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Kp Value</text:p>
          </table:table-cell>
          <table:table-cell office:value-type="string" calcext:value-type="string">
            <text:p>Pack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&quot;FE FE 05 A0 &quot;&amp;LEFT(DEC2HEX([.A2]; 4);2)&amp;&quot; &quot;&amp;RIGHT(DEC2HEX([.A2]; 4);2)&amp;&quot; &quot;&amp;(RIGHT(DEC2HEX(HEX2DEC(&quot;05&quot;)+HEX2DEC(&quot;A0&quot;)+HEX2DEC(DEC2HEX([.A2]; 4));4); 2))&amp;&quot; 16&quot;)" office:value-type="string" office:string-value="FE FE 05 A0 00 01 A6 16" calcext:value-type="string">
            <text:p>FE FE 05 A0 00 01 A6 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&quot;FE FE 05 A0 &quot;&amp;LEFT(DEC2HEX([.A3]; 4);2)&amp;&quot; &quot;&amp;RIGHT(DEC2HEX([.A3]; 4);2)&amp;&quot; &quot;&amp;(RIGHT(DEC2HEX(HEX2DEC(&quot;05&quot;)+HEX2DEC(&quot;A0&quot;)+HEX2DEC(DEC2HEX([.A3]; 4));4); 2))&amp;&quot; 16&quot;)" office:value-type="string" office:string-value="FE FE 05 A0 00 02 A7 16" calcext:value-type="string">
            <text:p>FE FE 05 A0 00 02 A7 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&quot;FE FE 05 A0 &quot;&amp;LEFT(DEC2HEX([.A4]; 4);2)&amp;&quot; &quot;&amp;RIGHT(DEC2HEX([.A4]; 4);2)&amp;&quot; &quot;&amp;(RIGHT(DEC2HEX(HEX2DEC(&quot;05&quot;)+HEX2DEC(&quot;A0&quot;)+HEX2DEC(DEC2HEX([.A4]; 4));4); 2))&amp;&quot; 16&quot;)" office:value-type="string" office:string-value="FE FE 05 A0 00 03 A8 16" calcext:value-type="string">
            <text:p>FE FE 05 A0 00 03 A8 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&quot;FE FE 05 A0 &quot;&amp;LEFT(DEC2HEX([.A5]; 4);2)&amp;&quot; &quot;&amp;RIGHT(DEC2HEX([.A5]; 4);2)&amp;&quot; &quot;&amp;(RIGHT(DEC2HEX(HEX2DEC(&quot;05&quot;)+HEX2DEC(&quot;A0&quot;)+HEX2DEC(DEC2HEX([.A5]; 4));4); 2))&amp;&quot; 16&quot;)" office:value-type="string" office:string-value="FE FE 05 A0 00 04 A9 16" calcext:value-type="string">
            <text:p>FE FE 05 A0 00 04 A9 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&quot;FE FE 05 A0 &quot;&amp;LEFT(DEC2HEX([.A6]; 4);2)&amp;&quot; &quot;&amp;RIGHT(DEC2HEX([.A6]; 4);2)&amp;&quot; &quot;&amp;(RIGHT(DEC2HEX(HEX2DEC(&quot;05&quot;)+HEX2DEC(&quot;A0&quot;)+HEX2DEC(DEC2HEX([.A6]; 4));4); 2))&amp;&quot; 16&quot;)" office:value-type="string" office:string-value="FE FE 05 A0 00 05 AA 16" calcext:value-type="string">
            <text:p>FE FE 05 A0 00 05 AA 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&quot;FE FE 05 A0 &quot;&amp;LEFT(DEC2HEX([.A7]; 4);2)&amp;&quot; &quot;&amp;RIGHT(DEC2HEX([.A7]; 4);2)&amp;&quot; &quot;&amp;(RIGHT(DEC2HEX(HEX2DEC(&quot;05&quot;)+HEX2DEC(&quot;A0&quot;)+HEX2DEC(DEC2HEX([.A7]; 4));4); 2))&amp;&quot; 16&quot;)" office:value-type="string" office:string-value="FE FE 05 A0 00 06 AB 16" calcext:value-type="string">
            <text:p>FE FE 05 A0 00 06 AB 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&quot;FE FE 05 A0 &quot;&amp;LEFT(DEC2HEX([.A8]; 4);2)&amp;&quot; &quot;&amp;RIGHT(DEC2HEX([.A8]; 4);2)&amp;&quot; &quot;&amp;(RIGHT(DEC2HEX(HEX2DEC(&quot;05&quot;)+HEX2DEC(&quot;A0&quot;)+HEX2DEC(DEC2HEX([.A8]; 4));4); 2))&amp;&quot; 16&quot;)" office:value-type="string" office:string-value="FE FE 05 A0 00 07 AC 16" calcext:value-type="string">
            <text:p>FE FE 05 A0 00 07 AC 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&quot;FE FE 05 A0 &quot;&amp;LEFT(DEC2HEX([.A9]; 4);2)&amp;&quot; &quot;&amp;RIGHT(DEC2HEX([.A9]; 4);2)&amp;&quot; &quot;&amp;(RIGHT(DEC2HEX(HEX2DEC(&quot;05&quot;)+HEX2DEC(&quot;A0&quot;)+HEX2DEC(DEC2HEX([.A9]; 4));4); 2))&amp;&quot; 16&quot;)" office:value-type="string" office:string-value="FE FE 05 A0 00 08 AD 16" calcext:value-type="string">
            <text:p>FE FE 05 A0 00 08 AD 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&quot;FE FE 05 A0 &quot;&amp;LEFT(DEC2HEX([.A10]; 4);2)&amp;&quot; &quot;&amp;RIGHT(DEC2HEX([.A10]; 4);2)&amp;&quot; &quot;&amp;(RIGHT(DEC2HEX(HEX2DEC(&quot;05&quot;)+HEX2DEC(&quot;A0&quot;)+HEX2DEC(DEC2HEX([.A10]; 4));4); 2))&amp;&quot; 16&quot;)" office:value-type="string" office:string-value="FE FE 05 A0 00 09 AE 16" calcext:value-type="string">
            <text:p>FE FE 05 A0 00 09 AE 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&quot;FE FE 05 A0 &quot;&amp;LEFT(DEC2HEX([.A11]; 4);2)&amp;&quot; &quot;&amp;RIGHT(DEC2HEX([.A11]; 4);2)&amp;&quot; &quot;&amp;(RIGHT(DEC2HEX(HEX2DEC(&quot;05&quot;)+HEX2DEC(&quot;A0&quot;)+HEX2DEC(DEC2HEX([.A11]; 4));4); 2))&amp;&quot; 16&quot;)" office:value-type="string" office:string-value="FE FE 05 A0 00 0A AF 16" calcext:value-type="string">
            <text:p>FE FE 05 A0 00 0A AF 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&quot;FE FE 05 A0 &quot;&amp;LEFT(DEC2HEX([.A12]; 4);2)&amp;&quot; &quot;&amp;RIGHT(DEC2HEX([.A12]; 4);2)&amp;&quot; &quot;&amp;(RIGHT(DEC2HEX(HEX2DEC(&quot;05&quot;)+HEX2DEC(&quot;A0&quot;)+HEX2DEC(DEC2HEX([.A12]; 4));4); 2))&amp;&quot; 16&quot;)" office:value-type="string" office:string-value="FE FE 05 A0 00 0B B0 16" calcext:value-type="string">
            <text:p>FE FE 05 A0 00 0B B0 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&quot;FE FE 05 A0 &quot;&amp;LEFT(DEC2HEX([.A13]; 4);2)&amp;&quot; &quot;&amp;RIGHT(DEC2HEX([.A13]; 4);2)&amp;&quot; &quot;&amp;(RIGHT(DEC2HEX(HEX2DEC(&quot;05&quot;)+HEX2DEC(&quot;A0&quot;)+HEX2DEC(DEC2HEX([.A13]; 4));4); 2))&amp;&quot; 16&quot;)" office:value-type="string" office:string-value="FE FE 05 A0 00 0C B1 16" calcext:value-type="string">
            <text:p>FE FE 05 A0 00 0C B1 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&quot;FE FE 05 A0 &quot;&amp;LEFT(DEC2HEX([.A14]; 4);2)&amp;&quot; &quot;&amp;RIGHT(DEC2HEX([.A14]; 4);2)&amp;&quot; &quot;&amp;(RIGHT(DEC2HEX(HEX2DEC(&quot;05&quot;)+HEX2DEC(&quot;A0&quot;)+HEX2DEC(DEC2HEX([.A14]; 4));4); 2))&amp;&quot; 16&quot;)" office:value-type="string" office:string-value="FE FE 05 A0 00 0D B2 16" calcext:value-type="string">
            <text:p>FE FE 05 A0 00 0D B2 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&quot;FE FE 05 A0 &quot;&amp;LEFT(DEC2HEX([.A15]; 4);2)&amp;&quot; &quot;&amp;RIGHT(DEC2HEX([.A15]; 4);2)&amp;&quot; &quot;&amp;(RIGHT(DEC2HEX(HEX2DEC(&quot;05&quot;)+HEX2DEC(&quot;A0&quot;)+HEX2DEC(DEC2HEX([.A15]; 4));4); 2))&amp;&quot; 16&quot;)" office:value-type="string" office:string-value="FE FE 05 A0 00 0E B3 16" calcext:value-type="string">
            <text:p>FE FE 05 A0 00 0E B3 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&quot;FE FE 05 A0 &quot;&amp;LEFT(DEC2HEX([.A16]; 4);2)&amp;&quot; &quot;&amp;RIGHT(DEC2HEX([.A16]; 4);2)&amp;&quot; &quot;&amp;(RIGHT(DEC2HEX(HEX2DEC(&quot;05&quot;)+HEX2DEC(&quot;A0&quot;)+HEX2DEC(DEC2HEX([.A16]; 4));4); 2))&amp;&quot; 16&quot;)" office:value-type="string" office:string-value="FE FE 05 A0 00 0F B4 16" calcext:value-type="string">
            <text:p>FE FE 05 A0 00 0F B4 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&quot;FE FE 05 A0 &quot;&amp;LEFT(DEC2HEX([.A17]; 4);2)&amp;&quot; &quot;&amp;RIGHT(DEC2HEX([.A17]; 4);2)&amp;&quot; &quot;&amp;(RIGHT(DEC2HEX(HEX2DEC(&quot;05&quot;)+HEX2DEC(&quot;A0&quot;)+HEX2DEC(DEC2HEX([.A17]; 4));4); 2))&amp;&quot; 16&quot;)" office:value-type="string" office:string-value="FE FE 05 A0 00 10 B5 16" calcext:value-type="string">
            <text:p>FE FE 05 A0 00 10 B5 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&quot;FE FE 05 A0 &quot;&amp;LEFT(DEC2HEX([.A18]; 4);2)&amp;&quot; &quot;&amp;RIGHT(DEC2HEX([.A18]; 4);2)&amp;&quot; &quot;&amp;(RIGHT(DEC2HEX(HEX2DEC(&quot;05&quot;)+HEX2DEC(&quot;A0&quot;)+HEX2DEC(DEC2HEX([.A18]; 4));4); 2))&amp;&quot; 16&quot;)" office:value-type="string" office:string-value="FE FE 05 A0 00 11 B6 16" calcext:value-type="string">
            <text:p>FE FE 05 A0 00 11 B6 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&quot;FE FE 05 A0 &quot;&amp;LEFT(DEC2HEX([.A19]; 4);2)&amp;&quot; &quot;&amp;RIGHT(DEC2HEX([.A19]; 4);2)&amp;&quot; &quot;&amp;(RIGHT(DEC2HEX(HEX2DEC(&quot;05&quot;)+HEX2DEC(&quot;A0&quot;)+HEX2DEC(DEC2HEX([.A19]; 4));4); 2))&amp;&quot; 16&quot;)" office:value-type="string" office:string-value="FE FE 05 A0 00 12 B7 16" calcext:value-type="string">
            <text:p>FE FE 05 A0 00 12 B7 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&quot;FE FE 05 A0 &quot;&amp;LEFT(DEC2HEX([.A20]; 4);2)&amp;&quot; &quot;&amp;RIGHT(DEC2HEX([.A20]; 4);2)&amp;&quot; &quot;&amp;(RIGHT(DEC2HEX(HEX2DEC(&quot;05&quot;)+HEX2DEC(&quot;A0&quot;)+HEX2DEC(DEC2HEX([.A20]; 4));4); 2))&amp;&quot; 16&quot;)" office:value-type="string" office:string-value="FE FE 05 A0 00 13 B8 16" calcext:value-type="string">
            <text:p>FE FE 05 A0 00 13 B8 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&quot;FE FE 05 A0 &quot;&amp;LEFT(DEC2HEX([.A21]; 4);2)&amp;&quot; &quot;&amp;RIGHT(DEC2HEX([.A21]; 4);2)&amp;&quot; &quot;&amp;(RIGHT(DEC2HEX(HEX2DEC(&quot;05&quot;)+HEX2DEC(&quot;A0&quot;)+HEX2DEC(DEC2HEX([.A21]; 4));4); 2))&amp;&quot; 16&quot;)" office:value-type="string" office:string-value="FE FE 05 A0 00 14 B9 16" calcext:value-type="string">
            <text:p>FE FE 05 A0 00 14 B9 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&quot;FE FE 05 A0 &quot;&amp;LEFT(DEC2HEX([.A22]; 4);2)&amp;&quot; &quot;&amp;RIGHT(DEC2HEX([.A22]; 4);2)&amp;&quot; &quot;&amp;(RIGHT(DEC2HEX(HEX2DEC(&quot;05&quot;)+HEX2DEC(&quot;A0&quot;)+HEX2DEC(DEC2HEX([.A22]; 4));4); 2))&amp;&quot; 16&quot;)" office:value-type="string" office:string-value="FE FE 05 A0 00 15 BA 16" calcext:value-type="string">
            <text:p>FE FE 05 A0 00 15 BA 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&quot;FE FE 05 A0 &quot;&amp;LEFT(DEC2HEX([.A23]; 4);2)&amp;&quot; &quot;&amp;RIGHT(DEC2HEX([.A23]; 4);2)&amp;&quot; &quot;&amp;(RIGHT(DEC2HEX(HEX2DEC(&quot;05&quot;)+HEX2DEC(&quot;A0&quot;)+HEX2DEC(DEC2HEX([.A23]; 4));4); 2))&amp;&quot; 16&quot;)" office:value-type="string" office:string-value="FE FE 05 A0 00 16 BB 16" calcext:value-type="string">
            <text:p>FE FE 05 A0 00 16 BB 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&quot;FE FE 05 A0 &quot;&amp;LEFT(DEC2HEX([.A24]; 4);2)&amp;&quot; &quot;&amp;RIGHT(DEC2HEX([.A24]; 4);2)&amp;&quot; &quot;&amp;(RIGHT(DEC2HEX(HEX2DEC(&quot;05&quot;)+HEX2DEC(&quot;A0&quot;)+HEX2DEC(DEC2HEX([.A24]; 4));4); 2))&amp;&quot; 16&quot;)" office:value-type="string" office:string-value="FE FE 05 A0 00 17 BC 16" calcext:value-type="string">
            <text:p>FE FE 05 A0 00 17 BC 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&quot;FE FE 05 A0 &quot;&amp;LEFT(DEC2HEX([.A25]; 4);2)&amp;&quot; &quot;&amp;RIGHT(DEC2HEX([.A25]; 4);2)&amp;&quot; &quot;&amp;(RIGHT(DEC2HEX(HEX2DEC(&quot;05&quot;)+HEX2DEC(&quot;A0&quot;)+HEX2DEC(DEC2HEX([.A25]; 4));4); 2))&amp;&quot; 16&quot;)" office:value-type="string" office:string-value="FE FE 05 A0 00 18 BD 16" calcext:value-type="string">
            <text:p>FE FE 05 A0 00 18 BD 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&quot;FE FE 05 A0 &quot;&amp;LEFT(DEC2HEX([.A26]; 4);2)&amp;&quot; &quot;&amp;RIGHT(DEC2HEX([.A26]; 4);2)&amp;&quot; &quot;&amp;(RIGHT(DEC2HEX(HEX2DEC(&quot;05&quot;)+HEX2DEC(&quot;A0&quot;)+HEX2DEC(DEC2HEX([.A26]; 4));4); 2))&amp;&quot; 16&quot;)" office:value-type="string" office:string-value="FE FE 05 A0 00 19 BE 16" calcext:value-type="string">
            <text:p>FE FE 05 A0 00 19 BE 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&quot;FE FE 05 A0 &quot;&amp;LEFT(DEC2HEX([.A27]; 4);2)&amp;&quot; &quot;&amp;RIGHT(DEC2HEX([.A27]; 4);2)&amp;&quot; &quot;&amp;(RIGHT(DEC2HEX(HEX2DEC(&quot;05&quot;)+HEX2DEC(&quot;A0&quot;)+HEX2DEC(DEC2HEX([.A27]; 4));4); 2))&amp;&quot; 16&quot;)" office:value-type="string" office:string-value="FE FE 05 A0 00 1A BF 16" calcext:value-type="string">
            <text:p>FE FE 05 A0 00 1A BF 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&quot;FE FE 05 A0 &quot;&amp;LEFT(DEC2HEX([.A28]; 4);2)&amp;&quot; &quot;&amp;RIGHT(DEC2HEX([.A28]; 4);2)&amp;&quot; &quot;&amp;(RIGHT(DEC2HEX(HEX2DEC(&quot;05&quot;)+HEX2DEC(&quot;A0&quot;)+HEX2DEC(DEC2HEX([.A28]; 4));4); 2))&amp;&quot; 16&quot;)" office:value-type="string" office:string-value="FE FE 05 A0 00 1B C0 16" calcext:value-type="string">
            <text:p>FE FE 05 A0 00 1B C0 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&quot;FE FE 05 A0 &quot;&amp;LEFT(DEC2HEX([.A29]; 4);2)&amp;&quot; &quot;&amp;RIGHT(DEC2HEX([.A29]; 4);2)&amp;&quot; &quot;&amp;(RIGHT(DEC2HEX(HEX2DEC(&quot;05&quot;)+HEX2DEC(&quot;A0&quot;)+HEX2DEC(DEC2HEX([.A29]; 4));4); 2))&amp;&quot; 16&quot;)" office:value-type="string" office:string-value="FE FE 05 A0 00 1C C1 16" calcext:value-type="string">
            <text:p>FE FE 05 A0 00 1C C1 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&quot;FE FE 05 A0 &quot;&amp;LEFT(DEC2HEX([.A30]; 4);2)&amp;&quot; &quot;&amp;RIGHT(DEC2HEX([.A30]; 4);2)&amp;&quot; &quot;&amp;(RIGHT(DEC2HEX(HEX2DEC(&quot;05&quot;)+HEX2DEC(&quot;A0&quot;)+HEX2DEC(DEC2HEX([.A30]; 4));4); 2))&amp;&quot; 16&quot;)" office:value-type="string" office:string-value="FE FE 05 A0 00 1D C2 16" calcext:value-type="string">
            <text:p>FE FE 05 A0 00 1D C2 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&quot;FE FE 05 A0 &quot;&amp;LEFT(DEC2HEX([.A31]; 4);2)&amp;&quot; &quot;&amp;RIGHT(DEC2HEX([.A31]; 4);2)&amp;&quot; &quot;&amp;(RIGHT(DEC2HEX(HEX2DEC(&quot;05&quot;)+HEX2DEC(&quot;A0&quot;)+HEX2DEC(DEC2HEX([.A31]; 4));4); 2))&amp;&quot; 16&quot;)" office:value-type="string" office:string-value="FE FE 05 A0 00 1E C3 16" calcext:value-type="string">
            <text:p>FE FE 05 A0 00 1E C3 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&quot;FE FE 05 A0 &quot;&amp;LEFT(DEC2HEX([.A32]; 4);2)&amp;&quot; &quot;&amp;RIGHT(DEC2HEX([.A32]; 4);2)&amp;&quot; &quot;&amp;(RIGHT(DEC2HEX(HEX2DEC(&quot;05&quot;)+HEX2DEC(&quot;A0&quot;)+HEX2DEC(DEC2HEX([.A32]; 4));4); 2))&amp;&quot; 16&quot;)" office:value-type="string" office:string-value="FE FE 05 A0 00 1F C4 16" calcext:value-type="string">
            <text:p>FE FE 05 A0 00 1F C4 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&quot;FE FE 05 A0 &quot;&amp;LEFT(DEC2HEX([.A33]; 4);2)&amp;&quot; &quot;&amp;RIGHT(DEC2HEX([.A33]; 4);2)&amp;&quot; &quot;&amp;(RIGHT(DEC2HEX(HEX2DEC(&quot;05&quot;)+HEX2DEC(&quot;A0&quot;)+HEX2DEC(DEC2HEX([.A33]; 4));4); 2))&amp;&quot; 16&quot;)" office:value-type="string" office:string-value="FE FE 05 A0 00 20 C5 16" calcext:value-type="string">
            <text:p>FE FE 05 A0 00 20 C5 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&quot;FE FE 05 A0 &quot;&amp;LEFT(DEC2HEX([.A34]; 4);2)&amp;&quot; &quot;&amp;RIGHT(DEC2HEX([.A34]; 4);2)&amp;&quot; &quot;&amp;(RIGHT(DEC2HEX(HEX2DEC(&quot;05&quot;)+HEX2DEC(&quot;A0&quot;)+HEX2DEC(DEC2HEX([.A34]; 4));4); 2))&amp;&quot; 16&quot;)" office:value-type="string" office:string-value="FE FE 05 A0 00 21 C6 16" calcext:value-type="string">
            <text:p>FE FE 05 A0 00 21 C6 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&quot;FE FE 05 A0 &quot;&amp;LEFT(DEC2HEX([.A35]; 4);2)&amp;&quot; &quot;&amp;RIGHT(DEC2HEX([.A35]; 4);2)&amp;&quot; &quot;&amp;(RIGHT(DEC2HEX(HEX2DEC(&quot;05&quot;)+HEX2DEC(&quot;A0&quot;)+HEX2DEC(DEC2HEX([.A35]; 4));4); 2))&amp;&quot; 16&quot;)" office:value-type="string" office:string-value="FE FE 05 A0 00 22 C7 16" calcext:value-type="string">
            <text:p>FE FE 05 A0 00 22 C7 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&quot;FE FE 05 A0 &quot;&amp;LEFT(DEC2HEX([.A36]; 4);2)&amp;&quot; &quot;&amp;RIGHT(DEC2HEX([.A36]; 4);2)&amp;&quot; &quot;&amp;(RIGHT(DEC2HEX(HEX2DEC(&quot;05&quot;)+HEX2DEC(&quot;A0&quot;)+HEX2DEC(DEC2HEX([.A36]; 4));4); 2))&amp;&quot; 16&quot;)" office:value-type="string" office:string-value="FE FE 05 A0 00 23 C8 16" calcext:value-type="string">
            <text:p>FE FE 05 A0 00 23 C8 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&quot;FE FE 05 A0 &quot;&amp;LEFT(DEC2HEX([.A37]; 4);2)&amp;&quot; &quot;&amp;RIGHT(DEC2HEX([.A37]; 4);2)&amp;&quot; &quot;&amp;(RIGHT(DEC2HEX(HEX2DEC(&quot;05&quot;)+HEX2DEC(&quot;A0&quot;)+HEX2DEC(DEC2HEX([.A37]; 4));4); 2))&amp;&quot; 16&quot;)" office:value-type="string" office:string-value="FE FE 05 A0 00 24 C9 16" calcext:value-type="string">
            <text:p>FE FE 05 A0 00 24 C9 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&quot;FE FE 05 A0 &quot;&amp;LEFT(DEC2HEX([.A38]; 4);2)&amp;&quot; &quot;&amp;RIGHT(DEC2HEX([.A38]; 4);2)&amp;&quot; &quot;&amp;(RIGHT(DEC2HEX(HEX2DEC(&quot;05&quot;)+HEX2DEC(&quot;A0&quot;)+HEX2DEC(DEC2HEX([.A38]; 4));4); 2))&amp;&quot; 16&quot;)" office:value-type="string" office:string-value="FE FE 05 A0 00 25 CA 16" calcext:value-type="string">
            <text:p>FE FE 05 A0 00 25 CA 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&quot;FE FE 05 A0 &quot;&amp;LEFT(DEC2HEX([.A39]; 4);2)&amp;&quot; &quot;&amp;RIGHT(DEC2HEX([.A39]; 4);2)&amp;&quot; &quot;&amp;(RIGHT(DEC2HEX(HEX2DEC(&quot;05&quot;)+HEX2DEC(&quot;A0&quot;)+HEX2DEC(DEC2HEX([.A39]; 4));4); 2))&amp;&quot; 16&quot;)" office:value-type="string" office:string-value="FE FE 05 A0 00 26 CB 16" calcext:value-type="string">
            <text:p>FE FE 05 A0 00 26 CB 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&quot;FE FE 05 A0 &quot;&amp;LEFT(DEC2HEX([.A40]; 4);2)&amp;&quot; &quot;&amp;RIGHT(DEC2HEX([.A40]; 4);2)&amp;&quot; &quot;&amp;(RIGHT(DEC2HEX(HEX2DEC(&quot;05&quot;)+HEX2DEC(&quot;A0&quot;)+HEX2DEC(DEC2HEX([.A40]; 4));4); 2))&amp;&quot; 16&quot;)" office:value-type="string" office:string-value="FE FE 05 A0 00 27 CC 16" calcext:value-type="string">
            <text:p>FE FE 05 A0 00 27 CC 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&quot;FE FE 05 A0 &quot;&amp;LEFT(DEC2HEX([.A41]; 4);2)&amp;&quot; &quot;&amp;RIGHT(DEC2HEX([.A41]; 4);2)&amp;&quot; &quot;&amp;(RIGHT(DEC2HEX(HEX2DEC(&quot;05&quot;)+HEX2DEC(&quot;A0&quot;)+HEX2DEC(DEC2HEX([.A41]; 4));4); 2))&amp;&quot; 16&quot;)" office:value-type="string" office:string-value="FE FE 05 A0 00 28 CD 16" calcext:value-type="string">
            <text:p>FE FE 05 A0 00 28 CD 1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&quot;FE FE 05 A0 &quot;&amp;LEFT(DEC2HEX([.A42]; 4);2)&amp;&quot; &quot;&amp;RIGHT(DEC2HEX([.A42]; 4);2)&amp;&quot; &quot;&amp;(RIGHT(DEC2HEX(HEX2DEC(&quot;05&quot;)+HEX2DEC(&quot;A0&quot;)+HEX2DEC(DEC2HEX([.A42]; 4));4); 2))&amp;&quot; 16&quot;)" office:value-type="string" office:string-value="FE FE 05 A0 00 29 CE 16" calcext:value-type="string">
            <text:p>FE FE 05 A0 00 29 CE 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&quot;FE FE 05 A0 &quot;&amp;LEFT(DEC2HEX([.A43]; 4);2)&amp;&quot; &quot;&amp;RIGHT(DEC2HEX([.A43]; 4);2)&amp;&quot; &quot;&amp;(RIGHT(DEC2HEX(HEX2DEC(&quot;05&quot;)+HEX2DEC(&quot;A0&quot;)+HEX2DEC(DEC2HEX([.A43]; 4));4); 2))&amp;&quot; 16&quot;)" office:value-type="string" office:string-value="FE FE 05 A0 00 2A CF 16" calcext:value-type="string">
            <text:p>FE FE 05 A0 00 2A CF 1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&quot;FE FE 05 A0 &quot;&amp;LEFT(DEC2HEX([.A44]; 4);2)&amp;&quot; &quot;&amp;RIGHT(DEC2HEX([.A44]; 4);2)&amp;&quot; &quot;&amp;(RIGHT(DEC2HEX(HEX2DEC(&quot;05&quot;)+HEX2DEC(&quot;A0&quot;)+HEX2DEC(DEC2HEX([.A44]; 4));4); 2))&amp;&quot; 16&quot;)" office:value-type="string" office:string-value="FE FE 05 A0 00 2B D0 16" calcext:value-type="string">
            <text:p>FE FE 05 A0 00 2B D0 1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&quot;FE FE 05 A0 &quot;&amp;LEFT(DEC2HEX([.A45]; 4);2)&amp;&quot; &quot;&amp;RIGHT(DEC2HEX([.A45]; 4);2)&amp;&quot; &quot;&amp;(RIGHT(DEC2HEX(HEX2DEC(&quot;05&quot;)+HEX2DEC(&quot;A0&quot;)+HEX2DEC(DEC2HEX([.A45]; 4));4); 2))&amp;&quot; 16&quot;)" office:value-type="string" office:string-value="FE FE 05 A0 00 2C D1 16" calcext:value-type="string">
            <text:p>FE FE 05 A0 00 2C D1 1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&quot;FE FE 05 A0 &quot;&amp;LEFT(DEC2HEX([.A46]; 4);2)&amp;&quot; &quot;&amp;RIGHT(DEC2HEX([.A46]; 4);2)&amp;&quot; &quot;&amp;(RIGHT(DEC2HEX(HEX2DEC(&quot;05&quot;)+HEX2DEC(&quot;A0&quot;)+HEX2DEC(DEC2HEX([.A46]; 4));4); 2))&amp;&quot; 16&quot;)" office:value-type="string" office:string-value="FE FE 05 A0 00 2D D2 16" calcext:value-type="string">
            <text:p>FE FE 05 A0 00 2D D2 1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&quot;FE FE 05 A0 &quot;&amp;LEFT(DEC2HEX([.A47]; 4);2)&amp;&quot; &quot;&amp;RIGHT(DEC2HEX([.A47]; 4);2)&amp;&quot; &quot;&amp;(RIGHT(DEC2HEX(HEX2DEC(&quot;05&quot;)+HEX2DEC(&quot;A0&quot;)+HEX2DEC(DEC2HEX([.A47]; 4));4); 2))&amp;&quot; 16&quot;)" office:value-type="string" office:string-value="FE FE 05 A0 00 2E D3 16" calcext:value-type="string">
            <text:p>FE FE 05 A0 00 2E D3 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&quot;FE FE 05 A0 &quot;&amp;LEFT(DEC2HEX([.A48]; 4);2)&amp;&quot; &quot;&amp;RIGHT(DEC2HEX([.A48]; 4);2)&amp;&quot; &quot;&amp;(RIGHT(DEC2HEX(HEX2DEC(&quot;05&quot;)+HEX2DEC(&quot;A0&quot;)+HEX2DEC(DEC2HEX([.A48]; 4));4); 2))&amp;&quot; 16&quot;)" office:value-type="string" office:string-value="FE FE 05 A0 00 2F D4 16" calcext:value-type="string">
            <text:p>FE FE 05 A0 00 2F D4 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&quot;FE FE 05 A0 &quot;&amp;LEFT(DEC2HEX([.A49]; 4);2)&amp;&quot; &quot;&amp;RIGHT(DEC2HEX([.A49]; 4);2)&amp;&quot; &quot;&amp;(RIGHT(DEC2HEX(HEX2DEC(&quot;05&quot;)+HEX2DEC(&quot;A0&quot;)+HEX2DEC(DEC2HEX([.A49]; 4));4); 2))&amp;&quot; 16&quot;)" office:value-type="string" office:string-value="FE FE 05 A0 00 30 D5 16" calcext:value-type="string">
            <text:p>FE FE 05 A0 00 30 D5 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&quot;FE FE 05 A0 &quot;&amp;LEFT(DEC2HEX([.A50]; 4);2)&amp;&quot; &quot;&amp;RIGHT(DEC2HEX([.A50]; 4);2)&amp;&quot; &quot;&amp;(RIGHT(DEC2HEX(HEX2DEC(&quot;05&quot;)+HEX2DEC(&quot;A0&quot;)+HEX2DEC(DEC2HEX([.A50]; 4));4); 2))&amp;&quot; 16&quot;)" office:value-type="string" office:string-value="FE FE 05 A0 00 31 D6 16" calcext:value-type="string">
            <text:p>FE FE 05 A0 00 31 D6 1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&quot;FE FE 05 A0 &quot;&amp;LEFT(DEC2HEX([.A51]; 4);2)&amp;&quot; &quot;&amp;RIGHT(DEC2HEX([.A51]; 4);2)&amp;&quot; &quot;&amp;(RIGHT(DEC2HEX(HEX2DEC(&quot;05&quot;)+HEX2DEC(&quot;A0&quot;)+HEX2DEC(DEC2HEX([.A51]; 4));4); 2))&amp;&quot; 16&quot;)" office:value-type="string" office:string-value="FE FE 05 A0 00 32 D7 16" calcext:value-type="string">
            <text:p>FE FE 05 A0 00 32 D7 1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&quot;FE FE 05 A0 &quot;&amp;LEFT(DEC2HEX([.A52]; 4);2)&amp;&quot; &quot;&amp;RIGHT(DEC2HEX([.A52]; 4);2)&amp;&quot; &quot;&amp;(RIGHT(DEC2HEX(HEX2DEC(&quot;05&quot;)+HEX2DEC(&quot;A0&quot;)+HEX2DEC(DEC2HEX([.A52]; 4));4); 2))&amp;&quot; 16&quot;)" office:value-type="string" office:string-value="FE FE 05 A0 00 33 D8 16" calcext:value-type="string">
            <text:p>FE FE 05 A0 00 33 D8 1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&quot;FE FE 05 A0 &quot;&amp;LEFT(DEC2HEX([.A53]; 4);2)&amp;&quot; &quot;&amp;RIGHT(DEC2HEX([.A53]; 4);2)&amp;&quot; &quot;&amp;(RIGHT(DEC2HEX(HEX2DEC(&quot;05&quot;)+HEX2DEC(&quot;A0&quot;)+HEX2DEC(DEC2HEX([.A53]; 4));4); 2))&amp;&quot; 16&quot;)" office:value-type="string" office:string-value="FE FE 05 A0 00 34 D9 16" calcext:value-type="string">
            <text:p>FE FE 05 A0 00 34 D9 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&quot;FE FE 05 A0 &quot;&amp;LEFT(DEC2HEX([.A54]; 4);2)&amp;&quot; &quot;&amp;RIGHT(DEC2HEX([.A54]; 4);2)&amp;&quot; &quot;&amp;(RIGHT(DEC2HEX(HEX2DEC(&quot;05&quot;)+HEX2DEC(&quot;A0&quot;)+HEX2DEC(DEC2HEX([.A54]; 4));4); 2))&amp;&quot; 16&quot;)" office:value-type="string" office:string-value="FE FE 05 A0 00 35 DA 16" calcext:value-type="string">
            <text:p>FE FE 05 A0 00 35 DA 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&quot;FE FE 05 A0 &quot;&amp;LEFT(DEC2HEX([.A55]; 4);2)&amp;&quot; &quot;&amp;RIGHT(DEC2HEX([.A55]; 4);2)&amp;&quot; &quot;&amp;(RIGHT(DEC2HEX(HEX2DEC(&quot;05&quot;)+HEX2DEC(&quot;A0&quot;)+HEX2DEC(DEC2HEX([.A55]; 4));4); 2))&amp;&quot; 16&quot;)" office:value-type="string" office:string-value="FE FE 05 A0 00 36 DB 16" calcext:value-type="string">
            <text:p>FE FE 05 A0 00 36 DB 1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&quot;FE FE 05 A0 &quot;&amp;LEFT(DEC2HEX([.A56]; 4);2)&amp;&quot; &quot;&amp;RIGHT(DEC2HEX([.A56]; 4);2)&amp;&quot; &quot;&amp;(RIGHT(DEC2HEX(HEX2DEC(&quot;05&quot;)+HEX2DEC(&quot;A0&quot;)+HEX2DEC(DEC2HEX([.A56]; 4));4); 2))&amp;&quot; 16&quot;)" office:value-type="string" office:string-value="FE FE 05 A0 00 37 DC 16" calcext:value-type="string">
            <text:p>FE FE 05 A0 00 37 DC 1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&quot;FE FE 05 A0 &quot;&amp;LEFT(DEC2HEX([.A57]; 4);2)&amp;&quot; &quot;&amp;RIGHT(DEC2HEX([.A57]; 4);2)&amp;&quot; &quot;&amp;(RIGHT(DEC2HEX(HEX2DEC(&quot;05&quot;)+HEX2DEC(&quot;A0&quot;)+HEX2DEC(DEC2HEX([.A57]; 4));4); 2))&amp;&quot; 16&quot;)" office:value-type="string" office:string-value="FE FE 05 A0 00 38 DD 16" calcext:value-type="string">
            <text:p>FE FE 05 A0 00 38 DD 1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&quot;FE FE 05 A0 &quot;&amp;LEFT(DEC2HEX([.A58]; 4);2)&amp;&quot; &quot;&amp;RIGHT(DEC2HEX([.A58]; 4);2)&amp;&quot; &quot;&amp;(RIGHT(DEC2HEX(HEX2DEC(&quot;05&quot;)+HEX2DEC(&quot;A0&quot;)+HEX2DEC(DEC2HEX([.A58]; 4));4); 2))&amp;&quot; 16&quot;)" office:value-type="string" office:string-value="FE FE 05 A0 00 39 DE 16" calcext:value-type="string">
            <text:p>FE FE 05 A0 00 39 DE 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&quot;FE FE 05 A0 &quot;&amp;LEFT(DEC2HEX([.A59]; 4);2)&amp;&quot; &quot;&amp;RIGHT(DEC2HEX([.A59]; 4);2)&amp;&quot; &quot;&amp;(RIGHT(DEC2HEX(HEX2DEC(&quot;05&quot;)+HEX2DEC(&quot;A0&quot;)+HEX2DEC(DEC2HEX([.A59]; 4));4); 2))&amp;&quot; 16&quot;)" office:value-type="string" office:string-value="FE FE 05 A0 00 3A DF 16" calcext:value-type="string">
            <text:p>FE FE 05 A0 00 3A DF 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&quot;FE FE 05 A0 &quot;&amp;LEFT(DEC2HEX([.A60]; 4);2)&amp;&quot; &quot;&amp;RIGHT(DEC2HEX([.A60]; 4);2)&amp;&quot; &quot;&amp;(RIGHT(DEC2HEX(HEX2DEC(&quot;05&quot;)+HEX2DEC(&quot;A0&quot;)+HEX2DEC(DEC2HEX([.A60]; 4));4); 2))&amp;&quot; 16&quot;)" office:value-type="string" office:string-value="FE FE 05 A0 00 3B E0 16" calcext:value-type="string">
            <text:p>FE FE 05 A0 00 3B E0 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&quot;FE FE 05 A0 &quot;&amp;LEFT(DEC2HEX([.A61]; 4);2)&amp;&quot; &quot;&amp;RIGHT(DEC2HEX([.A61]; 4);2)&amp;&quot; &quot;&amp;(RIGHT(DEC2HEX(HEX2DEC(&quot;05&quot;)+HEX2DEC(&quot;A0&quot;)+HEX2DEC(DEC2HEX([.A61]; 4));4); 2))&amp;&quot; 16&quot;)" office:value-type="string" office:string-value="FE FE 05 A0 00 3C E1 16" calcext:value-type="string">
            <text:p>FE FE 05 A0 00 3C E1 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&quot;FE FE 05 A0 &quot;&amp;LEFT(DEC2HEX([.A62]; 4);2)&amp;&quot; &quot;&amp;RIGHT(DEC2HEX([.A62]; 4);2)&amp;&quot; &quot;&amp;(RIGHT(DEC2HEX(HEX2DEC(&quot;05&quot;)+HEX2DEC(&quot;A0&quot;)+HEX2DEC(DEC2HEX([.A62]; 4));4); 2))&amp;&quot; 16&quot;)" office:value-type="string" office:string-value="FE FE 05 A0 00 3D E2 16" calcext:value-type="string">
            <text:p>FE FE 05 A0 00 3D E2 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&quot;FE FE 05 A0 &quot;&amp;LEFT(DEC2HEX([.A63]; 4);2)&amp;&quot; &quot;&amp;RIGHT(DEC2HEX([.A63]; 4);2)&amp;&quot; &quot;&amp;(RIGHT(DEC2HEX(HEX2DEC(&quot;05&quot;)+HEX2DEC(&quot;A0&quot;)+HEX2DEC(DEC2HEX([.A63]; 4));4); 2))&amp;&quot; 16&quot;)" office:value-type="string" office:string-value="FE FE 05 A0 00 3E E3 16" calcext:value-type="string">
            <text:p>FE FE 05 A0 00 3E E3 1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&quot;FE FE 05 A0 &quot;&amp;LEFT(DEC2HEX([.A64]; 4);2)&amp;&quot; &quot;&amp;RIGHT(DEC2HEX([.A64]; 4);2)&amp;&quot; &quot;&amp;(RIGHT(DEC2HEX(HEX2DEC(&quot;05&quot;)+HEX2DEC(&quot;A0&quot;)+HEX2DEC(DEC2HEX([.A64]; 4));4); 2))&amp;&quot; 16&quot;)" office:value-type="string" office:string-value="FE FE 05 A0 00 3F E4 16" calcext:value-type="string">
            <text:p>FE FE 05 A0 00 3F E4 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&quot;FE FE 05 A0 &quot;&amp;LEFT(DEC2HEX([.A65]; 4);2)&amp;&quot; &quot;&amp;RIGHT(DEC2HEX([.A65]; 4);2)&amp;&quot; &quot;&amp;(RIGHT(DEC2HEX(HEX2DEC(&quot;05&quot;)+HEX2DEC(&quot;A0&quot;)+HEX2DEC(DEC2HEX([.A65]; 4));4); 2))&amp;&quot; 16&quot;)" office:value-type="string" office:string-value="FE FE 05 A0 00 40 E5 16" calcext:value-type="string">
            <text:p>FE FE 05 A0 00 40 E5 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&quot;FE FE 05 A0 &quot;&amp;LEFT(DEC2HEX([.A66]; 4);2)&amp;&quot; &quot;&amp;RIGHT(DEC2HEX([.A66]; 4);2)&amp;&quot; &quot;&amp;(RIGHT(DEC2HEX(HEX2DEC(&quot;05&quot;)+HEX2DEC(&quot;A0&quot;)+HEX2DEC(DEC2HEX([.A66]; 4));4); 2))&amp;&quot; 16&quot;)" office:value-type="string" office:string-value="FE FE 05 A0 00 41 E6 16" calcext:value-type="string">
            <text:p>FE FE 05 A0 00 41 E6 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&quot;FE FE 05 A0 &quot;&amp;LEFT(DEC2HEX([.A67]; 4);2)&amp;&quot; &quot;&amp;RIGHT(DEC2HEX([.A67]; 4);2)&amp;&quot; &quot;&amp;(RIGHT(DEC2HEX(HEX2DEC(&quot;05&quot;)+HEX2DEC(&quot;A0&quot;)+HEX2DEC(DEC2HEX([.A67]; 4));4); 2))&amp;&quot; 16&quot;)" office:value-type="string" office:string-value="FE FE 05 A0 00 42 E7 16" calcext:value-type="string">
            <text:p>FE FE 05 A0 00 42 E7 1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&quot;FE FE 05 A0 &quot;&amp;LEFT(DEC2HEX([.A68]; 4);2)&amp;&quot; &quot;&amp;RIGHT(DEC2HEX([.A68]; 4);2)&amp;&quot; &quot;&amp;(RIGHT(DEC2HEX(HEX2DEC(&quot;05&quot;)+HEX2DEC(&quot;A0&quot;)+HEX2DEC(DEC2HEX([.A68]; 4));4); 2))&amp;&quot; 16&quot;)" office:value-type="string" office:string-value="FE FE 05 A0 00 43 E8 16" calcext:value-type="string">
            <text:p>FE FE 05 A0 00 43 E8 1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&quot;FE FE 05 A0 &quot;&amp;LEFT(DEC2HEX([.A69]; 4);2)&amp;&quot; &quot;&amp;RIGHT(DEC2HEX([.A69]; 4);2)&amp;&quot; &quot;&amp;(RIGHT(DEC2HEX(HEX2DEC(&quot;05&quot;)+HEX2DEC(&quot;A0&quot;)+HEX2DEC(DEC2HEX([.A69]; 4));4); 2))&amp;&quot; 16&quot;)" office:value-type="string" office:string-value="FE FE 05 A0 00 44 E9 16" calcext:value-type="string">
            <text:p>FE FE 05 A0 00 44 E9 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&quot;FE FE 05 A0 &quot;&amp;LEFT(DEC2HEX([.A70]; 4);2)&amp;&quot; &quot;&amp;RIGHT(DEC2HEX([.A70]; 4);2)&amp;&quot; &quot;&amp;(RIGHT(DEC2HEX(HEX2DEC(&quot;05&quot;)+HEX2DEC(&quot;A0&quot;)+HEX2DEC(DEC2HEX([.A70]; 4));4); 2))&amp;&quot; 16&quot;)" office:value-type="string" office:string-value="FE FE 05 A0 00 45 EA 16" calcext:value-type="string">
            <text:p>FE FE 05 A0 00 45 EA 1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&quot;FE FE 05 A0 &quot;&amp;LEFT(DEC2HEX([.A71]; 4);2)&amp;&quot; &quot;&amp;RIGHT(DEC2HEX([.A71]; 4);2)&amp;&quot; &quot;&amp;(RIGHT(DEC2HEX(HEX2DEC(&quot;05&quot;)+HEX2DEC(&quot;A0&quot;)+HEX2DEC(DEC2HEX([.A71]; 4));4); 2))&amp;&quot; 16&quot;)" office:value-type="string" office:string-value="FE FE 05 A0 00 46 EB 16" calcext:value-type="string">
            <text:p>FE FE 05 A0 00 46 EB 1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&quot;FE FE 05 A0 &quot;&amp;LEFT(DEC2HEX([.A72]; 4);2)&amp;&quot; &quot;&amp;RIGHT(DEC2HEX([.A72]; 4);2)&amp;&quot; &quot;&amp;(RIGHT(DEC2HEX(HEX2DEC(&quot;05&quot;)+HEX2DEC(&quot;A0&quot;)+HEX2DEC(DEC2HEX([.A72]; 4));4); 2))&amp;&quot; 16&quot;)" office:value-type="string" office:string-value="FE FE 05 A0 00 47 EC 16" calcext:value-type="string">
            <text:p>FE FE 05 A0 00 47 EC 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&quot;FE FE 05 A0 &quot;&amp;LEFT(DEC2HEX([.A73]; 4);2)&amp;&quot; &quot;&amp;RIGHT(DEC2HEX([.A73]; 4);2)&amp;&quot; &quot;&amp;(RIGHT(DEC2HEX(HEX2DEC(&quot;05&quot;)+HEX2DEC(&quot;A0&quot;)+HEX2DEC(DEC2HEX([.A73]; 4));4); 2))&amp;&quot; 16&quot;)" office:value-type="string" office:string-value="FE FE 05 A0 00 48 ED 16" calcext:value-type="string">
            <text:p>FE FE 05 A0 00 48 ED 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&quot;FE FE 05 A0 &quot;&amp;LEFT(DEC2HEX([.A74]; 4);2)&amp;&quot; &quot;&amp;RIGHT(DEC2HEX([.A74]; 4);2)&amp;&quot; &quot;&amp;(RIGHT(DEC2HEX(HEX2DEC(&quot;05&quot;)+HEX2DEC(&quot;A0&quot;)+HEX2DEC(DEC2HEX([.A74]; 4));4); 2))&amp;&quot; 16&quot;)" office:value-type="string" office:string-value="FE FE 05 A0 00 49 EE 16" calcext:value-type="string">
            <text:p>FE FE 05 A0 00 49 EE 1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&quot;FE FE 05 A0 &quot;&amp;LEFT(DEC2HEX([.A75]; 4);2)&amp;&quot; &quot;&amp;RIGHT(DEC2HEX([.A75]; 4);2)&amp;&quot; &quot;&amp;(RIGHT(DEC2HEX(HEX2DEC(&quot;05&quot;)+HEX2DEC(&quot;A0&quot;)+HEX2DEC(DEC2HEX([.A75]; 4));4); 2))&amp;&quot; 16&quot;)" office:value-type="string" office:string-value="FE FE 05 A0 00 4A EF 16" calcext:value-type="string">
            <text:p>FE FE 05 A0 00 4A EF 1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&quot;FE FE 05 A0 &quot;&amp;LEFT(DEC2HEX([.A76]; 4);2)&amp;&quot; &quot;&amp;RIGHT(DEC2HEX([.A76]; 4);2)&amp;&quot; &quot;&amp;(RIGHT(DEC2HEX(HEX2DEC(&quot;05&quot;)+HEX2DEC(&quot;A0&quot;)+HEX2DEC(DEC2HEX([.A76]; 4));4); 2))&amp;&quot; 16&quot;)" office:value-type="string" office:string-value="FE FE 05 A0 00 4B F0 16" calcext:value-type="string">
            <text:p>FE FE 05 A0 00 4B F0 1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&quot;FE FE 05 A0 &quot;&amp;LEFT(DEC2HEX([.A77]; 4);2)&amp;&quot; &quot;&amp;RIGHT(DEC2HEX([.A77]; 4);2)&amp;&quot; &quot;&amp;(RIGHT(DEC2HEX(HEX2DEC(&quot;05&quot;)+HEX2DEC(&quot;A0&quot;)+HEX2DEC(DEC2HEX([.A77]; 4));4); 2))&amp;&quot; 16&quot;)" office:value-type="string" office:string-value="FE FE 05 A0 00 4C F1 16" calcext:value-type="string">
            <text:p>FE FE 05 A0 00 4C F1 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&quot;FE FE 05 A0 &quot;&amp;LEFT(DEC2HEX([.A78]; 4);2)&amp;&quot; &quot;&amp;RIGHT(DEC2HEX([.A78]; 4);2)&amp;&quot; &quot;&amp;(RIGHT(DEC2HEX(HEX2DEC(&quot;05&quot;)+HEX2DEC(&quot;A0&quot;)+HEX2DEC(DEC2HEX([.A78]; 4));4); 2))&amp;&quot; 16&quot;)" office:value-type="string" office:string-value="FE FE 05 A0 00 4D F2 16" calcext:value-type="string">
            <text:p>FE FE 05 A0 00 4D F2 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&quot;FE FE 05 A0 &quot;&amp;LEFT(DEC2HEX([.A79]; 4);2)&amp;&quot; &quot;&amp;RIGHT(DEC2HEX([.A79]; 4);2)&amp;&quot; &quot;&amp;(RIGHT(DEC2HEX(HEX2DEC(&quot;05&quot;)+HEX2DEC(&quot;A0&quot;)+HEX2DEC(DEC2HEX([.A79]; 4));4); 2))&amp;&quot; 16&quot;)" office:value-type="string" office:string-value="FE FE 05 A0 00 4E F3 16" calcext:value-type="string">
            <text:p>FE FE 05 A0 00 4E F3 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&quot;FE FE 05 A0 &quot;&amp;LEFT(DEC2HEX([.A80]; 4);2)&amp;&quot; &quot;&amp;RIGHT(DEC2HEX([.A80]; 4);2)&amp;&quot; &quot;&amp;(RIGHT(DEC2HEX(HEX2DEC(&quot;05&quot;)+HEX2DEC(&quot;A0&quot;)+HEX2DEC(DEC2HEX([.A80]; 4));4); 2))&amp;&quot; 16&quot;)" office:value-type="string" office:string-value="FE FE 05 A0 00 4F F4 16" calcext:value-type="string">
            <text:p>FE FE 05 A0 00 4F F4 1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&quot;FE FE 05 A0 &quot;&amp;LEFT(DEC2HEX([.A81]; 4);2)&amp;&quot; &quot;&amp;RIGHT(DEC2HEX([.A81]; 4);2)&amp;&quot; &quot;&amp;(RIGHT(DEC2HEX(HEX2DEC(&quot;05&quot;)+HEX2DEC(&quot;A0&quot;)+HEX2DEC(DEC2HEX([.A81]; 4));4); 2))&amp;&quot; 16&quot;)" office:value-type="string" office:string-value="FE FE 05 A0 00 50 F5 16" calcext:value-type="string">
            <text:p>FE FE 05 A0 00 50 F5 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&quot;FE FE 05 A0 &quot;&amp;LEFT(DEC2HEX([.A82]; 4);2)&amp;&quot; &quot;&amp;RIGHT(DEC2HEX([.A82]; 4);2)&amp;&quot; &quot;&amp;(RIGHT(DEC2HEX(HEX2DEC(&quot;05&quot;)+HEX2DEC(&quot;A0&quot;)+HEX2DEC(DEC2HEX([.A82]; 4));4); 2))&amp;&quot; 16&quot;)" office:value-type="string" office:string-value="FE FE 05 A0 00 51 F6 16" calcext:value-type="string">
            <text:p>FE FE 05 A0 00 51 F6 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&quot;FE FE 05 A0 &quot;&amp;LEFT(DEC2HEX([.A83]; 4);2)&amp;&quot; &quot;&amp;RIGHT(DEC2HEX([.A83]; 4);2)&amp;&quot; &quot;&amp;(RIGHT(DEC2HEX(HEX2DEC(&quot;05&quot;)+HEX2DEC(&quot;A0&quot;)+HEX2DEC(DEC2HEX([.A83]; 4));4); 2))&amp;&quot; 16&quot;)" office:value-type="string" office:string-value="FE FE 05 A0 00 52 F7 16" calcext:value-type="string">
            <text:p>FE FE 05 A0 00 52 F7 1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&quot;FE FE 05 A0 &quot;&amp;LEFT(DEC2HEX([.A84]; 4);2)&amp;&quot; &quot;&amp;RIGHT(DEC2HEX([.A84]; 4);2)&amp;&quot; &quot;&amp;(RIGHT(DEC2HEX(HEX2DEC(&quot;05&quot;)+HEX2DEC(&quot;A0&quot;)+HEX2DEC(DEC2HEX([.A84]; 4));4); 2))&amp;&quot; 16&quot;)" office:value-type="string" office:string-value="FE FE 05 A0 00 53 F8 16" calcext:value-type="string">
            <text:p>FE FE 05 A0 00 53 F8 1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&quot;FE FE 05 A0 &quot;&amp;LEFT(DEC2HEX([.A85]; 4);2)&amp;&quot; &quot;&amp;RIGHT(DEC2HEX([.A85]; 4);2)&amp;&quot; &quot;&amp;(RIGHT(DEC2HEX(HEX2DEC(&quot;05&quot;)+HEX2DEC(&quot;A0&quot;)+HEX2DEC(DEC2HEX([.A85]; 4));4); 2))&amp;&quot; 16&quot;)" office:value-type="string" office:string-value="FE FE 05 A0 00 54 F9 16" calcext:value-type="string">
            <text:p>FE FE 05 A0 00 54 F9 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&quot;FE FE 05 A0 &quot;&amp;LEFT(DEC2HEX([.A86]; 4);2)&amp;&quot; &quot;&amp;RIGHT(DEC2HEX([.A86]; 4);2)&amp;&quot; &quot;&amp;(RIGHT(DEC2HEX(HEX2DEC(&quot;05&quot;)+HEX2DEC(&quot;A0&quot;)+HEX2DEC(DEC2HEX([.A86]; 4));4); 2))&amp;&quot; 16&quot;)" office:value-type="string" office:string-value="FE FE 05 A0 00 55 FA 16" calcext:value-type="string">
            <text:p>FE FE 05 A0 00 55 FA 1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&quot;FE FE 05 A0 &quot;&amp;LEFT(DEC2HEX([.A87]; 4);2)&amp;&quot; &quot;&amp;RIGHT(DEC2HEX([.A87]; 4);2)&amp;&quot; &quot;&amp;(RIGHT(DEC2HEX(HEX2DEC(&quot;05&quot;)+HEX2DEC(&quot;A0&quot;)+HEX2DEC(DEC2HEX([.A87]; 4));4); 2))&amp;&quot; 16&quot;)" office:value-type="string" office:string-value="FE FE 05 A0 00 56 FB 16" calcext:value-type="string">
            <text:p>FE FE 05 A0 00 56 FB 1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&quot;FE FE 05 A0 &quot;&amp;LEFT(DEC2HEX([.A88]; 4);2)&amp;&quot; &quot;&amp;RIGHT(DEC2HEX([.A88]; 4);2)&amp;&quot; &quot;&amp;(RIGHT(DEC2HEX(HEX2DEC(&quot;05&quot;)+HEX2DEC(&quot;A0&quot;)+HEX2DEC(DEC2HEX([.A88]; 4));4); 2))&amp;&quot; 16&quot;)" office:value-type="string" office:string-value="FE FE 05 A0 00 57 FC 16" calcext:value-type="string">
            <text:p>FE FE 05 A0 00 57 FC 1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&quot;FE FE 05 A0 &quot;&amp;LEFT(DEC2HEX([.A89]; 4);2)&amp;&quot; &quot;&amp;RIGHT(DEC2HEX([.A89]; 4);2)&amp;&quot; &quot;&amp;(RIGHT(DEC2HEX(HEX2DEC(&quot;05&quot;)+HEX2DEC(&quot;A0&quot;)+HEX2DEC(DEC2HEX([.A89]; 4));4); 2))&amp;&quot; 16&quot;)" office:value-type="string" office:string-value="FE FE 05 A0 00 58 FD 16" calcext:value-type="string">
            <text:p>FE FE 05 A0 00 58 FD 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&quot;FE FE 05 A0 &quot;&amp;LEFT(DEC2HEX([.A90]; 4);2)&amp;&quot; &quot;&amp;RIGHT(DEC2HEX([.A90]; 4);2)&amp;&quot; &quot;&amp;(RIGHT(DEC2HEX(HEX2DEC(&quot;05&quot;)+HEX2DEC(&quot;A0&quot;)+HEX2DEC(DEC2HEX([.A90]; 4));4); 2))&amp;&quot; 16&quot;)" office:value-type="string" office:string-value="FE FE 05 A0 00 59 FE 16" calcext:value-type="string">
            <text:p>FE FE 05 A0 00 59 FE 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&quot;FE FE 05 A0 &quot;&amp;LEFT(DEC2HEX([.A91]; 4);2)&amp;&quot; &quot;&amp;RIGHT(DEC2HEX([.A91]; 4);2)&amp;&quot; &quot;&amp;(RIGHT(DEC2HEX(HEX2DEC(&quot;05&quot;)+HEX2DEC(&quot;A0&quot;)+HEX2DEC(DEC2HEX([.A91]; 4));4); 2))&amp;&quot; 16&quot;)" office:value-type="string" office:string-value="FE FE 05 A0 00 5A FF 16" calcext:value-type="string">
            <text:p>FE FE 05 A0 00 5A FF 1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&quot;FE FE 05 A0 &quot;&amp;LEFT(DEC2HEX([.A92]; 4);2)&amp;&quot; &quot;&amp;RIGHT(DEC2HEX([.A92]; 4);2)&amp;&quot; &quot;&amp;(RIGHT(DEC2HEX(HEX2DEC(&quot;05&quot;)+HEX2DEC(&quot;A0&quot;)+HEX2DEC(DEC2HEX([.A92]; 4));4); 2))&amp;&quot; 16&quot;)" office:value-type="string" office:string-value="FE FE 05 A0 00 5B 00 16" calcext:value-type="string">
            <text:p>FE FE 05 A0 00 5B 00 16</text:p>
          </table:table-cell>
          <table:table-cell table:style-name="ce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&quot;FE FE 05 A0 &quot;&amp;LEFT(DEC2HEX([.A93]; 4);2)&amp;&quot; &quot;&amp;RIGHT(DEC2HEX([.A93]; 4);2)&amp;&quot; &quot;&amp;(RIGHT(DEC2HEX(HEX2DEC(&quot;05&quot;)+HEX2DEC(&quot;A0&quot;)+HEX2DEC(DEC2HEX([.A93]; 4));4); 2))&amp;&quot; 16&quot;)" office:value-type="string" office:string-value="FE FE 05 A0 00 5C 01 16" calcext:value-type="string">
            <text:p>FE FE 05 A0 00 5C 01 1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&quot;FE FE 05 A0 &quot;&amp;LEFT(DEC2HEX([.A94]; 4);2)&amp;&quot; &quot;&amp;RIGHT(DEC2HEX([.A94]; 4);2)&amp;&quot; &quot;&amp;(RIGHT(DEC2HEX(HEX2DEC(&quot;05&quot;)+HEX2DEC(&quot;A0&quot;)+HEX2DEC(DEC2HEX([.A94]; 4));4); 2))&amp;&quot; 16&quot;)" office:value-type="string" office:string-value="FE FE 05 A0 00 5D 02 16" calcext:value-type="string">
            <text:p>FE FE 05 A0 00 5D 02 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&quot;FE FE 05 A0 &quot;&amp;LEFT(DEC2HEX([.A95]; 4);2)&amp;&quot; &quot;&amp;RIGHT(DEC2HEX([.A95]; 4);2)&amp;&quot; &quot;&amp;(RIGHT(DEC2HEX(HEX2DEC(&quot;05&quot;)+HEX2DEC(&quot;A0&quot;)+HEX2DEC(DEC2HEX([.A95]; 4));4); 2))&amp;&quot; 16&quot;)" office:value-type="string" office:string-value="FE FE 05 A0 00 5E 03 16" calcext:value-type="string">
            <text:p>FE FE 05 A0 00 5E 03 1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&quot;FE FE 05 A0 &quot;&amp;LEFT(DEC2HEX([.A96]; 4);2)&amp;&quot; &quot;&amp;RIGHT(DEC2HEX([.A96]; 4);2)&amp;&quot; &quot;&amp;(RIGHT(DEC2HEX(HEX2DEC(&quot;05&quot;)+HEX2DEC(&quot;A0&quot;)+HEX2DEC(DEC2HEX([.A96]; 4));4); 2))&amp;&quot; 16&quot;)" office:value-type="string" office:string-value="FE FE 05 A0 00 5F 04 16" calcext:value-type="string">
            <text:p>FE FE 05 A0 00 5F 04 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&quot;FE FE 05 A0 &quot;&amp;LEFT(DEC2HEX([.A97]; 4);2)&amp;&quot; &quot;&amp;RIGHT(DEC2HEX([.A97]; 4);2)&amp;&quot; &quot;&amp;(RIGHT(DEC2HEX(HEX2DEC(&quot;05&quot;)+HEX2DEC(&quot;A0&quot;)+HEX2DEC(DEC2HEX([.A97]; 4));4); 2))&amp;&quot; 16&quot;)" office:value-type="string" office:string-value="FE FE 05 A0 00 60 05 16" calcext:value-type="string">
            <text:p>FE FE 05 A0 00 60 05 1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&quot;FE FE 05 A0 &quot;&amp;LEFT(DEC2HEX([.A98]; 4);2)&amp;&quot; &quot;&amp;RIGHT(DEC2HEX([.A98]; 4);2)&amp;&quot; &quot;&amp;(RIGHT(DEC2HEX(HEX2DEC(&quot;05&quot;)+HEX2DEC(&quot;A0&quot;)+HEX2DEC(DEC2HEX([.A98]; 4));4); 2))&amp;&quot; 16&quot;)" office:value-type="string" office:string-value="FE FE 05 A0 00 61 06 16" calcext:value-type="string">
            <text:p>FE FE 05 A0 00 61 06 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&quot;FE FE 05 A0 &quot;&amp;LEFT(DEC2HEX([.A99]; 4);2)&amp;&quot; &quot;&amp;RIGHT(DEC2HEX([.A99]; 4);2)&amp;&quot; &quot;&amp;(RIGHT(DEC2HEX(HEX2DEC(&quot;05&quot;)+HEX2DEC(&quot;A0&quot;)+HEX2DEC(DEC2HEX([.A99]; 4));4); 2))&amp;&quot; 16&quot;)" office:value-type="string" office:string-value="FE FE 05 A0 00 62 07 16" calcext:value-type="string">
            <text:p>FE FE 05 A0 00 62 07 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&quot;FE FE 05 A0 &quot;&amp;LEFT(DEC2HEX([.A100]; 4);2)&amp;&quot; &quot;&amp;RIGHT(DEC2HEX([.A100]; 4);2)&amp;&quot; &quot;&amp;(RIGHT(DEC2HEX(HEX2DEC(&quot;05&quot;)+HEX2DEC(&quot;A0&quot;)+HEX2DEC(DEC2HEX([.A100]; 4));4); 2))&amp;&quot; 16&quot;)" office:value-type="string" office:string-value="FE FE 05 A0 00 63 08 16" calcext:value-type="string">
            <text:p>FE FE 05 A0 00 63 08 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&quot;FE FE 05 A0 &quot;&amp;LEFT(DEC2HEX([.A101]; 4);2)&amp;&quot; &quot;&amp;RIGHT(DEC2HEX([.A101]; 4);2)&amp;&quot; &quot;&amp;(RIGHT(DEC2HEX(HEX2DEC(&quot;05&quot;)+HEX2DEC(&quot;A0&quot;)+HEX2DEC(DEC2HEX([.A101]; 4));4); 2))&amp;&quot; 16&quot;)" office:value-type="string" office:string-value="FE FE 05 A0 00 64 09 16" calcext:value-type="string">
            <text:p>FE FE 05 A0 00 64 09 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&quot;FE FE 05 A0 &quot;&amp;LEFT(DEC2HEX([.A102]; 4);2)&amp;&quot; &quot;&amp;RIGHT(DEC2HEX([.A102]; 4);2)&amp;&quot; &quot;&amp;(RIGHT(DEC2HEX(HEX2DEC(&quot;05&quot;)+HEX2DEC(&quot;A0&quot;)+HEX2DEC(DEC2HEX([.A102]; 4));4); 2))&amp;&quot; 16&quot;)" office:value-type="string" office:string-value="FE FE 05 A0 00 65 0A 16" calcext:value-type="string">
            <text:p>FE FE 05 A0 00 65 0A 1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&quot;FE FE 05 A0 &quot;&amp;LEFT(DEC2HEX([.A103]; 4);2)&amp;&quot; &quot;&amp;RIGHT(DEC2HEX([.A103]; 4);2)&amp;&quot; &quot;&amp;(RIGHT(DEC2HEX(HEX2DEC(&quot;05&quot;)+HEX2DEC(&quot;A0&quot;)+HEX2DEC(DEC2HEX([.A103]; 4));4); 2))&amp;&quot; 16&quot;)" office:value-type="string" office:string-value="FE FE 05 A0 00 66 0B 16" calcext:value-type="string">
            <text:p>FE FE 05 A0 00 66 0B 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&quot;FE FE 05 A0 &quot;&amp;LEFT(DEC2HEX([.A104]; 4);2)&amp;&quot; &quot;&amp;RIGHT(DEC2HEX([.A104]; 4);2)&amp;&quot; &quot;&amp;(RIGHT(DEC2HEX(HEX2DEC(&quot;05&quot;)+HEX2DEC(&quot;A0&quot;)+HEX2DEC(DEC2HEX([.A104]; 4));4); 2))&amp;&quot; 16&quot;)" office:value-type="string" office:string-value="FE FE 05 A0 00 67 0C 16" calcext:value-type="string">
            <text:p>FE FE 05 A0 00 67 0C 1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&quot;FE FE 05 A0 &quot;&amp;LEFT(DEC2HEX([.A105]; 4);2)&amp;&quot; &quot;&amp;RIGHT(DEC2HEX([.A105]; 4);2)&amp;&quot; &quot;&amp;(RIGHT(DEC2HEX(HEX2DEC(&quot;05&quot;)+HEX2DEC(&quot;A0&quot;)+HEX2DEC(DEC2HEX([.A105]; 4));4); 2))&amp;&quot; 16&quot;)" office:value-type="string" office:string-value="FE FE 05 A0 00 68 0D 16" calcext:value-type="string">
            <text:p>FE FE 05 A0 00 68 0D 1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&quot;FE FE 05 A0 &quot;&amp;LEFT(DEC2HEX([.A106]; 4);2)&amp;&quot; &quot;&amp;RIGHT(DEC2HEX([.A106]; 4);2)&amp;&quot; &quot;&amp;(RIGHT(DEC2HEX(HEX2DEC(&quot;05&quot;)+HEX2DEC(&quot;A0&quot;)+HEX2DEC(DEC2HEX([.A106]; 4));4); 2))&amp;&quot; 16&quot;)" office:value-type="string" office:string-value="FE FE 05 A0 00 69 0E 16" calcext:value-type="string">
            <text:p>FE FE 05 A0 00 69 0E 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&quot;FE FE 05 A0 &quot;&amp;LEFT(DEC2HEX([.A107]; 4);2)&amp;&quot; &quot;&amp;RIGHT(DEC2HEX([.A107]; 4);2)&amp;&quot; &quot;&amp;(RIGHT(DEC2HEX(HEX2DEC(&quot;05&quot;)+HEX2DEC(&quot;A0&quot;)+HEX2DEC(DEC2HEX([.A107]; 4));4); 2))&amp;&quot; 16&quot;)" office:value-type="string" office:string-value="FE FE 05 A0 00 6A 0F 16" calcext:value-type="string">
            <text:p>FE FE 05 A0 00 6A 0F 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&quot;FE FE 05 A0 &quot;&amp;LEFT(DEC2HEX([.A108]; 4);2)&amp;&quot; &quot;&amp;RIGHT(DEC2HEX([.A108]; 4);2)&amp;&quot; &quot;&amp;(RIGHT(DEC2HEX(HEX2DEC(&quot;05&quot;)+HEX2DEC(&quot;A0&quot;)+HEX2DEC(DEC2HEX([.A108]; 4));4); 2))&amp;&quot; 16&quot;)" office:value-type="string" office:string-value="FE FE 05 A0 00 6B 10 16" calcext:value-type="string">
            <text:p>FE FE 05 A0 00 6B 10 1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&quot;FE FE 05 A0 &quot;&amp;LEFT(DEC2HEX([.A109]; 4);2)&amp;&quot; &quot;&amp;RIGHT(DEC2HEX([.A109]; 4);2)&amp;&quot; &quot;&amp;(RIGHT(DEC2HEX(HEX2DEC(&quot;05&quot;)+HEX2DEC(&quot;A0&quot;)+HEX2DEC(DEC2HEX([.A109]; 4));4); 2))&amp;&quot; 16&quot;)" office:value-type="string" office:string-value="FE FE 05 A0 00 6C 11 16" calcext:value-type="string">
            <text:p>FE FE 05 A0 00 6C 11 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&quot;FE FE 05 A0 &quot;&amp;LEFT(DEC2HEX([.A110]; 4);2)&amp;&quot; &quot;&amp;RIGHT(DEC2HEX([.A110]; 4);2)&amp;&quot; &quot;&amp;(RIGHT(DEC2HEX(HEX2DEC(&quot;05&quot;)+HEX2DEC(&quot;A0&quot;)+HEX2DEC(DEC2HEX([.A110]; 4));4); 2))&amp;&quot; 16&quot;)" office:value-type="string" office:string-value="FE FE 05 A0 00 6D 12 16" calcext:value-type="string">
            <text:p>FE FE 05 A0 00 6D 12 1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&quot;FE FE 05 A0 &quot;&amp;LEFT(DEC2HEX([.A111]; 4);2)&amp;&quot; &quot;&amp;RIGHT(DEC2HEX([.A111]; 4);2)&amp;&quot; &quot;&amp;(RIGHT(DEC2HEX(HEX2DEC(&quot;05&quot;)+HEX2DEC(&quot;A0&quot;)+HEX2DEC(DEC2HEX([.A111]; 4));4); 2))&amp;&quot; 16&quot;)" office:value-type="string" office:string-value="FE FE 05 A0 00 6E 13 16" calcext:value-type="string">
            <text:p>FE FE 05 A0 00 6E 13 1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&quot;FE FE 05 A0 &quot;&amp;LEFT(DEC2HEX([.A112]; 4);2)&amp;&quot; &quot;&amp;RIGHT(DEC2HEX([.A112]; 4);2)&amp;&quot; &quot;&amp;(RIGHT(DEC2HEX(HEX2DEC(&quot;05&quot;)+HEX2DEC(&quot;A0&quot;)+HEX2DEC(DEC2HEX([.A112]; 4));4); 2))&amp;&quot; 16&quot;)" office:value-type="string" office:string-value="FE FE 05 A0 00 6F 14 16" calcext:value-type="string">
            <text:p>FE FE 05 A0 00 6F 14 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&quot;FE FE 05 A0 &quot;&amp;LEFT(DEC2HEX([.A113]; 4);2)&amp;&quot; &quot;&amp;RIGHT(DEC2HEX([.A113]; 4);2)&amp;&quot; &quot;&amp;(RIGHT(DEC2HEX(HEX2DEC(&quot;05&quot;)+HEX2DEC(&quot;A0&quot;)+HEX2DEC(DEC2HEX([.A113]; 4));4); 2))&amp;&quot; 16&quot;)" office:value-type="string" office:string-value="FE FE 05 A0 00 70 15 16" calcext:value-type="string">
            <text:p>FE FE 05 A0 00 70 15 1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&quot;FE FE 05 A0 &quot;&amp;LEFT(DEC2HEX([.A114]; 4);2)&amp;&quot; &quot;&amp;RIGHT(DEC2HEX([.A114]; 4);2)&amp;&quot; &quot;&amp;(RIGHT(DEC2HEX(HEX2DEC(&quot;05&quot;)+HEX2DEC(&quot;A0&quot;)+HEX2DEC(DEC2HEX([.A114]; 4));4); 2))&amp;&quot; 16&quot;)" office:value-type="string" office:string-value="FE FE 05 A0 00 71 16 16" calcext:value-type="string">
            <text:p>FE FE 05 A0 00 71 16 1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&quot;FE FE 05 A0 &quot;&amp;LEFT(DEC2HEX([.A115]; 4);2)&amp;&quot; &quot;&amp;RIGHT(DEC2HEX([.A115]; 4);2)&amp;&quot; &quot;&amp;(RIGHT(DEC2HEX(HEX2DEC(&quot;05&quot;)+HEX2DEC(&quot;A0&quot;)+HEX2DEC(DEC2HEX([.A115]; 4));4); 2))&amp;&quot; 16&quot;)" office:value-type="string" office:string-value="FE FE 05 A0 00 72 17 16" calcext:value-type="string">
            <text:p>FE FE 05 A0 00 72 17 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&quot;FE FE 05 A0 &quot;&amp;LEFT(DEC2HEX([.A116]; 4);2)&amp;&quot; &quot;&amp;RIGHT(DEC2HEX([.A116]; 4);2)&amp;&quot; &quot;&amp;(RIGHT(DEC2HEX(HEX2DEC(&quot;05&quot;)+HEX2DEC(&quot;A0&quot;)+HEX2DEC(DEC2HEX([.A116]; 4));4); 2))&amp;&quot; 16&quot;)" office:value-type="string" office:string-value="FE FE 05 A0 00 73 18 16" calcext:value-type="string">
            <text:p>FE FE 05 A0 00 73 18 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&quot;FE FE 05 A0 &quot;&amp;LEFT(DEC2HEX([.A117]; 4);2)&amp;&quot; &quot;&amp;RIGHT(DEC2HEX([.A117]; 4);2)&amp;&quot; &quot;&amp;(RIGHT(DEC2HEX(HEX2DEC(&quot;05&quot;)+HEX2DEC(&quot;A0&quot;)+HEX2DEC(DEC2HEX([.A117]; 4));4); 2))&amp;&quot; 16&quot;)" office:value-type="string" office:string-value="FE FE 05 A0 00 74 19 16" calcext:value-type="string">
            <text:p>FE FE 05 A0 00 74 19 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&quot;FE FE 05 A0 &quot;&amp;LEFT(DEC2HEX([.A118]; 4);2)&amp;&quot; &quot;&amp;RIGHT(DEC2HEX([.A118]; 4);2)&amp;&quot; &quot;&amp;(RIGHT(DEC2HEX(HEX2DEC(&quot;05&quot;)+HEX2DEC(&quot;A0&quot;)+HEX2DEC(DEC2HEX([.A118]; 4));4); 2))&amp;&quot; 16&quot;)" office:value-type="string" office:string-value="FE FE 05 A0 00 75 1A 16" calcext:value-type="string">
            <text:p>FE FE 05 A0 00 75 1A 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&quot;FE FE 05 A0 &quot;&amp;LEFT(DEC2HEX([.A119]; 4);2)&amp;&quot; &quot;&amp;RIGHT(DEC2HEX([.A119]; 4);2)&amp;&quot; &quot;&amp;(RIGHT(DEC2HEX(HEX2DEC(&quot;05&quot;)+HEX2DEC(&quot;A0&quot;)+HEX2DEC(DEC2HEX([.A119]; 4));4); 2))&amp;&quot; 16&quot;)" office:value-type="string" office:string-value="FE FE 05 A0 00 76 1B 16" calcext:value-type="string">
            <text:p>FE FE 05 A0 00 76 1B 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&quot;FE FE 05 A0 &quot;&amp;LEFT(DEC2HEX([.A120]; 4);2)&amp;&quot; &quot;&amp;RIGHT(DEC2HEX([.A120]; 4);2)&amp;&quot; &quot;&amp;(RIGHT(DEC2HEX(HEX2DEC(&quot;05&quot;)+HEX2DEC(&quot;A0&quot;)+HEX2DEC(DEC2HEX([.A120]; 4));4); 2))&amp;&quot; 16&quot;)" office:value-type="string" office:string-value="FE FE 05 A0 00 77 1C 16" calcext:value-type="string">
            <text:p>FE FE 05 A0 00 77 1C 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&quot;FE FE 05 A0 &quot;&amp;LEFT(DEC2HEX([.A121]; 4);2)&amp;&quot; &quot;&amp;RIGHT(DEC2HEX([.A121]; 4);2)&amp;&quot; &quot;&amp;(RIGHT(DEC2HEX(HEX2DEC(&quot;05&quot;)+HEX2DEC(&quot;A0&quot;)+HEX2DEC(DEC2HEX([.A121]; 4));4); 2))&amp;&quot; 16&quot;)" office:value-type="string" office:string-value="FE FE 05 A0 00 78 1D 16" calcext:value-type="string">
            <text:p>FE FE 05 A0 00 78 1D 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&quot;FE FE 05 A0 &quot;&amp;LEFT(DEC2HEX([.A122]; 4);2)&amp;&quot; &quot;&amp;RIGHT(DEC2HEX([.A122]; 4);2)&amp;&quot; &quot;&amp;(RIGHT(DEC2HEX(HEX2DEC(&quot;05&quot;)+HEX2DEC(&quot;A0&quot;)+HEX2DEC(DEC2HEX([.A122]; 4));4); 2))&amp;&quot; 16&quot;)" office:value-type="string" office:string-value="FE FE 05 A0 00 79 1E 16" calcext:value-type="string">
            <text:p>FE FE 05 A0 00 79 1E 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&quot;FE FE 05 A0 &quot;&amp;LEFT(DEC2HEX([.A123]; 4);2)&amp;&quot; &quot;&amp;RIGHT(DEC2HEX([.A123]; 4);2)&amp;&quot; &quot;&amp;(RIGHT(DEC2HEX(HEX2DEC(&quot;05&quot;)+HEX2DEC(&quot;A0&quot;)+HEX2DEC(DEC2HEX([.A123]; 4));4); 2))&amp;&quot; 16&quot;)" office:value-type="string" office:string-value="FE FE 05 A0 00 7A 1F 16" calcext:value-type="string">
            <text:p>FE FE 05 A0 00 7A 1F 1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&quot;FE FE 05 A0 &quot;&amp;LEFT(DEC2HEX([.A124]; 4);2)&amp;&quot; &quot;&amp;RIGHT(DEC2HEX([.A124]; 4);2)&amp;&quot; &quot;&amp;(RIGHT(DEC2HEX(HEX2DEC(&quot;05&quot;)+HEX2DEC(&quot;A0&quot;)+HEX2DEC(DEC2HEX([.A124]; 4));4); 2))&amp;&quot; 16&quot;)" office:value-type="string" office:string-value="FE FE 05 A0 00 7B 20 16" calcext:value-type="string">
            <text:p>FE FE 05 A0 00 7B 20 1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&quot;FE FE 05 A0 &quot;&amp;LEFT(DEC2HEX([.A125]; 4);2)&amp;&quot; &quot;&amp;RIGHT(DEC2HEX([.A125]; 4);2)&amp;&quot; &quot;&amp;(RIGHT(DEC2HEX(HEX2DEC(&quot;05&quot;)+HEX2DEC(&quot;A0&quot;)+HEX2DEC(DEC2HEX([.A125]; 4));4); 2))&amp;&quot; 16&quot;)" office:value-type="string" office:string-value="FE FE 05 A0 00 7C 21 16" calcext:value-type="string">
            <text:p>FE FE 05 A0 00 7C 21 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&quot;FE FE 05 A0 &quot;&amp;LEFT(DEC2HEX([.A126]; 4);2)&amp;&quot; &quot;&amp;RIGHT(DEC2HEX([.A126]; 4);2)&amp;&quot; &quot;&amp;(RIGHT(DEC2HEX(HEX2DEC(&quot;05&quot;)+HEX2DEC(&quot;A0&quot;)+HEX2DEC(DEC2HEX([.A126]; 4));4); 2))&amp;&quot; 16&quot;)" office:value-type="string" office:string-value="FE FE 05 A0 00 7D 22 16" calcext:value-type="string">
            <text:p>FE FE 05 A0 00 7D 22 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&quot;FE FE 05 A0 &quot;&amp;LEFT(DEC2HEX([.A127]; 4);2)&amp;&quot; &quot;&amp;RIGHT(DEC2HEX([.A127]; 4);2)&amp;&quot; &quot;&amp;(RIGHT(DEC2HEX(HEX2DEC(&quot;05&quot;)+HEX2DEC(&quot;A0&quot;)+HEX2DEC(DEC2HEX([.A127]; 4));4); 2))&amp;&quot; 16&quot;)" office:value-type="string" office:string-value="FE FE 05 A0 00 7E 23 16" calcext:value-type="string">
            <text:p>FE FE 05 A0 00 7E 23 1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&quot;FE FE 05 A0 &quot;&amp;LEFT(DEC2HEX([.A128]; 4);2)&amp;&quot; &quot;&amp;RIGHT(DEC2HEX([.A128]; 4);2)&amp;&quot; &quot;&amp;(RIGHT(DEC2HEX(HEX2DEC(&quot;05&quot;)+HEX2DEC(&quot;A0&quot;)+HEX2DEC(DEC2HEX([.A128]; 4));4); 2))&amp;&quot; 16&quot;)" office:value-type="string" office:string-value="FE FE 05 A0 00 7F 24 16" calcext:value-type="string">
            <text:p>FE FE 05 A0 00 7F 24 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&quot;FE FE 05 A0 &quot;&amp;LEFT(DEC2HEX([.A129]; 4);2)&amp;&quot; &quot;&amp;RIGHT(DEC2HEX([.A129]; 4);2)&amp;&quot; &quot;&amp;(RIGHT(DEC2HEX(HEX2DEC(&quot;05&quot;)+HEX2DEC(&quot;A0&quot;)+HEX2DEC(DEC2HEX([.A129]; 4));4); 2))&amp;&quot; 16&quot;)" office:value-type="string" office:string-value="FE FE 05 A0 00 80 25 16" calcext:value-type="string">
            <text:p>FE FE 05 A0 00 80 25 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&quot;FE FE 05 A0 &quot;&amp;LEFT(DEC2HEX([.A130]; 4);2)&amp;&quot; &quot;&amp;RIGHT(DEC2HEX([.A130]; 4);2)&amp;&quot; &quot;&amp;(RIGHT(DEC2HEX(HEX2DEC(&quot;05&quot;)+HEX2DEC(&quot;A0&quot;)+HEX2DEC(DEC2HEX([.A130]; 4));4); 2))&amp;&quot; 16&quot;)" office:value-type="string" office:string-value="FE FE 05 A0 00 81 26 16" calcext:value-type="string">
            <text:p>FE FE 05 A0 00 81 26 1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&quot;FE FE 05 A0 &quot;&amp;LEFT(DEC2HEX([.A131]; 4);2)&amp;&quot; &quot;&amp;RIGHT(DEC2HEX([.A131]; 4);2)&amp;&quot; &quot;&amp;(RIGHT(DEC2HEX(HEX2DEC(&quot;05&quot;)+HEX2DEC(&quot;A0&quot;)+HEX2DEC(DEC2HEX([.A131]; 4));4); 2))&amp;&quot; 16&quot;)" office:value-type="string" office:string-value="FE FE 05 A0 00 82 27 16" calcext:value-type="string">
            <text:p>FE FE 05 A0 00 82 27 1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&quot;FE FE 05 A0 &quot;&amp;LEFT(DEC2HEX([.A132]; 4);2)&amp;&quot; &quot;&amp;RIGHT(DEC2HEX([.A132]; 4);2)&amp;&quot; &quot;&amp;(RIGHT(DEC2HEX(HEX2DEC(&quot;05&quot;)+HEX2DEC(&quot;A0&quot;)+HEX2DEC(DEC2HEX([.A132]; 4));4); 2))&amp;&quot; 16&quot;)" office:value-type="string" office:string-value="FE FE 05 A0 00 83 28 16" calcext:value-type="string">
            <text:p>FE FE 05 A0 00 83 28 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&quot;FE FE 05 A0 &quot;&amp;LEFT(DEC2HEX([.A133]; 4);2)&amp;&quot; &quot;&amp;RIGHT(DEC2HEX([.A133]; 4);2)&amp;&quot; &quot;&amp;(RIGHT(DEC2HEX(HEX2DEC(&quot;05&quot;)+HEX2DEC(&quot;A0&quot;)+HEX2DEC(DEC2HEX([.A133]; 4));4); 2))&amp;&quot; 16&quot;)" office:value-type="string" office:string-value="FE FE 05 A0 00 84 29 16" calcext:value-type="string">
            <text:p>FE FE 05 A0 00 84 29 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&quot;FE FE 05 A0 &quot;&amp;LEFT(DEC2HEX([.A134]; 4);2)&amp;&quot; &quot;&amp;RIGHT(DEC2HEX([.A134]; 4);2)&amp;&quot; &quot;&amp;(RIGHT(DEC2HEX(HEX2DEC(&quot;05&quot;)+HEX2DEC(&quot;A0&quot;)+HEX2DEC(DEC2HEX([.A134]; 4));4); 2))&amp;&quot; 16&quot;)" office:value-type="string" office:string-value="FE FE 05 A0 00 85 2A 16" calcext:value-type="string">
            <text:p>FE FE 05 A0 00 85 2A 1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&quot;FE FE 05 A0 &quot;&amp;LEFT(DEC2HEX([.A135]; 4);2)&amp;&quot; &quot;&amp;RIGHT(DEC2HEX([.A135]; 4);2)&amp;&quot; &quot;&amp;(RIGHT(DEC2HEX(HEX2DEC(&quot;05&quot;)+HEX2DEC(&quot;A0&quot;)+HEX2DEC(DEC2HEX([.A135]; 4));4); 2))&amp;&quot; 16&quot;)" office:value-type="string" office:string-value="FE FE 05 A0 00 86 2B 16" calcext:value-type="string">
            <text:p>FE FE 05 A0 00 86 2B 1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&quot;FE FE 05 A0 &quot;&amp;LEFT(DEC2HEX([.A136]; 4);2)&amp;&quot; &quot;&amp;RIGHT(DEC2HEX([.A136]; 4);2)&amp;&quot; &quot;&amp;(RIGHT(DEC2HEX(HEX2DEC(&quot;05&quot;)+HEX2DEC(&quot;A0&quot;)+HEX2DEC(DEC2HEX([.A136]; 4));4); 2))&amp;&quot; 16&quot;)" office:value-type="string" office:string-value="FE FE 05 A0 00 87 2C 16" calcext:value-type="string">
            <text:p>FE FE 05 A0 00 87 2C 1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&quot;FE FE 05 A0 &quot;&amp;LEFT(DEC2HEX([.A137]; 4);2)&amp;&quot; &quot;&amp;RIGHT(DEC2HEX([.A137]; 4);2)&amp;&quot; &quot;&amp;(RIGHT(DEC2HEX(HEX2DEC(&quot;05&quot;)+HEX2DEC(&quot;A0&quot;)+HEX2DEC(DEC2HEX([.A137]; 4));4); 2))&amp;&quot; 16&quot;)" office:value-type="string" office:string-value="FE FE 05 A0 00 88 2D 16" calcext:value-type="string">
            <text:p>FE FE 05 A0 00 88 2D 1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&quot;FE FE 05 A0 &quot;&amp;LEFT(DEC2HEX([.A138]; 4);2)&amp;&quot; &quot;&amp;RIGHT(DEC2HEX([.A138]; 4);2)&amp;&quot; &quot;&amp;(RIGHT(DEC2HEX(HEX2DEC(&quot;05&quot;)+HEX2DEC(&quot;A0&quot;)+HEX2DEC(DEC2HEX([.A138]; 4));4); 2))&amp;&quot; 16&quot;)" office:value-type="string" office:string-value="FE FE 05 A0 00 89 2E 16" calcext:value-type="string">
            <text:p>FE FE 05 A0 00 89 2E 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&quot;FE FE 05 A0 &quot;&amp;LEFT(DEC2HEX([.A139]; 4);2)&amp;&quot; &quot;&amp;RIGHT(DEC2HEX([.A139]; 4);2)&amp;&quot; &quot;&amp;(RIGHT(DEC2HEX(HEX2DEC(&quot;05&quot;)+HEX2DEC(&quot;A0&quot;)+HEX2DEC(DEC2HEX([.A139]; 4));4); 2))&amp;&quot; 16&quot;)" office:value-type="string" office:string-value="FE FE 05 A0 00 8A 2F 16" calcext:value-type="string">
            <text:p>FE FE 05 A0 00 8A 2F 1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&quot;FE FE 05 A0 &quot;&amp;LEFT(DEC2HEX([.A140]; 4);2)&amp;&quot; &quot;&amp;RIGHT(DEC2HEX([.A140]; 4);2)&amp;&quot; &quot;&amp;(RIGHT(DEC2HEX(HEX2DEC(&quot;05&quot;)+HEX2DEC(&quot;A0&quot;)+HEX2DEC(DEC2HEX([.A140]; 4));4); 2))&amp;&quot; 16&quot;)" office:value-type="string" office:string-value="FE FE 05 A0 00 8B 30 16" calcext:value-type="string">
            <text:p>FE FE 05 A0 00 8B 30 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&quot;FE FE 05 A0 &quot;&amp;LEFT(DEC2HEX([.A141]; 4);2)&amp;&quot; &quot;&amp;RIGHT(DEC2HEX([.A141]; 4);2)&amp;&quot; &quot;&amp;(RIGHT(DEC2HEX(HEX2DEC(&quot;05&quot;)+HEX2DEC(&quot;A0&quot;)+HEX2DEC(DEC2HEX([.A141]; 4));4); 2))&amp;&quot; 16&quot;)" office:value-type="string" office:string-value="FE FE 05 A0 00 8C 31 16" calcext:value-type="string">
            <text:p>FE FE 05 A0 00 8C 31 1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&quot;FE FE 05 A0 &quot;&amp;LEFT(DEC2HEX([.A142]; 4);2)&amp;&quot; &quot;&amp;RIGHT(DEC2HEX([.A142]; 4);2)&amp;&quot; &quot;&amp;(RIGHT(DEC2HEX(HEX2DEC(&quot;05&quot;)+HEX2DEC(&quot;A0&quot;)+HEX2DEC(DEC2HEX([.A142]; 4));4); 2))&amp;&quot; 16&quot;)" office:value-type="string" office:string-value="FE FE 05 A0 00 8D 32 16" calcext:value-type="string">
            <text:p>FE FE 05 A0 00 8D 32 1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&quot;FE FE 05 A0 &quot;&amp;LEFT(DEC2HEX([.A143]; 4);2)&amp;&quot; &quot;&amp;RIGHT(DEC2HEX([.A143]; 4);2)&amp;&quot; &quot;&amp;(RIGHT(DEC2HEX(HEX2DEC(&quot;05&quot;)+HEX2DEC(&quot;A0&quot;)+HEX2DEC(DEC2HEX([.A143]; 4));4); 2))&amp;&quot; 16&quot;)" office:value-type="string" office:string-value="FE FE 05 A0 00 8E 33 16" calcext:value-type="string">
            <text:p>FE FE 05 A0 00 8E 33 1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&quot;FE FE 05 A0 &quot;&amp;LEFT(DEC2HEX([.A144]; 4);2)&amp;&quot; &quot;&amp;RIGHT(DEC2HEX([.A144]; 4);2)&amp;&quot; &quot;&amp;(RIGHT(DEC2HEX(HEX2DEC(&quot;05&quot;)+HEX2DEC(&quot;A0&quot;)+HEX2DEC(DEC2HEX([.A144]; 4));4); 2))&amp;&quot; 16&quot;)" office:value-type="string" office:string-value="FE FE 05 A0 00 8F 34 16" calcext:value-type="string">
            <text:p>FE FE 05 A0 00 8F 34 1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&quot;FE FE 05 A0 &quot;&amp;LEFT(DEC2HEX([.A145]; 4);2)&amp;&quot; &quot;&amp;RIGHT(DEC2HEX([.A145]; 4);2)&amp;&quot; &quot;&amp;(RIGHT(DEC2HEX(HEX2DEC(&quot;05&quot;)+HEX2DEC(&quot;A0&quot;)+HEX2DEC(DEC2HEX([.A145]; 4));4); 2))&amp;&quot; 16&quot;)" office:value-type="string" office:string-value="FE FE 05 A0 00 90 35 16" calcext:value-type="string">
            <text:p>FE FE 05 A0 00 90 35 1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&quot;FE FE 05 A0 &quot;&amp;LEFT(DEC2HEX([.A146]; 4);2)&amp;&quot; &quot;&amp;RIGHT(DEC2HEX([.A146]; 4);2)&amp;&quot; &quot;&amp;(RIGHT(DEC2HEX(HEX2DEC(&quot;05&quot;)+HEX2DEC(&quot;A0&quot;)+HEX2DEC(DEC2HEX([.A146]; 4));4); 2))&amp;&quot; 16&quot;)" office:value-type="string" office:string-value="FE FE 05 A0 00 91 36 16" calcext:value-type="string">
            <text:p>FE FE 05 A0 00 91 36 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&quot;FE FE 05 A0 &quot;&amp;LEFT(DEC2HEX([.A147]; 4);2)&amp;&quot; &quot;&amp;RIGHT(DEC2HEX([.A147]; 4);2)&amp;&quot; &quot;&amp;(RIGHT(DEC2HEX(HEX2DEC(&quot;05&quot;)+HEX2DEC(&quot;A0&quot;)+HEX2DEC(DEC2HEX([.A147]; 4));4); 2))&amp;&quot; 16&quot;)" office:value-type="string" office:string-value="FE FE 05 A0 00 92 37 16" calcext:value-type="string">
            <text:p>FE FE 05 A0 00 92 37 1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&quot;FE FE 05 A0 &quot;&amp;LEFT(DEC2HEX([.A148]; 4);2)&amp;&quot; &quot;&amp;RIGHT(DEC2HEX([.A148]; 4);2)&amp;&quot; &quot;&amp;(RIGHT(DEC2HEX(HEX2DEC(&quot;05&quot;)+HEX2DEC(&quot;A0&quot;)+HEX2DEC(DEC2HEX([.A148]; 4));4); 2))&amp;&quot; 16&quot;)" office:value-type="string" office:string-value="FE FE 05 A0 00 93 38 16" calcext:value-type="string">
            <text:p>FE FE 05 A0 00 93 38 1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&quot;FE FE 05 A0 &quot;&amp;LEFT(DEC2HEX([.A149]; 4);2)&amp;&quot; &quot;&amp;RIGHT(DEC2HEX([.A149]; 4);2)&amp;&quot; &quot;&amp;(RIGHT(DEC2HEX(HEX2DEC(&quot;05&quot;)+HEX2DEC(&quot;A0&quot;)+HEX2DEC(DEC2HEX([.A149]; 4));4); 2))&amp;&quot; 16&quot;)" office:value-type="string" office:string-value="FE FE 05 A0 00 94 39 16" calcext:value-type="string">
            <text:p>FE FE 05 A0 00 94 39 1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&quot;FE FE 05 A0 &quot;&amp;LEFT(DEC2HEX([.A150]; 4);2)&amp;&quot; &quot;&amp;RIGHT(DEC2HEX([.A150]; 4);2)&amp;&quot; &quot;&amp;(RIGHT(DEC2HEX(HEX2DEC(&quot;05&quot;)+HEX2DEC(&quot;A0&quot;)+HEX2DEC(DEC2HEX([.A150]; 4));4); 2))&amp;&quot; 16&quot;)" office:value-type="string" office:string-value="FE FE 05 A0 00 95 3A 16" calcext:value-type="string">
            <text:p>FE FE 05 A0 00 95 3A 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&quot;FE FE 05 A0 &quot;&amp;LEFT(DEC2HEX([.A151]; 4);2)&amp;&quot; &quot;&amp;RIGHT(DEC2HEX([.A151]; 4);2)&amp;&quot; &quot;&amp;(RIGHT(DEC2HEX(HEX2DEC(&quot;05&quot;)+HEX2DEC(&quot;A0&quot;)+HEX2DEC(DEC2HEX([.A151]; 4));4); 2))&amp;&quot; 16&quot;)" office:value-type="string" office:string-value="FE FE 05 A0 00 96 3B 16" calcext:value-type="string">
            <text:p>FE FE 05 A0 00 96 3B 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&quot;FE FE 05 A0 &quot;&amp;LEFT(DEC2HEX([.A152]; 4);2)&amp;&quot; &quot;&amp;RIGHT(DEC2HEX([.A152]; 4);2)&amp;&quot; &quot;&amp;(RIGHT(DEC2HEX(HEX2DEC(&quot;05&quot;)+HEX2DEC(&quot;A0&quot;)+HEX2DEC(DEC2HEX([.A152]; 4));4); 2))&amp;&quot; 16&quot;)" office:value-type="string" office:string-value="FE FE 05 A0 00 97 3C 16" calcext:value-type="string">
            <text:p>FE FE 05 A0 00 97 3C 1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&quot;FE FE 05 A0 &quot;&amp;LEFT(DEC2HEX([.A153]; 4);2)&amp;&quot; &quot;&amp;RIGHT(DEC2HEX([.A153]; 4);2)&amp;&quot; &quot;&amp;(RIGHT(DEC2HEX(HEX2DEC(&quot;05&quot;)+HEX2DEC(&quot;A0&quot;)+HEX2DEC(DEC2HEX([.A153]; 4));4); 2))&amp;&quot; 16&quot;)" office:value-type="string" office:string-value="FE FE 05 A0 00 98 3D 16" calcext:value-type="string">
            <text:p>FE FE 05 A0 00 98 3D 1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&quot;FE FE 05 A0 &quot;&amp;LEFT(DEC2HEX([.A154]; 4);2)&amp;&quot; &quot;&amp;RIGHT(DEC2HEX([.A154]; 4);2)&amp;&quot; &quot;&amp;(RIGHT(DEC2HEX(HEX2DEC(&quot;05&quot;)+HEX2DEC(&quot;A0&quot;)+HEX2DEC(DEC2HEX([.A154]; 4));4); 2))&amp;&quot; 16&quot;)" office:value-type="string" office:string-value="FE FE 05 A0 00 99 3E 16" calcext:value-type="string">
            <text:p>FE FE 05 A0 00 99 3E 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&quot;FE FE 05 A0 &quot;&amp;LEFT(DEC2HEX([.A155]; 4);2)&amp;&quot; &quot;&amp;RIGHT(DEC2HEX([.A155]; 4);2)&amp;&quot; &quot;&amp;(RIGHT(DEC2HEX(HEX2DEC(&quot;05&quot;)+HEX2DEC(&quot;A0&quot;)+HEX2DEC(DEC2HEX([.A155]; 4));4); 2))&amp;&quot; 16&quot;)" office:value-type="string" office:string-value="FE FE 05 A0 00 9A 3F 16" calcext:value-type="string">
            <text:p>FE FE 05 A0 00 9A 3F 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&quot;FE FE 05 A0 &quot;&amp;LEFT(DEC2HEX([.A156]; 4);2)&amp;&quot; &quot;&amp;RIGHT(DEC2HEX([.A156]; 4);2)&amp;&quot; &quot;&amp;(RIGHT(DEC2HEX(HEX2DEC(&quot;05&quot;)+HEX2DEC(&quot;A0&quot;)+HEX2DEC(DEC2HEX([.A156]; 4));4); 2))&amp;&quot; 16&quot;)" office:value-type="string" office:string-value="FE FE 05 A0 00 9B 40 16" calcext:value-type="string">
            <text:p>FE FE 05 A0 00 9B 40 1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&quot;FE FE 05 A0 &quot;&amp;LEFT(DEC2HEX([.A157]; 4);2)&amp;&quot; &quot;&amp;RIGHT(DEC2HEX([.A157]; 4);2)&amp;&quot; &quot;&amp;(RIGHT(DEC2HEX(HEX2DEC(&quot;05&quot;)+HEX2DEC(&quot;A0&quot;)+HEX2DEC(DEC2HEX([.A157]; 4));4); 2))&amp;&quot; 16&quot;)" office:value-type="string" office:string-value="FE FE 05 A0 00 9C 41 16" calcext:value-type="string">
            <text:p>FE FE 05 A0 00 9C 41 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&quot;FE FE 05 A0 &quot;&amp;LEFT(DEC2HEX([.A158]; 4);2)&amp;&quot; &quot;&amp;RIGHT(DEC2HEX([.A158]; 4);2)&amp;&quot; &quot;&amp;(RIGHT(DEC2HEX(HEX2DEC(&quot;05&quot;)+HEX2DEC(&quot;A0&quot;)+HEX2DEC(DEC2HEX([.A158]; 4));4); 2))&amp;&quot; 16&quot;)" office:value-type="string" office:string-value="FE FE 05 A0 00 9D 42 16" calcext:value-type="string">
            <text:p>FE FE 05 A0 00 9D 42 1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&quot;FE FE 05 A0 &quot;&amp;LEFT(DEC2HEX([.A159]; 4);2)&amp;&quot; &quot;&amp;RIGHT(DEC2HEX([.A159]; 4);2)&amp;&quot; &quot;&amp;(RIGHT(DEC2HEX(HEX2DEC(&quot;05&quot;)+HEX2DEC(&quot;A0&quot;)+HEX2DEC(DEC2HEX([.A159]; 4));4); 2))&amp;&quot; 16&quot;)" office:value-type="string" office:string-value="FE FE 05 A0 00 9E 43 16" calcext:value-type="string">
            <text:p>FE FE 05 A0 00 9E 43 1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&quot;FE FE 05 A0 &quot;&amp;LEFT(DEC2HEX([.A160]; 4);2)&amp;&quot; &quot;&amp;RIGHT(DEC2HEX([.A160]; 4);2)&amp;&quot; &quot;&amp;(RIGHT(DEC2HEX(HEX2DEC(&quot;05&quot;)+HEX2DEC(&quot;A0&quot;)+HEX2DEC(DEC2HEX([.A160]; 4));4); 2))&amp;&quot; 16&quot;)" office:value-type="string" office:string-value="FE FE 05 A0 00 9F 44 16" calcext:value-type="string">
            <text:p>FE FE 05 A0 00 9F 44 1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&quot;FE FE 05 A0 &quot;&amp;LEFT(DEC2HEX([.A161]; 4);2)&amp;&quot; &quot;&amp;RIGHT(DEC2HEX([.A161]; 4);2)&amp;&quot; &quot;&amp;(RIGHT(DEC2HEX(HEX2DEC(&quot;05&quot;)+HEX2DEC(&quot;A0&quot;)+HEX2DEC(DEC2HEX([.A161]; 4));4); 2))&amp;&quot; 16&quot;)" office:value-type="string" office:string-value="FE FE 05 A0 00 A0 45 16" calcext:value-type="string">
            <text:p>FE FE 05 A0 00 A0 45 1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&quot;FE FE 05 A0 &quot;&amp;LEFT(DEC2HEX([.A162]; 4);2)&amp;&quot; &quot;&amp;RIGHT(DEC2HEX([.A162]; 4);2)&amp;&quot; &quot;&amp;(RIGHT(DEC2HEX(HEX2DEC(&quot;05&quot;)+HEX2DEC(&quot;A0&quot;)+HEX2DEC(DEC2HEX([.A162]; 4));4); 2))&amp;&quot; 16&quot;)" office:value-type="string" office:string-value="FE FE 05 A0 00 A1 46 16" calcext:value-type="string">
            <text:p>FE FE 05 A0 00 A1 46 1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&quot;FE FE 05 A0 &quot;&amp;LEFT(DEC2HEX([.A163]; 4);2)&amp;&quot; &quot;&amp;RIGHT(DEC2HEX([.A163]; 4);2)&amp;&quot; &quot;&amp;(RIGHT(DEC2HEX(HEX2DEC(&quot;05&quot;)+HEX2DEC(&quot;A0&quot;)+HEX2DEC(DEC2HEX([.A163]; 4));4); 2))&amp;&quot; 16&quot;)" office:value-type="string" office:string-value="FE FE 05 A0 00 A2 47 16" calcext:value-type="string">
            <text:p>FE FE 05 A0 00 A2 47 1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&quot;FE FE 05 A0 &quot;&amp;LEFT(DEC2HEX([.A164]; 4);2)&amp;&quot; &quot;&amp;RIGHT(DEC2HEX([.A164]; 4);2)&amp;&quot; &quot;&amp;(RIGHT(DEC2HEX(HEX2DEC(&quot;05&quot;)+HEX2DEC(&quot;A0&quot;)+HEX2DEC(DEC2HEX([.A164]; 4));4); 2))&amp;&quot; 16&quot;)" office:value-type="string" office:string-value="FE FE 05 A0 00 A3 48 16" calcext:value-type="string">
            <text:p>FE FE 05 A0 00 A3 48 1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&quot;FE FE 05 A0 &quot;&amp;LEFT(DEC2HEX([.A165]; 4);2)&amp;&quot; &quot;&amp;RIGHT(DEC2HEX([.A165]; 4);2)&amp;&quot; &quot;&amp;(RIGHT(DEC2HEX(HEX2DEC(&quot;05&quot;)+HEX2DEC(&quot;A0&quot;)+HEX2DEC(DEC2HEX([.A165]; 4));4); 2))&amp;&quot; 16&quot;)" office:value-type="string" office:string-value="FE FE 05 A0 00 A4 49 16" calcext:value-type="string">
            <text:p>FE FE 05 A0 00 A4 49 1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&quot;FE FE 05 A0 &quot;&amp;LEFT(DEC2HEX([.A166]; 4);2)&amp;&quot; &quot;&amp;RIGHT(DEC2HEX([.A166]; 4);2)&amp;&quot; &quot;&amp;(RIGHT(DEC2HEX(HEX2DEC(&quot;05&quot;)+HEX2DEC(&quot;A0&quot;)+HEX2DEC(DEC2HEX([.A166]; 4));4); 2))&amp;&quot; 16&quot;)" office:value-type="string" office:string-value="FE FE 05 A0 00 A5 4A 16" calcext:value-type="string">
            <text:p>FE FE 05 A0 00 A5 4A 1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&quot;FE FE 05 A0 &quot;&amp;LEFT(DEC2HEX([.A167]; 4);2)&amp;&quot; &quot;&amp;RIGHT(DEC2HEX([.A167]; 4);2)&amp;&quot; &quot;&amp;(RIGHT(DEC2HEX(HEX2DEC(&quot;05&quot;)+HEX2DEC(&quot;A0&quot;)+HEX2DEC(DEC2HEX([.A167]; 4));4); 2))&amp;&quot; 16&quot;)" office:value-type="string" office:string-value="FE FE 05 A0 00 A6 4B 16" calcext:value-type="string">
            <text:p>FE FE 05 A0 00 A6 4B 1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&quot;FE FE 05 A0 &quot;&amp;LEFT(DEC2HEX([.A168]; 4);2)&amp;&quot; &quot;&amp;RIGHT(DEC2HEX([.A168]; 4);2)&amp;&quot; &quot;&amp;(RIGHT(DEC2HEX(HEX2DEC(&quot;05&quot;)+HEX2DEC(&quot;A0&quot;)+HEX2DEC(DEC2HEX([.A168]; 4));4); 2))&amp;&quot; 16&quot;)" office:value-type="string" office:string-value="FE FE 05 A0 00 A7 4C 16" calcext:value-type="string">
            <text:p>FE FE 05 A0 00 A7 4C 1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&quot;FE FE 05 A0 &quot;&amp;LEFT(DEC2HEX([.A169]; 4);2)&amp;&quot; &quot;&amp;RIGHT(DEC2HEX([.A169]; 4);2)&amp;&quot; &quot;&amp;(RIGHT(DEC2HEX(HEX2DEC(&quot;05&quot;)+HEX2DEC(&quot;A0&quot;)+HEX2DEC(DEC2HEX([.A169]; 4));4); 2))&amp;&quot; 16&quot;)" office:value-type="string" office:string-value="FE FE 05 A0 00 A8 4D 16" calcext:value-type="string">
            <text:p>FE FE 05 A0 00 A8 4D 1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&quot;FE FE 05 A0 &quot;&amp;LEFT(DEC2HEX([.A170]; 4);2)&amp;&quot; &quot;&amp;RIGHT(DEC2HEX([.A170]; 4);2)&amp;&quot; &quot;&amp;(RIGHT(DEC2HEX(HEX2DEC(&quot;05&quot;)+HEX2DEC(&quot;A0&quot;)+HEX2DEC(DEC2HEX([.A170]; 4));4); 2))&amp;&quot; 16&quot;)" office:value-type="string" office:string-value="FE FE 05 A0 00 A9 4E 16" calcext:value-type="string">
            <text:p>FE FE 05 A0 00 A9 4E 1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&quot;FE FE 05 A0 &quot;&amp;LEFT(DEC2HEX([.A171]; 4);2)&amp;&quot; &quot;&amp;RIGHT(DEC2HEX([.A171]; 4);2)&amp;&quot; &quot;&amp;(RIGHT(DEC2HEX(HEX2DEC(&quot;05&quot;)+HEX2DEC(&quot;A0&quot;)+HEX2DEC(DEC2HEX([.A171]; 4));4); 2))&amp;&quot; 16&quot;)" office:value-type="string" office:string-value="FE FE 05 A0 00 AA 4F 16" calcext:value-type="string">
            <text:p>FE FE 05 A0 00 AA 4F 1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&quot;FE FE 05 A0 &quot;&amp;LEFT(DEC2HEX([.A172]; 4);2)&amp;&quot; &quot;&amp;RIGHT(DEC2HEX([.A172]; 4);2)&amp;&quot; &quot;&amp;(RIGHT(DEC2HEX(HEX2DEC(&quot;05&quot;)+HEX2DEC(&quot;A0&quot;)+HEX2DEC(DEC2HEX([.A172]; 4));4); 2))&amp;&quot; 16&quot;)" office:value-type="string" office:string-value="FE FE 05 A0 00 AB 50 16" calcext:value-type="string">
            <text:p>FE FE 05 A0 00 AB 50 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&quot;FE FE 05 A0 &quot;&amp;LEFT(DEC2HEX([.A173]; 4);2)&amp;&quot; &quot;&amp;RIGHT(DEC2HEX([.A173]; 4);2)&amp;&quot; &quot;&amp;(RIGHT(DEC2HEX(HEX2DEC(&quot;05&quot;)+HEX2DEC(&quot;A0&quot;)+HEX2DEC(DEC2HEX([.A173]; 4));4); 2))&amp;&quot; 16&quot;)" office:value-type="string" office:string-value="FE FE 05 A0 00 AC 51 16" calcext:value-type="string">
            <text:p>FE FE 05 A0 00 AC 51 1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&quot;FE FE 05 A0 &quot;&amp;LEFT(DEC2HEX([.A174]; 4);2)&amp;&quot; &quot;&amp;RIGHT(DEC2HEX([.A174]; 4);2)&amp;&quot; &quot;&amp;(RIGHT(DEC2HEX(HEX2DEC(&quot;05&quot;)+HEX2DEC(&quot;A0&quot;)+HEX2DEC(DEC2HEX([.A174]; 4));4); 2))&amp;&quot; 16&quot;)" office:value-type="string" office:string-value="FE FE 05 A0 00 AD 52 16" calcext:value-type="string">
            <text:p>FE FE 05 A0 00 AD 52 1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&quot;FE FE 05 A0 &quot;&amp;LEFT(DEC2HEX([.A175]; 4);2)&amp;&quot; &quot;&amp;RIGHT(DEC2HEX([.A175]; 4);2)&amp;&quot; &quot;&amp;(RIGHT(DEC2HEX(HEX2DEC(&quot;05&quot;)+HEX2DEC(&quot;A0&quot;)+HEX2DEC(DEC2HEX([.A175]; 4));4); 2))&amp;&quot; 16&quot;)" office:value-type="string" office:string-value="FE FE 05 A0 00 AE 53 16" calcext:value-type="string">
            <text:p>FE FE 05 A0 00 AE 53 1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&quot;FE FE 05 A0 &quot;&amp;LEFT(DEC2HEX([.A176]; 4);2)&amp;&quot; &quot;&amp;RIGHT(DEC2HEX([.A176]; 4);2)&amp;&quot; &quot;&amp;(RIGHT(DEC2HEX(HEX2DEC(&quot;05&quot;)+HEX2DEC(&quot;A0&quot;)+HEX2DEC(DEC2HEX([.A176]; 4));4); 2))&amp;&quot; 16&quot;)" office:value-type="string" office:string-value="FE FE 05 A0 00 AF 54 16" calcext:value-type="string">
            <text:p>FE FE 05 A0 00 AF 54 1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&quot;FE FE 05 A0 &quot;&amp;LEFT(DEC2HEX([.A177]; 4);2)&amp;&quot; &quot;&amp;RIGHT(DEC2HEX([.A177]; 4);2)&amp;&quot; &quot;&amp;(RIGHT(DEC2HEX(HEX2DEC(&quot;05&quot;)+HEX2DEC(&quot;A0&quot;)+HEX2DEC(DEC2HEX([.A177]; 4));4); 2))&amp;&quot; 16&quot;)" office:value-type="string" office:string-value="FE FE 05 A0 00 B0 55 16" calcext:value-type="string">
            <text:p>FE FE 05 A0 00 B0 55 1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&quot;FE FE 05 A0 &quot;&amp;LEFT(DEC2HEX([.A178]; 4);2)&amp;&quot; &quot;&amp;RIGHT(DEC2HEX([.A178]; 4);2)&amp;&quot; &quot;&amp;(RIGHT(DEC2HEX(HEX2DEC(&quot;05&quot;)+HEX2DEC(&quot;A0&quot;)+HEX2DEC(DEC2HEX([.A178]; 4));4); 2))&amp;&quot; 16&quot;)" office:value-type="string" office:string-value="FE FE 05 A0 00 B1 56 16" calcext:value-type="string">
            <text:p>FE FE 05 A0 00 B1 56 1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&quot;FE FE 05 A0 &quot;&amp;LEFT(DEC2HEX([.A179]; 4);2)&amp;&quot; &quot;&amp;RIGHT(DEC2HEX([.A179]; 4);2)&amp;&quot; &quot;&amp;(RIGHT(DEC2HEX(HEX2DEC(&quot;05&quot;)+HEX2DEC(&quot;A0&quot;)+HEX2DEC(DEC2HEX([.A179]; 4));4); 2))&amp;&quot; 16&quot;)" office:value-type="string" office:string-value="FE FE 05 A0 00 B2 57 16" calcext:value-type="string">
            <text:p>FE FE 05 A0 00 B2 57 1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&quot;FE FE 05 A0 &quot;&amp;LEFT(DEC2HEX([.A180]; 4);2)&amp;&quot; &quot;&amp;RIGHT(DEC2HEX([.A180]; 4);2)&amp;&quot; &quot;&amp;(RIGHT(DEC2HEX(HEX2DEC(&quot;05&quot;)+HEX2DEC(&quot;A0&quot;)+HEX2DEC(DEC2HEX([.A180]; 4));4); 2))&amp;&quot; 16&quot;)" office:value-type="string" office:string-value="FE FE 05 A0 00 B3 58 16" calcext:value-type="string">
            <text:p>FE FE 05 A0 00 B3 58 1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&quot;FE FE 05 A0 &quot;&amp;LEFT(DEC2HEX([.A181]; 4);2)&amp;&quot; &quot;&amp;RIGHT(DEC2HEX([.A181]; 4);2)&amp;&quot; &quot;&amp;(RIGHT(DEC2HEX(HEX2DEC(&quot;05&quot;)+HEX2DEC(&quot;A0&quot;)+HEX2DEC(DEC2HEX([.A181]; 4));4); 2))&amp;&quot; 16&quot;)" office:value-type="string" office:string-value="FE FE 05 A0 00 B4 59 16" calcext:value-type="string">
            <text:p>FE FE 05 A0 00 B4 59 1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&quot;FE FE 05 A0 &quot;&amp;LEFT(DEC2HEX([.A182]; 4);2)&amp;&quot; &quot;&amp;RIGHT(DEC2HEX([.A182]; 4);2)&amp;&quot; &quot;&amp;(RIGHT(DEC2HEX(HEX2DEC(&quot;05&quot;)+HEX2DEC(&quot;A0&quot;)+HEX2DEC(DEC2HEX([.A182]; 4));4); 2))&amp;&quot; 16&quot;)" office:value-type="string" office:string-value="FE FE 05 A0 00 B5 5A 16" calcext:value-type="string">
            <text:p>FE FE 05 A0 00 B5 5A 1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&quot;FE FE 05 A0 &quot;&amp;LEFT(DEC2HEX([.A183]; 4);2)&amp;&quot; &quot;&amp;RIGHT(DEC2HEX([.A183]; 4);2)&amp;&quot; &quot;&amp;(RIGHT(DEC2HEX(HEX2DEC(&quot;05&quot;)+HEX2DEC(&quot;A0&quot;)+HEX2DEC(DEC2HEX([.A183]; 4));4); 2))&amp;&quot; 16&quot;)" office:value-type="string" office:string-value="FE FE 05 A0 00 B6 5B 16" calcext:value-type="string">
            <text:p>FE FE 05 A0 00 B6 5B 1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&quot;FE FE 05 A0 &quot;&amp;LEFT(DEC2HEX([.A184]; 4);2)&amp;&quot; &quot;&amp;RIGHT(DEC2HEX([.A184]; 4);2)&amp;&quot; &quot;&amp;(RIGHT(DEC2HEX(HEX2DEC(&quot;05&quot;)+HEX2DEC(&quot;A0&quot;)+HEX2DEC(DEC2HEX([.A184]; 4));4); 2))&amp;&quot; 16&quot;)" office:value-type="string" office:string-value="FE FE 05 A0 00 B7 5C 16" calcext:value-type="string">
            <text:p>FE FE 05 A0 00 B7 5C 1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&quot;FE FE 05 A0 &quot;&amp;LEFT(DEC2HEX([.A185]; 4);2)&amp;&quot; &quot;&amp;RIGHT(DEC2HEX([.A185]; 4);2)&amp;&quot; &quot;&amp;(RIGHT(DEC2HEX(HEX2DEC(&quot;05&quot;)+HEX2DEC(&quot;A0&quot;)+HEX2DEC(DEC2HEX([.A185]; 4));4); 2))&amp;&quot; 16&quot;)" office:value-type="string" office:string-value="FE FE 05 A0 00 B8 5D 16" calcext:value-type="string">
            <text:p>FE FE 05 A0 00 B8 5D 1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&quot;FE FE 05 A0 &quot;&amp;LEFT(DEC2HEX([.A186]; 4);2)&amp;&quot; &quot;&amp;RIGHT(DEC2HEX([.A186]; 4);2)&amp;&quot; &quot;&amp;(RIGHT(DEC2HEX(HEX2DEC(&quot;05&quot;)+HEX2DEC(&quot;A0&quot;)+HEX2DEC(DEC2HEX([.A186]; 4));4); 2))&amp;&quot; 16&quot;)" office:value-type="string" office:string-value="FE FE 05 A0 00 B9 5E 16" calcext:value-type="string">
            <text:p>FE FE 05 A0 00 B9 5E 1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&quot;FE FE 05 A0 &quot;&amp;LEFT(DEC2HEX([.A187]; 4);2)&amp;&quot; &quot;&amp;RIGHT(DEC2HEX([.A187]; 4);2)&amp;&quot; &quot;&amp;(RIGHT(DEC2HEX(HEX2DEC(&quot;05&quot;)+HEX2DEC(&quot;A0&quot;)+HEX2DEC(DEC2HEX([.A187]; 4));4); 2))&amp;&quot; 16&quot;)" office:value-type="string" office:string-value="FE FE 05 A0 00 BA 5F 16" calcext:value-type="string">
            <text:p>FE FE 05 A0 00 BA 5F 1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&quot;FE FE 05 A0 &quot;&amp;LEFT(DEC2HEX([.A188]; 4);2)&amp;&quot; &quot;&amp;RIGHT(DEC2HEX([.A188]; 4);2)&amp;&quot; &quot;&amp;(RIGHT(DEC2HEX(HEX2DEC(&quot;05&quot;)+HEX2DEC(&quot;A0&quot;)+HEX2DEC(DEC2HEX([.A188]; 4));4); 2))&amp;&quot; 16&quot;)" office:value-type="string" office:string-value="FE FE 05 A0 00 BB 60 16" calcext:value-type="string">
            <text:p>FE FE 05 A0 00 BB 60 1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&quot;FE FE 05 A0 &quot;&amp;LEFT(DEC2HEX([.A189]; 4);2)&amp;&quot; &quot;&amp;RIGHT(DEC2HEX([.A189]; 4);2)&amp;&quot; &quot;&amp;(RIGHT(DEC2HEX(HEX2DEC(&quot;05&quot;)+HEX2DEC(&quot;A0&quot;)+HEX2DEC(DEC2HEX([.A189]; 4));4); 2))&amp;&quot; 16&quot;)" office:value-type="string" office:string-value="FE FE 05 A0 00 BC 61 16" calcext:value-type="string">
            <text:p>FE FE 05 A0 00 BC 61 1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&quot;FE FE 05 A0 &quot;&amp;LEFT(DEC2HEX([.A190]; 4);2)&amp;&quot; &quot;&amp;RIGHT(DEC2HEX([.A190]; 4);2)&amp;&quot; &quot;&amp;(RIGHT(DEC2HEX(HEX2DEC(&quot;05&quot;)+HEX2DEC(&quot;A0&quot;)+HEX2DEC(DEC2HEX([.A190]; 4));4); 2))&amp;&quot; 16&quot;)" office:value-type="string" office:string-value="FE FE 05 A0 00 BD 62 16" calcext:value-type="string">
            <text:p>FE FE 05 A0 00 BD 62 1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&quot;FE FE 05 A0 &quot;&amp;LEFT(DEC2HEX([.A191]; 4);2)&amp;&quot; &quot;&amp;RIGHT(DEC2HEX([.A191]; 4);2)&amp;&quot; &quot;&amp;(RIGHT(DEC2HEX(HEX2DEC(&quot;05&quot;)+HEX2DEC(&quot;A0&quot;)+HEX2DEC(DEC2HEX([.A191]; 4));4); 2))&amp;&quot; 16&quot;)" office:value-type="string" office:string-value="FE FE 05 A0 00 BE 63 16" calcext:value-type="string">
            <text:p>FE FE 05 A0 00 BE 63 1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&quot;FE FE 05 A0 &quot;&amp;LEFT(DEC2HEX([.A192]; 4);2)&amp;&quot; &quot;&amp;RIGHT(DEC2HEX([.A192]; 4);2)&amp;&quot; &quot;&amp;(RIGHT(DEC2HEX(HEX2DEC(&quot;05&quot;)+HEX2DEC(&quot;A0&quot;)+HEX2DEC(DEC2HEX([.A192]; 4));4); 2))&amp;&quot; 16&quot;)" office:value-type="string" office:string-value="FE FE 05 A0 00 BF 64 16" calcext:value-type="string">
            <text:p>FE FE 05 A0 00 BF 64 1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&quot;FE FE 05 A0 &quot;&amp;LEFT(DEC2HEX([.A193]; 4);2)&amp;&quot; &quot;&amp;RIGHT(DEC2HEX([.A193]; 4);2)&amp;&quot; &quot;&amp;(RIGHT(DEC2HEX(HEX2DEC(&quot;05&quot;)+HEX2DEC(&quot;A0&quot;)+HEX2DEC(DEC2HEX([.A193]; 4));4); 2))&amp;&quot; 16&quot;)" office:value-type="string" office:string-value="FE FE 05 A0 00 C0 65 16" calcext:value-type="string">
            <text:p>FE FE 05 A0 00 C0 65 1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&quot;FE FE 05 A0 &quot;&amp;LEFT(DEC2HEX([.A194]; 4);2)&amp;&quot; &quot;&amp;RIGHT(DEC2HEX([.A194]; 4);2)&amp;&quot; &quot;&amp;(RIGHT(DEC2HEX(HEX2DEC(&quot;05&quot;)+HEX2DEC(&quot;A0&quot;)+HEX2DEC(DEC2HEX([.A194]; 4));4); 2))&amp;&quot; 16&quot;)" office:value-type="string" office:string-value="FE FE 05 A0 00 C1 66 16" calcext:value-type="string">
            <text:p>FE FE 05 A0 00 C1 66 1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&quot;FE FE 05 A0 &quot;&amp;LEFT(DEC2HEX([.A195]; 4);2)&amp;&quot; &quot;&amp;RIGHT(DEC2HEX([.A195]; 4);2)&amp;&quot; &quot;&amp;(RIGHT(DEC2HEX(HEX2DEC(&quot;05&quot;)+HEX2DEC(&quot;A0&quot;)+HEX2DEC(DEC2HEX([.A195]; 4));4); 2))&amp;&quot; 16&quot;)" office:value-type="string" office:string-value="FE FE 05 A0 00 C2 67 16" calcext:value-type="string">
            <text:p>FE FE 05 A0 00 C2 67 1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&quot;FE FE 05 A0 &quot;&amp;LEFT(DEC2HEX([.A196]; 4);2)&amp;&quot; &quot;&amp;RIGHT(DEC2HEX([.A196]; 4);2)&amp;&quot; &quot;&amp;(RIGHT(DEC2HEX(HEX2DEC(&quot;05&quot;)+HEX2DEC(&quot;A0&quot;)+HEX2DEC(DEC2HEX([.A196]; 4));4); 2))&amp;&quot; 16&quot;)" office:value-type="string" office:string-value="FE FE 05 A0 00 C3 68 16" calcext:value-type="string">
            <text:p>FE FE 05 A0 00 C3 68 1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&quot;FE FE 05 A0 &quot;&amp;LEFT(DEC2HEX([.A197]; 4);2)&amp;&quot; &quot;&amp;RIGHT(DEC2HEX([.A197]; 4);2)&amp;&quot; &quot;&amp;(RIGHT(DEC2HEX(HEX2DEC(&quot;05&quot;)+HEX2DEC(&quot;A0&quot;)+HEX2DEC(DEC2HEX([.A197]; 4));4); 2))&amp;&quot; 16&quot;)" office:value-type="string" office:string-value="FE FE 05 A0 00 C4 69 16" calcext:value-type="string">
            <text:p>FE FE 05 A0 00 C4 69 1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&quot;FE FE 05 A0 &quot;&amp;LEFT(DEC2HEX([.A198]; 4);2)&amp;&quot; &quot;&amp;RIGHT(DEC2HEX([.A198]; 4);2)&amp;&quot; &quot;&amp;(RIGHT(DEC2HEX(HEX2DEC(&quot;05&quot;)+HEX2DEC(&quot;A0&quot;)+HEX2DEC(DEC2HEX([.A198]; 4));4); 2))&amp;&quot; 16&quot;)" office:value-type="string" office:string-value="FE FE 05 A0 00 C5 6A 16" calcext:value-type="string">
            <text:p>FE FE 05 A0 00 C5 6A 1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&quot;FE FE 05 A0 &quot;&amp;LEFT(DEC2HEX([.A199]; 4);2)&amp;&quot; &quot;&amp;RIGHT(DEC2HEX([.A199]; 4);2)&amp;&quot; &quot;&amp;(RIGHT(DEC2HEX(HEX2DEC(&quot;05&quot;)+HEX2DEC(&quot;A0&quot;)+HEX2DEC(DEC2HEX([.A199]; 4));4); 2))&amp;&quot; 16&quot;)" office:value-type="string" office:string-value="FE FE 05 A0 00 C6 6B 16" calcext:value-type="string">
            <text:p>FE FE 05 A0 00 C6 6B 1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&quot;FE FE 05 A0 &quot;&amp;LEFT(DEC2HEX([.A200]; 4);2)&amp;&quot; &quot;&amp;RIGHT(DEC2HEX([.A200]; 4);2)&amp;&quot; &quot;&amp;(RIGHT(DEC2HEX(HEX2DEC(&quot;05&quot;)+HEX2DEC(&quot;A0&quot;)+HEX2DEC(DEC2HEX([.A200]; 4));4); 2))&amp;&quot; 16&quot;)" office:value-type="string" office:string-value="FE FE 05 A0 00 C7 6C 16" calcext:value-type="string">
            <text:p>FE FE 05 A0 00 C7 6C 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&quot;FE FE 05 A0 &quot;&amp;LEFT(DEC2HEX([.A201]; 4);2)&amp;&quot; &quot;&amp;RIGHT(DEC2HEX([.A201]; 4);2)&amp;&quot; &quot;&amp;(RIGHT(DEC2HEX(HEX2DEC(&quot;05&quot;)+HEX2DEC(&quot;A0&quot;)+HEX2DEC(DEC2HEX([.A201]; 4));4); 2))&amp;&quot; 16&quot;)" office:value-type="string" office:string-value="FE FE 05 A0 00 C8 6D 16" calcext:value-type="string">
            <text:p>FE FE 05 A0 00 C8 6D 1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&quot;FE FE 05 A0 &quot;&amp;LEFT(DEC2HEX([.A202]; 4);2)&amp;&quot; &quot;&amp;RIGHT(DEC2HEX([.A202]; 4);2)&amp;&quot; &quot;&amp;(RIGHT(DEC2HEX(HEX2DEC(&quot;05&quot;)+HEX2DEC(&quot;A0&quot;)+HEX2DEC(DEC2HEX([.A202]; 4));4); 2))&amp;&quot; 16&quot;)" office:value-type="string" office:string-value="FE FE 05 A0 00 C9 6E 16" calcext:value-type="string">
            <text:p>FE FE 05 A0 00 C9 6E 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&quot;FE FE 05 A0 &quot;&amp;LEFT(DEC2HEX([.A203]; 4);2)&amp;&quot; &quot;&amp;RIGHT(DEC2HEX([.A203]; 4);2)&amp;&quot; &quot;&amp;(RIGHT(DEC2HEX(HEX2DEC(&quot;05&quot;)+HEX2DEC(&quot;A0&quot;)+HEX2DEC(DEC2HEX([.A203]; 4));4); 2))&amp;&quot; 16&quot;)" office:value-type="string" office:string-value="FE FE 05 A0 00 CA 6F 16" calcext:value-type="string">
            <text:p>FE FE 05 A0 00 CA 6F 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&quot;FE FE 05 A0 &quot;&amp;LEFT(DEC2HEX([.A204]; 4);2)&amp;&quot; &quot;&amp;RIGHT(DEC2HEX([.A204]; 4);2)&amp;&quot; &quot;&amp;(RIGHT(DEC2HEX(HEX2DEC(&quot;05&quot;)+HEX2DEC(&quot;A0&quot;)+HEX2DEC(DEC2HEX([.A204]; 4));4); 2))&amp;&quot; 16&quot;)" office:value-type="string" office:string-value="FE FE 05 A0 00 CB 70 16" calcext:value-type="string">
            <text:p>FE FE 05 A0 00 CB 70 1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&quot;FE FE 05 A0 &quot;&amp;LEFT(DEC2HEX([.A205]; 4);2)&amp;&quot; &quot;&amp;RIGHT(DEC2HEX([.A205]; 4);2)&amp;&quot; &quot;&amp;(RIGHT(DEC2HEX(HEX2DEC(&quot;05&quot;)+HEX2DEC(&quot;A0&quot;)+HEX2DEC(DEC2HEX([.A205]; 4));4); 2))&amp;&quot; 16&quot;)" office:value-type="string" office:string-value="FE FE 05 A0 00 CC 71 16" calcext:value-type="string">
            <text:p>FE FE 05 A0 00 CC 71 1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&quot;FE FE 05 A0 &quot;&amp;LEFT(DEC2HEX([.A206]; 4);2)&amp;&quot; &quot;&amp;RIGHT(DEC2HEX([.A206]; 4);2)&amp;&quot; &quot;&amp;(RIGHT(DEC2HEX(HEX2DEC(&quot;05&quot;)+HEX2DEC(&quot;A0&quot;)+HEX2DEC(DEC2HEX([.A206]; 4));4); 2))&amp;&quot; 16&quot;)" office:value-type="string" office:string-value="FE FE 05 A0 00 CD 72 16" calcext:value-type="string">
            <text:p>FE FE 05 A0 00 CD 72 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&quot;FE FE 05 A0 &quot;&amp;LEFT(DEC2HEX([.A207]; 4);2)&amp;&quot; &quot;&amp;RIGHT(DEC2HEX([.A207]; 4);2)&amp;&quot; &quot;&amp;(RIGHT(DEC2HEX(HEX2DEC(&quot;05&quot;)+HEX2DEC(&quot;A0&quot;)+HEX2DEC(DEC2HEX([.A207]; 4));4); 2))&amp;&quot; 16&quot;)" office:value-type="string" office:string-value="FE FE 05 A0 00 CE 73 16" calcext:value-type="string">
            <text:p>FE FE 05 A0 00 CE 73 1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&quot;FE FE 05 A0 &quot;&amp;LEFT(DEC2HEX([.A208]; 4);2)&amp;&quot; &quot;&amp;RIGHT(DEC2HEX([.A208]; 4);2)&amp;&quot; &quot;&amp;(RIGHT(DEC2HEX(HEX2DEC(&quot;05&quot;)+HEX2DEC(&quot;A0&quot;)+HEX2DEC(DEC2HEX([.A208]; 4));4); 2))&amp;&quot; 16&quot;)" office:value-type="string" office:string-value="FE FE 05 A0 00 CF 74 16" calcext:value-type="string">
            <text:p>FE FE 05 A0 00 CF 74 1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&quot;FE FE 05 A0 &quot;&amp;LEFT(DEC2HEX([.A209]; 4);2)&amp;&quot; &quot;&amp;RIGHT(DEC2HEX([.A209]; 4);2)&amp;&quot; &quot;&amp;(RIGHT(DEC2HEX(HEX2DEC(&quot;05&quot;)+HEX2DEC(&quot;A0&quot;)+HEX2DEC(DEC2HEX([.A209]; 4));4); 2))&amp;&quot; 16&quot;)" office:value-type="string" office:string-value="FE FE 05 A0 00 D0 75 16" calcext:value-type="string">
            <text:p>FE FE 05 A0 00 D0 75 1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&quot;FE FE 05 A0 &quot;&amp;LEFT(DEC2HEX([.A210]; 4);2)&amp;&quot; &quot;&amp;RIGHT(DEC2HEX([.A210]; 4);2)&amp;&quot; &quot;&amp;(RIGHT(DEC2HEX(HEX2DEC(&quot;05&quot;)+HEX2DEC(&quot;A0&quot;)+HEX2DEC(DEC2HEX([.A210]; 4));4); 2))&amp;&quot; 16&quot;)" office:value-type="string" office:string-value="FE FE 05 A0 00 D1 76 16" calcext:value-type="string">
            <text:p>FE FE 05 A0 00 D1 76 1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&quot;FE FE 05 A0 &quot;&amp;LEFT(DEC2HEX([.A211]; 4);2)&amp;&quot; &quot;&amp;RIGHT(DEC2HEX([.A211]; 4);2)&amp;&quot; &quot;&amp;(RIGHT(DEC2HEX(HEX2DEC(&quot;05&quot;)+HEX2DEC(&quot;A0&quot;)+HEX2DEC(DEC2HEX([.A211]; 4));4); 2))&amp;&quot; 16&quot;)" office:value-type="string" office:string-value="FE FE 05 A0 00 D2 77 16" calcext:value-type="string">
            <text:p>FE FE 05 A0 00 D2 77 1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&quot;FE FE 05 A0 &quot;&amp;LEFT(DEC2HEX([.A212]; 4);2)&amp;&quot; &quot;&amp;RIGHT(DEC2HEX([.A212]; 4);2)&amp;&quot; &quot;&amp;(RIGHT(DEC2HEX(HEX2DEC(&quot;05&quot;)+HEX2DEC(&quot;A0&quot;)+HEX2DEC(DEC2HEX([.A212]; 4));4); 2))&amp;&quot; 16&quot;)" office:value-type="string" office:string-value="FE FE 05 A0 00 D3 78 16" calcext:value-type="string">
            <text:p>FE FE 05 A0 00 D3 78 1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&quot;FE FE 05 A0 &quot;&amp;LEFT(DEC2HEX([.A213]; 4);2)&amp;&quot; &quot;&amp;RIGHT(DEC2HEX([.A213]; 4);2)&amp;&quot; &quot;&amp;(RIGHT(DEC2HEX(HEX2DEC(&quot;05&quot;)+HEX2DEC(&quot;A0&quot;)+HEX2DEC(DEC2HEX([.A213]; 4));4); 2))&amp;&quot; 16&quot;)" office:value-type="string" office:string-value="FE FE 05 A0 00 D4 79 16" calcext:value-type="string">
            <text:p>FE FE 05 A0 00 D4 79 1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&quot;FE FE 05 A0 &quot;&amp;LEFT(DEC2HEX([.A214]; 4);2)&amp;&quot; &quot;&amp;RIGHT(DEC2HEX([.A214]; 4);2)&amp;&quot; &quot;&amp;(RIGHT(DEC2HEX(HEX2DEC(&quot;05&quot;)+HEX2DEC(&quot;A0&quot;)+HEX2DEC(DEC2HEX([.A214]; 4));4); 2))&amp;&quot; 16&quot;)" office:value-type="string" office:string-value="FE FE 05 A0 00 D5 7A 16" calcext:value-type="string">
            <text:p>FE FE 05 A0 00 D5 7A 1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&quot;FE FE 05 A0 &quot;&amp;LEFT(DEC2HEX([.A215]; 4);2)&amp;&quot; &quot;&amp;RIGHT(DEC2HEX([.A215]; 4);2)&amp;&quot; &quot;&amp;(RIGHT(DEC2HEX(HEX2DEC(&quot;05&quot;)+HEX2DEC(&quot;A0&quot;)+HEX2DEC(DEC2HEX([.A215]; 4));4); 2))&amp;&quot; 16&quot;)" office:value-type="string" office:string-value="FE FE 05 A0 00 D6 7B 16" calcext:value-type="string">
            <text:p>FE FE 05 A0 00 D6 7B 1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&quot;FE FE 05 A0 &quot;&amp;LEFT(DEC2HEX([.A216]; 4);2)&amp;&quot; &quot;&amp;RIGHT(DEC2HEX([.A216]; 4);2)&amp;&quot; &quot;&amp;(RIGHT(DEC2HEX(HEX2DEC(&quot;05&quot;)+HEX2DEC(&quot;A0&quot;)+HEX2DEC(DEC2HEX([.A216]; 4));4); 2))&amp;&quot; 16&quot;)" office:value-type="string" office:string-value="FE FE 05 A0 00 D7 7C 16" calcext:value-type="string">
            <text:p>FE FE 05 A0 00 D7 7C 1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&quot;FE FE 05 A0 &quot;&amp;LEFT(DEC2HEX([.A217]; 4);2)&amp;&quot; &quot;&amp;RIGHT(DEC2HEX([.A217]; 4);2)&amp;&quot; &quot;&amp;(RIGHT(DEC2HEX(HEX2DEC(&quot;05&quot;)+HEX2DEC(&quot;A0&quot;)+HEX2DEC(DEC2HEX([.A217]; 4));4); 2))&amp;&quot; 16&quot;)" office:value-type="string" office:string-value="FE FE 05 A0 00 D8 7D 16" calcext:value-type="string">
            <text:p>FE FE 05 A0 00 D8 7D 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&quot;FE FE 05 A0 &quot;&amp;LEFT(DEC2HEX([.A218]; 4);2)&amp;&quot; &quot;&amp;RIGHT(DEC2HEX([.A218]; 4);2)&amp;&quot; &quot;&amp;(RIGHT(DEC2HEX(HEX2DEC(&quot;05&quot;)+HEX2DEC(&quot;A0&quot;)+HEX2DEC(DEC2HEX([.A218]; 4));4); 2))&amp;&quot; 16&quot;)" office:value-type="string" office:string-value="FE FE 05 A0 00 D9 7E 16" calcext:value-type="string">
            <text:p>FE FE 05 A0 00 D9 7E 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&quot;FE FE 05 A0 &quot;&amp;LEFT(DEC2HEX([.A219]; 4);2)&amp;&quot; &quot;&amp;RIGHT(DEC2HEX([.A219]; 4);2)&amp;&quot; &quot;&amp;(RIGHT(DEC2HEX(HEX2DEC(&quot;05&quot;)+HEX2DEC(&quot;A0&quot;)+HEX2DEC(DEC2HEX([.A219]; 4));4); 2))&amp;&quot; 16&quot;)" office:value-type="string" office:string-value="FE FE 05 A0 00 DA 7F 16" calcext:value-type="string">
            <text:p>FE FE 05 A0 00 DA 7F 1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&quot;FE FE 05 A0 &quot;&amp;LEFT(DEC2HEX([.A220]; 4);2)&amp;&quot; &quot;&amp;RIGHT(DEC2HEX([.A220]; 4);2)&amp;&quot; &quot;&amp;(RIGHT(DEC2HEX(HEX2DEC(&quot;05&quot;)+HEX2DEC(&quot;A0&quot;)+HEX2DEC(DEC2HEX([.A220]; 4));4); 2))&amp;&quot; 16&quot;)" office:value-type="string" office:string-value="FE FE 05 A0 00 DB 80 16" calcext:value-type="string">
            <text:p>FE FE 05 A0 00 DB 80 1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&quot;FE FE 05 A0 &quot;&amp;LEFT(DEC2HEX([.A221]; 4);2)&amp;&quot; &quot;&amp;RIGHT(DEC2HEX([.A221]; 4);2)&amp;&quot; &quot;&amp;(RIGHT(DEC2HEX(HEX2DEC(&quot;05&quot;)+HEX2DEC(&quot;A0&quot;)+HEX2DEC(DEC2HEX([.A221]; 4));4); 2))&amp;&quot; 16&quot;)" office:value-type="string" office:string-value="FE FE 05 A0 00 DC 81 16" calcext:value-type="string">
            <text:p>FE FE 05 A0 00 DC 81 1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&quot;FE FE 05 A0 &quot;&amp;LEFT(DEC2HEX([.A222]; 4);2)&amp;&quot; &quot;&amp;RIGHT(DEC2HEX([.A222]; 4);2)&amp;&quot; &quot;&amp;(RIGHT(DEC2HEX(HEX2DEC(&quot;05&quot;)+HEX2DEC(&quot;A0&quot;)+HEX2DEC(DEC2HEX([.A222]; 4));4); 2))&amp;&quot; 16&quot;)" office:value-type="string" office:string-value="FE FE 05 A0 00 DD 82 16" calcext:value-type="string">
            <text:p>FE FE 05 A0 00 DD 82 1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&quot;FE FE 05 A0 &quot;&amp;LEFT(DEC2HEX([.A223]; 4);2)&amp;&quot; &quot;&amp;RIGHT(DEC2HEX([.A223]; 4);2)&amp;&quot; &quot;&amp;(RIGHT(DEC2HEX(HEX2DEC(&quot;05&quot;)+HEX2DEC(&quot;A0&quot;)+HEX2DEC(DEC2HEX([.A223]; 4));4); 2))&amp;&quot; 16&quot;)" office:value-type="string" office:string-value="FE FE 05 A0 00 DE 83 16" calcext:value-type="string">
            <text:p>FE FE 05 A0 00 DE 83 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&quot;FE FE 05 A0 &quot;&amp;LEFT(DEC2HEX([.A224]; 4);2)&amp;&quot; &quot;&amp;RIGHT(DEC2HEX([.A224]; 4);2)&amp;&quot; &quot;&amp;(RIGHT(DEC2HEX(HEX2DEC(&quot;05&quot;)+HEX2DEC(&quot;A0&quot;)+HEX2DEC(DEC2HEX([.A224]; 4));4); 2))&amp;&quot; 16&quot;)" office:value-type="string" office:string-value="FE FE 05 A0 00 DF 84 16" calcext:value-type="string">
            <text:p>FE FE 05 A0 00 DF 84 1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&quot;FE FE 05 A0 &quot;&amp;LEFT(DEC2HEX([.A225]; 4);2)&amp;&quot; &quot;&amp;RIGHT(DEC2HEX([.A225]; 4);2)&amp;&quot; &quot;&amp;(RIGHT(DEC2HEX(HEX2DEC(&quot;05&quot;)+HEX2DEC(&quot;A0&quot;)+HEX2DEC(DEC2HEX([.A225]; 4));4); 2))&amp;&quot; 16&quot;)" office:value-type="string" office:string-value="FE FE 05 A0 00 E0 85 16" calcext:value-type="string">
            <text:p>FE FE 05 A0 00 E0 85 1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&quot;FE FE 05 A0 &quot;&amp;LEFT(DEC2HEX([.A226]; 4);2)&amp;&quot; &quot;&amp;RIGHT(DEC2HEX([.A226]; 4);2)&amp;&quot; &quot;&amp;(RIGHT(DEC2HEX(HEX2DEC(&quot;05&quot;)+HEX2DEC(&quot;A0&quot;)+HEX2DEC(DEC2HEX([.A226]; 4));4); 2))&amp;&quot; 16&quot;)" office:value-type="string" office:string-value="FE FE 05 A0 00 E1 86 16" calcext:value-type="string">
            <text:p>FE FE 05 A0 00 E1 86 1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&quot;FE FE 05 A0 &quot;&amp;LEFT(DEC2HEX([.A227]; 4);2)&amp;&quot; &quot;&amp;RIGHT(DEC2HEX([.A227]; 4);2)&amp;&quot; &quot;&amp;(RIGHT(DEC2HEX(HEX2DEC(&quot;05&quot;)+HEX2DEC(&quot;A0&quot;)+HEX2DEC(DEC2HEX([.A227]; 4));4); 2))&amp;&quot; 16&quot;)" office:value-type="string" office:string-value="FE FE 05 A0 00 E2 87 16" calcext:value-type="string">
            <text:p>FE FE 05 A0 00 E2 87 1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&quot;FE FE 05 A0 &quot;&amp;LEFT(DEC2HEX([.A228]; 4);2)&amp;&quot; &quot;&amp;RIGHT(DEC2HEX([.A228]; 4);2)&amp;&quot; &quot;&amp;(RIGHT(DEC2HEX(HEX2DEC(&quot;05&quot;)+HEX2DEC(&quot;A0&quot;)+HEX2DEC(DEC2HEX([.A228]; 4));4); 2))&amp;&quot; 16&quot;)" office:value-type="string" office:string-value="FE FE 05 A0 00 E3 88 16" calcext:value-type="string">
            <text:p>FE FE 05 A0 00 E3 88 1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&quot;FE FE 05 A0 &quot;&amp;LEFT(DEC2HEX([.A229]; 4);2)&amp;&quot; &quot;&amp;RIGHT(DEC2HEX([.A229]; 4);2)&amp;&quot; &quot;&amp;(RIGHT(DEC2HEX(HEX2DEC(&quot;05&quot;)+HEX2DEC(&quot;A0&quot;)+HEX2DEC(DEC2HEX([.A229]; 4));4); 2))&amp;&quot; 16&quot;)" office:value-type="string" office:string-value="FE FE 05 A0 00 E4 89 16" calcext:value-type="string">
            <text:p>FE FE 05 A0 00 E4 89 1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&quot;FE FE 05 A0 &quot;&amp;LEFT(DEC2HEX([.A230]; 4);2)&amp;&quot; &quot;&amp;RIGHT(DEC2HEX([.A230]; 4);2)&amp;&quot; &quot;&amp;(RIGHT(DEC2HEX(HEX2DEC(&quot;05&quot;)+HEX2DEC(&quot;A0&quot;)+HEX2DEC(DEC2HEX([.A230]; 4));4); 2))&amp;&quot; 16&quot;)" office:value-type="string" office:string-value="FE FE 05 A0 00 E5 8A 16" calcext:value-type="string">
            <text:p>FE FE 05 A0 00 E5 8A 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&quot;FE FE 05 A0 &quot;&amp;LEFT(DEC2HEX([.A231]; 4);2)&amp;&quot; &quot;&amp;RIGHT(DEC2HEX([.A231]; 4);2)&amp;&quot; &quot;&amp;(RIGHT(DEC2HEX(HEX2DEC(&quot;05&quot;)+HEX2DEC(&quot;A0&quot;)+HEX2DEC(DEC2HEX([.A231]; 4));4); 2))&amp;&quot; 16&quot;)" office:value-type="string" office:string-value="FE FE 05 A0 00 E6 8B 16" calcext:value-type="string">
            <text:p>FE FE 05 A0 00 E6 8B 1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&quot;FE FE 05 A0 &quot;&amp;LEFT(DEC2HEX([.A232]; 4);2)&amp;&quot; &quot;&amp;RIGHT(DEC2HEX([.A232]; 4);2)&amp;&quot; &quot;&amp;(RIGHT(DEC2HEX(HEX2DEC(&quot;05&quot;)+HEX2DEC(&quot;A0&quot;)+HEX2DEC(DEC2HEX([.A232]; 4));4); 2))&amp;&quot; 16&quot;)" office:value-type="string" office:string-value="FE FE 05 A0 00 E7 8C 16" calcext:value-type="string">
            <text:p>FE FE 05 A0 00 E7 8C 1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&quot;FE FE 05 A0 &quot;&amp;LEFT(DEC2HEX([.A233]; 4);2)&amp;&quot; &quot;&amp;RIGHT(DEC2HEX([.A233]; 4);2)&amp;&quot; &quot;&amp;(RIGHT(DEC2HEX(HEX2DEC(&quot;05&quot;)+HEX2DEC(&quot;A0&quot;)+HEX2DEC(DEC2HEX([.A233]; 4));4); 2))&amp;&quot; 16&quot;)" office:value-type="string" office:string-value="FE FE 05 A0 00 E8 8D 16" calcext:value-type="string">
            <text:p>FE FE 05 A0 00 E8 8D 1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&quot;FE FE 05 A0 &quot;&amp;LEFT(DEC2HEX([.A234]; 4);2)&amp;&quot; &quot;&amp;RIGHT(DEC2HEX([.A234]; 4);2)&amp;&quot; &quot;&amp;(RIGHT(DEC2HEX(HEX2DEC(&quot;05&quot;)+HEX2DEC(&quot;A0&quot;)+HEX2DEC(DEC2HEX([.A234]; 4));4); 2))&amp;&quot; 16&quot;)" office:value-type="string" office:string-value="FE FE 05 A0 00 E9 8E 16" calcext:value-type="string">
            <text:p>FE FE 05 A0 00 E9 8E 1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&quot;FE FE 05 A0 &quot;&amp;LEFT(DEC2HEX([.A235]; 4);2)&amp;&quot; &quot;&amp;RIGHT(DEC2HEX([.A235]; 4);2)&amp;&quot; &quot;&amp;(RIGHT(DEC2HEX(HEX2DEC(&quot;05&quot;)+HEX2DEC(&quot;A0&quot;)+HEX2DEC(DEC2HEX([.A235]; 4));4); 2))&amp;&quot; 16&quot;)" office:value-type="string" office:string-value="FE FE 05 A0 00 EA 8F 16" calcext:value-type="string">
            <text:p>FE FE 05 A0 00 EA 8F 1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&quot;FE FE 05 A0 &quot;&amp;LEFT(DEC2HEX([.A236]; 4);2)&amp;&quot; &quot;&amp;RIGHT(DEC2HEX([.A236]; 4);2)&amp;&quot; &quot;&amp;(RIGHT(DEC2HEX(HEX2DEC(&quot;05&quot;)+HEX2DEC(&quot;A0&quot;)+HEX2DEC(DEC2HEX([.A236]; 4));4); 2))&amp;&quot; 16&quot;)" office:value-type="string" office:string-value="FE FE 05 A0 00 EB 90 16" calcext:value-type="string">
            <text:p>FE FE 05 A0 00 EB 90 1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&quot;FE FE 05 A0 &quot;&amp;LEFT(DEC2HEX([.A237]; 4);2)&amp;&quot; &quot;&amp;RIGHT(DEC2HEX([.A237]; 4);2)&amp;&quot; &quot;&amp;(RIGHT(DEC2HEX(HEX2DEC(&quot;05&quot;)+HEX2DEC(&quot;A0&quot;)+HEX2DEC(DEC2HEX([.A237]; 4));4); 2))&amp;&quot; 16&quot;)" office:value-type="string" office:string-value="FE FE 05 A0 00 EC 91 16" calcext:value-type="string">
            <text:p>FE FE 05 A0 00 EC 91 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&quot;FE FE 05 A0 &quot;&amp;LEFT(DEC2HEX([.A238]; 4);2)&amp;&quot; &quot;&amp;RIGHT(DEC2HEX([.A238]; 4);2)&amp;&quot; &quot;&amp;(RIGHT(DEC2HEX(HEX2DEC(&quot;05&quot;)+HEX2DEC(&quot;A0&quot;)+HEX2DEC(DEC2HEX([.A238]; 4));4); 2))&amp;&quot; 16&quot;)" office:value-type="string" office:string-value="FE FE 05 A0 00 ED 92 16" calcext:value-type="string">
            <text:p>FE FE 05 A0 00 ED 92 1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&quot;FE FE 05 A0 &quot;&amp;LEFT(DEC2HEX([.A239]; 4);2)&amp;&quot; &quot;&amp;RIGHT(DEC2HEX([.A239]; 4);2)&amp;&quot; &quot;&amp;(RIGHT(DEC2HEX(HEX2DEC(&quot;05&quot;)+HEX2DEC(&quot;A0&quot;)+HEX2DEC(DEC2HEX([.A239]; 4));4); 2))&amp;&quot; 16&quot;)" office:value-type="string" office:string-value="FE FE 05 A0 00 EE 93 16" calcext:value-type="string">
            <text:p>FE FE 05 A0 00 EE 93 1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&quot;FE FE 05 A0 &quot;&amp;LEFT(DEC2HEX([.A240]; 4);2)&amp;&quot; &quot;&amp;RIGHT(DEC2HEX([.A240]; 4);2)&amp;&quot; &quot;&amp;(RIGHT(DEC2HEX(HEX2DEC(&quot;05&quot;)+HEX2DEC(&quot;A0&quot;)+HEX2DEC(DEC2HEX([.A240]; 4));4); 2))&amp;&quot; 16&quot;)" office:value-type="string" office:string-value="FE FE 05 A0 00 EF 94 16" calcext:value-type="string">
            <text:p>FE FE 05 A0 00 EF 94 1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&quot;FE FE 05 A0 &quot;&amp;LEFT(DEC2HEX([.A241]; 4);2)&amp;&quot; &quot;&amp;RIGHT(DEC2HEX([.A241]; 4);2)&amp;&quot; &quot;&amp;(RIGHT(DEC2HEX(HEX2DEC(&quot;05&quot;)+HEX2DEC(&quot;A0&quot;)+HEX2DEC(DEC2HEX([.A241]; 4));4); 2))&amp;&quot; 16&quot;)" office:value-type="string" office:string-value="FE FE 05 A0 00 F0 95 16" calcext:value-type="string">
            <text:p>FE FE 05 A0 00 F0 95 1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&quot;FE FE 05 A0 &quot;&amp;LEFT(DEC2HEX([.A242]; 4);2)&amp;&quot; &quot;&amp;RIGHT(DEC2HEX([.A242]; 4);2)&amp;&quot; &quot;&amp;(RIGHT(DEC2HEX(HEX2DEC(&quot;05&quot;)+HEX2DEC(&quot;A0&quot;)+HEX2DEC(DEC2HEX([.A242]; 4));4); 2))&amp;&quot; 16&quot;)" office:value-type="string" office:string-value="FE FE 05 A0 00 F1 96 16" calcext:value-type="string">
            <text:p>FE FE 05 A0 00 F1 96 1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&quot;FE FE 05 A0 &quot;&amp;LEFT(DEC2HEX([.A243]; 4);2)&amp;&quot; &quot;&amp;RIGHT(DEC2HEX([.A243]; 4);2)&amp;&quot; &quot;&amp;(RIGHT(DEC2HEX(HEX2DEC(&quot;05&quot;)+HEX2DEC(&quot;A0&quot;)+HEX2DEC(DEC2HEX([.A243]; 4));4); 2))&amp;&quot; 16&quot;)" office:value-type="string" office:string-value="FE FE 05 A0 00 F2 97 16" calcext:value-type="string">
            <text:p>FE FE 05 A0 00 F2 97 1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&quot;FE FE 05 A0 &quot;&amp;LEFT(DEC2HEX([.A244]; 4);2)&amp;&quot; &quot;&amp;RIGHT(DEC2HEX([.A244]; 4);2)&amp;&quot; &quot;&amp;(RIGHT(DEC2HEX(HEX2DEC(&quot;05&quot;)+HEX2DEC(&quot;A0&quot;)+HEX2DEC(DEC2HEX([.A244]; 4));4); 2))&amp;&quot; 16&quot;)" office:value-type="string" office:string-value="FE FE 05 A0 00 F3 98 16" calcext:value-type="string">
            <text:p>FE FE 05 A0 00 F3 98 1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&quot;FE FE 05 A0 &quot;&amp;LEFT(DEC2HEX([.A245]; 4);2)&amp;&quot; &quot;&amp;RIGHT(DEC2HEX([.A245]; 4);2)&amp;&quot; &quot;&amp;(RIGHT(DEC2HEX(HEX2DEC(&quot;05&quot;)+HEX2DEC(&quot;A0&quot;)+HEX2DEC(DEC2HEX([.A245]; 4));4); 2))&amp;&quot; 16&quot;)" office:value-type="string" office:string-value="FE FE 05 A0 00 F4 99 16" calcext:value-type="string">
            <text:p>FE FE 05 A0 00 F4 99 1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&quot;FE FE 05 A0 &quot;&amp;LEFT(DEC2HEX([.A246]; 4);2)&amp;&quot; &quot;&amp;RIGHT(DEC2HEX([.A246]; 4);2)&amp;&quot; &quot;&amp;(RIGHT(DEC2HEX(HEX2DEC(&quot;05&quot;)+HEX2DEC(&quot;A0&quot;)+HEX2DEC(DEC2HEX([.A246]; 4));4); 2))&amp;&quot; 16&quot;)" office:value-type="string" office:string-value="FE FE 05 A0 00 F5 9A 16" calcext:value-type="string">
            <text:p>FE FE 05 A0 00 F5 9A 1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&quot;FE FE 05 A0 &quot;&amp;LEFT(DEC2HEX([.A247]; 4);2)&amp;&quot; &quot;&amp;RIGHT(DEC2HEX([.A247]; 4);2)&amp;&quot; &quot;&amp;(RIGHT(DEC2HEX(HEX2DEC(&quot;05&quot;)+HEX2DEC(&quot;A0&quot;)+HEX2DEC(DEC2HEX([.A247]; 4));4); 2))&amp;&quot; 16&quot;)" office:value-type="string" office:string-value="FE FE 05 A0 00 F6 9B 16" calcext:value-type="string">
            <text:p>FE FE 05 A0 00 F6 9B 1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&quot;FE FE 05 A0 &quot;&amp;LEFT(DEC2HEX([.A248]; 4);2)&amp;&quot; &quot;&amp;RIGHT(DEC2HEX([.A248]; 4);2)&amp;&quot; &quot;&amp;(RIGHT(DEC2HEX(HEX2DEC(&quot;05&quot;)+HEX2DEC(&quot;A0&quot;)+HEX2DEC(DEC2HEX([.A248]; 4));4); 2))&amp;&quot; 16&quot;)" office:value-type="string" office:string-value="FE FE 05 A0 00 F7 9C 16" calcext:value-type="string">
            <text:p>FE FE 05 A0 00 F7 9C 1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&quot;FE FE 05 A0 &quot;&amp;LEFT(DEC2HEX([.A249]; 4);2)&amp;&quot; &quot;&amp;RIGHT(DEC2HEX([.A249]; 4);2)&amp;&quot; &quot;&amp;(RIGHT(DEC2HEX(HEX2DEC(&quot;05&quot;)+HEX2DEC(&quot;A0&quot;)+HEX2DEC(DEC2HEX([.A249]; 4));4); 2))&amp;&quot; 16&quot;)" office:value-type="string" office:string-value="FE FE 05 A0 00 F8 9D 16" calcext:value-type="string">
            <text:p>FE FE 05 A0 00 F8 9D 1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&quot;FE FE 05 A0 &quot;&amp;LEFT(DEC2HEX([.A250]; 4);2)&amp;&quot; &quot;&amp;RIGHT(DEC2HEX([.A250]; 4);2)&amp;&quot; &quot;&amp;(RIGHT(DEC2HEX(HEX2DEC(&quot;05&quot;)+HEX2DEC(&quot;A0&quot;)+HEX2DEC(DEC2HEX([.A250]; 4));4); 2))&amp;&quot; 16&quot;)" office:value-type="string" office:string-value="FE FE 05 A0 00 F9 9E 16" calcext:value-type="string">
            <text:p>FE FE 05 A0 00 F9 9E 1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&quot;FE FE 05 A0 &quot;&amp;LEFT(DEC2HEX([.A251]; 4);2)&amp;&quot; &quot;&amp;RIGHT(DEC2HEX([.A251]; 4);2)&amp;&quot; &quot;&amp;(RIGHT(DEC2HEX(HEX2DEC(&quot;05&quot;)+HEX2DEC(&quot;A0&quot;)+HEX2DEC(DEC2HEX([.A251]; 4));4); 2))&amp;&quot; 16&quot;)" office:value-type="string" office:string-value="FE FE 05 A0 00 FA 9F 16" calcext:value-type="string">
            <text:p>FE FE 05 A0 00 FA 9F 1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&quot;FE FE 05 A0 &quot;&amp;LEFT(DEC2HEX([.A252]; 4);2)&amp;&quot; &quot;&amp;RIGHT(DEC2HEX([.A252]; 4);2)&amp;&quot; &quot;&amp;(RIGHT(DEC2HEX(HEX2DEC(&quot;05&quot;)+HEX2DEC(&quot;A0&quot;)+HEX2DEC(DEC2HEX([.A252]; 4));4); 2))&amp;&quot; 16&quot;)" office:value-type="string" office:string-value="FE FE 05 A0 00 FB A0 16" calcext:value-type="string">
            <text:p>FE FE 05 A0 00 FB A0 1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&quot;FE FE 05 A0 &quot;&amp;LEFT(DEC2HEX([.A253]; 4);2)&amp;&quot; &quot;&amp;RIGHT(DEC2HEX([.A253]; 4);2)&amp;&quot; &quot;&amp;(RIGHT(DEC2HEX(HEX2DEC(&quot;05&quot;)+HEX2DEC(&quot;A0&quot;)+HEX2DEC(DEC2HEX([.A253]; 4));4); 2))&amp;&quot; 16&quot;)" office:value-type="string" office:string-value="FE FE 05 A0 00 FC A1 16" calcext:value-type="string">
            <text:p>FE FE 05 A0 00 FC A1 1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&quot;FE FE 05 A0 &quot;&amp;LEFT(DEC2HEX([.A254]; 4);2)&amp;&quot; &quot;&amp;RIGHT(DEC2HEX([.A254]; 4);2)&amp;&quot; &quot;&amp;(RIGHT(DEC2HEX(HEX2DEC(&quot;05&quot;)+HEX2DEC(&quot;A0&quot;)+HEX2DEC(DEC2HEX([.A254]; 4));4); 2))&amp;&quot; 16&quot;)" office:value-type="string" office:string-value="FE FE 05 A0 00 FD A2 16" calcext:value-type="string">
            <text:p>FE FE 05 A0 00 FD A2 1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&quot;FE FE 05 A0 &quot;&amp;LEFT(DEC2HEX([.A255]; 4);2)&amp;&quot; &quot;&amp;RIGHT(DEC2HEX([.A255]; 4);2)&amp;&quot; &quot;&amp;(RIGHT(DEC2HEX(HEX2DEC(&quot;05&quot;)+HEX2DEC(&quot;A0&quot;)+HEX2DEC(DEC2HEX([.A255]; 4));4); 2))&amp;&quot; 16&quot;)" office:value-type="string" office:string-value="FE FE 05 A0 00 FE A3 16" calcext:value-type="string">
            <text:p>FE FE 05 A0 00 FE A3 1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&quot;FE FE 05 A0 &quot;&amp;LEFT(DEC2HEX([.A256]; 4);2)&amp;&quot; &quot;&amp;RIGHT(DEC2HEX([.A256]; 4);2)&amp;&quot; &quot;&amp;(RIGHT(DEC2HEX(HEX2DEC(&quot;05&quot;)+HEX2DEC(&quot;A0&quot;)+HEX2DEC(DEC2HEX([.A256]; 4));4); 2))&amp;&quot; 16&quot;)" office:value-type="string" office:string-value="FE FE 05 A0 00 FF A4 16" calcext:value-type="string">
            <text:p>FE FE 05 A0 00 FF A4 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&quot;FE FE 05 A0 &quot;&amp;LEFT(DEC2HEX([.A257]; 4);2)&amp;&quot; &quot;&amp;RIGHT(DEC2HEX([.A257]; 4);2)&amp;&quot; &quot;&amp;(RIGHT(DEC2HEX(HEX2DEC(&quot;05&quot;)+HEX2DEC(&quot;A0&quot;)+HEX2DEC(DEC2HEX([.A257]; 4));4); 2))&amp;&quot; 16&quot;)" office:value-type="string" office:string-value="FE FE 05 A0 01 00 A5 16" calcext:value-type="string">
            <text:p>FE FE 05 A0 01 00 A5 1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&quot;FE FE 05 A0 &quot;&amp;LEFT(DEC2HEX([.A258]; 4);2)&amp;&quot; &quot;&amp;RIGHT(DEC2HEX([.A258]; 4);2)&amp;&quot; &quot;&amp;(RIGHT(DEC2HEX(HEX2DEC(&quot;05&quot;)+HEX2DEC(&quot;A0&quot;)+HEX2DEC(DEC2HEX([.A258]; 4));4); 2))&amp;&quot; 16&quot;)" office:value-type="string" office:string-value="FE FE 05 A0 01 01 A6 16" calcext:value-type="string">
            <text:p>FE FE 05 A0 01 01 A6 1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&quot;FE FE 05 A0 &quot;&amp;LEFT(DEC2HEX([.A259]; 4);2)&amp;&quot; &quot;&amp;RIGHT(DEC2HEX([.A259]; 4);2)&amp;&quot; &quot;&amp;(RIGHT(DEC2HEX(HEX2DEC(&quot;05&quot;)+HEX2DEC(&quot;A0&quot;)+HEX2DEC(DEC2HEX([.A259]; 4));4); 2))&amp;&quot; 16&quot;)" office:value-type="string" office:string-value="FE FE 05 A0 01 02 A7 16" calcext:value-type="string">
            <text:p>FE FE 05 A0 01 02 A7 1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&quot;FE FE 05 A0 &quot;&amp;LEFT(DEC2HEX([.A260]; 4);2)&amp;&quot; &quot;&amp;RIGHT(DEC2HEX([.A260]; 4);2)&amp;&quot; &quot;&amp;(RIGHT(DEC2HEX(HEX2DEC(&quot;05&quot;)+HEX2DEC(&quot;A0&quot;)+HEX2DEC(DEC2HEX([.A260]; 4));4); 2))&amp;&quot; 16&quot;)" office:value-type="string" office:string-value="FE FE 05 A0 01 03 A8 16" calcext:value-type="string">
            <text:p>FE FE 05 A0 01 03 A8 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&quot;FE FE 05 A0 &quot;&amp;LEFT(DEC2HEX([.A261]; 4);2)&amp;&quot; &quot;&amp;RIGHT(DEC2HEX([.A261]; 4);2)&amp;&quot; &quot;&amp;(RIGHT(DEC2HEX(HEX2DEC(&quot;05&quot;)+HEX2DEC(&quot;A0&quot;)+HEX2DEC(DEC2HEX([.A261]; 4));4); 2))&amp;&quot; 16&quot;)" office:value-type="string" office:string-value="FE FE 05 A0 01 04 A9 16" calcext:value-type="string">
            <text:p>FE FE 05 A0 01 04 A9 1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&quot;FE FE 05 A0 &quot;&amp;LEFT(DEC2HEX([.A262]; 4);2)&amp;&quot; &quot;&amp;RIGHT(DEC2HEX([.A262]; 4);2)&amp;&quot; &quot;&amp;(RIGHT(DEC2HEX(HEX2DEC(&quot;05&quot;)+HEX2DEC(&quot;A0&quot;)+HEX2DEC(DEC2HEX([.A262]; 4));4); 2))&amp;&quot; 16&quot;)" office:value-type="string" office:string-value="FE FE 05 A0 01 05 AA 16" calcext:value-type="string">
            <text:p>FE FE 05 A0 01 05 AA 1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&quot;FE FE 05 A0 &quot;&amp;LEFT(DEC2HEX([.A263]; 4);2)&amp;&quot; &quot;&amp;RIGHT(DEC2HEX([.A263]; 4);2)&amp;&quot; &quot;&amp;(RIGHT(DEC2HEX(HEX2DEC(&quot;05&quot;)+HEX2DEC(&quot;A0&quot;)+HEX2DEC(DEC2HEX([.A263]; 4));4); 2))&amp;&quot; 16&quot;)" office:value-type="string" office:string-value="FE FE 05 A0 01 06 AB 16" calcext:value-type="string">
            <text:p>FE FE 05 A0 01 06 AB 1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&quot;FE FE 05 A0 &quot;&amp;LEFT(DEC2HEX([.A264]; 4);2)&amp;&quot; &quot;&amp;RIGHT(DEC2HEX([.A264]; 4);2)&amp;&quot; &quot;&amp;(RIGHT(DEC2HEX(HEX2DEC(&quot;05&quot;)+HEX2DEC(&quot;A0&quot;)+HEX2DEC(DEC2HEX([.A264]; 4));4); 2))&amp;&quot; 16&quot;)" office:value-type="string" office:string-value="FE FE 05 A0 01 07 AC 16" calcext:value-type="string">
            <text:p>FE FE 05 A0 01 07 AC 1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&quot;FE FE 05 A0 &quot;&amp;LEFT(DEC2HEX([.A265]; 4);2)&amp;&quot; &quot;&amp;RIGHT(DEC2HEX([.A265]; 4);2)&amp;&quot; &quot;&amp;(RIGHT(DEC2HEX(HEX2DEC(&quot;05&quot;)+HEX2DEC(&quot;A0&quot;)+HEX2DEC(DEC2HEX([.A265]; 4));4); 2))&amp;&quot; 16&quot;)" office:value-type="string" office:string-value="FE FE 05 A0 01 08 AD 16" calcext:value-type="string">
            <text:p>FE FE 05 A0 01 08 AD 1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&quot;FE FE 05 A0 &quot;&amp;LEFT(DEC2HEX([.A266]; 4);2)&amp;&quot; &quot;&amp;RIGHT(DEC2HEX([.A266]; 4);2)&amp;&quot; &quot;&amp;(RIGHT(DEC2HEX(HEX2DEC(&quot;05&quot;)+HEX2DEC(&quot;A0&quot;)+HEX2DEC(DEC2HEX([.A266]; 4));4); 2))&amp;&quot; 16&quot;)" office:value-type="string" office:string-value="FE FE 05 A0 01 09 AE 16" calcext:value-type="string">
            <text:p>FE FE 05 A0 01 09 AE 1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&quot;FE FE 05 A0 &quot;&amp;LEFT(DEC2HEX([.A267]; 4);2)&amp;&quot; &quot;&amp;RIGHT(DEC2HEX([.A267]; 4);2)&amp;&quot; &quot;&amp;(RIGHT(DEC2HEX(HEX2DEC(&quot;05&quot;)+HEX2DEC(&quot;A0&quot;)+HEX2DEC(DEC2HEX([.A267]; 4));4); 2))&amp;&quot; 16&quot;)" office:value-type="string" office:string-value="FE FE 05 A0 01 0A AF 16" calcext:value-type="string">
            <text:p>FE FE 05 A0 01 0A AF 1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&quot;FE FE 05 A0 &quot;&amp;LEFT(DEC2HEX([.A268]; 4);2)&amp;&quot; &quot;&amp;RIGHT(DEC2HEX([.A268]; 4);2)&amp;&quot; &quot;&amp;(RIGHT(DEC2HEX(HEX2DEC(&quot;05&quot;)+HEX2DEC(&quot;A0&quot;)+HEX2DEC(DEC2HEX([.A268]; 4));4); 2))&amp;&quot; 16&quot;)" office:value-type="string" office:string-value="FE FE 05 A0 01 0B B0 16" calcext:value-type="string">
            <text:p>FE FE 05 A0 01 0B B0 1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&quot;FE FE 05 A0 &quot;&amp;LEFT(DEC2HEX([.A269]; 4);2)&amp;&quot; &quot;&amp;RIGHT(DEC2HEX([.A269]; 4);2)&amp;&quot; &quot;&amp;(RIGHT(DEC2HEX(HEX2DEC(&quot;05&quot;)+HEX2DEC(&quot;A0&quot;)+HEX2DEC(DEC2HEX([.A269]; 4));4); 2))&amp;&quot; 16&quot;)" office:value-type="string" office:string-value="FE FE 05 A0 01 0C B1 16" calcext:value-type="string">
            <text:p>FE FE 05 A0 01 0C B1 1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&quot;FE FE 05 A0 &quot;&amp;LEFT(DEC2HEX([.A270]; 4);2)&amp;&quot; &quot;&amp;RIGHT(DEC2HEX([.A270]; 4);2)&amp;&quot; &quot;&amp;(RIGHT(DEC2HEX(HEX2DEC(&quot;05&quot;)+HEX2DEC(&quot;A0&quot;)+HEX2DEC(DEC2HEX([.A270]; 4));4); 2))&amp;&quot; 16&quot;)" office:value-type="string" office:string-value="FE FE 05 A0 01 0D B2 16" calcext:value-type="string">
            <text:p>FE FE 05 A0 01 0D B2 1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&quot;FE FE 05 A0 &quot;&amp;LEFT(DEC2HEX([.A271]; 4);2)&amp;&quot; &quot;&amp;RIGHT(DEC2HEX([.A271]; 4);2)&amp;&quot; &quot;&amp;(RIGHT(DEC2HEX(HEX2DEC(&quot;05&quot;)+HEX2DEC(&quot;A0&quot;)+HEX2DEC(DEC2HEX([.A271]; 4));4); 2))&amp;&quot; 16&quot;)" office:value-type="string" office:string-value="FE FE 05 A0 01 0E B3 16" calcext:value-type="string">
            <text:p>FE FE 05 A0 01 0E B3 1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&quot;FE FE 05 A0 &quot;&amp;LEFT(DEC2HEX([.A272]; 4);2)&amp;&quot; &quot;&amp;RIGHT(DEC2HEX([.A272]; 4);2)&amp;&quot; &quot;&amp;(RIGHT(DEC2HEX(HEX2DEC(&quot;05&quot;)+HEX2DEC(&quot;A0&quot;)+HEX2DEC(DEC2HEX([.A272]; 4));4); 2))&amp;&quot; 16&quot;)" office:value-type="string" office:string-value="FE FE 05 A0 01 0F B4 16" calcext:value-type="string">
            <text:p>FE FE 05 A0 01 0F B4 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&quot;FE FE 05 A0 &quot;&amp;LEFT(DEC2HEX([.A273]; 4);2)&amp;&quot; &quot;&amp;RIGHT(DEC2HEX([.A273]; 4);2)&amp;&quot; &quot;&amp;(RIGHT(DEC2HEX(HEX2DEC(&quot;05&quot;)+HEX2DEC(&quot;A0&quot;)+HEX2DEC(DEC2HEX([.A273]; 4));4); 2))&amp;&quot; 16&quot;)" office:value-type="string" office:string-value="FE FE 05 A0 01 10 B5 16" calcext:value-type="string">
            <text:p>FE FE 05 A0 01 10 B5 1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&quot;FE FE 05 A0 &quot;&amp;LEFT(DEC2HEX([.A274]; 4);2)&amp;&quot; &quot;&amp;RIGHT(DEC2HEX([.A274]; 4);2)&amp;&quot; &quot;&amp;(RIGHT(DEC2HEX(HEX2DEC(&quot;05&quot;)+HEX2DEC(&quot;A0&quot;)+HEX2DEC(DEC2HEX([.A274]; 4));4); 2))&amp;&quot; 16&quot;)" office:value-type="string" office:string-value="FE FE 05 A0 01 11 B6 16" calcext:value-type="string">
            <text:p>FE FE 05 A0 01 11 B6 1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&quot;FE FE 05 A0 &quot;&amp;LEFT(DEC2HEX([.A275]; 4);2)&amp;&quot; &quot;&amp;RIGHT(DEC2HEX([.A275]; 4);2)&amp;&quot; &quot;&amp;(RIGHT(DEC2HEX(HEX2DEC(&quot;05&quot;)+HEX2DEC(&quot;A0&quot;)+HEX2DEC(DEC2HEX([.A275]; 4));4); 2))&amp;&quot; 16&quot;)" office:value-type="string" office:string-value="FE FE 05 A0 01 12 B7 16" calcext:value-type="string">
            <text:p>FE FE 05 A0 01 12 B7 1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&quot;FE FE 05 A0 &quot;&amp;LEFT(DEC2HEX([.A276]; 4);2)&amp;&quot; &quot;&amp;RIGHT(DEC2HEX([.A276]; 4);2)&amp;&quot; &quot;&amp;(RIGHT(DEC2HEX(HEX2DEC(&quot;05&quot;)+HEX2DEC(&quot;A0&quot;)+HEX2DEC(DEC2HEX([.A276]; 4));4); 2))&amp;&quot; 16&quot;)" office:value-type="string" office:string-value="FE FE 05 A0 01 13 B8 16" calcext:value-type="string">
            <text:p>FE FE 05 A0 01 13 B8 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&quot;FE FE 05 A0 &quot;&amp;LEFT(DEC2HEX([.A277]; 4);2)&amp;&quot; &quot;&amp;RIGHT(DEC2HEX([.A277]; 4);2)&amp;&quot; &quot;&amp;(RIGHT(DEC2HEX(HEX2DEC(&quot;05&quot;)+HEX2DEC(&quot;A0&quot;)+HEX2DEC(DEC2HEX([.A277]; 4));4); 2))&amp;&quot; 16&quot;)" office:value-type="string" office:string-value="FE FE 05 A0 01 14 B9 16" calcext:value-type="string">
            <text:p>FE FE 05 A0 01 14 B9 1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&quot;FE FE 05 A0 &quot;&amp;LEFT(DEC2HEX([.A278]; 4);2)&amp;&quot; &quot;&amp;RIGHT(DEC2HEX([.A278]; 4);2)&amp;&quot; &quot;&amp;(RIGHT(DEC2HEX(HEX2DEC(&quot;05&quot;)+HEX2DEC(&quot;A0&quot;)+HEX2DEC(DEC2HEX([.A278]; 4));4); 2))&amp;&quot; 16&quot;)" office:value-type="string" office:string-value="FE FE 05 A0 01 15 BA 16" calcext:value-type="string">
            <text:p>FE FE 05 A0 01 15 BA 1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&quot;FE FE 05 A0 &quot;&amp;LEFT(DEC2HEX([.A279]; 4);2)&amp;&quot; &quot;&amp;RIGHT(DEC2HEX([.A279]; 4);2)&amp;&quot; &quot;&amp;(RIGHT(DEC2HEX(HEX2DEC(&quot;05&quot;)+HEX2DEC(&quot;A0&quot;)+HEX2DEC(DEC2HEX([.A279]; 4));4); 2))&amp;&quot; 16&quot;)" office:value-type="string" office:string-value="FE FE 05 A0 01 16 BB 16" calcext:value-type="string">
            <text:p>FE FE 05 A0 01 16 BB 1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&quot;FE FE 05 A0 &quot;&amp;LEFT(DEC2HEX([.A280]; 4);2)&amp;&quot; &quot;&amp;RIGHT(DEC2HEX([.A280]; 4);2)&amp;&quot; &quot;&amp;(RIGHT(DEC2HEX(HEX2DEC(&quot;05&quot;)+HEX2DEC(&quot;A0&quot;)+HEX2DEC(DEC2HEX([.A280]; 4));4); 2))&amp;&quot; 16&quot;)" office:value-type="string" office:string-value="FE FE 05 A0 01 17 BC 16" calcext:value-type="string">
            <text:p>FE FE 05 A0 01 17 BC 1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&quot;FE FE 05 A0 &quot;&amp;LEFT(DEC2HEX([.A281]; 4);2)&amp;&quot; &quot;&amp;RIGHT(DEC2HEX([.A281]; 4);2)&amp;&quot; &quot;&amp;(RIGHT(DEC2HEX(HEX2DEC(&quot;05&quot;)+HEX2DEC(&quot;A0&quot;)+HEX2DEC(DEC2HEX([.A281]; 4));4); 2))&amp;&quot; 16&quot;)" office:value-type="string" office:string-value="FE FE 05 A0 01 18 BD 16" calcext:value-type="string">
            <text:p>FE FE 05 A0 01 18 BD 1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&quot;FE FE 05 A0 &quot;&amp;LEFT(DEC2HEX([.A282]; 4);2)&amp;&quot; &quot;&amp;RIGHT(DEC2HEX([.A282]; 4);2)&amp;&quot; &quot;&amp;(RIGHT(DEC2HEX(HEX2DEC(&quot;05&quot;)+HEX2DEC(&quot;A0&quot;)+HEX2DEC(DEC2HEX([.A282]; 4));4); 2))&amp;&quot; 16&quot;)" office:value-type="string" office:string-value="FE FE 05 A0 01 19 BE 16" calcext:value-type="string">
            <text:p>FE FE 05 A0 01 19 BE 1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&quot;FE FE 05 A0 &quot;&amp;LEFT(DEC2HEX([.A283]; 4);2)&amp;&quot; &quot;&amp;RIGHT(DEC2HEX([.A283]; 4);2)&amp;&quot; &quot;&amp;(RIGHT(DEC2HEX(HEX2DEC(&quot;05&quot;)+HEX2DEC(&quot;A0&quot;)+HEX2DEC(DEC2HEX([.A283]; 4));4); 2))&amp;&quot; 16&quot;)" office:value-type="string" office:string-value="FE FE 05 A0 01 1A BF 16" calcext:value-type="string">
            <text:p>FE FE 05 A0 01 1A BF 1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&quot;FE FE 05 A0 &quot;&amp;LEFT(DEC2HEX([.A284]; 4);2)&amp;&quot; &quot;&amp;RIGHT(DEC2HEX([.A284]; 4);2)&amp;&quot; &quot;&amp;(RIGHT(DEC2HEX(HEX2DEC(&quot;05&quot;)+HEX2DEC(&quot;A0&quot;)+HEX2DEC(DEC2HEX([.A284]; 4));4); 2))&amp;&quot; 16&quot;)" office:value-type="string" office:string-value="FE FE 05 A0 01 1B C0 16" calcext:value-type="string">
            <text:p>FE FE 05 A0 01 1B C0 1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&quot;FE FE 05 A0 &quot;&amp;LEFT(DEC2HEX([.A285]; 4);2)&amp;&quot; &quot;&amp;RIGHT(DEC2HEX([.A285]; 4);2)&amp;&quot; &quot;&amp;(RIGHT(DEC2HEX(HEX2DEC(&quot;05&quot;)+HEX2DEC(&quot;A0&quot;)+HEX2DEC(DEC2HEX([.A285]; 4));4); 2))&amp;&quot; 16&quot;)" office:value-type="string" office:string-value="FE FE 05 A0 01 1C C1 16" calcext:value-type="string">
            <text:p>FE FE 05 A0 01 1C C1 1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&quot;FE FE 05 A0 &quot;&amp;LEFT(DEC2HEX([.A286]; 4);2)&amp;&quot; &quot;&amp;RIGHT(DEC2HEX([.A286]; 4);2)&amp;&quot; &quot;&amp;(RIGHT(DEC2HEX(HEX2DEC(&quot;05&quot;)+HEX2DEC(&quot;A0&quot;)+HEX2DEC(DEC2HEX([.A286]; 4));4); 2))&amp;&quot; 16&quot;)" office:value-type="string" office:string-value="FE FE 05 A0 01 1D C2 16" calcext:value-type="string">
            <text:p>FE FE 05 A0 01 1D C2 1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&quot;FE FE 05 A0 &quot;&amp;LEFT(DEC2HEX([.A287]; 4);2)&amp;&quot; &quot;&amp;RIGHT(DEC2HEX([.A287]; 4);2)&amp;&quot; &quot;&amp;(RIGHT(DEC2HEX(HEX2DEC(&quot;05&quot;)+HEX2DEC(&quot;A0&quot;)+HEX2DEC(DEC2HEX([.A287]; 4));4); 2))&amp;&quot; 16&quot;)" office:value-type="string" office:string-value="FE FE 05 A0 01 1E C3 16" calcext:value-type="string">
            <text:p>FE FE 05 A0 01 1E C3 1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&quot;FE FE 05 A0 &quot;&amp;LEFT(DEC2HEX([.A288]; 4);2)&amp;&quot; &quot;&amp;RIGHT(DEC2HEX([.A288]; 4);2)&amp;&quot; &quot;&amp;(RIGHT(DEC2HEX(HEX2DEC(&quot;05&quot;)+HEX2DEC(&quot;A0&quot;)+HEX2DEC(DEC2HEX([.A288]; 4));4); 2))&amp;&quot; 16&quot;)" office:value-type="string" office:string-value="FE FE 05 A0 01 1F C4 16" calcext:value-type="string">
            <text:p>FE FE 05 A0 01 1F C4 1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&quot;FE FE 05 A0 &quot;&amp;LEFT(DEC2HEX([.A289]; 4);2)&amp;&quot; &quot;&amp;RIGHT(DEC2HEX([.A289]; 4);2)&amp;&quot; &quot;&amp;(RIGHT(DEC2HEX(HEX2DEC(&quot;05&quot;)+HEX2DEC(&quot;A0&quot;)+HEX2DEC(DEC2HEX([.A289]; 4));4); 2))&amp;&quot; 16&quot;)" office:value-type="string" office:string-value="FE FE 05 A0 01 20 C5 16" calcext:value-type="string">
            <text:p>FE FE 05 A0 01 20 C5 1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&quot;FE FE 05 A0 &quot;&amp;LEFT(DEC2HEX([.A290]; 4);2)&amp;&quot; &quot;&amp;RIGHT(DEC2HEX([.A290]; 4);2)&amp;&quot; &quot;&amp;(RIGHT(DEC2HEX(HEX2DEC(&quot;05&quot;)+HEX2DEC(&quot;A0&quot;)+HEX2DEC(DEC2HEX([.A290]; 4));4); 2))&amp;&quot; 16&quot;)" office:value-type="string" office:string-value="FE FE 05 A0 01 21 C6 16" calcext:value-type="string">
            <text:p>FE FE 05 A0 01 21 C6 1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&quot;FE FE 05 A0 &quot;&amp;LEFT(DEC2HEX([.A291]; 4);2)&amp;&quot; &quot;&amp;RIGHT(DEC2HEX([.A291]; 4);2)&amp;&quot; &quot;&amp;(RIGHT(DEC2HEX(HEX2DEC(&quot;05&quot;)+HEX2DEC(&quot;A0&quot;)+HEX2DEC(DEC2HEX([.A291]; 4));4); 2))&amp;&quot; 16&quot;)" office:value-type="string" office:string-value="FE FE 05 A0 01 22 C7 16" calcext:value-type="string">
            <text:p>FE FE 05 A0 01 22 C7 1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&quot;FE FE 05 A0 &quot;&amp;LEFT(DEC2HEX([.A292]; 4);2)&amp;&quot; &quot;&amp;RIGHT(DEC2HEX([.A292]; 4);2)&amp;&quot; &quot;&amp;(RIGHT(DEC2HEX(HEX2DEC(&quot;05&quot;)+HEX2DEC(&quot;A0&quot;)+HEX2DEC(DEC2HEX([.A292]; 4));4); 2))&amp;&quot; 16&quot;)" office:value-type="string" office:string-value="FE FE 05 A0 01 23 C8 16" calcext:value-type="string">
            <text:p>FE FE 05 A0 01 23 C8 1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&quot;FE FE 05 A0 &quot;&amp;LEFT(DEC2HEX([.A293]; 4);2)&amp;&quot; &quot;&amp;RIGHT(DEC2HEX([.A293]; 4);2)&amp;&quot; &quot;&amp;(RIGHT(DEC2HEX(HEX2DEC(&quot;05&quot;)+HEX2DEC(&quot;A0&quot;)+HEX2DEC(DEC2HEX([.A293]; 4));4); 2))&amp;&quot; 16&quot;)" office:value-type="string" office:string-value="FE FE 05 A0 01 24 C9 16" calcext:value-type="string">
            <text:p>FE FE 05 A0 01 24 C9 1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&quot;FE FE 05 A0 &quot;&amp;LEFT(DEC2HEX([.A294]; 4);2)&amp;&quot; &quot;&amp;RIGHT(DEC2HEX([.A294]; 4);2)&amp;&quot; &quot;&amp;(RIGHT(DEC2HEX(HEX2DEC(&quot;05&quot;)+HEX2DEC(&quot;A0&quot;)+HEX2DEC(DEC2HEX([.A294]; 4));4); 2))&amp;&quot; 16&quot;)" office:value-type="string" office:string-value="FE FE 05 A0 01 25 CA 16" calcext:value-type="string">
            <text:p>FE FE 05 A0 01 25 CA 1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&quot;FE FE 05 A0 &quot;&amp;LEFT(DEC2HEX([.A295]; 4);2)&amp;&quot; &quot;&amp;RIGHT(DEC2HEX([.A295]; 4);2)&amp;&quot; &quot;&amp;(RIGHT(DEC2HEX(HEX2DEC(&quot;05&quot;)+HEX2DEC(&quot;A0&quot;)+HEX2DEC(DEC2HEX([.A295]; 4));4); 2))&amp;&quot; 16&quot;)" office:value-type="string" office:string-value="FE FE 05 A0 01 26 CB 16" calcext:value-type="string">
            <text:p>FE FE 05 A0 01 26 CB 1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&quot;FE FE 05 A0 &quot;&amp;LEFT(DEC2HEX([.A296]; 4);2)&amp;&quot; &quot;&amp;RIGHT(DEC2HEX([.A296]; 4);2)&amp;&quot; &quot;&amp;(RIGHT(DEC2HEX(HEX2DEC(&quot;05&quot;)+HEX2DEC(&quot;A0&quot;)+HEX2DEC(DEC2HEX([.A296]; 4));4); 2))&amp;&quot; 16&quot;)" office:value-type="string" office:string-value="FE FE 05 A0 01 27 CC 16" calcext:value-type="string">
            <text:p>FE FE 05 A0 01 27 CC 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&quot;FE FE 05 A0 &quot;&amp;LEFT(DEC2HEX([.A297]; 4);2)&amp;&quot; &quot;&amp;RIGHT(DEC2HEX([.A297]; 4);2)&amp;&quot; &quot;&amp;(RIGHT(DEC2HEX(HEX2DEC(&quot;05&quot;)+HEX2DEC(&quot;A0&quot;)+HEX2DEC(DEC2HEX([.A297]; 4));4); 2))&amp;&quot; 16&quot;)" office:value-type="string" office:string-value="FE FE 05 A0 01 28 CD 16" calcext:value-type="string">
            <text:p>FE FE 05 A0 01 28 CD 1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&quot;FE FE 05 A0 &quot;&amp;LEFT(DEC2HEX([.A298]; 4);2)&amp;&quot; &quot;&amp;RIGHT(DEC2HEX([.A298]; 4);2)&amp;&quot; &quot;&amp;(RIGHT(DEC2HEX(HEX2DEC(&quot;05&quot;)+HEX2DEC(&quot;A0&quot;)+HEX2DEC(DEC2HEX([.A298]; 4));4); 2))&amp;&quot; 16&quot;)" office:value-type="string" office:string-value="FE FE 05 A0 01 29 CE 16" calcext:value-type="string">
            <text:p>FE FE 05 A0 01 29 CE 1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&quot;FE FE 05 A0 &quot;&amp;LEFT(DEC2HEX([.A299]; 4);2)&amp;&quot; &quot;&amp;RIGHT(DEC2HEX([.A299]; 4);2)&amp;&quot; &quot;&amp;(RIGHT(DEC2HEX(HEX2DEC(&quot;05&quot;)+HEX2DEC(&quot;A0&quot;)+HEX2DEC(DEC2HEX([.A299]; 4));4); 2))&amp;&quot; 16&quot;)" office:value-type="string" office:string-value="FE FE 05 A0 01 2A CF 16" calcext:value-type="string">
            <text:p>FE FE 05 A0 01 2A CF 1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&quot;FE FE 05 A0 &quot;&amp;LEFT(DEC2HEX([.A300]; 4);2)&amp;&quot; &quot;&amp;RIGHT(DEC2HEX([.A300]; 4);2)&amp;&quot; &quot;&amp;(RIGHT(DEC2HEX(HEX2DEC(&quot;05&quot;)+HEX2DEC(&quot;A0&quot;)+HEX2DEC(DEC2HEX([.A300]; 4));4); 2))&amp;&quot; 16&quot;)" office:value-type="string" office:string-value="FE FE 05 A0 01 2B D0 16" calcext:value-type="string">
            <text:p>FE FE 05 A0 01 2B D0 1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&quot;FE FE 05 A0 &quot;&amp;LEFT(DEC2HEX([.A301]; 4);2)&amp;&quot; &quot;&amp;RIGHT(DEC2HEX([.A301]; 4);2)&amp;&quot; &quot;&amp;(RIGHT(DEC2HEX(HEX2DEC(&quot;05&quot;)+HEX2DEC(&quot;A0&quot;)+HEX2DEC(DEC2HEX([.A301]; 4));4); 2))&amp;&quot; 16&quot;)" office:value-type="string" office:string-value="FE FE 05 A0 01 2C D1 16" calcext:value-type="string">
            <text:p>FE FE 05 A0 01 2C D1 1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&quot;FE FE 05 A0 &quot;&amp;LEFT(DEC2HEX([.A302]; 4);2)&amp;&quot; &quot;&amp;RIGHT(DEC2HEX([.A302]; 4);2)&amp;&quot; &quot;&amp;(RIGHT(DEC2HEX(HEX2DEC(&quot;05&quot;)+HEX2DEC(&quot;A0&quot;)+HEX2DEC(DEC2HEX([.A302]; 4));4); 2))&amp;&quot; 16&quot;)" office:value-type="string" office:string-value="FE FE 05 A0 01 2D D2 16" calcext:value-type="string">
            <text:p>FE FE 05 A0 01 2D D2 1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&quot;FE FE 05 A0 &quot;&amp;LEFT(DEC2HEX([.A303]; 4);2)&amp;&quot; &quot;&amp;RIGHT(DEC2HEX([.A303]; 4);2)&amp;&quot; &quot;&amp;(RIGHT(DEC2HEX(HEX2DEC(&quot;05&quot;)+HEX2DEC(&quot;A0&quot;)+HEX2DEC(DEC2HEX([.A303]; 4));4); 2))&amp;&quot; 16&quot;)" office:value-type="string" office:string-value="FE FE 05 A0 01 2E D3 16" calcext:value-type="string">
            <text:p>FE FE 05 A0 01 2E D3 1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&quot;FE FE 05 A0 &quot;&amp;LEFT(DEC2HEX([.A304]; 4);2)&amp;&quot; &quot;&amp;RIGHT(DEC2HEX([.A304]; 4);2)&amp;&quot; &quot;&amp;(RIGHT(DEC2HEX(HEX2DEC(&quot;05&quot;)+HEX2DEC(&quot;A0&quot;)+HEX2DEC(DEC2HEX([.A304]; 4));4); 2))&amp;&quot; 16&quot;)" office:value-type="string" office:string-value="FE FE 05 A0 01 2F D4 16" calcext:value-type="string">
            <text:p>FE FE 05 A0 01 2F D4 1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&quot;FE FE 05 A0 &quot;&amp;LEFT(DEC2HEX([.A305]; 4);2)&amp;&quot; &quot;&amp;RIGHT(DEC2HEX([.A305]; 4);2)&amp;&quot; &quot;&amp;(RIGHT(DEC2HEX(HEX2DEC(&quot;05&quot;)+HEX2DEC(&quot;A0&quot;)+HEX2DEC(DEC2HEX([.A305]; 4));4); 2))&amp;&quot; 16&quot;)" office:value-type="string" office:string-value="FE FE 05 A0 01 30 D5 16" calcext:value-type="string">
            <text:p>FE FE 05 A0 01 30 D5 1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&quot;FE FE 05 A0 &quot;&amp;LEFT(DEC2HEX([.A306]; 4);2)&amp;&quot; &quot;&amp;RIGHT(DEC2HEX([.A306]; 4);2)&amp;&quot; &quot;&amp;(RIGHT(DEC2HEX(HEX2DEC(&quot;05&quot;)+HEX2DEC(&quot;A0&quot;)+HEX2DEC(DEC2HEX([.A306]; 4));4); 2))&amp;&quot; 16&quot;)" office:value-type="string" office:string-value="FE FE 05 A0 01 31 D6 16" calcext:value-type="string">
            <text:p>FE FE 05 A0 01 31 D6 1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&quot;FE FE 05 A0 &quot;&amp;LEFT(DEC2HEX([.A307]; 4);2)&amp;&quot; &quot;&amp;RIGHT(DEC2HEX([.A307]; 4);2)&amp;&quot; &quot;&amp;(RIGHT(DEC2HEX(HEX2DEC(&quot;05&quot;)+HEX2DEC(&quot;A0&quot;)+HEX2DEC(DEC2HEX([.A307]; 4));4); 2))&amp;&quot; 16&quot;)" office:value-type="string" office:string-value="FE FE 05 A0 01 32 D7 16" calcext:value-type="string">
            <text:p>FE FE 05 A0 01 32 D7 1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&quot;FE FE 05 A0 &quot;&amp;LEFT(DEC2HEX([.A308]; 4);2)&amp;&quot; &quot;&amp;RIGHT(DEC2HEX([.A308]; 4);2)&amp;&quot; &quot;&amp;(RIGHT(DEC2HEX(HEX2DEC(&quot;05&quot;)+HEX2DEC(&quot;A0&quot;)+HEX2DEC(DEC2HEX([.A308]; 4));4); 2))&amp;&quot; 16&quot;)" office:value-type="string" office:string-value="FE FE 05 A0 01 33 D8 16" calcext:value-type="string">
            <text:p>FE FE 05 A0 01 33 D8 1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&quot;FE FE 05 A0 &quot;&amp;LEFT(DEC2HEX([.A309]; 4);2)&amp;&quot; &quot;&amp;RIGHT(DEC2HEX([.A309]; 4);2)&amp;&quot; &quot;&amp;(RIGHT(DEC2HEX(HEX2DEC(&quot;05&quot;)+HEX2DEC(&quot;A0&quot;)+HEX2DEC(DEC2HEX([.A309]; 4));4); 2))&amp;&quot; 16&quot;)" office:value-type="string" office:string-value="FE FE 05 A0 01 34 D9 16" calcext:value-type="string">
            <text:p>FE FE 05 A0 01 34 D9 1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&quot;FE FE 05 A0 &quot;&amp;LEFT(DEC2HEX([.A310]; 4);2)&amp;&quot; &quot;&amp;RIGHT(DEC2HEX([.A310]; 4);2)&amp;&quot; &quot;&amp;(RIGHT(DEC2HEX(HEX2DEC(&quot;05&quot;)+HEX2DEC(&quot;A0&quot;)+HEX2DEC(DEC2HEX([.A310]; 4));4); 2))&amp;&quot; 16&quot;)" office:value-type="string" office:string-value="FE FE 05 A0 01 35 DA 16" calcext:value-type="string">
            <text:p>FE FE 05 A0 01 35 DA 1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&quot;FE FE 05 A0 &quot;&amp;LEFT(DEC2HEX([.A311]; 4);2)&amp;&quot; &quot;&amp;RIGHT(DEC2HEX([.A311]; 4);2)&amp;&quot; &quot;&amp;(RIGHT(DEC2HEX(HEX2DEC(&quot;05&quot;)+HEX2DEC(&quot;A0&quot;)+HEX2DEC(DEC2HEX([.A311]; 4));4); 2))&amp;&quot; 16&quot;)" office:value-type="string" office:string-value="FE FE 05 A0 01 36 DB 16" calcext:value-type="string">
            <text:p>FE FE 05 A0 01 36 DB 1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&quot;FE FE 05 A0 &quot;&amp;LEFT(DEC2HEX([.A312]; 4);2)&amp;&quot; &quot;&amp;RIGHT(DEC2HEX([.A312]; 4);2)&amp;&quot; &quot;&amp;(RIGHT(DEC2HEX(HEX2DEC(&quot;05&quot;)+HEX2DEC(&quot;A0&quot;)+HEX2DEC(DEC2HEX([.A312]; 4));4); 2))&amp;&quot; 16&quot;)" office:value-type="string" office:string-value="FE FE 05 A0 01 37 DC 16" calcext:value-type="string">
            <text:p>FE FE 05 A0 01 37 DC 1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&quot;FE FE 05 A0 &quot;&amp;LEFT(DEC2HEX([.A313]; 4);2)&amp;&quot; &quot;&amp;RIGHT(DEC2HEX([.A313]; 4);2)&amp;&quot; &quot;&amp;(RIGHT(DEC2HEX(HEX2DEC(&quot;05&quot;)+HEX2DEC(&quot;A0&quot;)+HEX2DEC(DEC2HEX([.A313]; 4));4); 2))&amp;&quot; 16&quot;)" office:value-type="string" office:string-value="FE FE 05 A0 01 38 DD 16" calcext:value-type="string">
            <text:p>FE FE 05 A0 01 38 DD 1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&quot;FE FE 05 A0 &quot;&amp;LEFT(DEC2HEX([.A314]; 4);2)&amp;&quot; &quot;&amp;RIGHT(DEC2HEX([.A314]; 4);2)&amp;&quot; &quot;&amp;(RIGHT(DEC2HEX(HEX2DEC(&quot;05&quot;)+HEX2DEC(&quot;A0&quot;)+HEX2DEC(DEC2HEX([.A314]; 4));4); 2))&amp;&quot; 16&quot;)" office:value-type="string" office:string-value="FE FE 05 A0 01 39 DE 16" calcext:value-type="string">
            <text:p>FE FE 05 A0 01 39 DE 1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&quot;FE FE 05 A0 &quot;&amp;LEFT(DEC2HEX([.A315]; 4);2)&amp;&quot; &quot;&amp;RIGHT(DEC2HEX([.A315]; 4);2)&amp;&quot; &quot;&amp;(RIGHT(DEC2HEX(HEX2DEC(&quot;05&quot;)+HEX2DEC(&quot;A0&quot;)+HEX2DEC(DEC2HEX([.A315]; 4));4); 2))&amp;&quot; 16&quot;)" office:value-type="string" office:string-value="FE FE 05 A0 01 3A DF 16" calcext:value-type="string">
            <text:p>FE FE 05 A0 01 3A DF 1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&quot;FE FE 05 A0 &quot;&amp;LEFT(DEC2HEX([.A316]; 4);2)&amp;&quot; &quot;&amp;RIGHT(DEC2HEX([.A316]; 4);2)&amp;&quot; &quot;&amp;(RIGHT(DEC2HEX(HEX2DEC(&quot;05&quot;)+HEX2DEC(&quot;A0&quot;)+HEX2DEC(DEC2HEX([.A316]; 4));4); 2))&amp;&quot; 16&quot;)" office:value-type="string" office:string-value="FE FE 05 A0 01 3B E0 16" calcext:value-type="string">
            <text:p>FE FE 05 A0 01 3B E0 1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&quot;FE FE 05 A0 &quot;&amp;LEFT(DEC2HEX([.A317]; 4);2)&amp;&quot; &quot;&amp;RIGHT(DEC2HEX([.A317]; 4);2)&amp;&quot; &quot;&amp;(RIGHT(DEC2HEX(HEX2DEC(&quot;05&quot;)+HEX2DEC(&quot;A0&quot;)+HEX2DEC(DEC2HEX([.A317]; 4));4); 2))&amp;&quot; 16&quot;)" office:value-type="string" office:string-value="FE FE 05 A0 01 3C E1 16" calcext:value-type="string">
            <text:p>FE FE 05 A0 01 3C E1 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&quot;FE FE 05 A0 &quot;&amp;LEFT(DEC2HEX([.A318]; 4);2)&amp;&quot; &quot;&amp;RIGHT(DEC2HEX([.A318]; 4);2)&amp;&quot; &quot;&amp;(RIGHT(DEC2HEX(HEX2DEC(&quot;05&quot;)+HEX2DEC(&quot;A0&quot;)+HEX2DEC(DEC2HEX([.A318]; 4));4); 2))&amp;&quot; 16&quot;)" office:value-type="string" office:string-value="FE FE 05 A0 01 3D E2 16" calcext:value-type="string">
            <text:p>FE FE 05 A0 01 3D E2 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&quot;FE FE 05 A0 &quot;&amp;LEFT(DEC2HEX([.A319]; 4);2)&amp;&quot; &quot;&amp;RIGHT(DEC2HEX([.A319]; 4);2)&amp;&quot; &quot;&amp;(RIGHT(DEC2HEX(HEX2DEC(&quot;05&quot;)+HEX2DEC(&quot;A0&quot;)+HEX2DEC(DEC2HEX([.A319]; 4));4); 2))&amp;&quot; 16&quot;)" office:value-type="string" office:string-value="FE FE 05 A0 01 3E E3 16" calcext:value-type="string">
            <text:p>FE FE 05 A0 01 3E E3 1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&quot;FE FE 05 A0 &quot;&amp;LEFT(DEC2HEX([.A320]; 4);2)&amp;&quot; &quot;&amp;RIGHT(DEC2HEX([.A320]; 4);2)&amp;&quot; &quot;&amp;(RIGHT(DEC2HEX(HEX2DEC(&quot;05&quot;)+HEX2DEC(&quot;A0&quot;)+HEX2DEC(DEC2HEX([.A320]; 4));4); 2))&amp;&quot; 16&quot;)" office:value-type="string" office:string-value="FE FE 05 A0 01 3F E4 16" calcext:value-type="string">
            <text:p>FE FE 05 A0 01 3F E4 1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&quot;FE FE 05 A0 &quot;&amp;LEFT(DEC2HEX([.A321]; 4);2)&amp;&quot; &quot;&amp;RIGHT(DEC2HEX([.A321]; 4);2)&amp;&quot; &quot;&amp;(RIGHT(DEC2HEX(HEX2DEC(&quot;05&quot;)+HEX2DEC(&quot;A0&quot;)+HEX2DEC(DEC2HEX([.A321]; 4));4); 2))&amp;&quot; 16&quot;)" office:value-type="string" office:string-value="FE FE 05 A0 01 40 E5 16" calcext:value-type="string">
            <text:p>FE FE 05 A0 01 40 E5 1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&quot;FE FE 05 A0 &quot;&amp;LEFT(DEC2HEX([.A322]; 4);2)&amp;&quot; &quot;&amp;RIGHT(DEC2HEX([.A322]; 4);2)&amp;&quot; &quot;&amp;(RIGHT(DEC2HEX(HEX2DEC(&quot;05&quot;)+HEX2DEC(&quot;A0&quot;)+HEX2DEC(DEC2HEX([.A322]; 4));4); 2))&amp;&quot; 16&quot;)" office:value-type="string" office:string-value="FE FE 05 A0 01 41 E6 16" calcext:value-type="string">
            <text:p>FE FE 05 A0 01 41 E6 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&quot;FE FE 05 A0 &quot;&amp;LEFT(DEC2HEX([.A323]; 4);2)&amp;&quot; &quot;&amp;RIGHT(DEC2HEX([.A323]; 4);2)&amp;&quot; &quot;&amp;(RIGHT(DEC2HEX(HEX2DEC(&quot;05&quot;)+HEX2DEC(&quot;A0&quot;)+HEX2DEC(DEC2HEX([.A323]; 4));4); 2))&amp;&quot; 16&quot;)" office:value-type="string" office:string-value="FE FE 05 A0 01 42 E7 16" calcext:value-type="string">
            <text:p>FE FE 05 A0 01 42 E7 1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&quot;FE FE 05 A0 &quot;&amp;LEFT(DEC2HEX([.A324]; 4);2)&amp;&quot; &quot;&amp;RIGHT(DEC2HEX([.A324]; 4);2)&amp;&quot; &quot;&amp;(RIGHT(DEC2HEX(HEX2DEC(&quot;05&quot;)+HEX2DEC(&quot;A0&quot;)+HEX2DEC(DEC2HEX([.A324]; 4));4); 2))&amp;&quot; 16&quot;)" office:value-type="string" office:string-value="FE FE 05 A0 01 43 E8 16" calcext:value-type="string">
            <text:p>FE FE 05 A0 01 43 E8 1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&quot;FE FE 05 A0 &quot;&amp;LEFT(DEC2HEX([.A325]; 4);2)&amp;&quot; &quot;&amp;RIGHT(DEC2HEX([.A325]; 4);2)&amp;&quot; &quot;&amp;(RIGHT(DEC2HEX(HEX2DEC(&quot;05&quot;)+HEX2DEC(&quot;A0&quot;)+HEX2DEC(DEC2HEX([.A325]; 4));4); 2))&amp;&quot; 16&quot;)" office:value-type="string" office:string-value="FE FE 05 A0 01 44 E9 16" calcext:value-type="string">
            <text:p>FE FE 05 A0 01 44 E9 1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&quot;FE FE 05 A0 &quot;&amp;LEFT(DEC2HEX([.A326]; 4);2)&amp;&quot; &quot;&amp;RIGHT(DEC2HEX([.A326]; 4);2)&amp;&quot; &quot;&amp;(RIGHT(DEC2HEX(HEX2DEC(&quot;05&quot;)+HEX2DEC(&quot;A0&quot;)+HEX2DEC(DEC2HEX([.A326]; 4));4); 2))&amp;&quot; 16&quot;)" office:value-type="string" office:string-value="FE FE 05 A0 01 45 EA 16" calcext:value-type="string">
            <text:p>FE FE 05 A0 01 45 EA 1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&quot;FE FE 05 A0 &quot;&amp;LEFT(DEC2HEX([.A327]; 4);2)&amp;&quot; &quot;&amp;RIGHT(DEC2HEX([.A327]; 4);2)&amp;&quot; &quot;&amp;(RIGHT(DEC2HEX(HEX2DEC(&quot;05&quot;)+HEX2DEC(&quot;A0&quot;)+HEX2DEC(DEC2HEX([.A327]; 4));4); 2))&amp;&quot; 16&quot;)" office:value-type="string" office:string-value="FE FE 05 A0 01 46 EB 16" calcext:value-type="string">
            <text:p>FE FE 05 A0 01 46 EB 1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&quot;FE FE 05 A0 &quot;&amp;LEFT(DEC2HEX([.A328]; 4);2)&amp;&quot; &quot;&amp;RIGHT(DEC2HEX([.A328]; 4);2)&amp;&quot; &quot;&amp;(RIGHT(DEC2HEX(HEX2DEC(&quot;05&quot;)+HEX2DEC(&quot;A0&quot;)+HEX2DEC(DEC2HEX([.A328]; 4));4); 2))&amp;&quot; 16&quot;)" office:value-type="string" office:string-value="FE FE 05 A0 01 47 EC 16" calcext:value-type="string">
            <text:p>FE FE 05 A0 01 47 EC 1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&quot;FE FE 05 A0 &quot;&amp;LEFT(DEC2HEX([.A329]; 4);2)&amp;&quot; &quot;&amp;RIGHT(DEC2HEX([.A329]; 4);2)&amp;&quot; &quot;&amp;(RIGHT(DEC2HEX(HEX2DEC(&quot;05&quot;)+HEX2DEC(&quot;A0&quot;)+HEX2DEC(DEC2HEX([.A329]; 4));4); 2))&amp;&quot; 16&quot;)" office:value-type="string" office:string-value="FE FE 05 A0 01 48 ED 16" calcext:value-type="string">
            <text:p>FE FE 05 A0 01 48 ED 1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&quot;FE FE 05 A0 &quot;&amp;LEFT(DEC2HEX([.A330]; 4);2)&amp;&quot; &quot;&amp;RIGHT(DEC2HEX([.A330]; 4);2)&amp;&quot; &quot;&amp;(RIGHT(DEC2HEX(HEX2DEC(&quot;05&quot;)+HEX2DEC(&quot;A0&quot;)+HEX2DEC(DEC2HEX([.A330]; 4));4); 2))&amp;&quot; 16&quot;)" office:value-type="string" office:string-value="FE FE 05 A0 01 49 EE 16" calcext:value-type="string">
            <text:p>FE FE 05 A0 01 49 EE 1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&quot;FE FE 05 A0 &quot;&amp;LEFT(DEC2HEX([.A331]; 4);2)&amp;&quot; &quot;&amp;RIGHT(DEC2HEX([.A331]; 4);2)&amp;&quot; &quot;&amp;(RIGHT(DEC2HEX(HEX2DEC(&quot;05&quot;)+HEX2DEC(&quot;A0&quot;)+HEX2DEC(DEC2HEX([.A331]; 4));4); 2))&amp;&quot; 16&quot;)" office:value-type="string" office:string-value="FE FE 05 A0 01 4A EF 16" calcext:value-type="string">
            <text:p>FE FE 05 A0 01 4A EF 1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&quot;FE FE 05 A0 &quot;&amp;LEFT(DEC2HEX([.A332]; 4);2)&amp;&quot; &quot;&amp;RIGHT(DEC2HEX([.A332]; 4);2)&amp;&quot; &quot;&amp;(RIGHT(DEC2HEX(HEX2DEC(&quot;05&quot;)+HEX2DEC(&quot;A0&quot;)+HEX2DEC(DEC2HEX([.A332]; 4));4); 2))&amp;&quot; 16&quot;)" office:value-type="string" office:string-value="FE FE 05 A0 01 4B F0 16" calcext:value-type="string">
            <text:p>FE FE 05 A0 01 4B F0 1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&quot;FE FE 05 A0 &quot;&amp;LEFT(DEC2HEX([.A333]; 4);2)&amp;&quot; &quot;&amp;RIGHT(DEC2HEX([.A333]; 4);2)&amp;&quot; &quot;&amp;(RIGHT(DEC2HEX(HEX2DEC(&quot;05&quot;)+HEX2DEC(&quot;A0&quot;)+HEX2DEC(DEC2HEX([.A333]; 4));4); 2))&amp;&quot; 16&quot;)" office:value-type="string" office:string-value="FE FE 05 A0 01 4C F1 16" calcext:value-type="string">
            <text:p>FE FE 05 A0 01 4C F1 1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&quot;FE FE 05 A0 &quot;&amp;LEFT(DEC2HEX([.A334]; 4);2)&amp;&quot; &quot;&amp;RIGHT(DEC2HEX([.A334]; 4);2)&amp;&quot; &quot;&amp;(RIGHT(DEC2HEX(HEX2DEC(&quot;05&quot;)+HEX2DEC(&quot;A0&quot;)+HEX2DEC(DEC2HEX([.A334]; 4));4); 2))&amp;&quot; 16&quot;)" office:value-type="string" office:string-value="FE FE 05 A0 01 4D F2 16" calcext:value-type="string">
            <text:p>FE FE 05 A0 01 4D F2 1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&quot;FE FE 05 A0 &quot;&amp;LEFT(DEC2HEX([.A335]; 4);2)&amp;&quot; &quot;&amp;RIGHT(DEC2HEX([.A335]; 4);2)&amp;&quot; &quot;&amp;(RIGHT(DEC2HEX(HEX2DEC(&quot;05&quot;)+HEX2DEC(&quot;A0&quot;)+HEX2DEC(DEC2HEX([.A335]; 4));4); 2))&amp;&quot; 16&quot;)" office:value-type="string" office:string-value="FE FE 05 A0 01 4E F3 16" calcext:value-type="string">
            <text:p>FE FE 05 A0 01 4E F3 1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&quot;FE FE 05 A0 &quot;&amp;LEFT(DEC2HEX([.A336]; 4);2)&amp;&quot; &quot;&amp;RIGHT(DEC2HEX([.A336]; 4);2)&amp;&quot; &quot;&amp;(RIGHT(DEC2HEX(HEX2DEC(&quot;05&quot;)+HEX2DEC(&quot;A0&quot;)+HEX2DEC(DEC2HEX([.A336]; 4));4); 2))&amp;&quot; 16&quot;)" office:value-type="string" office:string-value="FE FE 05 A0 01 4F F4 16" calcext:value-type="string">
            <text:p>FE FE 05 A0 01 4F F4 1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&quot;FE FE 05 A0 &quot;&amp;LEFT(DEC2HEX([.A337]; 4);2)&amp;&quot; &quot;&amp;RIGHT(DEC2HEX([.A337]; 4);2)&amp;&quot; &quot;&amp;(RIGHT(DEC2HEX(HEX2DEC(&quot;05&quot;)+HEX2DEC(&quot;A0&quot;)+HEX2DEC(DEC2HEX([.A337]; 4));4); 2))&amp;&quot; 16&quot;)" office:value-type="string" office:string-value="FE FE 05 A0 01 50 F5 16" calcext:value-type="string">
            <text:p>FE FE 05 A0 01 50 F5 1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&quot;FE FE 05 A0 &quot;&amp;LEFT(DEC2HEX([.A338]; 4);2)&amp;&quot; &quot;&amp;RIGHT(DEC2HEX([.A338]; 4);2)&amp;&quot; &quot;&amp;(RIGHT(DEC2HEX(HEX2DEC(&quot;05&quot;)+HEX2DEC(&quot;A0&quot;)+HEX2DEC(DEC2HEX([.A338]; 4));4); 2))&amp;&quot; 16&quot;)" office:value-type="string" office:string-value="FE FE 05 A0 01 51 F6 16" calcext:value-type="string">
            <text:p>FE FE 05 A0 01 51 F6 1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&quot;FE FE 05 A0 &quot;&amp;LEFT(DEC2HEX([.A339]; 4);2)&amp;&quot; &quot;&amp;RIGHT(DEC2HEX([.A339]; 4);2)&amp;&quot; &quot;&amp;(RIGHT(DEC2HEX(HEX2DEC(&quot;05&quot;)+HEX2DEC(&quot;A0&quot;)+HEX2DEC(DEC2HEX([.A339]; 4));4); 2))&amp;&quot; 16&quot;)" office:value-type="string" office:string-value="FE FE 05 A0 01 52 F7 16" calcext:value-type="string">
            <text:p>FE FE 05 A0 01 52 F7 1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&quot;FE FE 05 A0 &quot;&amp;LEFT(DEC2HEX([.A340]; 4);2)&amp;&quot; &quot;&amp;RIGHT(DEC2HEX([.A340]; 4);2)&amp;&quot; &quot;&amp;(RIGHT(DEC2HEX(HEX2DEC(&quot;05&quot;)+HEX2DEC(&quot;A0&quot;)+HEX2DEC(DEC2HEX([.A340]; 4));4); 2))&amp;&quot; 16&quot;)" office:value-type="string" office:string-value="FE FE 05 A0 01 53 F8 16" calcext:value-type="string">
            <text:p>FE FE 05 A0 01 53 F8 1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&quot;FE FE 05 A0 &quot;&amp;LEFT(DEC2HEX([.A341]; 4);2)&amp;&quot; &quot;&amp;RIGHT(DEC2HEX([.A341]; 4);2)&amp;&quot; &quot;&amp;(RIGHT(DEC2HEX(HEX2DEC(&quot;05&quot;)+HEX2DEC(&quot;A0&quot;)+HEX2DEC(DEC2HEX([.A341]; 4));4); 2))&amp;&quot; 16&quot;)" office:value-type="string" office:string-value="FE FE 05 A0 01 54 F9 16" calcext:value-type="string">
            <text:p>FE FE 05 A0 01 54 F9 1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&quot;FE FE 05 A0 &quot;&amp;LEFT(DEC2HEX([.A342]; 4);2)&amp;&quot; &quot;&amp;RIGHT(DEC2HEX([.A342]; 4);2)&amp;&quot; &quot;&amp;(RIGHT(DEC2HEX(HEX2DEC(&quot;05&quot;)+HEX2DEC(&quot;A0&quot;)+HEX2DEC(DEC2HEX([.A342]; 4));4); 2))&amp;&quot; 16&quot;)" office:value-type="string" office:string-value="FE FE 05 A0 01 55 FA 16" calcext:value-type="string">
            <text:p>FE FE 05 A0 01 55 FA 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&quot;FE FE 05 A0 &quot;&amp;LEFT(DEC2HEX([.A343]; 4);2)&amp;&quot; &quot;&amp;RIGHT(DEC2HEX([.A343]; 4);2)&amp;&quot; &quot;&amp;(RIGHT(DEC2HEX(HEX2DEC(&quot;05&quot;)+HEX2DEC(&quot;A0&quot;)+HEX2DEC(DEC2HEX([.A343]; 4));4); 2))&amp;&quot; 16&quot;)" office:value-type="string" office:string-value="FE FE 05 A0 01 56 FB 16" calcext:value-type="string">
            <text:p>FE FE 05 A0 01 56 FB 1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&quot;FE FE 05 A0 &quot;&amp;LEFT(DEC2HEX([.A344]; 4);2)&amp;&quot; &quot;&amp;RIGHT(DEC2HEX([.A344]; 4);2)&amp;&quot; &quot;&amp;(RIGHT(DEC2HEX(HEX2DEC(&quot;05&quot;)+HEX2DEC(&quot;A0&quot;)+HEX2DEC(DEC2HEX([.A344]; 4));4); 2))&amp;&quot; 16&quot;)" office:value-type="string" office:string-value="FE FE 05 A0 01 57 FC 16" calcext:value-type="string">
            <text:p>FE FE 05 A0 01 57 FC 1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&quot;FE FE 05 A0 &quot;&amp;LEFT(DEC2HEX([.A345]; 4);2)&amp;&quot; &quot;&amp;RIGHT(DEC2HEX([.A345]; 4);2)&amp;&quot; &quot;&amp;(RIGHT(DEC2HEX(HEX2DEC(&quot;05&quot;)+HEX2DEC(&quot;A0&quot;)+HEX2DEC(DEC2HEX([.A345]; 4));4); 2))&amp;&quot; 16&quot;)" office:value-type="string" office:string-value="FE FE 05 A0 01 58 FD 16" calcext:value-type="string">
            <text:p>FE FE 05 A0 01 58 FD 1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&quot;FE FE 05 A0 &quot;&amp;LEFT(DEC2HEX([.A346]; 4);2)&amp;&quot; &quot;&amp;RIGHT(DEC2HEX([.A346]; 4);2)&amp;&quot; &quot;&amp;(RIGHT(DEC2HEX(HEX2DEC(&quot;05&quot;)+HEX2DEC(&quot;A0&quot;)+HEX2DEC(DEC2HEX([.A346]; 4));4); 2))&amp;&quot; 16&quot;)" office:value-type="string" office:string-value="FE FE 05 A0 01 59 FE 16" calcext:value-type="string">
            <text:p>FE FE 05 A0 01 59 FE 1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&quot;FE FE 05 A0 &quot;&amp;LEFT(DEC2HEX([.A347]; 4);2)&amp;&quot; &quot;&amp;RIGHT(DEC2HEX([.A347]; 4);2)&amp;&quot; &quot;&amp;(RIGHT(DEC2HEX(HEX2DEC(&quot;05&quot;)+HEX2DEC(&quot;A0&quot;)+HEX2DEC(DEC2HEX([.A347]; 4));4); 2))&amp;&quot; 16&quot;)" office:value-type="string" office:string-value="FE FE 05 A0 01 5A FF 16" calcext:value-type="string">
            <text:p>FE FE 05 A0 01 5A FF 1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&quot;FE FE 05 A0 &quot;&amp;LEFT(DEC2HEX([.A348]; 4);2)&amp;&quot; &quot;&amp;RIGHT(DEC2HEX([.A348]; 4);2)&amp;&quot; &quot;&amp;(RIGHT(DEC2HEX(HEX2DEC(&quot;05&quot;)+HEX2DEC(&quot;A0&quot;)+HEX2DEC(DEC2HEX([.A348]; 4));4); 2))&amp;&quot; 16&quot;)" office:value-type="string" office:string-value="FE FE 05 A0 01 5B 00 16" calcext:value-type="string">
            <text:p>FE FE 05 A0 01 5B 00 1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&quot;FE FE 05 A0 &quot;&amp;LEFT(DEC2HEX([.A349]; 4);2)&amp;&quot; &quot;&amp;RIGHT(DEC2HEX([.A349]; 4);2)&amp;&quot; &quot;&amp;(RIGHT(DEC2HEX(HEX2DEC(&quot;05&quot;)+HEX2DEC(&quot;A0&quot;)+HEX2DEC(DEC2HEX([.A349]; 4));4); 2))&amp;&quot; 16&quot;)" office:value-type="string" office:string-value="FE FE 05 A0 01 5C 01 16" calcext:value-type="string">
            <text:p>FE FE 05 A0 01 5C 01 1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&quot;FE FE 05 A0 &quot;&amp;LEFT(DEC2HEX([.A350]; 4);2)&amp;&quot; &quot;&amp;RIGHT(DEC2HEX([.A350]; 4);2)&amp;&quot; &quot;&amp;(RIGHT(DEC2HEX(HEX2DEC(&quot;05&quot;)+HEX2DEC(&quot;A0&quot;)+HEX2DEC(DEC2HEX([.A350]; 4));4); 2))&amp;&quot; 16&quot;)" office:value-type="string" office:string-value="FE FE 05 A0 01 5D 02 16" calcext:value-type="string">
            <text:p>FE FE 05 A0 01 5D 02 1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&quot;FE FE 05 A0 &quot;&amp;LEFT(DEC2HEX([.A351]; 4);2)&amp;&quot; &quot;&amp;RIGHT(DEC2HEX([.A351]; 4);2)&amp;&quot; &quot;&amp;(RIGHT(DEC2HEX(HEX2DEC(&quot;05&quot;)+HEX2DEC(&quot;A0&quot;)+HEX2DEC(DEC2HEX([.A351]; 4));4); 2))&amp;&quot; 16&quot;)" office:value-type="string" office:string-value="FE FE 05 A0 01 5E 03 16" calcext:value-type="string">
            <text:p>FE FE 05 A0 01 5E 03 1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&quot;FE FE 05 A0 &quot;&amp;LEFT(DEC2HEX([.A352]; 4);2)&amp;&quot; &quot;&amp;RIGHT(DEC2HEX([.A352]; 4);2)&amp;&quot; &quot;&amp;(RIGHT(DEC2HEX(HEX2DEC(&quot;05&quot;)+HEX2DEC(&quot;A0&quot;)+HEX2DEC(DEC2HEX([.A352]; 4));4); 2))&amp;&quot; 16&quot;)" office:value-type="string" office:string-value="FE FE 05 A0 01 5F 04 16" calcext:value-type="string">
            <text:p>FE FE 05 A0 01 5F 04 1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&quot;FE FE 05 A0 &quot;&amp;LEFT(DEC2HEX([.A353]; 4);2)&amp;&quot; &quot;&amp;RIGHT(DEC2HEX([.A353]; 4);2)&amp;&quot; &quot;&amp;(RIGHT(DEC2HEX(HEX2DEC(&quot;05&quot;)+HEX2DEC(&quot;A0&quot;)+HEX2DEC(DEC2HEX([.A353]; 4));4); 2))&amp;&quot; 16&quot;)" office:value-type="string" office:string-value="FE FE 05 A0 01 60 05 16" calcext:value-type="string">
            <text:p>FE FE 05 A0 01 60 05 1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&quot;FE FE 05 A0 &quot;&amp;LEFT(DEC2HEX([.A354]; 4);2)&amp;&quot; &quot;&amp;RIGHT(DEC2HEX([.A354]; 4);2)&amp;&quot; &quot;&amp;(RIGHT(DEC2HEX(HEX2DEC(&quot;05&quot;)+HEX2DEC(&quot;A0&quot;)+HEX2DEC(DEC2HEX([.A354]; 4));4); 2))&amp;&quot; 16&quot;)" office:value-type="string" office:string-value="FE FE 05 A0 01 61 06 16" calcext:value-type="string">
            <text:p>FE FE 05 A0 01 61 06 1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&quot;FE FE 05 A0 &quot;&amp;LEFT(DEC2HEX([.A355]; 4);2)&amp;&quot; &quot;&amp;RIGHT(DEC2HEX([.A355]; 4);2)&amp;&quot; &quot;&amp;(RIGHT(DEC2HEX(HEX2DEC(&quot;05&quot;)+HEX2DEC(&quot;A0&quot;)+HEX2DEC(DEC2HEX([.A355]; 4));4); 2))&amp;&quot; 16&quot;)" office:value-type="string" office:string-value="FE FE 05 A0 01 62 07 16" calcext:value-type="string">
            <text:p>FE FE 05 A0 01 62 07 1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&quot;FE FE 05 A0 &quot;&amp;LEFT(DEC2HEX([.A356]; 4);2)&amp;&quot; &quot;&amp;RIGHT(DEC2HEX([.A356]; 4);2)&amp;&quot; &quot;&amp;(RIGHT(DEC2HEX(HEX2DEC(&quot;05&quot;)+HEX2DEC(&quot;A0&quot;)+HEX2DEC(DEC2HEX([.A356]; 4));4); 2))&amp;&quot; 16&quot;)" office:value-type="string" office:string-value="FE FE 05 A0 01 63 08 16" calcext:value-type="string">
            <text:p>FE FE 05 A0 01 63 08 1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&quot;FE FE 05 A0 &quot;&amp;LEFT(DEC2HEX([.A357]; 4);2)&amp;&quot; &quot;&amp;RIGHT(DEC2HEX([.A357]; 4);2)&amp;&quot; &quot;&amp;(RIGHT(DEC2HEX(HEX2DEC(&quot;05&quot;)+HEX2DEC(&quot;A0&quot;)+HEX2DEC(DEC2HEX([.A357]; 4));4); 2))&amp;&quot; 16&quot;)" office:value-type="string" office:string-value="FE FE 05 A0 01 64 09 16" calcext:value-type="string">
            <text:p>FE FE 05 A0 01 64 09 1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&quot;FE FE 05 A0 &quot;&amp;LEFT(DEC2HEX([.A358]; 4);2)&amp;&quot; &quot;&amp;RIGHT(DEC2HEX([.A358]; 4);2)&amp;&quot; &quot;&amp;(RIGHT(DEC2HEX(HEX2DEC(&quot;05&quot;)+HEX2DEC(&quot;A0&quot;)+HEX2DEC(DEC2HEX([.A358]; 4));4); 2))&amp;&quot; 16&quot;)" office:value-type="string" office:string-value="FE FE 05 A0 01 65 0A 16" calcext:value-type="string">
            <text:p>FE FE 05 A0 01 65 0A 1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&quot;FE FE 05 A0 &quot;&amp;LEFT(DEC2HEX([.A359]; 4);2)&amp;&quot; &quot;&amp;RIGHT(DEC2HEX([.A359]; 4);2)&amp;&quot; &quot;&amp;(RIGHT(DEC2HEX(HEX2DEC(&quot;05&quot;)+HEX2DEC(&quot;A0&quot;)+HEX2DEC(DEC2HEX([.A359]; 4));4); 2))&amp;&quot; 16&quot;)" office:value-type="string" office:string-value="FE FE 05 A0 01 66 0B 16" calcext:value-type="string">
            <text:p>FE FE 05 A0 01 66 0B 1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&quot;FE FE 05 A0 &quot;&amp;LEFT(DEC2HEX([.A360]; 4);2)&amp;&quot; &quot;&amp;RIGHT(DEC2HEX([.A360]; 4);2)&amp;&quot; &quot;&amp;(RIGHT(DEC2HEX(HEX2DEC(&quot;05&quot;)+HEX2DEC(&quot;A0&quot;)+HEX2DEC(DEC2HEX([.A360]; 4));4); 2))&amp;&quot; 16&quot;)" office:value-type="string" office:string-value="FE FE 05 A0 01 67 0C 16" calcext:value-type="string">
            <text:p>FE FE 05 A0 01 67 0C 1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&quot;FE FE 05 A0 &quot;&amp;LEFT(DEC2HEX([.A361]; 4);2)&amp;&quot; &quot;&amp;RIGHT(DEC2HEX([.A361]; 4);2)&amp;&quot; &quot;&amp;(RIGHT(DEC2HEX(HEX2DEC(&quot;05&quot;)+HEX2DEC(&quot;A0&quot;)+HEX2DEC(DEC2HEX([.A361]; 4));4); 2))&amp;&quot; 16&quot;)" office:value-type="string" office:string-value="FE FE 05 A0 01 68 0D 16" calcext:value-type="string">
            <text:p>FE FE 05 A0 01 68 0D 1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&quot;FE FE 05 A0 &quot;&amp;LEFT(DEC2HEX([.A362]; 4);2)&amp;&quot; &quot;&amp;RIGHT(DEC2HEX([.A362]; 4);2)&amp;&quot; &quot;&amp;(RIGHT(DEC2HEX(HEX2DEC(&quot;05&quot;)+HEX2DEC(&quot;A0&quot;)+HEX2DEC(DEC2HEX([.A362]; 4));4); 2))&amp;&quot; 16&quot;)" office:value-type="string" office:string-value="FE FE 05 A0 01 69 0E 16" calcext:value-type="string">
            <text:p>FE FE 05 A0 01 69 0E 1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&quot;FE FE 05 A0 &quot;&amp;LEFT(DEC2HEX([.A363]; 4);2)&amp;&quot; &quot;&amp;RIGHT(DEC2HEX([.A363]; 4);2)&amp;&quot; &quot;&amp;(RIGHT(DEC2HEX(HEX2DEC(&quot;05&quot;)+HEX2DEC(&quot;A0&quot;)+HEX2DEC(DEC2HEX([.A363]; 4));4); 2))&amp;&quot; 16&quot;)" office:value-type="string" office:string-value="FE FE 05 A0 01 6A 0F 16" calcext:value-type="string">
            <text:p>FE FE 05 A0 01 6A 0F 1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&quot;FE FE 05 A0 &quot;&amp;LEFT(DEC2HEX([.A364]; 4);2)&amp;&quot; &quot;&amp;RIGHT(DEC2HEX([.A364]; 4);2)&amp;&quot; &quot;&amp;(RIGHT(DEC2HEX(HEX2DEC(&quot;05&quot;)+HEX2DEC(&quot;A0&quot;)+HEX2DEC(DEC2HEX([.A364]; 4));4); 2))&amp;&quot; 16&quot;)" office:value-type="string" office:string-value="FE FE 05 A0 01 6B 10 16" calcext:value-type="string">
            <text:p>FE FE 05 A0 01 6B 10 1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&quot;FE FE 05 A0 &quot;&amp;LEFT(DEC2HEX([.A365]; 4);2)&amp;&quot; &quot;&amp;RIGHT(DEC2HEX([.A365]; 4);2)&amp;&quot; &quot;&amp;(RIGHT(DEC2HEX(HEX2DEC(&quot;05&quot;)+HEX2DEC(&quot;A0&quot;)+HEX2DEC(DEC2HEX([.A365]; 4));4); 2))&amp;&quot; 16&quot;)" office:value-type="string" office:string-value="FE FE 05 A0 01 6C 11 16" calcext:value-type="string">
            <text:p>FE FE 05 A0 01 6C 11 1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&quot;FE FE 05 A0 &quot;&amp;LEFT(DEC2HEX([.A366]; 4);2)&amp;&quot; &quot;&amp;RIGHT(DEC2HEX([.A366]; 4);2)&amp;&quot; &quot;&amp;(RIGHT(DEC2HEX(HEX2DEC(&quot;05&quot;)+HEX2DEC(&quot;A0&quot;)+HEX2DEC(DEC2HEX([.A366]; 4));4); 2))&amp;&quot; 16&quot;)" office:value-type="string" office:string-value="FE FE 05 A0 01 6D 12 16" calcext:value-type="string">
            <text:p>FE FE 05 A0 01 6D 12 1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&quot;FE FE 05 A0 &quot;&amp;LEFT(DEC2HEX([.A367]; 4);2)&amp;&quot; &quot;&amp;RIGHT(DEC2HEX([.A367]; 4);2)&amp;&quot; &quot;&amp;(RIGHT(DEC2HEX(HEX2DEC(&quot;05&quot;)+HEX2DEC(&quot;A0&quot;)+HEX2DEC(DEC2HEX([.A367]; 4));4); 2))&amp;&quot; 16&quot;)" office:value-type="string" office:string-value="FE FE 05 A0 01 6E 13 16" calcext:value-type="string">
            <text:p>FE FE 05 A0 01 6E 13 1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&quot;FE FE 05 A0 &quot;&amp;LEFT(DEC2HEX([.A368]; 4);2)&amp;&quot; &quot;&amp;RIGHT(DEC2HEX([.A368]; 4);2)&amp;&quot; &quot;&amp;(RIGHT(DEC2HEX(HEX2DEC(&quot;05&quot;)+HEX2DEC(&quot;A0&quot;)+HEX2DEC(DEC2HEX([.A368]; 4));4); 2))&amp;&quot; 16&quot;)" office:value-type="string" office:string-value="FE FE 05 A0 01 6F 14 16" calcext:value-type="string">
            <text:p>FE FE 05 A0 01 6F 14 1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&quot;FE FE 05 A0 &quot;&amp;LEFT(DEC2HEX([.A369]; 4);2)&amp;&quot; &quot;&amp;RIGHT(DEC2HEX([.A369]; 4);2)&amp;&quot; &quot;&amp;(RIGHT(DEC2HEX(HEX2DEC(&quot;05&quot;)+HEX2DEC(&quot;A0&quot;)+HEX2DEC(DEC2HEX([.A369]; 4));4); 2))&amp;&quot; 16&quot;)" office:value-type="string" office:string-value="FE FE 05 A0 01 70 15 16" calcext:value-type="string">
            <text:p>FE FE 05 A0 01 70 15 1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&quot;FE FE 05 A0 &quot;&amp;LEFT(DEC2HEX([.A370]; 4);2)&amp;&quot; &quot;&amp;RIGHT(DEC2HEX([.A370]; 4);2)&amp;&quot; &quot;&amp;(RIGHT(DEC2HEX(HEX2DEC(&quot;05&quot;)+HEX2DEC(&quot;A0&quot;)+HEX2DEC(DEC2HEX([.A370]; 4));4); 2))&amp;&quot; 16&quot;)" office:value-type="string" office:string-value="FE FE 05 A0 01 71 16 16" calcext:value-type="string">
            <text:p>FE FE 05 A0 01 71 16 1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&quot;FE FE 05 A0 &quot;&amp;LEFT(DEC2HEX([.A371]; 4);2)&amp;&quot; &quot;&amp;RIGHT(DEC2HEX([.A371]; 4);2)&amp;&quot; &quot;&amp;(RIGHT(DEC2HEX(HEX2DEC(&quot;05&quot;)+HEX2DEC(&quot;A0&quot;)+HEX2DEC(DEC2HEX([.A371]; 4));4); 2))&amp;&quot; 16&quot;)" office:value-type="string" office:string-value="FE FE 05 A0 01 72 17 16" calcext:value-type="string">
            <text:p>FE FE 05 A0 01 72 17 1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&quot;FE FE 05 A0 &quot;&amp;LEFT(DEC2HEX([.A372]; 4);2)&amp;&quot; &quot;&amp;RIGHT(DEC2HEX([.A372]; 4);2)&amp;&quot; &quot;&amp;(RIGHT(DEC2HEX(HEX2DEC(&quot;05&quot;)+HEX2DEC(&quot;A0&quot;)+HEX2DEC(DEC2HEX([.A372]; 4));4); 2))&amp;&quot; 16&quot;)" office:value-type="string" office:string-value="FE FE 05 A0 01 73 18 16" calcext:value-type="string">
            <text:p>FE FE 05 A0 01 73 18 1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&quot;FE FE 05 A0 &quot;&amp;LEFT(DEC2HEX([.A373]; 4);2)&amp;&quot; &quot;&amp;RIGHT(DEC2HEX([.A373]; 4);2)&amp;&quot; &quot;&amp;(RIGHT(DEC2HEX(HEX2DEC(&quot;05&quot;)+HEX2DEC(&quot;A0&quot;)+HEX2DEC(DEC2HEX([.A373]; 4));4); 2))&amp;&quot; 16&quot;)" office:value-type="string" office:string-value="FE FE 05 A0 01 74 19 16" calcext:value-type="string">
            <text:p>FE FE 05 A0 01 74 19 1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&quot;FE FE 05 A0 &quot;&amp;LEFT(DEC2HEX([.A374]; 4);2)&amp;&quot; &quot;&amp;RIGHT(DEC2HEX([.A374]; 4);2)&amp;&quot; &quot;&amp;(RIGHT(DEC2HEX(HEX2DEC(&quot;05&quot;)+HEX2DEC(&quot;A0&quot;)+HEX2DEC(DEC2HEX([.A374]; 4));4); 2))&amp;&quot; 16&quot;)" office:value-type="string" office:string-value="FE FE 05 A0 01 75 1A 16" calcext:value-type="string">
            <text:p>FE FE 05 A0 01 75 1A 1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&quot;FE FE 05 A0 &quot;&amp;LEFT(DEC2HEX([.A375]; 4);2)&amp;&quot; &quot;&amp;RIGHT(DEC2HEX([.A375]; 4);2)&amp;&quot; &quot;&amp;(RIGHT(DEC2HEX(HEX2DEC(&quot;05&quot;)+HEX2DEC(&quot;A0&quot;)+HEX2DEC(DEC2HEX([.A375]; 4));4); 2))&amp;&quot; 16&quot;)" office:value-type="string" office:string-value="FE FE 05 A0 01 76 1B 16" calcext:value-type="string">
            <text:p>FE FE 05 A0 01 76 1B 1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&quot;FE FE 05 A0 &quot;&amp;LEFT(DEC2HEX([.A376]; 4);2)&amp;&quot; &quot;&amp;RIGHT(DEC2HEX([.A376]; 4);2)&amp;&quot; &quot;&amp;(RIGHT(DEC2HEX(HEX2DEC(&quot;05&quot;)+HEX2DEC(&quot;A0&quot;)+HEX2DEC(DEC2HEX([.A376]; 4));4); 2))&amp;&quot; 16&quot;)" office:value-type="string" office:string-value="FE FE 05 A0 01 77 1C 16" calcext:value-type="string">
            <text:p>FE FE 05 A0 01 77 1C 1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&quot;FE FE 05 A0 &quot;&amp;LEFT(DEC2HEX([.A377]; 4);2)&amp;&quot; &quot;&amp;RIGHT(DEC2HEX([.A377]; 4);2)&amp;&quot; &quot;&amp;(RIGHT(DEC2HEX(HEX2DEC(&quot;05&quot;)+HEX2DEC(&quot;A0&quot;)+HEX2DEC(DEC2HEX([.A377]; 4));4); 2))&amp;&quot; 16&quot;)" office:value-type="string" office:string-value="FE FE 05 A0 01 78 1D 16" calcext:value-type="string">
            <text:p>FE FE 05 A0 01 78 1D 1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&quot;FE FE 05 A0 &quot;&amp;LEFT(DEC2HEX([.A378]; 4);2)&amp;&quot; &quot;&amp;RIGHT(DEC2HEX([.A378]; 4);2)&amp;&quot; &quot;&amp;(RIGHT(DEC2HEX(HEX2DEC(&quot;05&quot;)+HEX2DEC(&quot;A0&quot;)+HEX2DEC(DEC2HEX([.A378]; 4));4); 2))&amp;&quot; 16&quot;)" office:value-type="string" office:string-value="FE FE 05 A0 01 79 1E 16" calcext:value-type="string">
            <text:p>FE FE 05 A0 01 79 1E 1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&quot;FE FE 05 A0 &quot;&amp;LEFT(DEC2HEX([.A379]; 4);2)&amp;&quot; &quot;&amp;RIGHT(DEC2HEX([.A379]; 4);2)&amp;&quot; &quot;&amp;(RIGHT(DEC2HEX(HEX2DEC(&quot;05&quot;)+HEX2DEC(&quot;A0&quot;)+HEX2DEC(DEC2HEX([.A379]; 4));4); 2))&amp;&quot; 16&quot;)" office:value-type="string" office:string-value="FE FE 05 A0 01 7A 1F 16" calcext:value-type="string">
            <text:p>FE FE 05 A0 01 7A 1F 1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&quot;FE FE 05 A0 &quot;&amp;LEFT(DEC2HEX([.A380]; 4);2)&amp;&quot; &quot;&amp;RIGHT(DEC2HEX([.A380]; 4);2)&amp;&quot; &quot;&amp;(RIGHT(DEC2HEX(HEX2DEC(&quot;05&quot;)+HEX2DEC(&quot;A0&quot;)+HEX2DEC(DEC2HEX([.A380]; 4));4); 2))&amp;&quot; 16&quot;)" office:value-type="string" office:string-value="FE FE 05 A0 01 7B 20 16" calcext:value-type="string">
            <text:p>FE FE 05 A0 01 7B 20 1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&quot;FE FE 05 A0 &quot;&amp;LEFT(DEC2HEX([.A381]; 4);2)&amp;&quot; &quot;&amp;RIGHT(DEC2HEX([.A381]; 4);2)&amp;&quot; &quot;&amp;(RIGHT(DEC2HEX(HEX2DEC(&quot;05&quot;)+HEX2DEC(&quot;A0&quot;)+HEX2DEC(DEC2HEX([.A381]; 4));4); 2))&amp;&quot; 16&quot;)" office:value-type="string" office:string-value="FE FE 05 A0 01 7C 21 16" calcext:value-type="string">
            <text:p>FE FE 05 A0 01 7C 21 1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&quot;FE FE 05 A0 &quot;&amp;LEFT(DEC2HEX([.A382]; 4);2)&amp;&quot; &quot;&amp;RIGHT(DEC2HEX([.A382]; 4);2)&amp;&quot; &quot;&amp;(RIGHT(DEC2HEX(HEX2DEC(&quot;05&quot;)+HEX2DEC(&quot;A0&quot;)+HEX2DEC(DEC2HEX([.A382]; 4));4); 2))&amp;&quot; 16&quot;)" office:value-type="string" office:string-value="FE FE 05 A0 01 7D 22 16" calcext:value-type="string">
            <text:p>FE FE 05 A0 01 7D 22 1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&quot;FE FE 05 A0 &quot;&amp;LEFT(DEC2HEX([.A383]; 4);2)&amp;&quot; &quot;&amp;RIGHT(DEC2HEX([.A383]; 4);2)&amp;&quot; &quot;&amp;(RIGHT(DEC2HEX(HEX2DEC(&quot;05&quot;)+HEX2DEC(&quot;A0&quot;)+HEX2DEC(DEC2HEX([.A383]; 4));4); 2))&amp;&quot; 16&quot;)" office:value-type="string" office:string-value="FE FE 05 A0 01 7E 23 16" calcext:value-type="string">
            <text:p>FE FE 05 A0 01 7E 23 1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&quot;FE FE 05 A0 &quot;&amp;LEFT(DEC2HEX([.A384]; 4);2)&amp;&quot; &quot;&amp;RIGHT(DEC2HEX([.A384]; 4);2)&amp;&quot; &quot;&amp;(RIGHT(DEC2HEX(HEX2DEC(&quot;05&quot;)+HEX2DEC(&quot;A0&quot;)+HEX2DEC(DEC2HEX([.A384]; 4));4); 2))&amp;&quot; 16&quot;)" office:value-type="string" office:string-value="FE FE 05 A0 01 7F 24 16" calcext:value-type="string">
            <text:p>FE FE 05 A0 01 7F 24 1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&quot;FE FE 05 A0 &quot;&amp;LEFT(DEC2HEX([.A385]; 4);2)&amp;&quot; &quot;&amp;RIGHT(DEC2HEX([.A385]; 4);2)&amp;&quot; &quot;&amp;(RIGHT(DEC2HEX(HEX2DEC(&quot;05&quot;)+HEX2DEC(&quot;A0&quot;)+HEX2DEC(DEC2HEX([.A385]; 4));4); 2))&amp;&quot; 16&quot;)" office:value-type="string" office:string-value="FE FE 05 A0 01 80 25 16" calcext:value-type="string">
            <text:p>FE FE 05 A0 01 80 25 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&quot;FE FE 05 A0 &quot;&amp;LEFT(DEC2HEX([.A386]; 4);2)&amp;&quot; &quot;&amp;RIGHT(DEC2HEX([.A386]; 4);2)&amp;&quot; &quot;&amp;(RIGHT(DEC2HEX(HEX2DEC(&quot;05&quot;)+HEX2DEC(&quot;A0&quot;)+HEX2DEC(DEC2HEX([.A386]; 4));4); 2))&amp;&quot; 16&quot;)" office:value-type="string" office:string-value="FE FE 05 A0 01 81 26 16" calcext:value-type="string">
            <text:p>FE FE 05 A0 01 81 26 1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&quot;FE FE 05 A0 &quot;&amp;LEFT(DEC2HEX([.A387]; 4);2)&amp;&quot; &quot;&amp;RIGHT(DEC2HEX([.A387]; 4);2)&amp;&quot; &quot;&amp;(RIGHT(DEC2HEX(HEX2DEC(&quot;05&quot;)+HEX2DEC(&quot;A0&quot;)+HEX2DEC(DEC2HEX([.A387]; 4));4); 2))&amp;&quot; 16&quot;)" office:value-type="string" office:string-value="FE FE 05 A0 01 82 27 16" calcext:value-type="string">
            <text:p>FE FE 05 A0 01 82 27 1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&quot;FE FE 05 A0 &quot;&amp;LEFT(DEC2HEX([.A388]; 4);2)&amp;&quot; &quot;&amp;RIGHT(DEC2HEX([.A388]; 4);2)&amp;&quot; &quot;&amp;(RIGHT(DEC2HEX(HEX2DEC(&quot;05&quot;)+HEX2DEC(&quot;A0&quot;)+HEX2DEC(DEC2HEX([.A388]; 4));4); 2))&amp;&quot; 16&quot;)" office:value-type="string" office:string-value="FE FE 05 A0 01 83 28 16" calcext:value-type="string">
            <text:p>FE FE 05 A0 01 83 28 1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&quot;FE FE 05 A0 &quot;&amp;LEFT(DEC2HEX([.A389]; 4);2)&amp;&quot; &quot;&amp;RIGHT(DEC2HEX([.A389]; 4);2)&amp;&quot; &quot;&amp;(RIGHT(DEC2HEX(HEX2DEC(&quot;05&quot;)+HEX2DEC(&quot;A0&quot;)+HEX2DEC(DEC2HEX([.A389]; 4));4); 2))&amp;&quot; 16&quot;)" office:value-type="string" office:string-value="FE FE 05 A0 01 84 29 16" calcext:value-type="string">
            <text:p>FE FE 05 A0 01 84 29 1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&quot;FE FE 05 A0 &quot;&amp;LEFT(DEC2HEX([.A390]; 4);2)&amp;&quot; &quot;&amp;RIGHT(DEC2HEX([.A390]; 4);2)&amp;&quot; &quot;&amp;(RIGHT(DEC2HEX(HEX2DEC(&quot;05&quot;)+HEX2DEC(&quot;A0&quot;)+HEX2DEC(DEC2HEX([.A390]; 4));4); 2))&amp;&quot; 16&quot;)" office:value-type="string" office:string-value="FE FE 05 A0 01 85 2A 16" calcext:value-type="string">
            <text:p>FE FE 05 A0 01 85 2A 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&quot;FE FE 05 A0 &quot;&amp;LEFT(DEC2HEX([.A391]; 4);2)&amp;&quot; &quot;&amp;RIGHT(DEC2HEX([.A391]; 4);2)&amp;&quot; &quot;&amp;(RIGHT(DEC2HEX(HEX2DEC(&quot;05&quot;)+HEX2DEC(&quot;A0&quot;)+HEX2DEC(DEC2HEX([.A391]; 4));4); 2))&amp;&quot; 16&quot;)" office:value-type="string" office:string-value="FE FE 05 A0 01 86 2B 16" calcext:value-type="string">
            <text:p>FE FE 05 A0 01 86 2B 1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&quot;FE FE 05 A0 &quot;&amp;LEFT(DEC2HEX([.A392]; 4);2)&amp;&quot; &quot;&amp;RIGHT(DEC2HEX([.A392]; 4);2)&amp;&quot; &quot;&amp;(RIGHT(DEC2HEX(HEX2DEC(&quot;05&quot;)+HEX2DEC(&quot;A0&quot;)+HEX2DEC(DEC2HEX([.A392]; 4));4); 2))&amp;&quot; 16&quot;)" office:value-type="string" office:string-value="FE FE 05 A0 01 87 2C 16" calcext:value-type="string">
            <text:p>FE FE 05 A0 01 87 2C 1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&quot;FE FE 05 A0 &quot;&amp;LEFT(DEC2HEX([.A393]; 4);2)&amp;&quot; &quot;&amp;RIGHT(DEC2HEX([.A393]; 4);2)&amp;&quot; &quot;&amp;(RIGHT(DEC2HEX(HEX2DEC(&quot;05&quot;)+HEX2DEC(&quot;A0&quot;)+HEX2DEC(DEC2HEX([.A393]; 4));4); 2))&amp;&quot; 16&quot;)" office:value-type="string" office:string-value="FE FE 05 A0 01 88 2D 16" calcext:value-type="string">
            <text:p>FE FE 05 A0 01 88 2D 1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&quot;FE FE 05 A0 &quot;&amp;LEFT(DEC2HEX([.A394]; 4);2)&amp;&quot; &quot;&amp;RIGHT(DEC2HEX([.A394]; 4);2)&amp;&quot; &quot;&amp;(RIGHT(DEC2HEX(HEX2DEC(&quot;05&quot;)+HEX2DEC(&quot;A0&quot;)+HEX2DEC(DEC2HEX([.A394]; 4));4); 2))&amp;&quot; 16&quot;)" office:value-type="string" office:string-value="FE FE 05 A0 01 89 2E 16" calcext:value-type="string">
            <text:p>FE FE 05 A0 01 89 2E 1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&quot;FE FE 05 A0 &quot;&amp;LEFT(DEC2HEX([.A395]; 4);2)&amp;&quot; &quot;&amp;RIGHT(DEC2HEX([.A395]; 4);2)&amp;&quot; &quot;&amp;(RIGHT(DEC2HEX(HEX2DEC(&quot;05&quot;)+HEX2DEC(&quot;A0&quot;)+HEX2DEC(DEC2HEX([.A395]; 4));4); 2))&amp;&quot; 16&quot;)" office:value-type="string" office:string-value="FE FE 05 A0 01 8A 2F 16" calcext:value-type="string">
            <text:p>FE FE 05 A0 01 8A 2F 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&quot;FE FE 05 A0 &quot;&amp;LEFT(DEC2HEX([.A396]; 4);2)&amp;&quot; &quot;&amp;RIGHT(DEC2HEX([.A396]; 4);2)&amp;&quot; &quot;&amp;(RIGHT(DEC2HEX(HEX2DEC(&quot;05&quot;)+HEX2DEC(&quot;A0&quot;)+HEX2DEC(DEC2HEX([.A396]; 4));4); 2))&amp;&quot; 16&quot;)" office:value-type="string" office:string-value="FE FE 05 A0 01 8B 30 16" calcext:value-type="string">
            <text:p>FE FE 05 A0 01 8B 30 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&quot;FE FE 05 A0 &quot;&amp;LEFT(DEC2HEX([.A397]; 4);2)&amp;&quot; &quot;&amp;RIGHT(DEC2HEX([.A397]; 4);2)&amp;&quot; &quot;&amp;(RIGHT(DEC2HEX(HEX2DEC(&quot;05&quot;)+HEX2DEC(&quot;A0&quot;)+HEX2DEC(DEC2HEX([.A397]; 4));4); 2))&amp;&quot; 16&quot;)" office:value-type="string" office:string-value="FE FE 05 A0 01 8C 31 16" calcext:value-type="string">
            <text:p>FE FE 05 A0 01 8C 31 1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&quot;FE FE 05 A0 &quot;&amp;LEFT(DEC2HEX([.A398]; 4);2)&amp;&quot; &quot;&amp;RIGHT(DEC2HEX([.A398]; 4);2)&amp;&quot; &quot;&amp;(RIGHT(DEC2HEX(HEX2DEC(&quot;05&quot;)+HEX2DEC(&quot;A0&quot;)+HEX2DEC(DEC2HEX([.A398]; 4));4); 2))&amp;&quot; 16&quot;)" office:value-type="string" office:string-value="FE FE 05 A0 01 8D 32 16" calcext:value-type="string">
            <text:p>FE FE 05 A0 01 8D 32 1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&quot;FE FE 05 A0 &quot;&amp;LEFT(DEC2HEX([.A399]; 4);2)&amp;&quot; &quot;&amp;RIGHT(DEC2HEX([.A399]; 4);2)&amp;&quot; &quot;&amp;(RIGHT(DEC2HEX(HEX2DEC(&quot;05&quot;)+HEX2DEC(&quot;A0&quot;)+HEX2DEC(DEC2HEX([.A399]; 4));4); 2))&amp;&quot; 16&quot;)" office:value-type="string" office:string-value="FE FE 05 A0 01 8E 33 16" calcext:value-type="string">
            <text:p>FE FE 05 A0 01 8E 33 1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&quot;FE FE 05 A0 &quot;&amp;LEFT(DEC2HEX([.A400]; 4);2)&amp;&quot; &quot;&amp;RIGHT(DEC2HEX([.A400]; 4);2)&amp;&quot; &quot;&amp;(RIGHT(DEC2HEX(HEX2DEC(&quot;05&quot;)+HEX2DEC(&quot;A0&quot;)+HEX2DEC(DEC2HEX([.A400]; 4));4); 2))&amp;&quot; 16&quot;)" office:value-type="string" office:string-value="FE FE 05 A0 01 8F 34 16" calcext:value-type="string">
            <text:p>FE FE 05 A0 01 8F 34 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&quot;FE FE 05 A0 &quot;&amp;LEFT(DEC2HEX([.A401]; 4);2)&amp;&quot; &quot;&amp;RIGHT(DEC2HEX([.A401]; 4);2)&amp;&quot; &quot;&amp;(RIGHT(DEC2HEX(HEX2DEC(&quot;05&quot;)+HEX2DEC(&quot;A0&quot;)+HEX2DEC(DEC2HEX([.A401]; 4));4); 2))&amp;&quot; 16&quot;)" office:value-type="string" office:string-value="FE FE 05 A0 01 90 35 16" calcext:value-type="string">
            <text:p>FE FE 05 A0 01 90 35 1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&quot;FE FE 05 A0 &quot;&amp;LEFT(DEC2HEX([.A402]; 4);2)&amp;&quot; &quot;&amp;RIGHT(DEC2HEX([.A402]; 4);2)&amp;&quot; &quot;&amp;(RIGHT(DEC2HEX(HEX2DEC(&quot;05&quot;)+HEX2DEC(&quot;A0&quot;)+HEX2DEC(DEC2HEX([.A402]; 4));4); 2))&amp;&quot; 16&quot;)" office:value-type="string" office:string-value="FE FE 05 A0 01 91 36 16" calcext:value-type="string">
            <text:p>FE FE 05 A0 01 91 36 1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&quot;FE FE 05 A0 &quot;&amp;LEFT(DEC2HEX([.A403]; 4);2)&amp;&quot; &quot;&amp;RIGHT(DEC2HEX([.A403]; 4);2)&amp;&quot; &quot;&amp;(RIGHT(DEC2HEX(HEX2DEC(&quot;05&quot;)+HEX2DEC(&quot;A0&quot;)+HEX2DEC(DEC2HEX([.A403]; 4));4); 2))&amp;&quot; 16&quot;)" office:value-type="string" office:string-value="FE FE 05 A0 01 92 37 16" calcext:value-type="string">
            <text:p>FE FE 05 A0 01 92 37 1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&quot;FE FE 05 A0 &quot;&amp;LEFT(DEC2HEX([.A404]; 4);2)&amp;&quot; &quot;&amp;RIGHT(DEC2HEX([.A404]; 4);2)&amp;&quot; &quot;&amp;(RIGHT(DEC2HEX(HEX2DEC(&quot;05&quot;)+HEX2DEC(&quot;A0&quot;)+HEX2DEC(DEC2HEX([.A404]; 4));4); 2))&amp;&quot; 16&quot;)" office:value-type="string" office:string-value="FE FE 05 A0 01 93 38 16" calcext:value-type="string">
            <text:p>FE FE 05 A0 01 93 38 1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&quot;FE FE 05 A0 &quot;&amp;LEFT(DEC2HEX([.A405]; 4);2)&amp;&quot; &quot;&amp;RIGHT(DEC2HEX([.A405]; 4);2)&amp;&quot; &quot;&amp;(RIGHT(DEC2HEX(HEX2DEC(&quot;05&quot;)+HEX2DEC(&quot;A0&quot;)+HEX2DEC(DEC2HEX([.A405]; 4));4); 2))&amp;&quot; 16&quot;)" office:value-type="string" office:string-value="FE FE 05 A0 01 94 39 16" calcext:value-type="string">
            <text:p>FE FE 05 A0 01 94 39 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&quot;FE FE 05 A0 &quot;&amp;LEFT(DEC2HEX([.A406]; 4);2)&amp;&quot; &quot;&amp;RIGHT(DEC2HEX([.A406]; 4);2)&amp;&quot; &quot;&amp;(RIGHT(DEC2HEX(HEX2DEC(&quot;05&quot;)+HEX2DEC(&quot;A0&quot;)+HEX2DEC(DEC2HEX([.A406]; 4));4); 2))&amp;&quot; 16&quot;)" office:value-type="string" office:string-value="FE FE 05 A0 01 95 3A 16" calcext:value-type="string">
            <text:p>FE FE 05 A0 01 95 3A 1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&quot;FE FE 05 A0 &quot;&amp;LEFT(DEC2HEX([.A407]; 4);2)&amp;&quot; &quot;&amp;RIGHT(DEC2HEX([.A407]; 4);2)&amp;&quot; &quot;&amp;(RIGHT(DEC2HEX(HEX2DEC(&quot;05&quot;)+HEX2DEC(&quot;A0&quot;)+HEX2DEC(DEC2HEX([.A407]; 4));4); 2))&amp;&quot; 16&quot;)" office:value-type="string" office:string-value="FE FE 05 A0 01 96 3B 16" calcext:value-type="string">
            <text:p>FE FE 05 A0 01 96 3B 1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&quot;FE FE 05 A0 &quot;&amp;LEFT(DEC2HEX([.A408]; 4);2)&amp;&quot; &quot;&amp;RIGHT(DEC2HEX([.A408]; 4);2)&amp;&quot; &quot;&amp;(RIGHT(DEC2HEX(HEX2DEC(&quot;05&quot;)+HEX2DEC(&quot;A0&quot;)+HEX2DEC(DEC2HEX([.A408]; 4));4); 2))&amp;&quot; 16&quot;)" office:value-type="string" office:string-value="FE FE 05 A0 01 97 3C 16" calcext:value-type="string">
            <text:p>FE FE 05 A0 01 97 3C 1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&quot;FE FE 05 A0 &quot;&amp;LEFT(DEC2HEX([.A409]; 4);2)&amp;&quot; &quot;&amp;RIGHT(DEC2HEX([.A409]; 4);2)&amp;&quot; &quot;&amp;(RIGHT(DEC2HEX(HEX2DEC(&quot;05&quot;)+HEX2DEC(&quot;A0&quot;)+HEX2DEC(DEC2HEX([.A409]; 4));4); 2))&amp;&quot; 16&quot;)" office:value-type="string" office:string-value="FE FE 05 A0 01 98 3D 16" calcext:value-type="string">
            <text:p>FE FE 05 A0 01 98 3D 1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&quot;FE FE 05 A0 &quot;&amp;LEFT(DEC2HEX([.A410]; 4);2)&amp;&quot; &quot;&amp;RIGHT(DEC2HEX([.A410]; 4);2)&amp;&quot; &quot;&amp;(RIGHT(DEC2HEX(HEX2DEC(&quot;05&quot;)+HEX2DEC(&quot;A0&quot;)+HEX2DEC(DEC2HEX([.A410]; 4));4); 2))&amp;&quot; 16&quot;)" office:value-type="string" office:string-value="FE FE 05 A0 01 99 3E 16" calcext:value-type="string">
            <text:p>FE FE 05 A0 01 99 3E 1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&quot;FE FE 05 A0 &quot;&amp;LEFT(DEC2HEX([.A411]; 4);2)&amp;&quot; &quot;&amp;RIGHT(DEC2HEX([.A411]; 4);2)&amp;&quot; &quot;&amp;(RIGHT(DEC2HEX(HEX2DEC(&quot;05&quot;)+HEX2DEC(&quot;A0&quot;)+HEX2DEC(DEC2HEX([.A411]; 4));4); 2))&amp;&quot; 16&quot;)" office:value-type="string" office:string-value="FE FE 05 A0 01 9A 3F 16" calcext:value-type="string">
            <text:p>FE FE 05 A0 01 9A 3F 1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&quot;FE FE 05 A0 &quot;&amp;LEFT(DEC2HEX([.A412]; 4);2)&amp;&quot; &quot;&amp;RIGHT(DEC2HEX([.A412]; 4);2)&amp;&quot; &quot;&amp;(RIGHT(DEC2HEX(HEX2DEC(&quot;05&quot;)+HEX2DEC(&quot;A0&quot;)+HEX2DEC(DEC2HEX([.A412]; 4));4); 2))&amp;&quot; 16&quot;)" office:value-type="string" office:string-value="FE FE 05 A0 01 9B 40 16" calcext:value-type="string">
            <text:p>FE FE 05 A0 01 9B 40 1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&quot;FE FE 05 A0 &quot;&amp;LEFT(DEC2HEX([.A413]; 4);2)&amp;&quot; &quot;&amp;RIGHT(DEC2HEX([.A413]; 4);2)&amp;&quot; &quot;&amp;(RIGHT(DEC2HEX(HEX2DEC(&quot;05&quot;)+HEX2DEC(&quot;A0&quot;)+HEX2DEC(DEC2HEX([.A413]; 4));4); 2))&amp;&quot; 16&quot;)" office:value-type="string" office:string-value="FE FE 05 A0 01 9C 41 16" calcext:value-type="string">
            <text:p>FE FE 05 A0 01 9C 41 1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&quot;FE FE 05 A0 &quot;&amp;LEFT(DEC2HEX([.A414]; 4);2)&amp;&quot; &quot;&amp;RIGHT(DEC2HEX([.A414]; 4);2)&amp;&quot; &quot;&amp;(RIGHT(DEC2HEX(HEX2DEC(&quot;05&quot;)+HEX2DEC(&quot;A0&quot;)+HEX2DEC(DEC2HEX([.A414]; 4));4); 2))&amp;&quot; 16&quot;)" office:value-type="string" office:string-value="FE FE 05 A0 01 9D 42 16" calcext:value-type="string">
            <text:p>FE FE 05 A0 01 9D 42 16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&quot;FE FE 05 A0 &quot;&amp;LEFT(DEC2HEX([.A415]; 4);2)&amp;&quot; &quot;&amp;RIGHT(DEC2HEX([.A415]; 4);2)&amp;&quot; &quot;&amp;(RIGHT(DEC2HEX(HEX2DEC(&quot;05&quot;)+HEX2DEC(&quot;A0&quot;)+HEX2DEC(DEC2HEX([.A415]; 4));4); 2))&amp;&quot; 16&quot;)" office:value-type="string" office:string-value="FE FE 05 A0 01 9E 43 16" calcext:value-type="string">
            <text:p>FE FE 05 A0 01 9E 43 1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&quot;FE FE 05 A0 &quot;&amp;LEFT(DEC2HEX([.A416]; 4);2)&amp;&quot; &quot;&amp;RIGHT(DEC2HEX([.A416]; 4);2)&amp;&quot; &quot;&amp;(RIGHT(DEC2HEX(HEX2DEC(&quot;05&quot;)+HEX2DEC(&quot;A0&quot;)+HEX2DEC(DEC2HEX([.A416]; 4));4); 2))&amp;&quot; 16&quot;)" office:value-type="string" office:string-value="FE FE 05 A0 01 9F 44 16" calcext:value-type="string">
            <text:p>FE FE 05 A0 01 9F 44 1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&quot;FE FE 05 A0 &quot;&amp;LEFT(DEC2HEX([.A417]; 4);2)&amp;&quot; &quot;&amp;RIGHT(DEC2HEX([.A417]; 4);2)&amp;&quot; &quot;&amp;(RIGHT(DEC2HEX(HEX2DEC(&quot;05&quot;)+HEX2DEC(&quot;A0&quot;)+HEX2DEC(DEC2HEX([.A417]; 4));4); 2))&amp;&quot; 16&quot;)" office:value-type="string" office:string-value="FE FE 05 A0 01 A0 45 16" calcext:value-type="string">
            <text:p>FE FE 05 A0 01 A0 45 1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&quot;FE FE 05 A0 &quot;&amp;LEFT(DEC2HEX([.A418]; 4);2)&amp;&quot; &quot;&amp;RIGHT(DEC2HEX([.A418]; 4);2)&amp;&quot; &quot;&amp;(RIGHT(DEC2HEX(HEX2DEC(&quot;05&quot;)+HEX2DEC(&quot;A0&quot;)+HEX2DEC(DEC2HEX([.A418]; 4));4); 2))&amp;&quot; 16&quot;)" office:value-type="string" office:string-value="FE FE 05 A0 01 A1 46 16" calcext:value-type="string">
            <text:p>FE FE 05 A0 01 A1 46 1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&quot;FE FE 05 A0 &quot;&amp;LEFT(DEC2HEX([.A419]; 4);2)&amp;&quot; &quot;&amp;RIGHT(DEC2HEX([.A419]; 4);2)&amp;&quot; &quot;&amp;(RIGHT(DEC2HEX(HEX2DEC(&quot;05&quot;)+HEX2DEC(&quot;A0&quot;)+HEX2DEC(DEC2HEX([.A419]; 4));4); 2))&amp;&quot; 16&quot;)" office:value-type="string" office:string-value="FE FE 05 A0 01 A2 47 16" calcext:value-type="string">
            <text:p>FE FE 05 A0 01 A2 47 1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&quot;FE FE 05 A0 &quot;&amp;LEFT(DEC2HEX([.A420]; 4);2)&amp;&quot; &quot;&amp;RIGHT(DEC2HEX([.A420]; 4);2)&amp;&quot; &quot;&amp;(RIGHT(DEC2HEX(HEX2DEC(&quot;05&quot;)+HEX2DEC(&quot;A0&quot;)+HEX2DEC(DEC2HEX([.A420]; 4));4); 2))&amp;&quot; 16&quot;)" office:value-type="string" office:string-value="FE FE 05 A0 01 A3 48 16" calcext:value-type="string">
            <text:p>FE FE 05 A0 01 A3 48 1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&quot;FE FE 05 A0 &quot;&amp;LEFT(DEC2HEX([.A421]; 4);2)&amp;&quot; &quot;&amp;RIGHT(DEC2HEX([.A421]; 4);2)&amp;&quot; &quot;&amp;(RIGHT(DEC2HEX(HEX2DEC(&quot;05&quot;)+HEX2DEC(&quot;A0&quot;)+HEX2DEC(DEC2HEX([.A421]; 4));4); 2))&amp;&quot; 16&quot;)" office:value-type="string" office:string-value="FE FE 05 A0 01 A4 49 16" calcext:value-type="string">
            <text:p>FE FE 05 A0 01 A4 49 1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&quot;FE FE 05 A0 &quot;&amp;LEFT(DEC2HEX([.A422]; 4);2)&amp;&quot; &quot;&amp;RIGHT(DEC2HEX([.A422]; 4);2)&amp;&quot; &quot;&amp;(RIGHT(DEC2HEX(HEX2DEC(&quot;05&quot;)+HEX2DEC(&quot;A0&quot;)+HEX2DEC(DEC2HEX([.A422]; 4));4); 2))&amp;&quot; 16&quot;)" office:value-type="string" office:string-value="FE FE 05 A0 01 A5 4A 16" calcext:value-type="string">
            <text:p>FE FE 05 A0 01 A5 4A 1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&quot;FE FE 05 A0 &quot;&amp;LEFT(DEC2HEX([.A423]; 4);2)&amp;&quot; &quot;&amp;RIGHT(DEC2HEX([.A423]; 4);2)&amp;&quot; &quot;&amp;(RIGHT(DEC2HEX(HEX2DEC(&quot;05&quot;)+HEX2DEC(&quot;A0&quot;)+HEX2DEC(DEC2HEX([.A423]; 4));4); 2))&amp;&quot; 16&quot;)" office:value-type="string" office:string-value="FE FE 05 A0 01 A6 4B 16" calcext:value-type="string">
            <text:p>FE FE 05 A0 01 A6 4B 1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&quot;FE FE 05 A0 &quot;&amp;LEFT(DEC2HEX([.A424]; 4);2)&amp;&quot; &quot;&amp;RIGHT(DEC2HEX([.A424]; 4);2)&amp;&quot; &quot;&amp;(RIGHT(DEC2HEX(HEX2DEC(&quot;05&quot;)+HEX2DEC(&quot;A0&quot;)+HEX2DEC(DEC2HEX([.A424]; 4));4); 2))&amp;&quot; 16&quot;)" office:value-type="string" office:string-value="FE FE 05 A0 01 A7 4C 16" calcext:value-type="string">
            <text:p>FE FE 05 A0 01 A7 4C 16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&quot;FE FE 05 A0 &quot;&amp;LEFT(DEC2HEX([.A425]; 4);2)&amp;&quot; &quot;&amp;RIGHT(DEC2HEX([.A425]; 4);2)&amp;&quot; &quot;&amp;(RIGHT(DEC2HEX(HEX2DEC(&quot;05&quot;)+HEX2DEC(&quot;A0&quot;)+HEX2DEC(DEC2HEX([.A425]; 4));4); 2))&amp;&quot; 16&quot;)" office:value-type="string" office:string-value="FE FE 05 A0 01 A8 4D 16" calcext:value-type="string">
            <text:p>FE FE 05 A0 01 A8 4D 1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&quot;FE FE 05 A0 &quot;&amp;LEFT(DEC2HEX([.A426]; 4);2)&amp;&quot; &quot;&amp;RIGHT(DEC2HEX([.A426]; 4);2)&amp;&quot; &quot;&amp;(RIGHT(DEC2HEX(HEX2DEC(&quot;05&quot;)+HEX2DEC(&quot;A0&quot;)+HEX2DEC(DEC2HEX([.A426]; 4));4); 2))&amp;&quot; 16&quot;)" office:value-type="string" office:string-value="FE FE 05 A0 01 A9 4E 16" calcext:value-type="string">
            <text:p>FE FE 05 A0 01 A9 4E 1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&quot;FE FE 05 A0 &quot;&amp;LEFT(DEC2HEX([.A427]; 4);2)&amp;&quot; &quot;&amp;RIGHT(DEC2HEX([.A427]; 4);2)&amp;&quot; &quot;&amp;(RIGHT(DEC2HEX(HEX2DEC(&quot;05&quot;)+HEX2DEC(&quot;A0&quot;)+HEX2DEC(DEC2HEX([.A427]; 4));4); 2))&amp;&quot; 16&quot;)" office:value-type="string" office:string-value="FE FE 05 A0 01 AA 4F 16" calcext:value-type="string">
            <text:p>FE FE 05 A0 01 AA 4F 1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&quot;FE FE 05 A0 &quot;&amp;LEFT(DEC2HEX([.A428]; 4);2)&amp;&quot; &quot;&amp;RIGHT(DEC2HEX([.A428]; 4);2)&amp;&quot; &quot;&amp;(RIGHT(DEC2HEX(HEX2DEC(&quot;05&quot;)+HEX2DEC(&quot;A0&quot;)+HEX2DEC(DEC2HEX([.A428]; 4));4); 2))&amp;&quot; 16&quot;)" office:value-type="string" office:string-value="FE FE 05 A0 01 AB 50 16" calcext:value-type="string">
            <text:p>FE FE 05 A0 01 AB 50 1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&quot;FE FE 05 A0 &quot;&amp;LEFT(DEC2HEX([.A429]; 4);2)&amp;&quot; &quot;&amp;RIGHT(DEC2HEX([.A429]; 4);2)&amp;&quot; &quot;&amp;(RIGHT(DEC2HEX(HEX2DEC(&quot;05&quot;)+HEX2DEC(&quot;A0&quot;)+HEX2DEC(DEC2HEX([.A429]; 4));4); 2))&amp;&quot; 16&quot;)" office:value-type="string" office:string-value="FE FE 05 A0 01 AC 51 16" calcext:value-type="string">
            <text:p>FE FE 05 A0 01 AC 51 1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&quot;FE FE 05 A0 &quot;&amp;LEFT(DEC2HEX([.A430]; 4);2)&amp;&quot; &quot;&amp;RIGHT(DEC2HEX([.A430]; 4);2)&amp;&quot; &quot;&amp;(RIGHT(DEC2HEX(HEX2DEC(&quot;05&quot;)+HEX2DEC(&quot;A0&quot;)+HEX2DEC(DEC2HEX([.A430]; 4));4); 2))&amp;&quot; 16&quot;)" office:value-type="string" office:string-value="FE FE 05 A0 01 AD 52 16" calcext:value-type="string">
            <text:p>FE FE 05 A0 01 AD 52 1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&quot;FE FE 05 A0 &quot;&amp;LEFT(DEC2HEX([.A431]; 4);2)&amp;&quot; &quot;&amp;RIGHT(DEC2HEX([.A431]; 4);2)&amp;&quot; &quot;&amp;(RIGHT(DEC2HEX(HEX2DEC(&quot;05&quot;)+HEX2DEC(&quot;A0&quot;)+HEX2DEC(DEC2HEX([.A431]; 4));4); 2))&amp;&quot; 16&quot;)" office:value-type="string" office:string-value="FE FE 05 A0 01 AE 53 16" calcext:value-type="string">
            <text:p>FE FE 05 A0 01 AE 53 1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&quot;FE FE 05 A0 &quot;&amp;LEFT(DEC2HEX([.A432]; 4);2)&amp;&quot; &quot;&amp;RIGHT(DEC2HEX([.A432]; 4);2)&amp;&quot; &quot;&amp;(RIGHT(DEC2HEX(HEX2DEC(&quot;05&quot;)+HEX2DEC(&quot;A0&quot;)+HEX2DEC(DEC2HEX([.A432]; 4));4); 2))&amp;&quot; 16&quot;)" office:value-type="string" office:string-value="FE FE 05 A0 01 AF 54 16" calcext:value-type="string">
            <text:p>FE FE 05 A0 01 AF 54 1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&quot;FE FE 05 A0 &quot;&amp;LEFT(DEC2HEX([.A433]; 4);2)&amp;&quot; &quot;&amp;RIGHT(DEC2HEX([.A433]; 4);2)&amp;&quot; &quot;&amp;(RIGHT(DEC2HEX(HEX2DEC(&quot;05&quot;)+HEX2DEC(&quot;A0&quot;)+HEX2DEC(DEC2HEX([.A433]; 4));4); 2))&amp;&quot; 16&quot;)" office:value-type="string" office:string-value="FE FE 05 A0 01 B0 55 16" calcext:value-type="string">
            <text:p>FE FE 05 A0 01 B0 55 1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&quot;FE FE 05 A0 &quot;&amp;LEFT(DEC2HEX([.A434]; 4);2)&amp;&quot; &quot;&amp;RIGHT(DEC2HEX([.A434]; 4);2)&amp;&quot; &quot;&amp;(RIGHT(DEC2HEX(HEX2DEC(&quot;05&quot;)+HEX2DEC(&quot;A0&quot;)+HEX2DEC(DEC2HEX([.A434]; 4));4); 2))&amp;&quot; 16&quot;)" office:value-type="string" office:string-value="FE FE 05 A0 01 B1 56 16" calcext:value-type="string">
            <text:p>FE FE 05 A0 01 B1 56 1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&quot;FE FE 05 A0 &quot;&amp;LEFT(DEC2HEX([.A435]; 4);2)&amp;&quot; &quot;&amp;RIGHT(DEC2HEX([.A435]; 4);2)&amp;&quot; &quot;&amp;(RIGHT(DEC2HEX(HEX2DEC(&quot;05&quot;)+HEX2DEC(&quot;A0&quot;)+HEX2DEC(DEC2HEX([.A435]; 4));4); 2))&amp;&quot; 16&quot;)" office:value-type="string" office:string-value="FE FE 05 A0 01 B2 57 16" calcext:value-type="string">
            <text:p>FE FE 05 A0 01 B2 57 1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&quot;FE FE 05 A0 &quot;&amp;LEFT(DEC2HEX([.A436]; 4);2)&amp;&quot; &quot;&amp;RIGHT(DEC2HEX([.A436]; 4);2)&amp;&quot; &quot;&amp;(RIGHT(DEC2HEX(HEX2DEC(&quot;05&quot;)+HEX2DEC(&quot;A0&quot;)+HEX2DEC(DEC2HEX([.A436]; 4));4); 2))&amp;&quot; 16&quot;)" office:value-type="string" office:string-value="FE FE 05 A0 01 B3 58 16" calcext:value-type="string">
            <text:p>FE FE 05 A0 01 B3 58 1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&quot;FE FE 05 A0 &quot;&amp;LEFT(DEC2HEX([.A437]; 4);2)&amp;&quot; &quot;&amp;RIGHT(DEC2HEX([.A437]; 4);2)&amp;&quot; &quot;&amp;(RIGHT(DEC2HEX(HEX2DEC(&quot;05&quot;)+HEX2DEC(&quot;A0&quot;)+HEX2DEC(DEC2HEX([.A437]; 4));4); 2))&amp;&quot; 16&quot;)" office:value-type="string" office:string-value="FE FE 05 A0 01 B4 59 16" calcext:value-type="string">
            <text:p>FE FE 05 A0 01 B4 59 1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&quot;FE FE 05 A0 &quot;&amp;LEFT(DEC2HEX([.A438]; 4);2)&amp;&quot; &quot;&amp;RIGHT(DEC2HEX([.A438]; 4);2)&amp;&quot; &quot;&amp;(RIGHT(DEC2HEX(HEX2DEC(&quot;05&quot;)+HEX2DEC(&quot;A0&quot;)+HEX2DEC(DEC2HEX([.A438]; 4));4); 2))&amp;&quot; 16&quot;)" office:value-type="string" office:string-value="FE FE 05 A0 01 B5 5A 16" calcext:value-type="string">
            <text:p>FE FE 05 A0 01 B5 5A 1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&quot;FE FE 05 A0 &quot;&amp;LEFT(DEC2HEX([.A439]; 4);2)&amp;&quot; &quot;&amp;RIGHT(DEC2HEX([.A439]; 4);2)&amp;&quot; &quot;&amp;(RIGHT(DEC2HEX(HEX2DEC(&quot;05&quot;)+HEX2DEC(&quot;A0&quot;)+HEX2DEC(DEC2HEX([.A439]; 4));4); 2))&amp;&quot; 16&quot;)" office:value-type="string" office:string-value="FE FE 05 A0 01 B6 5B 16" calcext:value-type="string">
            <text:p>FE FE 05 A0 01 B6 5B 1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&quot;FE FE 05 A0 &quot;&amp;LEFT(DEC2HEX([.A440]; 4);2)&amp;&quot; &quot;&amp;RIGHT(DEC2HEX([.A440]; 4);2)&amp;&quot; &quot;&amp;(RIGHT(DEC2HEX(HEX2DEC(&quot;05&quot;)+HEX2DEC(&quot;A0&quot;)+HEX2DEC(DEC2HEX([.A440]; 4));4); 2))&amp;&quot; 16&quot;)" office:value-type="string" office:string-value="FE FE 05 A0 01 B7 5C 16" calcext:value-type="string">
            <text:p>FE FE 05 A0 01 B7 5C 1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&quot;FE FE 05 A0 &quot;&amp;LEFT(DEC2HEX([.A441]; 4);2)&amp;&quot; &quot;&amp;RIGHT(DEC2HEX([.A441]; 4);2)&amp;&quot; &quot;&amp;(RIGHT(DEC2HEX(HEX2DEC(&quot;05&quot;)+HEX2DEC(&quot;A0&quot;)+HEX2DEC(DEC2HEX([.A441]; 4));4); 2))&amp;&quot; 16&quot;)" office:value-type="string" office:string-value="FE FE 05 A0 01 B8 5D 16" calcext:value-type="string">
            <text:p>FE FE 05 A0 01 B8 5D 16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&quot;FE FE 05 A0 &quot;&amp;LEFT(DEC2HEX([.A442]; 4);2)&amp;&quot; &quot;&amp;RIGHT(DEC2HEX([.A442]; 4);2)&amp;&quot; &quot;&amp;(RIGHT(DEC2HEX(HEX2DEC(&quot;05&quot;)+HEX2DEC(&quot;A0&quot;)+HEX2DEC(DEC2HEX([.A442]; 4));4); 2))&amp;&quot; 16&quot;)" office:value-type="string" office:string-value="FE FE 05 A0 01 B9 5E 16" calcext:value-type="string">
            <text:p>FE FE 05 A0 01 B9 5E 16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&quot;FE FE 05 A0 &quot;&amp;LEFT(DEC2HEX([.A443]; 4);2)&amp;&quot; &quot;&amp;RIGHT(DEC2HEX([.A443]; 4);2)&amp;&quot; &quot;&amp;(RIGHT(DEC2HEX(HEX2DEC(&quot;05&quot;)+HEX2DEC(&quot;A0&quot;)+HEX2DEC(DEC2HEX([.A443]; 4));4); 2))&amp;&quot; 16&quot;)" office:value-type="string" office:string-value="FE FE 05 A0 01 BA 5F 16" calcext:value-type="string">
            <text:p>FE FE 05 A0 01 BA 5F 1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&quot;FE FE 05 A0 &quot;&amp;LEFT(DEC2HEX([.A444]; 4);2)&amp;&quot; &quot;&amp;RIGHT(DEC2HEX([.A444]; 4);2)&amp;&quot; &quot;&amp;(RIGHT(DEC2HEX(HEX2DEC(&quot;05&quot;)+HEX2DEC(&quot;A0&quot;)+HEX2DEC(DEC2HEX([.A444]; 4));4); 2))&amp;&quot; 16&quot;)" office:value-type="string" office:string-value="FE FE 05 A0 01 BB 60 16" calcext:value-type="string">
            <text:p>FE FE 05 A0 01 BB 60 1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&quot;FE FE 05 A0 &quot;&amp;LEFT(DEC2HEX([.A445]; 4);2)&amp;&quot; &quot;&amp;RIGHT(DEC2HEX([.A445]; 4);2)&amp;&quot; &quot;&amp;(RIGHT(DEC2HEX(HEX2DEC(&quot;05&quot;)+HEX2DEC(&quot;A0&quot;)+HEX2DEC(DEC2HEX([.A445]; 4));4); 2))&amp;&quot; 16&quot;)" office:value-type="string" office:string-value="FE FE 05 A0 01 BC 61 16" calcext:value-type="string">
            <text:p>FE FE 05 A0 01 BC 61 1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&quot;FE FE 05 A0 &quot;&amp;LEFT(DEC2HEX([.A446]; 4);2)&amp;&quot; &quot;&amp;RIGHT(DEC2HEX([.A446]; 4);2)&amp;&quot; &quot;&amp;(RIGHT(DEC2HEX(HEX2DEC(&quot;05&quot;)+HEX2DEC(&quot;A0&quot;)+HEX2DEC(DEC2HEX([.A446]; 4));4); 2))&amp;&quot; 16&quot;)" office:value-type="string" office:string-value="FE FE 05 A0 01 BD 62 16" calcext:value-type="string">
            <text:p>FE FE 05 A0 01 BD 62 1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&quot;FE FE 05 A0 &quot;&amp;LEFT(DEC2HEX([.A447]; 4);2)&amp;&quot; &quot;&amp;RIGHT(DEC2HEX([.A447]; 4);2)&amp;&quot; &quot;&amp;(RIGHT(DEC2HEX(HEX2DEC(&quot;05&quot;)+HEX2DEC(&quot;A0&quot;)+HEX2DEC(DEC2HEX([.A447]; 4));4); 2))&amp;&quot; 16&quot;)" office:value-type="string" office:string-value="FE FE 05 A0 01 BE 63 16" calcext:value-type="string">
            <text:p>FE FE 05 A0 01 BE 63 1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&quot;FE FE 05 A0 &quot;&amp;LEFT(DEC2HEX([.A448]; 4);2)&amp;&quot; &quot;&amp;RIGHT(DEC2HEX([.A448]; 4);2)&amp;&quot; &quot;&amp;(RIGHT(DEC2HEX(HEX2DEC(&quot;05&quot;)+HEX2DEC(&quot;A0&quot;)+HEX2DEC(DEC2HEX([.A448]; 4));4); 2))&amp;&quot; 16&quot;)" office:value-type="string" office:string-value="FE FE 05 A0 01 BF 64 16" calcext:value-type="string">
            <text:p>FE FE 05 A0 01 BF 64 1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&quot;FE FE 05 A0 &quot;&amp;LEFT(DEC2HEX([.A449]; 4);2)&amp;&quot; &quot;&amp;RIGHT(DEC2HEX([.A449]; 4);2)&amp;&quot; &quot;&amp;(RIGHT(DEC2HEX(HEX2DEC(&quot;05&quot;)+HEX2DEC(&quot;A0&quot;)+HEX2DEC(DEC2HEX([.A449]; 4));4); 2))&amp;&quot; 16&quot;)" office:value-type="string" office:string-value="FE FE 05 A0 01 C0 65 16" calcext:value-type="string">
            <text:p>FE FE 05 A0 01 C0 65 1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&quot;FE FE 05 A0 &quot;&amp;LEFT(DEC2HEX([.A450]; 4);2)&amp;&quot; &quot;&amp;RIGHT(DEC2HEX([.A450]; 4);2)&amp;&quot; &quot;&amp;(RIGHT(DEC2HEX(HEX2DEC(&quot;05&quot;)+HEX2DEC(&quot;A0&quot;)+HEX2DEC(DEC2HEX([.A450]; 4));4); 2))&amp;&quot; 16&quot;)" office:value-type="string" office:string-value="FE FE 05 A0 01 C1 66 16" calcext:value-type="string">
            <text:p>FE FE 05 A0 01 C1 66 1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&quot;FE FE 05 A0 &quot;&amp;LEFT(DEC2HEX([.A451]; 4);2)&amp;&quot; &quot;&amp;RIGHT(DEC2HEX([.A451]; 4);2)&amp;&quot; &quot;&amp;(RIGHT(DEC2HEX(HEX2DEC(&quot;05&quot;)+HEX2DEC(&quot;A0&quot;)+HEX2DEC(DEC2HEX([.A451]; 4));4); 2))&amp;&quot; 16&quot;)" office:value-type="string" office:string-value="FE FE 05 A0 01 C2 67 16" calcext:value-type="string">
            <text:p>FE FE 05 A0 01 C2 67 1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&quot;FE FE 05 A0 &quot;&amp;LEFT(DEC2HEX([.A452]; 4);2)&amp;&quot; &quot;&amp;RIGHT(DEC2HEX([.A452]; 4);2)&amp;&quot; &quot;&amp;(RIGHT(DEC2HEX(HEX2DEC(&quot;05&quot;)+HEX2DEC(&quot;A0&quot;)+HEX2DEC(DEC2HEX([.A452]; 4));4); 2))&amp;&quot; 16&quot;)" office:value-type="string" office:string-value="FE FE 05 A0 01 C3 68 16" calcext:value-type="string">
            <text:p>FE FE 05 A0 01 C3 68 1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&quot;FE FE 05 A0 &quot;&amp;LEFT(DEC2HEX([.A453]; 4);2)&amp;&quot; &quot;&amp;RIGHT(DEC2HEX([.A453]; 4);2)&amp;&quot; &quot;&amp;(RIGHT(DEC2HEX(HEX2DEC(&quot;05&quot;)+HEX2DEC(&quot;A0&quot;)+HEX2DEC(DEC2HEX([.A453]; 4));4); 2))&amp;&quot; 16&quot;)" office:value-type="string" office:string-value="FE FE 05 A0 01 C4 69 16" calcext:value-type="string">
            <text:p>FE FE 05 A0 01 C4 69 1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&quot;FE FE 05 A0 &quot;&amp;LEFT(DEC2HEX([.A454]; 4);2)&amp;&quot; &quot;&amp;RIGHT(DEC2HEX([.A454]; 4);2)&amp;&quot; &quot;&amp;(RIGHT(DEC2HEX(HEX2DEC(&quot;05&quot;)+HEX2DEC(&quot;A0&quot;)+HEX2DEC(DEC2HEX([.A454]; 4));4); 2))&amp;&quot; 16&quot;)" office:value-type="string" office:string-value="FE FE 05 A0 01 C5 6A 16" calcext:value-type="string">
            <text:p>FE FE 05 A0 01 C5 6A 1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&quot;FE FE 05 A0 &quot;&amp;LEFT(DEC2HEX([.A455]; 4);2)&amp;&quot; &quot;&amp;RIGHT(DEC2HEX([.A455]; 4);2)&amp;&quot; &quot;&amp;(RIGHT(DEC2HEX(HEX2DEC(&quot;05&quot;)+HEX2DEC(&quot;A0&quot;)+HEX2DEC(DEC2HEX([.A455]; 4));4); 2))&amp;&quot; 16&quot;)" office:value-type="string" office:string-value="FE FE 05 A0 01 C6 6B 16" calcext:value-type="string">
            <text:p>FE FE 05 A0 01 C6 6B 1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&quot;FE FE 05 A0 &quot;&amp;LEFT(DEC2HEX([.A456]; 4);2)&amp;&quot; &quot;&amp;RIGHT(DEC2HEX([.A456]; 4);2)&amp;&quot; &quot;&amp;(RIGHT(DEC2HEX(HEX2DEC(&quot;05&quot;)+HEX2DEC(&quot;A0&quot;)+HEX2DEC(DEC2HEX([.A456]; 4));4); 2))&amp;&quot; 16&quot;)" office:value-type="string" office:string-value="FE FE 05 A0 01 C7 6C 16" calcext:value-type="string">
            <text:p>FE FE 05 A0 01 C7 6C 1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&quot;FE FE 05 A0 &quot;&amp;LEFT(DEC2HEX([.A457]; 4);2)&amp;&quot; &quot;&amp;RIGHT(DEC2HEX([.A457]; 4);2)&amp;&quot; &quot;&amp;(RIGHT(DEC2HEX(HEX2DEC(&quot;05&quot;)+HEX2DEC(&quot;A0&quot;)+HEX2DEC(DEC2HEX([.A457]; 4));4); 2))&amp;&quot; 16&quot;)" office:value-type="string" office:string-value="FE FE 05 A0 01 C8 6D 16" calcext:value-type="string">
            <text:p>FE FE 05 A0 01 C8 6D 1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&quot;FE FE 05 A0 &quot;&amp;LEFT(DEC2HEX([.A458]; 4);2)&amp;&quot; &quot;&amp;RIGHT(DEC2HEX([.A458]; 4);2)&amp;&quot; &quot;&amp;(RIGHT(DEC2HEX(HEX2DEC(&quot;05&quot;)+HEX2DEC(&quot;A0&quot;)+HEX2DEC(DEC2HEX([.A458]; 4));4); 2))&amp;&quot; 16&quot;)" office:value-type="string" office:string-value="FE FE 05 A0 01 C9 6E 16" calcext:value-type="string">
            <text:p>FE FE 05 A0 01 C9 6E 1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&quot;FE FE 05 A0 &quot;&amp;LEFT(DEC2HEX([.A459]; 4);2)&amp;&quot; &quot;&amp;RIGHT(DEC2HEX([.A459]; 4);2)&amp;&quot; &quot;&amp;(RIGHT(DEC2HEX(HEX2DEC(&quot;05&quot;)+HEX2DEC(&quot;A0&quot;)+HEX2DEC(DEC2HEX([.A459]; 4));4); 2))&amp;&quot; 16&quot;)" office:value-type="string" office:string-value="FE FE 05 A0 01 CA 6F 16" calcext:value-type="string">
            <text:p>FE FE 05 A0 01 CA 6F 1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&quot;FE FE 05 A0 &quot;&amp;LEFT(DEC2HEX([.A460]; 4);2)&amp;&quot; &quot;&amp;RIGHT(DEC2HEX([.A460]; 4);2)&amp;&quot; &quot;&amp;(RIGHT(DEC2HEX(HEX2DEC(&quot;05&quot;)+HEX2DEC(&quot;A0&quot;)+HEX2DEC(DEC2HEX([.A460]; 4));4); 2))&amp;&quot; 16&quot;)" office:value-type="string" office:string-value="FE FE 05 A0 01 CB 70 16" calcext:value-type="string">
            <text:p>FE FE 05 A0 01 CB 70 1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&quot;FE FE 05 A0 &quot;&amp;LEFT(DEC2HEX([.A461]; 4);2)&amp;&quot; &quot;&amp;RIGHT(DEC2HEX([.A461]; 4);2)&amp;&quot; &quot;&amp;(RIGHT(DEC2HEX(HEX2DEC(&quot;05&quot;)+HEX2DEC(&quot;A0&quot;)+HEX2DEC(DEC2HEX([.A461]; 4));4); 2))&amp;&quot; 16&quot;)" office:value-type="string" office:string-value="FE FE 05 A0 01 CC 71 16" calcext:value-type="string">
            <text:p>FE FE 05 A0 01 CC 71 1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&quot;FE FE 05 A0 &quot;&amp;LEFT(DEC2HEX([.A462]; 4);2)&amp;&quot; &quot;&amp;RIGHT(DEC2HEX([.A462]; 4);2)&amp;&quot; &quot;&amp;(RIGHT(DEC2HEX(HEX2DEC(&quot;05&quot;)+HEX2DEC(&quot;A0&quot;)+HEX2DEC(DEC2HEX([.A462]; 4));4); 2))&amp;&quot; 16&quot;)" office:value-type="string" office:string-value="FE FE 05 A0 01 CD 72 16" calcext:value-type="string">
            <text:p>FE FE 05 A0 01 CD 72 1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&quot;FE FE 05 A0 &quot;&amp;LEFT(DEC2HEX([.A463]; 4);2)&amp;&quot; &quot;&amp;RIGHT(DEC2HEX([.A463]; 4);2)&amp;&quot; &quot;&amp;(RIGHT(DEC2HEX(HEX2DEC(&quot;05&quot;)+HEX2DEC(&quot;A0&quot;)+HEX2DEC(DEC2HEX([.A463]; 4));4); 2))&amp;&quot; 16&quot;)" office:value-type="string" office:string-value="FE FE 05 A0 01 CE 73 16" calcext:value-type="string">
            <text:p>FE FE 05 A0 01 CE 73 1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&quot;FE FE 05 A0 &quot;&amp;LEFT(DEC2HEX([.A464]; 4);2)&amp;&quot; &quot;&amp;RIGHT(DEC2HEX([.A464]; 4);2)&amp;&quot; &quot;&amp;(RIGHT(DEC2HEX(HEX2DEC(&quot;05&quot;)+HEX2DEC(&quot;A0&quot;)+HEX2DEC(DEC2HEX([.A464]; 4));4); 2))&amp;&quot; 16&quot;)" office:value-type="string" office:string-value="FE FE 05 A0 01 CF 74 16" calcext:value-type="string">
            <text:p>FE FE 05 A0 01 CF 74 1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&quot;FE FE 05 A0 &quot;&amp;LEFT(DEC2HEX([.A465]; 4);2)&amp;&quot; &quot;&amp;RIGHT(DEC2HEX([.A465]; 4);2)&amp;&quot; &quot;&amp;(RIGHT(DEC2HEX(HEX2DEC(&quot;05&quot;)+HEX2DEC(&quot;A0&quot;)+HEX2DEC(DEC2HEX([.A465]; 4));4); 2))&amp;&quot; 16&quot;)" office:value-type="string" office:string-value="FE FE 05 A0 01 D0 75 16" calcext:value-type="string">
            <text:p>FE FE 05 A0 01 D0 75 16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&quot;FE FE 05 A0 &quot;&amp;LEFT(DEC2HEX([.A466]; 4);2)&amp;&quot; &quot;&amp;RIGHT(DEC2HEX([.A466]; 4);2)&amp;&quot; &quot;&amp;(RIGHT(DEC2HEX(HEX2DEC(&quot;05&quot;)+HEX2DEC(&quot;A0&quot;)+HEX2DEC(DEC2HEX([.A466]; 4));4); 2))&amp;&quot; 16&quot;)" office:value-type="string" office:string-value="FE FE 05 A0 01 D1 76 16" calcext:value-type="string">
            <text:p>FE FE 05 A0 01 D1 76 1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&quot;FE FE 05 A0 &quot;&amp;LEFT(DEC2HEX([.A467]; 4);2)&amp;&quot; &quot;&amp;RIGHT(DEC2HEX([.A467]; 4);2)&amp;&quot; &quot;&amp;(RIGHT(DEC2HEX(HEX2DEC(&quot;05&quot;)+HEX2DEC(&quot;A0&quot;)+HEX2DEC(DEC2HEX([.A467]; 4));4); 2))&amp;&quot; 16&quot;)" office:value-type="string" office:string-value="FE FE 05 A0 01 D2 77 16" calcext:value-type="string">
            <text:p>FE FE 05 A0 01 D2 77 1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&quot;FE FE 05 A0 &quot;&amp;LEFT(DEC2HEX([.A468]; 4);2)&amp;&quot; &quot;&amp;RIGHT(DEC2HEX([.A468]; 4);2)&amp;&quot; &quot;&amp;(RIGHT(DEC2HEX(HEX2DEC(&quot;05&quot;)+HEX2DEC(&quot;A0&quot;)+HEX2DEC(DEC2HEX([.A468]; 4));4); 2))&amp;&quot; 16&quot;)" office:value-type="string" office:string-value="FE FE 05 A0 01 D3 78 16" calcext:value-type="string">
            <text:p>FE FE 05 A0 01 D3 78 1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&quot;FE FE 05 A0 &quot;&amp;LEFT(DEC2HEX([.A469]; 4);2)&amp;&quot; &quot;&amp;RIGHT(DEC2HEX([.A469]; 4);2)&amp;&quot; &quot;&amp;(RIGHT(DEC2HEX(HEX2DEC(&quot;05&quot;)+HEX2DEC(&quot;A0&quot;)+HEX2DEC(DEC2HEX([.A469]; 4));4); 2))&amp;&quot; 16&quot;)" office:value-type="string" office:string-value="FE FE 05 A0 01 D4 79 16" calcext:value-type="string">
            <text:p>FE FE 05 A0 01 D4 79 1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&quot;FE FE 05 A0 &quot;&amp;LEFT(DEC2HEX([.A470]; 4);2)&amp;&quot; &quot;&amp;RIGHT(DEC2HEX([.A470]; 4);2)&amp;&quot; &quot;&amp;(RIGHT(DEC2HEX(HEX2DEC(&quot;05&quot;)+HEX2DEC(&quot;A0&quot;)+HEX2DEC(DEC2HEX([.A470]; 4));4); 2))&amp;&quot; 16&quot;)" office:value-type="string" office:string-value="FE FE 05 A0 01 D5 7A 16" calcext:value-type="string">
            <text:p>FE FE 05 A0 01 D5 7A 1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&quot;FE FE 05 A0 &quot;&amp;LEFT(DEC2HEX([.A471]; 4);2)&amp;&quot; &quot;&amp;RIGHT(DEC2HEX([.A471]; 4);2)&amp;&quot; &quot;&amp;(RIGHT(DEC2HEX(HEX2DEC(&quot;05&quot;)+HEX2DEC(&quot;A0&quot;)+HEX2DEC(DEC2HEX([.A471]; 4));4); 2))&amp;&quot; 16&quot;)" office:value-type="string" office:string-value="FE FE 05 A0 01 D6 7B 16" calcext:value-type="string">
            <text:p>FE FE 05 A0 01 D6 7B 1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&quot;FE FE 05 A0 &quot;&amp;LEFT(DEC2HEX([.A472]; 4);2)&amp;&quot; &quot;&amp;RIGHT(DEC2HEX([.A472]; 4);2)&amp;&quot; &quot;&amp;(RIGHT(DEC2HEX(HEX2DEC(&quot;05&quot;)+HEX2DEC(&quot;A0&quot;)+HEX2DEC(DEC2HEX([.A472]; 4));4); 2))&amp;&quot; 16&quot;)" office:value-type="string" office:string-value="FE FE 05 A0 01 D7 7C 16" calcext:value-type="string">
            <text:p>FE FE 05 A0 01 D7 7C 1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&quot;FE FE 05 A0 &quot;&amp;LEFT(DEC2HEX([.A473]; 4);2)&amp;&quot; &quot;&amp;RIGHT(DEC2HEX([.A473]; 4);2)&amp;&quot; &quot;&amp;(RIGHT(DEC2HEX(HEX2DEC(&quot;05&quot;)+HEX2DEC(&quot;A0&quot;)+HEX2DEC(DEC2HEX([.A473]; 4));4); 2))&amp;&quot; 16&quot;)" office:value-type="string" office:string-value="FE FE 05 A0 01 D8 7D 16" calcext:value-type="string">
            <text:p>FE FE 05 A0 01 D8 7D 1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&quot;FE FE 05 A0 &quot;&amp;LEFT(DEC2HEX([.A474]; 4);2)&amp;&quot; &quot;&amp;RIGHT(DEC2HEX([.A474]; 4);2)&amp;&quot; &quot;&amp;(RIGHT(DEC2HEX(HEX2DEC(&quot;05&quot;)+HEX2DEC(&quot;A0&quot;)+HEX2DEC(DEC2HEX([.A474]; 4));4); 2))&amp;&quot; 16&quot;)" office:value-type="string" office:string-value="FE FE 05 A0 01 D9 7E 16" calcext:value-type="string">
            <text:p>FE FE 05 A0 01 D9 7E 1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&quot;FE FE 05 A0 &quot;&amp;LEFT(DEC2HEX([.A475]; 4);2)&amp;&quot; &quot;&amp;RIGHT(DEC2HEX([.A475]; 4);2)&amp;&quot; &quot;&amp;(RIGHT(DEC2HEX(HEX2DEC(&quot;05&quot;)+HEX2DEC(&quot;A0&quot;)+HEX2DEC(DEC2HEX([.A475]; 4));4); 2))&amp;&quot; 16&quot;)" office:value-type="string" office:string-value="FE FE 05 A0 01 DA 7F 16" calcext:value-type="string">
            <text:p>FE FE 05 A0 01 DA 7F 1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&quot;FE FE 05 A0 &quot;&amp;LEFT(DEC2HEX([.A476]; 4);2)&amp;&quot; &quot;&amp;RIGHT(DEC2HEX([.A476]; 4);2)&amp;&quot; &quot;&amp;(RIGHT(DEC2HEX(HEX2DEC(&quot;05&quot;)+HEX2DEC(&quot;A0&quot;)+HEX2DEC(DEC2HEX([.A476]; 4));4); 2))&amp;&quot; 16&quot;)" office:value-type="string" office:string-value="FE FE 05 A0 01 DB 80 16" calcext:value-type="string">
            <text:p>FE FE 05 A0 01 DB 80 1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&quot;FE FE 05 A0 &quot;&amp;LEFT(DEC2HEX([.A477]; 4);2)&amp;&quot; &quot;&amp;RIGHT(DEC2HEX([.A477]; 4);2)&amp;&quot; &quot;&amp;(RIGHT(DEC2HEX(HEX2DEC(&quot;05&quot;)+HEX2DEC(&quot;A0&quot;)+HEX2DEC(DEC2HEX([.A477]; 4));4); 2))&amp;&quot; 16&quot;)" office:value-type="string" office:string-value="FE FE 05 A0 01 DC 81 16" calcext:value-type="string">
            <text:p>FE FE 05 A0 01 DC 81 1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&quot;FE FE 05 A0 &quot;&amp;LEFT(DEC2HEX([.A478]; 4);2)&amp;&quot; &quot;&amp;RIGHT(DEC2HEX([.A478]; 4);2)&amp;&quot; &quot;&amp;(RIGHT(DEC2HEX(HEX2DEC(&quot;05&quot;)+HEX2DEC(&quot;A0&quot;)+HEX2DEC(DEC2HEX([.A478]; 4));4); 2))&amp;&quot; 16&quot;)" office:value-type="string" office:string-value="FE FE 05 A0 01 DD 82 16" calcext:value-type="string">
            <text:p>FE FE 05 A0 01 DD 82 1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&quot;FE FE 05 A0 &quot;&amp;LEFT(DEC2HEX([.A479]; 4);2)&amp;&quot; &quot;&amp;RIGHT(DEC2HEX([.A479]; 4);2)&amp;&quot; &quot;&amp;(RIGHT(DEC2HEX(HEX2DEC(&quot;05&quot;)+HEX2DEC(&quot;A0&quot;)+HEX2DEC(DEC2HEX([.A479]; 4));4); 2))&amp;&quot; 16&quot;)" office:value-type="string" office:string-value="FE FE 05 A0 01 DE 83 16" calcext:value-type="string">
            <text:p>FE FE 05 A0 01 DE 83 1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&quot;FE FE 05 A0 &quot;&amp;LEFT(DEC2HEX([.A480]; 4);2)&amp;&quot; &quot;&amp;RIGHT(DEC2HEX([.A480]; 4);2)&amp;&quot; &quot;&amp;(RIGHT(DEC2HEX(HEX2DEC(&quot;05&quot;)+HEX2DEC(&quot;A0&quot;)+HEX2DEC(DEC2HEX([.A480]; 4));4); 2))&amp;&quot; 16&quot;)" office:value-type="string" office:string-value="FE FE 05 A0 01 DF 84 16" calcext:value-type="string">
            <text:p>FE FE 05 A0 01 DF 84 1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&quot;FE FE 05 A0 &quot;&amp;LEFT(DEC2HEX([.A481]; 4);2)&amp;&quot; &quot;&amp;RIGHT(DEC2HEX([.A481]; 4);2)&amp;&quot; &quot;&amp;(RIGHT(DEC2HEX(HEX2DEC(&quot;05&quot;)+HEX2DEC(&quot;A0&quot;)+HEX2DEC(DEC2HEX([.A481]; 4));4); 2))&amp;&quot; 16&quot;)" office:value-type="string" office:string-value="FE FE 05 A0 01 E0 85 16" calcext:value-type="string">
            <text:p>FE FE 05 A0 01 E0 85 1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&quot;FE FE 05 A0 &quot;&amp;LEFT(DEC2HEX([.A482]; 4);2)&amp;&quot; &quot;&amp;RIGHT(DEC2HEX([.A482]; 4);2)&amp;&quot; &quot;&amp;(RIGHT(DEC2HEX(HEX2DEC(&quot;05&quot;)+HEX2DEC(&quot;A0&quot;)+HEX2DEC(DEC2HEX([.A482]; 4));4); 2))&amp;&quot; 16&quot;)" office:value-type="string" office:string-value="FE FE 05 A0 01 E1 86 16" calcext:value-type="string">
            <text:p>FE FE 05 A0 01 E1 86 1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&quot;FE FE 05 A0 &quot;&amp;LEFT(DEC2HEX([.A483]; 4);2)&amp;&quot; &quot;&amp;RIGHT(DEC2HEX([.A483]; 4);2)&amp;&quot; &quot;&amp;(RIGHT(DEC2HEX(HEX2DEC(&quot;05&quot;)+HEX2DEC(&quot;A0&quot;)+HEX2DEC(DEC2HEX([.A483]; 4));4); 2))&amp;&quot; 16&quot;)" office:value-type="string" office:string-value="FE FE 05 A0 01 E2 87 16" calcext:value-type="string">
            <text:p>FE FE 05 A0 01 E2 87 1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&quot;FE FE 05 A0 &quot;&amp;LEFT(DEC2HEX([.A484]; 4);2)&amp;&quot; &quot;&amp;RIGHT(DEC2HEX([.A484]; 4);2)&amp;&quot; &quot;&amp;(RIGHT(DEC2HEX(HEX2DEC(&quot;05&quot;)+HEX2DEC(&quot;A0&quot;)+HEX2DEC(DEC2HEX([.A484]; 4));4); 2))&amp;&quot; 16&quot;)" office:value-type="string" office:string-value="FE FE 05 A0 01 E3 88 16" calcext:value-type="string">
            <text:p>FE FE 05 A0 01 E3 88 1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&quot;FE FE 05 A0 &quot;&amp;LEFT(DEC2HEX([.A485]; 4);2)&amp;&quot; &quot;&amp;RIGHT(DEC2HEX([.A485]; 4);2)&amp;&quot; &quot;&amp;(RIGHT(DEC2HEX(HEX2DEC(&quot;05&quot;)+HEX2DEC(&quot;A0&quot;)+HEX2DEC(DEC2HEX([.A485]; 4));4); 2))&amp;&quot; 16&quot;)" office:value-type="string" office:string-value="FE FE 05 A0 01 E4 89 16" calcext:value-type="string">
            <text:p>FE FE 05 A0 01 E4 89 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&quot;FE FE 05 A0 &quot;&amp;LEFT(DEC2HEX([.A486]; 4);2)&amp;&quot; &quot;&amp;RIGHT(DEC2HEX([.A486]; 4);2)&amp;&quot; &quot;&amp;(RIGHT(DEC2HEX(HEX2DEC(&quot;05&quot;)+HEX2DEC(&quot;A0&quot;)+HEX2DEC(DEC2HEX([.A486]; 4));4); 2))&amp;&quot; 16&quot;)" office:value-type="string" office:string-value="FE FE 05 A0 01 E5 8A 16" calcext:value-type="string">
            <text:p>FE FE 05 A0 01 E5 8A 1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&quot;FE FE 05 A0 &quot;&amp;LEFT(DEC2HEX([.A487]; 4);2)&amp;&quot; &quot;&amp;RIGHT(DEC2HEX([.A487]; 4);2)&amp;&quot; &quot;&amp;(RIGHT(DEC2HEX(HEX2DEC(&quot;05&quot;)+HEX2DEC(&quot;A0&quot;)+HEX2DEC(DEC2HEX([.A487]; 4));4); 2))&amp;&quot; 16&quot;)" office:value-type="string" office:string-value="FE FE 05 A0 01 E6 8B 16" calcext:value-type="string">
            <text:p>FE FE 05 A0 01 E6 8B 1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&quot;FE FE 05 A0 &quot;&amp;LEFT(DEC2HEX([.A488]; 4);2)&amp;&quot; &quot;&amp;RIGHT(DEC2HEX([.A488]; 4);2)&amp;&quot; &quot;&amp;(RIGHT(DEC2HEX(HEX2DEC(&quot;05&quot;)+HEX2DEC(&quot;A0&quot;)+HEX2DEC(DEC2HEX([.A488]; 4));4); 2))&amp;&quot; 16&quot;)" office:value-type="string" office:string-value="FE FE 05 A0 01 E7 8C 16" calcext:value-type="string">
            <text:p>FE FE 05 A0 01 E7 8C 1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&quot;FE FE 05 A0 &quot;&amp;LEFT(DEC2HEX([.A489]; 4);2)&amp;&quot; &quot;&amp;RIGHT(DEC2HEX([.A489]; 4);2)&amp;&quot; &quot;&amp;(RIGHT(DEC2HEX(HEX2DEC(&quot;05&quot;)+HEX2DEC(&quot;A0&quot;)+HEX2DEC(DEC2HEX([.A489]; 4));4); 2))&amp;&quot; 16&quot;)" office:value-type="string" office:string-value="FE FE 05 A0 01 E8 8D 16" calcext:value-type="string">
            <text:p>FE FE 05 A0 01 E8 8D 1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&quot;FE FE 05 A0 &quot;&amp;LEFT(DEC2HEX([.A490]; 4);2)&amp;&quot; &quot;&amp;RIGHT(DEC2HEX([.A490]; 4);2)&amp;&quot; &quot;&amp;(RIGHT(DEC2HEX(HEX2DEC(&quot;05&quot;)+HEX2DEC(&quot;A0&quot;)+HEX2DEC(DEC2HEX([.A490]; 4));4); 2))&amp;&quot; 16&quot;)" office:value-type="string" office:string-value="FE FE 05 A0 01 E9 8E 16" calcext:value-type="string">
            <text:p>FE FE 05 A0 01 E9 8E 1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&quot;FE FE 05 A0 &quot;&amp;LEFT(DEC2HEX([.A491]; 4);2)&amp;&quot; &quot;&amp;RIGHT(DEC2HEX([.A491]; 4);2)&amp;&quot; &quot;&amp;(RIGHT(DEC2HEX(HEX2DEC(&quot;05&quot;)+HEX2DEC(&quot;A0&quot;)+HEX2DEC(DEC2HEX([.A491]; 4));4); 2))&amp;&quot; 16&quot;)" office:value-type="string" office:string-value="FE FE 05 A0 01 EA 8F 16" calcext:value-type="string">
            <text:p>FE FE 05 A0 01 EA 8F 1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&quot;FE FE 05 A0 &quot;&amp;LEFT(DEC2HEX([.A492]; 4);2)&amp;&quot; &quot;&amp;RIGHT(DEC2HEX([.A492]; 4);2)&amp;&quot; &quot;&amp;(RIGHT(DEC2HEX(HEX2DEC(&quot;05&quot;)+HEX2DEC(&quot;A0&quot;)+HEX2DEC(DEC2HEX([.A492]; 4));4); 2))&amp;&quot; 16&quot;)" office:value-type="string" office:string-value="FE FE 05 A0 01 EB 90 16" calcext:value-type="string">
            <text:p>FE FE 05 A0 01 EB 90 1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&quot;FE FE 05 A0 &quot;&amp;LEFT(DEC2HEX([.A493]; 4);2)&amp;&quot; &quot;&amp;RIGHT(DEC2HEX([.A493]; 4);2)&amp;&quot; &quot;&amp;(RIGHT(DEC2HEX(HEX2DEC(&quot;05&quot;)+HEX2DEC(&quot;A0&quot;)+HEX2DEC(DEC2HEX([.A493]; 4));4); 2))&amp;&quot; 16&quot;)" office:value-type="string" office:string-value="FE FE 05 A0 01 EC 91 16" calcext:value-type="string">
            <text:p>FE FE 05 A0 01 EC 91 1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&quot;FE FE 05 A0 &quot;&amp;LEFT(DEC2HEX([.A494]; 4);2)&amp;&quot; &quot;&amp;RIGHT(DEC2HEX([.A494]; 4);2)&amp;&quot; &quot;&amp;(RIGHT(DEC2HEX(HEX2DEC(&quot;05&quot;)+HEX2DEC(&quot;A0&quot;)+HEX2DEC(DEC2HEX([.A494]; 4));4); 2))&amp;&quot; 16&quot;)" office:value-type="string" office:string-value="FE FE 05 A0 01 ED 92 16" calcext:value-type="string">
            <text:p>FE FE 05 A0 01 ED 92 1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&quot;FE FE 05 A0 &quot;&amp;LEFT(DEC2HEX([.A495]; 4);2)&amp;&quot; &quot;&amp;RIGHT(DEC2HEX([.A495]; 4);2)&amp;&quot; &quot;&amp;(RIGHT(DEC2HEX(HEX2DEC(&quot;05&quot;)+HEX2DEC(&quot;A0&quot;)+HEX2DEC(DEC2HEX([.A495]; 4));4); 2))&amp;&quot; 16&quot;)" office:value-type="string" office:string-value="FE FE 05 A0 01 EE 93 16" calcext:value-type="string">
            <text:p>FE FE 05 A0 01 EE 93 1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&quot;FE FE 05 A0 &quot;&amp;LEFT(DEC2HEX([.A496]; 4);2)&amp;&quot; &quot;&amp;RIGHT(DEC2HEX([.A496]; 4);2)&amp;&quot; &quot;&amp;(RIGHT(DEC2HEX(HEX2DEC(&quot;05&quot;)+HEX2DEC(&quot;A0&quot;)+HEX2DEC(DEC2HEX([.A496]; 4));4); 2))&amp;&quot; 16&quot;)" office:value-type="string" office:string-value="FE FE 05 A0 01 EF 94 16" calcext:value-type="string">
            <text:p>FE FE 05 A0 01 EF 94 1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&quot;FE FE 05 A0 &quot;&amp;LEFT(DEC2HEX([.A497]; 4);2)&amp;&quot; &quot;&amp;RIGHT(DEC2HEX([.A497]; 4);2)&amp;&quot; &quot;&amp;(RIGHT(DEC2HEX(HEX2DEC(&quot;05&quot;)+HEX2DEC(&quot;A0&quot;)+HEX2DEC(DEC2HEX([.A497]; 4));4); 2))&amp;&quot; 16&quot;)" office:value-type="string" office:string-value="FE FE 05 A0 01 F0 95 16" calcext:value-type="string">
            <text:p>FE FE 05 A0 01 F0 95 1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&quot;FE FE 05 A0 &quot;&amp;LEFT(DEC2HEX([.A498]; 4);2)&amp;&quot; &quot;&amp;RIGHT(DEC2HEX([.A498]; 4);2)&amp;&quot; &quot;&amp;(RIGHT(DEC2HEX(HEX2DEC(&quot;05&quot;)+HEX2DEC(&quot;A0&quot;)+HEX2DEC(DEC2HEX([.A498]; 4));4); 2))&amp;&quot; 16&quot;)" office:value-type="string" office:string-value="FE FE 05 A0 01 F1 96 16" calcext:value-type="string">
            <text:p>FE FE 05 A0 01 F1 96 1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&quot;FE FE 05 A0 &quot;&amp;LEFT(DEC2HEX([.A499]; 4);2)&amp;&quot; &quot;&amp;RIGHT(DEC2HEX([.A499]; 4);2)&amp;&quot; &quot;&amp;(RIGHT(DEC2HEX(HEX2DEC(&quot;05&quot;)+HEX2DEC(&quot;A0&quot;)+HEX2DEC(DEC2HEX([.A499]; 4));4); 2))&amp;&quot; 16&quot;)" office:value-type="string" office:string-value="FE FE 05 A0 01 F2 97 16" calcext:value-type="string">
            <text:p>FE FE 05 A0 01 F2 97 1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&quot;FE FE 05 A0 &quot;&amp;LEFT(DEC2HEX([.A500]; 4);2)&amp;&quot; &quot;&amp;RIGHT(DEC2HEX([.A500]; 4);2)&amp;&quot; &quot;&amp;(RIGHT(DEC2HEX(HEX2DEC(&quot;05&quot;)+HEX2DEC(&quot;A0&quot;)+HEX2DEC(DEC2HEX([.A500]; 4));4); 2))&amp;&quot; 16&quot;)" office:value-type="string" office:string-value="FE FE 05 A0 01 F3 98 16" calcext:value-type="string">
            <text:p>FE FE 05 A0 01 F3 98 1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&quot;FE FE 05 A0 &quot;&amp;LEFT(DEC2HEX([.A501]; 4);2)&amp;&quot; &quot;&amp;RIGHT(DEC2HEX([.A501]; 4);2)&amp;&quot; &quot;&amp;(RIGHT(DEC2HEX(HEX2DEC(&quot;05&quot;)+HEX2DEC(&quot;A0&quot;)+HEX2DEC(DEC2HEX([.A501]; 4));4); 2))&amp;&quot; 16&quot;)" office:value-type="string" office:string-value="FE FE 05 A0 01 F4 99 16" calcext:value-type="string">
            <text:p>FE FE 05 A0 01 F4 99 1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&quot;FE FE 05 A0 &quot;&amp;LEFT(DEC2HEX([.A502]; 4);2)&amp;&quot; &quot;&amp;RIGHT(DEC2HEX([.A502]; 4);2)&amp;&quot; &quot;&amp;(RIGHT(DEC2HEX(HEX2DEC(&quot;05&quot;)+HEX2DEC(&quot;A0&quot;)+HEX2DEC(DEC2HEX([.A502]; 4));4); 2))&amp;&quot; 16&quot;)" office:value-type="string" office:string-value="FE FE 05 A0 01 F5 9A 16" calcext:value-type="string">
            <text:p>FE FE 05 A0 01 F5 9A 1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&quot;FE FE 05 A0 &quot;&amp;LEFT(DEC2HEX([.A503]; 4);2)&amp;&quot; &quot;&amp;RIGHT(DEC2HEX([.A503]; 4);2)&amp;&quot; &quot;&amp;(RIGHT(DEC2HEX(HEX2DEC(&quot;05&quot;)+HEX2DEC(&quot;A0&quot;)+HEX2DEC(DEC2HEX([.A503]; 4));4); 2))&amp;&quot; 16&quot;)" office:value-type="string" office:string-value="FE FE 05 A0 01 F6 9B 16" calcext:value-type="string">
            <text:p>FE FE 05 A0 01 F6 9B 1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&quot;FE FE 05 A0 &quot;&amp;LEFT(DEC2HEX([.A504]; 4);2)&amp;&quot; &quot;&amp;RIGHT(DEC2HEX([.A504]; 4);2)&amp;&quot; &quot;&amp;(RIGHT(DEC2HEX(HEX2DEC(&quot;05&quot;)+HEX2DEC(&quot;A0&quot;)+HEX2DEC(DEC2HEX([.A504]; 4));4); 2))&amp;&quot; 16&quot;)" office:value-type="string" office:string-value="FE FE 05 A0 01 F7 9C 16" calcext:value-type="string">
            <text:p>FE FE 05 A0 01 F7 9C 16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&quot;FE FE 05 A0 &quot;&amp;LEFT(DEC2HEX([.A505]; 4);2)&amp;&quot; &quot;&amp;RIGHT(DEC2HEX([.A505]; 4);2)&amp;&quot; &quot;&amp;(RIGHT(DEC2HEX(HEX2DEC(&quot;05&quot;)+HEX2DEC(&quot;A0&quot;)+HEX2DEC(DEC2HEX([.A505]; 4));4); 2))&amp;&quot; 16&quot;)" office:value-type="string" office:string-value="FE FE 05 A0 01 F8 9D 16" calcext:value-type="string">
            <text:p>FE FE 05 A0 01 F8 9D 1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&quot;FE FE 05 A0 &quot;&amp;LEFT(DEC2HEX([.A506]; 4);2)&amp;&quot; &quot;&amp;RIGHT(DEC2HEX([.A506]; 4);2)&amp;&quot; &quot;&amp;(RIGHT(DEC2HEX(HEX2DEC(&quot;05&quot;)+HEX2DEC(&quot;A0&quot;)+HEX2DEC(DEC2HEX([.A506]; 4));4); 2))&amp;&quot; 16&quot;)" office:value-type="string" office:string-value="FE FE 05 A0 01 F9 9E 16" calcext:value-type="string">
            <text:p>FE FE 05 A0 01 F9 9E 1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&quot;FE FE 05 A0 &quot;&amp;LEFT(DEC2HEX([.A507]; 4);2)&amp;&quot; &quot;&amp;RIGHT(DEC2HEX([.A507]; 4);2)&amp;&quot; &quot;&amp;(RIGHT(DEC2HEX(HEX2DEC(&quot;05&quot;)+HEX2DEC(&quot;A0&quot;)+HEX2DEC(DEC2HEX([.A507]; 4));4); 2))&amp;&quot; 16&quot;)" office:value-type="string" office:string-value="FE FE 05 A0 01 FA 9F 16" calcext:value-type="string">
            <text:p>FE FE 05 A0 01 FA 9F 1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&quot;FE FE 05 A0 &quot;&amp;LEFT(DEC2HEX([.A508]; 4);2)&amp;&quot; &quot;&amp;RIGHT(DEC2HEX([.A508]; 4);2)&amp;&quot; &quot;&amp;(RIGHT(DEC2HEX(HEX2DEC(&quot;05&quot;)+HEX2DEC(&quot;A0&quot;)+HEX2DEC(DEC2HEX([.A508]; 4));4); 2))&amp;&quot; 16&quot;)" office:value-type="string" office:string-value="FE FE 05 A0 01 FB A0 16" calcext:value-type="string">
            <text:p>FE FE 05 A0 01 FB A0 1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&quot;FE FE 05 A0 &quot;&amp;LEFT(DEC2HEX([.A509]; 4);2)&amp;&quot; &quot;&amp;RIGHT(DEC2HEX([.A509]; 4);2)&amp;&quot; &quot;&amp;(RIGHT(DEC2HEX(HEX2DEC(&quot;05&quot;)+HEX2DEC(&quot;A0&quot;)+HEX2DEC(DEC2HEX([.A509]; 4));4); 2))&amp;&quot; 16&quot;)" office:value-type="string" office:string-value="FE FE 05 A0 01 FC A1 16" calcext:value-type="string">
            <text:p>FE FE 05 A0 01 FC A1 1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&quot;FE FE 05 A0 &quot;&amp;LEFT(DEC2HEX([.A510]; 4);2)&amp;&quot; &quot;&amp;RIGHT(DEC2HEX([.A510]; 4);2)&amp;&quot; &quot;&amp;(RIGHT(DEC2HEX(HEX2DEC(&quot;05&quot;)+HEX2DEC(&quot;A0&quot;)+HEX2DEC(DEC2HEX([.A510]; 4));4); 2))&amp;&quot; 16&quot;)" office:value-type="string" office:string-value="FE FE 05 A0 01 FD A2 16" calcext:value-type="string">
            <text:p>FE FE 05 A0 01 FD A2 1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&quot;FE FE 05 A0 &quot;&amp;LEFT(DEC2HEX([.A511]; 4);2)&amp;&quot; &quot;&amp;RIGHT(DEC2HEX([.A511]; 4);2)&amp;&quot; &quot;&amp;(RIGHT(DEC2HEX(HEX2DEC(&quot;05&quot;)+HEX2DEC(&quot;A0&quot;)+HEX2DEC(DEC2HEX([.A511]; 4));4); 2))&amp;&quot; 16&quot;)" office:value-type="string" office:string-value="FE FE 05 A0 01 FE A3 16" calcext:value-type="string">
            <text:p>FE FE 05 A0 01 FE A3 1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&quot;FE FE 05 A0 &quot;&amp;LEFT(DEC2HEX([.A512]; 4);2)&amp;&quot; &quot;&amp;RIGHT(DEC2HEX([.A512]; 4);2)&amp;&quot; &quot;&amp;(RIGHT(DEC2HEX(HEX2DEC(&quot;05&quot;)+HEX2DEC(&quot;A0&quot;)+HEX2DEC(DEC2HEX([.A512]; 4));4); 2))&amp;&quot; 16&quot;)" office:value-type="string" office:string-value="FE FE 05 A0 01 FF A4 16" calcext:value-type="string">
            <text:p>FE FE 05 A0 01 FF A4 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&quot;FE FE 05 A0 &quot;&amp;LEFT(DEC2HEX([.A513]; 4);2)&amp;&quot; &quot;&amp;RIGHT(DEC2HEX([.A513]; 4);2)&amp;&quot; &quot;&amp;(RIGHT(DEC2HEX(HEX2DEC(&quot;05&quot;)+HEX2DEC(&quot;A0&quot;)+HEX2DEC(DEC2HEX([.A513]; 4));4); 2))&amp;&quot; 16&quot;)" office:value-type="string" office:string-value="FE FE 05 A0 02 00 A5 16" calcext:value-type="string">
            <text:p>FE FE 05 A0 02 00 A5 1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&quot;FE FE 05 A0 &quot;&amp;LEFT(DEC2HEX([.A514]; 4);2)&amp;&quot; &quot;&amp;RIGHT(DEC2HEX([.A514]; 4);2)&amp;&quot; &quot;&amp;(RIGHT(DEC2HEX(HEX2DEC(&quot;05&quot;)+HEX2DEC(&quot;A0&quot;)+HEX2DEC(DEC2HEX([.A514]; 4));4); 2))&amp;&quot; 16&quot;)" office:value-type="string" office:string-value="FE FE 05 A0 02 01 A6 16" calcext:value-type="string">
            <text:p>FE FE 05 A0 02 01 A6 1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&quot;FE FE 05 A0 &quot;&amp;LEFT(DEC2HEX([.A515]; 4);2)&amp;&quot; &quot;&amp;RIGHT(DEC2HEX([.A515]; 4);2)&amp;&quot; &quot;&amp;(RIGHT(DEC2HEX(HEX2DEC(&quot;05&quot;)+HEX2DEC(&quot;A0&quot;)+HEX2DEC(DEC2HEX([.A515]; 4));4); 2))&amp;&quot; 16&quot;)" office:value-type="string" office:string-value="FE FE 05 A0 02 02 A7 16" calcext:value-type="string">
            <text:p>FE FE 05 A0 02 02 A7 1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&quot;FE FE 05 A0 &quot;&amp;LEFT(DEC2HEX([.A516]; 4);2)&amp;&quot; &quot;&amp;RIGHT(DEC2HEX([.A516]; 4);2)&amp;&quot; &quot;&amp;(RIGHT(DEC2HEX(HEX2DEC(&quot;05&quot;)+HEX2DEC(&quot;A0&quot;)+HEX2DEC(DEC2HEX([.A516]; 4));4); 2))&amp;&quot; 16&quot;)" office:value-type="string" office:string-value="FE FE 05 A0 02 03 A8 16" calcext:value-type="string">
            <text:p>FE FE 05 A0 02 03 A8 1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&quot;FE FE 05 A0 &quot;&amp;LEFT(DEC2HEX([.A517]; 4);2)&amp;&quot; &quot;&amp;RIGHT(DEC2HEX([.A517]; 4);2)&amp;&quot; &quot;&amp;(RIGHT(DEC2HEX(HEX2DEC(&quot;05&quot;)+HEX2DEC(&quot;A0&quot;)+HEX2DEC(DEC2HEX([.A517]; 4));4); 2))&amp;&quot; 16&quot;)" office:value-type="string" office:string-value="FE FE 05 A0 02 04 A9 16" calcext:value-type="string">
            <text:p>FE FE 05 A0 02 04 A9 1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&quot;FE FE 05 A0 &quot;&amp;LEFT(DEC2HEX([.A518]; 4);2)&amp;&quot; &quot;&amp;RIGHT(DEC2HEX([.A518]; 4);2)&amp;&quot; &quot;&amp;(RIGHT(DEC2HEX(HEX2DEC(&quot;05&quot;)+HEX2DEC(&quot;A0&quot;)+HEX2DEC(DEC2HEX([.A518]; 4));4); 2))&amp;&quot; 16&quot;)" office:value-type="string" office:string-value="FE FE 05 A0 02 05 AA 16" calcext:value-type="string">
            <text:p>FE FE 05 A0 02 05 AA 1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&quot;FE FE 05 A0 &quot;&amp;LEFT(DEC2HEX([.A519]; 4);2)&amp;&quot; &quot;&amp;RIGHT(DEC2HEX([.A519]; 4);2)&amp;&quot; &quot;&amp;(RIGHT(DEC2HEX(HEX2DEC(&quot;05&quot;)+HEX2DEC(&quot;A0&quot;)+HEX2DEC(DEC2HEX([.A519]; 4));4); 2))&amp;&quot; 16&quot;)" office:value-type="string" office:string-value="FE FE 05 A0 02 06 AB 16" calcext:value-type="string">
            <text:p>FE FE 05 A0 02 06 AB 1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&quot;FE FE 05 A0 &quot;&amp;LEFT(DEC2HEX([.A520]; 4);2)&amp;&quot; &quot;&amp;RIGHT(DEC2HEX([.A520]; 4);2)&amp;&quot; &quot;&amp;(RIGHT(DEC2HEX(HEX2DEC(&quot;05&quot;)+HEX2DEC(&quot;A0&quot;)+HEX2DEC(DEC2HEX([.A520]; 4));4); 2))&amp;&quot; 16&quot;)" office:value-type="string" office:string-value="FE FE 05 A0 02 07 AC 16" calcext:value-type="string">
            <text:p>FE FE 05 A0 02 07 AC 1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&quot;FE FE 05 A0 &quot;&amp;LEFT(DEC2HEX([.A521]; 4);2)&amp;&quot; &quot;&amp;RIGHT(DEC2HEX([.A521]; 4);2)&amp;&quot; &quot;&amp;(RIGHT(DEC2HEX(HEX2DEC(&quot;05&quot;)+HEX2DEC(&quot;A0&quot;)+HEX2DEC(DEC2HEX([.A521]; 4));4); 2))&amp;&quot; 16&quot;)" office:value-type="string" office:string-value="FE FE 05 A0 02 08 AD 16" calcext:value-type="string">
            <text:p>FE FE 05 A0 02 08 AD 1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&quot;FE FE 05 A0 &quot;&amp;LEFT(DEC2HEX([.A522]; 4);2)&amp;&quot; &quot;&amp;RIGHT(DEC2HEX([.A522]; 4);2)&amp;&quot; &quot;&amp;(RIGHT(DEC2HEX(HEX2DEC(&quot;05&quot;)+HEX2DEC(&quot;A0&quot;)+HEX2DEC(DEC2HEX([.A522]; 4));4); 2))&amp;&quot; 16&quot;)" office:value-type="string" office:string-value="FE FE 05 A0 02 09 AE 16" calcext:value-type="string">
            <text:p>FE FE 05 A0 02 09 AE 1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&quot;FE FE 05 A0 &quot;&amp;LEFT(DEC2HEX([.A523]; 4);2)&amp;&quot; &quot;&amp;RIGHT(DEC2HEX([.A523]; 4);2)&amp;&quot; &quot;&amp;(RIGHT(DEC2HEX(HEX2DEC(&quot;05&quot;)+HEX2DEC(&quot;A0&quot;)+HEX2DEC(DEC2HEX([.A523]; 4));4); 2))&amp;&quot; 16&quot;)" office:value-type="string" office:string-value="FE FE 05 A0 02 0A AF 16" calcext:value-type="string">
            <text:p>FE FE 05 A0 02 0A AF 1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&quot;FE FE 05 A0 &quot;&amp;LEFT(DEC2HEX([.A524]; 4);2)&amp;&quot; &quot;&amp;RIGHT(DEC2HEX([.A524]; 4);2)&amp;&quot; &quot;&amp;(RIGHT(DEC2HEX(HEX2DEC(&quot;05&quot;)+HEX2DEC(&quot;A0&quot;)+HEX2DEC(DEC2HEX([.A524]; 4));4); 2))&amp;&quot; 16&quot;)" office:value-type="string" office:string-value="FE FE 05 A0 02 0B B0 16" calcext:value-type="string">
            <text:p>FE FE 05 A0 02 0B B0 1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&quot;FE FE 05 A0 &quot;&amp;LEFT(DEC2HEX([.A525]; 4);2)&amp;&quot; &quot;&amp;RIGHT(DEC2HEX([.A525]; 4);2)&amp;&quot; &quot;&amp;(RIGHT(DEC2HEX(HEX2DEC(&quot;05&quot;)+HEX2DEC(&quot;A0&quot;)+HEX2DEC(DEC2HEX([.A525]; 4));4); 2))&amp;&quot; 16&quot;)" office:value-type="string" office:string-value="FE FE 05 A0 02 0C B1 16" calcext:value-type="string">
            <text:p>FE FE 05 A0 02 0C B1 1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&quot;FE FE 05 A0 &quot;&amp;LEFT(DEC2HEX([.A526]; 4);2)&amp;&quot; &quot;&amp;RIGHT(DEC2HEX([.A526]; 4);2)&amp;&quot; &quot;&amp;(RIGHT(DEC2HEX(HEX2DEC(&quot;05&quot;)+HEX2DEC(&quot;A0&quot;)+HEX2DEC(DEC2HEX([.A526]; 4));4); 2))&amp;&quot; 16&quot;)" office:value-type="string" office:string-value="FE FE 05 A0 02 0D B2 16" calcext:value-type="string">
            <text:p>FE FE 05 A0 02 0D B2 1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&quot;FE FE 05 A0 &quot;&amp;LEFT(DEC2HEX([.A527]; 4);2)&amp;&quot; &quot;&amp;RIGHT(DEC2HEX([.A527]; 4);2)&amp;&quot; &quot;&amp;(RIGHT(DEC2HEX(HEX2DEC(&quot;05&quot;)+HEX2DEC(&quot;A0&quot;)+HEX2DEC(DEC2HEX([.A527]; 4));4); 2))&amp;&quot; 16&quot;)" office:value-type="string" office:string-value="FE FE 05 A0 02 0E B3 16" calcext:value-type="string">
            <text:p>FE FE 05 A0 02 0E B3 16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&quot;FE FE 05 A0 &quot;&amp;LEFT(DEC2HEX([.A528]; 4);2)&amp;&quot; &quot;&amp;RIGHT(DEC2HEX([.A528]; 4);2)&amp;&quot; &quot;&amp;(RIGHT(DEC2HEX(HEX2DEC(&quot;05&quot;)+HEX2DEC(&quot;A0&quot;)+HEX2DEC(DEC2HEX([.A528]; 4));4); 2))&amp;&quot; 16&quot;)" office:value-type="string" office:string-value="FE FE 05 A0 02 0F B4 16" calcext:value-type="string">
            <text:p>FE FE 05 A0 02 0F B4 1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&quot;FE FE 05 A0 &quot;&amp;LEFT(DEC2HEX([.A529]; 4);2)&amp;&quot; &quot;&amp;RIGHT(DEC2HEX([.A529]; 4);2)&amp;&quot; &quot;&amp;(RIGHT(DEC2HEX(HEX2DEC(&quot;05&quot;)+HEX2DEC(&quot;A0&quot;)+HEX2DEC(DEC2HEX([.A529]; 4));4); 2))&amp;&quot; 16&quot;)" office:value-type="string" office:string-value="FE FE 05 A0 02 10 B5 16" calcext:value-type="string">
            <text:p>FE FE 05 A0 02 10 B5 1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&quot;FE FE 05 A0 &quot;&amp;LEFT(DEC2HEX([.A530]; 4);2)&amp;&quot; &quot;&amp;RIGHT(DEC2HEX([.A530]; 4);2)&amp;&quot; &quot;&amp;(RIGHT(DEC2HEX(HEX2DEC(&quot;05&quot;)+HEX2DEC(&quot;A0&quot;)+HEX2DEC(DEC2HEX([.A530]; 4));4); 2))&amp;&quot; 16&quot;)" office:value-type="string" office:string-value="FE FE 05 A0 02 11 B6 16" calcext:value-type="string">
            <text:p>FE FE 05 A0 02 11 B6 1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&quot;FE FE 05 A0 &quot;&amp;LEFT(DEC2HEX([.A531]; 4);2)&amp;&quot; &quot;&amp;RIGHT(DEC2HEX([.A531]; 4);2)&amp;&quot; &quot;&amp;(RIGHT(DEC2HEX(HEX2DEC(&quot;05&quot;)+HEX2DEC(&quot;A0&quot;)+HEX2DEC(DEC2HEX([.A531]; 4));4); 2))&amp;&quot; 16&quot;)" office:value-type="string" office:string-value="FE FE 05 A0 02 12 B7 16" calcext:value-type="string">
            <text:p>FE FE 05 A0 02 12 B7 1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&quot;FE FE 05 A0 &quot;&amp;LEFT(DEC2HEX([.A532]; 4);2)&amp;&quot; &quot;&amp;RIGHT(DEC2HEX([.A532]; 4);2)&amp;&quot; &quot;&amp;(RIGHT(DEC2HEX(HEX2DEC(&quot;05&quot;)+HEX2DEC(&quot;A0&quot;)+HEX2DEC(DEC2HEX([.A532]; 4));4); 2))&amp;&quot; 16&quot;)" office:value-type="string" office:string-value="FE FE 05 A0 02 13 B8 16" calcext:value-type="string">
            <text:p>FE FE 05 A0 02 13 B8 1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&quot;FE FE 05 A0 &quot;&amp;LEFT(DEC2HEX([.A533]; 4);2)&amp;&quot; &quot;&amp;RIGHT(DEC2HEX([.A533]; 4);2)&amp;&quot; &quot;&amp;(RIGHT(DEC2HEX(HEX2DEC(&quot;05&quot;)+HEX2DEC(&quot;A0&quot;)+HEX2DEC(DEC2HEX([.A533]; 4));4); 2))&amp;&quot; 16&quot;)" office:value-type="string" office:string-value="FE FE 05 A0 02 14 B9 16" calcext:value-type="string">
            <text:p>FE FE 05 A0 02 14 B9 1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&quot;FE FE 05 A0 &quot;&amp;LEFT(DEC2HEX([.A534]; 4);2)&amp;&quot; &quot;&amp;RIGHT(DEC2HEX([.A534]; 4);2)&amp;&quot; &quot;&amp;(RIGHT(DEC2HEX(HEX2DEC(&quot;05&quot;)+HEX2DEC(&quot;A0&quot;)+HEX2DEC(DEC2HEX([.A534]; 4));4); 2))&amp;&quot; 16&quot;)" office:value-type="string" office:string-value="FE FE 05 A0 02 15 BA 16" calcext:value-type="string">
            <text:p>FE FE 05 A0 02 15 BA 1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&quot;FE FE 05 A0 &quot;&amp;LEFT(DEC2HEX([.A535]; 4);2)&amp;&quot; &quot;&amp;RIGHT(DEC2HEX([.A535]; 4);2)&amp;&quot; &quot;&amp;(RIGHT(DEC2HEX(HEX2DEC(&quot;05&quot;)+HEX2DEC(&quot;A0&quot;)+HEX2DEC(DEC2HEX([.A535]; 4));4); 2))&amp;&quot; 16&quot;)" office:value-type="string" office:string-value="FE FE 05 A0 02 16 BB 16" calcext:value-type="string">
            <text:p>FE FE 05 A0 02 16 BB 1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&quot;FE FE 05 A0 &quot;&amp;LEFT(DEC2HEX([.A536]; 4);2)&amp;&quot; &quot;&amp;RIGHT(DEC2HEX([.A536]; 4);2)&amp;&quot; &quot;&amp;(RIGHT(DEC2HEX(HEX2DEC(&quot;05&quot;)+HEX2DEC(&quot;A0&quot;)+HEX2DEC(DEC2HEX([.A536]; 4));4); 2))&amp;&quot; 16&quot;)" office:value-type="string" office:string-value="FE FE 05 A0 02 17 BC 16" calcext:value-type="string">
            <text:p>FE FE 05 A0 02 17 BC 16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&quot;FE FE 05 A0 &quot;&amp;LEFT(DEC2HEX([.A537]; 4);2)&amp;&quot; &quot;&amp;RIGHT(DEC2HEX([.A537]; 4);2)&amp;&quot; &quot;&amp;(RIGHT(DEC2HEX(HEX2DEC(&quot;05&quot;)+HEX2DEC(&quot;A0&quot;)+HEX2DEC(DEC2HEX([.A537]; 4));4); 2))&amp;&quot; 16&quot;)" office:value-type="string" office:string-value="FE FE 05 A0 02 18 BD 16" calcext:value-type="string">
            <text:p>FE FE 05 A0 02 18 BD 1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&quot;FE FE 05 A0 &quot;&amp;LEFT(DEC2HEX([.A538]; 4);2)&amp;&quot; &quot;&amp;RIGHT(DEC2HEX([.A538]; 4);2)&amp;&quot; &quot;&amp;(RIGHT(DEC2HEX(HEX2DEC(&quot;05&quot;)+HEX2DEC(&quot;A0&quot;)+HEX2DEC(DEC2HEX([.A538]; 4));4); 2))&amp;&quot; 16&quot;)" office:value-type="string" office:string-value="FE FE 05 A0 02 19 BE 16" calcext:value-type="string">
            <text:p>FE FE 05 A0 02 19 BE 1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&quot;FE FE 05 A0 &quot;&amp;LEFT(DEC2HEX([.A539]; 4);2)&amp;&quot; &quot;&amp;RIGHT(DEC2HEX([.A539]; 4);2)&amp;&quot; &quot;&amp;(RIGHT(DEC2HEX(HEX2DEC(&quot;05&quot;)+HEX2DEC(&quot;A0&quot;)+HEX2DEC(DEC2HEX([.A539]; 4));4); 2))&amp;&quot; 16&quot;)" office:value-type="string" office:string-value="FE FE 05 A0 02 1A BF 16" calcext:value-type="string">
            <text:p>FE FE 05 A0 02 1A BF 1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&quot;FE FE 05 A0 &quot;&amp;LEFT(DEC2HEX([.A540]; 4);2)&amp;&quot; &quot;&amp;RIGHT(DEC2HEX([.A540]; 4);2)&amp;&quot; &quot;&amp;(RIGHT(DEC2HEX(HEX2DEC(&quot;05&quot;)+HEX2DEC(&quot;A0&quot;)+HEX2DEC(DEC2HEX([.A540]; 4));4); 2))&amp;&quot; 16&quot;)" office:value-type="string" office:string-value="FE FE 05 A0 02 1B C0 16" calcext:value-type="string">
            <text:p>FE FE 05 A0 02 1B C0 1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&quot;FE FE 05 A0 &quot;&amp;LEFT(DEC2HEX([.A541]; 4);2)&amp;&quot; &quot;&amp;RIGHT(DEC2HEX([.A541]; 4);2)&amp;&quot; &quot;&amp;(RIGHT(DEC2HEX(HEX2DEC(&quot;05&quot;)+HEX2DEC(&quot;A0&quot;)+HEX2DEC(DEC2HEX([.A541]; 4));4); 2))&amp;&quot; 16&quot;)" office:value-type="string" office:string-value="FE FE 05 A0 02 1C C1 16" calcext:value-type="string">
            <text:p>FE FE 05 A0 02 1C C1 1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&quot;FE FE 05 A0 &quot;&amp;LEFT(DEC2HEX([.A542]; 4);2)&amp;&quot; &quot;&amp;RIGHT(DEC2HEX([.A542]; 4);2)&amp;&quot; &quot;&amp;(RIGHT(DEC2HEX(HEX2DEC(&quot;05&quot;)+HEX2DEC(&quot;A0&quot;)+HEX2DEC(DEC2HEX([.A542]; 4));4); 2))&amp;&quot; 16&quot;)" office:value-type="string" office:string-value="FE FE 05 A0 02 1D C2 16" calcext:value-type="string">
            <text:p>FE FE 05 A0 02 1D C2 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&quot;FE FE 05 A0 &quot;&amp;LEFT(DEC2HEX([.A543]; 4);2)&amp;&quot; &quot;&amp;RIGHT(DEC2HEX([.A543]; 4);2)&amp;&quot; &quot;&amp;(RIGHT(DEC2HEX(HEX2DEC(&quot;05&quot;)+HEX2DEC(&quot;A0&quot;)+HEX2DEC(DEC2HEX([.A543]; 4));4); 2))&amp;&quot; 16&quot;)" office:value-type="string" office:string-value="FE FE 05 A0 02 1E C3 16" calcext:value-type="string">
            <text:p>FE FE 05 A0 02 1E C3 1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&quot;FE FE 05 A0 &quot;&amp;LEFT(DEC2HEX([.A544]; 4);2)&amp;&quot; &quot;&amp;RIGHT(DEC2HEX([.A544]; 4);2)&amp;&quot; &quot;&amp;(RIGHT(DEC2HEX(HEX2DEC(&quot;05&quot;)+HEX2DEC(&quot;A0&quot;)+HEX2DEC(DEC2HEX([.A544]; 4));4); 2))&amp;&quot; 16&quot;)" office:value-type="string" office:string-value="FE FE 05 A0 02 1F C4 16" calcext:value-type="string">
            <text:p>FE FE 05 A0 02 1F C4 1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&quot;FE FE 05 A0 &quot;&amp;LEFT(DEC2HEX([.A545]; 4);2)&amp;&quot; &quot;&amp;RIGHT(DEC2HEX([.A545]; 4);2)&amp;&quot; &quot;&amp;(RIGHT(DEC2HEX(HEX2DEC(&quot;05&quot;)+HEX2DEC(&quot;A0&quot;)+HEX2DEC(DEC2HEX([.A545]; 4));4); 2))&amp;&quot; 16&quot;)" office:value-type="string" office:string-value="FE FE 05 A0 02 20 C5 16" calcext:value-type="string">
            <text:p>FE FE 05 A0 02 20 C5 1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&quot;FE FE 05 A0 &quot;&amp;LEFT(DEC2HEX([.A546]; 4);2)&amp;&quot; &quot;&amp;RIGHT(DEC2HEX([.A546]; 4);2)&amp;&quot; &quot;&amp;(RIGHT(DEC2HEX(HEX2DEC(&quot;05&quot;)+HEX2DEC(&quot;A0&quot;)+HEX2DEC(DEC2HEX([.A546]; 4));4); 2))&amp;&quot; 16&quot;)" office:value-type="string" office:string-value="FE FE 05 A0 02 21 C6 16" calcext:value-type="string">
            <text:p>FE FE 05 A0 02 21 C6 1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&quot;FE FE 05 A0 &quot;&amp;LEFT(DEC2HEX([.A547]; 4);2)&amp;&quot; &quot;&amp;RIGHT(DEC2HEX([.A547]; 4);2)&amp;&quot; &quot;&amp;(RIGHT(DEC2HEX(HEX2DEC(&quot;05&quot;)+HEX2DEC(&quot;A0&quot;)+HEX2DEC(DEC2HEX([.A547]; 4));4); 2))&amp;&quot; 16&quot;)" office:value-type="string" office:string-value="FE FE 05 A0 02 22 C7 16" calcext:value-type="string">
            <text:p>FE FE 05 A0 02 22 C7 1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&quot;FE FE 05 A0 &quot;&amp;LEFT(DEC2HEX([.A548]; 4);2)&amp;&quot; &quot;&amp;RIGHT(DEC2HEX([.A548]; 4);2)&amp;&quot; &quot;&amp;(RIGHT(DEC2HEX(HEX2DEC(&quot;05&quot;)+HEX2DEC(&quot;A0&quot;)+HEX2DEC(DEC2HEX([.A548]; 4));4); 2))&amp;&quot; 16&quot;)" office:value-type="string" office:string-value="FE FE 05 A0 02 23 C8 16" calcext:value-type="string">
            <text:p>FE FE 05 A0 02 23 C8 1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&quot;FE FE 05 A0 &quot;&amp;LEFT(DEC2HEX([.A549]; 4);2)&amp;&quot; &quot;&amp;RIGHT(DEC2HEX([.A549]; 4);2)&amp;&quot; &quot;&amp;(RIGHT(DEC2HEX(HEX2DEC(&quot;05&quot;)+HEX2DEC(&quot;A0&quot;)+HEX2DEC(DEC2HEX([.A549]; 4));4); 2))&amp;&quot; 16&quot;)" office:value-type="string" office:string-value="FE FE 05 A0 02 24 C9 16" calcext:value-type="string">
            <text:p>FE FE 05 A0 02 24 C9 1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&quot;FE FE 05 A0 &quot;&amp;LEFT(DEC2HEX([.A550]; 4);2)&amp;&quot; &quot;&amp;RIGHT(DEC2HEX([.A550]; 4);2)&amp;&quot; &quot;&amp;(RIGHT(DEC2HEX(HEX2DEC(&quot;05&quot;)+HEX2DEC(&quot;A0&quot;)+HEX2DEC(DEC2HEX([.A550]; 4));4); 2))&amp;&quot; 16&quot;)" office:value-type="string" office:string-value="FE FE 05 A0 02 25 CA 16" calcext:value-type="string">
            <text:p>FE FE 05 A0 02 25 CA 1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&quot;FE FE 05 A0 &quot;&amp;LEFT(DEC2HEX([.A551]; 4);2)&amp;&quot; &quot;&amp;RIGHT(DEC2HEX([.A551]; 4);2)&amp;&quot; &quot;&amp;(RIGHT(DEC2HEX(HEX2DEC(&quot;05&quot;)+HEX2DEC(&quot;A0&quot;)+HEX2DEC(DEC2HEX([.A551]; 4));4); 2))&amp;&quot; 16&quot;)" office:value-type="string" office:string-value="FE FE 05 A0 02 26 CB 16" calcext:value-type="string">
            <text:p>FE FE 05 A0 02 26 CB 1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&quot;FE FE 05 A0 &quot;&amp;LEFT(DEC2HEX([.A552]; 4);2)&amp;&quot; &quot;&amp;RIGHT(DEC2HEX([.A552]; 4);2)&amp;&quot; &quot;&amp;(RIGHT(DEC2HEX(HEX2DEC(&quot;05&quot;)+HEX2DEC(&quot;A0&quot;)+HEX2DEC(DEC2HEX([.A552]; 4));4); 2))&amp;&quot; 16&quot;)" office:value-type="string" office:string-value="FE FE 05 A0 02 27 CC 16" calcext:value-type="string">
            <text:p>FE FE 05 A0 02 27 CC 1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&quot;FE FE 05 A0 &quot;&amp;LEFT(DEC2HEX([.A553]; 4);2)&amp;&quot; &quot;&amp;RIGHT(DEC2HEX([.A553]; 4);2)&amp;&quot; &quot;&amp;(RIGHT(DEC2HEX(HEX2DEC(&quot;05&quot;)+HEX2DEC(&quot;A0&quot;)+HEX2DEC(DEC2HEX([.A553]; 4));4); 2))&amp;&quot; 16&quot;)" office:value-type="string" office:string-value="FE FE 05 A0 02 28 CD 16" calcext:value-type="string">
            <text:p>FE FE 05 A0 02 28 CD 1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&quot;FE FE 05 A0 &quot;&amp;LEFT(DEC2HEX([.A554]; 4);2)&amp;&quot; &quot;&amp;RIGHT(DEC2HEX([.A554]; 4);2)&amp;&quot; &quot;&amp;(RIGHT(DEC2HEX(HEX2DEC(&quot;05&quot;)+HEX2DEC(&quot;A0&quot;)+HEX2DEC(DEC2HEX([.A554]; 4));4); 2))&amp;&quot; 16&quot;)" office:value-type="string" office:string-value="FE FE 05 A0 02 29 CE 16" calcext:value-type="string">
            <text:p>FE FE 05 A0 02 29 CE 1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&quot;FE FE 05 A0 &quot;&amp;LEFT(DEC2HEX([.A555]; 4);2)&amp;&quot; &quot;&amp;RIGHT(DEC2HEX([.A555]; 4);2)&amp;&quot; &quot;&amp;(RIGHT(DEC2HEX(HEX2DEC(&quot;05&quot;)+HEX2DEC(&quot;A0&quot;)+HEX2DEC(DEC2HEX([.A555]; 4));4); 2))&amp;&quot; 16&quot;)" office:value-type="string" office:string-value="FE FE 05 A0 02 2A CF 16" calcext:value-type="string">
            <text:p>FE FE 05 A0 02 2A CF 1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&quot;FE FE 05 A0 &quot;&amp;LEFT(DEC2HEX([.A556]; 4);2)&amp;&quot; &quot;&amp;RIGHT(DEC2HEX([.A556]; 4);2)&amp;&quot; &quot;&amp;(RIGHT(DEC2HEX(HEX2DEC(&quot;05&quot;)+HEX2DEC(&quot;A0&quot;)+HEX2DEC(DEC2HEX([.A556]; 4));4); 2))&amp;&quot; 16&quot;)" office:value-type="string" office:string-value="FE FE 05 A0 02 2B D0 16" calcext:value-type="string">
            <text:p>FE FE 05 A0 02 2B D0 1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&quot;FE FE 05 A0 &quot;&amp;LEFT(DEC2HEX([.A557]; 4);2)&amp;&quot; &quot;&amp;RIGHT(DEC2HEX([.A557]; 4);2)&amp;&quot; &quot;&amp;(RIGHT(DEC2HEX(HEX2DEC(&quot;05&quot;)+HEX2DEC(&quot;A0&quot;)+HEX2DEC(DEC2HEX([.A557]; 4));4); 2))&amp;&quot; 16&quot;)" office:value-type="string" office:string-value="FE FE 05 A0 02 2C D1 16" calcext:value-type="string">
            <text:p>FE FE 05 A0 02 2C D1 1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&quot;FE FE 05 A0 &quot;&amp;LEFT(DEC2HEX([.A558]; 4);2)&amp;&quot; &quot;&amp;RIGHT(DEC2HEX([.A558]; 4);2)&amp;&quot; &quot;&amp;(RIGHT(DEC2HEX(HEX2DEC(&quot;05&quot;)+HEX2DEC(&quot;A0&quot;)+HEX2DEC(DEC2HEX([.A558]; 4));4); 2))&amp;&quot; 16&quot;)" office:value-type="string" office:string-value="FE FE 05 A0 02 2D D2 16" calcext:value-type="string">
            <text:p>FE FE 05 A0 02 2D D2 16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&quot;FE FE 05 A0 &quot;&amp;LEFT(DEC2HEX([.A559]; 4);2)&amp;&quot; &quot;&amp;RIGHT(DEC2HEX([.A559]; 4);2)&amp;&quot; &quot;&amp;(RIGHT(DEC2HEX(HEX2DEC(&quot;05&quot;)+HEX2DEC(&quot;A0&quot;)+HEX2DEC(DEC2HEX([.A559]; 4));4); 2))&amp;&quot; 16&quot;)" office:value-type="string" office:string-value="FE FE 05 A0 02 2E D3 16" calcext:value-type="string">
            <text:p>FE FE 05 A0 02 2E D3 1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&quot;FE FE 05 A0 &quot;&amp;LEFT(DEC2HEX([.A560]; 4);2)&amp;&quot; &quot;&amp;RIGHT(DEC2HEX([.A560]; 4);2)&amp;&quot; &quot;&amp;(RIGHT(DEC2HEX(HEX2DEC(&quot;05&quot;)+HEX2DEC(&quot;A0&quot;)+HEX2DEC(DEC2HEX([.A560]; 4));4); 2))&amp;&quot; 16&quot;)" office:value-type="string" office:string-value="FE FE 05 A0 02 2F D4 16" calcext:value-type="string">
            <text:p>FE FE 05 A0 02 2F D4 1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&quot;FE FE 05 A0 &quot;&amp;LEFT(DEC2HEX([.A561]; 4);2)&amp;&quot; &quot;&amp;RIGHT(DEC2HEX([.A561]; 4);2)&amp;&quot; &quot;&amp;(RIGHT(DEC2HEX(HEX2DEC(&quot;05&quot;)+HEX2DEC(&quot;A0&quot;)+HEX2DEC(DEC2HEX([.A561]; 4));4); 2))&amp;&quot; 16&quot;)" office:value-type="string" office:string-value="FE FE 05 A0 02 30 D5 16" calcext:value-type="string">
            <text:p>FE FE 05 A0 02 30 D5 1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&quot;FE FE 05 A0 &quot;&amp;LEFT(DEC2HEX([.A562]; 4);2)&amp;&quot; &quot;&amp;RIGHT(DEC2HEX([.A562]; 4);2)&amp;&quot; &quot;&amp;(RIGHT(DEC2HEX(HEX2DEC(&quot;05&quot;)+HEX2DEC(&quot;A0&quot;)+HEX2DEC(DEC2HEX([.A562]; 4));4); 2))&amp;&quot; 16&quot;)" office:value-type="string" office:string-value="FE FE 05 A0 02 31 D6 16" calcext:value-type="string">
            <text:p>FE FE 05 A0 02 31 D6 1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&quot;FE FE 05 A0 &quot;&amp;LEFT(DEC2HEX([.A563]; 4);2)&amp;&quot; &quot;&amp;RIGHT(DEC2HEX([.A563]; 4);2)&amp;&quot; &quot;&amp;(RIGHT(DEC2HEX(HEX2DEC(&quot;05&quot;)+HEX2DEC(&quot;A0&quot;)+HEX2DEC(DEC2HEX([.A563]; 4));4); 2))&amp;&quot; 16&quot;)" office:value-type="string" office:string-value="FE FE 05 A0 02 32 D7 16" calcext:value-type="string">
            <text:p>FE FE 05 A0 02 32 D7 1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&quot;FE FE 05 A0 &quot;&amp;LEFT(DEC2HEX([.A564]; 4);2)&amp;&quot; &quot;&amp;RIGHT(DEC2HEX([.A564]; 4);2)&amp;&quot; &quot;&amp;(RIGHT(DEC2HEX(HEX2DEC(&quot;05&quot;)+HEX2DEC(&quot;A0&quot;)+HEX2DEC(DEC2HEX([.A564]; 4));4); 2))&amp;&quot; 16&quot;)" office:value-type="string" office:string-value="FE FE 05 A0 02 33 D8 16" calcext:value-type="string">
            <text:p>FE FE 05 A0 02 33 D8 1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&quot;FE FE 05 A0 &quot;&amp;LEFT(DEC2HEX([.A565]; 4);2)&amp;&quot; &quot;&amp;RIGHT(DEC2HEX([.A565]; 4);2)&amp;&quot; &quot;&amp;(RIGHT(DEC2HEX(HEX2DEC(&quot;05&quot;)+HEX2DEC(&quot;A0&quot;)+HEX2DEC(DEC2HEX([.A565]; 4));4); 2))&amp;&quot; 16&quot;)" office:value-type="string" office:string-value="FE FE 05 A0 02 34 D9 16" calcext:value-type="string">
            <text:p>FE FE 05 A0 02 34 D9 1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&quot;FE FE 05 A0 &quot;&amp;LEFT(DEC2HEX([.A566]; 4);2)&amp;&quot; &quot;&amp;RIGHT(DEC2HEX([.A566]; 4);2)&amp;&quot; &quot;&amp;(RIGHT(DEC2HEX(HEX2DEC(&quot;05&quot;)+HEX2DEC(&quot;A0&quot;)+HEX2DEC(DEC2HEX([.A566]; 4));4); 2))&amp;&quot; 16&quot;)" office:value-type="string" office:string-value="FE FE 05 A0 02 35 DA 16" calcext:value-type="string">
            <text:p>FE FE 05 A0 02 35 DA 1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&quot;FE FE 05 A0 &quot;&amp;LEFT(DEC2HEX([.A567]; 4);2)&amp;&quot; &quot;&amp;RIGHT(DEC2HEX([.A567]; 4);2)&amp;&quot; &quot;&amp;(RIGHT(DEC2HEX(HEX2DEC(&quot;05&quot;)+HEX2DEC(&quot;A0&quot;)+HEX2DEC(DEC2HEX([.A567]; 4));4); 2))&amp;&quot; 16&quot;)" office:value-type="string" office:string-value="FE FE 05 A0 02 36 DB 16" calcext:value-type="string">
            <text:p>FE FE 05 A0 02 36 DB 1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&quot;FE FE 05 A0 &quot;&amp;LEFT(DEC2HEX([.A568]; 4);2)&amp;&quot; &quot;&amp;RIGHT(DEC2HEX([.A568]; 4);2)&amp;&quot; &quot;&amp;(RIGHT(DEC2HEX(HEX2DEC(&quot;05&quot;)+HEX2DEC(&quot;A0&quot;)+HEX2DEC(DEC2HEX([.A568]; 4));4); 2))&amp;&quot; 16&quot;)" office:value-type="string" office:string-value="FE FE 05 A0 02 37 DC 16" calcext:value-type="string">
            <text:p>FE FE 05 A0 02 37 DC 1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&quot;FE FE 05 A0 &quot;&amp;LEFT(DEC2HEX([.A569]; 4);2)&amp;&quot; &quot;&amp;RIGHT(DEC2HEX([.A569]; 4);2)&amp;&quot; &quot;&amp;(RIGHT(DEC2HEX(HEX2DEC(&quot;05&quot;)+HEX2DEC(&quot;A0&quot;)+HEX2DEC(DEC2HEX([.A569]; 4));4); 2))&amp;&quot; 16&quot;)" office:value-type="string" office:string-value="FE FE 05 A0 02 38 DD 16" calcext:value-type="string">
            <text:p>FE FE 05 A0 02 38 DD 1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&quot;FE FE 05 A0 &quot;&amp;LEFT(DEC2HEX([.A570]; 4);2)&amp;&quot; &quot;&amp;RIGHT(DEC2HEX([.A570]; 4);2)&amp;&quot; &quot;&amp;(RIGHT(DEC2HEX(HEX2DEC(&quot;05&quot;)+HEX2DEC(&quot;A0&quot;)+HEX2DEC(DEC2HEX([.A570]; 4));4); 2))&amp;&quot; 16&quot;)" office:value-type="string" office:string-value="FE FE 05 A0 02 39 DE 16" calcext:value-type="string">
            <text:p>FE FE 05 A0 02 39 DE 1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&quot;FE FE 05 A0 &quot;&amp;LEFT(DEC2HEX([.A571]; 4);2)&amp;&quot; &quot;&amp;RIGHT(DEC2HEX([.A571]; 4);2)&amp;&quot; &quot;&amp;(RIGHT(DEC2HEX(HEX2DEC(&quot;05&quot;)+HEX2DEC(&quot;A0&quot;)+HEX2DEC(DEC2HEX([.A571]; 4));4); 2))&amp;&quot; 16&quot;)" office:value-type="string" office:string-value="FE FE 05 A0 02 3A DF 16" calcext:value-type="string">
            <text:p>FE FE 05 A0 02 3A DF 1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&quot;FE FE 05 A0 &quot;&amp;LEFT(DEC2HEX([.A572]; 4);2)&amp;&quot; &quot;&amp;RIGHT(DEC2HEX([.A572]; 4);2)&amp;&quot; &quot;&amp;(RIGHT(DEC2HEX(HEX2DEC(&quot;05&quot;)+HEX2DEC(&quot;A0&quot;)+HEX2DEC(DEC2HEX([.A572]; 4));4); 2))&amp;&quot; 16&quot;)" office:value-type="string" office:string-value="FE FE 05 A0 02 3B E0 16" calcext:value-type="string">
            <text:p>FE FE 05 A0 02 3B E0 1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&quot;FE FE 05 A0 &quot;&amp;LEFT(DEC2HEX([.A573]; 4);2)&amp;&quot; &quot;&amp;RIGHT(DEC2HEX([.A573]; 4);2)&amp;&quot; &quot;&amp;(RIGHT(DEC2HEX(HEX2DEC(&quot;05&quot;)+HEX2DEC(&quot;A0&quot;)+HEX2DEC(DEC2HEX([.A573]; 4));4); 2))&amp;&quot; 16&quot;)" office:value-type="string" office:string-value="FE FE 05 A0 02 3C E1 16" calcext:value-type="string">
            <text:p>FE FE 05 A0 02 3C E1 1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&quot;FE FE 05 A0 &quot;&amp;LEFT(DEC2HEX([.A574]; 4);2)&amp;&quot; &quot;&amp;RIGHT(DEC2HEX([.A574]; 4);2)&amp;&quot; &quot;&amp;(RIGHT(DEC2HEX(HEX2DEC(&quot;05&quot;)+HEX2DEC(&quot;A0&quot;)+HEX2DEC(DEC2HEX([.A574]; 4));4); 2))&amp;&quot; 16&quot;)" office:value-type="string" office:string-value="FE FE 05 A0 02 3D E2 16" calcext:value-type="string">
            <text:p>FE FE 05 A0 02 3D E2 1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&quot;FE FE 05 A0 &quot;&amp;LEFT(DEC2HEX([.A575]; 4);2)&amp;&quot; &quot;&amp;RIGHT(DEC2HEX([.A575]; 4);2)&amp;&quot; &quot;&amp;(RIGHT(DEC2HEX(HEX2DEC(&quot;05&quot;)+HEX2DEC(&quot;A0&quot;)+HEX2DEC(DEC2HEX([.A575]; 4));4); 2))&amp;&quot; 16&quot;)" office:value-type="string" office:string-value="FE FE 05 A0 02 3E E3 16" calcext:value-type="string">
            <text:p>FE FE 05 A0 02 3E E3 16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&quot;FE FE 05 A0 &quot;&amp;LEFT(DEC2HEX([.A576]; 4);2)&amp;&quot; &quot;&amp;RIGHT(DEC2HEX([.A576]; 4);2)&amp;&quot; &quot;&amp;(RIGHT(DEC2HEX(HEX2DEC(&quot;05&quot;)+HEX2DEC(&quot;A0&quot;)+HEX2DEC(DEC2HEX([.A576]; 4));4); 2))&amp;&quot; 16&quot;)" office:value-type="string" office:string-value="FE FE 05 A0 02 3F E4 16" calcext:value-type="string">
            <text:p>FE FE 05 A0 02 3F E4 1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&quot;FE FE 05 A0 &quot;&amp;LEFT(DEC2HEX([.A577]; 4);2)&amp;&quot; &quot;&amp;RIGHT(DEC2HEX([.A577]; 4);2)&amp;&quot; &quot;&amp;(RIGHT(DEC2HEX(HEX2DEC(&quot;05&quot;)+HEX2DEC(&quot;A0&quot;)+HEX2DEC(DEC2HEX([.A577]; 4));4); 2))&amp;&quot; 16&quot;)" office:value-type="string" office:string-value="FE FE 05 A0 02 40 E5 16" calcext:value-type="string">
            <text:p>FE FE 05 A0 02 40 E5 1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&quot;FE FE 05 A0 &quot;&amp;LEFT(DEC2HEX([.A578]; 4);2)&amp;&quot; &quot;&amp;RIGHT(DEC2HEX([.A578]; 4);2)&amp;&quot; &quot;&amp;(RIGHT(DEC2HEX(HEX2DEC(&quot;05&quot;)+HEX2DEC(&quot;A0&quot;)+HEX2DEC(DEC2HEX([.A578]; 4));4); 2))&amp;&quot; 16&quot;)" office:value-type="string" office:string-value="FE FE 05 A0 02 41 E6 16" calcext:value-type="string">
            <text:p>FE FE 05 A0 02 41 E6 1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&quot;FE FE 05 A0 &quot;&amp;LEFT(DEC2HEX([.A579]; 4);2)&amp;&quot; &quot;&amp;RIGHT(DEC2HEX([.A579]; 4);2)&amp;&quot; &quot;&amp;(RIGHT(DEC2HEX(HEX2DEC(&quot;05&quot;)+HEX2DEC(&quot;A0&quot;)+HEX2DEC(DEC2HEX([.A579]; 4));4); 2))&amp;&quot; 16&quot;)" office:value-type="string" office:string-value="FE FE 05 A0 02 42 E7 16" calcext:value-type="string">
            <text:p>FE FE 05 A0 02 42 E7 1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&quot;FE FE 05 A0 &quot;&amp;LEFT(DEC2HEX([.A580]; 4);2)&amp;&quot; &quot;&amp;RIGHT(DEC2HEX([.A580]; 4);2)&amp;&quot; &quot;&amp;(RIGHT(DEC2HEX(HEX2DEC(&quot;05&quot;)+HEX2DEC(&quot;A0&quot;)+HEX2DEC(DEC2HEX([.A580]; 4));4); 2))&amp;&quot; 16&quot;)" office:value-type="string" office:string-value="FE FE 05 A0 02 43 E8 16" calcext:value-type="string">
            <text:p>FE FE 05 A0 02 43 E8 1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&quot;FE FE 05 A0 &quot;&amp;LEFT(DEC2HEX([.A581]; 4);2)&amp;&quot; &quot;&amp;RIGHT(DEC2HEX([.A581]; 4);2)&amp;&quot; &quot;&amp;(RIGHT(DEC2HEX(HEX2DEC(&quot;05&quot;)+HEX2DEC(&quot;A0&quot;)+HEX2DEC(DEC2HEX([.A581]; 4));4); 2))&amp;&quot; 16&quot;)" office:value-type="string" office:string-value="FE FE 05 A0 02 44 E9 16" calcext:value-type="string">
            <text:p>FE FE 05 A0 02 44 E9 1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&quot;FE FE 05 A0 &quot;&amp;LEFT(DEC2HEX([.A582]; 4);2)&amp;&quot; &quot;&amp;RIGHT(DEC2HEX([.A582]; 4);2)&amp;&quot; &quot;&amp;(RIGHT(DEC2HEX(HEX2DEC(&quot;05&quot;)+HEX2DEC(&quot;A0&quot;)+HEX2DEC(DEC2HEX([.A582]; 4));4); 2))&amp;&quot; 16&quot;)" office:value-type="string" office:string-value="FE FE 05 A0 02 45 EA 16" calcext:value-type="string">
            <text:p>FE FE 05 A0 02 45 EA 1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&quot;FE FE 05 A0 &quot;&amp;LEFT(DEC2HEX([.A583]; 4);2)&amp;&quot; &quot;&amp;RIGHT(DEC2HEX([.A583]; 4);2)&amp;&quot; &quot;&amp;(RIGHT(DEC2HEX(HEX2DEC(&quot;05&quot;)+HEX2DEC(&quot;A0&quot;)+HEX2DEC(DEC2HEX([.A583]; 4));4); 2))&amp;&quot; 16&quot;)" office:value-type="string" office:string-value="FE FE 05 A0 02 46 EB 16" calcext:value-type="string">
            <text:p>FE FE 05 A0 02 46 EB 1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&quot;FE FE 05 A0 &quot;&amp;LEFT(DEC2HEX([.A584]; 4);2)&amp;&quot; &quot;&amp;RIGHT(DEC2HEX([.A584]; 4);2)&amp;&quot; &quot;&amp;(RIGHT(DEC2HEX(HEX2DEC(&quot;05&quot;)+HEX2DEC(&quot;A0&quot;)+HEX2DEC(DEC2HEX([.A584]; 4));4); 2))&amp;&quot; 16&quot;)" office:value-type="string" office:string-value="FE FE 05 A0 02 47 EC 16" calcext:value-type="string">
            <text:p>FE FE 05 A0 02 47 EC 1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&quot;FE FE 05 A0 &quot;&amp;LEFT(DEC2HEX([.A585]; 4);2)&amp;&quot; &quot;&amp;RIGHT(DEC2HEX([.A585]; 4);2)&amp;&quot; &quot;&amp;(RIGHT(DEC2HEX(HEX2DEC(&quot;05&quot;)+HEX2DEC(&quot;A0&quot;)+HEX2DEC(DEC2HEX([.A585]; 4));4); 2))&amp;&quot; 16&quot;)" office:value-type="string" office:string-value="FE FE 05 A0 02 48 ED 16" calcext:value-type="string">
            <text:p>FE FE 05 A0 02 48 ED 1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&quot;FE FE 05 A0 &quot;&amp;LEFT(DEC2HEX([.A586]; 4);2)&amp;&quot; &quot;&amp;RIGHT(DEC2HEX([.A586]; 4);2)&amp;&quot; &quot;&amp;(RIGHT(DEC2HEX(HEX2DEC(&quot;05&quot;)+HEX2DEC(&quot;A0&quot;)+HEX2DEC(DEC2HEX([.A586]; 4));4); 2))&amp;&quot; 16&quot;)" office:value-type="string" office:string-value="FE FE 05 A0 02 49 EE 16" calcext:value-type="string">
            <text:p>FE FE 05 A0 02 49 EE 1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&quot;FE FE 05 A0 &quot;&amp;LEFT(DEC2HEX([.A587]; 4);2)&amp;&quot; &quot;&amp;RIGHT(DEC2HEX([.A587]; 4);2)&amp;&quot; &quot;&amp;(RIGHT(DEC2HEX(HEX2DEC(&quot;05&quot;)+HEX2DEC(&quot;A0&quot;)+HEX2DEC(DEC2HEX([.A587]; 4));4); 2))&amp;&quot; 16&quot;)" office:value-type="string" office:string-value="FE FE 05 A0 02 4A EF 16" calcext:value-type="string">
            <text:p>FE FE 05 A0 02 4A EF 1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&quot;FE FE 05 A0 &quot;&amp;LEFT(DEC2HEX([.A588]; 4);2)&amp;&quot; &quot;&amp;RIGHT(DEC2HEX([.A588]; 4);2)&amp;&quot; &quot;&amp;(RIGHT(DEC2HEX(HEX2DEC(&quot;05&quot;)+HEX2DEC(&quot;A0&quot;)+HEX2DEC(DEC2HEX([.A588]; 4));4); 2))&amp;&quot; 16&quot;)" office:value-type="string" office:string-value="FE FE 05 A0 02 4B F0 16" calcext:value-type="string">
            <text:p>FE FE 05 A0 02 4B F0 1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&quot;FE FE 05 A0 &quot;&amp;LEFT(DEC2HEX([.A589]; 4);2)&amp;&quot; &quot;&amp;RIGHT(DEC2HEX([.A589]; 4);2)&amp;&quot; &quot;&amp;(RIGHT(DEC2HEX(HEX2DEC(&quot;05&quot;)+HEX2DEC(&quot;A0&quot;)+HEX2DEC(DEC2HEX([.A589]; 4));4); 2))&amp;&quot; 16&quot;)" office:value-type="string" office:string-value="FE FE 05 A0 02 4C F1 16" calcext:value-type="string">
            <text:p>FE FE 05 A0 02 4C F1 1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&quot;FE FE 05 A0 &quot;&amp;LEFT(DEC2HEX([.A590]; 4);2)&amp;&quot; &quot;&amp;RIGHT(DEC2HEX([.A590]; 4);2)&amp;&quot; &quot;&amp;(RIGHT(DEC2HEX(HEX2DEC(&quot;05&quot;)+HEX2DEC(&quot;A0&quot;)+HEX2DEC(DEC2HEX([.A590]; 4));4); 2))&amp;&quot; 16&quot;)" office:value-type="string" office:string-value="FE FE 05 A0 02 4D F2 16" calcext:value-type="string">
            <text:p>FE FE 05 A0 02 4D F2 1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&quot;FE FE 05 A0 &quot;&amp;LEFT(DEC2HEX([.A591]; 4);2)&amp;&quot; &quot;&amp;RIGHT(DEC2HEX([.A591]; 4);2)&amp;&quot; &quot;&amp;(RIGHT(DEC2HEX(HEX2DEC(&quot;05&quot;)+HEX2DEC(&quot;A0&quot;)+HEX2DEC(DEC2HEX([.A591]; 4));4); 2))&amp;&quot; 16&quot;)" office:value-type="string" office:string-value="FE FE 05 A0 02 4E F3 16" calcext:value-type="string">
            <text:p>FE FE 05 A0 02 4E F3 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&quot;FE FE 05 A0 &quot;&amp;LEFT(DEC2HEX([.A592]; 4);2)&amp;&quot; &quot;&amp;RIGHT(DEC2HEX([.A592]; 4);2)&amp;&quot; &quot;&amp;(RIGHT(DEC2HEX(HEX2DEC(&quot;05&quot;)+HEX2DEC(&quot;A0&quot;)+HEX2DEC(DEC2HEX([.A592]; 4));4); 2))&amp;&quot; 16&quot;)" office:value-type="string" office:string-value="FE FE 05 A0 02 4F F4 16" calcext:value-type="string">
            <text:p>FE FE 05 A0 02 4F F4 1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&quot;FE FE 05 A0 &quot;&amp;LEFT(DEC2HEX([.A593]; 4);2)&amp;&quot; &quot;&amp;RIGHT(DEC2HEX([.A593]; 4);2)&amp;&quot; &quot;&amp;(RIGHT(DEC2HEX(HEX2DEC(&quot;05&quot;)+HEX2DEC(&quot;A0&quot;)+HEX2DEC(DEC2HEX([.A593]; 4));4); 2))&amp;&quot; 16&quot;)" office:value-type="string" office:string-value="FE FE 05 A0 02 50 F5 16" calcext:value-type="string">
            <text:p>FE FE 05 A0 02 50 F5 1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&quot;FE FE 05 A0 &quot;&amp;LEFT(DEC2HEX([.A594]; 4);2)&amp;&quot; &quot;&amp;RIGHT(DEC2HEX([.A594]; 4);2)&amp;&quot; &quot;&amp;(RIGHT(DEC2HEX(HEX2DEC(&quot;05&quot;)+HEX2DEC(&quot;A0&quot;)+HEX2DEC(DEC2HEX([.A594]; 4));4); 2))&amp;&quot; 16&quot;)" office:value-type="string" office:string-value="FE FE 05 A0 02 51 F6 16" calcext:value-type="string">
            <text:p>FE FE 05 A0 02 51 F6 1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&quot;FE FE 05 A0 &quot;&amp;LEFT(DEC2HEX([.A595]; 4);2)&amp;&quot; &quot;&amp;RIGHT(DEC2HEX([.A595]; 4);2)&amp;&quot; &quot;&amp;(RIGHT(DEC2HEX(HEX2DEC(&quot;05&quot;)+HEX2DEC(&quot;A0&quot;)+HEX2DEC(DEC2HEX([.A595]; 4));4); 2))&amp;&quot; 16&quot;)" office:value-type="string" office:string-value="FE FE 05 A0 02 52 F7 16" calcext:value-type="string">
            <text:p>FE FE 05 A0 02 52 F7 16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&quot;FE FE 05 A0 &quot;&amp;LEFT(DEC2HEX([.A596]; 4);2)&amp;&quot; &quot;&amp;RIGHT(DEC2HEX([.A596]; 4);2)&amp;&quot; &quot;&amp;(RIGHT(DEC2HEX(HEX2DEC(&quot;05&quot;)+HEX2DEC(&quot;A0&quot;)+HEX2DEC(DEC2HEX([.A596]; 4));4); 2))&amp;&quot; 16&quot;)" office:value-type="string" office:string-value="FE FE 05 A0 02 53 F8 16" calcext:value-type="string">
            <text:p>FE FE 05 A0 02 53 F8 1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&quot;FE FE 05 A0 &quot;&amp;LEFT(DEC2HEX([.A597]; 4);2)&amp;&quot; &quot;&amp;RIGHT(DEC2HEX([.A597]; 4);2)&amp;&quot; &quot;&amp;(RIGHT(DEC2HEX(HEX2DEC(&quot;05&quot;)+HEX2DEC(&quot;A0&quot;)+HEX2DEC(DEC2HEX([.A597]; 4));4); 2))&amp;&quot; 16&quot;)" office:value-type="string" office:string-value="FE FE 05 A0 02 54 F9 16" calcext:value-type="string">
            <text:p>FE FE 05 A0 02 54 F9 1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&quot;FE FE 05 A0 &quot;&amp;LEFT(DEC2HEX([.A598]; 4);2)&amp;&quot; &quot;&amp;RIGHT(DEC2HEX([.A598]; 4);2)&amp;&quot; &quot;&amp;(RIGHT(DEC2HEX(HEX2DEC(&quot;05&quot;)+HEX2DEC(&quot;A0&quot;)+HEX2DEC(DEC2HEX([.A598]; 4));4); 2))&amp;&quot; 16&quot;)" office:value-type="string" office:string-value="FE FE 05 A0 02 55 FA 16" calcext:value-type="string">
            <text:p>FE FE 05 A0 02 55 FA 1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&quot;FE FE 05 A0 &quot;&amp;LEFT(DEC2HEX([.A599]; 4);2)&amp;&quot; &quot;&amp;RIGHT(DEC2HEX([.A599]; 4);2)&amp;&quot; &quot;&amp;(RIGHT(DEC2HEX(HEX2DEC(&quot;05&quot;)+HEX2DEC(&quot;A0&quot;)+HEX2DEC(DEC2HEX([.A599]; 4));4); 2))&amp;&quot; 16&quot;)" office:value-type="string" office:string-value="FE FE 05 A0 02 56 FB 16" calcext:value-type="string">
            <text:p>FE FE 05 A0 02 56 FB 1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&quot;FE FE 05 A0 &quot;&amp;LEFT(DEC2HEX([.A600]; 4);2)&amp;&quot; &quot;&amp;RIGHT(DEC2HEX([.A600]; 4);2)&amp;&quot; &quot;&amp;(RIGHT(DEC2HEX(HEX2DEC(&quot;05&quot;)+HEX2DEC(&quot;A0&quot;)+HEX2DEC(DEC2HEX([.A600]; 4));4); 2))&amp;&quot; 16&quot;)" office:value-type="string" office:string-value="FE FE 05 A0 02 57 FC 16" calcext:value-type="string">
            <text:p>FE FE 05 A0 02 57 FC 1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&quot;FE FE 05 A0 &quot;&amp;LEFT(DEC2HEX([.A601]; 4);2)&amp;&quot; &quot;&amp;RIGHT(DEC2HEX([.A601]; 4);2)&amp;&quot; &quot;&amp;(RIGHT(DEC2HEX(HEX2DEC(&quot;05&quot;)+HEX2DEC(&quot;A0&quot;)+HEX2DEC(DEC2HEX([.A601]; 4));4); 2))&amp;&quot; 16&quot;)" office:value-type="string" office:string-value="FE FE 05 A0 02 58 FD 16" calcext:value-type="string">
            <text:p>FE FE 05 A0 02 58 FD 1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&quot;FE FE 05 A0 &quot;&amp;LEFT(DEC2HEX([.A602]; 4);2)&amp;&quot; &quot;&amp;RIGHT(DEC2HEX([.A602]; 4);2)&amp;&quot; &quot;&amp;(RIGHT(DEC2HEX(HEX2DEC(&quot;05&quot;)+HEX2DEC(&quot;A0&quot;)+HEX2DEC(DEC2HEX([.A602]; 4));4); 2))&amp;&quot; 16&quot;)" office:value-type="string" office:string-value="FE FE 05 A0 02 59 FE 16" calcext:value-type="string">
            <text:p>FE FE 05 A0 02 59 FE 16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&quot;FE FE 05 A0 &quot;&amp;LEFT(DEC2HEX([.A603]; 4);2)&amp;&quot; &quot;&amp;RIGHT(DEC2HEX([.A603]; 4);2)&amp;&quot; &quot;&amp;(RIGHT(DEC2HEX(HEX2DEC(&quot;05&quot;)+HEX2DEC(&quot;A0&quot;)+HEX2DEC(DEC2HEX([.A603]; 4));4); 2))&amp;&quot; 16&quot;)" office:value-type="string" office:string-value="FE FE 05 A0 02 5A FF 16" calcext:value-type="string">
            <text:p>FE FE 05 A0 02 5A FF 1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&quot;FE FE 05 A0 &quot;&amp;LEFT(DEC2HEX([.A604]; 4);2)&amp;&quot; &quot;&amp;RIGHT(DEC2HEX([.A604]; 4);2)&amp;&quot; &quot;&amp;(RIGHT(DEC2HEX(HEX2DEC(&quot;05&quot;)+HEX2DEC(&quot;A0&quot;)+HEX2DEC(DEC2HEX([.A604]; 4));4); 2))&amp;&quot; 16&quot;)" office:value-type="string" office:string-value="FE FE 05 A0 02 5B 00 16" calcext:value-type="string">
            <text:p>FE FE 05 A0 02 5B 00 1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&quot;FE FE 05 A0 &quot;&amp;LEFT(DEC2HEX([.A605]; 4);2)&amp;&quot; &quot;&amp;RIGHT(DEC2HEX([.A605]; 4);2)&amp;&quot; &quot;&amp;(RIGHT(DEC2HEX(HEX2DEC(&quot;05&quot;)+HEX2DEC(&quot;A0&quot;)+HEX2DEC(DEC2HEX([.A605]; 4));4); 2))&amp;&quot; 16&quot;)" office:value-type="string" office:string-value="FE FE 05 A0 02 5C 01 16" calcext:value-type="string">
            <text:p>FE FE 05 A0 02 5C 01 1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&quot;FE FE 05 A0 &quot;&amp;LEFT(DEC2HEX([.A606]; 4);2)&amp;&quot; &quot;&amp;RIGHT(DEC2HEX([.A606]; 4);2)&amp;&quot; &quot;&amp;(RIGHT(DEC2HEX(HEX2DEC(&quot;05&quot;)+HEX2DEC(&quot;A0&quot;)+HEX2DEC(DEC2HEX([.A606]; 4));4); 2))&amp;&quot; 16&quot;)" office:value-type="string" office:string-value="FE FE 05 A0 02 5D 02 16" calcext:value-type="string">
            <text:p>FE FE 05 A0 02 5D 02 16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&quot;FE FE 05 A0 &quot;&amp;LEFT(DEC2HEX([.A607]; 4);2)&amp;&quot; &quot;&amp;RIGHT(DEC2HEX([.A607]; 4);2)&amp;&quot; &quot;&amp;(RIGHT(DEC2HEX(HEX2DEC(&quot;05&quot;)+HEX2DEC(&quot;A0&quot;)+HEX2DEC(DEC2HEX([.A607]; 4));4); 2))&amp;&quot; 16&quot;)" office:value-type="string" office:string-value="FE FE 05 A0 02 5E 03 16" calcext:value-type="string">
            <text:p>FE FE 05 A0 02 5E 03 16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&quot;FE FE 05 A0 &quot;&amp;LEFT(DEC2HEX([.A608]; 4);2)&amp;&quot; &quot;&amp;RIGHT(DEC2HEX([.A608]; 4);2)&amp;&quot; &quot;&amp;(RIGHT(DEC2HEX(HEX2DEC(&quot;05&quot;)+HEX2DEC(&quot;A0&quot;)+HEX2DEC(DEC2HEX([.A608]; 4));4); 2))&amp;&quot; 16&quot;)" office:value-type="string" office:string-value="FE FE 05 A0 02 5F 04 16" calcext:value-type="string">
            <text:p>FE FE 05 A0 02 5F 04 1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&quot;FE FE 05 A0 &quot;&amp;LEFT(DEC2HEX([.A609]; 4);2)&amp;&quot; &quot;&amp;RIGHT(DEC2HEX([.A609]; 4);2)&amp;&quot; &quot;&amp;(RIGHT(DEC2HEX(HEX2DEC(&quot;05&quot;)+HEX2DEC(&quot;A0&quot;)+HEX2DEC(DEC2HEX([.A609]; 4));4); 2))&amp;&quot; 16&quot;)" office:value-type="string" office:string-value="FE FE 05 A0 02 60 05 16" calcext:value-type="string">
            <text:p>FE FE 05 A0 02 60 05 1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&quot;FE FE 05 A0 &quot;&amp;LEFT(DEC2HEX([.A610]; 4);2)&amp;&quot; &quot;&amp;RIGHT(DEC2HEX([.A610]; 4);2)&amp;&quot; &quot;&amp;(RIGHT(DEC2HEX(HEX2DEC(&quot;05&quot;)+HEX2DEC(&quot;A0&quot;)+HEX2DEC(DEC2HEX([.A610]; 4));4); 2))&amp;&quot; 16&quot;)" office:value-type="string" office:string-value="FE FE 05 A0 02 61 06 16" calcext:value-type="string">
            <text:p>FE FE 05 A0 02 61 06 1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&quot;FE FE 05 A0 &quot;&amp;LEFT(DEC2HEX([.A611]; 4);2)&amp;&quot; &quot;&amp;RIGHT(DEC2HEX([.A611]; 4);2)&amp;&quot; &quot;&amp;(RIGHT(DEC2HEX(HEX2DEC(&quot;05&quot;)+HEX2DEC(&quot;A0&quot;)+HEX2DEC(DEC2HEX([.A611]; 4));4); 2))&amp;&quot; 16&quot;)" office:value-type="string" office:string-value="FE FE 05 A0 02 62 07 16" calcext:value-type="string">
            <text:p>FE FE 05 A0 02 62 07 16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&quot;FE FE 05 A0 &quot;&amp;LEFT(DEC2HEX([.A612]; 4);2)&amp;&quot; &quot;&amp;RIGHT(DEC2HEX([.A612]; 4);2)&amp;&quot; &quot;&amp;(RIGHT(DEC2HEX(HEX2DEC(&quot;05&quot;)+HEX2DEC(&quot;A0&quot;)+HEX2DEC(DEC2HEX([.A612]; 4));4); 2))&amp;&quot; 16&quot;)" office:value-type="string" office:string-value="FE FE 05 A0 02 63 08 16" calcext:value-type="string">
            <text:p>FE FE 05 A0 02 63 08 1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&quot;FE FE 05 A0 &quot;&amp;LEFT(DEC2HEX([.A613]; 4);2)&amp;&quot; &quot;&amp;RIGHT(DEC2HEX([.A613]; 4);2)&amp;&quot; &quot;&amp;(RIGHT(DEC2HEX(HEX2DEC(&quot;05&quot;)+HEX2DEC(&quot;A0&quot;)+HEX2DEC(DEC2HEX([.A613]; 4));4); 2))&amp;&quot; 16&quot;)" office:value-type="string" office:string-value="FE FE 05 A0 02 64 09 16" calcext:value-type="string">
            <text:p>FE FE 05 A0 02 64 09 1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&quot;FE FE 05 A0 &quot;&amp;LEFT(DEC2HEX([.A614]; 4);2)&amp;&quot; &quot;&amp;RIGHT(DEC2HEX([.A614]; 4);2)&amp;&quot; &quot;&amp;(RIGHT(DEC2HEX(HEX2DEC(&quot;05&quot;)+HEX2DEC(&quot;A0&quot;)+HEX2DEC(DEC2HEX([.A614]; 4));4); 2))&amp;&quot; 16&quot;)" office:value-type="string" office:string-value="FE FE 05 A0 02 65 0A 16" calcext:value-type="string">
            <text:p>FE FE 05 A0 02 65 0A 1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&quot;FE FE 05 A0 &quot;&amp;LEFT(DEC2HEX([.A615]; 4);2)&amp;&quot; &quot;&amp;RIGHT(DEC2HEX([.A615]; 4);2)&amp;&quot; &quot;&amp;(RIGHT(DEC2HEX(HEX2DEC(&quot;05&quot;)+HEX2DEC(&quot;A0&quot;)+HEX2DEC(DEC2HEX([.A615]; 4));4); 2))&amp;&quot; 16&quot;)" office:value-type="string" office:string-value="FE FE 05 A0 02 66 0B 16" calcext:value-type="string">
            <text:p>FE FE 05 A0 02 66 0B 16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&quot;FE FE 05 A0 &quot;&amp;LEFT(DEC2HEX([.A616]; 4);2)&amp;&quot; &quot;&amp;RIGHT(DEC2HEX([.A616]; 4);2)&amp;&quot; &quot;&amp;(RIGHT(DEC2HEX(HEX2DEC(&quot;05&quot;)+HEX2DEC(&quot;A0&quot;)+HEX2DEC(DEC2HEX([.A616]; 4));4); 2))&amp;&quot; 16&quot;)" office:value-type="string" office:string-value="FE FE 05 A0 02 67 0C 16" calcext:value-type="string">
            <text:p>FE FE 05 A0 02 67 0C 1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&quot;FE FE 05 A0 &quot;&amp;LEFT(DEC2HEX([.A617]; 4);2)&amp;&quot; &quot;&amp;RIGHT(DEC2HEX([.A617]; 4);2)&amp;&quot; &quot;&amp;(RIGHT(DEC2HEX(HEX2DEC(&quot;05&quot;)+HEX2DEC(&quot;A0&quot;)+HEX2DEC(DEC2HEX([.A617]; 4));4); 2))&amp;&quot; 16&quot;)" office:value-type="string" office:string-value="FE FE 05 A0 02 68 0D 16" calcext:value-type="string">
            <text:p>FE FE 05 A0 02 68 0D 1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&quot;FE FE 05 A0 &quot;&amp;LEFT(DEC2HEX([.A618]; 4);2)&amp;&quot; &quot;&amp;RIGHT(DEC2HEX([.A618]; 4);2)&amp;&quot; &quot;&amp;(RIGHT(DEC2HEX(HEX2DEC(&quot;05&quot;)+HEX2DEC(&quot;A0&quot;)+HEX2DEC(DEC2HEX([.A618]; 4));4); 2))&amp;&quot; 16&quot;)" office:value-type="string" office:string-value="FE FE 05 A0 02 69 0E 16" calcext:value-type="string">
            <text:p>FE FE 05 A0 02 69 0E 1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&quot;FE FE 05 A0 &quot;&amp;LEFT(DEC2HEX([.A619]; 4);2)&amp;&quot; &quot;&amp;RIGHT(DEC2HEX([.A619]; 4);2)&amp;&quot; &quot;&amp;(RIGHT(DEC2HEX(HEX2DEC(&quot;05&quot;)+HEX2DEC(&quot;A0&quot;)+HEX2DEC(DEC2HEX([.A619]; 4));4); 2))&amp;&quot; 16&quot;)" office:value-type="string" office:string-value="FE FE 05 A0 02 6A 0F 16" calcext:value-type="string">
            <text:p>FE FE 05 A0 02 6A 0F 1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&quot;FE FE 05 A0 &quot;&amp;LEFT(DEC2HEX([.A620]; 4);2)&amp;&quot; &quot;&amp;RIGHT(DEC2HEX([.A620]; 4);2)&amp;&quot; &quot;&amp;(RIGHT(DEC2HEX(HEX2DEC(&quot;05&quot;)+HEX2DEC(&quot;A0&quot;)+HEX2DEC(DEC2HEX([.A620]; 4));4); 2))&amp;&quot; 16&quot;)" office:value-type="string" office:string-value="FE FE 05 A0 02 6B 10 16" calcext:value-type="string">
            <text:p>FE FE 05 A0 02 6B 10 1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&quot;FE FE 05 A0 &quot;&amp;LEFT(DEC2HEX([.A621]; 4);2)&amp;&quot; &quot;&amp;RIGHT(DEC2HEX([.A621]; 4);2)&amp;&quot; &quot;&amp;(RIGHT(DEC2HEX(HEX2DEC(&quot;05&quot;)+HEX2DEC(&quot;A0&quot;)+HEX2DEC(DEC2HEX([.A621]; 4));4); 2))&amp;&quot; 16&quot;)" office:value-type="string" office:string-value="FE FE 05 A0 02 6C 11 16" calcext:value-type="string">
            <text:p>FE FE 05 A0 02 6C 11 1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&quot;FE FE 05 A0 &quot;&amp;LEFT(DEC2HEX([.A622]; 4);2)&amp;&quot; &quot;&amp;RIGHT(DEC2HEX([.A622]; 4);2)&amp;&quot; &quot;&amp;(RIGHT(DEC2HEX(HEX2DEC(&quot;05&quot;)+HEX2DEC(&quot;A0&quot;)+HEX2DEC(DEC2HEX([.A622]; 4));4); 2))&amp;&quot; 16&quot;)" office:value-type="string" office:string-value="FE FE 05 A0 02 6D 12 16" calcext:value-type="string">
            <text:p>FE FE 05 A0 02 6D 12 1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&quot;FE FE 05 A0 &quot;&amp;LEFT(DEC2HEX([.A623]; 4);2)&amp;&quot; &quot;&amp;RIGHT(DEC2HEX([.A623]; 4);2)&amp;&quot; &quot;&amp;(RIGHT(DEC2HEX(HEX2DEC(&quot;05&quot;)+HEX2DEC(&quot;A0&quot;)+HEX2DEC(DEC2HEX([.A623]; 4));4); 2))&amp;&quot; 16&quot;)" office:value-type="string" office:string-value="FE FE 05 A0 02 6E 13 16" calcext:value-type="string">
            <text:p>FE FE 05 A0 02 6E 13 1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&quot;FE FE 05 A0 &quot;&amp;LEFT(DEC2HEX([.A624]; 4);2)&amp;&quot; &quot;&amp;RIGHT(DEC2HEX([.A624]; 4);2)&amp;&quot; &quot;&amp;(RIGHT(DEC2HEX(HEX2DEC(&quot;05&quot;)+HEX2DEC(&quot;A0&quot;)+HEX2DEC(DEC2HEX([.A624]; 4));4); 2))&amp;&quot; 16&quot;)" office:value-type="string" office:string-value="FE FE 05 A0 02 6F 14 16" calcext:value-type="string">
            <text:p>FE FE 05 A0 02 6F 14 1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&quot;FE FE 05 A0 &quot;&amp;LEFT(DEC2HEX([.A625]; 4);2)&amp;&quot; &quot;&amp;RIGHT(DEC2HEX([.A625]; 4);2)&amp;&quot; &quot;&amp;(RIGHT(DEC2HEX(HEX2DEC(&quot;05&quot;)+HEX2DEC(&quot;A0&quot;)+HEX2DEC(DEC2HEX([.A625]; 4));4); 2))&amp;&quot; 16&quot;)" office:value-type="string" office:string-value="FE FE 05 A0 02 70 15 16" calcext:value-type="string">
            <text:p>FE FE 05 A0 02 70 15 1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&quot;FE FE 05 A0 &quot;&amp;LEFT(DEC2HEX([.A626]; 4);2)&amp;&quot; &quot;&amp;RIGHT(DEC2HEX([.A626]; 4);2)&amp;&quot; &quot;&amp;(RIGHT(DEC2HEX(HEX2DEC(&quot;05&quot;)+HEX2DEC(&quot;A0&quot;)+HEX2DEC(DEC2HEX([.A626]; 4));4); 2))&amp;&quot; 16&quot;)" office:value-type="string" office:string-value="FE FE 05 A0 02 71 16 16" calcext:value-type="string">
            <text:p>FE FE 05 A0 02 71 16 1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&quot;FE FE 05 A0 &quot;&amp;LEFT(DEC2HEX([.A627]; 4);2)&amp;&quot; &quot;&amp;RIGHT(DEC2HEX([.A627]; 4);2)&amp;&quot; &quot;&amp;(RIGHT(DEC2HEX(HEX2DEC(&quot;05&quot;)+HEX2DEC(&quot;A0&quot;)+HEX2DEC(DEC2HEX([.A627]; 4));4); 2))&amp;&quot; 16&quot;)" office:value-type="string" office:string-value="FE FE 05 A0 02 72 17 16" calcext:value-type="string">
            <text:p>FE FE 05 A0 02 72 17 1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&quot;FE FE 05 A0 &quot;&amp;LEFT(DEC2HEX([.A628]; 4);2)&amp;&quot; &quot;&amp;RIGHT(DEC2HEX([.A628]; 4);2)&amp;&quot; &quot;&amp;(RIGHT(DEC2HEX(HEX2DEC(&quot;05&quot;)+HEX2DEC(&quot;A0&quot;)+HEX2DEC(DEC2HEX([.A628]; 4));4); 2))&amp;&quot; 16&quot;)" office:value-type="string" office:string-value="FE FE 05 A0 02 73 18 16" calcext:value-type="string">
            <text:p>FE FE 05 A0 02 73 18 16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&quot;FE FE 05 A0 &quot;&amp;LEFT(DEC2HEX([.A629]; 4);2)&amp;&quot; &quot;&amp;RIGHT(DEC2HEX([.A629]; 4);2)&amp;&quot; &quot;&amp;(RIGHT(DEC2HEX(HEX2DEC(&quot;05&quot;)+HEX2DEC(&quot;A0&quot;)+HEX2DEC(DEC2HEX([.A629]; 4));4); 2))&amp;&quot; 16&quot;)" office:value-type="string" office:string-value="FE FE 05 A0 02 74 19 16" calcext:value-type="string">
            <text:p>FE FE 05 A0 02 74 19 16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&quot;FE FE 05 A0 &quot;&amp;LEFT(DEC2HEX([.A630]; 4);2)&amp;&quot; &quot;&amp;RIGHT(DEC2HEX([.A630]; 4);2)&amp;&quot; &quot;&amp;(RIGHT(DEC2HEX(HEX2DEC(&quot;05&quot;)+HEX2DEC(&quot;A0&quot;)+HEX2DEC(DEC2HEX([.A630]; 4));4); 2))&amp;&quot; 16&quot;)" office:value-type="string" office:string-value="FE FE 05 A0 02 75 1A 16" calcext:value-type="string">
            <text:p>FE FE 05 A0 02 75 1A 1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&quot;FE FE 05 A0 &quot;&amp;LEFT(DEC2HEX([.A631]; 4);2)&amp;&quot; &quot;&amp;RIGHT(DEC2HEX([.A631]; 4);2)&amp;&quot; &quot;&amp;(RIGHT(DEC2HEX(HEX2DEC(&quot;05&quot;)+HEX2DEC(&quot;A0&quot;)+HEX2DEC(DEC2HEX([.A631]; 4));4); 2))&amp;&quot; 16&quot;)" office:value-type="string" office:string-value="FE FE 05 A0 02 76 1B 16" calcext:value-type="string">
            <text:p>FE FE 05 A0 02 76 1B 1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&quot;FE FE 05 A0 &quot;&amp;LEFT(DEC2HEX([.A632]; 4);2)&amp;&quot; &quot;&amp;RIGHT(DEC2HEX([.A632]; 4);2)&amp;&quot; &quot;&amp;(RIGHT(DEC2HEX(HEX2DEC(&quot;05&quot;)+HEX2DEC(&quot;A0&quot;)+HEX2DEC(DEC2HEX([.A632]; 4));4); 2))&amp;&quot; 16&quot;)" office:value-type="string" office:string-value="FE FE 05 A0 02 77 1C 16" calcext:value-type="string">
            <text:p>FE FE 05 A0 02 77 1C 1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&quot;FE FE 05 A0 &quot;&amp;LEFT(DEC2HEX([.A633]; 4);2)&amp;&quot; &quot;&amp;RIGHT(DEC2HEX([.A633]; 4);2)&amp;&quot; &quot;&amp;(RIGHT(DEC2HEX(HEX2DEC(&quot;05&quot;)+HEX2DEC(&quot;A0&quot;)+HEX2DEC(DEC2HEX([.A633]; 4));4); 2))&amp;&quot; 16&quot;)" office:value-type="string" office:string-value="FE FE 05 A0 02 78 1D 16" calcext:value-type="string">
            <text:p>FE FE 05 A0 02 78 1D 1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&quot;FE FE 05 A0 &quot;&amp;LEFT(DEC2HEX([.A634]; 4);2)&amp;&quot; &quot;&amp;RIGHT(DEC2HEX([.A634]; 4);2)&amp;&quot; &quot;&amp;(RIGHT(DEC2HEX(HEX2DEC(&quot;05&quot;)+HEX2DEC(&quot;A0&quot;)+HEX2DEC(DEC2HEX([.A634]; 4));4); 2))&amp;&quot; 16&quot;)" office:value-type="string" office:string-value="FE FE 05 A0 02 79 1E 16" calcext:value-type="string">
            <text:p>FE FE 05 A0 02 79 1E 1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&quot;FE FE 05 A0 &quot;&amp;LEFT(DEC2HEX([.A635]; 4);2)&amp;&quot; &quot;&amp;RIGHT(DEC2HEX([.A635]; 4);2)&amp;&quot; &quot;&amp;(RIGHT(DEC2HEX(HEX2DEC(&quot;05&quot;)+HEX2DEC(&quot;A0&quot;)+HEX2DEC(DEC2HEX([.A635]; 4));4); 2))&amp;&quot; 16&quot;)" office:value-type="string" office:string-value="FE FE 05 A0 02 7A 1F 16" calcext:value-type="string">
            <text:p>FE FE 05 A0 02 7A 1F 1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&quot;FE FE 05 A0 &quot;&amp;LEFT(DEC2HEX([.A636]; 4);2)&amp;&quot; &quot;&amp;RIGHT(DEC2HEX([.A636]; 4);2)&amp;&quot; &quot;&amp;(RIGHT(DEC2HEX(HEX2DEC(&quot;05&quot;)+HEX2DEC(&quot;A0&quot;)+HEX2DEC(DEC2HEX([.A636]; 4));4); 2))&amp;&quot; 16&quot;)" office:value-type="string" office:string-value="FE FE 05 A0 02 7B 20 16" calcext:value-type="string">
            <text:p>FE FE 05 A0 02 7B 20 1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&quot;FE FE 05 A0 &quot;&amp;LEFT(DEC2HEX([.A637]; 4);2)&amp;&quot; &quot;&amp;RIGHT(DEC2HEX([.A637]; 4);2)&amp;&quot; &quot;&amp;(RIGHT(DEC2HEX(HEX2DEC(&quot;05&quot;)+HEX2DEC(&quot;A0&quot;)+HEX2DEC(DEC2HEX([.A637]; 4));4); 2))&amp;&quot; 16&quot;)" office:value-type="string" office:string-value="FE FE 05 A0 02 7C 21 16" calcext:value-type="string">
            <text:p>FE FE 05 A0 02 7C 21 16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&quot;FE FE 05 A0 &quot;&amp;LEFT(DEC2HEX([.A638]; 4);2)&amp;&quot; &quot;&amp;RIGHT(DEC2HEX([.A638]; 4);2)&amp;&quot; &quot;&amp;(RIGHT(DEC2HEX(HEX2DEC(&quot;05&quot;)+HEX2DEC(&quot;A0&quot;)+HEX2DEC(DEC2HEX([.A638]; 4));4); 2))&amp;&quot; 16&quot;)" office:value-type="string" office:string-value="FE FE 05 A0 02 7D 22 16" calcext:value-type="string">
            <text:p>FE FE 05 A0 02 7D 22 1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&quot;FE FE 05 A0 &quot;&amp;LEFT(DEC2HEX([.A639]; 4);2)&amp;&quot; &quot;&amp;RIGHT(DEC2HEX([.A639]; 4);2)&amp;&quot; &quot;&amp;(RIGHT(DEC2HEX(HEX2DEC(&quot;05&quot;)+HEX2DEC(&quot;A0&quot;)+HEX2DEC(DEC2HEX([.A639]; 4));4); 2))&amp;&quot; 16&quot;)" office:value-type="string" office:string-value="FE FE 05 A0 02 7E 23 16" calcext:value-type="string">
            <text:p>FE FE 05 A0 02 7E 23 1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&quot;FE FE 05 A0 &quot;&amp;LEFT(DEC2HEX([.A640]; 4);2)&amp;&quot; &quot;&amp;RIGHT(DEC2HEX([.A640]; 4);2)&amp;&quot; &quot;&amp;(RIGHT(DEC2HEX(HEX2DEC(&quot;05&quot;)+HEX2DEC(&quot;A0&quot;)+HEX2DEC(DEC2HEX([.A640]; 4));4); 2))&amp;&quot; 16&quot;)" office:value-type="string" office:string-value="FE FE 05 A0 02 7F 24 16" calcext:value-type="string">
            <text:p>FE FE 05 A0 02 7F 24 1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&quot;FE FE 05 A0 &quot;&amp;LEFT(DEC2HEX([.A641]; 4);2)&amp;&quot; &quot;&amp;RIGHT(DEC2HEX([.A641]; 4);2)&amp;&quot; &quot;&amp;(RIGHT(DEC2HEX(HEX2DEC(&quot;05&quot;)+HEX2DEC(&quot;A0&quot;)+HEX2DEC(DEC2HEX([.A641]; 4));4); 2))&amp;&quot; 16&quot;)" office:value-type="string" office:string-value="FE FE 05 A0 02 80 25 16" calcext:value-type="string">
            <text:p>FE FE 05 A0 02 80 25 16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&quot;FE FE 05 A0 &quot;&amp;LEFT(DEC2HEX([.A642]; 4);2)&amp;&quot; &quot;&amp;RIGHT(DEC2HEX([.A642]; 4);2)&amp;&quot; &quot;&amp;(RIGHT(DEC2HEX(HEX2DEC(&quot;05&quot;)+HEX2DEC(&quot;A0&quot;)+HEX2DEC(DEC2HEX([.A642]; 4));4); 2))&amp;&quot; 16&quot;)" office:value-type="string" office:string-value="FE FE 05 A0 02 81 26 16" calcext:value-type="string">
            <text:p>FE FE 05 A0 02 81 26 1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&quot;FE FE 05 A0 &quot;&amp;LEFT(DEC2HEX([.A643]; 4);2)&amp;&quot; &quot;&amp;RIGHT(DEC2HEX([.A643]; 4);2)&amp;&quot; &quot;&amp;(RIGHT(DEC2HEX(HEX2DEC(&quot;05&quot;)+HEX2DEC(&quot;A0&quot;)+HEX2DEC(DEC2HEX([.A643]; 4));4); 2))&amp;&quot; 16&quot;)" office:value-type="string" office:string-value="FE FE 05 A0 02 82 27 16" calcext:value-type="string">
            <text:p>FE FE 05 A0 02 82 27 1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&quot;FE FE 05 A0 &quot;&amp;LEFT(DEC2HEX([.A644]; 4);2)&amp;&quot; &quot;&amp;RIGHT(DEC2HEX([.A644]; 4);2)&amp;&quot; &quot;&amp;(RIGHT(DEC2HEX(HEX2DEC(&quot;05&quot;)+HEX2DEC(&quot;A0&quot;)+HEX2DEC(DEC2HEX([.A644]; 4));4); 2))&amp;&quot; 16&quot;)" office:value-type="string" office:string-value="FE FE 05 A0 02 83 28 16" calcext:value-type="string">
            <text:p>FE FE 05 A0 02 83 28 1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&quot;FE FE 05 A0 &quot;&amp;LEFT(DEC2HEX([.A645]; 4);2)&amp;&quot; &quot;&amp;RIGHT(DEC2HEX([.A645]; 4);2)&amp;&quot; &quot;&amp;(RIGHT(DEC2HEX(HEX2DEC(&quot;05&quot;)+HEX2DEC(&quot;A0&quot;)+HEX2DEC(DEC2HEX([.A645]; 4));4); 2))&amp;&quot; 16&quot;)" office:value-type="string" office:string-value="FE FE 05 A0 02 84 29 16" calcext:value-type="string">
            <text:p>FE FE 05 A0 02 84 29 1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&quot;FE FE 05 A0 &quot;&amp;LEFT(DEC2HEX([.A646]; 4);2)&amp;&quot; &quot;&amp;RIGHT(DEC2HEX([.A646]; 4);2)&amp;&quot; &quot;&amp;(RIGHT(DEC2HEX(HEX2DEC(&quot;05&quot;)+HEX2DEC(&quot;A0&quot;)+HEX2DEC(DEC2HEX([.A646]; 4));4); 2))&amp;&quot; 16&quot;)" office:value-type="string" office:string-value="FE FE 05 A0 02 85 2A 16" calcext:value-type="string">
            <text:p>FE FE 05 A0 02 85 2A 1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&quot;FE FE 05 A0 &quot;&amp;LEFT(DEC2HEX([.A647]; 4);2)&amp;&quot; &quot;&amp;RIGHT(DEC2HEX([.A647]; 4);2)&amp;&quot; &quot;&amp;(RIGHT(DEC2HEX(HEX2DEC(&quot;05&quot;)+HEX2DEC(&quot;A0&quot;)+HEX2DEC(DEC2HEX([.A647]; 4));4); 2))&amp;&quot; 16&quot;)" office:value-type="string" office:string-value="FE FE 05 A0 02 86 2B 16" calcext:value-type="string">
            <text:p>FE FE 05 A0 02 86 2B 1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&quot;FE FE 05 A0 &quot;&amp;LEFT(DEC2HEX([.A648]; 4);2)&amp;&quot; &quot;&amp;RIGHT(DEC2HEX([.A648]; 4);2)&amp;&quot; &quot;&amp;(RIGHT(DEC2HEX(HEX2DEC(&quot;05&quot;)+HEX2DEC(&quot;A0&quot;)+HEX2DEC(DEC2HEX([.A648]; 4));4); 2))&amp;&quot; 16&quot;)" office:value-type="string" office:string-value="FE FE 05 A0 02 87 2C 16" calcext:value-type="string">
            <text:p>FE FE 05 A0 02 87 2C 1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&quot;FE FE 05 A0 &quot;&amp;LEFT(DEC2HEX([.A649]; 4);2)&amp;&quot; &quot;&amp;RIGHT(DEC2HEX([.A649]; 4);2)&amp;&quot; &quot;&amp;(RIGHT(DEC2HEX(HEX2DEC(&quot;05&quot;)+HEX2DEC(&quot;A0&quot;)+HEX2DEC(DEC2HEX([.A649]; 4));4); 2))&amp;&quot; 16&quot;)" office:value-type="string" office:string-value="FE FE 05 A0 02 88 2D 16" calcext:value-type="string">
            <text:p>FE FE 05 A0 02 88 2D 16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&quot;FE FE 05 A0 &quot;&amp;LEFT(DEC2HEX([.A650]; 4);2)&amp;&quot; &quot;&amp;RIGHT(DEC2HEX([.A650]; 4);2)&amp;&quot; &quot;&amp;(RIGHT(DEC2HEX(HEX2DEC(&quot;05&quot;)+HEX2DEC(&quot;A0&quot;)+HEX2DEC(DEC2HEX([.A650]; 4));4); 2))&amp;&quot; 16&quot;)" office:value-type="string" office:string-value="FE FE 05 A0 02 89 2E 16" calcext:value-type="string">
            <text:p>FE FE 05 A0 02 89 2E 1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&quot;FE FE 05 A0 &quot;&amp;LEFT(DEC2HEX([.A651]; 4);2)&amp;&quot; &quot;&amp;RIGHT(DEC2HEX([.A651]; 4);2)&amp;&quot; &quot;&amp;(RIGHT(DEC2HEX(HEX2DEC(&quot;05&quot;)+HEX2DEC(&quot;A0&quot;)+HEX2DEC(DEC2HEX([.A651]; 4));4); 2))&amp;&quot; 16&quot;)" office:value-type="string" office:string-value="FE FE 05 A0 02 8A 2F 16" calcext:value-type="string">
            <text:p>FE FE 05 A0 02 8A 2F 1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&quot;FE FE 05 A0 &quot;&amp;LEFT(DEC2HEX([.A652]; 4);2)&amp;&quot; &quot;&amp;RIGHT(DEC2HEX([.A652]; 4);2)&amp;&quot; &quot;&amp;(RIGHT(DEC2HEX(HEX2DEC(&quot;05&quot;)+HEX2DEC(&quot;A0&quot;)+HEX2DEC(DEC2HEX([.A652]; 4));4); 2))&amp;&quot; 16&quot;)" office:value-type="string" office:string-value="FE FE 05 A0 02 8B 30 16" calcext:value-type="string">
            <text:p>FE FE 05 A0 02 8B 30 1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&quot;FE FE 05 A0 &quot;&amp;LEFT(DEC2HEX([.A653]; 4);2)&amp;&quot; &quot;&amp;RIGHT(DEC2HEX([.A653]; 4);2)&amp;&quot; &quot;&amp;(RIGHT(DEC2HEX(HEX2DEC(&quot;05&quot;)+HEX2DEC(&quot;A0&quot;)+HEX2DEC(DEC2HEX([.A653]; 4));4); 2))&amp;&quot; 16&quot;)" office:value-type="string" office:string-value="FE FE 05 A0 02 8C 31 16" calcext:value-type="string">
            <text:p>FE FE 05 A0 02 8C 31 1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&quot;FE FE 05 A0 &quot;&amp;LEFT(DEC2HEX([.A654]; 4);2)&amp;&quot; &quot;&amp;RIGHT(DEC2HEX([.A654]; 4);2)&amp;&quot; &quot;&amp;(RIGHT(DEC2HEX(HEX2DEC(&quot;05&quot;)+HEX2DEC(&quot;A0&quot;)+HEX2DEC(DEC2HEX([.A654]; 4));4); 2))&amp;&quot; 16&quot;)" office:value-type="string" office:string-value="FE FE 05 A0 02 8D 32 16" calcext:value-type="string">
            <text:p>FE FE 05 A0 02 8D 32 1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&quot;FE FE 05 A0 &quot;&amp;LEFT(DEC2HEX([.A655]; 4);2)&amp;&quot; &quot;&amp;RIGHT(DEC2HEX([.A655]; 4);2)&amp;&quot; &quot;&amp;(RIGHT(DEC2HEX(HEX2DEC(&quot;05&quot;)+HEX2DEC(&quot;A0&quot;)+HEX2DEC(DEC2HEX([.A655]; 4));4); 2))&amp;&quot; 16&quot;)" office:value-type="string" office:string-value="FE FE 05 A0 02 8E 33 16" calcext:value-type="string">
            <text:p>FE FE 05 A0 02 8E 33 1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&quot;FE FE 05 A0 &quot;&amp;LEFT(DEC2HEX([.A656]; 4);2)&amp;&quot; &quot;&amp;RIGHT(DEC2HEX([.A656]; 4);2)&amp;&quot; &quot;&amp;(RIGHT(DEC2HEX(HEX2DEC(&quot;05&quot;)+HEX2DEC(&quot;A0&quot;)+HEX2DEC(DEC2HEX([.A656]; 4));4); 2))&amp;&quot; 16&quot;)" office:value-type="string" office:string-value="FE FE 05 A0 02 8F 34 16" calcext:value-type="string">
            <text:p>FE FE 05 A0 02 8F 34 1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&quot;FE FE 05 A0 &quot;&amp;LEFT(DEC2HEX([.A657]; 4);2)&amp;&quot; &quot;&amp;RIGHT(DEC2HEX([.A657]; 4);2)&amp;&quot; &quot;&amp;(RIGHT(DEC2HEX(HEX2DEC(&quot;05&quot;)+HEX2DEC(&quot;A0&quot;)+HEX2DEC(DEC2HEX([.A657]; 4));4); 2))&amp;&quot; 16&quot;)" office:value-type="string" office:string-value="FE FE 05 A0 02 90 35 16" calcext:value-type="string">
            <text:p>FE FE 05 A0 02 90 35 1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&quot;FE FE 05 A0 &quot;&amp;LEFT(DEC2HEX([.A658]; 4);2)&amp;&quot; &quot;&amp;RIGHT(DEC2HEX([.A658]; 4);2)&amp;&quot; &quot;&amp;(RIGHT(DEC2HEX(HEX2DEC(&quot;05&quot;)+HEX2DEC(&quot;A0&quot;)+HEX2DEC(DEC2HEX([.A658]; 4));4); 2))&amp;&quot; 16&quot;)" office:value-type="string" office:string-value="FE FE 05 A0 02 91 36 16" calcext:value-type="string">
            <text:p>FE FE 05 A0 02 91 36 16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&quot;FE FE 05 A0 &quot;&amp;LEFT(DEC2HEX([.A659]; 4);2)&amp;&quot; &quot;&amp;RIGHT(DEC2HEX([.A659]; 4);2)&amp;&quot; &quot;&amp;(RIGHT(DEC2HEX(HEX2DEC(&quot;05&quot;)+HEX2DEC(&quot;A0&quot;)+HEX2DEC(DEC2HEX([.A659]; 4));4); 2))&amp;&quot; 16&quot;)" office:value-type="string" office:string-value="FE FE 05 A0 02 92 37 16" calcext:value-type="string">
            <text:p>FE FE 05 A0 02 92 37 1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&quot;FE FE 05 A0 &quot;&amp;LEFT(DEC2HEX([.A660]; 4);2)&amp;&quot; &quot;&amp;RIGHT(DEC2HEX([.A660]; 4);2)&amp;&quot; &quot;&amp;(RIGHT(DEC2HEX(HEX2DEC(&quot;05&quot;)+HEX2DEC(&quot;A0&quot;)+HEX2DEC(DEC2HEX([.A660]; 4));4); 2))&amp;&quot; 16&quot;)" office:value-type="string" office:string-value="FE FE 05 A0 02 93 38 16" calcext:value-type="string">
            <text:p>FE FE 05 A0 02 93 38 16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&quot;FE FE 05 A0 &quot;&amp;LEFT(DEC2HEX([.A661]; 4);2)&amp;&quot; &quot;&amp;RIGHT(DEC2HEX([.A661]; 4);2)&amp;&quot; &quot;&amp;(RIGHT(DEC2HEX(HEX2DEC(&quot;05&quot;)+HEX2DEC(&quot;A0&quot;)+HEX2DEC(DEC2HEX([.A661]; 4));4); 2))&amp;&quot; 16&quot;)" office:value-type="string" office:string-value="FE FE 05 A0 02 94 39 16" calcext:value-type="string">
            <text:p>FE FE 05 A0 02 94 39 16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&quot;FE FE 05 A0 &quot;&amp;LEFT(DEC2HEX([.A662]; 4);2)&amp;&quot; &quot;&amp;RIGHT(DEC2HEX([.A662]; 4);2)&amp;&quot; &quot;&amp;(RIGHT(DEC2HEX(HEX2DEC(&quot;05&quot;)+HEX2DEC(&quot;A0&quot;)+HEX2DEC(DEC2HEX([.A662]; 4));4); 2))&amp;&quot; 16&quot;)" office:value-type="string" office:string-value="FE FE 05 A0 02 95 3A 16" calcext:value-type="string">
            <text:p>FE FE 05 A0 02 95 3A 1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&quot;FE FE 05 A0 &quot;&amp;LEFT(DEC2HEX([.A663]; 4);2)&amp;&quot; &quot;&amp;RIGHT(DEC2HEX([.A663]; 4);2)&amp;&quot; &quot;&amp;(RIGHT(DEC2HEX(HEX2DEC(&quot;05&quot;)+HEX2DEC(&quot;A0&quot;)+HEX2DEC(DEC2HEX([.A663]; 4));4); 2))&amp;&quot; 16&quot;)" office:value-type="string" office:string-value="FE FE 05 A0 02 96 3B 16" calcext:value-type="string">
            <text:p>FE FE 05 A0 02 96 3B 1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&quot;FE FE 05 A0 &quot;&amp;LEFT(DEC2HEX([.A664]; 4);2)&amp;&quot; &quot;&amp;RIGHT(DEC2HEX([.A664]; 4);2)&amp;&quot; &quot;&amp;(RIGHT(DEC2HEX(HEX2DEC(&quot;05&quot;)+HEX2DEC(&quot;A0&quot;)+HEX2DEC(DEC2HEX([.A664]; 4));4); 2))&amp;&quot; 16&quot;)" office:value-type="string" office:string-value="FE FE 05 A0 02 97 3C 16" calcext:value-type="string">
            <text:p>FE FE 05 A0 02 97 3C 16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&quot;FE FE 05 A0 &quot;&amp;LEFT(DEC2HEX([.A665]; 4);2)&amp;&quot; &quot;&amp;RIGHT(DEC2HEX([.A665]; 4);2)&amp;&quot; &quot;&amp;(RIGHT(DEC2HEX(HEX2DEC(&quot;05&quot;)+HEX2DEC(&quot;A0&quot;)+HEX2DEC(DEC2HEX([.A665]; 4));4); 2))&amp;&quot; 16&quot;)" office:value-type="string" office:string-value="FE FE 05 A0 02 98 3D 16" calcext:value-type="string">
            <text:p>FE FE 05 A0 02 98 3D 1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&quot;FE FE 05 A0 &quot;&amp;LEFT(DEC2HEX([.A666]; 4);2)&amp;&quot; &quot;&amp;RIGHT(DEC2HEX([.A666]; 4);2)&amp;&quot; &quot;&amp;(RIGHT(DEC2HEX(HEX2DEC(&quot;05&quot;)+HEX2DEC(&quot;A0&quot;)+HEX2DEC(DEC2HEX([.A666]; 4));4); 2))&amp;&quot; 16&quot;)" office:value-type="string" office:string-value="FE FE 05 A0 02 99 3E 16" calcext:value-type="string">
            <text:p>FE FE 05 A0 02 99 3E 16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&quot;FE FE 05 A0 &quot;&amp;LEFT(DEC2HEX([.A667]; 4);2)&amp;&quot; &quot;&amp;RIGHT(DEC2HEX([.A667]; 4);2)&amp;&quot; &quot;&amp;(RIGHT(DEC2HEX(HEX2DEC(&quot;05&quot;)+HEX2DEC(&quot;A0&quot;)+HEX2DEC(DEC2HEX([.A667]; 4));4); 2))&amp;&quot; 16&quot;)" office:value-type="string" office:string-value="FE FE 05 A0 02 9A 3F 16" calcext:value-type="string">
            <text:p>FE FE 05 A0 02 9A 3F 1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&quot;FE FE 05 A0 &quot;&amp;LEFT(DEC2HEX([.A668]; 4);2)&amp;&quot; &quot;&amp;RIGHT(DEC2HEX([.A668]; 4);2)&amp;&quot; &quot;&amp;(RIGHT(DEC2HEX(HEX2DEC(&quot;05&quot;)+HEX2DEC(&quot;A0&quot;)+HEX2DEC(DEC2HEX([.A668]; 4));4); 2))&amp;&quot; 16&quot;)" office:value-type="string" office:string-value="FE FE 05 A0 02 9B 40 16" calcext:value-type="string">
            <text:p>FE FE 05 A0 02 9B 40 1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&quot;FE FE 05 A0 &quot;&amp;LEFT(DEC2HEX([.A669]; 4);2)&amp;&quot; &quot;&amp;RIGHT(DEC2HEX([.A669]; 4);2)&amp;&quot; &quot;&amp;(RIGHT(DEC2HEX(HEX2DEC(&quot;05&quot;)+HEX2DEC(&quot;A0&quot;)+HEX2DEC(DEC2HEX([.A669]; 4));4); 2))&amp;&quot; 16&quot;)" office:value-type="string" office:string-value="FE FE 05 A0 02 9C 41 16" calcext:value-type="string">
            <text:p>FE FE 05 A0 02 9C 41 16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&quot;FE FE 05 A0 &quot;&amp;LEFT(DEC2HEX([.A670]; 4);2)&amp;&quot; &quot;&amp;RIGHT(DEC2HEX([.A670]; 4);2)&amp;&quot; &quot;&amp;(RIGHT(DEC2HEX(HEX2DEC(&quot;05&quot;)+HEX2DEC(&quot;A0&quot;)+HEX2DEC(DEC2HEX([.A670]; 4));4); 2))&amp;&quot; 16&quot;)" office:value-type="string" office:string-value="FE FE 05 A0 02 9D 42 16" calcext:value-type="string">
            <text:p>FE FE 05 A0 02 9D 42 16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&quot;FE FE 05 A0 &quot;&amp;LEFT(DEC2HEX([.A671]; 4);2)&amp;&quot; &quot;&amp;RIGHT(DEC2HEX([.A671]; 4);2)&amp;&quot; &quot;&amp;(RIGHT(DEC2HEX(HEX2DEC(&quot;05&quot;)+HEX2DEC(&quot;A0&quot;)+HEX2DEC(DEC2HEX([.A671]; 4));4); 2))&amp;&quot; 16&quot;)" office:value-type="string" office:string-value="FE FE 05 A0 02 9E 43 16" calcext:value-type="string">
            <text:p>FE FE 05 A0 02 9E 43 16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&quot;FE FE 05 A0 &quot;&amp;LEFT(DEC2HEX([.A672]; 4);2)&amp;&quot; &quot;&amp;RIGHT(DEC2HEX([.A672]; 4);2)&amp;&quot; &quot;&amp;(RIGHT(DEC2HEX(HEX2DEC(&quot;05&quot;)+HEX2DEC(&quot;A0&quot;)+HEX2DEC(DEC2HEX([.A672]; 4));4); 2))&amp;&quot; 16&quot;)" office:value-type="string" office:string-value="FE FE 05 A0 02 9F 44 16" calcext:value-type="string">
            <text:p>FE FE 05 A0 02 9F 44 1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&quot;FE FE 05 A0 &quot;&amp;LEFT(DEC2HEX([.A673]; 4);2)&amp;&quot; &quot;&amp;RIGHT(DEC2HEX([.A673]; 4);2)&amp;&quot; &quot;&amp;(RIGHT(DEC2HEX(HEX2DEC(&quot;05&quot;)+HEX2DEC(&quot;A0&quot;)+HEX2DEC(DEC2HEX([.A673]; 4));4); 2))&amp;&quot; 16&quot;)" office:value-type="string" office:string-value="FE FE 05 A0 02 A0 45 16" calcext:value-type="string">
            <text:p>FE FE 05 A0 02 A0 45 1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&quot;FE FE 05 A0 &quot;&amp;LEFT(DEC2HEX([.A674]; 4);2)&amp;&quot; &quot;&amp;RIGHT(DEC2HEX([.A674]; 4);2)&amp;&quot; &quot;&amp;(RIGHT(DEC2HEX(HEX2DEC(&quot;05&quot;)+HEX2DEC(&quot;A0&quot;)+HEX2DEC(DEC2HEX([.A674]; 4));4); 2))&amp;&quot; 16&quot;)" office:value-type="string" office:string-value="FE FE 05 A0 02 A1 46 16" calcext:value-type="string">
            <text:p>FE FE 05 A0 02 A1 46 16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&quot;FE FE 05 A0 &quot;&amp;LEFT(DEC2HEX([.A675]; 4);2)&amp;&quot; &quot;&amp;RIGHT(DEC2HEX([.A675]; 4);2)&amp;&quot; &quot;&amp;(RIGHT(DEC2HEX(HEX2DEC(&quot;05&quot;)+HEX2DEC(&quot;A0&quot;)+HEX2DEC(DEC2HEX([.A675]; 4));4); 2))&amp;&quot; 16&quot;)" office:value-type="string" office:string-value="FE FE 05 A0 02 A2 47 16" calcext:value-type="string">
            <text:p>FE FE 05 A0 02 A2 47 1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&quot;FE FE 05 A0 &quot;&amp;LEFT(DEC2HEX([.A676]; 4);2)&amp;&quot; &quot;&amp;RIGHT(DEC2HEX([.A676]; 4);2)&amp;&quot; &quot;&amp;(RIGHT(DEC2HEX(HEX2DEC(&quot;05&quot;)+HEX2DEC(&quot;A0&quot;)+HEX2DEC(DEC2HEX([.A676]; 4));4); 2))&amp;&quot; 16&quot;)" office:value-type="string" office:string-value="FE FE 05 A0 02 A3 48 16" calcext:value-type="string">
            <text:p>FE FE 05 A0 02 A3 48 1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&quot;FE FE 05 A0 &quot;&amp;LEFT(DEC2HEX([.A677]; 4);2)&amp;&quot; &quot;&amp;RIGHT(DEC2HEX([.A677]; 4);2)&amp;&quot; &quot;&amp;(RIGHT(DEC2HEX(HEX2DEC(&quot;05&quot;)+HEX2DEC(&quot;A0&quot;)+HEX2DEC(DEC2HEX([.A677]; 4));4); 2))&amp;&quot; 16&quot;)" office:value-type="string" office:string-value="FE FE 05 A0 02 A4 49 16" calcext:value-type="string">
            <text:p>FE FE 05 A0 02 A4 49 1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&quot;FE FE 05 A0 &quot;&amp;LEFT(DEC2HEX([.A678]; 4);2)&amp;&quot; &quot;&amp;RIGHT(DEC2HEX([.A678]; 4);2)&amp;&quot; &quot;&amp;(RIGHT(DEC2HEX(HEX2DEC(&quot;05&quot;)+HEX2DEC(&quot;A0&quot;)+HEX2DEC(DEC2HEX([.A678]; 4));4); 2))&amp;&quot; 16&quot;)" office:value-type="string" office:string-value="FE FE 05 A0 02 A5 4A 16" calcext:value-type="string">
            <text:p>FE FE 05 A0 02 A5 4A 1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&quot;FE FE 05 A0 &quot;&amp;LEFT(DEC2HEX([.A679]; 4);2)&amp;&quot; &quot;&amp;RIGHT(DEC2HEX([.A679]; 4);2)&amp;&quot; &quot;&amp;(RIGHT(DEC2HEX(HEX2DEC(&quot;05&quot;)+HEX2DEC(&quot;A0&quot;)+HEX2DEC(DEC2HEX([.A679]; 4));4); 2))&amp;&quot; 16&quot;)" office:value-type="string" office:string-value="FE FE 05 A0 02 A6 4B 16" calcext:value-type="string">
            <text:p>FE FE 05 A0 02 A6 4B 1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&quot;FE FE 05 A0 &quot;&amp;LEFT(DEC2HEX([.A680]; 4);2)&amp;&quot; &quot;&amp;RIGHT(DEC2HEX([.A680]; 4);2)&amp;&quot; &quot;&amp;(RIGHT(DEC2HEX(HEX2DEC(&quot;05&quot;)+HEX2DEC(&quot;A0&quot;)+HEX2DEC(DEC2HEX([.A680]; 4));4); 2))&amp;&quot; 16&quot;)" office:value-type="string" office:string-value="FE FE 05 A0 02 A7 4C 16" calcext:value-type="string">
            <text:p>FE FE 05 A0 02 A7 4C 16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&quot;FE FE 05 A0 &quot;&amp;LEFT(DEC2HEX([.A681]; 4);2)&amp;&quot; &quot;&amp;RIGHT(DEC2HEX([.A681]; 4);2)&amp;&quot; &quot;&amp;(RIGHT(DEC2HEX(HEX2DEC(&quot;05&quot;)+HEX2DEC(&quot;A0&quot;)+HEX2DEC(DEC2HEX([.A681]; 4));4); 2))&amp;&quot; 16&quot;)" office:value-type="string" office:string-value="FE FE 05 A0 02 A8 4D 16" calcext:value-type="string">
            <text:p>FE FE 05 A0 02 A8 4D 16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&quot;FE FE 05 A0 &quot;&amp;LEFT(DEC2HEX([.A682]; 4);2)&amp;&quot; &quot;&amp;RIGHT(DEC2HEX([.A682]; 4);2)&amp;&quot; &quot;&amp;(RIGHT(DEC2HEX(HEX2DEC(&quot;05&quot;)+HEX2DEC(&quot;A0&quot;)+HEX2DEC(DEC2HEX([.A682]; 4));4); 2))&amp;&quot; 16&quot;)" office:value-type="string" office:string-value="FE FE 05 A0 02 A9 4E 16" calcext:value-type="string">
            <text:p>FE FE 05 A0 02 A9 4E 16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&quot;FE FE 05 A0 &quot;&amp;LEFT(DEC2HEX([.A683]; 4);2)&amp;&quot; &quot;&amp;RIGHT(DEC2HEX([.A683]; 4);2)&amp;&quot; &quot;&amp;(RIGHT(DEC2HEX(HEX2DEC(&quot;05&quot;)+HEX2DEC(&quot;A0&quot;)+HEX2DEC(DEC2HEX([.A683]; 4));4); 2))&amp;&quot; 16&quot;)" office:value-type="string" office:string-value="FE FE 05 A0 02 AA 4F 16" calcext:value-type="string">
            <text:p>FE FE 05 A0 02 AA 4F 1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&quot;FE FE 05 A0 &quot;&amp;LEFT(DEC2HEX([.A684]; 4);2)&amp;&quot; &quot;&amp;RIGHT(DEC2HEX([.A684]; 4);2)&amp;&quot; &quot;&amp;(RIGHT(DEC2HEX(HEX2DEC(&quot;05&quot;)+HEX2DEC(&quot;A0&quot;)+HEX2DEC(DEC2HEX([.A684]; 4));4); 2))&amp;&quot; 16&quot;)" office:value-type="string" office:string-value="FE FE 05 A0 02 AB 50 16" calcext:value-type="string">
            <text:p>FE FE 05 A0 02 AB 50 1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&quot;FE FE 05 A0 &quot;&amp;LEFT(DEC2HEX([.A685]; 4);2)&amp;&quot; &quot;&amp;RIGHT(DEC2HEX([.A685]; 4);2)&amp;&quot; &quot;&amp;(RIGHT(DEC2HEX(HEX2DEC(&quot;05&quot;)+HEX2DEC(&quot;A0&quot;)+HEX2DEC(DEC2HEX([.A685]; 4));4); 2))&amp;&quot; 16&quot;)" office:value-type="string" office:string-value="FE FE 05 A0 02 AC 51 16" calcext:value-type="string">
            <text:p>FE FE 05 A0 02 AC 51 16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&quot;FE FE 05 A0 &quot;&amp;LEFT(DEC2HEX([.A686]; 4);2)&amp;&quot; &quot;&amp;RIGHT(DEC2HEX([.A686]; 4);2)&amp;&quot; &quot;&amp;(RIGHT(DEC2HEX(HEX2DEC(&quot;05&quot;)+HEX2DEC(&quot;A0&quot;)+HEX2DEC(DEC2HEX([.A686]; 4));4); 2))&amp;&quot; 16&quot;)" office:value-type="string" office:string-value="FE FE 05 A0 02 AD 52 16" calcext:value-type="string">
            <text:p>FE FE 05 A0 02 AD 52 1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&quot;FE FE 05 A0 &quot;&amp;LEFT(DEC2HEX([.A687]; 4);2)&amp;&quot; &quot;&amp;RIGHT(DEC2HEX([.A687]; 4);2)&amp;&quot; &quot;&amp;(RIGHT(DEC2HEX(HEX2DEC(&quot;05&quot;)+HEX2DEC(&quot;A0&quot;)+HEX2DEC(DEC2HEX([.A687]; 4));4); 2))&amp;&quot; 16&quot;)" office:value-type="string" office:string-value="FE FE 05 A0 02 AE 53 16" calcext:value-type="string">
            <text:p>FE FE 05 A0 02 AE 53 16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&quot;FE FE 05 A0 &quot;&amp;LEFT(DEC2HEX([.A688]; 4);2)&amp;&quot; &quot;&amp;RIGHT(DEC2HEX([.A688]; 4);2)&amp;&quot; &quot;&amp;(RIGHT(DEC2HEX(HEX2DEC(&quot;05&quot;)+HEX2DEC(&quot;A0&quot;)+HEX2DEC(DEC2HEX([.A688]; 4));4); 2))&amp;&quot; 16&quot;)" office:value-type="string" office:string-value="FE FE 05 A0 02 AF 54 16" calcext:value-type="string">
            <text:p>FE FE 05 A0 02 AF 54 1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&quot;FE FE 05 A0 &quot;&amp;LEFT(DEC2HEX([.A689]; 4);2)&amp;&quot; &quot;&amp;RIGHT(DEC2HEX([.A689]; 4);2)&amp;&quot; &quot;&amp;(RIGHT(DEC2HEX(HEX2DEC(&quot;05&quot;)+HEX2DEC(&quot;A0&quot;)+HEX2DEC(DEC2HEX([.A689]; 4));4); 2))&amp;&quot; 16&quot;)" office:value-type="string" office:string-value="FE FE 05 A0 02 B0 55 16" calcext:value-type="string">
            <text:p>FE FE 05 A0 02 B0 55 16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&quot;FE FE 05 A0 &quot;&amp;LEFT(DEC2HEX([.A690]; 4);2)&amp;&quot; &quot;&amp;RIGHT(DEC2HEX([.A690]; 4);2)&amp;&quot; &quot;&amp;(RIGHT(DEC2HEX(HEX2DEC(&quot;05&quot;)+HEX2DEC(&quot;A0&quot;)+HEX2DEC(DEC2HEX([.A690]; 4));4); 2))&amp;&quot; 16&quot;)" office:value-type="string" office:string-value="FE FE 05 A0 02 B1 56 16" calcext:value-type="string">
            <text:p>FE FE 05 A0 02 B1 56 1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&quot;FE FE 05 A0 &quot;&amp;LEFT(DEC2HEX([.A691]; 4);2)&amp;&quot; &quot;&amp;RIGHT(DEC2HEX([.A691]; 4);2)&amp;&quot; &quot;&amp;(RIGHT(DEC2HEX(HEX2DEC(&quot;05&quot;)+HEX2DEC(&quot;A0&quot;)+HEX2DEC(DEC2HEX([.A691]; 4));4); 2))&amp;&quot; 16&quot;)" office:value-type="string" office:string-value="FE FE 05 A0 02 B2 57 16" calcext:value-type="string">
            <text:p>FE FE 05 A0 02 B2 57 16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&quot;FE FE 05 A0 &quot;&amp;LEFT(DEC2HEX([.A692]; 4);2)&amp;&quot; &quot;&amp;RIGHT(DEC2HEX([.A692]; 4);2)&amp;&quot; &quot;&amp;(RIGHT(DEC2HEX(HEX2DEC(&quot;05&quot;)+HEX2DEC(&quot;A0&quot;)+HEX2DEC(DEC2HEX([.A692]; 4));4); 2))&amp;&quot; 16&quot;)" office:value-type="string" office:string-value="FE FE 05 A0 02 B3 58 16" calcext:value-type="string">
            <text:p>FE FE 05 A0 02 B3 58 16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&quot;FE FE 05 A0 &quot;&amp;LEFT(DEC2HEX([.A693]; 4);2)&amp;&quot; &quot;&amp;RIGHT(DEC2HEX([.A693]; 4);2)&amp;&quot; &quot;&amp;(RIGHT(DEC2HEX(HEX2DEC(&quot;05&quot;)+HEX2DEC(&quot;A0&quot;)+HEX2DEC(DEC2HEX([.A693]; 4));4); 2))&amp;&quot; 16&quot;)" office:value-type="string" office:string-value="FE FE 05 A0 02 B4 59 16" calcext:value-type="string">
            <text:p>FE FE 05 A0 02 B4 59 16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&quot;FE FE 05 A0 &quot;&amp;LEFT(DEC2HEX([.A694]; 4);2)&amp;&quot; &quot;&amp;RIGHT(DEC2HEX([.A694]; 4);2)&amp;&quot; &quot;&amp;(RIGHT(DEC2HEX(HEX2DEC(&quot;05&quot;)+HEX2DEC(&quot;A0&quot;)+HEX2DEC(DEC2HEX([.A694]; 4));4); 2))&amp;&quot; 16&quot;)" office:value-type="string" office:string-value="FE FE 05 A0 02 B5 5A 16" calcext:value-type="string">
            <text:p>FE FE 05 A0 02 B5 5A 1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&quot;FE FE 05 A0 &quot;&amp;LEFT(DEC2HEX([.A695]; 4);2)&amp;&quot; &quot;&amp;RIGHT(DEC2HEX([.A695]; 4);2)&amp;&quot; &quot;&amp;(RIGHT(DEC2HEX(HEX2DEC(&quot;05&quot;)+HEX2DEC(&quot;A0&quot;)+HEX2DEC(DEC2HEX([.A695]; 4));4); 2))&amp;&quot; 16&quot;)" office:value-type="string" office:string-value="FE FE 05 A0 02 B6 5B 16" calcext:value-type="string">
            <text:p>FE FE 05 A0 02 B6 5B 1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&quot;FE FE 05 A0 &quot;&amp;LEFT(DEC2HEX([.A696]; 4);2)&amp;&quot; &quot;&amp;RIGHT(DEC2HEX([.A696]; 4);2)&amp;&quot; &quot;&amp;(RIGHT(DEC2HEX(HEX2DEC(&quot;05&quot;)+HEX2DEC(&quot;A0&quot;)+HEX2DEC(DEC2HEX([.A696]; 4));4); 2))&amp;&quot; 16&quot;)" office:value-type="string" office:string-value="FE FE 05 A0 02 B7 5C 16" calcext:value-type="string">
            <text:p>FE FE 05 A0 02 B7 5C 1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&quot;FE FE 05 A0 &quot;&amp;LEFT(DEC2HEX([.A697]; 4);2)&amp;&quot; &quot;&amp;RIGHT(DEC2HEX([.A697]; 4);2)&amp;&quot; &quot;&amp;(RIGHT(DEC2HEX(HEX2DEC(&quot;05&quot;)+HEX2DEC(&quot;A0&quot;)+HEX2DEC(DEC2HEX([.A697]; 4));4); 2))&amp;&quot; 16&quot;)" office:value-type="string" office:string-value="FE FE 05 A0 02 B8 5D 16" calcext:value-type="string">
            <text:p>FE FE 05 A0 02 B8 5D 16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&quot;FE FE 05 A0 &quot;&amp;LEFT(DEC2HEX([.A698]; 4);2)&amp;&quot; &quot;&amp;RIGHT(DEC2HEX([.A698]; 4);2)&amp;&quot; &quot;&amp;(RIGHT(DEC2HEX(HEX2DEC(&quot;05&quot;)+HEX2DEC(&quot;A0&quot;)+HEX2DEC(DEC2HEX([.A698]; 4));4); 2))&amp;&quot; 16&quot;)" office:value-type="string" office:string-value="FE FE 05 A0 02 B9 5E 16" calcext:value-type="string">
            <text:p>FE FE 05 A0 02 B9 5E 1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&quot;FE FE 05 A0 &quot;&amp;LEFT(DEC2HEX([.A699]; 4);2)&amp;&quot; &quot;&amp;RIGHT(DEC2HEX([.A699]; 4);2)&amp;&quot; &quot;&amp;(RIGHT(DEC2HEX(HEX2DEC(&quot;05&quot;)+HEX2DEC(&quot;A0&quot;)+HEX2DEC(DEC2HEX([.A699]; 4));4); 2))&amp;&quot; 16&quot;)" office:value-type="string" office:string-value="FE FE 05 A0 02 BA 5F 16" calcext:value-type="string">
            <text:p>FE FE 05 A0 02 BA 5F 1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&quot;FE FE 05 A0 &quot;&amp;LEFT(DEC2HEX([.A700]; 4);2)&amp;&quot; &quot;&amp;RIGHT(DEC2HEX([.A700]; 4);2)&amp;&quot; &quot;&amp;(RIGHT(DEC2HEX(HEX2DEC(&quot;05&quot;)+HEX2DEC(&quot;A0&quot;)+HEX2DEC(DEC2HEX([.A700]; 4));4); 2))&amp;&quot; 16&quot;)" office:value-type="string" office:string-value="FE FE 05 A0 02 BB 60 16" calcext:value-type="string">
            <text:p>FE FE 05 A0 02 BB 60 1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&quot;FE FE 05 A0 &quot;&amp;LEFT(DEC2HEX([.A701]; 4);2)&amp;&quot; &quot;&amp;RIGHT(DEC2HEX([.A701]; 4);2)&amp;&quot; &quot;&amp;(RIGHT(DEC2HEX(HEX2DEC(&quot;05&quot;)+HEX2DEC(&quot;A0&quot;)+HEX2DEC(DEC2HEX([.A701]; 4));4); 2))&amp;&quot; 16&quot;)" office:value-type="string" office:string-value="FE FE 05 A0 02 BC 61 16" calcext:value-type="string">
            <text:p>FE FE 05 A0 02 BC 61 1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&quot;FE FE 05 A0 &quot;&amp;LEFT(DEC2HEX([.A702]; 4);2)&amp;&quot; &quot;&amp;RIGHT(DEC2HEX([.A702]; 4);2)&amp;&quot; &quot;&amp;(RIGHT(DEC2HEX(HEX2DEC(&quot;05&quot;)+HEX2DEC(&quot;A0&quot;)+HEX2DEC(DEC2HEX([.A702]; 4));4); 2))&amp;&quot; 16&quot;)" office:value-type="string" office:string-value="FE FE 05 A0 02 BD 62 16" calcext:value-type="string">
            <text:p>FE FE 05 A0 02 BD 62 16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&quot;FE FE 05 A0 &quot;&amp;LEFT(DEC2HEX([.A703]; 4);2)&amp;&quot; &quot;&amp;RIGHT(DEC2HEX([.A703]; 4);2)&amp;&quot; &quot;&amp;(RIGHT(DEC2HEX(HEX2DEC(&quot;05&quot;)+HEX2DEC(&quot;A0&quot;)+HEX2DEC(DEC2HEX([.A703]; 4));4); 2))&amp;&quot; 16&quot;)" office:value-type="string" office:string-value="FE FE 05 A0 02 BE 63 16" calcext:value-type="string">
            <text:p>FE FE 05 A0 02 BE 63 1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&quot;FE FE 05 A0 &quot;&amp;LEFT(DEC2HEX([.A704]; 4);2)&amp;&quot; &quot;&amp;RIGHT(DEC2HEX([.A704]; 4);2)&amp;&quot; &quot;&amp;(RIGHT(DEC2HEX(HEX2DEC(&quot;05&quot;)+HEX2DEC(&quot;A0&quot;)+HEX2DEC(DEC2HEX([.A704]; 4));4); 2))&amp;&quot; 16&quot;)" office:value-type="string" office:string-value="FE FE 05 A0 02 BF 64 16" calcext:value-type="string">
            <text:p>FE FE 05 A0 02 BF 64 16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&quot;FE FE 05 A0 &quot;&amp;LEFT(DEC2HEX([.A705]; 4);2)&amp;&quot; &quot;&amp;RIGHT(DEC2HEX([.A705]; 4);2)&amp;&quot; &quot;&amp;(RIGHT(DEC2HEX(HEX2DEC(&quot;05&quot;)+HEX2DEC(&quot;A0&quot;)+HEX2DEC(DEC2HEX([.A705]; 4));4); 2))&amp;&quot; 16&quot;)" office:value-type="string" office:string-value="FE FE 05 A0 02 C0 65 16" calcext:value-type="string">
            <text:p>FE FE 05 A0 02 C0 65 16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&quot;FE FE 05 A0 &quot;&amp;LEFT(DEC2HEX([.A706]; 4);2)&amp;&quot; &quot;&amp;RIGHT(DEC2HEX([.A706]; 4);2)&amp;&quot; &quot;&amp;(RIGHT(DEC2HEX(HEX2DEC(&quot;05&quot;)+HEX2DEC(&quot;A0&quot;)+HEX2DEC(DEC2HEX([.A706]; 4));4); 2))&amp;&quot; 16&quot;)" office:value-type="string" office:string-value="FE FE 05 A0 02 C1 66 16" calcext:value-type="string">
            <text:p>FE FE 05 A0 02 C1 66 16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&quot;FE FE 05 A0 &quot;&amp;LEFT(DEC2HEX([.A707]; 4);2)&amp;&quot; &quot;&amp;RIGHT(DEC2HEX([.A707]; 4);2)&amp;&quot; &quot;&amp;(RIGHT(DEC2HEX(HEX2DEC(&quot;05&quot;)+HEX2DEC(&quot;A0&quot;)+HEX2DEC(DEC2HEX([.A707]; 4));4); 2))&amp;&quot; 16&quot;)" office:value-type="string" office:string-value="FE FE 05 A0 02 C2 67 16" calcext:value-type="string">
            <text:p>FE FE 05 A0 02 C2 67 16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&quot;FE FE 05 A0 &quot;&amp;LEFT(DEC2HEX([.A708]; 4);2)&amp;&quot; &quot;&amp;RIGHT(DEC2HEX([.A708]; 4);2)&amp;&quot; &quot;&amp;(RIGHT(DEC2HEX(HEX2DEC(&quot;05&quot;)+HEX2DEC(&quot;A0&quot;)+HEX2DEC(DEC2HEX([.A708]; 4));4); 2))&amp;&quot; 16&quot;)" office:value-type="string" office:string-value="FE FE 05 A0 02 C3 68 16" calcext:value-type="string">
            <text:p>FE FE 05 A0 02 C3 68 1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&quot;FE FE 05 A0 &quot;&amp;LEFT(DEC2HEX([.A709]; 4);2)&amp;&quot; &quot;&amp;RIGHT(DEC2HEX([.A709]; 4);2)&amp;&quot; &quot;&amp;(RIGHT(DEC2HEX(HEX2DEC(&quot;05&quot;)+HEX2DEC(&quot;A0&quot;)+HEX2DEC(DEC2HEX([.A709]; 4));4); 2))&amp;&quot; 16&quot;)" office:value-type="string" office:string-value="FE FE 05 A0 02 C4 69 16" calcext:value-type="string">
            <text:p>FE FE 05 A0 02 C4 69 16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&quot;FE FE 05 A0 &quot;&amp;LEFT(DEC2HEX([.A710]; 4);2)&amp;&quot; &quot;&amp;RIGHT(DEC2HEX([.A710]; 4);2)&amp;&quot; &quot;&amp;(RIGHT(DEC2HEX(HEX2DEC(&quot;05&quot;)+HEX2DEC(&quot;A0&quot;)+HEX2DEC(DEC2HEX([.A710]; 4));4); 2))&amp;&quot; 16&quot;)" office:value-type="string" office:string-value="FE FE 05 A0 02 C5 6A 16" calcext:value-type="string">
            <text:p>FE FE 05 A0 02 C5 6A 16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&quot;FE FE 05 A0 &quot;&amp;LEFT(DEC2HEX([.A711]; 4);2)&amp;&quot; &quot;&amp;RIGHT(DEC2HEX([.A711]; 4);2)&amp;&quot; &quot;&amp;(RIGHT(DEC2HEX(HEX2DEC(&quot;05&quot;)+HEX2DEC(&quot;A0&quot;)+HEX2DEC(DEC2HEX([.A711]; 4));4); 2))&amp;&quot; 16&quot;)" office:value-type="string" office:string-value="FE FE 05 A0 02 C6 6B 16" calcext:value-type="string">
            <text:p>FE FE 05 A0 02 C6 6B 1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&quot;FE FE 05 A0 &quot;&amp;LEFT(DEC2HEX([.A712]; 4);2)&amp;&quot; &quot;&amp;RIGHT(DEC2HEX([.A712]; 4);2)&amp;&quot; &quot;&amp;(RIGHT(DEC2HEX(HEX2DEC(&quot;05&quot;)+HEX2DEC(&quot;A0&quot;)+HEX2DEC(DEC2HEX([.A712]; 4));4); 2))&amp;&quot; 16&quot;)" office:value-type="string" office:string-value="FE FE 05 A0 02 C7 6C 16" calcext:value-type="string">
            <text:p>FE FE 05 A0 02 C7 6C 1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&quot;FE FE 05 A0 &quot;&amp;LEFT(DEC2HEX([.A713]; 4);2)&amp;&quot; &quot;&amp;RIGHT(DEC2HEX([.A713]; 4);2)&amp;&quot; &quot;&amp;(RIGHT(DEC2HEX(HEX2DEC(&quot;05&quot;)+HEX2DEC(&quot;A0&quot;)+HEX2DEC(DEC2HEX([.A713]; 4));4); 2))&amp;&quot; 16&quot;)" office:value-type="string" office:string-value="FE FE 05 A0 02 C8 6D 16" calcext:value-type="string">
            <text:p>FE FE 05 A0 02 C8 6D 1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&quot;FE FE 05 A0 &quot;&amp;LEFT(DEC2HEX([.A714]; 4);2)&amp;&quot; &quot;&amp;RIGHT(DEC2HEX([.A714]; 4);2)&amp;&quot; &quot;&amp;(RIGHT(DEC2HEX(HEX2DEC(&quot;05&quot;)+HEX2DEC(&quot;A0&quot;)+HEX2DEC(DEC2HEX([.A714]; 4));4); 2))&amp;&quot; 16&quot;)" office:value-type="string" office:string-value="FE FE 05 A0 02 C9 6E 16" calcext:value-type="string">
            <text:p>FE FE 05 A0 02 C9 6E 1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&quot;FE FE 05 A0 &quot;&amp;LEFT(DEC2HEX([.A715]; 4);2)&amp;&quot; &quot;&amp;RIGHT(DEC2HEX([.A715]; 4);2)&amp;&quot; &quot;&amp;(RIGHT(DEC2HEX(HEX2DEC(&quot;05&quot;)+HEX2DEC(&quot;A0&quot;)+HEX2DEC(DEC2HEX([.A715]; 4));4); 2))&amp;&quot; 16&quot;)" office:value-type="string" office:string-value="FE FE 05 A0 02 CA 6F 16" calcext:value-type="string">
            <text:p>FE FE 05 A0 02 CA 6F 1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&quot;FE FE 05 A0 &quot;&amp;LEFT(DEC2HEX([.A716]; 4);2)&amp;&quot; &quot;&amp;RIGHT(DEC2HEX([.A716]; 4);2)&amp;&quot; &quot;&amp;(RIGHT(DEC2HEX(HEX2DEC(&quot;05&quot;)+HEX2DEC(&quot;A0&quot;)+HEX2DEC(DEC2HEX([.A716]; 4));4); 2))&amp;&quot; 16&quot;)" office:value-type="string" office:string-value="FE FE 05 A0 02 CB 70 16" calcext:value-type="string">
            <text:p>FE FE 05 A0 02 CB 70 1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&quot;FE FE 05 A0 &quot;&amp;LEFT(DEC2HEX([.A717]; 4);2)&amp;&quot; &quot;&amp;RIGHT(DEC2HEX([.A717]; 4);2)&amp;&quot; &quot;&amp;(RIGHT(DEC2HEX(HEX2DEC(&quot;05&quot;)+HEX2DEC(&quot;A0&quot;)+HEX2DEC(DEC2HEX([.A717]; 4));4); 2))&amp;&quot; 16&quot;)" office:value-type="string" office:string-value="FE FE 05 A0 02 CC 71 16" calcext:value-type="string">
            <text:p>FE FE 05 A0 02 CC 71 16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&quot;FE FE 05 A0 &quot;&amp;LEFT(DEC2HEX([.A718]; 4);2)&amp;&quot; &quot;&amp;RIGHT(DEC2HEX([.A718]; 4);2)&amp;&quot; &quot;&amp;(RIGHT(DEC2HEX(HEX2DEC(&quot;05&quot;)+HEX2DEC(&quot;A0&quot;)+HEX2DEC(DEC2HEX([.A718]; 4));4); 2))&amp;&quot; 16&quot;)" office:value-type="string" office:string-value="FE FE 05 A0 02 CD 72 16" calcext:value-type="string">
            <text:p>FE FE 05 A0 02 CD 72 1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&quot;FE FE 05 A0 &quot;&amp;LEFT(DEC2HEX([.A719]; 4);2)&amp;&quot; &quot;&amp;RIGHT(DEC2HEX([.A719]; 4);2)&amp;&quot; &quot;&amp;(RIGHT(DEC2HEX(HEX2DEC(&quot;05&quot;)+HEX2DEC(&quot;A0&quot;)+HEX2DEC(DEC2HEX([.A719]; 4));4); 2))&amp;&quot; 16&quot;)" office:value-type="string" office:string-value="FE FE 05 A0 02 CE 73 16" calcext:value-type="string">
            <text:p>FE FE 05 A0 02 CE 73 16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&quot;FE FE 05 A0 &quot;&amp;LEFT(DEC2HEX([.A720]; 4);2)&amp;&quot; &quot;&amp;RIGHT(DEC2HEX([.A720]; 4);2)&amp;&quot; &quot;&amp;(RIGHT(DEC2HEX(HEX2DEC(&quot;05&quot;)+HEX2DEC(&quot;A0&quot;)+HEX2DEC(DEC2HEX([.A720]; 4));4); 2))&amp;&quot; 16&quot;)" office:value-type="string" office:string-value="FE FE 05 A0 02 CF 74 16" calcext:value-type="string">
            <text:p>FE FE 05 A0 02 CF 74 1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&quot;FE FE 05 A0 &quot;&amp;LEFT(DEC2HEX([.A721]; 4);2)&amp;&quot; &quot;&amp;RIGHT(DEC2HEX([.A721]; 4);2)&amp;&quot; &quot;&amp;(RIGHT(DEC2HEX(HEX2DEC(&quot;05&quot;)+HEX2DEC(&quot;A0&quot;)+HEX2DEC(DEC2HEX([.A721]; 4));4); 2))&amp;&quot; 16&quot;)" office:value-type="string" office:string-value="FE FE 05 A0 02 D0 75 16" calcext:value-type="string">
            <text:p>FE FE 05 A0 02 D0 75 16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&quot;FE FE 05 A0 &quot;&amp;LEFT(DEC2HEX([.A722]; 4);2)&amp;&quot; &quot;&amp;RIGHT(DEC2HEX([.A722]; 4);2)&amp;&quot; &quot;&amp;(RIGHT(DEC2HEX(HEX2DEC(&quot;05&quot;)+HEX2DEC(&quot;A0&quot;)+HEX2DEC(DEC2HEX([.A722]; 4));4); 2))&amp;&quot; 16&quot;)" office:value-type="string" office:string-value="FE FE 05 A0 02 D1 76 16" calcext:value-type="string">
            <text:p>FE FE 05 A0 02 D1 76 16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&quot;FE FE 05 A0 &quot;&amp;LEFT(DEC2HEX([.A723]; 4);2)&amp;&quot; &quot;&amp;RIGHT(DEC2HEX([.A723]; 4);2)&amp;&quot; &quot;&amp;(RIGHT(DEC2HEX(HEX2DEC(&quot;05&quot;)+HEX2DEC(&quot;A0&quot;)+HEX2DEC(DEC2HEX([.A723]; 4));4); 2))&amp;&quot; 16&quot;)" office:value-type="string" office:string-value="FE FE 05 A0 02 D2 77 16" calcext:value-type="string">
            <text:p>FE FE 05 A0 02 D2 77 1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&quot;FE FE 05 A0 &quot;&amp;LEFT(DEC2HEX([.A724]; 4);2)&amp;&quot; &quot;&amp;RIGHT(DEC2HEX([.A724]; 4);2)&amp;&quot; &quot;&amp;(RIGHT(DEC2HEX(HEX2DEC(&quot;05&quot;)+HEX2DEC(&quot;A0&quot;)+HEX2DEC(DEC2HEX([.A724]; 4));4); 2))&amp;&quot; 16&quot;)" office:value-type="string" office:string-value="FE FE 05 A0 02 D3 78 16" calcext:value-type="string">
            <text:p>FE FE 05 A0 02 D3 78 1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&quot;FE FE 05 A0 &quot;&amp;LEFT(DEC2HEX([.A725]; 4);2)&amp;&quot; &quot;&amp;RIGHT(DEC2HEX([.A725]; 4);2)&amp;&quot; &quot;&amp;(RIGHT(DEC2HEX(HEX2DEC(&quot;05&quot;)+HEX2DEC(&quot;A0&quot;)+HEX2DEC(DEC2HEX([.A725]; 4));4); 2))&amp;&quot; 16&quot;)" office:value-type="string" office:string-value="FE FE 05 A0 02 D4 79 16" calcext:value-type="string">
            <text:p>FE FE 05 A0 02 D4 79 1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&quot;FE FE 05 A0 &quot;&amp;LEFT(DEC2HEX([.A726]; 4);2)&amp;&quot; &quot;&amp;RIGHT(DEC2HEX([.A726]; 4);2)&amp;&quot; &quot;&amp;(RIGHT(DEC2HEX(HEX2DEC(&quot;05&quot;)+HEX2DEC(&quot;A0&quot;)+HEX2DEC(DEC2HEX([.A726]; 4));4); 2))&amp;&quot; 16&quot;)" office:value-type="string" office:string-value="FE FE 05 A0 02 D5 7A 16" calcext:value-type="string">
            <text:p>FE FE 05 A0 02 D5 7A 1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&quot;FE FE 05 A0 &quot;&amp;LEFT(DEC2HEX([.A727]; 4);2)&amp;&quot; &quot;&amp;RIGHT(DEC2HEX([.A727]; 4);2)&amp;&quot; &quot;&amp;(RIGHT(DEC2HEX(HEX2DEC(&quot;05&quot;)+HEX2DEC(&quot;A0&quot;)+HEX2DEC(DEC2HEX([.A727]; 4));4); 2))&amp;&quot; 16&quot;)" office:value-type="string" office:string-value="FE FE 05 A0 02 D6 7B 16" calcext:value-type="string">
            <text:p>FE FE 05 A0 02 D6 7B 1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&quot;FE FE 05 A0 &quot;&amp;LEFT(DEC2HEX([.A728]; 4);2)&amp;&quot; &quot;&amp;RIGHT(DEC2HEX([.A728]; 4);2)&amp;&quot; &quot;&amp;(RIGHT(DEC2HEX(HEX2DEC(&quot;05&quot;)+HEX2DEC(&quot;A0&quot;)+HEX2DEC(DEC2HEX([.A728]; 4));4); 2))&amp;&quot; 16&quot;)" office:value-type="string" office:string-value="FE FE 05 A0 02 D7 7C 16" calcext:value-type="string">
            <text:p>FE FE 05 A0 02 D7 7C 16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&quot;FE FE 05 A0 &quot;&amp;LEFT(DEC2HEX([.A729]; 4);2)&amp;&quot; &quot;&amp;RIGHT(DEC2HEX([.A729]; 4);2)&amp;&quot; &quot;&amp;(RIGHT(DEC2HEX(HEX2DEC(&quot;05&quot;)+HEX2DEC(&quot;A0&quot;)+HEX2DEC(DEC2HEX([.A729]; 4));4); 2))&amp;&quot; 16&quot;)" office:value-type="string" office:string-value="FE FE 05 A0 02 D8 7D 16" calcext:value-type="string">
            <text:p>FE FE 05 A0 02 D8 7D 16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&quot;FE FE 05 A0 &quot;&amp;LEFT(DEC2HEX([.A730]; 4);2)&amp;&quot; &quot;&amp;RIGHT(DEC2HEX([.A730]; 4);2)&amp;&quot; &quot;&amp;(RIGHT(DEC2HEX(HEX2DEC(&quot;05&quot;)+HEX2DEC(&quot;A0&quot;)+HEX2DEC(DEC2HEX([.A730]; 4));4); 2))&amp;&quot; 16&quot;)" office:value-type="string" office:string-value="FE FE 05 A0 02 D9 7E 16" calcext:value-type="string">
            <text:p>FE FE 05 A0 02 D9 7E 1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&quot;FE FE 05 A0 &quot;&amp;LEFT(DEC2HEX([.A731]; 4);2)&amp;&quot; &quot;&amp;RIGHT(DEC2HEX([.A731]; 4);2)&amp;&quot; &quot;&amp;(RIGHT(DEC2HEX(HEX2DEC(&quot;05&quot;)+HEX2DEC(&quot;A0&quot;)+HEX2DEC(DEC2HEX([.A731]; 4));4); 2))&amp;&quot; 16&quot;)" office:value-type="string" office:string-value="FE FE 05 A0 02 DA 7F 16" calcext:value-type="string">
            <text:p>FE FE 05 A0 02 DA 7F 16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&quot;FE FE 05 A0 &quot;&amp;LEFT(DEC2HEX([.A732]; 4);2)&amp;&quot; &quot;&amp;RIGHT(DEC2HEX([.A732]; 4);2)&amp;&quot; &quot;&amp;(RIGHT(DEC2HEX(HEX2DEC(&quot;05&quot;)+HEX2DEC(&quot;A0&quot;)+HEX2DEC(DEC2HEX([.A732]; 4));4); 2))&amp;&quot; 16&quot;)" office:value-type="string" office:string-value="FE FE 05 A0 02 DB 80 16" calcext:value-type="string">
            <text:p>FE FE 05 A0 02 DB 80 1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&quot;FE FE 05 A0 &quot;&amp;LEFT(DEC2HEX([.A733]; 4);2)&amp;&quot; &quot;&amp;RIGHT(DEC2HEX([.A733]; 4);2)&amp;&quot; &quot;&amp;(RIGHT(DEC2HEX(HEX2DEC(&quot;05&quot;)+HEX2DEC(&quot;A0&quot;)+HEX2DEC(DEC2HEX([.A733]; 4));4); 2))&amp;&quot; 16&quot;)" office:value-type="string" office:string-value="FE FE 05 A0 02 DC 81 16" calcext:value-type="string">
            <text:p>FE FE 05 A0 02 DC 81 1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&quot;FE FE 05 A0 &quot;&amp;LEFT(DEC2HEX([.A734]; 4);2)&amp;&quot; &quot;&amp;RIGHT(DEC2HEX([.A734]; 4);2)&amp;&quot; &quot;&amp;(RIGHT(DEC2HEX(HEX2DEC(&quot;05&quot;)+HEX2DEC(&quot;A0&quot;)+HEX2DEC(DEC2HEX([.A734]; 4));4); 2))&amp;&quot; 16&quot;)" office:value-type="string" office:string-value="FE FE 05 A0 02 DD 82 16" calcext:value-type="string">
            <text:p>FE FE 05 A0 02 DD 82 1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&quot;FE FE 05 A0 &quot;&amp;LEFT(DEC2HEX([.A735]; 4);2)&amp;&quot; &quot;&amp;RIGHT(DEC2HEX([.A735]; 4);2)&amp;&quot; &quot;&amp;(RIGHT(DEC2HEX(HEX2DEC(&quot;05&quot;)+HEX2DEC(&quot;A0&quot;)+HEX2DEC(DEC2HEX([.A735]; 4));4); 2))&amp;&quot; 16&quot;)" office:value-type="string" office:string-value="FE FE 05 A0 02 DE 83 16" calcext:value-type="string">
            <text:p>FE FE 05 A0 02 DE 83 1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&quot;FE FE 05 A0 &quot;&amp;LEFT(DEC2HEX([.A736]; 4);2)&amp;&quot; &quot;&amp;RIGHT(DEC2HEX([.A736]; 4);2)&amp;&quot; &quot;&amp;(RIGHT(DEC2HEX(HEX2DEC(&quot;05&quot;)+HEX2DEC(&quot;A0&quot;)+HEX2DEC(DEC2HEX([.A736]; 4));4); 2))&amp;&quot; 16&quot;)" office:value-type="string" office:string-value="FE FE 05 A0 02 DF 84 16" calcext:value-type="string">
            <text:p>FE FE 05 A0 02 DF 84 1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&quot;FE FE 05 A0 &quot;&amp;LEFT(DEC2HEX([.A737]; 4);2)&amp;&quot; &quot;&amp;RIGHT(DEC2HEX([.A737]; 4);2)&amp;&quot; &quot;&amp;(RIGHT(DEC2HEX(HEX2DEC(&quot;05&quot;)+HEX2DEC(&quot;A0&quot;)+HEX2DEC(DEC2HEX([.A737]; 4));4); 2))&amp;&quot; 16&quot;)" office:value-type="string" office:string-value="FE FE 05 A0 02 E0 85 16" calcext:value-type="string">
            <text:p>FE FE 05 A0 02 E0 85 1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&quot;FE FE 05 A0 &quot;&amp;LEFT(DEC2HEX([.A738]; 4);2)&amp;&quot; &quot;&amp;RIGHT(DEC2HEX([.A738]; 4);2)&amp;&quot; &quot;&amp;(RIGHT(DEC2HEX(HEX2DEC(&quot;05&quot;)+HEX2DEC(&quot;A0&quot;)+HEX2DEC(DEC2HEX([.A738]; 4));4); 2))&amp;&quot; 16&quot;)" office:value-type="string" office:string-value="FE FE 05 A0 02 E1 86 16" calcext:value-type="string">
            <text:p>FE FE 05 A0 02 E1 86 1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&quot;FE FE 05 A0 &quot;&amp;LEFT(DEC2HEX([.A739]; 4);2)&amp;&quot; &quot;&amp;RIGHT(DEC2HEX([.A739]; 4);2)&amp;&quot; &quot;&amp;(RIGHT(DEC2HEX(HEX2DEC(&quot;05&quot;)+HEX2DEC(&quot;A0&quot;)+HEX2DEC(DEC2HEX([.A739]; 4));4); 2))&amp;&quot; 16&quot;)" office:value-type="string" office:string-value="FE FE 05 A0 02 E2 87 16" calcext:value-type="string">
            <text:p>FE FE 05 A0 02 E2 87 16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&quot;FE FE 05 A0 &quot;&amp;LEFT(DEC2HEX([.A740]; 4);2)&amp;&quot; &quot;&amp;RIGHT(DEC2HEX([.A740]; 4);2)&amp;&quot; &quot;&amp;(RIGHT(DEC2HEX(HEX2DEC(&quot;05&quot;)+HEX2DEC(&quot;A0&quot;)+HEX2DEC(DEC2HEX([.A740]; 4));4); 2))&amp;&quot; 16&quot;)" office:value-type="string" office:string-value="FE FE 05 A0 02 E3 88 16" calcext:value-type="string">
            <text:p>FE FE 05 A0 02 E3 88 16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&quot;FE FE 05 A0 &quot;&amp;LEFT(DEC2HEX([.A741]; 4);2)&amp;&quot; &quot;&amp;RIGHT(DEC2HEX([.A741]; 4);2)&amp;&quot; &quot;&amp;(RIGHT(DEC2HEX(HEX2DEC(&quot;05&quot;)+HEX2DEC(&quot;A0&quot;)+HEX2DEC(DEC2HEX([.A741]; 4));4); 2))&amp;&quot; 16&quot;)" office:value-type="string" office:string-value="FE FE 05 A0 02 E4 89 16" calcext:value-type="string">
            <text:p>FE FE 05 A0 02 E4 89 1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&quot;FE FE 05 A0 &quot;&amp;LEFT(DEC2HEX([.A742]; 4);2)&amp;&quot; &quot;&amp;RIGHT(DEC2HEX([.A742]; 4);2)&amp;&quot; &quot;&amp;(RIGHT(DEC2HEX(HEX2DEC(&quot;05&quot;)+HEX2DEC(&quot;A0&quot;)+HEX2DEC(DEC2HEX([.A742]; 4));4); 2))&amp;&quot; 16&quot;)" office:value-type="string" office:string-value="FE FE 05 A0 02 E5 8A 16" calcext:value-type="string">
            <text:p>FE FE 05 A0 02 E5 8A 16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&quot;FE FE 05 A0 &quot;&amp;LEFT(DEC2HEX([.A743]; 4);2)&amp;&quot; &quot;&amp;RIGHT(DEC2HEX([.A743]; 4);2)&amp;&quot; &quot;&amp;(RIGHT(DEC2HEX(HEX2DEC(&quot;05&quot;)+HEX2DEC(&quot;A0&quot;)+HEX2DEC(DEC2HEX([.A743]; 4));4); 2))&amp;&quot; 16&quot;)" office:value-type="string" office:string-value="FE FE 05 A0 02 E6 8B 16" calcext:value-type="string">
            <text:p>FE FE 05 A0 02 E6 8B 16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&quot;FE FE 05 A0 &quot;&amp;LEFT(DEC2HEX([.A744]; 4);2)&amp;&quot; &quot;&amp;RIGHT(DEC2HEX([.A744]; 4);2)&amp;&quot; &quot;&amp;(RIGHT(DEC2HEX(HEX2DEC(&quot;05&quot;)+HEX2DEC(&quot;A0&quot;)+HEX2DEC(DEC2HEX([.A744]; 4));4); 2))&amp;&quot; 16&quot;)" office:value-type="string" office:string-value="FE FE 05 A0 02 E7 8C 16" calcext:value-type="string">
            <text:p>FE FE 05 A0 02 E7 8C 16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&quot;FE FE 05 A0 &quot;&amp;LEFT(DEC2HEX([.A745]; 4);2)&amp;&quot; &quot;&amp;RIGHT(DEC2HEX([.A745]; 4);2)&amp;&quot; &quot;&amp;(RIGHT(DEC2HEX(HEX2DEC(&quot;05&quot;)+HEX2DEC(&quot;A0&quot;)+HEX2DEC(DEC2HEX([.A745]; 4));4); 2))&amp;&quot; 16&quot;)" office:value-type="string" office:string-value="FE FE 05 A0 02 E8 8D 16" calcext:value-type="string">
            <text:p>FE FE 05 A0 02 E8 8D 1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&quot;FE FE 05 A0 &quot;&amp;LEFT(DEC2HEX([.A746]; 4);2)&amp;&quot; &quot;&amp;RIGHT(DEC2HEX([.A746]; 4);2)&amp;&quot; &quot;&amp;(RIGHT(DEC2HEX(HEX2DEC(&quot;05&quot;)+HEX2DEC(&quot;A0&quot;)+HEX2DEC(DEC2HEX([.A746]; 4));4); 2))&amp;&quot; 16&quot;)" office:value-type="string" office:string-value="FE FE 05 A0 02 E9 8E 16" calcext:value-type="string">
            <text:p>FE FE 05 A0 02 E9 8E 1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&quot;FE FE 05 A0 &quot;&amp;LEFT(DEC2HEX([.A747]; 4);2)&amp;&quot; &quot;&amp;RIGHT(DEC2HEX([.A747]; 4);2)&amp;&quot; &quot;&amp;(RIGHT(DEC2HEX(HEX2DEC(&quot;05&quot;)+HEX2DEC(&quot;A0&quot;)+HEX2DEC(DEC2HEX([.A747]; 4));4); 2))&amp;&quot; 16&quot;)" office:value-type="string" office:string-value="FE FE 05 A0 02 EA 8F 16" calcext:value-type="string">
            <text:p>FE FE 05 A0 02 EA 8F 1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&quot;FE FE 05 A0 &quot;&amp;LEFT(DEC2HEX([.A748]; 4);2)&amp;&quot; &quot;&amp;RIGHT(DEC2HEX([.A748]; 4);2)&amp;&quot; &quot;&amp;(RIGHT(DEC2HEX(HEX2DEC(&quot;05&quot;)+HEX2DEC(&quot;A0&quot;)+HEX2DEC(DEC2HEX([.A748]; 4));4); 2))&amp;&quot; 16&quot;)" office:value-type="string" office:string-value="FE FE 05 A0 02 EB 90 16" calcext:value-type="string">
            <text:p>FE FE 05 A0 02 EB 90 16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&quot;FE FE 05 A0 &quot;&amp;LEFT(DEC2HEX([.A749]; 4);2)&amp;&quot; &quot;&amp;RIGHT(DEC2HEX([.A749]; 4);2)&amp;&quot; &quot;&amp;(RIGHT(DEC2HEX(HEX2DEC(&quot;05&quot;)+HEX2DEC(&quot;A0&quot;)+HEX2DEC(DEC2HEX([.A749]; 4));4); 2))&amp;&quot; 16&quot;)" office:value-type="string" office:string-value="FE FE 05 A0 02 EC 91 16" calcext:value-type="string">
            <text:p>FE FE 05 A0 02 EC 91 1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&quot;FE FE 05 A0 &quot;&amp;LEFT(DEC2HEX([.A750]; 4);2)&amp;&quot; &quot;&amp;RIGHT(DEC2HEX([.A750]; 4);2)&amp;&quot; &quot;&amp;(RIGHT(DEC2HEX(HEX2DEC(&quot;05&quot;)+HEX2DEC(&quot;A0&quot;)+HEX2DEC(DEC2HEX([.A750]; 4));4); 2))&amp;&quot; 16&quot;)" office:value-type="string" office:string-value="FE FE 05 A0 02 ED 92 16" calcext:value-type="string">
            <text:p>FE FE 05 A0 02 ED 92 1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&quot;FE FE 05 A0 &quot;&amp;LEFT(DEC2HEX([.A751]; 4);2)&amp;&quot; &quot;&amp;RIGHT(DEC2HEX([.A751]; 4);2)&amp;&quot; &quot;&amp;(RIGHT(DEC2HEX(HEX2DEC(&quot;05&quot;)+HEX2DEC(&quot;A0&quot;)+HEX2DEC(DEC2HEX([.A751]; 4));4); 2))&amp;&quot; 16&quot;)" office:value-type="string" office:string-value="FE FE 05 A0 02 EE 93 16" calcext:value-type="string">
            <text:p>FE FE 05 A0 02 EE 93 1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&quot;FE FE 05 A0 &quot;&amp;LEFT(DEC2HEX([.A752]; 4);2)&amp;&quot; &quot;&amp;RIGHT(DEC2HEX([.A752]; 4);2)&amp;&quot; &quot;&amp;(RIGHT(DEC2HEX(HEX2DEC(&quot;05&quot;)+HEX2DEC(&quot;A0&quot;)+HEX2DEC(DEC2HEX([.A752]; 4));4); 2))&amp;&quot; 16&quot;)" office:value-type="string" office:string-value="FE FE 05 A0 02 EF 94 16" calcext:value-type="string">
            <text:p>FE FE 05 A0 02 EF 94 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&quot;FE FE 05 A0 &quot;&amp;LEFT(DEC2HEX([.A753]; 4);2)&amp;&quot; &quot;&amp;RIGHT(DEC2HEX([.A753]; 4);2)&amp;&quot; &quot;&amp;(RIGHT(DEC2HEX(HEX2DEC(&quot;05&quot;)+HEX2DEC(&quot;A0&quot;)+HEX2DEC(DEC2HEX([.A753]; 4));4); 2))&amp;&quot; 16&quot;)" office:value-type="string" office:string-value="FE FE 05 A0 02 F0 95 16" calcext:value-type="string">
            <text:p>FE FE 05 A0 02 F0 95 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&quot;FE FE 05 A0 &quot;&amp;LEFT(DEC2HEX([.A754]; 4);2)&amp;&quot; &quot;&amp;RIGHT(DEC2HEX([.A754]; 4);2)&amp;&quot; &quot;&amp;(RIGHT(DEC2HEX(HEX2DEC(&quot;05&quot;)+HEX2DEC(&quot;A0&quot;)+HEX2DEC(DEC2HEX([.A754]; 4));4); 2))&amp;&quot; 16&quot;)" office:value-type="string" office:string-value="FE FE 05 A0 02 F1 96 16" calcext:value-type="string">
            <text:p>FE FE 05 A0 02 F1 96 1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&quot;FE FE 05 A0 &quot;&amp;LEFT(DEC2HEX([.A755]; 4);2)&amp;&quot; &quot;&amp;RIGHT(DEC2HEX([.A755]; 4);2)&amp;&quot; &quot;&amp;(RIGHT(DEC2HEX(HEX2DEC(&quot;05&quot;)+HEX2DEC(&quot;A0&quot;)+HEX2DEC(DEC2HEX([.A755]; 4));4); 2))&amp;&quot; 16&quot;)" office:value-type="string" office:string-value="FE FE 05 A0 02 F2 97 16" calcext:value-type="string">
            <text:p>FE FE 05 A0 02 F2 97 16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&quot;FE FE 05 A0 &quot;&amp;LEFT(DEC2HEX([.A756]; 4);2)&amp;&quot; &quot;&amp;RIGHT(DEC2HEX([.A756]; 4);2)&amp;&quot; &quot;&amp;(RIGHT(DEC2HEX(HEX2DEC(&quot;05&quot;)+HEX2DEC(&quot;A0&quot;)+HEX2DEC(DEC2HEX([.A756]; 4));4); 2))&amp;&quot; 16&quot;)" office:value-type="string" office:string-value="FE FE 05 A0 02 F3 98 16" calcext:value-type="string">
            <text:p>FE FE 05 A0 02 F3 98 1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&quot;FE FE 05 A0 &quot;&amp;LEFT(DEC2HEX([.A757]; 4);2)&amp;&quot; &quot;&amp;RIGHT(DEC2HEX([.A757]; 4);2)&amp;&quot; &quot;&amp;(RIGHT(DEC2HEX(HEX2DEC(&quot;05&quot;)+HEX2DEC(&quot;A0&quot;)+HEX2DEC(DEC2HEX([.A757]; 4));4); 2))&amp;&quot; 16&quot;)" office:value-type="string" office:string-value="FE FE 05 A0 02 F4 99 16" calcext:value-type="string">
            <text:p>FE FE 05 A0 02 F4 99 16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&quot;FE FE 05 A0 &quot;&amp;LEFT(DEC2HEX([.A758]; 4);2)&amp;&quot; &quot;&amp;RIGHT(DEC2HEX([.A758]; 4);2)&amp;&quot; &quot;&amp;(RIGHT(DEC2HEX(HEX2DEC(&quot;05&quot;)+HEX2DEC(&quot;A0&quot;)+HEX2DEC(DEC2HEX([.A758]; 4));4); 2))&amp;&quot; 16&quot;)" office:value-type="string" office:string-value="FE FE 05 A0 02 F5 9A 16" calcext:value-type="string">
            <text:p>FE FE 05 A0 02 F5 9A 1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&quot;FE FE 05 A0 &quot;&amp;LEFT(DEC2HEX([.A759]; 4);2)&amp;&quot; &quot;&amp;RIGHT(DEC2HEX([.A759]; 4);2)&amp;&quot; &quot;&amp;(RIGHT(DEC2HEX(HEX2DEC(&quot;05&quot;)+HEX2DEC(&quot;A0&quot;)+HEX2DEC(DEC2HEX([.A759]; 4));4); 2))&amp;&quot; 16&quot;)" office:value-type="string" office:string-value="FE FE 05 A0 02 F6 9B 16" calcext:value-type="string">
            <text:p>FE FE 05 A0 02 F6 9B 16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&quot;FE FE 05 A0 &quot;&amp;LEFT(DEC2HEX([.A760]; 4);2)&amp;&quot; &quot;&amp;RIGHT(DEC2HEX([.A760]; 4);2)&amp;&quot; &quot;&amp;(RIGHT(DEC2HEX(HEX2DEC(&quot;05&quot;)+HEX2DEC(&quot;A0&quot;)+HEX2DEC(DEC2HEX([.A760]; 4));4); 2))&amp;&quot; 16&quot;)" office:value-type="string" office:string-value="FE FE 05 A0 02 F7 9C 16" calcext:value-type="string">
            <text:p>FE FE 05 A0 02 F7 9C 16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&quot;FE FE 05 A0 &quot;&amp;LEFT(DEC2HEX([.A761]; 4);2)&amp;&quot; &quot;&amp;RIGHT(DEC2HEX([.A761]; 4);2)&amp;&quot; &quot;&amp;(RIGHT(DEC2HEX(HEX2DEC(&quot;05&quot;)+HEX2DEC(&quot;A0&quot;)+HEX2DEC(DEC2HEX([.A761]; 4));4); 2))&amp;&quot; 16&quot;)" office:value-type="string" office:string-value="FE FE 05 A0 02 F8 9D 16" calcext:value-type="string">
            <text:p>FE FE 05 A0 02 F8 9D 16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&quot;FE FE 05 A0 &quot;&amp;LEFT(DEC2HEX([.A762]; 4);2)&amp;&quot; &quot;&amp;RIGHT(DEC2HEX([.A762]; 4);2)&amp;&quot; &quot;&amp;(RIGHT(DEC2HEX(HEX2DEC(&quot;05&quot;)+HEX2DEC(&quot;A0&quot;)+HEX2DEC(DEC2HEX([.A762]; 4));4); 2))&amp;&quot; 16&quot;)" office:value-type="string" office:string-value="FE FE 05 A0 02 F9 9E 16" calcext:value-type="string">
            <text:p>FE FE 05 A0 02 F9 9E 1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&quot;FE FE 05 A0 &quot;&amp;LEFT(DEC2HEX([.A763]; 4);2)&amp;&quot; &quot;&amp;RIGHT(DEC2HEX([.A763]; 4);2)&amp;&quot; &quot;&amp;(RIGHT(DEC2HEX(HEX2DEC(&quot;05&quot;)+HEX2DEC(&quot;A0&quot;)+HEX2DEC(DEC2HEX([.A763]; 4));4); 2))&amp;&quot; 16&quot;)" office:value-type="string" office:string-value="FE FE 05 A0 02 FA 9F 16" calcext:value-type="string">
            <text:p>FE FE 05 A0 02 FA 9F 1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&quot;FE FE 05 A0 &quot;&amp;LEFT(DEC2HEX([.A764]; 4);2)&amp;&quot; &quot;&amp;RIGHT(DEC2HEX([.A764]; 4);2)&amp;&quot; &quot;&amp;(RIGHT(DEC2HEX(HEX2DEC(&quot;05&quot;)+HEX2DEC(&quot;A0&quot;)+HEX2DEC(DEC2HEX([.A764]; 4));4); 2))&amp;&quot; 16&quot;)" office:value-type="string" office:string-value="FE FE 05 A0 02 FB A0 16" calcext:value-type="string">
            <text:p>FE FE 05 A0 02 FB A0 16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&quot;FE FE 05 A0 &quot;&amp;LEFT(DEC2HEX([.A765]; 4);2)&amp;&quot; &quot;&amp;RIGHT(DEC2HEX([.A765]; 4);2)&amp;&quot; &quot;&amp;(RIGHT(DEC2HEX(HEX2DEC(&quot;05&quot;)+HEX2DEC(&quot;A0&quot;)+HEX2DEC(DEC2HEX([.A765]; 4));4); 2))&amp;&quot; 16&quot;)" office:value-type="string" office:string-value="FE FE 05 A0 02 FC A1 16" calcext:value-type="string">
            <text:p>FE FE 05 A0 02 FC A1 16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&quot;FE FE 05 A0 &quot;&amp;LEFT(DEC2HEX([.A766]; 4);2)&amp;&quot; &quot;&amp;RIGHT(DEC2HEX([.A766]; 4);2)&amp;&quot; &quot;&amp;(RIGHT(DEC2HEX(HEX2DEC(&quot;05&quot;)+HEX2DEC(&quot;A0&quot;)+HEX2DEC(DEC2HEX([.A766]; 4));4); 2))&amp;&quot; 16&quot;)" office:value-type="string" office:string-value="FE FE 05 A0 02 FD A2 16" calcext:value-type="string">
            <text:p>FE FE 05 A0 02 FD A2 16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&quot;FE FE 05 A0 &quot;&amp;LEFT(DEC2HEX([.A767]; 4);2)&amp;&quot; &quot;&amp;RIGHT(DEC2HEX([.A767]; 4);2)&amp;&quot; &quot;&amp;(RIGHT(DEC2HEX(HEX2DEC(&quot;05&quot;)+HEX2DEC(&quot;A0&quot;)+HEX2DEC(DEC2HEX([.A767]; 4));4); 2))&amp;&quot; 16&quot;)" office:value-type="string" office:string-value="FE FE 05 A0 02 FE A3 16" calcext:value-type="string">
            <text:p>FE FE 05 A0 02 FE A3 16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&quot;FE FE 05 A0 &quot;&amp;LEFT(DEC2HEX([.A768]; 4);2)&amp;&quot; &quot;&amp;RIGHT(DEC2HEX([.A768]; 4);2)&amp;&quot; &quot;&amp;(RIGHT(DEC2HEX(HEX2DEC(&quot;05&quot;)+HEX2DEC(&quot;A0&quot;)+HEX2DEC(DEC2HEX([.A768]; 4));4); 2))&amp;&quot; 16&quot;)" office:value-type="string" office:string-value="FE FE 05 A0 02 FF A4 16" calcext:value-type="string">
            <text:p>FE FE 05 A0 02 FF A4 1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&quot;FE FE 05 A0 &quot;&amp;LEFT(DEC2HEX([.A769]; 4);2)&amp;&quot; &quot;&amp;RIGHT(DEC2HEX([.A769]; 4);2)&amp;&quot; &quot;&amp;(RIGHT(DEC2HEX(HEX2DEC(&quot;05&quot;)+HEX2DEC(&quot;A0&quot;)+HEX2DEC(DEC2HEX([.A769]; 4));4); 2))&amp;&quot; 16&quot;)" office:value-type="string" office:string-value="FE FE 05 A0 03 00 A5 16" calcext:value-type="string">
            <text:p>FE FE 05 A0 03 00 A5 1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&quot;FE FE 05 A0 &quot;&amp;LEFT(DEC2HEX([.A770]; 4);2)&amp;&quot; &quot;&amp;RIGHT(DEC2HEX([.A770]; 4);2)&amp;&quot; &quot;&amp;(RIGHT(DEC2HEX(HEX2DEC(&quot;05&quot;)+HEX2DEC(&quot;A0&quot;)+HEX2DEC(DEC2HEX([.A770]; 4));4); 2))&amp;&quot; 16&quot;)" office:value-type="string" office:string-value="FE FE 05 A0 03 01 A6 16" calcext:value-type="string">
            <text:p>FE FE 05 A0 03 01 A6 1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&quot;FE FE 05 A0 &quot;&amp;LEFT(DEC2HEX([.A771]; 4);2)&amp;&quot; &quot;&amp;RIGHT(DEC2HEX([.A771]; 4);2)&amp;&quot; &quot;&amp;(RIGHT(DEC2HEX(HEX2DEC(&quot;05&quot;)+HEX2DEC(&quot;A0&quot;)+HEX2DEC(DEC2HEX([.A771]; 4));4); 2))&amp;&quot; 16&quot;)" office:value-type="string" office:string-value="FE FE 05 A0 03 02 A7 16" calcext:value-type="string">
            <text:p>FE FE 05 A0 03 02 A7 16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&quot;FE FE 05 A0 &quot;&amp;LEFT(DEC2HEX([.A772]; 4);2)&amp;&quot; &quot;&amp;RIGHT(DEC2HEX([.A772]; 4);2)&amp;&quot; &quot;&amp;(RIGHT(DEC2HEX(HEX2DEC(&quot;05&quot;)+HEX2DEC(&quot;A0&quot;)+HEX2DEC(DEC2HEX([.A772]; 4));4); 2))&amp;&quot; 16&quot;)" office:value-type="string" office:string-value="FE FE 05 A0 03 03 A8 16" calcext:value-type="string">
            <text:p>FE FE 05 A0 03 03 A8 16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&quot;FE FE 05 A0 &quot;&amp;LEFT(DEC2HEX([.A773]; 4);2)&amp;&quot; &quot;&amp;RIGHT(DEC2HEX([.A773]; 4);2)&amp;&quot; &quot;&amp;(RIGHT(DEC2HEX(HEX2DEC(&quot;05&quot;)+HEX2DEC(&quot;A0&quot;)+HEX2DEC(DEC2HEX([.A773]; 4));4); 2))&amp;&quot; 16&quot;)" office:value-type="string" office:string-value="FE FE 05 A0 03 04 A9 16" calcext:value-type="string">
            <text:p>FE FE 05 A0 03 04 A9 1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&quot;FE FE 05 A0 &quot;&amp;LEFT(DEC2HEX([.A774]; 4);2)&amp;&quot; &quot;&amp;RIGHT(DEC2HEX([.A774]; 4);2)&amp;&quot; &quot;&amp;(RIGHT(DEC2HEX(HEX2DEC(&quot;05&quot;)+HEX2DEC(&quot;A0&quot;)+HEX2DEC(DEC2HEX([.A774]; 4));4); 2))&amp;&quot; 16&quot;)" office:value-type="string" office:string-value="FE FE 05 A0 03 05 AA 16" calcext:value-type="string">
            <text:p>FE FE 05 A0 03 05 AA 1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&quot;FE FE 05 A0 &quot;&amp;LEFT(DEC2HEX([.A775]; 4);2)&amp;&quot; &quot;&amp;RIGHT(DEC2HEX([.A775]; 4);2)&amp;&quot; &quot;&amp;(RIGHT(DEC2HEX(HEX2DEC(&quot;05&quot;)+HEX2DEC(&quot;A0&quot;)+HEX2DEC(DEC2HEX([.A775]; 4));4); 2))&amp;&quot; 16&quot;)" office:value-type="string" office:string-value="FE FE 05 A0 03 06 AB 16" calcext:value-type="string">
            <text:p>FE FE 05 A0 03 06 AB 16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&quot;FE FE 05 A0 &quot;&amp;LEFT(DEC2HEX([.A776]; 4);2)&amp;&quot; &quot;&amp;RIGHT(DEC2HEX([.A776]; 4);2)&amp;&quot; &quot;&amp;(RIGHT(DEC2HEX(HEX2DEC(&quot;05&quot;)+HEX2DEC(&quot;A0&quot;)+HEX2DEC(DEC2HEX([.A776]; 4));4); 2))&amp;&quot; 16&quot;)" office:value-type="string" office:string-value="FE FE 05 A0 03 07 AC 16" calcext:value-type="string">
            <text:p>FE FE 05 A0 03 07 AC 1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&quot;FE FE 05 A0 &quot;&amp;LEFT(DEC2HEX([.A777]; 4);2)&amp;&quot; &quot;&amp;RIGHT(DEC2HEX([.A777]; 4);2)&amp;&quot; &quot;&amp;(RIGHT(DEC2HEX(HEX2DEC(&quot;05&quot;)+HEX2DEC(&quot;A0&quot;)+HEX2DEC(DEC2HEX([.A777]; 4));4); 2))&amp;&quot; 16&quot;)" office:value-type="string" office:string-value="FE FE 05 A0 03 08 AD 16" calcext:value-type="string">
            <text:p>FE FE 05 A0 03 08 AD 1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&quot;FE FE 05 A0 &quot;&amp;LEFT(DEC2HEX([.A778]; 4);2)&amp;&quot; &quot;&amp;RIGHT(DEC2HEX([.A778]; 4);2)&amp;&quot; &quot;&amp;(RIGHT(DEC2HEX(HEX2DEC(&quot;05&quot;)+HEX2DEC(&quot;A0&quot;)+HEX2DEC(DEC2HEX([.A778]; 4));4); 2))&amp;&quot; 16&quot;)" office:value-type="string" office:string-value="FE FE 05 A0 03 09 AE 16" calcext:value-type="string">
            <text:p>FE FE 05 A0 03 09 AE 1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&quot;FE FE 05 A0 &quot;&amp;LEFT(DEC2HEX([.A779]; 4);2)&amp;&quot; &quot;&amp;RIGHT(DEC2HEX([.A779]; 4);2)&amp;&quot; &quot;&amp;(RIGHT(DEC2HEX(HEX2DEC(&quot;05&quot;)+HEX2DEC(&quot;A0&quot;)+HEX2DEC(DEC2HEX([.A779]; 4));4); 2))&amp;&quot; 16&quot;)" office:value-type="string" office:string-value="FE FE 05 A0 03 0A AF 16" calcext:value-type="string">
            <text:p>FE FE 05 A0 03 0A AF 1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&quot;FE FE 05 A0 &quot;&amp;LEFT(DEC2HEX([.A780]; 4);2)&amp;&quot; &quot;&amp;RIGHT(DEC2HEX([.A780]; 4);2)&amp;&quot; &quot;&amp;(RIGHT(DEC2HEX(HEX2DEC(&quot;05&quot;)+HEX2DEC(&quot;A0&quot;)+HEX2DEC(DEC2HEX([.A780]; 4));4); 2))&amp;&quot; 16&quot;)" office:value-type="string" office:string-value="FE FE 05 A0 03 0B B0 16" calcext:value-type="string">
            <text:p>FE FE 05 A0 03 0B B0 1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&quot;FE FE 05 A0 &quot;&amp;LEFT(DEC2HEX([.A781]; 4);2)&amp;&quot; &quot;&amp;RIGHT(DEC2HEX([.A781]; 4);2)&amp;&quot; &quot;&amp;(RIGHT(DEC2HEX(HEX2DEC(&quot;05&quot;)+HEX2DEC(&quot;A0&quot;)+HEX2DEC(DEC2HEX([.A781]; 4));4); 2))&amp;&quot; 16&quot;)" office:value-type="string" office:string-value="FE FE 05 A0 03 0C B1 16" calcext:value-type="string">
            <text:p>FE FE 05 A0 03 0C B1 1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&quot;FE FE 05 A0 &quot;&amp;LEFT(DEC2HEX([.A782]; 4);2)&amp;&quot; &quot;&amp;RIGHT(DEC2HEX([.A782]; 4);2)&amp;&quot; &quot;&amp;(RIGHT(DEC2HEX(HEX2DEC(&quot;05&quot;)+HEX2DEC(&quot;A0&quot;)+HEX2DEC(DEC2HEX([.A782]; 4));4); 2))&amp;&quot; 16&quot;)" office:value-type="string" office:string-value="FE FE 05 A0 03 0D B2 16" calcext:value-type="string">
            <text:p>FE FE 05 A0 03 0D B2 1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&quot;FE FE 05 A0 &quot;&amp;LEFT(DEC2HEX([.A783]; 4);2)&amp;&quot; &quot;&amp;RIGHT(DEC2HEX([.A783]; 4);2)&amp;&quot; &quot;&amp;(RIGHT(DEC2HEX(HEX2DEC(&quot;05&quot;)+HEX2DEC(&quot;A0&quot;)+HEX2DEC(DEC2HEX([.A783]; 4));4); 2))&amp;&quot; 16&quot;)" office:value-type="string" office:string-value="FE FE 05 A0 03 0E B3 16" calcext:value-type="string">
            <text:p>FE FE 05 A0 03 0E B3 1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&quot;FE FE 05 A0 &quot;&amp;LEFT(DEC2HEX([.A784]; 4);2)&amp;&quot; &quot;&amp;RIGHT(DEC2HEX([.A784]; 4);2)&amp;&quot; &quot;&amp;(RIGHT(DEC2HEX(HEX2DEC(&quot;05&quot;)+HEX2DEC(&quot;A0&quot;)+HEX2DEC(DEC2HEX([.A784]; 4));4); 2))&amp;&quot; 16&quot;)" office:value-type="string" office:string-value="FE FE 05 A0 03 0F B4 16" calcext:value-type="string">
            <text:p>FE FE 05 A0 03 0F B4 1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&quot;FE FE 05 A0 &quot;&amp;LEFT(DEC2HEX([.A785]; 4);2)&amp;&quot; &quot;&amp;RIGHT(DEC2HEX([.A785]; 4);2)&amp;&quot; &quot;&amp;(RIGHT(DEC2HEX(HEX2DEC(&quot;05&quot;)+HEX2DEC(&quot;A0&quot;)+HEX2DEC(DEC2HEX([.A785]; 4));4); 2))&amp;&quot; 16&quot;)" office:value-type="string" office:string-value="FE FE 05 A0 03 10 B5 16" calcext:value-type="string">
            <text:p>FE FE 05 A0 03 10 B5 1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&quot;FE FE 05 A0 &quot;&amp;LEFT(DEC2HEX([.A786]; 4);2)&amp;&quot; &quot;&amp;RIGHT(DEC2HEX([.A786]; 4);2)&amp;&quot; &quot;&amp;(RIGHT(DEC2HEX(HEX2DEC(&quot;05&quot;)+HEX2DEC(&quot;A0&quot;)+HEX2DEC(DEC2HEX([.A786]; 4));4); 2))&amp;&quot; 16&quot;)" office:value-type="string" office:string-value="FE FE 05 A0 03 11 B6 16" calcext:value-type="string">
            <text:p>FE FE 05 A0 03 11 B6 1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&quot;FE FE 05 A0 &quot;&amp;LEFT(DEC2HEX([.A787]; 4);2)&amp;&quot; &quot;&amp;RIGHT(DEC2HEX([.A787]; 4);2)&amp;&quot; &quot;&amp;(RIGHT(DEC2HEX(HEX2DEC(&quot;05&quot;)+HEX2DEC(&quot;A0&quot;)+HEX2DEC(DEC2HEX([.A787]; 4));4); 2))&amp;&quot; 16&quot;)" office:value-type="string" office:string-value="FE FE 05 A0 03 12 B7 16" calcext:value-type="string">
            <text:p>FE FE 05 A0 03 12 B7 16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&quot;FE FE 05 A0 &quot;&amp;LEFT(DEC2HEX([.A788]; 4);2)&amp;&quot; &quot;&amp;RIGHT(DEC2HEX([.A788]; 4);2)&amp;&quot; &quot;&amp;(RIGHT(DEC2HEX(HEX2DEC(&quot;05&quot;)+HEX2DEC(&quot;A0&quot;)+HEX2DEC(DEC2HEX([.A788]; 4));4); 2))&amp;&quot; 16&quot;)" office:value-type="string" office:string-value="FE FE 05 A0 03 13 B8 16" calcext:value-type="string">
            <text:p>FE FE 05 A0 03 13 B8 1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&quot;FE FE 05 A0 &quot;&amp;LEFT(DEC2HEX([.A789]; 4);2)&amp;&quot; &quot;&amp;RIGHT(DEC2HEX([.A789]; 4);2)&amp;&quot; &quot;&amp;(RIGHT(DEC2HEX(HEX2DEC(&quot;05&quot;)+HEX2DEC(&quot;A0&quot;)+HEX2DEC(DEC2HEX([.A789]; 4));4); 2))&amp;&quot; 16&quot;)" office:value-type="string" office:string-value="FE FE 05 A0 03 14 B9 16" calcext:value-type="string">
            <text:p>FE FE 05 A0 03 14 B9 1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&quot;FE FE 05 A0 &quot;&amp;LEFT(DEC2HEX([.A790]; 4);2)&amp;&quot; &quot;&amp;RIGHT(DEC2HEX([.A790]; 4);2)&amp;&quot; &quot;&amp;(RIGHT(DEC2HEX(HEX2DEC(&quot;05&quot;)+HEX2DEC(&quot;A0&quot;)+HEX2DEC(DEC2HEX([.A790]; 4));4); 2))&amp;&quot; 16&quot;)" office:value-type="string" office:string-value="FE FE 05 A0 03 15 BA 16" calcext:value-type="string">
            <text:p>FE FE 05 A0 03 15 BA 1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&quot;FE FE 05 A0 &quot;&amp;LEFT(DEC2HEX([.A791]; 4);2)&amp;&quot; &quot;&amp;RIGHT(DEC2HEX([.A791]; 4);2)&amp;&quot; &quot;&amp;(RIGHT(DEC2HEX(HEX2DEC(&quot;05&quot;)+HEX2DEC(&quot;A0&quot;)+HEX2DEC(DEC2HEX([.A791]; 4));4); 2))&amp;&quot; 16&quot;)" office:value-type="string" office:string-value="FE FE 05 A0 03 16 BB 16" calcext:value-type="string">
            <text:p>FE FE 05 A0 03 16 BB 1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&quot;FE FE 05 A0 &quot;&amp;LEFT(DEC2HEX([.A792]; 4);2)&amp;&quot; &quot;&amp;RIGHT(DEC2HEX([.A792]; 4);2)&amp;&quot; &quot;&amp;(RIGHT(DEC2HEX(HEX2DEC(&quot;05&quot;)+HEX2DEC(&quot;A0&quot;)+HEX2DEC(DEC2HEX([.A792]; 4));4); 2))&amp;&quot; 16&quot;)" office:value-type="string" office:string-value="FE FE 05 A0 03 17 BC 16" calcext:value-type="string">
            <text:p>FE FE 05 A0 03 17 BC 1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&quot;FE FE 05 A0 &quot;&amp;LEFT(DEC2HEX([.A793]; 4);2)&amp;&quot; &quot;&amp;RIGHT(DEC2HEX([.A793]; 4);2)&amp;&quot; &quot;&amp;(RIGHT(DEC2HEX(HEX2DEC(&quot;05&quot;)+HEX2DEC(&quot;A0&quot;)+HEX2DEC(DEC2HEX([.A793]; 4));4); 2))&amp;&quot; 16&quot;)" office:value-type="string" office:string-value="FE FE 05 A0 03 18 BD 16" calcext:value-type="string">
            <text:p>FE FE 05 A0 03 18 BD 1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&quot;FE FE 05 A0 &quot;&amp;LEFT(DEC2HEX([.A794]; 4);2)&amp;&quot; &quot;&amp;RIGHT(DEC2HEX([.A794]; 4);2)&amp;&quot; &quot;&amp;(RIGHT(DEC2HEX(HEX2DEC(&quot;05&quot;)+HEX2DEC(&quot;A0&quot;)+HEX2DEC(DEC2HEX([.A794]; 4));4); 2))&amp;&quot; 16&quot;)" office:value-type="string" office:string-value="FE FE 05 A0 03 19 BE 16" calcext:value-type="string">
            <text:p>FE FE 05 A0 03 19 BE 1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&quot;FE FE 05 A0 &quot;&amp;LEFT(DEC2HEX([.A795]; 4);2)&amp;&quot; &quot;&amp;RIGHT(DEC2HEX([.A795]; 4);2)&amp;&quot; &quot;&amp;(RIGHT(DEC2HEX(HEX2DEC(&quot;05&quot;)+HEX2DEC(&quot;A0&quot;)+HEX2DEC(DEC2HEX([.A795]; 4));4); 2))&amp;&quot; 16&quot;)" office:value-type="string" office:string-value="FE FE 05 A0 03 1A BF 16" calcext:value-type="string">
            <text:p>FE FE 05 A0 03 1A BF 1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&quot;FE FE 05 A0 &quot;&amp;LEFT(DEC2HEX([.A796]; 4);2)&amp;&quot; &quot;&amp;RIGHT(DEC2HEX([.A796]; 4);2)&amp;&quot; &quot;&amp;(RIGHT(DEC2HEX(HEX2DEC(&quot;05&quot;)+HEX2DEC(&quot;A0&quot;)+HEX2DEC(DEC2HEX([.A796]; 4));4); 2))&amp;&quot; 16&quot;)" office:value-type="string" office:string-value="FE FE 05 A0 03 1B C0 16" calcext:value-type="string">
            <text:p>FE FE 05 A0 03 1B C0 1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&quot;FE FE 05 A0 &quot;&amp;LEFT(DEC2HEX([.A797]; 4);2)&amp;&quot; &quot;&amp;RIGHT(DEC2HEX([.A797]; 4);2)&amp;&quot; &quot;&amp;(RIGHT(DEC2HEX(HEX2DEC(&quot;05&quot;)+HEX2DEC(&quot;A0&quot;)+HEX2DEC(DEC2HEX([.A797]; 4));4); 2))&amp;&quot; 16&quot;)" office:value-type="string" office:string-value="FE FE 05 A0 03 1C C1 16" calcext:value-type="string">
            <text:p>FE FE 05 A0 03 1C C1 1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&quot;FE FE 05 A0 &quot;&amp;LEFT(DEC2HEX([.A798]; 4);2)&amp;&quot; &quot;&amp;RIGHT(DEC2HEX([.A798]; 4);2)&amp;&quot; &quot;&amp;(RIGHT(DEC2HEX(HEX2DEC(&quot;05&quot;)+HEX2DEC(&quot;A0&quot;)+HEX2DEC(DEC2HEX([.A798]; 4));4); 2))&amp;&quot; 16&quot;)" office:value-type="string" office:string-value="FE FE 05 A0 03 1D C2 16" calcext:value-type="string">
            <text:p>FE FE 05 A0 03 1D C2 16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&quot;FE FE 05 A0 &quot;&amp;LEFT(DEC2HEX([.A799]; 4);2)&amp;&quot; &quot;&amp;RIGHT(DEC2HEX([.A799]; 4);2)&amp;&quot; &quot;&amp;(RIGHT(DEC2HEX(HEX2DEC(&quot;05&quot;)+HEX2DEC(&quot;A0&quot;)+HEX2DEC(DEC2HEX([.A799]; 4));4); 2))&amp;&quot; 16&quot;)" office:value-type="string" office:string-value="FE FE 05 A0 03 1E C3 16" calcext:value-type="string">
            <text:p>FE FE 05 A0 03 1E C3 1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&quot;FE FE 05 A0 &quot;&amp;LEFT(DEC2HEX([.A800]; 4);2)&amp;&quot; &quot;&amp;RIGHT(DEC2HEX([.A800]; 4);2)&amp;&quot; &quot;&amp;(RIGHT(DEC2HEX(HEX2DEC(&quot;05&quot;)+HEX2DEC(&quot;A0&quot;)+HEX2DEC(DEC2HEX([.A800]; 4));4); 2))&amp;&quot; 16&quot;)" office:value-type="string" office:string-value="FE FE 05 A0 03 1F C4 16" calcext:value-type="string">
            <text:p>FE FE 05 A0 03 1F C4 1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&quot;FE FE 05 A0 &quot;&amp;LEFT(DEC2HEX([.A801]; 4);2)&amp;&quot; &quot;&amp;RIGHT(DEC2HEX([.A801]; 4);2)&amp;&quot; &quot;&amp;(RIGHT(DEC2HEX(HEX2DEC(&quot;05&quot;)+HEX2DEC(&quot;A0&quot;)+HEX2DEC(DEC2HEX([.A801]; 4));4); 2))&amp;&quot; 16&quot;)" office:value-type="string" office:string-value="FE FE 05 A0 03 20 C5 16" calcext:value-type="string">
            <text:p>FE FE 05 A0 03 20 C5 16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&quot;FE FE 05 A0 &quot;&amp;LEFT(DEC2HEX([.A802]; 4);2)&amp;&quot; &quot;&amp;RIGHT(DEC2HEX([.A802]; 4);2)&amp;&quot; &quot;&amp;(RIGHT(DEC2HEX(HEX2DEC(&quot;05&quot;)+HEX2DEC(&quot;A0&quot;)+HEX2DEC(DEC2HEX([.A802]; 4));4); 2))&amp;&quot; 16&quot;)" office:value-type="string" office:string-value="FE FE 05 A0 03 21 C6 16" calcext:value-type="string">
            <text:p>FE FE 05 A0 03 21 C6 1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&quot;FE FE 05 A0 &quot;&amp;LEFT(DEC2HEX([.A803]; 4);2)&amp;&quot; &quot;&amp;RIGHT(DEC2HEX([.A803]; 4);2)&amp;&quot; &quot;&amp;(RIGHT(DEC2HEX(HEX2DEC(&quot;05&quot;)+HEX2DEC(&quot;A0&quot;)+HEX2DEC(DEC2HEX([.A803]; 4));4); 2))&amp;&quot; 16&quot;)" office:value-type="string" office:string-value="FE FE 05 A0 03 22 C7 16" calcext:value-type="string">
            <text:p>FE FE 05 A0 03 22 C7 1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&quot;FE FE 05 A0 &quot;&amp;LEFT(DEC2HEX([.A804]; 4);2)&amp;&quot; &quot;&amp;RIGHT(DEC2HEX([.A804]; 4);2)&amp;&quot; &quot;&amp;(RIGHT(DEC2HEX(HEX2DEC(&quot;05&quot;)+HEX2DEC(&quot;A0&quot;)+HEX2DEC(DEC2HEX([.A804]; 4));4); 2))&amp;&quot; 16&quot;)" office:value-type="string" office:string-value="FE FE 05 A0 03 23 C8 16" calcext:value-type="string">
            <text:p>FE FE 05 A0 03 23 C8 16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&quot;FE FE 05 A0 &quot;&amp;LEFT(DEC2HEX([.A805]; 4);2)&amp;&quot; &quot;&amp;RIGHT(DEC2HEX([.A805]; 4);2)&amp;&quot; &quot;&amp;(RIGHT(DEC2HEX(HEX2DEC(&quot;05&quot;)+HEX2DEC(&quot;A0&quot;)+HEX2DEC(DEC2HEX([.A805]; 4));4); 2))&amp;&quot; 16&quot;)" office:value-type="string" office:string-value="FE FE 05 A0 03 24 C9 16" calcext:value-type="string">
            <text:p>FE FE 05 A0 03 24 C9 1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&quot;FE FE 05 A0 &quot;&amp;LEFT(DEC2HEX([.A806]; 4);2)&amp;&quot; &quot;&amp;RIGHT(DEC2HEX([.A806]; 4);2)&amp;&quot; &quot;&amp;(RIGHT(DEC2HEX(HEX2DEC(&quot;05&quot;)+HEX2DEC(&quot;A0&quot;)+HEX2DEC(DEC2HEX([.A806]; 4));4); 2))&amp;&quot; 16&quot;)" office:value-type="string" office:string-value="FE FE 05 A0 03 25 CA 16" calcext:value-type="string">
            <text:p>FE FE 05 A0 03 25 CA 16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&quot;FE FE 05 A0 &quot;&amp;LEFT(DEC2HEX([.A807]; 4);2)&amp;&quot; &quot;&amp;RIGHT(DEC2HEX([.A807]; 4);2)&amp;&quot; &quot;&amp;(RIGHT(DEC2HEX(HEX2DEC(&quot;05&quot;)+HEX2DEC(&quot;A0&quot;)+HEX2DEC(DEC2HEX([.A807]; 4));4); 2))&amp;&quot; 16&quot;)" office:value-type="string" office:string-value="FE FE 05 A0 03 26 CB 16" calcext:value-type="string">
            <text:p>FE FE 05 A0 03 26 CB 1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&quot;FE FE 05 A0 &quot;&amp;LEFT(DEC2HEX([.A808]; 4);2)&amp;&quot; &quot;&amp;RIGHT(DEC2HEX([.A808]; 4);2)&amp;&quot; &quot;&amp;(RIGHT(DEC2HEX(HEX2DEC(&quot;05&quot;)+HEX2DEC(&quot;A0&quot;)+HEX2DEC(DEC2HEX([.A808]; 4));4); 2))&amp;&quot; 16&quot;)" office:value-type="string" office:string-value="FE FE 05 A0 03 27 CC 16" calcext:value-type="string">
            <text:p>FE FE 05 A0 03 27 CC 1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&quot;FE FE 05 A0 &quot;&amp;LEFT(DEC2HEX([.A809]; 4);2)&amp;&quot; &quot;&amp;RIGHT(DEC2HEX([.A809]; 4);2)&amp;&quot; &quot;&amp;(RIGHT(DEC2HEX(HEX2DEC(&quot;05&quot;)+HEX2DEC(&quot;A0&quot;)+HEX2DEC(DEC2HEX([.A809]; 4));4); 2))&amp;&quot; 16&quot;)" office:value-type="string" office:string-value="FE FE 05 A0 03 28 CD 16" calcext:value-type="string">
            <text:p>FE FE 05 A0 03 28 CD 16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&quot;FE FE 05 A0 &quot;&amp;LEFT(DEC2HEX([.A810]; 4);2)&amp;&quot; &quot;&amp;RIGHT(DEC2HEX([.A810]; 4);2)&amp;&quot; &quot;&amp;(RIGHT(DEC2HEX(HEX2DEC(&quot;05&quot;)+HEX2DEC(&quot;A0&quot;)+HEX2DEC(DEC2HEX([.A810]; 4));4); 2))&amp;&quot; 16&quot;)" office:value-type="string" office:string-value="FE FE 05 A0 03 29 CE 16" calcext:value-type="string">
            <text:p>FE FE 05 A0 03 29 CE 16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&quot;FE FE 05 A0 &quot;&amp;LEFT(DEC2HEX([.A811]; 4);2)&amp;&quot; &quot;&amp;RIGHT(DEC2HEX([.A811]; 4);2)&amp;&quot; &quot;&amp;(RIGHT(DEC2HEX(HEX2DEC(&quot;05&quot;)+HEX2DEC(&quot;A0&quot;)+HEX2DEC(DEC2HEX([.A811]; 4));4); 2))&amp;&quot; 16&quot;)" office:value-type="string" office:string-value="FE FE 05 A0 03 2A CF 16" calcext:value-type="string">
            <text:p>FE FE 05 A0 03 2A CF 1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&quot;FE FE 05 A0 &quot;&amp;LEFT(DEC2HEX([.A812]; 4);2)&amp;&quot; &quot;&amp;RIGHT(DEC2HEX([.A812]; 4);2)&amp;&quot; &quot;&amp;(RIGHT(DEC2HEX(HEX2DEC(&quot;05&quot;)+HEX2DEC(&quot;A0&quot;)+HEX2DEC(DEC2HEX([.A812]; 4));4); 2))&amp;&quot; 16&quot;)" office:value-type="string" office:string-value="FE FE 05 A0 03 2B D0 16" calcext:value-type="string">
            <text:p>FE FE 05 A0 03 2B D0 1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&quot;FE FE 05 A0 &quot;&amp;LEFT(DEC2HEX([.A813]; 4);2)&amp;&quot; &quot;&amp;RIGHT(DEC2HEX([.A813]; 4);2)&amp;&quot; &quot;&amp;(RIGHT(DEC2HEX(HEX2DEC(&quot;05&quot;)+HEX2DEC(&quot;A0&quot;)+HEX2DEC(DEC2HEX([.A813]; 4));4); 2))&amp;&quot; 16&quot;)" office:value-type="string" office:string-value="FE FE 05 A0 03 2C D1 16" calcext:value-type="string">
            <text:p>FE FE 05 A0 03 2C D1 16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&quot;FE FE 05 A0 &quot;&amp;LEFT(DEC2HEX([.A814]; 4);2)&amp;&quot; &quot;&amp;RIGHT(DEC2HEX([.A814]; 4);2)&amp;&quot; &quot;&amp;(RIGHT(DEC2HEX(HEX2DEC(&quot;05&quot;)+HEX2DEC(&quot;A0&quot;)+HEX2DEC(DEC2HEX([.A814]; 4));4); 2))&amp;&quot; 16&quot;)" office:value-type="string" office:string-value="FE FE 05 A0 03 2D D2 16" calcext:value-type="string">
            <text:p>FE FE 05 A0 03 2D D2 16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&quot;FE FE 05 A0 &quot;&amp;LEFT(DEC2HEX([.A815]; 4);2)&amp;&quot; &quot;&amp;RIGHT(DEC2HEX([.A815]; 4);2)&amp;&quot; &quot;&amp;(RIGHT(DEC2HEX(HEX2DEC(&quot;05&quot;)+HEX2DEC(&quot;A0&quot;)+HEX2DEC(DEC2HEX([.A815]; 4));4); 2))&amp;&quot; 16&quot;)" office:value-type="string" office:string-value="FE FE 05 A0 03 2E D3 16" calcext:value-type="string">
            <text:p>FE FE 05 A0 03 2E D3 1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&quot;FE FE 05 A0 &quot;&amp;LEFT(DEC2HEX([.A816]; 4);2)&amp;&quot; &quot;&amp;RIGHT(DEC2HEX([.A816]; 4);2)&amp;&quot; &quot;&amp;(RIGHT(DEC2HEX(HEX2DEC(&quot;05&quot;)+HEX2DEC(&quot;A0&quot;)+HEX2DEC(DEC2HEX([.A816]; 4));4); 2))&amp;&quot; 16&quot;)" office:value-type="string" office:string-value="FE FE 05 A0 03 2F D4 16" calcext:value-type="string">
            <text:p>FE FE 05 A0 03 2F D4 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&quot;FE FE 05 A0 &quot;&amp;LEFT(DEC2HEX([.A817]; 4);2)&amp;&quot; &quot;&amp;RIGHT(DEC2HEX([.A817]; 4);2)&amp;&quot; &quot;&amp;(RIGHT(DEC2HEX(HEX2DEC(&quot;05&quot;)+HEX2DEC(&quot;A0&quot;)+HEX2DEC(DEC2HEX([.A817]; 4));4); 2))&amp;&quot; 16&quot;)" office:value-type="string" office:string-value="FE FE 05 A0 03 30 D5 16" calcext:value-type="string">
            <text:p>FE FE 05 A0 03 30 D5 16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&quot;FE FE 05 A0 &quot;&amp;LEFT(DEC2HEX([.A818]; 4);2)&amp;&quot; &quot;&amp;RIGHT(DEC2HEX([.A818]; 4);2)&amp;&quot; &quot;&amp;(RIGHT(DEC2HEX(HEX2DEC(&quot;05&quot;)+HEX2DEC(&quot;A0&quot;)+HEX2DEC(DEC2HEX([.A818]; 4));4); 2))&amp;&quot; 16&quot;)" office:value-type="string" office:string-value="FE FE 05 A0 03 31 D6 16" calcext:value-type="string">
            <text:p>FE FE 05 A0 03 31 D6 1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&quot;FE FE 05 A0 &quot;&amp;LEFT(DEC2HEX([.A819]; 4);2)&amp;&quot; &quot;&amp;RIGHT(DEC2HEX([.A819]; 4);2)&amp;&quot; &quot;&amp;(RIGHT(DEC2HEX(HEX2DEC(&quot;05&quot;)+HEX2DEC(&quot;A0&quot;)+HEX2DEC(DEC2HEX([.A819]; 4));4); 2))&amp;&quot; 16&quot;)" office:value-type="string" office:string-value="FE FE 05 A0 03 32 D7 16" calcext:value-type="string">
            <text:p>FE FE 05 A0 03 32 D7 1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&quot;FE FE 05 A0 &quot;&amp;LEFT(DEC2HEX([.A820]; 4);2)&amp;&quot; &quot;&amp;RIGHT(DEC2HEX([.A820]; 4);2)&amp;&quot; &quot;&amp;(RIGHT(DEC2HEX(HEX2DEC(&quot;05&quot;)+HEX2DEC(&quot;A0&quot;)+HEX2DEC(DEC2HEX([.A820]; 4));4); 2))&amp;&quot; 16&quot;)" office:value-type="string" office:string-value="FE FE 05 A0 03 33 D8 16" calcext:value-type="string">
            <text:p>FE FE 05 A0 03 33 D8 16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&quot;FE FE 05 A0 &quot;&amp;LEFT(DEC2HEX([.A821]; 4);2)&amp;&quot; &quot;&amp;RIGHT(DEC2HEX([.A821]; 4);2)&amp;&quot; &quot;&amp;(RIGHT(DEC2HEX(HEX2DEC(&quot;05&quot;)+HEX2DEC(&quot;A0&quot;)+HEX2DEC(DEC2HEX([.A821]; 4));4); 2))&amp;&quot; 16&quot;)" office:value-type="string" office:string-value="FE FE 05 A0 03 34 D9 16" calcext:value-type="string">
            <text:p>FE FE 05 A0 03 34 D9 1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&quot;FE FE 05 A0 &quot;&amp;LEFT(DEC2HEX([.A822]; 4);2)&amp;&quot; &quot;&amp;RIGHT(DEC2HEX([.A822]; 4);2)&amp;&quot; &quot;&amp;(RIGHT(DEC2HEX(HEX2DEC(&quot;05&quot;)+HEX2DEC(&quot;A0&quot;)+HEX2DEC(DEC2HEX([.A822]; 4));4); 2))&amp;&quot; 16&quot;)" office:value-type="string" office:string-value="FE FE 05 A0 03 35 DA 16" calcext:value-type="string">
            <text:p>FE FE 05 A0 03 35 DA 1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&quot;FE FE 05 A0 &quot;&amp;LEFT(DEC2HEX([.A823]; 4);2)&amp;&quot; &quot;&amp;RIGHT(DEC2HEX([.A823]; 4);2)&amp;&quot; &quot;&amp;(RIGHT(DEC2HEX(HEX2DEC(&quot;05&quot;)+HEX2DEC(&quot;A0&quot;)+HEX2DEC(DEC2HEX([.A823]; 4));4); 2))&amp;&quot; 16&quot;)" office:value-type="string" office:string-value="FE FE 05 A0 03 36 DB 16" calcext:value-type="string">
            <text:p>FE FE 05 A0 03 36 DB 1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&quot;FE FE 05 A0 &quot;&amp;LEFT(DEC2HEX([.A824]; 4);2)&amp;&quot; &quot;&amp;RIGHT(DEC2HEX([.A824]; 4);2)&amp;&quot; &quot;&amp;(RIGHT(DEC2HEX(HEX2DEC(&quot;05&quot;)+HEX2DEC(&quot;A0&quot;)+HEX2DEC(DEC2HEX([.A824]; 4));4); 2))&amp;&quot; 16&quot;)" office:value-type="string" office:string-value="FE FE 05 A0 03 37 DC 16" calcext:value-type="string">
            <text:p>FE FE 05 A0 03 37 DC 1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&quot;FE FE 05 A0 &quot;&amp;LEFT(DEC2HEX([.A825]; 4);2)&amp;&quot; &quot;&amp;RIGHT(DEC2HEX([.A825]; 4);2)&amp;&quot; &quot;&amp;(RIGHT(DEC2HEX(HEX2DEC(&quot;05&quot;)+HEX2DEC(&quot;A0&quot;)+HEX2DEC(DEC2HEX([.A825]; 4));4); 2))&amp;&quot; 16&quot;)" office:value-type="string" office:string-value="FE FE 05 A0 03 38 DD 16" calcext:value-type="string">
            <text:p>FE FE 05 A0 03 38 DD 1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&quot;FE FE 05 A0 &quot;&amp;LEFT(DEC2HEX([.A826]; 4);2)&amp;&quot; &quot;&amp;RIGHT(DEC2HEX([.A826]; 4);2)&amp;&quot; &quot;&amp;(RIGHT(DEC2HEX(HEX2DEC(&quot;05&quot;)+HEX2DEC(&quot;A0&quot;)+HEX2DEC(DEC2HEX([.A826]; 4));4); 2))&amp;&quot; 16&quot;)" office:value-type="string" office:string-value="FE FE 05 A0 03 39 DE 16" calcext:value-type="string">
            <text:p>FE FE 05 A0 03 39 DE 16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&quot;FE FE 05 A0 &quot;&amp;LEFT(DEC2HEX([.A827]; 4);2)&amp;&quot; &quot;&amp;RIGHT(DEC2HEX([.A827]; 4);2)&amp;&quot; &quot;&amp;(RIGHT(DEC2HEX(HEX2DEC(&quot;05&quot;)+HEX2DEC(&quot;A0&quot;)+HEX2DEC(DEC2HEX([.A827]; 4));4); 2))&amp;&quot; 16&quot;)" office:value-type="string" office:string-value="FE FE 05 A0 03 3A DF 16" calcext:value-type="string">
            <text:p>FE FE 05 A0 03 3A DF 16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&quot;FE FE 05 A0 &quot;&amp;LEFT(DEC2HEX([.A828]; 4);2)&amp;&quot; &quot;&amp;RIGHT(DEC2HEX([.A828]; 4);2)&amp;&quot; &quot;&amp;(RIGHT(DEC2HEX(HEX2DEC(&quot;05&quot;)+HEX2DEC(&quot;A0&quot;)+HEX2DEC(DEC2HEX([.A828]; 4));4); 2))&amp;&quot; 16&quot;)" office:value-type="string" office:string-value="FE FE 05 A0 03 3B E0 16" calcext:value-type="string">
            <text:p>FE FE 05 A0 03 3B E0 16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&quot;FE FE 05 A0 &quot;&amp;LEFT(DEC2HEX([.A829]; 4);2)&amp;&quot; &quot;&amp;RIGHT(DEC2HEX([.A829]; 4);2)&amp;&quot; &quot;&amp;(RIGHT(DEC2HEX(HEX2DEC(&quot;05&quot;)+HEX2DEC(&quot;A0&quot;)+HEX2DEC(DEC2HEX([.A829]; 4));4); 2))&amp;&quot; 16&quot;)" office:value-type="string" office:string-value="FE FE 05 A0 03 3C E1 16" calcext:value-type="string">
            <text:p>FE FE 05 A0 03 3C E1 16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&quot;FE FE 05 A0 &quot;&amp;LEFT(DEC2HEX([.A830]; 4);2)&amp;&quot; &quot;&amp;RIGHT(DEC2HEX([.A830]; 4);2)&amp;&quot; &quot;&amp;(RIGHT(DEC2HEX(HEX2DEC(&quot;05&quot;)+HEX2DEC(&quot;A0&quot;)+HEX2DEC(DEC2HEX([.A830]; 4));4); 2))&amp;&quot; 16&quot;)" office:value-type="string" office:string-value="FE FE 05 A0 03 3D E2 16" calcext:value-type="string">
            <text:p>FE FE 05 A0 03 3D E2 16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&quot;FE FE 05 A0 &quot;&amp;LEFT(DEC2HEX([.A831]; 4);2)&amp;&quot; &quot;&amp;RIGHT(DEC2HEX([.A831]; 4);2)&amp;&quot; &quot;&amp;(RIGHT(DEC2HEX(HEX2DEC(&quot;05&quot;)+HEX2DEC(&quot;A0&quot;)+HEX2DEC(DEC2HEX([.A831]; 4));4); 2))&amp;&quot; 16&quot;)" office:value-type="string" office:string-value="FE FE 05 A0 03 3E E3 16" calcext:value-type="string">
            <text:p>FE FE 05 A0 03 3E E3 1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&quot;FE FE 05 A0 &quot;&amp;LEFT(DEC2HEX([.A832]; 4);2)&amp;&quot; &quot;&amp;RIGHT(DEC2HEX([.A832]; 4);2)&amp;&quot; &quot;&amp;(RIGHT(DEC2HEX(HEX2DEC(&quot;05&quot;)+HEX2DEC(&quot;A0&quot;)+HEX2DEC(DEC2HEX([.A832]; 4));4); 2))&amp;&quot; 16&quot;)" office:value-type="string" office:string-value="FE FE 05 A0 03 3F E4 16" calcext:value-type="string">
            <text:p>FE FE 05 A0 03 3F E4 16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&quot;FE FE 05 A0 &quot;&amp;LEFT(DEC2HEX([.A833]; 4);2)&amp;&quot; &quot;&amp;RIGHT(DEC2HEX([.A833]; 4);2)&amp;&quot; &quot;&amp;(RIGHT(DEC2HEX(HEX2DEC(&quot;05&quot;)+HEX2DEC(&quot;A0&quot;)+HEX2DEC(DEC2HEX([.A833]; 4));4); 2))&amp;&quot; 16&quot;)" office:value-type="string" office:string-value="FE FE 05 A0 03 40 E5 16" calcext:value-type="string">
            <text:p>FE FE 05 A0 03 40 E5 16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&quot;FE FE 05 A0 &quot;&amp;LEFT(DEC2HEX([.A834]; 4);2)&amp;&quot; &quot;&amp;RIGHT(DEC2HEX([.A834]; 4);2)&amp;&quot; &quot;&amp;(RIGHT(DEC2HEX(HEX2DEC(&quot;05&quot;)+HEX2DEC(&quot;A0&quot;)+HEX2DEC(DEC2HEX([.A834]; 4));4); 2))&amp;&quot; 16&quot;)" office:value-type="string" office:string-value="FE FE 05 A0 03 41 E6 16" calcext:value-type="string">
            <text:p>FE FE 05 A0 03 41 E6 1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&quot;FE FE 05 A0 &quot;&amp;LEFT(DEC2HEX([.A835]; 4);2)&amp;&quot; &quot;&amp;RIGHT(DEC2HEX([.A835]; 4);2)&amp;&quot; &quot;&amp;(RIGHT(DEC2HEX(HEX2DEC(&quot;05&quot;)+HEX2DEC(&quot;A0&quot;)+HEX2DEC(DEC2HEX([.A835]; 4));4); 2))&amp;&quot; 16&quot;)" office:value-type="string" office:string-value="FE FE 05 A0 03 42 E7 16" calcext:value-type="string">
            <text:p>FE FE 05 A0 03 42 E7 1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&quot;FE FE 05 A0 &quot;&amp;LEFT(DEC2HEX([.A836]; 4);2)&amp;&quot; &quot;&amp;RIGHT(DEC2HEX([.A836]; 4);2)&amp;&quot; &quot;&amp;(RIGHT(DEC2HEX(HEX2DEC(&quot;05&quot;)+HEX2DEC(&quot;A0&quot;)+HEX2DEC(DEC2HEX([.A836]; 4));4); 2))&amp;&quot; 16&quot;)" office:value-type="string" office:string-value="FE FE 05 A0 03 43 E8 16" calcext:value-type="string">
            <text:p>FE FE 05 A0 03 43 E8 1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&quot;FE FE 05 A0 &quot;&amp;LEFT(DEC2HEX([.A837]; 4);2)&amp;&quot; &quot;&amp;RIGHT(DEC2HEX([.A837]; 4);2)&amp;&quot; &quot;&amp;(RIGHT(DEC2HEX(HEX2DEC(&quot;05&quot;)+HEX2DEC(&quot;A0&quot;)+HEX2DEC(DEC2HEX([.A837]; 4));4); 2))&amp;&quot; 16&quot;)" office:value-type="string" office:string-value="FE FE 05 A0 03 44 E9 16" calcext:value-type="string">
            <text:p>FE FE 05 A0 03 44 E9 1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&quot;FE FE 05 A0 &quot;&amp;LEFT(DEC2HEX([.A838]; 4);2)&amp;&quot; &quot;&amp;RIGHT(DEC2HEX([.A838]; 4);2)&amp;&quot; &quot;&amp;(RIGHT(DEC2HEX(HEX2DEC(&quot;05&quot;)+HEX2DEC(&quot;A0&quot;)+HEX2DEC(DEC2HEX([.A838]; 4));4); 2))&amp;&quot; 16&quot;)" office:value-type="string" office:string-value="FE FE 05 A0 03 45 EA 16" calcext:value-type="string">
            <text:p>FE FE 05 A0 03 45 EA 1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&quot;FE FE 05 A0 &quot;&amp;LEFT(DEC2HEX([.A839]; 4);2)&amp;&quot; &quot;&amp;RIGHT(DEC2HEX([.A839]; 4);2)&amp;&quot; &quot;&amp;(RIGHT(DEC2HEX(HEX2DEC(&quot;05&quot;)+HEX2DEC(&quot;A0&quot;)+HEX2DEC(DEC2HEX([.A839]; 4));4); 2))&amp;&quot; 16&quot;)" office:value-type="string" office:string-value="FE FE 05 A0 03 46 EB 16" calcext:value-type="string">
            <text:p>FE FE 05 A0 03 46 EB 16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&quot;FE FE 05 A0 &quot;&amp;LEFT(DEC2HEX([.A840]; 4);2)&amp;&quot; &quot;&amp;RIGHT(DEC2HEX([.A840]; 4);2)&amp;&quot; &quot;&amp;(RIGHT(DEC2HEX(HEX2DEC(&quot;05&quot;)+HEX2DEC(&quot;A0&quot;)+HEX2DEC(DEC2HEX([.A840]; 4));4); 2))&amp;&quot; 16&quot;)" office:value-type="string" office:string-value="FE FE 05 A0 03 47 EC 16" calcext:value-type="string">
            <text:p>FE FE 05 A0 03 47 EC 1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&quot;FE FE 05 A0 &quot;&amp;LEFT(DEC2HEX([.A841]; 4);2)&amp;&quot; &quot;&amp;RIGHT(DEC2HEX([.A841]; 4);2)&amp;&quot; &quot;&amp;(RIGHT(DEC2HEX(HEX2DEC(&quot;05&quot;)+HEX2DEC(&quot;A0&quot;)+HEX2DEC(DEC2HEX([.A841]; 4));4); 2))&amp;&quot; 16&quot;)" office:value-type="string" office:string-value="FE FE 05 A0 03 48 ED 16" calcext:value-type="string">
            <text:p>FE FE 05 A0 03 48 ED 1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&quot;FE FE 05 A0 &quot;&amp;LEFT(DEC2HEX([.A842]; 4);2)&amp;&quot; &quot;&amp;RIGHT(DEC2HEX([.A842]; 4);2)&amp;&quot; &quot;&amp;(RIGHT(DEC2HEX(HEX2DEC(&quot;05&quot;)+HEX2DEC(&quot;A0&quot;)+HEX2DEC(DEC2HEX([.A842]; 4));4); 2))&amp;&quot; 16&quot;)" office:value-type="string" office:string-value="FE FE 05 A0 03 49 EE 16" calcext:value-type="string">
            <text:p>FE FE 05 A0 03 49 EE 1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&quot;FE FE 05 A0 &quot;&amp;LEFT(DEC2HEX([.A843]; 4);2)&amp;&quot; &quot;&amp;RIGHT(DEC2HEX([.A843]; 4);2)&amp;&quot; &quot;&amp;(RIGHT(DEC2HEX(HEX2DEC(&quot;05&quot;)+HEX2DEC(&quot;A0&quot;)+HEX2DEC(DEC2HEX([.A843]; 4));4); 2))&amp;&quot; 16&quot;)" office:value-type="string" office:string-value="FE FE 05 A0 03 4A EF 16" calcext:value-type="string">
            <text:p>FE FE 05 A0 03 4A EF 1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&quot;FE FE 05 A0 &quot;&amp;LEFT(DEC2HEX([.A844]; 4);2)&amp;&quot; &quot;&amp;RIGHT(DEC2HEX([.A844]; 4);2)&amp;&quot; &quot;&amp;(RIGHT(DEC2HEX(HEX2DEC(&quot;05&quot;)+HEX2DEC(&quot;A0&quot;)+HEX2DEC(DEC2HEX([.A844]; 4));4); 2))&amp;&quot; 16&quot;)" office:value-type="string" office:string-value="FE FE 05 A0 03 4B F0 16" calcext:value-type="string">
            <text:p>FE FE 05 A0 03 4B F0 1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&quot;FE FE 05 A0 &quot;&amp;LEFT(DEC2HEX([.A845]; 4);2)&amp;&quot; &quot;&amp;RIGHT(DEC2HEX([.A845]; 4);2)&amp;&quot; &quot;&amp;(RIGHT(DEC2HEX(HEX2DEC(&quot;05&quot;)+HEX2DEC(&quot;A0&quot;)+HEX2DEC(DEC2HEX([.A845]; 4));4); 2))&amp;&quot; 16&quot;)" office:value-type="string" office:string-value="FE FE 05 A0 03 4C F1 16" calcext:value-type="string">
            <text:p>FE FE 05 A0 03 4C F1 1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&quot;FE FE 05 A0 &quot;&amp;LEFT(DEC2HEX([.A846]; 4);2)&amp;&quot; &quot;&amp;RIGHT(DEC2HEX([.A846]; 4);2)&amp;&quot; &quot;&amp;(RIGHT(DEC2HEX(HEX2DEC(&quot;05&quot;)+HEX2DEC(&quot;A0&quot;)+HEX2DEC(DEC2HEX([.A846]; 4));4); 2))&amp;&quot; 16&quot;)" office:value-type="string" office:string-value="FE FE 05 A0 03 4D F2 16" calcext:value-type="string">
            <text:p>FE FE 05 A0 03 4D F2 1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&quot;FE FE 05 A0 &quot;&amp;LEFT(DEC2HEX([.A847]; 4);2)&amp;&quot; &quot;&amp;RIGHT(DEC2HEX([.A847]; 4);2)&amp;&quot; &quot;&amp;(RIGHT(DEC2HEX(HEX2DEC(&quot;05&quot;)+HEX2DEC(&quot;A0&quot;)+HEX2DEC(DEC2HEX([.A847]; 4));4); 2))&amp;&quot; 16&quot;)" office:value-type="string" office:string-value="FE FE 05 A0 03 4E F3 16" calcext:value-type="string">
            <text:p>FE FE 05 A0 03 4E F3 1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&quot;FE FE 05 A0 &quot;&amp;LEFT(DEC2HEX([.A848]; 4);2)&amp;&quot; &quot;&amp;RIGHT(DEC2HEX([.A848]; 4);2)&amp;&quot; &quot;&amp;(RIGHT(DEC2HEX(HEX2DEC(&quot;05&quot;)+HEX2DEC(&quot;A0&quot;)+HEX2DEC(DEC2HEX([.A848]; 4));4); 2))&amp;&quot; 16&quot;)" office:value-type="string" office:string-value="FE FE 05 A0 03 4F F4 16" calcext:value-type="string">
            <text:p>FE FE 05 A0 03 4F F4 1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&quot;FE FE 05 A0 &quot;&amp;LEFT(DEC2HEX([.A849]; 4);2)&amp;&quot; &quot;&amp;RIGHT(DEC2HEX([.A849]; 4);2)&amp;&quot; &quot;&amp;(RIGHT(DEC2HEX(HEX2DEC(&quot;05&quot;)+HEX2DEC(&quot;A0&quot;)+HEX2DEC(DEC2HEX([.A849]; 4));4); 2))&amp;&quot; 16&quot;)" office:value-type="string" office:string-value="FE FE 05 A0 03 50 F5 16" calcext:value-type="string">
            <text:p>FE FE 05 A0 03 50 F5 16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&quot;FE FE 05 A0 &quot;&amp;LEFT(DEC2HEX([.A850]; 4);2)&amp;&quot; &quot;&amp;RIGHT(DEC2HEX([.A850]; 4);2)&amp;&quot; &quot;&amp;(RIGHT(DEC2HEX(HEX2DEC(&quot;05&quot;)+HEX2DEC(&quot;A0&quot;)+HEX2DEC(DEC2HEX([.A850]; 4));4); 2))&amp;&quot; 16&quot;)" office:value-type="string" office:string-value="FE FE 05 A0 03 51 F6 16" calcext:value-type="string">
            <text:p>FE FE 05 A0 03 51 F6 16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&quot;FE FE 05 A0 &quot;&amp;LEFT(DEC2HEX([.A851]; 4);2)&amp;&quot; &quot;&amp;RIGHT(DEC2HEX([.A851]; 4);2)&amp;&quot; &quot;&amp;(RIGHT(DEC2HEX(HEX2DEC(&quot;05&quot;)+HEX2DEC(&quot;A0&quot;)+HEX2DEC(DEC2HEX([.A851]; 4));4); 2))&amp;&quot; 16&quot;)" office:value-type="string" office:string-value="FE FE 05 A0 03 52 F7 16" calcext:value-type="string">
            <text:p>FE FE 05 A0 03 52 F7 16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&quot;FE FE 05 A0 &quot;&amp;LEFT(DEC2HEX([.A852]; 4);2)&amp;&quot; &quot;&amp;RIGHT(DEC2HEX([.A852]; 4);2)&amp;&quot; &quot;&amp;(RIGHT(DEC2HEX(HEX2DEC(&quot;05&quot;)+HEX2DEC(&quot;A0&quot;)+HEX2DEC(DEC2HEX([.A852]; 4));4); 2))&amp;&quot; 16&quot;)" office:value-type="string" office:string-value="FE FE 05 A0 03 53 F8 16" calcext:value-type="string">
            <text:p>FE FE 05 A0 03 53 F8 1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&quot;FE FE 05 A0 &quot;&amp;LEFT(DEC2HEX([.A853]; 4);2)&amp;&quot; &quot;&amp;RIGHT(DEC2HEX([.A853]; 4);2)&amp;&quot; &quot;&amp;(RIGHT(DEC2HEX(HEX2DEC(&quot;05&quot;)+HEX2DEC(&quot;A0&quot;)+HEX2DEC(DEC2HEX([.A853]; 4));4); 2))&amp;&quot; 16&quot;)" office:value-type="string" office:string-value="FE FE 05 A0 03 54 F9 16" calcext:value-type="string">
            <text:p>FE FE 05 A0 03 54 F9 1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&quot;FE FE 05 A0 &quot;&amp;LEFT(DEC2HEX([.A854]; 4);2)&amp;&quot; &quot;&amp;RIGHT(DEC2HEX([.A854]; 4);2)&amp;&quot; &quot;&amp;(RIGHT(DEC2HEX(HEX2DEC(&quot;05&quot;)+HEX2DEC(&quot;A0&quot;)+HEX2DEC(DEC2HEX([.A854]; 4));4); 2))&amp;&quot; 16&quot;)" office:value-type="string" office:string-value="FE FE 05 A0 03 55 FA 16" calcext:value-type="string">
            <text:p>FE FE 05 A0 03 55 FA 16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&quot;FE FE 05 A0 &quot;&amp;LEFT(DEC2HEX([.A855]; 4);2)&amp;&quot; &quot;&amp;RIGHT(DEC2HEX([.A855]; 4);2)&amp;&quot; &quot;&amp;(RIGHT(DEC2HEX(HEX2DEC(&quot;05&quot;)+HEX2DEC(&quot;A0&quot;)+HEX2DEC(DEC2HEX([.A855]; 4));4); 2))&amp;&quot; 16&quot;)" office:value-type="string" office:string-value="FE FE 05 A0 03 56 FB 16" calcext:value-type="string">
            <text:p>FE FE 05 A0 03 56 FB 1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&quot;FE FE 05 A0 &quot;&amp;LEFT(DEC2HEX([.A856]; 4);2)&amp;&quot; &quot;&amp;RIGHT(DEC2HEX([.A856]; 4);2)&amp;&quot; &quot;&amp;(RIGHT(DEC2HEX(HEX2DEC(&quot;05&quot;)+HEX2DEC(&quot;A0&quot;)+HEX2DEC(DEC2HEX([.A856]; 4));4); 2))&amp;&quot; 16&quot;)" office:value-type="string" office:string-value="FE FE 05 A0 03 57 FC 16" calcext:value-type="string">
            <text:p>FE FE 05 A0 03 57 FC 16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&quot;FE FE 05 A0 &quot;&amp;LEFT(DEC2HEX([.A857]; 4);2)&amp;&quot; &quot;&amp;RIGHT(DEC2HEX([.A857]; 4);2)&amp;&quot; &quot;&amp;(RIGHT(DEC2HEX(HEX2DEC(&quot;05&quot;)+HEX2DEC(&quot;A0&quot;)+HEX2DEC(DEC2HEX([.A857]; 4));4); 2))&amp;&quot; 16&quot;)" office:value-type="string" office:string-value="FE FE 05 A0 03 58 FD 16" calcext:value-type="string">
            <text:p>FE FE 05 A0 03 58 FD 16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&quot;FE FE 05 A0 &quot;&amp;LEFT(DEC2HEX([.A858]; 4);2)&amp;&quot; &quot;&amp;RIGHT(DEC2HEX([.A858]; 4);2)&amp;&quot; &quot;&amp;(RIGHT(DEC2HEX(HEX2DEC(&quot;05&quot;)+HEX2DEC(&quot;A0&quot;)+HEX2DEC(DEC2HEX([.A858]; 4));4); 2))&amp;&quot; 16&quot;)" office:value-type="string" office:string-value="FE FE 05 A0 03 59 FE 16" calcext:value-type="string">
            <text:p>FE FE 05 A0 03 59 FE 1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&quot;FE FE 05 A0 &quot;&amp;LEFT(DEC2HEX([.A859]; 4);2)&amp;&quot; &quot;&amp;RIGHT(DEC2HEX([.A859]; 4);2)&amp;&quot; &quot;&amp;(RIGHT(DEC2HEX(HEX2DEC(&quot;05&quot;)+HEX2DEC(&quot;A0&quot;)+HEX2DEC(DEC2HEX([.A859]; 4));4); 2))&amp;&quot; 16&quot;)" office:value-type="string" office:string-value="FE FE 05 A0 03 5A FF 16" calcext:value-type="string">
            <text:p>FE FE 05 A0 03 5A FF 1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&quot;FE FE 05 A0 &quot;&amp;LEFT(DEC2HEX([.A860]; 4);2)&amp;&quot; &quot;&amp;RIGHT(DEC2HEX([.A860]; 4);2)&amp;&quot; &quot;&amp;(RIGHT(DEC2HEX(HEX2DEC(&quot;05&quot;)+HEX2DEC(&quot;A0&quot;)+HEX2DEC(DEC2HEX([.A860]; 4));4); 2))&amp;&quot; 16&quot;)" office:value-type="string" office:string-value="FE FE 05 A0 03 5B 00 16" calcext:value-type="string">
            <text:p>FE FE 05 A0 03 5B 00 1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&quot;FE FE 05 A0 &quot;&amp;LEFT(DEC2HEX([.A861]; 4);2)&amp;&quot; &quot;&amp;RIGHT(DEC2HEX([.A861]; 4);2)&amp;&quot; &quot;&amp;(RIGHT(DEC2HEX(HEX2DEC(&quot;05&quot;)+HEX2DEC(&quot;A0&quot;)+HEX2DEC(DEC2HEX([.A861]; 4));4); 2))&amp;&quot; 16&quot;)" office:value-type="string" office:string-value="FE FE 05 A0 03 5C 01 16" calcext:value-type="string">
            <text:p>FE FE 05 A0 03 5C 01 1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&quot;FE FE 05 A0 &quot;&amp;LEFT(DEC2HEX([.A862]; 4);2)&amp;&quot; &quot;&amp;RIGHT(DEC2HEX([.A862]; 4);2)&amp;&quot; &quot;&amp;(RIGHT(DEC2HEX(HEX2DEC(&quot;05&quot;)+HEX2DEC(&quot;A0&quot;)+HEX2DEC(DEC2HEX([.A862]; 4));4); 2))&amp;&quot; 16&quot;)" office:value-type="string" office:string-value="FE FE 05 A0 03 5D 02 16" calcext:value-type="string">
            <text:p>FE FE 05 A0 03 5D 02 16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&quot;FE FE 05 A0 &quot;&amp;LEFT(DEC2HEX([.A863]; 4);2)&amp;&quot; &quot;&amp;RIGHT(DEC2HEX([.A863]; 4);2)&amp;&quot; &quot;&amp;(RIGHT(DEC2HEX(HEX2DEC(&quot;05&quot;)+HEX2DEC(&quot;A0&quot;)+HEX2DEC(DEC2HEX([.A863]; 4));4); 2))&amp;&quot; 16&quot;)" office:value-type="string" office:string-value="FE FE 05 A0 03 5E 03 16" calcext:value-type="string">
            <text:p>FE FE 05 A0 03 5E 03 16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&quot;FE FE 05 A0 &quot;&amp;LEFT(DEC2HEX([.A864]; 4);2)&amp;&quot; &quot;&amp;RIGHT(DEC2HEX([.A864]; 4);2)&amp;&quot; &quot;&amp;(RIGHT(DEC2HEX(HEX2DEC(&quot;05&quot;)+HEX2DEC(&quot;A0&quot;)+HEX2DEC(DEC2HEX([.A864]; 4));4); 2))&amp;&quot; 16&quot;)" office:value-type="string" office:string-value="FE FE 05 A0 03 5F 04 16" calcext:value-type="string">
            <text:p>FE FE 05 A0 03 5F 04 16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&quot;FE FE 05 A0 &quot;&amp;LEFT(DEC2HEX([.A865]; 4);2)&amp;&quot; &quot;&amp;RIGHT(DEC2HEX([.A865]; 4);2)&amp;&quot; &quot;&amp;(RIGHT(DEC2HEX(HEX2DEC(&quot;05&quot;)+HEX2DEC(&quot;A0&quot;)+HEX2DEC(DEC2HEX([.A865]; 4));4); 2))&amp;&quot; 16&quot;)" office:value-type="string" office:string-value="FE FE 05 A0 03 60 05 16" calcext:value-type="string">
            <text:p>FE FE 05 A0 03 60 05 16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&quot;FE FE 05 A0 &quot;&amp;LEFT(DEC2HEX([.A866]; 4);2)&amp;&quot; &quot;&amp;RIGHT(DEC2HEX([.A866]; 4);2)&amp;&quot; &quot;&amp;(RIGHT(DEC2HEX(HEX2DEC(&quot;05&quot;)+HEX2DEC(&quot;A0&quot;)+HEX2DEC(DEC2HEX([.A866]; 4));4); 2))&amp;&quot; 16&quot;)" office:value-type="string" office:string-value="FE FE 05 A0 03 61 06 16" calcext:value-type="string">
            <text:p>FE FE 05 A0 03 61 06 16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&quot;FE FE 05 A0 &quot;&amp;LEFT(DEC2HEX([.A867]; 4);2)&amp;&quot; &quot;&amp;RIGHT(DEC2HEX([.A867]; 4);2)&amp;&quot; &quot;&amp;(RIGHT(DEC2HEX(HEX2DEC(&quot;05&quot;)+HEX2DEC(&quot;A0&quot;)+HEX2DEC(DEC2HEX([.A867]; 4));4); 2))&amp;&quot; 16&quot;)" office:value-type="string" office:string-value="FE FE 05 A0 03 62 07 16" calcext:value-type="string">
            <text:p>FE FE 05 A0 03 62 07 16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&quot;FE FE 05 A0 &quot;&amp;LEFT(DEC2HEX([.A868]; 4);2)&amp;&quot; &quot;&amp;RIGHT(DEC2HEX([.A868]; 4);2)&amp;&quot; &quot;&amp;(RIGHT(DEC2HEX(HEX2DEC(&quot;05&quot;)+HEX2DEC(&quot;A0&quot;)+HEX2DEC(DEC2HEX([.A868]; 4));4); 2))&amp;&quot; 16&quot;)" office:value-type="string" office:string-value="FE FE 05 A0 03 63 08 16" calcext:value-type="string">
            <text:p>FE FE 05 A0 03 63 08 1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&quot;FE FE 05 A0 &quot;&amp;LEFT(DEC2HEX([.A869]; 4);2)&amp;&quot; &quot;&amp;RIGHT(DEC2HEX([.A869]; 4);2)&amp;&quot; &quot;&amp;(RIGHT(DEC2HEX(HEX2DEC(&quot;05&quot;)+HEX2DEC(&quot;A0&quot;)+HEX2DEC(DEC2HEX([.A869]; 4));4); 2))&amp;&quot; 16&quot;)" office:value-type="string" office:string-value="FE FE 05 A0 03 64 09 16" calcext:value-type="string">
            <text:p>FE FE 05 A0 03 64 09 1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&quot;FE FE 05 A0 &quot;&amp;LEFT(DEC2HEX([.A870]; 4);2)&amp;&quot; &quot;&amp;RIGHT(DEC2HEX([.A870]; 4);2)&amp;&quot; &quot;&amp;(RIGHT(DEC2HEX(HEX2DEC(&quot;05&quot;)+HEX2DEC(&quot;A0&quot;)+HEX2DEC(DEC2HEX([.A870]; 4));4); 2))&amp;&quot; 16&quot;)" office:value-type="string" office:string-value="FE FE 05 A0 03 65 0A 16" calcext:value-type="string">
            <text:p>FE FE 05 A0 03 65 0A 1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&quot;FE FE 05 A0 &quot;&amp;LEFT(DEC2HEX([.A871]; 4);2)&amp;&quot; &quot;&amp;RIGHT(DEC2HEX([.A871]; 4);2)&amp;&quot; &quot;&amp;(RIGHT(DEC2HEX(HEX2DEC(&quot;05&quot;)+HEX2DEC(&quot;A0&quot;)+HEX2DEC(DEC2HEX([.A871]; 4));4); 2))&amp;&quot; 16&quot;)" office:value-type="string" office:string-value="FE FE 05 A0 03 66 0B 16" calcext:value-type="string">
            <text:p>FE FE 05 A0 03 66 0B 16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&quot;FE FE 05 A0 &quot;&amp;LEFT(DEC2HEX([.A872]; 4);2)&amp;&quot; &quot;&amp;RIGHT(DEC2HEX([.A872]; 4);2)&amp;&quot; &quot;&amp;(RIGHT(DEC2HEX(HEX2DEC(&quot;05&quot;)+HEX2DEC(&quot;A0&quot;)+HEX2DEC(DEC2HEX([.A872]; 4));4); 2))&amp;&quot; 16&quot;)" office:value-type="string" office:string-value="FE FE 05 A0 03 67 0C 16" calcext:value-type="string">
            <text:p>FE FE 05 A0 03 67 0C 16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&quot;FE FE 05 A0 &quot;&amp;LEFT(DEC2HEX([.A873]; 4);2)&amp;&quot; &quot;&amp;RIGHT(DEC2HEX([.A873]; 4);2)&amp;&quot; &quot;&amp;(RIGHT(DEC2HEX(HEX2DEC(&quot;05&quot;)+HEX2DEC(&quot;A0&quot;)+HEX2DEC(DEC2HEX([.A873]; 4));4); 2))&amp;&quot; 16&quot;)" office:value-type="string" office:string-value="FE FE 05 A0 03 68 0D 16" calcext:value-type="string">
            <text:p>FE FE 05 A0 03 68 0D 16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&quot;FE FE 05 A0 &quot;&amp;LEFT(DEC2HEX([.A874]; 4);2)&amp;&quot; &quot;&amp;RIGHT(DEC2HEX([.A874]; 4);2)&amp;&quot; &quot;&amp;(RIGHT(DEC2HEX(HEX2DEC(&quot;05&quot;)+HEX2DEC(&quot;A0&quot;)+HEX2DEC(DEC2HEX([.A874]; 4));4); 2))&amp;&quot; 16&quot;)" office:value-type="string" office:string-value="FE FE 05 A0 03 69 0E 16" calcext:value-type="string">
            <text:p>FE FE 05 A0 03 69 0E 1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&quot;FE FE 05 A0 &quot;&amp;LEFT(DEC2HEX([.A875]; 4);2)&amp;&quot; &quot;&amp;RIGHT(DEC2HEX([.A875]; 4);2)&amp;&quot; &quot;&amp;(RIGHT(DEC2HEX(HEX2DEC(&quot;05&quot;)+HEX2DEC(&quot;A0&quot;)+HEX2DEC(DEC2HEX([.A875]; 4));4); 2))&amp;&quot; 16&quot;)" office:value-type="string" office:string-value="FE FE 05 A0 03 6A 0F 16" calcext:value-type="string">
            <text:p>FE FE 05 A0 03 6A 0F 16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&quot;FE FE 05 A0 &quot;&amp;LEFT(DEC2HEX([.A876]; 4);2)&amp;&quot; &quot;&amp;RIGHT(DEC2HEX([.A876]; 4);2)&amp;&quot; &quot;&amp;(RIGHT(DEC2HEX(HEX2DEC(&quot;05&quot;)+HEX2DEC(&quot;A0&quot;)+HEX2DEC(DEC2HEX([.A876]; 4));4); 2))&amp;&quot; 16&quot;)" office:value-type="string" office:string-value="FE FE 05 A0 03 6B 10 16" calcext:value-type="string">
            <text:p>FE FE 05 A0 03 6B 10 1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&quot;FE FE 05 A0 &quot;&amp;LEFT(DEC2HEX([.A877]; 4);2)&amp;&quot; &quot;&amp;RIGHT(DEC2HEX([.A877]; 4);2)&amp;&quot; &quot;&amp;(RIGHT(DEC2HEX(HEX2DEC(&quot;05&quot;)+HEX2DEC(&quot;A0&quot;)+HEX2DEC(DEC2HEX([.A877]; 4));4); 2))&amp;&quot; 16&quot;)" office:value-type="string" office:string-value="FE FE 05 A0 03 6C 11 16" calcext:value-type="string">
            <text:p>FE FE 05 A0 03 6C 11 1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&quot;FE FE 05 A0 &quot;&amp;LEFT(DEC2HEX([.A878]; 4);2)&amp;&quot; &quot;&amp;RIGHT(DEC2HEX([.A878]; 4);2)&amp;&quot; &quot;&amp;(RIGHT(DEC2HEX(HEX2DEC(&quot;05&quot;)+HEX2DEC(&quot;A0&quot;)+HEX2DEC(DEC2HEX([.A878]; 4));4); 2))&amp;&quot; 16&quot;)" office:value-type="string" office:string-value="FE FE 05 A0 03 6D 12 16" calcext:value-type="string">
            <text:p>FE FE 05 A0 03 6D 12 16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&quot;FE FE 05 A0 &quot;&amp;LEFT(DEC2HEX([.A879]; 4);2)&amp;&quot; &quot;&amp;RIGHT(DEC2HEX([.A879]; 4);2)&amp;&quot; &quot;&amp;(RIGHT(DEC2HEX(HEX2DEC(&quot;05&quot;)+HEX2DEC(&quot;A0&quot;)+HEX2DEC(DEC2HEX([.A879]; 4));4); 2))&amp;&quot; 16&quot;)" office:value-type="string" office:string-value="FE FE 05 A0 03 6E 13 16" calcext:value-type="string">
            <text:p>FE FE 05 A0 03 6E 13 16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&quot;FE FE 05 A0 &quot;&amp;LEFT(DEC2HEX([.A880]; 4);2)&amp;&quot; &quot;&amp;RIGHT(DEC2HEX([.A880]; 4);2)&amp;&quot; &quot;&amp;(RIGHT(DEC2HEX(HEX2DEC(&quot;05&quot;)+HEX2DEC(&quot;A0&quot;)+HEX2DEC(DEC2HEX([.A880]; 4));4); 2))&amp;&quot; 16&quot;)" office:value-type="string" office:string-value="FE FE 05 A0 03 6F 14 16" calcext:value-type="string">
            <text:p>FE FE 05 A0 03 6F 14 1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&quot;FE FE 05 A0 &quot;&amp;LEFT(DEC2HEX([.A881]; 4);2)&amp;&quot; &quot;&amp;RIGHT(DEC2HEX([.A881]; 4);2)&amp;&quot; &quot;&amp;(RIGHT(DEC2HEX(HEX2DEC(&quot;05&quot;)+HEX2DEC(&quot;A0&quot;)+HEX2DEC(DEC2HEX([.A881]; 4));4); 2))&amp;&quot; 16&quot;)" office:value-type="string" office:string-value="FE FE 05 A0 03 70 15 16" calcext:value-type="string">
            <text:p>FE FE 05 A0 03 70 15 1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&quot;FE FE 05 A0 &quot;&amp;LEFT(DEC2HEX([.A882]; 4);2)&amp;&quot; &quot;&amp;RIGHT(DEC2HEX([.A882]; 4);2)&amp;&quot; &quot;&amp;(RIGHT(DEC2HEX(HEX2DEC(&quot;05&quot;)+HEX2DEC(&quot;A0&quot;)+HEX2DEC(DEC2HEX([.A882]; 4));4); 2))&amp;&quot; 16&quot;)" office:value-type="string" office:string-value="FE FE 05 A0 03 71 16 16" calcext:value-type="string">
            <text:p>FE FE 05 A0 03 71 16 1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&quot;FE FE 05 A0 &quot;&amp;LEFT(DEC2HEX([.A883]; 4);2)&amp;&quot; &quot;&amp;RIGHT(DEC2HEX([.A883]; 4);2)&amp;&quot; &quot;&amp;(RIGHT(DEC2HEX(HEX2DEC(&quot;05&quot;)+HEX2DEC(&quot;A0&quot;)+HEX2DEC(DEC2HEX([.A883]; 4));4); 2))&amp;&quot; 16&quot;)" office:value-type="string" office:string-value="FE FE 05 A0 03 72 17 16" calcext:value-type="string">
            <text:p>FE FE 05 A0 03 72 17 16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&quot;FE FE 05 A0 &quot;&amp;LEFT(DEC2HEX([.A884]; 4);2)&amp;&quot; &quot;&amp;RIGHT(DEC2HEX([.A884]; 4);2)&amp;&quot; &quot;&amp;(RIGHT(DEC2HEX(HEX2DEC(&quot;05&quot;)+HEX2DEC(&quot;A0&quot;)+HEX2DEC(DEC2HEX([.A884]; 4));4); 2))&amp;&quot; 16&quot;)" office:value-type="string" office:string-value="FE FE 05 A0 03 73 18 16" calcext:value-type="string">
            <text:p>FE FE 05 A0 03 73 18 16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&quot;FE FE 05 A0 &quot;&amp;LEFT(DEC2HEX([.A885]; 4);2)&amp;&quot; &quot;&amp;RIGHT(DEC2HEX([.A885]; 4);2)&amp;&quot; &quot;&amp;(RIGHT(DEC2HEX(HEX2DEC(&quot;05&quot;)+HEX2DEC(&quot;A0&quot;)+HEX2DEC(DEC2HEX([.A885]; 4));4); 2))&amp;&quot; 16&quot;)" office:value-type="string" office:string-value="FE FE 05 A0 03 74 19 16" calcext:value-type="string">
            <text:p>FE FE 05 A0 03 74 19 1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&quot;FE FE 05 A0 &quot;&amp;LEFT(DEC2HEX([.A886]; 4);2)&amp;&quot; &quot;&amp;RIGHT(DEC2HEX([.A886]; 4);2)&amp;&quot; &quot;&amp;(RIGHT(DEC2HEX(HEX2DEC(&quot;05&quot;)+HEX2DEC(&quot;A0&quot;)+HEX2DEC(DEC2HEX([.A886]; 4));4); 2))&amp;&quot; 16&quot;)" office:value-type="string" office:string-value="FE FE 05 A0 03 75 1A 16" calcext:value-type="string">
            <text:p>FE FE 05 A0 03 75 1A 1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&quot;FE FE 05 A0 &quot;&amp;LEFT(DEC2HEX([.A887]; 4);2)&amp;&quot; &quot;&amp;RIGHT(DEC2HEX([.A887]; 4);2)&amp;&quot; &quot;&amp;(RIGHT(DEC2HEX(HEX2DEC(&quot;05&quot;)+HEX2DEC(&quot;A0&quot;)+HEX2DEC(DEC2HEX([.A887]; 4));4); 2))&amp;&quot; 16&quot;)" office:value-type="string" office:string-value="FE FE 05 A0 03 76 1B 16" calcext:value-type="string">
            <text:p>FE FE 05 A0 03 76 1B 16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&quot;FE FE 05 A0 &quot;&amp;LEFT(DEC2HEX([.A888]; 4);2)&amp;&quot; &quot;&amp;RIGHT(DEC2HEX([.A888]; 4);2)&amp;&quot; &quot;&amp;(RIGHT(DEC2HEX(HEX2DEC(&quot;05&quot;)+HEX2DEC(&quot;A0&quot;)+HEX2DEC(DEC2HEX([.A888]; 4));4); 2))&amp;&quot; 16&quot;)" office:value-type="string" office:string-value="FE FE 05 A0 03 77 1C 16" calcext:value-type="string">
            <text:p>FE FE 05 A0 03 77 1C 16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&quot;FE FE 05 A0 &quot;&amp;LEFT(DEC2HEX([.A889]; 4);2)&amp;&quot; &quot;&amp;RIGHT(DEC2HEX([.A889]; 4);2)&amp;&quot; &quot;&amp;(RIGHT(DEC2HEX(HEX2DEC(&quot;05&quot;)+HEX2DEC(&quot;A0&quot;)+HEX2DEC(DEC2HEX([.A889]; 4));4); 2))&amp;&quot; 16&quot;)" office:value-type="string" office:string-value="FE FE 05 A0 03 78 1D 16" calcext:value-type="string">
            <text:p>FE FE 05 A0 03 78 1D 1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&quot;FE FE 05 A0 &quot;&amp;LEFT(DEC2HEX([.A890]; 4);2)&amp;&quot; &quot;&amp;RIGHT(DEC2HEX([.A890]; 4);2)&amp;&quot; &quot;&amp;(RIGHT(DEC2HEX(HEX2DEC(&quot;05&quot;)+HEX2DEC(&quot;A0&quot;)+HEX2DEC(DEC2HEX([.A890]; 4));4); 2))&amp;&quot; 16&quot;)" office:value-type="string" office:string-value="FE FE 05 A0 03 79 1E 16" calcext:value-type="string">
            <text:p>FE FE 05 A0 03 79 1E 1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&quot;FE FE 05 A0 &quot;&amp;LEFT(DEC2HEX([.A891]; 4);2)&amp;&quot; &quot;&amp;RIGHT(DEC2HEX([.A891]; 4);2)&amp;&quot; &quot;&amp;(RIGHT(DEC2HEX(HEX2DEC(&quot;05&quot;)+HEX2DEC(&quot;A0&quot;)+HEX2DEC(DEC2HEX([.A891]; 4));4); 2))&amp;&quot; 16&quot;)" office:value-type="string" office:string-value="FE FE 05 A0 03 7A 1F 16" calcext:value-type="string">
            <text:p>FE FE 05 A0 03 7A 1F 16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&quot;FE FE 05 A0 &quot;&amp;LEFT(DEC2HEX([.A892]; 4);2)&amp;&quot; &quot;&amp;RIGHT(DEC2HEX([.A892]; 4);2)&amp;&quot; &quot;&amp;(RIGHT(DEC2HEX(HEX2DEC(&quot;05&quot;)+HEX2DEC(&quot;A0&quot;)+HEX2DEC(DEC2HEX([.A892]; 4));4); 2))&amp;&quot; 16&quot;)" office:value-type="string" office:string-value="FE FE 05 A0 03 7B 20 16" calcext:value-type="string">
            <text:p>FE FE 05 A0 03 7B 20 1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&quot;FE FE 05 A0 &quot;&amp;LEFT(DEC2HEX([.A893]; 4);2)&amp;&quot; &quot;&amp;RIGHT(DEC2HEX([.A893]; 4);2)&amp;&quot; &quot;&amp;(RIGHT(DEC2HEX(HEX2DEC(&quot;05&quot;)+HEX2DEC(&quot;A0&quot;)+HEX2DEC(DEC2HEX([.A893]; 4));4); 2))&amp;&quot; 16&quot;)" office:value-type="string" office:string-value="FE FE 05 A0 03 7C 21 16" calcext:value-type="string">
            <text:p>FE FE 05 A0 03 7C 21 16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&quot;FE FE 05 A0 &quot;&amp;LEFT(DEC2HEX([.A894]; 4);2)&amp;&quot; &quot;&amp;RIGHT(DEC2HEX([.A894]; 4);2)&amp;&quot; &quot;&amp;(RIGHT(DEC2HEX(HEX2DEC(&quot;05&quot;)+HEX2DEC(&quot;A0&quot;)+HEX2DEC(DEC2HEX([.A894]; 4));4); 2))&amp;&quot; 16&quot;)" office:value-type="string" office:string-value="FE FE 05 A0 03 7D 22 16" calcext:value-type="string">
            <text:p>FE FE 05 A0 03 7D 22 1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&quot;FE FE 05 A0 &quot;&amp;LEFT(DEC2HEX([.A895]; 4);2)&amp;&quot; &quot;&amp;RIGHT(DEC2HEX([.A895]; 4);2)&amp;&quot; &quot;&amp;(RIGHT(DEC2HEX(HEX2DEC(&quot;05&quot;)+HEX2DEC(&quot;A0&quot;)+HEX2DEC(DEC2HEX([.A895]; 4));4); 2))&amp;&quot; 16&quot;)" office:value-type="string" office:string-value="FE FE 05 A0 03 7E 23 16" calcext:value-type="string">
            <text:p>FE FE 05 A0 03 7E 23 1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&quot;FE FE 05 A0 &quot;&amp;LEFT(DEC2HEX([.A896]; 4);2)&amp;&quot; &quot;&amp;RIGHT(DEC2HEX([.A896]; 4);2)&amp;&quot; &quot;&amp;(RIGHT(DEC2HEX(HEX2DEC(&quot;05&quot;)+HEX2DEC(&quot;A0&quot;)+HEX2DEC(DEC2HEX([.A896]; 4));4); 2))&amp;&quot; 16&quot;)" office:value-type="string" office:string-value="FE FE 05 A0 03 7F 24 16" calcext:value-type="string">
            <text:p>FE FE 05 A0 03 7F 24 1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&quot;FE FE 05 A0 &quot;&amp;LEFT(DEC2HEX([.A897]; 4);2)&amp;&quot; &quot;&amp;RIGHT(DEC2HEX([.A897]; 4);2)&amp;&quot; &quot;&amp;(RIGHT(DEC2HEX(HEX2DEC(&quot;05&quot;)+HEX2DEC(&quot;A0&quot;)+HEX2DEC(DEC2HEX([.A897]; 4));4); 2))&amp;&quot; 16&quot;)" office:value-type="string" office:string-value="FE FE 05 A0 03 80 25 16" calcext:value-type="string">
            <text:p>FE FE 05 A0 03 80 25 1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&quot;FE FE 05 A0 &quot;&amp;LEFT(DEC2HEX([.A898]; 4);2)&amp;&quot; &quot;&amp;RIGHT(DEC2HEX([.A898]; 4);2)&amp;&quot; &quot;&amp;(RIGHT(DEC2HEX(HEX2DEC(&quot;05&quot;)+HEX2DEC(&quot;A0&quot;)+HEX2DEC(DEC2HEX([.A898]; 4));4); 2))&amp;&quot; 16&quot;)" office:value-type="string" office:string-value="FE FE 05 A0 03 81 26 16" calcext:value-type="string">
            <text:p>FE FE 05 A0 03 81 26 1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&quot;FE FE 05 A0 &quot;&amp;LEFT(DEC2HEX([.A899]; 4);2)&amp;&quot; &quot;&amp;RIGHT(DEC2HEX([.A899]; 4);2)&amp;&quot; &quot;&amp;(RIGHT(DEC2HEX(HEX2DEC(&quot;05&quot;)+HEX2DEC(&quot;A0&quot;)+HEX2DEC(DEC2HEX([.A899]; 4));4); 2))&amp;&quot; 16&quot;)" office:value-type="string" office:string-value="FE FE 05 A0 03 82 27 16" calcext:value-type="string">
            <text:p>FE FE 05 A0 03 82 27 1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&quot;FE FE 05 A0 &quot;&amp;LEFT(DEC2HEX([.A900]; 4);2)&amp;&quot; &quot;&amp;RIGHT(DEC2HEX([.A900]; 4);2)&amp;&quot; &quot;&amp;(RIGHT(DEC2HEX(HEX2DEC(&quot;05&quot;)+HEX2DEC(&quot;A0&quot;)+HEX2DEC(DEC2HEX([.A900]; 4));4); 2))&amp;&quot; 16&quot;)" office:value-type="string" office:string-value="FE FE 05 A0 03 83 28 16" calcext:value-type="string">
            <text:p>FE FE 05 A0 03 83 28 1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&quot;FE FE 05 A0 &quot;&amp;LEFT(DEC2HEX([.A901]; 4);2)&amp;&quot; &quot;&amp;RIGHT(DEC2HEX([.A901]; 4);2)&amp;&quot; &quot;&amp;(RIGHT(DEC2HEX(HEX2DEC(&quot;05&quot;)+HEX2DEC(&quot;A0&quot;)+HEX2DEC(DEC2HEX([.A901]; 4));4); 2))&amp;&quot; 16&quot;)" office:value-type="string" office:string-value="FE FE 05 A0 03 84 29 16" calcext:value-type="string">
            <text:p>FE FE 05 A0 03 84 29 16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&quot;FE FE 05 A0 &quot;&amp;LEFT(DEC2HEX([.A902]; 4);2)&amp;&quot; &quot;&amp;RIGHT(DEC2HEX([.A902]; 4);2)&amp;&quot; &quot;&amp;(RIGHT(DEC2HEX(HEX2DEC(&quot;05&quot;)+HEX2DEC(&quot;A0&quot;)+HEX2DEC(DEC2HEX([.A902]; 4));4); 2))&amp;&quot; 16&quot;)" office:value-type="string" office:string-value="FE FE 05 A0 03 85 2A 16" calcext:value-type="string">
            <text:p>FE FE 05 A0 03 85 2A 16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&quot;FE FE 05 A0 &quot;&amp;LEFT(DEC2HEX([.A903]; 4);2)&amp;&quot; &quot;&amp;RIGHT(DEC2HEX([.A903]; 4);2)&amp;&quot; &quot;&amp;(RIGHT(DEC2HEX(HEX2DEC(&quot;05&quot;)+HEX2DEC(&quot;A0&quot;)+HEX2DEC(DEC2HEX([.A903]; 4));4); 2))&amp;&quot; 16&quot;)" office:value-type="string" office:string-value="FE FE 05 A0 03 86 2B 16" calcext:value-type="string">
            <text:p>FE FE 05 A0 03 86 2B 16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&quot;FE FE 05 A0 &quot;&amp;LEFT(DEC2HEX([.A904]; 4);2)&amp;&quot; &quot;&amp;RIGHT(DEC2HEX([.A904]; 4);2)&amp;&quot; &quot;&amp;(RIGHT(DEC2HEX(HEX2DEC(&quot;05&quot;)+HEX2DEC(&quot;A0&quot;)+HEX2DEC(DEC2HEX([.A904]; 4));4); 2))&amp;&quot; 16&quot;)" office:value-type="string" office:string-value="FE FE 05 A0 03 87 2C 16" calcext:value-type="string">
            <text:p>FE FE 05 A0 03 87 2C 16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&quot;FE FE 05 A0 &quot;&amp;LEFT(DEC2HEX([.A905]; 4);2)&amp;&quot; &quot;&amp;RIGHT(DEC2HEX([.A905]; 4);2)&amp;&quot; &quot;&amp;(RIGHT(DEC2HEX(HEX2DEC(&quot;05&quot;)+HEX2DEC(&quot;A0&quot;)+HEX2DEC(DEC2HEX([.A905]; 4));4); 2))&amp;&quot; 16&quot;)" office:value-type="string" office:string-value="FE FE 05 A0 03 88 2D 16" calcext:value-type="string">
            <text:p>FE FE 05 A0 03 88 2D 1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&quot;FE FE 05 A0 &quot;&amp;LEFT(DEC2HEX([.A906]; 4);2)&amp;&quot; &quot;&amp;RIGHT(DEC2HEX([.A906]; 4);2)&amp;&quot; &quot;&amp;(RIGHT(DEC2HEX(HEX2DEC(&quot;05&quot;)+HEX2DEC(&quot;A0&quot;)+HEX2DEC(DEC2HEX([.A906]; 4));4); 2))&amp;&quot; 16&quot;)" office:value-type="string" office:string-value="FE FE 05 A0 03 89 2E 16" calcext:value-type="string">
            <text:p>FE FE 05 A0 03 89 2E 1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&quot;FE FE 05 A0 &quot;&amp;LEFT(DEC2HEX([.A907]; 4);2)&amp;&quot; &quot;&amp;RIGHT(DEC2HEX([.A907]; 4);2)&amp;&quot; &quot;&amp;(RIGHT(DEC2HEX(HEX2DEC(&quot;05&quot;)+HEX2DEC(&quot;A0&quot;)+HEX2DEC(DEC2HEX([.A907]; 4));4); 2))&amp;&quot; 16&quot;)" office:value-type="string" office:string-value="FE FE 05 A0 03 8A 2F 16" calcext:value-type="string">
            <text:p>FE FE 05 A0 03 8A 2F 16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&quot;FE FE 05 A0 &quot;&amp;LEFT(DEC2HEX([.A908]; 4);2)&amp;&quot; &quot;&amp;RIGHT(DEC2HEX([.A908]; 4);2)&amp;&quot; &quot;&amp;(RIGHT(DEC2HEX(HEX2DEC(&quot;05&quot;)+HEX2DEC(&quot;A0&quot;)+HEX2DEC(DEC2HEX([.A908]; 4));4); 2))&amp;&quot; 16&quot;)" office:value-type="string" office:string-value="FE FE 05 A0 03 8B 30 16" calcext:value-type="string">
            <text:p>FE FE 05 A0 03 8B 30 16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&quot;FE FE 05 A0 &quot;&amp;LEFT(DEC2HEX([.A909]; 4);2)&amp;&quot; &quot;&amp;RIGHT(DEC2HEX([.A909]; 4);2)&amp;&quot; &quot;&amp;(RIGHT(DEC2HEX(HEX2DEC(&quot;05&quot;)+HEX2DEC(&quot;A0&quot;)+HEX2DEC(DEC2HEX([.A909]; 4));4); 2))&amp;&quot; 16&quot;)" office:value-type="string" office:string-value="FE FE 05 A0 03 8C 31 16" calcext:value-type="string">
            <text:p>FE FE 05 A0 03 8C 31 1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&quot;FE FE 05 A0 &quot;&amp;LEFT(DEC2HEX([.A910]; 4);2)&amp;&quot; &quot;&amp;RIGHT(DEC2HEX([.A910]; 4);2)&amp;&quot; &quot;&amp;(RIGHT(DEC2HEX(HEX2DEC(&quot;05&quot;)+HEX2DEC(&quot;A0&quot;)+HEX2DEC(DEC2HEX([.A910]; 4));4); 2))&amp;&quot; 16&quot;)" office:value-type="string" office:string-value="FE FE 05 A0 03 8D 32 16" calcext:value-type="string">
            <text:p>FE FE 05 A0 03 8D 32 16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&quot;FE FE 05 A0 &quot;&amp;LEFT(DEC2HEX([.A911]; 4);2)&amp;&quot; &quot;&amp;RIGHT(DEC2HEX([.A911]; 4);2)&amp;&quot; &quot;&amp;(RIGHT(DEC2HEX(HEX2DEC(&quot;05&quot;)+HEX2DEC(&quot;A0&quot;)+HEX2DEC(DEC2HEX([.A911]; 4));4); 2))&amp;&quot; 16&quot;)" office:value-type="string" office:string-value="FE FE 05 A0 03 8E 33 16" calcext:value-type="string">
            <text:p>FE FE 05 A0 03 8E 33 1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&quot;FE FE 05 A0 &quot;&amp;LEFT(DEC2HEX([.A912]; 4);2)&amp;&quot; &quot;&amp;RIGHT(DEC2HEX([.A912]; 4);2)&amp;&quot; &quot;&amp;(RIGHT(DEC2HEX(HEX2DEC(&quot;05&quot;)+HEX2DEC(&quot;A0&quot;)+HEX2DEC(DEC2HEX([.A912]; 4));4); 2))&amp;&quot; 16&quot;)" office:value-type="string" office:string-value="FE FE 05 A0 03 8F 34 16" calcext:value-type="string">
            <text:p>FE FE 05 A0 03 8F 34 1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&quot;FE FE 05 A0 &quot;&amp;LEFT(DEC2HEX([.A913]; 4);2)&amp;&quot; &quot;&amp;RIGHT(DEC2HEX([.A913]; 4);2)&amp;&quot; &quot;&amp;(RIGHT(DEC2HEX(HEX2DEC(&quot;05&quot;)+HEX2DEC(&quot;A0&quot;)+HEX2DEC(DEC2HEX([.A913]; 4));4); 2))&amp;&quot; 16&quot;)" office:value-type="string" office:string-value="FE FE 05 A0 03 90 35 16" calcext:value-type="string">
            <text:p>FE FE 05 A0 03 90 35 16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&quot;FE FE 05 A0 &quot;&amp;LEFT(DEC2HEX([.A914]; 4);2)&amp;&quot; &quot;&amp;RIGHT(DEC2HEX([.A914]; 4);2)&amp;&quot; &quot;&amp;(RIGHT(DEC2HEX(HEX2DEC(&quot;05&quot;)+HEX2DEC(&quot;A0&quot;)+HEX2DEC(DEC2HEX([.A914]; 4));4); 2))&amp;&quot; 16&quot;)" office:value-type="string" office:string-value="FE FE 05 A0 03 91 36 16" calcext:value-type="string">
            <text:p>FE FE 05 A0 03 91 36 16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&quot;FE FE 05 A0 &quot;&amp;LEFT(DEC2HEX([.A915]; 4);2)&amp;&quot; &quot;&amp;RIGHT(DEC2HEX([.A915]; 4);2)&amp;&quot; &quot;&amp;(RIGHT(DEC2HEX(HEX2DEC(&quot;05&quot;)+HEX2DEC(&quot;A0&quot;)+HEX2DEC(DEC2HEX([.A915]; 4));4); 2))&amp;&quot; 16&quot;)" office:value-type="string" office:string-value="FE FE 05 A0 03 92 37 16" calcext:value-type="string">
            <text:p>FE FE 05 A0 03 92 37 1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&quot;FE FE 05 A0 &quot;&amp;LEFT(DEC2HEX([.A916]; 4);2)&amp;&quot; &quot;&amp;RIGHT(DEC2HEX([.A916]; 4);2)&amp;&quot; &quot;&amp;(RIGHT(DEC2HEX(HEX2DEC(&quot;05&quot;)+HEX2DEC(&quot;A0&quot;)+HEX2DEC(DEC2HEX([.A916]; 4));4); 2))&amp;&quot; 16&quot;)" office:value-type="string" office:string-value="FE FE 05 A0 03 93 38 16" calcext:value-type="string">
            <text:p>FE FE 05 A0 03 93 38 16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&quot;FE FE 05 A0 &quot;&amp;LEFT(DEC2HEX([.A917]; 4);2)&amp;&quot; &quot;&amp;RIGHT(DEC2HEX([.A917]; 4);2)&amp;&quot; &quot;&amp;(RIGHT(DEC2HEX(HEX2DEC(&quot;05&quot;)+HEX2DEC(&quot;A0&quot;)+HEX2DEC(DEC2HEX([.A917]; 4));4); 2))&amp;&quot; 16&quot;)" office:value-type="string" office:string-value="FE FE 05 A0 03 94 39 16" calcext:value-type="string">
            <text:p>FE FE 05 A0 03 94 39 1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&quot;FE FE 05 A0 &quot;&amp;LEFT(DEC2HEX([.A918]; 4);2)&amp;&quot; &quot;&amp;RIGHT(DEC2HEX([.A918]; 4);2)&amp;&quot; &quot;&amp;(RIGHT(DEC2HEX(HEX2DEC(&quot;05&quot;)+HEX2DEC(&quot;A0&quot;)+HEX2DEC(DEC2HEX([.A918]; 4));4); 2))&amp;&quot; 16&quot;)" office:value-type="string" office:string-value="FE FE 05 A0 03 95 3A 16" calcext:value-type="string">
            <text:p>FE FE 05 A0 03 95 3A 16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&quot;FE FE 05 A0 &quot;&amp;LEFT(DEC2HEX([.A919]; 4);2)&amp;&quot; &quot;&amp;RIGHT(DEC2HEX([.A919]; 4);2)&amp;&quot; &quot;&amp;(RIGHT(DEC2HEX(HEX2DEC(&quot;05&quot;)+HEX2DEC(&quot;A0&quot;)+HEX2DEC(DEC2HEX([.A919]; 4));4); 2))&amp;&quot; 16&quot;)" office:value-type="string" office:string-value="FE FE 05 A0 03 96 3B 16" calcext:value-type="string">
            <text:p>FE FE 05 A0 03 96 3B 1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&quot;FE FE 05 A0 &quot;&amp;LEFT(DEC2HEX([.A920]; 4);2)&amp;&quot; &quot;&amp;RIGHT(DEC2HEX([.A920]; 4);2)&amp;&quot; &quot;&amp;(RIGHT(DEC2HEX(HEX2DEC(&quot;05&quot;)+HEX2DEC(&quot;A0&quot;)+HEX2DEC(DEC2HEX([.A920]; 4));4); 2))&amp;&quot; 16&quot;)" office:value-type="string" office:string-value="FE FE 05 A0 03 97 3C 16" calcext:value-type="string">
            <text:p>FE FE 05 A0 03 97 3C 1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&quot;FE FE 05 A0 &quot;&amp;LEFT(DEC2HEX([.A921]; 4);2)&amp;&quot; &quot;&amp;RIGHT(DEC2HEX([.A921]; 4);2)&amp;&quot; &quot;&amp;(RIGHT(DEC2HEX(HEX2DEC(&quot;05&quot;)+HEX2DEC(&quot;A0&quot;)+HEX2DEC(DEC2HEX([.A921]; 4));4); 2))&amp;&quot; 16&quot;)" office:value-type="string" office:string-value="FE FE 05 A0 03 98 3D 16" calcext:value-type="string">
            <text:p>FE FE 05 A0 03 98 3D 1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&quot;FE FE 05 A0 &quot;&amp;LEFT(DEC2HEX([.A922]; 4);2)&amp;&quot; &quot;&amp;RIGHT(DEC2HEX([.A922]; 4);2)&amp;&quot; &quot;&amp;(RIGHT(DEC2HEX(HEX2DEC(&quot;05&quot;)+HEX2DEC(&quot;A0&quot;)+HEX2DEC(DEC2HEX([.A922]; 4));4); 2))&amp;&quot; 16&quot;)" office:value-type="string" office:string-value="FE FE 05 A0 03 99 3E 16" calcext:value-type="string">
            <text:p>FE FE 05 A0 03 99 3E 16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&quot;FE FE 05 A0 &quot;&amp;LEFT(DEC2HEX([.A923]; 4);2)&amp;&quot; &quot;&amp;RIGHT(DEC2HEX([.A923]; 4);2)&amp;&quot; &quot;&amp;(RIGHT(DEC2HEX(HEX2DEC(&quot;05&quot;)+HEX2DEC(&quot;A0&quot;)+HEX2DEC(DEC2HEX([.A923]; 4));4); 2))&amp;&quot; 16&quot;)" office:value-type="string" office:string-value="FE FE 05 A0 03 9A 3F 16" calcext:value-type="string">
            <text:p>FE FE 05 A0 03 9A 3F 1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&quot;FE FE 05 A0 &quot;&amp;LEFT(DEC2HEX([.A924]; 4);2)&amp;&quot; &quot;&amp;RIGHT(DEC2HEX([.A924]; 4);2)&amp;&quot; &quot;&amp;(RIGHT(DEC2HEX(HEX2DEC(&quot;05&quot;)+HEX2DEC(&quot;A0&quot;)+HEX2DEC(DEC2HEX([.A924]; 4));4); 2))&amp;&quot; 16&quot;)" office:value-type="string" office:string-value="FE FE 05 A0 03 9B 40 16" calcext:value-type="string">
            <text:p>FE FE 05 A0 03 9B 40 16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&quot;FE FE 05 A0 &quot;&amp;LEFT(DEC2HEX([.A925]; 4);2)&amp;&quot; &quot;&amp;RIGHT(DEC2HEX([.A925]; 4);2)&amp;&quot; &quot;&amp;(RIGHT(DEC2HEX(HEX2DEC(&quot;05&quot;)+HEX2DEC(&quot;A0&quot;)+HEX2DEC(DEC2HEX([.A925]; 4));4); 2))&amp;&quot; 16&quot;)" office:value-type="string" office:string-value="FE FE 05 A0 03 9C 41 16" calcext:value-type="string">
            <text:p>FE FE 05 A0 03 9C 41 1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&quot;FE FE 05 A0 &quot;&amp;LEFT(DEC2HEX([.A926]; 4);2)&amp;&quot; &quot;&amp;RIGHT(DEC2HEX([.A926]; 4);2)&amp;&quot; &quot;&amp;(RIGHT(DEC2HEX(HEX2DEC(&quot;05&quot;)+HEX2DEC(&quot;A0&quot;)+HEX2DEC(DEC2HEX([.A926]; 4));4); 2))&amp;&quot; 16&quot;)" office:value-type="string" office:string-value="FE FE 05 A0 03 9D 42 16" calcext:value-type="string">
            <text:p>FE FE 05 A0 03 9D 42 1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&quot;FE FE 05 A0 &quot;&amp;LEFT(DEC2HEX([.A927]; 4);2)&amp;&quot; &quot;&amp;RIGHT(DEC2HEX([.A927]; 4);2)&amp;&quot; &quot;&amp;(RIGHT(DEC2HEX(HEX2DEC(&quot;05&quot;)+HEX2DEC(&quot;A0&quot;)+HEX2DEC(DEC2HEX([.A927]; 4));4); 2))&amp;&quot; 16&quot;)" office:value-type="string" office:string-value="FE FE 05 A0 03 9E 43 16" calcext:value-type="string">
            <text:p>FE FE 05 A0 03 9E 43 1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&quot;FE FE 05 A0 &quot;&amp;LEFT(DEC2HEX([.A928]; 4);2)&amp;&quot; &quot;&amp;RIGHT(DEC2HEX([.A928]; 4);2)&amp;&quot; &quot;&amp;(RIGHT(DEC2HEX(HEX2DEC(&quot;05&quot;)+HEX2DEC(&quot;A0&quot;)+HEX2DEC(DEC2HEX([.A928]; 4));4); 2))&amp;&quot; 16&quot;)" office:value-type="string" office:string-value="FE FE 05 A0 03 9F 44 16" calcext:value-type="string">
            <text:p>FE FE 05 A0 03 9F 44 1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&quot;FE FE 05 A0 &quot;&amp;LEFT(DEC2HEX([.A929]; 4);2)&amp;&quot; &quot;&amp;RIGHT(DEC2HEX([.A929]; 4);2)&amp;&quot; &quot;&amp;(RIGHT(DEC2HEX(HEX2DEC(&quot;05&quot;)+HEX2DEC(&quot;A0&quot;)+HEX2DEC(DEC2HEX([.A929]; 4));4); 2))&amp;&quot; 16&quot;)" office:value-type="string" office:string-value="FE FE 05 A0 03 A0 45 16" calcext:value-type="string">
            <text:p>FE FE 05 A0 03 A0 45 16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&quot;FE FE 05 A0 &quot;&amp;LEFT(DEC2HEX([.A930]; 4);2)&amp;&quot; &quot;&amp;RIGHT(DEC2HEX([.A930]; 4);2)&amp;&quot; &quot;&amp;(RIGHT(DEC2HEX(HEX2DEC(&quot;05&quot;)+HEX2DEC(&quot;A0&quot;)+HEX2DEC(DEC2HEX([.A930]; 4));4); 2))&amp;&quot; 16&quot;)" office:value-type="string" office:string-value="FE FE 05 A0 03 A1 46 16" calcext:value-type="string">
            <text:p>FE FE 05 A0 03 A1 46 1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&quot;FE FE 05 A0 &quot;&amp;LEFT(DEC2HEX([.A931]; 4);2)&amp;&quot; &quot;&amp;RIGHT(DEC2HEX([.A931]; 4);2)&amp;&quot; &quot;&amp;(RIGHT(DEC2HEX(HEX2DEC(&quot;05&quot;)+HEX2DEC(&quot;A0&quot;)+HEX2DEC(DEC2HEX([.A931]; 4));4); 2))&amp;&quot; 16&quot;)" office:value-type="string" office:string-value="FE FE 05 A0 03 A2 47 16" calcext:value-type="string">
            <text:p>FE FE 05 A0 03 A2 47 1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&quot;FE FE 05 A0 &quot;&amp;LEFT(DEC2HEX([.A932]; 4);2)&amp;&quot; &quot;&amp;RIGHT(DEC2HEX([.A932]; 4);2)&amp;&quot; &quot;&amp;(RIGHT(DEC2HEX(HEX2DEC(&quot;05&quot;)+HEX2DEC(&quot;A0&quot;)+HEX2DEC(DEC2HEX([.A932]; 4));4); 2))&amp;&quot; 16&quot;)" office:value-type="string" office:string-value="FE FE 05 A0 03 A3 48 16" calcext:value-type="string">
            <text:p>FE FE 05 A0 03 A3 48 16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&quot;FE FE 05 A0 &quot;&amp;LEFT(DEC2HEX([.A933]; 4);2)&amp;&quot; &quot;&amp;RIGHT(DEC2HEX([.A933]; 4);2)&amp;&quot; &quot;&amp;(RIGHT(DEC2HEX(HEX2DEC(&quot;05&quot;)+HEX2DEC(&quot;A0&quot;)+HEX2DEC(DEC2HEX([.A933]; 4));4); 2))&amp;&quot; 16&quot;)" office:value-type="string" office:string-value="FE FE 05 A0 03 A4 49 16" calcext:value-type="string">
            <text:p>FE FE 05 A0 03 A4 49 1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&quot;FE FE 05 A0 &quot;&amp;LEFT(DEC2HEX([.A934]; 4);2)&amp;&quot; &quot;&amp;RIGHT(DEC2HEX([.A934]; 4);2)&amp;&quot; &quot;&amp;(RIGHT(DEC2HEX(HEX2DEC(&quot;05&quot;)+HEX2DEC(&quot;A0&quot;)+HEX2DEC(DEC2HEX([.A934]; 4));4); 2))&amp;&quot; 16&quot;)" office:value-type="string" office:string-value="FE FE 05 A0 03 A5 4A 16" calcext:value-type="string">
            <text:p>FE FE 05 A0 03 A5 4A 16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&quot;FE FE 05 A0 &quot;&amp;LEFT(DEC2HEX([.A935]; 4);2)&amp;&quot; &quot;&amp;RIGHT(DEC2HEX([.A935]; 4);2)&amp;&quot; &quot;&amp;(RIGHT(DEC2HEX(HEX2DEC(&quot;05&quot;)+HEX2DEC(&quot;A0&quot;)+HEX2DEC(DEC2HEX([.A935]; 4));4); 2))&amp;&quot; 16&quot;)" office:value-type="string" office:string-value="FE FE 05 A0 03 A6 4B 16" calcext:value-type="string">
            <text:p>FE FE 05 A0 03 A6 4B 1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&quot;FE FE 05 A0 &quot;&amp;LEFT(DEC2HEX([.A936]; 4);2)&amp;&quot; &quot;&amp;RIGHT(DEC2HEX([.A936]; 4);2)&amp;&quot; &quot;&amp;(RIGHT(DEC2HEX(HEX2DEC(&quot;05&quot;)+HEX2DEC(&quot;A0&quot;)+HEX2DEC(DEC2HEX([.A936]; 4));4); 2))&amp;&quot; 16&quot;)" office:value-type="string" office:string-value="FE FE 05 A0 03 A7 4C 16" calcext:value-type="string">
            <text:p>FE FE 05 A0 03 A7 4C 1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&quot;FE FE 05 A0 &quot;&amp;LEFT(DEC2HEX([.A937]; 4);2)&amp;&quot; &quot;&amp;RIGHT(DEC2HEX([.A937]; 4);2)&amp;&quot; &quot;&amp;(RIGHT(DEC2HEX(HEX2DEC(&quot;05&quot;)+HEX2DEC(&quot;A0&quot;)+HEX2DEC(DEC2HEX([.A937]; 4));4); 2))&amp;&quot; 16&quot;)" office:value-type="string" office:string-value="FE FE 05 A0 03 A8 4D 16" calcext:value-type="string">
            <text:p>FE FE 05 A0 03 A8 4D 1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&quot;FE FE 05 A0 &quot;&amp;LEFT(DEC2HEX([.A938]; 4);2)&amp;&quot; &quot;&amp;RIGHT(DEC2HEX([.A938]; 4);2)&amp;&quot; &quot;&amp;(RIGHT(DEC2HEX(HEX2DEC(&quot;05&quot;)+HEX2DEC(&quot;A0&quot;)+HEX2DEC(DEC2HEX([.A938]; 4));4); 2))&amp;&quot; 16&quot;)" office:value-type="string" office:string-value="FE FE 05 A0 03 A9 4E 16" calcext:value-type="string">
            <text:p>FE FE 05 A0 03 A9 4E 1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&quot;FE FE 05 A0 &quot;&amp;LEFT(DEC2HEX([.A939]; 4);2)&amp;&quot; &quot;&amp;RIGHT(DEC2HEX([.A939]; 4);2)&amp;&quot; &quot;&amp;(RIGHT(DEC2HEX(HEX2DEC(&quot;05&quot;)+HEX2DEC(&quot;A0&quot;)+HEX2DEC(DEC2HEX([.A939]; 4));4); 2))&amp;&quot; 16&quot;)" office:value-type="string" office:string-value="FE FE 05 A0 03 AA 4F 16" calcext:value-type="string">
            <text:p>FE FE 05 A0 03 AA 4F 16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&quot;FE FE 05 A0 &quot;&amp;LEFT(DEC2HEX([.A940]; 4);2)&amp;&quot; &quot;&amp;RIGHT(DEC2HEX([.A940]; 4);2)&amp;&quot; &quot;&amp;(RIGHT(DEC2HEX(HEX2DEC(&quot;05&quot;)+HEX2DEC(&quot;A0&quot;)+HEX2DEC(DEC2HEX([.A940]; 4));4); 2))&amp;&quot; 16&quot;)" office:value-type="string" office:string-value="FE FE 05 A0 03 AB 50 16" calcext:value-type="string">
            <text:p>FE FE 05 A0 03 AB 50 16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&quot;FE FE 05 A0 &quot;&amp;LEFT(DEC2HEX([.A941]; 4);2)&amp;&quot; &quot;&amp;RIGHT(DEC2HEX([.A941]; 4);2)&amp;&quot; &quot;&amp;(RIGHT(DEC2HEX(HEX2DEC(&quot;05&quot;)+HEX2DEC(&quot;A0&quot;)+HEX2DEC(DEC2HEX([.A941]; 4));4); 2))&amp;&quot; 16&quot;)" office:value-type="string" office:string-value="FE FE 05 A0 03 AC 51 16" calcext:value-type="string">
            <text:p>FE FE 05 A0 03 AC 51 16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&quot;FE FE 05 A0 &quot;&amp;LEFT(DEC2HEX([.A942]; 4);2)&amp;&quot; &quot;&amp;RIGHT(DEC2HEX([.A942]; 4);2)&amp;&quot; &quot;&amp;(RIGHT(DEC2HEX(HEX2DEC(&quot;05&quot;)+HEX2DEC(&quot;A0&quot;)+HEX2DEC(DEC2HEX([.A942]; 4));4); 2))&amp;&quot; 16&quot;)" office:value-type="string" office:string-value="FE FE 05 A0 03 AD 52 16" calcext:value-type="string">
            <text:p>FE FE 05 A0 03 AD 52 16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&quot;FE FE 05 A0 &quot;&amp;LEFT(DEC2HEX([.A943]; 4);2)&amp;&quot; &quot;&amp;RIGHT(DEC2HEX([.A943]; 4);2)&amp;&quot; &quot;&amp;(RIGHT(DEC2HEX(HEX2DEC(&quot;05&quot;)+HEX2DEC(&quot;A0&quot;)+HEX2DEC(DEC2HEX([.A943]; 4));4); 2))&amp;&quot; 16&quot;)" office:value-type="string" office:string-value="FE FE 05 A0 03 AE 53 16" calcext:value-type="string">
            <text:p>FE FE 05 A0 03 AE 53 1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&quot;FE FE 05 A0 &quot;&amp;LEFT(DEC2HEX([.A944]; 4);2)&amp;&quot; &quot;&amp;RIGHT(DEC2HEX([.A944]; 4);2)&amp;&quot; &quot;&amp;(RIGHT(DEC2HEX(HEX2DEC(&quot;05&quot;)+HEX2DEC(&quot;A0&quot;)+HEX2DEC(DEC2HEX([.A944]; 4));4); 2))&amp;&quot; 16&quot;)" office:value-type="string" office:string-value="FE FE 05 A0 03 AF 54 16" calcext:value-type="string">
            <text:p>FE FE 05 A0 03 AF 54 16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&quot;FE FE 05 A0 &quot;&amp;LEFT(DEC2HEX([.A945]; 4);2)&amp;&quot; &quot;&amp;RIGHT(DEC2HEX([.A945]; 4);2)&amp;&quot; &quot;&amp;(RIGHT(DEC2HEX(HEX2DEC(&quot;05&quot;)+HEX2DEC(&quot;A0&quot;)+HEX2DEC(DEC2HEX([.A945]; 4));4); 2))&amp;&quot; 16&quot;)" office:value-type="string" office:string-value="FE FE 05 A0 03 B0 55 16" calcext:value-type="string">
            <text:p>FE FE 05 A0 03 B0 55 16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&quot;FE FE 05 A0 &quot;&amp;LEFT(DEC2HEX([.A946]; 4);2)&amp;&quot; &quot;&amp;RIGHT(DEC2HEX([.A946]; 4);2)&amp;&quot; &quot;&amp;(RIGHT(DEC2HEX(HEX2DEC(&quot;05&quot;)+HEX2DEC(&quot;A0&quot;)+HEX2DEC(DEC2HEX([.A946]; 4));4); 2))&amp;&quot; 16&quot;)" office:value-type="string" office:string-value="FE FE 05 A0 03 B1 56 16" calcext:value-type="string">
            <text:p>FE FE 05 A0 03 B1 56 16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&quot;FE FE 05 A0 &quot;&amp;LEFT(DEC2HEX([.A947]; 4);2)&amp;&quot; &quot;&amp;RIGHT(DEC2HEX([.A947]; 4);2)&amp;&quot; &quot;&amp;(RIGHT(DEC2HEX(HEX2DEC(&quot;05&quot;)+HEX2DEC(&quot;A0&quot;)+HEX2DEC(DEC2HEX([.A947]; 4));4); 2))&amp;&quot; 16&quot;)" office:value-type="string" office:string-value="FE FE 05 A0 03 B2 57 16" calcext:value-type="string">
            <text:p>FE FE 05 A0 03 B2 57 1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&quot;FE FE 05 A0 &quot;&amp;LEFT(DEC2HEX([.A948]; 4);2)&amp;&quot; &quot;&amp;RIGHT(DEC2HEX([.A948]; 4);2)&amp;&quot; &quot;&amp;(RIGHT(DEC2HEX(HEX2DEC(&quot;05&quot;)+HEX2DEC(&quot;A0&quot;)+HEX2DEC(DEC2HEX([.A948]; 4));4); 2))&amp;&quot; 16&quot;)" office:value-type="string" office:string-value="FE FE 05 A0 03 B3 58 16" calcext:value-type="string">
            <text:p>FE FE 05 A0 03 B3 58 1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&quot;FE FE 05 A0 &quot;&amp;LEFT(DEC2HEX([.A949]; 4);2)&amp;&quot; &quot;&amp;RIGHT(DEC2HEX([.A949]; 4);2)&amp;&quot; &quot;&amp;(RIGHT(DEC2HEX(HEX2DEC(&quot;05&quot;)+HEX2DEC(&quot;A0&quot;)+HEX2DEC(DEC2HEX([.A949]; 4));4); 2))&amp;&quot; 16&quot;)" office:value-type="string" office:string-value="FE FE 05 A0 03 B4 59 16" calcext:value-type="string">
            <text:p>FE FE 05 A0 03 B4 59 16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&quot;FE FE 05 A0 &quot;&amp;LEFT(DEC2HEX([.A950]; 4);2)&amp;&quot; &quot;&amp;RIGHT(DEC2HEX([.A950]; 4);2)&amp;&quot; &quot;&amp;(RIGHT(DEC2HEX(HEX2DEC(&quot;05&quot;)+HEX2DEC(&quot;A0&quot;)+HEX2DEC(DEC2HEX([.A950]; 4));4); 2))&amp;&quot; 16&quot;)" office:value-type="string" office:string-value="FE FE 05 A0 03 B5 5A 16" calcext:value-type="string">
            <text:p>FE FE 05 A0 03 B5 5A 1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&quot;FE FE 05 A0 &quot;&amp;LEFT(DEC2HEX([.A951]; 4);2)&amp;&quot; &quot;&amp;RIGHT(DEC2HEX([.A951]; 4);2)&amp;&quot; &quot;&amp;(RIGHT(DEC2HEX(HEX2DEC(&quot;05&quot;)+HEX2DEC(&quot;A0&quot;)+HEX2DEC(DEC2HEX([.A951]; 4));4); 2))&amp;&quot; 16&quot;)" office:value-type="string" office:string-value="FE FE 05 A0 03 B6 5B 16" calcext:value-type="string">
            <text:p>FE FE 05 A0 03 B6 5B 16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&quot;FE FE 05 A0 &quot;&amp;LEFT(DEC2HEX([.A952]; 4);2)&amp;&quot; &quot;&amp;RIGHT(DEC2HEX([.A952]; 4);2)&amp;&quot; &quot;&amp;(RIGHT(DEC2HEX(HEX2DEC(&quot;05&quot;)+HEX2DEC(&quot;A0&quot;)+HEX2DEC(DEC2HEX([.A952]; 4));4); 2))&amp;&quot; 16&quot;)" office:value-type="string" office:string-value="FE FE 05 A0 03 B7 5C 16" calcext:value-type="string">
            <text:p>FE FE 05 A0 03 B7 5C 1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&quot;FE FE 05 A0 &quot;&amp;LEFT(DEC2HEX([.A953]; 4);2)&amp;&quot; &quot;&amp;RIGHT(DEC2HEX([.A953]; 4);2)&amp;&quot; &quot;&amp;(RIGHT(DEC2HEX(HEX2DEC(&quot;05&quot;)+HEX2DEC(&quot;A0&quot;)+HEX2DEC(DEC2HEX([.A953]; 4));4); 2))&amp;&quot; 16&quot;)" office:value-type="string" office:string-value="FE FE 05 A0 03 B8 5D 16" calcext:value-type="string">
            <text:p>FE FE 05 A0 03 B8 5D 1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&quot;FE FE 05 A0 &quot;&amp;LEFT(DEC2HEX([.A954]; 4);2)&amp;&quot; &quot;&amp;RIGHT(DEC2HEX([.A954]; 4);2)&amp;&quot; &quot;&amp;(RIGHT(DEC2HEX(HEX2DEC(&quot;05&quot;)+HEX2DEC(&quot;A0&quot;)+HEX2DEC(DEC2HEX([.A954]; 4));4); 2))&amp;&quot; 16&quot;)" office:value-type="string" office:string-value="FE FE 05 A0 03 B9 5E 16" calcext:value-type="string">
            <text:p>FE FE 05 A0 03 B9 5E 1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&quot;FE FE 05 A0 &quot;&amp;LEFT(DEC2HEX([.A955]; 4);2)&amp;&quot; &quot;&amp;RIGHT(DEC2HEX([.A955]; 4);2)&amp;&quot; &quot;&amp;(RIGHT(DEC2HEX(HEX2DEC(&quot;05&quot;)+HEX2DEC(&quot;A0&quot;)+HEX2DEC(DEC2HEX([.A955]; 4));4); 2))&amp;&quot; 16&quot;)" office:value-type="string" office:string-value="FE FE 05 A0 03 BA 5F 16" calcext:value-type="string">
            <text:p>FE FE 05 A0 03 BA 5F 1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&quot;FE FE 05 A0 &quot;&amp;LEFT(DEC2HEX([.A956]; 4);2)&amp;&quot; &quot;&amp;RIGHT(DEC2HEX([.A956]; 4);2)&amp;&quot; &quot;&amp;(RIGHT(DEC2HEX(HEX2DEC(&quot;05&quot;)+HEX2DEC(&quot;A0&quot;)+HEX2DEC(DEC2HEX([.A956]; 4));4); 2))&amp;&quot; 16&quot;)" office:value-type="string" office:string-value="FE FE 05 A0 03 BB 60 16" calcext:value-type="string">
            <text:p>FE FE 05 A0 03 BB 60 1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&quot;FE FE 05 A0 &quot;&amp;LEFT(DEC2HEX([.A957]; 4);2)&amp;&quot; &quot;&amp;RIGHT(DEC2HEX([.A957]; 4);2)&amp;&quot; &quot;&amp;(RIGHT(DEC2HEX(HEX2DEC(&quot;05&quot;)+HEX2DEC(&quot;A0&quot;)+HEX2DEC(DEC2HEX([.A957]; 4));4); 2))&amp;&quot; 16&quot;)" office:value-type="string" office:string-value="FE FE 05 A0 03 BC 61 16" calcext:value-type="string">
            <text:p>FE FE 05 A0 03 BC 61 1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&quot;FE FE 05 A0 &quot;&amp;LEFT(DEC2HEX([.A958]; 4);2)&amp;&quot; &quot;&amp;RIGHT(DEC2HEX([.A958]; 4);2)&amp;&quot; &quot;&amp;(RIGHT(DEC2HEX(HEX2DEC(&quot;05&quot;)+HEX2DEC(&quot;A0&quot;)+HEX2DEC(DEC2HEX([.A958]; 4));4); 2))&amp;&quot; 16&quot;)" office:value-type="string" office:string-value="FE FE 05 A0 03 BD 62 16" calcext:value-type="string">
            <text:p>FE FE 05 A0 03 BD 62 1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&quot;FE FE 05 A0 &quot;&amp;LEFT(DEC2HEX([.A959]; 4);2)&amp;&quot; &quot;&amp;RIGHT(DEC2HEX([.A959]; 4);2)&amp;&quot; &quot;&amp;(RIGHT(DEC2HEX(HEX2DEC(&quot;05&quot;)+HEX2DEC(&quot;A0&quot;)+HEX2DEC(DEC2HEX([.A959]; 4));4); 2))&amp;&quot; 16&quot;)" office:value-type="string" office:string-value="FE FE 05 A0 03 BE 63 16" calcext:value-type="string">
            <text:p>FE FE 05 A0 03 BE 63 1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&quot;FE FE 05 A0 &quot;&amp;LEFT(DEC2HEX([.A960]; 4);2)&amp;&quot; &quot;&amp;RIGHT(DEC2HEX([.A960]; 4);2)&amp;&quot; &quot;&amp;(RIGHT(DEC2HEX(HEX2DEC(&quot;05&quot;)+HEX2DEC(&quot;A0&quot;)+HEX2DEC(DEC2HEX([.A960]; 4));4); 2))&amp;&quot; 16&quot;)" office:value-type="string" office:string-value="FE FE 05 A0 03 BF 64 16" calcext:value-type="string">
            <text:p>FE FE 05 A0 03 BF 64 16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&quot;FE FE 05 A0 &quot;&amp;LEFT(DEC2HEX([.A961]; 4);2)&amp;&quot; &quot;&amp;RIGHT(DEC2HEX([.A961]; 4);2)&amp;&quot; &quot;&amp;(RIGHT(DEC2HEX(HEX2DEC(&quot;05&quot;)+HEX2DEC(&quot;A0&quot;)+HEX2DEC(DEC2HEX([.A961]; 4));4); 2))&amp;&quot; 16&quot;)" office:value-type="string" office:string-value="FE FE 05 A0 03 C0 65 16" calcext:value-type="string">
            <text:p>FE FE 05 A0 03 C0 65 1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&quot;FE FE 05 A0 &quot;&amp;LEFT(DEC2HEX([.A962]; 4);2)&amp;&quot; &quot;&amp;RIGHT(DEC2HEX([.A962]; 4);2)&amp;&quot; &quot;&amp;(RIGHT(DEC2HEX(HEX2DEC(&quot;05&quot;)+HEX2DEC(&quot;A0&quot;)+HEX2DEC(DEC2HEX([.A962]; 4));4); 2))&amp;&quot; 16&quot;)" office:value-type="string" office:string-value="FE FE 05 A0 03 C1 66 16" calcext:value-type="string">
            <text:p>FE FE 05 A0 03 C1 66 1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&quot;FE FE 05 A0 &quot;&amp;LEFT(DEC2HEX([.A963]; 4);2)&amp;&quot; &quot;&amp;RIGHT(DEC2HEX([.A963]; 4);2)&amp;&quot; &quot;&amp;(RIGHT(DEC2HEX(HEX2DEC(&quot;05&quot;)+HEX2DEC(&quot;A0&quot;)+HEX2DEC(DEC2HEX([.A963]; 4));4); 2))&amp;&quot; 16&quot;)" office:value-type="string" office:string-value="FE FE 05 A0 03 C2 67 16" calcext:value-type="string">
            <text:p>FE FE 05 A0 03 C2 67 16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&quot;FE FE 05 A0 &quot;&amp;LEFT(DEC2HEX([.A964]; 4);2)&amp;&quot; &quot;&amp;RIGHT(DEC2HEX([.A964]; 4);2)&amp;&quot; &quot;&amp;(RIGHT(DEC2HEX(HEX2DEC(&quot;05&quot;)+HEX2DEC(&quot;A0&quot;)+HEX2DEC(DEC2HEX([.A964]; 4));4); 2))&amp;&quot; 16&quot;)" office:value-type="string" office:string-value="FE FE 05 A0 03 C3 68 16" calcext:value-type="string">
            <text:p>FE FE 05 A0 03 C3 68 16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&quot;FE FE 05 A0 &quot;&amp;LEFT(DEC2HEX([.A965]; 4);2)&amp;&quot; &quot;&amp;RIGHT(DEC2HEX([.A965]; 4);2)&amp;&quot; &quot;&amp;(RIGHT(DEC2HEX(HEX2DEC(&quot;05&quot;)+HEX2DEC(&quot;A0&quot;)+HEX2DEC(DEC2HEX([.A965]; 4));4); 2))&amp;&quot; 16&quot;)" office:value-type="string" office:string-value="FE FE 05 A0 03 C4 69 16" calcext:value-type="string">
            <text:p>FE FE 05 A0 03 C4 69 16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&quot;FE FE 05 A0 &quot;&amp;LEFT(DEC2HEX([.A966]; 4);2)&amp;&quot; &quot;&amp;RIGHT(DEC2HEX([.A966]; 4);2)&amp;&quot; &quot;&amp;(RIGHT(DEC2HEX(HEX2DEC(&quot;05&quot;)+HEX2DEC(&quot;A0&quot;)+HEX2DEC(DEC2HEX([.A966]; 4));4); 2))&amp;&quot; 16&quot;)" office:value-type="string" office:string-value="FE FE 05 A0 03 C5 6A 16" calcext:value-type="string">
            <text:p>FE FE 05 A0 03 C5 6A 16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&quot;FE FE 05 A0 &quot;&amp;LEFT(DEC2HEX([.A967]; 4);2)&amp;&quot; &quot;&amp;RIGHT(DEC2HEX([.A967]; 4);2)&amp;&quot; &quot;&amp;(RIGHT(DEC2HEX(HEX2DEC(&quot;05&quot;)+HEX2DEC(&quot;A0&quot;)+HEX2DEC(DEC2HEX([.A967]; 4));4); 2))&amp;&quot; 16&quot;)" office:value-type="string" office:string-value="FE FE 05 A0 03 C6 6B 16" calcext:value-type="string">
            <text:p>FE FE 05 A0 03 C6 6B 1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&quot;FE FE 05 A0 &quot;&amp;LEFT(DEC2HEX([.A968]; 4);2)&amp;&quot; &quot;&amp;RIGHT(DEC2HEX([.A968]; 4);2)&amp;&quot; &quot;&amp;(RIGHT(DEC2HEX(HEX2DEC(&quot;05&quot;)+HEX2DEC(&quot;A0&quot;)+HEX2DEC(DEC2HEX([.A968]; 4));4); 2))&amp;&quot; 16&quot;)" office:value-type="string" office:string-value="FE FE 05 A0 03 C7 6C 16" calcext:value-type="string">
            <text:p>FE FE 05 A0 03 C7 6C 16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&quot;FE FE 05 A0 &quot;&amp;LEFT(DEC2HEX([.A969]; 4);2)&amp;&quot; &quot;&amp;RIGHT(DEC2HEX([.A969]; 4);2)&amp;&quot; &quot;&amp;(RIGHT(DEC2HEX(HEX2DEC(&quot;05&quot;)+HEX2DEC(&quot;A0&quot;)+HEX2DEC(DEC2HEX([.A969]; 4));4); 2))&amp;&quot; 16&quot;)" office:value-type="string" office:string-value="FE FE 05 A0 03 C8 6D 16" calcext:value-type="string">
            <text:p>FE FE 05 A0 03 C8 6D 1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&quot;FE FE 05 A0 &quot;&amp;LEFT(DEC2HEX([.A970]; 4);2)&amp;&quot; &quot;&amp;RIGHT(DEC2HEX([.A970]; 4);2)&amp;&quot; &quot;&amp;(RIGHT(DEC2HEX(HEX2DEC(&quot;05&quot;)+HEX2DEC(&quot;A0&quot;)+HEX2DEC(DEC2HEX([.A970]; 4));4); 2))&amp;&quot; 16&quot;)" office:value-type="string" office:string-value="FE FE 05 A0 03 C9 6E 16" calcext:value-type="string">
            <text:p>FE FE 05 A0 03 C9 6E 16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&quot;FE FE 05 A0 &quot;&amp;LEFT(DEC2HEX([.A971]; 4);2)&amp;&quot; &quot;&amp;RIGHT(DEC2HEX([.A971]; 4);2)&amp;&quot; &quot;&amp;(RIGHT(DEC2HEX(HEX2DEC(&quot;05&quot;)+HEX2DEC(&quot;A0&quot;)+HEX2DEC(DEC2HEX([.A971]; 4));4); 2))&amp;&quot; 16&quot;)" office:value-type="string" office:string-value="FE FE 05 A0 03 CA 6F 16" calcext:value-type="string">
            <text:p>FE FE 05 A0 03 CA 6F 16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&quot;FE FE 05 A0 &quot;&amp;LEFT(DEC2HEX([.A972]; 4);2)&amp;&quot; &quot;&amp;RIGHT(DEC2HEX([.A972]; 4);2)&amp;&quot; &quot;&amp;(RIGHT(DEC2HEX(HEX2DEC(&quot;05&quot;)+HEX2DEC(&quot;A0&quot;)+HEX2DEC(DEC2HEX([.A972]; 4));4); 2))&amp;&quot; 16&quot;)" office:value-type="string" office:string-value="FE FE 05 A0 03 CB 70 16" calcext:value-type="string">
            <text:p>FE FE 05 A0 03 CB 70 1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&quot;FE FE 05 A0 &quot;&amp;LEFT(DEC2HEX([.A973]; 4);2)&amp;&quot; &quot;&amp;RIGHT(DEC2HEX([.A973]; 4);2)&amp;&quot; &quot;&amp;(RIGHT(DEC2HEX(HEX2DEC(&quot;05&quot;)+HEX2DEC(&quot;A0&quot;)+HEX2DEC(DEC2HEX([.A973]; 4));4); 2))&amp;&quot; 16&quot;)" office:value-type="string" office:string-value="FE FE 05 A0 03 CC 71 16" calcext:value-type="string">
            <text:p>FE FE 05 A0 03 CC 71 16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&quot;FE FE 05 A0 &quot;&amp;LEFT(DEC2HEX([.A974]; 4);2)&amp;&quot; &quot;&amp;RIGHT(DEC2HEX([.A974]; 4);2)&amp;&quot; &quot;&amp;(RIGHT(DEC2HEX(HEX2DEC(&quot;05&quot;)+HEX2DEC(&quot;A0&quot;)+HEX2DEC(DEC2HEX([.A974]; 4));4); 2))&amp;&quot; 16&quot;)" office:value-type="string" office:string-value="FE FE 05 A0 03 CD 72 16" calcext:value-type="string">
            <text:p>FE FE 05 A0 03 CD 72 16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&quot;FE FE 05 A0 &quot;&amp;LEFT(DEC2HEX([.A975]; 4);2)&amp;&quot; &quot;&amp;RIGHT(DEC2HEX([.A975]; 4);2)&amp;&quot; &quot;&amp;(RIGHT(DEC2HEX(HEX2DEC(&quot;05&quot;)+HEX2DEC(&quot;A0&quot;)+HEX2DEC(DEC2HEX([.A975]; 4));4); 2))&amp;&quot; 16&quot;)" office:value-type="string" office:string-value="FE FE 05 A0 03 CE 73 16" calcext:value-type="string">
            <text:p>FE FE 05 A0 03 CE 73 1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&quot;FE FE 05 A0 &quot;&amp;LEFT(DEC2HEX([.A976]; 4);2)&amp;&quot; &quot;&amp;RIGHT(DEC2HEX([.A976]; 4);2)&amp;&quot; &quot;&amp;(RIGHT(DEC2HEX(HEX2DEC(&quot;05&quot;)+HEX2DEC(&quot;A0&quot;)+HEX2DEC(DEC2HEX([.A976]; 4));4); 2))&amp;&quot; 16&quot;)" office:value-type="string" office:string-value="FE FE 05 A0 03 CF 74 16" calcext:value-type="string">
            <text:p>FE FE 05 A0 03 CF 74 1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&quot;FE FE 05 A0 &quot;&amp;LEFT(DEC2HEX([.A977]; 4);2)&amp;&quot; &quot;&amp;RIGHT(DEC2HEX([.A977]; 4);2)&amp;&quot; &quot;&amp;(RIGHT(DEC2HEX(HEX2DEC(&quot;05&quot;)+HEX2DEC(&quot;A0&quot;)+HEX2DEC(DEC2HEX([.A977]; 4));4); 2))&amp;&quot; 16&quot;)" office:value-type="string" office:string-value="FE FE 05 A0 03 D0 75 16" calcext:value-type="string">
            <text:p>FE FE 05 A0 03 D0 75 1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&quot;FE FE 05 A0 &quot;&amp;LEFT(DEC2HEX([.A978]; 4);2)&amp;&quot; &quot;&amp;RIGHT(DEC2HEX([.A978]; 4);2)&amp;&quot; &quot;&amp;(RIGHT(DEC2HEX(HEX2DEC(&quot;05&quot;)+HEX2DEC(&quot;A0&quot;)+HEX2DEC(DEC2HEX([.A978]; 4));4); 2))&amp;&quot; 16&quot;)" office:value-type="string" office:string-value="FE FE 05 A0 03 D1 76 16" calcext:value-type="string">
            <text:p>FE FE 05 A0 03 D1 76 16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&quot;FE FE 05 A0 &quot;&amp;LEFT(DEC2HEX([.A979]; 4);2)&amp;&quot; &quot;&amp;RIGHT(DEC2HEX([.A979]; 4);2)&amp;&quot; &quot;&amp;(RIGHT(DEC2HEX(HEX2DEC(&quot;05&quot;)+HEX2DEC(&quot;A0&quot;)+HEX2DEC(DEC2HEX([.A979]; 4));4); 2))&amp;&quot; 16&quot;)" office:value-type="string" office:string-value="FE FE 05 A0 03 D2 77 16" calcext:value-type="string">
            <text:p>FE FE 05 A0 03 D2 77 16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&quot;FE FE 05 A0 &quot;&amp;LEFT(DEC2HEX([.A980]; 4);2)&amp;&quot; &quot;&amp;RIGHT(DEC2HEX([.A980]; 4);2)&amp;&quot; &quot;&amp;(RIGHT(DEC2HEX(HEX2DEC(&quot;05&quot;)+HEX2DEC(&quot;A0&quot;)+HEX2DEC(DEC2HEX([.A980]; 4));4); 2))&amp;&quot; 16&quot;)" office:value-type="string" office:string-value="FE FE 05 A0 03 D3 78 16" calcext:value-type="string">
            <text:p>FE FE 05 A0 03 D3 78 1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&quot;FE FE 05 A0 &quot;&amp;LEFT(DEC2HEX([.A981]; 4);2)&amp;&quot; &quot;&amp;RIGHT(DEC2HEX([.A981]; 4);2)&amp;&quot; &quot;&amp;(RIGHT(DEC2HEX(HEX2DEC(&quot;05&quot;)+HEX2DEC(&quot;A0&quot;)+HEX2DEC(DEC2HEX([.A981]; 4));4); 2))&amp;&quot; 16&quot;)" office:value-type="string" office:string-value="FE FE 05 A0 03 D4 79 16" calcext:value-type="string">
            <text:p>FE FE 05 A0 03 D4 79 16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&quot;FE FE 05 A0 &quot;&amp;LEFT(DEC2HEX([.A982]; 4);2)&amp;&quot; &quot;&amp;RIGHT(DEC2HEX([.A982]; 4);2)&amp;&quot; &quot;&amp;(RIGHT(DEC2HEX(HEX2DEC(&quot;05&quot;)+HEX2DEC(&quot;A0&quot;)+HEX2DEC(DEC2HEX([.A982]; 4));4); 2))&amp;&quot; 16&quot;)" office:value-type="string" office:string-value="FE FE 05 A0 03 D5 7A 16" calcext:value-type="string">
            <text:p>FE FE 05 A0 03 D5 7A 1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&quot;FE FE 05 A0 &quot;&amp;LEFT(DEC2HEX([.A983]; 4);2)&amp;&quot; &quot;&amp;RIGHT(DEC2HEX([.A983]; 4);2)&amp;&quot; &quot;&amp;(RIGHT(DEC2HEX(HEX2DEC(&quot;05&quot;)+HEX2DEC(&quot;A0&quot;)+HEX2DEC(DEC2HEX([.A983]; 4));4); 2))&amp;&quot; 16&quot;)" office:value-type="string" office:string-value="FE FE 05 A0 03 D6 7B 16" calcext:value-type="string">
            <text:p>FE FE 05 A0 03 D6 7B 1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&quot;FE FE 05 A0 &quot;&amp;LEFT(DEC2HEX([.A984]; 4);2)&amp;&quot; &quot;&amp;RIGHT(DEC2HEX([.A984]; 4);2)&amp;&quot; &quot;&amp;(RIGHT(DEC2HEX(HEX2DEC(&quot;05&quot;)+HEX2DEC(&quot;A0&quot;)+HEX2DEC(DEC2HEX([.A984]; 4));4); 2))&amp;&quot; 16&quot;)" office:value-type="string" office:string-value="FE FE 05 A0 03 D7 7C 16" calcext:value-type="string">
            <text:p>FE FE 05 A0 03 D7 7C 1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&quot;FE FE 05 A0 &quot;&amp;LEFT(DEC2HEX([.A985]; 4);2)&amp;&quot; &quot;&amp;RIGHT(DEC2HEX([.A985]; 4);2)&amp;&quot; &quot;&amp;(RIGHT(DEC2HEX(HEX2DEC(&quot;05&quot;)+HEX2DEC(&quot;A0&quot;)+HEX2DEC(DEC2HEX([.A985]; 4));4); 2))&amp;&quot; 16&quot;)" office:value-type="string" office:string-value="FE FE 05 A0 03 D8 7D 16" calcext:value-type="string">
            <text:p>FE FE 05 A0 03 D8 7D 16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&quot;FE FE 05 A0 &quot;&amp;LEFT(DEC2HEX([.A986]; 4);2)&amp;&quot; &quot;&amp;RIGHT(DEC2HEX([.A986]; 4);2)&amp;&quot; &quot;&amp;(RIGHT(DEC2HEX(HEX2DEC(&quot;05&quot;)+HEX2DEC(&quot;A0&quot;)+HEX2DEC(DEC2HEX([.A986]; 4));4); 2))&amp;&quot; 16&quot;)" office:value-type="string" office:string-value="FE FE 05 A0 03 D9 7E 16" calcext:value-type="string">
            <text:p>FE FE 05 A0 03 D9 7E 1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&quot;FE FE 05 A0 &quot;&amp;LEFT(DEC2HEX([.A987]; 4);2)&amp;&quot; &quot;&amp;RIGHT(DEC2HEX([.A987]; 4);2)&amp;&quot; &quot;&amp;(RIGHT(DEC2HEX(HEX2DEC(&quot;05&quot;)+HEX2DEC(&quot;A0&quot;)+HEX2DEC(DEC2HEX([.A987]; 4));4); 2))&amp;&quot; 16&quot;)" office:value-type="string" office:string-value="FE FE 05 A0 03 DA 7F 16" calcext:value-type="string">
            <text:p>FE FE 05 A0 03 DA 7F 1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&quot;FE FE 05 A0 &quot;&amp;LEFT(DEC2HEX([.A988]; 4);2)&amp;&quot; &quot;&amp;RIGHT(DEC2HEX([.A988]; 4);2)&amp;&quot; &quot;&amp;(RIGHT(DEC2HEX(HEX2DEC(&quot;05&quot;)+HEX2DEC(&quot;A0&quot;)+HEX2DEC(DEC2HEX([.A988]; 4));4); 2))&amp;&quot; 16&quot;)" office:value-type="string" office:string-value="FE FE 05 A0 03 DB 80 16" calcext:value-type="string">
            <text:p>FE FE 05 A0 03 DB 80 16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&quot;FE FE 05 A0 &quot;&amp;LEFT(DEC2HEX([.A989]; 4);2)&amp;&quot; &quot;&amp;RIGHT(DEC2HEX([.A989]; 4);2)&amp;&quot; &quot;&amp;(RIGHT(DEC2HEX(HEX2DEC(&quot;05&quot;)+HEX2DEC(&quot;A0&quot;)+HEX2DEC(DEC2HEX([.A989]; 4));4); 2))&amp;&quot; 16&quot;)" office:value-type="string" office:string-value="FE FE 05 A0 03 DC 81 16" calcext:value-type="string">
            <text:p>FE FE 05 A0 03 DC 81 16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&quot;FE FE 05 A0 &quot;&amp;LEFT(DEC2HEX([.A990]; 4);2)&amp;&quot; &quot;&amp;RIGHT(DEC2HEX([.A990]; 4);2)&amp;&quot; &quot;&amp;(RIGHT(DEC2HEX(HEX2DEC(&quot;05&quot;)+HEX2DEC(&quot;A0&quot;)+HEX2DEC(DEC2HEX([.A990]; 4));4); 2))&amp;&quot; 16&quot;)" office:value-type="string" office:string-value="FE FE 05 A0 03 DD 82 16" calcext:value-type="string">
            <text:p>FE FE 05 A0 03 DD 82 1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&quot;FE FE 05 A0 &quot;&amp;LEFT(DEC2HEX([.A991]; 4);2)&amp;&quot; &quot;&amp;RIGHT(DEC2HEX([.A991]; 4);2)&amp;&quot; &quot;&amp;(RIGHT(DEC2HEX(HEX2DEC(&quot;05&quot;)+HEX2DEC(&quot;A0&quot;)+HEX2DEC(DEC2HEX([.A991]; 4));4); 2))&amp;&quot; 16&quot;)" office:value-type="string" office:string-value="FE FE 05 A0 03 DE 83 16" calcext:value-type="string">
            <text:p>FE FE 05 A0 03 DE 83 1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&quot;FE FE 05 A0 &quot;&amp;LEFT(DEC2HEX([.A992]; 4);2)&amp;&quot; &quot;&amp;RIGHT(DEC2HEX([.A992]; 4);2)&amp;&quot; &quot;&amp;(RIGHT(DEC2HEX(HEX2DEC(&quot;05&quot;)+HEX2DEC(&quot;A0&quot;)+HEX2DEC(DEC2HEX([.A992]; 4));4); 2))&amp;&quot; 16&quot;)" office:value-type="string" office:string-value="FE FE 05 A0 03 DF 84 16" calcext:value-type="string">
            <text:p>FE FE 05 A0 03 DF 84 1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&quot;FE FE 05 A0 &quot;&amp;LEFT(DEC2HEX([.A993]; 4);2)&amp;&quot; &quot;&amp;RIGHT(DEC2HEX([.A993]; 4);2)&amp;&quot; &quot;&amp;(RIGHT(DEC2HEX(HEX2DEC(&quot;05&quot;)+HEX2DEC(&quot;A0&quot;)+HEX2DEC(DEC2HEX([.A993]; 4));4); 2))&amp;&quot; 16&quot;)" office:value-type="string" office:string-value="FE FE 05 A0 03 E0 85 16" calcext:value-type="string">
            <text:p>FE FE 05 A0 03 E0 85 1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&quot;FE FE 05 A0 &quot;&amp;LEFT(DEC2HEX([.A994]; 4);2)&amp;&quot; &quot;&amp;RIGHT(DEC2HEX([.A994]; 4);2)&amp;&quot; &quot;&amp;(RIGHT(DEC2HEX(HEX2DEC(&quot;05&quot;)+HEX2DEC(&quot;A0&quot;)+HEX2DEC(DEC2HEX([.A994]; 4));4); 2))&amp;&quot; 16&quot;)" office:value-type="string" office:string-value="FE FE 05 A0 03 E1 86 16" calcext:value-type="string">
            <text:p>FE FE 05 A0 03 E1 86 1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&quot;FE FE 05 A0 &quot;&amp;LEFT(DEC2HEX([.A995]; 4);2)&amp;&quot; &quot;&amp;RIGHT(DEC2HEX([.A995]; 4);2)&amp;&quot; &quot;&amp;(RIGHT(DEC2HEX(HEX2DEC(&quot;05&quot;)+HEX2DEC(&quot;A0&quot;)+HEX2DEC(DEC2HEX([.A995]; 4));4); 2))&amp;&quot; 16&quot;)" office:value-type="string" office:string-value="FE FE 05 A0 03 E2 87 16" calcext:value-type="string">
            <text:p>FE FE 05 A0 03 E2 87 16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&quot;FE FE 05 A0 &quot;&amp;LEFT(DEC2HEX([.A996]; 4);2)&amp;&quot; &quot;&amp;RIGHT(DEC2HEX([.A996]; 4);2)&amp;&quot; &quot;&amp;(RIGHT(DEC2HEX(HEX2DEC(&quot;05&quot;)+HEX2DEC(&quot;A0&quot;)+HEX2DEC(DEC2HEX([.A996]; 4));4); 2))&amp;&quot; 16&quot;)" office:value-type="string" office:string-value="FE FE 05 A0 03 E3 88 16" calcext:value-type="string">
            <text:p>FE FE 05 A0 03 E3 88 1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&quot;FE FE 05 A0 &quot;&amp;LEFT(DEC2HEX([.A997]; 4);2)&amp;&quot; &quot;&amp;RIGHT(DEC2HEX([.A997]; 4);2)&amp;&quot; &quot;&amp;(RIGHT(DEC2HEX(HEX2DEC(&quot;05&quot;)+HEX2DEC(&quot;A0&quot;)+HEX2DEC(DEC2HEX([.A997]; 4));4); 2))&amp;&quot; 16&quot;)" office:value-type="string" office:string-value="FE FE 05 A0 03 E4 89 16" calcext:value-type="string">
            <text:p>FE FE 05 A0 03 E4 89 1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&quot;FE FE 05 A0 &quot;&amp;LEFT(DEC2HEX([.A998]; 4);2)&amp;&quot; &quot;&amp;RIGHT(DEC2HEX([.A998]; 4);2)&amp;&quot; &quot;&amp;(RIGHT(DEC2HEX(HEX2DEC(&quot;05&quot;)+HEX2DEC(&quot;A0&quot;)+HEX2DEC(DEC2HEX([.A998]; 4));4); 2))&amp;&quot; 16&quot;)" office:value-type="string" office:string-value="FE FE 05 A0 03 E5 8A 16" calcext:value-type="string">
            <text:p>FE FE 05 A0 03 E5 8A 1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&quot;FE FE 05 A0 &quot;&amp;LEFT(DEC2HEX([.A999]; 4);2)&amp;&quot; &quot;&amp;RIGHT(DEC2HEX([.A999]; 4);2)&amp;&quot; &quot;&amp;(RIGHT(DEC2HEX(HEX2DEC(&quot;05&quot;)+HEX2DEC(&quot;A0&quot;)+HEX2DEC(DEC2HEX([.A999]; 4));4); 2))&amp;&quot; 16&quot;)" office:value-type="string" office:string-value="FE FE 05 A0 03 E6 8B 16" calcext:value-type="string">
            <text:p>FE FE 05 A0 03 E6 8B 16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&quot;FE FE 05 A0 &quot;&amp;LEFT(DEC2HEX([.A1000]; 4);2)&amp;&quot; &quot;&amp;RIGHT(DEC2HEX([.A1000]; 4);2)&amp;&quot; &quot;&amp;(RIGHT(DEC2HEX(HEX2DEC(&quot;05&quot;)+HEX2DEC(&quot;A0&quot;)+HEX2DEC(DEC2HEX([.A1000]; 4));4); 2))&amp;&quot; 16&quot;)" office:value-type="string" office:string-value="FE FE 05 A0 03 E7 8C 16" calcext:value-type="string">
            <text:p>FE FE 05 A0 03 E7 8C 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&quot;FE FE 05 A0 &quot;&amp;LEFT(DEC2HEX([.A1001]; 4);2)&amp;&quot; &quot;&amp;RIGHT(DEC2HEX([.A1001]; 4);2)&amp;&quot; &quot;&amp;(RIGHT(DEC2HEX(HEX2DEC(&quot;05&quot;)+HEX2DEC(&quot;A0&quot;)+HEX2DEC(DEC2HEX([.A1001]; 4));4); 2))&amp;&quot; 16&quot;)" office:value-type="string" office:string-value="FE FE 05 A0 03 E8 8D 16" calcext:value-type="string">
            <text:p>FE FE 05 A0 03 E8 8D 16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&quot;FE FE 05 A0 &quot;&amp;LEFT(DEC2HEX([.A1002]; 4);2)&amp;&quot; &quot;&amp;RIGHT(DEC2HEX([.A1002]; 4);2)&amp;&quot; &quot;&amp;(RIGHT(DEC2HEX(HEX2DEC(&quot;05&quot;)+HEX2DEC(&quot;A0&quot;)+HEX2DEC(DEC2HEX([.A1002]; 4));4); 2))&amp;&quot; 16&quot;)" office:value-type="string" office:string-value="FE FE 05 A0 03 E9 8E 16" calcext:value-type="string">
            <text:p>FE FE 05 A0 03 E9 8E 16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&quot;FE FE 05 A0 &quot;&amp;LEFT(DEC2HEX([.A1003]; 4);2)&amp;&quot; &quot;&amp;RIGHT(DEC2HEX([.A1003]; 4);2)&amp;&quot; &quot;&amp;(RIGHT(DEC2HEX(HEX2DEC(&quot;05&quot;)+HEX2DEC(&quot;A0&quot;)+HEX2DEC(DEC2HEX([.A1003]; 4));4); 2))&amp;&quot; 16&quot;)" office:value-type="string" office:string-value="FE FE 05 A0 03 EA 8F 16" calcext:value-type="string">
            <text:p>FE FE 05 A0 03 EA 8F 16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&quot;FE FE 05 A0 &quot;&amp;LEFT(DEC2HEX([.A1004]; 4);2)&amp;&quot; &quot;&amp;RIGHT(DEC2HEX([.A1004]; 4);2)&amp;&quot; &quot;&amp;(RIGHT(DEC2HEX(HEX2DEC(&quot;05&quot;)+HEX2DEC(&quot;A0&quot;)+HEX2DEC(DEC2HEX([.A1004]; 4));4); 2))&amp;&quot; 16&quot;)" office:value-type="string" office:string-value="FE FE 05 A0 03 EB 90 16" calcext:value-type="string">
            <text:p>FE FE 05 A0 03 EB 90 16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&quot;FE FE 05 A0 &quot;&amp;LEFT(DEC2HEX([.A1005]; 4);2)&amp;&quot; &quot;&amp;RIGHT(DEC2HEX([.A1005]; 4);2)&amp;&quot; &quot;&amp;(RIGHT(DEC2HEX(HEX2DEC(&quot;05&quot;)+HEX2DEC(&quot;A0&quot;)+HEX2DEC(DEC2HEX([.A1005]; 4));4); 2))&amp;&quot; 16&quot;)" office:value-type="string" office:string-value="FE FE 05 A0 03 EC 91 16" calcext:value-type="string">
            <text:p>FE FE 05 A0 03 EC 91 1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&quot;FE FE 05 A0 &quot;&amp;LEFT(DEC2HEX([.A1006]; 4);2)&amp;&quot; &quot;&amp;RIGHT(DEC2HEX([.A1006]; 4);2)&amp;&quot; &quot;&amp;(RIGHT(DEC2HEX(HEX2DEC(&quot;05&quot;)+HEX2DEC(&quot;A0&quot;)+HEX2DEC(DEC2HEX([.A1006]; 4));4); 2))&amp;&quot; 16&quot;)" office:value-type="string" office:string-value="FE FE 05 A0 03 ED 92 16" calcext:value-type="string">
            <text:p>FE FE 05 A0 03 ED 92 1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&quot;FE FE 05 A0 &quot;&amp;LEFT(DEC2HEX([.A1007]; 4);2)&amp;&quot; &quot;&amp;RIGHT(DEC2HEX([.A1007]; 4);2)&amp;&quot; &quot;&amp;(RIGHT(DEC2HEX(HEX2DEC(&quot;05&quot;)+HEX2DEC(&quot;A0&quot;)+HEX2DEC(DEC2HEX([.A1007]; 4));4); 2))&amp;&quot; 16&quot;)" office:value-type="string" office:string-value="FE FE 05 A0 03 EE 93 16" calcext:value-type="string">
            <text:p>FE FE 05 A0 03 EE 93 1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&quot;FE FE 05 A0 &quot;&amp;LEFT(DEC2HEX([.A1008]; 4);2)&amp;&quot; &quot;&amp;RIGHT(DEC2HEX([.A1008]; 4);2)&amp;&quot; &quot;&amp;(RIGHT(DEC2HEX(HEX2DEC(&quot;05&quot;)+HEX2DEC(&quot;A0&quot;)+HEX2DEC(DEC2HEX([.A1008]; 4));4); 2))&amp;&quot; 16&quot;)" office:value-type="string" office:string-value="FE FE 05 A0 03 EF 94 16" calcext:value-type="string">
            <text:p>FE FE 05 A0 03 EF 94 16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&quot;FE FE 05 A0 &quot;&amp;LEFT(DEC2HEX([.A1009]; 4);2)&amp;&quot; &quot;&amp;RIGHT(DEC2HEX([.A1009]; 4);2)&amp;&quot; &quot;&amp;(RIGHT(DEC2HEX(HEX2DEC(&quot;05&quot;)+HEX2DEC(&quot;A0&quot;)+HEX2DEC(DEC2HEX([.A1009]; 4));4); 2))&amp;&quot; 16&quot;)" office:value-type="string" office:string-value="FE FE 05 A0 03 F0 95 16" calcext:value-type="string">
            <text:p>FE FE 05 A0 03 F0 95 16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&quot;FE FE 05 A0 &quot;&amp;LEFT(DEC2HEX([.A1010]; 4);2)&amp;&quot; &quot;&amp;RIGHT(DEC2HEX([.A1010]; 4);2)&amp;&quot; &quot;&amp;(RIGHT(DEC2HEX(HEX2DEC(&quot;05&quot;)+HEX2DEC(&quot;A0&quot;)+HEX2DEC(DEC2HEX([.A1010]; 4));4); 2))&amp;&quot; 16&quot;)" office:value-type="string" office:string-value="FE FE 05 A0 03 F1 96 16" calcext:value-type="string">
            <text:p>FE FE 05 A0 03 F1 96 16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&quot;FE FE 05 A0 &quot;&amp;LEFT(DEC2HEX([.A1011]; 4);2)&amp;&quot; &quot;&amp;RIGHT(DEC2HEX([.A1011]; 4);2)&amp;&quot; &quot;&amp;(RIGHT(DEC2HEX(HEX2DEC(&quot;05&quot;)+HEX2DEC(&quot;A0&quot;)+HEX2DEC(DEC2HEX([.A1011]; 4));4); 2))&amp;&quot; 16&quot;)" office:value-type="string" office:string-value="FE FE 05 A0 03 F2 97 16" calcext:value-type="string">
            <text:p>FE FE 05 A0 03 F2 97 16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&quot;FE FE 05 A0 &quot;&amp;LEFT(DEC2HEX([.A1012]; 4);2)&amp;&quot; &quot;&amp;RIGHT(DEC2HEX([.A1012]; 4);2)&amp;&quot; &quot;&amp;(RIGHT(DEC2HEX(HEX2DEC(&quot;05&quot;)+HEX2DEC(&quot;A0&quot;)+HEX2DEC(DEC2HEX([.A1012]; 4));4); 2))&amp;&quot; 16&quot;)" office:value-type="string" office:string-value="FE FE 05 A0 03 F3 98 16" calcext:value-type="string">
            <text:p>FE FE 05 A0 03 F3 98 1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&quot;FE FE 05 A0 &quot;&amp;LEFT(DEC2HEX([.A1013]; 4);2)&amp;&quot; &quot;&amp;RIGHT(DEC2HEX([.A1013]; 4);2)&amp;&quot; &quot;&amp;(RIGHT(DEC2HEX(HEX2DEC(&quot;05&quot;)+HEX2DEC(&quot;A0&quot;)+HEX2DEC(DEC2HEX([.A1013]; 4));4); 2))&amp;&quot; 16&quot;)" office:value-type="string" office:string-value="FE FE 05 A0 03 F4 99 16" calcext:value-type="string">
            <text:p>FE FE 05 A0 03 F4 99 1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&quot;FE FE 05 A0 &quot;&amp;LEFT(DEC2HEX([.A1014]; 4);2)&amp;&quot; &quot;&amp;RIGHT(DEC2HEX([.A1014]; 4);2)&amp;&quot; &quot;&amp;(RIGHT(DEC2HEX(HEX2DEC(&quot;05&quot;)+HEX2DEC(&quot;A0&quot;)+HEX2DEC(DEC2HEX([.A1014]; 4));4); 2))&amp;&quot; 16&quot;)" office:value-type="string" office:string-value="FE FE 05 A0 03 F5 9A 16" calcext:value-type="string">
            <text:p>FE FE 05 A0 03 F5 9A 16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&quot;FE FE 05 A0 &quot;&amp;LEFT(DEC2HEX([.A1015]; 4);2)&amp;&quot; &quot;&amp;RIGHT(DEC2HEX([.A1015]; 4);2)&amp;&quot; &quot;&amp;(RIGHT(DEC2HEX(HEX2DEC(&quot;05&quot;)+HEX2DEC(&quot;A0&quot;)+HEX2DEC(DEC2HEX([.A1015]; 4));4); 2))&amp;&quot; 16&quot;)" office:value-type="string" office:string-value="FE FE 05 A0 03 F6 9B 16" calcext:value-type="string">
            <text:p>FE FE 05 A0 03 F6 9B 1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&quot;FE FE 05 A0 &quot;&amp;LEFT(DEC2HEX([.A1016]; 4);2)&amp;&quot; &quot;&amp;RIGHT(DEC2HEX([.A1016]; 4);2)&amp;&quot; &quot;&amp;(RIGHT(DEC2HEX(HEX2DEC(&quot;05&quot;)+HEX2DEC(&quot;A0&quot;)+HEX2DEC(DEC2HEX([.A1016]; 4));4); 2))&amp;&quot; 16&quot;)" office:value-type="string" office:string-value="FE FE 05 A0 03 F7 9C 16" calcext:value-type="string">
            <text:p>FE FE 05 A0 03 F7 9C 16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&quot;FE FE 05 A0 &quot;&amp;LEFT(DEC2HEX([.A1017]; 4);2)&amp;&quot; &quot;&amp;RIGHT(DEC2HEX([.A1017]; 4);2)&amp;&quot; &quot;&amp;(RIGHT(DEC2HEX(HEX2DEC(&quot;05&quot;)+HEX2DEC(&quot;A0&quot;)+HEX2DEC(DEC2HEX([.A1017]; 4));4); 2))&amp;&quot; 16&quot;)" office:value-type="string" office:string-value="FE FE 05 A0 03 F8 9D 16" calcext:value-type="string">
            <text:p>FE FE 05 A0 03 F8 9D 16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&quot;FE FE 05 A0 &quot;&amp;LEFT(DEC2HEX([.A1018]; 4);2)&amp;&quot; &quot;&amp;RIGHT(DEC2HEX([.A1018]; 4);2)&amp;&quot; &quot;&amp;(RIGHT(DEC2HEX(HEX2DEC(&quot;05&quot;)+HEX2DEC(&quot;A0&quot;)+HEX2DEC(DEC2HEX([.A1018]; 4));4); 2))&amp;&quot; 16&quot;)" office:value-type="string" office:string-value="FE FE 05 A0 03 F9 9E 16" calcext:value-type="string">
            <text:p>FE FE 05 A0 03 F9 9E 1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&quot;FE FE 05 A0 &quot;&amp;LEFT(DEC2HEX([.A1019]; 4);2)&amp;&quot; &quot;&amp;RIGHT(DEC2HEX([.A1019]; 4);2)&amp;&quot; &quot;&amp;(RIGHT(DEC2HEX(HEX2DEC(&quot;05&quot;)+HEX2DEC(&quot;A0&quot;)+HEX2DEC(DEC2HEX([.A1019]; 4));4); 2))&amp;&quot; 16&quot;)" office:value-type="string" office:string-value="FE FE 05 A0 03 FA 9F 16" calcext:value-type="string">
            <text:p>FE FE 05 A0 03 FA 9F 16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&quot;FE FE 05 A0 &quot;&amp;LEFT(DEC2HEX([.A1020]; 4);2)&amp;&quot; &quot;&amp;RIGHT(DEC2HEX([.A1020]; 4);2)&amp;&quot; &quot;&amp;(RIGHT(DEC2HEX(HEX2DEC(&quot;05&quot;)+HEX2DEC(&quot;A0&quot;)+HEX2DEC(DEC2HEX([.A1020]; 4));4); 2))&amp;&quot; 16&quot;)" office:value-type="string" office:string-value="FE FE 05 A0 03 FB A0 16" calcext:value-type="string">
            <text:p>FE FE 05 A0 03 FB A0 1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&quot;FE FE 05 A0 &quot;&amp;LEFT(DEC2HEX([.A1021]; 4);2)&amp;&quot; &quot;&amp;RIGHT(DEC2HEX([.A1021]; 4);2)&amp;&quot; &quot;&amp;(RIGHT(DEC2HEX(HEX2DEC(&quot;05&quot;)+HEX2DEC(&quot;A0&quot;)+HEX2DEC(DEC2HEX([.A1021]; 4));4); 2))&amp;&quot; 16&quot;)" office:value-type="string" office:string-value="FE FE 05 A0 03 FC A1 16" calcext:value-type="string">
            <text:p>FE FE 05 A0 03 FC A1 16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&quot;FE FE 05 A0 &quot;&amp;LEFT(DEC2HEX([.A1022]; 4);2)&amp;&quot; &quot;&amp;RIGHT(DEC2HEX([.A1022]; 4);2)&amp;&quot; &quot;&amp;(RIGHT(DEC2HEX(HEX2DEC(&quot;05&quot;)+HEX2DEC(&quot;A0&quot;)+HEX2DEC(DEC2HEX([.A1022]; 4));4); 2))&amp;&quot; 16&quot;)" office:value-type="string" office:string-value="FE FE 05 A0 03 FD A2 16" calcext:value-type="string">
            <text:p>FE FE 05 A0 03 FD A2 16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&quot;FE FE 05 A0 &quot;&amp;LEFT(DEC2HEX([.A1023]; 4);2)&amp;&quot; &quot;&amp;RIGHT(DEC2HEX([.A1023]; 4);2)&amp;&quot; &quot;&amp;(RIGHT(DEC2HEX(HEX2DEC(&quot;05&quot;)+HEX2DEC(&quot;A0&quot;)+HEX2DEC(DEC2HEX([.A1023]; 4));4); 2))&amp;&quot; 16&quot;)" office:value-type="string" office:string-value="FE FE 05 A0 03 FE A3 16" calcext:value-type="string">
            <text:p>FE FE 05 A0 03 FE A3 16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&quot;FE FE 05 A0 &quot;&amp;LEFT(DEC2HEX([.A1024]; 4);2)&amp;&quot; &quot;&amp;RIGHT(DEC2HEX([.A1024]; 4);2)&amp;&quot; &quot;&amp;(RIGHT(DEC2HEX(HEX2DEC(&quot;05&quot;)+HEX2DEC(&quot;A0&quot;)+HEX2DEC(DEC2HEX([.A1024]; 4));4); 2))&amp;&quot; 16&quot;)" office:value-type="string" office:string-value="FE FE 05 A0 03 FF A4 16" calcext:value-type="string">
            <text:p>FE FE 05 A0 03 FF A4 1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&quot;FE FE 05 A0 &quot;&amp;LEFT(DEC2HEX([.A1025]; 4);2)&amp;&quot; &quot;&amp;RIGHT(DEC2HEX([.A1025]; 4);2)&amp;&quot; &quot;&amp;(RIGHT(DEC2HEX(HEX2DEC(&quot;05&quot;)+HEX2DEC(&quot;A0&quot;)+HEX2DEC(DEC2HEX([.A1025]; 4));4); 2))&amp;&quot; 16&quot;)" office:value-type="string" office:string-value="FE FE 05 A0 04 00 A5 16" calcext:value-type="string">
            <text:p>FE FE 05 A0 04 00 A5 16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(&quot;FE FE 05 A0 &quot;&amp;LEFT(DEC2HEX([.A1026]; 4);2)&amp;&quot; &quot;&amp;RIGHT(DEC2HEX([.A1026]; 4);2)&amp;&quot; &quot;&amp;(RIGHT(DEC2HEX(HEX2DEC(&quot;05&quot;)+HEX2DEC(&quot;A0&quot;)+HEX2DEC(DEC2HEX([.A1026]; 4));4); 2))&amp;&quot; 16&quot;)" office:value-type="string" office:string-value="FE FE 05 A0 04 01 A6 16" calcext:value-type="string">
            <text:p>FE FE 05 A0 04 01 A6 16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(&quot;FE FE 05 A0 &quot;&amp;LEFT(DEC2HEX([.A1027]; 4);2)&amp;&quot; &quot;&amp;RIGHT(DEC2HEX([.A1027]; 4);2)&amp;&quot; &quot;&amp;(RIGHT(DEC2HEX(HEX2DEC(&quot;05&quot;)+HEX2DEC(&quot;A0&quot;)+HEX2DEC(DEC2HEX([.A1027]; 4));4); 2))&amp;&quot; 16&quot;)" office:value-type="string" office:string-value="FE FE 05 A0 04 02 A7 16" calcext:value-type="string">
            <text:p>FE FE 05 A0 04 02 A7 16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(&quot;FE FE 05 A0 &quot;&amp;LEFT(DEC2HEX([.A1028]; 4);2)&amp;&quot; &quot;&amp;RIGHT(DEC2HEX([.A1028]; 4);2)&amp;&quot; &quot;&amp;(RIGHT(DEC2HEX(HEX2DEC(&quot;05&quot;)+HEX2DEC(&quot;A0&quot;)+HEX2DEC(DEC2HEX([.A1028]; 4));4); 2))&amp;&quot; 16&quot;)" office:value-type="string" office:string-value="FE FE 05 A0 04 03 A8 16" calcext:value-type="string">
            <text:p>FE FE 05 A0 04 03 A8 16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(&quot;FE FE 05 A0 &quot;&amp;LEFT(DEC2HEX([.A1029]; 4);2)&amp;&quot; &quot;&amp;RIGHT(DEC2HEX([.A1029]; 4);2)&amp;&quot; &quot;&amp;(RIGHT(DEC2HEX(HEX2DEC(&quot;05&quot;)+HEX2DEC(&quot;A0&quot;)+HEX2DEC(DEC2HEX([.A1029]; 4));4); 2))&amp;&quot; 16&quot;)" office:value-type="string" office:string-value="FE FE 05 A0 04 04 A9 16" calcext:value-type="string">
            <text:p>FE FE 05 A0 04 04 A9 16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(&quot;FE FE 05 A0 &quot;&amp;LEFT(DEC2HEX([.A1030]; 4);2)&amp;&quot; &quot;&amp;RIGHT(DEC2HEX([.A1030]; 4);2)&amp;&quot; &quot;&amp;(RIGHT(DEC2HEX(HEX2DEC(&quot;05&quot;)+HEX2DEC(&quot;A0&quot;)+HEX2DEC(DEC2HEX([.A1030]; 4));4); 2))&amp;&quot; 16&quot;)" office:value-type="string" office:string-value="FE FE 05 A0 04 05 AA 16" calcext:value-type="string">
            <text:p>FE FE 05 A0 04 05 AA 16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(&quot;FE FE 05 A0 &quot;&amp;LEFT(DEC2HEX([.A1031]; 4);2)&amp;&quot; &quot;&amp;RIGHT(DEC2HEX([.A1031]; 4);2)&amp;&quot; &quot;&amp;(RIGHT(DEC2HEX(HEX2DEC(&quot;05&quot;)+HEX2DEC(&quot;A0&quot;)+HEX2DEC(DEC2HEX([.A1031]; 4));4); 2))&amp;&quot; 16&quot;)" office:value-type="string" office:string-value="FE FE 05 A0 04 06 AB 16" calcext:value-type="string">
            <text:p>FE FE 05 A0 04 06 AB 16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(&quot;FE FE 05 A0 &quot;&amp;LEFT(DEC2HEX([.A1032]; 4);2)&amp;&quot; &quot;&amp;RIGHT(DEC2HEX([.A1032]; 4);2)&amp;&quot; &quot;&amp;(RIGHT(DEC2HEX(HEX2DEC(&quot;05&quot;)+HEX2DEC(&quot;A0&quot;)+HEX2DEC(DEC2HEX([.A1032]; 4));4); 2))&amp;&quot; 16&quot;)" office:value-type="string" office:string-value="FE FE 05 A0 04 07 AC 16" calcext:value-type="string">
            <text:p>FE FE 05 A0 04 07 AC 1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(&quot;FE FE 05 A0 &quot;&amp;LEFT(DEC2HEX([.A1033]; 4);2)&amp;&quot; &quot;&amp;RIGHT(DEC2HEX([.A1033]; 4);2)&amp;&quot; &quot;&amp;(RIGHT(DEC2HEX(HEX2DEC(&quot;05&quot;)+HEX2DEC(&quot;A0&quot;)+HEX2DEC(DEC2HEX([.A1033]; 4));4); 2))&amp;&quot; 16&quot;)" office:value-type="string" office:string-value="FE FE 05 A0 04 08 AD 16" calcext:value-type="string">
            <text:p>FE FE 05 A0 04 08 AD 1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(&quot;FE FE 05 A0 &quot;&amp;LEFT(DEC2HEX([.A1034]; 4);2)&amp;&quot; &quot;&amp;RIGHT(DEC2HEX([.A1034]; 4);2)&amp;&quot; &quot;&amp;(RIGHT(DEC2HEX(HEX2DEC(&quot;05&quot;)+HEX2DEC(&quot;A0&quot;)+HEX2DEC(DEC2HEX([.A1034]; 4));4); 2))&amp;&quot; 16&quot;)" office:value-type="string" office:string-value="FE FE 05 A0 04 09 AE 16" calcext:value-type="string">
            <text:p>FE FE 05 A0 04 09 AE 16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(&quot;FE FE 05 A0 &quot;&amp;LEFT(DEC2HEX([.A1035]; 4);2)&amp;&quot; &quot;&amp;RIGHT(DEC2HEX([.A1035]; 4);2)&amp;&quot; &quot;&amp;(RIGHT(DEC2HEX(HEX2DEC(&quot;05&quot;)+HEX2DEC(&quot;A0&quot;)+HEX2DEC(DEC2HEX([.A1035]; 4));4); 2))&amp;&quot; 16&quot;)" office:value-type="string" office:string-value="FE FE 05 A0 04 0A AF 16" calcext:value-type="string">
            <text:p>FE FE 05 A0 04 0A AF 1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(&quot;FE FE 05 A0 &quot;&amp;LEFT(DEC2HEX([.A1036]; 4);2)&amp;&quot; &quot;&amp;RIGHT(DEC2HEX([.A1036]; 4);2)&amp;&quot; &quot;&amp;(RIGHT(DEC2HEX(HEX2DEC(&quot;05&quot;)+HEX2DEC(&quot;A0&quot;)+HEX2DEC(DEC2HEX([.A1036]; 4));4); 2))&amp;&quot; 16&quot;)" office:value-type="string" office:string-value="FE FE 05 A0 04 0B B0 16" calcext:value-type="string">
            <text:p>FE FE 05 A0 04 0B B0 16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(&quot;FE FE 05 A0 &quot;&amp;LEFT(DEC2HEX([.A1037]; 4);2)&amp;&quot; &quot;&amp;RIGHT(DEC2HEX([.A1037]; 4);2)&amp;&quot; &quot;&amp;(RIGHT(DEC2HEX(HEX2DEC(&quot;05&quot;)+HEX2DEC(&quot;A0&quot;)+HEX2DEC(DEC2HEX([.A1037]; 4));4); 2))&amp;&quot; 16&quot;)" office:value-type="string" office:string-value="FE FE 05 A0 04 0C B1 16" calcext:value-type="string">
            <text:p>FE FE 05 A0 04 0C B1 1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(&quot;FE FE 05 A0 &quot;&amp;LEFT(DEC2HEX([.A1038]; 4);2)&amp;&quot; &quot;&amp;RIGHT(DEC2HEX([.A1038]; 4);2)&amp;&quot; &quot;&amp;(RIGHT(DEC2HEX(HEX2DEC(&quot;05&quot;)+HEX2DEC(&quot;A0&quot;)+HEX2DEC(DEC2HEX([.A1038]; 4));4); 2))&amp;&quot; 16&quot;)" office:value-type="string" office:string-value="FE FE 05 A0 04 0D B2 16" calcext:value-type="string">
            <text:p>FE FE 05 A0 04 0D B2 16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(&quot;FE FE 05 A0 &quot;&amp;LEFT(DEC2HEX([.A1039]; 4);2)&amp;&quot; &quot;&amp;RIGHT(DEC2HEX([.A1039]; 4);2)&amp;&quot; &quot;&amp;(RIGHT(DEC2HEX(HEX2DEC(&quot;05&quot;)+HEX2DEC(&quot;A0&quot;)+HEX2DEC(DEC2HEX([.A1039]; 4));4); 2))&amp;&quot; 16&quot;)" office:value-type="string" office:string-value="FE FE 05 A0 04 0E B3 16" calcext:value-type="string">
            <text:p>FE FE 05 A0 04 0E B3 1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(&quot;FE FE 05 A0 &quot;&amp;LEFT(DEC2HEX([.A1040]; 4);2)&amp;&quot; &quot;&amp;RIGHT(DEC2HEX([.A1040]; 4);2)&amp;&quot; &quot;&amp;(RIGHT(DEC2HEX(HEX2DEC(&quot;05&quot;)+HEX2DEC(&quot;A0&quot;)+HEX2DEC(DEC2HEX([.A1040]; 4));4); 2))&amp;&quot; 16&quot;)" office:value-type="string" office:string-value="FE FE 05 A0 04 0F B4 16" calcext:value-type="string">
            <text:p>FE FE 05 A0 04 0F B4 16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&quot;FE FE 05 A0 &quot;&amp;LEFT(DEC2HEX([.A1041]; 4);2)&amp;&quot; &quot;&amp;RIGHT(DEC2HEX([.A1041]; 4);2)&amp;&quot; &quot;&amp;(RIGHT(DEC2HEX(HEX2DEC(&quot;05&quot;)+HEX2DEC(&quot;A0&quot;)+HEX2DEC(DEC2HEX([.A1041]; 4));4); 2))&amp;&quot; 16&quot;)" office:value-type="string" office:string-value="FE FE 05 A0 04 10 B5 16" calcext:value-type="string">
            <text:p>FE FE 05 A0 04 10 B5 16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(&quot;FE FE 05 A0 &quot;&amp;LEFT(DEC2HEX([.A1042]; 4);2)&amp;&quot; &quot;&amp;RIGHT(DEC2HEX([.A1042]; 4);2)&amp;&quot; &quot;&amp;(RIGHT(DEC2HEX(HEX2DEC(&quot;05&quot;)+HEX2DEC(&quot;A0&quot;)+HEX2DEC(DEC2HEX([.A1042]; 4));4); 2))&amp;&quot; 16&quot;)" office:value-type="string" office:string-value="FE FE 05 A0 04 11 B6 16" calcext:value-type="string">
            <text:p>FE FE 05 A0 04 11 B6 1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(&quot;FE FE 05 A0 &quot;&amp;LEFT(DEC2HEX([.A1043]; 4);2)&amp;&quot; &quot;&amp;RIGHT(DEC2HEX([.A1043]; 4);2)&amp;&quot; &quot;&amp;(RIGHT(DEC2HEX(HEX2DEC(&quot;05&quot;)+HEX2DEC(&quot;A0&quot;)+HEX2DEC(DEC2HEX([.A1043]; 4));4); 2))&amp;&quot; 16&quot;)" office:value-type="string" office:string-value="FE FE 05 A0 04 12 B7 16" calcext:value-type="string">
            <text:p>FE FE 05 A0 04 12 B7 16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(&quot;FE FE 05 A0 &quot;&amp;LEFT(DEC2HEX([.A1044]; 4);2)&amp;&quot; &quot;&amp;RIGHT(DEC2HEX([.A1044]; 4);2)&amp;&quot; &quot;&amp;(RIGHT(DEC2HEX(HEX2DEC(&quot;05&quot;)+HEX2DEC(&quot;A0&quot;)+HEX2DEC(DEC2HEX([.A1044]; 4));4); 2))&amp;&quot; 16&quot;)" office:value-type="string" office:string-value="FE FE 05 A0 04 13 B8 16" calcext:value-type="string">
            <text:p>FE FE 05 A0 04 13 B8 16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(&quot;FE FE 05 A0 &quot;&amp;LEFT(DEC2HEX([.A1045]; 4);2)&amp;&quot; &quot;&amp;RIGHT(DEC2HEX([.A1045]; 4);2)&amp;&quot; &quot;&amp;(RIGHT(DEC2HEX(HEX2DEC(&quot;05&quot;)+HEX2DEC(&quot;A0&quot;)+HEX2DEC(DEC2HEX([.A1045]; 4));4); 2))&amp;&quot; 16&quot;)" office:value-type="string" office:string-value="FE FE 05 A0 04 14 B9 16" calcext:value-type="string">
            <text:p>FE FE 05 A0 04 14 B9 16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(&quot;FE FE 05 A0 &quot;&amp;LEFT(DEC2HEX([.A1046]; 4);2)&amp;&quot; &quot;&amp;RIGHT(DEC2HEX([.A1046]; 4);2)&amp;&quot; &quot;&amp;(RIGHT(DEC2HEX(HEX2DEC(&quot;05&quot;)+HEX2DEC(&quot;A0&quot;)+HEX2DEC(DEC2HEX([.A1046]; 4));4); 2))&amp;&quot; 16&quot;)" office:value-type="string" office:string-value="FE FE 05 A0 04 15 BA 16" calcext:value-type="string">
            <text:p>FE FE 05 A0 04 15 BA 1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(&quot;FE FE 05 A0 &quot;&amp;LEFT(DEC2HEX([.A1047]; 4);2)&amp;&quot; &quot;&amp;RIGHT(DEC2HEX([.A1047]; 4);2)&amp;&quot; &quot;&amp;(RIGHT(DEC2HEX(HEX2DEC(&quot;05&quot;)+HEX2DEC(&quot;A0&quot;)+HEX2DEC(DEC2HEX([.A1047]; 4));4); 2))&amp;&quot; 16&quot;)" office:value-type="string" office:string-value="FE FE 05 A0 04 16 BB 16" calcext:value-type="string">
            <text:p>FE FE 05 A0 04 16 BB 16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(&quot;FE FE 05 A0 &quot;&amp;LEFT(DEC2HEX([.A1048]; 4);2)&amp;&quot; &quot;&amp;RIGHT(DEC2HEX([.A1048]; 4);2)&amp;&quot; &quot;&amp;(RIGHT(DEC2HEX(HEX2DEC(&quot;05&quot;)+HEX2DEC(&quot;A0&quot;)+HEX2DEC(DEC2HEX([.A1048]; 4));4); 2))&amp;&quot; 16&quot;)" office:value-type="string" office:string-value="FE FE 05 A0 04 17 BC 16" calcext:value-type="string">
            <text:p>FE FE 05 A0 04 17 BC 16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(&quot;FE FE 05 A0 &quot;&amp;LEFT(DEC2HEX([.A1049]; 4);2)&amp;&quot; &quot;&amp;RIGHT(DEC2HEX([.A1049]; 4);2)&amp;&quot; &quot;&amp;(RIGHT(DEC2HEX(HEX2DEC(&quot;05&quot;)+HEX2DEC(&quot;A0&quot;)+HEX2DEC(DEC2HEX([.A1049]; 4));4); 2))&amp;&quot; 16&quot;)" office:value-type="string" office:string-value="FE FE 05 A0 04 18 BD 16" calcext:value-type="string">
            <text:p>FE FE 05 A0 04 18 BD 16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(&quot;FE FE 05 A0 &quot;&amp;LEFT(DEC2HEX([.A1050]; 4);2)&amp;&quot; &quot;&amp;RIGHT(DEC2HEX([.A1050]; 4);2)&amp;&quot; &quot;&amp;(RIGHT(DEC2HEX(HEX2DEC(&quot;05&quot;)+HEX2DEC(&quot;A0&quot;)+HEX2DEC(DEC2HEX([.A1050]; 4));4); 2))&amp;&quot; 16&quot;)" office:value-type="string" office:string-value="FE FE 05 A0 04 19 BE 16" calcext:value-type="string">
            <text:p>FE FE 05 A0 04 19 BE 16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(&quot;FE FE 05 A0 &quot;&amp;LEFT(DEC2HEX([.A1051]; 4);2)&amp;&quot; &quot;&amp;RIGHT(DEC2HEX([.A1051]; 4);2)&amp;&quot; &quot;&amp;(RIGHT(DEC2HEX(HEX2DEC(&quot;05&quot;)+HEX2DEC(&quot;A0&quot;)+HEX2DEC(DEC2HEX([.A1051]; 4));4); 2))&amp;&quot; 16&quot;)" office:value-type="string" office:string-value="FE FE 05 A0 04 1A BF 16" calcext:value-type="string">
            <text:p>FE FE 05 A0 04 1A BF 16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(&quot;FE FE 05 A0 &quot;&amp;LEFT(DEC2HEX([.A1052]; 4);2)&amp;&quot; &quot;&amp;RIGHT(DEC2HEX([.A1052]; 4);2)&amp;&quot; &quot;&amp;(RIGHT(DEC2HEX(HEX2DEC(&quot;05&quot;)+HEX2DEC(&quot;A0&quot;)+HEX2DEC(DEC2HEX([.A1052]; 4));4); 2))&amp;&quot; 16&quot;)" office:value-type="string" office:string-value="FE FE 05 A0 04 1B C0 16" calcext:value-type="string">
            <text:p>FE FE 05 A0 04 1B C0 16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(&quot;FE FE 05 A0 &quot;&amp;LEFT(DEC2HEX([.A1053]; 4);2)&amp;&quot; &quot;&amp;RIGHT(DEC2HEX([.A1053]; 4);2)&amp;&quot; &quot;&amp;(RIGHT(DEC2HEX(HEX2DEC(&quot;05&quot;)+HEX2DEC(&quot;A0&quot;)+HEX2DEC(DEC2HEX([.A1053]; 4));4); 2))&amp;&quot; 16&quot;)" office:value-type="string" office:string-value="FE FE 05 A0 04 1C C1 16" calcext:value-type="string">
            <text:p>FE FE 05 A0 04 1C C1 16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(&quot;FE FE 05 A0 &quot;&amp;LEFT(DEC2HEX([.A1054]; 4);2)&amp;&quot; &quot;&amp;RIGHT(DEC2HEX([.A1054]; 4);2)&amp;&quot; &quot;&amp;(RIGHT(DEC2HEX(HEX2DEC(&quot;05&quot;)+HEX2DEC(&quot;A0&quot;)+HEX2DEC(DEC2HEX([.A1054]; 4));4); 2))&amp;&quot; 16&quot;)" office:value-type="string" office:string-value="FE FE 05 A0 04 1D C2 16" calcext:value-type="string">
            <text:p>FE FE 05 A0 04 1D C2 16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(&quot;FE FE 05 A0 &quot;&amp;LEFT(DEC2HEX([.A1055]; 4);2)&amp;&quot; &quot;&amp;RIGHT(DEC2HEX([.A1055]; 4);2)&amp;&quot; &quot;&amp;(RIGHT(DEC2HEX(HEX2DEC(&quot;05&quot;)+HEX2DEC(&quot;A0&quot;)+HEX2DEC(DEC2HEX([.A1055]; 4));4); 2))&amp;&quot; 16&quot;)" office:value-type="string" office:string-value="FE FE 05 A0 04 1E C3 16" calcext:value-type="string">
            <text:p>FE FE 05 A0 04 1E C3 16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(&quot;FE FE 05 A0 &quot;&amp;LEFT(DEC2HEX([.A1056]; 4);2)&amp;&quot; &quot;&amp;RIGHT(DEC2HEX([.A1056]; 4);2)&amp;&quot; &quot;&amp;(RIGHT(DEC2HEX(HEX2DEC(&quot;05&quot;)+HEX2DEC(&quot;A0&quot;)+HEX2DEC(DEC2HEX([.A1056]; 4));4); 2))&amp;&quot; 16&quot;)" office:value-type="string" office:string-value="FE FE 05 A0 04 1F C4 16" calcext:value-type="string">
            <text:p>FE FE 05 A0 04 1F C4 16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(&quot;FE FE 05 A0 &quot;&amp;LEFT(DEC2HEX([.A1057]; 4);2)&amp;&quot; &quot;&amp;RIGHT(DEC2HEX([.A1057]; 4);2)&amp;&quot; &quot;&amp;(RIGHT(DEC2HEX(HEX2DEC(&quot;05&quot;)+HEX2DEC(&quot;A0&quot;)+HEX2DEC(DEC2HEX([.A1057]; 4));4); 2))&amp;&quot; 16&quot;)" office:value-type="string" office:string-value="FE FE 05 A0 04 20 C5 16" calcext:value-type="string">
            <text:p>FE FE 05 A0 04 20 C5 1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(&quot;FE FE 05 A0 &quot;&amp;LEFT(DEC2HEX([.A1058]; 4);2)&amp;&quot; &quot;&amp;RIGHT(DEC2HEX([.A1058]; 4);2)&amp;&quot; &quot;&amp;(RIGHT(DEC2HEX(HEX2DEC(&quot;05&quot;)+HEX2DEC(&quot;A0&quot;)+HEX2DEC(DEC2HEX([.A1058]; 4));4); 2))&amp;&quot; 16&quot;)" office:value-type="string" office:string-value="FE FE 05 A0 04 21 C6 16" calcext:value-type="string">
            <text:p>FE FE 05 A0 04 21 C6 16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(&quot;FE FE 05 A0 &quot;&amp;LEFT(DEC2HEX([.A1059]; 4);2)&amp;&quot; &quot;&amp;RIGHT(DEC2HEX([.A1059]; 4);2)&amp;&quot; &quot;&amp;(RIGHT(DEC2HEX(HEX2DEC(&quot;05&quot;)+HEX2DEC(&quot;A0&quot;)+HEX2DEC(DEC2HEX([.A1059]; 4));4); 2))&amp;&quot; 16&quot;)" office:value-type="string" office:string-value="FE FE 05 A0 04 22 C7 16" calcext:value-type="string">
            <text:p>FE FE 05 A0 04 22 C7 16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(&quot;FE FE 05 A0 &quot;&amp;LEFT(DEC2HEX([.A1060]; 4);2)&amp;&quot; &quot;&amp;RIGHT(DEC2HEX([.A1060]; 4);2)&amp;&quot; &quot;&amp;(RIGHT(DEC2HEX(HEX2DEC(&quot;05&quot;)+HEX2DEC(&quot;A0&quot;)+HEX2DEC(DEC2HEX([.A1060]; 4));4); 2))&amp;&quot; 16&quot;)" office:value-type="string" office:string-value="FE FE 05 A0 04 23 C8 16" calcext:value-type="string">
            <text:p>FE FE 05 A0 04 23 C8 1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(&quot;FE FE 05 A0 &quot;&amp;LEFT(DEC2HEX([.A1061]; 4);2)&amp;&quot; &quot;&amp;RIGHT(DEC2HEX([.A1061]; 4);2)&amp;&quot; &quot;&amp;(RIGHT(DEC2HEX(HEX2DEC(&quot;05&quot;)+HEX2DEC(&quot;A0&quot;)+HEX2DEC(DEC2HEX([.A1061]; 4));4); 2))&amp;&quot; 16&quot;)" office:value-type="string" office:string-value="FE FE 05 A0 04 24 C9 16" calcext:value-type="string">
            <text:p>FE FE 05 A0 04 24 C9 16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(&quot;FE FE 05 A0 &quot;&amp;LEFT(DEC2HEX([.A1062]; 4);2)&amp;&quot; &quot;&amp;RIGHT(DEC2HEX([.A1062]; 4);2)&amp;&quot; &quot;&amp;(RIGHT(DEC2HEX(HEX2DEC(&quot;05&quot;)+HEX2DEC(&quot;A0&quot;)+HEX2DEC(DEC2HEX([.A1062]; 4));4); 2))&amp;&quot; 16&quot;)" office:value-type="string" office:string-value="FE FE 05 A0 04 25 CA 16" calcext:value-type="string">
            <text:p>FE FE 05 A0 04 25 CA 16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(&quot;FE FE 05 A0 &quot;&amp;LEFT(DEC2HEX([.A1063]; 4);2)&amp;&quot; &quot;&amp;RIGHT(DEC2HEX([.A1063]; 4);2)&amp;&quot; &quot;&amp;(RIGHT(DEC2HEX(HEX2DEC(&quot;05&quot;)+HEX2DEC(&quot;A0&quot;)+HEX2DEC(DEC2HEX([.A1063]; 4));4); 2))&amp;&quot; 16&quot;)" office:value-type="string" office:string-value="FE FE 05 A0 04 26 CB 16" calcext:value-type="string">
            <text:p>FE FE 05 A0 04 26 CB 16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(&quot;FE FE 05 A0 &quot;&amp;LEFT(DEC2HEX([.A1064]; 4);2)&amp;&quot; &quot;&amp;RIGHT(DEC2HEX([.A1064]; 4);2)&amp;&quot; &quot;&amp;(RIGHT(DEC2HEX(HEX2DEC(&quot;05&quot;)+HEX2DEC(&quot;A0&quot;)+HEX2DEC(DEC2HEX([.A1064]; 4));4); 2))&amp;&quot; 16&quot;)" office:value-type="string" office:string-value="FE FE 05 A0 04 27 CC 16" calcext:value-type="string">
            <text:p>FE FE 05 A0 04 27 CC 16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&quot;FE FE 05 A0 &quot;&amp;LEFT(DEC2HEX([.A1065]; 4);2)&amp;&quot; &quot;&amp;RIGHT(DEC2HEX([.A1065]; 4);2)&amp;&quot; &quot;&amp;(RIGHT(DEC2HEX(HEX2DEC(&quot;05&quot;)+HEX2DEC(&quot;A0&quot;)+HEX2DEC(DEC2HEX([.A1065]; 4));4); 2))&amp;&quot; 16&quot;)" office:value-type="string" office:string-value="FE FE 05 A0 04 28 CD 16" calcext:value-type="string">
            <text:p>FE FE 05 A0 04 28 CD 16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(&quot;FE FE 05 A0 &quot;&amp;LEFT(DEC2HEX([.A1066]; 4);2)&amp;&quot; &quot;&amp;RIGHT(DEC2HEX([.A1066]; 4);2)&amp;&quot; &quot;&amp;(RIGHT(DEC2HEX(HEX2DEC(&quot;05&quot;)+HEX2DEC(&quot;A0&quot;)+HEX2DEC(DEC2HEX([.A1066]; 4));4); 2))&amp;&quot; 16&quot;)" office:value-type="string" office:string-value="FE FE 05 A0 04 29 CE 16" calcext:value-type="string">
            <text:p>FE FE 05 A0 04 29 CE 16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(&quot;FE FE 05 A0 &quot;&amp;LEFT(DEC2HEX([.A1067]; 4);2)&amp;&quot; &quot;&amp;RIGHT(DEC2HEX([.A1067]; 4);2)&amp;&quot; &quot;&amp;(RIGHT(DEC2HEX(HEX2DEC(&quot;05&quot;)+HEX2DEC(&quot;A0&quot;)+HEX2DEC(DEC2HEX([.A1067]; 4));4); 2))&amp;&quot; 16&quot;)" office:value-type="string" office:string-value="FE FE 05 A0 04 2A CF 16" calcext:value-type="string">
            <text:p>FE FE 05 A0 04 2A CF 1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(&quot;FE FE 05 A0 &quot;&amp;LEFT(DEC2HEX([.A1068]; 4);2)&amp;&quot; &quot;&amp;RIGHT(DEC2HEX([.A1068]; 4);2)&amp;&quot; &quot;&amp;(RIGHT(DEC2HEX(HEX2DEC(&quot;05&quot;)+HEX2DEC(&quot;A0&quot;)+HEX2DEC(DEC2HEX([.A1068]; 4));4); 2))&amp;&quot; 16&quot;)" office:value-type="string" office:string-value="FE FE 05 A0 04 2B D0 16" calcext:value-type="string">
            <text:p>FE FE 05 A0 04 2B D0 1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&quot;FE FE 05 A0 &quot;&amp;LEFT(DEC2HEX([.A1069]; 4);2)&amp;&quot; &quot;&amp;RIGHT(DEC2HEX([.A1069]; 4);2)&amp;&quot; &quot;&amp;(RIGHT(DEC2HEX(HEX2DEC(&quot;05&quot;)+HEX2DEC(&quot;A0&quot;)+HEX2DEC(DEC2HEX([.A1069]; 4));4); 2))&amp;&quot; 16&quot;)" office:value-type="string" office:string-value="FE FE 05 A0 04 2C D1 16" calcext:value-type="string">
            <text:p>FE FE 05 A0 04 2C D1 16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(&quot;FE FE 05 A0 &quot;&amp;LEFT(DEC2HEX([.A1070]; 4);2)&amp;&quot; &quot;&amp;RIGHT(DEC2HEX([.A1070]; 4);2)&amp;&quot; &quot;&amp;(RIGHT(DEC2HEX(HEX2DEC(&quot;05&quot;)+HEX2DEC(&quot;A0&quot;)+HEX2DEC(DEC2HEX([.A1070]; 4));4); 2))&amp;&quot; 16&quot;)" office:value-type="string" office:string-value="FE FE 05 A0 04 2D D2 16" calcext:value-type="string">
            <text:p>FE FE 05 A0 04 2D D2 1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(&quot;FE FE 05 A0 &quot;&amp;LEFT(DEC2HEX([.A1071]; 4);2)&amp;&quot; &quot;&amp;RIGHT(DEC2HEX([.A1071]; 4);2)&amp;&quot; &quot;&amp;(RIGHT(DEC2HEX(HEX2DEC(&quot;05&quot;)+HEX2DEC(&quot;A0&quot;)+HEX2DEC(DEC2HEX([.A1071]; 4));4); 2))&amp;&quot; 16&quot;)" office:value-type="string" office:string-value="FE FE 05 A0 04 2E D3 16" calcext:value-type="string">
            <text:p>FE FE 05 A0 04 2E D3 16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(&quot;FE FE 05 A0 &quot;&amp;LEFT(DEC2HEX([.A1072]; 4);2)&amp;&quot; &quot;&amp;RIGHT(DEC2HEX([.A1072]; 4);2)&amp;&quot; &quot;&amp;(RIGHT(DEC2HEX(HEX2DEC(&quot;05&quot;)+HEX2DEC(&quot;A0&quot;)+HEX2DEC(DEC2HEX([.A1072]; 4));4); 2))&amp;&quot; 16&quot;)" office:value-type="string" office:string-value="FE FE 05 A0 04 2F D4 16" calcext:value-type="string">
            <text:p>FE FE 05 A0 04 2F D4 1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(&quot;FE FE 05 A0 &quot;&amp;LEFT(DEC2HEX([.A1073]; 4);2)&amp;&quot; &quot;&amp;RIGHT(DEC2HEX([.A1073]; 4);2)&amp;&quot; &quot;&amp;(RIGHT(DEC2HEX(HEX2DEC(&quot;05&quot;)+HEX2DEC(&quot;A0&quot;)+HEX2DEC(DEC2HEX([.A1073]; 4));4); 2))&amp;&quot; 16&quot;)" office:value-type="string" office:string-value="FE FE 05 A0 04 30 D5 16" calcext:value-type="string">
            <text:p>FE FE 05 A0 04 30 D5 1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(&quot;FE FE 05 A0 &quot;&amp;LEFT(DEC2HEX([.A1074]; 4);2)&amp;&quot; &quot;&amp;RIGHT(DEC2HEX([.A1074]; 4);2)&amp;&quot; &quot;&amp;(RIGHT(DEC2HEX(HEX2DEC(&quot;05&quot;)+HEX2DEC(&quot;A0&quot;)+HEX2DEC(DEC2HEX([.A1074]; 4));4); 2))&amp;&quot; 16&quot;)" office:value-type="string" office:string-value="FE FE 05 A0 04 31 D6 16" calcext:value-type="string">
            <text:p>FE FE 05 A0 04 31 D6 16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(&quot;FE FE 05 A0 &quot;&amp;LEFT(DEC2HEX([.A1075]; 4);2)&amp;&quot; &quot;&amp;RIGHT(DEC2HEX([.A1075]; 4);2)&amp;&quot; &quot;&amp;(RIGHT(DEC2HEX(HEX2DEC(&quot;05&quot;)+HEX2DEC(&quot;A0&quot;)+HEX2DEC(DEC2HEX([.A1075]; 4));4); 2))&amp;&quot; 16&quot;)" office:value-type="string" office:string-value="FE FE 05 A0 04 32 D7 16" calcext:value-type="string">
            <text:p>FE FE 05 A0 04 32 D7 16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(&quot;FE FE 05 A0 &quot;&amp;LEFT(DEC2HEX([.A1076]; 4);2)&amp;&quot; &quot;&amp;RIGHT(DEC2HEX([.A1076]; 4);2)&amp;&quot; &quot;&amp;(RIGHT(DEC2HEX(HEX2DEC(&quot;05&quot;)+HEX2DEC(&quot;A0&quot;)+HEX2DEC(DEC2HEX([.A1076]; 4));4); 2))&amp;&quot; 16&quot;)" office:value-type="string" office:string-value="FE FE 05 A0 04 33 D8 16" calcext:value-type="string">
            <text:p>FE FE 05 A0 04 33 D8 16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(&quot;FE FE 05 A0 &quot;&amp;LEFT(DEC2HEX([.A1077]; 4);2)&amp;&quot; &quot;&amp;RIGHT(DEC2HEX([.A1077]; 4);2)&amp;&quot; &quot;&amp;(RIGHT(DEC2HEX(HEX2DEC(&quot;05&quot;)+HEX2DEC(&quot;A0&quot;)+HEX2DEC(DEC2HEX([.A1077]; 4));4); 2))&amp;&quot; 16&quot;)" office:value-type="string" office:string-value="FE FE 05 A0 04 34 D9 16" calcext:value-type="string">
            <text:p>FE FE 05 A0 04 34 D9 16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(&quot;FE FE 05 A0 &quot;&amp;LEFT(DEC2HEX([.A1078]; 4);2)&amp;&quot; &quot;&amp;RIGHT(DEC2HEX([.A1078]; 4);2)&amp;&quot; &quot;&amp;(RIGHT(DEC2HEX(HEX2DEC(&quot;05&quot;)+HEX2DEC(&quot;A0&quot;)+HEX2DEC(DEC2HEX([.A1078]; 4));4); 2))&amp;&quot; 16&quot;)" office:value-type="string" office:string-value="FE FE 05 A0 04 35 DA 16" calcext:value-type="string">
            <text:p>FE FE 05 A0 04 35 DA 16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(&quot;FE FE 05 A0 &quot;&amp;LEFT(DEC2HEX([.A1079]; 4);2)&amp;&quot; &quot;&amp;RIGHT(DEC2HEX([.A1079]; 4);2)&amp;&quot; &quot;&amp;(RIGHT(DEC2HEX(HEX2DEC(&quot;05&quot;)+HEX2DEC(&quot;A0&quot;)+HEX2DEC(DEC2HEX([.A1079]; 4));4); 2))&amp;&quot; 16&quot;)" office:value-type="string" office:string-value="FE FE 05 A0 04 36 DB 16" calcext:value-type="string">
            <text:p>FE FE 05 A0 04 36 DB 16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(&quot;FE FE 05 A0 &quot;&amp;LEFT(DEC2HEX([.A1080]; 4);2)&amp;&quot; &quot;&amp;RIGHT(DEC2HEX([.A1080]; 4);2)&amp;&quot; &quot;&amp;(RIGHT(DEC2HEX(HEX2DEC(&quot;05&quot;)+HEX2DEC(&quot;A0&quot;)+HEX2DEC(DEC2HEX([.A1080]; 4));4); 2))&amp;&quot; 16&quot;)" office:value-type="string" office:string-value="FE FE 05 A0 04 37 DC 16" calcext:value-type="string">
            <text:p>FE FE 05 A0 04 37 DC 16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(&quot;FE FE 05 A0 &quot;&amp;LEFT(DEC2HEX([.A1081]; 4);2)&amp;&quot; &quot;&amp;RIGHT(DEC2HEX([.A1081]; 4);2)&amp;&quot; &quot;&amp;(RIGHT(DEC2HEX(HEX2DEC(&quot;05&quot;)+HEX2DEC(&quot;A0&quot;)+HEX2DEC(DEC2HEX([.A1081]; 4));4); 2))&amp;&quot; 16&quot;)" office:value-type="string" office:string-value="FE FE 05 A0 04 38 DD 16" calcext:value-type="string">
            <text:p>FE FE 05 A0 04 38 DD 16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(&quot;FE FE 05 A0 &quot;&amp;LEFT(DEC2HEX([.A1082]; 4);2)&amp;&quot; &quot;&amp;RIGHT(DEC2HEX([.A1082]; 4);2)&amp;&quot; &quot;&amp;(RIGHT(DEC2HEX(HEX2DEC(&quot;05&quot;)+HEX2DEC(&quot;A0&quot;)+HEX2DEC(DEC2HEX([.A1082]; 4));4); 2))&amp;&quot; 16&quot;)" office:value-type="string" office:string-value="FE FE 05 A0 04 39 DE 16" calcext:value-type="string">
            <text:p>FE FE 05 A0 04 39 DE 1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(&quot;FE FE 05 A0 &quot;&amp;LEFT(DEC2HEX([.A1083]; 4);2)&amp;&quot; &quot;&amp;RIGHT(DEC2HEX([.A1083]; 4);2)&amp;&quot; &quot;&amp;(RIGHT(DEC2HEX(HEX2DEC(&quot;05&quot;)+HEX2DEC(&quot;A0&quot;)+HEX2DEC(DEC2HEX([.A1083]; 4));4); 2))&amp;&quot; 16&quot;)" office:value-type="string" office:string-value="FE FE 05 A0 04 3A DF 16" calcext:value-type="string">
            <text:p>FE FE 05 A0 04 3A DF 16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(&quot;FE FE 05 A0 &quot;&amp;LEFT(DEC2HEX([.A1084]; 4);2)&amp;&quot; &quot;&amp;RIGHT(DEC2HEX([.A1084]; 4);2)&amp;&quot; &quot;&amp;(RIGHT(DEC2HEX(HEX2DEC(&quot;05&quot;)+HEX2DEC(&quot;A0&quot;)+HEX2DEC(DEC2HEX([.A1084]; 4));4); 2))&amp;&quot; 16&quot;)" office:value-type="string" office:string-value="FE FE 05 A0 04 3B E0 16" calcext:value-type="string">
            <text:p>FE FE 05 A0 04 3B E0 16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&quot;FE FE 05 A0 &quot;&amp;LEFT(DEC2HEX([.A1085]; 4);2)&amp;&quot; &quot;&amp;RIGHT(DEC2HEX([.A1085]; 4);2)&amp;&quot; &quot;&amp;(RIGHT(DEC2HEX(HEX2DEC(&quot;05&quot;)+HEX2DEC(&quot;A0&quot;)+HEX2DEC(DEC2HEX([.A1085]; 4));4); 2))&amp;&quot; 16&quot;)" office:value-type="string" office:string-value="FE FE 05 A0 04 3C E1 16" calcext:value-type="string">
            <text:p>FE FE 05 A0 04 3C E1 16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(&quot;FE FE 05 A0 &quot;&amp;LEFT(DEC2HEX([.A1086]; 4);2)&amp;&quot; &quot;&amp;RIGHT(DEC2HEX([.A1086]; 4);2)&amp;&quot; &quot;&amp;(RIGHT(DEC2HEX(HEX2DEC(&quot;05&quot;)+HEX2DEC(&quot;A0&quot;)+HEX2DEC(DEC2HEX([.A1086]; 4));4); 2))&amp;&quot; 16&quot;)" office:value-type="string" office:string-value="FE FE 05 A0 04 3D E2 16" calcext:value-type="string">
            <text:p>FE FE 05 A0 04 3D E2 1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(&quot;FE FE 05 A0 &quot;&amp;LEFT(DEC2HEX([.A1087]; 4);2)&amp;&quot; &quot;&amp;RIGHT(DEC2HEX([.A1087]; 4);2)&amp;&quot; &quot;&amp;(RIGHT(DEC2HEX(HEX2DEC(&quot;05&quot;)+HEX2DEC(&quot;A0&quot;)+HEX2DEC(DEC2HEX([.A1087]; 4));4); 2))&amp;&quot; 16&quot;)" office:value-type="string" office:string-value="FE FE 05 A0 04 3E E3 16" calcext:value-type="string">
            <text:p>FE FE 05 A0 04 3E E3 16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(&quot;FE FE 05 A0 &quot;&amp;LEFT(DEC2HEX([.A1088]; 4);2)&amp;&quot; &quot;&amp;RIGHT(DEC2HEX([.A1088]; 4);2)&amp;&quot; &quot;&amp;(RIGHT(DEC2HEX(HEX2DEC(&quot;05&quot;)+HEX2DEC(&quot;A0&quot;)+HEX2DEC(DEC2HEX([.A1088]; 4));4); 2))&amp;&quot; 16&quot;)" office:value-type="string" office:string-value="FE FE 05 A0 04 3F E4 16" calcext:value-type="string">
            <text:p>FE FE 05 A0 04 3F E4 16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&quot;FE FE 05 A0 &quot;&amp;LEFT(DEC2HEX([.A1089]; 4);2)&amp;&quot; &quot;&amp;RIGHT(DEC2HEX([.A1089]; 4);2)&amp;&quot; &quot;&amp;(RIGHT(DEC2HEX(HEX2DEC(&quot;05&quot;)+HEX2DEC(&quot;A0&quot;)+HEX2DEC(DEC2HEX([.A1089]; 4));4); 2))&amp;&quot; 16&quot;)" office:value-type="string" office:string-value="FE FE 05 A0 04 40 E5 16" calcext:value-type="string">
            <text:p>FE FE 05 A0 04 40 E5 16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(&quot;FE FE 05 A0 &quot;&amp;LEFT(DEC2HEX([.A1090]; 4);2)&amp;&quot; &quot;&amp;RIGHT(DEC2HEX([.A1090]; 4);2)&amp;&quot; &quot;&amp;(RIGHT(DEC2HEX(HEX2DEC(&quot;05&quot;)+HEX2DEC(&quot;A0&quot;)+HEX2DEC(DEC2HEX([.A1090]; 4));4); 2))&amp;&quot; 16&quot;)" office:value-type="string" office:string-value="FE FE 05 A0 04 41 E6 16" calcext:value-type="string">
            <text:p>FE FE 05 A0 04 41 E6 1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(&quot;FE FE 05 A0 &quot;&amp;LEFT(DEC2HEX([.A1091]; 4);2)&amp;&quot; &quot;&amp;RIGHT(DEC2HEX([.A1091]; 4);2)&amp;&quot; &quot;&amp;(RIGHT(DEC2HEX(HEX2DEC(&quot;05&quot;)+HEX2DEC(&quot;A0&quot;)+HEX2DEC(DEC2HEX([.A1091]; 4));4); 2))&amp;&quot; 16&quot;)" office:value-type="string" office:string-value="FE FE 05 A0 04 42 E7 16" calcext:value-type="string">
            <text:p>FE FE 05 A0 04 42 E7 1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(&quot;FE FE 05 A0 &quot;&amp;LEFT(DEC2HEX([.A1092]; 4);2)&amp;&quot; &quot;&amp;RIGHT(DEC2HEX([.A1092]; 4);2)&amp;&quot; &quot;&amp;(RIGHT(DEC2HEX(HEX2DEC(&quot;05&quot;)+HEX2DEC(&quot;A0&quot;)+HEX2DEC(DEC2HEX([.A1092]; 4));4); 2))&amp;&quot; 16&quot;)" office:value-type="string" office:string-value="FE FE 05 A0 04 43 E8 16" calcext:value-type="string">
            <text:p>FE FE 05 A0 04 43 E8 16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(&quot;FE FE 05 A0 &quot;&amp;LEFT(DEC2HEX([.A1093]; 4);2)&amp;&quot; &quot;&amp;RIGHT(DEC2HEX([.A1093]; 4);2)&amp;&quot; &quot;&amp;(RIGHT(DEC2HEX(HEX2DEC(&quot;05&quot;)+HEX2DEC(&quot;A0&quot;)+HEX2DEC(DEC2HEX([.A1093]; 4));4); 2))&amp;&quot; 16&quot;)" office:value-type="string" office:string-value="FE FE 05 A0 04 44 E9 16" calcext:value-type="string">
            <text:p>FE FE 05 A0 04 44 E9 16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(&quot;FE FE 05 A0 &quot;&amp;LEFT(DEC2HEX([.A1094]; 4);2)&amp;&quot; &quot;&amp;RIGHT(DEC2HEX([.A1094]; 4);2)&amp;&quot; &quot;&amp;(RIGHT(DEC2HEX(HEX2DEC(&quot;05&quot;)+HEX2DEC(&quot;A0&quot;)+HEX2DEC(DEC2HEX([.A1094]; 4));4); 2))&amp;&quot; 16&quot;)" office:value-type="string" office:string-value="FE FE 05 A0 04 45 EA 16" calcext:value-type="string">
            <text:p>FE FE 05 A0 04 45 EA 1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(&quot;FE FE 05 A0 &quot;&amp;LEFT(DEC2HEX([.A1095]; 4);2)&amp;&quot; &quot;&amp;RIGHT(DEC2HEX([.A1095]; 4);2)&amp;&quot; &quot;&amp;(RIGHT(DEC2HEX(HEX2DEC(&quot;05&quot;)+HEX2DEC(&quot;A0&quot;)+HEX2DEC(DEC2HEX([.A1095]; 4));4); 2))&amp;&quot; 16&quot;)" office:value-type="string" office:string-value="FE FE 05 A0 04 46 EB 16" calcext:value-type="string">
            <text:p>FE FE 05 A0 04 46 EB 16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(&quot;FE FE 05 A0 &quot;&amp;LEFT(DEC2HEX([.A1096]; 4);2)&amp;&quot; &quot;&amp;RIGHT(DEC2HEX([.A1096]; 4);2)&amp;&quot; &quot;&amp;(RIGHT(DEC2HEX(HEX2DEC(&quot;05&quot;)+HEX2DEC(&quot;A0&quot;)+HEX2DEC(DEC2HEX([.A1096]; 4));4); 2))&amp;&quot; 16&quot;)" office:value-type="string" office:string-value="FE FE 05 A0 04 47 EC 16" calcext:value-type="string">
            <text:p>FE FE 05 A0 04 47 EC 1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(&quot;FE FE 05 A0 &quot;&amp;LEFT(DEC2HEX([.A1097]; 4);2)&amp;&quot; &quot;&amp;RIGHT(DEC2HEX([.A1097]; 4);2)&amp;&quot; &quot;&amp;(RIGHT(DEC2HEX(HEX2DEC(&quot;05&quot;)+HEX2DEC(&quot;A0&quot;)+HEX2DEC(DEC2HEX([.A1097]; 4));4); 2))&amp;&quot; 16&quot;)" office:value-type="string" office:string-value="FE FE 05 A0 04 48 ED 16" calcext:value-type="string">
            <text:p>FE FE 05 A0 04 48 ED 1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(&quot;FE FE 05 A0 &quot;&amp;LEFT(DEC2HEX([.A1098]; 4);2)&amp;&quot; &quot;&amp;RIGHT(DEC2HEX([.A1098]; 4);2)&amp;&quot; &quot;&amp;(RIGHT(DEC2HEX(HEX2DEC(&quot;05&quot;)+HEX2DEC(&quot;A0&quot;)+HEX2DEC(DEC2HEX([.A1098]; 4));4); 2))&amp;&quot; 16&quot;)" office:value-type="string" office:string-value="FE FE 05 A0 04 49 EE 16" calcext:value-type="string">
            <text:p>FE FE 05 A0 04 49 EE 16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(&quot;FE FE 05 A0 &quot;&amp;LEFT(DEC2HEX([.A1099]; 4);2)&amp;&quot; &quot;&amp;RIGHT(DEC2HEX([.A1099]; 4);2)&amp;&quot; &quot;&amp;(RIGHT(DEC2HEX(HEX2DEC(&quot;05&quot;)+HEX2DEC(&quot;A0&quot;)+HEX2DEC(DEC2HEX([.A1099]; 4));4); 2))&amp;&quot; 16&quot;)" office:value-type="string" office:string-value="FE FE 05 A0 04 4A EF 16" calcext:value-type="string">
            <text:p>FE FE 05 A0 04 4A EF 1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(&quot;FE FE 05 A0 &quot;&amp;LEFT(DEC2HEX([.A1100]; 4);2)&amp;&quot; &quot;&amp;RIGHT(DEC2HEX([.A1100]; 4);2)&amp;&quot; &quot;&amp;(RIGHT(DEC2HEX(HEX2DEC(&quot;05&quot;)+HEX2DEC(&quot;A0&quot;)+HEX2DEC(DEC2HEX([.A1100]; 4));4); 2))&amp;&quot; 16&quot;)" office:value-type="string" office:string-value="FE FE 05 A0 04 4B F0 16" calcext:value-type="string">
            <text:p>FE FE 05 A0 04 4B F0 1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&quot;FE FE 05 A0 &quot;&amp;LEFT(DEC2HEX([.A1101]; 4);2)&amp;&quot; &quot;&amp;RIGHT(DEC2HEX([.A1101]; 4);2)&amp;&quot; &quot;&amp;(RIGHT(DEC2HEX(HEX2DEC(&quot;05&quot;)+HEX2DEC(&quot;A0&quot;)+HEX2DEC(DEC2HEX([.A1101]; 4));4); 2))&amp;&quot; 16&quot;)" office:value-type="string" office:string-value="FE FE 05 A0 04 4C F1 16" calcext:value-type="string">
            <text:p>FE FE 05 A0 04 4C F1 16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(&quot;FE FE 05 A0 &quot;&amp;LEFT(DEC2HEX([.A1102]; 4);2)&amp;&quot; &quot;&amp;RIGHT(DEC2HEX([.A1102]; 4);2)&amp;&quot; &quot;&amp;(RIGHT(DEC2HEX(HEX2DEC(&quot;05&quot;)+HEX2DEC(&quot;A0&quot;)+HEX2DEC(DEC2HEX([.A1102]; 4));4); 2))&amp;&quot; 16&quot;)" office:value-type="string" office:string-value="FE FE 05 A0 04 4D F2 16" calcext:value-type="string">
            <text:p>FE FE 05 A0 04 4D F2 16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(&quot;FE FE 05 A0 &quot;&amp;LEFT(DEC2HEX([.A1103]; 4);2)&amp;&quot; &quot;&amp;RIGHT(DEC2HEX([.A1103]; 4);2)&amp;&quot; &quot;&amp;(RIGHT(DEC2HEX(HEX2DEC(&quot;05&quot;)+HEX2DEC(&quot;A0&quot;)+HEX2DEC(DEC2HEX([.A1103]; 4));4); 2))&amp;&quot; 16&quot;)" office:value-type="string" office:string-value="FE FE 05 A0 04 4E F3 16" calcext:value-type="string">
            <text:p>FE FE 05 A0 04 4E F3 16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(&quot;FE FE 05 A0 &quot;&amp;LEFT(DEC2HEX([.A1104]; 4);2)&amp;&quot; &quot;&amp;RIGHT(DEC2HEX([.A1104]; 4);2)&amp;&quot; &quot;&amp;(RIGHT(DEC2HEX(HEX2DEC(&quot;05&quot;)+HEX2DEC(&quot;A0&quot;)+HEX2DEC(DEC2HEX([.A1104]; 4));4); 2))&amp;&quot; 16&quot;)" office:value-type="string" office:string-value="FE FE 05 A0 04 4F F4 16" calcext:value-type="string">
            <text:p>FE FE 05 A0 04 4F F4 1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&quot;FE FE 05 A0 &quot;&amp;LEFT(DEC2HEX([.A1105]; 4);2)&amp;&quot; &quot;&amp;RIGHT(DEC2HEX([.A1105]; 4);2)&amp;&quot; &quot;&amp;(RIGHT(DEC2HEX(HEX2DEC(&quot;05&quot;)+HEX2DEC(&quot;A0&quot;)+HEX2DEC(DEC2HEX([.A1105]; 4));4); 2))&amp;&quot; 16&quot;)" office:value-type="string" office:string-value="FE FE 05 A0 04 50 F5 16" calcext:value-type="string">
            <text:p>FE FE 05 A0 04 50 F5 16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(&quot;FE FE 05 A0 &quot;&amp;LEFT(DEC2HEX([.A1106]; 4);2)&amp;&quot; &quot;&amp;RIGHT(DEC2HEX([.A1106]; 4);2)&amp;&quot; &quot;&amp;(RIGHT(DEC2HEX(HEX2DEC(&quot;05&quot;)+HEX2DEC(&quot;A0&quot;)+HEX2DEC(DEC2HEX([.A1106]; 4));4); 2))&amp;&quot; 16&quot;)" office:value-type="string" office:string-value="FE FE 05 A0 04 51 F6 16" calcext:value-type="string">
            <text:p>FE FE 05 A0 04 51 F6 16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(&quot;FE FE 05 A0 &quot;&amp;LEFT(DEC2HEX([.A1107]; 4);2)&amp;&quot; &quot;&amp;RIGHT(DEC2HEX([.A1107]; 4);2)&amp;&quot; &quot;&amp;(RIGHT(DEC2HEX(HEX2DEC(&quot;05&quot;)+HEX2DEC(&quot;A0&quot;)+HEX2DEC(DEC2HEX([.A1107]; 4));4); 2))&amp;&quot; 16&quot;)" office:value-type="string" office:string-value="FE FE 05 A0 04 52 F7 16" calcext:value-type="string">
            <text:p>FE FE 05 A0 04 52 F7 16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(&quot;FE FE 05 A0 &quot;&amp;LEFT(DEC2HEX([.A1108]; 4);2)&amp;&quot; &quot;&amp;RIGHT(DEC2HEX([.A1108]; 4);2)&amp;&quot; &quot;&amp;(RIGHT(DEC2HEX(HEX2DEC(&quot;05&quot;)+HEX2DEC(&quot;A0&quot;)+HEX2DEC(DEC2HEX([.A1108]; 4));4); 2))&amp;&quot; 16&quot;)" office:value-type="string" office:string-value="FE FE 05 A0 04 53 F8 16" calcext:value-type="string">
            <text:p>FE FE 05 A0 04 53 F8 16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(&quot;FE FE 05 A0 &quot;&amp;LEFT(DEC2HEX([.A1109]; 4);2)&amp;&quot; &quot;&amp;RIGHT(DEC2HEX([.A1109]; 4);2)&amp;&quot; &quot;&amp;(RIGHT(DEC2HEX(HEX2DEC(&quot;05&quot;)+HEX2DEC(&quot;A0&quot;)+HEX2DEC(DEC2HEX([.A1109]; 4));4); 2))&amp;&quot; 16&quot;)" office:value-type="string" office:string-value="FE FE 05 A0 04 54 F9 16" calcext:value-type="string">
            <text:p>FE FE 05 A0 04 54 F9 16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(&quot;FE FE 05 A0 &quot;&amp;LEFT(DEC2HEX([.A1110]; 4);2)&amp;&quot; &quot;&amp;RIGHT(DEC2HEX([.A1110]; 4);2)&amp;&quot; &quot;&amp;(RIGHT(DEC2HEX(HEX2DEC(&quot;05&quot;)+HEX2DEC(&quot;A0&quot;)+HEX2DEC(DEC2HEX([.A1110]; 4));4); 2))&amp;&quot; 16&quot;)" office:value-type="string" office:string-value="FE FE 05 A0 04 55 FA 16" calcext:value-type="string">
            <text:p>FE FE 05 A0 04 55 FA 16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(&quot;FE FE 05 A0 &quot;&amp;LEFT(DEC2HEX([.A1111]; 4);2)&amp;&quot; &quot;&amp;RIGHT(DEC2HEX([.A1111]; 4);2)&amp;&quot; &quot;&amp;(RIGHT(DEC2HEX(HEX2DEC(&quot;05&quot;)+HEX2DEC(&quot;A0&quot;)+HEX2DEC(DEC2HEX([.A1111]; 4));4); 2))&amp;&quot; 16&quot;)" office:value-type="string" office:string-value="FE FE 05 A0 04 56 FB 16" calcext:value-type="string">
            <text:p>FE FE 05 A0 04 56 FB 1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(&quot;FE FE 05 A0 &quot;&amp;LEFT(DEC2HEX([.A1112]; 4);2)&amp;&quot; &quot;&amp;RIGHT(DEC2HEX([.A1112]; 4);2)&amp;&quot; &quot;&amp;(RIGHT(DEC2HEX(HEX2DEC(&quot;05&quot;)+HEX2DEC(&quot;A0&quot;)+HEX2DEC(DEC2HEX([.A1112]; 4));4); 2))&amp;&quot; 16&quot;)" office:value-type="string" office:string-value="FE FE 05 A0 04 57 FC 16" calcext:value-type="string">
            <text:p>FE FE 05 A0 04 57 FC 1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&quot;FE FE 05 A0 &quot;&amp;LEFT(DEC2HEX([.A1113]; 4);2)&amp;&quot; &quot;&amp;RIGHT(DEC2HEX([.A1113]; 4);2)&amp;&quot; &quot;&amp;(RIGHT(DEC2HEX(HEX2DEC(&quot;05&quot;)+HEX2DEC(&quot;A0&quot;)+HEX2DEC(DEC2HEX([.A1113]; 4));4); 2))&amp;&quot; 16&quot;)" office:value-type="string" office:string-value="FE FE 05 A0 04 58 FD 16" calcext:value-type="string">
            <text:p>FE FE 05 A0 04 58 FD 1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(&quot;FE FE 05 A0 &quot;&amp;LEFT(DEC2HEX([.A1114]; 4);2)&amp;&quot; &quot;&amp;RIGHT(DEC2HEX([.A1114]; 4);2)&amp;&quot; &quot;&amp;(RIGHT(DEC2HEX(HEX2DEC(&quot;05&quot;)+HEX2DEC(&quot;A0&quot;)+HEX2DEC(DEC2HEX([.A1114]; 4));4); 2))&amp;&quot; 16&quot;)" office:value-type="string" office:string-value="FE FE 05 A0 04 59 FE 16" calcext:value-type="string">
            <text:p>FE FE 05 A0 04 59 FE 16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(&quot;FE FE 05 A0 &quot;&amp;LEFT(DEC2HEX([.A1115]; 4);2)&amp;&quot; &quot;&amp;RIGHT(DEC2HEX([.A1115]; 4);2)&amp;&quot; &quot;&amp;(RIGHT(DEC2HEX(HEX2DEC(&quot;05&quot;)+HEX2DEC(&quot;A0&quot;)+HEX2DEC(DEC2HEX([.A1115]; 4));4); 2))&amp;&quot; 16&quot;)" office:value-type="string" office:string-value="FE FE 05 A0 04 5A FF 16" calcext:value-type="string">
            <text:p>FE FE 05 A0 04 5A FF 16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(&quot;FE FE 05 A0 &quot;&amp;LEFT(DEC2HEX([.A1116]; 4);2)&amp;&quot; &quot;&amp;RIGHT(DEC2HEX([.A1116]; 4);2)&amp;&quot; &quot;&amp;(RIGHT(DEC2HEX(HEX2DEC(&quot;05&quot;)+HEX2DEC(&quot;A0&quot;)+HEX2DEC(DEC2HEX([.A1116]; 4));4); 2))&amp;&quot; 16&quot;)" office:value-type="string" office:string-value="FE FE 05 A0 04 5B 00 16" calcext:value-type="string">
            <text:p>FE FE 05 A0 04 5B 00 1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(&quot;FE FE 05 A0 &quot;&amp;LEFT(DEC2HEX([.A1117]; 4);2)&amp;&quot; &quot;&amp;RIGHT(DEC2HEX([.A1117]; 4);2)&amp;&quot; &quot;&amp;(RIGHT(DEC2HEX(HEX2DEC(&quot;05&quot;)+HEX2DEC(&quot;A0&quot;)+HEX2DEC(DEC2HEX([.A1117]; 4));4); 2))&amp;&quot; 16&quot;)" office:value-type="string" office:string-value="FE FE 05 A0 04 5C 01 16" calcext:value-type="string">
            <text:p>FE FE 05 A0 04 5C 01 16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(&quot;FE FE 05 A0 &quot;&amp;LEFT(DEC2HEX([.A1118]; 4);2)&amp;&quot; &quot;&amp;RIGHT(DEC2HEX([.A1118]; 4);2)&amp;&quot; &quot;&amp;(RIGHT(DEC2HEX(HEX2DEC(&quot;05&quot;)+HEX2DEC(&quot;A0&quot;)+HEX2DEC(DEC2HEX([.A1118]; 4));4); 2))&amp;&quot; 16&quot;)" office:value-type="string" office:string-value="FE FE 05 A0 04 5D 02 16" calcext:value-type="string">
            <text:p>FE FE 05 A0 04 5D 02 16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(&quot;FE FE 05 A0 &quot;&amp;LEFT(DEC2HEX([.A1119]; 4);2)&amp;&quot; &quot;&amp;RIGHT(DEC2HEX([.A1119]; 4);2)&amp;&quot; &quot;&amp;(RIGHT(DEC2HEX(HEX2DEC(&quot;05&quot;)+HEX2DEC(&quot;A0&quot;)+HEX2DEC(DEC2HEX([.A1119]; 4));4); 2))&amp;&quot; 16&quot;)" office:value-type="string" office:string-value="FE FE 05 A0 04 5E 03 16" calcext:value-type="string">
            <text:p>FE FE 05 A0 04 5E 03 16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(&quot;FE FE 05 A0 &quot;&amp;LEFT(DEC2HEX([.A1120]; 4);2)&amp;&quot; &quot;&amp;RIGHT(DEC2HEX([.A1120]; 4);2)&amp;&quot; &quot;&amp;(RIGHT(DEC2HEX(HEX2DEC(&quot;05&quot;)+HEX2DEC(&quot;A0&quot;)+HEX2DEC(DEC2HEX([.A1120]; 4));4); 2))&amp;&quot; 16&quot;)" office:value-type="string" office:string-value="FE FE 05 A0 04 5F 04 16" calcext:value-type="string">
            <text:p>FE FE 05 A0 04 5F 04 16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&quot;FE FE 05 A0 &quot;&amp;LEFT(DEC2HEX([.A1121]; 4);2)&amp;&quot; &quot;&amp;RIGHT(DEC2HEX([.A1121]; 4);2)&amp;&quot; &quot;&amp;(RIGHT(DEC2HEX(HEX2DEC(&quot;05&quot;)+HEX2DEC(&quot;A0&quot;)+HEX2DEC(DEC2HEX([.A1121]; 4));4); 2))&amp;&quot; 16&quot;)" office:value-type="string" office:string-value="FE FE 05 A0 04 60 05 16" calcext:value-type="string">
            <text:p>FE FE 05 A0 04 60 05 16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(&quot;FE FE 05 A0 &quot;&amp;LEFT(DEC2HEX([.A1122]; 4);2)&amp;&quot; &quot;&amp;RIGHT(DEC2HEX([.A1122]; 4);2)&amp;&quot; &quot;&amp;(RIGHT(DEC2HEX(HEX2DEC(&quot;05&quot;)+HEX2DEC(&quot;A0&quot;)+HEX2DEC(DEC2HEX([.A1122]; 4));4); 2))&amp;&quot; 16&quot;)" office:value-type="string" office:string-value="FE FE 05 A0 04 61 06 16" calcext:value-type="string">
            <text:p>FE FE 05 A0 04 61 06 1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(&quot;FE FE 05 A0 &quot;&amp;LEFT(DEC2HEX([.A1123]; 4);2)&amp;&quot; &quot;&amp;RIGHT(DEC2HEX([.A1123]; 4);2)&amp;&quot; &quot;&amp;(RIGHT(DEC2HEX(HEX2DEC(&quot;05&quot;)+HEX2DEC(&quot;A0&quot;)+HEX2DEC(DEC2HEX([.A1123]; 4));4); 2))&amp;&quot; 16&quot;)" office:value-type="string" office:string-value="FE FE 05 A0 04 62 07 16" calcext:value-type="string">
            <text:p>FE FE 05 A0 04 62 07 16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(&quot;FE FE 05 A0 &quot;&amp;LEFT(DEC2HEX([.A1124]; 4);2)&amp;&quot; &quot;&amp;RIGHT(DEC2HEX([.A1124]; 4);2)&amp;&quot; &quot;&amp;(RIGHT(DEC2HEX(HEX2DEC(&quot;05&quot;)+HEX2DEC(&quot;A0&quot;)+HEX2DEC(DEC2HEX([.A1124]; 4));4); 2))&amp;&quot; 16&quot;)" office:value-type="string" office:string-value="FE FE 05 A0 04 63 08 16" calcext:value-type="string">
            <text:p>FE FE 05 A0 04 63 08 16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&quot;FE FE 05 A0 &quot;&amp;LEFT(DEC2HEX([.A1125]; 4);2)&amp;&quot; &quot;&amp;RIGHT(DEC2HEX([.A1125]; 4);2)&amp;&quot; &quot;&amp;(RIGHT(DEC2HEX(HEX2DEC(&quot;05&quot;)+HEX2DEC(&quot;A0&quot;)+HEX2DEC(DEC2HEX([.A1125]; 4));4); 2))&amp;&quot; 16&quot;)" office:value-type="string" office:string-value="FE FE 05 A0 04 64 09 16" calcext:value-type="string">
            <text:p>FE FE 05 A0 04 64 09 16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(&quot;FE FE 05 A0 &quot;&amp;LEFT(DEC2HEX([.A1126]; 4);2)&amp;&quot; &quot;&amp;RIGHT(DEC2HEX([.A1126]; 4);2)&amp;&quot; &quot;&amp;(RIGHT(DEC2HEX(HEX2DEC(&quot;05&quot;)+HEX2DEC(&quot;A0&quot;)+HEX2DEC(DEC2HEX([.A1126]; 4));4); 2))&amp;&quot; 16&quot;)" office:value-type="string" office:string-value="FE FE 05 A0 04 65 0A 16" calcext:value-type="string">
            <text:p>FE FE 05 A0 04 65 0A 16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(&quot;FE FE 05 A0 &quot;&amp;LEFT(DEC2HEX([.A1127]; 4);2)&amp;&quot; &quot;&amp;RIGHT(DEC2HEX([.A1127]; 4);2)&amp;&quot; &quot;&amp;(RIGHT(DEC2HEX(HEX2DEC(&quot;05&quot;)+HEX2DEC(&quot;A0&quot;)+HEX2DEC(DEC2HEX([.A1127]; 4));4); 2))&amp;&quot; 16&quot;)" office:value-type="string" office:string-value="FE FE 05 A0 04 66 0B 16" calcext:value-type="string">
            <text:p>FE FE 05 A0 04 66 0B 1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(&quot;FE FE 05 A0 &quot;&amp;LEFT(DEC2HEX([.A1128]; 4);2)&amp;&quot; &quot;&amp;RIGHT(DEC2HEX([.A1128]; 4);2)&amp;&quot; &quot;&amp;(RIGHT(DEC2HEX(HEX2DEC(&quot;05&quot;)+HEX2DEC(&quot;A0&quot;)+HEX2DEC(DEC2HEX([.A1128]; 4));4); 2))&amp;&quot; 16&quot;)" office:value-type="string" office:string-value="FE FE 05 A0 04 67 0C 16" calcext:value-type="string">
            <text:p>FE FE 05 A0 04 67 0C 1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(&quot;FE FE 05 A0 &quot;&amp;LEFT(DEC2HEX([.A1129]; 4);2)&amp;&quot; &quot;&amp;RIGHT(DEC2HEX([.A1129]; 4);2)&amp;&quot; &quot;&amp;(RIGHT(DEC2HEX(HEX2DEC(&quot;05&quot;)+HEX2DEC(&quot;A0&quot;)+HEX2DEC(DEC2HEX([.A1129]; 4));4); 2))&amp;&quot; 16&quot;)" office:value-type="string" office:string-value="FE FE 05 A0 04 68 0D 16" calcext:value-type="string">
            <text:p>FE FE 05 A0 04 68 0D 1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(&quot;FE FE 05 A0 &quot;&amp;LEFT(DEC2HEX([.A1130]; 4);2)&amp;&quot; &quot;&amp;RIGHT(DEC2HEX([.A1130]; 4);2)&amp;&quot; &quot;&amp;(RIGHT(DEC2HEX(HEX2DEC(&quot;05&quot;)+HEX2DEC(&quot;A0&quot;)+HEX2DEC(DEC2HEX([.A1130]; 4));4); 2))&amp;&quot; 16&quot;)" office:value-type="string" office:string-value="FE FE 05 A0 04 69 0E 16" calcext:value-type="string">
            <text:p>FE FE 05 A0 04 69 0E 16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(&quot;FE FE 05 A0 &quot;&amp;LEFT(DEC2HEX([.A1131]; 4);2)&amp;&quot; &quot;&amp;RIGHT(DEC2HEX([.A1131]; 4);2)&amp;&quot; &quot;&amp;(RIGHT(DEC2HEX(HEX2DEC(&quot;05&quot;)+HEX2DEC(&quot;A0&quot;)+HEX2DEC(DEC2HEX([.A1131]; 4));4); 2))&amp;&quot; 16&quot;)" office:value-type="string" office:string-value="FE FE 05 A0 04 6A 0F 16" calcext:value-type="string">
            <text:p>FE FE 05 A0 04 6A 0F 1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(&quot;FE FE 05 A0 &quot;&amp;LEFT(DEC2HEX([.A1132]; 4);2)&amp;&quot; &quot;&amp;RIGHT(DEC2HEX([.A1132]; 4);2)&amp;&quot; &quot;&amp;(RIGHT(DEC2HEX(HEX2DEC(&quot;05&quot;)+HEX2DEC(&quot;A0&quot;)+HEX2DEC(DEC2HEX([.A1132]; 4));4); 2))&amp;&quot; 16&quot;)" office:value-type="string" office:string-value="FE FE 05 A0 04 6B 10 16" calcext:value-type="string">
            <text:p>FE FE 05 A0 04 6B 10 1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(&quot;FE FE 05 A0 &quot;&amp;LEFT(DEC2HEX([.A1133]; 4);2)&amp;&quot; &quot;&amp;RIGHT(DEC2HEX([.A1133]; 4);2)&amp;&quot; &quot;&amp;(RIGHT(DEC2HEX(HEX2DEC(&quot;05&quot;)+HEX2DEC(&quot;A0&quot;)+HEX2DEC(DEC2HEX([.A1133]; 4));4); 2))&amp;&quot; 16&quot;)" office:value-type="string" office:string-value="FE FE 05 A0 04 6C 11 16" calcext:value-type="string">
            <text:p>FE FE 05 A0 04 6C 11 16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(&quot;FE FE 05 A0 &quot;&amp;LEFT(DEC2HEX([.A1134]; 4);2)&amp;&quot; &quot;&amp;RIGHT(DEC2HEX([.A1134]; 4);2)&amp;&quot; &quot;&amp;(RIGHT(DEC2HEX(HEX2DEC(&quot;05&quot;)+HEX2DEC(&quot;A0&quot;)+HEX2DEC(DEC2HEX([.A1134]; 4));4); 2))&amp;&quot; 16&quot;)" office:value-type="string" office:string-value="FE FE 05 A0 04 6D 12 16" calcext:value-type="string">
            <text:p>FE FE 05 A0 04 6D 12 16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(&quot;FE FE 05 A0 &quot;&amp;LEFT(DEC2HEX([.A1135]; 4);2)&amp;&quot; &quot;&amp;RIGHT(DEC2HEX([.A1135]; 4);2)&amp;&quot; &quot;&amp;(RIGHT(DEC2HEX(HEX2DEC(&quot;05&quot;)+HEX2DEC(&quot;A0&quot;)+HEX2DEC(DEC2HEX([.A1135]; 4));4); 2))&amp;&quot; 16&quot;)" office:value-type="string" office:string-value="FE FE 05 A0 04 6E 13 16" calcext:value-type="string">
            <text:p>FE FE 05 A0 04 6E 13 16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(&quot;FE FE 05 A0 &quot;&amp;LEFT(DEC2HEX([.A1136]; 4);2)&amp;&quot; &quot;&amp;RIGHT(DEC2HEX([.A1136]; 4);2)&amp;&quot; &quot;&amp;(RIGHT(DEC2HEX(HEX2DEC(&quot;05&quot;)+HEX2DEC(&quot;A0&quot;)+HEX2DEC(DEC2HEX([.A1136]; 4));4); 2))&amp;&quot; 16&quot;)" office:value-type="string" office:string-value="FE FE 05 A0 04 6F 14 16" calcext:value-type="string">
            <text:p>FE FE 05 A0 04 6F 14 1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(&quot;FE FE 05 A0 &quot;&amp;LEFT(DEC2HEX([.A1137]; 4);2)&amp;&quot; &quot;&amp;RIGHT(DEC2HEX([.A1137]; 4);2)&amp;&quot; &quot;&amp;(RIGHT(DEC2HEX(HEX2DEC(&quot;05&quot;)+HEX2DEC(&quot;A0&quot;)+HEX2DEC(DEC2HEX([.A1137]; 4));4); 2))&amp;&quot; 16&quot;)" office:value-type="string" office:string-value="FE FE 05 A0 04 70 15 16" calcext:value-type="string">
            <text:p>FE FE 05 A0 04 70 15 16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(&quot;FE FE 05 A0 &quot;&amp;LEFT(DEC2HEX([.A1138]; 4);2)&amp;&quot; &quot;&amp;RIGHT(DEC2HEX([.A1138]; 4);2)&amp;&quot; &quot;&amp;(RIGHT(DEC2HEX(HEX2DEC(&quot;05&quot;)+HEX2DEC(&quot;A0&quot;)+HEX2DEC(DEC2HEX([.A1138]; 4));4); 2))&amp;&quot; 16&quot;)" office:value-type="string" office:string-value="FE FE 05 A0 04 71 16 16" calcext:value-type="string">
            <text:p>FE FE 05 A0 04 71 16 16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(&quot;FE FE 05 A0 &quot;&amp;LEFT(DEC2HEX([.A1139]; 4);2)&amp;&quot; &quot;&amp;RIGHT(DEC2HEX([.A1139]; 4);2)&amp;&quot; &quot;&amp;(RIGHT(DEC2HEX(HEX2DEC(&quot;05&quot;)+HEX2DEC(&quot;A0&quot;)+HEX2DEC(DEC2HEX([.A1139]; 4));4); 2))&amp;&quot; 16&quot;)" office:value-type="string" office:string-value="FE FE 05 A0 04 72 17 16" calcext:value-type="string">
            <text:p>FE FE 05 A0 04 72 17 16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(&quot;FE FE 05 A0 &quot;&amp;LEFT(DEC2HEX([.A1140]; 4);2)&amp;&quot; &quot;&amp;RIGHT(DEC2HEX([.A1140]; 4);2)&amp;&quot; &quot;&amp;(RIGHT(DEC2HEX(HEX2DEC(&quot;05&quot;)+HEX2DEC(&quot;A0&quot;)+HEX2DEC(DEC2HEX([.A1140]; 4));4); 2))&amp;&quot; 16&quot;)" office:value-type="string" office:string-value="FE FE 05 A0 04 73 18 16" calcext:value-type="string">
            <text:p>FE FE 05 A0 04 73 18 16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(&quot;FE FE 05 A0 &quot;&amp;LEFT(DEC2HEX([.A1141]; 4);2)&amp;&quot; &quot;&amp;RIGHT(DEC2HEX([.A1141]; 4);2)&amp;&quot; &quot;&amp;(RIGHT(DEC2HEX(HEX2DEC(&quot;05&quot;)+HEX2DEC(&quot;A0&quot;)+HEX2DEC(DEC2HEX([.A1141]; 4));4); 2))&amp;&quot; 16&quot;)" office:value-type="string" office:string-value="FE FE 05 A0 04 74 19 16" calcext:value-type="string">
            <text:p>FE FE 05 A0 04 74 19 16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(&quot;FE FE 05 A0 &quot;&amp;LEFT(DEC2HEX([.A1142]; 4);2)&amp;&quot; &quot;&amp;RIGHT(DEC2HEX([.A1142]; 4);2)&amp;&quot; &quot;&amp;(RIGHT(DEC2HEX(HEX2DEC(&quot;05&quot;)+HEX2DEC(&quot;A0&quot;)+HEX2DEC(DEC2HEX([.A1142]; 4));4); 2))&amp;&quot; 16&quot;)" office:value-type="string" office:string-value="FE FE 05 A0 04 75 1A 16" calcext:value-type="string">
            <text:p>FE FE 05 A0 04 75 1A 16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(&quot;FE FE 05 A0 &quot;&amp;LEFT(DEC2HEX([.A1143]; 4);2)&amp;&quot; &quot;&amp;RIGHT(DEC2HEX([.A1143]; 4);2)&amp;&quot; &quot;&amp;(RIGHT(DEC2HEX(HEX2DEC(&quot;05&quot;)+HEX2DEC(&quot;A0&quot;)+HEX2DEC(DEC2HEX([.A1143]; 4));4); 2))&amp;&quot; 16&quot;)" office:value-type="string" office:string-value="FE FE 05 A0 04 76 1B 16" calcext:value-type="string">
            <text:p>FE FE 05 A0 04 76 1B 16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(&quot;FE FE 05 A0 &quot;&amp;LEFT(DEC2HEX([.A1144]; 4);2)&amp;&quot; &quot;&amp;RIGHT(DEC2HEX([.A1144]; 4);2)&amp;&quot; &quot;&amp;(RIGHT(DEC2HEX(HEX2DEC(&quot;05&quot;)+HEX2DEC(&quot;A0&quot;)+HEX2DEC(DEC2HEX([.A1144]; 4));4); 2))&amp;&quot; 16&quot;)" office:value-type="string" office:string-value="FE FE 05 A0 04 77 1C 16" calcext:value-type="string">
            <text:p>FE FE 05 A0 04 77 1C 16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&quot;FE FE 05 A0 &quot;&amp;LEFT(DEC2HEX([.A1145]; 4);2)&amp;&quot; &quot;&amp;RIGHT(DEC2HEX([.A1145]; 4);2)&amp;&quot; &quot;&amp;(RIGHT(DEC2HEX(HEX2DEC(&quot;05&quot;)+HEX2DEC(&quot;A0&quot;)+HEX2DEC(DEC2HEX([.A1145]; 4));4); 2))&amp;&quot; 16&quot;)" office:value-type="string" office:string-value="FE FE 05 A0 04 78 1D 16" calcext:value-type="string">
            <text:p>FE FE 05 A0 04 78 1D 16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(&quot;FE FE 05 A0 &quot;&amp;LEFT(DEC2HEX([.A1146]; 4);2)&amp;&quot; &quot;&amp;RIGHT(DEC2HEX([.A1146]; 4);2)&amp;&quot; &quot;&amp;(RIGHT(DEC2HEX(HEX2DEC(&quot;05&quot;)+HEX2DEC(&quot;A0&quot;)+HEX2DEC(DEC2HEX([.A1146]; 4));4); 2))&amp;&quot; 16&quot;)" office:value-type="string" office:string-value="FE FE 05 A0 04 79 1E 16" calcext:value-type="string">
            <text:p>FE FE 05 A0 04 79 1E 16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(&quot;FE FE 05 A0 &quot;&amp;LEFT(DEC2HEX([.A1147]; 4);2)&amp;&quot; &quot;&amp;RIGHT(DEC2HEX([.A1147]; 4);2)&amp;&quot; &quot;&amp;(RIGHT(DEC2HEX(HEX2DEC(&quot;05&quot;)+HEX2DEC(&quot;A0&quot;)+HEX2DEC(DEC2HEX([.A1147]; 4));4); 2))&amp;&quot; 16&quot;)" office:value-type="string" office:string-value="FE FE 05 A0 04 7A 1F 16" calcext:value-type="string">
            <text:p>FE FE 05 A0 04 7A 1F 16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(&quot;FE FE 05 A0 &quot;&amp;LEFT(DEC2HEX([.A1148]; 4);2)&amp;&quot; &quot;&amp;RIGHT(DEC2HEX([.A1148]; 4);2)&amp;&quot; &quot;&amp;(RIGHT(DEC2HEX(HEX2DEC(&quot;05&quot;)+HEX2DEC(&quot;A0&quot;)+HEX2DEC(DEC2HEX([.A1148]; 4));4); 2))&amp;&quot; 16&quot;)" office:value-type="string" office:string-value="FE FE 05 A0 04 7B 20 16" calcext:value-type="string">
            <text:p>FE FE 05 A0 04 7B 20 1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(&quot;FE FE 05 A0 &quot;&amp;LEFT(DEC2HEX([.A1149]; 4);2)&amp;&quot; &quot;&amp;RIGHT(DEC2HEX([.A1149]; 4);2)&amp;&quot; &quot;&amp;(RIGHT(DEC2HEX(HEX2DEC(&quot;05&quot;)+HEX2DEC(&quot;A0&quot;)+HEX2DEC(DEC2HEX([.A1149]; 4));4); 2))&amp;&quot; 16&quot;)" office:value-type="string" office:string-value="FE FE 05 A0 04 7C 21 16" calcext:value-type="string">
            <text:p>FE FE 05 A0 04 7C 21 16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(&quot;FE FE 05 A0 &quot;&amp;LEFT(DEC2HEX([.A1150]; 4);2)&amp;&quot; &quot;&amp;RIGHT(DEC2HEX([.A1150]; 4);2)&amp;&quot; &quot;&amp;(RIGHT(DEC2HEX(HEX2DEC(&quot;05&quot;)+HEX2DEC(&quot;A0&quot;)+HEX2DEC(DEC2HEX([.A1150]; 4));4); 2))&amp;&quot; 16&quot;)" office:value-type="string" office:string-value="FE FE 05 A0 04 7D 22 16" calcext:value-type="string">
            <text:p>FE FE 05 A0 04 7D 22 16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(&quot;FE FE 05 A0 &quot;&amp;LEFT(DEC2HEX([.A1151]; 4);2)&amp;&quot; &quot;&amp;RIGHT(DEC2HEX([.A1151]; 4);2)&amp;&quot; &quot;&amp;(RIGHT(DEC2HEX(HEX2DEC(&quot;05&quot;)+HEX2DEC(&quot;A0&quot;)+HEX2DEC(DEC2HEX([.A1151]; 4));4); 2))&amp;&quot; 16&quot;)" office:value-type="string" office:string-value="FE FE 05 A0 04 7E 23 16" calcext:value-type="string">
            <text:p>FE FE 05 A0 04 7E 23 16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(&quot;FE FE 05 A0 &quot;&amp;LEFT(DEC2HEX([.A1152]; 4);2)&amp;&quot; &quot;&amp;RIGHT(DEC2HEX([.A1152]; 4);2)&amp;&quot; &quot;&amp;(RIGHT(DEC2HEX(HEX2DEC(&quot;05&quot;)+HEX2DEC(&quot;A0&quot;)+HEX2DEC(DEC2HEX([.A1152]; 4));4); 2))&amp;&quot; 16&quot;)" office:value-type="string" office:string-value="FE FE 05 A0 04 7F 24 16" calcext:value-type="string">
            <text:p>FE FE 05 A0 04 7F 24 16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(&quot;FE FE 05 A0 &quot;&amp;LEFT(DEC2HEX([.A1153]; 4);2)&amp;&quot; &quot;&amp;RIGHT(DEC2HEX([.A1153]; 4);2)&amp;&quot; &quot;&amp;(RIGHT(DEC2HEX(HEX2DEC(&quot;05&quot;)+HEX2DEC(&quot;A0&quot;)+HEX2DEC(DEC2HEX([.A1153]; 4));4); 2))&amp;&quot; 16&quot;)" office:value-type="string" office:string-value="FE FE 05 A0 04 80 25 16" calcext:value-type="string">
            <text:p>FE FE 05 A0 04 80 25 16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(&quot;FE FE 05 A0 &quot;&amp;LEFT(DEC2HEX([.A1154]; 4);2)&amp;&quot; &quot;&amp;RIGHT(DEC2HEX([.A1154]; 4);2)&amp;&quot; &quot;&amp;(RIGHT(DEC2HEX(HEX2DEC(&quot;05&quot;)+HEX2DEC(&quot;A0&quot;)+HEX2DEC(DEC2HEX([.A1154]; 4));4); 2))&amp;&quot; 16&quot;)" office:value-type="string" office:string-value="FE FE 05 A0 04 81 26 16" calcext:value-type="string">
            <text:p>FE FE 05 A0 04 81 26 16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(&quot;FE FE 05 A0 &quot;&amp;LEFT(DEC2HEX([.A1155]; 4);2)&amp;&quot; &quot;&amp;RIGHT(DEC2HEX([.A1155]; 4);2)&amp;&quot; &quot;&amp;(RIGHT(DEC2HEX(HEX2DEC(&quot;05&quot;)+HEX2DEC(&quot;A0&quot;)+HEX2DEC(DEC2HEX([.A1155]; 4));4); 2))&amp;&quot; 16&quot;)" office:value-type="string" office:string-value="FE FE 05 A0 04 82 27 16" calcext:value-type="string">
            <text:p>FE FE 05 A0 04 82 27 16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(&quot;FE FE 05 A0 &quot;&amp;LEFT(DEC2HEX([.A1156]; 4);2)&amp;&quot; &quot;&amp;RIGHT(DEC2HEX([.A1156]; 4);2)&amp;&quot; &quot;&amp;(RIGHT(DEC2HEX(HEX2DEC(&quot;05&quot;)+HEX2DEC(&quot;A0&quot;)+HEX2DEC(DEC2HEX([.A1156]; 4));4); 2))&amp;&quot; 16&quot;)" office:value-type="string" office:string-value="FE FE 05 A0 04 83 28 16" calcext:value-type="string">
            <text:p>FE FE 05 A0 04 83 28 16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(&quot;FE FE 05 A0 &quot;&amp;LEFT(DEC2HEX([.A1157]; 4);2)&amp;&quot; &quot;&amp;RIGHT(DEC2HEX([.A1157]; 4);2)&amp;&quot; &quot;&amp;(RIGHT(DEC2HEX(HEX2DEC(&quot;05&quot;)+HEX2DEC(&quot;A0&quot;)+HEX2DEC(DEC2HEX([.A1157]; 4));4); 2))&amp;&quot; 16&quot;)" office:value-type="string" office:string-value="FE FE 05 A0 04 84 29 16" calcext:value-type="string">
            <text:p>FE FE 05 A0 04 84 29 16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(&quot;FE FE 05 A0 &quot;&amp;LEFT(DEC2HEX([.A1158]; 4);2)&amp;&quot; &quot;&amp;RIGHT(DEC2HEX([.A1158]; 4);2)&amp;&quot; &quot;&amp;(RIGHT(DEC2HEX(HEX2DEC(&quot;05&quot;)+HEX2DEC(&quot;A0&quot;)+HEX2DEC(DEC2HEX([.A1158]; 4));4); 2))&amp;&quot; 16&quot;)" office:value-type="string" office:string-value="FE FE 05 A0 04 85 2A 16" calcext:value-type="string">
            <text:p>FE FE 05 A0 04 85 2A 16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(&quot;FE FE 05 A0 &quot;&amp;LEFT(DEC2HEX([.A1159]; 4);2)&amp;&quot; &quot;&amp;RIGHT(DEC2HEX([.A1159]; 4);2)&amp;&quot; &quot;&amp;(RIGHT(DEC2HEX(HEX2DEC(&quot;05&quot;)+HEX2DEC(&quot;A0&quot;)+HEX2DEC(DEC2HEX([.A1159]; 4));4); 2))&amp;&quot; 16&quot;)" office:value-type="string" office:string-value="FE FE 05 A0 04 86 2B 16" calcext:value-type="string">
            <text:p>FE FE 05 A0 04 86 2B 16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(&quot;FE FE 05 A0 &quot;&amp;LEFT(DEC2HEX([.A1160]; 4);2)&amp;&quot; &quot;&amp;RIGHT(DEC2HEX([.A1160]; 4);2)&amp;&quot; &quot;&amp;(RIGHT(DEC2HEX(HEX2DEC(&quot;05&quot;)+HEX2DEC(&quot;A0&quot;)+HEX2DEC(DEC2HEX([.A1160]; 4));4); 2))&amp;&quot; 16&quot;)" office:value-type="string" office:string-value="FE FE 05 A0 04 87 2C 16" calcext:value-type="string">
            <text:p>FE FE 05 A0 04 87 2C 16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(&quot;FE FE 05 A0 &quot;&amp;LEFT(DEC2HEX([.A1161]; 4);2)&amp;&quot; &quot;&amp;RIGHT(DEC2HEX([.A1161]; 4);2)&amp;&quot; &quot;&amp;(RIGHT(DEC2HEX(HEX2DEC(&quot;05&quot;)+HEX2DEC(&quot;A0&quot;)+HEX2DEC(DEC2HEX([.A1161]; 4));4); 2))&amp;&quot; 16&quot;)" office:value-type="string" office:string-value="FE FE 05 A0 04 88 2D 16" calcext:value-type="string">
            <text:p>FE FE 05 A0 04 88 2D 1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(&quot;FE FE 05 A0 &quot;&amp;LEFT(DEC2HEX([.A1162]; 4);2)&amp;&quot; &quot;&amp;RIGHT(DEC2HEX([.A1162]; 4);2)&amp;&quot; &quot;&amp;(RIGHT(DEC2HEX(HEX2DEC(&quot;05&quot;)+HEX2DEC(&quot;A0&quot;)+HEX2DEC(DEC2HEX([.A1162]; 4));4); 2))&amp;&quot; 16&quot;)" office:value-type="string" office:string-value="FE FE 05 A0 04 89 2E 16" calcext:value-type="string">
            <text:p>FE FE 05 A0 04 89 2E 16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(&quot;FE FE 05 A0 &quot;&amp;LEFT(DEC2HEX([.A1163]; 4);2)&amp;&quot; &quot;&amp;RIGHT(DEC2HEX([.A1163]; 4);2)&amp;&quot; &quot;&amp;(RIGHT(DEC2HEX(HEX2DEC(&quot;05&quot;)+HEX2DEC(&quot;A0&quot;)+HEX2DEC(DEC2HEX([.A1163]; 4));4); 2))&amp;&quot; 16&quot;)" office:value-type="string" office:string-value="FE FE 05 A0 04 8A 2F 16" calcext:value-type="string">
            <text:p>FE FE 05 A0 04 8A 2F 16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(&quot;FE FE 05 A0 &quot;&amp;LEFT(DEC2HEX([.A1164]; 4);2)&amp;&quot; &quot;&amp;RIGHT(DEC2HEX([.A1164]; 4);2)&amp;&quot; &quot;&amp;(RIGHT(DEC2HEX(HEX2DEC(&quot;05&quot;)+HEX2DEC(&quot;A0&quot;)+HEX2DEC(DEC2HEX([.A1164]; 4));4); 2))&amp;&quot; 16&quot;)" office:value-type="string" office:string-value="FE FE 05 A0 04 8B 30 16" calcext:value-type="string">
            <text:p>FE FE 05 A0 04 8B 30 16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(&quot;FE FE 05 A0 &quot;&amp;LEFT(DEC2HEX([.A1165]; 4);2)&amp;&quot; &quot;&amp;RIGHT(DEC2HEX([.A1165]; 4);2)&amp;&quot; &quot;&amp;(RIGHT(DEC2HEX(HEX2DEC(&quot;05&quot;)+HEX2DEC(&quot;A0&quot;)+HEX2DEC(DEC2HEX([.A1165]; 4));4); 2))&amp;&quot; 16&quot;)" office:value-type="string" office:string-value="FE FE 05 A0 04 8C 31 16" calcext:value-type="string">
            <text:p>FE FE 05 A0 04 8C 31 16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(&quot;FE FE 05 A0 &quot;&amp;LEFT(DEC2HEX([.A1166]; 4);2)&amp;&quot; &quot;&amp;RIGHT(DEC2HEX([.A1166]; 4);2)&amp;&quot; &quot;&amp;(RIGHT(DEC2HEX(HEX2DEC(&quot;05&quot;)+HEX2DEC(&quot;A0&quot;)+HEX2DEC(DEC2HEX([.A1166]; 4));4); 2))&amp;&quot; 16&quot;)" office:value-type="string" office:string-value="FE FE 05 A0 04 8D 32 16" calcext:value-type="string">
            <text:p>FE FE 05 A0 04 8D 32 16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(&quot;FE FE 05 A0 &quot;&amp;LEFT(DEC2HEX([.A1167]; 4);2)&amp;&quot; &quot;&amp;RIGHT(DEC2HEX([.A1167]; 4);2)&amp;&quot; &quot;&amp;(RIGHT(DEC2HEX(HEX2DEC(&quot;05&quot;)+HEX2DEC(&quot;A0&quot;)+HEX2DEC(DEC2HEX([.A1167]; 4));4); 2))&amp;&quot; 16&quot;)" office:value-type="string" office:string-value="FE FE 05 A0 04 8E 33 16" calcext:value-type="string">
            <text:p>FE FE 05 A0 04 8E 33 16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(&quot;FE FE 05 A0 &quot;&amp;LEFT(DEC2HEX([.A1168]; 4);2)&amp;&quot; &quot;&amp;RIGHT(DEC2HEX([.A1168]; 4);2)&amp;&quot; &quot;&amp;(RIGHT(DEC2HEX(HEX2DEC(&quot;05&quot;)+HEX2DEC(&quot;A0&quot;)+HEX2DEC(DEC2HEX([.A1168]; 4));4); 2))&amp;&quot; 16&quot;)" office:value-type="string" office:string-value="FE FE 05 A0 04 8F 34 16" calcext:value-type="string">
            <text:p>FE FE 05 A0 04 8F 34 16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(&quot;FE FE 05 A0 &quot;&amp;LEFT(DEC2HEX([.A1169]; 4);2)&amp;&quot; &quot;&amp;RIGHT(DEC2HEX([.A1169]; 4);2)&amp;&quot; &quot;&amp;(RIGHT(DEC2HEX(HEX2DEC(&quot;05&quot;)+HEX2DEC(&quot;A0&quot;)+HEX2DEC(DEC2HEX([.A1169]; 4));4); 2))&amp;&quot; 16&quot;)" office:value-type="string" office:string-value="FE FE 05 A0 04 90 35 16" calcext:value-type="string">
            <text:p>FE FE 05 A0 04 90 35 16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(&quot;FE FE 05 A0 &quot;&amp;LEFT(DEC2HEX([.A1170]; 4);2)&amp;&quot; &quot;&amp;RIGHT(DEC2HEX([.A1170]; 4);2)&amp;&quot; &quot;&amp;(RIGHT(DEC2HEX(HEX2DEC(&quot;05&quot;)+HEX2DEC(&quot;A0&quot;)+HEX2DEC(DEC2HEX([.A1170]; 4));4); 2))&amp;&quot; 16&quot;)" office:value-type="string" office:string-value="FE FE 05 A0 04 91 36 16" calcext:value-type="string">
            <text:p>FE FE 05 A0 04 91 36 16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(&quot;FE FE 05 A0 &quot;&amp;LEFT(DEC2HEX([.A1171]; 4);2)&amp;&quot; &quot;&amp;RIGHT(DEC2HEX([.A1171]; 4);2)&amp;&quot; &quot;&amp;(RIGHT(DEC2HEX(HEX2DEC(&quot;05&quot;)+HEX2DEC(&quot;A0&quot;)+HEX2DEC(DEC2HEX([.A1171]; 4));4); 2))&amp;&quot; 16&quot;)" office:value-type="string" office:string-value="FE FE 05 A0 04 92 37 16" calcext:value-type="string">
            <text:p>FE FE 05 A0 04 92 37 16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(&quot;FE FE 05 A0 &quot;&amp;LEFT(DEC2HEX([.A1172]; 4);2)&amp;&quot; &quot;&amp;RIGHT(DEC2HEX([.A1172]; 4);2)&amp;&quot; &quot;&amp;(RIGHT(DEC2HEX(HEX2DEC(&quot;05&quot;)+HEX2DEC(&quot;A0&quot;)+HEX2DEC(DEC2HEX([.A1172]; 4));4); 2))&amp;&quot; 16&quot;)" office:value-type="string" office:string-value="FE FE 05 A0 04 93 38 16" calcext:value-type="string">
            <text:p>FE FE 05 A0 04 93 38 16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(&quot;FE FE 05 A0 &quot;&amp;LEFT(DEC2HEX([.A1173]; 4);2)&amp;&quot; &quot;&amp;RIGHT(DEC2HEX([.A1173]; 4);2)&amp;&quot; &quot;&amp;(RIGHT(DEC2HEX(HEX2DEC(&quot;05&quot;)+HEX2DEC(&quot;A0&quot;)+HEX2DEC(DEC2HEX([.A1173]; 4));4); 2))&amp;&quot; 16&quot;)" office:value-type="string" office:string-value="FE FE 05 A0 04 94 39 16" calcext:value-type="string">
            <text:p>FE FE 05 A0 04 94 39 16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(&quot;FE FE 05 A0 &quot;&amp;LEFT(DEC2HEX([.A1174]; 4);2)&amp;&quot; &quot;&amp;RIGHT(DEC2HEX([.A1174]; 4);2)&amp;&quot; &quot;&amp;(RIGHT(DEC2HEX(HEX2DEC(&quot;05&quot;)+HEX2DEC(&quot;A0&quot;)+HEX2DEC(DEC2HEX([.A1174]; 4));4); 2))&amp;&quot; 16&quot;)" office:value-type="string" office:string-value="FE FE 05 A0 04 95 3A 16" calcext:value-type="string">
            <text:p>FE FE 05 A0 04 95 3A 16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(&quot;FE FE 05 A0 &quot;&amp;LEFT(DEC2HEX([.A1175]; 4);2)&amp;&quot; &quot;&amp;RIGHT(DEC2HEX([.A1175]; 4);2)&amp;&quot; &quot;&amp;(RIGHT(DEC2HEX(HEX2DEC(&quot;05&quot;)+HEX2DEC(&quot;A0&quot;)+HEX2DEC(DEC2HEX([.A1175]; 4));4); 2))&amp;&quot; 16&quot;)" office:value-type="string" office:string-value="FE FE 05 A0 04 96 3B 16" calcext:value-type="string">
            <text:p>FE FE 05 A0 04 96 3B 16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(&quot;FE FE 05 A0 &quot;&amp;LEFT(DEC2HEX([.A1176]; 4);2)&amp;&quot; &quot;&amp;RIGHT(DEC2HEX([.A1176]; 4);2)&amp;&quot; &quot;&amp;(RIGHT(DEC2HEX(HEX2DEC(&quot;05&quot;)+HEX2DEC(&quot;A0&quot;)+HEX2DEC(DEC2HEX([.A1176]; 4));4); 2))&amp;&quot; 16&quot;)" office:value-type="string" office:string-value="FE FE 05 A0 04 97 3C 16" calcext:value-type="string">
            <text:p>FE FE 05 A0 04 97 3C 1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(&quot;FE FE 05 A0 &quot;&amp;LEFT(DEC2HEX([.A1177]; 4);2)&amp;&quot; &quot;&amp;RIGHT(DEC2HEX([.A1177]; 4);2)&amp;&quot; &quot;&amp;(RIGHT(DEC2HEX(HEX2DEC(&quot;05&quot;)+HEX2DEC(&quot;A0&quot;)+HEX2DEC(DEC2HEX([.A1177]; 4));4); 2))&amp;&quot; 16&quot;)" office:value-type="string" office:string-value="FE FE 05 A0 04 98 3D 16" calcext:value-type="string">
            <text:p>FE FE 05 A0 04 98 3D 16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(&quot;FE FE 05 A0 &quot;&amp;LEFT(DEC2HEX([.A1178]; 4);2)&amp;&quot; &quot;&amp;RIGHT(DEC2HEX([.A1178]; 4);2)&amp;&quot; &quot;&amp;(RIGHT(DEC2HEX(HEX2DEC(&quot;05&quot;)+HEX2DEC(&quot;A0&quot;)+HEX2DEC(DEC2HEX([.A1178]; 4));4); 2))&amp;&quot; 16&quot;)" office:value-type="string" office:string-value="FE FE 05 A0 04 99 3E 16" calcext:value-type="string">
            <text:p>FE FE 05 A0 04 99 3E 16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(&quot;FE FE 05 A0 &quot;&amp;LEFT(DEC2HEX([.A1179]; 4);2)&amp;&quot; &quot;&amp;RIGHT(DEC2HEX([.A1179]; 4);2)&amp;&quot; &quot;&amp;(RIGHT(DEC2HEX(HEX2DEC(&quot;05&quot;)+HEX2DEC(&quot;A0&quot;)+HEX2DEC(DEC2HEX([.A1179]; 4));4); 2))&amp;&quot; 16&quot;)" office:value-type="string" office:string-value="FE FE 05 A0 04 9A 3F 16" calcext:value-type="string">
            <text:p>FE FE 05 A0 04 9A 3F 16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(&quot;FE FE 05 A0 &quot;&amp;LEFT(DEC2HEX([.A1180]; 4);2)&amp;&quot; &quot;&amp;RIGHT(DEC2HEX([.A1180]; 4);2)&amp;&quot; &quot;&amp;(RIGHT(DEC2HEX(HEX2DEC(&quot;05&quot;)+HEX2DEC(&quot;A0&quot;)+HEX2DEC(DEC2HEX([.A1180]; 4));4); 2))&amp;&quot; 16&quot;)" office:value-type="string" office:string-value="FE FE 05 A0 04 9B 40 16" calcext:value-type="string">
            <text:p>FE FE 05 A0 04 9B 40 16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(&quot;FE FE 05 A0 &quot;&amp;LEFT(DEC2HEX([.A1181]; 4);2)&amp;&quot; &quot;&amp;RIGHT(DEC2HEX([.A1181]; 4);2)&amp;&quot; &quot;&amp;(RIGHT(DEC2HEX(HEX2DEC(&quot;05&quot;)+HEX2DEC(&quot;A0&quot;)+HEX2DEC(DEC2HEX([.A1181]; 4));4); 2))&amp;&quot; 16&quot;)" office:value-type="string" office:string-value="FE FE 05 A0 04 9C 41 16" calcext:value-type="string">
            <text:p>FE FE 05 A0 04 9C 41 16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(&quot;FE FE 05 A0 &quot;&amp;LEFT(DEC2HEX([.A1182]; 4);2)&amp;&quot; &quot;&amp;RIGHT(DEC2HEX([.A1182]; 4);2)&amp;&quot; &quot;&amp;(RIGHT(DEC2HEX(HEX2DEC(&quot;05&quot;)+HEX2DEC(&quot;A0&quot;)+HEX2DEC(DEC2HEX([.A1182]; 4));4); 2))&amp;&quot; 16&quot;)" office:value-type="string" office:string-value="FE FE 05 A0 04 9D 42 16" calcext:value-type="string">
            <text:p>FE FE 05 A0 04 9D 42 16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(&quot;FE FE 05 A0 &quot;&amp;LEFT(DEC2HEX([.A1183]; 4);2)&amp;&quot; &quot;&amp;RIGHT(DEC2HEX([.A1183]; 4);2)&amp;&quot; &quot;&amp;(RIGHT(DEC2HEX(HEX2DEC(&quot;05&quot;)+HEX2DEC(&quot;A0&quot;)+HEX2DEC(DEC2HEX([.A1183]; 4));4); 2))&amp;&quot; 16&quot;)" office:value-type="string" office:string-value="FE FE 05 A0 04 9E 43 16" calcext:value-type="string">
            <text:p>FE FE 05 A0 04 9E 43 1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(&quot;FE FE 05 A0 &quot;&amp;LEFT(DEC2HEX([.A1184]; 4);2)&amp;&quot; &quot;&amp;RIGHT(DEC2HEX([.A1184]; 4);2)&amp;&quot; &quot;&amp;(RIGHT(DEC2HEX(HEX2DEC(&quot;05&quot;)+HEX2DEC(&quot;A0&quot;)+HEX2DEC(DEC2HEX([.A1184]; 4));4); 2))&amp;&quot; 16&quot;)" office:value-type="string" office:string-value="FE FE 05 A0 04 9F 44 16" calcext:value-type="string">
            <text:p>FE FE 05 A0 04 9F 44 16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(&quot;FE FE 05 A0 &quot;&amp;LEFT(DEC2HEX([.A1185]; 4);2)&amp;&quot; &quot;&amp;RIGHT(DEC2HEX([.A1185]; 4);2)&amp;&quot; &quot;&amp;(RIGHT(DEC2HEX(HEX2DEC(&quot;05&quot;)+HEX2DEC(&quot;A0&quot;)+HEX2DEC(DEC2HEX([.A1185]; 4));4); 2))&amp;&quot; 16&quot;)" office:value-type="string" office:string-value="FE FE 05 A0 04 A0 45 16" calcext:value-type="string">
            <text:p>FE FE 05 A0 04 A0 45 16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(&quot;FE FE 05 A0 &quot;&amp;LEFT(DEC2HEX([.A1186]; 4);2)&amp;&quot; &quot;&amp;RIGHT(DEC2HEX([.A1186]; 4);2)&amp;&quot; &quot;&amp;(RIGHT(DEC2HEX(HEX2DEC(&quot;05&quot;)+HEX2DEC(&quot;A0&quot;)+HEX2DEC(DEC2HEX([.A1186]; 4));4); 2))&amp;&quot; 16&quot;)" office:value-type="string" office:string-value="FE FE 05 A0 04 A1 46 16" calcext:value-type="string">
            <text:p>FE FE 05 A0 04 A1 46 1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(&quot;FE FE 05 A0 &quot;&amp;LEFT(DEC2HEX([.A1187]; 4);2)&amp;&quot; &quot;&amp;RIGHT(DEC2HEX([.A1187]; 4);2)&amp;&quot; &quot;&amp;(RIGHT(DEC2HEX(HEX2DEC(&quot;05&quot;)+HEX2DEC(&quot;A0&quot;)+HEX2DEC(DEC2HEX([.A1187]; 4));4); 2))&amp;&quot; 16&quot;)" office:value-type="string" office:string-value="FE FE 05 A0 04 A2 47 16" calcext:value-type="string">
            <text:p>FE FE 05 A0 04 A2 47 16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(&quot;FE FE 05 A0 &quot;&amp;LEFT(DEC2HEX([.A1188]; 4);2)&amp;&quot; &quot;&amp;RIGHT(DEC2HEX([.A1188]; 4);2)&amp;&quot; &quot;&amp;(RIGHT(DEC2HEX(HEX2DEC(&quot;05&quot;)+HEX2DEC(&quot;A0&quot;)+HEX2DEC(DEC2HEX([.A1188]; 4));4); 2))&amp;&quot; 16&quot;)" office:value-type="string" office:string-value="FE FE 05 A0 04 A3 48 16" calcext:value-type="string">
            <text:p>FE FE 05 A0 04 A3 48 1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(&quot;FE FE 05 A0 &quot;&amp;LEFT(DEC2HEX([.A1189]; 4);2)&amp;&quot; &quot;&amp;RIGHT(DEC2HEX([.A1189]; 4);2)&amp;&quot; &quot;&amp;(RIGHT(DEC2HEX(HEX2DEC(&quot;05&quot;)+HEX2DEC(&quot;A0&quot;)+HEX2DEC(DEC2HEX([.A1189]; 4));4); 2))&amp;&quot; 16&quot;)" office:value-type="string" office:string-value="FE FE 05 A0 04 A4 49 16" calcext:value-type="string">
            <text:p>FE FE 05 A0 04 A4 49 16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(&quot;FE FE 05 A0 &quot;&amp;LEFT(DEC2HEX([.A1190]; 4);2)&amp;&quot; &quot;&amp;RIGHT(DEC2HEX([.A1190]; 4);2)&amp;&quot; &quot;&amp;(RIGHT(DEC2HEX(HEX2DEC(&quot;05&quot;)+HEX2DEC(&quot;A0&quot;)+HEX2DEC(DEC2HEX([.A1190]; 4));4); 2))&amp;&quot; 16&quot;)" office:value-type="string" office:string-value="FE FE 05 A0 04 A5 4A 16" calcext:value-type="string">
            <text:p>FE FE 05 A0 04 A5 4A 16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(&quot;FE FE 05 A0 &quot;&amp;LEFT(DEC2HEX([.A1191]; 4);2)&amp;&quot; &quot;&amp;RIGHT(DEC2HEX([.A1191]; 4);2)&amp;&quot; &quot;&amp;(RIGHT(DEC2HEX(HEX2DEC(&quot;05&quot;)+HEX2DEC(&quot;A0&quot;)+HEX2DEC(DEC2HEX([.A1191]; 4));4); 2))&amp;&quot; 16&quot;)" office:value-type="string" office:string-value="FE FE 05 A0 04 A6 4B 16" calcext:value-type="string">
            <text:p>FE FE 05 A0 04 A6 4B 16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(&quot;FE FE 05 A0 &quot;&amp;LEFT(DEC2HEX([.A1192]; 4);2)&amp;&quot; &quot;&amp;RIGHT(DEC2HEX([.A1192]; 4);2)&amp;&quot; &quot;&amp;(RIGHT(DEC2HEX(HEX2DEC(&quot;05&quot;)+HEX2DEC(&quot;A0&quot;)+HEX2DEC(DEC2HEX([.A1192]; 4));4); 2))&amp;&quot; 16&quot;)" office:value-type="string" office:string-value="FE FE 05 A0 04 A7 4C 16" calcext:value-type="string">
            <text:p>FE FE 05 A0 04 A7 4C 16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(&quot;FE FE 05 A0 &quot;&amp;LEFT(DEC2HEX([.A1193]; 4);2)&amp;&quot; &quot;&amp;RIGHT(DEC2HEX([.A1193]; 4);2)&amp;&quot; &quot;&amp;(RIGHT(DEC2HEX(HEX2DEC(&quot;05&quot;)+HEX2DEC(&quot;A0&quot;)+HEX2DEC(DEC2HEX([.A1193]; 4));4); 2))&amp;&quot; 16&quot;)" office:value-type="string" office:string-value="FE FE 05 A0 04 A8 4D 16" calcext:value-type="string">
            <text:p>FE FE 05 A0 04 A8 4D 16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(&quot;FE FE 05 A0 &quot;&amp;LEFT(DEC2HEX([.A1194]; 4);2)&amp;&quot; &quot;&amp;RIGHT(DEC2HEX([.A1194]; 4);2)&amp;&quot; &quot;&amp;(RIGHT(DEC2HEX(HEX2DEC(&quot;05&quot;)+HEX2DEC(&quot;A0&quot;)+HEX2DEC(DEC2HEX([.A1194]; 4));4); 2))&amp;&quot; 16&quot;)" office:value-type="string" office:string-value="FE FE 05 A0 04 A9 4E 16" calcext:value-type="string">
            <text:p>FE FE 05 A0 04 A9 4E 16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(&quot;FE FE 05 A0 &quot;&amp;LEFT(DEC2HEX([.A1195]; 4);2)&amp;&quot; &quot;&amp;RIGHT(DEC2HEX([.A1195]; 4);2)&amp;&quot; &quot;&amp;(RIGHT(DEC2HEX(HEX2DEC(&quot;05&quot;)+HEX2DEC(&quot;A0&quot;)+HEX2DEC(DEC2HEX([.A1195]; 4));4); 2))&amp;&quot; 16&quot;)" office:value-type="string" office:string-value="FE FE 05 A0 04 AA 4F 16" calcext:value-type="string">
            <text:p>FE FE 05 A0 04 AA 4F 16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(&quot;FE FE 05 A0 &quot;&amp;LEFT(DEC2HEX([.A1196]; 4);2)&amp;&quot; &quot;&amp;RIGHT(DEC2HEX([.A1196]; 4);2)&amp;&quot; &quot;&amp;(RIGHT(DEC2HEX(HEX2DEC(&quot;05&quot;)+HEX2DEC(&quot;A0&quot;)+HEX2DEC(DEC2HEX([.A1196]; 4));4); 2))&amp;&quot; 16&quot;)" office:value-type="string" office:string-value="FE FE 05 A0 04 AB 50 16" calcext:value-type="string">
            <text:p>FE FE 05 A0 04 AB 50 16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(&quot;FE FE 05 A0 &quot;&amp;LEFT(DEC2HEX([.A1197]; 4);2)&amp;&quot; &quot;&amp;RIGHT(DEC2HEX([.A1197]; 4);2)&amp;&quot; &quot;&amp;(RIGHT(DEC2HEX(HEX2DEC(&quot;05&quot;)+HEX2DEC(&quot;A0&quot;)+HEX2DEC(DEC2HEX([.A1197]; 4));4); 2))&amp;&quot; 16&quot;)" office:value-type="string" office:string-value="FE FE 05 A0 04 AC 51 16" calcext:value-type="string">
            <text:p>FE FE 05 A0 04 AC 51 16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(&quot;FE FE 05 A0 &quot;&amp;LEFT(DEC2HEX([.A1198]; 4);2)&amp;&quot; &quot;&amp;RIGHT(DEC2HEX([.A1198]; 4);2)&amp;&quot; &quot;&amp;(RIGHT(DEC2HEX(HEX2DEC(&quot;05&quot;)+HEX2DEC(&quot;A0&quot;)+HEX2DEC(DEC2HEX([.A1198]; 4));4); 2))&amp;&quot; 16&quot;)" office:value-type="string" office:string-value="FE FE 05 A0 04 AD 52 16" calcext:value-type="string">
            <text:p>FE FE 05 A0 04 AD 52 16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(&quot;FE FE 05 A0 &quot;&amp;LEFT(DEC2HEX([.A1199]; 4);2)&amp;&quot; &quot;&amp;RIGHT(DEC2HEX([.A1199]; 4);2)&amp;&quot; &quot;&amp;(RIGHT(DEC2HEX(HEX2DEC(&quot;05&quot;)+HEX2DEC(&quot;A0&quot;)+HEX2DEC(DEC2HEX([.A1199]; 4));4); 2))&amp;&quot; 16&quot;)" office:value-type="string" office:string-value="FE FE 05 A0 04 AE 53 16" calcext:value-type="string">
            <text:p>FE FE 05 A0 04 AE 53 16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(&quot;FE FE 05 A0 &quot;&amp;LEFT(DEC2HEX([.A1200]; 4);2)&amp;&quot; &quot;&amp;RIGHT(DEC2HEX([.A1200]; 4);2)&amp;&quot; &quot;&amp;(RIGHT(DEC2HEX(HEX2DEC(&quot;05&quot;)+HEX2DEC(&quot;A0&quot;)+HEX2DEC(DEC2HEX([.A1200]; 4));4); 2))&amp;&quot; 16&quot;)" office:value-type="string" office:string-value="FE FE 05 A0 04 AF 54 16" calcext:value-type="string">
            <text:p>FE FE 05 A0 04 AF 54 16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&quot;FE FE 05 A0 &quot;&amp;LEFT(DEC2HEX([.A1201]; 4);2)&amp;&quot; &quot;&amp;RIGHT(DEC2HEX([.A1201]; 4);2)&amp;&quot; &quot;&amp;(RIGHT(DEC2HEX(HEX2DEC(&quot;05&quot;)+HEX2DEC(&quot;A0&quot;)+HEX2DEC(DEC2HEX([.A1201]; 4));4); 2))&amp;&quot; 16&quot;)" office:value-type="string" office:string-value="FE FE 05 A0 04 B0 55 16" calcext:value-type="string">
            <text:p>FE FE 05 A0 04 B0 55 1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(&quot;FE FE 05 A0 &quot;&amp;LEFT(DEC2HEX([.A1202]; 4);2)&amp;&quot; &quot;&amp;RIGHT(DEC2HEX([.A1202]; 4);2)&amp;&quot; &quot;&amp;(RIGHT(DEC2HEX(HEX2DEC(&quot;05&quot;)+HEX2DEC(&quot;A0&quot;)+HEX2DEC(DEC2HEX([.A1202]; 4));4); 2))&amp;&quot; 16&quot;)" office:value-type="string" office:string-value="FE FE 05 A0 04 B1 56 16" calcext:value-type="string">
            <text:p>FE FE 05 A0 04 B1 56 1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(&quot;FE FE 05 A0 &quot;&amp;LEFT(DEC2HEX([.A1203]; 4);2)&amp;&quot; &quot;&amp;RIGHT(DEC2HEX([.A1203]; 4);2)&amp;&quot; &quot;&amp;(RIGHT(DEC2HEX(HEX2DEC(&quot;05&quot;)+HEX2DEC(&quot;A0&quot;)+HEX2DEC(DEC2HEX([.A1203]; 4));4); 2))&amp;&quot; 16&quot;)" office:value-type="string" office:string-value="FE FE 05 A0 04 B2 57 16" calcext:value-type="string">
            <text:p>FE FE 05 A0 04 B2 57 16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(&quot;FE FE 05 A0 &quot;&amp;LEFT(DEC2HEX([.A1204]; 4);2)&amp;&quot; &quot;&amp;RIGHT(DEC2HEX([.A1204]; 4);2)&amp;&quot; &quot;&amp;(RIGHT(DEC2HEX(HEX2DEC(&quot;05&quot;)+HEX2DEC(&quot;A0&quot;)+HEX2DEC(DEC2HEX([.A1204]; 4));4); 2))&amp;&quot; 16&quot;)" office:value-type="string" office:string-value="FE FE 05 A0 04 B3 58 16" calcext:value-type="string">
            <text:p>FE FE 05 A0 04 B3 58 16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(&quot;FE FE 05 A0 &quot;&amp;LEFT(DEC2HEX([.A1205]; 4);2)&amp;&quot; &quot;&amp;RIGHT(DEC2HEX([.A1205]; 4);2)&amp;&quot; &quot;&amp;(RIGHT(DEC2HEX(HEX2DEC(&quot;05&quot;)+HEX2DEC(&quot;A0&quot;)+HEX2DEC(DEC2HEX([.A1205]; 4));4); 2))&amp;&quot; 16&quot;)" office:value-type="string" office:string-value="FE FE 05 A0 04 B4 59 16" calcext:value-type="string">
            <text:p>FE FE 05 A0 04 B4 59 16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(&quot;FE FE 05 A0 &quot;&amp;LEFT(DEC2HEX([.A1206]; 4);2)&amp;&quot; &quot;&amp;RIGHT(DEC2HEX([.A1206]; 4);2)&amp;&quot; &quot;&amp;(RIGHT(DEC2HEX(HEX2DEC(&quot;05&quot;)+HEX2DEC(&quot;A0&quot;)+HEX2DEC(DEC2HEX([.A1206]; 4));4); 2))&amp;&quot; 16&quot;)" office:value-type="string" office:string-value="FE FE 05 A0 04 B5 5A 16" calcext:value-type="string">
            <text:p>FE FE 05 A0 04 B5 5A 16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(&quot;FE FE 05 A0 &quot;&amp;LEFT(DEC2HEX([.A1207]; 4);2)&amp;&quot; &quot;&amp;RIGHT(DEC2HEX([.A1207]; 4);2)&amp;&quot; &quot;&amp;(RIGHT(DEC2HEX(HEX2DEC(&quot;05&quot;)+HEX2DEC(&quot;A0&quot;)+HEX2DEC(DEC2HEX([.A1207]; 4));4); 2))&amp;&quot; 16&quot;)" office:value-type="string" office:string-value="FE FE 05 A0 04 B6 5B 16" calcext:value-type="string">
            <text:p>FE FE 05 A0 04 B6 5B 16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(&quot;FE FE 05 A0 &quot;&amp;LEFT(DEC2HEX([.A1208]; 4);2)&amp;&quot; &quot;&amp;RIGHT(DEC2HEX([.A1208]; 4);2)&amp;&quot; &quot;&amp;(RIGHT(DEC2HEX(HEX2DEC(&quot;05&quot;)+HEX2DEC(&quot;A0&quot;)+HEX2DEC(DEC2HEX([.A1208]; 4));4); 2))&amp;&quot; 16&quot;)" office:value-type="string" office:string-value="FE FE 05 A0 04 B7 5C 16" calcext:value-type="string">
            <text:p>FE FE 05 A0 04 B7 5C 16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(&quot;FE FE 05 A0 &quot;&amp;LEFT(DEC2HEX([.A1209]; 4);2)&amp;&quot; &quot;&amp;RIGHT(DEC2HEX([.A1209]; 4);2)&amp;&quot; &quot;&amp;(RIGHT(DEC2HEX(HEX2DEC(&quot;05&quot;)+HEX2DEC(&quot;A0&quot;)+HEX2DEC(DEC2HEX([.A1209]; 4));4); 2))&amp;&quot; 16&quot;)" office:value-type="string" office:string-value="FE FE 05 A0 04 B8 5D 16" calcext:value-type="string">
            <text:p>FE FE 05 A0 04 B8 5D 16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(&quot;FE FE 05 A0 &quot;&amp;LEFT(DEC2HEX([.A1210]; 4);2)&amp;&quot; &quot;&amp;RIGHT(DEC2HEX([.A1210]; 4);2)&amp;&quot; &quot;&amp;(RIGHT(DEC2HEX(HEX2DEC(&quot;05&quot;)+HEX2DEC(&quot;A0&quot;)+HEX2DEC(DEC2HEX([.A1210]; 4));4); 2))&amp;&quot; 16&quot;)" office:value-type="string" office:string-value="FE FE 05 A0 04 B9 5E 16" calcext:value-type="string">
            <text:p>FE FE 05 A0 04 B9 5E 16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(&quot;FE FE 05 A0 &quot;&amp;LEFT(DEC2HEX([.A1211]; 4);2)&amp;&quot; &quot;&amp;RIGHT(DEC2HEX([.A1211]; 4);2)&amp;&quot; &quot;&amp;(RIGHT(DEC2HEX(HEX2DEC(&quot;05&quot;)+HEX2DEC(&quot;A0&quot;)+HEX2DEC(DEC2HEX([.A1211]; 4));4); 2))&amp;&quot; 16&quot;)" office:value-type="string" office:string-value="FE FE 05 A0 04 BA 5F 16" calcext:value-type="string">
            <text:p>FE FE 05 A0 04 BA 5F 1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(&quot;FE FE 05 A0 &quot;&amp;LEFT(DEC2HEX([.A1212]; 4);2)&amp;&quot; &quot;&amp;RIGHT(DEC2HEX([.A1212]; 4);2)&amp;&quot; &quot;&amp;(RIGHT(DEC2HEX(HEX2DEC(&quot;05&quot;)+HEX2DEC(&quot;A0&quot;)+HEX2DEC(DEC2HEX([.A1212]; 4));4); 2))&amp;&quot; 16&quot;)" office:value-type="string" office:string-value="FE FE 05 A0 04 BB 60 16" calcext:value-type="string">
            <text:p>FE FE 05 A0 04 BB 60 16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(&quot;FE FE 05 A0 &quot;&amp;LEFT(DEC2HEX([.A1213]; 4);2)&amp;&quot; &quot;&amp;RIGHT(DEC2HEX([.A1213]; 4);2)&amp;&quot; &quot;&amp;(RIGHT(DEC2HEX(HEX2DEC(&quot;05&quot;)+HEX2DEC(&quot;A0&quot;)+HEX2DEC(DEC2HEX([.A1213]; 4));4); 2))&amp;&quot; 16&quot;)" office:value-type="string" office:string-value="FE FE 05 A0 04 BC 61 16" calcext:value-type="string">
            <text:p>FE FE 05 A0 04 BC 61 16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(&quot;FE FE 05 A0 &quot;&amp;LEFT(DEC2HEX([.A1214]; 4);2)&amp;&quot; &quot;&amp;RIGHT(DEC2HEX([.A1214]; 4);2)&amp;&quot; &quot;&amp;(RIGHT(DEC2HEX(HEX2DEC(&quot;05&quot;)+HEX2DEC(&quot;A0&quot;)+HEX2DEC(DEC2HEX([.A1214]; 4));4); 2))&amp;&quot; 16&quot;)" office:value-type="string" office:string-value="FE FE 05 A0 04 BD 62 16" calcext:value-type="string">
            <text:p>FE FE 05 A0 04 BD 62 16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(&quot;FE FE 05 A0 &quot;&amp;LEFT(DEC2HEX([.A1215]; 4);2)&amp;&quot; &quot;&amp;RIGHT(DEC2HEX([.A1215]; 4);2)&amp;&quot; &quot;&amp;(RIGHT(DEC2HEX(HEX2DEC(&quot;05&quot;)+HEX2DEC(&quot;A0&quot;)+HEX2DEC(DEC2HEX([.A1215]; 4));4); 2))&amp;&quot; 16&quot;)" office:value-type="string" office:string-value="FE FE 05 A0 04 BE 63 16" calcext:value-type="string">
            <text:p>FE FE 05 A0 04 BE 63 1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(&quot;FE FE 05 A0 &quot;&amp;LEFT(DEC2HEX([.A1216]; 4);2)&amp;&quot; &quot;&amp;RIGHT(DEC2HEX([.A1216]; 4);2)&amp;&quot; &quot;&amp;(RIGHT(DEC2HEX(HEX2DEC(&quot;05&quot;)+HEX2DEC(&quot;A0&quot;)+HEX2DEC(DEC2HEX([.A1216]; 4));4); 2))&amp;&quot; 16&quot;)" office:value-type="string" office:string-value="FE FE 05 A0 04 BF 64 16" calcext:value-type="string">
            <text:p>FE FE 05 A0 04 BF 64 1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(&quot;FE FE 05 A0 &quot;&amp;LEFT(DEC2HEX([.A1217]; 4);2)&amp;&quot; &quot;&amp;RIGHT(DEC2HEX([.A1217]; 4);2)&amp;&quot; &quot;&amp;(RIGHT(DEC2HEX(HEX2DEC(&quot;05&quot;)+HEX2DEC(&quot;A0&quot;)+HEX2DEC(DEC2HEX([.A1217]; 4));4); 2))&amp;&quot; 16&quot;)" office:value-type="string" office:string-value="FE FE 05 A0 04 C0 65 16" calcext:value-type="string">
            <text:p>FE FE 05 A0 04 C0 65 16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(&quot;FE FE 05 A0 &quot;&amp;LEFT(DEC2HEX([.A1218]; 4);2)&amp;&quot; &quot;&amp;RIGHT(DEC2HEX([.A1218]; 4);2)&amp;&quot; &quot;&amp;(RIGHT(DEC2HEX(HEX2DEC(&quot;05&quot;)+HEX2DEC(&quot;A0&quot;)+HEX2DEC(DEC2HEX([.A1218]; 4));4); 2))&amp;&quot; 16&quot;)" office:value-type="string" office:string-value="FE FE 05 A0 04 C1 66 16" calcext:value-type="string">
            <text:p>FE FE 05 A0 04 C1 66 16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(&quot;FE FE 05 A0 &quot;&amp;LEFT(DEC2HEX([.A1219]; 4);2)&amp;&quot; &quot;&amp;RIGHT(DEC2HEX([.A1219]; 4);2)&amp;&quot; &quot;&amp;(RIGHT(DEC2HEX(HEX2DEC(&quot;05&quot;)+HEX2DEC(&quot;A0&quot;)+HEX2DEC(DEC2HEX([.A1219]; 4));4); 2))&amp;&quot; 16&quot;)" office:value-type="string" office:string-value="FE FE 05 A0 04 C2 67 16" calcext:value-type="string">
            <text:p>FE FE 05 A0 04 C2 67 16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(&quot;FE FE 05 A0 &quot;&amp;LEFT(DEC2HEX([.A1220]; 4);2)&amp;&quot; &quot;&amp;RIGHT(DEC2HEX([.A1220]; 4);2)&amp;&quot; &quot;&amp;(RIGHT(DEC2HEX(HEX2DEC(&quot;05&quot;)+HEX2DEC(&quot;A0&quot;)+HEX2DEC(DEC2HEX([.A1220]; 4));4); 2))&amp;&quot; 16&quot;)" office:value-type="string" office:string-value="FE FE 05 A0 04 C3 68 16" calcext:value-type="string">
            <text:p>FE FE 05 A0 04 C3 68 16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(&quot;FE FE 05 A0 &quot;&amp;LEFT(DEC2HEX([.A1221]; 4);2)&amp;&quot; &quot;&amp;RIGHT(DEC2HEX([.A1221]; 4);2)&amp;&quot; &quot;&amp;(RIGHT(DEC2HEX(HEX2DEC(&quot;05&quot;)+HEX2DEC(&quot;A0&quot;)+HEX2DEC(DEC2HEX([.A1221]; 4));4); 2))&amp;&quot; 16&quot;)" office:value-type="string" office:string-value="FE FE 05 A0 04 C4 69 16" calcext:value-type="string">
            <text:p>FE FE 05 A0 04 C4 69 16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(&quot;FE FE 05 A0 &quot;&amp;LEFT(DEC2HEX([.A1222]; 4);2)&amp;&quot; &quot;&amp;RIGHT(DEC2HEX([.A1222]; 4);2)&amp;&quot; &quot;&amp;(RIGHT(DEC2HEX(HEX2DEC(&quot;05&quot;)+HEX2DEC(&quot;A0&quot;)+HEX2DEC(DEC2HEX([.A1222]; 4));4); 2))&amp;&quot; 16&quot;)" office:value-type="string" office:string-value="FE FE 05 A0 04 C5 6A 16" calcext:value-type="string">
            <text:p>FE FE 05 A0 04 C5 6A 16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(&quot;FE FE 05 A0 &quot;&amp;LEFT(DEC2HEX([.A1223]; 4);2)&amp;&quot; &quot;&amp;RIGHT(DEC2HEX([.A1223]; 4);2)&amp;&quot; &quot;&amp;(RIGHT(DEC2HEX(HEX2DEC(&quot;05&quot;)+HEX2DEC(&quot;A0&quot;)+HEX2DEC(DEC2HEX([.A1223]; 4));4); 2))&amp;&quot; 16&quot;)" office:value-type="string" office:string-value="FE FE 05 A0 04 C6 6B 16" calcext:value-type="string">
            <text:p>FE FE 05 A0 04 C6 6B 16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(&quot;FE FE 05 A0 &quot;&amp;LEFT(DEC2HEX([.A1224]; 4);2)&amp;&quot; &quot;&amp;RIGHT(DEC2HEX([.A1224]; 4);2)&amp;&quot; &quot;&amp;(RIGHT(DEC2HEX(HEX2DEC(&quot;05&quot;)+HEX2DEC(&quot;A0&quot;)+HEX2DEC(DEC2HEX([.A1224]; 4));4); 2))&amp;&quot; 16&quot;)" office:value-type="string" office:string-value="FE FE 05 A0 04 C7 6C 16" calcext:value-type="string">
            <text:p>FE FE 05 A0 04 C7 6C 16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(&quot;FE FE 05 A0 &quot;&amp;LEFT(DEC2HEX([.A1225]; 4);2)&amp;&quot; &quot;&amp;RIGHT(DEC2HEX([.A1225]; 4);2)&amp;&quot; &quot;&amp;(RIGHT(DEC2HEX(HEX2DEC(&quot;05&quot;)+HEX2DEC(&quot;A0&quot;)+HEX2DEC(DEC2HEX([.A1225]; 4));4); 2))&amp;&quot; 16&quot;)" office:value-type="string" office:string-value="FE FE 05 A0 04 C8 6D 16" calcext:value-type="string">
            <text:p>FE FE 05 A0 04 C8 6D 16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(&quot;FE FE 05 A0 &quot;&amp;LEFT(DEC2HEX([.A1226]; 4);2)&amp;&quot; &quot;&amp;RIGHT(DEC2HEX([.A1226]; 4);2)&amp;&quot; &quot;&amp;(RIGHT(DEC2HEX(HEX2DEC(&quot;05&quot;)+HEX2DEC(&quot;A0&quot;)+HEX2DEC(DEC2HEX([.A1226]; 4));4); 2))&amp;&quot; 16&quot;)" office:value-type="string" office:string-value="FE FE 05 A0 04 C9 6E 16" calcext:value-type="string">
            <text:p>FE FE 05 A0 04 C9 6E 1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(&quot;FE FE 05 A0 &quot;&amp;LEFT(DEC2HEX([.A1227]; 4);2)&amp;&quot; &quot;&amp;RIGHT(DEC2HEX([.A1227]; 4);2)&amp;&quot; &quot;&amp;(RIGHT(DEC2HEX(HEX2DEC(&quot;05&quot;)+HEX2DEC(&quot;A0&quot;)+HEX2DEC(DEC2HEX([.A1227]; 4));4); 2))&amp;&quot; 16&quot;)" office:value-type="string" office:string-value="FE FE 05 A0 04 CA 6F 16" calcext:value-type="string">
            <text:p>FE FE 05 A0 04 CA 6F 16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(&quot;FE FE 05 A0 &quot;&amp;LEFT(DEC2HEX([.A1228]; 4);2)&amp;&quot; &quot;&amp;RIGHT(DEC2HEX([.A1228]; 4);2)&amp;&quot; &quot;&amp;(RIGHT(DEC2HEX(HEX2DEC(&quot;05&quot;)+HEX2DEC(&quot;A0&quot;)+HEX2DEC(DEC2HEX([.A1228]; 4));4); 2))&amp;&quot; 16&quot;)" office:value-type="string" office:string-value="FE FE 05 A0 04 CB 70 16" calcext:value-type="string">
            <text:p>FE FE 05 A0 04 CB 70 16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(&quot;FE FE 05 A0 &quot;&amp;LEFT(DEC2HEX([.A1229]; 4);2)&amp;&quot; &quot;&amp;RIGHT(DEC2HEX([.A1229]; 4);2)&amp;&quot; &quot;&amp;(RIGHT(DEC2HEX(HEX2DEC(&quot;05&quot;)+HEX2DEC(&quot;A0&quot;)+HEX2DEC(DEC2HEX([.A1229]; 4));4); 2))&amp;&quot; 16&quot;)" office:value-type="string" office:string-value="FE FE 05 A0 04 CC 71 16" calcext:value-type="string">
            <text:p>FE FE 05 A0 04 CC 71 16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(&quot;FE FE 05 A0 &quot;&amp;LEFT(DEC2HEX([.A1230]; 4);2)&amp;&quot; &quot;&amp;RIGHT(DEC2HEX([.A1230]; 4);2)&amp;&quot; &quot;&amp;(RIGHT(DEC2HEX(HEX2DEC(&quot;05&quot;)+HEX2DEC(&quot;A0&quot;)+HEX2DEC(DEC2HEX([.A1230]; 4));4); 2))&amp;&quot; 16&quot;)" office:value-type="string" office:string-value="FE FE 05 A0 04 CD 72 16" calcext:value-type="string">
            <text:p>FE FE 05 A0 04 CD 72 1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(&quot;FE FE 05 A0 &quot;&amp;LEFT(DEC2HEX([.A1231]; 4);2)&amp;&quot; &quot;&amp;RIGHT(DEC2HEX([.A1231]; 4);2)&amp;&quot; &quot;&amp;(RIGHT(DEC2HEX(HEX2DEC(&quot;05&quot;)+HEX2DEC(&quot;A0&quot;)+HEX2DEC(DEC2HEX([.A1231]; 4));4); 2))&amp;&quot; 16&quot;)" office:value-type="string" office:string-value="FE FE 05 A0 04 CE 73 16" calcext:value-type="string">
            <text:p>FE FE 05 A0 04 CE 73 16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(&quot;FE FE 05 A0 &quot;&amp;LEFT(DEC2HEX([.A1232]; 4);2)&amp;&quot; &quot;&amp;RIGHT(DEC2HEX([.A1232]; 4);2)&amp;&quot; &quot;&amp;(RIGHT(DEC2HEX(HEX2DEC(&quot;05&quot;)+HEX2DEC(&quot;A0&quot;)+HEX2DEC(DEC2HEX([.A1232]; 4));4); 2))&amp;&quot; 16&quot;)" office:value-type="string" office:string-value="FE FE 05 A0 04 CF 74 16" calcext:value-type="string">
            <text:p>FE FE 05 A0 04 CF 74 16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(&quot;FE FE 05 A0 &quot;&amp;LEFT(DEC2HEX([.A1233]; 4);2)&amp;&quot; &quot;&amp;RIGHT(DEC2HEX([.A1233]; 4);2)&amp;&quot; &quot;&amp;(RIGHT(DEC2HEX(HEX2DEC(&quot;05&quot;)+HEX2DEC(&quot;A0&quot;)+HEX2DEC(DEC2HEX([.A1233]; 4));4); 2))&amp;&quot; 16&quot;)" office:value-type="string" office:string-value="FE FE 05 A0 04 D0 75 16" calcext:value-type="string">
            <text:p>FE FE 05 A0 04 D0 75 16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(&quot;FE FE 05 A0 &quot;&amp;LEFT(DEC2HEX([.A1234]; 4);2)&amp;&quot; &quot;&amp;RIGHT(DEC2HEX([.A1234]; 4);2)&amp;&quot; &quot;&amp;(RIGHT(DEC2HEX(HEX2DEC(&quot;05&quot;)+HEX2DEC(&quot;A0&quot;)+HEX2DEC(DEC2HEX([.A1234]; 4));4); 2))&amp;&quot; 16&quot;)" office:value-type="string" office:string-value="FE FE 05 A0 04 D1 76 16" calcext:value-type="string">
            <text:p>FE FE 05 A0 04 D1 76 16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(&quot;FE FE 05 A0 &quot;&amp;LEFT(DEC2HEX([.A1235]; 4);2)&amp;&quot; &quot;&amp;RIGHT(DEC2HEX([.A1235]; 4);2)&amp;&quot; &quot;&amp;(RIGHT(DEC2HEX(HEX2DEC(&quot;05&quot;)+HEX2DEC(&quot;A0&quot;)+HEX2DEC(DEC2HEX([.A1235]; 4));4); 2))&amp;&quot; 16&quot;)" office:value-type="string" office:string-value="FE FE 05 A0 04 D2 77 16" calcext:value-type="string">
            <text:p>FE FE 05 A0 04 D2 77 16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(&quot;FE FE 05 A0 &quot;&amp;LEFT(DEC2HEX([.A1236]; 4);2)&amp;&quot; &quot;&amp;RIGHT(DEC2HEX([.A1236]; 4);2)&amp;&quot; &quot;&amp;(RIGHT(DEC2HEX(HEX2DEC(&quot;05&quot;)+HEX2DEC(&quot;A0&quot;)+HEX2DEC(DEC2HEX([.A1236]; 4));4); 2))&amp;&quot; 16&quot;)" office:value-type="string" office:string-value="FE FE 05 A0 04 D3 78 16" calcext:value-type="string">
            <text:p>FE FE 05 A0 04 D3 78 1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(&quot;FE FE 05 A0 &quot;&amp;LEFT(DEC2HEX([.A1237]; 4);2)&amp;&quot; &quot;&amp;RIGHT(DEC2HEX([.A1237]; 4);2)&amp;&quot; &quot;&amp;(RIGHT(DEC2HEX(HEX2DEC(&quot;05&quot;)+HEX2DEC(&quot;A0&quot;)+HEX2DEC(DEC2HEX([.A1237]; 4));4); 2))&amp;&quot; 16&quot;)" office:value-type="string" office:string-value="FE FE 05 A0 04 D4 79 16" calcext:value-type="string">
            <text:p>FE FE 05 A0 04 D4 79 1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(&quot;FE FE 05 A0 &quot;&amp;LEFT(DEC2HEX([.A1238]; 4);2)&amp;&quot; &quot;&amp;RIGHT(DEC2HEX([.A1238]; 4);2)&amp;&quot; &quot;&amp;(RIGHT(DEC2HEX(HEX2DEC(&quot;05&quot;)+HEX2DEC(&quot;A0&quot;)+HEX2DEC(DEC2HEX([.A1238]; 4));4); 2))&amp;&quot; 16&quot;)" office:value-type="string" office:string-value="FE FE 05 A0 04 D5 7A 16" calcext:value-type="string">
            <text:p>FE FE 05 A0 04 D5 7A 16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(&quot;FE FE 05 A0 &quot;&amp;LEFT(DEC2HEX([.A1239]; 4);2)&amp;&quot; &quot;&amp;RIGHT(DEC2HEX([.A1239]; 4);2)&amp;&quot; &quot;&amp;(RIGHT(DEC2HEX(HEX2DEC(&quot;05&quot;)+HEX2DEC(&quot;A0&quot;)+HEX2DEC(DEC2HEX([.A1239]; 4));4); 2))&amp;&quot; 16&quot;)" office:value-type="string" office:string-value="FE FE 05 A0 04 D6 7B 16" calcext:value-type="string">
            <text:p>FE FE 05 A0 04 D6 7B 16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(&quot;FE FE 05 A0 &quot;&amp;LEFT(DEC2HEX([.A1240]; 4);2)&amp;&quot; &quot;&amp;RIGHT(DEC2HEX([.A1240]; 4);2)&amp;&quot; &quot;&amp;(RIGHT(DEC2HEX(HEX2DEC(&quot;05&quot;)+HEX2DEC(&quot;A0&quot;)+HEX2DEC(DEC2HEX([.A1240]; 4));4); 2))&amp;&quot; 16&quot;)" office:value-type="string" office:string-value="FE FE 05 A0 04 D7 7C 16" calcext:value-type="string">
            <text:p>FE FE 05 A0 04 D7 7C 16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(&quot;FE FE 05 A0 &quot;&amp;LEFT(DEC2HEX([.A1241]; 4);2)&amp;&quot; &quot;&amp;RIGHT(DEC2HEX([.A1241]; 4);2)&amp;&quot; &quot;&amp;(RIGHT(DEC2HEX(HEX2DEC(&quot;05&quot;)+HEX2DEC(&quot;A0&quot;)+HEX2DEC(DEC2HEX([.A1241]; 4));4); 2))&amp;&quot; 16&quot;)" office:value-type="string" office:string-value="FE FE 05 A0 04 D8 7D 16" calcext:value-type="string">
            <text:p>FE FE 05 A0 04 D8 7D 16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(&quot;FE FE 05 A0 &quot;&amp;LEFT(DEC2HEX([.A1242]; 4);2)&amp;&quot; &quot;&amp;RIGHT(DEC2HEX([.A1242]; 4);2)&amp;&quot; &quot;&amp;(RIGHT(DEC2HEX(HEX2DEC(&quot;05&quot;)+HEX2DEC(&quot;A0&quot;)+HEX2DEC(DEC2HEX([.A1242]; 4));4); 2))&amp;&quot; 16&quot;)" office:value-type="string" office:string-value="FE FE 05 A0 04 D9 7E 16" calcext:value-type="string">
            <text:p>FE FE 05 A0 04 D9 7E 16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(&quot;FE FE 05 A0 &quot;&amp;LEFT(DEC2HEX([.A1243]; 4);2)&amp;&quot; &quot;&amp;RIGHT(DEC2HEX([.A1243]; 4);2)&amp;&quot; &quot;&amp;(RIGHT(DEC2HEX(HEX2DEC(&quot;05&quot;)+HEX2DEC(&quot;A0&quot;)+HEX2DEC(DEC2HEX([.A1243]; 4));4); 2))&amp;&quot; 16&quot;)" office:value-type="string" office:string-value="FE FE 05 A0 04 DA 7F 16" calcext:value-type="string">
            <text:p>FE FE 05 A0 04 DA 7F 16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(&quot;FE FE 05 A0 &quot;&amp;LEFT(DEC2HEX([.A1244]; 4);2)&amp;&quot; &quot;&amp;RIGHT(DEC2HEX([.A1244]; 4);2)&amp;&quot; &quot;&amp;(RIGHT(DEC2HEX(HEX2DEC(&quot;05&quot;)+HEX2DEC(&quot;A0&quot;)+HEX2DEC(DEC2HEX([.A1244]; 4));4); 2))&amp;&quot; 16&quot;)" office:value-type="string" office:string-value="FE FE 05 A0 04 DB 80 16" calcext:value-type="string">
            <text:p>FE FE 05 A0 04 DB 80 1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(&quot;FE FE 05 A0 &quot;&amp;LEFT(DEC2HEX([.A1245]; 4);2)&amp;&quot; &quot;&amp;RIGHT(DEC2HEX([.A1245]; 4);2)&amp;&quot; &quot;&amp;(RIGHT(DEC2HEX(HEX2DEC(&quot;05&quot;)+HEX2DEC(&quot;A0&quot;)+HEX2DEC(DEC2HEX([.A1245]; 4));4); 2))&amp;&quot; 16&quot;)" office:value-type="string" office:string-value="FE FE 05 A0 04 DC 81 16" calcext:value-type="string">
            <text:p>FE FE 05 A0 04 DC 81 1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(&quot;FE FE 05 A0 &quot;&amp;LEFT(DEC2HEX([.A1246]; 4);2)&amp;&quot; &quot;&amp;RIGHT(DEC2HEX([.A1246]; 4);2)&amp;&quot; &quot;&amp;(RIGHT(DEC2HEX(HEX2DEC(&quot;05&quot;)+HEX2DEC(&quot;A0&quot;)+HEX2DEC(DEC2HEX([.A1246]; 4));4); 2))&amp;&quot; 16&quot;)" office:value-type="string" office:string-value="FE FE 05 A0 04 DD 82 16" calcext:value-type="string">
            <text:p>FE FE 05 A0 04 DD 82 16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(&quot;FE FE 05 A0 &quot;&amp;LEFT(DEC2HEX([.A1247]; 4);2)&amp;&quot; &quot;&amp;RIGHT(DEC2HEX([.A1247]; 4);2)&amp;&quot; &quot;&amp;(RIGHT(DEC2HEX(HEX2DEC(&quot;05&quot;)+HEX2DEC(&quot;A0&quot;)+HEX2DEC(DEC2HEX([.A1247]; 4));4); 2))&amp;&quot; 16&quot;)" office:value-type="string" office:string-value="FE FE 05 A0 04 DE 83 16" calcext:value-type="string">
            <text:p>FE FE 05 A0 04 DE 83 16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(&quot;FE FE 05 A0 &quot;&amp;LEFT(DEC2HEX([.A1248]; 4);2)&amp;&quot; &quot;&amp;RIGHT(DEC2HEX([.A1248]; 4);2)&amp;&quot; &quot;&amp;(RIGHT(DEC2HEX(HEX2DEC(&quot;05&quot;)+HEX2DEC(&quot;A0&quot;)+HEX2DEC(DEC2HEX([.A1248]; 4));4); 2))&amp;&quot; 16&quot;)" office:value-type="string" office:string-value="FE FE 05 A0 04 DF 84 16" calcext:value-type="string">
            <text:p>FE FE 05 A0 04 DF 84 16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(&quot;FE FE 05 A0 &quot;&amp;LEFT(DEC2HEX([.A1249]; 4);2)&amp;&quot; &quot;&amp;RIGHT(DEC2HEX([.A1249]; 4);2)&amp;&quot; &quot;&amp;(RIGHT(DEC2HEX(HEX2DEC(&quot;05&quot;)+HEX2DEC(&quot;A0&quot;)+HEX2DEC(DEC2HEX([.A1249]; 4));4); 2))&amp;&quot; 16&quot;)" office:value-type="string" office:string-value="FE FE 05 A0 04 E0 85 16" calcext:value-type="string">
            <text:p>FE FE 05 A0 04 E0 85 16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(&quot;FE FE 05 A0 &quot;&amp;LEFT(DEC2HEX([.A1250]; 4);2)&amp;&quot; &quot;&amp;RIGHT(DEC2HEX([.A1250]; 4);2)&amp;&quot; &quot;&amp;(RIGHT(DEC2HEX(HEX2DEC(&quot;05&quot;)+HEX2DEC(&quot;A0&quot;)+HEX2DEC(DEC2HEX([.A1250]; 4));4); 2))&amp;&quot; 16&quot;)" office:value-type="string" office:string-value="FE FE 05 A0 04 E1 86 16" calcext:value-type="string">
            <text:p>FE FE 05 A0 04 E1 86 16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(&quot;FE FE 05 A0 &quot;&amp;LEFT(DEC2HEX([.A1251]; 4);2)&amp;&quot; &quot;&amp;RIGHT(DEC2HEX([.A1251]; 4);2)&amp;&quot; &quot;&amp;(RIGHT(DEC2HEX(HEX2DEC(&quot;05&quot;)+HEX2DEC(&quot;A0&quot;)+HEX2DEC(DEC2HEX([.A1251]; 4));4); 2))&amp;&quot; 16&quot;)" office:value-type="string" office:string-value="FE FE 05 A0 04 E2 87 16" calcext:value-type="string">
            <text:p>FE FE 05 A0 04 E2 87 16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(&quot;FE FE 05 A0 &quot;&amp;LEFT(DEC2HEX([.A1252]; 4);2)&amp;&quot; &quot;&amp;RIGHT(DEC2HEX([.A1252]; 4);2)&amp;&quot; &quot;&amp;(RIGHT(DEC2HEX(HEX2DEC(&quot;05&quot;)+HEX2DEC(&quot;A0&quot;)+HEX2DEC(DEC2HEX([.A1252]; 4));4); 2))&amp;&quot; 16&quot;)" office:value-type="string" office:string-value="FE FE 05 A0 04 E3 88 16" calcext:value-type="string">
            <text:p>FE FE 05 A0 04 E3 88 1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(&quot;FE FE 05 A0 &quot;&amp;LEFT(DEC2HEX([.A1253]; 4);2)&amp;&quot; &quot;&amp;RIGHT(DEC2HEX([.A1253]; 4);2)&amp;&quot; &quot;&amp;(RIGHT(DEC2HEX(HEX2DEC(&quot;05&quot;)+HEX2DEC(&quot;A0&quot;)+HEX2DEC(DEC2HEX([.A1253]; 4));4); 2))&amp;&quot; 16&quot;)" office:value-type="string" office:string-value="FE FE 05 A0 04 E4 89 16" calcext:value-type="string">
            <text:p>FE FE 05 A0 04 E4 89 16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(&quot;FE FE 05 A0 &quot;&amp;LEFT(DEC2HEX([.A1254]; 4);2)&amp;&quot; &quot;&amp;RIGHT(DEC2HEX([.A1254]; 4);2)&amp;&quot; &quot;&amp;(RIGHT(DEC2HEX(HEX2DEC(&quot;05&quot;)+HEX2DEC(&quot;A0&quot;)+HEX2DEC(DEC2HEX([.A1254]; 4));4); 2))&amp;&quot; 16&quot;)" office:value-type="string" office:string-value="FE FE 05 A0 04 E5 8A 16" calcext:value-type="string">
            <text:p>FE FE 05 A0 04 E5 8A 16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(&quot;FE FE 05 A0 &quot;&amp;LEFT(DEC2HEX([.A1255]; 4);2)&amp;&quot; &quot;&amp;RIGHT(DEC2HEX([.A1255]; 4);2)&amp;&quot; &quot;&amp;(RIGHT(DEC2HEX(HEX2DEC(&quot;05&quot;)+HEX2DEC(&quot;A0&quot;)+HEX2DEC(DEC2HEX([.A1255]; 4));4); 2))&amp;&quot; 16&quot;)" office:value-type="string" office:string-value="FE FE 05 A0 04 E6 8B 16" calcext:value-type="string">
            <text:p>FE FE 05 A0 04 E6 8B 1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(&quot;FE FE 05 A0 &quot;&amp;LEFT(DEC2HEX([.A1256]; 4);2)&amp;&quot; &quot;&amp;RIGHT(DEC2HEX([.A1256]; 4);2)&amp;&quot; &quot;&amp;(RIGHT(DEC2HEX(HEX2DEC(&quot;05&quot;)+HEX2DEC(&quot;A0&quot;)+HEX2DEC(DEC2HEX([.A1256]; 4));4); 2))&amp;&quot; 16&quot;)" office:value-type="string" office:string-value="FE FE 05 A0 04 E7 8C 16" calcext:value-type="string">
            <text:p>FE FE 05 A0 04 E7 8C 16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(&quot;FE FE 05 A0 &quot;&amp;LEFT(DEC2HEX([.A1257]; 4);2)&amp;&quot; &quot;&amp;RIGHT(DEC2HEX([.A1257]; 4);2)&amp;&quot; &quot;&amp;(RIGHT(DEC2HEX(HEX2DEC(&quot;05&quot;)+HEX2DEC(&quot;A0&quot;)+HEX2DEC(DEC2HEX([.A1257]; 4));4); 2))&amp;&quot; 16&quot;)" office:value-type="string" office:string-value="FE FE 05 A0 04 E8 8D 16" calcext:value-type="string">
            <text:p>FE FE 05 A0 04 E8 8D 16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(&quot;FE FE 05 A0 &quot;&amp;LEFT(DEC2HEX([.A1258]; 4);2)&amp;&quot; &quot;&amp;RIGHT(DEC2HEX([.A1258]; 4);2)&amp;&quot; &quot;&amp;(RIGHT(DEC2HEX(HEX2DEC(&quot;05&quot;)+HEX2DEC(&quot;A0&quot;)+HEX2DEC(DEC2HEX([.A1258]; 4));4); 2))&amp;&quot; 16&quot;)" office:value-type="string" office:string-value="FE FE 05 A0 04 E9 8E 16" calcext:value-type="string">
            <text:p>FE FE 05 A0 04 E9 8E 16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(&quot;FE FE 05 A0 &quot;&amp;LEFT(DEC2HEX([.A1259]; 4);2)&amp;&quot; &quot;&amp;RIGHT(DEC2HEX([.A1259]; 4);2)&amp;&quot; &quot;&amp;(RIGHT(DEC2HEX(HEX2DEC(&quot;05&quot;)+HEX2DEC(&quot;A0&quot;)+HEX2DEC(DEC2HEX([.A1259]; 4));4); 2))&amp;&quot; 16&quot;)" office:value-type="string" office:string-value="FE FE 05 A0 04 EA 8F 16" calcext:value-type="string">
            <text:p>FE FE 05 A0 04 EA 8F 16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(&quot;FE FE 05 A0 &quot;&amp;LEFT(DEC2HEX([.A1260]; 4);2)&amp;&quot; &quot;&amp;RIGHT(DEC2HEX([.A1260]; 4);2)&amp;&quot; &quot;&amp;(RIGHT(DEC2HEX(HEX2DEC(&quot;05&quot;)+HEX2DEC(&quot;A0&quot;)+HEX2DEC(DEC2HEX([.A1260]; 4));4); 2))&amp;&quot; 16&quot;)" office:value-type="string" office:string-value="FE FE 05 A0 04 EB 90 16" calcext:value-type="string">
            <text:p>FE FE 05 A0 04 EB 90 16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&quot;FE FE 05 A0 &quot;&amp;LEFT(DEC2HEX([.A1261]; 4);2)&amp;&quot; &quot;&amp;RIGHT(DEC2HEX([.A1261]; 4);2)&amp;&quot; &quot;&amp;(RIGHT(DEC2HEX(HEX2DEC(&quot;05&quot;)+HEX2DEC(&quot;A0&quot;)+HEX2DEC(DEC2HEX([.A1261]; 4));4); 2))&amp;&quot; 16&quot;)" office:value-type="string" office:string-value="FE FE 05 A0 04 EC 91 16" calcext:value-type="string">
            <text:p>FE FE 05 A0 04 EC 91 16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(&quot;FE FE 05 A0 &quot;&amp;LEFT(DEC2HEX([.A1262]; 4);2)&amp;&quot; &quot;&amp;RIGHT(DEC2HEX([.A1262]; 4);2)&amp;&quot; &quot;&amp;(RIGHT(DEC2HEX(HEX2DEC(&quot;05&quot;)+HEX2DEC(&quot;A0&quot;)+HEX2DEC(DEC2HEX([.A1262]; 4));4); 2))&amp;&quot; 16&quot;)" office:value-type="string" office:string-value="FE FE 05 A0 04 ED 92 16" calcext:value-type="string">
            <text:p>FE FE 05 A0 04 ED 92 16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(&quot;FE FE 05 A0 &quot;&amp;LEFT(DEC2HEX([.A1263]; 4);2)&amp;&quot; &quot;&amp;RIGHT(DEC2HEX([.A1263]; 4);2)&amp;&quot; &quot;&amp;(RIGHT(DEC2HEX(HEX2DEC(&quot;05&quot;)+HEX2DEC(&quot;A0&quot;)+HEX2DEC(DEC2HEX([.A1263]; 4));4); 2))&amp;&quot; 16&quot;)" office:value-type="string" office:string-value="FE FE 05 A0 04 EE 93 16" calcext:value-type="string">
            <text:p>FE FE 05 A0 04 EE 93 16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(&quot;FE FE 05 A0 &quot;&amp;LEFT(DEC2HEX([.A1264]; 4);2)&amp;&quot; &quot;&amp;RIGHT(DEC2HEX([.A1264]; 4);2)&amp;&quot; &quot;&amp;(RIGHT(DEC2HEX(HEX2DEC(&quot;05&quot;)+HEX2DEC(&quot;A0&quot;)+HEX2DEC(DEC2HEX([.A1264]; 4));4); 2))&amp;&quot; 16&quot;)" office:value-type="string" office:string-value="FE FE 05 A0 04 EF 94 16" calcext:value-type="string">
            <text:p>FE FE 05 A0 04 EF 94 16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(&quot;FE FE 05 A0 &quot;&amp;LEFT(DEC2HEX([.A1265]; 4);2)&amp;&quot; &quot;&amp;RIGHT(DEC2HEX([.A1265]; 4);2)&amp;&quot; &quot;&amp;(RIGHT(DEC2HEX(HEX2DEC(&quot;05&quot;)+HEX2DEC(&quot;A0&quot;)+HEX2DEC(DEC2HEX([.A1265]; 4));4); 2))&amp;&quot; 16&quot;)" office:value-type="string" office:string-value="FE FE 05 A0 04 F0 95 16" calcext:value-type="string">
            <text:p>FE FE 05 A0 04 F0 95 16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(&quot;FE FE 05 A0 &quot;&amp;LEFT(DEC2HEX([.A1266]; 4);2)&amp;&quot; &quot;&amp;RIGHT(DEC2HEX([.A1266]; 4);2)&amp;&quot; &quot;&amp;(RIGHT(DEC2HEX(HEX2DEC(&quot;05&quot;)+HEX2DEC(&quot;A0&quot;)+HEX2DEC(DEC2HEX([.A1266]; 4));4); 2))&amp;&quot; 16&quot;)" office:value-type="string" office:string-value="FE FE 05 A0 04 F1 96 16" calcext:value-type="string">
            <text:p>FE FE 05 A0 04 F1 96 16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(&quot;FE FE 05 A0 &quot;&amp;LEFT(DEC2HEX([.A1267]; 4);2)&amp;&quot; &quot;&amp;RIGHT(DEC2HEX([.A1267]; 4);2)&amp;&quot; &quot;&amp;(RIGHT(DEC2HEX(HEX2DEC(&quot;05&quot;)+HEX2DEC(&quot;A0&quot;)+HEX2DEC(DEC2HEX([.A1267]; 4));4); 2))&amp;&quot; 16&quot;)" office:value-type="string" office:string-value="FE FE 05 A0 04 F2 97 16" calcext:value-type="string">
            <text:p>FE FE 05 A0 04 F2 97 16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(&quot;FE FE 05 A0 &quot;&amp;LEFT(DEC2HEX([.A1268]; 4);2)&amp;&quot; &quot;&amp;RIGHT(DEC2HEX([.A1268]; 4);2)&amp;&quot; &quot;&amp;(RIGHT(DEC2HEX(HEX2DEC(&quot;05&quot;)+HEX2DEC(&quot;A0&quot;)+HEX2DEC(DEC2HEX([.A1268]; 4));4); 2))&amp;&quot; 16&quot;)" office:value-type="string" office:string-value="FE FE 05 A0 04 F3 98 16" calcext:value-type="string">
            <text:p>FE FE 05 A0 04 F3 98 16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(&quot;FE FE 05 A0 &quot;&amp;LEFT(DEC2HEX([.A1269]; 4);2)&amp;&quot; &quot;&amp;RIGHT(DEC2HEX([.A1269]; 4);2)&amp;&quot; &quot;&amp;(RIGHT(DEC2HEX(HEX2DEC(&quot;05&quot;)+HEX2DEC(&quot;A0&quot;)+HEX2DEC(DEC2HEX([.A1269]; 4));4); 2))&amp;&quot; 16&quot;)" office:value-type="string" office:string-value="FE FE 05 A0 04 F4 99 16" calcext:value-type="string">
            <text:p>FE FE 05 A0 04 F4 99 16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(&quot;FE FE 05 A0 &quot;&amp;LEFT(DEC2HEX([.A1270]; 4);2)&amp;&quot; &quot;&amp;RIGHT(DEC2HEX([.A1270]; 4);2)&amp;&quot; &quot;&amp;(RIGHT(DEC2HEX(HEX2DEC(&quot;05&quot;)+HEX2DEC(&quot;A0&quot;)+HEX2DEC(DEC2HEX([.A1270]; 4));4); 2))&amp;&quot; 16&quot;)" office:value-type="string" office:string-value="FE FE 05 A0 04 F5 9A 16" calcext:value-type="string">
            <text:p>FE FE 05 A0 04 F5 9A 16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(&quot;FE FE 05 A0 &quot;&amp;LEFT(DEC2HEX([.A1271]; 4);2)&amp;&quot; &quot;&amp;RIGHT(DEC2HEX([.A1271]; 4);2)&amp;&quot; &quot;&amp;(RIGHT(DEC2HEX(HEX2DEC(&quot;05&quot;)+HEX2DEC(&quot;A0&quot;)+HEX2DEC(DEC2HEX([.A1271]; 4));4); 2))&amp;&quot; 16&quot;)" office:value-type="string" office:string-value="FE FE 05 A0 04 F6 9B 16" calcext:value-type="string">
            <text:p>FE FE 05 A0 04 F6 9B 16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(&quot;FE FE 05 A0 &quot;&amp;LEFT(DEC2HEX([.A1272]; 4);2)&amp;&quot; &quot;&amp;RIGHT(DEC2HEX([.A1272]; 4);2)&amp;&quot; &quot;&amp;(RIGHT(DEC2HEX(HEX2DEC(&quot;05&quot;)+HEX2DEC(&quot;A0&quot;)+HEX2DEC(DEC2HEX([.A1272]; 4));4); 2))&amp;&quot; 16&quot;)" office:value-type="string" office:string-value="FE FE 05 A0 04 F7 9C 16" calcext:value-type="string">
            <text:p>FE FE 05 A0 04 F7 9C 1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(&quot;FE FE 05 A0 &quot;&amp;LEFT(DEC2HEX([.A1273]; 4);2)&amp;&quot; &quot;&amp;RIGHT(DEC2HEX([.A1273]; 4);2)&amp;&quot; &quot;&amp;(RIGHT(DEC2HEX(HEX2DEC(&quot;05&quot;)+HEX2DEC(&quot;A0&quot;)+HEX2DEC(DEC2HEX([.A1273]; 4));4); 2))&amp;&quot; 16&quot;)" office:value-type="string" office:string-value="FE FE 05 A0 04 F8 9D 16" calcext:value-type="string">
            <text:p>FE FE 05 A0 04 F8 9D 16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(&quot;FE FE 05 A0 &quot;&amp;LEFT(DEC2HEX([.A1274]; 4);2)&amp;&quot; &quot;&amp;RIGHT(DEC2HEX([.A1274]; 4);2)&amp;&quot; &quot;&amp;(RIGHT(DEC2HEX(HEX2DEC(&quot;05&quot;)+HEX2DEC(&quot;A0&quot;)+HEX2DEC(DEC2HEX([.A1274]; 4));4); 2))&amp;&quot; 16&quot;)" office:value-type="string" office:string-value="FE FE 05 A0 04 F9 9E 16" calcext:value-type="string">
            <text:p>FE FE 05 A0 04 F9 9E 16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(&quot;FE FE 05 A0 &quot;&amp;LEFT(DEC2HEX([.A1275]; 4);2)&amp;&quot; &quot;&amp;RIGHT(DEC2HEX([.A1275]; 4);2)&amp;&quot; &quot;&amp;(RIGHT(DEC2HEX(HEX2DEC(&quot;05&quot;)+HEX2DEC(&quot;A0&quot;)+HEX2DEC(DEC2HEX([.A1275]; 4));4); 2))&amp;&quot; 16&quot;)" office:value-type="string" office:string-value="FE FE 05 A0 04 FA 9F 16" calcext:value-type="string">
            <text:p>FE FE 05 A0 04 FA 9F 16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(&quot;FE FE 05 A0 &quot;&amp;LEFT(DEC2HEX([.A1276]; 4);2)&amp;&quot; &quot;&amp;RIGHT(DEC2HEX([.A1276]; 4);2)&amp;&quot; &quot;&amp;(RIGHT(DEC2HEX(HEX2DEC(&quot;05&quot;)+HEX2DEC(&quot;A0&quot;)+HEX2DEC(DEC2HEX([.A1276]; 4));4); 2))&amp;&quot; 16&quot;)" office:value-type="string" office:string-value="FE FE 05 A0 04 FB A0 16" calcext:value-type="string">
            <text:p>FE FE 05 A0 04 FB A0 16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(&quot;FE FE 05 A0 &quot;&amp;LEFT(DEC2HEX([.A1277]; 4);2)&amp;&quot; &quot;&amp;RIGHT(DEC2HEX([.A1277]; 4);2)&amp;&quot; &quot;&amp;(RIGHT(DEC2HEX(HEX2DEC(&quot;05&quot;)+HEX2DEC(&quot;A0&quot;)+HEX2DEC(DEC2HEX([.A1277]; 4));4); 2))&amp;&quot; 16&quot;)" office:value-type="string" office:string-value="FE FE 05 A0 04 FC A1 16" calcext:value-type="string">
            <text:p>FE FE 05 A0 04 FC A1 16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(&quot;FE FE 05 A0 &quot;&amp;LEFT(DEC2HEX([.A1278]; 4);2)&amp;&quot; &quot;&amp;RIGHT(DEC2HEX([.A1278]; 4);2)&amp;&quot; &quot;&amp;(RIGHT(DEC2HEX(HEX2DEC(&quot;05&quot;)+HEX2DEC(&quot;A0&quot;)+HEX2DEC(DEC2HEX([.A1278]; 4));4); 2))&amp;&quot; 16&quot;)" office:value-type="string" office:string-value="FE FE 05 A0 04 FD A2 16" calcext:value-type="string">
            <text:p>FE FE 05 A0 04 FD A2 1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(&quot;FE FE 05 A0 &quot;&amp;LEFT(DEC2HEX([.A1279]; 4);2)&amp;&quot; &quot;&amp;RIGHT(DEC2HEX([.A1279]; 4);2)&amp;&quot; &quot;&amp;(RIGHT(DEC2HEX(HEX2DEC(&quot;05&quot;)+HEX2DEC(&quot;A0&quot;)+HEX2DEC(DEC2HEX([.A1279]; 4));4); 2))&amp;&quot; 16&quot;)" office:value-type="string" office:string-value="FE FE 05 A0 04 FE A3 16" calcext:value-type="string">
            <text:p>FE FE 05 A0 04 FE A3 16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(&quot;FE FE 05 A0 &quot;&amp;LEFT(DEC2HEX([.A1280]; 4);2)&amp;&quot; &quot;&amp;RIGHT(DEC2HEX([.A1280]; 4);2)&amp;&quot; &quot;&amp;(RIGHT(DEC2HEX(HEX2DEC(&quot;05&quot;)+HEX2DEC(&quot;A0&quot;)+HEX2DEC(DEC2HEX([.A1280]; 4));4); 2))&amp;&quot; 16&quot;)" office:value-type="string" office:string-value="FE FE 05 A0 04 FF A4 16" calcext:value-type="string">
            <text:p>FE FE 05 A0 04 FF A4 16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&quot;FE FE 05 A0 &quot;&amp;LEFT(DEC2HEX([.A1281]; 4);2)&amp;&quot; &quot;&amp;RIGHT(DEC2HEX([.A1281]; 4);2)&amp;&quot; &quot;&amp;(RIGHT(DEC2HEX(HEX2DEC(&quot;05&quot;)+HEX2DEC(&quot;A0&quot;)+HEX2DEC(DEC2HEX([.A1281]; 4));4); 2))&amp;&quot; 16&quot;)" office:value-type="string" office:string-value="FE FE 05 A0 05 00 A5 16" calcext:value-type="string">
            <text:p>FE FE 05 A0 05 00 A5 16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(&quot;FE FE 05 A0 &quot;&amp;LEFT(DEC2HEX([.A1282]; 4);2)&amp;&quot; &quot;&amp;RIGHT(DEC2HEX([.A1282]; 4);2)&amp;&quot; &quot;&amp;(RIGHT(DEC2HEX(HEX2DEC(&quot;05&quot;)+HEX2DEC(&quot;A0&quot;)+HEX2DEC(DEC2HEX([.A1282]; 4));4); 2))&amp;&quot; 16&quot;)" office:value-type="string" office:string-value="FE FE 05 A0 05 01 A6 16" calcext:value-type="string">
            <text:p>FE FE 05 A0 05 01 A6 16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(&quot;FE FE 05 A0 &quot;&amp;LEFT(DEC2HEX([.A1283]; 4);2)&amp;&quot; &quot;&amp;RIGHT(DEC2HEX([.A1283]; 4);2)&amp;&quot; &quot;&amp;(RIGHT(DEC2HEX(HEX2DEC(&quot;05&quot;)+HEX2DEC(&quot;A0&quot;)+HEX2DEC(DEC2HEX([.A1283]; 4));4); 2))&amp;&quot; 16&quot;)" office:value-type="string" office:string-value="FE FE 05 A0 05 02 A7 16" calcext:value-type="string">
            <text:p>FE FE 05 A0 05 02 A7 16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(&quot;FE FE 05 A0 &quot;&amp;LEFT(DEC2HEX([.A1284]; 4);2)&amp;&quot; &quot;&amp;RIGHT(DEC2HEX([.A1284]; 4);2)&amp;&quot; &quot;&amp;(RIGHT(DEC2HEX(HEX2DEC(&quot;05&quot;)+HEX2DEC(&quot;A0&quot;)+HEX2DEC(DEC2HEX([.A1284]; 4));4); 2))&amp;&quot; 16&quot;)" office:value-type="string" office:string-value="FE FE 05 A0 05 03 A8 16" calcext:value-type="string">
            <text:p>FE FE 05 A0 05 03 A8 16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(&quot;FE FE 05 A0 &quot;&amp;LEFT(DEC2HEX([.A1285]; 4);2)&amp;&quot; &quot;&amp;RIGHT(DEC2HEX([.A1285]; 4);2)&amp;&quot; &quot;&amp;(RIGHT(DEC2HEX(HEX2DEC(&quot;05&quot;)+HEX2DEC(&quot;A0&quot;)+HEX2DEC(DEC2HEX([.A1285]; 4));4); 2))&amp;&quot; 16&quot;)" office:value-type="string" office:string-value="FE FE 05 A0 05 04 A9 16" calcext:value-type="string">
            <text:p>FE FE 05 A0 05 04 A9 16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(&quot;FE FE 05 A0 &quot;&amp;LEFT(DEC2HEX([.A1286]; 4);2)&amp;&quot; &quot;&amp;RIGHT(DEC2HEX([.A1286]; 4);2)&amp;&quot; &quot;&amp;(RIGHT(DEC2HEX(HEX2DEC(&quot;05&quot;)+HEX2DEC(&quot;A0&quot;)+HEX2DEC(DEC2HEX([.A1286]; 4));4); 2))&amp;&quot; 16&quot;)" office:value-type="string" office:string-value="FE FE 05 A0 05 05 AA 16" calcext:value-type="string">
            <text:p>FE FE 05 A0 05 05 AA 16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(&quot;FE FE 05 A0 &quot;&amp;LEFT(DEC2HEX([.A1287]; 4);2)&amp;&quot; &quot;&amp;RIGHT(DEC2HEX([.A1287]; 4);2)&amp;&quot; &quot;&amp;(RIGHT(DEC2HEX(HEX2DEC(&quot;05&quot;)+HEX2DEC(&quot;A0&quot;)+HEX2DEC(DEC2HEX([.A1287]; 4));4); 2))&amp;&quot; 16&quot;)" office:value-type="string" office:string-value="FE FE 05 A0 05 06 AB 16" calcext:value-type="string">
            <text:p>FE FE 05 A0 05 06 AB 16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(&quot;FE FE 05 A0 &quot;&amp;LEFT(DEC2HEX([.A1288]; 4);2)&amp;&quot; &quot;&amp;RIGHT(DEC2HEX([.A1288]; 4);2)&amp;&quot; &quot;&amp;(RIGHT(DEC2HEX(HEX2DEC(&quot;05&quot;)+HEX2DEC(&quot;A0&quot;)+HEX2DEC(DEC2HEX([.A1288]; 4));4); 2))&amp;&quot; 16&quot;)" office:value-type="string" office:string-value="FE FE 05 A0 05 07 AC 16" calcext:value-type="string">
            <text:p>FE FE 05 A0 05 07 AC 1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(&quot;FE FE 05 A0 &quot;&amp;LEFT(DEC2HEX([.A1289]; 4);2)&amp;&quot; &quot;&amp;RIGHT(DEC2HEX([.A1289]; 4);2)&amp;&quot; &quot;&amp;(RIGHT(DEC2HEX(HEX2DEC(&quot;05&quot;)+HEX2DEC(&quot;A0&quot;)+HEX2DEC(DEC2HEX([.A1289]; 4));4); 2))&amp;&quot; 16&quot;)" office:value-type="string" office:string-value="FE FE 05 A0 05 08 AD 16" calcext:value-type="string">
            <text:p>FE FE 05 A0 05 08 AD 16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(&quot;FE FE 05 A0 &quot;&amp;LEFT(DEC2HEX([.A1290]; 4);2)&amp;&quot; &quot;&amp;RIGHT(DEC2HEX([.A1290]; 4);2)&amp;&quot; &quot;&amp;(RIGHT(DEC2HEX(HEX2DEC(&quot;05&quot;)+HEX2DEC(&quot;A0&quot;)+HEX2DEC(DEC2HEX([.A1290]; 4));4); 2))&amp;&quot; 16&quot;)" office:value-type="string" office:string-value="FE FE 05 A0 05 09 AE 16" calcext:value-type="string">
            <text:p>FE FE 05 A0 05 09 AE 1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(&quot;FE FE 05 A0 &quot;&amp;LEFT(DEC2HEX([.A1291]; 4);2)&amp;&quot; &quot;&amp;RIGHT(DEC2HEX([.A1291]; 4);2)&amp;&quot; &quot;&amp;(RIGHT(DEC2HEX(HEX2DEC(&quot;05&quot;)+HEX2DEC(&quot;A0&quot;)+HEX2DEC(DEC2HEX([.A1291]; 4));4); 2))&amp;&quot; 16&quot;)" office:value-type="string" office:string-value="FE FE 05 A0 05 0A AF 16" calcext:value-type="string">
            <text:p>FE FE 05 A0 05 0A AF 16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(&quot;FE FE 05 A0 &quot;&amp;LEFT(DEC2HEX([.A1292]; 4);2)&amp;&quot; &quot;&amp;RIGHT(DEC2HEX([.A1292]; 4);2)&amp;&quot; &quot;&amp;(RIGHT(DEC2HEX(HEX2DEC(&quot;05&quot;)+HEX2DEC(&quot;A0&quot;)+HEX2DEC(DEC2HEX([.A1292]; 4));4); 2))&amp;&quot; 16&quot;)" office:value-type="string" office:string-value="FE FE 05 A0 05 0B B0 16" calcext:value-type="string">
            <text:p>FE FE 05 A0 05 0B B0 1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(&quot;FE FE 05 A0 &quot;&amp;LEFT(DEC2HEX([.A1293]; 4);2)&amp;&quot; &quot;&amp;RIGHT(DEC2HEX([.A1293]; 4);2)&amp;&quot; &quot;&amp;(RIGHT(DEC2HEX(HEX2DEC(&quot;05&quot;)+HEX2DEC(&quot;A0&quot;)+HEX2DEC(DEC2HEX([.A1293]; 4));4); 2))&amp;&quot; 16&quot;)" office:value-type="string" office:string-value="FE FE 05 A0 05 0C B1 16" calcext:value-type="string">
            <text:p>FE FE 05 A0 05 0C B1 1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(&quot;FE FE 05 A0 &quot;&amp;LEFT(DEC2HEX([.A1294]; 4);2)&amp;&quot; &quot;&amp;RIGHT(DEC2HEX([.A1294]; 4);2)&amp;&quot; &quot;&amp;(RIGHT(DEC2HEX(HEX2DEC(&quot;05&quot;)+HEX2DEC(&quot;A0&quot;)+HEX2DEC(DEC2HEX([.A1294]; 4));4); 2))&amp;&quot; 16&quot;)" office:value-type="string" office:string-value="FE FE 05 A0 05 0D B2 16" calcext:value-type="string">
            <text:p>FE FE 05 A0 05 0D B2 16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(&quot;FE FE 05 A0 &quot;&amp;LEFT(DEC2HEX([.A1295]; 4);2)&amp;&quot; &quot;&amp;RIGHT(DEC2HEX([.A1295]; 4);2)&amp;&quot; &quot;&amp;(RIGHT(DEC2HEX(HEX2DEC(&quot;05&quot;)+HEX2DEC(&quot;A0&quot;)+HEX2DEC(DEC2HEX([.A1295]; 4));4); 2))&amp;&quot; 16&quot;)" office:value-type="string" office:string-value="FE FE 05 A0 05 0E B3 16" calcext:value-type="string">
            <text:p>FE FE 05 A0 05 0E B3 1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(&quot;FE FE 05 A0 &quot;&amp;LEFT(DEC2HEX([.A1296]; 4);2)&amp;&quot; &quot;&amp;RIGHT(DEC2HEX([.A1296]; 4);2)&amp;&quot; &quot;&amp;(RIGHT(DEC2HEX(HEX2DEC(&quot;05&quot;)+HEX2DEC(&quot;A0&quot;)+HEX2DEC(DEC2HEX([.A1296]; 4));4); 2))&amp;&quot; 16&quot;)" office:value-type="string" office:string-value="FE FE 05 A0 05 0F B4 16" calcext:value-type="string">
            <text:p>FE FE 05 A0 05 0F B4 1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(&quot;FE FE 05 A0 &quot;&amp;LEFT(DEC2HEX([.A1297]; 4);2)&amp;&quot; &quot;&amp;RIGHT(DEC2HEX([.A1297]; 4);2)&amp;&quot; &quot;&amp;(RIGHT(DEC2HEX(HEX2DEC(&quot;05&quot;)+HEX2DEC(&quot;A0&quot;)+HEX2DEC(DEC2HEX([.A1297]; 4));4); 2))&amp;&quot; 16&quot;)" office:value-type="string" office:string-value="FE FE 05 A0 05 10 B5 16" calcext:value-type="string">
            <text:p>FE FE 05 A0 05 10 B5 16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(&quot;FE FE 05 A0 &quot;&amp;LEFT(DEC2HEX([.A1298]; 4);2)&amp;&quot; &quot;&amp;RIGHT(DEC2HEX([.A1298]; 4);2)&amp;&quot; &quot;&amp;(RIGHT(DEC2HEX(HEX2DEC(&quot;05&quot;)+HEX2DEC(&quot;A0&quot;)+HEX2DEC(DEC2HEX([.A1298]; 4));4); 2))&amp;&quot; 16&quot;)" office:value-type="string" office:string-value="FE FE 05 A0 05 11 B6 16" calcext:value-type="string">
            <text:p>FE FE 05 A0 05 11 B6 16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(&quot;FE FE 05 A0 &quot;&amp;LEFT(DEC2HEX([.A1299]; 4);2)&amp;&quot; &quot;&amp;RIGHT(DEC2HEX([.A1299]; 4);2)&amp;&quot; &quot;&amp;(RIGHT(DEC2HEX(HEX2DEC(&quot;05&quot;)+HEX2DEC(&quot;A0&quot;)+HEX2DEC(DEC2HEX([.A1299]; 4));4); 2))&amp;&quot; 16&quot;)" office:value-type="string" office:string-value="FE FE 05 A0 05 12 B7 16" calcext:value-type="string">
            <text:p>FE FE 05 A0 05 12 B7 1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(&quot;FE FE 05 A0 &quot;&amp;LEFT(DEC2HEX([.A1300]; 4);2)&amp;&quot; &quot;&amp;RIGHT(DEC2HEX([.A1300]; 4);2)&amp;&quot; &quot;&amp;(RIGHT(DEC2HEX(HEX2DEC(&quot;05&quot;)+HEX2DEC(&quot;A0&quot;)+HEX2DEC(DEC2HEX([.A1300]; 4));4); 2))&amp;&quot; 16&quot;)" office:value-type="string" office:string-value="FE FE 05 A0 05 13 B8 16" calcext:value-type="string">
            <text:p>FE FE 05 A0 05 13 B8 16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(&quot;FE FE 05 A0 &quot;&amp;LEFT(DEC2HEX([.A1301]; 4);2)&amp;&quot; &quot;&amp;RIGHT(DEC2HEX([.A1301]; 4);2)&amp;&quot; &quot;&amp;(RIGHT(DEC2HEX(HEX2DEC(&quot;05&quot;)+HEX2DEC(&quot;A0&quot;)+HEX2DEC(DEC2HEX([.A1301]; 4));4); 2))&amp;&quot; 16&quot;)" office:value-type="string" office:string-value="FE FE 05 A0 05 14 B9 16" calcext:value-type="string">
            <text:p>FE FE 05 A0 05 14 B9 16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(&quot;FE FE 05 A0 &quot;&amp;LEFT(DEC2HEX([.A1302]; 4);2)&amp;&quot; &quot;&amp;RIGHT(DEC2HEX([.A1302]; 4);2)&amp;&quot; &quot;&amp;(RIGHT(DEC2HEX(HEX2DEC(&quot;05&quot;)+HEX2DEC(&quot;A0&quot;)+HEX2DEC(DEC2HEX([.A1302]; 4));4); 2))&amp;&quot; 16&quot;)" office:value-type="string" office:string-value="FE FE 05 A0 05 15 BA 16" calcext:value-type="string">
            <text:p>FE FE 05 A0 05 15 BA 16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(&quot;FE FE 05 A0 &quot;&amp;LEFT(DEC2HEX([.A1303]; 4);2)&amp;&quot; &quot;&amp;RIGHT(DEC2HEX([.A1303]; 4);2)&amp;&quot; &quot;&amp;(RIGHT(DEC2HEX(HEX2DEC(&quot;05&quot;)+HEX2DEC(&quot;A0&quot;)+HEX2DEC(DEC2HEX([.A1303]; 4));4); 2))&amp;&quot; 16&quot;)" office:value-type="string" office:string-value="FE FE 05 A0 05 16 BB 16" calcext:value-type="string">
            <text:p>FE FE 05 A0 05 16 BB 16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(&quot;FE FE 05 A0 &quot;&amp;LEFT(DEC2HEX([.A1304]; 4);2)&amp;&quot; &quot;&amp;RIGHT(DEC2HEX([.A1304]; 4);2)&amp;&quot; &quot;&amp;(RIGHT(DEC2HEX(HEX2DEC(&quot;05&quot;)+HEX2DEC(&quot;A0&quot;)+HEX2DEC(DEC2HEX([.A1304]; 4));4); 2))&amp;&quot; 16&quot;)" office:value-type="string" office:string-value="FE FE 05 A0 05 17 BC 16" calcext:value-type="string">
            <text:p>FE FE 05 A0 05 17 BC 16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(&quot;FE FE 05 A0 &quot;&amp;LEFT(DEC2HEX([.A1305]; 4);2)&amp;&quot; &quot;&amp;RIGHT(DEC2HEX([.A1305]; 4);2)&amp;&quot; &quot;&amp;(RIGHT(DEC2HEX(HEX2DEC(&quot;05&quot;)+HEX2DEC(&quot;A0&quot;)+HEX2DEC(DEC2HEX([.A1305]; 4));4); 2))&amp;&quot; 16&quot;)" office:value-type="string" office:string-value="FE FE 05 A0 05 18 BD 16" calcext:value-type="string">
            <text:p>FE FE 05 A0 05 18 BD 1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(&quot;FE FE 05 A0 &quot;&amp;LEFT(DEC2HEX([.A1306]; 4);2)&amp;&quot; &quot;&amp;RIGHT(DEC2HEX([.A1306]; 4);2)&amp;&quot; &quot;&amp;(RIGHT(DEC2HEX(HEX2DEC(&quot;05&quot;)+HEX2DEC(&quot;A0&quot;)+HEX2DEC(DEC2HEX([.A1306]; 4));4); 2))&amp;&quot; 16&quot;)" office:value-type="string" office:string-value="FE FE 05 A0 05 19 BE 16" calcext:value-type="string">
            <text:p>FE FE 05 A0 05 19 BE 16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(&quot;FE FE 05 A0 &quot;&amp;LEFT(DEC2HEX([.A1307]; 4);2)&amp;&quot; &quot;&amp;RIGHT(DEC2HEX([.A1307]; 4);2)&amp;&quot; &quot;&amp;(RIGHT(DEC2HEX(HEX2DEC(&quot;05&quot;)+HEX2DEC(&quot;A0&quot;)+HEX2DEC(DEC2HEX([.A1307]; 4));4); 2))&amp;&quot; 16&quot;)" office:value-type="string" office:string-value="FE FE 05 A0 05 1A BF 16" calcext:value-type="string">
            <text:p>FE FE 05 A0 05 1A BF 16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(&quot;FE FE 05 A0 &quot;&amp;LEFT(DEC2HEX([.A1308]; 4);2)&amp;&quot; &quot;&amp;RIGHT(DEC2HEX([.A1308]; 4);2)&amp;&quot; &quot;&amp;(RIGHT(DEC2HEX(HEX2DEC(&quot;05&quot;)+HEX2DEC(&quot;A0&quot;)+HEX2DEC(DEC2HEX([.A1308]; 4));4); 2))&amp;&quot; 16&quot;)" office:value-type="string" office:string-value="FE FE 05 A0 05 1B C0 16" calcext:value-type="string">
            <text:p>FE FE 05 A0 05 1B C0 16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(&quot;FE FE 05 A0 &quot;&amp;LEFT(DEC2HEX([.A1309]; 4);2)&amp;&quot; &quot;&amp;RIGHT(DEC2HEX([.A1309]; 4);2)&amp;&quot; &quot;&amp;(RIGHT(DEC2HEX(HEX2DEC(&quot;05&quot;)+HEX2DEC(&quot;A0&quot;)+HEX2DEC(DEC2HEX([.A1309]; 4));4); 2))&amp;&quot; 16&quot;)" office:value-type="string" office:string-value="FE FE 05 A0 05 1C C1 16" calcext:value-type="string">
            <text:p>FE FE 05 A0 05 1C C1 16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(&quot;FE FE 05 A0 &quot;&amp;LEFT(DEC2HEX([.A1310]; 4);2)&amp;&quot; &quot;&amp;RIGHT(DEC2HEX([.A1310]; 4);2)&amp;&quot; &quot;&amp;(RIGHT(DEC2HEX(HEX2DEC(&quot;05&quot;)+HEX2DEC(&quot;A0&quot;)+HEX2DEC(DEC2HEX([.A1310]; 4));4); 2))&amp;&quot; 16&quot;)" office:value-type="string" office:string-value="FE FE 05 A0 05 1D C2 16" calcext:value-type="string">
            <text:p>FE FE 05 A0 05 1D C2 16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(&quot;FE FE 05 A0 &quot;&amp;LEFT(DEC2HEX([.A1311]; 4);2)&amp;&quot; &quot;&amp;RIGHT(DEC2HEX([.A1311]; 4);2)&amp;&quot; &quot;&amp;(RIGHT(DEC2HEX(HEX2DEC(&quot;05&quot;)+HEX2DEC(&quot;A0&quot;)+HEX2DEC(DEC2HEX([.A1311]; 4));4); 2))&amp;&quot; 16&quot;)" office:value-type="string" office:string-value="FE FE 05 A0 05 1E C3 16" calcext:value-type="string">
            <text:p>FE FE 05 A0 05 1E C3 16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(&quot;FE FE 05 A0 &quot;&amp;LEFT(DEC2HEX([.A1312]; 4);2)&amp;&quot; &quot;&amp;RIGHT(DEC2HEX([.A1312]; 4);2)&amp;&quot; &quot;&amp;(RIGHT(DEC2HEX(HEX2DEC(&quot;05&quot;)+HEX2DEC(&quot;A0&quot;)+HEX2DEC(DEC2HEX([.A1312]; 4));4); 2))&amp;&quot; 16&quot;)" office:value-type="string" office:string-value="FE FE 05 A0 05 1F C4 16" calcext:value-type="string">
            <text:p>FE FE 05 A0 05 1F C4 16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(&quot;FE FE 05 A0 &quot;&amp;LEFT(DEC2HEX([.A1313]; 4);2)&amp;&quot; &quot;&amp;RIGHT(DEC2HEX([.A1313]; 4);2)&amp;&quot; &quot;&amp;(RIGHT(DEC2HEX(HEX2DEC(&quot;05&quot;)+HEX2DEC(&quot;A0&quot;)+HEX2DEC(DEC2HEX([.A1313]; 4));4); 2))&amp;&quot; 16&quot;)" office:value-type="string" office:string-value="FE FE 05 A0 05 20 C5 16" calcext:value-type="string">
            <text:p>FE FE 05 A0 05 20 C5 1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(&quot;FE FE 05 A0 &quot;&amp;LEFT(DEC2HEX([.A1314]; 4);2)&amp;&quot; &quot;&amp;RIGHT(DEC2HEX([.A1314]; 4);2)&amp;&quot; &quot;&amp;(RIGHT(DEC2HEX(HEX2DEC(&quot;05&quot;)+HEX2DEC(&quot;A0&quot;)+HEX2DEC(DEC2HEX([.A1314]; 4));4); 2))&amp;&quot; 16&quot;)" office:value-type="string" office:string-value="FE FE 05 A0 05 21 C6 16" calcext:value-type="string">
            <text:p>FE FE 05 A0 05 21 C6 16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(&quot;FE FE 05 A0 &quot;&amp;LEFT(DEC2HEX([.A1315]; 4);2)&amp;&quot; &quot;&amp;RIGHT(DEC2HEX([.A1315]; 4);2)&amp;&quot; &quot;&amp;(RIGHT(DEC2HEX(HEX2DEC(&quot;05&quot;)+HEX2DEC(&quot;A0&quot;)+HEX2DEC(DEC2HEX([.A1315]; 4));4); 2))&amp;&quot; 16&quot;)" office:value-type="string" office:string-value="FE FE 05 A0 05 22 C7 16" calcext:value-type="string">
            <text:p>FE FE 05 A0 05 22 C7 16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(&quot;FE FE 05 A0 &quot;&amp;LEFT(DEC2HEX([.A1316]; 4);2)&amp;&quot; &quot;&amp;RIGHT(DEC2HEX([.A1316]; 4);2)&amp;&quot; &quot;&amp;(RIGHT(DEC2HEX(HEX2DEC(&quot;05&quot;)+HEX2DEC(&quot;A0&quot;)+HEX2DEC(DEC2HEX([.A1316]; 4));4); 2))&amp;&quot; 16&quot;)" office:value-type="string" office:string-value="FE FE 05 A0 05 23 C8 16" calcext:value-type="string">
            <text:p>FE FE 05 A0 05 23 C8 16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(&quot;FE FE 05 A0 &quot;&amp;LEFT(DEC2HEX([.A1317]; 4);2)&amp;&quot; &quot;&amp;RIGHT(DEC2HEX([.A1317]; 4);2)&amp;&quot; &quot;&amp;(RIGHT(DEC2HEX(HEX2DEC(&quot;05&quot;)+HEX2DEC(&quot;A0&quot;)+HEX2DEC(DEC2HEX([.A1317]; 4));4); 2))&amp;&quot; 16&quot;)" office:value-type="string" office:string-value="FE FE 05 A0 05 24 C9 16" calcext:value-type="string">
            <text:p>FE FE 05 A0 05 24 C9 16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(&quot;FE FE 05 A0 &quot;&amp;LEFT(DEC2HEX([.A1318]; 4);2)&amp;&quot; &quot;&amp;RIGHT(DEC2HEX([.A1318]; 4);2)&amp;&quot; &quot;&amp;(RIGHT(DEC2HEX(HEX2DEC(&quot;05&quot;)+HEX2DEC(&quot;A0&quot;)+HEX2DEC(DEC2HEX([.A1318]; 4));4); 2))&amp;&quot; 16&quot;)" office:value-type="string" office:string-value="FE FE 05 A0 05 25 CA 16" calcext:value-type="string">
            <text:p>FE FE 05 A0 05 25 CA 16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(&quot;FE FE 05 A0 &quot;&amp;LEFT(DEC2HEX([.A1319]; 4);2)&amp;&quot; &quot;&amp;RIGHT(DEC2HEX([.A1319]; 4);2)&amp;&quot; &quot;&amp;(RIGHT(DEC2HEX(HEX2DEC(&quot;05&quot;)+HEX2DEC(&quot;A0&quot;)+HEX2DEC(DEC2HEX([.A1319]; 4));4); 2))&amp;&quot; 16&quot;)" office:value-type="string" office:string-value="FE FE 05 A0 05 26 CB 16" calcext:value-type="string">
            <text:p>FE FE 05 A0 05 26 CB 16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(&quot;FE FE 05 A0 &quot;&amp;LEFT(DEC2HEX([.A1320]; 4);2)&amp;&quot; &quot;&amp;RIGHT(DEC2HEX([.A1320]; 4);2)&amp;&quot; &quot;&amp;(RIGHT(DEC2HEX(HEX2DEC(&quot;05&quot;)+HEX2DEC(&quot;A0&quot;)+HEX2DEC(DEC2HEX([.A1320]; 4));4); 2))&amp;&quot; 16&quot;)" office:value-type="string" office:string-value="FE FE 05 A0 05 27 CC 16" calcext:value-type="string">
            <text:p>FE FE 05 A0 05 27 CC 1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(&quot;FE FE 05 A0 &quot;&amp;LEFT(DEC2HEX([.A1321]; 4);2)&amp;&quot; &quot;&amp;RIGHT(DEC2HEX([.A1321]; 4);2)&amp;&quot; &quot;&amp;(RIGHT(DEC2HEX(HEX2DEC(&quot;05&quot;)+HEX2DEC(&quot;A0&quot;)+HEX2DEC(DEC2HEX([.A1321]; 4));4); 2))&amp;&quot; 16&quot;)" office:value-type="string" office:string-value="FE FE 05 A0 05 28 CD 16" calcext:value-type="string">
            <text:p>FE FE 05 A0 05 28 CD 16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(&quot;FE FE 05 A0 &quot;&amp;LEFT(DEC2HEX([.A1322]; 4);2)&amp;&quot; &quot;&amp;RIGHT(DEC2HEX([.A1322]; 4);2)&amp;&quot; &quot;&amp;(RIGHT(DEC2HEX(HEX2DEC(&quot;05&quot;)+HEX2DEC(&quot;A0&quot;)+HEX2DEC(DEC2HEX([.A1322]; 4));4); 2))&amp;&quot; 16&quot;)" office:value-type="string" office:string-value="FE FE 05 A0 05 29 CE 16" calcext:value-type="string">
            <text:p>FE FE 05 A0 05 29 CE 1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(&quot;FE FE 05 A0 &quot;&amp;LEFT(DEC2HEX([.A1323]; 4);2)&amp;&quot; &quot;&amp;RIGHT(DEC2HEX([.A1323]; 4);2)&amp;&quot; &quot;&amp;(RIGHT(DEC2HEX(HEX2DEC(&quot;05&quot;)+HEX2DEC(&quot;A0&quot;)+HEX2DEC(DEC2HEX([.A1323]; 4));4); 2))&amp;&quot; 16&quot;)" office:value-type="string" office:string-value="FE FE 05 A0 05 2A CF 16" calcext:value-type="string">
            <text:p>FE FE 05 A0 05 2A CF 1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(&quot;FE FE 05 A0 &quot;&amp;LEFT(DEC2HEX([.A1324]; 4);2)&amp;&quot; &quot;&amp;RIGHT(DEC2HEX([.A1324]; 4);2)&amp;&quot; &quot;&amp;(RIGHT(DEC2HEX(HEX2DEC(&quot;05&quot;)+HEX2DEC(&quot;A0&quot;)+HEX2DEC(DEC2HEX([.A1324]; 4));4); 2))&amp;&quot; 16&quot;)" office:value-type="string" office:string-value="FE FE 05 A0 05 2B D0 16" calcext:value-type="string">
            <text:p>FE FE 05 A0 05 2B D0 16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(&quot;FE FE 05 A0 &quot;&amp;LEFT(DEC2HEX([.A1325]; 4);2)&amp;&quot; &quot;&amp;RIGHT(DEC2HEX([.A1325]; 4);2)&amp;&quot; &quot;&amp;(RIGHT(DEC2HEX(HEX2DEC(&quot;05&quot;)+HEX2DEC(&quot;A0&quot;)+HEX2DEC(DEC2HEX([.A1325]; 4));4); 2))&amp;&quot; 16&quot;)" office:value-type="string" office:string-value="FE FE 05 A0 05 2C D1 16" calcext:value-type="string">
            <text:p>FE FE 05 A0 05 2C D1 16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(&quot;FE FE 05 A0 &quot;&amp;LEFT(DEC2HEX([.A1326]; 4);2)&amp;&quot; &quot;&amp;RIGHT(DEC2HEX([.A1326]; 4);2)&amp;&quot; &quot;&amp;(RIGHT(DEC2HEX(HEX2DEC(&quot;05&quot;)+HEX2DEC(&quot;A0&quot;)+HEX2DEC(DEC2HEX([.A1326]; 4));4); 2))&amp;&quot; 16&quot;)" office:value-type="string" office:string-value="FE FE 05 A0 05 2D D2 16" calcext:value-type="string">
            <text:p>FE FE 05 A0 05 2D D2 16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(&quot;FE FE 05 A0 &quot;&amp;LEFT(DEC2HEX([.A1327]; 4);2)&amp;&quot; &quot;&amp;RIGHT(DEC2HEX([.A1327]; 4);2)&amp;&quot; &quot;&amp;(RIGHT(DEC2HEX(HEX2DEC(&quot;05&quot;)+HEX2DEC(&quot;A0&quot;)+HEX2DEC(DEC2HEX([.A1327]; 4));4); 2))&amp;&quot; 16&quot;)" office:value-type="string" office:string-value="FE FE 05 A0 05 2E D3 16" calcext:value-type="string">
            <text:p>FE FE 05 A0 05 2E D3 16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(&quot;FE FE 05 A0 &quot;&amp;LEFT(DEC2HEX([.A1328]; 4);2)&amp;&quot; &quot;&amp;RIGHT(DEC2HEX([.A1328]; 4);2)&amp;&quot; &quot;&amp;(RIGHT(DEC2HEX(HEX2DEC(&quot;05&quot;)+HEX2DEC(&quot;A0&quot;)+HEX2DEC(DEC2HEX([.A1328]; 4));4); 2))&amp;&quot; 16&quot;)" office:value-type="string" office:string-value="FE FE 05 A0 05 2F D4 16" calcext:value-type="string">
            <text:p>FE FE 05 A0 05 2F D4 16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(&quot;FE FE 05 A0 &quot;&amp;LEFT(DEC2HEX([.A1329]; 4);2)&amp;&quot; &quot;&amp;RIGHT(DEC2HEX([.A1329]; 4);2)&amp;&quot; &quot;&amp;(RIGHT(DEC2HEX(HEX2DEC(&quot;05&quot;)+HEX2DEC(&quot;A0&quot;)+HEX2DEC(DEC2HEX([.A1329]; 4));4); 2))&amp;&quot; 16&quot;)" office:value-type="string" office:string-value="FE FE 05 A0 05 30 D5 16" calcext:value-type="string">
            <text:p>FE FE 05 A0 05 30 D5 16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(&quot;FE FE 05 A0 &quot;&amp;LEFT(DEC2HEX([.A1330]; 4);2)&amp;&quot; &quot;&amp;RIGHT(DEC2HEX([.A1330]; 4);2)&amp;&quot; &quot;&amp;(RIGHT(DEC2HEX(HEX2DEC(&quot;05&quot;)+HEX2DEC(&quot;A0&quot;)+HEX2DEC(DEC2HEX([.A1330]; 4));4); 2))&amp;&quot; 16&quot;)" office:value-type="string" office:string-value="FE FE 05 A0 05 31 D6 16" calcext:value-type="string">
            <text:p>FE FE 05 A0 05 31 D6 16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(&quot;FE FE 05 A0 &quot;&amp;LEFT(DEC2HEX([.A1331]; 4);2)&amp;&quot; &quot;&amp;RIGHT(DEC2HEX([.A1331]; 4);2)&amp;&quot; &quot;&amp;(RIGHT(DEC2HEX(HEX2DEC(&quot;05&quot;)+HEX2DEC(&quot;A0&quot;)+HEX2DEC(DEC2HEX([.A1331]; 4));4); 2))&amp;&quot; 16&quot;)" office:value-type="string" office:string-value="FE FE 05 A0 05 32 D7 16" calcext:value-type="string">
            <text:p>FE FE 05 A0 05 32 D7 16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(&quot;FE FE 05 A0 &quot;&amp;LEFT(DEC2HEX([.A1332]; 4);2)&amp;&quot; &quot;&amp;RIGHT(DEC2HEX([.A1332]; 4);2)&amp;&quot; &quot;&amp;(RIGHT(DEC2HEX(HEX2DEC(&quot;05&quot;)+HEX2DEC(&quot;A0&quot;)+HEX2DEC(DEC2HEX([.A1332]; 4));4); 2))&amp;&quot; 16&quot;)" office:value-type="string" office:string-value="FE FE 05 A0 05 33 D8 16" calcext:value-type="string">
            <text:p>FE FE 05 A0 05 33 D8 16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(&quot;FE FE 05 A0 &quot;&amp;LEFT(DEC2HEX([.A1333]; 4);2)&amp;&quot; &quot;&amp;RIGHT(DEC2HEX([.A1333]; 4);2)&amp;&quot; &quot;&amp;(RIGHT(DEC2HEX(HEX2DEC(&quot;05&quot;)+HEX2DEC(&quot;A0&quot;)+HEX2DEC(DEC2HEX([.A1333]; 4));4); 2))&amp;&quot; 16&quot;)" office:value-type="string" office:string-value="FE FE 05 A0 05 34 D9 16" calcext:value-type="string">
            <text:p>FE FE 05 A0 05 34 D9 16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(&quot;FE FE 05 A0 &quot;&amp;LEFT(DEC2HEX([.A1334]; 4);2)&amp;&quot; &quot;&amp;RIGHT(DEC2HEX([.A1334]; 4);2)&amp;&quot; &quot;&amp;(RIGHT(DEC2HEX(HEX2DEC(&quot;05&quot;)+HEX2DEC(&quot;A0&quot;)+HEX2DEC(DEC2HEX([.A1334]; 4));4); 2))&amp;&quot; 16&quot;)" office:value-type="string" office:string-value="FE FE 05 A0 05 35 DA 16" calcext:value-type="string">
            <text:p>FE FE 05 A0 05 35 DA 16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(&quot;FE FE 05 A0 &quot;&amp;LEFT(DEC2HEX([.A1335]; 4);2)&amp;&quot; &quot;&amp;RIGHT(DEC2HEX([.A1335]; 4);2)&amp;&quot; &quot;&amp;(RIGHT(DEC2HEX(HEX2DEC(&quot;05&quot;)+HEX2DEC(&quot;A0&quot;)+HEX2DEC(DEC2HEX([.A1335]; 4));4); 2))&amp;&quot; 16&quot;)" office:value-type="string" office:string-value="FE FE 05 A0 05 36 DB 16" calcext:value-type="string">
            <text:p>FE FE 05 A0 05 36 DB 16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(&quot;FE FE 05 A0 &quot;&amp;LEFT(DEC2HEX([.A1336]; 4);2)&amp;&quot; &quot;&amp;RIGHT(DEC2HEX([.A1336]; 4);2)&amp;&quot; &quot;&amp;(RIGHT(DEC2HEX(HEX2DEC(&quot;05&quot;)+HEX2DEC(&quot;A0&quot;)+HEX2DEC(DEC2HEX([.A1336]; 4));4); 2))&amp;&quot; 16&quot;)" office:value-type="string" office:string-value="FE FE 05 A0 05 37 DC 16" calcext:value-type="string">
            <text:p>FE FE 05 A0 05 37 DC 16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&quot;FE FE 05 A0 &quot;&amp;LEFT(DEC2HEX([.A1337]; 4);2)&amp;&quot; &quot;&amp;RIGHT(DEC2HEX([.A1337]; 4);2)&amp;&quot; &quot;&amp;(RIGHT(DEC2HEX(HEX2DEC(&quot;05&quot;)+HEX2DEC(&quot;A0&quot;)+HEX2DEC(DEC2HEX([.A1337]; 4));4); 2))&amp;&quot; 16&quot;)" office:value-type="string" office:string-value="FE FE 05 A0 05 38 DD 16" calcext:value-type="string">
            <text:p>FE FE 05 A0 05 38 DD 16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(&quot;FE FE 05 A0 &quot;&amp;LEFT(DEC2HEX([.A1338]; 4);2)&amp;&quot; &quot;&amp;RIGHT(DEC2HEX([.A1338]; 4);2)&amp;&quot; &quot;&amp;(RIGHT(DEC2HEX(HEX2DEC(&quot;05&quot;)+HEX2DEC(&quot;A0&quot;)+HEX2DEC(DEC2HEX([.A1338]; 4));4); 2))&amp;&quot; 16&quot;)" office:value-type="string" office:string-value="FE FE 05 A0 05 39 DE 16" calcext:value-type="string">
            <text:p>FE FE 05 A0 05 39 DE 16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(&quot;FE FE 05 A0 &quot;&amp;LEFT(DEC2HEX([.A1339]; 4);2)&amp;&quot; &quot;&amp;RIGHT(DEC2HEX([.A1339]; 4);2)&amp;&quot; &quot;&amp;(RIGHT(DEC2HEX(HEX2DEC(&quot;05&quot;)+HEX2DEC(&quot;A0&quot;)+HEX2DEC(DEC2HEX([.A1339]; 4));4); 2))&amp;&quot; 16&quot;)" office:value-type="string" office:string-value="FE FE 05 A0 05 3A DF 16" calcext:value-type="string">
            <text:p>FE FE 05 A0 05 3A DF 16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(&quot;FE FE 05 A0 &quot;&amp;LEFT(DEC2HEX([.A1340]; 4);2)&amp;&quot; &quot;&amp;RIGHT(DEC2HEX([.A1340]; 4);2)&amp;&quot; &quot;&amp;(RIGHT(DEC2HEX(HEX2DEC(&quot;05&quot;)+HEX2DEC(&quot;A0&quot;)+HEX2DEC(DEC2HEX([.A1340]; 4));4); 2))&amp;&quot; 16&quot;)" office:value-type="string" office:string-value="FE FE 05 A0 05 3B E0 16" calcext:value-type="string">
            <text:p>FE FE 05 A0 05 3B E0 1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(&quot;FE FE 05 A0 &quot;&amp;LEFT(DEC2HEX([.A1341]; 4);2)&amp;&quot; &quot;&amp;RIGHT(DEC2HEX([.A1341]; 4);2)&amp;&quot; &quot;&amp;(RIGHT(DEC2HEX(HEX2DEC(&quot;05&quot;)+HEX2DEC(&quot;A0&quot;)+HEX2DEC(DEC2HEX([.A1341]; 4));4); 2))&amp;&quot; 16&quot;)" office:value-type="string" office:string-value="FE FE 05 A0 05 3C E1 16" calcext:value-type="string">
            <text:p>FE FE 05 A0 05 3C E1 16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(&quot;FE FE 05 A0 &quot;&amp;LEFT(DEC2HEX([.A1342]; 4);2)&amp;&quot; &quot;&amp;RIGHT(DEC2HEX([.A1342]; 4);2)&amp;&quot; &quot;&amp;(RIGHT(DEC2HEX(HEX2DEC(&quot;05&quot;)+HEX2DEC(&quot;A0&quot;)+HEX2DEC(DEC2HEX([.A1342]; 4));4); 2))&amp;&quot; 16&quot;)" office:value-type="string" office:string-value="FE FE 05 A0 05 3D E2 16" calcext:value-type="string">
            <text:p>FE FE 05 A0 05 3D E2 16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(&quot;FE FE 05 A0 &quot;&amp;LEFT(DEC2HEX([.A1343]; 4);2)&amp;&quot; &quot;&amp;RIGHT(DEC2HEX([.A1343]; 4);2)&amp;&quot; &quot;&amp;(RIGHT(DEC2HEX(HEX2DEC(&quot;05&quot;)+HEX2DEC(&quot;A0&quot;)+HEX2DEC(DEC2HEX([.A1343]; 4));4); 2))&amp;&quot; 16&quot;)" office:value-type="string" office:string-value="FE FE 05 A0 05 3E E3 16" calcext:value-type="string">
            <text:p>FE FE 05 A0 05 3E E3 16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(&quot;FE FE 05 A0 &quot;&amp;LEFT(DEC2HEX([.A1344]; 4);2)&amp;&quot; &quot;&amp;RIGHT(DEC2HEX([.A1344]; 4);2)&amp;&quot; &quot;&amp;(RIGHT(DEC2HEX(HEX2DEC(&quot;05&quot;)+HEX2DEC(&quot;A0&quot;)+HEX2DEC(DEC2HEX([.A1344]; 4));4); 2))&amp;&quot; 16&quot;)" office:value-type="string" office:string-value="FE FE 05 A0 05 3F E4 16" calcext:value-type="string">
            <text:p>FE FE 05 A0 05 3F E4 16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(&quot;FE FE 05 A0 &quot;&amp;LEFT(DEC2HEX([.A1345]; 4);2)&amp;&quot; &quot;&amp;RIGHT(DEC2HEX([.A1345]; 4);2)&amp;&quot; &quot;&amp;(RIGHT(DEC2HEX(HEX2DEC(&quot;05&quot;)+HEX2DEC(&quot;A0&quot;)+HEX2DEC(DEC2HEX([.A1345]; 4));4); 2))&amp;&quot; 16&quot;)" office:value-type="string" office:string-value="FE FE 05 A0 05 40 E5 16" calcext:value-type="string">
            <text:p>FE FE 05 A0 05 40 E5 16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(&quot;FE FE 05 A0 &quot;&amp;LEFT(DEC2HEX([.A1346]; 4);2)&amp;&quot; &quot;&amp;RIGHT(DEC2HEX([.A1346]; 4);2)&amp;&quot; &quot;&amp;(RIGHT(DEC2HEX(HEX2DEC(&quot;05&quot;)+HEX2DEC(&quot;A0&quot;)+HEX2DEC(DEC2HEX([.A1346]; 4));4); 2))&amp;&quot; 16&quot;)" office:value-type="string" office:string-value="FE FE 05 A0 05 41 E6 16" calcext:value-type="string">
            <text:p>FE FE 05 A0 05 41 E6 16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(&quot;FE FE 05 A0 &quot;&amp;LEFT(DEC2HEX([.A1347]; 4);2)&amp;&quot; &quot;&amp;RIGHT(DEC2HEX([.A1347]; 4);2)&amp;&quot; &quot;&amp;(RIGHT(DEC2HEX(HEX2DEC(&quot;05&quot;)+HEX2DEC(&quot;A0&quot;)+HEX2DEC(DEC2HEX([.A1347]; 4));4); 2))&amp;&quot; 16&quot;)" office:value-type="string" office:string-value="FE FE 05 A0 05 42 E7 16" calcext:value-type="string">
            <text:p>FE FE 05 A0 05 42 E7 1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(&quot;FE FE 05 A0 &quot;&amp;LEFT(DEC2HEX([.A1348]; 4);2)&amp;&quot; &quot;&amp;RIGHT(DEC2HEX([.A1348]; 4);2)&amp;&quot; &quot;&amp;(RIGHT(DEC2HEX(HEX2DEC(&quot;05&quot;)+HEX2DEC(&quot;A0&quot;)+HEX2DEC(DEC2HEX([.A1348]; 4));4); 2))&amp;&quot; 16&quot;)" office:value-type="string" office:string-value="FE FE 05 A0 05 43 E8 16" calcext:value-type="string">
            <text:p>FE FE 05 A0 05 43 E8 16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(&quot;FE FE 05 A0 &quot;&amp;LEFT(DEC2HEX([.A1349]; 4);2)&amp;&quot; &quot;&amp;RIGHT(DEC2HEX([.A1349]; 4);2)&amp;&quot; &quot;&amp;(RIGHT(DEC2HEX(HEX2DEC(&quot;05&quot;)+HEX2DEC(&quot;A0&quot;)+HEX2DEC(DEC2HEX([.A1349]; 4));4); 2))&amp;&quot; 16&quot;)" office:value-type="string" office:string-value="FE FE 05 A0 05 44 E9 16" calcext:value-type="string">
            <text:p>FE FE 05 A0 05 44 E9 16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(&quot;FE FE 05 A0 &quot;&amp;LEFT(DEC2HEX([.A1350]; 4);2)&amp;&quot; &quot;&amp;RIGHT(DEC2HEX([.A1350]; 4);2)&amp;&quot; &quot;&amp;(RIGHT(DEC2HEX(HEX2DEC(&quot;05&quot;)+HEX2DEC(&quot;A0&quot;)+HEX2DEC(DEC2HEX([.A1350]; 4));4); 2))&amp;&quot; 16&quot;)" office:value-type="string" office:string-value="FE FE 05 A0 05 45 EA 16" calcext:value-type="string">
            <text:p>FE FE 05 A0 05 45 EA 16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(&quot;FE FE 05 A0 &quot;&amp;LEFT(DEC2HEX([.A1351]; 4);2)&amp;&quot; &quot;&amp;RIGHT(DEC2HEX([.A1351]; 4);2)&amp;&quot; &quot;&amp;(RIGHT(DEC2HEX(HEX2DEC(&quot;05&quot;)+HEX2DEC(&quot;A0&quot;)+HEX2DEC(DEC2HEX([.A1351]; 4));4); 2))&amp;&quot; 16&quot;)" office:value-type="string" office:string-value="FE FE 05 A0 05 46 EB 16" calcext:value-type="string">
            <text:p>FE FE 05 A0 05 46 EB 16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(&quot;FE FE 05 A0 &quot;&amp;LEFT(DEC2HEX([.A1352]; 4);2)&amp;&quot; &quot;&amp;RIGHT(DEC2HEX([.A1352]; 4);2)&amp;&quot; &quot;&amp;(RIGHT(DEC2HEX(HEX2DEC(&quot;05&quot;)+HEX2DEC(&quot;A0&quot;)+HEX2DEC(DEC2HEX([.A1352]; 4));4); 2))&amp;&quot; 16&quot;)" office:value-type="string" office:string-value="FE FE 05 A0 05 47 EC 16" calcext:value-type="string">
            <text:p>FE FE 05 A0 05 47 EC 16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(&quot;FE FE 05 A0 &quot;&amp;LEFT(DEC2HEX([.A1353]; 4);2)&amp;&quot; &quot;&amp;RIGHT(DEC2HEX([.A1353]; 4);2)&amp;&quot; &quot;&amp;(RIGHT(DEC2HEX(HEX2DEC(&quot;05&quot;)+HEX2DEC(&quot;A0&quot;)+HEX2DEC(DEC2HEX([.A1353]; 4));4); 2))&amp;&quot; 16&quot;)" office:value-type="string" office:string-value="FE FE 05 A0 05 48 ED 16" calcext:value-type="string">
            <text:p>FE FE 05 A0 05 48 ED 16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(&quot;FE FE 05 A0 &quot;&amp;LEFT(DEC2HEX([.A1354]; 4);2)&amp;&quot; &quot;&amp;RIGHT(DEC2HEX([.A1354]; 4);2)&amp;&quot; &quot;&amp;(RIGHT(DEC2HEX(HEX2DEC(&quot;05&quot;)+HEX2DEC(&quot;A0&quot;)+HEX2DEC(DEC2HEX([.A1354]; 4));4); 2))&amp;&quot; 16&quot;)" office:value-type="string" office:string-value="FE FE 05 A0 05 49 EE 16" calcext:value-type="string">
            <text:p>FE FE 05 A0 05 49 EE 16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(&quot;FE FE 05 A0 &quot;&amp;LEFT(DEC2HEX([.A1355]; 4);2)&amp;&quot; &quot;&amp;RIGHT(DEC2HEX([.A1355]; 4);2)&amp;&quot; &quot;&amp;(RIGHT(DEC2HEX(HEX2DEC(&quot;05&quot;)+HEX2DEC(&quot;A0&quot;)+HEX2DEC(DEC2HEX([.A1355]; 4));4); 2))&amp;&quot; 16&quot;)" office:value-type="string" office:string-value="FE FE 05 A0 05 4A EF 16" calcext:value-type="string">
            <text:p>FE FE 05 A0 05 4A EF 1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(&quot;FE FE 05 A0 &quot;&amp;LEFT(DEC2HEX([.A1356]; 4);2)&amp;&quot; &quot;&amp;RIGHT(DEC2HEX([.A1356]; 4);2)&amp;&quot; &quot;&amp;(RIGHT(DEC2HEX(HEX2DEC(&quot;05&quot;)+HEX2DEC(&quot;A0&quot;)+HEX2DEC(DEC2HEX([.A1356]; 4));4); 2))&amp;&quot; 16&quot;)" office:value-type="string" office:string-value="FE FE 05 A0 05 4B F0 16" calcext:value-type="string">
            <text:p>FE FE 05 A0 05 4B F0 16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(&quot;FE FE 05 A0 &quot;&amp;LEFT(DEC2HEX([.A1357]; 4);2)&amp;&quot; &quot;&amp;RIGHT(DEC2HEX([.A1357]; 4);2)&amp;&quot; &quot;&amp;(RIGHT(DEC2HEX(HEX2DEC(&quot;05&quot;)+HEX2DEC(&quot;A0&quot;)+HEX2DEC(DEC2HEX([.A1357]; 4));4); 2))&amp;&quot; 16&quot;)" office:value-type="string" office:string-value="FE FE 05 A0 05 4C F1 16" calcext:value-type="string">
            <text:p>FE FE 05 A0 05 4C F1 16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(&quot;FE FE 05 A0 &quot;&amp;LEFT(DEC2HEX([.A1358]; 4);2)&amp;&quot; &quot;&amp;RIGHT(DEC2HEX([.A1358]; 4);2)&amp;&quot; &quot;&amp;(RIGHT(DEC2HEX(HEX2DEC(&quot;05&quot;)+HEX2DEC(&quot;A0&quot;)+HEX2DEC(DEC2HEX([.A1358]; 4));4); 2))&amp;&quot; 16&quot;)" office:value-type="string" office:string-value="FE FE 05 A0 05 4D F2 16" calcext:value-type="string">
            <text:p>FE FE 05 A0 05 4D F2 16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(&quot;FE FE 05 A0 &quot;&amp;LEFT(DEC2HEX([.A1359]; 4);2)&amp;&quot; &quot;&amp;RIGHT(DEC2HEX([.A1359]; 4);2)&amp;&quot; &quot;&amp;(RIGHT(DEC2HEX(HEX2DEC(&quot;05&quot;)+HEX2DEC(&quot;A0&quot;)+HEX2DEC(DEC2HEX([.A1359]; 4));4); 2))&amp;&quot; 16&quot;)" office:value-type="string" office:string-value="FE FE 05 A0 05 4E F3 16" calcext:value-type="string">
            <text:p>FE FE 05 A0 05 4E F3 16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(&quot;FE FE 05 A0 &quot;&amp;LEFT(DEC2HEX([.A1360]; 4);2)&amp;&quot; &quot;&amp;RIGHT(DEC2HEX([.A1360]; 4);2)&amp;&quot; &quot;&amp;(RIGHT(DEC2HEX(HEX2DEC(&quot;05&quot;)+HEX2DEC(&quot;A0&quot;)+HEX2DEC(DEC2HEX([.A1360]; 4));4); 2))&amp;&quot; 16&quot;)" office:value-type="string" office:string-value="FE FE 05 A0 05 4F F4 16" calcext:value-type="string">
            <text:p>FE FE 05 A0 05 4F F4 16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&quot;FE FE 05 A0 &quot;&amp;LEFT(DEC2HEX([.A1361]; 4);2)&amp;&quot; &quot;&amp;RIGHT(DEC2HEX([.A1361]; 4);2)&amp;&quot; &quot;&amp;(RIGHT(DEC2HEX(HEX2DEC(&quot;05&quot;)+HEX2DEC(&quot;A0&quot;)+HEX2DEC(DEC2HEX([.A1361]; 4));4); 2))&amp;&quot; 16&quot;)" office:value-type="string" office:string-value="FE FE 05 A0 05 50 F5 16" calcext:value-type="string">
            <text:p>FE FE 05 A0 05 50 F5 1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(&quot;FE FE 05 A0 &quot;&amp;LEFT(DEC2HEX([.A1362]; 4);2)&amp;&quot; &quot;&amp;RIGHT(DEC2HEX([.A1362]; 4);2)&amp;&quot; &quot;&amp;(RIGHT(DEC2HEX(HEX2DEC(&quot;05&quot;)+HEX2DEC(&quot;A0&quot;)+HEX2DEC(DEC2HEX([.A1362]; 4));4); 2))&amp;&quot; 16&quot;)" office:value-type="string" office:string-value="FE FE 05 A0 05 51 F6 16" calcext:value-type="string">
            <text:p>FE FE 05 A0 05 51 F6 16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&quot;FE FE 05 A0 &quot;&amp;LEFT(DEC2HEX([.A1363]; 4);2)&amp;&quot; &quot;&amp;RIGHT(DEC2HEX([.A1363]; 4);2)&amp;&quot; &quot;&amp;(RIGHT(DEC2HEX(HEX2DEC(&quot;05&quot;)+HEX2DEC(&quot;A0&quot;)+HEX2DEC(DEC2HEX([.A1363]; 4));4); 2))&amp;&quot; 16&quot;)" office:value-type="string" office:string-value="FE FE 05 A0 05 52 F7 16" calcext:value-type="string">
            <text:p>FE FE 05 A0 05 52 F7 16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(&quot;FE FE 05 A0 &quot;&amp;LEFT(DEC2HEX([.A1364]; 4);2)&amp;&quot; &quot;&amp;RIGHT(DEC2HEX([.A1364]; 4);2)&amp;&quot; &quot;&amp;(RIGHT(DEC2HEX(HEX2DEC(&quot;05&quot;)+HEX2DEC(&quot;A0&quot;)+HEX2DEC(DEC2HEX([.A1364]; 4));4); 2))&amp;&quot; 16&quot;)" office:value-type="string" office:string-value="FE FE 05 A0 05 53 F8 16" calcext:value-type="string">
            <text:p>FE FE 05 A0 05 53 F8 16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(&quot;FE FE 05 A0 &quot;&amp;LEFT(DEC2HEX([.A1365]; 4);2)&amp;&quot; &quot;&amp;RIGHT(DEC2HEX([.A1365]; 4);2)&amp;&quot; &quot;&amp;(RIGHT(DEC2HEX(HEX2DEC(&quot;05&quot;)+HEX2DEC(&quot;A0&quot;)+HEX2DEC(DEC2HEX([.A1365]; 4));4); 2))&amp;&quot; 16&quot;)" office:value-type="string" office:string-value="FE FE 05 A0 05 54 F9 16" calcext:value-type="string">
            <text:p>FE FE 05 A0 05 54 F9 1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(&quot;FE FE 05 A0 &quot;&amp;LEFT(DEC2HEX([.A1366]; 4);2)&amp;&quot; &quot;&amp;RIGHT(DEC2HEX([.A1366]; 4);2)&amp;&quot; &quot;&amp;(RIGHT(DEC2HEX(HEX2DEC(&quot;05&quot;)+HEX2DEC(&quot;A0&quot;)+HEX2DEC(DEC2HEX([.A1366]; 4));4); 2))&amp;&quot; 16&quot;)" office:value-type="string" office:string-value="FE FE 05 A0 05 55 FA 16" calcext:value-type="string">
            <text:p>FE FE 05 A0 05 55 FA 16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&quot;FE FE 05 A0 &quot;&amp;LEFT(DEC2HEX([.A1367]; 4);2)&amp;&quot; &quot;&amp;RIGHT(DEC2HEX([.A1367]; 4);2)&amp;&quot; &quot;&amp;(RIGHT(DEC2HEX(HEX2DEC(&quot;05&quot;)+HEX2DEC(&quot;A0&quot;)+HEX2DEC(DEC2HEX([.A1367]; 4));4); 2))&amp;&quot; 16&quot;)" office:value-type="string" office:string-value="FE FE 05 A0 05 56 FB 16" calcext:value-type="string">
            <text:p>FE FE 05 A0 05 56 FB 16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(&quot;FE FE 05 A0 &quot;&amp;LEFT(DEC2HEX([.A1368]; 4);2)&amp;&quot; &quot;&amp;RIGHT(DEC2HEX([.A1368]; 4);2)&amp;&quot; &quot;&amp;(RIGHT(DEC2HEX(HEX2DEC(&quot;05&quot;)+HEX2DEC(&quot;A0&quot;)+HEX2DEC(DEC2HEX([.A1368]; 4));4); 2))&amp;&quot; 16&quot;)" office:value-type="string" office:string-value="FE FE 05 A0 05 57 FC 16" calcext:value-type="string">
            <text:p>FE FE 05 A0 05 57 FC 16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&quot;FE FE 05 A0 &quot;&amp;LEFT(DEC2HEX([.A1369]; 4);2)&amp;&quot; &quot;&amp;RIGHT(DEC2HEX([.A1369]; 4);2)&amp;&quot; &quot;&amp;(RIGHT(DEC2HEX(HEX2DEC(&quot;05&quot;)+HEX2DEC(&quot;A0&quot;)+HEX2DEC(DEC2HEX([.A1369]; 4));4); 2))&amp;&quot; 16&quot;)" office:value-type="string" office:string-value="FE FE 05 A0 05 58 FD 16" calcext:value-type="string">
            <text:p>FE FE 05 A0 05 58 FD 16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(&quot;FE FE 05 A0 &quot;&amp;LEFT(DEC2HEX([.A1370]; 4);2)&amp;&quot; &quot;&amp;RIGHT(DEC2HEX([.A1370]; 4);2)&amp;&quot; &quot;&amp;(RIGHT(DEC2HEX(HEX2DEC(&quot;05&quot;)+HEX2DEC(&quot;A0&quot;)+HEX2DEC(DEC2HEX([.A1370]; 4));4); 2))&amp;&quot; 16&quot;)" office:value-type="string" office:string-value="FE FE 05 A0 05 59 FE 16" calcext:value-type="string">
            <text:p>FE FE 05 A0 05 59 FE 16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(&quot;FE FE 05 A0 &quot;&amp;LEFT(DEC2HEX([.A1371]; 4);2)&amp;&quot; &quot;&amp;RIGHT(DEC2HEX([.A1371]; 4);2)&amp;&quot; &quot;&amp;(RIGHT(DEC2HEX(HEX2DEC(&quot;05&quot;)+HEX2DEC(&quot;A0&quot;)+HEX2DEC(DEC2HEX([.A1371]; 4));4); 2))&amp;&quot; 16&quot;)" office:value-type="string" office:string-value="FE FE 05 A0 05 5A FF 16" calcext:value-type="string">
            <text:p>FE FE 05 A0 05 5A FF 16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(&quot;FE FE 05 A0 &quot;&amp;LEFT(DEC2HEX([.A1372]; 4);2)&amp;&quot; &quot;&amp;RIGHT(DEC2HEX([.A1372]; 4);2)&amp;&quot; &quot;&amp;(RIGHT(DEC2HEX(HEX2DEC(&quot;05&quot;)+HEX2DEC(&quot;A0&quot;)+HEX2DEC(DEC2HEX([.A1372]; 4));4); 2))&amp;&quot; 16&quot;)" office:value-type="string" office:string-value="FE FE 05 A0 05 5B 00 16" calcext:value-type="string">
            <text:p>FE FE 05 A0 05 5B 00 16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(&quot;FE FE 05 A0 &quot;&amp;LEFT(DEC2HEX([.A1373]; 4);2)&amp;&quot; &quot;&amp;RIGHT(DEC2HEX([.A1373]; 4);2)&amp;&quot; &quot;&amp;(RIGHT(DEC2HEX(HEX2DEC(&quot;05&quot;)+HEX2DEC(&quot;A0&quot;)+HEX2DEC(DEC2HEX([.A1373]; 4));4); 2))&amp;&quot; 16&quot;)" office:value-type="string" office:string-value="FE FE 05 A0 05 5C 01 16" calcext:value-type="string">
            <text:p>FE FE 05 A0 05 5C 01 1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(&quot;FE FE 05 A0 &quot;&amp;LEFT(DEC2HEX([.A1374]; 4);2)&amp;&quot; &quot;&amp;RIGHT(DEC2HEX([.A1374]; 4);2)&amp;&quot; &quot;&amp;(RIGHT(DEC2HEX(HEX2DEC(&quot;05&quot;)+HEX2DEC(&quot;A0&quot;)+HEX2DEC(DEC2HEX([.A1374]; 4));4); 2))&amp;&quot; 16&quot;)" office:value-type="string" office:string-value="FE FE 05 A0 05 5D 02 16" calcext:value-type="string">
            <text:p>FE FE 05 A0 05 5D 02 1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(&quot;FE FE 05 A0 &quot;&amp;LEFT(DEC2HEX([.A1375]; 4);2)&amp;&quot; &quot;&amp;RIGHT(DEC2HEX([.A1375]; 4);2)&amp;&quot; &quot;&amp;(RIGHT(DEC2HEX(HEX2DEC(&quot;05&quot;)+HEX2DEC(&quot;A0&quot;)+HEX2DEC(DEC2HEX([.A1375]; 4));4); 2))&amp;&quot; 16&quot;)" office:value-type="string" office:string-value="FE FE 05 A0 05 5E 03 16" calcext:value-type="string">
            <text:p>FE FE 05 A0 05 5E 03 16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(&quot;FE FE 05 A0 &quot;&amp;LEFT(DEC2HEX([.A1376]; 4);2)&amp;&quot; &quot;&amp;RIGHT(DEC2HEX([.A1376]; 4);2)&amp;&quot; &quot;&amp;(RIGHT(DEC2HEX(HEX2DEC(&quot;05&quot;)+HEX2DEC(&quot;A0&quot;)+HEX2DEC(DEC2HEX([.A1376]; 4));4); 2))&amp;&quot; 16&quot;)" office:value-type="string" office:string-value="FE FE 05 A0 05 5F 04 16" calcext:value-type="string">
            <text:p>FE FE 05 A0 05 5F 04 16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(&quot;FE FE 05 A0 &quot;&amp;LEFT(DEC2HEX([.A1377]; 4);2)&amp;&quot; &quot;&amp;RIGHT(DEC2HEX([.A1377]; 4);2)&amp;&quot; &quot;&amp;(RIGHT(DEC2HEX(HEX2DEC(&quot;05&quot;)+HEX2DEC(&quot;A0&quot;)+HEX2DEC(DEC2HEX([.A1377]; 4));4); 2))&amp;&quot; 16&quot;)" office:value-type="string" office:string-value="FE FE 05 A0 05 60 05 16" calcext:value-type="string">
            <text:p>FE FE 05 A0 05 60 05 1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(&quot;FE FE 05 A0 &quot;&amp;LEFT(DEC2HEX([.A1378]; 4);2)&amp;&quot; &quot;&amp;RIGHT(DEC2HEX([.A1378]; 4);2)&amp;&quot; &quot;&amp;(RIGHT(DEC2HEX(HEX2DEC(&quot;05&quot;)+HEX2DEC(&quot;A0&quot;)+HEX2DEC(DEC2HEX([.A1378]; 4));4); 2))&amp;&quot; 16&quot;)" office:value-type="string" office:string-value="FE FE 05 A0 05 61 06 16" calcext:value-type="string">
            <text:p>FE FE 05 A0 05 61 06 16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(&quot;FE FE 05 A0 &quot;&amp;LEFT(DEC2HEX([.A1379]; 4);2)&amp;&quot; &quot;&amp;RIGHT(DEC2HEX([.A1379]; 4);2)&amp;&quot; &quot;&amp;(RIGHT(DEC2HEX(HEX2DEC(&quot;05&quot;)+HEX2DEC(&quot;A0&quot;)+HEX2DEC(DEC2HEX([.A1379]; 4));4); 2))&amp;&quot; 16&quot;)" office:value-type="string" office:string-value="FE FE 05 A0 05 62 07 16" calcext:value-type="string">
            <text:p>FE FE 05 A0 05 62 07 1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(&quot;FE FE 05 A0 &quot;&amp;LEFT(DEC2HEX([.A1380]; 4);2)&amp;&quot; &quot;&amp;RIGHT(DEC2HEX([.A1380]; 4);2)&amp;&quot; &quot;&amp;(RIGHT(DEC2HEX(HEX2DEC(&quot;05&quot;)+HEX2DEC(&quot;A0&quot;)+HEX2DEC(DEC2HEX([.A1380]; 4));4); 2))&amp;&quot; 16&quot;)" office:value-type="string" office:string-value="FE FE 05 A0 05 63 08 16" calcext:value-type="string">
            <text:p>FE FE 05 A0 05 63 08 1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&quot;FE FE 05 A0 &quot;&amp;LEFT(DEC2HEX([.A1381]; 4);2)&amp;&quot; &quot;&amp;RIGHT(DEC2HEX([.A1381]; 4);2)&amp;&quot; &quot;&amp;(RIGHT(DEC2HEX(HEX2DEC(&quot;05&quot;)+HEX2DEC(&quot;A0&quot;)+HEX2DEC(DEC2HEX([.A1381]; 4));4); 2))&amp;&quot; 16&quot;)" office:value-type="string" office:string-value="FE FE 05 A0 05 64 09 16" calcext:value-type="string">
            <text:p>FE FE 05 A0 05 64 09 16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(&quot;FE FE 05 A0 &quot;&amp;LEFT(DEC2HEX([.A1382]; 4);2)&amp;&quot; &quot;&amp;RIGHT(DEC2HEX([.A1382]; 4);2)&amp;&quot; &quot;&amp;(RIGHT(DEC2HEX(HEX2DEC(&quot;05&quot;)+HEX2DEC(&quot;A0&quot;)+HEX2DEC(DEC2HEX([.A1382]; 4));4); 2))&amp;&quot; 16&quot;)" office:value-type="string" office:string-value="FE FE 05 A0 05 65 0A 16" calcext:value-type="string">
            <text:p>FE FE 05 A0 05 65 0A 16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(&quot;FE FE 05 A0 &quot;&amp;LEFT(DEC2HEX([.A1383]; 4);2)&amp;&quot; &quot;&amp;RIGHT(DEC2HEX([.A1383]; 4);2)&amp;&quot; &quot;&amp;(RIGHT(DEC2HEX(HEX2DEC(&quot;05&quot;)+HEX2DEC(&quot;A0&quot;)+HEX2DEC(DEC2HEX([.A1383]; 4));4); 2))&amp;&quot; 16&quot;)" office:value-type="string" office:string-value="FE FE 05 A0 05 66 0B 16" calcext:value-type="string">
            <text:p>FE FE 05 A0 05 66 0B 16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(&quot;FE FE 05 A0 &quot;&amp;LEFT(DEC2HEX([.A1384]; 4);2)&amp;&quot; &quot;&amp;RIGHT(DEC2HEX([.A1384]; 4);2)&amp;&quot; &quot;&amp;(RIGHT(DEC2HEX(HEX2DEC(&quot;05&quot;)+HEX2DEC(&quot;A0&quot;)+HEX2DEC(DEC2HEX([.A1384]; 4));4); 2))&amp;&quot; 16&quot;)" office:value-type="string" office:string-value="FE FE 05 A0 05 67 0C 16" calcext:value-type="string">
            <text:p>FE FE 05 A0 05 67 0C 16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(&quot;FE FE 05 A0 &quot;&amp;LEFT(DEC2HEX([.A1385]; 4);2)&amp;&quot; &quot;&amp;RIGHT(DEC2HEX([.A1385]; 4);2)&amp;&quot; &quot;&amp;(RIGHT(DEC2HEX(HEX2DEC(&quot;05&quot;)+HEX2DEC(&quot;A0&quot;)+HEX2DEC(DEC2HEX([.A1385]; 4));4); 2))&amp;&quot; 16&quot;)" office:value-type="string" office:string-value="FE FE 05 A0 05 68 0D 16" calcext:value-type="string">
            <text:p>FE FE 05 A0 05 68 0D 16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(&quot;FE FE 05 A0 &quot;&amp;LEFT(DEC2HEX([.A1386]; 4);2)&amp;&quot; &quot;&amp;RIGHT(DEC2HEX([.A1386]; 4);2)&amp;&quot; &quot;&amp;(RIGHT(DEC2HEX(HEX2DEC(&quot;05&quot;)+HEX2DEC(&quot;A0&quot;)+HEX2DEC(DEC2HEX([.A1386]; 4));4); 2))&amp;&quot; 16&quot;)" office:value-type="string" office:string-value="FE FE 05 A0 05 69 0E 16" calcext:value-type="string">
            <text:p>FE FE 05 A0 05 69 0E 16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(&quot;FE FE 05 A0 &quot;&amp;LEFT(DEC2HEX([.A1387]; 4);2)&amp;&quot; &quot;&amp;RIGHT(DEC2HEX([.A1387]; 4);2)&amp;&quot; &quot;&amp;(RIGHT(DEC2HEX(HEX2DEC(&quot;05&quot;)+HEX2DEC(&quot;A0&quot;)+HEX2DEC(DEC2HEX([.A1387]; 4));4); 2))&amp;&quot; 16&quot;)" office:value-type="string" office:string-value="FE FE 05 A0 05 6A 0F 16" calcext:value-type="string">
            <text:p>FE FE 05 A0 05 6A 0F 1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(&quot;FE FE 05 A0 &quot;&amp;LEFT(DEC2HEX([.A1388]; 4);2)&amp;&quot; &quot;&amp;RIGHT(DEC2HEX([.A1388]; 4);2)&amp;&quot; &quot;&amp;(RIGHT(DEC2HEX(HEX2DEC(&quot;05&quot;)+HEX2DEC(&quot;A0&quot;)+HEX2DEC(DEC2HEX([.A1388]; 4));4); 2))&amp;&quot; 16&quot;)" office:value-type="string" office:string-value="FE FE 05 A0 05 6B 10 16" calcext:value-type="string">
            <text:p>FE FE 05 A0 05 6B 10 16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(&quot;FE FE 05 A0 &quot;&amp;LEFT(DEC2HEX([.A1389]; 4);2)&amp;&quot; &quot;&amp;RIGHT(DEC2HEX([.A1389]; 4);2)&amp;&quot; &quot;&amp;(RIGHT(DEC2HEX(HEX2DEC(&quot;05&quot;)+HEX2DEC(&quot;A0&quot;)+HEX2DEC(DEC2HEX([.A1389]; 4));4); 2))&amp;&quot; 16&quot;)" office:value-type="string" office:string-value="FE FE 05 A0 05 6C 11 16" calcext:value-type="string">
            <text:p>FE FE 05 A0 05 6C 11 16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(&quot;FE FE 05 A0 &quot;&amp;LEFT(DEC2HEX([.A1390]; 4);2)&amp;&quot; &quot;&amp;RIGHT(DEC2HEX([.A1390]; 4);2)&amp;&quot; &quot;&amp;(RIGHT(DEC2HEX(HEX2DEC(&quot;05&quot;)+HEX2DEC(&quot;A0&quot;)+HEX2DEC(DEC2HEX([.A1390]; 4));4); 2))&amp;&quot; 16&quot;)" office:value-type="string" office:string-value="FE FE 05 A0 05 6D 12 16" calcext:value-type="string">
            <text:p>FE FE 05 A0 05 6D 12 1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(&quot;FE FE 05 A0 &quot;&amp;LEFT(DEC2HEX([.A1391]; 4);2)&amp;&quot; &quot;&amp;RIGHT(DEC2HEX([.A1391]; 4);2)&amp;&quot; &quot;&amp;(RIGHT(DEC2HEX(HEX2DEC(&quot;05&quot;)+HEX2DEC(&quot;A0&quot;)+HEX2DEC(DEC2HEX([.A1391]; 4));4); 2))&amp;&quot; 16&quot;)" office:value-type="string" office:string-value="FE FE 05 A0 05 6E 13 16" calcext:value-type="string">
            <text:p>FE FE 05 A0 05 6E 13 1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(&quot;FE FE 05 A0 &quot;&amp;LEFT(DEC2HEX([.A1392]; 4);2)&amp;&quot; &quot;&amp;RIGHT(DEC2HEX([.A1392]; 4);2)&amp;&quot; &quot;&amp;(RIGHT(DEC2HEX(HEX2DEC(&quot;05&quot;)+HEX2DEC(&quot;A0&quot;)+HEX2DEC(DEC2HEX([.A1392]; 4));4); 2))&amp;&quot; 16&quot;)" office:value-type="string" office:string-value="FE FE 05 A0 05 6F 14 16" calcext:value-type="string">
            <text:p>FE FE 05 A0 05 6F 14 16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(&quot;FE FE 05 A0 &quot;&amp;LEFT(DEC2HEX([.A1393]; 4);2)&amp;&quot; &quot;&amp;RIGHT(DEC2HEX([.A1393]; 4);2)&amp;&quot; &quot;&amp;(RIGHT(DEC2HEX(HEX2DEC(&quot;05&quot;)+HEX2DEC(&quot;A0&quot;)+HEX2DEC(DEC2HEX([.A1393]; 4));4); 2))&amp;&quot; 16&quot;)" office:value-type="string" office:string-value="FE FE 05 A0 05 70 15 16" calcext:value-type="string">
            <text:p>FE FE 05 A0 05 70 15 16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(&quot;FE FE 05 A0 &quot;&amp;LEFT(DEC2HEX([.A1394]; 4);2)&amp;&quot; &quot;&amp;RIGHT(DEC2HEX([.A1394]; 4);2)&amp;&quot; &quot;&amp;(RIGHT(DEC2HEX(HEX2DEC(&quot;05&quot;)+HEX2DEC(&quot;A0&quot;)+HEX2DEC(DEC2HEX([.A1394]; 4));4); 2))&amp;&quot; 16&quot;)" office:value-type="string" office:string-value="FE FE 05 A0 05 71 16 16" calcext:value-type="string">
            <text:p>FE FE 05 A0 05 71 16 16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(&quot;FE FE 05 A0 &quot;&amp;LEFT(DEC2HEX([.A1395]; 4);2)&amp;&quot; &quot;&amp;RIGHT(DEC2HEX([.A1395]; 4);2)&amp;&quot; &quot;&amp;(RIGHT(DEC2HEX(HEX2DEC(&quot;05&quot;)+HEX2DEC(&quot;A0&quot;)+HEX2DEC(DEC2HEX([.A1395]; 4));4); 2))&amp;&quot; 16&quot;)" office:value-type="string" office:string-value="FE FE 05 A0 05 72 17 16" calcext:value-type="string">
            <text:p>FE FE 05 A0 05 72 17 1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(&quot;FE FE 05 A0 &quot;&amp;LEFT(DEC2HEX([.A1396]; 4);2)&amp;&quot; &quot;&amp;RIGHT(DEC2HEX([.A1396]; 4);2)&amp;&quot; &quot;&amp;(RIGHT(DEC2HEX(HEX2DEC(&quot;05&quot;)+HEX2DEC(&quot;A0&quot;)+HEX2DEC(DEC2HEX([.A1396]; 4));4); 2))&amp;&quot; 16&quot;)" office:value-type="string" office:string-value="FE FE 05 A0 05 73 18 16" calcext:value-type="string">
            <text:p>FE FE 05 A0 05 73 18 16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(&quot;FE FE 05 A0 &quot;&amp;LEFT(DEC2HEX([.A1397]; 4);2)&amp;&quot; &quot;&amp;RIGHT(DEC2HEX([.A1397]; 4);2)&amp;&quot; &quot;&amp;(RIGHT(DEC2HEX(HEX2DEC(&quot;05&quot;)+HEX2DEC(&quot;A0&quot;)+HEX2DEC(DEC2HEX([.A1397]; 4));4); 2))&amp;&quot; 16&quot;)" office:value-type="string" office:string-value="FE FE 05 A0 05 74 19 16" calcext:value-type="string">
            <text:p>FE FE 05 A0 05 74 19 16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(&quot;FE FE 05 A0 &quot;&amp;LEFT(DEC2HEX([.A1398]; 4);2)&amp;&quot; &quot;&amp;RIGHT(DEC2HEX([.A1398]; 4);2)&amp;&quot; &quot;&amp;(RIGHT(DEC2HEX(HEX2DEC(&quot;05&quot;)+HEX2DEC(&quot;A0&quot;)+HEX2DEC(DEC2HEX([.A1398]; 4));4); 2))&amp;&quot; 16&quot;)" office:value-type="string" office:string-value="FE FE 05 A0 05 75 1A 16" calcext:value-type="string">
            <text:p>FE FE 05 A0 05 75 1A 16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(&quot;FE FE 05 A0 &quot;&amp;LEFT(DEC2HEX([.A1399]; 4);2)&amp;&quot; &quot;&amp;RIGHT(DEC2HEX([.A1399]; 4);2)&amp;&quot; &quot;&amp;(RIGHT(DEC2HEX(HEX2DEC(&quot;05&quot;)+HEX2DEC(&quot;A0&quot;)+HEX2DEC(DEC2HEX([.A1399]; 4));4); 2))&amp;&quot; 16&quot;)" office:value-type="string" office:string-value="FE FE 05 A0 05 76 1B 16" calcext:value-type="string">
            <text:p>FE FE 05 A0 05 76 1B 16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(&quot;FE FE 05 A0 &quot;&amp;LEFT(DEC2HEX([.A1400]; 4);2)&amp;&quot; &quot;&amp;RIGHT(DEC2HEX([.A1400]; 4);2)&amp;&quot; &quot;&amp;(RIGHT(DEC2HEX(HEX2DEC(&quot;05&quot;)+HEX2DEC(&quot;A0&quot;)+HEX2DEC(DEC2HEX([.A1400]; 4));4); 2))&amp;&quot; 16&quot;)" office:value-type="string" office:string-value="FE FE 05 A0 05 77 1C 16" calcext:value-type="string">
            <text:p>FE FE 05 A0 05 77 1C 1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&quot;FE FE 05 A0 &quot;&amp;LEFT(DEC2HEX([.A1401]; 4);2)&amp;&quot; &quot;&amp;RIGHT(DEC2HEX([.A1401]; 4);2)&amp;&quot; &quot;&amp;(RIGHT(DEC2HEX(HEX2DEC(&quot;05&quot;)+HEX2DEC(&quot;A0&quot;)+HEX2DEC(DEC2HEX([.A1401]; 4));4); 2))&amp;&quot; 16&quot;)" office:value-type="string" office:string-value="FE FE 05 A0 05 78 1D 16" calcext:value-type="string">
            <text:p>FE FE 05 A0 05 78 1D 16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(&quot;FE FE 05 A0 &quot;&amp;LEFT(DEC2HEX([.A1402]; 4);2)&amp;&quot; &quot;&amp;RIGHT(DEC2HEX([.A1402]; 4);2)&amp;&quot; &quot;&amp;(RIGHT(DEC2HEX(HEX2DEC(&quot;05&quot;)+HEX2DEC(&quot;A0&quot;)+HEX2DEC(DEC2HEX([.A1402]; 4));4); 2))&amp;&quot; 16&quot;)" office:value-type="string" office:string-value="FE FE 05 A0 05 79 1E 16" calcext:value-type="string">
            <text:p>FE FE 05 A0 05 79 1E 16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(&quot;FE FE 05 A0 &quot;&amp;LEFT(DEC2HEX([.A1403]; 4);2)&amp;&quot; &quot;&amp;RIGHT(DEC2HEX([.A1403]; 4);2)&amp;&quot; &quot;&amp;(RIGHT(DEC2HEX(HEX2DEC(&quot;05&quot;)+HEX2DEC(&quot;A0&quot;)+HEX2DEC(DEC2HEX([.A1403]; 4));4); 2))&amp;&quot; 16&quot;)" office:value-type="string" office:string-value="FE FE 05 A0 05 7A 1F 16" calcext:value-type="string">
            <text:p>FE FE 05 A0 05 7A 1F 16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(&quot;FE FE 05 A0 &quot;&amp;LEFT(DEC2HEX([.A1404]; 4);2)&amp;&quot; &quot;&amp;RIGHT(DEC2HEX([.A1404]; 4);2)&amp;&quot; &quot;&amp;(RIGHT(DEC2HEX(HEX2DEC(&quot;05&quot;)+HEX2DEC(&quot;A0&quot;)+HEX2DEC(DEC2HEX([.A1404]; 4));4); 2))&amp;&quot; 16&quot;)" office:value-type="string" office:string-value="FE FE 05 A0 05 7B 20 16" calcext:value-type="string">
            <text:p>FE FE 05 A0 05 7B 20 16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(&quot;FE FE 05 A0 &quot;&amp;LEFT(DEC2HEX([.A1405]; 4);2)&amp;&quot; &quot;&amp;RIGHT(DEC2HEX([.A1405]; 4);2)&amp;&quot; &quot;&amp;(RIGHT(DEC2HEX(HEX2DEC(&quot;05&quot;)+HEX2DEC(&quot;A0&quot;)+HEX2DEC(DEC2HEX([.A1405]; 4));4); 2))&amp;&quot; 16&quot;)" office:value-type="string" office:string-value="FE FE 05 A0 05 7C 21 16" calcext:value-type="string">
            <text:p>FE FE 05 A0 05 7C 21 16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(&quot;FE FE 05 A0 &quot;&amp;LEFT(DEC2HEX([.A1406]; 4);2)&amp;&quot; &quot;&amp;RIGHT(DEC2HEX([.A1406]; 4);2)&amp;&quot; &quot;&amp;(RIGHT(DEC2HEX(HEX2DEC(&quot;05&quot;)+HEX2DEC(&quot;A0&quot;)+HEX2DEC(DEC2HEX([.A1406]; 4));4); 2))&amp;&quot; 16&quot;)" office:value-type="string" office:string-value="FE FE 05 A0 05 7D 22 16" calcext:value-type="string">
            <text:p>FE FE 05 A0 05 7D 22 16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(&quot;FE FE 05 A0 &quot;&amp;LEFT(DEC2HEX([.A1407]; 4);2)&amp;&quot; &quot;&amp;RIGHT(DEC2HEX([.A1407]; 4);2)&amp;&quot; &quot;&amp;(RIGHT(DEC2HEX(HEX2DEC(&quot;05&quot;)+HEX2DEC(&quot;A0&quot;)+HEX2DEC(DEC2HEX([.A1407]; 4));4); 2))&amp;&quot; 16&quot;)" office:value-type="string" office:string-value="FE FE 05 A0 05 7E 23 16" calcext:value-type="string">
            <text:p>FE FE 05 A0 05 7E 23 16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(&quot;FE FE 05 A0 &quot;&amp;LEFT(DEC2HEX([.A1408]; 4);2)&amp;&quot; &quot;&amp;RIGHT(DEC2HEX([.A1408]; 4);2)&amp;&quot; &quot;&amp;(RIGHT(DEC2HEX(HEX2DEC(&quot;05&quot;)+HEX2DEC(&quot;A0&quot;)+HEX2DEC(DEC2HEX([.A1408]; 4));4); 2))&amp;&quot; 16&quot;)" office:value-type="string" office:string-value="FE FE 05 A0 05 7F 24 16" calcext:value-type="string">
            <text:p>FE FE 05 A0 05 7F 24 16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(&quot;FE FE 05 A0 &quot;&amp;LEFT(DEC2HEX([.A1409]; 4);2)&amp;&quot; &quot;&amp;RIGHT(DEC2HEX([.A1409]; 4);2)&amp;&quot; &quot;&amp;(RIGHT(DEC2HEX(HEX2DEC(&quot;05&quot;)+HEX2DEC(&quot;A0&quot;)+HEX2DEC(DEC2HEX([.A1409]; 4));4); 2))&amp;&quot; 16&quot;)" office:value-type="string" office:string-value="FE FE 05 A0 05 80 25 16" calcext:value-type="string">
            <text:p>FE FE 05 A0 05 80 25 1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(&quot;FE FE 05 A0 &quot;&amp;LEFT(DEC2HEX([.A1410]; 4);2)&amp;&quot; &quot;&amp;RIGHT(DEC2HEX([.A1410]; 4);2)&amp;&quot; &quot;&amp;(RIGHT(DEC2HEX(HEX2DEC(&quot;05&quot;)+HEX2DEC(&quot;A0&quot;)+HEX2DEC(DEC2HEX([.A1410]; 4));4); 2))&amp;&quot; 16&quot;)" office:value-type="string" office:string-value="FE FE 05 A0 05 81 26 16" calcext:value-type="string">
            <text:p>FE FE 05 A0 05 81 26 1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(&quot;FE FE 05 A0 &quot;&amp;LEFT(DEC2HEX([.A1411]; 4);2)&amp;&quot; &quot;&amp;RIGHT(DEC2HEX([.A1411]; 4);2)&amp;&quot; &quot;&amp;(RIGHT(DEC2HEX(HEX2DEC(&quot;05&quot;)+HEX2DEC(&quot;A0&quot;)+HEX2DEC(DEC2HEX([.A1411]; 4));4); 2))&amp;&quot; 16&quot;)" office:value-type="string" office:string-value="FE FE 05 A0 05 82 27 16" calcext:value-type="string">
            <text:p>FE FE 05 A0 05 82 27 16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(&quot;FE FE 05 A0 &quot;&amp;LEFT(DEC2HEX([.A1412]; 4);2)&amp;&quot; &quot;&amp;RIGHT(DEC2HEX([.A1412]; 4);2)&amp;&quot; &quot;&amp;(RIGHT(DEC2HEX(HEX2DEC(&quot;05&quot;)+HEX2DEC(&quot;A0&quot;)+HEX2DEC(DEC2HEX([.A1412]; 4));4); 2))&amp;&quot; 16&quot;)" office:value-type="string" office:string-value="FE FE 05 A0 05 83 28 16" calcext:value-type="string">
            <text:p>FE FE 05 A0 05 83 28 16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(&quot;FE FE 05 A0 &quot;&amp;LEFT(DEC2HEX([.A1413]; 4);2)&amp;&quot; &quot;&amp;RIGHT(DEC2HEX([.A1413]; 4);2)&amp;&quot; &quot;&amp;(RIGHT(DEC2HEX(HEX2DEC(&quot;05&quot;)+HEX2DEC(&quot;A0&quot;)+HEX2DEC(DEC2HEX([.A1413]; 4));4); 2))&amp;&quot; 16&quot;)" office:value-type="string" office:string-value="FE FE 05 A0 05 84 29 16" calcext:value-type="string">
            <text:p>FE FE 05 A0 05 84 29 16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(&quot;FE FE 05 A0 &quot;&amp;LEFT(DEC2HEX([.A1414]; 4);2)&amp;&quot; &quot;&amp;RIGHT(DEC2HEX([.A1414]; 4);2)&amp;&quot; &quot;&amp;(RIGHT(DEC2HEX(HEX2DEC(&quot;05&quot;)+HEX2DEC(&quot;A0&quot;)+HEX2DEC(DEC2HEX([.A1414]; 4));4); 2))&amp;&quot; 16&quot;)" office:value-type="string" office:string-value="FE FE 05 A0 05 85 2A 16" calcext:value-type="string">
            <text:p>FE FE 05 A0 05 85 2A 16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(&quot;FE FE 05 A0 &quot;&amp;LEFT(DEC2HEX([.A1415]; 4);2)&amp;&quot; &quot;&amp;RIGHT(DEC2HEX([.A1415]; 4);2)&amp;&quot; &quot;&amp;(RIGHT(DEC2HEX(HEX2DEC(&quot;05&quot;)+HEX2DEC(&quot;A0&quot;)+HEX2DEC(DEC2HEX([.A1415]; 4));4); 2))&amp;&quot; 16&quot;)" office:value-type="string" office:string-value="FE FE 05 A0 05 86 2B 16" calcext:value-type="string">
            <text:p>FE FE 05 A0 05 86 2B 16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(&quot;FE FE 05 A0 &quot;&amp;LEFT(DEC2HEX([.A1416]; 4);2)&amp;&quot; &quot;&amp;RIGHT(DEC2HEX([.A1416]; 4);2)&amp;&quot; &quot;&amp;(RIGHT(DEC2HEX(HEX2DEC(&quot;05&quot;)+HEX2DEC(&quot;A0&quot;)+HEX2DEC(DEC2HEX([.A1416]; 4));4); 2))&amp;&quot; 16&quot;)" office:value-type="string" office:string-value="FE FE 05 A0 05 87 2C 16" calcext:value-type="string">
            <text:p>FE FE 05 A0 05 87 2C 16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(&quot;FE FE 05 A0 &quot;&amp;LEFT(DEC2HEX([.A1417]; 4);2)&amp;&quot; &quot;&amp;RIGHT(DEC2HEX([.A1417]; 4);2)&amp;&quot; &quot;&amp;(RIGHT(DEC2HEX(HEX2DEC(&quot;05&quot;)+HEX2DEC(&quot;A0&quot;)+HEX2DEC(DEC2HEX([.A1417]; 4));4); 2))&amp;&quot; 16&quot;)" office:value-type="string" office:string-value="FE FE 05 A0 05 88 2D 16" calcext:value-type="string">
            <text:p>FE FE 05 A0 05 88 2D 16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(&quot;FE FE 05 A0 &quot;&amp;LEFT(DEC2HEX([.A1418]; 4);2)&amp;&quot; &quot;&amp;RIGHT(DEC2HEX([.A1418]; 4);2)&amp;&quot; &quot;&amp;(RIGHT(DEC2HEX(HEX2DEC(&quot;05&quot;)+HEX2DEC(&quot;A0&quot;)+HEX2DEC(DEC2HEX([.A1418]; 4));4); 2))&amp;&quot; 16&quot;)" office:value-type="string" office:string-value="FE FE 05 A0 05 89 2E 16" calcext:value-type="string">
            <text:p>FE FE 05 A0 05 89 2E 1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(&quot;FE FE 05 A0 &quot;&amp;LEFT(DEC2HEX([.A1419]; 4);2)&amp;&quot; &quot;&amp;RIGHT(DEC2HEX([.A1419]; 4);2)&amp;&quot; &quot;&amp;(RIGHT(DEC2HEX(HEX2DEC(&quot;05&quot;)+HEX2DEC(&quot;A0&quot;)+HEX2DEC(DEC2HEX([.A1419]; 4));4); 2))&amp;&quot; 16&quot;)" office:value-type="string" office:string-value="FE FE 05 A0 05 8A 2F 16" calcext:value-type="string">
            <text:p>FE FE 05 A0 05 8A 2F 16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(&quot;FE FE 05 A0 &quot;&amp;LEFT(DEC2HEX([.A1420]; 4);2)&amp;&quot; &quot;&amp;RIGHT(DEC2HEX([.A1420]; 4);2)&amp;&quot; &quot;&amp;(RIGHT(DEC2HEX(HEX2DEC(&quot;05&quot;)+HEX2DEC(&quot;A0&quot;)+HEX2DEC(DEC2HEX([.A1420]; 4));4); 2))&amp;&quot; 16&quot;)" office:value-type="string" office:string-value="FE FE 05 A0 05 8B 30 16" calcext:value-type="string">
            <text:p>FE FE 05 A0 05 8B 30 16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(&quot;FE FE 05 A0 &quot;&amp;LEFT(DEC2HEX([.A1421]; 4);2)&amp;&quot; &quot;&amp;RIGHT(DEC2HEX([.A1421]; 4);2)&amp;&quot; &quot;&amp;(RIGHT(DEC2HEX(HEX2DEC(&quot;05&quot;)+HEX2DEC(&quot;A0&quot;)+HEX2DEC(DEC2HEX([.A1421]; 4));4); 2))&amp;&quot; 16&quot;)" office:value-type="string" office:string-value="FE FE 05 A0 05 8C 31 16" calcext:value-type="string">
            <text:p>FE FE 05 A0 05 8C 31 16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(&quot;FE FE 05 A0 &quot;&amp;LEFT(DEC2HEX([.A1422]; 4);2)&amp;&quot; &quot;&amp;RIGHT(DEC2HEX([.A1422]; 4);2)&amp;&quot; &quot;&amp;(RIGHT(DEC2HEX(HEX2DEC(&quot;05&quot;)+HEX2DEC(&quot;A0&quot;)+HEX2DEC(DEC2HEX([.A1422]; 4));4); 2))&amp;&quot; 16&quot;)" office:value-type="string" office:string-value="FE FE 05 A0 05 8D 32 16" calcext:value-type="string">
            <text:p>FE FE 05 A0 05 8D 32 1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(&quot;FE FE 05 A0 &quot;&amp;LEFT(DEC2HEX([.A1423]; 4);2)&amp;&quot; &quot;&amp;RIGHT(DEC2HEX([.A1423]; 4);2)&amp;&quot; &quot;&amp;(RIGHT(DEC2HEX(HEX2DEC(&quot;05&quot;)+HEX2DEC(&quot;A0&quot;)+HEX2DEC(DEC2HEX([.A1423]; 4));4); 2))&amp;&quot; 16&quot;)" office:value-type="string" office:string-value="FE FE 05 A0 05 8E 33 16" calcext:value-type="string">
            <text:p>FE FE 05 A0 05 8E 33 16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(&quot;FE FE 05 A0 &quot;&amp;LEFT(DEC2HEX([.A1424]; 4);2)&amp;&quot; &quot;&amp;RIGHT(DEC2HEX([.A1424]; 4);2)&amp;&quot; &quot;&amp;(RIGHT(DEC2HEX(HEX2DEC(&quot;05&quot;)+HEX2DEC(&quot;A0&quot;)+HEX2DEC(DEC2HEX([.A1424]; 4));4); 2))&amp;&quot; 16&quot;)" office:value-type="string" office:string-value="FE FE 05 A0 05 8F 34 16" calcext:value-type="string">
            <text:p>FE FE 05 A0 05 8F 34 16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(&quot;FE FE 05 A0 &quot;&amp;LEFT(DEC2HEX([.A1425]; 4);2)&amp;&quot; &quot;&amp;RIGHT(DEC2HEX([.A1425]; 4);2)&amp;&quot; &quot;&amp;(RIGHT(DEC2HEX(HEX2DEC(&quot;05&quot;)+HEX2DEC(&quot;A0&quot;)+HEX2DEC(DEC2HEX([.A1425]; 4));4); 2))&amp;&quot; 16&quot;)" office:value-type="string" office:string-value="FE FE 05 A0 05 90 35 16" calcext:value-type="string">
            <text:p>FE FE 05 A0 05 90 35 1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(&quot;FE FE 05 A0 &quot;&amp;LEFT(DEC2HEX([.A1426]; 4);2)&amp;&quot; &quot;&amp;RIGHT(DEC2HEX([.A1426]; 4);2)&amp;&quot; &quot;&amp;(RIGHT(DEC2HEX(HEX2DEC(&quot;05&quot;)+HEX2DEC(&quot;A0&quot;)+HEX2DEC(DEC2HEX([.A1426]; 4));4); 2))&amp;&quot; 16&quot;)" office:value-type="string" office:string-value="FE FE 05 A0 05 91 36 16" calcext:value-type="string">
            <text:p>FE FE 05 A0 05 91 36 16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(&quot;FE FE 05 A0 &quot;&amp;LEFT(DEC2HEX([.A1427]; 4);2)&amp;&quot; &quot;&amp;RIGHT(DEC2HEX([.A1427]; 4);2)&amp;&quot; &quot;&amp;(RIGHT(DEC2HEX(HEX2DEC(&quot;05&quot;)+HEX2DEC(&quot;A0&quot;)+HEX2DEC(DEC2HEX([.A1427]; 4));4); 2))&amp;&quot; 16&quot;)" office:value-type="string" office:string-value="FE FE 05 A0 05 92 37 16" calcext:value-type="string">
            <text:p>FE FE 05 A0 05 92 37 16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(&quot;FE FE 05 A0 &quot;&amp;LEFT(DEC2HEX([.A1428]; 4);2)&amp;&quot; &quot;&amp;RIGHT(DEC2HEX([.A1428]; 4);2)&amp;&quot; &quot;&amp;(RIGHT(DEC2HEX(HEX2DEC(&quot;05&quot;)+HEX2DEC(&quot;A0&quot;)+HEX2DEC(DEC2HEX([.A1428]; 4));4); 2))&amp;&quot; 16&quot;)" office:value-type="string" office:string-value="FE FE 05 A0 05 93 38 16" calcext:value-type="string">
            <text:p>FE FE 05 A0 05 93 38 16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(&quot;FE FE 05 A0 &quot;&amp;LEFT(DEC2HEX([.A1429]; 4);2)&amp;&quot; &quot;&amp;RIGHT(DEC2HEX([.A1429]; 4);2)&amp;&quot; &quot;&amp;(RIGHT(DEC2HEX(HEX2DEC(&quot;05&quot;)+HEX2DEC(&quot;A0&quot;)+HEX2DEC(DEC2HEX([.A1429]; 4));4); 2))&amp;&quot; 16&quot;)" office:value-type="string" office:string-value="FE FE 05 A0 05 94 39 16" calcext:value-type="string">
            <text:p>FE FE 05 A0 05 94 39 16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(&quot;FE FE 05 A0 &quot;&amp;LEFT(DEC2HEX([.A1430]; 4);2)&amp;&quot; &quot;&amp;RIGHT(DEC2HEX([.A1430]; 4);2)&amp;&quot; &quot;&amp;(RIGHT(DEC2HEX(HEX2DEC(&quot;05&quot;)+HEX2DEC(&quot;A0&quot;)+HEX2DEC(DEC2HEX([.A1430]; 4));4); 2))&amp;&quot; 16&quot;)" office:value-type="string" office:string-value="FE FE 05 A0 05 95 3A 16" calcext:value-type="string">
            <text:p>FE FE 05 A0 05 95 3A 1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(&quot;FE FE 05 A0 &quot;&amp;LEFT(DEC2HEX([.A1431]; 4);2)&amp;&quot; &quot;&amp;RIGHT(DEC2HEX([.A1431]; 4);2)&amp;&quot; &quot;&amp;(RIGHT(DEC2HEX(HEX2DEC(&quot;05&quot;)+HEX2DEC(&quot;A0&quot;)+HEX2DEC(DEC2HEX([.A1431]; 4));4); 2))&amp;&quot; 16&quot;)" office:value-type="string" office:string-value="FE FE 05 A0 05 96 3B 16" calcext:value-type="string">
            <text:p>FE FE 05 A0 05 96 3B 16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(&quot;FE FE 05 A0 &quot;&amp;LEFT(DEC2HEX([.A1432]; 4);2)&amp;&quot; &quot;&amp;RIGHT(DEC2HEX([.A1432]; 4);2)&amp;&quot; &quot;&amp;(RIGHT(DEC2HEX(HEX2DEC(&quot;05&quot;)+HEX2DEC(&quot;A0&quot;)+HEX2DEC(DEC2HEX([.A1432]; 4));4); 2))&amp;&quot; 16&quot;)" office:value-type="string" office:string-value="FE FE 05 A0 05 97 3C 16" calcext:value-type="string">
            <text:p>FE FE 05 A0 05 97 3C 16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(&quot;FE FE 05 A0 &quot;&amp;LEFT(DEC2HEX([.A1433]; 4);2)&amp;&quot; &quot;&amp;RIGHT(DEC2HEX([.A1433]; 4);2)&amp;&quot; &quot;&amp;(RIGHT(DEC2HEX(HEX2DEC(&quot;05&quot;)+HEX2DEC(&quot;A0&quot;)+HEX2DEC(DEC2HEX([.A1433]; 4));4); 2))&amp;&quot; 16&quot;)" office:value-type="string" office:string-value="FE FE 05 A0 05 98 3D 16" calcext:value-type="string">
            <text:p>FE FE 05 A0 05 98 3D 16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(&quot;FE FE 05 A0 &quot;&amp;LEFT(DEC2HEX([.A1434]; 4);2)&amp;&quot; &quot;&amp;RIGHT(DEC2HEX([.A1434]; 4);2)&amp;&quot; &quot;&amp;(RIGHT(DEC2HEX(HEX2DEC(&quot;05&quot;)+HEX2DEC(&quot;A0&quot;)+HEX2DEC(DEC2HEX([.A1434]; 4));4); 2))&amp;&quot; 16&quot;)" office:value-type="string" office:string-value="FE FE 05 A0 05 99 3E 16" calcext:value-type="string">
            <text:p>FE FE 05 A0 05 99 3E 16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(&quot;FE FE 05 A0 &quot;&amp;LEFT(DEC2HEX([.A1435]; 4);2)&amp;&quot; &quot;&amp;RIGHT(DEC2HEX([.A1435]; 4);2)&amp;&quot; &quot;&amp;(RIGHT(DEC2HEX(HEX2DEC(&quot;05&quot;)+HEX2DEC(&quot;A0&quot;)+HEX2DEC(DEC2HEX([.A1435]; 4));4); 2))&amp;&quot; 16&quot;)" office:value-type="string" office:string-value="FE FE 05 A0 05 9A 3F 16" calcext:value-type="string">
            <text:p>FE FE 05 A0 05 9A 3F 16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(&quot;FE FE 05 A0 &quot;&amp;LEFT(DEC2HEX([.A1436]; 4);2)&amp;&quot; &quot;&amp;RIGHT(DEC2HEX([.A1436]; 4);2)&amp;&quot; &quot;&amp;(RIGHT(DEC2HEX(HEX2DEC(&quot;05&quot;)+HEX2DEC(&quot;A0&quot;)+HEX2DEC(DEC2HEX([.A1436]; 4));4); 2))&amp;&quot; 16&quot;)" office:value-type="string" office:string-value="FE FE 05 A0 05 9B 40 16" calcext:value-type="string">
            <text:p>FE FE 05 A0 05 9B 40 16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(&quot;FE FE 05 A0 &quot;&amp;LEFT(DEC2HEX([.A1437]; 4);2)&amp;&quot; &quot;&amp;RIGHT(DEC2HEX([.A1437]; 4);2)&amp;&quot; &quot;&amp;(RIGHT(DEC2HEX(HEX2DEC(&quot;05&quot;)+HEX2DEC(&quot;A0&quot;)+HEX2DEC(DEC2HEX([.A1437]; 4));4); 2))&amp;&quot; 16&quot;)" office:value-type="string" office:string-value="FE FE 05 A0 05 9C 41 16" calcext:value-type="string">
            <text:p>FE FE 05 A0 05 9C 41 16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(&quot;FE FE 05 A0 &quot;&amp;LEFT(DEC2HEX([.A1438]; 4);2)&amp;&quot; &quot;&amp;RIGHT(DEC2HEX([.A1438]; 4);2)&amp;&quot; &quot;&amp;(RIGHT(DEC2HEX(HEX2DEC(&quot;05&quot;)+HEX2DEC(&quot;A0&quot;)+HEX2DEC(DEC2HEX([.A1438]; 4));4); 2))&amp;&quot; 16&quot;)" office:value-type="string" office:string-value="FE FE 05 A0 05 9D 42 16" calcext:value-type="string">
            <text:p>FE FE 05 A0 05 9D 42 16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(&quot;FE FE 05 A0 &quot;&amp;LEFT(DEC2HEX([.A1439]; 4);2)&amp;&quot; &quot;&amp;RIGHT(DEC2HEX([.A1439]; 4);2)&amp;&quot; &quot;&amp;(RIGHT(DEC2HEX(HEX2DEC(&quot;05&quot;)+HEX2DEC(&quot;A0&quot;)+HEX2DEC(DEC2HEX([.A1439]; 4));4); 2))&amp;&quot; 16&quot;)" office:value-type="string" office:string-value="FE FE 05 A0 05 9E 43 16" calcext:value-type="string">
            <text:p>FE FE 05 A0 05 9E 43 16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(&quot;FE FE 05 A0 &quot;&amp;LEFT(DEC2HEX([.A1440]; 4);2)&amp;&quot; &quot;&amp;RIGHT(DEC2HEX([.A1440]; 4);2)&amp;&quot; &quot;&amp;(RIGHT(DEC2HEX(HEX2DEC(&quot;05&quot;)+HEX2DEC(&quot;A0&quot;)+HEX2DEC(DEC2HEX([.A1440]; 4));4); 2))&amp;&quot; 16&quot;)" office:value-type="string" office:string-value="FE FE 05 A0 05 9F 44 16" calcext:value-type="string">
            <text:p>FE FE 05 A0 05 9F 44 16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&quot;FE FE 05 A0 &quot;&amp;LEFT(DEC2HEX([.A1441]; 4);2)&amp;&quot; &quot;&amp;RIGHT(DEC2HEX([.A1441]; 4);2)&amp;&quot; &quot;&amp;(RIGHT(DEC2HEX(HEX2DEC(&quot;05&quot;)+HEX2DEC(&quot;A0&quot;)+HEX2DEC(DEC2HEX([.A1441]; 4));4); 2))&amp;&quot; 16&quot;)" office:value-type="string" office:string-value="FE FE 05 A0 05 A0 45 16" calcext:value-type="string">
            <text:p>FE FE 05 A0 05 A0 45 16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(&quot;FE FE 05 A0 &quot;&amp;LEFT(DEC2HEX([.A1442]; 4);2)&amp;&quot; &quot;&amp;RIGHT(DEC2HEX([.A1442]; 4);2)&amp;&quot; &quot;&amp;(RIGHT(DEC2HEX(HEX2DEC(&quot;05&quot;)+HEX2DEC(&quot;A0&quot;)+HEX2DEC(DEC2HEX([.A1442]; 4));4); 2))&amp;&quot; 16&quot;)" office:value-type="string" office:string-value="FE FE 05 A0 05 A1 46 16" calcext:value-type="string">
            <text:p>FE FE 05 A0 05 A1 46 16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(&quot;FE FE 05 A0 &quot;&amp;LEFT(DEC2HEX([.A1443]; 4);2)&amp;&quot; &quot;&amp;RIGHT(DEC2HEX([.A1443]; 4);2)&amp;&quot; &quot;&amp;(RIGHT(DEC2HEX(HEX2DEC(&quot;05&quot;)+HEX2DEC(&quot;A0&quot;)+HEX2DEC(DEC2HEX([.A1443]; 4));4); 2))&amp;&quot; 16&quot;)" office:value-type="string" office:string-value="FE FE 05 A0 05 A2 47 16" calcext:value-type="string">
            <text:p>FE FE 05 A0 05 A2 47 16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(&quot;FE FE 05 A0 &quot;&amp;LEFT(DEC2HEX([.A1444]; 4);2)&amp;&quot; &quot;&amp;RIGHT(DEC2HEX([.A1444]; 4);2)&amp;&quot; &quot;&amp;(RIGHT(DEC2HEX(HEX2DEC(&quot;05&quot;)+HEX2DEC(&quot;A0&quot;)+HEX2DEC(DEC2HEX([.A1444]; 4));4); 2))&amp;&quot; 16&quot;)" office:value-type="string" office:string-value="FE FE 05 A0 05 A3 48 16" calcext:value-type="string">
            <text:p>FE FE 05 A0 05 A3 48 16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(&quot;FE FE 05 A0 &quot;&amp;LEFT(DEC2HEX([.A1445]; 4);2)&amp;&quot; &quot;&amp;RIGHT(DEC2HEX([.A1445]; 4);2)&amp;&quot; &quot;&amp;(RIGHT(DEC2HEX(HEX2DEC(&quot;05&quot;)+HEX2DEC(&quot;A0&quot;)+HEX2DEC(DEC2HEX([.A1445]; 4));4); 2))&amp;&quot; 16&quot;)" office:value-type="string" office:string-value="FE FE 05 A0 05 A4 49 16" calcext:value-type="string">
            <text:p>FE FE 05 A0 05 A4 49 16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(&quot;FE FE 05 A0 &quot;&amp;LEFT(DEC2HEX([.A1446]; 4);2)&amp;&quot; &quot;&amp;RIGHT(DEC2HEX([.A1446]; 4);2)&amp;&quot; &quot;&amp;(RIGHT(DEC2HEX(HEX2DEC(&quot;05&quot;)+HEX2DEC(&quot;A0&quot;)+HEX2DEC(DEC2HEX([.A1446]; 4));4); 2))&amp;&quot; 16&quot;)" office:value-type="string" office:string-value="FE FE 05 A0 05 A5 4A 16" calcext:value-type="string">
            <text:p>FE FE 05 A0 05 A5 4A 16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(&quot;FE FE 05 A0 &quot;&amp;LEFT(DEC2HEX([.A1447]; 4);2)&amp;&quot; &quot;&amp;RIGHT(DEC2HEX([.A1447]; 4);2)&amp;&quot; &quot;&amp;(RIGHT(DEC2HEX(HEX2DEC(&quot;05&quot;)+HEX2DEC(&quot;A0&quot;)+HEX2DEC(DEC2HEX([.A1447]; 4));4); 2))&amp;&quot; 16&quot;)" office:value-type="string" office:string-value="FE FE 05 A0 05 A6 4B 16" calcext:value-type="string">
            <text:p>FE FE 05 A0 05 A6 4B 16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(&quot;FE FE 05 A0 &quot;&amp;LEFT(DEC2HEX([.A1448]; 4);2)&amp;&quot; &quot;&amp;RIGHT(DEC2HEX([.A1448]; 4);2)&amp;&quot; &quot;&amp;(RIGHT(DEC2HEX(HEX2DEC(&quot;05&quot;)+HEX2DEC(&quot;A0&quot;)+HEX2DEC(DEC2HEX([.A1448]; 4));4); 2))&amp;&quot; 16&quot;)" office:value-type="string" office:string-value="FE FE 05 A0 05 A7 4C 16" calcext:value-type="string">
            <text:p>FE FE 05 A0 05 A7 4C 16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&quot;FE FE 05 A0 &quot;&amp;LEFT(DEC2HEX([.A1449]; 4);2)&amp;&quot; &quot;&amp;RIGHT(DEC2HEX([.A1449]; 4);2)&amp;&quot; &quot;&amp;(RIGHT(DEC2HEX(HEX2DEC(&quot;05&quot;)+HEX2DEC(&quot;A0&quot;)+HEX2DEC(DEC2HEX([.A1449]; 4));4); 2))&amp;&quot; 16&quot;)" office:value-type="string" office:string-value="FE FE 05 A0 05 A8 4D 16" calcext:value-type="string">
            <text:p>FE FE 05 A0 05 A8 4D 16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(&quot;FE FE 05 A0 &quot;&amp;LEFT(DEC2HEX([.A1450]; 4);2)&amp;&quot; &quot;&amp;RIGHT(DEC2HEX([.A1450]; 4);2)&amp;&quot; &quot;&amp;(RIGHT(DEC2HEX(HEX2DEC(&quot;05&quot;)+HEX2DEC(&quot;A0&quot;)+HEX2DEC(DEC2HEX([.A1450]; 4));4); 2))&amp;&quot; 16&quot;)" office:value-type="string" office:string-value="FE FE 05 A0 05 A9 4E 16" calcext:value-type="string">
            <text:p>FE FE 05 A0 05 A9 4E 1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(&quot;FE FE 05 A0 &quot;&amp;LEFT(DEC2HEX([.A1451]; 4);2)&amp;&quot; &quot;&amp;RIGHT(DEC2HEX([.A1451]; 4);2)&amp;&quot; &quot;&amp;(RIGHT(DEC2HEX(HEX2DEC(&quot;05&quot;)+HEX2DEC(&quot;A0&quot;)+HEX2DEC(DEC2HEX([.A1451]; 4));4); 2))&amp;&quot; 16&quot;)" office:value-type="string" office:string-value="FE FE 05 A0 05 AA 4F 16" calcext:value-type="string">
            <text:p>FE FE 05 A0 05 AA 4F 16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(&quot;FE FE 05 A0 &quot;&amp;LEFT(DEC2HEX([.A1452]; 4);2)&amp;&quot; &quot;&amp;RIGHT(DEC2HEX([.A1452]; 4);2)&amp;&quot; &quot;&amp;(RIGHT(DEC2HEX(HEX2DEC(&quot;05&quot;)+HEX2DEC(&quot;A0&quot;)+HEX2DEC(DEC2HEX([.A1452]; 4));4); 2))&amp;&quot; 16&quot;)" office:value-type="string" office:string-value="FE FE 05 A0 05 AB 50 16" calcext:value-type="string">
            <text:p>FE FE 05 A0 05 AB 50 16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(&quot;FE FE 05 A0 &quot;&amp;LEFT(DEC2HEX([.A1453]; 4);2)&amp;&quot; &quot;&amp;RIGHT(DEC2HEX([.A1453]; 4);2)&amp;&quot; &quot;&amp;(RIGHT(DEC2HEX(HEX2DEC(&quot;05&quot;)+HEX2DEC(&quot;A0&quot;)+HEX2DEC(DEC2HEX([.A1453]; 4));4); 2))&amp;&quot; 16&quot;)" office:value-type="string" office:string-value="FE FE 05 A0 05 AC 51 16" calcext:value-type="string">
            <text:p>FE FE 05 A0 05 AC 51 16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(&quot;FE FE 05 A0 &quot;&amp;LEFT(DEC2HEX([.A1454]; 4);2)&amp;&quot; &quot;&amp;RIGHT(DEC2HEX([.A1454]; 4);2)&amp;&quot; &quot;&amp;(RIGHT(DEC2HEX(HEX2DEC(&quot;05&quot;)+HEX2DEC(&quot;A0&quot;)+HEX2DEC(DEC2HEX([.A1454]; 4));4); 2))&amp;&quot; 16&quot;)" office:value-type="string" office:string-value="FE FE 05 A0 05 AD 52 16" calcext:value-type="string">
            <text:p>FE FE 05 A0 05 AD 52 16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(&quot;FE FE 05 A0 &quot;&amp;LEFT(DEC2HEX([.A1455]; 4);2)&amp;&quot; &quot;&amp;RIGHT(DEC2HEX([.A1455]; 4);2)&amp;&quot; &quot;&amp;(RIGHT(DEC2HEX(HEX2DEC(&quot;05&quot;)+HEX2DEC(&quot;A0&quot;)+HEX2DEC(DEC2HEX([.A1455]; 4));4); 2))&amp;&quot; 16&quot;)" office:value-type="string" office:string-value="FE FE 05 A0 05 AE 53 16" calcext:value-type="string">
            <text:p>FE FE 05 A0 05 AE 53 16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(&quot;FE FE 05 A0 &quot;&amp;LEFT(DEC2HEX([.A1456]; 4);2)&amp;&quot; &quot;&amp;RIGHT(DEC2HEX([.A1456]; 4);2)&amp;&quot; &quot;&amp;(RIGHT(DEC2HEX(HEX2DEC(&quot;05&quot;)+HEX2DEC(&quot;A0&quot;)+HEX2DEC(DEC2HEX([.A1456]; 4));4); 2))&amp;&quot; 16&quot;)" office:value-type="string" office:string-value="FE FE 05 A0 05 AF 54 16" calcext:value-type="string">
            <text:p>FE FE 05 A0 05 AF 54 16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&quot;FE FE 05 A0 &quot;&amp;LEFT(DEC2HEX([.A1457]; 4);2)&amp;&quot; &quot;&amp;RIGHT(DEC2HEX([.A1457]; 4);2)&amp;&quot; &quot;&amp;(RIGHT(DEC2HEX(HEX2DEC(&quot;05&quot;)+HEX2DEC(&quot;A0&quot;)+HEX2DEC(DEC2HEX([.A1457]; 4));4); 2))&amp;&quot; 16&quot;)" office:value-type="string" office:string-value="FE FE 05 A0 05 B0 55 16" calcext:value-type="string">
            <text:p>FE FE 05 A0 05 B0 55 1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(&quot;FE FE 05 A0 &quot;&amp;LEFT(DEC2HEX([.A1458]; 4);2)&amp;&quot; &quot;&amp;RIGHT(DEC2HEX([.A1458]; 4);2)&amp;&quot; &quot;&amp;(RIGHT(DEC2HEX(HEX2DEC(&quot;05&quot;)+HEX2DEC(&quot;A0&quot;)+HEX2DEC(DEC2HEX([.A1458]; 4));4); 2))&amp;&quot; 16&quot;)" office:value-type="string" office:string-value="FE FE 05 A0 05 B1 56 16" calcext:value-type="string">
            <text:p>FE FE 05 A0 05 B1 56 16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(&quot;FE FE 05 A0 &quot;&amp;LEFT(DEC2HEX([.A1459]; 4);2)&amp;&quot; &quot;&amp;RIGHT(DEC2HEX([.A1459]; 4);2)&amp;&quot; &quot;&amp;(RIGHT(DEC2HEX(HEX2DEC(&quot;05&quot;)+HEX2DEC(&quot;A0&quot;)+HEX2DEC(DEC2HEX([.A1459]; 4));4); 2))&amp;&quot; 16&quot;)" office:value-type="string" office:string-value="FE FE 05 A0 05 B2 57 16" calcext:value-type="string">
            <text:p>FE FE 05 A0 05 B2 57 16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(&quot;FE FE 05 A0 &quot;&amp;LEFT(DEC2HEX([.A1460]; 4);2)&amp;&quot; &quot;&amp;RIGHT(DEC2HEX([.A1460]; 4);2)&amp;&quot; &quot;&amp;(RIGHT(DEC2HEX(HEX2DEC(&quot;05&quot;)+HEX2DEC(&quot;A0&quot;)+HEX2DEC(DEC2HEX([.A1460]; 4));4); 2))&amp;&quot; 16&quot;)" office:value-type="string" office:string-value="FE FE 05 A0 05 B3 58 16" calcext:value-type="string">
            <text:p>FE FE 05 A0 05 B3 58 16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&quot;FE FE 05 A0 &quot;&amp;LEFT(DEC2HEX([.A1461]; 4);2)&amp;&quot; &quot;&amp;RIGHT(DEC2HEX([.A1461]; 4);2)&amp;&quot; &quot;&amp;(RIGHT(DEC2HEX(HEX2DEC(&quot;05&quot;)+HEX2DEC(&quot;A0&quot;)+HEX2DEC(DEC2HEX([.A1461]; 4));4); 2))&amp;&quot; 16&quot;)" office:value-type="string" office:string-value="FE FE 05 A0 05 B4 59 16" calcext:value-type="string">
            <text:p>FE FE 05 A0 05 B4 59 16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(&quot;FE FE 05 A0 &quot;&amp;LEFT(DEC2HEX([.A1462]; 4);2)&amp;&quot; &quot;&amp;RIGHT(DEC2HEX([.A1462]; 4);2)&amp;&quot; &quot;&amp;(RIGHT(DEC2HEX(HEX2DEC(&quot;05&quot;)+HEX2DEC(&quot;A0&quot;)+HEX2DEC(DEC2HEX([.A1462]; 4));4); 2))&amp;&quot; 16&quot;)" office:value-type="string" office:string-value="FE FE 05 A0 05 B5 5A 16" calcext:value-type="string">
            <text:p>FE FE 05 A0 05 B5 5A 16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(&quot;FE FE 05 A0 &quot;&amp;LEFT(DEC2HEX([.A1463]; 4);2)&amp;&quot; &quot;&amp;RIGHT(DEC2HEX([.A1463]; 4);2)&amp;&quot; &quot;&amp;(RIGHT(DEC2HEX(HEX2DEC(&quot;05&quot;)+HEX2DEC(&quot;A0&quot;)+HEX2DEC(DEC2HEX([.A1463]; 4));4); 2))&amp;&quot; 16&quot;)" office:value-type="string" office:string-value="FE FE 05 A0 05 B6 5B 16" calcext:value-type="string">
            <text:p>FE FE 05 A0 05 B6 5B 16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(&quot;FE FE 05 A0 &quot;&amp;LEFT(DEC2HEX([.A1464]; 4);2)&amp;&quot; &quot;&amp;RIGHT(DEC2HEX([.A1464]; 4);2)&amp;&quot; &quot;&amp;(RIGHT(DEC2HEX(HEX2DEC(&quot;05&quot;)+HEX2DEC(&quot;A0&quot;)+HEX2DEC(DEC2HEX([.A1464]; 4));4); 2))&amp;&quot; 16&quot;)" office:value-type="string" office:string-value="FE FE 05 A0 05 B7 5C 16" calcext:value-type="string">
            <text:p>FE FE 05 A0 05 B7 5C 1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(&quot;FE FE 05 A0 &quot;&amp;LEFT(DEC2HEX([.A1465]; 4);2)&amp;&quot; &quot;&amp;RIGHT(DEC2HEX([.A1465]; 4);2)&amp;&quot; &quot;&amp;(RIGHT(DEC2HEX(HEX2DEC(&quot;05&quot;)+HEX2DEC(&quot;A0&quot;)+HEX2DEC(DEC2HEX([.A1465]; 4));4); 2))&amp;&quot; 16&quot;)" office:value-type="string" office:string-value="FE FE 05 A0 05 B8 5D 16" calcext:value-type="string">
            <text:p>FE FE 05 A0 05 B8 5D 16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(&quot;FE FE 05 A0 &quot;&amp;LEFT(DEC2HEX([.A1466]; 4);2)&amp;&quot; &quot;&amp;RIGHT(DEC2HEX([.A1466]; 4);2)&amp;&quot; &quot;&amp;(RIGHT(DEC2HEX(HEX2DEC(&quot;05&quot;)+HEX2DEC(&quot;A0&quot;)+HEX2DEC(DEC2HEX([.A1466]; 4));4); 2))&amp;&quot; 16&quot;)" office:value-type="string" office:string-value="FE FE 05 A0 05 B9 5E 16" calcext:value-type="string">
            <text:p>FE FE 05 A0 05 B9 5E 16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(&quot;FE FE 05 A0 &quot;&amp;LEFT(DEC2HEX([.A1467]; 4);2)&amp;&quot; &quot;&amp;RIGHT(DEC2HEX([.A1467]; 4);2)&amp;&quot; &quot;&amp;(RIGHT(DEC2HEX(HEX2DEC(&quot;05&quot;)+HEX2DEC(&quot;A0&quot;)+HEX2DEC(DEC2HEX([.A1467]; 4));4); 2))&amp;&quot; 16&quot;)" office:value-type="string" office:string-value="FE FE 05 A0 05 BA 5F 16" calcext:value-type="string">
            <text:p>FE FE 05 A0 05 BA 5F 16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(&quot;FE FE 05 A0 &quot;&amp;LEFT(DEC2HEX([.A1468]; 4);2)&amp;&quot; &quot;&amp;RIGHT(DEC2HEX([.A1468]; 4);2)&amp;&quot; &quot;&amp;(RIGHT(DEC2HEX(HEX2DEC(&quot;05&quot;)+HEX2DEC(&quot;A0&quot;)+HEX2DEC(DEC2HEX([.A1468]; 4));4); 2))&amp;&quot; 16&quot;)" office:value-type="string" office:string-value="FE FE 05 A0 05 BB 60 16" calcext:value-type="string">
            <text:p>FE FE 05 A0 05 BB 60 16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(&quot;FE FE 05 A0 &quot;&amp;LEFT(DEC2HEX([.A1469]; 4);2)&amp;&quot; &quot;&amp;RIGHT(DEC2HEX([.A1469]; 4);2)&amp;&quot; &quot;&amp;(RIGHT(DEC2HEX(HEX2DEC(&quot;05&quot;)+HEX2DEC(&quot;A0&quot;)+HEX2DEC(DEC2HEX([.A1469]; 4));4); 2))&amp;&quot; 16&quot;)" office:value-type="string" office:string-value="FE FE 05 A0 05 BC 61 16" calcext:value-type="string">
            <text:p>FE FE 05 A0 05 BC 61 16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(&quot;FE FE 05 A0 &quot;&amp;LEFT(DEC2HEX([.A1470]; 4);2)&amp;&quot; &quot;&amp;RIGHT(DEC2HEX([.A1470]; 4);2)&amp;&quot; &quot;&amp;(RIGHT(DEC2HEX(HEX2DEC(&quot;05&quot;)+HEX2DEC(&quot;A0&quot;)+HEX2DEC(DEC2HEX([.A1470]; 4));4); 2))&amp;&quot; 16&quot;)" office:value-type="string" office:string-value="FE FE 05 A0 05 BD 62 16" calcext:value-type="string">
            <text:p>FE FE 05 A0 05 BD 62 16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(&quot;FE FE 05 A0 &quot;&amp;LEFT(DEC2HEX([.A1471]; 4);2)&amp;&quot; &quot;&amp;RIGHT(DEC2HEX([.A1471]; 4);2)&amp;&quot; &quot;&amp;(RIGHT(DEC2HEX(HEX2DEC(&quot;05&quot;)+HEX2DEC(&quot;A0&quot;)+HEX2DEC(DEC2HEX([.A1471]; 4));4); 2))&amp;&quot; 16&quot;)" office:value-type="string" office:string-value="FE FE 05 A0 05 BE 63 16" calcext:value-type="string">
            <text:p>FE FE 05 A0 05 BE 63 16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(&quot;FE FE 05 A0 &quot;&amp;LEFT(DEC2HEX([.A1472]; 4);2)&amp;&quot; &quot;&amp;RIGHT(DEC2HEX([.A1472]; 4);2)&amp;&quot; &quot;&amp;(RIGHT(DEC2HEX(HEX2DEC(&quot;05&quot;)+HEX2DEC(&quot;A0&quot;)+HEX2DEC(DEC2HEX([.A1472]; 4));4); 2))&amp;&quot; 16&quot;)" office:value-type="string" office:string-value="FE FE 05 A0 05 BF 64 16" calcext:value-type="string">
            <text:p>FE FE 05 A0 05 BF 64 16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(&quot;FE FE 05 A0 &quot;&amp;LEFT(DEC2HEX([.A1473]; 4);2)&amp;&quot; &quot;&amp;RIGHT(DEC2HEX([.A1473]; 4);2)&amp;&quot; &quot;&amp;(RIGHT(DEC2HEX(HEX2DEC(&quot;05&quot;)+HEX2DEC(&quot;A0&quot;)+HEX2DEC(DEC2HEX([.A1473]; 4));4); 2))&amp;&quot; 16&quot;)" office:value-type="string" office:string-value="FE FE 05 A0 05 C0 65 16" calcext:value-type="string">
            <text:p>FE FE 05 A0 05 C0 65 16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(&quot;FE FE 05 A0 &quot;&amp;LEFT(DEC2HEX([.A1474]; 4);2)&amp;&quot; &quot;&amp;RIGHT(DEC2HEX([.A1474]; 4);2)&amp;&quot; &quot;&amp;(RIGHT(DEC2HEX(HEX2DEC(&quot;05&quot;)+HEX2DEC(&quot;A0&quot;)+HEX2DEC(DEC2HEX([.A1474]; 4));4); 2))&amp;&quot; 16&quot;)" office:value-type="string" office:string-value="FE FE 05 A0 05 C1 66 16" calcext:value-type="string">
            <text:p>FE FE 05 A0 05 C1 66 16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(&quot;FE FE 05 A0 &quot;&amp;LEFT(DEC2HEX([.A1475]; 4);2)&amp;&quot; &quot;&amp;RIGHT(DEC2HEX([.A1475]; 4);2)&amp;&quot; &quot;&amp;(RIGHT(DEC2HEX(HEX2DEC(&quot;05&quot;)+HEX2DEC(&quot;A0&quot;)+HEX2DEC(DEC2HEX([.A1475]; 4));4); 2))&amp;&quot; 16&quot;)" office:value-type="string" office:string-value="FE FE 05 A0 05 C2 67 16" calcext:value-type="string">
            <text:p>FE FE 05 A0 05 C2 67 1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(&quot;FE FE 05 A0 &quot;&amp;LEFT(DEC2HEX([.A1476]; 4);2)&amp;&quot; &quot;&amp;RIGHT(DEC2HEX([.A1476]; 4);2)&amp;&quot; &quot;&amp;(RIGHT(DEC2HEX(HEX2DEC(&quot;05&quot;)+HEX2DEC(&quot;A0&quot;)+HEX2DEC(DEC2HEX([.A1476]; 4));4); 2))&amp;&quot; 16&quot;)" office:value-type="string" office:string-value="FE FE 05 A0 05 C3 68 16" calcext:value-type="string">
            <text:p>FE FE 05 A0 05 C3 68 16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(&quot;FE FE 05 A0 &quot;&amp;LEFT(DEC2HEX([.A1477]; 4);2)&amp;&quot; &quot;&amp;RIGHT(DEC2HEX([.A1477]; 4);2)&amp;&quot; &quot;&amp;(RIGHT(DEC2HEX(HEX2DEC(&quot;05&quot;)+HEX2DEC(&quot;A0&quot;)+HEX2DEC(DEC2HEX([.A1477]; 4));4); 2))&amp;&quot; 16&quot;)" office:value-type="string" office:string-value="FE FE 05 A0 05 C4 69 16" calcext:value-type="string">
            <text:p>FE FE 05 A0 05 C4 69 16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(&quot;FE FE 05 A0 &quot;&amp;LEFT(DEC2HEX([.A1478]; 4);2)&amp;&quot; &quot;&amp;RIGHT(DEC2HEX([.A1478]; 4);2)&amp;&quot; &quot;&amp;(RIGHT(DEC2HEX(HEX2DEC(&quot;05&quot;)+HEX2DEC(&quot;A0&quot;)+HEX2DEC(DEC2HEX([.A1478]; 4));4); 2))&amp;&quot; 16&quot;)" office:value-type="string" office:string-value="FE FE 05 A0 05 C5 6A 16" calcext:value-type="string">
            <text:p>FE FE 05 A0 05 C5 6A 16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(&quot;FE FE 05 A0 &quot;&amp;LEFT(DEC2HEX([.A1479]; 4);2)&amp;&quot; &quot;&amp;RIGHT(DEC2HEX([.A1479]; 4);2)&amp;&quot; &quot;&amp;(RIGHT(DEC2HEX(HEX2DEC(&quot;05&quot;)+HEX2DEC(&quot;A0&quot;)+HEX2DEC(DEC2HEX([.A1479]; 4));4); 2))&amp;&quot; 16&quot;)" office:value-type="string" office:string-value="FE FE 05 A0 05 C6 6B 16" calcext:value-type="string">
            <text:p>FE FE 05 A0 05 C6 6B 16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(&quot;FE FE 05 A0 &quot;&amp;LEFT(DEC2HEX([.A1480]; 4);2)&amp;&quot; &quot;&amp;RIGHT(DEC2HEX([.A1480]; 4);2)&amp;&quot; &quot;&amp;(RIGHT(DEC2HEX(HEX2DEC(&quot;05&quot;)+HEX2DEC(&quot;A0&quot;)+HEX2DEC(DEC2HEX([.A1480]; 4));4); 2))&amp;&quot; 16&quot;)" office:value-type="string" office:string-value="FE FE 05 A0 05 C7 6C 16" calcext:value-type="string">
            <text:p>FE FE 05 A0 05 C7 6C 16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(&quot;FE FE 05 A0 &quot;&amp;LEFT(DEC2HEX([.A1481]; 4);2)&amp;&quot; &quot;&amp;RIGHT(DEC2HEX([.A1481]; 4);2)&amp;&quot; &quot;&amp;(RIGHT(DEC2HEX(HEX2DEC(&quot;05&quot;)+HEX2DEC(&quot;A0&quot;)+HEX2DEC(DEC2HEX([.A1481]; 4));4); 2))&amp;&quot; 16&quot;)" office:value-type="string" office:string-value="FE FE 05 A0 05 C8 6D 16" calcext:value-type="string">
            <text:p>FE FE 05 A0 05 C8 6D 16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(&quot;FE FE 05 A0 &quot;&amp;LEFT(DEC2HEX([.A1482]; 4);2)&amp;&quot; &quot;&amp;RIGHT(DEC2HEX([.A1482]; 4);2)&amp;&quot; &quot;&amp;(RIGHT(DEC2HEX(HEX2DEC(&quot;05&quot;)+HEX2DEC(&quot;A0&quot;)+HEX2DEC(DEC2HEX([.A1482]; 4));4); 2))&amp;&quot; 16&quot;)" office:value-type="string" office:string-value="FE FE 05 A0 05 C9 6E 16" calcext:value-type="string">
            <text:p>FE FE 05 A0 05 C9 6E 16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(&quot;FE FE 05 A0 &quot;&amp;LEFT(DEC2HEX([.A1483]; 4);2)&amp;&quot; &quot;&amp;RIGHT(DEC2HEX([.A1483]; 4);2)&amp;&quot; &quot;&amp;(RIGHT(DEC2HEX(HEX2DEC(&quot;05&quot;)+HEX2DEC(&quot;A0&quot;)+HEX2DEC(DEC2HEX([.A1483]; 4));4); 2))&amp;&quot; 16&quot;)" office:value-type="string" office:string-value="FE FE 05 A0 05 CA 6F 16" calcext:value-type="string">
            <text:p>FE FE 05 A0 05 CA 6F 16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(&quot;FE FE 05 A0 &quot;&amp;LEFT(DEC2HEX([.A1484]; 4);2)&amp;&quot; &quot;&amp;RIGHT(DEC2HEX([.A1484]; 4);2)&amp;&quot; &quot;&amp;(RIGHT(DEC2HEX(HEX2DEC(&quot;05&quot;)+HEX2DEC(&quot;A0&quot;)+HEX2DEC(DEC2HEX([.A1484]; 4));4); 2))&amp;&quot; 16&quot;)" office:value-type="string" office:string-value="FE FE 05 A0 05 CB 70 16" calcext:value-type="string">
            <text:p>FE FE 05 A0 05 CB 70 16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(&quot;FE FE 05 A0 &quot;&amp;LEFT(DEC2HEX([.A1485]; 4);2)&amp;&quot; &quot;&amp;RIGHT(DEC2HEX([.A1485]; 4);2)&amp;&quot; &quot;&amp;(RIGHT(DEC2HEX(HEX2DEC(&quot;05&quot;)+HEX2DEC(&quot;A0&quot;)+HEX2DEC(DEC2HEX([.A1485]; 4));4); 2))&amp;&quot; 16&quot;)" office:value-type="string" office:string-value="FE FE 05 A0 05 CC 71 16" calcext:value-type="string">
            <text:p>FE FE 05 A0 05 CC 71 1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(&quot;FE FE 05 A0 &quot;&amp;LEFT(DEC2HEX([.A1486]; 4);2)&amp;&quot; &quot;&amp;RIGHT(DEC2HEX([.A1486]; 4);2)&amp;&quot; &quot;&amp;(RIGHT(DEC2HEX(HEX2DEC(&quot;05&quot;)+HEX2DEC(&quot;A0&quot;)+HEX2DEC(DEC2HEX([.A1486]; 4));4); 2))&amp;&quot; 16&quot;)" office:value-type="string" office:string-value="FE FE 05 A0 05 CD 72 16" calcext:value-type="string">
            <text:p>FE FE 05 A0 05 CD 72 1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(&quot;FE FE 05 A0 &quot;&amp;LEFT(DEC2HEX([.A1487]; 4);2)&amp;&quot; &quot;&amp;RIGHT(DEC2HEX([.A1487]; 4);2)&amp;&quot; &quot;&amp;(RIGHT(DEC2HEX(HEX2DEC(&quot;05&quot;)+HEX2DEC(&quot;A0&quot;)+HEX2DEC(DEC2HEX([.A1487]; 4));4); 2))&amp;&quot; 16&quot;)" office:value-type="string" office:string-value="FE FE 05 A0 05 CE 73 16" calcext:value-type="string">
            <text:p>FE FE 05 A0 05 CE 73 16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(&quot;FE FE 05 A0 &quot;&amp;LEFT(DEC2HEX([.A1488]; 4);2)&amp;&quot; &quot;&amp;RIGHT(DEC2HEX([.A1488]; 4);2)&amp;&quot; &quot;&amp;(RIGHT(DEC2HEX(HEX2DEC(&quot;05&quot;)+HEX2DEC(&quot;A0&quot;)+HEX2DEC(DEC2HEX([.A1488]; 4));4); 2))&amp;&quot; 16&quot;)" office:value-type="string" office:string-value="FE FE 05 A0 05 CF 74 16" calcext:value-type="string">
            <text:p>FE FE 05 A0 05 CF 74 1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(&quot;FE FE 05 A0 &quot;&amp;LEFT(DEC2HEX([.A1489]; 4);2)&amp;&quot; &quot;&amp;RIGHT(DEC2HEX([.A1489]; 4);2)&amp;&quot; &quot;&amp;(RIGHT(DEC2HEX(HEX2DEC(&quot;05&quot;)+HEX2DEC(&quot;A0&quot;)+HEX2DEC(DEC2HEX([.A1489]; 4));4); 2))&amp;&quot; 16&quot;)" office:value-type="string" office:string-value="FE FE 05 A0 05 D0 75 16" calcext:value-type="string">
            <text:p>FE FE 05 A0 05 D0 75 16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(&quot;FE FE 05 A0 &quot;&amp;LEFT(DEC2HEX([.A1490]; 4);2)&amp;&quot; &quot;&amp;RIGHT(DEC2HEX([.A1490]; 4);2)&amp;&quot; &quot;&amp;(RIGHT(DEC2HEX(HEX2DEC(&quot;05&quot;)+HEX2DEC(&quot;A0&quot;)+HEX2DEC(DEC2HEX([.A1490]; 4));4); 2))&amp;&quot; 16&quot;)" office:value-type="string" office:string-value="FE FE 05 A0 05 D1 76 16" calcext:value-type="string">
            <text:p>FE FE 05 A0 05 D1 76 16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&quot;FE FE 05 A0 &quot;&amp;LEFT(DEC2HEX([.A1491]; 4);2)&amp;&quot; &quot;&amp;RIGHT(DEC2HEX([.A1491]; 4);2)&amp;&quot; &quot;&amp;(RIGHT(DEC2HEX(HEX2DEC(&quot;05&quot;)+HEX2DEC(&quot;A0&quot;)+HEX2DEC(DEC2HEX([.A1491]; 4));4); 2))&amp;&quot; 16&quot;)" office:value-type="string" office:string-value="FE FE 05 A0 05 D2 77 16" calcext:value-type="string">
            <text:p>FE FE 05 A0 05 D2 77 16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(&quot;FE FE 05 A0 &quot;&amp;LEFT(DEC2HEX([.A1492]; 4);2)&amp;&quot; &quot;&amp;RIGHT(DEC2HEX([.A1492]; 4);2)&amp;&quot; &quot;&amp;(RIGHT(DEC2HEX(HEX2DEC(&quot;05&quot;)+HEX2DEC(&quot;A0&quot;)+HEX2DEC(DEC2HEX([.A1492]; 4));4); 2))&amp;&quot; 16&quot;)" office:value-type="string" office:string-value="FE FE 05 A0 05 D3 78 16" calcext:value-type="string">
            <text:p>FE FE 05 A0 05 D3 78 16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(&quot;FE FE 05 A0 &quot;&amp;LEFT(DEC2HEX([.A1493]; 4);2)&amp;&quot; &quot;&amp;RIGHT(DEC2HEX([.A1493]; 4);2)&amp;&quot; &quot;&amp;(RIGHT(DEC2HEX(HEX2DEC(&quot;05&quot;)+HEX2DEC(&quot;A0&quot;)+HEX2DEC(DEC2HEX([.A1493]; 4));4); 2))&amp;&quot; 16&quot;)" office:value-type="string" office:string-value="FE FE 05 A0 05 D4 79 16" calcext:value-type="string">
            <text:p>FE FE 05 A0 05 D4 79 16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(&quot;FE FE 05 A0 &quot;&amp;LEFT(DEC2HEX([.A1494]; 4);2)&amp;&quot; &quot;&amp;RIGHT(DEC2HEX([.A1494]; 4);2)&amp;&quot; &quot;&amp;(RIGHT(DEC2HEX(HEX2DEC(&quot;05&quot;)+HEX2DEC(&quot;A0&quot;)+HEX2DEC(DEC2HEX([.A1494]; 4));4); 2))&amp;&quot; 16&quot;)" office:value-type="string" office:string-value="FE FE 05 A0 05 D5 7A 16" calcext:value-type="string">
            <text:p>FE FE 05 A0 05 D5 7A 16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(&quot;FE FE 05 A0 &quot;&amp;LEFT(DEC2HEX([.A1495]; 4);2)&amp;&quot; &quot;&amp;RIGHT(DEC2HEX([.A1495]; 4);2)&amp;&quot; &quot;&amp;(RIGHT(DEC2HEX(HEX2DEC(&quot;05&quot;)+HEX2DEC(&quot;A0&quot;)+HEX2DEC(DEC2HEX([.A1495]; 4));4); 2))&amp;&quot; 16&quot;)" office:value-type="string" office:string-value="FE FE 05 A0 05 D6 7B 16" calcext:value-type="string">
            <text:p>FE FE 05 A0 05 D6 7B 16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(&quot;FE FE 05 A0 &quot;&amp;LEFT(DEC2HEX([.A1496]; 4);2)&amp;&quot; &quot;&amp;RIGHT(DEC2HEX([.A1496]; 4);2)&amp;&quot; &quot;&amp;(RIGHT(DEC2HEX(HEX2DEC(&quot;05&quot;)+HEX2DEC(&quot;A0&quot;)+HEX2DEC(DEC2HEX([.A1496]; 4));4); 2))&amp;&quot; 16&quot;)" office:value-type="string" office:string-value="FE FE 05 A0 05 D7 7C 16" calcext:value-type="string">
            <text:p>FE FE 05 A0 05 D7 7C 16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(&quot;FE FE 05 A0 &quot;&amp;LEFT(DEC2HEX([.A1497]; 4);2)&amp;&quot; &quot;&amp;RIGHT(DEC2HEX([.A1497]; 4);2)&amp;&quot; &quot;&amp;(RIGHT(DEC2HEX(HEX2DEC(&quot;05&quot;)+HEX2DEC(&quot;A0&quot;)+HEX2DEC(DEC2HEX([.A1497]; 4));4); 2))&amp;&quot; 16&quot;)" office:value-type="string" office:string-value="FE FE 05 A0 05 D8 7D 16" calcext:value-type="string">
            <text:p>FE FE 05 A0 05 D8 7D 16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(&quot;FE FE 05 A0 &quot;&amp;LEFT(DEC2HEX([.A1498]; 4);2)&amp;&quot; &quot;&amp;RIGHT(DEC2HEX([.A1498]; 4);2)&amp;&quot; &quot;&amp;(RIGHT(DEC2HEX(HEX2DEC(&quot;05&quot;)+HEX2DEC(&quot;A0&quot;)+HEX2DEC(DEC2HEX([.A1498]; 4));4); 2))&amp;&quot; 16&quot;)" office:value-type="string" office:string-value="FE FE 05 A0 05 D9 7E 16" calcext:value-type="string">
            <text:p>FE FE 05 A0 05 D9 7E 16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(&quot;FE FE 05 A0 &quot;&amp;LEFT(DEC2HEX([.A1499]; 4);2)&amp;&quot; &quot;&amp;RIGHT(DEC2HEX([.A1499]; 4);2)&amp;&quot; &quot;&amp;(RIGHT(DEC2HEX(HEX2DEC(&quot;05&quot;)+HEX2DEC(&quot;A0&quot;)+HEX2DEC(DEC2HEX([.A1499]; 4));4); 2))&amp;&quot; 16&quot;)" office:value-type="string" office:string-value="FE FE 05 A0 05 DA 7F 16" calcext:value-type="string">
            <text:p>FE FE 05 A0 05 DA 7F 16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(&quot;FE FE 05 A0 &quot;&amp;LEFT(DEC2HEX([.A1500]; 4);2)&amp;&quot; &quot;&amp;RIGHT(DEC2HEX([.A1500]; 4);2)&amp;&quot; &quot;&amp;(RIGHT(DEC2HEX(HEX2DEC(&quot;05&quot;)+HEX2DEC(&quot;A0&quot;)+HEX2DEC(DEC2HEX([.A1500]; 4));4); 2))&amp;&quot; 16&quot;)" office:value-type="string" office:string-value="FE FE 05 A0 05 DB 80 16" calcext:value-type="string">
            <text:p>FE FE 05 A0 05 DB 80 1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&quot;FE FE 05 A0 &quot;&amp;LEFT(DEC2HEX([.A1501]; 4);2)&amp;&quot; &quot;&amp;RIGHT(DEC2HEX([.A1501]; 4);2)&amp;&quot; &quot;&amp;(RIGHT(DEC2HEX(HEX2DEC(&quot;05&quot;)+HEX2DEC(&quot;A0&quot;)+HEX2DEC(DEC2HEX([.A1501]; 4));4); 2))&amp;&quot; 16&quot;)" office:value-type="string" office:string-value="FE FE 05 A0 05 DC 81 16" calcext:value-type="string">
            <text:p>FE FE 05 A0 05 DC 81 16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(&quot;FE FE 05 A0 &quot;&amp;LEFT(DEC2HEX([.A1502]; 4);2)&amp;&quot; &quot;&amp;RIGHT(DEC2HEX([.A1502]; 4);2)&amp;&quot; &quot;&amp;(RIGHT(DEC2HEX(HEX2DEC(&quot;05&quot;)+HEX2DEC(&quot;A0&quot;)+HEX2DEC(DEC2HEX([.A1502]; 4));4); 2))&amp;&quot; 16&quot;)" office:value-type="string" office:string-value="FE FE 05 A0 05 DD 82 16" calcext:value-type="string">
            <text:p>FE FE 05 A0 05 DD 82 1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(&quot;FE FE 05 A0 &quot;&amp;LEFT(DEC2HEX([.A1503]; 4);2)&amp;&quot; &quot;&amp;RIGHT(DEC2HEX([.A1503]; 4);2)&amp;&quot; &quot;&amp;(RIGHT(DEC2HEX(HEX2DEC(&quot;05&quot;)+HEX2DEC(&quot;A0&quot;)+HEX2DEC(DEC2HEX([.A1503]; 4));4); 2))&amp;&quot; 16&quot;)" office:value-type="string" office:string-value="FE FE 05 A0 05 DE 83 16" calcext:value-type="string">
            <text:p>FE FE 05 A0 05 DE 83 16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(&quot;FE FE 05 A0 &quot;&amp;LEFT(DEC2HEX([.A1504]; 4);2)&amp;&quot; &quot;&amp;RIGHT(DEC2HEX([.A1504]; 4);2)&amp;&quot; &quot;&amp;(RIGHT(DEC2HEX(HEX2DEC(&quot;05&quot;)+HEX2DEC(&quot;A0&quot;)+HEX2DEC(DEC2HEX([.A1504]; 4));4); 2))&amp;&quot; 16&quot;)" office:value-type="string" office:string-value="FE FE 05 A0 05 DF 84 16" calcext:value-type="string">
            <text:p>FE FE 05 A0 05 DF 84 16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(&quot;FE FE 05 A0 &quot;&amp;LEFT(DEC2HEX([.A1505]; 4);2)&amp;&quot; &quot;&amp;RIGHT(DEC2HEX([.A1505]; 4);2)&amp;&quot; &quot;&amp;(RIGHT(DEC2HEX(HEX2DEC(&quot;05&quot;)+HEX2DEC(&quot;A0&quot;)+HEX2DEC(DEC2HEX([.A1505]; 4));4); 2))&amp;&quot; 16&quot;)" office:value-type="string" office:string-value="FE FE 05 A0 05 E0 85 16" calcext:value-type="string">
            <text:p>FE FE 05 A0 05 E0 85 1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(&quot;FE FE 05 A0 &quot;&amp;LEFT(DEC2HEX([.A1506]; 4);2)&amp;&quot; &quot;&amp;RIGHT(DEC2HEX([.A1506]; 4);2)&amp;&quot; &quot;&amp;(RIGHT(DEC2HEX(HEX2DEC(&quot;05&quot;)+HEX2DEC(&quot;A0&quot;)+HEX2DEC(DEC2HEX([.A1506]; 4));4); 2))&amp;&quot; 16&quot;)" office:value-type="string" office:string-value="FE FE 05 A0 05 E1 86 16" calcext:value-type="string">
            <text:p>FE FE 05 A0 05 E1 86 16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(&quot;FE FE 05 A0 &quot;&amp;LEFT(DEC2HEX([.A1507]; 4);2)&amp;&quot; &quot;&amp;RIGHT(DEC2HEX([.A1507]; 4);2)&amp;&quot; &quot;&amp;(RIGHT(DEC2HEX(HEX2DEC(&quot;05&quot;)+HEX2DEC(&quot;A0&quot;)+HEX2DEC(DEC2HEX([.A1507]; 4));4); 2))&amp;&quot; 16&quot;)" office:value-type="string" office:string-value="FE FE 05 A0 05 E2 87 16" calcext:value-type="string">
            <text:p>FE FE 05 A0 05 E2 87 16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(&quot;FE FE 05 A0 &quot;&amp;LEFT(DEC2HEX([.A1508]; 4);2)&amp;&quot; &quot;&amp;RIGHT(DEC2HEX([.A1508]; 4);2)&amp;&quot; &quot;&amp;(RIGHT(DEC2HEX(HEX2DEC(&quot;05&quot;)+HEX2DEC(&quot;A0&quot;)+HEX2DEC(DEC2HEX([.A1508]; 4));4); 2))&amp;&quot; 16&quot;)" office:value-type="string" office:string-value="FE FE 05 A0 05 E3 88 16" calcext:value-type="string">
            <text:p>FE FE 05 A0 05 E3 88 16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(&quot;FE FE 05 A0 &quot;&amp;LEFT(DEC2HEX([.A1509]; 4);2)&amp;&quot; &quot;&amp;RIGHT(DEC2HEX([.A1509]; 4);2)&amp;&quot; &quot;&amp;(RIGHT(DEC2HEX(HEX2DEC(&quot;05&quot;)+HEX2DEC(&quot;A0&quot;)+HEX2DEC(DEC2HEX([.A1509]; 4));4); 2))&amp;&quot; 16&quot;)" office:value-type="string" office:string-value="FE FE 05 A0 05 E4 89 16" calcext:value-type="string">
            <text:p>FE FE 05 A0 05 E4 89 16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(&quot;FE FE 05 A0 &quot;&amp;LEFT(DEC2HEX([.A1510]; 4);2)&amp;&quot; &quot;&amp;RIGHT(DEC2HEX([.A1510]; 4);2)&amp;&quot; &quot;&amp;(RIGHT(DEC2HEX(HEX2DEC(&quot;05&quot;)+HEX2DEC(&quot;A0&quot;)+HEX2DEC(DEC2HEX([.A1510]; 4));4); 2))&amp;&quot; 16&quot;)" office:value-type="string" office:string-value="FE FE 05 A0 05 E5 8A 16" calcext:value-type="string">
            <text:p>FE FE 05 A0 05 E5 8A 1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(&quot;FE FE 05 A0 &quot;&amp;LEFT(DEC2HEX([.A1511]; 4);2)&amp;&quot; &quot;&amp;RIGHT(DEC2HEX([.A1511]; 4);2)&amp;&quot; &quot;&amp;(RIGHT(DEC2HEX(HEX2DEC(&quot;05&quot;)+HEX2DEC(&quot;A0&quot;)+HEX2DEC(DEC2HEX([.A1511]; 4));4); 2))&amp;&quot; 16&quot;)" office:value-type="string" office:string-value="FE FE 05 A0 05 E6 8B 16" calcext:value-type="string">
            <text:p>FE FE 05 A0 05 E6 8B 16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(&quot;FE FE 05 A0 &quot;&amp;LEFT(DEC2HEX([.A1512]; 4);2)&amp;&quot; &quot;&amp;RIGHT(DEC2HEX([.A1512]; 4);2)&amp;&quot; &quot;&amp;(RIGHT(DEC2HEX(HEX2DEC(&quot;05&quot;)+HEX2DEC(&quot;A0&quot;)+HEX2DEC(DEC2HEX([.A1512]; 4));4); 2))&amp;&quot; 16&quot;)" office:value-type="string" office:string-value="FE FE 05 A0 05 E7 8C 16" calcext:value-type="string">
            <text:p>FE FE 05 A0 05 E7 8C 16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(&quot;FE FE 05 A0 &quot;&amp;LEFT(DEC2HEX([.A1513]; 4);2)&amp;&quot; &quot;&amp;RIGHT(DEC2HEX([.A1513]; 4);2)&amp;&quot; &quot;&amp;(RIGHT(DEC2HEX(HEX2DEC(&quot;05&quot;)+HEX2DEC(&quot;A0&quot;)+HEX2DEC(DEC2HEX([.A1513]; 4));4); 2))&amp;&quot; 16&quot;)" office:value-type="string" office:string-value="FE FE 05 A0 05 E8 8D 16" calcext:value-type="string">
            <text:p>FE FE 05 A0 05 E8 8D 16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(&quot;FE FE 05 A0 &quot;&amp;LEFT(DEC2HEX([.A1514]; 4);2)&amp;&quot; &quot;&amp;RIGHT(DEC2HEX([.A1514]; 4);2)&amp;&quot; &quot;&amp;(RIGHT(DEC2HEX(HEX2DEC(&quot;05&quot;)+HEX2DEC(&quot;A0&quot;)+HEX2DEC(DEC2HEX([.A1514]; 4));4); 2))&amp;&quot; 16&quot;)" office:value-type="string" office:string-value="FE FE 05 A0 05 E9 8E 16" calcext:value-type="string">
            <text:p>FE FE 05 A0 05 E9 8E 16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(&quot;FE FE 05 A0 &quot;&amp;LEFT(DEC2HEX([.A1515]; 4);2)&amp;&quot; &quot;&amp;RIGHT(DEC2HEX([.A1515]; 4);2)&amp;&quot; &quot;&amp;(RIGHT(DEC2HEX(HEX2DEC(&quot;05&quot;)+HEX2DEC(&quot;A0&quot;)+HEX2DEC(DEC2HEX([.A1515]; 4));4); 2))&amp;&quot; 16&quot;)" office:value-type="string" office:string-value="FE FE 05 A0 05 EA 8F 16" calcext:value-type="string">
            <text:p>FE FE 05 A0 05 EA 8F 16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(&quot;FE FE 05 A0 &quot;&amp;LEFT(DEC2HEX([.A1516]; 4);2)&amp;&quot; &quot;&amp;RIGHT(DEC2HEX([.A1516]; 4);2)&amp;&quot; &quot;&amp;(RIGHT(DEC2HEX(HEX2DEC(&quot;05&quot;)+HEX2DEC(&quot;A0&quot;)+HEX2DEC(DEC2HEX([.A1516]; 4));4); 2))&amp;&quot; 16&quot;)" office:value-type="string" office:string-value="FE FE 05 A0 05 EB 90 16" calcext:value-type="string">
            <text:p>FE FE 05 A0 05 EB 90 16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(&quot;FE FE 05 A0 &quot;&amp;LEFT(DEC2HEX([.A1517]; 4);2)&amp;&quot; &quot;&amp;RIGHT(DEC2HEX([.A1517]; 4);2)&amp;&quot; &quot;&amp;(RIGHT(DEC2HEX(HEX2DEC(&quot;05&quot;)+HEX2DEC(&quot;A0&quot;)+HEX2DEC(DEC2HEX([.A1517]; 4));4); 2))&amp;&quot; 16&quot;)" office:value-type="string" office:string-value="FE FE 05 A0 05 EC 91 16" calcext:value-type="string">
            <text:p>FE FE 05 A0 05 EC 91 1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(&quot;FE FE 05 A0 &quot;&amp;LEFT(DEC2HEX([.A1518]; 4);2)&amp;&quot; &quot;&amp;RIGHT(DEC2HEX([.A1518]; 4);2)&amp;&quot; &quot;&amp;(RIGHT(DEC2HEX(HEX2DEC(&quot;05&quot;)+HEX2DEC(&quot;A0&quot;)+HEX2DEC(DEC2HEX([.A1518]; 4));4); 2))&amp;&quot; 16&quot;)" office:value-type="string" office:string-value="FE FE 05 A0 05 ED 92 16" calcext:value-type="string">
            <text:p>FE FE 05 A0 05 ED 92 16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(&quot;FE FE 05 A0 &quot;&amp;LEFT(DEC2HEX([.A1519]; 4);2)&amp;&quot; &quot;&amp;RIGHT(DEC2HEX([.A1519]; 4);2)&amp;&quot; &quot;&amp;(RIGHT(DEC2HEX(HEX2DEC(&quot;05&quot;)+HEX2DEC(&quot;A0&quot;)+HEX2DEC(DEC2HEX([.A1519]; 4));4); 2))&amp;&quot; 16&quot;)" office:value-type="string" office:string-value="FE FE 05 A0 05 EE 93 16" calcext:value-type="string">
            <text:p>FE FE 05 A0 05 EE 93 16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(&quot;FE FE 05 A0 &quot;&amp;LEFT(DEC2HEX([.A1520]; 4);2)&amp;&quot; &quot;&amp;RIGHT(DEC2HEX([.A1520]; 4);2)&amp;&quot; &quot;&amp;(RIGHT(DEC2HEX(HEX2DEC(&quot;05&quot;)+HEX2DEC(&quot;A0&quot;)+HEX2DEC(DEC2HEX([.A1520]; 4));4); 2))&amp;&quot; 16&quot;)" office:value-type="string" office:string-value="FE FE 05 A0 05 EF 94 16" calcext:value-type="string">
            <text:p>FE FE 05 A0 05 EF 94 16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&quot;FE FE 05 A0 &quot;&amp;LEFT(DEC2HEX([.A1521]; 4);2)&amp;&quot; &quot;&amp;RIGHT(DEC2HEX([.A1521]; 4);2)&amp;&quot; &quot;&amp;(RIGHT(DEC2HEX(HEX2DEC(&quot;05&quot;)+HEX2DEC(&quot;A0&quot;)+HEX2DEC(DEC2HEX([.A1521]; 4));4); 2))&amp;&quot; 16&quot;)" office:value-type="string" office:string-value="FE FE 05 A0 05 F0 95 16" calcext:value-type="string">
            <text:p>FE FE 05 A0 05 F0 95 16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(&quot;FE FE 05 A0 &quot;&amp;LEFT(DEC2HEX([.A1522]; 4);2)&amp;&quot; &quot;&amp;RIGHT(DEC2HEX([.A1522]; 4);2)&amp;&quot; &quot;&amp;(RIGHT(DEC2HEX(HEX2DEC(&quot;05&quot;)+HEX2DEC(&quot;A0&quot;)+HEX2DEC(DEC2HEX([.A1522]; 4));4); 2))&amp;&quot; 16&quot;)" office:value-type="string" office:string-value="FE FE 05 A0 05 F1 96 16" calcext:value-type="string">
            <text:p>FE FE 05 A0 05 F1 96 16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(&quot;FE FE 05 A0 &quot;&amp;LEFT(DEC2HEX([.A1523]; 4);2)&amp;&quot; &quot;&amp;RIGHT(DEC2HEX([.A1523]; 4);2)&amp;&quot; &quot;&amp;(RIGHT(DEC2HEX(HEX2DEC(&quot;05&quot;)+HEX2DEC(&quot;A0&quot;)+HEX2DEC(DEC2HEX([.A1523]; 4));4); 2))&amp;&quot; 16&quot;)" office:value-type="string" office:string-value="FE FE 05 A0 05 F2 97 16" calcext:value-type="string">
            <text:p>FE FE 05 A0 05 F2 97 16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(&quot;FE FE 05 A0 &quot;&amp;LEFT(DEC2HEX([.A1524]; 4);2)&amp;&quot; &quot;&amp;RIGHT(DEC2HEX([.A1524]; 4);2)&amp;&quot; &quot;&amp;(RIGHT(DEC2HEX(HEX2DEC(&quot;05&quot;)+HEX2DEC(&quot;A0&quot;)+HEX2DEC(DEC2HEX([.A1524]; 4));4); 2))&amp;&quot; 16&quot;)" office:value-type="string" office:string-value="FE FE 05 A0 05 F3 98 16" calcext:value-type="string">
            <text:p>FE FE 05 A0 05 F3 98 16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(&quot;FE FE 05 A0 &quot;&amp;LEFT(DEC2HEX([.A1525]; 4);2)&amp;&quot; &quot;&amp;RIGHT(DEC2HEX([.A1525]; 4);2)&amp;&quot; &quot;&amp;(RIGHT(DEC2HEX(HEX2DEC(&quot;05&quot;)+HEX2DEC(&quot;A0&quot;)+HEX2DEC(DEC2HEX([.A1525]; 4));4); 2))&amp;&quot; 16&quot;)" office:value-type="string" office:string-value="FE FE 05 A0 05 F4 99 16" calcext:value-type="string">
            <text:p>FE FE 05 A0 05 F4 99 16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(&quot;FE FE 05 A0 &quot;&amp;LEFT(DEC2HEX([.A1526]; 4);2)&amp;&quot; &quot;&amp;RIGHT(DEC2HEX([.A1526]; 4);2)&amp;&quot; &quot;&amp;(RIGHT(DEC2HEX(HEX2DEC(&quot;05&quot;)+HEX2DEC(&quot;A0&quot;)+HEX2DEC(DEC2HEX([.A1526]; 4));4); 2))&amp;&quot; 16&quot;)" office:value-type="string" office:string-value="FE FE 05 A0 05 F5 9A 16" calcext:value-type="string">
            <text:p>FE FE 05 A0 05 F5 9A 1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(&quot;FE FE 05 A0 &quot;&amp;LEFT(DEC2HEX([.A1527]; 4);2)&amp;&quot; &quot;&amp;RIGHT(DEC2HEX([.A1527]; 4);2)&amp;&quot; &quot;&amp;(RIGHT(DEC2HEX(HEX2DEC(&quot;05&quot;)+HEX2DEC(&quot;A0&quot;)+HEX2DEC(DEC2HEX([.A1527]; 4));4); 2))&amp;&quot; 16&quot;)" office:value-type="string" office:string-value="FE FE 05 A0 05 F6 9B 16" calcext:value-type="string">
            <text:p>FE FE 05 A0 05 F6 9B 16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(&quot;FE FE 05 A0 &quot;&amp;LEFT(DEC2HEX([.A1528]; 4);2)&amp;&quot; &quot;&amp;RIGHT(DEC2HEX([.A1528]; 4);2)&amp;&quot; &quot;&amp;(RIGHT(DEC2HEX(HEX2DEC(&quot;05&quot;)+HEX2DEC(&quot;A0&quot;)+HEX2DEC(DEC2HEX([.A1528]; 4));4); 2))&amp;&quot; 16&quot;)" office:value-type="string" office:string-value="FE FE 05 A0 05 F7 9C 16" calcext:value-type="string">
            <text:p>FE FE 05 A0 05 F7 9C 16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(&quot;FE FE 05 A0 &quot;&amp;LEFT(DEC2HEX([.A1529]; 4);2)&amp;&quot; &quot;&amp;RIGHT(DEC2HEX([.A1529]; 4);2)&amp;&quot; &quot;&amp;(RIGHT(DEC2HEX(HEX2DEC(&quot;05&quot;)+HEX2DEC(&quot;A0&quot;)+HEX2DEC(DEC2HEX([.A1529]; 4));4); 2))&amp;&quot; 16&quot;)" office:value-type="string" office:string-value="FE FE 05 A0 05 F8 9D 16" calcext:value-type="string">
            <text:p>FE FE 05 A0 05 F8 9D 16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(&quot;FE FE 05 A0 &quot;&amp;LEFT(DEC2HEX([.A1530]; 4);2)&amp;&quot; &quot;&amp;RIGHT(DEC2HEX([.A1530]; 4);2)&amp;&quot; &quot;&amp;(RIGHT(DEC2HEX(HEX2DEC(&quot;05&quot;)+HEX2DEC(&quot;A0&quot;)+HEX2DEC(DEC2HEX([.A1530]; 4));4); 2))&amp;&quot; 16&quot;)" office:value-type="string" office:string-value="FE FE 05 A0 05 F9 9E 16" calcext:value-type="string">
            <text:p>FE FE 05 A0 05 F9 9E 1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&quot;FE FE 05 A0 &quot;&amp;LEFT(DEC2HEX([.A1531]; 4);2)&amp;&quot; &quot;&amp;RIGHT(DEC2HEX([.A1531]; 4);2)&amp;&quot; &quot;&amp;(RIGHT(DEC2HEX(HEX2DEC(&quot;05&quot;)+HEX2DEC(&quot;A0&quot;)+HEX2DEC(DEC2HEX([.A1531]; 4));4); 2))&amp;&quot; 16&quot;)" office:value-type="string" office:string-value="FE FE 05 A0 05 FA 9F 16" calcext:value-type="string">
            <text:p>FE FE 05 A0 05 FA 9F 16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(&quot;FE FE 05 A0 &quot;&amp;LEFT(DEC2HEX([.A1532]; 4);2)&amp;&quot; &quot;&amp;RIGHT(DEC2HEX([.A1532]; 4);2)&amp;&quot; &quot;&amp;(RIGHT(DEC2HEX(HEX2DEC(&quot;05&quot;)+HEX2DEC(&quot;A0&quot;)+HEX2DEC(DEC2HEX([.A1532]; 4));4); 2))&amp;&quot; 16&quot;)" office:value-type="string" office:string-value="FE FE 05 A0 05 FB A0 16" calcext:value-type="string">
            <text:p>FE FE 05 A0 05 FB A0 16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(&quot;FE FE 05 A0 &quot;&amp;LEFT(DEC2HEX([.A1533]; 4);2)&amp;&quot; &quot;&amp;RIGHT(DEC2HEX([.A1533]; 4);2)&amp;&quot; &quot;&amp;(RIGHT(DEC2HEX(HEX2DEC(&quot;05&quot;)+HEX2DEC(&quot;A0&quot;)+HEX2DEC(DEC2HEX([.A1533]; 4));4); 2))&amp;&quot; 16&quot;)" office:value-type="string" office:string-value="FE FE 05 A0 05 FC A1 16" calcext:value-type="string">
            <text:p>FE FE 05 A0 05 FC A1 16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(&quot;FE FE 05 A0 &quot;&amp;LEFT(DEC2HEX([.A1534]; 4);2)&amp;&quot; &quot;&amp;RIGHT(DEC2HEX([.A1534]; 4);2)&amp;&quot; &quot;&amp;(RIGHT(DEC2HEX(HEX2DEC(&quot;05&quot;)+HEX2DEC(&quot;A0&quot;)+HEX2DEC(DEC2HEX([.A1534]; 4));4); 2))&amp;&quot; 16&quot;)" office:value-type="string" office:string-value="FE FE 05 A0 05 FD A2 16" calcext:value-type="string">
            <text:p>FE FE 05 A0 05 FD A2 16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(&quot;FE FE 05 A0 &quot;&amp;LEFT(DEC2HEX([.A1535]; 4);2)&amp;&quot; &quot;&amp;RIGHT(DEC2HEX([.A1535]; 4);2)&amp;&quot; &quot;&amp;(RIGHT(DEC2HEX(HEX2DEC(&quot;05&quot;)+HEX2DEC(&quot;A0&quot;)+HEX2DEC(DEC2HEX([.A1535]; 4));4); 2))&amp;&quot; 16&quot;)" office:value-type="string" office:string-value="FE FE 05 A0 05 FE A3 16" calcext:value-type="string">
            <text:p>FE FE 05 A0 05 FE A3 1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(&quot;FE FE 05 A0 &quot;&amp;LEFT(DEC2HEX([.A1536]; 4);2)&amp;&quot; &quot;&amp;RIGHT(DEC2HEX([.A1536]; 4);2)&amp;&quot; &quot;&amp;(RIGHT(DEC2HEX(HEX2DEC(&quot;05&quot;)+HEX2DEC(&quot;A0&quot;)+HEX2DEC(DEC2HEX([.A1536]; 4));4); 2))&amp;&quot; 16&quot;)" office:value-type="string" office:string-value="FE FE 05 A0 05 FF A4 16" calcext:value-type="string">
            <text:p>FE FE 05 A0 05 FF A4 16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(&quot;FE FE 05 A0 &quot;&amp;LEFT(DEC2HEX([.A1537]; 4);2)&amp;&quot; &quot;&amp;RIGHT(DEC2HEX([.A1537]; 4);2)&amp;&quot; &quot;&amp;(RIGHT(DEC2HEX(HEX2DEC(&quot;05&quot;)+HEX2DEC(&quot;A0&quot;)+HEX2DEC(DEC2HEX([.A1537]; 4));4); 2))&amp;&quot; 16&quot;)" office:value-type="string" office:string-value="FE FE 05 A0 06 00 A5 16" calcext:value-type="string">
            <text:p>FE FE 05 A0 06 00 A5 16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(&quot;FE FE 05 A0 &quot;&amp;LEFT(DEC2HEX([.A1538]; 4);2)&amp;&quot; &quot;&amp;RIGHT(DEC2HEX([.A1538]; 4);2)&amp;&quot; &quot;&amp;(RIGHT(DEC2HEX(HEX2DEC(&quot;05&quot;)+HEX2DEC(&quot;A0&quot;)+HEX2DEC(DEC2HEX([.A1538]; 4));4); 2))&amp;&quot; 16&quot;)" office:value-type="string" office:string-value="FE FE 05 A0 06 01 A6 16" calcext:value-type="string">
            <text:p>FE FE 05 A0 06 01 A6 16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(&quot;FE FE 05 A0 &quot;&amp;LEFT(DEC2HEX([.A1539]; 4);2)&amp;&quot; &quot;&amp;RIGHT(DEC2HEX([.A1539]; 4);2)&amp;&quot; &quot;&amp;(RIGHT(DEC2HEX(HEX2DEC(&quot;05&quot;)+HEX2DEC(&quot;A0&quot;)+HEX2DEC(DEC2HEX([.A1539]; 4));4); 2))&amp;&quot; 16&quot;)" office:value-type="string" office:string-value="FE FE 05 A0 06 02 A7 16" calcext:value-type="string">
            <text:p>FE FE 05 A0 06 02 A7 16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(&quot;FE FE 05 A0 &quot;&amp;LEFT(DEC2HEX([.A1540]; 4);2)&amp;&quot; &quot;&amp;RIGHT(DEC2HEX([.A1540]; 4);2)&amp;&quot; &quot;&amp;(RIGHT(DEC2HEX(HEX2DEC(&quot;05&quot;)+HEX2DEC(&quot;A0&quot;)+HEX2DEC(DEC2HEX([.A1540]; 4));4); 2))&amp;&quot; 16&quot;)" office:value-type="string" office:string-value="FE FE 05 A0 06 03 A8 16" calcext:value-type="string">
            <text:p>FE FE 05 A0 06 03 A8 16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&quot;FE FE 05 A0 &quot;&amp;LEFT(DEC2HEX([.A1541]; 4);2)&amp;&quot; &quot;&amp;RIGHT(DEC2HEX([.A1541]; 4);2)&amp;&quot; &quot;&amp;(RIGHT(DEC2HEX(HEX2DEC(&quot;05&quot;)+HEX2DEC(&quot;A0&quot;)+HEX2DEC(DEC2HEX([.A1541]; 4));4); 2))&amp;&quot; 16&quot;)" office:value-type="string" office:string-value="FE FE 05 A0 06 04 A9 16" calcext:value-type="string">
            <text:p>FE FE 05 A0 06 04 A9 16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(&quot;FE FE 05 A0 &quot;&amp;LEFT(DEC2HEX([.A1542]; 4);2)&amp;&quot; &quot;&amp;RIGHT(DEC2HEX([.A1542]; 4);2)&amp;&quot; &quot;&amp;(RIGHT(DEC2HEX(HEX2DEC(&quot;05&quot;)+HEX2DEC(&quot;A0&quot;)+HEX2DEC(DEC2HEX([.A1542]; 4));4); 2))&amp;&quot; 16&quot;)" office:value-type="string" office:string-value="FE FE 05 A0 06 05 AA 16" calcext:value-type="string">
            <text:p>FE FE 05 A0 06 05 AA 16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(&quot;FE FE 05 A0 &quot;&amp;LEFT(DEC2HEX([.A1543]; 4);2)&amp;&quot; &quot;&amp;RIGHT(DEC2HEX([.A1543]; 4);2)&amp;&quot; &quot;&amp;(RIGHT(DEC2HEX(HEX2DEC(&quot;05&quot;)+HEX2DEC(&quot;A0&quot;)+HEX2DEC(DEC2HEX([.A1543]; 4));4); 2))&amp;&quot; 16&quot;)" office:value-type="string" office:string-value="FE FE 05 A0 06 06 AB 16" calcext:value-type="string">
            <text:p>FE FE 05 A0 06 06 AB 16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(&quot;FE FE 05 A0 &quot;&amp;LEFT(DEC2HEX([.A1544]; 4);2)&amp;&quot; &quot;&amp;RIGHT(DEC2HEX([.A1544]; 4);2)&amp;&quot; &quot;&amp;(RIGHT(DEC2HEX(HEX2DEC(&quot;05&quot;)+HEX2DEC(&quot;A0&quot;)+HEX2DEC(DEC2HEX([.A1544]; 4));4); 2))&amp;&quot; 16&quot;)" office:value-type="string" office:string-value="FE FE 05 A0 06 07 AC 16" calcext:value-type="string">
            <text:p>FE FE 05 A0 06 07 AC 16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(&quot;FE FE 05 A0 &quot;&amp;LEFT(DEC2HEX([.A1545]; 4);2)&amp;&quot; &quot;&amp;RIGHT(DEC2HEX([.A1545]; 4);2)&amp;&quot; &quot;&amp;(RIGHT(DEC2HEX(HEX2DEC(&quot;05&quot;)+HEX2DEC(&quot;A0&quot;)+HEX2DEC(DEC2HEX([.A1545]; 4));4); 2))&amp;&quot; 16&quot;)" office:value-type="string" office:string-value="FE FE 05 A0 06 08 AD 16" calcext:value-type="string">
            <text:p>FE FE 05 A0 06 08 AD 1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(&quot;FE FE 05 A0 &quot;&amp;LEFT(DEC2HEX([.A1546]; 4);2)&amp;&quot; &quot;&amp;RIGHT(DEC2HEX([.A1546]; 4);2)&amp;&quot; &quot;&amp;(RIGHT(DEC2HEX(HEX2DEC(&quot;05&quot;)+HEX2DEC(&quot;A0&quot;)+HEX2DEC(DEC2HEX([.A1546]; 4));4); 2))&amp;&quot; 16&quot;)" office:value-type="string" office:string-value="FE FE 05 A0 06 09 AE 16" calcext:value-type="string">
            <text:p>FE FE 05 A0 06 09 AE 1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(&quot;FE FE 05 A0 &quot;&amp;LEFT(DEC2HEX([.A1547]; 4);2)&amp;&quot; &quot;&amp;RIGHT(DEC2HEX([.A1547]; 4);2)&amp;&quot; &quot;&amp;(RIGHT(DEC2HEX(HEX2DEC(&quot;05&quot;)+HEX2DEC(&quot;A0&quot;)+HEX2DEC(DEC2HEX([.A1547]; 4));4); 2))&amp;&quot; 16&quot;)" office:value-type="string" office:string-value="FE FE 05 A0 06 0A AF 16" calcext:value-type="string">
            <text:p>FE FE 05 A0 06 0A AF 16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(&quot;FE FE 05 A0 &quot;&amp;LEFT(DEC2HEX([.A1548]; 4);2)&amp;&quot; &quot;&amp;RIGHT(DEC2HEX([.A1548]; 4);2)&amp;&quot; &quot;&amp;(RIGHT(DEC2HEX(HEX2DEC(&quot;05&quot;)+HEX2DEC(&quot;A0&quot;)+HEX2DEC(DEC2HEX([.A1548]; 4));4); 2))&amp;&quot; 16&quot;)" office:value-type="string" office:string-value="FE FE 05 A0 06 0B B0 16" calcext:value-type="string">
            <text:p>FE FE 05 A0 06 0B B0 16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(&quot;FE FE 05 A0 &quot;&amp;LEFT(DEC2HEX([.A1549]; 4);2)&amp;&quot; &quot;&amp;RIGHT(DEC2HEX([.A1549]; 4);2)&amp;&quot; &quot;&amp;(RIGHT(DEC2HEX(HEX2DEC(&quot;05&quot;)+HEX2DEC(&quot;A0&quot;)+HEX2DEC(DEC2HEX([.A1549]; 4));4); 2))&amp;&quot; 16&quot;)" office:value-type="string" office:string-value="FE FE 05 A0 06 0C B1 16" calcext:value-type="string">
            <text:p>FE FE 05 A0 06 0C B1 16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(&quot;FE FE 05 A0 &quot;&amp;LEFT(DEC2HEX([.A1550]; 4);2)&amp;&quot; &quot;&amp;RIGHT(DEC2HEX([.A1550]; 4);2)&amp;&quot; &quot;&amp;(RIGHT(DEC2HEX(HEX2DEC(&quot;05&quot;)+HEX2DEC(&quot;A0&quot;)+HEX2DEC(DEC2HEX([.A1550]; 4));4); 2))&amp;&quot; 16&quot;)" office:value-type="string" office:string-value="FE FE 05 A0 06 0D B2 16" calcext:value-type="string">
            <text:p>FE FE 05 A0 06 0D B2 1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&quot;FE FE 05 A0 &quot;&amp;LEFT(DEC2HEX([.A1551]; 4);2)&amp;&quot; &quot;&amp;RIGHT(DEC2HEX([.A1551]; 4);2)&amp;&quot; &quot;&amp;(RIGHT(DEC2HEX(HEX2DEC(&quot;05&quot;)+HEX2DEC(&quot;A0&quot;)+HEX2DEC(DEC2HEX([.A1551]; 4));4); 2))&amp;&quot; 16&quot;)" office:value-type="string" office:string-value="FE FE 05 A0 06 0E B3 16" calcext:value-type="string">
            <text:p>FE FE 05 A0 06 0E B3 16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(&quot;FE FE 05 A0 &quot;&amp;LEFT(DEC2HEX([.A1552]; 4);2)&amp;&quot; &quot;&amp;RIGHT(DEC2HEX([.A1552]; 4);2)&amp;&quot; &quot;&amp;(RIGHT(DEC2HEX(HEX2DEC(&quot;05&quot;)+HEX2DEC(&quot;A0&quot;)+HEX2DEC(DEC2HEX([.A1552]; 4));4); 2))&amp;&quot; 16&quot;)" office:value-type="string" office:string-value="FE FE 05 A0 06 0F B4 16" calcext:value-type="string">
            <text:p>FE FE 05 A0 06 0F B4 16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(&quot;FE FE 05 A0 &quot;&amp;LEFT(DEC2HEX([.A1553]; 4);2)&amp;&quot; &quot;&amp;RIGHT(DEC2HEX([.A1553]; 4);2)&amp;&quot; &quot;&amp;(RIGHT(DEC2HEX(HEX2DEC(&quot;05&quot;)+HEX2DEC(&quot;A0&quot;)+HEX2DEC(DEC2HEX([.A1553]; 4));4); 2))&amp;&quot; 16&quot;)" office:value-type="string" office:string-value="FE FE 05 A0 06 10 B5 16" calcext:value-type="string">
            <text:p>FE FE 05 A0 06 10 B5 16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(&quot;FE FE 05 A0 &quot;&amp;LEFT(DEC2HEX([.A1554]; 4);2)&amp;&quot; &quot;&amp;RIGHT(DEC2HEX([.A1554]; 4);2)&amp;&quot; &quot;&amp;(RIGHT(DEC2HEX(HEX2DEC(&quot;05&quot;)+HEX2DEC(&quot;A0&quot;)+HEX2DEC(DEC2HEX([.A1554]; 4));4); 2))&amp;&quot; 16&quot;)" office:value-type="string" office:string-value="FE FE 05 A0 06 11 B6 16" calcext:value-type="string">
            <text:p>FE FE 05 A0 06 11 B6 16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(&quot;FE FE 05 A0 &quot;&amp;LEFT(DEC2HEX([.A1555]; 4);2)&amp;&quot; &quot;&amp;RIGHT(DEC2HEX([.A1555]; 4);2)&amp;&quot; &quot;&amp;(RIGHT(DEC2HEX(HEX2DEC(&quot;05&quot;)+HEX2DEC(&quot;A0&quot;)+HEX2DEC(DEC2HEX([.A1555]; 4));4); 2))&amp;&quot; 16&quot;)" office:value-type="string" office:string-value="FE FE 05 A0 06 12 B7 16" calcext:value-type="string">
            <text:p>FE FE 05 A0 06 12 B7 1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(&quot;FE FE 05 A0 &quot;&amp;LEFT(DEC2HEX([.A1556]; 4);2)&amp;&quot; &quot;&amp;RIGHT(DEC2HEX([.A1556]; 4);2)&amp;&quot; &quot;&amp;(RIGHT(DEC2HEX(HEX2DEC(&quot;05&quot;)+HEX2DEC(&quot;A0&quot;)+HEX2DEC(DEC2HEX([.A1556]; 4));4); 2))&amp;&quot; 16&quot;)" office:value-type="string" office:string-value="FE FE 05 A0 06 13 B8 16" calcext:value-type="string">
            <text:p>FE FE 05 A0 06 13 B8 16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(&quot;FE FE 05 A0 &quot;&amp;LEFT(DEC2HEX([.A1557]; 4);2)&amp;&quot; &quot;&amp;RIGHT(DEC2HEX([.A1557]; 4);2)&amp;&quot; &quot;&amp;(RIGHT(DEC2HEX(HEX2DEC(&quot;05&quot;)+HEX2DEC(&quot;A0&quot;)+HEX2DEC(DEC2HEX([.A1557]; 4));4); 2))&amp;&quot; 16&quot;)" office:value-type="string" office:string-value="FE FE 05 A0 06 14 B9 16" calcext:value-type="string">
            <text:p>FE FE 05 A0 06 14 B9 16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(&quot;FE FE 05 A0 &quot;&amp;LEFT(DEC2HEX([.A1558]; 4);2)&amp;&quot; &quot;&amp;RIGHT(DEC2HEX([.A1558]; 4);2)&amp;&quot; &quot;&amp;(RIGHT(DEC2HEX(HEX2DEC(&quot;05&quot;)+HEX2DEC(&quot;A0&quot;)+HEX2DEC(DEC2HEX([.A1558]; 4));4); 2))&amp;&quot; 16&quot;)" office:value-type="string" office:string-value="FE FE 05 A0 06 15 BA 16" calcext:value-type="string">
            <text:p>FE FE 05 A0 06 15 BA 16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(&quot;FE FE 05 A0 &quot;&amp;LEFT(DEC2HEX([.A1559]; 4);2)&amp;&quot; &quot;&amp;RIGHT(DEC2HEX([.A1559]; 4);2)&amp;&quot; &quot;&amp;(RIGHT(DEC2HEX(HEX2DEC(&quot;05&quot;)+HEX2DEC(&quot;A0&quot;)+HEX2DEC(DEC2HEX([.A1559]; 4));4); 2))&amp;&quot; 16&quot;)" office:value-type="string" office:string-value="FE FE 05 A0 06 16 BB 16" calcext:value-type="string">
            <text:p>FE FE 05 A0 06 16 BB 16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(&quot;FE FE 05 A0 &quot;&amp;LEFT(DEC2HEX([.A1560]; 4);2)&amp;&quot; &quot;&amp;RIGHT(DEC2HEX([.A1560]; 4);2)&amp;&quot; &quot;&amp;(RIGHT(DEC2HEX(HEX2DEC(&quot;05&quot;)+HEX2DEC(&quot;A0&quot;)+HEX2DEC(DEC2HEX([.A1560]; 4));4); 2))&amp;&quot; 16&quot;)" office:value-type="string" office:string-value="FE FE 05 A0 06 17 BC 16" calcext:value-type="string">
            <text:p>FE FE 05 A0 06 17 BC 16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(&quot;FE FE 05 A0 &quot;&amp;LEFT(DEC2HEX([.A1561]; 4);2)&amp;&quot; &quot;&amp;RIGHT(DEC2HEX([.A1561]; 4);2)&amp;&quot; &quot;&amp;(RIGHT(DEC2HEX(HEX2DEC(&quot;05&quot;)+HEX2DEC(&quot;A0&quot;)+HEX2DEC(DEC2HEX([.A1561]; 4));4); 2))&amp;&quot; 16&quot;)" office:value-type="string" office:string-value="FE FE 05 A0 06 18 BD 16" calcext:value-type="string">
            <text:p>FE FE 05 A0 06 18 BD 16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(&quot;FE FE 05 A0 &quot;&amp;LEFT(DEC2HEX([.A1562]; 4);2)&amp;&quot; &quot;&amp;RIGHT(DEC2HEX([.A1562]; 4);2)&amp;&quot; &quot;&amp;(RIGHT(DEC2HEX(HEX2DEC(&quot;05&quot;)+HEX2DEC(&quot;A0&quot;)+HEX2DEC(DEC2HEX([.A1562]; 4));4); 2))&amp;&quot; 16&quot;)" office:value-type="string" office:string-value="FE FE 05 A0 06 19 BE 16" calcext:value-type="string">
            <text:p>FE FE 05 A0 06 19 BE 1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(&quot;FE FE 05 A0 &quot;&amp;LEFT(DEC2HEX([.A1563]; 4);2)&amp;&quot; &quot;&amp;RIGHT(DEC2HEX([.A1563]; 4);2)&amp;&quot; &quot;&amp;(RIGHT(DEC2HEX(HEX2DEC(&quot;05&quot;)+HEX2DEC(&quot;A0&quot;)+HEX2DEC(DEC2HEX([.A1563]; 4));4); 2))&amp;&quot; 16&quot;)" office:value-type="string" office:string-value="FE FE 05 A0 06 1A BF 16" calcext:value-type="string">
            <text:p>FE FE 05 A0 06 1A BF 16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(&quot;FE FE 05 A0 &quot;&amp;LEFT(DEC2HEX([.A1564]; 4);2)&amp;&quot; &quot;&amp;RIGHT(DEC2HEX([.A1564]; 4);2)&amp;&quot; &quot;&amp;(RIGHT(DEC2HEX(HEX2DEC(&quot;05&quot;)+HEX2DEC(&quot;A0&quot;)+HEX2DEC(DEC2HEX([.A1564]; 4));4); 2))&amp;&quot; 16&quot;)" office:value-type="string" office:string-value="FE FE 05 A0 06 1B C0 16" calcext:value-type="string">
            <text:p>FE FE 05 A0 06 1B C0 1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(&quot;FE FE 05 A0 &quot;&amp;LEFT(DEC2HEX([.A1565]; 4);2)&amp;&quot; &quot;&amp;RIGHT(DEC2HEX([.A1565]; 4);2)&amp;&quot; &quot;&amp;(RIGHT(DEC2HEX(HEX2DEC(&quot;05&quot;)+HEX2DEC(&quot;A0&quot;)+HEX2DEC(DEC2HEX([.A1565]; 4));4); 2))&amp;&quot; 16&quot;)" office:value-type="string" office:string-value="FE FE 05 A0 06 1C C1 16" calcext:value-type="string">
            <text:p>FE FE 05 A0 06 1C C1 16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(&quot;FE FE 05 A0 &quot;&amp;LEFT(DEC2HEX([.A1566]; 4);2)&amp;&quot; &quot;&amp;RIGHT(DEC2HEX([.A1566]; 4);2)&amp;&quot; &quot;&amp;(RIGHT(DEC2HEX(HEX2DEC(&quot;05&quot;)+HEX2DEC(&quot;A0&quot;)+HEX2DEC(DEC2HEX([.A1566]; 4));4); 2))&amp;&quot; 16&quot;)" office:value-type="string" office:string-value="FE FE 05 A0 06 1D C2 16" calcext:value-type="string">
            <text:p>FE FE 05 A0 06 1D C2 16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(&quot;FE FE 05 A0 &quot;&amp;LEFT(DEC2HEX([.A1567]; 4);2)&amp;&quot; &quot;&amp;RIGHT(DEC2HEX([.A1567]; 4);2)&amp;&quot; &quot;&amp;(RIGHT(DEC2HEX(HEX2DEC(&quot;05&quot;)+HEX2DEC(&quot;A0&quot;)+HEX2DEC(DEC2HEX([.A1567]; 4));4); 2))&amp;&quot; 16&quot;)" office:value-type="string" office:string-value="FE FE 05 A0 06 1E C3 16" calcext:value-type="string">
            <text:p>FE FE 05 A0 06 1E C3 16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(&quot;FE FE 05 A0 &quot;&amp;LEFT(DEC2HEX([.A1568]; 4);2)&amp;&quot; &quot;&amp;RIGHT(DEC2HEX([.A1568]; 4);2)&amp;&quot; &quot;&amp;(RIGHT(DEC2HEX(HEX2DEC(&quot;05&quot;)+HEX2DEC(&quot;A0&quot;)+HEX2DEC(DEC2HEX([.A1568]; 4));4); 2))&amp;&quot; 16&quot;)" office:value-type="string" office:string-value="FE FE 05 A0 06 1F C4 16" calcext:value-type="string">
            <text:p>FE FE 05 A0 06 1F C4 16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(&quot;FE FE 05 A0 &quot;&amp;LEFT(DEC2HEX([.A1569]; 4);2)&amp;&quot; &quot;&amp;RIGHT(DEC2HEX([.A1569]; 4);2)&amp;&quot; &quot;&amp;(RIGHT(DEC2HEX(HEX2DEC(&quot;05&quot;)+HEX2DEC(&quot;A0&quot;)+HEX2DEC(DEC2HEX([.A1569]; 4));4); 2))&amp;&quot; 16&quot;)" office:value-type="string" office:string-value="FE FE 05 A0 06 20 C5 16" calcext:value-type="string">
            <text:p>FE FE 05 A0 06 20 C5 16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(&quot;FE FE 05 A0 &quot;&amp;LEFT(DEC2HEX([.A1570]; 4);2)&amp;&quot; &quot;&amp;RIGHT(DEC2HEX([.A1570]; 4);2)&amp;&quot; &quot;&amp;(RIGHT(DEC2HEX(HEX2DEC(&quot;05&quot;)+HEX2DEC(&quot;A0&quot;)+HEX2DEC(DEC2HEX([.A1570]; 4));4); 2))&amp;&quot; 16&quot;)" office:value-type="string" office:string-value="FE FE 05 A0 06 21 C6 16" calcext:value-type="string">
            <text:p>FE FE 05 A0 06 21 C6 1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&quot;FE FE 05 A0 &quot;&amp;LEFT(DEC2HEX([.A1571]; 4);2)&amp;&quot; &quot;&amp;RIGHT(DEC2HEX([.A1571]; 4);2)&amp;&quot; &quot;&amp;(RIGHT(DEC2HEX(HEX2DEC(&quot;05&quot;)+HEX2DEC(&quot;A0&quot;)+HEX2DEC(DEC2HEX([.A1571]; 4));4); 2))&amp;&quot; 16&quot;)" office:value-type="string" office:string-value="FE FE 05 A0 06 22 C7 16" calcext:value-type="string">
            <text:p>FE FE 05 A0 06 22 C7 16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(&quot;FE FE 05 A0 &quot;&amp;LEFT(DEC2HEX([.A1572]; 4);2)&amp;&quot; &quot;&amp;RIGHT(DEC2HEX([.A1572]; 4);2)&amp;&quot; &quot;&amp;(RIGHT(DEC2HEX(HEX2DEC(&quot;05&quot;)+HEX2DEC(&quot;A0&quot;)+HEX2DEC(DEC2HEX([.A1572]; 4));4); 2))&amp;&quot; 16&quot;)" office:value-type="string" office:string-value="FE FE 05 A0 06 23 C8 16" calcext:value-type="string">
            <text:p>FE FE 05 A0 06 23 C8 16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(&quot;FE FE 05 A0 &quot;&amp;LEFT(DEC2HEX([.A1573]; 4);2)&amp;&quot; &quot;&amp;RIGHT(DEC2HEX([.A1573]; 4);2)&amp;&quot; &quot;&amp;(RIGHT(DEC2HEX(HEX2DEC(&quot;05&quot;)+HEX2DEC(&quot;A0&quot;)+HEX2DEC(DEC2HEX([.A1573]; 4));4); 2))&amp;&quot; 16&quot;)" office:value-type="string" office:string-value="FE FE 05 A0 06 24 C9 16" calcext:value-type="string">
            <text:p>FE FE 05 A0 06 24 C9 16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(&quot;FE FE 05 A0 &quot;&amp;LEFT(DEC2HEX([.A1574]; 4);2)&amp;&quot; &quot;&amp;RIGHT(DEC2HEX([.A1574]; 4);2)&amp;&quot; &quot;&amp;(RIGHT(DEC2HEX(HEX2DEC(&quot;05&quot;)+HEX2DEC(&quot;A0&quot;)+HEX2DEC(DEC2HEX([.A1574]; 4));4); 2))&amp;&quot; 16&quot;)" office:value-type="string" office:string-value="FE FE 05 A0 06 25 CA 16" calcext:value-type="string">
            <text:p>FE FE 05 A0 06 25 CA 16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(&quot;FE FE 05 A0 &quot;&amp;LEFT(DEC2HEX([.A1575]; 4);2)&amp;&quot; &quot;&amp;RIGHT(DEC2HEX([.A1575]; 4);2)&amp;&quot; &quot;&amp;(RIGHT(DEC2HEX(HEX2DEC(&quot;05&quot;)+HEX2DEC(&quot;A0&quot;)+HEX2DEC(DEC2HEX([.A1575]; 4));4); 2))&amp;&quot; 16&quot;)" office:value-type="string" office:string-value="FE FE 05 A0 06 26 CB 16" calcext:value-type="string">
            <text:p>FE FE 05 A0 06 26 CB 16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(&quot;FE FE 05 A0 &quot;&amp;LEFT(DEC2HEX([.A1576]; 4);2)&amp;&quot; &quot;&amp;RIGHT(DEC2HEX([.A1576]; 4);2)&amp;&quot; &quot;&amp;(RIGHT(DEC2HEX(HEX2DEC(&quot;05&quot;)+HEX2DEC(&quot;A0&quot;)+HEX2DEC(DEC2HEX([.A1576]; 4));4); 2))&amp;&quot; 16&quot;)" office:value-type="string" office:string-value="FE FE 05 A0 06 27 CC 16" calcext:value-type="string">
            <text:p>FE FE 05 A0 06 27 CC 16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(&quot;FE FE 05 A0 &quot;&amp;LEFT(DEC2HEX([.A1577]; 4);2)&amp;&quot; &quot;&amp;RIGHT(DEC2HEX([.A1577]; 4);2)&amp;&quot; &quot;&amp;(RIGHT(DEC2HEX(HEX2DEC(&quot;05&quot;)+HEX2DEC(&quot;A0&quot;)+HEX2DEC(DEC2HEX([.A1577]; 4));4); 2))&amp;&quot; 16&quot;)" office:value-type="string" office:string-value="FE FE 05 A0 06 28 CD 16" calcext:value-type="string">
            <text:p>FE FE 05 A0 06 28 CD 16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(&quot;FE FE 05 A0 &quot;&amp;LEFT(DEC2HEX([.A1578]; 4);2)&amp;&quot; &quot;&amp;RIGHT(DEC2HEX([.A1578]; 4);2)&amp;&quot; &quot;&amp;(RIGHT(DEC2HEX(HEX2DEC(&quot;05&quot;)+HEX2DEC(&quot;A0&quot;)+HEX2DEC(DEC2HEX([.A1578]; 4));4); 2))&amp;&quot; 16&quot;)" office:value-type="string" office:string-value="FE FE 05 A0 06 29 CE 16" calcext:value-type="string">
            <text:p>FE FE 05 A0 06 29 CE 16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(&quot;FE FE 05 A0 &quot;&amp;LEFT(DEC2HEX([.A1579]; 4);2)&amp;&quot; &quot;&amp;RIGHT(DEC2HEX([.A1579]; 4);2)&amp;&quot; &quot;&amp;(RIGHT(DEC2HEX(HEX2DEC(&quot;05&quot;)+HEX2DEC(&quot;A0&quot;)+HEX2DEC(DEC2HEX([.A1579]; 4));4); 2))&amp;&quot; 16&quot;)" office:value-type="string" office:string-value="FE FE 05 A0 06 2A CF 16" calcext:value-type="string">
            <text:p>FE FE 05 A0 06 2A CF 16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(&quot;FE FE 05 A0 &quot;&amp;LEFT(DEC2HEX([.A1580]; 4);2)&amp;&quot; &quot;&amp;RIGHT(DEC2HEX([.A1580]; 4);2)&amp;&quot; &quot;&amp;(RIGHT(DEC2HEX(HEX2DEC(&quot;05&quot;)+HEX2DEC(&quot;A0&quot;)+HEX2DEC(DEC2HEX([.A1580]; 4));4); 2))&amp;&quot; 16&quot;)" office:value-type="string" office:string-value="FE FE 05 A0 06 2B D0 16" calcext:value-type="string">
            <text:p>FE FE 05 A0 06 2B D0 1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&quot;FE FE 05 A0 &quot;&amp;LEFT(DEC2HEX([.A1581]; 4);2)&amp;&quot; &quot;&amp;RIGHT(DEC2HEX([.A1581]; 4);2)&amp;&quot; &quot;&amp;(RIGHT(DEC2HEX(HEX2DEC(&quot;05&quot;)+HEX2DEC(&quot;A0&quot;)+HEX2DEC(DEC2HEX([.A1581]; 4));4); 2))&amp;&quot; 16&quot;)" office:value-type="string" office:string-value="FE FE 05 A0 06 2C D1 16" calcext:value-type="string">
            <text:p>FE FE 05 A0 06 2C D1 16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(&quot;FE FE 05 A0 &quot;&amp;LEFT(DEC2HEX([.A1582]; 4);2)&amp;&quot; &quot;&amp;RIGHT(DEC2HEX([.A1582]; 4);2)&amp;&quot; &quot;&amp;(RIGHT(DEC2HEX(HEX2DEC(&quot;05&quot;)+HEX2DEC(&quot;A0&quot;)+HEX2DEC(DEC2HEX([.A1582]; 4));4); 2))&amp;&quot; 16&quot;)" office:value-type="string" office:string-value="FE FE 05 A0 06 2D D2 16" calcext:value-type="string">
            <text:p>FE FE 05 A0 06 2D D2 16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(&quot;FE FE 05 A0 &quot;&amp;LEFT(DEC2HEX([.A1583]; 4);2)&amp;&quot; &quot;&amp;RIGHT(DEC2HEX([.A1583]; 4);2)&amp;&quot; &quot;&amp;(RIGHT(DEC2HEX(HEX2DEC(&quot;05&quot;)+HEX2DEC(&quot;A0&quot;)+HEX2DEC(DEC2HEX([.A1583]; 4));4); 2))&amp;&quot; 16&quot;)" office:value-type="string" office:string-value="FE FE 05 A0 06 2E D3 16" calcext:value-type="string">
            <text:p>FE FE 05 A0 06 2E D3 16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(&quot;FE FE 05 A0 &quot;&amp;LEFT(DEC2HEX([.A1584]; 4);2)&amp;&quot; &quot;&amp;RIGHT(DEC2HEX([.A1584]; 4);2)&amp;&quot; &quot;&amp;(RIGHT(DEC2HEX(HEX2DEC(&quot;05&quot;)+HEX2DEC(&quot;A0&quot;)+HEX2DEC(DEC2HEX([.A1584]; 4));4); 2))&amp;&quot; 16&quot;)" office:value-type="string" office:string-value="FE FE 05 A0 06 2F D4 16" calcext:value-type="string">
            <text:p>FE FE 05 A0 06 2F D4 16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(&quot;FE FE 05 A0 &quot;&amp;LEFT(DEC2HEX([.A1585]; 4);2)&amp;&quot; &quot;&amp;RIGHT(DEC2HEX([.A1585]; 4);2)&amp;&quot; &quot;&amp;(RIGHT(DEC2HEX(HEX2DEC(&quot;05&quot;)+HEX2DEC(&quot;A0&quot;)+HEX2DEC(DEC2HEX([.A1585]; 4));4); 2))&amp;&quot; 16&quot;)" office:value-type="string" office:string-value="FE FE 05 A0 06 30 D5 16" calcext:value-type="string">
            <text:p>FE FE 05 A0 06 30 D5 16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(&quot;FE FE 05 A0 &quot;&amp;LEFT(DEC2HEX([.A1586]; 4);2)&amp;&quot; &quot;&amp;RIGHT(DEC2HEX([.A1586]; 4);2)&amp;&quot; &quot;&amp;(RIGHT(DEC2HEX(HEX2DEC(&quot;05&quot;)+HEX2DEC(&quot;A0&quot;)+HEX2DEC(DEC2HEX([.A1586]; 4));4); 2))&amp;&quot; 16&quot;)" office:value-type="string" office:string-value="FE FE 05 A0 06 31 D6 16" calcext:value-type="string">
            <text:p>FE FE 05 A0 06 31 D6 1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(&quot;FE FE 05 A0 &quot;&amp;LEFT(DEC2HEX([.A1587]; 4);2)&amp;&quot; &quot;&amp;RIGHT(DEC2HEX([.A1587]; 4);2)&amp;&quot; &quot;&amp;(RIGHT(DEC2HEX(HEX2DEC(&quot;05&quot;)+HEX2DEC(&quot;A0&quot;)+HEX2DEC(DEC2HEX([.A1587]; 4));4); 2))&amp;&quot; 16&quot;)" office:value-type="string" office:string-value="FE FE 05 A0 06 32 D7 16" calcext:value-type="string">
            <text:p>FE FE 05 A0 06 32 D7 16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(&quot;FE FE 05 A0 &quot;&amp;LEFT(DEC2HEX([.A1588]; 4);2)&amp;&quot; &quot;&amp;RIGHT(DEC2HEX([.A1588]; 4);2)&amp;&quot; &quot;&amp;(RIGHT(DEC2HEX(HEX2DEC(&quot;05&quot;)+HEX2DEC(&quot;A0&quot;)+HEX2DEC(DEC2HEX([.A1588]; 4));4); 2))&amp;&quot; 16&quot;)" office:value-type="string" office:string-value="FE FE 05 A0 06 33 D8 16" calcext:value-type="string">
            <text:p>FE FE 05 A0 06 33 D8 16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(&quot;FE FE 05 A0 &quot;&amp;LEFT(DEC2HEX([.A1589]; 4);2)&amp;&quot; &quot;&amp;RIGHT(DEC2HEX([.A1589]; 4);2)&amp;&quot; &quot;&amp;(RIGHT(DEC2HEX(HEX2DEC(&quot;05&quot;)+HEX2DEC(&quot;A0&quot;)+HEX2DEC(DEC2HEX([.A1589]; 4));4); 2))&amp;&quot; 16&quot;)" office:value-type="string" office:string-value="FE FE 05 A0 06 34 D9 16" calcext:value-type="string">
            <text:p>FE FE 05 A0 06 34 D9 16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(&quot;FE FE 05 A0 &quot;&amp;LEFT(DEC2HEX([.A1590]; 4);2)&amp;&quot; &quot;&amp;RIGHT(DEC2HEX([.A1590]; 4);2)&amp;&quot; &quot;&amp;(RIGHT(DEC2HEX(HEX2DEC(&quot;05&quot;)+HEX2DEC(&quot;A0&quot;)+HEX2DEC(DEC2HEX([.A1590]; 4));4); 2))&amp;&quot; 16&quot;)" office:value-type="string" office:string-value="FE FE 05 A0 06 35 DA 16" calcext:value-type="string">
            <text:p>FE FE 05 A0 06 35 DA 16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&quot;FE FE 05 A0 &quot;&amp;LEFT(DEC2HEX([.A1591]; 4);2)&amp;&quot; &quot;&amp;RIGHT(DEC2HEX([.A1591]; 4);2)&amp;&quot; &quot;&amp;(RIGHT(DEC2HEX(HEX2DEC(&quot;05&quot;)+HEX2DEC(&quot;A0&quot;)+HEX2DEC(DEC2HEX([.A1591]; 4));4); 2))&amp;&quot; 16&quot;)" office:value-type="string" office:string-value="FE FE 05 A0 06 36 DB 16" calcext:value-type="string">
            <text:p>FE FE 05 A0 06 36 DB 16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(&quot;FE FE 05 A0 &quot;&amp;LEFT(DEC2HEX([.A1592]; 4);2)&amp;&quot; &quot;&amp;RIGHT(DEC2HEX([.A1592]; 4);2)&amp;&quot; &quot;&amp;(RIGHT(DEC2HEX(HEX2DEC(&quot;05&quot;)+HEX2DEC(&quot;A0&quot;)+HEX2DEC(DEC2HEX([.A1592]; 4));4); 2))&amp;&quot; 16&quot;)" office:value-type="string" office:string-value="FE FE 05 A0 06 37 DC 16" calcext:value-type="string">
            <text:p>FE FE 05 A0 06 37 DC 16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(&quot;FE FE 05 A0 &quot;&amp;LEFT(DEC2HEX([.A1593]; 4);2)&amp;&quot; &quot;&amp;RIGHT(DEC2HEX([.A1593]; 4);2)&amp;&quot; &quot;&amp;(RIGHT(DEC2HEX(HEX2DEC(&quot;05&quot;)+HEX2DEC(&quot;A0&quot;)+HEX2DEC(DEC2HEX([.A1593]; 4));4); 2))&amp;&quot; 16&quot;)" office:value-type="string" office:string-value="FE FE 05 A0 06 38 DD 16" calcext:value-type="string">
            <text:p>FE FE 05 A0 06 38 DD 16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(&quot;FE FE 05 A0 &quot;&amp;LEFT(DEC2HEX([.A1594]; 4);2)&amp;&quot; &quot;&amp;RIGHT(DEC2HEX([.A1594]; 4);2)&amp;&quot; &quot;&amp;(RIGHT(DEC2HEX(HEX2DEC(&quot;05&quot;)+HEX2DEC(&quot;A0&quot;)+HEX2DEC(DEC2HEX([.A1594]; 4));4); 2))&amp;&quot; 16&quot;)" office:value-type="string" office:string-value="FE FE 05 A0 06 39 DE 16" calcext:value-type="string">
            <text:p>FE FE 05 A0 06 39 DE 16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(&quot;FE FE 05 A0 &quot;&amp;LEFT(DEC2HEX([.A1595]; 4);2)&amp;&quot; &quot;&amp;RIGHT(DEC2HEX([.A1595]; 4);2)&amp;&quot; &quot;&amp;(RIGHT(DEC2HEX(HEX2DEC(&quot;05&quot;)+HEX2DEC(&quot;A0&quot;)+HEX2DEC(DEC2HEX([.A1595]; 4));4); 2))&amp;&quot; 16&quot;)" office:value-type="string" office:string-value="FE FE 05 A0 06 3A DF 16" calcext:value-type="string">
            <text:p>FE FE 05 A0 06 3A DF 16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(&quot;FE FE 05 A0 &quot;&amp;LEFT(DEC2HEX([.A1596]; 4);2)&amp;&quot; &quot;&amp;RIGHT(DEC2HEX([.A1596]; 4);2)&amp;&quot; &quot;&amp;(RIGHT(DEC2HEX(HEX2DEC(&quot;05&quot;)+HEX2DEC(&quot;A0&quot;)+HEX2DEC(DEC2HEX([.A1596]; 4));4); 2))&amp;&quot; 16&quot;)" office:value-type="string" office:string-value="FE FE 05 A0 06 3B E0 16" calcext:value-type="string">
            <text:p>FE FE 05 A0 06 3B E0 16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(&quot;FE FE 05 A0 &quot;&amp;LEFT(DEC2HEX([.A1597]; 4);2)&amp;&quot; &quot;&amp;RIGHT(DEC2HEX([.A1597]; 4);2)&amp;&quot; &quot;&amp;(RIGHT(DEC2HEX(HEX2DEC(&quot;05&quot;)+HEX2DEC(&quot;A0&quot;)+HEX2DEC(DEC2HEX([.A1597]; 4));4); 2))&amp;&quot; 16&quot;)" office:value-type="string" office:string-value="FE FE 05 A0 06 3C E1 16" calcext:value-type="string">
            <text:p>FE FE 05 A0 06 3C E1 16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(&quot;FE FE 05 A0 &quot;&amp;LEFT(DEC2HEX([.A1598]; 4);2)&amp;&quot; &quot;&amp;RIGHT(DEC2HEX([.A1598]; 4);2)&amp;&quot; &quot;&amp;(RIGHT(DEC2HEX(HEX2DEC(&quot;05&quot;)+HEX2DEC(&quot;A0&quot;)+HEX2DEC(DEC2HEX([.A1598]; 4));4); 2))&amp;&quot; 16&quot;)" office:value-type="string" office:string-value="FE FE 05 A0 06 3D E2 16" calcext:value-type="string">
            <text:p>FE FE 05 A0 06 3D E2 16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(&quot;FE FE 05 A0 &quot;&amp;LEFT(DEC2HEX([.A1599]; 4);2)&amp;&quot; &quot;&amp;RIGHT(DEC2HEX([.A1599]; 4);2)&amp;&quot; &quot;&amp;(RIGHT(DEC2HEX(HEX2DEC(&quot;05&quot;)+HEX2DEC(&quot;A0&quot;)+HEX2DEC(DEC2HEX([.A1599]; 4));4); 2))&amp;&quot; 16&quot;)" office:value-type="string" office:string-value="FE FE 05 A0 06 3E E3 16" calcext:value-type="string">
            <text:p>FE FE 05 A0 06 3E E3 16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(&quot;FE FE 05 A0 &quot;&amp;LEFT(DEC2HEX([.A1600]; 4);2)&amp;&quot; &quot;&amp;RIGHT(DEC2HEX([.A1600]; 4);2)&amp;&quot; &quot;&amp;(RIGHT(DEC2HEX(HEX2DEC(&quot;05&quot;)+HEX2DEC(&quot;A0&quot;)+HEX2DEC(DEC2HEX([.A1600]; 4));4); 2))&amp;&quot; 16&quot;)" office:value-type="string" office:string-value="FE FE 05 A0 06 3F E4 16" calcext:value-type="string">
            <text:p>FE FE 05 A0 06 3F E4 1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&quot;FE FE 05 A0 &quot;&amp;LEFT(DEC2HEX([.A1601]; 4);2)&amp;&quot; &quot;&amp;RIGHT(DEC2HEX([.A1601]; 4);2)&amp;&quot; &quot;&amp;(RIGHT(DEC2HEX(HEX2DEC(&quot;05&quot;)+HEX2DEC(&quot;A0&quot;)+HEX2DEC(DEC2HEX([.A1601]; 4));4); 2))&amp;&quot; 16&quot;)" office:value-type="string" office:string-value="FE FE 05 A0 06 40 E5 16" calcext:value-type="string">
            <text:p>FE FE 05 A0 06 40 E5 16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(&quot;FE FE 05 A0 &quot;&amp;LEFT(DEC2HEX([.A1602]; 4);2)&amp;&quot; &quot;&amp;RIGHT(DEC2HEX([.A1602]; 4);2)&amp;&quot; &quot;&amp;(RIGHT(DEC2HEX(HEX2DEC(&quot;05&quot;)+HEX2DEC(&quot;A0&quot;)+HEX2DEC(DEC2HEX([.A1602]; 4));4); 2))&amp;&quot; 16&quot;)" office:value-type="string" office:string-value="FE FE 05 A0 06 41 E6 16" calcext:value-type="string">
            <text:p>FE FE 05 A0 06 41 E6 16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(&quot;FE FE 05 A0 &quot;&amp;LEFT(DEC2HEX([.A1603]; 4);2)&amp;&quot; &quot;&amp;RIGHT(DEC2HEX([.A1603]; 4);2)&amp;&quot; &quot;&amp;(RIGHT(DEC2HEX(HEX2DEC(&quot;05&quot;)+HEX2DEC(&quot;A0&quot;)+HEX2DEC(DEC2HEX([.A1603]; 4));4); 2))&amp;&quot; 16&quot;)" office:value-type="string" office:string-value="FE FE 05 A0 06 42 E7 16" calcext:value-type="string">
            <text:p>FE FE 05 A0 06 42 E7 16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(&quot;FE FE 05 A0 &quot;&amp;LEFT(DEC2HEX([.A1604]; 4);2)&amp;&quot; &quot;&amp;RIGHT(DEC2HEX([.A1604]; 4);2)&amp;&quot; &quot;&amp;(RIGHT(DEC2HEX(HEX2DEC(&quot;05&quot;)+HEX2DEC(&quot;A0&quot;)+HEX2DEC(DEC2HEX([.A1604]; 4));4); 2))&amp;&quot; 16&quot;)" office:value-type="string" office:string-value="FE FE 05 A0 06 43 E8 16" calcext:value-type="string">
            <text:p>FE FE 05 A0 06 43 E8 16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(&quot;FE FE 05 A0 &quot;&amp;LEFT(DEC2HEX([.A1605]; 4);2)&amp;&quot; &quot;&amp;RIGHT(DEC2HEX([.A1605]; 4);2)&amp;&quot; &quot;&amp;(RIGHT(DEC2HEX(HEX2DEC(&quot;05&quot;)+HEX2DEC(&quot;A0&quot;)+HEX2DEC(DEC2HEX([.A1605]; 4));4); 2))&amp;&quot; 16&quot;)" office:value-type="string" office:string-value="FE FE 05 A0 06 44 E9 16" calcext:value-type="string">
            <text:p>FE FE 05 A0 06 44 E9 16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(&quot;FE FE 05 A0 &quot;&amp;LEFT(DEC2HEX([.A1606]; 4);2)&amp;&quot; &quot;&amp;RIGHT(DEC2HEX([.A1606]; 4);2)&amp;&quot; &quot;&amp;(RIGHT(DEC2HEX(HEX2DEC(&quot;05&quot;)+HEX2DEC(&quot;A0&quot;)+HEX2DEC(DEC2HEX([.A1606]; 4));4); 2))&amp;&quot; 16&quot;)" office:value-type="string" office:string-value="FE FE 05 A0 06 45 EA 16" calcext:value-type="string">
            <text:p>FE FE 05 A0 06 45 EA 16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(&quot;FE FE 05 A0 &quot;&amp;LEFT(DEC2HEX([.A1607]; 4);2)&amp;&quot; &quot;&amp;RIGHT(DEC2HEX([.A1607]; 4);2)&amp;&quot; &quot;&amp;(RIGHT(DEC2HEX(HEX2DEC(&quot;05&quot;)+HEX2DEC(&quot;A0&quot;)+HEX2DEC(DEC2HEX([.A1607]; 4));4); 2))&amp;&quot; 16&quot;)" office:value-type="string" office:string-value="FE FE 05 A0 06 46 EB 16" calcext:value-type="string">
            <text:p>FE FE 05 A0 06 46 EB 16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(&quot;FE FE 05 A0 &quot;&amp;LEFT(DEC2HEX([.A1608]; 4);2)&amp;&quot; &quot;&amp;RIGHT(DEC2HEX([.A1608]; 4);2)&amp;&quot; &quot;&amp;(RIGHT(DEC2HEX(HEX2DEC(&quot;05&quot;)+HEX2DEC(&quot;A0&quot;)+HEX2DEC(DEC2HEX([.A1608]; 4));4); 2))&amp;&quot; 16&quot;)" office:value-type="string" office:string-value="FE FE 05 A0 06 47 EC 16" calcext:value-type="string">
            <text:p>FE FE 05 A0 06 47 EC 16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(&quot;FE FE 05 A0 &quot;&amp;LEFT(DEC2HEX([.A1609]; 4);2)&amp;&quot; &quot;&amp;RIGHT(DEC2HEX([.A1609]; 4);2)&amp;&quot; &quot;&amp;(RIGHT(DEC2HEX(HEX2DEC(&quot;05&quot;)+HEX2DEC(&quot;A0&quot;)+HEX2DEC(DEC2HEX([.A1609]; 4));4); 2))&amp;&quot; 16&quot;)" office:value-type="string" office:string-value="FE FE 05 A0 06 48 ED 16" calcext:value-type="string">
            <text:p>FE FE 05 A0 06 48 ED 16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(&quot;FE FE 05 A0 &quot;&amp;LEFT(DEC2HEX([.A1610]; 4);2)&amp;&quot; &quot;&amp;RIGHT(DEC2HEX([.A1610]; 4);2)&amp;&quot; &quot;&amp;(RIGHT(DEC2HEX(HEX2DEC(&quot;05&quot;)+HEX2DEC(&quot;A0&quot;)+HEX2DEC(DEC2HEX([.A1610]; 4));4); 2))&amp;&quot; 16&quot;)" office:value-type="string" office:string-value="FE FE 05 A0 06 49 EE 16" calcext:value-type="string">
            <text:p>FE FE 05 A0 06 49 EE 1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(&quot;FE FE 05 A0 &quot;&amp;LEFT(DEC2HEX([.A1611]; 4);2)&amp;&quot; &quot;&amp;RIGHT(DEC2HEX([.A1611]; 4);2)&amp;&quot; &quot;&amp;(RIGHT(DEC2HEX(HEX2DEC(&quot;05&quot;)+HEX2DEC(&quot;A0&quot;)+HEX2DEC(DEC2HEX([.A1611]; 4));4); 2))&amp;&quot; 16&quot;)" office:value-type="string" office:string-value="FE FE 05 A0 06 4A EF 16" calcext:value-type="string">
            <text:p>FE FE 05 A0 06 4A EF 16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(&quot;FE FE 05 A0 &quot;&amp;LEFT(DEC2HEX([.A1612]; 4);2)&amp;&quot; &quot;&amp;RIGHT(DEC2HEX([.A1612]; 4);2)&amp;&quot; &quot;&amp;(RIGHT(DEC2HEX(HEX2DEC(&quot;05&quot;)+HEX2DEC(&quot;A0&quot;)+HEX2DEC(DEC2HEX([.A1612]; 4));4); 2))&amp;&quot; 16&quot;)" office:value-type="string" office:string-value="FE FE 05 A0 06 4B F0 16" calcext:value-type="string">
            <text:p>FE FE 05 A0 06 4B F0 16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(&quot;FE FE 05 A0 &quot;&amp;LEFT(DEC2HEX([.A1613]; 4);2)&amp;&quot; &quot;&amp;RIGHT(DEC2HEX([.A1613]; 4);2)&amp;&quot; &quot;&amp;(RIGHT(DEC2HEX(HEX2DEC(&quot;05&quot;)+HEX2DEC(&quot;A0&quot;)+HEX2DEC(DEC2HEX([.A1613]; 4));4); 2))&amp;&quot; 16&quot;)" office:value-type="string" office:string-value="FE FE 05 A0 06 4C F1 16" calcext:value-type="string">
            <text:p>FE FE 05 A0 06 4C F1 16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(&quot;FE FE 05 A0 &quot;&amp;LEFT(DEC2HEX([.A1614]; 4);2)&amp;&quot; &quot;&amp;RIGHT(DEC2HEX([.A1614]; 4);2)&amp;&quot; &quot;&amp;(RIGHT(DEC2HEX(HEX2DEC(&quot;05&quot;)+HEX2DEC(&quot;A0&quot;)+HEX2DEC(DEC2HEX([.A1614]; 4));4); 2))&amp;&quot; 16&quot;)" office:value-type="string" office:string-value="FE FE 05 A0 06 4D F2 16" calcext:value-type="string">
            <text:p>FE FE 05 A0 06 4D F2 16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(&quot;FE FE 05 A0 &quot;&amp;LEFT(DEC2HEX([.A1615]; 4);2)&amp;&quot; &quot;&amp;RIGHT(DEC2HEX([.A1615]; 4);2)&amp;&quot; &quot;&amp;(RIGHT(DEC2HEX(HEX2DEC(&quot;05&quot;)+HEX2DEC(&quot;A0&quot;)+HEX2DEC(DEC2HEX([.A1615]; 4));4); 2))&amp;&quot; 16&quot;)" office:value-type="string" office:string-value="FE FE 05 A0 06 4E F3 16" calcext:value-type="string">
            <text:p>FE FE 05 A0 06 4E F3 16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(&quot;FE FE 05 A0 &quot;&amp;LEFT(DEC2HEX([.A1616]; 4);2)&amp;&quot; &quot;&amp;RIGHT(DEC2HEX([.A1616]; 4);2)&amp;&quot; &quot;&amp;(RIGHT(DEC2HEX(HEX2DEC(&quot;05&quot;)+HEX2DEC(&quot;A0&quot;)+HEX2DEC(DEC2HEX([.A1616]; 4));4); 2))&amp;&quot; 16&quot;)" office:value-type="string" office:string-value="FE FE 05 A0 06 4F F4 16" calcext:value-type="string">
            <text:p>FE FE 05 A0 06 4F F4 16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(&quot;FE FE 05 A0 &quot;&amp;LEFT(DEC2HEX([.A1617]; 4);2)&amp;&quot; &quot;&amp;RIGHT(DEC2HEX([.A1617]; 4);2)&amp;&quot; &quot;&amp;(RIGHT(DEC2HEX(HEX2DEC(&quot;05&quot;)+HEX2DEC(&quot;A0&quot;)+HEX2DEC(DEC2HEX([.A1617]; 4));4); 2))&amp;&quot; 16&quot;)" office:value-type="string" office:string-value="FE FE 05 A0 06 50 F5 16" calcext:value-type="string">
            <text:p>FE FE 05 A0 06 50 F5 1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(&quot;FE FE 05 A0 &quot;&amp;LEFT(DEC2HEX([.A1618]; 4);2)&amp;&quot; &quot;&amp;RIGHT(DEC2HEX([.A1618]; 4);2)&amp;&quot; &quot;&amp;(RIGHT(DEC2HEX(HEX2DEC(&quot;05&quot;)+HEX2DEC(&quot;A0&quot;)+HEX2DEC(DEC2HEX([.A1618]; 4));4); 2))&amp;&quot; 16&quot;)" office:value-type="string" office:string-value="FE FE 05 A0 06 51 F6 16" calcext:value-type="string">
            <text:p>FE FE 05 A0 06 51 F6 16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(&quot;FE FE 05 A0 &quot;&amp;LEFT(DEC2HEX([.A1619]; 4);2)&amp;&quot; &quot;&amp;RIGHT(DEC2HEX([.A1619]; 4);2)&amp;&quot; &quot;&amp;(RIGHT(DEC2HEX(HEX2DEC(&quot;05&quot;)+HEX2DEC(&quot;A0&quot;)+HEX2DEC(DEC2HEX([.A1619]; 4));4); 2))&amp;&quot; 16&quot;)" office:value-type="string" office:string-value="FE FE 05 A0 06 52 F7 16" calcext:value-type="string">
            <text:p>FE FE 05 A0 06 52 F7 16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(&quot;FE FE 05 A0 &quot;&amp;LEFT(DEC2HEX([.A1620]; 4);2)&amp;&quot; &quot;&amp;RIGHT(DEC2HEX([.A1620]; 4);2)&amp;&quot; &quot;&amp;(RIGHT(DEC2HEX(HEX2DEC(&quot;05&quot;)+HEX2DEC(&quot;A0&quot;)+HEX2DEC(DEC2HEX([.A1620]; 4));4); 2))&amp;&quot; 16&quot;)" office:value-type="string" office:string-value="FE FE 05 A0 06 53 F8 16" calcext:value-type="string">
            <text:p>FE FE 05 A0 06 53 F8 16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&quot;FE FE 05 A0 &quot;&amp;LEFT(DEC2HEX([.A1621]; 4);2)&amp;&quot; &quot;&amp;RIGHT(DEC2HEX([.A1621]; 4);2)&amp;&quot; &quot;&amp;(RIGHT(DEC2HEX(HEX2DEC(&quot;05&quot;)+HEX2DEC(&quot;A0&quot;)+HEX2DEC(DEC2HEX([.A1621]; 4));4); 2))&amp;&quot; 16&quot;)" office:value-type="string" office:string-value="FE FE 05 A0 06 54 F9 16" calcext:value-type="string">
            <text:p>FE FE 05 A0 06 54 F9 1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(&quot;FE FE 05 A0 &quot;&amp;LEFT(DEC2HEX([.A1622]; 4);2)&amp;&quot; &quot;&amp;RIGHT(DEC2HEX([.A1622]; 4);2)&amp;&quot; &quot;&amp;(RIGHT(DEC2HEX(HEX2DEC(&quot;05&quot;)+HEX2DEC(&quot;A0&quot;)+HEX2DEC(DEC2HEX([.A1622]; 4));4); 2))&amp;&quot; 16&quot;)" office:value-type="string" office:string-value="FE FE 05 A0 06 55 FA 16" calcext:value-type="string">
            <text:p>FE FE 05 A0 06 55 FA 16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(&quot;FE FE 05 A0 &quot;&amp;LEFT(DEC2HEX([.A1623]; 4);2)&amp;&quot; &quot;&amp;RIGHT(DEC2HEX([.A1623]; 4);2)&amp;&quot; &quot;&amp;(RIGHT(DEC2HEX(HEX2DEC(&quot;05&quot;)+HEX2DEC(&quot;A0&quot;)+HEX2DEC(DEC2HEX([.A1623]; 4));4); 2))&amp;&quot; 16&quot;)" office:value-type="string" office:string-value="FE FE 05 A0 06 56 FB 16" calcext:value-type="string">
            <text:p>FE FE 05 A0 06 56 FB 16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(&quot;FE FE 05 A0 &quot;&amp;LEFT(DEC2HEX([.A1624]; 4);2)&amp;&quot; &quot;&amp;RIGHT(DEC2HEX([.A1624]; 4);2)&amp;&quot; &quot;&amp;(RIGHT(DEC2HEX(HEX2DEC(&quot;05&quot;)+HEX2DEC(&quot;A0&quot;)+HEX2DEC(DEC2HEX([.A1624]; 4));4); 2))&amp;&quot; 16&quot;)" office:value-type="string" office:string-value="FE FE 05 A0 06 57 FC 16" calcext:value-type="string">
            <text:p>FE FE 05 A0 06 57 FC 16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(&quot;FE FE 05 A0 &quot;&amp;LEFT(DEC2HEX([.A1625]; 4);2)&amp;&quot; &quot;&amp;RIGHT(DEC2HEX([.A1625]; 4);2)&amp;&quot; &quot;&amp;(RIGHT(DEC2HEX(HEX2DEC(&quot;05&quot;)+HEX2DEC(&quot;A0&quot;)+HEX2DEC(DEC2HEX([.A1625]; 4));4); 2))&amp;&quot; 16&quot;)" office:value-type="string" office:string-value="FE FE 05 A0 06 58 FD 16" calcext:value-type="string">
            <text:p>FE FE 05 A0 06 58 FD 16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(&quot;FE FE 05 A0 &quot;&amp;LEFT(DEC2HEX([.A1626]; 4);2)&amp;&quot; &quot;&amp;RIGHT(DEC2HEX([.A1626]; 4);2)&amp;&quot; &quot;&amp;(RIGHT(DEC2HEX(HEX2DEC(&quot;05&quot;)+HEX2DEC(&quot;A0&quot;)+HEX2DEC(DEC2HEX([.A1626]; 4));4); 2))&amp;&quot; 16&quot;)" office:value-type="string" office:string-value="FE FE 05 A0 06 59 FE 16" calcext:value-type="string">
            <text:p>FE FE 05 A0 06 59 FE 16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(&quot;FE FE 05 A0 &quot;&amp;LEFT(DEC2HEX([.A1627]; 4);2)&amp;&quot; &quot;&amp;RIGHT(DEC2HEX([.A1627]; 4);2)&amp;&quot; &quot;&amp;(RIGHT(DEC2HEX(HEX2DEC(&quot;05&quot;)+HEX2DEC(&quot;A0&quot;)+HEX2DEC(DEC2HEX([.A1627]; 4));4); 2))&amp;&quot; 16&quot;)" office:value-type="string" office:string-value="FE FE 05 A0 06 5A FF 16" calcext:value-type="string">
            <text:p>FE FE 05 A0 06 5A FF 16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(&quot;FE FE 05 A0 &quot;&amp;LEFT(DEC2HEX([.A1628]; 4);2)&amp;&quot; &quot;&amp;RIGHT(DEC2HEX([.A1628]; 4);2)&amp;&quot; &quot;&amp;(RIGHT(DEC2HEX(HEX2DEC(&quot;05&quot;)+HEX2DEC(&quot;A0&quot;)+HEX2DEC(DEC2HEX([.A1628]; 4));4); 2))&amp;&quot; 16&quot;)" office:value-type="string" office:string-value="FE FE 05 A0 06 5B 00 16" calcext:value-type="string">
            <text:p>FE FE 05 A0 06 5B 00 16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(&quot;FE FE 05 A0 &quot;&amp;LEFT(DEC2HEX([.A1629]; 4);2)&amp;&quot; &quot;&amp;RIGHT(DEC2HEX([.A1629]; 4);2)&amp;&quot; &quot;&amp;(RIGHT(DEC2HEX(HEX2DEC(&quot;05&quot;)+HEX2DEC(&quot;A0&quot;)+HEX2DEC(DEC2HEX([.A1629]; 4));4); 2))&amp;&quot; 16&quot;)" office:value-type="string" office:string-value="FE FE 05 A0 06 5C 01 16" calcext:value-type="string">
            <text:p>FE FE 05 A0 06 5C 01 16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(&quot;FE FE 05 A0 &quot;&amp;LEFT(DEC2HEX([.A1630]; 4);2)&amp;&quot; &quot;&amp;RIGHT(DEC2HEX([.A1630]; 4);2)&amp;&quot; &quot;&amp;(RIGHT(DEC2HEX(HEX2DEC(&quot;05&quot;)+HEX2DEC(&quot;A0&quot;)+HEX2DEC(DEC2HEX([.A1630]; 4));4); 2))&amp;&quot; 16&quot;)" office:value-type="string" office:string-value="FE FE 05 A0 06 5D 02 16" calcext:value-type="string">
            <text:p>FE FE 05 A0 06 5D 02 16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(&quot;FE FE 05 A0 &quot;&amp;LEFT(DEC2HEX([.A1631]; 4);2)&amp;&quot; &quot;&amp;RIGHT(DEC2HEX([.A1631]; 4);2)&amp;&quot; &quot;&amp;(RIGHT(DEC2HEX(HEX2DEC(&quot;05&quot;)+HEX2DEC(&quot;A0&quot;)+HEX2DEC(DEC2HEX([.A1631]; 4));4); 2))&amp;&quot; 16&quot;)" office:value-type="string" office:string-value="FE FE 05 A0 06 5E 03 16" calcext:value-type="string">
            <text:p>FE FE 05 A0 06 5E 03 16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(&quot;FE FE 05 A0 &quot;&amp;LEFT(DEC2HEX([.A1632]; 4);2)&amp;&quot; &quot;&amp;RIGHT(DEC2HEX([.A1632]; 4);2)&amp;&quot; &quot;&amp;(RIGHT(DEC2HEX(HEX2DEC(&quot;05&quot;)+HEX2DEC(&quot;A0&quot;)+HEX2DEC(DEC2HEX([.A1632]; 4));4); 2))&amp;&quot; 16&quot;)" office:value-type="string" office:string-value="FE FE 05 A0 06 5F 04 16" calcext:value-type="string">
            <text:p>FE FE 05 A0 06 5F 04 16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(&quot;FE FE 05 A0 &quot;&amp;LEFT(DEC2HEX([.A1633]; 4);2)&amp;&quot; &quot;&amp;RIGHT(DEC2HEX([.A1633]; 4);2)&amp;&quot; &quot;&amp;(RIGHT(DEC2HEX(HEX2DEC(&quot;05&quot;)+HEX2DEC(&quot;A0&quot;)+HEX2DEC(DEC2HEX([.A1633]; 4));4); 2))&amp;&quot; 16&quot;)" office:value-type="string" office:string-value="FE FE 05 A0 06 60 05 16" calcext:value-type="string">
            <text:p>FE FE 05 A0 06 60 05 16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(&quot;FE FE 05 A0 &quot;&amp;LEFT(DEC2HEX([.A1634]; 4);2)&amp;&quot; &quot;&amp;RIGHT(DEC2HEX([.A1634]; 4);2)&amp;&quot; &quot;&amp;(RIGHT(DEC2HEX(HEX2DEC(&quot;05&quot;)+HEX2DEC(&quot;A0&quot;)+HEX2DEC(DEC2HEX([.A1634]; 4));4); 2))&amp;&quot; 16&quot;)" office:value-type="string" office:string-value="FE FE 05 A0 06 61 06 16" calcext:value-type="string">
            <text:p>FE FE 05 A0 06 61 06 1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(&quot;FE FE 05 A0 &quot;&amp;LEFT(DEC2HEX([.A1635]; 4);2)&amp;&quot; &quot;&amp;RIGHT(DEC2HEX([.A1635]; 4);2)&amp;&quot; &quot;&amp;(RIGHT(DEC2HEX(HEX2DEC(&quot;05&quot;)+HEX2DEC(&quot;A0&quot;)+HEX2DEC(DEC2HEX([.A1635]; 4));4); 2))&amp;&quot; 16&quot;)" office:value-type="string" office:string-value="FE FE 05 A0 06 62 07 16" calcext:value-type="string">
            <text:p>FE FE 05 A0 06 62 07 16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(&quot;FE FE 05 A0 &quot;&amp;LEFT(DEC2HEX([.A1636]; 4);2)&amp;&quot; &quot;&amp;RIGHT(DEC2HEX([.A1636]; 4);2)&amp;&quot; &quot;&amp;(RIGHT(DEC2HEX(HEX2DEC(&quot;05&quot;)+HEX2DEC(&quot;A0&quot;)+HEX2DEC(DEC2HEX([.A1636]; 4));4); 2))&amp;&quot; 16&quot;)" office:value-type="string" office:string-value="FE FE 05 A0 06 63 08 16" calcext:value-type="string">
            <text:p>FE FE 05 A0 06 63 08 1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(&quot;FE FE 05 A0 &quot;&amp;LEFT(DEC2HEX([.A1637]; 4);2)&amp;&quot; &quot;&amp;RIGHT(DEC2HEX([.A1637]; 4);2)&amp;&quot; &quot;&amp;(RIGHT(DEC2HEX(HEX2DEC(&quot;05&quot;)+HEX2DEC(&quot;A0&quot;)+HEX2DEC(DEC2HEX([.A1637]; 4));4); 2))&amp;&quot; 16&quot;)" office:value-type="string" office:string-value="FE FE 05 A0 06 64 09 16" calcext:value-type="string">
            <text:p>FE FE 05 A0 06 64 09 16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(&quot;FE FE 05 A0 &quot;&amp;LEFT(DEC2HEX([.A1638]; 4);2)&amp;&quot; &quot;&amp;RIGHT(DEC2HEX([.A1638]; 4);2)&amp;&quot; &quot;&amp;(RIGHT(DEC2HEX(HEX2DEC(&quot;05&quot;)+HEX2DEC(&quot;A0&quot;)+HEX2DEC(DEC2HEX([.A1638]; 4));4); 2))&amp;&quot; 16&quot;)" office:value-type="string" office:string-value="FE FE 05 A0 06 65 0A 16" calcext:value-type="string">
            <text:p>FE FE 05 A0 06 65 0A 16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(&quot;FE FE 05 A0 &quot;&amp;LEFT(DEC2HEX([.A1639]; 4);2)&amp;&quot; &quot;&amp;RIGHT(DEC2HEX([.A1639]; 4);2)&amp;&quot; &quot;&amp;(RIGHT(DEC2HEX(HEX2DEC(&quot;05&quot;)+HEX2DEC(&quot;A0&quot;)+HEX2DEC(DEC2HEX([.A1639]; 4));4); 2))&amp;&quot; 16&quot;)" office:value-type="string" office:string-value="FE FE 05 A0 06 66 0B 16" calcext:value-type="string">
            <text:p>FE FE 05 A0 06 66 0B 16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(&quot;FE FE 05 A0 &quot;&amp;LEFT(DEC2HEX([.A1640]; 4);2)&amp;&quot; &quot;&amp;RIGHT(DEC2HEX([.A1640]; 4);2)&amp;&quot; &quot;&amp;(RIGHT(DEC2HEX(HEX2DEC(&quot;05&quot;)+HEX2DEC(&quot;A0&quot;)+HEX2DEC(DEC2HEX([.A1640]; 4));4); 2))&amp;&quot; 16&quot;)" office:value-type="string" office:string-value="FE FE 05 A0 06 67 0C 16" calcext:value-type="string">
            <text:p>FE FE 05 A0 06 67 0C 1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&quot;FE FE 05 A0 &quot;&amp;LEFT(DEC2HEX([.A1641]; 4);2)&amp;&quot; &quot;&amp;RIGHT(DEC2HEX([.A1641]; 4);2)&amp;&quot; &quot;&amp;(RIGHT(DEC2HEX(HEX2DEC(&quot;05&quot;)+HEX2DEC(&quot;A0&quot;)+HEX2DEC(DEC2HEX([.A1641]; 4));4); 2))&amp;&quot; 16&quot;)" office:value-type="string" office:string-value="FE FE 05 A0 06 68 0D 16" calcext:value-type="string">
            <text:p>FE FE 05 A0 06 68 0D 16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(&quot;FE FE 05 A0 &quot;&amp;LEFT(DEC2HEX([.A1642]; 4);2)&amp;&quot; &quot;&amp;RIGHT(DEC2HEX([.A1642]; 4);2)&amp;&quot; &quot;&amp;(RIGHT(DEC2HEX(HEX2DEC(&quot;05&quot;)+HEX2DEC(&quot;A0&quot;)+HEX2DEC(DEC2HEX([.A1642]; 4));4); 2))&amp;&quot; 16&quot;)" office:value-type="string" office:string-value="FE FE 05 A0 06 69 0E 16" calcext:value-type="string">
            <text:p>FE FE 05 A0 06 69 0E 16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(&quot;FE FE 05 A0 &quot;&amp;LEFT(DEC2HEX([.A1643]; 4);2)&amp;&quot; &quot;&amp;RIGHT(DEC2HEX([.A1643]; 4);2)&amp;&quot; &quot;&amp;(RIGHT(DEC2HEX(HEX2DEC(&quot;05&quot;)+HEX2DEC(&quot;A0&quot;)+HEX2DEC(DEC2HEX([.A1643]; 4));4); 2))&amp;&quot; 16&quot;)" office:value-type="string" office:string-value="FE FE 05 A0 06 6A 0F 16" calcext:value-type="string">
            <text:p>FE FE 05 A0 06 6A 0F 16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(&quot;FE FE 05 A0 &quot;&amp;LEFT(DEC2HEX([.A1644]; 4);2)&amp;&quot; &quot;&amp;RIGHT(DEC2HEX([.A1644]; 4);2)&amp;&quot; &quot;&amp;(RIGHT(DEC2HEX(HEX2DEC(&quot;05&quot;)+HEX2DEC(&quot;A0&quot;)+HEX2DEC(DEC2HEX([.A1644]; 4));4); 2))&amp;&quot; 16&quot;)" office:value-type="string" office:string-value="FE FE 05 A0 06 6B 10 16" calcext:value-type="string">
            <text:p>FE FE 05 A0 06 6B 10 16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(&quot;FE FE 05 A0 &quot;&amp;LEFT(DEC2HEX([.A1645]; 4);2)&amp;&quot; &quot;&amp;RIGHT(DEC2HEX([.A1645]; 4);2)&amp;&quot; &quot;&amp;(RIGHT(DEC2HEX(HEX2DEC(&quot;05&quot;)+HEX2DEC(&quot;A0&quot;)+HEX2DEC(DEC2HEX([.A1645]; 4));4); 2))&amp;&quot; 16&quot;)" office:value-type="string" office:string-value="FE FE 05 A0 06 6C 11 16" calcext:value-type="string">
            <text:p>FE FE 05 A0 06 6C 11 16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(&quot;FE FE 05 A0 &quot;&amp;LEFT(DEC2HEX([.A1646]; 4);2)&amp;&quot; &quot;&amp;RIGHT(DEC2HEX([.A1646]; 4);2)&amp;&quot; &quot;&amp;(RIGHT(DEC2HEX(HEX2DEC(&quot;05&quot;)+HEX2DEC(&quot;A0&quot;)+HEX2DEC(DEC2HEX([.A1646]; 4));4); 2))&amp;&quot; 16&quot;)" office:value-type="string" office:string-value="FE FE 05 A0 06 6D 12 16" calcext:value-type="string">
            <text:p>FE FE 05 A0 06 6D 12 16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(&quot;FE FE 05 A0 &quot;&amp;LEFT(DEC2HEX([.A1647]; 4);2)&amp;&quot; &quot;&amp;RIGHT(DEC2HEX([.A1647]; 4);2)&amp;&quot; &quot;&amp;(RIGHT(DEC2HEX(HEX2DEC(&quot;05&quot;)+HEX2DEC(&quot;A0&quot;)+HEX2DEC(DEC2HEX([.A1647]; 4));4); 2))&amp;&quot; 16&quot;)" office:value-type="string" office:string-value="FE FE 05 A0 06 6E 13 16" calcext:value-type="string">
            <text:p>FE FE 05 A0 06 6E 13 16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(&quot;FE FE 05 A0 &quot;&amp;LEFT(DEC2HEX([.A1648]; 4);2)&amp;&quot; &quot;&amp;RIGHT(DEC2HEX([.A1648]; 4);2)&amp;&quot; &quot;&amp;(RIGHT(DEC2HEX(HEX2DEC(&quot;05&quot;)+HEX2DEC(&quot;A0&quot;)+HEX2DEC(DEC2HEX([.A1648]; 4));4); 2))&amp;&quot; 16&quot;)" office:value-type="string" office:string-value="FE FE 05 A0 06 6F 14 16" calcext:value-type="string">
            <text:p>FE FE 05 A0 06 6F 14 16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(&quot;FE FE 05 A0 &quot;&amp;LEFT(DEC2HEX([.A1649]; 4);2)&amp;&quot; &quot;&amp;RIGHT(DEC2HEX([.A1649]; 4);2)&amp;&quot; &quot;&amp;(RIGHT(DEC2HEX(HEX2DEC(&quot;05&quot;)+HEX2DEC(&quot;A0&quot;)+HEX2DEC(DEC2HEX([.A1649]; 4));4); 2))&amp;&quot; 16&quot;)" office:value-type="string" office:string-value="FE FE 05 A0 06 70 15 16" calcext:value-type="string">
            <text:p>FE FE 05 A0 06 70 15 16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(&quot;FE FE 05 A0 &quot;&amp;LEFT(DEC2HEX([.A1650]; 4);2)&amp;&quot; &quot;&amp;RIGHT(DEC2HEX([.A1650]; 4);2)&amp;&quot; &quot;&amp;(RIGHT(DEC2HEX(HEX2DEC(&quot;05&quot;)+HEX2DEC(&quot;A0&quot;)+HEX2DEC(DEC2HEX([.A1650]; 4));4); 2))&amp;&quot; 16&quot;)" office:value-type="string" office:string-value="FE FE 05 A0 06 71 16 16" calcext:value-type="string">
            <text:p>FE FE 05 A0 06 71 16 1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&quot;FE FE 05 A0 &quot;&amp;LEFT(DEC2HEX([.A1651]; 4);2)&amp;&quot; &quot;&amp;RIGHT(DEC2HEX([.A1651]; 4);2)&amp;&quot; &quot;&amp;(RIGHT(DEC2HEX(HEX2DEC(&quot;05&quot;)+HEX2DEC(&quot;A0&quot;)+HEX2DEC(DEC2HEX([.A1651]; 4));4); 2))&amp;&quot; 16&quot;)" office:value-type="string" office:string-value="FE FE 05 A0 06 72 17 16" calcext:value-type="string">
            <text:p>FE FE 05 A0 06 72 17 16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(&quot;FE FE 05 A0 &quot;&amp;LEFT(DEC2HEX([.A1652]; 4);2)&amp;&quot; &quot;&amp;RIGHT(DEC2HEX([.A1652]; 4);2)&amp;&quot; &quot;&amp;(RIGHT(DEC2HEX(HEX2DEC(&quot;05&quot;)+HEX2DEC(&quot;A0&quot;)+HEX2DEC(DEC2HEX([.A1652]; 4));4); 2))&amp;&quot; 16&quot;)" office:value-type="string" office:string-value="FE FE 05 A0 06 73 18 16" calcext:value-type="string">
            <text:p>FE FE 05 A0 06 73 18 16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(&quot;FE FE 05 A0 &quot;&amp;LEFT(DEC2HEX([.A1653]; 4);2)&amp;&quot; &quot;&amp;RIGHT(DEC2HEX([.A1653]; 4);2)&amp;&quot; &quot;&amp;(RIGHT(DEC2HEX(HEX2DEC(&quot;05&quot;)+HEX2DEC(&quot;A0&quot;)+HEX2DEC(DEC2HEX([.A1653]; 4));4); 2))&amp;&quot; 16&quot;)" office:value-type="string" office:string-value="FE FE 05 A0 06 74 19 16" calcext:value-type="string">
            <text:p>FE FE 05 A0 06 74 19 16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(&quot;FE FE 05 A0 &quot;&amp;LEFT(DEC2HEX([.A1654]; 4);2)&amp;&quot; &quot;&amp;RIGHT(DEC2HEX([.A1654]; 4);2)&amp;&quot; &quot;&amp;(RIGHT(DEC2HEX(HEX2DEC(&quot;05&quot;)+HEX2DEC(&quot;A0&quot;)+HEX2DEC(DEC2HEX([.A1654]; 4));4); 2))&amp;&quot; 16&quot;)" office:value-type="string" office:string-value="FE FE 05 A0 06 75 1A 16" calcext:value-type="string">
            <text:p>FE FE 05 A0 06 75 1A 16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(&quot;FE FE 05 A0 &quot;&amp;LEFT(DEC2HEX([.A1655]; 4);2)&amp;&quot; &quot;&amp;RIGHT(DEC2HEX([.A1655]; 4);2)&amp;&quot; &quot;&amp;(RIGHT(DEC2HEX(HEX2DEC(&quot;05&quot;)+HEX2DEC(&quot;A0&quot;)+HEX2DEC(DEC2HEX([.A1655]; 4));4); 2))&amp;&quot; 16&quot;)" office:value-type="string" office:string-value="FE FE 05 A0 06 76 1B 16" calcext:value-type="string">
            <text:p>FE FE 05 A0 06 76 1B 16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(&quot;FE FE 05 A0 &quot;&amp;LEFT(DEC2HEX([.A1656]; 4);2)&amp;&quot; &quot;&amp;RIGHT(DEC2HEX([.A1656]; 4);2)&amp;&quot; &quot;&amp;(RIGHT(DEC2HEX(HEX2DEC(&quot;05&quot;)+HEX2DEC(&quot;A0&quot;)+HEX2DEC(DEC2HEX([.A1656]; 4));4); 2))&amp;&quot; 16&quot;)" office:value-type="string" office:string-value="FE FE 05 A0 06 77 1C 16" calcext:value-type="string">
            <text:p>FE FE 05 A0 06 77 1C 16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(&quot;FE FE 05 A0 &quot;&amp;LEFT(DEC2HEX([.A1657]; 4);2)&amp;&quot; &quot;&amp;RIGHT(DEC2HEX([.A1657]; 4);2)&amp;&quot; &quot;&amp;(RIGHT(DEC2HEX(HEX2DEC(&quot;05&quot;)+HEX2DEC(&quot;A0&quot;)+HEX2DEC(DEC2HEX([.A1657]; 4));4); 2))&amp;&quot; 16&quot;)" office:value-type="string" office:string-value="FE FE 05 A0 06 78 1D 16" calcext:value-type="string">
            <text:p>FE FE 05 A0 06 78 1D 1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(&quot;FE FE 05 A0 &quot;&amp;LEFT(DEC2HEX([.A1658]; 4);2)&amp;&quot; &quot;&amp;RIGHT(DEC2HEX([.A1658]; 4);2)&amp;&quot; &quot;&amp;(RIGHT(DEC2HEX(HEX2DEC(&quot;05&quot;)+HEX2DEC(&quot;A0&quot;)+HEX2DEC(DEC2HEX([.A1658]; 4));4); 2))&amp;&quot; 16&quot;)" office:value-type="string" office:string-value="FE FE 05 A0 06 79 1E 16" calcext:value-type="string">
            <text:p>FE FE 05 A0 06 79 1E 1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(&quot;FE FE 05 A0 &quot;&amp;LEFT(DEC2HEX([.A1659]; 4);2)&amp;&quot; &quot;&amp;RIGHT(DEC2HEX([.A1659]; 4);2)&amp;&quot; &quot;&amp;(RIGHT(DEC2HEX(HEX2DEC(&quot;05&quot;)+HEX2DEC(&quot;A0&quot;)+HEX2DEC(DEC2HEX([.A1659]; 4));4); 2))&amp;&quot; 16&quot;)" office:value-type="string" office:string-value="FE FE 05 A0 06 7A 1F 16" calcext:value-type="string">
            <text:p>FE FE 05 A0 06 7A 1F 16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(&quot;FE FE 05 A0 &quot;&amp;LEFT(DEC2HEX([.A1660]; 4);2)&amp;&quot; &quot;&amp;RIGHT(DEC2HEX([.A1660]; 4);2)&amp;&quot; &quot;&amp;(RIGHT(DEC2HEX(HEX2DEC(&quot;05&quot;)+HEX2DEC(&quot;A0&quot;)+HEX2DEC(DEC2HEX([.A1660]; 4));4); 2))&amp;&quot; 16&quot;)" office:value-type="string" office:string-value="FE FE 05 A0 06 7B 20 16" calcext:value-type="string">
            <text:p>FE FE 05 A0 06 7B 20 16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&quot;FE FE 05 A0 &quot;&amp;LEFT(DEC2HEX([.A1661]; 4);2)&amp;&quot; &quot;&amp;RIGHT(DEC2HEX([.A1661]; 4);2)&amp;&quot; &quot;&amp;(RIGHT(DEC2HEX(HEX2DEC(&quot;05&quot;)+HEX2DEC(&quot;A0&quot;)+HEX2DEC(DEC2HEX([.A1661]; 4));4); 2))&amp;&quot; 16&quot;)" office:value-type="string" office:string-value="FE FE 05 A0 06 7C 21 16" calcext:value-type="string">
            <text:p>FE FE 05 A0 06 7C 21 16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(&quot;FE FE 05 A0 &quot;&amp;LEFT(DEC2HEX([.A1662]; 4);2)&amp;&quot; &quot;&amp;RIGHT(DEC2HEX([.A1662]; 4);2)&amp;&quot; &quot;&amp;(RIGHT(DEC2HEX(HEX2DEC(&quot;05&quot;)+HEX2DEC(&quot;A0&quot;)+HEX2DEC(DEC2HEX([.A1662]; 4));4); 2))&amp;&quot; 16&quot;)" office:value-type="string" office:string-value="FE FE 05 A0 06 7D 22 16" calcext:value-type="string">
            <text:p>FE FE 05 A0 06 7D 22 16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(&quot;FE FE 05 A0 &quot;&amp;LEFT(DEC2HEX([.A1663]; 4);2)&amp;&quot; &quot;&amp;RIGHT(DEC2HEX([.A1663]; 4);2)&amp;&quot; &quot;&amp;(RIGHT(DEC2HEX(HEX2DEC(&quot;05&quot;)+HEX2DEC(&quot;A0&quot;)+HEX2DEC(DEC2HEX([.A1663]; 4));4); 2))&amp;&quot; 16&quot;)" office:value-type="string" office:string-value="FE FE 05 A0 06 7E 23 16" calcext:value-type="string">
            <text:p>FE FE 05 A0 06 7E 23 16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(&quot;FE FE 05 A0 &quot;&amp;LEFT(DEC2HEX([.A1664]; 4);2)&amp;&quot; &quot;&amp;RIGHT(DEC2HEX([.A1664]; 4);2)&amp;&quot; &quot;&amp;(RIGHT(DEC2HEX(HEX2DEC(&quot;05&quot;)+HEX2DEC(&quot;A0&quot;)+HEX2DEC(DEC2HEX([.A1664]; 4));4); 2))&amp;&quot; 16&quot;)" office:value-type="string" office:string-value="FE FE 05 A0 06 7F 24 16" calcext:value-type="string">
            <text:p>FE FE 05 A0 06 7F 24 16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(&quot;FE FE 05 A0 &quot;&amp;LEFT(DEC2HEX([.A1665]; 4);2)&amp;&quot; &quot;&amp;RIGHT(DEC2HEX([.A1665]; 4);2)&amp;&quot; &quot;&amp;(RIGHT(DEC2HEX(HEX2DEC(&quot;05&quot;)+HEX2DEC(&quot;A0&quot;)+HEX2DEC(DEC2HEX([.A1665]; 4));4); 2))&amp;&quot; 16&quot;)" office:value-type="string" office:string-value="FE FE 05 A0 06 80 25 16" calcext:value-type="string">
            <text:p>FE FE 05 A0 06 80 25 16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(&quot;FE FE 05 A0 &quot;&amp;LEFT(DEC2HEX([.A1666]; 4);2)&amp;&quot; &quot;&amp;RIGHT(DEC2HEX([.A1666]; 4);2)&amp;&quot; &quot;&amp;(RIGHT(DEC2HEX(HEX2DEC(&quot;05&quot;)+HEX2DEC(&quot;A0&quot;)+HEX2DEC(DEC2HEX([.A1666]; 4));4); 2))&amp;&quot; 16&quot;)" office:value-type="string" office:string-value="FE FE 05 A0 06 81 26 16" calcext:value-type="string">
            <text:p>FE FE 05 A0 06 81 26 1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(&quot;FE FE 05 A0 &quot;&amp;LEFT(DEC2HEX([.A1667]; 4);2)&amp;&quot; &quot;&amp;RIGHT(DEC2HEX([.A1667]; 4);2)&amp;&quot; &quot;&amp;(RIGHT(DEC2HEX(HEX2DEC(&quot;05&quot;)+HEX2DEC(&quot;A0&quot;)+HEX2DEC(DEC2HEX([.A1667]; 4));4); 2))&amp;&quot; 16&quot;)" office:value-type="string" office:string-value="FE FE 05 A0 06 82 27 16" calcext:value-type="string">
            <text:p>FE FE 05 A0 06 82 27 16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(&quot;FE FE 05 A0 &quot;&amp;LEFT(DEC2HEX([.A1668]; 4);2)&amp;&quot; &quot;&amp;RIGHT(DEC2HEX([.A1668]; 4);2)&amp;&quot; &quot;&amp;(RIGHT(DEC2HEX(HEX2DEC(&quot;05&quot;)+HEX2DEC(&quot;A0&quot;)+HEX2DEC(DEC2HEX([.A1668]; 4));4); 2))&amp;&quot; 16&quot;)" office:value-type="string" office:string-value="FE FE 05 A0 06 83 28 16" calcext:value-type="string">
            <text:p>FE FE 05 A0 06 83 28 16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(&quot;FE FE 05 A0 &quot;&amp;LEFT(DEC2HEX([.A1669]; 4);2)&amp;&quot; &quot;&amp;RIGHT(DEC2HEX([.A1669]; 4);2)&amp;&quot; &quot;&amp;(RIGHT(DEC2HEX(HEX2DEC(&quot;05&quot;)+HEX2DEC(&quot;A0&quot;)+HEX2DEC(DEC2HEX([.A1669]; 4));4); 2))&amp;&quot; 16&quot;)" office:value-type="string" office:string-value="FE FE 05 A0 06 84 29 16" calcext:value-type="string">
            <text:p>FE FE 05 A0 06 84 29 16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(&quot;FE FE 05 A0 &quot;&amp;LEFT(DEC2HEX([.A1670]; 4);2)&amp;&quot; &quot;&amp;RIGHT(DEC2HEX([.A1670]; 4);2)&amp;&quot; &quot;&amp;(RIGHT(DEC2HEX(HEX2DEC(&quot;05&quot;)+HEX2DEC(&quot;A0&quot;)+HEX2DEC(DEC2HEX([.A1670]; 4));4); 2))&amp;&quot; 16&quot;)" office:value-type="string" office:string-value="FE FE 05 A0 06 85 2A 16" calcext:value-type="string">
            <text:p>FE FE 05 A0 06 85 2A 1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(&quot;FE FE 05 A0 &quot;&amp;LEFT(DEC2HEX([.A1671]; 4);2)&amp;&quot; &quot;&amp;RIGHT(DEC2HEX([.A1671]; 4);2)&amp;&quot; &quot;&amp;(RIGHT(DEC2HEX(HEX2DEC(&quot;05&quot;)+HEX2DEC(&quot;A0&quot;)+HEX2DEC(DEC2HEX([.A1671]; 4));4); 2))&amp;&quot; 16&quot;)" office:value-type="string" office:string-value="FE FE 05 A0 06 86 2B 16" calcext:value-type="string">
            <text:p>FE FE 05 A0 06 86 2B 16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(&quot;FE FE 05 A0 &quot;&amp;LEFT(DEC2HEX([.A1672]; 4);2)&amp;&quot; &quot;&amp;RIGHT(DEC2HEX([.A1672]; 4);2)&amp;&quot; &quot;&amp;(RIGHT(DEC2HEX(HEX2DEC(&quot;05&quot;)+HEX2DEC(&quot;A0&quot;)+HEX2DEC(DEC2HEX([.A1672]; 4));4); 2))&amp;&quot; 16&quot;)" office:value-type="string" office:string-value="FE FE 05 A0 06 87 2C 16" calcext:value-type="string">
            <text:p>FE FE 05 A0 06 87 2C 16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(&quot;FE FE 05 A0 &quot;&amp;LEFT(DEC2HEX([.A1673]; 4);2)&amp;&quot; &quot;&amp;RIGHT(DEC2HEX([.A1673]; 4);2)&amp;&quot; &quot;&amp;(RIGHT(DEC2HEX(HEX2DEC(&quot;05&quot;)+HEX2DEC(&quot;A0&quot;)+HEX2DEC(DEC2HEX([.A1673]; 4));4); 2))&amp;&quot; 16&quot;)" office:value-type="string" office:string-value="FE FE 05 A0 06 88 2D 16" calcext:value-type="string">
            <text:p>FE FE 05 A0 06 88 2D 16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(&quot;FE FE 05 A0 &quot;&amp;LEFT(DEC2HEX([.A1674]; 4);2)&amp;&quot; &quot;&amp;RIGHT(DEC2HEX([.A1674]; 4);2)&amp;&quot; &quot;&amp;(RIGHT(DEC2HEX(HEX2DEC(&quot;05&quot;)+HEX2DEC(&quot;A0&quot;)+HEX2DEC(DEC2HEX([.A1674]; 4));4); 2))&amp;&quot; 16&quot;)" office:value-type="string" office:string-value="FE FE 05 A0 06 89 2E 16" calcext:value-type="string">
            <text:p>FE FE 05 A0 06 89 2E 16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(&quot;FE FE 05 A0 &quot;&amp;LEFT(DEC2HEX([.A1675]; 4);2)&amp;&quot; &quot;&amp;RIGHT(DEC2HEX([.A1675]; 4);2)&amp;&quot; &quot;&amp;(RIGHT(DEC2HEX(HEX2DEC(&quot;05&quot;)+HEX2DEC(&quot;A0&quot;)+HEX2DEC(DEC2HEX([.A1675]; 4));4); 2))&amp;&quot; 16&quot;)" office:value-type="string" office:string-value="FE FE 05 A0 06 8A 2F 16" calcext:value-type="string">
            <text:p>FE FE 05 A0 06 8A 2F 1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(&quot;FE FE 05 A0 &quot;&amp;LEFT(DEC2HEX([.A1676]; 4);2)&amp;&quot; &quot;&amp;RIGHT(DEC2HEX([.A1676]; 4);2)&amp;&quot; &quot;&amp;(RIGHT(DEC2HEX(HEX2DEC(&quot;05&quot;)+HEX2DEC(&quot;A0&quot;)+HEX2DEC(DEC2HEX([.A1676]; 4));4); 2))&amp;&quot; 16&quot;)" office:value-type="string" office:string-value="FE FE 05 A0 06 8B 30 16" calcext:value-type="string">
            <text:p>FE FE 05 A0 06 8B 30 1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(&quot;FE FE 05 A0 &quot;&amp;LEFT(DEC2HEX([.A1677]; 4);2)&amp;&quot; &quot;&amp;RIGHT(DEC2HEX([.A1677]; 4);2)&amp;&quot; &quot;&amp;(RIGHT(DEC2HEX(HEX2DEC(&quot;05&quot;)+HEX2DEC(&quot;A0&quot;)+HEX2DEC(DEC2HEX([.A1677]; 4));4); 2))&amp;&quot; 16&quot;)" office:value-type="string" office:string-value="FE FE 05 A0 06 8C 31 16" calcext:value-type="string">
            <text:p>FE FE 05 A0 06 8C 31 16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(&quot;FE FE 05 A0 &quot;&amp;LEFT(DEC2HEX([.A1678]; 4);2)&amp;&quot; &quot;&amp;RIGHT(DEC2HEX([.A1678]; 4);2)&amp;&quot; &quot;&amp;(RIGHT(DEC2HEX(HEX2DEC(&quot;05&quot;)+HEX2DEC(&quot;A0&quot;)+HEX2DEC(DEC2HEX([.A1678]; 4));4); 2))&amp;&quot; 16&quot;)" office:value-type="string" office:string-value="FE FE 05 A0 06 8D 32 16" calcext:value-type="string">
            <text:p>FE FE 05 A0 06 8D 32 16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(&quot;FE FE 05 A0 &quot;&amp;LEFT(DEC2HEX([.A1679]; 4);2)&amp;&quot; &quot;&amp;RIGHT(DEC2HEX([.A1679]; 4);2)&amp;&quot; &quot;&amp;(RIGHT(DEC2HEX(HEX2DEC(&quot;05&quot;)+HEX2DEC(&quot;A0&quot;)+HEX2DEC(DEC2HEX([.A1679]; 4));4); 2))&amp;&quot; 16&quot;)" office:value-type="string" office:string-value="FE FE 05 A0 06 8E 33 16" calcext:value-type="string">
            <text:p>FE FE 05 A0 06 8E 33 16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(&quot;FE FE 05 A0 &quot;&amp;LEFT(DEC2HEX([.A1680]; 4);2)&amp;&quot; &quot;&amp;RIGHT(DEC2HEX([.A1680]; 4);2)&amp;&quot; &quot;&amp;(RIGHT(DEC2HEX(HEX2DEC(&quot;05&quot;)+HEX2DEC(&quot;A0&quot;)+HEX2DEC(DEC2HEX([.A1680]; 4));4); 2))&amp;&quot; 16&quot;)" office:value-type="string" office:string-value="FE FE 05 A0 06 8F 34 16" calcext:value-type="string">
            <text:p>FE FE 05 A0 06 8F 34 1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&quot;FE FE 05 A0 &quot;&amp;LEFT(DEC2HEX([.A1681]; 4);2)&amp;&quot; &quot;&amp;RIGHT(DEC2HEX([.A1681]; 4);2)&amp;&quot; &quot;&amp;(RIGHT(DEC2HEX(HEX2DEC(&quot;05&quot;)+HEX2DEC(&quot;A0&quot;)+HEX2DEC(DEC2HEX([.A1681]; 4));4); 2))&amp;&quot; 16&quot;)" office:value-type="string" office:string-value="FE FE 05 A0 06 90 35 16" calcext:value-type="string">
            <text:p>FE FE 05 A0 06 90 35 16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(&quot;FE FE 05 A0 &quot;&amp;LEFT(DEC2HEX([.A1682]; 4);2)&amp;&quot; &quot;&amp;RIGHT(DEC2HEX([.A1682]; 4);2)&amp;&quot; &quot;&amp;(RIGHT(DEC2HEX(HEX2DEC(&quot;05&quot;)+HEX2DEC(&quot;A0&quot;)+HEX2DEC(DEC2HEX([.A1682]; 4));4); 2))&amp;&quot; 16&quot;)" office:value-type="string" office:string-value="FE FE 05 A0 06 91 36 16" calcext:value-type="string">
            <text:p>FE FE 05 A0 06 91 36 1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(&quot;FE FE 05 A0 &quot;&amp;LEFT(DEC2HEX([.A1683]; 4);2)&amp;&quot; &quot;&amp;RIGHT(DEC2HEX([.A1683]; 4);2)&amp;&quot; &quot;&amp;(RIGHT(DEC2HEX(HEX2DEC(&quot;05&quot;)+HEX2DEC(&quot;A0&quot;)+HEX2DEC(DEC2HEX([.A1683]; 4));4); 2))&amp;&quot; 16&quot;)" office:value-type="string" office:string-value="FE FE 05 A0 06 92 37 16" calcext:value-type="string">
            <text:p>FE FE 05 A0 06 92 37 16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(&quot;FE FE 05 A0 &quot;&amp;LEFT(DEC2HEX([.A1684]; 4);2)&amp;&quot; &quot;&amp;RIGHT(DEC2HEX([.A1684]; 4);2)&amp;&quot; &quot;&amp;(RIGHT(DEC2HEX(HEX2DEC(&quot;05&quot;)+HEX2DEC(&quot;A0&quot;)+HEX2DEC(DEC2HEX([.A1684]; 4));4); 2))&amp;&quot; 16&quot;)" office:value-type="string" office:string-value="FE FE 05 A0 06 93 38 16" calcext:value-type="string">
            <text:p>FE FE 05 A0 06 93 38 16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(&quot;FE FE 05 A0 &quot;&amp;LEFT(DEC2HEX([.A1685]; 4);2)&amp;&quot; &quot;&amp;RIGHT(DEC2HEX([.A1685]; 4);2)&amp;&quot; &quot;&amp;(RIGHT(DEC2HEX(HEX2DEC(&quot;05&quot;)+HEX2DEC(&quot;A0&quot;)+HEX2DEC(DEC2HEX([.A1685]; 4));4); 2))&amp;&quot; 16&quot;)" office:value-type="string" office:string-value="FE FE 05 A0 06 94 39 16" calcext:value-type="string">
            <text:p>FE FE 05 A0 06 94 39 16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(&quot;FE FE 05 A0 &quot;&amp;LEFT(DEC2HEX([.A1686]; 4);2)&amp;&quot; &quot;&amp;RIGHT(DEC2HEX([.A1686]; 4);2)&amp;&quot; &quot;&amp;(RIGHT(DEC2HEX(HEX2DEC(&quot;05&quot;)+HEX2DEC(&quot;A0&quot;)+HEX2DEC(DEC2HEX([.A1686]; 4));4); 2))&amp;&quot; 16&quot;)" office:value-type="string" office:string-value="FE FE 05 A0 06 95 3A 16" calcext:value-type="string">
            <text:p>FE FE 05 A0 06 95 3A 16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(&quot;FE FE 05 A0 &quot;&amp;LEFT(DEC2HEX([.A1687]; 4);2)&amp;&quot; &quot;&amp;RIGHT(DEC2HEX([.A1687]; 4);2)&amp;&quot; &quot;&amp;(RIGHT(DEC2HEX(HEX2DEC(&quot;05&quot;)+HEX2DEC(&quot;A0&quot;)+HEX2DEC(DEC2HEX([.A1687]; 4));4); 2))&amp;&quot; 16&quot;)" office:value-type="string" office:string-value="FE FE 05 A0 06 96 3B 16" calcext:value-type="string">
            <text:p>FE FE 05 A0 06 96 3B 16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(&quot;FE FE 05 A0 &quot;&amp;LEFT(DEC2HEX([.A1688]; 4);2)&amp;&quot; &quot;&amp;RIGHT(DEC2HEX([.A1688]; 4);2)&amp;&quot; &quot;&amp;(RIGHT(DEC2HEX(HEX2DEC(&quot;05&quot;)+HEX2DEC(&quot;A0&quot;)+HEX2DEC(DEC2HEX([.A1688]; 4));4); 2))&amp;&quot; 16&quot;)" office:value-type="string" office:string-value="FE FE 05 A0 06 97 3C 16" calcext:value-type="string">
            <text:p>FE FE 05 A0 06 97 3C 1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(&quot;FE FE 05 A0 &quot;&amp;LEFT(DEC2HEX([.A1689]; 4);2)&amp;&quot; &quot;&amp;RIGHT(DEC2HEX([.A1689]; 4);2)&amp;&quot; &quot;&amp;(RIGHT(DEC2HEX(HEX2DEC(&quot;05&quot;)+HEX2DEC(&quot;A0&quot;)+HEX2DEC(DEC2HEX([.A1689]; 4));4); 2))&amp;&quot; 16&quot;)" office:value-type="string" office:string-value="FE FE 05 A0 06 98 3D 16" calcext:value-type="string">
            <text:p>FE FE 05 A0 06 98 3D 16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(&quot;FE FE 05 A0 &quot;&amp;LEFT(DEC2HEX([.A1690]; 4);2)&amp;&quot; &quot;&amp;RIGHT(DEC2HEX([.A1690]; 4);2)&amp;&quot; &quot;&amp;(RIGHT(DEC2HEX(HEX2DEC(&quot;05&quot;)+HEX2DEC(&quot;A0&quot;)+HEX2DEC(DEC2HEX([.A1690]; 4));4); 2))&amp;&quot; 16&quot;)" office:value-type="string" office:string-value="FE FE 05 A0 06 99 3E 16" calcext:value-type="string">
            <text:p>FE FE 05 A0 06 99 3E 16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(&quot;FE FE 05 A0 &quot;&amp;LEFT(DEC2HEX([.A1691]; 4);2)&amp;&quot; &quot;&amp;RIGHT(DEC2HEX([.A1691]; 4);2)&amp;&quot; &quot;&amp;(RIGHT(DEC2HEX(HEX2DEC(&quot;05&quot;)+HEX2DEC(&quot;A0&quot;)+HEX2DEC(DEC2HEX([.A1691]; 4));4); 2))&amp;&quot; 16&quot;)" office:value-type="string" office:string-value="FE FE 05 A0 06 9A 3F 16" calcext:value-type="string">
            <text:p>FE FE 05 A0 06 9A 3F 16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(&quot;FE FE 05 A0 &quot;&amp;LEFT(DEC2HEX([.A1692]; 4);2)&amp;&quot; &quot;&amp;RIGHT(DEC2HEX([.A1692]; 4);2)&amp;&quot; &quot;&amp;(RIGHT(DEC2HEX(HEX2DEC(&quot;05&quot;)+HEX2DEC(&quot;A0&quot;)+HEX2DEC(DEC2HEX([.A1692]; 4));4); 2))&amp;&quot; 16&quot;)" office:value-type="string" office:string-value="FE FE 05 A0 06 9B 40 16" calcext:value-type="string">
            <text:p>FE FE 05 A0 06 9B 40 16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(&quot;FE FE 05 A0 &quot;&amp;LEFT(DEC2HEX([.A1693]; 4);2)&amp;&quot; &quot;&amp;RIGHT(DEC2HEX([.A1693]; 4);2)&amp;&quot; &quot;&amp;(RIGHT(DEC2HEX(HEX2DEC(&quot;05&quot;)+HEX2DEC(&quot;A0&quot;)+HEX2DEC(DEC2HEX([.A1693]; 4));4); 2))&amp;&quot; 16&quot;)" office:value-type="string" office:string-value="FE FE 05 A0 06 9C 41 16" calcext:value-type="string">
            <text:p>FE FE 05 A0 06 9C 41 16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(&quot;FE FE 05 A0 &quot;&amp;LEFT(DEC2HEX([.A1694]; 4);2)&amp;&quot; &quot;&amp;RIGHT(DEC2HEX([.A1694]; 4);2)&amp;&quot; &quot;&amp;(RIGHT(DEC2HEX(HEX2DEC(&quot;05&quot;)+HEX2DEC(&quot;A0&quot;)+HEX2DEC(DEC2HEX([.A1694]; 4));4); 2))&amp;&quot; 16&quot;)" office:value-type="string" office:string-value="FE FE 05 A0 06 9D 42 16" calcext:value-type="string">
            <text:p>FE FE 05 A0 06 9D 42 16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(&quot;FE FE 05 A0 &quot;&amp;LEFT(DEC2HEX([.A1695]; 4);2)&amp;&quot; &quot;&amp;RIGHT(DEC2HEX([.A1695]; 4);2)&amp;&quot; &quot;&amp;(RIGHT(DEC2HEX(HEX2DEC(&quot;05&quot;)+HEX2DEC(&quot;A0&quot;)+HEX2DEC(DEC2HEX([.A1695]; 4));4); 2))&amp;&quot; 16&quot;)" office:value-type="string" office:string-value="FE FE 05 A0 06 9E 43 16" calcext:value-type="string">
            <text:p>FE FE 05 A0 06 9E 43 16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(&quot;FE FE 05 A0 &quot;&amp;LEFT(DEC2HEX([.A1696]; 4);2)&amp;&quot; &quot;&amp;RIGHT(DEC2HEX([.A1696]; 4);2)&amp;&quot; &quot;&amp;(RIGHT(DEC2HEX(HEX2DEC(&quot;05&quot;)+HEX2DEC(&quot;A0&quot;)+HEX2DEC(DEC2HEX([.A1696]; 4));4); 2))&amp;&quot; 16&quot;)" office:value-type="string" office:string-value="FE FE 05 A0 06 9F 44 16" calcext:value-type="string">
            <text:p>FE FE 05 A0 06 9F 44 16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(&quot;FE FE 05 A0 &quot;&amp;LEFT(DEC2HEX([.A1697]; 4);2)&amp;&quot; &quot;&amp;RIGHT(DEC2HEX([.A1697]; 4);2)&amp;&quot; &quot;&amp;(RIGHT(DEC2HEX(HEX2DEC(&quot;05&quot;)+HEX2DEC(&quot;A0&quot;)+HEX2DEC(DEC2HEX([.A1697]; 4));4); 2))&amp;&quot; 16&quot;)" office:value-type="string" office:string-value="FE FE 05 A0 06 A0 45 16" calcext:value-type="string">
            <text:p>FE FE 05 A0 06 A0 45 16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(&quot;FE FE 05 A0 &quot;&amp;LEFT(DEC2HEX([.A1698]; 4);2)&amp;&quot; &quot;&amp;RIGHT(DEC2HEX([.A1698]; 4);2)&amp;&quot; &quot;&amp;(RIGHT(DEC2HEX(HEX2DEC(&quot;05&quot;)+HEX2DEC(&quot;A0&quot;)+HEX2DEC(DEC2HEX([.A1698]; 4));4); 2))&amp;&quot; 16&quot;)" office:value-type="string" office:string-value="FE FE 05 A0 06 A1 46 16" calcext:value-type="string">
            <text:p>FE FE 05 A0 06 A1 46 16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(&quot;FE FE 05 A0 &quot;&amp;LEFT(DEC2HEX([.A1699]; 4);2)&amp;&quot; &quot;&amp;RIGHT(DEC2HEX([.A1699]; 4);2)&amp;&quot; &quot;&amp;(RIGHT(DEC2HEX(HEX2DEC(&quot;05&quot;)+HEX2DEC(&quot;A0&quot;)+HEX2DEC(DEC2HEX([.A1699]; 4));4); 2))&amp;&quot; 16&quot;)" office:value-type="string" office:string-value="FE FE 05 A0 06 A2 47 16" calcext:value-type="string">
            <text:p>FE FE 05 A0 06 A2 47 16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(&quot;FE FE 05 A0 &quot;&amp;LEFT(DEC2HEX([.A1700]; 4);2)&amp;&quot; &quot;&amp;RIGHT(DEC2HEX([.A1700]; 4);2)&amp;&quot; &quot;&amp;(RIGHT(DEC2HEX(HEX2DEC(&quot;05&quot;)+HEX2DEC(&quot;A0&quot;)+HEX2DEC(DEC2HEX([.A1700]; 4));4); 2))&amp;&quot; 16&quot;)" office:value-type="string" office:string-value="FE FE 05 A0 06 A3 48 16" calcext:value-type="string">
            <text:p>FE FE 05 A0 06 A3 48 1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&quot;FE FE 05 A0 &quot;&amp;LEFT(DEC2HEX([.A1701]; 4);2)&amp;&quot; &quot;&amp;RIGHT(DEC2HEX([.A1701]; 4);2)&amp;&quot; &quot;&amp;(RIGHT(DEC2HEX(HEX2DEC(&quot;05&quot;)+HEX2DEC(&quot;A0&quot;)+HEX2DEC(DEC2HEX([.A1701]; 4));4); 2))&amp;&quot; 16&quot;)" office:value-type="string" office:string-value="FE FE 05 A0 06 A4 49 16" calcext:value-type="string">
            <text:p>FE FE 05 A0 06 A4 49 16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(&quot;FE FE 05 A0 &quot;&amp;LEFT(DEC2HEX([.A1702]; 4);2)&amp;&quot; &quot;&amp;RIGHT(DEC2HEX([.A1702]; 4);2)&amp;&quot; &quot;&amp;(RIGHT(DEC2HEX(HEX2DEC(&quot;05&quot;)+HEX2DEC(&quot;A0&quot;)+HEX2DEC(DEC2HEX([.A1702]; 4));4); 2))&amp;&quot; 16&quot;)" office:value-type="string" office:string-value="FE FE 05 A0 06 A5 4A 16" calcext:value-type="string">
            <text:p>FE FE 05 A0 06 A5 4A 16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(&quot;FE FE 05 A0 &quot;&amp;LEFT(DEC2HEX([.A1703]; 4);2)&amp;&quot; &quot;&amp;RIGHT(DEC2HEX([.A1703]; 4);2)&amp;&quot; &quot;&amp;(RIGHT(DEC2HEX(HEX2DEC(&quot;05&quot;)+HEX2DEC(&quot;A0&quot;)+HEX2DEC(DEC2HEX([.A1703]; 4));4); 2))&amp;&quot; 16&quot;)" office:value-type="string" office:string-value="FE FE 05 A0 06 A6 4B 16" calcext:value-type="string">
            <text:p>FE FE 05 A0 06 A6 4B 16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(&quot;FE FE 05 A0 &quot;&amp;LEFT(DEC2HEX([.A1704]; 4);2)&amp;&quot; &quot;&amp;RIGHT(DEC2HEX([.A1704]; 4);2)&amp;&quot; &quot;&amp;(RIGHT(DEC2HEX(HEX2DEC(&quot;05&quot;)+HEX2DEC(&quot;A0&quot;)+HEX2DEC(DEC2HEX([.A1704]; 4));4); 2))&amp;&quot; 16&quot;)" office:value-type="string" office:string-value="FE FE 05 A0 06 A7 4C 16" calcext:value-type="string">
            <text:p>FE FE 05 A0 06 A7 4C 16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&quot;FE FE 05 A0 &quot;&amp;LEFT(DEC2HEX([.A1705]; 4);2)&amp;&quot; &quot;&amp;RIGHT(DEC2HEX([.A1705]; 4);2)&amp;&quot; &quot;&amp;(RIGHT(DEC2HEX(HEX2DEC(&quot;05&quot;)+HEX2DEC(&quot;A0&quot;)+HEX2DEC(DEC2HEX([.A1705]; 4));4); 2))&amp;&quot; 16&quot;)" office:value-type="string" office:string-value="FE FE 05 A0 06 A8 4D 16" calcext:value-type="string">
            <text:p>FE FE 05 A0 06 A8 4D 16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(&quot;FE FE 05 A0 &quot;&amp;LEFT(DEC2HEX([.A1706]; 4);2)&amp;&quot; &quot;&amp;RIGHT(DEC2HEX([.A1706]; 4);2)&amp;&quot; &quot;&amp;(RIGHT(DEC2HEX(HEX2DEC(&quot;05&quot;)+HEX2DEC(&quot;A0&quot;)+HEX2DEC(DEC2HEX([.A1706]; 4));4); 2))&amp;&quot; 16&quot;)" office:value-type="string" office:string-value="FE FE 05 A0 06 A9 4E 16" calcext:value-type="string">
            <text:p>FE FE 05 A0 06 A9 4E 16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(&quot;FE FE 05 A0 &quot;&amp;LEFT(DEC2HEX([.A1707]; 4);2)&amp;&quot; &quot;&amp;RIGHT(DEC2HEX([.A1707]; 4);2)&amp;&quot; &quot;&amp;(RIGHT(DEC2HEX(HEX2DEC(&quot;05&quot;)+HEX2DEC(&quot;A0&quot;)+HEX2DEC(DEC2HEX([.A1707]; 4));4); 2))&amp;&quot; 16&quot;)" office:value-type="string" office:string-value="FE FE 05 A0 06 AA 4F 16" calcext:value-type="string">
            <text:p>FE FE 05 A0 06 AA 4F 16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(&quot;FE FE 05 A0 &quot;&amp;LEFT(DEC2HEX([.A1708]; 4);2)&amp;&quot; &quot;&amp;RIGHT(DEC2HEX([.A1708]; 4);2)&amp;&quot; &quot;&amp;(RIGHT(DEC2HEX(HEX2DEC(&quot;05&quot;)+HEX2DEC(&quot;A0&quot;)+HEX2DEC(DEC2HEX([.A1708]; 4));4); 2))&amp;&quot; 16&quot;)" office:value-type="string" office:string-value="FE FE 05 A0 06 AB 50 16" calcext:value-type="string">
            <text:p>FE FE 05 A0 06 AB 50 16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(&quot;FE FE 05 A0 &quot;&amp;LEFT(DEC2HEX([.A1709]; 4);2)&amp;&quot; &quot;&amp;RIGHT(DEC2HEX([.A1709]; 4);2)&amp;&quot; &quot;&amp;(RIGHT(DEC2HEX(HEX2DEC(&quot;05&quot;)+HEX2DEC(&quot;A0&quot;)+HEX2DEC(DEC2HEX([.A1709]; 4));4); 2))&amp;&quot; 16&quot;)" office:value-type="string" office:string-value="FE FE 05 A0 06 AC 51 16" calcext:value-type="string">
            <text:p>FE FE 05 A0 06 AC 51 16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(&quot;FE FE 05 A0 &quot;&amp;LEFT(DEC2HEX([.A1710]; 4);2)&amp;&quot; &quot;&amp;RIGHT(DEC2HEX([.A1710]; 4);2)&amp;&quot; &quot;&amp;(RIGHT(DEC2HEX(HEX2DEC(&quot;05&quot;)+HEX2DEC(&quot;A0&quot;)+HEX2DEC(DEC2HEX([.A1710]; 4));4); 2))&amp;&quot; 16&quot;)" office:value-type="string" office:string-value="FE FE 05 A0 06 AD 52 16" calcext:value-type="string">
            <text:p>FE FE 05 A0 06 AD 52 16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(&quot;FE FE 05 A0 &quot;&amp;LEFT(DEC2HEX([.A1711]; 4);2)&amp;&quot; &quot;&amp;RIGHT(DEC2HEX([.A1711]; 4);2)&amp;&quot; &quot;&amp;(RIGHT(DEC2HEX(HEX2DEC(&quot;05&quot;)+HEX2DEC(&quot;A0&quot;)+HEX2DEC(DEC2HEX([.A1711]; 4));4); 2))&amp;&quot; 16&quot;)" office:value-type="string" office:string-value="FE FE 05 A0 06 AE 53 16" calcext:value-type="string">
            <text:p>FE FE 05 A0 06 AE 53 16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(&quot;FE FE 05 A0 &quot;&amp;LEFT(DEC2HEX([.A1712]; 4);2)&amp;&quot; &quot;&amp;RIGHT(DEC2HEX([.A1712]; 4);2)&amp;&quot; &quot;&amp;(RIGHT(DEC2HEX(HEX2DEC(&quot;05&quot;)+HEX2DEC(&quot;A0&quot;)+HEX2DEC(DEC2HEX([.A1712]; 4));4); 2))&amp;&quot; 16&quot;)" office:value-type="string" office:string-value="FE FE 05 A0 06 AF 54 16" calcext:value-type="string">
            <text:p>FE FE 05 A0 06 AF 54 16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(&quot;FE FE 05 A0 &quot;&amp;LEFT(DEC2HEX([.A1713]; 4);2)&amp;&quot; &quot;&amp;RIGHT(DEC2HEX([.A1713]; 4);2)&amp;&quot; &quot;&amp;(RIGHT(DEC2HEX(HEX2DEC(&quot;05&quot;)+HEX2DEC(&quot;A0&quot;)+HEX2DEC(DEC2HEX([.A1713]; 4));4); 2))&amp;&quot; 16&quot;)" office:value-type="string" office:string-value="FE FE 05 A0 06 B0 55 16" calcext:value-type="string">
            <text:p>FE FE 05 A0 06 B0 55 16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(&quot;FE FE 05 A0 &quot;&amp;LEFT(DEC2HEX([.A1714]; 4);2)&amp;&quot; &quot;&amp;RIGHT(DEC2HEX([.A1714]; 4);2)&amp;&quot; &quot;&amp;(RIGHT(DEC2HEX(HEX2DEC(&quot;05&quot;)+HEX2DEC(&quot;A0&quot;)+HEX2DEC(DEC2HEX([.A1714]; 4));4); 2))&amp;&quot; 16&quot;)" office:value-type="string" office:string-value="FE FE 05 A0 06 B1 56 16" calcext:value-type="string">
            <text:p>FE FE 05 A0 06 B1 56 16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(&quot;FE FE 05 A0 &quot;&amp;LEFT(DEC2HEX([.A1715]; 4);2)&amp;&quot; &quot;&amp;RIGHT(DEC2HEX([.A1715]; 4);2)&amp;&quot; &quot;&amp;(RIGHT(DEC2HEX(HEX2DEC(&quot;05&quot;)+HEX2DEC(&quot;A0&quot;)+HEX2DEC(DEC2HEX([.A1715]; 4));4); 2))&amp;&quot; 16&quot;)" office:value-type="string" office:string-value="FE FE 05 A0 06 B2 57 16" calcext:value-type="string">
            <text:p>FE FE 05 A0 06 B2 57 16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(&quot;FE FE 05 A0 &quot;&amp;LEFT(DEC2HEX([.A1716]; 4);2)&amp;&quot; &quot;&amp;RIGHT(DEC2HEX([.A1716]; 4);2)&amp;&quot; &quot;&amp;(RIGHT(DEC2HEX(HEX2DEC(&quot;05&quot;)+HEX2DEC(&quot;A0&quot;)+HEX2DEC(DEC2HEX([.A1716]; 4));4); 2))&amp;&quot; 16&quot;)" office:value-type="string" office:string-value="FE FE 05 A0 06 B3 58 16" calcext:value-type="string">
            <text:p>FE FE 05 A0 06 B3 58 16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(&quot;FE FE 05 A0 &quot;&amp;LEFT(DEC2HEX([.A1717]; 4);2)&amp;&quot; &quot;&amp;RIGHT(DEC2HEX([.A1717]; 4);2)&amp;&quot; &quot;&amp;(RIGHT(DEC2HEX(HEX2DEC(&quot;05&quot;)+HEX2DEC(&quot;A0&quot;)+HEX2DEC(DEC2HEX([.A1717]; 4));4); 2))&amp;&quot; 16&quot;)" office:value-type="string" office:string-value="FE FE 05 A0 06 B4 59 16" calcext:value-type="string">
            <text:p>FE FE 05 A0 06 B4 59 16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(&quot;FE FE 05 A0 &quot;&amp;LEFT(DEC2HEX([.A1718]; 4);2)&amp;&quot; &quot;&amp;RIGHT(DEC2HEX([.A1718]; 4);2)&amp;&quot; &quot;&amp;(RIGHT(DEC2HEX(HEX2DEC(&quot;05&quot;)+HEX2DEC(&quot;A0&quot;)+HEX2DEC(DEC2HEX([.A1718]; 4));4); 2))&amp;&quot; 16&quot;)" office:value-type="string" office:string-value="FE FE 05 A0 06 B5 5A 16" calcext:value-type="string">
            <text:p>FE FE 05 A0 06 B5 5A 16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(&quot;FE FE 05 A0 &quot;&amp;LEFT(DEC2HEX([.A1719]; 4);2)&amp;&quot; &quot;&amp;RIGHT(DEC2HEX([.A1719]; 4);2)&amp;&quot; &quot;&amp;(RIGHT(DEC2HEX(HEX2DEC(&quot;05&quot;)+HEX2DEC(&quot;A0&quot;)+HEX2DEC(DEC2HEX([.A1719]; 4));4); 2))&amp;&quot; 16&quot;)" office:value-type="string" office:string-value="FE FE 05 A0 06 B6 5B 16" calcext:value-type="string">
            <text:p>FE FE 05 A0 06 B6 5B 1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(&quot;FE FE 05 A0 &quot;&amp;LEFT(DEC2HEX([.A1720]; 4);2)&amp;&quot; &quot;&amp;RIGHT(DEC2HEX([.A1720]; 4);2)&amp;&quot; &quot;&amp;(RIGHT(DEC2HEX(HEX2DEC(&quot;05&quot;)+HEX2DEC(&quot;A0&quot;)+HEX2DEC(DEC2HEX([.A1720]; 4));4); 2))&amp;&quot; 16&quot;)" office:value-type="string" office:string-value="FE FE 05 A0 06 B7 5C 16" calcext:value-type="string">
            <text:p>FE FE 05 A0 06 B7 5C 1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(&quot;FE FE 05 A0 &quot;&amp;LEFT(DEC2HEX([.A1721]; 4);2)&amp;&quot; &quot;&amp;RIGHT(DEC2HEX([.A1721]; 4);2)&amp;&quot; &quot;&amp;(RIGHT(DEC2HEX(HEX2DEC(&quot;05&quot;)+HEX2DEC(&quot;A0&quot;)+HEX2DEC(DEC2HEX([.A1721]; 4));4); 2))&amp;&quot; 16&quot;)" office:value-type="string" office:string-value="FE FE 05 A0 06 B8 5D 16" calcext:value-type="string">
            <text:p>FE FE 05 A0 06 B8 5D 16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(&quot;FE FE 05 A0 &quot;&amp;LEFT(DEC2HEX([.A1722]; 4);2)&amp;&quot; &quot;&amp;RIGHT(DEC2HEX([.A1722]; 4);2)&amp;&quot; &quot;&amp;(RIGHT(DEC2HEX(HEX2DEC(&quot;05&quot;)+HEX2DEC(&quot;A0&quot;)+HEX2DEC(DEC2HEX([.A1722]; 4));4); 2))&amp;&quot; 16&quot;)" office:value-type="string" office:string-value="FE FE 05 A0 06 B9 5E 16" calcext:value-type="string">
            <text:p>FE FE 05 A0 06 B9 5E 16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(&quot;FE FE 05 A0 &quot;&amp;LEFT(DEC2HEX([.A1723]; 4);2)&amp;&quot; &quot;&amp;RIGHT(DEC2HEX([.A1723]; 4);2)&amp;&quot; &quot;&amp;(RIGHT(DEC2HEX(HEX2DEC(&quot;05&quot;)+HEX2DEC(&quot;A0&quot;)+HEX2DEC(DEC2HEX([.A1723]; 4));4); 2))&amp;&quot; 16&quot;)" office:value-type="string" office:string-value="FE FE 05 A0 06 BA 5F 16" calcext:value-type="string">
            <text:p>FE FE 05 A0 06 BA 5F 16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(&quot;FE FE 05 A0 &quot;&amp;LEFT(DEC2HEX([.A1724]; 4);2)&amp;&quot; &quot;&amp;RIGHT(DEC2HEX([.A1724]; 4);2)&amp;&quot; &quot;&amp;(RIGHT(DEC2HEX(HEX2DEC(&quot;05&quot;)+HEX2DEC(&quot;A0&quot;)+HEX2DEC(DEC2HEX([.A1724]; 4));4); 2))&amp;&quot; 16&quot;)" office:value-type="string" office:string-value="FE FE 05 A0 06 BB 60 16" calcext:value-type="string">
            <text:p>FE FE 05 A0 06 BB 60 16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(&quot;FE FE 05 A0 &quot;&amp;LEFT(DEC2HEX([.A1725]; 4);2)&amp;&quot; &quot;&amp;RIGHT(DEC2HEX([.A1725]; 4);2)&amp;&quot; &quot;&amp;(RIGHT(DEC2HEX(HEX2DEC(&quot;05&quot;)+HEX2DEC(&quot;A0&quot;)+HEX2DEC(DEC2HEX([.A1725]; 4));4); 2))&amp;&quot; 16&quot;)" office:value-type="string" office:string-value="FE FE 05 A0 06 BC 61 16" calcext:value-type="string">
            <text:p>FE FE 05 A0 06 BC 61 16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(&quot;FE FE 05 A0 &quot;&amp;LEFT(DEC2HEX([.A1726]; 4);2)&amp;&quot; &quot;&amp;RIGHT(DEC2HEX([.A1726]; 4);2)&amp;&quot; &quot;&amp;(RIGHT(DEC2HEX(HEX2DEC(&quot;05&quot;)+HEX2DEC(&quot;A0&quot;)+HEX2DEC(DEC2HEX([.A1726]; 4));4); 2))&amp;&quot; 16&quot;)" office:value-type="string" office:string-value="FE FE 05 A0 06 BD 62 16" calcext:value-type="string">
            <text:p>FE FE 05 A0 06 BD 62 16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(&quot;FE FE 05 A0 &quot;&amp;LEFT(DEC2HEX([.A1727]; 4);2)&amp;&quot; &quot;&amp;RIGHT(DEC2HEX([.A1727]; 4);2)&amp;&quot; &quot;&amp;(RIGHT(DEC2HEX(HEX2DEC(&quot;05&quot;)+HEX2DEC(&quot;A0&quot;)+HEX2DEC(DEC2HEX([.A1727]; 4));4); 2))&amp;&quot; 16&quot;)" office:value-type="string" office:string-value="FE FE 05 A0 06 BE 63 16" calcext:value-type="string">
            <text:p>FE FE 05 A0 06 BE 63 16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(&quot;FE FE 05 A0 &quot;&amp;LEFT(DEC2HEX([.A1728]; 4);2)&amp;&quot; &quot;&amp;RIGHT(DEC2HEX([.A1728]; 4);2)&amp;&quot; &quot;&amp;(RIGHT(DEC2HEX(HEX2DEC(&quot;05&quot;)+HEX2DEC(&quot;A0&quot;)+HEX2DEC(DEC2HEX([.A1728]; 4));4); 2))&amp;&quot; 16&quot;)" office:value-type="string" office:string-value="FE FE 05 A0 06 BF 64 16" calcext:value-type="string">
            <text:p>FE FE 05 A0 06 BF 64 16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(&quot;FE FE 05 A0 &quot;&amp;LEFT(DEC2HEX([.A1729]; 4);2)&amp;&quot; &quot;&amp;RIGHT(DEC2HEX([.A1729]; 4);2)&amp;&quot; &quot;&amp;(RIGHT(DEC2HEX(HEX2DEC(&quot;05&quot;)+HEX2DEC(&quot;A0&quot;)+HEX2DEC(DEC2HEX([.A1729]; 4));4); 2))&amp;&quot; 16&quot;)" office:value-type="string" office:string-value="FE FE 05 A0 06 C0 65 16" calcext:value-type="string">
            <text:p>FE FE 05 A0 06 C0 65 16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(&quot;FE FE 05 A0 &quot;&amp;LEFT(DEC2HEX([.A1730]; 4);2)&amp;&quot; &quot;&amp;RIGHT(DEC2HEX([.A1730]; 4);2)&amp;&quot; &quot;&amp;(RIGHT(DEC2HEX(HEX2DEC(&quot;05&quot;)+HEX2DEC(&quot;A0&quot;)+HEX2DEC(DEC2HEX([.A1730]; 4));4); 2))&amp;&quot; 16&quot;)" office:value-type="string" office:string-value="FE FE 05 A0 06 C1 66 16" calcext:value-type="string">
            <text:p>FE FE 05 A0 06 C1 66 16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(&quot;FE FE 05 A0 &quot;&amp;LEFT(DEC2HEX([.A1731]; 4);2)&amp;&quot; &quot;&amp;RIGHT(DEC2HEX([.A1731]; 4);2)&amp;&quot; &quot;&amp;(RIGHT(DEC2HEX(HEX2DEC(&quot;05&quot;)+HEX2DEC(&quot;A0&quot;)+HEX2DEC(DEC2HEX([.A1731]; 4));4); 2))&amp;&quot; 16&quot;)" office:value-type="string" office:string-value="FE FE 05 A0 06 C2 67 16" calcext:value-type="string">
            <text:p>FE FE 05 A0 06 C2 67 16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(&quot;FE FE 05 A0 &quot;&amp;LEFT(DEC2HEX([.A1732]; 4);2)&amp;&quot; &quot;&amp;RIGHT(DEC2HEX([.A1732]; 4);2)&amp;&quot; &quot;&amp;(RIGHT(DEC2HEX(HEX2DEC(&quot;05&quot;)+HEX2DEC(&quot;A0&quot;)+HEX2DEC(DEC2HEX([.A1732]; 4));4); 2))&amp;&quot; 16&quot;)" office:value-type="string" office:string-value="FE FE 05 A0 06 C3 68 16" calcext:value-type="string">
            <text:p>FE FE 05 A0 06 C3 68 16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(&quot;FE FE 05 A0 &quot;&amp;LEFT(DEC2HEX([.A1733]; 4);2)&amp;&quot; &quot;&amp;RIGHT(DEC2HEX([.A1733]; 4);2)&amp;&quot; &quot;&amp;(RIGHT(DEC2HEX(HEX2DEC(&quot;05&quot;)+HEX2DEC(&quot;A0&quot;)+HEX2DEC(DEC2HEX([.A1733]; 4));4); 2))&amp;&quot; 16&quot;)" office:value-type="string" office:string-value="FE FE 05 A0 06 C4 69 16" calcext:value-type="string">
            <text:p>FE FE 05 A0 06 C4 69 16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(&quot;FE FE 05 A0 &quot;&amp;LEFT(DEC2HEX([.A1734]; 4);2)&amp;&quot; &quot;&amp;RIGHT(DEC2HEX([.A1734]; 4);2)&amp;&quot; &quot;&amp;(RIGHT(DEC2HEX(HEX2DEC(&quot;05&quot;)+HEX2DEC(&quot;A0&quot;)+HEX2DEC(DEC2HEX([.A1734]; 4));4); 2))&amp;&quot; 16&quot;)" office:value-type="string" office:string-value="FE FE 05 A0 06 C5 6A 16" calcext:value-type="string">
            <text:p>FE FE 05 A0 06 C5 6A 16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(&quot;FE FE 05 A0 &quot;&amp;LEFT(DEC2HEX([.A1735]; 4);2)&amp;&quot; &quot;&amp;RIGHT(DEC2HEX([.A1735]; 4);2)&amp;&quot; &quot;&amp;(RIGHT(DEC2HEX(HEX2DEC(&quot;05&quot;)+HEX2DEC(&quot;A0&quot;)+HEX2DEC(DEC2HEX([.A1735]; 4));4); 2))&amp;&quot; 16&quot;)" office:value-type="string" office:string-value="FE FE 05 A0 06 C6 6B 16" calcext:value-type="string">
            <text:p>FE FE 05 A0 06 C6 6B 16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(&quot;FE FE 05 A0 &quot;&amp;LEFT(DEC2HEX([.A1736]; 4);2)&amp;&quot; &quot;&amp;RIGHT(DEC2HEX([.A1736]; 4);2)&amp;&quot; &quot;&amp;(RIGHT(DEC2HEX(HEX2DEC(&quot;05&quot;)+HEX2DEC(&quot;A0&quot;)+HEX2DEC(DEC2HEX([.A1736]; 4));4); 2))&amp;&quot; 16&quot;)" office:value-type="string" office:string-value="FE FE 05 A0 06 C7 6C 16" calcext:value-type="string">
            <text:p>FE FE 05 A0 06 C7 6C 16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(&quot;FE FE 05 A0 &quot;&amp;LEFT(DEC2HEX([.A1737]; 4);2)&amp;&quot; &quot;&amp;RIGHT(DEC2HEX([.A1737]; 4);2)&amp;&quot; &quot;&amp;(RIGHT(DEC2HEX(HEX2DEC(&quot;05&quot;)+HEX2DEC(&quot;A0&quot;)+HEX2DEC(DEC2HEX([.A1737]; 4));4); 2))&amp;&quot; 16&quot;)" office:value-type="string" office:string-value="FE FE 05 A0 06 C8 6D 16" calcext:value-type="string">
            <text:p>FE FE 05 A0 06 C8 6D 16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(&quot;FE FE 05 A0 &quot;&amp;LEFT(DEC2HEX([.A1738]; 4);2)&amp;&quot; &quot;&amp;RIGHT(DEC2HEX([.A1738]; 4);2)&amp;&quot; &quot;&amp;(RIGHT(DEC2HEX(HEX2DEC(&quot;05&quot;)+HEX2DEC(&quot;A0&quot;)+HEX2DEC(DEC2HEX([.A1738]; 4));4); 2))&amp;&quot; 16&quot;)" office:value-type="string" office:string-value="FE FE 05 A0 06 C9 6E 16" calcext:value-type="string">
            <text:p>FE FE 05 A0 06 C9 6E 16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(&quot;FE FE 05 A0 &quot;&amp;LEFT(DEC2HEX([.A1739]; 4);2)&amp;&quot; &quot;&amp;RIGHT(DEC2HEX([.A1739]; 4);2)&amp;&quot; &quot;&amp;(RIGHT(DEC2HEX(HEX2DEC(&quot;05&quot;)+HEX2DEC(&quot;A0&quot;)+HEX2DEC(DEC2HEX([.A1739]; 4));4); 2))&amp;&quot; 16&quot;)" office:value-type="string" office:string-value="FE FE 05 A0 06 CA 6F 16" calcext:value-type="string">
            <text:p>FE FE 05 A0 06 CA 6F 16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(&quot;FE FE 05 A0 &quot;&amp;LEFT(DEC2HEX([.A1740]; 4);2)&amp;&quot; &quot;&amp;RIGHT(DEC2HEX([.A1740]; 4);2)&amp;&quot; &quot;&amp;(RIGHT(DEC2HEX(HEX2DEC(&quot;05&quot;)+HEX2DEC(&quot;A0&quot;)+HEX2DEC(DEC2HEX([.A1740]; 4));4); 2))&amp;&quot; 16&quot;)" office:value-type="string" office:string-value="FE FE 05 A0 06 CB 70 16" calcext:value-type="string">
            <text:p>FE FE 05 A0 06 CB 70 1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&quot;FE FE 05 A0 &quot;&amp;LEFT(DEC2HEX([.A1741]; 4);2)&amp;&quot; &quot;&amp;RIGHT(DEC2HEX([.A1741]; 4);2)&amp;&quot; &quot;&amp;(RIGHT(DEC2HEX(HEX2DEC(&quot;05&quot;)+HEX2DEC(&quot;A0&quot;)+HEX2DEC(DEC2HEX([.A1741]; 4));4); 2))&amp;&quot; 16&quot;)" office:value-type="string" office:string-value="FE FE 05 A0 06 CC 71 16" calcext:value-type="string">
            <text:p>FE FE 05 A0 06 CC 71 16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(&quot;FE FE 05 A0 &quot;&amp;LEFT(DEC2HEX([.A1742]; 4);2)&amp;&quot; &quot;&amp;RIGHT(DEC2HEX([.A1742]; 4);2)&amp;&quot; &quot;&amp;(RIGHT(DEC2HEX(HEX2DEC(&quot;05&quot;)+HEX2DEC(&quot;A0&quot;)+HEX2DEC(DEC2HEX([.A1742]; 4));4); 2))&amp;&quot; 16&quot;)" office:value-type="string" office:string-value="FE FE 05 A0 06 CD 72 16" calcext:value-type="string">
            <text:p>FE FE 05 A0 06 CD 72 16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(&quot;FE FE 05 A0 &quot;&amp;LEFT(DEC2HEX([.A1743]; 4);2)&amp;&quot; &quot;&amp;RIGHT(DEC2HEX([.A1743]; 4);2)&amp;&quot; &quot;&amp;(RIGHT(DEC2HEX(HEX2DEC(&quot;05&quot;)+HEX2DEC(&quot;A0&quot;)+HEX2DEC(DEC2HEX([.A1743]; 4));4); 2))&amp;&quot; 16&quot;)" office:value-type="string" office:string-value="FE FE 05 A0 06 CE 73 16" calcext:value-type="string">
            <text:p>FE FE 05 A0 06 CE 73 1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(&quot;FE FE 05 A0 &quot;&amp;LEFT(DEC2HEX([.A1744]; 4);2)&amp;&quot; &quot;&amp;RIGHT(DEC2HEX([.A1744]; 4);2)&amp;&quot; &quot;&amp;(RIGHT(DEC2HEX(HEX2DEC(&quot;05&quot;)+HEX2DEC(&quot;A0&quot;)+HEX2DEC(DEC2HEX([.A1744]; 4));4); 2))&amp;&quot; 16&quot;)" office:value-type="string" office:string-value="FE FE 05 A0 06 CF 74 16" calcext:value-type="string">
            <text:p>FE FE 05 A0 06 CF 74 16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(&quot;FE FE 05 A0 &quot;&amp;LEFT(DEC2HEX([.A1745]; 4);2)&amp;&quot; &quot;&amp;RIGHT(DEC2HEX([.A1745]; 4);2)&amp;&quot; &quot;&amp;(RIGHT(DEC2HEX(HEX2DEC(&quot;05&quot;)+HEX2DEC(&quot;A0&quot;)+HEX2DEC(DEC2HEX([.A1745]; 4));4); 2))&amp;&quot; 16&quot;)" office:value-type="string" office:string-value="FE FE 05 A0 06 D0 75 16" calcext:value-type="string">
            <text:p>FE FE 05 A0 06 D0 75 16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(&quot;FE FE 05 A0 &quot;&amp;LEFT(DEC2HEX([.A1746]; 4);2)&amp;&quot; &quot;&amp;RIGHT(DEC2HEX([.A1746]; 4);2)&amp;&quot; &quot;&amp;(RIGHT(DEC2HEX(HEX2DEC(&quot;05&quot;)+HEX2DEC(&quot;A0&quot;)+HEX2DEC(DEC2HEX([.A1746]; 4));4); 2))&amp;&quot; 16&quot;)" office:value-type="string" office:string-value="FE FE 05 A0 06 D1 76 16" calcext:value-type="string">
            <text:p>FE FE 05 A0 06 D1 76 16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(&quot;FE FE 05 A0 &quot;&amp;LEFT(DEC2HEX([.A1747]; 4);2)&amp;&quot; &quot;&amp;RIGHT(DEC2HEX([.A1747]; 4);2)&amp;&quot; &quot;&amp;(RIGHT(DEC2HEX(HEX2DEC(&quot;05&quot;)+HEX2DEC(&quot;A0&quot;)+HEX2DEC(DEC2HEX([.A1747]; 4));4); 2))&amp;&quot; 16&quot;)" office:value-type="string" office:string-value="FE FE 05 A0 06 D2 77 16" calcext:value-type="string">
            <text:p>FE FE 05 A0 06 D2 77 16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(&quot;FE FE 05 A0 &quot;&amp;LEFT(DEC2HEX([.A1748]; 4);2)&amp;&quot; &quot;&amp;RIGHT(DEC2HEX([.A1748]; 4);2)&amp;&quot; &quot;&amp;(RIGHT(DEC2HEX(HEX2DEC(&quot;05&quot;)+HEX2DEC(&quot;A0&quot;)+HEX2DEC(DEC2HEX([.A1748]; 4));4); 2))&amp;&quot; 16&quot;)" office:value-type="string" office:string-value="FE FE 05 A0 06 D3 78 16" calcext:value-type="string">
            <text:p>FE FE 05 A0 06 D3 78 16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(&quot;FE FE 05 A0 &quot;&amp;LEFT(DEC2HEX([.A1749]; 4);2)&amp;&quot; &quot;&amp;RIGHT(DEC2HEX([.A1749]; 4);2)&amp;&quot; &quot;&amp;(RIGHT(DEC2HEX(HEX2DEC(&quot;05&quot;)+HEX2DEC(&quot;A0&quot;)+HEX2DEC(DEC2HEX([.A1749]; 4));4); 2))&amp;&quot; 16&quot;)" office:value-type="string" office:string-value="FE FE 05 A0 06 D4 79 16" calcext:value-type="string">
            <text:p>FE FE 05 A0 06 D4 79 1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(&quot;FE FE 05 A0 &quot;&amp;LEFT(DEC2HEX([.A1750]; 4);2)&amp;&quot; &quot;&amp;RIGHT(DEC2HEX([.A1750]; 4);2)&amp;&quot; &quot;&amp;(RIGHT(DEC2HEX(HEX2DEC(&quot;05&quot;)+HEX2DEC(&quot;A0&quot;)+HEX2DEC(DEC2HEX([.A1750]; 4));4); 2))&amp;&quot; 16&quot;)" office:value-type="string" office:string-value="FE FE 05 A0 06 D5 7A 16" calcext:value-type="string">
            <text:p>FE FE 05 A0 06 D5 7A 16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(&quot;FE FE 05 A0 &quot;&amp;LEFT(DEC2HEX([.A1751]; 4);2)&amp;&quot; &quot;&amp;RIGHT(DEC2HEX([.A1751]; 4);2)&amp;&quot; &quot;&amp;(RIGHT(DEC2HEX(HEX2DEC(&quot;05&quot;)+HEX2DEC(&quot;A0&quot;)+HEX2DEC(DEC2HEX([.A1751]; 4));4); 2))&amp;&quot; 16&quot;)" office:value-type="string" office:string-value="FE FE 05 A0 06 D6 7B 16" calcext:value-type="string">
            <text:p>FE FE 05 A0 06 D6 7B 16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(&quot;FE FE 05 A0 &quot;&amp;LEFT(DEC2HEX([.A1752]; 4);2)&amp;&quot; &quot;&amp;RIGHT(DEC2HEX([.A1752]; 4);2)&amp;&quot; &quot;&amp;(RIGHT(DEC2HEX(HEX2DEC(&quot;05&quot;)+HEX2DEC(&quot;A0&quot;)+HEX2DEC(DEC2HEX([.A1752]; 4));4); 2))&amp;&quot; 16&quot;)" office:value-type="string" office:string-value="FE FE 05 A0 06 D7 7C 16" calcext:value-type="string">
            <text:p>FE FE 05 A0 06 D7 7C 16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(&quot;FE FE 05 A0 &quot;&amp;LEFT(DEC2HEX([.A1753]; 4);2)&amp;&quot; &quot;&amp;RIGHT(DEC2HEX([.A1753]; 4);2)&amp;&quot; &quot;&amp;(RIGHT(DEC2HEX(HEX2DEC(&quot;05&quot;)+HEX2DEC(&quot;A0&quot;)+HEX2DEC(DEC2HEX([.A1753]; 4));4); 2))&amp;&quot; 16&quot;)" office:value-type="string" office:string-value="FE FE 05 A0 06 D8 7D 16" calcext:value-type="string">
            <text:p>FE FE 05 A0 06 D8 7D 16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(&quot;FE FE 05 A0 &quot;&amp;LEFT(DEC2HEX([.A1754]; 4);2)&amp;&quot; &quot;&amp;RIGHT(DEC2HEX([.A1754]; 4);2)&amp;&quot; &quot;&amp;(RIGHT(DEC2HEX(HEX2DEC(&quot;05&quot;)+HEX2DEC(&quot;A0&quot;)+HEX2DEC(DEC2HEX([.A1754]; 4));4); 2))&amp;&quot; 16&quot;)" office:value-type="string" office:string-value="FE FE 05 A0 06 D9 7E 16" calcext:value-type="string">
            <text:p>FE FE 05 A0 06 D9 7E 1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(&quot;FE FE 05 A0 &quot;&amp;LEFT(DEC2HEX([.A1755]; 4);2)&amp;&quot; &quot;&amp;RIGHT(DEC2HEX([.A1755]; 4);2)&amp;&quot; &quot;&amp;(RIGHT(DEC2HEX(HEX2DEC(&quot;05&quot;)+HEX2DEC(&quot;A0&quot;)+HEX2DEC(DEC2HEX([.A1755]; 4));4); 2))&amp;&quot; 16&quot;)" office:value-type="string" office:string-value="FE FE 05 A0 06 DA 7F 16" calcext:value-type="string">
            <text:p>FE FE 05 A0 06 DA 7F 16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(&quot;FE FE 05 A0 &quot;&amp;LEFT(DEC2HEX([.A1756]; 4);2)&amp;&quot; &quot;&amp;RIGHT(DEC2HEX([.A1756]; 4);2)&amp;&quot; &quot;&amp;(RIGHT(DEC2HEX(HEX2DEC(&quot;05&quot;)+HEX2DEC(&quot;A0&quot;)+HEX2DEC(DEC2HEX([.A1756]; 4));4); 2))&amp;&quot; 16&quot;)" office:value-type="string" office:string-value="FE FE 05 A0 06 DB 80 16" calcext:value-type="string">
            <text:p>FE FE 05 A0 06 DB 80 16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(&quot;FE FE 05 A0 &quot;&amp;LEFT(DEC2HEX([.A1757]; 4);2)&amp;&quot; &quot;&amp;RIGHT(DEC2HEX([.A1757]; 4);2)&amp;&quot; &quot;&amp;(RIGHT(DEC2HEX(HEX2DEC(&quot;05&quot;)+HEX2DEC(&quot;A0&quot;)+HEX2DEC(DEC2HEX([.A1757]; 4));4); 2))&amp;&quot; 16&quot;)" office:value-type="string" office:string-value="FE FE 05 A0 06 DC 81 16" calcext:value-type="string">
            <text:p>FE FE 05 A0 06 DC 81 16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(&quot;FE FE 05 A0 &quot;&amp;LEFT(DEC2HEX([.A1758]; 4);2)&amp;&quot; &quot;&amp;RIGHT(DEC2HEX([.A1758]; 4);2)&amp;&quot; &quot;&amp;(RIGHT(DEC2HEX(HEX2DEC(&quot;05&quot;)+HEX2DEC(&quot;A0&quot;)+HEX2DEC(DEC2HEX([.A1758]; 4));4); 2))&amp;&quot; 16&quot;)" office:value-type="string" office:string-value="FE FE 05 A0 06 DD 82 16" calcext:value-type="string">
            <text:p>FE FE 05 A0 06 DD 82 1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(&quot;FE FE 05 A0 &quot;&amp;LEFT(DEC2HEX([.A1759]; 4);2)&amp;&quot; &quot;&amp;RIGHT(DEC2HEX([.A1759]; 4);2)&amp;&quot; &quot;&amp;(RIGHT(DEC2HEX(HEX2DEC(&quot;05&quot;)+HEX2DEC(&quot;A0&quot;)+HEX2DEC(DEC2HEX([.A1759]; 4));4); 2))&amp;&quot; 16&quot;)" office:value-type="string" office:string-value="FE FE 05 A0 06 DE 83 16" calcext:value-type="string">
            <text:p>FE FE 05 A0 06 DE 83 16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(&quot;FE FE 05 A0 &quot;&amp;LEFT(DEC2HEX([.A1760]; 4);2)&amp;&quot; &quot;&amp;RIGHT(DEC2HEX([.A1760]; 4);2)&amp;&quot; &quot;&amp;(RIGHT(DEC2HEX(HEX2DEC(&quot;05&quot;)+HEX2DEC(&quot;A0&quot;)+HEX2DEC(DEC2HEX([.A1760]; 4));4); 2))&amp;&quot; 16&quot;)" office:value-type="string" office:string-value="FE FE 05 A0 06 DF 84 16" calcext:value-type="string">
            <text:p>FE FE 05 A0 06 DF 84 1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&quot;FE FE 05 A0 &quot;&amp;LEFT(DEC2HEX([.A1761]; 4);2)&amp;&quot; &quot;&amp;RIGHT(DEC2HEX([.A1761]; 4);2)&amp;&quot; &quot;&amp;(RIGHT(DEC2HEX(HEX2DEC(&quot;05&quot;)+HEX2DEC(&quot;A0&quot;)+HEX2DEC(DEC2HEX([.A1761]; 4));4); 2))&amp;&quot; 16&quot;)" office:value-type="string" office:string-value="FE FE 05 A0 06 E0 85 16" calcext:value-type="string">
            <text:p>FE FE 05 A0 06 E0 85 16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(&quot;FE FE 05 A0 &quot;&amp;LEFT(DEC2HEX([.A1762]; 4);2)&amp;&quot; &quot;&amp;RIGHT(DEC2HEX([.A1762]; 4);2)&amp;&quot; &quot;&amp;(RIGHT(DEC2HEX(HEX2DEC(&quot;05&quot;)+HEX2DEC(&quot;A0&quot;)+HEX2DEC(DEC2HEX([.A1762]; 4));4); 2))&amp;&quot; 16&quot;)" office:value-type="string" office:string-value="FE FE 05 A0 06 E1 86 16" calcext:value-type="string">
            <text:p>FE FE 05 A0 06 E1 86 1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(&quot;FE FE 05 A0 &quot;&amp;LEFT(DEC2HEX([.A1763]; 4);2)&amp;&quot; &quot;&amp;RIGHT(DEC2HEX([.A1763]; 4);2)&amp;&quot; &quot;&amp;(RIGHT(DEC2HEX(HEX2DEC(&quot;05&quot;)+HEX2DEC(&quot;A0&quot;)+HEX2DEC(DEC2HEX([.A1763]; 4));4); 2))&amp;&quot; 16&quot;)" office:value-type="string" office:string-value="FE FE 05 A0 06 E2 87 16" calcext:value-type="string">
            <text:p>FE FE 05 A0 06 E2 87 16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(&quot;FE FE 05 A0 &quot;&amp;LEFT(DEC2HEX([.A1764]; 4);2)&amp;&quot; &quot;&amp;RIGHT(DEC2HEX([.A1764]; 4);2)&amp;&quot; &quot;&amp;(RIGHT(DEC2HEX(HEX2DEC(&quot;05&quot;)+HEX2DEC(&quot;A0&quot;)+HEX2DEC(DEC2HEX([.A1764]; 4));4); 2))&amp;&quot; 16&quot;)" office:value-type="string" office:string-value="FE FE 05 A0 06 E3 88 16" calcext:value-type="string">
            <text:p>FE FE 05 A0 06 E3 88 16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(&quot;FE FE 05 A0 &quot;&amp;LEFT(DEC2HEX([.A1765]; 4);2)&amp;&quot; &quot;&amp;RIGHT(DEC2HEX([.A1765]; 4);2)&amp;&quot; &quot;&amp;(RIGHT(DEC2HEX(HEX2DEC(&quot;05&quot;)+HEX2DEC(&quot;A0&quot;)+HEX2DEC(DEC2HEX([.A1765]; 4));4); 2))&amp;&quot; 16&quot;)" office:value-type="string" office:string-value="FE FE 05 A0 06 E4 89 16" calcext:value-type="string">
            <text:p>FE FE 05 A0 06 E4 89 16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(&quot;FE FE 05 A0 &quot;&amp;LEFT(DEC2HEX([.A1766]; 4);2)&amp;&quot; &quot;&amp;RIGHT(DEC2HEX([.A1766]; 4);2)&amp;&quot; &quot;&amp;(RIGHT(DEC2HEX(HEX2DEC(&quot;05&quot;)+HEX2DEC(&quot;A0&quot;)+HEX2DEC(DEC2HEX([.A1766]; 4));4); 2))&amp;&quot; 16&quot;)" office:value-type="string" office:string-value="FE FE 05 A0 06 E5 8A 16" calcext:value-type="string">
            <text:p>FE FE 05 A0 06 E5 8A 16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(&quot;FE FE 05 A0 &quot;&amp;LEFT(DEC2HEX([.A1767]; 4);2)&amp;&quot; &quot;&amp;RIGHT(DEC2HEX([.A1767]; 4);2)&amp;&quot; &quot;&amp;(RIGHT(DEC2HEX(HEX2DEC(&quot;05&quot;)+HEX2DEC(&quot;A0&quot;)+HEX2DEC(DEC2HEX([.A1767]; 4));4); 2))&amp;&quot; 16&quot;)" office:value-type="string" office:string-value="FE FE 05 A0 06 E6 8B 16" calcext:value-type="string">
            <text:p>FE FE 05 A0 06 E6 8B 16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(&quot;FE FE 05 A0 &quot;&amp;LEFT(DEC2HEX([.A1768]; 4);2)&amp;&quot; &quot;&amp;RIGHT(DEC2HEX([.A1768]; 4);2)&amp;&quot; &quot;&amp;(RIGHT(DEC2HEX(HEX2DEC(&quot;05&quot;)+HEX2DEC(&quot;A0&quot;)+HEX2DEC(DEC2HEX([.A1768]; 4));4); 2))&amp;&quot; 16&quot;)" office:value-type="string" office:string-value="FE FE 05 A0 06 E7 8C 16" calcext:value-type="string">
            <text:p>FE FE 05 A0 06 E7 8C 16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(&quot;FE FE 05 A0 &quot;&amp;LEFT(DEC2HEX([.A1769]; 4);2)&amp;&quot; &quot;&amp;RIGHT(DEC2HEX([.A1769]; 4);2)&amp;&quot; &quot;&amp;(RIGHT(DEC2HEX(HEX2DEC(&quot;05&quot;)+HEX2DEC(&quot;A0&quot;)+HEX2DEC(DEC2HEX([.A1769]; 4));4); 2))&amp;&quot; 16&quot;)" office:value-type="string" office:string-value="FE FE 05 A0 06 E8 8D 16" calcext:value-type="string">
            <text:p>FE FE 05 A0 06 E8 8D 16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(&quot;FE FE 05 A0 &quot;&amp;LEFT(DEC2HEX([.A1770]; 4);2)&amp;&quot; &quot;&amp;RIGHT(DEC2HEX([.A1770]; 4);2)&amp;&quot; &quot;&amp;(RIGHT(DEC2HEX(HEX2DEC(&quot;05&quot;)+HEX2DEC(&quot;A0&quot;)+HEX2DEC(DEC2HEX([.A1770]; 4));4); 2))&amp;&quot; 16&quot;)" office:value-type="string" office:string-value="FE FE 05 A0 06 E9 8E 16" calcext:value-type="string">
            <text:p>FE FE 05 A0 06 E9 8E 16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(&quot;FE FE 05 A0 &quot;&amp;LEFT(DEC2HEX([.A1771]; 4);2)&amp;&quot; &quot;&amp;RIGHT(DEC2HEX([.A1771]; 4);2)&amp;&quot; &quot;&amp;(RIGHT(DEC2HEX(HEX2DEC(&quot;05&quot;)+HEX2DEC(&quot;A0&quot;)+HEX2DEC(DEC2HEX([.A1771]; 4));4); 2))&amp;&quot; 16&quot;)" office:value-type="string" office:string-value="FE FE 05 A0 06 EA 8F 16" calcext:value-type="string">
            <text:p>FE FE 05 A0 06 EA 8F 16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(&quot;FE FE 05 A0 &quot;&amp;LEFT(DEC2HEX([.A1772]; 4);2)&amp;&quot; &quot;&amp;RIGHT(DEC2HEX([.A1772]; 4);2)&amp;&quot; &quot;&amp;(RIGHT(DEC2HEX(HEX2DEC(&quot;05&quot;)+HEX2DEC(&quot;A0&quot;)+HEX2DEC(DEC2HEX([.A1772]; 4));4); 2))&amp;&quot; 16&quot;)" office:value-type="string" office:string-value="FE FE 05 A0 06 EB 90 16" calcext:value-type="string">
            <text:p>FE FE 05 A0 06 EB 90 16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(&quot;FE FE 05 A0 &quot;&amp;LEFT(DEC2HEX([.A1773]; 4);2)&amp;&quot; &quot;&amp;RIGHT(DEC2HEX([.A1773]; 4);2)&amp;&quot; &quot;&amp;(RIGHT(DEC2HEX(HEX2DEC(&quot;05&quot;)+HEX2DEC(&quot;A0&quot;)+HEX2DEC(DEC2HEX([.A1773]; 4));4); 2))&amp;&quot; 16&quot;)" office:value-type="string" office:string-value="FE FE 05 A0 06 EC 91 16" calcext:value-type="string">
            <text:p>FE FE 05 A0 06 EC 91 1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(&quot;FE FE 05 A0 &quot;&amp;LEFT(DEC2HEX([.A1774]; 4);2)&amp;&quot; &quot;&amp;RIGHT(DEC2HEX([.A1774]; 4);2)&amp;&quot; &quot;&amp;(RIGHT(DEC2HEX(HEX2DEC(&quot;05&quot;)+HEX2DEC(&quot;A0&quot;)+HEX2DEC(DEC2HEX([.A1774]; 4));4); 2))&amp;&quot; 16&quot;)" office:value-type="string" office:string-value="FE FE 05 A0 06 ED 92 16" calcext:value-type="string">
            <text:p>FE FE 05 A0 06 ED 92 16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(&quot;FE FE 05 A0 &quot;&amp;LEFT(DEC2HEX([.A1775]; 4);2)&amp;&quot; &quot;&amp;RIGHT(DEC2HEX([.A1775]; 4);2)&amp;&quot; &quot;&amp;(RIGHT(DEC2HEX(HEX2DEC(&quot;05&quot;)+HEX2DEC(&quot;A0&quot;)+HEX2DEC(DEC2HEX([.A1775]; 4));4); 2))&amp;&quot; 16&quot;)" office:value-type="string" office:string-value="FE FE 05 A0 06 EE 93 16" calcext:value-type="string">
            <text:p>FE FE 05 A0 06 EE 93 16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(&quot;FE FE 05 A0 &quot;&amp;LEFT(DEC2HEX([.A1776]; 4);2)&amp;&quot; &quot;&amp;RIGHT(DEC2HEX([.A1776]; 4);2)&amp;&quot; &quot;&amp;(RIGHT(DEC2HEX(HEX2DEC(&quot;05&quot;)+HEX2DEC(&quot;A0&quot;)+HEX2DEC(DEC2HEX([.A1776]; 4));4); 2))&amp;&quot; 16&quot;)" office:value-type="string" office:string-value="FE FE 05 A0 06 EF 94 16" calcext:value-type="string">
            <text:p>FE FE 05 A0 06 EF 94 16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(&quot;FE FE 05 A0 &quot;&amp;LEFT(DEC2HEX([.A1777]; 4);2)&amp;&quot; &quot;&amp;RIGHT(DEC2HEX([.A1777]; 4);2)&amp;&quot; &quot;&amp;(RIGHT(DEC2HEX(HEX2DEC(&quot;05&quot;)+HEX2DEC(&quot;A0&quot;)+HEX2DEC(DEC2HEX([.A1777]; 4));4); 2))&amp;&quot; 16&quot;)" office:value-type="string" office:string-value="FE FE 05 A0 06 F0 95 16" calcext:value-type="string">
            <text:p>FE FE 05 A0 06 F0 95 16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(&quot;FE FE 05 A0 &quot;&amp;LEFT(DEC2HEX([.A1778]; 4);2)&amp;&quot; &quot;&amp;RIGHT(DEC2HEX([.A1778]; 4);2)&amp;&quot; &quot;&amp;(RIGHT(DEC2HEX(HEX2DEC(&quot;05&quot;)+HEX2DEC(&quot;A0&quot;)+HEX2DEC(DEC2HEX([.A1778]; 4));4); 2))&amp;&quot; 16&quot;)" office:value-type="string" office:string-value="FE FE 05 A0 06 F1 96 16" calcext:value-type="string">
            <text:p>FE FE 05 A0 06 F1 96 16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(&quot;FE FE 05 A0 &quot;&amp;LEFT(DEC2HEX([.A1779]; 4);2)&amp;&quot; &quot;&amp;RIGHT(DEC2HEX([.A1779]; 4);2)&amp;&quot; &quot;&amp;(RIGHT(DEC2HEX(HEX2DEC(&quot;05&quot;)+HEX2DEC(&quot;A0&quot;)+HEX2DEC(DEC2HEX([.A1779]; 4));4); 2))&amp;&quot; 16&quot;)" office:value-type="string" office:string-value="FE FE 05 A0 06 F2 97 16" calcext:value-type="string">
            <text:p>FE FE 05 A0 06 F2 97 16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(&quot;FE FE 05 A0 &quot;&amp;LEFT(DEC2HEX([.A1780]; 4);2)&amp;&quot; &quot;&amp;RIGHT(DEC2HEX([.A1780]; 4);2)&amp;&quot; &quot;&amp;(RIGHT(DEC2HEX(HEX2DEC(&quot;05&quot;)+HEX2DEC(&quot;A0&quot;)+HEX2DEC(DEC2HEX([.A1780]; 4));4); 2))&amp;&quot; 16&quot;)" office:value-type="string" office:string-value="FE FE 05 A0 06 F3 98 16" calcext:value-type="string">
            <text:p>FE FE 05 A0 06 F3 98 16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(&quot;FE FE 05 A0 &quot;&amp;LEFT(DEC2HEX([.A1781]; 4);2)&amp;&quot; &quot;&amp;RIGHT(DEC2HEX([.A1781]; 4);2)&amp;&quot; &quot;&amp;(RIGHT(DEC2HEX(HEX2DEC(&quot;05&quot;)+HEX2DEC(&quot;A0&quot;)+HEX2DEC(DEC2HEX([.A1781]; 4));4); 2))&amp;&quot; 16&quot;)" office:value-type="string" office:string-value="FE FE 05 A0 06 F4 99 16" calcext:value-type="string">
            <text:p>FE FE 05 A0 06 F4 99 16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(&quot;FE FE 05 A0 &quot;&amp;LEFT(DEC2HEX([.A1782]; 4);2)&amp;&quot; &quot;&amp;RIGHT(DEC2HEX([.A1782]; 4);2)&amp;&quot; &quot;&amp;(RIGHT(DEC2HEX(HEX2DEC(&quot;05&quot;)+HEX2DEC(&quot;A0&quot;)+HEX2DEC(DEC2HEX([.A1782]; 4));4); 2))&amp;&quot; 16&quot;)" office:value-type="string" office:string-value="FE FE 05 A0 06 F5 9A 16" calcext:value-type="string">
            <text:p>FE FE 05 A0 06 F5 9A 16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(&quot;FE FE 05 A0 &quot;&amp;LEFT(DEC2HEX([.A1783]; 4);2)&amp;&quot; &quot;&amp;RIGHT(DEC2HEX([.A1783]; 4);2)&amp;&quot; &quot;&amp;(RIGHT(DEC2HEX(HEX2DEC(&quot;05&quot;)+HEX2DEC(&quot;A0&quot;)+HEX2DEC(DEC2HEX([.A1783]; 4));4); 2))&amp;&quot; 16&quot;)" office:value-type="string" office:string-value="FE FE 05 A0 06 F6 9B 16" calcext:value-type="string">
            <text:p>FE FE 05 A0 06 F6 9B 16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(&quot;FE FE 05 A0 &quot;&amp;LEFT(DEC2HEX([.A1784]; 4);2)&amp;&quot; &quot;&amp;RIGHT(DEC2HEX([.A1784]; 4);2)&amp;&quot; &quot;&amp;(RIGHT(DEC2HEX(HEX2DEC(&quot;05&quot;)+HEX2DEC(&quot;A0&quot;)+HEX2DEC(DEC2HEX([.A1784]; 4));4); 2))&amp;&quot; 16&quot;)" office:value-type="string" office:string-value="FE FE 05 A0 06 F7 9C 16" calcext:value-type="string">
            <text:p>FE FE 05 A0 06 F7 9C 16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(&quot;FE FE 05 A0 &quot;&amp;LEFT(DEC2HEX([.A1785]; 4);2)&amp;&quot; &quot;&amp;RIGHT(DEC2HEX([.A1785]; 4);2)&amp;&quot; &quot;&amp;(RIGHT(DEC2HEX(HEX2DEC(&quot;05&quot;)+HEX2DEC(&quot;A0&quot;)+HEX2DEC(DEC2HEX([.A1785]; 4));4); 2))&amp;&quot; 16&quot;)" office:value-type="string" office:string-value="FE FE 05 A0 06 F8 9D 16" calcext:value-type="string">
            <text:p>FE FE 05 A0 06 F8 9D 1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(&quot;FE FE 05 A0 &quot;&amp;LEFT(DEC2HEX([.A1786]; 4);2)&amp;&quot; &quot;&amp;RIGHT(DEC2HEX([.A1786]; 4);2)&amp;&quot; &quot;&amp;(RIGHT(DEC2HEX(HEX2DEC(&quot;05&quot;)+HEX2DEC(&quot;A0&quot;)+HEX2DEC(DEC2HEX([.A1786]; 4));4); 2))&amp;&quot; 16&quot;)" office:value-type="string" office:string-value="FE FE 05 A0 06 F9 9E 16" calcext:value-type="string">
            <text:p>FE FE 05 A0 06 F9 9E 16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(&quot;FE FE 05 A0 &quot;&amp;LEFT(DEC2HEX([.A1787]; 4);2)&amp;&quot; &quot;&amp;RIGHT(DEC2HEX([.A1787]; 4);2)&amp;&quot; &quot;&amp;(RIGHT(DEC2HEX(HEX2DEC(&quot;05&quot;)+HEX2DEC(&quot;A0&quot;)+HEX2DEC(DEC2HEX([.A1787]; 4));4); 2))&amp;&quot; 16&quot;)" office:value-type="string" office:string-value="FE FE 05 A0 06 FA 9F 16" calcext:value-type="string">
            <text:p>FE FE 05 A0 06 FA 9F 16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(&quot;FE FE 05 A0 &quot;&amp;LEFT(DEC2HEX([.A1788]; 4);2)&amp;&quot; &quot;&amp;RIGHT(DEC2HEX([.A1788]; 4);2)&amp;&quot; &quot;&amp;(RIGHT(DEC2HEX(HEX2DEC(&quot;05&quot;)+HEX2DEC(&quot;A0&quot;)+HEX2DEC(DEC2HEX([.A1788]; 4));4); 2))&amp;&quot; 16&quot;)" office:value-type="string" office:string-value="FE FE 05 A0 06 FB A0 16" calcext:value-type="string">
            <text:p>FE FE 05 A0 06 FB A0 16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(&quot;FE FE 05 A0 &quot;&amp;LEFT(DEC2HEX([.A1789]; 4);2)&amp;&quot; &quot;&amp;RIGHT(DEC2HEX([.A1789]; 4);2)&amp;&quot; &quot;&amp;(RIGHT(DEC2HEX(HEX2DEC(&quot;05&quot;)+HEX2DEC(&quot;A0&quot;)+HEX2DEC(DEC2HEX([.A1789]; 4));4); 2))&amp;&quot; 16&quot;)" office:value-type="string" office:string-value="FE FE 05 A0 06 FC A1 16" calcext:value-type="string">
            <text:p>FE FE 05 A0 06 FC A1 16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(&quot;FE FE 05 A0 &quot;&amp;LEFT(DEC2HEX([.A1790]; 4);2)&amp;&quot; &quot;&amp;RIGHT(DEC2HEX([.A1790]; 4);2)&amp;&quot; &quot;&amp;(RIGHT(DEC2HEX(HEX2DEC(&quot;05&quot;)+HEX2DEC(&quot;A0&quot;)+HEX2DEC(DEC2HEX([.A1790]; 4));4); 2))&amp;&quot; 16&quot;)" office:value-type="string" office:string-value="FE FE 05 A0 06 FD A2 16" calcext:value-type="string">
            <text:p>FE FE 05 A0 06 FD A2 16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(&quot;FE FE 05 A0 &quot;&amp;LEFT(DEC2HEX([.A1791]; 4);2)&amp;&quot; &quot;&amp;RIGHT(DEC2HEX([.A1791]; 4);2)&amp;&quot; &quot;&amp;(RIGHT(DEC2HEX(HEX2DEC(&quot;05&quot;)+HEX2DEC(&quot;A0&quot;)+HEX2DEC(DEC2HEX([.A1791]; 4));4); 2))&amp;&quot; 16&quot;)" office:value-type="string" office:string-value="FE FE 05 A0 06 FE A3 16" calcext:value-type="string">
            <text:p>FE FE 05 A0 06 FE A3 16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(&quot;FE FE 05 A0 &quot;&amp;LEFT(DEC2HEX([.A1792]; 4);2)&amp;&quot; &quot;&amp;RIGHT(DEC2HEX([.A1792]; 4);2)&amp;&quot; &quot;&amp;(RIGHT(DEC2HEX(HEX2DEC(&quot;05&quot;)+HEX2DEC(&quot;A0&quot;)+HEX2DEC(DEC2HEX([.A1792]; 4));4); 2))&amp;&quot; 16&quot;)" office:value-type="string" office:string-value="FE FE 05 A0 06 FF A4 16" calcext:value-type="string">
            <text:p>FE FE 05 A0 06 FF A4 1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&quot;FE FE 05 A0 &quot;&amp;LEFT(DEC2HEX([.A1793]; 4);2)&amp;&quot; &quot;&amp;RIGHT(DEC2HEX([.A1793]; 4);2)&amp;&quot; &quot;&amp;(RIGHT(DEC2HEX(HEX2DEC(&quot;05&quot;)+HEX2DEC(&quot;A0&quot;)+HEX2DEC(DEC2HEX([.A1793]; 4));4); 2))&amp;&quot; 16&quot;)" office:value-type="string" office:string-value="FE FE 05 A0 07 00 A5 16" calcext:value-type="string">
            <text:p>FE FE 05 A0 07 00 A5 16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(&quot;FE FE 05 A0 &quot;&amp;LEFT(DEC2HEX([.A1794]; 4);2)&amp;&quot; &quot;&amp;RIGHT(DEC2HEX([.A1794]; 4);2)&amp;&quot; &quot;&amp;(RIGHT(DEC2HEX(HEX2DEC(&quot;05&quot;)+HEX2DEC(&quot;A0&quot;)+HEX2DEC(DEC2HEX([.A1794]; 4));4); 2))&amp;&quot; 16&quot;)" office:value-type="string" office:string-value="FE FE 05 A0 07 01 A6 16" calcext:value-type="string">
            <text:p>FE FE 05 A0 07 01 A6 16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(&quot;FE FE 05 A0 &quot;&amp;LEFT(DEC2HEX([.A1795]; 4);2)&amp;&quot; &quot;&amp;RIGHT(DEC2HEX([.A1795]; 4);2)&amp;&quot; &quot;&amp;(RIGHT(DEC2HEX(HEX2DEC(&quot;05&quot;)+HEX2DEC(&quot;A0&quot;)+HEX2DEC(DEC2HEX([.A1795]; 4));4); 2))&amp;&quot; 16&quot;)" office:value-type="string" office:string-value="FE FE 05 A0 07 02 A7 16" calcext:value-type="string">
            <text:p>FE FE 05 A0 07 02 A7 16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(&quot;FE FE 05 A0 &quot;&amp;LEFT(DEC2HEX([.A1796]; 4);2)&amp;&quot; &quot;&amp;RIGHT(DEC2HEX([.A1796]; 4);2)&amp;&quot; &quot;&amp;(RIGHT(DEC2HEX(HEX2DEC(&quot;05&quot;)+HEX2DEC(&quot;A0&quot;)+HEX2DEC(DEC2HEX([.A1796]; 4));4); 2))&amp;&quot; 16&quot;)" office:value-type="string" office:string-value="FE FE 05 A0 07 03 A8 16" calcext:value-type="string">
            <text:p>FE FE 05 A0 07 03 A8 16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(&quot;FE FE 05 A0 &quot;&amp;LEFT(DEC2HEX([.A1797]; 4);2)&amp;&quot; &quot;&amp;RIGHT(DEC2HEX([.A1797]; 4);2)&amp;&quot; &quot;&amp;(RIGHT(DEC2HEX(HEX2DEC(&quot;05&quot;)+HEX2DEC(&quot;A0&quot;)+HEX2DEC(DEC2HEX([.A1797]; 4));4); 2))&amp;&quot; 16&quot;)" office:value-type="string" office:string-value="FE FE 05 A0 07 04 A9 16" calcext:value-type="string">
            <text:p>FE FE 05 A0 07 04 A9 16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(&quot;FE FE 05 A0 &quot;&amp;LEFT(DEC2HEX([.A1798]; 4);2)&amp;&quot; &quot;&amp;RIGHT(DEC2HEX([.A1798]; 4);2)&amp;&quot; &quot;&amp;(RIGHT(DEC2HEX(HEX2DEC(&quot;05&quot;)+HEX2DEC(&quot;A0&quot;)+HEX2DEC(DEC2HEX([.A1798]; 4));4); 2))&amp;&quot; 16&quot;)" office:value-type="string" office:string-value="FE FE 05 A0 07 05 AA 16" calcext:value-type="string">
            <text:p>FE FE 05 A0 07 05 AA 16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(&quot;FE FE 05 A0 &quot;&amp;LEFT(DEC2HEX([.A1799]; 4);2)&amp;&quot; &quot;&amp;RIGHT(DEC2HEX([.A1799]; 4);2)&amp;&quot; &quot;&amp;(RIGHT(DEC2HEX(HEX2DEC(&quot;05&quot;)+HEX2DEC(&quot;A0&quot;)+HEX2DEC(DEC2HEX([.A1799]; 4));4); 2))&amp;&quot; 16&quot;)" office:value-type="string" office:string-value="FE FE 05 A0 07 06 AB 16" calcext:value-type="string">
            <text:p>FE FE 05 A0 07 06 AB 16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(&quot;FE FE 05 A0 &quot;&amp;LEFT(DEC2HEX([.A1800]; 4);2)&amp;&quot; &quot;&amp;RIGHT(DEC2HEX([.A1800]; 4);2)&amp;&quot; &quot;&amp;(RIGHT(DEC2HEX(HEX2DEC(&quot;05&quot;)+HEX2DEC(&quot;A0&quot;)+HEX2DEC(DEC2HEX([.A1800]; 4));4); 2))&amp;&quot; 16&quot;)" office:value-type="string" office:string-value="FE FE 05 A0 07 07 AC 16" calcext:value-type="string">
            <text:p>FE FE 05 A0 07 07 AC 16</text:p>
          </table:table-cell>
          <table:table-cell/>
        </table:table-row>
        <table:table-row table:style-name="ro1" table:number-rows-repeated="10467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I" table:style-name="ta1">
        <table:table-column table:style-name="co1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Ki Value</text:p>
          </table:table-cell>
          <table:table-cell office:value-type="string" calcext:value-type="string">
            <text:p>Pa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&quot;FE FE 05 A1 &quot;&amp;LEFT(DEC2HEX([.A2]; 4);2)&amp;&quot; &quot;&amp;RIGHT(DEC2HEX([.A2]; 4);2)&amp;&quot; &quot;&amp;(RIGHT(DEC2HEX(HEX2DEC(&quot;05&quot;)+HEX2DEC(&quot;A1&quot;)+HEX2DEC(DEC2HEX([.A2]; 4));4); 2))&amp;&quot; 16&quot;)" office:value-type="string" office:string-value="FE FE 05 A1 00 01 A7 16" calcext:value-type="string">
            <text:p>FE FE 05 A1 00 01 A7 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&quot;FE FE 05 A1 &quot;&amp;LEFT(DEC2HEX([.A3]; 4);2)&amp;&quot; &quot;&amp;RIGHT(DEC2HEX([.A3]; 4);2)&amp;&quot; &quot;&amp;(RIGHT(DEC2HEX(HEX2DEC(&quot;05&quot;)+HEX2DEC(&quot;A1&quot;)+HEX2DEC(DEC2HEX([.A3]; 4));4); 2))&amp;&quot; 16&quot;)" office:value-type="string" office:string-value="FE FE 05 A1 00 02 A8 16" calcext:value-type="string">
            <text:p>FE FE 05 A1 00 02 A8 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&quot;FE FE 05 A1 &quot;&amp;LEFT(DEC2HEX([.A4]; 4);2)&amp;&quot; &quot;&amp;RIGHT(DEC2HEX([.A4]; 4);2)&amp;&quot; &quot;&amp;(RIGHT(DEC2HEX(HEX2DEC(&quot;05&quot;)+HEX2DEC(&quot;A1&quot;)+HEX2DEC(DEC2HEX([.A4]; 4));4); 2))&amp;&quot; 16&quot;)" office:value-type="string" office:string-value="FE FE 05 A1 00 03 A9 16" calcext:value-type="string">
            <text:p>FE FE 05 A1 00 03 A9 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&quot;FE FE 05 A1 &quot;&amp;LEFT(DEC2HEX([.A5]; 4);2)&amp;&quot; &quot;&amp;RIGHT(DEC2HEX([.A5]; 4);2)&amp;&quot; &quot;&amp;(RIGHT(DEC2HEX(HEX2DEC(&quot;05&quot;)+HEX2DEC(&quot;A1&quot;)+HEX2DEC(DEC2HEX([.A5]; 4));4); 2))&amp;&quot; 16&quot;)" office:value-type="string" office:string-value="FE FE 05 A1 00 04 AA 16" calcext:value-type="string">
            <text:p>FE FE 05 A1 00 04 AA 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&quot;FE FE 05 A1 &quot;&amp;LEFT(DEC2HEX([.A6]; 4);2)&amp;&quot; &quot;&amp;RIGHT(DEC2HEX([.A6]; 4);2)&amp;&quot; &quot;&amp;(RIGHT(DEC2HEX(HEX2DEC(&quot;05&quot;)+HEX2DEC(&quot;A1&quot;)+HEX2DEC(DEC2HEX([.A6]; 4));4); 2))&amp;&quot; 16&quot;)" office:value-type="string" office:string-value="FE FE 05 A1 00 05 AB 16" calcext:value-type="string">
            <text:p>FE FE 05 A1 00 05 AB 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&quot;FE FE 05 A1 &quot;&amp;LEFT(DEC2HEX([.A7]; 4);2)&amp;&quot; &quot;&amp;RIGHT(DEC2HEX([.A7]; 4);2)&amp;&quot; &quot;&amp;(RIGHT(DEC2HEX(HEX2DEC(&quot;05&quot;)+HEX2DEC(&quot;A1&quot;)+HEX2DEC(DEC2HEX([.A7]; 4));4); 2))&amp;&quot; 16&quot;)" office:value-type="string" office:string-value="FE FE 05 A1 00 06 AC 16" calcext:value-type="string">
            <text:p>FE FE 05 A1 00 06 AC 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&quot;FE FE 05 A1 &quot;&amp;LEFT(DEC2HEX([.A8]; 4);2)&amp;&quot; &quot;&amp;RIGHT(DEC2HEX([.A8]; 4);2)&amp;&quot; &quot;&amp;(RIGHT(DEC2HEX(HEX2DEC(&quot;05&quot;)+HEX2DEC(&quot;A1&quot;)+HEX2DEC(DEC2HEX([.A8]; 4));4); 2))&amp;&quot; 16&quot;)" office:value-type="string" office:string-value="FE FE 05 A1 00 07 AD 16" calcext:value-type="string">
            <text:p>FE FE 05 A1 00 07 AD 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&quot;FE FE 05 A1 &quot;&amp;LEFT(DEC2HEX([.A9]; 4);2)&amp;&quot; &quot;&amp;RIGHT(DEC2HEX([.A9]; 4);2)&amp;&quot; &quot;&amp;(RIGHT(DEC2HEX(HEX2DEC(&quot;05&quot;)+HEX2DEC(&quot;A1&quot;)+HEX2DEC(DEC2HEX([.A9]; 4));4); 2))&amp;&quot; 16&quot;)" office:value-type="string" office:string-value="FE FE 05 A1 00 08 AE 16" calcext:value-type="string">
            <text:p>FE FE 05 A1 00 08 AE 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&quot;FE FE 05 A1 &quot;&amp;LEFT(DEC2HEX([.A10]; 4);2)&amp;&quot; &quot;&amp;RIGHT(DEC2HEX([.A10]; 4);2)&amp;&quot; &quot;&amp;(RIGHT(DEC2HEX(HEX2DEC(&quot;05&quot;)+HEX2DEC(&quot;A1&quot;)+HEX2DEC(DEC2HEX([.A10]; 4));4); 2))&amp;&quot; 16&quot;)" office:value-type="string" office:string-value="FE FE 05 A1 00 09 AF 16" calcext:value-type="string">
            <text:p>FE FE 05 A1 00 09 AF 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&quot;FE FE 05 A1 &quot;&amp;LEFT(DEC2HEX([.A11]; 4);2)&amp;&quot; &quot;&amp;RIGHT(DEC2HEX([.A11]; 4);2)&amp;&quot; &quot;&amp;(RIGHT(DEC2HEX(HEX2DEC(&quot;05&quot;)+HEX2DEC(&quot;A1&quot;)+HEX2DEC(DEC2HEX([.A11]; 4));4); 2))&amp;&quot; 16&quot;)" office:value-type="string" office:string-value="FE FE 05 A1 00 0A B0 16" calcext:value-type="string">
            <text:p>FE FE 05 A1 00 0A B0 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&quot;FE FE 05 A1 &quot;&amp;LEFT(DEC2HEX([.A12]; 4);2)&amp;&quot; &quot;&amp;RIGHT(DEC2HEX([.A12]; 4);2)&amp;&quot; &quot;&amp;(RIGHT(DEC2HEX(HEX2DEC(&quot;05&quot;)+HEX2DEC(&quot;A1&quot;)+HEX2DEC(DEC2HEX([.A12]; 4));4); 2))&amp;&quot; 16&quot;)" office:value-type="string" office:string-value="FE FE 05 A1 00 0B B1 16" calcext:value-type="string">
            <text:p>FE FE 05 A1 00 0B B1 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&quot;FE FE 05 A1 &quot;&amp;LEFT(DEC2HEX([.A13]; 4);2)&amp;&quot; &quot;&amp;RIGHT(DEC2HEX([.A13]; 4);2)&amp;&quot; &quot;&amp;(RIGHT(DEC2HEX(HEX2DEC(&quot;05&quot;)+HEX2DEC(&quot;A1&quot;)+HEX2DEC(DEC2HEX([.A13]; 4));4); 2))&amp;&quot; 16&quot;)" office:value-type="string" office:string-value="FE FE 05 A1 00 0C B2 16" calcext:value-type="string">
            <text:p>FE FE 05 A1 00 0C B2 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&quot;FE FE 05 A1 &quot;&amp;LEFT(DEC2HEX([.A14]; 4);2)&amp;&quot; &quot;&amp;RIGHT(DEC2HEX([.A14]; 4);2)&amp;&quot; &quot;&amp;(RIGHT(DEC2HEX(HEX2DEC(&quot;05&quot;)+HEX2DEC(&quot;A1&quot;)+HEX2DEC(DEC2HEX([.A14]; 4));4); 2))&amp;&quot; 16&quot;)" office:value-type="string" office:string-value="FE FE 05 A1 00 0D B3 16" calcext:value-type="string">
            <text:p>FE FE 05 A1 00 0D B3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&quot;FE FE 05 A1 &quot;&amp;LEFT(DEC2HEX([.A15]; 4);2)&amp;&quot; &quot;&amp;RIGHT(DEC2HEX([.A15]; 4);2)&amp;&quot; &quot;&amp;(RIGHT(DEC2HEX(HEX2DEC(&quot;05&quot;)+HEX2DEC(&quot;A1&quot;)+HEX2DEC(DEC2HEX([.A15]; 4));4); 2))&amp;&quot; 16&quot;)" office:value-type="string" office:string-value="FE FE 05 A1 00 0E B4 16" calcext:value-type="string">
            <text:p>FE FE 05 A1 00 0E B4 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&quot;FE FE 05 A1 &quot;&amp;LEFT(DEC2HEX([.A16]; 4);2)&amp;&quot; &quot;&amp;RIGHT(DEC2HEX([.A16]; 4);2)&amp;&quot; &quot;&amp;(RIGHT(DEC2HEX(HEX2DEC(&quot;05&quot;)+HEX2DEC(&quot;A1&quot;)+HEX2DEC(DEC2HEX([.A16]; 4));4); 2))&amp;&quot; 16&quot;)" office:value-type="string" office:string-value="FE FE 05 A1 00 0F B5 16" calcext:value-type="string">
            <text:p>FE FE 05 A1 00 0F B5 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&quot;FE FE 05 A1 &quot;&amp;LEFT(DEC2HEX([.A17]; 4);2)&amp;&quot; &quot;&amp;RIGHT(DEC2HEX([.A17]; 4);2)&amp;&quot; &quot;&amp;(RIGHT(DEC2HEX(HEX2DEC(&quot;05&quot;)+HEX2DEC(&quot;A1&quot;)+HEX2DEC(DEC2HEX([.A17]; 4));4); 2))&amp;&quot; 16&quot;)" office:value-type="string" office:string-value="FE FE 05 A1 00 10 B6 16" calcext:value-type="string">
            <text:p>FE FE 05 A1 00 10 B6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&quot;FE FE 05 A1 &quot;&amp;LEFT(DEC2HEX([.A18]; 4);2)&amp;&quot; &quot;&amp;RIGHT(DEC2HEX([.A18]; 4);2)&amp;&quot; &quot;&amp;(RIGHT(DEC2HEX(HEX2DEC(&quot;05&quot;)+HEX2DEC(&quot;A1&quot;)+HEX2DEC(DEC2HEX([.A18]; 4));4); 2))&amp;&quot; 16&quot;)" office:value-type="string" office:string-value="FE FE 05 A1 00 11 B7 16" calcext:value-type="string">
            <text:p>FE FE 05 A1 00 11 B7 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&quot;FE FE 05 A1 &quot;&amp;LEFT(DEC2HEX([.A19]; 4);2)&amp;&quot; &quot;&amp;RIGHT(DEC2HEX([.A19]; 4);2)&amp;&quot; &quot;&amp;(RIGHT(DEC2HEX(HEX2DEC(&quot;05&quot;)+HEX2DEC(&quot;A1&quot;)+HEX2DEC(DEC2HEX([.A19]; 4));4); 2))&amp;&quot; 16&quot;)" office:value-type="string" office:string-value="FE FE 05 A1 00 12 B8 16" calcext:value-type="string">
            <text:p>FE FE 05 A1 00 12 B8 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&quot;FE FE 05 A1 &quot;&amp;LEFT(DEC2HEX([.A20]; 4);2)&amp;&quot; &quot;&amp;RIGHT(DEC2HEX([.A20]; 4);2)&amp;&quot; &quot;&amp;(RIGHT(DEC2HEX(HEX2DEC(&quot;05&quot;)+HEX2DEC(&quot;A1&quot;)+HEX2DEC(DEC2HEX([.A20]; 4));4); 2))&amp;&quot; 16&quot;)" office:value-type="string" office:string-value="FE FE 05 A1 00 13 B9 16" calcext:value-type="string">
            <text:p>FE FE 05 A1 00 13 B9 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&quot;FE FE 05 A1 &quot;&amp;LEFT(DEC2HEX([.A21]; 4);2)&amp;&quot; &quot;&amp;RIGHT(DEC2HEX([.A21]; 4);2)&amp;&quot; &quot;&amp;(RIGHT(DEC2HEX(HEX2DEC(&quot;05&quot;)+HEX2DEC(&quot;A1&quot;)+HEX2DEC(DEC2HEX([.A21]; 4));4); 2))&amp;&quot; 16&quot;)" office:value-type="string" office:string-value="FE FE 05 A1 00 14 BA 16" calcext:value-type="string">
            <text:p>FE FE 05 A1 00 14 BA 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&quot;FE FE 05 A1 &quot;&amp;LEFT(DEC2HEX([.A22]; 4);2)&amp;&quot; &quot;&amp;RIGHT(DEC2HEX([.A22]; 4);2)&amp;&quot; &quot;&amp;(RIGHT(DEC2HEX(HEX2DEC(&quot;05&quot;)+HEX2DEC(&quot;A1&quot;)+HEX2DEC(DEC2HEX([.A22]; 4));4); 2))&amp;&quot; 16&quot;)" office:value-type="string" office:string-value="FE FE 05 A1 00 15 BB 16" calcext:value-type="string">
            <text:p>FE FE 05 A1 00 15 BB 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&quot;FE FE 05 A1 &quot;&amp;LEFT(DEC2HEX([.A23]; 4);2)&amp;&quot; &quot;&amp;RIGHT(DEC2HEX([.A23]; 4);2)&amp;&quot; &quot;&amp;(RIGHT(DEC2HEX(HEX2DEC(&quot;05&quot;)+HEX2DEC(&quot;A1&quot;)+HEX2DEC(DEC2HEX([.A23]; 4));4); 2))&amp;&quot; 16&quot;)" office:value-type="string" office:string-value="FE FE 05 A1 00 16 BC 16" calcext:value-type="string">
            <text:p>FE FE 05 A1 00 16 BC 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&quot;FE FE 05 A1 &quot;&amp;LEFT(DEC2HEX([.A24]; 4);2)&amp;&quot; &quot;&amp;RIGHT(DEC2HEX([.A24]; 4);2)&amp;&quot; &quot;&amp;(RIGHT(DEC2HEX(HEX2DEC(&quot;05&quot;)+HEX2DEC(&quot;A1&quot;)+HEX2DEC(DEC2HEX([.A24]; 4));4); 2))&amp;&quot; 16&quot;)" office:value-type="string" office:string-value="FE FE 05 A1 00 17 BD 16" calcext:value-type="string">
            <text:p>FE FE 05 A1 00 17 BD 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&quot;FE FE 05 A1 &quot;&amp;LEFT(DEC2HEX([.A25]; 4);2)&amp;&quot; &quot;&amp;RIGHT(DEC2HEX([.A25]; 4);2)&amp;&quot; &quot;&amp;(RIGHT(DEC2HEX(HEX2DEC(&quot;05&quot;)+HEX2DEC(&quot;A1&quot;)+HEX2DEC(DEC2HEX([.A25]; 4));4); 2))&amp;&quot; 16&quot;)" office:value-type="string" office:string-value="FE FE 05 A1 00 18 BE 16" calcext:value-type="string">
            <text:p>FE FE 05 A1 00 18 BE 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&quot;FE FE 05 A1 &quot;&amp;LEFT(DEC2HEX([.A26]; 4);2)&amp;&quot; &quot;&amp;RIGHT(DEC2HEX([.A26]; 4);2)&amp;&quot; &quot;&amp;(RIGHT(DEC2HEX(HEX2DEC(&quot;05&quot;)+HEX2DEC(&quot;A1&quot;)+HEX2DEC(DEC2HEX([.A26]; 4));4); 2))&amp;&quot; 16&quot;)" office:value-type="string" office:string-value="FE FE 05 A1 00 19 BF 16" calcext:value-type="string">
            <text:p>FE FE 05 A1 00 19 BF 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&quot;FE FE 05 A1 &quot;&amp;LEFT(DEC2HEX([.A27]; 4);2)&amp;&quot; &quot;&amp;RIGHT(DEC2HEX([.A27]; 4);2)&amp;&quot; &quot;&amp;(RIGHT(DEC2HEX(HEX2DEC(&quot;05&quot;)+HEX2DEC(&quot;A1&quot;)+HEX2DEC(DEC2HEX([.A27]; 4));4); 2))&amp;&quot; 16&quot;)" office:value-type="string" office:string-value="FE FE 05 A1 00 1A C0 16" calcext:value-type="string">
            <text:p>FE FE 05 A1 00 1A C0 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&quot;FE FE 05 A1 &quot;&amp;LEFT(DEC2HEX([.A28]; 4);2)&amp;&quot; &quot;&amp;RIGHT(DEC2HEX([.A28]; 4);2)&amp;&quot; &quot;&amp;(RIGHT(DEC2HEX(HEX2DEC(&quot;05&quot;)+HEX2DEC(&quot;A1&quot;)+HEX2DEC(DEC2HEX([.A28]; 4));4); 2))&amp;&quot; 16&quot;)" office:value-type="string" office:string-value="FE FE 05 A1 00 1B C1 16" calcext:value-type="string">
            <text:p>FE FE 05 A1 00 1B C1 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&quot;FE FE 05 A1 &quot;&amp;LEFT(DEC2HEX([.A29]; 4);2)&amp;&quot; &quot;&amp;RIGHT(DEC2HEX([.A29]; 4);2)&amp;&quot; &quot;&amp;(RIGHT(DEC2HEX(HEX2DEC(&quot;05&quot;)+HEX2DEC(&quot;A1&quot;)+HEX2DEC(DEC2HEX([.A29]; 4));4); 2))&amp;&quot; 16&quot;)" office:value-type="string" office:string-value="FE FE 05 A1 00 1C C2 16" calcext:value-type="string">
            <text:p>FE FE 05 A1 00 1C C2 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&quot;FE FE 05 A1 &quot;&amp;LEFT(DEC2HEX([.A30]; 4);2)&amp;&quot; &quot;&amp;RIGHT(DEC2HEX([.A30]; 4);2)&amp;&quot; &quot;&amp;(RIGHT(DEC2HEX(HEX2DEC(&quot;05&quot;)+HEX2DEC(&quot;A1&quot;)+HEX2DEC(DEC2HEX([.A30]; 4));4); 2))&amp;&quot; 16&quot;)" office:value-type="string" office:string-value="FE FE 05 A1 00 1D C3 16" calcext:value-type="string">
            <text:p>FE FE 05 A1 00 1D C3 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&quot;FE FE 05 A1 &quot;&amp;LEFT(DEC2HEX([.A31]; 4);2)&amp;&quot; &quot;&amp;RIGHT(DEC2HEX([.A31]; 4);2)&amp;&quot; &quot;&amp;(RIGHT(DEC2HEX(HEX2DEC(&quot;05&quot;)+HEX2DEC(&quot;A1&quot;)+HEX2DEC(DEC2HEX([.A31]; 4));4); 2))&amp;&quot; 16&quot;)" office:value-type="string" office:string-value="FE FE 05 A1 00 1E C4 16" calcext:value-type="string">
            <text:p>FE FE 05 A1 00 1E C4 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&quot;FE FE 05 A1 &quot;&amp;LEFT(DEC2HEX([.A32]; 4);2)&amp;&quot; &quot;&amp;RIGHT(DEC2HEX([.A32]; 4);2)&amp;&quot; &quot;&amp;(RIGHT(DEC2HEX(HEX2DEC(&quot;05&quot;)+HEX2DEC(&quot;A1&quot;)+HEX2DEC(DEC2HEX([.A32]; 4));4); 2))&amp;&quot; 16&quot;)" office:value-type="string" office:string-value="FE FE 05 A1 00 1F C5 16" calcext:value-type="string">
            <text:p>FE FE 05 A1 00 1F C5 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&quot;FE FE 05 A1 &quot;&amp;LEFT(DEC2HEX([.A33]; 4);2)&amp;&quot; &quot;&amp;RIGHT(DEC2HEX([.A33]; 4);2)&amp;&quot; &quot;&amp;(RIGHT(DEC2HEX(HEX2DEC(&quot;05&quot;)+HEX2DEC(&quot;A1&quot;)+HEX2DEC(DEC2HEX([.A33]; 4));4); 2))&amp;&quot; 16&quot;)" office:value-type="string" office:string-value="FE FE 05 A1 00 20 C6 16" calcext:value-type="string">
            <text:p>FE FE 05 A1 00 20 C6 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&quot;FE FE 05 A1 &quot;&amp;LEFT(DEC2HEX([.A34]; 4);2)&amp;&quot; &quot;&amp;RIGHT(DEC2HEX([.A34]; 4);2)&amp;&quot; &quot;&amp;(RIGHT(DEC2HEX(HEX2DEC(&quot;05&quot;)+HEX2DEC(&quot;A1&quot;)+HEX2DEC(DEC2HEX([.A34]; 4));4); 2))&amp;&quot; 16&quot;)" office:value-type="string" office:string-value="FE FE 05 A1 00 21 C7 16" calcext:value-type="string">
            <text:p>FE FE 05 A1 00 21 C7 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&quot;FE FE 05 A1 &quot;&amp;LEFT(DEC2HEX([.A35]; 4);2)&amp;&quot; &quot;&amp;RIGHT(DEC2HEX([.A35]; 4);2)&amp;&quot; &quot;&amp;(RIGHT(DEC2HEX(HEX2DEC(&quot;05&quot;)+HEX2DEC(&quot;A1&quot;)+HEX2DEC(DEC2HEX([.A35]; 4));4); 2))&amp;&quot; 16&quot;)" office:value-type="string" office:string-value="FE FE 05 A1 00 22 C8 16" calcext:value-type="string">
            <text:p>FE FE 05 A1 00 22 C8 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&quot;FE FE 05 A1 &quot;&amp;LEFT(DEC2HEX([.A36]; 4);2)&amp;&quot; &quot;&amp;RIGHT(DEC2HEX([.A36]; 4);2)&amp;&quot; &quot;&amp;(RIGHT(DEC2HEX(HEX2DEC(&quot;05&quot;)+HEX2DEC(&quot;A1&quot;)+HEX2DEC(DEC2HEX([.A36]; 4));4); 2))&amp;&quot; 16&quot;)" office:value-type="string" office:string-value="FE FE 05 A1 00 23 C9 16" calcext:value-type="string">
            <text:p>FE FE 05 A1 00 23 C9 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&quot;FE FE 05 A1 &quot;&amp;LEFT(DEC2HEX([.A37]; 4);2)&amp;&quot; &quot;&amp;RIGHT(DEC2HEX([.A37]; 4);2)&amp;&quot; &quot;&amp;(RIGHT(DEC2HEX(HEX2DEC(&quot;05&quot;)+HEX2DEC(&quot;A1&quot;)+HEX2DEC(DEC2HEX([.A37]; 4));4); 2))&amp;&quot; 16&quot;)" office:value-type="string" office:string-value="FE FE 05 A1 00 24 CA 16" calcext:value-type="string">
            <text:p>FE FE 05 A1 00 24 CA 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&quot;FE FE 05 A1 &quot;&amp;LEFT(DEC2HEX([.A38]; 4);2)&amp;&quot; &quot;&amp;RIGHT(DEC2HEX([.A38]; 4);2)&amp;&quot; &quot;&amp;(RIGHT(DEC2HEX(HEX2DEC(&quot;05&quot;)+HEX2DEC(&quot;A1&quot;)+HEX2DEC(DEC2HEX([.A38]; 4));4); 2))&amp;&quot; 16&quot;)" office:value-type="string" office:string-value="FE FE 05 A1 00 25 CB 16" calcext:value-type="string">
            <text:p>FE FE 05 A1 00 25 CB 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&quot;FE FE 05 A1 &quot;&amp;LEFT(DEC2HEX([.A39]; 4);2)&amp;&quot; &quot;&amp;RIGHT(DEC2HEX([.A39]; 4);2)&amp;&quot; &quot;&amp;(RIGHT(DEC2HEX(HEX2DEC(&quot;05&quot;)+HEX2DEC(&quot;A1&quot;)+HEX2DEC(DEC2HEX([.A39]; 4));4); 2))&amp;&quot; 16&quot;)" office:value-type="string" office:string-value="FE FE 05 A1 00 26 CC 16" calcext:value-type="string">
            <text:p>FE FE 05 A1 00 26 CC 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&quot;FE FE 05 A1 &quot;&amp;LEFT(DEC2HEX([.A40]; 4);2)&amp;&quot; &quot;&amp;RIGHT(DEC2HEX([.A40]; 4);2)&amp;&quot; &quot;&amp;(RIGHT(DEC2HEX(HEX2DEC(&quot;05&quot;)+HEX2DEC(&quot;A1&quot;)+HEX2DEC(DEC2HEX([.A40]; 4));4); 2))&amp;&quot; 16&quot;)" office:value-type="string" office:string-value="FE FE 05 A1 00 27 CD 16" calcext:value-type="string">
            <text:p>FE FE 05 A1 00 27 CD 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&quot;FE FE 05 A1 &quot;&amp;LEFT(DEC2HEX([.A41]; 4);2)&amp;&quot; &quot;&amp;RIGHT(DEC2HEX([.A41]; 4);2)&amp;&quot; &quot;&amp;(RIGHT(DEC2HEX(HEX2DEC(&quot;05&quot;)+HEX2DEC(&quot;A1&quot;)+HEX2DEC(DEC2HEX([.A41]; 4));4); 2))&amp;&quot; 16&quot;)" office:value-type="string" office:string-value="FE FE 05 A1 00 28 CE 16" calcext:value-type="string">
            <text:p>FE FE 05 A1 00 28 CE 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&quot;FE FE 05 A1 &quot;&amp;LEFT(DEC2HEX([.A42]; 4);2)&amp;&quot; &quot;&amp;RIGHT(DEC2HEX([.A42]; 4);2)&amp;&quot; &quot;&amp;(RIGHT(DEC2HEX(HEX2DEC(&quot;05&quot;)+HEX2DEC(&quot;A1&quot;)+HEX2DEC(DEC2HEX([.A42]; 4));4); 2))&amp;&quot; 16&quot;)" office:value-type="string" office:string-value="FE FE 05 A1 00 29 CF 16" calcext:value-type="string">
            <text:p>FE FE 05 A1 00 29 CF 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&quot;FE FE 05 A1 &quot;&amp;LEFT(DEC2HEX([.A43]; 4);2)&amp;&quot; &quot;&amp;RIGHT(DEC2HEX([.A43]; 4);2)&amp;&quot; &quot;&amp;(RIGHT(DEC2HEX(HEX2DEC(&quot;05&quot;)+HEX2DEC(&quot;A1&quot;)+HEX2DEC(DEC2HEX([.A43]; 4));4); 2))&amp;&quot; 16&quot;)" office:value-type="string" office:string-value="FE FE 05 A1 00 2A D0 16" calcext:value-type="string">
            <text:p>FE FE 05 A1 00 2A D0 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&quot;FE FE 05 A1 &quot;&amp;LEFT(DEC2HEX([.A44]; 4);2)&amp;&quot; &quot;&amp;RIGHT(DEC2HEX([.A44]; 4);2)&amp;&quot; &quot;&amp;(RIGHT(DEC2HEX(HEX2DEC(&quot;05&quot;)+HEX2DEC(&quot;A1&quot;)+HEX2DEC(DEC2HEX([.A44]; 4));4); 2))&amp;&quot; 16&quot;)" office:value-type="string" office:string-value="FE FE 05 A1 00 2B D1 16" calcext:value-type="string">
            <text:p>FE FE 05 A1 00 2B D1 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&quot;FE FE 05 A1 &quot;&amp;LEFT(DEC2HEX([.A45]; 4);2)&amp;&quot; &quot;&amp;RIGHT(DEC2HEX([.A45]; 4);2)&amp;&quot; &quot;&amp;(RIGHT(DEC2HEX(HEX2DEC(&quot;05&quot;)+HEX2DEC(&quot;A1&quot;)+HEX2DEC(DEC2HEX([.A45]; 4));4); 2))&amp;&quot; 16&quot;)" office:value-type="string" office:string-value="FE FE 05 A1 00 2C D2 16" calcext:value-type="string">
            <text:p>FE FE 05 A1 00 2C D2 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&quot;FE FE 05 A1 &quot;&amp;LEFT(DEC2HEX([.A46]; 4);2)&amp;&quot; &quot;&amp;RIGHT(DEC2HEX([.A46]; 4);2)&amp;&quot; &quot;&amp;(RIGHT(DEC2HEX(HEX2DEC(&quot;05&quot;)+HEX2DEC(&quot;A1&quot;)+HEX2DEC(DEC2HEX([.A46]; 4));4); 2))&amp;&quot; 16&quot;)" office:value-type="string" office:string-value="FE FE 05 A1 00 2D D3 16" calcext:value-type="string">
            <text:p>FE FE 05 A1 00 2D D3 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&quot;FE FE 05 A1 &quot;&amp;LEFT(DEC2HEX([.A47]; 4);2)&amp;&quot; &quot;&amp;RIGHT(DEC2HEX([.A47]; 4);2)&amp;&quot; &quot;&amp;(RIGHT(DEC2HEX(HEX2DEC(&quot;05&quot;)+HEX2DEC(&quot;A1&quot;)+HEX2DEC(DEC2HEX([.A47]; 4));4); 2))&amp;&quot; 16&quot;)" office:value-type="string" office:string-value="FE FE 05 A1 00 2E D4 16" calcext:value-type="string">
            <text:p>FE FE 05 A1 00 2E D4 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&quot;FE FE 05 A1 &quot;&amp;LEFT(DEC2HEX([.A48]; 4);2)&amp;&quot; &quot;&amp;RIGHT(DEC2HEX([.A48]; 4);2)&amp;&quot; &quot;&amp;(RIGHT(DEC2HEX(HEX2DEC(&quot;05&quot;)+HEX2DEC(&quot;A1&quot;)+HEX2DEC(DEC2HEX([.A48]; 4));4); 2))&amp;&quot; 16&quot;)" office:value-type="string" office:string-value="FE FE 05 A1 00 2F D5 16" calcext:value-type="string">
            <text:p>FE FE 05 A1 00 2F D5 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&quot;FE FE 05 A1 &quot;&amp;LEFT(DEC2HEX([.A49]; 4);2)&amp;&quot; &quot;&amp;RIGHT(DEC2HEX([.A49]; 4);2)&amp;&quot; &quot;&amp;(RIGHT(DEC2HEX(HEX2DEC(&quot;05&quot;)+HEX2DEC(&quot;A1&quot;)+HEX2DEC(DEC2HEX([.A49]; 4));4); 2))&amp;&quot; 16&quot;)" office:value-type="string" office:string-value="FE FE 05 A1 00 30 D6 16" calcext:value-type="string">
            <text:p>FE FE 05 A1 00 30 D6 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&quot;FE FE 05 A1 &quot;&amp;LEFT(DEC2HEX([.A50]; 4);2)&amp;&quot; &quot;&amp;RIGHT(DEC2HEX([.A50]; 4);2)&amp;&quot; &quot;&amp;(RIGHT(DEC2HEX(HEX2DEC(&quot;05&quot;)+HEX2DEC(&quot;A1&quot;)+HEX2DEC(DEC2HEX([.A50]; 4));4); 2))&amp;&quot; 16&quot;)" office:value-type="string" office:string-value="FE FE 05 A1 00 31 D7 16" calcext:value-type="string">
            <text:p>FE FE 05 A1 00 31 D7 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&quot;FE FE 05 A1 &quot;&amp;LEFT(DEC2HEX([.A51]; 4);2)&amp;&quot; &quot;&amp;RIGHT(DEC2HEX([.A51]; 4);2)&amp;&quot; &quot;&amp;(RIGHT(DEC2HEX(HEX2DEC(&quot;05&quot;)+HEX2DEC(&quot;A1&quot;)+HEX2DEC(DEC2HEX([.A51]; 4));4); 2))&amp;&quot; 16&quot;)" office:value-type="string" office:string-value="FE FE 05 A1 00 32 D8 16" calcext:value-type="string">
            <text:p>FE FE 05 A1 00 32 D8 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&quot;FE FE 05 A1 &quot;&amp;LEFT(DEC2HEX([.A52]; 4);2)&amp;&quot; &quot;&amp;RIGHT(DEC2HEX([.A52]; 4);2)&amp;&quot; &quot;&amp;(RIGHT(DEC2HEX(HEX2DEC(&quot;05&quot;)+HEX2DEC(&quot;A1&quot;)+HEX2DEC(DEC2HEX([.A52]; 4));4); 2))&amp;&quot; 16&quot;)" office:value-type="string" office:string-value="FE FE 05 A1 00 33 D9 16" calcext:value-type="string">
            <text:p>FE FE 05 A1 00 33 D9 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&quot;FE FE 05 A1 &quot;&amp;LEFT(DEC2HEX([.A53]; 4);2)&amp;&quot; &quot;&amp;RIGHT(DEC2HEX([.A53]; 4);2)&amp;&quot; &quot;&amp;(RIGHT(DEC2HEX(HEX2DEC(&quot;05&quot;)+HEX2DEC(&quot;A1&quot;)+HEX2DEC(DEC2HEX([.A53]; 4));4); 2))&amp;&quot; 16&quot;)" office:value-type="string" office:string-value="FE FE 05 A1 00 34 DA 16" calcext:value-type="string">
            <text:p>FE FE 05 A1 00 34 DA 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&quot;FE FE 05 A1 &quot;&amp;LEFT(DEC2HEX([.A54]; 4);2)&amp;&quot; &quot;&amp;RIGHT(DEC2HEX([.A54]; 4);2)&amp;&quot; &quot;&amp;(RIGHT(DEC2HEX(HEX2DEC(&quot;05&quot;)+HEX2DEC(&quot;A1&quot;)+HEX2DEC(DEC2HEX([.A54]; 4));4); 2))&amp;&quot; 16&quot;)" office:value-type="string" office:string-value="FE FE 05 A1 00 35 DB 16" calcext:value-type="string">
            <text:p>FE FE 05 A1 00 35 DB 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&quot;FE FE 05 A1 &quot;&amp;LEFT(DEC2HEX([.A55]; 4);2)&amp;&quot; &quot;&amp;RIGHT(DEC2HEX([.A55]; 4);2)&amp;&quot; &quot;&amp;(RIGHT(DEC2HEX(HEX2DEC(&quot;05&quot;)+HEX2DEC(&quot;A1&quot;)+HEX2DEC(DEC2HEX([.A55]; 4));4); 2))&amp;&quot; 16&quot;)" office:value-type="string" office:string-value="FE FE 05 A1 00 36 DC 16" calcext:value-type="string">
            <text:p>FE FE 05 A1 00 36 DC 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&quot;FE FE 05 A1 &quot;&amp;LEFT(DEC2HEX([.A56]; 4);2)&amp;&quot; &quot;&amp;RIGHT(DEC2HEX([.A56]; 4);2)&amp;&quot; &quot;&amp;(RIGHT(DEC2HEX(HEX2DEC(&quot;05&quot;)+HEX2DEC(&quot;A1&quot;)+HEX2DEC(DEC2HEX([.A56]; 4));4); 2))&amp;&quot; 16&quot;)" office:value-type="string" office:string-value="FE FE 05 A1 00 37 DD 16" calcext:value-type="string">
            <text:p>FE FE 05 A1 00 37 DD 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&quot;FE FE 05 A1 &quot;&amp;LEFT(DEC2HEX([.A57]; 4);2)&amp;&quot; &quot;&amp;RIGHT(DEC2HEX([.A57]; 4);2)&amp;&quot; &quot;&amp;(RIGHT(DEC2HEX(HEX2DEC(&quot;05&quot;)+HEX2DEC(&quot;A1&quot;)+HEX2DEC(DEC2HEX([.A57]; 4));4); 2))&amp;&quot; 16&quot;)" office:value-type="string" office:string-value="FE FE 05 A1 00 38 DE 16" calcext:value-type="string">
            <text:p>FE FE 05 A1 00 38 DE 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&quot;FE FE 05 A1 &quot;&amp;LEFT(DEC2HEX([.A58]; 4);2)&amp;&quot; &quot;&amp;RIGHT(DEC2HEX([.A58]; 4);2)&amp;&quot; &quot;&amp;(RIGHT(DEC2HEX(HEX2DEC(&quot;05&quot;)+HEX2DEC(&quot;A1&quot;)+HEX2DEC(DEC2HEX([.A58]; 4));4); 2))&amp;&quot; 16&quot;)" office:value-type="string" office:string-value="FE FE 05 A1 00 39 DF 16" calcext:value-type="string">
            <text:p>FE FE 05 A1 00 39 DF 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&quot;FE FE 05 A1 &quot;&amp;LEFT(DEC2HEX([.A59]; 4);2)&amp;&quot; &quot;&amp;RIGHT(DEC2HEX([.A59]; 4);2)&amp;&quot; &quot;&amp;(RIGHT(DEC2HEX(HEX2DEC(&quot;05&quot;)+HEX2DEC(&quot;A1&quot;)+HEX2DEC(DEC2HEX([.A59]; 4));4); 2))&amp;&quot; 16&quot;)" office:value-type="string" office:string-value="FE FE 05 A1 00 3A E0 16" calcext:value-type="string">
            <text:p>FE FE 05 A1 00 3A E0 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&quot;FE FE 05 A1 &quot;&amp;LEFT(DEC2HEX([.A60]; 4);2)&amp;&quot; &quot;&amp;RIGHT(DEC2HEX([.A60]; 4);2)&amp;&quot; &quot;&amp;(RIGHT(DEC2HEX(HEX2DEC(&quot;05&quot;)+HEX2DEC(&quot;A1&quot;)+HEX2DEC(DEC2HEX([.A60]; 4));4); 2))&amp;&quot; 16&quot;)" office:value-type="string" office:string-value="FE FE 05 A1 00 3B E1 16" calcext:value-type="string">
            <text:p>FE FE 05 A1 00 3B E1 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&quot;FE FE 05 A1 &quot;&amp;LEFT(DEC2HEX([.A61]; 4);2)&amp;&quot; &quot;&amp;RIGHT(DEC2HEX([.A61]; 4);2)&amp;&quot; &quot;&amp;(RIGHT(DEC2HEX(HEX2DEC(&quot;05&quot;)+HEX2DEC(&quot;A1&quot;)+HEX2DEC(DEC2HEX([.A61]; 4));4); 2))&amp;&quot; 16&quot;)" office:value-type="string" office:string-value="FE FE 05 A1 00 3C E2 16" calcext:value-type="string">
            <text:p>FE FE 05 A1 00 3C E2 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&quot;FE FE 05 A1 &quot;&amp;LEFT(DEC2HEX([.A62]; 4);2)&amp;&quot; &quot;&amp;RIGHT(DEC2HEX([.A62]; 4);2)&amp;&quot; &quot;&amp;(RIGHT(DEC2HEX(HEX2DEC(&quot;05&quot;)+HEX2DEC(&quot;A1&quot;)+HEX2DEC(DEC2HEX([.A62]; 4));4); 2))&amp;&quot; 16&quot;)" office:value-type="string" office:string-value="FE FE 05 A1 00 3D E3 16" calcext:value-type="string">
            <text:p>FE FE 05 A1 00 3D E3 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&quot;FE FE 05 A1 &quot;&amp;LEFT(DEC2HEX([.A63]; 4);2)&amp;&quot; &quot;&amp;RIGHT(DEC2HEX([.A63]; 4);2)&amp;&quot; &quot;&amp;(RIGHT(DEC2HEX(HEX2DEC(&quot;05&quot;)+HEX2DEC(&quot;A1&quot;)+HEX2DEC(DEC2HEX([.A63]; 4));4); 2))&amp;&quot; 16&quot;)" office:value-type="string" office:string-value="FE FE 05 A1 00 3E E4 16" calcext:value-type="string">
            <text:p>FE FE 05 A1 00 3E E4 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&quot;FE FE 05 A1 &quot;&amp;LEFT(DEC2HEX([.A64]; 4);2)&amp;&quot; &quot;&amp;RIGHT(DEC2HEX([.A64]; 4);2)&amp;&quot; &quot;&amp;(RIGHT(DEC2HEX(HEX2DEC(&quot;05&quot;)+HEX2DEC(&quot;A1&quot;)+HEX2DEC(DEC2HEX([.A64]; 4));4); 2))&amp;&quot; 16&quot;)" office:value-type="string" office:string-value="FE FE 05 A1 00 3F E5 16" calcext:value-type="string">
            <text:p>FE FE 05 A1 00 3F E5 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&quot;FE FE 05 A1 &quot;&amp;LEFT(DEC2HEX([.A65]; 4);2)&amp;&quot; &quot;&amp;RIGHT(DEC2HEX([.A65]; 4);2)&amp;&quot; &quot;&amp;(RIGHT(DEC2HEX(HEX2DEC(&quot;05&quot;)+HEX2DEC(&quot;A1&quot;)+HEX2DEC(DEC2HEX([.A65]; 4));4); 2))&amp;&quot; 16&quot;)" office:value-type="string" office:string-value="FE FE 05 A1 00 40 E6 16" calcext:value-type="string">
            <text:p>FE FE 05 A1 00 40 E6 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&quot;FE FE 05 A1 &quot;&amp;LEFT(DEC2HEX([.A66]; 4);2)&amp;&quot; &quot;&amp;RIGHT(DEC2HEX([.A66]; 4);2)&amp;&quot; &quot;&amp;(RIGHT(DEC2HEX(HEX2DEC(&quot;05&quot;)+HEX2DEC(&quot;A1&quot;)+HEX2DEC(DEC2HEX([.A66]; 4));4); 2))&amp;&quot; 16&quot;)" office:value-type="string" office:string-value="FE FE 05 A1 00 41 E7 16" calcext:value-type="string">
            <text:p>FE FE 05 A1 00 41 E7 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&quot;FE FE 05 A1 &quot;&amp;LEFT(DEC2HEX([.A67]; 4);2)&amp;&quot; &quot;&amp;RIGHT(DEC2HEX([.A67]; 4);2)&amp;&quot; &quot;&amp;(RIGHT(DEC2HEX(HEX2DEC(&quot;05&quot;)+HEX2DEC(&quot;A1&quot;)+HEX2DEC(DEC2HEX([.A67]; 4));4); 2))&amp;&quot; 16&quot;)" office:value-type="string" office:string-value="FE FE 05 A1 00 42 E8 16" calcext:value-type="string">
            <text:p>FE FE 05 A1 00 42 E8 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&quot;FE FE 05 A1 &quot;&amp;LEFT(DEC2HEX([.A68]; 4);2)&amp;&quot; &quot;&amp;RIGHT(DEC2HEX([.A68]; 4);2)&amp;&quot; &quot;&amp;(RIGHT(DEC2HEX(HEX2DEC(&quot;05&quot;)+HEX2DEC(&quot;A1&quot;)+HEX2DEC(DEC2HEX([.A68]; 4));4); 2))&amp;&quot; 16&quot;)" office:value-type="string" office:string-value="FE FE 05 A1 00 43 E9 16" calcext:value-type="string">
            <text:p>FE FE 05 A1 00 43 E9 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&quot;FE FE 05 A1 &quot;&amp;LEFT(DEC2HEX([.A69]; 4);2)&amp;&quot; &quot;&amp;RIGHT(DEC2HEX([.A69]; 4);2)&amp;&quot; &quot;&amp;(RIGHT(DEC2HEX(HEX2DEC(&quot;05&quot;)+HEX2DEC(&quot;A1&quot;)+HEX2DEC(DEC2HEX([.A69]; 4));4); 2))&amp;&quot; 16&quot;)" office:value-type="string" office:string-value="FE FE 05 A1 00 44 EA 16" calcext:value-type="string">
            <text:p>FE FE 05 A1 00 44 EA 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&quot;FE FE 05 A1 &quot;&amp;LEFT(DEC2HEX([.A70]; 4);2)&amp;&quot; &quot;&amp;RIGHT(DEC2HEX([.A70]; 4);2)&amp;&quot; &quot;&amp;(RIGHT(DEC2HEX(HEX2DEC(&quot;05&quot;)+HEX2DEC(&quot;A1&quot;)+HEX2DEC(DEC2HEX([.A70]; 4));4); 2))&amp;&quot; 16&quot;)" office:value-type="string" office:string-value="FE FE 05 A1 00 45 EB 16" calcext:value-type="string">
            <text:p>FE FE 05 A1 00 45 EB 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&quot;FE FE 05 A1 &quot;&amp;LEFT(DEC2HEX([.A71]; 4);2)&amp;&quot; &quot;&amp;RIGHT(DEC2HEX([.A71]; 4);2)&amp;&quot; &quot;&amp;(RIGHT(DEC2HEX(HEX2DEC(&quot;05&quot;)+HEX2DEC(&quot;A1&quot;)+HEX2DEC(DEC2HEX([.A71]; 4));4); 2))&amp;&quot; 16&quot;)" office:value-type="string" office:string-value="FE FE 05 A1 00 46 EC 16" calcext:value-type="string">
            <text:p>FE FE 05 A1 00 46 EC 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&quot;FE FE 05 A1 &quot;&amp;LEFT(DEC2HEX([.A72]; 4);2)&amp;&quot; &quot;&amp;RIGHT(DEC2HEX([.A72]; 4);2)&amp;&quot; &quot;&amp;(RIGHT(DEC2HEX(HEX2DEC(&quot;05&quot;)+HEX2DEC(&quot;A1&quot;)+HEX2DEC(DEC2HEX([.A72]; 4));4); 2))&amp;&quot; 16&quot;)" office:value-type="string" office:string-value="FE FE 05 A1 00 47 ED 16" calcext:value-type="string">
            <text:p>FE FE 05 A1 00 47 ED 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&quot;FE FE 05 A1 &quot;&amp;LEFT(DEC2HEX([.A73]; 4);2)&amp;&quot; &quot;&amp;RIGHT(DEC2HEX([.A73]; 4);2)&amp;&quot; &quot;&amp;(RIGHT(DEC2HEX(HEX2DEC(&quot;05&quot;)+HEX2DEC(&quot;A1&quot;)+HEX2DEC(DEC2HEX([.A73]; 4));4); 2))&amp;&quot; 16&quot;)" office:value-type="string" office:string-value="FE FE 05 A1 00 48 EE 16" calcext:value-type="string">
            <text:p>FE FE 05 A1 00 48 EE 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&quot;FE FE 05 A1 &quot;&amp;LEFT(DEC2HEX([.A74]; 4);2)&amp;&quot; &quot;&amp;RIGHT(DEC2HEX([.A74]; 4);2)&amp;&quot; &quot;&amp;(RIGHT(DEC2HEX(HEX2DEC(&quot;05&quot;)+HEX2DEC(&quot;A1&quot;)+HEX2DEC(DEC2HEX([.A74]; 4));4); 2))&amp;&quot; 16&quot;)" office:value-type="string" office:string-value="FE FE 05 A1 00 49 EF 16" calcext:value-type="string">
            <text:p>FE FE 05 A1 00 49 EF 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&quot;FE FE 05 A1 &quot;&amp;LEFT(DEC2HEX([.A75]; 4);2)&amp;&quot; &quot;&amp;RIGHT(DEC2HEX([.A75]; 4);2)&amp;&quot; &quot;&amp;(RIGHT(DEC2HEX(HEX2DEC(&quot;05&quot;)+HEX2DEC(&quot;A1&quot;)+HEX2DEC(DEC2HEX([.A75]; 4));4); 2))&amp;&quot; 16&quot;)" office:value-type="string" office:string-value="FE FE 05 A1 00 4A F0 16" calcext:value-type="string">
            <text:p>FE FE 05 A1 00 4A F0 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&quot;FE FE 05 A1 &quot;&amp;LEFT(DEC2HEX([.A76]; 4);2)&amp;&quot; &quot;&amp;RIGHT(DEC2HEX([.A76]; 4);2)&amp;&quot; &quot;&amp;(RIGHT(DEC2HEX(HEX2DEC(&quot;05&quot;)+HEX2DEC(&quot;A1&quot;)+HEX2DEC(DEC2HEX([.A76]; 4));4); 2))&amp;&quot; 16&quot;)" office:value-type="string" office:string-value="FE FE 05 A1 00 4B F1 16" calcext:value-type="string">
            <text:p>FE FE 05 A1 00 4B F1 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&quot;FE FE 05 A1 &quot;&amp;LEFT(DEC2HEX([.A77]; 4);2)&amp;&quot; &quot;&amp;RIGHT(DEC2HEX([.A77]; 4);2)&amp;&quot; &quot;&amp;(RIGHT(DEC2HEX(HEX2DEC(&quot;05&quot;)+HEX2DEC(&quot;A1&quot;)+HEX2DEC(DEC2HEX([.A77]; 4));4); 2))&amp;&quot; 16&quot;)" office:value-type="string" office:string-value="FE FE 05 A1 00 4C F2 16" calcext:value-type="string">
            <text:p>FE FE 05 A1 00 4C F2 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&quot;FE FE 05 A1 &quot;&amp;LEFT(DEC2HEX([.A78]; 4);2)&amp;&quot; &quot;&amp;RIGHT(DEC2HEX([.A78]; 4);2)&amp;&quot; &quot;&amp;(RIGHT(DEC2HEX(HEX2DEC(&quot;05&quot;)+HEX2DEC(&quot;A1&quot;)+HEX2DEC(DEC2HEX([.A78]; 4));4); 2))&amp;&quot; 16&quot;)" office:value-type="string" office:string-value="FE FE 05 A1 00 4D F3 16" calcext:value-type="string">
            <text:p>FE FE 05 A1 00 4D F3 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&quot;FE FE 05 A1 &quot;&amp;LEFT(DEC2HEX([.A79]; 4);2)&amp;&quot; &quot;&amp;RIGHT(DEC2HEX([.A79]; 4);2)&amp;&quot; &quot;&amp;(RIGHT(DEC2HEX(HEX2DEC(&quot;05&quot;)+HEX2DEC(&quot;A1&quot;)+HEX2DEC(DEC2HEX([.A79]; 4));4); 2))&amp;&quot; 16&quot;)" office:value-type="string" office:string-value="FE FE 05 A1 00 4E F4 16" calcext:value-type="string">
            <text:p>FE FE 05 A1 00 4E F4 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&quot;FE FE 05 A1 &quot;&amp;LEFT(DEC2HEX([.A80]; 4);2)&amp;&quot; &quot;&amp;RIGHT(DEC2HEX([.A80]; 4);2)&amp;&quot; &quot;&amp;(RIGHT(DEC2HEX(HEX2DEC(&quot;05&quot;)+HEX2DEC(&quot;A1&quot;)+HEX2DEC(DEC2HEX([.A80]; 4));4); 2))&amp;&quot; 16&quot;)" office:value-type="string" office:string-value="FE FE 05 A1 00 4F F5 16" calcext:value-type="string">
            <text:p>FE FE 05 A1 00 4F F5 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&quot;FE FE 05 A1 &quot;&amp;LEFT(DEC2HEX([.A81]; 4);2)&amp;&quot; &quot;&amp;RIGHT(DEC2HEX([.A81]; 4);2)&amp;&quot; &quot;&amp;(RIGHT(DEC2HEX(HEX2DEC(&quot;05&quot;)+HEX2DEC(&quot;A1&quot;)+HEX2DEC(DEC2HEX([.A81]; 4));4); 2))&amp;&quot; 16&quot;)" office:value-type="string" office:string-value="FE FE 05 A1 00 50 F6 16" calcext:value-type="string">
            <text:p>FE FE 05 A1 00 50 F6 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&quot;FE FE 05 A1 &quot;&amp;LEFT(DEC2HEX([.A82]; 4);2)&amp;&quot; &quot;&amp;RIGHT(DEC2HEX([.A82]; 4);2)&amp;&quot; &quot;&amp;(RIGHT(DEC2HEX(HEX2DEC(&quot;05&quot;)+HEX2DEC(&quot;A1&quot;)+HEX2DEC(DEC2HEX([.A82]; 4));4); 2))&amp;&quot; 16&quot;)" office:value-type="string" office:string-value="FE FE 05 A1 00 51 F7 16" calcext:value-type="string">
            <text:p>FE FE 05 A1 00 51 F7 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&quot;FE FE 05 A1 &quot;&amp;LEFT(DEC2HEX([.A83]; 4);2)&amp;&quot; &quot;&amp;RIGHT(DEC2HEX([.A83]; 4);2)&amp;&quot; &quot;&amp;(RIGHT(DEC2HEX(HEX2DEC(&quot;05&quot;)+HEX2DEC(&quot;A1&quot;)+HEX2DEC(DEC2HEX([.A83]; 4));4); 2))&amp;&quot; 16&quot;)" office:value-type="string" office:string-value="FE FE 05 A1 00 52 F8 16" calcext:value-type="string">
            <text:p>FE FE 05 A1 00 52 F8 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&quot;FE FE 05 A1 &quot;&amp;LEFT(DEC2HEX([.A84]; 4);2)&amp;&quot; &quot;&amp;RIGHT(DEC2HEX([.A84]; 4);2)&amp;&quot; &quot;&amp;(RIGHT(DEC2HEX(HEX2DEC(&quot;05&quot;)+HEX2DEC(&quot;A1&quot;)+HEX2DEC(DEC2HEX([.A84]; 4));4); 2))&amp;&quot; 16&quot;)" office:value-type="string" office:string-value="FE FE 05 A1 00 53 F9 16" calcext:value-type="string">
            <text:p>FE FE 05 A1 00 53 F9 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&quot;FE FE 05 A1 &quot;&amp;LEFT(DEC2HEX([.A85]; 4);2)&amp;&quot; &quot;&amp;RIGHT(DEC2HEX([.A85]; 4);2)&amp;&quot; &quot;&amp;(RIGHT(DEC2HEX(HEX2DEC(&quot;05&quot;)+HEX2DEC(&quot;A1&quot;)+HEX2DEC(DEC2HEX([.A85]; 4));4); 2))&amp;&quot; 16&quot;)" office:value-type="string" office:string-value="FE FE 05 A1 00 54 FA 16" calcext:value-type="string">
            <text:p>FE FE 05 A1 00 54 FA 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&quot;FE FE 05 A1 &quot;&amp;LEFT(DEC2HEX([.A86]; 4);2)&amp;&quot; &quot;&amp;RIGHT(DEC2HEX([.A86]; 4);2)&amp;&quot; &quot;&amp;(RIGHT(DEC2HEX(HEX2DEC(&quot;05&quot;)+HEX2DEC(&quot;A1&quot;)+HEX2DEC(DEC2HEX([.A86]; 4));4); 2))&amp;&quot; 16&quot;)" office:value-type="string" office:string-value="FE FE 05 A1 00 55 FB 16" calcext:value-type="string">
            <text:p>FE FE 05 A1 00 55 FB 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&quot;FE FE 05 A1 &quot;&amp;LEFT(DEC2HEX([.A87]; 4);2)&amp;&quot; &quot;&amp;RIGHT(DEC2HEX([.A87]; 4);2)&amp;&quot; &quot;&amp;(RIGHT(DEC2HEX(HEX2DEC(&quot;05&quot;)+HEX2DEC(&quot;A1&quot;)+HEX2DEC(DEC2HEX([.A87]; 4));4); 2))&amp;&quot; 16&quot;)" office:value-type="string" office:string-value="FE FE 05 A1 00 56 FC 16" calcext:value-type="string">
            <text:p>FE FE 05 A1 00 56 FC 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&quot;FE FE 05 A1 &quot;&amp;LEFT(DEC2HEX([.A88]; 4);2)&amp;&quot; &quot;&amp;RIGHT(DEC2HEX([.A88]; 4);2)&amp;&quot; &quot;&amp;(RIGHT(DEC2HEX(HEX2DEC(&quot;05&quot;)+HEX2DEC(&quot;A1&quot;)+HEX2DEC(DEC2HEX([.A88]; 4));4); 2))&amp;&quot; 16&quot;)" office:value-type="string" office:string-value="FE FE 05 A1 00 57 FD 16" calcext:value-type="string">
            <text:p>FE FE 05 A1 00 57 FD 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&quot;FE FE 05 A1 &quot;&amp;LEFT(DEC2HEX([.A89]; 4);2)&amp;&quot; &quot;&amp;RIGHT(DEC2HEX([.A89]; 4);2)&amp;&quot; &quot;&amp;(RIGHT(DEC2HEX(HEX2DEC(&quot;05&quot;)+HEX2DEC(&quot;A1&quot;)+HEX2DEC(DEC2HEX([.A89]; 4));4); 2))&amp;&quot; 16&quot;)" office:value-type="string" office:string-value="FE FE 05 A1 00 58 FE 16" calcext:value-type="string">
            <text:p>FE FE 05 A1 00 58 FE 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&quot;FE FE 05 A1 &quot;&amp;LEFT(DEC2HEX([.A90]; 4);2)&amp;&quot; &quot;&amp;RIGHT(DEC2HEX([.A90]; 4);2)&amp;&quot; &quot;&amp;(RIGHT(DEC2HEX(HEX2DEC(&quot;05&quot;)+HEX2DEC(&quot;A1&quot;)+HEX2DEC(DEC2HEX([.A90]; 4));4); 2))&amp;&quot; 16&quot;)" office:value-type="string" office:string-value="FE FE 05 A1 00 59 FF 16" calcext:value-type="string">
            <text:p>FE FE 05 A1 00 59 FF 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&quot;FE FE 05 A1 &quot;&amp;LEFT(DEC2HEX([.A91]; 4);2)&amp;&quot; &quot;&amp;RIGHT(DEC2HEX([.A91]; 4);2)&amp;&quot; &quot;&amp;(RIGHT(DEC2HEX(HEX2DEC(&quot;05&quot;)+HEX2DEC(&quot;A1&quot;)+HEX2DEC(DEC2HEX([.A91]; 4));4); 2))&amp;&quot; 16&quot;)" office:value-type="string" office:string-value="FE FE 05 A1 00 5A 00 16" calcext:value-type="string">
            <text:p>FE FE 05 A1 00 5A 00 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&quot;FE FE 05 A1 &quot;&amp;LEFT(DEC2HEX([.A92]; 4);2)&amp;&quot; &quot;&amp;RIGHT(DEC2HEX([.A92]; 4);2)&amp;&quot; &quot;&amp;(RIGHT(DEC2HEX(HEX2DEC(&quot;05&quot;)+HEX2DEC(&quot;A1&quot;)+HEX2DEC(DEC2HEX([.A92]; 4));4); 2))&amp;&quot; 16&quot;)" office:value-type="string" office:string-value="FE FE 05 A1 00 5B 01 16" calcext:value-type="string">
            <text:p>FE FE 05 A1 00 5B 01 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&quot;FE FE 05 A1 &quot;&amp;LEFT(DEC2HEX([.A93]; 4);2)&amp;&quot; &quot;&amp;RIGHT(DEC2HEX([.A93]; 4);2)&amp;&quot; &quot;&amp;(RIGHT(DEC2HEX(HEX2DEC(&quot;05&quot;)+HEX2DEC(&quot;A1&quot;)+HEX2DEC(DEC2HEX([.A93]; 4));4); 2))&amp;&quot; 16&quot;)" office:value-type="string" office:string-value="FE FE 05 A1 00 5C 02 16" calcext:value-type="string">
            <text:p>FE FE 05 A1 00 5C 02 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&quot;FE FE 05 A1 &quot;&amp;LEFT(DEC2HEX([.A94]; 4);2)&amp;&quot; &quot;&amp;RIGHT(DEC2HEX([.A94]; 4);2)&amp;&quot; &quot;&amp;(RIGHT(DEC2HEX(HEX2DEC(&quot;05&quot;)+HEX2DEC(&quot;A1&quot;)+HEX2DEC(DEC2HEX([.A94]; 4));4); 2))&amp;&quot; 16&quot;)" office:value-type="string" office:string-value="FE FE 05 A1 00 5D 03 16" calcext:value-type="string">
            <text:p>FE FE 05 A1 00 5D 03 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&quot;FE FE 05 A1 &quot;&amp;LEFT(DEC2HEX([.A95]; 4);2)&amp;&quot; &quot;&amp;RIGHT(DEC2HEX([.A95]; 4);2)&amp;&quot; &quot;&amp;(RIGHT(DEC2HEX(HEX2DEC(&quot;05&quot;)+HEX2DEC(&quot;A1&quot;)+HEX2DEC(DEC2HEX([.A95]; 4));4); 2))&amp;&quot; 16&quot;)" office:value-type="string" office:string-value="FE FE 05 A1 00 5E 04 16" calcext:value-type="string">
            <text:p>FE FE 05 A1 00 5E 04 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&quot;FE FE 05 A1 &quot;&amp;LEFT(DEC2HEX([.A96]; 4);2)&amp;&quot; &quot;&amp;RIGHT(DEC2HEX([.A96]; 4);2)&amp;&quot; &quot;&amp;(RIGHT(DEC2HEX(HEX2DEC(&quot;05&quot;)+HEX2DEC(&quot;A1&quot;)+HEX2DEC(DEC2HEX([.A96]; 4));4); 2))&amp;&quot; 16&quot;)" office:value-type="string" office:string-value="FE FE 05 A1 00 5F 05 16" calcext:value-type="string">
            <text:p>FE FE 05 A1 00 5F 05 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&quot;FE FE 05 A1 &quot;&amp;LEFT(DEC2HEX([.A97]; 4);2)&amp;&quot; &quot;&amp;RIGHT(DEC2HEX([.A97]; 4);2)&amp;&quot; &quot;&amp;(RIGHT(DEC2HEX(HEX2DEC(&quot;05&quot;)+HEX2DEC(&quot;A1&quot;)+HEX2DEC(DEC2HEX([.A97]; 4));4); 2))&amp;&quot; 16&quot;)" office:value-type="string" office:string-value="FE FE 05 A1 00 60 06 16" calcext:value-type="string">
            <text:p>FE FE 05 A1 00 60 06 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&quot;FE FE 05 A1 &quot;&amp;LEFT(DEC2HEX([.A98]; 4);2)&amp;&quot; &quot;&amp;RIGHT(DEC2HEX([.A98]; 4);2)&amp;&quot; &quot;&amp;(RIGHT(DEC2HEX(HEX2DEC(&quot;05&quot;)+HEX2DEC(&quot;A1&quot;)+HEX2DEC(DEC2HEX([.A98]; 4));4); 2))&amp;&quot; 16&quot;)" office:value-type="string" office:string-value="FE FE 05 A1 00 61 07 16" calcext:value-type="string">
            <text:p>FE FE 05 A1 00 61 07 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&quot;FE FE 05 A1 &quot;&amp;LEFT(DEC2HEX([.A99]; 4);2)&amp;&quot; &quot;&amp;RIGHT(DEC2HEX([.A99]; 4);2)&amp;&quot; &quot;&amp;(RIGHT(DEC2HEX(HEX2DEC(&quot;05&quot;)+HEX2DEC(&quot;A1&quot;)+HEX2DEC(DEC2HEX([.A99]; 4));4); 2))&amp;&quot; 16&quot;)" office:value-type="string" office:string-value="FE FE 05 A1 00 62 08 16" calcext:value-type="string">
            <text:p>FE FE 05 A1 00 62 08 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&quot;FE FE 05 A1 &quot;&amp;LEFT(DEC2HEX([.A100]; 4);2)&amp;&quot; &quot;&amp;RIGHT(DEC2HEX([.A100]; 4);2)&amp;&quot; &quot;&amp;(RIGHT(DEC2HEX(HEX2DEC(&quot;05&quot;)+HEX2DEC(&quot;A1&quot;)+HEX2DEC(DEC2HEX([.A100]; 4));4); 2))&amp;&quot; 16&quot;)" office:value-type="string" office:string-value="FE FE 05 A1 00 63 09 16" calcext:value-type="string">
            <text:p>FE FE 05 A1 00 63 09 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&quot;FE FE 05 A1 &quot;&amp;LEFT(DEC2HEX([.A101]; 4);2)&amp;&quot; &quot;&amp;RIGHT(DEC2HEX([.A101]; 4);2)&amp;&quot; &quot;&amp;(RIGHT(DEC2HEX(HEX2DEC(&quot;05&quot;)+HEX2DEC(&quot;A1&quot;)+HEX2DEC(DEC2HEX([.A101]; 4));4); 2))&amp;&quot; 16&quot;)" office:value-type="string" office:string-value="FE FE 05 A1 00 64 0A 16" calcext:value-type="string">
            <text:p>FE FE 05 A1 00 64 0A 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&quot;FE FE 05 A1 &quot;&amp;LEFT(DEC2HEX([.A102]; 4);2)&amp;&quot; &quot;&amp;RIGHT(DEC2HEX([.A102]; 4);2)&amp;&quot; &quot;&amp;(RIGHT(DEC2HEX(HEX2DEC(&quot;05&quot;)+HEX2DEC(&quot;A1&quot;)+HEX2DEC(DEC2HEX([.A102]; 4));4); 2))&amp;&quot; 16&quot;)" office:value-type="string" office:string-value="FE FE 05 A1 00 65 0B 16" calcext:value-type="string">
            <text:p>FE FE 05 A1 00 65 0B 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&quot;FE FE 05 A1 &quot;&amp;LEFT(DEC2HEX([.A103]; 4);2)&amp;&quot; &quot;&amp;RIGHT(DEC2HEX([.A103]; 4);2)&amp;&quot; &quot;&amp;(RIGHT(DEC2HEX(HEX2DEC(&quot;05&quot;)+HEX2DEC(&quot;A1&quot;)+HEX2DEC(DEC2HEX([.A103]; 4));4); 2))&amp;&quot; 16&quot;)" office:value-type="string" office:string-value="FE FE 05 A1 00 66 0C 16" calcext:value-type="string">
            <text:p>FE FE 05 A1 00 66 0C 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&quot;FE FE 05 A1 &quot;&amp;LEFT(DEC2HEX([.A104]; 4);2)&amp;&quot; &quot;&amp;RIGHT(DEC2HEX([.A104]; 4);2)&amp;&quot; &quot;&amp;(RIGHT(DEC2HEX(HEX2DEC(&quot;05&quot;)+HEX2DEC(&quot;A1&quot;)+HEX2DEC(DEC2HEX([.A104]; 4));4); 2))&amp;&quot; 16&quot;)" office:value-type="string" office:string-value="FE FE 05 A1 00 67 0D 16" calcext:value-type="string">
            <text:p>FE FE 05 A1 00 67 0D 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&quot;FE FE 05 A1 &quot;&amp;LEFT(DEC2HEX([.A105]; 4);2)&amp;&quot; &quot;&amp;RIGHT(DEC2HEX([.A105]; 4);2)&amp;&quot; &quot;&amp;(RIGHT(DEC2HEX(HEX2DEC(&quot;05&quot;)+HEX2DEC(&quot;A1&quot;)+HEX2DEC(DEC2HEX([.A105]; 4));4); 2))&amp;&quot; 16&quot;)" office:value-type="string" office:string-value="FE FE 05 A1 00 68 0E 16" calcext:value-type="string">
            <text:p>FE FE 05 A1 00 68 0E 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&quot;FE FE 05 A1 &quot;&amp;LEFT(DEC2HEX([.A106]; 4);2)&amp;&quot; &quot;&amp;RIGHT(DEC2HEX([.A106]; 4);2)&amp;&quot; &quot;&amp;(RIGHT(DEC2HEX(HEX2DEC(&quot;05&quot;)+HEX2DEC(&quot;A1&quot;)+HEX2DEC(DEC2HEX([.A106]; 4));4); 2))&amp;&quot; 16&quot;)" office:value-type="string" office:string-value="FE FE 05 A1 00 69 0F 16" calcext:value-type="string">
            <text:p>FE FE 05 A1 00 69 0F 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&quot;FE FE 05 A1 &quot;&amp;LEFT(DEC2HEX([.A107]; 4);2)&amp;&quot; &quot;&amp;RIGHT(DEC2HEX([.A107]; 4);2)&amp;&quot; &quot;&amp;(RIGHT(DEC2HEX(HEX2DEC(&quot;05&quot;)+HEX2DEC(&quot;A1&quot;)+HEX2DEC(DEC2HEX([.A107]; 4));4); 2))&amp;&quot; 16&quot;)" office:value-type="string" office:string-value="FE FE 05 A1 00 6A 10 16" calcext:value-type="string">
            <text:p>FE FE 05 A1 00 6A 10 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&quot;FE FE 05 A1 &quot;&amp;LEFT(DEC2HEX([.A108]; 4);2)&amp;&quot; &quot;&amp;RIGHT(DEC2HEX([.A108]; 4);2)&amp;&quot; &quot;&amp;(RIGHT(DEC2HEX(HEX2DEC(&quot;05&quot;)+HEX2DEC(&quot;A1&quot;)+HEX2DEC(DEC2HEX([.A108]; 4));4); 2))&amp;&quot; 16&quot;)" office:value-type="string" office:string-value="FE FE 05 A1 00 6B 11 16" calcext:value-type="string">
            <text:p>FE FE 05 A1 00 6B 11 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&quot;FE FE 05 A1 &quot;&amp;LEFT(DEC2HEX([.A109]; 4);2)&amp;&quot; &quot;&amp;RIGHT(DEC2HEX([.A109]; 4);2)&amp;&quot; &quot;&amp;(RIGHT(DEC2HEX(HEX2DEC(&quot;05&quot;)+HEX2DEC(&quot;A1&quot;)+HEX2DEC(DEC2HEX([.A109]; 4));4); 2))&amp;&quot; 16&quot;)" office:value-type="string" office:string-value="FE FE 05 A1 00 6C 12 16" calcext:value-type="string">
            <text:p>FE FE 05 A1 00 6C 12 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&quot;FE FE 05 A1 &quot;&amp;LEFT(DEC2HEX([.A110]; 4);2)&amp;&quot; &quot;&amp;RIGHT(DEC2HEX([.A110]; 4);2)&amp;&quot; &quot;&amp;(RIGHT(DEC2HEX(HEX2DEC(&quot;05&quot;)+HEX2DEC(&quot;A1&quot;)+HEX2DEC(DEC2HEX([.A110]; 4));4); 2))&amp;&quot; 16&quot;)" office:value-type="string" office:string-value="FE FE 05 A1 00 6D 13 16" calcext:value-type="string">
            <text:p>FE FE 05 A1 00 6D 13 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&quot;FE FE 05 A1 &quot;&amp;LEFT(DEC2HEX([.A111]; 4);2)&amp;&quot; &quot;&amp;RIGHT(DEC2HEX([.A111]; 4);2)&amp;&quot; &quot;&amp;(RIGHT(DEC2HEX(HEX2DEC(&quot;05&quot;)+HEX2DEC(&quot;A1&quot;)+HEX2DEC(DEC2HEX([.A111]; 4));4); 2))&amp;&quot; 16&quot;)" office:value-type="string" office:string-value="FE FE 05 A1 00 6E 14 16" calcext:value-type="string">
            <text:p>FE FE 05 A1 00 6E 14 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&quot;FE FE 05 A1 &quot;&amp;LEFT(DEC2HEX([.A112]; 4);2)&amp;&quot; &quot;&amp;RIGHT(DEC2HEX([.A112]; 4);2)&amp;&quot; &quot;&amp;(RIGHT(DEC2HEX(HEX2DEC(&quot;05&quot;)+HEX2DEC(&quot;A1&quot;)+HEX2DEC(DEC2HEX([.A112]; 4));4); 2))&amp;&quot; 16&quot;)" office:value-type="string" office:string-value="FE FE 05 A1 00 6F 15 16" calcext:value-type="string">
            <text:p>FE FE 05 A1 00 6F 15 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&quot;FE FE 05 A1 &quot;&amp;LEFT(DEC2HEX([.A113]; 4);2)&amp;&quot; &quot;&amp;RIGHT(DEC2HEX([.A113]; 4);2)&amp;&quot; &quot;&amp;(RIGHT(DEC2HEX(HEX2DEC(&quot;05&quot;)+HEX2DEC(&quot;A1&quot;)+HEX2DEC(DEC2HEX([.A113]; 4));4); 2))&amp;&quot; 16&quot;)" office:value-type="string" office:string-value="FE FE 05 A1 00 70 16 16" calcext:value-type="string">
            <text:p>FE FE 05 A1 00 70 16 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&quot;FE FE 05 A1 &quot;&amp;LEFT(DEC2HEX([.A114]; 4);2)&amp;&quot; &quot;&amp;RIGHT(DEC2HEX([.A114]; 4);2)&amp;&quot; &quot;&amp;(RIGHT(DEC2HEX(HEX2DEC(&quot;05&quot;)+HEX2DEC(&quot;A1&quot;)+HEX2DEC(DEC2HEX([.A114]; 4));4); 2))&amp;&quot; 16&quot;)" office:value-type="string" office:string-value="FE FE 05 A1 00 71 17 16" calcext:value-type="string">
            <text:p>FE FE 05 A1 00 71 17 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&quot;FE FE 05 A1 &quot;&amp;LEFT(DEC2HEX([.A115]; 4);2)&amp;&quot; &quot;&amp;RIGHT(DEC2HEX([.A115]; 4);2)&amp;&quot; &quot;&amp;(RIGHT(DEC2HEX(HEX2DEC(&quot;05&quot;)+HEX2DEC(&quot;A1&quot;)+HEX2DEC(DEC2HEX([.A115]; 4));4); 2))&amp;&quot; 16&quot;)" office:value-type="string" office:string-value="FE FE 05 A1 00 72 18 16" calcext:value-type="string">
            <text:p>FE FE 05 A1 00 72 18 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&quot;FE FE 05 A1 &quot;&amp;LEFT(DEC2HEX([.A116]; 4);2)&amp;&quot; &quot;&amp;RIGHT(DEC2HEX([.A116]; 4);2)&amp;&quot; &quot;&amp;(RIGHT(DEC2HEX(HEX2DEC(&quot;05&quot;)+HEX2DEC(&quot;A1&quot;)+HEX2DEC(DEC2HEX([.A116]; 4));4); 2))&amp;&quot; 16&quot;)" office:value-type="string" office:string-value="FE FE 05 A1 00 73 19 16" calcext:value-type="string">
            <text:p>FE FE 05 A1 00 73 19 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&quot;FE FE 05 A1 &quot;&amp;LEFT(DEC2HEX([.A117]; 4);2)&amp;&quot; &quot;&amp;RIGHT(DEC2HEX([.A117]; 4);2)&amp;&quot; &quot;&amp;(RIGHT(DEC2HEX(HEX2DEC(&quot;05&quot;)+HEX2DEC(&quot;A1&quot;)+HEX2DEC(DEC2HEX([.A117]; 4));4); 2))&amp;&quot; 16&quot;)" office:value-type="string" office:string-value="FE FE 05 A1 00 74 1A 16" calcext:value-type="string">
            <text:p>FE FE 05 A1 00 74 1A 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&quot;FE FE 05 A1 &quot;&amp;LEFT(DEC2HEX([.A118]; 4);2)&amp;&quot; &quot;&amp;RIGHT(DEC2HEX([.A118]; 4);2)&amp;&quot; &quot;&amp;(RIGHT(DEC2HEX(HEX2DEC(&quot;05&quot;)+HEX2DEC(&quot;A1&quot;)+HEX2DEC(DEC2HEX([.A118]; 4));4); 2))&amp;&quot; 16&quot;)" office:value-type="string" office:string-value="FE FE 05 A1 00 75 1B 16" calcext:value-type="string">
            <text:p>FE FE 05 A1 00 75 1B 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&quot;FE FE 05 A1 &quot;&amp;LEFT(DEC2HEX([.A119]; 4);2)&amp;&quot; &quot;&amp;RIGHT(DEC2HEX([.A119]; 4);2)&amp;&quot; &quot;&amp;(RIGHT(DEC2HEX(HEX2DEC(&quot;05&quot;)+HEX2DEC(&quot;A1&quot;)+HEX2DEC(DEC2HEX([.A119]; 4));4); 2))&amp;&quot; 16&quot;)" office:value-type="string" office:string-value="FE FE 05 A1 00 76 1C 16" calcext:value-type="string">
            <text:p>FE FE 05 A1 00 76 1C 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&quot;FE FE 05 A1 &quot;&amp;LEFT(DEC2HEX([.A120]; 4);2)&amp;&quot; &quot;&amp;RIGHT(DEC2HEX([.A120]; 4);2)&amp;&quot; &quot;&amp;(RIGHT(DEC2HEX(HEX2DEC(&quot;05&quot;)+HEX2DEC(&quot;A1&quot;)+HEX2DEC(DEC2HEX([.A120]; 4));4); 2))&amp;&quot; 16&quot;)" office:value-type="string" office:string-value="FE FE 05 A1 00 77 1D 16" calcext:value-type="string">
            <text:p>FE FE 05 A1 00 77 1D 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&quot;FE FE 05 A1 &quot;&amp;LEFT(DEC2HEX([.A121]; 4);2)&amp;&quot; &quot;&amp;RIGHT(DEC2HEX([.A121]; 4);2)&amp;&quot; &quot;&amp;(RIGHT(DEC2HEX(HEX2DEC(&quot;05&quot;)+HEX2DEC(&quot;A1&quot;)+HEX2DEC(DEC2HEX([.A121]; 4));4); 2))&amp;&quot; 16&quot;)" office:value-type="string" office:string-value="FE FE 05 A1 00 78 1E 16" calcext:value-type="string">
            <text:p>FE FE 05 A1 00 78 1E 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&quot;FE FE 05 A1 &quot;&amp;LEFT(DEC2HEX([.A122]; 4);2)&amp;&quot; &quot;&amp;RIGHT(DEC2HEX([.A122]; 4);2)&amp;&quot; &quot;&amp;(RIGHT(DEC2HEX(HEX2DEC(&quot;05&quot;)+HEX2DEC(&quot;A1&quot;)+HEX2DEC(DEC2HEX([.A122]; 4));4); 2))&amp;&quot; 16&quot;)" office:value-type="string" office:string-value="FE FE 05 A1 00 79 1F 16" calcext:value-type="string">
            <text:p>FE FE 05 A1 00 79 1F 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&quot;FE FE 05 A1 &quot;&amp;LEFT(DEC2HEX([.A123]; 4);2)&amp;&quot; &quot;&amp;RIGHT(DEC2HEX([.A123]; 4);2)&amp;&quot; &quot;&amp;(RIGHT(DEC2HEX(HEX2DEC(&quot;05&quot;)+HEX2DEC(&quot;A1&quot;)+HEX2DEC(DEC2HEX([.A123]; 4));4); 2))&amp;&quot; 16&quot;)" office:value-type="string" office:string-value="FE FE 05 A1 00 7A 20 16" calcext:value-type="string">
            <text:p>FE FE 05 A1 00 7A 20 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&quot;FE FE 05 A1 &quot;&amp;LEFT(DEC2HEX([.A124]; 4);2)&amp;&quot; &quot;&amp;RIGHT(DEC2HEX([.A124]; 4);2)&amp;&quot; &quot;&amp;(RIGHT(DEC2HEX(HEX2DEC(&quot;05&quot;)+HEX2DEC(&quot;A1&quot;)+HEX2DEC(DEC2HEX([.A124]; 4));4); 2))&amp;&quot; 16&quot;)" office:value-type="string" office:string-value="FE FE 05 A1 00 7B 21 16" calcext:value-type="string">
            <text:p>FE FE 05 A1 00 7B 21 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&quot;FE FE 05 A1 &quot;&amp;LEFT(DEC2HEX([.A125]; 4);2)&amp;&quot; &quot;&amp;RIGHT(DEC2HEX([.A125]; 4);2)&amp;&quot; &quot;&amp;(RIGHT(DEC2HEX(HEX2DEC(&quot;05&quot;)+HEX2DEC(&quot;A1&quot;)+HEX2DEC(DEC2HEX([.A125]; 4));4); 2))&amp;&quot; 16&quot;)" office:value-type="string" office:string-value="FE FE 05 A1 00 7C 22 16" calcext:value-type="string">
            <text:p>FE FE 05 A1 00 7C 22 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&quot;FE FE 05 A1 &quot;&amp;LEFT(DEC2HEX([.A126]; 4);2)&amp;&quot; &quot;&amp;RIGHT(DEC2HEX([.A126]; 4);2)&amp;&quot; &quot;&amp;(RIGHT(DEC2HEX(HEX2DEC(&quot;05&quot;)+HEX2DEC(&quot;A1&quot;)+HEX2DEC(DEC2HEX([.A126]; 4));4); 2))&amp;&quot; 16&quot;)" office:value-type="string" office:string-value="FE FE 05 A1 00 7D 23 16" calcext:value-type="string">
            <text:p>FE FE 05 A1 00 7D 23 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&quot;FE FE 05 A1 &quot;&amp;LEFT(DEC2HEX([.A127]; 4);2)&amp;&quot; &quot;&amp;RIGHT(DEC2HEX([.A127]; 4);2)&amp;&quot; &quot;&amp;(RIGHT(DEC2HEX(HEX2DEC(&quot;05&quot;)+HEX2DEC(&quot;A1&quot;)+HEX2DEC(DEC2HEX([.A127]; 4));4); 2))&amp;&quot; 16&quot;)" office:value-type="string" office:string-value="FE FE 05 A1 00 7E 24 16" calcext:value-type="string">
            <text:p>FE FE 05 A1 00 7E 24 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&quot;FE FE 05 A1 &quot;&amp;LEFT(DEC2HEX([.A128]; 4);2)&amp;&quot; &quot;&amp;RIGHT(DEC2HEX([.A128]; 4);2)&amp;&quot; &quot;&amp;(RIGHT(DEC2HEX(HEX2DEC(&quot;05&quot;)+HEX2DEC(&quot;A1&quot;)+HEX2DEC(DEC2HEX([.A128]; 4));4); 2))&amp;&quot; 16&quot;)" office:value-type="string" office:string-value="FE FE 05 A1 00 7F 25 16" calcext:value-type="string">
            <text:p>FE FE 05 A1 00 7F 25 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&quot;FE FE 05 A1 &quot;&amp;LEFT(DEC2HEX([.A129]; 4);2)&amp;&quot; &quot;&amp;RIGHT(DEC2HEX([.A129]; 4);2)&amp;&quot; &quot;&amp;(RIGHT(DEC2HEX(HEX2DEC(&quot;05&quot;)+HEX2DEC(&quot;A1&quot;)+HEX2DEC(DEC2HEX([.A129]; 4));4); 2))&amp;&quot; 16&quot;)" office:value-type="string" office:string-value="FE FE 05 A1 00 80 26 16" calcext:value-type="string">
            <text:p>FE FE 05 A1 00 80 26 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&quot;FE FE 05 A1 &quot;&amp;LEFT(DEC2HEX([.A130]; 4);2)&amp;&quot; &quot;&amp;RIGHT(DEC2HEX([.A130]; 4);2)&amp;&quot; &quot;&amp;(RIGHT(DEC2HEX(HEX2DEC(&quot;05&quot;)+HEX2DEC(&quot;A1&quot;)+HEX2DEC(DEC2HEX([.A130]; 4));4); 2))&amp;&quot; 16&quot;)" office:value-type="string" office:string-value="FE FE 05 A1 00 81 27 16" calcext:value-type="string">
            <text:p>FE FE 05 A1 00 81 27 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&quot;FE FE 05 A1 &quot;&amp;LEFT(DEC2HEX([.A131]; 4);2)&amp;&quot; &quot;&amp;RIGHT(DEC2HEX([.A131]; 4);2)&amp;&quot; &quot;&amp;(RIGHT(DEC2HEX(HEX2DEC(&quot;05&quot;)+HEX2DEC(&quot;A1&quot;)+HEX2DEC(DEC2HEX([.A131]; 4));4); 2))&amp;&quot; 16&quot;)" office:value-type="string" office:string-value="FE FE 05 A1 00 82 28 16" calcext:value-type="string">
            <text:p>FE FE 05 A1 00 82 28 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&quot;FE FE 05 A1 &quot;&amp;LEFT(DEC2HEX([.A132]; 4);2)&amp;&quot; &quot;&amp;RIGHT(DEC2HEX([.A132]; 4);2)&amp;&quot; &quot;&amp;(RIGHT(DEC2HEX(HEX2DEC(&quot;05&quot;)+HEX2DEC(&quot;A1&quot;)+HEX2DEC(DEC2HEX([.A132]; 4));4); 2))&amp;&quot; 16&quot;)" office:value-type="string" office:string-value="FE FE 05 A1 00 83 29 16" calcext:value-type="string">
            <text:p>FE FE 05 A1 00 83 29 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&quot;FE FE 05 A1 &quot;&amp;LEFT(DEC2HEX([.A133]; 4);2)&amp;&quot; &quot;&amp;RIGHT(DEC2HEX([.A133]; 4);2)&amp;&quot; &quot;&amp;(RIGHT(DEC2HEX(HEX2DEC(&quot;05&quot;)+HEX2DEC(&quot;A1&quot;)+HEX2DEC(DEC2HEX([.A133]; 4));4); 2))&amp;&quot; 16&quot;)" office:value-type="string" office:string-value="FE FE 05 A1 00 84 2A 16" calcext:value-type="string">
            <text:p>FE FE 05 A1 00 84 2A 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&quot;FE FE 05 A1 &quot;&amp;LEFT(DEC2HEX([.A134]; 4);2)&amp;&quot; &quot;&amp;RIGHT(DEC2HEX([.A134]; 4);2)&amp;&quot; &quot;&amp;(RIGHT(DEC2HEX(HEX2DEC(&quot;05&quot;)+HEX2DEC(&quot;A1&quot;)+HEX2DEC(DEC2HEX([.A134]; 4));4); 2))&amp;&quot; 16&quot;)" office:value-type="string" office:string-value="FE FE 05 A1 00 85 2B 16" calcext:value-type="string">
            <text:p>FE FE 05 A1 00 85 2B 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&quot;FE FE 05 A1 &quot;&amp;LEFT(DEC2HEX([.A135]; 4);2)&amp;&quot; &quot;&amp;RIGHT(DEC2HEX([.A135]; 4);2)&amp;&quot; &quot;&amp;(RIGHT(DEC2HEX(HEX2DEC(&quot;05&quot;)+HEX2DEC(&quot;A1&quot;)+HEX2DEC(DEC2HEX([.A135]; 4));4); 2))&amp;&quot; 16&quot;)" office:value-type="string" office:string-value="FE FE 05 A1 00 86 2C 16" calcext:value-type="string">
            <text:p>FE FE 05 A1 00 86 2C 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&quot;FE FE 05 A1 &quot;&amp;LEFT(DEC2HEX([.A136]; 4);2)&amp;&quot; &quot;&amp;RIGHT(DEC2HEX([.A136]; 4);2)&amp;&quot; &quot;&amp;(RIGHT(DEC2HEX(HEX2DEC(&quot;05&quot;)+HEX2DEC(&quot;A1&quot;)+HEX2DEC(DEC2HEX([.A136]; 4));4); 2))&amp;&quot; 16&quot;)" office:value-type="string" office:string-value="FE FE 05 A1 00 87 2D 16" calcext:value-type="string">
            <text:p>FE FE 05 A1 00 87 2D 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&quot;FE FE 05 A1 &quot;&amp;LEFT(DEC2HEX([.A137]; 4);2)&amp;&quot; &quot;&amp;RIGHT(DEC2HEX([.A137]; 4);2)&amp;&quot; &quot;&amp;(RIGHT(DEC2HEX(HEX2DEC(&quot;05&quot;)+HEX2DEC(&quot;A1&quot;)+HEX2DEC(DEC2HEX([.A137]; 4));4); 2))&amp;&quot; 16&quot;)" office:value-type="string" office:string-value="FE FE 05 A1 00 88 2E 16" calcext:value-type="string">
            <text:p>FE FE 05 A1 00 88 2E 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&quot;FE FE 05 A1 &quot;&amp;LEFT(DEC2HEX([.A138]; 4);2)&amp;&quot; &quot;&amp;RIGHT(DEC2HEX([.A138]; 4);2)&amp;&quot; &quot;&amp;(RIGHT(DEC2HEX(HEX2DEC(&quot;05&quot;)+HEX2DEC(&quot;A1&quot;)+HEX2DEC(DEC2HEX([.A138]; 4));4); 2))&amp;&quot; 16&quot;)" office:value-type="string" office:string-value="FE FE 05 A1 00 89 2F 16" calcext:value-type="string">
            <text:p>FE FE 05 A1 00 89 2F 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&quot;FE FE 05 A1 &quot;&amp;LEFT(DEC2HEX([.A139]; 4);2)&amp;&quot; &quot;&amp;RIGHT(DEC2HEX([.A139]; 4);2)&amp;&quot; &quot;&amp;(RIGHT(DEC2HEX(HEX2DEC(&quot;05&quot;)+HEX2DEC(&quot;A1&quot;)+HEX2DEC(DEC2HEX([.A139]; 4));4); 2))&amp;&quot; 16&quot;)" office:value-type="string" office:string-value="FE FE 05 A1 00 8A 30 16" calcext:value-type="string">
            <text:p>FE FE 05 A1 00 8A 30 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&quot;FE FE 05 A1 &quot;&amp;LEFT(DEC2HEX([.A140]; 4);2)&amp;&quot; &quot;&amp;RIGHT(DEC2HEX([.A140]; 4);2)&amp;&quot; &quot;&amp;(RIGHT(DEC2HEX(HEX2DEC(&quot;05&quot;)+HEX2DEC(&quot;A1&quot;)+HEX2DEC(DEC2HEX([.A140]; 4));4); 2))&amp;&quot; 16&quot;)" office:value-type="string" office:string-value="FE FE 05 A1 00 8B 31 16" calcext:value-type="string">
            <text:p>FE FE 05 A1 00 8B 31 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&quot;FE FE 05 A1 &quot;&amp;LEFT(DEC2HEX([.A141]; 4);2)&amp;&quot; &quot;&amp;RIGHT(DEC2HEX([.A141]; 4);2)&amp;&quot; &quot;&amp;(RIGHT(DEC2HEX(HEX2DEC(&quot;05&quot;)+HEX2DEC(&quot;A1&quot;)+HEX2DEC(DEC2HEX([.A141]; 4));4); 2))&amp;&quot; 16&quot;)" office:value-type="string" office:string-value="FE FE 05 A1 00 8C 32 16" calcext:value-type="string">
            <text:p>FE FE 05 A1 00 8C 32 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&quot;FE FE 05 A1 &quot;&amp;LEFT(DEC2HEX([.A142]; 4);2)&amp;&quot; &quot;&amp;RIGHT(DEC2HEX([.A142]; 4);2)&amp;&quot; &quot;&amp;(RIGHT(DEC2HEX(HEX2DEC(&quot;05&quot;)+HEX2DEC(&quot;A1&quot;)+HEX2DEC(DEC2HEX([.A142]; 4));4); 2))&amp;&quot; 16&quot;)" office:value-type="string" office:string-value="FE FE 05 A1 00 8D 33 16" calcext:value-type="string">
            <text:p>FE FE 05 A1 00 8D 33 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&quot;FE FE 05 A1 &quot;&amp;LEFT(DEC2HEX([.A143]; 4);2)&amp;&quot; &quot;&amp;RIGHT(DEC2HEX([.A143]; 4);2)&amp;&quot; &quot;&amp;(RIGHT(DEC2HEX(HEX2DEC(&quot;05&quot;)+HEX2DEC(&quot;A1&quot;)+HEX2DEC(DEC2HEX([.A143]; 4));4); 2))&amp;&quot; 16&quot;)" office:value-type="string" office:string-value="FE FE 05 A1 00 8E 34 16" calcext:value-type="string">
            <text:p>FE FE 05 A1 00 8E 34 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&quot;FE FE 05 A1 &quot;&amp;LEFT(DEC2HEX([.A144]; 4);2)&amp;&quot; &quot;&amp;RIGHT(DEC2HEX([.A144]; 4);2)&amp;&quot; &quot;&amp;(RIGHT(DEC2HEX(HEX2DEC(&quot;05&quot;)+HEX2DEC(&quot;A1&quot;)+HEX2DEC(DEC2HEX([.A144]; 4));4); 2))&amp;&quot; 16&quot;)" office:value-type="string" office:string-value="FE FE 05 A1 00 8F 35 16" calcext:value-type="string">
            <text:p>FE FE 05 A1 00 8F 35 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&quot;FE FE 05 A1 &quot;&amp;LEFT(DEC2HEX([.A145]; 4);2)&amp;&quot; &quot;&amp;RIGHT(DEC2HEX([.A145]; 4);2)&amp;&quot; &quot;&amp;(RIGHT(DEC2HEX(HEX2DEC(&quot;05&quot;)+HEX2DEC(&quot;A1&quot;)+HEX2DEC(DEC2HEX([.A145]; 4));4); 2))&amp;&quot; 16&quot;)" office:value-type="string" office:string-value="FE FE 05 A1 00 90 36 16" calcext:value-type="string">
            <text:p>FE FE 05 A1 00 90 36 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&quot;FE FE 05 A1 &quot;&amp;LEFT(DEC2HEX([.A146]; 4);2)&amp;&quot; &quot;&amp;RIGHT(DEC2HEX([.A146]; 4);2)&amp;&quot; &quot;&amp;(RIGHT(DEC2HEX(HEX2DEC(&quot;05&quot;)+HEX2DEC(&quot;A1&quot;)+HEX2DEC(DEC2HEX([.A146]; 4));4); 2))&amp;&quot; 16&quot;)" office:value-type="string" office:string-value="FE FE 05 A1 00 91 37 16" calcext:value-type="string">
            <text:p>FE FE 05 A1 00 91 37 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&quot;FE FE 05 A1 &quot;&amp;LEFT(DEC2HEX([.A147]; 4);2)&amp;&quot; &quot;&amp;RIGHT(DEC2HEX([.A147]; 4);2)&amp;&quot; &quot;&amp;(RIGHT(DEC2HEX(HEX2DEC(&quot;05&quot;)+HEX2DEC(&quot;A1&quot;)+HEX2DEC(DEC2HEX([.A147]; 4));4); 2))&amp;&quot; 16&quot;)" office:value-type="string" office:string-value="FE FE 05 A1 00 92 38 16" calcext:value-type="string">
            <text:p>FE FE 05 A1 00 92 38 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&quot;FE FE 05 A1 &quot;&amp;LEFT(DEC2HEX([.A148]; 4);2)&amp;&quot; &quot;&amp;RIGHT(DEC2HEX([.A148]; 4);2)&amp;&quot; &quot;&amp;(RIGHT(DEC2HEX(HEX2DEC(&quot;05&quot;)+HEX2DEC(&quot;A1&quot;)+HEX2DEC(DEC2HEX([.A148]; 4));4); 2))&amp;&quot; 16&quot;)" office:value-type="string" office:string-value="FE FE 05 A1 00 93 39 16" calcext:value-type="string">
            <text:p>FE FE 05 A1 00 93 39 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&quot;FE FE 05 A1 &quot;&amp;LEFT(DEC2HEX([.A149]; 4);2)&amp;&quot; &quot;&amp;RIGHT(DEC2HEX([.A149]; 4);2)&amp;&quot; &quot;&amp;(RIGHT(DEC2HEX(HEX2DEC(&quot;05&quot;)+HEX2DEC(&quot;A1&quot;)+HEX2DEC(DEC2HEX([.A149]; 4));4); 2))&amp;&quot; 16&quot;)" office:value-type="string" office:string-value="FE FE 05 A1 00 94 3A 16" calcext:value-type="string">
            <text:p>FE FE 05 A1 00 94 3A 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&quot;FE FE 05 A1 &quot;&amp;LEFT(DEC2HEX([.A150]; 4);2)&amp;&quot; &quot;&amp;RIGHT(DEC2HEX([.A150]; 4);2)&amp;&quot; &quot;&amp;(RIGHT(DEC2HEX(HEX2DEC(&quot;05&quot;)+HEX2DEC(&quot;A1&quot;)+HEX2DEC(DEC2HEX([.A150]; 4));4); 2))&amp;&quot; 16&quot;)" office:value-type="string" office:string-value="FE FE 05 A1 00 95 3B 16" calcext:value-type="string">
            <text:p>FE FE 05 A1 00 95 3B 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&quot;FE FE 05 A1 &quot;&amp;LEFT(DEC2HEX([.A151]; 4);2)&amp;&quot; &quot;&amp;RIGHT(DEC2HEX([.A151]; 4);2)&amp;&quot; &quot;&amp;(RIGHT(DEC2HEX(HEX2DEC(&quot;05&quot;)+HEX2DEC(&quot;A1&quot;)+HEX2DEC(DEC2HEX([.A151]; 4));4); 2))&amp;&quot; 16&quot;)" office:value-type="string" office:string-value="FE FE 05 A1 00 96 3C 16" calcext:value-type="string">
            <text:p>FE FE 05 A1 00 96 3C 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&quot;FE FE 05 A1 &quot;&amp;LEFT(DEC2HEX([.A152]; 4);2)&amp;&quot; &quot;&amp;RIGHT(DEC2HEX([.A152]; 4);2)&amp;&quot; &quot;&amp;(RIGHT(DEC2HEX(HEX2DEC(&quot;05&quot;)+HEX2DEC(&quot;A1&quot;)+HEX2DEC(DEC2HEX([.A152]; 4));4); 2))&amp;&quot; 16&quot;)" office:value-type="string" office:string-value="FE FE 05 A1 00 97 3D 16" calcext:value-type="string">
            <text:p>FE FE 05 A1 00 97 3D 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&quot;FE FE 05 A1 &quot;&amp;LEFT(DEC2HEX([.A153]; 4);2)&amp;&quot; &quot;&amp;RIGHT(DEC2HEX([.A153]; 4);2)&amp;&quot; &quot;&amp;(RIGHT(DEC2HEX(HEX2DEC(&quot;05&quot;)+HEX2DEC(&quot;A1&quot;)+HEX2DEC(DEC2HEX([.A153]; 4));4); 2))&amp;&quot; 16&quot;)" office:value-type="string" office:string-value="FE FE 05 A1 00 98 3E 16" calcext:value-type="string">
            <text:p>FE FE 05 A1 00 98 3E 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&quot;FE FE 05 A1 &quot;&amp;LEFT(DEC2HEX([.A154]; 4);2)&amp;&quot; &quot;&amp;RIGHT(DEC2HEX([.A154]; 4);2)&amp;&quot; &quot;&amp;(RIGHT(DEC2HEX(HEX2DEC(&quot;05&quot;)+HEX2DEC(&quot;A1&quot;)+HEX2DEC(DEC2HEX([.A154]; 4));4); 2))&amp;&quot; 16&quot;)" office:value-type="string" office:string-value="FE FE 05 A1 00 99 3F 16" calcext:value-type="string">
            <text:p>FE FE 05 A1 00 99 3F 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&quot;FE FE 05 A1 &quot;&amp;LEFT(DEC2HEX([.A155]; 4);2)&amp;&quot; &quot;&amp;RIGHT(DEC2HEX([.A155]; 4);2)&amp;&quot; &quot;&amp;(RIGHT(DEC2HEX(HEX2DEC(&quot;05&quot;)+HEX2DEC(&quot;A1&quot;)+HEX2DEC(DEC2HEX([.A155]; 4));4); 2))&amp;&quot; 16&quot;)" office:value-type="string" office:string-value="FE FE 05 A1 00 9A 40 16" calcext:value-type="string">
            <text:p>FE FE 05 A1 00 9A 40 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&quot;FE FE 05 A1 &quot;&amp;LEFT(DEC2HEX([.A156]; 4);2)&amp;&quot; &quot;&amp;RIGHT(DEC2HEX([.A156]; 4);2)&amp;&quot; &quot;&amp;(RIGHT(DEC2HEX(HEX2DEC(&quot;05&quot;)+HEX2DEC(&quot;A1&quot;)+HEX2DEC(DEC2HEX([.A156]; 4));4); 2))&amp;&quot; 16&quot;)" office:value-type="string" office:string-value="FE FE 05 A1 00 9B 41 16" calcext:value-type="string">
            <text:p>FE FE 05 A1 00 9B 41 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&quot;FE FE 05 A1 &quot;&amp;LEFT(DEC2HEX([.A157]; 4);2)&amp;&quot; &quot;&amp;RIGHT(DEC2HEX([.A157]; 4);2)&amp;&quot; &quot;&amp;(RIGHT(DEC2HEX(HEX2DEC(&quot;05&quot;)+HEX2DEC(&quot;A1&quot;)+HEX2DEC(DEC2HEX([.A157]; 4));4); 2))&amp;&quot; 16&quot;)" office:value-type="string" office:string-value="FE FE 05 A1 00 9C 42 16" calcext:value-type="string">
            <text:p>FE FE 05 A1 00 9C 42 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&quot;FE FE 05 A1 &quot;&amp;LEFT(DEC2HEX([.A158]; 4);2)&amp;&quot; &quot;&amp;RIGHT(DEC2HEX([.A158]; 4);2)&amp;&quot; &quot;&amp;(RIGHT(DEC2HEX(HEX2DEC(&quot;05&quot;)+HEX2DEC(&quot;A1&quot;)+HEX2DEC(DEC2HEX([.A158]; 4));4); 2))&amp;&quot; 16&quot;)" office:value-type="string" office:string-value="FE FE 05 A1 00 9D 43 16" calcext:value-type="string">
            <text:p>FE FE 05 A1 00 9D 43 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&quot;FE FE 05 A1 &quot;&amp;LEFT(DEC2HEX([.A159]; 4);2)&amp;&quot; &quot;&amp;RIGHT(DEC2HEX([.A159]; 4);2)&amp;&quot; &quot;&amp;(RIGHT(DEC2HEX(HEX2DEC(&quot;05&quot;)+HEX2DEC(&quot;A1&quot;)+HEX2DEC(DEC2HEX([.A159]; 4));4); 2))&amp;&quot; 16&quot;)" office:value-type="string" office:string-value="FE FE 05 A1 00 9E 44 16" calcext:value-type="string">
            <text:p>FE FE 05 A1 00 9E 44 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&quot;FE FE 05 A1 &quot;&amp;LEFT(DEC2HEX([.A160]; 4);2)&amp;&quot; &quot;&amp;RIGHT(DEC2HEX([.A160]; 4);2)&amp;&quot; &quot;&amp;(RIGHT(DEC2HEX(HEX2DEC(&quot;05&quot;)+HEX2DEC(&quot;A1&quot;)+HEX2DEC(DEC2HEX([.A160]; 4));4); 2))&amp;&quot; 16&quot;)" office:value-type="string" office:string-value="FE FE 05 A1 00 9F 45 16" calcext:value-type="string">
            <text:p>FE FE 05 A1 00 9F 45 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&quot;FE FE 05 A1 &quot;&amp;LEFT(DEC2HEX([.A161]; 4);2)&amp;&quot; &quot;&amp;RIGHT(DEC2HEX([.A161]; 4);2)&amp;&quot; &quot;&amp;(RIGHT(DEC2HEX(HEX2DEC(&quot;05&quot;)+HEX2DEC(&quot;A1&quot;)+HEX2DEC(DEC2HEX([.A161]; 4));4); 2))&amp;&quot; 16&quot;)" office:value-type="string" office:string-value="FE FE 05 A1 00 A0 46 16" calcext:value-type="string">
            <text:p>FE FE 05 A1 00 A0 46 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&quot;FE FE 05 A1 &quot;&amp;LEFT(DEC2HEX([.A162]; 4);2)&amp;&quot; &quot;&amp;RIGHT(DEC2HEX([.A162]; 4);2)&amp;&quot; &quot;&amp;(RIGHT(DEC2HEX(HEX2DEC(&quot;05&quot;)+HEX2DEC(&quot;A1&quot;)+HEX2DEC(DEC2HEX([.A162]; 4));4); 2))&amp;&quot; 16&quot;)" office:value-type="string" office:string-value="FE FE 05 A1 00 A1 47 16" calcext:value-type="string">
            <text:p>FE FE 05 A1 00 A1 47 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&quot;FE FE 05 A1 &quot;&amp;LEFT(DEC2HEX([.A163]; 4);2)&amp;&quot; &quot;&amp;RIGHT(DEC2HEX([.A163]; 4);2)&amp;&quot; &quot;&amp;(RIGHT(DEC2HEX(HEX2DEC(&quot;05&quot;)+HEX2DEC(&quot;A1&quot;)+HEX2DEC(DEC2HEX([.A163]; 4));4); 2))&amp;&quot; 16&quot;)" office:value-type="string" office:string-value="FE FE 05 A1 00 A2 48 16" calcext:value-type="string">
            <text:p>FE FE 05 A1 00 A2 48 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&quot;FE FE 05 A1 &quot;&amp;LEFT(DEC2HEX([.A164]; 4);2)&amp;&quot; &quot;&amp;RIGHT(DEC2HEX([.A164]; 4);2)&amp;&quot; &quot;&amp;(RIGHT(DEC2HEX(HEX2DEC(&quot;05&quot;)+HEX2DEC(&quot;A1&quot;)+HEX2DEC(DEC2HEX([.A164]; 4));4); 2))&amp;&quot; 16&quot;)" office:value-type="string" office:string-value="FE FE 05 A1 00 A3 49 16" calcext:value-type="string">
            <text:p>FE FE 05 A1 00 A3 49 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&quot;FE FE 05 A1 &quot;&amp;LEFT(DEC2HEX([.A165]; 4);2)&amp;&quot; &quot;&amp;RIGHT(DEC2HEX([.A165]; 4);2)&amp;&quot; &quot;&amp;(RIGHT(DEC2HEX(HEX2DEC(&quot;05&quot;)+HEX2DEC(&quot;A1&quot;)+HEX2DEC(DEC2HEX([.A165]; 4));4); 2))&amp;&quot; 16&quot;)" office:value-type="string" office:string-value="FE FE 05 A1 00 A4 4A 16" calcext:value-type="string">
            <text:p>FE FE 05 A1 00 A4 4A 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&quot;FE FE 05 A1 &quot;&amp;LEFT(DEC2HEX([.A166]; 4);2)&amp;&quot; &quot;&amp;RIGHT(DEC2HEX([.A166]; 4);2)&amp;&quot; &quot;&amp;(RIGHT(DEC2HEX(HEX2DEC(&quot;05&quot;)+HEX2DEC(&quot;A1&quot;)+HEX2DEC(DEC2HEX([.A166]; 4));4); 2))&amp;&quot; 16&quot;)" office:value-type="string" office:string-value="FE FE 05 A1 00 A5 4B 16" calcext:value-type="string">
            <text:p>FE FE 05 A1 00 A5 4B 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&quot;FE FE 05 A1 &quot;&amp;LEFT(DEC2HEX([.A167]; 4);2)&amp;&quot; &quot;&amp;RIGHT(DEC2HEX([.A167]; 4);2)&amp;&quot; &quot;&amp;(RIGHT(DEC2HEX(HEX2DEC(&quot;05&quot;)+HEX2DEC(&quot;A1&quot;)+HEX2DEC(DEC2HEX([.A167]; 4));4); 2))&amp;&quot; 16&quot;)" office:value-type="string" office:string-value="FE FE 05 A1 00 A6 4C 16" calcext:value-type="string">
            <text:p>FE FE 05 A1 00 A6 4C 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&quot;FE FE 05 A1 &quot;&amp;LEFT(DEC2HEX([.A168]; 4);2)&amp;&quot; &quot;&amp;RIGHT(DEC2HEX([.A168]; 4);2)&amp;&quot; &quot;&amp;(RIGHT(DEC2HEX(HEX2DEC(&quot;05&quot;)+HEX2DEC(&quot;A1&quot;)+HEX2DEC(DEC2HEX([.A168]; 4));4); 2))&amp;&quot; 16&quot;)" office:value-type="string" office:string-value="FE FE 05 A1 00 A7 4D 16" calcext:value-type="string">
            <text:p>FE FE 05 A1 00 A7 4D 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&quot;FE FE 05 A1 &quot;&amp;LEFT(DEC2HEX([.A169]; 4);2)&amp;&quot; &quot;&amp;RIGHT(DEC2HEX([.A169]; 4);2)&amp;&quot; &quot;&amp;(RIGHT(DEC2HEX(HEX2DEC(&quot;05&quot;)+HEX2DEC(&quot;A1&quot;)+HEX2DEC(DEC2HEX([.A169]; 4));4); 2))&amp;&quot; 16&quot;)" office:value-type="string" office:string-value="FE FE 05 A1 00 A8 4E 16" calcext:value-type="string">
            <text:p>FE FE 05 A1 00 A8 4E 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&quot;FE FE 05 A1 &quot;&amp;LEFT(DEC2HEX([.A170]; 4);2)&amp;&quot; &quot;&amp;RIGHT(DEC2HEX([.A170]; 4);2)&amp;&quot; &quot;&amp;(RIGHT(DEC2HEX(HEX2DEC(&quot;05&quot;)+HEX2DEC(&quot;A1&quot;)+HEX2DEC(DEC2HEX([.A170]; 4));4); 2))&amp;&quot; 16&quot;)" office:value-type="string" office:string-value="FE FE 05 A1 00 A9 4F 16" calcext:value-type="string">
            <text:p>FE FE 05 A1 00 A9 4F 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&quot;FE FE 05 A1 &quot;&amp;LEFT(DEC2HEX([.A171]; 4);2)&amp;&quot; &quot;&amp;RIGHT(DEC2HEX([.A171]; 4);2)&amp;&quot; &quot;&amp;(RIGHT(DEC2HEX(HEX2DEC(&quot;05&quot;)+HEX2DEC(&quot;A1&quot;)+HEX2DEC(DEC2HEX([.A171]; 4));4); 2))&amp;&quot; 16&quot;)" office:value-type="string" office:string-value="FE FE 05 A1 00 AA 50 16" calcext:value-type="string">
            <text:p>FE FE 05 A1 00 AA 50 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&quot;FE FE 05 A1 &quot;&amp;LEFT(DEC2HEX([.A172]; 4);2)&amp;&quot; &quot;&amp;RIGHT(DEC2HEX([.A172]; 4);2)&amp;&quot; &quot;&amp;(RIGHT(DEC2HEX(HEX2DEC(&quot;05&quot;)+HEX2DEC(&quot;A1&quot;)+HEX2DEC(DEC2HEX([.A172]; 4));4); 2))&amp;&quot; 16&quot;)" office:value-type="string" office:string-value="FE FE 05 A1 00 AB 51 16" calcext:value-type="string">
            <text:p>FE FE 05 A1 00 AB 51 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&quot;FE FE 05 A1 &quot;&amp;LEFT(DEC2HEX([.A173]; 4);2)&amp;&quot; &quot;&amp;RIGHT(DEC2HEX([.A173]; 4);2)&amp;&quot; &quot;&amp;(RIGHT(DEC2HEX(HEX2DEC(&quot;05&quot;)+HEX2DEC(&quot;A1&quot;)+HEX2DEC(DEC2HEX([.A173]; 4));4); 2))&amp;&quot; 16&quot;)" office:value-type="string" office:string-value="FE FE 05 A1 00 AC 52 16" calcext:value-type="string">
            <text:p>FE FE 05 A1 00 AC 52 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&quot;FE FE 05 A1 &quot;&amp;LEFT(DEC2HEX([.A174]; 4);2)&amp;&quot; &quot;&amp;RIGHT(DEC2HEX([.A174]; 4);2)&amp;&quot; &quot;&amp;(RIGHT(DEC2HEX(HEX2DEC(&quot;05&quot;)+HEX2DEC(&quot;A1&quot;)+HEX2DEC(DEC2HEX([.A174]; 4));4); 2))&amp;&quot; 16&quot;)" office:value-type="string" office:string-value="FE FE 05 A1 00 AD 53 16" calcext:value-type="string">
            <text:p>FE FE 05 A1 00 AD 53 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&quot;FE FE 05 A1 &quot;&amp;LEFT(DEC2HEX([.A175]; 4);2)&amp;&quot; &quot;&amp;RIGHT(DEC2HEX([.A175]; 4);2)&amp;&quot; &quot;&amp;(RIGHT(DEC2HEX(HEX2DEC(&quot;05&quot;)+HEX2DEC(&quot;A1&quot;)+HEX2DEC(DEC2HEX([.A175]; 4));4); 2))&amp;&quot; 16&quot;)" office:value-type="string" office:string-value="FE FE 05 A1 00 AE 54 16" calcext:value-type="string">
            <text:p>FE FE 05 A1 00 AE 54 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&quot;FE FE 05 A1 &quot;&amp;LEFT(DEC2HEX([.A176]; 4);2)&amp;&quot; &quot;&amp;RIGHT(DEC2HEX([.A176]; 4);2)&amp;&quot; &quot;&amp;(RIGHT(DEC2HEX(HEX2DEC(&quot;05&quot;)+HEX2DEC(&quot;A1&quot;)+HEX2DEC(DEC2HEX([.A176]; 4));4); 2))&amp;&quot; 16&quot;)" office:value-type="string" office:string-value="FE FE 05 A1 00 AF 55 16" calcext:value-type="string">
            <text:p>FE FE 05 A1 00 AF 55 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&quot;FE FE 05 A1 &quot;&amp;LEFT(DEC2HEX([.A177]; 4);2)&amp;&quot; &quot;&amp;RIGHT(DEC2HEX([.A177]; 4);2)&amp;&quot; &quot;&amp;(RIGHT(DEC2HEX(HEX2DEC(&quot;05&quot;)+HEX2DEC(&quot;A1&quot;)+HEX2DEC(DEC2HEX([.A177]; 4));4); 2))&amp;&quot; 16&quot;)" office:value-type="string" office:string-value="FE FE 05 A1 00 B0 56 16" calcext:value-type="string">
            <text:p>FE FE 05 A1 00 B0 56 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&quot;FE FE 05 A1 &quot;&amp;LEFT(DEC2HEX([.A178]; 4);2)&amp;&quot; &quot;&amp;RIGHT(DEC2HEX([.A178]; 4);2)&amp;&quot; &quot;&amp;(RIGHT(DEC2HEX(HEX2DEC(&quot;05&quot;)+HEX2DEC(&quot;A1&quot;)+HEX2DEC(DEC2HEX([.A178]; 4));4); 2))&amp;&quot; 16&quot;)" office:value-type="string" office:string-value="FE FE 05 A1 00 B1 57 16" calcext:value-type="string">
            <text:p>FE FE 05 A1 00 B1 57 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&quot;FE FE 05 A1 &quot;&amp;LEFT(DEC2HEX([.A179]; 4);2)&amp;&quot; &quot;&amp;RIGHT(DEC2HEX([.A179]; 4);2)&amp;&quot; &quot;&amp;(RIGHT(DEC2HEX(HEX2DEC(&quot;05&quot;)+HEX2DEC(&quot;A1&quot;)+HEX2DEC(DEC2HEX([.A179]; 4));4); 2))&amp;&quot; 16&quot;)" office:value-type="string" office:string-value="FE FE 05 A1 00 B2 58 16" calcext:value-type="string">
            <text:p>FE FE 05 A1 00 B2 58 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&quot;FE FE 05 A1 &quot;&amp;LEFT(DEC2HEX([.A180]; 4);2)&amp;&quot; &quot;&amp;RIGHT(DEC2HEX([.A180]; 4);2)&amp;&quot; &quot;&amp;(RIGHT(DEC2HEX(HEX2DEC(&quot;05&quot;)+HEX2DEC(&quot;A1&quot;)+HEX2DEC(DEC2HEX([.A180]; 4));4); 2))&amp;&quot; 16&quot;)" office:value-type="string" office:string-value="FE FE 05 A1 00 B3 59 16" calcext:value-type="string">
            <text:p>FE FE 05 A1 00 B3 59 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&quot;FE FE 05 A1 &quot;&amp;LEFT(DEC2HEX([.A181]; 4);2)&amp;&quot; &quot;&amp;RIGHT(DEC2HEX([.A181]; 4);2)&amp;&quot; &quot;&amp;(RIGHT(DEC2HEX(HEX2DEC(&quot;05&quot;)+HEX2DEC(&quot;A1&quot;)+HEX2DEC(DEC2HEX([.A181]; 4));4); 2))&amp;&quot; 16&quot;)" office:value-type="string" office:string-value="FE FE 05 A1 00 B4 5A 16" calcext:value-type="string">
            <text:p>FE FE 05 A1 00 B4 5A 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&quot;FE FE 05 A1 &quot;&amp;LEFT(DEC2HEX([.A182]; 4);2)&amp;&quot; &quot;&amp;RIGHT(DEC2HEX([.A182]; 4);2)&amp;&quot; &quot;&amp;(RIGHT(DEC2HEX(HEX2DEC(&quot;05&quot;)+HEX2DEC(&quot;A1&quot;)+HEX2DEC(DEC2HEX([.A182]; 4));4); 2))&amp;&quot; 16&quot;)" office:value-type="string" office:string-value="FE FE 05 A1 00 B5 5B 16" calcext:value-type="string">
            <text:p>FE FE 05 A1 00 B5 5B 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&quot;FE FE 05 A1 &quot;&amp;LEFT(DEC2HEX([.A183]; 4);2)&amp;&quot; &quot;&amp;RIGHT(DEC2HEX([.A183]; 4);2)&amp;&quot; &quot;&amp;(RIGHT(DEC2HEX(HEX2DEC(&quot;05&quot;)+HEX2DEC(&quot;A1&quot;)+HEX2DEC(DEC2HEX([.A183]; 4));4); 2))&amp;&quot; 16&quot;)" office:value-type="string" office:string-value="FE FE 05 A1 00 B6 5C 16" calcext:value-type="string">
            <text:p>FE FE 05 A1 00 B6 5C 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&quot;FE FE 05 A1 &quot;&amp;LEFT(DEC2HEX([.A184]; 4);2)&amp;&quot; &quot;&amp;RIGHT(DEC2HEX([.A184]; 4);2)&amp;&quot; &quot;&amp;(RIGHT(DEC2HEX(HEX2DEC(&quot;05&quot;)+HEX2DEC(&quot;A1&quot;)+HEX2DEC(DEC2HEX([.A184]; 4));4); 2))&amp;&quot; 16&quot;)" office:value-type="string" office:string-value="FE FE 05 A1 00 B7 5D 16" calcext:value-type="string">
            <text:p>FE FE 05 A1 00 B7 5D 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&quot;FE FE 05 A1 &quot;&amp;LEFT(DEC2HEX([.A185]; 4);2)&amp;&quot; &quot;&amp;RIGHT(DEC2HEX([.A185]; 4);2)&amp;&quot; &quot;&amp;(RIGHT(DEC2HEX(HEX2DEC(&quot;05&quot;)+HEX2DEC(&quot;A1&quot;)+HEX2DEC(DEC2HEX([.A185]; 4));4); 2))&amp;&quot; 16&quot;)" office:value-type="string" office:string-value="FE FE 05 A1 00 B8 5E 16" calcext:value-type="string">
            <text:p>FE FE 05 A1 00 B8 5E 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&quot;FE FE 05 A1 &quot;&amp;LEFT(DEC2HEX([.A186]; 4);2)&amp;&quot; &quot;&amp;RIGHT(DEC2HEX([.A186]; 4);2)&amp;&quot; &quot;&amp;(RIGHT(DEC2HEX(HEX2DEC(&quot;05&quot;)+HEX2DEC(&quot;A1&quot;)+HEX2DEC(DEC2HEX([.A186]; 4));4); 2))&amp;&quot; 16&quot;)" office:value-type="string" office:string-value="FE FE 05 A1 00 B9 5F 16" calcext:value-type="string">
            <text:p>FE FE 05 A1 00 B9 5F 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&quot;FE FE 05 A1 &quot;&amp;LEFT(DEC2HEX([.A187]; 4);2)&amp;&quot; &quot;&amp;RIGHT(DEC2HEX([.A187]; 4);2)&amp;&quot; &quot;&amp;(RIGHT(DEC2HEX(HEX2DEC(&quot;05&quot;)+HEX2DEC(&quot;A1&quot;)+HEX2DEC(DEC2HEX([.A187]; 4));4); 2))&amp;&quot; 16&quot;)" office:value-type="string" office:string-value="FE FE 05 A1 00 BA 60 16" calcext:value-type="string">
            <text:p>FE FE 05 A1 00 BA 60 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&quot;FE FE 05 A1 &quot;&amp;LEFT(DEC2HEX([.A188]; 4);2)&amp;&quot; &quot;&amp;RIGHT(DEC2HEX([.A188]; 4);2)&amp;&quot; &quot;&amp;(RIGHT(DEC2HEX(HEX2DEC(&quot;05&quot;)+HEX2DEC(&quot;A1&quot;)+HEX2DEC(DEC2HEX([.A188]; 4));4); 2))&amp;&quot; 16&quot;)" office:value-type="string" office:string-value="FE FE 05 A1 00 BB 61 16" calcext:value-type="string">
            <text:p>FE FE 05 A1 00 BB 61 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&quot;FE FE 05 A1 &quot;&amp;LEFT(DEC2HEX([.A189]; 4);2)&amp;&quot; &quot;&amp;RIGHT(DEC2HEX([.A189]; 4);2)&amp;&quot; &quot;&amp;(RIGHT(DEC2HEX(HEX2DEC(&quot;05&quot;)+HEX2DEC(&quot;A1&quot;)+HEX2DEC(DEC2HEX([.A189]; 4));4); 2))&amp;&quot; 16&quot;)" office:value-type="string" office:string-value="FE FE 05 A1 00 BC 62 16" calcext:value-type="string">
            <text:p>FE FE 05 A1 00 BC 62 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&quot;FE FE 05 A1 &quot;&amp;LEFT(DEC2HEX([.A190]; 4);2)&amp;&quot; &quot;&amp;RIGHT(DEC2HEX([.A190]; 4);2)&amp;&quot; &quot;&amp;(RIGHT(DEC2HEX(HEX2DEC(&quot;05&quot;)+HEX2DEC(&quot;A1&quot;)+HEX2DEC(DEC2HEX([.A190]; 4));4); 2))&amp;&quot; 16&quot;)" office:value-type="string" office:string-value="FE FE 05 A1 00 BD 63 16" calcext:value-type="string">
            <text:p>FE FE 05 A1 00 BD 63 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&quot;FE FE 05 A1 &quot;&amp;LEFT(DEC2HEX([.A191]; 4);2)&amp;&quot; &quot;&amp;RIGHT(DEC2HEX([.A191]; 4);2)&amp;&quot; &quot;&amp;(RIGHT(DEC2HEX(HEX2DEC(&quot;05&quot;)+HEX2DEC(&quot;A1&quot;)+HEX2DEC(DEC2HEX([.A191]; 4));4); 2))&amp;&quot; 16&quot;)" office:value-type="string" office:string-value="FE FE 05 A1 00 BE 64 16" calcext:value-type="string">
            <text:p>FE FE 05 A1 00 BE 64 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&quot;FE FE 05 A1 &quot;&amp;LEFT(DEC2HEX([.A192]; 4);2)&amp;&quot; &quot;&amp;RIGHT(DEC2HEX([.A192]; 4);2)&amp;&quot; &quot;&amp;(RIGHT(DEC2HEX(HEX2DEC(&quot;05&quot;)+HEX2DEC(&quot;A1&quot;)+HEX2DEC(DEC2HEX([.A192]; 4));4); 2))&amp;&quot; 16&quot;)" office:value-type="string" office:string-value="FE FE 05 A1 00 BF 65 16" calcext:value-type="string">
            <text:p>FE FE 05 A1 00 BF 65 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&quot;FE FE 05 A1 &quot;&amp;LEFT(DEC2HEX([.A193]; 4);2)&amp;&quot; &quot;&amp;RIGHT(DEC2HEX([.A193]; 4);2)&amp;&quot; &quot;&amp;(RIGHT(DEC2HEX(HEX2DEC(&quot;05&quot;)+HEX2DEC(&quot;A1&quot;)+HEX2DEC(DEC2HEX([.A193]; 4));4); 2))&amp;&quot; 16&quot;)" office:value-type="string" office:string-value="FE FE 05 A1 00 C0 66 16" calcext:value-type="string">
            <text:p>FE FE 05 A1 00 C0 66 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&quot;FE FE 05 A1 &quot;&amp;LEFT(DEC2HEX([.A194]; 4);2)&amp;&quot; &quot;&amp;RIGHT(DEC2HEX([.A194]; 4);2)&amp;&quot; &quot;&amp;(RIGHT(DEC2HEX(HEX2DEC(&quot;05&quot;)+HEX2DEC(&quot;A1&quot;)+HEX2DEC(DEC2HEX([.A194]; 4));4); 2))&amp;&quot; 16&quot;)" office:value-type="string" office:string-value="FE FE 05 A1 00 C1 67 16" calcext:value-type="string">
            <text:p>FE FE 05 A1 00 C1 67 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&quot;FE FE 05 A1 &quot;&amp;LEFT(DEC2HEX([.A195]; 4);2)&amp;&quot; &quot;&amp;RIGHT(DEC2HEX([.A195]; 4);2)&amp;&quot; &quot;&amp;(RIGHT(DEC2HEX(HEX2DEC(&quot;05&quot;)+HEX2DEC(&quot;A1&quot;)+HEX2DEC(DEC2HEX([.A195]; 4));4); 2))&amp;&quot; 16&quot;)" office:value-type="string" office:string-value="FE FE 05 A1 00 C2 68 16" calcext:value-type="string">
            <text:p>FE FE 05 A1 00 C2 68 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&quot;FE FE 05 A1 &quot;&amp;LEFT(DEC2HEX([.A196]; 4);2)&amp;&quot; &quot;&amp;RIGHT(DEC2HEX([.A196]; 4);2)&amp;&quot; &quot;&amp;(RIGHT(DEC2HEX(HEX2DEC(&quot;05&quot;)+HEX2DEC(&quot;A1&quot;)+HEX2DEC(DEC2HEX([.A196]; 4));4); 2))&amp;&quot; 16&quot;)" office:value-type="string" office:string-value="FE FE 05 A1 00 C3 69 16" calcext:value-type="string">
            <text:p>FE FE 05 A1 00 C3 69 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&quot;FE FE 05 A1 &quot;&amp;LEFT(DEC2HEX([.A197]; 4);2)&amp;&quot; &quot;&amp;RIGHT(DEC2HEX([.A197]; 4);2)&amp;&quot; &quot;&amp;(RIGHT(DEC2HEX(HEX2DEC(&quot;05&quot;)+HEX2DEC(&quot;A1&quot;)+HEX2DEC(DEC2HEX([.A197]; 4));4); 2))&amp;&quot; 16&quot;)" office:value-type="string" office:string-value="FE FE 05 A1 00 C4 6A 16" calcext:value-type="string">
            <text:p>FE FE 05 A1 00 C4 6A 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&quot;FE FE 05 A1 &quot;&amp;LEFT(DEC2HEX([.A198]; 4);2)&amp;&quot; &quot;&amp;RIGHT(DEC2HEX([.A198]; 4);2)&amp;&quot; &quot;&amp;(RIGHT(DEC2HEX(HEX2DEC(&quot;05&quot;)+HEX2DEC(&quot;A1&quot;)+HEX2DEC(DEC2HEX([.A198]; 4));4); 2))&amp;&quot; 16&quot;)" office:value-type="string" office:string-value="FE FE 05 A1 00 C5 6B 16" calcext:value-type="string">
            <text:p>FE FE 05 A1 00 C5 6B 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&quot;FE FE 05 A1 &quot;&amp;LEFT(DEC2HEX([.A199]; 4);2)&amp;&quot; &quot;&amp;RIGHT(DEC2HEX([.A199]; 4);2)&amp;&quot; &quot;&amp;(RIGHT(DEC2HEX(HEX2DEC(&quot;05&quot;)+HEX2DEC(&quot;A1&quot;)+HEX2DEC(DEC2HEX([.A199]; 4));4); 2))&amp;&quot; 16&quot;)" office:value-type="string" office:string-value="FE FE 05 A1 00 C6 6C 16" calcext:value-type="string">
            <text:p>FE FE 05 A1 00 C6 6C 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&quot;FE FE 05 A1 &quot;&amp;LEFT(DEC2HEX([.A200]; 4);2)&amp;&quot; &quot;&amp;RIGHT(DEC2HEX([.A200]; 4);2)&amp;&quot; &quot;&amp;(RIGHT(DEC2HEX(HEX2DEC(&quot;05&quot;)+HEX2DEC(&quot;A1&quot;)+HEX2DEC(DEC2HEX([.A200]; 4));4); 2))&amp;&quot; 16&quot;)" office:value-type="string" office:string-value="FE FE 05 A1 00 C7 6D 16" calcext:value-type="string">
            <text:p>FE FE 05 A1 00 C7 6D 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&quot;FE FE 05 A1 &quot;&amp;LEFT(DEC2HEX([.A201]; 4);2)&amp;&quot; &quot;&amp;RIGHT(DEC2HEX([.A201]; 4);2)&amp;&quot; &quot;&amp;(RIGHT(DEC2HEX(HEX2DEC(&quot;05&quot;)+HEX2DEC(&quot;A1&quot;)+HEX2DEC(DEC2HEX([.A201]; 4));4); 2))&amp;&quot; 16&quot;)" office:value-type="string" office:string-value="FE FE 05 A1 00 C8 6E 16" calcext:value-type="string">
            <text:p>FE FE 05 A1 00 C8 6E 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&quot;FE FE 05 A1 &quot;&amp;LEFT(DEC2HEX([.A202]; 4);2)&amp;&quot; &quot;&amp;RIGHT(DEC2HEX([.A202]; 4);2)&amp;&quot; &quot;&amp;(RIGHT(DEC2HEX(HEX2DEC(&quot;05&quot;)+HEX2DEC(&quot;A1&quot;)+HEX2DEC(DEC2HEX([.A202]; 4));4); 2))&amp;&quot; 16&quot;)" office:value-type="string" office:string-value="FE FE 05 A1 00 C9 6F 16" calcext:value-type="string">
            <text:p>FE FE 05 A1 00 C9 6F 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&quot;FE FE 05 A1 &quot;&amp;LEFT(DEC2HEX([.A203]; 4);2)&amp;&quot; &quot;&amp;RIGHT(DEC2HEX([.A203]; 4);2)&amp;&quot; &quot;&amp;(RIGHT(DEC2HEX(HEX2DEC(&quot;05&quot;)+HEX2DEC(&quot;A1&quot;)+HEX2DEC(DEC2HEX([.A203]; 4));4); 2))&amp;&quot; 16&quot;)" office:value-type="string" office:string-value="FE FE 05 A1 00 CA 70 16" calcext:value-type="string">
            <text:p>FE FE 05 A1 00 CA 70 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&quot;FE FE 05 A1 &quot;&amp;LEFT(DEC2HEX([.A204]; 4);2)&amp;&quot; &quot;&amp;RIGHT(DEC2HEX([.A204]; 4);2)&amp;&quot; &quot;&amp;(RIGHT(DEC2HEX(HEX2DEC(&quot;05&quot;)+HEX2DEC(&quot;A1&quot;)+HEX2DEC(DEC2HEX([.A204]; 4));4); 2))&amp;&quot; 16&quot;)" office:value-type="string" office:string-value="FE FE 05 A1 00 CB 71 16" calcext:value-type="string">
            <text:p>FE FE 05 A1 00 CB 71 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&quot;FE FE 05 A1 &quot;&amp;LEFT(DEC2HEX([.A205]; 4);2)&amp;&quot; &quot;&amp;RIGHT(DEC2HEX([.A205]; 4);2)&amp;&quot; &quot;&amp;(RIGHT(DEC2HEX(HEX2DEC(&quot;05&quot;)+HEX2DEC(&quot;A1&quot;)+HEX2DEC(DEC2HEX([.A205]; 4));4); 2))&amp;&quot; 16&quot;)" office:value-type="string" office:string-value="FE FE 05 A1 00 CC 72 16" calcext:value-type="string">
            <text:p>FE FE 05 A1 00 CC 72 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&quot;FE FE 05 A1 &quot;&amp;LEFT(DEC2HEX([.A206]; 4);2)&amp;&quot; &quot;&amp;RIGHT(DEC2HEX([.A206]; 4);2)&amp;&quot; &quot;&amp;(RIGHT(DEC2HEX(HEX2DEC(&quot;05&quot;)+HEX2DEC(&quot;A1&quot;)+HEX2DEC(DEC2HEX([.A206]; 4));4); 2))&amp;&quot; 16&quot;)" office:value-type="string" office:string-value="FE FE 05 A1 00 CD 73 16" calcext:value-type="string">
            <text:p>FE FE 05 A1 00 CD 73 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&quot;FE FE 05 A1 &quot;&amp;LEFT(DEC2HEX([.A207]; 4);2)&amp;&quot; &quot;&amp;RIGHT(DEC2HEX([.A207]; 4);2)&amp;&quot; &quot;&amp;(RIGHT(DEC2HEX(HEX2DEC(&quot;05&quot;)+HEX2DEC(&quot;A1&quot;)+HEX2DEC(DEC2HEX([.A207]; 4));4); 2))&amp;&quot; 16&quot;)" office:value-type="string" office:string-value="FE FE 05 A1 00 CE 74 16" calcext:value-type="string">
            <text:p>FE FE 05 A1 00 CE 74 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&quot;FE FE 05 A1 &quot;&amp;LEFT(DEC2HEX([.A208]; 4);2)&amp;&quot; &quot;&amp;RIGHT(DEC2HEX([.A208]; 4);2)&amp;&quot; &quot;&amp;(RIGHT(DEC2HEX(HEX2DEC(&quot;05&quot;)+HEX2DEC(&quot;A1&quot;)+HEX2DEC(DEC2HEX([.A208]; 4));4); 2))&amp;&quot; 16&quot;)" office:value-type="string" office:string-value="FE FE 05 A1 00 CF 75 16" calcext:value-type="string">
            <text:p>FE FE 05 A1 00 CF 75 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&quot;FE FE 05 A1 &quot;&amp;LEFT(DEC2HEX([.A209]; 4);2)&amp;&quot; &quot;&amp;RIGHT(DEC2HEX([.A209]; 4);2)&amp;&quot; &quot;&amp;(RIGHT(DEC2HEX(HEX2DEC(&quot;05&quot;)+HEX2DEC(&quot;A1&quot;)+HEX2DEC(DEC2HEX([.A209]; 4));4); 2))&amp;&quot; 16&quot;)" office:value-type="string" office:string-value="FE FE 05 A1 00 D0 76 16" calcext:value-type="string">
            <text:p>FE FE 05 A1 00 D0 76 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&quot;FE FE 05 A1 &quot;&amp;LEFT(DEC2HEX([.A210]; 4);2)&amp;&quot; &quot;&amp;RIGHT(DEC2HEX([.A210]; 4);2)&amp;&quot; &quot;&amp;(RIGHT(DEC2HEX(HEX2DEC(&quot;05&quot;)+HEX2DEC(&quot;A1&quot;)+HEX2DEC(DEC2HEX([.A210]; 4));4); 2))&amp;&quot; 16&quot;)" office:value-type="string" office:string-value="FE FE 05 A1 00 D1 77 16" calcext:value-type="string">
            <text:p>FE FE 05 A1 00 D1 77 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&quot;FE FE 05 A1 &quot;&amp;LEFT(DEC2HEX([.A211]; 4);2)&amp;&quot; &quot;&amp;RIGHT(DEC2HEX([.A211]; 4);2)&amp;&quot; &quot;&amp;(RIGHT(DEC2HEX(HEX2DEC(&quot;05&quot;)+HEX2DEC(&quot;A1&quot;)+HEX2DEC(DEC2HEX([.A211]; 4));4); 2))&amp;&quot; 16&quot;)" office:value-type="string" office:string-value="FE FE 05 A1 00 D2 78 16" calcext:value-type="string">
            <text:p>FE FE 05 A1 00 D2 78 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&quot;FE FE 05 A1 &quot;&amp;LEFT(DEC2HEX([.A212]; 4);2)&amp;&quot; &quot;&amp;RIGHT(DEC2HEX([.A212]; 4);2)&amp;&quot; &quot;&amp;(RIGHT(DEC2HEX(HEX2DEC(&quot;05&quot;)+HEX2DEC(&quot;A1&quot;)+HEX2DEC(DEC2HEX([.A212]; 4));4); 2))&amp;&quot; 16&quot;)" office:value-type="string" office:string-value="FE FE 05 A1 00 D3 79 16" calcext:value-type="string">
            <text:p>FE FE 05 A1 00 D3 79 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&quot;FE FE 05 A1 &quot;&amp;LEFT(DEC2HEX([.A213]; 4);2)&amp;&quot; &quot;&amp;RIGHT(DEC2HEX([.A213]; 4);2)&amp;&quot; &quot;&amp;(RIGHT(DEC2HEX(HEX2DEC(&quot;05&quot;)+HEX2DEC(&quot;A1&quot;)+HEX2DEC(DEC2HEX([.A213]; 4));4); 2))&amp;&quot; 16&quot;)" office:value-type="string" office:string-value="FE FE 05 A1 00 D4 7A 16" calcext:value-type="string">
            <text:p>FE FE 05 A1 00 D4 7A 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&quot;FE FE 05 A1 &quot;&amp;LEFT(DEC2HEX([.A214]; 4);2)&amp;&quot; &quot;&amp;RIGHT(DEC2HEX([.A214]; 4);2)&amp;&quot; &quot;&amp;(RIGHT(DEC2HEX(HEX2DEC(&quot;05&quot;)+HEX2DEC(&quot;A1&quot;)+HEX2DEC(DEC2HEX([.A214]; 4));4); 2))&amp;&quot; 16&quot;)" office:value-type="string" office:string-value="FE FE 05 A1 00 D5 7B 16" calcext:value-type="string">
            <text:p>FE FE 05 A1 00 D5 7B 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&quot;FE FE 05 A1 &quot;&amp;LEFT(DEC2HEX([.A215]; 4);2)&amp;&quot; &quot;&amp;RIGHT(DEC2HEX([.A215]; 4);2)&amp;&quot; &quot;&amp;(RIGHT(DEC2HEX(HEX2DEC(&quot;05&quot;)+HEX2DEC(&quot;A1&quot;)+HEX2DEC(DEC2HEX([.A215]; 4));4); 2))&amp;&quot; 16&quot;)" office:value-type="string" office:string-value="FE FE 05 A1 00 D6 7C 16" calcext:value-type="string">
            <text:p>FE FE 05 A1 00 D6 7C 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&quot;FE FE 05 A1 &quot;&amp;LEFT(DEC2HEX([.A216]; 4);2)&amp;&quot; &quot;&amp;RIGHT(DEC2HEX([.A216]; 4);2)&amp;&quot; &quot;&amp;(RIGHT(DEC2HEX(HEX2DEC(&quot;05&quot;)+HEX2DEC(&quot;A1&quot;)+HEX2DEC(DEC2HEX([.A216]; 4));4); 2))&amp;&quot; 16&quot;)" office:value-type="string" office:string-value="FE FE 05 A1 00 D7 7D 16" calcext:value-type="string">
            <text:p>FE FE 05 A1 00 D7 7D 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&quot;FE FE 05 A1 &quot;&amp;LEFT(DEC2HEX([.A217]; 4);2)&amp;&quot; &quot;&amp;RIGHT(DEC2HEX([.A217]; 4);2)&amp;&quot; &quot;&amp;(RIGHT(DEC2HEX(HEX2DEC(&quot;05&quot;)+HEX2DEC(&quot;A1&quot;)+HEX2DEC(DEC2HEX([.A217]; 4));4); 2))&amp;&quot; 16&quot;)" office:value-type="string" office:string-value="FE FE 05 A1 00 D8 7E 16" calcext:value-type="string">
            <text:p>FE FE 05 A1 00 D8 7E 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&quot;FE FE 05 A1 &quot;&amp;LEFT(DEC2HEX([.A218]; 4);2)&amp;&quot; &quot;&amp;RIGHT(DEC2HEX([.A218]; 4);2)&amp;&quot; &quot;&amp;(RIGHT(DEC2HEX(HEX2DEC(&quot;05&quot;)+HEX2DEC(&quot;A1&quot;)+HEX2DEC(DEC2HEX([.A218]; 4));4); 2))&amp;&quot; 16&quot;)" office:value-type="string" office:string-value="FE FE 05 A1 00 D9 7F 16" calcext:value-type="string">
            <text:p>FE FE 05 A1 00 D9 7F 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&quot;FE FE 05 A1 &quot;&amp;LEFT(DEC2HEX([.A219]; 4);2)&amp;&quot; &quot;&amp;RIGHT(DEC2HEX([.A219]; 4);2)&amp;&quot; &quot;&amp;(RIGHT(DEC2HEX(HEX2DEC(&quot;05&quot;)+HEX2DEC(&quot;A1&quot;)+HEX2DEC(DEC2HEX([.A219]; 4));4); 2))&amp;&quot; 16&quot;)" office:value-type="string" office:string-value="FE FE 05 A1 00 DA 80 16" calcext:value-type="string">
            <text:p>FE FE 05 A1 00 DA 80 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&quot;FE FE 05 A1 &quot;&amp;LEFT(DEC2HEX([.A220]; 4);2)&amp;&quot; &quot;&amp;RIGHT(DEC2HEX([.A220]; 4);2)&amp;&quot; &quot;&amp;(RIGHT(DEC2HEX(HEX2DEC(&quot;05&quot;)+HEX2DEC(&quot;A1&quot;)+HEX2DEC(DEC2HEX([.A220]; 4));4); 2))&amp;&quot; 16&quot;)" office:value-type="string" office:string-value="FE FE 05 A1 00 DB 81 16" calcext:value-type="string">
            <text:p>FE FE 05 A1 00 DB 81 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&quot;FE FE 05 A1 &quot;&amp;LEFT(DEC2HEX([.A221]; 4);2)&amp;&quot; &quot;&amp;RIGHT(DEC2HEX([.A221]; 4);2)&amp;&quot; &quot;&amp;(RIGHT(DEC2HEX(HEX2DEC(&quot;05&quot;)+HEX2DEC(&quot;A1&quot;)+HEX2DEC(DEC2HEX([.A221]; 4));4); 2))&amp;&quot; 16&quot;)" office:value-type="string" office:string-value="FE FE 05 A1 00 DC 82 16" calcext:value-type="string">
            <text:p>FE FE 05 A1 00 DC 82 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&quot;FE FE 05 A1 &quot;&amp;LEFT(DEC2HEX([.A222]; 4);2)&amp;&quot; &quot;&amp;RIGHT(DEC2HEX([.A222]; 4);2)&amp;&quot; &quot;&amp;(RIGHT(DEC2HEX(HEX2DEC(&quot;05&quot;)+HEX2DEC(&quot;A1&quot;)+HEX2DEC(DEC2HEX([.A222]; 4));4); 2))&amp;&quot; 16&quot;)" office:value-type="string" office:string-value="FE FE 05 A1 00 DD 83 16" calcext:value-type="string">
            <text:p>FE FE 05 A1 00 DD 83 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&quot;FE FE 05 A1 &quot;&amp;LEFT(DEC2HEX([.A223]; 4);2)&amp;&quot; &quot;&amp;RIGHT(DEC2HEX([.A223]; 4);2)&amp;&quot; &quot;&amp;(RIGHT(DEC2HEX(HEX2DEC(&quot;05&quot;)+HEX2DEC(&quot;A1&quot;)+HEX2DEC(DEC2HEX([.A223]; 4));4); 2))&amp;&quot; 16&quot;)" office:value-type="string" office:string-value="FE FE 05 A1 00 DE 84 16" calcext:value-type="string">
            <text:p>FE FE 05 A1 00 DE 84 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&quot;FE FE 05 A1 &quot;&amp;LEFT(DEC2HEX([.A224]; 4);2)&amp;&quot; &quot;&amp;RIGHT(DEC2HEX([.A224]; 4);2)&amp;&quot; &quot;&amp;(RIGHT(DEC2HEX(HEX2DEC(&quot;05&quot;)+HEX2DEC(&quot;A1&quot;)+HEX2DEC(DEC2HEX([.A224]; 4));4); 2))&amp;&quot; 16&quot;)" office:value-type="string" office:string-value="FE FE 05 A1 00 DF 85 16" calcext:value-type="string">
            <text:p>FE FE 05 A1 00 DF 85 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&quot;FE FE 05 A1 &quot;&amp;LEFT(DEC2HEX([.A225]; 4);2)&amp;&quot; &quot;&amp;RIGHT(DEC2HEX([.A225]; 4);2)&amp;&quot; &quot;&amp;(RIGHT(DEC2HEX(HEX2DEC(&quot;05&quot;)+HEX2DEC(&quot;A1&quot;)+HEX2DEC(DEC2HEX([.A225]; 4));4); 2))&amp;&quot; 16&quot;)" office:value-type="string" office:string-value="FE FE 05 A1 00 E0 86 16" calcext:value-type="string">
            <text:p>FE FE 05 A1 00 E0 86 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&quot;FE FE 05 A1 &quot;&amp;LEFT(DEC2HEX([.A226]; 4);2)&amp;&quot; &quot;&amp;RIGHT(DEC2HEX([.A226]; 4);2)&amp;&quot; &quot;&amp;(RIGHT(DEC2HEX(HEX2DEC(&quot;05&quot;)+HEX2DEC(&quot;A1&quot;)+HEX2DEC(DEC2HEX([.A226]; 4));4); 2))&amp;&quot; 16&quot;)" office:value-type="string" office:string-value="FE FE 05 A1 00 E1 87 16" calcext:value-type="string">
            <text:p>FE FE 05 A1 00 E1 87 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&quot;FE FE 05 A1 &quot;&amp;LEFT(DEC2HEX([.A227]; 4);2)&amp;&quot; &quot;&amp;RIGHT(DEC2HEX([.A227]; 4);2)&amp;&quot; &quot;&amp;(RIGHT(DEC2HEX(HEX2DEC(&quot;05&quot;)+HEX2DEC(&quot;A1&quot;)+HEX2DEC(DEC2HEX([.A227]; 4));4); 2))&amp;&quot; 16&quot;)" office:value-type="string" office:string-value="FE FE 05 A1 00 E2 88 16" calcext:value-type="string">
            <text:p>FE FE 05 A1 00 E2 88 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&quot;FE FE 05 A1 &quot;&amp;LEFT(DEC2HEX([.A228]; 4);2)&amp;&quot; &quot;&amp;RIGHT(DEC2HEX([.A228]; 4);2)&amp;&quot; &quot;&amp;(RIGHT(DEC2HEX(HEX2DEC(&quot;05&quot;)+HEX2DEC(&quot;A1&quot;)+HEX2DEC(DEC2HEX([.A228]; 4));4); 2))&amp;&quot; 16&quot;)" office:value-type="string" office:string-value="FE FE 05 A1 00 E3 89 16" calcext:value-type="string">
            <text:p>FE FE 05 A1 00 E3 89 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&quot;FE FE 05 A1 &quot;&amp;LEFT(DEC2HEX([.A229]; 4);2)&amp;&quot; &quot;&amp;RIGHT(DEC2HEX([.A229]; 4);2)&amp;&quot; &quot;&amp;(RIGHT(DEC2HEX(HEX2DEC(&quot;05&quot;)+HEX2DEC(&quot;A1&quot;)+HEX2DEC(DEC2HEX([.A229]; 4));4); 2))&amp;&quot; 16&quot;)" office:value-type="string" office:string-value="FE FE 05 A1 00 E4 8A 16" calcext:value-type="string">
            <text:p>FE FE 05 A1 00 E4 8A 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&quot;FE FE 05 A1 &quot;&amp;LEFT(DEC2HEX([.A230]; 4);2)&amp;&quot; &quot;&amp;RIGHT(DEC2HEX([.A230]; 4);2)&amp;&quot; &quot;&amp;(RIGHT(DEC2HEX(HEX2DEC(&quot;05&quot;)+HEX2DEC(&quot;A1&quot;)+HEX2DEC(DEC2HEX([.A230]; 4));4); 2))&amp;&quot; 16&quot;)" office:value-type="string" office:string-value="FE FE 05 A1 00 E5 8B 16" calcext:value-type="string">
            <text:p>FE FE 05 A1 00 E5 8B 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&quot;FE FE 05 A1 &quot;&amp;LEFT(DEC2HEX([.A231]; 4);2)&amp;&quot; &quot;&amp;RIGHT(DEC2HEX([.A231]; 4);2)&amp;&quot; &quot;&amp;(RIGHT(DEC2HEX(HEX2DEC(&quot;05&quot;)+HEX2DEC(&quot;A1&quot;)+HEX2DEC(DEC2HEX([.A231]; 4));4); 2))&amp;&quot; 16&quot;)" office:value-type="string" office:string-value="FE FE 05 A1 00 E6 8C 16" calcext:value-type="string">
            <text:p>FE FE 05 A1 00 E6 8C 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&quot;FE FE 05 A1 &quot;&amp;LEFT(DEC2HEX([.A232]; 4);2)&amp;&quot; &quot;&amp;RIGHT(DEC2HEX([.A232]; 4);2)&amp;&quot; &quot;&amp;(RIGHT(DEC2HEX(HEX2DEC(&quot;05&quot;)+HEX2DEC(&quot;A1&quot;)+HEX2DEC(DEC2HEX([.A232]; 4));4); 2))&amp;&quot; 16&quot;)" office:value-type="string" office:string-value="FE FE 05 A1 00 E7 8D 16" calcext:value-type="string">
            <text:p>FE FE 05 A1 00 E7 8D 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&quot;FE FE 05 A1 &quot;&amp;LEFT(DEC2HEX([.A233]; 4);2)&amp;&quot; &quot;&amp;RIGHT(DEC2HEX([.A233]; 4);2)&amp;&quot; &quot;&amp;(RIGHT(DEC2HEX(HEX2DEC(&quot;05&quot;)+HEX2DEC(&quot;A1&quot;)+HEX2DEC(DEC2HEX([.A233]; 4));4); 2))&amp;&quot; 16&quot;)" office:value-type="string" office:string-value="FE FE 05 A1 00 E8 8E 16" calcext:value-type="string">
            <text:p>FE FE 05 A1 00 E8 8E 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&quot;FE FE 05 A1 &quot;&amp;LEFT(DEC2HEX([.A234]; 4);2)&amp;&quot; &quot;&amp;RIGHT(DEC2HEX([.A234]; 4);2)&amp;&quot; &quot;&amp;(RIGHT(DEC2HEX(HEX2DEC(&quot;05&quot;)+HEX2DEC(&quot;A1&quot;)+HEX2DEC(DEC2HEX([.A234]; 4));4); 2))&amp;&quot; 16&quot;)" office:value-type="string" office:string-value="FE FE 05 A1 00 E9 8F 16" calcext:value-type="string">
            <text:p>FE FE 05 A1 00 E9 8F 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&quot;FE FE 05 A1 &quot;&amp;LEFT(DEC2HEX([.A235]; 4);2)&amp;&quot; &quot;&amp;RIGHT(DEC2HEX([.A235]; 4);2)&amp;&quot; &quot;&amp;(RIGHT(DEC2HEX(HEX2DEC(&quot;05&quot;)+HEX2DEC(&quot;A1&quot;)+HEX2DEC(DEC2HEX([.A235]; 4));4); 2))&amp;&quot; 16&quot;)" office:value-type="string" office:string-value="FE FE 05 A1 00 EA 90 16" calcext:value-type="string">
            <text:p>FE FE 05 A1 00 EA 90 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&quot;FE FE 05 A1 &quot;&amp;LEFT(DEC2HEX([.A236]; 4);2)&amp;&quot; &quot;&amp;RIGHT(DEC2HEX([.A236]; 4);2)&amp;&quot; &quot;&amp;(RIGHT(DEC2HEX(HEX2DEC(&quot;05&quot;)+HEX2DEC(&quot;A1&quot;)+HEX2DEC(DEC2HEX([.A236]; 4));4); 2))&amp;&quot; 16&quot;)" office:value-type="string" office:string-value="FE FE 05 A1 00 EB 91 16" calcext:value-type="string">
            <text:p>FE FE 05 A1 00 EB 91 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&quot;FE FE 05 A1 &quot;&amp;LEFT(DEC2HEX([.A237]; 4);2)&amp;&quot; &quot;&amp;RIGHT(DEC2HEX([.A237]; 4);2)&amp;&quot; &quot;&amp;(RIGHT(DEC2HEX(HEX2DEC(&quot;05&quot;)+HEX2DEC(&quot;A1&quot;)+HEX2DEC(DEC2HEX([.A237]; 4));4); 2))&amp;&quot; 16&quot;)" office:value-type="string" office:string-value="FE FE 05 A1 00 EC 92 16" calcext:value-type="string">
            <text:p>FE FE 05 A1 00 EC 92 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&quot;FE FE 05 A1 &quot;&amp;LEFT(DEC2HEX([.A238]; 4);2)&amp;&quot; &quot;&amp;RIGHT(DEC2HEX([.A238]; 4);2)&amp;&quot; &quot;&amp;(RIGHT(DEC2HEX(HEX2DEC(&quot;05&quot;)+HEX2DEC(&quot;A1&quot;)+HEX2DEC(DEC2HEX([.A238]; 4));4); 2))&amp;&quot; 16&quot;)" office:value-type="string" office:string-value="FE FE 05 A1 00 ED 93 16" calcext:value-type="string">
            <text:p>FE FE 05 A1 00 ED 93 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&quot;FE FE 05 A1 &quot;&amp;LEFT(DEC2HEX([.A239]; 4);2)&amp;&quot; &quot;&amp;RIGHT(DEC2HEX([.A239]; 4);2)&amp;&quot; &quot;&amp;(RIGHT(DEC2HEX(HEX2DEC(&quot;05&quot;)+HEX2DEC(&quot;A1&quot;)+HEX2DEC(DEC2HEX([.A239]; 4));4); 2))&amp;&quot; 16&quot;)" office:value-type="string" office:string-value="FE FE 05 A1 00 EE 94 16" calcext:value-type="string">
            <text:p>FE FE 05 A1 00 EE 94 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&quot;FE FE 05 A1 &quot;&amp;LEFT(DEC2HEX([.A240]; 4);2)&amp;&quot; &quot;&amp;RIGHT(DEC2HEX([.A240]; 4);2)&amp;&quot; &quot;&amp;(RIGHT(DEC2HEX(HEX2DEC(&quot;05&quot;)+HEX2DEC(&quot;A1&quot;)+HEX2DEC(DEC2HEX([.A240]; 4));4); 2))&amp;&quot; 16&quot;)" office:value-type="string" office:string-value="FE FE 05 A1 00 EF 95 16" calcext:value-type="string">
            <text:p>FE FE 05 A1 00 EF 95 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&quot;FE FE 05 A1 &quot;&amp;LEFT(DEC2HEX([.A241]; 4);2)&amp;&quot; &quot;&amp;RIGHT(DEC2HEX([.A241]; 4);2)&amp;&quot; &quot;&amp;(RIGHT(DEC2HEX(HEX2DEC(&quot;05&quot;)+HEX2DEC(&quot;A1&quot;)+HEX2DEC(DEC2HEX([.A241]; 4));4); 2))&amp;&quot; 16&quot;)" office:value-type="string" office:string-value="FE FE 05 A1 00 F0 96 16" calcext:value-type="string">
            <text:p>FE FE 05 A1 00 F0 96 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&quot;FE FE 05 A1 &quot;&amp;LEFT(DEC2HEX([.A242]; 4);2)&amp;&quot; &quot;&amp;RIGHT(DEC2HEX([.A242]; 4);2)&amp;&quot; &quot;&amp;(RIGHT(DEC2HEX(HEX2DEC(&quot;05&quot;)+HEX2DEC(&quot;A1&quot;)+HEX2DEC(DEC2HEX([.A242]; 4));4); 2))&amp;&quot; 16&quot;)" office:value-type="string" office:string-value="FE FE 05 A1 00 F1 97 16" calcext:value-type="string">
            <text:p>FE FE 05 A1 00 F1 97 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&quot;FE FE 05 A1 &quot;&amp;LEFT(DEC2HEX([.A243]; 4);2)&amp;&quot; &quot;&amp;RIGHT(DEC2HEX([.A243]; 4);2)&amp;&quot; &quot;&amp;(RIGHT(DEC2HEX(HEX2DEC(&quot;05&quot;)+HEX2DEC(&quot;A1&quot;)+HEX2DEC(DEC2HEX([.A243]; 4));4); 2))&amp;&quot; 16&quot;)" office:value-type="string" office:string-value="FE FE 05 A1 00 F2 98 16" calcext:value-type="string">
            <text:p>FE FE 05 A1 00 F2 98 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&quot;FE FE 05 A1 &quot;&amp;LEFT(DEC2HEX([.A244]; 4);2)&amp;&quot; &quot;&amp;RIGHT(DEC2HEX([.A244]; 4);2)&amp;&quot; &quot;&amp;(RIGHT(DEC2HEX(HEX2DEC(&quot;05&quot;)+HEX2DEC(&quot;A1&quot;)+HEX2DEC(DEC2HEX([.A244]; 4));4); 2))&amp;&quot; 16&quot;)" office:value-type="string" office:string-value="FE FE 05 A1 00 F3 99 16" calcext:value-type="string">
            <text:p>FE FE 05 A1 00 F3 99 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&quot;FE FE 05 A1 &quot;&amp;LEFT(DEC2HEX([.A245]; 4);2)&amp;&quot; &quot;&amp;RIGHT(DEC2HEX([.A245]; 4);2)&amp;&quot; &quot;&amp;(RIGHT(DEC2HEX(HEX2DEC(&quot;05&quot;)+HEX2DEC(&quot;A1&quot;)+HEX2DEC(DEC2HEX([.A245]; 4));4); 2))&amp;&quot; 16&quot;)" office:value-type="string" office:string-value="FE FE 05 A1 00 F4 9A 16" calcext:value-type="string">
            <text:p>FE FE 05 A1 00 F4 9A 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&quot;FE FE 05 A1 &quot;&amp;LEFT(DEC2HEX([.A246]; 4);2)&amp;&quot; &quot;&amp;RIGHT(DEC2HEX([.A246]; 4);2)&amp;&quot; &quot;&amp;(RIGHT(DEC2HEX(HEX2DEC(&quot;05&quot;)+HEX2DEC(&quot;A1&quot;)+HEX2DEC(DEC2HEX([.A246]; 4));4); 2))&amp;&quot; 16&quot;)" office:value-type="string" office:string-value="FE FE 05 A1 00 F5 9B 16" calcext:value-type="string">
            <text:p>FE FE 05 A1 00 F5 9B 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&quot;FE FE 05 A1 &quot;&amp;LEFT(DEC2HEX([.A247]; 4);2)&amp;&quot; &quot;&amp;RIGHT(DEC2HEX([.A247]; 4);2)&amp;&quot; &quot;&amp;(RIGHT(DEC2HEX(HEX2DEC(&quot;05&quot;)+HEX2DEC(&quot;A1&quot;)+HEX2DEC(DEC2HEX([.A247]; 4));4); 2))&amp;&quot; 16&quot;)" office:value-type="string" office:string-value="FE FE 05 A1 00 F6 9C 16" calcext:value-type="string">
            <text:p>FE FE 05 A1 00 F6 9C 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&quot;FE FE 05 A1 &quot;&amp;LEFT(DEC2HEX([.A248]; 4);2)&amp;&quot; &quot;&amp;RIGHT(DEC2HEX([.A248]; 4);2)&amp;&quot; &quot;&amp;(RIGHT(DEC2HEX(HEX2DEC(&quot;05&quot;)+HEX2DEC(&quot;A1&quot;)+HEX2DEC(DEC2HEX([.A248]; 4));4); 2))&amp;&quot; 16&quot;)" office:value-type="string" office:string-value="FE FE 05 A1 00 F7 9D 16" calcext:value-type="string">
            <text:p>FE FE 05 A1 00 F7 9D 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&quot;FE FE 05 A1 &quot;&amp;LEFT(DEC2HEX([.A249]; 4);2)&amp;&quot; &quot;&amp;RIGHT(DEC2HEX([.A249]; 4);2)&amp;&quot; &quot;&amp;(RIGHT(DEC2HEX(HEX2DEC(&quot;05&quot;)+HEX2DEC(&quot;A1&quot;)+HEX2DEC(DEC2HEX([.A249]; 4));4); 2))&amp;&quot; 16&quot;)" office:value-type="string" office:string-value="FE FE 05 A1 00 F8 9E 16" calcext:value-type="string">
            <text:p>FE FE 05 A1 00 F8 9E 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&quot;FE FE 05 A1 &quot;&amp;LEFT(DEC2HEX([.A250]; 4);2)&amp;&quot; &quot;&amp;RIGHT(DEC2HEX([.A250]; 4);2)&amp;&quot; &quot;&amp;(RIGHT(DEC2HEX(HEX2DEC(&quot;05&quot;)+HEX2DEC(&quot;A1&quot;)+HEX2DEC(DEC2HEX([.A250]; 4));4); 2))&amp;&quot; 16&quot;)" office:value-type="string" office:string-value="FE FE 05 A1 00 F9 9F 16" calcext:value-type="string">
            <text:p>FE FE 05 A1 00 F9 9F 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&quot;FE FE 05 A1 &quot;&amp;LEFT(DEC2HEX([.A251]; 4);2)&amp;&quot; &quot;&amp;RIGHT(DEC2HEX([.A251]; 4);2)&amp;&quot; &quot;&amp;(RIGHT(DEC2HEX(HEX2DEC(&quot;05&quot;)+HEX2DEC(&quot;A1&quot;)+HEX2DEC(DEC2HEX([.A251]; 4));4); 2))&amp;&quot; 16&quot;)" office:value-type="string" office:string-value="FE FE 05 A1 00 FA A0 16" calcext:value-type="string">
            <text:p>FE FE 05 A1 00 FA A0 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&quot;FE FE 05 A1 &quot;&amp;LEFT(DEC2HEX([.A252]; 4);2)&amp;&quot; &quot;&amp;RIGHT(DEC2HEX([.A252]; 4);2)&amp;&quot; &quot;&amp;(RIGHT(DEC2HEX(HEX2DEC(&quot;05&quot;)+HEX2DEC(&quot;A1&quot;)+HEX2DEC(DEC2HEX([.A252]; 4));4); 2))&amp;&quot; 16&quot;)" office:value-type="string" office:string-value="FE FE 05 A1 00 FB A1 16" calcext:value-type="string">
            <text:p>FE FE 05 A1 00 FB A1 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&quot;FE FE 05 A1 &quot;&amp;LEFT(DEC2HEX([.A253]; 4);2)&amp;&quot; &quot;&amp;RIGHT(DEC2HEX([.A253]; 4);2)&amp;&quot; &quot;&amp;(RIGHT(DEC2HEX(HEX2DEC(&quot;05&quot;)+HEX2DEC(&quot;A1&quot;)+HEX2DEC(DEC2HEX([.A253]; 4));4); 2))&amp;&quot; 16&quot;)" office:value-type="string" office:string-value="FE FE 05 A1 00 FC A2 16" calcext:value-type="string">
            <text:p>FE FE 05 A1 00 FC A2 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&quot;FE FE 05 A1 &quot;&amp;LEFT(DEC2HEX([.A254]; 4);2)&amp;&quot; &quot;&amp;RIGHT(DEC2HEX([.A254]; 4);2)&amp;&quot; &quot;&amp;(RIGHT(DEC2HEX(HEX2DEC(&quot;05&quot;)+HEX2DEC(&quot;A1&quot;)+HEX2DEC(DEC2HEX([.A254]; 4));4); 2))&amp;&quot; 16&quot;)" office:value-type="string" office:string-value="FE FE 05 A1 00 FD A3 16" calcext:value-type="string">
            <text:p>FE FE 05 A1 00 FD A3 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&quot;FE FE 05 A1 &quot;&amp;LEFT(DEC2HEX([.A255]; 4);2)&amp;&quot; &quot;&amp;RIGHT(DEC2HEX([.A255]; 4);2)&amp;&quot; &quot;&amp;(RIGHT(DEC2HEX(HEX2DEC(&quot;05&quot;)+HEX2DEC(&quot;A1&quot;)+HEX2DEC(DEC2HEX([.A255]; 4));4); 2))&amp;&quot; 16&quot;)" office:value-type="string" office:string-value="FE FE 05 A1 00 FE A4 16" calcext:value-type="string">
            <text:p>FE FE 05 A1 00 FE A4 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&quot;FE FE 05 A1 &quot;&amp;LEFT(DEC2HEX([.A256]; 4);2)&amp;&quot; &quot;&amp;RIGHT(DEC2HEX([.A256]; 4);2)&amp;&quot; &quot;&amp;(RIGHT(DEC2HEX(HEX2DEC(&quot;05&quot;)+HEX2DEC(&quot;A1&quot;)+HEX2DEC(DEC2HEX([.A256]; 4));4); 2))&amp;&quot; 16&quot;)" office:value-type="string" office:string-value="FE FE 05 A1 00 FF A5 16" calcext:value-type="string">
            <text:p>FE FE 05 A1 00 FF A5 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&quot;FE FE 05 A1 &quot;&amp;LEFT(DEC2HEX([.A257]; 4);2)&amp;&quot; &quot;&amp;RIGHT(DEC2HEX([.A257]; 4);2)&amp;&quot; &quot;&amp;(RIGHT(DEC2HEX(HEX2DEC(&quot;05&quot;)+HEX2DEC(&quot;A1&quot;)+HEX2DEC(DEC2HEX([.A257]; 4));4); 2))&amp;&quot; 16&quot;)" office:value-type="string" office:string-value="FE FE 05 A1 01 00 A6 16" calcext:value-type="string">
            <text:p>FE FE 05 A1 01 00 A6 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&quot;FE FE 05 A1 &quot;&amp;LEFT(DEC2HEX([.A258]; 4);2)&amp;&quot; &quot;&amp;RIGHT(DEC2HEX([.A258]; 4);2)&amp;&quot; &quot;&amp;(RIGHT(DEC2HEX(HEX2DEC(&quot;05&quot;)+HEX2DEC(&quot;A1&quot;)+HEX2DEC(DEC2HEX([.A258]; 4));4); 2))&amp;&quot; 16&quot;)" office:value-type="string" office:string-value="FE FE 05 A1 01 01 A7 16" calcext:value-type="string">
            <text:p>FE FE 05 A1 01 01 A7 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&quot;FE FE 05 A1 &quot;&amp;LEFT(DEC2HEX([.A259]; 4);2)&amp;&quot; &quot;&amp;RIGHT(DEC2HEX([.A259]; 4);2)&amp;&quot; &quot;&amp;(RIGHT(DEC2HEX(HEX2DEC(&quot;05&quot;)+HEX2DEC(&quot;A1&quot;)+HEX2DEC(DEC2HEX([.A259]; 4));4); 2))&amp;&quot; 16&quot;)" office:value-type="string" office:string-value="FE FE 05 A1 01 02 A8 16" calcext:value-type="string">
            <text:p>FE FE 05 A1 01 02 A8 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&quot;FE FE 05 A1 &quot;&amp;LEFT(DEC2HEX([.A260]; 4);2)&amp;&quot; &quot;&amp;RIGHT(DEC2HEX([.A260]; 4);2)&amp;&quot; &quot;&amp;(RIGHT(DEC2HEX(HEX2DEC(&quot;05&quot;)+HEX2DEC(&quot;A1&quot;)+HEX2DEC(DEC2HEX([.A260]; 4));4); 2))&amp;&quot; 16&quot;)" office:value-type="string" office:string-value="FE FE 05 A1 01 03 A9 16" calcext:value-type="string">
            <text:p>FE FE 05 A1 01 03 A9 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&quot;FE FE 05 A1 &quot;&amp;LEFT(DEC2HEX([.A261]; 4);2)&amp;&quot; &quot;&amp;RIGHT(DEC2HEX([.A261]; 4);2)&amp;&quot; &quot;&amp;(RIGHT(DEC2HEX(HEX2DEC(&quot;05&quot;)+HEX2DEC(&quot;A1&quot;)+HEX2DEC(DEC2HEX([.A261]; 4));4); 2))&amp;&quot; 16&quot;)" office:value-type="string" office:string-value="FE FE 05 A1 01 04 AA 16" calcext:value-type="string">
            <text:p>FE FE 05 A1 01 04 AA 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&quot;FE FE 05 A1 &quot;&amp;LEFT(DEC2HEX([.A262]; 4);2)&amp;&quot; &quot;&amp;RIGHT(DEC2HEX([.A262]; 4);2)&amp;&quot; &quot;&amp;(RIGHT(DEC2HEX(HEX2DEC(&quot;05&quot;)+HEX2DEC(&quot;A1&quot;)+HEX2DEC(DEC2HEX([.A262]; 4));4); 2))&amp;&quot; 16&quot;)" office:value-type="string" office:string-value="FE FE 05 A1 01 05 AB 16" calcext:value-type="string">
            <text:p>FE FE 05 A1 01 05 AB 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&quot;FE FE 05 A1 &quot;&amp;LEFT(DEC2HEX([.A263]; 4);2)&amp;&quot; &quot;&amp;RIGHT(DEC2HEX([.A263]; 4);2)&amp;&quot; &quot;&amp;(RIGHT(DEC2HEX(HEX2DEC(&quot;05&quot;)+HEX2DEC(&quot;A1&quot;)+HEX2DEC(DEC2HEX([.A263]; 4));4); 2))&amp;&quot; 16&quot;)" office:value-type="string" office:string-value="FE FE 05 A1 01 06 AC 16" calcext:value-type="string">
            <text:p>FE FE 05 A1 01 06 AC 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&quot;FE FE 05 A1 &quot;&amp;LEFT(DEC2HEX([.A264]; 4);2)&amp;&quot; &quot;&amp;RIGHT(DEC2HEX([.A264]; 4);2)&amp;&quot; &quot;&amp;(RIGHT(DEC2HEX(HEX2DEC(&quot;05&quot;)+HEX2DEC(&quot;A1&quot;)+HEX2DEC(DEC2HEX([.A264]; 4));4); 2))&amp;&quot; 16&quot;)" office:value-type="string" office:string-value="FE FE 05 A1 01 07 AD 16" calcext:value-type="string">
            <text:p>FE FE 05 A1 01 07 AD 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&quot;FE FE 05 A1 &quot;&amp;LEFT(DEC2HEX([.A265]; 4);2)&amp;&quot; &quot;&amp;RIGHT(DEC2HEX([.A265]; 4);2)&amp;&quot; &quot;&amp;(RIGHT(DEC2HEX(HEX2DEC(&quot;05&quot;)+HEX2DEC(&quot;A1&quot;)+HEX2DEC(DEC2HEX([.A265]; 4));4); 2))&amp;&quot; 16&quot;)" office:value-type="string" office:string-value="FE FE 05 A1 01 08 AE 16" calcext:value-type="string">
            <text:p>FE FE 05 A1 01 08 AE 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&quot;FE FE 05 A1 &quot;&amp;LEFT(DEC2HEX([.A266]; 4);2)&amp;&quot; &quot;&amp;RIGHT(DEC2HEX([.A266]; 4);2)&amp;&quot; &quot;&amp;(RIGHT(DEC2HEX(HEX2DEC(&quot;05&quot;)+HEX2DEC(&quot;A1&quot;)+HEX2DEC(DEC2HEX([.A266]; 4));4); 2))&amp;&quot; 16&quot;)" office:value-type="string" office:string-value="FE FE 05 A1 01 09 AF 16" calcext:value-type="string">
            <text:p>FE FE 05 A1 01 09 AF 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&quot;FE FE 05 A1 &quot;&amp;LEFT(DEC2HEX([.A267]; 4);2)&amp;&quot; &quot;&amp;RIGHT(DEC2HEX([.A267]; 4);2)&amp;&quot; &quot;&amp;(RIGHT(DEC2HEX(HEX2DEC(&quot;05&quot;)+HEX2DEC(&quot;A1&quot;)+HEX2DEC(DEC2HEX([.A267]; 4));4); 2))&amp;&quot; 16&quot;)" office:value-type="string" office:string-value="FE FE 05 A1 01 0A B0 16" calcext:value-type="string">
            <text:p>FE FE 05 A1 01 0A B0 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&quot;FE FE 05 A1 &quot;&amp;LEFT(DEC2HEX([.A268]; 4);2)&amp;&quot; &quot;&amp;RIGHT(DEC2HEX([.A268]; 4);2)&amp;&quot; &quot;&amp;(RIGHT(DEC2HEX(HEX2DEC(&quot;05&quot;)+HEX2DEC(&quot;A1&quot;)+HEX2DEC(DEC2HEX([.A268]; 4));4); 2))&amp;&quot; 16&quot;)" office:value-type="string" office:string-value="FE FE 05 A1 01 0B B1 16" calcext:value-type="string">
            <text:p>FE FE 05 A1 01 0B B1 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&quot;FE FE 05 A1 &quot;&amp;LEFT(DEC2HEX([.A269]; 4);2)&amp;&quot; &quot;&amp;RIGHT(DEC2HEX([.A269]; 4);2)&amp;&quot; &quot;&amp;(RIGHT(DEC2HEX(HEX2DEC(&quot;05&quot;)+HEX2DEC(&quot;A1&quot;)+HEX2DEC(DEC2HEX([.A269]; 4));4); 2))&amp;&quot; 16&quot;)" office:value-type="string" office:string-value="FE FE 05 A1 01 0C B2 16" calcext:value-type="string">
            <text:p>FE FE 05 A1 01 0C B2 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&quot;FE FE 05 A1 &quot;&amp;LEFT(DEC2HEX([.A270]; 4);2)&amp;&quot; &quot;&amp;RIGHT(DEC2HEX([.A270]; 4);2)&amp;&quot; &quot;&amp;(RIGHT(DEC2HEX(HEX2DEC(&quot;05&quot;)+HEX2DEC(&quot;A1&quot;)+HEX2DEC(DEC2HEX([.A270]; 4));4); 2))&amp;&quot; 16&quot;)" office:value-type="string" office:string-value="FE FE 05 A1 01 0D B3 16" calcext:value-type="string">
            <text:p>FE FE 05 A1 01 0D B3 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&quot;FE FE 05 A1 &quot;&amp;LEFT(DEC2HEX([.A271]; 4);2)&amp;&quot; &quot;&amp;RIGHT(DEC2HEX([.A271]; 4);2)&amp;&quot; &quot;&amp;(RIGHT(DEC2HEX(HEX2DEC(&quot;05&quot;)+HEX2DEC(&quot;A1&quot;)+HEX2DEC(DEC2HEX([.A271]; 4));4); 2))&amp;&quot; 16&quot;)" office:value-type="string" office:string-value="FE FE 05 A1 01 0E B4 16" calcext:value-type="string">
            <text:p>FE FE 05 A1 01 0E B4 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&quot;FE FE 05 A1 &quot;&amp;LEFT(DEC2HEX([.A272]; 4);2)&amp;&quot; &quot;&amp;RIGHT(DEC2HEX([.A272]; 4);2)&amp;&quot; &quot;&amp;(RIGHT(DEC2HEX(HEX2DEC(&quot;05&quot;)+HEX2DEC(&quot;A1&quot;)+HEX2DEC(DEC2HEX([.A272]; 4));4); 2))&amp;&quot; 16&quot;)" office:value-type="string" office:string-value="FE FE 05 A1 01 0F B5 16" calcext:value-type="string">
            <text:p>FE FE 05 A1 01 0F B5 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&quot;FE FE 05 A1 &quot;&amp;LEFT(DEC2HEX([.A273]; 4);2)&amp;&quot; &quot;&amp;RIGHT(DEC2HEX([.A273]; 4);2)&amp;&quot; &quot;&amp;(RIGHT(DEC2HEX(HEX2DEC(&quot;05&quot;)+HEX2DEC(&quot;A1&quot;)+HEX2DEC(DEC2HEX([.A273]; 4));4); 2))&amp;&quot; 16&quot;)" office:value-type="string" office:string-value="FE FE 05 A1 01 10 B6 16" calcext:value-type="string">
            <text:p>FE FE 05 A1 01 10 B6 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&quot;FE FE 05 A1 &quot;&amp;LEFT(DEC2HEX([.A274]; 4);2)&amp;&quot; &quot;&amp;RIGHT(DEC2HEX([.A274]; 4);2)&amp;&quot; &quot;&amp;(RIGHT(DEC2HEX(HEX2DEC(&quot;05&quot;)+HEX2DEC(&quot;A1&quot;)+HEX2DEC(DEC2HEX([.A274]; 4));4); 2))&amp;&quot; 16&quot;)" office:value-type="string" office:string-value="FE FE 05 A1 01 11 B7 16" calcext:value-type="string">
            <text:p>FE FE 05 A1 01 11 B7 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&quot;FE FE 05 A1 &quot;&amp;LEFT(DEC2HEX([.A275]; 4);2)&amp;&quot; &quot;&amp;RIGHT(DEC2HEX([.A275]; 4);2)&amp;&quot; &quot;&amp;(RIGHT(DEC2HEX(HEX2DEC(&quot;05&quot;)+HEX2DEC(&quot;A1&quot;)+HEX2DEC(DEC2HEX([.A275]; 4));4); 2))&amp;&quot; 16&quot;)" office:value-type="string" office:string-value="FE FE 05 A1 01 12 B8 16" calcext:value-type="string">
            <text:p>FE FE 05 A1 01 12 B8 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&quot;FE FE 05 A1 &quot;&amp;LEFT(DEC2HEX([.A276]; 4);2)&amp;&quot; &quot;&amp;RIGHT(DEC2HEX([.A276]; 4);2)&amp;&quot; &quot;&amp;(RIGHT(DEC2HEX(HEX2DEC(&quot;05&quot;)+HEX2DEC(&quot;A1&quot;)+HEX2DEC(DEC2HEX([.A276]; 4));4); 2))&amp;&quot; 16&quot;)" office:value-type="string" office:string-value="FE FE 05 A1 01 13 B9 16" calcext:value-type="string">
            <text:p>FE FE 05 A1 01 13 B9 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&quot;FE FE 05 A1 &quot;&amp;LEFT(DEC2HEX([.A277]; 4);2)&amp;&quot; &quot;&amp;RIGHT(DEC2HEX([.A277]; 4);2)&amp;&quot; &quot;&amp;(RIGHT(DEC2HEX(HEX2DEC(&quot;05&quot;)+HEX2DEC(&quot;A1&quot;)+HEX2DEC(DEC2HEX([.A277]; 4));4); 2))&amp;&quot; 16&quot;)" office:value-type="string" office:string-value="FE FE 05 A1 01 14 BA 16" calcext:value-type="string">
            <text:p>FE FE 05 A1 01 14 BA 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&quot;FE FE 05 A1 &quot;&amp;LEFT(DEC2HEX([.A278]; 4);2)&amp;&quot; &quot;&amp;RIGHT(DEC2HEX([.A278]; 4);2)&amp;&quot; &quot;&amp;(RIGHT(DEC2HEX(HEX2DEC(&quot;05&quot;)+HEX2DEC(&quot;A1&quot;)+HEX2DEC(DEC2HEX([.A278]; 4));4); 2))&amp;&quot; 16&quot;)" office:value-type="string" office:string-value="FE FE 05 A1 01 15 BB 16" calcext:value-type="string">
            <text:p>FE FE 05 A1 01 15 BB 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&quot;FE FE 05 A1 &quot;&amp;LEFT(DEC2HEX([.A279]; 4);2)&amp;&quot; &quot;&amp;RIGHT(DEC2HEX([.A279]; 4);2)&amp;&quot; &quot;&amp;(RIGHT(DEC2HEX(HEX2DEC(&quot;05&quot;)+HEX2DEC(&quot;A1&quot;)+HEX2DEC(DEC2HEX([.A279]; 4));4); 2))&amp;&quot; 16&quot;)" office:value-type="string" office:string-value="FE FE 05 A1 01 16 BC 16" calcext:value-type="string">
            <text:p>FE FE 05 A1 01 16 BC 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&quot;FE FE 05 A1 &quot;&amp;LEFT(DEC2HEX([.A280]; 4);2)&amp;&quot; &quot;&amp;RIGHT(DEC2HEX([.A280]; 4);2)&amp;&quot; &quot;&amp;(RIGHT(DEC2HEX(HEX2DEC(&quot;05&quot;)+HEX2DEC(&quot;A1&quot;)+HEX2DEC(DEC2HEX([.A280]; 4));4); 2))&amp;&quot; 16&quot;)" office:value-type="string" office:string-value="FE FE 05 A1 01 17 BD 16" calcext:value-type="string">
            <text:p>FE FE 05 A1 01 17 BD 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&quot;FE FE 05 A1 &quot;&amp;LEFT(DEC2HEX([.A281]; 4);2)&amp;&quot; &quot;&amp;RIGHT(DEC2HEX([.A281]; 4);2)&amp;&quot; &quot;&amp;(RIGHT(DEC2HEX(HEX2DEC(&quot;05&quot;)+HEX2DEC(&quot;A1&quot;)+HEX2DEC(DEC2HEX([.A281]; 4));4); 2))&amp;&quot; 16&quot;)" office:value-type="string" office:string-value="FE FE 05 A1 01 18 BE 16" calcext:value-type="string">
            <text:p>FE FE 05 A1 01 18 BE 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&quot;FE FE 05 A1 &quot;&amp;LEFT(DEC2HEX([.A282]; 4);2)&amp;&quot; &quot;&amp;RIGHT(DEC2HEX([.A282]; 4);2)&amp;&quot; &quot;&amp;(RIGHT(DEC2HEX(HEX2DEC(&quot;05&quot;)+HEX2DEC(&quot;A1&quot;)+HEX2DEC(DEC2HEX([.A282]; 4));4); 2))&amp;&quot; 16&quot;)" office:value-type="string" office:string-value="FE FE 05 A1 01 19 BF 16" calcext:value-type="string">
            <text:p>FE FE 05 A1 01 19 BF 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&quot;FE FE 05 A1 &quot;&amp;LEFT(DEC2HEX([.A283]; 4);2)&amp;&quot; &quot;&amp;RIGHT(DEC2HEX([.A283]; 4);2)&amp;&quot; &quot;&amp;(RIGHT(DEC2HEX(HEX2DEC(&quot;05&quot;)+HEX2DEC(&quot;A1&quot;)+HEX2DEC(DEC2HEX([.A283]; 4));4); 2))&amp;&quot; 16&quot;)" office:value-type="string" office:string-value="FE FE 05 A1 01 1A C0 16" calcext:value-type="string">
            <text:p>FE FE 05 A1 01 1A C0 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&quot;FE FE 05 A1 &quot;&amp;LEFT(DEC2HEX([.A284]; 4);2)&amp;&quot; &quot;&amp;RIGHT(DEC2HEX([.A284]; 4);2)&amp;&quot; &quot;&amp;(RIGHT(DEC2HEX(HEX2DEC(&quot;05&quot;)+HEX2DEC(&quot;A1&quot;)+HEX2DEC(DEC2HEX([.A284]; 4));4); 2))&amp;&quot; 16&quot;)" office:value-type="string" office:string-value="FE FE 05 A1 01 1B C1 16" calcext:value-type="string">
            <text:p>FE FE 05 A1 01 1B C1 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&quot;FE FE 05 A1 &quot;&amp;LEFT(DEC2HEX([.A285]; 4);2)&amp;&quot; &quot;&amp;RIGHT(DEC2HEX([.A285]; 4);2)&amp;&quot; &quot;&amp;(RIGHT(DEC2HEX(HEX2DEC(&quot;05&quot;)+HEX2DEC(&quot;A1&quot;)+HEX2DEC(DEC2HEX([.A285]; 4));4); 2))&amp;&quot; 16&quot;)" office:value-type="string" office:string-value="FE FE 05 A1 01 1C C2 16" calcext:value-type="string">
            <text:p>FE FE 05 A1 01 1C C2 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&quot;FE FE 05 A1 &quot;&amp;LEFT(DEC2HEX([.A286]; 4);2)&amp;&quot; &quot;&amp;RIGHT(DEC2HEX([.A286]; 4);2)&amp;&quot; &quot;&amp;(RIGHT(DEC2HEX(HEX2DEC(&quot;05&quot;)+HEX2DEC(&quot;A1&quot;)+HEX2DEC(DEC2HEX([.A286]; 4));4); 2))&amp;&quot; 16&quot;)" office:value-type="string" office:string-value="FE FE 05 A1 01 1D C3 16" calcext:value-type="string">
            <text:p>FE FE 05 A1 01 1D C3 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&quot;FE FE 05 A1 &quot;&amp;LEFT(DEC2HEX([.A287]; 4);2)&amp;&quot; &quot;&amp;RIGHT(DEC2HEX([.A287]; 4);2)&amp;&quot; &quot;&amp;(RIGHT(DEC2HEX(HEX2DEC(&quot;05&quot;)+HEX2DEC(&quot;A1&quot;)+HEX2DEC(DEC2HEX([.A287]; 4));4); 2))&amp;&quot; 16&quot;)" office:value-type="string" office:string-value="FE FE 05 A1 01 1E C4 16" calcext:value-type="string">
            <text:p>FE FE 05 A1 01 1E C4 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&quot;FE FE 05 A1 &quot;&amp;LEFT(DEC2HEX([.A288]; 4);2)&amp;&quot; &quot;&amp;RIGHT(DEC2HEX([.A288]; 4);2)&amp;&quot; &quot;&amp;(RIGHT(DEC2HEX(HEX2DEC(&quot;05&quot;)+HEX2DEC(&quot;A1&quot;)+HEX2DEC(DEC2HEX([.A288]; 4));4); 2))&amp;&quot; 16&quot;)" office:value-type="string" office:string-value="FE FE 05 A1 01 1F C5 16" calcext:value-type="string">
            <text:p>FE FE 05 A1 01 1F C5 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&quot;FE FE 05 A1 &quot;&amp;LEFT(DEC2HEX([.A289]; 4);2)&amp;&quot; &quot;&amp;RIGHT(DEC2HEX([.A289]; 4);2)&amp;&quot; &quot;&amp;(RIGHT(DEC2HEX(HEX2DEC(&quot;05&quot;)+HEX2DEC(&quot;A1&quot;)+HEX2DEC(DEC2HEX([.A289]; 4));4); 2))&amp;&quot; 16&quot;)" office:value-type="string" office:string-value="FE FE 05 A1 01 20 C6 16" calcext:value-type="string">
            <text:p>FE FE 05 A1 01 20 C6 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&quot;FE FE 05 A1 &quot;&amp;LEFT(DEC2HEX([.A290]; 4);2)&amp;&quot; &quot;&amp;RIGHT(DEC2HEX([.A290]; 4);2)&amp;&quot; &quot;&amp;(RIGHT(DEC2HEX(HEX2DEC(&quot;05&quot;)+HEX2DEC(&quot;A1&quot;)+HEX2DEC(DEC2HEX([.A290]; 4));4); 2))&amp;&quot; 16&quot;)" office:value-type="string" office:string-value="FE FE 05 A1 01 21 C7 16" calcext:value-type="string">
            <text:p>FE FE 05 A1 01 21 C7 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&quot;FE FE 05 A1 &quot;&amp;LEFT(DEC2HEX([.A291]; 4);2)&amp;&quot; &quot;&amp;RIGHT(DEC2HEX([.A291]; 4);2)&amp;&quot; &quot;&amp;(RIGHT(DEC2HEX(HEX2DEC(&quot;05&quot;)+HEX2DEC(&quot;A1&quot;)+HEX2DEC(DEC2HEX([.A291]; 4));4); 2))&amp;&quot; 16&quot;)" office:value-type="string" office:string-value="FE FE 05 A1 01 22 C8 16" calcext:value-type="string">
            <text:p>FE FE 05 A1 01 22 C8 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&quot;FE FE 05 A1 &quot;&amp;LEFT(DEC2HEX([.A292]; 4);2)&amp;&quot; &quot;&amp;RIGHT(DEC2HEX([.A292]; 4);2)&amp;&quot; &quot;&amp;(RIGHT(DEC2HEX(HEX2DEC(&quot;05&quot;)+HEX2DEC(&quot;A1&quot;)+HEX2DEC(DEC2HEX([.A292]; 4));4); 2))&amp;&quot; 16&quot;)" office:value-type="string" office:string-value="FE FE 05 A1 01 23 C9 16" calcext:value-type="string">
            <text:p>FE FE 05 A1 01 23 C9 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&quot;FE FE 05 A1 &quot;&amp;LEFT(DEC2HEX([.A293]; 4);2)&amp;&quot; &quot;&amp;RIGHT(DEC2HEX([.A293]; 4);2)&amp;&quot; &quot;&amp;(RIGHT(DEC2HEX(HEX2DEC(&quot;05&quot;)+HEX2DEC(&quot;A1&quot;)+HEX2DEC(DEC2HEX([.A293]; 4));4); 2))&amp;&quot; 16&quot;)" office:value-type="string" office:string-value="FE FE 05 A1 01 24 CA 16" calcext:value-type="string">
            <text:p>FE FE 05 A1 01 24 CA 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&quot;FE FE 05 A1 &quot;&amp;LEFT(DEC2HEX([.A294]; 4);2)&amp;&quot; &quot;&amp;RIGHT(DEC2HEX([.A294]; 4);2)&amp;&quot; &quot;&amp;(RIGHT(DEC2HEX(HEX2DEC(&quot;05&quot;)+HEX2DEC(&quot;A1&quot;)+HEX2DEC(DEC2HEX([.A294]; 4));4); 2))&amp;&quot; 16&quot;)" office:value-type="string" office:string-value="FE FE 05 A1 01 25 CB 16" calcext:value-type="string">
            <text:p>FE FE 05 A1 01 25 CB 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&quot;FE FE 05 A1 &quot;&amp;LEFT(DEC2HEX([.A295]; 4);2)&amp;&quot; &quot;&amp;RIGHT(DEC2HEX([.A295]; 4);2)&amp;&quot; &quot;&amp;(RIGHT(DEC2HEX(HEX2DEC(&quot;05&quot;)+HEX2DEC(&quot;A1&quot;)+HEX2DEC(DEC2HEX([.A295]; 4));4); 2))&amp;&quot; 16&quot;)" office:value-type="string" office:string-value="FE FE 05 A1 01 26 CC 16" calcext:value-type="string">
            <text:p>FE FE 05 A1 01 26 CC 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&quot;FE FE 05 A1 &quot;&amp;LEFT(DEC2HEX([.A296]; 4);2)&amp;&quot; &quot;&amp;RIGHT(DEC2HEX([.A296]; 4);2)&amp;&quot; &quot;&amp;(RIGHT(DEC2HEX(HEX2DEC(&quot;05&quot;)+HEX2DEC(&quot;A1&quot;)+HEX2DEC(DEC2HEX([.A296]; 4));4); 2))&amp;&quot; 16&quot;)" office:value-type="string" office:string-value="FE FE 05 A1 01 27 CD 16" calcext:value-type="string">
            <text:p>FE FE 05 A1 01 27 CD 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&quot;FE FE 05 A1 &quot;&amp;LEFT(DEC2HEX([.A297]; 4);2)&amp;&quot; &quot;&amp;RIGHT(DEC2HEX([.A297]; 4);2)&amp;&quot; &quot;&amp;(RIGHT(DEC2HEX(HEX2DEC(&quot;05&quot;)+HEX2DEC(&quot;A1&quot;)+HEX2DEC(DEC2HEX([.A297]; 4));4); 2))&amp;&quot; 16&quot;)" office:value-type="string" office:string-value="FE FE 05 A1 01 28 CE 16" calcext:value-type="string">
            <text:p>FE FE 05 A1 01 28 CE 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&quot;FE FE 05 A1 &quot;&amp;LEFT(DEC2HEX([.A298]; 4);2)&amp;&quot; &quot;&amp;RIGHT(DEC2HEX([.A298]; 4);2)&amp;&quot; &quot;&amp;(RIGHT(DEC2HEX(HEX2DEC(&quot;05&quot;)+HEX2DEC(&quot;A1&quot;)+HEX2DEC(DEC2HEX([.A298]; 4));4); 2))&amp;&quot; 16&quot;)" office:value-type="string" office:string-value="FE FE 05 A1 01 29 CF 16" calcext:value-type="string">
            <text:p>FE FE 05 A1 01 29 CF 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&quot;FE FE 05 A1 &quot;&amp;LEFT(DEC2HEX([.A299]; 4);2)&amp;&quot; &quot;&amp;RIGHT(DEC2HEX([.A299]; 4);2)&amp;&quot; &quot;&amp;(RIGHT(DEC2HEX(HEX2DEC(&quot;05&quot;)+HEX2DEC(&quot;A1&quot;)+HEX2DEC(DEC2HEX([.A299]; 4));4); 2))&amp;&quot; 16&quot;)" office:value-type="string" office:string-value="FE FE 05 A1 01 2A D0 16" calcext:value-type="string">
            <text:p>FE FE 05 A1 01 2A D0 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&quot;FE FE 05 A1 &quot;&amp;LEFT(DEC2HEX([.A300]; 4);2)&amp;&quot; &quot;&amp;RIGHT(DEC2HEX([.A300]; 4);2)&amp;&quot; &quot;&amp;(RIGHT(DEC2HEX(HEX2DEC(&quot;05&quot;)+HEX2DEC(&quot;A1&quot;)+HEX2DEC(DEC2HEX([.A300]; 4));4); 2))&amp;&quot; 16&quot;)" office:value-type="string" office:string-value="FE FE 05 A1 01 2B D1 16" calcext:value-type="string">
            <text:p>FE FE 05 A1 01 2B D1 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&quot;FE FE 05 A1 &quot;&amp;LEFT(DEC2HEX([.A301]; 4);2)&amp;&quot; &quot;&amp;RIGHT(DEC2HEX([.A301]; 4);2)&amp;&quot; &quot;&amp;(RIGHT(DEC2HEX(HEX2DEC(&quot;05&quot;)+HEX2DEC(&quot;A1&quot;)+HEX2DEC(DEC2HEX([.A301]; 4));4); 2))&amp;&quot; 16&quot;)" office:value-type="string" office:string-value="FE FE 05 A1 01 2C D2 16" calcext:value-type="string">
            <text:p>FE FE 05 A1 01 2C D2 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&quot;FE FE 05 A1 &quot;&amp;LEFT(DEC2HEX([.A302]; 4);2)&amp;&quot; &quot;&amp;RIGHT(DEC2HEX([.A302]; 4);2)&amp;&quot; &quot;&amp;(RIGHT(DEC2HEX(HEX2DEC(&quot;05&quot;)+HEX2DEC(&quot;A1&quot;)+HEX2DEC(DEC2HEX([.A302]; 4));4); 2))&amp;&quot; 16&quot;)" office:value-type="string" office:string-value="FE FE 05 A1 01 2D D3 16" calcext:value-type="string">
            <text:p>FE FE 05 A1 01 2D D3 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&quot;FE FE 05 A1 &quot;&amp;LEFT(DEC2HEX([.A303]; 4);2)&amp;&quot; &quot;&amp;RIGHT(DEC2HEX([.A303]; 4);2)&amp;&quot; &quot;&amp;(RIGHT(DEC2HEX(HEX2DEC(&quot;05&quot;)+HEX2DEC(&quot;A1&quot;)+HEX2DEC(DEC2HEX([.A303]; 4));4); 2))&amp;&quot; 16&quot;)" office:value-type="string" office:string-value="FE FE 05 A1 01 2E D4 16" calcext:value-type="string">
            <text:p>FE FE 05 A1 01 2E D4 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&quot;FE FE 05 A1 &quot;&amp;LEFT(DEC2HEX([.A304]; 4);2)&amp;&quot; &quot;&amp;RIGHT(DEC2HEX([.A304]; 4);2)&amp;&quot; &quot;&amp;(RIGHT(DEC2HEX(HEX2DEC(&quot;05&quot;)+HEX2DEC(&quot;A1&quot;)+HEX2DEC(DEC2HEX([.A304]; 4));4); 2))&amp;&quot; 16&quot;)" office:value-type="string" office:string-value="FE FE 05 A1 01 2F D5 16" calcext:value-type="string">
            <text:p>FE FE 05 A1 01 2F D5 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&quot;FE FE 05 A1 &quot;&amp;LEFT(DEC2HEX([.A305]; 4);2)&amp;&quot; &quot;&amp;RIGHT(DEC2HEX([.A305]; 4);2)&amp;&quot; &quot;&amp;(RIGHT(DEC2HEX(HEX2DEC(&quot;05&quot;)+HEX2DEC(&quot;A1&quot;)+HEX2DEC(DEC2HEX([.A305]; 4));4); 2))&amp;&quot; 16&quot;)" office:value-type="string" office:string-value="FE FE 05 A1 01 30 D6 16" calcext:value-type="string">
            <text:p>FE FE 05 A1 01 30 D6 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&quot;FE FE 05 A1 &quot;&amp;LEFT(DEC2HEX([.A306]; 4);2)&amp;&quot; &quot;&amp;RIGHT(DEC2HEX([.A306]; 4);2)&amp;&quot; &quot;&amp;(RIGHT(DEC2HEX(HEX2DEC(&quot;05&quot;)+HEX2DEC(&quot;A1&quot;)+HEX2DEC(DEC2HEX([.A306]; 4));4); 2))&amp;&quot; 16&quot;)" office:value-type="string" office:string-value="FE FE 05 A1 01 31 D7 16" calcext:value-type="string">
            <text:p>FE FE 05 A1 01 31 D7 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&quot;FE FE 05 A1 &quot;&amp;LEFT(DEC2HEX([.A307]; 4);2)&amp;&quot; &quot;&amp;RIGHT(DEC2HEX([.A307]; 4);2)&amp;&quot; &quot;&amp;(RIGHT(DEC2HEX(HEX2DEC(&quot;05&quot;)+HEX2DEC(&quot;A1&quot;)+HEX2DEC(DEC2HEX([.A307]; 4));4); 2))&amp;&quot; 16&quot;)" office:value-type="string" office:string-value="FE FE 05 A1 01 32 D8 16" calcext:value-type="string">
            <text:p>FE FE 05 A1 01 32 D8 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&quot;FE FE 05 A1 &quot;&amp;LEFT(DEC2HEX([.A308]; 4);2)&amp;&quot; &quot;&amp;RIGHT(DEC2HEX([.A308]; 4);2)&amp;&quot; &quot;&amp;(RIGHT(DEC2HEX(HEX2DEC(&quot;05&quot;)+HEX2DEC(&quot;A1&quot;)+HEX2DEC(DEC2HEX([.A308]; 4));4); 2))&amp;&quot; 16&quot;)" office:value-type="string" office:string-value="FE FE 05 A1 01 33 D9 16" calcext:value-type="string">
            <text:p>FE FE 05 A1 01 33 D9 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&quot;FE FE 05 A1 &quot;&amp;LEFT(DEC2HEX([.A309]; 4);2)&amp;&quot; &quot;&amp;RIGHT(DEC2HEX([.A309]; 4);2)&amp;&quot; &quot;&amp;(RIGHT(DEC2HEX(HEX2DEC(&quot;05&quot;)+HEX2DEC(&quot;A1&quot;)+HEX2DEC(DEC2HEX([.A309]; 4));4); 2))&amp;&quot; 16&quot;)" office:value-type="string" office:string-value="FE FE 05 A1 01 34 DA 16" calcext:value-type="string">
            <text:p>FE FE 05 A1 01 34 DA 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&quot;FE FE 05 A1 &quot;&amp;LEFT(DEC2HEX([.A310]; 4);2)&amp;&quot; &quot;&amp;RIGHT(DEC2HEX([.A310]; 4);2)&amp;&quot; &quot;&amp;(RIGHT(DEC2HEX(HEX2DEC(&quot;05&quot;)+HEX2DEC(&quot;A1&quot;)+HEX2DEC(DEC2HEX([.A310]; 4));4); 2))&amp;&quot; 16&quot;)" office:value-type="string" office:string-value="FE FE 05 A1 01 35 DB 16" calcext:value-type="string">
            <text:p>FE FE 05 A1 01 35 DB 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&quot;FE FE 05 A1 &quot;&amp;LEFT(DEC2HEX([.A311]; 4);2)&amp;&quot; &quot;&amp;RIGHT(DEC2HEX([.A311]; 4);2)&amp;&quot; &quot;&amp;(RIGHT(DEC2HEX(HEX2DEC(&quot;05&quot;)+HEX2DEC(&quot;A1&quot;)+HEX2DEC(DEC2HEX([.A311]; 4));4); 2))&amp;&quot; 16&quot;)" office:value-type="string" office:string-value="FE FE 05 A1 01 36 DC 16" calcext:value-type="string">
            <text:p>FE FE 05 A1 01 36 DC 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&quot;FE FE 05 A1 &quot;&amp;LEFT(DEC2HEX([.A312]; 4);2)&amp;&quot; &quot;&amp;RIGHT(DEC2HEX([.A312]; 4);2)&amp;&quot; &quot;&amp;(RIGHT(DEC2HEX(HEX2DEC(&quot;05&quot;)+HEX2DEC(&quot;A1&quot;)+HEX2DEC(DEC2HEX([.A312]; 4));4); 2))&amp;&quot; 16&quot;)" office:value-type="string" office:string-value="FE FE 05 A1 01 37 DD 16" calcext:value-type="string">
            <text:p>FE FE 05 A1 01 37 DD 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&quot;FE FE 05 A1 &quot;&amp;LEFT(DEC2HEX([.A313]; 4);2)&amp;&quot; &quot;&amp;RIGHT(DEC2HEX([.A313]; 4);2)&amp;&quot; &quot;&amp;(RIGHT(DEC2HEX(HEX2DEC(&quot;05&quot;)+HEX2DEC(&quot;A1&quot;)+HEX2DEC(DEC2HEX([.A313]; 4));4); 2))&amp;&quot; 16&quot;)" office:value-type="string" office:string-value="FE FE 05 A1 01 38 DE 16" calcext:value-type="string">
            <text:p>FE FE 05 A1 01 38 DE 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&quot;FE FE 05 A1 &quot;&amp;LEFT(DEC2HEX([.A314]; 4);2)&amp;&quot; &quot;&amp;RIGHT(DEC2HEX([.A314]; 4);2)&amp;&quot; &quot;&amp;(RIGHT(DEC2HEX(HEX2DEC(&quot;05&quot;)+HEX2DEC(&quot;A1&quot;)+HEX2DEC(DEC2HEX([.A314]; 4));4); 2))&amp;&quot; 16&quot;)" office:value-type="string" office:string-value="FE FE 05 A1 01 39 DF 16" calcext:value-type="string">
            <text:p>FE FE 05 A1 01 39 DF 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&quot;FE FE 05 A1 &quot;&amp;LEFT(DEC2HEX([.A315]; 4);2)&amp;&quot; &quot;&amp;RIGHT(DEC2HEX([.A315]; 4);2)&amp;&quot; &quot;&amp;(RIGHT(DEC2HEX(HEX2DEC(&quot;05&quot;)+HEX2DEC(&quot;A1&quot;)+HEX2DEC(DEC2HEX([.A315]; 4));4); 2))&amp;&quot; 16&quot;)" office:value-type="string" office:string-value="FE FE 05 A1 01 3A E0 16" calcext:value-type="string">
            <text:p>FE FE 05 A1 01 3A E0 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&quot;FE FE 05 A1 &quot;&amp;LEFT(DEC2HEX([.A316]; 4);2)&amp;&quot; &quot;&amp;RIGHT(DEC2HEX([.A316]; 4);2)&amp;&quot; &quot;&amp;(RIGHT(DEC2HEX(HEX2DEC(&quot;05&quot;)+HEX2DEC(&quot;A1&quot;)+HEX2DEC(DEC2HEX([.A316]; 4));4); 2))&amp;&quot; 16&quot;)" office:value-type="string" office:string-value="FE FE 05 A1 01 3B E1 16" calcext:value-type="string">
            <text:p>FE FE 05 A1 01 3B E1 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&quot;FE FE 05 A1 &quot;&amp;LEFT(DEC2HEX([.A317]; 4);2)&amp;&quot; &quot;&amp;RIGHT(DEC2HEX([.A317]; 4);2)&amp;&quot; &quot;&amp;(RIGHT(DEC2HEX(HEX2DEC(&quot;05&quot;)+HEX2DEC(&quot;A1&quot;)+HEX2DEC(DEC2HEX([.A317]; 4));4); 2))&amp;&quot; 16&quot;)" office:value-type="string" office:string-value="FE FE 05 A1 01 3C E2 16" calcext:value-type="string">
            <text:p>FE FE 05 A1 01 3C E2 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&quot;FE FE 05 A1 &quot;&amp;LEFT(DEC2HEX([.A318]; 4);2)&amp;&quot; &quot;&amp;RIGHT(DEC2HEX([.A318]; 4);2)&amp;&quot; &quot;&amp;(RIGHT(DEC2HEX(HEX2DEC(&quot;05&quot;)+HEX2DEC(&quot;A1&quot;)+HEX2DEC(DEC2HEX([.A318]; 4));4); 2))&amp;&quot; 16&quot;)" office:value-type="string" office:string-value="FE FE 05 A1 01 3D E3 16" calcext:value-type="string">
            <text:p>FE FE 05 A1 01 3D E3 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&quot;FE FE 05 A1 &quot;&amp;LEFT(DEC2HEX([.A319]; 4);2)&amp;&quot; &quot;&amp;RIGHT(DEC2HEX([.A319]; 4);2)&amp;&quot; &quot;&amp;(RIGHT(DEC2HEX(HEX2DEC(&quot;05&quot;)+HEX2DEC(&quot;A1&quot;)+HEX2DEC(DEC2HEX([.A319]; 4));4); 2))&amp;&quot; 16&quot;)" office:value-type="string" office:string-value="FE FE 05 A1 01 3E E4 16" calcext:value-type="string">
            <text:p>FE FE 05 A1 01 3E E4 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&quot;FE FE 05 A1 &quot;&amp;LEFT(DEC2HEX([.A320]; 4);2)&amp;&quot; &quot;&amp;RIGHT(DEC2HEX([.A320]; 4);2)&amp;&quot; &quot;&amp;(RIGHT(DEC2HEX(HEX2DEC(&quot;05&quot;)+HEX2DEC(&quot;A1&quot;)+HEX2DEC(DEC2HEX([.A320]; 4));4); 2))&amp;&quot; 16&quot;)" office:value-type="string" office:string-value="FE FE 05 A1 01 3F E5 16" calcext:value-type="string">
            <text:p>FE FE 05 A1 01 3F E5 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&quot;FE FE 05 A1 &quot;&amp;LEFT(DEC2HEX([.A321]; 4);2)&amp;&quot; &quot;&amp;RIGHT(DEC2HEX([.A321]; 4);2)&amp;&quot; &quot;&amp;(RIGHT(DEC2HEX(HEX2DEC(&quot;05&quot;)+HEX2DEC(&quot;A1&quot;)+HEX2DEC(DEC2HEX([.A321]; 4));4); 2))&amp;&quot; 16&quot;)" office:value-type="string" office:string-value="FE FE 05 A1 01 40 E6 16" calcext:value-type="string">
            <text:p>FE FE 05 A1 01 40 E6 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&quot;FE FE 05 A1 &quot;&amp;LEFT(DEC2HEX([.A322]; 4);2)&amp;&quot; &quot;&amp;RIGHT(DEC2HEX([.A322]; 4);2)&amp;&quot; &quot;&amp;(RIGHT(DEC2HEX(HEX2DEC(&quot;05&quot;)+HEX2DEC(&quot;A1&quot;)+HEX2DEC(DEC2HEX([.A322]; 4));4); 2))&amp;&quot; 16&quot;)" office:value-type="string" office:string-value="FE FE 05 A1 01 41 E7 16" calcext:value-type="string">
            <text:p>FE FE 05 A1 01 41 E7 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&quot;FE FE 05 A1 &quot;&amp;LEFT(DEC2HEX([.A323]; 4);2)&amp;&quot; &quot;&amp;RIGHT(DEC2HEX([.A323]; 4);2)&amp;&quot; &quot;&amp;(RIGHT(DEC2HEX(HEX2DEC(&quot;05&quot;)+HEX2DEC(&quot;A1&quot;)+HEX2DEC(DEC2HEX([.A323]; 4));4); 2))&amp;&quot; 16&quot;)" office:value-type="string" office:string-value="FE FE 05 A1 01 42 E8 16" calcext:value-type="string">
            <text:p>FE FE 05 A1 01 42 E8 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&quot;FE FE 05 A1 &quot;&amp;LEFT(DEC2HEX([.A324]; 4);2)&amp;&quot; &quot;&amp;RIGHT(DEC2HEX([.A324]; 4);2)&amp;&quot; &quot;&amp;(RIGHT(DEC2HEX(HEX2DEC(&quot;05&quot;)+HEX2DEC(&quot;A1&quot;)+HEX2DEC(DEC2HEX([.A324]; 4));4); 2))&amp;&quot; 16&quot;)" office:value-type="string" office:string-value="FE FE 05 A1 01 43 E9 16" calcext:value-type="string">
            <text:p>FE FE 05 A1 01 43 E9 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&quot;FE FE 05 A1 &quot;&amp;LEFT(DEC2HEX([.A325]; 4);2)&amp;&quot; &quot;&amp;RIGHT(DEC2HEX([.A325]; 4);2)&amp;&quot; &quot;&amp;(RIGHT(DEC2HEX(HEX2DEC(&quot;05&quot;)+HEX2DEC(&quot;A1&quot;)+HEX2DEC(DEC2HEX([.A325]; 4));4); 2))&amp;&quot; 16&quot;)" office:value-type="string" office:string-value="FE FE 05 A1 01 44 EA 16" calcext:value-type="string">
            <text:p>FE FE 05 A1 01 44 EA 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&quot;FE FE 05 A1 &quot;&amp;LEFT(DEC2HEX([.A326]; 4);2)&amp;&quot; &quot;&amp;RIGHT(DEC2HEX([.A326]; 4);2)&amp;&quot; &quot;&amp;(RIGHT(DEC2HEX(HEX2DEC(&quot;05&quot;)+HEX2DEC(&quot;A1&quot;)+HEX2DEC(DEC2HEX([.A326]; 4));4); 2))&amp;&quot; 16&quot;)" office:value-type="string" office:string-value="FE FE 05 A1 01 45 EB 16" calcext:value-type="string">
            <text:p>FE FE 05 A1 01 45 EB 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&quot;FE FE 05 A1 &quot;&amp;LEFT(DEC2HEX([.A327]; 4);2)&amp;&quot; &quot;&amp;RIGHT(DEC2HEX([.A327]; 4);2)&amp;&quot; &quot;&amp;(RIGHT(DEC2HEX(HEX2DEC(&quot;05&quot;)+HEX2DEC(&quot;A1&quot;)+HEX2DEC(DEC2HEX([.A327]; 4));4); 2))&amp;&quot; 16&quot;)" office:value-type="string" office:string-value="FE FE 05 A1 01 46 EC 16" calcext:value-type="string">
            <text:p>FE FE 05 A1 01 46 EC 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&quot;FE FE 05 A1 &quot;&amp;LEFT(DEC2HEX([.A328]; 4);2)&amp;&quot; &quot;&amp;RIGHT(DEC2HEX([.A328]; 4);2)&amp;&quot; &quot;&amp;(RIGHT(DEC2HEX(HEX2DEC(&quot;05&quot;)+HEX2DEC(&quot;A1&quot;)+HEX2DEC(DEC2HEX([.A328]; 4));4); 2))&amp;&quot; 16&quot;)" office:value-type="string" office:string-value="FE FE 05 A1 01 47 ED 16" calcext:value-type="string">
            <text:p>FE FE 05 A1 01 47 ED 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&quot;FE FE 05 A1 &quot;&amp;LEFT(DEC2HEX([.A329]; 4);2)&amp;&quot; &quot;&amp;RIGHT(DEC2HEX([.A329]; 4);2)&amp;&quot; &quot;&amp;(RIGHT(DEC2HEX(HEX2DEC(&quot;05&quot;)+HEX2DEC(&quot;A1&quot;)+HEX2DEC(DEC2HEX([.A329]; 4));4); 2))&amp;&quot; 16&quot;)" office:value-type="string" office:string-value="FE FE 05 A1 01 48 EE 16" calcext:value-type="string">
            <text:p>FE FE 05 A1 01 48 EE 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&quot;FE FE 05 A1 &quot;&amp;LEFT(DEC2HEX([.A330]; 4);2)&amp;&quot; &quot;&amp;RIGHT(DEC2HEX([.A330]; 4);2)&amp;&quot; &quot;&amp;(RIGHT(DEC2HEX(HEX2DEC(&quot;05&quot;)+HEX2DEC(&quot;A1&quot;)+HEX2DEC(DEC2HEX([.A330]; 4));4); 2))&amp;&quot; 16&quot;)" office:value-type="string" office:string-value="FE FE 05 A1 01 49 EF 16" calcext:value-type="string">
            <text:p>FE FE 05 A1 01 49 EF 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&quot;FE FE 05 A1 &quot;&amp;LEFT(DEC2HEX([.A331]; 4);2)&amp;&quot; &quot;&amp;RIGHT(DEC2HEX([.A331]; 4);2)&amp;&quot; &quot;&amp;(RIGHT(DEC2HEX(HEX2DEC(&quot;05&quot;)+HEX2DEC(&quot;A1&quot;)+HEX2DEC(DEC2HEX([.A331]; 4));4); 2))&amp;&quot; 16&quot;)" office:value-type="string" office:string-value="FE FE 05 A1 01 4A F0 16" calcext:value-type="string">
            <text:p>FE FE 05 A1 01 4A F0 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&quot;FE FE 05 A1 &quot;&amp;LEFT(DEC2HEX([.A332]; 4);2)&amp;&quot; &quot;&amp;RIGHT(DEC2HEX([.A332]; 4);2)&amp;&quot; &quot;&amp;(RIGHT(DEC2HEX(HEX2DEC(&quot;05&quot;)+HEX2DEC(&quot;A1&quot;)+HEX2DEC(DEC2HEX([.A332]; 4));4); 2))&amp;&quot; 16&quot;)" office:value-type="string" office:string-value="FE FE 05 A1 01 4B F1 16" calcext:value-type="string">
            <text:p>FE FE 05 A1 01 4B F1 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&quot;FE FE 05 A1 &quot;&amp;LEFT(DEC2HEX([.A333]; 4);2)&amp;&quot; &quot;&amp;RIGHT(DEC2HEX([.A333]; 4);2)&amp;&quot; &quot;&amp;(RIGHT(DEC2HEX(HEX2DEC(&quot;05&quot;)+HEX2DEC(&quot;A1&quot;)+HEX2DEC(DEC2HEX([.A333]; 4));4); 2))&amp;&quot; 16&quot;)" office:value-type="string" office:string-value="FE FE 05 A1 01 4C F2 16" calcext:value-type="string">
            <text:p>FE FE 05 A1 01 4C F2 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&quot;FE FE 05 A1 &quot;&amp;LEFT(DEC2HEX([.A334]; 4);2)&amp;&quot; &quot;&amp;RIGHT(DEC2HEX([.A334]; 4);2)&amp;&quot; &quot;&amp;(RIGHT(DEC2HEX(HEX2DEC(&quot;05&quot;)+HEX2DEC(&quot;A1&quot;)+HEX2DEC(DEC2HEX([.A334]; 4));4); 2))&amp;&quot; 16&quot;)" office:value-type="string" office:string-value="FE FE 05 A1 01 4D F3 16" calcext:value-type="string">
            <text:p>FE FE 05 A1 01 4D F3 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&quot;FE FE 05 A1 &quot;&amp;LEFT(DEC2HEX([.A335]; 4);2)&amp;&quot; &quot;&amp;RIGHT(DEC2HEX([.A335]; 4);2)&amp;&quot; &quot;&amp;(RIGHT(DEC2HEX(HEX2DEC(&quot;05&quot;)+HEX2DEC(&quot;A1&quot;)+HEX2DEC(DEC2HEX([.A335]; 4));4); 2))&amp;&quot; 16&quot;)" office:value-type="string" office:string-value="FE FE 05 A1 01 4E F4 16" calcext:value-type="string">
            <text:p>FE FE 05 A1 01 4E F4 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&quot;FE FE 05 A1 &quot;&amp;LEFT(DEC2HEX([.A336]; 4);2)&amp;&quot; &quot;&amp;RIGHT(DEC2HEX([.A336]; 4);2)&amp;&quot; &quot;&amp;(RIGHT(DEC2HEX(HEX2DEC(&quot;05&quot;)+HEX2DEC(&quot;A1&quot;)+HEX2DEC(DEC2HEX([.A336]; 4));4); 2))&amp;&quot; 16&quot;)" office:value-type="string" office:string-value="FE FE 05 A1 01 4F F5 16" calcext:value-type="string">
            <text:p>FE FE 05 A1 01 4F F5 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&quot;FE FE 05 A1 &quot;&amp;LEFT(DEC2HEX([.A337]; 4);2)&amp;&quot; &quot;&amp;RIGHT(DEC2HEX([.A337]; 4);2)&amp;&quot; &quot;&amp;(RIGHT(DEC2HEX(HEX2DEC(&quot;05&quot;)+HEX2DEC(&quot;A1&quot;)+HEX2DEC(DEC2HEX([.A337]; 4));4); 2))&amp;&quot; 16&quot;)" office:value-type="string" office:string-value="FE FE 05 A1 01 50 F6 16" calcext:value-type="string">
            <text:p>FE FE 05 A1 01 50 F6 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&quot;FE FE 05 A1 &quot;&amp;LEFT(DEC2HEX([.A338]; 4);2)&amp;&quot; &quot;&amp;RIGHT(DEC2HEX([.A338]; 4);2)&amp;&quot; &quot;&amp;(RIGHT(DEC2HEX(HEX2DEC(&quot;05&quot;)+HEX2DEC(&quot;A1&quot;)+HEX2DEC(DEC2HEX([.A338]; 4));4); 2))&amp;&quot; 16&quot;)" office:value-type="string" office:string-value="FE FE 05 A1 01 51 F7 16" calcext:value-type="string">
            <text:p>FE FE 05 A1 01 51 F7 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&quot;FE FE 05 A1 &quot;&amp;LEFT(DEC2HEX([.A339]; 4);2)&amp;&quot; &quot;&amp;RIGHT(DEC2HEX([.A339]; 4);2)&amp;&quot; &quot;&amp;(RIGHT(DEC2HEX(HEX2DEC(&quot;05&quot;)+HEX2DEC(&quot;A1&quot;)+HEX2DEC(DEC2HEX([.A339]; 4));4); 2))&amp;&quot; 16&quot;)" office:value-type="string" office:string-value="FE FE 05 A1 01 52 F8 16" calcext:value-type="string">
            <text:p>FE FE 05 A1 01 52 F8 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&quot;FE FE 05 A1 &quot;&amp;LEFT(DEC2HEX([.A340]; 4);2)&amp;&quot; &quot;&amp;RIGHT(DEC2HEX([.A340]; 4);2)&amp;&quot; &quot;&amp;(RIGHT(DEC2HEX(HEX2DEC(&quot;05&quot;)+HEX2DEC(&quot;A1&quot;)+HEX2DEC(DEC2HEX([.A340]; 4));4); 2))&amp;&quot; 16&quot;)" office:value-type="string" office:string-value="FE FE 05 A1 01 53 F9 16" calcext:value-type="string">
            <text:p>FE FE 05 A1 01 53 F9 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&quot;FE FE 05 A1 &quot;&amp;LEFT(DEC2HEX([.A341]; 4);2)&amp;&quot; &quot;&amp;RIGHT(DEC2HEX([.A341]; 4);2)&amp;&quot; &quot;&amp;(RIGHT(DEC2HEX(HEX2DEC(&quot;05&quot;)+HEX2DEC(&quot;A1&quot;)+HEX2DEC(DEC2HEX([.A341]; 4));4); 2))&amp;&quot; 16&quot;)" office:value-type="string" office:string-value="FE FE 05 A1 01 54 FA 16" calcext:value-type="string">
            <text:p>FE FE 05 A1 01 54 FA 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&quot;FE FE 05 A1 &quot;&amp;LEFT(DEC2HEX([.A342]; 4);2)&amp;&quot; &quot;&amp;RIGHT(DEC2HEX([.A342]; 4);2)&amp;&quot; &quot;&amp;(RIGHT(DEC2HEX(HEX2DEC(&quot;05&quot;)+HEX2DEC(&quot;A1&quot;)+HEX2DEC(DEC2HEX([.A342]; 4));4); 2))&amp;&quot; 16&quot;)" office:value-type="string" office:string-value="FE FE 05 A1 01 55 FB 16" calcext:value-type="string">
            <text:p>FE FE 05 A1 01 55 FB 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&quot;FE FE 05 A1 &quot;&amp;LEFT(DEC2HEX([.A343]; 4);2)&amp;&quot; &quot;&amp;RIGHT(DEC2HEX([.A343]; 4);2)&amp;&quot; &quot;&amp;(RIGHT(DEC2HEX(HEX2DEC(&quot;05&quot;)+HEX2DEC(&quot;A1&quot;)+HEX2DEC(DEC2HEX([.A343]; 4));4); 2))&amp;&quot; 16&quot;)" office:value-type="string" office:string-value="FE FE 05 A1 01 56 FC 16" calcext:value-type="string">
            <text:p>FE FE 05 A1 01 56 FC 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&quot;FE FE 05 A1 &quot;&amp;LEFT(DEC2HEX([.A344]; 4);2)&amp;&quot; &quot;&amp;RIGHT(DEC2HEX([.A344]; 4);2)&amp;&quot; &quot;&amp;(RIGHT(DEC2HEX(HEX2DEC(&quot;05&quot;)+HEX2DEC(&quot;A1&quot;)+HEX2DEC(DEC2HEX([.A344]; 4));4); 2))&amp;&quot; 16&quot;)" office:value-type="string" office:string-value="FE FE 05 A1 01 57 FD 16" calcext:value-type="string">
            <text:p>FE FE 05 A1 01 57 FD 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&quot;FE FE 05 A1 &quot;&amp;LEFT(DEC2HEX([.A345]; 4);2)&amp;&quot; &quot;&amp;RIGHT(DEC2HEX([.A345]; 4);2)&amp;&quot; &quot;&amp;(RIGHT(DEC2HEX(HEX2DEC(&quot;05&quot;)+HEX2DEC(&quot;A1&quot;)+HEX2DEC(DEC2HEX([.A345]; 4));4); 2))&amp;&quot; 16&quot;)" office:value-type="string" office:string-value="FE FE 05 A1 01 58 FE 16" calcext:value-type="string">
            <text:p>FE FE 05 A1 01 58 FE 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&quot;FE FE 05 A1 &quot;&amp;LEFT(DEC2HEX([.A346]; 4);2)&amp;&quot; &quot;&amp;RIGHT(DEC2HEX([.A346]; 4);2)&amp;&quot; &quot;&amp;(RIGHT(DEC2HEX(HEX2DEC(&quot;05&quot;)+HEX2DEC(&quot;A1&quot;)+HEX2DEC(DEC2HEX([.A346]; 4));4); 2))&amp;&quot; 16&quot;)" office:value-type="string" office:string-value="FE FE 05 A1 01 59 FF 16" calcext:value-type="string">
            <text:p>FE FE 05 A1 01 59 FF 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&quot;FE FE 05 A1 &quot;&amp;LEFT(DEC2HEX([.A347]; 4);2)&amp;&quot; &quot;&amp;RIGHT(DEC2HEX([.A347]; 4);2)&amp;&quot; &quot;&amp;(RIGHT(DEC2HEX(HEX2DEC(&quot;05&quot;)+HEX2DEC(&quot;A1&quot;)+HEX2DEC(DEC2HEX([.A347]; 4));4); 2))&amp;&quot; 16&quot;)" office:value-type="string" office:string-value="FE FE 05 A1 01 5A 00 16" calcext:value-type="string">
            <text:p>FE FE 05 A1 01 5A 00 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&quot;FE FE 05 A1 &quot;&amp;LEFT(DEC2HEX([.A348]; 4);2)&amp;&quot; &quot;&amp;RIGHT(DEC2HEX([.A348]; 4);2)&amp;&quot; &quot;&amp;(RIGHT(DEC2HEX(HEX2DEC(&quot;05&quot;)+HEX2DEC(&quot;A1&quot;)+HEX2DEC(DEC2HEX([.A348]; 4));4); 2))&amp;&quot; 16&quot;)" office:value-type="string" office:string-value="FE FE 05 A1 01 5B 01 16" calcext:value-type="string">
            <text:p>FE FE 05 A1 01 5B 01 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&quot;FE FE 05 A1 &quot;&amp;LEFT(DEC2HEX([.A349]; 4);2)&amp;&quot; &quot;&amp;RIGHT(DEC2HEX([.A349]; 4);2)&amp;&quot; &quot;&amp;(RIGHT(DEC2HEX(HEX2DEC(&quot;05&quot;)+HEX2DEC(&quot;A1&quot;)+HEX2DEC(DEC2HEX([.A349]; 4));4); 2))&amp;&quot; 16&quot;)" office:value-type="string" office:string-value="FE FE 05 A1 01 5C 02 16" calcext:value-type="string">
            <text:p>FE FE 05 A1 01 5C 02 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&quot;FE FE 05 A1 &quot;&amp;LEFT(DEC2HEX([.A350]; 4);2)&amp;&quot; &quot;&amp;RIGHT(DEC2HEX([.A350]; 4);2)&amp;&quot; &quot;&amp;(RIGHT(DEC2HEX(HEX2DEC(&quot;05&quot;)+HEX2DEC(&quot;A1&quot;)+HEX2DEC(DEC2HEX([.A350]; 4));4); 2))&amp;&quot; 16&quot;)" office:value-type="string" office:string-value="FE FE 05 A1 01 5D 03 16" calcext:value-type="string">
            <text:p>FE FE 05 A1 01 5D 03 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&quot;FE FE 05 A1 &quot;&amp;LEFT(DEC2HEX([.A351]; 4);2)&amp;&quot; &quot;&amp;RIGHT(DEC2HEX([.A351]; 4);2)&amp;&quot; &quot;&amp;(RIGHT(DEC2HEX(HEX2DEC(&quot;05&quot;)+HEX2DEC(&quot;A1&quot;)+HEX2DEC(DEC2HEX([.A351]; 4));4); 2))&amp;&quot; 16&quot;)" office:value-type="string" office:string-value="FE FE 05 A1 01 5E 04 16" calcext:value-type="string">
            <text:p>FE FE 05 A1 01 5E 04 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&quot;FE FE 05 A1 &quot;&amp;LEFT(DEC2HEX([.A352]; 4);2)&amp;&quot; &quot;&amp;RIGHT(DEC2HEX([.A352]; 4);2)&amp;&quot; &quot;&amp;(RIGHT(DEC2HEX(HEX2DEC(&quot;05&quot;)+HEX2DEC(&quot;A1&quot;)+HEX2DEC(DEC2HEX([.A352]; 4));4); 2))&amp;&quot; 16&quot;)" office:value-type="string" office:string-value="FE FE 05 A1 01 5F 05 16" calcext:value-type="string">
            <text:p>FE FE 05 A1 01 5F 05 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&quot;FE FE 05 A1 &quot;&amp;LEFT(DEC2HEX([.A353]; 4);2)&amp;&quot; &quot;&amp;RIGHT(DEC2HEX([.A353]; 4);2)&amp;&quot; &quot;&amp;(RIGHT(DEC2HEX(HEX2DEC(&quot;05&quot;)+HEX2DEC(&quot;A1&quot;)+HEX2DEC(DEC2HEX([.A353]; 4));4); 2))&amp;&quot; 16&quot;)" office:value-type="string" office:string-value="FE FE 05 A1 01 60 06 16" calcext:value-type="string">
            <text:p>FE FE 05 A1 01 60 06 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&quot;FE FE 05 A1 &quot;&amp;LEFT(DEC2HEX([.A354]; 4);2)&amp;&quot; &quot;&amp;RIGHT(DEC2HEX([.A354]; 4);2)&amp;&quot; &quot;&amp;(RIGHT(DEC2HEX(HEX2DEC(&quot;05&quot;)+HEX2DEC(&quot;A1&quot;)+HEX2DEC(DEC2HEX([.A354]; 4));4); 2))&amp;&quot; 16&quot;)" office:value-type="string" office:string-value="FE FE 05 A1 01 61 07 16" calcext:value-type="string">
            <text:p>FE FE 05 A1 01 61 07 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&quot;FE FE 05 A1 &quot;&amp;LEFT(DEC2HEX([.A355]; 4);2)&amp;&quot; &quot;&amp;RIGHT(DEC2HEX([.A355]; 4);2)&amp;&quot; &quot;&amp;(RIGHT(DEC2HEX(HEX2DEC(&quot;05&quot;)+HEX2DEC(&quot;A1&quot;)+HEX2DEC(DEC2HEX([.A355]; 4));4); 2))&amp;&quot; 16&quot;)" office:value-type="string" office:string-value="FE FE 05 A1 01 62 08 16" calcext:value-type="string">
            <text:p>FE FE 05 A1 01 62 08 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&quot;FE FE 05 A1 &quot;&amp;LEFT(DEC2HEX([.A356]; 4);2)&amp;&quot; &quot;&amp;RIGHT(DEC2HEX([.A356]; 4);2)&amp;&quot; &quot;&amp;(RIGHT(DEC2HEX(HEX2DEC(&quot;05&quot;)+HEX2DEC(&quot;A1&quot;)+HEX2DEC(DEC2HEX([.A356]; 4));4); 2))&amp;&quot; 16&quot;)" office:value-type="string" office:string-value="FE FE 05 A1 01 63 09 16" calcext:value-type="string">
            <text:p>FE FE 05 A1 01 63 09 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&quot;FE FE 05 A1 &quot;&amp;LEFT(DEC2HEX([.A357]; 4);2)&amp;&quot; &quot;&amp;RIGHT(DEC2HEX([.A357]; 4);2)&amp;&quot; &quot;&amp;(RIGHT(DEC2HEX(HEX2DEC(&quot;05&quot;)+HEX2DEC(&quot;A1&quot;)+HEX2DEC(DEC2HEX([.A357]; 4));4); 2))&amp;&quot; 16&quot;)" office:value-type="string" office:string-value="FE FE 05 A1 01 64 0A 16" calcext:value-type="string">
            <text:p>FE FE 05 A1 01 64 0A 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&quot;FE FE 05 A1 &quot;&amp;LEFT(DEC2HEX([.A358]; 4);2)&amp;&quot; &quot;&amp;RIGHT(DEC2HEX([.A358]; 4);2)&amp;&quot; &quot;&amp;(RIGHT(DEC2HEX(HEX2DEC(&quot;05&quot;)+HEX2DEC(&quot;A1&quot;)+HEX2DEC(DEC2HEX([.A358]; 4));4); 2))&amp;&quot; 16&quot;)" office:value-type="string" office:string-value="FE FE 05 A1 01 65 0B 16" calcext:value-type="string">
            <text:p>FE FE 05 A1 01 65 0B 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&quot;FE FE 05 A1 &quot;&amp;LEFT(DEC2HEX([.A359]; 4);2)&amp;&quot; &quot;&amp;RIGHT(DEC2HEX([.A359]; 4);2)&amp;&quot; &quot;&amp;(RIGHT(DEC2HEX(HEX2DEC(&quot;05&quot;)+HEX2DEC(&quot;A1&quot;)+HEX2DEC(DEC2HEX([.A359]; 4));4); 2))&amp;&quot; 16&quot;)" office:value-type="string" office:string-value="FE FE 05 A1 01 66 0C 16" calcext:value-type="string">
            <text:p>FE FE 05 A1 01 66 0C 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&quot;FE FE 05 A1 &quot;&amp;LEFT(DEC2HEX([.A360]; 4);2)&amp;&quot; &quot;&amp;RIGHT(DEC2HEX([.A360]; 4);2)&amp;&quot; &quot;&amp;(RIGHT(DEC2HEX(HEX2DEC(&quot;05&quot;)+HEX2DEC(&quot;A1&quot;)+HEX2DEC(DEC2HEX([.A360]; 4));4); 2))&amp;&quot; 16&quot;)" office:value-type="string" office:string-value="FE FE 05 A1 01 67 0D 16" calcext:value-type="string">
            <text:p>FE FE 05 A1 01 67 0D 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&quot;FE FE 05 A1 &quot;&amp;LEFT(DEC2HEX([.A361]; 4);2)&amp;&quot; &quot;&amp;RIGHT(DEC2HEX([.A361]; 4);2)&amp;&quot; &quot;&amp;(RIGHT(DEC2HEX(HEX2DEC(&quot;05&quot;)+HEX2DEC(&quot;A1&quot;)+HEX2DEC(DEC2HEX([.A361]; 4));4); 2))&amp;&quot; 16&quot;)" office:value-type="string" office:string-value="FE FE 05 A1 01 68 0E 16" calcext:value-type="string">
            <text:p>FE FE 05 A1 01 68 0E 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&quot;FE FE 05 A1 &quot;&amp;LEFT(DEC2HEX([.A362]; 4);2)&amp;&quot; &quot;&amp;RIGHT(DEC2HEX([.A362]; 4);2)&amp;&quot; &quot;&amp;(RIGHT(DEC2HEX(HEX2DEC(&quot;05&quot;)+HEX2DEC(&quot;A1&quot;)+HEX2DEC(DEC2HEX([.A362]; 4));4); 2))&amp;&quot; 16&quot;)" office:value-type="string" office:string-value="FE FE 05 A1 01 69 0F 16" calcext:value-type="string">
            <text:p>FE FE 05 A1 01 69 0F 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&quot;FE FE 05 A1 &quot;&amp;LEFT(DEC2HEX([.A363]; 4);2)&amp;&quot; &quot;&amp;RIGHT(DEC2HEX([.A363]; 4);2)&amp;&quot; &quot;&amp;(RIGHT(DEC2HEX(HEX2DEC(&quot;05&quot;)+HEX2DEC(&quot;A1&quot;)+HEX2DEC(DEC2HEX([.A363]; 4));4); 2))&amp;&quot; 16&quot;)" office:value-type="string" office:string-value="FE FE 05 A1 01 6A 10 16" calcext:value-type="string">
            <text:p>FE FE 05 A1 01 6A 10 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&quot;FE FE 05 A1 &quot;&amp;LEFT(DEC2HEX([.A364]; 4);2)&amp;&quot; &quot;&amp;RIGHT(DEC2HEX([.A364]; 4);2)&amp;&quot; &quot;&amp;(RIGHT(DEC2HEX(HEX2DEC(&quot;05&quot;)+HEX2DEC(&quot;A1&quot;)+HEX2DEC(DEC2HEX([.A364]; 4));4); 2))&amp;&quot; 16&quot;)" office:value-type="string" office:string-value="FE FE 05 A1 01 6B 11 16" calcext:value-type="string">
            <text:p>FE FE 05 A1 01 6B 11 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&quot;FE FE 05 A1 &quot;&amp;LEFT(DEC2HEX([.A365]; 4);2)&amp;&quot; &quot;&amp;RIGHT(DEC2HEX([.A365]; 4);2)&amp;&quot; &quot;&amp;(RIGHT(DEC2HEX(HEX2DEC(&quot;05&quot;)+HEX2DEC(&quot;A1&quot;)+HEX2DEC(DEC2HEX([.A365]; 4));4); 2))&amp;&quot; 16&quot;)" office:value-type="string" office:string-value="FE FE 05 A1 01 6C 12 16" calcext:value-type="string">
            <text:p>FE FE 05 A1 01 6C 12 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&quot;FE FE 05 A1 &quot;&amp;LEFT(DEC2HEX([.A366]; 4);2)&amp;&quot; &quot;&amp;RIGHT(DEC2HEX([.A366]; 4);2)&amp;&quot; &quot;&amp;(RIGHT(DEC2HEX(HEX2DEC(&quot;05&quot;)+HEX2DEC(&quot;A1&quot;)+HEX2DEC(DEC2HEX([.A366]; 4));4); 2))&amp;&quot; 16&quot;)" office:value-type="string" office:string-value="FE FE 05 A1 01 6D 13 16" calcext:value-type="string">
            <text:p>FE FE 05 A1 01 6D 13 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&quot;FE FE 05 A1 &quot;&amp;LEFT(DEC2HEX([.A367]; 4);2)&amp;&quot; &quot;&amp;RIGHT(DEC2HEX([.A367]; 4);2)&amp;&quot; &quot;&amp;(RIGHT(DEC2HEX(HEX2DEC(&quot;05&quot;)+HEX2DEC(&quot;A1&quot;)+HEX2DEC(DEC2HEX([.A367]; 4));4); 2))&amp;&quot; 16&quot;)" office:value-type="string" office:string-value="FE FE 05 A1 01 6E 14 16" calcext:value-type="string">
            <text:p>FE FE 05 A1 01 6E 14 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&quot;FE FE 05 A1 &quot;&amp;LEFT(DEC2HEX([.A368]; 4);2)&amp;&quot; &quot;&amp;RIGHT(DEC2HEX([.A368]; 4);2)&amp;&quot; &quot;&amp;(RIGHT(DEC2HEX(HEX2DEC(&quot;05&quot;)+HEX2DEC(&quot;A1&quot;)+HEX2DEC(DEC2HEX([.A368]; 4));4); 2))&amp;&quot; 16&quot;)" office:value-type="string" office:string-value="FE FE 05 A1 01 6F 15 16" calcext:value-type="string">
            <text:p>FE FE 05 A1 01 6F 15 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&quot;FE FE 05 A1 &quot;&amp;LEFT(DEC2HEX([.A369]; 4);2)&amp;&quot; &quot;&amp;RIGHT(DEC2HEX([.A369]; 4);2)&amp;&quot; &quot;&amp;(RIGHT(DEC2HEX(HEX2DEC(&quot;05&quot;)+HEX2DEC(&quot;A1&quot;)+HEX2DEC(DEC2HEX([.A369]; 4));4); 2))&amp;&quot; 16&quot;)" office:value-type="string" office:string-value="FE FE 05 A1 01 70 16 16" calcext:value-type="string">
            <text:p>FE FE 05 A1 01 70 16 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&quot;FE FE 05 A1 &quot;&amp;LEFT(DEC2HEX([.A370]; 4);2)&amp;&quot; &quot;&amp;RIGHT(DEC2HEX([.A370]; 4);2)&amp;&quot; &quot;&amp;(RIGHT(DEC2HEX(HEX2DEC(&quot;05&quot;)+HEX2DEC(&quot;A1&quot;)+HEX2DEC(DEC2HEX([.A370]; 4));4); 2))&amp;&quot; 16&quot;)" office:value-type="string" office:string-value="FE FE 05 A1 01 71 17 16" calcext:value-type="string">
            <text:p>FE FE 05 A1 01 71 17 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&quot;FE FE 05 A1 &quot;&amp;LEFT(DEC2HEX([.A371]; 4);2)&amp;&quot; &quot;&amp;RIGHT(DEC2HEX([.A371]; 4);2)&amp;&quot; &quot;&amp;(RIGHT(DEC2HEX(HEX2DEC(&quot;05&quot;)+HEX2DEC(&quot;A1&quot;)+HEX2DEC(DEC2HEX([.A371]; 4));4); 2))&amp;&quot; 16&quot;)" office:value-type="string" office:string-value="FE FE 05 A1 01 72 18 16" calcext:value-type="string">
            <text:p>FE FE 05 A1 01 72 18 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&quot;FE FE 05 A1 &quot;&amp;LEFT(DEC2HEX([.A372]; 4);2)&amp;&quot; &quot;&amp;RIGHT(DEC2HEX([.A372]; 4);2)&amp;&quot; &quot;&amp;(RIGHT(DEC2HEX(HEX2DEC(&quot;05&quot;)+HEX2DEC(&quot;A1&quot;)+HEX2DEC(DEC2HEX([.A372]; 4));4); 2))&amp;&quot; 16&quot;)" office:value-type="string" office:string-value="FE FE 05 A1 01 73 19 16" calcext:value-type="string">
            <text:p>FE FE 05 A1 01 73 19 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&quot;FE FE 05 A1 &quot;&amp;LEFT(DEC2HEX([.A373]; 4);2)&amp;&quot; &quot;&amp;RIGHT(DEC2HEX([.A373]; 4);2)&amp;&quot; &quot;&amp;(RIGHT(DEC2HEX(HEX2DEC(&quot;05&quot;)+HEX2DEC(&quot;A1&quot;)+HEX2DEC(DEC2HEX([.A373]; 4));4); 2))&amp;&quot; 16&quot;)" office:value-type="string" office:string-value="FE FE 05 A1 01 74 1A 16" calcext:value-type="string">
            <text:p>FE FE 05 A1 01 74 1A 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&quot;FE FE 05 A1 &quot;&amp;LEFT(DEC2HEX([.A374]; 4);2)&amp;&quot; &quot;&amp;RIGHT(DEC2HEX([.A374]; 4);2)&amp;&quot; &quot;&amp;(RIGHT(DEC2HEX(HEX2DEC(&quot;05&quot;)+HEX2DEC(&quot;A1&quot;)+HEX2DEC(DEC2HEX([.A374]; 4));4); 2))&amp;&quot; 16&quot;)" office:value-type="string" office:string-value="FE FE 05 A1 01 75 1B 16" calcext:value-type="string">
            <text:p>FE FE 05 A1 01 75 1B 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&quot;FE FE 05 A1 &quot;&amp;LEFT(DEC2HEX([.A375]; 4);2)&amp;&quot; &quot;&amp;RIGHT(DEC2HEX([.A375]; 4);2)&amp;&quot; &quot;&amp;(RIGHT(DEC2HEX(HEX2DEC(&quot;05&quot;)+HEX2DEC(&quot;A1&quot;)+HEX2DEC(DEC2HEX([.A375]; 4));4); 2))&amp;&quot; 16&quot;)" office:value-type="string" office:string-value="FE FE 05 A1 01 76 1C 16" calcext:value-type="string">
            <text:p>FE FE 05 A1 01 76 1C 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&quot;FE FE 05 A1 &quot;&amp;LEFT(DEC2HEX([.A376]; 4);2)&amp;&quot; &quot;&amp;RIGHT(DEC2HEX([.A376]; 4);2)&amp;&quot; &quot;&amp;(RIGHT(DEC2HEX(HEX2DEC(&quot;05&quot;)+HEX2DEC(&quot;A1&quot;)+HEX2DEC(DEC2HEX([.A376]; 4));4); 2))&amp;&quot; 16&quot;)" office:value-type="string" office:string-value="FE FE 05 A1 01 77 1D 16" calcext:value-type="string">
            <text:p>FE FE 05 A1 01 77 1D 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&quot;FE FE 05 A1 &quot;&amp;LEFT(DEC2HEX([.A377]; 4);2)&amp;&quot; &quot;&amp;RIGHT(DEC2HEX([.A377]; 4);2)&amp;&quot; &quot;&amp;(RIGHT(DEC2HEX(HEX2DEC(&quot;05&quot;)+HEX2DEC(&quot;A1&quot;)+HEX2DEC(DEC2HEX([.A377]; 4));4); 2))&amp;&quot; 16&quot;)" office:value-type="string" office:string-value="FE FE 05 A1 01 78 1E 16" calcext:value-type="string">
            <text:p>FE FE 05 A1 01 78 1E 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&quot;FE FE 05 A1 &quot;&amp;LEFT(DEC2HEX([.A378]; 4);2)&amp;&quot; &quot;&amp;RIGHT(DEC2HEX([.A378]; 4);2)&amp;&quot; &quot;&amp;(RIGHT(DEC2HEX(HEX2DEC(&quot;05&quot;)+HEX2DEC(&quot;A1&quot;)+HEX2DEC(DEC2HEX([.A378]; 4));4); 2))&amp;&quot; 16&quot;)" office:value-type="string" office:string-value="FE FE 05 A1 01 79 1F 16" calcext:value-type="string">
            <text:p>FE FE 05 A1 01 79 1F 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&quot;FE FE 05 A1 &quot;&amp;LEFT(DEC2HEX([.A379]; 4);2)&amp;&quot; &quot;&amp;RIGHT(DEC2HEX([.A379]; 4);2)&amp;&quot; &quot;&amp;(RIGHT(DEC2HEX(HEX2DEC(&quot;05&quot;)+HEX2DEC(&quot;A1&quot;)+HEX2DEC(DEC2HEX([.A379]; 4));4); 2))&amp;&quot; 16&quot;)" office:value-type="string" office:string-value="FE FE 05 A1 01 7A 20 16" calcext:value-type="string">
            <text:p>FE FE 05 A1 01 7A 20 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&quot;FE FE 05 A1 &quot;&amp;LEFT(DEC2HEX([.A380]; 4);2)&amp;&quot; &quot;&amp;RIGHT(DEC2HEX([.A380]; 4);2)&amp;&quot; &quot;&amp;(RIGHT(DEC2HEX(HEX2DEC(&quot;05&quot;)+HEX2DEC(&quot;A1&quot;)+HEX2DEC(DEC2HEX([.A380]; 4));4); 2))&amp;&quot; 16&quot;)" office:value-type="string" office:string-value="FE FE 05 A1 01 7B 21 16" calcext:value-type="string">
            <text:p>FE FE 05 A1 01 7B 21 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&quot;FE FE 05 A1 &quot;&amp;LEFT(DEC2HEX([.A381]; 4);2)&amp;&quot; &quot;&amp;RIGHT(DEC2HEX([.A381]; 4);2)&amp;&quot; &quot;&amp;(RIGHT(DEC2HEX(HEX2DEC(&quot;05&quot;)+HEX2DEC(&quot;A1&quot;)+HEX2DEC(DEC2HEX([.A381]; 4));4); 2))&amp;&quot; 16&quot;)" office:value-type="string" office:string-value="FE FE 05 A1 01 7C 22 16" calcext:value-type="string">
            <text:p>FE FE 05 A1 01 7C 22 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&quot;FE FE 05 A1 &quot;&amp;LEFT(DEC2HEX([.A382]; 4);2)&amp;&quot; &quot;&amp;RIGHT(DEC2HEX([.A382]; 4);2)&amp;&quot; &quot;&amp;(RIGHT(DEC2HEX(HEX2DEC(&quot;05&quot;)+HEX2DEC(&quot;A1&quot;)+HEX2DEC(DEC2HEX([.A382]; 4));4); 2))&amp;&quot; 16&quot;)" office:value-type="string" office:string-value="FE FE 05 A1 01 7D 23 16" calcext:value-type="string">
            <text:p>FE FE 05 A1 01 7D 23 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&quot;FE FE 05 A1 &quot;&amp;LEFT(DEC2HEX([.A383]; 4);2)&amp;&quot; &quot;&amp;RIGHT(DEC2HEX([.A383]; 4);2)&amp;&quot; &quot;&amp;(RIGHT(DEC2HEX(HEX2DEC(&quot;05&quot;)+HEX2DEC(&quot;A1&quot;)+HEX2DEC(DEC2HEX([.A383]; 4));4); 2))&amp;&quot; 16&quot;)" office:value-type="string" office:string-value="FE FE 05 A1 01 7E 24 16" calcext:value-type="string">
            <text:p>FE FE 05 A1 01 7E 24 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&quot;FE FE 05 A1 &quot;&amp;LEFT(DEC2HEX([.A384]; 4);2)&amp;&quot; &quot;&amp;RIGHT(DEC2HEX([.A384]; 4);2)&amp;&quot; &quot;&amp;(RIGHT(DEC2HEX(HEX2DEC(&quot;05&quot;)+HEX2DEC(&quot;A1&quot;)+HEX2DEC(DEC2HEX([.A384]; 4));4); 2))&amp;&quot; 16&quot;)" office:value-type="string" office:string-value="FE FE 05 A1 01 7F 25 16" calcext:value-type="string">
            <text:p>FE FE 05 A1 01 7F 25 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&quot;FE FE 05 A1 &quot;&amp;LEFT(DEC2HEX([.A385]; 4);2)&amp;&quot; &quot;&amp;RIGHT(DEC2HEX([.A385]; 4);2)&amp;&quot; &quot;&amp;(RIGHT(DEC2HEX(HEX2DEC(&quot;05&quot;)+HEX2DEC(&quot;A1&quot;)+HEX2DEC(DEC2HEX([.A385]; 4));4); 2))&amp;&quot; 16&quot;)" office:value-type="string" office:string-value="FE FE 05 A1 01 80 26 16" calcext:value-type="string">
            <text:p>FE FE 05 A1 01 80 26 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&quot;FE FE 05 A1 &quot;&amp;LEFT(DEC2HEX([.A386]; 4);2)&amp;&quot; &quot;&amp;RIGHT(DEC2HEX([.A386]; 4);2)&amp;&quot; &quot;&amp;(RIGHT(DEC2HEX(HEX2DEC(&quot;05&quot;)+HEX2DEC(&quot;A1&quot;)+HEX2DEC(DEC2HEX([.A386]; 4));4); 2))&amp;&quot; 16&quot;)" office:value-type="string" office:string-value="FE FE 05 A1 01 81 27 16" calcext:value-type="string">
            <text:p>FE FE 05 A1 01 81 27 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&quot;FE FE 05 A1 &quot;&amp;LEFT(DEC2HEX([.A387]; 4);2)&amp;&quot; &quot;&amp;RIGHT(DEC2HEX([.A387]; 4);2)&amp;&quot; &quot;&amp;(RIGHT(DEC2HEX(HEX2DEC(&quot;05&quot;)+HEX2DEC(&quot;A1&quot;)+HEX2DEC(DEC2HEX([.A387]; 4));4); 2))&amp;&quot; 16&quot;)" office:value-type="string" office:string-value="FE FE 05 A1 01 82 28 16" calcext:value-type="string">
            <text:p>FE FE 05 A1 01 82 28 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&quot;FE FE 05 A1 &quot;&amp;LEFT(DEC2HEX([.A388]; 4);2)&amp;&quot; &quot;&amp;RIGHT(DEC2HEX([.A388]; 4);2)&amp;&quot; &quot;&amp;(RIGHT(DEC2HEX(HEX2DEC(&quot;05&quot;)+HEX2DEC(&quot;A1&quot;)+HEX2DEC(DEC2HEX([.A388]; 4));4); 2))&amp;&quot; 16&quot;)" office:value-type="string" office:string-value="FE FE 05 A1 01 83 29 16" calcext:value-type="string">
            <text:p>FE FE 05 A1 01 83 29 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&quot;FE FE 05 A1 &quot;&amp;LEFT(DEC2HEX([.A389]; 4);2)&amp;&quot; &quot;&amp;RIGHT(DEC2HEX([.A389]; 4);2)&amp;&quot; &quot;&amp;(RIGHT(DEC2HEX(HEX2DEC(&quot;05&quot;)+HEX2DEC(&quot;A1&quot;)+HEX2DEC(DEC2HEX([.A389]; 4));4); 2))&amp;&quot; 16&quot;)" office:value-type="string" office:string-value="FE FE 05 A1 01 84 2A 16" calcext:value-type="string">
            <text:p>FE FE 05 A1 01 84 2A 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&quot;FE FE 05 A1 &quot;&amp;LEFT(DEC2HEX([.A390]; 4);2)&amp;&quot; &quot;&amp;RIGHT(DEC2HEX([.A390]; 4);2)&amp;&quot; &quot;&amp;(RIGHT(DEC2HEX(HEX2DEC(&quot;05&quot;)+HEX2DEC(&quot;A1&quot;)+HEX2DEC(DEC2HEX([.A390]; 4));4); 2))&amp;&quot; 16&quot;)" office:value-type="string" office:string-value="FE FE 05 A1 01 85 2B 16" calcext:value-type="string">
            <text:p>FE FE 05 A1 01 85 2B 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&quot;FE FE 05 A1 &quot;&amp;LEFT(DEC2HEX([.A391]; 4);2)&amp;&quot; &quot;&amp;RIGHT(DEC2HEX([.A391]; 4);2)&amp;&quot; &quot;&amp;(RIGHT(DEC2HEX(HEX2DEC(&quot;05&quot;)+HEX2DEC(&quot;A1&quot;)+HEX2DEC(DEC2HEX([.A391]; 4));4); 2))&amp;&quot; 16&quot;)" office:value-type="string" office:string-value="FE FE 05 A1 01 86 2C 16" calcext:value-type="string">
            <text:p>FE FE 05 A1 01 86 2C 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&quot;FE FE 05 A1 &quot;&amp;LEFT(DEC2HEX([.A392]; 4);2)&amp;&quot; &quot;&amp;RIGHT(DEC2HEX([.A392]; 4);2)&amp;&quot; &quot;&amp;(RIGHT(DEC2HEX(HEX2DEC(&quot;05&quot;)+HEX2DEC(&quot;A1&quot;)+HEX2DEC(DEC2HEX([.A392]; 4));4); 2))&amp;&quot; 16&quot;)" office:value-type="string" office:string-value="FE FE 05 A1 01 87 2D 16" calcext:value-type="string">
            <text:p>FE FE 05 A1 01 87 2D 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&quot;FE FE 05 A1 &quot;&amp;LEFT(DEC2HEX([.A393]; 4);2)&amp;&quot; &quot;&amp;RIGHT(DEC2HEX([.A393]; 4);2)&amp;&quot; &quot;&amp;(RIGHT(DEC2HEX(HEX2DEC(&quot;05&quot;)+HEX2DEC(&quot;A1&quot;)+HEX2DEC(DEC2HEX([.A393]; 4));4); 2))&amp;&quot; 16&quot;)" office:value-type="string" office:string-value="FE FE 05 A1 01 88 2E 16" calcext:value-type="string">
            <text:p>FE FE 05 A1 01 88 2E 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&quot;FE FE 05 A1 &quot;&amp;LEFT(DEC2HEX([.A394]; 4);2)&amp;&quot; &quot;&amp;RIGHT(DEC2HEX([.A394]; 4);2)&amp;&quot; &quot;&amp;(RIGHT(DEC2HEX(HEX2DEC(&quot;05&quot;)+HEX2DEC(&quot;A1&quot;)+HEX2DEC(DEC2HEX([.A394]; 4));4); 2))&amp;&quot; 16&quot;)" office:value-type="string" office:string-value="FE FE 05 A1 01 89 2F 16" calcext:value-type="string">
            <text:p>FE FE 05 A1 01 89 2F 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&quot;FE FE 05 A1 &quot;&amp;LEFT(DEC2HEX([.A395]; 4);2)&amp;&quot; &quot;&amp;RIGHT(DEC2HEX([.A395]; 4);2)&amp;&quot; &quot;&amp;(RIGHT(DEC2HEX(HEX2DEC(&quot;05&quot;)+HEX2DEC(&quot;A1&quot;)+HEX2DEC(DEC2HEX([.A395]; 4));4); 2))&amp;&quot; 16&quot;)" office:value-type="string" office:string-value="FE FE 05 A1 01 8A 30 16" calcext:value-type="string">
            <text:p>FE FE 05 A1 01 8A 30 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&quot;FE FE 05 A1 &quot;&amp;LEFT(DEC2HEX([.A396]; 4);2)&amp;&quot; &quot;&amp;RIGHT(DEC2HEX([.A396]; 4);2)&amp;&quot; &quot;&amp;(RIGHT(DEC2HEX(HEX2DEC(&quot;05&quot;)+HEX2DEC(&quot;A1&quot;)+HEX2DEC(DEC2HEX([.A396]; 4));4); 2))&amp;&quot; 16&quot;)" office:value-type="string" office:string-value="FE FE 05 A1 01 8B 31 16" calcext:value-type="string">
            <text:p>FE FE 05 A1 01 8B 31 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&quot;FE FE 05 A1 &quot;&amp;LEFT(DEC2HEX([.A397]; 4);2)&amp;&quot; &quot;&amp;RIGHT(DEC2HEX([.A397]; 4);2)&amp;&quot; &quot;&amp;(RIGHT(DEC2HEX(HEX2DEC(&quot;05&quot;)+HEX2DEC(&quot;A1&quot;)+HEX2DEC(DEC2HEX([.A397]; 4));4); 2))&amp;&quot; 16&quot;)" office:value-type="string" office:string-value="FE FE 05 A1 01 8C 32 16" calcext:value-type="string">
            <text:p>FE FE 05 A1 01 8C 32 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&quot;FE FE 05 A1 &quot;&amp;LEFT(DEC2HEX([.A398]; 4);2)&amp;&quot; &quot;&amp;RIGHT(DEC2HEX([.A398]; 4);2)&amp;&quot; &quot;&amp;(RIGHT(DEC2HEX(HEX2DEC(&quot;05&quot;)+HEX2DEC(&quot;A1&quot;)+HEX2DEC(DEC2HEX([.A398]; 4));4); 2))&amp;&quot; 16&quot;)" office:value-type="string" office:string-value="FE FE 05 A1 01 8D 33 16" calcext:value-type="string">
            <text:p>FE FE 05 A1 01 8D 33 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&quot;FE FE 05 A1 &quot;&amp;LEFT(DEC2HEX([.A399]; 4);2)&amp;&quot; &quot;&amp;RIGHT(DEC2HEX([.A399]; 4);2)&amp;&quot; &quot;&amp;(RIGHT(DEC2HEX(HEX2DEC(&quot;05&quot;)+HEX2DEC(&quot;A1&quot;)+HEX2DEC(DEC2HEX([.A399]; 4));4); 2))&amp;&quot; 16&quot;)" office:value-type="string" office:string-value="FE FE 05 A1 01 8E 34 16" calcext:value-type="string">
            <text:p>FE FE 05 A1 01 8E 34 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&quot;FE FE 05 A1 &quot;&amp;LEFT(DEC2HEX([.A400]; 4);2)&amp;&quot; &quot;&amp;RIGHT(DEC2HEX([.A400]; 4);2)&amp;&quot; &quot;&amp;(RIGHT(DEC2HEX(HEX2DEC(&quot;05&quot;)+HEX2DEC(&quot;A1&quot;)+HEX2DEC(DEC2HEX([.A400]; 4));4); 2))&amp;&quot; 16&quot;)" office:value-type="string" office:string-value="FE FE 05 A1 01 8F 35 16" calcext:value-type="string">
            <text:p>FE FE 05 A1 01 8F 35 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&quot;FE FE 05 A1 &quot;&amp;LEFT(DEC2HEX([.A401]; 4);2)&amp;&quot; &quot;&amp;RIGHT(DEC2HEX([.A401]; 4);2)&amp;&quot; &quot;&amp;(RIGHT(DEC2HEX(HEX2DEC(&quot;05&quot;)+HEX2DEC(&quot;A1&quot;)+HEX2DEC(DEC2HEX([.A401]; 4));4); 2))&amp;&quot; 16&quot;)" office:value-type="string" office:string-value="FE FE 05 A1 01 90 36 16" calcext:value-type="string">
            <text:p>FE FE 05 A1 01 90 36 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&quot;FE FE 05 A1 &quot;&amp;LEFT(DEC2HEX([.A402]; 4);2)&amp;&quot; &quot;&amp;RIGHT(DEC2HEX([.A402]; 4);2)&amp;&quot; &quot;&amp;(RIGHT(DEC2HEX(HEX2DEC(&quot;05&quot;)+HEX2DEC(&quot;A1&quot;)+HEX2DEC(DEC2HEX([.A402]; 4));4); 2))&amp;&quot; 16&quot;)" office:value-type="string" office:string-value="FE FE 05 A1 01 91 37 16" calcext:value-type="string">
            <text:p>FE FE 05 A1 01 91 37 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&quot;FE FE 05 A1 &quot;&amp;LEFT(DEC2HEX([.A403]; 4);2)&amp;&quot; &quot;&amp;RIGHT(DEC2HEX([.A403]; 4);2)&amp;&quot; &quot;&amp;(RIGHT(DEC2HEX(HEX2DEC(&quot;05&quot;)+HEX2DEC(&quot;A1&quot;)+HEX2DEC(DEC2HEX([.A403]; 4));4); 2))&amp;&quot; 16&quot;)" office:value-type="string" office:string-value="FE FE 05 A1 01 92 38 16" calcext:value-type="string">
            <text:p>FE FE 05 A1 01 92 38 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&quot;FE FE 05 A1 &quot;&amp;LEFT(DEC2HEX([.A404]; 4);2)&amp;&quot; &quot;&amp;RIGHT(DEC2HEX([.A404]; 4);2)&amp;&quot; &quot;&amp;(RIGHT(DEC2HEX(HEX2DEC(&quot;05&quot;)+HEX2DEC(&quot;A1&quot;)+HEX2DEC(DEC2HEX([.A404]; 4));4); 2))&amp;&quot; 16&quot;)" office:value-type="string" office:string-value="FE FE 05 A1 01 93 39 16" calcext:value-type="string">
            <text:p>FE FE 05 A1 01 93 39 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&quot;FE FE 05 A1 &quot;&amp;LEFT(DEC2HEX([.A405]; 4);2)&amp;&quot; &quot;&amp;RIGHT(DEC2HEX([.A405]; 4);2)&amp;&quot; &quot;&amp;(RIGHT(DEC2HEX(HEX2DEC(&quot;05&quot;)+HEX2DEC(&quot;A1&quot;)+HEX2DEC(DEC2HEX([.A405]; 4));4); 2))&amp;&quot; 16&quot;)" office:value-type="string" office:string-value="FE FE 05 A1 01 94 3A 16" calcext:value-type="string">
            <text:p>FE FE 05 A1 01 94 3A 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&quot;FE FE 05 A1 &quot;&amp;LEFT(DEC2HEX([.A406]; 4);2)&amp;&quot; &quot;&amp;RIGHT(DEC2HEX([.A406]; 4);2)&amp;&quot; &quot;&amp;(RIGHT(DEC2HEX(HEX2DEC(&quot;05&quot;)+HEX2DEC(&quot;A1&quot;)+HEX2DEC(DEC2HEX([.A406]; 4));4); 2))&amp;&quot; 16&quot;)" office:value-type="string" office:string-value="FE FE 05 A1 01 95 3B 16" calcext:value-type="string">
            <text:p>FE FE 05 A1 01 95 3B 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&quot;FE FE 05 A1 &quot;&amp;LEFT(DEC2HEX([.A407]; 4);2)&amp;&quot; &quot;&amp;RIGHT(DEC2HEX([.A407]; 4);2)&amp;&quot; &quot;&amp;(RIGHT(DEC2HEX(HEX2DEC(&quot;05&quot;)+HEX2DEC(&quot;A1&quot;)+HEX2DEC(DEC2HEX([.A407]; 4));4); 2))&amp;&quot; 16&quot;)" office:value-type="string" office:string-value="FE FE 05 A1 01 96 3C 16" calcext:value-type="string">
            <text:p>FE FE 05 A1 01 96 3C 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&quot;FE FE 05 A1 &quot;&amp;LEFT(DEC2HEX([.A408]; 4);2)&amp;&quot; &quot;&amp;RIGHT(DEC2HEX([.A408]; 4);2)&amp;&quot; &quot;&amp;(RIGHT(DEC2HEX(HEX2DEC(&quot;05&quot;)+HEX2DEC(&quot;A1&quot;)+HEX2DEC(DEC2HEX([.A408]; 4));4); 2))&amp;&quot; 16&quot;)" office:value-type="string" office:string-value="FE FE 05 A1 01 97 3D 16" calcext:value-type="string">
            <text:p>FE FE 05 A1 01 97 3D 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&quot;FE FE 05 A1 &quot;&amp;LEFT(DEC2HEX([.A409]; 4);2)&amp;&quot; &quot;&amp;RIGHT(DEC2HEX([.A409]; 4);2)&amp;&quot; &quot;&amp;(RIGHT(DEC2HEX(HEX2DEC(&quot;05&quot;)+HEX2DEC(&quot;A1&quot;)+HEX2DEC(DEC2HEX([.A409]; 4));4); 2))&amp;&quot; 16&quot;)" office:value-type="string" office:string-value="FE FE 05 A1 01 98 3E 16" calcext:value-type="string">
            <text:p>FE FE 05 A1 01 98 3E 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&quot;FE FE 05 A1 &quot;&amp;LEFT(DEC2HEX([.A410]; 4);2)&amp;&quot; &quot;&amp;RIGHT(DEC2HEX([.A410]; 4);2)&amp;&quot; &quot;&amp;(RIGHT(DEC2HEX(HEX2DEC(&quot;05&quot;)+HEX2DEC(&quot;A1&quot;)+HEX2DEC(DEC2HEX([.A410]; 4));4); 2))&amp;&quot; 16&quot;)" office:value-type="string" office:string-value="FE FE 05 A1 01 99 3F 16" calcext:value-type="string">
            <text:p>FE FE 05 A1 01 99 3F 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&quot;FE FE 05 A1 &quot;&amp;LEFT(DEC2HEX([.A411]; 4);2)&amp;&quot; &quot;&amp;RIGHT(DEC2HEX([.A411]; 4);2)&amp;&quot; &quot;&amp;(RIGHT(DEC2HEX(HEX2DEC(&quot;05&quot;)+HEX2DEC(&quot;A1&quot;)+HEX2DEC(DEC2HEX([.A411]; 4));4); 2))&amp;&quot; 16&quot;)" office:value-type="string" office:string-value="FE FE 05 A1 01 9A 40 16" calcext:value-type="string">
            <text:p>FE FE 05 A1 01 9A 40 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&quot;FE FE 05 A1 &quot;&amp;LEFT(DEC2HEX([.A412]; 4);2)&amp;&quot; &quot;&amp;RIGHT(DEC2HEX([.A412]; 4);2)&amp;&quot; &quot;&amp;(RIGHT(DEC2HEX(HEX2DEC(&quot;05&quot;)+HEX2DEC(&quot;A1&quot;)+HEX2DEC(DEC2HEX([.A412]; 4));4); 2))&amp;&quot; 16&quot;)" office:value-type="string" office:string-value="FE FE 05 A1 01 9B 41 16" calcext:value-type="string">
            <text:p>FE FE 05 A1 01 9B 41 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&quot;FE FE 05 A1 &quot;&amp;LEFT(DEC2HEX([.A413]; 4);2)&amp;&quot; &quot;&amp;RIGHT(DEC2HEX([.A413]; 4);2)&amp;&quot; &quot;&amp;(RIGHT(DEC2HEX(HEX2DEC(&quot;05&quot;)+HEX2DEC(&quot;A1&quot;)+HEX2DEC(DEC2HEX([.A413]; 4));4); 2))&amp;&quot; 16&quot;)" office:value-type="string" office:string-value="FE FE 05 A1 01 9C 42 16" calcext:value-type="string">
            <text:p>FE FE 05 A1 01 9C 42 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&quot;FE FE 05 A1 &quot;&amp;LEFT(DEC2HEX([.A414]; 4);2)&amp;&quot; &quot;&amp;RIGHT(DEC2HEX([.A414]; 4);2)&amp;&quot; &quot;&amp;(RIGHT(DEC2HEX(HEX2DEC(&quot;05&quot;)+HEX2DEC(&quot;A1&quot;)+HEX2DEC(DEC2HEX([.A414]; 4));4); 2))&amp;&quot; 16&quot;)" office:value-type="string" office:string-value="FE FE 05 A1 01 9D 43 16" calcext:value-type="string">
            <text:p>FE FE 05 A1 01 9D 43 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&quot;FE FE 05 A1 &quot;&amp;LEFT(DEC2HEX([.A415]; 4);2)&amp;&quot; &quot;&amp;RIGHT(DEC2HEX([.A415]; 4);2)&amp;&quot; &quot;&amp;(RIGHT(DEC2HEX(HEX2DEC(&quot;05&quot;)+HEX2DEC(&quot;A1&quot;)+HEX2DEC(DEC2HEX([.A415]; 4));4); 2))&amp;&quot; 16&quot;)" office:value-type="string" office:string-value="FE FE 05 A1 01 9E 44 16" calcext:value-type="string">
            <text:p>FE FE 05 A1 01 9E 44 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&quot;FE FE 05 A1 &quot;&amp;LEFT(DEC2HEX([.A416]; 4);2)&amp;&quot; &quot;&amp;RIGHT(DEC2HEX([.A416]; 4);2)&amp;&quot; &quot;&amp;(RIGHT(DEC2HEX(HEX2DEC(&quot;05&quot;)+HEX2DEC(&quot;A1&quot;)+HEX2DEC(DEC2HEX([.A416]; 4));4); 2))&amp;&quot; 16&quot;)" office:value-type="string" office:string-value="FE FE 05 A1 01 9F 45 16" calcext:value-type="string">
            <text:p>FE FE 05 A1 01 9F 45 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&quot;FE FE 05 A1 &quot;&amp;LEFT(DEC2HEX([.A417]; 4);2)&amp;&quot; &quot;&amp;RIGHT(DEC2HEX([.A417]; 4);2)&amp;&quot; &quot;&amp;(RIGHT(DEC2HEX(HEX2DEC(&quot;05&quot;)+HEX2DEC(&quot;A1&quot;)+HEX2DEC(DEC2HEX([.A417]; 4));4); 2))&amp;&quot; 16&quot;)" office:value-type="string" office:string-value="FE FE 05 A1 01 A0 46 16" calcext:value-type="string">
            <text:p>FE FE 05 A1 01 A0 46 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&quot;FE FE 05 A1 &quot;&amp;LEFT(DEC2HEX([.A418]; 4);2)&amp;&quot; &quot;&amp;RIGHT(DEC2HEX([.A418]; 4);2)&amp;&quot; &quot;&amp;(RIGHT(DEC2HEX(HEX2DEC(&quot;05&quot;)+HEX2DEC(&quot;A1&quot;)+HEX2DEC(DEC2HEX([.A418]; 4));4); 2))&amp;&quot; 16&quot;)" office:value-type="string" office:string-value="FE FE 05 A1 01 A1 47 16" calcext:value-type="string">
            <text:p>FE FE 05 A1 01 A1 47 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&quot;FE FE 05 A1 &quot;&amp;LEFT(DEC2HEX([.A419]; 4);2)&amp;&quot; &quot;&amp;RIGHT(DEC2HEX([.A419]; 4);2)&amp;&quot; &quot;&amp;(RIGHT(DEC2HEX(HEX2DEC(&quot;05&quot;)+HEX2DEC(&quot;A1&quot;)+HEX2DEC(DEC2HEX([.A419]; 4));4); 2))&amp;&quot; 16&quot;)" office:value-type="string" office:string-value="FE FE 05 A1 01 A2 48 16" calcext:value-type="string">
            <text:p>FE FE 05 A1 01 A2 48 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&quot;FE FE 05 A1 &quot;&amp;LEFT(DEC2HEX([.A420]; 4);2)&amp;&quot; &quot;&amp;RIGHT(DEC2HEX([.A420]; 4);2)&amp;&quot; &quot;&amp;(RIGHT(DEC2HEX(HEX2DEC(&quot;05&quot;)+HEX2DEC(&quot;A1&quot;)+HEX2DEC(DEC2HEX([.A420]; 4));4); 2))&amp;&quot; 16&quot;)" office:value-type="string" office:string-value="FE FE 05 A1 01 A3 49 16" calcext:value-type="string">
            <text:p>FE FE 05 A1 01 A3 49 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&quot;FE FE 05 A1 &quot;&amp;LEFT(DEC2HEX([.A421]; 4);2)&amp;&quot; &quot;&amp;RIGHT(DEC2HEX([.A421]; 4);2)&amp;&quot; &quot;&amp;(RIGHT(DEC2HEX(HEX2DEC(&quot;05&quot;)+HEX2DEC(&quot;A1&quot;)+HEX2DEC(DEC2HEX([.A421]; 4));4); 2))&amp;&quot; 16&quot;)" office:value-type="string" office:string-value="FE FE 05 A1 01 A4 4A 16" calcext:value-type="string">
            <text:p>FE FE 05 A1 01 A4 4A 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&quot;FE FE 05 A1 &quot;&amp;LEFT(DEC2HEX([.A422]; 4);2)&amp;&quot; &quot;&amp;RIGHT(DEC2HEX([.A422]; 4);2)&amp;&quot; &quot;&amp;(RIGHT(DEC2HEX(HEX2DEC(&quot;05&quot;)+HEX2DEC(&quot;A1&quot;)+HEX2DEC(DEC2HEX([.A422]; 4));4); 2))&amp;&quot; 16&quot;)" office:value-type="string" office:string-value="FE FE 05 A1 01 A5 4B 16" calcext:value-type="string">
            <text:p>FE FE 05 A1 01 A5 4B 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&quot;FE FE 05 A1 &quot;&amp;LEFT(DEC2HEX([.A423]; 4);2)&amp;&quot; &quot;&amp;RIGHT(DEC2HEX([.A423]; 4);2)&amp;&quot; &quot;&amp;(RIGHT(DEC2HEX(HEX2DEC(&quot;05&quot;)+HEX2DEC(&quot;A1&quot;)+HEX2DEC(DEC2HEX([.A423]; 4));4); 2))&amp;&quot; 16&quot;)" office:value-type="string" office:string-value="FE FE 05 A1 01 A6 4C 16" calcext:value-type="string">
            <text:p>FE FE 05 A1 01 A6 4C 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&quot;FE FE 05 A1 &quot;&amp;LEFT(DEC2HEX([.A424]; 4);2)&amp;&quot; &quot;&amp;RIGHT(DEC2HEX([.A424]; 4);2)&amp;&quot; &quot;&amp;(RIGHT(DEC2HEX(HEX2DEC(&quot;05&quot;)+HEX2DEC(&quot;A1&quot;)+HEX2DEC(DEC2HEX([.A424]; 4));4); 2))&amp;&quot; 16&quot;)" office:value-type="string" office:string-value="FE FE 05 A1 01 A7 4D 16" calcext:value-type="string">
            <text:p>FE FE 05 A1 01 A7 4D 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&quot;FE FE 05 A1 &quot;&amp;LEFT(DEC2HEX([.A425]; 4);2)&amp;&quot; &quot;&amp;RIGHT(DEC2HEX([.A425]; 4);2)&amp;&quot; &quot;&amp;(RIGHT(DEC2HEX(HEX2DEC(&quot;05&quot;)+HEX2DEC(&quot;A1&quot;)+HEX2DEC(DEC2HEX([.A425]; 4));4); 2))&amp;&quot; 16&quot;)" office:value-type="string" office:string-value="FE FE 05 A1 01 A8 4E 16" calcext:value-type="string">
            <text:p>FE FE 05 A1 01 A8 4E 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&quot;FE FE 05 A1 &quot;&amp;LEFT(DEC2HEX([.A426]; 4);2)&amp;&quot; &quot;&amp;RIGHT(DEC2HEX([.A426]; 4);2)&amp;&quot; &quot;&amp;(RIGHT(DEC2HEX(HEX2DEC(&quot;05&quot;)+HEX2DEC(&quot;A1&quot;)+HEX2DEC(DEC2HEX([.A426]; 4));4); 2))&amp;&quot; 16&quot;)" office:value-type="string" office:string-value="FE FE 05 A1 01 A9 4F 16" calcext:value-type="string">
            <text:p>FE FE 05 A1 01 A9 4F 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&quot;FE FE 05 A1 &quot;&amp;LEFT(DEC2HEX([.A427]; 4);2)&amp;&quot; &quot;&amp;RIGHT(DEC2HEX([.A427]; 4);2)&amp;&quot; &quot;&amp;(RIGHT(DEC2HEX(HEX2DEC(&quot;05&quot;)+HEX2DEC(&quot;A1&quot;)+HEX2DEC(DEC2HEX([.A427]; 4));4); 2))&amp;&quot; 16&quot;)" office:value-type="string" office:string-value="FE FE 05 A1 01 AA 50 16" calcext:value-type="string">
            <text:p>FE FE 05 A1 01 AA 50 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&quot;FE FE 05 A1 &quot;&amp;LEFT(DEC2HEX([.A428]; 4);2)&amp;&quot; &quot;&amp;RIGHT(DEC2HEX([.A428]; 4);2)&amp;&quot; &quot;&amp;(RIGHT(DEC2HEX(HEX2DEC(&quot;05&quot;)+HEX2DEC(&quot;A1&quot;)+HEX2DEC(DEC2HEX([.A428]; 4));4); 2))&amp;&quot; 16&quot;)" office:value-type="string" office:string-value="FE FE 05 A1 01 AB 51 16" calcext:value-type="string">
            <text:p>FE FE 05 A1 01 AB 51 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&quot;FE FE 05 A1 &quot;&amp;LEFT(DEC2HEX([.A429]; 4);2)&amp;&quot; &quot;&amp;RIGHT(DEC2HEX([.A429]; 4);2)&amp;&quot; &quot;&amp;(RIGHT(DEC2HEX(HEX2DEC(&quot;05&quot;)+HEX2DEC(&quot;A1&quot;)+HEX2DEC(DEC2HEX([.A429]; 4));4); 2))&amp;&quot; 16&quot;)" office:value-type="string" office:string-value="FE FE 05 A1 01 AC 52 16" calcext:value-type="string">
            <text:p>FE FE 05 A1 01 AC 52 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&quot;FE FE 05 A1 &quot;&amp;LEFT(DEC2HEX([.A430]; 4);2)&amp;&quot; &quot;&amp;RIGHT(DEC2HEX([.A430]; 4);2)&amp;&quot; &quot;&amp;(RIGHT(DEC2HEX(HEX2DEC(&quot;05&quot;)+HEX2DEC(&quot;A1&quot;)+HEX2DEC(DEC2HEX([.A430]; 4));4); 2))&amp;&quot; 16&quot;)" office:value-type="string" office:string-value="FE FE 05 A1 01 AD 53 16" calcext:value-type="string">
            <text:p>FE FE 05 A1 01 AD 53 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&quot;FE FE 05 A1 &quot;&amp;LEFT(DEC2HEX([.A431]; 4);2)&amp;&quot; &quot;&amp;RIGHT(DEC2HEX([.A431]; 4);2)&amp;&quot; &quot;&amp;(RIGHT(DEC2HEX(HEX2DEC(&quot;05&quot;)+HEX2DEC(&quot;A1&quot;)+HEX2DEC(DEC2HEX([.A431]; 4));4); 2))&amp;&quot; 16&quot;)" office:value-type="string" office:string-value="FE FE 05 A1 01 AE 54 16" calcext:value-type="string">
            <text:p>FE FE 05 A1 01 AE 54 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&quot;FE FE 05 A1 &quot;&amp;LEFT(DEC2HEX([.A432]; 4);2)&amp;&quot; &quot;&amp;RIGHT(DEC2HEX([.A432]; 4);2)&amp;&quot; &quot;&amp;(RIGHT(DEC2HEX(HEX2DEC(&quot;05&quot;)+HEX2DEC(&quot;A1&quot;)+HEX2DEC(DEC2HEX([.A432]; 4));4); 2))&amp;&quot; 16&quot;)" office:value-type="string" office:string-value="FE FE 05 A1 01 AF 55 16" calcext:value-type="string">
            <text:p>FE FE 05 A1 01 AF 55 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&quot;FE FE 05 A1 &quot;&amp;LEFT(DEC2HEX([.A433]; 4);2)&amp;&quot; &quot;&amp;RIGHT(DEC2HEX([.A433]; 4);2)&amp;&quot; &quot;&amp;(RIGHT(DEC2HEX(HEX2DEC(&quot;05&quot;)+HEX2DEC(&quot;A1&quot;)+HEX2DEC(DEC2HEX([.A433]; 4));4); 2))&amp;&quot; 16&quot;)" office:value-type="string" office:string-value="FE FE 05 A1 01 B0 56 16" calcext:value-type="string">
            <text:p>FE FE 05 A1 01 B0 56 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&quot;FE FE 05 A1 &quot;&amp;LEFT(DEC2HEX([.A434]; 4);2)&amp;&quot; &quot;&amp;RIGHT(DEC2HEX([.A434]; 4);2)&amp;&quot; &quot;&amp;(RIGHT(DEC2HEX(HEX2DEC(&quot;05&quot;)+HEX2DEC(&quot;A1&quot;)+HEX2DEC(DEC2HEX([.A434]; 4));4); 2))&amp;&quot; 16&quot;)" office:value-type="string" office:string-value="FE FE 05 A1 01 B1 57 16" calcext:value-type="string">
            <text:p>FE FE 05 A1 01 B1 57 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&quot;FE FE 05 A1 &quot;&amp;LEFT(DEC2HEX([.A435]; 4);2)&amp;&quot; &quot;&amp;RIGHT(DEC2HEX([.A435]; 4);2)&amp;&quot; &quot;&amp;(RIGHT(DEC2HEX(HEX2DEC(&quot;05&quot;)+HEX2DEC(&quot;A1&quot;)+HEX2DEC(DEC2HEX([.A435]; 4));4); 2))&amp;&quot; 16&quot;)" office:value-type="string" office:string-value="FE FE 05 A1 01 B2 58 16" calcext:value-type="string">
            <text:p>FE FE 05 A1 01 B2 58 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&quot;FE FE 05 A1 &quot;&amp;LEFT(DEC2HEX([.A436]; 4);2)&amp;&quot; &quot;&amp;RIGHT(DEC2HEX([.A436]; 4);2)&amp;&quot; &quot;&amp;(RIGHT(DEC2HEX(HEX2DEC(&quot;05&quot;)+HEX2DEC(&quot;A1&quot;)+HEX2DEC(DEC2HEX([.A436]; 4));4); 2))&amp;&quot; 16&quot;)" office:value-type="string" office:string-value="FE FE 05 A1 01 B3 59 16" calcext:value-type="string">
            <text:p>FE FE 05 A1 01 B3 59 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&quot;FE FE 05 A1 &quot;&amp;LEFT(DEC2HEX([.A437]; 4);2)&amp;&quot; &quot;&amp;RIGHT(DEC2HEX([.A437]; 4);2)&amp;&quot; &quot;&amp;(RIGHT(DEC2HEX(HEX2DEC(&quot;05&quot;)+HEX2DEC(&quot;A1&quot;)+HEX2DEC(DEC2HEX([.A437]; 4));4); 2))&amp;&quot; 16&quot;)" office:value-type="string" office:string-value="FE FE 05 A1 01 B4 5A 16" calcext:value-type="string">
            <text:p>FE FE 05 A1 01 B4 5A 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&quot;FE FE 05 A1 &quot;&amp;LEFT(DEC2HEX([.A438]; 4);2)&amp;&quot; &quot;&amp;RIGHT(DEC2HEX([.A438]; 4);2)&amp;&quot; &quot;&amp;(RIGHT(DEC2HEX(HEX2DEC(&quot;05&quot;)+HEX2DEC(&quot;A1&quot;)+HEX2DEC(DEC2HEX([.A438]; 4));4); 2))&amp;&quot; 16&quot;)" office:value-type="string" office:string-value="FE FE 05 A1 01 B5 5B 16" calcext:value-type="string">
            <text:p>FE FE 05 A1 01 B5 5B 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&quot;FE FE 05 A1 &quot;&amp;LEFT(DEC2HEX([.A439]; 4);2)&amp;&quot; &quot;&amp;RIGHT(DEC2HEX([.A439]; 4);2)&amp;&quot; &quot;&amp;(RIGHT(DEC2HEX(HEX2DEC(&quot;05&quot;)+HEX2DEC(&quot;A1&quot;)+HEX2DEC(DEC2HEX([.A439]; 4));4); 2))&amp;&quot; 16&quot;)" office:value-type="string" office:string-value="FE FE 05 A1 01 B6 5C 16" calcext:value-type="string">
            <text:p>FE FE 05 A1 01 B6 5C 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&quot;FE FE 05 A1 &quot;&amp;LEFT(DEC2HEX([.A440]; 4);2)&amp;&quot; &quot;&amp;RIGHT(DEC2HEX([.A440]; 4);2)&amp;&quot; &quot;&amp;(RIGHT(DEC2HEX(HEX2DEC(&quot;05&quot;)+HEX2DEC(&quot;A1&quot;)+HEX2DEC(DEC2HEX([.A440]; 4));4); 2))&amp;&quot; 16&quot;)" office:value-type="string" office:string-value="FE FE 05 A1 01 B7 5D 16" calcext:value-type="string">
            <text:p>FE FE 05 A1 01 B7 5D 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&quot;FE FE 05 A1 &quot;&amp;LEFT(DEC2HEX([.A441]; 4);2)&amp;&quot; &quot;&amp;RIGHT(DEC2HEX([.A441]; 4);2)&amp;&quot; &quot;&amp;(RIGHT(DEC2HEX(HEX2DEC(&quot;05&quot;)+HEX2DEC(&quot;A1&quot;)+HEX2DEC(DEC2HEX([.A441]; 4));4); 2))&amp;&quot; 16&quot;)" office:value-type="string" office:string-value="FE FE 05 A1 01 B8 5E 16" calcext:value-type="string">
            <text:p>FE FE 05 A1 01 B8 5E 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&quot;FE FE 05 A1 &quot;&amp;LEFT(DEC2HEX([.A442]; 4);2)&amp;&quot; &quot;&amp;RIGHT(DEC2HEX([.A442]; 4);2)&amp;&quot; &quot;&amp;(RIGHT(DEC2HEX(HEX2DEC(&quot;05&quot;)+HEX2DEC(&quot;A1&quot;)+HEX2DEC(DEC2HEX([.A442]; 4));4); 2))&amp;&quot; 16&quot;)" office:value-type="string" office:string-value="FE FE 05 A1 01 B9 5F 16" calcext:value-type="string">
            <text:p>FE FE 05 A1 01 B9 5F 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&quot;FE FE 05 A1 &quot;&amp;LEFT(DEC2HEX([.A443]; 4);2)&amp;&quot; &quot;&amp;RIGHT(DEC2HEX([.A443]; 4);2)&amp;&quot; &quot;&amp;(RIGHT(DEC2HEX(HEX2DEC(&quot;05&quot;)+HEX2DEC(&quot;A1&quot;)+HEX2DEC(DEC2HEX([.A443]; 4));4); 2))&amp;&quot; 16&quot;)" office:value-type="string" office:string-value="FE FE 05 A1 01 BA 60 16" calcext:value-type="string">
            <text:p>FE FE 05 A1 01 BA 60 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&quot;FE FE 05 A1 &quot;&amp;LEFT(DEC2HEX([.A444]; 4);2)&amp;&quot; &quot;&amp;RIGHT(DEC2HEX([.A444]; 4);2)&amp;&quot; &quot;&amp;(RIGHT(DEC2HEX(HEX2DEC(&quot;05&quot;)+HEX2DEC(&quot;A1&quot;)+HEX2DEC(DEC2HEX([.A444]; 4));4); 2))&amp;&quot; 16&quot;)" office:value-type="string" office:string-value="FE FE 05 A1 01 BB 61 16" calcext:value-type="string">
            <text:p>FE FE 05 A1 01 BB 61 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&quot;FE FE 05 A1 &quot;&amp;LEFT(DEC2HEX([.A445]; 4);2)&amp;&quot; &quot;&amp;RIGHT(DEC2HEX([.A445]; 4);2)&amp;&quot; &quot;&amp;(RIGHT(DEC2HEX(HEX2DEC(&quot;05&quot;)+HEX2DEC(&quot;A1&quot;)+HEX2DEC(DEC2HEX([.A445]; 4));4); 2))&amp;&quot; 16&quot;)" office:value-type="string" office:string-value="FE FE 05 A1 01 BC 62 16" calcext:value-type="string">
            <text:p>FE FE 05 A1 01 BC 62 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&quot;FE FE 05 A1 &quot;&amp;LEFT(DEC2HEX([.A446]; 4);2)&amp;&quot; &quot;&amp;RIGHT(DEC2HEX([.A446]; 4);2)&amp;&quot; &quot;&amp;(RIGHT(DEC2HEX(HEX2DEC(&quot;05&quot;)+HEX2DEC(&quot;A1&quot;)+HEX2DEC(DEC2HEX([.A446]; 4));4); 2))&amp;&quot; 16&quot;)" office:value-type="string" office:string-value="FE FE 05 A1 01 BD 63 16" calcext:value-type="string">
            <text:p>FE FE 05 A1 01 BD 63 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&quot;FE FE 05 A1 &quot;&amp;LEFT(DEC2HEX([.A447]; 4);2)&amp;&quot; &quot;&amp;RIGHT(DEC2HEX([.A447]; 4);2)&amp;&quot; &quot;&amp;(RIGHT(DEC2HEX(HEX2DEC(&quot;05&quot;)+HEX2DEC(&quot;A1&quot;)+HEX2DEC(DEC2HEX([.A447]; 4));4); 2))&amp;&quot; 16&quot;)" office:value-type="string" office:string-value="FE FE 05 A1 01 BE 64 16" calcext:value-type="string">
            <text:p>FE FE 05 A1 01 BE 64 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&quot;FE FE 05 A1 &quot;&amp;LEFT(DEC2HEX([.A448]; 4);2)&amp;&quot; &quot;&amp;RIGHT(DEC2HEX([.A448]; 4);2)&amp;&quot; &quot;&amp;(RIGHT(DEC2HEX(HEX2DEC(&quot;05&quot;)+HEX2DEC(&quot;A1&quot;)+HEX2DEC(DEC2HEX([.A448]; 4));4); 2))&amp;&quot; 16&quot;)" office:value-type="string" office:string-value="FE FE 05 A1 01 BF 65 16" calcext:value-type="string">
            <text:p>FE FE 05 A1 01 BF 65 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&quot;FE FE 05 A1 &quot;&amp;LEFT(DEC2HEX([.A449]; 4);2)&amp;&quot; &quot;&amp;RIGHT(DEC2HEX([.A449]; 4);2)&amp;&quot; &quot;&amp;(RIGHT(DEC2HEX(HEX2DEC(&quot;05&quot;)+HEX2DEC(&quot;A1&quot;)+HEX2DEC(DEC2HEX([.A449]; 4));4); 2))&amp;&quot; 16&quot;)" office:value-type="string" office:string-value="FE FE 05 A1 01 C0 66 16" calcext:value-type="string">
            <text:p>FE FE 05 A1 01 C0 66 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&quot;FE FE 05 A1 &quot;&amp;LEFT(DEC2HEX([.A450]; 4);2)&amp;&quot; &quot;&amp;RIGHT(DEC2HEX([.A450]; 4);2)&amp;&quot; &quot;&amp;(RIGHT(DEC2HEX(HEX2DEC(&quot;05&quot;)+HEX2DEC(&quot;A1&quot;)+HEX2DEC(DEC2HEX([.A450]; 4));4); 2))&amp;&quot; 16&quot;)" office:value-type="string" office:string-value="FE FE 05 A1 01 C1 67 16" calcext:value-type="string">
            <text:p>FE FE 05 A1 01 C1 67 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&quot;FE FE 05 A1 &quot;&amp;LEFT(DEC2HEX([.A451]; 4);2)&amp;&quot; &quot;&amp;RIGHT(DEC2HEX([.A451]; 4);2)&amp;&quot; &quot;&amp;(RIGHT(DEC2HEX(HEX2DEC(&quot;05&quot;)+HEX2DEC(&quot;A1&quot;)+HEX2DEC(DEC2HEX([.A451]; 4));4); 2))&amp;&quot; 16&quot;)" office:value-type="string" office:string-value="FE FE 05 A1 01 C2 68 16" calcext:value-type="string">
            <text:p>FE FE 05 A1 01 C2 68 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&quot;FE FE 05 A1 &quot;&amp;LEFT(DEC2HEX([.A452]; 4);2)&amp;&quot; &quot;&amp;RIGHT(DEC2HEX([.A452]; 4);2)&amp;&quot; &quot;&amp;(RIGHT(DEC2HEX(HEX2DEC(&quot;05&quot;)+HEX2DEC(&quot;A1&quot;)+HEX2DEC(DEC2HEX([.A452]; 4));4); 2))&amp;&quot; 16&quot;)" office:value-type="string" office:string-value="FE FE 05 A1 01 C3 69 16" calcext:value-type="string">
            <text:p>FE FE 05 A1 01 C3 69 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&quot;FE FE 05 A1 &quot;&amp;LEFT(DEC2HEX([.A453]; 4);2)&amp;&quot; &quot;&amp;RIGHT(DEC2HEX([.A453]; 4);2)&amp;&quot; &quot;&amp;(RIGHT(DEC2HEX(HEX2DEC(&quot;05&quot;)+HEX2DEC(&quot;A1&quot;)+HEX2DEC(DEC2HEX([.A453]; 4));4); 2))&amp;&quot; 16&quot;)" office:value-type="string" office:string-value="FE FE 05 A1 01 C4 6A 16" calcext:value-type="string">
            <text:p>FE FE 05 A1 01 C4 6A 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&quot;FE FE 05 A1 &quot;&amp;LEFT(DEC2HEX([.A454]; 4);2)&amp;&quot; &quot;&amp;RIGHT(DEC2HEX([.A454]; 4);2)&amp;&quot; &quot;&amp;(RIGHT(DEC2HEX(HEX2DEC(&quot;05&quot;)+HEX2DEC(&quot;A1&quot;)+HEX2DEC(DEC2HEX([.A454]; 4));4); 2))&amp;&quot; 16&quot;)" office:value-type="string" office:string-value="FE FE 05 A1 01 C5 6B 16" calcext:value-type="string">
            <text:p>FE FE 05 A1 01 C5 6B 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&quot;FE FE 05 A1 &quot;&amp;LEFT(DEC2HEX([.A455]; 4);2)&amp;&quot; &quot;&amp;RIGHT(DEC2HEX([.A455]; 4);2)&amp;&quot; &quot;&amp;(RIGHT(DEC2HEX(HEX2DEC(&quot;05&quot;)+HEX2DEC(&quot;A1&quot;)+HEX2DEC(DEC2HEX([.A455]; 4));4); 2))&amp;&quot; 16&quot;)" office:value-type="string" office:string-value="FE FE 05 A1 01 C6 6C 16" calcext:value-type="string">
            <text:p>FE FE 05 A1 01 C6 6C 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&quot;FE FE 05 A1 &quot;&amp;LEFT(DEC2HEX([.A456]; 4);2)&amp;&quot; &quot;&amp;RIGHT(DEC2HEX([.A456]; 4);2)&amp;&quot; &quot;&amp;(RIGHT(DEC2HEX(HEX2DEC(&quot;05&quot;)+HEX2DEC(&quot;A1&quot;)+HEX2DEC(DEC2HEX([.A456]; 4));4); 2))&amp;&quot; 16&quot;)" office:value-type="string" office:string-value="FE FE 05 A1 01 C7 6D 16" calcext:value-type="string">
            <text:p>FE FE 05 A1 01 C7 6D 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&quot;FE FE 05 A1 &quot;&amp;LEFT(DEC2HEX([.A457]; 4);2)&amp;&quot; &quot;&amp;RIGHT(DEC2HEX([.A457]; 4);2)&amp;&quot; &quot;&amp;(RIGHT(DEC2HEX(HEX2DEC(&quot;05&quot;)+HEX2DEC(&quot;A1&quot;)+HEX2DEC(DEC2HEX([.A457]; 4));4); 2))&amp;&quot; 16&quot;)" office:value-type="string" office:string-value="FE FE 05 A1 01 C8 6E 16" calcext:value-type="string">
            <text:p>FE FE 05 A1 01 C8 6E 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&quot;FE FE 05 A1 &quot;&amp;LEFT(DEC2HEX([.A458]; 4);2)&amp;&quot; &quot;&amp;RIGHT(DEC2HEX([.A458]; 4);2)&amp;&quot; &quot;&amp;(RIGHT(DEC2HEX(HEX2DEC(&quot;05&quot;)+HEX2DEC(&quot;A1&quot;)+HEX2DEC(DEC2HEX([.A458]; 4));4); 2))&amp;&quot; 16&quot;)" office:value-type="string" office:string-value="FE FE 05 A1 01 C9 6F 16" calcext:value-type="string">
            <text:p>FE FE 05 A1 01 C9 6F 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&quot;FE FE 05 A1 &quot;&amp;LEFT(DEC2HEX([.A459]; 4);2)&amp;&quot; &quot;&amp;RIGHT(DEC2HEX([.A459]; 4);2)&amp;&quot; &quot;&amp;(RIGHT(DEC2HEX(HEX2DEC(&quot;05&quot;)+HEX2DEC(&quot;A1&quot;)+HEX2DEC(DEC2HEX([.A459]; 4));4); 2))&amp;&quot; 16&quot;)" office:value-type="string" office:string-value="FE FE 05 A1 01 CA 70 16" calcext:value-type="string">
            <text:p>FE FE 05 A1 01 CA 70 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&quot;FE FE 05 A1 &quot;&amp;LEFT(DEC2HEX([.A460]; 4);2)&amp;&quot; &quot;&amp;RIGHT(DEC2HEX([.A460]; 4);2)&amp;&quot; &quot;&amp;(RIGHT(DEC2HEX(HEX2DEC(&quot;05&quot;)+HEX2DEC(&quot;A1&quot;)+HEX2DEC(DEC2HEX([.A460]; 4));4); 2))&amp;&quot; 16&quot;)" office:value-type="string" office:string-value="FE FE 05 A1 01 CB 71 16" calcext:value-type="string">
            <text:p>FE FE 05 A1 01 CB 71 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&quot;FE FE 05 A1 &quot;&amp;LEFT(DEC2HEX([.A461]; 4);2)&amp;&quot; &quot;&amp;RIGHT(DEC2HEX([.A461]; 4);2)&amp;&quot; &quot;&amp;(RIGHT(DEC2HEX(HEX2DEC(&quot;05&quot;)+HEX2DEC(&quot;A1&quot;)+HEX2DEC(DEC2HEX([.A461]; 4));4); 2))&amp;&quot; 16&quot;)" office:value-type="string" office:string-value="FE FE 05 A1 01 CC 72 16" calcext:value-type="string">
            <text:p>FE FE 05 A1 01 CC 72 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&quot;FE FE 05 A1 &quot;&amp;LEFT(DEC2HEX([.A462]; 4);2)&amp;&quot; &quot;&amp;RIGHT(DEC2HEX([.A462]; 4);2)&amp;&quot; &quot;&amp;(RIGHT(DEC2HEX(HEX2DEC(&quot;05&quot;)+HEX2DEC(&quot;A1&quot;)+HEX2DEC(DEC2HEX([.A462]; 4));4); 2))&amp;&quot; 16&quot;)" office:value-type="string" office:string-value="FE FE 05 A1 01 CD 73 16" calcext:value-type="string">
            <text:p>FE FE 05 A1 01 CD 73 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&quot;FE FE 05 A1 &quot;&amp;LEFT(DEC2HEX([.A463]; 4);2)&amp;&quot; &quot;&amp;RIGHT(DEC2HEX([.A463]; 4);2)&amp;&quot; &quot;&amp;(RIGHT(DEC2HEX(HEX2DEC(&quot;05&quot;)+HEX2DEC(&quot;A1&quot;)+HEX2DEC(DEC2HEX([.A463]; 4));4); 2))&amp;&quot; 16&quot;)" office:value-type="string" office:string-value="FE FE 05 A1 01 CE 74 16" calcext:value-type="string">
            <text:p>FE FE 05 A1 01 CE 74 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&quot;FE FE 05 A1 &quot;&amp;LEFT(DEC2HEX([.A464]; 4);2)&amp;&quot; &quot;&amp;RIGHT(DEC2HEX([.A464]; 4);2)&amp;&quot; &quot;&amp;(RIGHT(DEC2HEX(HEX2DEC(&quot;05&quot;)+HEX2DEC(&quot;A1&quot;)+HEX2DEC(DEC2HEX([.A464]; 4));4); 2))&amp;&quot; 16&quot;)" office:value-type="string" office:string-value="FE FE 05 A1 01 CF 75 16" calcext:value-type="string">
            <text:p>FE FE 05 A1 01 CF 75 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&quot;FE FE 05 A1 &quot;&amp;LEFT(DEC2HEX([.A465]; 4);2)&amp;&quot; &quot;&amp;RIGHT(DEC2HEX([.A465]; 4);2)&amp;&quot; &quot;&amp;(RIGHT(DEC2HEX(HEX2DEC(&quot;05&quot;)+HEX2DEC(&quot;A1&quot;)+HEX2DEC(DEC2HEX([.A465]; 4));4); 2))&amp;&quot; 16&quot;)" office:value-type="string" office:string-value="FE FE 05 A1 01 D0 76 16" calcext:value-type="string">
            <text:p>FE FE 05 A1 01 D0 76 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&quot;FE FE 05 A1 &quot;&amp;LEFT(DEC2HEX([.A466]; 4);2)&amp;&quot; &quot;&amp;RIGHT(DEC2HEX([.A466]; 4);2)&amp;&quot; &quot;&amp;(RIGHT(DEC2HEX(HEX2DEC(&quot;05&quot;)+HEX2DEC(&quot;A1&quot;)+HEX2DEC(DEC2HEX([.A466]; 4));4); 2))&amp;&quot; 16&quot;)" office:value-type="string" office:string-value="FE FE 05 A1 01 D1 77 16" calcext:value-type="string">
            <text:p>FE FE 05 A1 01 D1 77 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&quot;FE FE 05 A1 &quot;&amp;LEFT(DEC2HEX([.A467]; 4);2)&amp;&quot; &quot;&amp;RIGHT(DEC2HEX([.A467]; 4);2)&amp;&quot; &quot;&amp;(RIGHT(DEC2HEX(HEX2DEC(&quot;05&quot;)+HEX2DEC(&quot;A1&quot;)+HEX2DEC(DEC2HEX([.A467]; 4));4); 2))&amp;&quot; 16&quot;)" office:value-type="string" office:string-value="FE FE 05 A1 01 D2 78 16" calcext:value-type="string">
            <text:p>FE FE 05 A1 01 D2 78 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&quot;FE FE 05 A1 &quot;&amp;LEFT(DEC2HEX([.A468]; 4);2)&amp;&quot; &quot;&amp;RIGHT(DEC2HEX([.A468]; 4);2)&amp;&quot; &quot;&amp;(RIGHT(DEC2HEX(HEX2DEC(&quot;05&quot;)+HEX2DEC(&quot;A1&quot;)+HEX2DEC(DEC2HEX([.A468]; 4));4); 2))&amp;&quot; 16&quot;)" office:value-type="string" office:string-value="FE FE 05 A1 01 D3 79 16" calcext:value-type="string">
            <text:p>FE FE 05 A1 01 D3 79 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&quot;FE FE 05 A1 &quot;&amp;LEFT(DEC2HEX([.A469]; 4);2)&amp;&quot; &quot;&amp;RIGHT(DEC2HEX([.A469]; 4);2)&amp;&quot; &quot;&amp;(RIGHT(DEC2HEX(HEX2DEC(&quot;05&quot;)+HEX2DEC(&quot;A1&quot;)+HEX2DEC(DEC2HEX([.A469]; 4));4); 2))&amp;&quot; 16&quot;)" office:value-type="string" office:string-value="FE FE 05 A1 01 D4 7A 16" calcext:value-type="string">
            <text:p>FE FE 05 A1 01 D4 7A 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&quot;FE FE 05 A1 &quot;&amp;LEFT(DEC2HEX([.A470]; 4);2)&amp;&quot; &quot;&amp;RIGHT(DEC2HEX([.A470]; 4);2)&amp;&quot; &quot;&amp;(RIGHT(DEC2HEX(HEX2DEC(&quot;05&quot;)+HEX2DEC(&quot;A1&quot;)+HEX2DEC(DEC2HEX([.A470]; 4));4); 2))&amp;&quot; 16&quot;)" office:value-type="string" office:string-value="FE FE 05 A1 01 D5 7B 16" calcext:value-type="string">
            <text:p>FE FE 05 A1 01 D5 7B 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&quot;FE FE 05 A1 &quot;&amp;LEFT(DEC2HEX([.A471]; 4);2)&amp;&quot; &quot;&amp;RIGHT(DEC2HEX([.A471]; 4);2)&amp;&quot; &quot;&amp;(RIGHT(DEC2HEX(HEX2DEC(&quot;05&quot;)+HEX2DEC(&quot;A1&quot;)+HEX2DEC(DEC2HEX([.A471]; 4));4); 2))&amp;&quot; 16&quot;)" office:value-type="string" office:string-value="FE FE 05 A1 01 D6 7C 16" calcext:value-type="string">
            <text:p>FE FE 05 A1 01 D6 7C 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&quot;FE FE 05 A1 &quot;&amp;LEFT(DEC2HEX([.A472]; 4);2)&amp;&quot; &quot;&amp;RIGHT(DEC2HEX([.A472]; 4);2)&amp;&quot; &quot;&amp;(RIGHT(DEC2HEX(HEX2DEC(&quot;05&quot;)+HEX2DEC(&quot;A1&quot;)+HEX2DEC(DEC2HEX([.A472]; 4));4); 2))&amp;&quot; 16&quot;)" office:value-type="string" office:string-value="FE FE 05 A1 01 D7 7D 16" calcext:value-type="string">
            <text:p>FE FE 05 A1 01 D7 7D 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&quot;FE FE 05 A1 &quot;&amp;LEFT(DEC2HEX([.A473]; 4);2)&amp;&quot; &quot;&amp;RIGHT(DEC2HEX([.A473]; 4);2)&amp;&quot; &quot;&amp;(RIGHT(DEC2HEX(HEX2DEC(&quot;05&quot;)+HEX2DEC(&quot;A1&quot;)+HEX2DEC(DEC2HEX([.A473]; 4));4); 2))&amp;&quot; 16&quot;)" office:value-type="string" office:string-value="FE FE 05 A1 01 D8 7E 16" calcext:value-type="string">
            <text:p>FE FE 05 A1 01 D8 7E 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&quot;FE FE 05 A1 &quot;&amp;LEFT(DEC2HEX([.A474]; 4);2)&amp;&quot; &quot;&amp;RIGHT(DEC2HEX([.A474]; 4);2)&amp;&quot; &quot;&amp;(RIGHT(DEC2HEX(HEX2DEC(&quot;05&quot;)+HEX2DEC(&quot;A1&quot;)+HEX2DEC(DEC2HEX([.A474]; 4));4); 2))&amp;&quot; 16&quot;)" office:value-type="string" office:string-value="FE FE 05 A1 01 D9 7F 16" calcext:value-type="string">
            <text:p>FE FE 05 A1 01 D9 7F 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&quot;FE FE 05 A1 &quot;&amp;LEFT(DEC2HEX([.A475]; 4);2)&amp;&quot; &quot;&amp;RIGHT(DEC2HEX([.A475]; 4);2)&amp;&quot; &quot;&amp;(RIGHT(DEC2HEX(HEX2DEC(&quot;05&quot;)+HEX2DEC(&quot;A1&quot;)+HEX2DEC(DEC2HEX([.A475]; 4));4); 2))&amp;&quot; 16&quot;)" office:value-type="string" office:string-value="FE FE 05 A1 01 DA 80 16" calcext:value-type="string">
            <text:p>FE FE 05 A1 01 DA 80 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&quot;FE FE 05 A1 &quot;&amp;LEFT(DEC2HEX([.A476]; 4);2)&amp;&quot; &quot;&amp;RIGHT(DEC2HEX([.A476]; 4);2)&amp;&quot; &quot;&amp;(RIGHT(DEC2HEX(HEX2DEC(&quot;05&quot;)+HEX2DEC(&quot;A1&quot;)+HEX2DEC(DEC2HEX([.A476]; 4));4); 2))&amp;&quot; 16&quot;)" office:value-type="string" office:string-value="FE FE 05 A1 01 DB 81 16" calcext:value-type="string">
            <text:p>FE FE 05 A1 01 DB 81 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&quot;FE FE 05 A1 &quot;&amp;LEFT(DEC2HEX([.A477]; 4);2)&amp;&quot; &quot;&amp;RIGHT(DEC2HEX([.A477]; 4);2)&amp;&quot; &quot;&amp;(RIGHT(DEC2HEX(HEX2DEC(&quot;05&quot;)+HEX2DEC(&quot;A1&quot;)+HEX2DEC(DEC2HEX([.A477]; 4));4); 2))&amp;&quot; 16&quot;)" office:value-type="string" office:string-value="FE FE 05 A1 01 DC 82 16" calcext:value-type="string">
            <text:p>FE FE 05 A1 01 DC 82 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&quot;FE FE 05 A1 &quot;&amp;LEFT(DEC2HEX([.A478]; 4);2)&amp;&quot; &quot;&amp;RIGHT(DEC2HEX([.A478]; 4);2)&amp;&quot; &quot;&amp;(RIGHT(DEC2HEX(HEX2DEC(&quot;05&quot;)+HEX2DEC(&quot;A1&quot;)+HEX2DEC(DEC2HEX([.A478]; 4));4); 2))&amp;&quot; 16&quot;)" office:value-type="string" office:string-value="FE FE 05 A1 01 DD 83 16" calcext:value-type="string">
            <text:p>FE FE 05 A1 01 DD 83 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&quot;FE FE 05 A1 &quot;&amp;LEFT(DEC2HEX([.A479]; 4);2)&amp;&quot; &quot;&amp;RIGHT(DEC2HEX([.A479]; 4);2)&amp;&quot; &quot;&amp;(RIGHT(DEC2HEX(HEX2DEC(&quot;05&quot;)+HEX2DEC(&quot;A1&quot;)+HEX2DEC(DEC2HEX([.A479]; 4));4); 2))&amp;&quot; 16&quot;)" office:value-type="string" office:string-value="FE FE 05 A1 01 DE 84 16" calcext:value-type="string">
            <text:p>FE FE 05 A1 01 DE 84 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&quot;FE FE 05 A1 &quot;&amp;LEFT(DEC2HEX([.A480]; 4);2)&amp;&quot; &quot;&amp;RIGHT(DEC2HEX([.A480]; 4);2)&amp;&quot; &quot;&amp;(RIGHT(DEC2HEX(HEX2DEC(&quot;05&quot;)+HEX2DEC(&quot;A1&quot;)+HEX2DEC(DEC2HEX([.A480]; 4));4); 2))&amp;&quot; 16&quot;)" office:value-type="string" office:string-value="FE FE 05 A1 01 DF 85 16" calcext:value-type="string">
            <text:p>FE FE 05 A1 01 DF 85 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&quot;FE FE 05 A1 &quot;&amp;LEFT(DEC2HEX([.A481]; 4);2)&amp;&quot; &quot;&amp;RIGHT(DEC2HEX([.A481]; 4);2)&amp;&quot; &quot;&amp;(RIGHT(DEC2HEX(HEX2DEC(&quot;05&quot;)+HEX2DEC(&quot;A1&quot;)+HEX2DEC(DEC2HEX([.A481]; 4));4); 2))&amp;&quot; 16&quot;)" office:value-type="string" office:string-value="FE FE 05 A1 01 E0 86 16" calcext:value-type="string">
            <text:p>FE FE 05 A1 01 E0 86 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&quot;FE FE 05 A1 &quot;&amp;LEFT(DEC2HEX([.A482]; 4);2)&amp;&quot; &quot;&amp;RIGHT(DEC2HEX([.A482]; 4);2)&amp;&quot; &quot;&amp;(RIGHT(DEC2HEX(HEX2DEC(&quot;05&quot;)+HEX2DEC(&quot;A1&quot;)+HEX2DEC(DEC2HEX([.A482]; 4));4); 2))&amp;&quot; 16&quot;)" office:value-type="string" office:string-value="FE FE 05 A1 01 E1 87 16" calcext:value-type="string">
            <text:p>FE FE 05 A1 01 E1 87 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&quot;FE FE 05 A1 &quot;&amp;LEFT(DEC2HEX([.A483]; 4);2)&amp;&quot; &quot;&amp;RIGHT(DEC2HEX([.A483]; 4);2)&amp;&quot; &quot;&amp;(RIGHT(DEC2HEX(HEX2DEC(&quot;05&quot;)+HEX2DEC(&quot;A1&quot;)+HEX2DEC(DEC2HEX([.A483]; 4));4); 2))&amp;&quot; 16&quot;)" office:value-type="string" office:string-value="FE FE 05 A1 01 E2 88 16" calcext:value-type="string">
            <text:p>FE FE 05 A1 01 E2 88 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&quot;FE FE 05 A1 &quot;&amp;LEFT(DEC2HEX([.A484]; 4);2)&amp;&quot; &quot;&amp;RIGHT(DEC2HEX([.A484]; 4);2)&amp;&quot; &quot;&amp;(RIGHT(DEC2HEX(HEX2DEC(&quot;05&quot;)+HEX2DEC(&quot;A1&quot;)+HEX2DEC(DEC2HEX([.A484]; 4));4); 2))&amp;&quot; 16&quot;)" office:value-type="string" office:string-value="FE FE 05 A1 01 E3 89 16" calcext:value-type="string">
            <text:p>FE FE 05 A1 01 E3 89 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&quot;FE FE 05 A1 &quot;&amp;LEFT(DEC2HEX([.A485]; 4);2)&amp;&quot; &quot;&amp;RIGHT(DEC2HEX([.A485]; 4);2)&amp;&quot; &quot;&amp;(RIGHT(DEC2HEX(HEX2DEC(&quot;05&quot;)+HEX2DEC(&quot;A1&quot;)+HEX2DEC(DEC2HEX([.A485]; 4));4); 2))&amp;&quot; 16&quot;)" office:value-type="string" office:string-value="FE FE 05 A1 01 E4 8A 16" calcext:value-type="string">
            <text:p>FE FE 05 A1 01 E4 8A 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&quot;FE FE 05 A1 &quot;&amp;LEFT(DEC2HEX([.A486]; 4);2)&amp;&quot; &quot;&amp;RIGHT(DEC2HEX([.A486]; 4);2)&amp;&quot; &quot;&amp;(RIGHT(DEC2HEX(HEX2DEC(&quot;05&quot;)+HEX2DEC(&quot;A1&quot;)+HEX2DEC(DEC2HEX([.A486]; 4));4); 2))&amp;&quot; 16&quot;)" office:value-type="string" office:string-value="FE FE 05 A1 01 E5 8B 16" calcext:value-type="string">
            <text:p>FE FE 05 A1 01 E5 8B 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&quot;FE FE 05 A1 &quot;&amp;LEFT(DEC2HEX([.A487]; 4);2)&amp;&quot; &quot;&amp;RIGHT(DEC2HEX([.A487]; 4);2)&amp;&quot; &quot;&amp;(RIGHT(DEC2HEX(HEX2DEC(&quot;05&quot;)+HEX2DEC(&quot;A1&quot;)+HEX2DEC(DEC2HEX([.A487]; 4));4); 2))&amp;&quot; 16&quot;)" office:value-type="string" office:string-value="FE FE 05 A1 01 E6 8C 16" calcext:value-type="string">
            <text:p>FE FE 05 A1 01 E6 8C 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&quot;FE FE 05 A1 &quot;&amp;LEFT(DEC2HEX([.A488]; 4);2)&amp;&quot; &quot;&amp;RIGHT(DEC2HEX([.A488]; 4);2)&amp;&quot; &quot;&amp;(RIGHT(DEC2HEX(HEX2DEC(&quot;05&quot;)+HEX2DEC(&quot;A1&quot;)+HEX2DEC(DEC2HEX([.A488]; 4));4); 2))&amp;&quot; 16&quot;)" office:value-type="string" office:string-value="FE FE 05 A1 01 E7 8D 16" calcext:value-type="string">
            <text:p>FE FE 05 A1 01 E7 8D 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&quot;FE FE 05 A1 &quot;&amp;LEFT(DEC2HEX([.A489]; 4);2)&amp;&quot; &quot;&amp;RIGHT(DEC2HEX([.A489]; 4);2)&amp;&quot; &quot;&amp;(RIGHT(DEC2HEX(HEX2DEC(&quot;05&quot;)+HEX2DEC(&quot;A1&quot;)+HEX2DEC(DEC2HEX([.A489]; 4));4); 2))&amp;&quot; 16&quot;)" office:value-type="string" office:string-value="FE FE 05 A1 01 E8 8E 16" calcext:value-type="string">
            <text:p>FE FE 05 A1 01 E8 8E 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&quot;FE FE 05 A1 &quot;&amp;LEFT(DEC2HEX([.A490]; 4);2)&amp;&quot; &quot;&amp;RIGHT(DEC2HEX([.A490]; 4);2)&amp;&quot; &quot;&amp;(RIGHT(DEC2HEX(HEX2DEC(&quot;05&quot;)+HEX2DEC(&quot;A1&quot;)+HEX2DEC(DEC2HEX([.A490]; 4));4); 2))&amp;&quot; 16&quot;)" office:value-type="string" office:string-value="FE FE 05 A1 01 E9 8F 16" calcext:value-type="string">
            <text:p>FE FE 05 A1 01 E9 8F 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&quot;FE FE 05 A1 &quot;&amp;LEFT(DEC2HEX([.A491]; 4);2)&amp;&quot; &quot;&amp;RIGHT(DEC2HEX([.A491]; 4);2)&amp;&quot; &quot;&amp;(RIGHT(DEC2HEX(HEX2DEC(&quot;05&quot;)+HEX2DEC(&quot;A1&quot;)+HEX2DEC(DEC2HEX([.A491]; 4));4); 2))&amp;&quot; 16&quot;)" office:value-type="string" office:string-value="FE FE 05 A1 01 EA 90 16" calcext:value-type="string">
            <text:p>FE FE 05 A1 01 EA 90 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&quot;FE FE 05 A1 &quot;&amp;LEFT(DEC2HEX([.A492]; 4);2)&amp;&quot; &quot;&amp;RIGHT(DEC2HEX([.A492]; 4);2)&amp;&quot; &quot;&amp;(RIGHT(DEC2HEX(HEX2DEC(&quot;05&quot;)+HEX2DEC(&quot;A1&quot;)+HEX2DEC(DEC2HEX([.A492]; 4));4); 2))&amp;&quot; 16&quot;)" office:value-type="string" office:string-value="FE FE 05 A1 01 EB 91 16" calcext:value-type="string">
            <text:p>FE FE 05 A1 01 EB 91 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&quot;FE FE 05 A1 &quot;&amp;LEFT(DEC2HEX([.A493]; 4);2)&amp;&quot; &quot;&amp;RIGHT(DEC2HEX([.A493]; 4);2)&amp;&quot; &quot;&amp;(RIGHT(DEC2HEX(HEX2DEC(&quot;05&quot;)+HEX2DEC(&quot;A1&quot;)+HEX2DEC(DEC2HEX([.A493]; 4));4); 2))&amp;&quot; 16&quot;)" office:value-type="string" office:string-value="FE FE 05 A1 01 EC 92 16" calcext:value-type="string">
            <text:p>FE FE 05 A1 01 EC 92 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&quot;FE FE 05 A1 &quot;&amp;LEFT(DEC2HEX([.A494]; 4);2)&amp;&quot; &quot;&amp;RIGHT(DEC2HEX([.A494]; 4);2)&amp;&quot; &quot;&amp;(RIGHT(DEC2HEX(HEX2DEC(&quot;05&quot;)+HEX2DEC(&quot;A1&quot;)+HEX2DEC(DEC2HEX([.A494]; 4));4); 2))&amp;&quot; 16&quot;)" office:value-type="string" office:string-value="FE FE 05 A1 01 ED 93 16" calcext:value-type="string">
            <text:p>FE FE 05 A1 01 ED 93 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&quot;FE FE 05 A1 &quot;&amp;LEFT(DEC2HEX([.A495]; 4);2)&amp;&quot; &quot;&amp;RIGHT(DEC2HEX([.A495]; 4);2)&amp;&quot; &quot;&amp;(RIGHT(DEC2HEX(HEX2DEC(&quot;05&quot;)+HEX2DEC(&quot;A1&quot;)+HEX2DEC(DEC2HEX([.A495]; 4));4); 2))&amp;&quot; 16&quot;)" office:value-type="string" office:string-value="FE FE 05 A1 01 EE 94 16" calcext:value-type="string">
            <text:p>FE FE 05 A1 01 EE 94 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&quot;FE FE 05 A1 &quot;&amp;LEFT(DEC2HEX([.A496]; 4);2)&amp;&quot; &quot;&amp;RIGHT(DEC2HEX([.A496]; 4);2)&amp;&quot; &quot;&amp;(RIGHT(DEC2HEX(HEX2DEC(&quot;05&quot;)+HEX2DEC(&quot;A1&quot;)+HEX2DEC(DEC2HEX([.A496]; 4));4); 2))&amp;&quot; 16&quot;)" office:value-type="string" office:string-value="FE FE 05 A1 01 EF 95 16" calcext:value-type="string">
            <text:p>FE FE 05 A1 01 EF 95 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&quot;FE FE 05 A1 &quot;&amp;LEFT(DEC2HEX([.A497]; 4);2)&amp;&quot; &quot;&amp;RIGHT(DEC2HEX([.A497]; 4);2)&amp;&quot; &quot;&amp;(RIGHT(DEC2HEX(HEX2DEC(&quot;05&quot;)+HEX2DEC(&quot;A1&quot;)+HEX2DEC(DEC2HEX([.A497]; 4));4); 2))&amp;&quot; 16&quot;)" office:value-type="string" office:string-value="FE FE 05 A1 01 F0 96 16" calcext:value-type="string">
            <text:p>FE FE 05 A1 01 F0 96 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&quot;FE FE 05 A1 &quot;&amp;LEFT(DEC2HEX([.A498]; 4);2)&amp;&quot; &quot;&amp;RIGHT(DEC2HEX([.A498]; 4);2)&amp;&quot; &quot;&amp;(RIGHT(DEC2HEX(HEX2DEC(&quot;05&quot;)+HEX2DEC(&quot;A1&quot;)+HEX2DEC(DEC2HEX([.A498]; 4));4); 2))&amp;&quot; 16&quot;)" office:value-type="string" office:string-value="FE FE 05 A1 01 F1 97 16" calcext:value-type="string">
            <text:p>FE FE 05 A1 01 F1 97 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&quot;FE FE 05 A1 &quot;&amp;LEFT(DEC2HEX([.A499]; 4);2)&amp;&quot; &quot;&amp;RIGHT(DEC2HEX([.A499]; 4);2)&amp;&quot; &quot;&amp;(RIGHT(DEC2HEX(HEX2DEC(&quot;05&quot;)+HEX2DEC(&quot;A1&quot;)+HEX2DEC(DEC2HEX([.A499]; 4));4); 2))&amp;&quot; 16&quot;)" office:value-type="string" office:string-value="FE FE 05 A1 01 F2 98 16" calcext:value-type="string">
            <text:p>FE FE 05 A1 01 F2 98 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&quot;FE FE 05 A1 &quot;&amp;LEFT(DEC2HEX([.A500]; 4);2)&amp;&quot; &quot;&amp;RIGHT(DEC2HEX([.A500]; 4);2)&amp;&quot; &quot;&amp;(RIGHT(DEC2HEX(HEX2DEC(&quot;05&quot;)+HEX2DEC(&quot;A1&quot;)+HEX2DEC(DEC2HEX([.A500]; 4));4); 2))&amp;&quot; 16&quot;)" office:value-type="string" office:string-value="FE FE 05 A1 01 F3 99 16" calcext:value-type="string">
            <text:p>FE FE 05 A1 01 F3 99 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&quot;FE FE 05 A1 &quot;&amp;LEFT(DEC2HEX([.A501]; 4);2)&amp;&quot; &quot;&amp;RIGHT(DEC2HEX([.A501]; 4);2)&amp;&quot; &quot;&amp;(RIGHT(DEC2HEX(HEX2DEC(&quot;05&quot;)+HEX2DEC(&quot;A1&quot;)+HEX2DEC(DEC2HEX([.A501]; 4));4); 2))&amp;&quot; 16&quot;)" office:value-type="string" office:string-value="FE FE 05 A1 01 F4 9A 16" calcext:value-type="string">
            <text:p>FE FE 05 A1 01 F4 9A 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&quot;FE FE 05 A1 &quot;&amp;LEFT(DEC2HEX([.A502]; 4);2)&amp;&quot; &quot;&amp;RIGHT(DEC2HEX([.A502]; 4);2)&amp;&quot; &quot;&amp;(RIGHT(DEC2HEX(HEX2DEC(&quot;05&quot;)+HEX2DEC(&quot;A1&quot;)+HEX2DEC(DEC2HEX([.A502]; 4));4); 2))&amp;&quot; 16&quot;)" office:value-type="string" office:string-value="FE FE 05 A1 01 F5 9B 16" calcext:value-type="string">
            <text:p>FE FE 05 A1 01 F5 9B 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&quot;FE FE 05 A1 &quot;&amp;LEFT(DEC2HEX([.A503]; 4);2)&amp;&quot; &quot;&amp;RIGHT(DEC2HEX([.A503]; 4);2)&amp;&quot; &quot;&amp;(RIGHT(DEC2HEX(HEX2DEC(&quot;05&quot;)+HEX2DEC(&quot;A1&quot;)+HEX2DEC(DEC2HEX([.A503]; 4));4); 2))&amp;&quot; 16&quot;)" office:value-type="string" office:string-value="FE FE 05 A1 01 F6 9C 16" calcext:value-type="string">
            <text:p>FE FE 05 A1 01 F6 9C 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&quot;FE FE 05 A1 &quot;&amp;LEFT(DEC2HEX([.A504]; 4);2)&amp;&quot; &quot;&amp;RIGHT(DEC2HEX([.A504]; 4);2)&amp;&quot; &quot;&amp;(RIGHT(DEC2HEX(HEX2DEC(&quot;05&quot;)+HEX2DEC(&quot;A1&quot;)+HEX2DEC(DEC2HEX([.A504]; 4));4); 2))&amp;&quot; 16&quot;)" office:value-type="string" office:string-value="FE FE 05 A1 01 F7 9D 16" calcext:value-type="string">
            <text:p>FE FE 05 A1 01 F7 9D 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&quot;FE FE 05 A1 &quot;&amp;LEFT(DEC2HEX([.A505]; 4);2)&amp;&quot; &quot;&amp;RIGHT(DEC2HEX([.A505]; 4);2)&amp;&quot; &quot;&amp;(RIGHT(DEC2HEX(HEX2DEC(&quot;05&quot;)+HEX2DEC(&quot;A1&quot;)+HEX2DEC(DEC2HEX([.A505]; 4));4); 2))&amp;&quot; 16&quot;)" office:value-type="string" office:string-value="FE FE 05 A1 01 F8 9E 16" calcext:value-type="string">
            <text:p>FE FE 05 A1 01 F8 9E 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&quot;FE FE 05 A1 &quot;&amp;LEFT(DEC2HEX([.A506]; 4);2)&amp;&quot; &quot;&amp;RIGHT(DEC2HEX([.A506]; 4);2)&amp;&quot; &quot;&amp;(RIGHT(DEC2HEX(HEX2DEC(&quot;05&quot;)+HEX2DEC(&quot;A1&quot;)+HEX2DEC(DEC2HEX([.A506]; 4));4); 2))&amp;&quot; 16&quot;)" office:value-type="string" office:string-value="FE FE 05 A1 01 F9 9F 16" calcext:value-type="string">
            <text:p>FE FE 05 A1 01 F9 9F 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&quot;FE FE 05 A1 &quot;&amp;LEFT(DEC2HEX([.A507]; 4);2)&amp;&quot; &quot;&amp;RIGHT(DEC2HEX([.A507]; 4);2)&amp;&quot; &quot;&amp;(RIGHT(DEC2HEX(HEX2DEC(&quot;05&quot;)+HEX2DEC(&quot;A1&quot;)+HEX2DEC(DEC2HEX([.A507]; 4));4); 2))&amp;&quot; 16&quot;)" office:value-type="string" office:string-value="FE FE 05 A1 01 FA A0 16" calcext:value-type="string">
            <text:p>FE FE 05 A1 01 FA A0 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&quot;FE FE 05 A1 &quot;&amp;LEFT(DEC2HEX([.A508]; 4);2)&amp;&quot; &quot;&amp;RIGHT(DEC2HEX([.A508]; 4);2)&amp;&quot; &quot;&amp;(RIGHT(DEC2HEX(HEX2DEC(&quot;05&quot;)+HEX2DEC(&quot;A1&quot;)+HEX2DEC(DEC2HEX([.A508]; 4));4); 2))&amp;&quot; 16&quot;)" office:value-type="string" office:string-value="FE FE 05 A1 01 FB A1 16" calcext:value-type="string">
            <text:p>FE FE 05 A1 01 FB A1 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&quot;FE FE 05 A1 &quot;&amp;LEFT(DEC2HEX([.A509]; 4);2)&amp;&quot; &quot;&amp;RIGHT(DEC2HEX([.A509]; 4);2)&amp;&quot; &quot;&amp;(RIGHT(DEC2HEX(HEX2DEC(&quot;05&quot;)+HEX2DEC(&quot;A1&quot;)+HEX2DEC(DEC2HEX([.A509]; 4));4); 2))&amp;&quot; 16&quot;)" office:value-type="string" office:string-value="FE FE 05 A1 01 FC A2 16" calcext:value-type="string">
            <text:p>FE FE 05 A1 01 FC A2 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&quot;FE FE 05 A1 &quot;&amp;LEFT(DEC2HEX([.A510]; 4);2)&amp;&quot; &quot;&amp;RIGHT(DEC2HEX([.A510]; 4);2)&amp;&quot; &quot;&amp;(RIGHT(DEC2HEX(HEX2DEC(&quot;05&quot;)+HEX2DEC(&quot;A1&quot;)+HEX2DEC(DEC2HEX([.A510]; 4));4); 2))&amp;&quot; 16&quot;)" office:value-type="string" office:string-value="FE FE 05 A1 01 FD A3 16" calcext:value-type="string">
            <text:p>FE FE 05 A1 01 FD A3 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&quot;FE FE 05 A1 &quot;&amp;LEFT(DEC2HEX([.A511]; 4);2)&amp;&quot; &quot;&amp;RIGHT(DEC2HEX([.A511]; 4);2)&amp;&quot; &quot;&amp;(RIGHT(DEC2HEX(HEX2DEC(&quot;05&quot;)+HEX2DEC(&quot;A1&quot;)+HEX2DEC(DEC2HEX([.A511]; 4));4); 2))&amp;&quot; 16&quot;)" office:value-type="string" office:string-value="FE FE 05 A1 01 FE A4 16" calcext:value-type="string">
            <text:p>FE FE 05 A1 01 FE A4 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&quot;FE FE 05 A1 &quot;&amp;LEFT(DEC2HEX([.A512]; 4);2)&amp;&quot; &quot;&amp;RIGHT(DEC2HEX([.A512]; 4);2)&amp;&quot; &quot;&amp;(RIGHT(DEC2HEX(HEX2DEC(&quot;05&quot;)+HEX2DEC(&quot;A1&quot;)+HEX2DEC(DEC2HEX([.A512]; 4));4); 2))&amp;&quot; 16&quot;)" office:value-type="string" office:string-value="FE FE 05 A1 01 FF A5 16" calcext:value-type="string">
            <text:p>FE FE 05 A1 01 FF A5 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&quot;FE FE 05 A1 &quot;&amp;LEFT(DEC2HEX([.A513]; 4);2)&amp;&quot; &quot;&amp;RIGHT(DEC2HEX([.A513]; 4);2)&amp;&quot; &quot;&amp;(RIGHT(DEC2HEX(HEX2DEC(&quot;05&quot;)+HEX2DEC(&quot;A1&quot;)+HEX2DEC(DEC2HEX([.A513]; 4));4); 2))&amp;&quot; 16&quot;)" office:value-type="string" office:string-value="FE FE 05 A1 02 00 A6 16" calcext:value-type="string">
            <text:p>FE FE 05 A1 02 00 A6 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&quot;FE FE 05 A1 &quot;&amp;LEFT(DEC2HEX([.A514]; 4);2)&amp;&quot; &quot;&amp;RIGHT(DEC2HEX([.A514]; 4);2)&amp;&quot; &quot;&amp;(RIGHT(DEC2HEX(HEX2DEC(&quot;05&quot;)+HEX2DEC(&quot;A1&quot;)+HEX2DEC(DEC2HEX([.A514]; 4));4); 2))&amp;&quot; 16&quot;)" office:value-type="string" office:string-value="FE FE 05 A1 02 01 A7 16" calcext:value-type="string">
            <text:p>FE FE 05 A1 02 01 A7 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&quot;FE FE 05 A1 &quot;&amp;LEFT(DEC2HEX([.A515]; 4);2)&amp;&quot; &quot;&amp;RIGHT(DEC2HEX([.A515]; 4);2)&amp;&quot; &quot;&amp;(RIGHT(DEC2HEX(HEX2DEC(&quot;05&quot;)+HEX2DEC(&quot;A1&quot;)+HEX2DEC(DEC2HEX([.A515]; 4));4); 2))&amp;&quot; 16&quot;)" office:value-type="string" office:string-value="FE FE 05 A1 02 02 A8 16" calcext:value-type="string">
            <text:p>FE FE 05 A1 02 02 A8 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&quot;FE FE 05 A1 &quot;&amp;LEFT(DEC2HEX([.A516]; 4);2)&amp;&quot; &quot;&amp;RIGHT(DEC2HEX([.A516]; 4);2)&amp;&quot; &quot;&amp;(RIGHT(DEC2HEX(HEX2DEC(&quot;05&quot;)+HEX2DEC(&quot;A1&quot;)+HEX2DEC(DEC2HEX([.A516]; 4));4); 2))&amp;&quot; 16&quot;)" office:value-type="string" office:string-value="FE FE 05 A1 02 03 A9 16" calcext:value-type="string">
            <text:p>FE FE 05 A1 02 03 A9 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&quot;FE FE 05 A1 &quot;&amp;LEFT(DEC2HEX([.A517]; 4);2)&amp;&quot; &quot;&amp;RIGHT(DEC2HEX([.A517]; 4);2)&amp;&quot; &quot;&amp;(RIGHT(DEC2HEX(HEX2DEC(&quot;05&quot;)+HEX2DEC(&quot;A1&quot;)+HEX2DEC(DEC2HEX([.A517]; 4));4); 2))&amp;&quot; 16&quot;)" office:value-type="string" office:string-value="FE FE 05 A1 02 04 AA 16" calcext:value-type="string">
            <text:p>FE FE 05 A1 02 04 AA 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&quot;FE FE 05 A1 &quot;&amp;LEFT(DEC2HEX([.A518]; 4);2)&amp;&quot; &quot;&amp;RIGHT(DEC2HEX([.A518]; 4);2)&amp;&quot; &quot;&amp;(RIGHT(DEC2HEX(HEX2DEC(&quot;05&quot;)+HEX2DEC(&quot;A1&quot;)+HEX2DEC(DEC2HEX([.A518]; 4));4); 2))&amp;&quot; 16&quot;)" office:value-type="string" office:string-value="FE FE 05 A1 02 05 AB 16" calcext:value-type="string">
            <text:p>FE FE 05 A1 02 05 AB 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&quot;FE FE 05 A1 &quot;&amp;LEFT(DEC2HEX([.A519]; 4);2)&amp;&quot; &quot;&amp;RIGHT(DEC2HEX([.A519]; 4);2)&amp;&quot; &quot;&amp;(RIGHT(DEC2HEX(HEX2DEC(&quot;05&quot;)+HEX2DEC(&quot;A1&quot;)+HEX2DEC(DEC2HEX([.A519]; 4));4); 2))&amp;&quot; 16&quot;)" office:value-type="string" office:string-value="FE FE 05 A1 02 06 AC 16" calcext:value-type="string">
            <text:p>FE FE 05 A1 02 06 AC 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&quot;FE FE 05 A1 &quot;&amp;LEFT(DEC2HEX([.A520]; 4);2)&amp;&quot; &quot;&amp;RIGHT(DEC2HEX([.A520]; 4);2)&amp;&quot; &quot;&amp;(RIGHT(DEC2HEX(HEX2DEC(&quot;05&quot;)+HEX2DEC(&quot;A1&quot;)+HEX2DEC(DEC2HEX([.A520]; 4));4); 2))&amp;&quot; 16&quot;)" office:value-type="string" office:string-value="FE FE 05 A1 02 07 AD 16" calcext:value-type="string">
            <text:p>FE FE 05 A1 02 07 AD 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&quot;FE FE 05 A1 &quot;&amp;LEFT(DEC2HEX([.A521]; 4);2)&amp;&quot; &quot;&amp;RIGHT(DEC2HEX([.A521]; 4);2)&amp;&quot; &quot;&amp;(RIGHT(DEC2HEX(HEX2DEC(&quot;05&quot;)+HEX2DEC(&quot;A1&quot;)+HEX2DEC(DEC2HEX([.A521]; 4));4); 2))&amp;&quot; 16&quot;)" office:value-type="string" office:string-value="FE FE 05 A1 02 08 AE 16" calcext:value-type="string">
            <text:p>FE FE 05 A1 02 08 AE 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&quot;FE FE 05 A1 &quot;&amp;LEFT(DEC2HEX([.A522]; 4);2)&amp;&quot; &quot;&amp;RIGHT(DEC2HEX([.A522]; 4);2)&amp;&quot; &quot;&amp;(RIGHT(DEC2HEX(HEX2DEC(&quot;05&quot;)+HEX2DEC(&quot;A1&quot;)+HEX2DEC(DEC2HEX([.A522]; 4));4); 2))&amp;&quot; 16&quot;)" office:value-type="string" office:string-value="FE FE 05 A1 02 09 AF 16" calcext:value-type="string">
            <text:p>FE FE 05 A1 02 09 AF 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&quot;FE FE 05 A1 &quot;&amp;LEFT(DEC2HEX([.A523]; 4);2)&amp;&quot; &quot;&amp;RIGHT(DEC2HEX([.A523]; 4);2)&amp;&quot; &quot;&amp;(RIGHT(DEC2HEX(HEX2DEC(&quot;05&quot;)+HEX2DEC(&quot;A1&quot;)+HEX2DEC(DEC2HEX([.A523]; 4));4); 2))&amp;&quot; 16&quot;)" office:value-type="string" office:string-value="FE FE 05 A1 02 0A B0 16" calcext:value-type="string">
            <text:p>FE FE 05 A1 02 0A B0 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&quot;FE FE 05 A1 &quot;&amp;LEFT(DEC2HEX([.A524]; 4);2)&amp;&quot; &quot;&amp;RIGHT(DEC2HEX([.A524]; 4);2)&amp;&quot; &quot;&amp;(RIGHT(DEC2HEX(HEX2DEC(&quot;05&quot;)+HEX2DEC(&quot;A1&quot;)+HEX2DEC(DEC2HEX([.A524]; 4));4); 2))&amp;&quot; 16&quot;)" office:value-type="string" office:string-value="FE FE 05 A1 02 0B B1 16" calcext:value-type="string">
            <text:p>FE FE 05 A1 02 0B B1 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&quot;FE FE 05 A1 &quot;&amp;LEFT(DEC2HEX([.A525]; 4);2)&amp;&quot; &quot;&amp;RIGHT(DEC2HEX([.A525]; 4);2)&amp;&quot; &quot;&amp;(RIGHT(DEC2HEX(HEX2DEC(&quot;05&quot;)+HEX2DEC(&quot;A1&quot;)+HEX2DEC(DEC2HEX([.A525]; 4));4); 2))&amp;&quot; 16&quot;)" office:value-type="string" office:string-value="FE FE 05 A1 02 0C B2 16" calcext:value-type="string">
            <text:p>FE FE 05 A1 02 0C B2 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&quot;FE FE 05 A1 &quot;&amp;LEFT(DEC2HEX([.A526]; 4);2)&amp;&quot; &quot;&amp;RIGHT(DEC2HEX([.A526]; 4);2)&amp;&quot; &quot;&amp;(RIGHT(DEC2HEX(HEX2DEC(&quot;05&quot;)+HEX2DEC(&quot;A1&quot;)+HEX2DEC(DEC2HEX([.A526]; 4));4); 2))&amp;&quot; 16&quot;)" office:value-type="string" office:string-value="FE FE 05 A1 02 0D B3 16" calcext:value-type="string">
            <text:p>FE FE 05 A1 02 0D B3 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&quot;FE FE 05 A1 &quot;&amp;LEFT(DEC2HEX([.A527]; 4);2)&amp;&quot; &quot;&amp;RIGHT(DEC2HEX([.A527]; 4);2)&amp;&quot; &quot;&amp;(RIGHT(DEC2HEX(HEX2DEC(&quot;05&quot;)+HEX2DEC(&quot;A1&quot;)+HEX2DEC(DEC2HEX([.A527]; 4));4); 2))&amp;&quot; 16&quot;)" office:value-type="string" office:string-value="FE FE 05 A1 02 0E B4 16" calcext:value-type="string">
            <text:p>FE FE 05 A1 02 0E B4 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&quot;FE FE 05 A1 &quot;&amp;LEFT(DEC2HEX([.A528]; 4);2)&amp;&quot; &quot;&amp;RIGHT(DEC2HEX([.A528]; 4);2)&amp;&quot; &quot;&amp;(RIGHT(DEC2HEX(HEX2DEC(&quot;05&quot;)+HEX2DEC(&quot;A1&quot;)+HEX2DEC(DEC2HEX([.A528]; 4));4); 2))&amp;&quot; 16&quot;)" office:value-type="string" office:string-value="FE FE 05 A1 02 0F B5 16" calcext:value-type="string">
            <text:p>FE FE 05 A1 02 0F B5 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&quot;FE FE 05 A1 &quot;&amp;LEFT(DEC2HEX([.A529]; 4);2)&amp;&quot; &quot;&amp;RIGHT(DEC2HEX([.A529]; 4);2)&amp;&quot; &quot;&amp;(RIGHT(DEC2HEX(HEX2DEC(&quot;05&quot;)+HEX2DEC(&quot;A1&quot;)+HEX2DEC(DEC2HEX([.A529]; 4));4); 2))&amp;&quot; 16&quot;)" office:value-type="string" office:string-value="FE FE 05 A1 02 10 B6 16" calcext:value-type="string">
            <text:p>FE FE 05 A1 02 10 B6 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&quot;FE FE 05 A1 &quot;&amp;LEFT(DEC2HEX([.A530]; 4);2)&amp;&quot; &quot;&amp;RIGHT(DEC2HEX([.A530]; 4);2)&amp;&quot; &quot;&amp;(RIGHT(DEC2HEX(HEX2DEC(&quot;05&quot;)+HEX2DEC(&quot;A1&quot;)+HEX2DEC(DEC2HEX([.A530]; 4));4); 2))&amp;&quot; 16&quot;)" office:value-type="string" office:string-value="FE FE 05 A1 02 11 B7 16" calcext:value-type="string">
            <text:p>FE FE 05 A1 02 11 B7 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&quot;FE FE 05 A1 &quot;&amp;LEFT(DEC2HEX([.A531]; 4);2)&amp;&quot; &quot;&amp;RIGHT(DEC2HEX([.A531]; 4);2)&amp;&quot; &quot;&amp;(RIGHT(DEC2HEX(HEX2DEC(&quot;05&quot;)+HEX2DEC(&quot;A1&quot;)+HEX2DEC(DEC2HEX([.A531]; 4));4); 2))&amp;&quot; 16&quot;)" office:value-type="string" office:string-value="FE FE 05 A1 02 12 B8 16" calcext:value-type="string">
            <text:p>FE FE 05 A1 02 12 B8 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&quot;FE FE 05 A1 &quot;&amp;LEFT(DEC2HEX([.A532]; 4);2)&amp;&quot; &quot;&amp;RIGHT(DEC2HEX([.A532]; 4);2)&amp;&quot; &quot;&amp;(RIGHT(DEC2HEX(HEX2DEC(&quot;05&quot;)+HEX2DEC(&quot;A1&quot;)+HEX2DEC(DEC2HEX([.A532]; 4));4); 2))&amp;&quot; 16&quot;)" office:value-type="string" office:string-value="FE FE 05 A1 02 13 B9 16" calcext:value-type="string">
            <text:p>FE FE 05 A1 02 13 B9 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&quot;FE FE 05 A1 &quot;&amp;LEFT(DEC2HEX([.A533]; 4);2)&amp;&quot; &quot;&amp;RIGHT(DEC2HEX([.A533]; 4);2)&amp;&quot; &quot;&amp;(RIGHT(DEC2HEX(HEX2DEC(&quot;05&quot;)+HEX2DEC(&quot;A1&quot;)+HEX2DEC(DEC2HEX([.A533]; 4));4); 2))&amp;&quot; 16&quot;)" office:value-type="string" office:string-value="FE FE 05 A1 02 14 BA 16" calcext:value-type="string">
            <text:p>FE FE 05 A1 02 14 BA 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&quot;FE FE 05 A1 &quot;&amp;LEFT(DEC2HEX([.A534]; 4);2)&amp;&quot; &quot;&amp;RIGHT(DEC2HEX([.A534]; 4);2)&amp;&quot; &quot;&amp;(RIGHT(DEC2HEX(HEX2DEC(&quot;05&quot;)+HEX2DEC(&quot;A1&quot;)+HEX2DEC(DEC2HEX([.A534]; 4));4); 2))&amp;&quot; 16&quot;)" office:value-type="string" office:string-value="FE FE 05 A1 02 15 BB 16" calcext:value-type="string">
            <text:p>FE FE 05 A1 02 15 BB 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&quot;FE FE 05 A1 &quot;&amp;LEFT(DEC2HEX([.A535]; 4);2)&amp;&quot; &quot;&amp;RIGHT(DEC2HEX([.A535]; 4);2)&amp;&quot; &quot;&amp;(RIGHT(DEC2HEX(HEX2DEC(&quot;05&quot;)+HEX2DEC(&quot;A1&quot;)+HEX2DEC(DEC2HEX([.A535]; 4));4); 2))&amp;&quot; 16&quot;)" office:value-type="string" office:string-value="FE FE 05 A1 02 16 BC 16" calcext:value-type="string">
            <text:p>FE FE 05 A1 02 16 BC 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&quot;FE FE 05 A1 &quot;&amp;LEFT(DEC2HEX([.A536]; 4);2)&amp;&quot; &quot;&amp;RIGHT(DEC2HEX([.A536]; 4);2)&amp;&quot; &quot;&amp;(RIGHT(DEC2HEX(HEX2DEC(&quot;05&quot;)+HEX2DEC(&quot;A1&quot;)+HEX2DEC(DEC2HEX([.A536]; 4));4); 2))&amp;&quot; 16&quot;)" office:value-type="string" office:string-value="FE FE 05 A1 02 17 BD 16" calcext:value-type="string">
            <text:p>FE FE 05 A1 02 17 BD 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&quot;FE FE 05 A1 &quot;&amp;LEFT(DEC2HEX([.A537]; 4);2)&amp;&quot; &quot;&amp;RIGHT(DEC2HEX([.A537]; 4);2)&amp;&quot; &quot;&amp;(RIGHT(DEC2HEX(HEX2DEC(&quot;05&quot;)+HEX2DEC(&quot;A1&quot;)+HEX2DEC(DEC2HEX([.A537]; 4));4); 2))&amp;&quot; 16&quot;)" office:value-type="string" office:string-value="FE FE 05 A1 02 18 BE 16" calcext:value-type="string">
            <text:p>FE FE 05 A1 02 18 BE 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&quot;FE FE 05 A1 &quot;&amp;LEFT(DEC2HEX([.A538]; 4);2)&amp;&quot; &quot;&amp;RIGHT(DEC2HEX([.A538]; 4);2)&amp;&quot; &quot;&amp;(RIGHT(DEC2HEX(HEX2DEC(&quot;05&quot;)+HEX2DEC(&quot;A1&quot;)+HEX2DEC(DEC2HEX([.A538]; 4));4); 2))&amp;&quot; 16&quot;)" office:value-type="string" office:string-value="FE FE 05 A1 02 19 BF 16" calcext:value-type="string">
            <text:p>FE FE 05 A1 02 19 BF 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&quot;FE FE 05 A1 &quot;&amp;LEFT(DEC2HEX([.A539]; 4);2)&amp;&quot; &quot;&amp;RIGHT(DEC2HEX([.A539]; 4);2)&amp;&quot; &quot;&amp;(RIGHT(DEC2HEX(HEX2DEC(&quot;05&quot;)+HEX2DEC(&quot;A1&quot;)+HEX2DEC(DEC2HEX([.A539]; 4));4); 2))&amp;&quot; 16&quot;)" office:value-type="string" office:string-value="FE FE 05 A1 02 1A C0 16" calcext:value-type="string">
            <text:p>FE FE 05 A1 02 1A C0 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&quot;FE FE 05 A1 &quot;&amp;LEFT(DEC2HEX([.A540]; 4);2)&amp;&quot; &quot;&amp;RIGHT(DEC2HEX([.A540]; 4);2)&amp;&quot; &quot;&amp;(RIGHT(DEC2HEX(HEX2DEC(&quot;05&quot;)+HEX2DEC(&quot;A1&quot;)+HEX2DEC(DEC2HEX([.A540]; 4));4); 2))&amp;&quot; 16&quot;)" office:value-type="string" office:string-value="FE FE 05 A1 02 1B C1 16" calcext:value-type="string">
            <text:p>FE FE 05 A1 02 1B C1 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&quot;FE FE 05 A1 &quot;&amp;LEFT(DEC2HEX([.A541]; 4);2)&amp;&quot; &quot;&amp;RIGHT(DEC2HEX([.A541]; 4);2)&amp;&quot; &quot;&amp;(RIGHT(DEC2HEX(HEX2DEC(&quot;05&quot;)+HEX2DEC(&quot;A1&quot;)+HEX2DEC(DEC2HEX([.A541]; 4));4); 2))&amp;&quot; 16&quot;)" office:value-type="string" office:string-value="FE FE 05 A1 02 1C C2 16" calcext:value-type="string">
            <text:p>FE FE 05 A1 02 1C C2 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&quot;FE FE 05 A1 &quot;&amp;LEFT(DEC2HEX([.A542]; 4);2)&amp;&quot; &quot;&amp;RIGHT(DEC2HEX([.A542]; 4);2)&amp;&quot; &quot;&amp;(RIGHT(DEC2HEX(HEX2DEC(&quot;05&quot;)+HEX2DEC(&quot;A1&quot;)+HEX2DEC(DEC2HEX([.A542]; 4));4); 2))&amp;&quot; 16&quot;)" office:value-type="string" office:string-value="FE FE 05 A1 02 1D C3 16" calcext:value-type="string">
            <text:p>FE FE 05 A1 02 1D C3 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&quot;FE FE 05 A1 &quot;&amp;LEFT(DEC2HEX([.A543]; 4);2)&amp;&quot; &quot;&amp;RIGHT(DEC2HEX([.A543]; 4);2)&amp;&quot; &quot;&amp;(RIGHT(DEC2HEX(HEX2DEC(&quot;05&quot;)+HEX2DEC(&quot;A1&quot;)+HEX2DEC(DEC2HEX([.A543]; 4));4); 2))&amp;&quot; 16&quot;)" office:value-type="string" office:string-value="FE FE 05 A1 02 1E C4 16" calcext:value-type="string">
            <text:p>FE FE 05 A1 02 1E C4 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&quot;FE FE 05 A1 &quot;&amp;LEFT(DEC2HEX([.A544]; 4);2)&amp;&quot; &quot;&amp;RIGHT(DEC2HEX([.A544]; 4);2)&amp;&quot; &quot;&amp;(RIGHT(DEC2HEX(HEX2DEC(&quot;05&quot;)+HEX2DEC(&quot;A1&quot;)+HEX2DEC(DEC2HEX([.A544]; 4));4); 2))&amp;&quot; 16&quot;)" office:value-type="string" office:string-value="FE FE 05 A1 02 1F C5 16" calcext:value-type="string">
            <text:p>FE FE 05 A1 02 1F C5 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&quot;FE FE 05 A1 &quot;&amp;LEFT(DEC2HEX([.A545]; 4);2)&amp;&quot; &quot;&amp;RIGHT(DEC2HEX([.A545]; 4);2)&amp;&quot; &quot;&amp;(RIGHT(DEC2HEX(HEX2DEC(&quot;05&quot;)+HEX2DEC(&quot;A1&quot;)+HEX2DEC(DEC2HEX([.A545]; 4));4); 2))&amp;&quot; 16&quot;)" office:value-type="string" office:string-value="FE FE 05 A1 02 20 C6 16" calcext:value-type="string">
            <text:p>FE FE 05 A1 02 20 C6 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&quot;FE FE 05 A1 &quot;&amp;LEFT(DEC2HEX([.A546]; 4);2)&amp;&quot; &quot;&amp;RIGHT(DEC2HEX([.A546]; 4);2)&amp;&quot; &quot;&amp;(RIGHT(DEC2HEX(HEX2DEC(&quot;05&quot;)+HEX2DEC(&quot;A1&quot;)+HEX2DEC(DEC2HEX([.A546]; 4));4); 2))&amp;&quot; 16&quot;)" office:value-type="string" office:string-value="FE FE 05 A1 02 21 C7 16" calcext:value-type="string">
            <text:p>FE FE 05 A1 02 21 C7 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&quot;FE FE 05 A1 &quot;&amp;LEFT(DEC2HEX([.A547]; 4);2)&amp;&quot; &quot;&amp;RIGHT(DEC2HEX([.A547]; 4);2)&amp;&quot; &quot;&amp;(RIGHT(DEC2HEX(HEX2DEC(&quot;05&quot;)+HEX2DEC(&quot;A1&quot;)+HEX2DEC(DEC2HEX([.A547]; 4));4); 2))&amp;&quot; 16&quot;)" office:value-type="string" office:string-value="FE FE 05 A1 02 22 C8 16" calcext:value-type="string">
            <text:p>FE FE 05 A1 02 22 C8 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&quot;FE FE 05 A1 &quot;&amp;LEFT(DEC2HEX([.A548]; 4);2)&amp;&quot; &quot;&amp;RIGHT(DEC2HEX([.A548]; 4);2)&amp;&quot; &quot;&amp;(RIGHT(DEC2HEX(HEX2DEC(&quot;05&quot;)+HEX2DEC(&quot;A1&quot;)+HEX2DEC(DEC2HEX([.A548]; 4));4); 2))&amp;&quot; 16&quot;)" office:value-type="string" office:string-value="FE FE 05 A1 02 23 C9 16" calcext:value-type="string">
            <text:p>FE FE 05 A1 02 23 C9 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&quot;FE FE 05 A1 &quot;&amp;LEFT(DEC2HEX([.A549]; 4);2)&amp;&quot; &quot;&amp;RIGHT(DEC2HEX([.A549]; 4);2)&amp;&quot; &quot;&amp;(RIGHT(DEC2HEX(HEX2DEC(&quot;05&quot;)+HEX2DEC(&quot;A1&quot;)+HEX2DEC(DEC2HEX([.A549]; 4));4); 2))&amp;&quot; 16&quot;)" office:value-type="string" office:string-value="FE FE 05 A1 02 24 CA 16" calcext:value-type="string">
            <text:p>FE FE 05 A1 02 24 CA 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&quot;FE FE 05 A1 &quot;&amp;LEFT(DEC2HEX([.A550]; 4);2)&amp;&quot; &quot;&amp;RIGHT(DEC2HEX([.A550]; 4);2)&amp;&quot; &quot;&amp;(RIGHT(DEC2HEX(HEX2DEC(&quot;05&quot;)+HEX2DEC(&quot;A1&quot;)+HEX2DEC(DEC2HEX([.A550]; 4));4); 2))&amp;&quot; 16&quot;)" office:value-type="string" office:string-value="FE FE 05 A1 02 25 CB 16" calcext:value-type="string">
            <text:p>FE FE 05 A1 02 25 CB 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&quot;FE FE 05 A1 &quot;&amp;LEFT(DEC2HEX([.A551]; 4);2)&amp;&quot; &quot;&amp;RIGHT(DEC2HEX([.A551]; 4);2)&amp;&quot; &quot;&amp;(RIGHT(DEC2HEX(HEX2DEC(&quot;05&quot;)+HEX2DEC(&quot;A1&quot;)+HEX2DEC(DEC2HEX([.A551]; 4));4); 2))&amp;&quot; 16&quot;)" office:value-type="string" office:string-value="FE FE 05 A1 02 26 CC 16" calcext:value-type="string">
            <text:p>FE FE 05 A1 02 26 CC 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&quot;FE FE 05 A1 &quot;&amp;LEFT(DEC2HEX([.A552]; 4);2)&amp;&quot; &quot;&amp;RIGHT(DEC2HEX([.A552]; 4);2)&amp;&quot; &quot;&amp;(RIGHT(DEC2HEX(HEX2DEC(&quot;05&quot;)+HEX2DEC(&quot;A1&quot;)+HEX2DEC(DEC2HEX([.A552]; 4));4); 2))&amp;&quot; 16&quot;)" office:value-type="string" office:string-value="FE FE 05 A1 02 27 CD 16" calcext:value-type="string">
            <text:p>FE FE 05 A1 02 27 CD 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&quot;FE FE 05 A1 &quot;&amp;LEFT(DEC2HEX([.A553]; 4);2)&amp;&quot; &quot;&amp;RIGHT(DEC2HEX([.A553]; 4);2)&amp;&quot; &quot;&amp;(RIGHT(DEC2HEX(HEX2DEC(&quot;05&quot;)+HEX2DEC(&quot;A1&quot;)+HEX2DEC(DEC2HEX([.A553]; 4));4); 2))&amp;&quot; 16&quot;)" office:value-type="string" office:string-value="FE FE 05 A1 02 28 CE 16" calcext:value-type="string">
            <text:p>FE FE 05 A1 02 28 CE 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&quot;FE FE 05 A1 &quot;&amp;LEFT(DEC2HEX([.A554]; 4);2)&amp;&quot; &quot;&amp;RIGHT(DEC2HEX([.A554]; 4);2)&amp;&quot; &quot;&amp;(RIGHT(DEC2HEX(HEX2DEC(&quot;05&quot;)+HEX2DEC(&quot;A1&quot;)+HEX2DEC(DEC2HEX([.A554]; 4));4); 2))&amp;&quot; 16&quot;)" office:value-type="string" office:string-value="FE FE 05 A1 02 29 CF 16" calcext:value-type="string">
            <text:p>FE FE 05 A1 02 29 CF 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&quot;FE FE 05 A1 &quot;&amp;LEFT(DEC2HEX([.A555]; 4);2)&amp;&quot; &quot;&amp;RIGHT(DEC2HEX([.A555]; 4);2)&amp;&quot; &quot;&amp;(RIGHT(DEC2HEX(HEX2DEC(&quot;05&quot;)+HEX2DEC(&quot;A1&quot;)+HEX2DEC(DEC2HEX([.A555]; 4));4); 2))&amp;&quot; 16&quot;)" office:value-type="string" office:string-value="FE FE 05 A1 02 2A D0 16" calcext:value-type="string">
            <text:p>FE FE 05 A1 02 2A D0 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&quot;FE FE 05 A1 &quot;&amp;LEFT(DEC2HEX([.A556]; 4);2)&amp;&quot; &quot;&amp;RIGHT(DEC2HEX([.A556]; 4);2)&amp;&quot; &quot;&amp;(RIGHT(DEC2HEX(HEX2DEC(&quot;05&quot;)+HEX2DEC(&quot;A1&quot;)+HEX2DEC(DEC2HEX([.A556]; 4));4); 2))&amp;&quot; 16&quot;)" office:value-type="string" office:string-value="FE FE 05 A1 02 2B D1 16" calcext:value-type="string">
            <text:p>FE FE 05 A1 02 2B D1 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&quot;FE FE 05 A1 &quot;&amp;LEFT(DEC2HEX([.A557]; 4);2)&amp;&quot; &quot;&amp;RIGHT(DEC2HEX([.A557]; 4);2)&amp;&quot; &quot;&amp;(RIGHT(DEC2HEX(HEX2DEC(&quot;05&quot;)+HEX2DEC(&quot;A1&quot;)+HEX2DEC(DEC2HEX([.A557]; 4));4); 2))&amp;&quot; 16&quot;)" office:value-type="string" office:string-value="FE FE 05 A1 02 2C D2 16" calcext:value-type="string">
            <text:p>FE FE 05 A1 02 2C D2 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&quot;FE FE 05 A1 &quot;&amp;LEFT(DEC2HEX([.A558]; 4);2)&amp;&quot; &quot;&amp;RIGHT(DEC2HEX([.A558]; 4);2)&amp;&quot; &quot;&amp;(RIGHT(DEC2HEX(HEX2DEC(&quot;05&quot;)+HEX2DEC(&quot;A1&quot;)+HEX2DEC(DEC2HEX([.A558]; 4));4); 2))&amp;&quot; 16&quot;)" office:value-type="string" office:string-value="FE FE 05 A1 02 2D D3 16" calcext:value-type="string">
            <text:p>FE FE 05 A1 02 2D D3 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&quot;FE FE 05 A1 &quot;&amp;LEFT(DEC2HEX([.A559]; 4);2)&amp;&quot; &quot;&amp;RIGHT(DEC2HEX([.A559]; 4);2)&amp;&quot; &quot;&amp;(RIGHT(DEC2HEX(HEX2DEC(&quot;05&quot;)+HEX2DEC(&quot;A1&quot;)+HEX2DEC(DEC2HEX([.A559]; 4));4); 2))&amp;&quot; 16&quot;)" office:value-type="string" office:string-value="FE FE 05 A1 02 2E D4 16" calcext:value-type="string">
            <text:p>FE FE 05 A1 02 2E D4 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&quot;FE FE 05 A1 &quot;&amp;LEFT(DEC2HEX([.A560]; 4);2)&amp;&quot; &quot;&amp;RIGHT(DEC2HEX([.A560]; 4);2)&amp;&quot; &quot;&amp;(RIGHT(DEC2HEX(HEX2DEC(&quot;05&quot;)+HEX2DEC(&quot;A1&quot;)+HEX2DEC(DEC2HEX([.A560]; 4));4); 2))&amp;&quot; 16&quot;)" office:value-type="string" office:string-value="FE FE 05 A1 02 2F D5 16" calcext:value-type="string">
            <text:p>FE FE 05 A1 02 2F D5 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&quot;FE FE 05 A1 &quot;&amp;LEFT(DEC2HEX([.A561]; 4);2)&amp;&quot; &quot;&amp;RIGHT(DEC2HEX([.A561]; 4);2)&amp;&quot; &quot;&amp;(RIGHT(DEC2HEX(HEX2DEC(&quot;05&quot;)+HEX2DEC(&quot;A1&quot;)+HEX2DEC(DEC2HEX([.A561]; 4));4); 2))&amp;&quot; 16&quot;)" office:value-type="string" office:string-value="FE FE 05 A1 02 30 D6 16" calcext:value-type="string">
            <text:p>FE FE 05 A1 02 30 D6 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&quot;FE FE 05 A1 &quot;&amp;LEFT(DEC2HEX([.A562]; 4);2)&amp;&quot; &quot;&amp;RIGHT(DEC2HEX([.A562]; 4);2)&amp;&quot; &quot;&amp;(RIGHT(DEC2HEX(HEX2DEC(&quot;05&quot;)+HEX2DEC(&quot;A1&quot;)+HEX2DEC(DEC2HEX([.A562]; 4));4); 2))&amp;&quot; 16&quot;)" office:value-type="string" office:string-value="FE FE 05 A1 02 31 D7 16" calcext:value-type="string">
            <text:p>FE FE 05 A1 02 31 D7 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&quot;FE FE 05 A1 &quot;&amp;LEFT(DEC2HEX([.A563]; 4);2)&amp;&quot; &quot;&amp;RIGHT(DEC2HEX([.A563]; 4);2)&amp;&quot; &quot;&amp;(RIGHT(DEC2HEX(HEX2DEC(&quot;05&quot;)+HEX2DEC(&quot;A1&quot;)+HEX2DEC(DEC2HEX([.A563]; 4));4); 2))&amp;&quot; 16&quot;)" office:value-type="string" office:string-value="FE FE 05 A1 02 32 D8 16" calcext:value-type="string">
            <text:p>FE FE 05 A1 02 32 D8 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&quot;FE FE 05 A1 &quot;&amp;LEFT(DEC2HEX([.A564]; 4);2)&amp;&quot; &quot;&amp;RIGHT(DEC2HEX([.A564]; 4);2)&amp;&quot; &quot;&amp;(RIGHT(DEC2HEX(HEX2DEC(&quot;05&quot;)+HEX2DEC(&quot;A1&quot;)+HEX2DEC(DEC2HEX([.A564]; 4));4); 2))&amp;&quot; 16&quot;)" office:value-type="string" office:string-value="FE FE 05 A1 02 33 D9 16" calcext:value-type="string">
            <text:p>FE FE 05 A1 02 33 D9 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&quot;FE FE 05 A1 &quot;&amp;LEFT(DEC2HEX([.A565]; 4);2)&amp;&quot; &quot;&amp;RIGHT(DEC2HEX([.A565]; 4);2)&amp;&quot; &quot;&amp;(RIGHT(DEC2HEX(HEX2DEC(&quot;05&quot;)+HEX2DEC(&quot;A1&quot;)+HEX2DEC(DEC2HEX([.A565]; 4));4); 2))&amp;&quot; 16&quot;)" office:value-type="string" office:string-value="FE FE 05 A1 02 34 DA 16" calcext:value-type="string">
            <text:p>FE FE 05 A1 02 34 DA 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&quot;FE FE 05 A1 &quot;&amp;LEFT(DEC2HEX([.A566]; 4);2)&amp;&quot; &quot;&amp;RIGHT(DEC2HEX([.A566]; 4);2)&amp;&quot; &quot;&amp;(RIGHT(DEC2HEX(HEX2DEC(&quot;05&quot;)+HEX2DEC(&quot;A1&quot;)+HEX2DEC(DEC2HEX([.A566]; 4));4); 2))&amp;&quot; 16&quot;)" office:value-type="string" office:string-value="FE FE 05 A1 02 35 DB 16" calcext:value-type="string">
            <text:p>FE FE 05 A1 02 35 DB 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&quot;FE FE 05 A1 &quot;&amp;LEFT(DEC2HEX([.A567]; 4);2)&amp;&quot; &quot;&amp;RIGHT(DEC2HEX([.A567]; 4);2)&amp;&quot; &quot;&amp;(RIGHT(DEC2HEX(HEX2DEC(&quot;05&quot;)+HEX2DEC(&quot;A1&quot;)+HEX2DEC(DEC2HEX([.A567]; 4));4); 2))&amp;&quot; 16&quot;)" office:value-type="string" office:string-value="FE FE 05 A1 02 36 DC 16" calcext:value-type="string">
            <text:p>FE FE 05 A1 02 36 DC 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&quot;FE FE 05 A1 &quot;&amp;LEFT(DEC2HEX([.A568]; 4);2)&amp;&quot; &quot;&amp;RIGHT(DEC2HEX([.A568]; 4);2)&amp;&quot; &quot;&amp;(RIGHT(DEC2HEX(HEX2DEC(&quot;05&quot;)+HEX2DEC(&quot;A1&quot;)+HEX2DEC(DEC2HEX([.A568]; 4));4); 2))&amp;&quot; 16&quot;)" office:value-type="string" office:string-value="FE FE 05 A1 02 37 DD 16" calcext:value-type="string">
            <text:p>FE FE 05 A1 02 37 DD 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&quot;FE FE 05 A1 &quot;&amp;LEFT(DEC2HEX([.A569]; 4);2)&amp;&quot; &quot;&amp;RIGHT(DEC2HEX([.A569]; 4);2)&amp;&quot; &quot;&amp;(RIGHT(DEC2HEX(HEX2DEC(&quot;05&quot;)+HEX2DEC(&quot;A1&quot;)+HEX2DEC(DEC2HEX([.A569]; 4));4); 2))&amp;&quot; 16&quot;)" office:value-type="string" office:string-value="FE FE 05 A1 02 38 DE 16" calcext:value-type="string">
            <text:p>FE FE 05 A1 02 38 DE 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&quot;FE FE 05 A1 &quot;&amp;LEFT(DEC2HEX([.A570]; 4);2)&amp;&quot; &quot;&amp;RIGHT(DEC2HEX([.A570]; 4);2)&amp;&quot; &quot;&amp;(RIGHT(DEC2HEX(HEX2DEC(&quot;05&quot;)+HEX2DEC(&quot;A1&quot;)+HEX2DEC(DEC2HEX([.A570]; 4));4); 2))&amp;&quot; 16&quot;)" office:value-type="string" office:string-value="FE FE 05 A1 02 39 DF 16" calcext:value-type="string">
            <text:p>FE FE 05 A1 02 39 DF 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&quot;FE FE 05 A1 &quot;&amp;LEFT(DEC2HEX([.A571]; 4);2)&amp;&quot; &quot;&amp;RIGHT(DEC2HEX([.A571]; 4);2)&amp;&quot; &quot;&amp;(RIGHT(DEC2HEX(HEX2DEC(&quot;05&quot;)+HEX2DEC(&quot;A1&quot;)+HEX2DEC(DEC2HEX([.A571]; 4));4); 2))&amp;&quot; 16&quot;)" office:value-type="string" office:string-value="FE FE 05 A1 02 3A E0 16" calcext:value-type="string">
            <text:p>FE FE 05 A1 02 3A E0 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&quot;FE FE 05 A1 &quot;&amp;LEFT(DEC2HEX([.A572]; 4);2)&amp;&quot; &quot;&amp;RIGHT(DEC2HEX([.A572]; 4);2)&amp;&quot; &quot;&amp;(RIGHT(DEC2HEX(HEX2DEC(&quot;05&quot;)+HEX2DEC(&quot;A1&quot;)+HEX2DEC(DEC2HEX([.A572]; 4));4); 2))&amp;&quot; 16&quot;)" office:value-type="string" office:string-value="FE FE 05 A1 02 3B E1 16" calcext:value-type="string">
            <text:p>FE FE 05 A1 02 3B E1 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&quot;FE FE 05 A1 &quot;&amp;LEFT(DEC2HEX([.A573]; 4);2)&amp;&quot; &quot;&amp;RIGHT(DEC2HEX([.A573]; 4);2)&amp;&quot; &quot;&amp;(RIGHT(DEC2HEX(HEX2DEC(&quot;05&quot;)+HEX2DEC(&quot;A1&quot;)+HEX2DEC(DEC2HEX([.A573]; 4));4); 2))&amp;&quot; 16&quot;)" office:value-type="string" office:string-value="FE FE 05 A1 02 3C E2 16" calcext:value-type="string">
            <text:p>FE FE 05 A1 02 3C E2 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&quot;FE FE 05 A1 &quot;&amp;LEFT(DEC2HEX([.A574]; 4);2)&amp;&quot; &quot;&amp;RIGHT(DEC2HEX([.A574]; 4);2)&amp;&quot; &quot;&amp;(RIGHT(DEC2HEX(HEX2DEC(&quot;05&quot;)+HEX2DEC(&quot;A1&quot;)+HEX2DEC(DEC2HEX([.A574]; 4));4); 2))&amp;&quot; 16&quot;)" office:value-type="string" office:string-value="FE FE 05 A1 02 3D E3 16" calcext:value-type="string">
            <text:p>FE FE 05 A1 02 3D E3 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&quot;FE FE 05 A1 &quot;&amp;LEFT(DEC2HEX([.A575]; 4);2)&amp;&quot; &quot;&amp;RIGHT(DEC2HEX([.A575]; 4);2)&amp;&quot; &quot;&amp;(RIGHT(DEC2HEX(HEX2DEC(&quot;05&quot;)+HEX2DEC(&quot;A1&quot;)+HEX2DEC(DEC2HEX([.A575]; 4));4); 2))&amp;&quot; 16&quot;)" office:value-type="string" office:string-value="FE FE 05 A1 02 3E E4 16" calcext:value-type="string">
            <text:p>FE FE 05 A1 02 3E E4 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&quot;FE FE 05 A1 &quot;&amp;LEFT(DEC2HEX([.A576]; 4);2)&amp;&quot; &quot;&amp;RIGHT(DEC2HEX([.A576]; 4);2)&amp;&quot; &quot;&amp;(RIGHT(DEC2HEX(HEX2DEC(&quot;05&quot;)+HEX2DEC(&quot;A1&quot;)+HEX2DEC(DEC2HEX([.A576]; 4));4); 2))&amp;&quot; 16&quot;)" office:value-type="string" office:string-value="FE FE 05 A1 02 3F E5 16" calcext:value-type="string">
            <text:p>FE FE 05 A1 02 3F E5 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&quot;FE FE 05 A1 &quot;&amp;LEFT(DEC2HEX([.A577]; 4);2)&amp;&quot; &quot;&amp;RIGHT(DEC2HEX([.A577]; 4);2)&amp;&quot; &quot;&amp;(RIGHT(DEC2HEX(HEX2DEC(&quot;05&quot;)+HEX2DEC(&quot;A1&quot;)+HEX2DEC(DEC2HEX([.A577]; 4));4); 2))&amp;&quot; 16&quot;)" office:value-type="string" office:string-value="FE FE 05 A1 02 40 E6 16" calcext:value-type="string">
            <text:p>FE FE 05 A1 02 40 E6 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&quot;FE FE 05 A1 &quot;&amp;LEFT(DEC2HEX([.A578]; 4);2)&amp;&quot; &quot;&amp;RIGHT(DEC2HEX([.A578]; 4);2)&amp;&quot; &quot;&amp;(RIGHT(DEC2HEX(HEX2DEC(&quot;05&quot;)+HEX2DEC(&quot;A1&quot;)+HEX2DEC(DEC2HEX([.A578]; 4));4); 2))&amp;&quot; 16&quot;)" office:value-type="string" office:string-value="FE FE 05 A1 02 41 E7 16" calcext:value-type="string">
            <text:p>FE FE 05 A1 02 41 E7 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&quot;FE FE 05 A1 &quot;&amp;LEFT(DEC2HEX([.A579]; 4);2)&amp;&quot; &quot;&amp;RIGHT(DEC2HEX([.A579]; 4);2)&amp;&quot; &quot;&amp;(RIGHT(DEC2HEX(HEX2DEC(&quot;05&quot;)+HEX2DEC(&quot;A1&quot;)+HEX2DEC(DEC2HEX([.A579]; 4));4); 2))&amp;&quot; 16&quot;)" office:value-type="string" office:string-value="FE FE 05 A1 02 42 E8 16" calcext:value-type="string">
            <text:p>FE FE 05 A1 02 42 E8 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&quot;FE FE 05 A1 &quot;&amp;LEFT(DEC2HEX([.A580]; 4);2)&amp;&quot; &quot;&amp;RIGHT(DEC2HEX([.A580]; 4);2)&amp;&quot; &quot;&amp;(RIGHT(DEC2HEX(HEX2DEC(&quot;05&quot;)+HEX2DEC(&quot;A1&quot;)+HEX2DEC(DEC2HEX([.A580]; 4));4); 2))&amp;&quot; 16&quot;)" office:value-type="string" office:string-value="FE FE 05 A1 02 43 E9 16" calcext:value-type="string">
            <text:p>FE FE 05 A1 02 43 E9 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&quot;FE FE 05 A1 &quot;&amp;LEFT(DEC2HEX([.A581]; 4);2)&amp;&quot; &quot;&amp;RIGHT(DEC2HEX([.A581]; 4);2)&amp;&quot; &quot;&amp;(RIGHT(DEC2HEX(HEX2DEC(&quot;05&quot;)+HEX2DEC(&quot;A1&quot;)+HEX2DEC(DEC2HEX([.A581]; 4));4); 2))&amp;&quot; 16&quot;)" office:value-type="string" office:string-value="FE FE 05 A1 02 44 EA 16" calcext:value-type="string">
            <text:p>FE FE 05 A1 02 44 EA 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&quot;FE FE 05 A1 &quot;&amp;LEFT(DEC2HEX([.A582]; 4);2)&amp;&quot; &quot;&amp;RIGHT(DEC2HEX([.A582]; 4);2)&amp;&quot; &quot;&amp;(RIGHT(DEC2HEX(HEX2DEC(&quot;05&quot;)+HEX2DEC(&quot;A1&quot;)+HEX2DEC(DEC2HEX([.A582]; 4));4); 2))&amp;&quot; 16&quot;)" office:value-type="string" office:string-value="FE FE 05 A1 02 45 EB 16" calcext:value-type="string">
            <text:p>FE FE 05 A1 02 45 EB 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&quot;FE FE 05 A1 &quot;&amp;LEFT(DEC2HEX([.A583]; 4);2)&amp;&quot; &quot;&amp;RIGHT(DEC2HEX([.A583]; 4);2)&amp;&quot; &quot;&amp;(RIGHT(DEC2HEX(HEX2DEC(&quot;05&quot;)+HEX2DEC(&quot;A1&quot;)+HEX2DEC(DEC2HEX([.A583]; 4));4); 2))&amp;&quot; 16&quot;)" office:value-type="string" office:string-value="FE FE 05 A1 02 46 EC 16" calcext:value-type="string">
            <text:p>FE FE 05 A1 02 46 EC 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&quot;FE FE 05 A1 &quot;&amp;LEFT(DEC2HEX([.A584]; 4);2)&amp;&quot; &quot;&amp;RIGHT(DEC2HEX([.A584]; 4);2)&amp;&quot; &quot;&amp;(RIGHT(DEC2HEX(HEX2DEC(&quot;05&quot;)+HEX2DEC(&quot;A1&quot;)+HEX2DEC(DEC2HEX([.A584]; 4));4); 2))&amp;&quot; 16&quot;)" office:value-type="string" office:string-value="FE FE 05 A1 02 47 ED 16" calcext:value-type="string">
            <text:p>FE FE 05 A1 02 47 ED 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&quot;FE FE 05 A1 &quot;&amp;LEFT(DEC2HEX([.A585]; 4);2)&amp;&quot; &quot;&amp;RIGHT(DEC2HEX([.A585]; 4);2)&amp;&quot; &quot;&amp;(RIGHT(DEC2HEX(HEX2DEC(&quot;05&quot;)+HEX2DEC(&quot;A1&quot;)+HEX2DEC(DEC2HEX([.A585]; 4));4); 2))&amp;&quot; 16&quot;)" office:value-type="string" office:string-value="FE FE 05 A1 02 48 EE 16" calcext:value-type="string">
            <text:p>FE FE 05 A1 02 48 EE 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&quot;FE FE 05 A1 &quot;&amp;LEFT(DEC2HEX([.A586]; 4);2)&amp;&quot; &quot;&amp;RIGHT(DEC2HEX([.A586]; 4);2)&amp;&quot; &quot;&amp;(RIGHT(DEC2HEX(HEX2DEC(&quot;05&quot;)+HEX2DEC(&quot;A1&quot;)+HEX2DEC(DEC2HEX([.A586]; 4));4); 2))&amp;&quot; 16&quot;)" office:value-type="string" office:string-value="FE FE 05 A1 02 49 EF 16" calcext:value-type="string">
            <text:p>FE FE 05 A1 02 49 EF 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&quot;FE FE 05 A1 &quot;&amp;LEFT(DEC2HEX([.A587]; 4);2)&amp;&quot; &quot;&amp;RIGHT(DEC2HEX([.A587]; 4);2)&amp;&quot; &quot;&amp;(RIGHT(DEC2HEX(HEX2DEC(&quot;05&quot;)+HEX2DEC(&quot;A1&quot;)+HEX2DEC(DEC2HEX([.A587]; 4));4); 2))&amp;&quot; 16&quot;)" office:value-type="string" office:string-value="FE FE 05 A1 02 4A F0 16" calcext:value-type="string">
            <text:p>FE FE 05 A1 02 4A F0 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&quot;FE FE 05 A1 &quot;&amp;LEFT(DEC2HEX([.A588]; 4);2)&amp;&quot; &quot;&amp;RIGHT(DEC2HEX([.A588]; 4);2)&amp;&quot; &quot;&amp;(RIGHT(DEC2HEX(HEX2DEC(&quot;05&quot;)+HEX2DEC(&quot;A1&quot;)+HEX2DEC(DEC2HEX([.A588]; 4));4); 2))&amp;&quot; 16&quot;)" office:value-type="string" office:string-value="FE FE 05 A1 02 4B F1 16" calcext:value-type="string">
            <text:p>FE FE 05 A1 02 4B F1 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&quot;FE FE 05 A1 &quot;&amp;LEFT(DEC2HEX([.A589]; 4);2)&amp;&quot; &quot;&amp;RIGHT(DEC2HEX([.A589]; 4);2)&amp;&quot; &quot;&amp;(RIGHT(DEC2HEX(HEX2DEC(&quot;05&quot;)+HEX2DEC(&quot;A1&quot;)+HEX2DEC(DEC2HEX([.A589]; 4));4); 2))&amp;&quot; 16&quot;)" office:value-type="string" office:string-value="FE FE 05 A1 02 4C F2 16" calcext:value-type="string">
            <text:p>FE FE 05 A1 02 4C F2 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&quot;FE FE 05 A1 &quot;&amp;LEFT(DEC2HEX([.A590]; 4);2)&amp;&quot; &quot;&amp;RIGHT(DEC2HEX([.A590]; 4);2)&amp;&quot; &quot;&amp;(RIGHT(DEC2HEX(HEX2DEC(&quot;05&quot;)+HEX2DEC(&quot;A1&quot;)+HEX2DEC(DEC2HEX([.A590]; 4));4); 2))&amp;&quot; 16&quot;)" office:value-type="string" office:string-value="FE FE 05 A1 02 4D F3 16" calcext:value-type="string">
            <text:p>FE FE 05 A1 02 4D F3 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&quot;FE FE 05 A1 &quot;&amp;LEFT(DEC2HEX([.A591]; 4);2)&amp;&quot; &quot;&amp;RIGHT(DEC2HEX([.A591]; 4);2)&amp;&quot; &quot;&amp;(RIGHT(DEC2HEX(HEX2DEC(&quot;05&quot;)+HEX2DEC(&quot;A1&quot;)+HEX2DEC(DEC2HEX([.A591]; 4));4); 2))&amp;&quot; 16&quot;)" office:value-type="string" office:string-value="FE FE 05 A1 02 4E F4 16" calcext:value-type="string">
            <text:p>FE FE 05 A1 02 4E F4 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&quot;FE FE 05 A1 &quot;&amp;LEFT(DEC2HEX([.A592]; 4);2)&amp;&quot; &quot;&amp;RIGHT(DEC2HEX([.A592]; 4);2)&amp;&quot; &quot;&amp;(RIGHT(DEC2HEX(HEX2DEC(&quot;05&quot;)+HEX2DEC(&quot;A1&quot;)+HEX2DEC(DEC2HEX([.A592]; 4));4); 2))&amp;&quot; 16&quot;)" office:value-type="string" office:string-value="FE FE 05 A1 02 4F F5 16" calcext:value-type="string">
            <text:p>FE FE 05 A1 02 4F F5 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&quot;FE FE 05 A1 &quot;&amp;LEFT(DEC2HEX([.A593]; 4);2)&amp;&quot; &quot;&amp;RIGHT(DEC2HEX([.A593]; 4);2)&amp;&quot; &quot;&amp;(RIGHT(DEC2HEX(HEX2DEC(&quot;05&quot;)+HEX2DEC(&quot;A1&quot;)+HEX2DEC(DEC2HEX([.A593]; 4));4); 2))&amp;&quot; 16&quot;)" office:value-type="string" office:string-value="FE FE 05 A1 02 50 F6 16" calcext:value-type="string">
            <text:p>FE FE 05 A1 02 50 F6 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&quot;FE FE 05 A1 &quot;&amp;LEFT(DEC2HEX([.A594]; 4);2)&amp;&quot; &quot;&amp;RIGHT(DEC2HEX([.A594]; 4);2)&amp;&quot; &quot;&amp;(RIGHT(DEC2HEX(HEX2DEC(&quot;05&quot;)+HEX2DEC(&quot;A1&quot;)+HEX2DEC(DEC2HEX([.A594]; 4));4); 2))&amp;&quot; 16&quot;)" office:value-type="string" office:string-value="FE FE 05 A1 02 51 F7 16" calcext:value-type="string">
            <text:p>FE FE 05 A1 02 51 F7 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&quot;FE FE 05 A1 &quot;&amp;LEFT(DEC2HEX([.A595]; 4);2)&amp;&quot; &quot;&amp;RIGHT(DEC2HEX([.A595]; 4);2)&amp;&quot; &quot;&amp;(RIGHT(DEC2HEX(HEX2DEC(&quot;05&quot;)+HEX2DEC(&quot;A1&quot;)+HEX2DEC(DEC2HEX([.A595]; 4));4); 2))&amp;&quot; 16&quot;)" office:value-type="string" office:string-value="FE FE 05 A1 02 52 F8 16" calcext:value-type="string">
            <text:p>FE FE 05 A1 02 52 F8 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&quot;FE FE 05 A1 &quot;&amp;LEFT(DEC2HEX([.A596]; 4);2)&amp;&quot; &quot;&amp;RIGHT(DEC2HEX([.A596]; 4);2)&amp;&quot; &quot;&amp;(RIGHT(DEC2HEX(HEX2DEC(&quot;05&quot;)+HEX2DEC(&quot;A1&quot;)+HEX2DEC(DEC2HEX([.A596]; 4));4); 2))&amp;&quot; 16&quot;)" office:value-type="string" office:string-value="FE FE 05 A1 02 53 F9 16" calcext:value-type="string">
            <text:p>FE FE 05 A1 02 53 F9 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&quot;FE FE 05 A1 &quot;&amp;LEFT(DEC2HEX([.A597]; 4);2)&amp;&quot; &quot;&amp;RIGHT(DEC2HEX([.A597]; 4);2)&amp;&quot; &quot;&amp;(RIGHT(DEC2HEX(HEX2DEC(&quot;05&quot;)+HEX2DEC(&quot;A1&quot;)+HEX2DEC(DEC2HEX([.A597]; 4));4); 2))&amp;&quot; 16&quot;)" office:value-type="string" office:string-value="FE FE 05 A1 02 54 FA 16" calcext:value-type="string">
            <text:p>FE FE 05 A1 02 54 FA 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&quot;FE FE 05 A1 &quot;&amp;LEFT(DEC2HEX([.A598]; 4);2)&amp;&quot; &quot;&amp;RIGHT(DEC2HEX([.A598]; 4);2)&amp;&quot; &quot;&amp;(RIGHT(DEC2HEX(HEX2DEC(&quot;05&quot;)+HEX2DEC(&quot;A1&quot;)+HEX2DEC(DEC2HEX([.A598]; 4));4); 2))&amp;&quot; 16&quot;)" office:value-type="string" office:string-value="FE FE 05 A1 02 55 FB 16" calcext:value-type="string">
            <text:p>FE FE 05 A1 02 55 FB 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&quot;FE FE 05 A1 &quot;&amp;LEFT(DEC2HEX([.A599]; 4);2)&amp;&quot; &quot;&amp;RIGHT(DEC2HEX([.A599]; 4);2)&amp;&quot; &quot;&amp;(RIGHT(DEC2HEX(HEX2DEC(&quot;05&quot;)+HEX2DEC(&quot;A1&quot;)+HEX2DEC(DEC2HEX([.A599]; 4));4); 2))&amp;&quot; 16&quot;)" office:value-type="string" office:string-value="FE FE 05 A1 02 56 FC 16" calcext:value-type="string">
            <text:p>FE FE 05 A1 02 56 FC 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&quot;FE FE 05 A1 &quot;&amp;LEFT(DEC2HEX([.A600]; 4);2)&amp;&quot; &quot;&amp;RIGHT(DEC2HEX([.A600]; 4);2)&amp;&quot; &quot;&amp;(RIGHT(DEC2HEX(HEX2DEC(&quot;05&quot;)+HEX2DEC(&quot;A1&quot;)+HEX2DEC(DEC2HEX([.A600]; 4));4); 2))&amp;&quot; 16&quot;)" office:value-type="string" office:string-value="FE FE 05 A1 02 57 FD 16" calcext:value-type="string">
            <text:p>FE FE 05 A1 02 57 FD 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&quot;FE FE 05 A1 &quot;&amp;LEFT(DEC2HEX([.A601]; 4);2)&amp;&quot; &quot;&amp;RIGHT(DEC2HEX([.A601]; 4);2)&amp;&quot; &quot;&amp;(RIGHT(DEC2HEX(HEX2DEC(&quot;05&quot;)+HEX2DEC(&quot;A1&quot;)+HEX2DEC(DEC2HEX([.A601]; 4));4); 2))&amp;&quot; 16&quot;)" office:value-type="string" office:string-value="FE FE 05 A1 02 58 FE 16" calcext:value-type="string">
            <text:p>FE FE 05 A1 02 58 FE 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&quot;FE FE 05 A1 &quot;&amp;LEFT(DEC2HEX([.A602]; 4);2)&amp;&quot; &quot;&amp;RIGHT(DEC2HEX([.A602]; 4);2)&amp;&quot; &quot;&amp;(RIGHT(DEC2HEX(HEX2DEC(&quot;05&quot;)+HEX2DEC(&quot;A1&quot;)+HEX2DEC(DEC2HEX([.A602]; 4));4); 2))&amp;&quot; 16&quot;)" office:value-type="string" office:string-value="FE FE 05 A1 02 59 FF 16" calcext:value-type="string">
            <text:p>FE FE 05 A1 02 59 FF 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&quot;FE FE 05 A1 &quot;&amp;LEFT(DEC2HEX([.A603]; 4);2)&amp;&quot; &quot;&amp;RIGHT(DEC2HEX([.A603]; 4);2)&amp;&quot; &quot;&amp;(RIGHT(DEC2HEX(HEX2DEC(&quot;05&quot;)+HEX2DEC(&quot;A1&quot;)+HEX2DEC(DEC2HEX([.A603]; 4));4); 2))&amp;&quot; 16&quot;)" office:value-type="string" office:string-value="FE FE 05 A1 02 5A 00 16" calcext:value-type="string">
            <text:p>FE FE 05 A1 02 5A 00 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&quot;FE FE 05 A1 &quot;&amp;LEFT(DEC2HEX([.A604]; 4);2)&amp;&quot; &quot;&amp;RIGHT(DEC2HEX([.A604]; 4);2)&amp;&quot; &quot;&amp;(RIGHT(DEC2HEX(HEX2DEC(&quot;05&quot;)+HEX2DEC(&quot;A1&quot;)+HEX2DEC(DEC2HEX([.A604]; 4));4); 2))&amp;&quot; 16&quot;)" office:value-type="string" office:string-value="FE FE 05 A1 02 5B 01 16" calcext:value-type="string">
            <text:p>FE FE 05 A1 02 5B 01 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&quot;FE FE 05 A1 &quot;&amp;LEFT(DEC2HEX([.A605]; 4);2)&amp;&quot; &quot;&amp;RIGHT(DEC2HEX([.A605]; 4);2)&amp;&quot; &quot;&amp;(RIGHT(DEC2HEX(HEX2DEC(&quot;05&quot;)+HEX2DEC(&quot;A1&quot;)+HEX2DEC(DEC2HEX([.A605]; 4));4); 2))&amp;&quot; 16&quot;)" office:value-type="string" office:string-value="FE FE 05 A1 02 5C 02 16" calcext:value-type="string">
            <text:p>FE FE 05 A1 02 5C 02 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&quot;FE FE 05 A1 &quot;&amp;LEFT(DEC2HEX([.A606]; 4);2)&amp;&quot; &quot;&amp;RIGHT(DEC2HEX([.A606]; 4);2)&amp;&quot; &quot;&amp;(RIGHT(DEC2HEX(HEX2DEC(&quot;05&quot;)+HEX2DEC(&quot;A1&quot;)+HEX2DEC(DEC2HEX([.A606]; 4));4); 2))&amp;&quot; 16&quot;)" office:value-type="string" office:string-value="FE FE 05 A1 02 5D 03 16" calcext:value-type="string">
            <text:p>FE FE 05 A1 02 5D 03 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&quot;FE FE 05 A1 &quot;&amp;LEFT(DEC2HEX([.A607]; 4);2)&amp;&quot; &quot;&amp;RIGHT(DEC2HEX([.A607]; 4);2)&amp;&quot; &quot;&amp;(RIGHT(DEC2HEX(HEX2DEC(&quot;05&quot;)+HEX2DEC(&quot;A1&quot;)+HEX2DEC(DEC2HEX([.A607]; 4));4); 2))&amp;&quot; 16&quot;)" office:value-type="string" office:string-value="FE FE 05 A1 02 5E 04 16" calcext:value-type="string">
            <text:p>FE FE 05 A1 02 5E 04 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&quot;FE FE 05 A1 &quot;&amp;LEFT(DEC2HEX([.A608]; 4);2)&amp;&quot; &quot;&amp;RIGHT(DEC2HEX([.A608]; 4);2)&amp;&quot; &quot;&amp;(RIGHT(DEC2HEX(HEX2DEC(&quot;05&quot;)+HEX2DEC(&quot;A1&quot;)+HEX2DEC(DEC2HEX([.A608]; 4));4); 2))&amp;&quot; 16&quot;)" office:value-type="string" office:string-value="FE FE 05 A1 02 5F 05 16" calcext:value-type="string">
            <text:p>FE FE 05 A1 02 5F 05 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&quot;FE FE 05 A1 &quot;&amp;LEFT(DEC2HEX([.A609]; 4);2)&amp;&quot; &quot;&amp;RIGHT(DEC2HEX([.A609]; 4);2)&amp;&quot; &quot;&amp;(RIGHT(DEC2HEX(HEX2DEC(&quot;05&quot;)+HEX2DEC(&quot;A1&quot;)+HEX2DEC(DEC2HEX([.A609]; 4));4); 2))&amp;&quot; 16&quot;)" office:value-type="string" office:string-value="FE FE 05 A1 02 60 06 16" calcext:value-type="string">
            <text:p>FE FE 05 A1 02 60 06 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&quot;FE FE 05 A1 &quot;&amp;LEFT(DEC2HEX([.A610]; 4);2)&amp;&quot; &quot;&amp;RIGHT(DEC2HEX([.A610]; 4);2)&amp;&quot; &quot;&amp;(RIGHT(DEC2HEX(HEX2DEC(&quot;05&quot;)+HEX2DEC(&quot;A1&quot;)+HEX2DEC(DEC2HEX([.A610]; 4));4); 2))&amp;&quot; 16&quot;)" office:value-type="string" office:string-value="FE FE 05 A1 02 61 07 16" calcext:value-type="string">
            <text:p>FE FE 05 A1 02 61 07 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&quot;FE FE 05 A1 &quot;&amp;LEFT(DEC2HEX([.A611]; 4);2)&amp;&quot; &quot;&amp;RIGHT(DEC2HEX([.A611]; 4);2)&amp;&quot; &quot;&amp;(RIGHT(DEC2HEX(HEX2DEC(&quot;05&quot;)+HEX2DEC(&quot;A1&quot;)+HEX2DEC(DEC2HEX([.A611]; 4));4); 2))&amp;&quot; 16&quot;)" office:value-type="string" office:string-value="FE FE 05 A1 02 62 08 16" calcext:value-type="string">
            <text:p>FE FE 05 A1 02 62 08 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&quot;FE FE 05 A1 &quot;&amp;LEFT(DEC2HEX([.A612]; 4);2)&amp;&quot; &quot;&amp;RIGHT(DEC2HEX([.A612]; 4);2)&amp;&quot; &quot;&amp;(RIGHT(DEC2HEX(HEX2DEC(&quot;05&quot;)+HEX2DEC(&quot;A1&quot;)+HEX2DEC(DEC2HEX([.A612]; 4));4); 2))&amp;&quot; 16&quot;)" office:value-type="string" office:string-value="FE FE 05 A1 02 63 09 16" calcext:value-type="string">
            <text:p>FE FE 05 A1 02 63 09 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&quot;FE FE 05 A1 &quot;&amp;LEFT(DEC2HEX([.A613]; 4);2)&amp;&quot; &quot;&amp;RIGHT(DEC2HEX([.A613]; 4);2)&amp;&quot; &quot;&amp;(RIGHT(DEC2HEX(HEX2DEC(&quot;05&quot;)+HEX2DEC(&quot;A1&quot;)+HEX2DEC(DEC2HEX([.A613]; 4));4); 2))&amp;&quot; 16&quot;)" office:value-type="string" office:string-value="FE FE 05 A1 02 64 0A 16" calcext:value-type="string">
            <text:p>FE FE 05 A1 02 64 0A 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&quot;FE FE 05 A1 &quot;&amp;LEFT(DEC2HEX([.A614]; 4);2)&amp;&quot; &quot;&amp;RIGHT(DEC2HEX([.A614]; 4);2)&amp;&quot; &quot;&amp;(RIGHT(DEC2HEX(HEX2DEC(&quot;05&quot;)+HEX2DEC(&quot;A1&quot;)+HEX2DEC(DEC2HEX([.A614]; 4));4); 2))&amp;&quot; 16&quot;)" office:value-type="string" office:string-value="FE FE 05 A1 02 65 0B 16" calcext:value-type="string">
            <text:p>FE FE 05 A1 02 65 0B 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&quot;FE FE 05 A1 &quot;&amp;LEFT(DEC2HEX([.A615]; 4);2)&amp;&quot; &quot;&amp;RIGHT(DEC2HEX([.A615]; 4);2)&amp;&quot; &quot;&amp;(RIGHT(DEC2HEX(HEX2DEC(&quot;05&quot;)+HEX2DEC(&quot;A1&quot;)+HEX2DEC(DEC2HEX([.A615]; 4));4); 2))&amp;&quot; 16&quot;)" office:value-type="string" office:string-value="FE FE 05 A1 02 66 0C 16" calcext:value-type="string">
            <text:p>FE FE 05 A1 02 66 0C 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&quot;FE FE 05 A1 &quot;&amp;LEFT(DEC2HEX([.A616]; 4);2)&amp;&quot; &quot;&amp;RIGHT(DEC2HEX([.A616]; 4);2)&amp;&quot; &quot;&amp;(RIGHT(DEC2HEX(HEX2DEC(&quot;05&quot;)+HEX2DEC(&quot;A1&quot;)+HEX2DEC(DEC2HEX([.A616]; 4));4); 2))&amp;&quot; 16&quot;)" office:value-type="string" office:string-value="FE FE 05 A1 02 67 0D 16" calcext:value-type="string">
            <text:p>FE FE 05 A1 02 67 0D 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&quot;FE FE 05 A1 &quot;&amp;LEFT(DEC2HEX([.A617]; 4);2)&amp;&quot; &quot;&amp;RIGHT(DEC2HEX([.A617]; 4);2)&amp;&quot; &quot;&amp;(RIGHT(DEC2HEX(HEX2DEC(&quot;05&quot;)+HEX2DEC(&quot;A1&quot;)+HEX2DEC(DEC2HEX([.A617]; 4));4); 2))&amp;&quot; 16&quot;)" office:value-type="string" office:string-value="FE FE 05 A1 02 68 0E 16" calcext:value-type="string">
            <text:p>FE FE 05 A1 02 68 0E 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&quot;FE FE 05 A1 &quot;&amp;LEFT(DEC2HEX([.A618]; 4);2)&amp;&quot; &quot;&amp;RIGHT(DEC2HEX([.A618]; 4);2)&amp;&quot; &quot;&amp;(RIGHT(DEC2HEX(HEX2DEC(&quot;05&quot;)+HEX2DEC(&quot;A1&quot;)+HEX2DEC(DEC2HEX([.A618]; 4));4); 2))&amp;&quot; 16&quot;)" office:value-type="string" office:string-value="FE FE 05 A1 02 69 0F 16" calcext:value-type="string">
            <text:p>FE FE 05 A1 02 69 0F 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&quot;FE FE 05 A1 &quot;&amp;LEFT(DEC2HEX([.A619]; 4);2)&amp;&quot; &quot;&amp;RIGHT(DEC2HEX([.A619]; 4);2)&amp;&quot; &quot;&amp;(RIGHT(DEC2HEX(HEX2DEC(&quot;05&quot;)+HEX2DEC(&quot;A1&quot;)+HEX2DEC(DEC2HEX([.A619]; 4));4); 2))&amp;&quot; 16&quot;)" office:value-type="string" office:string-value="FE FE 05 A1 02 6A 10 16" calcext:value-type="string">
            <text:p>FE FE 05 A1 02 6A 10 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&quot;FE FE 05 A1 &quot;&amp;LEFT(DEC2HEX([.A620]; 4);2)&amp;&quot; &quot;&amp;RIGHT(DEC2HEX([.A620]; 4);2)&amp;&quot; &quot;&amp;(RIGHT(DEC2HEX(HEX2DEC(&quot;05&quot;)+HEX2DEC(&quot;A1&quot;)+HEX2DEC(DEC2HEX([.A620]; 4));4); 2))&amp;&quot; 16&quot;)" office:value-type="string" office:string-value="FE FE 05 A1 02 6B 11 16" calcext:value-type="string">
            <text:p>FE FE 05 A1 02 6B 11 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&quot;FE FE 05 A1 &quot;&amp;LEFT(DEC2HEX([.A621]; 4);2)&amp;&quot; &quot;&amp;RIGHT(DEC2HEX([.A621]; 4);2)&amp;&quot; &quot;&amp;(RIGHT(DEC2HEX(HEX2DEC(&quot;05&quot;)+HEX2DEC(&quot;A1&quot;)+HEX2DEC(DEC2HEX([.A621]; 4));4); 2))&amp;&quot; 16&quot;)" office:value-type="string" office:string-value="FE FE 05 A1 02 6C 12 16" calcext:value-type="string">
            <text:p>FE FE 05 A1 02 6C 12 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&quot;FE FE 05 A1 &quot;&amp;LEFT(DEC2HEX([.A622]; 4);2)&amp;&quot; &quot;&amp;RIGHT(DEC2HEX([.A622]; 4);2)&amp;&quot; &quot;&amp;(RIGHT(DEC2HEX(HEX2DEC(&quot;05&quot;)+HEX2DEC(&quot;A1&quot;)+HEX2DEC(DEC2HEX([.A622]; 4));4); 2))&amp;&quot; 16&quot;)" office:value-type="string" office:string-value="FE FE 05 A1 02 6D 13 16" calcext:value-type="string">
            <text:p>FE FE 05 A1 02 6D 13 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&quot;FE FE 05 A1 &quot;&amp;LEFT(DEC2HEX([.A623]; 4);2)&amp;&quot; &quot;&amp;RIGHT(DEC2HEX([.A623]; 4);2)&amp;&quot; &quot;&amp;(RIGHT(DEC2HEX(HEX2DEC(&quot;05&quot;)+HEX2DEC(&quot;A1&quot;)+HEX2DEC(DEC2HEX([.A623]; 4));4); 2))&amp;&quot; 16&quot;)" office:value-type="string" office:string-value="FE FE 05 A1 02 6E 14 16" calcext:value-type="string">
            <text:p>FE FE 05 A1 02 6E 14 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&quot;FE FE 05 A1 &quot;&amp;LEFT(DEC2HEX([.A624]; 4);2)&amp;&quot; &quot;&amp;RIGHT(DEC2HEX([.A624]; 4);2)&amp;&quot; &quot;&amp;(RIGHT(DEC2HEX(HEX2DEC(&quot;05&quot;)+HEX2DEC(&quot;A1&quot;)+HEX2DEC(DEC2HEX([.A624]; 4));4); 2))&amp;&quot; 16&quot;)" office:value-type="string" office:string-value="FE FE 05 A1 02 6F 15 16" calcext:value-type="string">
            <text:p>FE FE 05 A1 02 6F 15 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&quot;FE FE 05 A1 &quot;&amp;LEFT(DEC2HEX([.A625]; 4);2)&amp;&quot; &quot;&amp;RIGHT(DEC2HEX([.A625]; 4);2)&amp;&quot; &quot;&amp;(RIGHT(DEC2HEX(HEX2DEC(&quot;05&quot;)+HEX2DEC(&quot;A1&quot;)+HEX2DEC(DEC2HEX([.A625]; 4));4); 2))&amp;&quot; 16&quot;)" office:value-type="string" office:string-value="FE FE 05 A1 02 70 16 16" calcext:value-type="string">
            <text:p>FE FE 05 A1 02 70 16 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&quot;FE FE 05 A1 &quot;&amp;LEFT(DEC2HEX([.A626]; 4);2)&amp;&quot; &quot;&amp;RIGHT(DEC2HEX([.A626]; 4);2)&amp;&quot; &quot;&amp;(RIGHT(DEC2HEX(HEX2DEC(&quot;05&quot;)+HEX2DEC(&quot;A1&quot;)+HEX2DEC(DEC2HEX([.A626]; 4));4); 2))&amp;&quot; 16&quot;)" office:value-type="string" office:string-value="FE FE 05 A1 02 71 17 16" calcext:value-type="string">
            <text:p>FE FE 05 A1 02 71 17 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&quot;FE FE 05 A1 &quot;&amp;LEFT(DEC2HEX([.A627]; 4);2)&amp;&quot; &quot;&amp;RIGHT(DEC2HEX([.A627]; 4);2)&amp;&quot; &quot;&amp;(RIGHT(DEC2HEX(HEX2DEC(&quot;05&quot;)+HEX2DEC(&quot;A1&quot;)+HEX2DEC(DEC2HEX([.A627]; 4));4); 2))&amp;&quot; 16&quot;)" office:value-type="string" office:string-value="FE FE 05 A1 02 72 18 16" calcext:value-type="string">
            <text:p>FE FE 05 A1 02 72 18 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&quot;FE FE 05 A1 &quot;&amp;LEFT(DEC2HEX([.A628]; 4);2)&amp;&quot; &quot;&amp;RIGHT(DEC2HEX([.A628]; 4);2)&amp;&quot; &quot;&amp;(RIGHT(DEC2HEX(HEX2DEC(&quot;05&quot;)+HEX2DEC(&quot;A1&quot;)+HEX2DEC(DEC2HEX([.A628]; 4));4); 2))&amp;&quot; 16&quot;)" office:value-type="string" office:string-value="FE FE 05 A1 02 73 19 16" calcext:value-type="string">
            <text:p>FE FE 05 A1 02 73 19 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&quot;FE FE 05 A1 &quot;&amp;LEFT(DEC2HEX([.A629]; 4);2)&amp;&quot; &quot;&amp;RIGHT(DEC2HEX([.A629]; 4);2)&amp;&quot; &quot;&amp;(RIGHT(DEC2HEX(HEX2DEC(&quot;05&quot;)+HEX2DEC(&quot;A1&quot;)+HEX2DEC(DEC2HEX([.A629]; 4));4); 2))&amp;&quot; 16&quot;)" office:value-type="string" office:string-value="FE FE 05 A1 02 74 1A 16" calcext:value-type="string">
            <text:p>FE FE 05 A1 02 74 1A 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&quot;FE FE 05 A1 &quot;&amp;LEFT(DEC2HEX([.A630]; 4);2)&amp;&quot; &quot;&amp;RIGHT(DEC2HEX([.A630]; 4);2)&amp;&quot; &quot;&amp;(RIGHT(DEC2HEX(HEX2DEC(&quot;05&quot;)+HEX2DEC(&quot;A1&quot;)+HEX2DEC(DEC2HEX([.A630]; 4));4); 2))&amp;&quot; 16&quot;)" office:value-type="string" office:string-value="FE FE 05 A1 02 75 1B 16" calcext:value-type="string">
            <text:p>FE FE 05 A1 02 75 1B 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&quot;FE FE 05 A1 &quot;&amp;LEFT(DEC2HEX([.A631]; 4);2)&amp;&quot; &quot;&amp;RIGHT(DEC2HEX([.A631]; 4);2)&amp;&quot; &quot;&amp;(RIGHT(DEC2HEX(HEX2DEC(&quot;05&quot;)+HEX2DEC(&quot;A1&quot;)+HEX2DEC(DEC2HEX([.A631]; 4));4); 2))&amp;&quot; 16&quot;)" office:value-type="string" office:string-value="FE FE 05 A1 02 76 1C 16" calcext:value-type="string">
            <text:p>FE FE 05 A1 02 76 1C 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&quot;FE FE 05 A1 &quot;&amp;LEFT(DEC2HEX([.A632]; 4);2)&amp;&quot; &quot;&amp;RIGHT(DEC2HEX([.A632]; 4);2)&amp;&quot; &quot;&amp;(RIGHT(DEC2HEX(HEX2DEC(&quot;05&quot;)+HEX2DEC(&quot;A1&quot;)+HEX2DEC(DEC2HEX([.A632]; 4));4); 2))&amp;&quot; 16&quot;)" office:value-type="string" office:string-value="FE FE 05 A1 02 77 1D 16" calcext:value-type="string">
            <text:p>FE FE 05 A1 02 77 1D 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&quot;FE FE 05 A1 &quot;&amp;LEFT(DEC2HEX([.A633]; 4);2)&amp;&quot; &quot;&amp;RIGHT(DEC2HEX([.A633]; 4);2)&amp;&quot; &quot;&amp;(RIGHT(DEC2HEX(HEX2DEC(&quot;05&quot;)+HEX2DEC(&quot;A1&quot;)+HEX2DEC(DEC2HEX([.A633]; 4));4); 2))&amp;&quot; 16&quot;)" office:value-type="string" office:string-value="FE FE 05 A1 02 78 1E 16" calcext:value-type="string">
            <text:p>FE FE 05 A1 02 78 1E 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&quot;FE FE 05 A1 &quot;&amp;LEFT(DEC2HEX([.A634]; 4);2)&amp;&quot; &quot;&amp;RIGHT(DEC2HEX([.A634]; 4);2)&amp;&quot; &quot;&amp;(RIGHT(DEC2HEX(HEX2DEC(&quot;05&quot;)+HEX2DEC(&quot;A1&quot;)+HEX2DEC(DEC2HEX([.A634]; 4));4); 2))&amp;&quot; 16&quot;)" office:value-type="string" office:string-value="FE FE 05 A1 02 79 1F 16" calcext:value-type="string">
            <text:p>FE FE 05 A1 02 79 1F 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&quot;FE FE 05 A1 &quot;&amp;LEFT(DEC2HEX([.A635]; 4);2)&amp;&quot; &quot;&amp;RIGHT(DEC2HEX([.A635]; 4);2)&amp;&quot; &quot;&amp;(RIGHT(DEC2HEX(HEX2DEC(&quot;05&quot;)+HEX2DEC(&quot;A1&quot;)+HEX2DEC(DEC2HEX([.A635]; 4));4); 2))&amp;&quot; 16&quot;)" office:value-type="string" office:string-value="FE FE 05 A1 02 7A 20 16" calcext:value-type="string">
            <text:p>FE FE 05 A1 02 7A 20 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&quot;FE FE 05 A1 &quot;&amp;LEFT(DEC2HEX([.A636]; 4);2)&amp;&quot; &quot;&amp;RIGHT(DEC2HEX([.A636]; 4);2)&amp;&quot; &quot;&amp;(RIGHT(DEC2HEX(HEX2DEC(&quot;05&quot;)+HEX2DEC(&quot;A1&quot;)+HEX2DEC(DEC2HEX([.A636]; 4));4); 2))&amp;&quot; 16&quot;)" office:value-type="string" office:string-value="FE FE 05 A1 02 7B 21 16" calcext:value-type="string">
            <text:p>FE FE 05 A1 02 7B 21 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&quot;FE FE 05 A1 &quot;&amp;LEFT(DEC2HEX([.A637]; 4);2)&amp;&quot; &quot;&amp;RIGHT(DEC2HEX([.A637]; 4);2)&amp;&quot; &quot;&amp;(RIGHT(DEC2HEX(HEX2DEC(&quot;05&quot;)+HEX2DEC(&quot;A1&quot;)+HEX2DEC(DEC2HEX([.A637]; 4));4); 2))&amp;&quot; 16&quot;)" office:value-type="string" office:string-value="FE FE 05 A1 02 7C 22 16" calcext:value-type="string">
            <text:p>FE FE 05 A1 02 7C 22 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&quot;FE FE 05 A1 &quot;&amp;LEFT(DEC2HEX([.A638]; 4);2)&amp;&quot; &quot;&amp;RIGHT(DEC2HEX([.A638]; 4);2)&amp;&quot; &quot;&amp;(RIGHT(DEC2HEX(HEX2DEC(&quot;05&quot;)+HEX2DEC(&quot;A1&quot;)+HEX2DEC(DEC2HEX([.A638]; 4));4); 2))&amp;&quot; 16&quot;)" office:value-type="string" office:string-value="FE FE 05 A1 02 7D 23 16" calcext:value-type="string">
            <text:p>FE FE 05 A1 02 7D 23 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&quot;FE FE 05 A1 &quot;&amp;LEFT(DEC2HEX([.A639]; 4);2)&amp;&quot; &quot;&amp;RIGHT(DEC2HEX([.A639]; 4);2)&amp;&quot; &quot;&amp;(RIGHT(DEC2HEX(HEX2DEC(&quot;05&quot;)+HEX2DEC(&quot;A1&quot;)+HEX2DEC(DEC2HEX([.A639]; 4));4); 2))&amp;&quot; 16&quot;)" office:value-type="string" office:string-value="FE FE 05 A1 02 7E 24 16" calcext:value-type="string">
            <text:p>FE FE 05 A1 02 7E 24 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&quot;FE FE 05 A1 &quot;&amp;LEFT(DEC2HEX([.A640]; 4);2)&amp;&quot; &quot;&amp;RIGHT(DEC2HEX([.A640]; 4);2)&amp;&quot; &quot;&amp;(RIGHT(DEC2HEX(HEX2DEC(&quot;05&quot;)+HEX2DEC(&quot;A1&quot;)+HEX2DEC(DEC2HEX([.A640]; 4));4); 2))&amp;&quot; 16&quot;)" office:value-type="string" office:string-value="FE FE 05 A1 02 7F 25 16" calcext:value-type="string">
            <text:p>FE FE 05 A1 02 7F 25 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&quot;FE FE 05 A1 &quot;&amp;LEFT(DEC2HEX([.A641]; 4);2)&amp;&quot; &quot;&amp;RIGHT(DEC2HEX([.A641]; 4);2)&amp;&quot; &quot;&amp;(RIGHT(DEC2HEX(HEX2DEC(&quot;05&quot;)+HEX2DEC(&quot;A1&quot;)+HEX2DEC(DEC2HEX([.A641]; 4));4); 2))&amp;&quot; 16&quot;)" office:value-type="string" office:string-value="FE FE 05 A1 02 80 26 16" calcext:value-type="string">
            <text:p>FE FE 05 A1 02 80 26 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&quot;FE FE 05 A1 &quot;&amp;LEFT(DEC2HEX([.A642]; 4);2)&amp;&quot; &quot;&amp;RIGHT(DEC2HEX([.A642]; 4);2)&amp;&quot; &quot;&amp;(RIGHT(DEC2HEX(HEX2DEC(&quot;05&quot;)+HEX2DEC(&quot;A1&quot;)+HEX2DEC(DEC2HEX([.A642]; 4));4); 2))&amp;&quot; 16&quot;)" office:value-type="string" office:string-value="FE FE 05 A1 02 81 27 16" calcext:value-type="string">
            <text:p>FE FE 05 A1 02 81 27 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&quot;FE FE 05 A1 &quot;&amp;LEFT(DEC2HEX([.A643]; 4);2)&amp;&quot; &quot;&amp;RIGHT(DEC2HEX([.A643]; 4);2)&amp;&quot; &quot;&amp;(RIGHT(DEC2HEX(HEX2DEC(&quot;05&quot;)+HEX2DEC(&quot;A1&quot;)+HEX2DEC(DEC2HEX([.A643]; 4));4); 2))&amp;&quot; 16&quot;)" office:value-type="string" office:string-value="FE FE 05 A1 02 82 28 16" calcext:value-type="string">
            <text:p>FE FE 05 A1 02 82 28 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&quot;FE FE 05 A1 &quot;&amp;LEFT(DEC2HEX([.A644]; 4);2)&amp;&quot; &quot;&amp;RIGHT(DEC2HEX([.A644]; 4);2)&amp;&quot; &quot;&amp;(RIGHT(DEC2HEX(HEX2DEC(&quot;05&quot;)+HEX2DEC(&quot;A1&quot;)+HEX2DEC(DEC2HEX([.A644]; 4));4); 2))&amp;&quot; 16&quot;)" office:value-type="string" office:string-value="FE FE 05 A1 02 83 29 16" calcext:value-type="string">
            <text:p>FE FE 05 A1 02 83 29 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&quot;FE FE 05 A1 &quot;&amp;LEFT(DEC2HEX([.A645]; 4);2)&amp;&quot; &quot;&amp;RIGHT(DEC2HEX([.A645]; 4);2)&amp;&quot; &quot;&amp;(RIGHT(DEC2HEX(HEX2DEC(&quot;05&quot;)+HEX2DEC(&quot;A1&quot;)+HEX2DEC(DEC2HEX([.A645]; 4));4); 2))&amp;&quot; 16&quot;)" office:value-type="string" office:string-value="FE FE 05 A1 02 84 2A 16" calcext:value-type="string">
            <text:p>FE FE 05 A1 02 84 2A 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&quot;FE FE 05 A1 &quot;&amp;LEFT(DEC2HEX([.A646]; 4);2)&amp;&quot; &quot;&amp;RIGHT(DEC2HEX([.A646]; 4);2)&amp;&quot; &quot;&amp;(RIGHT(DEC2HEX(HEX2DEC(&quot;05&quot;)+HEX2DEC(&quot;A1&quot;)+HEX2DEC(DEC2HEX([.A646]; 4));4); 2))&amp;&quot; 16&quot;)" office:value-type="string" office:string-value="FE FE 05 A1 02 85 2B 16" calcext:value-type="string">
            <text:p>FE FE 05 A1 02 85 2B 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&quot;FE FE 05 A1 &quot;&amp;LEFT(DEC2HEX([.A647]; 4);2)&amp;&quot; &quot;&amp;RIGHT(DEC2HEX([.A647]; 4);2)&amp;&quot; &quot;&amp;(RIGHT(DEC2HEX(HEX2DEC(&quot;05&quot;)+HEX2DEC(&quot;A1&quot;)+HEX2DEC(DEC2HEX([.A647]; 4));4); 2))&amp;&quot; 16&quot;)" office:value-type="string" office:string-value="FE FE 05 A1 02 86 2C 16" calcext:value-type="string">
            <text:p>FE FE 05 A1 02 86 2C 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&quot;FE FE 05 A1 &quot;&amp;LEFT(DEC2HEX([.A648]; 4);2)&amp;&quot; &quot;&amp;RIGHT(DEC2HEX([.A648]; 4);2)&amp;&quot; &quot;&amp;(RIGHT(DEC2HEX(HEX2DEC(&quot;05&quot;)+HEX2DEC(&quot;A1&quot;)+HEX2DEC(DEC2HEX([.A648]; 4));4); 2))&amp;&quot; 16&quot;)" office:value-type="string" office:string-value="FE FE 05 A1 02 87 2D 16" calcext:value-type="string">
            <text:p>FE FE 05 A1 02 87 2D 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&quot;FE FE 05 A1 &quot;&amp;LEFT(DEC2HEX([.A649]; 4);2)&amp;&quot; &quot;&amp;RIGHT(DEC2HEX([.A649]; 4);2)&amp;&quot; &quot;&amp;(RIGHT(DEC2HEX(HEX2DEC(&quot;05&quot;)+HEX2DEC(&quot;A1&quot;)+HEX2DEC(DEC2HEX([.A649]; 4));4); 2))&amp;&quot; 16&quot;)" office:value-type="string" office:string-value="FE FE 05 A1 02 88 2E 16" calcext:value-type="string">
            <text:p>FE FE 05 A1 02 88 2E 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&quot;FE FE 05 A1 &quot;&amp;LEFT(DEC2HEX([.A650]; 4);2)&amp;&quot; &quot;&amp;RIGHT(DEC2HEX([.A650]; 4);2)&amp;&quot; &quot;&amp;(RIGHT(DEC2HEX(HEX2DEC(&quot;05&quot;)+HEX2DEC(&quot;A1&quot;)+HEX2DEC(DEC2HEX([.A650]; 4));4); 2))&amp;&quot; 16&quot;)" office:value-type="string" office:string-value="FE FE 05 A1 02 89 2F 16" calcext:value-type="string">
            <text:p>FE FE 05 A1 02 89 2F 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&quot;FE FE 05 A1 &quot;&amp;LEFT(DEC2HEX([.A651]; 4);2)&amp;&quot; &quot;&amp;RIGHT(DEC2HEX([.A651]; 4);2)&amp;&quot; &quot;&amp;(RIGHT(DEC2HEX(HEX2DEC(&quot;05&quot;)+HEX2DEC(&quot;A1&quot;)+HEX2DEC(DEC2HEX([.A651]; 4));4); 2))&amp;&quot; 16&quot;)" office:value-type="string" office:string-value="FE FE 05 A1 02 8A 30 16" calcext:value-type="string">
            <text:p>FE FE 05 A1 02 8A 30 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&quot;FE FE 05 A1 &quot;&amp;LEFT(DEC2HEX([.A652]; 4);2)&amp;&quot; &quot;&amp;RIGHT(DEC2HEX([.A652]; 4);2)&amp;&quot; &quot;&amp;(RIGHT(DEC2HEX(HEX2DEC(&quot;05&quot;)+HEX2DEC(&quot;A1&quot;)+HEX2DEC(DEC2HEX([.A652]; 4));4); 2))&amp;&quot; 16&quot;)" office:value-type="string" office:string-value="FE FE 05 A1 02 8B 31 16" calcext:value-type="string">
            <text:p>FE FE 05 A1 02 8B 31 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&quot;FE FE 05 A1 &quot;&amp;LEFT(DEC2HEX([.A653]; 4);2)&amp;&quot; &quot;&amp;RIGHT(DEC2HEX([.A653]; 4);2)&amp;&quot; &quot;&amp;(RIGHT(DEC2HEX(HEX2DEC(&quot;05&quot;)+HEX2DEC(&quot;A1&quot;)+HEX2DEC(DEC2HEX([.A653]; 4));4); 2))&amp;&quot; 16&quot;)" office:value-type="string" office:string-value="FE FE 05 A1 02 8C 32 16" calcext:value-type="string">
            <text:p>FE FE 05 A1 02 8C 32 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&quot;FE FE 05 A1 &quot;&amp;LEFT(DEC2HEX([.A654]; 4);2)&amp;&quot; &quot;&amp;RIGHT(DEC2HEX([.A654]; 4);2)&amp;&quot; &quot;&amp;(RIGHT(DEC2HEX(HEX2DEC(&quot;05&quot;)+HEX2DEC(&quot;A1&quot;)+HEX2DEC(DEC2HEX([.A654]; 4));4); 2))&amp;&quot; 16&quot;)" office:value-type="string" office:string-value="FE FE 05 A1 02 8D 33 16" calcext:value-type="string">
            <text:p>FE FE 05 A1 02 8D 33 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&quot;FE FE 05 A1 &quot;&amp;LEFT(DEC2HEX([.A655]; 4);2)&amp;&quot; &quot;&amp;RIGHT(DEC2HEX([.A655]; 4);2)&amp;&quot; &quot;&amp;(RIGHT(DEC2HEX(HEX2DEC(&quot;05&quot;)+HEX2DEC(&quot;A1&quot;)+HEX2DEC(DEC2HEX([.A655]; 4));4); 2))&amp;&quot; 16&quot;)" office:value-type="string" office:string-value="FE FE 05 A1 02 8E 34 16" calcext:value-type="string">
            <text:p>FE FE 05 A1 02 8E 34 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&quot;FE FE 05 A1 &quot;&amp;LEFT(DEC2HEX([.A656]; 4);2)&amp;&quot; &quot;&amp;RIGHT(DEC2HEX([.A656]; 4);2)&amp;&quot; &quot;&amp;(RIGHT(DEC2HEX(HEX2DEC(&quot;05&quot;)+HEX2DEC(&quot;A1&quot;)+HEX2DEC(DEC2HEX([.A656]; 4));4); 2))&amp;&quot; 16&quot;)" office:value-type="string" office:string-value="FE FE 05 A1 02 8F 35 16" calcext:value-type="string">
            <text:p>FE FE 05 A1 02 8F 35 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&quot;FE FE 05 A1 &quot;&amp;LEFT(DEC2HEX([.A657]; 4);2)&amp;&quot; &quot;&amp;RIGHT(DEC2HEX([.A657]; 4);2)&amp;&quot; &quot;&amp;(RIGHT(DEC2HEX(HEX2DEC(&quot;05&quot;)+HEX2DEC(&quot;A1&quot;)+HEX2DEC(DEC2HEX([.A657]; 4));4); 2))&amp;&quot; 16&quot;)" office:value-type="string" office:string-value="FE FE 05 A1 02 90 36 16" calcext:value-type="string">
            <text:p>FE FE 05 A1 02 90 36 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&quot;FE FE 05 A1 &quot;&amp;LEFT(DEC2HEX([.A658]; 4);2)&amp;&quot; &quot;&amp;RIGHT(DEC2HEX([.A658]; 4);2)&amp;&quot; &quot;&amp;(RIGHT(DEC2HEX(HEX2DEC(&quot;05&quot;)+HEX2DEC(&quot;A1&quot;)+HEX2DEC(DEC2HEX([.A658]; 4));4); 2))&amp;&quot; 16&quot;)" office:value-type="string" office:string-value="FE FE 05 A1 02 91 37 16" calcext:value-type="string">
            <text:p>FE FE 05 A1 02 91 37 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&quot;FE FE 05 A1 &quot;&amp;LEFT(DEC2HEX([.A659]; 4);2)&amp;&quot; &quot;&amp;RIGHT(DEC2HEX([.A659]; 4);2)&amp;&quot; &quot;&amp;(RIGHT(DEC2HEX(HEX2DEC(&quot;05&quot;)+HEX2DEC(&quot;A1&quot;)+HEX2DEC(DEC2HEX([.A659]; 4));4); 2))&amp;&quot; 16&quot;)" office:value-type="string" office:string-value="FE FE 05 A1 02 92 38 16" calcext:value-type="string">
            <text:p>FE FE 05 A1 02 92 38 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&quot;FE FE 05 A1 &quot;&amp;LEFT(DEC2HEX([.A660]; 4);2)&amp;&quot; &quot;&amp;RIGHT(DEC2HEX([.A660]; 4);2)&amp;&quot; &quot;&amp;(RIGHT(DEC2HEX(HEX2DEC(&quot;05&quot;)+HEX2DEC(&quot;A1&quot;)+HEX2DEC(DEC2HEX([.A660]; 4));4); 2))&amp;&quot; 16&quot;)" office:value-type="string" office:string-value="FE FE 05 A1 02 93 39 16" calcext:value-type="string">
            <text:p>FE FE 05 A1 02 93 39 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&quot;FE FE 05 A1 &quot;&amp;LEFT(DEC2HEX([.A661]; 4);2)&amp;&quot; &quot;&amp;RIGHT(DEC2HEX([.A661]; 4);2)&amp;&quot; &quot;&amp;(RIGHT(DEC2HEX(HEX2DEC(&quot;05&quot;)+HEX2DEC(&quot;A1&quot;)+HEX2DEC(DEC2HEX([.A661]; 4));4); 2))&amp;&quot; 16&quot;)" office:value-type="string" office:string-value="FE FE 05 A1 02 94 3A 16" calcext:value-type="string">
            <text:p>FE FE 05 A1 02 94 3A 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&quot;FE FE 05 A1 &quot;&amp;LEFT(DEC2HEX([.A662]; 4);2)&amp;&quot; &quot;&amp;RIGHT(DEC2HEX([.A662]; 4);2)&amp;&quot; &quot;&amp;(RIGHT(DEC2HEX(HEX2DEC(&quot;05&quot;)+HEX2DEC(&quot;A1&quot;)+HEX2DEC(DEC2HEX([.A662]; 4));4); 2))&amp;&quot; 16&quot;)" office:value-type="string" office:string-value="FE FE 05 A1 02 95 3B 16" calcext:value-type="string">
            <text:p>FE FE 05 A1 02 95 3B 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&quot;FE FE 05 A1 &quot;&amp;LEFT(DEC2HEX([.A663]; 4);2)&amp;&quot; &quot;&amp;RIGHT(DEC2HEX([.A663]; 4);2)&amp;&quot; &quot;&amp;(RIGHT(DEC2HEX(HEX2DEC(&quot;05&quot;)+HEX2DEC(&quot;A1&quot;)+HEX2DEC(DEC2HEX([.A663]; 4));4); 2))&amp;&quot; 16&quot;)" office:value-type="string" office:string-value="FE FE 05 A1 02 96 3C 16" calcext:value-type="string">
            <text:p>FE FE 05 A1 02 96 3C 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&quot;FE FE 05 A1 &quot;&amp;LEFT(DEC2HEX([.A664]; 4);2)&amp;&quot; &quot;&amp;RIGHT(DEC2HEX([.A664]; 4);2)&amp;&quot; &quot;&amp;(RIGHT(DEC2HEX(HEX2DEC(&quot;05&quot;)+HEX2DEC(&quot;A1&quot;)+HEX2DEC(DEC2HEX([.A664]; 4));4); 2))&amp;&quot; 16&quot;)" office:value-type="string" office:string-value="FE FE 05 A1 02 97 3D 16" calcext:value-type="string">
            <text:p>FE FE 05 A1 02 97 3D 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&quot;FE FE 05 A1 &quot;&amp;LEFT(DEC2HEX([.A665]; 4);2)&amp;&quot; &quot;&amp;RIGHT(DEC2HEX([.A665]; 4);2)&amp;&quot; &quot;&amp;(RIGHT(DEC2HEX(HEX2DEC(&quot;05&quot;)+HEX2DEC(&quot;A1&quot;)+HEX2DEC(DEC2HEX([.A665]; 4));4); 2))&amp;&quot; 16&quot;)" office:value-type="string" office:string-value="FE FE 05 A1 02 98 3E 16" calcext:value-type="string">
            <text:p>FE FE 05 A1 02 98 3E 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&quot;FE FE 05 A1 &quot;&amp;LEFT(DEC2HEX([.A666]; 4);2)&amp;&quot; &quot;&amp;RIGHT(DEC2HEX([.A666]; 4);2)&amp;&quot; &quot;&amp;(RIGHT(DEC2HEX(HEX2DEC(&quot;05&quot;)+HEX2DEC(&quot;A1&quot;)+HEX2DEC(DEC2HEX([.A666]; 4));4); 2))&amp;&quot; 16&quot;)" office:value-type="string" office:string-value="FE FE 05 A1 02 99 3F 16" calcext:value-type="string">
            <text:p>FE FE 05 A1 02 99 3F 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&quot;FE FE 05 A1 &quot;&amp;LEFT(DEC2HEX([.A667]; 4);2)&amp;&quot; &quot;&amp;RIGHT(DEC2HEX([.A667]; 4);2)&amp;&quot; &quot;&amp;(RIGHT(DEC2HEX(HEX2DEC(&quot;05&quot;)+HEX2DEC(&quot;A1&quot;)+HEX2DEC(DEC2HEX([.A667]; 4));4); 2))&amp;&quot; 16&quot;)" office:value-type="string" office:string-value="FE FE 05 A1 02 9A 40 16" calcext:value-type="string">
            <text:p>FE FE 05 A1 02 9A 40 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&quot;FE FE 05 A1 &quot;&amp;LEFT(DEC2HEX([.A668]; 4);2)&amp;&quot; &quot;&amp;RIGHT(DEC2HEX([.A668]; 4);2)&amp;&quot; &quot;&amp;(RIGHT(DEC2HEX(HEX2DEC(&quot;05&quot;)+HEX2DEC(&quot;A1&quot;)+HEX2DEC(DEC2HEX([.A668]; 4));4); 2))&amp;&quot; 16&quot;)" office:value-type="string" office:string-value="FE FE 05 A1 02 9B 41 16" calcext:value-type="string">
            <text:p>FE FE 05 A1 02 9B 41 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&quot;FE FE 05 A1 &quot;&amp;LEFT(DEC2HEX([.A669]; 4);2)&amp;&quot; &quot;&amp;RIGHT(DEC2HEX([.A669]; 4);2)&amp;&quot; &quot;&amp;(RIGHT(DEC2HEX(HEX2DEC(&quot;05&quot;)+HEX2DEC(&quot;A1&quot;)+HEX2DEC(DEC2HEX([.A669]; 4));4); 2))&amp;&quot; 16&quot;)" office:value-type="string" office:string-value="FE FE 05 A1 02 9C 42 16" calcext:value-type="string">
            <text:p>FE FE 05 A1 02 9C 42 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&quot;FE FE 05 A1 &quot;&amp;LEFT(DEC2HEX([.A670]; 4);2)&amp;&quot; &quot;&amp;RIGHT(DEC2HEX([.A670]; 4);2)&amp;&quot; &quot;&amp;(RIGHT(DEC2HEX(HEX2DEC(&quot;05&quot;)+HEX2DEC(&quot;A1&quot;)+HEX2DEC(DEC2HEX([.A670]; 4));4); 2))&amp;&quot; 16&quot;)" office:value-type="string" office:string-value="FE FE 05 A1 02 9D 43 16" calcext:value-type="string">
            <text:p>FE FE 05 A1 02 9D 43 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&quot;FE FE 05 A1 &quot;&amp;LEFT(DEC2HEX([.A671]; 4);2)&amp;&quot; &quot;&amp;RIGHT(DEC2HEX([.A671]; 4);2)&amp;&quot; &quot;&amp;(RIGHT(DEC2HEX(HEX2DEC(&quot;05&quot;)+HEX2DEC(&quot;A1&quot;)+HEX2DEC(DEC2HEX([.A671]; 4));4); 2))&amp;&quot; 16&quot;)" office:value-type="string" office:string-value="FE FE 05 A1 02 9E 44 16" calcext:value-type="string">
            <text:p>FE FE 05 A1 02 9E 44 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&quot;FE FE 05 A1 &quot;&amp;LEFT(DEC2HEX([.A672]; 4);2)&amp;&quot; &quot;&amp;RIGHT(DEC2HEX([.A672]; 4);2)&amp;&quot; &quot;&amp;(RIGHT(DEC2HEX(HEX2DEC(&quot;05&quot;)+HEX2DEC(&quot;A1&quot;)+HEX2DEC(DEC2HEX([.A672]; 4));4); 2))&amp;&quot; 16&quot;)" office:value-type="string" office:string-value="FE FE 05 A1 02 9F 45 16" calcext:value-type="string">
            <text:p>FE FE 05 A1 02 9F 45 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&quot;FE FE 05 A1 &quot;&amp;LEFT(DEC2HEX([.A673]; 4);2)&amp;&quot; &quot;&amp;RIGHT(DEC2HEX([.A673]; 4);2)&amp;&quot; &quot;&amp;(RIGHT(DEC2HEX(HEX2DEC(&quot;05&quot;)+HEX2DEC(&quot;A1&quot;)+HEX2DEC(DEC2HEX([.A673]; 4));4); 2))&amp;&quot; 16&quot;)" office:value-type="string" office:string-value="FE FE 05 A1 02 A0 46 16" calcext:value-type="string">
            <text:p>FE FE 05 A1 02 A0 46 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&quot;FE FE 05 A1 &quot;&amp;LEFT(DEC2HEX([.A674]; 4);2)&amp;&quot; &quot;&amp;RIGHT(DEC2HEX([.A674]; 4);2)&amp;&quot; &quot;&amp;(RIGHT(DEC2HEX(HEX2DEC(&quot;05&quot;)+HEX2DEC(&quot;A1&quot;)+HEX2DEC(DEC2HEX([.A674]; 4));4); 2))&amp;&quot; 16&quot;)" office:value-type="string" office:string-value="FE FE 05 A1 02 A1 47 16" calcext:value-type="string">
            <text:p>FE FE 05 A1 02 A1 47 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&quot;FE FE 05 A1 &quot;&amp;LEFT(DEC2HEX([.A675]; 4);2)&amp;&quot; &quot;&amp;RIGHT(DEC2HEX([.A675]; 4);2)&amp;&quot; &quot;&amp;(RIGHT(DEC2HEX(HEX2DEC(&quot;05&quot;)+HEX2DEC(&quot;A1&quot;)+HEX2DEC(DEC2HEX([.A675]; 4));4); 2))&amp;&quot; 16&quot;)" office:value-type="string" office:string-value="FE FE 05 A1 02 A2 48 16" calcext:value-type="string">
            <text:p>FE FE 05 A1 02 A2 48 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&quot;FE FE 05 A1 &quot;&amp;LEFT(DEC2HEX([.A676]; 4);2)&amp;&quot; &quot;&amp;RIGHT(DEC2HEX([.A676]; 4);2)&amp;&quot; &quot;&amp;(RIGHT(DEC2HEX(HEX2DEC(&quot;05&quot;)+HEX2DEC(&quot;A1&quot;)+HEX2DEC(DEC2HEX([.A676]; 4));4); 2))&amp;&quot; 16&quot;)" office:value-type="string" office:string-value="FE FE 05 A1 02 A3 49 16" calcext:value-type="string">
            <text:p>FE FE 05 A1 02 A3 49 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&quot;FE FE 05 A1 &quot;&amp;LEFT(DEC2HEX([.A677]; 4);2)&amp;&quot; &quot;&amp;RIGHT(DEC2HEX([.A677]; 4);2)&amp;&quot; &quot;&amp;(RIGHT(DEC2HEX(HEX2DEC(&quot;05&quot;)+HEX2DEC(&quot;A1&quot;)+HEX2DEC(DEC2HEX([.A677]; 4));4); 2))&amp;&quot; 16&quot;)" office:value-type="string" office:string-value="FE FE 05 A1 02 A4 4A 16" calcext:value-type="string">
            <text:p>FE FE 05 A1 02 A4 4A 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&quot;FE FE 05 A1 &quot;&amp;LEFT(DEC2HEX([.A678]; 4);2)&amp;&quot; &quot;&amp;RIGHT(DEC2HEX([.A678]; 4);2)&amp;&quot; &quot;&amp;(RIGHT(DEC2HEX(HEX2DEC(&quot;05&quot;)+HEX2DEC(&quot;A1&quot;)+HEX2DEC(DEC2HEX([.A678]; 4));4); 2))&amp;&quot; 16&quot;)" office:value-type="string" office:string-value="FE FE 05 A1 02 A5 4B 16" calcext:value-type="string">
            <text:p>FE FE 05 A1 02 A5 4B 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&quot;FE FE 05 A1 &quot;&amp;LEFT(DEC2HEX([.A679]; 4);2)&amp;&quot; &quot;&amp;RIGHT(DEC2HEX([.A679]; 4);2)&amp;&quot; &quot;&amp;(RIGHT(DEC2HEX(HEX2DEC(&quot;05&quot;)+HEX2DEC(&quot;A1&quot;)+HEX2DEC(DEC2HEX([.A679]; 4));4); 2))&amp;&quot; 16&quot;)" office:value-type="string" office:string-value="FE FE 05 A1 02 A6 4C 16" calcext:value-type="string">
            <text:p>FE FE 05 A1 02 A6 4C 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&quot;FE FE 05 A1 &quot;&amp;LEFT(DEC2HEX([.A680]; 4);2)&amp;&quot; &quot;&amp;RIGHT(DEC2HEX([.A680]; 4);2)&amp;&quot; &quot;&amp;(RIGHT(DEC2HEX(HEX2DEC(&quot;05&quot;)+HEX2DEC(&quot;A1&quot;)+HEX2DEC(DEC2HEX([.A680]; 4));4); 2))&amp;&quot; 16&quot;)" office:value-type="string" office:string-value="FE FE 05 A1 02 A7 4D 16" calcext:value-type="string">
            <text:p>FE FE 05 A1 02 A7 4D 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&quot;FE FE 05 A1 &quot;&amp;LEFT(DEC2HEX([.A681]; 4);2)&amp;&quot; &quot;&amp;RIGHT(DEC2HEX([.A681]; 4);2)&amp;&quot; &quot;&amp;(RIGHT(DEC2HEX(HEX2DEC(&quot;05&quot;)+HEX2DEC(&quot;A1&quot;)+HEX2DEC(DEC2HEX([.A681]; 4));4); 2))&amp;&quot; 16&quot;)" office:value-type="string" office:string-value="FE FE 05 A1 02 A8 4E 16" calcext:value-type="string">
            <text:p>FE FE 05 A1 02 A8 4E 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&quot;FE FE 05 A1 &quot;&amp;LEFT(DEC2HEX([.A682]; 4);2)&amp;&quot; &quot;&amp;RIGHT(DEC2HEX([.A682]; 4);2)&amp;&quot; &quot;&amp;(RIGHT(DEC2HEX(HEX2DEC(&quot;05&quot;)+HEX2DEC(&quot;A1&quot;)+HEX2DEC(DEC2HEX([.A682]; 4));4); 2))&amp;&quot; 16&quot;)" office:value-type="string" office:string-value="FE FE 05 A1 02 A9 4F 16" calcext:value-type="string">
            <text:p>FE FE 05 A1 02 A9 4F 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&quot;FE FE 05 A1 &quot;&amp;LEFT(DEC2HEX([.A683]; 4);2)&amp;&quot; &quot;&amp;RIGHT(DEC2HEX([.A683]; 4);2)&amp;&quot; &quot;&amp;(RIGHT(DEC2HEX(HEX2DEC(&quot;05&quot;)+HEX2DEC(&quot;A1&quot;)+HEX2DEC(DEC2HEX([.A683]; 4));4); 2))&amp;&quot; 16&quot;)" office:value-type="string" office:string-value="FE FE 05 A1 02 AA 50 16" calcext:value-type="string">
            <text:p>FE FE 05 A1 02 AA 50 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&quot;FE FE 05 A1 &quot;&amp;LEFT(DEC2HEX([.A684]; 4);2)&amp;&quot; &quot;&amp;RIGHT(DEC2HEX([.A684]; 4);2)&amp;&quot; &quot;&amp;(RIGHT(DEC2HEX(HEX2DEC(&quot;05&quot;)+HEX2DEC(&quot;A1&quot;)+HEX2DEC(DEC2HEX([.A684]; 4));4); 2))&amp;&quot; 16&quot;)" office:value-type="string" office:string-value="FE FE 05 A1 02 AB 51 16" calcext:value-type="string">
            <text:p>FE FE 05 A1 02 AB 51 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&quot;FE FE 05 A1 &quot;&amp;LEFT(DEC2HEX([.A685]; 4);2)&amp;&quot; &quot;&amp;RIGHT(DEC2HEX([.A685]; 4);2)&amp;&quot; &quot;&amp;(RIGHT(DEC2HEX(HEX2DEC(&quot;05&quot;)+HEX2DEC(&quot;A1&quot;)+HEX2DEC(DEC2HEX([.A685]; 4));4); 2))&amp;&quot; 16&quot;)" office:value-type="string" office:string-value="FE FE 05 A1 02 AC 52 16" calcext:value-type="string">
            <text:p>FE FE 05 A1 02 AC 52 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&quot;FE FE 05 A1 &quot;&amp;LEFT(DEC2HEX([.A686]; 4);2)&amp;&quot; &quot;&amp;RIGHT(DEC2HEX([.A686]; 4);2)&amp;&quot; &quot;&amp;(RIGHT(DEC2HEX(HEX2DEC(&quot;05&quot;)+HEX2DEC(&quot;A1&quot;)+HEX2DEC(DEC2HEX([.A686]; 4));4); 2))&amp;&quot; 16&quot;)" office:value-type="string" office:string-value="FE FE 05 A1 02 AD 53 16" calcext:value-type="string">
            <text:p>FE FE 05 A1 02 AD 53 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&quot;FE FE 05 A1 &quot;&amp;LEFT(DEC2HEX([.A687]; 4);2)&amp;&quot; &quot;&amp;RIGHT(DEC2HEX([.A687]; 4);2)&amp;&quot; &quot;&amp;(RIGHT(DEC2HEX(HEX2DEC(&quot;05&quot;)+HEX2DEC(&quot;A1&quot;)+HEX2DEC(DEC2HEX([.A687]; 4));4); 2))&amp;&quot; 16&quot;)" office:value-type="string" office:string-value="FE FE 05 A1 02 AE 54 16" calcext:value-type="string">
            <text:p>FE FE 05 A1 02 AE 54 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&quot;FE FE 05 A1 &quot;&amp;LEFT(DEC2HEX([.A688]; 4);2)&amp;&quot; &quot;&amp;RIGHT(DEC2HEX([.A688]; 4);2)&amp;&quot; &quot;&amp;(RIGHT(DEC2HEX(HEX2DEC(&quot;05&quot;)+HEX2DEC(&quot;A1&quot;)+HEX2DEC(DEC2HEX([.A688]; 4));4); 2))&amp;&quot; 16&quot;)" office:value-type="string" office:string-value="FE FE 05 A1 02 AF 55 16" calcext:value-type="string">
            <text:p>FE FE 05 A1 02 AF 55 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&quot;FE FE 05 A1 &quot;&amp;LEFT(DEC2HEX([.A689]; 4);2)&amp;&quot; &quot;&amp;RIGHT(DEC2HEX([.A689]; 4);2)&amp;&quot; &quot;&amp;(RIGHT(DEC2HEX(HEX2DEC(&quot;05&quot;)+HEX2DEC(&quot;A1&quot;)+HEX2DEC(DEC2HEX([.A689]; 4));4); 2))&amp;&quot; 16&quot;)" office:value-type="string" office:string-value="FE FE 05 A1 02 B0 56 16" calcext:value-type="string">
            <text:p>FE FE 05 A1 02 B0 56 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&quot;FE FE 05 A1 &quot;&amp;LEFT(DEC2HEX([.A690]; 4);2)&amp;&quot; &quot;&amp;RIGHT(DEC2HEX([.A690]; 4);2)&amp;&quot; &quot;&amp;(RIGHT(DEC2HEX(HEX2DEC(&quot;05&quot;)+HEX2DEC(&quot;A1&quot;)+HEX2DEC(DEC2HEX([.A690]; 4));4); 2))&amp;&quot; 16&quot;)" office:value-type="string" office:string-value="FE FE 05 A1 02 B1 57 16" calcext:value-type="string">
            <text:p>FE FE 05 A1 02 B1 57 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&quot;FE FE 05 A1 &quot;&amp;LEFT(DEC2HEX([.A691]; 4);2)&amp;&quot; &quot;&amp;RIGHT(DEC2HEX([.A691]; 4);2)&amp;&quot; &quot;&amp;(RIGHT(DEC2HEX(HEX2DEC(&quot;05&quot;)+HEX2DEC(&quot;A1&quot;)+HEX2DEC(DEC2HEX([.A691]; 4));4); 2))&amp;&quot; 16&quot;)" office:value-type="string" office:string-value="FE FE 05 A1 02 B2 58 16" calcext:value-type="string">
            <text:p>FE FE 05 A1 02 B2 58 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&quot;FE FE 05 A1 &quot;&amp;LEFT(DEC2HEX([.A692]; 4);2)&amp;&quot; &quot;&amp;RIGHT(DEC2HEX([.A692]; 4);2)&amp;&quot; &quot;&amp;(RIGHT(DEC2HEX(HEX2DEC(&quot;05&quot;)+HEX2DEC(&quot;A1&quot;)+HEX2DEC(DEC2HEX([.A692]; 4));4); 2))&amp;&quot; 16&quot;)" office:value-type="string" office:string-value="FE FE 05 A1 02 B3 59 16" calcext:value-type="string">
            <text:p>FE FE 05 A1 02 B3 59 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&quot;FE FE 05 A1 &quot;&amp;LEFT(DEC2HEX([.A693]; 4);2)&amp;&quot; &quot;&amp;RIGHT(DEC2HEX([.A693]; 4);2)&amp;&quot; &quot;&amp;(RIGHT(DEC2HEX(HEX2DEC(&quot;05&quot;)+HEX2DEC(&quot;A1&quot;)+HEX2DEC(DEC2HEX([.A693]; 4));4); 2))&amp;&quot; 16&quot;)" office:value-type="string" office:string-value="FE FE 05 A1 02 B4 5A 16" calcext:value-type="string">
            <text:p>FE FE 05 A1 02 B4 5A 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&quot;FE FE 05 A1 &quot;&amp;LEFT(DEC2HEX([.A694]; 4);2)&amp;&quot; &quot;&amp;RIGHT(DEC2HEX([.A694]; 4);2)&amp;&quot; &quot;&amp;(RIGHT(DEC2HEX(HEX2DEC(&quot;05&quot;)+HEX2DEC(&quot;A1&quot;)+HEX2DEC(DEC2HEX([.A694]; 4));4); 2))&amp;&quot; 16&quot;)" office:value-type="string" office:string-value="FE FE 05 A1 02 B5 5B 16" calcext:value-type="string">
            <text:p>FE FE 05 A1 02 B5 5B 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&quot;FE FE 05 A1 &quot;&amp;LEFT(DEC2HEX([.A695]; 4);2)&amp;&quot; &quot;&amp;RIGHT(DEC2HEX([.A695]; 4);2)&amp;&quot; &quot;&amp;(RIGHT(DEC2HEX(HEX2DEC(&quot;05&quot;)+HEX2DEC(&quot;A1&quot;)+HEX2DEC(DEC2HEX([.A695]; 4));4); 2))&amp;&quot; 16&quot;)" office:value-type="string" office:string-value="FE FE 05 A1 02 B6 5C 16" calcext:value-type="string">
            <text:p>FE FE 05 A1 02 B6 5C 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&quot;FE FE 05 A1 &quot;&amp;LEFT(DEC2HEX([.A696]; 4);2)&amp;&quot; &quot;&amp;RIGHT(DEC2HEX([.A696]; 4);2)&amp;&quot; &quot;&amp;(RIGHT(DEC2HEX(HEX2DEC(&quot;05&quot;)+HEX2DEC(&quot;A1&quot;)+HEX2DEC(DEC2HEX([.A696]; 4));4); 2))&amp;&quot; 16&quot;)" office:value-type="string" office:string-value="FE FE 05 A1 02 B7 5D 16" calcext:value-type="string">
            <text:p>FE FE 05 A1 02 B7 5D 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&quot;FE FE 05 A1 &quot;&amp;LEFT(DEC2HEX([.A697]; 4);2)&amp;&quot; &quot;&amp;RIGHT(DEC2HEX([.A697]; 4);2)&amp;&quot; &quot;&amp;(RIGHT(DEC2HEX(HEX2DEC(&quot;05&quot;)+HEX2DEC(&quot;A1&quot;)+HEX2DEC(DEC2HEX([.A697]; 4));4); 2))&amp;&quot; 16&quot;)" office:value-type="string" office:string-value="FE FE 05 A1 02 B8 5E 16" calcext:value-type="string">
            <text:p>FE FE 05 A1 02 B8 5E 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&quot;FE FE 05 A1 &quot;&amp;LEFT(DEC2HEX([.A698]; 4);2)&amp;&quot; &quot;&amp;RIGHT(DEC2HEX([.A698]; 4);2)&amp;&quot; &quot;&amp;(RIGHT(DEC2HEX(HEX2DEC(&quot;05&quot;)+HEX2DEC(&quot;A1&quot;)+HEX2DEC(DEC2HEX([.A698]; 4));4); 2))&amp;&quot; 16&quot;)" office:value-type="string" office:string-value="FE FE 05 A1 02 B9 5F 16" calcext:value-type="string">
            <text:p>FE FE 05 A1 02 B9 5F 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&quot;FE FE 05 A1 &quot;&amp;LEFT(DEC2HEX([.A699]; 4);2)&amp;&quot; &quot;&amp;RIGHT(DEC2HEX([.A699]; 4);2)&amp;&quot; &quot;&amp;(RIGHT(DEC2HEX(HEX2DEC(&quot;05&quot;)+HEX2DEC(&quot;A1&quot;)+HEX2DEC(DEC2HEX([.A699]; 4));4); 2))&amp;&quot; 16&quot;)" office:value-type="string" office:string-value="FE FE 05 A1 02 BA 60 16" calcext:value-type="string">
            <text:p>FE FE 05 A1 02 BA 60 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&quot;FE FE 05 A1 &quot;&amp;LEFT(DEC2HEX([.A700]; 4);2)&amp;&quot; &quot;&amp;RIGHT(DEC2HEX([.A700]; 4);2)&amp;&quot; &quot;&amp;(RIGHT(DEC2HEX(HEX2DEC(&quot;05&quot;)+HEX2DEC(&quot;A1&quot;)+HEX2DEC(DEC2HEX([.A700]; 4));4); 2))&amp;&quot; 16&quot;)" office:value-type="string" office:string-value="FE FE 05 A1 02 BB 61 16" calcext:value-type="string">
            <text:p>FE FE 05 A1 02 BB 61 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&quot;FE FE 05 A1 &quot;&amp;LEFT(DEC2HEX([.A701]; 4);2)&amp;&quot; &quot;&amp;RIGHT(DEC2HEX([.A701]; 4);2)&amp;&quot; &quot;&amp;(RIGHT(DEC2HEX(HEX2DEC(&quot;05&quot;)+HEX2DEC(&quot;A1&quot;)+HEX2DEC(DEC2HEX([.A701]; 4));4); 2))&amp;&quot; 16&quot;)" office:value-type="string" office:string-value="FE FE 05 A1 02 BC 62 16" calcext:value-type="string">
            <text:p>FE FE 05 A1 02 BC 62 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&quot;FE FE 05 A1 &quot;&amp;LEFT(DEC2HEX([.A702]; 4);2)&amp;&quot; &quot;&amp;RIGHT(DEC2HEX([.A702]; 4);2)&amp;&quot; &quot;&amp;(RIGHT(DEC2HEX(HEX2DEC(&quot;05&quot;)+HEX2DEC(&quot;A1&quot;)+HEX2DEC(DEC2HEX([.A702]; 4));4); 2))&amp;&quot; 16&quot;)" office:value-type="string" office:string-value="FE FE 05 A1 02 BD 63 16" calcext:value-type="string">
            <text:p>FE FE 05 A1 02 BD 63 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&quot;FE FE 05 A1 &quot;&amp;LEFT(DEC2HEX([.A703]; 4);2)&amp;&quot; &quot;&amp;RIGHT(DEC2HEX([.A703]; 4);2)&amp;&quot; &quot;&amp;(RIGHT(DEC2HEX(HEX2DEC(&quot;05&quot;)+HEX2DEC(&quot;A1&quot;)+HEX2DEC(DEC2HEX([.A703]; 4));4); 2))&amp;&quot; 16&quot;)" office:value-type="string" office:string-value="FE FE 05 A1 02 BE 64 16" calcext:value-type="string">
            <text:p>FE FE 05 A1 02 BE 64 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&quot;FE FE 05 A1 &quot;&amp;LEFT(DEC2HEX([.A704]; 4);2)&amp;&quot; &quot;&amp;RIGHT(DEC2HEX([.A704]; 4);2)&amp;&quot; &quot;&amp;(RIGHT(DEC2HEX(HEX2DEC(&quot;05&quot;)+HEX2DEC(&quot;A1&quot;)+HEX2DEC(DEC2HEX([.A704]; 4));4); 2))&amp;&quot; 16&quot;)" office:value-type="string" office:string-value="FE FE 05 A1 02 BF 65 16" calcext:value-type="string">
            <text:p>FE FE 05 A1 02 BF 65 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&quot;FE FE 05 A1 &quot;&amp;LEFT(DEC2HEX([.A705]; 4);2)&amp;&quot; &quot;&amp;RIGHT(DEC2HEX([.A705]; 4);2)&amp;&quot; &quot;&amp;(RIGHT(DEC2HEX(HEX2DEC(&quot;05&quot;)+HEX2DEC(&quot;A1&quot;)+HEX2DEC(DEC2HEX([.A705]; 4));4); 2))&amp;&quot; 16&quot;)" office:value-type="string" office:string-value="FE FE 05 A1 02 C0 66 16" calcext:value-type="string">
            <text:p>FE FE 05 A1 02 C0 66 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&quot;FE FE 05 A1 &quot;&amp;LEFT(DEC2HEX([.A706]; 4);2)&amp;&quot; &quot;&amp;RIGHT(DEC2HEX([.A706]; 4);2)&amp;&quot; &quot;&amp;(RIGHT(DEC2HEX(HEX2DEC(&quot;05&quot;)+HEX2DEC(&quot;A1&quot;)+HEX2DEC(DEC2HEX([.A706]; 4));4); 2))&amp;&quot; 16&quot;)" office:value-type="string" office:string-value="FE FE 05 A1 02 C1 67 16" calcext:value-type="string">
            <text:p>FE FE 05 A1 02 C1 67 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&quot;FE FE 05 A1 &quot;&amp;LEFT(DEC2HEX([.A707]; 4);2)&amp;&quot; &quot;&amp;RIGHT(DEC2HEX([.A707]; 4);2)&amp;&quot; &quot;&amp;(RIGHT(DEC2HEX(HEX2DEC(&quot;05&quot;)+HEX2DEC(&quot;A1&quot;)+HEX2DEC(DEC2HEX([.A707]; 4));4); 2))&amp;&quot; 16&quot;)" office:value-type="string" office:string-value="FE FE 05 A1 02 C2 68 16" calcext:value-type="string">
            <text:p>FE FE 05 A1 02 C2 68 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&quot;FE FE 05 A1 &quot;&amp;LEFT(DEC2HEX([.A708]; 4);2)&amp;&quot; &quot;&amp;RIGHT(DEC2HEX([.A708]; 4);2)&amp;&quot; &quot;&amp;(RIGHT(DEC2HEX(HEX2DEC(&quot;05&quot;)+HEX2DEC(&quot;A1&quot;)+HEX2DEC(DEC2HEX([.A708]; 4));4); 2))&amp;&quot; 16&quot;)" office:value-type="string" office:string-value="FE FE 05 A1 02 C3 69 16" calcext:value-type="string">
            <text:p>FE FE 05 A1 02 C3 69 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&quot;FE FE 05 A1 &quot;&amp;LEFT(DEC2HEX([.A709]; 4);2)&amp;&quot; &quot;&amp;RIGHT(DEC2HEX([.A709]; 4);2)&amp;&quot; &quot;&amp;(RIGHT(DEC2HEX(HEX2DEC(&quot;05&quot;)+HEX2DEC(&quot;A1&quot;)+HEX2DEC(DEC2HEX([.A709]; 4));4); 2))&amp;&quot; 16&quot;)" office:value-type="string" office:string-value="FE FE 05 A1 02 C4 6A 16" calcext:value-type="string">
            <text:p>FE FE 05 A1 02 C4 6A 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&quot;FE FE 05 A1 &quot;&amp;LEFT(DEC2HEX([.A710]; 4);2)&amp;&quot; &quot;&amp;RIGHT(DEC2HEX([.A710]; 4);2)&amp;&quot; &quot;&amp;(RIGHT(DEC2HEX(HEX2DEC(&quot;05&quot;)+HEX2DEC(&quot;A1&quot;)+HEX2DEC(DEC2HEX([.A710]; 4));4); 2))&amp;&quot; 16&quot;)" office:value-type="string" office:string-value="FE FE 05 A1 02 C5 6B 16" calcext:value-type="string">
            <text:p>FE FE 05 A1 02 C5 6B 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&quot;FE FE 05 A1 &quot;&amp;LEFT(DEC2HEX([.A711]; 4);2)&amp;&quot; &quot;&amp;RIGHT(DEC2HEX([.A711]; 4);2)&amp;&quot; &quot;&amp;(RIGHT(DEC2HEX(HEX2DEC(&quot;05&quot;)+HEX2DEC(&quot;A1&quot;)+HEX2DEC(DEC2HEX([.A711]; 4));4); 2))&amp;&quot; 16&quot;)" office:value-type="string" office:string-value="FE FE 05 A1 02 C6 6C 16" calcext:value-type="string">
            <text:p>FE FE 05 A1 02 C6 6C 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&quot;FE FE 05 A1 &quot;&amp;LEFT(DEC2HEX([.A712]; 4);2)&amp;&quot; &quot;&amp;RIGHT(DEC2HEX([.A712]; 4);2)&amp;&quot; &quot;&amp;(RIGHT(DEC2HEX(HEX2DEC(&quot;05&quot;)+HEX2DEC(&quot;A1&quot;)+HEX2DEC(DEC2HEX([.A712]; 4));4); 2))&amp;&quot; 16&quot;)" office:value-type="string" office:string-value="FE FE 05 A1 02 C7 6D 16" calcext:value-type="string">
            <text:p>FE FE 05 A1 02 C7 6D 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&quot;FE FE 05 A1 &quot;&amp;LEFT(DEC2HEX([.A713]; 4);2)&amp;&quot; &quot;&amp;RIGHT(DEC2HEX([.A713]; 4);2)&amp;&quot; &quot;&amp;(RIGHT(DEC2HEX(HEX2DEC(&quot;05&quot;)+HEX2DEC(&quot;A1&quot;)+HEX2DEC(DEC2HEX([.A713]; 4));4); 2))&amp;&quot; 16&quot;)" office:value-type="string" office:string-value="FE FE 05 A1 02 C8 6E 16" calcext:value-type="string">
            <text:p>FE FE 05 A1 02 C8 6E 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&quot;FE FE 05 A1 &quot;&amp;LEFT(DEC2HEX([.A714]; 4);2)&amp;&quot; &quot;&amp;RIGHT(DEC2HEX([.A714]; 4);2)&amp;&quot; &quot;&amp;(RIGHT(DEC2HEX(HEX2DEC(&quot;05&quot;)+HEX2DEC(&quot;A1&quot;)+HEX2DEC(DEC2HEX([.A714]; 4));4); 2))&amp;&quot; 16&quot;)" office:value-type="string" office:string-value="FE FE 05 A1 02 C9 6F 16" calcext:value-type="string">
            <text:p>FE FE 05 A1 02 C9 6F 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&quot;FE FE 05 A1 &quot;&amp;LEFT(DEC2HEX([.A715]; 4);2)&amp;&quot; &quot;&amp;RIGHT(DEC2HEX([.A715]; 4);2)&amp;&quot; &quot;&amp;(RIGHT(DEC2HEX(HEX2DEC(&quot;05&quot;)+HEX2DEC(&quot;A1&quot;)+HEX2DEC(DEC2HEX([.A715]; 4));4); 2))&amp;&quot; 16&quot;)" office:value-type="string" office:string-value="FE FE 05 A1 02 CA 70 16" calcext:value-type="string">
            <text:p>FE FE 05 A1 02 CA 70 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&quot;FE FE 05 A1 &quot;&amp;LEFT(DEC2HEX([.A716]; 4);2)&amp;&quot; &quot;&amp;RIGHT(DEC2HEX([.A716]; 4);2)&amp;&quot; &quot;&amp;(RIGHT(DEC2HEX(HEX2DEC(&quot;05&quot;)+HEX2DEC(&quot;A1&quot;)+HEX2DEC(DEC2HEX([.A716]; 4));4); 2))&amp;&quot; 16&quot;)" office:value-type="string" office:string-value="FE FE 05 A1 02 CB 71 16" calcext:value-type="string">
            <text:p>FE FE 05 A1 02 CB 71 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&quot;FE FE 05 A1 &quot;&amp;LEFT(DEC2HEX([.A717]; 4);2)&amp;&quot; &quot;&amp;RIGHT(DEC2HEX([.A717]; 4);2)&amp;&quot; &quot;&amp;(RIGHT(DEC2HEX(HEX2DEC(&quot;05&quot;)+HEX2DEC(&quot;A1&quot;)+HEX2DEC(DEC2HEX([.A717]; 4));4); 2))&amp;&quot; 16&quot;)" office:value-type="string" office:string-value="FE FE 05 A1 02 CC 72 16" calcext:value-type="string">
            <text:p>FE FE 05 A1 02 CC 72 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&quot;FE FE 05 A1 &quot;&amp;LEFT(DEC2HEX([.A718]; 4);2)&amp;&quot; &quot;&amp;RIGHT(DEC2HEX([.A718]; 4);2)&amp;&quot; &quot;&amp;(RIGHT(DEC2HEX(HEX2DEC(&quot;05&quot;)+HEX2DEC(&quot;A1&quot;)+HEX2DEC(DEC2HEX([.A718]; 4));4); 2))&amp;&quot; 16&quot;)" office:value-type="string" office:string-value="FE FE 05 A1 02 CD 73 16" calcext:value-type="string">
            <text:p>FE FE 05 A1 02 CD 73 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&quot;FE FE 05 A1 &quot;&amp;LEFT(DEC2HEX([.A719]; 4);2)&amp;&quot; &quot;&amp;RIGHT(DEC2HEX([.A719]; 4);2)&amp;&quot; &quot;&amp;(RIGHT(DEC2HEX(HEX2DEC(&quot;05&quot;)+HEX2DEC(&quot;A1&quot;)+HEX2DEC(DEC2HEX([.A719]; 4));4); 2))&amp;&quot; 16&quot;)" office:value-type="string" office:string-value="FE FE 05 A1 02 CE 74 16" calcext:value-type="string">
            <text:p>FE FE 05 A1 02 CE 74 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&quot;FE FE 05 A1 &quot;&amp;LEFT(DEC2HEX([.A720]; 4);2)&amp;&quot; &quot;&amp;RIGHT(DEC2HEX([.A720]; 4);2)&amp;&quot; &quot;&amp;(RIGHT(DEC2HEX(HEX2DEC(&quot;05&quot;)+HEX2DEC(&quot;A1&quot;)+HEX2DEC(DEC2HEX([.A720]; 4));4); 2))&amp;&quot; 16&quot;)" office:value-type="string" office:string-value="FE FE 05 A1 02 CF 75 16" calcext:value-type="string">
            <text:p>FE FE 05 A1 02 CF 75 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&quot;FE FE 05 A1 &quot;&amp;LEFT(DEC2HEX([.A721]; 4);2)&amp;&quot; &quot;&amp;RIGHT(DEC2HEX([.A721]; 4);2)&amp;&quot; &quot;&amp;(RIGHT(DEC2HEX(HEX2DEC(&quot;05&quot;)+HEX2DEC(&quot;A1&quot;)+HEX2DEC(DEC2HEX([.A721]; 4));4); 2))&amp;&quot; 16&quot;)" office:value-type="string" office:string-value="FE FE 05 A1 02 D0 76 16" calcext:value-type="string">
            <text:p>FE FE 05 A1 02 D0 76 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&quot;FE FE 05 A1 &quot;&amp;LEFT(DEC2HEX([.A722]; 4);2)&amp;&quot; &quot;&amp;RIGHT(DEC2HEX([.A722]; 4);2)&amp;&quot; &quot;&amp;(RIGHT(DEC2HEX(HEX2DEC(&quot;05&quot;)+HEX2DEC(&quot;A1&quot;)+HEX2DEC(DEC2HEX([.A722]; 4));4); 2))&amp;&quot; 16&quot;)" office:value-type="string" office:string-value="FE FE 05 A1 02 D1 77 16" calcext:value-type="string">
            <text:p>FE FE 05 A1 02 D1 77 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&quot;FE FE 05 A1 &quot;&amp;LEFT(DEC2HEX([.A723]; 4);2)&amp;&quot; &quot;&amp;RIGHT(DEC2HEX([.A723]; 4);2)&amp;&quot; &quot;&amp;(RIGHT(DEC2HEX(HEX2DEC(&quot;05&quot;)+HEX2DEC(&quot;A1&quot;)+HEX2DEC(DEC2HEX([.A723]; 4));4); 2))&amp;&quot; 16&quot;)" office:value-type="string" office:string-value="FE FE 05 A1 02 D2 78 16" calcext:value-type="string">
            <text:p>FE FE 05 A1 02 D2 78 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&quot;FE FE 05 A1 &quot;&amp;LEFT(DEC2HEX([.A724]; 4);2)&amp;&quot; &quot;&amp;RIGHT(DEC2HEX([.A724]; 4);2)&amp;&quot; &quot;&amp;(RIGHT(DEC2HEX(HEX2DEC(&quot;05&quot;)+HEX2DEC(&quot;A1&quot;)+HEX2DEC(DEC2HEX([.A724]; 4));4); 2))&amp;&quot; 16&quot;)" office:value-type="string" office:string-value="FE FE 05 A1 02 D3 79 16" calcext:value-type="string">
            <text:p>FE FE 05 A1 02 D3 79 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&quot;FE FE 05 A1 &quot;&amp;LEFT(DEC2HEX([.A725]; 4);2)&amp;&quot; &quot;&amp;RIGHT(DEC2HEX([.A725]; 4);2)&amp;&quot; &quot;&amp;(RIGHT(DEC2HEX(HEX2DEC(&quot;05&quot;)+HEX2DEC(&quot;A1&quot;)+HEX2DEC(DEC2HEX([.A725]; 4));4); 2))&amp;&quot; 16&quot;)" office:value-type="string" office:string-value="FE FE 05 A1 02 D4 7A 16" calcext:value-type="string">
            <text:p>FE FE 05 A1 02 D4 7A 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&quot;FE FE 05 A1 &quot;&amp;LEFT(DEC2HEX([.A726]; 4);2)&amp;&quot; &quot;&amp;RIGHT(DEC2HEX([.A726]; 4);2)&amp;&quot; &quot;&amp;(RIGHT(DEC2HEX(HEX2DEC(&quot;05&quot;)+HEX2DEC(&quot;A1&quot;)+HEX2DEC(DEC2HEX([.A726]; 4));4); 2))&amp;&quot; 16&quot;)" office:value-type="string" office:string-value="FE FE 05 A1 02 D5 7B 16" calcext:value-type="string">
            <text:p>FE FE 05 A1 02 D5 7B 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&quot;FE FE 05 A1 &quot;&amp;LEFT(DEC2HEX([.A727]; 4);2)&amp;&quot; &quot;&amp;RIGHT(DEC2HEX([.A727]; 4);2)&amp;&quot; &quot;&amp;(RIGHT(DEC2HEX(HEX2DEC(&quot;05&quot;)+HEX2DEC(&quot;A1&quot;)+HEX2DEC(DEC2HEX([.A727]; 4));4); 2))&amp;&quot; 16&quot;)" office:value-type="string" office:string-value="FE FE 05 A1 02 D6 7C 16" calcext:value-type="string">
            <text:p>FE FE 05 A1 02 D6 7C 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&quot;FE FE 05 A1 &quot;&amp;LEFT(DEC2HEX([.A728]; 4);2)&amp;&quot; &quot;&amp;RIGHT(DEC2HEX([.A728]; 4);2)&amp;&quot; &quot;&amp;(RIGHT(DEC2HEX(HEX2DEC(&quot;05&quot;)+HEX2DEC(&quot;A1&quot;)+HEX2DEC(DEC2HEX([.A728]; 4));4); 2))&amp;&quot; 16&quot;)" office:value-type="string" office:string-value="FE FE 05 A1 02 D7 7D 16" calcext:value-type="string">
            <text:p>FE FE 05 A1 02 D7 7D 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&quot;FE FE 05 A1 &quot;&amp;LEFT(DEC2HEX([.A729]; 4);2)&amp;&quot; &quot;&amp;RIGHT(DEC2HEX([.A729]; 4);2)&amp;&quot; &quot;&amp;(RIGHT(DEC2HEX(HEX2DEC(&quot;05&quot;)+HEX2DEC(&quot;A1&quot;)+HEX2DEC(DEC2HEX([.A729]; 4));4); 2))&amp;&quot; 16&quot;)" office:value-type="string" office:string-value="FE FE 05 A1 02 D8 7E 16" calcext:value-type="string">
            <text:p>FE FE 05 A1 02 D8 7E 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&quot;FE FE 05 A1 &quot;&amp;LEFT(DEC2HEX([.A730]; 4);2)&amp;&quot; &quot;&amp;RIGHT(DEC2HEX([.A730]; 4);2)&amp;&quot; &quot;&amp;(RIGHT(DEC2HEX(HEX2DEC(&quot;05&quot;)+HEX2DEC(&quot;A1&quot;)+HEX2DEC(DEC2HEX([.A730]; 4));4); 2))&amp;&quot; 16&quot;)" office:value-type="string" office:string-value="FE FE 05 A1 02 D9 7F 16" calcext:value-type="string">
            <text:p>FE FE 05 A1 02 D9 7F 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&quot;FE FE 05 A1 &quot;&amp;LEFT(DEC2HEX([.A731]; 4);2)&amp;&quot; &quot;&amp;RIGHT(DEC2HEX([.A731]; 4);2)&amp;&quot; &quot;&amp;(RIGHT(DEC2HEX(HEX2DEC(&quot;05&quot;)+HEX2DEC(&quot;A1&quot;)+HEX2DEC(DEC2HEX([.A731]; 4));4); 2))&amp;&quot; 16&quot;)" office:value-type="string" office:string-value="FE FE 05 A1 02 DA 80 16" calcext:value-type="string">
            <text:p>FE FE 05 A1 02 DA 80 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&quot;FE FE 05 A1 &quot;&amp;LEFT(DEC2HEX([.A732]; 4);2)&amp;&quot; &quot;&amp;RIGHT(DEC2HEX([.A732]; 4);2)&amp;&quot; &quot;&amp;(RIGHT(DEC2HEX(HEX2DEC(&quot;05&quot;)+HEX2DEC(&quot;A1&quot;)+HEX2DEC(DEC2HEX([.A732]; 4));4); 2))&amp;&quot; 16&quot;)" office:value-type="string" office:string-value="FE FE 05 A1 02 DB 81 16" calcext:value-type="string">
            <text:p>FE FE 05 A1 02 DB 81 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&quot;FE FE 05 A1 &quot;&amp;LEFT(DEC2HEX([.A733]; 4);2)&amp;&quot; &quot;&amp;RIGHT(DEC2HEX([.A733]; 4);2)&amp;&quot; &quot;&amp;(RIGHT(DEC2HEX(HEX2DEC(&quot;05&quot;)+HEX2DEC(&quot;A1&quot;)+HEX2DEC(DEC2HEX([.A733]; 4));4); 2))&amp;&quot; 16&quot;)" office:value-type="string" office:string-value="FE FE 05 A1 02 DC 82 16" calcext:value-type="string">
            <text:p>FE FE 05 A1 02 DC 82 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&quot;FE FE 05 A1 &quot;&amp;LEFT(DEC2HEX([.A734]; 4);2)&amp;&quot; &quot;&amp;RIGHT(DEC2HEX([.A734]; 4);2)&amp;&quot; &quot;&amp;(RIGHT(DEC2HEX(HEX2DEC(&quot;05&quot;)+HEX2DEC(&quot;A1&quot;)+HEX2DEC(DEC2HEX([.A734]; 4));4); 2))&amp;&quot; 16&quot;)" office:value-type="string" office:string-value="FE FE 05 A1 02 DD 83 16" calcext:value-type="string">
            <text:p>FE FE 05 A1 02 DD 83 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&quot;FE FE 05 A1 &quot;&amp;LEFT(DEC2HEX([.A735]; 4);2)&amp;&quot; &quot;&amp;RIGHT(DEC2HEX([.A735]; 4);2)&amp;&quot; &quot;&amp;(RIGHT(DEC2HEX(HEX2DEC(&quot;05&quot;)+HEX2DEC(&quot;A1&quot;)+HEX2DEC(DEC2HEX([.A735]; 4));4); 2))&amp;&quot; 16&quot;)" office:value-type="string" office:string-value="FE FE 05 A1 02 DE 84 16" calcext:value-type="string">
            <text:p>FE FE 05 A1 02 DE 84 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&quot;FE FE 05 A1 &quot;&amp;LEFT(DEC2HEX([.A736]; 4);2)&amp;&quot; &quot;&amp;RIGHT(DEC2HEX([.A736]; 4);2)&amp;&quot; &quot;&amp;(RIGHT(DEC2HEX(HEX2DEC(&quot;05&quot;)+HEX2DEC(&quot;A1&quot;)+HEX2DEC(DEC2HEX([.A736]; 4));4); 2))&amp;&quot; 16&quot;)" office:value-type="string" office:string-value="FE FE 05 A1 02 DF 85 16" calcext:value-type="string">
            <text:p>FE FE 05 A1 02 DF 85 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&quot;FE FE 05 A1 &quot;&amp;LEFT(DEC2HEX([.A737]; 4);2)&amp;&quot; &quot;&amp;RIGHT(DEC2HEX([.A737]; 4);2)&amp;&quot; &quot;&amp;(RIGHT(DEC2HEX(HEX2DEC(&quot;05&quot;)+HEX2DEC(&quot;A1&quot;)+HEX2DEC(DEC2HEX([.A737]; 4));4); 2))&amp;&quot; 16&quot;)" office:value-type="string" office:string-value="FE FE 05 A1 02 E0 86 16" calcext:value-type="string">
            <text:p>FE FE 05 A1 02 E0 86 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&quot;FE FE 05 A1 &quot;&amp;LEFT(DEC2HEX([.A738]; 4);2)&amp;&quot; &quot;&amp;RIGHT(DEC2HEX([.A738]; 4);2)&amp;&quot; &quot;&amp;(RIGHT(DEC2HEX(HEX2DEC(&quot;05&quot;)+HEX2DEC(&quot;A1&quot;)+HEX2DEC(DEC2HEX([.A738]; 4));4); 2))&amp;&quot; 16&quot;)" office:value-type="string" office:string-value="FE FE 05 A1 02 E1 87 16" calcext:value-type="string">
            <text:p>FE FE 05 A1 02 E1 87 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&quot;FE FE 05 A1 &quot;&amp;LEFT(DEC2HEX([.A739]; 4);2)&amp;&quot; &quot;&amp;RIGHT(DEC2HEX([.A739]; 4);2)&amp;&quot; &quot;&amp;(RIGHT(DEC2HEX(HEX2DEC(&quot;05&quot;)+HEX2DEC(&quot;A1&quot;)+HEX2DEC(DEC2HEX([.A739]; 4));4); 2))&amp;&quot; 16&quot;)" office:value-type="string" office:string-value="FE FE 05 A1 02 E2 88 16" calcext:value-type="string">
            <text:p>FE FE 05 A1 02 E2 88 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&quot;FE FE 05 A1 &quot;&amp;LEFT(DEC2HEX([.A740]; 4);2)&amp;&quot; &quot;&amp;RIGHT(DEC2HEX([.A740]; 4);2)&amp;&quot; &quot;&amp;(RIGHT(DEC2HEX(HEX2DEC(&quot;05&quot;)+HEX2DEC(&quot;A1&quot;)+HEX2DEC(DEC2HEX([.A740]; 4));4); 2))&amp;&quot; 16&quot;)" office:value-type="string" office:string-value="FE FE 05 A1 02 E3 89 16" calcext:value-type="string">
            <text:p>FE FE 05 A1 02 E3 89 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&quot;FE FE 05 A1 &quot;&amp;LEFT(DEC2HEX([.A741]; 4);2)&amp;&quot; &quot;&amp;RIGHT(DEC2HEX([.A741]; 4);2)&amp;&quot; &quot;&amp;(RIGHT(DEC2HEX(HEX2DEC(&quot;05&quot;)+HEX2DEC(&quot;A1&quot;)+HEX2DEC(DEC2HEX([.A741]; 4));4); 2))&amp;&quot; 16&quot;)" office:value-type="string" office:string-value="FE FE 05 A1 02 E4 8A 16" calcext:value-type="string">
            <text:p>FE FE 05 A1 02 E4 8A 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&quot;FE FE 05 A1 &quot;&amp;LEFT(DEC2HEX([.A742]; 4);2)&amp;&quot; &quot;&amp;RIGHT(DEC2HEX([.A742]; 4);2)&amp;&quot; &quot;&amp;(RIGHT(DEC2HEX(HEX2DEC(&quot;05&quot;)+HEX2DEC(&quot;A1&quot;)+HEX2DEC(DEC2HEX([.A742]; 4));4); 2))&amp;&quot; 16&quot;)" office:value-type="string" office:string-value="FE FE 05 A1 02 E5 8B 16" calcext:value-type="string">
            <text:p>FE FE 05 A1 02 E5 8B 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&quot;FE FE 05 A1 &quot;&amp;LEFT(DEC2HEX([.A743]; 4);2)&amp;&quot; &quot;&amp;RIGHT(DEC2HEX([.A743]; 4);2)&amp;&quot; &quot;&amp;(RIGHT(DEC2HEX(HEX2DEC(&quot;05&quot;)+HEX2DEC(&quot;A1&quot;)+HEX2DEC(DEC2HEX([.A743]; 4));4); 2))&amp;&quot; 16&quot;)" office:value-type="string" office:string-value="FE FE 05 A1 02 E6 8C 16" calcext:value-type="string">
            <text:p>FE FE 05 A1 02 E6 8C 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&quot;FE FE 05 A1 &quot;&amp;LEFT(DEC2HEX([.A744]; 4);2)&amp;&quot; &quot;&amp;RIGHT(DEC2HEX([.A744]; 4);2)&amp;&quot; &quot;&amp;(RIGHT(DEC2HEX(HEX2DEC(&quot;05&quot;)+HEX2DEC(&quot;A1&quot;)+HEX2DEC(DEC2HEX([.A744]; 4));4); 2))&amp;&quot; 16&quot;)" office:value-type="string" office:string-value="FE FE 05 A1 02 E7 8D 16" calcext:value-type="string">
            <text:p>FE FE 05 A1 02 E7 8D 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&quot;FE FE 05 A1 &quot;&amp;LEFT(DEC2HEX([.A745]; 4);2)&amp;&quot; &quot;&amp;RIGHT(DEC2HEX([.A745]; 4);2)&amp;&quot; &quot;&amp;(RIGHT(DEC2HEX(HEX2DEC(&quot;05&quot;)+HEX2DEC(&quot;A1&quot;)+HEX2DEC(DEC2HEX([.A745]; 4));4); 2))&amp;&quot; 16&quot;)" office:value-type="string" office:string-value="FE FE 05 A1 02 E8 8E 16" calcext:value-type="string">
            <text:p>FE FE 05 A1 02 E8 8E 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&quot;FE FE 05 A1 &quot;&amp;LEFT(DEC2HEX([.A746]; 4);2)&amp;&quot; &quot;&amp;RIGHT(DEC2HEX([.A746]; 4);2)&amp;&quot; &quot;&amp;(RIGHT(DEC2HEX(HEX2DEC(&quot;05&quot;)+HEX2DEC(&quot;A1&quot;)+HEX2DEC(DEC2HEX([.A746]; 4));4); 2))&amp;&quot; 16&quot;)" office:value-type="string" office:string-value="FE FE 05 A1 02 E9 8F 16" calcext:value-type="string">
            <text:p>FE FE 05 A1 02 E9 8F 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&quot;FE FE 05 A1 &quot;&amp;LEFT(DEC2HEX([.A747]; 4);2)&amp;&quot; &quot;&amp;RIGHT(DEC2HEX([.A747]; 4);2)&amp;&quot; &quot;&amp;(RIGHT(DEC2HEX(HEX2DEC(&quot;05&quot;)+HEX2DEC(&quot;A1&quot;)+HEX2DEC(DEC2HEX([.A747]; 4));4); 2))&amp;&quot; 16&quot;)" office:value-type="string" office:string-value="FE FE 05 A1 02 EA 90 16" calcext:value-type="string">
            <text:p>FE FE 05 A1 02 EA 90 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&quot;FE FE 05 A1 &quot;&amp;LEFT(DEC2HEX([.A748]; 4);2)&amp;&quot; &quot;&amp;RIGHT(DEC2HEX([.A748]; 4);2)&amp;&quot; &quot;&amp;(RIGHT(DEC2HEX(HEX2DEC(&quot;05&quot;)+HEX2DEC(&quot;A1&quot;)+HEX2DEC(DEC2HEX([.A748]; 4));4); 2))&amp;&quot; 16&quot;)" office:value-type="string" office:string-value="FE FE 05 A1 02 EB 91 16" calcext:value-type="string">
            <text:p>FE FE 05 A1 02 EB 91 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&quot;FE FE 05 A1 &quot;&amp;LEFT(DEC2HEX([.A749]; 4);2)&amp;&quot; &quot;&amp;RIGHT(DEC2HEX([.A749]; 4);2)&amp;&quot; &quot;&amp;(RIGHT(DEC2HEX(HEX2DEC(&quot;05&quot;)+HEX2DEC(&quot;A1&quot;)+HEX2DEC(DEC2HEX([.A749]; 4));4); 2))&amp;&quot; 16&quot;)" office:value-type="string" office:string-value="FE FE 05 A1 02 EC 92 16" calcext:value-type="string">
            <text:p>FE FE 05 A1 02 EC 92 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&quot;FE FE 05 A1 &quot;&amp;LEFT(DEC2HEX([.A750]; 4);2)&amp;&quot; &quot;&amp;RIGHT(DEC2HEX([.A750]; 4);2)&amp;&quot; &quot;&amp;(RIGHT(DEC2HEX(HEX2DEC(&quot;05&quot;)+HEX2DEC(&quot;A1&quot;)+HEX2DEC(DEC2HEX([.A750]; 4));4); 2))&amp;&quot; 16&quot;)" office:value-type="string" office:string-value="FE FE 05 A1 02 ED 93 16" calcext:value-type="string">
            <text:p>FE FE 05 A1 02 ED 93 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&quot;FE FE 05 A1 &quot;&amp;LEFT(DEC2HEX([.A751]; 4);2)&amp;&quot; &quot;&amp;RIGHT(DEC2HEX([.A751]; 4);2)&amp;&quot; &quot;&amp;(RIGHT(DEC2HEX(HEX2DEC(&quot;05&quot;)+HEX2DEC(&quot;A1&quot;)+HEX2DEC(DEC2HEX([.A751]; 4));4); 2))&amp;&quot; 16&quot;)" office:value-type="string" office:string-value="FE FE 05 A1 02 EE 94 16" calcext:value-type="string">
            <text:p>FE FE 05 A1 02 EE 94 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&quot;FE FE 05 A1 &quot;&amp;LEFT(DEC2HEX([.A752]; 4);2)&amp;&quot; &quot;&amp;RIGHT(DEC2HEX([.A752]; 4);2)&amp;&quot; &quot;&amp;(RIGHT(DEC2HEX(HEX2DEC(&quot;05&quot;)+HEX2DEC(&quot;A1&quot;)+HEX2DEC(DEC2HEX([.A752]; 4));4); 2))&amp;&quot; 16&quot;)" office:value-type="string" office:string-value="FE FE 05 A1 02 EF 95 16" calcext:value-type="string">
            <text:p>FE FE 05 A1 02 EF 95 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&quot;FE FE 05 A1 &quot;&amp;LEFT(DEC2HEX([.A753]; 4);2)&amp;&quot; &quot;&amp;RIGHT(DEC2HEX([.A753]; 4);2)&amp;&quot; &quot;&amp;(RIGHT(DEC2HEX(HEX2DEC(&quot;05&quot;)+HEX2DEC(&quot;A1&quot;)+HEX2DEC(DEC2HEX([.A753]; 4));4); 2))&amp;&quot; 16&quot;)" office:value-type="string" office:string-value="FE FE 05 A1 02 F0 96 16" calcext:value-type="string">
            <text:p>FE FE 05 A1 02 F0 96 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&quot;FE FE 05 A1 &quot;&amp;LEFT(DEC2HEX([.A754]; 4);2)&amp;&quot; &quot;&amp;RIGHT(DEC2HEX([.A754]; 4);2)&amp;&quot; &quot;&amp;(RIGHT(DEC2HEX(HEX2DEC(&quot;05&quot;)+HEX2DEC(&quot;A1&quot;)+HEX2DEC(DEC2HEX([.A754]; 4));4); 2))&amp;&quot; 16&quot;)" office:value-type="string" office:string-value="FE FE 05 A1 02 F1 97 16" calcext:value-type="string">
            <text:p>FE FE 05 A1 02 F1 97 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&quot;FE FE 05 A1 &quot;&amp;LEFT(DEC2HEX([.A755]; 4);2)&amp;&quot; &quot;&amp;RIGHT(DEC2HEX([.A755]; 4);2)&amp;&quot; &quot;&amp;(RIGHT(DEC2HEX(HEX2DEC(&quot;05&quot;)+HEX2DEC(&quot;A1&quot;)+HEX2DEC(DEC2HEX([.A755]; 4));4); 2))&amp;&quot; 16&quot;)" office:value-type="string" office:string-value="FE FE 05 A1 02 F2 98 16" calcext:value-type="string">
            <text:p>FE FE 05 A1 02 F2 98 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&quot;FE FE 05 A1 &quot;&amp;LEFT(DEC2HEX([.A756]; 4);2)&amp;&quot; &quot;&amp;RIGHT(DEC2HEX([.A756]; 4);2)&amp;&quot; &quot;&amp;(RIGHT(DEC2HEX(HEX2DEC(&quot;05&quot;)+HEX2DEC(&quot;A1&quot;)+HEX2DEC(DEC2HEX([.A756]; 4));4); 2))&amp;&quot; 16&quot;)" office:value-type="string" office:string-value="FE FE 05 A1 02 F3 99 16" calcext:value-type="string">
            <text:p>FE FE 05 A1 02 F3 99 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&quot;FE FE 05 A1 &quot;&amp;LEFT(DEC2HEX([.A757]; 4);2)&amp;&quot; &quot;&amp;RIGHT(DEC2HEX([.A757]; 4);2)&amp;&quot; &quot;&amp;(RIGHT(DEC2HEX(HEX2DEC(&quot;05&quot;)+HEX2DEC(&quot;A1&quot;)+HEX2DEC(DEC2HEX([.A757]; 4));4); 2))&amp;&quot; 16&quot;)" office:value-type="string" office:string-value="FE FE 05 A1 02 F4 9A 16" calcext:value-type="string">
            <text:p>FE FE 05 A1 02 F4 9A 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&quot;FE FE 05 A1 &quot;&amp;LEFT(DEC2HEX([.A758]; 4);2)&amp;&quot; &quot;&amp;RIGHT(DEC2HEX([.A758]; 4);2)&amp;&quot; &quot;&amp;(RIGHT(DEC2HEX(HEX2DEC(&quot;05&quot;)+HEX2DEC(&quot;A1&quot;)+HEX2DEC(DEC2HEX([.A758]; 4));4); 2))&amp;&quot; 16&quot;)" office:value-type="string" office:string-value="FE FE 05 A1 02 F5 9B 16" calcext:value-type="string">
            <text:p>FE FE 05 A1 02 F5 9B 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&quot;FE FE 05 A1 &quot;&amp;LEFT(DEC2HEX([.A759]; 4);2)&amp;&quot; &quot;&amp;RIGHT(DEC2HEX([.A759]; 4);2)&amp;&quot; &quot;&amp;(RIGHT(DEC2HEX(HEX2DEC(&quot;05&quot;)+HEX2DEC(&quot;A1&quot;)+HEX2DEC(DEC2HEX([.A759]; 4));4); 2))&amp;&quot; 16&quot;)" office:value-type="string" office:string-value="FE FE 05 A1 02 F6 9C 16" calcext:value-type="string">
            <text:p>FE FE 05 A1 02 F6 9C 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&quot;FE FE 05 A1 &quot;&amp;LEFT(DEC2HEX([.A760]; 4);2)&amp;&quot; &quot;&amp;RIGHT(DEC2HEX([.A760]; 4);2)&amp;&quot; &quot;&amp;(RIGHT(DEC2HEX(HEX2DEC(&quot;05&quot;)+HEX2DEC(&quot;A1&quot;)+HEX2DEC(DEC2HEX([.A760]; 4));4); 2))&amp;&quot; 16&quot;)" office:value-type="string" office:string-value="FE FE 05 A1 02 F7 9D 16" calcext:value-type="string">
            <text:p>FE FE 05 A1 02 F7 9D 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&quot;FE FE 05 A1 &quot;&amp;LEFT(DEC2HEX([.A761]; 4);2)&amp;&quot; &quot;&amp;RIGHT(DEC2HEX([.A761]; 4);2)&amp;&quot; &quot;&amp;(RIGHT(DEC2HEX(HEX2DEC(&quot;05&quot;)+HEX2DEC(&quot;A1&quot;)+HEX2DEC(DEC2HEX([.A761]; 4));4); 2))&amp;&quot; 16&quot;)" office:value-type="string" office:string-value="FE FE 05 A1 02 F8 9E 16" calcext:value-type="string">
            <text:p>FE FE 05 A1 02 F8 9E 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&quot;FE FE 05 A1 &quot;&amp;LEFT(DEC2HEX([.A762]; 4);2)&amp;&quot; &quot;&amp;RIGHT(DEC2HEX([.A762]; 4);2)&amp;&quot; &quot;&amp;(RIGHT(DEC2HEX(HEX2DEC(&quot;05&quot;)+HEX2DEC(&quot;A1&quot;)+HEX2DEC(DEC2HEX([.A762]; 4));4); 2))&amp;&quot; 16&quot;)" office:value-type="string" office:string-value="FE FE 05 A1 02 F9 9F 16" calcext:value-type="string">
            <text:p>FE FE 05 A1 02 F9 9F 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&quot;FE FE 05 A1 &quot;&amp;LEFT(DEC2HEX([.A763]; 4);2)&amp;&quot; &quot;&amp;RIGHT(DEC2HEX([.A763]; 4);2)&amp;&quot; &quot;&amp;(RIGHT(DEC2HEX(HEX2DEC(&quot;05&quot;)+HEX2DEC(&quot;A1&quot;)+HEX2DEC(DEC2HEX([.A763]; 4));4); 2))&amp;&quot; 16&quot;)" office:value-type="string" office:string-value="FE FE 05 A1 02 FA A0 16" calcext:value-type="string">
            <text:p>FE FE 05 A1 02 FA A0 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&quot;FE FE 05 A1 &quot;&amp;LEFT(DEC2HEX([.A764]; 4);2)&amp;&quot; &quot;&amp;RIGHT(DEC2HEX([.A764]; 4);2)&amp;&quot; &quot;&amp;(RIGHT(DEC2HEX(HEX2DEC(&quot;05&quot;)+HEX2DEC(&quot;A1&quot;)+HEX2DEC(DEC2HEX([.A764]; 4));4); 2))&amp;&quot; 16&quot;)" office:value-type="string" office:string-value="FE FE 05 A1 02 FB A1 16" calcext:value-type="string">
            <text:p>FE FE 05 A1 02 FB A1 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&quot;FE FE 05 A1 &quot;&amp;LEFT(DEC2HEX([.A765]; 4);2)&amp;&quot; &quot;&amp;RIGHT(DEC2HEX([.A765]; 4);2)&amp;&quot; &quot;&amp;(RIGHT(DEC2HEX(HEX2DEC(&quot;05&quot;)+HEX2DEC(&quot;A1&quot;)+HEX2DEC(DEC2HEX([.A765]; 4));4); 2))&amp;&quot; 16&quot;)" office:value-type="string" office:string-value="FE FE 05 A1 02 FC A2 16" calcext:value-type="string">
            <text:p>FE FE 05 A1 02 FC A2 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&quot;FE FE 05 A1 &quot;&amp;LEFT(DEC2HEX([.A766]; 4);2)&amp;&quot; &quot;&amp;RIGHT(DEC2HEX([.A766]; 4);2)&amp;&quot; &quot;&amp;(RIGHT(DEC2HEX(HEX2DEC(&quot;05&quot;)+HEX2DEC(&quot;A1&quot;)+HEX2DEC(DEC2HEX([.A766]; 4));4); 2))&amp;&quot; 16&quot;)" office:value-type="string" office:string-value="FE FE 05 A1 02 FD A3 16" calcext:value-type="string">
            <text:p>FE FE 05 A1 02 FD A3 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&quot;FE FE 05 A1 &quot;&amp;LEFT(DEC2HEX([.A767]; 4);2)&amp;&quot; &quot;&amp;RIGHT(DEC2HEX([.A767]; 4);2)&amp;&quot; &quot;&amp;(RIGHT(DEC2HEX(HEX2DEC(&quot;05&quot;)+HEX2DEC(&quot;A1&quot;)+HEX2DEC(DEC2HEX([.A767]; 4));4); 2))&amp;&quot; 16&quot;)" office:value-type="string" office:string-value="FE FE 05 A1 02 FE A4 16" calcext:value-type="string">
            <text:p>FE FE 05 A1 02 FE A4 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&quot;FE FE 05 A1 &quot;&amp;LEFT(DEC2HEX([.A768]; 4);2)&amp;&quot; &quot;&amp;RIGHT(DEC2HEX([.A768]; 4);2)&amp;&quot; &quot;&amp;(RIGHT(DEC2HEX(HEX2DEC(&quot;05&quot;)+HEX2DEC(&quot;A1&quot;)+HEX2DEC(DEC2HEX([.A768]; 4));4); 2))&amp;&quot; 16&quot;)" office:value-type="string" office:string-value="FE FE 05 A1 02 FF A5 16" calcext:value-type="string">
            <text:p>FE FE 05 A1 02 FF A5 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&quot;FE FE 05 A1 &quot;&amp;LEFT(DEC2HEX([.A769]; 4);2)&amp;&quot; &quot;&amp;RIGHT(DEC2HEX([.A769]; 4);2)&amp;&quot; &quot;&amp;(RIGHT(DEC2HEX(HEX2DEC(&quot;05&quot;)+HEX2DEC(&quot;A1&quot;)+HEX2DEC(DEC2HEX([.A769]; 4));4); 2))&amp;&quot; 16&quot;)" office:value-type="string" office:string-value="FE FE 05 A1 03 00 A6 16" calcext:value-type="string">
            <text:p>FE FE 05 A1 03 00 A6 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&quot;FE FE 05 A1 &quot;&amp;LEFT(DEC2HEX([.A770]; 4);2)&amp;&quot; &quot;&amp;RIGHT(DEC2HEX([.A770]; 4);2)&amp;&quot; &quot;&amp;(RIGHT(DEC2HEX(HEX2DEC(&quot;05&quot;)+HEX2DEC(&quot;A1&quot;)+HEX2DEC(DEC2HEX([.A770]; 4));4); 2))&amp;&quot; 16&quot;)" office:value-type="string" office:string-value="FE FE 05 A1 03 01 A7 16" calcext:value-type="string">
            <text:p>FE FE 05 A1 03 01 A7 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&quot;FE FE 05 A1 &quot;&amp;LEFT(DEC2HEX([.A771]; 4);2)&amp;&quot; &quot;&amp;RIGHT(DEC2HEX([.A771]; 4);2)&amp;&quot; &quot;&amp;(RIGHT(DEC2HEX(HEX2DEC(&quot;05&quot;)+HEX2DEC(&quot;A1&quot;)+HEX2DEC(DEC2HEX([.A771]; 4));4); 2))&amp;&quot; 16&quot;)" office:value-type="string" office:string-value="FE FE 05 A1 03 02 A8 16" calcext:value-type="string">
            <text:p>FE FE 05 A1 03 02 A8 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&quot;FE FE 05 A1 &quot;&amp;LEFT(DEC2HEX([.A772]; 4);2)&amp;&quot; &quot;&amp;RIGHT(DEC2HEX([.A772]; 4);2)&amp;&quot; &quot;&amp;(RIGHT(DEC2HEX(HEX2DEC(&quot;05&quot;)+HEX2DEC(&quot;A1&quot;)+HEX2DEC(DEC2HEX([.A772]; 4));4); 2))&amp;&quot; 16&quot;)" office:value-type="string" office:string-value="FE FE 05 A1 03 03 A9 16" calcext:value-type="string">
            <text:p>FE FE 05 A1 03 03 A9 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&quot;FE FE 05 A1 &quot;&amp;LEFT(DEC2HEX([.A773]; 4);2)&amp;&quot; &quot;&amp;RIGHT(DEC2HEX([.A773]; 4);2)&amp;&quot; &quot;&amp;(RIGHT(DEC2HEX(HEX2DEC(&quot;05&quot;)+HEX2DEC(&quot;A1&quot;)+HEX2DEC(DEC2HEX([.A773]; 4));4); 2))&amp;&quot; 16&quot;)" office:value-type="string" office:string-value="FE FE 05 A1 03 04 AA 16" calcext:value-type="string">
            <text:p>FE FE 05 A1 03 04 AA 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&quot;FE FE 05 A1 &quot;&amp;LEFT(DEC2HEX([.A774]; 4);2)&amp;&quot; &quot;&amp;RIGHT(DEC2HEX([.A774]; 4);2)&amp;&quot; &quot;&amp;(RIGHT(DEC2HEX(HEX2DEC(&quot;05&quot;)+HEX2DEC(&quot;A1&quot;)+HEX2DEC(DEC2HEX([.A774]; 4));4); 2))&amp;&quot; 16&quot;)" office:value-type="string" office:string-value="FE FE 05 A1 03 05 AB 16" calcext:value-type="string">
            <text:p>FE FE 05 A1 03 05 AB 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&quot;FE FE 05 A1 &quot;&amp;LEFT(DEC2HEX([.A775]; 4);2)&amp;&quot; &quot;&amp;RIGHT(DEC2HEX([.A775]; 4);2)&amp;&quot; &quot;&amp;(RIGHT(DEC2HEX(HEX2DEC(&quot;05&quot;)+HEX2DEC(&quot;A1&quot;)+HEX2DEC(DEC2HEX([.A775]; 4));4); 2))&amp;&quot; 16&quot;)" office:value-type="string" office:string-value="FE FE 05 A1 03 06 AC 16" calcext:value-type="string">
            <text:p>FE FE 05 A1 03 06 AC 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&quot;FE FE 05 A1 &quot;&amp;LEFT(DEC2HEX([.A776]; 4);2)&amp;&quot; &quot;&amp;RIGHT(DEC2HEX([.A776]; 4);2)&amp;&quot; &quot;&amp;(RIGHT(DEC2HEX(HEX2DEC(&quot;05&quot;)+HEX2DEC(&quot;A1&quot;)+HEX2DEC(DEC2HEX([.A776]; 4));4); 2))&amp;&quot; 16&quot;)" office:value-type="string" office:string-value="FE FE 05 A1 03 07 AD 16" calcext:value-type="string">
            <text:p>FE FE 05 A1 03 07 AD 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&quot;FE FE 05 A1 &quot;&amp;LEFT(DEC2HEX([.A777]; 4);2)&amp;&quot; &quot;&amp;RIGHT(DEC2HEX([.A777]; 4);2)&amp;&quot; &quot;&amp;(RIGHT(DEC2HEX(HEX2DEC(&quot;05&quot;)+HEX2DEC(&quot;A1&quot;)+HEX2DEC(DEC2HEX([.A777]; 4));4); 2))&amp;&quot; 16&quot;)" office:value-type="string" office:string-value="FE FE 05 A1 03 08 AE 16" calcext:value-type="string">
            <text:p>FE FE 05 A1 03 08 AE 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&quot;FE FE 05 A1 &quot;&amp;LEFT(DEC2HEX([.A778]; 4);2)&amp;&quot; &quot;&amp;RIGHT(DEC2HEX([.A778]; 4);2)&amp;&quot; &quot;&amp;(RIGHT(DEC2HEX(HEX2DEC(&quot;05&quot;)+HEX2DEC(&quot;A1&quot;)+HEX2DEC(DEC2HEX([.A778]; 4));4); 2))&amp;&quot; 16&quot;)" office:value-type="string" office:string-value="FE FE 05 A1 03 09 AF 16" calcext:value-type="string">
            <text:p>FE FE 05 A1 03 09 AF 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&quot;FE FE 05 A1 &quot;&amp;LEFT(DEC2HEX([.A779]; 4);2)&amp;&quot; &quot;&amp;RIGHT(DEC2HEX([.A779]; 4);2)&amp;&quot; &quot;&amp;(RIGHT(DEC2HEX(HEX2DEC(&quot;05&quot;)+HEX2DEC(&quot;A1&quot;)+HEX2DEC(DEC2HEX([.A779]; 4));4); 2))&amp;&quot; 16&quot;)" office:value-type="string" office:string-value="FE FE 05 A1 03 0A B0 16" calcext:value-type="string">
            <text:p>FE FE 05 A1 03 0A B0 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&quot;FE FE 05 A1 &quot;&amp;LEFT(DEC2HEX([.A780]; 4);2)&amp;&quot; &quot;&amp;RIGHT(DEC2HEX([.A780]; 4);2)&amp;&quot; &quot;&amp;(RIGHT(DEC2HEX(HEX2DEC(&quot;05&quot;)+HEX2DEC(&quot;A1&quot;)+HEX2DEC(DEC2HEX([.A780]; 4));4); 2))&amp;&quot; 16&quot;)" office:value-type="string" office:string-value="FE FE 05 A1 03 0B B1 16" calcext:value-type="string">
            <text:p>FE FE 05 A1 03 0B B1 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&quot;FE FE 05 A1 &quot;&amp;LEFT(DEC2HEX([.A781]; 4);2)&amp;&quot; &quot;&amp;RIGHT(DEC2HEX([.A781]; 4);2)&amp;&quot; &quot;&amp;(RIGHT(DEC2HEX(HEX2DEC(&quot;05&quot;)+HEX2DEC(&quot;A1&quot;)+HEX2DEC(DEC2HEX([.A781]; 4));4); 2))&amp;&quot; 16&quot;)" office:value-type="string" office:string-value="FE FE 05 A1 03 0C B2 16" calcext:value-type="string">
            <text:p>FE FE 05 A1 03 0C B2 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&quot;FE FE 05 A1 &quot;&amp;LEFT(DEC2HEX([.A782]; 4);2)&amp;&quot; &quot;&amp;RIGHT(DEC2HEX([.A782]; 4);2)&amp;&quot; &quot;&amp;(RIGHT(DEC2HEX(HEX2DEC(&quot;05&quot;)+HEX2DEC(&quot;A1&quot;)+HEX2DEC(DEC2HEX([.A782]; 4));4); 2))&amp;&quot; 16&quot;)" office:value-type="string" office:string-value="FE FE 05 A1 03 0D B3 16" calcext:value-type="string">
            <text:p>FE FE 05 A1 03 0D B3 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&quot;FE FE 05 A1 &quot;&amp;LEFT(DEC2HEX([.A783]; 4);2)&amp;&quot; &quot;&amp;RIGHT(DEC2HEX([.A783]; 4);2)&amp;&quot; &quot;&amp;(RIGHT(DEC2HEX(HEX2DEC(&quot;05&quot;)+HEX2DEC(&quot;A1&quot;)+HEX2DEC(DEC2HEX([.A783]; 4));4); 2))&amp;&quot; 16&quot;)" office:value-type="string" office:string-value="FE FE 05 A1 03 0E B4 16" calcext:value-type="string">
            <text:p>FE FE 05 A1 03 0E B4 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&quot;FE FE 05 A1 &quot;&amp;LEFT(DEC2HEX([.A784]; 4);2)&amp;&quot; &quot;&amp;RIGHT(DEC2HEX([.A784]; 4);2)&amp;&quot; &quot;&amp;(RIGHT(DEC2HEX(HEX2DEC(&quot;05&quot;)+HEX2DEC(&quot;A1&quot;)+HEX2DEC(DEC2HEX([.A784]; 4));4); 2))&amp;&quot; 16&quot;)" office:value-type="string" office:string-value="FE FE 05 A1 03 0F B5 16" calcext:value-type="string">
            <text:p>FE FE 05 A1 03 0F B5 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&quot;FE FE 05 A1 &quot;&amp;LEFT(DEC2HEX([.A785]; 4);2)&amp;&quot; &quot;&amp;RIGHT(DEC2HEX([.A785]; 4);2)&amp;&quot; &quot;&amp;(RIGHT(DEC2HEX(HEX2DEC(&quot;05&quot;)+HEX2DEC(&quot;A1&quot;)+HEX2DEC(DEC2HEX([.A785]; 4));4); 2))&amp;&quot; 16&quot;)" office:value-type="string" office:string-value="FE FE 05 A1 03 10 B6 16" calcext:value-type="string">
            <text:p>FE FE 05 A1 03 10 B6 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&quot;FE FE 05 A1 &quot;&amp;LEFT(DEC2HEX([.A786]; 4);2)&amp;&quot; &quot;&amp;RIGHT(DEC2HEX([.A786]; 4);2)&amp;&quot; &quot;&amp;(RIGHT(DEC2HEX(HEX2DEC(&quot;05&quot;)+HEX2DEC(&quot;A1&quot;)+HEX2DEC(DEC2HEX([.A786]; 4));4); 2))&amp;&quot; 16&quot;)" office:value-type="string" office:string-value="FE FE 05 A1 03 11 B7 16" calcext:value-type="string">
            <text:p>FE FE 05 A1 03 11 B7 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&quot;FE FE 05 A1 &quot;&amp;LEFT(DEC2HEX([.A787]; 4);2)&amp;&quot; &quot;&amp;RIGHT(DEC2HEX([.A787]; 4);2)&amp;&quot; &quot;&amp;(RIGHT(DEC2HEX(HEX2DEC(&quot;05&quot;)+HEX2DEC(&quot;A1&quot;)+HEX2DEC(DEC2HEX([.A787]; 4));4); 2))&amp;&quot; 16&quot;)" office:value-type="string" office:string-value="FE FE 05 A1 03 12 B8 16" calcext:value-type="string">
            <text:p>FE FE 05 A1 03 12 B8 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&quot;FE FE 05 A1 &quot;&amp;LEFT(DEC2HEX([.A788]; 4);2)&amp;&quot; &quot;&amp;RIGHT(DEC2HEX([.A788]; 4);2)&amp;&quot; &quot;&amp;(RIGHT(DEC2HEX(HEX2DEC(&quot;05&quot;)+HEX2DEC(&quot;A1&quot;)+HEX2DEC(DEC2HEX([.A788]; 4));4); 2))&amp;&quot; 16&quot;)" office:value-type="string" office:string-value="FE FE 05 A1 03 13 B9 16" calcext:value-type="string">
            <text:p>FE FE 05 A1 03 13 B9 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&quot;FE FE 05 A1 &quot;&amp;LEFT(DEC2HEX([.A789]; 4);2)&amp;&quot; &quot;&amp;RIGHT(DEC2HEX([.A789]; 4);2)&amp;&quot; &quot;&amp;(RIGHT(DEC2HEX(HEX2DEC(&quot;05&quot;)+HEX2DEC(&quot;A1&quot;)+HEX2DEC(DEC2HEX([.A789]; 4));4); 2))&amp;&quot; 16&quot;)" office:value-type="string" office:string-value="FE FE 05 A1 03 14 BA 16" calcext:value-type="string">
            <text:p>FE FE 05 A1 03 14 BA 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&quot;FE FE 05 A1 &quot;&amp;LEFT(DEC2HEX([.A790]; 4);2)&amp;&quot; &quot;&amp;RIGHT(DEC2HEX([.A790]; 4);2)&amp;&quot; &quot;&amp;(RIGHT(DEC2HEX(HEX2DEC(&quot;05&quot;)+HEX2DEC(&quot;A1&quot;)+HEX2DEC(DEC2HEX([.A790]; 4));4); 2))&amp;&quot; 16&quot;)" office:value-type="string" office:string-value="FE FE 05 A1 03 15 BB 16" calcext:value-type="string">
            <text:p>FE FE 05 A1 03 15 BB 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&quot;FE FE 05 A1 &quot;&amp;LEFT(DEC2HEX([.A791]; 4);2)&amp;&quot; &quot;&amp;RIGHT(DEC2HEX([.A791]; 4);2)&amp;&quot; &quot;&amp;(RIGHT(DEC2HEX(HEX2DEC(&quot;05&quot;)+HEX2DEC(&quot;A1&quot;)+HEX2DEC(DEC2HEX([.A791]; 4));4); 2))&amp;&quot; 16&quot;)" office:value-type="string" office:string-value="FE FE 05 A1 03 16 BC 16" calcext:value-type="string">
            <text:p>FE FE 05 A1 03 16 BC 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&quot;FE FE 05 A1 &quot;&amp;LEFT(DEC2HEX([.A792]; 4);2)&amp;&quot; &quot;&amp;RIGHT(DEC2HEX([.A792]; 4);2)&amp;&quot; &quot;&amp;(RIGHT(DEC2HEX(HEX2DEC(&quot;05&quot;)+HEX2DEC(&quot;A1&quot;)+HEX2DEC(DEC2HEX([.A792]; 4));4); 2))&amp;&quot; 16&quot;)" office:value-type="string" office:string-value="FE FE 05 A1 03 17 BD 16" calcext:value-type="string">
            <text:p>FE FE 05 A1 03 17 BD 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&quot;FE FE 05 A1 &quot;&amp;LEFT(DEC2HEX([.A793]; 4);2)&amp;&quot; &quot;&amp;RIGHT(DEC2HEX([.A793]; 4);2)&amp;&quot; &quot;&amp;(RIGHT(DEC2HEX(HEX2DEC(&quot;05&quot;)+HEX2DEC(&quot;A1&quot;)+HEX2DEC(DEC2HEX([.A793]; 4));4); 2))&amp;&quot; 16&quot;)" office:value-type="string" office:string-value="FE FE 05 A1 03 18 BE 16" calcext:value-type="string">
            <text:p>FE FE 05 A1 03 18 BE 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&quot;FE FE 05 A1 &quot;&amp;LEFT(DEC2HEX([.A794]; 4);2)&amp;&quot; &quot;&amp;RIGHT(DEC2HEX([.A794]; 4);2)&amp;&quot; &quot;&amp;(RIGHT(DEC2HEX(HEX2DEC(&quot;05&quot;)+HEX2DEC(&quot;A1&quot;)+HEX2DEC(DEC2HEX([.A794]; 4));4); 2))&amp;&quot; 16&quot;)" office:value-type="string" office:string-value="FE FE 05 A1 03 19 BF 16" calcext:value-type="string">
            <text:p>FE FE 05 A1 03 19 BF 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&quot;FE FE 05 A1 &quot;&amp;LEFT(DEC2HEX([.A795]; 4);2)&amp;&quot; &quot;&amp;RIGHT(DEC2HEX([.A795]; 4);2)&amp;&quot; &quot;&amp;(RIGHT(DEC2HEX(HEX2DEC(&quot;05&quot;)+HEX2DEC(&quot;A1&quot;)+HEX2DEC(DEC2HEX([.A795]; 4));4); 2))&amp;&quot; 16&quot;)" office:value-type="string" office:string-value="FE FE 05 A1 03 1A C0 16" calcext:value-type="string">
            <text:p>FE FE 05 A1 03 1A C0 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&quot;FE FE 05 A1 &quot;&amp;LEFT(DEC2HEX([.A796]; 4);2)&amp;&quot; &quot;&amp;RIGHT(DEC2HEX([.A796]; 4);2)&amp;&quot; &quot;&amp;(RIGHT(DEC2HEX(HEX2DEC(&quot;05&quot;)+HEX2DEC(&quot;A1&quot;)+HEX2DEC(DEC2HEX([.A796]; 4));4); 2))&amp;&quot; 16&quot;)" office:value-type="string" office:string-value="FE FE 05 A1 03 1B C1 16" calcext:value-type="string">
            <text:p>FE FE 05 A1 03 1B C1 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&quot;FE FE 05 A1 &quot;&amp;LEFT(DEC2HEX([.A797]; 4);2)&amp;&quot; &quot;&amp;RIGHT(DEC2HEX([.A797]; 4);2)&amp;&quot; &quot;&amp;(RIGHT(DEC2HEX(HEX2DEC(&quot;05&quot;)+HEX2DEC(&quot;A1&quot;)+HEX2DEC(DEC2HEX([.A797]; 4));4); 2))&amp;&quot; 16&quot;)" office:value-type="string" office:string-value="FE FE 05 A1 03 1C C2 16" calcext:value-type="string">
            <text:p>FE FE 05 A1 03 1C C2 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&quot;FE FE 05 A1 &quot;&amp;LEFT(DEC2HEX([.A798]; 4);2)&amp;&quot; &quot;&amp;RIGHT(DEC2HEX([.A798]; 4);2)&amp;&quot; &quot;&amp;(RIGHT(DEC2HEX(HEX2DEC(&quot;05&quot;)+HEX2DEC(&quot;A1&quot;)+HEX2DEC(DEC2HEX([.A798]; 4));4); 2))&amp;&quot; 16&quot;)" office:value-type="string" office:string-value="FE FE 05 A1 03 1D C3 16" calcext:value-type="string">
            <text:p>FE FE 05 A1 03 1D C3 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&quot;FE FE 05 A1 &quot;&amp;LEFT(DEC2HEX([.A799]; 4);2)&amp;&quot; &quot;&amp;RIGHT(DEC2HEX([.A799]; 4);2)&amp;&quot; &quot;&amp;(RIGHT(DEC2HEX(HEX2DEC(&quot;05&quot;)+HEX2DEC(&quot;A1&quot;)+HEX2DEC(DEC2HEX([.A799]; 4));4); 2))&amp;&quot; 16&quot;)" office:value-type="string" office:string-value="FE FE 05 A1 03 1E C4 16" calcext:value-type="string">
            <text:p>FE FE 05 A1 03 1E C4 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&quot;FE FE 05 A1 &quot;&amp;LEFT(DEC2HEX([.A800]; 4);2)&amp;&quot; &quot;&amp;RIGHT(DEC2HEX([.A800]; 4);2)&amp;&quot; &quot;&amp;(RIGHT(DEC2HEX(HEX2DEC(&quot;05&quot;)+HEX2DEC(&quot;A1&quot;)+HEX2DEC(DEC2HEX([.A800]; 4));4); 2))&amp;&quot; 16&quot;)" office:value-type="string" office:string-value="FE FE 05 A1 03 1F C5 16" calcext:value-type="string">
            <text:p>FE FE 05 A1 03 1F C5 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&quot;FE FE 05 A1 &quot;&amp;LEFT(DEC2HEX([.A801]; 4);2)&amp;&quot; &quot;&amp;RIGHT(DEC2HEX([.A801]; 4);2)&amp;&quot; &quot;&amp;(RIGHT(DEC2HEX(HEX2DEC(&quot;05&quot;)+HEX2DEC(&quot;A1&quot;)+HEX2DEC(DEC2HEX([.A801]; 4));4); 2))&amp;&quot; 16&quot;)" office:value-type="string" office:string-value="FE FE 05 A1 03 20 C6 16" calcext:value-type="string">
            <text:p>FE FE 05 A1 03 20 C6 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&quot;FE FE 05 A1 &quot;&amp;LEFT(DEC2HEX([.A802]; 4);2)&amp;&quot; &quot;&amp;RIGHT(DEC2HEX([.A802]; 4);2)&amp;&quot; &quot;&amp;(RIGHT(DEC2HEX(HEX2DEC(&quot;05&quot;)+HEX2DEC(&quot;A1&quot;)+HEX2DEC(DEC2HEX([.A802]; 4));4); 2))&amp;&quot; 16&quot;)" office:value-type="string" office:string-value="FE FE 05 A1 03 21 C7 16" calcext:value-type="string">
            <text:p>FE FE 05 A1 03 21 C7 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&quot;FE FE 05 A1 &quot;&amp;LEFT(DEC2HEX([.A803]; 4);2)&amp;&quot; &quot;&amp;RIGHT(DEC2HEX([.A803]; 4);2)&amp;&quot; &quot;&amp;(RIGHT(DEC2HEX(HEX2DEC(&quot;05&quot;)+HEX2DEC(&quot;A1&quot;)+HEX2DEC(DEC2HEX([.A803]; 4));4); 2))&amp;&quot; 16&quot;)" office:value-type="string" office:string-value="FE FE 05 A1 03 22 C8 16" calcext:value-type="string">
            <text:p>FE FE 05 A1 03 22 C8 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&quot;FE FE 05 A1 &quot;&amp;LEFT(DEC2HEX([.A804]; 4);2)&amp;&quot; &quot;&amp;RIGHT(DEC2HEX([.A804]; 4);2)&amp;&quot; &quot;&amp;(RIGHT(DEC2HEX(HEX2DEC(&quot;05&quot;)+HEX2DEC(&quot;A1&quot;)+HEX2DEC(DEC2HEX([.A804]; 4));4); 2))&amp;&quot; 16&quot;)" office:value-type="string" office:string-value="FE FE 05 A1 03 23 C9 16" calcext:value-type="string">
            <text:p>FE FE 05 A1 03 23 C9 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&quot;FE FE 05 A1 &quot;&amp;LEFT(DEC2HEX([.A805]; 4);2)&amp;&quot; &quot;&amp;RIGHT(DEC2HEX([.A805]; 4);2)&amp;&quot; &quot;&amp;(RIGHT(DEC2HEX(HEX2DEC(&quot;05&quot;)+HEX2DEC(&quot;A1&quot;)+HEX2DEC(DEC2HEX([.A805]; 4));4); 2))&amp;&quot; 16&quot;)" office:value-type="string" office:string-value="FE FE 05 A1 03 24 CA 16" calcext:value-type="string">
            <text:p>FE FE 05 A1 03 24 CA 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&quot;FE FE 05 A1 &quot;&amp;LEFT(DEC2HEX([.A806]; 4);2)&amp;&quot; &quot;&amp;RIGHT(DEC2HEX([.A806]; 4);2)&amp;&quot; &quot;&amp;(RIGHT(DEC2HEX(HEX2DEC(&quot;05&quot;)+HEX2DEC(&quot;A1&quot;)+HEX2DEC(DEC2HEX([.A806]; 4));4); 2))&amp;&quot; 16&quot;)" office:value-type="string" office:string-value="FE FE 05 A1 03 25 CB 16" calcext:value-type="string">
            <text:p>FE FE 05 A1 03 25 CB 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&quot;FE FE 05 A1 &quot;&amp;LEFT(DEC2HEX([.A807]; 4);2)&amp;&quot; &quot;&amp;RIGHT(DEC2HEX([.A807]; 4);2)&amp;&quot; &quot;&amp;(RIGHT(DEC2HEX(HEX2DEC(&quot;05&quot;)+HEX2DEC(&quot;A1&quot;)+HEX2DEC(DEC2HEX([.A807]; 4));4); 2))&amp;&quot; 16&quot;)" office:value-type="string" office:string-value="FE FE 05 A1 03 26 CC 16" calcext:value-type="string">
            <text:p>FE FE 05 A1 03 26 CC 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&quot;FE FE 05 A1 &quot;&amp;LEFT(DEC2HEX([.A808]; 4);2)&amp;&quot; &quot;&amp;RIGHT(DEC2HEX([.A808]; 4);2)&amp;&quot; &quot;&amp;(RIGHT(DEC2HEX(HEX2DEC(&quot;05&quot;)+HEX2DEC(&quot;A1&quot;)+HEX2DEC(DEC2HEX([.A808]; 4));4); 2))&amp;&quot; 16&quot;)" office:value-type="string" office:string-value="FE FE 05 A1 03 27 CD 16" calcext:value-type="string">
            <text:p>FE FE 05 A1 03 27 CD 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&quot;FE FE 05 A1 &quot;&amp;LEFT(DEC2HEX([.A809]; 4);2)&amp;&quot; &quot;&amp;RIGHT(DEC2HEX([.A809]; 4);2)&amp;&quot; &quot;&amp;(RIGHT(DEC2HEX(HEX2DEC(&quot;05&quot;)+HEX2DEC(&quot;A1&quot;)+HEX2DEC(DEC2HEX([.A809]; 4));4); 2))&amp;&quot; 16&quot;)" office:value-type="string" office:string-value="FE FE 05 A1 03 28 CE 16" calcext:value-type="string">
            <text:p>FE FE 05 A1 03 28 CE 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&quot;FE FE 05 A1 &quot;&amp;LEFT(DEC2HEX([.A810]; 4);2)&amp;&quot; &quot;&amp;RIGHT(DEC2HEX([.A810]; 4);2)&amp;&quot; &quot;&amp;(RIGHT(DEC2HEX(HEX2DEC(&quot;05&quot;)+HEX2DEC(&quot;A1&quot;)+HEX2DEC(DEC2HEX([.A810]; 4));4); 2))&amp;&quot; 16&quot;)" office:value-type="string" office:string-value="FE FE 05 A1 03 29 CF 16" calcext:value-type="string">
            <text:p>FE FE 05 A1 03 29 CF 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&quot;FE FE 05 A1 &quot;&amp;LEFT(DEC2HEX([.A811]; 4);2)&amp;&quot; &quot;&amp;RIGHT(DEC2HEX([.A811]; 4);2)&amp;&quot; &quot;&amp;(RIGHT(DEC2HEX(HEX2DEC(&quot;05&quot;)+HEX2DEC(&quot;A1&quot;)+HEX2DEC(DEC2HEX([.A811]; 4));4); 2))&amp;&quot; 16&quot;)" office:value-type="string" office:string-value="FE FE 05 A1 03 2A D0 16" calcext:value-type="string">
            <text:p>FE FE 05 A1 03 2A D0 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&quot;FE FE 05 A1 &quot;&amp;LEFT(DEC2HEX([.A812]; 4);2)&amp;&quot; &quot;&amp;RIGHT(DEC2HEX([.A812]; 4);2)&amp;&quot; &quot;&amp;(RIGHT(DEC2HEX(HEX2DEC(&quot;05&quot;)+HEX2DEC(&quot;A1&quot;)+HEX2DEC(DEC2HEX([.A812]; 4));4); 2))&amp;&quot; 16&quot;)" office:value-type="string" office:string-value="FE FE 05 A1 03 2B D1 16" calcext:value-type="string">
            <text:p>FE FE 05 A1 03 2B D1 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&quot;FE FE 05 A1 &quot;&amp;LEFT(DEC2HEX([.A813]; 4);2)&amp;&quot; &quot;&amp;RIGHT(DEC2HEX([.A813]; 4);2)&amp;&quot; &quot;&amp;(RIGHT(DEC2HEX(HEX2DEC(&quot;05&quot;)+HEX2DEC(&quot;A1&quot;)+HEX2DEC(DEC2HEX([.A813]; 4));4); 2))&amp;&quot; 16&quot;)" office:value-type="string" office:string-value="FE FE 05 A1 03 2C D2 16" calcext:value-type="string">
            <text:p>FE FE 05 A1 03 2C D2 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&quot;FE FE 05 A1 &quot;&amp;LEFT(DEC2HEX([.A814]; 4);2)&amp;&quot; &quot;&amp;RIGHT(DEC2HEX([.A814]; 4);2)&amp;&quot; &quot;&amp;(RIGHT(DEC2HEX(HEX2DEC(&quot;05&quot;)+HEX2DEC(&quot;A1&quot;)+HEX2DEC(DEC2HEX([.A814]; 4));4); 2))&amp;&quot; 16&quot;)" office:value-type="string" office:string-value="FE FE 05 A1 03 2D D3 16" calcext:value-type="string">
            <text:p>FE FE 05 A1 03 2D D3 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&quot;FE FE 05 A1 &quot;&amp;LEFT(DEC2HEX([.A815]; 4);2)&amp;&quot; &quot;&amp;RIGHT(DEC2HEX([.A815]; 4);2)&amp;&quot; &quot;&amp;(RIGHT(DEC2HEX(HEX2DEC(&quot;05&quot;)+HEX2DEC(&quot;A1&quot;)+HEX2DEC(DEC2HEX([.A815]; 4));4); 2))&amp;&quot; 16&quot;)" office:value-type="string" office:string-value="FE FE 05 A1 03 2E D4 16" calcext:value-type="string">
            <text:p>FE FE 05 A1 03 2E D4 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&quot;FE FE 05 A1 &quot;&amp;LEFT(DEC2HEX([.A816]; 4);2)&amp;&quot; &quot;&amp;RIGHT(DEC2HEX([.A816]; 4);2)&amp;&quot; &quot;&amp;(RIGHT(DEC2HEX(HEX2DEC(&quot;05&quot;)+HEX2DEC(&quot;A1&quot;)+HEX2DEC(DEC2HEX([.A816]; 4));4); 2))&amp;&quot; 16&quot;)" office:value-type="string" office:string-value="FE FE 05 A1 03 2F D5 16" calcext:value-type="string">
            <text:p>FE FE 05 A1 03 2F D5 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&quot;FE FE 05 A1 &quot;&amp;LEFT(DEC2HEX([.A817]; 4);2)&amp;&quot; &quot;&amp;RIGHT(DEC2HEX([.A817]; 4);2)&amp;&quot; &quot;&amp;(RIGHT(DEC2HEX(HEX2DEC(&quot;05&quot;)+HEX2DEC(&quot;A1&quot;)+HEX2DEC(DEC2HEX([.A817]; 4));4); 2))&amp;&quot; 16&quot;)" office:value-type="string" office:string-value="FE FE 05 A1 03 30 D6 16" calcext:value-type="string">
            <text:p>FE FE 05 A1 03 30 D6 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&quot;FE FE 05 A1 &quot;&amp;LEFT(DEC2HEX([.A818]; 4);2)&amp;&quot; &quot;&amp;RIGHT(DEC2HEX([.A818]; 4);2)&amp;&quot; &quot;&amp;(RIGHT(DEC2HEX(HEX2DEC(&quot;05&quot;)+HEX2DEC(&quot;A1&quot;)+HEX2DEC(DEC2HEX([.A818]; 4));4); 2))&amp;&quot; 16&quot;)" office:value-type="string" office:string-value="FE FE 05 A1 03 31 D7 16" calcext:value-type="string">
            <text:p>FE FE 05 A1 03 31 D7 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&quot;FE FE 05 A1 &quot;&amp;LEFT(DEC2HEX([.A819]; 4);2)&amp;&quot; &quot;&amp;RIGHT(DEC2HEX([.A819]; 4);2)&amp;&quot; &quot;&amp;(RIGHT(DEC2HEX(HEX2DEC(&quot;05&quot;)+HEX2DEC(&quot;A1&quot;)+HEX2DEC(DEC2HEX([.A819]; 4));4); 2))&amp;&quot; 16&quot;)" office:value-type="string" office:string-value="FE FE 05 A1 03 32 D8 16" calcext:value-type="string">
            <text:p>FE FE 05 A1 03 32 D8 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&quot;FE FE 05 A1 &quot;&amp;LEFT(DEC2HEX([.A820]; 4);2)&amp;&quot; &quot;&amp;RIGHT(DEC2HEX([.A820]; 4);2)&amp;&quot; &quot;&amp;(RIGHT(DEC2HEX(HEX2DEC(&quot;05&quot;)+HEX2DEC(&quot;A1&quot;)+HEX2DEC(DEC2HEX([.A820]; 4));4); 2))&amp;&quot; 16&quot;)" office:value-type="string" office:string-value="FE FE 05 A1 03 33 D9 16" calcext:value-type="string">
            <text:p>FE FE 05 A1 03 33 D9 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&quot;FE FE 05 A1 &quot;&amp;LEFT(DEC2HEX([.A821]; 4);2)&amp;&quot; &quot;&amp;RIGHT(DEC2HEX([.A821]; 4);2)&amp;&quot; &quot;&amp;(RIGHT(DEC2HEX(HEX2DEC(&quot;05&quot;)+HEX2DEC(&quot;A1&quot;)+HEX2DEC(DEC2HEX([.A821]; 4));4); 2))&amp;&quot; 16&quot;)" office:value-type="string" office:string-value="FE FE 05 A1 03 34 DA 16" calcext:value-type="string">
            <text:p>FE FE 05 A1 03 34 DA 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&quot;FE FE 05 A1 &quot;&amp;LEFT(DEC2HEX([.A822]; 4);2)&amp;&quot; &quot;&amp;RIGHT(DEC2HEX([.A822]; 4);2)&amp;&quot; &quot;&amp;(RIGHT(DEC2HEX(HEX2DEC(&quot;05&quot;)+HEX2DEC(&quot;A1&quot;)+HEX2DEC(DEC2HEX([.A822]; 4));4); 2))&amp;&quot; 16&quot;)" office:value-type="string" office:string-value="FE FE 05 A1 03 35 DB 16" calcext:value-type="string">
            <text:p>FE FE 05 A1 03 35 DB 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&quot;FE FE 05 A1 &quot;&amp;LEFT(DEC2HEX([.A823]; 4);2)&amp;&quot; &quot;&amp;RIGHT(DEC2HEX([.A823]; 4);2)&amp;&quot; &quot;&amp;(RIGHT(DEC2HEX(HEX2DEC(&quot;05&quot;)+HEX2DEC(&quot;A1&quot;)+HEX2DEC(DEC2HEX([.A823]; 4));4); 2))&amp;&quot; 16&quot;)" office:value-type="string" office:string-value="FE FE 05 A1 03 36 DC 16" calcext:value-type="string">
            <text:p>FE FE 05 A1 03 36 DC 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&quot;FE FE 05 A1 &quot;&amp;LEFT(DEC2HEX([.A824]; 4);2)&amp;&quot; &quot;&amp;RIGHT(DEC2HEX([.A824]; 4);2)&amp;&quot; &quot;&amp;(RIGHT(DEC2HEX(HEX2DEC(&quot;05&quot;)+HEX2DEC(&quot;A1&quot;)+HEX2DEC(DEC2HEX([.A824]; 4));4); 2))&amp;&quot; 16&quot;)" office:value-type="string" office:string-value="FE FE 05 A1 03 37 DD 16" calcext:value-type="string">
            <text:p>FE FE 05 A1 03 37 DD 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&quot;FE FE 05 A1 &quot;&amp;LEFT(DEC2HEX([.A825]; 4);2)&amp;&quot; &quot;&amp;RIGHT(DEC2HEX([.A825]; 4);2)&amp;&quot; &quot;&amp;(RIGHT(DEC2HEX(HEX2DEC(&quot;05&quot;)+HEX2DEC(&quot;A1&quot;)+HEX2DEC(DEC2HEX([.A825]; 4));4); 2))&amp;&quot; 16&quot;)" office:value-type="string" office:string-value="FE FE 05 A1 03 38 DE 16" calcext:value-type="string">
            <text:p>FE FE 05 A1 03 38 DE 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&quot;FE FE 05 A1 &quot;&amp;LEFT(DEC2HEX([.A826]; 4);2)&amp;&quot; &quot;&amp;RIGHT(DEC2HEX([.A826]; 4);2)&amp;&quot; &quot;&amp;(RIGHT(DEC2HEX(HEX2DEC(&quot;05&quot;)+HEX2DEC(&quot;A1&quot;)+HEX2DEC(DEC2HEX([.A826]; 4));4); 2))&amp;&quot; 16&quot;)" office:value-type="string" office:string-value="FE FE 05 A1 03 39 DF 16" calcext:value-type="string">
            <text:p>FE FE 05 A1 03 39 DF 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&quot;FE FE 05 A1 &quot;&amp;LEFT(DEC2HEX([.A827]; 4);2)&amp;&quot; &quot;&amp;RIGHT(DEC2HEX([.A827]; 4);2)&amp;&quot; &quot;&amp;(RIGHT(DEC2HEX(HEX2DEC(&quot;05&quot;)+HEX2DEC(&quot;A1&quot;)+HEX2DEC(DEC2HEX([.A827]; 4));4); 2))&amp;&quot; 16&quot;)" office:value-type="string" office:string-value="FE FE 05 A1 03 3A E0 16" calcext:value-type="string">
            <text:p>FE FE 05 A1 03 3A E0 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&quot;FE FE 05 A1 &quot;&amp;LEFT(DEC2HEX([.A828]; 4);2)&amp;&quot; &quot;&amp;RIGHT(DEC2HEX([.A828]; 4);2)&amp;&quot; &quot;&amp;(RIGHT(DEC2HEX(HEX2DEC(&quot;05&quot;)+HEX2DEC(&quot;A1&quot;)+HEX2DEC(DEC2HEX([.A828]; 4));4); 2))&amp;&quot; 16&quot;)" office:value-type="string" office:string-value="FE FE 05 A1 03 3B E1 16" calcext:value-type="string">
            <text:p>FE FE 05 A1 03 3B E1 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&quot;FE FE 05 A1 &quot;&amp;LEFT(DEC2HEX([.A829]; 4);2)&amp;&quot; &quot;&amp;RIGHT(DEC2HEX([.A829]; 4);2)&amp;&quot; &quot;&amp;(RIGHT(DEC2HEX(HEX2DEC(&quot;05&quot;)+HEX2DEC(&quot;A1&quot;)+HEX2DEC(DEC2HEX([.A829]; 4));4); 2))&amp;&quot; 16&quot;)" office:value-type="string" office:string-value="FE FE 05 A1 03 3C E2 16" calcext:value-type="string">
            <text:p>FE FE 05 A1 03 3C E2 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&quot;FE FE 05 A1 &quot;&amp;LEFT(DEC2HEX([.A830]; 4);2)&amp;&quot; &quot;&amp;RIGHT(DEC2HEX([.A830]; 4);2)&amp;&quot; &quot;&amp;(RIGHT(DEC2HEX(HEX2DEC(&quot;05&quot;)+HEX2DEC(&quot;A1&quot;)+HEX2DEC(DEC2HEX([.A830]; 4));4); 2))&amp;&quot; 16&quot;)" office:value-type="string" office:string-value="FE FE 05 A1 03 3D E3 16" calcext:value-type="string">
            <text:p>FE FE 05 A1 03 3D E3 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&quot;FE FE 05 A1 &quot;&amp;LEFT(DEC2HEX([.A831]; 4);2)&amp;&quot; &quot;&amp;RIGHT(DEC2HEX([.A831]; 4);2)&amp;&quot; &quot;&amp;(RIGHT(DEC2HEX(HEX2DEC(&quot;05&quot;)+HEX2DEC(&quot;A1&quot;)+HEX2DEC(DEC2HEX([.A831]; 4));4); 2))&amp;&quot; 16&quot;)" office:value-type="string" office:string-value="FE FE 05 A1 03 3E E4 16" calcext:value-type="string">
            <text:p>FE FE 05 A1 03 3E E4 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&quot;FE FE 05 A1 &quot;&amp;LEFT(DEC2HEX([.A832]; 4);2)&amp;&quot; &quot;&amp;RIGHT(DEC2HEX([.A832]; 4);2)&amp;&quot; &quot;&amp;(RIGHT(DEC2HEX(HEX2DEC(&quot;05&quot;)+HEX2DEC(&quot;A1&quot;)+HEX2DEC(DEC2HEX([.A832]; 4));4); 2))&amp;&quot; 16&quot;)" office:value-type="string" office:string-value="FE FE 05 A1 03 3F E5 16" calcext:value-type="string">
            <text:p>FE FE 05 A1 03 3F E5 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&quot;FE FE 05 A1 &quot;&amp;LEFT(DEC2HEX([.A833]; 4);2)&amp;&quot; &quot;&amp;RIGHT(DEC2HEX([.A833]; 4);2)&amp;&quot; &quot;&amp;(RIGHT(DEC2HEX(HEX2DEC(&quot;05&quot;)+HEX2DEC(&quot;A1&quot;)+HEX2DEC(DEC2HEX([.A833]; 4));4); 2))&amp;&quot; 16&quot;)" office:value-type="string" office:string-value="FE FE 05 A1 03 40 E6 16" calcext:value-type="string">
            <text:p>FE FE 05 A1 03 40 E6 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&quot;FE FE 05 A1 &quot;&amp;LEFT(DEC2HEX([.A834]; 4);2)&amp;&quot; &quot;&amp;RIGHT(DEC2HEX([.A834]; 4);2)&amp;&quot; &quot;&amp;(RIGHT(DEC2HEX(HEX2DEC(&quot;05&quot;)+HEX2DEC(&quot;A1&quot;)+HEX2DEC(DEC2HEX([.A834]; 4));4); 2))&amp;&quot; 16&quot;)" office:value-type="string" office:string-value="FE FE 05 A1 03 41 E7 16" calcext:value-type="string">
            <text:p>FE FE 05 A1 03 41 E7 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&quot;FE FE 05 A1 &quot;&amp;LEFT(DEC2HEX([.A835]; 4);2)&amp;&quot; &quot;&amp;RIGHT(DEC2HEX([.A835]; 4);2)&amp;&quot; &quot;&amp;(RIGHT(DEC2HEX(HEX2DEC(&quot;05&quot;)+HEX2DEC(&quot;A1&quot;)+HEX2DEC(DEC2HEX([.A835]; 4));4); 2))&amp;&quot; 16&quot;)" office:value-type="string" office:string-value="FE FE 05 A1 03 42 E8 16" calcext:value-type="string">
            <text:p>FE FE 05 A1 03 42 E8 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&quot;FE FE 05 A1 &quot;&amp;LEFT(DEC2HEX([.A836]; 4);2)&amp;&quot; &quot;&amp;RIGHT(DEC2HEX([.A836]; 4);2)&amp;&quot; &quot;&amp;(RIGHT(DEC2HEX(HEX2DEC(&quot;05&quot;)+HEX2DEC(&quot;A1&quot;)+HEX2DEC(DEC2HEX([.A836]; 4));4); 2))&amp;&quot; 16&quot;)" office:value-type="string" office:string-value="FE FE 05 A1 03 43 E9 16" calcext:value-type="string">
            <text:p>FE FE 05 A1 03 43 E9 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&quot;FE FE 05 A1 &quot;&amp;LEFT(DEC2HEX([.A837]; 4);2)&amp;&quot; &quot;&amp;RIGHT(DEC2HEX([.A837]; 4);2)&amp;&quot; &quot;&amp;(RIGHT(DEC2HEX(HEX2DEC(&quot;05&quot;)+HEX2DEC(&quot;A1&quot;)+HEX2DEC(DEC2HEX([.A837]; 4));4); 2))&amp;&quot; 16&quot;)" office:value-type="string" office:string-value="FE FE 05 A1 03 44 EA 16" calcext:value-type="string">
            <text:p>FE FE 05 A1 03 44 EA 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&quot;FE FE 05 A1 &quot;&amp;LEFT(DEC2HEX([.A838]; 4);2)&amp;&quot; &quot;&amp;RIGHT(DEC2HEX([.A838]; 4);2)&amp;&quot; &quot;&amp;(RIGHT(DEC2HEX(HEX2DEC(&quot;05&quot;)+HEX2DEC(&quot;A1&quot;)+HEX2DEC(DEC2HEX([.A838]; 4));4); 2))&amp;&quot; 16&quot;)" office:value-type="string" office:string-value="FE FE 05 A1 03 45 EB 16" calcext:value-type="string">
            <text:p>FE FE 05 A1 03 45 EB 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&quot;FE FE 05 A1 &quot;&amp;LEFT(DEC2HEX([.A839]; 4);2)&amp;&quot; &quot;&amp;RIGHT(DEC2HEX([.A839]; 4);2)&amp;&quot; &quot;&amp;(RIGHT(DEC2HEX(HEX2DEC(&quot;05&quot;)+HEX2DEC(&quot;A1&quot;)+HEX2DEC(DEC2HEX([.A839]; 4));4); 2))&amp;&quot; 16&quot;)" office:value-type="string" office:string-value="FE FE 05 A1 03 46 EC 16" calcext:value-type="string">
            <text:p>FE FE 05 A1 03 46 EC 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&quot;FE FE 05 A1 &quot;&amp;LEFT(DEC2HEX([.A840]; 4);2)&amp;&quot; &quot;&amp;RIGHT(DEC2HEX([.A840]; 4);2)&amp;&quot; &quot;&amp;(RIGHT(DEC2HEX(HEX2DEC(&quot;05&quot;)+HEX2DEC(&quot;A1&quot;)+HEX2DEC(DEC2HEX([.A840]; 4));4); 2))&amp;&quot; 16&quot;)" office:value-type="string" office:string-value="FE FE 05 A1 03 47 ED 16" calcext:value-type="string">
            <text:p>FE FE 05 A1 03 47 ED 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&quot;FE FE 05 A1 &quot;&amp;LEFT(DEC2HEX([.A841]; 4);2)&amp;&quot; &quot;&amp;RIGHT(DEC2HEX([.A841]; 4);2)&amp;&quot; &quot;&amp;(RIGHT(DEC2HEX(HEX2DEC(&quot;05&quot;)+HEX2DEC(&quot;A1&quot;)+HEX2DEC(DEC2HEX([.A841]; 4));4); 2))&amp;&quot; 16&quot;)" office:value-type="string" office:string-value="FE FE 05 A1 03 48 EE 16" calcext:value-type="string">
            <text:p>FE FE 05 A1 03 48 EE 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&quot;FE FE 05 A1 &quot;&amp;LEFT(DEC2HEX([.A842]; 4);2)&amp;&quot; &quot;&amp;RIGHT(DEC2HEX([.A842]; 4);2)&amp;&quot; &quot;&amp;(RIGHT(DEC2HEX(HEX2DEC(&quot;05&quot;)+HEX2DEC(&quot;A1&quot;)+HEX2DEC(DEC2HEX([.A842]; 4));4); 2))&amp;&quot; 16&quot;)" office:value-type="string" office:string-value="FE FE 05 A1 03 49 EF 16" calcext:value-type="string">
            <text:p>FE FE 05 A1 03 49 EF 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&quot;FE FE 05 A1 &quot;&amp;LEFT(DEC2HEX([.A843]; 4);2)&amp;&quot; &quot;&amp;RIGHT(DEC2HEX([.A843]; 4);2)&amp;&quot; &quot;&amp;(RIGHT(DEC2HEX(HEX2DEC(&quot;05&quot;)+HEX2DEC(&quot;A1&quot;)+HEX2DEC(DEC2HEX([.A843]; 4));4); 2))&amp;&quot; 16&quot;)" office:value-type="string" office:string-value="FE FE 05 A1 03 4A F0 16" calcext:value-type="string">
            <text:p>FE FE 05 A1 03 4A F0 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&quot;FE FE 05 A1 &quot;&amp;LEFT(DEC2HEX([.A844]; 4);2)&amp;&quot; &quot;&amp;RIGHT(DEC2HEX([.A844]; 4);2)&amp;&quot; &quot;&amp;(RIGHT(DEC2HEX(HEX2DEC(&quot;05&quot;)+HEX2DEC(&quot;A1&quot;)+HEX2DEC(DEC2HEX([.A844]; 4));4); 2))&amp;&quot; 16&quot;)" office:value-type="string" office:string-value="FE FE 05 A1 03 4B F1 16" calcext:value-type="string">
            <text:p>FE FE 05 A1 03 4B F1 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&quot;FE FE 05 A1 &quot;&amp;LEFT(DEC2HEX([.A845]; 4);2)&amp;&quot; &quot;&amp;RIGHT(DEC2HEX([.A845]; 4);2)&amp;&quot; &quot;&amp;(RIGHT(DEC2HEX(HEX2DEC(&quot;05&quot;)+HEX2DEC(&quot;A1&quot;)+HEX2DEC(DEC2HEX([.A845]; 4));4); 2))&amp;&quot; 16&quot;)" office:value-type="string" office:string-value="FE FE 05 A1 03 4C F2 16" calcext:value-type="string">
            <text:p>FE FE 05 A1 03 4C F2 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&quot;FE FE 05 A1 &quot;&amp;LEFT(DEC2HEX([.A846]; 4);2)&amp;&quot; &quot;&amp;RIGHT(DEC2HEX([.A846]; 4);2)&amp;&quot; &quot;&amp;(RIGHT(DEC2HEX(HEX2DEC(&quot;05&quot;)+HEX2DEC(&quot;A1&quot;)+HEX2DEC(DEC2HEX([.A846]; 4));4); 2))&amp;&quot; 16&quot;)" office:value-type="string" office:string-value="FE FE 05 A1 03 4D F3 16" calcext:value-type="string">
            <text:p>FE FE 05 A1 03 4D F3 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&quot;FE FE 05 A1 &quot;&amp;LEFT(DEC2HEX([.A847]; 4);2)&amp;&quot; &quot;&amp;RIGHT(DEC2HEX([.A847]; 4);2)&amp;&quot; &quot;&amp;(RIGHT(DEC2HEX(HEX2DEC(&quot;05&quot;)+HEX2DEC(&quot;A1&quot;)+HEX2DEC(DEC2HEX([.A847]; 4));4); 2))&amp;&quot; 16&quot;)" office:value-type="string" office:string-value="FE FE 05 A1 03 4E F4 16" calcext:value-type="string">
            <text:p>FE FE 05 A1 03 4E F4 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&quot;FE FE 05 A1 &quot;&amp;LEFT(DEC2HEX([.A848]; 4);2)&amp;&quot; &quot;&amp;RIGHT(DEC2HEX([.A848]; 4);2)&amp;&quot; &quot;&amp;(RIGHT(DEC2HEX(HEX2DEC(&quot;05&quot;)+HEX2DEC(&quot;A1&quot;)+HEX2DEC(DEC2HEX([.A848]; 4));4); 2))&amp;&quot; 16&quot;)" office:value-type="string" office:string-value="FE FE 05 A1 03 4F F5 16" calcext:value-type="string">
            <text:p>FE FE 05 A1 03 4F F5 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&quot;FE FE 05 A1 &quot;&amp;LEFT(DEC2HEX([.A849]; 4);2)&amp;&quot; &quot;&amp;RIGHT(DEC2HEX([.A849]; 4);2)&amp;&quot; &quot;&amp;(RIGHT(DEC2HEX(HEX2DEC(&quot;05&quot;)+HEX2DEC(&quot;A1&quot;)+HEX2DEC(DEC2HEX([.A849]; 4));4); 2))&amp;&quot; 16&quot;)" office:value-type="string" office:string-value="FE FE 05 A1 03 50 F6 16" calcext:value-type="string">
            <text:p>FE FE 05 A1 03 50 F6 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&quot;FE FE 05 A1 &quot;&amp;LEFT(DEC2HEX([.A850]; 4);2)&amp;&quot; &quot;&amp;RIGHT(DEC2HEX([.A850]; 4);2)&amp;&quot; &quot;&amp;(RIGHT(DEC2HEX(HEX2DEC(&quot;05&quot;)+HEX2DEC(&quot;A1&quot;)+HEX2DEC(DEC2HEX([.A850]; 4));4); 2))&amp;&quot; 16&quot;)" office:value-type="string" office:string-value="FE FE 05 A1 03 51 F7 16" calcext:value-type="string">
            <text:p>FE FE 05 A1 03 51 F7 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&quot;FE FE 05 A1 &quot;&amp;LEFT(DEC2HEX([.A851]; 4);2)&amp;&quot; &quot;&amp;RIGHT(DEC2HEX([.A851]; 4);2)&amp;&quot; &quot;&amp;(RIGHT(DEC2HEX(HEX2DEC(&quot;05&quot;)+HEX2DEC(&quot;A1&quot;)+HEX2DEC(DEC2HEX([.A851]; 4));4); 2))&amp;&quot; 16&quot;)" office:value-type="string" office:string-value="FE FE 05 A1 03 52 F8 16" calcext:value-type="string">
            <text:p>FE FE 05 A1 03 52 F8 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&quot;FE FE 05 A1 &quot;&amp;LEFT(DEC2HEX([.A852]; 4);2)&amp;&quot; &quot;&amp;RIGHT(DEC2HEX([.A852]; 4);2)&amp;&quot; &quot;&amp;(RIGHT(DEC2HEX(HEX2DEC(&quot;05&quot;)+HEX2DEC(&quot;A1&quot;)+HEX2DEC(DEC2HEX([.A852]; 4));4); 2))&amp;&quot; 16&quot;)" office:value-type="string" office:string-value="FE FE 05 A1 03 53 F9 16" calcext:value-type="string">
            <text:p>FE FE 05 A1 03 53 F9 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&quot;FE FE 05 A1 &quot;&amp;LEFT(DEC2HEX([.A853]; 4);2)&amp;&quot; &quot;&amp;RIGHT(DEC2HEX([.A853]; 4);2)&amp;&quot; &quot;&amp;(RIGHT(DEC2HEX(HEX2DEC(&quot;05&quot;)+HEX2DEC(&quot;A1&quot;)+HEX2DEC(DEC2HEX([.A853]; 4));4); 2))&amp;&quot; 16&quot;)" office:value-type="string" office:string-value="FE FE 05 A1 03 54 FA 16" calcext:value-type="string">
            <text:p>FE FE 05 A1 03 54 FA 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&quot;FE FE 05 A1 &quot;&amp;LEFT(DEC2HEX([.A854]; 4);2)&amp;&quot; &quot;&amp;RIGHT(DEC2HEX([.A854]; 4);2)&amp;&quot; &quot;&amp;(RIGHT(DEC2HEX(HEX2DEC(&quot;05&quot;)+HEX2DEC(&quot;A1&quot;)+HEX2DEC(DEC2HEX([.A854]; 4));4); 2))&amp;&quot; 16&quot;)" office:value-type="string" office:string-value="FE FE 05 A1 03 55 FB 16" calcext:value-type="string">
            <text:p>FE FE 05 A1 03 55 FB 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&quot;FE FE 05 A1 &quot;&amp;LEFT(DEC2HEX([.A855]; 4);2)&amp;&quot; &quot;&amp;RIGHT(DEC2HEX([.A855]; 4);2)&amp;&quot; &quot;&amp;(RIGHT(DEC2HEX(HEX2DEC(&quot;05&quot;)+HEX2DEC(&quot;A1&quot;)+HEX2DEC(DEC2HEX([.A855]; 4));4); 2))&amp;&quot; 16&quot;)" office:value-type="string" office:string-value="FE FE 05 A1 03 56 FC 16" calcext:value-type="string">
            <text:p>FE FE 05 A1 03 56 FC 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&quot;FE FE 05 A1 &quot;&amp;LEFT(DEC2HEX([.A856]; 4);2)&amp;&quot; &quot;&amp;RIGHT(DEC2HEX([.A856]; 4);2)&amp;&quot; &quot;&amp;(RIGHT(DEC2HEX(HEX2DEC(&quot;05&quot;)+HEX2DEC(&quot;A1&quot;)+HEX2DEC(DEC2HEX([.A856]; 4));4); 2))&amp;&quot; 16&quot;)" office:value-type="string" office:string-value="FE FE 05 A1 03 57 FD 16" calcext:value-type="string">
            <text:p>FE FE 05 A1 03 57 FD 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&quot;FE FE 05 A1 &quot;&amp;LEFT(DEC2HEX([.A857]; 4);2)&amp;&quot; &quot;&amp;RIGHT(DEC2HEX([.A857]; 4);2)&amp;&quot; &quot;&amp;(RIGHT(DEC2HEX(HEX2DEC(&quot;05&quot;)+HEX2DEC(&quot;A1&quot;)+HEX2DEC(DEC2HEX([.A857]; 4));4); 2))&amp;&quot; 16&quot;)" office:value-type="string" office:string-value="FE FE 05 A1 03 58 FE 16" calcext:value-type="string">
            <text:p>FE FE 05 A1 03 58 FE 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&quot;FE FE 05 A1 &quot;&amp;LEFT(DEC2HEX([.A858]; 4);2)&amp;&quot; &quot;&amp;RIGHT(DEC2HEX([.A858]; 4);2)&amp;&quot; &quot;&amp;(RIGHT(DEC2HEX(HEX2DEC(&quot;05&quot;)+HEX2DEC(&quot;A1&quot;)+HEX2DEC(DEC2HEX([.A858]; 4));4); 2))&amp;&quot; 16&quot;)" office:value-type="string" office:string-value="FE FE 05 A1 03 59 FF 16" calcext:value-type="string">
            <text:p>FE FE 05 A1 03 59 FF 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&quot;FE FE 05 A1 &quot;&amp;LEFT(DEC2HEX([.A859]; 4);2)&amp;&quot; &quot;&amp;RIGHT(DEC2HEX([.A859]; 4);2)&amp;&quot; &quot;&amp;(RIGHT(DEC2HEX(HEX2DEC(&quot;05&quot;)+HEX2DEC(&quot;A1&quot;)+HEX2DEC(DEC2HEX([.A859]; 4));4); 2))&amp;&quot; 16&quot;)" office:value-type="string" office:string-value="FE FE 05 A1 03 5A 00 16" calcext:value-type="string">
            <text:p>FE FE 05 A1 03 5A 00 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&quot;FE FE 05 A1 &quot;&amp;LEFT(DEC2HEX([.A860]; 4);2)&amp;&quot; &quot;&amp;RIGHT(DEC2HEX([.A860]; 4);2)&amp;&quot; &quot;&amp;(RIGHT(DEC2HEX(HEX2DEC(&quot;05&quot;)+HEX2DEC(&quot;A1&quot;)+HEX2DEC(DEC2HEX([.A860]; 4));4); 2))&amp;&quot; 16&quot;)" office:value-type="string" office:string-value="FE FE 05 A1 03 5B 01 16" calcext:value-type="string">
            <text:p>FE FE 05 A1 03 5B 01 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&quot;FE FE 05 A1 &quot;&amp;LEFT(DEC2HEX([.A861]; 4);2)&amp;&quot; &quot;&amp;RIGHT(DEC2HEX([.A861]; 4);2)&amp;&quot; &quot;&amp;(RIGHT(DEC2HEX(HEX2DEC(&quot;05&quot;)+HEX2DEC(&quot;A1&quot;)+HEX2DEC(DEC2HEX([.A861]; 4));4); 2))&amp;&quot; 16&quot;)" office:value-type="string" office:string-value="FE FE 05 A1 03 5C 02 16" calcext:value-type="string">
            <text:p>FE FE 05 A1 03 5C 02 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&quot;FE FE 05 A1 &quot;&amp;LEFT(DEC2HEX([.A862]; 4);2)&amp;&quot; &quot;&amp;RIGHT(DEC2HEX([.A862]; 4);2)&amp;&quot; &quot;&amp;(RIGHT(DEC2HEX(HEX2DEC(&quot;05&quot;)+HEX2DEC(&quot;A1&quot;)+HEX2DEC(DEC2HEX([.A862]; 4));4); 2))&amp;&quot; 16&quot;)" office:value-type="string" office:string-value="FE FE 05 A1 03 5D 03 16" calcext:value-type="string">
            <text:p>FE FE 05 A1 03 5D 03 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&quot;FE FE 05 A1 &quot;&amp;LEFT(DEC2HEX([.A863]; 4);2)&amp;&quot; &quot;&amp;RIGHT(DEC2HEX([.A863]; 4);2)&amp;&quot; &quot;&amp;(RIGHT(DEC2HEX(HEX2DEC(&quot;05&quot;)+HEX2DEC(&quot;A1&quot;)+HEX2DEC(DEC2HEX([.A863]; 4));4); 2))&amp;&quot; 16&quot;)" office:value-type="string" office:string-value="FE FE 05 A1 03 5E 04 16" calcext:value-type="string">
            <text:p>FE FE 05 A1 03 5E 04 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&quot;FE FE 05 A1 &quot;&amp;LEFT(DEC2HEX([.A864]; 4);2)&amp;&quot; &quot;&amp;RIGHT(DEC2HEX([.A864]; 4);2)&amp;&quot; &quot;&amp;(RIGHT(DEC2HEX(HEX2DEC(&quot;05&quot;)+HEX2DEC(&quot;A1&quot;)+HEX2DEC(DEC2HEX([.A864]; 4));4); 2))&amp;&quot; 16&quot;)" office:value-type="string" office:string-value="FE FE 05 A1 03 5F 05 16" calcext:value-type="string">
            <text:p>FE FE 05 A1 03 5F 05 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&quot;FE FE 05 A1 &quot;&amp;LEFT(DEC2HEX([.A865]; 4);2)&amp;&quot; &quot;&amp;RIGHT(DEC2HEX([.A865]; 4);2)&amp;&quot; &quot;&amp;(RIGHT(DEC2HEX(HEX2DEC(&quot;05&quot;)+HEX2DEC(&quot;A1&quot;)+HEX2DEC(DEC2HEX([.A865]; 4));4); 2))&amp;&quot; 16&quot;)" office:value-type="string" office:string-value="FE FE 05 A1 03 60 06 16" calcext:value-type="string">
            <text:p>FE FE 05 A1 03 60 06 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&quot;FE FE 05 A1 &quot;&amp;LEFT(DEC2HEX([.A866]; 4);2)&amp;&quot; &quot;&amp;RIGHT(DEC2HEX([.A866]; 4);2)&amp;&quot; &quot;&amp;(RIGHT(DEC2HEX(HEX2DEC(&quot;05&quot;)+HEX2DEC(&quot;A1&quot;)+HEX2DEC(DEC2HEX([.A866]; 4));4); 2))&amp;&quot; 16&quot;)" office:value-type="string" office:string-value="FE FE 05 A1 03 61 07 16" calcext:value-type="string">
            <text:p>FE FE 05 A1 03 61 07 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&quot;FE FE 05 A1 &quot;&amp;LEFT(DEC2HEX([.A867]; 4);2)&amp;&quot; &quot;&amp;RIGHT(DEC2HEX([.A867]; 4);2)&amp;&quot; &quot;&amp;(RIGHT(DEC2HEX(HEX2DEC(&quot;05&quot;)+HEX2DEC(&quot;A1&quot;)+HEX2DEC(DEC2HEX([.A867]; 4));4); 2))&amp;&quot; 16&quot;)" office:value-type="string" office:string-value="FE FE 05 A1 03 62 08 16" calcext:value-type="string">
            <text:p>FE FE 05 A1 03 62 08 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&quot;FE FE 05 A1 &quot;&amp;LEFT(DEC2HEX([.A868]; 4);2)&amp;&quot; &quot;&amp;RIGHT(DEC2HEX([.A868]; 4);2)&amp;&quot; &quot;&amp;(RIGHT(DEC2HEX(HEX2DEC(&quot;05&quot;)+HEX2DEC(&quot;A1&quot;)+HEX2DEC(DEC2HEX([.A868]; 4));4); 2))&amp;&quot; 16&quot;)" office:value-type="string" office:string-value="FE FE 05 A1 03 63 09 16" calcext:value-type="string">
            <text:p>FE FE 05 A1 03 63 09 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&quot;FE FE 05 A1 &quot;&amp;LEFT(DEC2HEX([.A869]; 4);2)&amp;&quot; &quot;&amp;RIGHT(DEC2HEX([.A869]; 4);2)&amp;&quot; &quot;&amp;(RIGHT(DEC2HEX(HEX2DEC(&quot;05&quot;)+HEX2DEC(&quot;A1&quot;)+HEX2DEC(DEC2HEX([.A869]; 4));4); 2))&amp;&quot; 16&quot;)" office:value-type="string" office:string-value="FE FE 05 A1 03 64 0A 16" calcext:value-type="string">
            <text:p>FE FE 05 A1 03 64 0A 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&quot;FE FE 05 A1 &quot;&amp;LEFT(DEC2HEX([.A870]; 4);2)&amp;&quot; &quot;&amp;RIGHT(DEC2HEX([.A870]; 4);2)&amp;&quot; &quot;&amp;(RIGHT(DEC2HEX(HEX2DEC(&quot;05&quot;)+HEX2DEC(&quot;A1&quot;)+HEX2DEC(DEC2HEX([.A870]; 4));4); 2))&amp;&quot; 16&quot;)" office:value-type="string" office:string-value="FE FE 05 A1 03 65 0B 16" calcext:value-type="string">
            <text:p>FE FE 05 A1 03 65 0B 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&quot;FE FE 05 A1 &quot;&amp;LEFT(DEC2HEX([.A871]; 4);2)&amp;&quot; &quot;&amp;RIGHT(DEC2HEX([.A871]; 4);2)&amp;&quot; &quot;&amp;(RIGHT(DEC2HEX(HEX2DEC(&quot;05&quot;)+HEX2DEC(&quot;A1&quot;)+HEX2DEC(DEC2HEX([.A871]; 4));4); 2))&amp;&quot; 16&quot;)" office:value-type="string" office:string-value="FE FE 05 A1 03 66 0C 16" calcext:value-type="string">
            <text:p>FE FE 05 A1 03 66 0C 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&quot;FE FE 05 A1 &quot;&amp;LEFT(DEC2HEX([.A872]; 4);2)&amp;&quot; &quot;&amp;RIGHT(DEC2HEX([.A872]; 4);2)&amp;&quot; &quot;&amp;(RIGHT(DEC2HEX(HEX2DEC(&quot;05&quot;)+HEX2DEC(&quot;A1&quot;)+HEX2DEC(DEC2HEX([.A872]; 4));4); 2))&amp;&quot; 16&quot;)" office:value-type="string" office:string-value="FE FE 05 A1 03 67 0D 16" calcext:value-type="string">
            <text:p>FE FE 05 A1 03 67 0D 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&quot;FE FE 05 A1 &quot;&amp;LEFT(DEC2HEX([.A873]; 4);2)&amp;&quot; &quot;&amp;RIGHT(DEC2HEX([.A873]; 4);2)&amp;&quot; &quot;&amp;(RIGHT(DEC2HEX(HEX2DEC(&quot;05&quot;)+HEX2DEC(&quot;A1&quot;)+HEX2DEC(DEC2HEX([.A873]; 4));4); 2))&amp;&quot; 16&quot;)" office:value-type="string" office:string-value="FE FE 05 A1 03 68 0E 16" calcext:value-type="string">
            <text:p>FE FE 05 A1 03 68 0E 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&quot;FE FE 05 A1 &quot;&amp;LEFT(DEC2HEX([.A874]; 4);2)&amp;&quot; &quot;&amp;RIGHT(DEC2HEX([.A874]; 4);2)&amp;&quot; &quot;&amp;(RIGHT(DEC2HEX(HEX2DEC(&quot;05&quot;)+HEX2DEC(&quot;A1&quot;)+HEX2DEC(DEC2HEX([.A874]; 4));4); 2))&amp;&quot; 16&quot;)" office:value-type="string" office:string-value="FE FE 05 A1 03 69 0F 16" calcext:value-type="string">
            <text:p>FE FE 05 A1 03 69 0F 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&quot;FE FE 05 A1 &quot;&amp;LEFT(DEC2HEX([.A875]; 4);2)&amp;&quot; &quot;&amp;RIGHT(DEC2HEX([.A875]; 4);2)&amp;&quot; &quot;&amp;(RIGHT(DEC2HEX(HEX2DEC(&quot;05&quot;)+HEX2DEC(&quot;A1&quot;)+HEX2DEC(DEC2HEX([.A875]; 4));4); 2))&amp;&quot; 16&quot;)" office:value-type="string" office:string-value="FE FE 05 A1 03 6A 10 16" calcext:value-type="string">
            <text:p>FE FE 05 A1 03 6A 10 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&quot;FE FE 05 A1 &quot;&amp;LEFT(DEC2HEX([.A876]; 4);2)&amp;&quot; &quot;&amp;RIGHT(DEC2HEX([.A876]; 4);2)&amp;&quot; &quot;&amp;(RIGHT(DEC2HEX(HEX2DEC(&quot;05&quot;)+HEX2DEC(&quot;A1&quot;)+HEX2DEC(DEC2HEX([.A876]; 4));4); 2))&amp;&quot; 16&quot;)" office:value-type="string" office:string-value="FE FE 05 A1 03 6B 11 16" calcext:value-type="string">
            <text:p>FE FE 05 A1 03 6B 11 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&quot;FE FE 05 A1 &quot;&amp;LEFT(DEC2HEX([.A877]; 4);2)&amp;&quot; &quot;&amp;RIGHT(DEC2HEX([.A877]; 4);2)&amp;&quot; &quot;&amp;(RIGHT(DEC2HEX(HEX2DEC(&quot;05&quot;)+HEX2DEC(&quot;A1&quot;)+HEX2DEC(DEC2HEX([.A877]; 4));4); 2))&amp;&quot; 16&quot;)" office:value-type="string" office:string-value="FE FE 05 A1 03 6C 12 16" calcext:value-type="string">
            <text:p>FE FE 05 A1 03 6C 12 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&quot;FE FE 05 A1 &quot;&amp;LEFT(DEC2HEX([.A878]; 4);2)&amp;&quot; &quot;&amp;RIGHT(DEC2HEX([.A878]; 4);2)&amp;&quot; &quot;&amp;(RIGHT(DEC2HEX(HEX2DEC(&quot;05&quot;)+HEX2DEC(&quot;A1&quot;)+HEX2DEC(DEC2HEX([.A878]; 4));4); 2))&amp;&quot; 16&quot;)" office:value-type="string" office:string-value="FE FE 05 A1 03 6D 13 16" calcext:value-type="string">
            <text:p>FE FE 05 A1 03 6D 13 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&quot;FE FE 05 A1 &quot;&amp;LEFT(DEC2HEX([.A879]; 4);2)&amp;&quot; &quot;&amp;RIGHT(DEC2HEX([.A879]; 4);2)&amp;&quot; &quot;&amp;(RIGHT(DEC2HEX(HEX2DEC(&quot;05&quot;)+HEX2DEC(&quot;A1&quot;)+HEX2DEC(DEC2HEX([.A879]; 4));4); 2))&amp;&quot; 16&quot;)" office:value-type="string" office:string-value="FE FE 05 A1 03 6E 14 16" calcext:value-type="string">
            <text:p>FE FE 05 A1 03 6E 14 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&quot;FE FE 05 A1 &quot;&amp;LEFT(DEC2HEX([.A880]; 4);2)&amp;&quot; &quot;&amp;RIGHT(DEC2HEX([.A880]; 4);2)&amp;&quot; &quot;&amp;(RIGHT(DEC2HEX(HEX2DEC(&quot;05&quot;)+HEX2DEC(&quot;A1&quot;)+HEX2DEC(DEC2HEX([.A880]; 4));4); 2))&amp;&quot; 16&quot;)" office:value-type="string" office:string-value="FE FE 05 A1 03 6F 15 16" calcext:value-type="string">
            <text:p>FE FE 05 A1 03 6F 15 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&quot;FE FE 05 A1 &quot;&amp;LEFT(DEC2HEX([.A881]; 4);2)&amp;&quot; &quot;&amp;RIGHT(DEC2HEX([.A881]; 4);2)&amp;&quot; &quot;&amp;(RIGHT(DEC2HEX(HEX2DEC(&quot;05&quot;)+HEX2DEC(&quot;A1&quot;)+HEX2DEC(DEC2HEX([.A881]; 4));4); 2))&amp;&quot; 16&quot;)" office:value-type="string" office:string-value="FE FE 05 A1 03 70 16 16" calcext:value-type="string">
            <text:p>FE FE 05 A1 03 70 16 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&quot;FE FE 05 A1 &quot;&amp;LEFT(DEC2HEX([.A882]; 4);2)&amp;&quot; &quot;&amp;RIGHT(DEC2HEX([.A882]; 4);2)&amp;&quot; &quot;&amp;(RIGHT(DEC2HEX(HEX2DEC(&quot;05&quot;)+HEX2DEC(&quot;A1&quot;)+HEX2DEC(DEC2HEX([.A882]; 4));4); 2))&amp;&quot; 16&quot;)" office:value-type="string" office:string-value="FE FE 05 A1 03 71 17 16" calcext:value-type="string">
            <text:p>FE FE 05 A1 03 71 17 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&quot;FE FE 05 A1 &quot;&amp;LEFT(DEC2HEX([.A883]; 4);2)&amp;&quot; &quot;&amp;RIGHT(DEC2HEX([.A883]; 4);2)&amp;&quot; &quot;&amp;(RIGHT(DEC2HEX(HEX2DEC(&quot;05&quot;)+HEX2DEC(&quot;A1&quot;)+HEX2DEC(DEC2HEX([.A883]; 4));4); 2))&amp;&quot; 16&quot;)" office:value-type="string" office:string-value="FE FE 05 A1 03 72 18 16" calcext:value-type="string">
            <text:p>FE FE 05 A1 03 72 18 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&quot;FE FE 05 A1 &quot;&amp;LEFT(DEC2HEX([.A884]; 4);2)&amp;&quot; &quot;&amp;RIGHT(DEC2HEX([.A884]; 4);2)&amp;&quot; &quot;&amp;(RIGHT(DEC2HEX(HEX2DEC(&quot;05&quot;)+HEX2DEC(&quot;A1&quot;)+HEX2DEC(DEC2HEX([.A884]; 4));4); 2))&amp;&quot; 16&quot;)" office:value-type="string" office:string-value="FE FE 05 A1 03 73 19 16" calcext:value-type="string">
            <text:p>FE FE 05 A1 03 73 19 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&quot;FE FE 05 A1 &quot;&amp;LEFT(DEC2HEX([.A885]; 4);2)&amp;&quot; &quot;&amp;RIGHT(DEC2HEX([.A885]; 4);2)&amp;&quot; &quot;&amp;(RIGHT(DEC2HEX(HEX2DEC(&quot;05&quot;)+HEX2DEC(&quot;A1&quot;)+HEX2DEC(DEC2HEX([.A885]; 4));4); 2))&amp;&quot; 16&quot;)" office:value-type="string" office:string-value="FE FE 05 A1 03 74 1A 16" calcext:value-type="string">
            <text:p>FE FE 05 A1 03 74 1A 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&quot;FE FE 05 A1 &quot;&amp;LEFT(DEC2HEX([.A886]; 4);2)&amp;&quot; &quot;&amp;RIGHT(DEC2HEX([.A886]; 4);2)&amp;&quot; &quot;&amp;(RIGHT(DEC2HEX(HEX2DEC(&quot;05&quot;)+HEX2DEC(&quot;A1&quot;)+HEX2DEC(DEC2HEX([.A886]; 4));4); 2))&amp;&quot; 16&quot;)" office:value-type="string" office:string-value="FE FE 05 A1 03 75 1B 16" calcext:value-type="string">
            <text:p>FE FE 05 A1 03 75 1B 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&quot;FE FE 05 A1 &quot;&amp;LEFT(DEC2HEX([.A887]; 4);2)&amp;&quot; &quot;&amp;RIGHT(DEC2HEX([.A887]; 4);2)&amp;&quot; &quot;&amp;(RIGHT(DEC2HEX(HEX2DEC(&quot;05&quot;)+HEX2DEC(&quot;A1&quot;)+HEX2DEC(DEC2HEX([.A887]; 4));4); 2))&amp;&quot; 16&quot;)" office:value-type="string" office:string-value="FE FE 05 A1 03 76 1C 16" calcext:value-type="string">
            <text:p>FE FE 05 A1 03 76 1C 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&quot;FE FE 05 A1 &quot;&amp;LEFT(DEC2HEX([.A888]; 4);2)&amp;&quot; &quot;&amp;RIGHT(DEC2HEX([.A888]; 4);2)&amp;&quot; &quot;&amp;(RIGHT(DEC2HEX(HEX2DEC(&quot;05&quot;)+HEX2DEC(&quot;A1&quot;)+HEX2DEC(DEC2HEX([.A888]; 4));4); 2))&amp;&quot; 16&quot;)" office:value-type="string" office:string-value="FE FE 05 A1 03 77 1D 16" calcext:value-type="string">
            <text:p>FE FE 05 A1 03 77 1D 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&quot;FE FE 05 A1 &quot;&amp;LEFT(DEC2HEX([.A889]; 4);2)&amp;&quot; &quot;&amp;RIGHT(DEC2HEX([.A889]; 4);2)&amp;&quot; &quot;&amp;(RIGHT(DEC2HEX(HEX2DEC(&quot;05&quot;)+HEX2DEC(&quot;A1&quot;)+HEX2DEC(DEC2HEX([.A889]; 4));4); 2))&amp;&quot; 16&quot;)" office:value-type="string" office:string-value="FE FE 05 A1 03 78 1E 16" calcext:value-type="string">
            <text:p>FE FE 05 A1 03 78 1E 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&quot;FE FE 05 A1 &quot;&amp;LEFT(DEC2HEX([.A890]; 4);2)&amp;&quot; &quot;&amp;RIGHT(DEC2HEX([.A890]; 4);2)&amp;&quot; &quot;&amp;(RIGHT(DEC2HEX(HEX2DEC(&quot;05&quot;)+HEX2DEC(&quot;A1&quot;)+HEX2DEC(DEC2HEX([.A890]; 4));4); 2))&amp;&quot; 16&quot;)" office:value-type="string" office:string-value="FE FE 05 A1 03 79 1F 16" calcext:value-type="string">
            <text:p>FE FE 05 A1 03 79 1F 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&quot;FE FE 05 A1 &quot;&amp;LEFT(DEC2HEX([.A891]; 4);2)&amp;&quot; &quot;&amp;RIGHT(DEC2HEX([.A891]; 4);2)&amp;&quot; &quot;&amp;(RIGHT(DEC2HEX(HEX2DEC(&quot;05&quot;)+HEX2DEC(&quot;A1&quot;)+HEX2DEC(DEC2HEX([.A891]; 4));4); 2))&amp;&quot; 16&quot;)" office:value-type="string" office:string-value="FE FE 05 A1 03 7A 20 16" calcext:value-type="string">
            <text:p>FE FE 05 A1 03 7A 20 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&quot;FE FE 05 A1 &quot;&amp;LEFT(DEC2HEX([.A892]; 4);2)&amp;&quot; &quot;&amp;RIGHT(DEC2HEX([.A892]; 4);2)&amp;&quot; &quot;&amp;(RIGHT(DEC2HEX(HEX2DEC(&quot;05&quot;)+HEX2DEC(&quot;A1&quot;)+HEX2DEC(DEC2HEX([.A892]; 4));4); 2))&amp;&quot; 16&quot;)" office:value-type="string" office:string-value="FE FE 05 A1 03 7B 21 16" calcext:value-type="string">
            <text:p>FE FE 05 A1 03 7B 21 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&quot;FE FE 05 A1 &quot;&amp;LEFT(DEC2HEX([.A893]; 4);2)&amp;&quot; &quot;&amp;RIGHT(DEC2HEX([.A893]; 4);2)&amp;&quot; &quot;&amp;(RIGHT(DEC2HEX(HEX2DEC(&quot;05&quot;)+HEX2DEC(&quot;A1&quot;)+HEX2DEC(DEC2HEX([.A893]; 4));4); 2))&amp;&quot; 16&quot;)" office:value-type="string" office:string-value="FE FE 05 A1 03 7C 22 16" calcext:value-type="string">
            <text:p>FE FE 05 A1 03 7C 22 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&quot;FE FE 05 A1 &quot;&amp;LEFT(DEC2HEX([.A894]; 4);2)&amp;&quot; &quot;&amp;RIGHT(DEC2HEX([.A894]; 4);2)&amp;&quot; &quot;&amp;(RIGHT(DEC2HEX(HEX2DEC(&quot;05&quot;)+HEX2DEC(&quot;A1&quot;)+HEX2DEC(DEC2HEX([.A894]; 4));4); 2))&amp;&quot; 16&quot;)" office:value-type="string" office:string-value="FE FE 05 A1 03 7D 23 16" calcext:value-type="string">
            <text:p>FE FE 05 A1 03 7D 23 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&quot;FE FE 05 A1 &quot;&amp;LEFT(DEC2HEX([.A895]; 4);2)&amp;&quot; &quot;&amp;RIGHT(DEC2HEX([.A895]; 4);2)&amp;&quot; &quot;&amp;(RIGHT(DEC2HEX(HEX2DEC(&quot;05&quot;)+HEX2DEC(&quot;A1&quot;)+HEX2DEC(DEC2HEX([.A895]; 4));4); 2))&amp;&quot; 16&quot;)" office:value-type="string" office:string-value="FE FE 05 A1 03 7E 24 16" calcext:value-type="string">
            <text:p>FE FE 05 A1 03 7E 24 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&quot;FE FE 05 A1 &quot;&amp;LEFT(DEC2HEX([.A896]; 4);2)&amp;&quot; &quot;&amp;RIGHT(DEC2HEX([.A896]; 4);2)&amp;&quot; &quot;&amp;(RIGHT(DEC2HEX(HEX2DEC(&quot;05&quot;)+HEX2DEC(&quot;A1&quot;)+HEX2DEC(DEC2HEX([.A896]; 4));4); 2))&amp;&quot; 16&quot;)" office:value-type="string" office:string-value="FE FE 05 A1 03 7F 25 16" calcext:value-type="string">
            <text:p>FE FE 05 A1 03 7F 25 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&quot;FE FE 05 A1 &quot;&amp;LEFT(DEC2HEX([.A897]; 4);2)&amp;&quot; &quot;&amp;RIGHT(DEC2HEX([.A897]; 4);2)&amp;&quot; &quot;&amp;(RIGHT(DEC2HEX(HEX2DEC(&quot;05&quot;)+HEX2DEC(&quot;A1&quot;)+HEX2DEC(DEC2HEX([.A897]; 4));4); 2))&amp;&quot; 16&quot;)" office:value-type="string" office:string-value="FE FE 05 A1 03 80 26 16" calcext:value-type="string">
            <text:p>FE FE 05 A1 03 80 26 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&quot;FE FE 05 A1 &quot;&amp;LEFT(DEC2HEX([.A898]; 4);2)&amp;&quot; &quot;&amp;RIGHT(DEC2HEX([.A898]; 4);2)&amp;&quot; &quot;&amp;(RIGHT(DEC2HEX(HEX2DEC(&quot;05&quot;)+HEX2DEC(&quot;A1&quot;)+HEX2DEC(DEC2HEX([.A898]; 4));4); 2))&amp;&quot; 16&quot;)" office:value-type="string" office:string-value="FE FE 05 A1 03 81 27 16" calcext:value-type="string">
            <text:p>FE FE 05 A1 03 81 27 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&quot;FE FE 05 A1 &quot;&amp;LEFT(DEC2HEX([.A899]; 4);2)&amp;&quot; &quot;&amp;RIGHT(DEC2HEX([.A899]; 4);2)&amp;&quot; &quot;&amp;(RIGHT(DEC2HEX(HEX2DEC(&quot;05&quot;)+HEX2DEC(&quot;A1&quot;)+HEX2DEC(DEC2HEX([.A899]; 4));4); 2))&amp;&quot; 16&quot;)" office:value-type="string" office:string-value="FE FE 05 A1 03 82 28 16" calcext:value-type="string">
            <text:p>FE FE 05 A1 03 82 28 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&quot;FE FE 05 A1 &quot;&amp;LEFT(DEC2HEX([.A900]; 4);2)&amp;&quot; &quot;&amp;RIGHT(DEC2HEX([.A900]; 4);2)&amp;&quot; &quot;&amp;(RIGHT(DEC2HEX(HEX2DEC(&quot;05&quot;)+HEX2DEC(&quot;A1&quot;)+HEX2DEC(DEC2HEX([.A900]; 4));4); 2))&amp;&quot; 16&quot;)" office:value-type="string" office:string-value="FE FE 05 A1 03 83 29 16" calcext:value-type="string">
            <text:p>FE FE 05 A1 03 83 29 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&quot;FE FE 05 A1 &quot;&amp;LEFT(DEC2HEX([.A901]; 4);2)&amp;&quot; &quot;&amp;RIGHT(DEC2HEX([.A901]; 4);2)&amp;&quot; &quot;&amp;(RIGHT(DEC2HEX(HEX2DEC(&quot;05&quot;)+HEX2DEC(&quot;A1&quot;)+HEX2DEC(DEC2HEX([.A901]; 4));4); 2))&amp;&quot; 16&quot;)" office:value-type="string" office:string-value="FE FE 05 A1 03 84 2A 16" calcext:value-type="string">
            <text:p>FE FE 05 A1 03 84 2A 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&quot;FE FE 05 A1 &quot;&amp;LEFT(DEC2HEX([.A902]; 4);2)&amp;&quot; &quot;&amp;RIGHT(DEC2HEX([.A902]; 4);2)&amp;&quot; &quot;&amp;(RIGHT(DEC2HEX(HEX2DEC(&quot;05&quot;)+HEX2DEC(&quot;A1&quot;)+HEX2DEC(DEC2HEX([.A902]; 4));4); 2))&amp;&quot; 16&quot;)" office:value-type="string" office:string-value="FE FE 05 A1 03 85 2B 16" calcext:value-type="string">
            <text:p>FE FE 05 A1 03 85 2B 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&quot;FE FE 05 A1 &quot;&amp;LEFT(DEC2HEX([.A903]; 4);2)&amp;&quot; &quot;&amp;RIGHT(DEC2HEX([.A903]; 4);2)&amp;&quot; &quot;&amp;(RIGHT(DEC2HEX(HEX2DEC(&quot;05&quot;)+HEX2DEC(&quot;A1&quot;)+HEX2DEC(DEC2HEX([.A903]; 4));4); 2))&amp;&quot; 16&quot;)" office:value-type="string" office:string-value="FE FE 05 A1 03 86 2C 16" calcext:value-type="string">
            <text:p>FE FE 05 A1 03 86 2C 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&quot;FE FE 05 A1 &quot;&amp;LEFT(DEC2HEX([.A904]; 4);2)&amp;&quot; &quot;&amp;RIGHT(DEC2HEX([.A904]; 4);2)&amp;&quot; &quot;&amp;(RIGHT(DEC2HEX(HEX2DEC(&quot;05&quot;)+HEX2DEC(&quot;A1&quot;)+HEX2DEC(DEC2HEX([.A904]; 4));4); 2))&amp;&quot; 16&quot;)" office:value-type="string" office:string-value="FE FE 05 A1 03 87 2D 16" calcext:value-type="string">
            <text:p>FE FE 05 A1 03 87 2D 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&quot;FE FE 05 A1 &quot;&amp;LEFT(DEC2HEX([.A905]; 4);2)&amp;&quot; &quot;&amp;RIGHT(DEC2HEX([.A905]; 4);2)&amp;&quot; &quot;&amp;(RIGHT(DEC2HEX(HEX2DEC(&quot;05&quot;)+HEX2DEC(&quot;A1&quot;)+HEX2DEC(DEC2HEX([.A905]; 4));4); 2))&amp;&quot; 16&quot;)" office:value-type="string" office:string-value="FE FE 05 A1 03 88 2E 16" calcext:value-type="string">
            <text:p>FE FE 05 A1 03 88 2E 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&quot;FE FE 05 A1 &quot;&amp;LEFT(DEC2HEX([.A906]; 4);2)&amp;&quot; &quot;&amp;RIGHT(DEC2HEX([.A906]; 4);2)&amp;&quot; &quot;&amp;(RIGHT(DEC2HEX(HEX2DEC(&quot;05&quot;)+HEX2DEC(&quot;A1&quot;)+HEX2DEC(DEC2HEX([.A906]; 4));4); 2))&amp;&quot; 16&quot;)" office:value-type="string" office:string-value="FE FE 05 A1 03 89 2F 16" calcext:value-type="string">
            <text:p>FE FE 05 A1 03 89 2F 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&quot;FE FE 05 A1 &quot;&amp;LEFT(DEC2HEX([.A907]; 4);2)&amp;&quot; &quot;&amp;RIGHT(DEC2HEX([.A907]; 4);2)&amp;&quot; &quot;&amp;(RIGHT(DEC2HEX(HEX2DEC(&quot;05&quot;)+HEX2DEC(&quot;A1&quot;)+HEX2DEC(DEC2HEX([.A907]; 4));4); 2))&amp;&quot; 16&quot;)" office:value-type="string" office:string-value="FE FE 05 A1 03 8A 30 16" calcext:value-type="string">
            <text:p>FE FE 05 A1 03 8A 30 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&quot;FE FE 05 A1 &quot;&amp;LEFT(DEC2HEX([.A908]; 4);2)&amp;&quot; &quot;&amp;RIGHT(DEC2HEX([.A908]; 4);2)&amp;&quot; &quot;&amp;(RIGHT(DEC2HEX(HEX2DEC(&quot;05&quot;)+HEX2DEC(&quot;A1&quot;)+HEX2DEC(DEC2HEX([.A908]; 4));4); 2))&amp;&quot; 16&quot;)" office:value-type="string" office:string-value="FE FE 05 A1 03 8B 31 16" calcext:value-type="string">
            <text:p>FE FE 05 A1 03 8B 31 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&quot;FE FE 05 A1 &quot;&amp;LEFT(DEC2HEX([.A909]; 4);2)&amp;&quot; &quot;&amp;RIGHT(DEC2HEX([.A909]; 4);2)&amp;&quot; &quot;&amp;(RIGHT(DEC2HEX(HEX2DEC(&quot;05&quot;)+HEX2DEC(&quot;A1&quot;)+HEX2DEC(DEC2HEX([.A909]; 4));4); 2))&amp;&quot; 16&quot;)" office:value-type="string" office:string-value="FE FE 05 A1 03 8C 32 16" calcext:value-type="string">
            <text:p>FE FE 05 A1 03 8C 32 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&quot;FE FE 05 A1 &quot;&amp;LEFT(DEC2HEX([.A910]; 4);2)&amp;&quot; &quot;&amp;RIGHT(DEC2HEX([.A910]; 4);2)&amp;&quot; &quot;&amp;(RIGHT(DEC2HEX(HEX2DEC(&quot;05&quot;)+HEX2DEC(&quot;A1&quot;)+HEX2DEC(DEC2HEX([.A910]; 4));4); 2))&amp;&quot; 16&quot;)" office:value-type="string" office:string-value="FE FE 05 A1 03 8D 33 16" calcext:value-type="string">
            <text:p>FE FE 05 A1 03 8D 33 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&quot;FE FE 05 A1 &quot;&amp;LEFT(DEC2HEX([.A911]; 4);2)&amp;&quot; &quot;&amp;RIGHT(DEC2HEX([.A911]; 4);2)&amp;&quot; &quot;&amp;(RIGHT(DEC2HEX(HEX2DEC(&quot;05&quot;)+HEX2DEC(&quot;A1&quot;)+HEX2DEC(DEC2HEX([.A911]; 4));4); 2))&amp;&quot; 16&quot;)" office:value-type="string" office:string-value="FE FE 05 A1 03 8E 34 16" calcext:value-type="string">
            <text:p>FE FE 05 A1 03 8E 34 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&quot;FE FE 05 A1 &quot;&amp;LEFT(DEC2HEX([.A912]; 4);2)&amp;&quot; &quot;&amp;RIGHT(DEC2HEX([.A912]; 4);2)&amp;&quot; &quot;&amp;(RIGHT(DEC2HEX(HEX2DEC(&quot;05&quot;)+HEX2DEC(&quot;A1&quot;)+HEX2DEC(DEC2HEX([.A912]; 4));4); 2))&amp;&quot; 16&quot;)" office:value-type="string" office:string-value="FE FE 05 A1 03 8F 35 16" calcext:value-type="string">
            <text:p>FE FE 05 A1 03 8F 35 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&quot;FE FE 05 A1 &quot;&amp;LEFT(DEC2HEX([.A913]; 4);2)&amp;&quot; &quot;&amp;RIGHT(DEC2HEX([.A913]; 4);2)&amp;&quot; &quot;&amp;(RIGHT(DEC2HEX(HEX2DEC(&quot;05&quot;)+HEX2DEC(&quot;A1&quot;)+HEX2DEC(DEC2HEX([.A913]; 4));4); 2))&amp;&quot; 16&quot;)" office:value-type="string" office:string-value="FE FE 05 A1 03 90 36 16" calcext:value-type="string">
            <text:p>FE FE 05 A1 03 90 36 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&quot;FE FE 05 A1 &quot;&amp;LEFT(DEC2HEX([.A914]; 4);2)&amp;&quot; &quot;&amp;RIGHT(DEC2HEX([.A914]; 4);2)&amp;&quot; &quot;&amp;(RIGHT(DEC2HEX(HEX2DEC(&quot;05&quot;)+HEX2DEC(&quot;A1&quot;)+HEX2DEC(DEC2HEX([.A914]; 4));4); 2))&amp;&quot; 16&quot;)" office:value-type="string" office:string-value="FE FE 05 A1 03 91 37 16" calcext:value-type="string">
            <text:p>FE FE 05 A1 03 91 37 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&quot;FE FE 05 A1 &quot;&amp;LEFT(DEC2HEX([.A915]; 4);2)&amp;&quot; &quot;&amp;RIGHT(DEC2HEX([.A915]; 4);2)&amp;&quot; &quot;&amp;(RIGHT(DEC2HEX(HEX2DEC(&quot;05&quot;)+HEX2DEC(&quot;A1&quot;)+HEX2DEC(DEC2HEX([.A915]; 4));4); 2))&amp;&quot; 16&quot;)" office:value-type="string" office:string-value="FE FE 05 A1 03 92 38 16" calcext:value-type="string">
            <text:p>FE FE 05 A1 03 92 38 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&quot;FE FE 05 A1 &quot;&amp;LEFT(DEC2HEX([.A916]; 4);2)&amp;&quot; &quot;&amp;RIGHT(DEC2HEX([.A916]; 4);2)&amp;&quot; &quot;&amp;(RIGHT(DEC2HEX(HEX2DEC(&quot;05&quot;)+HEX2DEC(&quot;A1&quot;)+HEX2DEC(DEC2HEX([.A916]; 4));4); 2))&amp;&quot; 16&quot;)" office:value-type="string" office:string-value="FE FE 05 A1 03 93 39 16" calcext:value-type="string">
            <text:p>FE FE 05 A1 03 93 39 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&quot;FE FE 05 A1 &quot;&amp;LEFT(DEC2HEX([.A917]; 4);2)&amp;&quot; &quot;&amp;RIGHT(DEC2HEX([.A917]; 4);2)&amp;&quot; &quot;&amp;(RIGHT(DEC2HEX(HEX2DEC(&quot;05&quot;)+HEX2DEC(&quot;A1&quot;)+HEX2DEC(DEC2HEX([.A917]; 4));4); 2))&amp;&quot; 16&quot;)" office:value-type="string" office:string-value="FE FE 05 A1 03 94 3A 16" calcext:value-type="string">
            <text:p>FE FE 05 A1 03 94 3A 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&quot;FE FE 05 A1 &quot;&amp;LEFT(DEC2HEX([.A918]; 4);2)&amp;&quot; &quot;&amp;RIGHT(DEC2HEX([.A918]; 4);2)&amp;&quot; &quot;&amp;(RIGHT(DEC2HEX(HEX2DEC(&quot;05&quot;)+HEX2DEC(&quot;A1&quot;)+HEX2DEC(DEC2HEX([.A918]; 4));4); 2))&amp;&quot; 16&quot;)" office:value-type="string" office:string-value="FE FE 05 A1 03 95 3B 16" calcext:value-type="string">
            <text:p>FE FE 05 A1 03 95 3B 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&quot;FE FE 05 A1 &quot;&amp;LEFT(DEC2HEX([.A919]; 4);2)&amp;&quot; &quot;&amp;RIGHT(DEC2HEX([.A919]; 4);2)&amp;&quot; &quot;&amp;(RIGHT(DEC2HEX(HEX2DEC(&quot;05&quot;)+HEX2DEC(&quot;A1&quot;)+HEX2DEC(DEC2HEX([.A919]; 4));4); 2))&amp;&quot; 16&quot;)" office:value-type="string" office:string-value="FE FE 05 A1 03 96 3C 16" calcext:value-type="string">
            <text:p>FE FE 05 A1 03 96 3C 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&quot;FE FE 05 A1 &quot;&amp;LEFT(DEC2HEX([.A920]; 4);2)&amp;&quot; &quot;&amp;RIGHT(DEC2HEX([.A920]; 4);2)&amp;&quot; &quot;&amp;(RIGHT(DEC2HEX(HEX2DEC(&quot;05&quot;)+HEX2DEC(&quot;A1&quot;)+HEX2DEC(DEC2HEX([.A920]; 4));4); 2))&amp;&quot; 16&quot;)" office:value-type="string" office:string-value="FE FE 05 A1 03 97 3D 16" calcext:value-type="string">
            <text:p>FE FE 05 A1 03 97 3D 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&quot;FE FE 05 A1 &quot;&amp;LEFT(DEC2HEX([.A921]; 4);2)&amp;&quot; &quot;&amp;RIGHT(DEC2HEX([.A921]; 4);2)&amp;&quot; &quot;&amp;(RIGHT(DEC2HEX(HEX2DEC(&quot;05&quot;)+HEX2DEC(&quot;A1&quot;)+HEX2DEC(DEC2HEX([.A921]; 4));4); 2))&amp;&quot; 16&quot;)" office:value-type="string" office:string-value="FE FE 05 A1 03 98 3E 16" calcext:value-type="string">
            <text:p>FE FE 05 A1 03 98 3E 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&quot;FE FE 05 A1 &quot;&amp;LEFT(DEC2HEX([.A922]; 4);2)&amp;&quot; &quot;&amp;RIGHT(DEC2HEX([.A922]; 4);2)&amp;&quot; &quot;&amp;(RIGHT(DEC2HEX(HEX2DEC(&quot;05&quot;)+HEX2DEC(&quot;A1&quot;)+HEX2DEC(DEC2HEX([.A922]; 4));4); 2))&amp;&quot; 16&quot;)" office:value-type="string" office:string-value="FE FE 05 A1 03 99 3F 16" calcext:value-type="string">
            <text:p>FE FE 05 A1 03 99 3F 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&quot;FE FE 05 A1 &quot;&amp;LEFT(DEC2HEX([.A923]; 4);2)&amp;&quot; &quot;&amp;RIGHT(DEC2HEX([.A923]; 4);2)&amp;&quot; &quot;&amp;(RIGHT(DEC2HEX(HEX2DEC(&quot;05&quot;)+HEX2DEC(&quot;A1&quot;)+HEX2DEC(DEC2HEX([.A923]; 4));4); 2))&amp;&quot; 16&quot;)" office:value-type="string" office:string-value="FE FE 05 A1 03 9A 40 16" calcext:value-type="string">
            <text:p>FE FE 05 A1 03 9A 40 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&quot;FE FE 05 A1 &quot;&amp;LEFT(DEC2HEX([.A924]; 4);2)&amp;&quot; &quot;&amp;RIGHT(DEC2HEX([.A924]; 4);2)&amp;&quot; &quot;&amp;(RIGHT(DEC2HEX(HEX2DEC(&quot;05&quot;)+HEX2DEC(&quot;A1&quot;)+HEX2DEC(DEC2HEX([.A924]; 4));4); 2))&amp;&quot; 16&quot;)" office:value-type="string" office:string-value="FE FE 05 A1 03 9B 41 16" calcext:value-type="string">
            <text:p>FE FE 05 A1 03 9B 41 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&quot;FE FE 05 A1 &quot;&amp;LEFT(DEC2HEX([.A925]; 4);2)&amp;&quot; &quot;&amp;RIGHT(DEC2HEX([.A925]; 4);2)&amp;&quot; &quot;&amp;(RIGHT(DEC2HEX(HEX2DEC(&quot;05&quot;)+HEX2DEC(&quot;A1&quot;)+HEX2DEC(DEC2HEX([.A925]; 4));4); 2))&amp;&quot; 16&quot;)" office:value-type="string" office:string-value="FE FE 05 A1 03 9C 42 16" calcext:value-type="string">
            <text:p>FE FE 05 A1 03 9C 42 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&quot;FE FE 05 A1 &quot;&amp;LEFT(DEC2HEX([.A926]; 4);2)&amp;&quot; &quot;&amp;RIGHT(DEC2HEX([.A926]; 4);2)&amp;&quot; &quot;&amp;(RIGHT(DEC2HEX(HEX2DEC(&quot;05&quot;)+HEX2DEC(&quot;A1&quot;)+HEX2DEC(DEC2HEX([.A926]; 4));4); 2))&amp;&quot; 16&quot;)" office:value-type="string" office:string-value="FE FE 05 A1 03 9D 43 16" calcext:value-type="string">
            <text:p>FE FE 05 A1 03 9D 43 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&quot;FE FE 05 A1 &quot;&amp;LEFT(DEC2HEX([.A927]; 4);2)&amp;&quot; &quot;&amp;RIGHT(DEC2HEX([.A927]; 4);2)&amp;&quot; &quot;&amp;(RIGHT(DEC2HEX(HEX2DEC(&quot;05&quot;)+HEX2DEC(&quot;A1&quot;)+HEX2DEC(DEC2HEX([.A927]; 4));4); 2))&amp;&quot; 16&quot;)" office:value-type="string" office:string-value="FE FE 05 A1 03 9E 44 16" calcext:value-type="string">
            <text:p>FE FE 05 A1 03 9E 44 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&quot;FE FE 05 A1 &quot;&amp;LEFT(DEC2HEX([.A928]; 4);2)&amp;&quot; &quot;&amp;RIGHT(DEC2HEX([.A928]; 4);2)&amp;&quot; &quot;&amp;(RIGHT(DEC2HEX(HEX2DEC(&quot;05&quot;)+HEX2DEC(&quot;A1&quot;)+HEX2DEC(DEC2HEX([.A928]; 4));4); 2))&amp;&quot; 16&quot;)" office:value-type="string" office:string-value="FE FE 05 A1 03 9F 45 16" calcext:value-type="string">
            <text:p>FE FE 05 A1 03 9F 45 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&quot;FE FE 05 A1 &quot;&amp;LEFT(DEC2HEX([.A929]; 4);2)&amp;&quot; &quot;&amp;RIGHT(DEC2HEX([.A929]; 4);2)&amp;&quot; &quot;&amp;(RIGHT(DEC2HEX(HEX2DEC(&quot;05&quot;)+HEX2DEC(&quot;A1&quot;)+HEX2DEC(DEC2HEX([.A929]; 4));4); 2))&amp;&quot; 16&quot;)" office:value-type="string" office:string-value="FE FE 05 A1 03 A0 46 16" calcext:value-type="string">
            <text:p>FE FE 05 A1 03 A0 46 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&quot;FE FE 05 A1 &quot;&amp;LEFT(DEC2HEX([.A930]; 4);2)&amp;&quot; &quot;&amp;RIGHT(DEC2HEX([.A930]; 4);2)&amp;&quot; &quot;&amp;(RIGHT(DEC2HEX(HEX2DEC(&quot;05&quot;)+HEX2DEC(&quot;A1&quot;)+HEX2DEC(DEC2HEX([.A930]; 4));4); 2))&amp;&quot; 16&quot;)" office:value-type="string" office:string-value="FE FE 05 A1 03 A1 47 16" calcext:value-type="string">
            <text:p>FE FE 05 A1 03 A1 47 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&quot;FE FE 05 A1 &quot;&amp;LEFT(DEC2HEX([.A931]; 4);2)&amp;&quot; &quot;&amp;RIGHT(DEC2HEX([.A931]; 4);2)&amp;&quot; &quot;&amp;(RIGHT(DEC2HEX(HEX2DEC(&quot;05&quot;)+HEX2DEC(&quot;A1&quot;)+HEX2DEC(DEC2HEX([.A931]; 4));4); 2))&amp;&quot; 16&quot;)" office:value-type="string" office:string-value="FE FE 05 A1 03 A2 48 16" calcext:value-type="string">
            <text:p>FE FE 05 A1 03 A2 48 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&quot;FE FE 05 A1 &quot;&amp;LEFT(DEC2HEX([.A932]; 4);2)&amp;&quot; &quot;&amp;RIGHT(DEC2HEX([.A932]; 4);2)&amp;&quot; &quot;&amp;(RIGHT(DEC2HEX(HEX2DEC(&quot;05&quot;)+HEX2DEC(&quot;A1&quot;)+HEX2DEC(DEC2HEX([.A932]; 4));4); 2))&amp;&quot; 16&quot;)" office:value-type="string" office:string-value="FE FE 05 A1 03 A3 49 16" calcext:value-type="string">
            <text:p>FE FE 05 A1 03 A3 49 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&quot;FE FE 05 A1 &quot;&amp;LEFT(DEC2HEX([.A933]; 4);2)&amp;&quot; &quot;&amp;RIGHT(DEC2HEX([.A933]; 4);2)&amp;&quot; &quot;&amp;(RIGHT(DEC2HEX(HEX2DEC(&quot;05&quot;)+HEX2DEC(&quot;A1&quot;)+HEX2DEC(DEC2HEX([.A933]; 4));4); 2))&amp;&quot; 16&quot;)" office:value-type="string" office:string-value="FE FE 05 A1 03 A4 4A 16" calcext:value-type="string">
            <text:p>FE FE 05 A1 03 A4 4A 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&quot;FE FE 05 A1 &quot;&amp;LEFT(DEC2HEX([.A934]; 4);2)&amp;&quot; &quot;&amp;RIGHT(DEC2HEX([.A934]; 4);2)&amp;&quot; &quot;&amp;(RIGHT(DEC2HEX(HEX2DEC(&quot;05&quot;)+HEX2DEC(&quot;A1&quot;)+HEX2DEC(DEC2HEX([.A934]; 4));4); 2))&amp;&quot; 16&quot;)" office:value-type="string" office:string-value="FE FE 05 A1 03 A5 4B 16" calcext:value-type="string">
            <text:p>FE FE 05 A1 03 A5 4B 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&quot;FE FE 05 A1 &quot;&amp;LEFT(DEC2HEX([.A935]; 4);2)&amp;&quot; &quot;&amp;RIGHT(DEC2HEX([.A935]; 4);2)&amp;&quot; &quot;&amp;(RIGHT(DEC2HEX(HEX2DEC(&quot;05&quot;)+HEX2DEC(&quot;A1&quot;)+HEX2DEC(DEC2HEX([.A935]; 4));4); 2))&amp;&quot; 16&quot;)" office:value-type="string" office:string-value="FE FE 05 A1 03 A6 4C 16" calcext:value-type="string">
            <text:p>FE FE 05 A1 03 A6 4C 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&quot;FE FE 05 A1 &quot;&amp;LEFT(DEC2HEX([.A936]; 4);2)&amp;&quot; &quot;&amp;RIGHT(DEC2HEX([.A936]; 4);2)&amp;&quot; &quot;&amp;(RIGHT(DEC2HEX(HEX2DEC(&quot;05&quot;)+HEX2DEC(&quot;A1&quot;)+HEX2DEC(DEC2HEX([.A936]; 4));4); 2))&amp;&quot; 16&quot;)" office:value-type="string" office:string-value="FE FE 05 A1 03 A7 4D 16" calcext:value-type="string">
            <text:p>FE FE 05 A1 03 A7 4D 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&quot;FE FE 05 A1 &quot;&amp;LEFT(DEC2HEX([.A937]; 4);2)&amp;&quot; &quot;&amp;RIGHT(DEC2HEX([.A937]; 4);2)&amp;&quot; &quot;&amp;(RIGHT(DEC2HEX(HEX2DEC(&quot;05&quot;)+HEX2DEC(&quot;A1&quot;)+HEX2DEC(DEC2HEX([.A937]; 4));4); 2))&amp;&quot; 16&quot;)" office:value-type="string" office:string-value="FE FE 05 A1 03 A8 4E 16" calcext:value-type="string">
            <text:p>FE FE 05 A1 03 A8 4E 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&quot;FE FE 05 A1 &quot;&amp;LEFT(DEC2HEX([.A938]; 4);2)&amp;&quot; &quot;&amp;RIGHT(DEC2HEX([.A938]; 4);2)&amp;&quot; &quot;&amp;(RIGHT(DEC2HEX(HEX2DEC(&quot;05&quot;)+HEX2DEC(&quot;A1&quot;)+HEX2DEC(DEC2HEX([.A938]; 4));4); 2))&amp;&quot; 16&quot;)" office:value-type="string" office:string-value="FE FE 05 A1 03 A9 4F 16" calcext:value-type="string">
            <text:p>FE FE 05 A1 03 A9 4F 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&quot;FE FE 05 A1 &quot;&amp;LEFT(DEC2HEX([.A939]; 4);2)&amp;&quot; &quot;&amp;RIGHT(DEC2HEX([.A939]; 4);2)&amp;&quot; &quot;&amp;(RIGHT(DEC2HEX(HEX2DEC(&quot;05&quot;)+HEX2DEC(&quot;A1&quot;)+HEX2DEC(DEC2HEX([.A939]; 4));4); 2))&amp;&quot; 16&quot;)" office:value-type="string" office:string-value="FE FE 05 A1 03 AA 50 16" calcext:value-type="string">
            <text:p>FE FE 05 A1 03 AA 50 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&quot;FE FE 05 A1 &quot;&amp;LEFT(DEC2HEX([.A940]; 4);2)&amp;&quot; &quot;&amp;RIGHT(DEC2HEX([.A940]; 4);2)&amp;&quot; &quot;&amp;(RIGHT(DEC2HEX(HEX2DEC(&quot;05&quot;)+HEX2DEC(&quot;A1&quot;)+HEX2DEC(DEC2HEX([.A940]; 4));4); 2))&amp;&quot; 16&quot;)" office:value-type="string" office:string-value="FE FE 05 A1 03 AB 51 16" calcext:value-type="string">
            <text:p>FE FE 05 A1 03 AB 51 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&quot;FE FE 05 A1 &quot;&amp;LEFT(DEC2HEX([.A941]; 4);2)&amp;&quot; &quot;&amp;RIGHT(DEC2HEX([.A941]; 4);2)&amp;&quot; &quot;&amp;(RIGHT(DEC2HEX(HEX2DEC(&quot;05&quot;)+HEX2DEC(&quot;A1&quot;)+HEX2DEC(DEC2HEX([.A941]; 4));4); 2))&amp;&quot; 16&quot;)" office:value-type="string" office:string-value="FE FE 05 A1 03 AC 52 16" calcext:value-type="string">
            <text:p>FE FE 05 A1 03 AC 52 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&quot;FE FE 05 A1 &quot;&amp;LEFT(DEC2HEX([.A942]; 4);2)&amp;&quot; &quot;&amp;RIGHT(DEC2HEX([.A942]; 4);2)&amp;&quot; &quot;&amp;(RIGHT(DEC2HEX(HEX2DEC(&quot;05&quot;)+HEX2DEC(&quot;A1&quot;)+HEX2DEC(DEC2HEX([.A942]; 4));4); 2))&amp;&quot; 16&quot;)" office:value-type="string" office:string-value="FE FE 05 A1 03 AD 53 16" calcext:value-type="string">
            <text:p>FE FE 05 A1 03 AD 53 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&quot;FE FE 05 A1 &quot;&amp;LEFT(DEC2HEX([.A943]; 4);2)&amp;&quot; &quot;&amp;RIGHT(DEC2HEX([.A943]; 4);2)&amp;&quot; &quot;&amp;(RIGHT(DEC2HEX(HEX2DEC(&quot;05&quot;)+HEX2DEC(&quot;A1&quot;)+HEX2DEC(DEC2HEX([.A943]; 4));4); 2))&amp;&quot; 16&quot;)" office:value-type="string" office:string-value="FE FE 05 A1 03 AE 54 16" calcext:value-type="string">
            <text:p>FE FE 05 A1 03 AE 54 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&quot;FE FE 05 A1 &quot;&amp;LEFT(DEC2HEX([.A944]; 4);2)&amp;&quot; &quot;&amp;RIGHT(DEC2HEX([.A944]; 4);2)&amp;&quot; &quot;&amp;(RIGHT(DEC2HEX(HEX2DEC(&quot;05&quot;)+HEX2DEC(&quot;A1&quot;)+HEX2DEC(DEC2HEX([.A944]; 4));4); 2))&amp;&quot; 16&quot;)" office:value-type="string" office:string-value="FE FE 05 A1 03 AF 55 16" calcext:value-type="string">
            <text:p>FE FE 05 A1 03 AF 55 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&quot;FE FE 05 A1 &quot;&amp;LEFT(DEC2HEX([.A945]; 4);2)&amp;&quot; &quot;&amp;RIGHT(DEC2HEX([.A945]; 4);2)&amp;&quot; &quot;&amp;(RIGHT(DEC2HEX(HEX2DEC(&quot;05&quot;)+HEX2DEC(&quot;A1&quot;)+HEX2DEC(DEC2HEX([.A945]; 4));4); 2))&amp;&quot; 16&quot;)" office:value-type="string" office:string-value="FE FE 05 A1 03 B0 56 16" calcext:value-type="string">
            <text:p>FE FE 05 A1 03 B0 56 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&quot;FE FE 05 A1 &quot;&amp;LEFT(DEC2HEX([.A946]; 4);2)&amp;&quot; &quot;&amp;RIGHT(DEC2HEX([.A946]; 4);2)&amp;&quot; &quot;&amp;(RIGHT(DEC2HEX(HEX2DEC(&quot;05&quot;)+HEX2DEC(&quot;A1&quot;)+HEX2DEC(DEC2HEX([.A946]; 4));4); 2))&amp;&quot; 16&quot;)" office:value-type="string" office:string-value="FE FE 05 A1 03 B1 57 16" calcext:value-type="string">
            <text:p>FE FE 05 A1 03 B1 57 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&quot;FE FE 05 A1 &quot;&amp;LEFT(DEC2HEX([.A947]; 4);2)&amp;&quot; &quot;&amp;RIGHT(DEC2HEX([.A947]; 4);2)&amp;&quot; &quot;&amp;(RIGHT(DEC2HEX(HEX2DEC(&quot;05&quot;)+HEX2DEC(&quot;A1&quot;)+HEX2DEC(DEC2HEX([.A947]; 4));4); 2))&amp;&quot; 16&quot;)" office:value-type="string" office:string-value="FE FE 05 A1 03 B2 58 16" calcext:value-type="string">
            <text:p>FE FE 05 A1 03 B2 58 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&quot;FE FE 05 A1 &quot;&amp;LEFT(DEC2HEX([.A948]; 4);2)&amp;&quot; &quot;&amp;RIGHT(DEC2HEX([.A948]; 4);2)&amp;&quot; &quot;&amp;(RIGHT(DEC2HEX(HEX2DEC(&quot;05&quot;)+HEX2DEC(&quot;A1&quot;)+HEX2DEC(DEC2HEX([.A948]; 4));4); 2))&amp;&quot; 16&quot;)" office:value-type="string" office:string-value="FE FE 05 A1 03 B3 59 16" calcext:value-type="string">
            <text:p>FE FE 05 A1 03 B3 59 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&quot;FE FE 05 A1 &quot;&amp;LEFT(DEC2HEX([.A949]; 4);2)&amp;&quot; &quot;&amp;RIGHT(DEC2HEX([.A949]; 4);2)&amp;&quot; &quot;&amp;(RIGHT(DEC2HEX(HEX2DEC(&quot;05&quot;)+HEX2DEC(&quot;A1&quot;)+HEX2DEC(DEC2HEX([.A949]; 4));4); 2))&amp;&quot; 16&quot;)" office:value-type="string" office:string-value="FE FE 05 A1 03 B4 5A 16" calcext:value-type="string">
            <text:p>FE FE 05 A1 03 B4 5A 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&quot;FE FE 05 A1 &quot;&amp;LEFT(DEC2HEX([.A950]; 4);2)&amp;&quot; &quot;&amp;RIGHT(DEC2HEX([.A950]; 4);2)&amp;&quot; &quot;&amp;(RIGHT(DEC2HEX(HEX2DEC(&quot;05&quot;)+HEX2DEC(&quot;A1&quot;)+HEX2DEC(DEC2HEX([.A950]; 4));4); 2))&amp;&quot; 16&quot;)" office:value-type="string" office:string-value="FE FE 05 A1 03 B5 5B 16" calcext:value-type="string">
            <text:p>FE FE 05 A1 03 B5 5B 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&quot;FE FE 05 A1 &quot;&amp;LEFT(DEC2HEX([.A951]; 4);2)&amp;&quot; &quot;&amp;RIGHT(DEC2HEX([.A951]; 4);2)&amp;&quot; &quot;&amp;(RIGHT(DEC2HEX(HEX2DEC(&quot;05&quot;)+HEX2DEC(&quot;A1&quot;)+HEX2DEC(DEC2HEX([.A951]; 4));4); 2))&amp;&quot; 16&quot;)" office:value-type="string" office:string-value="FE FE 05 A1 03 B6 5C 16" calcext:value-type="string">
            <text:p>FE FE 05 A1 03 B6 5C 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&quot;FE FE 05 A1 &quot;&amp;LEFT(DEC2HEX([.A952]; 4);2)&amp;&quot; &quot;&amp;RIGHT(DEC2HEX([.A952]; 4);2)&amp;&quot; &quot;&amp;(RIGHT(DEC2HEX(HEX2DEC(&quot;05&quot;)+HEX2DEC(&quot;A1&quot;)+HEX2DEC(DEC2HEX([.A952]; 4));4); 2))&amp;&quot; 16&quot;)" office:value-type="string" office:string-value="FE FE 05 A1 03 B7 5D 16" calcext:value-type="string">
            <text:p>FE FE 05 A1 03 B7 5D 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&quot;FE FE 05 A1 &quot;&amp;LEFT(DEC2HEX([.A953]; 4);2)&amp;&quot; &quot;&amp;RIGHT(DEC2HEX([.A953]; 4);2)&amp;&quot; &quot;&amp;(RIGHT(DEC2HEX(HEX2DEC(&quot;05&quot;)+HEX2DEC(&quot;A1&quot;)+HEX2DEC(DEC2HEX([.A953]; 4));4); 2))&amp;&quot; 16&quot;)" office:value-type="string" office:string-value="FE FE 05 A1 03 B8 5E 16" calcext:value-type="string">
            <text:p>FE FE 05 A1 03 B8 5E 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&quot;FE FE 05 A1 &quot;&amp;LEFT(DEC2HEX([.A954]; 4);2)&amp;&quot; &quot;&amp;RIGHT(DEC2HEX([.A954]; 4);2)&amp;&quot; &quot;&amp;(RIGHT(DEC2HEX(HEX2DEC(&quot;05&quot;)+HEX2DEC(&quot;A1&quot;)+HEX2DEC(DEC2HEX([.A954]; 4));4); 2))&amp;&quot; 16&quot;)" office:value-type="string" office:string-value="FE FE 05 A1 03 B9 5F 16" calcext:value-type="string">
            <text:p>FE FE 05 A1 03 B9 5F 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&quot;FE FE 05 A1 &quot;&amp;LEFT(DEC2HEX([.A955]; 4);2)&amp;&quot; &quot;&amp;RIGHT(DEC2HEX([.A955]; 4);2)&amp;&quot; &quot;&amp;(RIGHT(DEC2HEX(HEX2DEC(&quot;05&quot;)+HEX2DEC(&quot;A1&quot;)+HEX2DEC(DEC2HEX([.A955]; 4));4); 2))&amp;&quot; 16&quot;)" office:value-type="string" office:string-value="FE FE 05 A1 03 BA 60 16" calcext:value-type="string">
            <text:p>FE FE 05 A1 03 BA 60 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&quot;FE FE 05 A1 &quot;&amp;LEFT(DEC2HEX([.A956]; 4);2)&amp;&quot; &quot;&amp;RIGHT(DEC2HEX([.A956]; 4);2)&amp;&quot; &quot;&amp;(RIGHT(DEC2HEX(HEX2DEC(&quot;05&quot;)+HEX2DEC(&quot;A1&quot;)+HEX2DEC(DEC2HEX([.A956]; 4));4); 2))&amp;&quot; 16&quot;)" office:value-type="string" office:string-value="FE FE 05 A1 03 BB 61 16" calcext:value-type="string">
            <text:p>FE FE 05 A1 03 BB 61 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&quot;FE FE 05 A1 &quot;&amp;LEFT(DEC2HEX([.A957]; 4);2)&amp;&quot; &quot;&amp;RIGHT(DEC2HEX([.A957]; 4);2)&amp;&quot; &quot;&amp;(RIGHT(DEC2HEX(HEX2DEC(&quot;05&quot;)+HEX2DEC(&quot;A1&quot;)+HEX2DEC(DEC2HEX([.A957]; 4));4); 2))&amp;&quot; 16&quot;)" office:value-type="string" office:string-value="FE FE 05 A1 03 BC 62 16" calcext:value-type="string">
            <text:p>FE FE 05 A1 03 BC 62 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&quot;FE FE 05 A1 &quot;&amp;LEFT(DEC2HEX([.A958]; 4);2)&amp;&quot; &quot;&amp;RIGHT(DEC2HEX([.A958]; 4);2)&amp;&quot; &quot;&amp;(RIGHT(DEC2HEX(HEX2DEC(&quot;05&quot;)+HEX2DEC(&quot;A1&quot;)+HEX2DEC(DEC2HEX([.A958]; 4));4); 2))&amp;&quot; 16&quot;)" office:value-type="string" office:string-value="FE FE 05 A1 03 BD 63 16" calcext:value-type="string">
            <text:p>FE FE 05 A1 03 BD 63 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&quot;FE FE 05 A1 &quot;&amp;LEFT(DEC2HEX([.A959]; 4);2)&amp;&quot; &quot;&amp;RIGHT(DEC2HEX([.A959]; 4);2)&amp;&quot; &quot;&amp;(RIGHT(DEC2HEX(HEX2DEC(&quot;05&quot;)+HEX2DEC(&quot;A1&quot;)+HEX2DEC(DEC2HEX([.A959]; 4));4); 2))&amp;&quot; 16&quot;)" office:value-type="string" office:string-value="FE FE 05 A1 03 BE 64 16" calcext:value-type="string">
            <text:p>FE FE 05 A1 03 BE 64 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&quot;FE FE 05 A1 &quot;&amp;LEFT(DEC2HEX([.A960]; 4);2)&amp;&quot; &quot;&amp;RIGHT(DEC2HEX([.A960]; 4);2)&amp;&quot; &quot;&amp;(RIGHT(DEC2HEX(HEX2DEC(&quot;05&quot;)+HEX2DEC(&quot;A1&quot;)+HEX2DEC(DEC2HEX([.A960]; 4));4); 2))&amp;&quot; 16&quot;)" office:value-type="string" office:string-value="FE FE 05 A1 03 BF 65 16" calcext:value-type="string">
            <text:p>FE FE 05 A1 03 BF 65 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&quot;FE FE 05 A1 &quot;&amp;LEFT(DEC2HEX([.A961]; 4);2)&amp;&quot; &quot;&amp;RIGHT(DEC2HEX([.A961]; 4);2)&amp;&quot; &quot;&amp;(RIGHT(DEC2HEX(HEX2DEC(&quot;05&quot;)+HEX2DEC(&quot;A1&quot;)+HEX2DEC(DEC2HEX([.A961]; 4));4); 2))&amp;&quot; 16&quot;)" office:value-type="string" office:string-value="FE FE 05 A1 03 C0 66 16" calcext:value-type="string">
            <text:p>FE FE 05 A1 03 C0 66 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&quot;FE FE 05 A1 &quot;&amp;LEFT(DEC2HEX([.A962]; 4);2)&amp;&quot; &quot;&amp;RIGHT(DEC2HEX([.A962]; 4);2)&amp;&quot; &quot;&amp;(RIGHT(DEC2HEX(HEX2DEC(&quot;05&quot;)+HEX2DEC(&quot;A1&quot;)+HEX2DEC(DEC2HEX([.A962]; 4));4); 2))&amp;&quot; 16&quot;)" office:value-type="string" office:string-value="FE FE 05 A1 03 C1 67 16" calcext:value-type="string">
            <text:p>FE FE 05 A1 03 C1 67 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&quot;FE FE 05 A1 &quot;&amp;LEFT(DEC2HEX([.A963]; 4);2)&amp;&quot; &quot;&amp;RIGHT(DEC2HEX([.A963]; 4);2)&amp;&quot; &quot;&amp;(RIGHT(DEC2HEX(HEX2DEC(&quot;05&quot;)+HEX2DEC(&quot;A1&quot;)+HEX2DEC(DEC2HEX([.A963]; 4));4); 2))&amp;&quot; 16&quot;)" office:value-type="string" office:string-value="FE FE 05 A1 03 C2 68 16" calcext:value-type="string">
            <text:p>FE FE 05 A1 03 C2 68 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&quot;FE FE 05 A1 &quot;&amp;LEFT(DEC2HEX([.A964]; 4);2)&amp;&quot; &quot;&amp;RIGHT(DEC2HEX([.A964]; 4);2)&amp;&quot; &quot;&amp;(RIGHT(DEC2HEX(HEX2DEC(&quot;05&quot;)+HEX2DEC(&quot;A1&quot;)+HEX2DEC(DEC2HEX([.A964]; 4));4); 2))&amp;&quot; 16&quot;)" office:value-type="string" office:string-value="FE FE 05 A1 03 C3 69 16" calcext:value-type="string">
            <text:p>FE FE 05 A1 03 C3 69 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&quot;FE FE 05 A1 &quot;&amp;LEFT(DEC2HEX([.A965]; 4);2)&amp;&quot; &quot;&amp;RIGHT(DEC2HEX([.A965]; 4);2)&amp;&quot; &quot;&amp;(RIGHT(DEC2HEX(HEX2DEC(&quot;05&quot;)+HEX2DEC(&quot;A1&quot;)+HEX2DEC(DEC2HEX([.A965]; 4));4); 2))&amp;&quot; 16&quot;)" office:value-type="string" office:string-value="FE FE 05 A1 03 C4 6A 16" calcext:value-type="string">
            <text:p>FE FE 05 A1 03 C4 6A 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&quot;FE FE 05 A1 &quot;&amp;LEFT(DEC2HEX([.A966]; 4);2)&amp;&quot; &quot;&amp;RIGHT(DEC2HEX([.A966]; 4);2)&amp;&quot; &quot;&amp;(RIGHT(DEC2HEX(HEX2DEC(&quot;05&quot;)+HEX2DEC(&quot;A1&quot;)+HEX2DEC(DEC2HEX([.A966]; 4));4); 2))&amp;&quot; 16&quot;)" office:value-type="string" office:string-value="FE FE 05 A1 03 C5 6B 16" calcext:value-type="string">
            <text:p>FE FE 05 A1 03 C5 6B 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&quot;FE FE 05 A1 &quot;&amp;LEFT(DEC2HEX([.A967]; 4);2)&amp;&quot; &quot;&amp;RIGHT(DEC2HEX([.A967]; 4);2)&amp;&quot; &quot;&amp;(RIGHT(DEC2HEX(HEX2DEC(&quot;05&quot;)+HEX2DEC(&quot;A1&quot;)+HEX2DEC(DEC2HEX([.A967]; 4));4); 2))&amp;&quot; 16&quot;)" office:value-type="string" office:string-value="FE FE 05 A1 03 C6 6C 16" calcext:value-type="string">
            <text:p>FE FE 05 A1 03 C6 6C 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&quot;FE FE 05 A1 &quot;&amp;LEFT(DEC2HEX([.A968]; 4);2)&amp;&quot; &quot;&amp;RIGHT(DEC2HEX([.A968]; 4);2)&amp;&quot; &quot;&amp;(RIGHT(DEC2HEX(HEX2DEC(&quot;05&quot;)+HEX2DEC(&quot;A1&quot;)+HEX2DEC(DEC2HEX([.A968]; 4));4); 2))&amp;&quot; 16&quot;)" office:value-type="string" office:string-value="FE FE 05 A1 03 C7 6D 16" calcext:value-type="string">
            <text:p>FE FE 05 A1 03 C7 6D 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&quot;FE FE 05 A1 &quot;&amp;LEFT(DEC2HEX([.A969]; 4);2)&amp;&quot; &quot;&amp;RIGHT(DEC2HEX([.A969]; 4);2)&amp;&quot; &quot;&amp;(RIGHT(DEC2HEX(HEX2DEC(&quot;05&quot;)+HEX2DEC(&quot;A1&quot;)+HEX2DEC(DEC2HEX([.A969]; 4));4); 2))&amp;&quot; 16&quot;)" office:value-type="string" office:string-value="FE FE 05 A1 03 C8 6E 16" calcext:value-type="string">
            <text:p>FE FE 05 A1 03 C8 6E 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&quot;FE FE 05 A1 &quot;&amp;LEFT(DEC2HEX([.A970]; 4);2)&amp;&quot; &quot;&amp;RIGHT(DEC2HEX([.A970]; 4);2)&amp;&quot; &quot;&amp;(RIGHT(DEC2HEX(HEX2DEC(&quot;05&quot;)+HEX2DEC(&quot;A1&quot;)+HEX2DEC(DEC2HEX([.A970]; 4));4); 2))&amp;&quot; 16&quot;)" office:value-type="string" office:string-value="FE FE 05 A1 03 C9 6F 16" calcext:value-type="string">
            <text:p>FE FE 05 A1 03 C9 6F 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&quot;FE FE 05 A1 &quot;&amp;LEFT(DEC2HEX([.A971]; 4);2)&amp;&quot; &quot;&amp;RIGHT(DEC2HEX([.A971]; 4);2)&amp;&quot; &quot;&amp;(RIGHT(DEC2HEX(HEX2DEC(&quot;05&quot;)+HEX2DEC(&quot;A1&quot;)+HEX2DEC(DEC2HEX([.A971]; 4));4); 2))&amp;&quot; 16&quot;)" office:value-type="string" office:string-value="FE FE 05 A1 03 CA 70 16" calcext:value-type="string">
            <text:p>FE FE 05 A1 03 CA 70 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&quot;FE FE 05 A1 &quot;&amp;LEFT(DEC2HEX([.A972]; 4);2)&amp;&quot; &quot;&amp;RIGHT(DEC2HEX([.A972]; 4);2)&amp;&quot; &quot;&amp;(RIGHT(DEC2HEX(HEX2DEC(&quot;05&quot;)+HEX2DEC(&quot;A1&quot;)+HEX2DEC(DEC2HEX([.A972]; 4));4); 2))&amp;&quot; 16&quot;)" office:value-type="string" office:string-value="FE FE 05 A1 03 CB 71 16" calcext:value-type="string">
            <text:p>FE FE 05 A1 03 CB 71 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&quot;FE FE 05 A1 &quot;&amp;LEFT(DEC2HEX([.A973]; 4);2)&amp;&quot; &quot;&amp;RIGHT(DEC2HEX([.A973]; 4);2)&amp;&quot; &quot;&amp;(RIGHT(DEC2HEX(HEX2DEC(&quot;05&quot;)+HEX2DEC(&quot;A1&quot;)+HEX2DEC(DEC2HEX([.A973]; 4));4); 2))&amp;&quot; 16&quot;)" office:value-type="string" office:string-value="FE FE 05 A1 03 CC 72 16" calcext:value-type="string">
            <text:p>FE FE 05 A1 03 CC 72 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&quot;FE FE 05 A1 &quot;&amp;LEFT(DEC2HEX([.A974]; 4);2)&amp;&quot; &quot;&amp;RIGHT(DEC2HEX([.A974]; 4);2)&amp;&quot; &quot;&amp;(RIGHT(DEC2HEX(HEX2DEC(&quot;05&quot;)+HEX2DEC(&quot;A1&quot;)+HEX2DEC(DEC2HEX([.A974]; 4));4); 2))&amp;&quot; 16&quot;)" office:value-type="string" office:string-value="FE FE 05 A1 03 CD 73 16" calcext:value-type="string">
            <text:p>FE FE 05 A1 03 CD 73 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&quot;FE FE 05 A1 &quot;&amp;LEFT(DEC2HEX([.A975]; 4);2)&amp;&quot; &quot;&amp;RIGHT(DEC2HEX([.A975]; 4);2)&amp;&quot; &quot;&amp;(RIGHT(DEC2HEX(HEX2DEC(&quot;05&quot;)+HEX2DEC(&quot;A1&quot;)+HEX2DEC(DEC2HEX([.A975]; 4));4); 2))&amp;&quot; 16&quot;)" office:value-type="string" office:string-value="FE FE 05 A1 03 CE 74 16" calcext:value-type="string">
            <text:p>FE FE 05 A1 03 CE 74 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&quot;FE FE 05 A1 &quot;&amp;LEFT(DEC2HEX([.A976]; 4);2)&amp;&quot; &quot;&amp;RIGHT(DEC2HEX([.A976]; 4);2)&amp;&quot; &quot;&amp;(RIGHT(DEC2HEX(HEX2DEC(&quot;05&quot;)+HEX2DEC(&quot;A1&quot;)+HEX2DEC(DEC2HEX([.A976]; 4));4); 2))&amp;&quot; 16&quot;)" office:value-type="string" office:string-value="FE FE 05 A1 03 CF 75 16" calcext:value-type="string">
            <text:p>FE FE 05 A1 03 CF 75 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&quot;FE FE 05 A1 &quot;&amp;LEFT(DEC2HEX([.A977]; 4);2)&amp;&quot; &quot;&amp;RIGHT(DEC2HEX([.A977]; 4);2)&amp;&quot; &quot;&amp;(RIGHT(DEC2HEX(HEX2DEC(&quot;05&quot;)+HEX2DEC(&quot;A1&quot;)+HEX2DEC(DEC2HEX([.A977]; 4));4); 2))&amp;&quot; 16&quot;)" office:value-type="string" office:string-value="FE FE 05 A1 03 D0 76 16" calcext:value-type="string">
            <text:p>FE FE 05 A1 03 D0 76 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&quot;FE FE 05 A1 &quot;&amp;LEFT(DEC2HEX([.A978]; 4);2)&amp;&quot; &quot;&amp;RIGHT(DEC2HEX([.A978]; 4);2)&amp;&quot; &quot;&amp;(RIGHT(DEC2HEX(HEX2DEC(&quot;05&quot;)+HEX2DEC(&quot;A1&quot;)+HEX2DEC(DEC2HEX([.A978]; 4));4); 2))&amp;&quot; 16&quot;)" office:value-type="string" office:string-value="FE FE 05 A1 03 D1 77 16" calcext:value-type="string">
            <text:p>FE FE 05 A1 03 D1 77 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&quot;FE FE 05 A1 &quot;&amp;LEFT(DEC2HEX([.A979]; 4);2)&amp;&quot; &quot;&amp;RIGHT(DEC2HEX([.A979]; 4);2)&amp;&quot; &quot;&amp;(RIGHT(DEC2HEX(HEX2DEC(&quot;05&quot;)+HEX2DEC(&quot;A1&quot;)+HEX2DEC(DEC2HEX([.A979]; 4));4); 2))&amp;&quot; 16&quot;)" office:value-type="string" office:string-value="FE FE 05 A1 03 D2 78 16" calcext:value-type="string">
            <text:p>FE FE 05 A1 03 D2 78 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&quot;FE FE 05 A1 &quot;&amp;LEFT(DEC2HEX([.A980]; 4);2)&amp;&quot; &quot;&amp;RIGHT(DEC2HEX([.A980]; 4);2)&amp;&quot; &quot;&amp;(RIGHT(DEC2HEX(HEX2DEC(&quot;05&quot;)+HEX2DEC(&quot;A1&quot;)+HEX2DEC(DEC2HEX([.A980]; 4));4); 2))&amp;&quot; 16&quot;)" office:value-type="string" office:string-value="FE FE 05 A1 03 D3 79 16" calcext:value-type="string">
            <text:p>FE FE 05 A1 03 D3 79 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&quot;FE FE 05 A1 &quot;&amp;LEFT(DEC2HEX([.A981]; 4);2)&amp;&quot; &quot;&amp;RIGHT(DEC2HEX([.A981]; 4);2)&amp;&quot; &quot;&amp;(RIGHT(DEC2HEX(HEX2DEC(&quot;05&quot;)+HEX2DEC(&quot;A1&quot;)+HEX2DEC(DEC2HEX([.A981]; 4));4); 2))&amp;&quot; 16&quot;)" office:value-type="string" office:string-value="FE FE 05 A1 03 D4 7A 16" calcext:value-type="string">
            <text:p>FE FE 05 A1 03 D4 7A 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&quot;FE FE 05 A1 &quot;&amp;LEFT(DEC2HEX([.A982]; 4);2)&amp;&quot; &quot;&amp;RIGHT(DEC2HEX([.A982]; 4);2)&amp;&quot; &quot;&amp;(RIGHT(DEC2HEX(HEX2DEC(&quot;05&quot;)+HEX2DEC(&quot;A1&quot;)+HEX2DEC(DEC2HEX([.A982]; 4));4); 2))&amp;&quot; 16&quot;)" office:value-type="string" office:string-value="FE FE 05 A1 03 D5 7B 16" calcext:value-type="string">
            <text:p>FE FE 05 A1 03 D5 7B 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&quot;FE FE 05 A1 &quot;&amp;LEFT(DEC2HEX([.A983]; 4);2)&amp;&quot; &quot;&amp;RIGHT(DEC2HEX([.A983]; 4);2)&amp;&quot; &quot;&amp;(RIGHT(DEC2HEX(HEX2DEC(&quot;05&quot;)+HEX2DEC(&quot;A1&quot;)+HEX2DEC(DEC2HEX([.A983]; 4));4); 2))&amp;&quot; 16&quot;)" office:value-type="string" office:string-value="FE FE 05 A1 03 D6 7C 16" calcext:value-type="string">
            <text:p>FE FE 05 A1 03 D6 7C 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&quot;FE FE 05 A1 &quot;&amp;LEFT(DEC2HEX([.A984]; 4);2)&amp;&quot; &quot;&amp;RIGHT(DEC2HEX([.A984]; 4);2)&amp;&quot; &quot;&amp;(RIGHT(DEC2HEX(HEX2DEC(&quot;05&quot;)+HEX2DEC(&quot;A1&quot;)+HEX2DEC(DEC2HEX([.A984]; 4));4); 2))&amp;&quot; 16&quot;)" office:value-type="string" office:string-value="FE FE 05 A1 03 D7 7D 16" calcext:value-type="string">
            <text:p>FE FE 05 A1 03 D7 7D 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&quot;FE FE 05 A1 &quot;&amp;LEFT(DEC2HEX([.A985]; 4);2)&amp;&quot; &quot;&amp;RIGHT(DEC2HEX([.A985]; 4);2)&amp;&quot; &quot;&amp;(RIGHT(DEC2HEX(HEX2DEC(&quot;05&quot;)+HEX2DEC(&quot;A1&quot;)+HEX2DEC(DEC2HEX([.A985]; 4));4); 2))&amp;&quot; 16&quot;)" office:value-type="string" office:string-value="FE FE 05 A1 03 D8 7E 16" calcext:value-type="string">
            <text:p>FE FE 05 A1 03 D8 7E 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&quot;FE FE 05 A1 &quot;&amp;LEFT(DEC2HEX([.A986]; 4);2)&amp;&quot; &quot;&amp;RIGHT(DEC2HEX([.A986]; 4);2)&amp;&quot; &quot;&amp;(RIGHT(DEC2HEX(HEX2DEC(&quot;05&quot;)+HEX2DEC(&quot;A1&quot;)+HEX2DEC(DEC2HEX([.A986]; 4));4); 2))&amp;&quot; 16&quot;)" office:value-type="string" office:string-value="FE FE 05 A1 03 D9 7F 16" calcext:value-type="string">
            <text:p>FE FE 05 A1 03 D9 7F 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&quot;FE FE 05 A1 &quot;&amp;LEFT(DEC2HEX([.A987]; 4);2)&amp;&quot; &quot;&amp;RIGHT(DEC2HEX([.A987]; 4);2)&amp;&quot; &quot;&amp;(RIGHT(DEC2HEX(HEX2DEC(&quot;05&quot;)+HEX2DEC(&quot;A1&quot;)+HEX2DEC(DEC2HEX([.A987]; 4));4); 2))&amp;&quot; 16&quot;)" office:value-type="string" office:string-value="FE FE 05 A1 03 DA 80 16" calcext:value-type="string">
            <text:p>FE FE 05 A1 03 DA 80 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&quot;FE FE 05 A1 &quot;&amp;LEFT(DEC2HEX([.A988]; 4);2)&amp;&quot; &quot;&amp;RIGHT(DEC2HEX([.A988]; 4);2)&amp;&quot; &quot;&amp;(RIGHT(DEC2HEX(HEX2DEC(&quot;05&quot;)+HEX2DEC(&quot;A1&quot;)+HEX2DEC(DEC2HEX([.A988]; 4));4); 2))&amp;&quot; 16&quot;)" office:value-type="string" office:string-value="FE FE 05 A1 03 DB 81 16" calcext:value-type="string">
            <text:p>FE FE 05 A1 03 DB 81 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&quot;FE FE 05 A1 &quot;&amp;LEFT(DEC2HEX([.A989]; 4);2)&amp;&quot; &quot;&amp;RIGHT(DEC2HEX([.A989]; 4);2)&amp;&quot; &quot;&amp;(RIGHT(DEC2HEX(HEX2DEC(&quot;05&quot;)+HEX2DEC(&quot;A1&quot;)+HEX2DEC(DEC2HEX([.A989]; 4));4); 2))&amp;&quot; 16&quot;)" office:value-type="string" office:string-value="FE FE 05 A1 03 DC 82 16" calcext:value-type="string">
            <text:p>FE FE 05 A1 03 DC 82 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&quot;FE FE 05 A1 &quot;&amp;LEFT(DEC2HEX([.A990]; 4);2)&amp;&quot; &quot;&amp;RIGHT(DEC2HEX([.A990]; 4);2)&amp;&quot; &quot;&amp;(RIGHT(DEC2HEX(HEX2DEC(&quot;05&quot;)+HEX2DEC(&quot;A1&quot;)+HEX2DEC(DEC2HEX([.A990]; 4));4); 2))&amp;&quot; 16&quot;)" office:value-type="string" office:string-value="FE FE 05 A1 03 DD 83 16" calcext:value-type="string">
            <text:p>FE FE 05 A1 03 DD 83 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&quot;FE FE 05 A1 &quot;&amp;LEFT(DEC2HEX([.A991]; 4);2)&amp;&quot; &quot;&amp;RIGHT(DEC2HEX([.A991]; 4);2)&amp;&quot; &quot;&amp;(RIGHT(DEC2HEX(HEX2DEC(&quot;05&quot;)+HEX2DEC(&quot;A1&quot;)+HEX2DEC(DEC2HEX([.A991]; 4));4); 2))&amp;&quot; 16&quot;)" office:value-type="string" office:string-value="FE FE 05 A1 03 DE 84 16" calcext:value-type="string">
            <text:p>FE FE 05 A1 03 DE 84 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&quot;FE FE 05 A1 &quot;&amp;LEFT(DEC2HEX([.A992]; 4);2)&amp;&quot; &quot;&amp;RIGHT(DEC2HEX([.A992]; 4);2)&amp;&quot; &quot;&amp;(RIGHT(DEC2HEX(HEX2DEC(&quot;05&quot;)+HEX2DEC(&quot;A1&quot;)+HEX2DEC(DEC2HEX([.A992]; 4));4); 2))&amp;&quot; 16&quot;)" office:value-type="string" office:string-value="FE FE 05 A1 03 DF 85 16" calcext:value-type="string">
            <text:p>FE FE 05 A1 03 DF 85 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&quot;FE FE 05 A1 &quot;&amp;LEFT(DEC2HEX([.A993]; 4);2)&amp;&quot; &quot;&amp;RIGHT(DEC2HEX([.A993]; 4);2)&amp;&quot; &quot;&amp;(RIGHT(DEC2HEX(HEX2DEC(&quot;05&quot;)+HEX2DEC(&quot;A1&quot;)+HEX2DEC(DEC2HEX([.A993]; 4));4); 2))&amp;&quot; 16&quot;)" office:value-type="string" office:string-value="FE FE 05 A1 03 E0 86 16" calcext:value-type="string">
            <text:p>FE FE 05 A1 03 E0 86 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&quot;FE FE 05 A1 &quot;&amp;LEFT(DEC2HEX([.A994]; 4);2)&amp;&quot; &quot;&amp;RIGHT(DEC2HEX([.A994]; 4);2)&amp;&quot; &quot;&amp;(RIGHT(DEC2HEX(HEX2DEC(&quot;05&quot;)+HEX2DEC(&quot;A1&quot;)+HEX2DEC(DEC2HEX([.A994]; 4));4); 2))&amp;&quot; 16&quot;)" office:value-type="string" office:string-value="FE FE 05 A1 03 E1 87 16" calcext:value-type="string">
            <text:p>FE FE 05 A1 03 E1 87 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&quot;FE FE 05 A1 &quot;&amp;LEFT(DEC2HEX([.A995]; 4);2)&amp;&quot; &quot;&amp;RIGHT(DEC2HEX([.A995]; 4);2)&amp;&quot; &quot;&amp;(RIGHT(DEC2HEX(HEX2DEC(&quot;05&quot;)+HEX2DEC(&quot;A1&quot;)+HEX2DEC(DEC2HEX([.A995]; 4));4); 2))&amp;&quot; 16&quot;)" office:value-type="string" office:string-value="FE FE 05 A1 03 E2 88 16" calcext:value-type="string">
            <text:p>FE FE 05 A1 03 E2 88 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&quot;FE FE 05 A1 &quot;&amp;LEFT(DEC2HEX([.A996]; 4);2)&amp;&quot; &quot;&amp;RIGHT(DEC2HEX([.A996]; 4);2)&amp;&quot; &quot;&amp;(RIGHT(DEC2HEX(HEX2DEC(&quot;05&quot;)+HEX2DEC(&quot;A1&quot;)+HEX2DEC(DEC2HEX([.A996]; 4));4); 2))&amp;&quot; 16&quot;)" office:value-type="string" office:string-value="FE FE 05 A1 03 E3 89 16" calcext:value-type="string">
            <text:p>FE FE 05 A1 03 E3 89 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&quot;FE FE 05 A1 &quot;&amp;LEFT(DEC2HEX([.A997]; 4);2)&amp;&quot; &quot;&amp;RIGHT(DEC2HEX([.A997]; 4);2)&amp;&quot; &quot;&amp;(RIGHT(DEC2HEX(HEX2DEC(&quot;05&quot;)+HEX2DEC(&quot;A1&quot;)+HEX2DEC(DEC2HEX([.A997]; 4));4); 2))&amp;&quot; 16&quot;)" office:value-type="string" office:string-value="FE FE 05 A1 03 E4 8A 16" calcext:value-type="string">
            <text:p>FE FE 05 A1 03 E4 8A 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&quot;FE FE 05 A1 &quot;&amp;LEFT(DEC2HEX([.A998]; 4);2)&amp;&quot; &quot;&amp;RIGHT(DEC2HEX([.A998]; 4);2)&amp;&quot; &quot;&amp;(RIGHT(DEC2HEX(HEX2DEC(&quot;05&quot;)+HEX2DEC(&quot;A1&quot;)+HEX2DEC(DEC2HEX([.A998]; 4));4); 2))&amp;&quot; 16&quot;)" office:value-type="string" office:string-value="FE FE 05 A1 03 E5 8B 16" calcext:value-type="string">
            <text:p>FE FE 05 A1 03 E5 8B 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&quot;FE FE 05 A1 &quot;&amp;LEFT(DEC2HEX([.A999]; 4);2)&amp;&quot; &quot;&amp;RIGHT(DEC2HEX([.A999]; 4);2)&amp;&quot; &quot;&amp;(RIGHT(DEC2HEX(HEX2DEC(&quot;05&quot;)+HEX2DEC(&quot;A1&quot;)+HEX2DEC(DEC2HEX([.A999]; 4));4); 2))&amp;&quot; 16&quot;)" office:value-type="string" office:string-value="FE FE 05 A1 03 E6 8C 16" calcext:value-type="string">
            <text:p>FE FE 05 A1 03 E6 8C 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&quot;FE FE 05 A1 &quot;&amp;LEFT(DEC2HEX([.A1000]; 4);2)&amp;&quot; &quot;&amp;RIGHT(DEC2HEX([.A1000]; 4);2)&amp;&quot; &quot;&amp;(RIGHT(DEC2HEX(HEX2DEC(&quot;05&quot;)+HEX2DEC(&quot;A1&quot;)+HEX2DEC(DEC2HEX([.A1000]; 4));4); 2))&amp;&quot; 16&quot;)" office:value-type="string" office:string-value="FE FE 05 A1 03 E7 8D 16" calcext:value-type="string">
            <text:p>FE FE 05 A1 03 E7 8D 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&quot;FE FE 05 A1 &quot;&amp;LEFT(DEC2HEX([.A1001]; 4);2)&amp;&quot; &quot;&amp;RIGHT(DEC2HEX([.A1001]; 4);2)&amp;&quot; &quot;&amp;(RIGHT(DEC2HEX(HEX2DEC(&quot;05&quot;)+HEX2DEC(&quot;A1&quot;)+HEX2DEC(DEC2HEX([.A1001]; 4));4); 2))&amp;&quot; 16&quot;)" office:value-type="string" office:string-value="FE FE 05 A1 03 E8 8E 16" calcext:value-type="string">
            <text:p>FE FE 05 A1 03 E8 8E 1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&quot;FE FE 05 A1 &quot;&amp;LEFT(DEC2HEX([.A1002]; 4);2)&amp;&quot; &quot;&amp;RIGHT(DEC2HEX([.A1002]; 4);2)&amp;&quot; &quot;&amp;(RIGHT(DEC2HEX(HEX2DEC(&quot;05&quot;)+HEX2DEC(&quot;A1&quot;)+HEX2DEC(DEC2HEX([.A1002]; 4));4); 2))&amp;&quot; 16&quot;)" office:value-type="string" office:string-value="FE FE 05 A1 03 E9 8F 16" calcext:value-type="string">
            <text:p>FE FE 05 A1 03 E9 8F 1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&quot;FE FE 05 A1 &quot;&amp;LEFT(DEC2HEX([.A1003]; 4);2)&amp;&quot; &quot;&amp;RIGHT(DEC2HEX([.A1003]; 4);2)&amp;&quot; &quot;&amp;(RIGHT(DEC2HEX(HEX2DEC(&quot;05&quot;)+HEX2DEC(&quot;A1&quot;)+HEX2DEC(DEC2HEX([.A1003]; 4));4); 2))&amp;&quot; 16&quot;)" office:value-type="string" office:string-value="FE FE 05 A1 03 EA 90 16" calcext:value-type="string">
            <text:p>FE FE 05 A1 03 EA 90 1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&quot;FE FE 05 A1 &quot;&amp;LEFT(DEC2HEX([.A1004]; 4);2)&amp;&quot; &quot;&amp;RIGHT(DEC2HEX([.A1004]; 4);2)&amp;&quot; &quot;&amp;(RIGHT(DEC2HEX(HEX2DEC(&quot;05&quot;)+HEX2DEC(&quot;A1&quot;)+HEX2DEC(DEC2HEX([.A1004]; 4));4); 2))&amp;&quot; 16&quot;)" office:value-type="string" office:string-value="FE FE 05 A1 03 EB 91 16" calcext:value-type="string">
            <text:p>FE FE 05 A1 03 EB 91 1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&quot;FE FE 05 A1 &quot;&amp;LEFT(DEC2HEX([.A1005]; 4);2)&amp;&quot; &quot;&amp;RIGHT(DEC2HEX([.A1005]; 4);2)&amp;&quot; &quot;&amp;(RIGHT(DEC2HEX(HEX2DEC(&quot;05&quot;)+HEX2DEC(&quot;A1&quot;)+HEX2DEC(DEC2HEX([.A1005]; 4));4); 2))&amp;&quot; 16&quot;)" office:value-type="string" office:string-value="FE FE 05 A1 03 EC 92 16" calcext:value-type="string">
            <text:p>FE FE 05 A1 03 EC 92 1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&quot;FE FE 05 A1 &quot;&amp;LEFT(DEC2HEX([.A1006]; 4);2)&amp;&quot; &quot;&amp;RIGHT(DEC2HEX([.A1006]; 4);2)&amp;&quot; &quot;&amp;(RIGHT(DEC2HEX(HEX2DEC(&quot;05&quot;)+HEX2DEC(&quot;A1&quot;)+HEX2DEC(DEC2HEX([.A1006]; 4));4); 2))&amp;&quot; 16&quot;)" office:value-type="string" office:string-value="FE FE 05 A1 03 ED 93 16" calcext:value-type="string">
            <text:p>FE FE 05 A1 03 ED 93 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&quot;FE FE 05 A1 &quot;&amp;LEFT(DEC2HEX([.A1007]; 4);2)&amp;&quot; &quot;&amp;RIGHT(DEC2HEX([.A1007]; 4);2)&amp;&quot; &quot;&amp;(RIGHT(DEC2HEX(HEX2DEC(&quot;05&quot;)+HEX2DEC(&quot;A1&quot;)+HEX2DEC(DEC2HEX([.A1007]; 4));4); 2))&amp;&quot; 16&quot;)" office:value-type="string" office:string-value="FE FE 05 A1 03 EE 94 16" calcext:value-type="string">
            <text:p>FE FE 05 A1 03 EE 94 1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&quot;FE FE 05 A1 &quot;&amp;LEFT(DEC2HEX([.A1008]; 4);2)&amp;&quot; &quot;&amp;RIGHT(DEC2HEX([.A1008]; 4);2)&amp;&quot; &quot;&amp;(RIGHT(DEC2HEX(HEX2DEC(&quot;05&quot;)+HEX2DEC(&quot;A1&quot;)+HEX2DEC(DEC2HEX([.A1008]; 4));4); 2))&amp;&quot; 16&quot;)" office:value-type="string" office:string-value="FE FE 05 A1 03 EF 95 16" calcext:value-type="string">
            <text:p>FE FE 05 A1 03 EF 95 1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&quot;FE FE 05 A1 &quot;&amp;LEFT(DEC2HEX([.A1009]; 4);2)&amp;&quot; &quot;&amp;RIGHT(DEC2HEX([.A1009]; 4);2)&amp;&quot; &quot;&amp;(RIGHT(DEC2HEX(HEX2DEC(&quot;05&quot;)+HEX2DEC(&quot;A1&quot;)+HEX2DEC(DEC2HEX([.A1009]; 4));4); 2))&amp;&quot; 16&quot;)" office:value-type="string" office:string-value="FE FE 05 A1 03 F0 96 16" calcext:value-type="string">
            <text:p>FE FE 05 A1 03 F0 96 1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&quot;FE FE 05 A1 &quot;&amp;LEFT(DEC2HEX([.A1010]; 4);2)&amp;&quot; &quot;&amp;RIGHT(DEC2HEX([.A1010]; 4);2)&amp;&quot; &quot;&amp;(RIGHT(DEC2HEX(HEX2DEC(&quot;05&quot;)+HEX2DEC(&quot;A1&quot;)+HEX2DEC(DEC2HEX([.A1010]; 4));4); 2))&amp;&quot; 16&quot;)" office:value-type="string" office:string-value="FE FE 05 A1 03 F1 97 16" calcext:value-type="string">
            <text:p>FE FE 05 A1 03 F1 97 1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&quot;FE FE 05 A1 &quot;&amp;LEFT(DEC2HEX([.A1011]; 4);2)&amp;&quot; &quot;&amp;RIGHT(DEC2HEX([.A1011]; 4);2)&amp;&quot; &quot;&amp;(RIGHT(DEC2HEX(HEX2DEC(&quot;05&quot;)+HEX2DEC(&quot;A1&quot;)+HEX2DEC(DEC2HEX([.A1011]; 4));4); 2))&amp;&quot; 16&quot;)" office:value-type="string" office:string-value="FE FE 05 A1 03 F2 98 16" calcext:value-type="string">
            <text:p>FE FE 05 A1 03 F2 98 1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&quot;FE FE 05 A1 &quot;&amp;LEFT(DEC2HEX([.A1012]; 4);2)&amp;&quot; &quot;&amp;RIGHT(DEC2HEX([.A1012]; 4);2)&amp;&quot; &quot;&amp;(RIGHT(DEC2HEX(HEX2DEC(&quot;05&quot;)+HEX2DEC(&quot;A1&quot;)+HEX2DEC(DEC2HEX([.A1012]; 4));4); 2))&amp;&quot; 16&quot;)" office:value-type="string" office:string-value="FE FE 05 A1 03 F3 99 16" calcext:value-type="string">
            <text:p>FE FE 05 A1 03 F3 99 1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&quot;FE FE 05 A1 &quot;&amp;LEFT(DEC2HEX([.A1013]; 4);2)&amp;&quot; &quot;&amp;RIGHT(DEC2HEX([.A1013]; 4);2)&amp;&quot; &quot;&amp;(RIGHT(DEC2HEX(HEX2DEC(&quot;05&quot;)+HEX2DEC(&quot;A1&quot;)+HEX2DEC(DEC2HEX([.A1013]; 4));4); 2))&amp;&quot; 16&quot;)" office:value-type="string" office:string-value="FE FE 05 A1 03 F4 9A 16" calcext:value-type="string">
            <text:p>FE FE 05 A1 03 F4 9A 1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&quot;FE FE 05 A1 &quot;&amp;LEFT(DEC2HEX([.A1014]; 4);2)&amp;&quot; &quot;&amp;RIGHT(DEC2HEX([.A1014]; 4);2)&amp;&quot; &quot;&amp;(RIGHT(DEC2HEX(HEX2DEC(&quot;05&quot;)+HEX2DEC(&quot;A1&quot;)+HEX2DEC(DEC2HEX([.A1014]; 4));4); 2))&amp;&quot; 16&quot;)" office:value-type="string" office:string-value="FE FE 05 A1 03 F5 9B 16" calcext:value-type="string">
            <text:p>FE FE 05 A1 03 F5 9B 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&quot;FE FE 05 A1 &quot;&amp;LEFT(DEC2HEX([.A1015]; 4);2)&amp;&quot; &quot;&amp;RIGHT(DEC2HEX([.A1015]; 4);2)&amp;&quot; &quot;&amp;(RIGHT(DEC2HEX(HEX2DEC(&quot;05&quot;)+HEX2DEC(&quot;A1&quot;)+HEX2DEC(DEC2HEX([.A1015]; 4));4); 2))&amp;&quot; 16&quot;)" office:value-type="string" office:string-value="FE FE 05 A1 03 F6 9C 16" calcext:value-type="string">
            <text:p>FE FE 05 A1 03 F6 9C 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&quot;FE FE 05 A1 &quot;&amp;LEFT(DEC2HEX([.A1016]; 4);2)&amp;&quot; &quot;&amp;RIGHT(DEC2HEX([.A1016]; 4);2)&amp;&quot; &quot;&amp;(RIGHT(DEC2HEX(HEX2DEC(&quot;05&quot;)+HEX2DEC(&quot;A1&quot;)+HEX2DEC(DEC2HEX([.A1016]; 4));4); 2))&amp;&quot; 16&quot;)" office:value-type="string" office:string-value="FE FE 05 A1 03 F7 9D 16" calcext:value-type="string">
            <text:p>FE FE 05 A1 03 F7 9D 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&quot;FE FE 05 A1 &quot;&amp;LEFT(DEC2HEX([.A1017]; 4);2)&amp;&quot; &quot;&amp;RIGHT(DEC2HEX([.A1017]; 4);2)&amp;&quot; &quot;&amp;(RIGHT(DEC2HEX(HEX2DEC(&quot;05&quot;)+HEX2DEC(&quot;A1&quot;)+HEX2DEC(DEC2HEX([.A1017]; 4));4); 2))&amp;&quot; 16&quot;)" office:value-type="string" office:string-value="FE FE 05 A1 03 F8 9E 16" calcext:value-type="string">
            <text:p>FE FE 05 A1 03 F8 9E 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&quot;FE FE 05 A1 &quot;&amp;LEFT(DEC2HEX([.A1018]; 4);2)&amp;&quot; &quot;&amp;RIGHT(DEC2HEX([.A1018]; 4);2)&amp;&quot; &quot;&amp;(RIGHT(DEC2HEX(HEX2DEC(&quot;05&quot;)+HEX2DEC(&quot;A1&quot;)+HEX2DEC(DEC2HEX([.A1018]; 4));4); 2))&amp;&quot; 16&quot;)" office:value-type="string" office:string-value="FE FE 05 A1 03 F9 9F 16" calcext:value-type="string">
            <text:p>FE FE 05 A1 03 F9 9F 1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&quot;FE FE 05 A1 &quot;&amp;LEFT(DEC2HEX([.A1019]; 4);2)&amp;&quot; &quot;&amp;RIGHT(DEC2HEX([.A1019]; 4);2)&amp;&quot; &quot;&amp;(RIGHT(DEC2HEX(HEX2DEC(&quot;05&quot;)+HEX2DEC(&quot;A1&quot;)+HEX2DEC(DEC2HEX([.A1019]; 4));4); 2))&amp;&quot; 16&quot;)" office:value-type="string" office:string-value="FE FE 05 A1 03 FA A0 16" calcext:value-type="string">
            <text:p>FE FE 05 A1 03 FA A0 1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&quot;FE FE 05 A1 &quot;&amp;LEFT(DEC2HEX([.A1020]; 4);2)&amp;&quot; &quot;&amp;RIGHT(DEC2HEX([.A1020]; 4);2)&amp;&quot; &quot;&amp;(RIGHT(DEC2HEX(HEX2DEC(&quot;05&quot;)+HEX2DEC(&quot;A1&quot;)+HEX2DEC(DEC2HEX([.A1020]; 4));4); 2))&amp;&quot; 16&quot;)" office:value-type="string" office:string-value="FE FE 05 A1 03 FB A1 16" calcext:value-type="string">
            <text:p>FE FE 05 A1 03 FB A1 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&quot;FE FE 05 A1 &quot;&amp;LEFT(DEC2HEX([.A1021]; 4);2)&amp;&quot; &quot;&amp;RIGHT(DEC2HEX([.A1021]; 4);2)&amp;&quot; &quot;&amp;(RIGHT(DEC2HEX(HEX2DEC(&quot;05&quot;)+HEX2DEC(&quot;A1&quot;)+HEX2DEC(DEC2HEX([.A1021]; 4));4); 2))&amp;&quot; 16&quot;)" office:value-type="string" office:string-value="FE FE 05 A1 03 FC A2 16" calcext:value-type="string">
            <text:p>FE FE 05 A1 03 FC A2 1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&quot;FE FE 05 A1 &quot;&amp;LEFT(DEC2HEX([.A1022]; 4);2)&amp;&quot; &quot;&amp;RIGHT(DEC2HEX([.A1022]; 4);2)&amp;&quot; &quot;&amp;(RIGHT(DEC2HEX(HEX2DEC(&quot;05&quot;)+HEX2DEC(&quot;A1&quot;)+HEX2DEC(DEC2HEX([.A1022]; 4));4); 2))&amp;&quot; 16&quot;)" office:value-type="string" office:string-value="FE FE 05 A1 03 FD A3 16" calcext:value-type="string">
            <text:p>FE FE 05 A1 03 FD A3 1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&quot;FE FE 05 A1 &quot;&amp;LEFT(DEC2HEX([.A1023]; 4);2)&amp;&quot; &quot;&amp;RIGHT(DEC2HEX([.A1023]; 4);2)&amp;&quot; &quot;&amp;(RIGHT(DEC2HEX(HEX2DEC(&quot;05&quot;)+HEX2DEC(&quot;A1&quot;)+HEX2DEC(DEC2HEX([.A1023]; 4));4); 2))&amp;&quot; 16&quot;)" office:value-type="string" office:string-value="FE FE 05 A1 03 FE A4 16" calcext:value-type="string">
            <text:p>FE FE 05 A1 03 FE A4 1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&quot;FE FE 05 A1 &quot;&amp;LEFT(DEC2HEX([.A1024]; 4);2)&amp;&quot; &quot;&amp;RIGHT(DEC2HEX([.A1024]; 4);2)&amp;&quot; &quot;&amp;(RIGHT(DEC2HEX(HEX2DEC(&quot;05&quot;)+HEX2DEC(&quot;A1&quot;)+HEX2DEC(DEC2HEX([.A1024]; 4));4); 2))&amp;&quot; 16&quot;)" office:value-type="string" office:string-value="FE FE 05 A1 03 FF A5 16" calcext:value-type="string">
            <text:p>FE FE 05 A1 03 FF A5 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&quot;FE FE 05 A1 &quot;&amp;LEFT(DEC2HEX([.A1025]; 4);2)&amp;&quot; &quot;&amp;RIGHT(DEC2HEX([.A1025]; 4);2)&amp;&quot; &quot;&amp;(RIGHT(DEC2HEX(HEX2DEC(&quot;05&quot;)+HEX2DEC(&quot;A1&quot;)+HEX2DEC(DEC2HEX([.A1025]; 4));4); 2))&amp;&quot; 16&quot;)" office:value-type="string" office:string-value="FE FE 05 A1 04 00 A6 16" calcext:value-type="string">
            <text:p>FE FE 05 A1 04 00 A6 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(&quot;FE FE 05 A1 &quot;&amp;LEFT(DEC2HEX([.A1026]; 4);2)&amp;&quot; &quot;&amp;RIGHT(DEC2HEX([.A1026]; 4);2)&amp;&quot; &quot;&amp;(RIGHT(DEC2HEX(HEX2DEC(&quot;05&quot;)+HEX2DEC(&quot;A1&quot;)+HEX2DEC(DEC2HEX([.A1026]; 4));4); 2))&amp;&quot; 16&quot;)" office:value-type="string" office:string-value="FE FE 05 A1 04 01 A7 16" calcext:value-type="string">
            <text:p>FE FE 05 A1 04 01 A7 1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(&quot;FE FE 05 A1 &quot;&amp;LEFT(DEC2HEX([.A1027]; 4);2)&amp;&quot; &quot;&amp;RIGHT(DEC2HEX([.A1027]; 4);2)&amp;&quot; &quot;&amp;(RIGHT(DEC2HEX(HEX2DEC(&quot;05&quot;)+HEX2DEC(&quot;A1&quot;)+HEX2DEC(DEC2HEX([.A1027]; 4));4); 2))&amp;&quot; 16&quot;)" office:value-type="string" office:string-value="FE FE 05 A1 04 02 A8 16" calcext:value-type="string">
            <text:p>FE FE 05 A1 04 02 A8 1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(&quot;FE FE 05 A1 &quot;&amp;LEFT(DEC2HEX([.A1028]; 4);2)&amp;&quot; &quot;&amp;RIGHT(DEC2HEX([.A1028]; 4);2)&amp;&quot; &quot;&amp;(RIGHT(DEC2HEX(HEX2DEC(&quot;05&quot;)+HEX2DEC(&quot;A1&quot;)+HEX2DEC(DEC2HEX([.A1028]; 4));4); 2))&amp;&quot; 16&quot;)" office:value-type="string" office:string-value="FE FE 05 A1 04 03 A9 16" calcext:value-type="string">
            <text:p>FE FE 05 A1 04 03 A9 1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(&quot;FE FE 05 A1 &quot;&amp;LEFT(DEC2HEX([.A1029]; 4);2)&amp;&quot; &quot;&amp;RIGHT(DEC2HEX([.A1029]; 4);2)&amp;&quot; &quot;&amp;(RIGHT(DEC2HEX(HEX2DEC(&quot;05&quot;)+HEX2DEC(&quot;A1&quot;)+HEX2DEC(DEC2HEX([.A1029]; 4));4); 2))&amp;&quot; 16&quot;)" office:value-type="string" office:string-value="FE FE 05 A1 04 04 AA 16" calcext:value-type="string">
            <text:p>FE FE 05 A1 04 04 AA 1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(&quot;FE FE 05 A1 &quot;&amp;LEFT(DEC2HEX([.A1030]; 4);2)&amp;&quot; &quot;&amp;RIGHT(DEC2HEX([.A1030]; 4);2)&amp;&quot; &quot;&amp;(RIGHT(DEC2HEX(HEX2DEC(&quot;05&quot;)+HEX2DEC(&quot;A1&quot;)+HEX2DEC(DEC2HEX([.A1030]; 4));4); 2))&amp;&quot; 16&quot;)" office:value-type="string" office:string-value="FE FE 05 A1 04 05 AB 16" calcext:value-type="string">
            <text:p>FE FE 05 A1 04 05 AB 1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(&quot;FE FE 05 A1 &quot;&amp;LEFT(DEC2HEX([.A1031]; 4);2)&amp;&quot; &quot;&amp;RIGHT(DEC2HEX([.A1031]; 4);2)&amp;&quot; &quot;&amp;(RIGHT(DEC2HEX(HEX2DEC(&quot;05&quot;)+HEX2DEC(&quot;A1&quot;)+HEX2DEC(DEC2HEX([.A1031]; 4));4); 2))&amp;&quot; 16&quot;)" office:value-type="string" office:string-value="FE FE 05 A1 04 06 AC 16" calcext:value-type="string">
            <text:p>FE FE 05 A1 04 06 AC 1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(&quot;FE FE 05 A1 &quot;&amp;LEFT(DEC2HEX([.A1032]; 4);2)&amp;&quot; &quot;&amp;RIGHT(DEC2HEX([.A1032]; 4);2)&amp;&quot; &quot;&amp;(RIGHT(DEC2HEX(HEX2DEC(&quot;05&quot;)+HEX2DEC(&quot;A1&quot;)+HEX2DEC(DEC2HEX([.A1032]; 4));4); 2))&amp;&quot; 16&quot;)" office:value-type="string" office:string-value="FE FE 05 A1 04 07 AD 16" calcext:value-type="string">
            <text:p>FE FE 05 A1 04 07 AD 1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(&quot;FE FE 05 A1 &quot;&amp;LEFT(DEC2HEX([.A1033]; 4);2)&amp;&quot; &quot;&amp;RIGHT(DEC2HEX([.A1033]; 4);2)&amp;&quot; &quot;&amp;(RIGHT(DEC2HEX(HEX2DEC(&quot;05&quot;)+HEX2DEC(&quot;A1&quot;)+HEX2DEC(DEC2HEX([.A1033]; 4));4); 2))&amp;&quot; 16&quot;)" office:value-type="string" office:string-value="FE FE 05 A1 04 08 AE 16" calcext:value-type="string">
            <text:p>FE FE 05 A1 04 08 AE 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(&quot;FE FE 05 A1 &quot;&amp;LEFT(DEC2HEX([.A1034]; 4);2)&amp;&quot; &quot;&amp;RIGHT(DEC2HEX([.A1034]; 4);2)&amp;&quot; &quot;&amp;(RIGHT(DEC2HEX(HEX2DEC(&quot;05&quot;)+HEX2DEC(&quot;A1&quot;)+HEX2DEC(DEC2HEX([.A1034]; 4));4); 2))&amp;&quot; 16&quot;)" office:value-type="string" office:string-value="FE FE 05 A1 04 09 AF 16" calcext:value-type="string">
            <text:p>FE FE 05 A1 04 09 AF 1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(&quot;FE FE 05 A1 &quot;&amp;LEFT(DEC2HEX([.A1035]; 4);2)&amp;&quot; &quot;&amp;RIGHT(DEC2HEX([.A1035]; 4);2)&amp;&quot; &quot;&amp;(RIGHT(DEC2HEX(HEX2DEC(&quot;05&quot;)+HEX2DEC(&quot;A1&quot;)+HEX2DEC(DEC2HEX([.A1035]; 4));4); 2))&amp;&quot; 16&quot;)" office:value-type="string" office:string-value="FE FE 05 A1 04 0A B0 16" calcext:value-type="string">
            <text:p>FE FE 05 A1 04 0A B0 1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(&quot;FE FE 05 A1 &quot;&amp;LEFT(DEC2HEX([.A1036]; 4);2)&amp;&quot; &quot;&amp;RIGHT(DEC2HEX([.A1036]; 4);2)&amp;&quot; &quot;&amp;(RIGHT(DEC2HEX(HEX2DEC(&quot;05&quot;)+HEX2DEC(&quot;A1&quot;)+HEX2DEC(DEC2HEX([.A1036]; 4));4); 2))&amp;&quot; 16&quot;)" office:value-type="string" office:string-value="FE FE 05 A1 04 0B B1 16" calcext:value-type="string">
            <text:p>FE FE 05 A1 04 0B B1 1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(&quot;FE FE 05 A1 &quot;&amp;LEFT(DEC2HEX([.A1037]; 4);2)&amp;&quot; &quot;&amp;RIGHT(DEC2HEX([.A1037]; 4);2)&amp;&quot; &quot;&amp;(RIGHT(DEC2HEX(HEX2DEC(&quot;05&quot;)+HEX2DEC(&quot;A1&quot;)+HEX2DEC(DEC2HEX([.A1037]; 4));4); 2))&amp;&quot; 16&quot;)" office:value-type="string" office:string-value="FE FE 05 A1 04 0C B2 16" calcext:value-type="string">
            <text:p>FE FE 05 A1 04 0C B2 1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(&quot;FE FE 05 A1 &quot;&amp;LEFT(DEC2HEX([.A1038]; 4);2)&amp;&quot; &quot;&amp;RIGHT(DEC2HEX([.A1038]; 4);2)&amp;&quot; &quot;&amp;(RIGHT(DEC2HEX(HEX2DEC(&quot;05&quot;)+HEX2DEC(&quot;A1&quot;)+HEX2DEC(DEC2HEX([.A1038]; 4));4); 2))&amp;&quot; 16&quot;)" office:value-type="string" office:string-value="FE FE 05 A1 04 0D B3 16" calcext:value-type="string">
            <text:p>FE FE 05 A1 04 0D B3 1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(&quot;FE FE 05 A1 &quot;&amp;LEFT(DEC2HEX([.A1039]; 4);2)&amp;&quot; &quot;&amp;RIGHT(DEC2HEX([.A1039]; 4);2)&amp;&quot; &quot;&amp;(RIGHT(DEC2HEX(HEX2DEC(&quot;05&quot;)+HEX2DEC(&quot;A1&quot;)+HEX2DEC(DEC2HEX([.A1039]; 4));4); 2))&amp;&quot; 16&quot;)" office:value-type="string" office:string-value="FE FE 05 A1 04 0E B4 16" calcext:value-type="string">
            <text:p>FE FE 05 A1 04 0E B4 1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(&quot;FE FE 05 A1 &quot;&amp;LEFT(DEC2HEX([.A1040]; 4);2)&amp;&quot; &quot;&amp;RIGHT(DEC2HEX([.A1040]; 4);2)&amp;&quot; &quot;&amp;(RIGHT(DEC2HEX(HEX2DEC(&quot;05&quot;)+HEX2DEC(&quot;A1&quot;)+HEX2DEC(DEC2HEX([.A1040]; 4));4); 2))&amp;&quot; 16&quot;)" office:value-type="string" office:string-value="FE FE 05 A1 04 0F B5 16" calcext:value-type="string">
            <text:p>FE FE 05 A1 04 0F B5 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&quot;FE FE 05 A1 &quot;&amp;LEFT(DEC2HEX([.A1041]; 4);2)&amp;&quot; &quot;&amp;RIGHT(DEC2HEX([.A1041]; 4);2)&amp;&quot; &quot;&amp;(RIGHT(DEC2HEX(HEX2DEC(&quot;05&quot;)+HEX2DEC(&quot;A1&quot;)+HEX2DEC(DEC2HEX([.A1041]; 4));4); 2))&amp;&quot; 16&quot;)" office:value-type="string" office:string-value="FE FE 05 A1 04 10 B6 16" calcext:value-type="string">
            <text:p>FE FE 05 A1 04 10 B6 1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(&quot;FE FE 05 A1 &quot;&amp;LEFT(DEC2HEX([.A1042]; 4);2)&amp;&quot; &quot;&amp;RIGHT(DEC2HEX([.A1042]; 4);2)&amp;&quot; &quot;&amp;(RIGHT(DEC2HEX(HEX2DEC(&quot;05&quot;)+HEX2DEC(&quot;A1&quot;)+HEX2DEC(DEC2HEX([.A1042]; 4));4); 2))&amp;&quot; 16&quot;)" office:value-type="string" office:string-value="FE FE 05 A1 04 11 B7 16" calcext:value-type="string">
            <text:p>FE FE 05 A1 04 11 B7 1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(&quot;FE FE 05 A1 &quot;&amp;LEFT(DEC2HEX([.A1043]; 4);2)&amp;&quot; &quot;&amp;RIGHT(DEC2HEX([.A1043]; 4);2)&amp;&quot; &quot;&amp;(RIGHT(DEC2HEX(HEX2DEC(&quot;05&quot;)+HEX2DEC(&quot;A1&quot;)+HEX2DEC(DEC2HEX([.A1043]; 4));4); 2))&amp;&quot; 16&quot;)" office:value-type="string" office:string-value="FE FE 05 A1 04 12 B8 16" calcext:value-type="string">
            <text:p>FE FE 05 A1 04 12 B8 1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(&quot;FE FE 05 A1 &quot;&amp;LEFT(DEC2HEX([.A1044]; 4);2)&amp;&quot; &quot;&amp;RIGHT(DEC2HEX([.A1044]; 4);2)&amp;&quot; &quot;&amp;(RIGHT(DEC2HEX(HEX2DEC(&quot;05&quot;)+HEX2DEC(&quot;A1&quot;)+HEX2DEC(DEC2HEX([.A1044]; 4));4); 2))&amp;&quot; 16&quot;)" office:value-type="string" office:string-value="FE FE 05 A1 04 13 B9 16" calcext:value-type="string">
            <text:p>FE FE 05 A1 04 13 B9 1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(&quot;FE FE 05 A1 &quot;&amp;LEFT(DEC2HEX([.A1045]; 4);2)&amp;&quot; &quot;&amp;RIGHT(DEC2HEX([.A1045]; 4);2)&amp;&quot; &quot;&amp;(RIGHT(DEC2HEX(HEX2DEC(&quot;05&quot;)+HEX2DEC(&quot;A1&quot;)+HEX2DEC(DEC2HEX([.A1045]; 4));4); 2))&amp;&quot; 16&quot;)" office:value-type="string" office:string-value="FE FE 05 A1 04 14 BA 16" calcext:value-type="string">
            <text:p>FE FE 05 A1 04 14 BA 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(&quot;FE FE 05 A1 &quot;&amp;LEFT(DEC2HEX([.A1046]; 4);2)&amp;&quot; &quot;&amp;RIGHT(DEC2HEX([.A1046]; 4);2)&amp;&quot; &quot;&amp;(RIGHT(DEC2HEX(HEX2DEC(&quot;05&quot;)+HEX2DEC(&quot;A1&quot;)+HEX2DEC(DEC2HEX([.A1046]; 4));4); 2))&amp;&quot; 16&quot;)" office:value-type="string" office:string-value="FE FE 05 A1 04 15 BB 16" calcext:value-type="string">
            <text:p>FE FE 05 A1 04 15 BB 1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(&quot;FE FE 05 A1 &quot;&amp;LEFT(DEC2HEX([.A1047]; 4);2)&amp;&quot; &quot;&amp;RIGHT(DEC2HEX([.A1047]; 4);2)&amp;&quot; &quot;&amp;(RIGHT(DEC2HEX(HEX2DEC(&quot;05&quot;)+HEX2DEC(&quot;A1&quot;)+HEX2DEC(DEC2HEX([.A1047]; 4));4); 2))&amp;&quot; 16&quot;)" office:value-type="string" office:string-value="FE FE 05 A1 04 16 BC 16" calcext:value-type="string">
            <text:p>FE FE 05 A1 04 16 BC 1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(&quot;FE FE 05 A1 &quot;&amp;LEFT(DEC2HEX([.A1048]; 4);2)&amp;&quot; &quot;&amp;RIGHT(DEC2HEX([.A1048]; 4);2)&amp;&quot; &quot;&amp;(RIGHT(DEC2HEX(HEX2DEC(&quot;05&quot;)+HEX2DEC(&quot;A1&quot;)+HEX2DEC(DEC2HEX([.A1048]; 4));4); 2))&amp;&quot; 16&quot;)" office:value-type="string" office:string-value="FE FE 05 A1 04 17 BD 16" calcext:value-type="string">
            <text:p>FE FE 05 A1 04 17 BD 1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(&quot;FE FE 05 A1 &quot;&amp;LEFT(DEC2HEX([.A1049]; 4);2)&amp;&quot; &quot;&amp;RIGHT(DEC2HEX([.A1049]; 4);2)&amp;&quot; &quot;&amp;(RIGHT(DEC2HEX(HEX2DEC(&quot;05&quot;)+HEX2DEC(&quot;A1&quot;)+HEX2DEC(DEC2HEX([.A1049]; 4));4); 2))&amp;&quot; 16&quot;)" office:value-type="string" office:string-value="FE FE 05 A1 04 18 BE 16" calcext:value-type="string">
            <text:p>FE FE 05 A1 04 18 BE 1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(&quot;FE FE 05 A1 &quot;&amp;LEFT(DEC2HEX([.A1050]; 4);2)&amp;&quot; &quot;&amp;RIGHT(DEC2HEX([.A1050]; 4);2)&amp;&quot; &quot;&amp;(RIGHT(DEC2HEX(HEX2DEC(&quot;05&quot;)+HEX2DEC(&quot;A1&quot;)+HEX2DEC(DEC2HEX([.A1050]; 4));4); 2))&amp;&quot; 16&quot;)" office:value-type="string" office:string-value="FE FE 05 A1 04 19 BF 16" calcext:value-type="string">
            <text:p>FE FE 05 A1 04 19 BF 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(&quot;FE FE 05 A1 &quot;&amp;LEFT(DEC2HEX([.A1051]; 4);2)&amp;&quot; &quot;&amp;RIGHT(DEC2HEX([.A1051]; 4);2)&amp;&quot; &quot;&amp;(RIGHT(DEC2HEX(HEX2DEC(&quot;05&quot;)+HEX2DEC(&quot;A1&quot;)+HEX2DEC(DEC2HEX([.A1051]; 4));4); 2))&amp;&quot; 16&quot;)" office:value-type="string" office:string-value="FE FE 05 A1 04 1A C0 16" calcext:value-type="string">
            <text:p>FE FE 05 A1 04 1A C0 1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(&quot;FE FE 05 A1 &quot;&amp;LEFT(DEC2HEX([.A1052]; 4);2)&amp;&quot; &quot;&amp;RIGHT(DEC2HEX([.A1052]; 4);2)&amp;&quot; &quot;&amp;(RIGHT(DEC2HEX(HEX2DEC(&quot;05&quot;)+HEX2DEC(&quot;A1&quot;)+HEX2DEC(DEC2HEX([.A1052]; 4));4); 2))&amp;&quot; 16&quot;)" office:value-type="string" office:string-value="FE FE 05 A1 04 1B C1 16" calcext:value-type="string">
            <text:p>FE FE 05 A1 04 1B C1 1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(&quot;FE FE 05 A1 &quot;&amp;LEFT(DEC2HEX([.A1053]; 4);2)&amp;&quot; &quot;&amp;RIGHT(DEC2HEX([.A1053]; 4);2)&amp;&quot; &quot;&amp;(RIGHT(DEC2HEX(HEX2DEC(&quot;05&quot;)+HEX2DEC(&quot;A1&quot;)+HEX2DEC(DEC2HEX([.A1053]; 4));4); 2))&amp;&quot; 16&quot;)" office:value-type="string" office:string-value="FE FE 05 A1 04 1C C2 16" calcext:value-type="string">
            <text:p>FE FE 05 A1 04 1C C2 1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(&quot;FE FE 05 A1 &quot;&amp;LEFT(DEC2HEX([.A1054]; 4);2)&amp;&quot; &quot;&amp;RIGHT(DEC2HEX([.A1054]; 4);2)&amp;&quot; &quot;&amp;(RIGHT(DEC2HEX(HEX2DEC(&quot;05&quot;)+HEX2DEC(&quot;A1&quot;)+HEX2DEC(DEC2HEX([.A1054]; 4));4); 2))&amp;&quot; 16&quot;)" office:value-type="string" office:string-value="FE FE 05 A1 04 1D C3 16" calcext:value-type="string">
            <text:p>FE FE 05 A1 04 1D C3 1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(&quot;FE FE 05 A1 &quot;&amp;LEFT(DEC2HEX([.A1055]; 4);2)&amp;&quot; &quot;&amp;RIGHT(DEC2HEX([.A1055]; 4);2)&amp;&quot; &quot;&amp;(RIGHT(DEC2HEX(HEX2DEC(&quot;05&quot;)+HEX2DEC(&quot;A1&quot;)+HEX2DEC(DEC2HEX([.A1055]; 4));4); 2))&amp;&quot; 16&quot;)" office:value-type="string" office:string-value="FE FE 05 A1 04 1E C4 16" calcext:value-type="string">
            <text:p>FE FE 05 A1 04 1E C4 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(&quot;FE FE 05 A1 &quot;&amp;LEFT(DEC2HEX([.A1056]; 4);2)&amp;&quot; &quot;&amp;RIGHT(DEC2HEX([.A1056]; 4);2)&amp;&quot; &quot;&amp;(RIGHT(DEC2HEX(HEX2DEC(&quot;05&quot;)+HEX2DEC(&quot;A1&quot;)+HEX2DEC(DEC2HEX([.A1056]; 4));4); 2))&amp;&quot; 16&quot;)" office:value-type="string" office:string-value="FE FE 05 A1 04 1F C5 16" calcext:value-type="string">
            <text:p>FE FE 05 A1 04 1F C5 1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(&quot;FE FE 05 A1 &quot;&amp;LEFT(DEC2HEX([.A1057]; 4);2)&amp;&quot; &quot;&amp;RIGHT(DEC2HEX([.A1057]; 4);2)&amp;&quot; &quot;&amp;(RIGHT(DEC2HEX(HEX2DEC(&quot;05&quot;)+HEX2DEC(&quot;A1&quot;)+HEX2DEC(DEC2HEX([.A1057]; 4));4); 2))&amp;&quot; 16&quot;)" office:value-type="string" office:string-value="FE FE 05 A1 04 20 C6 16" calcext:value-type="string">
            <text:p>FE FE 05 A1 04 20 C6 1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(&quot;FE FE 05 A1 &quot;&amp;LEFT(DEC2HEX([.A1058]; 4);2)&amp;&quot; &quot;&amp;RIGHT(DEC2HEX([.A1058]; 4);2)&amp;&quot; &quot;&amp;(RIGHT(DEC2HEX(HEX2DEC(&quot;05&quot;)+HEX2DEC(&quot;A1&quot;)+HEX2DEC(DEC2HEX([.A1058]; 4));4); 2))&amp;&quot; 16&quot;)" office:value-type="string" office:string-value="FE FE 05 A1 04 21 C7 16" calcext:value-type="string">
            <text:p>FE FE 05 A1 04 21 C7 1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(&quot;FE FE 05 A1 &quot;&amp;LEFT(DEC2HEX([.A1059]; 4);2)&amp;&quot; &quot;&amp;RIGHT(DEC2HEX([.A1059]; 4);2)&amp;&quot; &quot;&amp;(RIGHT(DEC2HEX(HEX2DEC(&quot;05&quot;)+HEX2DEC(&quot;A1&quot;)+HEX2DEC(DEC2HEX([.A1059]; 4));4); 2))&amp;&quot; 16&quot;)" office:value-type="string" office:string-value="FE FE 05 A1 04 22 C8 16" calcext:value-type="string">
            <text:p>FE FE 05 A1 04 22 C8 1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(&quot;FE FE 05 A1 &quot;&amp;LEFT(DEC2HEX([.A1060]; 4);2)&amp;&quot; &quot;&amp;RIGHT(DEC2HEX([.A1060]; 4);2)&amp;&quot; &quot;&amp;(RIGHT(DEC2HEX(HEX2DEC(&quot;05&quot;)+HEX2DEC(&quot;A1&quot;)+HEX2DEC(DEC2HEX([.A1060]; 4));4); 2))&amp;&quot; 16&quot;)" office:value-type="string" office:string-value="FE FE 05 A1 04 23 C9 16" calcext:value-type="string">
            <text:p>FE FE 05 A1 04 23 C9 1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(&quot;FE FE 05 A1 &quot;&amp;LEFT(DEC2HEX([.A1061]; 4);2)&amp;&quot; &quot;&amp;RIGHT(DEC2HEX([.A1061]; 4);2)&amp;&quot; &quot;&amp;(RIGHT(DEC2HEX(HEX2DEC(&quot;05&quot;)+HEX2DEC(&quot;A1&quot;)+HEX2DEC(DEC2HEX([.A1061]; 4));4); 2))&amp;&quot; 16&quot;)" office:value-type="string" office:string-value="FE FE 05 A1 04 24 CA 16" calcext:value-type="string">
            <text:p>FE FE 05 A1 04 24 CA 1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(&quot;FE FE 05 A1 &quot;&amp;LEFT(DEC2HEX([.A1062]; 4);2)&amp;&quot; &quot;&amp;RIGHT(DEC2HEX([.A1062]; 4);2)&amp;&quot; &quot;&amp;(RIGHT(DEC2HEX(HEX2DEC(&quot;05&quot;)+HEX2DEC(&quot;A1&quot;)+HEX2DEC(DEC2HEX([.A1062]; 4));4); 2))&amp;&quot; 16&quot;)" office:value-type="string" office:string-value="FE FE 05 A1 04 25 CB 16" calcext:value-type="string">
            <text:p>FE FE 05 A1 04 25 CB 1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(&quot;FE FE 05 A1 &quot;&amp;LEFT(DEC2HEX([.A1063]; 4);2)&amp;&quot; &quot;&amp;RIGHT(DEC2HEX([.A1063]; 4);2)&amp;&quot; &quot;&amp;(RIGHT(DEC2HEX(HEX2DEC(&quot;05&quot;)+HEX2DEC(&quot;A1&quot;)+HEX2DEC(DEC2HEX([.A1063]; 4));4); 2))&amp;&quot; 16&quot;)" office:value-type="string" office:string-value="FE FE 05 A1 04 26 CC 16" calcext:value-type="string">
            <text:p>FE FE 05 A1 04 26 CC 1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(&quot;FE FE 05 A1 &quot;&amp;LEFT(DEC2HEX([.A1064]; 4);2)&amp;&quot; &quot;&amp;RIGHT(DEC2HEX([.A1064]; 4);2)&amp;&quot; &quot;&amp;(RIGHT(DEC2HEX(HEX2DEC(&quot;05&quot;)+HEX2DEC(&quot;A1&quot;)+HEX2DEC(DEC2HEX([.A1064]; 4));4); 2))&amp;&quot; 16&quot;)" office:value-type="string" office:string-value="FE FE 05 A1 04 27 CD 16" calcext:value-type="string">
            <text:p>FE FE 05 A1 04 27 CD 1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&quot;FE FE 05 A1 &quot;&amp;LEFT(DEC2HEX([.A1065]; 4);2)&amp;&quot; &quot;&amp;RIGHT(DEC2HEX([.A1065]; 4);2)&amp;&quot; &quot;&amp;(RIGHT(DEC2HEX(HEX2DEC(&quot;05&quot;)+HEX2DEC(&quot;A1&quot;)+HEX2DEC(DEC2HEX([.A1065]; 4));4); 2))&amp;&quot; 16&quot;)" office:value-type="string" office:string-value="FE FE 05 A1 04 28 CE 16" calcext:value-type="string">
            <text:p>FE FE 05 A1 04 28 CE 1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(&quot;FE FE 05 A1 &quot;&amp;LEFT(DEC2HEX([.A1066]; 4);2)&amp;&quot; &quot;&amp;RIGHT(DEC2HEX([.A1066]; 4);2)&amp;&quot; &quot;&amp;(RIGHT(DEC2HEX(HEX2DEC(&quot;05&quot;)+HEX2DEC(&quot;A1&quot;)+HEX2DEC(DEC2HEX([.A1066]; 4));4); 2))&amp;&quot; 16&quot;)" office:value-type="string" office:string-value="FE FE 05 A1 04 29 CF 16" calcext:value-type="string">
            <text:p>FE FE 05 A1 04 29 CF 1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(&quot;FE FE 05 A1 &quot;&amp;LEFT(DEC2HEX([.A1067]; 4);2)&amp;&quot; &quot;&amp;RIGHT(DEC2HEX([.A1067]; 4);2)&amp;&quot; &quot;&amp;(RIGHT(DEC2HEX(HEX2DEC(&quot;05&quot;)+HEX2DEC(&quot;A1&quot;)+HEX2DEC(DEC2HEX([.A1067]; 4));4); 2))&amp;&quot; 16&quot;)" office:value-type="string" office:string-value="FE FE 05 A1 04 2A D0 16" calcext:value-type="string">
            <text:p>FE FE 05 A1 04 2A D0 1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(&quot;FE FE 05 A1 &quot;&amp;LEFT(DEC2HEX([.A1068]; 4);2)&amp;&quot; &quot;&amp;RIGHT(DEC2HEX([.A1068]; 4);2)&amp;&quot; &quot;&amp;(RIGHT(DEC2HEX(HEX2DEC(&quot;05&quot;)+HEX2DEC(&quot;A1&quot;)+HEX2DEC(DEC2HEX([.A1068]; 4));4); 2))&amp;&quot; 16&quot;)" office:value-type="string" office:string-value="FE FE 05 A1 04 2B D1 16" calcext:value-type="string">
            <text:p>FE FE 05 A1 04 2B D1 1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&quot;FE FE 05 A1 &quot;&amp;LEFT(DEC2HEX([.A1069]; 4);2)&amp;&quot; &quot;&amp;RIGHT(DEC2HEX([.A1069]; 4);2)&amp;&quot; &quot;&amp;(RIGHT(DEC2HEX(HEX2DEC(&quot;05&quot;)+HEX2DEC(&quot;A1&quot;)+HEX2DEC(DEC2HEX([.A1069]; 4));4); 2))&amp;&quot; 16&quot;)" office:value-type="string" office:string-value="FE FE 05 A1 04 2C D2 16" calcext:value-type="string">
            <text:p>FE FE 05 A1 04 2C D2 1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(&quot;FE FE 05 A1 &quot;&amp;LEFT(DEC2HEX([.A1070]; 4);2)&amp;&quot; &quot;&amp;RIGHT(DEC2HEX([.A1070]; 4);2)&amp;&quot; &quot;&amp;(RIGHT(DEC2HEX(HEX2DEC(&quot;05&quot;)+HEX2DEC(&quot;A1&quot;)+HEX2DEC(DEC2HEX([.A1070]; 4));4); 2))&amp;&quot; 16&quot;)" office:value-type="string" office:string-value="FE FE 05 A1 04 2D D3 16" calcext:value-type="string">
            <text:p>FE FE 05 A1 04 2D D3 1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(&quot;FE FE 05 A1 &quot;&amp;LEFT(DEC2HEX([.A1071]; 4);2)&amp;&quot; &quot;&amp;RIGHT(DEC2HEX([.A1071]; 4);2)&amp;&quot; &quot;&amp;(RIGHT(DEC2HEX(HEX2DEC(&quot;05&quot;)+HEX2DEC(&quot;A1&quot;)+HEX2DEC(DEC2HEX([.A1071]; 4));4); 2))&amp;&quot; 16&quot;)" office:value-type="string" office:string-value="FE FE 05 A1 04 2E D4 16" calcext:value-type="string">
            <text:p>FE FE 05 A1 04 2E D4 1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(&quot;FE FE 05 A1 &quot;&amp;LEFT(DEC2HEX([.A1072]; 4);2)&amp;&quot; &quot;&amp;RIGHT(DEC2HEX([.A1072]; 4);2)&amp;&quot; &quot;&amp;(RIGHT(DEC2HEX(HEX2DEC(&quot;05&quot;)+HEX2DEC(&quot;A1&quot;)+HEX2DEC(DEC2HEX([.A1072]; 4));4); 2))&amp;&quot; 16&quot;)" office:value-type="string" office:string-value="FE FE 05 A1 04 2F D5 16" calcext:value-type="string">
            <text:p>FE FE 05 A1 04 2F D5 1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(&quot;FE FE 05 A1 &quot;&amp;LEFT(DEC2HEX([.A1073]; 4);2)&amp;&quot; &quot;&amp;RIGHT(DEC2HEX([.A1073]; 4);2)&amp;&quot; &quot;&amp;(RIGHT(DEC2HEX(HEX2DEC(&quot;05&quot;)+HEX2DEC(&quot;A1&quot;)+HEX2DEC(DEC2HEX([.A1073]; 4));4); 2))&amp;&quot; 16&quot;)" office:value-type="string" office:string-value="FE FE 05 A1 04 30 D6 16" calcext:value-type="string">
            <text:p>FE FE 05 A1 04 30 D6 1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(&quot;FE FE 05 A1 &quot;&amp;LEFT(DEC2HEX([.A1074]; 4);2)&amp;&quot; &quot;&amp;RIGHT(DEC2HEX([.A1074]; 4);2)&amp;&quot; &quot;&amp;(RIGHT(DEC2HEX(HEX2DEC(&quot;05&quot;)+HEX2DEC(&quot;A1&quot;)+HEX2DEC(DEC2HEX([.A1074]; 4));4); 2))&amp;&quot; 16&quot;)" office:value-type="string" office:string-value="FE FE 05 A1 04 31 D7 16" calcext:value-type="string">
            <text:p>FE FE 05 A1 04 31 D7 1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(&quot;FE FE 05 A1 &quot;&amp;LEFT(DEC2HEX([.A1075]; 4);2)&amp;&quot; &quot;&amp;RIGHT(DEC2HEX([.A1075]; 4);2)&amp;&quot; &quot;&amp;(RIGHT(DEC2HEX(HEX2DEC(&quot;05&quot;)+HEX2DEC(&quot;A1&quot;)+HEX2DEC(DEC2HEX([.A1075]; 4));4); 2))&amp;&quot; 16&quot;)" office:value-type="string" office:string-value="FE FE 05 A1 04 32 D8 16" calcext:value-type="string">
            <text:p>FE FE 05 A1 04 32 D8 1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(&quot;FE FE 05 A1 &quot;&amp;LEFT(DEC2HEX([.A1076]; 4);2)&amp;&quot; &quot;&amp;RIGHT(DEC2HEX([.A1076]; 4);2)&amp;&quot; &quot;&amp;(RIGHT(DEC2HEX(HEX2DEC(&quot;05&quot;)+HEX2DEC(&quot;A1&quot;)+HEX2DEC(DEC2HEX([.A1076]; 4));4); 2))&amp;&quot; 16&quot;)" office:value-type="string" office:string-value="FE FE 05 A1 04 33 D9 16" calcext:value-type="string">
            <text:p>FE FE 05 A1 04 33 D9 1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(&quot;FE FE 05 A1 &quot;&amp;LEFT(DEC2HEX([.A1077]; 4);2)&amp;&quot; &quot;&amp;RIGHT(DEC2HEX([.A1077]; 4);2)&amp;&quot; &quot;&amp;(RIGHT(DEC2HEX(HEX2DEC(&quot;05&quot;)+HEX2DEC(&quot;A1&quot;)+HEX2DEC(DEC2HEX([.A1077]; 4));4); 2))&amp;&quot; 16&quot;)" office:value-type="string" office:string-value="FE FE 05 A1 04 34 DA 16" calcext:value-type="string">
            <text:p>FE FE 05 A1 04 34 DA 1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(&quot;FE FE 05 A1 &quot;&amp;LEFT(DEC2HEX([.A1078]; 4);2)&amp;&quot; &quot;&amp;RIGHT(DEC2HEX([.A1078]; 4);2)&amp;&quot; &quot;&amp;(RIGHT(DEC2HEX(HEX2DEC(&quot;05&quot;)+HEX2DEC(&quot;A1&quot;)+HEX2DEC(DEC2HEX([.A1078]; 4));4); 2))&amp;&quot; 16&quot;)" office:value-type="string" office:string-value="FE FE 05 A1 04 35 DB 16" calcext:value-type="string">
            <text:p>FE FE 05 A1 04 35 DB 1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(&quot;FE FE 05 A1 &quot;&amp;LEFT(DEC2HEX([.A1079]; 4);2)&amp;&quot; &quot;&amp;RIGHT(DEC2HEX([.A1079]; 4);2)&amp;&quot; &quot;&amp;(RIGHT(DEC2HEX(HEX2DEC(&quot;05&quot;)+HEX2DEC(&quot;A1&quot;)+HEX2DEC(DEC2HEX([.A1079]; 4));4); 2))&amp;&quot; 16&quot;)" office:value-type="string" office:string-value="FE FE 05 A1 04 36 DC 16" calcext:value-type="string">
            <text:p>FE FE 05 A1 04 36 DC 1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(&quot;FE FE 05 A1 &quot;&amp;LEFT(DEC2HEX([.A1080]; 4);2)&amp;&quot; &quot;&amp;RIGHT(DEC2HEX([.A1080]; 4);2)&amp;&quot; &quot;&amp;(RIGHT(DEC2HEX(HEX2DEC(&quot;05&quot;)+HEX2DEC(&quot;A1&quot;)+HEX2DEC(DEC2HEX([.A1080]; 4));4); 2))&amp;&quot; 16&quot;)" office:value-type="string" office:string-value="FE FE 05 A1 04 37 DD 16" calcext:value-type="string">
            <text:p>FE FE 05 A1 04 37 DD 1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(&quot;FE FE 05 A1 &quot;&amp;LEFT(DEC2HEX([.A1081]; 4);2)&amp;&quot; &quot;&amp;RIGHT(DEC2HEX([.A1081]; 4);2)&amp;&quot; &quot;&amp;(RIGHT(DEC2HEX(HEX2DEC(&quot;05&quot;)+HEX2DEC(&quot;A1&quot;)+HEX2DEC(DEC2HEX([.A1081]; 4));4); 2))&amp;&quot; 16&quot;)" office:value-type="string" office:string-value="FE FE 05 A1 04 38 DE 16" calcext:value-type="string">
            <text:p>FE FE 05 A1 04 38 DE 1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(&quot;FE FE 05 A1 &quot;&amp;LEFT(DEC2HEX([.A1082]; 4);2)&amp;&quot; &quot;&amp;RIGHT(DEC2HEX([.A1082]; 4);2)&amp;&quot; &quot;&amp;(RIGHT(DEC2HEX(HEX2DEC(&quot;05&quot;)+HEX2DEC(&quot;A1&quot;)+HEX2DEC(DEC2HEX([.A1082]; 4));4); 2))&amp;&quot; 16&quot;)" office:value-type="string" office:string-value="FE FE 05 A1 04 39 DF 16" calcext:value-type="string">
            <text:p>FE FE 05 A1 04 39 DF 1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(&quot;FE FE 05 A1 &quot;&amp;LEFT(DEC2HEX([.A1083]; 4);2)&amp;&quot; &quot;&amp;RIGHT(DEC2HEX([.A1083]; 4);2)&amp;&quot; &quot;&amp;(RIGHT(DEC2HEX(HEX2DEC(&quot;05&quot;)+HEX2DEC(&quot;A1&quot;)+HEX2DEC(DEC2HEX([.A1083]; 4));4); 2))&amp;&quot; 16&quot;)" office:value-type="string" office:string-value="FE FE 05 A1 04 3A E0 16" calcext:value-type="string">
            <text:p>FE FE 05 A1 04 3A E0 1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(&quot;FE FE 05 A1 &quot;&amp;LEFT(DEC2HEX([.A1084]; 4);2)&amp;&quot; &quot;&amp;RIGHT(DEC2HEX([.A1084]; 4);2)&amp;&quot; &quot;&amp;(RIGHT(DEC2HEX(HEX2DEC(&quot;05&quot;)+HEX2DEC(&quot;A1&quot;)+HEX2DEC(DEC2HEX([.A1084]; 4));4); 2))&amp;&quot; 16&quot;)" office:value-type="string" office:string-value="FE FE 05 A1 04 3B E1 16" calcext:value-type="string">
            <text:p>FE FE 05 A1 04 3B E1 1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&quot;FE FE 05 A1 &quot;&amp;LEFT(DEC2HEX([.A1085]; 4);2)&amp;&quot; &quot;&amp;RIGHT(DEC2HEX([.A1085]; 4);2)&amp;&quot; &quot;&amp;(RIGHT(DEC2HEX(HEX2DEC(&quot;05&quot;)+HEX2DEC(&quot;A1&quot;)+HEX2DEC(DEC2HEX([.A1085]; 4));4); 2))&amp;&quot; 16&quot;)" office:value-type="string" office:string-value="FE FE 05 A1 04 3C E2 16" calcext:value-type="string">
            <text:p>FE FE 05 A1 04 3C E2 1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(&quot;FE FE 05 A1 &quot;&amp;LEFT(DEC2HEX([.A1086]; 4);2)&amp;&quot; &quot;&amp;RIGHT(DEC2HEX([.A1086]; 4);2)&amp;&quot; &quot;&amp;(RIGHT(DEC2HEX(HEX2DEC(&quot;05&quot;)+HEX2DEC(&quot;A1&quot;)+HEX2DEC(DEC2HEX([.A1086]; 4));4); 2))&amp;&quot; 16&quot;)" office:value-type="string" office:string-value="FE FE 05 A1 04 3D E3 16" calcext:value-type="string">
            <text:p>FE FE 05 A1 04 3D E3 1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(&quot;FE FE 05 A1 &quot;&amp;LEFT(DEC2HEX([.A1087]; 4);2)&amp;&quot; &quot;&amp;RIGHT(DEC2HEX([.A1087]; 4);2)&amp;&quot; &quot;&amp;(RIGHT(DEC2HEX(HEX2DEC(&quot;05&quot;)+HEX2DEC(&quot;A1&quot;)+HEX2DEC(DEC2HEX([.A1087]; 4));4); 2))&amp;&quot; 16&quot;)" office:value-type="string" office:string-value="FE FE 05 A1 04 3E E4 16" calcext:value-type="string">
            <text:p>FE FE 05 A1 04 3E E4 1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(&quot;FE FE 05 A1 &quot;&amp;LEFT(DEC2HEX([.A1088]; 4);2)&amp;&quot; &quot;&amp;RIGHT(DEC2HEX([.A1088]; 4);2)&amp;&quot; &quot;&amp;(RIGHT(DEC2HEX(HEX2DEC(&quot;05&quot;)+HEX2DEC(&quot;A1&quot;)+HEX2DEC(DEC2HEX([.A1088]; 4));4); 2))&amp;&quot; 16&quot;)" office:value-type="string" office:string-value="FE FE 05 A1 04 3F E5 16" calcext:value-type="string">
            <text:p>FE FE 05 A1 04 3F E5 1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&quot;FE FE 05 A1 &quot;&amp;LEFT(DEC2HEX([.A1089]; 4);2)&amp;&quot; &quot;&amp;RIGHT(DEC2HEX([.A1089]; 4);2)&amp;&quot; &quot;&amp;(RIGHT(DEC2HEX(HEX2DEC(&quot;05&quot;)+HEX2DEC(&quot;A1&quot;)+HEX2DEC(DEC2HEX([.A1089]; 4));4); 2))&amp;&quot; 16&quot;)" office:value-type="string" office:string-value="FE FE 05 A1 04 40 E6 16" calcext:value-type="string">
            <text:p>FE FE 05 A1 04 40 E6 1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(&quot;FE FE 05 A1 &quot;&amp;LEFT(DEC2HEX([.A1090]; 4);2)&amp;&quot; &quot;&amp;RIGHT(DEC2HEX([.A1090]; 4);2)&amp;&quot; &quot;&amp;(RIGHT(DEC2HEX(HEX2DEC(&quot;05&quot;)+HEX2DEC(&quot;A1&quot;)+HEX2DEC(DEC2HEX([.A1090]; 4));4); 2))&amp;&quot; 16&quot;)" office:value-type="string" office:string-value="FE FE 05 A1 04 41 E7 16" calcext:value-type="string">
            <text:p>FE FE 05 A1 04 41 E7 1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(&quot;FE FE 05 A1 &quot;&amp;LEFT(DEC2HEX([.A1091]; 4);2)&amp;&quot; &quot;&amp;RIGHT(DEC2HEX([.A1091]; 4);2)&amp;&quot; &quot;&amp;(RIGHT(DEC2HEX(HEX2DEC(&quot;05&quot;)+HEX2DEC(&quot;A1&quot;)+HEX2DEC(DEC2HEX([.A1091]; 4));4); 2))&amp;&quot; 16&quot;)" office:value-type="string" office:string-value="FE FE 05 A1 04 42 E8 16" calcext:value-type="string">
            <text:p>FE FE 05 A1 04 42 E8 1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(&quot;FE FE 05 A1 &quot;&amp;LEFT(DEC2HEX([.A1092]; 4);2)&amp;&quot; &quot;&amp;RIGHT(DEC2HEX([.A1092]; 4);2)&amp;&quot; &quot;&amp;(RIGHT(DEC2HEX(HEX2DEC(&quot;05&quot;)+HEX2DEC(&quot;A1&quot;)+HEX2DEC(DEC2HEX([.A1092]; 4));4); 2))&amp;&quot; 16&quot;)" office:value-type="string" office:string-value="FE FE 05 A1 04 43 E9 16" calcext:value-type="string">
            <text:p>FE FE 05 A1 04 43 E9 1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(&quot;FE FE 05 A1 &quot;&amp;LEFT(DEC2HEX([.A1093]; 4);2)&amp;&quot; &quot;&amp;RIGHT(DEC2HEX([.A1093]; 4);2)&amp;&quot; &quot;&amp;(RIGHT(DEC2HEX(HEX2DEC(&quot;05&quot;)+HEX2DEC(&quot;A1&quot;)+HEX2DEC(DEC2HEX([.A1093]; 4));4); 2))&amp;&quot; 16&quot;)" office:value-type="string" office:string-value="FE FE 05 A1 04 44 EA 16" calcext:value-type="string">
            <text:p>FE FE 05 A1 04 44 EA 1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(&quot;FE FE 05 A1 &quot;&amp;LEFT(DEC2HEX([.A1094]; 4);2)&amp;&quot; &quot;&amp;RIGHT(DEC2HEX([.A1094]; 4);2)&amp;&quot; &quot;&amp;(RIGHT(DEC2HEX(HEX2DEC(&quot;05&quot;)+HEX2DEC(&quot;A1&quot;)+HEX2DEC(DEC2HEX([.A1094]; 4));4); 2))&amp;&quot; 16&quot;)" office:value-type="string" office:string-value="FE FE 05 A1 04 45 EB 16" calcext:value-type="string">
            <text:p>FE FE 05 A1 04 45 EB 1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(&quot;FE FE 05 A1 &quot;&amp;LEFT(DEC2HEX([.A1095]; 4);2)&amp;&quot; &quot;&amp;RIGHT(DEC2HEX([.A1095]; 4);2)&amp;&quot; &quot;&amp;(RIGHT(DEC2HEX(HEX2DEC(&quot;05&quot;)+HEX2DEC(&quot;A1&quot;)+HEX2DEC(DEC2HEX([.A1095]; 4));4); 2))&amp;&quot; 16&quot;)" office:value-type="string" office:string-value="FE FE 05 A1 04 46 EC 16" calcext:value-type="string">
            <text:p>FE FE 05 A1 04 46 EC 1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(&quot;FE FE 05 A1 &quot;&amp;LEFT(DEC2HEX([.A1096]; 4);2)&amp;&quot; &quot;&amp;RIGHT(DEC2HEX([.A1096]; 4);2)&amp;&quot; &quot;&amp;(RIGHT(DEC2HEX(HEX2DEC(&quot;05&quot;)+HEX2DEC(&quot;A1&quot;)+HEX2DEC(DEC2HEX([.A1096]; 4));4); 2))&amp;&quot; 16&quot;)" office:value-type="string" office:string-value="FE FE 05 A1 04 47 ED 16" calcext:value-type="string">
            <text:p>FE FE 05 A1 04 47 ED 1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(&quot;FE FE 05 A1 &quot;&amp;LEFT(DEC2HEX([.A1097]; 4);2)&amp;&quot; &quot;&amp;RIGHT(DEC2HEX([.A1097]; 4);2)&amp;&quot; &quot;&amp;(RIGHT(DEC2HEX(HEX2DEC(&quot;05&quot;)+HEX2DEC(&quot;A1&quot;)+HEX2DEC(DEC2HEX([.A1097]; 4));4); 2))&amp;&quot; 16&quot;)" office:value-type="string" office:string-value="FE FE 05 A1 04 48 EE 16" calcext:value-type="string">
            <text:p>FE FE 05 A1 04 48 EE 1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(&quot;FE FE 05 A1 &quot;&amp;LEFT(DEC2HEX([.A1098]; 4);2)&amp;&quot; &quot;&amp;RIGHT(DEC2HEX([.A1098]; 4);2)&amp;&quot; &quot;&amp;(RIGHT(DEC2HEX(HEX2DEC(&quot;05&quot;)+HEX2DEC(&quot;A1&quot;)+HEX2DEC(DEC2HEX([.A1098]; 4));4); 2))&amp;&quot; 16&quot;)" office:value-type="string" office:string-value="FE FE 05 A1 04 49 EF 16" calcext:value-type="string">
            <text:p>FE FE 05 A1 04 49 EF 1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(&quot;FE FE 05 A1 &quot;&amp;LEFT(DEC2HEX([.A1099]; 4);2)&amp;&quot; &quot;&amp;RIGHT(DEC2HEX([.A1099]; 4);2)&amp;&quot; &quot;&amp;(RIGHT(DEC2HEX(HEX2DEC(&quot;05&quot;)+HEX2DEC(&quot;A1&quot;)+HEX2DEC(DEC2HEX([.A1099]; 4));4); 2))&amp;&quot; 16&quot;)" office:value-type="string" office:string-value="FE FE 05 A1 04 4A F0 16" calcext:value-type="string">
            <text:p>FE FE 05 A1 04 4A F0 1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(&quot;FE FE 05 A1 &quot;&amp;LEFT(DEC2HEX([.A1100]; 4);2)&amp;&quot; &quot;&amp;RIGHT(DEC2HEX([.A1100]; 4);2)&amp;&quot; &quot;&amp;(RIGHT(DEC2HEX(HEX2DEC(&quot;05&quot;)+HEX2DEC(&quot;A1&quot;)+HEX2DEC(DEC2HEX([.A1100]; 4));4); 2))&amp;&quot; 16&quot;)" office:value-type="string" office:string-value="FE FE 05 A1 04 4B F1 16" calcext:value-type="string">
            <text:p>FE FE 05 A1 04 4B F1 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&quot;FE FE 05 A1 &quot;&amp;LEFT(DEC2HEX([.A1101]; 4);2)&amp;&quot; &quot;&amp;RIGHT(DEC2HEX([.A1101]; 4);2)&amp;&quot; &quot;&amp;(RIGHT(DEC2HEX(HEX2DEC(&quot;05&quot;)+HEX2DEC(&quot;A1&quot;)+HEX2DEC(DEC2HEX([.A1101]; 4));4); 2))&amp;&quot; 16&quot;)" office:value-type="string" office:string-value="FE FE 05 A1 04 4C F2 16" calcext:value-type="string">
            <text:p>FE FE 05 A1 04 4C F2 1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(&quot;FE FE 05 A1 &quot;&amp;LEFT(DEC2HEX([.A1102]; 4);2)&amp;&quot; &quot;&amp;RIGHT(DEC2HEX([.A1102]; 4);2)&amp;&quot; &quot;&amp;(RIGHT(DEC2HEX(HEX2DEC(&quot;05&quot;)+HEX2DEC(&quot;A1&quot;)+HEX2DEC(DEC2HEX([.A1102]; 4));4); 2))&amp;&quot; 16&quot;)" office:value-type="string" office:string-value="FE FE 05 A1 04 4D F3 16" calcext:value-type="string">
            <text:p>FE FE 05 A1 04 4D F3 1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(&quot;FE FE 05 A1 &quot;&amp;LEFT(DEC2HEX([.A1103]; 4);2)&amp;&quot; &quot;&amp;RIGHT(DEC2HEX([.A1103]; 4);2)&amp;&quot; &quot;&amp;(RIGHT(DEC2HEX(HEX2DEC(&quot;05&quot;)+HEX2DEC(&quot;A1&quot;)+HEX2DEC(DEC2HEX([.A1103]; 4));4); 2))&amp;&quot; 16&quot;)" office:value-type="string" office:string-value="FE FE 05 A1 04 4E F4 16" calcext:value-type="string">
            <text:p>FE FE 05 A1 04 4E F4 1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(&quot;FE FE 05 A1 &quot;&amp;LEFT(DEC2HEX([.A1104]; 4);2)&amp;&quot; &quot;&amp;RIGHT(DEC2HEX([.A1104]; 4);2)&amp;&quot; &quot;&amp;(RIGHT(DEC2HEX(HEX2DEC(&quot;05&quot;)+HEX2DEC(&quot;A1&quot;)+HEX2DEC(DEC2HEX([.A1104]; 4));4); 2))&amp;&quot; 16&quot;)" office:value-type="string" office:string-value="FE FE 05 A1 04 4F F5 16" calcext:value-type="string">
            <text:p>FE FE 05 A1 04 4F F5 1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&quot;FE FE 05 A1 &quot;&amp;LEFT(DEC2HEX([.A1105]; 4);2)&amp;&quot; &quot;&amp;RIGHT(DEC2HEX([.A1105]; 4);2)&amp;&quot; &quot;&amp;(RIGHT(DEC2HEX(HEX2DEC(&quot;05&quot;)+HEX2DEC(&quot;A1&quot;)+HEX2DEC(DEC2HEX([.A1105]; 4));4); 2))&amp;&quot; 16&quot;)" office:value-type="string" office:string-value="FE FE 05 A1 04 50 F6 16" calcext:value-type="string">
            <text:p>FE FE 05 A1 04 50 F6 1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(&quot;FE FE 05 A1 &quot;&amp;LEFT(DEC2HEX([.A1106]; 4);2)&amp;&quot; &quot;&amp;RIGHT(DEC2HEX([.A1106]; 4);2)&amp;&quot; &quot;&amp;(RIGHT(DEC2HEX(HEX2DEC(&quot;05&quot;)+HEX2DEC(&quot;A1&quot;)+HEX2DEC(DEC2HEX([.A1106]; 4));4); 2))&amp;&quot; 16&quot;)" office:value-type="string" office:string-value="FE FE 05 A1 04 51 F7 16" calcext:value-type="string">
            <text:p>FE FE 05 A1 04 51 F7 1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(&quot;FE FE 05 A1 &quot;&amp;LEFT(DEC2HEX([.A1107]; 4);2)&amp;&quot; &quot;&amp;RIGHT(DEC2HEX([.A1107]; 4);2)&amp;&quot; &quot;&amp;(RIGHT(DEC2HEX(HEX2DEC(&quot;05&quot;)+HEX2DEC(&quot;A1&quot;)+HEX2DEC(DEC2HEX([.A1107]; 4));4); 2))&amp;&quot; 16&quot;)" office:value-type="string" office:string-value="FE FE 05 A1 04 52 F8 16" calcext:value-type="string">
            <text:p>FE FE 05 A1 04 52 F8 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(&quot;FE FE 05 A1 &quot;&amp;LEFT(DEC2HEX([.A1108]; 4);2)&amp;&quot; &quot;&amp;RIGHT(DEC2HEX([.A1108]; 4);2)&amp;&quot; &quot;&amp;(RIGHT(DEC2HEX(HEX2DEC(&quot;05&quot;)+HEX2DEC(&quot;A1&quot;)+HEX2DEC(DEC2HEX([.A1108]; 4));4); 2))&amp;&quot; 16&quot;)" office:value-type="string" office:string-value="FE FE 05 A1 04 53 F9 16" calcext:value-type="string">
            <text:p>FE FE 05 A1 04 53 F9 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(&quot;FE FE 05 A1 &quot;&amp;LEFT(DEC2HEX([.A1109]; 4);2)&amp;&quot; &quot;&amp;RIGHT(DEC2HEX([.A1109]; 4);2)&amp;&quot; &quot;&amp;(RIGHT(DEC2HEX(HEX2DEC(&quot;05&quot;)+HEX2DEC(&quot;A1&quot;)+HEX2DEC(DEC2HEX([.A1109]; 4));4); 2))&amp;&quot; 16&quot;)" office:value-type="string" office:string-value="FE FE 05 A1 04 54 FA 16" calcext:value-type="string">
            <text:p>FE FE 05 A1 04 54 FA 1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(&quot;FE FE 05 A1 &quot;&amp;LEFT(DEC2HEX([.A1110]; 4);2)&amp;&quot; &quot;&amp;RIGHT(DEC2HEX([.A1110]; 4);2)&amp;&quot; &quot;&amp;(RIGHT(DEC2HEX(HEX2DEC(&quot;05&quot;)+HEX2DEC(&quot;A1&quot;)+HEX2DEC(DEC2HEX([.A1110]; 4));4); 2))&amp;&quot; 16&quot;)" office:value-type="string" office:string-value="FE FE 05 A1 04 55 FB 16" calcext:value-type="string">
            <text:p>FE FE 05 A1 04 55 FB 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(&quot;FE FE 05 A1 &quot;&amp;LEFT(DEC2HEX([.A1111]; 4);2)&amp;&quot; &quot;&amp;RIGHT(DEC2HEX([.A1111]; 4);2)&amp;&quot; &quot;&amp;(RIGHT(DEC2HEX(HEX2DEC(&quot;05&quot;)+HEX2DEC(&quot;A1&quot;)+HEX2DEC(DEC2HEX([.A1111]; 4));4); 2))&amp;&quot; 16&quot;)" office:value-type="string" office:string-value="FE FE 05 A1 04 56 FC 16" calcext:value-type="string">
            <text:p>FE FE 05 A1 04 56 FC 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(&quot;FE FE 05 A1 &quot;&amp;LEFT(DEC2HEX([.A1112]; 4);2)&amp;&quot; &quot;&amp;RIGHT(DEC2HEX([.A1112]; 4);2)&amp;&quot; &quot;&amp;(RIGHT(DEC2HEX(HEX2DEC(&quot;05&quot;)+HEX2DEC(&quot;A1&quot;)+HEX2DEC(DEC2HEX([.A1112]; 4));4); 2))&amp;&quot; 16&quot;)" office:value-type="string" office:string-value="FE FE 05 A1 04 57 FD 16" calcext:value-type="string">
            <text:p>FE FE 05 A1 04 57 FD 1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&quot;FE FE 05 A1 &quot;&amp;LEFT(DEC2HEX([.A1113]; 4);2)&amp;&quot; &quot;&amp;RIGHT(DEC2HEX([.A1113]; 4);2)&amp;&quot; &quot;&amp;(RIGHT(DEC2HEX(HEX2DEC(&quot;05&quot;)+HEX2DEC(&quot;A1&quot;)+HEX2DEC(DEC2HEX([.A1113]; 4));4); 2))&amp;&quot; 16&quot;)" office:value-type="string" office:string-value="FE FE 05 A1 04 58 FE 16" calcext:value-type="string">
            <text:p>FE FE 05 A1 04 58 FE 1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(&quot;FE FE 05 A1 &quot;&amp;LEFT(DEC2HEX([.A1114]; 4);2)&amp;&quot; &quot;&amp;RIGHT(DEC2HEX([.A1114]; 4);2)&amp;&quot; &quot;&amp;(RIGHT(DEC2HEX(HEX2DEC(&quot;05&quot;)+HEX2DEC(&quot;A1&quot;)+HEX2DEC(DEC2HEX([.A1114]; 4));4); 2))&amp;&quot; 16&quot;)" office:value-type="string" office:string-value="FE FE 05 A1 04 59 FF 16" calcext:value-type="string">
            <text:p>FE FE 05 A1 04 59 FF 1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(&quot;FE FE 05 A1 &quot;&amp;LEFT(DEC2HEX([.A1115]; 4);2)&amp;&quot; &quot;&amp;RIGHT(DEC2HEX([.A1115]; 4);2)&amp;&quot; &quot;&amp;(RIGHT(DEC2HEX(HEX2DEC(&quot;05&quot;)+HEX2DEC(&quot;A1&quot;)+HEX2DEC(DEC2HEX([.A1115]; 4));4); 2))&amp;&quot; 16&quot;)" office:value-type="string" office:string-value="FE FE 05 A1 04 5A 00 16" calcext:value-type="string">
            <text:p>FE FE 05 A1 04 5A 00 1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(&quot;FE FE 05 A1 &quot;&amp;LEFT(DEC2HEX([.A1116]; 4);2)&amp;&quot; &quot;&amp;RIGHT(DEC2HEX([.A1116]; 4);2)&amp;&quot; &quot;&amp;(RIGHT(DEC2HEX(HEX2DEC(&quot;05&quot;)+HEX2DEC(&quot;A1&quot;)+HEX2DEC(DEC2HEX([.A1116]; 4));4); 2))&amp;&quot; 16&quot;)" office:value-type="string" office:string-value="FE FE 05 A1 04 5B 01 16" calcext:value-type="string">
            <text:p>FE FE 05 A1 04 5B 01 1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(&quot;FE FE 05 A1 &quot;&amp;LEFT(DEC2HEX([.A1117]; 4);2)&amp;&quot; &quot;&amp;RIGHT(DEC2HEX([.A1117]; 4);2)&amp;&quot; &quot;&amp;(RIGHT(DEC2HEX(HEX2DEC(&quot;05&quot;)+HEX2DEC(&quot;A1&quot;)+HEX2DEC(DEC2HEX([.A1117]; 4));4); 2))&amp;&quot; 16&quot;)" office:value-type="string" office:string-value="FE FE 05 A1 04 5C 02 16" calcext:value-type="string">
            <text:p>FE FE 05 A1 04 5C 02 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(&quot;FE FE 05 A1 &quot;&amp;LEFT(DEC2HEX([.A1118]; 4);2)&amp;&quot; &quot;&amp;RIGHT(DEC2HEX([.A1118]; 4);2)&amp;&quot; &quot;&amp;(RIGHT(DEC2HEX(HEX2DEC(&quot;05&quot;)+HEX2DEC(&quot;A1&quot;)+HEX2DEC(DEC2HEX([.A1118]; 4));4); 2))&amp;&quot; 16&quot;)" office:value-type="string" office:string-value="FE FE 05 A1 04 5D 03 16" calcext:value-type="string">
            <text:p>FE FE 05 A1 04 5D 03 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(&quot;FE FE 05 A1 &quot;&amp;LEFT(DEC2HEX([.A1119]; 4);2)&amp;&quot; &quot;&amp;RIGHT(DEC2HEX([.A1119]; 4);2)&amp;&quot; &quot;&amp;(RIGHT(DEC2HEX(HEX2DEC(&quot;05&quot;)+HEX2DEC(&quot;A1&quot;)+HEX2DEC(DEC2HEX([.A1119]; 4));4); 2))&amp;&quot; 16&quot;)" office:value-type="string" office:string-value="FE FE 05 A1 04 5E 04 16" calcext:value-type="string">
            <text:p>FE FE 05 A1 04 5E 04 1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(&quot;FE FE 05 A1 &quot;&amp;LEFT(DEC2HEX([.A1120]; 4);2)&amp;&quot; &quot;&amp;RIGHT(DEC2HEX([.A1120]; 4);2)&amp;&quot; &quot;&amp;(RIGHT(DEC2HEX(HEX2DEC(&quot;05&quot;)+HEX2DEC(&quot;A1&quot;)+HEX2DEC(DEC2HEX([.A1120]; 4));4); 2))&amp;&quot; 16&quot;)" office:value-type="string" office:string-value="FE FE 05 A1 04 5F 05 16" calcext:value-type="string">
            <text:p>FE FE 05 A1 04 5F 05 1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&quot;FE FE 05 A1 &quot;&amp;LEFT(DEC2HEX([.A1121]; 4);2)&amp;&quot; &quot;&amp;RIGHT(DEC2HEX([.A1121]; 4);2)&amp;&quot; &quot;&amp;(RIGHT(DEC2HEX(HEX2DEC(&quot;05&quot;)+HEX2DEC(&quot;A1&quot;)+HEX2DEC(DEC2HEX([.A1121]; 4));4); 2))&amp;&quot; 16&quot;)" office:value-type="string" office:string-value="FE FE 05 A1 04 60 06 16" calcext:value-type="string">
            <text:p>FE FE 05 A1 04 60 06 1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(&quot;FE FE 05 A1 &quot;&amp;LEFT(DEC2HEX([.A1122]; 4);2)&amp;&quot; &quot;&amp;RIGHT(DEC2HEX([.A1122]; 4);2)&amp;&quot; &quot;&amp;(RIGHT(DEC2HEX(HEX2DEC(&quot;05&quot;)+HEX2DEC(&quot;A1&quot;)+HEX2DEC(DEC2HEX([.A1122]; 4));4); 2))&amp;&quot; 16&quot;)" office:value-type="string" office:string-value="FE FE 05 A1 04 61 07 16" calcext:value-type="string">
            <text:p>FE FE 05 A1 04 61 07 1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(&quot;FE FE 05 A1 &quot;&amp;LEFT(DEC2HEX([.A1123]; 4);2)&amp;&quot; &quot;&amp;RIGHT(DEC2HEX([.A1123]; 4);2)&amp;&quot; &quot;&amp;(RIGHT(DEC2HEX(HEX2DEC(&quot;05&quot;)+HEX2DEC(&quot;A1&quot;)+HEX2DEC(DEC2HEX([.A1123]; 4));4); 2))&amp;&quot; 16&quot;)" office:value-type="string" office:string-value="FE FE 05 A1 04 62 08 16" calcext:value-type="string">
            <text:p>FE FE 05 A1 04 62 08 1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(&quot;FE FE 05 A1 &quot;&amp;LEFT(DEC2HEX([.A1124]; 4);2)&amp;&quot; &quot;&amp;RIGHT(DEC2HEX([.A1124]; 4);2)&amp;&quot; &quot;&amp;(RIGHT(DEC2HEX(HEX2DEC(&quot;05&quot;)+HEX2DEC(&quot;A1&quot;)+HEX2DEC(DEC2HEX([.A1124]; 4));4); 2))&amp;&quot; 16&quot;)" office:value-type="string" office:string-value="FE FE 05 A1 04 63 09 16" calcext:value-type="string">
            <text:p>FE FE 05 A1 04 63 09 1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&quot;FE FE 05 A1 &quot;&amp;LEFT(DEC2HEX([.A1125]; 4);2)&amp;&quot; &quot;&amp;RIGHT(DEC2HEX([.A1125]; 4);2)&amp;&quot; &quot;&amp;(RIGHT(DEC2HEX(HEX2DEC(&quot;05&quot;)+HEX2DEC(&quot;A1&quot;)+HEX2DEC(DEC2HEX([.A1125]; 4));4); 2))&amp;&quot; 16&quot;)" office:value-type="string" office:string-value="FE FE 05 A1 04 64 0A 16" calcext:value-type="string">
            <text:p>FE FE 05 A1 04 64 0A 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(&quot;FE FE 05 A1 &quot;&amp;LEFT(DEC2HEX([.A1126]; 4);2)&amp;&quot; &quot;&amp;RIGHT(DEC2HEX([.A1126]; 4);2)&amp;&quot; &quot;&amp;(RIGHT(DEC2HEX(HEX2DEC(&quot;05&quot;)+HEX2DEC(&quot;A1&quot;)+HEX2DEC(DEC2HEX([.A1126]; 4));4); 2))&amp;&quot; 16&quot;)" office:value-type="string" office:string-value="FE FE 05 A1 04 65 0B 16" calcext:value-type="string">
            <text:p>FE FE 05 A1 04 65 0B 1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(&quot;FE FE 05 A1 &quot;&amp;LEFT(DEC2HEX([.A1127]; 4);2)&amp;&quot; &quot;&amp;RIGHT(DEC2HEX([.A1127]; 4);2)&amp;&quot; &quot;&amp;(RIGHT(DEC2HEX(HEX2DEC(&quot;05&quot;)+HEX2DEC(&quot;A1&quot;)+HEX2DEC(DEC2HEX([.A1127]; 4));4); 2))&amp;&quot; 16&quot;)" office:value-type="string" office:string-value="FE FE 05 A1 04 66 0C 16" calcext:value-type="string">
            <text:p>FE FE 05 A1 04 66 0C 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(&quot;FE FE 05 A1 &quot;&amp;LEFT(DEC2HEX([.A1128]; 4);2)&amp;&quot; &quot;&amp;RIGHT(DEC2HEX([.A1128]; 4);2)&amp;&quot; &quot;&amp;(RIGHT(DEC2HEX(HEX2DEC(&quot;05&quot;)+HEX2DEC(&quot;A1&quot;)+HEX2DEC(DEC2HEX([.A1128]; 4));4); 2))&amp;&quot; 16&quot;)" office:value-type="string" office:string-value="FE FE 05 A1 04 67 0D 16" calcext:value-type="string">
            <text:p>FE FE 05 A1 04 67 0D 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(&quot;FE FE 05 A1 &quot;&amp;LEFT(DEC2HEX([.A1129]; 4);2)&amp;&quot; &quot;&amp;RIGHT(DEC2HEX([.A1129]; 4);2)&amp;&quot; &quot;&amp;(RIGHT(DEC2HEX(HEX2DEC(&quot;05&quot;)+HEX2DEC(&quot;A1&quot;)+HEX2DEC(DEC2HEX([.A1129]; 4));4); 2))&amp;&quot; 16&quot;)" office:value-type="string" office:string-value="FE FE 05 A1 04 68 0E 16" calcext:value-type="string">
            <text:p>FE FE 05 A1 04 68 0E 1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(&quot;FE FE 05 A1 &quot;&amp;LEFT(DEC2HEX([.A1130]; 4);2)&amp;&quot; &quot;&amp;RIGHT(DEC2HEX([.A1130]; 4);2)&amp;&quot; &quot;&amp;(RIGHT(DEC2HEX(HEX2DEC(&quot;05&quot;)+HEX2DEC(&quot;A1&quot;)+HEX2DEC(DEC2HEX([.A1130]; 4));4); 2))&amp;&quot; 16&quot;)" office:value-type="string" office:string-value="FE FE 05 A1 04 69 0F 16" calcext:value-type="string">
            <text:p>FE FE 05 A1 04 69 0F 1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(&quot;FE FE 05 A1 &quot;&amp;LEFT(DEC2HEX([.A1131]; 4);2)&amp;&quot; &quot;&amp;RIGHT(DEC2HEX([.A1131]; 4);2)&amp;&quot; &quot;&amp;(RIGHT(DEC2HEX(HEX2DEC(&quot;05&quot;)+HEX2DEC(&quot;A1&quot;)+HEX2DEC(DEC2HEX([.A1131]; 4));4); 2))&amp;&quot; 16&quot;)" office:value-type="string" office:string-value="FE FE 05 A1 04 6A 10 16" calcext:value-type="string">
            <text:p>FE FE 05 A1 04 6A 10 1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(&quot;FE FE 05 A1 &quot;&amp;LEFT(DEC2HEX([.A1132]; 4);2)&amp;&quot; &quot;&amp;RIGHT(DEC2HEX([.A1132]; 4);2)&amp;&quot; &quot;&amp;(RIGHT(DEC2HEX(HEX2DEC(&quot;05&quot;)+HEX2DEC(&quot;A1&quot;)+HEX2DEC(DEC2HEX([.A1132]; 4));4); 2))&amp;&quot; 16&quot;)" office:value-type="string" office:string-value="FE FE 05 A1 04 6B 11 16" calcext:value-type="string">
            <text:p>FE FE 05 A1 04 6B 11 1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(&quot;FE FE 05 A1 &quot;&amp;LEFT(DEC2HEX([.A1133]; 4);2)&amp;&quot; &quot;&amp;RIGHT(DEC2HEX([.A1133]; 4);2)&amp;&quot; &quot;&amp;(RIGHT(DEC2HEX(HEX2DEC(&quot;05&quot;)+HEX2DEC(&quot;A1&quot;)+HEX2DEC(DEC2HEX([.A1133]; 4));4); 2))&amp;&quot; 16&quot;)" office:value-type="string" office:string-value="FE FE 05 A1 04 6C 12 16" calcext:value-type="string">
            <text:p>FE FE 05 A1 04 6C 12 1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(&quot;FE FE 05 A1 &quot;&amp;LEFT(DEC2HEX([.A1134]; 4);2)&amp;&quot; &quot;&amp;RIGHT(DEC2HEX([.A1134]; 4);2)&amp;&quot; &quot;&amp;(RIGHT(DEC2HEX(HEX2DEC(&quot;05&quot;)+HEX2DEC(&quot;A1&quot;)+HEX2DEC(DEC2HEX([.A1134]; 4));4); 2))&amp;&quot; 16&quot;)" office:value-type="string" office:string-value="FE FE 05 A1 04 6D 13 16" calcext:value-type="string">
            <text:p>FE FE 05 A1 04 6D 13 1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(&quot;FE FE 05 A1 &quot;&amp;LEFT(DEC2HEX([.A1135]; 4);2)&amp;&quot; &quot;&amp;RIGHT(DEC2HEX([.A1135]; 4);2)&amp;&quot; &quot;&amp;(RIGHT(DEC2HEX(HEX2DEC(&quot;05&quot;)+HEX2DEC(&quot;A1&quot;)+HEX2DEC(DEC2HEX([.A1135]; 4));4); 2))&amp;&quot; 16&quot;)" office:value-type="string" office:string-value="FE FE 05 A1 04 6E 14 16" calcext:value-type="string">
            <text:p>FE FE 05 A1 04 6E 14 1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(&quot;FE FE 05 A1 &quot;&amp;LEFT(DEC2HEX([.A1136]; 4);2)&amp;&quot; &quot;&amp;RIGHT(DEC2HEX([.A1136]; 4);2)&amp;&quot; &quot;&amp;(RIGHT(DEC2HEX(HEX2DEC(&quot;05&quot;)+HEX2DEC(&quot;A1&quot;)+HEX2DEC(DEC2HEX([.A1136]; 4));4); 2))&amp;&quot; 16&quot;)" office:value-type="string" office:string-value="FE FE 05 A1 04 6F 15 16" calcext:value-type="string">
            <text:p>FE FE 05 A1 04 6F 15 1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(&quot;FE FE 05 A1 &quot;&amp;LEFT(DEC2HEX([.A1137]; 4);2)&amp;&quot; &quot;&amp;RIGHT(DEC2HEX([.A1137]; 4);2)&amp;&quot; &quot;&amp;(RIGHT(DEC2HEX(HEX2DEC(&quot;05&quot;)+HEX2DEC(&quot;A1&quot;)+HEX2DEC(DEC2HEX([.A1137]; 4));4); 2))&amp;&quot; 16&quot;)" office:value-type="string" office:string-value="FE FE 05 A1 04 70 16 16" calcext:value-type="string">
            <text:p>FE FE 05 A1 04 70 16 1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(&quot;FE FE 05 A1 &quot;&amp;LEFT(DEC2HEX([.A1138]; 4);2)&amp;&quot; &quot;&amp;RIGHT(DEC2HEX([.A1138]; 4);2)&amp;&quot; &quot;&amp;(RIGHT(DEC2HEX(HEX2DEC(&quot;05&quot;)+HEX2DEC(&quot;A1&quot;)+HEX2DEC(DEC2HEX([.A1138]; 4));4); 2))&amp;&quot; 16&quot;)" office:value-type="string" office:string-value="FE FE 05 A1 04 71 17 16" calcext:value-type="string">
            <text:p>FE FE 05 A1 04 71 17 1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(&quot;FE FE 05 A1 &quot;&amp;LEFT(DEC2HEX([.A1139]; 4);2)&amp;&quot; &quot;&amp;RIGHT(DEC2HEX([.A1139]; 4);2)&amp;&quot; &quot;&amp;(RIGHT(DEC2HEX(HEX2DEC(&quot;05&quot;)+HEX2DEC(&quot;A1&quot;)+HEX2DEC(DEC2HEX([.A1139]; 4));4); 2))&amp;&quot; 16&quot;)" office:value-type="string" office:string-value="FE FE 05 A1 04 72 18 16" calcext:value-type="string">
            <text:p>FE FE 05 A1 04 72 18 1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(&quot;FE FE 05 A1 &quot;&amp;LEFT(DEC2HEX([.A1140]; 4);2)&amp;&quot; &quot;&amp;RIGHT(DEC2HEX([.A1140]; 4);2)&amp;&quot; &quot;&amp;(RIGHT(DEC2HEX(HEX2DEC(&quot;05&quot;)+HEX2DEC(&quot;A1&quot;)+HEX2DEC(DEC2HEX([.A1140]; 4));4); 2))&amp;&quot; 16&quot;)" office:value-type="string" office:string-value="FE FE 05 A1 04 73 19 16" calcext:value-type="string">
            <text:p>FE FE 05 A1 04 73 19 1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(&quot;FE FE 05 A1 &quot;&amp;LEFT(DEC2HEX([.A1141]; 4);2)&amp;&quot; &quot;&amp;RIGHT(DEC2HEX([.A1141]; 4);2)&amp;&quot; &quot;&amp;(RIGHT(DEC2HEX(HEX2DEC(&quot;05&quot;)+HEX2DEC(&quot;A1&quot;)+HEX2DEC(DEC2HEX([.A1141]; 4));4); 2))&amp;&quot; 16&quot;)" office:value-type="string" office:string-value="FE FE 05 A1 04 74 1A 16" calcext:value-type="string">
            <text:p>FE FE 05 A1 04 74 1A 1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(&quot;FE FE 05 A1 &quot;&amp;LEFT(DEC2HEX([.A1142]; 4);2)&amp;&quot; &quot;&amp;RIGHT(DEC2HEX([.A1142]; 4);2)&amp;&quot; &quot;&amp;(RIGHT(DEC2HEX(HEX2DEC(&quot;05&quot;)+HEX2DEC(&quot;A1&quot;)+HEX2DEC(DEC2HEX([.A1142]; 4));4); 2))&amp;&quot; 16&quot;)" office:value-type="string" office:string-value="FE FE 05 A1 04 75 1B 16" calcext:value-type="string">
            <text:p>FE FE 05 A1 04 75 1B 1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(&quot;FE FE 05 A1 &quot;&amp;LEFT(DEC2HEX([.A1143]; 4);2)&amp;&quot; &quot;&amp;RIGHT(DEC2HEX([.A1143]; 4);2)&amp;&quot; &quot;&amp;(RIGHT(DEC2HEX(HEX2DEC(&quot;05&quot;)+HEX2DEC(&quot;A1&quot;)+HEX2DEC(DEC2HEX([.A1143]; 4));4); 2))&amp;&quot; 16&quot;)" office:value-type="string" office:string-value="FE FE 05 A1 04 76 1C 16" calcext:value-type="string">
            <text:p>FE FE 05 A1 04 76 1C 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(&quot;FE FE 05 A1 &quot;&amp;LEFT(DEC2HEX([.A1144]; 4);2)&amp;&quot; &quot;&amp;RIGHT(DEC2HEX([.A1144]; 4);2)&amp;&quot; &quot;&amp;(RIGHT(DEC2HEX(HEX2DEC(&quot;05&quot;)+HEX2DEC(&quot;A1&quot;)+HEX2DEC(DEC2HEX([.A1144]; 4));4); 2))&amp;&quot; 16&quot;)" office:value-type="string" office:string-value="FE FE 05 A1 04 77 1D 16" calcext:value-type="string">
            <text:p>FE FE 05 A1 04 77 1D 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&quot;FE FE 05 A1 &quot;&amp;LEFT(DEC2HEX([.A1145]; 4);2)&amp;&quot; &quot;&amp;RIGHT(DEC2HEX([.A1145]; 4);2)&amp;&quot; &quot;&amp;(RIGHT(DEC2HEX(HEX2DEC(&quot;05&quot;)+HEX2DEC(&quot;A1&quot;)+HEX2DEC(DEC2HEX([.A1145]; 4));4); 2))&amp;&quot; 16&quot;)" office:value-type="string" office:string-value="FE FE 05 A1 04 78 1E 16" calcext:value-type="string">
            <text:p>FE FE 05 A1 04 78 1E 1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(&quot;FE FE 05 A1 &quot;&amp;LEFT(DEC2HEX([.A1146]; 4);2)&amp;&quot; &quot;&amp;RIGHT(DEC2HEX([.A1146]; 4);2)&amp;&quot; &quot;&amp;(RIGHT(DEC2HEX(HEX2DEC(&quot;05&quot;)+HEX2DEC(&quot;A1&quot;)+HEX2DEC(DEC2HEX([.A1146]; 4));4); 2))&amp;&quot; 16&quot;)" office:value-type="string" office:string-value="FE FE 05 A1 04 79 1F 16" calcext:value-type="string">
            <text:p>FE FE 05 A1 04 79 1F 1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(&quot;FE FE 05 A1 &quot;&amp;LEFT(DEC2HEX([.A1147]; 4);2)&amp;&quot; &quot;&amp;RIGHT(DEC2HEX([.A1147]; 4);2)&amp;&quot; &quot;&amp;(RIGHT(DEC2HEX(HEX2DEC(&quot;05&quot;)+HEX2DEC(&quot;A1&quot;)+HEX2DEC(DEC2HEX([.A1147]; 4));4); 2))&amp;&quot; 16&quot;)" office:value-type="string" office:string-value="FE FE 05 A1 04 7A 20 16" calcext:value-type="string">
            <text:p>FE FE 05 A1 04 7A 20 1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(&quot;FE FE 05 A1 &quot;&amp;LEFT(DEC2HEX([.A1148]; 4);2)&amp;&quot; &quot;&amp;RIGHT(DEC2HEX([.A1148]; 4);2)&amp;&quot; &quot;&amp;(RIGHT(DEC2HEX(HEX2DEC(&quot;05&quot;)+HEX2DEC(&quot;A1&quot;)+HEX2DEC(DEC2HEX([.A1148]; 4));4); 2))&amp;&quot; 16&quot;)" office:value-type="string" office:string-value="FE FE 05 A1 04 7B 21 16" calcext:value-type="string">
            <text:p>FE FE 05 A1 04 7B 21 1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(&quot;FE FE 05 A1 &quot;&amp;LEFT(DEC2HEX([.A1149]; 4);2)&amp;&quot; &quot;&amp;RIGHT(DEC2HEX([.A1149]; 4);2)&amp;&quot; &quot;&amp;(RIGHT(DEC2HEX(HEX2DEC(&quot;05&quot;)+HEX2DEC(&quot;A1&quot;)+HEX2DEC(DEC2HEX([.A1149]; 4));4); 2))&amp;&quot; 16&quot;)" office:value-type="string" office:string-value="FE FE 05 A1 04 7C 22 16" calcext:value-type="string">
            <text:p>FE FE 05 A1 04 7C 22 1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(&quot;FE FE 05 A1 &quot;&amp;LEFT(DEC2HEX([.A1150]; 4);2)&amp;&quot; &quot;&amp;RIGHT(DEC2HEX([.A1150]; 4);2)&amp;&quot; &quot;&amp;(RIGHT(DEC2HEX(HEX2DEC(&quot;05&quot;)+HEX2DEC(&quot;A1&quot;)+HEX2DEC(DEC2HEX([.A1150]; 4));4); 2))&amp;&quot; 16&quot;)" office:value-type="string" office:string-value="FE FE 05 A1 04 7D 23 16" calcext:value-type="string">
            <text:p>FE FE 05 A1 04 7D 23 1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(&quot;FE FE 05 A1 &quot;&amp;LEFT(DEC2HEX([.A1151]; 4);2)&amp;&quot; &quot;&amp;RIGHT(DEC2HEX([.A1151]; 4);2)&amp;&quot; &quot;&amp;(RIGHT(DEC2HEX(HEX2DEC(&quot;05&quot;)+HEX2DEC(&quot;A1&quot;)+HEX2DEC(DEC2HEX([.A1151]; 4));4); 2))&amp;&quot; 16&quot;)" office:value-type="string" office:string-value="FE FE 05 A1 04 7E 24 16" calcext:value-type="string">
            <text:p>FE FE 05 A1 04 7E 24 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(&quot;FE FE 05 A1 &quot;&amp;LEFT(DEC2HEX([.A1152]; 4);2)&amp;&quot; &quot;&amp;RIGHT(DEC2HEX([.A1152]; 4);2)&amp;&quot; &quot;&amp;(RIGHT(DEC2HEX(HEX2DEC(&quot;05&quot;)+HEX2DEC(&quot;A1&quot;)+HEX2DEC(DEC2HEX([.A1152]; 4));4); 2))&amp;&quot; 16&quot;)" office:value-type="string" office:string-value="FE FE 05 A1 04 7F 25 16" calcext:value-type="string">
            <text:p>FE FE 05 A1 04 7F 25 1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(&quot;FE FE 05 A1 &quot;&amp;LEFT(DEC2HEX([.A1153]; 4);2)&amp;&quot; &quot;&amp;RIGHT(DEC2HEX([.A1153]; 4);2)&amp;&quot; &quot;&amp;(RIGHT(DEC2HEX(HEX2DEC(&quot;05&quot;)+HEX2DEC(&quot;A1&quot;)+HEX2DEC(DEC2HEX([.A1153]; 4));4); 2))&amp;&quot; 16&quot;)" office:value-type="string" office:string-value="FE FE 05 A1 04 80 26 16" calcext:value-type="string">
            <text:p>FE FE 05 A1 04 80 26 1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(&quot;FE FE 05 A1 &quot;&amp;LEFT(DEC2HEX([.A1154]; 4);2)&amp;&quot; &quot;&amp;RIGHT(DEC2HEX([.A1154]; 4);2)&amp;&quot; &quot;&amp;(RIGHT(DEC2HEX(HEX2DEC(&quot;05&quot;)+HEX2DEC(&quot;A1&quot;)+HEX2DEC(DEC2HEX([.A1154]; 4));4); 2))&amp;&quot; 16&quot;)" office:value-type="string" office:string-value="FE FE 05 A1 04 81 27 16" calcext:value-type="string">
            <text:p>FE FE 05 A1 04 81 27 1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(&quot;FE FE 05 A1 &quot;&amp;LEFT(DEC2HEX([.A1155]; 4);2)&amp;&quot; &quot;&amp;RIGHT(DEC2HEX([.A1155]; 4);2)&amp;&quot; &quot;&amp;(RIGHT(DEC2HEX(HEX2DEC(&quot;05&quot;)+HEX2DEC(&quot;A1&quot;)+HEX2DEC(DEC2HEX([.A1155]; 4));4); 2))&amp;&quot; 16&quot;)" office:value-type="string" office:string-value="FE FE 05 A1 04 82 28 16" calcext:value-type="string">
            <text:p>FE FE 05 A1 04 82 28 1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(&quot;FE FE 05 A1 &quot;&amp;LEFT(DEC2HEX([.A1156]; 4);2)&amp;&quot; &quot;&amp;RIGHT(DEC2HEX([.A1156]; 4);2)&amp;&quot; &quot;&amp;(RIGHT(DEC2HEX(HEX2DEC(&quot;05&quot;)+HEX2DEC(&quot;A1&quot;)+HEX2DEC(DEC2HEX([.A1156]; 4));4); 2))&amp;&quot; 16&quot;)" office:value-type="string" office:string-value="FE FE 05 A1 04 83 29 16" calcext:value-type="string">
            <text:p>FE FE 05 A1 04 83 29 1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(&quot;FE FE 05 A1 &quot;&amp;LEFT(DEC2HEX([.A1157]; 4);2)&amp;&quot; &quot;&amp;RIGHT(DEC2HEX([.A1157]; 4);2)&amp;&quot; &quot;&amp;(RIGHT(DEC2HEX(HEX2DEC(&quot;05&quot;)+HEX2DEC(&quot;A1&quot;)+HEX2DEC(DEC2HEX([.A1157]; 4));4); 2))&amp;&quot; 16&quot;)" office:value-type="string" office:string-value="FE FE 05 A1 04 84 2A 16" calcext:value-type="string">
            <text:p>FE FE 05 A1 04 84 2A 1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(&quot;FE FE 05 A1 &quot;&amp;LEFT(DEC2HEX([.A1158]; 4);2)&amp;&quot; &quot;&amp;RIGHT(DEC2HEX([.A1158]; 4);2)&amp;&quot; &quot;&amp;(RIGHT(DEC2HEX(HEX2DEC(&quot;05&quot;)+HEX2DEC(&quot;A1&quot;)+HEX2DEC(DEC2HEX([.A1158]; 4));4); 2))&amp;&quot; 16&quot;)" office:value-type="string" office:string-value="FE FE 05 A1 04 85 2B 16" calcext:value-type="string">
            <text:p>FE FE 05 A1 04 85 2B 1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(&quot;FE FE 05 A1 &quot;&amp;LEFT(DEC2HEX([.A1159]; 4);2)&amp;&quot; &quot;&amp;RIGHT(DEC2HEX([.A1159]; 4);2)&amp;&quot; &quot;&amp;(RIGHT(DEC2HEX(HEX2DEC(&quot;05&quot;)+HEX2DEC(&quot;A1&quot;)+HEX2DEC(DEC2HEX([.A1159]; 4));4); 2))&amp;&quot; 16&quot;)" office:value-type="string" office:string-value="FE FE 05 A1 04 86 2C 16" calcext:value-type="string">
            <text:p>FE FE 05 A1 04 86 2C 1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(&quot;FE FE 05 A1 &quot;&amp;LEFT(DEC2HEX([.A1160]; 4);2)&amp;&quot; &quot;&amp;RIGHT(DEC2HEX([.A1160]; 4);2)&amp;&quot; &quot;&amp;(RIGHT(DEC2HEX(HEX2DEC(&quot;05&quot;)+HEX2DEC(&quot;A1&quot;)+HEX2DEC(DEC2HEX([.A1160]; 4));4); 2))&amp;&quot; 16&quot;)" office:value-type="string" office:string-value="FE FE 05 A1 04 87 2D 16" calcext:value-type="string">
            <text:p>FE FE 05 A1 04 87 2D 1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(&quot;FE FE 05 A1 &quot;&amp;LEFT(DEC2HEX([.A1161]; 4);2)&amp;&quot; &quot;&amp;RIGHT(DEC2HEX([.A1161]; 4);2)&amp;&quot; &quot;&amp;(RIGHT(DEC2HEX(HEX2DEC(&quot;05&quot;)+HEX2DEC(&quot;A1&quot;)+HEX2DEC(DEC2HEX([.A1161]; 4));4); 2))&amp;&quot; 16&quot;)" office:value-type="string" office:string-value="FE FE 05 A1 04 88 2E 16" calcext:value-type="string">
            <text:p>FE FE 05 A1 04 88 2E 1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(&quot;FE FE 05 A1 &quot;&amp;LEFT(DEC2HEX([.A1162]; 4);2)&amp;&quot; &quot;&amp;RIGHT(DEC2HEX([.A1162]; 4);2)&amp;&quot; &quot;&amp;(RIGHT(DEC2HEX(HEX2DEC(&quot;05&quot;)+HEX2DEC(&quot;A1&quot;)+HEX2DEC(DEC2HEX([.A1162]; 4));4); 2))&amp;&quot; 16&quot;)" office:value-type="string" office:string-value="FE FE 05 A1 04 89 2F 16" calcext:value-type="string">
            <text:p>FE FE 05 A1 04 89 2F 1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(&quot;FE FE 05 A1 &quot;&amp;LEFT(DEC2HEX([.A1163]; 4);2)&amp;&quot; &quot;&amp;RIGHT(DEC2HEX([.A1163]; 4);2)&amp;&quot; &quot;&amp;(RIGHT(DEC2HEX(HEX2DEC(&quot;05&quot;)+HEX2DEC(&quot;A1&quot;)+HEX2DEC(DEC2HEX([.A1163]; 4));4); 2))&amp;&quot; 16&quot;)" office:value-type="string" office:string-value="FE FE 05 A1 04 8A 30 16" calcext:value-type="string">
            <text:p>FE FE 05 A1 04 8A 30 1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(&quot;FE FE 05 A1 &quot;&amp;LEFT(DEC2HEX([.A1164]; 4);2)&amp;&quot; &quot;&amp;RIGHT(DEC2HEX([.A1164]; 4);2)&amp;&quot; &quot;&amp;(RIGHT(DEC2HEX(HEX2DEC(&quot;05&quot;)+HEX2DEC(&quot;A1&quot;)+HEX2DEC(DEC2HEX([.A1164]; 4));4); 2))&amp;&quot; 16&quot;)" office:value-type="string" office:string-value="FE FE 05 A1 04 8B 31 16" calcext:value-type="string">
            <text:p>FE FE 05 A1 04 8B 31 1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(&quot;FE FE 05 A1 &quot;&amp;LEFT(DEC2HEX([.A1165]; 4);2)&amp;&quot; &quot;&amp;RIGHT(DEC2HEX([.A1165]; 4);2)&amp;&quot; &quot;&amp;(RIGHT(DEC2HEX(HEX2DEC(&quot;05&quot;)+HEX2DEC(&quot;A1&quot;)+HEX2DEC(DEC2HEX([.A1165]; 4));4); 2))&amp;&quot; 16&quot;)" office:value-type="string" office:string-value="FE FE 05 A1 04 8C 32 16" calcext:value-type="string">
            <text:p>FE FE 05 A1 04 8C 32 1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(&quot;FE FE 05 A1 &quot;&amp;LEFT(DEC2HEX([.A1166]; 4);2)&amp;&quot; &quot;&amp;RIGHT(DEC2HEX([.A1166]; 4);2)&amp;&quot; &quot;&amp;(RIGHT(DEC2HEX(HEX2DEC(&quot;05&quot;)+HEX2DEC(&quot;A1&quot;)+HEX2DEC(DEC2HEX([.A1166]; 4));4); 2))&amp;&quot; 16&quot;)" office:value-type="string" office:string-value="FE FE 05 A1 04 8D 33 16" calcext:value-type="string">
            <text:p>FE FE 05 A1 04 8D 33 1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(&quot;FE FE 05 A1 &quot;&amp;LEFT(DEC2HEX([.A1167]; 4);2)&amp;&quot; &quot;&amp;RIGHT(DEC2HEX([.A1167]; 4);2)&amp;&quot; &quot;&amp;(RIGHT(DEC2HEX(HEX2DEC(&quot;05&quot;)+HEX2DEC(&quot;A1&quot;)+HEX2DEC(DEC2HEX([.A1167]; 4));4); 2))&amp;&quot; 16&quot;)" office:value-type="string" office:string-value="FE FE 05 A1 04 8E 34 16" calcext:value-type="string">
            <text:p>FE FE 05 A1 04 8E 34 1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(&quot;FE FE 05 A1 &quot;&amp;LEFT(DEC2HEX([.A1168]; 4);2)&amp;&quot; &quot;&amp;RIGHT(DEC2HEX([.A1168]; 4);2)&amp;&quot; &quot;&amp;(RIGHT(DEC2HEX(HEX2DEC(&quot;05&quot;)+HEX2DEC(&quot;A1&quot;)+HEX2DEC(DEC2HEX([.A1168]; 4));4); 2))&amp;&quot; 16&quot;)" office:value-type="string" office:string-value="FE FE 05 A1 04 8F 35 16" calcext:value-type="string">
            <text:p>FE FE 05 A1 04 8F 35 1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(&quot;FE FE 05 A1 &quot;&amp;LEFT(DEC2HEX([.A1169]; 4);2)&amp;&quot; &quot;&amp;RIGHT(DEC2HEX([.A1169]; 4);2)&amp;&quot; &quot;&amp;(RIGHT(DEC2HEX(HEX2DEC(&quot;05&quot;)+HEX2DEC(&quot;A1&quot;)+HEX2DEC(DEC2HEX([.A1169]; 4));4); 2))&amp;&quot; 16&quot;)" office:value-type="string" office:string-value="FE FE 05 A1 04 90 36 16" calcext:value-type="string">
            <text:p>FE FE 05 A1 04 90 36 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(&quot;FE FE 05 A1 &quot;&amp;LEFT(DEC2HEX([.A1170]; 4);2)&amp;&quot; &quot;&amp;RIGHT(DEC2HEX([.A1170]; 4);2)&amp;&quot; &quot;&amp;(RIGHT(DEC2HEX(HEX2DEC(&quot;05&quot;)+HEX2DEC(&quot;A1&quot;)+HEX2DEC(DEC2HEX([.A1170]; 4));4); 2))&amp;&quot; 16&quot;)" office:value-type="string" office:string-value="FE FE 05 A1 04 91 37 16" calcext:value-type="string">
            <text:p>FE FE 05 A1 04 91 37 1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(&quot;FE FE 05 A1 &quot;&amp;LEFT(DEC2HEX([.A1171]; 4);2)&amp;&quot; &quot;&amp;RIGHT(DEC2HEX([.A1171]; 4);2)&amp;&quot; &quot;&amp;(RIGHT(DEC2HEX(HEX2DEC(&quot;05&quot;)+HEX2DEC(&quot;A1&quot;)+HEX2DEC(DEC2HEX([.A1171]; 4));4); 2))&amp;&quot; 16&quot;)" office:value-type="string" office:string-value="FE FE 05 A1 04 92 38 16" calcext:value-type="string">
            <text:p>FE FE 05 A1 04 92 38 1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(&quot;FE FE 05 A1 &quot;&amp;LEFT(DEC2HEX([.A1172]; 4);2)&amp;&quot; &quot;&amp;RIGHT(DEC2HEX([.A1172]; 4);2)&amp;&quot; &quot;&amp;(RIGHT(DEC2HEX(HEX2DEC(&quot;05&quot;)+HEX2DEC(&quot;A1&quot;)+HEX2DEC(DEC2HEX([.A1172]; 4));4); 2))&amp;&quot; 16&quot;)" office:value-type="string" office:string-value="FE FE 05 A1 04 93 39 16" calcext:value-type="string">
            <text:p>FE FE 05 A1 04 93 39 1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(&quot;FE FE 05 A1 &quot;&amp;LEFT(DEC2HEX([.A1173]; 4);2)&amp;&quot; &quot;&amp;RIGHT(DEC2HEX([.A1173]; 4);2)&amp;&quot; &quot;&amp;(RIGHT(DEC2HEX(HEX2DEC(&quot;05&quot;)+HEX2DEC(&quot;A1&quot;)+HEX2DEC(DEC2HEX([.A1173]; 4));4); 2))&amp;&quot; 16&quot;)" office:value-type="string" office:string-value="FE FE 05 A1 04 94 3A 16" calcext:value-type="string">
            <text:p>FE FE 05 A1 04 94 3A 1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(&quot;FE FE 05 A1 &quot;&amp;LEFT(DEC2HEX([.A1174]; 4);2)&amp;&quot; &quot;&amp;RIGHT(DEC2HEX([.A1174]; 4);2)&amp;&quot; &quot;&amp;(RIGHT(DEC2HEX(HEX2DEC(&quot;05&quot;)+HEX2DEC(&quot;A1&quot;)+HEX2DEC(DEC2HEX([.A1174]; 4));4); 2))&amp;&quot; 16&quot;)" office:value-type="string" office:string-value="FE FE 05 A1 04 95 3B 16" calcext:value-type="string">
            <text:p>FE FE 05 A1 04 95 3B 1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(&quot;FE FE 05 A1 &quot;&amp;LEFT(DEC2HEX([.A1175]; 4);2)&amp;&quot; &quot;&amp;RIGHT(DEC2HEX([.A1175]; 4);2)&amp;&quot; &quot;&amp;(RIGHT(DEC2HEX(HEX2DEC(&quot;05&quot;)+HEX2DEC(&quot;A1&quot;)+HEX2DEC(DEC2HEX([.A1175]; 4));4); 2))&amp;&quot; 16&quot;)" office:value-type="string" office:string-value="FE FE 05 A1 04 96 3C 16" calcext:value-type="string">
            <text:p>FE FE 05 A1 04 96 3C 1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(&quot;FE FE 05 A1 &quot;&amp;LEFT(DEC2HEX([.A1176]; 4);2)&amp;&quot; &quot;&amp;RIGHT(DEC2HEX([.A1176]; 4);2)&amp;&quot; &quot;&amp;(RIGHT(DEC2HEX(HEX2DEC(&quot;05&quot;)+HEX2DEC(&quot;A1&quot;)+HEX2DEC(DEC2HEX([.A1176]; 4));4); 2))&amp;&quot; 16&quot;)" office:value-type="string" office:string-value="FE FE 05 A1 04 97 3D 16" calcext:value-type="string">
            <text:p>FE FE 05 A1 04 97 3D 1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(&quot;FE FE 05 A1 &quot;&amp;LEFT(DEC2HEX([.A1177]; 4);2)&amp;&quot; &quot;&amp;RIGHT(DEC2HEX([.A1177]; 4);2)&amp;&quot; &quot;&amp;(RIGHT(DEC2HEX(HEX2DEC(&quot;05&quot;)+HEX2DEC(&quot;A1&quot;)+HEX2DEC(DEC2HEX([.A1177]; 4));4); 2))&amp;&quot; 16&quot;)" office:value-type="string" office:string-value="FE FE 05 A1 04 98 3E 16" calcext:value-type="string">
            <text:p>FE FE 05 A1 04 98 3E 1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(&quot;FE FE 05 A1 &quot;&amp;LEFT(DEC2HEX([.A1178]; 4);2)&amp;&quot; &quot;&amp;RIGHT(DEC2HEX([.A1178]; 4);2)&amp;&quot; &quot;&amp;(RIGHT(DEC2HEX(HEX2DEC(&quot;05&quot;)+HEX2DEC(&quot;A1&quot;)+HEX2DEC(DEC2HEX([.A1178]; 4));4); 2))&amp;&quot; 16&quot;)" office:value-type="string" office:string-value="FE FE 05 A1 04 99 3F 16" calcext:value-type="string">
            <text:p>FE FE 05 A1 04 99 3F 1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(&quot;FE FE 05 A1 &quot;&amp;LEFT(DEC2HEX([.A1179]; 4);2)&amp;&quot; &quot;&amp;RIGHT(DEC2HEX([.A1179]; 4);2)&amp;&quot; &quot;&amp;(RIGHT(DEC2HEX(HEX2DEC(&quot;05&quot;)+HEX2DEC(&quot;A1&quot;)+HEX2DEC(DEC2HEX([.A1179]; 4));4); 2))&amp;&quot; 16&quot;)" office:value-type="string" office:string-value="FE FE 05 A1 04 9A 40 16" calcext:value-type="string">
            <text:p>FE FE 05 A1 04 9A 40 1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(&quot;FE FE 05 A1 &quot;&amp;LEFT(DEC2HEX([.A1180]; 4);2)&amp;&quot; &quot;&amp;RIGHT(DEC2HEX([.A1180]; 4);2)&amp;&quot; &quot;&amp;(RIGHT(DEC2HEX(HEX2DEC(&quot;05&quot;)+HEX2DEC(&quot;A1&quot;)+HEX2DEC(DEC2HEX([.A1180]; 4));4); 2))&amp;&quot; 16&quot;)" office:value-type="string" office:string-value="FE FE 05 A1 04 9B 41 16" calcext:value-type="string">
            <text:p>FE FE 05 A1 04 9B 41 1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(&quot;FE FE 05 A1 &quot;&amp;LEFT(DEC2HEX([.A1181]; 4);2)&amp;&quot; &quot;&amp;RIGHT(DEC2HEX([.A1181]; 4);2)&amp;&quot; &quot;&amp;(RIGHT(DEC2HEX(HEX2DEC(&quot;05&quot;)+HEX2DEC(&quot;A1&quot;)+HEX2DEC(DEC2HEX([.A1181]; 4));4); 2))&amp;&quot; 16&quot;)" office:value-type="string" office:string-value="FE FE 05 A1 04 9C 42 16" calcext:value-type="string">
            <text:p>FE FE 05 A1 04 9C 42 1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(&quot;FE FE 05 A1 &quot;&amp;LEFT(DEC2HEX([.A1182]; 4);2)&amp;&quot; &quot;&amp;RIGHT(DEC2HEX([.A1182]; 4);2)&amp;&quot; &quot;&amp;(RIGHT(DEC2HEX(HEX2DEC(&quot;05&quot;)+HEX2DEC(&quot;A1&quot;)+HEX2DEC(DEC2HEX([.A1182]; 4));4); 2))&amp;&quot; 16&quot;)" office:value-type="string" office:string-value="FE FE 05 A1 04 9D 43 16" calcext:value-type="string">
            <text:p>FE FE 05 A1 04 9D 43 1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(&quot;FE FE 05 A1 &quot;&amp;LEFT(DEC2HEX([.A1183]; 4);2)&amp;&quot; &quot;&amp;RIGHT(DEC2HEX([.A1183]; 4);2)&amp;&quot; &quot;&amp;(RIGHT(DEC2HEX(HEX2DEC(&quot;05&quot;)+HEX2DEC(&quot;A1&quot;)+HEX2DEC(DEC2HEX([.A1183]; 4));4); 2))&amp;&quot; 16&quot;)" office:value-type="string" office:string-value="FE FE 05 A1 04 9E 44 16" calcext:value-type="string">
            <text:p>FE FE 05 A1 04 9E 44 1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(&quot;FE FE 05 A1 &quot;&amp;LEFT(DEC2HEX([.A1184]; 4);2)&amp;&quot; &quot;&amp;RIGHT(DEC2HEX([.A1184]; 4);2)&amp;&quot; &quot;&amp;(RIGHT(DEC2HEX(HEX2DEC(&quot;05&quot;)+HEX2DEC(&quot;A1&quot;)+HEX2DEC(DEC2HEX([.A1184]; 4));4); 2))&amp;&quot; 16&quot;)" office:value-type="string" office:string-value="FE FE 05 A1 04 9F 45 16" calcext:value-type="string">
            <text:p>FE FE 05 A1 04 9F 45 1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(&quot;FE FE 05 A1 &quot;&amp;LEFT(DEC2HEX([.A1185]; 4);2)&amp;&quot; &quot;&amp;RIGHT(DEC2HEX([.A1185]; 4);2)&amp;&quot; &quot;&amp;(RIGHT(DEC2HEX(HEX2DEC(&quot;05&quot;)+HEX2DEC(&quot;A1&quot;)+HEX2DEC(DEC2HEX([.A1185]; 4));4); 2))&amp;&quot; 16&quot;)" office:value-type="string" office:string-value="FE FE 05 A1 04 A0 46 16" calcext:value-type="string">
            <text:p>FE FE 05 A1 04 A0 46 1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(&quot;FE FE 05 A1 &quot;&amp;LEFT(DEC2HEX([.A1186]; 4);2)&amp;&quot; &quot;&amp;RIGHT(DEC2HEX([.A1186]; 4);2)&amp;&quot; &quot;&amp;(RIGHT(DEC2HEX(HEX2DEC(&quot;05&quot;)+HEX2DEC(&quot;A1&quot;)+HEX2DEC(DEC2HEX([.A1186]; 4));4); 2))&amp;&quot; 16&quot;)" office:value-type="string" office:string-value="FE FE 05 A1 04 A1 47 16" calcext:value-type="string">
            <text:p>FE FE 05 A1 04 A1 47 1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(&quot;FE FE 05 A1 &quot;&amp;LEFT(DEC2HEX([.A1187]; 4);2)&amp;&quot; &quot;&amp;RIGHT(DEC2HEX([.A1187]; 4);2)&amp;&quot; &quot;&amp;(RIGHT(DEC2HEX(HEX2DEC(&quot;05&quot;)+HEX2DEC(&quot;A1&quot;)+HEX2DEC(DEC2HEX([.A1187]; 4));4); 2))&amp;&quot; 16&quot;)" office:value-type="string" office:string-value="FE FE 05 A1 04 A2 48 16" calcext:value-type="string">
            <text:p>FE FE 05 A1 04 A2 48 1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(&quot;FE FE 05 A1 &quot;&amp;LEFT(DEC2HEX([.A1188]; 4);2)&amp;&quot; &quot;&amp;RIGHT(DEC2HEX([.A1188]; 4);2)&amp;&quot; &quot;&amp;(RIGHT(DEC2HEX(HEX2DEC(&quot;05&quot;)+HEX2DEC(&quot;A1&quot;)+HEX2DEC(DEC2HEX([.A1188]; 4));4); 2))&amp;&quot; 16&quot;)" office:value-type="string" office:string-value="FE FE 05 A1 04 A3 49 16" calcext:value-type="string">
            <text:p>FE FE 05 A1 04 A3 49 1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(&quot;FE FE 05 A1 &quot;&amp;LEFT(DEC2HEX([.A1189]; 4);2)&amp;&quot; &quot;&amp;RIGHT(DEC2HEX([.A1189]; 4);2)&amp;&quot; &quot;&amp;(RIGHT(DEC2HEX(HEX2DEC(&quot;05&quot;)+HEX2DEC(&quot;A1&quot;)+HEX2DEC(DEC2HEX([.A1189]; 4));4); 2))&amp;&quot; 16&quot;)" office:value-type="string" office:string-value="FE FE 05 A1 04 A4 4A 16" calcext:value-type="string">
            <text:p>FE FE 05 A1 04 A4 4A 1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(&quot;FE FE 05 A1 &quot;&amp;LEFT(DEC2HEX([.A1190]; 4);2)&amp;&quot; &quot;&amp;RIGHT(DEC2HEX([.A1190]; 4);2)&amp;&quot; &quot;&amp;(RIGHT(DEC2HEX(HEX2DEC(&quot;05&quot;)+HEX2DEC(&quot;A1&quot;)+HEX2DEC(DEC2HEX([.A1190]; 4));4); 2))&amp;&quot; 16&quot;)" office:value-type="string" office:string-value="FE FE 05 A1 04 A5 4B 16" calcext:value-type="string">
            <text:p>FE FE 05 A1 04 A5 4B 1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(&quot;FE FE 05 A1 &quot;&amp;LEFT(DEC2HEX([.A1191]; 4);2)&amp;&quot; &quot;&amp;RIGHT(DEC2HEX([.A1191]; 4);2)&amp;&quot; &quot;&amp;(RIGHT(DEC2HEX(HEX2DEC(&quot;05&quot;)+HEX2DEC(&quot;A1&quot;)+HEX2DEC(DEC2HEX([.A1191]; 4));4); 2))&amp;&quot; 16&quot;)" office:value-type="string" office:string-value="FE FE 05 A1 04 A6 4C 16" calcext:value-type="string">
            <text:p>FE FE 05 A1 04 A6 4C 1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(&quot;FE FE 05 A1 &quot;&amp;LEFT(DEC2HEX([.A1192]; 4);2)&amp;&quot; &quot;&amp;RIGHT(DEC2HEX([.A1192]; 4);2)&amp;&quot; &quot;&amp;(RIGHT(DEC2HEX(HEX2DEC(&quot;05&quot;)+HEX2DEC(&quot;A1&quot;)+HEX2DEC(DEC2HEX([.A1192]; 4));4); 2))&amp;&quot; 16&quot;)" office:value-type="string" office:string-value="FE FE 05 A1 04 A7 4D 16" calcext:value-type="string">
            <text:p>FE FE 05 A1 04 A7 4D 1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(&quot;FE FE 05 A1 &quot;&amp;LEFT(DEC2HEX([.A1193]; 4);2)&amp;&quot; &quot;&amp;RIGHT(DEC2HEX([.A1193]; 4);2)&amp;&quot; &quot;&amp;(RIGHT(DEC2HEX(HEX2DEC(&quot;05&quot;)+HEX2DEC(&quot;A1&quot;)+HEX2DEC(DEC2HEX([.A1193]; 4));4); 2))&amp;&quot; 16&quot;)" office:value-type="string" office:string-value="FE FE 05 A1 04 A8 4E 16" calcext:value-type="string">
            <text:p>FE FE 05 A1 04 A8 4E 1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(&quot;FE FE 05 A1 &quot;&amp;LEFT(DEC2HEX([.A1194]; 4);2)&amp;&quot; &quot;&amp;RIGHT(DEC2HEX([.A1194]; 4);2)&amp;&quot; &quot;&amp;(RIGHT(DEC2HEX(HEX2DEC(&quot;05&quot;)+HEX2DEC(&quot;A1&quot;)+HEX2DEC(DEC2HEX([.A1194]; 4));4); 2))&amp;&quot; 16&quot;)" office:value-type="string" office:string-value="FE FE 05 A1 04 A9 4F 16" calcext:value-type="string">
            <text:p>FE FE 05 A1 04 A9 4F 1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(&quot;FE FE 05 A1 &quot;&amp;LEFT(DEC2HEX([.A1195]; 4);2)&amp;&quot; &quot;&amp;RIGHT(DEC2HEX([.A1195]; 4);2)&amp;&quot; &quot;&amp;(RIGHT(DEC2HEX(HEX2DEC(&quot;05&quot;)+HEX2DEC(&quot;A1&quot;)+HEX2DEC(DEC2HEX([.A1195]; 4));4); 2))&amp;&quot; 16&quot;)" office:value-type="string" office:string-value="FE FE 05 A1 04 AA 50 16" calcext:value-type="string">
            <text:p>FE FE 05 A1 04 AA 50 1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(&quot;FE FE 05 A1 &quot;&amp;LEFT(DEC2HEX([.A1196]; 4);2)&amp;&quot; &quot;&amp;RIGHT(DEC2HEX([.A1196]; 4);2)&amp;&quot; &quot;&amp;(RIGHT(DEC2HEX(HEX2DEC(&quot;05&quot;)+HEX2DEC(&quot;A1&quot;)+HEX2DEC(DEC2HEX([.A1196]; 4));4); 2))&amp;&quot; 16&quot;)" office:value-type="string" office:string-value="FE FE 05 A1 04 AB 51 16" calcext:value-type="string">
            <text:p>FE FE 05 A1 04 AB 51 1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(&quot;FE FE 05 A1 &quot;&amp;LEFT(DEC2HEX([.A1197]; 4);2)&amp;&quot; &quot;&amp;RIGHT(DEC2HEX([.A1197]; 4);2)&amp;&quot; &quot;&amp;(RIGHT(DEC2HEX(HEX2DEC(&quot;05&quot;)+HEX2DEC(&quot;A1&quot;)+HEX2DEC(DEC2HEX([.A1197]; 4));4); 2))&amp;&quot; 16&quot;)" office:value-type="string" office:string-value="FE FE 05 A1 04 AC 52 16" calcext:value-type="string">
            <text:p>FE FE 05 A1 04 AC 52 1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(&quot;FE FE 05 A1 &quot;&amp;LEFT(DEC2HEX([.A1198]; 4);2)&amp;&quot; &quot;&amp;RIGHT(DEC2HEX([.A1198]; 4);2)&amp;&quot; &quot;&amp;(RIGHT(DEC2HEX(HEX2DEC(&quot;05&quot;)+HEX2DEC(&quot;A1&quot;)+HEX2DEC(DEC2HEX([.A1198]; 4));4); 2))&amp;&quot; 16&quot;)" office:value-type="string" office:string-value="FE FE 05 A1 04 AD 53 16" calcext:value-type="string">
            <text:p>FE FE 05 A1 04 AD 53 1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(&quot;FE FE 05 A1 &quot;&amp;LEFT(DEC2HEX([.A1199]; 4);2)&amp;&quot; &quot;&amp;RIGHT(DEC2HEX([.A1199]; 4);2)&amp;&quot; &quot;&amp;(RIGHT(DEC2HEX(HEX2DEC(&quot;05&quot;)+HEX2DEC(&quot;A1&quot;)+HEX2DEC(DEC2HEX([.A1199]; 4));4); 2))&amp;&quot; 16&quot;)" office:value-type="string" office:string-value="FE FE 05 A1 04 AE 54 16" calcext:value-type="string">
            <text:p>FE FE 05 A1 04 AE 54 1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(&quot;FE FE 05 A1 &quot;&amp;LEFT(DEC2HEX([.A1200]; 4);2)&amp;&quot; &quot;&amp;RIGHT(DEC2HEX([.A1200]; 4);2)&amp;&quot; &quot;&amp;(RIGHT(DEC2HEX(HEX2DEC(&quot;05&quot;)+HEX2DEC(&quot;A1&quot;)+HEX2DEC(DEC2HEX([.A1200]; 4));4); 2))&amp;&quot; 16&quot;)" office:value-type="string" office:string-value="FE FE 05 A1 04 AF 55 16" calcext:value-type="string">
            <text:p>FE FE 05 A1 04 AF 55 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&quot;FE FE 05 A1 &quot;&amp;LEFT(DEC2HEX([.A1201]; 4);2)&amp;&quot; &quot;&amp;RIGHT(DEC2HEX([.A1201]; 4);2)&amp;&quot; &quot;&amp;(RIGHT(DEC2HEX(HEX2DEC(&quot;05&quot;)+HEX2DEC(&quot;A1&quot;)+HEX2DEC(DEC2HEX([.A1201]; 4));4); 2))&amp;&quot; 16&quot;)" office:value-type="string" office:string-value="FE FE 05 A1 04 B0 56 16" calcext:value-type="string">
            <text:p>FE FE 05 A1 04 B0 56 1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(&quot;FE FE 05 A1 &quot;&amp;LEFT(DEC2HEX([.A1202]; 4);2)&amp;&quot; &quot;&amp;RIGHT(DEC2HEX([.A1202]; 4);2)&amp;&quot; &quot;&amp;(RIGHT(DEC2HEX(HEX2DEC(&quot;05&quot;)+HEX2DEC(&quot;A1&quot;)+HEX2DEC(DEC2HEX([.A1202]; 4));4); 2))&amp;&quot; 16&quot;)" office:value-type="string" office:string-value="FE FE 05 A1 04 B1 57 16" calcext:value-type="string">
            <text:p>FE FE 05 A1 04 B1 57 1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(&quot;FE FE 05 A1 &quot;&amp;LEFT(DEC2HEX([.A1203]; 4);2)&amp;&quot; &quot;&amp;RIGHT(DEC2HEX([.A1203]; 4);2)&amp;&quot; &quot;&amp;(RIGHT(DEC2HEX(HEX2DEC(&quot;05&quot;)+HEX2DEC(&quot;A1&quot;)+HEX2DEC(DEC2HEX([.A1203]; 4));4); 2))&amp;&quot; 16&quot;)" office:value-type="string" office:string-value="FE FE 05 A1 04 B2 58 16" calcext:value-type="string">
            <text:p>FE FE 05 A1 04 B2 58 1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(&quot;FE FE 05 A1 &quot;&amp;LEFT(DEC2HEX([.A1204]; 4);2)&amp;&quot; &quot;&amp;RIGHT(DEC2HEX([.A1204]; 4);2)&amp;&quot; &quot;&amp;(RIGHT(DEC2HEX(HEX2DEC(&quot;05&quot;)+HEX2DEC(&quot;A1&quot;)+HEX2DEC(DEC2HEX([.A1204]; 4));4); 2))&amp;&quot; 16&quot;)" office:value-type="string" office:string-value="FE FE 05 A1 04 B3 59 16" calcext:value-type="string">
            <text:p>FE FE 05 A1 04 B3 59 1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(&quot;FE FE 05 A1 &quot;&amp;LEFT(DEC2HEX([.A1205]; 4);2)&amp;&quot; &quot;&amp;RIGHT(DEC2HEX([.A1205]; 4);2)&amp;&quot; &quot;&amp;(RIGHT(DEC2HEX(HEX2DEC(&quot;05&quot;)+HEX2DEC(&quot;A1&quot;)+HEX2DEC(DEC2HEX([.A1205]; 4));4); 2))&amp;&quot; 16&quot;)" office:value-type="string" office:string-value="FE FE 05 A1 04 B4 5A 16" calcext:value-type="string">
            <text:p>FE FE 05 A1 04 B4 5A 1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(&quot;FE FE 05 A1 &quot;&amp;LEFT(DEC2HEX([.A1206]; 4);2)&amp;&quot; &quot;&amp;RIGHT(DEC2HEX([.A1206]; 4);2)&amp;&quot; &quot;&amp;(RIGHT(DEC2HEX(HEX2DEC(&quot;05&quot;)+HEX2DEC(&quot;A1&quot;)+HEX2DEC(DEC2HEX([.A1206]; 4));4); 2))&amp;&quot; 16&quot;)" office:value-type="string" office:string-value="FE FE 05 A1 04 B5 5B 16" calcext:value-type="string">
            <text:p>FE FE 05 A1 04 B5 5B 1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(&quot;FE FE 05 A1 &quot;&amp;LEFT(DEC2HEX([.A1207]; 4);2)&amp;&quot; &quot;&amp;RIGHT(DEC2HEX([.A1207]; 4);2)&amp;&quot; &quot;&amp;(RIGHT(DEC2HEX(HEX2DEC(&quot;05&quot;)+HEX2DEC(&quot;A1&quot;)+HEX2DEC(DEC2HEX([.A1207]; 4));4); 2))&amp;&quot; 16&quot;)" office:value-type="string" office:string-value="FE FE 05 A1 04 B6 5C 16" calcext:value-type="string">
            <text:p>FE FE 05 A1 04 B6 5C 1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(&quot;FE FE 05 A1 &quot;&amp;LEFT(DEC2HEX([.A1208]; 4);2)&amp;&quot; &quot;&amp;RIGHT(DEC2HEX([.A1208]; 4);2)&amp;&quot; &quot;&amp;(RIGHT(DEC2HEX(HEX2DEC(&quot;05&quot;)+HEX2DEC(&quot;A1&quot;)+HEX2DEC(DEC2HEX([.A1208]; 4));4); 2))&amp;&quot; 16&quot;)" office:value-type="string" office:string-value="FE FE 05 A1 04 B7 5D 16" calcext:value-type="string">
            <text:p>FE FE 05 A1 04 B7 5D 1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(&quot;FE FE 05 A1 &quot;&amp;LEFT(DEC2HEX([.A1209]; 4);2)&amp;&quot; &quot;&amp;RIGHT(DEC2HEX([.A1209]; 4);2)&amp;&quot; &quot;&amp;(RIGHT(DEC2HEX(HEX2DEC(&quot;05&quot;)+HEX2DEC(&quot;A1&quot;)+HEX2DEC(DEC2HEX([.A1209]; 4));4); 2))&amp;&quot; 16&quot;)" office:value-type="string" office:string-value="FE FE 05 A1 04 B8 5E 16" calcext:value-type="string">
            <text:p>FE FE 05 A1 04 B8 5E 1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(&quot;FE FE 05 A1 &quot;&amp;LEFT(DEC2HEX([.A1210]; 4);2)&amp;&quot; &quot;&amp;RIGHT(DEC2HEX([.A1210]; 4);2)&amp;&quot; &quot;&amp;(RIGHT(DEC2HEX(HEX2DEC(&quot;05&quot;)+HEX2DEC(&quot;A1&quot;)+HEX2DEC(DEC2HEX([.A1210]; 4));4); 2))&amp;&quot; 16&quot;)" office:value-type="string" office:string-value="FE FE 05 A1 04 B9 5F 16" calcext:value-type="string">
            <text:p>FE FE 05 A1 04 B9 5F 1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(&quot;FE FE 05 A1 &quot;&amp;LEFT(DEC2HEX([.A1211]; 4);2)&amp;&quot; &quot;&amp;RIGHT(DEC2HEX([.A1211]; 4);2)&amp;&quot; &quot;&amp;(RIGHT(DEC2HEX(HEX2DEC(&quot;05&quot;)+HEX2DEC(&quot;A1&quot;)+HEX2DEC(DEC2HEX([.A1211]; 4));4); 2))&amp;&quot; 16&quot;)" office:value-type="string" office:string-value="FE FE 05 A1 04 BA 60 16" calcext:value-type="string">
            <text:p>FE FE 05 A1 04 BA 60 1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(&quot;FE FE 05 A1 &quot;&amp;LEFT(DEC2HEX([.A1212]; 4);2)&amp;&quot; &quot;&amp;RIGHT(DEC2HEX([.A1212]; 4);2)&amp;&quot; &quot;&amp;(RIGHT(DEC2HEX(HEX2DEC(&quot;05&quot;)+HEX2DEC(&quot;A1&quot;)+HEX2DEC(DEC2HEX([.A1212]; 4));4); 2))&amp;&quot; 16&quot;)" office:value-type="string" office:string-value="FE FE 05 A1 04 BB 61 16" calcext:value-type="string">
            <text:p>FE FE 05 A1 04 BB 61 1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(&quot;FE FE 05 A1 &quot;&amp;LEFT(DEC2HEX([.A1213]; 4);2)&amp;&quot; &quot;&amp;RIGHT(DEC2HEX([.A1213]; 4);2)&amp;&quot; &quot;&amp;(RIGHT(DEC2HEX(HEX2DEC(&quot;05&quot;)+HEX2DEC(&quot;A1&quot;)+HEX2DEC(DEC2HEX([.A1213]; 4));4); 2))&amp;&quot; 16&quot;)" office:value-type="string" office:string-value="FE FE 05 A1 04 BC 62 16" calcext:value-type="string">
            <text:p>FE FE 05 A1 04 BC 62 1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(&quot;FE FE 05 A1 &quot;&amp;LEFT(DEC2HEX([.A1214]; 4);2)&amp;&quot; &quot;&amp;RIGHT(DEC2HEX([.A1214]; 4);2)&amp;&quot; &quot;&amp;(RIGHT(DEC2HEX(HEX2DEC(&quot;05&quot;)+HEX2DEC(&quot;A1&quot;)+HEX2DEC(DEC2HEX([.A1214]; 4));4); 2))&amp;&quot; 16&quot;)" office:value-type="string" office:string-value="FE FE 05 A1 04 BD 63 16" calcext:value-type="string">
            <text:p>FE FE 05 A1 04 BD 63 1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(&quot;FE FE 05 A1 &quot;&amp;LEFT(DEC2HEX([.A1215]; 4);2)&amp;&quot; &quot;&amp;RIGHT(DEC2HEX([.A1215]; 4);2)&amp;&quot; &quot;&amp;(RIGHT(DEC2HEX(HEX2DEC(&quot;05&quot;)+HEX2DEC(&quot;A1&quot;)+HEX2DEC(DEC2HEX([.A1215]; 4));4); 2))&amp;&quot; 16&quot;)" office:value-type="string" office:string-value="FE FE 05 A1 04 BE 64 16" calcext:value-type="string">
            <text:p>FE FE 05 A1 04 BE 64 1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(&quot;FE FE 05 A1 &quot;&amp;LEFT(DEC2HEX([.A1216]; 4);2)&amp;&quot; &quot;&amp;RIGHT(DEC2HEX([.A1216]; 4);2)&amp;&quot; &quot;&amp;(RIGHT(DEC2HEX(HEX2DEC(&quot;05&quot;)+HEX2DEC(&quot;A1&quot;)+HEX2DEC(DEC2HEX([.A1216]; 4));4); 2))&amp;&quot; 16&quot;)" office:value-type="string" office:string-value="FE FE 05 A1 04 BF 65 16" calcext:value-type="string">
            <text:p>FE FE 05 A1 04 BF 65 1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(&quot;FE FE 05 A1 &quot;&amp;LEFT(DEC2HEX([.A1217]; 4);2)&amp;&quot; &quot;&amp;RIGHT(DEC2HEX([.A1217]; 4);2)&amp;&quot; &quot;&amp;(RIGHT(DEC2HEX(HEX2DEC(&quot;05&quot;)+HEX2DEC(&quot;A1&quot;)+HEX2DEC(DEC2HEX([.A1217]; 4));4); 2))&amp;&quot; 16&quot;)" office:value-type="string" office:string-value="FE FE 05 A1 04 C0 66 16" calcext:value-type="string">
            <text:p>FE FE 05 A1 04 C0 66 1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(&quot;FE FE 05 A1 &quot;&amp;LEFT(DEC2HEX([.A1218]; 4);2)&amp;&quot; &quot;&amp;RIGHT(DEC2HEX([.A1218]; 4);2)&amp;&quot; &quot;&amp;(RIGHT(DEC2HEX(HEX2DEC(&quot;05&quot;)+HEX2DEC(&quot;A1&quot;)+HEX2DEC(DEC2HEX([.A1218]; 4));4); 2))&amp;&quot; 16&quot;)" office:value-type="string" office:string-value="FE FE 05 A1 04 C1 67 16" calcext:value-type="string">
            <text:p>FE FE 05 A1 04 C1 67 1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(&quot;FE FE 05 A1 &quot;&amp;LEFT(DEC2HEX([.A1219]; 4);2)&amp;&quot; &quot;&amp;RIGHT(DEC2HEX([.A1219]; 4);2)&amp;&quot; &quot;&amp;(RIGHT(DEC2HEX(HEX2DEC(&quot;05&quot;)+HEX2DEC(&quot;A1&quot;)+HEX2DEC(DEC2HEX([.A1219]; 4));4); 2))&amp;&quot; 16&quot;)" office:value-type="string" office:string-value="FE FE 05 A1 04 C2 68 16" calcext:value-type="string">
            <text:p>FE FE 05 A1 04 C2 68 1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(&quot;FE FE 05 A1 &quot;&amp;LEFT(DEC2HEX([.A1220]; 4);2)&amp;&quot; &quot;&amp;RIGHT(DEC2HEX([.A1220]; 4);2)&amp;&quot; &quot;&amp;(RIGHT(DEC2HEX(HEX2DEC(&quot;05&quot;)+HEX2DEC(&quot;A1&quot;)+HEX2DEC(DEC2HEX([.A1220]; 4));4); 2))&amp;&quot; 16&quot;)" office:value-type="string" office:string-value="FE FE 05 A1 04 C3 69 16" calcext:value-type="string">
            <text:p>FE FE 05 A1 04 C3 69 1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(&quot;FE FE 05 A1 &quot;&amp;LEFT(DEC2HEX([.A1221]; 4);2)&amp;&quot; &quot;&amp;RIGHT(DEC2HEX([.A1221]; 4);2)&amp;&quot; &quot;&amp;(RIGHT(DEC2HEX(HEX2DEC(&quot;05&quot;)+HEX2DEC(&quot;A1&quot;)+HEX2DEC(DEC2HEX([.A1221]; 4));4); 2))&amp;&quot; 16&quot;)" office:value-type="string" office:string-value="FE FE 05 A1 04 C4 6A 16" calcext:value-type="string">
            <text:p>FE FE 05 A1 04 C4 6A 1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(&quot;FE FE 05 A1 &quot;&amp;LEFT(DEC2HEX([.A1222]; 4);2)&amp;&quot; &quot;&amp;RIGHT(DEC2HEX([.A1222]; 4);2)&amp;&quot; &quot;&amp;(RIGHT(DEC2HEX(HEX2DEC(&quot;05&quot;)+HEX2DEC(&quot;A1&quot;)+HEX2DEC(DEC2HEX([.A1222]; 4));4); 2))&amp;&quot; 16&quot;)" office:value-type="string" office:string-value="FE FE 05 A1 04 C5 6B 16" calcext:value-type="string">
            <text:p>FE FE 05 A1 04 C5 6B 1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(&quot;FE FE 05 A1 &quot;&amp;LEFT(DEC2HEX([.A1223]; 4);2)&amp;&quot; &quot;&amp;RIGHT(DEC2HEX([.A1223]; 4);2)&amp;&quot; &quot;&amp;(RIGHT(DEC2HEX(HEX2DEC(&quot;05&quot;)+HEX2DEC(&quot;A1&quot;)+HEX2DEC(DEC2HEX([.A1223]; 4));4); 2))&amp;&quot; 16&quot;)" office:value-type="string" office:string-value="FE FE 05 A1 04 C6 6C 16" calcext:value-type="string">
            <text:p>FE FE 05 A1 04 C6 6C 1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(&quot;FE FE 05 A1 &quot;&amp;LEFT(DEC2HEX([.A1224]; 4);2)&amp;&quot; &quot;&amp;RIGHT(DEC2HEX([.A1224]; 4);2)&amp;&quot; &quot;&amp;(RIGHT(DEC2HEX(HEX2DEC(&quot;05&quot;)+HEX2DEC(&quot;A1&quot;)+HEX2DEC(DEC2HEX([.A1224]; 4));4); 2))&amp;&quot; 16&quot;)" office:value-type="string" office:string-value="FE FE 05 A1 04 C7 6D 16" calcext:value-type="string">
            <text:p>FE FE 05 A1 04 C7 6D 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(&quot;FE FE 05 A1 &quot;&amp;LEFT(DEC2HEX([.A1225]; 4);2)&amp;&quot; &quot;&amp;RIGHT(DEC2HEX([.A1225]; 4);2)&amp;&quot; &quot;&amp;(RIGHT(DEC2HEX(HEX2DEC(&quot;05&quot;)+HEX2DEC(&quot;A1&quot;)+HEX2DEC(DEC2HEX([.A1225]; 4));4); 2))&amp;&quot; 16&quot;)" office:value-type="string" office:string-value="FE FE 05 A1 04 C8 6E 16" calcext:value-type="string">
            <text:p>FE FE 05 A1 04 C8 6E 1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(&quot;FE FE 05 A1 &quot;&amp;LEFT(DEC2HEX([.A1226]; 4);2)&amp;&quot; &quot;&amp;RIGHT(DEC2HEX([.A1226]; 4);2)&amp;&quot; &quot;&amp;(RIGHT(DEC2HEX(HEX2DEC(&quot;05&quot;)+HEX2DEC(&quot;A1&quot;)+HEX2DEC(DEC2HEX([.A1226]; 4));4); 2))&amp;&quot; 16&quot;)" office:value-type="string" office:string-value="FE FE 05 A1 04 C9 6F 16" calcext:value-type="string">
            <text:p>FE FE 05 A1 04 C9 6F 1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(&quot;FE FE 05 A1 &quot;&amp;LEFT(DEC2HEX([.A1227]; 4);2)&amp;&quot; &quot;&amp;RIGHT(DEC2HEX([.A1227]; 4);2)&amp;&quot; &quot;&amp;(RIGHT(DEC2HEX(HEX2DEC(&quot;05&quot;)+HEX2DEC(&quot;A1&quot;)+HEX2DEC(DEC2HEX([.A1227]; 4));4); 2))&amp;&quot; 16&quot;)" office:value-type="string" office:string-value="FE FE 05 A1 04 CA 70 16" calcext:value-type="string">
            <text:p>FE FE 05 A1 04 CA 70 1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(&quot;FE FE 05 A1 &quot;&amp;LEFT(DEC2HEX([.A1228]; 4);2)&amp;&quot; &quot;&amp;RIGHT(DEC2HEX([.A1228]; 4);2)&amp;&quot; &quot;&amp;(RIGHT(DEC2HEX(HEX2DEC(&quot;05&quot;)+HEX2DEC(&quot;A1&quot;)+HEX2DEC(DEC2HEX([.A1228]; 4));4); 2))&amp;&quot; 16&quot;)" office:value-type="string" office:string-value="FE FE 05 A1 04 CB 71 16" calcext:value-type="string">
            <text:p>FE FE 05 A1 04 CB 71 1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(&quot;FE FE 05 A1 &quot;&amp;LEFT(DEC2HEX([.A1229]; 4);2)&amp;&quot; &quot;&amp;RIGHT(DEC2HEX([.A1229]; 4);2)&amp;&quot; &quot;&amp;(RIGHT(DEC2HEX(HEX2DEC(&quot;05&quot;)+HEX2DEC(&quot;A1&quot;)+HEX2DEC(DEC2HEX([.A1229]; 4));4); 2))&amp;&quot; 16&quot;)" office:value-type="string" office:string-value="FE FE 05 A1 04 CC 72 16" calcext:value-type="string">
            <text:p>FE FE 05 A1 04 CC 72 1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(&quot;FE FE 05 A1 &quot;&amp;LEFT(DEC2HEX([.A1230]; 4);2)&amp;&quot; &quot;&amp;RIGHT(DEC2HEX([.A1230]; 4);2)&amp;&quot; &quot;&amp;(RIGHT(DEC2HEX(HEX2DEC(&quot;05&quot;)+HEX2DEC(&quot;A1&quot;)+HEX2DEC(DEC2HEX([.A1230]; 4));4); 2))&amp;&quot; 16&quot;)" office:value-type="string" office:string-value="FE FE 05 A1 04 CD 73 16" calcext:value-type="string">
            <text:p>FE FE 05 A1 04 CD 73 1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(&quot;FE FE 05 A1 &quot;&amp;LEFT(DEC2HEX([.A1231]; 4);2)&amp;&quot; &quot;&amp;RIGHT(DEC2HEX([.A1231]; 4);2)&amp;&quot; &quot;&amp;(RIGHT(DEC2HEX(HEX2DEC(&quot;05&quot;)+HEX2DEC(&quot;A1&quot;)+HEX2DEC(DEC2HEX([.A1231]; 4));4); 2))&amp;&quot; 16&quot;)" office:value-type="string" office:string-value="FE FE 05 A1 04 CE 74 16" calcext:value-type="string">
            <text:p>FE FE 05 A1 04 CE 74 1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(&quot;FE FE 05 A1 &quot;&amp;LEFT(DEC2HEX([.A1232]; 4);2)&amp;&quot; &quot;&amp;RIGHT(DEC2HEX([.A1232]; 4);2)&amp;&quot; &quot;&amp;(RIGHT(DEC2HEX(HEX2DEC(&quot;05&quot;)+HEX2DEC(&quot;A1&quot;)+HEX2DEC(DEC2HEX([.A1232]; 4));4); 2))&amp;&quot; 16&quot;)" office:value-type="string" office:string-value="FE FE 05 A1 04 CF 75 16" calcext:value-type="string">
            <text:p>FE FE 05 A1 04 CF 75 1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(&quot;FE FE 05 A1 &quot;&amp;LEFT(DEC2HEX([.A1233]; 4);2)&amp;&quot; &quot;&amp;RIGHT(DEC2HEX([.A1233]; 4);2)&amp;&quot; &quot;&amp;(RIGHT(DEC2HEX(HEX2DEC(&quot;05&quot;)+HEX2DEC(&quot;A1&quot;)+HEX2DEC(DEC2HEX([.A1233]; 4));4); 2))&amp;&quot; 16&quot;)" office:value-type="string" office:string-value="FE FE 05 A1 04 D0 76 16" calcext:value-type="string">
            <text:p>FE FE 05 A1 04 D0 76 1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(&quot;FE FE 05 A1 &quot;&amp;LEFT(DEC2HEX([.A1234]; 4);2)&amp;&quot; &quot;&amp;RIGHT(DEC2HEX([.A1234]; 4);2)&amp;&quot; &quot;&amp;(RIGHT(DEC2HEX(HEX2DEC(&quot;05&quot;)+HEX2DEC(&quot;A1&quot;)+HEX2DEC(DEC2HEX([.A1234]; 4));4); 2))&amp;&quot; 16&quot;)" office:value-type="string" office:string-value="FE FE 05 A1 04 D1 77 16" calcext:value-type="string">
            <text:p>FE FE 05 A1 04 D1 77 1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(&quot;FE FE 05 A1 &quot;&amp;LEFT(DEC2HEX([.A1235]; 4);2)&amp;&quot; &quot;&amp;RIGHT(DEC2HEX([.A1235]; 4);2)&amp;&quot; &quot;&amp;(RIGHT(DEC2HEX(HEX2DEC(&quot;05&quot;)+HEX2DEC(&quot;A1&quot;)+HEX2DEC(DEC2HEX([.A1235]; 4));4); 2))&amp;&quot; 16&quot;)" office:value-type="string" office:string-value="FE FE 05 A1 04 D2 78 16" calcext:value-type="string">
            <text:p>FE FE 05 A1 04 D2 78 1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(&quot;FE FE 05 A1 &quot;&amp;LEFT(DEC2HEX([.A1236]; 4);2)&amp;&quot; &quot;&amp;RIGHT(DEC2HEX([.A1236]; 4);2)&amp;&quot; &quot;&amp;(RIGHT(DEC2HEX(HEX2DEC(&quot;05&quot;)+HEX2DEC(&quot;A1&quot;)+HEX2DEC(DEC2HEX([.A1236]; 4));4); 2))&amp;&quot; 16&quot;)" office:value-type="string" office:string-value="FE FE 05 A1 04 D3 79 16" calcext:value-type="string">
            <text:p>FE FE 05 A1 04 D3 79 1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(&quot;FE FE 05 A1 &quot;&amp;LEFT(DEC2HEX([.A1237]; 4);2)&amp;&quot; &quot;&amp;RIGHT(DEC2HEX([.A1237]; 4);2)&amp;&quot; &quot;&amp;(RIGHT(DEC2HEX(HEX2DEC(&quot;05&quot;)+HEX2DEC(&quot;A1&quot;)+HEX2DEC(DEC2HEX([.A1237]; 4));4); 2))&amp;&quot; 16&quot;)" office:value-type="string" office:string-value="FE FE 05 A1 04 D4 7A 16" calcext:value-type="string">
            <text:p>FE FE 05 A1 04 D4 7A 1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(&quot;FE FE 05 A1 &quot;&amp;LEFT(DEC2HEX([.A1238]; 4);2)&amp;&quot; &quot;&amp;RIGHT(DEC2HEX([.A1238]; 4);2)&amp;&quot; &quot;&amp;(RIGHT(DEC2HEX(HEX2DEC(&quot;05&quot;)+HEX2DEC(&quot;A1&quot;)+HEX2DEC(DEC2HEX([.A1238]; 4));4); 2))&amp;&quot; 16&quot;)" office:value-type="string" office:string-value="FE FE 05 A1 04 D5 7B 16" calcext:value-type="string">
            <text:p>FE FE 05 A1 04 D5 7B 1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(&quot;FE FE 05 A1 &quot;&amp;LEFT(DEC2HEX([.A1239]; 4);2)&amp;&quot; &quot;&amp;RIGHT(DEC2HEX([.A1239]; 4);2)&amp;&quot; &quot;&amp;(RIGHT(DEC2HEX(HEX2DEC(&quot;05&quot;)+HEX2DEC(&quot;A1&quot;)+HEX2DEC(DEC2HEX([.A1239]; 4));4); 2))&amp;&quot; 16&quot;)" office:value-type="string" office:string-value="FE FE 05 A1 04 D6 7C 16" calcext:value-type="string">
            <text:p>FE FE 05 A1 04 D6 7C 1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(&quot;FE FE 05 A1 &quot;&amp;LEFT(DEC2HEX([.A1240]; 4);2)&amp;&quot; &quot;&amp;RIGHT(DEC2HEX([.A1240]; 4);2)&amp;&quot; &quot;&amp;(RIGHT(DEC2HEX(HEX2DEC(&quot;05&quot;)+HEX2DEC(&quot;A1&quot;)+HEX2DEC(DEC2HEX([.A1240]; 4));4); 2))&amp;&quot; 16&quot;)" office:value-type="string" office:string-value="FE FE 05 A1 04 D7 7D 16" calcext:value-type="string">
            <text:p>FE FE 05 A1 04 D7 7D 1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(&quot;FE FE 05 A1 &quot;&amp;LEFT(DEC2HEX([.A1241]; 4);2)&amp;&quot; &quot;&amp;RIGHT(DEC2HEX([.A1241]; 4);2)&amp;&quot; &quot;&amp;(RIGHT(DEC2HEX(HEX2DEC(&quot;05&quot;)+HEX2DEC(&quot;A1&quot;)+HEX2DEC(DEC2HEX([.A1241]; 4));4); 2))&amp;&quot; 16&quot;)" office:value-type="string" office:string-value="FE FE 05 A1 04 D8 7E 16" calcext:value-type="string">
            <text:p>FE FE 05 A1 04 D8 7E 1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(&quot;FE FE 05 A1 &quot;&amp;LEFT(DEC2HEX([.A1242]; 4);2)&amp;&quot; &quot;&amp;RIGHT(DEC2HEX([.A1242]; 4);2)&amp;&quot; &quot;&amp;(RIGHT(DEC2HEX(HEX2DEC(&quot;05&quot;)+HEX2DEC(&quot;A1&quot;)+HEX2DEC(DEC2HEX([.A1242]; 4));4); 2))&amp;&quot; 16&quot;)" office:value-type="string" office:string-value="FE FE 05 A1 04 D9 7F 16" calcext:value-type="string">
            <text:p>FE FE 05 A1 04 D9 7F 1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(&quot;FE FE 05 A1 &quot;&amp;LEFT(DEC2HEX([.A1243]; 4);2)&amp;&quot; &quot;&amp;RIGHT(DEC2HEX([.A1243]; 4);2)&amp;&quot; &quot;&amp;(RIGHT(DEC2HEX(HEX2DEC(&quot;05&quot;)+HEX2DEC(&quot;A1&quot;)+HEX2DEC(DEC2HEX([.A1243]; 4));4); 2))&amp;&quot; 16&quot;)" office:value-type="string" office:string-value="FE FE 05 A1 04 DA 80 16" calcext:value-type="string">
            <text:p>FE FE 05 A1 04 DA 80 1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(&quot;FE FE 05 A1 &quot;&amp;LEFT(DEC2HEX([.A1244]; 4);2)&amp;&quot; &quot;&amp;RIGHT(DEC2HEX([.A1244]; 4);2)&amp;&quot; &quot;&amp;(RIGHT(DEC2HEX(HEX2DEC(&quot;05&quot;)+HEX2DEC(&quot;A1&quot;)+HEX2DEC(DEC2HEX([.A1244]; 4));4); 2))&amp;&quot; 16&quot;)" office:value-type="string" office:string-value="FE FE 05 A1 04 DB 81 16" calcext:value-type="string">
            <text:p>FE FE 05 A1 04 DB 81 1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(&quot;FE FE 05 A1 &quot;&amp;LEFT(DEC2HEX([.A1245]; 4);2)&amp;&quot; &quot;&amp;RIGHT(DEC2HEX([.A1245]; 4);2)&amp;&quot; &quot;&amp;(RIGHT(DEC2HEX(HEX2DEC(&quot;05&quot;)+HEX2DEC(&quot;A1&quot;)+HEX2DEC(DEC2HEX([.A1245]; 4));4); 2))&amp;&quot; 16&quot;)" office:value-type="string" office:string-value="FE FE 05 A1 04 DC 82 16" calcext:value-type="string">
            <text:p>FE FE 05 A1 04 DC 82 1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(&quot;FE FE 05 A1 &quot;&amp;LEFT(DEC2HEX([.A1246]; 4);2)&amp;&quot; &quot;&amp;RIGHT(DEC2HEX([.A1246]; 4);2)&amp;&quot; &quot;&amp;(RIGHT(DEC2HEX(HEX2DEC(&quot;05&quot;)+HEX2DEC(&quot;A1&quot;)+HEX2DEC(DEC2HEX([.A1246]; 4));4); 2))&amp;&quot; 16&quot;)" office:value-type="string" office:string-value="FE FE 05 A1 04 DD 83 16" calcext:value-type="string">
            <text:p>FE FE 05 A1 04 DD 83 1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(&quot;FE FE 05 A1 &quot;&amp;LEFT(DEC2HEX([.A1247]; 4);2)&amp;&quot; &quot;&amp;RIGHT(DEC2HEX([.A1247]; 4);2)&amp;&quot; &quot;&amp;(RIGHT(DEC2HEX(HEX2DEC(&quot;05&quot;)+HEX2DEC(&quot;A1&quot;)+HEX2DEC(DEC2HEX([.A1247]; 4));4); 2))&amp;&quot; 16&quot;)" office:value-type="string" office:string-value="FE FE 05 A1 04 DE 84 16" calcext:value-type="string">
            <text:p>FE FE 05 A1 04 DE 84 1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(&quot;FE FE 05 A1 &quot;&amp;LEFT(DEC2HEX([.A1248]; 4);2)&amp;&quot; &quot;&amp;RIGHT(DEC2HEX([.A1248]; 4);2)&amp;&quot; &quot;&amp;(RIGHT(DEC2HEX(HEX2DEC(&quot;05&quot;)+HEX2DEC(&quot;A1&quot;)+HEX2DEC(DEC2HEX([.A1248]; 4));4); 2))&amp;&quot; 16&quot;)" office:value-type="string" office:string-value="FE FE 05 A1 04 DF 85 16" calcext:value-type="string">
            <text:p>FE FE 05 A1 04 DF 85 1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(&quot;FE FE 05 A1 &quot;&amp;LEFT(DEC2HEX([.A1249]; 4);2)&amp;&quot; &quot;&amp;RIGHT(DEC2HEX([.A1249]; 4);2)&amp;&quot; &quot;&amp;(RIGHT(DEC2HEX(HEX2DEC(&quot;05&quot;)+HEX2DEC(&quot;A1&quot;)+HEX2DEC(DEC2HEX([.A1249]; 4));4); 2))&amp;&quot; 16&quot;)" office:value-type="string" office:string-value="FE FE 05 A1 04 E0 86 16" calcext:value-type="string">
            <text:p>FE FE 05 A1 04 E0 86 1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(&quot;FE FE 05 A1 &quot;&amp;LEFT(DEC2HEX([.A1250]; 4);2)&amp;&quot; &quot;&amp;RIGHT(DEC2HEX([.A1250]; 4);2)&amp;&quot; &quot;&amp;(RIGHT(DEC2HEX(HEX2DEC(&quot;05&quot;)+HEX2DEC(&quot;A1&quot;)+HEX2DEC(DEC2HEX([.A1250]; 4));4); 2))&amp;&quot; 16&quot;)" office:value-type="string" office:string-value="FE FE 05 A1 04 E1 87 16" calcext:value-type="string">
            <text:p>FE FE 05 A1 04 E1 87 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(&quot;FE FE 05 A1 &quot;&amp;LEFT(DEC2HEX([.A1251]; 4);2)&amp;&quot; &quot;&amp;RIGHT(DEC2HEX([.A1251]; 4);2)&amp;&quot; &quot;&amp;(RIGHT(DEC2HEX(HEX2DEC(&quot;05&quot;)+HEX2DEC(&quot;A1&quot;)+HEX2DEC(DEC2HEX([.A1251]; 4));4); 2))&amp;&quot; 16&quot;)" office:value-type="string" office:string-value="FE FE 05 A1 04 E2 88 16" calcext:value-type="string">
            <text:p>FE FE 05 A1 04 E2 88 1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(&quot;FE FE 05 A1 &quot;&amp;LEFT(DEC2HEX([.A1252]; 4);2)&amp;&quot; &quot;&amp;RIGHT(DEC2HEX([.A1252]; 4);2)&amp;&quot; &quot;&amp;(RIGHT(DEC2HEX(HEX2DEC(&quot;05&quot;)+HEX2DEC(&quot;A1&quot;)+HEX2DEC(DEC2HEX([.A1252]; 4));4); 2))&amp;&quot; 16&quot;)" office:value-type="string" office:string-value="FE FE 05 A1 04 E3 89 16" calcext:value-type="string">
            <text:p>FE FE 05 A1 04 E3 89 1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(&quot;FE FE 05 A1 &quot;&amp;LEFT(DEC2HEX([.A1253]; 4);2)&amp;&quot; &quot;&amp;RIGHT(DEC2HEX([.A1253]; 4);2)&amp;&quot; &quot;&amp;(RIGHT(DEC2HEX(HEX2DEC(&quot;05&quot;)+HEX2DEC(&quot;A1&quot;)+HEX2DEC(DEC2HEX([.A1253]; 4));4); 2))&amp;&quot; 16&quot;)" office:value-type="string" office:string-value="FE FE 05 A1 04 E4 8A 16" calcext:value-type="string">
            <text:p>FE FE 05 A1 04 E4 8A 1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(&quot;FE FE 05 A1 &quot;&amp;LEFT(DEC2HEX([.A1254]; 4);2)&amp;&quot; &quot;&amp;RIGHT(DEC2HEX([.A1254]; 4);2)&amp;&quot; &quot;&amp;(RIGHT(DEC2HEX(HEX2DEC(&quot;05&quot;)+HEX2DEC(&quot;A1&quot;)+HEX2DEC(DEC2HEX([.A1254]; 4));4); 2))&amp;&quot; 16&quot;)" office:value-type="string" office:string-value="FE FE 05 A1 04 E5 8B 16" calcext:value-type="string">
            <text:p>FE FE 05 A1 04 E5 8B 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(&quot;FE FE 05 A1 &quot;&amp;LEFT(DEC2HEX([.A1255]; 4);2)&amp;&quot; &quot;&amp;RIGHT(DEC2HEX([.A1255]; 4);2)&amp;&quot; &quot;&amp;(RIGHT(DEC2HEX(HEX2DEC(&quot;05&quot;)+HEX2DEC(&quot;A1&quot;)+HEX2DEC(DEC2HEX([.A1255]; 4));4); 2))&amp;&quot; 16&quot;)" office:value-type="string" office:string-value="FE FE 05 A1 04 E6 8C 16" calcext:value-type="string">
            <text:p>FE FE 05 A1 04 E6 8C 1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(&quot;FE FE 05 A1 &quot;&amp;LEFT(DEC2HEX([.A1256]; 4);2)&amp;&quot; &quot;&amp;RIGHT(DEC2HEX([.A1256]; 4);2)&amp;&quot; &quot;&amp;(RIGHT(DEC2HEX(HEX2DEC(&quot;05&quot;)+HEX2DEC(&quot;A1&quot;)+HEX2DEC(DEC2HEX([.A1256]; 4));4); 2))&amp;&quot; 16&quot;)" office:value-type="string" office:string-value="FE FE 05 A1 04 E7 8D 16" calcext:value-type="string">
            <text:p>FE FE 05 A1 04 E7 8D 1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(&quot;FE FE 05 A1 &quot;&amp;LEFT(DEC2HEX([.A1257]; 4);2)&amp;&quot; &quot;&amp;RIGHT(DEC2HEX([.A1257]; 4);2)&amp;&quot; &quot;&amp;(RIGHT(DEC2HEX(HEX2DEC(&quot;05&quot;)+HEX2DEC(&quot;A1&quot;)+HEX2DEC(DEC2HEX([.A1257]; 4));4); 2))&amp;&quot; 16&quot;)" office:value-type="string" office:string-value="FE FE 05 A1 04 E8 8E 16" calcext:value-type="string">
            <text:p>FE FE 05 A1 04 E8 8E 1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(&quot;FE FE 05 A1 &quot;&amp;LEFT(DEC2HEX([.A1258]; 4);2)&amp;&quot; &quot;&amp;RIGHT(DEC2HEX([.A1258]; 4);2)&amp;&quot; &quot;&amp;(RIGHT(DEC2HEX(HEX2DEC(&quot;05&quot;)+HEX2DEC(&quot;A1&quot;)+HEX2DEC(DEC2HEX([.A1258]; 4));4); 2))&amp;&quot; 16&quot;)" office:value-type="string" office:string-value="FE FE 05 A1 04 E9 8F 16" calcext:value-type="string">
            <text:p>FE FE 05 A1 04 E9 8F 1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(&quot;FE FE 05 A1 &quot;&amp;LEFT(DEC2HEX([.A1259]; 4);2)&amp;&quot; &quot;&amp;RIGHT(DEC2HEX([.A1259]; 4);2)&amp;&quot; &quot;&amp;(RIGHT(DEC2HEX(HEX2DEC(&quot;05&quot;)+HEX2DEC(&quot;A1&quot;)+HEX2DEC(DEC2HEX([.A1259]; 4));4); 2))&amp;&quot; 16&quot;)" office:value-type="string" office:string-value="FE FE 05 A1 04 EA 90 16" calcext:value-type="string">
            <text:p>FE FE 05 A1 04 EA 90 1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(&quot;FE FE 05 A1 &quot;&amp;LEFT(DEC2HEX([.A1260]; 4);2)&amp;&quot; &quot;&amp;RIGHT(DEC2HEX([.A1260]; 4);2)&amp;&quot; &quot;&amp;(RIGHT(DEC2HEX(HEX2DEC(&quot;05&quot;)+HEX2DEC(&quot;A1&quot;)+HEX2DEC(DEC2HEX([.A1260]; 4));4); 2))&amp;&quot; 16&quot;)" office:value-type="string" office:string-value="FE FE 05 A1 04 EB 91 16" calcext:value-type="string">
            <text:p>FE FE 05 A1 04 EB 91 1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&quot;FE FE 05 A1 &quot;&amp;LEFT(DEC2HEX([.A1261]; 4);2)&amp;&quot; &quot;&amp;RIGHT(DEC2HEX([.A1261]; 4);2)&amp;&quot; &quot;&amp;(RIGHT(DEC2HEX(HEX2DEC(&quot;05&quot;)+HEX2DEC(&quot;A1&quot;)+HEX2DEC(DEC2HEX([.A1261]; 4));4); 2))&amp;&quot; 16&quot;)" office:value-type="string" office:string-value="FE FE 05 A1 04 EC 92 16" calcext:value-type="string">
            <text:p>FE FE 05 A1 04 EC 92 1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(&quot;FE FE 05 A1 &quot;&amp;LEFT(DEC2HEX([.A1262]; 4);2)&amp;&quot; &quot;&amp;RIGHT(DEC2HEX([.A1262]; 4);2)&amp;&quot; &quot;&amp;(RIGHT(DEC2HEX(HEX2DEC(&quot;05&quot;)+HEX2DEC(&quot;A1&quot;)+HEX2DEC(DEC2HEX([.A1262]; 4));4); 2))&amp;&quot; 16&quot;)" office:value-type="string" office:string-value="FE FE 05 A1 04 ED 93 16" calcext:value-type="string">
            <text:p>FE FE 05 A1 04 ED 93 1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(&quot;FE FE 05 A1 &quot;&amp;LEFT(DEC2HEX([.A1263]; 4);2)&amp;&quot; &quot;&amp;RIGHT(DEC2HEX([.A1263]; 4);2)&amp;&quot; &quot;&amp;(RIGHT(DEC2HEX(HEX2DEC(&quot;05&quot;)+HEX2DEC(&quot;A1&quot;)+HEX2DEC(DEC2HEX([.A1263]; 4));4); 2))&amp;&quot; 16&quot;)" office:value-type="string" office:string-value="FE FE 05 A1 04 EE 94 16" calcext:value-type="string">
            <text:p>FE FE 05 A1 04 EE 94 1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(&quot;FE FE 05 A1 &quot;&amp;LEFT(DEC2HEX([.A1264]; 4);2)&amp;&quot; &quot;&amp;RIGHT(DEC2HEX([.A1264]; 4);2)&amp;&quot; &quot;&amp;(RIGHT(DEC2HEX(HEX2DEC(&quot;05&quot;)+HEX2DEC(&quot;A1&quot;)+HEX2DEC(DEC2HEX([.A1264]; 4));4); 2))&amp;&quot; 16&quot;)" office:value-type="string" office:string-value="FE FE 05 A1 04 EF 95 16" calcext:value-type="string">
            <text:p>FE FE 05 A1 04 EF 95 1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(&quot;FE FE 05 A1 &quot;&amp;LEFT(DEC2HEX([.A1265]; 4);2)&amp;&quot; &quot;&amp;RIGHT(DEC2HEX([.A1265]; 4);2)&amp;&quot; &quot;&amp;(RIGHT(DEC2HEX(HEX2DEC(&quot;05&quot;)+HEX2DEC(&quot;A1&quot;)+HEX2DEC(DEC2HEX([.A1265]; 4));4); 2))&amp;&quot; 16&quot;)" office:value-type="string" office:string-value="FE FE 05 A1 04 F0 96 16" calcext:value-type="string">
            <text:p>FE FE 05 A1 04 F0 96 1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(&quot;FE FE 05 A1 &quot;&amp;LEFT(DEC2HEX([.A1266]; 4);2)&amp;&quot; &quot;&amp;RIGHT(DEC2HEX([.A1266]; 4);2)&amp;&quot; &quot;&amp;(RIGHT(DEC2HEX(HEX2DEC(&quot;05&quot;)+HEX2DEC(&quot;A1&quot;)+HEX2DEC(DEC2HEX([.A1266]; 4));4); 2))&amp;&quot; 16&quot;)" office:value-type="string" office:string-value="FE FE 05 A1 04 F1 97 16" calcext:value-type="string">
            <text:p>FE FE 05 A1 04 F1 97 1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(&quot;FE FE 05 A1 &quot;&amp;LEFT(DEC2HEX([.A1267]; 4);2)&amp;&quot; &quot;&amp;RIGHT(DEC2HEX([.A1267]; 4);2)&amp;&quot; &quot;&amp;(RIGHT(DEC2HEX(HEX2DEC(&quot;05&quot;)+HEX2DEC(&quot;A1&quot;)+HEX2DEC(DEC2HEX([.A1267]; 4));4); 2))&amp;&quot; 16&quot;)" office:value-type="string" office:string-value="FE FE 05 A1 04 F2 98 16" calcext:value-type="string">
            <text:p>FE FE 05 A1 04 F2 98 1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(&quot;FE FE 05 A1 &quot;&amp;LEFT(DEC2HEX([.A1268]; 4);2)&amp;&quot; &quot;&amp;RIGHT(DEC2HEX([.A1268]; 4);2)&amp;&quot; &quot;&amp;(RIGHT(DEC2HEX(HEX2DEC(&quot;05&quot;)+HEX2DEC(&quot;A1&quot;)+HEX2DEC(DEC2HEX([.A1268]; 4));4); 2))&amp;&quot; 16&quot;)" office:value-type="string" office:string-value="FE FE 05 A1 04 F3 99 16" calcext:value-type="string">
            <text:p>FE FE 05 A1 04 F3 99 1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(&quot;FE FE 05 A1 &quot;&amp;LEFT(DEC2HEX([.A1269]; 4);2)&amp;&quot; &quot;&amp;RIGHT(DEC2HEX([.A1269]; 4);2)&amp;&quot; &quot;&amp;(RIGHT(DEC2HEX(HEX2DEC(&quot;05&quot;)+HEX2DEC(&quot;A1&quot;)+HEX2DEC(DEC2HEX([.A1269]; 4));4); 2))&amp;&quot; 16&quot;)" office:value-type="string" office:string-value="FE FE 05 A1 04 F4 9A 16" calcext:value-type="string">
            <text:p>FE FE 05 A1 04 F4 9A 1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(&quot;FE FE 05 A1 &quot;&amp;LEFT(DEC2HEX([.A1270]; 4);2)&amp;&quot; &quot;&amp;RIGHT(DEC2HEX([.A1270]; 4);2)&amp;&quot; &quot;&amp;(RIGHT(DEC2HEX(HEX2DEC(&quot;05&quot;)+HEX2DEC(&quot;A1&quot;)+HEX2DEC(DEC2HEX([.A1270]; 4));4); 2))&amp;&quot; 16&quot;)" office:value-type="string" office:string-value="FE FE 05 A1 04 F5 9B 16" calcext:value-type="string">
            <text:p>FE FE 05 A1 04 F5 9B 1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(&quot;FE FE 05 A1 &quot;&amp;LEFT(DEC2HEX([.A1271]; 4);2)&amp;&quot; &quot;&amp;RIGHT(DEC2HEX([.A1271]; 4);2)&amp;&quot; &quot;&amp;(RIGHT(DEC2HEX(HEX2DEC(&quot;05&quot;)+HEX2DEC(&quot;A1&quot;)+HEX2DEC(DEC2HEX([.A1271]; 4));4); 2))&amp;&quot; 16&quot;)" office:value-type="string" office:string-value="FE FE 05 A1 04 F6 9C 16" calcext:value-type="string">
            <text:p>FE FE 05 A1 04 F6 9C 1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(&quot;FE FE 05 A1 &quot;&amp;LEFT(DEC2HEX([.A1272]; 4);2)&amp;&quot; &quot;&amp;RIGHT(DEC2HEX([.A1272]; 4);2)&amp;&quot; &quot;&amp;(RIGHT(DEC2HEX(HEX2DEC(&quot;05&quot;)+HEX2DEC(&quot;A1&quot;)+HEX2DEC(DEC2HEX([.A1272]; 4));4); 2))&amp;&quot; 16&quot;)" office:value-type="string" office:string-value="FE FE 05 A1 04 F7 9D 16" calcext:value-type="string">
            <text:p>FE FE 05 A1 04 F7 9D 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(&quot;FE FE 05 A1 &quot;&amp;LEFT(DEC2HEX([.A1273]; 4);2)&amp;&quot; &quot;&amp;RIGHT(DEC2HEX([.A1273]; 4);2)&amp;&quot; &quot;&amp;(RIGHT(DEC2HEX(HEX2DEC(&quot;05&quot;)+HEX2DEC(&quot;A1&quot;)+HEX2DEC(DEC2HEX([.A1273]; 4));4); 2))&amp;&quot; 16&quot;)" office:value-type="string" office:string-value="FE FE 05 A1 04 F8 9E 16" calcext:value-type="string">
            <text:p>FE FE 05 A1 04 F8 9E 1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(&quot;FE FE 05 A1 &quot;&amp;LEFT(DEC2HEX([.A1274]; 4);2)&amp;&quot; &quot;&amp;RIGHT(DEC2HEX([.A1274]; 4);2)&amp;&quot; &quot;&amp;(RIGHT(DEC2HEX(HEX2DEC(&quot;05&quot;)+HEX2DEC(&quot;A1&quot;)+HEX2DEC(DEC2HEX([.A1274]; 4));4); 2))&amp;&quot; 16&quot;)" office:value-type="string" office:string-value="FE FE 05 A1 04 F9 9F 16" calcext:value-type="string">
            <text:p>FE FE 05 A1 04 F9 9F 1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(&quot;FE FE 05 A1 &quot;&amp;LEFT(DEC2HEX([.A1275]; 4);2)&amp;&quot; &quot;&amp;RIGHT(DEC2HEX([.A1275]; 4);2)&amp;&quot; &quot;&amp;(RIGHT(DEC2HEX(HEX2DEC(&quot;05&quot;)+HEX2DEC(&quot;A1&quot;)+HEX2DEC(DEC2HEX([.A1275]; 4));4); 2))&amp;&quot; 16&quot;)" office:value-type="string" office:string-value="FE FE 05 A1 04 FA A0 16" calcext:value-type="string">
            <text:p>FE FE 05 A1 04 FA A0 1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(&quot;FE FE 05 A1 &quot;&amp;LEFT(DEC2HEX([.A1276]; 4);2)&amp;&quot; &quot;&amp;RIGHT(DEC2HEX([.A1276]; 4);2)&amp;&quot; &quot;&amp;(RIGHT(DEC2HEX(HEX2DEC(&quot;05&quot;)+HEX2DEC(&quot;A1&quot;)+HEX2DEC(DEC2HEX([.A1276]; 4));4); 2))&amp;&quot; 16&quot;)" office:value-type="string" office:string-value="FE FE 05 A1 04 FB A1 16" calcext:value-type="string">
            <text:p>FE FE 05 A1 04 FB A1 1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(&quot;FE FE 05 A1 &quot;&amp;LEFT(DEC2HEX([.A1277]; 4);2)&amp;&quot; &quot;&amp;RIGHT(DEC2HEX([.A1277]; 4);2)&amp;&quot; &quot;&amp;(RIGHT(DEC2HEX(HEX2DEC(&quot;05&quot;)+HEX2DEC(&quot;A1&quot;)+HEX2DEC(DEC2HEX([.A1277]; 4));4); 2))&amp;&quot; 16&quot;)" office:value-type="string" office:string-value="FE FE 05 A1 04 FC A2 16" calcext:value-type="string">
            <text:p>FE FE 05 A1 04 FC A2 1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(&quot;FE FE 05 A1 &quot;&amp;LEFT(DEC2HEX([.A1278]; 4);2)&amp;&quot; &quot;&amp;RIGHT(DEC2HEX([.A1278]; 4);2)&amp;&quot; &quot;&amp;(RIGHT(DEC2HEX(HEX2DEC(&quot;05&quot;)+HEX2DEC(&quot;A1&quot;)+HEX2DEC(DEC2HEX([.A1278]; 4));4); 2))&amp;&quot; 16&quot;)" office:value-type="string" office:string-value="FE FE 05 A1 04 FD A3 16" calcext:value-type="string">
            <text:p>FE FE 05 A1 04 FD A3 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(&quot;FE FE 05 A1 &quot;&amp;LEFT(DEC2HEX([.A1279]; 4);2)&amp;&quot; &quot;&amp;RIGHT(DEC2HEX([.A1279]; 4);2)&amp;&quot; &quot;&amp;(RIGHT(DEC2HEX(HEX2DEC(&quot;05&quot;)+HEX2DEC(&quot;A1&quot;)+HEX2DEC(DEC2HEX([.A1279]; 4));4); 2))&amp;&quot; 16&quot;)" office:value-type="string" office:string-value="FE FE 05 A1 04 FE A4 16" calcext:value-type="string">
            <text:p>FE FE 05 A1 04 FE A4 1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(&quot;FE FE 05 A1 &quot;&amp;LEFT(DEC2HEX([.A1280]; 4);2)&amp;&quot; &quot;&amp;RIGHT(DEC2HEX([.A1280]; 4);2)&amp;&quot; &quot;&amp;(RIGHT(DEC2HEX(HEX2DEC(&quot;05&quot;)+HEX2DEC(&quot;A1&quot;)+HEX2DEC(DEC2HEX([.A1280]; 4));4); 2))&amp;&quot; 16&quot;)" office:value-type="string" office:string-value="FE FE 05 A1 04 FF A5 16" calcext:value-type="string">
            <text:p>FE FE 05 A1 04 FF A5 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&quot;FE FE 05 A1 &quot;&amp;LEFT(DEC2HEX([.A1281]; 4);2)&amp;&quot; &quot;&amp;RIGHT(DEC2HEX([.A1281]; 4);2)&amp;&quot; &quot;&amp;(RIGHT(DEC2HEX(HEX2DEC(&quot;05&quot;)+HEX2DEC(&quot;A1&quot;)+HEX2DEC(DEC2HEX([.A1281]; 4));4); 2))&amp;&quot; 16&quot;)" office:value-type="string" office:string-value="FE FE 05 A1 05 00 A6 16" calcext:value-type="string">
            <text:p>FE FE 05 A1 05 00 A6 1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(&quot;FE FE 05 A1 &quot;&amp;LEFT(DEC2HEX([.A1282]; 4);2)&amp;&quot; &quot;&amp;RIGHT(DEC2HEX([.A1282]; 4);2)&amp;&quot; &quot;&amp;(RIGHT(DEC2HEX(HEX2DEC(&quot;05&quot;)+HEX2DEC(&quot;A1&quot;)+HEX2DEC(DEC2HEX([.A1282]; 4));4); 2))&amp;&quot; 16&quot;)" office:value-type="string" office:string-value="FE FE 05 A1 05 01 A7 16" calcext:value-type="string">
            <text:p>FE FE 05 A1 05 01 A7 1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(&quot;FE FE 05 A1 &quot;&amp;LEFT(DEC2HEX([.A1283]; 4);2)&amp;&quot; &quot;&amp;RIGHT(DEC2HEX([.A1283]; 4);2)&amp;&quot; &quot;&amp;(RIGHT(DEC2HEX(HEX2DEC(&quot;05&quot;)+HEX2DEC(&quot;A1&quot;)+HEX2DEC(DEC2HEX([.A1283]; 4));4); 2))&amp;&quot; 16&quot;)" office:value-type="string" office:string-value="FE FE 05 A1 05 02 A8 16" calcext:value-type="string">
            <text:p>FE FE 05 A1 05 02 A8 1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(&quot;FE FE 05 A1 &quot;&amp;LEFT(DEC2HEX([.A1284]; 4);2)&amp;&quot; &quot;&amp;RIGHT(DEC2HEX([.A1284]; 4);2)&amp;&quot; &quot;&amp;(RIGHT(DEC2HEX(HEX2DEC(&quot;05&quot;)+HEX2DEC(&quot;A1&quot;)+HEX2DEC(DEC2HEX([.A1284]; 4));4); 2))&amp;&quot; 16&quot;)" office:value-type="string" office:string-value="FE FE 05 A1 05 03 A9 16" calcext:value-type="string">
            <text:p>FE FE 05 A1 05 03 A9 1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(&quot;FE FE 05 A1 &quot;&amp;LEFT(DEC2HEX([.A1285]; 4);2)&amp;&quot; &quot;&amp;RIGHT(DEC2HEX([.A1285]; 4);2)&amp;&quot; &quot;&amp;(RIGHT(DEC2HEX(HEX2DEC(&quot;05&quot;)+HEX2DEC(&quot;A1&quot;)+HEX2DEC(DEC2HEX([.A1285]; 4));4); 2))&amp;&quot; 16&quot;)" office:value-type="string" office:string-value="FE FE 05 A1 05 04 AA 16" calcext:value-type="string">
            <text:p>FE FE 05 A1 05 04 AA 1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(&quot;FE FE 05 A1 &quot;&amp;LEFT(DEC2HEX([.A1286]; 4);2)&amp;&quot; &quot;&amp;RIGHT(DEC2HEX([.A1286]; 4);2)&amp;&quot; &quot;&amp;(RIGHT(DEC2HEX(HEX2DEC(&quot;05&quot;)+HEX2DEC(&quot;A1&quot;)+HEX2DEC(DEC2HEX([.A1286]; 4));4); 2))&amp;&quot; 16&quot;)" office:value-type="string" office:string-value="FE FE 05 A1 05 05 AB 16" calcext:value-type="string">
            <text:p>FE FE 05 A1 05 05 AB 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(&quot;FE FE 05 A1 &quot;&amp;LEFT(DEC2HEX([.A1287]; 4);2)&amp;&quot; &quot;&amp;RIGHT(DEC2HEX([.A1287]; 4);2)&amp;&quot; &quot;&amp;(RIGHT(DEC2HEX(HEX2DEC(&quot;05&quot;)+HEX2DEC(&quot;A1&quot;)+HEX2DEC(DEC2HEX([.A1287]; 4));4); 2))&amp;&quot; 16&quot;)" office:value-type="string" office:string-value="FE FE 05 A1 05 06 AC 16" calcext:value-type="string">
            <text:p>FE FE 05 A1 05 06 AC 1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(&quot;FE FE 05 A1 &quot;&amp;LEFT(DEC2HEX([.A1288]; 4);2)&amp;&quot; &quot;&amp;RIGHT(DEC2HEX([.A1288]; 4);2)&amp;&quot; &quot;&amp;(RIGHT(DEC2HEX(HEX2DEC(&quot;05&quot;)+HEX2DEC(&quot;A1&quot;)+HEX2DEC(DEC2HEX([.A1288]; 4));4); 2))&amp;&quot; 16&quot;)" office:value-type="string" office:string-value="FE FE 05 A1 05 07 AD 16" calcext:value-type="string">
            <text:p>FE FE 05 A1 05 07 AD 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(&quot;FE FE 05 A1 &quot;&amp;LEFT(DEC2HEX([.A1289]; 4);2)&amp;&quot; &quot;&amp;RIGHT(DEC2HEX([.A1289]; 4);2)&amp;&quot; &quot;&amp;(RIGHT(DEC2HEX(HEX2DEC(&quot;05&quot;)+HEX2DEC(&quot;A1&quot;)+HEX2DEC(DEC2HEX([.A1289]; 4));4); 2))&amp;&quot; 16&quot;)" office:value-type="string" office:string-value="FE FE 05 A1 05 08 AE 16" calcext:value-type="string">
            <text:p>FE FE 05 A1 05 08 AE 1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(&quot;FE FE 05 A1 &quot;&amp;LEFT(DEC2HEX([.A1290]; 4);2)&amp;&quot; &quot;&amp;RIGHT(DEC2HEX([.A1290]; 4);2)&amp;&quot; &quot;&amp;(RIGHT(DEC2HEX(HEX2DEC(&quot;05&quot;)+HEX2DEC(&quot;A1&quot;)+HEX2DEC(DEC2HEX([.A1290]; 4));4); 2))&amp;&quot; 16&quot;)" office:value-type="string" office:string-value="FE FE 05 A1 05 09 AF 16" calcext:value-type="string">
            <text:p>FE FE 05 A1 05 09 AF 1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(&quot;FE FE 05 A1 &quot;&amp;LEFT(DEC2HEX([.A1291]; 4);2)&amp;&quot; &quot;&amp;RIGHT(DEC2HEX([.A1291]; 4);2)&amp;&quot; &quot;&amp;(RIGHT(DEC2HEX(HEX2DEC(&quot;05&quot;)+HEX2DEC(&quot;A1&quot;)+HEX2DEC(DEC2HEX([.A1291]; 4));4); 2))&amp;&quot; 16&quot;)" office:value-type="string" office:string-value="FE FE 05 A1 05 0A B0 16" calcext:value-type="string">
            <text:p>FE FE 05 A1 05 0A B0 1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(&quot;FE FE 05 A1 &quot;&amp;LEFT(DEC2HEX([.A1292]; 4);2)&amp;&quot; &quot;&amp;RIGHT(DEC2HEX([.A1292]; 4);2)&amp;&quot; &quot;&amp;(RIGHT(DEC2HEX(HEX2DEC(&quot;05&quot;)+HEX2DEC(&quot;A1&quot;)+HEX2DEC(DEC2HEX([.A1292]; 4));4); 2))&amp;&quot; 16&quot;)" office:value-type="string" office:string-value="FE FE 05 A1 05 0B B1 16" calcext:value-type="string">
            <text:p>FE FE 05 A1 05 0B B1 1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(&quot;FE FE 05 A1 &quot;&amp;LEFT(DEC2HEX([.A1293]; 4);2)&amp;&quot; &quot;&amp;RIGHT(DEC2HEX([.A1293]; 4);2)&amp;&quot; &quot;&amp;(RIGHT(DEC2HEX(HEX2DEC(&quot;05&quot;)+HEX2DEC(&quot;A1&quot;)+HEX2DEC(DEC2HEX([.A1293]; 4));4); 2))&amp;&quot; 16&quot;)" office:value-type="string" office:string-value="FE FE 05 A1 05 0C B2 16" calcext:value-type="string">
            <text:p>FE FE 05 A1 05 0C B2 1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(&quot;FE FE 05 A1 &quot;&amp;LEFT(DEC2HEX([.A1294]; 4);2)&amp;&quot; &quot;&amp;RIGHT(DEC2HEX([.A1294]; 4);2)&amp;&quot; &quot;&amp;(RIGHT(DEC2HEX(HEX2DEC(&quot;05&quot;)+HEX2DEC(&quot;A1&quot;)+HEX2DEC(DEC2HEX([.A1294]; 4));4); 2))&amp;&quot; 16&quot;)" office:value-type="string" office:string-value="FE FE 05 A1 05 0D B3 16" calcext:value-type="string">
            <text:p>FE FE 05 A1 05 0D B3 1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(&quot;FE FE 05 A1 &quot;&amp;LEFT(DEC2HEX([.A1295]; 4);2)&amp;&quot; &quot;&amp;RIGHT(DEC2HEX([.A1295]; 4);2)&amp;&quot; &quot;&amp;(RIGHT(DEC2HEX(HEX2DEC(&quot;05&quot;)+HEX2DEC(&quot;A1&quot;)+HEX2DEC(DEC2HEX([.A1295]; 4));4); 2))&amp;&quot; 16&quot;)" office:value-type="string" office:string-value="FE FE 05 A1 05 0E B4 16" calcext:value-type="string">
            <text:p>FE FE 05 A1 05 0E B4 1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(&quot;FE FE 05 A1 &quot;&amp;LEFT(DEC2HEX([.A1296]; 4);2)&amp;&quot; &quot;&amp;RIGHT(DEC2HEX([.A1296]; 4);2)&amp;&quot; &quot;&amp;(RIGHT(DEC2HEX(HEX2DEC(&quot;05&quot;)+HEX2DEC(&quot;A1&quot;)+HEX2DEC(DEC2HEX([.A1296]; 4));4); 2))&amp;&quot; 16&quot;)" office:value-type="string" office:string-value="FE FE 05 A1 05 0F B5 16" calcext:value-type="string">
            <text:p>FE FE 05 A1 05 0F B5 1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(&quot;FE FE 05 A1 &quot;&amp;LEFT(DEC2HEX([.A1297]; 4);2)&amp;&quot; &quot;&amp;RIGHT(DEC2HEX([.A1297]; 4);2)&amp;&quot; &quot;&amp;(RIGHT(DEC2HEX(HEX2DEC(&quot;05&quot;)+HEX2DEC(&quot;A1&quot;)+HEX2DEC(DEC2HEX([.A1297]; 4));4); 2))&amp;&quot; 16&quot;)" office:value-type="string" office:string-value="FE FE 05 A1 05 10 B6 16" calcext:value-type="string">
            <text:p>FE FE 05 A1 05 10 B6 1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(&quot;FE FE 05 A1 &quot;&amp;LEFT(DEC2HEX([.A1298]; 4);2)&amp;&quot; &quot;&amp;RIGHT(DEC2HEX([.A1298]; 4);2)&amp;&quot; &quot;&amp;(RIGHT(DEC2HEX(HEX2DEC(&quot;05&quot;)+HEX2DEC(&quot;A1&quot;)+HEX2DEC(DEC2HEX([.A1298]; 4));4); 2))&amp;&quot; 16&quot;)" office:value-type="string" office:string-value="FE FE 05 A1 05 11 B7 16" calcext:value-type="string">
            <text:p>FE FE 05 A1 05 11 B7 1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(&quot;FE FE 05 A1 &quot;&amp;LEFT(DEC2HEX([.A1299]; 4);2)&amp;&quot; &quot;&amp;RIGHT(DEC2HEX([.A1299]; 4);2)&amp;&quot; &quot;&amp;(RIGHT(DEC2HEX(HEX2DEC(&quot;05&quot;)+HEX2DEC(&quot;A1&quot;)+HEX2DEC(DEC2HEX([.A1299]; 4));4); 2))&amp;&quot; 16&quot;)" office:value-type="string" office:string-value="FE FE 05 A1 05 12 B8 16" calcext:value-type="string">
            <text:p>FE FE 05 A1 05 12 B8 1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(&quot;FE FE 05 A1 &quot;&amp;LEFT(DEC2HEX([.A1300]; 4);2)&amp;&quot; &quot;&amp;RIGHT(DEC2HEX([.A1300]; 4);2)&amp;&quot; &quot;&amp;(RIGHT(DEC2HEX(HEX2DEC(&quot;05&quot;)+HEX2DEC(&quot;A1&quot;)+HEX2DEC(DEC2HEX([.A1300]; 4));4); 2))&amp;&quot; 16&quot;)" office:value-type="string" office:string-value="FE FE 05 A1 05 13 B9 16" calcext:value-type="string">
            <text:p>FE FE 05 A1 05 13 B9 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(&quot;FE FE 05 A1 &quot;&amp;LEFT(DEC2HEX([.A1301]; 4);2)&amp;&quot; &quot;&amp;RIGHT(DEC2HEX([.A1301]; 4);2)&amp;&quot; &quot;&amp;(RIGHT(DEC2HEX(HEX2DEC(&quot;05&quot;)+HEX2DEC(&quot;A1&quot;)+HEX2DEC(DEC2HEX([.A1301]; 4));4); 2))&amp;&quot; 16&quot;)" office:value-type="string" office:string-value="FE FE 05 A1 05 14 BA 16" calcext:value-type="string">
            <text:p>FE FE 05 A1 05 14 BA 1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(&quot;FE FE 05 A1 &quot;&amp;LEFT(DEC2HEX([.A1302]; 4);2)&amp;&quot; &quot;&amp;RIGHT(DEC2HEX([.A1302]; 4);2)&amp;&quot; &quot;&amp;(RIGHT(DEC2HEX(HEX2DEC(&quot;05&quot;)+HEX2DEC(&quot;A1&quot;)+HEX2DEC(DEC2HEX([.A1302]; 4));4); 2))&amp;&quot; 16&quot;)" office:value-type="string" office:string-value="FE FE 05 A1 05 15 BB 16" calcext:value-type="string">
            <text:p>FE FE 05 A1 05 15 BB 1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(&quot;FE FE 05 A1 &quot;&amp;LEFT(DEC2HEX([.A1303]; 4);2)&amp;&quot; &quot;&amp;RIGHT(DEC2HEX([.A1303]; 4);2)&amp;&quot; &quot;&amp;(RIGHT(DEC2HEX(HEX2DEC(&quot;05&quot;)+HEX2DEC(&quot;A1&quot;)+HEX2DEC(DEC2HEX([.A1303]; 4));4); 2))&amp;&quot; 16&quot;)" office:value-type="string" office:string-value="FE FE 05 A1 05 16 BC 16" calcext:value-type="string">
            <text:p>FE FE 05 A1 05 16 BC 1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(&quot;FE FE 05 A1 &quot;&amp;LEFT(DEC2HEX([.A1304]; 4);2)&amp;&quot; &quot;&amp;RIGHT(DEC2HEX([.A1304]; 4);2)&amp;&quot; &quot;&amp;(RIGHT(DEC2HEX(HEX2DEC(&quot;05&quot;)+HEX2DEC(&quot;A1&quot;)+HEX2DEC(DEC2HEX([.A1304]; 4));4); 2))&amp;&quot; 16&quot;)" office:value-type="string" office:string-value="FE FE 05 A1 05 17 BD 16" calcext:value-type="string">
            <text:p>FE FE 05 A1 05 17 BD 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(&quot;FE FE 05 A1 &quot;&amp;LEFT(DEC2HEX([.A1305]; 4);2)&amp;&quot; &quot;&amp;RIGHT(DEC2HEX([.A1305]; 4);2)&amp;&quot; &quot;&amp;(RIGHT(DEC2HEX(HEX2DEC(&quot;05&quot;)+HEX2DEC(&quot;A1&quot;)+HEX2DEC(DEC2HEX([.A1305]; 4));4); 2))&amp;&quot; 16&quot;)" office:value-type="string" office:string-value="FE FE 05 A1 05 18 BE 16" calcext:value-type="string">
            <text:p>FE FE 05 A1 05 18 BE 1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(&quot;FE FE 05 A1 &quot;&amp;LEFT(DEC2HEX([.A1306]; 4);2)&amp;&quot; &quot;&amp;RIGHT(DEC2HEX([.A1306]; 4);2)&amp;&quot; &quot;&amp;(RIGHT(DEC2HEX(HEX2DEC(&quot;05&quot;)+HEX2DEC(&quot;A1&quot;)+HEX2DEC(DEC2HEX([.A1306]; 4));4); 2))&amp;&quot; 16&quot;)" office:value-type="string" office:string-value="FE FE 05 A1 05 19 BF 16" calcext:value-type="string">
            <text:p>FE FE 05 A1 05 19 BF 1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(&quot;FE FE 05 A1 &quot;&amp;LEFT(DEC2HEX([.A1307]; 4);2)&amp;&quot; &quot;&amp;RIGHT(DEC2HEX([.A1307]; 4);2)&amp;&quot; &quot;&amp;(RIGHT(DEC2HEX(HEX2DEC(&quot;05&quot;)+HEX2DEC(&quot;A1&quot;)+HEX2DEC(DEC2HEX([.A1307]; 4));4); 2))&amp;&quot; 16&quot;)" office:value-type="string" office:string-value="FE FE 05 A1 05 1A C0 16" calcext:value-type="string">
            <text:p>FE FE 05 A1 05 1A C0 1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(&quot;FE FE 05 A1 &quot;&amp;LEFT(DEC2HEX([.A1308]; 4);2)&amp;&quot; &quot;&amp;RIGHT(DEC2HEX([.A1308]; 4);2)&amp;&quot; &quot;&amp;(RIGHT(DEC2HEX(HEX2DEC(&quot;05&quot;)+HEX2DEC(&quot;A1&quot;)+HEX2DEC(DEC2HEX([.A1308]; 4));4); 2))&amp;&quot; 16&quot;)" office:value-type="string" office:string-value="FE FE 05 A1 05 1B C1 16" calcext:value-type="string">
            <text:p>FE FE 05 A1 05 1B C1 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(&quot;FE FE 05 A1 &quot;&amp;LEFT(DEC2HEX([.A1309]; 4);2)&amp;&quot; &quot;&amp;RIGHT(DEC2HEX([.A1309]; 4);2)&amp;&quot; &quot;&amp;(RIGHT(DEC2HEX(HEX2DEC(&quot;05&quot;)+HEX2DEC(&quot;A1&quot;)+HEX2DEC(DEC2HEX([.A1309]; 4));4); 2))&amp;&quot; 16&quot;)" office:value-type="string" office:string-value="FE FE 05 A1 05 1C C2 16" calcext:value-type="string">
            <text:p>FE FE 05 A1 05 1C C2 1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(&quot;FE FE 05 A1 &quot;&amp;LEFT(DEC2HEX([.A1310]; 4);2)&amp;&quot; &quot;&amp;RIGHT(DEC2HEX([.A1310]; 4);2)&amp;&quot; &quot;&amp;(RIGHT(DEC2HEX(HEX2DEC(&quot;05&quot;)+HEX2DEC(&quot;A1&quot;)+HEX2DEC(DEC2HEX([.A1310]; 4));4); 2))&amp;&quot; 16&quot;)" office:value-type="string" office:string-value="FE FE 05 A1 05 1D C3 16" calcext:value-type="string">
            <text:p>FE FE 05 A1 05 1D C3 1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(&quot;FE FE 05 A1 &quot;&amp;LEFT(DEC2HEX([.A1311]; 4);2)&amp;&quot; &quot;&amp;RIGHT(DEC2HEX([.A1311]; 4);2)&amp;&quot; &quot;&amp;(RIGHT(DEC2HEX(HEX2DEC(&quot;05&quot;)+HEX2DEC(&quot;A1&quot;)+HEX2DEC(DEC2HEX([.A1311]; 4));4); 2))&amp;&quot; 16&quot;)" office:value-type="string" office:string-value="FE FE 05 A1 05 1E C4 16" calcext:value-type="string">
            <text:p>FE FE 05 A1 05 1E C4 1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(&quot;FE FE 05 A1 &quot;&amp;LEFT(DEC2HEX([.A1312]; 4);2)&amp;&quot; &quot;&amp;RIGHT(DEC2HEX([.A1312]; 4);2)&amp;&quot; &quot;&amp;(RIGHT(DEC2HEX(HEX2DEC(&quot;05&quot;)+HEX2DEC(&quot;A1&quot;)+HEX2DEC(DEC2HEX([.A1312]; 4));4); 2))&amp;&quot; 16&quot;)" office:value-type="string" office:string-value="FE FE 05 A1 05 1F C5 16" calcext:value-type="string">
            <text:p>FE FE 05 A1 05 1F C5 1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(&quot;FE FE 05 A1 &quot;&amp;LEFT(DEC2HEX([.A1313]; 4);2)&amp;&quot; &quot;&amp;RIGHT(DEC2HEX([.A1313]; 4);2)&amp;&quot; &quot;&amp;(RIGHT(DEC2HEX(HEX2DEC(&quot;05&quot;)+HEX2DEC(&quot;A1&quot;)+HEX2DEC(DEC2HEX([.A1313]; 4));4); 2))&amp;&quot; 16&quot;)" office:value-type="string" office:string-value="FE FE 05 A1 05 20 C6 16" calcext:value-type="string">
            <text:p>FE FE 05 A1 05 20 C6 1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(&quot;FE FE 05 A1 &quot;&amp;LEFT(DEC2HEX([.A1314]; 4);2)&amp;&quot; &quot;&amp;RIGHT(DEC2HEX([.A1314]; 4);2)&amp;&quot; &quot;&amp;(RIGHT(DEC2HEX(HEX2DEC(&quot;05&quot;)+HEX2DEC(&quot;A1&quot;)+HEX2DEC(DEC2HEX([.A1314]; 4));4); 2))&amp;&quot; 16&quot;)" office:value-type="string" office:string-value="FE FE 05 A1 05 21 C7 16" calcext:value-type="string">
            <text:p>FE FE 05 A1 05 21 C7 1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(&quot;FE FE 05 A1 &quot;&amp;LEFT(DEC2HEX([.A1315]; 4);2)&amp;&quot; &quot;&amp;RIGHT(DEC2HEX([.A1315]; 4);2)&amp;&quot; &quot;&amp;(RIGHT(DEC2HEX(HEX2DEC(&quot;05&quot;)+HEX2DEC(&quot;A1&quot;)+HEX2DEC(DEC2HEX([.A1315]; 4));4); 2))&amp;&quot; 16&quot;)" office:value-type="string" office:string-value="FE FE 05 A1 05 22 C8 16" calcext:value-type="string">
            <text:p>FE FE 05 A1 05 22 C8 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(&quot;FE FE 05 A1 &quot;&amp;LEFT(DEC2HEX([.A1316]; 4);2)&amp;&quot; &quot;&amp;RIGHT(DEC2HEX([.A1316]; 4);2)&amp;&quot; &quot;&amp;(RIGHT(DEC2HEX(HEX2DEC(&quot;05&quot;)+HEX2DEC(&quot;A1&quot;)+HEX2DEC(DEC2HEX([.A1316]; 4));4); 2))&amp;&quot; 16&quot;)" office:value-type="string" office:string-value="FE FE 05 A1 05 23 C9 16" calcext:value-type="string">
            <text:p>FE FE 05 A1 05 23 C9 1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(&quot;FE FE 05 A1 &quot;&amp;LEFT(DEC2HEX([.A1317]; 4);2)&amp;&quot; &quot;&amp;RIGHT(DEC2HEX([.A1317]; 4);2)&amp;&quot; &quot;&amp;(RIGHT(DEC2HEX(HEX2DEC(&quot;05&quot;)+HEX2DEC(&quot;A1&quot;)+HEX2DEC(DEC2HEX([.A1317]; 4));4); 2))&amp;&quot; 16&quot;)" office:value-type="string" office:string-value="FE FE 05 A1 05 24 CA 16" calcext:value-type="string">
            <text:p>FE FE 05 A1 05 24 CA 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(&quot;FE FE 05 A1 &quot;&amp;LEFT(DEC2HEX([.A1318]; 4);2)&amp;&quot; &quot;&amp;RIGHT(DEC2HEX([.A1318]; 4);2)&amp;&quot; &quot;&amp;(RIGHT(DEC2HEX(HEX2DEC(&quot;05&quot;)+HEX2DEC(&quot;A1&quot;)+HEX2DEC(DEC2HEX([.A1318]; 4));4); 2))&amp;&quot; 16&quot;)" office:value-type="string" office:string-value="FE FE 05 A1 05 25 CB 16" calcext:value-type="string">
            <text:p>FE FE 05 A1 05 25 CB 1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(&quot;FE FE 05 A1 &quot;&amp;LEFT(DEC2HEX([.A1319]; 4);2)&amp;&quot; &quot;&amp;RIGHT(DEC2HEX([.A1319]; 4);2)&amp;&quot; &quot;&amp;(RIGHT(DEC2HEX(HEX2DEC(&quot;05&quot;)+HEX2DEC(&quot;A1&quot;)+HEX2DEC(DEC2HEX([.A1319]; 4));4); 2))&amp;&quot; 16&quot;)" office:value-type="string" office:string-value="FE FE 05 A1 05 26 CC 16" calcext:value-type="string">
            <text:p>FE FE 05 A1 05 26 CC 1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(&quot;FE FE 05 A1 &quot;&amp;LEFT(DEC2HEX([.A1320]; 4);2)&amp;&quot; &quot;&amp;RIGHT(DEC2HEX([.A1320]; 4);2)&amp;&quot; &quot;&amp;(RIGHT(DEC2HEX(HEX2DEC(&quot;05&quot;)+HEX2DEC(&quot;A1&quot;)+HEX2DEC(DEC2HEX([.A1320]; 4));4); 2))&amp;&quot; 16&quot;)" office:value-type="string" office:string-value="FE FE 05 A1 05 27 CD 16" calcext:value-type="string">
            <text:p>FE FE 05 A1 05 27 CD 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(&quot;FE FE 05 A1 &quot;&amp;LEFT(DEC2HEX([.A1321]; 4);2)&amp;&quot; &quot;&amp;RIGHT(DEC2HEX([.A1321]; 4);2)&amp;&quot; &quot;&amp;(RIGHT(DEC2HEX(HEX2DEC(&quot;05&quot;)+HEX2DEC(&quot;A1&quot;)+HEX2DEC(DEC2HEX([.A1321]; 4));4); 2))&amp;&quot; 16&quot;)" office:value-type="string" office:string-value="FE FE 05 A1 05 28 CE 16" calcext:value-type="string">
            <text:p>FE FE 05 A1 05 28 CE 1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(&quot;FE FE 05 A1 &quot;&amp;LEFT(DEC2HEX([.A1322]; 4);2)&amp;&quot; &quot;&amp;RIGHT(DEC2HEX([.A1322]; 4);2)&amp;&quot; &quot;&amp;(RIGHT(DEC2HEX(HEX2DEC(&quot;05&quot;)+HEX2DEC(&quot;A1&quot;)+HEX2DEC(DEC2HEX([.A1322]; 4));4); 2))&amp;&quot; 16&quot;)" office:value-type="string" office:string-value="FE FE 05 A1 05 29 CF 16" calcext:value-type="string">
            <text:p>FE FE 05 A1 05 29 CF 1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(&quot;FE FE 05 A1 &quot;&amp;LEFT(DEC2HEX([.A1323]; 4);2)&amp;&quot; &quot;&amp;RIGHT(DEC2HEX([.A1323]; 4);2)&amp;&quot; &quot;&amp;(RIGHT(DEC2HEX(HEX2DEC(&quot;05&quot;)+HEX2DEC(&quot;A1&quot;)+HEX2DEC(DEC2HEX([.A1323]; 4));4); 2))&amp;&quot; 16&quot;)" office:value-type="string" office:string-value="FE FE 05 A1 05 2A D0 16" calcext:value-type="string">
            <text:p>FE FE 05 A1 05 2A D0 1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(&quot;FE FE 05 A1 &quot;&amp;LEFT(DEC2HEX([.A1324]; 4);2)&amp;&quot; &quot;&amp;RIGHT(DEC2HEX([.A1324]; 4);2)&amp;&quot; &quot;&amp;(RIGHT(DEC2HEX(HEX2DEC(&quot;05&quot;)+HEX2DEC(&quot;A1&quot;)+HEX2DEC(DEC2HEX([.A1324]; 4));4); 2))&amp;&quot; 16&quot;)" office:value-type="string" office:string-value="FE FE 05 A1 05 2B D1 16" calcext:value-type="string">
            <text:p>FE FE 05 A1 05 2B D1 1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(&quot;FE FE 05 A1 &quot;&amp;LEFT(DEC2HEX([.A1325]; 4);2)&amp;&quot; &quot;&amp;RIGHT(DEC2HEX([.A1325]; 4);2)&amp;&quot; &quot;&amp;(RIGHT(DEC2HEX(HEX2DEC(&quot;05&quot;)+HEX2DEC(&quot;A1&quot;)+HEX2DEC(DEC2HEX([.A1325]; 4));4); 2))&amp;&quot; 16&quot;)" office:value-type="string" office:string-value="FE FE 05 A1 05 2C D2 16" calcext:value-type="string">
            <text:p>FE FE 05 A1 05 2C D2 1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(&quot;FE FE 05 A1 &quot;&amp;LEFT(DEC2HEX([.A1326]; 4);2)&amp;&quot; &quot;&amp;RIGHT(DEC2HEX([.A1326]; 4);2)&amp;&quot; &quot;&amp;(RIGHT(DEC2HEX(HEX2DEC(&quot;05&quot;)+HEX2DEC(&quot;A1&quot;)+HEX2DEC(DEC2HEX([.A1326]; 4));4); 2))&amp;&quot; 16&quot;)" office:value-type="string" office:string-value="FE FE 05 A1 05 2D D3 16" calcext:value-type="string">
            <text:p>FE FE 05 A1 05 2D D3 1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(&quot;FE FE 05 A1 &quot;&amp;LEFT(DEC2HEX([.A1327]; 4);2)&amp;&quot; &quot;&amp;RIGHT(DEC2HEX([.A1327]; 4);2)&amp;&quot; &quot;&amp;(RIGHT(DEC2HEX(HEX2DEC(&quot;05&quot;)+HEX2DEC(&quot;A1&quot;)+HEX2DEC(DEC2HEX([.A1327]; 4));4); 2))&amp;&quot; 16&quot;)" office:value-type="string" office:string-value="FE FE 05 A1 05 2E D4 16" calcext:value-type="string">
            <text:p>FE FE 05 A1 05 2E D4 1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(&quot;FE FE 05 A1 &quot;&amp;LEFT(DEC2HEX([.A1328]; 4);2)&amp;&quot; &quot;&amp;RIGHT(DEC2HEX([.A1328]; 4);2)&amp;&quot; &quot;&amp;(RIGHT(DEC2HEX(HEX2DEC(&quot;05&quot;)+HEX2DEC(&quot;A1&quot;)+HEX2DEC(DEC2HEX([.A1328]; 4));4); 2))&amp;&quot; 16&quot;)" office:value-type="string" office:string-value="FE FE 05 A1 05 2F D5 16" calcext:value-type="string">
            <text:p>FE FE 05 A1 05 2F D5 1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(&quot;FE FE 05 A1 &quot;&amp;LEFT(DEC2HEX([.A1329]; 4);2)&amp;&quot; &quot;&amp;RIGHT(DEC2HEX([.A1329]; 4);2)&amp;&quot; &quot;&amp;(RIGHT(DEC2HEX(HEX2DEC(&quot;05&quot;)+HEX2DEC(&quot;A1&quot;)+HEX2DEC(DEC2HEX([.A1329]; 4));4); 2))&amp;&quot; 16&quot;)" office:value-type="string" office:string-value="FE FE 05 A1 05 30 D6 16" calcext:value-type="string">
            <text:p>FE FE 05 A1 05 30 D6 1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(&quot;FE FE 05 A1 &quot;&amp;LEFT(DEC2HEX([.A1330]; 4);2)&amp;&quot; &quot;&amp;RIGHT(DEC2HEX([.A1330]; 4);2)&amp;&quot; &quot;&amp;(RIGHT(DEC2HEX(HEX2DEC(&quot;05&quot;)+HEX2DEC(&quot;A1&quot;)+HEX2DEC(DEC2HEX([.A1330]; 4));4); 2))&amp;&quot; 16&quot;)" office:value-type="string" office:string-value="FE FE 05 A1 05 31 D7 16" calcext:value-type="string">
            <text:p>FE FE 05 A1 05 31 D7 1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(&quot;FE FE 05 A1 &quot;&amp;LEFT(DEC2HEX([.A1331]; 4);2)&amp;&quot; &quot;&amp;RIGHT(DEC2HEX([.A1331]; 4);2)&amp;&quot; &quot;&amp;(RIGHT(DEC2HEX(HEX2DEC(&quot;05&quot;)+HEX2DEC(&quot;A1&quot;)+HEX2DEC(DEC2HEX([.A1331]; 4));4); 2))&amp;&quot; 16&quot;)" office:value-type="string" office:string-value="FE FE 05 A1 05 32 D8 16" calcext:value-type="string">
            <text:p>FE FE 05 A1 05 32 D8 1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(&quot;FE FE 05 A1 &quot;&amp;LEFT(DEC2HEX([.A1332]; 4);2)&amp;&quot; &quot;&amp;RIGHT(DEC2HEX([.A1332]; 4);2)&amp;&quot; &quot;&amp;(RIGHT(DEC2HEX(HEX2DEC(&quot;05&quot;)+HEX2DEC(&quot;A1&quot;)+HEX2DEC(DEC2HEX([.A1332]; 4));4); 2))&amp;&quot; 16&quot;)" office:value-type="string" office:string-value="FE FE 05 A1 05 33 D9 16" calcext:value-type="string">
            <text:p>FE FE 05 A1 05 33 D9 1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(&quot;FE FE 05 A1 &quot;&amp;LEFT(DEC2HEX([.A1333]; 4);2)&amp;&quot; &quot;&amp;RIGHT(DEC2HEX([.A1333]; 4);2)&amp;&quot; &quot;&amp;(RIGHT(DEC2HEX(HEX2DEC(&quot;05&quot;)+HEX2DEC(&quot;A1&quot;)+HEX2DEC(DEC2HEX([.A1333]; 4));4); 2))&amp;&quot; 16&quot;)" office:value-type="string" office:string-value="FE FE 05 A1 05 34 DA 16" calcext:value-type="string">
            <text:p>FE FE 05 A1 05 34 DA 1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(&quot;FE FE 05 A1 &quot;&amp;LEFT(DEC2HEX([.A1334]; 4);2)&amp;&quot; &quot;&amp;RIGHT(DEC2HEX([.A1334]; 4);2)&amp;&quot; &quot;&amp;(RIGHT(DEC2HEX(HEX2DEC(&quot;05&quot;)+HEX2DEC(&quot;A1&quot;)+HEX2DEC(DEC2HEX([.A1334]; 4));4); 2))&amp;&quot; 16&quot;)" office:value-type="string" office:string-value="FE FE 05 A1 05 35 DB 16" calcext:value-type="string">
            <text:p>FE FE 05 A1 05 35 DB 1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(&quot;FE FE 05 A1 &quot;&amp;LEFT(DEC2HEX([.A1335]; 4);2)&amp;&quot; &quot;&amp;RIGHT(DEC2HEX([.A1335]; 4);2)&amp;&quot; &quot;&amp;(RIGHT(DEC2HEX(HEX2DEC(&quot;05&quot;)+HEX2DEC(&quot;A1&quot;)+HEX2DEC(DEC2HEX([.A1335]; 4));4); 2))&amp;&quot; 16&quot;)" office:value-type="string" office:string-value="FE FE 05 A1 05 36 DC 16" calcext:value-type="string">
            <text:p>FE FE 05 A1 05 36 DC 1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(&quot;FE FE 05 A1 &quot;&amp;LEFT(DEC2HEX([.A1336]; 4);2)&amp;&quot; &quot;&amp;RIGHT(DEC2HEX([.A1336]; 4);2)&amp;&quot; &quot;&amp;(RIGHT(DEC2HEX(HEX2DEC(&quot;05&quot;)+HEX2DEC(&quot;A1&quot;)+HEX2DEC(DEC2HEX([.A1336]; 4));4); 2))&amp;&quot; 16&quot;)" office:value-type="string" office:string-value="FE FE 05 A1 05 37 DD 16" calcext:value-type="string">
            <text:p>FE FE 05 A1 05 37 DD 1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&quot;FE FE 05 A1 &quot;&amp;LEFT(DEC2HEX([.A1337]; 4);2)&amp;&quot; &quot;&amp;RIGHT(DEC2HEX([.A1337]; 4);2)&amp;&quot; &quot;&amp;(RIGHT(DEC2HEX(HEX2DEC(&quot;05&quot;)+HEX2DEC(&quot;A1&quot;)+HEX2DEC(DEC2HEX([.A1337]; 4));4); 2))&amp;&quot; 16&quot;)" office:value-type="string" office:string-value="FE FE 05 A1 05 38 DE 16" calcext:value-type="string">
            <text:p>FE FE 05 A1 05 38 DE 1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(&quot;FE FE 05 A1 &quot;&amp;LEFT(DEC2HEX([.A1338]; 4);2)&amp;&quot; &quot;&amp;RIGHT(DEC2HEX([.A1338]; 4);2)&amp;&quot; &quot;&amp;(RIGHT(DEC2HEX(HEX2DEC(&quot;05&quot;)+HEX2DEC(&quot;A1&quot;)+HEX2DEC(DEC2HEX([.A1338]; 4));4); 2))&amp;&quot; 16&quot;)" office:value-type="string" office:string-value="FE FE 05 A1 05 39 DF 16" calcext:value-type="string">
            <text:p>FE FE 05 A1 05 39 DF 1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(&quot;FE FE 05 A1 &quot;&amp;LEFT(DEC2HEX([.A1339]; 4);2)&amp;&quot; &quot;&amp;RIGHT(DEC2HEX([.A1339]; 4);2)&amp;&quot; &quot;&amp;(RIGHT(DEC2HEX(HEX2DEC(&quot;05&quot;)+HEX2DEC(&quot;A1&quot;)+HEX2DEC(DEC2HEX([.A1339]; 4));4); 2))&amp;&quot; 16&quot;)" office:value-type="string" office:string-value="FE FE 05 A1 05 3A E0 16" calcext:value-type="string">
            <text:p>FE FE 05 A1 05 3A E0 1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(&quot;FE FE 05 A1 &quot;&amp;LEFT(DEC2HEX([.A1340]; 4);2)&amp;&quot; &quot;&amp;RIGHT(DEC2HEX([.A1340]; 4);2)&amp;&quot; &quot;&amp;(RIGHT(DEC2HEX(HEX2DEC(&quot;05&quot;)+HEX2DEC(&quot;A1&quot;)+HEX2DEC(DEC2HEX([.A1340]; 4));4); 2))&amp;&quot; 16&quot;)" office:value-type="string" office:string-value="FE FE 05 A1 05 3B E1 16" calcext:value-type="string">
            <text:p>FE FE 05 A1 05 3B E1 1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(&quot;FE FE 05 A1 &quot;&amp;LEFT(DEC2HEX([.A1341]; 4);2)&amp;&quot; &quot;&amp;RIGHT(DEC2HEX([.A1341]; 4);2)&amp;&quot; &quot;&amp;(RIGHT(DEC2HEX(HEX2DEC(&quot;05&quot;)+HEX2DEC(&quot;A1&quot;)+HEX2DEC(DEC2HEX([.A1341]; 4));4); 2))&amp;&quot; 16&quot;)" office:value-type="string" office:string-value="FE FE 05 A1 05 3C E2 16" calcext:value-type="string">
            <text:p>FE FE 05 A1 05 3C E2 1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(&quot;FE FE 05 A1 &quot;&amp;LEFT(DEC2HEX([.A1342]; 4);2)&amp;&quot; &quot;&amp;RIGHT(DEC2HEX([.A1342]; 4);2)&amp;&quot; &quot;&amp;(RIGHT(DEC2HEX(HEX2DEC(&quot;05&quot;)+HEX2DEC(&quot;A1&quot;)+HEX2DEC(DEC2HEX([.A1342]; 4));4); 2))&amp;&quot; 16&quot;)" office:value-type="string" office:string-value="FE FE 05 A1 05 3D E3 16" calcext:value-type="string">
            <text:p>FE FE 05 A1 05 3D E3 1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(&quot;FE FE 05 A1 &quot;&amp;LEFT(DEC2HEX([.A1343]; 4);2)&amp;&quot; &quot;&amp;RIGHT(DEC2HEX([.A1343]; 4);2)&amp;&quot; &quot;&amp;(RIGHT(DEC2HEX(HEX2DEC(&quot;05&quot;)+HEX2DEC(&quot;A1&quot;)+HEX2DEC(DEC2HEX([.A1343]; 4));4); 2))&amp;&quot; 16&quot;)" office:value-type="string" office:string-value="FE FE 05 A1 05 3E E4 16" calcext:value-type="string">
            <text:p>FE FE 05 A1 05 3E E4 1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(&quot;FE FE 05 A1 &quot;&amp;LEFT(DEC2HEX([.A1344]; 4);2)&amp;&quot; &quot;&amp;RIGHT(DEC2HEX([.A1344]; 4);2)&amp;&quot; &quot;&amp;(RIGHT(DEC2HEX(HEX2DEC(&quot;05&quot;)+HEX2DEC(&quot;A1&quot;)+HEX2DEC(DEC2HEX([.A1344]; 4));4); 2))&amp;&quot; 16&quot;)" office:value-type="string" office:string-value="FE FE 05 A1 05 3F E5 16" calcext:value-type="string">
            <text:p>FE FE 05 A1 05 3F E5 1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(&quot;FE FE 05 A1 &quot;&amp;LEFT(DEC2HEX([.A1345]; 4);2)&amp;&quot; &quot;&amp;RIGHT(DEC2HEX([.A1345]; 4);2)&amp;&quot; &quot;&amp;(RIGHT(DEC2HEX(HEX2DEC(&quot;05&quot;)+HEX2DEC(&quot;A1&quot;)+HEX2DEC(DEC2HEX([.A1345]; 4));4); 2))&amp;&quot; 16&quot;)" office:value-type="string" office:string-value="FE FE 05 A1 05 40 E6 16" calcext:value-type="string">
            <text:p>FE FE 05 A1 05 40 E6 1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(&quot;FE FE 05 A1 &quot;&amp;LEFT(DEC2HEX([.A1346]; 4);2)&amp;&quot; &quot;&amp;RIGHT(DEC2HEX([.A1346]; 4);2)&amp;&quot; &quot;&amp;(RIGHT(DEC2HEX(HEX2DEC(&quot;05&quot;)+HEX2DEC(&quot;A1&quot;)+HEX2DEC(DEC2HEX([.A1346]; 4));4); 2))&amp;&quot; 16&quot;)" office:value-type="string" office:string-value="FE FE 05 A1 05 41 E7 16" calcext:value-type="string">
            <text:p>FE FE 05 A1 05 41 E7 1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(&quot;FE FE 05 A1 &quot;&amp;LEFT(DEC2HEX([.A1347]; 4);2)&amp;&quot; &quot;&amp;RIGHT(DEC2HEX([.A1347]; 4);2)&amp;&quot; &quot;&amp;(RIGHT(DEC2HEX(HEX2DEC(&quot;05&quot;)+HEX2DEC(&quot;A1&quot;)+HEX2DEC(DEC2HEX([.A1347]; 4));4); 2))&amp;&quot; 16&quot;)" office:value-type="string" office:string-value="FE FE 05 A1 05 42 E8 16" calcext:value-type="string">
            <text:p>FE FE 05 A1 05 42 E8 1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(&quot;FE FE 05 A1 &quot;&amp;LEFT(DEC2HEX([.A1348]; 4);2)&amp;&quot; &quot;&amp;RIGHT(DEC2HEX([.A1348]; 4);2)&amp;&quot; &quot;&amp;(RIGHT(DEC2HEX(HEX2DEC(&quot;05&quot;)+HEX2DEC(&quot;A1&quot;)+HEX2DEC(DEC2HEX([.A1348]; 4));4); 2))&amp;&quot; 16&quot;)" office:value-type="string" office:string-value="FE FE 05 A1 05 43 E9 16" calcext:value-type="string">
            <text:p>FE FE 05 A1 05 43 E9 1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(&quot;FE FE 05 A1 &quot;&amp;LEFT(DEC2HEX([.A1349]; 4);2)&amp;&quot; &quot;&amp;RIGHT(DEC2HEX([.A1349]; 4);2)&amp;&quot; &quot;&amp;(RIGHT(DEC2HEX(HEX2DEC(&quot;05&quot;)+HEX2DEC(&quot;A1&quot;)+HEX2DEC(DEC2HEX([.A1349]; 4));4); 2))&amp;&quot; 16&quot;)" office:value-type="string" office:string-value="FE FE 05 A1 05 44 EA 16" calcext:value-type="string">
            <text:p>FE FE 05 A1 05 44 EA 1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(&quot;FE FE 05 A1 &quot;&amp;LEFT(DEC2HEX([.A1350]; 4);2)&amp;&quot; &quot;&amp;RIGHT(DEC2HEX([.A1350]; 4);2)&amp;&quot; &quot;&amp;(RIGHT(DEC2HEX(HEX2DEC(&quot;05&quot;)+HEX2DEC(&quot;A1&quot;)+HEX2DEC(DEC2HEX([.A1350]; 4));4); 2))&amp;&quot; 16&quot;)" office:value-type="string" office:string-value="FE FE 05 A1 05 45 EB 16" calcext:value-type="string">
            <text:p>FE FE 05 A1 05 45 EB 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(&quot;FE FE 05 A1 &quot;&amp;LEFT(DEC2HEX([.A1351]; 4);2)&amp;&quot; &quot;&amp;RIGHT(DEC2HEX([.A1351]; 4);2)&amp;&quot; &quot;&amp;(RIGHT(DEC2HEX(HEX2DEC(&quot;05&quot;)+HEX2DEC(&quot;A1&quot;)+HEX2DEC(DEC2HEX([.A1351]; 4));4); 2))&amp;&quot; 16&quot;)" office:value-type="string" office:string-value="FE FE 05 A1 05 46 EC 16" calcext:value-type="string">
            <text:p>FE FE 05 A1 05 46 EC 1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(&quot;FE FE 05 A1 &quot;&amp;LEFT(DEC2HEX([.A1352]; 4);2)&amp;&quot; &quot;&amp;RIGHT(DEC2HEX([.A1352]; 4);2)&amp;&quot; &quot;&amp;(RIGHT(DEC2HEX(HEX2DEC(&quot;05&quot;)+HEX2DEC(&quot;A1&quot;)+HEX2DEC(DEC2HEX([.A1352]; 4));4); 2))&amp;&quot; 16&quot;)" office:value-type="string" office:string-value="FE FE 05 A1 05 47 ED 16" calcext:value-type="string">
            <text:p>FE FE 05 A1 05 47 ED 1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(&quot;FE FE 05 A1 &quot;&amp;LEFT(DEC2HEX([.A1353]; 4);2)&amp;&quot; &quot;&amp;RIGHT(DEC2HEX([.A1353]; 4);2)&amp;&quot; &quot;&amp;(RIGHT(DEC2HEX(HEX2DEC(&quot;05&quot;)+HEX2DEC(&quot;A1&quot;)+HEX2DEC(DEC2HEX([.A1353]; 4));4); 2))&amp;&quot; 16&quot;)" office:value-type="string" office:string-value="FE FE 05 A1 05 48 EE 16" calcext:value-type="string">
            <text:p>FE FE 05 A1 05 48 EE 1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(&quot;FE FE 05 A1 &quot;&amp;LEFT(DEC2HEX([.A1354]; 4);2)&amp;&quot; &quot;&amp;RIGHT(DEC2HEX([.A1354]; 4);2)&amp;&quot; &quot;&amp;(RIGHT(DEC2HEX(HEX2DEC(&quot;05&quot;)+HEX2DEC(&quot;A1&quot;)+HEX2DEC(DEC2HEX([.A1354]; 4));4); 2))&amp;&quot; 16&quot;)" office:value-type="string" office:string-value="FE FE 05 A1 05 49 EF 16" calcext:value-type="string">
            <text:p>FE FE 05 A1 05 49 EF 1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(&quot;FE FE 05 A1 &quot;&amp;LEFT(DEC2HEX([.A1355]; 4);2)&amp;&quot; &quot;&amp;RIGHT(DEC2HEX([.A1355]; 4);2)&amp;&quot; &quot;&amp;(RIGHT(DEC2HEX(HEX2DEC(&quot;05&quot;)+HEX2DEC(&quot;A1&quot;)+HEX2DEC(DEC2HEX([.A1355]; 4));4); 2))&amp;&quot; 16&quot;)" office:value-type="string" office:string-value="FE FE 05 A1 05 4A F0 16" calcext:value-type="string">
            <text:p>FE FE 05 A1 05 4A F0 1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(&quot;FE FE 05 A1 &quot;&amp;LEFT(DEC2HEX([.A1356]; 4);2)&amp;&quot; &quot;&amp;RIGHT(DEC2HEX([.A1356]; 4);2)&amp;&quot; &quot;&amp;(RIGHT(DEC2HEX(HEX2DEC(&quot;05&quot;)+HEX2DEC(&quot;A1&quot;)+HEX2DEC(DEC2HEX([.A1356]; 4));4); 2))&amp;&quot; 16&quot;)" office:value-type="string" office:string-value="FE FE 05 A1 05 4B F1 16" calcext:value-type="string">
            <text:p>FE FE 05 A1 05 4B F1 1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(&quot;FE FE 05 A1 &quot;&amp;LEFT(DEC2HEX([.A1357]; 4);2)&amp;&quot; &quot;&amp;RIGHT(DEC2HEX([.A1357]; 4);2)&amp;&quot; &quot;&amp;(RIGHT(DEC2HEX(HEX2DEC(&quot;05&quot;)+HEX2DEC(&quot;A1&quot;)+HEX2DEC(DEC2HEX([.A1357]; 4));4); 2))&amp;&quot; 16&quot;)" office:value-type="string" office:string-value="FE FE 05 A1 05 4C F2 16" calcext:value-type="string">
            <text:p>FE FE 05 A1 05 4C F2 1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(&quot;FE FE 05 A1 &quot;&amp;LEFT(DEC2HEX([.A1358]; 4);2)&amp;&quot; &quot;&amp;RIGHT(DEC2HEX([.A1358]; 4);2)&amp;&quot; &quot;&amp;(RIGHT(DEC2HEX(HEX2DEC(&quot;05&quot;)+HEX2DEC(&quot;A1&quot;)+HEX2DEC(DEC2HEX([.A1358]; 4));4); 2))&amp;&quot; 16&quot;)" office:value-type="string" office:string-value="FE FE 05 A1 05 4D F3 16" calcext:value-type="string">
            <text:p>FE FE 05 A1 05 4D F3 1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(&quot;FE FE 05 A1 &quot;&amp;LEFT(DEC2HEX([.A1359]; 4);2)&amp;&quot; &quot;&amp;RIGHT(DEC2HEX([.A1359]; 4);2)&amp;&quot; &quot;&amp;(RIGHT(DEC2HEX(HEX2DEC(&quot;05&quot;)+HEX2DEC(&quot;A1&quot;)+HEX2DEC(DEC2HEX([.A1359]; 4));4); 2))&amp;&quot; 16&quot;)" office:value-type="string" office:string-value="FE FE 05 A1 05 4E F4 16" calcext:value-type="string">
            <text:p>FE FE 05 A1 05 4E F4 1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(&quot;FE FE 05 A1 &quot;&amp;LEFT(DEC2HEX([.A1360]; 4);2)&amp;&quot; &quot;&amp;RIGHT(DEC2HEX([.A1360]; 4);2)&amp;&quot; &quot;&amp;(RIGHT(DEC2HEX(HEX2DEC(&quot;05&quot;)+HEX2DEC(&quot;A1&quot;)+HEX2DEC(DEC2HEX([.A1360]; 4));4); 2))&amp;&quot; 16&quot;)" office:value-type="string" office:string-value="FE FE 05 A1 05 4F F5 16" calcext:value-type="string">
            <text:p>FE FE 05 A1 05 4F F5 1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&quot;FE FE 05 A1 &quot;&amp;LEFT(DEC2HEX([.A1361]; 4);2)&amp;&quot; &quot;&amp;RIGHT(DEC2HEX([.A1361]; 4);2)&amp;&quot; &quot;&amp;(RIGHT(DEC2HEX(HEX2DEC(&quot;05&quot;)+HEX2DEC(&quot;A1&quot;)+HEX2DEC(DEC2HEX([.A1361]; 4));4); 2))&amp;&quot; 16&quot;)" office:value-type="string" office:string-value="FE FE 05 A1 05 50 F6 16" calcext:value-type="string">
            <text:p>FE FE 05 A1 05 50 F6 1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(&quot;FE FE 05 A1 &quot;&amp;LEFT(DEC2HEX([.A1362]; 4);2)&amp;&quot; &quot;&amp;RIGHT(DEC2HEX([.A1362]; 4);2)&amp;&quot; &quot;&amp;(RIGHT(DEC2HEX(HEX2DEC(&quot;05&quot;)+HEX2DEC(&quot;A1&quot;)+HEX2DEC(DEC2HEX([.A1362]; 4));4); 2))&amp;&quot; 16&quot;)" office:value-type="string" office:string-value="FE FE 05 A1 05 51 F7 16" calcext:value-type="string">
            <text:p>FE FE 05 A1 05 51 F7 1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&quot;FE FE 05 A1 &quot;&amp;LEFT(DEC2HEX([.A1363]; 4);2)&amp;&quot; &quot;&amp;RIGHT(DEC2HEX([.A1363]; 4);2)&amp;&quot; &quot;&amp;(RIGHT(DEC2HEX(HEX2DEC(&quot;05&quot;)+HEX2DEC(&quot;A1&quot;)+HEX2DEC(DEC2HEX([.A1363]; 4));4); 2))&amp;&quot; 16&quot;)" office:value-type="string" office:string-value="FE FE 05 A1 05 52 F8 16" calcext:value-type="string">
            <text:p>FE FE 05 A1 05 52 F8 1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(&quot;FE FE 05 A1 &quot;&amp;LEFT(DEC2HEX([.A1364]; 4);2)&amp;&quot; &quot;&amp;RIGHT(DEC2HEX([.A1364]; 4);2)&amp;&quot; &quot;&amp;(RIGHT(DEC2HEX(HEX2DEC(&quot;05&quot;)+HEX2DEC(&quot;A1&quot;)+HEX2DEC(DEC2HEX([.A1364]; 4));4); 2))&amp;&quot; 16&quot;)" office:value-type="string" office:string-value="FE FE 05 A1 05 53 F9 16" calcext:value-type="string">
            <text:p>FE FE 05 A1 05 53 F9 1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(&quot;FE FE 05 A1 &quot;&amp;LEFT(DEC2HEX([.A1365]; 4);2)&amp;&quot; &quot;&amp;RIGHT(DEC2HEX([.A1365]; 4);2)&amp;&quot; &quot;&amp;(RIGHT(DEC2HEX(HEX2DEC(&quot;05&quot;)+HEX2DEC(&quot;A1&quot;)+HEX2DEC(DEC2HEX([.A1365]; 4));4); 2))&amp;&quot; 16&quot;)" office:value-type="string" office:string-value="FE FE 05 A1 05 54 FA 16" calcext:value-type="string">
            <text:p>FE FE 05 A1 05 54 FA 1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(&quot;FE FE 05 A1 &quot;&amp;LEFT(DEC2HEX([.A1366]; 4);2)&amp;&quot; &quot;&amp;RIGHT(DEC2HEX([.A1366]; 4);2)&amp;&quot; &quot;&amp;(RIGHT(DEC2HEX(HEX2DEC(&quot;05&quot;)+HEX2DEC(&quot;A1&quot;)+HEX2DEC(DEC2HEX([.A1366]; 4));4); 2))&amp;&quot; 16&quot;)" office:value-type="string" office:string-value="FE FE 05 A1 05 55 FB 16" calcext:value-type="string">
            <text:p>FE FE 05 A1 05 55 FB 1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&quot;FE FE 05 A1 &quot;&amp;LEFT(DEC2HEX([.A1367]; 4);2)&amp;&quot; &quot;&amp;RIGHT(DEC2HEX([.A1367]; 4);2)&amp;&quot; &quot;&amp;(RIGHT(DEC2HEX(HEX2DEC(&quot;05&quot;)+HEX2DEC(&quot;A1&quot;)+HEX2DEC(DEC2HEX([.A1367]; 4));4); 2))&amp;&quot; 16&quot;)" office:value-type="string" office:string-value="FE FE 05 A1 05 56 FC 16" calcext:value-type="string">
            <text:p>FE FE 05 A1 05 56 FC 1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(&quot;FE FE 05 A1 &quot;&amp;LEFT(DEC2HEX([.A1368]; 4);2)&amp;&quot; &quot;&amp;RIGHT(DEC2HEX([.A1368]; 4);2)&amp;&quot; &quot;&amp;(RIGHT(DEC2HEX(HEX2DEC(&quot;05&quot;)+HEX2DEC(&quot;A1&quot;)+HEX2DEC(DEC2HEX([.A1368]; 4));4); 2))&amp;&quot; 16&quot;)" office:value-type="string" office:string-value="FE FE 05 A1 05 57 FD 16" calcext:value-type="string">
            <text:p>FE FE 05 A1 05 57 FD 1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&quot;FE FE 05 A1 &quot;&amp;LEFT(DEC2HEX([.A1369]; 4);2)&amp;&quot; &quot;&amp;RIGHT(DEC2HEX([.A1369]; 4);2)&amp;&quot; &quot;&amp;(RIGHT(DEC2HEX(HEX2DEC(&quot;05&quot;)+HEX2DEC(&quot;A1&quot;)+HEX2DEC(DEC2HEX([.A1369]; 4));4); 2))&amp;&quot; 16&quot;)" office:value-type="string" office:string-value="FE FE 05 A1 05 58 FE 16" calcext:value-type="string">
            <text:p>FE FE 05 A1 05 58 FE 1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(&quot;FE FE 05 A1 &quot;&amp;LEFT(DEC2HEX([.A1370]; 4);2)&amp;&quot; &quot;&amp;RIGHT(DEC2HEX([.A1370]; 4);2)&amp;&quot; &quot;&amp;(RIGHT(DEC2HEX(HEX2DEC(&quot;05&quot;)+HEX2DEC(&quot;A1&quot;)+HEX2DEC(DEC2HEX([.A1370]; 4));4); 2))&amp;&quot; 16&quot;)" office:value-type="string" office:string-value="FE FE 05 A1 05 59 FF 16" calcext:value-type="string">
            <text:p>FE FE 05 A1 05 59 FF 1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(&quot;FE FE 05 A1 &quot;&amp;LEFT(DEC2HEX([.A1371]; 4);2)&amp;&quot; &quot;&amp;RIGHT(DEC2HEX([.A1371]; 4);2)&amp;&quot; &quot;&amp;(RIGHT(DEC2HEX(HEX2DEC(&quot;05&quot;)+HEX2DEC(&quot;A1&quot;)+HEX2DEC(DEC2HEX([.A1371]; 4));4); 2))&amp;&quot; 16&quot;)" office:value-type="string" office:string-value="FE FE 05 A1 05 5A 00 16" calcext:value-type="string">
            <text:p>FE FE 05 A1 05 5A 00 1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(&quot;FE FE 05 A1 &quot;&amp;LEFT(DEC2HEX([.A1372]; 4);2)&amp;&quot; &quot;&amp;RIGHT(DEC2HEX([.A1372]; 4);2)&amp;&quot; &quot;&amp;(RIGHT(DEC2HEX(HEX2DEC(&quot;05&quot;)+HEX2DEC(&quot;A1&quot;)+HEX2DEC(DEC2HEX([.A1372]; 4));4); 2))&amp;&quot; 16&quot;)" office:value-type="string" office:string-value="FE FE 05 A1 05 5B 01 16" calcext:value-type="string">
            <text:p>FE FE 05 A1 05 5B 01 1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(&quot;FE FE 05 A1 &quot;&amp;LEFT(DEC2HEX([.A1373]; 4);2)&amp;&quot; &quot;&amp;RIGHT(DEC2HEX([.A1373]; 4);2)&amp;&quot; &quot;&amp;(RIGHT(DEC2HEX(HEX2DEC(&quot;05&quot;)+HEX2DEC(&quot;A1&quot;)+HEX2DEC(DEC2HEX([.A1373]; 4));4); 2))&amp;&quot; 16&quot;)" office:value-type="string" office:string-value="FE FE 05 A1 05 5C 02 16" calcext:value-type="string">
            <text:p>FE FE 05 A1 05 5C 02 1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(&quot;FE FE 05 A1 &quot;&amp;LEFT(DEC2HEX([.A1374]; 4);2)&amp;&quot; &quot;&amp;RIGHT(DEC2HEX([.A1374]; 4);2)&amp;&quot; &quot;&amp;(RIGHT(DEC2HEX(HEX2DEC(&quot;05&quot;)+HEX2DEC(&quot;A1&quot;)+HEX2DEC(DEC2HEX([.A1374]; 4));4); 2))&amp;&quot; 16&quot;)" office:value-type="string" office:string-value="FE FE 05 A1 05 5D 03 16" calcext:value-type="string">
            <text:p>FE FE 05 A1 05 5D 03 1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(&quot;FE FE 05 A1 &quot;&amp;LEFT(DEC2HEX([.A1375]; 4);2)&amp;&quot; &quot;&amp;RIGHT(DEC2HEX([.A1375]; 4);2)&amp;&quot; &quot;&amp;(RIGHT(DEC2HEX(HEX2DEC(&quot;05&quot;)+HEX2DEC(&quot;A1&quot;)+HEX2DEC(DEC2HEX([.A1375]; 4));4); 2))&amp;&quot; 16&quot;)" office:value-type="string" office:string-value="FE FE 05 A1 05 5E 04 16" calcext:value-type="string">
            <text:p>FE FE 05 A1 05 5E 04 1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(&quot;FE FE 05 A1 &quot;&amp;LEFT(DEC2HEX([.A1376]; 4);2)&amp;&quot; &quot;&amp;RIGHT(DEC2HEX([.A1376]; 4);2)&amp;&quot; &quot;&amp;(RIGHT(DEC2HEX(HEX2DEC(&quot;05&quot;)+HEX2DEC(&quot;A1&quot;)+HEX2DEC(DEC2HEX([.A1376]; 4));4); 2))&amp;&quot; 16&quot;)" office:value-type="string" office:string-value="FE FE 05 A1 05 5F 05 16" calcext:value-type="string">
            <text:p>FE FE 05 A1 05 5F 05 1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(&quot;FE FE 05 A1 &quot;&amp;LEFT(DEC2HEX([.A1377]; 4);2)&amp;&quot; &quot;&amp;RIGHT(DEC2HEX([.A1377]; 4);2)&amp;&quot; &quot;&amp;(RIGHT(DEC2HEX(HEX2DEC(&quot;05&quot;)+HEX2DEC(&quot;A1&quot;)+HEX2DEC(DEC2HEX([.A1377]; 4));4); 2))&amp;&quot; 16&quot;)" office:value-type="string" office:string-value="FE FE 05 A1 05 60 06 16" calcext:value-type="string">
            <text:p>FE FE 05 A1 05 60 06 1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(&quot;FE FE 05 A1 &quot;&amp;LEFT(DEC2HEX([.A1378]; 4);2)&amp;&quot; &quot;&amp;RIGHT(DEC2HEX([.A1378]; 4);2)&amp;&quot; &quot;&amp;(RIGHT(DEC2HEX(HEX2DEC(&quot;05&quot;)+HEX2DEC(&quot;A1&quot;)+HEX2DEC(DEC2HEX([.A1378]; 4));4); 2))&amp;&quot; 16&quot;)" office:value-type="string" office:string-value="FE FE 05 A1 05 61 07 16" calcext:value-type="string">
            <text:p>FE FE 05 A1 05 61 07 1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(&quot;FE FE 05 A1 &quot;&amp;LEFT(DEC2HEX([.A1379]; 4);2)&amp;&quot; &quot;&amp;RIGHT(DEC2HEX([.A1379]; 4);2)&amp;&quot; &quot;&amp;(RIGHT(DEC2HEX(HEX2DEC(&quot;05&quot;)+HEX2DEC(&quot;A1&quot;)+HEX2DEC(DEC2HEX([.A1379]; 4));4); 2))&amp;&quot; 16&quot;)" office:value-type="string" office:string-value="FE FE 05 A1 05 62 08 16" calcext:value-type="string">
            <text:p>FE FE 05 A1 05 62 08 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(&quot;FE FE 05 A1 &quot;&amp;LEFT(DEC2HEX([.A1380]; 4);2)&amp;&quot; &quot;&amp;RIGHT(DEC2HEX([.A1380]; 4);2)&amp;&quot; &quot;&amp;(RIGHT(DEC2HEX(HEX2DEC(&quot;05&quot;)+HEX2DEC(&quot;A1&quot;)+HEX2DEC(DEC2HEX([.A1380]; 4));4); 2))&amp;&quot; 16&quot;)" office:value-type="string" office:string-value="FE FE 05 A1 05 63 09 16" calcext:value-type="string">
            <text:p>FE FE 05 A1 05 63 09 1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&quot;FE FE 05 A1 &quot;&amp;LEFT(DEC2HEX([.A1381]; 4);2)&amp;&quot; &quot;&amp;RIGHT(DEC2HEX([.A1381]; 4);2)&amp;&quot; &quot;&amp;(RIGHT(DEC2HEX(HEX2DEC(&quot;05&quot;)+HEX2DEC(&quot;A1&quot;)+HEX2DEC(DEC2HEX([.A1381]; 4));4); 2))&amp;&quot; 16&quot;)" office:value-type="string" office:string-value="FE FE 05 A1 05 64 0A 16" calcext:value-type="string">
            <text:p>FE FE 05 A1 05 64 0A 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(&quot;FE FE 05 A1 &quot;&amp;LEFT(DEC2HEX([.A1382]; 4);2)&amp;&quot; &quot;&amp;RIGHT(DEC2HEX([.A1382]; 4);2)&amp;&quot; &quot;&amp;(RIGHT(DEC2HEX(HEX2DEC(&quot;05&quot;)+HEX2DEC(&quot;A1&quot;)+HEX2DEC(DEC2HEX([.A1382]; 4));4); 2))&amp;&quot; 16&quot;)" office:value-type="string" office:string-value="FE FE 05 A1 05 65 0B 16" calcext:value-type="string">
            <text:p>FE FE 05 A1 05 65 0B 1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(&quot;FE FE 05 A1 &quot;&amp;LEFT(DEC2HEX([.A1383]; 4);2)&amp;&quot; &quot;&amp;RIGHT(DEC2HEX([.A1383]; 4);2)&amp;&quot; &quot;&amp;(RIGHT(DEC2HEX(HEX2DEC(&quot;05&quot;)+HEX2DEC(&quot;A1&quot;)+HEX2DEC(DEC2HEX([.A1383]; 4));4); 2))&amp;&quot; 16&quot;)" office:value-type="string" office:string-value="FE FE 05 A1 05 66 0C 16" calcext:value-type="string">
            <text:p>FE FE 05 A1 05 66 0C 1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(&quot;FE FE 05 A1 &quot;&amp;LEFT(DEC2HEX([.A1384]; 4);2)&amp;&quot; &quot;&amp;RIGHT(DEC2HEX([.A1384]; 4);2)&amp;&quot; &quot;&amp;(RIGHT(DEC2HEX(HEX2DEC(&quot;05&quot;)+HEX2DEC(&quot;A1&quot;)+HEX2DEC(DEC2HEX([.A1384]; 4));4); 2))&amp;&quot; 16&quot;)" office:value-type="string" office:string-value="FE FE 05 A1 05 67 0D 16" calcext:value-type="string">
            <text:p>FE FE 05 A1 05 67 0D 1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(&quot;FE FE 05 A1 &quot;&amp;LEFT(DEC2HEX([.A1385]; 4);2)&amp;&quot; &quot;&amp;RIGHT(DEC2HEX([.A1385]; 4);2)&amp;&quot; &quot;&amp;(RIGHT(DEC2HEX(HEX2DEC(&quot;05&quot;)+HEX2DEC(&quot;A1&quot;)+HEX2DEC(DEC2HEX([.A1385]; 4));4); 2))&amp;&quot; 16&quot;)" office:value-type="string" office:string-value="FE FE 05 A1 05 68 0E 16" calcext:value-type="string">
            <text:p>FE FE 05 A1 05 68 0E 1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(&quot;FE FE 05 A1 &quot;&amp;LEFT(DEC2HEX([.A1386]; 4);2)&amp;&quot; &quot;&amp;RIGHT(DEC2HEX([.A1386]; 4);2)&amp;&quot; &quot;&amp;(RIGHT(DEC2HEX(HEX2DEC(&quot;05&quot;)+HEX2DEC(&quot;A1&quot;)+HEX2DEC(DEC2HEX([.A1386]; 4));4); 2))&amp;&quot; 16&quot;)" office:value-type="string" office:string-value="FE FE 05 A1 05 69 0F 16" calcext:value-type="string">
            <text:p>FE FE 05 A1 05 69 0F 1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(&quot;FE FE 05 A1 &quot;&amp;LEFT(DEC2HEX([.A1387]; 4);2)&amp;&quot; &quot;&amp;RIGHT(DEC2HEX([.A1387]; 4);2)&amp;&quot; &quot;&amp;(RIGHT(DEC2HEX(HEX2DEC(&quot;05&quot;)+HEX2DEC(&quot;A1&quot;)+HEX2DEC(DEC2HEX([.A1387]; 4));4); 2))&amp;&quot; 16&quot;)" office:value-type="string" office:string-value="FE FE 05 A1 05 6A 10 16" calcext:value-type="string">
            <text:p>FE FE 05 A1 05 6A 10 1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(&quot;FE FE 05 A1 &quot;&amp;LEFT(DEC2HEX([.A1388]; 4);2)&amp;&quot; &quot;&amp;RIGHT(DEC2HEX([.A1388]; 4);2)&amp;&quot; &quot;&amp;(RIGHT(DEC2HEX(HEX2DEC(&quot;05&quot;)+HEX2DEC(&quot;A1&quot;)+HEX2DEC(DEC2HEX([.A1388]; 4));4); 2))&amp;&quot; 16&quot;)" office:value-type="string" office:string-value="FE FE 05 A1 05 6B 11 16" calcext:value-type="string">
            <text:p>FE FE 05 A1 05 6B 11 1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(&quot;FE FE 05 A1 &quot;&amp;LEFT(DEC2HEX([.A1389]; 4);2)&amp;&quot; &quot;&amp;RIGHT(DEC2HEX([.A1389]; 4);2)&amp;&quot; &quot;&amp;(RIGHT(DEC2HEX(HEX2DEC(&quot;05&quot;)+HEX2DEC(&quot;A1&quot;)+HEX2DEC(DEC2HEX([.A1389]; 4));4); 2))&amp;&quot; 16&quot;)" office:value-type="string" office:string-value="FE FE 05 A1 05 6C 12 16" calcext:value-type="string">
            <text:p>FE FE 05 A1 05 6C 12 1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(&quot;FE FE 05 A1 &quot;&amp;LEFT(DEC2HEX([.A1390]; 4);2)&amp;&quot; &quot;&amp;RIGHT(DEC2HEX([.A1390]; 4);2)&amp;&quot; &quot;&amp;(RIGHT(DEC2HEX(HEX2DEC(&quot;05&quot;)+HEX2DEC(&quot;A1&quot;)+HEX2DEC(DEC2HEX([.A1390]; 4));4); 2))&amp;&quot; 16&quot;)" office:value-type="string" office:string-value="FE FE 05 A1 05 6D 13 16" calcext:value-type="string">
            <text:p>FE FE 05 A1 05 6D 13 1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(&quot;FE FE 05 A1 &quot;&amp;LEFT(DEC2HEX([.A1391]; 4);2)&amp;&quot; &quot;&amp;RIGHT(DEC2HEX([.A1391]; 4);2)&amp;&quot; &quot;&amp;(RIGHT(DEC2HEX(HEX2DEC(&quot;05&quot;)+HEX2DEC(&quot;A1&quot;)+HEX2DEC(DEC2HEX([.A1391]; 4));4); 2))&amp;&quot; 16&quot;)" office:value-type="string" office:string-value="FE FE 05 A1 05 6E 14 16" calcext:value-type="string">
            <text:p>FE FE 05 A1 05 6E 14 1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(&quot;FE FE 05 A1 &quot;&amp;LEFT(DEC2HEX([.A1392]; 4);2)&amp;&quot; &quot;&amp;RIGHT(DEC2HEX([.A1392]; 4);2)&amp;&quot; &quot;&amp;(RIGHT(DEC2HEX(HEX2DEC(&quot;05&quot;)+HEX2DEC(&quot;A1&quot;)+HEX2DEC(DEC2HEX([.A1392]; 4));4); 2))&amp;&quot; 16&quot;)" office:value-type="string" office:string-value="FE FE 05 A1 05 6F 15 16" calcext:value-type="string">
            <text:p>FE FE 05 A1 05 6F 15 1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(&quot;FE FE 05 A1 &quot;&amp;LEFT(DEC2HEX([.A1393]; 4);2)&amp;&quot; &quot;&amp;RIGHT(DEC2HEX([.A1393]; 4);2)&amp;&quot; &quot;&amp;(RIGHT(DEC2HEX(HEX2DEC(&quot;05&quot;)+HEX2DEC(&quot;A1&quot;)+HEX2DEC(DEC2HEX([.A1393]; 4));4); 2))&amp;&quot; 16&quot;)" office:value-type="string" office:string-value="FE FE 05 A1 05 70 16 16" calcext:value-type="string">
            <text:p>FE FE 05 A1 05 70 16 1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(&quot;FE FE 05 A1 &quot;&amp;LEFT(DEC2HEX([.A1394]; 4);2)&amp;&quot; &quot;&amp;RIGHT(DEC2HEX([.A1394]; 4);2)&amp;&quot; &quot;&amp;(RIGHT(DEC2HEX(HEX2DEC(&quot;05&quot;)+HEX2DEC(&quot;A1&quot;)+HEX2DEC(DEC2HEX([.A1394]; 4));4); 2))&amp;&quot; 16&quot;)" office:value-type="string" office:string-value="FE FE 05 A1 05 71 17 16" calcext:value-type="string">
            <text:p>FE FE 05 A1 05 71 17 1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(&quot;FE FE 05 A1 &quot;&amp;LEFT(DEC2HEX([.A1395]; 4);2)&amp;&quot; &quot;&amp;RIGHT(DEC2HEX([.A1395]; 4);2)&amp;&quot; &quot;&amp;(RIGHT(DEC2HEX(HEX2DEC(&quot;05&quot;)+HEX2DEC(&quot;A1&quot;)+HEX2DEC(DEC2HEX([.A1395]; 4));4); 2))&amp;&quot; 16&quot;)" office:value-type="string" office:string-value="FE FE 05 A1 05 72 18 16" calcext:value-type="string">
            <text:p>FE FE 05 A1 05 72 18 1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(&quot;FE FE 05 A1 &quot;&amp;LEFT(DEC2HEX([.A1396]; 4);2)&amp;&quot; &quot;&amp;RIGHT(DEC2HEX([.A1396]; 4);2)&amp;&quot; &quot;&amp;(RIGHT(DEC2HEX(HEX2DEC(&quot;05&quot;)+HEX2DEC(&quot;A1&quot;)+HEX2DEC(DEC2HEX([.A1396]; 4));4); 2))&amp;&quot; 16&quot;)" office:value-type="string" office:string-value="FE FE 05 A1 05 73 19 16" calcext:value-type="string">
            <text:p>FE FE 05 A1 05 73 19 1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(&quot;FE FE 05 A1 &quot;&amp;LEFT(DEC2HEX([.A1397]; 4);2)&amp;&quot; &quot;&amp;RIGHT(DEC2HEX([.A1397]; 4);2)&amp;&quot; &quot;&amp;(RIGHT(DEC2HEX(HEX2DEC(&quot;05&quot;)+HEX2DEC(&quot;A1&quot;)+HEX2DEC(DEC2HEX([.A1397]; 4));4); 2))&amp;&quot; 16&quot;)" office:value-type="string" office:string-value="FE FE 05 A1 05 74 1A 16" calcext:value-type="string">
            <text:p>FE FE 05 A1 05 74 1A 1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(&quot;FE FE 05 A1 &quot;&amp;LEFT(DEC2HEX([.A1398]; 4);2)&amp;&quot; &quot;&amp;RIGHT(DEC2HEX([.A1398]; 4);2)&amp;&quot; &quot;&amp;(RIGHT(DEC2HEX(HEX2DEC(&quot;05&quot;)+HEX2DEC(&quot;A1&quot;)+HEX2DEC(DEC2HEX([.A1398]; 4));4); 2))&amp;&quot; 16&quot;)" office:value-type="string" office:string-value="FE FE 05 A1 05 75 1B 16" calcext:value-type="string">
            <text:p>FE FE 05 A1 05 75 1B 1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(&quot;FE FE 05 A1 &quot;&amp;LEFT(DEC2HEX([.A1399]; 4);2)&amp;&quot; &quot;&amp;RIGHT(DEC2HEX([.A1399]; 4);2)&amp;&quot; &quot;&amp;(RIGHT(DEC2HEX(HEX2DEC(&quot;05&quot;)+HEX2DEC(&quot;A1&quot;)+HEX2DEC(DEC2HEX([.A1399]; 4));4); 2))&amp;&quot; 16&quot;)" office:value-type="string" office:string-value="FE FE 05 A1 05 76 1C 16" calcext:value-type="string">
            <text:p>FE FE 05 A1 05 76 1C 1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(&quot;FE FE 05 A1 &quot;&amp;LEFT(DEC2HEX([.A1400]; 4);2)&amp;&quot; &quot;&amp;RIGHT(DEC2HEX([.A1400]; 4);2)&amp;&quot; &quot;&amp;(RIGHT(DEC2HEX(HEX2DEC(&quot;05&quot;)+HEX2DEC(&quot;A1&quot;)+HEX2DEC(DEC2HEX([.A1400]; 4));4); 2))&amp;&quot; 16&quot;)" office:value-type="string" office:string-value="FE FE 05 A1 05 77 1D 16" calcext:value-type="string">
            <text:p>FE FE 05 A1 05 77 1D 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&quot;FE FE 05 A1 &quot;&amp;LEFT(DEC2HEX([.A1401]; 4);2)&amp;&quot; &quot;&amp;RIGHT(DEC2HEX([.A1401]; 4);2)&amp;&quot; &quot;&amp;(RIGHT(DEC2HEX(HEX2DEC(&quot;05&quot;)+HEX2DEC(&quot;A1&quot;)+HEX2DEC(DEC2HEX([.A1401]; 4));4); 2))&amp;&quot; 16&quot;)" office:value-type="string" office:string-value="FE FE 05 A1 05 78 1E 16" calcext:value-type="string">
            <text:p>FE FE 05 A1 05 78 1E 1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(&quot;FE FE 05 A1 &quot;&amp;LEFT(DEC2HEX([.A1402]; 4);2)&amp;&quot; &quot;&amp;RIGHT(DEC2HEX([.A1402]; 4);2)&amp;&quot; &quot;&amp;(RIGHT(DEC2HEX(HEX2DEC(&quot;05&quot;)+HEX2DEC(&quot;A1&quot;)+HEX2DEC(DEC2HEX([.A1402]; 4));4); 2))&amp;&quot; 16&quot;)" office:value-type="string" office:string-value="FE FE 05 A1 05 79 1F 16" calcext:value-type="string">
            <text:p>FE FE 05 A1 05 79 1F 1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(&quot;FE FE 05 A1 &quot;&amp;LEFT(DEC2HEX([.A1403]; 4);2)&amp;&quot; &quot;&amp;RIGHT(DEC2HEX([.A1403]; 4);2)&amp;&quot; &quot;&amp;(RIGHT(DEC2HEX(HEX2DEC(&quot;05&quot;)+HEX2DEC(&quot;A1&quot;)+HEX2DEC(DEC2HEX([.A1403]; 4));4); 2))&amp;&quot; 16&quot;)" office:value-type="string" office:string-value="FE FE 05 A1 05 7A 20 16" calcext:value-type="string">
            <text:p>FE FE 05 A1 05 7A 20 1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(&quot;FE FE 05 A1 &quot;&amp;LEFT(DEC2HEX([.A1404]; 4);2)&amp;&quot; &quot;&amp;RIGHT(DEC2HEX([.A1404]; 4);2)&amp;&quot; &quot;&amp;(RIGHT(DEC2HEX(HEX2DEC(&quot;05&quot;)+HEX2DEC(&quot;A1&quot;)+HEX2DEC(DEC2HEX([.A1404]; 4));4); 2))&amp;&quot; 16&quot;)" office:value-type="string" office:string-value="FE FE 05 A1 05 7B 21 16" calcext:value-type="string">
            <text:p>FE FE 05 A1 05 7B 21 1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(&quot;FE FE 05 A1 &quot;&amp;LEFT(DEC2HEX([.A1405]; 4);2)&amp;&quot; &quot;&amp;RIGHT(DEC2HEX([.A1405]; 4);2)&amp;&quot; &quot;&amp;(RIGHT(DEC2HEX(HEX2DEC(&quot;05&quot;)+HEX2DEC(&quot;A1&quot;)+HEX2DEC(DEC2HEX([.A1405]; 4));4); 2))&amp;&quot; 16&quot;)" office:value-type="string" office:string-value="FE FE 05 A1 05 7C 22 16" calcext:value-type="string">
            <text:p>FE FE 05 A1 05 7C 22 1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(&quot;FE FE 05 A1 &quot;&amp;LEFT(DEC2HEX([.A1406]; 4);2)&amp;&quot; &quot;&amp;RIGHT(DEC2HEX([.A1406]; 4);2)&amp;&quot; &quot;&amp;(RIGHT(DEC2HEX(HEX2DEC(&quot;05&quot;)+HEX2DEC(&quot;A1&quot;)+HEX2DEC(DEC2HEX([.A1406]; 4));4); 2))&amp;&quot; 16&quot;)" office:value-type="string" office:string-value="FE FE 05 A1 05 7D 23 16" calcext:value-type="string">
            <text:p>FE FE 05 A1 05 7D 23 1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(&quot;FE FE 05 A1 &quot;&amp;LEFT(DEC2HEX([.A1407]; 4);2)&amp;&quot; &quot;&amp;RIGHT(DEC2HEX([.A1407]; 4);2)&amp;&quot; &quot;&amp;(RIGHT(DEC2HEX(HEX2DEC(&quot;05&quot;)+HEX2DEC(&quot;A1&quot;)+HEX2DEC(DEC2HEX([.A1407]; 4));4); 2))&amp;&quot; 16&quot;)" office:value-type="string" office:string-value="FE FE 05 A1 05 7E 24 16" calcext:value-type="string">
            <text:p>FE FE 05 A1 05 7E 24 1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(&quot;FE FE 05 A1 &quot;&amp;LEFT(DEC2HEX([.A1408]; 4);2)&amp;&quot; &quot;&amp;RIGHT(DEC2HEX([.A1408]; 4);2)&amp;&quot; &quot;&amp;(RIGHT(DEC2HEX(HEX2DEC(&quot;05&quot;)+HEX2DEC(&quot;A1&quot;)+HEX2DEC(DEC2HEX([.A1408]; 4));4); 2))&amp;&quot; 16&quot;)" office:value-type="string" office:string-value="FE FE 05 A1 05 7F 25 16" calcext:value-type="string">
            <text:p>FE FE 05 A1 05 7F 25 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(&quot;FE FE 05 A1 &quot;&amp;LEFT(DEC2HEX([.A1409]; 4);2)&amp;&quot; &quot;&amp;RIGHT(DEC2HEX([.A1409]; 4);2)&amp;&quot; &quot;&amp;(RIGHT(DEC2HEX(HEX2DEC(&quot;05&quot;)+HEX2DEC(&quot;A1&quot;)+HEX2DEC(DEC2HEX([.A1409]; 4));4); 2))&amp;&quot; 16&quot;)" office:value-type="string" office:string-value="FE FE 05 A1 05 80 26 16" calcext:value-type="string">
            <text:p>FE FE 05 A1 05 80 26 1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(&quot;FE FE 05 A1 &quot;&amp;LEFT(DEC2HEX([.A1410]; 4);2)&amp;&quot; &quot;&amp;RIGHT(DEC2HEX([.A1410]; 4);2)&amp;&quot; &quot;&amp;(RIGHT(DEC2HEX(HEX2DEC(&quot;05&quot;)+HEX2DEC(&quot;A1&quot;)+HEX2DEC(DEC2HEX([.A1410]; 4));4); 2))&amp;&quot; 16&quot;)" office:value-type="string" office:string-value="FE FE 05 A1 05 81 27 16" calcext:value-type="string">
            <text:p>FE FE 05 A1 05 81 27 1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(&quot;FE FE 05 A1 &quot;&amp;LEFT(DEC2HEX([.A1411]; 4);2)&amp;&quot; &quot;&amp;RIGHT(DEC2HEX([.A1411]; 4);2)&amp;&quot; &quot;&amp;(RIGHT(DEC2HEX(HEX2DEC(&quot;05&quot;)+HEX2DEC(&quot;A1&quot;)+HEX2DEC(DEC2HEX([.A1411]; 4));4); 2))&amp;&quot; 16&quot;)" office:value-type="string" office:string-value="FE FE 05 A1 05 82 28 16" calcext:value-type="string">
            <text:p>FE FE 05 A1 05 82 28 1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(&quot;FE FE 05 A1 &quot;&amp;LEFT(DEC2HEX([.A1412]; 4);2)&amp;&quot; &quot;&amp;RIGHT(DEC2HEX([.A1412]; 4);2)&amp;&quot; &quot;&amp;(RIGHT(DEC2HEX(HEX2DEC(&quot;05&quot;)+HEX2DEC(&quot;A1&quot;)+HEX2DEC(DEC2HEX([.A1412]; 4));4); 2))&amp;&quot; 16&quot;)" office:value-type="string" office:string-value="FE FE 05 A1 05 83 29 16" calcext:value-type="string">
            <text:p>FE FE 05 A1 05 83 29 1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(&quot;FE FE 05 A1 &quot;&amp;LEFT(DEC2HEX([.A1413]; 4);2)&amp;&quot; &quot;&amp;RIGHT(DEC2HEX([.A1413]; 4);2)&amp;&quot; &quot;&amp;(RIGHT(DEC2HEX(HEX2DEC(&quot;05&quot;)+HEX2DEC(&quot;A1&quot;)+HEX2DEC(DEC2HEX([.A1413]; 4));4); 2))&amp;&quot; 16&quot;)" office:value-type="string" office:string-value="FE FE 05 A1 05 84 2A 16" calcext:value-type="string">
            <text:p>FE FE 05 A1 05 84 2A 1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(&quot;FE FE 05 A1 &quot;&amp;LEFT(DEC2HEX([.A1414]; 4);2)&amp;&quot; &quot;&amp;RIGHT(DEC2HEX([.A1414]; 4);2)&amp;&quot; &quot;&amp;(RIGHT(DEC2HEX(HEX2DEC(&quot;05&quot;)+HEX2DEC(&quot;A1&quot;)+HEX2DEC(DEC2HEX([.A1414]; 4));4); 2))&amp;&quot; 16&quot;)" office:value-type="string" office:string-value="FE FE 05 A1 05 85 2B 16" calcext:value-type="string">
            <text:p>FE FE 05 A1 05 85 2B 1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(&quot;FE FE 05 A1 &quot;&amp;LEFT(DEC2HEX([.A1415]; 4);2)&amp;&quot; &quot;&amp;RIGHT(DEC2HEX([.A1415]; 4);2)&amp;&quot; &quot;&amp;(RIGHT(DEC2HEX(HEX2DEC(&quot;05&quot;)+HEX2DEC(&quot;A1&quot;)+HEX2DEC(DEC2HEX([.A1415]; 4));4); 2))&amp;&quot; 16&quot;)" office:value-type="string" office:string-value="FE FE 05 A1 05 86 2C 16" calcext:value-type="string">
            <text:p>FE FE 05 A1 05 86 2C 1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(&quot;FE FE 05 A1 &quot;&amp;LEFT(DEC2HEX([.A1416]; 4);2)&amp;&quot; &quot;&amp;RIGHT(DEC2HEX([.A1416]; 4);2)&amp;&quot; &quot;&amp;(RIGHT(DEC2HEX(HEX2DEC(&quot;05&quot;)+HEX2DEC(&quot;A1&quot;)+HEX2DEC(DEC2HEX([.A1416]; 4));4); 2))&amp;&quot; 16&quot;)" office:value-type="string" office:string-value="FE FE 05 A1 05 87 2D 16" calcext:value-type="string">
            <text:p>FE FE 05 A1 05 87 2D 1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(&quot;FE FE 05 A1 &quot;&amp;LEFT(DEC2HEX([.A1417]; 4);2)&amp;&quot; &quot;&amp;RIGHT(DEC2HEX([.A1417]; 4);2)&amp;&quot; &quot;&amp;(RIGHT(DEC2HEX(HEX2DEC(&quot;05&quot;)+HEX2DEC(&quot;A1&quot;)+HEX2DEC(DEC2HEX([.A1417]; 4));4); 2))&amp;&quot; 16&quot;)" office:value-type="string" office:string-value="FE FE 05 A1 05 88 2E 16" calcext:value-type="string">
            <text:p>FE FE 05 A1 05 88 2E 1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(&quot;FE FE 05 A1 &quot;&amp;LEFT(DEC2HEX([.A1418]; 4);2)&amp;&quot; &quot;&amp;RIGHT(DEC2HEX([.A1418]; 4);2)&amp;&quot; &quot;&amp;(RIGHT(DEC2HEX(HEX2DEC(&quot;05&quot;)+HEX2DEC(&quot;A1&quot;)+HEX2DEC(DEC2HEX([.A1418]; 4));4); 2))&amp;&quot; 16&quot;)" office:value-type="string" office:string-value="FE FE 05 A1 05 89 2F 16" calcext:value-type="string">
            <text:p>FE FE 05 A1 05 89 2F 1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(&quot;FE FE 05 A1 &quot;&amp;LEFT(DEC2HEX([.A1419]; 4);2)&amp;&quot; &quot;&amp;RIGHT(DEC2HEX([.A1419]; 4);2)&amp;&quot; &quot;&amp;(RIGHT(DEC2HEX(HEX2DEC(&quot;05&quot;)+HEX2DEC(&quot;A1&quot;)+HEX2DEC(DEC2HEX([.A1419]; 4));4); 2))&amp;&quot; 16&quot;)" office:value-type="string" office:string-value="FE FE 05 A1 05 8A 30 16" calcext:value-type="string">
            <text:p>FE FE 05 A1 05 8A 30 1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(&quot;FE FE 05 A1 &quot;&amp;LEFT(DEC2HEX([.A1420]; 4);2)&amp;&quot; &quot;&amp;RIGHT(DEC2HEX([.A1420]; 4);2)&amp;&quot; &quot;&amp;(RIGHT(DEC2HEX(HEX2DEC(&quot;05&quot;)+HEX2DEC(&quot;A1&quot;)+HEX2DEC(DEC2HEX([.A1420]; 4));4); 2))&amp;&quot; 16&quot;)" office:value-type="string" office:string-value="FE FE 05 A1 05 8B 31 16" calcext:value-type="string">
            <text:p>FE FE 05 A1 05 8B 31 1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(&quot;FE FE 05 A1 &quot;&amp;LEFT(DEC2HEX([.A1421]; 4);2)&amp;&quot; &quot;&amp;RIGHT(DEC2HEX([.A1421]; 4);2)&amp;&quot; &quot;&amp;(RIGHT(DEC2HEX(HEX2DEC(&quot;05&quot;)+HEX2DEC(&quot;A1&quot;)+HEX2DEC(DEC2HEX([.A1421]; 4));4); 2))&amp;&quot; 16&quot;)" office:value-type="string" office:string-value="FE FE 05 A1 05 8C 32 16" calcext:value-type="string">
            <text:p>FE FE 05 A1 05 8C 32 1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(&quot;FE FE 05 A1 &quot;&amp;LEFT(DEC2HEX([.A1422]; 4);2)&amp;&quot; &quot;&amp;RIGHT(DEC2HEX([.A1422]; 4);2)&amp;&quot; &quot;&amp;(RIGHT(DEC2HEX(HEX2DEC(&quot;05&quot;)+HEX2DEC(&quot;A1&quot;)+HEX2DEC(DEC2HEX([.A1422]; 4));4); 2))&amp;&quot; 16&quot;)" office:value-type="string" office:string-value="FE FE 05 A1 05 8D 33 16" calcext:value-type="string">
            <text:p>FE FE 05 A1 05 8D 33 1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(&quot;FE FE 05 A1 &quot;&amp;LEFT(DEC2HEX([.A1423]; 4);2)&amp;&quot; &quot;&amp;RIGHT(DEC2HEX([.A1423]; 4);2)&amp;&quot; &quot;&amp;(RIGHT(DEC2HEX(HEX2DEC(&quot;05&quot;)+HEX2DEC(&quot;A1&quot;)+HEX2DEC(DEC2HEX([.A1423]; 4));4); 2))&amp;&quot; 16&quot;)" office:value-type="string" office:string-value="FE FE 05 A1 05 8E 34 16" calcext:value-type="string">
            <text:p>FE FE 05 A1 05 8E 34 1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(&quot;FE FE 05 A1 &quot;&amp;LEFT(DEC2HEX([.A1424]; 4);2)&amp;&quot; &quot;&amp;RIGHT(DEC2HEX([.A1424]; 4);2)&amp;&quot; &quot;&amp;(RIGHT(DEC2HEX(HEX2DEC(&quot;05&quot;)+HEX2DEC(&quot;A1&quot;)+HEX2DEC(DEC2HEX([.A1424]; 4));4); 2))&amp;&quot; 16&quot;)" office:value-type="string" office:string-value="FE FE 05 A1 05 8F 35 16" calcext:value-type="string">
            <text:p>FE FE 05 A1 05 8F 35 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(&quot;FE FE 05 A1 &quot;&amp;LEFT(DEC2HEX([.A1425]; 4);2)&amp;&quot; &quot;&amp;RIGHT(DEC2HEX([.A1425]; 4);2)&amp;&quot; &quot;&amp;(RIGHT(DEC2HEX(HEX2DEC(&quot;05&quot;)+HEX2DEC(&quot;A1&quot;)+HEX2DEC(DEC2HEX([.A1425]; 4));4); 2))&amp;&quot; 16&quot;)" office:value-type="string" office:string-value="FE FE 05 A1 05 90 36 16" calcext:value-type="string">
            <text:p>FE FE 05 A1 05 90 36 1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(&quot;FE FE 05 A1 &quot;&amp;LEFT(DEC2HEX([.A1426]; 4);2)&amp;&quot; &quot;&amp;RIGHT(DEC2HEX([.A1426]; 4);2)&amp;&quot; &quot;&amp;(RIGHT(DEC2HEX(HEX2DEC(&quot;05&quot;)+HEX2DEC(&quot;A1&quot;)+HEX2DEC(DEC2HEX([.A1426]; 4));4); 2))&amp;&quot; 16&quot;)" office:value-type="string" office:string-value="FE FE 05 A1 05 91 37 16" calcext:value-type="string">
            <text:p>FE FE 05 A1 05 91 37 1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(&quot;FE FE 05 A1 &quot;&amp;LEFT(DEC2HEX([.A1427]; 4);2)&amp;&quot; &quot;&amp;RIGHT(DEC2HEX([.A1427]; 4);2)&amp;&quot; &quot;&amp;(RIGHT(DEC2HEX(HEX2DEC(&quot;05&quot;)+HEX2DEC(&quot;A1&quot;)+HEX2DEC(DEC2HEX([.A1427]; 4));4); 2))&amp;&quot; 16&quot;)" office:value-type="string" office:string-value="FE FE 05 A1 05 92 38 16" calcext:value-type="string">
            <text:p>FE FE 05 A1 05 92 38 1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(&quot;FE FE 05 A1 &quot;&amp;LEFT(DEC2HEX([.A1428]; 4);2)&amp;&quot; &quot;&amp;RIGHT(DEC2HEX([.A1428]; 4);2)&amp;&quot; &quot;&amp;(RIGHT(DEC2HEX(HEX2DEC(&quot;05&quot;)+HEX2DEC(&quot;A1&quot;)+HEX2DEC(DEC2HEX([.A1428]; 4));4); 2))&amp;&quot; 16&quot;)" office:value-type="string" office:string-value="FE FE 05 A1 05 93 39 16" calcext:value-type="string">
            <text:p>FE FE 05 A1 05 93 39 1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(&quot;FE FE 05 A1 &quot;&amp;LEFT(DEC2HEX([.A1429]; 4);2)&amp;&quot; &quot;&amp;RIGHT(DEC2HEX([.A1429]; 4);2)&amp;&quot; &quot;&amp;(RIGHT(DEC2HEX(HEX2DEC(&quot;05&quot;)+HEX2DEC(&quot;A1&quot;)+HEX2DEC(DEC2HEX([.A1429]; 4));4); 2))&amp;&quot; 16&quot;)" office:value-type="string" office:string-value="FE FE 05 A1 05 94 3A 16" calcext:value-type="string">
            <text:p>FE FE 05 A1 05 94 3A 1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(&quot;FE FE 05 A1 &quot;&amp;LEFT(DEC2HEX([.A1430]; 4);2)&amp;&quot; &quot;&amp;RIGHT(DEC2HEX([.A1430]; 4);2)&amp;&quot; &quot;&amp;(RIGHT(DEC2HEX(HEX2DEC(&quot;05&quot;)+HEX2DEC(&quot;A1&quot;)+HEX2DEC(DEC2HEX([.A1430]; 4));4); 2))&amp;&quot; 16&quot;)" office:value-type="string" office:string-value="FE FE 05 A1 05 95 3B 16" calcext:value-type="string">
            <text:p>FE FE 05 A1 05 95 3B 1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(&quot;FE FE 05 A1 &quot;&amp;LEFT(DEC2HEX([.A1431]; 4);2)&amp;&quot; &quot;&amp;RIGHT(DEC2HEX([.A1431]; 4);2)&amp;&quot; &quot;&amp;(RIGHT(DEC2HEX(HEX2DEC(&quot;05&quot;)+HEX2DEC(&quot;A1&quot;)+HEX2DEC(DEC2HEX([.A1431]; 4));4); 2))&amp;&quot; 16&quot;)" office:value-type="string" office:string-value="FE FE 05 A1 05 96 3C 16" calcext:value-type="string">
            <text:p>FE FE 05 A1 05 96 3C 1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(&quot;FE FE 05 A1 &quot;&amp;LEFT(DEC2HEX([.A1432]; 4);2)&amp;&quot; &quot;&amp;RIGHT(DEC2HEX([.A1432]; 4);2)&amp;&quot; &quot;&amp;(RIGHT(DEC2HEX(HEX2DEC(&quot;05&quot;)+HEX2DEC(&quot;A1&quot;)+HEX2DEC(DEC2HEX([.A1432]; 4));4); 2))&amp;&quot; 16&quot;)" office:value-type="string" office:string-value="FE FE 05 A1 05 97 3D 16" calcext:value-type="string">
            <text:p>FE FE 05 A1 05 97 3D 1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(&quot;FE FE 05 A1 &quot;&amp;LEFT(DEC2HEX([.A1433]; 4);2)&amp;&quot; &quot;&amp;RIGHT(DEC2HEX([.A1433]; 4);2)&amp;&quot; &quot;&amp;(RIGHT(DEC2HEX(HEX2DEC(&quot;05&quot;)+HEX2DEC(&quot;A1&quot;)+HEX2DEC(DEC2HEX([.A1433]; 4));4); 2))&amp;&quot; 16&quot;)" office:value-type="string" office:string-value="FE FE 05 A1 05 98 3E 16" calcext:value-type="string">
            <text:p>FE FE 05 A1 05 98 3E 1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(&quot;FE FE 05 A1 &quot;&amp;LEFT(DEC2HEX([.A1434]; 4);2)&amp;&quot; &quot;&amp;RIGHT(DEC2HEX([.A1434]; 4);2)&amp;&quot; &quot;&amp;(RIGHT(DEC2HEX(HEX2DEC(&quot;05&quot;)+HEX2DEC(&quot;A1&quot;)+HEX2DEC(DEC2HEX([.A1434]; 4));4); 2))&amp;&quot; 16&quot;)" office:value-type="string" office:string-value="FE FE 05 A1 05 99 3F 16" calcext:value-type="string">
            <text:p>FE FE 05 A1 05 99 3F 1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(&quot;FE FE 05 A1 &quot;&amp;LEFT(DEC2HEX([.A1435]; 4);2)&amp;&quot; &quot;&amp;RIGHT(DEC2HEX([.A1435]; 4);2)&amp;&quot; &quot;&amp;(RIGHT(DEC2HEX(HEX2DEC(&quot;05&quot;)+HEX2DEC(&quot;A1&quot;)+HEX2DEC(DEC2HEX([.A1435]; 4));4); 2))&amp;&quot; 16&quot;)" office:value-type="string" office:string-value="FE FE 05 A1 05 9A 40 16" calcext:value-type="string">
            <text:p>FE FE 05 A1 05 9A 40 1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(&quot;FE FE 05 A1 &quot;&amp;LEFT(DEC2HEX([.A1436]; 4);2)&amp;&quot; &quot;&amp;RIGHT(DEC2HEX([.A1436]; 4);2)&amp;&quot; &quot;&amp;(RIGHT(DEC2HEX(HEX2DEC(&quot;05&quot;)+HEX2DEC(&quot;A1&quot;)+HEX2DEC(DEC2HEX([.A1436]; 4));4); 2))&amp;&quot; 16&quot;)" office:value-type="string" office:string-value="FE FE 05 A1 05 9B 41 16" calcext:value-type="string">
            <text:p>FE FE 05 A1 05 9B 41 1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(&quot;FE FE 05 A1 &quot;&amp;LEFT(DEC2HEX([.A1437]; 4);2)&amp;&quot; &quot;&amp;RIGHT(DEC2HEX([.A1437]; 4);2)&amp;&quot; &quot;&amp;(RIGHT(DEC2HEX(HEX2DEC(&quot;05&quot;)+HEX2DEC(&quot;A1&quot;)+HEX2DEC(DEC2HEX([.A1437]; 4));4); 2))&amp;&quot; 16&quot;)" office:value-type="string" office:string-value="FE FE 05 A1 05 9C 42 16" calcext:value-type="string">
            <text:p>FE FE 05 A1 05 9C 42 1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(&quot;FE FE 05 A1 &quot;&amp;LEFT(DEC2HEX([.A1438]; 4);2)&amp;&quot; &quot;&amp;RIGHT(DEC2HEX([.A1438]; 4);2)&amp;&quot; &quot;&amp;(RIGHT(DEC2HEX(HEX2DEC(&quot;05&quot;)+HEX2DEC(&quot;A1&quot;)+HEX2DEC(DEC2HEX([.A1438]; 4));4); 2))&amp;&quot; 16&quot;)" office:value-type="string" office:string-value="FE FE 05 A1 05 9D 43 16" calcext:value-type="string">
            <text:p>FE FE 05 A1 05 9D 43 1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(&quot;FE FE 05 A1 &quot;&amp;LEFT(DEC2HEX([.A1439]; 4);2)&amp;&quot; &quot;&amp;RIGHT(DEC2HEX([.A1439]; 4);2)&amp;&quot; &quot;&amp;(RIGHT(DEC2HEX(HEX2DEC(&quot;05&quot;)+HEX2DEC(&quot;A1&quot;)+HEX2DEC(DEC2HEX([.A1439]; 4));4); 2))&amp;&quot; 16&quot;)" office:value-type="string" office:string-value="FE FE 05 A1 05 9E 44 16" calcext:value-type="string">
            <text:p>FE FE 05 A1 05 9E 44 1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(&quot;FE FE 05 A1 &quot;&amp;LEFT(DEC2HEX([.A1440]; 4);2)&amp;&quot; &quot;&amp;RIGHT(DEC2HEX([.A1440]; 4);2)&amp;&quot; &quot;&amp;(RIGHT(DEC2HEX(HEX2DEC(&quot;05&quot;)+HEX2DEC(&quot;A1&quot;)+HEX2DEC(DEC2HEX([.A1440]; 4));4); 2))&amp;&quot; 16&quot;)" office:value-type="string" office:string-value="FE FE 05 A1 05 9F 45 16" calcext:value-type="string">
            <text:p>FE FE 05 A1 05 9F 45 1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&quot;FE FE 05 A1 &quot;&amp;LEFT(DEC2HEX([.A1441]; 4);2)&amp;&quot; &quot;&amp;RIGHT(DEC2HEX([.A1441]; 4);2)&amp;&quot; &quot;&amp;(RIGHT(DEC2HEX(HEX2DEC(&quot;05&quot;)+HEX2DEC(&quot;A1&quot;)+HEX2DEC(DEC2HEX([.A1441]; 4));4); 2))&amp;&quot; 16&quot;)" office:value-type="string" office:string-value="FE FE 05 A1 05 A0 46 16" calcext:value-type="string">
            <text:p>FE FE 05 A1 05 A0 46 1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(&quot;FE FE 05 A1 &quot;&amp;LEFT(DEC2HEX([.A1442]; 4);2)&amp;&quot; &quot;&amp;RIGHT(DEC2HEX([.A1442]; 4);2)&amp;&quot; &quot;&amp;(RIGHT(DEC2HEX(HEX2DEC(&quot;05&quot;)+HEX2DEC(&quot;A1&quot;)+HEX2DEC(DEC2HEX([.A1442]; 4));4); 2))&amp;&quot; 16&quot;)" office:value-type="string" office:string-value="FE FE 05 A1 05 A1 47 16" calcext:value-type="string">
            <text:p>FE FE 05 A1 05 A1 47 1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(&quot;FE FE 05 A1 &quot;&amp;LEFT(DEC2HEX([.A1443]; 4);2)&amp;&quot; &quot;&amp;RIGHT(DEC2HEX([.A1443]; 4);2)&amp;&quot; &quot;&amp;(RIGHT(DEC2HEX(HEX2DEC(&quot;05&quot;)+HEX2DEC(&quot;A1&quot;)+HEX2DEC(DEC2HEX([.A1443]; 4));4); 2))&amp;&quot; 16&quot;)" office:value-type="string" office:string-value="FE FE 05 A1 05 A2 48 16" calcext:value-type="string">
            <text:p>FE FE 05 A1 05 A2 48 1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(&quot;FE FE 05 A1 &quot;&amp;LEFT(DEC2HEX([.A1444]; 4);2)&amp;&quot; &quot;&amp;RIGHT(DEC2HEX([.A1444]; 4);2)&amp;&quot; &quot;&amp;(RIGHT(DEC2HEX(HEX2DEC(&quot;05&quot;)+HEX2DEC(&quot;A1&quot;)+HEX2DEC(DEC2HEX([.A1444]; 4));4); 2))&amp;&quot; 16&quot;)" office:value-type="string" office:string-value="FE FE 05 A1 05 A3 49 16" calcext:value-type="string">
            <text:p>FE FE 05 A1 05 A3 49 1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(&quot;FE FE 05 A1 &quot;&amp;LEFT(DEC2HEX([.A1445]; 4);2)&amp;&quot; &quot;&amp;RIGHT(DEC2HEX([.A1445]; 4);2)&amp;&quot; &quot;&amp;(RIGHT(DEC2HEX(HEX2DEC(&quot;05&quot;)+HEX2DEC(&quot;A1&quot;)+HEX2DEC(DEC2HEX([.A1445]; 4));4); 2))&amp;&quot; 16&quot;)" office:value-type="string" office:string-value="FE FE 05 A1 05 A4 4A 16" calcext:value-type="string">
            <text:p>FE FE 05 A1 05 A4 4A 1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(&quot;FE FE 05 A1 &quot;&amp;LEFT(DEC2HEX([.A1446]; 4);2)&amp;&quot; &quot;&amp;RIGHT(DEC2HEX([.A1446]; 4);2)&amp;&quot; &quot;&amp;(RIGHT(DEC2HEX(HEX2DEC(&quot;05&quot;)+HEX2DEC(&quot;A1&quot;)+HEX2DEC(DEC2HEX([.A1446]; 4));4); 2))&amp;&quot; 16&quot;)" office:value-type="string" office:string-value="FE FE 05 A1 05 A5 4B 16" calcext:value-type="string">
            <text:p>FE FE 05 A1 05 A5 4B 1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(&quot;FE FE 05 A1 &quot;&amp;LEFT(DEC2HEX([.A1447]; 4);2)&amp;&quot; &quot;&amp;RIGHT(DEC2HEX([.A1447]; 4);2)&amp;&quot; &quot;&amp;(RIGHT(DEC2HEX(HEX2DEC(&quot;05&quot;)+HEX2DEC(&quot;A1&quot;)+HEX2DEC(DEC2HEX([.A1447]; 4));4); 2))&amp;&quot; 16&quot;)" office:value-type="string" office:string-value="FE FE 05 A1 05 A6 4C 16" calcext:value-type="string">
            <text:p>FE FE 05 A1 05 A6 4C 1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(&quot;FE FE 05 A1 &quot;&amp;LEFT(DEC2HEX([.A1448]; 4);2)&amp;&quot; &quot;&amp;RIGHT(DEC2HEX([.A1448]; 4);2)&amp;&quot; &quot;&amp;(RIGHT(DEC2HEX(HEX2DEC(&quot;05&quot;)+HEX2DEC(&quot;A1&quot;)+HEX2DEC(DEC2HEX([.A1448]; 4));4); 2))&amp;&quot; 16&quot;)" office:value-type="string" office:string-value="FE FE 05 A1 05 A7 4D 16" calcext:value-type="string">
            <text:p>FE FE 05 A1 05 A7 4D 1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&quot;FE FE 05 A1 &quot;&amp;LEFT(DEC2HEX([.A1449]; 4);2)&amp;&quot; &quot;&amp;RIGHT(DEC2HEX([.A1449]; 4);2)&amp;&quot; &quot;&amp;(RIGHT(DEC2HEX(HEX2DEC(&quot;05&quot;)+HEX2DEC(&quot;A1&quot;)+HEX2DEC(DEC2HEX([.A1449]; 4));4); 2))&amp;&quot; 16&quot;)" office:value-type="string" office:string-value="FE FE 05 A1 05 A8 4E 16" calcext:value-type="string">
            <text:p>FE FE 05 A1 05 A8 4E 1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(&quot;FE FE 05 A1 &quot;&amp;LEFT(DEC2HEX([.A1450]; 4);2)&amp;&quot; &quot;&amp;RIGHT(DEC2HEX([.A1450]; 4);2)&amp;&quot; &quot;&amp;(RIGHT(DEC2HEX(HEX2DEC(&quot;05&quot;)+HEX2DEC(&quot;A1&quot;)+HEX2DEC(DEC2HEX([.A1450]; 4));4); 2))&amp;&quot; 16&quot;)" office:value-type="string" office:string-value="FE FE 05 A1 05 A9 4F 16" calcext:value-type="string">
            <text:p>FE FE 05 A1 05 A9 4F 1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(&quot;FE FE 05 A1 &quot;&amp;LEFT(DEC2HEX([.A1451]; 4);2)&amp;&quot; &quot;&amp;RIGHT(DEC2HEX([.A1451]; 4);2)&amp;&quot; &quot;&amp;(RIGHT(DEC2HEX(HEX2DEC(&quot;05&quot;)+HEX2DEC(&quot;A1&quot;)+HEX2DEC(DEC2HEX([.A1451]; 4));4); 2))&amp;&quot; 16&quot;)" office:value-type="string" office:string-value="FE FE 05 A1 05 AA 50 16" calcext:value-type="string">
            <text:p>FE FE 05 A1 05 AA 50 1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(&quot;FE FE 05 A1 &quot;&amp;LEFT(DEC2HEX([.A1452]; 4);2)&amp;&quot; &quot;&amp;RIGHT(DEC2HEX([.A1452]; 4);2)&amp;&quot; &quot;&amp;(RIGHT(DEC2HEX(HEX2DEC(&quot;05&quot;)+HEX2DEC(&quot;A1&quot;)+HEX2DEC(DEC2HEX([.A1452]; 4));4); 2))&amp;&quot; 16&quot;)" office:value-type="string" office:string-value="FE FE 05 A1 05 AB 51 16" calcext:value-type="string">
            <text:p>FE FE 05 A1 05 AB 51 1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(&quot;FE FE 05 A1 &quot;&amp;LEFT(DEC2HEX([.A1453]; 4);2)&amp;&quot; &quot;&amp;RIGHT(DEC2HEX([.A1453]; 4);2)&amp;&quot; &quot;&amp;(RIGHT(DEC2HEX(HEX2DEC(&quot;05&quot;)+HEX2DEC(&quot;A1&quot;)+HEX2DEC(DEC2HEX([.A1453]; 4));4); 2))&amp;&quot; 16&quot;)" office:value-type="string" office:string-value="FE FE 05 A1 05 AC 52 16" calcext:value-type="string">
            <text:p>FE FE 05 A1 05 AC 52 1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(&quot;FE FE 05 A1 &quot;&amp;LEFT(DEC2HEX([.A1454]; 4);2)&amp;&quot; &quot;&amp;RIGHT(DEC2HEX([.A1454]; 4);2)&amp;&quot; &quot;&amp;(RIGHT(DEC2HEX(HEX2DEC(&quot;05&quot;)+HEX2DEC(&quot;A1&quot;)+HEX2DEC(DEC2HEX([.A1454]; 4));4); 2))&amp;&quot; 16&quot;)" office:value-type="string" office:string-value="FE FE 05 A1 05 AD 53 16" calcext:value-type="string">
            <text:p>FE FE 05 A1 05 AD 53 1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(&quot;FE FE 05 A1 &quot;&amp;LEFT(DEC2HEX([.A1455]; 4);2)&amp;&quot; &quot;&amp;RIGHT(DEC2HEX([.A1455]; 4);2)&amp;&quot; &quot;&amp;(RIGHT(DEC2HEX(HEX2DEC(&quot;05&quot;)+HEX2DEC(&quot;A1&quot;)+HEX2DEC(DEC2HEX([.A1455]; 4));4); 2))&amp;&quot; 16&quot;)" office:value-type="string" office:string-value="FE FE 05 A1 05 AE 54 16" calcext:value-type="string">
            <text:p>FE FE 05 A1 05 AE 54 1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(&quot;FE FE 05 A1 &quot;&amp;LEFT(DEC2HEX([.A1456]; 4);2)&amp;&quot; &quot;&amp;RIGHT(DEC2HEX([.A1456]; 4);2)&amp;&quot; &quot;&amp;(RIGHT(DEC2HEX(HEX2DEC(&quot;05&quot;)+HEX2DEC(&quot;A1&quot;)+HEX2DEC(DEC2HEX([.A1456]; 4));4); 2))&amp;&quot; 16&quot;)" office:value-type="string" office:string-value="FE FE 05 A1 05 AF 55 16" calcext:value-type="string">
            <text:p>FE FE 05 A1 05 AF 55 1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&quot;FE FE 05 A1 &quot;&amp;LEFT(DEC2HEX([.A1457]; 4);2)&amp;&quot; &quot;&amp;RIGHT(DEC2HEX([.A1457]; 4);2)&amp;&quot; &quot;&amp;(RIGHT(DEC2HEX(HEX2DEC(&quot;05&quot;)+HEX2DEC(&quot;A1&quot;)+HEX2DEC(DEC2HEX([.A1457]; 4));4); 2))&amp;&quot; 16&quot;)" office:value-type="string" office:string-value="FE FE 05 A1 05 B0 56 16" calcext:value-type="string">
            <text:p>FE FE 05 A1 05 B0 56 1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(&quot;FE FE 05 A1 &quot;&amp;LEFT(DEC2HEX([.A1458]; 4);2)&amp;&quot; &quot;&amp;RIGHT(DEC2HEX([.A1458]; 4);2)&amp;&quot; &quot;&amp;(RIGHT(DEC2HEX(HEX2DEC(&quot;05&quot;)+HEX2DEC(&quot;A1&quot;)+HEX2DEC(DEC2HEX([.A1458]; 4));4); 2))&amp;&quot; 16&quot;)" office:value-type="string" office:string-value="FE FE 05 A1 05 B1 57 16" calcext:value-type="string">
            <text:p>FE FE 05 A1 05 B1 57 1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(&quot;FE FE 05 A1 &quot;&amp;LEFT(DEC2HEX([.A1459]; 4);2)&amp;&quot; &quot;&amp;RIGHT(DEC2HEX([.A1459]; 4);2)&amp;&quot; &quot;&amp;(RIGHT(DEC2HEX(HEX2DEC(&quot;05&quot;)+HEX2DEC(&quot;A1&quot;)+HEX2DEC(DEC2HEX([.A1459]; 4));4); 2))&amp;&quot; 16&quot;)" office:value-type="string" office:string-value="FE FE 05 A1 05 B2 58 16" calcext:value-type="string">
            <text:p>FE FE 05 A1 05 B2 58 1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(&quot;FE FE 05 A1 &quot;&amp;LEFT(DEC2HEX([.A1460]; 4);2)&amp;&quot; &quot;&amp;RIGHT(DEC2HEX([.A1460]; 4);2)&amp;&quot; &quot;&amp;(RIGHT(DEC2HEX(HEX2DEC(&quot;05&quot;)+HEX2DEC(&quot;A1&quot;)+HEX2DEC(DEC2HEX([.A1460]; 4));4); 2))&amp;&quot; 16&quot;)" office:value-type="string" office:string-value="FE FE 05 A1 05 B3 59 16" calcext:value-type="string">
            <text:p>FE FE 05 A1 05 B3 59 1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&quot;FE FE 05 A1 &quot;&amp;LEFT(DEC2HEX([.A1461]; 4);2)&amp;&quot; &quot;&amp;RIGHT(DEC2HEX([.A1461]; 4);2)&amp;&quot; &quot;&amp;(RIGHT(DEC2HEX(HEX2DEC(&quot;05&quot;)+HEX2DEC(&quot;A1&quot;)+HEX2DEC(DEC2HEX([.A1461]; 4));4); 2))&amp;&quot; 16&quot;)" office:value-type="string" office:string-value="FE FE 05 A1 05 B4 5A 16" calcext:value-type="string">
            <text:p>FE FE 05 A1 05 B4 5A 1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(&quot;FE FE 05 A1 &quot;&amp;LEFT(DEC2HEX([.A1462]; 4);2)&amp;&quot; &quot;&amp;RIGHT(DEC2HEX([.A1462]; 4);2)&amp;&quot; &quot;&amp;(RIGHT(DEC2HEX(HEX2DEC(&quot;05&quot;)+HEX2DEC(&quot;A1&quot;)+HEX2DEC(DEC2HEX([.A1462]; 4));4); 2))&amp;&quot; 16&quot;)" office:value-type="string" office:string-value="FE FE 05 A1 05 B5 5B 16" calcext:value-type="string">
            <text:p>FE FE 05 A1 05 B5 5B 1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(&quot;FE FE 05 A1 &quot;&amp;LEFT(DEC2HEX([.A1463]; 4);2)&amp;&quot; &quot;&amp;RIGHT(DEC2HEX([.A1463]; 4);2)&amp;&quot; &quot;&amp;(RIGHT(DEC2HEX(HEX2DEC(&quot;05&quot;)+HEX2DEC(&quot;A1&quot;)+HEX2DEC(DEC2HEX([.A1463]; 4));4); 2))&amp;&quot; 16&quot;)" office:value-type="string" office:string-value="FE FE 05 A1 05 B6 5C 16" calcext:value-type="string">
            <text:p>FE FE 05 A1 05 B6 5C 1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(&quot;FE FE 05 A1 &quot;&amp;LEFT(DEC2HEX([.A1464]; 4);2)&amp;&quot; &quot;&amp;RIGHT(DEC2HEX([.A1464]; 4);2)&amp;&quot; &quot;&amp;(RIGHT(DEC2HEX(HEX2DEC(&quot;05&quot;)+HEX2DEC(&quot;A1&quot;)+HEX2DEC(DEC2HEX([.A1464]; 4));4); 2))&amp;&quot; 16&quot;)" office:value-type="string" office:string-value="FE FE 05 A1 05 B7 5D 16" calcext:value-type="string">
            <text:p>FE FE 05 A1 05 B7 5D 1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(&quot;FE FE 05 A1 &quot;&amp;LEFT(DEC2HEX([.A1465]; 4);2)&amp;&quot; &quot;&amp;RIGHT(DEC2HEX([.A1465]; 4);2)&amp;&quot; &quot;&amp;(RIGHT(DEC2HEX(HEX2DEC(&quot;05&quot;)+HEX2DEC(&quot;A1&quot;)+HEX2DEC(DEC2HEX([.A1465]; 4));4); 2))&amp;&quot; 16&quot;)" office:value-type="string" office:string-value="FE FE 05 A1 05 B8 5E 16" calcext:value-type="string">
            <text:p>FE FE 05 A1 05 B8 5E 1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(&quot;FE FE 05 A1 &quot;&amp;LEFT(DEC2HEX([.A1466]; 4);2)&amp;&quot; &quot;&amp;RIGHT(DEC2HEX([.A1466]; 4);2)&amp;&quot; &quot;&amp;(RIGHT(DEC2HEX(HEX2DEC(&quot;05&quot;)+HEX2DEC(&quot;A1&quot;)+HEX2DEC(DEC2HEX([.A1466]; 4));4); 2))&amp;&quot; 16&quot;)" office:value-type="string" office:string-value="FE FE 05 A1 05 B9 5F 16" calcext:value-type="string">
            <text:p>FE FE 05 A1 05 B9 5F 1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(&quot;FE FE 05 A1 &quot;&amp;LEFT(DEC2HEX([.A1467]; 4);2)&amp;&quot; &quot;&amp;RIGHT(DEC2HEX([.A1467]; 4);2)&amp;&quot; &quot;&amp;(RIGHT(DEC2HEX(HEX2DEC(&quot;05&quot;)+HEX2DEC(&quot;A1&quot;)+HEX2DEC(DEC2HEX([.A1467]; 4));4); 2))&amp;&quot; 16&quot;)" office:value-type="string" office:string-value="FE FE 05 A1 05 BA 60 16" calcext:value-type="string">
            <text:p>FE FE 05 A1 05 BA 60 1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(&quot;FE FE 05 A1 &quot;&amp;LEFT(DEC2HEX([.A1468]; 4);2)&amp;&quot; &quot;&amp;RIGHT(DEC2HEX([.A1468]; 4);2)&amp;&quot; &quot;&amp;(RIGHT(DEC2HEX(HEX2DEC(&quot;05&quot;)+HEX2DEC(&quot;A1&quot;)+HEX2DEC(DEC2HEX([.A1468]; 4));4); 2))&amp;&quot; 16&quot;)" office:value-type="string" office:string-value="FE FE 05 A1 05 BB 61 16" calcext:value-type="string">
            <text:p>FE FE 05 A1 05 BB 61 1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(&quot;FE FE 05 A1 &quot;&amp;LEFT(DEC2HEX([.A1469]; 4);2)&amp;&quot; &quot;&amp;RIGHT(DEC2HEX([.A1469]; 4);2)&amp;&quot; &quot;&amp;(RIGHT(DEC2HEX(HEX2DEC(&quot;05&quot;)+HEX2DEC(&quot;A1&quot;)+HEX2DEC(DEC2HEX([.A1469]; 4));4); 2))&amp;&quot; 16&quot;)" office:value-type="string" office:string-value="FE FE 05 A1 05 BC 62 16" calcext:value-type="string">
            <text:p>FE FE 05 A1 05 BC 62 1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(&quot;FE FE 05 A1 &quot;&amp;LEFT(DEC2HEX([.A1470]; 4);2)&amp;&quot; &quot;&amp;RIGHT(DEC2HEX([.A1470]; 4);2)&amp;&quot; &quot;&amp;(RIGHT(DEC2HEX(HEX2DEC(&quot;05&quot;)+HEX2DEC(&quot;A1&quot;)+HEX2DEC(DEC2HEX([.A1470]; 4));4); 2))&amp;&quot; 16&quot;)" office:value-type="string" office:string-value="FE FE 05 A1 05 BD 63 16" calcext:value-type="string">
            <text:p>FE FE 05 A1 05 BD 63 1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(&quot;FE FE 05 A1 &quot;&amp;LEFT(DEC2HEX([.A1471]; 4);2)&amp;&quot; &quot;&amp;RIGHT(DEC2HEX([.A1471]; 4);2)&amp;&quot; &quot;&amp;(RIGHT(DEC2HEX(HEX2DEC(&quot;05&quot;)+HEX2DEC(&quot;A1&quot;)+HEX2DEC(DEC2HEX([.A1471]; 4));4); 2))&amp;&quot; 16&quot;)" office:value-type="string" office:string-value="FE FE 05 A1 05 BE 64 16" calcext:value-type="string">
            <text:p>FE FE 05 A1 05 BE 64 1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(&quot;FE FE 05 A1 &quot;&amp;LEFT(DEC2HEX([.A1472]; 4);2)&amp;&quot; &quot;&amp;RIGHT(DEC2HEX([.A1472]; 4);2)&amp;&quot; &quot;&amp;(RIGHT(DEC2HEX(HEX2DEC(&quot;05&quot;)+HEX2DEC(&quot;A1&quot;)+HEX2DEC(DEC2HEX([.A1472]; 4));4); 2))&amp;&quot; 16&quot;)" office:value-type="string" office:string-value="FE FE 05 A1 05 BF 65 16" calcext:value-type="string">
            <text:p>FE FE 05 A1 05 BF 65 1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(&quot;FE FE 05 A1 &quot;&amp;LEFT(DEC2HEX([.A1473]; 4);2)&amp;&quot; &quot;&amp;RIGHT(DEC2HEX([.A1473]; 4);2)&amp;&quot; &quot;&amp;(RIGHT(DEC2HEX(HEX2DEC(&quot;05&quot;)+HEX2DEC(&quot;A1&quot;)+HEX2DEC(DEC2HEX([.A1473]; 4));4); 2))&amp;&quot; 16&quot;)" office:value-type="string" office:string-value="FE FE 05 A1 05 C0 66 16" calcext:value-type="string">
            <text:p>FE FE 05 A1 05 C0 66 1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(&quot;FE FE 05 A1 &quot;&amp;LEFT(DEC2HEX([.A1474]; 4);2)&amp;&quot; &quot;&amp;RIGHT(DEC2HEX([.A1474]; 4);2)&amp;&quot; &quot;&amp;(RIGHT(DEC2HEX(HEX2DEC(&quot;05&quot;)+HEX2DEC(&quot;A1&quot;)+HEX2DEC(DEC2HEX([.A1474]; 4));4); 2))&amp;&quot; 16&quot;)" office:value-type="string" office:string-value="FE FE 05 A1 05 C1 67 16" calcext:value-type="string">
            <text:p>FE FE 05 A1 05 C1 67 1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(&quot;FE FE 05 A1 &quot;&amp;LEFT(DEC2HEX([.A1475]; 4);2)&amp;&quot; &quot;&amp;RIGHT(DEC2HEX([.A1475]; 4);2)&amp;&quot; &quot;&amp;(RIGHT(DEC2HEX(HEX2DEC(&quot;05&quot;)+HEX2DEC(&quot;A1&quot;)+HEX2DEC(DEC2HEX([.A1475]; 4));4); 2))&amp;&quot; 16&quot;)" office:value-type="string" office:string-value="FE FE 05 A1 05 C2 68 16" calcext:value-type="string">
            <text:p>FE FE 05 A1 05 C2 68 1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(&quot;FE FE 05 A1 &quot;&amp;LEFT(DEC2HEX([.A1476]; 4);2)&amp;&quot; &quot;&amp;RIGHT(DEC2HEX([.A1476]; 4);2)&amp;&quot; &quot;&amp;(RIGHT(DEC2HEX(HEX2DEC(&quot;05&quot;)+HEX2DEC(&quot;A1&quot;)+HEX2DEC(DEC2HEX([.A1476]; 4));4); 2))&amp;&quot; 16&quot;)" office:value-type="string" office:string-value="FE FE 05 A1 05 C3 69 16" calcext:value-type="string">
            <text:p>FE FE 05 A1 05 C3 69 1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(&quot;FE FE 05 A1 &quot;&amp;LEFT(DEC2HEX([.A1477]; 4);2)&amp;&quot; &quot;&amp;RIGHT(DEC2HEX([.A1477]; 4);2)&amp;&quot; &quot;&amp;(RIGHT(DEC2HEX(HEX2DEC(&quot;05&quot;)+HEX2DEC(&quot;A1&quot;)+HEX2DEC(DEC2HEX([.A1477]; 4));4); 2))&amp;&quot; 16&quot;)" office:value-type="string" office:string-value="FE FE 05 A1 05 C4 6A 16" calcext:value-type="string">
            <text:p>FE FE 05 A1 05 C4 6A 1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(&quot;FE FE 05 A1 &quot;&amp;LEFT(DEC2HEX([.A1478]; 4);2)&amp;&quot; &quot;&amp;RIGHT(DEC2HEX([.A1478]; 4);2)&amp;&quot; &quot;&amp;(RIGHT(DEC2HEX(HEX2DEC(&quot;05&quot;)+HEX2DEC(&quot;A1&quot;)+HEX2DEC(DEC2HEX([.A1478]; 4));4); 2))&amp;&quot; 16&quot;)" office:value-type="string" office:string-value="FE FE 05 A1 05 C5 6B 16" calcext:value-type="string">
            <text:p>FE FE 05 A1 05 C5 6B 1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(&quot;FE FE 05 A1 &quot;&amp;LEFT(DEC2HEX([.A1479]; 4);2)&amp;&quot; &quot;&amp;RIGHT(DEC2HEX([.A1479]; 4);2)&amp;&quot; &quot;&amp;(RIGHT(DEC2HEX(HEX2DEC(&quot;05&quot;)+HEX2DEC(&quot;A1&quot;)+HEX2DEC(DEC2HEX([.A1479]; 4));4); 2))&amp;&quot; 16&quot;)" office:value-type="string" office:string-value="FE FE 05 A1 05 C6 6C 16" calcext:value-type="string">
            <text:p>FE FE 05 A1 05 C6 6C 1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(&quot;FE FE 05 A1 &quot;&amp;LEFT(DEC2HEX([.A1480]; 4);2)&amp;&quot; &quot;&amp;RIGHT(DEC2HEX([.A1480]; 4);2)&amp;&quot; &quot;&amp;(RIGHT(DEC2HEX(HEX2DEC(&quot;05&quot;)+HEX2DEC(&quot;A1&quot;)+HEX2DEC(DEC2HEX([.A1480]; 4));4); 2))&amp;&quot; 16&quot;)" office:value-type="string" office:string-value="FE FE 05 A1 05 C7 6D 16" calcext:value-type="string">
            <text:p>FE FE 05 A1 05 C7 6D 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(&quot;FE FE 05 A1 &quot;&amp;LEFT(DEC2HEX([.A1481]; 4);2)&amp;&quot; &quot;&amp;RIGHT(DEC2HEX([.A1481]; 4);2)&amp;&quot; &quot;&amp;(RIGHT(DEC2HEX(HEX2DEC(&quot;05&quot;)+HEX2DEC(&quot;A1&quot;)+HEX2DEC(DEC2HEX([.A1481]; 4));4); 2))&amp;&quot; 16&quot;)" office:value-type="string" office:string-value="FE FE 05 A1 05 C8 6E 16" calcext:value-type="string">
            <text:p>FE FE 05 A1 05 C8 6E 1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(&quot;FE FE 05 A1 &quot;&amp;LEFT(DEC2HEX([.A1482]; 4);2)&amp;&quot; &quot;&amp;RIGHT(DEC2HEX([.A1482]; 4);2)&amp;&quot; &quot;&amp;(RIGHT(DEC2HEX(HEX2DEC(&quot;05&quot;)+HEX2DEC(&quot;A1&quot;)+HEX2DEC(DEC2HEX([.A1482]; 4));4); 2))&amp;&quot; 16&quot;)" office:value-type="string" office:string-value="FE FE 05 A1 05 C9 6F 16" calcext:value-type="string">
            <text:p>FE FE 05 A1 05 C9 6F 1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(&quot;FE FE 05 A1 &quot;&amp;LEFT(DEC2HEX([.A1483]; 4);2)&amp;&quot; &quot;&amp;RIGHT(DEC2HEX([.A1483]; 4);2)&amp;&quot; &quot;&amp;(RIGHT(DEC2HEX(HEX2DEC(&quot;05&quot;)+HEX2DEC(&quot;A1&quot;)+HEX2DEC(DEC2HEX([.A1483]; 4));4); 2))&amp;&quot; 16&quot;)" office:value-type="string" office:string-value="FE FE 05 A1 05 CA 70 16" calcext:value-type="string">
            <text:p>FE FE 05 A1 05 CA 70 1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(&quot;FE FE 05 A1 &quot;&amp;LEFT(DEC2HEX([.A1484]; 4);2)&amp;&quot; &quot;&amp;RIGHT(DEC2HEX([.A1484]; 4);2)&amp;&quot; &quot;&amp;(RIGHT(DEC2HEX(HEX2DEC(&quot;05&quot;)+HEX2DEC(&quot;A1&quot;)+HEX2DEC(DEC2HEX([.A1484]; 4));4); 2))&amp;&quot; 16&quot;)" office:value-type="string" office:string-value="FE FE 05 A1 05 CB 71 16" calcext:value-type="string">
            <text:p>FE FE 05 A1 05 CB 71 1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(&quot;FE FE 05 A1 &quot;&amp;LEFT(DEC2HEX([.A1485]; 4);2)&amp;&quot; &quot;&amp;RIGHT(DEC2HEX([.A1485]; 4);2)&amp;&quot; &quot;&amp;(RIGHT(DEC2HEX(HEX2DEC(&quot;05&quot;)+HEX2DEC(&quot;A1&quot;)+HEX2DEC(DEC2HEX([.A1485]; 4));4); 2))&amp;&quot; 16&quot;)" office:value-type="string" office:string-value="FE FE 05 A1 05 CC 72 16" calcext:value-type="string">
            <text:p>FE FE 05 A1 05 CC 72 1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(&quot;FE FE 05 A1 &quot;&amp;LEFT(DEC2HEX([.A1486]; 4);2)&amp;&quot; &quot;&amp;RIGHT(DEC2HEX([.A1486]; 4);2)&amp;&quot; &quot;&amp;(RIGHT(DEC2HEX(HEX2DEC(&quot;05&quot;)+HEX2DEC(&quot;A1&quot;)+HEX2DEC(DEC2HEX([.A1486]; 4));4); 2))&amp;&quot; 16&quot;)" office:value-type="string" office:string-value="FE FE 05 A1 05 CD 73 16" calcext:value-type="string">
            <text:p>FE FE 05 A1 05 CD 73 1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(&quot;FE FE 05 A1 &quot;&amp;LEFT(DEC2HEX([.A1487]; 4);2)&amp;&quot; &quot;&amp;RIGHT(DEC2HEX([.A1487]; 4);2)&amp;&quot; &quot;&amp;(RIGHT(DEC2HEX(HEX2DEC(&quot;05&quot;)+HEX2DEC(&quot;A1&quot;)+HEX2DEC(DEC2HEX([.A1487]; 4));4); 2))&amp;&quot; 16&quot;)" office:value-type="string" office:string-value="FE FE 05 A1 05 CE 74 16" calcext:value-type="string">
            <text:p>FE FE 05 A1 05 CE 74 1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(&quot;FE FE 05 A1 &quot;&amp;LEFT(DEC2HEX([.A1488]; 4);2)&amp;&quot; &quot;&amp;RIGHT(DEC2HEX([.A1488]; 4);2)&amp;&quot; &quot;&amp;(RIGHT(DEC2HEX(HEX2DEC(&quot;05&quot;)+HEX2DEC(&quot;A1&quot;)+HEX2DEC(DEC2HEX([.A1488]; 4));4); 2))&amp;&quot; 16&quot;)" office:value-type="string" office:string-value="FE FE 05 A1 05 CF 75 16" calcext:value-type="string">
            <text:p>FE FE 05 A1 05 CF 75 1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(&quot;FE FE 05 A1 &quot;&amp;LEFT(DEC2HEX([.A1489]; 4);2)&amp;&quot; &quot;&amp;RIGHT(DEC2HEX([.A1489]; 4);2)&amp;&quot; &quot;&amp;(RIGHT(DEC2HEX(HEX2DEC(&quot;05&quot;)+HEX2DEC(&quot;A1&quot;)+HEX2DEC(DEC2HEX([.A1489]; 4));4); 2))&amp;&quot; 16&quot;)" office:value-type="string" office:string-value="FE FE 05 A1 05 D0 76 16" calcext:value-type="string">
            <text:p>FE FE 05 A1 05 D0 76 1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(&quot;FE FE 05 A1 &quot;&amp;LEFT(DEC2HEX([.A1490]; 4);2)&amp;&quot; &quot;&amp;RIGHT(DEC2HEX([.A1490]; 4);2)&amp;&quot; &quot;&amp;(RIGHT(DEC2HEX(HEX2DEC(&quot;05&quot;)+HEX2DEC(&quot;A1&quot;)+HEX2DEC(DEC2HEX([.A1490]; 4));4); 2))&amp;&quot; 16&quot;)" office:value-type="string" office:string-value="FE FE 05 A1 05 D1 77 16" calcext:value-type="string">
            <text:p>FE FE 05 A1 05 D1 77 1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&quot;FE FE 05 A1 &quot;&amp;LEFT(DEC2HEX([.A1491]; 4);2)&amp;&quot; &quot;&amp;RIGHT(DEC2HEX([.A1491]; 4);2)&amp;&quot; &quot;&amp;(RIGHT(DEC2HEX(HEX2DEC(&quot;05&quot;)+HEX2DEC(&quot;A1&quot;)+HEX2DEC(DEC2HEX([.A1491]; 4));4); 2))&amp;&quot; 16&quot;)" office:value-type="string" office:string-value="FE FE 05 A1 05 D2 78 16" calcext:value-type="string">
            <text:p>FE FE 05 A1 05 D2 78 1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(&quot;FE FE 05 A1 &quot;&amp;LEFT(DEC2HEX([.A1492]; 4);2)&amp;&quot; &quot;&amp;RIGHT(DEC2HEX([.A1492]; 4);2)&amp;&quot; &quot;&amp;(RIGHT(DEC2HEX(HEX2DEC(&quot;05&quot;)+HEX2DEC(&quot;A1&quot;)+HEX2DEC(DEC2HEX([.A1492]; 4));4); 2))&amp;&quot; 16&quot;)" office:value-type="string" office:string-value="FE FE 05 A1 05 D3 79 16" calcext:value-type="string">
            <text:p>FE FE 05 A1 05 D3 79 1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(&quot;FE FE 05 A1 &quot;&amp;LEFT(DEC2HEX([.A1493]; 4);2)&amp;&quot; &quot;&amp;RIGHT(DEC2HEX([.A1493]; 4);2)&amp;&quot; &quot;&amp;(RIGHT(DEC2HEX(HEX2DEC(&quot;05&quot;)+HEX2DEC(&quot;A1&quot;)+HEX2DEC(DEC2HEX([.A1493]; 4));4); 2))&amp;&quot; 16&quot;)" office:value-type="string" office:string-value="FE FE 05 A1 05 D4 7A 16" calcext:value-type="string">
            <text:p>FE FE 05 A1 05 D4 7A 1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(&quot;FE FE 05 A1 &quot;&amp;LEFT(DEC2HEX([.A1494]; 4);2)&amp;&quot; &quot;&amp;RIGHT(DEC2HEX([.A1494]; 4);2)&amp;&quot; &quot;&amp;(RIGHT(DEC2HEX(HEX2DEC(&quot;05&quot;)+HEX2DEC(&quot;A1&quot;)+HEX2DEC(DEC2HEX([.A1494]; 4));4); 2))&amp;&quot; 16&quot;)" office:value-type="string" office:string-value="FE FE 05 A1 05 D5 7B 16" calcext:value-type="string">
            <text:p>FE FE 05 A1 05 D5 7B 1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(&quot;FE FE 05 A1 &quot;&amp;LEFT(DEC2HEX([.A1495]; 4);2)&amp;&quot; &quot;&amp;RIGHT(DEC2HEX([.A1495]; 4);2)&amp;&quot; &quot;&amp;(RIGHT(DEC2HEX(HEX2DEC(&quot;05&quot;)+HEX2DEC(&quot;A1&quot;)+HEX2DEC(DEC2HEX([.A1495]; 4));4); 2))&amp;&quot; 16&quot;)" office:value-type="string" office:string-value="FE FE 05 A1 05 D6 7C 16" calcext:value-type="string">
            <text:p>FE FE 05 A1 05 D6 7C 1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(&quot;FE FE 05 A1 &quot;&amp;LEFT(DEC2HEX([.A1496]; 4);2)&amp;&quot; &quot;&amp;RIGHT(DEC2HEX([.A1496]; 4);2)&amp;&quot; &quot;&amp;(RIGHT(DEC2HEX(HEX2DEC(&quot;05&quot;)+HEX2DEC(&quot;A1&quot;)+HEX2DEC(DEC2HEX([.A1496]; 4));4); 2))&amp;&quot; 16&quot;)" office:value-type="string" office:string-value="FE FE 05 A1 05 D7 7D 16" calcext:value-type="string">
            <text:p>FE FE 05 A1 05 D7 7D 1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(&quot;FE FE 05 A1 &quot;&amp;LEFT(DEC2HEX([.A1497]; 4);2)&amp;&quot; &quot;&amp;RIGHT(DEC2HEX([.A1497]; 4);2)&amp;&quot; &quot;&amp;(RIGHT(DEC2HEX(HEX2DEC(&quot;05&quot;)+HEX2DEC(&quot;A1&quot;)+HEX2DEC(DEC2HEX([.A1497]; 4));4); 2))&amp;&quot; 16&quot;)" office:value-type="string" office:string-value="FE FE 05 A1 05 D8 7E 16" calcext:value-type="string">
            <text:p>FE FE 05 A1 05 D8 7E 1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(&quot;FE FE 05 A1 &quot;&amp;LEFT(DEC2HEX([.A1498]; 4);2)&amp;&quot; &quot;&amp;RIGHT(DEC2HEX([.A1498]; 4);2)&amp;&quot; &quot;&amp;(RIGHT(DEC2HEX(HEX2DEC(&quot;05&quot;)+HEX2DEC(&quot;A1&quot;)+HEX2DEC(DEC2HEX([.A1498]; 4));4); 2))&amp;&quot; 16&quot;)" office:value-type="string" office:string-value="FE FE 05 A1 05 D9 7F 16" calcext:value-type="string">
            <text:p>FE FE 05 A1 05 D9 7F 1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(&quot;FE FE 05 A1 &quot;&amp;LEFT(DEC2HEX([.A1499]; 4);2)&amp;&quot; &quot;&amp;RIGHT(DEC2HEX([.A1499]; 4);2)&amp;&quot; &quot;&amp;(RIGHT(DEC2HEX(HEX2DEC(&quot;05&quot;)+HEX2DEC(&quot;A1&quot;)+HEX2DEC(DEC2HEX([.A1499]; 4));4); 2))&amp;&quot; 16&quot;)" office:value-type="string" office:string-value="FE FE 05 A1 05 DA 80 16" calcext:value-type="string">
            <text:p>FE FE 05 A1 05 DA 80 1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(&quot;FE FE 05 A1 &quot;&amp;LEFT(DEC2HEX([.A1500]; 4);2)&amp;&quot; &quot;&amp;RIGHT(DEC2HEX([.A1500]; 4);2)&amp;&quot; &quot;&amp;(RIGHT(DEC2HEX(HEX2DEC(&quot;05&quot;)+HEX2DEC(&quot;A1&quot;)+HEX2DEC(DEC2HEX([.A1500]; 4));4); 2))&amp;&quot; 16&quot;)" office:value-type="string" office:string-value="FE FE 05 A1 05 DB 81 16" calcext:value-type="string">
            <text:p>FE FE 05 A1 05 DB 81 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&quot;FE FE 05 A1 &quot;&amp;LEFT(DEC2HEX([.A1501]; 4);2)&amp;&quot; &quot;&amp;RIGHT(DEC2HEX([.A1501]; 4);2)&amp;&quot; &quot;&amp;(RIGHT(DEC2HEX(HEX2DEC(&quot;05&quot;)+HEX2DEC(&quot;A1&quot;)+HEX2DEC(DEC2HEX([.A1501]; 4));4); 2))&amp;&quot; 16&quot;)" office:value-type="string" office:string-value="FE FE 05 A1 05 DC 82 16" calcext:value-type="string">
            <text:p>FE FE 05 A1 05 DC 82 1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(&quot;FE FE 05 A1 &quot;&amp;LEFT(DEC2HEX([.A1502]; 4);2)&amp;&quot; &quot;&amp;RIGHT(DEC2HEX([.A1502]; 4);2)&amp;&quot; &quot;&amp;(RIGHT(DEC2HEX(HEX2DEC(&quot;05&quot;)+HEX2DEC(&quot;A1&quot;)+HEX2DEC(DEC2HEX([.A1502]; 4));4); 2))&amp;&quot; 16&quot;)" office:value-type="string" office:string-value="FE FE 05 A1 05 DD 83 16" calcext:value-type="string">
            <text:p>FE FE 05 A1 05 DD 83 1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(&quot;FE FE 05 A1 &quot;&amp;LEFT(DEC2HEX([.A1503]; 4);2)&amp;&quot; &quot;&amp;RIGHT(DEC2HEX([.A1503]; 4);2)&amp;&quot; &quot;&amp;(RIGHT(DEC2HEX(HEX2DEC(&quot;05&quot;)+HEX2DEC(&quot;A1&quot;)+HEX2DEC(DEC2HEX([.A1503]; 4));4); 2))&amp;&quot; 16&quot;)" office:value-type="string" office:string-value="FE FE 05 A1 05 DE 84 16" calcext:value-type="string">
            <text:p>FE FE 05 A1 05 DE 84 1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(&quot;FE FE 05 A1 &quot;&amp;LEFT(DEC2HEX([.A1504]; 4);2)&amp;&quot; &quot;&amp;RIGHT(DEC2HEX([.A1504]; 4);2)&amp;&quot; &quot;&amp;(RIGHT(DEC2HEX(HEX2DEC(&quot;05&quot;)+HEX2DEC(&quot;A1&quot;)+HEX2DEC(DEC2HEX([.A1504]; 4));4); 2))&amp;&quot; 16&quot;)" office:value-type="string" office:string-value="FE FE 05 A1 05 DF 85 16" calcext:value-type="string">
            <text:p>FE FE 05 A1 05 DF 85 1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(&quot;FE FE 05 A1 &quot;&amp;LEFT(DEC2HEX([.A1505]; 4);2)&amp;&quot; &quot;&amp;RIGHT(DEC2HEX([.A1505]; 4);2)&amp;&quot; &quot;&amp;(RIGHT(DEC2HEX(HEX2DEC(&quot;05&quot;)+HEX2DEC(&quot;A1&quot;)+HEX2DEC(DEC2HEX([.A1505]; 4));4); 2))&amp;&quot; 16&quot;)" office:value-type="string" office:string-value="FE FE 05 A1 05 E0 86 16" calcext:value-type="string">
            <text:p>FE FE 05 A1 05 E0 86 1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(&quot;FE FE 05 A1 &quot;&amp;LEFT(DEC2HEX([.A1506]; 4);2)&amp;&quot; &quot;&amp;RIGHT(DEC2HEX([.A1506]; 4);2)&amp;&quot; &quot;&amp;(RIGHT(DEC2HEX(HEX2DEC(&quot;05&quot;)+HEX2DEC(&quot;A1&quot;)+HEX2DEC(DEC2HEX([.A1506]; 4));4); 2))&amp;&quot; 16&quot;)" office:value-type="string" office:string-value="FE FE 05 A1 05 E1 87 16" calcext:value-type="string">
            <text:p>FE FE 05 A1 05 E1 87 1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(&quot;FE FE 05 A1 &quot;&amp;LEFT(DEC2HEX([.A1507]; 4);2)&amp;&quot; &quot;&amp;RIGHT(DEC2HEX([.A1507]; 4);2)&amp;&quot; &quot;&amp;(RIGHT(DEC2HEX(HEX2DEC(&quot;05&quot;)+HEX2DEC(&quot;A1&quot;)+HEX2DEC(DEC2HEX([.A1507]; 4));4); 2))&amp;&quot; 16&quot;)" office:value-type="string" office:string-value="FE FE 05 A1 05 E2 88 16" calcext:value-type="string">
            <text:p>FE FE 05 A1 05 E2 88 1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(&quot;FE FE 05 A1 &quot;&amp;LEFT(DEC2HEX([.A1508]; 4);2)&amp;&quot; &quot;&amp;RIGHT(DEC2HEX([.A1508]; 4);2)&amp;&quot; &quot;&amp;(RIGHT(DEC2HEX(HEX2DEC(&quot;05&quot;)+HEX2DEC(&quot;A1&quot;)+HEX2DEC(DEC2HEX([.A1508]; 4));4); 2))&amp;&quot; 16&quot;)" office:value-type="string" office:string-value="FE FE 05 A1 05 E3 89 16" calcext:value-type="string">
            <text:p>FE FE 05 A1 05 E3 89 1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(&quot;FE FE 05 A1 &quot;&amp;LEFT(DEC2HEX([.A1509]; 4);2)&amp;&quot; &quot;&amp;RIGHT(DEC2HEX([.A1509]; 4);2)&amp;&quot; &quot;&amp;(RIGHT(DEC2HEX(HEX2DEC(&quot;05&quot;)+HEX2DEC(&quot;A1&quot;)+HEX2DEC(DEC2HEX([.A1509]; 4));4); 2))&amp;&quot; 16&quot;)" office:value-type="string" office:string-value="FE FE 05 A1 05 E4 8A 16" calcext:value-type="string">
            <text:p>FE FE 05 A1 05 E4 8A 1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(&quot;FE FE 05 A1 &quot;&amp;LEFT(DEC2HEX([.A1510]; 4);2)&amp;&quot; &quot;&amp;RIGHT(DEC2HEX([.A1510]; 4);2)&amp;&quot; &quot;&amp;(RIGHT(DEC2HEX(HEX2DEC(&quot;05&quot;)+HEX2DEC(&quot;A1&quot;)+HEX2DEC(DEC2HEX([.A1510]; 4));4); 2))&amp;&quot; 16&quot;)" office:value-type="string" office:string-value="FE FE 05 A1 05 E5 8B 16" calcext:value-type="string">
            <text:p>FE FE 05 A1 05 E5 8B 1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(&quot;FE FE 05 A1 &quot;&amp;LEFT(DEC2HEX([.A1511]; 4);2)&amp;&quot; &quot;&amp;RIGHT(DEC2HEX([.A1511]; 4);2)&amp;&quot; &quot;&amp;(RIGHT(DEC2HEX(HEX2DEC(&quot;05&quot;)+HEX2DEC(&quot;A1&quot;)+HEX2DEC(DEC2HEX([.A1511]; 4));4); 2))&amp;&quot; 16&quot;)" office:value-type="string" office:string-value="FE FE 05 A1 05 E6 8C 16" calcext:value-type="string">
            <text:p>FE FE 05 A1 05 E6 8C 1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(&quot;FE FE 05 A1 &quot;&amp;LEFT(DEC2HEX([.A1512]; 4);2)&amp;&quot; &quot;&amp;RIGHT(DEC2HEX([.A1512]; 4);2)&amp;&quot; &quot;&amp;(RIGHT(DEC2HEX(HEX2DEC(&quot;05&quot;)+HEX2DEC(&quot;A1&quot;)+HEX2DEC(DEC2HEX([.A1512]; 4));4); 2))&amp;&quot; 16&quot;)" office:value-type="string" office:string-value="FE FE 05 A1 05 E7 8D 16" calcext:value-type="string">
            <text:p>FE FE 05 A1 05 E7 8D 1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(&quot;FE FE 05 A1 &quot;&amp;LEFT(DEC2HEX([.A1513]; 4);2)&amp;&quot; &quot;&amp;RIGHT(DEC2HEX([.A1513]; 4);2)&amp;&quot; &quot;&amp;(RIGHT(DEC2HEX(HEX2DEC(&quot;05&quot;)+HEX2DEC(&quot;A1&quot;)+HEX2DEC(DEC2HEX([.A1513]; 4));4); 2))&amp;&quot; 16&quot;)" office:value-type="string" office:string-value="FE FE 05 A1 05 E8 8E 16" calcext:value-type="string">
            <text:p>FE FE 05 A1 05 E8 8E 1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(&quot;FE FE 05 A1 &quot;&amp;LEFT(DEC2HEX([.A1514]; 4);2)&amp;&quot; &quot;&amp;RIGHT(DEC2HEX([.A1514]; 4);2)&amp;&quot; &quot;&amp;(RIGHT(DEC2HEX(HEX2DEC(&quot;05&quot;)+HEX2DEC(&quot;A1&quot;)+HEX2DEC(DEC2HEX([.A1514]; 4));4); 2))&amp;&quot; 16&quot;)" office:value-type="string" office:string-value="FE FE 05 A1 05 E9 8F 16" calcext:value-type="string">
            <text:p>FE FE 05 A1 05 E9 8F 1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(&quot;FE FE 05 A1 &quot;&amp;LEFT(DEC2HEX([.A1515]; 4);2)&amp;&quot; &quot;&amp;RIGHT(DEC2HEX([.A1515]; 4);2)&amp;&quot; &quot;&amp;(RIGHT(DEC2HEX(HEX2DEC(&quot;05&quot;)+HEX2DEC(&quot;A1&quot;)+HEX2DEC(DEC2HEX([.A1515]; 4));4); 2))&amp;&quot; 16&quot;)" office:value-type="string" office:string-value="FE FE 05 A1 05 EA 90 16" calcext:value-type="string">
            <text:p>FE FE 05 A1 05 EA 90 1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(&quot;FE FE 05 A1 &quot;&amp;LEFT(DEC2HEX([.A1516]; 4);2)&amp;&quot; &quot;&amp;RIGHT(DEC2HEX([.A1516]; 4);2)&amp;&quot; &quot;&amp;(RIGHT(DEC2HEX(HEX2DEC(&quot;05&quot;)+HEX2DEC(&quot;A1&quot;)+HEX2DEC(DEC2HEX([.A1516]; 4));4); 2))&amp;&quot; 16&quot;)" office:value-type="string" office:string-value="FE FE 05 A1 05 EB 91 16" calcext:value-type="string">
            <text:p>FE FE 05 A1 05 EB 91 1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(&quot;FE FE 05 A1 &quot;&amp;LEFT(DEC2HEX([.A1517]; 4);2)&amp;&quot; &quot;&amp;RIGHT(DEC2HEX([.A1517]; 4);2)&amp;&quot; &quot;&amp;(RIGHT(DEC2HEX(HEX2DEC(&quot;05&quot;)+HEX2DEC(&quot;A1&quot;)+HEX2DEC(DEC2HEX([.A1517]; 4));4); 2))&amp;&quot; 16&quot;)" office:value-type="string" office:string-value="FE FE 05 A1 05 EC 92 16" calcext:value-type="string">
            <text:p>FE FE 05 A1 05 EC 92 1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(&quot;FE FE 05 A1 &quot;&amp;LEFT(DEC2HEX([.A1518]; 4);2)&amp;&quot; &quot;&amp;RIGHT(DEC2HEX([.A1518]; 4);2)&amp;&quot; &quot;&amp;(RIGHT(DEC2HEX(HEX2DEC(&quot;05&quot;)+HEX2DEC(&quot;A1&quot;)+HEX2DEC(DEC2HEX([.A1518]; 4));4); 2))&amp;&quot; 16&quot;)" office:value-type="string" office:string-value="FE FE 05 A1 05 ED 93 16" calcext:value-type="string">
            <text:p>FE FE 05 A1 05 ED 93 1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(&quot;FE FE 05 A1 &quot;&amp;LEFT(DEC2HEX([.A1519]; 4);2)&amp;&quot; &quot;&amp;RIGHT(DEC2HEX([.A1519]; 4);2)&amp;&quot; &quot;&amp;(RIGHT(DEC2HEX(HEX2DEC(&quot;05&quot;)+HEX2DEC(&quot;A1&quot;)+HEX2DEC(DEC2HEX([.A1519]; 4));4); 2))&amp;&quot; 16&quot;)" office:value-type="string" office:string-value="FE FE 05 A1 05 EE 94 16" calcext:value-type="string">
            <text:p>FE FE 05 A1 05 EE 94 1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(&quot;FE FE 05 A1 &quot;&amp;LEFT(DEC2HEX([.A1520]; 4);2)&amp;&quot; &quot;&amp;RIGHT(DEC2HEX([.A1520]; 4);2)&amp;&quot; &quot;&amp;(RIGHT(DEC2HEX(HEX2DEC(&quot;05&quot;)+HEX2DEC(&quot;A1&quot;)+HEX2DEC(DEC2HEX([.A1520]; 4));4); 2))&amp;&quot; 16&quot;)" office:value-type="string" office:string-value="FE FE 05 A1 05 EF 95 16" calcext:value-type="string">
            <text:p>FE FE 05 A1 05 EF 95 1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&quot;FE FE 05 A1 &quot;&amp;LEFT(DEC2HEX([.A1521]; 4);2)&amp;&quot; &quot;&amp;RIGHT(DEC2HEX([.A1521]; 4);2)&amp;&quot; &quot;&amp;(RIGHT(DEC2HEX(HEX2DEC(&quot;05&quot;)+HEX2DEC(&quot;A1&quot;)+HEX2DEC(DEC2HEX([.A1521]; 4));4); 2))&amp;&quot; 16&quot;)" office:value-type="string" office:string-value="FE FE 05 A1 05 F0 96 16" calcext:value-type="string">
            <text:p>FE FE 05 A1 05 F0 96 1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(&quot;FE FE 05 A1 &quot;&amp;LEFT(DEC2HEX([.A1522]; 4);2)&amp;&quot; &quot;&amp;RIGHT(DEC2HEX([.A1522]; 4);2)&amp;&quot; &quot;&amp;(RIGHT(DEC2HEX(HEX2DEC(&quot;05&quot;)+HEX2DEC(&quot;A1&quot;)+HEX2DEC(DEC2HEX([.A1522]; 4));4); 2))&amp;&quot; 16&quot;)" office:value-type="string" office:string-value="FE FE 05 A1 05 F1 97 16" calcext:value-type="string">
            <text:p>FE FE 05 A1 05 F1 97 1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(&quot;FE FE 05 A1 &quot;&amp;LEFT(DEC2HEX([.A1523]; 4);2)&amp;&quot; &quot;&amp;RIGHT(DEC2HEX([.A1523]; 4);2)&amp;&quot; &quot;&amp;(RIGHT(DEC2HEX(HEX2DEC(&quot;05&quot;)+HEX2DEC(&quot;A1&quot;)+HEX2DEC(DEC2HEX([.A1523]; 4));4); 2))&amp;&quot; 16&quot;)" office:value-type="string" office:string-value="FE FE 05 A1 05 F2 98 16" calcext:value-type="string">
            <text:p>FE FE 05 A1 05 F2 98 1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(&quot;FE FE 05 A1 &quot;&amp;LEFT(DEC2HEX([.A1524]; 4);2)&amp;&quot; &quot;&amp;RIGHT(DEC2HEX([.A1524]; 4);2)&amp;&quot; &quot;&amp;(RIGHT(DEC2HEX(HEX2DEC(&quot;05&quot;)+HEX2DEC(&quot;A1&quot;)+HEX2DEC(DEC2HEX([.A1524]; 4));4); 2))&amp;&quot; 16&quot;)" office:value-type="string" office:string-value="FE FE 05 A1 05 F3 99 16" calcext:value-type="string">
            <text:p>FE FE 05 A1 05 F3 99 1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(&quot;FE FE 05 A1 &quot;&amp;LEFT(DEC2HEX([.A1525]; 4);2)&amp;&quot; &quot;&amp;RIGHT(DEC2HEX([.A1525]; 4);2)&amp;&quot; &quot;&amp;(RIGHT(DEC2HEX(HEX2DEC(&quot;05&quot;)+HEX2DEC(&quot;A1&quot;)+HEX2DEC(DEC2HEX([.A1525]; 4));4); 2))&amp;&quot; 16&quot;)" office:value-type="string" office:string-value="FE FE 05 A1 05 F4 9A 16" calcext:value-type="string">
            <text:p>FE FE 05 A1 05 F4 9A 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(&quot;FE FE 05 A1 &quot;&amp;LEFT(DEC2HEX([.A1526]; 4);2)&amp;&quot; &quot;&amp;RIGHT(DEC2HEX([.A1526]; 4);2)&amp;&quot; &quot;&amp;(RIGHT(DEC2HEX(HEX2DEC(&quot;05&quot;)+HEX2DEC(&quot;A1&quot;)+HEX2DEC(DEC2HEX([.A1526]; 4));4); 2))&amp;&quot; 16&quot;)" office:value-type="string" office:string-value="FE FE 05 A1 05 F5 9B 16" calcext:value-type="string">
            <text:p>FE FE 05 A1 05 F5 9B 1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(&quot;FE FE 05 A1 &quot;&amp;LEFT(DEC2HEX([.A1527]; 4);2)&amp;&quot; &quot;&amp;RIGHT(DEC2HEX([.A1527]; 4);2)&amp;&quot; &quot;&amp;(RIGHT(DEC2HEX(HEX2DEC(&quot;05&quot;)+HEX2DEC(&quot;A1&quot;)+HEX2DEC(DEC2HEX([.A1527]; 4));4); 2))&amp;&quot; 16&quot;)" office:value-type="string" office:string-value="FE FE 05 A1 05 F6 9C 16" calcext:value-type="string">
            <text:p>FE FE 05 A1 05 F6 9C 1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(&quot;FE FE 05 A1 &quot;&amp;LEFT(DEC2HEX([.A1528]; 4);2)&amp;&quot; &quot;&amp;RIGHT(DEC2HEX([.A1528]; 4);2)&amp;&quot; &quot;&amp;(RIGHT(DEC2HEX(HEX2DEC(&quot;05&quot;)+HEX2DEC(&quot;A1&quot;)+HEX2DEC(DEC2HEX([.A1528]; 4));4); 2))&amp;&quot; 16&quot;)" office:value-type="string" office:string-value="FE FE 05 A1 05 F7 9D 16" calcext:value-type="string">
            <text:p>FE FE 05 A1 05 F7 9D 1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(&quot;FE FE 05 A1 &quot;&amp;LEFT(DEC2HEX([.A1529]; 4);2)&amp;&quot; &quot;&amp;RIGHT(DEC2HEX([.A1529]; 4);2)&amp;&quot; &quot;&amp;(RIGHT(DEC2HEX(HEX2DEC(&quot;05&quot;)+HEX2DEC(&quot;A1&quot;)+HEX2DEC(DEC2HEX([.A1529]; 4));4); 2))&amp;&quot; 16&quot;)" office:value-type="string" office:string-value="FE FE 05 A1 05 F8 9E 16" calcext:value-type="string">
            <text:p>FE FE 05 A1 05 F8 9E 1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(&quot;FE FE 05 A1 &quot;&amp;LEFT(DEC2HEX([.A1530]; 4);2)&amp;&quot; &quot;&amp;RIGHT(DEC2HEX([.A1530]; 4);2)&amp;&quot; &quot;&amp;(RIGHT(DEC2HEX(HEX2DEC(&quot;05&quot;)+HEX2DEC(&quot;A1&quot;)+HEX2DEC(DEC2HEX([.A1530]; 4));4); 2))&amp;&quot; 16&quot;)" office:value-type="string" office:string-value="FE FE 05 A1 05 F9 9F 16" calcext:value-type="string">
            <text:p>FE FE 05 A1 05 F9 9F 1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&quot;FE FE 05 A1 &quot;&amp;LEFT(DEC2HEX([.A1531]; 4);2)&amp;&quot; &quot;&amp;RIGHT(DEC2HEX([.A1531]; 4);2)&amp;&quot; &quot;&amp;(RIGHT(DEC2HEX(HEX2DEC(&quot;05&quot;)+HEX2DEC(&quot;A1&quot;)+HEX2DEC(DEC2HEX([.A1531]; 4));4); 2))&amp;&quot; 16&quot;)" office:value-type="string" office:string-value="FE FE 05 A1 05 FA A0 16" calcext:value-type="string">
            <text:p>FE FE 05 A1 05 FA A0 1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(&quot;FE FE 05 A1 &quot;&amp;LEFT(DEC2HEX([.A1532]; 4);2)&amp;&quot; &quot;&amp;RIGHT(DEC2HEX([.A1532]; 4);2)&amp;&quot; &quot;&amp;(RIGHT(DEC2HEX(HEX2DEC(&quot;05&quot;)+HEX2DEC(&quot;A1&quot;)+HEX2DEC(DEC2HEX([.A1532]; 4));4); 2))&amp;&quot; 16&quot;)" office:value-type="string" office:string-value="FE FE 05 A1 05 FB A1 16" calcext:value-type="string">
            <text:p>FE FE 05 A1 05 FB A1 1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(&quot;FE FE 05 A1 &quot;&amp;LEFT(DEC2HEX([.A1533]; 4);2)&amp;&quot; &quot;&amp;RIGHT(DEC2HEX([.A1533]; 4);2)&amp;&quot; &quot;&amp;(RIGHT(DEC2HEX(HEX2DEC(&quot;05&quot;)+HEX2DEC(&quot;A1&quot;)+HEX2DEC(DEC2HEX([.A1533]; 4));4); 2))&amp;&quot; 16&quot;)" office:value-type="string" office:string-value="FE FE 05 A1 05 FC A2 16" calcext:value-type="string">
            <text:p>FE FE 05 A1 05 FC A2 1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(&quot;FE FE 05 A1 &quot;&amp;LEFT(DEC2HEX([.A1534]; 4);2)&amp;&quot; &quot;&amp;RIGHT(DEC2HEX([.A1534]; 4);2)&amp;&quot; &quot;&amp;(RIGHT(DEC2HEX(HEX2DEC(&quot;05&quot;)+HEX2DEC(&quot;A1&quot;)+HEX2DEC(DEC2HEX([.A1534]; 4));4); 2))&amp;&quot; 16&quot;)" office:value-type="string" office:string-value="FE FE 05 A1 05 FD A3 16" calcext:value-type="string">
            <text:p>FE FE 05 A1 05 FD A3 1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(&quot;FE FE 05 A1 &quot;&amp;LEFT(DEC2HEX([.A1535]; 4);2)&amp;&quot; &quot;&amp;RIGHT(DEC2HEX([.A1535]; 4);2)&amp;&quot; &quot;&amp;(RIGHT(DEC2HEX(HEX2DEC(&quot;05&quot;)+HEX2DEC(&quot;A1&quot;)+HEX2DEC(DEC2HEX([.A1535]; 4));4); 2))&amp;&quot; 16&quot;)" office:value-type="string" office:string-value="FE FE 05 A1 05 FE A4 16" calcext:value-type="string">
            <text:p>FE FE 05 A1 05 FE A4 1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(&quot;FE FE 05 A1 &quot;&amp;LEFT(DEC2HEX([.A1536]; 4);2)&amp;&quot; &quot;&amp;RIGHT(DEC2HEX([.A1536]; 4);2)&amp;&quot; &quot;&amp;(RIGHT(DEC2HEX(HEX2DEC(&quot;05&quot;)+HEX2DEC(&quot;A1&quot;)+HEX2DEC(DEC2HEX([.A1536]; 4));4); 2))&amp;&quot; 16&quot;)" office:value-type="string" office:string-value="FE FE 05 A1 05 FF A5 16" calcext:value-type="string">
            <text:p>FE FE 05 A1 05 FF A5 1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(&quot;FE FE 05 A1 &quot;&amp;LEFT(DEC2HEX([.A1537]; 4);2)&amp;&quot; &quot;&amp;RIGHT(DEC2HEX([.A1537]; 4);2)&amp;&quot; &quot;&amp;(RIGHT(DEC2HEX(HEX2DEC(&quot;05&quot;)+HEX2DEC(&quot;A1&quot;)+HEX2DEC(DEC2HEX([.A1537]; 4));4); 2))&amp;&quot; 16&quot;)" office:value-type="string" office:string-value="FE FE 05 A1 06 00 A6 16" calcext:value-type="string">
            <text:p>FE FE 05 A1 06 00 A6 1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(&quot;FE FE 05 A1 &quot;&amp;LEFT(DEC2HEX([.A1538]; 4);2)&amp;&quot; &quot;&amp;RIGHT(DEC2HEX([.A1538]; 4);2)&amp;&quot; &quot;&amp;(RIGHT(DEC2HEX(HEX2DEC(&quot;05&quot;)+HEX2DEC(&quot;A1&quot;)+HEX2DEC(DEC2HEX([.A1538]; 4));4); 2))&amp;&quot; 16&quot;)" office:value-type="string" office:string-value="FE FE 05 A1 06 01 A7 16" calcext:value-type="string">
            <text:p>FE FE 05 A1 06 01 A7 1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(&quot;FE FE 05 A1 &quot;&amp;LEFT(DEC2HEX([.A1539]; 4);2)&amp;&quot; &quot;&amp;RIGHT(DEC2HEX([.A1539]; 4);2)&amp;&quot; &quot;&amp;(RIGHT(DEC2HEX(HEX2DEC(&quot;05&quot;)+HEX2DEC(&quot;A1&quot;)+HEX2DEC(DEC2HEX([.A1539]; 4));4); 2))&amp;&quot; 16&quot;)" office:value-type="string" office:string-value="FE FE 05 A1 06 02 A8 16" calcext:value-type="string">
            <text:p>FE FE 05 A1 06 02 A8 1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(&quot;FE FE 05 A1 &quot;&amp;LEFT(DEC2HEX([.A1540]; 4);2)&amp;&quot; &quot;&amp;RIGHT(DEC2HEX([.A1540]; 4);2)&amp;&quot; &quot;&amp;(RIGHT(DEC2HEX(HEX2DEC(&quot;05&quot;)+HEX2DEC(&quot;A1&quot;)+HEX2DEC(DEC2HEX([.A1540]; 4));4); 2))&amp;&quot; 16&quot;)" office:value-type="string" office:string-value="FE FE 05 A1 06 03 A9 16" calcext:value-type="string">
            <text:p>FE FE 05 A1 06 03 A9 1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&quot;FE FE 05 A1 &quot;&amp;LEFT(DEC2HEX([.A1541]; 4);2)&amp;&quot; &quot;&amp;RIGHT(DEC2HEX([.A1541]; 4);2)&amp;&quot; &quot;&amp;(RIGHT(DEC2HEX(HEX2DEC(&quot;05&quot;)+HEX2DEC(&quot;A1&quot;)+HEX2DEC(DEC2HEX([.A1541]; 4));4); 2))&amp;&quot; 16&quot;)" office:value-type="string" office:string-value="FE FE 05 A1 06 04 AA 16" calcext:value-type="string">
            <text:p>FE FE 05 A1 06 04 AA 1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(&quot;FE FE 05 A1 &quot;&amp;LEFT(DEC2HEX([.A1542]; 4);2)&amp;&quot; &quot;&amp;RIGHT(DEC2HEX([.A1542]; 4);2)&amp;&quot; &quot;&amp;(RIGHT(DEC2HEX(HEX2DEC(&quot;05&quot;)+HEX2DEC(&quot;A1&quot;)+HEX2DEC(DEC2HEX([.A1542]; 4));4); 2))&amp;&quot; 16&quot;)" office:value-type="string" office:string-value="FE FE 05 A1 06 05 AB 16" calcext:value-type="string">
            <text:p>FE FE 05 A1 06 05 AB 1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(&quot;FE FE 05 A1 &quot;&amp;LEFT(DEC2HEX([.A1543]; 4);2)&amp;&quot; &quot;&amp;RIGHT(DEC2HEX([.A1543]; 4);2)&amp;&quot; &quot;&amp;(RIGHT(DEC2HEX(HEX2DEC(&quot;05&quot;)+HEX2DEC(&quot;A1&quot;)+HEX2DEC(DEC2HEX([.A1543]; 4));4); 2))&amp;&quot; 16&quot;)" office:value-type="string" office:string-value="FE FE 05 A1 06 06 AC 16" calcext:value-type="string">
            <text:p>FE FE 05 A1 06 06 AC 1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(&quot;FE FE 05 A1 &quot;&amp;LEFT(DEC2HEX([.A1544]; 4);2)&amp;&quot; &quot;&amp;RIGHT(DEC2HEX([.A1544]; 4);2)&amp;&quot; &quot;&amp;(RIGHT(DEC2HEX(HEX2DEC(&quot;05&quot;)+HEX2DEC(&quot;A1&quot;)+HEX2DEC(DEC2HEX([.A1544]; 4));4); 2))&amp;&quot; 16&quot;)" office:value-type="string" office:string-value="FE FE 05 A1 06 07 AD 16" calcext:value-type="string">
            <text:p>FE FE 05 A1 06 07 AD 1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(&quot;FE FE 05 A1 &quot;&amp;LEFT(DEC2HEX([.A1545]; 4);2)&amp;&quot; &quot;&amp;RIGHT(DEC2HEX([.A1545]; 4);2)&amp;&quot; &quot;&amp;(RIGHT(DEC2HEX(HEX2DEC(&quot;05&quot;)+HEX2DEC(&quot;A1&quot;)+HEX2DEC(DEC2HEX([.A1545]; 4));4); 2))&amp;&quot; 16&quot;)" office:value-type="string" office:string-value="FE FE 05 A1 06 08 AE 16" calcext:value-type="string">
            <text:p>FE FE 05 A1 06 08 AE 1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(&quot;FE FE 05 A1 &quot;&amp;LEFT(DEC2HEX([.A1546]; 4);2)&amp;&quot; &quot;&amp;RIGHT(DEC2HEX([.A1546]; 4);2)&amp;&quot; &quot;&amp;(RIGHT(DEC2HEX(HEX2DEC(&quot;05&quot;)+HEX2DEC(&quot;A1&quot;)+HEX2DEC(DEC2HEX([.A1546]; 4));4); 2))&amp;&quot; 16&quot;)" office:value-type="string" office:string-value="FE FE 05 A1 06 09 AF 16" calcext:value-type="string">
            <text:p>FE FE 05 A1 06 09 AF 1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(&quot;FE FE 05 A1 &quot;&amp;LEFT(DEC2HEX([.A1547]; 4);2)&amp;&quot; &quot;&amp;RIGHT(DEC2HEX([.A1547]; 4);2)&amp;&quot; &quot;&amp;(RIGHT(DEC2HEX(HEX2DEC(&quot;05&quot;)+HEX2DEC(&quot;A1&quot;)+HEX2DEC(DEC2HEX([.A1547]; 4));4); 2))&amp;&quot; 16&quot;)" office:value-type="string" office:string-value="FE FE 05 A1 06 0A B0 16" calcext:value-type="string">
            <text:p>FE FE 05 A1 06 0A B0 1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(&quot;FE FE 05 A1 &quot;&amp;LEFT(DEC2HEX([.A1548]; 4);2)&amp;&quot; &quot;&amp;RIGHT(DEC2HEX([.A1548]; 4);2)&amp;&quot; &quot;&amp;(RIGHT(DEC2HEX(HEX2DEC(&quot;05&quot;)+HEX2DEC(&quot;A1&quot;)+HEX2DEC(DEC2HEX([.A1548]; 4));4); 2))&amp;&quot; 16&quot;)" office:value-type="string" office:string-value="FE FE 05 A1 06 0B B1 16" calcext:value-type="string">
            <text:p>FE FE 05 A1 06 0B B1 1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(&quot;FE FE 05 A1 &quot;&amp;LEFT(DEC2HEX([.A1549]; 4);2)&amp;&quot; &quot;&amp;RIGHT(DEC2HEX([.A1549]; 4);2)&amp;&quot; &quot;&amp;(RIGHT(DEC2HEX(HEX2DEC(&quot;05&quot;)+HEX2DEC(&quot;A1&quot;)+HEX2DEC(DEC2HEX([.A1549]; 4));4); 2))&amp;&quot; 16&quot;)" office:value-type="string" office:string-value="FE FE 05 A1 06 0C B2 16" calcext:value-type="string">
            <text:p>FE FE 05 A1 06 0C B2 1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(&quot;FE FE 05 A1 &quot;&amp;LEFT(DEC2HEX([.A1550]; 4);2)&amp;&quot; &quot;&amp;RIGHT(DEC2HEX([.A1550]; 4);2)&amp;&quot; &quot;&amp;(RIGHT(DEC2HEX(HEX2DEC(&quot;05&quot;)+HEX2DEC(&quot;A1&quot;)+HEX2DEC(DEC2HEX([.A1550]; 4));4); 2))&amp;&quot; 16&quot;)" office:value-type="string" office:string-value="FE FE 05 A1 06 0D B3 16" calcext:value-type="string">
            <text:p>FE FE 05 A1 06 0D B3 1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&quot;FE FE 05 A1 &quot;&amp;LEFT(DEC2HEX([.A1551]; 4);2)&amp;&quot; &quot;&amp;RIGHT(DEC2HEX([.A1551]; 4);2)&amp;&quot; &quot;&amp;(RIGHT(DEC2HEX(HEX2DEC(&quot;05&quot;)+HEX2DEC(&quot;A1&quot;)+HEX2DEC(DEC2HEX([.A1551]; 4));4); 2))&amp;&quot; 16&quot;)" office:value-type="string" office:string-value="FE FE 05 A1 06 0E B4 16" calcext:value-type="string">
            <text:p>FE FE 05 A1 06 0E B4 1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(&quot;FE FE 05 A1 &quot;&amp;LEFT(DEC2HEX([.A1552]; 4);2)&amp;&quot; &quot;&amp;RIGHT(DEC2HEX([.A1552]; 4);2)&amp;&quot; &quot;&amp;(RIGHT(DEC2HEX(HEX2DEC(&quot;05&quot;)+HEX2DEC(&quot;A1&quot;)+HEX2DEC(DEC2HEX([.A1552]; 4));4); 2))&amp;&quot; 16&quot;)" office:value-type="string" office:string-value="FE FE 05 A1 06 0F B5 16" calcext:value-type="string">
            <text:p>FE FE 05 A1 06 0F B5 1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(&quot;FE FE 05 A1 &quot;&amp;LEFT(DEC2HEX([.A1553]; 4);2)&amp;&quot; &quot;&amp;RIGHT(DEC2HEX([.A1553]; 4);2)&amp;&quot; &quot;&amp;(RIGHT(DEC2HEX(HEX2DEC(&quot;05&quot;)+HEX2DEC(&quot;A1&quot;)+HEX2DEC(DEC2HEX([.A1553]; 4));4); 2))&amp;&quot; 16&quot;)" office:value-type="string" office:string-value="FE FE 05 A1 06 10 B6 16" calcext:value-type="string">
            <text:p>FE FE 05 A1 06 10 B6 1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(&quot;FE FE 05 A1 &quot;&amp;LEFT(DEC2HEX([.A1554]; 4);2)&amp;&quot; &quot;&amp;RIGHT(DEC2HEX([.A1554]; 4);2)&amp;&quot; &quot;&amp;(RIGHT(DEC2HEX(HEX2DEC(&quot;05&quot;)+HEX2DEC(&quot;A1&quot;)+HEX2DEC(DEC2HEX([.A1554]; 4));4); 2))&amp;&quot; 16&quot;)" office:value-type="string" office:string-value="FE FE 05 A1 06 11 B7 16" calcext:value-type="string">
            <text:p>FE FE 05 A1 06 11 B7 1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(&quot;FE FE 05 A1 &quot;&amp;LEFT(DEC2HEX([.A1555]; 4);2)&amp;&quot; &quot;&amp;RIGHT(DEC2HEX([.A1555]; 4);2)&amp;&quot; &quot;&amp;(RIGHT(DEC2HEX(HEX2DEC(&quot;05&quot;)+HEX2DEC(&quot;A1&quot;)+HEX2DEC(DEC2HEX([.A1555]; 4));4); 2))&amp;&quot; 16&quot;)" office:value-type="string" office:string-value="FE FE 05 A1 06 12 B8 16" calcext:value-type="string">
            <text:p>FE FE 05 A1 06 12 B8 1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(&quot;FE FE 05 A1 &quot;&amp;LEFT(DEC2HEX([.A1556]; 4);2)&amp;&quot; &quot;&amp;RIGHT(DEC2HEX([.A1556]; 4);2)&amp;&quot; &quot;&amp;(RIGHT(DEC2HEX(HEX2DEC(&quot;05&quot;)+HEX2DEC(&quot;A1&quot;)+HEX2DEC(DEC2HEX([.A1556]; 4));4); 2))&amp;&quot; 16&quot;)" office:value-type="string" office:string-value="FE FE 05 A1 06 13 B9 16" calcext:value-type="string">
            <text:p>FE FE 05 A1 06 13 B9 1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(&quot;FE FE 05 A1 &quot;&amp;LEFT(DEC2HEX([.A1557]; 4);2)&amp;&quot; &quot;&amp;RIGHT(DEC2HEX([.A1557]; 4);2)&amp;&quot; &quot;&amp;(RIGHT(DEC2HEX(HEX2DEC(&quot;05&quot;)+HEX2DEC(&quot;A1&quot;)+HEX2DEC(DEC2HEX([.A1557]; 4));4); 2))&amp;&quot; 16&quot;)" office:value-type="string" office:string-value="FE FE 05 A1 06 14 BA 16" calcext:value-type="string">
            <text:p>FE FE 05 A1 06 14 BA 1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(&quot;FE FE 05 A1 &quot;&amp;LEFT(DEC2HEX([.A1558]; 4);2)&amp;&quot; &quot;&amp;RIGHT(DEC2HEX([.A1558]; 4);2)&amp;&quot; &quot;&amp;(RIGHT(DEC2HEX(HEX2DEC(&quot;05&quot;)+HEX2DEC(&quot;A1&quot;)+HEX2DEC(DEC2HEX([.A1558]; 4));4); 2))&amp;&quot; 16&quot;)" office:value-type="string" office:string-value="FE FE 05 A1 06 15 BB 16" calcext:value-type="string">
            <text:p>FE FE 05 A1 06 15 BB 1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(&quot;FE FE 05 A1 &quot;&amp;LEFT(DEC2HEX([.A1559]; 4);2)&amp;&quot; &quot;&amp;RIGHT(DEC2HEX([.A1559]; 4);2)&amp;&quot; &quot;&amp;(RIGHT(DEC2HEX(HEX2DEC(&quot;05&quot;)+HEX2DEC(&quot;A1&quot;)+HEX2DEC(DEC2HEX([.A1559]; 4));4); 2))&amp;&quot; 16&quot;)" office:value-type="string" office:string-value="FE FE 05 A1 06 16 BC 16" calcext:value-type="string">
            <text:p>FE FE 05 A1 06 16 BC 1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(&quot;FE FE 05 A1 &quot;&amp;LEFT(DEC2HEX([.A1560]; 4);2)&amp;&quot; &quot;&amp;RIGHT(DEC2HEX([.A1560]; 4);2)&amp;&quot; &quot;&amp;(RIGHT(DEC2HEX(HEX2DEC(&quot;05&quot;)+HEX2DEC(&quot;A1&quot;)+HEX2DEC(DEC2HEX([.A1560]; 4));4); 2))&amp;&quot; 16&quot;)" office:value-type="string" office:string-value="FE FE 05 A1 06 17 BD 16" calcext:value-type="string">
            <text:p>FE FE 05 A1 06 17 BD 1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(&quot;FE FE 05 A1 &quot;&amp;LEFT(DEC2HEX([.A1561]; 4);2)&amp;&quot; &quot;&amp;RIGHT(DEC2HEX([.A1561]; 4);2)&amp;&quot; &quot;&amp;(RIGHT(DEC2HEX(HEX2DEC(&quot;05&quot;)+HEX2DEC(&quot;A1&quot;)+HEX2DEC(DEC2HEX([.A1561]; 4));4); 2))&amp;&quot; 16&quot;)" office:value-type="string" office:string-value="FE FE 05 A1 06 18 BE 16" calcext:value-type="string">
            <text:p>FE FE 05 A1 06 18 BE 1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(&quot;FE FE 05 A1 &quot;&amp;LEFT(DEC2HEX([.A1562]; 4);2)&amp;&quot; &quot;&amp;RIGHT(DEC2HEX([.A1562]; 4);2)&amp;&quot; &quot;&amp;(RIGHT(DEC2HEX(HEX2DEC(&quot;05&quot;)+HEX2DEC(&quot;A1&quot;)+HEX2DEC(DEC2HEX([.A1562]; 4));4); 2))&amp;&quot; 16&quot;)" office:value-type="string" office:string-value="FE FE 05 A1 06 19 BF 16" calcext:value-type="string">
            <text:p>FE FE 05 A1 06 19 BF 1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(&quot;FE FE 05 A1 &quot;&amp;LEFT(DEC2HEX([.A1563]; 4);2)&amp;&quot; &quot;&amp;RIGHT(DEC2HEX([.A1563]; 4);2)&amp;&quot; &quot;&amp;(RIGHT(DEC2HEX(HEX2DEC(&quot;05&quot;)+HEX2DEC(&quot;A1&quot;)+HEX2DEC(DEC2HEX([.A1563]; 4));4); 2))&amp;&quot; 16&quot;)" office:value-type="string" office:string-value="FE FE 05 A1 06 1A C0 16" calcext:value-type="string">
            <text:p>FE FE 05 A1 06 1A C0 1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(&quot;FE FE 05 A1 &quot;&amp;LEFT(DEC2HEX([.A1564]; 4);2)&amp;&quot; &quot;&amp;RIGHT(DEC2HEX([.A1564]; 4);2)&amp;&quot; &quot;&amp;(RIGHT(DEC2HEX(HEX2DEC(&quot;05&quot;)+HEX2DEC(&quot;A1&quot;)+HEX2DEC(DEC2HEX([.A1564]; 4));4); 2))&amp;&quot; 16&quot;)" office:value-type="string" office:string-value="FE FE 05 A1 06 1B C1 16" calcext:value-type="string">
            <text:p>FE FE 05 A1 06 1B C1 1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(&quot;FE FE 05 A1 &quot;&amp;LEFT(DEC2HEX([.A1565]; 4);2)&amp;&quot; &quot;&amp;RIGHT(DEC2HEX([.A1565]; 4);2)&amp;&quot; &quot;&amp;(RIGHT(DEC2HEX(HEX2DEC(&quot;05&quot;)+HEX2DEC(&quot;A1&quot;)+HEX2DEC(DEC2HEX([.A1565]; 4));4); 2))&amp;&quot; 16&quot;)" office:value-type="string" office:string-value="FE FE 05 A1 06 1C C2 16" calcext:value-type="string">
            <text:p>FE FE 05 A1 06 1C C2 1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(&quot;FE FE 05 A1 &quot;&amp;LEFT(DEC2HEX([.A1566]; 4);2)&amp;&quot; &quot;&amp;RIGHT(DEC2HEX([.A1566]; 4);2)&amp;&quot; &quot;&amp;(RIGHT(DEC2HEX(HEX2DEC(&quot;05&quot;)+HEX2DEC(&quot;A1&quot;)+HEX2DEC(DEC2HEX([.A1566]; 4));4); 2))&amp;&quot; 16&quot;)" office:value-type="string" office:string-value="FE FE 05 A1 06 1D C3 16" calcext:value-type="string">
            <text:p>FE FE 05 A1 06 1D C3 1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(&quot;FE FE 05 A1 &quot;&amp;LEFT(DEC2HEX([.A1567]; 4);2)&amp;&quot; &quot;&amp;RIGHT(DEC2HEX([.A1567]; 4);2)&amp;&quot; &quot;&amp;(RIGHT(DEC2HEX(HEX2DEC(&quot;05&quot;)+HEX2DEC(&quot;A1&quot;)+HEX2DEC(DEC2HEX([.A1567]; 4));4); 2))&amp;&quot; 16&quot;)" office:value-type="string" office:string-value="FE FE 05 A1 06 1E C4 16" calcext:value-type="string">
            <text:p>FE FE 05 A1 06 1E C4 1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(&quot;FE FE 05 A1 &quot;&amp;LEFT(DEC2HEX([.A1568]; 4);2)&amp;&quot; &quot;&amp;RIGHT(DEC2HEX([.A1568]; 4);2)&amp;&quot; &quot;&amp;(RIGHT(DEC2HEX(HEX2DEC(&quot;05&quot;)+HEX2DEC(&quot;A1&quot;)+HEX2DEC(DEC2HEX([.A1568]; 4));4); 2))&amp;&quot; 16&quot;)" office:value-type="string" office:string-value="FE FE 05 A1 06 1F C5 16" calcext:value-type="string">
            <text:p>FE FE 05 A1 06 1F C5 1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(&quot;FE FE 05 A1 &quot;&amp;LEFT(DEC2HEX([.A1569]; 4);2)&amp;&quot; &quot;&amp;RIGHT(DEC2HEX([.A1569]; 4);2)&amp;&quot; &quot;&amp;(RIGHT(DEC2HEX(HEX2DEC(&quot;05&quot;)+HEX2DEC(&quot;A1&quot;)+HEX2DEC(DEC2HEX([.A1569]; 4));4); 2))&amp;&quot; 16&quot;)" office:value-type="string" office:string-value="FE FE 05 A1 06 20 C6 16" calcext:value-type="string">
            <text:p>FE FE 05 A1 06 20 C6 16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(&quot;FE FE 05 A1 &quot;&amp;LEFT(DEC2HEX([.A1570]; 4);2)&amp;&quot; &quot;&amp;RIGHT(DEC2HEX([.A1570]; 4);2)&amp;&quot; &quot;&amp;(RIGHT(DEC2HEX(HEX2DEC(&quot;05&quot;)+HEX2DEC(&quot;A1&quot;)+HEX2DEC(DEC2HEX([.A1570]; 4));4); 2))&amp;&quot; 16&quot;)" office:value-type="string" office:string-value="FE FE 05 A1 06 21 C7 16" calcext:value-type="string">
            <text:p>FE FE 05 A1 06 21 C7 1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&quot;FE FE 05 A1 &quot;&amp;LEFT(DEC2HEX([.A1571]; 4);2)&amp;&quot; &quot;&amp;RIGHT(DEC2HEX([.A1571]; 4);2)&amp;&quot; &quot;&amp;(RIGHT(DEC2HEX(HEX2DEC(&quot;05&quot;)+HEX2DEC(&quot;A1&quot;)+HEX2DEC(DEC2HEX([.A1571]; 4));4); 2))&amp;&quot; 16&quot;)" office:value-type="string" office:string-value="FE FE 05 A1 06 22 C8 16" calcext:value-type="string">
            <text:p>FE FE 05 A1 06 22 C8 1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(&quot;FE FE 05 A1 &quot;&amp;LEFT(DEC2HEX([.A1572]; 4);2)&amp;&quot; &quot;&amp;RIGHT(DEC2HEX([.A1572]; 4);2)&amp;&quot; &quot;&amp;(RIGHT(DEC2HEX(HEX2DEC(&quot;05&quot;)+HEX2DEC(&quot;A1&quot;)+HEX2DEC(DEC2HEX([.A1572]; 4));4); 2))&amp;&quot; 16&quot;)" office:value-type="string" office:string-value="FE FE 05 A1 06 23 C9 16" calcext:value-type="string">
            <text:p>FE FE 05 A1 06 23 C9 1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(&quot;FE FE 05 A1 &quot;&amp;LEFT(DEC2HEX([.A1573]; 4);2)&amp;&quot; &quot;&amp;RIGHT(DEC2HEX([.A1573]; 4);2)&amp;&quot; &quot;&amp;(RIGHT(DEC2HEX(HEX2DEC(&quot;05&quot;)+HEX2DEC(&quot;A1&quot;)+HEX2DEC(DEC2HEX([.A1573]; 4));4); 2))&amp;&quot; 16&quot;)" office:value-type="string" office:string-value="FE FE 05 A1 06 24 CA 16" calcext:value-type="string">
            <text:p>FE FE 05 A1 06 24 CA 1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(&quot;FE FE 05 A1 &quot;&amp;LEFT(DEC2HEX([.A1574]; 4);2)&amp;&quot; &quot;&amp;RIGHT(DEC2HEX([.A1574]; 4);2)&amp;&quot; &quot;&amp;(RIGHT(DEC2HEX(HEX2DEC(&quot;05&quot;)+HEX2DEC(&quot;A1&quot;)+HEX2DEC(DEC2HEX([.A1574]; 4));4); 2))&amp;&quot; 16&quot;)" office:value-type="string" office:string-value="FE FE 05 A1 06 25 CB 16" calcext:value-type="string">
            <text:p>FE FE 05 A1 06 25 CB 1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(&quot;FE FE 05 A1 &quot;&amp;LEFT(DEC2HEX([.A1575]; 4);2)&amp;&quot; &quot;&amp;RIGHT(DEC2HEX([.A1575]; 4);2)&amp;&quot; &quot;&amp;(RIGHT(DEC2HEX(HEX2DEC(&quot;05&quot;)+HEX2DEC(&quot;A1&quot;)+HEX2DEC(DEC2HEX([.A1575]; 4));4); 2))&amp;&quot; 16&quot;)" office:value-type="string" office:string-value="FE FE 05 A1 06 26 CC 16" calcext:value-type="string">
            <text:p>FE FE 05 A1 06 26 CC 1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(&quot;FE FE 05 A1 &quot;&amp;LEFT(DEC2HEX([.A1576]; 4);2)&amp;&quot; &quot;&amp;RIGHT(DEC2HEX([.A1576]; 4);2)&amp;&quot; &quot;&amp;(RIGHT(DEC2HEX(HEX2DEC(&quot;05&quot;)+HEX2DEC(&quot;A1&quot;)+HEX2DEC(DEC2HEX([.A1576]; 4));4); 2))&amp;&quot; 16&quot;)" office:value-type="string" office:string-value="FE FE 05 A1 06 27 CD 16" calcext:value-type="string">
            <text:p>FE FE 05 A1 06 27 CD 1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(&quot;FE FE 05 A1 &quot;&amp;LEFT(DEC2HEX([.A1577]; 4);2)&amp;&quot; &quot;&amp;RIGHT(DEC2HEX([.A1577]; 4);2)&amp;&quot; &quot;&amp;(RIGHT(DEC2HEX(HEX2DEC(&quot;05&quot;)+HEX2DEC(&quot;A1&quot;)+HEX2DEC(DEC2HEX([.A1577]; 4));4); 2))&amp;&quot; 16&quot;)" office:value-type="string" office:string-value="FE FE 05 A1 06 28 CE 16" calcext:value-type="string">
            <text:p>FE FE 05 A1 06 28 CE 1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(&quot;FE FE 05 A1 &quot;&amp;LEFT(DEC2HEX([.A1578]; 4);2)&amp;&quot; &quot;&amp;RIGHT(DEC2HEX([.A1578]; 4);2)&amp;&quot; &quot;&amp;(RIGHT(DEC2HEX(HEX2DEC(&quot;05&quot;)+HEX2DEC(&quot;A1&quot;)+HEX2DEC(DEC2HEX([.A1578]; 4));4); 2))&amp;&quot; 16&quot;)" office:value-type="string" office:string-value="FE FE 05 A1 06 29 CF 16" calcext:value-type="string">
            <text:p>FE FE 05 A1 06 29 CF 1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(&quot;FE FE 05 A1 &quot;&amp;LEFT(DEC2HEX([.A1579]; 4);2)&amp;&quot; &quot;&amp;RIGHT(DEC2HEX([.A1579]; 4);2)&amp;&quot; &quot;&amp;(RIGHT(DEC2HEX(HEX2DEC(&quot;05&quot;)+HEX2DEC(&quot;A1&quot;)+HEX2DEC(DEC2HEX([.A1579]; 4));4); 2))&amp;&quot; 16&quot;)" office:value-type="string" office:string-value="FE FE 05 A1 06 2A D0 16" calcext:value-type="string">
            <text:p>FE FE 05 A1 06 2A D0 1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(&quot;FE FE 05 A1 &quot;&amp;LEFT(DEC2HEX([.A1580]; 4);2)&amp;&quot; &quot;&amp;RIGHT(DEC2HEX([.A1580]; 4);2)&amp;&quot; &quot;&amp;(RIGHT(DEC2HEX(HEX2DEC(&quot;05&quot;)+HEX2DEC(&quot;A1&quot;)+HEX2DEC(DEC2HEX([.A1580]; 4));4); 2))&amp;&quot; 16&quot;)" office:value-type="string" office:string-value="FE FE 05 A1 06 2B D1 16" calcext:value-type="string">
            <text:p>FE FE 05 A1 06 2B D1 1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&quot;FE FE 05 A1 &quot;&amp;LEFT(DEC2HEX([.A1581]; 4);2)&amp;&quot; &quot;&amp;RIGHT(DEC2HEX([.A1581]; 4);2)&amp;&quot; &quot;&amp;(RIGHT(DEC2HEX(HEX2DEC(&quot;05&quot;)+HEX2DEC(&quot;A1&quot;)+HEX2DEC(DEC2HEX([.A1581]; 4));4); 2))&amp;&quot; 16&quot;)" office:value-type="string" office:string-value="FE FE 05 A1 06 2C D2 16" calcext:value-type="string">
            <text:p>FE FE 05 A1 06 2C D2 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(&quot;FE FE 05 A1 &quot;&amp;LEFT(DEC2HEX([.A1582]; 4);2)&amp;&quot; &quot;&amp;RIGHT(DEC2HEX([.A1582]; 4);2)&amp;&quot; &quot;&amp;(RIGHT(DEC2HEX(HEX2DEC(&quot;05&quot;)+HEX2DEC(&quot;A1&quot;)+HEX2DEC(DEC2HEX([.A1582]; 4));4); 2))&amp;&quot; 16&quot;)" office:value-type="string" office:string-value="FE FE 05 A1 06 2D D3 16" calcext:value-type="string">
            <text:p>FE FE 05 A1 06 2D D3 1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(&quot;FE FE 05 A1 &quot;&amp;LEFT(DEC2HEX([.A1583]; 4);2)&amp;&quot; &quot;&amp;RIGHT(DEC2HEX([.A1583]; 4);2)&amp;&quot; &quot;&amp;(RIGHT(DEC2HEX(HEX2DEC(&quot;05&quot;)+HEX2DEC(&quot;A1&quot;)+HEX2DEC(DEC2HEX([.A1583]; 4));4); 2))&amp;&quot; 16&quot;)" office:value-type="string" office:string-value="FE FE 05 A1 06 2E D4 16" calcext:value-type="string">
            <text:p>FE FE 05 A1 06 2E D4 1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(&quot;FE FE 05 A1 &quot;&amp;LEFT(DEC2HEX([.A1584]; 4);2)&amp;&quot; &quot;&amp;RIGHT(DEC2HEX([.A1584]; 4);2)&amp;&quot; &quot;&amp;(RIGHT(DEC2HEX(HEX2DEC(&quot;05&quot;)+HEX2DEC(&quot;A1&quot;)+HEX2DEC(DEC2HEX([.A1584]; 4));4); 2))&amp;&quot; 16&quot;)" office:value-type="string" office:string-value="FE FE 05 A1 06 2F D5 16" calcext:value-type="string">
            <text:p>FE FE 05 A1 06 2F D5 1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(&quot;FE FE 05 A1 &quot;&amp;LEFT(DEC2HEX([.A1585]; 4);2)&amp;&quot; &quot;&amp;RIGHT(DEC2HEX([.A1585]; 4);2)&amp;&quot; &quot;&amp;(RIGHT(DEC2HEX(HEX2DEC(&quot;05&quot;)+HEX2DEC(&quot;A1&quot;)+HEX2DEC(DEC2HEX([.A1585]; 4));4); 2))&amp;&quot; 16&quot;)" office:value-type="string" office:string-value="FE FE 05 A1 06 30 D6 16" calcext:value-type="string">
            <text:p>FE FE 05 A1 06 30 D6 1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(&quot;FE FE 05 A1 &quot;&amp;LEFT(DEC2HEX([.A1586]; 4);2)&amp;&quot; &quot;&amp;RIGHT(DEC2HEX([.A1586]; 4);2)&amp;&quot; &quot;&amp;(RIGHT(DEC2HEX(HEX2DEC(&quot;05&quot;)+HEX2DEC(&quot;A1&quot;)+HEX2DEC(DEC2HEX([.A1586]; 4));4); 2))&amp;&quot; 16&quot;)" office:value-type="string" office:string-value="FE FE 05 A1 06 31 D7 16" calcext:value-type="string">
            <text:p>FE FE 05 A1 06 31 D7 1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(&quot;FE FE 05 A1 &quot;&amp;LEFT(DEC2HEX([.A1587]; 4);2)&amp;&quot; &quot;&amp;RIGHT(DEC2HEX([.A1587]; 4);2)&amp;&quot; &quot;&amp;(RIGHT(DEC2HEX(HEX2DEC(&quot;05&quot;)+HEX2DEC(&quot;A1&quot;)+HEX2DEC(DEC2HEX([.A1587]; 4));4); 2))&amp;&quot; 16&quot;)" office:value-type="string" office:string-value="FE FE 05 A1 06 32 D8 16" calcext:value-type="string">
            <text:p>FE FE 05 A1 06 32 D8 1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(&quot;FE FE 05 A1 &quot;&amp;LEFT(DEC2HEX([.A1588]; 4);2)&amp;&quot; &quot;&amp;RIGHT(DEC2HEX([.A1588]; 4);2)&amp;&quot; &quot;&amp;(RIGHT(DEC2HEX(HEX2DEC(&quot;05&quot;)+HEX2DEC(&quot;A1&quot;)+HEX2DEC(DEC2HEX([.A1588]; 4));4); 2))&amp;&quot; 16&quot;)" office:value-type="string" office:string-value="FE FE 05 A1 06 33 D9 16" calcext:value-type="string">
            <text:p>FE FE 05 A1 06 33 D9 1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(&quot;FE FE 05 A1 &quot;&amp;LEFT(DEC2HEX([.A1589]; 4);2)&amp;&quot; &quot;&amp;RIGHT(DEC2HEX([.A1589]; 4);2)&amp;&quot; &quot;&amp;(RIGHT(DEC2HEX(HEX2DEC(&quot;05&quot;)+HEX2DEC(&quot;A1&quot;)+HEX2DEC(DEC2HEX([.A1589]; 4));4); 2))&amp;&quot; 16&quot;)" office:value-type="string" office:string-value="FE FE 05 A1 06 34 DA 16" calcext:value-type="string">
            <text:p>FE FE 05 A1 06 34 DA 1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(&quot;FE FE 05 A1 &quot;&amp;LEFT(DEC2HEX([.A1590]; 4);2)&amp;&quot; &quot;&amp;RIGHT(DEC2HEX([.A1590]; 4);2)&amp;&quot; &quot;&amp;(RIGHT(DEC2HEX(HEX2DEC(&quot;05&quot;)+HEX2DEC(&quot;A1&quot;)+HEX2DEC(DEC2HEX([.A1590]; 4));4); 2))&amp;&quot; 16&quot;)" office:value-type="string" office:string-value="FE FE 05 A1 06 35 DB 16" calcext:value-type="string">
            <text:p>FE FE 05 A1 06 35 DB 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&quot;FE FE 05 A1 &quot;&amp;LEFT(DEC2HEX([.A1591]; 4);2)&amp;&quot; &quot;&amp;RIGHT(DEC2HEX([.A1591]; 4);2)&amp;&quot; &quot;&amp;(RIGHT(DEC2HEX(HEX2DEC(&quot;05&quot;)+HEX2DEC(&quot;A1&quot;)+HEX2DEC(DEC2HEX([.A1591]; 4));4); 2))&amp;&quot; 16&quot;)" office:value-type="string" office:string-value="FE FE 05 A1 06 36 DC 16" calcext:value-type="string">
            <text:p>FE FE 05 A1 06 36 DC 1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(&quot;FE FE 05 A1 &quot;&amp;LEFT(DEC2HEX([.A1592]; 4);2)&amp;&quot; &quot;&amp;RIGHT(DEC2HEX([.A1592]; 4);2)&amp;&quot; &quot;&amp;(RIGHT(DEC2HEX(HEX2DEC(&quot;05&quot;)+HEX2DEC(&quot;A1&quot;)+HEX2DEC(DEC2HEX([.A1592]; 4));4); 2))&amp;&quot; 16&quot;)" office:value-type="string" office:string-value="FE FE 05 A1 06 37 DD 16" calcext:value-type="string">
            <text:p>FE FE 05 A1 06 37 DD 1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(&quot;FE FE 05 A1 &quot;&amp;LEFT(DEC2HEX([.A1593]; 4);2)&amp;&quot; &quot;&amp;RIGHT(DEC2HEX([.A1593]; 4);2)&amp;&quot; &quot;&amp;(RIGHT(DEC2HEX(HEX2DEC(&quot;05&quot;)+HEX2DEC(&quot;A1&quot;)+HEX2DEC(DEC2HEX([.A1593]; 4));4); 2))&amp;&quot; 16&quot;)" office:value-type="string" office:string-value="FE FE 05 A1 06 38 DE 16" calcext:value-type="string">
            <text:p>FE FE 05 A1 06 38 DE 1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(&quot;FE FE 05 A1 &quot;&amp;LEFT(DEC2HEX([.A1594]; 4);2)&amp;&quot; &quot;&amp;RIGHT(DEC2HEX([.A1594]; 4);2)&amp;&quot; &quot;&amp;(RIGHT(DEC2HEX(HEX2DEC(&quot;05&quot;)+HEX2DEC(&quot;A1&quot;)+HEX2DEC(DEC2HEX([.A1594]; 4));4); 2))&amp;&quot; 16&quot;)" office:value-type="string" office:string-value="FE FE 05 A1 06 39 DF 16" calcext:value-type="string">
            <text:p>FE FE 05 A1 06 39 DF 1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(&quot;FE FE 05 A1 &quot;&amp;LEFT(DEC2HEX([.A1595]; 4);2)&amp;&quot; &quot;&amp;RIGHT(DEC2HEX([.A1595]; 4);2)&amp;&quot; &quot;&amp;(RIGHT(DEC2HEX(HEX2DEC(&quot;05&quot;)+HEX2DEC(&quot;A1&quot;)+HEX2DEC(DEC2HEX([.A1595]; 4));4); 2))&amp;&quot; 16&quot;)" office:value-type="string" office:string-value="FE FE 05 A1 06 3A E0 16" calcext:value-type="string">
            <text:p>FE FE 05 A1 06 3A E0 1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(&quot;FE FE 05 A1 &quot;&amp;LEFT(DEC2HEX([.A1596]; 4);2)&amp;&quot; &quot;&amp;RIGHT(DEC2HEX([.A1596]; 4);2)&amp;&quot; &quot;&amp;(RIGHT(DEC2HEX(HEX2DEC(&quot;05&quot;)+HEX2DEC(&quot;A1&quot;)+HEX2DEC(DEC2HEX([.A1596]; 4));4); 2))&amp;&quot; 16&quot;)" office:value-type="string" office:string-value="FE FE 05 A1 06 3B E1 16" calcext:value-type="string">
            <text:p>FE FE 05 A1 06 3B E1 1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(&quot;FE FE 05 A1 &quot;&amp;LEFT(DEC2HEX([.A1597]; 4);2)&amp;&quot; &quot;&amp;RIGHT(DEC2HEX([.A1597]; 4);2)&amp;&quot; &quot;&amp;(RIGHT(DEC2HEX(HEX2DEC(&quot;05&quot;)+HEX2DEC(&quot;A1&quot;)+HEX2DEC(DEC2HEX([.A1597]; 4));4); 2))&amp;&quot; 16&quot;)" office:value-type="string" office:string-value="FE FE 05 A1 06 3C E2 16" calcext:value-type="string">
            <text:p>FE FE 05 A1 06 3C E2 1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(&quot;FE FE 05 A1 &quot;&amp;LEFT(DEC2HEX([.A1598]; 4);2)&amp;&quot; &quot;&amp;RIGHT(DEC2HEX([.A1598]; 4);2)&amp;&quot; &quot;&amp;(RIGHT(DEC2HEX(HEX2DEC(&quot;05&quot;)+HEX2DEC(&quot;A1&quot;)+HEX2DEC(DEC2HEX([.A1598]; 4));4); 2))&amp;&quot; 16&quot;)" office:value-type="string" office:string-value="FE FE 05 A1 06 3D E3 16" calcext:value-type="string">
            <text:p>FE FE 05 A1 06 3D E3 1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(&quot;FE FE 05 A1 &quot;&amp;LEFT(DEC2HEX([.A1599]; 4);2)&amp;&quot; &quot;&amp;RIGHT(DEC2HEX([.A1599]; 4);2)&amp;&quot; &quot;&amp;(RIGHT(DEC2HEX(HEX2DEC(&quot;05&quot;)+HEX2DEC(&quot;A1&quot;)+HEX2DEC(DEC2HEX([.A1599]; 4));4); 2))&amp;&quot; 16&quot;)" office:value-type="string" office:string-value="FE FE 05 A1 06 3E E4 16" calcext:value-type="string">
            <text:p>FE FE 05 A1 06 3E E4 1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(&quot;FE FE 05 A1 &quot;&amp;LEFT(DEC2HEX([.A1600]; 4);2)&amp;&quot; &quot;&amp;RIGHT(DEC2HEX([.A1600]; 4);2)&amp;&quot; &quot;&amp;(RIGHT(DEC2HEX(HEX2DEC(&quot;05&quot;)+HEX2DEC(&quot;A1&quot;)+HEX2DEC(DEC2HEX([.A1600]; 4));4); 2))&amp;&quot; 16&quot;)" office:value-type="string" office:string-value="FE FE 05 A1 06 3F E5 16" calcext:value-type="string">
            <text:p>FE FE 05 A1 06 3F E5 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&quot;FE FE 05 A1 &quot;&amp;LEFT(DEC2HEX([.A1601]; 4);2)&amp;&quot; &quot;&amp;RIGHT(DEC2HEX([.A1601]; 4);2)&amp;&quot; &quot;&amp;(RIGHT(DEC2HEX(HEX2DEC(&quot;05&quot;)+HEX2DEC(&quot;A1&quot;)+HEX2DEC(DEC2HEX([.A1601]; 4));4); 2))&amp;&quot; 16&quot;)" office:value-type="string" office:string-value="FE FE 05 A1 06 40 E6 16" calcext:value-type="string">
            <text:p>FE FE 05 A1 06 40 E6 1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(&quot;FE FE 05 A1 &quot;&amp;LEFT(DEC2HEX([.A1602]; 4);2)&amp;&quot; &quot;&amp;RIGHT(DEC2HEX([.A1602]; 4);2)&amp;&quot; &quot;&amp;(RIGHT(DEC2HEX(HEX2DEC(&quot;05&quot;)+HEX2DEC(&quot;A1&quot;)+HEX2DEC(DEC2HEX([.A1602]; 4));4); 2))&amp;&quot; 16&quot;)" office:value-type="string" office:string-value="FE FE 05 A1 06 41 E7 16" calcext:value-type="string">
            <text:p>FE FE 05 A1 06 41 E7 1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(&quot;FE FE 05 A1 &quot;&amp;LEFT(DEC2HEX([.A1603]; 4);2)&amp;&quot; &quot;&amp;RIGHT(DEC2HEX([.A1603]; 4);2)&amp;&quot; &quot;&amp;(RIGHT(DEC2HEX(HEX2DEC(&quot;05&quot;)+HEX2DEC(&quot;A1&quot;)+HEX2DEC(DEC2HEX([.A1603]; 4));4); 2))&amp;&quot; 16&quot;)" office:value-type="string" office:string-value="FE FE 05 A1 06 42 E8 16" calcext:value-type="string">
            <text:p>FE FE 05 A1 06 42 E8 1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(&quot;FE FE 05 A1 &quot;&amp;LEFT(DEC2HEX([.A1604]; 4);2)&amp;&quot; &quot;&amp;RIGHT(DEC2HEX([.A1604]; 4);2)&amp;&quot; &quot;&amp;(RIGHT(DEC2HEX(HEX2DEC(&quot;05&quot;)+HEX2DEC(&quot;A1&quot;)+HEX2DEC(DEC2HEX([.A1604]; 4));4); 2))&amp;&quot; 16&quot;)" office:value-type="string" office:string-value="FE FE 05 A1 06 43 E9 16" calcext:value-type="string">
            <text:p>FE FE 05 A1 06 43 E9 1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(&quot;FE FE 05 A1 &quot;&amp;LEFT(DEC2HEX([.A1605]; 4);2)&amp;&quot; &quot;&amp;RIGHT(DEC2HEX([.A1605]; 4);2)&amp;&quot; &quot;&amp;(RIGHT(DEC2HEX(HEX2DEC(&quot;05&quot;)+HEX2DEC(&quot;A1&quot;)+HEX2DEC(DEC2HEX([.A1605]; 4));4); 2))&amp;&quot; 16&quot;)" office:value-type="string" office:string-value="FE FE 05 A1 06 44 EA 16" calcext:value-type="string">
            <text:p>FE FE 05 A1 06 44 EA 1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(&quot;FE FE 05 A1 &quot;&amp;LEFT(DEC2HEX([.A1606]; 4);2)&amp;&quot; &quot;&amp;RIGHT(DEC2HEX([.A1606]; 4);2)&amp;&quot; &quot;&amp;(RIGHT(DEC2HEX(HEX2DEC(&quot;05&quot;)+HEX2DEC(&quot;A1&quot;)+HEX2DEC(DEC2HEX([.A1606]; 4));4); 2))&amp;&quot; 16&quot;)" office:value-type="string" office:string-value="FE FE 05 A1 06 45 EB 16" calcext:value-type="string">
            <text:p>FE FE 05 A1 06 45 EB 1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(&quot;FE FE 05 A1 &quot;&amp;LEFT(DEC2HEX([.A1607]; 4);2)&amp;&quot; &quot;&amp;RIGHT(DEC2HEX([.A1607]; 4);2)&amp;&quot; &quot;&amp;(RIGHT(DEC2HEX(HEX2DEC(&quot;05&quot;)+HEX2DEC(&quot;A1&quot;)+HEX2DEC(DEC2HEX([.A1607]; 4));4); 2))&amp;&quot; 16&quot;)" office:value-type="string" office:string-value="FE FE 05 A1 06 46 EC 16" calcext:value-type="string">
            <text:p>FE FE 05 A1 06 46 EC 1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(&quot;FE FE 05 A1 &quot;&amp;LEFT(DEC2HEX([.A1608]; 4);2)&amp;&quot; &quot;&amp;RIGHT(DEC2HEX([.A1608]; 4);2)&amp;&quot; &quot;&amp;(RIGHT(DEC2HEX(HEX2DEC(&quot;05&quot;)+HEX2DEC(&quot;A1&quot;)+HEX2DEC(DEC2HEX([.A1608]; 4));4); 2))&amp;&quot; 16&quot;)" office:value-type="string" office:string-value="FE FE 05 A1 06 47 ED 16" calcext:value-type="string">
            <text:p>FE FE 05 A1 06 47 ED 1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(&quot;FE FE 05 A1 &quot;&amp;LEFT(DEC2HEX([.A1609]; 4);2)&amp;&quot; &quot;&amp;RIGHT(DEC2HEX([.A1609]; 4);2)&amp;&quot; &quot;&amp;(RIGHT(DEC2HEX(HEX2DEC(&quot;05&quot;)+HEX2DEC(&quot;A1&quot;)+HEX2DEC(DEC2HEX([.A1609]; 4));4); 2))&amp;&quot; 16&quot;)" office:value-type="string" office:string-value="FE FE 05 A1 06 48 EE 16" calcext:value-type="string">
            <text:p>FE FE 05 A1 06 48 EE 1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(&quot;FE FE 05 A1 &quot;&amp;LEFT(DEC2HEX([.A1610]; 4);2)&amp;&quot; &quot;&amp;RIGHT(DEC2HEX([.A1610]; 4);2)&amp;&quot; &quot;&amp;(RIGHT(DEC2HEX(HEX2DEC(&quot;05&quot;)+HEX2DEC(&quot;A1&quot;)+HEX2DEC(DEC2HEX([.A1610]; 4));4); 2))&amp;&quot; 16&quot;)" office:value-type="string" office:string-value="FE FE 05 A1 06 49 EF 16" calcext:value-type="string">
            <text:p>FE FE 05 A1 06 49 EF 1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(&quot;FE FE 05 A1 &quot;&amp;LEFT(DEC2HEX([.A1611]; 4);2)&amp;&quot; &quot;&amp;RIGHT(DEC2HEX([.A1611]; 4);2)&amp;&quot; &quot;&amp;(RIGHT(DEC2HEX(HEX2DEC(&quot;05&quot;)+HEX2DEC(&quot;A1&quot;)+HEX2DEC(DEC2HEX([.A1611]; 4));4); 2))&amp;&quot; 16&quot;)" office:value-type="string" office:string-value="FE FE 05 A1 06 4A F0 16" calcext:value-type="string">
            <text:p>FE FE 05 A1 06 4A F0 1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(&quot;FE FE 05 A1 &quot;&amp;LEFT(DEC2HEX([.A1612]; 4);2)&amp;&quot; &quot;&amp;RIGHT(DEC2HEX([.A1612]; 4);2)&amp;&quot; &quot;&amp;(RIGHT(DEC2HEX(HEX2DEC(&quot;05&quot;)+HEX2DEC(&quot;A1&quot;)+HEX2DEC(DEC2HEX([.A1612]; 4));4); 2))&amp;&quot; 16&quot;)" office:value-type="string" office:string-value="FE FE 05 A1 06 4B F1 16" calcext:value-type="string">
            <text:p>FE FE 05 A1 06 4B F1 1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(&quot;FE FE 05 A1 &quot;&amp;LEFT(DEC2HEX([.A1613]; 4);2)&amp;&quot; &quot;&amp;RIGHT(DEC2HEX([.A1613]; 4);2)&amp;&quot; &quot;&amp;(RIGHT(DEC2HEX(HEX2DEC(&quot;05&quot;)+HEX2DEC(&quot;A1&quot;)+HEX2DEC(DEC2HEX([.A1613]; 4));4); 2))&amp;&quot; 16&quot;)" office:value-type="string" office:string-value="FE FE 05 A1 06 4C F2 16" calcext:value-type="string">
            <text:p>FE FE 05 A1 06 4C F2 1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(&quot;FE FE 05 A1 &quot;&amp;LEFT(DEC2HEX([.A1614]; 4);2)&amp;&quot; &quot;&amp;RIGHT(DEC2HEX([.A1614]; 4);2)&amp;&quot; &quot;&amp;(RIGHT(DEC2HEX(HEX2DEC(&quot;05&quot;)+HEX2DEC(&quot;A1&quot;)+HEX2DEC(DEC2HEX([.A1614]; 4));4); 2))&amp;&quot; 16&quot;)" office:value-type="string" office:string-value="FE FE 05 A1 06 4D F3 16" calcext:value-type="string">
            <text:p>FE FE 05 A1 06 4D F3 1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(&quot;FE FE 05 A1 &quot;&amp;LEFT(DEC2HEX([.A1615]; 4);2)&amp;&quot; &quot;&amp;RIGHT(DEC2HEX([.A1615]; 4);2)&amp;&quot; &quot;&amp;(RIGHT(DEC2HEX(HEX2DEC(&quot;05&quot;)+HEX2DEC(&quot;A1&quot;)+HEX2DEC(DEC2HEX([.A1615]; 4));4); 2))&amp;&quot; 16&quot;)" office:value-type="string" office:string-value="FE FE 05 A1 06 4E F4 16" calcext:value-type="string">
            <text:p>FE FE 05 A1 06 4E F4 1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(&quot;FE FE 05 A1 &quot;&amp;LEFT(DEC2HEX([.A1616]; 4);2)&amp;&quot; &quot;&amp;RIGHT(DEC2HEX([.A1616]; 4);2)&amp;&quot; &quot;&amp;(RIGHT(DEC2HEX(HEX2DEC(&quot;05&quot;)+HEX2DEC(&quot;A1&quot;)+HEX2DEC(DEC2HEX([.A1616]; 4));4); 2))&amp;&quot; 16&quot;)" office:value-type="string" office:string-value="FE FE 05 A1 06 4F F5 16" calcext:value-type="string">
            <text:p>FE FE 05 A1 06 4F F5 1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(&quot;FE FE 05 A1 &quot;&amp;LEFT(DEC2HEX([.A1617]; 4);2)&amp;&quot; &quot;&amp;RIGHT(DEC2HEX([.A1617]; 4);2)&amp;&quot; &quot;&amp;(RIGHT(DEC2HEX(HEX2DEC(&quot;05&quot;)+HEX2DEC(&quot;A1&quot;)+HEX2DEC(DEC2HEX([.A1617]; 4));4); 2))&amp;&quot; 16&quot;)" office:value-type="string" office:string-value="FE FE 05 A1 06 50 F6 16" calcext:value-type="string">
            <text:p>FE FE 05 A1 06 50 F6 1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(&quot;FE FE 05 A1 &quot;&amp;LEFT(DEC2HEX([.A1618]; 4);2)&amp;&quot; &quot;&amp;RIGHT(DEC2HEX([.A1618]; 4);2)&amp;&quot; &quot;&amp;(RIGHT(DEC2HEX(HEX2DEC(&quot;05&quot;)+HEX2DEC(&quot;A1&quot;)+HEX2DEC(DEC2HEX([.A1618]; 4));4); 2))&amp;&quot; 16&quot;)" office:value-type="string" office:string-value="FE FE 05 A1 06 51 F7 16" calcext:value-type="string">
            <text:p>FE FE 05 A1 06 51 F7 16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(&quot;FE FE 05 A1 &quot;&amp;LEFT(DEC2HEX([.A1619]; 4);2)&amp;&quot; &quot;&amp;RIGHT(DEC2HEX([.A1619]; 4);2)&amp;&quot; &quot;&amp;(RIGHT(DEC2HEX(HEX2DEC(&quot;05&quot;)+HEX2DEC(&quot;A1&quot;)+HEX2DEC(DEC2HEX([.A1619]; 4));4); 2))&amp;&quot; 16&quot;)" office:value-type="string" office:string-value="FE FE 05 A1 06 52 F8 16" calcext:value-type="string">
            <text:p>FE FE 05 A1 06 52 F8 1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(&quot;FE FE 05 A1 &quot;&amp;LEFT(DEC2HEX([.A1620]; 4);2)&amp;&quot; &quot;&amp;RIGHT(DEC2HEX([.A1620]; 4);2)&amp;&quot; &quot;&amp;(RIGHT(DEC2HEX(HEX2DEC(&quot;05&quot;)+HEX2DEC(&quot;A1&quot;)+HEX2DEC(DEC2HEX([.A1620]; 4));4); 2))&amp;&quot; 16&quot;)" office:value-type="string" office:string-value="FE FE 05 A1 06 53 F9 16" calcext:value-type="string">
            <text:p>FE FE 05 A1 06 53 F9 1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&quot;FE FE 05 A1 &quot;&amp;LEFT(DEC2HEX([.A1621]; 4);2)&amp;&quot; &quot;&amp;RIGHT(DEC2HEX([.A1621]; 4);2)&amp;&quot; &quot;&amp;(RIGHT(DEC2HEX(HEX2DEC(&quot;05&quot;)+HEX2DEC(&quot;A1&quot;)+HEX2DEC(DEC2HEX([.A1621]; 4));4); 2))&amp;&quot; 16&quot;)" office:value-type="string" office:string-value="FE FE 05 A1 06 54 FA 16" calcext:value-type="string">
            <text:p>FE FE 05 A1 06 54 FA 1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(&quot;FE FE 05 A1 &quot;&amp;LEFT(DEC2HEX([.A1622]; 4);2)&amp;&quot; &quot;&amp;RIGHT(DEC2HEX([.A1622]; 4);2)&amp;&quot; &quot;&amp;(RIGHT(DEC2HEX(HEX2DEC(&quot;05&quot;)+HEX2DEC(&quot;A1&quot;)+HEX2DEC(DEC2HEX([.A1622]; 4));4); 2))&amp;&quot; 16&quot;)" office:value-type="string" office:string-value="FE FE 05 A1 06 55 FB 16" calcext:value-type="string">
            <text:p>FE FE 05 A1 06 55 FB 16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(&quot;FE FE 05 A1 &quot;&amp;LEFT(DEC2HEX([.A1623]; 4);2)&amp;&quot; &quot;&amp;RIGHT(DEC2HEX([.A1623]; 4);2)&amp;&quot; &quot;&amp;(RIGHT(DEC2HEX(HEX2DEC(&quot;05&quot;)+HEX2DEC(&quot;A1&quot;)+HEX2DEC(DEC2HEX([.A1623]; 4));4); 2))&amp;&quot; 16&quot;)" office:value-type="string" office:string-value="FE FE 05 A1 06 56 FC 16" calcext:value-type="string">
            <text:p>FE FE 05 A1 06 56 FC 1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(&quot;FE FE 05 A1 &quot;&amp;LEFT(DEC2HEX([.A1624]; 4);2)&amp;&quot; &quot;&amp;RIGHT(DEC2HEX([.A1624]; 4);2)&amp;&quot; &quot;&amp;(RIGHT(DEC2HEX(HEX2DEC(&quot;05&quot;)+HEX2DEC(&quot;A1&quot;)+HEX2DEC(DEC2HEX([.A1624]; 4));4); 2))&amp;&quot; 16&quot;)" office:value-type="string" office:string-value="FE FE 05 A1 06 57 FD 16" calcext:value-type="string">
            <text:p>FE FE 05 A1 06 57 FD 1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(&quot;FE FE 05 A1 &quot;&amp;LEFT(DEC2HEX([.A1625]; 4);2)&amp;&quot; &quot;&amp;RIGHT(DEC2HEX([.A1625]; 4);2)&amp;&quot; &quot;&amp;(RIGHT(DEC2HEX(HEX2DEC(&quot;05&quot;)+HEX2DEC(&quot;A1&quot;)+HEX2DEC(DEC2HEX([.A1625]; 4));4); 2))&amp;&quot; 16&quot;)" office:value-type="string" office:string-value="FE FE 05 A1 06 58 FE 16" calcext:value-type="string">
            <text:p>FE FE 05 A1 06 58 FE 1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(&quot;FE FE 05 A1 &quot;&amp;LEFT(DEC2HEX([.A1626]; 4);2)&amp;&quot; &quot;&amp;RIGHT(DEC2HEX([.A1626]; 4);2)&amp;&quot; &quot;&amp;(RIGHT(DEC2HEX(HEX2DEC(&quot;05&quot;)+HEX2DEC(&quot;A1&quot;)+HEX2DEC(DEC2HEX([.A1626]; 4));4); 2))&amp;&quot; 16&quot;)" office:value-type="string" office:string-value="FE FE 05 A1 06 59 FF 16" calcext:value-type="string">
            <text:p>FE FE 05 A1 06 59 FF 1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(&quot;FE FE 05 A1 &quot;&amp;LEFT(DEC2HEX([.A1627]; 4);2)&amp;&quot; &quot;&amp;RIGHT(DEC2HEX([.A1627]; 4);2)&amp;&quot; &quot;&amp;(RIGHT(DEC2HEX(HEX2DEC(&quot;05&quot;)+HEX2DEC(&quot;A1&quot;)+HEX2DEC(DEC2HEX([.A1627]; 4));4); 2))&amp;&quot; 16&quot;)" office:value-type="string" office:string-value="FE FE 05 A1 06 5A 00 16" calcext:value-type="string">
            <text:p>FE FE 05 A1 06 5A 00 1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(&quot;FE FE 05 A1 &quot;&amp;LEFT(DEC2HEX([.A1628]; 4);2)&amp;&quot; &quot;&amp;RIGHT(DEC2HEX([.A1628]; 4);2)&amp;&quot; &quot;&amp;(RIGHT(DEC2HEX(HEX2DEC(&quot;05&quot;)+HEX2DEC(&quot;A1&quot;)+HEX2DEC(DEC2HEX([.A1628]; 4));4); 2))&amp;&quot; 16&quot;)" office:value-type="string" office:string-value="FE FE 05 A1 06 5B 01 16" calcext:value-type="string">
            <text:p>FE FE 05 A1 06 5B 01 1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(&quot;FE FE 05 A1 &quot;&amp;LEFT(DEC2HEX([.A1629]; 4);2)&amp;&quot; &quot;&amp;RIGHT(DEC2HEX([.A1629]; 4);2)&amp;&quot; &quot;&amp;(RIGHT(DEC2HEX(HEX2DEC(&quot;05&quot;)+HEX2DEC(&quot;A1&quot;)+HEX2DEC(DEC2HEX([.A1629]; 4));4); 2))&amp;&quot; 16&quot;)" office:value-type="string" office:string-value="FE FE 05 A1 06 5C 02 16" calcext:value-type="string">
            <text:p>FE FE 05 A1 06 5C 02 1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(&quot;FE FE 05 A1 &quot;&amp;LEFT(DEC2HEX([.A1630]; 4);2)&amp;&quot; &quot;&amp;RIGHT(DEC2HEX([.A1630]; 4);2)&amp;&quot; &quot;&amp;(RIGHT(DEC2HEX(HEX2DEC(&quot;05&quot;)+HEX2DEC(&quot;A1&quot;)+HEX2DEC(DEC2HEX([.A1630]; 4));4); 2))&amp;&quot; 16&quot;)" office:value-type="string" office:string-value="FE FE 05 A1 06 5D 03 16" calcext:value-type="string">
            <text:p>FE FE 05 A1 06 5D 03 1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(&quot;FE FE 05 A1 &quot;&amp;LEFT(DEC2HEX([.A1631]; 4);2)&amp;&quot; &quot;&amp;RIGHT(DEC2HEX([.A1631]; 4);2)&amp;&quot; &quot;&amp;(RIGHT(DEC2HEX(HEX2DEC(&quot;05&quot;)+HEX2DEC(&quot;A1&quot;)+HEX2DEC(DEC2HEX([.A1631]; 4));4); 2))&amp;&quot; 16&quot;)" office:value-type="string" office:string-value="FE FE 05 A1 06 5E 04 16" calcext:value-type="string">
            <text:p>FE FE 05 A1 06 5E 04 1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(&quot;FE FE 05 A1 &quot;&amp;LEFT(DEC2HEX([.A1632]; 4);2)&amp;&quot; &quot;&amp;RIGHT(DEC2HEX([.A1632]; 4);2)&amp;&quot; &quot;&amp;(RIGHT(DEC2HEX(HEX2DEC(&quot;05&quot;)+HEX2DEC(&quot;A1&quot;)+HEX2DEC(DEC2HEX([.A1632]; 4));4); 2))&amp;&quot; 16&quot;)" office:value-type="string" office:string-value="FE FE 05 A1 06 5F 05 16" calcext:value-type="string">
            <text:p>FE FE 05 A1 06 5F 05 1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(&quot;FE FE 05 A1 &quot;&amp;LEFT(DEC2HEX([.A1633]; 4);2)&amp;&quot; &quot;&amp;RIGHT(DEC2HEX([.A1633]; 4);2)&amp;&quot; &quot;&amp;(RIGHT(DEC2HEX(HEX2DEC(&quot;05&quot;)+HEX2DEC(&quot;A1&quot;)+HEX2DEC(DEC2HEX([.A1633]; 4));4); 2))&amp;&quot; 16&quot;)" office:value-type="string" office:string-value="FE FE 05 A1 06 60 06 16" calcext:value-type="string">
            <text:p>FE FE 05 A1 06 60 06 16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(&quot;FE FE 05 A1 &quot;&amp;LEFT(DEC2HEX([.A1634]; 4);2)&amp;&quot; &quot;&amp;RIGHT(DEC2HEX([.A1634]; 4);2)&amp;&quot; &quot;&amp;(RIGHT(DEC2HEX(HEX2DEC(&quot;05&quot;)+HEX2DEC(&quot;A1&quot;)+HEX2DEC(DEC2HEX([.A1634]; 4));4); 2))&amp;&quot; 16&quot;)" office:value-type="string" office:string-value="FE FE 05 A1 06 61 07 16" calcext:value-type="string">
            <text:p>FE FE 05 A1 06 61 07 1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(&quot;FE FE 05 A1 &quot;&amp;LEFT(DEC2HEX([.A1635]; 4);2)&amp;&quot; &quot;&amp;RIGHT(DEC2HEX([.A1635]; 4);2)&amp;&quot; &quot;&amp;(RIGHT(DEC2HEX(HEX2DEC(&quot;05&quot;)+HEX2DEC(&quot;A1&quot;)+HEX2DEC(DEC2HEX([.A1635]; 4));4); 2))&amp;&quot; 16&quot;)" office:value-type="string" office:string-value="FE FE 05 A1 06 62 08 16" calcext:value-type="string">
            <text:p>FE FE 05 A1 06 62 08 1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(&quot;FE FE 05 A1 &quot;&amp;LEFT(DEC2HEX([.A1636]; 4);2)&amp;&quot; &quot;&amp;RIGHT(DEC2HEX([.A1636]; 4);2)&amp;&quot; &quot;&amp;(RIGHT(DEC2HEX(HEX2DEC(&quot;05&quot;)+HEX2DEC(&quot;A1&quot;)+HEX2DEC(DEC2HEX([.A1636]; 4));4); 2))&amp;&quot; 16&quot;)" office:value-type="string" office:string-value="FE FE 05 A1 06 63 09 16" calcext:value-type="string">
            <text:p>FE FE 05 A1 06 63 09 1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(&quot;FE FE 05 A1 &quot;&amp;LEFT(DEC2HEX([.A1637]; 4);2)&amp;&quot; &quot;&amp;RIGHT(DEC2HEX([.A1637]; 4);2)&amp;&quot; &quot;&amp;(RIGHT(DEC2HEX(HEX2DEC(&quot;05&quot;)+HEX2DEC(&quot;A1&quot;)+HEX2DEC(DEC2HEX([.A1637]; 4));4); 2))&amp;&quot; 16&quot;)" office:value-type="string" office:string-value="FE FE 05 A1 06 64 0A 16" calcext:value-type="string">
            <text:p>FE FE 05 A1 06 64 0A 1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(&quot;FE FE 05 A1 &quot;&amp;LEFT(DEC2HEX([.A1638]; 4);2)&amp;&quot; &quot;&amp;RIGHT(DEC2HEX([.A1638]; 4);2)&amp;&quot; &quot;&amp;(RIGHT(DEC2HEX(HEX2DEC(&quot;05&quot;)+HEX2DEC(&quot;A1&quot;)+HEX2DEC(DEC2HEX([.A1638]; 4));4); 2))&amp;&quot; 16&quot;)" office:value-type="string" office:string-value="FE FE 05 A1 06 65 0B 16" calcext:value-type="string">
            <text:p>FE FE 05 A1 06 65 0B 1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(&quot;FE FE 05 A1 &quot;&amp;LEFT(DEC2HEX([.A1639]; 4);2)&amp;&quot; &quot;&amp;RIGHT(DEC2HEX([.A1639]; 4);2)&amp;&quot; &quot;&amp;(RIGHT(DEC2HEX(HEX2DEC(&quot;05&quot;)+HEX2DEC(&quot;A1&quot;)+HEX2DEC(DEC2HEX([.A1639]; 4));4); 2))&amp;&quot; 16&quot;)" office:value-type="string" office:string-value="FE FE 05 A1 06 66 0C 16" calcext:value-type="string">
            <text:p>FE FE 05 A1 06 66 0C 1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(&quot;FE FE 05 A1 &quot;&amp;LEFT(DEC2HEX([.A1640]; 4);2)&amp;&quot; &quot;&amp;RIGHT(DEC2HEX([.A1640]; 4);2)&amp;&quot; &quot;&amp;(RIGHT(DEC2HEX(HEX2DEC(&quot;05&quot;)+HEX2DEC(&quot;A1&quot;)+HEX2DEC(DEC2HEX([.A1640]; 4));4); 2))&amp;&quot; 16&quot;)" office:value-type="string" office:string-value="FE FE 05 A1 06 67 0D 16" calcext:value-type="string">
            <text:p>FE FE 05 A1 06 67 0D 1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&quot;FE FE 05 A1 &quot;&amp;LEFT(DEC2HEX([.A1641]; 4);2)&amp;&quot; &quot;&amp;RIGHT(DEC2HEX([.A1641]; 4);2)&amp;&quot; &quot;&amp;(RIGHT(DEC2HEX(HEX2DEC(&quot;05&quot;)+HEX2DEC(&quot;A1&quot;)+HEX2DEC(DEC2HEX([.A1641]; 4));4); 2))&amp;&quot; 16&quot;)" office:value-type="string" office:string-value="FE FE 05 A1 06 68 0E 16" calcext:value-type="string">
            <text:p>FE FE 05 A1 06 68 0E 1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(&quot;FE FE 05 A1 &quot;&amp;LEFT(DEC2HEX([.A1642]; 4);2)&amp;&quot; &quot;&amp;RIGHT(DEC2HEX([.A1642]; 4);2)&amp;&quot; &quot;&amp;(RIGHT(DEC2HEX(HEX2DEC(&quot;05&quot;)+HEX2DEC(&quot;A1&quot;)+HEX2DEC(DEC2HEX([.A1642]; 4));4); 2))&amp;&quot; 16&quot;)" office:value-type="string" office:string-value="FE FE 05 A1 06 69 0F 16" calcext:value-type="string">
            <text:p>FE FE 05 A1 06 69 0F 1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(&quot;FE FE 05 A1 &quot;&amp;LEFT(DEC2HEX([.A1643]; 4);2)&amp;&quot; &quot;&amp;RIGHT(DEC2HEX([.A1643]; 4);2)&amp;&quot; &quot;&amp;(RIGHT(DEC2HEX(HEX2DEC(&quot;05&quot;)+HEX2DEC(&quot;A1&quot;)+HEX2DEC(DEC2HEX([.A1643]; 4));4); 2))&amp;&quot; 16&quot;)" office:value-type="string" office:string-value="FE FE 05 A1 06 6A 10 16" calcext:value-type="string">
            <text:p>FE FE 05 A1 06 6A 10 1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(&quot;FE FE 05 A1 &quot;&amp;LEFT(DEC2HEX([.A1644]; 4);2)&amp;&quot; &quot;&amp;RIGHT(DEC2HEX([.A1644]; 4);2)&amp;&quot; &quot;&amp;(RIGHT(DEC2HEX(HEX2DEC(&quot;05&quot;)+HEX2DEC(&quot;A1&quot;)+HEX2DEC(DEC2HEX([.A1644]; 4));4); 2))&amp;&quot; 16&quot;)" office:value-type="string" office:string-value="FE FE 05 A1 06 6B 11 16" calcext:value-type="string">
            <text:p>FE FE 05 A1 06 6B 11 1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(&quot;FE FE 05 A1 &quot;&amp;LEFT(DEC2HEX([.A1645]; 4);2)&amp;&quot; &quot;&amp;RIGHT(DEC2HEX([.A1645]; 4);2)&amp;&quot; &quot;&amp;(RIGHT(DEC2HEX(HEX2DEC(&quot;05&quot;)+HEX2DEC(&quot;A1&quot;)+HEX2DEC(DEC2HEX([.A1645]; 4));4); 2))&amp;&quot; 16&quot;)" office:value-type="string" office:string-value="FE FE 05 A1 06 6C 12 16" calcext:value-type="string">
            <text:p>FE FE 05 A1 06 6C 12 1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(&quot;FE FE 05 A1 &quot;&amp;LEFT(DEC2HEX([.A1646]; 4);2)&amp;&quot; &quot;&amp;RIGHT(DEC2HEX([.A1646]; 4);2)&amp;&quot; &quot;&amp;(RIGHT(DEC2HEX(HEX2DEC(&quot;05&quot;)+HEX2DEC(&quot;A1&quot;)+HEX2DEC(DEC2HEX([.A1646]; 4));4); 2))&amp;&quot; 16&quot;)" office:value-type="string" office:string-value="FE FE 05 A1 06 6D 13 16" calcext:value-type="string">
            <text:p>FE FE 05 A1 06 6D 13 1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(&quot;FE FE 05 A1 &quot;&amp;LEFT(DEC2HEX([.A1647]; 4);2)&amp;&quot; &quot;&amp;RIGHT(DEC2HEX([.A1647]; 4);2)&amp;&quot; &quot;&amp;(RIGHT(DEC2HEX(HEX2DEC(&quot;05&quot;)+HEX2DEC(&quot;A1&quot;)+HEX2DEC(DEC2HEX([.A1647]; 4));4); 2))&amp;&quot; 16&quot;)" office:value-type="string" office:string-value="FE FE 05 A1 06 6E 14 16" calcext:value-type="string">
            <text:p>FE FE 05 A1 06 6E 14 1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(&quot;FE FE 05 A1 &quot;&amp;LEFT(DEC2HEX([.A1648]; 4);2)&amp;&quot; &quot;&amp;RIGHT(DEC2HEX([.A1648]; 4);2)&amp;&quot; &quot;&amp;(RIGHT(DEC2HEX(HEX2DEC(&quot;05&quot;)+HEX2DEC(&quot;A1&quot;)+HEX2DEC(DEC2HEX([.A1648]; 4));4); 2))&amp;&quot; 16&quot;)" office:value-type="string" office:string-value="FE FE 05 A1 06 6F 15 16" calcext:value-type="string">
            <text:p>FE FE 05 A1 06 6F 15 1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(&quot;FE FE 05 A1 &quot;&amp;LEFT(DEC2HEX([.A1649]; 4);2)&amp;&quot; &quot;&amp;RIGHT(DEC2HEX([.A1649]; 4);2)&amp;&quot; &quot;&amp;(RIGHT(DEC2HEX(HEX2DEC(&quot;05&quot;)+HEX2DEC(&quot;A1&quot;)+HEX2DEC(DEC2HEX([.A1649]; 4));4); 2))&amp;&quot; 16&quot;)" office:value-type="string" office:string-value="FE FE 05 A1 06 70 16 16" calcext:value-type="string">
            <text:p>FE FE 05 A1 06 70 16 1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(&quot;FE FE 05 A1 &quot;&amp;LEFT(DEC2HEX([.A1650]; 4);2)&amp;&quot; &quot;&amp;RIGHT(DEC2HEX([.A1650]; 4);2)&amp;&quot; &quot;&amp;(RIGHT(DEC2HEX(HEX2DEC(&quot;05&quot;)+HEX2DEC(&quot;A1&quot;)+HEX2DEC(DEC2HEX([.A1650]; 4));4); 2))&amp;&quot; 16&quot;)" office:value-type="string" office:string-value="FE FE 05 A1 06 71 17 16" calcext:value-type="string">
            <text:p>FE FE 05 A1 06 71 17 1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&quot;FE FE 05 A1 &quot;&amp;LEFT(DEC2HEX([.A1651]; 4);2)&amp;&quot; &quot;&amp;RIGHT(DEC2HEX([.A1651]; 4);2)&amp;&quot; &quot;&amp;(RIGHT(DEC2HEX(HEX2DEC(&quot;05&quot;)+HEX2DEC(&quot;A1&quot;)+HEX2DEC(DEC2HEX([.A1651]; 4));4); 2))&amp;&quot; 16&quot;)" office:value-type="string" office:string-value="FE FE 05 A1 06 72 18 16" calcext:value-type="string">
            <text:p>FE FE 05 A1 06 72 18 1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(&quot;FE FE 05 A1 &quot;&amp;LEFT(DEC2HEX([.A1652]; 4);2)&amp;&quot; &quot;&amp;RIGHT(DEC2HEX([.A1652]; 4);2)&amp;&quot; &quot;&amp;(RIGHT(DEC2HEX(HEX2DEC(&quot;05&quot;)+HEX2DEC(&quot;A1&quot;)+HEX2DEC(DEC2HEX([.A1652]; 4));4); 2))&amp;&quot; 16&quot;)" office:value-type="string" office:string-value="FE FE 05 A1 06 73 19 16" calcext:value-type="string">
            <text:p>FE FE 05 A1 06 73 19 1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(&quot;FE FE 05 A1 &quot;&amp;LEFT(DEC2HEX([.A1653]; 4);2)&amp;&quot; &quot;&amp;RIGHT(DEC2HEX([.A1653]; 4);2)&amp;&quot; &quot;&amp;(RIGHT(DEC2HEX(HEX2DEC(&quot;05&quot;)+HEX2DEC(&quot;A1&quot;)+HEX2DEC(DEC2HEX([.A1653]; 4));4); 2))&amp;&quot; 16&quot;)" office:value-type="string" office:string-value="FE FE 05 A1 06 74 1A 16" calcext:value-type="string">
            <text:p>FE FE 05 A1 06 74 1A 1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(&quot;FE FE 05 A1 &quot;&amp;LEFT(DEC2HEX([.A1654]; 4);2)&amp;&quot; &quot;&amp;RIGHT(DEC2HEX([.A1654]; 4);2)&amp;&quot; &quot;&amp;(RIGHT(DEC2HEX(HEX2DEC(&quot;05&quot;)+HEX2DEC(&quot;A1&quot;)+HEX2DEC(DEC2HEX([.A1654]; 4));4); 2))&amp;&quot; 16&quot;)" office:value-type="string" office:string-value="FE FE 05 A1 06 75 1B 16" calcext:value-type="string">
            <text:p>FE FE 05 A1 06 75 1B 1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(&quot;FE FE 05 A1 &quot;&amp;LEFT(DEC2HEX([.A1655]; 4);2)&amp;&quot; &quot;&amp;RIGHT(DEC2HEX([.A1655]; 4);2)&amp;&quot; &quot;&amp;(RIGHT(DEC2HEX(HEX2DEC(&quot;05&quot;)+HEX2DEC(&quot;A1&quot;)+HEX2DEC(DEC2HEX([.A1655]; 4));4); 2))&amp;&quot; 16&quot;)" office:value-type="string" office:string-value="FE FE 05 A1 06 76 1C 16" calcext:value-type="string">
            <text:p>FE FE 05 A1 06 76 1C 1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(&quot;FE FE 05 A1 &quot;&amp;LEFT(DEC2HEX([.A1656]; 4);2)&amp;&quot; &quot;&amp;RIGHT(DEC2HEX([.A1656]; 4);2)&amp;&quot; &quot;&amp;(RIGHT(DEC2HEX(HEX2DEC(&quot;05&quot;)+HEX2DEC(&quot;A1&quot;)+HEX2DEC(DEC2HEX([.A1656]; 4));4); 2))&amp;&quot; 16&quot;)" office:value-type="string" office:string-value="FE FE 05 A1 06 77 1D 16" calcext:value-type="string">
            <text:p>FE FE 05 A1 06 77 1D 1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(&quot;FE FE 05 A1 &quot;&amp;LEFT(DEC2HEX([.A1657]; 4);2)&amp;&quot; &quot;&amp;RIGHT(DEC2HEX([.A1657]; 4);2)&amp;&quot; &quot;&amp;(RIGHT(DEC2HEX(HEX2DEC(&quot;05&quot;)+HEX2DEC(&quot;A1&quot;)+HEX2DEC(DEC2HEX([.A1657]; 4));4); 2))&amp;&quot; 16&quot;)" office:value-type="string" office:string-value="FE FE 05 A1 06 78 1E 16" calcext:value-type="string">
            <text:p>FE FE 05 A1 06 78 1E 1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(&quot;FE FE 05 A1 &quot;&amp;LEFT(DEC2HEX([.A1658]; 4);2)&amp;&quot; &quot;&amp;RIGHT(DEC2HEX([.A1658]; 4);2)&amp;&quot; &quot;&amp;(RIGHT(DEC2HEX(HEX2DEC(&quot;05&quot;)+HEX2DEC(&quot;A1&quot;)+HEX2DEC(DEC2HEX([.A1658]; 4));4); 2))&amp;&quot; 16&quot;)" office:value-type="string" office:string-value="FE FE 05 A1 06 79 1F 16" calcext:value-type="string">
            <text:p>FE FE 05 A1 06 79 1F 1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(&quot;FE FE 05 A1 &quot;&amp;LEFT(DEC2HEX([.A1659]; 4);2)&amp;&quot; &quot;&amp;RIGHT(DEC2HEX([.A1659]; 4);2)&amp;&quot; &quot;&amp;(RIGHT(DEC2HEX(HEX2DEC(&quot;05&quot;)+HEX2DEC(&quot;A1&quot;)+HEX2DEC(DEC2HEX([.A1659]; 4));4); 2))&amp;&quot; 16&quot;)" office:value-type="string" office:string-value="FE FE 05 A1 06 7A 20 16" calcext:value-type="string">
            <text:p>FE FE 05 A1 06 7A 20 1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(&quot;FE FE 05 A1 &quot;&amp;LEFT(DEC2HEX([.A1660]; 4);2)&amp;&quot; &quot;&amp;RIGHT(DEC2HEX([.A1660]; 4);2)&amp;&quot; &quot;&amp;(RIGHT(DEC2HEX(HEX2DEC(&quot;05&quot;)+HEX2DEC(&quot;A1&quot;)+HEX2DEC(DEC2HEX([.A1660]; 4));4); 2))&amp;&quot; 16&quot;)" office:value-type="string" office:string-value="FE FE 05 A1 06 7B 21 16" calcext:value-type="string">
            <text:p>FE FE 05 A1 06 7B 21 1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&quot;FE FE 05 A1 &quot;&amp;LEFT(DEC2HEX([.A1661]; 4);2)&amp;&quot; &quot;&amp;RIGHT(DEC2HEX([.A1661]; 4);2)&amp;&quot; &quot;&amp;(RIGHT(DEC2HEX(HEX2DEC(&quot;05&quot;)+HEX2DEC(&quot;A1&quot;)+HEX2DEC(DEC2HEX([.A1661]; 4));4); 2))&amp;&quot; 16&quot;)" office:value-type="string" office:string-value="FE FE 05 A1 06 7C 22 16" calcext:value-type="string">
            <text:p>FE FE 05 A1 06 7C 22 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(&quot;FE FE 05 A1 &quot;&amp;LEFT(DEC2HEX([.A1662]; 4);2)&amp;&quot; &quot;&amp;RIGHT(DEC2HEX([.A1662]; 4);2)&amp;&quot; &quot;&amp;(RIGHT(DEC2HEX(HEX2DEC(&quot;05&quot;)+HEX2DEC(&quot;A1&quot;)+HEX2DEC(DEC2HEX([.A1662]; 4));4); 2))&amp;&quot; 16&quot;)" office:value-type="string" office:string-value="FE FE 05 A1 06 7D 23 16" calcext:value-type="string">
            <text:p>FE FE 05 A1 06 7D 23 16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(&quot;FE FE 05 A1 &quot;&amp;LEFT(DEC2HEX([.A1663]; 4);2)&amp;&quot; &quot;&amp;RIGHT(DEC2HEX([.A1663]; 4);2)&amp;&quot; &quot;&amp;(RIGHT(DEC2HEX(HEX2DEC(&quot;05&quot;)+HEX2DEC(&quot;A1&quot;)+HEX2DEC(DEC2HEX([.A1663]; 4));4); 2))&amp;&quot; 16&quot;)" office:value-type="string" office:string-value="FE FE 05 A1 06 7E 24 16" calcext:value-type="string">
            <text:p>FE FE 05 A1 06 7E 24 1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(&quot;FE FE 05 A1 &quot;&amp;LEFT(DEC2HEX([.A1664]; 4);2)&amp;&quot; &quot;&amp;RIGHT(DEC2HEX([.A1664]; 4);2)&amp;&quot; &quot;&amp;(RIGHT(DEC2HEX(HEX2DEC(&quot;05&quot;)+HEX2DEC(&quot;A1&quot;)+HEX2DEC(DEC2HEX([.A1664]; 4));4); 2))&amp;&quot; 16&quot;)" office:value-type="string" office:string-value="FE FE 05 A1 06 7F 25 16" calcext:value-type="string">
            <text:p>FE FE 05 A1 06 7F 25 1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(&quot;FE FE 05 A1 &quot;&amp;LEFT(DEC2HEX([.A1665]; 4);2)&amp;&quot; &quot;&amp;RIGHT(DEC2HEX([.A1665]; 4);2)&amp;&quot; &quot;&amp;(RIGHT(DEC2HEX(HEX2DEC(&quot;05&quot;)+HEX2DEC(&quot;A1&quot;)+HEX2DEC(DEC2HEX([.A1665]; 4));4); 2))&amp;&quot; 16&quot;)" office:value-type="string" office:string-value="FE FE 05 A1 06 80 26 16" calcext:value-type="string">
            <text:p>FE FE 05 A1 06 80 26 1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(&quot;FE FE 05 A1 &quot;&amp;LEFT(DEC2HEX([.A1666]; 4);2)&amp;&quot; &quot;&amp;RIGHT(DEC2HEX([.A1666]; 4);2)&amp;&quot; &quot;&amp;(RIGHT(DEC2HEX(HEX2DEC(&quot;05&quot;)+HEX2DEC(&quot;A1&quot;)+HEX2DEC(DEC2HEX([.A1666]; 4));4); 2))&amp;&quot; 16&quot;)" office:value-type="string" office:string-value="FE FE 05 A1 06 81 27 16" calcext:value-type="string">
            <text:p>FE FE 05 A1 06 81 27 1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(&quot;FE FE 05 A1 &quot;&amp;LEFT(DEC2HEX([.A1667]; 4);2)&amp;&quot; &quot;&amp;RIGHT(DEC2HEX([.A1667]; 4);2)&amp;&quot; &quot;&amp;(RIGHT(DEC2HEX(HEX2DEC(&quot;05&quot;)+HEX2DEC(&quot;A1&quot;)+HEX2DEC(DEC2HEX([.A1667]; 4));4); 2))&amp;&quot; 16&quot;)" office:value-type="string" office:string-value="FE FE 05 A1 06 82 28 16" calcext:value-type="string">
            <text:p>FE FE 05 A1 06 82 28 1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(&quot;FE FE 05 A1 &quot;&amp;LEFT(DEC2HEX([.A1668]; 4);2)&amp;&quot; &quot;&amp;RIGHT(DEC2HEX([.A1668]; 4);2)&amp;&quot; &quot;&amp;(RIGHT(DEC2HEX(HEX2DEC(&quot;05&quot;)+HEX2DEC(&quot;A1&quot;)+HEX2DEC(DEC2HEX([.A1668]; 4));4); 2))&amp;&quot; 16&quot;)" office:value-type="string" office:string-value="FE FE 05 A1 06 83 29 16" calcext:value-type="string">
            <text:p>FE FE 05 A1 06 83 29 1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(&quot;FE FE 05 A1 &quot;&amp;LEFT(DEC2HEX([.A1669]; 4);2)&amp;&quot; &quot;&amp;RIGHT(DEC2HEX([.A1669]; 4);2)&amp;&quot; &quot;&amp;(RIGHT(DEC2HEX(HEX2DEC(&quot;05&quot;)+HEX2DEC(&quot;A1&quot;)+HEX2DEC(DEC2HEX([.A1669]; 4));4); 2))&amp;&quot; 16&quot;)" office:value-type="string" office:string-value="FE FE 05 A1 06 84 2A 16" calcext:value-type="string">
            <text:p>FE FE 05 A1 06 84 2A 1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(&quot;FE FE 05 A1 &quot;&amp;LEFT(DEC2HEX([.A1670]; 4);2)&amp;&quot; &quot;&amp;RIGHT(DEC2HEX([.A1670]; 4);2)&amp;&quot; &quot;&amp;(RIGHT(DEC2HEX(HEX2DEC(&quot;05&quot;)+HEX2DEC(&quot;A1&quot;)+HEX2DEC(DEC2HEX([.A1670]; 4));4); 2))&amp;&quot; 16&quot;)" office:value-type="string" office:string-value="FE FE 05 A1 06 85 2B 16" calcext:value-type="string">
            <text:p>FE FE 05 A1 06 85 2B 1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(&quot;FE FE 05 A1 &quot;&amp;LEFT(DEC2HEX([.A1671]; 4);2)&amp;&quot; &quot;&amp;RIGHT(DEC2HEX([.A1671]; 4);2)&amp;&quot; &quot;&amp;(RIGHT(DEC2HEX(HEX2DEC(&quot;05&quot;)+HEX2DEC(&quot;A1&quot;)+HEX2DEC(DEC2HEX([.A1671]; 4));4); 2))&amp;&quot; 16&quot;)" office:value-type="string" office:string-value="FE FE 05 A1 06 86 2C 16" calcext:value-type="string">
            <text:p>FE FE 05 A1 06 86 2C 1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(&quot;FE FE 05 A1 &quot;&amp;LEFT(DEC2HEX([.A1672]; 4);2)&amp;&quot; &quot;&amp;RIGHT(DEC2HEX([.A1672]; 4);2)&amp;&quot; &quot;&amp;(RIGHT(DEC2HEX(HEX2DEC(&quot;05&quot;)+HEX2DEC(&quot;A1&quot;)+HEX2DEC(DEC2HEX([.A1672]; 4));4); 2))&amp;&quot; 16&quot;)" office:value-type="string" office:string-value="FE FE 05 A1 06 87 2D 16" calcext:value-type="string">
            <text:p>FE FE 05 A1 06 87 2D 1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(&quot;FE FE 05 A1 &quot;&amp;LEFT(DEC2HEX([.A1673]; 4);2)&amp;&quot; &quot;&amp;RIGHT(DEC2HEX([.A1673]; 4);2)&amp;&quot; &quot;&amp;(RIGHT(DEC2HEX(HEX2DEC(&quot;05&quot;)+HEX2DEC(&quot;A1&quot;)+HEX2DEC(DEC2HEX([.A1673]; 4));4); 2))&amp;&quot; 16&quot;)" office:value-type="string" office:string-value="FE FE 05 A1 06 88 2E 16" calcext:value-type="string">
            <text:p>FE FE 05 A1 06 88 2E 1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(&quot;FE FE 05 A1 &quot;&amp;LEFT(DEC2HEX([.A1674]; 4);2)&amp;&quot; &quot;&amp;RIGHT(DEC2HEX([.A1674]; 4);2)&amp;&quot; &quot;&amp;(RIGHT(DEC2HEX(HEX2DEC(&quot;05&quot;)+HEX2DEC(&quot;A1&quot;)+HEX2DEC(DEC2HEX([.A1674]; 4));4); 2))&amp;&quot; 16&quot;)" office:value-type="string" office:string-value="FE FE 05 A1 06 89 2F 16" calcext:value-type="string">
            <text:p>FE FE 05 A1 06 89 2F 1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(&quot;FE FE 05 A1 &quot;&amp;LEFT(DEC2HEX([.A1675]; 4);2)&amp;&quot; &quot;&amp;RIGHT(DEC2HEX([.A1675]; 4);2)&amp;&quot; &quot;&amp;(RIGHT(DEC2HEX(HEX2DEC(&quot;05&quot;)+HEX2DEC(&quot;A1&quot;)+HEX2DEC(DEC2HEX([.A1675]; 4));4); 2))&amp;&quot; 16&quot;)" office:value-type="string" office:string-value="FE FE 05 A1 06 8A 30 16" calcext:value-type="string">
            <text:p>FE FE 05 A1 06 8A 30 1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(&quot;FE FE 05 A1 &quot;&amp;LEFT(DEC2HEX([.A1676]; 4);2)&amp;&quot; &quot;&amp;RIGHT(DEC2HEX([.A1676]; 4);2)&amp;&quot; &quot;&amp;(RIGHT(DEC2HEX(HEX2DEC(&quot;05&quot;)+HEX2DEC(&quot;A1&quot;)+HEX2DEC(DEC2HEX([.A1676]; 4));4); 2))&amp;&quot; 16&quot;)" office:value-type="string" office:string-value="FE FE 05 A1 06 8B 31 16" calcext:value-type="string">
            <text:p>FE FE 05 A1 06 8B 31 1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(&quot;FE FE 05 A1 &quot;&amp;LEFT(DEC2HEX([.A1677]; 4);2)&amp;&quot; &quot;&amp;RIGHT(DEC2HEX([.A1677]; 4);2)&amp;&quot; &quot;&amp;(RIGHT(DEC2HEX(HEX2DEC(&quot;05&quot;)+HEX2DEC(&quot;A1&quot;)+HEX2DEC(DEC2HEX([.A1677]; 4));4); 2))&amp;&quot; 16&quot;)" office:value-type="string" office:string-value="FE FE 05 A1 06 8C 32 16" calcext:value-type="string">
            <text:p>FE FE 05 A1 06 8C 32 1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(&quot;FE FE 05 A1 &quot;&amp;LEFT(DEC2HEX([.A1678]; 4);2)&amp;&quot; &quot;&amp;RIGHT(DEC2HEX([.A1678]; 4);2)&amp;&quot; &quot;&amp;(RIGHT(DEC2HEX(HEX2DEC(&quot;05&quot;)+HEX2DEC(&quot;A1&quot;)+HEX2DEC(DEC2HEX([.A1678]; 4));4); 2))&amp;&quot; 16&quot;)" office:value-type="string" office:string-value="FE FE 05 A1 06 8D 33 16" calcext:value-type="string">
            <text:p>FE FE 05 A1 06 8D 33 1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(&quot;FE FE 05 A1 &quot;&amp;LEFT(DEC2HEX([.A1679]; 4);2)&amp;&quot; &quot;&amp;RIGHT(DEC2HEX([.A1679]; 4);2)&amp;&quot; &quot;&amp;(RIGHT(DEC2HEX(HEX2DEC(&quot;05&quot;)+HEX2DEC(&quot;A1&quot;)+HEX2DEC(DEC2HEX([.A1679]; 4));4); 2))&amp;&quot; 16&quot;)" office:value-type="string" office:string-value="FE FE 05 A1 06 8E 34 16" calcext:value-type="string">
            <text:p>FE FE 05 A1 06 8E 34 1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(&quot;FE FE 05 A1 &quot;&amp;LEFT(DEC2HEX([.A1680]; 4);2)&amp;&quot; &quot;&amp;RIGHT(DEC2HEX([.A1680]; 4);2)&amp;&quot; &quot;&amp;(RIGHT(DEC2HEX(HEX2DEC(&quot;05&quot;)+HEX2DEC(&quot;A1&quot;)+HEX2DEC(DEC2HEX([.A1680]; 4));4); 2))&amp;&quot; 16&quot;)" office:value-type="string" office:string-value="FE FE 05 A1 06 8F 35 16" calcext:value-type="string">
            <text:p>FE FE 05 A1 06 8F 35 1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&quot;FE FE 05 A1 &quot;&amp;LEFT(DEC2HEX([.A1681]; 4);2)&amp;&quot; &quot;&amp;RIGHT(DEC2HEX([.A1681]; 4);2)&amp;&quot; &quot;&amp;(RIGHT(DEC2HEX(HEX2DEC(&quot;05&quot;)+HEX2DEC(&quot;A1&quot;)+HEX2DEC(DEC2HEX([.A1681]; 4));4); 2))&amp;&quot; 16&quot;)" office:value-type="string" office:string-value="FE FE 05 A1 06 90 36 16" calcext:value-type="string">
            <text:p>FE FE 05 A1 06 90 36 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(&quot;FE FE 05 A1 &quot;&amp;LEFT(DEC2HEX([.A1682]; 4);2)&amp;&quot; &quot;&amp;RIGHT(DEC2HEX([.A1682]; 4);2)&amp;&quot; &quot;&amp;(RIGHT(DEC2HEX(HEX2DEC(&quot;05&quot;)+HEX2DEC(&quot;A1&quot;)+HEX2DEC(DEC2HEX([.A1682]; 4));4); 2))&amp;&quot; 16&quot;)" office:value-type="string" office:string-value="FE FE 05 A1 06 91 37 16" calcext:value-type="string">
            <text:p>FE FE 05 A1 06 91 37 1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(&quot;FE FE 05 A1 &quot;&amp;LEFT(DEC2HEX([.A1683]; 4);2)&amp;&quot; &quot;&amp;RIGHT(DEC2HEX([.A1683]; 4);2)&amp;&quot; &quot;&amp;(RIGHT(DEC2HEX(HEX2DEC(&quot;05&quot;)+HEX2DEC(&quot;A1&quot;)+HEX2DEC(DEC2HEX([.A1683]; 4));4); 2))&amp;&quot; 16&quot;)" office:value-type="string" office:string-value="FE FE 05 A1 06 92 38 16" calcext:value-type="string">
            <text:p>FE FE 05 A1 06 92 38 1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(&quot;FE FE 05 A1 &quot;&amp;LEFT(DEC2HEX([.A1684]; 4);2)&amp;&quot; &quot;&amp;RIGHT(DEC2HEX([.A1684]; 4);2)&amp;&quot; &quot;&amp;(RIGHT(DEC2HEX(HEX2DEC(&quot;05&quot;)+HEX2DEC(&quot;A1&quot;)+HEX2DEC(DEC2HEX([.A1684]; 4));4); 2))&amp;&quot; 16&quot;)" office:value-type="string" office:string-value="FE FE 05 A1 06 93 39 16" calcext:value-type="string">
            <text:p>FE FE 05 A1 06 93 39 1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(&quot;FE FE 05 A1 &quot;&amp;LEFT(DEC2HEX([.A1685]; 4);2)&amp;&quot; &quot;&amp;RIGHT(DEC2HEX([.A1685]; 4);2)&amp;&quot; &quot;&amp;(RIGHT(DEC2HEX(HEX2DEC(&quot;05&quot;)+HEX2DEC(&quot;A1&quot;)+HEX2DEC(DEC2HEX([.A1685]; 4));4); 2))&amp;&quot; 16&quot;)" office:value-type="string" office:string-value="FE FE 05 A1 06 94 3A 16" calcext:value-type="string">
            <text:p>FE FE 05 A1 06 94 3A 1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(&quot;FE FE 05 A1 &quot;&amp;LEFT(DEC2HEX([.A1686]; 4);2)&amp;&quot; &quot;&amp;RIGHT(DEC2HEX([.A1686]; 4);2)&amp;&quot; &quot;&amp;(RIGHT(DEC2HEX(HEX2DEC(&quot;05&quot;)+HEX2DEC(&quot;A1&quot;)+HEX2DEC(DEC2HEX([.A1686]; 4));4); 2))&amp;&quot; 16&quot;)" office:value-type="string" office:string-value="FE FE 05 A1 06 95 3B 16" calcext:value-type="string">
            <text:p>FE FE 05 A1 06 95 3B 1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(&quot;FE FE 05 A1 &quot;&amp;LEFT(DEC2HEX([.A1687]; 4);2)&amp;&quot; &quot;&amp;RIGHT(DEC2HEX([.A1687]; 4);2)&amp;&quot; &quot;&amp;(RIGHT(DEC2HEX(HEX2DEC(&quot;05&quot;)+HEX2DEC(&quot;A1&quot;)+HEX2DEC(DEC2HEX([.A1687]; 4));4); 2))&amp;&quot; 16&quot;)" office:value-type="string" office:string-value="FE FE 05 A1 06 96 3C 16" calcext:value-type="string">
            <text:p>FE FE 05 A1 06 96 3C 1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(&quot;FE FE 05 A1 &quot;&amp;LEFT(DEC2HEX([.A1688]; 4);2)&amp;&quot; &quot;&amp;RIGHT(DEC2HEX([.A1688]; 4);2)&amp;&quot; &quot;&amp;(RIGHT(DEC2HEX(HEX2DEC(&quot;05&quot;)+HEX2DEC(&quot;A1&quot;)+HEX2DEC(DEC2HEX([.A1688]; 4));4); 2))&amp;&quot; 16&quot;)" office:value-type="string" office:string-value="FE FE 05 A1 06 97 3D 16" calcext:value-type="string">
            <text:p>FE FE 05 A1 06 97 3D 1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(&quot;FE FE 05 A1 &quot;&amp;LEFT(DEC2HEX([.A1689]; 4);2)&amp;&quot; &quot;&amp;RIGHT(DEC2HEX([.A1689]; 4);2)&amp;&quot; &quot;&amp;(RIGHT(DEC2HEX(HEX2DEC(&quot;05&quot;)+HEX2DEC(&quot;A1&quot;)+HEX2DEC(DEC2HEX([.A1689]; 4));4); 2))&amp;&quot; 16&quot;)" office:value-type="string" office:string-value="FE FE 05 A1 06 98 3E 16" calcext:value-type="string">
            <text:p>FE FE 05 A1 06 98 3E 1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(&quot;FE FE 05 A1 &quot;&amp;LEFT(DEC2HEX([.A1690]; 4);2)&amp;&quot; &quot;&amp;RIGHT(DEC2HEX([.A1690]; 4);2)&amp;&quot; &quot;&amp;(RIGHT(DEC2HEX(HEX2DEC(&quot;05&quot;)+HEX2DEC(&quot;A1&quot;)+HEX2DEC(DEC2HEX([.A1690]; 4));4); 2))&amp;&quot; 16&quot;)" office:value-type="string" office:string-value="FE FE 05 A1 06 99 3F 16" calcext:value-type="string">
            <text:p>FE FE 05 A1 06 99 3F 1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(&quot;FE FE 05 A1 &quot;&amp;LEFT(DEC2HEX([.A1691]; 4);2)&amp;&quot; &quot;&amp;RIGHT(DEC2HEX([.A1691]; 4);2)&amp;&quot; &quot;&amp;(RIGHT(DEC2HEX(HEX2DEC(&quot;05&quot;)+HEX2DEC(&quot;A1&quot;)+HEX2DEC(DEC2HEX([.A1691]; 4));4); 2))&amp;&quot; 16&quot;)" office:value-type="string" office:string-value="FE FE 05 A1 06 9A 40 16" calcext:value-type="string">
            <text:p>FE FE 05 A1 06 9A 40 1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(&quot;FE FE 05 A1 &quot;&amp;LEFT(DEC2HEX([.A1692]; 4);2)&amp;&quot; &quot;&amp;RIGHT(DEC2HEX([.A1692]; 4);2)&amp;&quot; &quot;&amp;(RIGHT(DEC2HEX(HEX2DEC(&quot;05&quot;)+HEX2DEC(&quot;A1&quot;)+HEX2DEC(DEC2HEX([.A1692]; 4));4); 2))&amp;&quot; 16&quot;)" office:value-type="string" office:string-value="FE FE 05 A1 06 9B 41 16" calcext:value-type="string">
            <text:p>FE FE 05 A1 06 9B 41 1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(&quot;FE FE 05 A1 &quot;&amp;LEFT(DEC2HEX([.A1693]; 4);2)&amp;&quot; &quot;&amp;RIGHT(DEC2HEX([.A1693]; 4);2)&amp;&quot; &quot;&amp;(RIGHT(DEC2HEX(HEX2DEC(&quot;05&quot;)+HEX2DEC(&quot;A1&quot;)+HEX2DEC(DEC2HEX([.A1693]; 4));4); 2))&amp;&quot; 16&quot;)" office:value-type="string" office:string-value="FE FE 05 A1 06 9C 42 16" calcext:value-type="string">
            <text:p>FE FE 05 A1 06 9C 42 1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(&quot;FE FE 05 A1 &quot;&amp;LEFT(DEC2HEX([.A1694]; 4);2)&amp;&quot; &quot;&amp;RIGHT(DEC2HEX([.A1694]; 4);2)&amp;&quot; &quot;&amp;(RIGHT(DEC2HEX(HEX2DEC(&quot;05&quot;)+HEX2DEC(&quot;A1&quot;)+HEX2DEC(DEC2HEX([.A1694]; 4));4); 2))&amp;&quot; 16&quot;)" office:value-type="string" office:string-value="FE FE 05 A1 06 9D 43 16" calcext:value-type="string">
            <text:p>FE FE 05 A1 06 9D 43 1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(&quot;FE FE 05 A1 &quot;&amp;LEFT(DEC2HEX([.A1695]; 4);2)&amp;&quot; &quot;&amp;RIGHT(DEC2HEX([.A1695]; 4);2)&amp;&quot; &quot;&amp;(RIGHT(DEC2HEX(HEX2DEC(&quot;05&quot;)+HEX2DEC(&quot;A1&quot;)+HEX2DEC(DEC2HEX([.A1695]; 4));4); 2))&amp;&quot; 16&quot;)" office:value-type="string" office:string-value="FE FE 05 A1 06 9E 44 16" calcext:value-type="string">
            <text:p>FE FE 05 A1 06 9E 44 1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(&quot;FE FE 05 A1 &quot;&amp;LEFT(DEC2HEX([.A1696]; 4);2)&amp;&quot; &quot;&amp;RIGHT(DEC2HEX([.A1696]; 4);2)&amp;&quot; &quot;&amp;(RIGHT(DEC2HEX(HEX2DEC(&quot;05&quot;)+HEX2DEC(&quot;A1&quot;)+HEX2DEC(DEC2HEX([.A1696]; 4));4); 2))&amp;&quot; 16&quot;)" office:value-type="string" office:string-value="FE FE 05 A1 06 9F 45 16" calcext:value-type="string">
            <text:p>FE FE 05 A1 06 9F 45 1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(&quot;FE FE 05 A1 &quot;&amp;LEFT(DEC2HEX([.A1697]; 4);2)&amp;&quot; &quot;&amp;RIGHT(DEC2HEX([.A1697]; 4);2)&amp;&quot; &quot;&amp;(RIGHT(DEC2HEX(HEX2DEC(&quot;05&quot;)+HEX2DEC(&quot;A1&quot;)+HEX2DEC(DEC2HEX([.A1697]; 4));4); 2))&amp;&quot; 16&quot;)" office:value-type="string" office:string-value="FE FE 05 A1 06 A0 46 16" calcext:value-type="string">
            <text:p>FE FE 05 A1 06 A0 46 1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(&quot;FE FE 05 A1 &quot;&amp;LEFT(DEC2HEX([.A1698]; 4);2)&amp;&quot; &quot;&amp;RIGHT(DEC2HEX([.A1698]; 4);2)&amp;&quot; &quot;&amp;(RIGHT(DEC2HEX(HEX2DEC(&quot;05&quot;)+HEX2DEC(&quot;A1&quot;)+HEX2DEC(DEC2HEX([.A1698]; 4));4); 2))&amp;&quot; 16&quot;)" office:value-type="string" office:string-value="FE FE 05 A1 06 A1 47 16" calcext:value-type="string">
            <text:p>FE FE 05 A1 06 A1 47 1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(&quot;FE FE 05 A1 &quot;&amp;LEFT(DEC2HEX([.A1699]; 4);2)&amp;&quot; &quot;&amp;RIGHT(DEC2HEX([.A1699]; 4);2)&amp;&quot; &quot;&amp;(RIGHT(DEC2HEX(HEX2DEC(&quot;05&quot;)+HEX2DEC(&quot;A1&quot;)+HEX2DEC(DEC2HEX([.A1699]; 4));4); 2))&amp;&quot; 16&quot;)" office:value-type="string" office:string-value="FE FE 05 A1 06 A2 48 16" calcext:value-type="string">
            <text:p>FE FE 05 A1 06 A2 48 1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(&quot;FE FE 05 A1 &quot;&amp;LEFT(DEC2HEX([.A1700]; 4);2)&amp;&quot; &quot;&amp;RIGHT(DEC2HEX([.A1700]; 4);2)&amp;&quot; &quot;&amp;(RIGHT(DEC2HEX(HEX2DEC(&quot;05&quot;)+HEX2DEC(&quot;A1&quot;)+HEX2DEC(DEC2HEX([.A1700]; 4));4); 2))&amp;&quot; 16&quot;)" office:value-type="string" office:string-value="FE FE 05 A1 06 A3 49 16" calcext:value-type="string">
            <text:p>FE FE 05 A1 06 A3 49 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&quot;FE FE 05 A1 &quot;&amp;LEFT(DEC2HEX([.A1701]; 4);2)&amp;&quot; &quot;&amp;RIGHT(DEC2HEX([.A1701]; 4);2)&amp;&quot; &quot;&amp;(RIGHT(DEC2HEX(HEX2DEC(&quot;05&quot;)+HEX2DEC(&quot;A1&quot;)+HEX2DEC(DEC2HEX([.A1701]; 4));4); 2))&amp;&quot; 16&quot;)" office:value-type="string" office:string-value="FE FE 05 A1 06 A4 4A 16" calcext:value-type="string">
            <text:p>FE FE 05 A1 06 A4 4A 1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(&quot;FE FE 05 A1 &quot;&amp;LEFT(DEC2HEX([.A1702]; 4);2)&amp;&quot; &quot;&amp;RIGHT(DEC2HEX([.A1702]; 4);2)&amp;&quot; &quot;&amp;(RIGHT(DEC2HEX(HEX2DEC(&quot;05&quot;)+HEX2DEC(&quot;A1&quot;)+HEX2DEC(DEC2HEX([.A1702]; 4));4); 2))&amp;&quot; 16&quot;)" office:value-type="string" office:string-value="FE FE 05 A1 06 A5 4B 16" calcext:value-type="string">
            <text:p>FE FE 05 A1 06 A5 4B 1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(&quot;FE FE 05 A1 &quot;&amp;LEFT(DEC2HEX([.A1703]; 4);2)&amp;&quot; &quot;&amp;RIGHT(DEC2HEX([.A1703]; 4);2)&amp;&quot; &quot;&amp;(RIGHT(DEC2HEX(HEX2DEC(&quot;05&quot;)+HEX2DEC(&quot;A1&quot;)+HEX2DEC(DEC2HEX([.A1703]; 4));4); 2))&amp;&quot; 16&quot;)" office:value-type="string" office:string-value="FE FE 05 A1 06 A6 4C 16" calcext:value-type="string">
            <text:p>FE FE 05 A1 06 A6 4C 1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(&quot;FE FE 05 A1 &quot;&amp;LEFT(DEC2HEX([.A1704]; 4);2)&amp;&quot; &quot;&amp;RIGHT(DEC2HEX([.A1704]; 4);2)&amp;&quot; &quot;&amp;(RIGHT(DEC2HEX(HEX2DEC(&quot;05&quot;)+HEX2DEC(&quot;A1&quot;)+HEX2DEC(DEC2HEX([.A1704]; 4));4); 2))&amp;&quot; 16&quot;)" office:value-type="string" office:string-value="FE FE 05 A1 06 A7 4D 16" calcext:value-type="string">
            <text:p>FE FE 05 A1 06 A7 4D 1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&quot;FE FE 05 A1 &quot;&amp;LEFT(DEC2HEX([.A1705]; 4);2)&amp;&quot; &quot;&amp;RIGHT(DEC2HEX([.A1705]; 4);2)&amp;&quot; &quot;&amp;(RIGHT(DEC2HEX(HEX2DEC(&quot;05&quot;)+HEX2DEC(&quot;A1&quot;)+HEX2DEC(DEC2HEX([.A1705]; 4));4); 2))&amp;&quot; 16&quot;)" office:value-type="string" office:string-value="FE FE 05 A1 06 A8 4E 16" calcext:value-type="string">
            <text:p>FE FE 05 A1 06 A8 4E 1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(&quot;FE FE 05 A1 &quot;&amp;LEFT(DEC2HEX([.A1706]; 4);2)&amp;&quot; &quot;&amp;RIGHT(DEC2HEX([.A1706]; 4);2)&amp;&quot; &quot;&amp;(RIGHT(DEC2HEX(HEX2DEC(&quot;05&quot;)+HEX2DEC(&quot;A1&quot;)+HEX2DEC(DEC2HEX([.A1706]; 4));4); 2))&amp;&quot; 16&quot;)" office:value-type="string" office:string-value="FE FE 05 A1 06 A9 4F 16" calcext:value-type="string">
            <text:p>FE FE 05 A1 06 A9 4F 1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(&quot;FE FE 05 A1 &quot;&amp;LEFT(DEC2HEX([.A1707]; 4);2)&amp;&quot; &quot;&amp;RIGHT(DEC2HEX([.A1707]; 4);2)&amp;&quot; &quot;&amp;(RIGHT(DEC2HEX(HEX2DEC(&quot;05&quot;)+HEX2DEC(&quot;A1&quot;)+HEX2DEC(DEC2HEX([.A1707]; 4));4); 2))&amp;&quot; 16&quot;)" office:value-type="string" office:string-value="FE FE 05 A1 06 AA 50 16" calcext:value-type="string">
            <text:p>FE FE 05 A1 06 AA 50 1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(&quot;FE FE 05 A1 &quot;&amp;LEFT(DEC2HEX([.A1708]; 4);2)&amp;&quot; &quot;&amp;RIGHT(DEC2HEX([.A1708]; 4);2)&amp;&quot; &quot;&amp;(RIGHT(DEC2HEX(HEX2DEC(&quot;05&quot;)+HEX2DEC(&quot;A1&quot;)+HEX2DEC(DEC2HEX([.A1708]; 4));4); 2))&amp;&quot; 16&quot;)" office:value-type="string" office:string-value="FE FE 05 A1 06 AB 51 16" calcext:value-type="string">
            <text:p>FE FE 05 A1 06 AB 51 1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(&quot;FE FE 05 A1 &quot;&amp;LEFT(DEC2HEX([.A1709]; 4);2)&amp;&quot; &quot;&amp;RIGHT(DEC2HEX([.A1709]; 4);2)&amp;&quot; &quot;&amp;(RIGHT(DEC2HEX(HEX2DEC(&quot;05&quot;)+HEX2DEC(&quot;A1&quot;)+HEX2DEC(DEC2HEX([.A1709]; 4));4); 2))&amp;&quot; 16&quot;)" office:value-type="string" office:string-value="FE FE 05 A1 06 AC 52 16" calcext:value-type="string">
            <text:p>FE FE 05 A1 06 AC 52 1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(&quot;FE FE 05 A1 &quot;&amp;LEFT(DEC2HEX([.A1710]; 4);2)&amp;&quot; &quot;&amp;RIGHT(DEC2HEX([.A1710]; 4);2)&amp;&quot; &quot;&amp;(RIGHT(DEC2HEX(HEX2DEC(&quot;05&quot;)+HEX2DEC(&quot;A1&quot;)+HEX2DEC(DEC2HEX([.A1710]; 4));4); 2))&amp;&quot; 16&quot;)" office:value-type="string" office:string-value="FE FE 05 A1 06 AD 53 16" calcext:value-type="string">
            <text:p>FE FE 05 A1 06 AD 53 1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(&quot;FE FE 05 A1 &quot;&amp;LEFT(DEC2HEX([.A1711]; 4);2)&amp;&quot; &quot;&amp;RIGHT(DEC2HEX([.A1711]; 4);2)&amp;&quot; &quot;&amp;(RIGHT(DEC2HEX(HEX2DEC(&quot;05&quot;)+HEX2DEC(&quot;A1&quot;)+HEX2DEC(DEC2HEX([.A1711]; 4));4); 2))&amp;&quot; 16&quot;)" office:value-type="string" office:string-value="FE FE 05 A1 06 AE 54 16" calcext:value-type="string">
            <text:p>FE FE 05 A1 06 AE 54 1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(&quot;FE FE 05 A1 &quot;&amp;LEFT(DEC2HEX([.A1712]; 4);2)&amp;&quot; &quot;&amp;RIGHT(DEC2HEX([.A1712]; 4);2)&amp;&quot; &quot;&amp;(RIGHT(DEC2HEX(HEX2DEC(&quot;05&quot;)+HEX2DEC(&quot;A1&quot;)+HEX2DEC(DEC2HEX([.A1712]; 4));4); 2))&amp;&quot; 16&quot;)" office:value-type="string" office:string-value="FE FE 05 A1 06 AF 55 16" calcext:value-type="string">
            <text:p>FE FE 05 A1 06 AF 55 1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(&quot;FE FE 05 A1 &quot;&amp;LEFT(DEC2HEX([.A1713]; 4);2)&amp;&quot; &quot;&amp;RIGHT(DEC2HEX([.A1713]; 4);2)&amp;&quot; &quot;&amp;(RIGHT(DEC2HEX(HEX2DEC(&quot;05&quot;)+HEX2DEC(&quot;A1&quot;)+HEX2DEC(DEC2HEX([.A1713]; 4));4); 2))&amp;&quot; 16&quot;)" office:value-type="string" office:string-value="FE FE 05 A1 06 B0 56 16" calcext:value-type="string">
            <text:p>FE FE 05 A1 06 B0 56 1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(&quot;FE FE 05 A1 &quot;&amp;LEFT(DEC2HEX([.A1714]; 4);2)&amp;&quot; &quot;&amp;RIGHT(DEC2HEX([.A1714]; 4);2)&amp;&quot; &quot;&amp;(RIGHT(DEC2HEX(HEX2DEC(&quot;05&quot;)+HEX2DEC(&quot;A1&quot;)+HEX2DEC(DEC2HEX([.A1714]; 4));4); 2))&amp;&quot; 16&quot;)" office:value-type="string" office:string-value="FE FE 05 A1 06 B1 57 16" calcext:value-type="string">
            <text:p>FE FE 05 A1 06 B1 57 1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(&quot;FE FE 05 A1 &quot;&amp;LEFT(DEC2HEX([.A1715]; 4);2)&amp;&quot; &quot;&amp;RIGHT(DEC2HEX([.A1715]; 4);2)&amp;&quot; &quot;&amp;(RIGHT(DEC2HEX(HEX2DEC(&quot;05&quot;)+HEX2DEC(&quot;A1&quot;)+HEX2DEC(DEC2HEX([.A1715]; 4));4); 2))&amp;&quot; 16&quot;)" office:value-type="string" office:string-value="FE FE 05 A1 06 B2 58 16" calcext:value-type="string">
            <text:p>FE FE 05 A1 06 B2 58 1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(&quot;FE FE 05 A1 &quot;&amp;LEFT(DEC2HEX([.A1716]; 4);2)&amp;&quot; &quot;&amp;RIGHT(DEC2HEX([.A1716]; 4);2)&amp;&quot; &quot;&amp;(RIGHT(DEC2HEX(HEX2DEC(&quot;05&quot;)+HEX2DEC(&quot;A1&quot;)+HEX2DEC(DEC2HEX([.A1716]; 4));4); 2))&amp;&quot; 16&quot;)" office:value-type="string" office:string-value="FE FE 05 A1 06 B3 59 16" calcext:value-type="string">
            <text:p>FE FE 05 A1 06 B3 59 1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(&quot;FE FE 05 A1 &quot;&amp;LEFT(DEC2HEX([.A1717]; 4);2)&amp;&quot; &quot;&amp;RIGHT(DEC2HEX([.A1717]; 4);2)&amp;&quot; &quot;&amp;(RIGHT(DEC2HEX(HEX2DEC(&quot;05&quot;)+HEX2DEC(&quot;A1&quot;)+HEX2DEC(DEC2HEX([.A1717]; 4));4); 2))&amp;&quot; 16&quot;)" office:value-type="string" office:string-value="FE FE 05 A1 06 B4 5A 16" calcext:value-type="string">
            <text:p>FE FE 05 A1 06 B4 5A 1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(&quot;FE FE 05 A1 &quot;&amp;LEFT(DEC2HEX([.A1718]; 4);2)&amp;&quot; &quot;&amp;RIGHT(DEC2HEX([.A1718]; 4);2)&amp;&quot; &quot;&amp;(RIGHT(DEC2HEX(HEX2DEC(&quot;05&quot;)+HEX2DEC(&quot;A1&quot;)+HEX2DEC(DEC2HEX([.A1718]; 4));4); 2))&amp;&quot; 16&quot;)" office:value-type="string" office:string-value="FE FE 05 A1 06 B5 5B 16" calcext:value-type="string">
            <text:p>FE FE 05 A1 06 B5 5B 1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(&quot;FE FE 05 A1 &quot;&amp;LEFT(DEC2HEX([.A1719]; 4);2)&amp;&quot; &quot;&amp;RIGHT(DEC2HEX([.A1719]; 4);2)&amp;&quot; &quot;&amp;(RIGHT(DEC2HEX(HEX2DEC(&quot;05&quot;)+HEX2DEC(&quot;A1&quot;)+HEX2DEC(DEC2HEX([.A1719]; 4));4); 2))&amp;&quot; 16&quot;)" office:value-type="string" office:string-value="FE FE 05 A1 06 B6 5C 16" calcext:value-type="string">
            <text:p>FE FE 05 A1 06 B6 5C 1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(&quot;FE FE 05 A1 &quot;&amp;LEFT(DEC2HEX([.A1720]; 4);2)&amp;&quot; &quot;&amp;RIGHT(DEC2HEX([.A1720]; 4);2)&amp;&quot; &quot;&amp;(RIGHT(DEC2HEX(HEX2DEC(&quot;05&quot;)+HEX2DEC(&quot;A1&quot;)+HEX2DEC(DEC2HEX([.A1720]; 4));4); 2))&amp;&quot; 16&quot;)" office:value-type="string" office:string-value="FE FE 05 A1 06 B7 5D 16" calcext:value-type="string">
            <text:p>FE FE 05 A1 06 B7 5D 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(&quot;FE FE 05 A1 &quot;&amp;LEFT(DEC2HEX([.A1721]; 4);2)&amp;&quot; &quot;&amp;RIGHT(DEC2HEX([.A1721]; 4);2)&amp;&quot; &quot;&amp;(RIGHT(DEC2HEX(HEX2DEC(&quot;05&quot;)+HEX2DEC(&quot;A1&quot;)+HEX2DEC(DEC2HEX([.A1721]; 4));4); 2))&amp;&quot; 16&quot;)" office:value-type="string" office:string-value="FE FE 05 A1 06 B8 5E 16" calcext:value-type="string">
            <text:p>FE FE 05 A1 06 B8 5E 1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(&quot;FE FE 05 A1 &quot;&amp;LEFT(DEC2HEX([.A1722]; 4);2)&amp;&quot; &quot;&amp;RIGHT(DEC2HEX([.A1722]; 4);2)&amp;&quot; &quot;&amp;(RIGHT(DEC2HEX(HEX2DEC(&quot;05&quot;)+HEX2DEC(&quot;A1&quot;)+HEX2DEC(DEC2HEX([.A1722]; 4));4); 2))&amp;&quot; 16&quot;)" office:value-type="string" office:string-value="FE FE 05 A1 06 B9 5F 16" calcext:value-type="string">
            <text:p>FE FE 05 A1 06 B9 5F 1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(&quot;FE FE 05 A1 &quot;&amp;LEFT(DEC2HEX([.A1723]; 4);2)&amp;&quot; &quot;&amp;RIGHT(DEC2HEX([.A1723]; 4);2)&amp;&quot; &quot;&amp;(RIGHT(DEC2HEX(HEX2DEC(&quot;05&quot;)+HEX2DEC(&quot;A1&quot;)+HEX2DEC(DEC2HEX([.A1723]; 4));4); 2))&amp;&quot; 16&quot;)" office:value-type="string" office:string-value="FE FE 05 A1 06 BA 60 16" calcext:value-type="string">
            <text:p>FE FE 05 A1 06 BA 60 1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(&quot;FE FE 05 A1 &quot;&amp;LEFT(DEC2HEX([.A1724]; 4);2)&amp;&quot; &quot;&amp;RIGHT(DEC2HEX([.A1724]; 4);2)&amp;&quot; &quot;&amp;(RIGHT(DEC2HEX(HEX2DEC(&quot;05&quot;)+HEX2DEC(&quot;A1&quot;)+HEX2DEC(DEC2HEX([.A1724]; 4));4); 2))&amp;&quot; 16&quot;)" office:value-type="string" office:string-value="FE FE 05 A1 06 BB 61 16" calcext:value-type="string">
            <text:p>FE FE 05 A1 06 BB 61 16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(&quot;FE FE 05 A1 &quot;&amp;LEFT(DEC2HEX([.A1725]; 4);2)&amp;&quot; &quot;&amp;RIGHT(DEC2HEX([.A1725]; 4);2)&amp;&quot; &quot;&amp;(RIGHT(DEC2HEX(HEX2DEC(&quot;05&quot;)+HEX2DEC(&quot;A1&quot;)+HEX2DEC(DEC2HEX([.A1725]; 4));4); 2))&amp;&quot; 16&quot;)" office:value-type="string" office:string-value="FE FE 05 A1 06 BC 62 16" calcext:value-type="string">
            <text:p>FE FE 05 A1 06 BC 62 1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(&quot;FE FE 05 A1 &quot;&amp;LEFT(DEC2HEX([.A1726]; 4);2)&amp;&quot; &quot;&amp;RIGHT(DEC2HEX([.A1726]; 4);2)&amp;&quot; &quot;&amp;(RIGHT(DEC2HEX(HEX2DEC(&quot;05&quot;)+HEX2DEC(&quot;A1&quot;)+HEX2DEC(DEC2HEX([.A1726]; 4));4); 2))&amp;&quot; 16&quot;)" office:value-type="string" office:string-value="FE FE 05 A1 06 BD 63 16" calcext:value-type="string">
            <text:p>FE FE 05 A1 06 BD 63 1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(&quot;FE FE 05 A1 &quot;&amp;LEFT(DEC2HEX([.A1727]; 4);2)&amp;&quot; &quot;&amp;RIGHT(DEC2HEX([.A1727]; 4);2)&amp;&quot; &quot;&amp;(RIGHT(DEC2HEX(HEX2DEC(&quot;05&quot;)+HEX2DEC(&quot;A1&quot;)+HEX2DEC(DEC2HEX([.A1727]; 4));4); 2))&amp;&quot; 16&quot;)" office:value-type="string" office:string-value="FE FE 05 A1 06 BE 64 16" calcext:value-type="string">
            <text:p>FE FE 05 A1 06 BE 64 1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(&quot;FE FE 05 A1 &quot;&amp;LEFT(DEC2HEX([.A1728]; 4);2)&amp;&quot; &quot;&amp;RIGHT(DEC2HEX([.A1728]; 4);2)&amp;&quot; &quot;&amp;(RIGHT(DEC2HEX(HEX2DEC(&quot;05&quot;)+HEX2DEC(&quot;A1&quot;)+HEX2DEC(DEC2HEX([.A1728]; 4));4); 2))&amp;&quot; 16&quot;)" office:value-type="string" office:string-value="FE FE 05 A1 06 BF 65 16" calcext:value-type="string">
            <text:p>FE FE 05 A1 06 BF 65 1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(&quot;FE FE 05 A1 &quot;&amp;LEFT(DEC2HEX([.A1729]; 4);2)&amp;&quot; &quot;&amp;RIGHT(DEC2HEX([.A1729]; 4);2)&amp;&quot; &quot;&amp;(RIGHT(DEC2HEX(HEX2DEC(&quot;05&quot;)+HEX2DEC(&quot;A1&quot;)+HEX2DEC(DEC2HEX([.A1729]; 4));4); 2))&amp;&quot; 16&quot;)" office:value-type="string" office:string-value="FE FE 05 A1 06 C0 66 16" calcext:value-type="string">
            <text:p>FE FE 05 A1 06 C0 66 1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(&quot;FE FE 05 A1 &quot;&amp;LEFT(DEC2HEX([.A1730]; 4);2)&amp;&quot; &quot;&amp;RIGHT(DEC2HEX([.A1730]; 4);2)&amp;&quot; &quot;&amp;(RIGHT(DEC2HEX(HEX2DEC(&quot;05&quot;)+HEX2DEC(&quot;A1&quot;)+HEX2DEC(DEC2HEX([.A1730]; 4));4); 2))&amp;&quot; 16&quot;)" office:value-type="string" office:string-value="FE FE 05 A1 06 C1 67 16" calcext:value-type="string">
            <text:p>FE FE 05 A1 06 C1 67 1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(&quot;FE FE 05 A1 &quot;&amp;LEFT(DEC2HEX([.A1731]; 4);2)&amp;&quot; &quot;&amp;RIGHT(DEC2HEX([.A1731]; 4);2)&amp;&quot; &quot;&amp;(RIGHT(DEC2HEX(HEX2DEC(&quot;05&quot;)+HEX2DEC(&quot;A1&quot;)+HEX2DEC(DEC2HEX([.A1731]; 4));4); 2))&amp;&quot; 16&quot;)" office:value-type="string" office:string-value="FE FE 05 A1 06 C2 68 16" calcext:value-type="string">
            <text:p>FE FE 05 A1 06 C2 68 1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(&quot;FE FE 05 A1 &quot;&amp;LEFT(DEC2HEX([.A1732]; 4);2)&amp;&quot; &quot;&amp;RIGHT(DEC2HEX([.A1732]; 4);2)&amp;&quot; &quot;&amp;(RIGHT(DEC2HEX(HEX2DEC(&quot;05&quot;)+HEX2DEC(&quot;A1&quot;)+HEX2DEC(DEC2HEX([.A1732]; 4));4); 2))&amp;&quot; 16&quot;)" office:value-type="string" office:string-value="FE FE 05 A1 06 C3 69 16" calcext:value-type="string">
            <text:p>FE FE 05 A1 06 C3 69 1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(&quot;FE FE 05 A1 &quot;&amp;LEFT(DEC2HEX([.A1733]; 4);2)&amp;&quot; &quot;&amp;RIGHT(DEC2HEX([.A1733]; 4);2)&amp;&quot; &quot;&amp;(RIGHT(DEC2HEX(HEX2DEC(&quot;05&quot;)+HEX2DEC(&quot;A1&quot;)+HEX2DEC(DEC2HEX([.A1733]; 4));4); 2))&amp;&quot; 16&quot;)" office:value-type="string" office:string-value="FE FE 05 A1 06 C4 6A 16" calcext:value-type="string">
            <text:p>FE FE 05 A1 06 C4 6A 16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(&quot;FE FE 05 A1 &quot;&amp;LEFT(DEC2HEX([.A1734]; 4);2)&amp;&quot; &quot;&amp;RIGHT(DEC2HEX([.A1734]; 4);2)&amp;&quot; &quot;&amp;(RIGHT(DEC2HEX(HEX2DEC(&quot;05&quot;)+HEX2DEC(&quot;A1&quot;)+HEX2DEC(DEC2HEX([.A1734]; 4));4); 2))&amp;&quot; 16&quot;)" office:value-type="string" office:string-value="FE FE 05 A1 06 C5 6B 16" calcext:value-type="string">
            <text:p>FE FE 05 A1 06 C5 6B 1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(&quot;FE FE 05 A1 &quot;&amp;LEFT(DEC2HEX([.A1735]; 4);2)&amp;&quot; &quot;&amp;RIGHT(DEC2HEX([.A1735]; 4);2)&amp;&quot; &quot;&amp;(RIGHT(DEC2HEX(HEX2DEC(&quot;05&quot;)+HEX2DEC(&quot;A1&quot;)+HEX2DEC(DEC2HEX([.A1735]; 4));4); 2))&amp;&quot; 16&quot;)" office:value-type="string" office:string-value="FE FE 05 A1 06 C6 6C 16" calcext:value-type="string">
            <text:p>FE FE 05 A1 06 C6 6C 16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(&quot;FE FE 05 A1 &quot;&amp;LEFT(DEC2HEX([.A1736]; 4);2)&amp;&quot; &quot;&amp;RIGHT(DEC2HEX([.A1736]; 4);2)&amp;&quot; &quot;&amp;(RIGHT(DEC2HEX(HEX2DEC(&quot;05&quot;)+HEX2DEC(&quot;A1&quot;)+HEX2DEC(DEC2HEX([.A1736]; 4));4); 2))&amp;&quot; 16&quot;)" office:value-type="string" office:string-value="FE FE 05 A1 06 C7 6D 16" calcext:value-type="string">
            <text:p>FE FE 05 A1 06 C7 6D 1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(&quot;FE FE 05 A1 &quot;&amp;LEFT(DEC2HEX([.A1737]; 4);2)&amp;&quot; &quot;&amp;RIGHT(DEC2HEX([.A1737]; 4);2)&amp;&quot; &quot;&amp;(RIGHT(DEC2HEX(HEX2DEC(&quot;05&quot;)+HEX2DEC(&quot;A1&quot;)+HEX2DEC(DEC2HEX([.A1737]; 4));4); 2))&amp;&quot; 16&quot;)" office:value-type="string" office:string-value="FE FE 05 A1 06 C8 6E 16" calcext:value-type="string">
            <text:p>FE FE 05 A1 06 C8 6E 1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(&quot;FE FE 05 A1 &quot;&amp;LEFT(DEC2HEX([.A1738]; 4);2)&amp;&quot; &quot;&amp;RIGHT(DEC2HEX([.A1738]; 4);2)&amp;&quot; &quot;&amp;(RIGHT(DEC2HEX(HEX2DEC(&quot;05&quot;)+HEX2DEC(&quot;A1&quot;)+HEX2DEC(DEC2HEX([.A1738]; 4));4); 2))&amp;&quot; 16&quot;)" office:value-type="string" office:string-value="FE FE 05 A1 06 C9 6F 16" calcext:value-type="string">
            <text:p>FE FE 05 A1 06 C9 6F 1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(&quot;FE FE 05 A1 &quot;&amp;LEFT(DEC2HEX([.A1739]; 4);2)&amp;&quot; &quot;&amp;RIGHT(DEC2HEX([.A1739]; 4);2)&amp;&quot; &quot;&amp;(RIGHT(DEC2HEX(HEX2DEC(&quot;05&quot;)+HEX2DEC(&quot;A1&quot;)+HEX2DEC(DEC2HEX([.A1739]; 4));4); 2))&amp;&quot; 16&quot;)" office:value-type="string" office:string-value="FE FE 05 A1 06 CA 70 16" calcext:value-type="string">
            <text:p>FE FE 05 A1 06 CA 70 1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(&quot;FE FE 05 A1 &quot;&amp;LEFT(DEC2HEX([.A1740]; 4);2)&amp;&quot; &quot;&amp;RIGHT(DEC2HEX([.A1740]; 4);2)&amp;&quot; &quot;&amp;(RIGHT(DEC2HEX(HEX2DEC(&quot;05&quot;)+HEX2DEC(&quot;A1&quot;)+HEX2DEC(DEC2HEX([.A1740]; 4));4); 2))&amp;&quot; 16&quot;)" office:value-type="string" office:string-value="FE FE 05 A1 06 CB 71 16" calcext:value-type="string">
            <text:p>FE FE 05 A1 06 CB 71 1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&quot;FE FE 05 A1 &quot;&amp;LEFT(DEC2HEX([.A1741]; 4);2)&amp;&quot; &quot;&amp;RIGHT(DEC2HEX([.A1741]; 4);2)&amp;&quot; &quot;&amp;(RIGHT(DEC2HEX(HEX2DEC(&quot;05&quot;)+HEX2DEC(&quot;A1&quot;)+HEX2DEC(DEC2HEX([.A1741]; 4));4); 2))&amp;&quot; 16&quot;)" office:value-type="string" office:string-value="FE FE 05 A1 06 CC 72 16" calcext:value-type="string">
            <text:p>FE FE 05 A1 06 CC 72 1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(&quot;FE FE 05 A1 &quot;&amp;LEFT(DEC2HEX([.A1742]; 4);2)&amp;&quot; &quot;&amp;RIGHT(DEC2HEX([.A1742]; 4);2)&amp;&quot; &quot;&amp;(RIGHT(DEC2HEX(HEX2DEC(&quot;05&quot;)+HEX2DEC(&quot;A1&quot;)+HEX2DEC(DEC2HEX([.A1742]; 4));4); 2))&amp;&quot; 16&quot;)" office:value-type="string" office:string-value="FE FE 05 A1 06 CD 73 16" calcext:value-type="string">
            <text:p>FE FE 05 A1 06 CD 73 16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(&quot;FE FE 05 A1 &quot;&amp;LEFT(DEC2HEX([.A1743]; 4);2)&amp;&quot; &quot;&amp;RIGHT(DEC2HEX([.A1743]; 4);2)&amp;&quot; &quot;&amp;(RIGHT(DEC2HEX(HEX2DEC(&quot;05&quot;)+HEX2DEC(&quot;A1&quot;)+HEX2DEC(DEC2HEX([.A1743]; 4));4); 2))&amp;&quot; 16&quot;)" office:value-type="string" office:string-value="FE FE 05 A1 06 CE 74 16" calcext:value-type="string">
            <text:p>FE FE 05 A1 06 CE 74 16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(&quot;FE FE 05 A1 &quot;&amp;LEFT(DEC2HEX([.A1744]; 4);2)&amp;&quot; &quot;&amp;RIGHT(DEC2HEX([.A1744]; 4);2)&amp;&quot; &quot;&amp;(RIGHT(DEC2HEX(HEX2DEC(&quot;05&quot;)+HEX2DEC(&quot;A1&quot;)+HEX2DEC(DEC2HEX([.A1744]; 4));4); 2))&amp;&quot; 16&quot;)" office:value-type="string" office:string-value="FE FE 05 A1 06 CF 75 16" calcext:value-type="string">
            <text:p>FE FE 05 A1 06 CF 75 1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(&quot;FE FE 05 A1 &quot;&amp;LEFT(DEC2HEX([.A1745]; 4);2)&amp;&quot; &quot;&amp;RIGHT(DEC2HEX([.A1745]; 4);2)&amp;&quot; &quot;&amp;(RIGHT(DEC2HEX(HEX2DEC(&quot;05&quot;)+HEX2DEC(&quot;A1&quot;)+HEX2DEC(DEC2HEX([.A1745]; 4));4); 2))&amp;&quot; 16&quot;)" office:value-type="string" office:string-value="FE FE 05 A1 06 D0 76 16" calcext:value-type="string">
            <text:p>FE FE 05 A1 06 D0 76 1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(&quot;FE FE 05 A1 &quot;&amp;LEFT(DEC2HEX([.A1746]; 4);2)&amp;&quot; &quot;&amp;RIGHT(DEC2HEX([.A1746]; 4);2)&amp;&quot; &quot;&amp;(RIGHT(DEC2HEX(HEX2DEC(&quot;05&quot;)+HEX2DEC(&quot;A1&quot;)+HEX2DEC(DEC2HEX([.A1746]; 4));4); 2))&amp;&quot; 16&quot;)" office:value-type="string" office:string-value="FE FE 05 A1 06 D1 77 16" calcext:value-type="string">
            <text:p>FE FE 05 A1 06 D1 77 16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(&quot;FE FE 05 A1 &quot;&amp;LEFT(DEC2HEX([.A1747]; 4);2)&amp;&quot; &quot;&amp;RIGHT(DEC2HEX([.A1747]; 4);2)&amp;&quot; &quot;&amp;(RIGHT(DEC2HEX(HEX2DEC(&quot;05&quot;)+HEX2DEC(&quot;A1&quot;)+HEX2DEC(DEC2HEX([.A1747]; 4));4); 2))&amp;&quot; 16&quot;)" office:value-type="string" office:string-value="FE FE 05 A1 06 D2 78 16" calcext:value-type="string">
            <text:p>FE FE 05 A1 06 D2 78 1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(&quot;FE FE 05 A1 &quot;&amp;LEFT(DEC2HEX([.A1748]; 4);2)&amp;&quot; &quot;&amp;RIGHT(DEC2HEX([.A1748]; 4);2)&amp;&quot; &quot;&amp;(RIGHT(DEC2HEX(HEX2DEC(&quot;05&quot;)+HEX2DEC(&quot;A1&quot;)+HEX2DEC(DEC2HEX([.A1748]; 4));4); 2))&amp;&quot; 16&quot;)" office:value-type="string" office:string-value="FE FE 05 A1 06 D3 79 16" calcext:value-type="string">
            <text:p>FE FE 05 A1 06 D3 79 1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(&quot;FE FE 05 A1 &quot;&amp;LEFT(DEC2HEX([.A1749]; 4);2)&amp;&quot; &quot;&amp;RIGHT(DEC2HEX([.A1749]; 4);2)&amp;&quot; &quot;&amp;(RIGHT(DEC2HEX(HEX2DEC(&quot;05&quot;)+HEX2DEC(&quot;A1&quot;)+HEX2DEC(DEC2HEX([.A1749]; 4));4); 2))&amp;&quot; 16&quot;)" office:value-type="string" office:string-value="FE FE 05 A1 06 D4 7A 16" calcext:value-type="string">
            <text:p>FE FE 05 A1 06 D4 7A 16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(&quot;FE FE 05 A1 &quot;&amp;LEFT(DEC2HEX([.A1750]; 4);2)&amp;&quot; &quot;&amp;RIGHT(DEC2HEX([.A1750]; 4);2)&amp;&quot; &quot;&amp;(RIGHT(DEC2HEX(HEX2DEC(&quot;05&quot;)+HEX2DEC(&quot;A1&quot;)+HEX2DEC(DEC2HEX([.A1750]; 4));4); 2))&amp;&quot; 16&quot;)" office:value-type="string" office:string-value="FE FE 05 A1 06 D5 7B 16" calcext:value-type="string">
            <text:p>FE FE 05 A1 06 D5 7B 1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(&quot;FE FE 05 A1 &quot;&amp;LEFT(DEC2HEX([.A1751]; 4);2)&amp;&quot; &quot;&amp;RIGHT(DEC2HEX([.A1751]; 4);2)&amp;&quot; &quot;&amp;(RIGHT(DEC2HEX(HEX2DEC(&quot;05&quot;)+HEX2DEC(&quot;A1&quot;)+HEX2DEC(DEC2HEX([.A1751]; 4));4); 2))&amp;&quot; 16&quot;)" office:value-type="string" office:string-value="FE FE 05 A1 06 D6 7C 16" calcext:value-type="string">
            <text:p>FE FE 05 A1 06 D6 7C 1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(&quot;FE FE 05 A1 &quot;&amp;LEFT(DEC2HEX([.A1752]; 4);2)&amp;&quot; &quot;&amp;RIGHT(DEC2HEX([.A1752]; 4);2)&amp;&quot; &quot;&amp;(RIGHT(DEC2HEX(HEX2DEC(&quot;05&quot;)+HEX2DEC(&quot;A1&quot;)+HEX2DEC(DEC2HEX([.A1752]; 4));4); 2))&amp;&quot; 16&quot;)" office:value-type="string" office:string-value="FE FE 05 A1 06 D7 7D 16" calcext:value-type="string">
            <text:p>FE FE 05 A1 06 D7 7D 1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(&quot;FE FE 05 A1 &quot;&amp;LEFT(DEC2HEX([.A1753]; 4);2)&amp;&quot; &quot;&amp;RIGHT(DEC2HEX([.A1753]; 4);2)&amp;&quot; &quot;&amp;(RIGHT(DEC2HEX(HEX2DEC(&quot;05&quot;)+HEX2DEC(&quot;A1&quot;)+HEX2DEC(DEC2HEX([.A1753]; 4));4); 2))&amp;&quot; 16&quot;)" office:value-type="string" office:string-value="FE FE 05 A1 06 D8 7E 16" calcext:value-type="string">
            <text:p>FE FE 05 A1 06 D8 7E 1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(&quot;FE FE 05 A1 &quot;&amp;LEFT(DEC2HEX([.A1754]; 4);2)&amp;&quot; &quot;&amp;RIGHT(DEC2HEX([.A1754]; 4);2)&amp;&quot; &quot;&amp;(RIGHT(DEC2HEX(HEX2DEC(&quot;05&quot;)+HEX2DEC(&quot;A1&quot;)+HEX2DEC(DEC2HEX([.A1754]; 4));4); 2))&amp;&quot; 16&quot;)" office:value-type="string" office:string-value="FE FE 05 A1 06 D9 7F 16" calcext:value-type="string">
            <text:p>FE FE 05 A1 06 D9 7F 16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(&quot;FE FE 05 A1 &quot;&amp;LEFT(DEC2HEX([.A1755]; 4);2)&amp;&quot; &quot;&amp;RIGHT(DEC2HEX([.A1755]; 4);2)&amp;&quot; &quot;&amp;(RIGHT(DEC2HEX(HEX2DEC(&quot;05&quot;)+HEX2DEC(&quot;A1&quot;)+HEX2DEC(DEC2HEX([.A1755]; 4));4); 2))&amp;&quot; 16&quot;)" office:value-type="string" office:string-value="FE FE 05 A1 06 DA 80 16" calcext:value-type="string">
            <text:p>FE FE 05 A1 06 DA 80 1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(&quot;FE FE 05 A1 &quot;&amp;LEFT(DEC2HEX([.A1756]; 4);2)&amp;&quot; &quot;&amp;RIGHT(DEC2HEX([.A1756]; 4);2)&amp;&quot; &quot;&amp;(RIGHT(DEC2HEX(HEX2DEC(&quot;05&quot;)+HEX2DEC(&quot;A1&quot;)+HEX2DEC(DEC2HEX([.A1756]; 4));4); 2))&amp;&quot; 16&quot;)" office:value-type="string" office:string-value="FE FE 05 A1 06 DB 81 16" calcext:value-type="string">
            <text:p>FE FE 05 A1 06 DB 81 1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(&quot;FE FE 05 A1 &quot;&amp;LEFT(DEC2HEX([.A1757]; 4);2)&amp;&quot; &quot;&amp;RIGHT(DEC2HEX([.A1757]; 4);2)&amp;&quot; &quot;&amp;(RIGHT(DEC2HEX(HEX2DEC(&quot;05&quot;)+HEX2DEC(&quot;A1&quot;)+HEX2DEC(DEC2HEX([.A1757]; 4));4); 2))&amp;&quot; 16&quot;)" office:value-type="string" office:string-value="FE FE 05 A1 06 DC 82 16" calcext:value-type="string">
            <text:p>FE FE 05 A1 06 DC 82 1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(&quot;FE FE 05 A1 &quot;&amp;LEFT(DEC2HEX([.A1758]; 4);2)&amp;&quot; &quot;&amp;RIGHT(DEC2HEX([.A1758]; 4);2)&amp;&quot; &quot;&amp;(RIGHT(DEC2HEX(HEX2DEC(&quot;05&quot;)+HEX2DEC(&quot;A1&quot;)+HEX2DEC(DEC2HEX([.A1758]; 4));4); 2))&amp;&quot; 16&quot;)" office:value-type="string" office:string-value="FE FE 05 A1 06 DD 83 16" calcext:value-type="string">
            <text:p>FE FE 05 A1 06 DD 83 16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(&quot;FE FE 05 A1 &quot;&amp;LEFT(DEC2HEX([.A1759]; 4);2)&amp;&quot; &quot;&amp;RIGHT(DEC2HEX([.A1759]; 4);2)&amp;&quot; &quot;&amp;(RIGHT(DEC2HEX(HEX2DEC(&quot;05&quot;)+HEX2DEC(&quot;A1&quot;)+HEX2DEC(DEC2HEX([.A1759]; 4));4); 2))&amp;&quot; 16&quot;)" office:value-type="string" office:string-value="FE FE 05 A1 06 DE 84 16" calcext:value-type="string">
            <text:p>FE FE 05 A1 06 DE 84 16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(&quot;FE FE 05 A1 &quot;&amp;LEFT(DEC2HEX([.A1760]; 4);2)&amp;&quot; &quot;&amp;RIGHT(DEC2HEX([.A1760]; 4);2)&amp;&quot; &quot;&amp;(RIGHT(DEC2HEX(HEX2DEC(&quot;05&quot;)+HEX2DEC(&quot;A1&quot;)+HEX2DEC(DEC2HEX([.A1760]; 4));4); 2))&amp;&quot; 16&quot;)" office:value-type="string" office:string-value="FE FE 05 A1 06 DF 85 16" calcext:value-type="string">
            <text:p>FE FE 05 A1 06 DF 85 1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&quot;FE FE 05 A1 &quot;&amp;LEFT(DEC2HEX([.A1761]; 4);2)&amp;&quot; &quot;&amp;RIGHT(DEC2HEX([.A1761]; 4);2)&amp;&quot; &quot;&amp;(RIGHT(DEC2HEX(HEX2DEC(&quot;05&quot;)+HEX2DEC(&quot;A1&quot;)+HEX2DEC(DEC2HEX([.A1761]; 4));4); 2))&amp;&quot; 16&quot;)" office:value-type="string" office:string-value="FE FE 05 A1 06 E0 86 16" calcext:value-type="string">
            <text:p>FE FE 05 A1 06 E0 86 1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(&quot;FE FE 05 A1 &quot;&amp;LEFT(DEC2HEX([.A1762]; 4);2)&amp;&quot; &quot;&amp;RIGHT(DEC2HEX([.A1762]; 4);2)&amp;&quot; &quot;&amp;(RIGHT(DEC2HEX(HEX2DEC(&quot;05&quot;)+HEX2DEC(&quot;A1&quot;)+HEX2DEC(DEC2HEX([.A1762]; 4));4); 2))&amp;&quot; 16&quot;)" office:value-type="string" office:string-value="FE FE 05 A1 06 E1 87 16" calcext:value-type="string">
            <text:p>FE FE 05 A1 06 E1 87 1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(&quot;FE FE 05 A1 &quot;&amp;LEFT(DEC2HEX([.A1763]; 4);2)&amp;&quot; &quot;&amp;RIGHT(DEC2HEX([.A1763]; 4);2)&amp;&quot; &quot;&amp;(RIGHT(DEC2HEX(HEX2DEC(&quot;05&quot;)+HEX2DEC(&quot;A1&quot;)+HEX2DEC(DEC2HEX([.A1763]; 4));4); 2))&amp;&quot; 16&quot;)" office:value-type="string" office:string-value="FE FE 05 A1 06 E2 88 16" calcext:value-type="string">
            <text:p>FE FE 05 A1 06 E2 88 1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(&quot;FE FE 05 A1 &quot;&amp;LEFT(DEC2HEX([.A1764]; 4);2)&amp;&quot; &quot;&amp;RIGHT(DEC2HEX([.A1764]; 4);2)&amp;&quot; &quot;&amp;(RIGHT(DEC2HEX(HEX2DEC(&quot;05&quot;)+HEX2DEC(&quot;A1&quot;)+HEX2DEC(DEC2HEX([.A1764]; 4));4); 2))&amp;&quot; 16&quot;)" office:value-type="string" office:string-value="FE FE 05 A1 06 E3 89 16" calcext:value-type="string">
            <text:p>FE FE 05 A1 06 E3 89 1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(&quot;FE FE 05 A1 &quot;&amp;LEFT(DEC2HEX([.A1765]; 4);2)&amp;&quot; &quot;&amp;RIGHT(DEC2HEX([.A1765]; 4);2)&amp;&quot; &quot;&amp;(RIGHT(DEC2HEX(HEX2DEC(&quot;05&quot;)+HEX2DEC(&quot;A1&quot;)+HEX2DEC(DEC2HEX([.A1765]; 4));4); 2))&amp;&quot; 16&quot;)" office:value-type="string" office:string-value="FE FE 05 A1 06 E4 8A 16" calcext:value-type="string">
            <text:p>FE FE 05 A1 06 E4 8A 1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(&quot;FE FE 05 A1 &quot;&amp;LEFT(DEC2HEX([.A1766]; 4);2)&amp;&quot; &quot;&amp;RIGHT(DEC2HEX([.A1766]; 4);2)&amp;&quot; &quot;&amp;(RIGHT(DEC2HEX(HEX2DEC(&quot;05&quot;)+HEX2DEC(&quot;A1&quot;)+HEX2DEC(DEC2HEX([.A1766]; 4));4); 2))&amp;&quot; 16&quot;)" office:value-type="string" office:string-value="FE FE 05 A1 06 E5 8B 16" calcext:value-type="string">
            <text:p>FE FE 05 A1 06 E5 8B 1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(&quot;FE FE 05 A1 &quot;&amp;LEFT(DEC2HEX([.A1767]; 4);2)&amp;&quot; &quot;&amp;RIGHT(DEC2HEX([.A1767]; 4);2)&amp;&quot; &quot;&amp;(RIGHT(DEC2HEX(HEX2DEC(&quot;05&quot;)+HEX2DEC(&quot;A1&quot;)+HEX2DEC(DEC2HEX([.A1767]; 4));4); 2))&amp;&quot; 16&quot;)" office:value-type="string" office:string-value="FE FE 05 A1 06 E6 8C 16" calcext:value-type="string">
            <text:p>FE FE 05 A1 06 E6 8C 1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(&quot;FE FE 05 A1 &quot;&amp;LEFT(DEC2HEX([.A1768]; 4);2)&amp;&quot; &quot;&amp;RIGHT(DEC2HEX([.A1768]; 4);2)&amp;&quot; &quot;&amp;(RIGHT(DEC2HEX(HEX2DEC(&quot;05&quot;)+HEX2DEC(&quot;A1&quot;)+HEX2DEC(DEC2HEX([.A1768]; 4));4); 2))&amp;&quot; 16&quot;)" office:value-type="string" office:string-value="FE FE 05 A1 06 E7 8D 16" calcext:value-type="string">
            <text:p>FE FE 05 A1 06 E7 8D 1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(&quot;FE FE 05 A1 &quot;&amp;LEFT(DEC2HEX([.A1769]; 4);2)&amp;&quot; &quot;&amp;RIGHT(DEC2HEX([.A1769]; 4);2)&amp;&quot; &quot;&amp;(RIGHT(DEC2HEX(HEX2DEC(&quot;05&quot;)+HEX2DEC(&quot;A1&quot;)+HEX2DEC(DEC2HEX([.A1769]; 4));4); 2))&amp;&quot; 16&quot;)" office:value-type="string" office:string-value="FE FE 05 A1 06 E8 8E 16" calcext:value-type="string">
            <text:p>FE FE 05 A1 06 E8 8E 1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(&quot;FE FE 05 A1 &quot;&amp;LEFT(DEC2HEX([.A1770]; 4);2)&amp;&quot; &quot;&amp;RIGHT(DEC2HEX([.A1770]; 4);2)&amp;&quot; &quot;&amp;(RIGHT(DEC2HEX(HEX2DEC(&quot;05&quot;)+HEX2DEC(&quot;A1&quot;)+HEX2DEC(DEC2HEX([.A1770]; 4));4); 2))&amp;&quot; 16&quot;)" office:value-type="string" office:string-value="FE FE 05 A1 06 E9 8F 16" calcext:value-type="string">
            <text:p>FE FE 05 A1 06 E9 8F 1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(&quot;FE FE 05 A1 &quot;&amp;LEFT(DEC2HEX([.A1771]; 4);2)&amp;&quot; &quot;&amp;RIGHT(DEC2HEX([.A1771]; 4);2)&amp;&quot; &quot;&amp;(RIGHT(DEC2HEX(HEX2DEC(&quot;05&quot;)+HEX2DEC(&quot;A1&quot;)+HEX2DEC(DEC2HEX([.A1771]; 4));4); 2))&amp;&quot; 16&quot;)" office:value-type="string" office:string-value="FE FE 05 A1 06 EA 90 16" calcext:value-type="string">
            <text:p>FE FE 05 A1 06 EA 90 1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(&quot;FE FE 05 A1 &quot;&amp;LEFT(DEC2HEX([.A1772]; 4);2)&amp;&quot; &quot;&amp;RIGHT(DEC2HEX([.A1772]; 4);2)&amp;&quot; &quot;&amp;(RIGHT(DEC2HEX(HEX2DEC(&quot;05&quot;)+HEX2DEC(&quot;A1&quot;)+HEX2DEC(DEC2HEX([.A1772]; 4));4); 2))&amp;&quot; 16&quot;)" office:value-type="string" office:string-value="FE FE 05 A1 06 EB 91 16" calcext:value-type="string">
            <text:p>FE FE 05 A1 06 EB 91 1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(&quot;FE FE 05 A1 &quot;&amp;LEFT(DEC2HEX([.A1773]; 4);2)&amp;&quot; &quot;&amp;RIGHT(DEC2HEX([.A1773]; 4);2)&amp;&quot; &quot;&amp;(RIGHT(DEC2HEX(HEX2DEC(&quot;05&quot;)+HEX2DEC(&quot;A1&quot;)+HEX2DEC(DEC2HEX([.A1773]; 4));4); 2))&amp;&quot; 16&quot;)" office:value-type="string" office:string-value="FE FE 05 A1 06 EC 92 16" calcext:value-type="string">
            <text:p>FE FE 05 A1 06 EC 92 1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(&quot;FE FE 05 A1 &quot;&amp;LEFT(DEC2HEX([.A1774]; 4);2)&amp;&quot; &quot;&amp;RIGHT(DEC2HEX([.A1774]; 4);2)&amp;&quot; &quot;&amp;(RIGHT(DEC2HEX(HEX2DEC(&quot;05&quot;)+HEX2DEC(&quot;A1&quot;)+HEX2DEC(DEC2HEX([.A1774]; 4));4); 2))&amp;&quot; 16&quot;)" office:value-type="string" office:string-value="FE FE 05 A1 06 ED 93 16" calcext:value-type="string">
            <text:p>FE FE 05 A1 06 ED 93 1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(&quot;FE FE 05 A1 &quot;&amp;LEFT(DEC2HEX([.A1775]; 4);2)&amp;&quot; &quot;&amp;RIGHT(DEC2HEX([.A1775]; 4);2)&amp;&quot; &quot;&amp;(RIGHT(DEC2HEX(HEX2DEC(&quot;05&quot;)+HEX2DEC(&quot;A1&quot;)+HEX2DEC(DEC2HEX([.A1775]; 4));4); 2))&amp;&quot; 16&quot;)" office:value-type="string" office:string-value="FE FE 05 A1 06 EE 94 16" calcext:value-type="string">
            <text:p>FE FE 05 A1 06 EE 94 1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(&quot;FE FE 05 A1 &quot;&amp;LEFT(DEC2HEX([.A1776]; 4);2)&amp;&quot; &quot;&amp;RIGHT(DEC2HEX([.A1776]; 4);2)&amp;&quot; &quot;&amp;(RIGHT(DEC2HEX(HEX2DEC(&quot;05&quot;)+HEX2DEC(&quot;A1&quot;)+HEX2DEC(DEC2HEX([.A1776]; 4));4); 2))&amp;&quot; 16&quot;)" office:value-type="string" office:string-value="FE FE 05 A1 06 EF 95 16" calcext:value-type="string">
            <text:p>FE FE 05 A1 06 EF 95 1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(&quot;FE FE 05 A1 &quot;&amp;LEFT(DEC2HEX([.A1777]; 4);2)&amp;&quot; &quot;&amp;RIGHT(DEC2HEX([.A1777]; 4);2)&amp;&quot; &quot;&amp;(RIGHT(DEC2HEX(HEX2DEC(&quot;05&quot;)+HEX2DEC(&quot;A1&quot;)+HEX2DEC(DEC2HEX([.A1777]; 4));4); 2))&amp;&quot; 16&quot;)" office:value-type="string" office:string-value="FE FE 05 A1 06 F0 96 16" calcext:value-type="string">
            <text:p>FE FE 05 A1 06 F0 96 1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(&quot;FE FE 05 A1 &quot;&amp;LEFT(DEC2HEX([.A1778]; 4);2)&amp;&quot; &quot;&amp;RIGHT(DEC2HEX([.A1778]; 4);2)&amp;&quot; &quot;&amp;(RIGHT(DEC2HEX(HEX2DEC(&quot;05&quot;)+HEX2DEC(&quot;A1&quot;)+HEX2DEC(DEC2HEX([.A1778]; 4));4); 2))&amp;&quot; 16&quot;)" office:value-type="string" office:string-value="FE FE 05 A1 06 F1 97 16" calcext:value-type="string">
            <text:p>FE FE 05 A1 06 F1 97 1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(&quot;FE FE 05 A1 &quot;&amp;LEFT(DEC2HEX([.A1779]; 4);2)&amp;&quot; &quot;&amp;RIGHT(DEC2HEX([.A1779]; 4);2)&amp;&quot; &quot;&amp;(RIGHT(DEC2HEX(HEX2DEC(&quot;05&quot;)+HEX2DEC(&quot;A1&quot;)+HEX2DEC(DEC2HEX([.A1779]; 4));4); 2))&amp;&quot; 16&quot;)" office:value-type="string" office:string-value="FE FE 05 A1 06 F2 98 16" calcext:value-type="string">
            <text:p>FE FE 05 A1 06 F2 98 1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(&quot;FE FE 05 A1 &quot;&amp;LEFT(DEC2HEX([.A1780]; 4);2)&amp;&quot; &quot;&amp;RIGHT(DEC2HEX([.A1780]; 4);2)&amp;&quot; &quot;&amp;(RIGHT(DEC2HEX(HEX2DEC(&quot;05&quot;)+HEX2DEC(&quot;A1&quot;)+HEX2DEC(DEC2HEX([.A1780]; 4));4); 2))&amp;&quot; 16&quot;)" office:value-type="string" office:string-value="FE FE 05 A1 06 F3 99 16" calcext:value-type="string">
            <text:p>FE FE 05 A1 06 F3 99 1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(&quot;FE FE 05 A1 &quot;&amp;LEFT(DEC2HEX([.A1781]; 4);2)&amp;&quot; &quot;&amp;RIGHT(DEC2HEX([.A1781]; 4);2)&amp;&quot; &quot;&amp;(RIGHT(DEC2HEX(HEX2DEC(&quot;05&quot;)+HEX2DEC(&quot;A1&quot;)+HEX2DEC(DEC2HEX([.A1781]; 4));4); 2))&amp;&quot; 16&quot;)" office:value-type="string" office:string-value="FE FE 05 A1 06 F4 9A 16" calcext:value-type="string">
            <text:p>FE FE 05 A1 06 F4 9A 1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(&quot;FE FE 05 A1 &quot;&amp;LEFT(DEC2HEX([.A1782]; 4);2)&amp;&quot; &quot;&amp;RIGHT(DEC2HEX([.A1782]; 4);2)&amp;&quot; &quot;&amp;(RIGHT(DEC2HEX(HEX2DEC(&quot;05&quot;)+HEX2DEC(&quot;A1&quot;)+HEX2DEC(DEC2HEX([.A1782]; 4));4); 2))&amp;&quot; 16&quot;)" office:value-type="string" office:string-value="FE FE 05 A1 06 F5 9B 16" calcext:value-type="string">
            <text:p>FE FE 05 A1 06 F5 9B 1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(&quot;FE FE 05 A1 &quot;&amp;LEFT(DEC2HEX([.A1783]; 4);2)&amp;&quot; &quot;&amp;RIGHT(DEC2HEX([.A1783]; 4);2)&amp;&quot; &quot;&amp;(RIGHT(DEC2HEX(HEX2DEC(&quot;05&quot;)+HEX2DEC(&quot;A1&quot;)+HEX2DEC(DEC2HEX([.A1783]; 4));4); 2))&amp;&quot; 16&quot;)" office:value-type="string" office:string-value="FE FE 05 A1 06 F6 9C 16" calcext:value-type="string">
            <text:p>FE FE 05 A1 06 F6 9C 1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(&quot;FE FE 05 A1 &quot;&amp;LEFT(DEC2HEX([.A1784]; 4);2)&amp;&quot; &quot;&amp;RIGHT(DEC2HEX([.A1784]; 4);2)&amp;&quot; &quot;&amp;(RIGHT(DEC2HEX(HEX2DEC(&quot;05&quot;)+HEX2DEC(&quot;A1&quot;)+HEX2DEC(DEC2HEX([.A1784]; 4));4); 2))&amp;&quot; 16&quot;)" office:value-type="string" office:string-value="FE FE 05 A1 06 F7 9D 16" calcext:value-type="string">
            <text:p>FE FE 05 A1 06 F7 9D 1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(&quot;FE FE 05 A1 &quot;&amp;LEFT(DEC2HEX([.A1785]; 4);2)&amp;&quot; &quot;&amp;RIGHT(DEC2HEX([.A1785]; 4);2)&amp;&quot; &quot;&amp;(RIGHT(DEC2HEX(HEX2DEC(&quot;05&quot;)+HEX2DEC(&quot;A1&quot;)+HEX2DEC(DEC2HEX([.A1785]; 4));4); 2))&amp;&quot; 16&quot;)" office:value-type="string" office:string-value="FE FE 05 A1 06 F8 9E 16" calcext:value-type="string">
            <text:p>FE FE 05 A1 06 F8 9E 1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(&quot;FE FE 05 A1 &quot;&amp;LEFT(DEC2HEX([.A1786]; 4);2)&amp;&quot; &quot;&amp;RIGHT(DEC2HEX([.A1786]; 4);2)&amp;&quot; &quot;&amp;(RIGHT(DEC2HEX(HEX2DEC(&quot;05&quot;)+HEX2DEC(&quot;A1&quot;)+HEX2DEC(DEC2HEX([.A1786]; 4));4); 2))&amp;&quot; 16&quot;)" office:value-type="string" office:string-value="FE FE 05 A1 06 F9 9F 16" calcext:value-type="string">
            <text:p>FE FE 05 A1 06 F9 9F 1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(&quot;FE FE 05 A1 &quot;&amp;LEFT(DEC2HEX([.A1787]; 4);2)&amp;&quot; &quot;&amp;RIGHT(DEC2HEX([.A1787]; 4);2)&amp;&quot; &quot;&amp;(RIGHT(DEC2HEX(HEX2DEC(&quot;05&quot;)+HEX2DEC(&quot;A1&quot;)+HEX2DEC(DEC2HEX([.A1787]; 4));4); 2))&amp;&quot; 16&quot;)" office:value-type="string" office:string-value="FE FE 05 A1 06 FA A0 16" calcext:value-type="string">
            <text:p>FE FE 05 A1 06 FA A0 1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(&quot;FE FE 05 A1 &quot;&amp;LEFT(DEC2HEX([.A1788]; 4);2)&amp;&quot; &quot;&amp;RIGHT(DEC2HEX([.A1788]; 4);2)&amp;&quot; &quot;&amp;(RIGHT(DEC2HEX(HEX2DEC(&quot;05&quot;)+HEX2DEC(&quot;A1&quot;)+HEX2DEC(DEC2HEX([.A1788]; 4));4); 2))&amp;&quot; 16&quot;)" office:value-type="string" office:string-value="FE FE 05 A1 06 FB A1 16" calcext:value-type="string">
            <text:p>FE FE 05 A1 06 FB A1 16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(&quot;FE FE 05 A1 &quot;&amp;LEFT(DEC2HEX([.A1789]; 4);2)&amp;&quot; &quot;&amp;RIGHT(DEC2HEX([.A1789]; 4);2)&amp;&quot; &quot;&amp;(RIGHT(DEC2HEX(HEX2DEC(&quot;05&quot;)+HEX2DEC(&quot;A1&quot;)+HEX2DEC(DEC2HEX([.A1789]; 4));4); 2))&amp;&quot; 16&quot;)" office:value-type="string" office:string-value="FE FE 05 A1 06 FC A2 16" calcext:value-type="string">
            <text:p>FE FE 05 A1 06 FC A2 1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(&quot;FE FE 05 A1 &quot;&amp;LEFT(DEC2HEX([.A1790]; 4);2)&amp;&quot; &quot;&amp;RIGHT(DEC2HEX([.A1790]; 4);2)&amp;&quot; &quot;&amp;(RIGHT(DEC2HEX(HEX2DEC(&quot;05&quot;)+HEX2DEC(&quot;A1&quot;)+HEX2DEC(DEC2HEX([.A1790]; 4));4); 2))&amp;&quot; 16&quot;)" office:value-type="string" office:string-value="FE FE 05 A1 06 FD A3 16" calcext:value-type="string">
            <text:p>FE FE 05 A1 06 FD A3 1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(&quot;FE FE 05 A1 &quot;&amp;LEFT(DEC2HEX([.A1791]; 4);2)&amp;&quot; &quot;&amp;RIGHT(DEC2HEX([.A1791]; 4);2)&amp;&quot; &quot;&amp;(RIGHT(DEC2HEX(HEX2DEC(&quot;05&quot;)+HEX2DEC(&quot;A1&quot;)+HEX2DEC(DEC2HEX([.A1791]; 4));4); 2))&amp;&quot; 16&quot;)" office:value-type="string" office:string-value="FE FE 05 A1 06 FE A4 16" calcext:value-type="string">
            <text:p>FE FE 05 A1 06 FE A4 1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(&quot;FE FE 05 A1 &quot;&amp;LEFT(DEC2HEX([.A1792]; 4);2)&amp;&quot; &quot;&amp;RIGHT(DEC2HEX([.A1792]; 4);2)&amp;&quot; &quot;&amp;(RIGHT(DEC2HEX(HEX2DEC(&quot;05&quot;)+HEX2DEC(&quot;A1&quot;)+HEX2DEC(DEC2HEX([.A1792]; 4));4); 2))&amp;&quot; 16&quot;)" office:value-type="string" office:string-value="FE FE 05 A1 06 FF A5 16" calcext:value-type="string">
            <text:p>FE FE 05 A1 06 FF A5 1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&quot;FE FE 05 A1 &quot;&amp;LEFT(DEC2HEX([.A1793]; 4);2)&amp;&quot; &quot;&amp;RIGHT(DEC2HEX([.A1793]; 4);2)&amp;&quot; &quot;&amp;(RIGHT(DEC2HEX(HEX2DEC(&quot;05&quot;)+HEX2DEC(&quot;A1&quot;)+HEX2DEC(DEC2HEX([.A1793]; 4));4); 2))&amp;&quot; 16&quot;)" office:value-type="string" office:string-value="FE FE 05 A1 07 00 A6 16" calcext:value-type="string">
            <text:p>FE FE 05 A1 07 00 A6 1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(&quot;FE FE 05 A1 &quot;&amp;LEFT(DEC2HEX([.A1794]; 4);2)&amp;&quot; &quot;&amp;RIGHT(DEC2HEX([.A1794]; 4);2)&amp;&quot; &quot;&amp;(RIGHT(DEC2HEX(HEX2DEC(&quot;05&quot;)+HEX2DEC(&quot;A1&quot;)+HEX2DEC(DEC2HEX([.A1794]; 4));4); 2))&amp;&quot; 16&quot;)" office:value-type="string" office:string-value="FE FE 05 A1 07 01 A7 16" calcext:value-type="string">
            <text:p>FE FE 05 A1 07 01 A7 1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(&quot;FE FE 05 A1 &quot;&amp;LEFT(DEC2HEX([.A1795]; 4);2)&amp;&quot; &quot;&amp;RIGHT(DEC2HEX([.A1795]; 4);2)&amp;&quot; &quot;&amp;(RIGHT(DEC2HEX(HEX2DEC(&quot;05&quot;)+HEX2DEC(&quot;A1&quot;)+HEX2DEC(DEC2HEX([.A1795]; 4));4); 2))&amp;&quot; 16&quot;)" office:value-type="string" office:string-value="FE FE 05 A1 07 02 A8 16" calcext:value-type="string">
            <text:p>FE FE 05 A1 07 02 A8 1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(&quot;FE FE 05 A1 &quot;&amp;LEFT(DEC2HEX([.A1796]; 4);2)&amp;&quot; &quot;&amp;RIGHT(DEC2HEX([.A1796]; 4);2)&amp;&quot; &quot;&amp;(RIGHT(DEC2HEX(HEX2DEC(&quot;05&quot;)+HEX2DEC(&quot;A1&quot;)+HEX2DEC(DEC2HEX([.A1796]; 4));4); 2))&amp;&quot; 16&quot;)" office:value-type="string" office:string-value="FE FE 05 A1 07 03 A9 16" calcext:value-type="string">
            <text:p>FE FE 05 A1 07 03 A9 1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(&quot;FE FE 05 A1 &quot;&amp;LEFT(DEC2HEX([.A1797]; 4);2)&amp;&quot; &quot;&amp;RIGHT(DEC2HEX([.A1797]; 4);2)&amp;&quot; &quot;&amp;(RIGHT(DEC2HEX(HEX2DEC(&quot;05&quot;)+HEX2DEC(&quot;A1&quot;)+HEX2DEC(DEC2HEX([.A1797]; 4));4); 2))&amp;&quot; 16&quot;)" office:value-type="string" office:string-value="FE FE 05 A1 07 04 AA 16" calcext:value-type="string">
            <text:p>FE FE 05 A1 07 04 AA 1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(&quot;FE FE 05 A1 &quot;&amp;LEFT(DEC2HEX([.A1798]; 4);2)&amp;&quot; &quot;&amp;RIGHT(DEC2HEX([.A1798]; 4);2)&amp;&quot; &quot;&amp;(RIGHT(DEC2HEX(HEX2DEC(&quot;05&quot;)+HEX2DEC(&quot;A1&quot;)+HEX2DEC(DEC2HEX([.A1798]; 4));4); 2))&amp;&quot; 16&quot;)" office:value-type="string" office:string-value="FE FE 05 A1 07 05 AB 16" calcext:value-type="string">
            <text:p>FE FE 05 A1 07 05 AB 1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(&quot;FE FE 05 A1 &quot;&amp;LEFT(DEC2HEX([.A1799]; 4);2)&amp;&quot; &quot;&amp;RIGHT(DEC2HEX([.A1799]; 4);2)&amp;&quot; &quot;&amp;(RIGHT(DEC2HEX(HEX2DEC(&quot;05&quot;)+HEX2DEC(&quot;A1&quot;)+HEX2DEC(DEC2HEX([.A1799]; 4));4); 2))&amp;&quot; 16&quot;)" office:value-type="string" office:string-value="FE FE 05 A1 07 06 AC 16" calcext:value-type="string">
            <text:p>FE FE 05 A1 07 06 AC 1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(&quot;FE FE 05 A1 &quot;&amp;LEFT(DEC2HEX([.A1800]; 4);2)&amp;&quot; &quot;&amp;RIGHT(DEC2HEX([.A1800]; 4);2)&amp;&quot; &quot;&amp;(RIGHT(DEC2HEX(HEX2DEC(&quot;05&quot;)+HEX2DEC(&quot;A1&quot;)+HEX2DEC(DEC2HEX([.A1800]; 4));4); 2))&amp;&quot; 16&quot;)" office:value-type="string" office:string-value="FE FE 05 A1 07 07 AD 16" calcext:value-type="string">
            <text:p>FE FE 05 A1 07 07 AD 16</text:p>
          </table:table-cell>
        </table:table-row>
      </table:table>
      <table:table table:name="KD" table:style-name="ta1">
        <table:table-column table:style-name="co1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Kd Value</text:p>
          </table:table-cell>
          <table:table-cell office:value-type="string" calcext:value-type="string">
            <text:p>Pa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&quot;FE FE 05 A2 &quot;&amp;LEFT(DEC2HEX([.A2]; 4);2)&amp;&quot; &quot;&amp;RIGHT(DEC2HEX([.A2]; 4);2)&amp;&quot; &quot;&amp;(RIGHT(DEC2HEX(HEX2DEC(&quot;05&quot;)+HEX2DEC(&quot;A2&quot;)+HEX2DEC(DEC2HEX([.A2]; 4));4); 2))&amp;&quot; 16&quot;)" office:value-type="string" office:string-value="FE FE 05 A2 00 01 A8 16" calcext:value-type="string">
            <text:p>FE FE 05 A2 00 01 A8 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&quot;FE FE 05 A2 &quot;&amp;LEFT(DEC2HEX([.A3]; 4);2)&amp;&quot; &quot;&amp;RIGHT(DEC2HEX([.A3]; 4);2)&amp;&quot; &quot;&amp;(RIGHT(DEC2HEX(HEX2DEC(&quot;05&quot;)+HEX2DEC(&quot;A2&quot;)+HEX2DEC(DEC2HEX([.A3]; 4));4); 2))&amp;&quot; 16&quot;)" office:value-type="string" office:string-value="FE FE 05 A2 00 02 A9 16" calcext:value-type="string">
            <text:p>FE FE 05 A2 00 02 A9 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&quot;FE FE 05 A2 &quot;&amp;LEFT(DEC2HEX([.A4]; 4);2)&amp;&quot; &quot;&amp;RIGHT(DEC2HEX([.A4]; 4);2)&amp;&quot; &quot;&amp;(RIGHT(DEC2HEX(HEX2DEC(&quot;05&quot;)+HEX2DEC(&quot;A2&quot;)+HEX2DEC(DEC2HEX([.A4]; 4));4); 2))&amp;&quot; 16&quot;)" office:value-type="string" office:string-value="FE FE 05 A2 00 03 AA 16" calcext:value-type="string">
            <text:p>FE FE 05 A2 00 03 AA 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&quot;FE FE 05 A2 &quot;&amp;LEFT(DEC2HEX([.A5]; 4);2)&amp;&quot; &quot;&amp;RIGHT(DEC2HEX([.A5]; 4);2)&amp;&quot; &quot;&amp;(RIGHT(DEC2HEX(HEX2DEC(&quot;05&quot;)+HEX2DEC(&quot;A2&quot;)+HEX2DEC(DEC2HEX([.A5]; 4));4); 2))&amp;&quot; 16&quot;)" office:value-type="string" office:string-value="FE FE 05 A2 00 04 AB 16" calcext:value-type="string">
            <text:p>FE FE 05 A2 00 04 AB 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&quot;FE FE 05 A2 &quot;&amp;LEFT(DEC2HEX([.A6]; 4);2)&amp;&quot; &quot;&amp;RIGHT(DEC2HEX([.A6]; 4);2)&amp;&quot; &quot;&amp;(RIGHT(DEC2HEX(HEX2DEC(&quot;05&quot;)+HEX2DEC(&quot;A2&quot;)+HEX2DEC(DEC2HEX([.A6]; 4));4); 2))&amp;&quot; 16&quot;)" office:value-type="string" office:string-value="FE FE 05 A2 00 05 AC 16" calcext:value-type="string">
            <text:p>FE FE 05 A2 00 05 AC 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&quot;FE FE 05 A2 &quot;&amp;LEFT(DEC2HEX([.A7]; 4);2)&amp;&quot; &quot;&amp;RIGHT(DEC2HEX([.A7]; 4);2)&amp;&quot; &quot;&amp;(RIGHT(DEC2HEX(HEX2DEC(&quot;05&quot;)+HEX2DEC(&quot;A2&quot;)+HEX2DEC(DEC2HEX([.A7]; 4));4); 2))&amp;&quot; 16&quot;)" office:value-type="string" office:string-value="FE FE 05 A2 00 06 AD 16" calcext:value-type="string">
            <text:p>FE FE 05 A2 00 06 AD 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&quot;FE FE 05 A2 &quot;&amp;LEFT(DEC2HEX([.A8]; 4);2)&amp;&quot; &quot;&amp;RIGHT(DEC2HEX([.A8]; 4);2)&amp;&quot; &quot;&amp;(RIGHT(DEC2HEX(HEX2DEC(&quot;05&quot;)+HEX2DEC(&quot;A2&quot;)+HEX2DEC(DEC2HEX([.A8]; 4));4); 2))&amp;&quot; 16&quot;)" office:value-type="string" office:string-value="FE FE 05 A2 00 07 AE 16" calcext:value-type="string">
            <text:p>FE FE 05 A2 00 07 AE 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&quot;FE FE 05 A2 &quot;&amp;LEFT(DEC2HEX([.A9]; 4);2)&amp;&quot; &quot;&amp;RIGHT(DEC2HEX([.A9]; 4);2)&amp;&quot; &quot;&amp;(RIGHT(DEC2HEX(HEX2DEC(&quot;05&quot;)+HEX2DEC(&quot;A2&quot;)+HEX2DEC(DEC2HEX([.A9]; 4));4); 2))&amp;&quot; 16&quot;)" office:value-type="string" office:string-value="FE FE 05 A2 00 08 AF 16" calcext:value-type="string">
            <text:p>FE FE 05 A2 00 08 AF 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&quot;FE FE 05 A2 &quot;&amp;LEFT(DEC2HEX([.A10]; 4);2)&amp;&quot; &quot;&amp;RIGHT(DEC2HEX([.A10]; 4);2)&amp;&quot; &quot;&amp;(RIGHT(DEC2HEX(HEX2DEC(&quot;05&quot;)+HEX2DEC(&quot;A2&quot;)+HEX2DEC(DEC2HEX([.A10]; 4));4); 2))&amp;&quot; 16&quot;)" office:value-type="string" office:string-value="FE FE 05 A2 00 09 B0 16" calcext:value-type="string">
            <text:p>FE FE 05 A2 00 09 B0 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&quot;FE FE 05 A2 &quot;&amp;LEFT(DEC2HEX([.A11]; 4);2)&amp;&quot; &quot;&amp;RIGHT(DEC2HEX([.A11]; 4);2)&amp;&quot; &quot;&amp;(RIGHT(DEC2HEX(HEX2DEC(&quot;05&quot;)+HEX2DEC(&quot;A2&quot;)+HEX2DEC(DEC2HEX([.A11]; 4));4); 2))&amp;&quot; 16&quot;)" office:value-type="string" office:string-value="FE FE 05 A2 00 0A B1 16" calcext:value-type="string">
            <text:p>FE FE 05 A2 00 0A B1 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&quot;FE FE 05 A2 &quot;&amp;LEFT(DEC2HEX([.A12]; 4);2)&amp;&quot; &quot;&amp;RIGHT(DEC2HEX([.A12]; 4);2)&amp;&quot; &quot;&amp;(RIGHT(DEC2HEX(HEX2DEC(&quot;05&quot;)+HEX2DEC(&quot;A2&quot;)+HEX2DEC(DEC2HEX([.A12]; 4));4); 2))&amp;&quot; 16&quot;)" office:value-type="string" office:string-value="FE FE 05 A2 00 0B B2 16" calcext:value-type="string">
            <text:p>FE FE 05 A2 00 0B B2 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&quot;FE FE 05 A2 &quot;&amp;LEFT(DEC2HEX([.A13]; 4);2)&amp;&quot; &quot;&amp;RIGHT(DEC2HEX([.A13]; 4);2)&amp;&quot; &quot;&amp;(RIGHT(DEC2HEX(HEX2DEC(&quot;05&quot;)+HEX2DEC(&quot;A2&quot;)+HEX2DEC(DEC2HEX([.A13]; 4));4); 2))&amp;&quot; 16&quot;)" office:value-type="string" office:string-value="FE FE 05 A2 00 0C B3 16" calcext:value-type="string">
            <text:p>FE FE 05 A2 00 0C B3 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&quot;FE FE 05 A2 &quot;&amp;LEFT(DEC2HEX([.A14]; 4);2)&amp;&quot; &quot;&amp;RIGHT(DEC2HEX([.A14]; 4);2)&amp;&quot; &quot;&amp;(RIGHT(DEC2HEX(HEX2DEC(&quot;05&quot;)+HEX2DEC(&quot;A2&quot;)+HEX2DEC(DEC2HEX([.A14]; 4));4); 2))&amp;&quot; 16&quot;)" office:value-type="string" office:string-value="FE FE 05 A2 00 0D B4 16" calcext:value-type="string">
            <text:p>FE FE 05 A2 00 0D B4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&quot;FE FE 05 A2 &quot;&amp;LEFT(DEC2HEX([.A15]; 4);2)&amp;&quot; &quot;&amp;RIGHT(DEC2HEX([.A15]; 4);2)&amp;&quot; &quot;&amp;(RIGHT(DEC2HEX(HEX2DEC(&quot;05&quot;)+HEX2DEC(&quot;A2&quot;)+HEX2DEC(DEC2HEX([.A15]; 4));4); 2))&amp;&quot; 16&quot;)" office:value-type="string" office:string-value="FE FE 05 A2 00 0E B5 16" calcext:value-type="string">
            <text:p>FE FE 05 A2 00 0E B5 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&quot;FE FE 05 A2 &quot;&amp;LEFT(DEC2HEX([.A16]; 4);2)&amp;&quot; &quot;&amp;RIGHT(DEC2HEX([.A16]; 4);2)&amp;&quot; &quot;&amp;(RIGHT(DEC2HEX(HEX2DEC(&quot;05&quot;)+HEX2DEC(&quot;A2&quot;)+HEX2DEC(DEC2HEX([.A16]; 4));4); 2))&amp;&quot; 16&quot;)" office:value-type="string" office:string-value="FE FE 05 A2 00 0F B6 16" calcext:value-type="string">
            <text:p>FE FE 05 A2 00 0F B6 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&quot;FE FE 05 A2 &quot;&amp;LEFT(DEC2HEX([.A17]; 4);2)&amp;&quot; &quot;&amp;RIGHT(DEC2HEX([.A17]; 4);2)&amp;&quot; &quot;&amp;(RIGHT(DEC2HEX(HEX2DEC(&quot;05&quot;)+HEX2DEC(&quot;A2&quot;)+HEX2DEC(DEC2HEX([.A17]; 4));4); 2))&amp;&quot; 16&quot;)" office:value-type="string" office:string-value="FE FE 05 A2 00 10 B7 16" calcext:value-type="string">
            <text:p>FE FE 05 A2 00 10 B7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&quot;FE FE 05 A2 &quot;&amp;LEFT(DEC2HEX([.A18]; 4);2)&amp;&quot; &quot;&amp;RIGHT(DEC2HEX([.A18]; 4);2)&amp;&quot; &quot;&amp;(RIGHT(DEC2HEX(HEX2DEC(&quot;05&quot;)+HEX2DEC(&quot;A2&quot;)+HEX2DEC(DEC2HEX([.A18]; 4));4); 2))&amp;&quot; 16&quot;)" office:value-type="string" office:string-value="FE FE 05 A2 00 11 B8 16" calcext:value-type="string">
            <text:p>FE FE 05 A2 00 11 B8 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&quot;FE FE 05 A2 &quot;&amp;LEFT(DEC2HEX([.A19]; 4);2)&amp;&quot; &quot;&amp;RIGHT(DEC2HEX([.A19]; 4);2)&amp;&quot; &quot;&amp;(RIGHT(DEC2HEX(HEX2DEC(&quot;05&quot;)+HEX2DEC(&quot;A2&quot;)+HEX2DEC(DEC2HEX([.A19]; 4));4); 2))&amp;&quot; 16&quot;)" office:value-type="string" office:string-value="FE FE 05 A2 00 12 B9 16" calcext:value-type="string">
            <text:p>FE FE 05 A2 00 12 B9 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&quot;FE FE 05 A2 &quot;&amp;LEFT(DEC2HEX([.A20]; 4);2)&amp;&quot; &quot;&amp;RIGHT(DEC2HEX([.A20]; 4);2)&amp;&quot; &quot;&amp;(RIGHT(DEC2HEX(HEX2DEC(&quot;05&quot;)+HEX2DEC(&quot;A2&quot;)+HEX2DEC(DEC2HEX([.A20]; 4));4); 2))&amp;&quot; 16&quot;)" office:value-type="string" office:string-value="FE FE 05 A2 00 13 BA 16" calcext:value-type="string">
            <text:p>FE FE 05 A2 00 13 BA 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&quot;FE FE 05 A2 &quot;&amp;LEFT(DEC2HEX([.A21]; 4);2)&amp;&quot; &quot;&amp;RIGHT(DEC2HEX([.A21]; 4);2)&amp;&quot; &quot;&amp;(RIGHT(DEC2HEX(HEX2DEC(&quot;05&quot;)+HEX2DEC(&quot;A2&quot;)+HEX2DEC(DEC2HEX([.A21]; 4));4); 2))&amp;&quot; 16&quot;)" office:value-type="string" office:string-value="FE FE 05 A2 00 14 BB 16" calcext:value-type="string">
            <text:p>FE FE 05 A2 00 14 BB 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&quot;FE FE 05 A2 &quot;&amp;LEFT(DEC2HEX([.A22]; 4);2)&amp;&quot; &quot;&amp;RIGHT(DEC2HEX([.A22]; 4);2)&amp;&quot; &quot;&amp;(RIGHT(DEC2HEX(HEX2DEC(&quot;05&quot;)+HEX2DEC(&quot;A2&quot;)+HEX2DEC(DEC2HEX([.A22]; 4));4); 2))&amp;&quot; 16&quot;)" office:value-type="string" office:string-value="FE FE 05 A2 00 15 BC 16" calcext:value-type="string">
            <text:p>FE FE 05 A2 00 15 BC 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&quot;FE FE 05 A2 &quot;&amp;LEFT(DEC2HEX([.A23]; 4);2)&amp;&quot; &quot;&amp;RIGHT(DEC2HEX([.A23]; 4);2)&amp;&quot; &quot;&amp;(RIGHT(DEC2HEX(HEX2DEC(&quot;05&quot;)+HEX2DEC(&quot;A2&quot;)+HEX2DEC(DEC2HEX([.A23]; 4));4); 2))&amp;&quot; 16&quot;)" office:value-type="string" office:string-value="FE FE 05 A2 00 16 BD 16" calcext:value-type="string">
            <text:p>FE FE 05 A2 00 16 BD 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&quot;FE FE 05 A2 &quot;&amp;LEFT(DEC2HEX([.A24]; 4);2)&amp;&quot; &quot;&amp;RIGHT(DEC2HEX([.A24]; 4);2)&amp;&quot; &quot;&amp;(RIGHT(DEC2HEX(HEX2DEC(&quot;05&quot;)+HEX2DEC(&quot;A2&quot;)+HEX2DEC(DEC2HEX([.A24]; 4));4); 2))&amp;&quot; 16&quot;)" office:value-type="string" office:string-value="FE FE 05 A2 00 17 BE 16" calcext:value-type="string">
            <text:p>FE FE 05 A2 00 17 BE 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&quot;FE FE 05 A2 &quot;&amp;LEFT(DEC2HEX([.A25]; 4);2)&amp;&quot; &quot;&amp;RIGHT(DEC2HEX([.A25]; 4);2)&amp;&quot; &quot;&amp;(RIGHT(DEC2HEX(HEX2DEC(&quot;05&quot;)+HEX2DEC(&quot;A2&quot;)+HEX2DEC(DEC2HEX([.A25]; 4));4); 2))&amp;&quot; 16&quot;)" office:value-type="string" office:string-value="FE FE 05 A2 00 18 BF 16" calcext:value-type="string">
            <text:p>FE FE 05 A2 00 18 BF 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&quot;FE FE 05 A2 &quot;&amp;LEFT(DEC2HEX([.A26]; 4);2)&amp;&quot; &quot;&amp;RIGHT(DEC2HEX([.A26]; 4);2)&amp;&quot; &quot;&amp;(RIGHT(DEC2HEX(HEX2DEC(&quot;05&quot;)+HEX2DEC(&quot;A2&quot;)+HEX2DEC(DEC2HEX([.A26]; 4));4); 2))&amp;&quot; 16&quot;)" office:value-type="string" office:string-value="FE FE 05 A2 00 19 C0 16" calcext:value-type="string">
            <text:p>FE FE 05 A2 00 19 C0 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&quot;FE FE 05 A2 &quot;&amp;LEFT(DEC2HEX([.A27]; 4);2)&amp;&quot; &quot;&amp;RIGHT(DEC2HEX([.A27]; 4);2)&amp;&quot; &quot;&amp;(RIGHT(DEC2HEX(HEX2DEC(&quot;05&quot;)+HEX2DEC(&quot;A2&quot;)+HEX2DEC(DEC2HEX([.A27]; 4));4); 2))&amp;&quot; 16&quot;)" office:value-type="string" office:string-value="FE FE 05 A2 00 1A C1 16" calcext:value-type="string">
            <text:p>FE FE 05 A2 00 1A C1 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&quot;FE FE 05 A2 &quot;&amp;LEFT(DEC2HEX([.A28]; 4);2)&amp;&quot; &quot;&amp;RIGHT(DEC2HEX([.A28]; 4);2)&amp;&quot; &quot;&amp;(RIGHT(DEC2HEX(HEX2DEC(&quot;05&quot;)+HEX2DEC(&quot;A2&quot;)+HEX2DEC(DEC2HEX([.A28]; 4));4); 2))&amp;&quot; 16&quot;)" office:value-type="string" office:string-value="FE FE 05 A2 00 1B C2 16" calcext:value-type="string">
            <text:p>FE FE 05 A2 00 1B C2 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&quot;FE FE 05 A2 &quot;&amp;LEFT(DEC2HEX([.A29]; 4);2)&amp;&quot; &quot;&amp;RIGHT(DEC2HEX([.A29]; 4);2)&amp;&quot; &quot;&amp;(RIGHT(DEC2HEX(HEX2DEC(&quot;05&quot;)+HEX2DEC(&quot;A2&quot;)+HEX2DEC(DEC2HEX([.A29]; 4));4); 2))&amp;&quot; 16&quot;)" office:value-type="string" office:string-value="FE FE 05 A2 00 1C C3 16" calcext:value-type="string">
            <text:p>FE FE 05 A2 00 1C C3 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&quot;FE FE 05 A2 &quot;&amp;LEFT(DEC2HEX([.A30]; 4);2)&amp;&quot; &quot;&amp;RIGHT(DEC2HEX([.A30]; 4);2)&amp;&quot; &quot;&amp;(RIGHT(DEC2HEX(HEX2DEC(&quot;05&quot;)+HEX2DEC(&quot;A2&quot;)+HEX2DEC(DEC2HEX([.A30]; 4));4); 2))&amp;&quot; 16&quot;)" office:value-type="string" office:string-value="FE FE 05 A2 00 1D C4 16" calcext:value-type="string">
            <text:p>FE FE 05 A2 00 1D C4 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&quot;FE FE 05 A2 &quot;&amp;LEFT(DEC2HEX([.A31]; 4);2)&amp;&quot; &quot;&amp;RIGHT(DEC2HEX([.A31]; 4);2)&amp;&quot; &quot;&amp;(RIGHT(DEC2HEX(HEX2DEC(&quot;05&quot;)+HEX2DEC(&quot;A2&quot;)+HEX2DEC(DEC2HEX([.A31]; 4));4); 2))&amp;&quot; 16&quot;)" office:value-type="string" office:string-value="FE FE 05 A2 00 1E C5 16" calcext:value-type="string">
            <text:p>FE FE 05 A2 00 1E C5 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&quot;FE FE 05 A2 &quot;&amp;LEFT(DEC2HEX([.A32]; 4);2)&amp;&quot; &quot;&amp;RIGHT(DEC2HEX([.A32]; 4);2)&amp;&quot; &quot;&amp;(RIGHT(DEC2HEX(HEX2DEC(&quot;05&quot;)+HEX2DEC(&quot;A2&quot;)+HEX2DEC(DEC2HEX([.A32]; 4));4); 2))&amp;&quot; 16&quot;)" office:value-type="string" office:string-value="FE FE 05 A2 00 1F C6 16" calcext:value-type="string">
            <text:p>FE FE 05 A2 00 1F C6 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&quot;FE FE 05 A2 &quot;&amp;LEFT(DEC2HEX([.A33]; 4);2)&amp;&quot; &quot;&amp;RIGHT(DEC2HEX([.A33]; 4);2)&amp;&quot; &quot;&amp;(RIGHT(DEC2HEX(HEX2DEC(&quot;05&quot;)+HEX2DEC(&quot;A2&quot;)+HEX2DEC(DEC2HEX([.A33]; 4));4); 2))&amp;&quot; 16&quot;)" office:value-type="string" office:string-value="FE FE 05 A2 00 20 C7 16" calcext:value-type="string">
            <text:p>FE FE 05 A2 00 20 C7 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&quot;FE FE 05 A2 &quot;&amp;LEFT(DEC2HEX([.A34]; 4);2)&amp;&quot; &quot;&amp;RIGHT(DEC2HEX([.A34]; 4);2)&amp;&quot; &quot;&amp;(RIGHT(DEC2HEX(HEX2DEC(&quot;05&quot;)+HEX2DEC(&quot;A2&quot;)+HEX2DEC(DEC2HEX([.A34]; 4));4); 2))&amp;&quot; 16&quot;)" office:value-type="string" office:string-value="FE FE 05 A2 00 21 C8 16" calcext:value-type="string">
            <text:p>FE FE 05 A2 00 21 C8 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&quot;FE FE 05 A2 &quot;&amp;LEFT(DEC2HEX([.A35]; 4);2)&amp;&quot; &quot;&amp;RIGHT(DEC2HEX([.A35]; 4);2)&amp;&quot; &quot;&amp;(RIGHT(DEC2HEX(HEX2DEC(&quot;05&quot;)+HEX2DEC(&quot;A2&quot;)+HEX2DEC(DEC2HEX([.A35]; 4));4); 2))&amp;&quot; 16&quot;)" office:value-type="string" office:string-value="FE FE 05 A2 00 22 C9 16" calcext:value-type="string">
            <text:p>FE FE 05 A2 00 22 C9 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&quot;FE FE 05 A2 &quot;&amp;LEFT(DEC2HEX([.A36]; 4);2)&amp;&quot; &quot;&amp;RIGHT(DEC2HEX([.A36]; 4);2)&amp;&quot; &quot;&amp;(RIGHT(DEC2HEX(HEX2DEC(&quot;05&quot;)+HEX2DEC(&quot;A2&quot;)+HEX2DEC(DEC2HEX([.A36]; 4));4); 2))&amp;&quot; 16&quot;)" office:value-type="string" office:string-value="FE FE 05 A2 00 23 CA 16" calcext:value-type="string">
            <text:p>FE FE 05 A2 00 23 CA 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&quot;FE FE 05 A2 &quot;&amp;LEFT(DEC2HEX([.A37]; 4);2)&amp;&quot; &quot;&amp;RIGHT(DEC2HEX([.A37]; 4);2)&amp;&quot; &quot;&amp;(RIGHT(DEC2HEX(HEX2DEC(&quot;05&quot;)+HEX2DEC(&quot;A2&quot;)+HEX2DEC(DEC2HEX([.A37]; 4));4); 2))&amp;&quot; 16&quot;)" office:value-type="string" office:string-value="FE FE 05 A2 00 24 CB 16" calcext:value-type="string">
            <text:p>FE FE 05 A2 00 24 CB 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&quot;FE FE 05 A2 &quot;&amp;LEFT(DEC2HEX([.A38]; 4);2)&amp;&quot; &quot;&amp;RIGHT(DEC2HEX([.A38]; 4);2)&amp;&quot; &quot;&amp;(RIGHT(DEC2HEX(HEX2DEC(&quot;05&quot;)+HEX2DEC(&quot;A2&quot;)+HEX2DEC(DEC2HEX([.A38]; 4));4); 2))&amp;&quot; 16&quot;)" office:value-type="string" office:string-value="FE FE 05 A2 00 25 CC 16" calcext:value-type="string">
            <text:p>FE FE 05 A2 00 25 CC 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&quot;FE FE 05 A2 &quot;&amp;LEFT(DEC2HEX([.A39]; 4);2)&amp;&quot; &quot;&amp;RIGHT(DEC2HEX([.A39]; 4);2)&amp;&quot; &quot;&amp;(RIGHT(DEC2HEX(HEX2DEC(&quot;05&quot;)+HEX2DEC(&quot;A2&quot;)+HEX2DEC(DEC2HEX([.A39]; 4));4); 2))&amp;&quot; 16&quot;)" office:value-type="string" office:string-value="FE FE 05 A2 00 26 CD 16" calcext:value-type="string">
            <text:p>FE FE 05 A2 00 26 CD 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&quot;FE FE 05 A2 &quot;&amp;LEFT(DEC2HEX([.A40]; 4);2)&amp;&quot; &quot;&amp;RIGHT(DEC2HEX([.A40]; 4);2)&amp;&quot; &quot;&amp;(RIGHT(DEC2HEX(HEX2DEC(&quot;05&quot;)+HEX2DEC(&quot;A2&quot;)+HEX2DEC(DEC2HEX([.A40]; 4));4); 2))&amp;&quot; 16&quot;)" office:value-type="string" office:string-value="FE FE 05 A2 00 27 CE 16" calcext:value-type="string">
            <text:p>FE FE 05 A2 00 27 CE 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&quot;FE FE 05 A2 &quot;&amp;LEFT(DEC2HEX([.A41]; 4);2)&amp;&quot; &quot;&amp;RIGHT(DEC2HEX([.A41]; 4);2)&amp;&quot; &quot;&amp;(RIGHT(DEC2HEX(HEX2DEC(&quot;05&quot;)+HEX2DEC(&quot;A2&quot;)+HEX2DEC(DEC2HEX([.A41]; 4));4); 2))&amp;&quot; 16&quot;)" office:value-type="string" office:string-value="FE FE 05 A2 00 28 CF 16" calcext:value-type="string">
            <text:p>FE FE 05 A2 00 28 CF 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&quot;FE FE 05 A2 &quot;&amp;LEFT(DEC2HEX([.A42]; 4);2)&amp;&quot; &quot;&amp;RIGHT(DEC2HEX([.A42]; 4);2)&amp;&quot; &quot;&amp;(RIGHT(DEC2HEX(HEX2DEC(&quot;05&quot;)+HEX2DEC(&quot;A2&quot;)+HEX2DEC(DEC2HEX([.A42]; 4));4); 2))&amp;&quot; 16&quot;)" office:value-type="string" office:string-value="FE FE 05 A2 00 29 D0 16" calcext:value-type="string">
            <text:p>FE FE 05 A2 00 29 D0 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&quot;FE FE 05 A2 &quot;&amp;LEFT(DEC2HEX([.A43]; 4);2)&amp;&quot; &quot;&amp;RIGHT(DEC2HEX([.A43]; 4);2)&amp;&quot; &quot;&amp;(RIGHT(DEC2HEX(HEX2DEC(&quot;05&quot;)+HEX2DEC(&quot;A2&quot;)+HEX2DEC(DEC2HEX([.A43]; 4));4); 2))&amp;&quot; 16&quot;)" office:value-type="string" office:string-value="FE FE 05 A2 00 2A D1 16" calcext:value-type="string">
            <text:p>FE FE 05 A2 00 2A D1 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&quot;FE FE 05 A2 &quot;&amp;LEFT(DEC2HEX([.A44]; 4);2)&amp;&quot; &quot;&amp;RIGHT(DEC2HEX([.A44]; 4);2)&amp;&quot; &quot;&amp;(RIGHT(DEC2HEX(HEX2DEC(&quot;05&quot;)+HEX2DEC(&quot;A2&quot;)+HEX2DEC(DEC2HEX([.A44]; 4));4); 2))&amp;&quot; 16&quot;)" office:value-type="string" office:string-value="FE FE 05 A2 00 2B D2 16" calcext:value-type="string">
            <text:p>FE FE 05 A2 00 2B D2 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&quot;FE FE 05 A2 &quot;&amp;LEFT(DEC2HEX([.A45]; 4);2)&amp;&quot; &quot;&amp;RIGHT(DEC2HEX([.A45]; 4);2)&amp;&quot; &quot;&amp;(RIGHT(DEC2HEX(HEX2DEC(&quot;05&quot;)+HEX2DEC(&quot;A2&quot;)+HEX2DEC(DEC2HEX([.A45]; 4));4); 2))&amp;&quot; 16&quot;)" office:value-type="string" office:string-value="FE FE 05 A2 00 2C D3 16" calcext:value-type="string">
            <text:p>FE FE 05 A2 00 2C D3 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&quot;FE FE 05 A2 &quot;&amp;LEFT(DEC2HEX([.A46]; 4);2)&amp;&quot; &quot;&amp;RIGHT(DEC2HEX([.A46]; 4);2)&amp;&quot; &quot;&amp;(RIGHT(DEC2HEX(HEX2DEC(&quot;05&quot;)+HEX2DEC(&quot;A2&quot;)+HEX2DEC(DEC2HEX([.A46]; 4));4); 2))&amp;&quot; 16&quot;)" office:value-type="string" office:string-value="FE FE 05 A2 00 2D D4 16" calcext:value-type="string">
            <text:p>FE FE 05 A2 00 2D D4 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&quot;FE FE 05 A2 &quot;&amp;LEFT(DEC2HEX([.A47]; 4);2)&amp;&quot; &quot;&amp;RIGHT(DEC2HEX([.A47]; 4);2)&amp;&quot; &quot;&amp;(RIGHT(DEC2HEX(HEX2DEC(&quot;05&quot;)+HEX2DEC(&quot;A2&quot;)+HEX2DEC(DEC2HEX([.A47]; 4));4); 2))&amp;&quot; 16&quot;)" office:value-type="string" office:string-value="FE FE 05 A2 00 2E D5 16" calcext:value-type="string">
            <text:p>FE FE 05 A2 00 2E D5 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&quot;FE FE 05 A2 &quot;&amp;LEFT(DEC2HEX([.A48]; 4);2)&amp;&quot; &quot;&amp;RIGHT(DEC2HEX([.A48]; 4);2)&amp;&quot; &quot;&amp;(RIGHT(DEC2HEX(HEX2DEC(&quot;05&quot;)+HEX2DEC(&quot;A2&quot;)+HEX2DEC(DEC2HEX([.A48]; 4));4); 2))&amp;&quot; 16&quot;)" office:value-type="string" office:string-value="FE FE 05 A2 00 2F D6 16" calcext:value-type="string">
            <text:p>FE FE 05 A2 00 2F D6 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&quot;FE FE 05 A2 &quot;&amp;LEFT(DEC2HEX([.A49]; 4);2)&amp;&quot; &quot;&amp;RIGHT(DEC2HEX([.A49]; 4);2)&amp;&quot; &quot;&amp;(RIGHT(DEC2HEX(HEX2DEC(&quot;05&quot;)+HEX2DEC(&quot;A2&quot;)+HEX2DEC(DEC2HEX([.A49]; 4));4); 2))&amp;&quot; 16&quot;)" office:value-type="string" office:string-value="FE FE 05 A2 00 30 D7 16" calcext:value-type="string">
            <text:p>FE FE 05 A2 00 30 D7 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&quot;FE FE 05 A2 &quot;&amp;LEFT(DEC2HEX([.A50]; 4);2)&amp;&quot; &quot;&amp;RIGHT(DEC2HEX([.A50]; 4);2)&amp;&quot; &quot;&amp;(RIGHT(DEC2HEX(HEX2DEC(&quot;05&quot;)+HEX2DEC(&quot;A2&quot;)+HEX2DEC(DEC2HEX([.A50]; 4));4); 2))&amp;&quot; 16&quot;)" office:value-type="string" office:string-value="FE FE 05 A2 00 31 D8 16" calcext:value-type="string">
            <text:p>FE FE 05 A2 00 31 D8 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&quot;FE FE 05 A2 &quot;&amp;LEFT(DEC2HEX([.A51]; 4);2)&amp;&quot; &quot;&amp;RIGHT(DEC2HEX([.A51]; 4);2)&amp;&quot; &quot;&amp;(RIGHT(DEC2HEX(HEX2DEC(&quot;05&quot;)+HEX2DEC(&quot;A2&quot;)+HEX2DEC(DEC2HEX([.A51]; 4));4); 2))&amp;&quot; 16&quot;)" office:value-type="string" office:string-value="FE FE 05 A2 00 32 D9 16" calcext:value-type="string">
            <text:p>FE FE 05 A2 00 32 D9 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&quot;FE FE 05 A2 &quot;&amp;LEFT(DEC2HEX([.A52]; 4);2)&amp;&quot; &quot;&amp;RIGHT(DEC2HEX([.A52]; 4);2)&amp;&quot; &quot;&amp;(RIGHT(DEC2HEX(HEX2DEC(&quot;05&quot;)+HEX2DEC(&quot;A2&quot;)+HEX2DEC(DEC2HEX([.A52]; 4));4); 2))&amp;&quot; 16&quot;)" office:value-type="string" office:string-value="FE FE 05 A2 00 33 DA 16" calcext:value-type="string">
            <text:p>FE FE 05 A2 00 33 DA 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&quot;FE FE 05 A2 &quot;&amp;LEFT(DEC2HEX([.A53]; 4);2)&amp;&quot; &quot;&amp;RIGHT(DEC2HEX([.A53]; 4);2)&amp;&quot; &quot;&amp;(RIGHT(DEC2HEX(HEX2DEC(&quot;05&quot;)+HEX2DEC(&quot;A2&quot;)+HEX2DEC(DEC2HEX([.A53]; 4));4); 2))&amp;&quot; 16&quot;)" office:value-type="string" office:string-value="FE FE 05 A2 00 34 DB 16" calcext:value-type="string">
            <text:p>FE FE 05 A2 00 34 DB 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&quot;FE FE 05 A2 &quot;&amp;LEFT(DEC2HEX([.A54]; 4);2)&amp;&quot; &quot;&amp;RIGHT(DEC2HEX([.A54]; 4);2)&amp;&quot; &quot;&amp;(RIGHT(DEC2HEX(HEX2DEC(&quot;05&quot;)+HEX2DEC(&quot;A2&quot;)+HEX2DEC(DEC2HEX([.A54]; 4));4); 2))&amp;&quot; 16&quot;)" office:value-type="string" office:string-value="FE FE 05 A2 00 35 DC 16" calcext:value-type="string">
            <text:p>FE FE 05 A2 00 35 DC 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&quot;FE FE 05 A2 &quot;&amp;LEFT(DEC2HEX([.A55]; 4);2)&amp;&quot; &quot;&amp;RIGHT(DEC2HEX([.A55]; 4);2)&amp;&quot; &quot;&amp;(RIGHT(DEC2HEX(HEX2DEC(&quot;05&quot;)+HEX2DEC(&quot;A2&quot;)+HEX2DEC(DEC2HEX([.A55]; 4));4); 2))&amp;&quot; 16&quot;)" office:value-type="string" office:string-value="FE FE 05 A2 00 36 DD 16" calcext:value-type="string">
            <text:p>FE FE 05 A2 00 36 DD 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&quot;FE FE 05 A2 &quot;&amp;LEFT(DEC2HEX([.A56]; 4);2)&amp;&quot; &quot;&amp;RIGHT(DEC2HEX([.A56]; 4);2)&amp;&quot; &quot;&amp;(RIGHT(DEC2HEX(HEX2DEC(&quot;05&quot;)+HEX2DEC(&quot;A2&quot;)+HEX2DEC(DEC2HEX([.A56]; 4));4); 2))&amp;&quot; 16&quot;)" office:value-type="string" office:string-value="FE FE 05 A2 00 37 DE 16" calcext:value-type="string">
            <text:p>FE FE 05 A2 00 37 DE 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&quot;FE FE 05 A2 &quot;&amp;LEFT(DEC2HEX([.A57]; 4);2)&amp;&quot; &quot;&amp;RIGHT(DEC2HEX([.A57]; 4);2)&amp;&quot; &quot;&amp;(RIGHT(DEC2HEX(HEX2DEC(&quot;05&quot;)+HEX2DEC(&quot;A2&quot;)+HEX2DEC(DEC2HEX([.A57]; 4));4); 2))&amp;&quot; 16&quot;)" office:value-type="string" office:string-value="FE FE 05 A2 00 38 DF 16" calcext:value-type="string">
            <text:p>FE FE 05 A2 00 38 DF 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&quot;FE FE 05 A2 &quot;&amp;LEFT(DEC2HEX([.A58]; 4);2)&amp;&quot; &quot;&amp;RIGHT(DEC2HEX([.A58]; 4);2)&amp;&quot; &quot;&amp;(RIGHT(DEC2HEX(HEX2DEC(&quot;05&quot;)+HEX2DEC(&quot;A2&quot;)+HEX2DEC(DEC2HEX([.A58]; 4));4); 2))&amp;&quot; 16&quot;)" office:value-type="string" office:string-value="FE FE 05 A2 00 39 E0 16" calcext:value-type="string">
            <text:p>FE FE 05 A2 00 39 E0 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&quot;FE FE 05 A2 &quot;&amp;LEFT(DEC2HEX([.A59]; 4);2)&amp;&quot; &quot;&amp;RIGHT(DEC2HEX([.A59]; 4);2)&amp;&quot; &quot;&amp;(RIGHT(DEC2HEX(HEX2DEC(&quot;05&quot;)+HEX2DEC(&quot;A2&quot;)+HEX2DEC(DEC2HEX([.A59]; 4));4); 2))&amp;&quot; 16&quot;)" office:value-type="string" office:string-value="FE FE 05 A2 00 3A E1 16" calcext:value-type="string">
            <text:p>FE FE 05 A2 00 3A E1 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&quot;FE FE 05 A2 &quot;&amp;LEFT(DEC2HEX([.A60]; 4);2)&amp;&quot; &quot;&amp;RIGHT(DEC2HEX([.A60]; 4);2)&amp;&quot; &quot;&amp;(RIGHT(DEC2HEX(HEX2DEC(&quot;05&quot;)+HEX2DEC(&quot;A2&quot;)+HEX2DEC(DEC2HEX([.A60]; 4));4); 2))&amp;&quot; 16&quot;)" office:value-type="string" office:string-value="FE FE 05 A2 00 3B E2 16" calcext:value-type="string">
            <text:p>FE FE 05 A2 00 3B E2 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&quot;FE FE 05 A2 &quot;&amp;LEFT(DEC2HEX([.A61]; 4);2)&amp;&quot; &quot;&amp;RIGHT(DEC2HEX([.A61]; 4);2)&amp;&quot; &quot;&amp;(RIGHT(DEC2HEX(HEX2DEC(&quot;05&quot;)+HEX2DEC(&quot;A2&quot;)+HEX2DEC(DEC2HEX([.A61]; 4));4); 2))&amp;&quot; 16&quot;)" office:value-type="string" office:string-value="FE FE 05 A2 00 3C E3 16" calcext:value-type="string">
            <text:p>FE FE 05 A2 00 3C E3 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&quot;FE FE 05 A2 &quot;&amp;LEFT(DEC2HEX([.A62]; 4);2)&amp;&quot; &quot;&amp;RIGHT(DEC2HEX([.A62]; 4);2)&amp;&quot; &quot;&amp;(RIGHT(DEC2HEX(HEX2DEC(&quot;05&quot;)+HEX2DEC(&quot;A2&quot;)+HEX2DEC(DEC2HEX([.A62]; 4));4); 2))&amp;&quot; 16&quot;)" office:value-type="string" office:string-value="FE FE 05 A2 00 3D E4 16" calcext:value-type="string">
            <text:p>FE FE 05 A2 00 3D E4 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&quot;FE FE 05 A2 &quot;&amp;LEFT(DEC2HEX([.A63]; 4);2)&amp;&quot; &quot;&amp;RIGHT(DEC2HEX([.A63]; 4);2)&amp;&quot; &quot;&amp;(RIGHT(DEC2HEX(HEX2DEC(&quot;05&quot;)+HEX2DEC(&quot;A2&quot;)+HEX2DEC(DEC2HEX([.A63]; 4));4); 2))&amp;&quot; 16&quot;)" office:value-type="string" office:string-value="FE FE 05 A2 00 3E E5 16" calcext:value-type="string">
            <text:p>FE FE 05 A2 00 3E E5 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&quot;FE FE 05 A2 &quot;&amp;LEFT(DEC2HEX([.A64]; 4);2)&amp;&quot; &quot;&amp;RIGHT(DEC2HEX([.A64]; 4);2)&amp;&quot; &quot;&amp;(RIGHT(DEC2HEX(HEX2DEC(&quot;05&quot;)+HEX2DEC(&quot;A2&quot;)+HEX2DEC(DEC2HEX([.A64]; 4));4); 2))&amp;&quot; 16&quot;)" office:value-type="string" office:string-value="FE FE 05 A2 00 3F E6 16" calcext:value-type="string">
            <text:p>FE FE 05 A2 00 3F E6 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&quot;FE FE 05 A2 &quot;&amp;LEFT(DEC2HEX([.A65]; 4);2)&amp;&quot; &quot;&amp;RIGHT(DEC2HEX([.A65]; 4);2)&amp;&quot; &quot;&amp;(RIGHT(DEC2HEX(HEX2DEC(&quot;05&quot;)+HEX2DEC(&quot;A2&quot;)+HEX2DEC(DEC2HEX([.A65]; 4));4); 2))&amp;&quot; 16&quot;)" office:value-type="string" office:string-value="FE FE 05 A2 00 40 E7 16" calcext:value-type="string">
            <text:p>FE FE 05 A2 00 40 E7 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&quot;FE FE 05 A2 &quot;&amp;LEFT(DEC2HEX([.A66]; 4);2)&amp;&quot; &quot;&amp;RIGHT(DEC2HEX([.A66]; 4);2)&amp;&quot; &quot;&amp;(RIGHT(DEC2HEX(HEX2DEC(&quot;05&quot;)+HEX2DEC(&quot;A2&quot;)+HEX2DEC(DEC2HEX([.A66]; 4));4); 2))&amp;&quot; 16&quot;)" office:value-type="string" office:string-value="FE FE 05 A2 00 41 E8 16" calcext:value-type="string">
            <text:p>FE FE 05 A2 00 41 E8 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&quot;FE FE 05 A2 &quot;&amp;LEFT(DEC2HEX([.A67]; 4);2)&amp;&quot; &quot;&amp;RIGHT(DEC2HEX([.A67]; 4);2)&amp;&quot; &quot;&amp;(RIGHT(DEC2HEX(HEX2DEC(&quot;05&quot;)+HEX2DEC(&quot;A2&quot;)+HEX2DEC(DEC2HEX([.A67]; 4));4); 2))&amp;&quot; 16&quot;)" office:value-type="string" office:string-value="FE FE 05 A2 00 42 E9 16" calcext:value-type="string">
            <text:p>FE FE 05 A2 00 42 E9 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&quot;FE FE 05 A2 &quot;&amp;LEFT(DEC2HEX([.A68]; 4);2)&amp;&quot; &quot;&amp;RIGHT(DEC2HEX([.A68]; 4);2)&amp;&quot; &quot;&amp;(RIGHT(DEC2HEX(HEX2DEC(&quot;05&quot;)+HEX2DEC(&quot;A2&quot;)+HEX2DEC(DEC2HEX([.A68]; 4));4); 2))&amp;&quot; 16&quot;)" office:value-type="string" office:string-value="FE FE 05 A2 00 43 EA 16" calcext:value-type="string">
            <text:p>FE FE 05 A2 00 43 EA 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&quot;FE FE 05 A2 &quot;&amp;LEFT(DEC2HEX([.A69]; 4);2)&amp;&quot; &quot;&amp;RIGHT(DEC2HEX([.A69]; 4);2)&amp;&quot; &quot;&amp;(RIGHT(DEC2HEX(HEX2DEC(&quot;05&quot;)+HEX2DEC(&quot;A2&quot;)+HEX2DEC(DEC2HEX([.A69]; 4));4); 2))&amp;&quot; 16&quot;)" office:value-type="string" office:string-value="FE FE 05 A2 00 44 EB 16" calcext:value-type="string">
            <text:p>FE FE 05 A2 00 44 EB 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&quot;FE FE 05 A2 &quot;&amp;LEFT(DEC2HEX([.A70]; 4);2)&amp;&quot; &quot;&amp;RIGHT(DEC2HEX([.A70]; 4);2)&amp;&quot; &quot;&amp;(RIGHT(DEC2HEX(HEX2DEC(&quot;05&quot;)+HEX2DEC(&quot;A2&quot;)+HEX2DEC(DEC2HEX([.A70]; 4));4); 2))&amp;&quot; 16&quot;)" office:value-type="string" office:string-value="FE FE 05 A2 00 45 EC 16" calcext:value-type="string">
            <text:p>FE FE 05 A2 00 45 EC 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&quot;FE FE 05 A2 &quot;&amp;LEFT(DEC2HEX([.A71]; 4);2)&amp;&quot; &quot;&amp;RIGHT(DEC2HEX([.A71]; 4);2)&amp;&quot; &quot;&amp;(RIGHT(DEC2HEX(HEX2DEC(&quot;05&quot;)+HEX2DEC(&quot;A2&quot;)+HEX2DEC(DEC2HEX([.A71]; 4));4); 2))&amp;&quot; 16&quot;)" office:value-type="string" office:string-value="FE FE 05 A2 00 46 ED 16" calcext:value-type="string">
            <text:p>FE FE 05 A2 00 46 ED 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&quot;FE FE 05 A2 &quot;&amp;LEFT(DEC2HEX([.A72]; 4);2)&amp;&quot; &quot;&amp;RIGHT(DEC2HEX([.A72]; 4);2)&amp;&quot; &quot;&amp;(RIGHT(DEC2HEX(HEX2DEC(&quot;05&quot;)+HEX2DEC(&quot;A2&quot;)+HEX2DEC(DEC2HEX([.A72]; 4));4); 2))&amp;&quot; 16&quot;)" office:value-type="string" office:string-value="FE FE 05 A2 00 47 EE 16" calcext:value-type="string">
            <text:p>FE FE 05 A2 00 47 EE 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&quot;FE FE 05 A2 &quot;&amp;LEFT(DEC2HEX([.A73]; 4);2)&amp;&quot; &quot;&amp;RIGHT(DEC2HEX([.A73]; 4);2)&amp;&quot; &quot;&amp;(RIGHT(DEC2HEX(HEX2DEC(&quot;05&quot;)+HEX2DEC(&quot;A2&quot;)+HEX2DEC(DEC2HEX([.A73]; 4));4); 2))&amp;&quot; 16&quot;)" office:value-type="string" office:string-value="FE FE 05 A2 00 48 EF 16" calcext:value-type="string">
            <text:p>FE FE 05 A2 00 48 EF 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&quot;FE FE 05 A2 &quot;&amp;LEFT(DEC2HEX([.A74]; 4);2)&amp;&quot; &quot;&amp;RIGHT(DEC2HEX([.A74]; 4);2)&amp;&quot; &quot;&amp;(RIGHT(DEC2HEX(HEX2DEC(&quot;05&quot;)+HEX2DEC(&quot;A2&quot;)+HEX2DEC(DEC2HEX([.A74]; 4));4); 2))&amp;&quot; 16&quot;)" office:value-type="string" office:string-value="FE FE 05 A2 00 49 F0 16" calcext:value-type="string">
            <text:p>FE FE 05 A2 00 49 F0 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&quot;FE FE 05 A2 &quot;&amp;LEFT(DEC2HEX([.A75]; 4);2)&amp;&quot; &quot;&amp;RIGHT(DEC2HEX([.A75]; 4);2)&amp;&quot; &quot;&amp;(RIGHT(DEC2HEX(HEX2DEC(&quot;05&quot;)+HEX2DEC(&quot;A2&quot;)+HEX2DEC(DEC2HEX([.A75]; 4));4); 2))&amp;&quot; 16&quot;)" office:value-type="string" office:string-value="FE FE 05 A2 00 4A F1 16" calcext:value-type="string">
            <text:p>FE FE 05 A2 00 4A F1 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&quot;FE FE 05 A2 &quot;&amp;LEFT(DEC2HEX([.A76]; 4);2)&amp;&quot; &quot;&amp;RIGHT(DEC2HEX([.A76]; 4);2)&amp;&quot; &quot;&amp;(RIGHT(DEC2HEX(HEX2DEC(&quot;05&quot;)+HEX2DEC(&quot;A2&quot;)+HEX2DEC(DEC2HEX([.A76]; 4));4); 2))&amp;&quot; 16&quot;)" office:value-type="string" office:string-value="FE FE 05 A2 00 4B F2 16" calcext:value-type="string">
            <text:p>FE FE 05 A2 00 4B F2 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&quot;FE FE 05 A2 &quot;&amp;LEFT(DEC2HEX([.A77]; 4);2)&amp;&quot; &quot;&amp;RIGHT(DEC2HEX([.A77]; 4);2)&amp;&quot; &quot;&amp;(RIGHT(DEC2HEX(HEX2DEC(&quot;05&quot;)+HEX2DEC(&quot;A2&quot;)+HEX2DEC(DEC2HEX([.A77]; 4));4); 2))&amp;&quot; 16&quot;)" office:value-type="string" office:string-value="FE FE 05 A2 00 4C F3 16" calcext:value-type="string">
            <text:p>FE FE 05 A2 00 4C F3 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&quot;FE FE 05 A2 &quot;&amp;LEFT(DEC2HEX([.A78]; 4);2)&amp;&quot; &quot;&amp;RIGHT(DEC2HEX([.A78]; 4);2)&amp;&quot; &quot;&amp;(RIGHT(DEC2HEX(HEX2DEC(&quot;05&quot;)+HEX2DEC(&quot;A2&quot;)+HEX2DEC(DEC2HEX([.A78]; 4));4); 2))&amp;&quot; 16&quot;)" office:value-type="string" office:string-value="FE FE 05 A2 00 4D F4 16" calcext:value-type="string">
            <text:p>FE FE 05 A2 00 4D F4 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&quot;FE FE 05 A2 &quot;&amp;LEFT(DEC2HEX([.A79]; 4);2)&amp;&quot; &quot;&amp;RIGHT(DEC2HEX([.A79]; 4);2)&amp;&quot; &quot;&amp;(RIGHT(DEC2HEX(HEX2DEC(&quot;05&quot;)+HEX2DEC(&quot;A2&quot;)+HEX2DEC(DEC2HEX([.A79]; 4));4); 2))&amp;&quot; 16&quot;)" office:value-type="string" office:string-value="FE FE 05 A2 00 4E F5 16" calcext:value-type="string">
            <text:p>FE FE 05 A2 00 4E F5 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&quot;FE FE 05 A2 &quot;&amp;LEFT(DEC2HEX([.A80]; 4);2)&amp;&quot; &quot;&amp;RIGHT(DEC2HEX([.A80]; 4);2)&amp;&quot; &quot;&amp;(RIGHT(DEC2HEX(HEX2DEC(&quot;05&quot;)+HEX2DEC(&quot;A2&quot;)+HEX2DEC(DEC2HEX([.A80]; 4));4); 2))&amp;&quot; 16&quot;)" office:value-type="string" office:string-value="FE FE 05 A2 00 4F F6 16" calcext:value-type="string">
            <text:p>FE FE 05 A2 00 4F F6 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&quot;FE FE 05 A2 &quot;&amp;LEFT(DEC2HEX([.A81]; 4);2)&amp;&quot; &quot;&amp;RIGHT(DEC2HEX([.A81]; 4);2)&amp;&quot; &quot;&amp;(RIGHT(DEC2HEX(HEX2DEC(&quot;05&quot;)+HEX2DEC(&quot;A2&quot;)+HEX2DEC(DEC2HEX([.A81]; 4));4); 2))&amp;&quot; 16&quot;)" office:value-type="string" office:string-value="FE FE 05 A2 00 50 F7 16" calcext:value-type="string">
            <text:p>FE FE 05 A2 00 50 F7 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&quot;FE FE 05 A2 &quot;&amp;LEFT(DEC2HEX([.A82]; 4);2)&amp;&quot; &quot;&amp;RIGHT(DEC2HEX([.A82]; 4);2)&amp;&quot; &quot;&amp;(RIGHT(DEC2HEX(HEX2DEC(&quot;05&quot;)+HEX2DEC(&quot;A2&quot;)+HEX2DEC(DEC2HEX([.A82]; 4));4); 2))&amp;&quot; 16&quot;)" office:value-type="string" office:string-value="FE FE 05 A2 00 51 F8 16" calcext:value-type="string">
            <text:p>FE FE 05 A2 00 51 F8 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&quot;FE FE 05 A2 &quot;&amp;LEFT(DEC2HEX([.A83]; 4);2)&amp;&quot; &quot;&amp;RIGHT(DEC2HEX([.A83]; 4);2)&amp;&quot; &quot;&amp;(RIGHT(DEC2HEX(HEX2DEC(&quot;05&quot;)+HEX2DEC(&quot;A2&quot;)+HEX2DEC(DEC2HEX([.A83]; 4));4); 2))&amp;&quot; 16&quot;)" office:value-type="string" office:string-value="FE FE 05 A2 00 52 F9 16" calcext:value-type="string">
            <text:p>FE FE 05 A2 00 52 F9 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&quot;FE FE 05 A2 &quot;&amp;LEFT(DEC2HEX([.A84]; 4);2)&amp;&quot; &quot;&amp;RIGHT(DEC2HEX([.A84]; 4);2)&amp;&quot; &quot;&amp;(RIGHT(DEC2HEX(HEX2DEC(&quot;05&quot;)+HEX2DEC(&quot;A2&quot;)+HEX2DEC(DEC2HEX([.A84]; 4));4); 2))&amp;&quot; 16&quot;)" office:value-type="string" office:string-value="FE FE 05 A2 00 53 FA 16" calcext:value-type="string">
            <text:p>FE FE 05 A2 00 53 FA 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&quot;FE FE 05 A2 &quot;&amp;LEFT(DEC2HEX([.A85]; 4);2)&amp;&quot; &quot;&amp;RIGHT(DEC2HEX([.A85]; 4);2)&amp;&quot; &quot;&amp;(RIGHT(DEC2HEX(HEX2DEC(&quot;05&quot;)+HEX2DEC(&quot;A2&quot;)+HEX2DEC(DEC2HEX([.A85]; 4));4); 2))&amp;&quot; 16&quot;)" office:value-type="string" office:string-value="FE FE 05 A2 00 54 FB 16" calcext:value-type="string">
            <text:p>FE FE 05 A2 00 54 FB 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&quot;FE FE 05 A2 &quot;&amp;LEFT(DEC2HEX([.A86]; 4);2)&amp;&quot; &quot;&amp;RIGHT(DEC2HEX([.A86]; 4);2)&amp;&quot; &quot;&amp;(RIGHT(DEC2HEX(HEX2DEC(&quot;05&quot;)+HEX2DEC(&quot;A2&quot;)+HEX2DEC(DEC2HEX([.A86]; 4));4); 2))&amp;&quot; 16&quot;)" office:value-type="string" office:string-value="FE FE 05 A2 00 55 FC 16" calcext:value-type="string">
            <text:p>FE FE 05 A2 00 55 FC 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&quot;FE FE 05 A2 &quot;&amp;LEFT(DEC2HEX([.A87]; 4);2)&amp;&quot; &quot;&amp;RIGHT(DEC2HEX([.A87]; 4);2)&amp;&quot; &quot;&amp;(RIGHT(DEC2HEX(HEX2DEC(&quot;05&quot;)+HEX2DEC(&quot;A2&quot;)+HEX2DEC(DEC2HEX([.A87]; 4));4); 2))&amp;&quot; 16&quot;)" office:value-type="string" office:string-value="FE FE 05 A2 00 56 FD 16" calcext:value-type="string">
            <text:p>FE FE 05 A2 00 56 FD 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&quot;FE FE 05 A2 &quot;&amp;LEFT(DEC2HEX([.A88]; 4);2)&amp;&quot; &quot;&amp;RIGHT(DEC2HEX([.A88]; 4);2)&amp;&quot; &quot;&amp;(RIGHT(DEC2HEX(HEX2DEC(&quot;05&quot;)+HEX2DEC(&quot;A2&quot;)+HEX2DEC(DEC2HEX([.A88]; 4));4); 2))&amp;&quot; 16&quot;)" office:value-type="string" office:string-value="FE FE 05 A2 00 57 FE 16" calcext:value-type="string">
            <text:p>FE FE 05 A2 00 57 FE 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&quot;FE FE 05 A2 &quot;&amp;LEFT(DEC2HEX([.A89]; 4);2)&amp;&quot; &quot;&amp;RIGHT(DEC2HEX([.A89]; 4);2)&amp;&quot; &quot;&amp;(RIGHT(DEC2HEX(HEX2DEC(&quot;05&quot;)+HEX2DEC(&quot;A2&quot;)+HEX2DEC(DEC2HEX([.A89]; 4));4); 2))&amp;&quot; 16&quot;)" office:value-type="string" office:string-value="FE FE 05 A2 00 58 FF 16" calcext:value-type="string">
            <text:p>FE FE 05 A2 00 58 FF 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&quot;FE FE 05 A2 &quot;&amp;LEFT(DEC2HEX([.A90]; 4);2)&amp;&quot; &quot;&amp;RIGHT(DEC2HEX([.A90]; 4);2)&amp;&quot; &quot;&amp;(RIGHT(DEC2HEX(HEX2DEC(&quot;05&quot;)+HEX2DEC(&quot;A2&quot;)+HEX2DEC(DEC2HEX([.A90]; 4));4); 2))&amp;&quot; 16&quot;)" office:value-type="string" office:string-value="FE FE 05 A2 00 59 00 16" calcext:value-type="string">
            <text:p>FE FE 05 A2 00 59 00 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&quot;FE FE 05 A2 &quot;&amp;LEFT(DEC2HEX([.A91]; 4);2)&amp;&quot; &quot;&amp;RIGHT(DEC2HEX([.A91]; 4);2)&amp;&quot; &quot;&amp;(RIGHT(DEC2HEX(HEX2DEC(&quot;05&quot;)+HEX2DEC(&quot;A2&quot;)+HEX2DEC(DEC2HEX([.A91]; 4));4); 2))&amp;&quot; 16&quot;)" office:value-type="string" office:string-value="FE FE 05 A2 00 5A 01 16" calcext:value-type="string">
            <text:p>FE FE 05 A2 00 5A 01 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&quot;FE FE 05 A2 &quot;&amp;LEFT(DEC2HEX([.A92]; 4);2)&amp;&quot; &quot;&amp;RIGHT(DEC2HEX([.A92]; 4);2)&amp;&quot; &quot;&amp;(RIGHT(DEC2HEX(HEX2DEC(&quot;05&quot;)+HEX2DEC(&quot;A2&quot;)+HEX2DEC(DEC2HEX([.A92]; 4));4); 2))&amp;&quot; 16&quot;)" office:value-type="string" office:string-value="FE FE 05 A2 00 5B 02 16" calcext:value-type="string">
            <text:p>FE FE 05 A2 00 5B 02 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&quot;FE FE 05 A2 &quot;&amp;LEFT(DEC2HEX([.A93]; 4);2)&amp;&quot; &quot;&amp;RIGHT(DEC2HEX([.A93]; 4);2)&amp;&quot; &quot;&amp;(RIGHT(DEC2HEX(HEX2DEC(&quot;05&quot;)+HEX2DEC(&quot;A2&quot;)+HEX2DEC(DEC2HEX([.A93]; 4));4); 2))&amp;&quot; 16&quot;)" office:value-type="string" office:string-value="FE FE 05 A2 00 5C 03 16" calcext:value-type="string">
            <text:p>FE FE 05 A2 00 5C 03 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&quot;FE FE 05 A2 &quot;&amp;LEFT(DEC2HEX([.A94]; 4);2)&amp;&quot; &quot;&amp;RIGHT(DEC2HEX([.A94]; 4);2)&amp;&quot; &quot;&amp;(RIGHT(DEC2HEX(HEX2DEC(&quot;05&quot;)+HEX2DEC(&quot;A2&quot;)+HEX2DEC(DEC2HEX([.A94]; 4));4); 2))&amp;&quot; 16&quot;)" office:value-type="string" office:string-value="FE FE 05 A2 00 5D 04 16" calcext:value-type="string">
            <text:p>FE FE 05 A2 00 5D 04 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&quot;FE FE 05 A2 &quot;&amp;LEFT(DEC2HEX([.A95]; 4);2)&amp;&quot; &quot;&amp;RIGHT(DEC2HEX([.A95]; 4);2)&amp;&quot; &quot;&amp;(RIGHT(DEC2HEX(HEX2DEC(&quot;05&quot;)+HEX2DEC(&quot;A2&quot;)+HEX2DEC(DEC2HEX([.A95]; 4));4); 2))&amp;&quot; 16&quot;)" office:value-type="string" office:string-value="FE FE 05 A2 00 5E 05 16" calcext:value-type="string">
            <text:p>FE FE 05 A2 00 5E 05 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&quot;FE FE 05 A2 &quot;&amp;LEFT(DEC2HEX([.A96]; 4);2)&amp;&quot; &quot;&amp;RIGHT(DEC2HEX([.A96]; 4);2)&amp;&quot; &quot;&amp;(RIGHT(DEC2HEX(HEX2DEC(&quot;05&quot;)+HEX2DEC(&quot;A2&quot;)+HEX2DEC(DEC2HEX([.A96]; 4));4); 2))&amp;&quot; 16&quot;)" office:value-type="string" office:string-value="FE FE 05 A2 00 5F 06 16" calcext:value-type="string">
            <text:p>FE FE 05 A2 00 5F 06 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&quot;FE FE 05 A2 &quot;&amp;LEFT(DEC2HEX([.A97]; 4);2)&amp;&quot; &quot;&amp;RIGHT(DEC2HEX([.A97]; 4);2)&amp;&quot; &quot;&amp;(RIGHT(DEC2HEX(HEX2DEC(&quot;05&quot;)+HEX2DEC(&quot;A2&quot;)+HEX2DEC(DEC2HEX([.A97]; 4));4); 2))&amp;&quot; 16&quot;)" office:value-type="string" office:string-value="FE FE 05 A2 00 60 07 16" calcext:value-type="string">
            <text:p>FE FE 05 A2 00 60 07 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&quot;FE FE 05 A2 &quot;&amp;LEFT(DEC2HEX([.A98]; 4);2)&amp;&quot; &quot;&amp;RIGHT(DEC2HEX([.A98]; 4);2)&amp;&quot; &quot;&amp;(RIGHT(DEC2HEX(HEX2DEC(&quot;05&quot;)+HEX2DEC(&quot;A2&quot;)+HEX2DEC(DEC2HEX([.A98]; 4));4); 2))&amp;&quot; 16&quot;)" office:value-type="string" office:string-value="FE FE 05 A2 00 61 08 16" calcext:value-type="string">
            <text:p>FE FE 05 A2 00 61 08 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&quot;FE FE 05 A2 &quot;&amp;LEFT(DEC2HEX([.A99]; 4);2)&amp;&quot; &quot;&amp;RIGHT(DEC2HEX([.A99]; 4);2)&amp;&quot; &quot;&amp;(RIGHT(DEC2HEX(HEX2DEC(&quot;05&quot;)+HEX2DEC(&quot;A2&quot;)+HEX2DEC(DEC2HEX([.A99]; 4));4); 2))&amp;&quot; 16&quot;)" office:value-type="string" office:string-value="FE FE 05 A2 00 62 09 16" calcext:value-type="string">
            <text:p>FE FE 05 A2 00 62 09 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&quot;FE FE 05 A2 &quot;&amp;LEFT(DEC2HEX([.A100]; 4);2)&amp;&quot; &quot;&amp;RIGHT(DEC2HEX([.A100]; 4);2)&amp;&quot; &quot;&amp;(RIGHT(DEC2HEX(HEX2DEC(&quot;05&quot;)+HEX2DEC(&quot;A2&quot;)+HEX2DEC(DEC2HEX([.A100]; 4));4); 2))&amp;&quot; 16&quot;)" office:value-type="string" office:string-value="FE FE 05 A2 00 63 0A 16" calcext:value-type="string">
            <text:p>FE FE 05 A2 00 63 0A 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&quot;FE FE 05 A2 &quot;&amp;LEFT(DEC2HEX([.A101]; 4);2)&amp;&quot; &quot;&amp;RIGHT(DEC2HEX([.A101]; 4);2)&amp;&quot; &quot;&amp;(RIGHT(DEC2HEX(HEX2DEC(&quot;05&quot;)+HEX2DEC(&quot;A2&quot;)+HEX2DEC(DEC2HEX([.A101]; 4));4); 2))&amp;&quot; 16&quot;)" office:value-type="string" office:string-value="FE FE 05 A2 00 64 0B 16" calcext:value-type="string">
            <text:p>FE FE 05 A2 00 64 0B 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&quot;FE FE 05 A2 &quot;&amp;LEFT(DEC2HEX([.A102]; 4);2)&amp;&quot; &quot;&amp;RIGHT(DEC2HEX([.A102]; 4);2)&amp;&quot; &quot;&amp;(RIGHT(DEC2HEX(HEX2DEC(&quot;05&quot;)+HEX2DEC(&quot;A2&quot;)+HEX2DEC(DEC2HEX([.A102]; 4));4); 2))&amp;&quot; 16&quot;)" office:value-type="string" office:string-value="FE FE 05 A2 00 65 0C 16" calcext:value-type="string">
            <text:p>FE FE 05 A2 00 65 0C 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&quot;FE FE 05 A2 &quot;&amp;LEFT(DEC2HEX([.A103]; 4);2)&amp;&quot; &quot;&amp;RIGHT(DEC2HEX([.A103]; 4);2)&amp;&quot; &quot;&amp;(RIGHT(DEC2HEX(HEX2DEC(&quot;05&quot;)+HEX2DEC(&quot;A2&quot;)+HEX2DEC(DEC2HEX([.A103]; 4));4); 2))&amp;&quot; 16&quot;)" office:value-type="string" office:string-value="FE FE 05 A2 00 66 0D 16" calcext:value-type="string">
            <text:p>FE FE 05 A2 00 66 0D 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&quot;FE FE 05 A2 &quot;&amp;LEFT(DEC2HEX([.A104]; 4);2)&amp;&quot; &quot;&amp;RIGHT(DEC2HEX([.A104]; 4);2)&amp;&quot; &quot;&amp;(RIGHT(DEC2HEX(HEX2DEC(&quot;05&quot;)+HEX2DEC(&quot;A2&quot;)+HEX2DEC(DEC2HEX([.A104]; 4));4); 2))&amp;&quot; 16&quot;)" office:value-type="string" office:string-value="FE FE 05 A2 00 67 0E 16" calcext:value-type="string">
            <text:p>FE FE 05 A2 00 67 0E 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&quot;FE FE 05 A2 &quot;&amp;LEFT(DEC2HEX([.A105]; 4);2)&amp;&quot; &quot;&amp;RIGHT(DEC2HEX([.A105]; 4);2)&amp;&quot; &quot;&amp;(RIGHT(DEC2HEX(HEX2DEC(&quot;05&quot;)+HEX2DEC(&quot;A2&quot;)+HEX2DEC(DEC2HEX([.A105]; 4));4); 2))&amp;&quot; 16&quot;)" office:value-type="string" office:string-value="FE FE 05 A2 00 68 0F 16" calcext:value-type="string">
            <text:p>FE FE 05 A2 00 68 0F 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&quot;FE FE 05 A2 &quot;&amp;LEFT(DEC2HEX([.A106]; 4);2)&amp;&quot; &quot;&amp;RIGHT(DEC2HEX([.A106]; 4);2)&amp;&quot; &quot;&amp;(RIGHT(DEC2HEX(HEX2DEC(&quot;05&quot;)+HEX2DEC(&quot;A2&quot;)+HEX2DEC(DEC2HEX([.A106]; 4));4); 2))&amp;&quot; 16&quot;)" office:value-type="string" office:string-value="FE FE 05 A2 00 69 10 16" calcext:value-type="string">
            <text:p>FE FE 05 A2 00 69 10 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&quot;FE FE 05 A2 &quot;&amp;LEFT(DEC2HEX([.A107]; 4);2)&amp;&quot; &quot;&amp;RIGHT(DEC2HEX([.A107]; 4);2)&amp;&quot; &quot;&amp;(RIGHT(DEC2HEX(HEX2DEC(&quot;05&quot;)+HEX2DEC(&quot;A2&quot;)+HEX2DEC(DEC2HEX([.A107]; 4));4); 2))&amp;&quot; 16&quot;)" office:value-type="string" office:string-value="FE FE 05 A2 00 6A 11 16" calcext:value-type="string">
            <text:p>FE FE 05 A2 00 6A 11 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&quot;FE FE 05 A2 &quot;&amp;LEFT(DEC2HEX([.A108]; 4);2)&amp;&quot; &quot;&amp;RIGHT(DEC2HEX([.A108]; 4);2)&amp;&quot; &quot;&amp;(RIGHT(DEC2HEX(HEX2DEC(&quot;05&quot;)+HEX2DEC(&quot;A2&quot;)+HEX2DEC(DEC2HEX([.A108]; 4));4); 2))&amp;&quot; 16&quot;)" office:value-type="string" office:string-value="FE FE 05 A2 00 6B 12 16" calcext:value-type="string">
            <text:p>FE FE 05 A2 00 6B 12 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&quot;FE FE 05 A2 &quot;&amp;LEFT(DEC2HEX([.A109]; 4);2)&amp;&quot; &quot;&amp;RIGHT(DEC2HEX([.A109]; 4);2)&amp;&quot; &quot;&amp;(RIGHT(DEC2HEX(HEX2DEC(&quot;05&quot;)+HEX2DEC(&quot;A2&quot;)+HEX2DEC(DEC2HEX([.A109]; 4));4); 2))&amp;&quot; 16&quot;)" office:value-type="string" office:string-value="FE FE 05 A2 00 6C 13 16" calcext:value-type="string">
            <text:p>FE FE 05 A2 00 6C 13 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&quot;FE FE 05 A2 &quot;&amp;LEFT(DEC2HEX([.A110]; 4);2)&amp;&quot; &quot;&amp;RIGHT(DEC2HEX([.A110]; 4);2)&amp;&quot; &quot;&amp;(RIGHT(DEC2HEX(HEX2DEC(&quot;05&quot;)+HEX2DEC(&quot;A2&quot;)+HEX2DEC(DEC2HEX([.A110]; 4));4); 2))&amp;&quot; 16&quot;)" office:value-type="string" office:string-value="FE FE 05 A2 00 6D 14 16" calcext:value-type="string">
            <text:p>FE FE 05 A2 00 6D 14 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&quot;FE FE 05 A2 &quot;&amp;LEFT(DEC2HEX([.A111]; 4);2)&amp;&quot; &quot;&amp;RIGHT(DEC2HEX([.A111]; 4);2)&amp;&quot; &quot;&amp;(RIGHT(DEC2HEX(HEX2DEC(&quot;05&quot;)+HEX2DEC(&quot;A2&quot;)+HEX2DEC(DEC2HEX([.A111]; 4));4); 2))&amp;&quot; 16&quot;)" office:value-type="string" office:string-value="FE FE 05 A2 00 6E 15 16" calcext:value-type="string">
            <text:p>FE FE 05 A2 00 6E 15 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&quot;FE FE 05 A2 &quot;&amp;LEFT(DEC2HEX([.A112]; 4);2)&amp;&quot; &quot;&amp;RIGHT(DEC2HEX([.A112]; 4);2)&amp;&quot; &quot;&amp;(RIGHT(DEC2HEX(HEX2DEC(&quot;05&quot;)+HEX2DEC(&quot;A2&quot;)+HEX2DEC(DEC2HEX([.A112]; 4));4); 2))&amp;&quot; 16&quot;)" office:value-type="string" office:string-value="FE FE 05 A2 00 6F 16 16" calcext:value-type="string">
            <text:p>FE FE 05 A2 00 6F 16 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&quot;FE FE 05 A2 &quot;&amp;LEFT(DEC2HEX([.A113]; 4);2)&amp;&quot; &quot;&amp;RIGHT(DEC2HEX([.A113]; 4);2)&amp;&quot; &quot;&amp;(RIGHT(DEC2HEX(HEX2DEC(&quot;05&quot;)+HEX2DEC(&quot;A2&quot;)+HEX2DEC(DEC2HEX([.A113]; 4));4); 2))&amp;&quot; 16&quot;)" office:value-type="string" office:string-value="FE FE 05 A2 00 70 17 16" calcext:value-type="string">
            <text:p>FE FE 05 A2 00 70 17 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&quot;FE FE 05 A2 &quot;&amp;LEFT(DEC2HEX([.A114]; 4);2)&amp;&quot; &quot;&amp;RIGHT(DEC2HEX([.A114]; 4);2)&amp;&quot; &quot;&amp;(RIGHT(DEC2HEX(HEX2DEC(&quot;05&quot;)+HEX2DEC(&quot;A2&quot;)+HEX2DEC(DEC2HEX([.A114]; 4));4); 2))&amp;&quot; 16&quot;)" office:value-type="string" office:string-value="FE FE 05 A2 00 71 18 16" calcext:value-type="string">
            <text:p>FE FE 05 A2 00 71 18 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&quot;FE FE 05 A2 &quot;&amp;LEFT(DEC2HEX([.A115]; 4);2)&amp;&quot; &quot;&amp;RIGHT(DEC2HEX([.A115]; 4);2)&amp;&quot; &quot;&amp;(RIGHT(DEC2HEX(HEX2DEC(&quot;05&quot;)+HEX2DEC(&quot;A2&quot;)+HEX2DEC(DEC2HEX([.A115]; 4));4); 2))&amp;&quot; 16&quot;)" office:value-type="string" office:string-value="FE FE 05 A2 00 72 19 16" calcext:value-type="string">
            <text:p>FE FE 05 A2 00 72 19 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&quot;FE FE 05 A2 &quot;&amp;LEFT(DEC2HEX([.A116]; 4);2)&amp;&quot; &quot;&amp;RIGHT(DEC2HEX([.A116]; 4);2)&amp;&quot; &quot;&amp;(RIGHT(DEC2HEX(HEX2DEC(&quot;05&quot;)+HEX2DEC(&quot;A2&quot;)+HEX2DEC(DEC2HEX([.A116]; 4));4); 2))&amp;&quot; 16&quot;)" office:value-type="string" office:string-value="FE FE 05 A2 00 73 1A 16" calcext:value-type="string">
            <text:p>FE FE 05 A2 00 73 1A 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&quot;FE FE 05 A2 &quot;&amp;LEFT(DEC2HEX([.A117]; 4);2)&amp;&quot; &quot;&amp;RIGHT(DEC2HEX([.A117]; 4);2)&amp;&quot; &quot;&amp;(RIGHT(DEC2HEX(HEX2DEC(&quot;05&quot;)+HEX2DEC(&quot;A2&quot;)+HEX2DEC(DEC2HEX([.A117]; 4));4); 2))&amp;&quot; 16&quot;)" office:value-type="string" office:string-value="FE FE 05 A2 00 74 1B 16" calcext:value-type="string">
            <text:p>FE FE 05 A2 00 74 1B 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&quot;FE FE 05 A2 &quot;&amp;LEFT(DEC2HEX([.A118]; 4);2)&amp;&quot; &quot;&amp;RIGHT(DEC2HEX([.A118]; 4);2)&amp;&quot; &quot;&amp;(RIGHT(DEC2HEX(HEX2DEC(&quot;05&quot;)+HEX2DEC(&quot;A2&quot;)+HEX2DEC(DEC2HEX([.A118]; 4));4); 2))&amp;&quot; 16&quot;)" office:value-type="string" office:string-value="FE FE 05 A2 00 75 1C 16" calcext:value-type="string">
            <text:p>FE FE 05 A2 00 75 1C 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&quot;FE FE 05 A2 &quot;&amp;LEFT(DEC2HEX([.A119]; 4);2)&amp;&quot; &quot;&amp;RIGHT(DEC2HEX([.A119]; 4);2)&amp;&quot; &quot;&amp;(RIGHT(DEC2HEX(HEX2DEC(&quot;05&quot;)+HEX2DEC(&quot;A2&quot;)+HEX2DEC(DEC2HEX([.A119]; 4));4); 2))&amp;&quot; 16&quot;)" office:value-type="string" office:string-value="FE FE 05 A2 00 76 1D 16" calcext:value-type="string">
            <text:p>FE FE 05 A2 00 76 1D 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&quot;FE FE 05 A2 &quot;&amp;LEFT(DEC2HEX([.A120]; 4);2)&amp;&quot; &quot;&amp;RIGHT(DEC2HEX([.A120]; 4);2)&amp;&quot; &quot;&amp;(RIGHT(DEC2HEX(HEX2DEC(&quot;05&quot;)+HEX2DEC(&quot;A2&quot;)+HEX2DEC(DEC2HEX([.A120]; 4));4); 2))&amp;&quot; 16&quot;)" office:value-type="string" office:string-value="FE FE 05 A2 00 77 1E 16" calcext:value-type="string">
            <text:p>FE FE 05 A2 00 77 1E 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&quot;FE FE 05 A2 &quot;&amp;LEFT(DEC2HEX([.A121]; 4);2)&amp;&quot; &quot;&amp;RIGHT(DEC2HEX([.A121]; 4);2)&amp;&quot; &quot;&amp;(RIGHT(DEC2HEX(HEX2DEC(&quot;05&quot;)+HEX2DEC(&quot;A2&quot;)+HEX2DEC(DEC2HEX([.A121]; 4));4); 2))&amp;&quot; 16&quot;)" office:value-type="string" office:string-value="FE FE 05 A2 00 78 1F 16" calcext:value-type="string">
            <text:p>FE FE 05 A2 00 78 1F 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&quot;FE FE 05 A2 &quot;&amp;LEFT(DEC2HEX([.A122]; 4);2)&amp;&quot; &quot;&amp;RIGHT(DEC2HEX([.A122]; 4);2)&amp;&quot; &quot;&amp;(RIGHT(DEC2HEX(HEX2DEC(&quot;05&quot;)+HEX2DEC(&quot;A2&quot;)+HEX2DEC(DEC2HEX([.A122]; 4));4); 2))&amp;&quot; 16&quot;)" office:value-type="string" office:string-value="FE FE 05 A2 00 79 20 16" calcext:value-type="string">
            <text:p>FE FE 05 A2 00 79 20 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&quot;FE FE 05 A2 &quot;&amp;LEFT(DEC2HEX([.A123]; 4);2)&amp;&quot; &quot;&amp;RIGHT(DEC2HEX([.A123]; 4);2)&amp;&quot; &quot;&amp;(RIGHT(DEC2HEX(HEX2DEC(&quot;05&quot;)+HEX2DEC(&quot;A2&quot;)+HEX2DEC(DEC2HEX([.A123]; 4));4); 2))&amp;&quot; 16&quot;)" office:value-type="string" office:string-value="FE FE 05 A2 00 7A 21 16" calcext:value-type="string">
            <text:p>FE FE 05 A2 00 7A 21 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&quot;FE FE 05 A2 &quot;&amp;LEFT(DEC2HEX([.A124]; 4);2)&amp;&quot; &quot;&amp;RIGHT(DEC2HEX([.A124]; 4);2)&amp;&quot; &quot;&amp;(RIGHT(DEC2HEX(HEX2DEC(&quot;05&quot;)+HEX2DEC(&quot;A2&quot;)+HEX2DEC(DEC2HEX([.A124]; 4));4); 2))&amp;&quot; 16&quot;)" office:value-type="string" office:string-value="FE FE 05 A2 00 7B 22 16" calcext:value-type="string">
            <text:p>FE FE 05 A2 00 7B 22 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&quot;FE FE 05 A2 &quot;&amp;LEFT(DEC2HEX([.A125]; 4);2)&amp;&quot; &quot;&amp;RIGHT(DEC2HEX([.A125]; 4);2)&amp;&quot; &quot;&amp;(RIGHT(DEC2HEX(HEX2DEC(&quot;05&quot;)+HEX2DEC(&quot;A2&quot;)+HEX2DEC(DEC2HEX([.A125]; 4));4); 2))&amp;&quot; 16&quot;)" office:value-type="string" office:string-value="FE FE 05 A2 00 7C 23 16" calcext:value-type="string">
            <text:p>FE FE 05 A2 00 7C 23 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&quot;FE FE 05 A2 &quot;&amp;LEFT(DEC2HEX([.A126]; 4);2)&amp;&quot; &quot;&amp;RIGHT(DEC2HEX([.A126]; 4);2)&amp;&quot; &quot;&amp;(RIGHT(DEC2HEX(HEX2DEC(&quot;05&quot;)+HEX2DEC(&quot;A2&quot;)+HEX2DEC(DEC2HEX([.A126]; 4));4); 2))&amp;&quot; 16&quot;)" office:value-type="string" office:string-value="FE FE 05 A2 00 7D 24 16" calcext:value-type="string">
            <text:p>FE FE 05 A2 00 7D 24 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&quot;FE FE 05 A2 &quot;&amp;LEFT(DEC2HEX([.A127]; 4);2)&amp;&quot; &quot;&amp;RIGHT(DEC2HEX([.A127]; 4);2)&amp;&quot; &quot;&amp;(RIGHT(DEC2HEX(HEX2DEC(&quot;05&quot;)+HEX2DEC(&quot;A2&quot;)+HEX2DEC(DEC2HEX([.A127]; 4));4); 2))&amp;&quot; 16&quot;)" office:value-type="string" office:string-value="FE FE 05 A2 00 7E 25 16" calcext:value-type="string">
            <text:p>FE FE 05 A2 00 7E 25 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&quot;FE FE 05 A2 &quot;&amp;LEFT(DEC2HEX([.A128]; 4);2)&amp;&quot; &quot;&amp;RIGHT(DEC2HEX([.A128]; 4);2)&amp;&quot; &quot;&amp;(RIGHT(DEC2HEX(HEX2DEC(&quot;05&quot;)+HEX2DEC(&quot;A2&quot;)+HEX2DEC(DEC2HEX([.A128]; 4));4); 2))&amp;&quot; 16&quot;)" office:value-type="string" office:string-value="FE FE 05 A2 00 7F 26 16" calcext:value-type="string">
            <text:p>FE FE 05 A2 00 7F 26 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&quot;FE FE 05 A2 &quot;&amp;LEFT(DEC2HEX([.A129]; 4);2)&amp;&quot; &quot;&amp;RIGHT(DEC2HEX([.A129]; 4);2)&amp;&quot; &quot;&amp;(RIGHT(DEC2HEX(HEX2DEC(&quot;05&quot;)+HEX2DEC(&quot;A2&quot;)+HEX2DEC(DEC2HEX([.A129]; 4));4); 2))&amp;&quot; 16&quot;)" office:value-type="string" office:string-value="FE FE 05 A2 00 80 27 16" calcext:value-type="string">
            <text:p>FE FE 05 A2 00 80 27 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&quot;FE FE 05 A2 &quot;&amp;LEFT(DEC2HEX([.A130]; 4);2)&amp;&quot; &quot;&amp;RIGHT(DEC2HEX([.A130]; 4);2)&amp;&quot; &quot;&amp;(RIGHT(DEC2HEX(HEX2DEC(&quot;05&quot;)+HEX2DEC(&quot;A2&quot;)+HEX2DEC(DEC2HEX([.A130]; 4));4); 2))&amp;&quot; 16&quot;)" office:value-type="string" office:string-value="FE FE 05 A2 00 81 28 16" calcext:value-type="string">
            <text:p>FE FE 05 A2 00 81 28 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&quot;FE FE 05 A2 &quot;&amp;LEFT(DEC2HEX([.A131]; 4);2)&amp;&quot; &quot;&amp;RIGHT(DEC2HEX([.A131]; 4);2)&amp;&quot; &quot;&amp;(RIGHT(DEC2HEX(HEX2DEC(&quot;05&quot;)+HEX2DEC(&quot;A2&quot;)+HEX2DEC(DEC2HEX([.A131]; 4));4); 2))&amp;&quot; 16&quot;)" office:value-type="string" office:string-value="FE FE 05 A2 00 82 29 16" calcext:value-type="string">
            <text:p>FE FE 05 A2 00 82 29 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&quot;FE FE 05 A2 &quot;&amp;LEFT(DEC2HEX([.A132]; 4);2)&amp;&quot; &quot;&amp;RIGHT(DEC2HEX([.A132]; 4);2)&amp;&quot; &quot;&amp;(RIGHT(DEC2HEX(HEX2DEC(&quot;05&quot;)+HEX2DEC(&quot;A2&quot;)+HEX2DEC(DEC2HEX([.A132]; 4));4); 2))&amp;&quot; 16&quot;)" office:value-type="string" office:string-value="FE FE 05 A2 00 83 2A 16" calcext:value-type="string">
            <text:p>FE FE 05 A2 00 83 2A 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&quot;FE FE 05 A2 &quot;&amp;LEFT(DEC2HEX([.A133]; 4);2)&amp;&quot; &quot;&amp;RIGHT(DEC2HEX([.A133]; 4);2)&amp;&quot; &quot;&amp;(RIGHT(DEC2HEX(HEX2DEC(&quot;05&quot;)+HEX2DEC(&quot;A2&quot;)+HEX2DEC(DEC2HEX([.A133]; 4));4); 2))&amp;&quot; 16&quot;)" office:value-type="string" office:string-value="FE FE 05 A2 00 84 2B 16" calcext:value-type="string">
            <text:p>FE FE 05 A2 00 84 2B 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&quot;FE FE 05 A2 &quot;&amp;LEFT(DEC2HEX([.A134]; 4);2)&amp;&quot; &quot;&amp;RIGHT(DEC2HEX([.A134]; 4);2)&amp;&quot; &quot;&amp;(RIGHT(DEC2HEX(HEX2DEC(&quot;05&quot;)+HEX2DEC(&quot;A2&quot;)+HEX2DEC(DEC2HEX([.A134]; 4));4); 2))&amp;&quot; 16&quot;)" office:value-type="string" office:string-value="FE FE 05 A2 00 85 2C 16" calcext:value-type="string">
            <text:p>FE FE 05 A2 00 85 2C 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&quot;FE FE 05 A2 &quot;&amp;LEFT(DEC2HEX([.A135]; 4);2)&amp;&quot; &quot;&amp;RIGHT(DEC2HEX([.A135]; 4);2)&amp;&quot; &quot;&amp;(RIGHT(DEC2HEX(HEX2DEC(&quot;05&quot;)+HEX2DEC(&quot;A2&quot;)+HEX2DEC(DEC2HEX([.A135]; 4));4); 2))&amp;&quot; 16&quot;)" office:value-type="string" office:string-value="FE FE 05 A2 00 86 2D 16" calcext:value-type="string">
            <text:p>FE FE 05 A2 00 86 2D 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&quot;FE FE 05 A2 &quot;&amp;LEFT(DEC2HEX([.A136]; 4);2)&amp;&quot; &quot;&amp;RIGHT(DEC2HEX([.A136]; 4);2)&amp;&quot; &quot;&amp;(RIGHT(DEC2HEX(HEX2DEC(&quot;05&quot;)+HEX2DEC(&quot;A2&quot;)+HEX2DEC(DEC2HEX([.A136]; 4));4); 2))&amp;&quot; 16&quot;)" office:value-type="string" office:string-value="FE FE 05 A2 00 87 2E 16" calcext:value-type="string">
            <text:p>FE FE 05 A2 00 87 2E 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&quot;FE FE 05 A2 &quot;&amp;LEFT(DEC2HEX([.A137]; 4);2)&amp;&quot; &quot;&amp;RIGHT(DEC2HEX([.A137]; 4);2)&amp;&quot; &quot;&amp;(RIGHT(DEC2HEX(HEX2DEC(&quot;05&quot;)+HEX2DEC(&quot;A2&quot;)+HEX2DEC(DEC2HEX([.A137]; 4));4); 2))&amp;&quot; 16&quot;)" office:value-type="string" office:string-value="FE FE 05 A2 00 88 2F 16" calcext:value-type="string">
            <text:p>FE FE 05 A2 00 88 2F 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&quot;FE FE 05 A2 &quot;&amp;LEFT(DEC2HEX([.A138]; 4);2)&amp;&quot; &quot;&amp;RIGHT(DEC2HEX([.A138]; 4);2)&amp;&quot; &quot;&amp;(RIGHT(DEC2HEX(HEX2DEC(&quot;05&quot;)+HEX2DEC(&quot;A2&quot;)+HEX2DEC(DEC2HEX([.A138]; 4));4); 2))&amp;&quot; 16&quot;)" office:value-type="string" office:string-value="FE FE 05 A2 00 89 30 16" calcext:value-type="string">
            <text:p>FE FE 05 A2 00 89 30 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&quot;FE FE 05 A2 &quot;&amp;LEFT(DEC2HEX([.A139]; 4);2)&amp;&quot; &quot;&amp;RIGHT(DEC2HEX([.A139]; 4);2)&amp;&quot; &quot;&amp;(RIGHT(DEC2HEX(HEX2DEC(&quot;05&quot;)+HEX2DEC(&quot;A2&quot;)+HEX2DEC(DEC2HEX([.A139]; 4));4); 2))&amp;&quot; 16&quot;)" office:value-type="string" office:string-value="FE FE 05 A2 00 8A 31 16" calcext:value-type="string">
            <text:p>FE FE 05 A2 00 8A 31 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&quot;FE FE 05 A2 &quot;&amp;LEFT(DEC2HEX([.A140]; 4);2)&amp;&quot; &quot;&amp;RIGHT(DEC2HEX([.A140]; 4);2)&amp;&quot; &quot;&amp;(RIGHT(DEC2HEX(HEX2DEC(&quot;05&quot;)+HEX2DEC(&quot;A2&quot;)+HEX2DEC(DEC2HEX([.A140]; 4));4); 2))&amp;&quot; 16&quot;)" office:value-type="string" office:string-value="FE FE 05 A2 00 8B 32 16" calcext:value-type="string">
            <text:p>FE FE 05 A2 00 8B 32 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&quot;FE FE 05 A2 &quot;&amp;LEFT(DEC2HEX([.A141]; 4);2)&amp;&quot; &quot;&amp;RIGHT(DEC2HEX([.A141]; 4);2)&amp;&quot; &quot;&amp;(RIGHT(DEC2HEX(HEX2DEC(&quot;05&quot;)+HEX2DEC(&quot;A2&quot;)+HEX2DEC(DEC2HEX([.A141]; 4));4); 2))&amp;&quot; 16&quot;)" office:value-type="string" office:string-value="FE FE 05 A2 00 8C 33 16" calcext:value-type="string">
            <text:p>FE FE 05 A2 00 8C 33 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&quot;FE FE 05 A2 &quot;&amp;LEFT(DEC2HEX([.A142]; 4);2)&amp;&quot; &quot;&amp;RIGHT(DEC2HEX([.A142]; 4);2)&amp;&quot; &quot;&amp;(RIGHT(DEC2HEX(HEX2DEC(&quot;05&quot;)+HEX2DEC(&quot;A2&quot;)+HEX2DEC(DEC2HEX([.A142]; 4));4); 2))&amp;&quot; 16&quot;)" office:value-type="string" office:string-value="FE FE 05 A2 00 8D 34 16" calcext:value-type="string">
            <text:p>FE FE 05 A2 00 8D 34 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&quot;FE FE 05 A2 &quot;&amp;LEFT(DEC2HEX([.A143]; 4);2)&amp;&quot; &quot;&amp;RIGHT(DEC2HEX([.A143]; 4);2)&amp;&quot; &quot;&amp;(RIGHT(DEC2HEX(HEX2DEC(&quot;05&quot;)+HEX2DEC(&quot;A2&quot;)+HEX2DEC(DEC2HEX([.A143]; 4));4); 2))&amp;&quot; 16&quot;)" office:value-type="string" office:string-value="FE FE 05 A2 00 8E 35 16" calcext:value-type="string">
            <text:p>FE FE 05 A2 00 8E 35 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&quot;FE FE 05 A2 &quot;&amp;LEFT(DEC2HEX([.A144]; 4);2)&amp;&quot; &quot;&amp;RIGHT(DEC2HEX([.A144]; 4);2)&amp;&quot; &quot;&amp;(RIGHT(DEC2HEX(HEX2DEC(&quot;05&quot;)+HEX2DEC(&quot;A2&quot;)+HEX2DEC(DEC2HEX([.A144]; 4));4); 2))&amp;&quot; 16&quot;)" office:value-type="string" office:string-value="FE FE 05 A2 00 8F 36 16" calcext:value-type="string">
            <text:p>FE FE 05 A2 00 8F 36 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&quot;FE FE 05 A2 &quot;&amp;LEFT(DEC2HEX([.A145]; 4);2)&amp;&quot; &quot;&amp;RIGHT(DEC2HEX([.A145]; 4);2)&amp;&quot; &quot;&amp;(RIGHT(DEC2HEX(HEX2DEC(&quot;05&quot;)+HEX2DEC(&quot;A2&quot;)+HEX2DEC(DEC2HEX([.A145]; 4));4); 2))&amp;&quot; 16&quot;)" office:value-type="string" office:string-value="FE FE 05 A2 00 90 37 16" calcext:value-type="string">
            <text:p>FE FE 05 A2 00 90 37 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&quot;FE FE 05 A2 &quot;&amp;LEFT(DEC2HEX([.A146]; 4);2)&amp;&quot; &quot;&amp;RIGHT(DEC2HEX([.A146]; 4);2)&amp;&quot; &quot;&amp;(RIGHT(DEC2HEX(HEX2DEC(&quot;05&quot;)+HEX2DEC(&quot;A2&quot;)+HEX2DEC(DEC2HEX([.A146]; 4));4); 2))&amp;&quot; 16&quot;)" office:value-type="string" office:string-value="FE FE 05 A2 00 91 38 16" calcext:value-type="string">
            <text:p>FE FE 05 A2 00 91 38 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&quot;FE FE 05 A2 &quot;&amp;LEFT(DEC2HEX([.A147]; 4);2)&amp;&quot; &quot;&amp;RIGHT(DEC2HEX([.A147]; 4);2)&amp;&quot; &quot;&amp;(RIGHT(DEC2HEX(HEX2DEC(&quot;05&quot;)+HEX2DEC(&quot;A2&quot;)+HEX2DEC(DEC2HEX([.A147]; 4));4); 2))&amp;&quot; 16&quot;)" office:value-type="string" office:string-value="FE FE 05 A2 00 92 39 16" calcext:value-type="string">
            <text:p>FE FE 05 A2 00 92 39 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&quot;FE FE 05 A2 &quot;&amp;LEFT(DEC2HEX([.A148]; 4);2)&amp;&quot; &quot;&amp;RIGHT(DEC2HEX([.A148]; 4);2)&amp;&quot; &quot;&amp;(RIGHT(DEC2HEX(HEX2DEC(&quot;05&quot;)+HEX2DEC(&quot;A2&quot;)+HEX2DEC(DEC2HEX([.A148]; 4));4); 2))&amp;&quot; 16&quot;)" office:value-type="string" office:string-value="FE FE 05 A2 00 93 3A 16" calcext:value-type="string">
            <text:p>FE FE 05 A2 00 93 3A 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&quot;FE FE 05 A2 &quot;&amp;LEFT(DEC2HEX([.A149]; 4);2)&amp;&quot; &quot;&amp;RIGHT(DEC2HEX([.A149]; 4);2)&amp;&quot; &quot;&amp;(RIGHT(DEC2HEX(HEX2DEC(&quot;05&quot;)+HEX2DEC(&quot;A2&quot;)+HEX2DEC(DEC2HEX([.A149]; 4));4); 2))&amp;&quot; 16&quot;)" office:value-type="string" office:string-value="FE FE 05 A2 00 94 3B 16" calcext:value-type="string">
            <text:p>FE FE 05 A2 00 94 3B 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&quot;FE FE 05 A2 &quot;&amp;LEFT(DEC2HEX([.A150]; 4);2)&amp;&quot; &quot;&amp;RIGHT(DEC2HEX([.A150]; 4);2)&amp;&quot; &quot;&amp;(RIGHT(DEC2HEX(HEX2DEC(&quot;05&quot;)+HEX2DEC(&quot;A2&quot;)+HEX2DEC(DEC2HEX([.A150]; 4));4); 2))&amp;&quot; 16&quot;)" office:value-type="string" office:string-value="FE FE 05 A2 00 95 3C 16" calcext:value-type="string">
            <text:p>FE FE 05 A2 00 95 3C 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&quot;FE FE 05 A2 &quot;&amp;LEFT(DEC2HEX([.A151]; 4);2)&amp;&quot; &quot;&amp;RIGHT(DEC2HEX([.A151]; 4);2)&amp;&quot; &quot;&amp;(RIGHT(DEC2HEX(HEX2DEC(&quot;05&quot;)+HEX2DEC(&quot;A2&quot;)+HEX2DEC(DEC2HEX([.A151]; 4));4); 2))&amp;&quot; 16&quot;)" office:value-type="string" office:string-value="FE FE 05 A2 00 96 3D 16" calcext:value-type="string">
            <text:p>FE FE 05 A2 00 96 3D 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&quot;FE FE 05 A2 &quot;&amp;LEFT(DEC2HEX([.A152]; 4);2)&amp;&quot; &quot;&amp;RIGHT(DEC2HEX([.A152]; 4);2)&amp;&quot; &quot;&amp;(RIGHT(DEC2HEX(HEX2DEC(&quot;05&quot;)+HEX2DEC(&quot;A2&quot;)+HEX2DEC(DEC2HEX([.A152]; 4));4); 2))&amp;&quot; 16&quot;)" office:value-type="string" office:string-value="FE FE 05 A2 00 97 3E 16" calcext:value-type="string">
            <text:p>FE FE 05 A2 00 97 3E 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&quot;FE FE 05 A2 &quot;&amp;LEFT(DEC2HEX([.A153]; 4);2)&amp;&quot; &quot;&amp;RIGHT(DEC2HEX([.A153]; 4);2)&amp;&quot; &quot;&amp;(RIGHT(DEC2HEX(HEX2DEC(&quot;05&quot;)+HEX2DEC(&quot;A2&quot;)+HEX2DEC(DEC2HEX([.A153]; 4));4); 2))&amp;&quot; 16&quot;)" office:value-type="string" office:string-value="FE FE 05 A2 00 98 3F 16" calcext:value-type="string">
            <text:p>FE FE 05 A2 00 98 3F 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&quot;FE FE 05 A2 &quot;&amp;LEFT(DEC2HEX([.A154]; 4);2)&amp;&quot; &quot;&amp;RIGHT(DEC2HEX([.A154]; 4);2)&amp;&quot; &quot;&amp;(RIGHT(DEC2HEX(HEX2DEC(&quot;05&quot;)+HEX2DEC(&quot;A2&quot;)+HEX2DEC(DEC2HEX([.A154]; 4));4); 2))&amp;&quot; 16&quot;)" office:value-type="string" office:string-value="FE FE 05 A2 00 99 40 16" calcext:value-type="string">
            <text:p>FE FE 05 A2 00 99 40 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&quot;FE FE 05 A2 &quot;&amp;LEFT(DEC2HEX([.A155]; 4);2)&amp;&quot; &quot;&amp;RIGHT(DEC2HEX([.A155]; 4);2)&amp;&quot; &quot;&amp;(RIGHT(DEC2HEX(HEX2DEC(&quot;05&quot;)+HEX2DEC(&quot;A2&quot;)+HEX2DEC(DEC2HEX([.A155]; 4));4); 2))&amp;&quot; 16&quot;)" office:value-type="string" office:string-value="FE FE 05 A2 00 9A 41 16" calcext:value-type="string">
            <text:p>FE FE 05 A2 00 9A 41 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&quot;FE FE 05 A2 &quot;&amp;LEFT(DEC2HEX([.A156]; 4);2)&amp;&quot; &quot;&amp;RIGHT(DEC2HEX([.A156]; 4);2)&amp;&quot; &quot;&amp;(RIGHT(DEC2HEX(HEX2DEC(&quot;05&quot;)+HEX2DEC(&quot;A2&quot;)+HEX2DEC(DEC2HEX([.A156]; 4));4); 2))&amp;&quot; 16&quot;)" office:value-type="string" office:string-value="FE FE 05 A2 00 9B 42 16" calcext:value-type="string">
            <text:p>FE FE 05 A2 00 9B 42 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&quot;FE FE 05 A2 &quot;&amp;LEFT(DEC2HEX([.A157]; 4);2)&amp;&quot; &quot;&amp;RIGHT(DEC2HEX([.A157]; 4);2)&amp;&quot; &quot;&amp;(RIGHT(DEC2HEX(HEX2DEC(&quot;05&quot;)+HEX2DEC(&quot;A2&quot;)+HEX2DEC(DEC2HEX([.A157]; 4));4); 2))&amp;&quot; 16&quot;)" office:value-type="string" office:string-value="FE FE 05 A2 00 9C 43 16" calcext:value-type="string">
            <text:p>FE FE 05 A2 00 9C 43 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&quot;FE FE 05 A2 &quot;&amp;LEFT(DEC2HEX([.A158]; 4);2)&amp;&quot; &quot;&amp;RIGHT(DEC2HEX([.A158]; 4);2)&amp;&quot; &quot;&amp;(RIGHT(DEC2HEX(HEX2DEC(&quot;05&quot;)+HEX2DEC(&quot;A2&quot;)+HEX2DEC(DEC2HEX([.A158]; 4));4); 2))&amp;&quot; 16&quot;)" office:value-type="string" office:string-value="FE FE 05 A2 00 9D 44 16" calcext:value-type="string">
            <text:p>FE FE 05 A2 00 9D 44 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&quot;FE FE 05 A2 &quot;&amp;LEFT(DEC2HEX([.A159]; 4);2)&amp;&quot; &quot;&amp;RIGHT(DEC2HEX([.A159]; 4);2)&amp;&quot; &quot;&amp;(RIGHT(DEC2HEX(HEX2DEC(&quot;05&quot;)+HEX2DEC(&quot;A2&quot;)+HEX2DEC(DEC2HEX([.A159]; 4));4); 2))&amp;&quot; 16&quot;)" office:value-type="string" office:string-value="FE FE 05 A2 00 9E 45 16" calcext:value-type="string">
            <text:p>FE FE 05 A2 00 9E 45 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&quot;FE FE 05 A2 &quot;&amp;LEFT(DEC2HEX([.A160]; 4);2)&amp;&quot; &quot;&amp;RIGHT(DEC2HEX([.A160]; 4);2)&amp;&quot; &quot;&amp;(RIGHT(DEC2HEX(HEX2DEC(&quot;05&quot;)+HEX2DEC(&quot;A2&quot;)+HEX2DEC(DEC2HEX([.A160]; 4));4); 2))&amp;&quot; 16&quot;)" office:value-type="string" office:string-value="FE FE 05 A2 00 9F 46 16" calcext:value-type="string">
            <text:p>FE FE 05 A2 00 9F 46 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&quot;FE FE 05 A2 &quot;&amp;LEFT(DEC2HEX([.A161]; 4);2)&amp;&quot; &quot;&amp;RIGHT(DEC2HEX([.A161]; 4);2)&amp;&quot; &quot;&amp;(RIGHT(DEC2HEX(HEX2DEC(&quot;05&quot;)+HEX2DEC(&quot;A2&quot;)+HEX2DEC(DEC2HEX([.A161]; 4));4); 2))&amp;&quot; 16&quot;)" office:value-type="string" office:string-value="FE FE 05 A2 00 A0 47 16" calcext:value-type="string">
            <text:p>FE FE 05 A2 00 A0 47 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&quot;FE FE 05 A2 &quot;&amp;LEFT(DEC2HEX([.A162]; 4);2)&amp;&quot; &quot;&amp;RIGHT(DEC2HEX([.A162]; 4);2)&amp;&quot; &quot;&amp;(RIGHT(DEC2HEX(HEX2DEC(&quot;05&quot;)+HEX2DEC(&quot;A2&quot;)+HEX2DEC(DEC2HEX([.A162]; 4));4); 2))&amp;&quot; 16&quot;)" office:value-type="string" office:string-value="FE FE 05 A2 00 A1 48 16" calcext:value-type="string">
            <text:p>FE FE 05 A2 00 A1 48 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&quot;FE FE 05 A2 &quot;&amp;LEFT(DEC2HEX([.A163]; 4);2)&amp;&quot; &quot;&amp;RIGHT(DEC2HEX([.A163]; 4);2)&amp;&quot; &quot;&amp;(RIGHT(DEC2HEX(HEX2DEC(&quot;05&quot;)+HEX2DEC(&quot;A2&quot;)+HEX2DEC(DEC2HEX([.A163]; 4));4); 2))&amp;&quot; 16&quot;)" office:value-type="string" office:string-value="FE FE 05 A2 00 A2 49 16" calcext:value-type="string">
            <text:p>FE FE 05 A2 00 A2 49 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&quot;FE FE 05 A2 &quot;&amp;LEFT(DEC2HEX([.A164]; 4);2)&amp;&quot; &quot;&amp;RIGHT(DEC2HEX([.A164]; 4);2)&amp;&quot; &quot;&amp;(RIGHT(DEC2HEX(HEX2DEC(&quot;05&quot;)+HEX2DEC(&quot;A2&quot;)+HEX2DEC(DEC2HEX([.A164]; 4));4); 2))&amp;&quot; 16&quot;)" office:value-type="string" office:string-value="FE FE 05 A2 00 A3 4A 16" calcext:value-type="string">
            <text:p>FE FE 05 A2 00 A3 4A 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&quot;FE FE 05 A2 &quot;&amp;LEFT(DEC2HEX([.A165]; 4);2)&amp;&quot; &quot;&amp;RIGHT(DEC2HEX([.A165]; 4);2)&amp;&quot; &quot;&amp;(RIGHT(DEC2HEX(HEX2DEC(&quot;05&quot;)+HEX2DEC(&quot;A2&quot;)+HEX2DEC(DEC2HEX([.A165]; 4));4); 2))&amp;&quot; 16&quot;)" office:value-type="string" office:string-value="FE FE 05 A2 00 A4 4B 16" calcext:value-type="string">
            <text:p>FE FE 05 A2 00 A4 4B 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&quot;FE FE 05 A2 &quot;&amp;LEFT(DEC2HEX([.A166]; 4);2)&amp;&quot; &quot;&amp;RIGHT(DEC2HEX([.A166]; 4);2)&amp;&quot; &quot;&amp;(RIGHT(DEC2HEX(HEX2DEC(&quot;05&quot;)+HEX2DEC(&quot;A2&quot;)+HEX2DEC(DEC2HEX([.A166]; 4));4); 2))&amp;&quot; 16&quot;)" office:value-type="string" office:string-value="FE FE 05 A2 00 A5 4C 16" calcext:value-type="string">
            <text:p>FE FE 05 A2 00 A5 4C 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&quot;FE FE 05 A2 &quot;&amp;LEFT(DEC2HEX([.A167]; 4);2)&amp;&quot; &quot;&amp;RIGHT(DEC2HEX([.A167]; 4);2)&amp;&quot; &quot;&amp;(RIGHT(DEC2HEX(HEX2DEC(&quot;05&quot;)+HEX2DEC(&quot;A2&quot;)+HEX2DEC(DEC2HEX([.A167]; 4));4); 2))&amp;&quot; 16&quot;)" office:value-type="string" office:string-value="FE FE 05 A2 00 A6 4D 16" calcext:value-type="string">
            <text:p>FE FE 05 A2 00 A6 4D 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&quot;FE FE 05 A2 &quot;&amp;LEFT(DEC2HEX([.A168]; 4);2)&amp;&quot; &quot;&amp;RIGHT(DEC2HEX([.A168]; 4);2)&amp;&quot; &quot;&amp;(RIGHT(DEC2HEX(HEX2DEC(&quot;05&quot;)+HEX2DEC(&quot;A2&quot;)+HEX2DEC(DEC2HEX([.A168]; 4));4); 2))&amp;&quot; 16&quot;)" office:value-type="string" office:string-value="FE FE 05 A2 00 A7 4E 16" calcext:value-type="string">
            <text:p>FE FE 05 A2 00 A7 4E 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&quot;FE FE 05 A2 &quot;&amp;LEFT(DEC2HEX([.A169]; 4);2)&amp;&quot; &quot;&amp;RIGHT(DEC2HEX([.A169]; 4);2)&amp;&quot; &quot;&amp;(RIGHT(DEC2HEX(HEX2DEC(&quot;05&quot;)+HEX2DEC(&quot;A2&quot;)+HEX2DEC(DEC2HEX([.A169]; 4));4); 2))&amp;&quot; 16&quot;)" office:value-type="string" office:string-value="FE FE 05 A2 00 A8 4F 16" calcext:value-type="string">
            <text:p>FE FE 05 A2 00 A8 4F 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&quot;FE FE 05 A2 &quot;&amp;LEFT(DEC2HEX([.A170]; 4);2)&amp;&quot; &quot;&amp;RIGHT(DEC2HEX([.A170]; 4);2)&amp;&quot; &quot;&amp;(RIGHT(DEC2HEX(HEX2DEC(&quot;05&quot;)+HEX2DEC(&quot;A2&quot;)+HEX2DEC(DEC2HEX([.A170]; 4));4); 2))&amp;&quot; 16&quot;)" office:value-type="string" office:string-value="FE FE 05 A2 00 A9 50 16" calcext:value-type="string">
            <text:p>FE FE 05 A2 00 A9 50 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&quot;FE FE 05 A2 &quot;&amp;LEFT(DEC2HEX([.A171]; 4);2)&amp;&quot; &quot;&amp;RIGHT(DEC2HEX([.A171]; 4);2)&amp;&quot; &quot;&amp;(RIGHT(DEC2HEX(HEX2DEC(&quot;05&quot;)+HEX2DEC(&quot;A2&quot;)+HEX2DEC(DEC2HEX([.A171]; 4));4); 2))&amp;&quot; 16&quot;)" office:value-type="string" office:string-value="FE FE 05 A2 00 AA 51 16" calcext:value-type="string">
            <text:p>FE FE 05 A2 00 AA 51 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&quot;FE FE 05 A2 &quot;&amp;LEFT(DEC2HEX([.A172]; 4);2)&amp;&quot; &quot;&amp;RIGHT(DEC2HEX([.A172]; 4);2)&amp;&quot; &quot;&amp;(RIGHT(DEC2HEX(HEX2DEC(&quot;05&quot;)+HEX2DEC(&quot;A2&quot;)+HEX2DEC(DEC2HEX([.A172]; 4));4); 2))&amp;&quot; 16&quot;)" office:value-type="string" office:string-value="FE FE 05 A2 00 AB 52 16" calcext:value-type="string">
            <text:p>FE FE 05 A2 00 AB 52 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&quot;FE FE 05 A2 &quot;&amp;LEFT(DEC2HEX([.A173]; 4);2)&amp;&quot; &quot;&amp;RIGHT(DEC2HEX([.A173]; 4);2)&amp;&quot; &quot;&amp;(RIGHT(DEC2HEX(HEX2DEC(&quot;05&quot;)+HEX2DEC(&quot;A2&quot;)+HEX2DEC(DEC2HEX([.A173]; 4));4); 2))&amp;&quot; 16&quot;)" office:value-type="string" office:string-value="FE FE 05 A2 00 AC 53 16" calcext:value-type="string">
            <text:p>FE FE 05 A2 00 AC 53 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&quot;FE FE 05 A2 &quot;&amp;LEFT(DEC2HEX([.A174]; 4);2)&amp;&quot; &quot;&amp;RIGHT(DEC2HEX([.A174]; 4);2)&amp;&quot; &quot;&amp;(RIGHT(DEC2HEX(HEX2DEC(&quot;05&quot;)+HEX2DEC(&quot;A2&quot;)+HEX2DEC(DEC2HEX([.A174]; 4));4); 2))&amp;&quot; 16&quot;)" office:value-type="string" office:string-value="FE FE 05 A2 00 AD 54 16" calcext:value-type="string">
            <text:p>FE FE 05 A2 00 AD 54 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&quot;FE FE 05 A2 &quot;&amp;LEFT(DEC2HEX([.A175]; 4);2)&amp;&quot; &quot;&amp;RIGHT(DEC2HEX([.A175]; 4);2)&amp;&quot; &quot;&amp;(RIGHT(DEC2HEX(HEX2DEC(&quot;05&quot;)+HEX2DEC(&quot;A2&quot;)+HEX2DEC(DEC2HEX([.A175]; 4));4); 2))&amp;&quot; 16&quot;)" office:value-type="string" office:string-value="FE FE 05 A2 00 AE 55 16" calcext:value-type="string">
            <text:p>FE FE 05 A2 00 AE 55 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&quot;FE FE 05 A2 &quot;&amp;LEFT(DEC2HEX([.A176]; 4);2)&amp;&quot; &quot;&amp;RIGHT(DEC2HEX([.A176]; 4);2)&amp;&quot; &quot;&amp;(RIGHT(DEC2HEX(HEX2DEC(&quot;05&quot;)+HEX2DEC(&quot;A2&quot;)+HEX2DEC(DEC2HEX([.A176]; 4));4); 2))&amp;&quot; 16&quot;)" office:value-type="string" office:string-value="FE FE 05 A2 00 AF 56 16" calcext:value-type="string">
            <text:p>FE FE 05 A2 00 AF 56 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&quot;FE FE 05 A2 &quot;&amp;LEFT(DEC2HEX([.A177]; 4);2)&amp;&quot; &quot;&amp;RIGHT(DEC2HEX([.A177]; 4);2)&amp;&quot; &quot;&amp;(RIGHT(DEC2HEX(HEX2DEC(&quot;05&quot;)+HEX2DEC(&quot;A2&quot;)+HEX2DEC(DEC2HEX([.A177]; 4));4); 2))&amp;&quot; 16&quot;)" office:value-type="string" office:string-value="FE FE 05 A2 00 B0 57 16" calcext:value-type="string">
            <text:p>FE FE 05 A2 00 B0 57 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&quot;FE FE 05 A2 &quot;&amp;LEFT(DEC2HEX([.A178]; 4);2)&amp;&quot; &quot;&amp;RIGHT(DEC2HEX([.A178]; 4);2)&amp;&quot; &quot;&amp;(RIGHT(DEC2HEX(HEX2DEC(&quot;05&quot;)+HEX2DEC(&quot;A2&quot;)+HEX2DEC(DEC2HEX([.A178]; 4));4); 2))&amp;&quot; 16&quot;)" office:value-type="string" office:string-value="FE FE 05 A2 00 B1 58 16" calcext:value-type="string">
            <text:p>FE FE 05 A2 00 B1 58 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&quot;FE FE 05 A2 &quot;&amp;LEFT(DEC2HEX([.A179]; 4);2)&amp;&quot; &quot;&amp;RIGHT(DEC2HEX([.A179]; 4);2)&amp;&quot; &quot;&amp;(RIGHT(DEC2HEX(HEX2DEC(&quot;05&quot;)+HEX2DEC(&quot;A2&quot;)+HEX2DEC(DEC2HEX([.A179]; 4));4); 2))&amp;&quot; 16&quot;)" office:value-type="string" office:string-value="FE FE 05 A2 00 B2 59 16" calcext:value-type="string">
            <text:p>FE FE 05 A2 00 B2 59 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&quot;FE FE 05 A2 &quot;&amp;LEFT(DEC2HEX([.A180]; 4);2)&amp;&quot; &quot;&amp;RIGHT(DEC2HEX([.A180]; 4);2)&amp;&quot; &quot;&amp;(RIGHT(DEC2HEX(HEX2DEC(&quot;05&quot;)+HEX2DEC(&quot;A2&quot;)+HEX2DEC(DEC2HEX([.A180]; 4));4); 2))&amp;&quot; 16&quot;)" office:value-type="string" office:string-value="FE FE 05 A2 00 B3 5A 16" calcext:value-type="string">
            <text:p>FE FE 05 A2 00 B3 5A 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&quot;FE FE 05 A2 &quot;&amp;LEFT(DEC2HEX([.A181]; 4);2)&amp;&quot; &quot;&amp;RIGHT(DEC2HEX([.A181]; 4);2)&amp;&quot; &quot;&amp;(RIGHT(DEC2HEX(HEX2DEC(&quot;05&quot;)+HEX2DEC(&quot;A2&quot;)+HEX2DEC(DEC2HEX([.A181]; 4));4); 2))&amp;&quot; 16&quot;)" office:value-type="string" office:string-value="FE FE 05 A2 00 B4 5B 16" calcext:value-type="string">
            <text:p>FE FE 05 A2 00 B4 5B 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&quot;FE FE 05 A2 &quot;&amp;LEFT(DEC2HEX([.A182]; 4);2)&amp;&quot; &quot;&amp;RIGHT(DEC2HEX([.A182]; 4);2)&amp;&quot; &quot;&amp;(RIGHT(DEC2HEX(HEX2DEC(&quot;05&quot;)+HEX2DEC(&quot;A2&quot;)+HEX2DEC(DEC2HEX([.A182]; 4));4); 2))&amp;&quot; 16&quot;)" office:value-type="string" office:string-value="FE FE 05 A2 00 B5 5C 16" calcext:value-type="string">
            <text:p>FE FE 05 A2 00 B5 5C 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&quot;FE FE 05 A2 &quot;&amp;LEFT(DEC2HEX([.A183]; 4);2)&amp;&quot; &quot;&amp;RIGHT(DEC2HEX([.A183]; 4);2)&amp;&quot; &quot;&amp;(RIGHT(DEC2HEX(HEX2DEC(&quot;05&quot;)+HEX2DEC(&quot;A2&quot;)+HEX2DEC(DEC2HEX([.A183]; 4));4); 2))&amp;&quot; 16&quot;)" office:value-type="string" office:string-value="FE FE 05 A2 00 B6 5D 16" calcext:value-type="string">
            <text:p>FE FE 05 A2 00 B6 5D 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&quot;FE FE 05 A2 &quot;&amp;LEFT(DEC2HEX([.A184]; 4);2)&amp;&quot; &quot;&amp;RIGHT(DEC2HEX([.A184]; 4);2)&amp;&quot; &quot;&amp;(RIGHT(DEC2HEX(HEX2DEC(&quot;05&quot;)+HEX2DEC(&quot;A2&quot;)+HEX2DEC(DEC2HEX([.A184]; 4));4); 2))&amp;&quot; 16&quot;)" office:value-type="string" office:string-value="FE FE 05 A2 00 B7 5E 16" calcext:value-type="string">
            <text:p>FE FE 05 A2 00 B7 5E 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&quot;FE FE 05 A2 &quot;&amp;LEFT(DEC2HEX([.A185]; 4);2)&amp;&quot; &quot;&amp;RIGHT(DEC2HEX([.A185]; 4);2)&amp;&quot; &quot;&amp;(RIGHT(DEC2HEX(HEX2DEC(&quot;05&quot;)+HEX2DEC(&quot;A2&quot;)+HEX2DEC(DEC2HEX([.A185]; 4));4); 2))&amp;&quot; 16&quot;)" office:value-type="string" office:string-value="FE FE 05 A2 00 B8 5F 16" calcext:value-type="string">
            <text:p>FE FE 05 A2 00 B8 5F 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&quot;FE FE 05 A2 &quot;&amp;LEFT(DEC2HEX([.A186]; 4);2)&amp;&quot; &quot;&amp;RIGHT(DEC2HEX([.A186]; 4);2)&amp;&quot; &quot;&amp;(RIGHT(DEC2HEX(HEX2DEC(&quot;05&quot;)+HEX2DEC(&quot;A2&quot;)+HEX2DEC(DEC2HEX([.A186]; 4));4); 2))&amp;&quot; 16&quot;)" office:value-type="string" office:string-value="FE FE 05 A2 00 B9 60 16" calcext:value-type="string">
            <text:p>FE FE 05 A2 00 B9 60 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&quot;FE FE 05 A2 &quot;&amp;LEFT(DEC2HEX([.A187]; 4);2)&amp;&quot; &quot;&amp;RIGHT(DEC2HEX([.A187]; 4);2)&amp;&quot; &quot;&amp;(RIGHT(DEC2HEX(HEX2DEC(&quot;05&quot;)+HEX2DEC(&quot;A2&quot;)+HEX2DEC(DEC2HEX([.A187]; 4));4); 2))&amp;&quot; 16&quot;)" office:value-type="string" office:string-value="FE FE 05 A2 00 BA 61 16" calcext:value-type="string">
            <text:p>FE FE 05 A2 00 BA 61 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&quot;FE FE 05 A2 &quot;&amp;LEFT(DEC2HEX([.A188]; 4);2)&amp;&quot; &quot;&amp;RIGHT(DEC2HEX([.A188]; 4);2)&amp;&quot; &quot;&amp;(RIGHT(DEC2HEX(HEX2DEC(&quot;05&quot;)+HEX2DEC(&quot;A2&quot;)+HEX2DEC(DEC2HEX([.A188]; 4));4); 2))&amp;&quot; 16&quot;)" office:value-type="string" office:string-value="FE FE 05 A2 00 BB 62 16" calcext:value-type="string">
            <text:p>FE FE 05 A2 00 BB 62 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&quot;FE FE 05 A2 &quot;&amp;LEFT(DEC2HEX([.A189]; 4);2)&amp;&quot; &quot;&amp;RIGHT(DEC2HEX([.A189]; 4);2)&amp;&quot; &quot;&amp;(RIGHT(DEC2HEX(HEX2DEC(&quot;05&quot;)+HEX2DEC(&quot;A2&quot;)+HEX2DEC(DEC2HEX([.A189]; 4));4); 2))&amp;&quot; 16&quot;)" office:value-type="string" office:string-value="FE FE 05 A2 00 BC 63 16" calcext:value-type="string">
            <text:p>FE FE 05 A2 00 BC 63 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&quot;FE FE 05 A2 &quot;&amp;LEFT(DEC2HEX([.A190]; 4);2)&amp;&quot; &quot;&amp;RIGHT(DEC2HEX([.A190]; 4);2)&amp;&quot; &quot;&amp;(RIGHT(DEC2HEX(HEX2DEC(&quot;05&quot;)+HEX2DEC(&quot;A2&quot;)+HEX2DEC(DEC2HEX([.A190]; 4));4); 2))&amp;&quot; 16&quot;)" office:value-type="string" office:string-value="FE FE 05 A2 00 BD 64 16" calcext:value-type="string">
            <text:p>FE FE 05 A2 00 BD 64 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&quot;FE FE 05 A2 &quot;&amp;LEFT(DEC2HEX([.A191]; 4);2)&amp;&quot; &quot;&amp;RIGHT(DEC2HEX([.A191]; 4);2)&amp;&quot; &quot;&amp;(RIGHT(DEC2HEX(HEX2DEC(&quot;05&quot;)+HEX2DEC(&quot;A2&quot;)+HEX2DEC(DEC2HEX([.A191]; 4));4); 2))&amp;&quot; 16&quot;)" office:value-type="string" office:string-value="FE FE 05 A2 00 BE 65 16" calcext:value-type="string">
            <text:p>FE FE 05 A2 00 BE 65 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&quot;FE FE 05 A2 &quot;&amp;LEFT(DEC2HEX([.A192]; 4);2)&amp;&quot; &quot;&amp;RIGHT(DEC2HEX([.A192]; 4);2)&amp;&quot; &quot;&amp;(RIGHT(DEC2HEX(HEX2DEC(&quot;05&quot;)+HEX2DEC(&quot;A2&quot;)+HEX2DEC(DEC2HEX([.A192]; 4));4); 2))&amp;&quot; 16&quot;)" office:value-type="string" office:string-value="FE FE 05 A2 00 BF 66 16" calcext:value-type="string">
            <text:p>FE FE 05 A2 00 BF 66 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&quot;FE FE 05 A2 &quot;&amp;LEFT(DEC2HEX([.A193]; 4);2)&amp;&quot; &quot;&amp;RIGHT(DEC2HEX([.A193]; 4);2)&amp;&quot; &quot;&amp;(RIGHT(DEC2HEX(HEX2DEC(&quot;05&quot;)+HEX2DEC(&quot;A2&quot;)+HEX2DEC(DEC2HEX([.A193]; 4));4); 2))&amp;&quot; 16&quot;)" office:value-type="string" office:string-value="FE FE 05 A2 00 C0 67 16" calcext:value-type="string">
            <text:p>FE FE 05 A2 00 C0 67 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&quot;FE FE 05 A2 &quot;&amp;LEFT(DEC2HEX([.A194]; 4);2)&amp;&quot; &quot;&amp;RIGHT(DEC2HEX([.A194]; 4);2)&amp;&quot; &quot;&amp;(RIGHT(DEC2HEX(HEX2DEC(&quot;05&quot;)+HEX2DEC(&quot;A2&quot;)+HEX2DEC(DEC2HEX([.A194]; 4));4); 2))&amp;&quot; 16&quot;)" office:value-type="string" office:string-value="FE FE 05 A2 00 C1 68 16" calcext:value-type="string">
            <text:p>FE FE 05 A2 00 C1 68 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&quot;FE FE 05 A2 &quot;&amp;LEFT(DEC2HEX([.A195]; 4);2)&amp;&quot; &quot;&amp;RIGHT(DEC2HEX([.A195]; 4);2)&amp;&quot; &quot;&amp;(RIGHT(DEC2HEX(HEX2DEC(&quot;05&quot;)+HEX2DEC(&quot;A2&quot;)+HEX2DEC(DEC2HEX([.A195]; 4));4); 2))&amp;&quot; 16&quot;)" office:value-type="string" office:string-value="FE FE 05 A2 00 C2 69 16" calcext:value-type="string">
            <text:p>FE FE 05 A2 00 C2 69 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&quot;FE FE 05 A2 &quot;&amp;LEFT(DEC2HEX([.A196]; 4);2)&amp;&quot; &quot;&amp;RIGHT(DEC2HEX([.A196]; 4);2)&amp;&quot; &quot;&amp;(RIGHT(DEC2HEX(HEX2DEC(&quot;05&quot;)+HEX2DEC(&quot;A2&quot;)+HEX2DEC(DEC2HEX([.A196]; 4));4); 2))&amp;&quot; 16&quot;)" office:value-type="string" office:string-value="FE FE 05 A2 00 C3 6A 16" calcext:value-type="string">
            <text:p>FE FE 05 A2 00 C3 6A 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&quot;FE FE 05 A2 &quot;&amp;LEFT(DEC2HEX([.A197]; 4);2)&amp;&quot; &quot;&amp;RIGHT(DEC2HEX([.A197]; 4);2)&amp;&quot; &quot;&amp;(RIGHT(DEC2HEX(HEX2DEC(&quot;05&quot;)+HEX2DEC(&quot;A2&quot;)+HEX2DEC(DEC2HEX([.A197]; 4));4); 2))&amp;&quot; 16&quot;)" office:value-type="string" office:string-value="FE FE 05 A2 00 C4 6B 16" calcext:value-type="string">
            <text:p>FE FE 05 A2 00 C4 6B 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&quot;FE FE 05 A2 &quot;&amp;LEFT(DEC2HEX([.A198]; 4);2)&amp;&quot; &quot;&amp;RIGHT(DEC2HEX([.A198]; 4);2)&amp;&quot; &quot;&amp;(RIGHT(DEC2HEX(HEX2DEC(&quot;05&quot;)+HEX2DEC(&quot;A2&quot;)+HEX2DEC(DEC2HEX([.A198]; 4));4); 2))&amp;&quot; 16&quot;)" office:value-type="string" office:string-value="FE FE 05 A2 00 C5 6C 16" calcext:value-type="string">
            <text:p>FE FE 05 A2 00 C5 6C 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&quot;FE FE 05 A2 &quot;&amp;LEFT(DEC2HEX([.A199]; 4);2)&amp;&quot; &quot;&amp;RIGHT(DEC2HEX([.A199]; 4);2)&amp;&quot; &quot;&amp;(RIGHT(DEC2HEX(HEX2DEC(&quot;05&quot;)+HEX2DEC(&quot;A2&quot;)+HEX2DEC(DEC2HEX([.A199]; 4));4); 2))&amp;&quot; 16&quot;)" office:value-type="string" office:string-value="FE FE 05 A2 00 C6 6D 16" calcext:value-type="string">
            <text:p>FE FE 05 A2 00 C6 6D 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&quot;FE FE 05 A2 &quot;&amp;LEFT(DEC2HEX([.A200]; 4);2)&amp;&quot; &quot;&amp;RIGHT(DEC2HEX([.A200]; 4);2)&amp;&quot; &quot;&amp;(RIGHT(DEC2HEX(HEX2DEC(&quot;05&quot;)+HEX2DEC(&quot;A2&quot;)+HEX2DEC(DEC2HEX([.A200]; 4));4); 2))&amp;&quot; 16&quot;)" office:value-type="string" office:string-value="FE FE 05 A2 00 C7 6E 16" calcext:value-type="string">
            <text:p>FE FE 05 A2 00 C7 6E 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&quot;FE FE 05 A2 &quot;&amp;LEFT(DEC2HEX([.A201]; 4);2)&amp;&quot; &quot;&amp;RIGHT(DEC2HEX([.A201]; 4);2)&amp;&quot; &quot;&amp;(RIGHT(DEC2HEX(HEX2DEC(&quot;05&quot;)+HEX2DEC(&quot;A2&quot;)+HEX2DEC(DEC2HEX([.A201]; 4));4); 2))&amp;&quot; 16&quot;)" office:value-type="string" office:string-value="FE FE 05 A2 00 C8 6F 16" calcext:value-type="string">
            <text:p>FE FE 05 A2 00 C8 6F 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&quot;FE FE 05 A2 &quot;&amp;LEFT(DEC2HEX([.A202]; 4);2)&amp;&quot; &quot;&amp;RIGHT(DEC2HEX([.A202]; 4);2)&amp;&quot; &quot;&amp;(RIGHT(DEC2HEX(HEX2DEC(&quot;05&quot;)+HEX2DEC(&quot;A2&quot;)+HEX2DEC(DEC2HEX([.A202]; 4));4); 2))&amp;&quot; 16&quot;)" office:value-type="string" office:string-value="FE FE 05 A2 00 C9 70 16" calcext:value-type="string">
            <text:p>FE FE 05 A2 00 C9 70 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&quot;FE FE 05 A2 &quot;&amp;LEFT(DEC2HEX([.A203]; 4);2)&amp;&quot; &quot;&amp;RIGHT(DEC2HEX([.A203]; 4);2)&amp;&quot; &quot;&amp;(RIGHT(DEC2HEX(HEX2DEC(&quot;05&quot;)+HEX2DEC(&quot;A2&quot;)+HEX2DEC(DEC2HEX([.A203]; 4));4); 2))&amp;&quot; 16&quot;)" office:value-type="string" office:string-value="FE FE 05 A2 00 CA 71 16" calcext:value-type="string">
            <text:p>FE FE 05 A2 00 CA 71 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&quot;FE FE 05 A2 &quot;&amp;LEFT(DEC2HEX([.A204]; 4);2)&amp;&quot; &quot;&amp;RIGHT(DEC2HEX([.A204]; 4);2)&amp;&quot; &quot;&amp;(RIGHT(DEC2HEX(HEX2DEC(&quot;05&quot;)+HEX2DEC(&quot;A2&quot;)+HEX2DEC(DEC2HEX([.A204]; 4));4); 2))&amp;&quot; 16&quot;)" office:value-type="string" office:string-value="FE FE 05 A2 00 CB 72 16" calcext:value-type="string">
            <text:p>FE FE 05 A2 00 CB 72 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&quot;FE FE 05 A2 &quot;&amp;LEFT(DEC2HEX([.A205]; 4);2)&amp;&quot; &quot;&amp;RIGHT(DEC2HEX([.A205]; 4);2)&amp;&quot; &quot;&amp;(RIGHT(DEC2HEX(HEX2DEC(&quot;05&quot;)+HEX2DEC(&quot;A2&quot;)+HEX2DEC(DEC2HEX([.A205]; 4));4); 2))&amp;&quot; 16&quot;)" office:value-type="string" office:string-value="FE FE 05 A2 00 CC 73 16" calcext:value-type="string">
            <text:p>FE FE 05 A2 00 CC 73 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&quot;FE FE 05 A2 &quot;&amp;LEFT(DEC2HEX([.A206]; 4);2)&amp;&quot; &quot;&amp;RIGHT(DEC2HEX([.A206]; 4);2)&amp;&quot; &quot;&amp;(RIGHT(DEC2HEX(HEX2DEC(&quot;05&quot;)+HEX2DEC(&quot;A2&quot;)+HEX2DEC(DEC2HEX([.A206]; 4));4); 2))&amp;&quot; 16&quot;)" office:value-type="string" office:string-value="FE FE 05 A2 00 CD 74 16" calcext:value-type="string">
            <text:p>FE FE 05 A2 00 CD 74 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&quot;FE FE 05 A2 &quot;&amp;LEFT(DEC2HEX([.A207]; 4);2)&amp;&quot; &quot;&amp;RIGHT(DEC2HEX([.A207]; 4);2)&amp;&quot; &quot;&amp;(RIGHT(DEC2HEX(HEX2DEC(&quot;05&quot;)+HEX2DEC(&quot;A2&quot;)+HEX2DEC(DEC2HEX([.A207]; 4));4); 2))&amp;&quot; 16&quot;)" office:value-type="string" office:string-value="FE FE 05 A2 00 CE 75 16" calcext:value-type="string">
            <text:p>FE FE 05 A2 00 CE 75 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&quot;FE FE 05 A2 &quot;&amp;LEFT(DEC2HEX([.A208]; 4);2)&amp;&quot; &quot;&amp;RIGHT(DEC2HEX([.A208]; 4);2)&amp;&quot; &quot;&amp;(RIGHT(DEC2HEX(HEX2DEC(&quot;05&quot;)+HEX2DEC(&quot;A2&quot;)+HEX2DEC(DEC2HEX([.A208]; 4));4); 2))&amp;&quot; 16&quot;)" office:value-type="string" office:string-value="FE FE 05 A2 00 CF 76 16" calcext:value-type="string">
            <text:p>FE FE 05 A2 00 CF 76 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&quot;FE FE 05 A2 &quot;&amp;LEFT(DEC2HEX([.A209]; 4);2)&amp;&quot; &quot;&amp;RIGHT(DEC2HEX([.A209]; 4);2)&amp;&quot; &quot;&amp;(RIGHT(DEC2HEX(HEX2DEC(&quot;05&quot;)+HEX2DEC(&quot;A2&quot;)+HEX2DEC(DEC2HEX([.A209]; 4));4); 2))&amp;&quot; 16&quot;)" office:value-type="string" office:string-value="FE FE 05 A2 00 D0 77 16" calcext:value-type="string">
            <text:p>FE FE 05 A2 00 D0 77 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&quot;FE FE 05 A2 &quot;&amp;LEFT(DEC2HEX([.A210]; 4);2)&amp;&quot; &quot;&amp;RIGHT(DEC2HEX([.A210]; 4);2)&amp;&quot; &quot;&amp;(RIGHT(DEC2HEX(HEX2DEC(&quot;05&quot;)+HEX2DEC(&quot;A2&quot;)+HEX2DEC(DEC2HEX([.A210]; 4));4); 2))&amp;&quot; 16&quot;)" office:value-type="string" office:string-value="FE FE 05 A2 00 D1 78 16" calcext:value-type="string">
            <text:p>FE FE 05 A2 00 D1 78 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&quot;FE FE 05 A2 &quot;&amp;LEFT(DEC2HEX([.A211]; 4);2)&amp;&quot; &quot;&amp;RIGHT(DEC2HEX([.A211]; 4);2)&amp;&quot; &quot;&amp;(RIGHT(DEC2HEX(HEX2DEC(&quot;05&quot;)+HEX2DEC(&quot;A2&quot;)+HEX2DEC(DEC2HEX([.A211]; 4));4); 2))&amp;&quot; 16&quot;)" office:value-type="string" office:string-value="FE FE 05 A2 00 D2 79 16" calcext:value-type="string">
            <text:p>FE FE 05 A2 00 D2 79 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&quot;FE FE 05 A2 &quot;&amp;LEFT(DEC2HEX([.A212]; 4);2)&amp;&quot; &quot;&amp;RIGHT(DEC2HEX([.A212]; 4);2)&amp;&quot; &quot;&amp;(RIGHT(DEC2HEX(HEX2DEC(&quot;05&quot;)+HEX2DEC(&quot;A2&quot;)+HEX2DEC(DEC2HEX([.A212]; 4));4); 2))&amp;&quot; 16&quot;)" office:value-type="string" office:string-value="FE FE 05 A2 00 D3 7A 16" calcext:value-type="string">
            <text:p>FE FE 05 A2 00 D3 7A 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&quot;FE FE 05 A2 &quot;&amp;LEFT(DEC2HEX([.A213]; 4);2)&amp;&quot; &quot;&amp;RIGHT(DEC2HEX([.A213]; 4);2)&amp;&quot; &quot;&amp;(RIGHT(DEC2HEX(HEX2DEC(&quot;05&quot;)+HEX2DEC(&quot;A2&quot;)+HEX2DEC(DEC2HEX([.A213]; 4));4); 2))&amp;&quot; 16&quot;)" office:value-type="string" office:string-value="FE FE 05 A2 00 D4 7B 16" calcext:value-type="string">
            <text:p>FE FE 05 A2 00 D4 7B 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&quot;FE FE 05 A2 &quot;&amp;LEFT(DEC2HEX([.A214]; 4);2)&amp;&quot; &quot;&amp;RIGHT(DEC2HEX([.A214]; 4);2)&amp;&quot; &quot;&amp;(RIGHT(DEC2HEX(HEX2DEC(&quot;05&quot;)+HEX2DEC(&quot;A2&quot;)+HEX2DEC(DEC2HEX([.A214]; 4));4); 2))&amp;&quot; 16&quot;)" office:value-type="string" office:string-value="FE FE 05 A2 00 D5 7C 16" calcext:value-type="string">
            <text:p>FE FE 05 A2 00 D5 7C 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&quot;FE FE 05 A2 &quot;&amp;LEFT(DEC2HEX([.A215]; 4);2)&amp;&quot; &quot;&amp;RIGHT(DEC2HEX([.A215]; 4);2)&amp;&quot; &quot;&amp;(RIGHT(DEC2HEX(HEX2DEC(&quot;05&quot;)+HEX2DEC(&quot;A2&quot;)+HEX2DEC(DEC2HEX([.A215]; 4));4); 2))&amp;&quot; 16&quot;)" office:value-type="string" office:string-value="FE FE 05 A2 00 D6 7D 16" calcext:value-type="string">
            <text:p>FE FE 05 A2 00 D6 7D 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&quot;FE FE 05 A2 &quot;&amp;LEFT(DEC2HEX([.A216]; 4);2)&amp;&quot; &quot;&amp;RIGHT(DEC2HEX([.A216]; 4);2)&amp;&quot; &quot;&amp;(RIGHT(DEC2HEX(HEX2DEC(&quot;05&quot;)+HEX2DEC(&quot;A2&quot;)+HEX2DEC(DEC2HEX([.A216]; 4));4); 2))&amp;&quot; 16&quot;)" office:value-type="string" office:string-value="FE FE 05 A2 00 D7 7E 16" calcext:value-type="string">
            <text:p>FE FE 05 A2 00 D7 7E 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&quot;FE FE 05 A2 &quot;&amp;LEFT(DEC2HEX([.A217]; 4);2)&amp;&quot; &quot;&amp;RIGHT(DEC2HEX([.A217]; 4);2)&amp;&quot; &quot;&amp;(RIGHT(DEC2HEX(HEX2DEC(&quot;05&quot;)+HEX2DEC(&quot;A2&quot;)+HEX2DEC(DEC2HEX([.A217]; 4));4); 2))&amp;&quot; 16&quot;)" office:value-type="string" office:string-value="FE FE 05 A2 00 D8 7F 16" calcext:value-type="string">
            <text:p>FE FE 05 A2 00 D8 7F 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&quot;FE FE 05 A2 &quot;&amp;LEFT(DEC2HEX([.A218]; 4);2)&amp;&quot; &quot;&amp;RIGHT(DEC2HEX([.A218]; 4);2)&amp;&quot; &quot;&amp;(RIGHT(DEC2HEX(HEX2DEC(&quot;05&quot;)+HEX2DEC(&quot;A2&quot;)+HEX2DEC(DEC2HEX([.A218]; 4));4); 2))&amp;&quot; 16&quot;)" office:value-type="string" office:string-value="FE FE 05 A2 00 D9 80 16" calcext:value-type="string">
            <text:p>FE FE 05 A2 00 D9 80 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&quot;FE FE 05 A2 &quot;&amp;LEFT(DEC2HEX([.A219]; 4);2)&amp;&quot; &quot;&amp;RIGHT(DEC2HEX([.A219]; 4);2)&amp;&quot; &quot;&amp;(RIGHT(DEC2HEX(HEX2DEC(&quot;05&quot;)+HEX2DEC(&quot;A2&quot;)+HEX2DEC(DEC2HEX([.A219]; 4));4); 2))&amp;&quot; 16&quot;)" office:value-type="string" office:string-value="FE FE 05 A2 00 DA 81 16" calcext:value-type="string">
            <text:p>FE FE 05 A2 00 DA 81 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&quot;FE FE 05 A2 &quot;&amp;LEFT(DEC2HEX([.A220]; 4);2)&amp;&quot; &quot;&amp;RIGHT(DEC2HEX([.A220]; 4);2)&amp;&quot; &quot;&amp;(RIGHT(DEC2HEX(HEX2DEC(&quot;05&quot;)+HEX2DEC(&quot;A2&quot;)+HEX2DEC(DEC2HEX([.A220]; 4));4); 2))&amp;&quot; 16&quot;)" office:value-type="string" office:string-value="FE FE 05 A2 00 DB 82 16" calcext:value-type="string">
            <text:p>FE FE 05 A2 00 DB 82 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&quot;FE FE 05 A2 &quot;&amp;LEFT(DEC2HEX([.A221]; 4);2)&amp;&quot; &quot;&amp;RIGHT(DEC2HEX([.A221]; 4);2)&amp;&quot; &quot;&amp;(RIGHT(DEC2HEX(HEX2DEC(&quot;05&quot;)+HEX2DEC(&quot;A2&quot;)+HEX2DEC(DEC2HEX([.A221]; 4));4); 2))&amp;&quot; 16&quot;)" office:value-type="string" office:string-value="FE FE 05 A2 00 DC 83 16" calcext:value-type="string">
            <text:p>FE FE 05 A2 00 DC 83 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&quot;FE FE 05 A2 &quot;&amp;LEFT(DEC2HEX([.A222]; 4);2)&amp;&quot; &quot;&amp;RIGHT(DEC2HEX([.A222]; 4);2)&amp;&quot; &quot;&amp;(RIGHT(DEC2HEX(HEX2DEC(&quot;05&quot;)+HEX2DEC(&quot;A2&quot;)+HEX2DEC(DEC2HEX([.A222]; 4));4); 2))&amp;&quot; 16&quot;)" office:value-type="string" office:string-value="FE FE 05 A2 00 DD 84 16" calcext:value-type="string">
            <text:p>FE FE 05 A2 00 DD 84 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&quot;FE FE 05 A2 &quot;&amp;LEFT(DEC2HEX([.A223]; 4);2)&amp;&quot; &quot;&amp;RIGHT(DEC2HEX([.A223]; 4);2)&amp;&quot; &quot;&amp;(RIGHT(DEC2HEX(HEX2DEC(&quot;05&quot;)+HEX2DEC(&quot;A2&quot;)+HEX2DEC(DEC2HEX([.A223]; 4));4); 2))&amp;&quot; 16&quot;)" office:value-type="string" office:string-value="FE FE 05 A2 00 DE 85 16" calcext:value-type="string">
            <text:p>FE FE 05 A2 00 DE 85 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&quot;FE FE 05 A2 &quot;&amp;LEFT(DEC2HEX([.A224]; 4);2)&amp;&quot; &quot;&amp;RIGHT(DEC2HEX([.A224]; 4);2)&amp;&quot; &quot;&amp;(RIGHT(DEC2HEX(HEX2DEC(&quot;05&quot;)+HEX2DEC(&quot;A2&quot;)+HEX2DEC(DEC2HEX([.A224]; 4));4); 2))&amp;&quot; 16&quot;)" office:value-type="string" office:string-value="FE FE 05 A2 00 DF 86 16" calcext:value-type="string">
            <text:p>FE FE 05 A2 00 DF 86 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&quot;FE FE 05 A2 &quot;&amp;LEFT(DEC2HEX([.A225]; 4);2)&amp;&quot; &quot;&amp;RIGHT(DEC2HEX([.A225]; 4);2)&amp;&quot; &quot;&amp;(RIGHT(DEC2HEX(HEX2DEC(&quot;05&quot;)+HEX2DEC(&quot;A2&quot;)+HEX2DEC(DEC2HEX([.A225]; 4));4); 2))&amp;&quot; 16&quot;)" office:value-type="string" office:string-value="FE FE 05 A2 00 E0 87 16" calcext:value-type="string">
            <text:p>FE FE 05 A2 00 E0 87 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&quot;FE FE 05 A2 &quot;&amp;LEFT(DEC2HEX([.A226]; 4);2)&amp;&quot; &quot;&amp;RIGHT(DEC2HEX([.A226]; 4);2)&amp;&quot; &quot;&amp;(RIGHT(DEC2HEX(HEX2DEC(&quot;05&quot;)+HEX2DEC(&quot;A2&quot;)+HEX2DEC(DEC2HEX([.A226]; 4));4); 2))&amp;&quot; 16&quot;)" office:value-type="string" office:string-value="FE FE 05 A2 00 E1 88 16" calcext:value-type="string">
            <text:p>FE FE 05 A2 00 E1 88 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&quot;FE FE 05 A2 &quot;&amp;LEFT(DEC2HEX([.A227]; 4);2)&amp;&quot; &quot;&amp;RIGHT(DEC2HEX([.A227]; 4);2)&amp;&quot; &quot;&amp;(RIGHT(DEC2HEX(HEX2DEC(&quot;05&quot;)+HEX2DEC(&quot;A2&quot;)+HEX2DEC(DEC2HEX([.A227]; 4));4); 2))&amp;&quot; 16&quot;)" office:value-type="string" office:string-value="FE FE 05 A2 00 E2 89 16" calcext:value-type="string">
            <text:p>FE FE 05 A2 00 E2 89 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&quot;FE FE 05 A2 &quot;&amp;LEFT(DEC2HEX([.A228]; 4);2)&amp;&quot; &quot;&amp;RIGHT(DEC2HEX([.A228]; 4);2)&amp;&quot; &quot;&amp;(RIGHT(DEC2HEX(HEX2DEC(&quot;05&quot;)+HEX2DEC(&quot;A2&quot;)+HEX2DEC(DEC2HEX([.A228]; 4));4); 2))&amp;&quot; 16&quot;)" office:value-type="string" office:string-value="FE FE 05 A2 00 E3 8A 16" calcext:value-type="string">
            <text:p>FE FE 05 A2 00 E3 8A 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&quot;FE FE 05 A2 &quot;&amp;LEFT(DEC2HEX([.A229]; 4);2)&amp;&quot; &quot;&amp;RIGHT(DEC2HEX([.A229]; 4);2)&amp;&quot; &quot;&amp;(RIGHT(DEC2HEX(HEX2DEC(&quot;05&quot;)+HEX2DEC(&quot;A2&quot;)+HEX2DEC(DEC2HEX([.A229]; 4));4); 2))&amp;&quot; 16&quot;)" office:value-type="string" office:string-value="FE FE 05 A2 00 E4 8B 16" calcext:value-type="string">
            <text:p>FE FE 05 A2 00 E4 8B 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&quot;FE FE 05 A2 &quot;&amp;LEFT(DEC2HEX([.A230]; 4);2)&amp;&quot; &quot;&amp;RIGHT(DEC2HEX([.A230]; 4);2)&amp;&quot; &quot;&amp;(RIGHT(DEC2HEX(HEX2DEC(&quot;05&quot;)+HEX2DEC(&quot;A2&quot;)+HEX2DEC(DEC2HEX([.A230]; 4));4); 2))&amp;&quot; 16&quot;)" office:value-type="string" office:string-value="FE FE 05 A2 00 E5 8C 16" calcext:value-type="string">
            <text:p>FE FE 05 A2 00 E5 8C 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&quot;FE FE 05 A2 &quot;&amp;LEFT(DEC2HEX([.A231]; 4);2)&amp;&quot; &quot;&amp;RIGHT(DEC2HEX([.A231]; 4);2)&amp;&quot; &quot;&amp;(RIGHT(DEC2HEX(HEX2DEC(&quot;05&quot;)+HEX2DEC(&quot;A2&quot;)+HEX2DEC(DEC2HEX([.A231]; 4));4); 2))&amp;&quot; 16&quot;)" office:value-type="string" office:string-value="FE FE 05 A2 00 E6 8D 16" calcext:value-type="string">
            <text:p>FE FE 05 A2 00 E6 8D 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&quot;FE FE 05 A2 &quot;&amp;LEFT(DEC2HEX([.A232]; 4);2)&amp;&quot; &quot;&amp;RIGHT(DEC2HEX([.A232]; 4);2)&amp;&quot; &quot;&amp;(RIGHT(DEC2HEX(HEX2DEC(&quot;05&quot;)+HEX2DEC(&quot;A2&quot;)+HEX2DEC(DEC2HEX([.A232]; 4));4); 2))&amp;&quot; 16&quot;)" office:value-type="string" office:string-value="FE FE 05 A2 00 E7 8E 16" calcext:value-type="string">
            <text:p>FE FE 05 A2 00 E7 8E 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&quot;FE FE 05 A2 &quot;&amp;LEFT(DEC2HEX([.A233]; 4);2)&amp;&quot; &quot;&amp;RIGHT(DEC2HEX([.A233]; 4);2)&amp;&quot; &quot;&amp;(RIGHT(DEC2HEX(HEX2DEC(&quot;05&quot;)+HEX2DEC(&quot;A2&quot;)+HEX2DEC(DEC2HEX([.A233]; 4));4); 2))&amp;&quot; 16&quot;)" office:value-type="string" office:string-value="FE FE 05 A2 00 E8 8F 16" calcext:value-type="string">
            <text:p>FE FE 05 A2 00 E8 8F 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&quot;FE FE 05 A2 &quot;&amp;LEFT(DEC2HEX([.A234]; 4);2)&amp;&quot; &quot;&amp;RIGHT(DEC2HEX([.A234]; 4);2)&amp;&quot; &quot;&amp;(RIGHT(DEC2HEX(HEX2DEC(&quot;05&quot;)+HEX2DEC(&quot;A2&quot;)+HEX2DEC(DEC2HEX([.A234]; 4));4); 2))&amp;&quot; 16&quot;)" office:value-type="string" office:string-value="FE FE 05 A2 00 E9 90 16" calcext:value-type="string">
            <text:p>FE FE 05 A2 00 E9 90 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&quot;FE FE 05 A2 &quot;&amp;LEFT(DEC2HEX([.A235]; 4);2)&amp;&quot; &quot;&amp;RIGHT(DEC2HEX([.A235]; 4);2)&amp;&quot; &quot;&amp;(RIGHT(DEC2HEX(HEX2DEC(&quot;05&quot;)+HEX2DEC(&quot;A2&quot;)+HEX2DEC(DEC2HEX([.A235]; 4));4); 2))&amp;&quot; 16&quot;)" office:value-type="string" office:string-value="FE FE 05 A2 00 EA 91 16" calcext:value-type="string">
            <text:p>FE FE 05 A2 00 EA 91 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&quot;FE FE 05 A2 &quot;&amp;LEFT(DEC2HEX([.A236]; 4);2)&amp;&quot; &quot;&amp;RIGHT(DEC2HEX([.A236]; 4);2)&amp;&quot; &quot;&amp;(RIGHT(DEC2HEX(HEX2DEC(&quot;05&quot;)+HEX2DEC(&quot;A2&quot;)+HEX2DEC(DEC2HEX([.A236]; 4));4); 2))&amp;&quot; 16&quot;)" office:value-type="string" office:string-value="FE FE 05 A2 00 EB 92 16" calcext:value-type="string">
            <text:p>FE FE 05 A2 00 EB 92 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&quot;FE FE 05 A2 &quot;&amp;LEFT(DEC2HEX([.A237]; 4);2)&amp;&quot; &quot;&amp;RIGHT(DEC2HEX([.A237]; 4);2)&amp;&quot; &quot;&amp;(RIGHT(DEC2HEX(HEX2DEC(&quot;05&quot;)+HEX2DEC(&quot;A2&quot;)+HEX2DEC(DEC2HEX([.A237]; 4));4); 2))&amp;&quot; 16&quot;)" office:value-type="string" office:string-value="FE FE 05 A2 00 EC 93 16" calcext:value-type="string">
            <text:p>FE FE 05 A2 00 EC 93 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&quot;FE FE 05 A2 &quot;&amp;LEFT(DEC2HEX([.A238]; 4);2)&amp;&quot; &quot;&amp;RIGHT(DEC2HEX([.A238]; 4);2)&amp;&quot; &quot;&amp;(RIGHT(DEC2HEX(HEX2DEC(&quot;05&quot;)+HEX2DEC(&quot;A2&quot;)+HEX2DEC(DEC2HEX([.A238]; 4));4); 2))&amp;&quot; 16&quot;)" office:value-type="string" office:string-value="FE FE 05 A2 00 ED 94 16" calcext:value-type="string">
            <text:p>FE FE 05 A2 00 ED 94 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&quot;FE FE 05 A2 &quot;&amp;LEFT(DEC2HEX([.A239]; 4);2)&amp;&quot; &quot;&amp;RIGHT(DEC2HEX([.A239]; 4);2)&amp;&quot; &quot;&amp;(RIGHT(DEC2HEX(HEX2DEC(&quot;05&quot;)+HEX2DEC(&quot;A2&quot;)+HEX2DEC(DEC2HEX([.A239]; 4));4); 2))&amp;&quot; 16&quot;)" office:value-type="string" office:string-value="FE FE 05 A2 00 EE 95 16" calcext:value-type="string">
            <text:p>FE FE 05 A2 00 EE 95 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&quot;FE FE 05 A2 &quot;&amp;LEFT(DEC2HEX([.A240]; 4);2)&amp;&quot; &quot;&amp;RIGHT(DEC2HEX([.A240]; 4);2)&amp;&quot; &quot;&amp;(RIGHT(DEC2HEX(HEX2DEC(&quot;05&quot;)+HEX2DEC(&quot;A2&quot;)+HEX2DEC(DEC2HEX([.A240]; 4));4); 2))&amp;&quot; 16&quot;)" office:value-type="string" office:string-value="FE FE 05 A2 00 EF 96 16" calcext:value-type="string">
            <text:p>FE FE 05 A2 00 EF 96 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&quot;FE FE 05 A2 &quot;&amp;LEFT(DEC2HEX([.A241]; 4);2)&amp;&quot; &quot;&amp;RIGHT(DEC2HEX([.A241]; 4);2)&amp;&quot; &quot;&amp;(RIGHT(DEC2HEX(HEX2DEC(&quot;05&quot;)+HEX2DEC(&quot;A2&quot;)+HEX2DEC(DEC2HEX([.A241]; 4));4); 2))&amp;&quot; 16&quot;)" office:value-type="string" office:string-value="FE FE 05 A2 00 F0 97 16" calcext:value-type="string">
            <text:p>FE FE 05 A2 00 F0 97 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&quot;FE FE 05 A2 &quot;&amp;LEFT(DEC2HEX([.A242]; 4);2)&amp;&quot; &quot;&amp;RIGHT(DEC2HEX([.A242]; 4);2)&amp;&quot; &quot;&amp;(RIGHT(DEC2HEX(HEX2DEC(&quot;05&quot;)+HEX2DEC(&quot;A2&quot;)+HEX2DEC(DEC2HEX([.A242]; 4));4); 2))&amp;&quot; 16&quot;)" office:value-type="string" office:string-value="FE FE 05 A2 00 F1 98 16" calcext:value-type="string">
            <text:p>FE FE 05 A2 00 F1 98 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&quot;FE FE 05 A2 &quot;&amp;LEFT(DEC2HEX([.A243]; 4);2)&amp;&quot; &quot;&amp;RIGHT(DEC2HEX([.A243]; 4);2)&amp;&quot; &quot;&amp;(RIGHT(DEC2HEX(HEX2DEC(&quot;05&quot;)+HEX2DEC(&quot;A2&quot;)+HEX2DEC(DEC2HEX([.A243]; 4));4); 2))&amp;&quot; 16&quot;)" office:value-type="string" office:string-value="FE FE 05 A2 00 F2 99 16" calcext:value-type="string">
            <text:p>FE FE 05 A2 00 F2 99 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&quot;FE FE 05 A2 &quot;&amp;LEFT(DEC2HEX([.A244]; 4);2)&amp;&quot; &quot;&amp;RIGHT(DEC2HEX([.A244]; 4);2)&amp;&quot; &quot;&amp;(RIGHT(DEC2HEX(HEX2DEC(&quot;05&quot;)+HEX2DEC(&quot;A2&quot;)+HEX2DEC(DEC2HEX([.A244]; 4));4); 2))&amp;&quot; 16&quot;)" office:value-type="string" office:string-value="FE FE 05 A2 00 F3 9A 16" calcext:value-type="string">
            <text:p>FE FE 05 A2 00 F3 9A 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&quot;FE FE 05 A2 &quot;&amp;LEFT(DEC2HEX([.A245]; 4);2)&amp;&quot; &quot;&amp;RIGHT(DEC2HEX([.A245]; 4);2)&amp;&quot; &quot;&amp;(RIGHT(DEC2HEX(HEX2DEC(&quot;05&quot;)+HEX2DEC(&quot;A2&quot;)+HEX2DEC(DEC2HEX([.A245]; 4));4); 2))&amp;&quot; 16&quot;)" office:value-type="string" office:string-value="FE FE 05 A2 00 F4 9B 16" calcext:value-type="string">
            <text:p>FE FE 05 A2 00 F4 9B 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&quot;FE FE 05 A2 &quot;&amp;LEFT(DEC2HEX([.A246]; 4);2)&amp;&quot; &quot;&amp;RIGHT(DEC2HEX([.A246]; 4);2)&amp;&quot; &quot;&amp;(RIGHT(DEC2HEX(HEX2DEC(&quot;05&quot;)+HEX2DEC(&quot;A2&quot;)+HEX2DEC(DEC2HEX([.A246]; 4));4); 2))&amp;&quot; 16&quot;)" office:value-type="string" office:string-value="FE FE 05 A2 00 F5 9C 16" calcext:value-type="string">
            <text:p>FE FE 05 A2 00 F5 9C 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&quot;FE FE 05 A2 &quot;&amp;LEFT(DEC2HEX([.A247]; 4);2)&amp;&quot; &quot;&amp;RIGHT(DEC2HEX([.A247]; 4);2)&amp;&quot; &quot;&amp;(RIGHT(DEC2HEX(HEX2DEC(&quot;05&quot;)+HEX2DEC(&quot;A2&quot;)+HEX2DEC(DEC2HEX([.A247]; 4));4); 2))&amp;&quot; 16&quot;)" office:value-type="string" office:string-value="FE FE 05 A2 00 F6 9D 16" calcext:value-type="string">
            <text:p>FE FE 05 A2 00 F6 9D 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&quot;FE FE 05 A2 &quot;&amp;LEFT(DEC2HEX([.A248]; 4);2)&amp;&quot; &quot;&amp;RIGHT(DEC2HEX([.A248]; 4);2)&amp;&quot; &quot;&amp;(RIGHT(DEC2HEX(HEX2DEC(&quot;05&quot;)+HEX2DEC(&quot;A2&quot;)+HEX2DEC(DEC2HEX([.A248]; 4));4); 2))&amp;&quot; 16&quot;)" office:value-type="string" office:string-value="FE FE 05 A2 00 F7 9E 16" calcext:value-type="string">
            <text:p>FE FE 05 A2 00 F7 9E 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&quot;FE FE 05 A2 &quot;&amp;LEFT(DEC2HEX([.A249]; 4);2)&amp;&quot; &quot;&amp;RIGHT(DEC2HEX([.A249]; 4);2)&amp;&quot; &quot;&amp;(RIGHT(DEC2HEX(HEX2DEC(&quot;05&quot;)+HEX2DEC(&quot;A2&quot;)+HEX2DEC(DEC2HEX([.A249]; 4));4); 2))&amp;&quot; 16&quot;)" office:value-type="string" office:string-value="FE FE 05 A2 00 F8 9F 16" calcext:value-type="string">
            <text:p>FE FE 05 A2 00 F8 9F 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&quot;FE FE 05 A2 &quot;&amp;LEFT(DEC2HEX([.A250]; 4);2)&amp;&quot; &quot;&amp;RIGHT(DEC2HEX([.A250]; 4);2)&amp;&quot; &quot;&amp;(RIGHT(DEC2HEX(HEX2DEC(&quot;05&quot;)+HEX2DEC(&quot;A2&quot;)+HEX2DEC(DEC2HEX([.A250]; 4));4); 2))&amp;&quot; 16&quot;)" office:value-type="string" office:string-value="FE FE 05 A2 00 F9 A0 16" calcext:value-type="string">
            <text:p>FE FE 05 A2 00 F9 A0 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&quot;FE FE 05 A2 &quot;&amp;LEFT(DEC2HEX([.A251]; 4);2)&amp;&quot; &quot;&amp;RIGHT(DEC2HEX([.A251]; 4);2)&amp;&quot; &quot;&amp;(RIGHT(DEC2HEX(HEX2DEC(&quot;05&quot;)+HEX2DEC(&quot;A2&quot;)+HEX2DEC(DEC2HEX([.A251]; 4));4); 2))&amp;&quot; 16&quot;)" office:value-type="string" office:string-value="FE FE 05 A2 00 FA A1 16" calcext:value-type="string">
            <text:p>FE FE 05 A2 00 FA A1 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&quot;FE FE 05 A2 &quot;&amp;LEFT(DEC2HEX([.A252]; 4);2)&amp;&quot; &quot;&amp;RIGHT(DEC2HEX([.A252]; 4);2)&amp;&quot; &quot;&amp;(RIGHT(DEC2HEX(HEX2DEC(&quot;05&quot;)+HEX2DEC(&quot;A2&quot;)+HEX2DEC(DEC2HEX([.A252]; 4));4); 2))&amp;&quot; 16&quot;)" office:value-type="string" office:string-value="FE FE 05 A2 00 FB A2 16" calcext:value-type="string">
            <text:p>FE FE 05 A2 00 FB A2 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&quot;FE FE 05 A2 &quot;&amp;LEFT(DEC2HEX([.A253]; 4);2)&amp;&quot; &quot;&amp;RIGHT(DEC2HEX([.A253]; 4);2)&amp;&quot; &quot;&amp;(RIGHT(DEC2HEX(HEX2DEC(&quot;05&quot;)+HEX2DEC(&quot;A2&quot;)+HEX2DEC(DEC2HEX([.A253]; 4));4); 2))&amp;&quot; 16&quot;)" office:value-type="string" office:string-value="FE FE 05 A2 00 FC A3 16" calcext:value-type="string">
            <text:p>FE FE 05 A2 00 FC A3 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&quot;FE FE 05 A2 &quot;&amp;LEFT(DEC2HEX([.A254]; 4);2)&amp;&quot; &quot;&amp;RIGHT(DEC2HEX([.A254]; 4);2)&amp;&quot; &quot;&amp;(RIGHT(DEC2HEX(HEX2DEC(&quot;05&quot;)+HEX2DEC(&quot;A2&quot;)+HEX2DEC(DEC2HEX([.A254]; 4));4); 2))&amp;&quot; 16&quot;)" office:value-type="string" office:string-value="FE FE 05 A2 00 FD A4 16" calcext:value-type="string">
            <text:p>FE FE 05 A2 00 FD A4 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&quot;FE FE 05 A2 &quot;&amp;LEFT(DEC2HEX([.A255]; 4);2)&amp;&quot; &quot;&amp;RIGHT(DEC2HEX([.A255]; 4);2)&amp;&quot; &quot;&amp;(RIGHT(DEC2HEX(HEX2DEC(&quot;05&quot;)+HEX2DEC(&quot;A2&quot;)+HEX2DEC(DEC2HEX([.A255]; 4));4); 2))&amp;&quot; 16&quot;)" office:value-type="string" office:string-value="FE FE 05 A2 00 FE A5 16" calcext:value-type="string">
            <text:p>FE FE 05 A2 00 FE A5 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&quot;FE FE 05 A2 &quot;&amp;LEFT(DEC2HEX([.A256]; 4);2)&amp;&quot; &quot;&amp;RIGHT(DEC2HEX([.A256]; 4);2)&amp;&quot; &quot;&amp;(RIGHT(DEC2HEX(HEX2DEC(&quot;05&quot;)+HEX2DEC(&quot;A2&quot;)+HEX2DEC(DEC2HEX([.A256]; 4));4); 2))&amp;&quot; 16&quot;)" office:value-type="string" office:string-value="FE FE 05 A2 00 FF A6 16" calcext:value-type="string">
            <text:p>FE FE 05 A2 00 FF A6 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&quot;FE FE 05 A2 &quot;&amp;LEFT(DEC2HEX([.A257]; 4);2)&amp;&quot; &quot;&amp;RIGHT(DEC2HEX([.A257]; 4);2)&amp;&quot; &quot;&amp;(RIGHT(DEC2HEX(HEX2DEC(&quot;05&quot;)+HEX2DEC(&quot;A2&quot;)+HEX2DEC(DEC2HEX([.A257]; 4));4); 2))&amp;&quot; 16&quot;)" office:value-type="string" office:string-value="FE FE 05 A2 01 00 A7 16" calcext:value-type="string">
            <text:p>FE FE 05 A2 01 00 A7 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&quot;FE FE 05 A2 &quot;&amp;LEFT(DEC2HEX([.A258]; 4);2)&amp;&quot; &quot;&amp;RIGHT(DEC2HEX([.A258]; 4);2)&amp;&quot; &quot;&amp;(RIGHT(DEC2HEX(HEX2DEC(&quot;05&quot;)+HEX2DEC(&quot;A2&quot;)+HEX2DEC(DEC2HEX([.A258]; 4));4); 2))&amp;&quot; 16&quot;)" office:value-type="string" office:string-value="FE FE 05 A2 01 01 A8 16" calcext:value-type="string">
            <text:p>FE FE 05 A2 01 01 A8 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&quot;FE FE 05 A2 &quot;&amp;LEFT(DEC2HEX([.A259]; 4);2)&amp;&quot; &quot;&amp;RIGHT(DEC2HEX([.A259]; 4);2)&amp;&quot; &quot;&amp;(RIGHT(DEC2HEX(HEX2DEC(&quot;05&quot;)+HEX2DEC(&quot;A2&quot;)+HEX2DEC(DEC2HEX([.A259]; 4));4); 2))&amp;&quot; 16&quot;)" office:value-type="string" office:string-value="FE FE 05 A2 01 02 A9 16" calcext:value-type="string">
            <text:p>FE FE 05 A2 01 02 A9 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&quot;FE FE 05 A2 &quot;&amp;LEFT(DEC2HEX([.A260]; 4);2)&amp;&quot; &quot;&amp;RIGHT(DEC2HEX([.A260]; 4);2)&amp;&quot; &quot;&amp;(RIGHT(DEC2HEX(HEX2DEC(&quot;05&quot;)+HEX2DEC(&quot;A2&quot;)+HEX2DEC(DEC2HEX([.A260]; 4));4); 2))&amp;&quot; 16&quot;)" office:value-type="string" office:string-value="FE FE 05 A2 01 03 AA 16" calcext:value-type="string">
            <text:p>FE FE 05 A2 01 03 AA 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&quot;FE FE 05 A2 &quot;&amp;LEFT(DEC2HEX([.A261]; 4);2)&amp;&quot; &quot;&amp;RIGHT(DEC2HEX([.A261]; 4);2)&amp;&quot; &quot;&amp;(RIGHT(DEC2HEX(HEX2DEC(&quot;05&quot;)+HEX2DEC(&quot;A2&quot;)+HEX2DEC(DEC2HEX([.A261]; 4));4); 2))&amp;&quot; 16&quot;)" office:value-type="string" office:string-value="FE FE 05 A2 01 04 AB 16" calcext:value-type="string">
            <text:p>FE FE 05 A2 01 04 AB 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&quot;FE FE 05 A2 &quot;&amp;LEFT(DEC2HEX([.A262]; 4);2)&amp;&quot; &quot;&amp;RIGHT(DEC2HEX([.A262]; 4);2)&amp;&quot; &quot;&amp;(RIGHT(DEC2HEX(HEX2DEC(&quot;05&quot;)+HEX2DEC(&quot;A2&quot;)+HEX2DEC(DEC2HEX([.A262]; 4));4); 2))&amp;&quot; 16&quot;)" office:value-type="string" office:string-value="FE FE 05 A2 01 05 AC 16" calcext:value-type="string">
            <text:p>FE FE 05 A2 01 05 AC 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&quot;FE FE 05 A2 &quot;&amp;LEFT(DEC2HEX([.A263]; 4);2)&amp;&quot; &quot;&amp;RIGHT(DEC2HEX([.A263]; 4);2)&amp;&quot; &quot;&amp;(RIGHT(DEC2HEX(HEX2DEC(&quot;05&quot;)+HEX2DEC(&quot;A2&quot;)+HEX2DEC(DEC2HEX([.A263]; 4));4); 2))&amp;&quot; 16&quot;)" office:value-type="string" office:string-value="FE FE 05 A2 01 06 AD 16" calcext:value-type="string">
            <text:p>FE FE 05 A2 01 06 AD 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&quot;FE FE 05 A2 &quot;&amp;LEFT(DEC2HEX([.A264]; 4);2)&amp;&quot; &quot;&amp;RIGHT(DEC2HEX([.A264]; 4);2)&amp;&quot; &quot;&amp;(RIGHT(DEC2HEX(HEX2DEC(&quot;05&quot;)+HEX2DEC(&quot;A2&quot;)+HEX2DEC(DEC2HEX([.A264]; 4));4); 2))&amp;&quot; 16&quot;)" office:value-type="string" office:string-value="FE FE 05 A2 01 07 AE 16" calcext:value-type="string">
            <text:p>FE FE 05 A2 01 07 AE 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&quot;FE FE 05 A2 &quot;&amp;LEFT(DEC2HEX([.A265]; 4);2)&amp;&quot; &quot;&amp;RIGHT(DEC2HEX([.A265]; 4);2)&amp;&quot; &quot;&amp;(RIGHT(DEC2HEX(HEX2DEC(&quot;05&quot;)+HEX2DEC(&quot;A2&quot;)+HEX2DEC(DEC2HEX([.A265]; 4));4); 2))&amp;&quot; 16&quot;)" office:value-type="string" office:string-value="FE FE 05 A2 01 08 AF 16" calcext:value-type="string">
            <text:p>FE FE 05 A2 01 08 AF 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&quot;FE FE 05 A2 &quot;&amp;LEFT(DEC2HEX([.A266]; 4);2)&amp;&quot; &quot;&amp;RIGHT(DEC2HEX([.A266]; 4);2)&amp;&quot; &quot;&amp;(RIGHT(DEC2HEX(HEX2DEC(&quot;05&quot;)+HEX2DEC(&quot;A2&quot;)+HEX2DEC(DEC2HEX([.A266]; 4));4); 2))&amp;&quot; 16&quot;)" office:value-type="string" office:string-value="FE FE 05 A2 01 09 B0 16" calcext:value-type="string">
            <text:p>FE FE 05 A2 01 09 B0 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&quot;FE FE 05 A2 &quot;&amp;LEFT(DEC2HEX([.A267]; 4);2)&amp;&quot; &quot;&amp;RIGHT(DEC2HEX([.A267]; 4);2)&amp;&quot; &quot;&amp;(RIGHT(DEC2HEX(HEX2DEC(&quot;05&quot;)+HEX2DEC(&quot;A2&quot;)+HEX2DEC(DEC2HEX([.A267]; 4));4); 2))&amp;&quot; 16&quot;)" office:value-type="string" office:string-value="FE FE 05 A2 01 0A B1 16" calcext:value-type="string">
            <text:p>FE FE 05 A2 01 0A B1 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&quot;FE FE 05 A2 &quot;&amp;LEFT(DEC2HEX([.A268]; 4);2)&amp;&quot; &quot;&amp;RIGHT(DEC2HEX([.A268]; 4);2)&amp;&quot; &quot;&amp;(RIGHT(DEC2HEX(HEX2DEC(&quot;05&quot;)+HEX2DEC(&quot;A2&quot;)+HEX2DEC(DEC2HEX([.A268]; 4));4); 2))&amp;&quot; 16&quot;)" office:value-type="string" office:string-value="FE FE 05 A2 01 0B B2 16" calcext:value-type="string">
            <text:p>FE FE 05 A2 01 0B B2 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&quot;FE FE 05 A2 &quot;&amp;LEFT(DEC2HEX([.A269]; 4);2)&amp;&quot; &quot;&amp;RIGHT(DEC2HEX([.A269]; 4);2)&amp;&quot; &quot;&amp;(RIGHT(DEC2HEX(HEX2DEC(&quot;05&quot;)+HEX2DEC(&quot;A2&quot;)+HEX2DEC(DEC2HEX([.A269]; 4));4); 2))&amp;&quot; 16&quot;)" office:value-type="string" office:string-value="FE FE 05 A2 01 0C B3 16" calcext:value-type="string">
            <text:p>FE FE 05 A2 01 0C B3 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&quot;FE FE 05 A2 &quot;&amp;LEFT(DEC2HEX([.A270]; 4);2)&amp;&quot; &quot;&amp;RIGHT(DEC2HEX([.A270]; 4);2)&amp;&quot; &quot;&amp;(RIGHT(DEC2HEX(HEX2DEC(&quot;05&quot;)+HEX2DEC(&quot;A2&quot;)+HEX2DEC(DEC2HEX([.A270]; 4));4); 2))&amp;&quot; 16&quot;)" office:value-type="string" office:string-value="FE FE 05 A2 01 0D B4 16" calcext:value-type="string">
            <text:p>FE FE 05 A2 01 0D B4 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&quot;FE FE 05 A2 &quot;&amp;LEFT(DEC2HEX([.A271]; 4);2)&amp;&quot; &quot;&amp;RIGHT(DEC2HEX([.A271]; 4);2)&amp;&quot; &quot;&amp;(RIGHT(DEC2HEX(HEX2DEC(&quot;05&quot;)+HEX2DEC(&quot;A2&quot;)+HEX2DEC(DEC2HEX([.A271]; 4));4); 2))&amp;&quot; 16&quot;)" office:value-type="string" office:string-value="FE FE 05 A2 01 0E B5 16" calcext:value-type="string">
            <text:p>FE FE 05 A2 01 0E B5 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&quot;FE FE 05 A2 &quot;&amp;LEFT(DEC2HEX([.A272]; 4);2)&amp;&quot; &quot;&amp;RIGHT(DEC2HEX([.A272]; 4);2)&amp;&quot; &quot;&amp;(RIGHT(DEC2HEX(HEX2DEC(&quot;05&quot;)+HEX2DEC(&quot;A2&quot;)+HEX2DEC(DEC2HEX([.A272]; 4));4); 2))&amp;&quot; 16&quot;)" office:value-type="string" office:string-value="FE FE 05 A2 01 0F B6 16" calcext:value-type="string">
            <text:p>FE FE 05 A2 01 0F B6 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&quot;FE FE 05 A2 &quot;&amp;LEFT(DEC2HEX([.A273]; 4);2)&amp;&quot; &quot;&amp;RIGHT(DEC2HEX([.A273]; 4);2)&amp;&quot; &quot;&amp;(RIGHT(DEC2HEX(HEX2DEC(&quot;05&quot;)+HEX2DEC(&quot;A2&quot;)+HEX2DEC(DEC2HEX([.A273]; 4));4); 2))&amp;&quot; 16&quot;)" office:value-type="string" office:string-value="FE FE 05 A2 01 10 B7 16" calcext:value-type="string">
            <text:p>FE FE 05 A2 01 10 B7 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&quot;FE FE 05 A2 &quot;&amp;LEFT(DEC2HEX([.A274]; 4);2)&amp;&quot; &quot;&amp;RIGHT(DEC2HEX([.A274]; 4);2)&amp;&quot; &quot;&amp;(RIGHT(DEC2HEX(HEX2DEC(&quot;05&quot;)+HEX2DEC(&quot;A2&quot;)+HEX2DEC(DEC2HEX([.A274]; 4));4); 2))&amp;&quot; 16&quot;)" office:value-type="string" office:string-value="FE FE 05 A2 01 11 B8 16" calcext:value-type="string">
            <text:p>FE FE 05 A2 01 11 B8 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&quot;FE FE 05 A2 &quot;&amp;LEFT(DEC2HEX([.A275]; 4);2)&amp;&quot; &quot;&amp;RIGHT(DEC2HEX([.A275]; 4);2)&amp;&quot; &quot;&amp;(RIGHT(DEC2HEX(HEX2DEC(&quot;05&quot;)+HEX2DEC(&quot;A2&quot;)+HEX2DEC(DEC2HEX([.A275]; 4));4); 2))&amp;&quot; 16&quot;)" office:value-type="string" office:string-value="FE FE 05 A2 01 12 B9 16" calcext:value-type="string">
            <text:p>FE FE 05 A2 01 12 B9 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&quot;FE FE 05 A2 &quot;&amp;LEFT(DEC2HEX([.A276]; 4);2)&amp;&quot; &quot;&amp;RIGHT(DEC2HEX([.A276]; 4);2)&amp;&quot; &quot;&amp;(RIGHT(DEC2HEX(HEX2DEC(&quot;05&quot;)+HEX2DEC(&quot;A2&quot;)+HEX2DEC(DEC2HEX([.A276]; 4));4); 2))&amp;&quot; 16&quot;)" office:value-type="string" office:string-value="FE FE 05 A2 01 13 BA 16" calcext:value-type="string">
            <text:p>FE FE 05 A2 01 13 BA 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&quot;FE FE 05 A2 &quot;&amp;LEFT(DEC2HEX([.A277]; 4);2)&amp;&quot; &quot;&amp;RIGHT(DEC2HEX([.A277]; 4);2)&amp;&quot; &quot;&amp;(RIGHT(DEC2HEX(HEX2DEC(&quot;05&quot;)+HEX2DEC(&quot;A2&quot;)+HEX2DEC(DEC2HEX([.A277]; 4));4); 2))&amp;&quot; 16&quot;)" office:value-type="string" office:string-value="FE FE 05 A2 01 14 BB 16" calcext:value-type="string">
            <text:p>FE FE 05 A2 01 14 BB 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&quot;FE FE 05 A2 &quot;&amp;LEFT(DEC2HEX([.A278]; 4);2)&amp;&quot; &quot;&amp;RIGHT(DEC2HEX([.A278]; 4);2)&amp;&quot; &quot;&amp;(RIGHT(DEC2HEX(HEX2DEC(&quot;05&quot;)+HEX2DEC(&quot;A2&quot;)+HEX2DEC(DEC2HEX([.A278]; 4));4); 2))&amp;&quot; 16&quot;)" office:value-type="string" office:string-value="FE FE 05 A2 01 15 BC 16" calcext:value-type="string">
            <text:p>FE FE 05 A2 01 15 BC 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&quot;FE FE 05 A2 &quot;&amp;LEFT(DEC2HEX([.A279]; 4);2)&amp;&quot; &quot;&amp;RIGHT(DEC2HEX([.A279]; 4);2)&amp;&quot; &quot;&amp;(RIGHT(DEC2HEX(HEX2DEC(&quot;05&quot;)+HEX2DEC(&quot;A2&quot;)+HEX2DEC(DEC2HEX([.A279]; 4));4); 2))&amp;&quot; 16&quot;)" office:value-type="string" office:string-value="FE FE 05 A2 01 16 BD 16" calcext:value-type="string">
            <text:p>FE FE 05 A2 01 16 BD 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&quot;FE FE 05 A2 &quot;&amp;LEFT(DEC2HEX([.A280]; 4);2)&amp;&quot; &quot;&amp;RIGHT(DEC2HEX([.A280]; 4);2)&amp;&quot; &quot;&amp;(RIGHT(DEC2HEX(HEX2DEC(&quot;05&quot;)+HEX2DEC(&quot;A2&quot;)+HEX2DEC(DEC2HEX([.A280]; 4));4); 2))&amp;&quot; 16&quot;)" office:value-type="string" office:string-value="FE FE 05 A2 01 17 BE 16" calcext:value-type="string">
            <text:p>FE FE 05 A2 01 17 BE 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&quot;FE FE 05 A2 &quot;&amp;LEFT(DEC2HEX([.A281]; 4);2)&amp;&quot; &quot;&amp;RIGHT(DEC2HEX([.A281]; 4);2)&amp;&quot; &quot;&amp;(RIGHT(DEC2HEX(HEX2DEC(&quot;05&quot;)+HEX2DEC(&quot;A2&quot;)+HEX2DEC(DEC2HEX([.A281]; 4));4); 2))&amp;&quot; 16&quot;)" office:value-type="string" office:string-value="FE FE 05 A2 01 18 BF 16" calcext:value-type="string">
            <text:p>FE FE 05 A2 01 18 BF 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&quot;FE FE 05 A2 &quot;&amp;LEFT(DEC2HEX([.A282]; 4);2)&amp;&quot; &quot;&amp;RIGHT(DEC2HEX([.A282]; 4);2)&amp;&quot; &quot;&amp;(RIGHT(DEC2HEX(HEX2DEC(&quot;05&quot;)+HEX2DEC(&quot;A2&quot;)+HEX2DEC(DEC2HEX([.A282]; 4));4); 2))&amp;&quot; 16&quot;)" office:value-type="string" office:string-value="FE FE 05 A2 01 19 C0 16" calcext:value-type="string">
            <text:p>FE FE 05 A2 01 19 C0 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&quot;FE FE 05 A2 &quot;&amp;LEFT(DEC2HEX([.A283]; 4);2)&amp;&quot; &quot;&amp;RIGHT(DEC2HEX([.A283]; 4);2)&amp;&quot; &quot;&amp;(RIGHT(DEC2HEX(HEX2DEC(&quot;05&quot;)+HEX2DEC(&quot;A2&quot;)+HEX2DEC(DEC2HEX([.A283]; 4));4); 2))&amp;&quot; 16&quot;)" office:value-type="string" office:string-value="FE FE 05 A2 01 1A C1 16" calcext:value-type="string">
            <text:p>FE FE 05 A2 01 1A C1 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&quot;FE FE 05 A2 &quot;&amp;LEFT(DEC2HEX([.A284]; 4);2)&amp;&quot; &quot;&amp;RIGHT(DEC2HEX([.A284]; 4);2)&amp;&quot; &quot;&amp;(RIGHT(DEC2HEX(HEX2DEC(&quot;05&quot;)+HEX2DEC(&quot;A2&quot;)+HEX2DEC(DEC2HEX([.A284]; 4));4); 2))&amp;&quot; 16&quot;)" office:value-type="string" office:string-value="FE FE 05 A2 01 1B C2 16" calcext:value-type="string">
            <text:p>FE FE 05 A2 01 1B C2 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&quot;FE FE 05 A2 &quot;&amp;LEFT(DEC2HEX([.A285]; 4);2)&amp;&quot; &quot;&amp;RIGHT(DEC2HEX([.A285]; 4);2)&amp;&quot; &quot;&amp;(RIGHT(DEC2HEX(HEX2DEC(&quot;05&quot;)+HEX2DEC(&quot;A2&quot;)+HEX2DEC(DEC2HEX([.A285]; 4));4); 2))&amp;&quot; 16&quot;)" office:value-type="string" office:string-value="FE FE 05 A2 01 1C C3 16" calcext:value-type="string">
            <text:p>FE FE 05 A2 01 1C C3 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&quot;FE FE 05 A2 &quot;&amp;LEFT(DEC2HEX([.A286]; 4);2)&amp;&quot; &quot;&amp;RIGHT(DEC2HEX([.A286]; 4);2)&amp;&quot; &quot;&amp;(RIGHT(DEC2HEX(HEX2DEC(&quot;05&quot;)+HEX2DEC(&quot;A2&quot;)+HEX2DEC(DEC2HEX([.A286]; 4));4); 2))&amp;&quot; 16&quot;)" office:value-type="string" office:string-value="FE FE 05 A2 01 1D C4 16" calcext:value-type="string">
            <text:p>FE FE 05 A2 01 1D C4 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&quot;FE FE 05 A2 &quot;&amp;LEFT(DEC2HEX([.A287]; 4);2)&amp;&quot; &quot;&amp;RIGHT(DEC2HEX([.A287]; 4);2)&amp;&quot; &quot;&amp;(RIGHT(DEC2HEX(HEX2DEC(&quot;05&quot;)+HEX2DEC(&quot;A2&quot;)+HEX2DEC(DEC2HEX([.A287]; 4));4); 2))&amp;&quot; 16&quot;)" office:value-type="string" office:string-value="FE FE 05 A2 01 1E C5 16" calcext:value-type="string">
            <text:p>FE FE 05 A2 01 1E C5 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&quot;FE FE 05 A2 &quot;&amp;LEFT(DEC2HEX([.A288]; 4);2)&amp;&quot; &quot;&amp;RIGHT(DEC2HEX([.A288]; 4);2)&amp;&quot; &quot;&amp;(RIGHT(DEC2HEX(HEX2DEC(&quot;05&quot;)+HEX2DEC(&quot;A2&quot;)+HEX2DEC(DEC2HEX([.A288]; 4));4); 2))&amp;&quot; 16&quot;)" office:value-type="string" office:string-value="FE FE 05 A2 01 1F C6 16" calcext:value-type="string">
            <text:p>FE FE 05 A2 01 1F C6 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&quot;FE FE 05 A2 &quot;&amp;LEFT(DEC2HEX([.A289]; 4);2)&amp;&quot; &quot;&amp;RIGHT(DEC2HEX([.A289]; 4);2)&amp;&quot; &quot;&amp;(RIGHT(DEC2HEX(HEX2DEC(&quot;05&quot;)+HEX2DEC(&quot;A2&quot;)+HEX2DEC(DEC2HEX([.A289]; 4));4); 2))&amp;&quot; 16&quot;)" office:value-type="string" office:string-value="FE FE 05 A2 01 20 C7 16" calcext:value-type="string">
            <text:p>FE FE 05 A2 01 20 C7 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&quot;FE FE 05 A2 &quot;&amp;LEFT(DEC2HEX([.A290]; 4);2)&amp;&quot; &quot;&amp;RIGHT(DEC2HEX([.A290]; 4);2)&amp;&quot; &quot;&amp;(RIGHT(DEC2HEX(HEX2DEC(&quot;05&quot;)+HEX2DEC(&quot;A2&quot;)+HEX2DEC(DEC2HEX([.A290]; 4));4); 2))&amp;&quot; 16&quot;)" office:value-type="string" office:string-value="FE FE 05 A2 01 21 C8 16" calcext:value-type="string">
            <text:p>FE FE 05 A2 01 21 C8 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&quot;FE FE 05 A2 &quot;&amp;LEFT(DEC2HEX([.A291]; 4);2)&amp;&quot; &quot;&amp;RIGHT(DEC2HEX([.A291]; 4);2)&amp;&quot; &quot;&amp;(RIGHT(DEC2HEX(HEX2DEC(&quot;05&quot;)+HEX2DEC(&quot;A2&quot;)+HEX2DEC(DEC2HEX([.A291]; 4));4); 2))&amp;&quot; 16&quot;)" office:value-type="string" office:string-value="FE FE 05 A2 01 22 C9 16" calcext:value-type="string">
            <text:p>FE FE 05 A2 01 22 C9 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&quot;FE FE 05 A2 &quot;&amp;LEFT(DEC2HEX([.A292]; 4);2)&amp;&quot; &quot;&amp;RIGHT(DEC2HEX([.A292]; 4);2)&amp;&quot; &quot;&amp;(RIGHT(DEC2HEX(HEX2DEC(&quot;05&quot;)+HEX2DEC(&quot;A2&quot;)+HEX2DEC(DEC2HEX([.A292]; 4));4); 2))&amp;&quot; 16&quot;)" office:value-type="string" office:string-value="FE FE 05 A2 01 23 CA 16" calcext:value-type="string">
            <text:p>FE FE 05 A2 01 23 CA 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&quot;FE FE 05 A2 &quot;&amp;LEFT(DEC2HEX([.A293]; 4);2)&amp;&quot; &quot;&amp;RIGHT(DEC2HEX([.A293]; 4);2)&amp;&quot; &quot;&amp;(RIGHT(DEC2HEX(HEX2DEC(&quot;05&quot;)+HEX2DEC(&quot;A2&quot;)+HEX2DEC(DEC2HEX([.A293]; 4));4); 2))&amp;&quot; 16&quot;)" office:value-type="string" office:string-value="FE FE 05 A2 01 24 CB 16" calcext:value-type="string">
            <text:p>FE FE 05 A2 01 24 CB 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&quot;FE FE 05 A2 &quot;&amp;LEFT(DEC2HEX([.A294]; 4);2)&amp;&quot; &quot;&amp;RIGHT(DEC2HEX([.A294]; 4);2)&amp;&quot; &quot;&amp;(RIGHT(DEC2HEX(HEX2DEC(&quot;05&quot;)+HEX2DEC(&quot;A2&quot;)+HEX2DEC(DEC2HEX([.A294]; 4));4); 2))&amp;&quot; 16&quot;)" office:value-type="string" office:string-value="FE FE 05 A2 01 25 CC 16" calcext:value-type="string">
            <text:p>FE FE 05 A2 01 25 CC 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&quot;FE FE 05 A2 &quot;&amp;LEFT(DEC2HEX([.A295]; 4);2)&amp;&quot; &quot;&amp;RIGHT(DEC2HEX([.A295]; 4);2)&amp;&quot; &quot;&amp;(RIGHT(DEC2HEX(HEX2DEC(&quot;05&quot;)+HEX2DEC(&quot;A2&quot;)+HEX2DEC(DEC2HEX([.A295]; 4));4); 2))&amp;&quot; 16&quot;)" office:value-type="string" office:string-value="FE FE 05 A2 01 26 CD 16" calcext:value-type="string">
            <text:p>FE FE 05 A2 01 26 CD 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&quot;FE FE 05 A2 &quot;&amp;LEFT(DEC2HEX([.A296]; 4);2)&amp;&quot; &quot;&amp;RIGHT(DEC2HEX([.A296]; 4);2)&amp;&quot; &quot;&amp;(RIGHT(DEC2HEX(HEX2DEC(&quot;05&quot;)+HEX2DEC(&quot;A2&quot;)+HEX2DEC(DEC2HEX([.A296]; 4));4); 2))&amp;&quot; 16&quot;)" office:value-type="string" office:string-value="FE FE 05 A2 01 27 CE 16" calcext:value-type="string">
            <text:p>FE FE 05 A2 01 27 CE 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&quot;FE FE 05 A2 &quot;&amp;LEFT(DEC2HEX([.A297]; 4);2)&amp;&quot; &quot;&amp;RIGHT(DEC2HEX([.A297]; 4);2)&amp;&quot; &quot;&amp;(RIGHT(DEC2HEX(HEX2DEC(&quot;05&quot;)+HEX2DEC(&quot;A2&quot;)+HEX2DEC(DEC2HEX([.A297]; 4));4); 2))&amp;&quot; 16&quot;)" office:value-type="string" office:string-value="FE FE 05 A2 01 28 CF 16" calcext:value-type="string">
            <text:p>FE FE 05 A2 01 28 CF 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&quot;FE FE 05 A2 &quot;&amp;LEFT(DEC2HEX([.A298]; 4);2)&amp;&quot; &quot;&amp;RIGHT(DEC2HEX([.A298]; 4);2)&amp;&quot; &quot;&amp;(RIGHT(DEC2HEX(HEX2DEC(&quot;05&quot;)+HEX2DEC(&quot;A2&quot;)+HEX2DEC(DEC2HEX([.A298]; 4));4); 2))&amp;&quot; 16&quot;)" office:value-type="string" office:string-value="FE FE 05 A2 01 29 D0 16" calcext:value-type="string">
            <text:p>FE FE 05 A2 01 29 D0 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&quot;FE FE 05 A2 &quot;&amp;LEFT(DEC2HEX([.A299]; 4);2)&amp;&quot; &quot;&amp;RIGHT(DEC2HEX([.A299]; 4);2)&amp;&quot; &quot;&amp;(RIGHT(DEC2HEX(HEX2DEC(&quot;05&quot;)+HEX2DEC(&quot;A2&quot;)+HEX2DEC(DEC2HEX([.A299]; 4));4); 2))&amp;&quot; 16&quot;)" office:value-type="string" office:string-value="FE FE 05 A2 01 2A D1 16" calcext:value-type="string">
            <text:p>FE FE 05 A2 01 2A D1 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&quot;FE FE 05 A2 &quot;&amp;LEFT(DEC2HEX([.A300]; 4);2)&amp;&quot; &quot;&amp;RIGHT(DEC2HEX([.A300]; 4);2)&amp;&quot; &quot;&amp;(RIGHT(DEC2HEX(HEX2DEC(&quot;05&quot;)+HEX2DEC(&quot;A2&quot;)+HEX2DEC(DEC2HEX([.A300]; 4));4); 2))&amp;&quot; 16&quot;)" office:value-type="string" office:string-value="FE FE 05 A2 01 2B D2 16" calcext:value-type="string">
            <text:p>FE FE 05 A2 01 2B D2 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&quot;FE FE 05 A2 &quot;&amp;LEFT(DEC2HEX([.A301]; 4);2)&amp;&quot; &quot;&amp;RIGHT(DEC2HEX([.A301]; 4);2)&amp;&quot; &quot;&amp;(RIGHT(DEC2HEX(HEX2DEC(&quot;05&quot;)+HEX2DEC(&quot;A2&quot;)+HEX2DEC(DEC2HEX([.A301]; 4));4); 2))&amp;&quot; 16&quot;)" office:value-type="string" office:string-value="FE FE 05 A2 01 2C D3 16" calcext:value-type="string">
            <text:p>FE FE 05 A2 01 2C D3 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&quot;FE FE 05 A2 &quot;&amp;LEFT(DEC2HEX([.A302]; 4);2)&amp;&quot; &quot;&amp;RIGHT(DEC2HEX([.A302]; 4);2)&amp;&quot; &quot;&amp;(RIGHT(DEC2HEX(HEX2DEC(&quot;05&quot;)+HEX2DEC(&quot;A2&quot;)+HEX2DEC(DEC2HEX([.A302]; 4));4); 2))&amp;&quot; 16&quot;)" office:value-type="string" office:string-value="FE FE 05 A2 01 2D D4 16" calcext:value-type="string">
            <text:p>FE FE 05 A2 01 2D D4 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&quot;FE FE 05 A2 &quot;&amp;LEFT(DEC2HEX([.A303]; 4);2)&amp;&quot; &quot;&amp;RIGHT(DEC2HEX([.A303]; 4);2)&amp;&quot; &quot;&amp;(RIGHT(DEC2HEX(HEX2DEC(&quot;05&quot;)+HEX2DEC(&quot;A2&quot;)+HEX2DEC(DEC2HEX([.A303]; 4));4); 2))&amp;&quot; 16&quot;)" office:value-type="string" office:string-value="FE FE 05 A2 01 2E D5 16" calcext:value-type="string">
            <text:p>FE FE 05 A2 01 2E D5 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&quot;FE FE 05 A2 &quot;&amp;LEFT(DEC2HEX([.A304]; 4);2)&amp;&quot; &quot;&amp;RIGHT(DEC2HEX([.A304]; 4);2)&amp;&quot; &quot;&amp;(RIGHT(DEC2HEX(HEX2DEC(&quot;05&quot;)+HEX2DEC(&quot;A2&quot;)+HEX2DEC(DEC2HEX([.A304]; 4));4); 2))&amp;&quot; 16&quot;)" office:value-type="string" office:string-value="FE FE 05 A2 01 2F D6 16" calcext:value-type="string">
            <text:p>FE FE 05 A2 01 2F D6 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&quot;FE FE 05 A2 &quot;&amp;LEFT(DEC2HEX([.A305]; 4);2)&amp;&quot; &quot;&amp;RIGHT(DEC2HEX([.A305]; 4);2)&amp;&quot; &quot;&amp;(RIGHT(DEC2HEX(HEX2DEC(&quot;05&quot;)+HEX2DEC(&quot;A2&quot;)+HEX2DEC(DEC2HEX([.A305]; 4));4); 2))&amp;&quot; 16&quot;)" office:value-type="string" office:string-value="FE FE 05 A2 01 30 D7 16" calcext:value-type="string">
            <text:p>FE FE 05 A2 01 30 D7 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&quot;FE FE 05 A2 &quot;&amp;LEFT(DEC2HEX([.A306]; 4);2)&amp;&quot; &quot;&amp;RIGHT(DEC2HEX([.A306]; 4);2)&amp;&quot; &quot;&amp;(RIGHT(DEC2HEX(HEX2DEC(&quot;05&quot;)+HEX2DEC(&quot;A2&quot;)+HEX2DEC(DEC2HEX([.A306]; 4));4); 2))&amp;&quot; 16&quot;)" office:value-type="string" office:string-value="FE FE 05 A2 01 31 D8 16" calcext:value-type="string">
            <text:p>FE FE 05 A2 01 31 D8 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&quot;FE FE 05 A2 &quot;&amp;LEFT(DEC2HEX([.A307]; 4);2)&amp;&quot; &quot;&amp;RIGHT(DEC2HEX([.A307]; 4);2)&amp;&quot; &quot;&amp;(RIGHT(DEC2HEX(HEX2DEC(&quot;05&quot;)+HEX2DEC(&quot;A2&quot;)+HEX2DEC(DEC2HEX([.A307]; 4));4); 2))&amp;&quot; 16&quot;)" office:value-type="string" office:string-value="FE FE 05 A2 01 32 D9 16" calcext:value-type="string">
            <text:p>FE FE 05 A2 01 32 D9 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&quot;FE FE 05 A2 &quot;&amp;LEFT(DEC2HEX([.A308]; 4);2)&amp;&quot; &quot;&amp;RIGHT(DEC2HEX([.A308]; 4);2)&amp;&quot; &quot;&amp;(RIGHT(DEC2HEX(HEX2DEC(&quot;05&quot;)+HEX2DEC(&quot;A2&quot;)+HEX2DEC(DEC2HEX([.A308]; 4));4); 2))&amp;&quot; 16&quot;)" office:value-type="string" office:string-value="FE FE 05 A2 01 33 DA 16" calcext:value-type="string">
            <text:p>FE FE 05 A2 01 33 DA 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&quot;FE FE 05 A2 &quot;&amp;LEFT(DEC2HEX([.A309]; 4);2)&amp;&quot; &quot;&amp;RIGHT(DEC2HEX([.A309]; 4);2)&amp;&quot; &quot;&amp;(RIGHT(DEC2HEX(HEX2DEC(&quot;05&quot;)+HEX2DEC(&quot;A2&quot;)+HEX2DEC(DEC2HEX([.A309]; 4));4); 2))&amp;&quot; 16&quot;)" office:value-type="string" office:string-value="FE FE 05 A2 01 34 DB 16" calcext:value-type="string">
            <text:p>FE FE 05 A2 01 34 DB 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&quot;FE FE 05 A2 &quot;&amp;LEFT(DEC2HEX([.A310]; 4);2)&amp;&quot; &quot;&amp;RIGHT(DEC2HEX([.A310]; 4);2)&amp;&quot; &quot;&amp;(RIGHT(DEC2HEX(HEX2DEC(&quot;05&quot;)+HEX2DEC(&quot;A2&quot;)+HEX2DEC(DEC2HEX([.A310]; 4));4); 2))&amp;&quot; 16&quot;)" office:value-type="string" office:string-value="FE FE 05 A2 01 35 DC 16" calcext:value-type="string">
            <text:p>FE FE 05 A2 01 35 DC 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&quot;FE FE 05 A2 &quot;&amp;LEFT(DEC2HEX([.A311]; 4);2)&amp;&quot; &quot;&amp;RIGHT(DEC2HEX([.A311]; 4);2)&amp;&quot; &quot;&amp;(RIGHT(DEC2HEX(HEX2DEC(&quot;05&quot;)+HEX2DEC(&quot;A2&quot;)+HEX2DEC(DEC2HEX([.A311]; 4));4); 2))&amp;&quot; 16&quot;)" office:value-type="string" office:string-value="FE FE 05 A2 01 36 DD 16" calcext:value-type="string">
            <text:p>FE FE 05 A2 01 36 DD 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&quot;FE FE 05 A2 &quot;&amp;LEFT(DEC2HEX([.A312]; 4);2)&amp;&quot; &quot;&amp;RIGHT(DEC2HEX([.A312]; 4);2)&amp;&quot; &quot;&amp;(RIGHT(DEC2HEX(HEX2DEC(&quot;05&quot;)+HEX2DEC(&quot;A2&quot;)+HEX2DEC(DEC2HEX([.A312]; 4));4); 2))&amp;&quot; 16&quot;)" office:value-type="string" office:string-value="FE FE 05 A2 01 37 DE 16" calcext:value-type="string">
            <text:p>FE FE 05 A2 01 37 DE 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&quot;FE FE 05 A2 &quot;&amp;LEFT(DEC2HEX([.A313]; 4);2)&amp;&quot; &quot;&amp;RIGHT(DEC2HEX([.A313]; 4);2)&amp;&quot; &quot;&amp;(RIGHT(DEC2HEX(HEX2DEC(&quot;05&quot;)+HEX2DEC(&quot;A2&quot;)+HEX2DEC(DEC2HEX([.A313]; 4));4); 2))&amp;&quot; 16&quot;)" office:value-type="string" office:string-value="FE FE 05 A2 01 38 DF 16" calcext:value-type="string">
            <text:p>FE FE 05 A2 01 38 DF 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&quot;FE FE 05 A2 &quot;&amp;LEFT(DEC2HEX([.A314]; 4);2)&amp;&quot; &quot;&amp;RIGHT(DEC2HEX([.A314]; 4);2)&amp;&quot; &quot;&amp;(RIGHT(DEC2HEX(HEX2DEC(&quot;05&quot;)+HEX2DEC(&quot;A2&quot;)+HEX2DEC(DEC2HEX([.A314]; 4));4); 2))&amp;&quot; 16&quot;)" office:value-type="string" office:string-value="FE FE 05 A2 01 39 E0 16" calcext:value-type="string">
            <text:p>FE FE 05 A2 01 39 E0 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&quot;FE FE 05 A2 &quot;&amp;LEFT(DEC2HEX([.A315]; 4);2)&amp;&quot; &quot;&amp;RIGHT(DEC2HEX([.A315]; 4);2)&amp;&quot; &quot;&amp;(RIGHT(DEC2HEX(HEX2DEC(&quot;05&quot;)+HEX2DEC(&quot;A2&quot;)+HEX2DEC(DEC2HEX([.A315]; 4));4); 2))&amp;&quot; 16&quot;)" office:value-type="string" office:string-value="FE FE 05 A2 01 3A E1 16" calcext:value-type="string">
            <text:p>FE FE 05 A2 01 3A E1 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&quot;FE FE 05 A2 &quot;&amp;LEFT(DEC2HEX([.A316]; 4);2)&amp;&quot; &quot;&amp;RIGHT(DEC2HEX([.A316]; 4);2)&amp;&quot; &quot;&amp;(RIGHT(DEC2HEX(HEX2DEC(&quot;05&quot;)+HEX2DEC(&quot;A2&quot;)+HEX2DEC(DEC2HEX([.A316]; 4));4); 2))&amp;&quot; 16&quot;)" office:value-type="string" office:string-value="FE FE 05 A2 01 3B E2 16" calcext:value-type="string">
            <text:p>FE FE 05 A2 01 3B E2 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&quot;FE FE 05 A2 &quot;&amp;LEFT(DEC2HEX([.A317]; 4);2)&amp;&quot; &quot;&amp;RIGHT(DEC2HEX([.A317]; 4);2)&amp;&quot; &quot;&amp;(RIGHT(DEC2HEX(HEX2DEC(&quot;05&quot;)+HEX2DEC(&quot;A2&quot;)+HEX2DEC(DEC2HEX([.A317]; 4));4); 2))&amp;&quot; 16&quot;)" office:value-type="string" office:string-value="FE FE 05 A2 01 3C E3 16" calcext:value-type="string">
            <text:p>FE FE 05 A2 01 3C E3 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&quot;FE FE 05 A2 &quot;&amp;LEFT(DEC2HEX([.A318]; 4);2)&amp;&quot; &quot;&amp;RIGHT(DEC2HEX([.A318]; 4);2)&amp;&quot; &quot;&amp;(RIGHT(DEC2HEX(HEX2DEC(&quot;05&quot;)+HEX2DEC(&quot;A2&quot;)+HEX2DEC(DEC2HEX([.A318]; 4));4); 2))&amp;&quot; 16&quot;)" office:value-type="string" office:string-value="FE FE 05 A2 01 3D E4 16" calcext:value-type="string">
            <text:p>FE FE 05 A2 01 3D E4 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&quot;FE FE 05 A2 &quot;&amp;LEFT(DEC2HEX([.A319]; 4);2)&amp;&quot; &quot;&amp;RIGHT(DEC2HEX([.A319]; 4);2)&amp;&quot; &quot;&amp;(RIGHT(DEC2HEX(HEX2DEC(&quot;05&quot;)+HEX2DEC(&quot;A2&quot;)+HEX2DEC(DEC2HEX([.A319]; 4));4); 2))&amp;&quot; 16&quot;)" office:value-type="string" office:string-value="FE FE 05 A2 01 3E E5 16" calcext:value-type="string">
            <text:p>FE FE 05 A2 01 3E E5 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&quot;FE FE 05 A2 &quot;&amp;LEFT(DEC2HEX([.A320]; 4);2)&amp;&quot; &quot;&amp;RIGHT(DEC2HEX([.A320]; 4);2)&amp;&quot; &quot;&amp;(RIGHT(DEC2HEX(HEX2DEC(&quot;05&quot;)+HEX2DEC(&quot;A2&quot;)+HEX2DEC(DEC2HEX([.A320]; 4));4); 2))&amp;&quot; 16&quot;)" office:value-type="string" office:string-value="FE FE 05 A2 01 3F E6 16" calcext:value-type="string">
            <text:p>FE FE 05 A2 01 3F E6 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&quot;FE FE 05 A2 &quot;&amp;LEFT(DEC2HEX([.A321]; 4);2)&amp;&quot; &quot;&amp;RIGHT(DEC2HEX([.A321]; 4);2)&amp;&quot; &quot;&amp;(RIGHT(DEC2HEX(HEX2DEC(&quot;05&quot;)+HEX2DEC(&quot;A2&quot;)+HEX2DEC(DEC2HEX([.A321]; 4));4); 2))&amp;&quot; 16&quot;)" office:value-type="string" office:string-value="FE FE 05 A2 01 40 E7 16" calcext:value-type="string">
            <text:p>FE FE 05 A2 01 40 E7 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&quot;FE FE 05 A2 &quot;&amp;LEFT(DEC2HEX([.A322]; 4);2)&amp;&quot; &quot;&amp;RIGHT(DEC2HEX([.A322]; 4);2)&amp;&quot; &quot;&amp;(RIGHT(DEC2HEX(HEX2DEC(&quot;05&quot;)+HEX2DEC(&quot;A2&quot;)+HEX2DEC(DEC2HEX([.A322]; 4));4); 2))&amp;&quot; 16&quot;)" office:value-type="string" office:string-value="FE FE 05 A2 01 41 E8 16" calcext:value-type="string">
            <text:p>FE FE 05 A2 01 41 E8 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&quot;FE FE 05 A2 &quot;&amp;LEFT(DEC2HEX([.A323]; 4);2)&amp;&quot; &quot;&amp;RIGHT(DEC2HEX([.A323]; 4);2)&amp;&quot; &quot;&amp;(RIGHT(DEC2HEX(HEX2DEC(&quot;05&quot;)+HEX2DEC(&quot;A2&quot;)+HEX2DEC(DEC2HEX([.A323]; 4));4); 2))&amp;&quot; 16&quot;)" office:value-type="string" office:string-value="FE FE 05 A2 01 42 E9 16" calcext:value-type="string">
            <text:p>FE FE 05 A2 01 42 E9 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&quot;FE FE 05 A2 &quot;&amp;LEFT(DEC2HEX([.A324]; 4);2)&amp;&quot; &quot;&amp;RIGHT(DEC2HEX([.A324]; 4);2)&amp;&quot; &quot;&amp;(RIGHT(DEC2HEX(HEX2DEC(&quot;05&quot;)+HEX2DEC(&quot;A2&quot;)+HEX2DEC(DEC2HEX([.A324]; 4));4); 2))&amp;&quot; 16&quot;)" office:value-type="string" office:string-value="FE FE 05 A2 01 43 EA 16" calcext:value-type="string">
            <text:p>FE FE 05 A2 01 43 EA 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&quot;FE FE 05 A2 &quot;&amp;LEFT(DEC2HEX([.A325]; 4);2)&amp;&quot; &quot;&amp;RIGHT(DEC2HEX([.A325]; 4);2)&amp;&quot; &quot;&amp;(RIGHT(DEC2HEX(HEX2DEC(&quot;05&quot;)+HEX2DEC(&quot;A2&quot;)+HEX2DEC(DEC2HEX([.A325]; 4));4); 2))&amp;&quot; 16&quot;)" office:value-type="string" office:string-value="FE FE 05 A2 01 44 EB 16" calcext:value-type="string">
            <text:p>FE FE 05 A2 01 44 EB 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&quot;FE FE 05 A2 &quot;&amp;LEFT(DEC2HEX([.A326]; 4);2)&amp;&quot; &quot;&amp;RIGHT(DEC2HEX([.A326]; 4);2)&amp;&quot; &quot;&amp;(RIGHT(DEC2HEX(HEX2DEC(&quot;05&quot;)+HEX2DEC(&quot;A2&quot;)+HEX2DEC(DEC2HEX([.A326]; 4));4); 2))&amp;&quot; 16&quot;)" office:value-type="string" office:string-value="FE FE 05 A2 01 45 EC 16" calcext:value-type="string">
            <text:p>FE FE 05 A2 01 45 EC 1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&quot;FE FE 05 A2 &quot;&amp;LEFT(DEC2HEX([.A327]; 4);2)&amp;&quot; &quot;&amp;RIGHT(DEC2HEX([.A327]; 4);2)&amp;&quot; &quot;&amp;(RIGHT(DEC2HEX(HEX2DEC(&quot;05&quot;)+HEX2DEC(&quot;A2&quot;)+HEX2DEC(DEC2HEX([.A327]; 4));4); 2))&amp;&quot; 16&quot;)" office:value-type="string" office:string-value="FE FE 05 A2 01 46 ED 16" calcext:value-type="string">
            <text:p>FE FE 05 A2 01 46 ED 1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&quot;FE FE 05 A2 &quot;&amp;LEFT(DEC2HEX([.A328]; 4);2)&amp;&quot; &quot;&amp;RIGHT(DEC2HEX([.A328]; 4);2)&amp;&quot; &quot;&amp;(RIGHT(DEC2HEX(HEX2DEC(&quot;05&quot;)+HEX2DEC(&quot;A2&quot;)+HEX2DEC(DEC2HEX([.A328]; 4));4); 2))&amp;&quot; 16&quot;)" office:value-type="string" office:string-value="FE FE 05 A2 01 47 EE 16" calcext:value-type="string">
            <text:p>FE FE 05 A2 01 47 EE 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&quot;FE FE 05 A2 &quot;&amp;LEFT(DEC2HEX([.A329]; 4);2)&amp;&quot; &quot;&amp;RIGHT(DEC2HEX([.A329]; 4);2)&amp;&quot; &quot;&amp;(RIGHT(DEC2HEX(HEX2DEC(&quot;05&quot;)+HEX2DEC(&quot;A2&quot;)+HEX2DEC(DEC2HEX([.A329]; 4));4); 2))&amp;&quot; 16&quot;)" office:value-type="string" office:string-value="FE FE 05 A2 01 48 EF 16" calcext:value-type="string">
            <text:p>FE FE 05 A2 01 48 EF 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&quot;FE FE 05 A2 &quot;&amp;LEFT(DEC2HEX([.A330]; 4);2)&amp;&quot; &quot;&amp;RIGHT(DEC2HEX([.A330]; 4);2)&amp;&quot; &quot;&amp;(RIGHT(DEC2HEX(HEX2DEC(&quot;05&quot;)+HEX2DEC(&quot;A2&quot;)+HEX2DEC(DEC2HEX([.A330]; 4));4); 2))&amp;&quot; 16&quot;)" office:value-type="string" office:string-value="FE FE 05 A2 01 49 F0 16" calcext:value-type="string">
            <text:p>FE FE 05 A2 01 49 F0 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&quot;FE FE 05 A2 &quot;&amp;LEFT(DEC2HEX([.A331]; 4);2)&amp;&quot; &quot;&amp;RIGHT(DEC2HEX([.A331]; 4);2)&amp;&quot; &quot;&amp;(RIGHT(DEC2HEX(HEX2DEC(&quot;05&quot;)+HEX2DEC(&quot;A2&quot;)+HEX2DEC(DEC2HEX([.A331]; 4));4); 2))&amp;&quot; 16&quot;)" office:value-type="string" office:string-value="FE FE 05 A2 01 4A F1 16" calcext:value-type="string">
            <text:p>FE FE 05 A2 01 4A F1 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&quot;FE FE 05 A2 &quot;&amp;LEFT(DEC2HEX([.A332]; 4);2)&amp;&quot; &quot;&amp;RIGHT(DEC2HEX([.A332]; 4);2)&amp;&quot; &quot;&amp;(RIGHT(DEC2HEX(HEX2DEC(&quot;05&quot;)+HEX2DEC(&quot;A2&quot;)+HEX2DEC(DEC2HEX([.A332]; 4));4); 2))&amp;&quot; 16&quot;)" office:value-type="string" office:string-value="FE FE 05 A2 01 4B F2 16" calcext:value-type="string">
            <text:p>FE FE 05 A2 01 4B F2 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&quot;FE FE 05 A2 &quot;&amp;LEFT(DEC2HEX([.A333]; 4);2)&amp;&quot; &quot;&amp;RIGHT(DEC2HEX([.A333]; 4);2)&amp;&quot; &quot;&amp;(RIGHT(DEC2HEX(HEX2DEC(&quot;05&quot;)+HEX2DEC(&quot;A2&quot;)+HEX2DEC(DEC2HEX([.A333]; 4));4); 2))&amp;&quot; 16&quot;)" office:value-type="string" office:string-value="FE FE 05 A2 01 4C F3 16" calcext:value-type="string">
            <text:p>FE FE 05 A2 01 4C F3 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&quot;FE FE 05 A2 &quot;&amp;LEFT(DEC2HEX([.A334]; 4);2)&amp;&quot; &quot;&amp;RIGHT(DEC2HEX([.A334]; 4);2)&amp;&quot; &quot;&amp;(RIGHT(DEC2HEX(HEX2DEC(&quot;05&quot;)+HEX2DEC(&quot;A2&quot;)+HEX2DEC(DEC2HEX([.A334]; 4));4); 2))&amp;&quot; 16&quot;)" office:value-type="string" office:string-value="FE FE 05 A2 01 4D F4 16" calcext:value-type="string">
            <text:p>FE FE 05 A2 01 4D F4 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&quot;FE FE 05 A2 &quot;&amp;LEFT(DEC2HEX([.A335]; 4);2)&amp;&quot; &quot;&amp;RIGHT(DEC2HEX([.A335]; 4);2)&amp;&quot; &quot;&amp;(RIGHT(DEC2HEX(HEX2DEC(&quot;05&quot;)+HEX2DEC(&quot;A2&quot;)+HEX2DEC(DEC2HEX([.A335]; 4));4); 2))&amp;&quot; 16&quot;)" office:value-type="string" office:string-value="FE FE 05 A2 01 4E F5 16" calcext:value-type="string">
            <text:p>FE FE 05 A2 01 4E F5 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&quot;FE FE 05 A2 &quot;&amp;LEFT(DEC2HEX([.A336]; 4);2)&amp;&quot; &quot;&amp;RIGHT(DEC2HEX([.A336]; 4);2)&amp;&quot; &quot;&amp;(RIGHT(DEC2HEX(HEX2DEC(&quot;05&quot;)+HEX2DEC(&quot;A2&quot;)+HEX2DEC(DEC2HEX([.A336]; 4));4); 2))&amp;&quot; 16&quot;)" office:value-type="string" office:string-value="FE FE 05 A2 01 4F F6 16" calcext:value-type="string">
            <text:p>FE FE 05 A2 01 4F F6 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&quot;FE FE 05 A2 &quot;&amp;LEFT(DEC2HEX([.A337]; 4);2)&amp;&quot; &quot;&amp;RIGHT(DEC2HEX([.A337]; 4);2)&amp;&quot; &quot;&amp;(RIGHT(DEC2HEX(HEX2DEC(&quot;05&quot;)+HEX2DEC(&quot;A2&quot;)+HEX2DEC(DEC2HEX([.A337]; 4));4); 2))&amp;&quot; 16&quot;)" office:value-type="string" office:string-value="FE FE 05 A2 01 50 F7 16" calcext:value-type="string">
            <text:p>FE FE 05 A2 01 50 F7 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&quot;FE FE 05 A2 &quot;&amp;LEFT(DEC2HEX([.A338]; 4);2)&amp;&quot; &quot;&amp;RIGHT(DEC2HEX([.A338]; 4);2)&amp;&quot; &quot;&amp;(RIGHT(DEC2HEX(HEX2DEC(&quot;05&quot;)+HEX2DEC(&quot;A2&quot;)+HEX2DEC(DEC2HEX([.A338]; 4));4); 2))&amp;&quot; 16&quot;)" office:value-type="string" office:string-value="FE FE 05 A2 01 51 F8 16" calcext:value-type="string">
            <text:p>FE FE 05 A2 01 51 F8 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&quot;FE FE 05 A2 &quot;&amp;LEFT(DEC2HEX([.A339]; 4);2)&amp;&quot; &quot;&amp;RIGHT(DEC2HEX([.A339]; 4);2)&amp;&quot; &quot;&amp;(RIGHT(DEC2HEX(HEX2DEC(&quot;05&quot;)+HEX2DEC(&quot;A2&quot;)+HEX2DEC(DEC2HEX([.A339]; 4));4); 2))&amp;&quot; 16&quot;)" office:value-type="string" office:string-value="FE FE 05 A2 01 52 F9 16" calcext:value-type="string">
            <text:p>FE FE 05 A2 01 52 F9 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&quot;FE FE 05 A2 &quot;&amp;LEFT(DEC2HEX([.A340]; 4);2)&amp;&quot; &quot;&amp;RIGHT(DEC2HEX([.A340]; 4);2)&amp;&quot; &quot;&amp;(RIGHT(DEC2HEX(HEX2DEC(&quot;05&quot;)+HEX2DEC(&quot;A2&quot;)+HEX2DEC(DEC2HEX([.A340]; 4));4); 2))&amp;&quot; 16&quot;)" office:value-type="string" office:string-value="FE FE 05 A2 01 53 FA 16" calcext:value-type="string">
            <text:p>FE FE 05 A2 01 53 FA 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&quot;FE FE 05 A2 &quot;&amp;LEFT(DEC2HEX([.A341]; 4);2)&amp;&quot; &quot;&amp;RIGHT(DEC2HEX([.A341]; 4);2)&amp;&quot; &quot;&amp;(RIGHT(DEC2HEX(HEX2DEC(&quot;05&quot;)+HEX2DEC(&quot;A2&quot;)+HEX2DEC(DEC2HEX([.A341]; 4));4); 2))&amp;&quot; 16&quot;)" office:value-type="string" office:string-value="FE FE 05 A2 01 54 FB 16" calcext:value-type="string">
            <text:p>FE FE 05 A2 01 54 FB 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&quot;FE FE 05 A2 &quot;&amp;LEFT(DEC2HEX([.A342]; 4);2)&amp;&quot; &quot;&amp;RIGHT(DEC2HEX([.A342]; 4);2)&amp;&quot; &quot;&amp;(RIGHT(DEC2HEX(HEX2DEC(&quot;05&quot;)+HEX2DEC(&quot;A2&quot;)+HEX2DEC(DEC2HEX([.A342]; 4));4); 2))&amp;&quot; 16&quot;)" office:value-type="string" office:string-value="FE FE 05 A2 01 55 FC 16" calcext:value-type="string">
            <text:p>FE FE 05 A2 01 55 FC 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&quot;FE FE 05 A2 &quot;&amp;LEFT(DEC2HEX([.A343]; 4);2)&amp;&quot; &quot;&amp;RIGHT(DEC2HEX([.A343]; 4);2)&amp;&quot; &quot;&amp;(RIGHT(DEC2HEX(HEX2DEC(&quot;05&quot;)+HEX2DEC(&quot;A2&quot;)+HEX2DEC(DEC2HEX([.A343]; 4));4); 2))&amp;&quot; 16&quot;)" office:value-type="string" office:string-value="FE FE 05 A2 01 56 FD 16" calcext:value-type="string">
            <text:p>FE FE 05 A2 01 56 FD 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&quot;FE FE 05 A2 &quot;&amp;LEFT(DEC2HEX([.A344]; 4);2)&amp;&quot; &quot;&amp;RIGHT(DEC2HEX([.A344]; 4);2)&amp;&quot; &quot;&amp;(RIGHT(DEC2HEX(HEX2DEC(&quot;05&quot;)+HEX2DEC(&quot;A2&quot;)+HEX2DEC(DEC2HEX([.A344]; 4));4); 2))&amp;&quot; 16&quot;)" office:value-type="string" office:string-value="FE FE 05 A2 01 57 FE 16" calcext:value-type="string">
            <text:p>FE FE 05 A2 01 57 FE 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&quot;FE FE 05 A2 &quot;&amp;LEFT(DEC2HEX([.A345]; 4);2)&amp;&quot; &quot;&amp;RIGHT(DEC2HEX([.A345]; 4);2)&amp;&quot; &quot;&amp;(RIGHT(DEC2HEX(HEX2DEC(&quot;05&quot;)+HEX2DEC(&quot;A2&quot;)+HEX2DEC(DEC2HEX([.A345]; 4));4); 2))&amp;&quot; 16&quot;)" office:value-type="string" office:string-value="FE FE 05 A2 01 58 FF 16" calcext:value-type="string">
            <text:p>FE FE 05 A2 01 58 FF 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&quot;FE FE 05 A2 &quot;&amp;LEFT(DEC2HEX([.A346]; 4);2)&amp;&quot; &quot;&amp;RIGHT(DEC2HEX([.A346]; 4);2)&amp;&quot; &quot;&amp;(RIGHT(DEC2HEX(HEX2DEC(&quot;05&quot;)+HEX2DEC(&quot;A2&quot;)+HEX2DEC(DEC2HEX([.A346]; 4));4); 2))&amp;&quot; 16&quot;)" office:value-type="string" office:string-value="FE FE 05 A2 01 59 00 16" calcext:value-type="string">
            <text:p>FE FE 05 A2 01 59 00 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&quot;FE FE 05 A2 &quot;&amp;LEFT(DEC2HEX([.A347]; 4);2)&amp;&quot; &quot;&amp;RIGHT(DEC2HEX([.A347]; 4);2)&amp;&quot; &quot;&amp;(RIGHT(DEC2HEX(HEX2DEC(&quot;05&quot;)+HEX2DEC(&quot;A2&quot;)+HEX2DEC(DEC2HEX([.A347]; 4));4); 2))&amp;&quot; 16&quot;)" office:value-type="string" office:string-value="FE FE 05 A2 01 5A 01 16" calcext:value-type="string">
            <text:p>FE FE 05 A2 01 5A 01 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&quot;FE FE 05 A2 &quot;&amp;LEFT(DEC2HEX([.A348]; 4);2)&amp;&quot; &quot;&amp;RIGHT(DEC2HEX([.A348]; 4);2)&amp;&quot; &quot;&amp;(RIGHT(DEC2HEX(HEX2DEC(&quot;05&quot;)+HEX2DEC(&quot;A2&quot;)+HEX2DEC(DEC2HEX([.A348]; 4));4); 2))&amp;&quot; 16&quot;)" office:value-type="string" office:string-value="FE FE 05 A2 01 5B 02 16" calcext:value-type="string">
            <text:p>FE FE 05 A2 01 5B 02 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&quot;FE FE 05 A2 &quot;&amp;LEFT(DEC2HEX([.A349]; 4);2)&amp;&quot; &quot;&amp;RIGHT(DEC2HEX([.A349]; 4);2)&amp;&quot; &quot;&amp;(RIGHT(DEC2HEX(HEX2DEC(&quot;05&quot;)+HEX2DEC(&quot;A2&quot;)+HEX2DEC(DEC2HEX([.A349]; 4));4); 2))&amp;&quot; 16&quot;)" office:value-type="string" office:string-value="FE FE 05 A2 01 5C 03 16" calcext:value-type="string">
            <text:p>FE FE 05 A2 01 5C 03 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&quot;FE FE 05 A2 &quot;&amp;LEFT(DEC2HEX([.A350]; 4);2)&amp;&quot; &quot;&amp;RIGHT(DEC2HEX([.A350]; 4);2)&amp;&quot; &quot;&amp;(RIGHT(DEC2HEX(HEX2DEC(&quot;05&quot;)+HEX2DEC(&quot;A2&quot;)+HEX2DEC(DEC2HEX([.A350]; 4));4); 2))&amp;&quot; 16&quot;)" office:value-type="string" office:string-value="FE FE 05 A2 01 5D 04 16" calcext:value-type="string">
            <text:p>FE FE 05 A2 01 5D 04 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&quot;FE FE 05 A2 &quot;&amp;LEFT(DEC2HEX([.A351]; 4);2)&amp;&quot; &quot;&amp;RIGHT(DEC2HEX([.A351]; 4);2)&amp;&quot; &quot;&amp;(RIGHT(DEC2HEX(HEX2DEC(&quot;05&quot;)+HEX2DEC(&quot;A2&quot;)+HEX2DEC(DEC2HEX([.A351]; 4));4); 2))&amp;&quot; 16&quot;)" office:value-type="string" office:string-value="FE FE 05 A2 01 5E 05 16" calcext:value-type="string">
            <text:p>FE FE 05 A2 01 5E 05 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&quot;FE FE 05 A2 &quot;&amp;LEFT(DEC2HEX([.A352]; 4);2)&amp;&quot; &quot;&amp;RIGHT(DEC2HEX([.A352]; 4);2)&amp;&quot; &quot;&amp;(RIGHT(DEC2HEX(HEX2DEC(&quot;05&quot;)+HEX2DEC(&quot;A2&quot;)+HEX2DEC(DEC2HEX([.A352]; 4));4); 2))&amp;&quot; 16&quot;)" office:value-type="string" office:string-value="FE FE 05 A2 01 5F 06 16" calcext:value-type="string">
            <text:p>FE FE 05 A2 01 5F 06 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&quot;FE FE 05 A2 &quot;&amp;LEFT(DEC2HEX([.A353]; 4);2)&amp;&quot; &quot;&amp;RIGHT(DEC2HEX([.A353]; 4);2)&amp;&quot; &quot;&amp;(RIGHT(DEC2HEX(HEX2DEC(&quot;05&quot;)+HEX2DEC(&quot;A2&quot;)+HEX2DEC(DEC2HEX([.A353]; 4));4); 2))&amp;&quot; 16&quot;)" office:value-type="string" office:string-value="FE FE 05 A2 01 60 07 16" calcext:value-type="string">
            <text:p>FE FE 05 A2 01 60 07 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&quot;FE FE 05 A2 &quot;&amp;LEFT(DEC2HEX([.A354]; 4);2)&amp;&quot; &quot;&amp;RIGHT(DEC2HEX([.A354]; 4);2)&amp;&quot; &quot;&amp;(RIGHT(DEC2HEX(HEX2DEC(&quot;05&quot;)+HEX2DEC(&quot;A2&quot;)+HEX2DEC(DEC2HEX([.A354]; 4));4); 2))&amp;&quot; 16&quot;)" office:value-type="string" office:string-value="FE FE 05 A2 01 61 08 16" calcext:value-type="string">
            <text:p>FE FE 05 A2 01 61 08 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&quot;FE FE 05 A2 &quot;&amp;LEFT(DEC2HEX([.A355]; 4);2)&amp;&quot; &quot;&amp;RIGHT(DEC2HEX([.A355]; 4);2)&amp;&quot; &quot;&amp;(RIGHT(DEC2HEX(HEX2DEC(&quot;05&quot;)+HEX2DEC(&quot;A2&quot;)+HEX2DEC(DEC2HEX([.A355]; 4));4); 2))&amp;&quot; 16&quot;)" office:value-type="string" office:string-value="FE FE 05 A2 01 62 09 16" calcext:value-type="string">
            <text:p>FE FE 05 A2 01 62 09 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&quot;FE FE 05 A2 &quot;&amp;LEFT(DEC2HEX([.A356]; 4);2)&amp;&quot; &quot;&amp;RIGHT(DEC2HEX([.A356]; 4);2)&amp;&quot; &quot;&amp;(RIGHT(DEC2HEX(HEX2DEC(&quot;05&quot;)+HEX2DEC(&quot;A2&quot;)+HEX2DEC(DEC2HEX([.A356]; 4));4); 2))&amp;&quot; 16&quot;)" office:value-type="string" office:string-value="FE FE 05 A2 01 63 0A 16" calcext:value-type="string">
            <text:p>FE FE 05 A2 01 63 0A 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&quot;FE FE 05 A2 &quot;&amp;LEFT(DEC2HEX([.A357]; 4);2)&amp;&quot; &quot;&amp;RIGHT(DEC2HEX([.A357]; 4);2)&amp;&quot; &quot;&amp;(RIGHT(DEC2HEX(HEX2DEC(&quot;05&quot;)+HEX2DEC(&quot;A2&quot;)+HEX2DEC(DEC2HEX([.A357]; 4));4); 2))&amp;&quot; 16&quot;)" office:value-type="string" office:string-value="FE FE 05 A2 01 64 0B 16" calcext:value-type="string">
            <text:p>FE FE 05 A2 01 64 0B 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&quot;FE FE 05 A2 &quot;&amp;LEFT(DEC2HEX([.A358]; 4);2)&amp;&quot; &quot;&amp;RIGHT(DEC2HEX([.A358]; 4);2)&amp;&quot; &quot;&amp;(RIGHT(DEC2HEX(HEX2DEC(&quot;05&quot;)+HEX2DEC(&quot;A2&quot;)+HEX2DEC(DEC2HEX([.A358]; 4));4); 2))&amp;&quot; 16&quot;)" office:value-type="string" office:string-value="FE FE 05 A2 01 65 0C 16" calcext:value-type="string">
            <text:p>FE FE 05 A2 01 65 0C 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&quot;FE FE 05 A2 &quot;&amp;LEFT(DEC2HEX([.A359]; 4);2)&amp;&quot; &quot;&amp;RIGHT(DEC2HEX([.A359]; 4);2)&amp;&quot; &quot;&amp;(RIGHT(DEC2HEX(HEX2DEC(&quot;05&quot;)+HEX2DEC(&quot;A2&quot;)+HEX2DEC(DEC2HEX([.A359]; 4));4); 2))&amp;&quot; 16&quot;)" office:value-type="string" office:string-value="FE FE 05 A2 01 66 0D 16" calcext:value-type="string">
            <text:p>FE FE 05 A2 01 66 0D 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&quot;FE FE 05 A2 &quot;&amp;LEFT(DEC2HEX([.A360]; 4);2)&amp;&quot; &quot;&amp;RIGHT(DEC2HEX([.A360]; 4);2)&amp;&quot; &quot;&amp;(RIGHT(DEC2HEX(HEX2DEC(&quot;05&quot;)+HEX2DEC(&quot;A2&quot;)+HEX2DEC(DEC2HEX([.A360]; 4));4); 2))&amp;&quot; 16&quot;)" office:value-type="string" office:string-value="FE FE 05 A2 01 67 0E 16" calcext:value-type="string">
            <text:p>FE FE 05 A2 01 67 0E 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&quot;FE FE 05 A2 &quot;&amp;LEFT(DEC2HEX([.A361]; 4);2)&amp;&quot; &quot;&amp;RIGHT(DEC2HEX([.A361]; 4);2)&amp;&quot; &quot;&amp;(RIGHT(DEC2HEX(HEX2DEC(&quot;05&quot;)+HEX2DEC(&quot;A2&quot;)+HEX2DEC(DEC2HEX([.A361]; 4));4); 2))&amp;&quot; 16&quot;)" office:value-type="string" office:string-value="FE FE 05 A2 01 68 0F 16" calcext:value-type="string">
            <text:p>FE FE 05 A2 01 68 0F 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&quot;FE FE 05 A2 &quot;&amp;LEFT(DEC2HEX([.A362]; 4);2)&amp;&quot; &quot;&amp;RIGHT(DEC2HEX([.A362]; 4);2)&amp;&quot; &quot;&amp;(RIGHT(DEC2HEX(HEX2DEC(&quot;05&quot;)+HEX2DEC(&quot;A2&quot;)+HEX2DEC(DEC2HEX([.A362]; 4));4); 2))&amp;&quot; 16&quot;)" office:value-type="string" office:string-value="FE FE 05 A2 01 69 10 16" calcext:value-type="string">
            <text:p>FE FE 05 A2 01 69 10 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&quot;FE FE 05 A2 &quot;&amp;LEFT(DEC2HEX([.A363]; 4);2)&amp;&quot; &quot;&amp;RIGHT(DEC2HEX([.A363]; 4);2)&amp;&quot; &quot;&amp;(RIGHT(DEC2HEX(HEX2DEC(&quot;05&quot;)+HEX2DEC(&quot;A2&quot;)+HEX2DEC(DEC2HEX([.A363]; 4));4); 2))&amp;&quot; 16&quot;)" office:value-type="string" office:string-value="FE FE 05 A2 01 6A 11 16" calcext:value-type="string">
            <text:p>FE FE 05 A2 01 6A 11 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&quot;FE FE 05 A2 &quot;&amp;LEFT(DEC2HEX([.A364]; 4);2)&amp;&quot; &quot;&amp;RIGHT(DEC2HEX([.A364]; 4);2)&amp;&quot; &quot;&amp;(RIGHT(DEC2HEX(HEX2DEC(&quot;05&quot;)+HEX2DEC(&quot;A2&quot;)+HEX2DEC(DEC2HEX([.A364]; 4));4); 2))&amp;&quot; 16&quot;)" office:value-type="string" office:string-value="FE FE 05 A2 01 6B 12 16" calcext:value-type="string">
            <text:p>FE FE 05 A2 01 6B 12 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&quot;FE FE 05 A2 &quot;&amp;LEFT(DEC2HEX([.A365]; 4);2)&amp;&quot; &quot;&amp;RIGHT(DEC2HEX([.A365]; 4);2)&amp;&quot; &quot;&amp;(RIGHT(DEC2HEX(HEX2DEC(&quot;05&quot;)+HEX2DEC(&quot;A2&quot;)+HEX2DEC(DEC2HEX([.A365]; 4));4); 2))&amp;&quot; 16&quot;)" office:value-type="string" office:string-value="FE FE 05 A2 01 6C 13 16" calcext:value-type="string">
            <text:p>FE FE 05 A2 01 6C 13 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&quot;FE FE 05 A2 &quot;&amp;LEFT(DEC2HEX([.A366]; 4);2)&amp;&quot; &quot;&amp;RIGHT(DEC2HEX([.A366]; 4);2)&amp;&quot; &quot;&amp;(RIGHT(DEC2HEX(HEX2DEC(&quot;05&quot;)+HEX2DEC(&quot;A2&quot;)+HEX2DEC(DEC2HEX([.A366]; 4));4); 2))&amp;&quot; 16&quot;)" office:value-type="string" office:string-value="FE FE 05 A2 01 6D 14 16" calcext:value-type="string">
            <text:p>FE FE 05 A2 01 6D 14 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&quot;FE FE 05 A2 &quot;&amp;LEFT(DEC2HEX([.A367]; 4);2)&amp;&quot; &quot;&amp;RIGHT(DEC2HEX([.A367]; 4);2)&amp;&quot; &quot;&amp;(RIGHT(DEC2HEX(HEX2DEC(&quot;05&quot;)+HEX2DEC(&quot;A2&quot;)+HEX2DEC(DEC2HEX([.A367]; 4));4); 2))&amp;&quot; 16&quot;)" office:value-type="string" office:string-value="FE FE 05 A2 01 6E 15 16" calcext:value-type="string">
            <text:p>FE FE 05 A2 01 6E 15 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&quot;FE FE 05 A2 &quot;&amp;LEFT(DEC2HEX([.A368]; 4);2)&amp;&quot; &quot;&amp;RIGHT(DEC2HEX([.A368]; 4);2)&amp;&quot; &quot;&amp;(RIGHT(DEC2HEX(HEX2DEC(&quot;05&quot;)+HEX2DEC(&quot;A2&quot;)+HEX2DEC(DEC2HEX([.A368]; 4));4); 2))&amp;&quot; 16&quot;)" office:value-type="string" office:string-value="FE FE 05 A2 01 6F 16 16" calcext:value-type="string">
            <text:p>FE FE 05 A2 01 6F 16 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&quot;FE FE 05 A2 &quot;&amp;LEFT(DEC2HEX([.A369]; 4);2)&amp;&quot; &quot;&amp;RIGHT(DEC2HEX([.A369]; 4);2)&amp;&quot; &quot;&amp;(RIGHT(DEC2HEX(HEX2DEC(&quot;05&quot;)+HEX2DEC(&quot;A2&quot;)+HEX2DEC(DEC2HEX([.A369]; 4));4); 2))&amp;&quot; 16&quot;)" office:value-type="string" office:string-value="FE FE 05 A2 01 70 17 16" calcext:value-type="string">
            <text:p>FE FE 05 A2 01 70 17 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&quot;FE FE 05 A2 &quot;&amp;LEFT(DEC2HEX([.A370]; 4);2)&amp;&quot; &quot;&amp;RIGHT(DEC2HEX([.A370]; 4);2)&amp;&quot; &quot;&amp;(RIGHT(DEC2HEX(HEX2DEC(&quot;05&quot;)+HEX2DEC(&quot;A2&quot;)+HEX2DEC(DEC2HEX([.A370]; 4));4); 2))&amp;&quot; 16&quot;)" office:value-type="string" office:string-value="FE FE 05 A2 01 71 18 16" calcext:value-type="string">
            <text:p>FE FE 05 A2 01 71 18 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&quot;FE FE 05 A2 &quot;&amp;LEFT(DEC2HEX([.A371]; 4);2)&amp;&quot; &quot;&amp;RIGHT(DEC2HEX([.A371]; 4);2)&amp;&quot; &quot;&amp;(RIGHT(DEC2HEX(HEX2DEC(&quot;05&quot;)+HEX2DEC(&quot;A2&quot;)+HEX2DEC(DEC2HEX([.A371]; 4));4); 2))&amp;&quot; 16&quot;)" office:value-type="string" office:string-value="FE FE 05 A2 01 72 19 16" calcext:value-type="string">
            <text:p>FE FE 05 A2 01 72 19 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&quot;FE FE 05 A2 &quot;&amp;LEFT(DEC2HEX([.A372]; 4);2)&amp;&quot; &quot;&amp;RIGHT(DEC2HEX([.A372]; 4);2)&amp;&quot; &quot;&amp;(RIGHT(DEC2HEX(HEX2DEC(&quot;05&quot;)+HEX2DEC(&quot;A2&quot;)+HEX2DEC(DEC2HEX([.A372]; 4));4); 2))&amp;&quot; 16&quot;)" office:value-type="string" office:string-value="FE FE 05 A2 01 73 1A 16" calcext:value-type="string">
            <text:p>FE FE 05 A2 01 73 1A 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&quot;FE FE 05 A2 &quot;&amp;LEFT(DEC2HEX([.A373]; 4);2)&amp;&quot; &quot;&amp;RIGHT(DEC2HEX([.A373]; 4);2)&amp;&quot; &quot;&amp;(RIGHT(DEC2HEX(HEX2DEC(&quot;05&quot;)+HEX2DEC(&quot;A2&quot;)+HEX2DEC(DEC2HEX([.A373]; 4));4); 2))&amp;&quot; 16&quot;)" office:value-type="string" office:string-value="FE FE 05 A2 01 74 1B 16" calcext:value-type="string">
            <text:p>FE FE 05 A2 01 74 1B 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&quot;FE FE 05 A2 &quot;&amp;LEFT(DEC2HEX([.A374]; 4);2)&amp;&quot; &quot;&amp;RIGHT(DEC2HEX([.A374]; 4);2)&amp;&quot; &quot;&amp;(RIGHT(DEC2HEX(HEX2DEC(&quot;05&quot;)+HEX2DEC(&quot;A2&quot;)+HEX2DEC(DEC2HEX([.A374]; 4));4); 2))&amp;&quot; 16&quot;)" office:value-type="string" office:string-value="FE FE 05 A2 01 75 1C 16" calcext:value-type="string">
            <text:p>FE FE 05 A2 01 75 1C 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&quot;FE FE 05 A2 &quot;&amp;LEFT(DEC2HEX([.A375]; 4);2)&amp;&quot; &quot;&amp;RIGHT(DEC2HEX([.A375]; 4);2)&amp;&quot; &quot;&amp;(RIGHT(DEC2HEX(HEX2DEC(&quot;05&quot;)+HEX2DEC(&quot;A2&quot;)+HEX2DEC(DEC2HEX([.A375]; 4));4); 2))&amp;&quot; 16&quot;)" office:value-type="string" office:string-value="FE FE 05 A2 01 76 1D 16" calcext:value-type="string">
            <text:p>FE FE 05 A2 01 76 1D 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&quot;FE FE 05 A2 &quot;&amp;LEFT(DEC2HEX([.A376]; 4);2)&amp;&quot; &quot;&amp;RIGHT(DEC2HEX([.A376]; 4);2)&amp;&quot; &quot;&amp;(RIGHT(DEC2HEX(HEX2DEC(&quot;05&quot;)+HEX2DEC(&quot;A2&quot;)+HEX2DEC(DEC2HEX([.A376]; 4));4); 2))&amp;&quot; 16&quot;)" office:value-type="string" office:string-value="FE FE 05 A2 01 77 1E 16" calcext:value-type="string">
            <text:p>FE FE 05 A2 01 77 1E 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&quot;FE FE 05 A2 &quot;&amp;LEFT(DEC2HEX([.A377]; 4);2)&amp;&quot; &quot;&amp;RIGHT(DEC2HEX([.A377]; 4);2)&amp;&quot; &quot;&amp;(RIGHT(DEC2HEX(HEX2DEC(&quot;05&quot;)+HEX2DEC(&quot;A2&quot;)+HEX2DEC(DEC2HEX([.A377]; 4));4); 2))&amp;&quot; 16&quot;)" office:value-type="string" office:string-value="FE FE 05 A2 01 78 1F 16" calcext:value-type="string">
            <text:p>FE FE 05 A2 01 78 1F 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&quot;FE FE 05 A2 &quot;&amp;LEFT(DEC2HEX([.A378]; 4);2)&amp;&quot; &quot;&amp;RIGHT(DEC2HEX([.A378]; 4);2)&amp;&quot; &quot;&amp;(RIGHT(DEC2HEX(HEX2DEC(&quot;05&quot;)+HEX2DEC(&quot;A2&quot;)+HEX2DEC(DEC2HEX([.A378]; 4));4); 2))&amp;&quot; 16&quot;)" office:value-type="string" office:string-value="FE FE 05 A2 01 79 20 16" calcext:value-type="string">
            <text:p>FE FE 05 A2 01 79 20 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&quot;FE FE 05 A2 &quot;&amp;LEFT(DEC2HEX([.A379]; 4);2)&amp;&quot; &quot;&amp;RIGHT(DEC2HEX([.A379]; 4);2)&amp;&quot; &quot;&amp;(RIGHT(DEC2HEX(HEX2DEC(&quot;05&quot;)+HEX2DEC(&quot;A2&quot;)+HEX2DEC(DEC2HEX([.A379]; 4));4); 2))&amp;&quot; 16&quot;)" office:value-type="string" office:string-value="FE FE 05 A2 01 7A 21 16" calcext:value-type="string">
            <text:p>FE FE 05 A2 01 7A 21 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&quot;FE FE 05 A2 &quot;&amp;LEFT(DEC2HEX([.A380]; 4);2)&amp;&quot; &quot;&amp;RIGHT(DEC2HEX([.A380]; 4);2)&amp;&quot; &quot;&amp;(RIGHT(DEC2HEX(HEX2DEC(&quot;05&quot;)+HEX2DEC(&quot;A2&quot;)+HEX2DEC(DEC2HEX([.A380]; 4));4); 2))&amp;&quot; 16&quot;)" office:value-type="string" office:string-value="FE FE 05 A2 01 7B 22 16" calcext:value-type="string">
            <text:p>FE FE 05 A2 01 7B 22 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&quot;FE FE 05 A2 &quot;&amp;LEFT(DEC2HEX([.A381]; 4);2)&amp;&quot; &quot;&amp;RIGHT(DEC2HEX([.A381]; 4);2)&amp;&quot; &quot;&amp;(RIGHT(DEC2HEX(HEX2DEC(&quot;05&quot;)+HEX2DEC(&quot;A2&quot;)+HEX2DEC(DEC2HEX([.A381]; 4));4); 2))&amp;&quot; 16&quot;)" office:value-type="string" office:string-value="FE FE 05 A2 01 7C 23 16" calcext:value-type="string">
            <text:p>FE FE 05 A2 01 7C 23 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&quot;FE FE 05 A2 &quot;&amp;LEFT(DEC2HEX([.A382]; 4);2)&amp;&quot; &quot;&amp;RIGHT(DEC2HEX([.A382]; 4);2)&amp;&quot; &quot;&amp;(RIGHT(DEC2HEX(HEX2DEC(&quot;05&quot;)+HEX2DEC(&quot;A2&quot;)+HEX2DEC(DEC2HEX([.A382]; 4));4); 2))&amp;&quot; 16&quot;)" office:value-type="string" office:string-value="FE FE 05 A2 01 7D 24 16" calcext:value-type="string">
            <text:p>FE FE 05 A2 01 7D 24 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&quot;FE FE 05 A2 &quot;&amp;LEFT(DEC2HEX([.A383]; 4);2)&amp;&quot; &quot;&amp;RIGHT(DEC2HEX([.A383]; 4);2)&amp;&quot; &quot;&amp;(RIGHT(DEC2HEX(HEX2DEC(&quot;05&quot;)+HEX2DEC(&quot;A2&quot;)+HEX2DEC(DEC2HEX([.A383]; 4));4); 2))&amp;&quot; 16&quot;)" office:value-type="string" office:string-value="FE FE 05 A2 01 7E 25 16" calcext:value-type="string">
            <text:p>FE FE 05 A2 01 7E 25 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&quot;FE FE 05 A2 &quot;&amp;LEFT(DEC2HEX([.A384]; 4);2)&amp;&quot; &quot;&amp;RIGHT(DEC2HEX([.A384]; 4);2)&amp;&quot; &quot;&amp;(RIGHT(DEC2HEX(HEX2DEC(&quot;05&quot;)+HEX2DEC(&quot;A2&quot;)+HEX2DEC(DEC2HEX([.A384]; 4));4); 2))&amp;&quot; 16&quot;)" office:value-type="string" office:string-value="FE FE 05 A2 01 7F 26 16" calcext:value-type="string">
            <text:p>FE FE 05 A2 01 7F 26 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&quot;FE FE 05 A2 &quot;&amp;LEFT(DEC2HEX([.A385]; 4);2)&amp;&quot; &quot;&amp;RIGHT(DEC2HEX([.A385]; 4);2)&amp;&quot; &quot;&amp;(RIGHT(DEC2HEX(HEX2DEC(&quot;05&quot;)+HEX2DEC(&quot;A2&quot;)+HEX2DEC(DEC2HEX([.A385]; 4));4); 2))&amp;&quot; 16&quot;)" office:value-type="string" office:string-value="FE FE 05 A2 01 80 27 16" calcext:value-type="string">
            <text:p>FE FE 05 A2 01 80 27 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&quot;FE FE 05 A2 &quot;&amp;LEFT(DEC2HEX([.A386]; 4);2)&amp;&quot; &quot;&amp;RIGHT(DEC2HEX([.A386]; 4);2)&amp;&quot; &quot;&amp;(RIGHT(DEC2HEX(HEX2DEC(&quot;05&quot;)+HEX2DEC(&quot;A2&quot;)+HEX2DEC(DEC2HEX([.A386]; 4));4); 2))&amp;&quot; 16&quot;)" office:value-type="string" office:string-value="FE FE 05 A2 01 81 28 16" calcext:value-type="string">
            <text:p>FE FE 05 A2 01 81 28 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&quot;FE FE 05 A2 &quot;&amp;LEFT(DEC2HEX([.A387]; 4);2)&amp;&quot; &quot;&amp;RIGHT(DEC2HEX([.A387]; 4);2)&amp;&quot; &quot;&amp;(RIGHT(DEC2HEX(HEX2DEC(&quot;05&quot;)+HEX2DEC(&quot;A2&quot;)+HEX2DEC(DEC2HEX([.A387]; 4));4); 2))&amp;&quot; 16&quot;)" office:value-type="string" office:string-value="FE FE 05 A2 01 82 29 16" calcext:value-type="string">
            <text:p>FE FE 05 A2 01 82 29 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&quot;FE FE 05 A2 &quot;&amp;LEFT(DEC2HEX([.A388]; 4);2)&amp;&quot; &quot;&amp;RIGHT(DEC2HEX([.A388]; 4);2)&amp;&quot; &quot;&amp;(RIGHT(DEC2HEX(HEX2DEC(&quot;05&quot;)+HEX2DEC(&quot;A2&quot;)+HEX2DEC(DEC2HEX([.A388]; 4));4); 2))&amp;&quot; 16&quot;)" office:value-type="string" office:string-value="FE FE 05 A2 01 83 2A 16" calcext:value-type="string">
            <text:p>FE FE 05 A2 01 83 2A 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&quot;FE FE 05 A2 &quot;&amp;LEFT(DEC2HEX([.A389]; 4);2)&amp;&quot; &quot;&amp;RIGHT(DEC2HEX([.A389]; 4);2)&amp;&quot; &quot;&amp;(RIGHT(DEC2HEX(HEX2DEC(&quot;05&quot;)+HEX2DEC(&quot;A2&quot;)+HEX2DEC(DEC2HEX([.A389]; 4));4); 2))&amp;&quot; 16&quot;)" office:value-type="string" office:string-value="FE FE 05 A2 01 84 2B 16" calcext:value-type="string">
            <text:p>FE FE 05 A2 01 84 2B 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&quot;FE FE 05 A2 &quot;&amp;LEFT(DEC2HEX([.A390]; 4);2)&amp;&quot; &quot;&amp;RIGHT(DEC2HEX([.A390]; 4);2)&amp;&quot; &quot;&amp;(RIGHT(DEC2HEX(HEX2DEC(&quot;05&quot;)+HEX2DEC(&quot;A2&quot;)+HEX2DEC(DEC2HEX([.A390]; 4));4); 2))&amp;&quot; 16&quot;)" office:value-type="string" office:string-value="FE FE 05 A2 01 85 2C 16" calcext:value-type="string">
            <text:p>FE FE 05 A2 01 85 2C 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&quot;FE FE 05 A2 &quot;&amp;LEFT(DEC2HEX([.A391]; 4);2)&amp;&quot; &quot;&amp;RIGHT(DEC2HEX([.A391]; 4);2)&amp;&quot; &quot;&amp;(RIGHT(DEC2HEX(HEX2DEC(&quot;05&quot;)+HEX2DEC(&quot;A2&quot;)+HEX2DEC(DEC2HEX([.A391]; 4));4); 2))&amp;&quot; 16&quot;)" office:value-type="string" office:string-value="FE FE 05 A2 01 86 2D 16" calcext:value-type="string">
            <text:p>FE FE 05 A2 01 86 2D 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&quot;FE FE 05 A2 &quot;&amp;LEFT(DEC2HEX([.A392]; 4);2)&amp;&quot; &quot;&amp;RIGHT(DEC2HEX([.A392]; 4);2)&amp;&quot; &quot;&amp;(RIGHT(DEC2HEX(HEX2DEC(&quot;05&quot;)+HEX2DEC(&quot;A2&quot;)+HEX2DEC(DEC2HEX([.A392]; 4));4); 2))&amp;&quot; 16&quot;)" office:value-type="string" office:string-value="FE FE 05 A2 01 87 2E 16" calcext:value-type="string">
            <text:p>FE FE 05 A2 01 87 2E 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&quot;FE FE 05 A2 &quot;&amp;LEFT(DEC2HEX([.A393]; 4);2)&amp;&quot; &quot;&amp;RIGHT(DEC2HEX([.A393]; 4);2)&amp;&quot; &quot;&amp;(RIGHT(DEC2HEX(HEX2DEC(&quot;05&quot;)+HEX2DEC(&quot;A2&quot;)+HEX2DEC(DEC2HEX([.A393]; 4));4); 2))&amp;&quot; 16&quot;)" office:value-type="string" office:string-value="FE FE 05 A2 01 88 2F 16" calcext:value-type="string">
            <text:p>FE FE 05 A2 01 88 2F 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&quot;FE FE 05 A2 &quot;&amp;LEFT(DEC2HEX([.A394]; 4);2)&amp;&quot; &quot;&amp;RIGHT(DEC2HEX([.A394]; 4);2)&amp;&quot; &quot;&amp;(RIGHT(DEC2HEX(HEX2DEC(&quot;05&quot;)+HEX2DEC(&quot;A2&quot;)+HEX2DEC(DEC2HEX([.A394]; 4));4); 2))&amp;&quot; 16&quot;)" office:value-type="string" office:string-value="FE FE 05 A2 01 89 30 16" calcext:value-type="string">
            <text:p>FE FE 05 A2 01 89 30 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&quot;FE FE 05 A2 &quot;&amp;LEFT(DEC2HEX([.A395]; 4);2)&amp;&quot; &quot;&amp;RIGHT(DEC2HEX([.A395]; 4);2)&amp;&quot; &quot;&amp;(RIGHT(DEC2HEX(HEX2DEC(&quot;05&quot;)+HEX2DEC(&quot;A2&quot;)+HEX2DEC(DEC2HEX([.A395]; 4));4); 2))&amp;&quot; 16&quot;)" office:value-type="string" office:string-value="FE FE 05 A2 01 8A 31 16" calcext:value-type="string">
            <text:p>FE FE 05 A2 01 8A 31 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&quot;FE FE 05 A2 &quot;&amp;LEFT(DEC2HEX([.A396]; 4);2)&amp;&quot; &quot;&amp;RIGHT(DEC2HEX([.A396]; 4);2)&amp;&quot; &quot;&amp;(RIGHT(DEC2HEX(HEX2DEC(&quot;05&quot;)+HEX2DEC(&quot;A2&quot;)+HEX2DEC(DEC2HEX([.A396]; 4));4); 2))&amp;&quot; 16&quot;)" office:value-type="string" office:string-value="FE FE 05 A2 01 8B 32 16" calcext:value-type="string">
            <text:p>FE FE 05 A2 01 8B 32 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&quot;FE FE 05 A2 &quot;&amp;LEFT(DEC2HEX([.A397]; 4);2)&amp;&quot; &quot;&amp;RIGHT(DEC2HEX([.A397]; 4);2)&amp;&quot; &quot;&amp;(RIGHT(DEC2HEX(HEX2DEC(&quot;05&quot;)+HEX2DEC(&quot;A2&quot;)+HEX2DEC(DEC2HEX([.A397]; 4));4); 2))&amp;&quot; 16&quot;)" office:value-type="string" office:string-value="FE FE 05 A2 01 8C 33 16" calcext:value-type="string">
            <text:p>FE FE 05 A2 01 8C 33 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&quot;FE FE 05 A2 &quot;&amp;LEFT(DEC2HEX([.A398]; 4);2)&amp;&quot; &quot;&amp;RIGHT(DEC2HEX([.A398]; 4);2)&amp;&quot; &quot;&amp;(RIGHT(DEC2HEX(HEX2DEC(&quot;05&quot;)+HEX2DEC(&quot;A2&quot;)+HEX2DEC(DEC2HEX([.A398]; 4));4); 2))&amp;&quot; 16&quot;)" office:value-type="string" office:string-value="FE FE 05 A2 01 8D 34 16" calcext:value-type="string">
            <text:p>FE FE 05 A2 01 8D 34 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&quot;FE FE 05 A2 &quot;&amp;LEFT(DEC2HEX([.A399]; 4);2)&amp;&quot; &quot;&amp;RIGHT(DEC2HEX([.A399]; 4);2)&amp;&quot; &quot;&amp;(RIGHT(DEC2HEX(HEX2DEC(&quot;05&quot;)+HEX2DEC(&quot;A2&quot;)+HEX2DEC(DEC2HEX([.A399]; 4));4); 2))&amp;&quot; 16&quot;)" office:value-type="string" office:string-value="FE FE 05 A2 01 8E 35 16" calcext:value-type="string">
            <text:p>FE FE 05 A2 01 8E 35 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&quot;FE FE 05 A2 &quot;&amp;LEFT(DEC2HEX([.A400]; 4);2)&amp;&quot; &quot;&amp;RIGHT(DEC2HEX([.A400]; 4);2)&amp;&quot; &quot;&amp;(RIGHT(DEC2HEX(HEX2DEC(&quot;05&quot;)+HEX2DEC(&quot;A2&quot;)+HEX2DEC(DEC2HEX([.A400]; 4));4); 2))&amp;&quot; 16&quot;)" office:value-type="string" office:string-value="FE FE 05 A2 01 8F 36 16" calcext:value-type="string">
            <text:p>FE FE 05 A2 01 8F 36 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&quot;FE FE 05 A2 &quot;&amp;LEFT(DEC2HEX([.A401]; 4);2)&amp;&quot; &quot;&amp;RIGHT(DEC2HEX([.A401]; 4);2)&amp;&quot; &quot;&amp;(RIGHT(DEC2HEX(HEX2DEC(&quot;05&quot;)+HEX2DEC(&quot;A2&quot;)+HEX2DEC(DEC2HEX([.A401]; 4));4); 2))&amp;&quot; 16&quot;)" office:value-type="string" office:string-value="FE FE 05 A2 01 90 37 16" calcext:value-type="string">
            <text:p>FE FE 05 A2 01 90 37 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&quot;FE FE 05 A2 &quot;&amp;LEFT(DEC2HEX([.A402]; 4);2)&amp;&quot; &quot;&amp;RIGHT(DEC2HEX([.A402]; 4);2)&amp;&quot; &quot;&amp;(RIGHT(DEC2HEX(HEX2DEC(&quot;05&quot;)+HEX2DEC(&quot;A2&quot;)+HEX2DEC(DEC2HEX([.A402]; 4));4); 2))&amp;&quot; 16&quot;)" office:value-type="string" office:string-value="FE FE 05 A2 01 91 38 16" calcext:value-type="string">
            <text:p>FE FE 05 A2 01 91 38 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&quot;FE FE 05 A2 &quot;&amp;LEFT(DEC2HEX([.A403]; 4);2)&amp;&quot; &quot;&amp;RIGHT(DEC2HEX([.A403]; 4);2)&amp;&quot; &quot;&amp;(RIGHT(DEC2HEX(HEX2DEC(&quot;05&quot;)+HEX2DEC(&quot;A2&quot;)+HEX2DEC(DEC2HEX([.A403]; 4));4); 2))&amp;&quot; 16&quot;)" office:value-type="string" office:string-value="FE FE 05 A2 01 92 39 16" calcext:value-type="string">
            <text:p>FE FE 05 A2 01 92 39 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&quot;FE FE 05 A2 &quot;&amp;LEFT(DEC2HEX([.A404]; 4);2)&amp;&quot; &quot;&amp;RIGHT(DEC2HEX([.A404]; 4);2)&amp;&quot; &quot;&amp;(RIGHT(DEC2HEX(HEX2DEC(&quot;05&quot;)+HEX2DEC(&quot;A2&quot;)+HEX2DEC(DEC2HEX([.A404]; 4));4); 2))&amp;&quot; 16&quot;)" office:value-type="string" office:string-value="FE FE 05 A2 01 93 3A 16" calcext:value-type="string">
            <text:p>FE FE 05 A2 01 93 3A 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&quot;FE FE 05 A2 &quot;&amp;LEFT(DEC2HEX([.A405]; 4);2)&amp;&quot; &quot;&amp;RIGHT(DEC2HEX([.A405]; 4);2)&amp;&quot; &quot;&amp;(RIGHT(DEC2HEX(HEX2DEC(&quot;05&quot;)+HEX2DEC(&quot;A2&quot;)+HEX2DEC(DEC2HEX([.A405]; 4));4); 2))&amp;&quot; 16&quot;)" office:value-type="string" office:string-value="FE FE 05 A2 01 94 3B 16" calcext:value-type="string">
            <text:p>FE FE 05 A2 01 94 3B 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&quot;FE FE 05 A2 &quot;&amp;LEFT(DEC2HEX([.A406]; 4);2)&amp;&quot; &quot;&amp;RIGHT(DEC2HEX([.A406]; 4);2)&amp;&quot; &quot;&amp;(RIGHT(DEC2HEX(HEX2DEC(&quot;05&quot;)+HEX2DEC(&quot;A2&quot;)+HEX2DEC(DEC2HEX([.A406]; 4));4); 2))&amp;&quot; 16&quot;)" office:value-type="string" office:string-value="FE FE 05 A2 01 95 3C 16" calcext:value-type="string">
            <text:p>FE FE 05 A2 01 95 3C 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&quot;FE FE 05 A2 &quot;&amp;LEFT(DEC2HEX([.A407]; 4);2)&amp;&quot; &quot;&amp;RIGHT(DEC2HEX([.A407]; 4);2)&amp;&quot; &quot;&amp;(RIGHT(DEC2HEX(HEX2DEC(&quot;05&quot;)+HEX2DEC(&quot;A2&quot;)+HEX2DEC(DEC2HEX([.A407]; 4));4); 2))&amp;&quot; 16&quot;)" office:value-type="string" office:string-value="FE FE 05 A2 01 96 3D 16" calcext:value-type="string">
            <text:p>FE FE 05 A2 01 96 3D 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&quot;FE FE 05 A2 &quot;&amp;LEFT(DEC2HEX([.A408]; 4);2)&amp;&quot; &quot;&amp;RIGHT(DEC2HEX([.A408]; 4);2)&amp;&quot; &quot;&amp;(RIGHT(DEC2HEX(HEX2DEC(&quot;05&quot;)+HEX2DEC(&quot;A2&quot;)+HEX2DEC(DEC2HEX([.A408]; 4));4); 2))&amp;&quot; 16&quot;)" office:value-type="string" office:string-value="FE FE 05 A2 01 97 3E 16" calcext:value-type="string">
            <text:p>FE FE 05 A2 01 97 3E 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&quot;FE FE 05 A2 &quot;&amp;LEFT(DEC2HEX([.A409]; 4);2)&amp;&quot; &quot;&amp;RIGHT(DEC2HEX([.A409]; 4);2)&amp;&quot; &quot;&amp;(RIGHT(DEC2HEX(HEX2DEC(&quot;05&quot;)+HEX2DEC(&quot;A2&quot;)+HEX2DEC(DEC2HEX([.A409]; 4));4); 2))&amp;&quot; 16&quot;)" office:value-type="string" office:string-value="FE FE 05 A2 01 98 3F 16" calcext:value-type="string">
            <text:p>FE FE 05 A2 01 98 3F 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&quot;FE FE 05 A2 &quot;&amp;LEFT(DEC2HEX([.A410]; 4);2)&amp;&quot; &quot;&amp;RIGHT(DEC2HEX([.A410]; 4);2)&amp;&quot; &quot;&amp;(RIGHT(DEC2HEX(HEX2DEC(&quot;05&quot;)+HEX2DEC(&quot;A2&quot;)+HEX2DEC(DEC2HEX([.A410]; 4));4); 2))&amp;&quot; 16&quot;)" office:value-type="string" office:string-value="FE FE 05 A2 01 99 40 16" calcext:value-type="string">
            <text:p>FE FE 05 A2 01 99 40 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&quot;FE FE 05 A2 &quot;&amp;LEFT(DEC2HEX([.A411]; 4);2)&amp;&quot; &quot;&amp;RIGHT(DEC2HEX([.A411]; 4);2)&amp;&quot; &quot;&amp;(RIGHT(DEC2HEX(HEX2DEC(&quot;05&quot;)+HEX2DEC(&quot;A2&quot;)+HEX2DEC(DEC2HEX([.A411]; 4));4); 2))&amp;&quot; 16&quot;)" office:value-type="string" office:string-value="FE FE 05 A2 01 9A 41 16" calcext:value-type="string">
            <text:p>FE FE 05 A2 01 9A 41 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&quot;FE FE 05 A2 &quot;&amp;LEFT(DEC2HEX([.A412]; 4);2)&amp;&quot; &quot;&amp;RIGHT(DEC2HEX([.A412]; 4);2)&amp;&quot; &quot;&amp;(RIGHT(DEC2HEX(HEX2DEC(&quot;05&quot;)+HEX2DEC(&quot;A2&quot;)+HEX2DEC(DEC2HEX([.A412]; 4));4); 2))&amp;&quot; 16&quot;)" office:value-type="string" office:string-value="FE FE 05 A2 01 9B 42 16" calcext:value-type="string">
            <text:p>FE FE 05 A2 01 9B 42 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&quot;FE FE 05 A2 &quot;&amp;LEFT(DEC2HEX([.A413]; 4);2)&amp;&quot; &quot;&amp;RIGHT(DEC2HEX([.A413]; 4);2)&amp;&quot; &quot;&amp;(RIGHT(DEC2HEX(HEX2DEC(&quot;05&quot;)+HEX2DEC(&quot;A2&quot;)+HEX2DEC(DEC2HEX([.A413]; 4));4); 2))&amp;&quot; 16&quot;)" office:value-type="string" office:string-value="FE FE 05 A2 01 9C 43 16" calcext:value-type="string">
            <text:p>FE FE 05 A2 01 9C 43 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&quot;FE FE 05 A2 &quot;&amp;LEFT(DEC2HEX([.A414]; 4);2)&amp;&quot; &quot;&amp;RIGHT(DEC2HEX([.A414]; 4);2)&amp;&quot; &quot;&amp;(RIGHT(DEC2HEX(HEX2DEC(&quot;05&quot;)+HEX2DEC(&quot;A2&quot;)+HEX2DEC(DEC2HEX([.A414]; 4));4); 2))&amp;&quot; 16&quot;)" office:value-type="string" office:string-value="FE FE 05 A2 01 9D 44 16" calcext:value-type="string">
            <text:p>FE FE 05 A2 01 9D 44 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&quot;FE FE 05 A2 &quot;&amp;LEFT(DEC2HEX([.A415]; 4);2)&amp;&quot; &quot;&amp;RIGHT(DEC2HEX([.A415]; 4);2)&amp;&quot; &quot;&amp;(RIGHT(DEC2HEX(HEX2DEC(&quot;05&quot;)+HEX2DEC(&quot;A2&quot;)+HEX2DEC(DEC2HEX([.A415]; 4));4); 2))&amp;&quot; 16&quot;)" office:value-type="string" office:string-value="FE FE 05 A2 01 9E 45 16" calcext:value-type="string">
            <text:p>FE FE 05 A2 01 9E 45 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&quot;FE FE 05 A2 &quot;&amp;LEFT(DEC2HEX([.A416]; 4);2)&amp;&quot; &quot;&amp;RIGHT(DEC2HEX([.A416]; 4);2)&amp;&quot; &quot;&amp;(RIGHT(DEC2HEX(HEX2DEC(&quot;05&quot;)+HEX2DEC(&quot;A2&quot;)+HEX2DEC(DEC2HEX([.A416]; 4));4); 2))&amp;&quot; 16&quot;)" office:value-type="string" office:string-value="FE FE 05 A2 01 9F 46 16" calcext:value-type="string">
            <text:p>FE FE 05 A2 01 9F 46 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&quot;FE FE 05 A2 &quot;&amp;LEFT(DEC2HEX([.A417]; 4);2)&amp;&quot; &quot;&amp;RIGHT(DEC2HEX([.A417]; 4);2)&amp;&quot; &quot;&amp;(RIGHT(DEC2HEX(HEX2DEC(&quot;05&quot;)+HEX2DEC(&quot;A2&quot;)+HEX2DEC(DEC2HEX([.A417]; 4));4); 2))&amp;&quot; 16&quot;)" office:value-type="string" office:string-value="FE FE 05 A2 01 A0 47 16" calcext:value-type="string">
            <text:p>FE FE 05 A2 01 A0 47 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&quot;FE FE 05 A2 &quot;&amp;LEFT(DEC2HEX([.A418]; 4);2)&amp;&quot; &quot;&amp;RIGHT(DEC2HEX([.A418]; 4);2)&amp;&quot; &quot;&amp;(RIGHT(DEC2HEX(HEX2DEC(&quot;05&quot;)+HEX2DEC(&quot;A2&quot;)+HEX2DEC(DEC2HEX([.A418]; 4));4); 2))&amp;&quot; 16&quot;)" office:value-type="string" office:string-value="FE FE 05 A2 01 A1 48 16" calcext:value-type="string">
            <text:p>FE FE 05 A2 01 A1 48 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&quot;FE FE 05 A2 &quot;&amp;LEFT(DEC2HEX([.A419]; 4);2)&amp;&quot; &quot;&amp;RIGHT(DEC2HEX([.A419]; 4);2)&amp;&quot; &quot;&amp;(RIGHT(DEC2HEX(HEX2DEC(&quot;05&quot;)+HEX2DEC(&quot;A2&quot;)+HEX2DEC(DEC2HEX([.A419]; 4));4); 2))&amp;&quot; 16&quot;)" office:value-type="string" office:string-value="FE FE 05 A2 01 A2 49 16" calcext:value-type="string">
            <text:p>FE FE 05 A2 01 A2 49 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&quot;FE FE 05 A2 &quot;&amp;LEFT(DEC2HEX([.A420]; 4);2)&amp;&quot; &quot;&amp;RIGHT(DEC2HEX([.A420]; 4);2)&amp;&quot; &quot;&amp;(RIGHT(DEC2HEX(HEX2DEC(&quot;05&quot;)+HEX2DEC(&quot;A2&quot;)+HEX2DEC(DEC2HEX([.A420]; 4));4); 2))&amp;&quot; 16&quot;)" office:value-type="string" office:string-value="FE FE 05 A2 01 A3 4A 16" calcext:value-type="string">
            <text:p>FE FE 05 A2 01 A3 4A 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&quot;FE FE 05 A2 &quot;&amp;LEFT(DEC2HEX([.A421]; 4);2)&amp;&quot; &quot;&amp;RIGHT(DEC2HEX([.A421]; 4);2)&amp;&quot; &quot;&amp;(RIGHT(DEC2HEX(HEX2DEC(&quot;05&quot;)+HEX2DEC(&quot;A2&quot;)+HEX2DEC(DEC2HEX([.A421]; 4));4); 2))&amp;&quot; 16&quot;)" office:value-type="string" office:string-value="FE FE 05 A2 01 A4 4B 16" calcext:value-type="string">
            <text:p>FE FE 05 A2 01 A4 4B 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&quot;FE FE 05 A2 &quot;&amp;LEFT(DEC2HEX([.A422]; 4);2)&amp;&quot; &quot;&amp;RIGHT(DEC2HEX([.A422]; 4);2)&amp;&quot; &quot;&amp;(RIGHT(DEC2HEX(HEX2DEC(&quot;05&quot;)+HEX2DEC(&quot;A2&quot;)+HEX2DEC(DEC2HEX([.A422]; 4));4); 2))&amp;&quot; 16&quot;)" office:value-type="string" office:string-value="FE FE 05 A2 01 A5 4C 16" calcext:value-type="string">
            <text:p>FE FE 05 A2 01 A5 4C 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&quot;FE FE 05 A2 &quot;&amp;LEFT(DEC2HEX([.A423]; 4);2)&amp;&quot; &quot;&amp;RIGHT(DEC2HEX([.A423]; 4);2)&amp;&quot; &quot;&amp;(RIGHT(DEC2HEX(HEX2DEC(&quot;05&quot;)+HEX2DEC(&quot;A2&quot;)+HEX2DEC(DEC2HEX([.A423]; 4));4); 2))&amp;&quot; 16&quot;)" office:value-type="string" office:string-value="FE FE 05 A2 01 A6 4D 16" calcext:value-type="string">
            <text:p>FE FE 05 A2 01 A6 4D 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&quot;FE FE 05 A2 &quot;&amp;LEFT(DEC2HEX([.A424]; 4);2)&amp;&quot; &quot;&amp;RIGHT(DEC2HEX([.A424]; 4);2)&amp;&quot; &quot;&amp;(RIGHT(DEC2HEX(HEX2DEC(&quot;05&quot;)+HEX2DEC(&quot;A2&quot;)+HEX2DEC(DEC2HEX([.A424]; 4));4); 2))&amp;&quot; 16&quot;)" office:value-type="string" office:string-value="FE FE 05 A2 01 A7 4E 16" calcext:value-type="string">
            <text:p>FE FE 05 A2 01 A7 4E 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&quot;FE FE 05 A2 &quot;&amp;LEFT(DEC2HEX([.A425]; 4);2)&amp;&quot; &quot;&amp;RIGHT(DEC2HEX([.A425]; 4);2)&amp;&quot; &quot;&amp;(RIGHT(DEC2HEX(HEX2DEC(&quot;05&quot;)+HEX2DEC(&quot;A2&quot;)+HEX2DEC(DEC2HEX([.A425]; 4));4); 2))&amp;&quot; 16&quot;)" office:value-type="string" office:string-value="FE FE 05 A2 01 A8 4F 16" calcext:value-type="string">
            <text:p>FE FE 05 A2 01 A8 4F 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&quot;FE FE 05 A2 &quot;&amp;LEFT(DEC2HEX([.A426]; 4);2)&amp;&quot; &quot;&amp;RIGHT(DEC2HEX([.A426]; 4);2)&amp;&quot; &quot;&amp;(RIGHT(DEC2HEX(HEX2DEC(&quot;05&quot;)+HEX2DEC(&quot;A2&quot;)+HEX2DEC(DEC2HEX([.A426]; 4));4); 2))&amp;&quot; 16&quot;)" office:value-type="string" office:string-value="FE FE 05 A2 01 A9 50 16" calcext:value-type="string">
            <text:p>FE FE 05 A2 01 A9 50 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&quot;FE FE 05 A2 &quot;&amp;LEFT(DEC2HEX([.A427]; 4);2)&amp;&quot; &quot;&amp;RIGHT(DEC2HEX([.A427]; 4);2)&amp;&quot; &quot;&amp;(RIGHT(DEC2HEX(HEX2DEC(&quot;05&quot;)+HEX2DEC(&quot;A2&quot;)+HEX2DEC(DEC2HEX([.A427]; 4));4); 2))&amp;&quot; 16&quot;)" office:value-type="string" office:string-value="FE FE 05 A2 01 AA 51 16" calcext:value-type="string">
            <text:p>FE FE 05 A2 01 AA 51 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&quot;FE FE 05 A2 &quot;&amp;LEFT(DEC2HEX([.A428]; 4);2)&amp;&quot; &quot;&amp;RIGHT(DEC2HEX([.A428]; 4);2)&amp;&quot; &quot;&amp;(RIGHT(DEC2HEX(HEX2DEC(&quot;05&quot;)+HEX2DEC(&quot;A2&quot;)+HEX2DEC(DEC2HEX([.A428]; 4));4); 2))&amp;&quot; 16&quot;)" office:value-type="string" office:string-value="FE FE 05 A2 01 AB 52 16" calcext:value-type="string">
            <text:p>FE FE 05 A2 01 AB 52 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&quot;FE FE 05 A2 &quot;&amp;LEFT(DEC2HEX([.A429]; 4);2)&amp;&quot; &quot;&amp;RIGHT(DEC2HEX([.A429]; 4);2)&amp;&quot; &quot;&amp;(RIGHT(DEC2HEX(HEX2DEC(&quot;05&quot;)+HEX2DEC(&quot;A2&quot;)+HEX2DEC(DEC2HEX([.A429]; 4));4); 2))&amp;&quot; 16&quot;)" office:value-type="string" office:string-value="FE FE 05 A2 01 AC 53 16" calcext:value-type="string">
            <text:p>FE FE 05 A2 01 AC 53 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&quot;FE FE 05 A2 &quot;&amp;LEFT(DEC2HEX([.A430]; 4);2)&amp;&quot; &quot;&amp;RIGHT(DEC2HEX([.A430]; 4);2)&amp;&quot; &quot;&amp;(RIGHT(DEC2HEX(HEX2DEC(&quot;05&quot;)+HEX2DEC(&quot;A2&quot;)+HEX2DEC(DEC2HEX([.A430]; 4));4); 2))&amp;&quot; 16&quot;)" office:value-type="string" office:string-value="FE FE 05 A2 01 AD 54 16" calcext:value-type="string">
            <text:p>FE FE 05 A2 01 AD 54 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&quot;FE FE 05 A2 &quot;&amp;LEFT(DEC2HEX([.A431]; 4);2)&amp;&quot; &quot;&amp;RIGHT(DEC2HEX([.A431]; 4);2)&amp;&quot; &quot;&amp;(RIGHT(DEC2HEX(HEX2DEC(&quot;05&quot;)+HEX2DEC(&quot;A2&quot;)+HEX2DEC(DEC2HEX([.A431]; 4));4); 2))&amp;&quot; 16&quot;)" office:value-type="string" office:string-value="FE FE 05 A2 01 AE 55 16" calcext:value-type="string">
            <text:p>FE FE 05 A2 01 AE 55 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&quot;FE FE 05 A2 &quot;&amp;LEFT(DEC2HEX([.A432]; 4);2)&amp;&quot; &quot;&amp;RIGHT(DEC2HEX([.A432]; 4);2)&amp;&quot; &quot;&amp;(RIGHT(DEC2HEX(HEX2DEC(&quot;05&quot;)+HEX2DEC(&quot;A2&quot;)+HEX2DEC(DEC2HEX([.A432]; 4));4); 2))&amp;&quot; 16&quot;)" office:value-type="string" office:string-value="FE FE 05 A2 01 AF 56 16" calcext:value-type="string">
            <text:p>FE FE 05 A2 01 AF 56 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&quot;FE FE 05 A2 &quot;&amp;LEFT(DEC2HEX([.A433]; 4);2)&amp;&quot; &quot;&amp;RIGHT(DEC2HEX([.A433]; 4);2)&amp;&quot; &quot;&amp;(RIGHT(DEC2HEX(HEX2DEC(&quot;05&quot;)+HEX2DEC(&quot;A2&quot;)+HEX2DEC(DEC2HEX([.A433]; 4));4); 2))&amp;&quot; 16&quot;)" office:value-type="string" office:string-value="FE FE 05 A2 01 B0 57 16" calcext:value-type="string">
            <text:p>FE FE 05 A2 01 B0 57 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&quot;FE FE 05 A2 &quot;&amp;LEFT(DEC2HEX([.A434]; 4);2)&amp;&quot; &quot;&amp;RIGHT(DEC2HEX([.A434]; 4);2)&amp;&quot; &quot;&amp;(RIGHT(DEC2HEX(HEX2DEC(&quot;05&quot;)+HEX2DEC(&quot;A2&quot;)+HEX2DEC(DEC2HEX([.A434]; 4));4); 2))&amp;&quot; 16&quot;)" office:value-type="string" office:string-value="FE FE 05 A2 01 B1 58 16" calcext:value-type="string">
            <text:p>FE FE 05 A2 01 B1 58 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&quot;FE FE 05 A2 &quot;&amp;LEFT(DEC2HEX([.A435]; 4);2)&amp;&quot; &quot;&amp;RIGHT(DEC2HEX([.A435]; 4);2)&amp;&quot; &quot;&amp;(RIGHT(DEC2HEX(HEX2DEC(&quot;05&quot;)+HEX2DEC(&quot;A2&quot;)+HEX2DEC(DEC2HEX([.A435]; 4));4); 2))&amp;&quot; 16&quot;)" office:value-type="string" office:string-value="FE FE 05 A2 01 B2 59 16" calcext:value-type="string">
            <text:p>FE FE 05 A2 01 B2 59 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&quot;FE FE 05 A2 &quot;&amp;LEFT(DEC2HEX([.A436]; 4);2)&amp;&quot; &quot;&amp;RIGHT(DEC2HEX([.A436]; 4);2)&amp;&quot; &quot;&amp;(RIGHT(DEC2HEX(HEX2DEC(&quot;05&quot;)+HEX2DEC(&quot;A2&quot;)+HEX2DEC(DEC2HEX([.A436]; 4));4); 2))&amp;&quot; 16&quot;)" office:value-type="string" office:string-value="FE FE 05 A2 01 B3 5A 16" calcext:value-type="string">
            <text:p>FE FE 05 A2 01 B3 5A 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&quot;FE FE 05 A2 &quot;&amp;LEFT(DEC2HEX([.A437]; 4);2)&amp;&quot; &quot;&amp;RIGHT(DEC2HEX([.A437]; 4);2)&amp;&quot; &quot;&amp;(RIGHT(DEC2HEX(HEX2DEC(&quot;05&quot;)+HEX2DEC(&quot;A2&quot;)+HEX2DEC(DEC2HEX([.A437]; 4));4); 2))&amp;&quot; 16&quot;)" office:value-type="string" office:string-value="FE FE 05 A2 01 B4 5B 16" calcext:value-type="string">
            <text:p>FE FE 05 A2 01 B4 5B 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&quot;FE FE 05 A2 &quot;&amp;LEFT(DEC2HEX([.A438]; 4);2)&amp;&quot; &quot;&amp;RIGHT(DEC2HEX([.A438]; 4);2)&amp;&quot; &quot;&amp;(RIGHT(DEC2HEX(HEX2DEC(&quot;05&quot;)+HEX2DEC(&quot;A2&quot;)+HEX2DEC(DEC2HEX([.A438]; 4));4); 2))&amp;&quot; 16&quot;)" office:value-type="string" office:string-value="FE FE 05 A2 01 B5 5C 16" calcext:value-type="string">
            <text:p>FE FE 05 A2 01 B5 5C 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&quot;FE FE 05 A2 &quot;&amp;LEFT(DEC2HEX([.A439]; 4);2)&amp;&quot; &quot;&amp;RIGHT(DEC2HEX([.A439]; 4);2)&amp;&quot; &quot;&amp;(RIGHT(DEC2HEX(HEX2DEC(&quot;05&quot;)+HEX2DEC(&quot;A2&quot;)+HEX2DEC(DEC2HEX([.A439]; 4));4); 2))&amp;&quot; 16&quot;)" office:value-type="string" office:string-value="FE FE 05 A2 01 B6 5D 16" calcext:value-type="string">
            <text:p>FE FE 05 A2 01 B6 5D 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&quot;FE FE 05 A2 &quot;&amp;LEFT(DEC2HEX([.A440]; 4);2)&amp;&quot; &quot;&amp;RIGHT(DEC2HEX([.A440]; 4);2)&amp;&quot; &quot;&amp;(RIGHT(DEC2HEX(HEX2DEC(&quot;05&quot;)+HEX2DEC(&quot;A2&quot;)+HEX2DEC(DEC2HEX([.A440]; 4));4); 2))&amp;&quot; 16&quot;)" office:value-type="string" office:string-value="FE FE 05 A2 01 B7 5E 16" calcext:value-type="string">
            <text:p>FE FE 05 A2 01 B7 5E 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&quot;FE FE 05 A2 &quot;&amp;LEFT(DEC2HEX([.A441]; 4);2)&amp;&quot; &quot;&amp;RIGHT(DEC2HEX([.A441]; 4);2)&amp;&quot; &quot;&amp;(RIGHT(DEC2HEX(HEX2DEC(&quot;05&quot;)+HEX2DEC(&quot;A2&quot;)+HEX2DEC(DEC2HEX([.A441]; 4));4); 2))&amp;&quot; 16&quot;)" office:value-type="string" office:string-value="FE FE 05 A2 01 B8 5F 16" calcext:value-type="string">
            <text:p>FE FE 05 A2 01 B8 5F 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&quot;FE FE 05 A2 &quot;&amp;LEFT(DEC2HEX([.A442]; 4);2)&amp;&quot; &quot;&amp;RIGHT(DEC2HEX([.A442]; 4);2)&amp;&quot; &quot;&amp;(RIGHT(DEC2HEX(HEX2DEC(&quot;05&quot;)+HEX2DEC(&quot;A2&quot;)+HEX2DEC(DEC2HEX([.A442]; 4));4); 2))&amp;&quot; 16&quot;)" office:value-type="string" office:string-value="FE FE 05 A2 01 B9 60 16" calcext:value-type="string">
            <text:p>FE FE 05 A2 01 B9 60 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&quot;FE FE 05 A2 &quot;&amp;LEFT(DEC2HEX([.A443]; 4);2)&amp;&quot; &quot;&amp;RIGHT(DEC2HEX([.A443]; 4);2)&amp;&quot; &quot;&amp;(RIGHT(DEC2HEX(HEX2DEC(&quot;05&quot;)+HEX2DEC(&quot;A2&quot;)+HEX2DEC(DEC2HEX([.A443]; 4));4); 2))&amp;&quot; 16&quot;)" office:value-type="string" office:string-value="FE FE 05 A2 01 BA 61 16" calcext:value-type="string">
            <text:p>FE FE 05 A2 01 BA 61 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&quot;FE FE 05 A2 &quot;&amp;LEFT(DEC2HEX([.A444]; 4);2)&amp;&quot; &quot;&amp;RIGHT(DEC2HEX([.A444]; 4);2)&amp;&quot; &quot;&amp;(RIGHT(DEC2HEX(HEX2DEC(&quot;05&quot;)+HEX2DEC(&quot;A2&quot;)+HEX2DEC(DEC2HEX([.A444]; 4));4); 2))&amp;&quot; 16&quot;)" office:value-type="string" office:string-value="FE FE 05 A2 01 BB 62 16" calcext:value-type="string">
            <text:p>FE FE 05 A2 01 BB 62 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&quot;FE FE 05 A2 &quot;&amp;LEFT(DEC2HEX([.A445]; 4);2)&amp;&quot; &quot;&amp;RIGHT(DEC2HEX([.A445]; 4);2)&amp;&quot; &quot;&amp;(RIGHT(DEC2HEX(HEX2DEC(&quot;05&quot;)+HEX2DEC(&quot;A2&quot;)+HEX2DEC(DEC2HEX([.A445]; 4));4); 2))&amp;&quot; 16&quot;)" office:value-type="string" office:string-value="FE FE 05 A2 01 BC 63 16" calcext:value-type="string">
            <text:p>FE FE 05 A2 01 BC 63 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&quot;FE FE 05 A2 &quot;&amp;LEFT(DEC2HEX([.A446]; 4);2)&amp;&quot; &quot;&amp;RIGHT(DEC2HEX([.A446]; 4);2)&amp;&quot; &quot;&amp;(RIGHT(DEC2HEX(HEX2DEC(&quot;05&quot;)+HEX2DEC(&quot;A2&quot;)+HEX2DEC(DEC2HEX([.A446]; 4));4); 2))&amp;&quot; 16&quot;)" office:value-type="string" office:string-value="FE FE 05 A2 01 BD 64 16" calcext:value-type="string">
            <text:p>FE FE 05 A2 01 BD 64 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&quot;FE FE 05 A2 &quot;&amp;LEFT(DEC2HEX([.A447]; 4);2)&amp;&quot; &quot;&amp;RIGHT(DEC2HEX([.A447]; 4);2)&amp;&quot; &quot;&amp;(RIGHT(DEC2HEX(HEX2DEC(&quot;05&quot;)+HEX2DEC(&quot;A2&quot;)+HEX2DEC(DEC2HEX([.A447]; 4));4); 2))&amp;&quot; 16&quot;)" office:value-type="string" office:string-value="FE FE 05 A2 01 BE 65 16" calcext:value-type="string">
            <text:p>FE FE 05 A2 01 BE 65 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&quot;FE FE 05 A2 &quot;&amp;LEFT(DEC2HEX([.A448]; 4);2)&amp;&quot; &quot;&amp;RIGHT(DEC2HEX([.A448]; 4);2)&amp;&quot; &quot;&amp;(RIGHT(DEC2HEX(HEX2DEC(&quot;05&quot;)+HEX2DEC(&quot;A2&quot;)+HEX2DEC(DEC2HEX([.A448]; 4));4); 2))&amp;&quot; 16&quot;)" office:value-type="string" office:string-value="FE FE 05 A2 01 BF 66 16" calcext:value-type="string">
            <text:p>FE FE 05 A2 01 BF 66 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&quot;FE FE 05 A2 &quot;&amp;LEFT(DEC2HEX([.A449]; 4);2)&amp;&quot; &quot;&amp;RIGHT(DEC2HEX([.A449]; 4);2)&amp;&quot; &quot;&amp;(RIGHT(DEC2HEX(HEX2DEC(&quot;05&quot;)+HEX2DEC(&quot;A2&quot;)+HEX2DEC(DEC2HEX([.A449]; 4));4); 2))&amp;&quot; 16&quot;)" office:value-type="string" office:string-value="FE FE 05 A2 01 C0 67 16" calcext:value-type="string">
            <text:p>FE FE 05 A2 01 C0 67 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&quot;FE FE 05 A2 &quot;&amp;LEFT(DEC2HEX([.A450]; 4);2)&amp;&quot; &quot;&amp;RIGHT(DEC2HEX([.A450]; 4);2)&amp;&quot; &quot;&amp;(RIGHT(DEC2HEX(HEX2DEC(&quot;05&quot;)+HEX2DEC(&quot;A2&quot;)+HEX2DEC(DEC2HEX([.A450]; 4));4); 2))&amp;&quot; 16&quot;)" office:value-type="string" office:string-value="FE FE 05 A2 01 C1 68 16" calcext:value-type="string">
            <text:p>FE FE 05 A2 01 C1 68 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&quot;FE FE 05 A2 &quot;&amp;LEFT(DEC2HEX([.A451]; 4);2)&amp;&quot; &quot;&amp;RIGHT(DEC2HEX([.A451]; 4);2)&amp;&quot; &quot;&amp;(RIGHT(DEC2HEX(HEX2DEC(&quot;05&quot;)+HEX2DEC(&quot;A2&quot;)+HEX2DEC(DEC2HEX([.A451]; 4));4); 2))&amp;&quot; 16&quot;)" office:value-type="string" office:string-value="FE FE 05 A2 01 C2 69 16" calcext:value-type="string">
            <text:p>FE FE 05 A2 01 C2 69 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&quot;FE FE 05 A2 &quot;&amp;LEFT(DEC2HEX([.A452]; 4);2)&amp;&quot; &quot;&amp;RIGHT(DEC2HEX([.A452]; 4);2)&amp;&quot; &quot;&amp;(RIGHT(DEC2HEX(HEX2DEC(&quot;05&quot;)+HEX2DEC(&quot;A2&quot;)+HEX2DEC(DEC2HEX([.A452]; 4));4); 2))&amp;&quot; 16&quot;)" office:value-type="string" office:string-value="FE FE 05 A2 01 C3 6A 16" calcext:value-type="string">
            <text:p>FE FE 05 A2 01 C3 6A 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&quot;FE FE 05 A2 &quot;&amp;LEFT(DEC2HEX([.A453]; 4);2)&amp;&quot; &quot;&amp;RIGHT(DEC2HEX([.A453]; 4);2)&amp;&quot; &quot;&amp;(RIGHT(DEC2HEX(HEX2DEC(&quot;05&quot;)+HEX2DEC(&quot;A2&quot;)+HEX2DEC(DEC2HEX([.A453]; 4));4); 2))&amp;&quot; 16&quot;)" office:value-type="string" office:string-value="FE FE 05 A2 01 C4 6B 16" calcext:value-type="string">
            <text:p>FE FE 05 A2 01 C4 6B 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&quot;FE FE 05 A2 &quot;&amp;LEFT(DEC2HEX([.A454]; 4);2)&amp;&quot; &quot;&amp;RIGHT(DEC2HEX([.A454]; 4);2)&amp;&quot; &quot;&amp;(RIGHT(DEC2HEX(HEX2DEC(&quot;05&quot;)+HEX2DEC(&quot;A2&quot;)+HEX2DEC(DEC2HEX([.A454]; 4));4); 2))&amp;&quot; 16&quot;)" office:value-type="string" office:string-value="FE FE 05 A2 01 C5 6C 16" calcext:value-type="string">
            <text:p>FE FE 05 A2 01 C5 6C 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&quot;FE FE 05 A2 &quot;&amp;LEFT(DEC2HEX([.A455]; 4);2)&amp;&quot; &quot;&amp;RIGHT(DEC2HEX([.A455]; 4);2)&amp;&quot; &quot;&amp;(RIGHT(DEC2HEX(HEX2DEC(&quot;05&quot;)+HEX2DEC(&quot;A2&quot;)+HEX2DEC(DEC2HEX([.A455]; 4));4); 2))&amp;&quot; 16&quot;)" office:value-type="string" office:string-value="FE FE 05 A2 01 C6 6D 16" calcext:value-type="string">
            <text:p>FE FE 05 A2 01 C6 6D 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&quot;FE FE 05 A2 &quot;&amp;LEFT(DEC2HEX([.A456]; 4);2)&amp;&quot; &quot;&amp;RIGHT(DEC2HEX([.A456]; 4);2)&amp;&quot; &quot;&amp;(RIGHT(DEC2HEX(HEX2DEC(&quot;05&quot;)+HEX2DEC(&quot;A2&quot;)+HEX2DEC(DEC2HEX([.A456]; 4));4); 2))&amp;&quot; 16&quot;)" office:value-type="string" office:string-value="FE FE 05 A2 01 C7 6E 16" calcext:value-type="string">
            <text:p>FE FE 05 A2 01 C7 6E 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&quot;FE FE 05 A2 &quot;&amp;LEFT(DEC2HEX([.A457]; 4);2)&amp;&quot; &quot;&amp;RIGHT(DEC2HEX([.A457]; 4);2)&amp;&quot; &quot;&amp;(RIGHT(DEC2HEX(HEX2DEC(&quot;05&quot;)+HEX2DEC(&quot;A2&quot;)+HEX2DEC(DEC2HEX([.A457]; 4));4); 2))&amp;&quot; 16&quot;)" office:value-type="string" office:string-value="FE FE 05 A2 01 C8 6F 16" calcext:value-type="string">
            <text:p>FE FE 05 A2 01 C8 6F 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&quot;FE FE 05 A2 &quot;&amp;LEFT(DEC2HEX([.A458]; 4);2)&amp;&quot; &quot;&amp;RIGHT(DEC2HEX([.A458]; 4);2)&amp;&quot; &quot;&amp;(RIGHT(DEC2HEX(HEX2DEC(&quot;05&quot;)+HEX2DEC(&quot;A2&quot;)+HEX2DEC(DEC2HEX([.A458]; 4));4); 2))&amp;&quot; 16&quot;)" office:value-type="string" office:string-value="FE FE 05 A2 01 C9 70 16" calcext:value-type="string">
            <text:p>FE FE 05 A2 01 C9 70 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&quot;FE FE 05 A2 &quot;&amp;LEFT(DEC2HEX([.A459]; 4);2)&amp;&quot; &quot;&amp;RIGHT(DEC2HEX([.A459]; 4);2)&amp;&quot; &quot;&amp;(RIGHT(DEC2HEX(HEX2DEC(&quot;05&quot;)+HEX2DEC(&quot;A2&quot;)+HEX2DEC(DEC2HEX([.A459]; 4));4); 2))&amp;&quot; 16&quot;)" office:value-type="string" office:string-value="FE FE 05 A2 01 CA 71 16" calcext:value-type="string">
            <text:p>FE FE 05 A2 01 CA 71 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&quot;FE FE 05 A2 &quot;&amp;LEFT(DEC2HEX([.A460]; 4);2)&amp;&quot; &quot;&amp;RIGHT(DEC2HEX([.A460]; 4);2)&amp;&quot; &quot;&amp;(RIGHT(DEC2HEX(HEX2DEC(&quot;05&quot;)+HEX2DEC(&quot;A2&quot;)+HEX2DEC(DEC2HEX([.A460]; 4));4); 2))&amp;&quot; 16&quot;)" office:value-type="string" office:string-value="FE FE 05 A2 01 CB 72 16" calcext:value-type="string">
            <text:p>FE FE 05 A2 01 CB 72 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&quot;FE FE 05 A2 &quot;&amp;LEFT(DEC2HEX([.A461]; 4);2)&amp;&quot; &quot;&amp;RIGHT(DEC2HEX([.A461]; 4);2)&amp;&quot; &quot;&amp;(RIGHT(DEC2HEX(HEX2DEC(&quot;05&quot;)+HEX2DEC(&quot;A2&quot;)+HEX2DEC(DEC2HEX([.A461]; 4));4); 2))&amp;&quot; 16&quot;)" office:value-type="string" office:string-value="FE FE 05 A2 01 CC 73 16" calcext:value-type="string">
            <text:p>FE FE 05 A2 01 CC 73 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&quot;FE FE 05 A2 &quot;&amp;LEFT(DEC2HEX([.A462]; 4);2)&amp;&quot; &quot;&amp;RIGHT(DEC2HEX([.A462]; 4);2)&amp;&quot; &quot;&amp;(RIGHT(DEC2HEX(HEX2DEC(&quot;05&quot;)+HEX2DEC(&quot;A2&quot;)+HEX2DEC(DEC2HEX([.A462]; 4));4); 2))&amp;&quot; 16&quot;)" office:value-type="string" office:string-value="FE FE 05 A2 01 CD 74 16" calcext:value-type="string">
            <text:p>FE FE 05 A2 01 CD 74 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&quot;FE FE 05 A2 &quot;&amp;LEFT(DEC2HEX([.A463]; 4);2)&amp;&quot; &quot;&amp;RIGHT(DEC2HEX([.A463]; 4);2)&amp;&quot; &quot;&amp;(RIGHT(DEC2HEX(HEX2DEC(&quot;05&quot;)+HEX2DEC(&quot;A2&quot;)+HEX2DEC(DEC2HEX([.A463]; 4));4); 2))&amp;&quot; 16&quot;)" office:value-type="string" office:string-value="FE FE 05 A2 01 CE 75 16" calcext:value-type="string">
            <text:p>FE FE 05 A2 01 CE 75 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&quot;FE FE 05 A2 &quot;&amp;LEFT(DEC2HEX([.A464]; 4);2)&amp;&quot; &quot;&amp;RIGHT(DEC2HEX([.A464]; 4);2)&amp;&quot; &quot;&amp;(RIGHT(DEC2HEX(HEX2DEC(&quot;05&quot;)+HEX2DEC(&quot;A2&quot;)+HEX2DEC(DEC2HEX([.A464]; 4));4); 2))&amp;&quot; 16&quot;)" office:value-type="string" office:string-value="FE FE 05 A2 01 CF 76 16" calcext:value-type="string">
            <text:p>FE FE 05 A2 01 CF 76 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&quot;FE FE 05 A2 &quot;&amp;LEFT(DEC2HEX([.A465]; 4);2)&amp;&quot; &quot;&amp;RIGHT(DEC2HEX([.A465]; 4);2)&amp;&quot; &quot;&amp;(RIGHT(DEC2HEX(HEX2DEC(&quot;05&quot;)+HEX2DEC(&quot;A2&quot;)+HEX2DEC(DEC2HEX([.A465]; 4));4); 2))&amp;&quot; 16&quot;)" office:value-type="string" office:string-value="FE FE 05 A2 01 D0 77 16" calcext:value-type="string">
            <text:p>FE FE 05 A2 01 D0 77 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&quot;FE FE 05 A2 &quot;&amp;LEFT(DEC2HEX([.A466]; 4);2)&amp;&quot; &quot;&amp;RIGHT(DEC2HEX([.A466]; 4);2)&amp;&quot; &quot;&amp;(RIGHT(DEC2HEX(HEX2DEC(&quot;05&quot;)+HEX2DEC(&quot;A2&quot;)+HEX2DEC(DEC2HEX([.A466]; 4));4); 2))&amp;&quot; 16&quot;)" office:value-type="string" office:string-value="FE FE 05 A2 01 D1 78 16" calcext:value-type="string">
            <text:p>FE FE 05 A2 01 D1 78 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&quot;FE FE 05 A2 &quot;&amp;LEFT(DEC2HEX([.A467]; 4);2)&amp;&quot; &quot;&amp;RIGHT(DEC2HEX([.A467]; 4);2)&amp;&quot; &quot;&amp;(RIGHT(DEC2HEX(HEX2DEC(&quot;05&quot;)+HEX2DEC(&quot;A2&quot;)+HEX2DEC(DEC2HEX([.A467]; 4));4); 2))&amp;&quot; 16&quot;)" office:value-type="string" office:string-value="FE FE 05 A2 01 D2 79 16" calcext:value-type="string">
            <text:p>FE FE 05 A2 01 D2 79 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&quot;FE FE 05 A2 &quot;&amp;LEFT(DEC2HEX([.A468]; 4);2)&amp;&quot; &quot;&amp;RIGHT(DEC2HEX([.A468]; 4);2)&amp;&quot; &quot;&amp;(RIGHT(DEC2HEX(HEX2DEC(&quot;05&quot;)+HEX2DEC(&quot;A2&quot;)+HEX2DEC(DEC2HEX([.A468]; 4));4); 2))&amp;&quot; 16&quot;)" office:value-type="string" office:string-value="FE FE 05 A2 01 D3 7A 16" calcext:value-type="string">
            <text:p>FE FE 05 A2 01 D3 7A 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&quot;FE FE 05 A2 &quot;&amp;LEFT(DEC2HEX([.A469]; 4);2)&amp;&quot; &quot;&amp;RIGHT(DEC2HEX([.A469]; 4);2)&amp;&quot; &quot;&amp;(RIGHT(DEC2HEX(HEX2DEC(&quot;05&quot;)+HEX2DEC(&quot;A2&quot;)+HEX2DEC(DEC2HEX([.A469]; 4));4); 2))&amp;&quot; 16&quot;)" office:value-type="string" office:string-value="FE FE 05 A2 01 D4 7B 16" calcext:value-type="string">
            <text:p>FE FE 05 A2 01 D4 7B 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&quot;FE FE 05 A2 &quot;&amp;LEFT(DEC2HEX([.A470]; 4);2)&amp;&quot; &quot;&amp;RIGHT(DEC2HEX([.A470]; 4);2)&amp;&quot; &quot;&amp;(RIGHT(DEC2HEX(HEX2DEC(&quot;05&quot;)+HEX2DEC(&quot;A2&quot;)+HEX2DEC(DEC2HEX([.A470]; 4));4); 2))&amp;&quot; 16&quot;)" office:value-type="string" office:string-value="FE FE 05 A2 01 D5 7C 16" calcext:value-type="string">
            <text:p>FE FE 05 A2 01 D5 7C 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&quot;FE FE 05 A2 &quot;&amp;LEFT(DEC2HEX([.A471]; 4);2)&amp;&quot; &quot;&amp;RIGHT(DEC2HEX([.A471]; 4);2)&amp;&quot; &quot;&amp;(RIGHT(DEC2HEX(HEX2DEC(&quot;05&quot;)+HEX2DEC(&quot;A2&quot;)+HEX2DEC(DEC2HEX([.A471]; 4));4); 2))&amp;&quot; 16&quot;)" office:value-type="string" office:string-value="FE FE 05 A2 01 D6 7D 16" calcext:value-type="string">
            <text:p>FE FE 05 A2 01 D6 7D 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&quot;FE FE 05 A2 &quot;&amp;LEFT(DEC2HEX([.A472]; 4);2)&amp;&quot; &quot;&amp;RIGHT(DEC2HEX([.A472]; 4);2)&amp;&quot; &quot;&amp;(RIGHT(DEC2HEX(HEX2DEC(&quot;05&quot;)+HEX2DEC(&quot;A2&quot;)+HEX2DEC(DEC2HEX([.A472]; 4));4); 2))&amp;&quot; 16&quot;)" office:value-type="string" office:string-value="FE FE 05 A2 01 D7 7E 16" calcext:value-type="string">
            <text:p>FE FE 05 A2 01 D7 7E 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&quot;FE FE 05 A2 &quot;&amp;LEFT(DEC2HEX([.A473]; 4);2)&amp;&quot; &quot;&amp;RIGHT(DEC2HEX([.A473]; 4);2)&amp;&quot; &quot;&amp;(RIGHT(DEC2HEX(HEX2DEC(&quot;05&quot;)+HEX2DEC(&quot;A2&quot;)+HEX2DEC(DEC2HEX([.A473]; 4));4); 2))&amp;&quot; 16&quot;)" office:value-type="string" office:string-value="FE FE 05 A2 01 D8 7F 16" calcext:value-type="string">
            <text:p>FE FE 05 A2 01 D8 7F 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&quot;FE FE 05 A2 &quot;&amp;LEFT(DEC2HEX([.A474]; 4);2)&amp;&quot; &quot;&amp;RIGHT(DEC2HEX([.A474]; 4);2)&amp;&quot; &quot;&amp;(RIGHT(DEC2HEX(HEX2DEC(&quot;05&quot;)+HEX2DEC(&quot;A2&quot;)+HEX2DEC(DEC2HEX([.A474]; 4));4); 2))&amp;&quot; 16&quot;)" office:value-type="string" office:string-value="FE FE 05 A2 01 D9 80 16" calcext:value-type="string">
            <text:p>FE FE 05 A2 01 D9 80 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&quot;FE FE 05 A2 &quot;&amp;LEFT(DEC2HEX([.A475]; 4);2)&amp;&quot; &quot;&amp;RIGHT(DEC2HEX([.A475]; 4);2)&amp;&quot; &quot;&amp;(RIGHT(DEC2HEX(HEX2DEC(&quot;05&quot;)+HEX2DEC(&quot;A2&quot;)+HEX2DEC(DEC2HEX([.A475]; 4));4); 2))&amp;&quot; 16&quot;)" office:value-type="string" office:string-value="FE FE 05 A2 01 DA 81 16" calcext:value-type="string">
            <text:p>FE FE 05 A2 01 DA 81 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&quot;FE FE 05 A2 &quot;&amp;LEFT(DEC2HEX([.A476]; 4);2)&amp;&quot; &quot;&amp;RIGHT(DEC2HEX([.A476]; 4);2)&amp;&quot; &quot;&amp;(RIGHT(DEC2HEX(HEX2DEC(&quot;05&quot;)+HEX2DEC(&quot;A2&quot;)+HEX2DEC(DEC2HEX([.A476]; 4));4); 2))&amp;&quot; 16&quot;)" office:value-type="string" office:string-value="FE FE 05 A2 01 DB 82 16" calcext:value-type="string">
            <text:p>FE FE 05 A2 01 DB 82 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&quot;FE FE 05 A2 &quot;&amp;LEFT(DEC2HEX([.A477]; 4);2)&amp;&quot; &quot;&amp;RIGHT(DEC2HEX([.A477]; 4);2)&amp;&quot; &quot;&amp;(RIGHT(DEC2HEX(HEX2DEC(&quot;05&quot;)+HEX2DEC(&quot;A2&quot;)+HEX2DEC(DEC2HEX([.A477]; 4));4); 2))&amp;&quot; 16&quot;)" office:value-type="string" office:string-value="FE FE 05 A2 01 DC 83 16" calcext:value-type="string">
            <text:p>FE FE 05 A2 01 DC 83 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&quot;FE FE 05 A2 &quot;&amp;LEFT(DEC2HEX([.A478]; 4);2)&amp;&quot; &quot;&amp;RIGHT(DEC2HEX([.A478]; 4);2)&amp;&quot; &quot;&amp;(RIGHT(DEC2HEX(HEX2DEC(&quot;05&quot;)+HEX2DEC(&quot;A2&quot;)+HEX2DEC(DEC2HEX([.A478]; 4));4); 2))&amp;&quot; 16&quot;)" office:value-type="string" office:string-value="FE FE 05 A2 01 DD 84 16" calcext:value-type="string">
            <text:p>FE FE 05 A2 01 DD 84 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&quot;FE FE 05 A2 &quot;&amp;LEFT(DEC2HEX([.A479]; 4);2)&amp;&quot; &quot;&amp;RIGHT(DEC2HEX([.A479]; 4);2)&amp;&quot; &quot;&amp;(RIGHT(DEC2HEX(HEX2DEC(&quot;05&quot;)+HEX2DEC(&quot;A2&quot;)+HEX2DEC(DEC2HEX([.A479]; 4));4); 2))&amp;&quot; 16&quot;)" office:value-type="string" office:string-value="FE FE 05 A2 01 DE 85 16" calcext:value-type="string">
            <text:p>FE FE 05 A2 01 DE 85 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&quot;FE FE 05 A2 &quot;&amp;LEFT(DEC2HEX([.A480]; 4);2)&amp;&quot; &quot;&amp;RIGHT(DEC2HEX([.A480]; 4);2)&amp;&quot; &quot;&amp;(RIGHT(DEC2HEX(HEX2DEC(&quot;05&quot;)+HEX2DEC(&quot;A2&quot;)+HEX2DEC(DEC2HEX([.A480]; 4));4); 2))&amp;&quot; 16&quot;)" office:value-type="string" office:string-value="FE FE 05 A2 01 DF 86 16" calcext:value-type="string">
            <text:p>FE FE 05 A2 01 DF 86 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&quot;FE FE 05 A2 &quot;&amp;LEFT(DEC2HEX([.A481]; 4);2)&amp;&quot; &quot;&amp;RIGHT(DEC2HEX([.A481]; 4);2)&amp;&quot; &quot;&amp;(RIGHT(DEC2HEX(HEX2DEC(&quot;05&quot;)+HEX2DEC(&quot;A2&quot;)+HEX2DEC(DEC2HEX([.A481]; 4));4); 2))&amp;&quot; 16&quot;)" office:value-type="string" office:string-value="FE FE 05 A2 01 E0 87 16" calcext:value-type="string">
            <text:p>FE FE 05 A2 01 E0 87 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&quot;FE FE 05 A2 &quot;&amp;LEFT(DEC2HEX([.A482]; 4);2)&amp;&quot; &quot;&amp;RIGHT(DEC2HEX([.A482]; 4);2)&amp;&quot; &quot;&amp;(RIGHT(DEC2HEX(HEX2DEC(&quot;05&quot;)+HEX2DEC(&quot;A2&quot;)+HEX2DEC(DEC2HEX([.A482]; 4));4); 2))&amp;&quot; 16&quot;)" office:value-type="string" office:string-value="FE FE 05 A2 01 E1 88 16" calcext:value-type="string">
            <text:p>FE FE 05 A2 01 E1 88 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&quot;FE FE 05 A2 &quot;&amp;LEFT(DEC2HEX([.A483]; 4);2)&amp;&quot; &quot;&amp;RIGHT(DEC2HEX([.A483]; 4);2)&amp;&quot; &quot;&amp;(RIGHT(DEC2HEX(HEX2DEC(&quot;05&quot;)+HEX2DEC(&quot;A2&quot;)+HEX2DEC(DEC2HEX([.A483]; 4));4); 2))&amp;&quot; 16&quot;)" office:value-type="string" office:string-value="FE FE 05 A2 01 E2 89 16" calcext:value-type="string">
            <text:p>FE FE 05 A2 01 E2 89 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&quot;FE FE 05 A2 &quot;&amp;LEFT(DEC2HEX([.A484]; 4);2)&amp;&quot; &quot;&amp;RIGHT(DEC2HEX([.A484]; 4);2)&amp;&quot; &quot;&amp;(RIGHT(DEC2HEX(HEX2DEC(&quot;05&quot;)+HEX2DEC(&quot;A2&quot;)+HEX2DEC(DEC2HEX([.A484]; 4));4); 2))&amp;&quot; 16&quot;)" office:value-type="string" office:string-value="FE FE 05 A2 01 E3 8A 16" calcext:value-type="string">
            <text:p>FE FE 05 A2 01 E3 8A 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&quot;FE FE 05 A2 &quot;&amp;LEFT(DEC2HEX([.A485]; 4);2)&amp;&quot; &quot;&amp;RIGHT(DEC2HEX([.A485]; 4);2)&amp;&quot; &quot;&amp;(RIGHT(DEC2HEX(HEX2DEC(&quot;05&quot;)+HEX2DEC(&quot;A2&quot;)+HEX2DEC(DEC2HEX([.A485]; 4));4); 2))&amp;&quot; 16&quot;)" office:value-type="string" office:string-value="FE FE 05 A2 01 E4 8B 16" calcext:value-type="string">
            <text:p>FE FE 05 A2 01 E4 8B 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&quot;FE FE 05 A2 &quot;&amp;LEFT(DEC2HEX([.A486]; 4);2)&amp;&quot; &quot;&amp;RIGHT(DEC2HEX([.A486]; 4);2)&amp;&quot; &quot;&amp;(RIGHT(DEC2HEX(HEX2DEC(&quot;05&quot;)+HEX2DEC(&quot;A2&quot;)+HEX2DEC(DEC2HEX([.A486]; 4));4); 2))&amp;&quot; 16&quot;)" office:value-type="string" office:string-value="FE FE 05 A2 01 E5 8C 16" calcext:value-type="string">
            <text:p>FE FE 05 A2 01 E5 8C 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&quot;FE FE 05 A2 &quot;&amp;LEFT(DEC2HEX([.A487]; 4);2)&amp;&quot; &quot;&amp;RIGHT(DEC2HEX([.A487]; 4);2)&amp;&quot; &quot;&amp;(RIGHT(DEC2HEX(HEX2DEC(&quot;05&quot;)+HEX2DEC(&quot;A2&quot;)+HEX2DEC(DEC2HEX([.A487]; 4));4); 2))&amp;&quot; 16&quot;)" office:value-type="string" office:string-value="FE FE 05 A2 01 E6 8D 16" calcext:value-type="string">
            <text:p>FE FE 05 A2 01 E6 8D 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&quot;FE FE 05 A2 &quot;&amp;LEFT(DEC2HEX([.A488]; 4);2)&amp;&quot; &quot;&amp;RIGHT(DEC2HEX([.A488]; 4);2)&amp;&quot; &quot;&amp;(RIGHT(DEC2HEX(HEX2DEC(&quot;05&quot;)+HEX2DEC(&quot;A2&quot;)+HEX2DEC(DEC2HEX([.A488]; 4));4); 2))&amp;&quot; 16&quot;)" office:value-type="string" office:string-value="FE FE 05 A2 01 E7 8E 16" calcext:value-type="string">
            <text:p>FE FE 05 A2 01 E7 8E 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&quot;FE FE 05 A2 &quot;&amp;LEFT(DEC2HEX([.A489]; 4);2)&amp;&quot; &quot;&amp;RIGHT(DEC2HEX([.A489]; 4);2)&amp;&quot; &quot;&amp;(RIGHT(DEC2HEX(HEX2DEC(&quot;05&quot;)+HEX2DEC(&quot;A2&quot;)+HEX2DEC(DEC2HEX([.A489]; 4));4); 2))&amp;&quot; 16&quot;)" office:value-type="string" office:string-value="FE FE 05 A2 01 E8 8F 16" calcext:value-type="string">
            <text:p>FE FE 05 A2 01 E8 8F 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&quot;FE FE 05 A2 &quot;&amp;LEFT(DEC2HEX([.A490]; 4);2)&amp;&quot; &quot;&amp;RIGHT(DEC2HEX([.A490]; 4);2)&amp;&quot; &quot;&amp;(RIGHT(DEC2HEX(HEX2DEC(&quot;05&quot;)+HEX2DEC(&quot;A2&quot;)+HEX2DEC(DEC2HEX([.A490]; 4));4); 2))&amp;&quot; 16&quot;)" office:value-type="string" office:string-value="FE FE 05 A2 01 E9 90 16" calcext:value-type="string">
            <text:p>FE FE 05 A2 01 E9 90 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&quot;FE FE 05 A2 &quot;&amp;LEFT(DEC2HEX([.A491]; 4);2)&amp;&quot; &quot;&amp;RIGHT(DEC2HEX([.A491]; 4);2)&amp;&quot; &quot;&amp;(RIGHT(DEC2HEX(HEX2DEC(&quot;05&quot;)+HEX2DEC(&quot;A2&quot;)+HEX2DEC(DEC2HEX([.A491]; 4));4); 2))&amp;&quot; 16&quot;)" office:value-type="string" office:string-value="FE FE 05 A2 01 EA 91 16" calcext:value-type="string">
            <text:p>FE FE 05 A2 01 EA 91 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&quot;FE FE 05 A2 &quot;&amp;LEFT(DEC2HEX([.A492]; 4);2)&amp;&quot; &quot;&amp;RIGHT(DEC2HEX([.A492]; 4);2)&amp;&quot; &quot;&amp;(RIGHT(DEC2HEX(HEX2DEC(&quot;05&quot;)+HEX2DEC(&quot;A2&quot;)+HEX2DEC(DEC2HEX([.A492]; 4));4); 2))&amp;&quot; 16&quot;)" office:value-type="string" office:string-value="FE FE 05 A2 01 EB 92 16" calcext:value-type="string">
            <text:p>FE FE 05 A2 01 EB 92 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&quot;FE FE 05 A2 &quot;&amp;LEFT(DEC2HEX([.A493]; 4);2)&amp;&quot; &quot;&amp;RIGHT(DEC2HEX([.A493]; 4);2)&amp;&quot; &quot;&amp;(RIGHT(DEC2HEX(HEX2DEC(&quot;05&quot;)+HEX2DEC(&quot;A2&quot;)+HEX2DEC(DEC2HEX([.A493]; 4));4); 2))&amp;&quot; 16&quot;)" office:value-type="string" office:string-value="FE FE 05 A2 01 EC 93 16" calcext:value-type="string">
            <text:p>FE FE 05 A2 01 EC 93 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&quot;FE FE 05 A2 &quot;&amp;LEFT(DEC2HEX([.A494]; 4);2)&amp;&quot; &quot;&amp;RIGHT(DEC2HEX([.A494]; 4);2)&amp;&quot; &quot;&amp;(RIGHT(DEC2HEX(HEX2DEC(&quot;05&quot;)+HEX2DEC(&quot;A2&quot;)+HEX2DEC(DEC2HEX([.A494]; 4));4); 2))&amp;&quot; 16&quot;)" office:value-type="string" office:string-value="FE FE 05 A2 01 ED 94 16" calcext:value-type="string">
            <text:p>FE FE 05 A2 01 ED 94 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&quot;FE FE 05 A2 &quot;&amp;LEFT(DEC2HEX([.A495]; 4);2)&amp;&quot; &quot;&amp;RIGHT(DEC2HEX([.A495]; 4);2)&amp;&quot; &quot;&amp;(RIGHT(DEC2HEX(HEX2DEC(&quot;05&quot;)+HEX2DEC(&quot;A2&quot;)+HEX2DEC(DEC2HEX([.A495]; 4));4); 2))&amp;&quot; 16&quot;)" office:value-type="string" office:string-value="FE FE 05 A2 01 EE 95 16" calcext:value-type="string">
            <text:p>FE FE 05 A2 01 EE 95 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&quot;FE FE 05 A2 &quot;&amp;LEFT(DEC2HEX([.A496]; 4);2)&amp;&quot; &quot;&amp;RIGHT(DEC2HEX([.A496]; 4);2)&amp;&quot; &quot;&amp;(RIGHT(DEC2HEX(HEX2DEC(&quot;05&quot;)+HEX2DEC(&quot;A2&quot;)+HEX2DEC(DEC2HEX([.A496]; 4));4); 2))&amp;&quot; 16&quot;)" office:value-type="string" office:string-value="FE FE 05 A2 01 EF 96 16" calcext:value-type="string">
            <text:p>FE FE 05 A2 01 EF 96 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&quot;FE FE 05 A2 &quot;&amp;LEFT(DEC2HEX([.A497]; 4);2)&amp;&quot; &quot;&amp;RIGHT(DEC2HEX([.A497]; 4);2)&amp;&quot; &quot;&amp;(RIGHT(DEC2HEX(HEX2DEC(&quot;05&quot;)+HEX2DEC(&quot;A2&quot;)+HEX2DEC(DEC2HEX([.A497]; 4));4); 2))&amp;&quot; 16&quot;)" office:value-type="string" office:string-value="FE FE 05 A2 01 F0 97 16" calcext:value-type="string">
            <text:p>FE FE 05 A2 01 F0 97 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&quot;FE FE 05 A2 &quot;&amp;LEFT(DEC2HEX([.A498]; 4);2)&amp;&quot; &quot;&amp;RIGHT(DEC2HEX([.A498]; 4);2)&amp;&quot; &quot;&amp;(RIGHT(DEC2HEX(HEX2DEC(&quot;05&quot;)+HEX2DEC(&quot;A2&quot;)+HEX2DEC(DEC2HEX([.A498]; 4));4); 2))&amp;&quot; 16&quot;)" office:value-type="string" office:string-value="FE FE 05 A2 01 F1 98 16" calcext:value-type="string">
            <text:p>FE FE 05 A2 01 F1 98 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&quot;FE FE 05 A2 &quot;&amp;LEFT(DEC2HEX([.A499]; 4);2)&amp;&quot; &quot;&amp;RIGHT(DEC2HEX([.A499]; 4);2)&amp;&quot; &quot;&amp;(RIGHT(DEC2HEX(HEX2DEC(&quot;05&quot;)+HEX2DEC(&quot;A2&quot;)+HEX2DEC(DEC2HEX([.A499]; 4));4); 2))&amp;&quot; 16&quot;)" office:value-type="string" office:string-value="FE FE 05 A2 01 F2 99 16" calcext:value-type="string">
            <text:p>FE FE 05 A2 01 F2 99 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&quot;FE FE 05 A2 &quot;&amp;LEFT(DEC2HEX([.A500]; 4);2)&amp;&quot; &quot;&amp;RIGHT(DEC2HEX([.A500]; 4);2)&amp;&quot; &quot;&amp;(RIGHT(DEC2HEX(HEX2DEC(&quot;05&quot;)+HEX2DEC(&quot;A2&quot;)+HEX2DEC(DEC2HEX([.A500]; 4));4); 2))&amp;&quot; 16&quot;)" office:value-type="string" office:string-value="FE FE 05 A2 01 F3 9A 16" calcext:value-type="string">
            <text:p>FE FE 05 A2 01 F3 9A 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&quot;FE FE 05 A2 &quot;&amp;LEFT(DEC2HEX([.A501]; 4);2)&amp;&quot; &quot;&amp;RIGHT(DEC2HEX([.A501]; 4);2)&amp;&quot; &quot;&amp;(RIGHT(DEC2HEX(HEX2DEC(&quot;05&quot;)+HEX2DEC(&quot;A2&quot;)+HEX2DEC(DEC2HEX([.A501]; 4));4); 2))&amp;&quot; 16&quot;)" office:value-type="string" office:string-value="FE FE 05 A2 01 F4 9B 16" calcext:value-type="string">
            <text:p>FE FE 05 A2 01 F4 9B 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&quot;FE FE 05 A2 &quot;&amp;LEFT(DEC2HEX([.A502]; 4);2)&amp;&quot; &quot;&amp;RIGHT(DEC2HEX([.A502]; 4);2)&amp;&quot; &quot;&amp;(RIGHT(DEC2HEX(HEX2DEC(&quot;05&quot;)+HEX2DEC(&quot;A2&quot;)+HEX2DEC(DEC2HEX([.A502]; 4));4); 2))&amp;&quot; 16&quot;)" office:value-type="string" office:string-value="FE FE 05 A2 01 F5 9C 16" calcext:value-type="string">
            <text:p>FE FE 05 A2 01 F5 9C 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&quot;FE FE 05 A2 &quot;&amp;LEFT(DEC2HEX([.A503]; 4);2)&amp;&quot; &quot;&amp;RIGHT(DEC2HEX([.A503]; 4);2)&amp;&quot; &quot;&amp;(RIGHT(DEC2HEX(HEX2DEC(&quot;05&quot;)+HEX2DEC(&quot;A2&quot;)+HEX2DEC(DEC2HEX([.A503]; 4));4); 2))&amp;&quot; 16&quot;)" office:value-type="string" office:string-value="FE FE 05 A2 01 F6 9D 16" calcext:value-type="string">
            <text:p>FE FE 05 A2 01 F6 9D 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&quot;FE FE 05 A2 &quot;&amp;LEFT(DEC2HEX([.A504]; 4);2)&amp;&quot; &quot;&amp;RIGHT(DEC2HEX([.A504]; 4);2)&amp;&quot; &quot;&amp;(RIGHT(DEC2HEX(HEX2DEC(&quot;05&quot;)+HEX2DEC(&quot;A2&quot;)+HEX2DEC(DEC2HEX([.A504]; 4));4); 2))&amp;&quot; 16&quot;)" office:value-type="string" office:string-value="FE FE 05 A2 01 F7 9E 16" calcext:value-type="string">
            <text:p>FE FE 05 A2 01 F7 9E 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&quot;FE FE 05 A2 &quot;&amp;LEFT(DEC2HEX([.A505]; 4);2)&amp;&quot; &quot;&amp;RIGHT(DEC2HEX([.A505]; 4);2)&amp;&quot; &quot;&amp;(RIGHT(DEC2HEX(HEX2DEC(&quot;05&quot;)+HEX2DEC(&quot;A2&quot;)+HEX2DEC(DEC2HEX([.A505]; 4));4); 2))&amp;&quot; 16&quot;)" office:value-type="string" office:string-value="FE FE 05 A2 01 F8 9F 16" calcext:value-type="string">
            <text:p>FE FE 05 A2 01 F8 9F 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&quot;FE FE 05 A2 &quot;&amp;LEFT(DEC2HEX([.A506]; 4);2)&amp;&quot; &quot;&amp;RIGHT(DEC2HEX([.A506]; 4);2)&amp;&quot; &quot;&amp;(RIGHT(DEC2HEX(HEX2DEC(&quot;05&quot;)+HEX2DEC(&quot;A2&quot;)+HEX2DEC(DEC2HEX([.A506]; 4));4); 2))&amp;&quot; 16&quot;)" office:value-type="string" office:string-value="FE FE 05 A2 01 F9 A0 16" calcext:value-type="string">
            <text:p>FE FE 05 A2 01 F9 A0 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&quot;FE FE 05 A2 &quot;&amp;LEFT(DEC2HEX([.A507]; 4);2)&amp;&quot; &quot;&amp;RIGHT(DEC2HEX([.A507]; 4);2)&amp;&quot; &quot;&amp;(RIGHT(DEC2HEX(HEX2DEC(&quot;05&quot;)+HEX2DEC(&quot;A2&quot;)+HEX2DEC(DEC2HEX([.A507]; 4));4); 2))&amp;&quot; 16&quot;)" office:value-type="string" office:string-value="FE FE 05 A2 01 FA A1 16" calcext:value-type="string">
            <text:p>FE FE 05 A2 01 FA A1 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&quot;FE FE 05 A2 &quot;&amp;LEFT(DEC2HEX([.A508]; 4);2)&amp;&quot; &quot;&amp;RIGHT(DEC2HEX([.A508]; 4);2)&amp;&quot; &quot;&amp;(RIGHT(DEC2HEX(HEX2DEC(&quot;05&quot;)+HEX2DEC(&quot;A2&quot;)+HEX2DEC(DEC2HEX([.A508]; 4));4); 2))&amp;&quot; 16&quot;)" office:value-type="string" office:string-value="FE FE 05 A2 01 FB A2 16" calcext:value-type="string">
            <text:p>FE FE 05 A2 01 FB A2 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&quot;FE FE 05 A2 &quot;&amp;LEFT(DEC2HEX([.A509]; 4);2)&amp;&quot; &quot;&amp;RIGHT(DEC2HEX([.A509]; 4);2)&amp;&quot; &quot;&amp;(RIGHT(DEC2HEX(HEX2DEC(&quot;05&quot;)+HEX2DEC(&quot;A2&quot;)+HEX2DEC(DEC2HEX([.A509]; 4));4); 2))&amp;&quot; 16&quot;)" office:value-type="string" office:string-value="FE FE 05 A2 01 FC A3 16" calcext:value-type="string">
            <text:p>FE FE 05 A2 01 FC A3 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&quot;FE FE 05 A2 &quot;&amp;LEFT(DEC2HEX([.A510]; 4);2)&amp;&quot; &quot;&amp;RIGHT(DEC2HEX([.A510]; 4);2)&amp;&quot; &quot;&amp;(RIGHT(DEC2HEX(HEX2DEC(&quot;05&quot;)+HEX2DEC(&quot;A2&quot;)+HEX2DEC(DEC2HEX([.A510]; 4));4); 2))&amp;&quot; 16&quot;)" office:value-type="string" office:string-value="FE FE 05 A2 01 FD A4 16" calcext:value-type="string">
            <text:p>FE FE 05 A2 01 FD A4 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&quot;FE FE 05 A2 &quot;&amp;LEFT(DEC2HEX([.A511]; 4);2)&amp;&quot; &quot;&amp;RIGHT(DEC2HEX([.A511]; 4);2)&amp;&quot; &quot;&amp;(RIGHT(DEC2HEX(HEX2DEC(&quot;05&quot;)+HEX2DEC(&quot;A2&quot;)+HEX2DEC(DEC2HEX([.A511]; 4));4); 2))&amp;&quot; 16&quot;)" office:value-type="string" office:string-value="FE FE 05 A2 01 FE A5 16" calcext:value-type="string">
            <text:p>FE FE 05 A2 01 FE A5 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&quot;FE FE 05 A2 &quot;&amp;LEFT(DEC2HEX([.A512]; 4);2)&amp;&quot; &quot;&amp;RIGHT(DEC2HEX([.A512]; 4);2)&amp;&quot; &quot;&amp;(RIGHT(DEC2HEX(HEX2DEC(&quot;05&quot;)+HEX2DEC(&quot;A2&quot;)+HEX2DEC(DEC2HEX([.A512]; 4));4); 2))&amp;&quot; 16&quot;)" office:value-type="string" office:string-value="FE FE 05 A2 01 FF A6 16" calcext:value-type="string">
            <text:p>FE FE 05 A2 01 FF A6 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&quot;FE FE 05 A2 &quot;&amp;LEFT(DEC2HEX([.A513]; 4);2)&amp;&quot; &quot;&amp;RIGHT(DEC2HEX([.A513]; 4);2)&amp;&quot; &quot;&amp;(RIGHT(DEC2HEX(HEX2DEC(&quot;05&quot;)+HEX2DEC(&quot;A2&quot;)+HEX2DEC(DEC2HEX([.A513]; 4));4); 2))&amp;&quot; 16&quot;)" office:value-type="string" office:string-value="FE FE 05 A2 02 00 A7 16" calcext:value-type="string">
            <text:p>FE FE 05 A2 02 00 A7 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&quot;FE FE 05 A2 &quot;&amp;LEFT(DEC2HEX([.A514]; 4);2)&amp;&quot; &quot;&amp;RIGHT(DEC2HEX([.A514]; 4);2)&amp;&quot; &quot;&amp;(RIGHT(DEC2HEX(HEX2DEC(&quot;05&quot;)+HEX2DEC(&quot;A2&quot;)+HEX2DEC(DEC2HEX([.A514]; 4));4); 2))&amp;&quot; 16&quot;)" office:value-type="string" office:string-value="FE FE 05 A2 02 01 A8 16" calcext:value-type="string">
            <text:p>FE FE 05 A2 02 01 A8 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&quot;FE FE 05 A2 &quot;&amp;LEFT(DEC2HEX([.A515]; 4);2)&amp;&quot; &quot;&amp;RIGHT(DEC2HEX([.A515]; 4);2)&amp;&quot; &quot;&amp;(RIGHT(DEC2HEX(HEX2DEC(&quot;05&quot;)+HEX2DEC(&quot;A2&quot;)+HEX2DEC(DEC2HEX([.A515]; 4));4); 2))&amp;&quot; 16&quot;)" office:value-type="string" office:string-value="FE FE 05 A2 02 02 A9 16" calcext:value-type="string">
            <text:p>FE FE 05 A2 02 02 A9 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&quot;FE FE 05 A2 &quot;&amp;LEFT(DEC2HEX([.A516]; 4);2)&amp;&quot; &quot;&amp;RIGHT(DEC2HEX([.A516]; 4);2)&amp;&quot; &quot;&amp;(RIGHT(DEC2HEX(HEX2DEC(&quot;05&quot;)+HEX2DEC(&quot;A2&quot;)+HEX2DEC(DEC2HEX([.A516]; 4));4); 2))&amp;&quot; 16&quot;)" office:value-type="string" office:string-value="FE FE 05 A2 02 03 AA 16" calcext:value-type="string">
            <text:p>FE FE 05 A2 02 03 AA 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&quot;FE FE 05 A2 &quot;&amp;LEFT(DEC2HEX([.A517]; 4);2)&amp;&quot; &quot;&amp;RIGHT(DEC2HEX([.A517]; 4);2)&amp;&quot; &quot;&amp;(RIGHT(DEC2HEX(HEX2DEC(&quot;05&quot;)+HEX2DEC(&quot;A2&quot;)+HEX2DEC(DEC2HEX([.A517]; 4));4); 2))&amp;&quot; 16&quot;)" office:value-type="string" office:string-value="FE FE 05 A2 02 04 AB 16" calcext:value-type="string">
            <text:p>FE FE 05 A2 02 04 AB 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&quot;FE FE 05 A2 &quot;&amp;LEFT(DEC2HEX([.A518]; 4);2)&amp;&quot; &quot;&amp;RIGHT(DEC2HEX([.A518]; 4);2)&amp;&quot; &quot;&amp;(RIGHT(DEC2HEX(HEX2DEC(&quot;05&quot;)+HEX2DEC(&quot;A2&quot;)+HEX2DEC(DEC2HEX([.A518]; 4));4); 2))&amp;&quot; 16&quot;)" office:value-type="string" office:string-value="FE FE 05 A2 02 05 AC 16" calcext:value-type="string">
            <text:p>FE FE 05 A2 02 05 AC 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&quot;FE FE 05 A2 &quot;&amp;LEFT(DEC2HEX([.A519]; 4);2)&amp;&quot; &quot;&amp;RIGHT(DEC2HEX([.A519]; 4);2)&amp;&quot; &quot;&amp;(RIGHT(DEC2HEX(HEX2DEC(&quot;05&quot;)+HEX2DEC(&quot;A2&quot;)+HEX2DEC(DEC2HEX([.A519]; 4));4); 2))&amp;&quot; 16&quot;)" office:value-type="string" office:string-value="FE FE 05 A2 02 06 AD 16" calcext:value-type="string">
            <text:p>FE FE 05 A2 02 06 AD 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&quot;FE FE 05 A2 &quot;&amp;LEFT(DEC2HEX([.A520]; 4);2)&amp;&quot; &quot;&amp;RIGHT(DEC2HEX([.A520]; 4);2)&amp;&quot; &quot;&amp;(RIGHT(DEC2HEX(HEX2DEC(&quot;05&quot;)+HEX2DEC(&quot;A2&quot;)+HEX2DEC(DEC2HEX([.A520]; 4));4); 2))&amp;&quot; 16&quot;)" office:value-type="string" office:string-value="FE FE 05 A2 02 07 AE 16" calcext:value-type="string">
            <text:p>FE FE 05 A2 02 07 AE 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&quot;FE FE 05 A2 &quot;&amp;LEFT(DEC2HEX([.A521]; 4);2)&amp;&quot; &quot;&amp;RIGHT(DEC2HEX([.A521]; 4);2)&amp;&quot; &quot;&amp;(RIGHT(DEC2HEX(HEX2DEC(&quot;05&quot;)+HEX2DEC(&quot;A2&quot;)+HEX2DEC(DEC2HEX([.A521]; 4));4); 2))&amp;&quot; 16&quot;)" office:value-type="string" office:string-value="FE FE 05 A2 02 08 AF 16" calcext:value-type="string">
            <text:p>FE FE 05 A2 02 08 AF 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&quot;FE FE 05 A2 &quot;&amp;LEFT(DEC2HEX([.A522]; 4);2)&amp;&quot; &quot;&amp;RIGHT(DEC2HEX([.A522]; 4);2)&amp;&quot; &quot;&amp;(RIGHT(DEC2HEX(HEX2DEC(&quot;05&quot;)+HEX2DEC(&quot;A2&quot;)+HEX2DEC(DEC2HEX([.A522]; 4));4); 2))&amp;&quot; 16&quot;)" office:value-type="string" office:string-value="FE FE 05 A2 02 09 B0 16" calcext:value-type="string">
            <text:p>FE FE 05 A2 02 09 B0 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&quot;FE FE 05 A2 &quot;&amp;LEFT(DEC2HEX([.A523]; 4);2)&amp;&quot; &quot;&amp;RIGHT(DEC2HEX([.A523]; 4);2)&amp;&quot; &quot;&amp;(RIGHT(DEC2HEX(HEX2DEC(&quot;05&quot;)+HEX2DEC(&quot;A2&quot;)+HEX2DEC(DEC2HEX([.A523]; 4));4); 2))&amp;&quot; 16&quot;)" office:value-type="string" office:string-value="FE FE 05 A2 02 0A B1 16" calcext:value-type="string">
            <text:p>FE FE 05 A2 02 0A B1 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&quot;FE FE 05 A2 &quot;&amp;LEFT(DEC2HEX([.A524]; 4);2)&amp;&quot; &quot;&amp;RIGHT(DEC2HEX([.A524]; 4);2)&amp;&quot; &quot;&amp;(RIGHT(DEC2HEX(HEX2DEC(&quot;05&quot;)+HEX2DEC(&quot;A2&quot;)+HEX2DEC(DEC2HEX([.A524]; 4));4); 2))&amp;&quot; 16&quot;)" office:value-type="string" office:string-value="FE FE 05 A2 02 0B B2 16" calcext:value-type="string">
            <text:p>FE FE 05 A2 02 0B B2 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&quot;FE FE 05 A2 &quot;&amp;LEFT(DEC2HEX([.A525]; 4);2)&amp;&quot; &quot;&amp;RIGHT(DEC2HEX([.A525]; 4);2)&amp;&quot; &quot;&amp;(RIGHT(DEC2HEX(HEX2DEC(&quot;05&quot;)+HEX2DEC(&quot;A2&quot;)+HEX2DEC(DEC2HEX([.A525]; 4));4); 2))&amp;&quot; 16&quot;)" office:value-type="string" office:string-value="FE FE 05 A2 02 0C B3 16" calcext:value-type="string">
            <text:p>FE FE 05 A2 02 0C B3 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&quot;FE FE 05 A2 &quot;&amp;LEFT(DEC2HEX([.A526]; 4);2)&amp;&quot; &quot;&amp;RIGHT(DEC2HEX([.A526]; 4);2)&amp;&quot; &quot;&amp;(RIGHT(DEC2HEX(HEX2DEC(&quot;05&quot;)+HEX2DEC(&quot;A2&quot;)+HEX2DEC(DEC2HEX([.A526]; 4));4); 2))&amp;&quot; 16&quot;)" office:value-type="string" office:string-value="FE FE 05 A2 02 0D B4 16" calcext:value-type="string">
            <text:p>FE FE 05 A2 02 0D B4 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&quot;FE FE 05 A2 &quot;&amp;LEFT(DEC2HEX([.A527]; 4);2)&amp;&quot; &quot;&amp;RIGHT(DEC2HEX([.A527]; 4);2)&amp;&quot; &quot;&amp;(RIGHT(DEC2HEX(HEX2DEC(&quot;05&quot;)+HEX2DEC(&quot;A2&quot;)+HEX2DEC(DEC2HEX([.A527]; 4));4); 2))&amp;&quot; 16&quot;)" office:value-type="string" office:string-value="FE FE 05 A2 02 0E B5 16" calcext:value-type="string">
            <text:p>FE FE 05 A2 02 0E B5 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&quot;FE FE 05 A2 &quot;&amp;LEFT(DEC2HEX([.A528]; 4);2)&amp;&quot; &quot;&amp;RIGHT(DEC2HEX([.A528]; 4);2)&amp;&quot; &quot;&amp;(RIGHT(DEC2HEX(HEX2DEC(&quot;05&quot;)+HEX2DEC(&quot;A2&quot;)+HEX2DEC(DEC2HEX([.A528]; 4));4); 2))&amp;&quot; 16&quot;)" office:value-type="string" office:string-value="FE FE 05 A2 02 0F B6 16" calcext:value-type="string">
            <text:p>FE FE 05 A2 02 0F B6 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&quot;FE FE 05 A2 &quot;&amp;LEFT(DEC2HEX([.A529]; 4);2)&amp;&quot; &quot;&amp;RIGHT(DEC2HEX([.A529]; 4);2)&amp;&quot; &quot;&amp;(RIGHT(DEC2HEX(HEX2DEC(&quot;05&quot;)+HEX2DEC(&quot;A2&quot;)+HEX2DEC(DEC2HEX([.A529]; 4));4); 2))&amp;&quot; 16&quot;)" office:value-type="string" office:string-value="FE FE 05 A2 02 10 B7 16" calcext:value-type="string">
            <text:p>FE FE 05 A2 02 10 B7 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&quot;FE FE 05 A2 &quot;&amp;LEFT(DEC2HEX([.A530]; 4);2)&amp;&quot; &quot;&amp;RIGHT(DEC2HEX([.A530]; 4);2)&amp;&quot; &quot;&amp;(RIGHT(DEC2HEX(HEX2DEC(&quot;05&quot;)+HEX2DEC(&quot;A2&quot;)+HEX2DEC(DEC2HEX([.A530]; 4));4); 2))&amp;&quot; 16&quot;)" office:value-type="string" office:string-value="FE FE 05 A2 02 11 B8 16" calcext:value-type="string">
            <text:p>FE FE 05 A2 02 11 B8 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&quot;FE FE 05 A2 &quot;&amp;LEFT(DEC2HEX([.A531]; 4);2)&amp;&quot; &quot;&amp;RIGHT(DEC2HEX([.A531]; 4);2)&amp;&quot; &quot;&amp;(RIGHT(DEC2HEX(HEX2DEC(&quot;05&quot;)+HEX2DEC(&quot;A2&quot;)+HEX2DEC(DEC2HEX([.A531]; 4));4); 2))&amp;&quot; 16&quot;)" office:value-type="string" office:string-value="FE FE 05 A2 02 12 B9 16" calcext:value-type="string">
            <text:p>FE FE 05 A2 02 12 B9 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&quot;FE FE 05 A2 &quot;&amp;LEFT(DEC2HEX([.A532]; 4);2)&amp;&quot; &quot;&amp;RIGHT(DEC2HEX([.A532]; 4);2)&amp;&quot; &quot;&amp;(RIGHT(DEC2HEX(HEX2DEC(&quot;05&quot;)+HEX2DEC(&quot;A2&quot;)+HEX2DEC(DEC2HEX([.A532]; 4));4); 2))&amp;&quot; 16&quot;)" office:value-type="string" office:string-value="FE FE 05 A2 02 13 BA 16" calcext:value-type="string">
            <text:p>FE FE 05 A2 02 13 BA 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&quot;FE FE 05 A2 &quot;&amp;LEFT(DEC2HEX([.A533]; 4);2)&amp;&quot; &quot;&amp;RIGHT(DEC2HEX([.A533]; 4);2)&amp;&quot; &quot;&amp;(RIGHT(DEC2HEX(HEX2DEC(&quot;05&quot;)+HEX2DEC(&quot;A2&quot;)+HEX2DEC(DEC2HEX([.A533]; 4));4); 2))&amp;&quot; 16&quot;)" office:value-type="string" office:string-value="FE FE 05 A2 02 14 BB 16" calcext:value-type="string">
            <text:p>FE FE 05 A2 02 14 BB 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&quot;FE FE 05 A2 &quot;&amp;LEFT(DEC2HEX([.A534]; 4);2)&amp;&quot; &quot;&amp;RIGHT(DEC2HEX([.A534]; 4);2)&amp;&quot; &quot;&amp;(RIGHT(DEC2HEX(HEX2DEC(&quot;05&quot;)+HEX2DEC(&quot;A2&quot;)+HEX2DEC(DEC2HEX([.A534]; 4));4); 2))&amp;&quot; 16&quot;)" office:value-type="string" office:string-value="FE FE 05 A2 02 15 BC 16" calcext:value-type="string">
            <text:p>FE FE 05 A2 02 15 BC 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&quot;FE FE 05 A2 &quot;&amp;LEFT(DEC2HEX([.A535]; 4);2)&amp;&quot; &quot;&amp;RIGHT(DEC2HEX([.A535]; 4);2)&amp;&quot; &quot;&amp;(RIGHT(DEC2HEX(HEX2DEC(&quot;05&quot;)+HEX2DEC(&quot;A2&quot;)+HEX2DEC(DEC2HEX([.A535]; 4));4); 2))&amp;&quot; 16&quot;)" office:value-type="string" office:string-value="FE FE 05 A2 02 16 BD 16" calcext:value-type="string">
            <text:p>FE FE 05 A2 02 16 BD 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&quot;FE FE 05 A2 &quot;&amp;LEFT(DEC2HEX([.A536]; 4);2)&amp;&quot; &quot;&amp;RIGHT(DEC2HEX([.A536]; 4);2)&amp;&quot; &quot;&amp;(RIGHT(DEC2HEX(HEX2DEC(&quot;05&quot;)+HEX2DEC(&quot;A2&quot;)+HEX2DEC(DEC2HEX([.A536]; 4));4); 2))&amp;&quot; 16&quot;)" office:value-type="string" office:string-value="FE FE 05 A2 02 17 BE 16" calcext:value-type="string">
            <text:p>FE FE 05 A2 02 17 BE 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&quot;FE FE 05 A2 &quot;&amp;LEFT(DEC2HEX([.A537]; 4);2)&amp;&quot; &quot;&amp;RIGHT(DEC2HEX([.A537]; 4);2)&amp;&quot; &quot;&amp;(RIGHT(DEC2HEX(HEX2DEC(&quot;05&quot;)+HEX2DEC(&quot;A2&quot;)+HEX2DEC(DEC2HEX([.A537]; 4));4); 2))&amp;&quot; 16&quot;)" office:value-type="string" office:string-value="FE FE 05 A2 02 18 BF 16" calcext:value-type="string">
            <text:p>FE FE 05 A2 02 18 BF 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&quot;FE FE 05 A2 &quot;&amp;LEFT(DEC2HEX([.A538]; 4);2)&amp;&quot; &quot;&amp;RIGHT(DEC2HEX([.A538]; 4);2)&amp;&quot; &quot;&amp;(RIGHT(DEC2HEX(HEX2DEC(&quot;05&quot;)+HEX2DEC(&quot;A2&quot;)+HEX2DEC(DEC2HEX([.A538]; 4));4); 2))&amp;&quot; 16&quot;)" office:value-type="string" office:string-value="FE FE 05 A2 02 19 C0 16" calcext:value-type="string">
            <text:p>FE FE 05 A2 02 19 C0 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&quot;FE FE 05 A2 &quot;&amp;LEFT(DEC2HEX([.A539]; 4);2)&amp;&quot; &quot;&amp;RIGHT(DEC2HEX([.A539]; 4);2)&amp;&quot; &quot;&amp;(RIGHT(DEC2HEX(HEX2DEC(&quot;05&quot;)+HEX2DEC(&quot;A2&quot;)+HEX2DEC(DEC2HEX([.A539]; 4));4); 2))&amp;&quot; 16&quot;)" office:value-type="string" office:string-value="FE FE 05 A2 02 1A C1 16" calcext:value-type="string">
            <text:p>FE FE 05 A2 02 1A C1 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&quot;FE FE 05 A2 &quot;&amp;LEFT(DEC2HEX([.A540]; 4);2)&amp;&quot; &quot;&amp;RIGHT(DEC2HEX([.A540]; 4);2)&amp;&quot; &quot;&amp;(RIGHT(DEC2HEX(HEX2DEC(&quot;05&quot;)+HEX2DEC(&quot;A2&quot;)+HEX2DEC(DEC2HEX([.A540]; 4));4); 2))&amp;&quot; 16&quot;)" office:value-type="string" office:string-value="FE FE 05 A2 02 1B C2 16" calcext:value-type="string">
            <text:p>FE FE 05 A2 02 1B C2 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&quot;FE FE 05 A2 &quot;&amp;LEFT(DEC2HEX([.A541]; 4);2)&amp;&quot; &quot;&amp;RIGHT(DEC2HEX([.A541]; 4);2)&amp;&quot; &quot;&amp;(RIGHT(DEC2HEX(HEX2DEC(&quot;05&quot;)+HEX2DEC(&quot;A2&quot;)+HEX2DEC(DEC2HEX([.A541]; 4));4); 2))&amp;&quot; 16&quot;)" office:value-type="string" office:string-value="FE FE 05 A2 02 1C C3 16" calcext:value-type="string">
            <text:p>FE FE 05 A2 02 1C C3 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&quot;FE FE 05 A2 &quot;&amp;LEFT(DEC2HEX([.A542]; 4);2)&amp;&quot; &quot;&amp;RIGHT(DEC2HEX([.A542]; 4);2)&amp;&quot; &quot;&amp;(RIGHT(DEC2HEX(HEX2DEC(&quot;05&quot;)+HEX2DEC(&quot;A2&quot;)+HEX2DEC(DEC2HEX([.A542]; 4));4); 2))&amp;&quot; 16&quot;)" office:value-type="string" office:string-value="FE FE 05 A2 02 1D C4 16" calcext:value-type="string">
            <text:p>FE FE 05 A2 02 1D C4 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&quot;FE FE 05 A2 &quot;&amp;LEFT(DEC2HEX([.A543]; 4);2)&amp;&quot; &quot;&amp;RIGHT(DEC2HEX([.A543]; 4);2)&amp;&quot; &quot;&amp;(RIGHT(DEC2HEX(HEX2DEC(&quot;05&quot;)+HEX2DEC(&quot;A2&quot;)+HEX2DEC(DEC2HEX([.A543]; 4));4); 2))&amp;&quot; 16&quot;)" office:value-type="string" office:string-value="FE FE 05 A2 02 1E C5 16" calcext:value-type="string">
            <text:p>FE FE 05 A2 02 1E C5 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&quot;FE FE 05 A2 &quot;&amp;LEFT(DEC2HEX([.A544]; 4);2)&amp;&quot; &quot;&amp;RIGHT(DEC2HEX([.A544]; 4);2)&amp;&quot; &quot;&amp;(RIGHT(DEC2HEX(HEX2DEC(&quot;05&quot;)+HEX2DEC(&quot;A2&quot;)+HEX2DEC(DEC2HEX([.A544]; 4));4); 2))&amp;&quot; 16&quot;)" office:value-type="string" office:string-value="FE FE 05 A2 02 1F C6 16" calcext:value-type="string">
            <text:p>FE FE 05 A2 02 1F C6 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&quot;FE FE 05 A2 &quot;&amp;LEFT(DEC2HEX([.A545]; 4);2)&amp;&quot; &quot;&amp;RIGHT(DEC2HEX([.A545]; 4);2)&amp;&quot; &quot;&amp;(RIGHT(DEC2HEX(HEX2DEC(&quot;05&quot;)+HEX2DEC(&quot;A2&quot;)+HEX2DEC(DEC2HEX([.A545]; 4));4); 2))&amp;&quot; 16&quot;)" office:value-type="string" office:string-value="FE FE 05 A2 02 20 C7 16" calcext:value-type="string">
            <text:p>FE FE 05 A2 02 20 C7 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&quot;FE FE 05 A2 &quot;&amp;LEFT(DEC2HEX([.A546]; 4);2)&amp;&quot; &quot;&amp;RIGHT(DEC2HEX([.A546]; 4);2)&amp;&quot; &quot;&amp;(RIGHT(DEC2HEX(HEX2DEC(&quot;05&quot;)+HEX2DEC(&quot;A2&quot;)+HEX2DEC(DEC2HEX([.A546]; 4));4); 2))&amp;&quot; 16&quot;)" office:value-type="string" office:string-value="FE FE 05 A2 02 21 C8 16" calcext:value-type="string">
            <text:p>FE FE 05 A2 02 21 C8 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&quot;FE FE 05 A2 &quot;&amp;LEFT(DEC2HEX([.A547]; 4);2)&amp;&quot; &quot;&amp;RIGHT(DEC2HEX([.A547]; 4);2)&amp;&quot; &quot;&amp;(RIGHT(DEC2HEX(HEX2DEC(&quot;05&quot;)+HEX2DEC(&quot;A2&quot;)+HEX2DEC(DEC2HEX([.A547]; 4));4); 2))&amp;&quot; 16&quot;)" office:value-type="string" office:string-value="FE FE 05 A2 02 22 C9 16" calcext:value-type="string">
            <text:p>FE FE 05 A2 02 22 C9 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&quot;FE FE 05 A2 &quot;&amp;LEFT(DEC2HEX([.A548]; 4);2)&amp;&quot; &quot;&amp;RIGHT(DEC2HEX([.A548]; 4);2)&amp;&quot; &quot;&amp;(RIGHT(DEC2HEX(HEX2DEC(&quot;05&quot;)+HEX2DEC(&quot;A2&quot;)+HEX2DEC(DEC2HEX([.A548]; 4));4); 2))&amp;&quot; 16&quot;)" office:value-type="string" office:string-value="FE FE 05 A2 02 23 CA 16" calcext:value-type="string">
            <text:p>FE FE 05 A2 02 23 CA 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&quot;FE FE 05 A2 &quot;&amp;LEFT(DEC2HEX([.A549]; 4);2)&amp;&quot; &quot;&amp;RIGHT(DEC2HEX([.A549]; 4);2)&amp;&quot; &quot;&amp;(RIGHT(DEC2HEX(HEX2DEC(&quot;05&quot;)+HEX2DEC(&quot;A2&quot;)+HEX2DEC(DEC2HEX([.A549]; 4));4); 2))&amp;&quot; 16&quot;)" office:value-type="string" office:string-value="FE FE 05 A2 02 24 CB 16" calcext:value-type="string">
            <text:p>FE FE 05 A2 02 24 CB 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&quot;FE FE 05 A2 &quot;&amp;LEFT(DEC2HEX([.A550]; 4);2)&amp;&quot; &quot;&amp;RIGHT(DEC2HEX([.A550]; 4);2)&amp;&quot; &quot;&amp;(RIGHT(DEC2HEX(HEX2DEC(&quot;05&quot;)+HEX2DEC(&quot;A2&quot;)+HEX2DEC(DEC2HEX([.A550]; 4));4); 2))&amp;&quot; 16&quot;)" office:value-type="string" office:string-value="FE FE 05 A2 02 25 CC 16" calcext:value-type="string">
            <text:p>FE FE 05 A2 02 25 CC 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&quot;FE FE 05 A2 &quot;&amp;LEFT(DEC2HEX([.A551]; 4);2)&amp;&quot; &quot;&amp;RIGHT(DEC2HEX([.A551]; 4);2)&amp;&quot; &quot;&amp;(RIGHT(DEC2HEX(HEX2DEC(&quot;05&quot;)+HEX2DEC(&quot;A2&quot;)+HEX2DEC(DEC2HEX([.A551]; 4));4); 2))&amp;&quot; 16&quot;)" office:value-type="string" office:string-value="FE FE 05 A2 02 26 CD 16" calcext:value-type="string">
            <text:p>FE FE 05 A2 02 26 CD 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&quot;FE FE 05 A2 &quot;&amp;LEFT(DEC2HEX([.A552]; 4);2)&amp;&quot; &quot;&amp;RIGHT(DEC2HEX([.A552]; 4);2)&amp;&quot; &quot;&amp;(RIGHT(DEC2HEX(HEX2DEC(&quot;05&quot;)+HEX2DEC(&quot;A2&quot;)+HEX2DEC(DEC2HEX([.A552]; 4));4); 2))&amp;&quot; 16&quot;)" office:value-type="string" office:string-value="FE FE 05 A2 02 27 CE 16" calcext:value-type="string">
            <text:p>FE FE 05 A2 02 27 CE 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&quot;FE FE 05 A2 &quot;&amp;LEFT(DEC2HEX([.A553]; 4);2)&amp;&quot; &quot;&amp;RIGHT(DEC2HEX([.A553]; 4);2)&amp;&quot; &quot;&amp;(RIGHT(DEC2HEX(HEX2DEC(&quot;05&quot;)+HEX2DEC(&quot;A2&quot;)+HEX2DEC(DEC2HEX([.A553]; 4));4); 2))&amp;&quot; 16&quot;)" office:value-type="string" office:string-value="FE FE 05 A2 02 28 CF 16" calcext:value-type="string">
            <text:p>FE FE 05 A2 02 28 CF 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&quot;FE FE 05 A2 &quot;&amp;LEFT(DEC2HEX([.A554]; 4);2)&amp;&quot; &quot;&amp;RIGHT(DEC2HEX([.A554]; 4);2)&amp;&quot; &quot;&amp;(RIGHT(DEC2HEX(HEX2DEC(&quot;05&quot;)+HEX2DEC(&quot;A2&quot;)+HEX2DEC(DEC2HEX([.A554]; 4));4); 2))&amp;&quot; 16&quot;)" office:value-type="string" office:string-value="FE FE 05 A2 02 29 D0 16" calcext:value-type="string">
            <text:p>FE FE 05 A2 02 29 D0 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&quot;FE FE 05 A2 &quot;&amp;LEFT(DEC2HEX([.A555]; 4);2)&amp;&quot; &quot;&amp;RIGHT(DEC2HEX([.A555]; 4);2)&amp;&quot; &quot;&amp;(RIGHT(DEC2HEX(HEX2DEC(&quot;05&quot;)+HEX2DEC(&quot;A2&quot;)+HEX2DEC(DEC2HEX([.A555]; 4));4); 2))&amp;&quot; 16&quot;)" office:value-type="string" office:string-value="FE FE 05 A2 02 2A D1 16" calcext:value-type="string">
            <text:p>FE FE 05 A2 02 2A D1 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&quot;FE FE 05 A2 &quot;&amp;LEFT(DEC2HEX([.A556]; 4);2)&amp;&quot; &quot;&amp;RIGHT(DEC2HEX([.A556]; 4);2)&amp;&quot; &quot;&amp;(RIGHT(DEC2HEX(HEX2DEC(&quot;05&quot;)+HEX2DEC(&quot;A2&quot;)+HEX2DEC(DEC2HEX([.A556]; 4));4); 2))&amp;&quot; 16&quot;)" office:value-type="string" office:string-value="FE FE 05 A2 02 2B D2 16" calcext:value-type="string">
            <text:p>FE FE 05 A2 02 2B D2 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&quot;FE FE 05 A2 &quot;&amp;LEFT(DEC2HEX([.A557]; 4);2)&amp;&quot; &quot;&amp;RIGHT(DEC2HEX([.A557]; 4);2)&amp;&quot; &quot;&amp;(RIGHT(DEC2HEX(HEX2DEC(&quot;05&quot;)+HEX2DEC(&quot;A2&quot;)+HEX2DEC(DEC2HEX([.A557]; 4));4); 2))&amp;&quot; 16&quot;)" office:value-type="string" office:string-value="FE FE 05 A2 02 2C D3 16" calcext:value-type="string">
            <text:p>FE FE 05 A2 02 2C D3 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&quot;FE FE 05 A2 &quot;&amp;LEFT(DEC2HEX([.A558]; 4);2)&amp;&quot; &quot;&amp;RIGHT(DEC2HEX([.A558]; 4);2)&amp;&quot; &quot;&amp;(RIGHT(DEC2HEX(HEX2DEC(&quot;05&quot;)+HEX2DEC(&quot;A2&quot;)+HEX2DEC(DEC2HEX([.A558]; 4));4); 2))&amp;&quot; 16&quot;)" office:value-type="string" office:string-value="FE FE 05 A2 02 2D D4 16" calcext:value-type="string">
            <text:p>FE FE 05 A2 02 2D D4 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&quot;FE FE 05 A2 &quot;&amp;LEFT(DEC2HEX([.A559]; 4);2)&amp;&quot; &quot;&amp;RIGHT(DEC2HEX([.A559]; 4);2)&amp;&quot; &quot;&amp;(RIGHT(DEC2HEX(HEX2DEC(&quot;05&quot;)+HEX2DEC(&quot;A2&quot;)+HEX2DEC(DEC2HEX([.A559]; 4));4); 2))&amp;&quot; 16&quot;)" office:value-type="string" office:string-value="FE FE 05 A2 02 2E D5 16" calcext:value-type="string">
            <text:p>FE FE 05 A2 02 2E D5 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&quot;FE FE 05 A2 &quot;&amp;LEFT(DEC2HEX([.A560]; 4);2)&amp;&quot; &quot;&amp;RIGHT(DEC2HEX([.A560]; 4);2)&amp;&quot; &quot;&amp;(RIGHT(DEC2HEX(HEX2DEC(&quot;05&quot;)+HEX2DEC(&quot;A2&quot;)+HEX2DEC(DEC2HEX([.A560]; 4));4); 2))&amp;&quot; 16&quot;)" office:value-type="string" office:string-value="FE FE 05 A2 02 2F D6 16" calcext:value-type="string">
            <text:p>FE FE 05 A2 02 2F D6 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&quot;FE FE 05 A2 &quot;&amp;LEFT(DEC2HEX([.A561]; 4);2)&amp;&quot; &quot;&amp;RIGHT(DEC2HEX([.A561]; 4);2)&amp;&quot; &quot;&amp;(RIGHT(DEC2HEX(HEX2DEC(&quot;05&quot;)+HEX2DEC(&quot;A2&quot;)+HEX2DEC(DEC2HEX([.A561]; 4));4); 2))&amp;&quot; 16&quot;)" office:value-type="string" office:string-value="FE FE 05 A2 02 30 D7 16" calcext:value-type="string">
            <text:p>FE FE 05 A2 02 30 D7 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&quot;FE FE 05 A2 &quot;&amp;LEFT(DEC2HEX([.A562]; 4);2)&amp;&quot; &quot;&amp;RIGHT(DEC2HEX([.A562]; 4);2)&amp;&quot; &quot;&amp;(RIGHT(DEC2HEX(HEX2DEC(&quot;05&quot;)+HEX2DEC(&quot;A2&quot;)+HEX2DEC(DEC2HEX([.A562]; 4));4); 2))&amp;&quot; 16&quot;)" office:value-type="string" office:string-value="FE FE 05 A2 02 31 D8 16" calcext:value-type="string">
            <text:p>FE FE 05 A2 02 31 D8 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&quot;FE FE 05 A2 &quot;&amp;LEFT(DEC2HEX([.A563]; 4);2)&amp;&quot; &quot;&amp;RIGHT(DEC2HEX([.A563]; 4);2)&amp;&quot; &quot;&amp;(RIGHT(DEC2HEX(HEX2DEC(&quot;05&quot;)+HEX2DEC(&quot;A2&quot;)+HEX2DEC(DEC2HEX([.A563]; 4));4); 2))&amp;&quot; 16&quot;)" office:value-type="string" office:string-value="FE FE 05 A2 02 32 D9 16" calcext:value-type="string">
            <text:p>FE FE 05 A2 02 32 D9 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&quot;FE FE 05 A2 &quot;&amp;LEFT(DEC2HEX([.A564]; 4);2)&amp;&quot; &quot;&amp;RIGHT(DEC2HEX([.A564]; 4);2)&amp;&quot; &quot;&amp;(RIGHT(DEC2HEX(HEX2DEC(&quot;05&quot;)+HEX2DEC(&quot;A2&quot;)+HEX2DEC(DEC2HEX([.A564]; 4));4); 2))&amp;&quot; 16&quot;)" office:value-type="string" office:string-value="FE FE 05 A2 02 33 DA 16" calcext:value-type="string">
            <text:p>FE FE 05 A2 02 33 DA 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&quot;FE FE 05 A2 &quot;&amp;LEFT(DEC2HEX([.A565]; 4);2)&amp;&quot; &quot;&amp;RIGHT(DEC2HEX([.A565]; 4);2)&amp;&quot; &quot;&amp;(RIGHT(DEC2HEX(HEX2DEC(&quot;05&quot;)+HEX2DEC(&quot;A2&quot;)+HEX2DEC(DEC2HEX([.A565]; 4));4); 2))&amp;&quot; 16&quot;)" office:value-type="string" office:string-value="FE FE 05 A2 02 34 DB 16" calcext:value-type="string">
            <text:p>FE FE 05 A2 02 34 DB 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&quot;FE FE 05 A2 &quot;&amp;LEFT(DEC2HEX([.A566]; 4);2)&amp;&quot; &quot;&amp;RIGHT(DEC2HEX([.A566]; 4);2)&amp;&quot; &quot;&amp;(RIGHT(DEC2HEX(HEX2DEC(&quot;05&quot;)+HEX2DEC(&quot;A2&quot;)+HEX2DEC(DEC2HEX([.A566]; 4));4); 2))&amp;&quot; 16&quot;)" office:value-type="string" office:string-value="FE FE 05 A2 02 35 DC 16" calcext:value-type="string">
            <text:p>FE FE 05 A2 02 35 DC 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&quot;FE FE 05 A2 &quot;&amp;LEFT(DEC2HEX([.A567]; 4);2)&amp;&quot; &quot;&amp;RIGHT(DEC2HEX([.A567]; 4);2)&amp;&quot; &quot;&amp;(RIGHT(DEC2HEX(HEX2DEC(&quot;05&quot;)+HEX2DEC(&quot;A2&quot;)+HEX2DEC(DEC2HEX([.A567]; 4));4); 2))&amp;&quot; 16&quot;)" office:value-type="string" office:string-value="FE FE 05 A2 02 36 DD 16" calcext:value-type="string">
            <text:p>FE FE 05 A2 02 36 DD 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&quot;FE FE 05 A2 &quot;&amp;LEFT(DEC2HEX([.A568]; 4);2)&amp;&quot; &quot;&amp;RIGHT(DEC2HEX([.A568]; 4);2)&amp;&quot; &quot;&amp;(RIGHT(DEC2HEX(HEX2DEC(&quot;05&quot;)+HEX2DEC(&quot;A2&quot;)+HEX2DEC(DEC2HEX([.A568]; 4));4); 2))&amp;&quot; 16&quot;)" office:value-type="string" office:string-value="FE FE 05 A2 02 37 DE 16" calcext:value-type="string">
            <text:p>FE FE 05 A2 02 37 DE 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&quot;FE FE 05 A2 &quot;&amp;LEFT(DEC2HEX([.A569]; 4);2)&amp;&quot; &quot;&amp;RIGHT(DEC2HEX([.A569]; 4);2)&amp;&quot; &quot;&amp;(RIGHT(DEC2HEX(HEX2DEC(&quot;05&quot;)+HEX2DEC(&quot;A2&quot;)+HEX2DEC(DEC2HEX([.A569]; 4));4); 2))&amp;&quot; 16&quot;)" office:value-type="string" office:string-value="FE FE 05 A2 02 38 DF 16" calcext:value-type="string">
            <text:p>FE FE 05 A2 02 38 DF 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&quot;FE FE 05 A2 &quot;&amp;LEFT(DEC2HEX([.A570]; 4);2)&amp;&quot; &quot;&amp;RIGHT(DEC2HEX([.A570]; 4);2)&amp;&quot; &quot;&amp;(RIGHT(DEC2HEX(HEX2DEC(&quot;05&quot;)+HEX2DEC(&quot;A2&quot;)+HEX2DEC(DEC2HEX([.A570]; 4));4); 2))&amp;&quot; 16&quot;)" office:value-type="string" office:string-value="FE FE 05 A2 02 39 E0 16" calcext:value-type="string">
            <text:p>FE FE 05 A2 02 39 E0 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&quot;FE FE 05 A2 &quot;&amp;LEFT(DEC2HEX([.A571]; 4);2)&amp;&quot; &quot;&amp;RIGHT(DEC2HEX([.A571]; 4);2)&amp;&quot; &quot;&amp;(RIGHT(DEC2HEX(HEX2DEC(&quot;05&quot;)+HEX2DEC(&quot;A2&quot;)+HEX2DEC(DEC2HEX([.A571]; 4));4); 2))&amp;&quot; 16&quot;)" office:value-type="string" office:string-value="FE FE 05 A2 02 3A E1 16" calcext:value-type="string">
            <text:p>FE FE 05 A2 02 3A E1 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&quot;FE FE 05 A2 &quot;&amp;LEFT(DEC2HEX([.A572]; 4);2)&amp;&quot; &quot;&amp;RIGHT(DEC2HEX([.A572]; 4);2)&amp;&quot; &quot;&amp;(RIGHT(DEC2HEX(HEX2DEC(&quot;05&quot;)+HEX2DEC(&quot;A2&quot;)+HEX2DEC(DEC2HEX([.A572]; 4));4); 2))&amp;&quot; 16&quot;)" office:value-type="string" office:string-value="FE FE 05 A2 02 3B E2 16" calcext:value-type="string">
            <text:p>FE FE 05 A2 02 3B E2 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&quot;FE FE 05 A2 &quot;&amp;LEFT(DEC2HEX([.A573]; 4);2)&amp;&quot; &quot;&amp;RIGHT(DEC2HEX([.A573]; 4);2)&amp;&quot; &quot;&amp;(RIGHT(DEC2HEX(HEX2DEC(&quot;05&quot;)+HEX2DEC(&quot;A2&quot;)+HEX2DEC(DEC2HEX([.A573]; 4));4); 2))&amp;&quot; 16&quot;)" office:value-type="string" office:string-value="FE FE 05 A2 02 3C E3 16" calcext:value-type="string">
            <text:p>FE FE 05 A2 02 3C E3 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&quot;FE FE 05 A2 &quot;&amp;LEFT(DEC2HEX([.A574]; 4);2)&amp;&quot; &quot;&amp;RIGHT(DEC2HEX([.A574]; 4);2)&amp;&quot; &quot;&amp;(RIGHT(DEC2HEX(HEX2DEC(&quot;05&quot;)+HEX2DEC(&quot;A2&quot;)+HEX2DEC(DEC2HEX([.A574]; 4));4); 2))&amp;&quot; 16&quot;)" office:value-type="string" office:string-value="FE FE 05 A2 02 3D E4 16" calcext:value-type="string">
            <text:p>FE FE 05 A2 02 3D E4 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&quot;FE FE 05 A2 &quot;&amp;LEFT(DEC2HEX([.A575]; 4);2)&amp;&quot; &quot;&amp;RIGHT(DEC2HEX([.A575]; 4);2)&amp;&quot; &quot;&amp;(RIGHT(DEC2HEX(HEX2DEC(&quot;05&quot;)+HEX2DEC(&quot;A2&quot;)+HEX2DEC(DEC2HEX([.A575]; 4));4); 2))&amp;&quot; 16&quot;)" office:value-type="string" office:string-value="FE FE 05 A2 02 3E E5 16" calcext:value-type="string">
            <text:p>FE FE 05 A2 02 3E E5 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&quot;FE FE 05 A2 &quot;&amp;LEFT(DEC2HEX([.A576]; 4);2)&amp;&quot; &quot;&amp;RIGHT(DEC2HEX([.A576]; 4);2)&amp;&quot; &quot;&amp;(RIGHT(DEC2HEX(HEX2DEC(&quot;05&quot;)+HEX2DEC(&quot;A2&quot;)+HEX2DEC(DEC2HEX([.A576]; 4));4); 2))&amp;&quot; 16&quot;)" office:value-type="string" office:string-value="FE FE 05 A2 02 3F E6 16" calcext:value-type="string">
            <text:p>FE FE 05 A2 02 3F E6 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&quot;FE FE 05 A2 &quot;&amp;LEFT(DEC2HEX([.A577]; 4);2)&amp;&quot; &quot;&amp;RIGHT(DEC2HEX([.A577]; 4);2)&amp;&quot; &quot;&amp;(RIGHT(DEC2HEX(HEX2DEC(&quot;05&quot;)+HEX2DEC(&quot;A2&quot;)+HEX2DEC(DEC2HEX([.A577]; 4));4); 2))&amp;&quot; 16&quot;)" office:value-type="string" office:string-value="FE FE 05 A2 02 40 E7 16" calcext:value-type="string">
            <text:p>FE FE 05 A2 02 40 E7 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&quot;FE FE 05 A2 &quot;&amp;LEFT(DEC2HEX([.A578]; 4);2)&amp;&quot; &quot;&amp;RIGHT(DEC2HEX([.A578]; 4);2)&amp;&quot; &quot;&amp;(RIGHT(DEC2HEX(HEX2DEC(&quot;05&quot;)+HEX2DEC(&quot;A2&quot;)+HEX2DEC(DEC2HEX([.A578]; 4));4); 2))&amp;&quot; 16&quot;)" office:value-type="string" office:string-value="FE FE 05 A2 02 41 E8 16" calcext:value-type="string">
            <text:p>FE FE 05 A2 02 41 E8 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&quot;FE FE 05 A2 &quot;&amp;LEFT(DEC2HEX([.A579]; 4);2)&amp;&quot; &quot;&amp;RIGHT(DEC2HEX([.A579]; 4);2)&amp;&quot; &quot;&amp;(RIGHT(DEC2HEX(HEX2DEC(&quot;05&quot;)+HEX2DEC(&quot;A2&quot;)+HEX2DEC(DEC2HEX([.A579]; 4));4); 2))&amp;&quot; 16&quot;)" office:value-type="string" office:string-value="FE FE 05 A2 02 42 E9 16" calcext:value-type="string">
            <text:p>FE FE 05 A2 02 42 E9 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&quot;FE FE 05 A2 &quot;&amp;LEFT(DEC2HEX([.A580]; 4);2)&amp;&quot; &quot;&amp;RIGHT(DEC2HEX([.A580]; 4);2)&amp;&quot; &quot;&amp;(RIGHT(DEC2HEX(HEX2DEC(&quot;05&quot;)+HEX2DEC(&quot;A2&quot;)+HEX2DEC(DEC2HEX([.A580]; 4));4); 2))&amp;&quot; 16&quot;)" office:value-type="string" office:string-value="FE FE 05 A2 02 43 EA 16" calcext:value-type="string">
            <text:p>FE FE 05 A2 02 43 EA 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&quot;FE FE 05 A2 &quot;&amp;LEFT(DEC2HEX([.A581]; 4);2)&amp;&quot; &quot;&amp;RIGHT(DEC2HEX([.A581]; 4);2)&amp;&quot; &quot;&amp;(RIGHT(DEC2HEX(HEX2DEC(&quot;05&quot;)+HEX2DEC(&quot;A2&quot;)+HEX2DEC(DEC2HEX([.A581]; 4));4); 2))&amp;&quot; 16&quot;)" office:value-type="string" office:string-value="FE FE 05 A2 02 44 EB 16" calcext:value-type="string">
            <text:p>FE FE 05 A2 02 44 EB 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&quot;FE FE 05 A2 &quot;&amp;LEFT(DEC2HEX([.A582]; 4);2)&amp;&quot; &quot;&amp;RIGHT(DEC2HEX([.A582]; 4);2)&amp;&quot; &quot;&amp;(RIGHT(DEC2HEX(HEX2DEC(&quot;05&quot;)+HEX2DEC(&quot;A2&quot;)+HEX2DEC(DEC2HEX([.A582]; 4));4); 2))&amp;&quot; 16&quot;)" office:value-type="string" office:string-value="FE FE 05 A2 02 45 EC 16" calcext:value-type="string">
            <text:p>FE FE 05 A2 02 45 EC 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&quot;FE FE 05 A2 &quot;&amp;LEFT(DEC2HEX([.A583]; 4);2)&amp;&quot; &quot;&amp;RIGHT(DEC2HEX([.A583]; 4);2)&amp;&quot; &quot;&amp;(RIGHT(DEC2HEX(HEX2DEC(&quot;05&quot;)+HEX2DEC(&quot;A2&quot;)+HEX2DEC(DEC2HEX([.A583]; 4));4); 2))&amp;&quot; 16&quot;)" office:value-type="string" office:string-value="FE FE 05 A2 02 46 ED 16" calcext:value-type="string">
            <text:p>FE FE 05 A2 02 46 ED 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&quot;FE FE 05 A2 &quot;&amp;LEFT(DEC2HEX([.A584]; 4);2)&amp;&quot; &quot;&amp;RIGHT(DEC2HEX([.A584]; 4);2)&amp;&quot; &quot;&amp;(RIGHT(DEC2HEX(HEX2DEC(&quot;05&quot;)+HEX2DEC(&quot;A2&quot;)+HEX2DEC(DEC2HEX([.A584]; 4));4); 2))&amp;&quot; 16&quot;)" office:value-type="string" office:string-value="FE FE 05 A2 02 47 EE 16" calcext:value-type="string">
            <text:p>FE FE 05 A2 02 47 EE 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&quot;FE FE 05 A2 &quot;&amp;LEFT(DEC2HEX([.A585]; 4);2)&amp;&quot; &quot;&amp;RIGHT(DEC2HEX([.A585]; 4);2)&amp;&quot; &quot;&amp;(RIGHT(DEC2HEX(HEX2DEC(&quot;05&quot;)+HEX2DEC(&quot;A2&quot;)+HEX2DEC(DEC2HEX([.A585]; 4));4); 2))&amp;&quot; 16&quot;)" office:value-type="string" office:string-value="FE FE 05 A2 02 48 EF 16" calcext:value-type="string">
            <text:p>FE FE 05 A2 02 48 EF 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&quot;FE FE 05 A2 &quot;&amp;LEFT(DEC2HEX([.A586]; 4);2)&amp;&quot; &quot;&amp;RIGHT(DEC2HEX([.A586]; 4);2)&amp;&quot; &quot;&amp;(RIGHT(DEC2HEX(HEX2DEC(&quot;05&quot;)+HEX2DEC(&quot;A2&quot;)+HEX2DEC(DEC2HEX([.A586]; 4));4); 2))&amp;&quot; 16&quot;)" office:value-type="string" office:string-value="FE FE 05 A2 02 49 F0 16" calcext:value-type="string">
            <text:p>FE FE 05 A2 02 49 F0 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&quot;FE FE 05 A2 &quot;&amp;LEFT(DEC2HEX([.A587]; 4);2)&amp;&quot; &quot;&amp;RIGHT(DEC2HEX([.A587]; 4);2)&amp;&quot; &quot;&amp;(RIGHT(DEC2HEX(HEX2DEC(&quot;05&quot;)+HEX2DEC(&quot;A2&quot;)+HEX2DEC(DEC2HEX([.A587]; 4));4); 2))&amp;&quot; 16&quot;)" office:value-type="string" office:string-value="FE FE 05 A2 02 4A F1 16" calcext:value-type="string">
            <text:p>FE FE 05 A2 02 4A F1 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&quot;FE FE 05 A2 &quot;&amp;LEFT(DEC2HEX([.A588]; 4);2)&amp;&quot; &quot;&amp;RIGHT(DEC2HEX([.A588]; 4);2)&amp;&quot; &quot;&amp;(RIGHT(DEC2HEX(HEX2DEC(&quot;05&quot;)+HEX2DEC(&quot;A2&quot;)+HEX2DEC(DEC2HEX([.A588]; 4));4); 2))&amp;&quot; 16&quot;)" office:value-type="string" office:string-value="FE FE 05 A2 02 4B F2 16" calcext:value-type="string">
            <text:p>FE FE 05 A2 02 4B F2 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&quot;FE FE 05 A2 &quot;&amp;LEFT(DEC2HEX([.A589]; 4);2)&amp;&quot; &quot;&amp;RIGHT(DEC2HEX([.A589]; 4);2)&amp;&quot; &quot;&amp;(RIGHT(DEC2HEX(HEX2DEC(&quot;05&quot;)+HEX2DEC(&quot;A2&quot;)+HEX2DEC(DEC2HEX([.A589]; 4));4); 2))&amp;&quot; 16&quot;)" office:value-type="string" office:string-value="FE FE 05 A2 02 4C F3 16" calcext:value-type="string">
            <text:p>FE FE 05 A2 02 4C F3 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&quot;FE FE 05 A2 &quot;&amp;LEFT(DEC2HEX([.A590]; 4);2)&amp;&quot; &quot;&amp;RIGHT(DEC2HEX([.A590]; 4);2)&amp;&quot; &quot;&amp;(RIGHT(DEC2HEX(HEX2DEC(&quot;05&quot;)+HEX2DEC(&quot;A2&quot;)+HEX2DEC(DEC2HEX([.A590]; 4));4); 2))&amp;&quot; 16&quot;)" office:value-type="string" office:string-value="FE FE 05 A2 02 4D F4 16" calcext:value-type="string">
            <text:p>FE FE 05 A2 02 4D F4 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&quot;FE FE 05 A2 &quot;&amp;LEFT(DEC2HEX([.A591]; 4);2)&amp;&quot; &quot;&amp;RIGHT(DEC2HEX([.A591]; 4);2)&amp;&quot; &quot;&amp;(RIGHT(DEC2HEX(HEX2DEC(&quot;05&quot;)+HEX2DEC(&quot;A2&quot;)+HEX2DEC(DEC2HEX([.A591]; 4));4); 2))&amp;&quot; 16&quot;)" office:value-type="string" office:string-value="FE FE 05 A2 02 4E F5 16" calcext:value-type="string">
            <text:p>FE FE 05 A2 02 4E F5 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&quot;FE FE 05 A2 &quot;&amp;LEFT(DEC2HEX([.A592]; 4);2)&amp;&quot; &quot;&amp;RIGHT(DEC2HEX([.A592]; 4);2)&amp;&quot; &quot;&amp;(RIGHT(DEC2HEX(HEX2DEC(&quot;05&quot;)+HEX2DEC(&quot;A2&quot;)+HEX2DEC(DEC2HEX([.A592]; 4));4); 2))&amp;&quot; 16&quot;)" office:value-type="string" office:string-value="FE FE 05 A2 02 4F F6 16" calcext:value-type="string">
            <text:p>FE FE 05 A2 02 4F F6 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&quot;FE FE 05 A2 &quot;&amp;LEFT(DEC2HEX([.A593]; 4);2)&amp;&quot; &quot;&amp;RIGHT(DEC2HEX([.A593]; 4);2)&amp;&quot; &quot;&amp;(RIGHT(DEC2HEX(HEX2DEC(&quot;05&quot;)+HEX2DEC(&quot;A2&quot;)+HEX2DEC(DEC2HEX([.A593]; 4));4); 2))&amp;&quot; 16&quot;)" office:value-type="string" office:string-value="FE FE 05 A2 02 50 F7 16" calcext:value-type="string">
            <text:p>FE FE 05 A2 02 50 F7 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&quot;FE FE 05 A2 &quot;&amp;LEFT(DEC2HEX([.A594]; 4);2)&amp;&quot; &quot;&amp;RIGHT(DEC2HEX([.A594]; 4);2)&amp;&quot; &quot;&amp;(RIGHT(DEC2HEX(HEX2DEC(&quot;05&quot;)+HEX2DEC(&quot;A2&quot;)+HEX2DEC(DEC2HEX([.A594]; 4));4); 2))&amp;&quot; 16&quot;)" office:value-type="string" office:string-value="FE FE 05 A2 02 51 F8 16" calcext:value-type="string">
            <text:p>FE FE 05 A2 02 51 F8 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&quot;FE FE 05 A2 &quot;&amp;LEFT(DEC2HEX([.A595]; 4);2)&amp;&quot; &quot;&amp;RIGHT(DEC2HEX([.A595]; 4);2)&amp;&quot; &quot;&amp;(RIGHT(DEC2HEX(HEX2DEC(&quot;05&quot;)+HEX2DEC(&quot;A2&quot;)+HEX2DEC(DEC2HEX([.A595]; 4));4); 2))&amp;&quot; 16&quot;)" office:value-type="string" office:string-value="FE FE 05 A2 02 52 F9 16" calcext:value-type="string">
            <text:p>FE FE 05 A2 02 52 F9 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&quot;FE FE 05 A2 &quot;&amp;LEFT(DEC2HEX([.A596]; 4);2)&amp;&quot; &quot;&amp;RIGHT(DEC2HEX([.A596]; 4);2)&amp;&quot; &quot;&amp;(RIGHT(DEC2HEX(HEX2DEC(&quot;05&quot;)+HEX2DEC(&quot;A2&quot;)+HEX2DEC(DEC2HEX([.A596]; 4));4); 2))&amp;&quot; 16&quot;)" office:value-type="string" office:string-value="FE FE 05 A2 02 53 FA 16" calcext:value-type="string">
            <text:p>FE FE 05 A2 02 53 FA 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&quot;FE FE 05 A2 &quot;&amp;LEFT(DEC2HEX([.A597]; 4);2)&amp;&quot; &quot;&amp;RIGHT(DEC2HEX([.A597]; 4);2)&amp;&quot; &quot;&amp;(RIGHT(DEC2HEX(HEX2DEC(&quot;05&quot;)+HEX2DEC(&quot;A2&quot;)+HEX2DEC(DEC2HEX([.A597]; 4));4); 2))&amp;&quot; 16&quot;)" office:value-type="string" office:string-value="FE FE 05 A2 02 54 FB 16" calcext:value-type="string">
            <text:p>FE FE 05 A2 02 54 FB 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&quot;FE FE 05 A2 &quot;&amp;LEFT(DEC2HEX([.A598]; 4);2)&amp;&quot; &quot;&amp;RIGHT(DEC2HEX([.A598]; 4);2)&amp;&quot; &quot;&amp;(RIGHT(DEC2HEX(HEX2DEC(&quot;05&quot;)+HEX2DEC(&quot;A2&quot;)+HEX2DEC(DEC2HEX([.A598]; 4));4); 2))&amp;&quot; 16&quot;)" office:value-type="string" office:string-value="FE FE 05 A2 02 55 FC 16" calcext:value-type="string">
            <text:p>FE FE 05 A2 02 55 FC 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&quot;FE FE 05 A2 &quot;&amp;LEFT(DEC2HEX([.A599]; 4);2)&amp;&quot; &quot;&amp;RIGHT(DEC2HEX([.A599]; 4);2)&amp;&quot; &quot;&amp;(RIGHT(DEC2HEX(HEX2DEC(&quot;05&quot;)+HEX2DEC(&quot;A2&quot;)+HEX2DEC(DEC2HEX([.A599]; 4));4); 2))&amp;&quot; 16&quot;)" office:value-type="string" office:string-value="FE FE 05 A2 02 56 FD 16" calcext:value-type="string">
            <text:p>FE FE 05 A2 02 56 FD 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&quot;FE FE 05 A2 &quot;&amp;LEFT(DEC2HEX([.A600]; 4);2)&amp;&quot; &quot;&amp;RIGHT(DEC2HEX([.A600]; 4);2)&amp;&quot; &quot;&amp;(RIGHT(DEC2HEX(HEX2DEC(&quot;05&quot;)+HEX2DEC(&quot;A2&quot;)+HEX2DEC(DEC2HEX([.A600]; 4));4); 2))&amp;&quot; 16&quot;)" office:value-type="string" office:string-value="FE FE 05 A2 02 57 FE 16" calcext:value-type="string">
            <text:p>FE FE 05 A2 02 57 FE 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&quot;FE FE 05 A2 &quot;&amp;LEFT(DEC2HEX([.A601]; 4);2)&amp;&quot; &quot;&amp;RIGHT(DEC2HEX([.A601]; 4);2)&amp;&quot; &quot;&amp;(RIGHT(DEC2HEX(HEX2DEC(&quot;05&quot;)+HEX2DEC(&quot;A2&quot;)+HEX2DEC(DEC2HEX([.A601]; 4));4); 2))&amp;&quot; 16&quot;)" office:value-type="string" office:string-value="FE FE 05 A2 02 58 FF 16" calcext:value-type="string">
            <text:p>FE FE 05 A2 02 58 FF 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&quot;FE FE 05 A2 &quot;&amp;LEFT(DEC2HEX([.A602]; 4);2)&amp;&quot; &quot;&amp;RIGHT(DEC2HEX([.A602]; 4);2)&amp;&quot; &quot;&amp;(RIGHT(DEC2HEX(HEX2DEC(&quot;05&quot;)+HEX2DEC(&quot;A2&quot;)+HEX2DEC(DEC2HEX([.A602]; 4));4); 2))&amp;&quot; 16&quot;)" office:value-type="string" office:string-value="FE FE 05 A2 02 59 00 16" calcext:value-type="string">
            <text:p>FE FE 05 A2 02 59 00 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&quot;FE FE 05 A2 &quot;&amp;LEFT(DEC2HEX([.A603]; 4);2)&amp;&quot; &quot;&amp;RIGHT(DEC2HEX([.A603]; 4);2)&amp;&quot; &quot;&amp;(RIGHT(DEC2HEX(HEX2DEC(&quot;05&quot;)+HEX2DEC(&quot;A2&quot;)+HEX2DEC(DEC2HEX([.A603]; 4));4); 2))&amp;&quot; 16&quot;)" office:value-type="string" office:string-value="FE FE 05 A2 02 5A 01 16" calcext:value-type="string">
            <text:p>FE FE 05 A2 02 5A 01 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&quot;FE FE 05 A2 &quot;&amp;LEFT(DEC2HEX([.A604]; 4);2)&amp;&quot; &quot;&amp;RIGHT(DEC2HEX([.A604]; 4);2)&amp;&quot; &quot;&amp;(RIGHT(DEC2HEX(HEX2DEC(&quot;05&quot;)+HEX2DEC(&quot;A2&quot;)+HEX2DEC(DEC2HEX([.A604]; 4));4); 2))&amp;&quot; 16&quot;)" office:value-type="string" office:string-value="FE FE 05 A2 02 5B 02 16" calcext:value-type="string">
            <text:p>FE FE 05 A2 02 5B 02 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&quot;FE FE 05 A2 &quot;&amp;LEFT(DEC2HEX([.A605]; 4);2)&amp;&quot; &quot;&amp;RIGHT(DEC2HEX([.A605]; 4);2)&amp;&quot; &quot;&amp;(RIGHT(DEC2HEX(HEX2DEC(&quot;05&quot;)+HEX2DEC(&quot;A2&quot;)+HEX2DEC(DEC2HEX([.A605]; 4));4); 2))&amp;&quot; 16&quot;)" office:value-type="string" office:string-value="FE FE 05 A2 02 5C 03 16" calcext:value-type="string">
            <text:p>FE FE 05 A2 02 5C 03 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&quot;FE FE 05 A2 &quot;&amp;LEFT(DEC2HEX([.A606]; 4);2)&amp;&quot; &quot;&amp;RIGHT(DEC2HEX([.A606]; 4);2)&amp;&quot; &quot;&amp;(RIGHT(DEC2HEX(HEX2DEC(&quot;05&quot;)+HEX2DEC(&quot;A2&quot;)+HEX2DEC(DEC2HEX([.A606]; 4));4); 2))&amp;&quot; 16&quot;)" office:value-type="string" office:string-value="FE FE 05 A2 02 5D 04 16" calcext:value-type="string">
            <text:p>FE FE 05 A2 02 5D 04 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&quot;FE FE 05 A2 &quot;&amp;LEFT(DEC2HEX([.A607]; 4);2)&amp;&quot; &quot;&amp;RIGHT(DEC2HEX([.A607]; 4);2)&amp;&quot; &quot;&amp;(RIGHT(DEC2HEX(HEX2DEC(&quot;05&quot;)+HEX2DEC(&quot;A2&quot;)+HEX2DEC(DEC2HEX([.A607]; 4));4); 2))&amp;&quot; 16&quot;)" office:value-type="string" office:string-value="FE FE 05 A2 02 5E 05 16" calcext:value-type="string">
            <text:p>FE FE 05 A2 02 5E 05 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&quot;FE FE 05 A2 &quot;&amp;LEFT(DEC2HEX([.A608]; 4);2)&amp;&quot; &quot;&amp;RIGHT(DEC2HEX([.A608]; 4);2)&amp;&quot; &quot;&amp;(RIGHT(DEC2HEX(HEX2DEC(&quot;05&quot;)+HEX2DEC(&quot;A2&quot;)+HEX2DEC(DEC2HEX([.A608]; 4));4); 2))&amp;&quot; 16&quot;)" office:value-type="string" office:string-value="FE FE 05 A2 02 5F 06 16" calcext:value-type="string">
            <text:p>FE FE 05 A2 02 5F 06 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&quot;FE FE 05 A2 &quot;&amp;LEFT(DEC2HEX([.A609]; 4);2)&amp;&quot; &quot;&amp;RIGHT(DEC2HEX([.A609]; 4);2)&amp;&quot; &quot;&amp;(RIGHT(DEC2HEX(HEX2DEC(&quot;05&quot;)+HEX2DEC(&quot;A2&quot;)+HEX2DEC(DEC2HEX([.A609]; 4));4); 2))&amp;&quot; 16&quot;)" office:value-type="string" office:string-value="FE FE 05 A2 02 60 07 16" calcext:value-type="string">
            <text:p>FE FE 05 A2 02 60 07 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&quot;FE FE 05 A2 &quot;&amp;LEFT(DEC2HEX([.A610]; 4);2)&amp;&quot; &quot;&amp;RIGHT(DEC2HEX([.A610]; 4);2)&amp;&quot; &quot;&amp;(RIGHT(DEC2HEX(HEX2DEC(&quot;05&quot;)+HEX2DEC(&quot;A2&quot;)+HEX2DEC(DEC2HEX([.A610]; 4));4); 2))&amp;&quot; 16&quot;)" office:value-type="string" office:string-value="FE FE 05 A2 02 61 08 16" calcext:value-type="string">
            <text:p>FE FE 05 A2 02 61 08 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&quot;FE FE 05 A2 &quot;&amp;LEFT(DEC2HEX([.A611]; 4);2)&amp;&quot; &quot;&amp;RIGHT(DEC2HEX([.A611]; 4);2)&amp;&quot; &quot;&amp;(RIGHT(DEC2HEX(HEX2DEC(&quot;05&quot;)+HEX2DEC(&quot;A2&quot;)+HEX2DEC(DEC2HEX([.A611]; 4));4); 2))&amp;&quot; 16&quot;)" office:value-type="string" office:string-value="FE FE 05 A2 02 62 09 16" calcext:value-type="string">
            <text:p>FE FE 05 A2 02 62 09 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&quot;FE FE 05 A2 &quot;&amp;LEFT(DEC2HEX([.A612]; 4);2)&amp;&quot; &quot;&amp;RIGHT(DEC2HEX([.A612]; 4);2)&amp;&quot; &quot;&amp;(RIGHT(DEC2HEX(HEX2DEC(&quot;05&quot;)+HEX2DEC(&quot;A2&quot;)+HEX2DEC(DEC2HEX([.A612]; 4));4); 2))&amp;&quot; 16&quot;)" office:value-type="string" office:string-value="FE FE 05 A2 02 63 0A 16" calcext:value-type="string">
            <text:p>FE FE 05 A2 02 63 0A 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&quot;FE FE 05 A2 &quot;&amp;LEFT(DEC2HEX([.A613]; 4);2)&amp;&quot; &quot;&amp;RIGHT(DEC2HEX([.A613]; 4);2)&amp;&quot; &quot;&amp;(RIGHT(DEC2HEX(HEX2DEC(&quot;05&quot;)+HEX2DEC(&quot;A2&quot;)+HEX2DEC(DEC2HEX([.A613]; 4));4); 2))&amp;&quot; 16&quot;)" office:value-type="string" office:string-value="FE FE 05 A2 02 64 0B 16" calcext:value-type="string">
            <text:p>FE FE 05 A2 02 64 0B 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&quot;FE FE 05 A2 &quot;&amp;LEFT(DEC2HEX([.A614]; 4);2)&amp;&quot; &quot;&amp;RIGHT(DEC2HEX([.A614]; 4);2)&amp;&quot; &quot;&amp;(RIGHT(DEC2HEX(HEX2DEC(&quot;05&quot;)+HEX2DEC(&quot;A2&quot;)+HEX2DEC(DEC2HEX([.A614]; 4));4); 2))&amp;&quot; 16&quot;)" office:value-type="string" office:string-value="FE FE 05 A2 02 65 0C 16" calcext:value-type="string">
            <text:p>FE FE 05 A2 02 65 0C 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&quot;FE FE 05 A2 &quot;&amp;LEFT(DEC2HEX([.A615]; 4);2)&amp;&quot; &quot;&amp;RIGHT(DEC2HEX([.A615]; 4);2)&amp;&quot; &quot;&amp;(RIGHT(DEC2HEX(HEX2DEC(&quot;05&quot;)+HEX2DEC(&quot;A2&quot;)+HEX2DEC(DEC2HEX([.A615]; 4));4); 2))&amp;&quot; 16&quot;)" office:value-type="string" office:string-value="FE FE 05 A2 02 66 0D 16" calcext:value-type="string">
            <text:p>FE FE 05 A2 02 66 0D 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&quot;FE FE 05 A2 &quot;&amp;LEFT(DEC2HEX([.A616]; 4);2)&amp;&quot; &quot;&amp;RIGHT(DEC2HEX([.A616]; 4);2)&amp;&quot; &quot;&amp;(RIGHT(DEC2HEX(HEX2DEC(&quot;05&quot;)+HEX2DEC(&quot;A2&quot;)+HEX2DEC(DEC2HEX([.A616]; 4));4); 2))&amp;&quot; 16&quot;)" office:value-type="string" office:string-value="FE FE 05 A2 02 67 0E 16" calcext:value-type="string">
            <text:p>FE FE 05 A2 02 67 0E 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&quot;FE FE 05 A2 &quot;&amp;LEFT(DEC2HEX([.A617]; 4);2)&amp;&quot; &quot;&amp;RIGHT(DEC2HEX([.A617]; 4);2)&amp;&quot; &quot;&amp;(RIGHT(DEC2HEX(HEX2DEC(&quot;05&quot;)+HEX2DEC(&quot;A2&quot;)+HEX2DEC(DEC2HEX([.A617]; 4));4); 2))&amp;&quot; 16&quot;)" office:value-type="string" office:string-value="FE FE 05 A2 02 68 0F 16" calcext:value-type="string">
            <text:p>FE FE 05 A2 02 68 0F 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&quot;FE FE 05 A2 &quot;&amp;LEFT(DEC2HEX([.A618]; 4);2)&amp;&quot; &quot;&amp;RIGHT(DEC2HEX([.A618]; 4);2)&amp;&quot; &quot;&amp;(RIGHT(DEC2HEX(HEX2DEC(&quot;05&quot;)+HEX2DEC(&quot;A2&quot;)+HEX2DEC(DEC2HEX([.A618]; 4));4); 2))&amp;&quot; 16&quot;)" office:value-type="string" office:string-value="FE FE 05 A2 02 69 10 16" calcext:value-type="string">
            <text:p>FE FE 05 A2 02 69 10 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&quot;FE FE 05 A2 &quot;&amp;LEFT(DEC2HEX([.A619]; 4);2)&amp;&quot; &quot;&amp;RIGHT(DEC2HEX([.A619]; 4);2)&amp;&quot; &quot;&amp;(RIGHT(DEC2HEX(HEX2DEC(&quot;05&quot;)+HEX2DEC(&quot;A2&quot;)+HEX2DEC(DEC2HEX([.A619]; 4));4); 2))&amp;&quot; 16&quot;)" office:value-type="string" office:string-value="FE FE 05 A2 02 6A 11 16" calcext:value-type="string">
            <text:p>FE FE 05 A2 02 6A 11 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&quot;FE FE 05 A2 &quot;&amp;LEFT(DEC2HEX([.A620]; 4);2)&amp;&quot; &quot;&amp;RIGHT(DEC2HEX([.A620]; 4);2)&amp;&quot; &quot;&amp;(RIGHT(DEC2HEX(HEX2DEC(&quot;05&quot;)+HEX2DEC(&quot;A2&quot;)+HEX2DEC(DEC2HEX([.A620]; 4));4); 2))&amp;&quot; 16&quot;)" office:value-type="string" office:string-value="FE FE 05 A2 02 6B 12 16" calcext:value-type="string">
            <text:p>FE FE 05 A2 02 6B 12 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&quot;FE FE 05 A2 &quot;&amp;LEFT(DEC2HEX([.A621]; 4);2)&amp;&quot; &quot;&amp;RIGHT(DEC2HEX([.A621]; 4);2)&amp;&quot; &quot;&amp;(RIGHT(DEC2HEX(HEX2DEC(&quot;05&quot;)+HEX2DEC(&quot;A2&quot;)+HEX2DEC(DEC2HEX([.A621]; 4));4); 2))&amp;&quot; 16&quot;)" office:value-type="string" office:string-value="FE FE 05 A2 02 6C 13 16" calcext:value-type="string">
            <text:p>FE FE 05 A2 02 6C 13 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&quot;FE FE 05 A2 &quot;&amp;LEFT(DEC2HEX([.A622]; 4);2)&amp;&quot; &quot;&amp;RIGHT(DEC2HEX([.A622]; 4);2)&amp;&quot; &quot;&amp;(RIGHT(DEC2HEX(HEX2DEC(&quot;05&quot;)+HEX2DEC(&quot;A2&quot;)+HEX2DEC(DEC2HEX([.A622]; 4));4); 2))&amp;&quot; 16&quot;)" office:value-type="string" office:string-value="FE FE 05 A2 02 6D 14 16" calcext:value-type="string">
            <text:p>FE FE 05 A2 02 6D 14 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&quot;FE FE 05 A2 &quot;&amp;LEFT(DEC2HEX([.A623]; 4);2)&amp;&quot; &quot;&amp;RIGHT(DEC2HEX([.A623]; 4);2)&amp;&quot; &quot;&amp;(RIGHT(DEC2HEX(HEX2DEC(&quot;05&quot;)+HEX2DEC(&quot;A2&quot;)+HEX2DEC(DEC2HEX([.A623]; 4));4); 2))&amp;&quot; 16&quot;)" office:value-type="string" office:string-value="FE FE 05 A2 02 6E 15 16" calcext:value-type="string">
            <text:p>FE FE 05 A2 02 6E 15 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&quot;FE FE 05 A2 &quot;&amp;LEFT(DEC2HEX([.A624]; 4);2)&amp;&quot; &quot;&amp;RIGHT(DEC2HEX([.A624]; 4);2)&amp;&quot; &quot;&amp;(RIGHT(DEC2HEX(HEX2DEC(&quot;05&quot;)+HEX2DEC(&quot;A2&quot;)+HEX2DEC(DEC2HEX([.A624]; 4));4); 2))&amp;&quot; 16&quot;)" office:value-type="string" office:string-value="FE FE 05 A2 02 6F 16 16" calcext:value-type="string">
            <text:p>FE FE 05 A2 02 6F 16 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&quot;FE FE 05 A2 &quot;&amp;LEFT(DEC2HEX([.A625]; 4);2)&amp;&quot; &quot;&amp;RIGHT(DEC2HEX([.A625]; 4);2)&amp;&quot; &quot;&amp;(RIGHT(DEC2HEX(HEX2DEC(&quot;05&quot;)+HEX2DEC(&quot;A2&quot;)+HEX2DEC(DEC2HEX([.A625]; 4));4); 2))&amp;&quot; 16&quot;)" office:value-type="string" office:string-value="FE FE 05 A2 02 70 17 16" calcext:value-type="string">
            <text:p>FE FE 05 A2 02 70 17 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&quot;FE FE 05 A2 &quot;&amp;LEFT(DEC2HEX([.A626]; 4);2)&amp;&quot; &quot;&amp;RIGHT(DEC2HEX([.A626]; 4);2)&amp;&quot; &quot;&amp;(RIGHT(DEC2HEX(HEX2DEC(&quot;05&quot;)+HEX2DEC(&quot;A2&quot;)+HEX2DEC(DEC2HEX([.A626]; 4));4); 2))&amp;&quot; 16&quot;)" office:value-type="string" office:string-value="FE FE 05 A2 02 71 18 16" calcext:value-type="string">
            <text:p>FE FE 05 A2 02 71 18 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&quot;FE FE 05 A2 &quot;&amp;LEFT(DEC2HEX([.A627]; 4);2)&amp;&quot; &quot;&amp;RIGHT(DEC2HEX([.A627]; 4);2)&amp;&quot; &quot;&amp;(RIGHT(DEC2HEX(HEX2DEC(&quot;05&quot;)+HEX2DEC(&quot;A2&quot;)+HEX2DEC(DEC2HEX([.A627]; 4));4); 2))&amp;&quot; 16&quot;)" office:value-type="string" office:string-value="FE FE 05 A2 02 72 19 16" calcext:value-type="string">
            <text:p>FE FE 05 A2 02 72 19 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&quot;FE FE 05 A2 &quot;&amp;LEFT(DEC2HEX([.A628]; 4);2)&amp;&quot; &quot;&amp;RIGHT(DEC2HEX([.A628]; 4);2)&amp;&quot; &quot;&amp;(RIGHT(DEC2HEX(HEX2DEC(&quot;05&quot;)+HEX2DEC(&quot;A2&quot;)+HEX2DEC(DEC2HEX([.A628]; 4));4); 2))&amp;&quot; 16&quot;)" office:value-type="string" office:string-value="FE FE 05 A2 02 73 1A 16" calcext:value-type="string">
            <text:p>FE FE 05 A2 02 73 1A 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&quot;FE FE 05 A2 &quot;&amp;LEFT(DEC2HEX([.A629]; 4);2)&amp;&quot; &quot;&amp;RIGHT(DEC2HEX([.A629]; 4);2)&amp;&quot; &quot;&amp;(RIGHT(DEC2HEX(HEX2DEC(&quot;05&quot;)+HEX2DEC(&quot;A2&quot;)+HEX2DEC(DEC2HEX([.A629]; 4));4); 2))&amp;&quot; 16&quot;)" office:value-type="string" office:string-value="FE FE 05 A2 02 74 1B 16" calcext:value-type="string">
            <text:p>FE FE 05 A2 02 74 1B 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&quot;FE FE 05 A2 &quot;&amp;LEFT(DEC2HEX([.A630]; 4);2)&amp;&quot; &quot;&amp;RIGHT(DEC2HEX([.A630]; 4);2)&amp;&quot; &quot;&amp;(RIGHT(DEC2HEX(HEX2DEC(&quot;05&quot;)+HEX2DEC(&quot;A2&quot;)+HEX2DEC(DEC2HEX([.A630]; 4));4); 2))&amp;&quot; 16&quot;)" office:value-type="string" office:string-value="FE FE 05 A2 02 75 1C 16" calcext:value-type="string">
            <text:p>FE FE 05 A2 02 75 1C 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&quot;FE FE 05 A2 &quot;&amp;LEFT(DEC2HEX([.A631]; 4);2)&amp;&quot; &quot;&amp;RIGHT(DEC2HEX([.A631]; 4);2)&amp;&quot; &quot;&amp;(RIGHT(DEC2HEX(HEX2DEC(&quot;05&quot;)+HEX2DEC(&quot;A2&quot;)+HEX2DEC(DEC2HEX([.A631]; 4));4); 2))&amp;&quot; 16&quot;)" office:value-type="string" office:string-value="FE FE 05 A2 02 76 1D 16" calcext:value-type="string">
            <text:p>FE FE 05 A2 02 76 1D 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&quot;FE FE 05 A2 &quot;&amp;LEFT(DEC2HEX([.A632]; 4);2)&amp;&quot; &quot;&amp;RIGHT(DEC2HEX([.A632]; 4);2)&amp;&quot; &quot;&amp;(RIGHT(DEC2HEX(HEX2DEC(&quot;05&quot;)+HEX2DEC(&quot;A2&quot;)+HEX2DEC(DEC2HEX([.A632]; 4));4); 2))&amp;&quot; 16&quot;)" office:value-type="string" office:string-value="FE FE 05 A2 02 77 1E 16" calcext:value-type="string">
            <text:p>FE FE 05 A2 02 77 1E 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&quot;FE FE 05 A2 &quot;&amp;LEFT(DEC2HEX([.A633]; 4);2)&amp;&quot; &quot;&amp;RIGHT(DEC2HEX([.A633]; 4);2)&amp;&quot; &quot;&amp;(RIGHT(DEC2HEX(HEX2DEC(&quot;05&quot;)+HEX2DEC(&quot;A2&quot;)+HEX2DEC(DEC2HEX([.A633]; 4));4); 2))&amp;&quot; 16&quot;)" office:value-type="string" office:string-value="FE FE 05 A2 02 78 1F 16" calcext:value-type="string">
            <text:p>FE FE 05 A2 02 78 1F 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&quot;FE FE 05 A2 &quot;&amp;LEFT(DEC2HEX([.A634]; 4);2)&amp;&quot; &quot;&amp;RIGHT(DEC2HEX([.A634]; 4);2)&amp;&quot; &quot;&amp;(RIGHT(DEC2HEX(HEX2DEC(&quot;05&quot;)+HEX2DEC(&quot;A2&quot;)+HEX2DEC(DEC2HEX([.A634]; 4));4); 2))&amp;&quot; 16&quot;)" office:value-type="string" office:string-value="FE FE 05 A2 02 79 20 16" calcext:value-type="string">
            <text:p>FE FE 05 A2 02 79 20 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&quot;FE FE 05 A2 &quot;&amp;LEFT(DEC2HEX([.A635]; 4);2)&amp;&quot; &quot;&amp;RIGHT(DEC2HEX([.A635]; 4);2)&amp;&quot; &quot;&amp;(RIGHT(DEC2HEX(HEX2DEC(&quot;05&quot;)+HEX2DEC(&quot;A2&quot;)+HEX2DEC(DEC2HEX([.A635]; 4));4); 2))&amp;&quot; 16&quot;)" office:value-type="string" office:string-value="FE FE 05 A2 02 7A 21 16" calcext:value-type="string">
            <text:p>FE FE 05 A2 02 7A 21 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&quot;FE FE 05 A2 &quot;&amp;LEFT(DEC2HEX([.A636]; 4);2)&amp;&quot; &quot;&amp;RIGHT(DEC2HEX([.A636]; 4);2)&amp;&quot; &quot;&amp;(RIGHT(DEC2HEX(HEX2DEC(&quot;05&quot;)+HEX2DEC(&quot;A2&quot;)+HEX2DEC(DEC2HEX([.A636]; 4));4); 2))&amp;&quot; 16&quot;)" office:value-type="string" office:string-value="FE FE 05 A2 02 7B 22 16" calcext:value-type="string">
            <text:p>FE FE 05 A2 02 7B 22 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&quot;FE FE 05 A2 &quot;&amp;LEFT(DEC2HEX([.A637]; 4);2)&amp;&quot; &quot;&amp;RIGHT(DEC2HEX([.A637]; 4);2)&amp;&quot; &quot;&amp;(RIGHT(DEC2HEX(HEX2DEC(&quot;05&quot;)+HEX2DEC(&quot;A2&quot;)+HEX2DEC(DEC2HEX([.A637]; 4));4); 2))&amp;&quot; 16&quot;)" office:value-type="string" office:string-value="FE FE 05 A2 02 7C 23 16" calcext:value-type="string">
            <text:p>FE FE 05 A2 02 7C 23 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&quot;FE FE 05 A2 &quot;&amp;LEFT(DEC2HEX([.A638]; 4);2)&amp;&quot; &quot;&amp;RIGHT(DEC2HEX([.A638]; 4);2)&amp;&quot; &quot;&amp;(RIGHT(DEC2HEX(HEX2DEC(&quot;05&quot;)+HEX2DEC(&quot;A2&quot;)+HEX2DEC(DEC2HEX([.A638]; 4));4); 2))&amp;&quot; 16&quot;)" office:value-type="string" office:string-value="FE FE 05 A2 02 7D 24 16" calcext:value-type="string">
            <text:p>FE FE 05 A2 02 7D 24 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&quot;FE FE 05 A2 &quot;&amp;LEFT(DEC2HEX([.A639]; 4);2)&amp;&quot; &quot;&amp;RIGHT(DEC2HEX([.A639]; 4);2)&amp;&quot; &quot;&amp;(RIGHT(DEC2HEX(HEX2DEC(&quot;05&quot;)+HEX2DEC(&quot;A2&quot;)+HEX2DEC(DEC2HEX([.A639]; 4));4); 2))&amp;&quot; 16&quot;)" office:value-type="string" office:string-value="FE FE 05 A2 02 7E 25 16" calcext:value-type="string">
            <text:p>FE FE 05 A2 02 7E 25 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&quot;FE FE 05 A2 &quot;&amp;LEFT(DEC2HEX([.A640]; 4);2)&amp;&quot; &quot;&amp;RIGHT(DEC2HEX([.A640]; 4);2)&amp;&quot; &quot;&amp;(RIGHT(DEC2HEX(HEX2DEC(&quot;05&quot;)+HEX2DEC(&quot;A2&quot;)+HEX2DEC(DEC2HEX([.A640]; 4));4); 2))&amp;&quot; 16&quot;)" office:value-type="string" office:string-value="FE FE 05 A2 02 7F 26 16" calcext:value-type="string">
            <text:p>FE FE 05 A2 02 7F 26 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&quot;FE FE 05 A2 &quot;&amp;LEFT(DEC2HEX([.A641]; 4);2)&amp;&quot; &quot;&amp;RIGHT(DEC2HEX([.A641]; 4);2)&amp;&quot; &quot;&amp;(RIGHT(DEC2HEX(HEX2DEC(&quot;05&quot;)+HEX2DEC(&quot;A2&quot;)+HEX2DEC(DEC2HEX([.A641]; 4));4); 2))&amp;&quot; 16&quot;)" office:value-type="string" office:string-value="FE FE 05 A2 02 80 27 16" calcext:value-type="string">
            <text:p>FE FE 05 A2 02 80 27 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&quot;FE FE 05 A2 &quot;&amp;LEFT(DEC2HEX([.A642]; 4);2)&amp;&quot; &quot;&amp;RIGHT(DEC2HEX([.A642]; 4);2)&amp;&quot; &quot;&amp;(RIGHT(DEC2HEX(HEX2DEC(&quot;05&quot;)+HEX2DEC(&quot;A2&quot;)+HEX2DEC(DEC2HEX([.A642]; 4));4); 2))&amp;&quot; 16&quot;)" office:value-type="string" office:string-value="FE FE 05 A2 02 81 28 16" calcext:value-type="string">
            <text:p>FE FE 05 A2 02 81 28 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&quot;FE FE 05 A2 &quot;&amp;LEFT(DEC2HEX([.A643]; 4);2)&amp;&quot; &quot;&amp;RIGHT(DEC2HEX([.A643]; 4);2)&amp;&quot; &quot;&amp;(RIGHT(DEC2HEX(HEX2DEC(&quot;05&quot;)+HEX2DEC(&quot;A2&quot;)+HEX2DEC(DEC2HEX([.A643]; 4));4); 2))&amp;&quot; 16&quot;)" office:value-type="string" office:string-value="FE FE 05 A2 02 82 29 16" calcext:value-type="string">
            <text:p>FE FE 05 A2 02 82 29 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&quot;FE FE 05 A2 &quot;&amp;LEFT(DEC2HEX([.A644]; 4);2)&amp;&quot; &quot;&amp;RIGHT(DEC2HEX([.A644]; 4);2)&amp;&quot; &quot;&amp;(RIGHT(DEC2HEX(HEX2DEC(&quot;05&quot;)+HEX2DEC(&quot;A2&quot;)+HEX2DEC(DEC2HEX([.A644]; 4));4); 2))&amp;&quot; 16&quot;)" office:value-type="string" office:string-value="FE FE 05 A2 02 83 2A 16" calcext:value-type="string">
            <text:p>FE FE 05 A2 02 83 2A 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&quot;FE FE 05 A2 &quot;&amp;LEFT(DEC2HEX([.A645]; 4);2)&amp;&quot; &quot;&amp;RIGHT(DEC2HEX([.A645]; 4);2)&amp;&quot; &quot;&amp;(RIGHT(DEC2HEX(HEX2DEC(&quot;05&quot;)+HEX2DEC(&quot;A2&quot;)+HEX2DEC(DEC2HEX([.A645]; 4));4); 2))&amp;&quot; 16&quot;)" office:value-type="string" office:string-value="FE FE 05 A2 02 84 2B 16" calcext:value-type="string">
            <text:p>FE FE 05 A2 02 84 2B 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&quot;FE FE 05 A2 &quot;&amp;LEFT(DEC2HEX([.A646]; 4);2)&amp;&quot; &quot;&amp;RIGHT(DEC2HEX([.A646]; 4);2)&amp;&quot; &quot;&amp;(RIGHT(DEC2HEX(HEX2DEC(&quot;05&quot;)+HEX2DEC(&quot;A2&quot;)+HEX2DEC(DEC2HEX([.A646]; 4));4); 2))&amp;&quot; 16&quot;)" office:value-type="string" office:string-value="FE FE 05 A2 02 85 2C 16" calcext:value-type="string">
            <text:p>FE FE 05 A2 02 85 2C 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&quot;FE FE 05 A2 &quot;&amp;LEFT(DEC2HEX([.A647]; 4);2)&amp;&quot; &quot;&amp;RIGHT(DEC2HEX([.A647]; 4);2)&amp;&quot; &quot;&amp;(RIGHT(DEC2HEX(HEX2DEC(&quot;05&quot;)+HEX2DEC(&quot;A2&quot;)+HEX2DEC(DEC2HEX([.A647]; 4));4); 2))&amp;&quot; 16&quot;)" office:value-type="string" office:string-value="FE FE 05 A2 02 86 2D 16" calcext:value-type="string">
            <text:p>FE FE 05 A2 02 86 2D 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&quot;FE FE 05 A2 &quot;&amp;LEFT(DEC2HEX([.A648]; 4);2)&amp;&quot; &quot;&amp;RIGHT(DEC2HEX([.A648]; 4);2)&amp;&quot; &quot;&amp;(RIGHT(DEC2HEX(HEX2DEC(&quot;05&quot;)+HEX2DEC(&quot;A2&quot;)+HEX2DEC(DEC2HEX([.A648]; 4));4); 2))&amp;&quot; 16&quot;)" office:value-type="string" office:string-value="FE FE 05 A2 02 87 2E 16" calcext:value-type="string">
            <text:p>FE FE 05 A2 02 87 2E 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&quot;FE FE 05 A2 &quot;&amp;LEFT(DEC2HEX([.A649]; 4);2)&amp;&quot; &quot;&amp;RIGHT(DEC2HEX([.A649]; 4);2)&amp;&quot; &quot;&amp;(RIGHT(DEC2HEX(HEX2DEC(&quot;05&quot;)+HEX2DEC(&quot;A2&quot;)+HEX2DEC(DEC2HEX([.A649]; 4));4); 2))&amp;&quot; 16&quot;)" office:value-type="string" office:string-value="FE FE 05 A2 02 88 2F 16" calcext:value-type="string">
            <text:p>FE FE 05 A2 02 88 2F 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&quot;FE FE 05 A2 &quot;&amp;LEFT(DEC2HEX([.A650]; 4);2)&amp;&quot; &quot;&amp;RIGHT(DEC2HEX([.A650]; 4);2)&amp;&quot; &quot;&amp;(RIGHT(DEC2HEX(HEX2DEC(&quot;05&quot;)+HEX2DEC(&quot;A2&quot;)+HEX2DEC(DEC2HEX([.A650]; 4));4); 2))&amp;&quot; 16&quot;)" office:value-type="string" office:string-value="FE FE 05 A2 02 89 30 16" calcext:value-type="string">
            <text:p>FE FE 05 A2 02 89 30 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&quot;FE FE 05 A2 &quot;&amp;LEFT(DEC2HEX([.A651]; 4);2)&amp;&quot; &quot;&amp;RIGHT(DEC2HEX([.A651]; 4);2)&amp;&quot; &quot;&amp;(RIGHT(DEC2HEX(HEX2DEC(&quot;05&quot;)+HEX2DEC(&quot;A2&quot;)+HEX2DEC(DEC2HEX([.A651]; 4));4); 2))&amp;&quot; 16&quot;)" office:value-type="string" office:string-value="FE FE 05 A2 02 8A 31 16" calcext:value-type="string">
            <text:p>FE FE 05 A2 02 8A 31 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&quot;FE FE 05 A2 &quot;&amp;LEFT(DEC2HEX([.A652]; 4);2)&amp;&quot; &quot;&amp;RIGHT(DEC2HEX([.A652]; 4);2)&amp;&quot; &quot;&amp;(RIGHT(DEC2HEX(HEX2DEC(&quot;05&quot;)+HEX2DEC(&quot;A2&quot;)+HEX2DEC(DEC2HEX([.A652]; 4));4); 2))&amp;&quot; 16&quot;)" office:value-type="string" office:string-value="FE FE 05 A2 02 8B 32 16" calcext:value-type="string">
            <text:p>FE FE 05 A2 02 8B 32 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&quot;FE FE 05 A2 &quot;&amp;LEFT(DEC2HEX([.A653]; 4);2)&amp;&quot; &quot;&amp;RIGHT(DEC2HEX([.A653]; 4);2)&amp;&quot; &quot;&amp;(RIGHT(DEC2HEX(HEX2DEC(&quot;05&quot;)+HEX2DEC(&quot;A2&quot;)+HEX2DEC(DEC2HEX([.A653]; 4));4); 2))&amp;&quot; 16&quot;)" office:value-type="string" office:string-value="FE FE 05 A2 02 8C 33 16" calcext:value-type="string">
            <text:p>FE FE 05 A2 02 8C 33 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&quot;FE FE 05 A2 &quot;&amp;LEFT(DEC2HEX([.A654]; 4);2)&amp;&quot; &quot;&amp;RIGHT(DEC2HEX([.A654]; 4);2)&amp;&quot; &quot;&amp;(RIGHT(DEC2HEX(HEX2DEC(&quot;05&quot;)+HEX2DEC(&quot;A2&quot;)+HEX2DEC(DEC2HEX([.A654]; 4));4); 2))&amp;&quot; 16&quot;)" office:value-type="string" office:string-value="FE FE 05 A2 02 8D 34 16" calcext:value-type="string">
            <text:p>FE FE 05 A2 02 8D 34 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&quot;FE FE 05 A2 &quot;&amp;LEFT(DEC2HEX([.A655]; 4);2)&amp;&quot; &quot;&amp;RIGHT(DEC2HEX([.A655]; 4);2)&amp;&quot; &quot;&amp;(RIGHT(DEC2HEX(HEX2DEC(&quot;05&quot;)+HEX2DEC(&quot;A2&quot;)+HEX2DEC(DEC2HEX([.A655]; 4));4); 2))&amp;&quot; 16&quot;)" office:value-type="string" office:string-value="FE FE 05 A2 02 8E 35 16" calcext:value-type="string">
            <text:p>FE FE 05 A2 02 8E 35 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&quot;FE FE 05 A2 &quot;&amp;LEFT(DEC2HEX([.A656]; 4);2)&amp;&quot; &quot;&amp;RIGHT(DEC2HEX([.A656]; 4);2)&amp;&quot; &quot;&amp;(RIGHT(DEC2HEX(HEX2DEC(&quot;05&quot;)+HEX2DEC(&quot;A2&quot;)+HEX2DEC(DEC2HEX([.A656]; 4));4); 2))&amp;&quot; 16&quot;)" office:value-type="string" office:string-value="FE FE 05 A2 02 8F 36 16" calcext:value-type="string">
            <text:p>FE FE 05 A2 02 8F 36 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&quot;FE FE 05 A2 &quot;&amp;LEFT(DEC2HEX([.A657]; 4);2)&amp;&quot; &quot;&amp;RIGHT(DEC2HEX([.A657]; 4);2)&amp;&quot; &quot;&amp;(RIGHT(DEC2HEX(HEX2DEC(&quot;05&quot;)+HEX2DEC(&quot;A2&quot;)+HEX2DEC(DEC2HEX([.A657]; 4));4); 2))&amp;&quot; 16&quot;)" office:value-type="string" office:string-value="FE FE 05 A2 02 90 37 16" calcext:value-type="string">
            <text:p>FE FE 05 A2 02 90 37 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&quot;FE FE 05 A2 &quot;&amp;LEFT(DEC2HEX([.A658]; 4);2)&amp;&quot; &quot;&amp;RIGHT(DEC2HEX([.A658]; 4);2)&amp;&quot; &quot;&amp;(RIGHT(DEC2HEX(HEX2DEC(&quot;05&quot;)+HEX2DEC(&quot;A2&quot;)+HEX2DEC(DEC2HEX([.A658]; 4));4); 2))&amp;&quot; 16&quot;)" office:value-type="string" office:string-value="FE FE 05 A2 02 91 38 16" calcext:value-type="string">
            <text:p>FE FE 05 A2 02 91 38 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&quot;FE FE 05 A2 &quot;&amp;LEFT(DEC2HEX([.A659]; 4);2)&amp;&quot; &quot;&amp;RIGHT(DEC2HEX([.A659]; 4);2)&amp;&quot; &quot;&amp;(RIGHT(DEC2HEX(HEX2DEC(&quot;05&quot;)+HEX2DEC(&quot;A2&quot;)+HEX2DEC(DEC2HEX([.A659]; 4));4); 2))&amp;&quot; 16&quot;)" office:value-type="string" office:string-value="FE FE 05 A2 02 92 39 16" calcext:value-type="string">
            <text:p>FE FE 05 A2 02 92 39 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&quot;FE FE 05 A2 &quot;&amp;LEFT(DEC2HEX([.A660]; 4);2)&amp;&quot; &quot;&amp;RIGHT(DEC2HEX([.A660]; 4);2)&amp;&quot; &quot;&amp;(RIGHT(DEC2HEX(HEX2DEC(&quot;05&quot;)+HEX2DEC(&quot;A2&quot;)+HEX2DEC(DEC2HEX([.A660]; 4));4); 2))&amp;&quot; 16&quot;)" office:value-type="string" office:string-value="FE FE 05 A2 02 93 3A 16" calcext:value-type="string">
            <text:p>FE FE 05 A2 02 93 3A 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&quot;FE FE 05 A2 &quot;&amp;LEFT(DEC2HEX([.A661]; 4);2)&amp;&quot; &quot;&amp;RIGHT(DEC2HEX([.A661]; 4);2)&amp;&quot; &quot;&amp;(RIGHT(DEC2HEX(HEX2DEC(&quot;05&quot;)+HEX2DEC(&quot;A2&quot;)+HEX2DEC(DEC2HEX([.A661]; 4));4); 2))&amp;&quot; 16&quot;)" office:value-type="string" office:string-value="FE FE 05 A2 02 94 3B 16" calcext:value-type="string">
            <text:p>FE FE 05 A2 02 94 3B 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&quot;FE FE 05 A2 &quot;&amp;LEFT(DEC2HEX([.A662]; 4);2)&amp;&quot; &quot;&amp;RIGHT(DEC2HEX([.A662]; 4);2)&amp;&quot; &quot;&amp;(RIGHT(DEC2HEX(HEX2DEC(&quot;05&quot;)+HEX2DEC(&quot;A2&quot;)+HEX2DEC(DEC2HEX([.A662]; 4));4); 2))&amp;&quot; 16&quot;)" office:value-type="string" office:string-value="FE FE 05 A2 02 95 3C 16" calcext:value-type="string">
            <text:p>FE FE 05 A2 02 95 3C 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&quot;FE FE 05 A2 &quot;&amp;LEFT(DEC2HEX([.A663]; 4);2)&amp;&quot; &quot;&amp;RIGHT(DEC2HEX([.A663]; 4);2)&amp;&quot; &quot;&amp;(RIGHT(DEC2HEX(HEX2DEC(&quot;05&quot;)+HEX2DEC(&quot;A2&quot;)+HEX2DEC(DEC2HEX([.A663]; 4));4); 2))&amp;&quot; 16&quot;)" office:value-type="string" office:string-value="FE FE 05 A2 02 96 3D 16" calcext:value-type="string">
            <text:p>FE FE 05 A2 02 96 3D 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&quot;FE FE 05 A2 &quot;&amp;LEFT(DEC2HEX([.A664]; 4);2)&amp;&quot; &quot;&amp;RIGHT(DEC2HEX([.A664]; 4);2)&amp;&quot; &quot;&amp;(RIGHT(DEC2HEX(HEX2DEC(&quot;05&quot;)+HEX2DEC(&quot;A2&quot;)+HEX2DEC(DEC2HEX([.A664]; 4));4); 2))&amp;&quot; 16&quot;)" office:value-type="string" office:string-value="FE FE 05 A2 02 97 3E 16" calcext:value-type="string">
            <text:p>FE FE 05 A2 02 97 3E 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&quot;FE FE 05 A2 &quot;&amp;LEFT(DEC2HEX([.A665]; 4);2)&amp;&quot; &quot;&amp;RIGHT(DEC2HEX([.A665]; 4);2)&amp;&quot; &quot;&amp;(RIGHT(DEC2HEX(HEX2DEC(&quot;05&quot;)+HEX2DEC(&quot;A2&quot;)+HEX2DEC(DEC2HEX([.A665]; 4));4); 2))&amp;&quot; 16&quot;)" office:value-type="string" office:string-value="FE FE 05 A2 02 98 3F 16" calcext:value-type="string">
            <text:p>FE FE 05 A2 02 98 3F 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&quot;FE FE 05 A2 &quot;&amp;LEFT(DEC2HEX([.A666]; 4);2)&amp;&quot; &quot;&amp;RIGHT(DEC2HEX([.A666]; 4);2)&amp;&quot; &quot;&amp;(RIGHT(DEC2HEX(HEX2DEC(&quot;05&quot;)+HEX2DEC(&quot;A2&quot;)+HEX2DEC(DEC2HEX([.A666]; 4));4); 2))&amp;&quot; 16&quot;)" office:value-type="string" office:string-value="FE FE 05 A2 02 99 40 16" calcext:value-type="string">
            <text:p>FE FE 05 A2 02 99 40 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&quot;FE FE 05 A2 &quot;&amp;LEFT(DEC2HEX([.A667]; 4);2)&amp;&quot; &quot;&amp;RIGHT(DEC2HEX([.A667]; 4);2)&amp;&quot; &quot;&amp;(RIGHT(DEC2HEX(HEX2DEC(&quot;05&quot;)+HEX2DEC(&quot;A2&quot;)+HEX2DEC(DEC2HEX([.A667]; 4));4); 2))&amp;&quot; 16&quot;)" office:value-type="string" office:string-value="FE FE 05 A2 02 9A 41 16" calcext:value-type="string">
            <text:p>FE FE 05 A2 02 9A 41 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&quot;FE FE 05 A2 &quot;&amp;LEFT(DEC2HEX([.A668]; 4);2)&amp;&quot; &quot;&amp;RIGHT(DEC2HEX([.A668]; 4);2)&amp;&quot; &quot;&amp;(RIGHT(DEC2HEX(HEX2DEC(&quot;05&quot;)+HEX2DEC(&quot;A2&quot;)+HEX2DEC(DEC2HEX([.A668]; 4));4); 2))&amp;&quot; 16&quot;)" office:value-type="string" office:string-value="FE FE 05 A2 02 9B 42 16" calcext:value-type="string">
            <text:p>FE FE 05 A2 02 9B 42 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&quot;FE FE 05 A2 &quot;&amp;LEFT(DEC2HEX([.A669]; 4);2)&amp;&quot; &quot;&amp;RIGHT(DEC2HEX([.A669]; 4);2)&amp;&quot; &quot;&amp;(RIGHT(DEC2HEX(HEX2DEC(&quot;05&quot;)+HEX2DEC(&quot;A2&quot;)+HEX2DEC(DEC2HEX([.A669]; 4));4); 2))&amp;&quot; 16&quot;)" office:value-type="string" office:string-value="FE FE 05 A2 02 9C 43 16" calcext:value-type="string">
            <text:p>FE FE 05 A2 02 9C 43 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&quot;FE FE 05 A2 &quot;&amp;LEFT(DEC2HEX([.A670]; 4);2)&amp;&quot; &quot;&amp;RIGHT(DEC2HEX([.A670]; 4);2)&amp;&quot; &quot;&amp;(RIGHT(DEC2HEX(HEX2DEC(&quot;05&quot;)+HEX2DEC(&quot;A2&quot;)+HEX2DEC(DEC2HEX([.A670]; 4));4); 2))&amp;&quot; 16&quot;)" office:value-type="string" office:string-value="FE FE 05 A2 02 9D 44 16" calcext:value-type="string">
            <text:p>FE FE 05 A2 02 9D 44 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&quot;FE FE 05 A2 &quot;&amp;LEFT(DEC2HEX([.A671]; 4);2)&amp;&quot; &quot;&amp;RIGHT(DEC2HEX([.A671]; 4);2)&amp;&quot; &quot;&amp;(RIGHT(DEC2HEX(HEX2DEC(&quot;05&quot;)+HEX2DEC(&quot;A2&quot;)+HEX2DEC(DEC2HEX([.A671]; 4));4); 2))&amp;&quot; 16&quot;)" office:value-type="string" office:string-value="FE FE 05 A2 02 9E 45 16" calcext:value-type="string">
            <text:p>FE FE 05 A2 02 9E 45 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&quot;FE FE 05 A2 &quot;&amp;LEFT(DEC2HEX([.A672]; 4);2)&amp;&quot; &quot;&amp;RIGHT(DEC2HEX([.A672]; 4);2)&amp;&quot; &quot;&amp;(RIGHT(DEC2HEX(HEX2DEC(&quot;05&quot;)+HEX2DEC(&quot;A2&quot;)+HEX2DEC(DEC2HEX([.A672]; 4));4); 2))&amp;&quot; 16&quot;)" office:value-type="string" office:string-value="FE FE 05 A2 02 9F 46 16" calcext:value-type="string">
            <text:p>FE FE 05 A2 02 9F 46 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&quot;FE FE 05 A2 &quot;&amp;LEFT(DEC2HEX([.A673]; 4);2)&amp;&quot; &quot;&amp;RIGHT(DEC2HEX([.A673]; 4);2)&amp;&quot; &quot;&amp;(RIGHT(DEC2HEX(HEX2DEC(&quot;05&quot;)+HEX2DEC(&quot;A2&quot;)+HEX2DEC(DEC2HEX([.A673]; 4));4); 2))&amp;&quot; 16&quot;)" office:value-type="string" office:string-value="FE FE 05 A2 02 A0 47 16" calcext:value-type="string">
            <text:p>FE FE 05 A2 02 A0 47 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&quot;FE FE 05 A2 &quot;&amp;LEFT(DEC2HEX([.A674]; 4);2)&amp;&quot; &quot;&amp;RIGHT(DEC2HEX([.A674]; 4);2)&amp;&quot; &quot;&amp;(RIGHT(DEC2HEX(HEX2DEC(&quot;05&quot;)+HEX2DEC(&quot;A2&quot;)+HEX2DEC(DEC2HEX([.A674]; 4));4); 2))&amp;&quot; 16&quot;)" office:value-type="string" office:string-value="FE FE 05 A2 02 A1 48 16" calcext:value-type="string">
            <text:p>FE FE 05 A2 02 A1 48 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&quot;FE FE 05 A2 &quot;&amp;LEFT(DEC2HEX([.A675]; 4);2)&amp;&quot; &quot;&amp;RIGHT(DEC2HEX([.A675]; 4);2)&amp;&quot; &quot;&amp;(RIGHT(DEC2HEX(HEX2DEC(&quot;05&quot;)+HEX2DEC(&quot;A2&quot;)+HEX2DEC(DEC2HEX([.A675]; 4));4); 2))&amp;&quot; 16&quot;)" office:value-type="string" office:string-value="FE FE 05 A2 02 A2 49 16" calcext:value-type="string">
            <text:p>FE FE 05 A2 02 A2 49 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&quot;FE FE 05 A2 &quot;&amp;LEFT(DEC2HEX([.A676]; 4);2)&amp;&quot; &quot;&amp;RIGHT(DEC2HEX([.A676]; 4);2)&amp;&quot; &quot;&amp;(RIGHT(DEC2HEX(HEX2DEC(&quot;05&quot;)+HEX2DEC(&quot;A2&quot;)+HEX2DEC(DEC2HEX([.A676]; 4));4); 2))&amp;&quot; 16&quot;)" office:value-type="string" office:string-value="FE FE 05 A2 02 A3 4A 16" calcext:value-type="string">
            <text:p>FE FE 05 A2 02 A3 4A 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&quot;FE FE 05 A2 &quot;&amp;LEFT(DEC2HEX([.A677]; 4);2)&amp;&quot; &quot;&amp;RIGHT(DEC2HEX([.A677]; 4);2)&amp;&quot; &quot;&amp;(RIGHT(DEC2HEX(HEX2DEC(&quot;05&quot;)+HEX2DEC(&quot;A2&quot;)+HEX2DEC(DEC2HEX([.A677]; 4));4); 2))&amp;&quot; 16&quot;)" office:value-type="string" office:string-value="FE FE 05 A2 02 A4 4B 16" calcext:value-type="string">
            <text:p>FE FE 05 A2 02 A4 4B 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&quot;FE FE 05 A2 &quot;&amp;LEFT(DEC2HEX([.A678]; 4);2)&amp;&quot; &quot;&amp;RIGHT(DEC2HEX([.A678]; 4);2)&amp;&quot; &quot;&amp;(RIGHT(DEC2HEX(HEX2DEC(&quot;05&quot;)+HEX2DEC(&quot;A2&quot;)+HEX2DEC(DEC2HEX([.A678]; 4));4); 2))&amp;&quot; 16&quot;)" office:value-type="string" office:string-value="FE FE 05 A2 02 A5 4C 16" calcext:value-type="string">
            <text:p>FE FE 05 A2 02 A5 4C 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&quot;FE FE 05 A2 &quot;&amp;LEFT(DEC2HEX([.A679]; 4);2)&amp;&quot; &quot;&amp;RIGHT(DEC2HEX([.A679]; 4);2)&amp;&quot; &quot;&amp;(RIGHT(DEC2HEX(HEX2DEC(&quot;05&quot;)+HEX2DEC(&quot;A2&quot;)+HEX2DEC(DEC2HEX([.A679]; 4));4); 2))&amp;&quot; 16&quot;)" office:value-type="string" office:string-value="FE FE 05 A2 02 A6 4D 16" calcext:value-type="string">
            <text:p>FE FE 05 A2 02 A6 4D 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&quot;FE FE 05 A2 &quot;&amp;LEFT(DEC2HEX([.A680]; 4);2)&amp;&quot; &quot;&amp;RIGHT(DEC2HEX([.A680]; 4);2)&amp;&quot; &quot;&amp;(RIGHT(DEC2HEX(HEX2DEC(&quot;05&quot;)+HEX2DEC(&quot;A2&quot;)+HEX2DEC(DEC2HEX([.A680]; 4));4); 2))&amp;&quot; 16&quot;)" office:value-type="string" office:string-value="FE FE 05 A2 02 A7 4E 16" calcext:value-type="string">
            <text:p>FE FE 05 A2 02 A7 4E 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&quot;FE FE 05 A2 &quot;&amp;LEFT(DEC2HEX([.A681]; 4);2)&amp;&quot; &quot;&amp;RIGHT(DEC2HEX([.A681]; 4);2)&amp;&quot; &quot;&amp;(RIGHT(DEC2HEX(HEX2DEC(&quot;05&quot;)+HEX2DEC(&quot;A2&quot;)+HEX2DEC(DEC2HEX([.A681]; 4));4); 2))&amp;&quot; 16&quot;)" office:value-type="string" office:string-value="FE FE 05 A2 02 A8 4F 16" calcext:value-type="string">
            <text:p>FE FE 05 A2 02 A8 4F 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&quot;FE FE 05 A2 &quot;&amp;LEFT(DEC2HEX([.A682]; 4);2)&amp;&quot; &quot;&amp;RIGHT(DEC2HEX([.A682]; 4);2)&amp;&quot; &quot;&amp;(RIGHT(DEC2HEX(HEX2DEC(&quot;05&quot;)+HEX2DEC(&quot;A2&quot;)+HEX2DEC(DEC2HEX([.A682]; 4));4); 2))&amp;&quot; 16&quot;)" office:value-type="string" office:string-value="FE FE 05 A2 02 A9 50 16" calcext:value-type="string">
            <text:p>FE FE 05 A2 02 A9 50 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&quot;FE FE 05 A2 &quot;&amp;LEFT(DEC2HEX([.A683]; 4);2)&amp;&quot; &quot;&amp;RIGHT(DEC2HEX([.A683]; 4);2)&amp;&quot; &quot;&amp;(RIGHT(DEC2HEX(HEX2DEC(&quot;05&quot;)+HEX2DEC(&quot;A2&quot;)+HEX2DEC(DEC2HEX([.A683]; 4));4); 2))&amp;&quot; 16&quot;)" office:value-type="string" office:string-value="FE FE 05 A2 02 AA 51 16" calcext:value-type="string">
            <text:p>FE FE 05 A2 02 AA 51 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&quot;FE FE 05 A2 &quot;&amp;LEFT(DEC2HEX([.A684]; 4);2)&amp;&quot; &quot;&amp;RIGHT(DEC2HEX([.A684]; 4);2)&amp;&quot; &quot;&amp;(RIGHT(DEC2HEX(HEX2DEC(&quot;05&quot;)+HEX2DEC(&quot;A2&quot;)+HEX2DEC(DEC2HEX([.A684]; 4));4); 2))&amp;&quot; 16&quot;)" office:value-type="string" office:string-value="FE FE 05 A2 02 AB 52 16" calcext:value-type="string">
            <text:p>FE FE 05 A2 02 AB 52 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&quot;FE FE 05 A2 &quot;&amp;LEFT(DEC2HEX([.A685]; 4);2)&amp;&quot; &quot;&amp;RIGHT(DEC2HEX([.A685]; 4);2)&amp;&quot; &quot;&amp;(RIGHT(DEC2HEX(HEX2DEC(&quot;05&quot;)+HEX2DEC(&quot;A2&quot;)+HEX2DEC(DEC2HEX([.A685]; 4));4); 2))&amp;&quot; 16&quot;)" office:value-type="string" office:string-value="FE FE 05 A2 02 AC 53 16" calcext:value-type="string">
            <text:p>FE FE 05 A2 02 AC 53 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&quot;FE FE 05 A2 &quot;&amp;LEFT(DEC2HEX([.A686]; 4);2)&amp;&quot; &quot;&amp;RIGHT(DEC2HEX([.A686]; 4);2)&amp;&quot; &quot;&amp;(RIGHT(DEC2HEX(HEX2DEC(&quot;05&quot;)+HEX2DEC(&quot;A2&quot;)+HEX2DEC(DEC2HEX([.A686]; 4));4); 2))&amp;&quot; 16&quot;)" office:value-type="string" office:string-value="FE FE 05 A2 02 AD 54 16" calcext:value-type="string">
            <text:p>FE FE 05 A2 02 AD 54 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&quot;FE FE 05 A2 &quot;&amp;LEFT(DEC2HEX([.A687]; 4);2)&amp;&quot; &quot;&amp;RIGHT(DEC2HEX([.A687]; 4);2)&amp;&quot; &quot;&amp;(RIGHT(DEC2HEX(HEX2DEC(&quot;05&quot;)+HEX2DEC(&quot;A2&quot;)+HEX2DEC(DEC2HEX([.A687]; 4));4); 2))&amp;&quot; 16&quot;)" office:value-type="string" office:string-value="FE FE 05 A2 02 AE 55 16" calcext:value-type="string">
            <text:p>FE FE 05 A2 02 AE 55 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&quot;FE FE 05 A2 &quot;&amp;LEFT(DEC2HEX([.A688]; 4);2)&amp;&quot; &quot;&amp;RIGHT(DEC2HEX([.A688]; 4);2)&amp;&quot; &quot;&amp;(RIGHT(DEC2HEX(HEX2DEC(&quot;05&quot;)+HEX2DEC(&quot;A2&quot;)+HEX2DEC(DEC2HEX([.A688]; 4));4); 2))&amp;&quot; 16&quot;)" office:value-type="string" office:string-value="FE FE 05 A2 02 AF 56 16" calcext:value-type="string">
            <text:p>FE FE 05 A2 02 AF 56 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&quot;FE FE 05 A2 &quot;&amp;LEFT(DEC2HEX([.A689]; 4);2)&amp;&quot; &quot;&amp;RIGHT(DEC2HEX([.A689]; 4);2)&amp;&quot; &quot;&amp;(RIGHT(DEC2HEX(HEX2DEC(&quot;05&quot;)+HEX2DEC(&quot;A2&quot;)+HEX2DEC(DEC2HEX([.A689]; 4));4); 2))&amp;&quot; 16&quot;)" office:value-type="string" office:string-value="FE FE 05 A2 02 B0 57 16" calcext:value-type="string">
            <text:p>FE FE 05 A2 02 B0 57 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&quot;FE FE 05 A2 &quot;&amp;LEFT(DEC2HEX([.A690]; 4);2)&amp;&quot; &quot;&amp;RIGHT(DEC2HEX([.A690]; 4);2)&amp;&quot; &quot;&amp;(RIGHT(DEC2HEX(HEX2DEC(&quot;05&quot;)+HEX2DEC(&quot;A2&quot;)+HEX2DEC(DEC2HEX([.A690]; 4));4); 2))&amp;&quot; 16&quot;)" office:value-type="string" office:string-value="FE FE 05 A2 02 B1 58 16" calcext:value-type="string">
            <text:p>FE FE 05 A2 02 B1 58 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&quot;FE FE 05 A2 &quot;&amp;LEFT(DEC2HEX([.A691]; 4);2)&amp;&quot; &quot;&amp;RIGHT(DEC2HEX([.A691]; 4);2)&amp;&quot; &quot;&amp;(RIGHT(DEC2HEX(HEX2DEC(&quot;05&quot;)+HEX2DEC(&quot;A2&quot;)+HEX2DEC(DEC2HEX([.A691]; 4));4); 2))&amp;&quot; 16&quot;)" office:value-type="string" office:string-value="FE FE 05 A2 02 B2 59 16" calcext:value-type="string">
            <text:p>FE FE 05 A2 02 B2 59 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&quot;FE FE 05 A2 &quot;&amp;LEFT(DEC2HEX([.A692]; 4);2)&amp;&quot; &quot;&amp;RIGHT(DEC2HEX([.A692]; 4);2)&amp;&quot; &quot;&amp;(RIGHT(DEC2HEX(HEX2DEC(&quot;05&quot;)+HEX2DEC(&quot;A2&quot;)+HEX2DEC(DEC2HEX([.A692]; 4));4); 2))&amp;&quot; 16&quot;)" office:value-type="string" office:string-value="FE FE 05 A2 02 B3 5A 16" calcext:value-type="string">
            <text:p>FE FE 05 A2 02 B3 5A 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&quot;FE FE 05 A2 &quot;&amp;LEFT(DEC2HEX([.A693]; 4);2)&amp;&quot; &quot;&amp;RIGHT(DEC2HEX([.A693]; 4);2)&amp;&quot; &quot;&amp;(RIGHT(DEC2HEX(HEX2DEC(&quot;05&quot;)+HEX2DEC(&quot;A2&quot;)+HEX2DEC(DEC2HEX([.A693]; 4));4); 2))&amp;&quot; 16&quot;)" office:value-type="string" office:string-value="FE FE 05 A2 02 B4 5B 16" calcext:value-type="string">
            <text:p>FE FE 05 A2 02 B4 5B 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&quot;FE FE 05 A2 &quot;&amp;LEFT(DEC2HEX([.A694]; 4);2)&amp;&quot; &quot;&amp;RIGHT(DEC2HEX([.A694]; 4);2)&amp;&quot; &quot;&amp;(RIGHT(DEC2HEX(HEX2DEC(&quot;05&quot;)+HEX2DEC(&quot;A2&quot;)+HEX2DEC(DEC2HEX([.A694]; 4));4); 2))&amp;&quot; 16&quot;)" office:value-type="string" office:string-value="FE FE 05 A2 02 B5 5C 16" calcext:value-type="string">
            <text:p>FE FE 05 A2 02 B5 5C 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&quot;FE FE 05 A2 &quot;&amp;LEFT(DEC2HEX([.A695]; 4);2)&amp;&quot; &quot;&amp;RIGHT(DEC2HEX([.A695]; 4);2)&amp;&quot; &quot;&amp;(RIGHT(DEC2HEX(HEX2DEC(&quot;05&quot;)+HEX2DEC(&quot;A2&quot;)+HEX2DEC(DEC2HEX([.A695]; 4));4); 2))&amp;&quot; 16&quot;)" office:value-type="string" office:string-value="FE FE 05 A2 02 B6 5D 16" calcext:value-type="string">
            <text:p>FE FE 05 A2 02 B6 5D 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&quot;FE FE 05 A2 &quot;&amp;LEFT(DEC2HEX([.A696]; 4);2)&amp;&quot; &quot;&amp;RIGHT(DEC2HEX([.A696]; 4);2)&amp;&quot; &quot;&amp;(RIGHT(DEC2HEX(HEX2DEC(&quot;05&quot;)+HEX2DEC(&quot;A2&quot;)+HEX2DEC(DEC2HEX([.A696]; 4));4); 2))&amp;&quot; 16&quot;)" office:value-type="string" office:string-value="FE FE 05 A2 02 B7 5E 16" calcext:value-type="string">
            <text:p>FE FE 05 A2 02 B7 5E 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&quot;FE FE 05 A2 &quot;&amp;LEFT(DEC2HEX([.A697]; 4);2)&amp;&quot; &quot;&amp;RIGHT(DEC2HEX([.A697]; 4);2)&amp;&quot; &quot;&amp;(RIGHT(DEC2HEX(HEX2DEC(&quot;05&quot;)+HEX2DEC(&quot;A2&quot;)+HEX2DEC(DEC2HEX([.A697]; 4));4); 2))&amp;&quot; 16&quot;)" office:value-type="string" office:string-value="FE FE 05 A2 02 B8 5F 16" calcext:value-type="string">
            <text:p>FE FE 05 A2 02 B8 5F 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&quot;FE FE 05 A2 &quot;&amp;LEFT(DEC2HEX([.A698]; 4);2)&amp;&quot; &quot;&amp;RIGHT(DEC2HEX([.A698]; 4);2)&amp;&quot; &quot;&amp;(RIGHT(DEC2HEX(HEX2DEC(&quot;05&quot;)+HEX2DEC(&quot;A2&quot;)+HEX2DEC(DEC2HEX([.A698]; 4));4); 2))&amp;&quot; 16&quot;)" office:value-type="string" office:string-value="FE FE 05 A2 02 B9 60 16" calcext:value-type="string">
            <text:p>FE FE 05 A2 02 B9 60 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&quot;FE FE 05 A2 &quot;&amp;LEFT(DEC2HEX([.A699]; 4);2)&amp;&quot; &quot;&amp;RIGHT(DEC2HEX([.A699]; 4);2)&amp;&quot; &quot;&amp;(RIGHT(DEC2HEX(HEX2DEC(&quot;05&quot;)+HEX2DEC(&quot;A2&quot;)+HEX2DEC(DEC2HEX([.A699]; 4));4); 2))&amp;&quot; 16&quot;)" office:value-type="string" office:string-value="FE FE 05 A2 02 BA 61 16" calcext:value-type="string">
            <text:p>FE FE 05 A2 02 BA 61 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&quot;FE FE 05 A2 &quot;&amp;LEFT(DEC2HEX([.A700]; 4);2)&amp;&quot; &quot;&amp;RIGHT(DEC2HEX([.A700]; 4);2)&amp;&quot; &quot;&amp;(RIGHT(DEC2HEX(HEX2DEC(&quot;05&quot;)+HEX2DEC(&quot;A2&quot;)+HEX2DEC(DEC2HEX([.A700]; 4));4); 2))&amp;&quot; 16&quot;)" office:value-type="string" office:string-value="FE FE 05 A2 02 BB 62 16" calcext:value-type="string">
            <text:p>FE FE 05 A2 02 BB 62 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&quot;FE FE 05 A2 &quot;&amp;LEFT(DEC2HEX([.A701]; 4);2)&amp;&quot; &quot;&amp;RIGHT(DEC2HEX([.A701]; 4);2)&amp;&quot; &quot;&amp;(RIGHT(DEC2HEX(HEX2DEC(&quot;05&quot;)+HEX2DEC(&quot;A2&quot;)+HEX2DEC(DEC2HEX([.A701]; 4));4); 2))&amp;&quot; 16&quot;)" office:value-type="string" office:string-value="FE FE 05 A2 02 BC 63 16" calcext:value-type="string">
            <text:p>FE FE 05 A2 02 BC 63 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&quot;FE FE 05 A2 &quot;&amp;LEFT(DEC2HEX([.A702]; 4);2)&amp;&quot; &quot;&amp;RIGHT(DEC2HEX([.A702]; 4);2)&amp;&quot; &quot;&amp;(RIGHT(DEC2HEX(HEX2DEC(&quot;05&quot;)+HEX2DEC(&quot;A2&quot;)+HEX2DEC(DEC2HEX([.A702]; 4));4); 2))&amp;&quot; 16&quot;)" office:value-type="string" office:string-value="FE FE 05 A2 02 BD 64 16" calcext:value-type="string">
            <text:p>FE FE 05 A2 02 BD 64 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&quot;FE FE 05 A2 &quot;&amp;LEFT(DEC2HEX([.A703]; 4);2)&amp;&quot; &quot;&amp;RIGHT(DEC2HEX([.A703]; 4);2)&amp;&quot; &quot;&amp;(RIGHT(DEC2HEX(HEX2DEC(&quot;05&quot;)+HEX2DEC(&quot;A2&quot;)+HEX2DEC(DEC2HEX([.A703]; 4));4); 2))&amp;&quot; 16&quot;)" office:value-type="string" office:string-value="FE FE 05 A2 02 BE 65 16" calcext:value-type="string">
            <text:p>FE FE 05 A2 02 BE 65 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&quot;FE FE 05 A2 &quot;&amp;LEFT(DEC2HEX([.A704]; 4);2)&amp;&quot; &quot;&amp;RIGHT(DEC2HEX([.A704]; 4);2)&amp;&quot; &quot;&amp;(RIGHT(DEC2HEX(HEX2DEC(&quot;05&quot;)+HEX2DEC(&quot;A2&quot;)+HEX2DEC(DEC2HEX([.A704]; 4));4); 2))&amp;&quot; 16&quot;)" office:value-type="string" office:string-value="FE FE 05 A2 02 BF 66 16" calcext:value-type="string">
            <text:p>FE FE 05 A2 02 BF 66 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&quot;FE FE 05 A2 &quot;&amp;LEFT(DEC2HEX([.A705]; 4);2)&amp;&quot; &quot;&amp;RIGHT(DEC2HEX([.A705]; 4);2)&amp;&quot; &quot;&amp;(RIGHT(DEC2HEX(HEX2DEC(&quot;05&quot;)+HEX2DEC(&quot;A2&quot;)+HEX2DEC(DEC2HEX([.A705]; 4));4); 2))&amp;&quot; 16&quot;)" office:value-type="string" office:string-value="FE FE 05 A2 02 C0 67 16" calcext:value-type="string">
            <text:p>FE FE 05 A2 02 C0 67 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&quot;FE FE 05 A2 &quot;&amp;LEFT(DEC2HEX([.A706]; 4);2)&amp;&quot; &quot;&amp;RIGHT(DEC2HEX([.A706]; 4);2)&amp;&quot; &quot;&amp;(RIGHT(DEC2HEX(HEX2DEC(&quot;05&quot;)+HEX2DEC(&quot;A2&quot;)+HEX2DEC(DEC2HEX([.A706]; 4));4); 2))&amp;&quot; 16&quot;)" office:value-type="string" office:string-value="FE FE 05 A2 02 C1 68 16" calcext:value-type="string">
            <text:p>FE FE 05 A2 02 C1 68 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&quot;FE FE 05 A2 &quot;&amp;LEFT(DEC2HEX([.A707]; 4);2)&amp;&quot; &quot;&amp;RIGHT(DEC2HEX([.A707]; 4);2)&amp;&quot; &quot;&amp;(RIGHT(DEC2HEX(HEX2DEC(&quot;05&quot;)+HEX2DEC(&quot;A2&quot;)+HEX2DEC(DEC2HEX([.A707]; 4));4); 2))&amp;&quot; 16&quot;)" office:value-type="string" office:string-value="FE FE 05 A2 02 C2 69 16" calcext:value-type="string">
            <text:p>FE FE 05 A2 02 C2 69 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&quot;FE FE 05 A2 &quot;&amp;LEFT(DEC2HEX([.A708]; 4);2)&amp;&quot; &quot;&amp;RIGHT(DEC2HEX([.A708]; 4);2)&amp;&quot; &quot;&amp;(RIGHT(DEC2HEX(HEX2DEC(&quot;05&quot;)+HEX2DEC(&quot;A2&quot;)+HEX2DEC(DEC2HEX([.A708]; 4));4); 2))&amp;&quot; 16&quot;)" office:value-type="string" office:string-value="FE FE 05 A2 02 C3 6A 16" calcext:value-type="string">
            <text:p>FE FE 05 A2 02 C3 6A 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&quot;FE FE 05 A2 &quot;&amp;LEFT(DEC2HEX([.A709]; 4);2)&amp;&quot; &quot;&amp;RIGHT(DEC2HEX([.A709]; 4);2)&amp;&quot; &quot;&amp;(RIGHT(DEC2HEX(HEX2DEC(&quot;05&quot;)+HEX2DEC(&quot;A2&quot;)+HEX2DEC(DEC2HEX([.A709]; 4));4); 2))&amp;&quot; 16&quot;)" office:value-type="string" office:string-value="FE FE 05 A2 02 C4 6B 16" calcext:value-type="string">
            <text:p>FE FE 05 A2 02 C4 6B 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&quot;FE FE 05 A2 &quot;&amp;LEFT(DEC2HEX([.A710]; 4);2)&amp;&quot; &quot;&amp;RIGHT(DEC2HEX([.A710]; 4);2)&amp;&quot; &quot;&amp;(RIGHT(DEC2HEX(HEX2DEC(&quot;05&quot;)+HEX2DEC(&quot;A2&quot;)+HEX2DEC(DEC2HEX([.A710]; 4));4); 2))&amp;&quot; 16&quot;)" office:value-type="string" office:string-value="FE FE 05 A2 02 C5 6C 16" calcext:value-type="string">
            <text:p>FE FE 05 A2 02 C5 6C 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&quot;FE FE 05 A2 &quot;&amp;LEFT(DEC2HEX([.A711]; 4);2)&amp;&quot; &quot;&amp;RIGHT(DEC2HEX([.A711]; 4);2)&amp;&quot; &quot;&amp;(RIGHT(DEC2HEX(HEX2DEC(&quot;05&quot;)+HEX2DEC(&quot;A2&quot;)+HEX2DEC(DEC2HEX([.A711]; 4));4); 2))&amp;&quot; 16&quot;)" office:value-type="string" office:string-value="FE FE 05 A2 02 C6 6D 16" calcext:value-type="string">
            <text:p>FE FE 05 A2 02 C6 6D 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&quot;FE FE 05 A2 &quot;&amp;LEFT(DEC2HEX([.A712]; 4);2)&amp;&quot; &quot;&amp;RIGHT(DEC2HEX([.A712]; 4);2)&amp;&quot; &quot;&amp;(RIGHT(DEC2HEX(HEX2DEC(&quot;05&quot;)+HEX2DEC(&quot;A2&quot;)+HEX2DEC(DEC2HEX([.A712]; 4));4); 2))&amp;&quot; 16&quot;)" office:value-type="string" office:string-value="FE FE 05 A2 02 C7 6E 16" calcext:value-type="string">
            <text:p>FE FE 05 A2 02 C7 6E 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&quot;FE FE 05 A2 &quot;&amp;LEFT(DEC2HEX([.A713]; 4);2)&amp;&quot; &quot;&amp;RIGHT(DEC2HEX([.A713]; 4);2)&amp;&quot; &quot;&amp;(RIGHT(DEC2HEX(HEX2DEC(&quot;05&quot;)+HEX2DEC(&quot;A2&quot;)+HEX2DEC(DEC2HEX([.A713]; 4));4); 2))&amp;&quot; 16&quot;)" office:value-type="string" office:string-value="FE FE 05 A2 02 C8 6F 16" calcext:value-type="string">
            <text:p>FE FE 05 A2 02 C8 6F 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&quot;FE FE 05 A2 &quot;&amp;LEFT(DEC2HEX([.A714]; 4);2)&amp;&quot; &quot;&amp;RIGHT(DEC2HEX([.A714]; 4);2)&amp;&quot; &quot;&amp;(RIGHT(DEC2HEX(HEX2DEC(&quot;05&quot;)+HEX2DEC(&quot;A2&quot;)+HEX2DEC(DEC2HEX([.A714]; 4));4); 2))&amp;&quot; 16&quot;)" office:value-type="string" office:string-value="FE FE 05 A2 02 C9 70 16" calcext:value-type="string">
            <text:p>FE FE 05 A2 02 C9 70 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&quot;FE FE 05 A2 &quot;&amp;LEFT(DEC2HEX([.A715]; 4);2)&amp;&quot; &quot;&amp;RIGHT(DEC2HEX([.A715]; 4);2)&amp;&quot; &quot;&amp;(RIGHT(DEC2HEX(HEX2DEC(&quot;05&quot;)+HEX2DEC(&quot;A2&quot;)+HEX2DEC(DEC2HEX([.A715]; 4));4); 2))&amp;&quot; 16&quot;)" office:value-type="string" office:string-value="FE FE 05 A2 02 CA 71 16" calcext:value-type="string">
            <text:p>FE FE 05 A2 02 CA 71 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&quot;FE FE 05 A2 &quot;&amp;LEFT(DEC2HEX([.A716]; 4);2)&amp;&quot; &quot;&amp;RIGHT(DEC2HEX([.A716]; 4);2)&amp;&quot; &quot;&amp;(RIGHT(DEC2HEX(HEX2DEC(&quot;05&quot;)+HEX2DEC(&quot;A2&quot;)+HEX2DEC(DEC2HEX([.A716]; 4));4); 2))&amp;&quot; 16&quot;)" office:value-type="string" office:string-value="FE FE 05 A2 02 CB 72 16" calcext:value-type="string">
            <text:p>FE FE 05 A2 02 CB 72 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&quot;FE FE 05 A2 &quot;&amp;LEFT(DEC2HEX([.A717]; 4);2)&amp;&quot; &quot;&amp;RIGHT(DEC2HEX([.A717]; 4);2)&amp;&quot; &quot;&amp;(RIGHT(DEC2HEX(HEX2DEC(&quot;05&quot;)+HEX2DEC(&quot;A2&quot;)+HEX2DEC(DEC2HEX([.A717]; 4));4); 2))&amp;&quot; 16&quot;)" office:value-type="string" office:string-value="FE FE 05 A2 02 CC 73 16" calcext:value-type="string">
            <text:p>FE FE 05 A2 02 CC 73 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&quot;FE FE 05 A2 &quot;&amp;LEFT(DEC2HEX([.A718]; 4);2)&amp;&quot; &quot;&amp;RIGHT(DEC2HEX([.A718]; 4);2)&amp;&quot; &quot;&amp;(RIGHT(DEC2HEX(HEX2DEC(&quot;05&quot;)+HEX2DEC(&quot;A2&quot;)+HEX2DEC(DEC2HEX([.A718]; 4));4); 2))&amp;&quot; 16&quot;)" office:value-type="string" office:string-value="FE FE 05 A2 02 CD 74 16" calcext:value-type="string">
            <text:p>FE FE 05 A2 02 CD 74 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&quot;FE FE 05 A2 &quot;&amp;LEFT(DEC2HEX([.A719]; 4);2)&amp;&quot; &quot;&amp;RIGHT(DEC2HEX([.A719]; 4);2)&amp;&quot; &quot;&amp;(RIGHT(DEC2HEX(HEX2DEC(&quot;05&quot;)+HEX2DEC(&quot;A2&quot;)+HEX2DEC(DEC2HEX([.A719]; 4));4); 2))&amp;&quot; 16&quot;)" office:value-type="string" office:string-value="FE FE 05 A2 02 CE 75 16" calcext:value-type="string">
            <text:p>FE FE 05 A2 02 CE 75 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&quot;FE FE 05 A2 &quot;&amp;LEFT(DEC2HEX([.A720]; 4);2)&amp;&quot; &quot;&amp;RIGHT(DEC2HEX([.A720]; 4);2)&amp;&quot; &quot;&amp;(RIGHT(DEC2HEX(HEX2DEC(&quot;05&quot;)+HEX2DEC(&quot;A2&quot;)+HEX2DEC(DEC2HEX([.A720]; 4));4); 2))&amp;&quot; 16&quot;)" office:value-type="string" office:string-value="FE FE 05 A2 02 CF 76 16" calcext:value-type="string">
            <text:p>FE FE 05 A2 02 CF 76 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&quot;FE FE 05 A2 &quot;&amp;LEFT(DEC2HEX([.A721]; 4);2)&amp;&quot; &quot;&amp;RIGHT(DEC2HEX([.A721]; 4);2)&amp;&quot; &quot;&amp;(RIGHT(DEC2HEX(HEX2DEC(&quot;05&quot;)+HEX2DEC(&quot;A2&quot;)+HEX2DEC(DEC2HEX([.A721]; 4));4); 2))&amp;&quot; 16&quot;)" office:value-type="string" office:string-value="FE FE 05 A2 02 D0 77 16" calcext:value-type="string">
            <text:p>FE FE 05 A2 02 D0 77 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&quot;FE FE 05 A2 &quot;&amp;LEFT(DEC2HEX([.A722]; 4);2)&amp;&quot; &quot;&amp;RIGHT(DEC2HEX([.A722]; 4);2)&amp;&quot; &quot;&amp;(RIGHT(DEC2HEX(HEX2DEC(&quot;05&quot;)+HEX2DEC(&quot;A2&quot;)+HEX2DEC(DEC2HEX([.A722]; 4));4); 2))&amp;&quot; 16&quot;)" office:value-type="string" office:string-value="FE FE 05 A2 02 D1 78 16" calcext:value-type="string">
            <text:p>FE FE 05 A2 02 D1 78 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&quot;FE FE 05 A2 &quot;&amp;LEFT(DEC2HEX([.A723]; 4);2)&amp;&quot; &quot;&amp;RIGHT(DEC2HEX([.A723]; 4);2)&amp;&quot; &quot;&amp;(RIGHT(DEC2HEX(HEX2DEC(&quot;05&quot;)+HEX2DEC(&quot;A2&quot;)+HEX2DEC(DEC2HEX([.A723]; 4));4); 2))&amp;&quot; 16&quot;)" office:value-type="string" office:string-value="FE FE 05 A2 02 D2 79 16" calcext:value-type="string">
            <text:p>FE FE 05 A2 02 D2 79 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&quot;FE FE 05 A2 &quot;&amp;LEFT(DEC2HEX([.A724]; 4);2)&amp;&quot; &quot;&amp;RIGHT(DEC2HEX([.A724]; 4);2)&amp;&quot; &quot;&amp;(RIGHT(DEC2HEX(HEX2DEC(&quot;05&quot;)+HEX2DEC(&quot;A2&quot;)+HEX2DEC(DEC2HEX([.A724]; 4));4); 2))&amp;&quot; 16&quot;)" office:value-type="string" office:string-value="FE FE 05 A2 02 D3 7A 16" calcext:value-type="string">
            <text:p>FE FE 05 A2 02 D3 7A 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&quot;FE FE 05 A2 &quot;&amp;LEFT(DEC2HEX([.A725]; 4);2)&amp;&quot; &quot;&amp;RIGHT(DEC2HEX([.A725]; 4);2)&amp;&quot; &quot;&amp;(RIGHT(DEC2HEX(HEX2DEC(&quot;05&quot;)+HEX2DEC(&quot;A2&quot;)+HEX2DEC(DEC2HEX([.A725]; 4));4); 2))&amp;&quot; 16&quot;)" office:value-type="string" office:string-value="FE FE 05 A2 02 D4 7B 16" calcext:value-type="string">
            <text:p>FE FE 05 A2 02 D4 7B 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&quot;FE FE 05 A2 &quot;&amp;LEFT(DEC2HEX([.A726]; 4);2)&amp;&quot; &quot;&amp;RIGHT(DEC2HEX([.A726]; 4);2)&amp;&quot; &quot;&amp;(RIGHT(DEC2HEX(HEX2DEC(&quot;05&quot;)+HEX2DEC(&quot;A2&quot;)+HEX2DEC(DEC2HEX([.A726]; 4));4); 2))&amp;&quot; 16&quot;)" office:value-type="string" office:string-value="FE FE 05 A2 02 D5 7C 16" calcext:value-type="string">
            <text:p>FE FE 05 A2 02 D5 7C 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&quot;FE FE 05 A2 &quot;&amp;LEFT(DEC2HEX([.A727]; 4);2)&amp;&quot; &quot;&amp;RIGHT(DEC2HEX([.A727]; 4);2)&amp;&quot; &quot;&amp;(RIGHT(DEC2HEX(HEX2DEC(&quot;05&quot;)+HEX2DEC(&quot;A2&quot;)+HEX2DEC(DEC2HEX([.A727]; 4));4); 2))&amp;&quot; 16&quot;)" office:value-type="string" office:string-value="FE FE 05 A2 02 D6 7D 16" calcext:value-type="string">
            <text:p>FE FE 05 A2 02 D6 7D 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&quot;FE FE 05 A2 &quot;&amp;LEFT(DEC2HEX([.A728]; 4);2)&amp;&quot; &quot;&amp;RIGHT(DEC2HEX([.A728]; 4);2)&amp;&quot; &quot;&amp;(RIGHT(DEC2HEX(HEX2DEC(&quot;05&quot;)+HEX2DEC(&quot;A2&quot;)+HEX2DEC(DEC2HEX([.A728]; 4));4); 2))&amp;&quot; 16&quot;)" office:value-type="string" office:string-value="FE FE 05 A2 02 D7 7E 16" calcext:value-type="string">
            <text:p>FE FE 05 A2 02 D7 7E 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&quot;FE FE 05 A2 &quot;&amp;LEFT(DEC2HEX([.A729]; 4);2)&amp;&quot; &quot;&amp;RIGHT(DEC2HEX([.A729]; 4);2)&amp;&quot; &quot;&amp;(RIGHT(DEC2HEX(HEX2DEC(&quot;05&quot;)+HEX2DEC(&quot;A2&quot;)+HEX2DEC(DEC2HEX([.A729]; 4));4); 2))&amp;&quot; 16&quot;)" office:value-type="string" office:string-value="FE FE 05 A2 02 D8 7F 16" calcext:value-type="string">
            <text:p>FE FE 05 A2 02 D8 7F 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&quot;FE FE 05 A2 &quot;&amp;LEFT(DEC2HEX([.A730]; 4);2)&amp;&quot; &quot;&amp;RIGHT(DEC2HEX([.A730]; 4);2)&amp;&quot; &quot;&amp;(RIGHT(DEC2HEX(HEX2DEC(&quot;05&quot;)+HEX2DEC(&quot;A2&quot;)+HEX2DEC(DEC2HEX([.A730]; 4));4); 2))&amp;&quot; 16&quot;)" office:value-type="string" office:string-value="FE FE 05 A2 02 D9 80 16" calcext:value-type="string">
            <text:p>FE FE 05 A2 02 D9 80 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&quot;FE FE 05 A2 &quot;&amp;LEFT(DEC2HEX([.A731]; 4);2)&amp;&quot; &quot;&amp;RIGHT(DEC2HEX([.A731]; 4);2)&amp;&quot; &quot;&amp;(RIGHT(DEC2HEX(HEX2DEC(&quot;05&quot;)+HEX2DEC(&quot;A2&quot;)+HEX2DEC(DEC2HEX([.A731]; 4));4); 2))&amp;&quot; 16&quot;)" office:value-type="string" office:string-value="FE FE 05 A2 02 DA 81 16" calcext:value-type="string">
            <text:p>FE FE 05 A2 02 DA 81 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&quot;FE FE 05 A2 &quot;&amp;LEFT(DEC2HEX([.A732]; 4);2)&amp;&quot; &quot;&amp;RIGHT(DEC2HEX([.A732]; 4);2)&amp;&quot; &quot;&amp;(RIGHT(DEC2HEX(HEX2DEC(&quot;05&quot;)+HEX2DEC(&quot;A2&quot;)+HEX2DEC(DEC2HEX([.A732]; 4));4); 2))&amp;&quot; 16&quot;)" office:value-type="string" office:string-value="FE FE 05 A2 02 DB 82 16" calcext:value-type="string">
            <text:p>FE FE 05 A2 02 DB 82 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&quot;FE FE 05 A2 &quot;&amp;LEFT(DEC2HEX([.A733]; 4);2)&amp;&quot; &quot;&amp;RIGHT(DEC2HEX([.A733]; 4);2)&amp;&quot; &quot;&amp;(RIGHT(DEC2HEX(HEX2DEC(&quot;05&quot;)+HEX2DEC(&quot;A2&quot;)+HEX2DEC(DEC2HEX([.A733]; 4));4); 2))&amp;&quot; 16&quot;)" office:value-type="string" office:string-value="FE FE 05 A2 02 DC 83 16" calcext:value-type="string">
            <text:p>FE FE 05 A2 02 DC 83 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&quot;FE FE 05 A2 &quot;&amp;LEFT(DEC2HEX([.A734]; 4);2)&amp;&quot; &quot;&amp;RIGHT(DEC2HEX([.A734]; 4);2)&amp;&quot; &quot;&amp;(RIGHT(DEC2HEX(HEX2DEC(&quot;05&quot;)+HEX2DEC(&quot;A2&quot;)+HEX2DEC(DEC2HEX([.A734]; 4));4); 2))&amp;&quot; 16&quot;)" office:value-type="string" office:string-value="FE FE 05 A2 02 DD 84 16" calcext:value-type="string">
            <text:p>FE FE 05 A2 02 DD 84 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&quot;FE FE 05 A2 &quot;&amp;LEFT(DEC2HEX([.A735]; 4);2)&amp;&quot; &quot;&amp;RIGHT(DEC2HEX([.A735]; 4);2)&amp;&quot; &quot;&amp;(RIGHT(DEC2HEX(HEX2DEC(&quot;05&quot;)+HEX2DEC(&quot;A2&quot;)+HEX2DEC(DEC2HEX([.A735]; 4));4); 2))&amp;&quot; 16&quot;)" office:value-type="string" office:string-value="FE FE 05 A2 02 DE 85 16" calcext:value-type="string">
            <text:p>FE FE 05 A2 02 DE 85 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&quot;FE FE 05 A2 &quot;&amp;LEFT(DEC2HEX([.A736]; 4);2)&amp;&quot; &quot;&amp;RIGHT(DEC2HEX([.A736]; 4);2)&amp;&quot; &quot;&amp;(RIGHT(DEC2HEX(HEX2DEC(&quot;05&quot;)+HEX2DEC(&quot;A2&quot;)+HEX2DEC(DEC2HEX([.A736]; 4));4); 2))&amp;&quot; 16&quot;)" office:value-type="string" office:string-value="FE FE 05 A2 02 DF 86 16" calcext:value-type="string">
            <text:p>FE FE 05 A2 02 DF 86 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&quot;FE FE 05 A2 &quot;&amp;LEFT(DEC2HEX([.A737]; 4);2)&amp;&quot; &quot;&amp;RIGHT(DEC2HEX([.A737]; 4);2)&amp;&quot; &quot;&amp;(RIGHT(DEC2HEX(HEX2DEC(&quot;05&quot;)+HEX2DEC(&quot;A2&quot;)+HEX2DEC(DEC2HEX([.A737]; 4));4); 2))&amp;&quot; 16&quot;)" office:value-type="string" office:string-value="FE FE 05 A2 02 E0 87 16" calcext:value-type="string">
            <text:p>FE FE 05 A2 02 E0 87 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&quot;FE FE 05 A2 &quot;&amp;LEFT(DEC2HEX([.A738]; 4);2)&amp;&quot; &quot;&amp;RIGHT(DEC2HEX([.A738]; 4);2)&amp;&quot; &quot;&amp;(RIGHT(DEC2HEX(HEX2DEC(&quot;05&quot;)+HEX2DEC(&quot;A2&quot;)+HEX2DEC(DEC2HEX([.A738]; 4));4); 2))&amp;&quot; 16&quot;)" office:value-type="string" office:string-value="FE FE 05 A2 02 E1 88 16" calcext:value-type="string">
            <text:p>FE FE 05 A2 02 E1 88 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&quot;FE FE 05 A2 &quot;&amp;LEFT(DEC2HEX([.A739]; 4);2)&amp;&quot; &quot;&amp;RIGHT(DEC2HEX([.A739]; 4);2)&amp;&quot; &quot;&amp;(RIGHT(DEC2HEX(HEX2DEC(&quot;05&quot;)+HEX2DEC(&quot;A2&quot;)+HEX2DEC(DEC2HEX([.A739]; 4));4); 2))&amp;&quot; 16&quot;)" office:value-type="string" office:string-value="FE FE 05 A2 02 E2 89 16" calcext:value-type="string">
            <text:p>FE FE 05 A2 02 E2 89 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&quot;FE FE 05 A2 &quot;&amp;LEFT(DEC2HEX([.A740]; 4);2)&amp;&quot; &quot;&amp;RIGHT(DEC2HEX([.A740]; 4);2)&amp;&quot; &quot;&amp;(RIGHT(DEC2HEX(HEX2DEC(&quot;05&quot;)+HEX2DEC(&quot;A2&quot;)+HEX2DEC(DEC2HEX([.A740]; 4));4); 2))&amp;&quot; 16&quot;)" office:value-type="string" office:string-value="FE FE 05 A2 02 E3 8A 16" calcext:value-type="string">
            <text:p>FE FE 05 A2 02 E3 8A 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&quot;FE FE 05 A2 &quot;&amp;LEFT(DEC2HEX([.A741]; 4);2)&amp;&quot; &quot;&amp;RIGHT(DEC2HEX([.A741]; 4);2)&amp;&quot; &quot;&amp;(RIGHT(DEC2HEX(HEX2DEC(&quot;05&quot;)+HEX2DEC(&quot;A2&quot;)+HEX2DEC(DEC2HEX([.A741]; 4));4); 2))&amp;&quot; 16&quot;)" office:value-type="string" office:string-value="FE FE 05 A2 02 E4 8B 16" calcext:value-type="string">
            <text:p>FE FE 05 A2 02 E4 8B 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&quot;FE FE 05 A2 &quot;&amp;LEFT(DEC2HEX([.A742]; 4);2)&amp;&quot; &quot;&amp;RIGHT(DEC2HEX([.A742]; 4);2)&amp;&quot; &quot;&amp;(RIGHT(DEC2HEX(HEX2DEC(&quot;05&quot;)+HEX2DEC(&quot;A2&quot;)+HEX2DEC(DEC2HEX([.A742]; 4));4); 2))&amp;&quot; 16&quot;)" office:value-type="string" office:string-value="FE FE 05 A2 02 E5 8C 16" calcext:value-type="string">
            <text:p>FE FE 05 A2 02 E5 8C 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&quot;FE FE 05 A2 &quot;&amp;LEFT(DEC2HEX([.A743]; 4);2)&amp;&quot; &quot;&amp;RIGHT(DEC2HEX([.A743]; 4);2)&amp;&quot; &quot;&amp;(RIGHT(DEC2HEX(HEX2DEC(&quot;05&quot;)+HEX2DEC(&quot;A2&quot;)+HEX2DEC(DEC2HEX([.A743]; 4));4); 2))&amp;&quot; 16&quot;)" office:value-type="string" office:string-value="FE FE 05 A2 02 E6 8D 16" calcext:value-type="string">
            <text:p>FE FE 05 A2 02 E6 8D 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&quot;FE FE 05 A2 &quot;&amp;LEFT(DEC2HEX([.A744]; 4);2)&amp;&quot; &quot;&amp;RIGHT(DEC2HEX([.A744]; 4);2)&amp;&quot; &quot;&amp;(RIGHT(DEC2HEX(HEX2DEC(&quot;05&quot;)+HEX2DEC(&quot;A2&quot;)+HEX2DEC(DEC2HEX([.A744]; 4));4); 2))&amp;&quot; 16&quot;)" office:value-type="string" office:string-value="FE FE 05 A2 02 E7 8E 16" calcext:value-type="string">
            <text:p>FE FE 05 A2 02 E7 8E 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&quot;FE FE 05 A2 &quot;&amp;LEFT(DEC2HEX([.A745]; 4);2)&amp;&quot; &quot;&amp;RIGHT(DEC2HEX([.A745]; 4);2)&amp;&quot; &quot;&amp;(RIGHT(DEC2HEX(HEX2DEC(&quot;05&quot;)+HEX2DEC(&quot;A2&quot;)+HEX2DEC(DEC2HEX([.A745]; 4));4); 2))&amp;&quot; 16&quot;)" office:value-type="string" office:string-value="FE FE 05 A2 02 E8 8F 16" calcext:value-type="string">
            <text:p>FE FE 05 A2 02 E8 8F 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&quot;FE FE 05 A2 &quot;&amp;LEFT(DEC2HEX([.A746]; 4);2)&amp;&quot; &quot;&amp;RIGHT(DEC2HEX([.A746]; 4);2)&amp;&quot; &quot;&amp;(RIGHT(DEC2HEX(HEX2DEC(&quot;05&quot;)+HEX2DEC(&quot;A2&quot;)+HEX2DEC(DEC2HEX([.A746]; 4));4); 2))&amp;&quot; 16&quot;)" office:value-type="string" office:string-value="FE FE 05 A2 02 E9 90 16" calcext:value-type="string">
            <text:p>FE FE 05 A2 02 E9 90 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&quot;FE FE 05 A2 &quot;&amp;LEFT(DEC2HEX([.A747]; 4);2)&amp;&quot; &quot;&amp;RIGHT(DEC2HEX([.A747]; 4);2)&amp;&quot; &quot;&amp;(RIGHT(DEC2HEX(HEX2DEC(&quot;05&quot;)+HEX2DEC(&quot;A2&quot;)+HEX2DEC(DEC2HEX([.A747]; 4));4); 2))&amp;&quot; 16&quot;)" office:value-type="string" office:string-value="FE FE 05 A2 02 EA 91 16" calcext:value-type="string">
            <text:p>FE FE 05 A2 02 EA 91 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&quot;FE FE 05 A2 &quot;&amp;LEFT(DEC2HEX([.A748]; 4);2)&amp;&quot; &quot;&amp;RIGHT(DEC2HEX([.A748]; 4);2)&amp;&quot; &quot;&amp;(RIGHT(DEC2HEX(HEX2DEC(&quot;05&quot;)+HEX2DEC(&quot;A2&quot;)+HEX2DEC(DEC2HEX([.A748]; 4));4); 2))&amp;&quot; 16&quot;)" office:value-type="string" office:string-value="FE FE 05 A2 02 EB 92 16" calcext:value-type="string">
            <text:p>FE FE 05 A2 02 EB 92 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&quot;FE FE 05 A2 &quot;&amp;LEFT(DEC2HEX([.A749]; 4);2)&amp;&quot; &quot;&amp;RIGHT(DEC2HEX([.A749]; 4);2)&amp;&quot; &quot;&amp;(RIGHT(DEC2HEX(HEX2DEC(&quot;05&quot;)+HEX2DEC(&quot;A2&quot;)+HEX2DEC(DEC2HEX([.A749]; 4));4); 2))&amp;&quot; 16&quot;)" office:value-type="string" office:string-value="FE FE 05 A2 02 EC 93 16" calcext:value-type="string">
            <text:p>FE FE 05 A2 02 EC 93 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&quot;FE FE 05 A2 &quot;&amp;LEFT(DEC2HEX([.A750]; 4);2)&amp;&quot; &quot;&amp;RIGHT(DEC2HEX([.A750]; 4);2)&amp;&quot; &quot;&amp;(RIGHT(DEC2HEX(HEX2DEC(&quot;05&quot;)+HEX2DEC(&quot;A2&quot;)+HEX2DEC(DEC2HEX([.A750]; 4));4); 2))&amp;&quot; 16&quot;)" office:value-type="string" office:string-value="FE FE 05 A2 02 ED 94 16" calcext:value-type="string">
            <text:p>FE FE 05 A2 02 ED 94 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&quot;FE FE 05 A2 &quot;&amp;LEFT(DEC2HEX([.A751]; 4);2)&amp;&quot; &quot;&amp;RIGHT(DEC2HEX([.A751]; 4);2)&amp;&quot; &quot;&amp;(RIGHT(DEC2HEX(HEX2DEC(&quot;05&quot;)+HEX2DEC(&quot;A2&quot;)+HEX2DEC(DEC2HEX([.A751]; 4));4); 2))&amp;&quot; 16&quot;)" office:value-type="string" office:string-value="FE FE 05 A2 02 EE 95 16" calcext:value-type="string">
            <text:p>FE FE 05 A2 02 EE 95 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&quot;FE FE 05 A2 &quot;&amp;LEFT(DEC2HEX([.A752]; 4);2)&amp;&quot; &quot;&amp;RIGHT(DEC2HEX([.A752]; 4);2)&amp;&quot; &quot;&amp;(RIGHT(DEC2HEX(HEX2DEC(&quot;05&quot;)+HEX2DEC(&quot;A2&quot;)+HEX2DEC(DEC2HEX([.A752]; 4));4); 2))&amp;&quot; 16&quot;)" office:value-type="string" office:string-value="FE FE 05 A2 02 EF 96 16" calcext:value-type="string">
            <text:p>FE FE 05 A2 02 EF 96 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&quot;FE FE 05 A2 &quot;&amp;LEFT(DEC2HEX([.A753]; 4);2)&amp;&quot; &quot;&amp;RIGHT(DEC2HEX([.A753]; 4);2)&amp;&quot; &quot;&amp;(RIGHT(DEC2HEX(HEX2DEC(&quot;05&quot;)+HEX2DEC(&quot;A2&quot;)+HEX2DEC(DEC2HEX([.A753]; 4));4); 2))&amp;&quot; 16&quot;)" office:value-type="string" office:string-value="FE FE 05 A2 02 F0 97 16" calcext:value-type="string">
            <text:p>FE FE 05 A2 02 F0 97 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&quot;FE FE 05 A2 &quot;&amp;LEFT(DEC2HEX([.A754]; 4);2)&amp;&quot; &quot;&amp;RIGHT(DEC2HEX([.A754]; 4);2)&amp;&quot; &quot;&amp;(RIGHT(DEC2HEX(HEX2DEC(&quot;05&quot;)+HEX2DEC(&quot;A2&quot;)+HEX2DEC(DEC2HEX([.A754]; 4));4); 2))&amp;&quot; 16&quot;)" office:value-type="string" office:string-value="FE FE 05 A2 02 F1 98 16" calcext:value-type="string">
            <text:p>FE FE 05 A2 02 F1 98 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&quot;FE FE 05 A2 &quot;&amp;LEFT(DEC2HEX([.A755]; 4);2)&amp;&quot; &quot;&amp;RIGHT(DEC2HEX([.A755]; 4);2)&amp;&quot; &quot;&amp;(RIGHT(DEC2HEX(HEX2DEC(&quot;05&quot;)+HEX2DEC(&quot;A2&quot;)+HEX2DEC(DEC2HEX([.A755]; 4));4); 2))&amp;&quot; 16&quot;)" office:value-type="string" office:string-value="FE FE 05 A2 02 F2 99 16" calcext:value-type="string">
            <text:p>FE FE 05 A2 02 F2 99 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&quot;FE FE 05 A2 &quot;&amp;LEFT(DEC2HEX([.A756]; 4);2)&amp;&quot; &quot;&amp;RIGHT(DEC2HEX([.A756]; 4);2)&amp;&quot; &quot;&amp;(RIGHT(DEC2HEX(HEX2DEC(&quot;05&quot;)+HEX2DEC(&quot;A2&quot;)+HEX2DEC(DEC2HEX([.A756]; 4));4); 2))&amp;&quot; 16&quot;)" office:value-type="string" office:string-value="FE FE 05 A2 02 F3 9A 16" calcext:value-type="string">
            <text:p>FE FE 05 A2 02 F3 9A 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&quot;FE FE 05 A2 &quot;&amp;LEFT(DEC2HEX([.A757]; 4);2)&amp;&quot; &quot;&amp;RIGHT(DEC2HEX([.A757]; 4);2)&amp;&quot; &quot;&amp;(RIGHT(DEC2HEX(HEX2DEC(&quot;05&quot;)+HEX2DEC(&quot;A2&quot;)+HEX2DEC(DEC2HEX([.A757]; 4));4); 2))&amp;&quot; 16&quot;)" office:value-type="string" office:string-value="FE FE 05 A2 02 F4 9B 16" calcext:value-type="string">
            <text:p>FE FE 05 A2 02 F4 9B 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&quot;FE FE 05 A2 &quot;&amp;LEFT(DEC2HEX([.A758]; 4);2)&amp;&quot; &quot;&amp;RIGHT(DEC2HEX([.A758]; 4);2)&amp;&quot; &quot;&amp;(RIGHT(DEC2HEX(HEX2DEC(&quot;05&quot;)+HEX2DEC(&quot;A2&quot;)+HEX2DEC(DEC2HEX([.A758]; 4));4); 2))&amp;&quot; 16&quot;)" office:value-type="string" office:string-value="FE FE 05 A2 02 F5 9C 16" calcext:value-type="string">
            <text:p>FE FE 05 A2 02 F5 9C 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&quot;FE FE 05 A2 &quot;&amp;LEFT(DEC2HEX([.A759]; 4);2)&amp;&quot; &quot;&amp;RIGHT(DEC2HEX([.A759]; 4);2)&amp;&quot; &quot;&amp;(RIGHT(DEC2HEX(HEX2DEC(&quot;05&quot;)+HEX2DEC(&quot;A2&quot;)+HEX2DEC(DEC2HEX([.A759]; 4));4); 2))&amp;&quot; 16&quot;)" office:value-type="string" office:string-value="FE FE 05 A2 02 F6 9D 16" calcext:value-type="string">
            <text:p>FE FE 05 A2 02 F6 9D 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&quot;FE FE 05 A2 &quot;&amp;LEFT(DEC2HEX([.A760]; 4);2)&amp;&quot; &quot;&amp;RIGHT(DEC2HEX([.A760]; 4);2)&amp;&quot; &quot;&amp;(RIGHT(DEC2HEX(HEX2DEC(&quot;05&quot;)+HEX2DEC(&quot;A2&quot;)+HEX2DEC(DEC2HEX([.A760]; 4));4); 2))&amp;&quot; 16&quot;)" office:value-type="string" office:string-value="FE FE 05 A2 02 F7 9E 16" calcext:value-type="string">
            <text:p>FE FE 05 A2 02 F7 9E 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&quot;FE FE 05 A2 &quot;&amp;LEFT(DEC2HEX([.A761]; 4);2)&amp;&quot; &quot;&amp;RIGHT(DEC2HEX([.A761]; 4);2)&amp;&quot; &quot;&amp;(RIGHT(DEC2HEX(HEX2DEC(&quot;05&quot;)+HEX2DEC(&quot;A2&quot;)+HEX2DEC(DEC2HEX([.A761]; 4));4); 2))&amp;&quot; 16&quot;)" office:value-type="string" office:string-value="FE FE 05 A2 02 F8 9F 16" calcext:value-type="string">
            <text:p>FE FE 05 A2 02 F8 9F 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&quot;FE FE 05 A2 &quot;&amp;LEFT(DEC2HEX([.A762]; 4);2)&amp;&quot; &quot;&amp;RIGHT(DEC2HEX([.A762]; 4);2)&amp;&quot; &quot;&amp;(RIGHT(DEC2HEX(HEX2DEC(&quot;05&quot;)+HEX2DEC(&quot;A2&quot;)+HEX2DEC(DEC2HEX([.A762]; 4));4); 2))&amp;&quot; 16&quot;)" office:value-type="string" office:string-value="FE FE 05 A2 02 F9 A0 16" calcext:value-type="string">
            <text:p>FE FE 05 A2 02 F9 A0 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&quot;FE FE 05 A2 &quot;&amp;LEFT(DEC2HEX([.A763]; 4);2)&amp;&quot; &quot;&amp;RIGHT(DEC2HEX([.A763]; 4);2)&amp;&quot; &quot;&amp;(RIGHT(DEC2HEX(HEX2DEC(&quot;05&quot;)+HEX2DEC(&quot;A2&quot;)+HEX2DEC(DEC2HEX([.A763]; 4));4); 2))&amp;&quot; 16&quot;)" office:value-type="string" office:string-value="FE FE 05 A2 02 FA A1 16" calcext:value-type="string">
            <text:p>FE FE 05 A2 02 FA A1 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&quot;FE FE 05 A2 &quot;&amp;LEFT(DEC2HEX([.A764]; 4);2)&amp;&quot; &quot;&amp;RIGHT(DEC2HEX([.A764]; 4);2)&amp;&quot; &quot;&amp;(RIGHT(DEC2HEX(HEX2DEC(&quot;05&quot;)+HEX2DEC(&quot;A2&quot;)+HEX2DEC(DEC2HEX([.A764]; 4));4); 2))&amp;&quot; 16&quot;)" office:value-type="string" office:string-value="FE FE 05 A2 02 FB A2 16" calcext:value-type="string">
            <text:p>FE FE 05 A2 02 FB A2 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&quot;FE FE 05 A2 &quot;&amp;LEFT(DEC2HEX([.A765]; 4);2)&amp;&quot; &quot;&amp;RIGHT(DEC2HEX([.A765]; 4);2)&amp;&quot; &quot;&amp;(RIGHT(DEC2HEX(HEX2DEC(&quot;05&quot;)+HEX2DEC(&quot;A2&quot;)+HEX2DEC(DEC2HEX([.A765]; 4));4); 2))&amp;&quot; 16&quot;)" office:value-type="string" office:string-value="FE FE 05 A2 02 FC A3 16" calcext:value-type="string">
            <text:p>FE FE 05 A2 02 FC A3 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&quot;FE FE 05 A2 &quot;&amp;LEFT(DEC2HEX([.A766]; 4);2)&amp;&quot; &quot;&amp;RIGHT(DEC2HEX([.A766]; 4);2)&amp;&quot; &quot;&amp;(RIGHT(DEC2HEX(HEX2DEC(&quot;05&quot;)+HEX2DEC(&quot;A2&quot;)+HEX2DEC(DEC2HEX([.A766]; 4));4); 2))&amp;&quot; 16&quot;)" office:value-type="string" office:string-value="FE FE 05 A2 02 FD A4 16" calcext:value-type="string">
            <text:p>FE FE 05 A2 02 FD A4 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&quot;FE FE 05 A2 &quot;&amp;LEFT(DEC2HEX([.A767]; 4);2)&amp;&quot; &quot;&amp;RIGHT(DEC2HEX([.A767]; 4);2)&amp;&quot; &quot;&amp;(RIGHT(DEC2HEX(HEX2DEC(&quot;05&quot;)+HEX2DEC(&quot;A2&quot;)+HEX2DEC(DEC2HEX([.A767]; 4));4); 2))&amp;&quot; 16&quot;)" office:value-type="string" office:string-value="FE FE 05 A2 02 FE A5 16" calcext:value-type="string">
            <text:p>FE FE 05 A2 02 FE A5 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&quot;FE FE 05 A2 &quot;&amp;LEFT(DEC2HEX([.A768]; 4);2)&amp;&quot; &quot;&amp;RIGHT(DEC2HEX([.A768]; 4);2)&amp;&quot; &quot;&amp;(RIGHT(DEC2HEX(HEX2DEC(&quot;05&quot;)+HEX2DEC(&quot;A2&quot;)+HEX2DEC(DEC2HEX([.A768]; 4));4); 2))&amp;&quot; 16&quot;)" office:value-type="string" office:string-value="FE FE 05 A2 02 FF A6 16" calcext:value-type="string">
            <text:p>FE FE 05 A2 02 FF A6 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&quot;FE FE 05 A2 &quot;&amp;LEFT(DEC2HEX([.A769]; 4);2)&amp;&quot; &quot;&amp;RIGHT(DEC2HEX([.A769]; 4);2)&amp;&quot; &quot;&amp;(RIGHT(DEC2HEX(HEX2DEC(&quot;05&quot;)+HEX2DEC(&quot;A2&quot;)+HEX2DEC(DEC2HEX([.A769]; 4));4); 2))&amp;&quot; 16&quot;)" office:value-type="string" office:string-value="FE FE 05 A2 03 00 A7 16" calcext:value-type="string">
            <text:p>FE FE 05 A2 03 00 A7 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&quot;FE FE 05 A2 &quot;&amp;LEFT(DEC2HEX([.A770]; 4);2)&amp;&quot; &quot;&amp;RIGHT(DEC2HEX([.A770]; 4);2)&amp;&quot; &quot;&amp;(RIGHT(DEC2HEX(HEX2DEC(&quot;05&quot;)+HEX2DEC(&quot;A2&quot;)+HEX2DEC(DEC2HEX([.A770]; 4));4); 2))&amp;&quot; 16&quot;)" office:value-type="string" office:string-value="FE FE 05 A2 03 01 A8 16" calcext:value-type="string">
            <text:p>FE FE 05 A2 03 01 A8 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&quot;FE FE 05 A2 &quot;&amp;LEFT(DEC2HEX([.A771]; 4);2)&amp;&quot; &quot;&amp;RIGHT(DEC2HEX([.A771]; 4);2)&amp;&quot; &quot;&amp;(RIGHT(DEC2HEX(HEX2DEC(&quot;05&quot;)+HEX2DEC(&quot;A2&quot;)+HEX2DEC(DEC2HEX([.A771]; 4));4); 2))&amp;&quot; 16&quot;)" office:value-type="string" office:string-value="FE FE 05 A2 03 02 A9 16" calcext:value-type="string">
            <text:p>FE FE 05 A2 03 02 A9 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&quot;FE FE 05 A2 &quot;&amp;LEFT(DEC2HEX([.A772]; 4);2)&amp;&quot; &quot;&amp;RIGHT(DEC2HEX([.A772]; 4);2)&amp;&quot; &quot;&amp;(RIGHT(DEC2HEX(HEX2DEC(&quot;05&quot;)+HEX2DEC(&quot;A2&quot;)+HEX2DEC(DEC2HEX([.A772]; 4));4); 2))&amp;&quot; 16&quot;)" office:value-type="string" office:string-value="FE FE 05 A2 03 03 AA 16" calcext:value-type="string">
            <text:p>FE FE 05 A2 03 03 AA 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&quot;FE FE 05 A2 &quot;&amp;LEFT(DEC2HEX([.A773]; 4);2)&amp;&quot; &quot;&amp;RIGHT(DEC2HEX([.A773]; 4);2)&amp;&quot; &quot;&amp;(RIGHT(DEC2HEX(HEX2DEC(&quot;05&quot;)+HEX2DEC(&quot;A2&quot;)+HEX2DEC(DEC2HEX([.A773]; 4));4); 2))&amp;&quot; 16&quot;)" office:value-type="string" office:string-value="FE FE 05 A2 03 04 AB 16" calcext:value-type="string">
            <text:p>FE FE 05 A2 03 04 AB 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&quot;FE FE 05 A2 &quot;&amp;LEFT(DEC2HEX([.A774]; 4);2)&amp;&quot; &quot;&amp;RIGHT(DEC2HEX([.A774]; 4);2)&amp;&quot; &quot;&amp;(RIGHT(DEC2HEX(HEX2DEC(&quot;05&quot;)+HEX2DEC(&quot;A2&quot;)+HEX2DEC(DEC2HEX([.A774]; 4));4); 2))&amp;&quot; 16&quot;)" office:value-type="string" office:string-value="FE FE 05 A2 03 05 AC 16" calcext:value-type="string">
            <text:p>FE FE 05 A2 03 05 AC 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&quot;FE FE 05 A2 &quot;&amp;LEFT(DEC2HEX([.A775]; 4);2)&amp;&quot; &quot;&amp;RIGHT(DEC2HEX([.A775]; 4);2)&amp;&quot; &quot;&amp;(RIGHT(DEC2HEX(HEX2DEC(&quot;05&quot;)+HEX2DEC(&quot;A2&quot;)+HEX2DEC(DEC2HEX([.A775]; 4));4); 2))&amp;&quot; 16&quot;)" office:value-type="string" office:string-value="FE FE 05 A2 03 06 AD 16" calcext:value-type="string">
            <text:p>FE FE 05 A2 03 06 AD 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&quot;FE FE 05 A2 &quot;&amp;LEFT(DEC2HEX([.A776]; 4);2)&amp;&quot; &quot;&amp;RIGHT(DEC2HEX([.A776]; 4);2)&amp;&quot; &quot;&amp;(RIGHT(DEC2HEX(HEX2DEC(&quot;05&quot;)+HEX2DEC(&quot;A2&quot;)+HEX2DEC(DEC2HEX([.A776]; 4));4); 2))&amp;&quot; 16&quot;)" office:value-type="string" office:string-value="FE FE 05 A2 03 07 AE 16" calcext:value-type="string">
            <text:p>FE FE 05 A2 03 07 AE 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&quot;FE FE 05 A2 &quot;&amp;LEFT(DEC2HEX([.A777]; 4);2)&amp;&quot; &quot;&amp;RIGHT(DEC2HEX([.A777]; 4);2)&amp;&quot; &quot;&amp;(RIGHT(DEC2HEX(HEX2DEC(&quot;05&quot;)+HEX2DEC(&quot;A2&quot;)+HEX2DEC(DEC2HEX([.A777]; 4));4); 2))&amp;&quot; 16&quot;)" office:value-type="string" office:string-value="FE FE 05 A2 03 08 AF 16" calcext:value-type="string">
            <text:p>FE FE 05 A2 03 08 AF 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&quot;FE FE 05 A2 &quot;&amp;LEFT(DEC2HEX([.A778]; 4);2)&amp;&quot; &quot;&amp;RIGHT(DEC2HEX([.A778]; 4);2)&amp;&quot; &quot;&amp;(RIGHT(DEC2HEX(HEX2DEC(&quot;05&quot;)+HEX2DEC(&quot;A2&quot;)+HEX2DEC(DEC2HEX([.A778]; 4));4); 2))&amp;&quot; 16&quot;)" office:value-type="string" office:string-value="FE FE 05 A2 03 09 B0 16" calcext:value-type="string">
            <text:p>FE FE 05 A2 03 09 B0 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&quot;FE FE 05 A2 &quot;&amp;LEFT(DEC2HEX([.A779]; 4);2)&amp;&quot; &quot;&amp;RIGHT(DEC2HEX([.A779]; 4);2)&amp;&quot; &quot;&amp;(RIGHT(DEC2HEX(HEX2DEC(&quot;05&quot;)+HEX2DEC(&quot;A2&quot;)+HEX2DEC(DEC2HEX([.A779]; 4));4); 2))&amp;&quot; 16&quot;)" office:value-type="string" office:string-value="FE FE 05 A2 03 0A B1 16" calcext:value-type="string">
            <text:p>FE FE 05 A2 03 0A B1 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&quot;FE FE 05 A2 &quot;&amp;LEFT(DEC2HEX([.A780]; 4);2)&amp;&quot; &quot;&amp;RIGHT(DEC2HEX([.A780]; 4);2)&amp;&quot; &quot;&amp;(RIGHT(DEC2HEX(HEX2DEC(&quot;05&quot;)+HEX2DEC(&quot;A2&quot;)+HEX2DEC(DEC2HEX([.A780]; 4));4); 2))&amp;&quot; 16&quot;)" office:value-type="string" office:string-value="FE FE 05 A2 03 0B B2 16" calcext:value-type="string">
            <text:p>FE FE 05 A2 03 0B B2 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&quot;FE FE 05 A2 &quot;&amp;LEFT(DEC2HEX([.A781]; 4);2)&amp;&quot; &quot;&amp;RIGHT(DEC2HEX([.A781]; 4);2)&amp;&quot; &quot;&amp;(RIGHT(DEC2HEX(HEX2DEC(&quot;05&quot;)+HEX2DEC(&quot;A2&quot;)+HEX2DEC(DEC2HEX([.A781]; 4));4); 2))&amp;&quot; 16&quot;)" office:value-type="string" office:string-value="FE FE 05 A2 03 0C B3 16" calcext:value-type="string">
            <text:p>FE FE 05 A2 03 0C B3 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&quot;FE FE 05 A2 &quot;&amp;LEFT(DEC2HEX([.A782]; 4);2)&amp;&quot; &quot;&amp;RIGHT(DEC2HEX([.A782]; 4);2)&amp;&quot; &quot;&amp;(RIGHT(DEC2HEX(HEX2DEC(&quot;05&quot;)+HEX2DEC(&quot;A2&quot;)+HEX2DEC(DEC2HEX([.A782]; 4));4); 2))&amp;&quot; 16&quot;)" office:value-type="string" office:string-value="FE FE 05 A2 03 0D B4 16" calcext:value-type="string">
            <text:p>FE FE 05 A2 03 0D B4 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&quot;FE FE 05 A2 &quot;&amp;LEFT(DEC2HEX([.A783]; 4);2)&amp;&quot; &quot;&amp;RIGHT(DEC2HEX([.A783]; 4);2)&amp;&quot; &quot;&amp;(RIGHT(DEC2HEX(HEX2DEC(&quot;05&quot;)+HEX2DEC(&quot;A2&quot;)+HEX2DEC(DEC2HEX([.A783]; 4));4); 2))&amp;&quot; 16&quot;)" office:value-type="string" office:string-value="FE FE 05 A2 03 0E B5 16" calcext:value-type="string">
            <text:p>FE FE 05 A2 03 0E B5 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&quot;FE FE 05 A2 &quot;&amp;LEFT(DEC2HEX([.A784]; 4);2)&amp;&quot; &quot;&amp;RIGHT(DEC2HEX([.A784]; 4);2)&amp;&quot; &quot;&amp;(RIGHT(DEC2HEX(HEX2DEC(&quot;05&quot;)+HEX2DEC(&quot;A2&quot;)+HEX2DEC(DEC2HEX([.A784]; 4));4); 2))&amp;&quot; 16&quot;)" office:value-type="string" office:string-value="FE FE 05 A2 03 0F B6 16" calcext:value-type="string">
            <text:p>FE FE 05 A2 03 0F B6 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&quot;FE FE 05 A2 &quot;&amp;LEFT(DEC2HEX([.A785]; 4);2)&amp;&quot; &quot;&amp;RIGHT(DEC2HEX([.A785]; 4);2)&amp;&quot; &quot;&amp;(RIGHT(DEC2HEX(HEX2DEC(&quot;05&quot;)+HEX2DEC(&quot;A2&quot;)+HEX2DEC(DEC2HEX([.A785]; 4));4); 2))&amp;&quot; 16&quot;)" office:value-type="string" office:string-value="FE FE 05 A2 03 10 B7 16" calcext:value-type="string">
            <text:p>FE FE 05 A2 03 10 B7 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&quot;FE FE 05 A2 &quot;&amp;LEFT(DEC2HEX([.A786]; 4);2)&amp;&quot; &quot;&amp;RIGHT(DEC2HEX([.A786]; 4);2)&amp;&quot; &quot;&amp;(RIGHT(DEC2HEX(HEX2DEC(&quot;05&quot;)+HEX2DEC(&quot;A2&quot;)+HEX2DEC(DEC2HEX([.A786]; 4));4); 2))&amp;&quot; 16&quot;)" office:value-type="string" office:string-value="FE FE 05 A2 03 11 B8 16" calcext:value-type="string">
            <text:p>FE FE 05 A2 03 11 B8 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&quot;FE FE 05 A2 &quot;&amp;LEFT(DEC2HEX([.A787]; 4);2)&amp;&quot; &quot;&amp;RIGHT(DEC2HEX([.A787]; 4);2)&amp;&quot; &quot;&amp;(RIGHT(DEC2HEX(HEX2DEC(&quot;05&quot;)+HEX2DEC(&quot;A2&quot;)+HEX2DEC(DEC2HEX([.A787]; 4));4); 2))&amp;&quot; 16&quot;)" office:value-type="string" office:string-value="FE FE 05 A2 03 12 B9 16" calcext:value-type="string">
            <text:p>FE FE 05 A2 03 12 B9 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&quot;FE FE 05 A2 &quot;&amp;LEFT(DEC2HEX([.A788]; 4);2)&amp;&quot; &quot;&amp;RIGHT(DEC2HEX([.A788]; 4);2)&amp;&quot; &quot;&amp;(RIGHT(DEC2HEX(HEX2DEC(&quot;05&quot;)+HEX2DEC(&quot;A2&quot;)+HEX2DEC(DEC2HEX([.A788]; 4));4); 2))&amp;&quot; 16&quot;)" office:value-type="string" office:string-value="FE FE 05 A2 03 13 BA 16" calcext:value-type="string">
            <text:p>FE FE 05 A2 03 13 BA 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&quot;FE FE 05 A2 &quot;&amp;LEFT(DEC2HEX([.A789]; 4);2)&amp;&quot; &quot;&amp;RIGHT(DEC2HEX([.A789]; 4);2)&amp;&quot; &quot;&amp;(RIGHT(DEC2HEX(HEX2DEC(&quot;05&quot;)+HEX2DEC(&quot;A2&quot;)+HEX2DEC(DEC2HEX([.A789]; 4));4); 2))&amp;&quot; 16&quot;)" office:value-type="string" office:string-value="FE FE 05 A2 03 14 BB 16" calcext:value-type="string">
            <text:p>FE FE 05 A2 03 14 BB 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&quot;FE FE 05 A2 &quot;&amp;LEFT(DEC2HEX([.A790]; 4);2)&amp;&quot; &quot;&amp;RIGHT(DEC2HEX([.A790]; 4);2)&amp;&quot; &quot;&amp;(RIGHT(DEC2HEX(HEX2DEC(&quot;05&quot;)+HEX2DEC(&quot;A2&quot;)+HEX2DEC(DEC2HEX([.A790]; 4));4); 2))&amp;&quot; 16&quot;)" office:value-type="string" office:string-value="FE FE 05 A2 03 15 BC 16" calcext:value-type="string">
            <text:p>FE FE 05 A2 03 15 BC 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&quot;FE FE 05 A2 &quot;&amp;LEFT(DEC2HEX([.A791]; 4);2)&amp;&quot; &quot;&amp;RIGHT(DEC2HEX([.A791]; 4);2)&amp;&quot; &quot;&amp;(RIGHT(DEC2HEX(HEX2DEC(&quot;05&quot;)+HEX2DEC(&quot;A2&quot;)+HEX2DEC(DEC2HEX([.A791]; 4));4); 2))&amp;&quot; 16&quot;)" office:value-type="string" office:string-value="FE FE 05 A2 03 16 BD 16" calcext:value-type="string">
            <text:p>FE FE 05 A2 03 16 BD 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&quot;FE FE 05 A2 &quot;&amp;LEFT(DEC2HEX([.A792]; 4);2)&amp;&quot; &quot;&amp;RIGHT(DEC2HEX([.A792]; 4);2)&amp;&quot; &quot;&amp;(RIGHT(DEC2HEX(HEX2DEC(&quot;05&quot;)+HEX2DEC(&quot;A2&quot;)+HEX2DEC(DEC2HEX([.A792]; 4));4); 2))&amp;&quot; 16&quot;)" office:value-type="string" office:string-value="FE FE 05 A2 03 17 BE 16" calcext:value-type="string">
            <text:p>FE FE 05 A2 03 17 BE 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&quot;FE FE 05 A2 &quot;&amp;LEFT(DEC2HEX([.A793]; 4);2)&amp;&quot; &quot;&amp;RIGHT(DEC2HEX([.A793]; 4);2)&amp;&quot; &quot;&amp;(RIGHT(DEC2HEX(HEX2DEC(&quot;05&quot;)+HEX2DEC(&quot;A2&quot;)+HEX2DEC(DEC2HEX([.A793]; 4));4); 2))&amp;&quot; 16&quot;)" office:value-type="string" office:string-value="FE FE 05 A2 03 18 BF 16" calcext:value-type="string">
            <text:p>FE FE 05 A2 03 18 BF 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&quot;FE FE 05 A2 &quot;&amp;LEFT(DEC2HEX([.A794]; 4);2)&amp;&quot; &quot;&amp;RIGHT(DEC2HEX([.A794]; 4);2)&amp;&quot; &quot;&amp;(RIGHT(DEC2HEX(HEX2DEC(&quot;05&quot;)+HEX2DEC(&quot;A2&quot;)+HEX2DEC(DEC2HEX([.A794]; 4));4); 2))&amp;&quot; 16&quot;)" office:value-type="string" office:string-value="FE FE 05 A2 03 19 C0 16" calcext:value-type="string">
            <text:p>FE FE 05 A2 03 19 C0 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&quot;FE FE 05 A2 &quot;&amp;LEFT(DEC2HEX([.A795]; 4);2)&amp;&quot; &quot;&amp;RIGHT(DEC2HEX([.A795]; 4);2)&amp;&quot; &quot;&amp;(RIGHT(DEC2HEX(HEX2DEC(&quot;05&quot;)+HEX2DEC(&quot;A2&quot;)+HEX2DEC(DEC2HEX([.A795]; 4));4); 2))&amp;&quot; 16&quot;)" office:value-type="string" office:string-value="FE FE 05 A2 03 1A C1 16" calcext:value-type="string">
            <text:p>FE FE 05 A2 03 1A C1 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&quot;FE FE 05 A2 &quot;&amp;LEFT(DEC2HEX([.A796]; 4);2)&amp;&quot; &quot;&amp;RIGHT(DEC2HEX([.A796]; 4);2)&amp;&quot; &quot;&amp;(RIGHT(DEC2HEX(HEX2DEC(&quot;05&quot;)+HEX2DEC(&quot;A2&quot;)+HEX2DEC(DEC2HEX([.A796]; 4));4); 2))&amp;&quot; 16&quot;)" office:value-type="string" office:string-value="FE FE 05 A2 03 1B C2 16" calcext:value-type="string">
            <text:p>FE FE 05 A2 03 1B C2 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&quot;FE FE 05 A2 &quot;&amp;LEFT(DEC2HEX([.A797]; 4);2)&amp;&quot; &quot;&amp;RIGHT(DEC2HEX([.A797]; 4);2)&amp;&quot; &quot;&amp;(RIGHT(DEC2HEX(HEX2DEC(&quot;05&quot;)+HEX2DEC(&quot;A2&quot;)+HEX2DEC(DEC2HEX([.A797]; 4));4); 2))&amp;&quot; 16&quot;)" office:value-type="string" office:string-value="FE FE 05 A2 03 1C C3 16" calcext:value-type="string">
            <text:p>FE FE 05 A2 03 1C C3 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&quot;FE FE 05 A2 &quot;&amp;LEFT(DEC2HEX([.A798]; 4);2)&amp;&quot; &quot;&amp;RIGHT(DEC2HEX([.A798]; 4);2)&amp;&quot; &quot;&amp;(RIGHT(DEC2HEX(HEX2DEC(&quot;05&quot;)+HEX2DEC(&quot;A2&quot;)+HEX2DEC(DEC2HEX([.A798]; 4));4); 2))&amp;&quot; 16&quot;)" office:value-type="string" office:string-value="FE FE 05 A2 03 1D C4 16" calcext:value-type="string">
            <text:p>FE FE 05 A2 03 1D C4 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&quot;FE FE 05 A2 &quot;&amp;LEFT(DEC2HEX([.A799]; 4);2)&amp;&quot; &quot;&amp;RIGHT(DEC2HEX([.A799]; 4);2)&amp;&quot; &quot;&amp;(RIGHT(DEC2HEX(HEX2DEC(&quot;05&quot;)+HEX2DEC(&quot;A2&quot;)+HEX2DEC(DEC2HEX([.A799]; 4));4); 2))&amp;&quot; 16&quot;)" office:value-type="string" office:string-value="FE FE 05 A2 03 1E C5 16" calcext:value-type="string">
            <text:p>FE FE 05 A2 03 1E C5 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&quot;FE FE 05 A2 &quot;&amp;LEFT(DEC2HEX([.A800]; 4);2)&amp;&quot; &quot;&amp;RIGHT(DEC2HEX([.A800]; 4);2)&amp;&quot; &quot;&amp;(RIGHT(DEC2HEX(HEX2DEC(&quot;05&quot;)+HEX2DEC(&quot;A2&quot;)+HEX2DEC(DEC2HEX([.A800]; 4));4); 2))&amp;&quot; 16&quot;)" office:value-type="string" office:string-value="FE FE 05 A2 03 1F C6 16" calcext:value-type="string">
            <text:p>FE FE 05 A2 03 1F C6 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&quot;FE FE 05 A2 &quot;&amp;LEFT(DEC2HEX([.A801]; 4);2)&amp;&quot; &quot;&amp;RIGHT(DEC2HEX([.A801]; 4);2)&amp;&quot; &quot;&amp;(RIGHT(DEC2HEX(HEX2DEC(&quot;05&quot;)+HEX2DEC(&quot;A2&quot;)+HEX2DEC(DEC2HEX([.A801]; 4));4); 2))&amp;&quot; 16&quot;)" office:value-type="string" office:string-value="FE FE 05 A2 03 20 C7 16" calcext:value-type="string">
            <text:p>FE FE 05 A2 03 20 C7 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&quot;FE FE 05 A2 &quot;&amp;LEFT(DEC2HEX([.A802]; 4);2)&amp;&quot; &quot;&amp;RIGHT(DEC2HEX([.A802]; 4);2)&amp;&quot; &quot;&amp;(RIGHT(DEC2HEX(HEX2DEC(&quot;05&quot;)+HEX2DEC(&quot;A2&quot;)+HEX2DEC(DEC2HEX([.A802]; 4));4); 2))&amp;&quot; 16&quot;)" office:value-type="string" office:string-value="FE FE 05 A2 03 21 C8 16" calcext:value-type="string">
            <text:p>FE FE 05 A2 03 21 C8 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&quot;FE FE 05 A2 &quot;&amp;LEFT(DEC2HEX([.A803]; 4);2)&amp;&quot; &quot;&amp;RIGHT(DEC2HEX([.A803]; 4);2)&amp;&quot; &quot;&amp;(RIGHT(DEC2HEX(HEX2DEC(&quot;05&quot;)+HEX2DEC(&quot;A2&quot;)+HEX2DEC(DEC2HEX([.A803]; 4));4); 2))&amp;&quot; 16&quot;)" office:value-type="string" office:string-value="FE FE 05 A2 03 22 C9 16" calcext:value-type="string">
            <text:p>FE FE 05 A2 03 22 C9 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&quot;FE FE 05 A2 &quot;&amp;LEFT(DEC2HEX([.A804]; 4);2)&amp;&quot; &quot;&amp;RIGHT(DEC2HEX([.A804]; 4);2)&amp;&quot; &quot;&amp;(RIGHT(DEC2HEX(HEX2DEC(&quot;05&quot;)+HEX2DEC(&quot;A2&quot;)+HEX2DEC(DEC2HEX([.A804]; 4));4); 2))&amp;&quot; 16&quot;)" office:value-type="string" office:string-value="FE FE 05 A2 03 23 CA 16" calcext:value-type="string">
            <text:p>FE FE 05 A2 03 23 CA 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&quot;FE FE 05 A2 &quot;&amp;LEFT(DEC2HEX([.A805]; 4);2)&amp;&quot; &quot;&amp;RIGHT(DEC2HEX([.A805]; 4);2)&amp;&quot; &quot;&amp;(RIGHT(DEC2HEX(HEX2DEC(&quot;05&quot;)+HEX2DEC(&quot;A2&quot;)+HEX2DEC(DEC2HEX([.A805]; 4));4); 2))&amp;&quot; 16&quot;)" office:value-type="string" office:string-value="FE FE 05 A2 03 24 CB 16" calcext:value-type="string">
            <text:p>FE FE 05 A2 03 24 CB 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&quot;FE FE 05 A2 &quot;&amp;LEFT(DEC2HEX([.A806]; 4);2)&amp;&quot; &quot;&amp;RIGHT(DEC2HEX([.A806]; 4);2)&amp;&quot; &quot;&amp;(RIGHT(DEC2HEX(HEX2DEC(&quot;05&quot;)+HEX2DEC(&quot;A2&quot;)+HEX2DEC(DEC2HEX([.A806]; 4));4); 2))&amp;&quot; 16&quot;)" office:value-type="string" office:string-value="FE FE 05 A2 03 25 CC 16" calcext:value-type="string">
            <text:p>FE FE 05 A2 03 25 CC 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&quot;FE FE 05 A2 &quot;&amp;LEFT(DEC2HEX([.A807]; 4);2)&amp;&quot; &quot;&amp;RIGHT(DEC2HEX([.A807]; 4);2)&amp;&quot; &quot;&amp;(RIGHT(DEC2HEX(HEX2DEC(&quot;05&quot;)+HEX2DEC(&quot;A2&quot;)+HEX2DEC(DEC2HEX([.A807]; 4));4); 2))&amp;&quot; 16&quot;)" office:value-type="string" office:string-value="FE FE 05 A2 03 26 CD 16" calcext:value-type="string">
            <text:p>FE FE 05 A2 03 26 CD 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&quot;FE FE 05 A2 &quot;&amp;LEFT(DEC2HEX([.A808]; 4);2)&amp;&quot; &quot;&amp;RIGHT(DEC2HEX([.A808]; 4);2)&amp;&quot; &quot;&amp;(RIGHT(DEC2HEX(HEX2DEC(&quot;05&quot;)+HEX2DEC(&quot;A2&quot;)+HEX2DEC(DEC2HEX([.A808]; 4));4); 2))&amp;&quot; 16&quot;)" office:value-type="string" office:string-value="FE FE 05 A2 03 27 CE 16" calcext:value-type="string">
            <text:p>FE FE 05 A2 03 27 CE 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&quot;FE FE 05 A2 &quot;&amp;LEFT(DEC2HEX([.A809]; 4);2)&amp;&quot; &quot;&amp;RIGHT(DEC2HEX([.A809]; 4);2)&amp;&quot; &quot;&amp;(RIGHT(DEC2HEX(HEX2DEC(&quot;05&quot;)+HEX2DEC(&quot;A2&quot;)+HEX2DEC(DEC2HEX([.A809]; 4));4); 2))&amp;&quot; 16&quot;)" office:value-type="string" office:string-value="FE FE 05 A2 03 28 CF 16" calcext:value-type="string">
            <text:p>FE FE 05 A2 03 28 CF 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&quot;FE FE 05 A2 &quot;&amp;LEFT(DEC2HEX([.A810]; 4);2)&amp;&quot; &quot;&amp;RIGHT(DEC2HEX([.A810]; 4);2)&amp;&quot; &quot;&amp;(RIGHT(DEC2HEX(HEX2DEC(&quot;05&quot;)+HEX2DEC(&quot;A2&quot;)+HEX2DEC(DEC2HEX([.A810]; 4));4); 2))&amp;&quot; 16&quot;)" office:value-type="string" office:string-value="FE FE 05 A2 03 29 D0 16" calcext:value-type="string">
            <text:p>FE FE 05 A2 03 29 D0 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&quot;FE FE 05 A2 &quot;&amp;LEFT(DEC2HEX([.A811]; 4);2)&amp;&quot; &quot;&amp;RIGHT(DEC2HEX([.A811]; 4);2)&amp;&quot; &quot;&amp;(RIGHT(DEC2HEX(HEX2DEC(&quot;05&quot;)+HEX2DEC(&quot;A2&quot;)+HEX2DEC(DEC2HEX([.A811]; 4));4); 2))&amp;&quot; 16&quot;)" office:value-type="string" office:string-value="FE FE 05 A2 03 2A D1 16" calcext:value-type="string">
            <text:p>FE FE 05 A2 03 2A D1 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&quot;FE FE 05 A2 &quot;&amp;LEFT(DEC2HEX([.A812]; 4);2)&amp;&quot; &quot;&amp;RIGHT(DEC2HEX([.A812]; 4);2)&amp;&quot; &quot;&amp;(RIGHT(DEC2HEX(HEX2DEC(&quot;05&quot;)+HEX2DEC(&quot;A2&quot;)+HEX2DEC(DEC2HEX([.A812]; 4));4); 2))&amp;&quot; 16&quot;)" office:value-type="string" office:string-value="FE FE 05 A2 03 2B D2 16" calcext:value-type="string">
            <text:p>FE FE 05 A2 03 2B D2 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&quot;FE FE 05 A2 &quot;&amp;LEFT(DEC2HEX([.A813]; 4);2)&amp;&quot; &quot;&amp;RIGHT(DEC2HEX([.A813]; 4);2)&amp;&quot; &quot;&amp;(RIGHT(DEC2HEX(HEX2DEC(&quot;05&quot;)+HEX2DEC(&quot;A2&quot;)+HEX2DEC(DEC2HEX([.A813]; 4));4); 2))&amp;&quot; 16&quot;)" office:value-type="string" office:string-value="FE FE 05 A2 03 2C D3 16" calcext:value-type="string">
            <text:p>FE FE 05 A2 03 2C D3 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&quot;FE FE 05 A2 &quot;&amp;LEFT(DEC2HEX([.A814]; 4);2)&amp;&quot; &quot;&amp;RIGHT(DEC2HEX([.A814]; 4);2)&amp;&quot; &quot;&amp;(RIGHT(DEC2HEX(HEX2DEC(&quot;05&quot;)+HEX2DEC(&quot;A2&quot;)+HEX2DEC(DEC2HEX([.A814]; 4));4); 2))&amp;&quot; 16&quot;)" office:value-type="string" office:string-value="FE FE 05 A2 03 2D D4 16" calcext:value-type="string">
            <text:p>FE FE 05 A2 03 2D D4 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&quot;FE FE 05 A2 &quot;&amp;LEFT(DEC2HEX([.A815]; 4);2)&amp;&quot; &quot;&amp;RIGHT(DEC2HEX([.A815]; 4);2)&amp;&quot; &quot;&amp;(RIGHT(DEC2HEX(HEX2DEC(&quot;05&quot;)+HEX2DEC(&quot;A2&quot;)+HEX2DEC(DEC2HEX([.A815]; 4));4); 2))&amp;&quot; 16&quot;)" office:value-type="string" office:string-value="FE FE 05 A2 03 2E D5 16" calcext:value-type="string">
            <text:p>FE FE 05 A2 03 2E D5 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&quot;FE FE 05 A2 &quot;&amp;LEFT(DEC2HEX([.A816]; 4);2)&amp;&quot; &quot;&amp;RIGHT(DEC2HEX([.A816]; 4);2)&amp;&quot; &quot;&amp;(RIGHT(DEC2HEX(HEX2DEC(&quot;05&quot;)+HEX2DEC(&quot;A2&quot;)+HEX2DEC(DEC2HEX([.A816]; 4));4); 2))&amp;&quot; 16&quot;)" office:value-type="string" office:string-value="FE FE 05 A2 03 2F D6 16" calcext:value-type="string">
            <text:p>FE FE 05 A2 03 2F D6 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&quot;FE FE 05 A2 &quot;&amp;LEFT(DEC2HEX([.A817]; 4);2)&amp;&quot; &quot;&amp;RIGHT(DEC2HEX([.A817]; 4);2)&amp;&quot; &quot;&amp;(RIGHT(DEC2HEX(HEX2DEC(&quot;05&quot;)+HEX2DEC(&quot;A2&quot;)+HEX2DEC(DEC2HEX([.A817]; 4));4); 2))&amp;&quot; 16&quot;)" office:value-type="string" office:string-value="FE FE 05 A2 03 30 D7 16" calcext:value-type="string">
            <text:p>FE FE 05 A2 03 30 D7 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&quot;FE FE 05 A2 &quot;&amp;LEFT(DEC2HEX([.A818]; 4);2)&amp;&quot; &quot;&amp;RIGHT(DEC2HEX([.A818]; 4);2)&amp;&quot; &quot;&amp;(RIGHT(DEC2HEX(HEX2DEC(&quot;05&quot;)+HEX2DEC(&quot;A2&quot;)+HEX2DEC(DEC2HEX([.A818]; 4));4); 2))&amp;&quot; 16&quot;)" office:value-type="string" office:string-value="FE FE 05 A2 03 31 D8 16" calcext:value-type="string">
            <text:p>FE FE 05 A2 03 31 D8 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&quot;FE FE 05 A2 &quot;&amp;LEFT(DEC2HEX([.A819]; 4);2)&amp;&quot; &quot;&amp;RIGHT(DEC2HEX([.A819]; 4);2)&amp;&quot; &quot;&amp;(RIGHT(DEC2HEX(HEX2DEC(&quot;05&quot;)+HEX2DEC(&quot;A2&quot;)+HEX2DEC(DEC2HEX([.A819]; 4));4); 2))&amp;&quot; 16&quot;)" office:value-type="string" office:string-value="FE FE 05 A2 03 32 D9 16" calcext:value-type="string">
            <text:p>FE FE 05 A2 03 32 D9 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&quot;FE FE 05 A2 &quot;&amp;LEFT(DEC2HEX([.A820]; 4);2)&amp;&quot; &quot;&amp;RIGHT(DEC2HEX([.A820]; 4);2)&amp;&quot; &quot;&amp;(RIGHT(DEC2HEX(HEX2DEC(&quot;05&quot;)+HEX2DEC(&quot;A2&quot;)+HEX2DEC(DEC2HEX([.A820]; 4));4); 2))&amp;&quot; 16&quot;)" office:value-type="string" office:string-value="FE FE 05 A2 03 33 DA 16" calcext:value-type="string">
            <text:p>FE FE 05 A2 03 33 DA 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&quot;FE FE 05 A2 &quot;&amp;LEFT(DEC2HEX([.A821]; 4);2)&amp;&quot; &quot;&amp;RIGHT(DEC2HEX([.A821]; 4);2)&amp;&quot; &quot;&amp;(RIGHT(DEC2HEX(HEX2DEC(&quot;05&quot;)+HEX2DEC(&quot;A2&quot;)+HEX2DEC(DEC2HEX([.A821]; 4));4); 2))&amp;&quot; 16&quot;)" office:value-type="string" office:string-value="FE FE 05 A2 03 34 DB 16" calcext:value-type="string">
            <text:p>FE FE 05 A2 03 34 DB 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&quot;FE FE 05 A2 &quot;&amp;LEFT(DEC2HEX([.A822]; 4);2)&amp;&quot; &quot;&amp;RIGHT(DEC2HEX([.A822]; 4);2)&amp;&quot; &quot;&amp;(RIGHT(DEC2HEX(HEX2DEC(&quot;05&quot;)+HEX2DEC(&quot;A2&quot;)+HEX2DEC(DEC2HEX([.A822]; 4));4); 2))&amp;&quot; 16&quot;)" office:value-type="string" office:string-value="FE FE 05 A2 03 35 DC 16" calcext:value-type="string">
            <text:p>FE FE 05 A2 03 35 DC 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&quot;FE FE 05 A2 &quot;&amp;LEFT(DEC2HEX([.A823]; 4);2)&amp;&quot; &quot;&amp;RIGHT(DEC2HEX([.A823]; 4);2)&amp;&quot; &quot;&amp;(RIGHT(DEC2HEX(HEX2DEC(&quot;05&quot;)+HEX2DEC(&quot;A2&quot;)+HEX2DEC(DEC2HEX([.A823]; 4));4); 2))&amp;&quot; 16&quot;)" office:value-type="string" office:string-value="FE FE 05 A2 03 36 DD 16" calcext:value-type="string">
            <text:p>FE FE 05 A2 03 36 DD 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&quot;FE FE 05 A2 &quot;&amp;LEFT(DEC2HEX([.A824]; 4);2)&amp;&quot; &quot;&amp;RIGHT(DEC2HEX([.A824]; 4);2)&amp;&quot; &quot;&amp;(RIGHT(DEC2HEX(HEX2DEC(&quot;05&quot;)+HEX2DEC(&quot;A2&quot;)+HEX2DEC(DEC2HEX([.A824]; 4));4); 2))&amp;&quot; 16&quot;)" office:value-type="string" office:string-value="FE FE 05 A2 03 37 DE 16" calcext:value-type="string">
            <text:p>FE FE 05 A2 03 37 DE 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&quot;FE FE 05 A2 &quot;&amp;LEFT(DEC2HEX([.A825]; 4);2)&amp;&quot; &quot;&amp;RIGHT(DEC2HEX([.A825]; 4);2)&amp;&quot; &quot;&amp;(RIGHT(DEC2HEX(HEX2DEC(&quot;05&quot;)+HEX2DEC(&quot;A2&quot;)+HEX2DEC(DEC2HEX([.A825]; 4));4); 2))&amp;&quot; 16&quot;)" office:value-type="string" office:string-value="FE FE 05 A2 03 38 DF 16" calcext:value-type="string">
            <text:p>FE FE 05 A2 03 38 DF 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&quot;FE FE 05 A2 &quot;&amp;LEFT(DEC2HEX([.A826]; 4);2)&amp;&quot; &quot;&amp;RIGHT(DEC2HEX([.A826]; 4);2)&amp;&quot; &quot;&amp;(RIGHT(DEC2HEX(HEX2DEC(&quot;05&quot;)+HEX2DEC(&quot;A2&quot;)+HEX2DEC(DEC2HEX([.A826]; 4));4); 2))&amp;&quot; 16&quot;)" office:value-type="string" office:string-value="FE FE 05 A2 03 39 E0 16" calcext:value-type="string">
            <text:p>FE FE 05 A2 03 39 E0 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&quot;FE FE 05 A2 &quot;&amp;LEFT(DEC2HEX([.A827]; 4);2)&amp;&quot; &quot;&amp;RIGHT(DEC2HEX([.A827]; 4);2)&amp;&quot; &quot;&amp;(RIGHT(DEC2HEX(HEX2DEC(&quot;05&quot;)+HEX2DEC(&quot;A2&quot;)+HEX2DEC(DEC2HEX([.A827]; 4));4); 2))&amp;&quot; 16&quot;)" office:value-type="string" office:string-value="FE FE 05 A2 03 3A E1 16" calcext:value-type="string">
            <text:p>FE FE 05 A2 03 3A E1 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&quot;FE FE 05 A2 &quot;&amp;LEFT(DEC2HEX([.A828]; 4);2)&amp;&quot; &quot;&amp;RIGHT(DEC2HEX([.A828]; 4);2)&amp;&quot; &quot;&amp;(RIGHT(DEC2HEX(HEX2DEC(&quot;05&quot;)+HEX2DEC(&quot;A2&quot;)+HEX2DEC(DEC2HEX([.A828]; 4));4); 2))&amp;&quot; 16&quot;)" office:value-type="string" office:string-value="FE FE 05 A2 03 3B E2 16" calcext:value-type="string">
            <text:p>FE FE 05 A2 03 3B E2 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&quot;FE FE 05 A2 &quot;&amp;LEFT(DEC2HEX([.A829]; 4);2)&amp;&quot; &quot;&amp;RIGHT(DEC2HEX([.A829]; 4);2)&amp;&quot; &quot;&amp;(RIGHT(DEC2HEX(HEX2DEC(&quot;05&quot;)+HEX2DEC(&quot;A2&quot;)+HEX2DEC(DEC2HEX([.A829]; 4));4); 2))&amp;&quot; 16&quot;)" office:value-type="string" office:string-value="FE FE 05 A2 03 3C E3 16" calcext:value-type="string">
            <text:p>FE FE 05 A2 03 3C E3 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&quot;FE FE 05 A2 &quot;&amp;LEFT(DEC2HEX([.A830]; 4);2)&amp;&quot; &quot;&amp;RIGHT(DEC2HEX([.A830]; 4);2)&amp;&quot; &quot;&amp;(RIGHT(DEC2HEX(HEX2DEC(&quot;05&quot;)+HEX2DEC(&quot;A2&quot;)+HEX2DEC(DEC2HEX([.A830]; 4));4); 2))&amp;&quot; 16&quot;)" office:value-type="string" office:string-value="FE FE 05 A2 03 3D E4 16" calcext:value-type="string">
            <text:p>FE FE 05 A2 03 3D E4 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&quot;FE FE 05 A2 &quot;&amp;LEFT(DEC2HEX([.A831]; 4);2)&amp;&quot; &quot;&amp;RIGHT(DEC2HEX([.A831]; 4);2)&amp;&quot; &quot;&amp;(RIGHT(DEC2HEX(HEX2DEC(&quot;05&quot;)+HEX2DEC(&quot;A2&quot;)+HEX2DEC(DEC2HEX([.A831]; 4));4); 2))&amp;&quot; 16&quot;)" office:value-type="string" office:string-value="FE FE 05 A2 03 3E E5 16" calcext:value-type="string">
            <text:p>FE FE 05 A2 03 3E E5 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&quot;FE FE 05 A2 &quot;&amp;LEFT(DEC2HEX([.A832]; 4);2)&amp;&quot; &quot;&amp;RIGHT(DEC2HEX([.A832]; 4);2)&amp;&quot; &quot;&amp;(RIGHT(DEC2HEX(HEX2DEC(&quot;05&quot;)+HEX2DEC(&quot;A2&quot;)+HEX2DEC(DEC2HEX([.A832]; 4));4); 2))&amp;&quot; 16&quot;)" office:value-type="string" office:string-value="FE FE 05 A2 03 3F E6 16" calcext:value-type="string">
            <text:p>FE FE 05 A2 03 3F E6 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&quot;FE FE 05 A2 &quot;&amp;LEFT(DEC2HEX([.A833]; 4);2)&amp;&quot; &quot;&amp;RIGHT(DEC2HEX([.A833]; 4);2)&amp;&quot; &quot;&amp;(RIGHT(DEC2HEX(HEX2DEC(&quot;05&quot;)+HEX2DEC(&quot;A2&quot;)+HEX2DEC(DEC2HEX([.A833]; 4));4); 2))&amp;&quot; 16&quot;)" office:value-type="string" office:string-value="FE FE 05 A2 03 40 E7 16" calcext:value-type="string">
            <text:p>FE FE 05 A2 03 40 E7 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&quot;FE FE 05 A2 &quot;&amp;LEFT(DEC2HEX([.A834]; 4);2)&amp;&quot; &quot;&amp;RIGHT(DEC2HEX([.A834]; 4);2)&amp;&quot; &quot;&amp;(RIGHT(DEC2HEX(HEX2DEC(&quot;05&quot;)+HEX2DEC(&quot;A2&quot;)+HEX2DEC(DEC2HEX([.A834]; 4));4); 2))&amp;&quot; 16&quot;)" office:value-type="string" office:string-value="FE FE 05 A2 03 41 E8 16" calcext:value-type="string">
            <text:p>FE FE 05 A2 03 41 E8 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&quot;FE FE 05 A2 &quot;&amp;LEFT(DEC2HEX([.A835]; 4);2)&amp;&quot; &quot;&amp;RIGHT(DEC2HEX([.A835]; 4);2)&amp;&quot; &quot;&amp;(RIGHT(DEC2HEX(HEX2DEC(&quot;05&quot;)+HEX2DEC(&quot;A2&quot;)+HEX2DEC(DEC2HEX([.A835]; 4));4); 2))&amp;&quot; 16&quot;)" office:value-type="string" office:string-value="FE FE 05 A2 03 42 E9 16" calcext:value-type="string">
            <text:p>FE FE 05 A2 03 42 E9 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&quot;FE FE 05 A2 &quot;&amp;LEFT(DEC2HEX([.A836]; 4);2)&amp;&quot; &quot;&amp;RIGHT(DEC2HEX([.A836]; 4);2)&amp;&quot; &quot;&amp;(RIGHT(DEC2HEX(HEX2DEC(&quot;05&quot;)+HEX2DEC(&quot;A2&quot;)+HEX2DEC(DEC2HEX([.A836]; 4));4); 2))&amp;&quot; 16&quot;)" office:value-type="string" office:string-value="FE FE 05 A2 03 43 EA 16" calcext:value-type="string">
            <text:p>FE FE 05 A2 03 43 EA 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&quot;FE FE 05 A2 &quot;&amp;LEFT(DEC2HEX([.A837]; 4);2)&amp;&quot; &quot;&amp;RIGHT(DEC2HEX([.A837]; 4);2)&amp;&quot; &quot;&amp;(RIGHT(DEC2HEX(HEX2DEC(&quot;05&quot;)+HEX2DEC(&quot;A2&quot;)+HEX2DEC(DEC2HEX([.A837]; 4));4); 2))&amp;&quot; 16&quot;)" office:value-type="string" office:string-value="FE FE 05 A2 03 44 EB 16" calcext:value-type="string">
            <text:p>FE FE 05 A2 03 44 EB 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&quot;FE FE 05 A2 &quot;&amp;LEFT(DEC2HEX([.A838]; 4);2)&amp;&quot; &quot;&amp;RIGHT(DEC2HEX([.A838]; 4);2)&amp;&quot; &quot;&amp;(RIGHT(DEC2HEX(HEX2DEC(&quot;05&quot;)+HEX2DEC(&quot;A2&quot;)+HEX2DEC(DEC2HEX([.A838]; 4));4); 2))&amp;&quot; 16&quot;)" office:value-type="string" office:string-value="FE FE 05 A2 03 45 EC 16" calcext:value-type="string">
            <text:p>FE FE 05 A2 03 45 EC 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&quot;FE FE 05 A2 &quot;&amp;LEFT(DEC2HEX([.A839]; 4);2)&amp;&quot; &quot;&amp;RIGHT(DEC2HEX([.A839]; 4);2)&amp;&quot; &quot;&amp;(RIGHT(DEC2HEX(HEX2DEC(&quot;05&quot;)+HEX2DEC(&quot;A2&quot;)+HEX2DEC(DEC2HEX([.A839]; 4));4); 2))&amp;&quot; 16&quot;)" office:value-type="string" office:string-value="FE FE 05 A2 03 46 ED 16" calcext:value-type="string">
            <text:p>FE FE 05 A2 03 46 ED 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&quot;FE FE 05 A2 &quot;&amp;LEFT(DEC2HEX([.A840]; 4);2)&amp;&quot; &quot;&amp;RIGHT(DEC2HEX([.A840]; 4);2)&amp;&quot; &quot;&amp;(RIGHT(DEC2HEX(HEX2DEC(&quot;05&quot;)+HEX2DEC(&quot;A2&quot;)+HEX2DEC(DEC2HEX([.A840]; 4));4); 2))&amp;&quot; 16&quot;)" office:value-type="string" office:string-value="FE FE 05 A2 03 47 EE 16" calcext:value-type="string">
            <text:p>FE FE 05 A2 03 47 EE 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&quot;FE FE 05 A2 &quot;&amp;LEFT(DEC2HEX([.A841]; 4);2)&amp;&quot; &quot;&amp;RIGHT(DEC2HEX([.A841]; 4);2)&amp;&quot; &quot;&amp;(RIGHT(DEC2HEX(HEX2DEC(&quot;05&quot;)+HEX2DEC(&quot;A2&quot;)+HEX2DEC(DEC2HEX([.A841]; 4));4); 2))&amp;&quot; 16&quot;)" office:value-type="string" office:string-value="FE FE 05 A2 03 48 EF 16" calcext:value-type="string">
            <text:p>FE FE 05 A2 03 48 EF 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&quot;FE FE 05 A2 &quot;&amp;LEFT(DEC2HEX([.A842]; 4);2)&amp;&quot; &quot;&amp;RIGHT(DEC2HEX([.A842]; 4);2)&amp;&quot; &quot;&amp;(RIGHT(DEC2HEX(HEX2DEC(&quot;05&quot;)+HEX2DEC(&quot;A2&quot;)+HEX2DEC(DEC2HEX([.A842]; 4));4); 2))&amp;&quot; 16&quot;)" office:value-type="string" office:string-value="FE FE 05 A2 03 49 F0 16" calcext:value-type="string">
            <text:p>FE FE 05 A2 03 49 F0 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&quot;FE FE 05 A2 &quot;&amp;LEFT(DEC2HEX([.A843]; 4);2)&amp;&quot; &quot;&amp;RIGHT(DEC2HEX([.A843]; 4);2)&amp;&quot; &quot;&amp;(RIGHT(DEC2HEX(HEX2DEC(&quot;05&quot;)+HEX2DEC(&quot;A2&quot;)+HEX2DEC(DEC2HEX([.A843]; 4));4); 2))&amp;&quot; 16&quot;)" office:value-type="string" office:string-value="FE FE 05 A2 03 4A F1 16" calcext:value-type="string">
            <text:p>FE FE 05 A2 03 4A F1 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&quot;FE FE 05 A2 &quot;&amp;LEFT(DEC2HEX([.A844]; 4);2)&amp;&quot; &quot;&amp;RIGHT(DEC2HEX([.A844]; 4);2)&amp;&quot; &quot;&amp;(RIGHT(DEC2HEX(HEX2DEC(&quot;05&quot;)+HEX2DEC(&quot;A2&quot;)+HEX2DEC(DEC2HEX([.A844]; 4));4); 2))&amp;&quot; 16&quot;)" office:value-type="string" office:string-value="FE FE 05 A2 03 4B F2 16" calcext:value-type="string">
            <text:p>FE FE 05 A2 03 4B F2 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&quot;FE FE 05 A2 &quot;&amp;LEFT(DEC2HEX([.A845]; 4);2)&amp;&quot; &quot;&amp;RIGHT(DEC2HEX([.A845]; 4);2)&amp;&quot; &quot;&amp;(RIGHT(DEC2HEX(HEX2DEC(&quot;05&quot;)+HEX2DEC(&quot;A2&quot;)+HEX2DEC(DEC2HEX([.A845]; 4));4); 2))&amp;&quot; 16&quot;)" office:value-type="string" office:string-value="FE FE 05 A2 03 4C F3 16" calcext:value-type="string">
            <text:p>FE FE 05 A2 03 4C F3 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&quot;FE FE 05 A2 &quot;&amp;LEFT(DEC2HEX([.A846]; 4);2)&amp;&quot; &quot;&amp;RIGHT(DEC2HEX([.A846]; 4);2)&amp;&quot; &quot;&amp;(RIGHT(DEC2HEX(HEX2DEC(&quot;05&quot;)+HEX2DEC(&quot;A2&quot;)+HEX2DEC(DEC2HEX([.A846]; 4));4); 2))&amp;&quot; 16&quot;)" office:value-type="string" office:string-value="FE FE 05 A2 03 4D F4 16" calcext:value-type="string">
            <text:p>FE FE 05 A2 03 4D F4 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&quot;FE FE 05 A2 &quot;&amp;LEFT(DEC2HEX([.A847]; 4);2)&amp;&quot; &quot;&amp;RIGHT(DEC2HEX([.A847]; 4);2)&amp;&quot; &quot;&amp;(RIGHT(DEC2HEX(HEX2DEC(&quot;05&quot;)+HEX2DEC(&quot;A2&quot;)+HEX2DEC(DEC2HEX([.A847]; 4));4); 2))&amp;&quot; 16&quot;)" office:value-type="string" office:string-value="FE FE 05 A2 03 4E F5 16" calcext:value-type="string">
            <text:p>FE FE 05 A2 03 4E F5 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&quot;FE FE 05 A2 &quot;&amp;LEFT(DEC2HEX([.A848]; 4);2)&amp;&quot; &quot;&amp;RIGHT(DEC2HEX([.A848]; 4);2)&amp;&quot; &quot;&amp;(RIGHT(DEC2HEX(HEX2DEC(&quot;05&quot;)+HEX2DEC(&quot;A2&quot;)+HEX2DEC(DEC2HEX([.A848]; 4));4); 2))&amp;&quot; 16&quot;)" office:value-type="string" office:string-value="FE FE 05 A2 03 4F F6 16" calcext:value-type="string">
            <text:p>FE FE 05 A2 03 4F F6 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&quot;FE FE 05 A2 &quot;&amp;LEFT(DEC2HEX([.A849]; 4);2)&amp;&quot; &quot;&amp;RIGHT(DEC2HEX([.A849]; 4);2)&amp;&quot; &quot;&amp;(RIGHT(DEC2HEX(HEX2DEC(&quot;05&quot;)+HEX2DEC(&quot;A2&quot;)+HEX2DEC(DEC2HEX([.A849]; 4));4); 2))&amp;&quot; 16&quot;)" office:value-type="string" office:string-value="FE FE 05 A2 03 50 F7 16" calcext:value-type="string">
            <text:p>FE FE 05 A2 03 50 F7 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&quot;FE FE 05 A2 &quot;&amp;LEFT(DEC2HEX([.A850]; 4);2)&amp;&quot; &quot;&amp;RIGHT(DEC2HEX([.A850]; 4);2)&amp;&quot; &quot;&amp;(RIGHT(DEC2HEX(HEX2DEC(&quot;05&quot;)+HEX2DEC(&quot;A2&quot;)+HEX2DEC(DEC2HEX([.A850]; 4));4); 2))&amp;&quot; 16&quot;)" office:value-type="string" office:string-value="FE FE 05 A2 03 51 F8 16" calcext:value-type="string">
            <text:p>FE FE 05 A2 03 51 F8 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&quot;FE FE 05 A2 &quot;&amp;LEFT(DEC2HEX([.A851]; 4);2)&amp;&quot; &quot;&amp;RIGHT(DEC2HEX([.A851]; 4);2)&amp;&quot; &quot;&amp;(RIGHT(DEC2HEX(HEX2DEC(&quot;05&quot;)+HEX2DEC(&quot;A2&quot;)+HEX2DEC(DEC2HEX([.A851]; 4));4); 2))&amp;&quot; 16&quot;)" office:value-type="string" office:string-value="FE FE 05 A2 03 52 F9 16" calcext:value-type="string">
            <text:p>FE FE 05 A2 03 52 F9 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&quot;FE FE 05 A2 &quot;&amp;LEFT(DEC2HEX([.A852]; 4);2)&amp;&quot; &quot;&amp;RIGHT(DEC2HEX([.A852]; 4);2)&amp;&quot; &quot;&amp;(RIGHT(DEC2HEX(HEX2DEC(&quot;05&quot;)+HEX2DEC(&quot;A2&quot;)+HEX2DEC(DEC2HEX([.A852]; 4));4); 2))&amp;&quot; 16&quot;)" office:value-type="string" office:string-value="FE FE 05 A2 03 53 FA 16" calcext:value-type="string">
            <text:p>FE FE 05 A2 03 53 FA 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&quot;FE FE 05 A2 &quot;&amp;LEFT(DEC2HEX([.A853]; 4);2)&amp;&quot; &quot;&amp;RIGHT(DEC2HEX([.A853]; 4);2)&amp;&quot; &quot;&amp;(RIGHT(DEC2HEX(HEX2DEC(&quot;05&quot;)+HEX2DEC(&quot;A2&quot;)+HEX2DEC(DEC2HEX([.A853]; 4));4); 2))&amp;&quot; 16&quot;)" office:value-type="string" office:string-value="FE FE 05 A2 03 54 FB 16" calcext:value-type="string">
            <text:p>FE FE 05 A2 03 54 FB 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&quot;FE FE 05 A2 &quot;&amp;LEFT(DEC2HEX([.A854]; 4);2)&amp;&quot; &quot;&amp;RIGHT(DEC2HEX([.A854]; 4);2)&amp;&quot; &quot;&amp;(RIGHT(DEC2HEX(HEX2DEC(&quot;05&quot;)+HEX2DEC(&quot;A2&quot;)+HEX2DEC(DEC2HEX([.A854]; 4));4); 2))&amp;&quot; 16&quot;)" office:value-type="string" office:string-value="FE FE 05 A2 03 55 FC 16" calcext:value-type="string">
            <text:p>FE FE 05 A2 03 55 FC 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&quot;FE FE 05 A2 &quot;&amp;LEFT(DEC2HEX([.A855]; 4);2)&amp;&quot; &quot;&amp;RIGHT(DEC2HEX([.A855]; 4);2)&amp;&quot; &quot;&amp;(RIGHT(DEC2HEX(HEX2DEC(&quot;05&quot;)+HEX2DEC(&quot;A2&quot;)+HEX2DEC(DEC2HEX([.A855]; 4));4); 2))&amp;&quot; 16&quot;)" office:value-type="string" office:string-value="FE FE 05 A2 03 56 FD 16" calcext:value-type="string">
            <text:p>FE FE 05 A2 03 56 FD 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&quot;FE FE 05 A2 &quot;&amp;LEFT(DEC2HEX([.A856]; 4);2)&amp;&quot; &quot;&amp;RIGHT(DEC2HEX([.A856]; 4);2)&amp;&quot; &quot;&amp;(RIGHT(DEC2HEX(HEX2DEC(&quot;05&quot;)+HEX2DEC(&quot;A2&quot;)+HEX2DEC(DEC2HEX([.A856]; 4));4); 2))&amp;&quot; 16&quot;)" office:value-type="string" office:string-value="FE FE 05 A2 03 57 FE 16" calcext:value-type="string">
            <text:p>FE FE 05 A2 03 57 FE 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&quot;FE FE 05 A2 &quot;&amp;LEFT(DEC2HEX([.A857]; 4);2)&amp;&quot; &quot;&amp;RIGHT(DEC2HEX([.A857]; 4);2)&amp;&quot; &quot;&amp;(RIGHT(DEC2HEX(HEX2DEC(&quot;05&quot;)+HEX2DEC(&quot;A2&quot;)+HEX2DEC(DEC2HEX([.A857]; 4));4); 2))&amp;&quot; 16&quot;)" office:value-type="string" office:string-value="FE FE 05 A2 03 58 FF 16" calcext:value-type="string">
            <text:p>FE FE 05 A2 03 58 FF 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&quot;FE FE 05 A2 &quot;&amp;LEFT(DEC2HEX([.A858]; 4);2)&amp;&quot; &quot;&amp;RIGHT(DEC2HEX([.A858]; 4);2)&amp;&quot; &quot;&amp;(RIGHT(DEC2HEX(HEX2DEC(&quot;05&quot;)+HEX2DEC(&quot;A2&quot;)+HEX2DEC(DEC2HEX([.A858]; 4));4); 2))&amp;&quot; 16&quot;)" office:value-type="string" office:string-value="FE FE 05 A2 03 59 00 16" calcext:value-type="string">
            <text:p>FE FE 05 A2 03 59 00 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&quot;FE FE 05 A2 &quot;&amp;LEFT(DEC2HEX([.A859]; 4);2)&amp;&quot; &quot;&amp;RIGHT(DEC2HEX([.A859]; 4);2)&amp;&quot; &quot;&amp;(RIGHT(DEC2HEX(HEX2DEC(&quot;05&quot;)+HEX2DEC(&quot;A2&quot;)+HEX2DEC(DEC2HEX([.A859]; 4));4); 2))&amp;&quot; 16&quot;)" office:value-type="string" office:string-value="FE FE 05 A2 03 5A 01 16" calcext:value-type="string">
            <text:p>FE FE 05 A2 03 5A 01 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&quot;FE FE 05 A2 &quot;&amp;LEFT(DEC2HEX([.A860]; 4);2)&amp;&quot; &quot;&amp;RIGHT(DEC2HEX([.A860]; 4);2)&amp;&quot; &quot;&amp;(RIGHT(DEC2HEX(HEX2DEC(&quot;05&quot;)+HEX2DEC(&quot;A2&quot;)+HEX2DEC(DEC2HEX([.A860]; 4));4); 2))&amp;&quot; 16&quot;)" office:value-type="string" office:string-value="FE FE 05 A2 03 5B 02 16" calcext:value-type="string">
            <text:p>FE FE 05 A2 03 5B 02 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&quot;FE FE 05 A2 &quot;&amp;LEFT(DEC2HEX([.A861]; 4);2)&amp;&quot; &quot;&amp;RIGHT(DEC2HEX([.A861]; 4);2)&amp;&quot; &quot;&amp;(RIGHT(DEC2HEX(HEX2DEC(&quot;05&quot;)+HEX2DEC(&quot;A2&quot;)+HEX2DEC(DEC2HEX([.A861]; 4));4); 2))&amp;&quot; 16&quot;)" office:value-type="string" office:string-value="FE FE 05 A2 03 5C 03 16" calcext:value-type="string">
            <text:p>FE FE 05 A2 03 5C 03 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&quot;FE FE 05 A2 &quot;&amp;LEFT(DEC2HEX([.A862]; 4);2)&amp;&quot; &quot;&amp;RIGHT(DEC2HEX([.A862]; 4);2)&amp;&quot; &quot;&amp;(RIGHT(DEC2HEX(HEX2DEC(&quot;05&quot;)+HEX2DEC(&quot;A2&quot;)+HEX2DEC(DEC2HEX([.A862]; 4));4); 2))&amp;&quot; 16&quot;)" office:value-type="string" office:string-value="FE FE 05 A2 03 5D 04 16" calcext:value-type="string">
            <text:p>FE FE 05 A2 03 5D 04 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&quot;FE FE 05 A2 &quot;&amp;LEFT(DEC2HEX([.A863]; 4);2)&amp;&quot; &quot;&amp;RIGHT(DEC2HEX([.A863]; 4);2)&amp;&quot; &quot;&amp;(RIGHT(DEC2HEX(HEX2DEC(&quot;05&quot;)+HEX2DEC(&quot;A2&quot;)+HEX2DEC(DEC2HEX([.A863]; 4));4); 2))&amp;&quot; 16&quot;)" office:value-type="string" office:string-value="FE FE 05 A2 03 5E 05 16" calcext:value-type="string">
            <text:p>FE FE 05 A2 03 5E 05 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&quot;FE FE 05 A2 &quot;&amp;LEFT(DEC2HEX([.A864]; 4);2)&amp;&quot; &quot;&amp;RIGHT(DEC2HEX([.A864]; 4);2)&amp;&quot; &quot;&amp;(RIGHT(DEC2HEX(HEX2DEC(&quot;05&quot;)+HEX2DEC(&quot;A2&quot;)+HEX2DEC(DEC2HEX([.A864]; 4));4); 2))&amp;&quot; 16&quot;)" office:value-type="string" office:string-value="FE FE 05 A2 03 5F 06 16" calcext:value-type="string">
            <text:p>FE FE 05 A2 03 5F 06 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&quot;FE FE 05 A2 &quot;&amp;LEFT(DEC2HEX([.A865]; 4);2)&amp;&quot; &quot;&amp;RIGHT(DEC2HEX([.A865]; 4);2)&amp;&quot; &quot;&amp;(RIGHT(DEC2HEX(HEX2DEC(&quot;05&quot;)+HEX2DEC(&quot;A2&quot;)+HEX2DEC(DEC2HEX([.A865]; 4));4); 2))&amp;&quot; 16&quot;)" office:value-type="string" office:string-value="FE FE 05 A2 03 60 07 16" calcext:value-type="string">
            <text:p>FE FE 05 A2 03 60 07 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&quot;FE FE 05 A2 &quot;&amp;LEFT(DEC2HEX([.A866]; 4);2)&amp;&quot; &quot;&amp;RIGHT(DEC2HEX([.A866]; 4);2)&amp;&quot; &quot;&amp;(RIGHT(DEC2HEX(HEX2DEC(&quot;05&quot;)+HEX2DEC(&quot;A2&quot;)+HEX2DEC(DEC2HEX([.A866]; 4));4); 2))&amp;&quot; 16&quot;)" office:value-type="string" office:string-value="FE FE 05 A2 03 61 08 16" calcext:value-type="string">
            <text:p>FE FE 05 A2 03 61 08 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&quot;FE FE 05 A2 &quot;&amp;LEFT(DEC2HEX([.A867]; 4);2)&amp;&quot; &quot;&amp;RIGHT(DEC2HEX([.A867]; 4);2)&amp;&quot; &quot;&amp;(RIGHT(DEC2HEX(HEX2DEC(&quot;05&quot;)+HEX2DEC(&quot;A2&quot;)+HEX2DEC(DEC2HEX([.A867]; 4));4); 2))&amp;&quot; 16&quot;)" office:value-type="string" office:string-value="FE FE 05 A2 03 62 09 16" calcext:value-type="string">
            <text:p>FE FE 05 A2 03 62 09 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&quot;FE FE 05 A2 &quot;&amp;LEFT(DEC2HEX([.A868]; 4);2)&amp;&quot; &quot;&amp;RIGHT(DEC2HEX([.A868]; 4);2)&amp;&quot; &quot;&amp;(RIGHT(DEC2HEX(HEX2DEC(&quot;05&quot;)+HEX2DEC(&quot;A2&quot;)+HEX2DEC(DEC2HEX([.A868]; 4));4); 2))&amp;&quot; 16&quot;)" office:value-type="string" office:string-value="FE FE 05 A2 03 63 0A 16" calcext:value-type="string">
            <text:p>FE FE 05 A2 03 63 0A 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&quot;FE FE 05 A2 &quot;&amp;LEFT(DEC2HEX([.A869]; 4);2)&amp;&quot; &quot;&amp;RIGHT(DEC2HEX([.A869]; 4);2)&amp;&quot; &quot;&amp;(RIGHT(DEC2HEX(HEX2DEC(&quot;05&quot;)+HEX2DEC(&quot;A2&quot;)+HEX2DEC(DEC2HEX([.A869]; 4));4); 2))&amp;&quot; 16&quot;)" office:value-type="string" office:string-value="FE FE 05 A2 03 64 0B 16" calcext:value-type="string">
            <text:p>FE FE 05 A2 03 64 0B 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&quot;FE FE 05 A2 &quot;&amp;LEFT(DEC2HEX([.A870]; 4);2)&amp;&quot; &quot;&amp;RIGHT(DEC2HEX([.A870]; 4);2)&amp;&quot; &quot;&amp;(RIGHT(DEC2HEX(HEX2DEC(&quot;05&quot;)+HEX2DEC(&quot;A2&quot;)+HEX2DEC(DEC2HEX([.A870]; 4));4); 2))&amp;&quot; 16&quot;)" office:value-type="string" office:string-value="FE FE 05 A2 03 65 0C 16" calcext:value-type="string">
            <text:p>FE FE 05 A2 03 65 0C 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&quot;FE FE 05 A2 &quot;&amp;LEFT(DEC2HEX([.A871]; 4);2)&amp;&quot; &quot;&amp;RIGHT(DEC2HEX([.A871]; 4);2)&amp;&quot; &quot;&amp;(RIGHT(DEC2HEX(HEX2DEC(&quot;05&quot;)+HEX2DEC(&quot;A2&quot;)+HEX2DEC(DEC2HEX([.A871]; 4));4); 2))&amp;&quot; 16&quot;)" office:value-type="string" office:string-value="FE FE 05 A2 03 66 0D 16" calcext:value-type="string">
            <text:p>FE FE 05 A2 03 66 0D 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&quot;FE FE 05 A2 &quot;&amp;LEFT(DEC2HEX([.A872]; 4);2)&amp;&quot; &quot;&amp;RIGHT(DEC2HEX([.A872]; 4);2)&amp;&quot; &quot;&amp;(RIGHT(DEC2HEX(HEX2DEC(&quot;05&quot;)+HEX2DEC(&quot;A2&quot;)+HEX2DEC(DEC2HEX([.A872]; 4));4); 2))&amp;&quot; 16&quot;)" office:value-type="string" office:string-value="FE FE 05 A2 03 67 0E 16" calcext:value-type="string">
            <text:p>FE FE 05 A2 03 67 0E 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&quot;FE FE 05 A2 &quot;&amp;LEFT(DEC2HEX([.A873]; 4);2)&amp;&quot; &quot;&amp;RIGHT(DEC2HEX([.A873]; 4);2)&amp;&quot; &quot;&amp;(RIGHT(DEC2HEX(HEX2DEC(&quot;05&quot;)+HEX2DEC(&quot;A2&quot;)+HEX2DEC(DEC2HEX([.A873]; 4));4); 2))&amp;&quot; 16&quot;)" office:value-type="string" office:string-value="FE FE 05 A2 03 68 0F 16" calcext:value-type="string">
            <text:p>FE FE 05 A2 03 68 0F 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&quot;FE FE 05 A2 &quot;&amp;LEFT(DEC2HEX([.A874]; 4);2)&amp;&quot; &quot;&amp;RIGHT(DEC2HEX([.A874]; 4);2)&amp;&quot; &quot;&amp;(RIGHT(DEC2HEX(HEX2DEC(&quot;05&quot;)+HEX2DEC(&quot;A2&quot;)+HEX2DEC(DEC2HEX([.A874]; 4));4); 2))&amp;&quot; 16&quot;)" office:value-type="string" office:string-value="FE FE 05 A2 03 69 10 16" calcext:value-type="string">
            <text:p>FE FE 05 A2 03 69 10 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&quot;FE FE 05 A2 &quot;&amp;LEFT(DEC2HEX([.A875]; 4);2)&amp;&quot; &quot;&amp;RIGHT(DEC2HEX([.A875]; 4);2)&amp;&quot; &quot;&amp;(RIGHT(DEC2HEX(HEX2DEC(&quot;05&quot;)+HEX2DEC(&quot;A2&quot;)+HEX2DEC(DEC2HEX([.A875]; 4));4); 2))&amp;&quot; 16&quot;)" office:value-type="string" office:string-value="FE FE 05 A2 03 6A 11 16" calcext:value-type="string">
            <text:p>FE FE 05 A2 03 6A 11 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&quot;FE FE 05 A2 &quot;&amp;LEFT(DEC2HEX([.A876]; 4);2)&amp;&quot; &quot;&amp;RIGHT(DEC2HEX([.A876]; 4);2)&amp;&quot; &quot;&amp;(RIGHT(DEC2HEX(HEX2DEC(&quot;05&quot;)+HEX2DEC(&quot;A2&quot;)+HEX2DEC(DEC2HEX([.A876]; 4));4); 2))&amp;&quot; 16&quot;)" office:value-type="string" office:string-value="FE FE 05 A2 03 6B 12 16" calcext:value-type="string">
            <text:p>FE FE 05 A2 03 6B 12 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&quot;FE FE 05 A2 &quot;&amp;LEFT(DEC2HEX([.A877]; 4);2)&amp;&quot; &quot;&amp;RIGHT(DEC2HEX([.A877]; 4);2)&amp;&quot; &quot;&amp;(RIGHT(DEC2HEX(HEX2DEC(&quot;05&quot;)+HEX2DEC(&quot;A2&quot;)+HEX2DEC(DEC2HEX([.A877]; 4));4); 2))&amp;&quot; 16&quot;)" office:value-type="string" office:string-value="FE FE 05 A2 03 6C 13 16" calcext:value-type="string">
            <text:p>FE FE 05 A2 03 6C 13 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&quot;FE FE 05 A2 &quot;&amp;LEFT(DEC2HEX([.A878]; 4);2)&amp;&quot; &quot;&amp;RIGHT(DEC2HEX([.A878]; 4);2)&amp;&quot; &quot;&amp;(RIGHT(DEC2HEX(HEX2DEC(&quot;05&quot;)+HEX2DEC(&quot;A2&quot;)+HEX2DEC(DEC2HEX([.A878]; 4));4); 2))&amp;&quot; 16&quot;)" office:value-type="string" office:string-value="FE FE 05 A2 03 6D 14 16" calcext:value-type="string">
            <text:p>FE FE 05 A2 03 6D 14 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&quot;FE FE 05 A2 &quot;&amp;LEFT(DEC2HEX([.A879]; 4);2)&amp;&quot; &quot;&amp;RIGHT(DEC2HEX([.A879]; 4);2)&amp;&quot; &quot;&amp;(RIGHT(DEC2HEX(HEX2DEC(&quot;05&quot;)+HEX2DEC(&quot;A2&quot;)+HEX2DEC(DEC2HEX([.A879]; 4));4); 2))&amp;&quot; 16&quot;)" office:value-type="string" office:string-value="FE FE 05 A2 03 6E 15 16" calcext:value-type="string">
            <text:p>FE FE 05 A2 03 6E 15 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&quot;FE FE 05 A2 &quot;&amp;LEFT(DEC2HEX([.A880]; 4);2)&amp;&quot; &quot;&amp;RIGHT(DEC2HEX([.A880]; 4);2)&amp;&quot; &quot;&amp;(RIGHT(DEC2HEX(HEX2DEC(&quot;05&quot;)+HEX2DEC(&quot;A2&quot;)+HEX2DEC(DEC2HEX([.A880]; 4));4); 2))&amp;&quot; 16&quot;)" office:value-type="string" office:string-value="FE FE 05 A2 03 6F 16 16" calcext:value-type="string">
            <text:p>FE FE 05 A2 03 6F 16 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&quot;FE FE 05 A2 &quot;&amp;LEFT(DEC2HEX([.A881]; 4);2)&amp;&quot; &quot;&amp;RIGHT(DEC2HEX([.A881]; 4);2)&amp;&quot; &quot;&amp;(RIGHT(DEC2HEX(HEX2DEC(&quot;05&quot;)+HEX2DEC(&quot;A2&quot;)+HEX2DEC(DEC2HEX([.A881]; 4));4); 2))&amp;&quot; 16&quot;)" office:value-type="string" office:string-value="FE FE 05 A2 03 70 17 16" calcext:value-type="string">
            <text:p>FE FE 05 A2 03 70 17 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&quot;FE FE 05 A2 &quot;&amp;LEFT(DEC2HEX([.A882]; 4);2)&amp;&quot; &quot;&amp;RIGHT(DEC2HEX([.A882]; 4);2)&amp;&quot; &quot;&amp;(RIGHT(DEC2HEX(HEX2DEC(&quot;05&quot;)+HEX2DEC(&quot;A2&quot;)+HEX2DEC(DEC2HEX([.A882]; 4));4); 2))&amp;&quot; 16&quot;)" office:value-type="string" office:string-value="FE FE 05 A2 03 71 18 16" calcext:value-type="string">
            <text:p>FE FE 05 A2 03 71 18 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&quot;FE FE 05 A2 &quot;&amp;LEFT(DEC2HEX([.A883]; 4);2)&amp;&quot; &quot;&amp;RIGHT(DEC2HEX([.A883]; 4);2)&amp;&quot; &quot;&amp;(RIGHT(DEC2HEX(HEX2DEC(&quot;05&quot;)+HEX2DEC(&quot;A2&quot;)+HEX2DEC(DEC2HEX([.A883]; 4));4); 2))&amp;&quot; 16&quot;)" office:value-type="string" office:string-value="FE FE 05 A2 03 72 19 16" calcext:value-type="string">
            <text:p>FE FE 05 A2 03 72 19 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&quot;FE FE 05 A2 &quot;&amp;LEFT(DEC2HEX([.A884]; 4);2)&amp;&quot; &quot;&amp;RIGHT(DEC2HEX([.A884]; 4);2)&amp;&quot; &quot;&amp;(RIGHT(DEC2HEX(HEX2DEC(&quot;05&quot;)+HEX2DEC(&quot;A2&quot;)+HEX2DEC(DEC2HEX([.A884]; 4));4); 2))&amp;&quot; 16&quot;)" office:value-type="string" office:string-value="FE FE 05 A2 03 73 1A 16" calcext:value-type="string">
            <text:p>FE FE 05 A2 03 73 1A 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&quot;FE FE 05 A2 &quot;&amp;LEFT(DEC2HEX([.A885]; 4);2)&amp;&quot; &quot;&amp;RIGHT(DEC2HEX([.A885]; 4);2)&amp;&quot; &quot;&amp;(RIGHT(DEC2HEX(HEX2DEC(&quot;05&quot;)+HEX2DEC(&quot;A2&quot;)+HEX2DEC(DEC2HEX([.A885]; 4));4); 2))&amp;&quot; 16&quot;)" office:value-type="string" office:string-value="FE FE 05 A2 03 74 1B 16" calcext:value-type="string">
            <text:p>FE FE 05 A2 03 74 1B 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&quot;FE FE 05 A2 &quot;&amp;LEFT(DEC2HEX([.A886]; 4);2)&amp;&quot; &quot;&amp;RIGHT(DEC2HEX([.A886]; 4);2)&amp;&quot; &quot;&amp;(RIGHT(DEC2HEX(HEX2DEC(&quot;05&quot;)+HEX2DEC(&quot;A2&quot;)+HEX2DEC(DEC2HEX([.A886]; 4));4); 2))&amp;&quot; 16&quot;)" office:value-type="string" office:string-value="FE FE 05 A2 03 75 1C 16" calcext:value-type="string">
            <text:p>FE FE 05 A2 03 75 1C 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&quot;FE FE 05 A2 &quot;&amp;LEFT(DEC2HEX([.A887]; 4);2)&amp;&quot; &quot;&amp;RIGHT(DEC2HEX([.A887]; 4);2)&amp;&quot; &quot;&amp;(RIGHT(DEC2HEX(HEX2DEC(&quot;05&quot;)+HEX2DEC(&quot;A2&quot;)+HEX2DEC(DEC2HEX([.A887]; 4));4); 2))&amp;&quot; 16&quot;)" office:value-type="string" office:string-value="FE FE 05 A2 03 76 1D 16" calcext:value-type="string">
            <text:p>FE FE 05 A2 03 76 1D 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&quot;FE FE 05 A2 &quot;&amp;LEFT(DEC2HEX([.A888]; 4);2)&amp;&quot; &quot;&amp;RIGHT(DEC2HEX([.A888]; 4);2)&amp;&quot; &quot;&amp;(RIGHT(DEC2HEX(HEX2DEC(&quot;05&quot;)+HEX2DEC(&quot;A2&quot;)+HEX2DEC(DEC2HEX([.A888]; 4));4); 2))&amp;&quot; 16&quot;)" office:value-type="string" office:string-value="FE FE 05 A2 03 77 1E 16" calcext:value-type="string">
            <text:p>FE FE 05 A2 03 77 1E 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&quot;FE FE 05 A2 &quot;&amp;LEFT(DEC2HEX([.A889]; 4);2)&amp;&quot; &quot;&amp;RIGHT(DEC2HEX([.A889]; 4);2)&amp;&quot; &quot;&amp;(RIGHT(DEC2HEX(HEX2DEC(&quot;05&quot;)+HEX2DEC(&quot;A2&quot;)+HEX2DEC(DEC2HEX([.A889]; 4));4); 2))&amp;&quot; 16&quot;)" office:value-type="string" office:string-value="FE FE 05 A2 03 78 1F 16" calcext:value-type="string">
            <text:p>FE FE 05 A2 03 78 1F 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&quot;FE FE 05 A2 &quot;&amp;LEFT(DEC2HEX([.A890]; 4);2)&amp;&quot; &quot;&amp;RIGHT(DEC2HEX([.A890]; 4);2)&amp;&quot; &quot;&amp;(RIGHT(DEC2HEX(HEX2DEC(&quot;05&quot;)+HEX2DEC(&quot;A2&quot;)+HEX2DEC(DEC2HEX([.A890]; 4));4); 2))&amp;&quot; 16&quot;)" office:value-type="string" office:string-value="FE FE 05 A2 03 79 20 16" calcext:value-type="string">
            <text:p>FE FE 05 A2 03 79 20 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&quot;FE FE 05 A2 &quot;&amp;LEFT(DEC2HEX([.A891]; 4);2)&amp;&quot; &quot;&amp;RIGHT(DEC2HEX([.A891]; 4);2)&amp;&quot; &quot;&amp;(RIGHT(DEC2HEX(HEX2DEC(&quot;05&quot;)+HEX2DEC(&quot;A2&quot;)+HEX2DEC(DEC2HEX([.A891]; 4));4); 2))&amp;&quot; 16&quot;)" office:value-type="string" office:string-value="FE FE 05 A2 03 7A 21 16" calcext:value-type="string">
            <text:p>FE FE 05 A2 03 7A 21 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&quot;FE FE 05 A2 &quot;&amp;LEFT(DEC2HEX([.A892]; 4);2)&amp;&quot; &quot;&amp;RIGHT(DEC2HEX([.A892]; 4);2)&amp;&quot; &quot;&amp;(RIGHT(DEC2HEX(HEX2DEC(&quot;05&quot;)+HEX2DEC(&quot;A2&quot;)+HEX2DEC(DEC2HEX([.A892]; 4));4); 2))&amp;&quot; 16&quot;)" office:value-type="string" office:string-value="FE FE 05 A2 03 7B 22 16" calcext:value-type="string">
            <text:p>FE FE 05 A2 03 7B 22 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&quot;FE FE 05 A2 &quot;&amp;LEFT(DEC2HEX([.A893]; 4);2)&amp;&quot; &quot;&amp;RIGHT(DEC2HEX([.A893]; 4);2)&amp;&quot; &quot;&amp;(RIGHT(DEC2HEX(HEX2DEC(&quot;05&quot;)+HEX2DEC(&quot;A2&quot;)+HEX2DEC(DEC2HEX([.A893]; 4));4); 2))&amp;&quot; 16&quot;)" office:value-type="string" office:string-value="FE FE 05 A2 03 7C 23 16" calcext:value-type="string">
            <text:p>FE FE 05 A2 03 7C 23 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&quot;FE FE 05 A2 &quot;&amp;LEFT(DEC2HEX([.A894]; 4);2)&amp;&quot; &quot;&amp;RIGHT(DEC2HEX([.A894]; 4);2)&amp;&quot; &quot;&amp;(RIGHT(DEC2HEX(HEX2DEC(&quot;05&quot;)+HEX2DEC(&quot;A2&quot;)+HEX2DEC(DEC2HEX([.A894]; 4));4); 2))&amp;&quot; 16&quot;)" office:value-type="string" office:string-value="FE FE 05 A2 03 7D 24 16" calcext:value-type="string">
            <text:p>FE FE 05 A2 03 7D 24 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&quot;FE FE 05 A2 &quot;&amp;LEFT(DEC2HEX([.A895]; 4);2)&amp;&quot; &quot;&amp;RIGHT(DEC2HEX([.A895]; 4);2)&amp;&quot; &quot;&amp;(RIGHT(DEC2HEX(HEX2DEC(&quot;05&quot;)+HEX2DEC(&quot;A2&quot;)+HEX2DEC(DEC2HEX([.A895]; 4));4); 2))&amp;&quot; 16&quot;)" office:value-type="string" office:string-value="FE FE 05 A2 03 7E 25 16" calcext:value-type="string">
            <text:p>FE FE 05 A2 03 7E 25 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&quot;FE FE 05 A2 &quot;&amp;LEFT(DEC2HEX([.A896]; 4);2)&amp;&quot; &quot;&amp;RIGHT(DEC2HEX([.A896]; 4);2)&amp;&quot; &quot;&amp;(RIGHT(DEC2HEX(HEX2DEC(&quot;05&quot;)+HEX2DEC(&quot;A2&quot;)+HEX2DEC(DEC2HEX([.A896]; 4));4); 2))&amp;&quot; 16&quot;)" office:value-type="string" office:string-value="FE FE 05 A2 03 7F 26 16" calcext:value-type="string">
            <text:p>FE FE 05 A2 03 7F 26 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&quot;FE FE 05 A2 &quot;&amp;LEFT(DEC2HEX([.A897]; 4);2)&amp;&quot; &quot;&amp;RIGHT(DEC2HEX([.A897]; 4);2)&amp;&quot; &quot;&amp;(RIGHT(DEC2HEX(HEX2DEC(&quot;05&quot;)+HEX2DEC(&quot;A2&quot;)+HEX2DEC(DEC2HEX([.A897]; 4));4); 2))&amp;&quot; 16&quot;)" office:value-type="string" office:string-value="FE FE 05 A2 03 80 27 16" calcext:value-type="string">
            <text:p>FE FE 05 A2 03 80 27 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&quot;FE FE 05 A2 &quot;&amp;LEFT(DEC2HEX([.A898]; 4);2)&amp;&quot; &quot;&amp;RIGHT(DEC2HEX([.A898]; 4);2)&amp;&quot; &quot;&amp;(RIGHT(DEC2HEX(HEX2DEC(&quot;05&quot;)+HEX2DEC(&quot;A2&quot;)+HEX2DEC(DEC2HEX([.A898]; 4));4); 2))&amp;&quot; 16&quot;)" office:value-type="string" office:string-value="FE FE 05 A2 03 81 28 16" calcext:value-type="string">
            <text:p>FE FE 05 A2 03 81 28 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&quot;FE FE 05 A2 &quot;&amp;LEFT(DEC2HEX([.A899]; 4);2)&amp;&quot; &quot;&amp;RIGHT(DEC2HEX([.A899]; 4);2)&amp;&quot; &quot;&amp;(RIGHT(DEC2HEX(HEX2DEC(&quot;05&quot;)+HEX2DEC(&quot;A2&quot;)+HEX2DEC(DEC2HEX([.A899]; 4));4); 2))&amp;&quot; 16&quot;)" office:value-type="string" office:string-value="FE FE 05 A2 03 82 29 16" calcext:value-type="string">
            <text:p>FE FE 05 A2 03 82 29 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&quot;FE FE 05 A2 &quot;&amp;LEFT(DEC2HEX([.A900]; 4);2)&amp;&quot; &quot;&amp;RIGHT(DEC2HEX([.A900]; 4);2)&amp;&quot; &quot;&amp;(RIGHT(DEC2HEX(HEX2DEC(&quot;05&quot;)+HEX2DEC(&quot;A2&quot;)+HEX2DEC(DEC2HEX([.A900]; 4));4); 2))&amp;&quot; 16&quot;)" office:value-type="string" office:string-value="FE FE 05 A2 03 83 2A 16" calcext:value-type="string">
            <text:p>FE FE 05 A2 03 83 2A 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&quot;FE FE 05 A2 &quot;&amp;LEFT(DEC2HEX([.A901]; 4);2)&amp;&quot; &quot;&amp;RIGHT(DEC2HEX([.A901]; 4);2)&amp;&quot; &quot;&amp;(RIGHT(DEC2HEX(HEX2DEC(&quot;05&quot;)+HEX2DEC(&quot;A2&quot;)+HEX2DEC(DEC2HEX([.A901]; 4));4); 2))&amp;&quot; 16&quot;)" office:value-type="string" office:string-value="FE FE 05 A2 03 84 2B 16" calcext:value-type="string">
            <text:p>FE FE 05 A2 03 84 2B 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&quot;FE FE 05 A2 &quot;&amp;LEFT(DEC2HEX([.A902]; 4);2)&amp;&quot; &quot;&amp;RIGHT(DEC2HEX([.A902]; 4);2)&amp;&quot; &quot;&amp;(RIGHT(DEC2HEX(HEX2DEC(&quot;05&quot;)+HEX2DEC(&quot;A2&quot;)+HEX2DEC(DEC2HEX([.A902]; 4));4); 2))&amp;&quot; 16&quot;)" office:value-type="string" office:string-value="FE FE 05 A2 03 85 2C 16" calcext:value-type="string">
            <text:p>FE FE 05 A2 03 85 2C 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&quot;FE FE 05 A2 &quot;&amp;LEFT(DEC2HEX([.A903]; 4);2)&amp;&quot; &quot;&amp;RIGHT(DEC2HEX([.A903]; 4);2)&amp;&quot; &quot;&amp;(RIGHT(DEC2HEX(HEX2DEC(&quot;05&quot;)+HEX2DEC(&quot;A2&quot;)+HEX2DEC(DEC2HEX([.A903]; 4));4); 2))&amp;&quot; 16&quot;)" office:value-type="string" office:string-value="FE FE 05 A2 03 86 2D 16" calcext:value-type="string">
            <text:p>FE FE 05 A2 03 86 2D 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&quot;FE FE 05 A2 &quot;&amp;LEFT(DEC2HEX([.A904]; 4);2)&amp;&quot; &quot;&amp;RIGHT(DEC2HEX([.A904]; 4);2)&amp;&quot; &quot;&amp;(RIGHT(DEC2HEX(HEX2DEC(&quot;05&quot;)+HEX2DEC(&quot;A2&quot;)+HEX2DEC(DEC2HEX([.A904]; 4));4); 2))&amp;&quot; 16&quot;)" office:value-type="string" office:string-value="FE FE 05 A2 03 87 2E 16" calcext:value-type="string">
            <text:p>FE FE 05 A2 03 87 2E 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&quot;FE FE 05 A2 &quot;&amp;LEFT(DEC2HEX([.A905]; 4);2)&amp;&quot; &quot;&amp;RIGHT(DEC2HEX([.A905]; 4);2)&amp;&quot; &quot;&amp;(RIGHT(DEC2HEX(HEX2DEC(&quot;05&quot;)+HEX2DEC(&quot;A2&quot;)+HEX2DEC(DEC2HEX([.A905]; 4));4); 2))&amp;&quot; 16&quot;)" office:value-type="string" office:string-value="FE FE 05 A2 03 88 2F 16" calcext:value-type="string">
            <text:p>FE FE 05 A2 03 88 2F 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&quot;FE FE 05 A2 &quot;&amp;LEFT(DEC2HEX([.A906]; 4);2)&amp;&quot; &quot;&amp;RIGHT(DEC2HEX([.A906]; 4);2)&amp;&quot; &quot;&amp;(RIGHT(DEC2HEX(HEX2DEC(&quot;05&quot;)+HEX2DEC(&quot;A2&quot;)+HEX2DEC(DEC2HEX([.A906]; 4));4); 2))&amp;&quot; 16&quot;)" office:value-type="string" office:string-value="FE FE 05 A2 03 89 30 16" calcext:value-type="string">
            <text:p>FE FE 05 A2 03 89 30 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&quot;FE FE 05 A2 &quot;&amp;LEFT(DEC2HEX([.A907]; 4);2)&amp;&quot; &quot;&amp;RIGHT(DEC2HEX([.A907]; 4);2)&amp;&quot; &quot;&amp;(RIGHT(DEC2HEX(HEX2DEC(&quot;05&quot;)+HEX2DEC(&quot;A2&quot;)+HEX2DEC(DEC2HEX([.A907]; 4));4); 2))&amp;&quot; 16&quot;)" office:value-type="string" office:string-value="FE FE 05 A2 03 8A 31 16" calcext:value-type="string">
            <text:p>FE FE 05 A2 03 8A 31 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&quot;FE FE 05 A2 &quot;&amp;LEFT(DEC2HEX([.A908]; 4);2)&amp;&quot; &quot;&amp;RIGHT(DEC2HEX([.A908]; 4);2)&amp;&quot; &quot;&amp;(RIGHT(DEC2HEX(HEX2DEC(&quot;05&quot;)+HEX2DEC(&quot;A2&quot;)+HEX2DEC(DEC2HEX([.A908]; 4));4); 2))&amp;&quot; 16&quot;)" office:value-type="string" office:string-value="FE FE 05 A2 03 8B 32 16" calcext:value-type="string">
            <text:p>FE FE 05 A2 03 8B 32 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&quot;FE FE 05 A2 &quot;&amp;LEFT(DEC2HEX([.A909]; 4);2)&amp;&quot; &quot;&amp;RIGHT(DEC2HEX([.A909]; 4);2)&amp;&quot; &quot;&amp;(RIGHT(DEC2HEX(HEX2DEC(&quot;05&quot;)+HEX2DEC(&quot;A2&quot;)+HEX2DEC(DEC2HEX([.A909]; 4));4); 2))&amp;&quot; 16&quot;)" office:value-type="string" office:string-value="FE FE 05 A2 03 8C 33 16" calcext:value-type="string">
            <text:p>FE FE 05 A2 03 8C 33 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&quot;FE FE 05 A2 &quot;&amp;LEFT(DEC2HEX([.A910]; 4);2)&amp;&quot; &quot;&amp;RIGHT(DEC2HEX([.A910]; 4);2)&amp;&quot; &quot;&amp;(RIGHT(DEC2HEX(HEX2DEC(&quot;05&quot;)+HEX2DEC(&quot;A2&quot;)+HEX2DEC(DEC2HEX([.A910]; 4));4); 2))&amp;&quot; 16&quot;)" office:value-type="string" office:string-value="FE FE 05 A2 03 8D 34 16" calcext:value-type="string">
            <text:p>FE FE 05 A2 03 8D 34 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&quot;FE FE 05 A2 &quot;&amp;LEFT(DEC2HEX([.A911]; 4);2)&amp;&quot; &quot;&amp;RIGHT(DEC2HEX([.A911]; 4);2)&amp;&quot; &quot;&amp;(RIGHT(DEC2HEX(HEX2DEC(&quot;05&quot;)+HEX2DEC(&quot;A2&quot;)+HEX2DEC(DEC2HEX([.A911]; 4));4); 2))&amp;&quot; 16&quot;)" office:value-type="string" office:string-value="FE FE 05 A2 03 8E 35 16" calcext:value-type="string">
            <text:p>FE FE 05 A2 03 8E 35 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&quot;FE FE 05 A2 &quot;&amp;LEFT(DEC2HEX([.A912]; 4);2)&amp;&quot; &quot;&amp;RIGHT(DEC2HEX([.A912]; 4);2)&amp;&quot; &quot;&amp;(RIGHT(DEC2HEX(HEX2DEC(&quot;05&quot;)+HEX2DEC(&quot;A2&quot;)+HEX2DEC(DEC2HEX([.A912]; 4));4); 2))&amp;&quot; 16&quot;)" office:value-type="string" office:string-value="FE FE 05 A2 03 8F 36 16" calcext:value-type="string">
            <text:p>FE FE 05 A2 03 8F 36 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&quot;FE FE 05 A2 &quot;&amp;LEFT(DEC2HEX([.A913]; 4);2)&amp;&quot; &quot;&amp;RIGHT(DEC2HEX([.A913]; 4);2)&amp;&quot; &quot;&amp;(RIGHT(DEC2HEX(HEX2DEC(&quot;05&quot;)+HEX2DEC(&quot;A2&quot;)+HEX2DEC(DEC2HEX([.A913]; 4));4); 2))&amp;&quot; 16&quot;)" office:value-type="string" office:string-value="FE FE 05 A2 03 90 37 16" calcext:value-type="string">
            <text:p>FE FE 05 A2 03 90 37 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&quot;FE FE 05 A2 &quot;&amp;LEFT(DEC2HEX([.A914]; 4);2)&amp;&quot; &quot;&amp;RIGHT(DEC2HEX([.A914]; 4);2)&amp;&quot; &quot;&amp;(RIGHT(DEC2HEX(HEX2DEC(&quot;05&quot;)+HEX2DEC(&quot;A2&quot;)+HEX2DEC(DEC2HEX([.A914]; 4));4); 2))&amp;&quot; 16&quot;)" office:value-type="string" office:string-value="FE FE 05 A2 03 91 38 16" calcext:value-type="string">
            <text:p>FE FE 05 A2 03 91 38 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&quot;FE FE 05 A2 &quot;&amp;LEFT(DEC2HEX([.A915]; 4);2)&amp;&quot; &quot;&amp;RIGHT(DEC2HEX([.A915]; 4);2)&amp;&quot; &quot;&amp;(RIGHT(DEC2HEX(HEX2DEC(&quot;05&quot;)+HEX2DEC(&quot;A2&quot;)+HEX2DEC(DEC2HEX([.A915]; 4));4); 2))&amp;&quot; 16&quot;)" office:value-type="string" office:string-value="FE FE 05 A2 03 92 39 16" calcext:value-type="string">
            <text:p>FE FE 05 A2 03 92 39 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&quot;FE FE 05 A2 &quot;&amp;LEFT(DEC2HEX([.A916]; 4);2)&amp;&quot; &quot;&amp;RIGHT(DEC2HEX([.A916]; 4);2)&amp;&quot; &quot;&amp;(RIGHT(DEC2HEX(HEX2DEC(&quot;05&quot;)+HEX2DEC(&quot;A2&quot;)+HEX2DEC(DEC2HEX([.A916]; 4));4); 2))&amp;&quot; 16&quot;)" office:value-type="string" office:string-value="FE FE 05 A2 03 93 3A 16" calcext:value-type="string">
            <text:p>FE FE 05 A2 03 93 3A 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&quot;FE FE 05 A2 &quot;&amp;LEFT(DEC2HEX([.A917]; 4);2)&amp;&quot; &quot;&amp;RIGHT(DEC2HEX([.A917]; 4);2)&amp;&quot; &quot;&amp;(RIGHT(DEC2HEX(HEX2DEC(&quot;05&quot;)+HEX2DEC(&quot;A2&quot;)+HEX2DEC(DEC2HEX([.A917]; 4));4); 2))&amp;&quot; 16&quot;)" office:value-type="string" office:string-value="FE FE 05 A2 03 94 3B 16" calcext:value-type="string">
            <text:p>FE FE 05 A2 03 94 3B 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&quot;FE FE 05 A2 &quot;&amp;LEFT(DEC2HEX([.A918]; 4);2)&amp;&quot; &quot;&amp;RIGHT(DEC2HEX([.A918]; 4);2)&amp;&quot; &quot;&amp;(RIGHT(DEC2HEX(HEX2DEC(&quot;05&quot;)+HEX2DEC(&quot;A2&quot;)+HEX2DEC(DEC2HEX([.A918]; 4));4); 2))&amp;&quot; 16&quot;)" office:value-type="string" office:string-value="FE FE 05 A2 03 95 3C 16" calcext:value-type="string">
            <text:p>FE FE 05 A2 03 95 3C 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&quot;FE FE 05 A2 &quot;&amp;LEFT(DEC2HEX([.A919]; 4);2)&amp;&quot; &quot;&amp;RIGHT(DEC2HEX([.A919]; 4);2)&amp;&quot; &quot;&amp;(RIGHT(DEC2HEX(HEX2DEC(&quot;05&quot;)+HEX2DEC(&quot;A2&quot;)+HEX2DEC(DEC2HEX([.A919]; 4));4); 2))&amp;&quot; 16&quot;)" office:value-type="string" office:string-value="FE FE 05 A2 03 96 3D 16" calcext:value-type="string">
            <text:p>FE FE 05 A2 03 96 3D 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&quot;FE FE 05 A2 &quot;&amp;LEFT(DEC2HEX([.A920]; 4);2)&amp;&quot; &quot;&amp;RIGHT(DEC2HEX([.A920]; 4);2)&amp;&quot; &quot;&amp;(RIGHT(DEC2HEX(HEX2DEC(&quot;05&quot;)+HEX2DEC(&quot;A2&quot;)+HEX2DEC(DEC2HEX([.A920]; 4));4); 2))&amp;&quot; 16&quot;)" office:value-type="string" office:string-value="FE FE 05 A2 03 97 3E 16" calcext:value-type="string">
            <text:p>FE FE 05 A2 03 97 3E 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&quot;FE FE 05 A2 &quot;&amp;LEFT(DEC2HEX([.A921]; 4);2)&amp;&quot; &quot;&amp;RIGHT(DEC2HEX([.A921]; 4);2)&amp;&quot; &quot;&amp;(RIGHT(DEC2HEX(HEX2DEC(&quot;05&quot;)+HEX2DEC(&quot;A2&quot;)+HEX2DEC(DEC2HEX([.A921]; 4));4); 2))&amp;&quot; 16&quot;)" office:value-type="string" office:string-value="FE FE 05 A2 03 98 3F 16" calcext:value-type="string">
            <text:p>FE FE 05 A2 03 98 3F 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&quot;FE FE 05 A2 &quot;&amp;LEFT(DEC2HEX([.A922]; 4);2)&amp;&quot; &quot;&amp;RIGHT(DEC2HEX([.A922]; 4);2)&amp;&quot; &quot;&amp;(RIGHT(DEC2HEX(HEX2DEC(&quot;05&quot;)+HEX2DEC(&quot;A2&quot;)+HEX2DEC(DEC2HEX([.A922]; 4));4); 2))&amp;&quot; 16&quot;)" office:value-type="string" office:string-value="FE FE 05 A2 03 99 40 16" calcext:value-type="string">
            <text:p>FE FE 05 A2 03 99 40 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&quot;FE FE 05 A2 &quot;&amp;LEFT(DEC2HEX([.A923]; 4);2)&amp;&quot; &quot;&amp;RIGHT(DEC2HEX([.A923]; 4);2)&amp;&quot; &quot;&amp;(RIGHT(DEC2HEX(HEX2DEC(&quot;05&quot;)+HEX2DEC(&quot;A2&quot;)+HEX2DEC(DEC2HEX([.A923]; 4));4); 2))&amp;&quot; 16&quot;)" office:value-type="string" office:string-value="FE FE 05 A2 03 9A 41 16" calcext:value-type="string">
            <text:p>FE FE 05 A2 03 9A 41 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&quot;FE FE 05 A2 &quot;&amp;LEFT(DEC2HEX([.A924]; 4);2)&amp;&quot; &quot;&amp;RIGHT(DEC2HEX([.A924]; 4);2)&amp;&quot; &quot;&amp;(RIGHT(DEC2HEX(HEX2DEC(&quot;05&quot;)+HEX2DEC(&quot;A2&quot;)+HEX2DEC(DEC2HEX([.A924]; 4));4); 2))&amp;&quot; 16&quot;)" office:value-type="string" office:string-value="FE FE 05 A2 03 9B 42 16" calcext:value-type="string">
            <text:p>FE FE 05 A2 03 9B 42 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&quot;FE FE 05 A2 &quot;&amp;LEFT(DEC2HEX([.A925]; 4);2)&amp;&quot; &quot;&amp;RIGHT(DEC2HEX([.A925]; 4);2)&amp;&quot; &quot;&amp;(RIGHT(DEC2HEX(HEX2DEC(&quot;05&quot;)+HEX2DEC(&quot;A2&quot;)+HEX2DEC(DEC2HEX([.A925]; 4));4); 2))&amp;&quot; 16&quot;)" office:value-type="string" office:string-value="FE FE 05 A2 03 9C 43 16" calcext:value-type="string">
            <text:p>FE FE 05 A2 03 9C 43 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&quot;FE FE 05 A2 &quot;&amp;LEFT(DEC2HEX([.A926]; 4);2)&amp;&quot; &quot;&amp;RIGHT(DEC2HEX([.A926]; 4);2)&amp;&quot; &quot;&amp;(RIGHT(DEC2HEX(HEX2DEC(&quot;05&quot;)+HEX2DEC(&quot;A2&quot;)+HEX2DEC(DEC2HEX([.A926]; 4));4); 2))&amp;&quot; 16&quot;)" office:value-type="string" office:string-value="FE FE 05 A2 03 9D 44 16" calcext:value-type="string">
            <text:p>FE FE 05 A2 03 9D 44 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&quot;FE FE 05 A2 &quot;&amp;LEFT(DEC2HEX([.A927]; 4);2)&amp;&quot; &quot;&amp;RIGHT(DEC2HEX([.A927]; 4);2)&amp;&quot; &quot;&amp;(RIGHT(DEC2HEX(HEX2DEC(&quot;05&quot;)+HEX2DEC(&quot;A2&quot;)+HEX2DEC(DEC2HEX([.A927]; 4));4); 2))&amp;&quot; 16&quot;)" office:value-type="string" office:string-value="FE FE 05 A2 03 9E 45 16" calcext:value-type="string">
            <text:p>FE FE 05 A2 03 9E 45 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&quot;FE FE 05 A2 &quot;&amp;LEFT(DEC2HEX([.A928]; 4);2)&amp;&quot; &quot;&amp;RIGHT(DEC2HEX([.A928]; 4);2)&amp;&quot; &quot;&amp;(RIGHT(DEC2HEX(HEX2DEC(&quot;05&quot;)+HEX2DEC(&quot;A2&quot;)+HEX2DEC(DEC2HEX([.A928]; 4));4); 2))&amp;&quot; 16&quot;)" office:value-type="string" office:string-value="FE FE 05 A2 03 9F 46 16" calcext:value-type="string">
            <text:p>FE FE 05 A2 03 9F 46 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&quot;FE FE 05 A2 &quot;&amp;LEFT(DEC2HEX([.A929]; 4);2)&amp;&quot; &quot;&amp;RIGHT(DEC2HEX([.A929]; 4);2)&amp;&quot; &quot;&amp;(RIGHT(DEC2HEX(HEX2DEC(&quot;05&quot;)+HEX2DEC(&quot;A2&quot;)+HEX2DEC(DEC2HEX([.A929]; 4));4); 2))&amp;&quot; 16&quot;)" office:value-type="string" office:string-value="FE FE 05 A2 03 A0 47 16" calcext:value-type="string">
            <text:p>FE FE 05 A2 03 A0 47 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&quot;FE FE 05 A2 &quot;&amp;LEFT(DEC2HEX([.A930]; 4);2)&amp;&quot; &quot;&amp;RIGHT(DEC2HEX([.A930]; 4);2)&amp;&quot; &quot;&amp;(RIGHT(DEC2HEX(HEX2DEC(&quot;05&quot;)+HEX2DEC(&quot;A2&quot;)+HEX2DEC(DEC2HEX([.A930]; 4));4); 2))&amp;&quot; 16&quot;)" office:value-type="string" office:string-value="FE FE 05 A2 03 A1 48 16" calcext:value-type="string">
            <text:p>FE FE 05 A2 03 A1 48 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&quot;FE FE 05 A2 &quot;&amp;LEFT(DEC2HEX([.A931]; 4);2)&amp;&quot; &quot;&amp;RIGHT(DEC2HEX([.A931]; 4);2)&amp;&quot; &quot;&amp;(RIGHT(DEC2HEX(HEX2DEC(&quot;05&quot;)+HEX2DEC(&quot;A2&quot;)+HEX2DEC(DEC2HEX([.A931]; 4));4); 2))&amp;&quot; 16&quot;)" office:value-type="string" office:string-value="FE FE 05 A2 03 A2 49 16" calcext:value-type="string">
            <text:p>FE FE 05 A2 03 A2 49 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&quot;FE FE 05 A2 &quot;&amp;LEFT(DEC2HEX([.A932]; 4);2)&amp;&quot; &quot;&amp;RIGHT(DEC2HEX([.A932]; 4);2)&amp;&quot; &quot;&amp;(RIGHT(DEC2HEX(HEX2DEC(&quot;05&quot;)+HEX2DEC(&quot;A2&quot;)+HEX2DEC(DEC2HEX([.A932]; 4));4); 2))&amp;&quot; 16&quot;)" office:value-type="string" office:string-value="FE FE 05 A2 03 A3 4A 16" calcext:value-type="string">
            <text:p>FE FE 05 A2 03 A3 4A 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&quot;FE FE 05 A2 &quot;&amp;LEFT(DEC2HEX([.A933]; 4);2)&amp;&quot; &quot;&amp;RIGHT(DEC2HEX([.A933]; 4);2)&amp;&quot; &quot;&amp;(RIGHT(DEC2HEX(HEX2DEC(&quot;05&quot;)+HEX2DEC(&quot;A2&quot;)+HEX2DEC(DEC2HEX([.A933]; 4));4); 2))&amp;&quot; 16&quot;)" office:value-type="string" office:string-value="FE FE 05 A2 03 A4 4B 16" calcext:value-type="string">
            <text:p>FE FE 05 A2 03 A4 4B 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&quot;FE FE 05 A2 &quot;&amp;LEFT(DEC2HEX([.A934]; 4);2)&amp;&quot; &quot;&amp;RIGHT(DEC2HEX([.A934]; 4);2)&amp;&quot; &quot;&amp;(RIGHT(DEC2HEX(HEX2DEC(&quot;05&quot;)+HEX2DEC(&quot;A2&quot;)+HEX2DEC(DEC2HEX([.A934]; 4));4); 2))&amp;&quot; 16&quot;)" office:value-type="string" office:string-value="FE FE 05 A2 03 A5 4C 16" calcext:value-type="string">
            <text:p>FE FE 05 A2 03 A5 4C 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&quot;FE FE 05 A2 &quot;&amp;LEFT(DEC2HEX([.A935]; 4);2)&amp;&quot; &quot;&amp;RIGHT(DEC2HEX([.A935]; 4);2)&amp;&quot; &quot;&amp;(RIGHT(DEC2HEX(HEX2DEC(&quot;05&quot;)+HEX2DEC(&quot;A2&quot;)+HEX2DEC(DEC2HEX([.A935]; 4));4); 2))&amp;&quot; 16&quot;)" office:value-type="string" office:string-value="FE FE 05 A2 03 A6 4D 16" calcext:value-type="string">
            <text:p>FE FE 05 A2 03 A6 4D 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&quot;FE FE 05 A2 &quot;&amp;LEFT(DEC2HEX([.A936]; 4);2)&amp;&quot; &quot;&amp;RIGHT(DEC2HEX([.A936]; 4);2)&amp;&quot; &quot;&amp;(RIGHT(DEC2HEX(HEX2DEC(&quot;05&quot;)+HEX2DEC(&quot;A2&quot;)+HEX2DEC(DEC2HEX([.A936]; 4));4); 2))&amp;&quot; 16&quot;)" office:value-type="string" office:string-value="FE FE 05 A2 03 A7 4E 16" calcext:value-type="string">
            <text:p>FE FE 05 A2 03 A7 4E 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&quot;FE FE 05 A2 &quot;&amp;LEFT(DEC2HEX([.A937]; 4);2)&amp;&quot; &quot;&amp;RIGHT(DEC2HEX([.A937]; 4);2)&amp;&quot; &quot;&amp;(RIGHT(DEC2HEX(HEX2DEC(&quot;05&quot;)+HEX2DEC(&quot;A2&quot;)+HEX2DEC(DEC2HEX([.A937]; 4));4); 2))&amp;&quot; 16&quot;)" office:value-type="string" office:string-value="FE FE 05 A2 03 A8 4F 16" calcext:value-type="string">
            <text:p>FE FE 05 A2 03 A8 4F 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&quot;FE FE 05 A2 &quot;&amp;LEFT(DEC2HEX([.A938]; 4);2)&amp;&quot; &quot;&amp;RIGHT(DEC2HEX([.A938]; 4);2)&amp;&quot; &quot;&amp;(RIGHT(DEC2HEX(HEX2DEC(&quot;05&quot;)+HEX2DEC(&quot;A2&quot;)+HEX2DEC(DEC2HEX([.A938]; 4));4); 2))&amp;&quot; 16&quot;)" office:value-type="string" office:string-value="FE FE 05 A2 03 A9 50 16" calcext:value-type="string">
            <text:p>FE FE 05 A2 03 A9 50 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&quot;FE FE 05 A2 &quot;&amp;LEFT(DEC2HEX([.A939]; 4);2)&amp;&quot; &quot;&amp;RIGHT(DEC2HEX([.A939]; 4);2)&amp;&quot; &quot;&amp;(RIGHT(DEC2HEX(HEX2DEC(&quot;05&quot;)+HEX2DEC(&quot;A2&quot;)+HEX2DEC(DEC2HEX([.A939]; 4));4); 2))&amp;&quot; 16&quot;)" office:value-type="string" office:string-value="FE FE 05 A2 03 AA 51 16" calcext:value-type="string">
            <text:p>FE FE 05 A2 03 AA 51 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&quot;FE FE 05 A2 &quot;&amp;LEFT(DEC2HEX([.A940]; 4);2)&amp;&quot; &quot;&amp;RIGHT(DEC2HEX([.A940]; 4);2)&amp;&quot; &quot;&amp;(RIGHT(DEC2HEX(HEX2DEC(&quot;05&quot;)+HEX2DEC(&quot;A2&quot;)+HEX2DEC(DEC2HEX([.A940]; 4));4); 2))&amp;&quot; 16&quot;)" office:value-type="string" office:string-value="FE FE 05 A2 03 AB 52 16" calcext:value-type="string">
            <text:p>FE FE 05 A2 03 AB 52 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&quot;FE FE 05 A2 &quot;&amp;LEFT(DEC2HEX([.A941]; 4);2)&amp;&quot; &quot;&amp;RIGHT(DEC2HEX([.A941]; 4);2)&amp;&quot; &quot;&amp;(RIGHT(DEC2HEX(HEX2DEC(&quot;05&quot;)+HEX2DEC(&quot;A2&quot;)+HEX2DEC(DEC2HEX([.A941]; 4));4); 2))&amp;&quot; 16&quot;)" office:value-type="string" office:string-value="FE FE 05 A2 03 AC 53 16" calcext:value-type="string">
            <text:p>FE FE 05 A2 03 AC 53 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&quot;FE FE 05 A2 &quot;&amp;LEFT(DEC2HEX([.A942]; 4);2)&amp;&quot; &quot;&amp;RIGHT(DEC2HEX([.A942]; 4);2)&amp;&quot; &quot;&amp;(RIGHT(DEC2HEX(HEX2DEC(&quot;05&quot;)+HEX2DEC(&quot;A2&quot;)+HEX2DEC(DEC2HEX([.A942]; 4));4); 2))&amp;&quot; 16&quot;)" office:value-type="string" office:string-value="FE FE 05 A2 03 AD 54 16" calcext:value-type="string">
            <text:p>FE FE 05 A2 03 AD 54 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&quot;FE FE 05 A2 &quot;&amp;LEFT(DEC2HEX([.A943]; 4);2)&amp;&quot; &quot;&amp;RIGHT(DEC2HEX([.A943]; 4);2)&amp;&quot; &quot;&amp;(RIGHT(DEC2HEX(HEX2DEC(&quot;05&quot;)+HEX2DEC(&quot;A2&quot;)+HEX2DEC(DEC2HEX([.A943]; 4));4); 2))&amp;&quot; 16&quot;)" office:value-type="string" office:string-value="FE FE 05 A2 03 AE 55 16" calcext:value-type="string">
            <text:p>FE FE 05 A2 03 AE 55 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&quot;FE FE 05 A2 &quot;&amp;LEFT(DEC2HEX([.A944]; 4);2)&amp;&quot; &quot;&amp;RIGHT(DEC2HEX([.A944]; 4);2)&amp;&quot; &quot;&amp;(RIGHT(DEC2HEX(HEX2DEC(&quot;05&quot;)+HEX2DEC(&quot;A2&quot;)+HEX2DEC(DEC2HEX([.A944]; 4));4); 2))&amp;&quot; 16&quot;)" office:value-type="string" office:string-value="FE FE 05 A2 03 AF 56 16" calcext:value-type="string">
            <text:p>FE FE 05 A2 03 AF 56 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&quot;FE FE 05 A2 &quot;&amp;LEFT(DEC2HEX([.A945]; 4);2)&amp;&quot; &quot;&amp;RIGHT(DEC2HEX([.A945]; 4);2)&amp;&quot; &quot;&amp;(RIGHT(DEC2HEX(HEX2DEC(&quot;05&quot;)+HEX2DEC(&quot;A2&quot;)+HEX2DEC(DEC2HEX([.A945]; 4));4); 2))&amp;&quot; 16&quot;)" office:value-type="string" office:string-value="FE FE 05 A2 03 B0 57 16" calcext:value-type="string">
            <text:p>FE FE 05 A2 03 B0 57 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&quot;FE FE 05 A2 &quot;&amp;LEFT(DEC2HEX([.A946]; 4);2)&amp;&quot; &quot;&amp;RIGHT(DEC2HEX([.A946]; 4);2)&amp;&quot; &quot;&amp;(RIGHT(DEC2HEX(HEX2DEC(&quot;05&quot;)+HEX2DEC(&quot;A2&quot;)+HEX2DEC(DEC2HEX([.A946]; 4));4); 2))&amp;&quot; 16&quot;)" office:value-type="string" office:string-value="FE FE 05 A2 03 B1 58 16" calcext:value-type="string">
            <text:p>FE FE 05 A2 03 B1 58 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&quot;FE FE 05 A2 &quot;&amp;LEFT(DEC2HEX([.A947]; 4);2)&amp;&quot; &quot;&amp;RIGHT(DEC2HEX([.A947]; 4);2)&amp;&quot; &quot;&amp;(RIGHT(DEC2HEX(HEX2DEC(&quot;05&quot;)+HEX2DEC(&quot;A2&quot;)+HEX2DEC(DEC2HEX([.A947]; 4));4); 2))&amp;&quot; 16&quot;)" office:value-type="string" office:string-value="FE FE 05 A2 03 B2 59 16" calcext:value-type="string">
            <text:p>FE FE 05 A2 03 B2 59 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&quot;FE FE 05 A2 &quot;&amp;LEFT(DEC2HEX([.A948]; 4);2)&amp;&quot; &quot;&amp;RIGHT(DEC2HEX([.A948]; 4);2)&amp;&quot; &quot;&amp;(RIGHT(DEC2HEX(HEX2DEC(&quot;05&quot;)+HEX2DEC(&quot;A2&quot;)+HEX2DEC(DEC2HEX([.A948]; 4));4); 2))&amp;&quot; 16&quot;)" office:value-type="string" office:string-value="FE FE 05 A2 03 B3 5A 16" calcext:value-type="string">
            <text:p>FE FE 05 A2 03 B3 5A 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&quot;FE FE 05 A2 &quot;&amp;LEFT(DEC2HEX([.A949]; 4);2)&amp;&quot; &quot;&amp;RIGHT(DEC2HEX([.A949]; 4);2)&amp;&quot; &quot;&amp;(RIGHT(DEC2HEX(HEX2DEC(&quot;05&quot;)+HEX2DEC(&quot;A2&quot;)+HEX2DEC(DEC2HEX([.A949]; 4));4); 2))&amp;&quot; 16&quot;)" office:value-type="string" office:string-value="FE FE 05 A2 03 B4 5B 16" calcext:value-type="string">
            <text:p>FE FE 05 A2 03 B4 5B 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&quot;FE FE 05 A2 &quot;&amp;LEFT(DEC2HEX([.A950]; 4);2)&amp;&quot; &quot;&amp;RIGHT(DEC2HEX([.A950]; 4);2)&amp;&quot; &quot;&amp;(RIGHT(DEC2HEX(HEX2DEC(&quot;05&quot;)+HEX2DEC(&quot;A2&quot;)+HEX2DEC(DEC2HEX([.A950]; 4));4); 2))&amp;&quot; 16&quot;)" office:value-type="string" office:string-value="FE FE 05 A2 03 B5 5C 16" calcext:value-type="string">
            <text:p>FE FE 05 A2 03 B5 5C 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&quot;FE FE 05 A2 &quot;&amp;LEFT(DEC2HEX([.A951]; 4);2)&amp;&quot; &quot;&amp;RIGHT(DEC2HEX([.A951]; 4);2)&amp;&quot; &quot;&amp;(RIGHT(DEC2HEX(HEX2DEC(&quot;05&quot;)+HEX2DEC(&quot;A2&quot;)+HEX2DEC(DEC2HEX([.A951]; 4));4); 2))&amp;&quot; 16&quot;)" office:value-type="string" office:string-value="FE FE 05 A2 03 B6 5D 16" calcext:value-type="string">
            <text:p>FE FE 05 A2 03 B6 5D 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&quot;FE FE 05 A2 &quot;&amp;LEFT(DEC2HEX([.A952]; 4);2)&amp;&quot; &quot;&amp;RIGHT(DEC2HEX([.A952]; 4);2)&amp;&quot; &quot;&amp;(RIGHT(DEC2HEX(HEX2DEC(&quot;05&quot;)+HEX2DEC(&quot;A2&quot;)+HEX2DEC(DEC2HEX([.A952]; 4));4); 2))&amp;&quot; 16&quot;)" office:value-type="string" office:string-value="FE FE 05 A2 03 B7 5E 16" calcext:value-type="string">
            <text:p>FE FE 05 A2 03 B7 5E 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&quot;FE FE 05 A2 &quot;&amp;LEFT(DEC2HEX([.A953]; 4);2)&amp;&quot; &quot;&amp;RIGHT(DEC2HEX([.A953]; 4);2)&amp;&quot; &quot;&amp;(RIGHT(DEC2HEX(HEX2DEC(&quot;05&quot;)+HEX2DEC(&quot;A2&quot;)+HEX2DEC(DEC2HEX([.A953]; 4));4); 2))&amp;&quot; 16&quot;)" office:value-type="string" office:string-value="FE FE 05 A2 03 B8 5F 16" calcext:value-type="string">
            <text:p>FE FE 05 A2 03 B8 5F 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&quot;FE FE 05 A2 &quot;&amp;LEFT(DEC2HEX([.A954]; 4);2)&amp;&quot; &quot;&amp;RIGHT(DEC2HEX([.A954]; 4);2)&amp;&quot; &quot;&amp;(RIGHT(DEC2HEX(HEX2DEC(&quot;05&quot;)+HEX2DEC(&quot;A2&quot;)+HEX2DEC(DEC2HEX([.A954]; 4));4); 2))&amp;&quot; 16&quot;)" office:value-type="string" office:string-value="FE FE 05 A2 03 B9 60 16" calcext:value-type="string">
            <text:p>FE FE 05 A2 03 B9 60 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&quot;FE FE 05 A2 &quot;&amp;LEFT(DEC2HEX([.A955]; 4);2)&amp;&quot; &quot;&amp;RIGHT(DEC2HEX([.A955]; 4);2)&amp;&quot; &quot;&amp;(RIGHT(DEC2HEX(HEX2DEC(&quot;05&quot;)+HEX2DEC(&quot;A2&quot;)+HEX2DEC(DEC2HEX([.A955]; 4));4); 2))&amp;&quot; 16&quot;)" office:value-type="string" office:string-value="FE FE 05 A2 03 BA 61 16" calcext:value-type="string">
            <text:p>FE FE 05 A2 03 BA 61 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&quot;FE FE 05 A2 &quot;&amp;LEFT(DEC2HEX([.A956]; 4);2)&amp;&quot; &quot;&amp;RIGHT(DEC2HEX([.A956]; 4);2)&amp;&quot; &quot;&amp;(RIGHT(DEC2HEX(HEX2DEC(&quot;05&quot;)+HEX2DEC(&quot;A2&quot;)+HEX2DEC(DEC2HEX([.A956]; 4));4); 2))&amp;&quot; 16&quot;)" office:value-type="string" office:string-value="FE FE 05 A2 03 BB 62 16" calcext:value-type="string">
            <text:p>FE FE 05 A2 03 BB 62 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&quot;FE FE 05 A2 &quot;&amp;LEFT(DEC2HEX([.A957]; 4);2)&amp;&quot; &quot;&amp;RIGHT(DEC2HEX([.A957]; 4);2)&amp;&quot; &quot;&amp;(RIGHT(DEC2HEX(HEX2DEC(&quot;05&quot;)+HEX2DEC(&quot;A2&quot;)+HEX2DEC(DEC2HEX([.A957]; 4));4); 2))&amp;&quot; 16&quot;)" office:value-type="string" office:string-value="FE FE 05 A2 03 BC 63 16" calcext:value-type="string">
            <text:p>FE FE 05 A2 03 BC 63 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&quot;FE FE 05 A2 &quot;&amp;LEFT(DEC2HEX([.A958]; 4);2)&amp;&quot; &quot;&amp;RIGHT(DEC2HEX([.A958]; 4);2)&amp;&quot; &quot;&amp;(RIGHT(DEC2HEX(HEX2DEC(&quot;05&quot;)+HEX2DEC(&quot;A2&quot;)+HEX2DEC(DEC2HEX([.A958]; 4));4); 2))&amp;&quot; 16&quot;)" office:value-type="string" office:string-value="FE FE 05 A2 03 BD 64 16" calcext:value-type="string">
            <text:p>FE FE 05 A2 03 BD 64 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&quot;FE FE 05 A2 &quot;&amp;LEFT(DEC2HEX([.A959]; 4);2)&amp;&quot; &quot;&amp;RIGHT(DEC2HEX([.A959]; 4);2)&amp;&quot; &quot;&amp;(RIGHT(DEC2HEX(HEX2DEC(&quot;05&quot;)+HEX2DEC(&quot;A2&quot;)+HEX2DEC(DEC2HEX([.A959]; 4));4); 2))&amp;&quot; 16&quot;)" office:value-type="string" office:string-value="FE FE 05 A2 03 BE 65 16" calcext:value-type="string">
            <text:p>FE FE 05 A2 03 BE 65 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&quot;FE FE 05 A2 &quot;&amp;LEFT(DEC2HEX([.A960]; 4);2)&amp;&quot; &quot;&amp;RIGHT(DEC2HEX([.A960]; 4);2)&amp;&quot; &quot;&amp;(RIGHT(DEC2HEX(HEX2DEC(&quot;05&quot;)+HEX2DEC(&quot;A2&quot;)+HEX2DEC(DEC2HEX([.A960]; 4));4); 2))&amp;&quot; 16&quot;)" office:value-type="string" office:string-value="FE FE 05 A2 03 BF 66 16" calcext:value-type="string">
            <text:p>FE FE 05 A2 03 BF 66 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&quot;FE FE 05 A2 &quot;&amp;LEFT(DEC2HEX([.A961]; 4);2)&amp;&quot; &quot;&amp;RIGHT(DEC2HEX([.A961]; 4);2)&amp;&quot; &quot;&amp;(RIGHT(DEC2HEX(HEX2DEC(&quot;05&quot;)+HEX2DEC(&quot;A2&quot;)+HEX2DEC(DEC2HEX([.A961]; 4));4); 2))&amp;&quot; 16&quot;)" office:value-type="string" office:string-value="FE FE 05 A2 03 C0 67 16" calcext:value-type="string">
            <text:p>FE FE 05 A2 03 C0 67 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&quot;FE FE 05 A2 &quot;&amp;LEFT(DEC2HEX([.A962]; 4);2)&amp;&quot; &quot;&amp;RIGHT(DEC2HEX([.A962]; 4);2)&amp;&quot; &quot;&amp;(RIGHT(DEC2HEX(HEX2DEC(&quot;05&quot;)+HEX2DEC(&quot;A2&quot;)+HEX2DEC(DEC2HEX([.A962]; 4));4); 2))&amp;&quot; 16&quot;)" office:value-type="string" office:string-value="FE FE 05 A2 03 C1 68 16" calcext:value-type="string">
            <text:p>FE FE 05 A2 03 C1 68 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&quot;FE FE 05 A2 &quot;&amp;LEFT(DEC2HEX([.A963]; 4);2)&amp;&quot; &quot;&amp;RIGHT(DEC2HEX([.A963]; 4);2)&amp;&quot; &quot;&amp;(RIGHT(DEC2HEX(HEX2DEC(&quot;05&quot;)+HEX2DEC(&quot;A2&quot;)+HEX2DEC(DEC2HEX([.A963]; 4));4); 2))&amp;&quot; 16&quot;)" office:value-type="string" office:string-value="FE FE 05 A2 03 C2 69 16" calcext:value-type="string">
            <text:p>FE FE 05 A2 03 C2 69 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&quot;FE FE 05 A2 &quot;&amp;LEFT(DEC2HEX([.A964]; 4);2)&amp;&quot; &quot;&amp;RIGHT(DEC2HEX([.A964]; 4);2)&amp;&quot; &quot;&amp;(RIGHT(DEC2HEX(HEX2DEC(&quot;05&quot;)+HEX2DEC(&quot;A2&quot;)+HEX2DEC(DEC2HEX([.A964]; 4));4); 2))&amp;&quot; 16&quot;)" office:value-type="string" office:string-value="FE FE 05 A2 03 C3 6A 16" calcext:value-type="string">
            <text:p>FE FE 05 A2 03 C3 6A 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&quot;FE FE 05 A2 &quot;&amp;LEFT(DEC2HEX([.A965]; 4);2)&amp;&quot; &quot;&amp;RIGHT(DEC2HEX([.A965]; 4);2)&amp;&quot; &quot;&amp;(RIGHT(DEC2HEX(HEX2DEC(&quot;05&quot;)+HEX2DEC(&quot;A2&quot;)+HEX2DEC(DEC2HEX([.A965]; 4));4); 2))&amp;&quot; 16&quot;)" office:value-type="string" office:string-value="FE FE 05 A2 03 C4 6B 16" calcext:value-type="string">
            <text:p>FE FE 05 A2 03 C4 6B 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&quot;FE FE 05 A2 &quot;&amp;LEFT(DEC2HEX([.A966]; 4);2)&amp;&quot; &quot;&amp;RIGHT(DEC2HEX([.A966]; 4);2)&amp;&quot; &quot;&amp;(RIGHT(DEC2HEX(HEX2DEC(&quot;05&quot;)+HEX2DEC(&quot;A2&quot;)+HEX2DEC(DEC2HEX([.A966]; 4));4); 2))&amp;&quot; 16&quot;)" office:value-type="string" office:string-value="FE FE 05 A2 03 C5 6C 16" calcext:value-type="string">
            <text:p>FE FE 05 A2 03 C5 6C 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&quot;FE FE 05 A2 &quot;&amp;LEFT(DEC2HEX([.A967]; 4);2)&amp;&quot; &quot;&amp;RIGHT(DEC2HEX([.A967]; 4);2)&amp;&quot; &quot;&amp;(RIGHT(DEC2HEX(HEX2DEC(&quot;05&quot;)+HEX2DEC(&quot;A2&quot;)+HEX2DEC(DEC2HEX([.A967]; 4));4); 2))&amp;&quot; 16&quot;)" office:value-type="string" office:string-value="FE FE 05 A2 03 C6 6D 16" calcext:value-type="string">
            <text:p>FE FE 05 A2 03 C6 6D 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&quot;FE FE 05 A2 &quot;&amp;LEFT(DEC2HEX([.A968]; 4);2)&amp;&quot; &quot;&amp;RIGHT(DEC2HEX([.A968]; 4);2)&amp;&quot; &quot;&amp;(RIGHT(DEC2HEX(HEX2DEC(&quot;05&quot;)+HEX2DEC(&quot;A2&quot;)+HEX2DEC(DEC2HEX([.A968]; 4));4); 2))&amp;&quot; 16&quot;)" office:value-type="string" office:string-value="FE FE 05 A2 03 C7 6E 16" calcext:value-type="string">
            <text:p>FE FE 05 A2 03 C7 6E 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&quot;FE FE 05 A2 &quot;&amp;LEFT(DEC2HEX([.A969]; 4);2)&amp;&quot; &quot;&amp;RIGHT(DEC2HEX([.A969]; 4);2)&amp;&quot; &quot;&amp;(RIGHT(DEC2HEX(HEX2DEC(&quot;05&quot;)+HEX2DEC(&quot;A2&quot;)+HEX2DEC(DEC2HEX([.A969]; 4));4); 2))&amp;&quot; 16&quot;)" office:value-type="string" office:string-value="FE FE 05 A2 03 C8 6F 16" calcext:value-type="string">
            <text:p>FE FE 05 A2 03 C8 6F 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&quot;FE FE 05 A2 &quot;&amp;LEFT(DEC2HEX([.A970]; 4);2)&amp;&quot; &quot;&amp;RIGHT(DEC2HEX([.A970]; 4);2)&amp;&quot; &quot;&amp;(RIGHT(DEC2HEX(HEX2DEC(&quot;05&quot;)+HEX2DEC(&quot;A2&quot;)+HEX2DEC(DEC2HEX([.A970]; 4));4); 2))&amp;&quot; 16&quot;)" office:value-type="string" office:string-value="FE FE 05 A2 03 C9 70 16" calcext:value-type="string">
            <text:p>FE FE 05 A2 03 C9 70 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&quot;FE FE 05 A2 &quot;&amp;LEFT(DEC2HEX([.A971]; 4);2)&amp;&quot; &quot;&amp;RIGHT(DEC2HEX([.A971]; 4);2)&amp;&quot; &quot;&amp;(RIGHT(DEC2HEX(HEX2DEC(&quot;05&quot;)+HEX2DEC(&quot;A2&quot;)+HEX2DEC(DEC2HEX([.A971]; 4));4); 2))&amp;&quot; 16&quot;)" office:value-type="string" office:string-value="FE FE 05 A2 03 CA 71 16" calcext:value-type="string">
            <text:p>FE FE 05 A2 03 CA 71 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&quot;FE FE 05 A2 &quot;&amp;LEFT(DEC2HEX([.A972]; 4);2)&amp;&quot; &quot;&amp;RIGHT(DEC2HEX([.A972]; 4);2)&amp;&quot; &quot;&amp;(RIGHT(DEC2HEX(HEX2DEC(&quot;05&quot;)+HEX2DEC(&quot;A2&quot;)+HEX2DEC(DEC2HEX([.A972]; 4));4); 2))&amp;&quot; 16&quot;)" office:value-type="string" office:string-value="FE FE 05 A2 03 CB 72 16" calcext:value-type="string">
            <text:p>FE FE 05 A2 03 CB 72 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&quot;FE FE 05 A2 &quot;&amp;LEFT(DEC2HEX([.A973]; 4);2)&amp;&quot; &quot;&amp;RIGHT(DEC2HEX([.A973]; 4);2)&amp;&quot; &quot;&amp;(RIGHT(DEC2HEX(HEX2DEC(&quot;05&quot;)+HEX2DEC(&quot;A2&quot;)+HEX2DEC(DEC2HEX([.A973]; 4));4); 2))&amp;&quot; 16&quot;)" office:value-type="string" office:string-value="FE FE 05 A2 03 CC 73 16" calcext:value-type="string">
            <text:p>FE FE 05 A2 03 CC 73 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&quot;FE FE 05 A2 &quot;&amp;LEFT(DEC2HEX([.A974]; 4);2)&amp;&quot; &quot;&amp;RIGHT(DEC2HEX([.A974]; 4);2)&amp;&quot; &quot;&amp;(RIGHT(DEC2HEX(HEX2DEC(&quot;05&quot;)+HEX2DEC(&quot;A2&quot;)+HEX2DEC(DEC2HEX([.A974]; 4));4); 2))&amp;&quot; 16&quot;)" office:value-type="string" office:string-value="FE FE 05 A2 03 CD 74 16" calcext:value-type="string">
            <text:p>FE FE 05 A2 03 CD 74 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&quot;FE FE 05 A2 &quot;&amp;LEFT(DEC2HEX([.A975]; 4);2)&amp;&quot; &quot;&amp;RIGHT(DEC2HEX([.A975]; 4);2)&amp;&quot; &quot;&amp;(RIGHT(DEC2HEX(HEX2DEC(&quot;05&quot;)+HEX2DEC(&quot;A2&quot;)+HEX2DEC(DEC2HEX([.A975]; 4));4); 2))&amp;&quot; 16&quot;)" office:value-type="string" office:string-value="FE FE 05 A2 03 CE 75 16" calcext:value-type="string">
            <text:p>FE FE 05 A2 03 CE 75 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&quot;FE FE 05 A2 &quot;&amp;LEFT(DEC2HEX([.A976]; 4);2)&amp;&quot; &quot;&amp;RIGHT(DEC2HEX([.A976]; 4);2)&amp;&quot; &quot;&amp;(RIGHT(DEC2HEX(HEX2DEC(&quot;05&quot;)+HEX2DEC(&quot;A2&quot;)+HEX2DEC(DEC2HEX([.A976]; 4));4); 2))&amp;&quot; 16&quot;)" office:value-type="string" office:string-value="FE FE 05 A2 03 CF 76 16" calcext:value-type="string">
            <text:p>FE FE 05 A2 03 CF 76 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&quot;FE FE 05 A2 &quot;&amp;LEFT(DEC2HEX([.A977]; 4);2)&amp;&quot; &quot;&amp;RIGHT(DEC2HEX([.A977]; 4);2)&amp;&quot; &quot;&amp;(RIGHT(DEC2HEX(HEX2DEC(&quot;05&quot;)+HEX2DEC(&quot;A2&quot;)+HEX2DEC(DEC2HEX([.A977]; 4));4); 2))&amp;&quot; 16&quot;)" office:value-type="string" office:string-value="FE FE 05 A2 03 D0 77 16" calcext:value-type="string">
            <text:p>FE FE 05 A2 03 D0 77 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&quot;FE FE 05 A2 &quot;&amp;LEFT(DEC2HEX([.A978]; 4);2)&amp;&quot; &quot;&amp;RIGHT(DEC2HEX([.A978]; 4);2)&amp;&quot; &quot;&amp;(RIGHT(DEC2HEX(HEX2DEC(&quot;05&quot;)+HEX2DEC(&quot;A2&quot;)+HEX2DEC(DEC2HEX([.A978]; 4));4); 2))&amp;&quot; 16&quot;)" office:value-type="string" office:string-value="FE FE 05 A2 03 D1 78 16" calcext:value-type="string">
            <text:p>FE FE 05 A2 03 D1 78 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&quot;FE FE 05 A2 &quot;&amp;LEFT(DEC2HEX([.A979]; 4);2)&amp;&quot; &quot;&amp;RIGHT(DEC2HEX([.A979]; 4);2)&amp;&quot; &quot;&amp;(RIGHT(DEC2HEX(HEX2DEC(&quot;05&quot;)+HEX2DEC(&quot;A2&quot;)+HEX2DEC(DEC2HEX([.A979]; 4));4); 2))&amp;&quot; 16&quot;)" office:value-type="string" office:string-value="FE FE 05 A2 03 D2 79 16" calcext:value-type="string">
            <text:p>FE FE 05 A2 03 D2 79 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&quot;FE FE 05 A2 &quot;&amp;LEFT(DEC2HEX([.A980]; 4);2)&amp;&quot; &quot;&amp;RIGHT(DEC2HEX([.A980]; 4);2)&amp;&quot; &quot;&amp;(RIGHT(DEC2HEX(HEX2DEC(&quot;05&quot;)+HEX2DEC(&quot;A2&quot;)+HEX2DEC(DEC2HEX([.A980]; 4));4); 2))&amp;&quot; 16&quot;)" office:value-type="string" office:string-value="FE FE 05 A2 03 D3 7A 16" calcext:value-type="string">
            <text:p>FE FE 05 A2 03 D3 7A 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&quot;FE FE 05 A2 &quot;&amp;LEFT(DEC2HEX([.A981]; 4);2)&amp;&quot; &quot;&amp;RIGHT(DEC2HEX([.A981]; 4);2)&amp;&quot; &quot;&amp;(RIGHT(DEC2HEX(HEX2DEC(&quot;05&quot;)+HEX2DEC(&quot;A2&quot;)+HEX2DEC(DEC2HEX([.A981]; 4));4); 2))&amp;&quot; 16&quot;)" office:value-type="string" office:string-value="FE FE 05 A2 03 D4 7B 16" calcext:value-type="string">
            <text:p>FE FE 05 A2 03 D4 7B 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&quot;FE FE 05 A2 &quot;&amp;LEFT(DEC2HEX([.A982]; 4);2)&amp;&quot; &quot;&amp;RIGHT(DEC2HEX([.A982]; 4);2)&amp;&quot; &quot;&amp;(RIGHT(DEC2HEX(HEX2DEC(&quot;05&quot;)+HEX2DEC(&quot;A2&quot;)+HEX2DEC(DEC2HEX([.A982]; 4));4); 2))&amp;&quot; 16&quot;)" office:value-type="string" office:string-value="FE FE 05 A2 03 D5 7C 16" calcext:value-type="string">
            <text:p>FE FE 05 A2 03 D5 7C 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&quot;FE FE 05 A2 &quot;&amp;LEFT(DEC2HEX([.A983]; 4);2)&amp;&quot; &quot;&amp;RIGHT(DEC2HEX([.A983]; 4);2)&amp;&quot; &quot;&amp;(RIGHT(DEC2HEX(HEX2DEC(&quot;05&quot;)+HEX2DEC(&quot;A2&quot;)+HEX2DEC(DEC2HEX([.A983]; 4));4); 2))&amp;&quot; 16&quot;)" office:value-type="string" office:string-value="FE FE 05 A2 03 D6 7D 16" calcext:value-type="string">
            <text:p>FE FE 05 A2 03 D6 7D 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&quot;FE FE 05 A2 &quot;&amp;LEFT(DEC2HEX([.A984]; 4);2)&amp;&quot; &quot;&amp;RIGHT(DEC2HEX([.A984]; 4);2)&amp;&quot; &quot;&amp;(RIGHT(DEC2HEX(HEX2DEC(&quot;05&quot;)+HEX2DEC(&quot;A2&quot;)+HEX2DEC(DEC2HEX([.A984]; 4));4); 2))&amp;&quot; 16&quot;)" office:value-type="string" office:string-value="FE FE 05 A2 03 D7 7E 16" calcext:value-type="string">
            <text:p>FE FE 05 A2 03 D7 7E 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&quot;FE FE 05 A2 &quot;&amp;LEFT(DEC2HEX([.A985]; 4);2)&amp;&quot; &quot;&amp;RIGHT(DEC2HEX([.A985]; 4);2)&amp;&quot; &quot;&amp;(RIGHT(DEC2HEX(HEX2DEC(&quot;05&quot;)+HEX2DEC(&quot;A2&quot;)+HEX2DEC(DEC2HEX([.A985]; 4));4); 2))&amp;&quot; 16&quot;)" office:value-type="string" office:string-value="FE FE 05 A2 03 D8 7F 16" calcext:value-type="string">
            <text:p>FE FE 05 A2 03 D8 7F 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&quot;FE FE 05 A2 &quot;&amp;LEFT(DEC2HEX([.A986]; 4);2)&amp;&quot; &quot;&amp;RIGHT(DEC2HEX([.A986]; 4);2)&amp;&quot; &quot;&amp;(RIGHT(DEC2HEX(HEX2DEC(&quot;05&quot;)+HEX2DEC(&quot;A2&quot;)+HEX2DEC(DEC2HEX([.A986]; 4));4); 2))&amp;&quot; 16&quot;)" office:value-type="string" office:string-value="FE FE 05 A2 03 D9 80 16" calcext:value-type="string">
            <text:p>FE FE 05 A2 03 D9 80 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&quot;FE FE 05 A2 &quot;&amp;LEFT(DEC2HEX([.A987]; 4);2)&amp;&quot; &quot;&amp;RIGHT(DEC2HEX([.A987]; 4);2)&amp;&quot; &quot;&amp;(RIGHT(DEC2HEX(HEX2DEC(&quot;05&quot;)+HEX2DEC(&quot;A2&quot;)+HEX2DEC(DEC2HEX([.A987]; 4));4); 2))&amp;&quot; 16&quot;)" office:value-type="string" office:string-value="FE FE 05 A2 03 DA 81 16" calcext:value-type="string">
            <text:p>FE FE 05 A2 03 DA 81 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&quot;FE FE 05 A2 &quot;&amp;LEFT(DEC2HEX([.A988]; 4);2)&amp;&quot; &quot;&amp;RIGHT(DEC2HEX([.A988]; 4);2)&amp;&quot; &quot;&amp;(RIGHT(DEC2HEX(HEX2DEC(&quot;05&quot;)+HEX2DEC(&quot;A2&quot;)+HEX2DEC(DEC2HEX([.A988]; 4));4); 2))&amp;&quot; 16&quot;)" office:value-type="string" office:string-value="FE FE 05 A2 03 DB 82 16" calcext:value-type="string">
            <text:p>FE FE 05 A2 03 DB 82 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&quot;FE FE 05 A2 &quot;&amp;LEFT(DEC2HEX([.A989]; 4);2)&amp;&quot; &quot;&amp;RIGHT(DEC2HEX([.A989]; 4);2)&amp;&quot; &quot;&amp;(RIGHT(DEC2HEX(HEX2DEC(&quot;05&quot;)+HEX2DEC(&quot;A2&quot;)+HEX2DEC(DEC2HEX([.A989]; 4));4); 2))&amp;&quot; 16&quot;)" office:value-type="string" office:string-value="FE FE 05 A2 03 DC 83 16" calcext:value-type="string">
            <text:p>FE FE 05 A2 03 DC 83 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&quot;FE FE 05 A2 &quot;&amp;LEFT(DEC2HEX([.A990]; 4);2)&amp;&quot; &quot;&amp;RIGHT(DEC2HEX([.A990]; 4);2)&amp;&quot; &quot;&amp;(RIGHT(DEC2HEX(HEX2DEC(&quot;05&quot;)+HEX2DEC(&quot;A2&quot;)+HEX2DEC(DEC2HEX([.A990]; 4));4); 2))&amp;&quot; 16&quot;)" office:value-type="string" office:string-value="FE FE 05 A2 03 DD 84 16" calcext:value-type="string">
            <text:p>FE FE 05 A2 03 DD 84 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&quot;FE FE 05 A2 &quot;&amp;LEFT(DEC2HEX([.A991]; 4);2)&amp;&quot; &quot;&amp;RIGHT(DEC2HEX([.A991]; 4);2)&amp;&quot; &quot;&amp;(RIGHT(DEC2HEX(HEX2DEC(&quot;05&quot;)+HEX2DEC(&quot;A2&quot;)+HEX2DEC(DEC2HEX([.A991]; 4));4); 2))&amp;&quot; 16&quot;)" office:value-type="string" office:string-value="FE FE 05 A2 03 DE 85 16" calcext:value-type="string">
            <text:p>FE FE 05 A2 03 DE 85 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&quot;FE FE 05 A2 &quot;&amp;LEFT(DEC2HEX([.A992]; 4);2)&amp;&quot; &quot;&amp;RIGHT(DEC2HEX([.A992]; 4);2)&amp;&quot; &quot;&amp;(RIGHT(DEC2HEX(HEX2DEC(&quot;05&quot;)+HEX2DEC(&quot;A2&quot;)+HEX2DEC(DEC2HEX([.A992]; 4));4); 2))&amp;&quot; 16&quot;)" office:value-type="string" office:string-value="FE FE 05 A2 03 DF 86 16" calcext:value-type="string">
            <text:p>FE FE 05 A2 03 DF 86 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&quot;FE FE 05 A2 &quot;&amp;LEFT(DEC2HEX([.A993]; 4);2)&amp;&quot; &quot;&amp;RIGHT(DEC2HEX([.A993]; 4);2)&amp;&quot; &quot;&amp;(RIGHT(DEC2HEX(HEX2DEC(&quot;05&quot;)+HEX2DEC(&quot;A2&quot;)+HEX2DEC(DEC2HEX([.A993]; 4));4); 2))&amp;&quot; 16&quot;)" office:value-type="string" office:string-value="FE FE 05 A2 03 E0 87 16" calcext:value-type="string">
            <text:p>FE FE 05 A2 03 E0 87 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&quot;FE FE 05 A2 &quot;&amp;LEFT(DEC2HEX([.A994]; 4);2)&amp;&quot; &quot;&amp;RIGHT(DEC2HEX([.A994]; 4);2)&amp;&quot; &quot;&amp;(RIGHT(DEC2HEX(HEX2DEC(&quot;05&quot;)+HEX2DEC(&quot;A2&quot;)+HEX2DEC(DEC2HEX([.A994]; 4));4); 2))&amp;&quot; 16&quot;)" office:value-type="string" office:string-value="FE FE 05 A2 03 E1 88 16" calcext:value-type="string">
            <text:p>FE FE 05 A2 03 E1 88 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&quot;FE FE 05 A2 &quot;&amp;LEFT(DEC2HEX([.A995]; 4);2)&amp;&quot; &quot;&amp;RIGHT(DEC2HEX([.A995]; 4);2)&amp;&quot; &quot;&amp;(RIGHT(DEC2HEX(HEX2DEC(&quot;05&quot;)+HEX2DEC(&quot;A2&quot;)+HEX2DEC(DEC2HEX([.A995]; 4));4); 2))&amp;&quot; 16&quot;)" office:value-type="string" office:string-value="FE FE 05 A2 03 E2 89 16" calcext:value-type="string">
            <text:p>FE FE 05 A2 03 E2 89 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&quot;FE FE 05 A2 &quot;&amp;LEFT(DEC2HEX([.A996]; 4);2)&amp;&quot; &quot;&amp;RIGHT(DEC2HEX([.A996]; 4);2)&amp;&quot; &quot;&amp;(RIGHT(DEC2HEX(HEX2DEC(&quot;05&quot;)+HEX2DEC(&quot;A2&quot;)+HEX2DEC(DEC2HEX([.A996]; 4));4); 2))&amp;&quot; 16&quot;)" office:value-type="string" office:string-value="FE FE 05 A2 03 E3 8A 16" calcext:value-type="string">
            <text:p>FE FE 05 A2 03 E3 8A 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&quot;FE FE 05 A2 &quot;&amp;LEFT(DEC2HEX([.A997]; 4);2)&amp;&quot; &quot;&amp;RIGHT(DEC2HEX([.A997]; 4);2)&amp;&quot; &quot;&amp;(RIGHT(DEC2HEX(HEX2DEC(&quot;05&quot;)+HEX2DEC(&quot;A2&quot;)+HEX2DEC(DEC2HEX([.A997]; 4));4); 2))&amp;&quot; 16&quot;)" office:value-type="string" office:string-value="FE FE 05 A2 03 E4 8B 16" calcext:value-type="string">
            <text:p>FE FE 05 A2 03 E4 8B 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&quot;FE FE 05 A2 &quot;&amp;LEFT(DEC2HEX([.A998]; 4);2)&amp;&quot; &quot;&amp;RIGHT(DEC2HEX([.A998]; 4);2)&amp;&quot; &quot;&amp;(RIGHT(DEC2HEX(HEX2DEC(&quot;05&quot;)+HEX2DEC(&quot;A2&quot;)+HEX2DEC(DEC2HEX([.A998]; 4));4); 2))&amp;&quot; 16&quot;)" office:value-type="string" office:string-value="FE FE 05 A2 03 E5 8C 16" calcext:value-type="string">
            <text:p>FE FE 05 A2 03 E5 8C 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&quot;FE FE 05 A2 &quot;&amp;LEFT(DEC2HEX([.A999]; 4);2)&amp;&quot; &quot;&amp;RIGHT(DEC2HEX([.A999]; 4);2)&amp;&quot; &quot;&amp;(RIGHT(DEC2HEX(HEX2DEC(&quot;05&quot;)+HEX2DEC(&quot;A2&quot;)+HEX2DEC(DEC2HEX([.A999]; 4));4); 2))&amp;&quot; 16&quot;)" office:value-type="string" office:string-value="FE FE 05 A2 03 E6 8D 16" calcext:value-type="string">
            <text:p>FE FE 05 A2 03 E6 8D 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&quot;FE FE 05 A2 &quot;&amp;LEFT(DEC2HEX([.A1000]; 4);2)&amp;&quot; &quot;&amp;RIGHT(DEC2HEX([.A1000]; 4);2)&amp;&quot; &quot;&amp;(RIGHT(DEC2HEX(HEX2DEC(&quot;05&quot;)+HEX2DEC(&quot;A2&quot;)+HEX2DEC(DEC2HEX([.A1000]; 4));4); 2))&amp;&quot; 16&quot;)" office:value-type="string" office:string-value="FE FE 05 A2 03 E7 8E 16" calcext:value-type="string">
            <text:p>FE FE 05 A2 03 E7 8E 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&quot;FE FE 05 A2 &quot;&amp;LEFT(DEC2HEX([.A1001]; 4);2)&amp;&quot; &quot;&amp;RIGHT(DEC2HEX([.A1001]; 4);2)&amp;&quot; &quot;&amp;(RIGHT(DEC2HEX(HEX2DEC(&quot;05&quot;)+HEX2DEC(&quot;A2&quot;)+HEX2DEC(DEC2HEX([.A1001]; 4));4); 2))&amp;&quot; 16&quot;)" office:value-type="string" office:string-value="FE FE 05 A2 03 E8 8F 16" calcext:value-type="string">
            <text:p>FE FE 05 A2 03 E8 8F 1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&quot;FE FE 05 A2 &quot;&amp;LEFT(DEC2HEX([.A1002]; 4);2)&amp;&quot; &quot;&amp;RIGHT(DEC2HEX([.A1002]; 4);2)&amp;&quot; &quot;&amp;(RIGHT(DEC2HEX(HEX2DEC(&quot;05&quot;)+HEX2DEC(&quot;A2&quot;)+HEX2DEC(DEC2HEX([.A1002]; 4));4); 2))&amp;&quot; 16&quot;)" office:value-type="string" office:string-value="FE FE 05 A2 03 E9 90 16" calcext:value-type="string">
            <text:p>FE FE 05 A2 03 E9 90 1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&quot;FE FE 05 A2 &quot;&amp;LEFT(DEC2HEX([.A1003]; 4);2)&amp;&quot; &quot;&amp;RIGHT(DEC2HEX([.A1003]; 4);2)&amp;&quot; &quot;&amp;(RIGHT(DEC2HEX(HEX2DEC(&quot;05&quot;)+HEX2DEC(&quot;A2&quot;)+HEX2DEC(DEC2HEX([.A1003]; 4));4); 2))&amp;&quot; 16&quot;)" office:value-type="string" office:string-value="FE FE 05 A2 03 EA 91 16" calcext:value-type="string">
            <text:p>FE FE 05 A2 03 EA 91 1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&quot;FE FE 05 A2 &quot;&amp;LEFT(DEC2HEX([.A1004]; 4);2)&amp;&quot; &quot;&amp;RIGHT(DEC2HEX([.A1004]; 4);2)&amp;&quot; &quot;&amp;(RIGHT(DEC2HEX(HEX2DEC(&quot;05&quot;)+HEX2DEC(&quot;A2&quot;)+HEX2DEC(DEC2HEX([.A1004]; 4));4); 2))&amp;&quot; 16&quot;)" office:value-type="string" office:string-value="FE FE 05 A2 03 EB 92 16" calcext:value-type="string">
            <text:p>FE FE 05 A2 03 EB 92 1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&quot;FE FE 05 A2 &quot;&amp;LEFT(DEC2HEX([.A1005]; 4);2)&amp;&quot; &quot;&amp;RIGHT(DEC2HEX([.A1005]; 4);2)&amp;&quot; &quot;&amp;(RIGHT(DEC2HEX(HEX2DEC(&quot;05&quot;)+HEX2DEC(&quot;A2&quot;)+HEX2DEC(DEC2HEX([.A1005]; 4));4); 2))&amp;&quot; 16&quot;)" office:value-type="string" office:string-value="FE FE 05 A2 03 EC 93 16" calcext:value-type="string">
            <text:p>FE FE 05 A2 03 EC 93 1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&quot;FE FE 05 A2 &quot;&amp;LEFT(DEC2HEX([.A1006]; 4);2)&amp;&quot; &quot;&amp;RIGHT(DEC2HEX([.A1006]; 4);2)&amp;&quot; &quot;&amp;(RIGHT(DEC2HEX(HEX2DEC(&quot;05&quot;)+HEX2DEC(&quot;A2&quot;)+HEX2DEC(DEC2HEX([.A1006]; 4));4); 2))&amp;&quot; 16&quot;)" office:value-type="string" office:string-value="FE FE 05 A2 03 ED 94 16" calcext:value-type="string">
            <text:p>FE FE 05 A2 03 ED 94 1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&quot;FE FE 05 A2 &quot;&amp;LEFT(DEC2HEX([.A1007]; 4);2)&amp;&quot; &quot;&amp;RIGHT(DEC2HEX([.A1007]; 4);2)&amp;&quot; &quot;&amp;(RIGHT(DEC2HEX(HEX2DEC(&quot;05&quot;)+HEX2DEC(&quot;A2&quot;)+HEX2DEC(DEC2HEX([.A1007]; 4));4); 2))&amp;&quot; 16&quot;)" office:value-type="string" office:string-value="FE FE 05 A2 03 EE 95 16" calcext:value-type="string">
            <text:p>FE FE 05 A2 03 EE 95 1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&quot;FE FE 05 A2 &quot;&amp;LEFT(DEC2HEX([.A1008]; 4);2)&amp;&quot; &quot;&amp;RIGHT(DEC2HEX([.A1008]; 4);2)&amp;&quot; &quot;&amp;(RIGHT(DEC2HEX(HEX2DEC(&quot;05&quot;)+HEX2DEC(&quot;A2&quot;)+HEX2DEC(DEC2HEX([.A1008]; 4));4); 2))&amp;&quot; 16&quot;)" office:value-type="string" office:string-value="FE FE 05 A2 03 EF 96 16" calcext:value-type="string">
            <text:p>FE FE 05 A2 03 EF 96 1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&quot;FE FE 05 A2 &quot;&amp;LEFT(DEC2HEX([.A1009]; 4);2)&amp;&quot; &quot;&amp;RIGHT(DEC2HEX([.A1009]; 4);2)&amp;&quot; &quot;&amp;(RIGHT(DEC2HEX(HEX2DEC(&quot;05&quot;)+HEX2DEC(&quot;A2&quot;)+HEX2DEC(DEC2HEX([.A1009]; 4));4); 2))&amp;&quot; 16&quot;)" office:value-type="string" office:string-value="FE FE 05 A2 03 F0 97 16" calcext:value-type="string">
            <text:p>FE FE 05 A2 03 F0 97 1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&quot;FE FE 05 A2 &quot;&amp;LEFT(DEC2HEX([.A1010]; 4);2)&amp;&quot; &quot;&amp;RIGHT(DEC2HEX([.A1010]; 4);2)&amp;&quot; &quot;&amp;(RIGHT(DEC2HEX(HEX2DEC(&quot;05&quot;)+HEX2DEC(&quot;A2&quot;)+HEX2DEC(DEC2HEX([.A1010]; 4));4); 2))&amp;&quot; 16&quot;)" office:value-type="string" office:string-value="FE FE 05 A2 03 F1 98 16" calcext:value-type="string">
            <text:p>FE FE 05 A2 03 F1 98 1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&quot;FE FE 05 A2 &quot;&amp;LEFT(DEC2HEX([.A1011]; 4);2)&amp;&quot; &quot;&amp;RIGHT(DEC2HEX([.A1011]; 4);2)&amp;&quot; &quot;&amp;(RIGHT(DEC2HEX(HEX2DEC(&quot;05&quot;)+HEX2DEC(&quot;A2&quot;)+HEX2DEC(DEC2HEX([.A1011]; 4));4); 2))&amp;&quot; 16&quot;)" office:value-type="string" office:string-value="FE FE 05 A2 03 F2 99 16" calcext:value-type="string">
            <text:p>FE FE 05 A2 03 F2 99 1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&quot;FE FE 05 A2 &quot;&amp;LEFT(DEC2HEX([.A1012]; 4);2)&amp;&quot; &quot;&amp;RIGHT(DEC2HEX([.A1012]; 4);2)&amp;&quot; &quot;&amp;(RIGHT(DEC2HEX(HEX2DEC(&quot;05&quot;)+HEX2DEC(&quot;A2&quot;)+HEX2DEC(DEC2HEX([.A1012]; 4));4); 2))&amp;&quot; 16&quot;)" office:value-type="string" office:string-value="FE FE 05 A2 03 F3 9A 16" calcext:value-type="string">
            <text:p>FE FE 05 A2 03 F3 9A 1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&quot;FE FE 05 A2 &quot;&amp;LEFT(DEC2HEX([.A1013]; 4);2)&amp;&quot; &quot;&amp;RIGHT(DEC2HEX([.A1013]; 4);2)&amp;&quot; &quot;&amp;(RIGHT(DEC2HEX(HEX2DEC(&quot;05&quot;)+HEX2DEC(&quot;A2&quot;)+HEX2DEC(DEC2HEX([.A1013]; 4));4); 2))&amp;&quot; 16&quot;)" office:value-type="string" office:string-value="FE FE 05 A2 03 F4 9B 16" calcext:value-type="string">
            <text:p>FE FE 05 A2 03 F4 9B 1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&quot;FE FE 05 A2 &quot;&amp;LEFT(DEC2HEX([.A1014]; 4);2)&amp;&quot; &quot;&amp;RIGHT(DEC2HEX([.A1014]; 4);2)&amp;&quot; &quot;&amp;(RIGHT(DEC2HEX(HEX2DEC(&quot;05&quot;)+HEX2DEC(&quot;A2&quot;)+HEX2DEC(DEC2HEX([.A1014]; 4));4); 2))&amp;&quot; 16&quot;)" office:value-type="string" office:string-value="FE FE 05 A2 03 F5 9C 16" calcext:value-type="string">
            <text:p>FE FE 05 A2 03 F5 9C 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&quot;FE FE 05 A2 &quot;&amp;LEFT(DEC2HEX([.A1015]; 4);2)&amp;&quot; &quot;&amp;RIGHT(DEC2HEX([.A1015]; 4);2)&amp;&quot; &quot;&amp;(RIGHT(DEC2HEX(HEX2DEC(&quot;05&quot;)+HEX2DEC(&quot;A2&quot;)+HEX2DEC(DEC2HEX([.A1015]; 4));4); 2))&amp;&quot; 16&quot;)" office:value-type="string" office:string-value="FE FE 05 A2 03 F6 9D 16" calcext:value-type="string">
            <text:p>FE FE 05 A2 03 F6 9D 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&quot;FE FE 05 A2 &quot;&amp;LEFT(DEC2HEX([.A1016]; 4);2)&amp;&quot; &quot;&amp;RIGHT(DEC2HEX([.A1016]; 4);2)&amp;&quot; &quot;&amp;(RIGHT(DEC2HEX(HEX2DEC(&quot;05&quot;)+HEX2DEC(&quot;A2&quot;)+HEX2DEC(DEC2HEX([.A1016]; 4));4); 2))&amp;&quot; 16&quot;)" office:value-type="string" office:string-value="FE FE 05 A2 03 F7 9E 16" calcext:value-type="string">
            <text:p>FE FE 05 A2 03 F7 9E 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&quot;FE FE 05 A2 &quot;&amp;LEFT(DEC2HEX([.A1017]; 4);2)&amp;&quot; &quot;&amp;RIGHT(DEC2HEX([.A1017]; 4);2)&amp;&quot; &quot;&amp;(RIGHT(DEC2HEX(HEX2DEC(&quot;05&quot;)+HEX2DEC(&quot;A2&quot;)+HEX2DEC(DEC2HEX([.A1017]; 4));4); 2))&amp;&quot; 16&quot;)" office:value-type="string" office:string-value="FE FE 05 A2 03 F8 9F 16" calcext:value-type="string">
            <text:p>FE FE 05 A2 03 F8 9F 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&quot;FE FE 05 A2 &quot;&amp;LEFT(DEC2HEX([.A1018]; 4);2)&amp;&quot; &quot;&amp;RIGHT(DEC2HEX([.A1018]; 4);2)&amp;&quot; &quot;&amp;(RIGHT(DEC2HEX(HEX2DEC(&quot;05&quot;)+HEX2DEC(&quot;A2&quot;)+HEX2DEC(DEC2HEX([.A1018]; 4));4); 2))&amp;&quot; 16&quot;)" office:value-type="string" office:string-value="FE FE 05 A2 03 F9 A0 16" calcext:value-type="string">
            <text:p>FE FE 05 A2 03 F9 A0 1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&quot;FE FE 05 A2 &quot;&amp;LEFT(DEC2HEX([.A1019]; 4);2)&amp;&quot; &quot;&amp;RIGHT(DEC2HEX([.A1019]; 4);2)&amp;&quot; &quot;&amp;(RIGHT(DEC2HEX(HEX2DEC(&quot;05&quot;)+HEX2DEC(&quot;A2&quot;)+HEX2DEC(DEC2HEX([.A1019]; 4));4); 2))&amp;&quot; 16&quot;)" office:value-type="string" office:string-value="FE FE 05 A2 03 FA A1 16" calcext:value-type="string">
            <text:p>FE FE 05 A2 03 FA A1 1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&quot;FE FE 05 A2 &quot;&amp;LEFT(DEC2HEX([.A1020]; 4);2)&amp;&quot; &quot;&amp;RIGHT(DEC2HEX([.A1020]; 4);2)&amp;&quot; &quot;&amp;(RIGHT(DEC2HEX(HEX2DEC(&quot;05&quot;)+HEX2DEC(&quot;A2&quot;)+HEX2DEC(DEC2HEX([.A1020]; 4));4); 2))&amp;&quot; 16&quot;)" office:value-type="string" office:string-value="FE FE 05 A2 03 FB A2 16" calcext:value-type="string">
            <text:p>FE FE 05 A2 03 FB A2 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&quot;FE FE 05 A2 &quot;&amp;LEFT(DEC2HEX([.A1021]; 4);2)&amp;&quot; &quot;&amp;RIGHT(DEC2HEX([.A1021]; 4);2)&amp;&quot; &quot;&amp;(RIGHT(DEC2HEX(HEX2DEC(&quot;05&quot;)+HEX2DEC(&quot;A2&quot;)+HEX2DEC(DEC2HEX([.A1021]; 4));4); 2))&amp;&quot; 16&quot;)" office:value-type="string" office:string-value="FE FE 05 A2 03 FC A3 16" calcext:value-type="string">
            <text:p>FE FE 05 A2 03 FC A3 1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&quot;FE FE 05 A2 &quot;&amp;LEFT(DEC2HEX([.A1022]; 4);2)&amp;&quot; &quot;&amp;RIGHT(DEC2HEX([.A1022]; 4);2)&amp;&quot; &quot;&amp;(RIGHT(DEC2HEX(HEX2DEC(&quot;05&quot;)+HEX2DEC(&quot;A2&quot;)+HEX2DEC(DEC2HEX([.A1022]; 4));4); 2))&amp;&quot; 16&quot;)" office:value-type="string" office:string-value="FE FE 05 A2 03 FD A4 16" calcext:value-type="string">
            <text:p>FE FE 05 A2 03 FD A4 1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&quot;FE FE 05 A2 &quot;&amp;LEFT(DEC2HEX([.A1023]; 4);2)&amp;&quot; &quot;&amp;RIGHT(DEC2HEX([.A1023]; 4);2)&amp;&quot; &quot;&amp;(RIGHT(DEC2HEX(HEX2DEC(&quot;05&quot;)+HEX2DEC(&quot;A2&quot;)+HEX2DEC(DEC2HEX([.A1023]; 4));4); 2))&amp;&quot; 16&quot;)" office:value-type="string" office:string-value="FE FE 05 A2 03 FE A5 16" calcext:value-type="string">
            <text:p>FE FE 05 A2 03 FE A5 1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&quot;FE FE 05 A2 &quot;&amp;LEFT(DEC2HEX([.A1024]; 4);2)&amp;&quot; &quot;&amp;RIGHT(DEC2HEX([.A1024]; 4);2)&amp;&quot; &quot;&amp;(RIGHT(DEC2HEX(HEX2DEC(&quot;05&quot;)+HEX2DEC(&quot;A2&quot;)+HEX2DEC(DEC2HEX([.A1024]; 4));4); 2))&amp;&quot; 16&quot;)" office:value-type="string" office:string-value="FE FE 05 A2 03 FF A6 16" calcext:value-type="string">
            <text:p>FE FE 05 A2 03 FF A6 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&quot;FE FE 05 A2 &quot;&amp;LEFT(DEC2HEX([.A1025]; 4);2)&amp;&quot; &quot;&amp;RIGHT(DEC2HEX([.A1025]; 4);2)&amp;&quot; &quot;&amp;(RIGHT(DEC2HEX(HEX2DEC(&quot;05&quot;)+HEX2DEC(&quot;A2&quot;)+HEX2DEC(DEC2HEX([.A1025]; 4));4); 2))&amp;&quot; 16&quot;)" office:value-type="string" office:string-value="FE FE 05 A2 04 00 A7 16" calcext:value-type="string">
            <text:p>FE FE 05 A2 04 00 A7 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(&quot;FE FE 05 A2 &quot;&amp;LEFT(DEC2HEX([.A1026]; 4);2)&amp;&quot; &quot;&amp;RIGHT(DEC2HEX([.A1026]; 4);2)&amp;&quot; &quot;&amp;(RIGHT(DEC2HEX(HEX2DEC(&quot;05&quot;)+HEX2DEC(&quot;A2&quot;)+HEX2DEC(DEC2HEX([.A1026]; 4));4); 2))&amp;&quot; 16&quot;)" office:value-type="string" office:string-value="FE FE 05 A2 04 01 A8 16" calcext:value-type="string">
            <text:p>FE FE 05 A2 04 01 A8 1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(&quot;FE FE 05 A2 &quot;&amp;LEFT(DEC2HEX([.A1027]; 4);2)&amp;&quot; &quot;&amp;RIGHT(DEC2HEX([.A1027]; 4);2)&amp;&quot; &quot;&amp;(RIGHT(DEC2HEX(HEX2DEC(&quot;05&quot;)+HEX2DEC(&quot;A2&quot;)+HEX2DEC(DEC2HEX([.A1027]; 4));4); 2))&amp;&quot; 16&quot;)" office:value-type="string" office:string-value="FE FE 05 A2 04 02 A9 16" calcext:value-type="string">
            <text:p>FE FE 05 A2 04 02 A9 1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(&quot;FE FE 05 A2 &quot;&amp;LEFT(DEC2HEX([.A1028]; 4);2)&amp;&quot; &quot;&amp;RIGHT(DEC2HEX([.A1028]; 4);2)&amp;&quot; &quot;&amp;(RIGHT(DEC2HEX(HEX2DEC(&quot;05&quot;)+HEX2DEC(&quot;A2&quot;)+HEX2DEC(DEC2HEX([.A1028]; 4));4); 2))&amp;&quot; 16&quot;)" office:value-type="string" office:string-value="FE FE 05 A2 04 03 AA 16" calcext:value-type="string">
            <text:p>FE FE 05 A2 04 03 AA 1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(&quot;FE FE 05 A2 &quot;&amp;LEFT(DEC2HEX([.A1029]; 4);2)&amp;&quot; &quot;&amp;RIGHT(DEC2HEX([.A1029]; 4);2)&amp;&quot; &quot;&amp;(RIGHT(DEC2HEX(HEX2DEC(&quot;05&quot;)+HEX2DEC(&quot;A2&quot;)+HEX2DEC(DEC2HEX([.A1029]; 4));4); 2))&amp;&quot; 16&quot;)" office:value-type="string" office:string-value="FE FE 05 A2 04 04 AB 16" calcext:value-type="string">
            <text:p>FE FE 05 A2 04 04 AB 1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(&quot;FE FE 05 A2 &quot;&amp;LEFT(DEC2HEX([.A1030]; 4);2)&amp;&quot; &quot;&amp;RIGHT(DEC2HEX([.A1030]; 4);2)&amp;&quot; &quot;&amp;(RIGHT(DEC2HEX(HEX2DEC(&quot;05&quot;)+HEX2DEC(&quot;A2&quot;)+HEX2DEC(DEC2HEX([.A1030]; 4));4); 2))&amp;&quot; 16&quot;)" office:value-type="string" office:string-value="FE FE 05 A2 04 05 AC 16" calcext:value-type="string">
            <text:p>FE FE 05 A2 04 05 AC 1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(&quot;FE FE 05 A2 &quot;&amp;LEFT(DEC2HEX([.A1031]; 4);2)&amp;&quot; &quot;&amp;RIGHT(DEC2HEX([.A1031]; 4);2)&amp;&quot; &quot;&amp;(RIGHT(DEC2HEX(HEX2DEC(&quot;05&quot;)+HEX2DEC(&quot;A2&quot;)+HEX2DEC(DEC2HEX([.A1031]; 4));4); 2))&amp;&quot; 16&quot;)" office:value-type="string" office:string-value="FE FE 05 A2 04 06 AD 16" calcext:value-type="string">
            <text:p>FE FE 05 A2 04 06 AD 1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(&quot;FE FE 05 A2 &quot;&amp;LEFT(DEC2HEX([.A1032]; 4);2)&amp;&quot; &quot;&amp;RIGHT(DEC2HEX([.A1032]; 4);2)&amp;&quot; &quot;&amp;(RIGHT(DEC2HEX(HEX2DEC(&quot;05&quot;)+HEX2DEC(&quot;A2&quot;)+HEX2DEC(DEC2HEX([.A1032]; 4));4); 2))&amp;&quot; 16&quot;)" office:value-type="string" office:string-value="FE FE 05 A2 04 07 AE 16" calcext:value-type="string">
            <text:p>FE FE 05 A2 04 07 AE 1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(&quot;FE FE 05 A2 &quot;&amp;LEFT(DEC2HEX([.A1033]; 4);2)&amp;&quot; &quot;&amp;RIGHT(DEC2HEX([.A1033]; 4);2)&amp;&quot; &quot;&amp;(RIGHT(DEC2HEX(HEX2DEC(&quot;05&quot;)+HEX2DEC(&quot;A2&quot;)+HEX2DEC(DEC2HEX([.A1033]; 4));4); 2))&amp;&quot; 16&quot;)" office:value-type="string" office:string-value="FE FE 05 A2 04 08 AF 16" calcext:value-type="string">
            <text:p>FE FE 05 A2 04 08 AF 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(&quot;FE FE 05 A2 &quot;&amp;LEFT(DEC2HEX([.A1034]; 4);2)&amp;&quot; &quot;&amp;RIGHT(DEC2HEX([.A1034]; 4);2)&amp;&quot; &quot;&amp;(RIGHT(DEC2HEX(HEX2DEC(&quot;05&quot;)+HEX2DEC(&quot;A2&quot;)+HEX2DEC(DEC2HEX([.A1034]; 4));4); 2))&amp;&quot; 16&quot;)" office:value-type="string" office:string-value="FE FE 05 A2 04 09 B0 16" calcext:value-type="string">
            <text:p>FE FE 05 A2 04 09 B0 1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(&quot;FE FE 05 A2 &quot;&amp;LEFT(DEC2HEX([.A1035]; 4);2)&amp;&quot; &quot;&amp;RIGHT(DEC2HEX([.A1035]; 4);2)&amp;&quot; &quot;&amp;(RIGHT(DEC2HEX(HEX2DEC(&quot;05&quot;)+HEX2DEC(&quot;A2&quot;)+HEX2DEC(DEC2HEX([.A1035]; 4));4); 2))&amp;&quot; 16&quot;)" office:value-type="string" office:string-value="FE FE 05 A2 04 0A B1 16" calcext:value-type="string">
            <text:p>FE FE 05 A2 04 0A B1 1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(&quot;FE FE 05 A2 &quot;&amp;LEFT(DEC2HEX([.A1036]; 4);2)&amp;&quot; &quot;&amp;RIGHT(DEC2HEX([.A1036]; 4);2)&amp;&quot; &quot;&amp;(RIGHT(DEC2HEX(HEX2DEC(&quot;05&quot;)+HEX2DEC(&quot;A2&quot;)+HEX2DEC(DEC2HEX([.A1036]; 4));4); 2))&amp;&quot; 16&quot;)" office:value-type="string" office:string-value="FE FE 05 A2 04 0B B2 16" calcext:value-type="string">
            <text:p>FE FE 05 A2 04 0B B2 1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(&quot;FE FE 05 A2 &quot;&amp;LEFT(DEC2HEX([.A1037]; 4);2)&amp;&quot; &quot;&amp;RIGHT(DEC2HEX([.A1037]; 4);2)&amp;&quot; &quot;&amp;(RIGHT(DEC2HEX(HEX2DEC(&quot;05&quot;)+HEX2DEC(&quot;A2&quot;)+HEX2DEC(DEC2HEX([.A1037]; 4));4); 2))&amp;&quot; 16&quot;)" office:value-type="string" office:string-value="FE FE 05 A2 04 0C B3 16" calcext:value-type="string">
            <text:p>FE FE 05 A2 04 0C B3 1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(&quot;FE FE 05 A2 &quot;&amp;LEFT(DEC2HEX([.A1038]; 4);2)&amp;&quot; &quot;&amp;RIGHT(DEC2HEX([.A1038]; 4);2)&amp;&quot; &quot;&amp;(RIGHT(DEC2HEX(HEX2DEC(&quot;05&quot;)+HEX2DEC(&quot;A2&quot;)+HEX2DEC(DEC2HEX([.A1038]; 4));4); 2))&amp;&quot; 16&quot;)" office:value-type="string" office:string-value="FE FE 05 A2 04 0D B4 16" calcext:value-type="string">
            <text:p>FE FE 05 A2 04 0D B4 1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(&quot;FE FE 05 A2 &quot;&amp;LEFT(DEC2HEX([.A1039]; 4);2)&amp;&quot; &quot;&amp;RIGHT(DEC2HEX([.A1039]; 4);2)&amp;&quot; &quot;&amp;(RIGHT(DEC2HEX(HEX2DEC(&quot;05&quot;)+HEX2DEC(&quot;A2&quot;)+HEX2DEC(DEC2HEX([.A1039]; 4));4); 2))&amp;&quot; 16&quot;)" office:value-type="string" office:string-value="FE FE 05 A2 04 0E B5 16" calcext:value-type="string">
            <text:p>FE FE 05 A2 04 0E B5 1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(&quot;FE FE 05 A2 &quot;&amp;LEFT(DEC2HEX([.A1040]; 4);2)&amp;&quot; &quot;&amp;RIGHT(DEC2HEX([.A1040]; 4);2)&amp;&quot; &quot;&amp;(RIGHT(DEC2HEX(HEX2DEC(&quot;05&quot;)+HEX2DEC(&quot;A2&quot;)+HEX2DEC(DEC2HEX([.A1040]; 4));4); 2))&amp;&quot; 16&quot;)" office:value-type="string" office:string-value="FE FE 05 A2 04 0F B6 16" calcext:value-type="string">
            <text:p>FE FE 05 A2 04 0F B6 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&quot;FE FE 05 A2 &quot;&amp;LEFT(DEC2HEX([.A1041]; 4);2)&amp;&quot; &quot;&amp;RIGHT(DEC2HEX([.A1041]; 4);2)&amp;&quot; &quot;&amp;(RIGHT(DEC2HEX(HEX2DEC(&quot;05&quot;)+HEX2DEC(&quot;A2&quot;)+HEX2DEC(DEC2HEX([.A1041]; 4));4); 2))&amp;&quot; 16&quot;)" office:value-type="string" office:string-value="FE FE 05 A2 04 10 B7 16" calcext:value-type="string">
            <text:p>FE FE 05 A2 04 10 B7 1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(&quot;FE FE 05 A2 &quot;&amp;LEFT(DEC2HEX([.A1042]; 4);2)&amp;&quot; &quot;&amp;RIGHT(DEC2HEX([.A1042]; 4);2)&amp;&quot; &quot;&amp;(RIGHT(DEC2HEX(HEX2DEC(&quot;05&quot;)+HEX2DEC(&quot;A2&quot;)+HEX2DEC(DEC2HEX([.A1042]; 4));4); 2))&amp;&quot; 16&quot;)" office:value-type="string" office:string-value="FE FE 05 A2 04 11 B8 16" calcext:value-type="string">
            <text:p>FE FE 05 A2 04 11 B8 1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(&quot;FE FE 05 A2 &quot;&amp;LEFT(DEC2HEX([.A1043]; 4);2)&amp;&quot; &quot;&amp;RIGHT(DEC2HEX([.A1043]; 4);2)&amp;&quot; &quot;&amp;(RIGHT(DEC2HEX(HEX2DEC(&quot;05&quot;)+HEX2DEC(&quot;A2&quot;)+HEX2DEC(DEC2HEX([.A1043]; 4));4); 2))&amp;&quot; 16&quot;)" office:value-type="string" office:string-value="FE FE 05 A2 04 12 B9 16" calcext:value-type="string">
            <text:p>FE FE 05 A2 04 12 B9 1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(&quot;FE FE 05 A2 &quot;&amp;LEFT(DEC2HEX([.A1044]; 4);2)&amp;&quot; &quot;&amp;RIGHT(DEC2HEX([.A1044]; 4);2)&amp;&quot; &quot;&amp;(RIGHT(DEC2HEX(HEX2DEC(&quot;05&quot;)+HEX2DEC(&quot;A2&quot;)+HEX2DEC(DEC2HEX([.A1044]; 4));4); 2))&amp;&quot; 16&quot;)" office:value-type="string" office:string-value="FE FE 05 A2 04 13 BA 16" calcext:value-type="string">
            <text:p>FE FE 05 A2 04 13 BA 1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(&quot;FE FE 05 A2 &quot;&amp;LEFT(DEC2HEX([.A1045]; 4);2)&amp;&quot; &quot;&amp;RIGHT(DEC2HEX([.A1045]; 4);2)&amp;&quot; &quot;&amp;(RIGHT(DEC2HEX(HEX2DEC(&quot;05&quot;)+HEX2DEC(&quot;A2&quot;)+HEX2DEC(DEC2HEX([.A1045]; 4));4); 2))&amp;&quot; 16&quot;)" office:value-type="string" office:string-value="FE FE 05 A2 04 14 BB 16" calcext:value-type="string">
            <text:p>FE FE 05 A2 04 14 BB 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(&quot;FE FE 05 A2 &quot;&amp;LEFT(DEC2HEX([.A1046]; 4);2)&amp;&quot; &quot;&amp;RIGHT(DEC2HEX([.A1046]; 4);2)&amp;&quot; &quot;&amp;(RIGHT(DEC2HEX(HEX2DEC(&quot;05&quot;)+HEX2DEC(&quot;A2&quot;)+HEX2DEC(DEC2HEX([.A1046]; 4));4); 2))&amp;&quot; 16&quot;)" office:value-type="string" office:string-value="FE FE 05 A2 04 15 BC 16" calcext:value-type="string">
            <text:p>FE FE 05 A2 04 15 BC 1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(&quot;FE FE 05 A2 &quot;&amp;LEFT(DEC2HEX([.A1047]; 4);2)&amp;&quot; &quot;&amp;RIGHT(DEC2HEX([.A1047]; 4);2)&amp;&quot; &quot;&amp;(RIGHT(DEC2HEX(HEX2DEC(&quot;05&quot;)+HEX2DEC(&quot;A2&quot;)+HEX2DEC(DEC2HEX([.A1047]; 4));4); 2))&amp;&quot; 16&quot;)" office:value-type="string" office:string-value="FE FE 05 A2 04 16 BD 16" calcext:value-type="string">
            <text:p>FE FE 05 A2 04 16 BD 1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(&quot;FE FE 05 A2 &quot;&amp;LEFT(DEC2HEX([.A1048]; 4);2)&amp;&quot; &quot;&amp;RIGHT(DEC2HEX([.A1048]; 4);2)&amp;&quot; &quot;&amp;(RIGHT(DEC2HEX(HEX2DEC(&quot;05&quot;)+HEX2DEC(&quot;A2&quot;)+HEX2DEC(DEC2HEX([.A1048]; 4));4); 2))&amp;&quot; 16&quot;)" office:value-type="string" office:string-value="FE FE 05 A2 04 17 BE 16" calcext:value-type="string">
            <text:p>FE FE 05 A2 04 17 BE 1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(&quot;FE FE 05 A2 &quot;&amp;LEFT(DEC2HEX([.A1049]; 4);2)&amp;&quot; &quot;&amp;RIGHT(DEC2HEX([.A1049]; 4);2)&amp;&quot; &quot;&amp;(RIGHT(DEC2HEX(HEX2DEC(&quot;05&quot;)+HEX2DEC(&quot;A2&quot;)+HEX2DEC(DEC2HEX([.A1049]; 4));4); 2))&amp;&quot; 16&quot;)" office:value-type="string" office:string-value="FE FE 05 A2 04 18 BF 16" calcext:value-type="string">
            <text:p>FE FE 05 A2 04 18 BF 1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(&quot;FE FE 05 A2 &quot;&amp;LEFT(DEC2HEX([.A1050]; 4);2)&amp;&quot; &quot;&amp;RIGHT(DEC2HEX([.A1050]; 4);2)&amp;&quot; &quot;&amp;(RIGHT(DEC2HEX(HEX2DEC(&quot;05&quot;)+HEX2DEC(&quot;A2&quot;)+HEX2DEC(DEC2HEX([.A1050]; 4));4); 2))&amp;&quot; 16&quot;)" office:value-type="string" office:string-value="FE FE 05 A2 04 19 C0 16" calcext:value-type="string">
            <text:p>FE FE 05 A2 04 19 C0 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(&quot;FE FE 05 A2 &quot;&amp;LEFT(DEC2HEX([.A1051]; 4);2)&amp;&quot; &quot;&amp;RIGHT(DEC2HEX([.A1051]; 4);2)&amp;&quot; &quot;&amp;(RIGHT(DEC2HEX(HEX2DEC(&quot;05&quot;)+HEX2DEC(&quot;A2&quot;)+HEX2DEC(DEC2HEX([.A1051]; 4));4); 2))&amp;&quot; 16&quot;)" office:value-type="string" office:string-value="FE FE 05 A2 04 1A C1 16" calcext:value-type="string">
            <text:p>FE FE 05 A2 04 1A C1 1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(&quot;FE FE 05 A2 &quot;&amp;LEFT(DEC2HEX([.A1052]; 4);2)&amp;&quot; &quot;&amp;RIGHT(DEC2HEX([.A1052]; 4);2)&amp;&quot; &quot;&amp;(RIGHT(DEC2HEX(HEX2DEC(&quot;05&quot;)+HEX2DEC(&quot;A2&quot;)+HEX2DEC(DEC2HEX([.A1052]; 4));4); 2))&amp;&quot; 16&quot;)" office:value-type="string" office:string-value="FE FE 05 A2 04 1B C2 16" calcext:value-type="string">
            <text:p>FE FE 05 A2 04 1B C2 1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(&quot;FE FE 05 A2 &quot;&amp;LEFT(DEC2HEX([.A1053]; 4);2)&amp;&quot; &quot;&amp;RIGHT(DEC2HEX([.A1053]; 4);2)&amp;&quot; &quot;&amp;(RIGHT(DEC2HEX(HEX2DEC(&quot;05&quot;)+HEX2DEC(&quot;A2&quot;)+HEX2DEC(DEC2HEX([.A1053]; 4));4); 2))&amp;&quot; 16&quot;)" office:value-type="string" office:string-value="FE FE 05 A2 04 1C C3 16" calcext:value-type="string">
            <text:p>FE FE 05 A2 04 1C C3 1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(&quot;FE FE 05 A2 &quot;&amp;LEFT(DEC2HEX([.A1054]; 4);2)&amp;&quot; &quot;&amp;RIGHT(DEC2HEX([.A1054]; 4);2)&amp;&quot; &quot;&amp;(RIGHT(DEC2HEX(HEX2DEC(&quot;05&quot;)+HEX2DEC(&quot;A2&quot;)+HEX2DEC(DEC2HEX([.A1054]; 4));4); 2))&amp;&quot; 16&quot;)" office:value-type="string" office:string-value="FE FE 05 A2 04 1D C4 16" calcext:value-type="string">
            <text:p>FE FE 05 A2 04 1D C4 1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(&quot;FE FE 05 A2 &quot;&amp;LEFT(DEC2HEX([.A1055]; 4);2)&amp;&quot; &quot;&amp;RIGHT(DEC2HEX([.A1055]; 4);2)&amp;&quot; &quot;&amp;(RIGHT(DEC2HEX(HEX2DEC(&quot;05&quot;)+HEX2DEC(&quot;A2&quot;)+HEX2DEC(DEC2HEX([.A1055]; 4));4); 2))&amp;&quot; 16&quot;)" office:value-type="string" office:string-value="FE FE 05 A2 04 1E C5 16" calcext:value-type="string">
            <text:p>FE FE 05 A2 04 1E C5 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(&quot;FE FE 05 A2 &quot;&amp;LEFT(DEC2HEX([.A1056]; 4);2)&amp;&quot; &quot;&amp;RIGHT(DEC2HEX([.A1056]; 4);2)&amp;&quot; &quot;&amp;(RIGHT(DEC2HEX(HEX2DEC(&quot;05&quot;)+HEX2DEC(&quot;A2&quot;)+HEX2DEC(DEC2HEX([.A1056]; 4));4); 2))&amp;&quot; 16&quot;)" office:value-type="string" office:string-value="FE FE 05 A2 04 1F C6 16" calcext:value-type="string">
            <text:p>FE FE 05 A2 04 1F C6 1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(&quot;FE FE 05 A2 &quot;&amp;LEFT(DEC2HEX([.A1057]; 4);2)&amp;&quot; &quot;&amp;RIGHT(DEC2HEX([.A1057]; 4);2)&amp;&quot; &quot;&amp;(RIGHT(DEC2HEX(HEX2DEC(&quot;05&quot;)+HEX2DEC(&quot;A2&quot;)+HEX2DEC(DEC2HEX([.A1057]; 4));4); 2))&amp;&quot; 16&quot;)" office:value-type="string" office:string-value="FE FE 05 A2 04 20 C7 16" calcext:value-type="string">
            <text:p>FE FE 05 A2 04 20 C7 1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(&quot;FE FE 05 A2 &quot;&amp;LEFT(DEC2HEX([.A1058]; 4);2)&amp;&quot; &quot;&amp;RIGHT(DEC2HEX([.A1058]; 4);2)&amp;&quot; &quot;&amp;(RIGHT(DEC2HEX(HEX2DEC(&quot;05&quot;)+HEX2DEC(&quot;A2&quot;)+HEX2DEC(DEC2HEX([.A1058]; 4));4); 2))&amp;&quot; 16&quot;)" office:value-type="string" office:string-value="FE FE 05 A2 04 21 C8 16" calcext:value-type="string">
            <text:p>FE FE 05 A2 04 21 C8 1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(&quot;FE FE 05 A2 &quot;&amp;LEFT(DEC2HEX([.A1059]; 4);2)&amp;&quot; &quot;&amp;RIGHT(DEC2HEX([.A1059]; 4);2)&amp;&quot; &quot;&amp;(RIGHT(DEC2HEX(HEX2DEC(&quot;05&quot;)+HEX2DEC(&quot;A2&quot;)+HEX2DEC(DEC2HEX([.A1059]; 4));4); 2))&amp;&quot; 16&quot;)" office:value-type="string" office:string-value="FE FE 05 A2 04 22 C9 16" calcext:value-type="string">
            <text:p>FE FE 05 A2 04 22 C9 1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(&quot;FE FE 05 A2 &quot;&amp;LEFT(DEC2HEX([.A1060]; 4);2)&amp;&quot; &quot;&amp;RIGHT(DEC2HEX([.A1060]; 4);2)&amp;&quot; &quot;&amp;(RIGHT(DEC2HEX(HEX2DEC(&quot;05&quot;)+HEX2DEC(&quot;A2&quot;)+HEX2DEC(DEC2HEX([.A1060]; 4));4); 2))&amp;&quot; 16&quot;)" office:value-type="string" office:string-value="FE FE 05 A2 04 23 CA 16" calcext:value-type="string">
            <text:p>FE FE 05 A2 04 23 CA 1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(&quot;FE FE 05 A2 &quot;&amp;LEFT(DEC2HEX([.A1061]; 4);2)&amp;&quot; &quot;&amp;RIGHT(DEC2HEX([.A1061]; 4);2)&amp;&quot; &quot;&amp;(RIGHT(DEC2HEX(HEX2DEC(&quot;05&quot;)+HEX2DEC(&quot;A2&quot;)+HEX2DEC(DEC2HEX([.A1061]; 4));4); 2))&amp;&quot; 16&quot;)" office:value-type="string" office:string-value="FE FE 05 A2 04 24 CB 16" calcext:value-type="string">
            <text:p>FE FE 05 A2 04 24 CB 1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(&quot;FE FE 05 A2 &quot;&amp;LEFT(DEC2HEX([.A1062]; 4);2)&amp;&quot; &quot;&amp;RIGHT(DEC2HEX([.A1062]; 4);2)&amp;&quot; &quot;&amp;(RIGHT(DEC2HEX(HEX2DEC(&quot;05&quot;)+HEX2DEC(&quot;A2&quot;)+HEX2DEC(DEC2HEX([.A1062]; 4));4); 2))&amp;&quot; 16&quot;)" office:value-type="string" office:string-value="FE FE 05 A2 04 25 CC 16" calcext:value-type="string">
            <text:p>FE FE 05 A2 04 25 CC 1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(&quot;FE FE 05 A2 &quot;&amp;LEFT(DEC2HEX([.A1063]; 4);2)&amp;&quot; &quot;&amp;RIGHT(DEC2HEX([.A1063]; 4);2)&amp;&quot; &quot;&amp;(RIGHT(DEC2HEX(HEX2DEC(&quot;05&quot;)+HEX2DEC(&quot;A2&quot;)+HEX2DEC(DEC2HEX([.A1063]; 4));4); 2))&amp;&quot; 16&quot;)" office:value-type="string" office:string-value="FE FE 05 A2 04 26 CD 16" calcext:value-type="string">
            <text:p>FE FE 05 A2 04 26 CD 1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(&quot;FE FE 05 A2 &quot;&amp;LEFT(DEC2HEX([.A1064]; 4);2)&amp;&quot; &quot;&amp;RIGHT(DEC2HEX([.A1064]; 4);2)&amp;&quot; &quot;&amp;(RIGHT(DEC2HEX(HEX2DEC(&quot;05&quot;)+HEX2DEC(&quot;A2&quot;)+HEX2DEC(DEC2HEX([.A1064]; 4));4); 2))&amp;&quot; 16&quot;)" office:value-type="string" office:string-value="FE FE 05 A2 04 27 CE 16" calcext:value-type="string">
            <text:p>FE FE 05 A2 04 27 CE 1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&quot;FE FE 05 A2 &quot;&amp;LEFT(DEC2HEX([.A1065]; 4);2)&amp;&quot; &quot;&amp;RIGHT(DEC2HEX([.A1065]; 4);2)&amp;&quot; &quot;&amp;(RIGHT(DEC2HEX(HEX2DEC(&quot;05&quot;)+HEX2DEC(&quot;A2&quot;)+HEX2DEC(DEC2HEX([.A1065]; 4));4); 2))&amp;&quot; 16&quot;)" office:value-type="string" office:string-value="FE FE 05 A2 04 28 CF 16" calcext:value-type="string">
            <text:p>FE FE 05 A2 04 28 CF 1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(&quot;FE FE 05 A2 &quot;&amp;LEFT(DEC2HEX([.A1066]; 4);2)&amp;&quot; &quot;&amp;RIGHT(DEC2HEX([.A1066]; 4);2)&amp;&quot; &quot;&amp;(RIGHT(DEC2HEX(HEX2DEC(&quot;05&quot;)+HEX2DEC(&quot;A2&quot;)+HEX2DEC(DEC2HEX([.A1066]; 4));4); 2))&amp;&quot; 16&quot;)" office:value-type="string" office:string-value="FE FE 05 A2 04 29 D0 16" calcext:value-type="string">
            <text:p>FE FE 05 A2 04 29 D0 1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(&quot;FE FE 05 A2 &quot;&amp;LEFT(DEC2HEX([.A1067]; 4);2)&amp;&quot; &quot;&amp;RIGHT(DEC2HEX([.A1067]; 4);2)&amp;&quot; &quot;&amp;(RIGHT(DEC2HEX(HEX2DEC(&quot;05&quot;)+HEX2DEC(&quot;A2&quot;)+HEX2DEC(DEC2HEX([.A1067]; 4));4); 2))&amp;&quot; 16&quot;)" office:value-type="string" office:string-value="FE FE 05 A2 04 2A D1 16" calcext:value-type="string">
            <text:p>FE FE 05 A2 04 2A D1 1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(&quot;FE FE 05 A2 &quot;&amp;LEFT(DEC2HEX([.A1068]; 4);2)&amp;&quot; &quot;&amp;RIGHT(DEC2HEX([.A1068]; 4);2)&amp;&quot; &quot;&amp;(RIGHT(DEC2HEX(HEX2DEC(&quot;05&quot;)+HEX2DEC(&quot;A2&quot;)+HEX2DEC(DEC2HEX([.A1068]; 4));4); 2))&amp;&quot; 16&quot;)" office:value-type="string" office:string-value="FE FE 05 A2 04 2B D2 16" calcext:value-type="string">
            <text:p>FE FE 05 A2 04 2B D2 1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&quot;FE FE 05 A2 &quot;&amp;LEFT(DEC2HEX([.A1069]; 4);2)&amp;&quot; &quot;&amp;RIGHT(DEC2HEX([.A1069]; 4);2)&amp;&quot; &quot;&amp;(RIGHT(DEC2HEX(HEX2DEC(&quot;05&quot;)+HEX2DEC(&quot;A2&quot;)+HEX2DEC(DEC2HEX([.A1069]; 4));4); 2))&amp;&quot; 16&quot;)" office:value-type="string" office:string-value="FE FE 05 A2 04 2C D3 16" calcext:value-type="string">
            <text:p>FE FE 05 A2 04 2C D3 1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(&quot;FE FE 05 A2 &quot;&amp;LEFT(DEC2HEX([.A1070]; 4);2)&amp;&quot; &quot;&amp;RIGHT(DEC2HEX([.A1070]; 4);2)&amp;&quot; &quot;&amp;(RIGHT(DEC2HEX(HEX2DEC(&quot;05&quot;)+HEX2DEC(&quot;A2&quot;)+HEX2DEC(DEC2HEX([.A1070]; 4));4); 2))&amp;&quot; 16&quot;)" office:value-type="string" office:string-value="FE FE 05 A2 04 2D D4 16" calcext:value-type="string">
            <text:p>FE FE 05 A2 04 2D D4 1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(&quot;FE FE 05 A2 &quot;&amp;LEFT(DEC2HEX([.A1071]; 4);2)&amp;&quot; &quot;&amp;RIGHT(DEC2HEX([.A1071]; 4);2)&amp;&quot; &quot;&amp;(RIGHT(DEC2HEX(HEX2DEC(&quot;05&quot;)+HEX2DEC(&quot;A2&quot;)+HEX2DEC(DEC2HEX([.A1071]; 4));4); 2))&amp;&quot; 16&quot;)" office:value-type="string" office:string-value="FE FE 05 A2 04 2E D5 16" calcext:value-type="string">
            <text:p>FE FE 05 A2 04 2E D5 1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(&quot;FE FE 05 A2 &quot;&amp;LEFT(DEC2HEX([.A1072]; 4);2)&amp;&quot; &quot;&amp;RIGHT(DEC2HEX([.A1072]; 4);2)&amp;&quot; &quot;&amp;(RIGHT(DEC2HEX(HEX2DEC(&quot;05&quot;)+HEX2DEC(&quot;A2&quot;)+HEX2DEC(DEC2HEX([.A1072]; 4));4); 2))&amp;&quot; 16&quot;)" office:value-type="string" office:string-value="FE FE 05 A2 04 2F D6 16" calcext:value-type="string">
            <text:p>FE FE 05 A2 04 2F D6 1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(&quot;FE FE 05 A2 &quot;&amp;LEFT(DEC2HEX([.A1073]; 4);2)&amp;&quot; &quot;&amp;RIGHT(DEC2HEX([.A1073]; 4);2)&amp;&quot; &quot;&amp;(RIGHT(DEC2HEX(HEX2DEC(&quot;05&quot;)+HEX2DEC(&quot;A2&quot;)+HEX2DEC(DEC2HEX([.A1073]; 4));4); 2))&amp;&quot; 16&quot;)" office:value-type="string" office:string-value="FE FE 05 A2 04 30 D7 16" calcext:value-type="string">
            <text:p>FE FE 05 A2 04 30 D7 1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(&quot;FE FE 05 A2 &quot;&amp;LEFT(DEC2HEX([.A1074]; 4);2)&amp;&quot; &quot;&amp;RIGHT(DEC2HEX([.A1074]; 4);2)&amp;&quot; &quot;&amp;(RIGHT(DEC2HEX(HEX2DEC(&quot;05&quot;)+HEX2DEC(&quot;A2&quot;)+HEX2DEC(DEC2HEX([.A1074]; 4));4); 2))&amp;&quot; 16&quot;)" office:value-type="string" office:string-value="FE FE 05 A2 04 31 D8 16" calcext:value-type="string">
            <text:p>FE FE 05 A2 04 31 D8 1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(&quot;FE FE 05 A2 &quot;&amp;LEFT(DEC2HEX([.A1075]; 4);2)&amp;&quot; &quot;&amp;RIGHT(DEC2HEX([.A1075]; 4);2)&amp;&quot; &quot;&amp;(RIGHT(DEC2HEX(HEX2DEC(&quot;05&quot;)+HEX2DEC(&quot;A2&quot;)+HEX2DEC(DEC2HEX([.A1075]; 4));4); 2))&amp;&quot; 16&quot;)" office:value-type="string" office:string-value="FE FE 05 A2 04 32 D9 16" calcext:value-type="string">
            <text:p>FE FE 05 A2 04 32 D9 1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(&quot;FE FE 05 A2 &quot;&amp;LEFT(DEC2HEX([.A1076]; 4);2)&amp;&quot; &quot;&amp;RIGHT(DEC2HEX([.A1076]; 4);2)&amp;&quot; &quot;&amp;(RIGHT(DEC2HEX(HEX2DEC(&quot;05&quot;)+HEX2DEC(&quot;A2&quot;)+HEX2DEC(DEC2HEX([.A1076]; 4));4); 2))&amp;&quot; 16&quot;)" office:value-type="string" office:string-value="FE FE 05 A2 04 33 DA 16" calcext:value-type="string">
            <text:p>FE FE 05 A2 04 33 DA 1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(&quot;FE FE 05 A2 &quot;&amp;LEFT(DEC2HEX([.A1077]; 4);2)&amp;&quot; &quot;&amp;RIGHT(DEC2HEX([.A1077]; 4);2)&amp;&quot; &quot;&amp;(RIGHT(DEC2HEX(HEX2DEC(&quot;05&quot;)+HEX2DEC(&quot;A2&quot;)+HEX2DEC(DEC2HEX([.A1077]; 4));4); 2))&amp;&quot; 16&quot;)" office:value-type="string" office:string-value="FE FE 05 A2 04 34 DB 16" calcext:value-type="string">
            <text:p>FE FE 05 A2 04 34 DB 1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(&quot;FE FE 05 A2 &quot;&amp;LEFT(DEC2HEX([.A1078]; 4);2)&amp;&quot; &quot;&amp;RIGHT(DEC2HEX([.A1078]; 4);2)&amp;&quot; &quot;&amp;(RIGHT(DEC2HEX(HEX2DEC(&quot;05&quot;)+HEX2DEC(&quot;A2&quot;)+HEX2DEC(DEC2HEX([.A1078]; 4));4); 2))&amp;&quot; 16&quot;)" office:value-type="string" office:string-value="FE FE 05 A2 04 35 DC 16" calcext:value-type="string">
            <text:p>FE FE 05 A2 04 35 DC 1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(&quot;FE FE 05 A2 &quot;&amp;LEFT(DEC2HEX([.A1079]; 4);2)&amp;&quot; &quot;&amp;RIGHT(DEC2HEX([.A1079]; 4);2)&amp;&quot; &quot;&amp;(RIGHT(DEC2HEX(HEX2DEC(&quot;05&quot;)+HEX2DEC(&quot;A2&quot;)+HEX2DEC(DEC2HEX([.A1079]; 4));4); 2))&amp;&quot; 16&quot;)" office:value-type="string" office:string-value="FE FE 05 A2 04 36 DD 16" calcext:value-type="string">
            <text:p>FE FE 05 A2 04 36 DD 1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(&quot;FE FE 05 A2 &quot;&amp;LEFT(DEC2HEX([.A1080]; 4);2)&amp;&quot; &quot;&amp;RIGHT(DEC2HEX([.A1080]; 4);2)&amp;&quot; &quot;&amp;(RIGHT(DEC2HEX(HEX2DEC(&quot;05&quot;)+HEX2DEC(&quot;A2&quot;)+HEX2DEC(DEC2HEX([.A1080]; 4));4); 2))&amp;&quot; 16&quot;)" office:value-type="string" office:string-value="FE FE 05 A2 04 37 DE 16" calcext:value-type="string">
            <text:p>FE FE 05 A2 04 37 DE 1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(&quot;FE FE 05 A2 &quot;&amp;LEFT(DEC2HEX([.A1081]; 4);2)&amp;&quot; &quot;&amp;RIGHT(DEC2HEX([.A1081]; 4);2)&amp;&quot; &quot;&amp;(RIGHT(DEC2HEX(HEX2DEC(&quot;05&quot;)+HEX2DEC(&quot;A2&quot;)+HEX2DEC(DEC2HEX([.A1081]; 4));4); 2))&amp;&quot; 16&quot;)" office:value-type="string" office:string-value="FE FE 05 A2 04 38 DF 16" calcext:value-type="string">
            <text:p>FE FE 05 A2 04 38 DF 1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(&quot;FE FE 05 A2 &quot;&amp;LEFT(DEC2HEX([.A1082]; 4);2)&amp;&quot; &quot;&amp;RIGHT(DEC2HEX([.A1082]; 4);2)&amp;&quot; &quot;&amp;(RIGHT(DEC2HEX(HEX2DEC(&quot;05&quot;)+HEX2DEC(&quot;A2&quot;)+HEX2DEC(DEC2HEX([.A1082]; 4));4); 2))&amp;&quot; 16&quot;)" office:value-type="string" office:string-value="FE FE 05 A2 04 39 E0 16" calcext:value-type="string">
            <text:p>FE FE 05 A2 04 39 E0 1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(&quot;FE FE 05 A2 &quot;&amp;LEFT(DEC2HEX([.A1083]; 4);2)&amp;&quot; &quot;&amp;RIGHT(DEC2HEX([.A1083]; 4);2)&amp;&quot; &quot;&amp;(RIGHT(DEC2HEX(HEX2DEC(&quot;05&quot;)+HEX2DEC(&quot;A2&quot;)+HEX2DEC(DEC2HEX([.A1083]; 4));4); 2))&amp;&quot; 16&quot;)" office:value-type="string" office:string-value="FE FE 05 A2 04 3A E1 16" calcext:value-type="string">
            <text:p>FE FE 05 A2 04 3A E1 1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(&quot;FE FE 05 A2 &quot;&amp;LEFT(DEC2HEX([.A1084]; 4);2)&amp;&quot; &quot;&amp;RIGHT(DEC2HEX([.A1084]; 4);2)&amp;&quot; &quot;&amp;(RIGHT(DEC2HEX(HEX2DEC(&quot;05&quot;)+HEX2DEC(&quot;A2&quot;)+HEX2DEC(DEC2HEX([.A1084]; 4));4); 2))&amp;&quot; 16&quot;)" office:value-type="string" office:string-value="FE FE 05 A2 04 3B E2 16" calcext:value-type="string">
            <text:p>FE FE 05 A2 04 3B E2 1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&quot;FE FE 05 A2 &quot;&amp;LEFT(DEC2HEX([.A1085]; 4);2)&amp;&quot; &quot;&amp;RIGHT(DEC2HEX([.A1085]; 4);2)&amp;&quot; &quot;&amp;(RIGHT(DEC2HEX(HEX2DEC(&quot;05&quot;)+HEX2DEC(&quot;A2&quot;)+HEX2DEC(DEC2HEX([.A1085]; 4));4); 2))&amp;&quot; 16&quot;)" office:value-type="string" office:string-value="FE FE 05 A2 04 3C E3 16" calcext:value-type="string">
            <text:p>FE FE 05 A2 04 3C E3 1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(&quot;FE FE 05 A2 &quot;&amp;LEFT(DEC2HEX([.A1086]; 4);2)&amp;&quot; &quot;&amp;RIGHT(DEC2HEX([.A1086]; 4);2)&amp;&quot; &quot;&amp;(RIGHT(DEC2HEX(HEX2DEC(&quot;05&quot;)+HEX2DEC(&quot;A2&quot;)+HEX2DEC(DEC2HEX([.A1086]; 4));4); 2))&amp;&quot; 16&quot;)" office:value-type="string" office:string-value="FE FE 05 A2 04 3D E4 16" calcext:value-type="string">
            <text:p>FE FE 05 A2 04 3D E4 1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(&quot;FE FE 05 A2 &quot;&amp;LEFT(DEC2HEX([.A1087]; 4);2)&amp;&quot; &quot;&amp;RIGHT(DEC2HEX([.A1087]; 4);2)&amp;&quot; &quot;&amp;(RIGHT(DEC2HEX(HEX2DEC(&quot;05&quot;)+HEX2DEC(&quot;A2&quot;)+HEX2DEC(DEC2HEX([.A1087]; 4));4); 2))&amp;&quot; 16&quot;)" office:value-type="string" office:string-value="FE FE 05 A2 04 3E E5 16" calcext:value-type="string">
            <text:p>FE FE 05 A2 04 3E E5 1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(&quot;FE FE 05 A2 &quot;&amp;LEFT(DEC2HEX([.A1088]; 4);2)&amp;&quot; &quot;&amp;RIGHT(DEC2HEX([.A1088]; 4);2)&amp;&quot; &quot;&amp;(RIGHT(DEC2HEX(HEX2DEC(&quot;05&quot;)+HEX2DEC(&quot;A2&quot;)+HEX2DEC(DEC2HEX([.A1088]; 4));4); 2))&amp;&quot; 16&quot;)" office:value-type="string" office:string-value="FE FE 05 A2 04 3F E6 16" calcext:value-type="string">
            <text:p>FE FE 05 A2 04 3F E6 1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&quot;FE FE 05 A2 &quot;&amp;LEFT(DEC2HEX([.A1089]; 4);2)&amp;&quot; &quot;&amp;RIGHT(DEC2HEX([.A1089]; 4);2)&amp;&quot; &quot;&amp;(RIGHT(DEC2HEX(HEX2DEC(&quot;05&quot;)+HEX2DEC(&quot;A2&quot;)+HEX2DEC(DEC2HEX([.A1089]; 4));4); 2))&amp;&quot; 16&quot;)" office:value-type="string" office:string-value="FE FE 05 A2 04 40 E7 16" calcext:value-type="string">
            <text:p>FE FE 05 A2 04 40 E7 1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(&quot;FE FE 05 A2 &quot;&amp;LEFT(DEC2HEX([.A1090]; 4);2)&amp;&quot; &quot;&amp;RIGHT(DEC2HEX([.A1090]; 4);2)&amp;&quot; &quot;&amp;(RIGHT(DEC2HEX(HEX2DEC(&quot;05&quot;)+HEX2DEC(&quot;A2&quot;)+HEX2DEC(DEC2HEX([.A1090]; 4));4); 2))&amp;&quot; 16&quot;)" office:value-type="string" office:string-value="FE FE 05 A2 04 41 E8 16" calcext:value-type="string">
            <text:p>FE FE 05 A2 04 41 E8 1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(&quot;FE FE 05 A2 &quot;&amp;LEFT(DEC2HEX([.A1091]; 4);2)&amp;&quot; &quot;&amp;RIGHT(DEC2HEX([.A1091]; 4);2)&amp;&quot; &quot;&amp;(RIGHT(DEC2HEX(HEX2DEC(&quot;05&quot;)+HEX2DEC(&quot;A2&quot;)+HEX2DEC(DEC2HEX([.A1091]; 4));4); 2))&amp;&quot; 16&quot;)" office:value-type="string" office:string-value="FE FE 05 A2 04 42 E9 16" calcext:value-type="string">
            <text:p>FE FE 05 A2 04 42 E9 1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(&quot;FE FE 05 A2 &quot;&amp;LEFT(DEC2HEX([.A1092]; 4);2)&amp;&quot; &quot;&amp;RIGHT(DEC2HEX([.A1092]; 4);2)&amp;&quot; &quot;&amp;(RIGHT(DEC2HEX(HEX2DEC(&quot;05&quot;)+HEX2DEC(&quot;A2&quot;)+HEX2DEC(DEC2HEX([.A1092]; 4));4); 2))&amp;&quot; 16&quot;)" office:value-type="string" office:string-value="FE FE 05 A2 04 43 EA 16" calcext:value-type="string">
            <text:p>FE FE 05 A2 04 43 EA 1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(&quot;FE FE 05 A2 &quot;&amp;LEFT(DEC2HEX([.A1093]; 4);2)&amp;&quot; &quot;&amp;RIGHT(DEC2HEX([.A1093]; 4);2)&amp;&quot; &quot;&amp;(RIGHT(DEC2HEX(HEX2DEC(&quot;05&quot;)+HEX2DEC(&quot;A2&quot;)+HEX2DEC(DEC2HEX([.A1093]; 4));4); 2))&amp;&quot; 16&quot;)" office:value-type="string" office:string-value="FE FE 05 A2 04 44 EB 16" calcext:value-type="string">
            <text:p>FE FE 05 A2 04 44 EB 1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(&quot;FE FE 05 A2 &quot;&amp;LEFT(DEC2HEX([.A1094]; 4);2)&amp;&quot; &quot;&amp;RIGHT(DEC2HEX([.A1094]; 4);2)&amp;&quot; &quot;&amp;(RIGHT(DEC2HEX(HEX2DEC(&quot;05&quot;)+HEX2DEC(&quot;A2&quot;)+HEX2DEC(DEC2HEX([.A1094]; 4));4); 2))&amp;&quot; 16&quot;)" office:value-type="string" office:string-value="FE FE 05 A2 04 45 EC 16" calcext:value-type="string">
            <text:p>FE FE 05 A2 04 45 EC 1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(&quot;FE FE 05 A2 &quot;&amp;LEFT(DEC2HEX([.A1095]; 4);2)&amp;&quot; &quot;&amp;RIGHT(DEC2HEX([.A1095]; 4);2)&amp;&quot; &quot;&amp;(RIGHT(DEC2HEX(HEX2DEC(&quot;05&quot;)+HEX2DEC(&quot;A2&quot;)+HEX2DEC(DEC2HEX([.A1095]; 4));4); 2))&amp;&quot; 16&quot;)" office:value-type="string" office:string-value="FE FE 05 A2 04 46 ED 16" calcext:value-type="string">
            <text:p>FE FE 05 A2 04 46 ED 1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(&quot;FE FE 05 A2 &quot;&amp;LEFT(DEC2HEX([.A1096]; 4);2)&amp;&quot; &quot;&amp;RIGHT(DEC2HEX([.A1096]; 4);2)&amp;&quot; &quot;&amp;(RIGHT(DEC2HEX(HEX2DEC(&quot;05&quot;)+HEX2DEC(&quot;A2&quot;)+HEX2DEC(DEC2HEX([.A1096]; 4));4); 2))&amp;&quot; 16&quot;)" office:value-type="string" office:string-value="FE FE 05 A2 04 47 EE 16" calcext:value-type="string">
            <text:p>FE FE 05 A2 04 47 EE 1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(&quot;FE FE 05 A2 &quot;&amp;LEFT(DEC2HEX([.A1097]; 4);2)&amp;&quot; &quot;&amp;RIGHT(DEC2HEX([.A1097]; 4);2)&amp;&quot; &quot;&amp;(RIGHT(DEC2HEX(HEX2DEC(&quot;05&quot;)+HEX2DEC(&quot;A2&quot;)+HEX2DEC(DEC2HEX([.A1097]; 4));4); 2))&amp;&quot; 16&quot;)" office:value-type="string" office:string-value="FE FE 05 A2 04 48 EF 16" calcext:value-type="string">
            <text:p>FE FE 05 A2 04 48 EF 1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(&quot;FE FE 05 A2 &quot;&amp;LEFT(DEC2HEX([.A1098]; 4);2)&amp;&quot; &quot;&amp;RIGHT(DEC2HEX([.A1098]; 4);2)&amp;&quot; &quot;&amp;(RIGHT(DEC2HEX(HEX2DEC(&quot;05&quot;)+HEX2DEC(&quot;A2&quot;)+HEX2DEC(DEC2HEX([.A1098]; 4));4); 2))&amp;&quot; 16&quot;)" office:value-type="string" office:string-value="FE FE 05 A2 04 49 F0 16" calcext:value-type="string">
            <text:p>FE FE 05 A2 04 49 F0 1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(&quot;FE FE 05 A2 &quot;&amp;LEFT(DEC2HEX([.A1099]; 4);2)&amp;&quot; &quot;&amp;RIGHT(DEC2HEX([.A1099]; 4);2)&amp;&quot; &quot;&amp;(RIGHT(DEC2HEX(HEX2DEC(&quot;05&quot;)+HEX2DEC(&quot;A2&quot;)+HEX2DEC(DEC2HEX([.A1099]; 4));4); 2))&amp;&quot; 16&quot;)" office:value-type="string" office:string-value="FE FE 05 A2 04 4A F1 16" calcext:value-type="string">
            <text:p>FE FE 05 A2 04 4A F1 1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(&quot;FE FE 05 A2 &quot;&amp;LEFT(DEC2HEX([.A1100]; 4);2)&amp;&quot; &quot;&amp;RIGHT(DEC2HEX([.A1100]; 4);2)&amp;&quot; &quot;&amp;(RIGHT(DEC2HEX(HEX2DEC(&quot;05&quot;)+HEX2DEC(&quot;A2&quot;)+HEX2DEC(DEC2HEX([.A1100]; 4));4); 2))&amp;&quot; 16&quot;)" office:value-type="string" office:string-value="FE FE 05 A2 04 4B F2 16" calcext:value-type="string">
            <text:p>FE FE 05 A2 04 4B F2 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&quot;FE FE 05 A2 &quot;&amp;LEFT(DEC2HEX([.A1101]; 4);2)&amp;&quot; &quot;&amp;RIGHT(DEC2HEX([.A1101]; 4);2)&amp;&quot; &quot;&amp;(RIGHT(DEC2HEX(HEX2DEC(&quot;05&quot;)+HEX2DEC(&quot;A2&quot;)+HEX2DEC(DEC2HEX([.A1101]; 4));4); 2))&amp;&quot; 16&quot;)" office:value-type="string" office:string-value="FE FE 05 A2 04 4C F3 16" calcext:value-type="string">
            <text:p>FE FE 05 A2 04 4C F3 1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(&quot;FE FE 05 A2 &quot;&amp;LEFT(DEC2HEX([.A1102]; 4);2)&amp;&quot; &quot;&amp;RIGHT(DEC2HEX([.A1102]; 4);2)&amp;&quot; &quot;&amp;(RIGHT(DEC2HEX(HEX2DEC(&quot;05&quot;)+HEX2DEC(&quot;A2&quot;)+HEX2DEC(DEC2HEX([.A1102]; 4));4); 2))&amp;&quot; 16&quot;)" office:value-type="string" office:string-value="FE FE 05 A2 04 4D F4 16" calcext:value-type="string">
            <text:p>FE FE 05 A2 04 4D F4 1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(&quot;FE FE 05 A2 &quot;&amp;LEFT(DEC2HEX([.A1103]; 4);2)&amp;&quot; &quot;&amp;RIGHT(DEC2HEX([.A1103]; 4);2)&amp;&quot; &quot;&amp;(RIGHT(DEC2HEX(HEX2DEC(&quot;05&quot;)+HEX2DEC(&quot;A2&quot;)+HEX2DEC(DEC2HEX([.A1103]; 4));4); 2))&amp;&quot; 16&quot;)" office:value-type="string" office:string-value="FE FE 05 A2 04 4E F5 16" calcext:value-type="string">
            <text:p>FE FE 05 A2 04 4E F5 1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(&quot;FE FE 05 A2 &quot;&amp;LEFT(DEC2HEX([.A1104]; 4);2)&amp;&quot; &quot;&amp;RIGHT(DEC2HEX([.A1104]; 4);2)&amp;&quot; &quot;&amp;(RIGHT(DEC2HEX(HEX2DEC(&quot;05&quot;)+HEX2DEC(&quot;A2&quot;)+HEX2DEC(DEC2HEX([.A1104]; 4));4); 2))&amp;&quot; 16&quot;)" office:value-type="string" office:string-value="FE FE 05 A2 04 4F F6 16" calcext:value-type="string">
            <text:p>FE FE 05 A2 04 4F F6 1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&quot;FE FE 05 A2 &quot;&amp;LEFT(DEC2HEX([.A1105]; 4);2)&amp;&quot; &quot;&amp;RIGHT(DEC2HEX([.A1105]; 4);2)&amp;&quot; &quot;&amp;(RIGHT(DEC2HEX(HEX2DEC(&quot;05&quot;)+HEX2DEC(&quot;A2&quot;)+HEX2DEC(DEC2HEX([.A1105]; 4));4); 2))&amp;&quot; 16&quot;)" office:value-type="string" office:string-value="FE FE 05 A2 04 50 F7 16" calcext:value-type="string">
            <text:p>FE FE 05 A2 04 50 F7 1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(&quot;FE FE 05 A2 &quot;&amp;LEFT(DEC2HEX([.A1106]; 4);2)&amp;&quot; &quot;&amp;RIGHT(DEC2HEX([.A1106]; 4);2)&amp;&quot; &quot;&amp;(RIGHT(DEC2HEX(HEX2DEC(&quot;05&quot;)+HEX2DEC(&quot;A2&quot;)+HEX2DEC(DEC2HEX([.A1106]; 4));4); 2))&amp;&quot; 16&quot;)" office:value-type="string" office:string-value="FE FE 05 A2 04 51 F8 16" calcext:value-type="string">
            <text:p>FE FE 05 A2 04 51 F8 1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(&quot;FE FE 05 A2 &quot;&amp;LEFT(DEC2HEX([.A1107]; 4);2)&amp;&quot; &quot;&amp;RIGHT(DEC2HEX([.A1107]; 4);2)&amp;&quot; &quot;&amp;(RIGHT(DEC2HEX(HEX2DEC(&quot;05&quot;)+HEX2DEC(&quot;A2&quot;)+HEX2DEC(DEC2HEX([.A1107]; 4));4); 2))&amp;&quot; 16&quot;)" office:value-type="string" office:string-value="FE FE 05 A2 04 52 F9 16" calcext:value-type="string">
            <text:p>FE FE 05 A2 04 52 F9 1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(&quot;FE FE 05 A2 &quot;&amp;LEFT(DEC2HEX([.A1108]; 4);2)&amp;&quot; &quot;&amp;RIGHT(DEC2HEX([.A1108]; 4);2)&amp;&quot; &quot;&amp;(RIGHT(DEC2HEX(HEX2DEC(&quot;05&quot;)+HEX2DEC(&quot;A2&quot;)+HEX2DEC(DEC2HEX([.A1108]; 4));4); 2))&amp;&quot; 16&quot;)" office:value-type="string" office:string-value="FE FE 05 A2 04 53 FA 16" calcext:value-type="string">
            <text:p>FE FE 05 A2 04 53 FA 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(&quot;FE FE 05 A2 &quot;&amp;LEFT(DEC2HEX([.A1109]; 4);2)&amp;&quot; &quot;&amp;RIGHT(DEC2HEX([.A1109]; 4);2)&amp;&quot; &quot;&amp;(RIGHT(DEC2HEX(HEX2DEC(&quot;05&quot;)+HEX2DEC(&quot;A2&quot;)+HEX2DEC(DEC2HEX([.A1109]; 4));4); 2))&amp;&quot; 16&quot;)" office:value-type="string" office:string-value="FE FE 05 A2 04 54 FB 16" calcext:value-type="string">
            <text:p>FE FE 05 A2 04 54 FB 1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(&quot;FE FE 05 A2 &quot;&amp;LEFT(DEC2HEX([.A1110]; 4);2)&amp;&quot; &quot;&amp;RIGHT(DEC2HEX([.A1110]; 4);2)&amp;&quot; &quot;&amp;(RIGHT(DEC2HEX(HEX2DEC(&quot;05&quot;)+HEX2DEC(&quot;A2&quot;)+HEX2DEC(DEC2HEX([.A1110]; 4));4); 2))&amp;&quot; 16&quot;)" office:value-type="string" office:string-value="FE FE 05 A2 04 55 FC 16" calcext:value-type="string">
            <text:p>FE FE 05 A2 04 55 FC 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(&quot;FE FE 05 A2 &quot;&amp;LEFT(DEC2HEX([.A1111]; 4);2)&amp;&quot; &quot;&amp;RIGHT(DEC2HEX([.A1111]; 4);2)&amp;&quot; &quot;&amp;(RIGHT(DEC2HEX(HEX2DEC(&quot;05&quot;)+HEX2DEC(&quot;A2&quot;)+HEX2DEC(DEC2HEX([.A1111]; 4));4); 2))&amp;&quot; 16&quot;)" office:value-type="string" office:string-value="FE FE 05 A2 04 56 FD 16" calcext:value-type="string">
            <text:p>FE FE 05 A2 04 56 FD 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(&quot;FE FE 05 A2 &quot;&amp;LEFT(DEC2HEX([.A1112]; 4);2)&amp;&quot; &quot;&amp;RIGHT(DEC2HEX([.A1112]; 4);2)&amp;&quot; &quot;&amp;(RIGHT(DEC2HEX(HEX2DEC(&quot;05&quot;)+HEX2DEC(&quot;A2&quot;)+HEX2DEC(DEC2HEX([.A1112]; 4));4); 2))&amp;&quot; 16&quot;)" office:value-type="string" office:string-value="FE FE 05 A2 04 57 FE 16" calcext:value-type="string">
            <text:p>FE FE 05 A2 04 57 FE 1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&quot;FE FE 05 A2 &quot;&amp;LEFT(DEC2HEX([.A1113]; 4);2)&amp;&quot; &quot;&amp;RIGHT(DEC2HEX([.A1113]; 4);2)&amp;&quot; &quot;&amp;(RIGHT(DEC2HEX(HEX2DEC(&quot;05&quot;)+HEX2DEC(&quot;A2&quot;)+HEX2DEC(DEC2HEX([.A1113]; 4));4); 2))&amp;&quot; 16&quot;)" office:value-type="string" office:string-value="FE FE 05 A2 04 58 FF 16" calcext:value-type="string">
            <text:p>FE FE 05 A2 04 58 FF 1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(&quot;FE FE 05 A2 &quot;&amp;LEFT(DEC2HEX([.A1114]; 4);2)&amp;&quot; &quot;&amp;RIGHT(DEC2HEX([.A1114]; 4);2)&amp;&quot; &quot;&amp;(RIGHT(DEC2HEX(HEX2DEC(&quot;05&quot;)+HEX2DEC(&quot;A2&quot;)+HEX2DEC(DEC2HEX([.A1114]; 4));4); 2))&amp;&quot; 16&quot;)" office:value-type="string" office:string-value="FE FE 05 A2 04 59 00 16" calcext:value-type="string">
            <text:p>FE FE 05 A2 04 59 00 1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(&quot;FE FE 05 A2 &quot;&amp;LEFT(DEC2HEX([.A1115]; 4);2)&amp;&quot; &quot;&amp;RIGHT(DEC2HEX([.A1115]; 4);2)&amp;&quot; &quot;&amp;(RIGHT(DEC2HEX(HEX2DEC(&quot;05&quot;)+HEX2DEC(&quot;A2&quot;)+HEX2DEC(DEC2HEX([.A1115]; 4));4); 2))&amp;&quot; 16&quot;)" office:value-type="string" office:string-value="FE FE 05 A2 04 5A 01 16" calcext:value-type="string">
            <text:p>FE FE 05 A2 04 5A 01 1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(&quot;FE FE 05 A2 &quot;&amp;LEFT(DEC2HEX([.A1116]; 4);2)&amp;&quot; &quot;&amp;RIGHT(DEC2HEX([.A1116]; 4);2)&amp;&quot; &quot;&amp;(RIGHT(DEC2HEX(HEX2DEC(&quot;05&quot;)+HEX2DEC(&quot;A2&quot;)+HEX2DEC(DEC2HEX([.A1116]; 4));4); 2))&amp;&quot; 16&quot;)" office:value-type="string" office:string-value="FE FE 05 A2 04 5B 02 16" calcext:value-type="string">
            <text:p>FE FE 05 A2 04 5B 02 1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(&quot;FE FE 05 A2 &quot;&amp;LEFT(DEC2HEX([.A1117]; 4);2)&amp;&quot; &quot;&amp;RIGHT(DEC2HEX([.A1117]; 4);2)&amp;&quot; &quot;&amp;(RIGHT(DEC2HEX(HEX2DEC(&quot;05&quot;)+HEX2DEC(&quot;A2&quot;)+HEX2DEC(DEC2HEX([.A1117]; 4));4); 2))&amp;&quot; 16&quot;)" office:value-type="string" office:string-value="FE FE 05 A2 04 5C 03 16" calcext:value-type="string">
            <text:p>FE FE 05 A2 04 5C 03 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(&quot;FE FE 05 A2 &quot;&amp;LEFT(DEC2HEX([.A1118]; 4);2)&amp;&quot; &quot;&amp;RIGHT(DEC2HEX([.A1118]; 4);2)&amp;&quot; &quot;&amp;(RIGHT(DEC2HEX(HEX2DEC(&quot;05&quot;)+HEX2DEC(&quot;A2&quot;)+HEX2DEC(DEC2HEX([.A1118]; 4));4); 2))&amp;&quot; 16&quot;)" office:value-type="string" office:string-value="FE FE 05 A2 04 5D 04 16" calcext:value-type="string">
            <text:p>FE FE 05 A2 04 5D 04 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(&quot;FE FE 05 A2 &quot;&amp;LEFT(DEC2HEX([.A1119]; 4);2)&amp;&quot; &quot;&amp;RIGHT(DEC2HEX([.A1119]; 4);2)&amp;&quot; &quot;&amp;(RIGHT(DEC2HEX(HEX2DEC(&quot;05&quot;)+HEX2DEC(&quot;A2&quot;)+HEX2DEC(DEC2HEX([.A1119]; 4));4); 2))&amp;&quot; 16&quot;)" office:value-type="string" office:string-value="FE FE 05 A2 04 5E 05 16" calcext:value-type="string">
            <text:p>FE FE 05 A2 04 5E 05 1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(&quot;FE FE 05 A2 &quot;&amp;LEFT(DEC2HEX([.A1120]; 4);2)&amp;&quot; &quot;&amp;RIGHT(DEC2HEX([.A1120]; 4);2)&amp;&quot; &quot;&amp;(RIGHT(DEC2HEX(HEX2DEC(&quot;05&quot;)+HEX2DEC(&quot;A2&quot;)+HEX2DEC(DEC2HEX([.A1120]; 4));4); 2))&amp;&quot; 16&quot;)" office:value-type="string" office:string-value="FE FE 05 A2 04 5F 06 16" calcext:value-type="string">
            <text:p>FE FE 05 A2 04 5F 06 1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&quot;FE FE 05 A2 &quot;&amp;LEFT(DEC2HEX([.A1121]; 4);2)&amp;&quot; &quot;&amp;RIGHT(DEC2HEX([.A1121]; 4);2)&amp;&quot; &quot;&amp;(RIGHT(DEC2HEX(HEX2DEC(&quot;05&quot;)+HEX2DEC(&quot;A2&quot;)+HEX2DEC(DEC2HEX([.A1121]; 4));4); 2))&amp;&quot; 16&quot;)" office:value-type="string" office:string-value="FE FE 05 A2 04 60 07 16" calcext:value-type="string">
            <text:p>FE FE 05 A2 04 60 07 1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(&quot;FE FE 05 A2 &quot;&amp;LEFT(DEC2HEX([.A1122]; 4);2)&amp;&quot; &quot;&amp;RIGHT(DEC2HEX([.A1122]; 4);2)&amp;&quot; &quot;&amp;(RIGHT(DEC2HEX(HEX2DEC(&quot;05&quot;)+HEX2DEC(&quot;A2&quot;)+HEX2DEC(DEC2HEX([.A1122]; 4));4); 2))&amp;&quot; 16&quot;)" office:value-type="string" office:string-value="FE FE 05 A2 04 61 08 16" calcext:value-type="string">
            <text:p>FE FE 05 A2 04 61 08 1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(&quot;FE FE 05 A2 &quot;&amp;LEFT(DEC2HEX([.A1123]; 4);2)&amp;&quot; &quot;&amp;RIGHT(DEC2HEX([.A1123]; 4);2)&amp;&quot; &quot;&amp;(RIGHT(DEC2HEX(HEX2DEC(&quot;05&quot;)+HEX2DEC(&quot;A2&quot;)+HEX2DEC(DEC2HEX([.A1123]; 4));4); 2))&amp;&quot; 16&quot;)" office:value-type="string" office:string-value="FE FE 05 A2 04 62 09 16" calcext:value-type="string">
            <text:p>FE FE 05 A2 04 62 09 1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(&quot;FE FE 05 A2 &quot;&amp;LEFT(DEC2HEX([.A1124]; 4);2)&amp;&quot; &quot;&amp;RIGHT(DEC2HEX([.A1124]; 4);2)&amp;&quot; &quot;&amp;(RIGHT(DEC2HEX(HEX2DEC(&quot;05&quot;)+HEX2DEC(&quot;A2&quot;)+HEX2DEC(DEC2HEX([.A1124]; 4));4); 2))&amp;&quot; 16&quot;)" office:value-type="string" office:string-value="FE FE 05 A2 04 63 0A 16" calcext:value-type="string">
            <text:p>FE FE 05 A2 04 63 0A 1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&quot;FE FE 05 A2 &quot;&amp;LEFT(DEC2HEX([.A1125]; 4);2)&amp;&quot; &quot;&amp;RIGHT(DEC2HEX([.A1125]; 4);2)&amp;&quot; &quot;&amp;(RIGHT(DEC2HEX(HEX2DEC(&quot;05&quot;)+HEX2DEC(&quot;A2&quot;)+HEX2DEC(DEC2HEX([.A1125]; 4));4); 2))&amp;&quot; 16&quot;)" office:value-type="string" office:string-value="FE FE 05 A2 04 64 0B 16" calcext:value-type="string">
            <text:p>FE FE 05 A2 04 64 0B 1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(&quot;FE FE 05 A2 &quot;&amp;LEFT(DEC2HEX([.A1126]; 4);2)&amp;&quot; &quot;&amp;RIGHT(DEC2HEX([.A1126]; 4);2)&amp;&quot; &quot;&amp;(RIGHT(DEC2HEX(HEX2DEC(&quot;05&quot;)+HEX2DEC(&quot;A2&quot;)+HEX2DEC(DEC2HEX([.A1126]; 4));4); 2))&amp;&quot; 16&quot;)" office:value-type="string" office:string-value="FE FE 05 A2 04 65 0C 16" calcext:value-type="string">
            <text:p>FE FE 05 A2 04 65 0C 1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(&quot;FE FE 05 A2 &quot;&amp;LEFT(DEC2HEX([.A1127]; 4);2)&amp;&quot; &quot;&amp;RIGHT(DEC2HEX([.A1127]; 4);2)&amp;&quot; &quot;&amp;(RIGHT(DEC2HEX(HEX2DEC(&quot;05&quot;)+HEX2DEC(&quot;A2&quot;)+HEX2DEC(DEC2HEX([.A1127]; 4));4); 2))&amp;&quot; 16&quot;)" office:value-type="string" office:string-value="FE FE 05 A2 04 66 0D 16" calcext:value-type="string">
            <text:p>FE FE 05 A2 04 66 0D 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(&quot;FE FE 05 A2 &quot;&amp;LEFT(DEC2HEX([.A1128]; 4);2)&amp;&quot; &quot;&amp;RIGHT(DEC2HEX([.A1128]; 4);2)&amp;&quot; &quot;&amp;(RIGHT(DEC2HEX(HEX2DEC(&quot;05&quot;)+HEX2DEC(&quot;A2&quot;)+HEX2DEC(DEC2HEX([.A1128]; 4));4); 2))&amp;&quot; 16&quot;)" office:value-type="string" office:string-value="FE FE 05 A2 04 67 0E 16" calcext:value-type="string">
            <text:p>FE FE 05 A2 04 67 0E 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(&quot;FE FE 05 A2 &quot;&amp;LEFT(DEC2HEX([.A1129]; 4);2)&amp;&quot; &quot;&amp;RIGHT(DEC2HEX([.A1129]; 4);2)&amp;&quot; &quot;&amp;(RIGHT(DEC2HEX(HEX2DEC(&quot;05&quot;)+HEX2DEC(&quot;A2&quot;)+HEX2DEC(DEC2HEX([.A1129]; 4));4); 2))&amp;&quot; 16&quot;)" office:value-type="string" office:string-value="FE FE 05 A2 04 68 0F 16" calcext:value-type="string">
            <text:p>FE FE 05 A2 04 68 0F 1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(&quot;FE FE 05 A2 &quot;&amp;LEFT(DEC2HEX([.A1130]; 4);2)&amp;&quot; &quot;&amp;RIGHT(DEC2HEX([.A1130]; 4);2)&amp;&quot; &quot;&amp;(RIGHT(DEC2HEX(HEX2DEC(&quot;05&quot;)+HEX2DEC(&quot;A2&quot;)+HEX2DEC(DEC2HEX([.A1130]; 4));4); 2))&amp;&quot; 16&quot;)" office:value-type="string" office:string-value="FE FE 05 A2 04 69 10 16" calcext:value-type="string">
            <text:p>FE FE 05 A2 04 69 10 1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(&quot;FE FE 05 A2 &quot;&amp;LEFT(DEC2HEX([.A1131]; 4);2)&amp;&quot; &quot;&amp;RIGHT(DEC2HEX([.A1131]; 4);2)&amp;&quot; &quot;&amp;(RIGHT(DEC2HEX(HEX2DEC(&quot;05&quot;)+HEX2DEC(&quot;A2&quot;)+HEX2DEC(DEC2HEX([.A1131]; 4));4); 2))&amp;&quot; 16&quot;)" office:value-type="string" office:string-value="FE FE 05 A2 04 6A 11 16" calcext:value-type="string">
            <text:p>FE FE 05 A2 04 6A 11 1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(&quot;FE FE 05 A2 &quot;&amp;LEFT(DEC2HEX([.A1132]; 4);2)&amp;&quot; &quot;&amp;RIGHT(DEC2HEX([.A1132]; 4);2)&amp;&quot; &quot;&amp;(RIGHT(DEC2HEX(HEX2DEC(&quot;05&quot;)+HEX2DEC(&quot;A2&quot;)+HEX2DEC(DEC2HEX([.A1132]; 4));4); 2))&amp;&quot; 16&quot;)" office:value-type="string" office:string-value="FE FE 05 A2 04 6B 12 16" calcext:value-type="string">
            <text:p>FE FE 05 A2 04 6B 12 1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(&quot;FE FE 05 A2 &quot;&amp;LEFT(DEC2HEX([.A1133]; 4);2)&amp;&quot; &quot;&amp;RIGHT(DEC2HEX([.A1133]; 4);2)&amp;&quot; &quot;&amp;(RIGHT(DEC2HEX(HEX2DEC(&quot;05&quot;)+HEX2DEC(&quot;A2&quot;)+HEX2DEC(DEC2HEX([.A1133]; 4));4); 2))&amp;&quot; 16&quot;)" office:value-type="string" office:string-value="FE FE 05 A2 04 6C 13 16" calcext:value-type="string">
            <text:p>FE FE 05 A2 04 6C 13 1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(&quot;FE FE 05 A2 &quot;&amp;LEFT(DEC2HEX([.A1134]; 4);2)&amp;&quot; &quot;&amp;RIGHT(DEC2HEX([.A1134]; 4);2)&amp;&quot; &quot;&amp;(RIGHT(DEC2HEX(HEX2DEC(&quot;05&quot;)+HEX2DEC(&quot;A2&quot;)+HEX2DEC(DEC2HEX([.A1134]; 4));4); 2))&amp;&quot; 16&quot;)" office:value-type="string" office:string-value="FE FE 05 A2 04 6D 14 16" calcext:value-type="string">
            <text:p>FE FE 05 A2 04 6D 14 1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(&quot;FE FE 05 A2 &quot;&amp;LEFT(DEC2HEX([.A1135]; 4);2)&amp;&quot; &quot;&amp;RIGHT(DEC2HEX([.A1135]; 4);2)&amp;&quot; &quot;&amp;(RIGHT(DEC2HEX(HEX2DEC(&quot;05&quot;)+HEX2DEC(&quot;A2&quot;)+HEX2DEC(DEC2HEX([.A1135]; 4));4); 2))&amp;&quot; 16&quot;)" office:value-type="string" office:string-value="FE FE 05 A2 04 6E 15 16" calcext:value-type="string">
            <text:p>FE FE 05 A2 04 6E 15 1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(&quot;FE FE 05 A2 &quot;&amp;LEFT(DEC2HEX([.A1136]; 4);2)&amp;&quot; &quot;&amp;RIGHT(DEC2HEX([.A1136]; 4);2)&amp;&quot; &quot;&amp;(RIGHT(DEC2HEX(HEX2DEC(&quot;05&quot;)+HEX2DEC(&quot;A2&quot;)+HEX2DEC(DEC2HEX([.A1136]; 4));4); 2))&amp;&quot; 16&quot;)" office:value-type="string" office:string-value="FE FE 05 A2 04 6F 16 16" calcext:value-type="string">
            <text:p>FE FE 05 A2 04 6F 16 1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(&quot;FE FE 05 A2 &quot;&amp;LEFT(DEC2HEX([.A1137]; 4);2)&amp;&quot; &quot;&amp;RIGHT(DEC2HEX([.A1137]; 4);2)&amp;&quot; &quot;&amp;(RIGHT(DEC2HEX(HEX2DEC(&quot;05&quot;)+HEX2DEC(&quot;A2&quot;)+HEX2DEC(DEC2HEX([.A1137]; 4));4); 2))&amp;&quot; 16&quot;)" office:value-type="string" office:string-value="FE FE 05 A2 04 70 17 16" calcext:value-type="string">
            <text:p>FE FE 05 A2 04 70 17 1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(&quot;FE FE 05 A2 &quot;&amp;LEFT(DEC2HEX([.A1138]; 4);2)&amp;&quot; &quot;&amp;RIGHT(DEC2HEX([.A1138]; 4);2)&amp;&quot; &quot;&amp;(RIGHT(DEC2HEX(HEX2DEC(&quot;05&quot;)+HEX2DEC(&quot;A2&quot;)+HEX2DEC(DEC2HEX([.A1138]; 4));4); 2))&amp;&quot; 16&quot;)" office:value-type="string" office:string-value="FE FE 05 A2 04 71 18 16" calcext:value-type="string">
            <text:p>FE FE 05 A2 04 71 18 1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(&quot;FE FE 05 A2 &quot;&amp;LEFT(DEC2HEX([.A1139]; 4);2)&amp;&quot; &quot;&amp;RIGHT(DEC2HEX([.A1139]; 4);2)&amp;&quot; &quot;&amp;(RIGHT(DEC2HEX(HEX2DEC(&quot;05&quot;)+HEX2DEC(&quot;A2&quot;)+HEX2DEC(DEC2HEX([.A1139]; 4));4); 2))&amp;&quot; 16&quot;)" office:value-type="string" office:string-value="FE FE 05 A2 04 72 19 16" calcext:value-type="string">
            <text:p>FE FE 05 A2 04 72 19 1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(&quot;FE FE 05 A2 &quot;&amp;LEFT(DEC2HEX([.A1140]; 4);2)&amp;&quot; &quot;&amp;RIGHT(DEC2HEX([.A1140]; 4);2)&amp;&quot; &quot;&amp;(RIGHT(DEC2HEX(HEX2DEC(&quot;05&quot;)+HEX2DEC(&quot;A2&quot;)+HEX2DEC(DEC2HEX([.A1140]; 4));4); 2))&amp;&quot; 16&quot;)" office:value-type="string" office:string-value="FE FE 05 A2 04 73 1A 16" calcext:value-type="string">
            <text:p>FE FE 05 A2 04 73 1A 1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(&quot;FE FE 05 A2 &quot;&amp;LEFT(DEC2HEX([.A1141]; 4);2)&amp;&quot; &quot;&amp;RIGHT(DEC2HEX([.A1141]; 4);2)&amp;&quot; &quot;&amp;(RIGHT(DEC2HEX(HEX2DEC(&quot;05&quot;)+HEX2DEC(&quot;A2&quot;)+HEX2DEC(DEC2HEX([.A1141]; 4));4); 2))&amp;&quot; 16&quot;)" office:value-type="string" office:string-value="FE FE 05 A2 04 74 1B 16" calcext:value-type="string">
            <text:p>FE FE 05 A2 04 74 1B 1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(&quot;FE FE 05 A2 &quot;&amp;LEFT(DEC2HEX([.A1142]; 4);2)&amp;&quot; &quot;&amp;RIGHT(DEC2HEX([.A1142]; 4);2)&amp;&quot; &quot;&amp;(RIGHT(DEC2HEX(HEX2DEC(&quot;05&quot;)+HEX2DEC(&quot;A2&quot;)+HEX2DEC(DEC2HEX([.A1142]; 4));4); 2))&amp;&quot; 16&quot;)" office:value-type="string" office:string-value="FE FE 05 A2 04 75 1C 16" calcext:value-type="string">
            <text:p>FE FE 05 A2 04 75 1C 1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(&quot;FE FE 05 A2 &quot;&amp;LEFT(DEC2HEX([.A1143]; 4);2)&amp;&quot; &quot;&amp;RIGHT(DEC2HEX([.A1143]; 4);2)&amp;&quot; &quot;&amp;(RIGHT(DEC2HEX(HEX2DEC(&quot;05&quot;)+HEX2DEC(&quot;A2&quot;)+HEX2DEC(DEC2HEX([.A1143]; 4));4); 2))&amp;&quot; 16&quot;)" office:value-type="string" office:string-value="FE FE 05 A2 04 76 1D 16" calcext:value-type="string">
            <text:p>FE FE 05 A2 04 76 1D 1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(&quot;FE FE 05 A2 &quot;&amp;LEFT(DEC2HEX([.A1144]; 4);2)&amp;&quot; &quot;&amp;RIGHT(DEC2HEX([.A1144]; 4);2)&amp;&quot; &quot;&amp;(RIGHT(DEC2HEX(HEX2DEC(&quot;05&quot;)+HEX2DEC(&quot;A2&quot;)+HEX2DEC(DEC2HEX([.A1144]; 4));4); 2))&amp;&quot; 16&quot;)" office:value-type="string" office:string-value="FE FE 05 A2 04 77 1E 16" calcext:value-type="string">
            <text:p>FE FE 05 A2 04 77 1E 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&quot;FE FE 05 A2 &quot;&amp;LEFT(DEC2HEX([.A1145]; 4);2)&amp;&quot; &quot;&amp;RIGHT(DEC2HEX([.A1145]; 4);2)&amp;&quot; &quot;&amp;(RIGHT(DEC2HEX(HEX2DEC(&quot;05&quot;)+HEX2DEC(&quot;A2&quot;)+HEX2DEC(DEC2HEX([.A1145]; 4));4); 2))&amp;&quot; 16&quot;)" office:value-type="string" office:string-value="FE FE 05 A2 04 78 1F 16" calcext:value-type="string">
            <text:p>FE FE 05 A2 04 78 1F 1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(&quot;FE FE 05 A2 &quot;&amp;LEFT(DEC2HEX([.A1146]; 4);2)&amp;&quot; &quot;&amp;RIGHT(DEC2HEX([.A1146]; 4);2)&amp;&quot; &quot;&amp;(RIGHT(DEC2HEX(HEX2DEC(&quot;05&quot;)+HEX2DEC(&quot;A2&quot;)+HEX2DEC(DEC2HEX([.A1146]; 4));4); 2))&amp;&quot; 16&quot;)" office:value-type="string" office:string-value="FE FE 05 A2 04 79 20 16" calcext:value-type="string">
            <text:p>FE FE 05 A2 04 79 20 1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(&quot;FE FE 05 A2 &quot;&amp;LEFT(DEC2HEX([.A1147]; 4);2)&amp;&quot; &quot;&amp;RIGHT(DEC2HEX([.A1147]; 4);2)&amp;&quot; &quot;&amp;(RIGHT(DEC2HEX(HEX2DEC(&quot;05&quot;)+HEX2DEC(&quot;A2&quot;)+HEX2DEC(DEC2HEX([.A1147]; 4));4); 2))&amp;&quot; 16&quot;)" office:value-type="string" office:string-value="FE FE 05 A2 04 7A 21 16" calcext:value-type="string">
            <text:p>FE FE 05 A2 04 7A 21 1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(&quot;FE FE 05 A2 &quot;&amp;LEFT(DEC2HEX([.A1148]; 4);2)&amp;&quot; &quot;&amp;RIGHT(DEC2HEX([.A1148]; 4);2)&amp;&quot; &quot;&amp;(RIGHT(DEC2HEX(HEX2DEC(&quot;05&quot;)+HEX2DEC(&quot;A2&quot;)+HEX2DEC(DEC2HEX([.A1148]; 4));4); 2))&amp;&quot; 16&quot;)" office:value-type="string" office:string-value="FE FE 05 A2 04 7B 22 16" calcext:value-type="string">
            <text:p>FE FE 05 A2 04 7B 22 1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(&quot;FE FE 05 A2 &quot;&amp;LEFT(DEC2HEX([.A1149]; 4);2)&amp;&quot; &quot;&amp;RIGHT(DEC2HEX([.A1149]; 4);2)&amp;&quot; &quot;&amp;(RIGHT(DEC2HEX(HEX2DEC(&quot;05&quot;)+HEX2DEC(&quot;A2&quot;)+HEX2DEC(DEC2HEX([.A1149]; 4));4); 2))&amp;&quot; 16&quot;)" office:value-type="string" office:string-value="FE FE 05 A2 04 7C 23 16" calcext:value-type="string">
            <text:p>FE FE 05 A2 04 7C 23 1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(&quot;FE FE 05 A2 &quot;&amp;LEFT(DEC2HEX([.A1150]; 4);2)&amp;&quot; &quot;&amp;RIGHT(DEC2HEX([.A1150]; 4);2)&amp;&quot; &quot;&amp;(RIGHT(DEC2HEX(HEX2DEC(&quot;05&quot;)+HEX2DEC(&quot;A2&quot;)+HEX2DEC(DEC2HEX([.A1150]; 4));4); 2))&amp;&quot; 16&quot;)" office:value-type="string" office:string-value="FE FE 05 A2 04 7D 24 16" calcext:value-type="string">
            <text:p>FE FE 05 A2 04 7D 24 1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(&quot;FE FE 05 A2 &quot;&amp;LEFT(DEC2HEX([.A1151]; 4);2)&amp;&quot; &quot;&amp;RIGHT(DEC2HEX([.A1151]; 4);2)&amp;&quot; &quot;&amp;(RIGHT(DEC2HEX(HEX2DEC(&quot;05&quot;)+HEX2DEC(&quot;A2&quot;)+HEX2DEC(DEC2HEX([.A1151]; 4));4); 2))&amp;&quot; 16&quot;)" office:value-type="string" office:string-value="FE FE 05 A2 04 7E 25 16" calcext:value-type="string">
            <text:p>FE FE 05 A2 04 7E 25 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(&quot;FE FE 05 A2 &quot;&amp;LEFT(DEC2HEX([.A1152]; 4);2)&amp;&quot; &quot;&amp;RIGHT(DEC2HEX([.A1152]; 4);2)&amp;&quot; &quot;&amp;(RIGHT(DEC2HEX(HEX2DEC(&quot;05&quot;)+HEX2DEC(&quot;A2&quot;)+HEX2DEC(DEC2HEX([.A1152]; 4));4); 2))&amp;&quot; 16&quot;)" office:value-type="string" office:string-value="FE FE 05 A2 04 7F 26 16" calcext:value-type="string">
            <text:p>FE FE 05 A2 04 7F 26 1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(&quot;FE FE 05 A2 &quot;&amp;LEFT(DEC2HEX([.A1153]; 4);2)&amp;&quot; &quot;&amp;RIGHT(DEC2HEX([.A1153]; 4);2)&amp;&quot; &quot;&amp;(RIGHT(DEC2HEX(HEX2DEC(&quot;05&quot;)+HEX2DEC(&quot;A2&quot;)+HEX2DEC(DEC2HEX([.A1153]; 4));4); 2))&amp;&quot; 16&quot;)" office:value-type="string" office:string-value="FE FE 05 A2 04 80 27 16" calcext:value-type="string">
            <text:p>FE FE 05 A2 04 80 27 1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(&quot;FE FE 05 A2 &quot;&amp;LEFT(DEC2HEX([.A1154]; 4);2)&amp;&quot; &quot;&amp;RIGHT(DEC2HEX([.A1154]; 4);2)&amp;&quot; &quot;&amp;(RIGHT(DEC2HEX(HEX2DEC(&quot;05&quot;)+HEX2DEC(&quot;A2&quot;)+HEX2DEC(DEC2HEX([.A1154]; 4));4); 2))&amp;&quot; 16&quot;)" office:value-type="string" office:string-value="FE FE 05 A2 04 81 28 16" calcext:value-type="string">
            <text:p>FE FE 05 A2 04 81 28 1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(&quot;FE FE 05 A2 &quot;&amp;LEFT(DEC2HEX([.A1155]; 4);2)&amp;&quot; &quot;&amp;RIGHT(DEC2HEX([.A1155]; 4);2)&amp;&quot; &quot;&amp;(RIGHT(DEC2HEX(HEX2DEC(&quot;05&quot;)+HEX2DEC(&quot;A2&quot;)+HEX2DEC(DEC2HEX([.A1155]; 4));4); 2))&amp;&quot; 16&quot;)" office:value-type="string" office:string-value="FE FE 05 A2 04 82 29 16" calcext:value-type="string">
            <text:p>FE FE 05 A2 04 82 29 1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(&quot;FE FE 05 A2 &quot;&amp;LEFT(DEC2HEX([.A1156]; 4);2)&amp;&quot; &quot;&amp;RIGHT(DEC2HEX([.A1156]; 4);2)&amp;&quot; &quot;&amp;(RIGHT(DEC2HEX(HEX2DEC(&quot;05&quot;)+HEX2DEC(&quot;A2&quot;)+HEX2DEC(DEC2HEX([.A1156]; 4));4); 2))&amp;&quot; 16&quot;)" office:value-type="string" office:string-value="FE FE 05 A2 04 83 2A 16" calcext:value-type="string">
            <text:p>FE FE 05 A2 04 83 2A 1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(&quot;FE FE 05 A2 &quot;&amp;LEFT(DEC2HEX([.A1157]; 4);2)&amp;&quot; &quot;&amp;RIGHT(DEC2HEX([.A1157]; 4);2)&amp;&quot; &quot;&amp;(RIGHT(DEC2HEX(HEX2DEC(&quot;05&quot;)+HEX2DEC(&quot;A2&quot;)+HEX2DEC(DEC2HEX([.A1157]; 4));4); 2))&amp;&quot; 16&quot;)" office:value-type="string" office:string-value="FE FE 05 A2 04 84 2B 16" calcext:value-type="string">
            <text:p>FE FE 05 A2 04 84 2B 1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(&quot;FE FE 05 A2 &quot;&amp;LEFT(DEC2HEX([.A1158]; 4);2)&amp;&quot; &quot;&amp;RIGHT(DEC2HEX([.A1158]; 4);2)&amp;&quot; &quot;&amp;(RIGHT(DEC2HEX(HEX2DEC(&quot;05&quot;)+HEX2DEC(&quot;A2&quot;)+HEX2DEC(DEC2HEX([.A1158]; 4));4); 2))&amp;&quot; 16&quot;)" office:value-type="string" office:string-value="FE FE 05 A2 04 85 2C 16" calcext:value-type="string">
            <text:p>FE FE 05 A2 04 85 2C 1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(&quot;FE FE 05 A2 &quot;&amp;LEFT(DEC2HEX([.A1159]; 4);2)&amp;&quot; &quot;&amp;RIGHT(DEC2HEX([.A1159]; 4);2)&amp;&quot; &quot;&amp;(RIGHT(DEC2HEX(HEX2DEC(&quot;05&quot;)+HEX2DEC(&quot;A2&quot;)+HEX2DEC(DEC2HEX([.A1159]; 4));4); 2))&amp;&quot; 16&quot;)" office:value-type="string" office:string-value="FE FE 05 A2 04 86 2D 16" calcext:value-type="string">
            <text:p>FE FE 05 A2 04 86 2D 1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(&quot;FE FE 05 A2 &quot;&amp;LEFT(DEC2HEX([.A1160]; 4);2)&amp;&quot; &quot;&amp;RIGHT(DEC2HEX([.A1160]; 4);2)&amp;&quot; &quot;&amp;(RIGHT(DEC2HEX(HEX2DEC(&quot;05&quot;)+HEX2DEC(&quot;A2&quot;)+HEX2DEC(DEC2HEX([.A1160]; 4));4); 2))&amp;&quot; 16&quot;)" office:value-type="string" office:string-value="FE FE 05 A2 04 87 2E 16" calcext:value-type="string">
            <text:p>FE FE 05 A2 04 87 2E 1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(&quot;FE FE 05 A2 &quot;&amp;LEFT(DEC2HEX([.A1161]; 4);2)&amp;&quot; &quot;&amp;RIGHT(DEC2HEX([.A1161]; 4);2)&amp;&quot; &quot;&amp;(RIGHT(DEC2HEX(HEX2DEC(&quot;05&quot;)+HEX2DEC(&quot;A2&quot;)+HEX2DEC(DEC2HEX([.A1161]; 4));4); 2))&amp;&quot; 16&quot;)" office:value-type="string" office:string-value="FE FE 05 A2 04 88 2F 16" calcext:value-type="string">
            <text:p>FE FE 05 A2 04 88 2F 1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(&quot;FE FE 05 A2 &quot;&amp;LEFT(DEC2HEX([.A1162]; 4);2)&amp;&quot; &quot;&amp;RIGHT(DEC2HEX([.A1162]; 4);2)&amp;&quot; &quot;&amp;(RIGHT(DEC2HEX(HEX2DEC(&quot;05&quot;)+HEX2DEC(&quot;A2&quot;)+HEX2DEC(DEC2HEX([.A1162]; 4));4); 2))&amp;&quot; 16&quot;)" office:value-type="string" office:string-value="FE FE 05 A2 04 89 30 16" calcext:value-type="string">
            <text:p>FE FE 05 A2 04 89 30 1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(&quot;FE FE 05 A2 &quot;&amp;LEFT(DEC2HEX([.A1163]; 4);2)&amp;&quot; &quot;&amp;RIGHT(DEC2HEX([.A1163]; 4);2)&amp;&quot; &quot;&amp;(RIGHT(DEC2HEX(HEX2DEC(&quot;05&quot;)+HEX2DEC(&quot;A2&quot;)+HEX2DEC(DEC2HEX([.A1163]; 4));4); 2))&amp;&quot; 16&quot;)" office:value-type="string" office:string-value="FE FE 05 A2 04 8A 31 16" calcext:value-type="string">
            <text:p>FE FE 05 A2 04 8A 31 1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(&quot;FE FE 05 A2 &quot;&amp;LEFT(DEC2HEX([.A1164]; 4);2)&amp;&quot; &quot;&amp;RIGHT(DEC2HEX([.A1164]; 4);2)&amp;&quot; &quot;&amp;(RIGHT(DEC2HEX(HEX2DEC(&quot;05&quot;)+HEX2DEC(&quot;A2&quot;)+HEX2DEC(DEC2HEX([.A1164]; 4));4); 2))&amp;&quot; 16&quot;)" office:value-type="string" office:string-value="FE FE 05 A2 04 8B 32 16" calcext:value-type="string">
            <text:p>FE FE 05 A2 04 8B 32 1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(&quot;FE FE 05 A2 &quot;&amp;LEFT(DEC2HEX([.A1165]; 4);2)&amp;&quot; &quot;&amp;RIGHT(DEC2HEX([.A1165]; 4);2)&amp;&quot; &quot;&amp;(RIGHT(DEC2HEX(HEX2DEC(&quot;05&quot;)+HEX2DEC(&quot;A2&quot;)+HEX2DEC(DEC2HEX([.A1165]; 4));4); 2))&amp;&quot; 16&quot;)" office:value-type="string" office:string-value="FE FE 05 A2 04 8C 33 16" calcext:value-type="string">
            <text:p>FE FE 05 A2 04 8C 33 1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(&quot;FE FE 05 A2 &quot;&amp;LEFT(DEC2HEX([.A1166]; 4);2)&amp;&quot; &quot;&amp;RIGHT(DEC2HEX([.A1166]; 4);2)&amp;&quot; &quot;&amp;(RIGHT(DEC2HEX(HEX2DEC(&quot;05&quot;)+HEX2DEC(&quot;A2&quot;)+HEX2DEC(DEC2HEX([.A1166]; 4));4); 2))&amp;&quot; 16&quot;)" office:value-type="string" office:string-value="FE FE 05 A2 04 8D 34 16" calcext:value-type="string">
            <text:p>FE FE 05 A2 04 8D 34 1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(&quot;FE FE 05 A2 &quot;&amp;LEFT(DEC2HEX([.A1167]; 4);2)&amp;&quot; &quot;&amp;RIGHT(DEC2HEX([.A1167]; 4);2)&amp;&quot; &quot;&amp;(RIGHT(DEC2HEX(HEX2DEC(&quot;05&quot;)+HEX2DEC(&quot;A2&quot;)+HEX2DEC(DEC2HEX([.A1167]; 4));4); 2))&amp;&quot; 16&quot;)" office:value-type="string" office:string-value="FE FE 05 A2 04 8E 35 16" calcext:value-type="string">
            <text:p>FE FE 05 A2 04 8E 35 1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(&quot;FE FE 05 A2 &quot;&amp;LEFT(DEC2HEX([.A1168]; 4);2)&amp;&quot; &quot;&amp;RIGHT(DEC2HEX([.A1168]; 4);2)&amp;&quot; &quot;&amp;(RIGHT(DEC2HEX(HEX2DEC(&quot;05&quot;)+HEX2DEC(&quot;A2&quot;)+HEX2DEC(DEC2HEX([.A1168]; 4));4); 2))&amp;&quot; 16&quot;)" office:value-type="string" office:string-value="FE FE 05 A2 04 8F 36 16" calcext:value-type="string">
            <text:p>FE FE 05 A2 04 8F 36 1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(&quot;FE FE 05 A2 &quot;&amp;LEFT(DEC2HEX([.A1169]; 4);2)&amp;&quot; &quot;&amp;RIGHT(DEC2HEX([.A1169]; 4);2)&amp;&quot; &quot;&amp;(RIGHT(DEC2HEX(HEX2DEC(&quot;05&quot;)+HEX2DEC(&quot;A2&quot;)+HEX2DEC(DEC2HEX([.A1169]; 4));4); 2))&amp;&quot; 16&quot;)" office:value-type="string" office:string-value="FE FE 05 A2 04 90 37 16" calcext:value-type="string">
            <text:p>FE FE 05 A2 04 90 37 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(&quot;FE FE 05 A2 &quot;&amp;LEFT(DEC2HEX([.A1170]; 4);2)&amp;&quot; &quot;&amp;RIGHT(DEC2HEX([.A1170]; 4);2)&amp;&quot; &quot;&amp;(RIGHT(DEC2HEX(HEX2DEC(&quot;05&quot;)+HEX2DEC(&quot;A2&quot;)+HEX2DEC(DEC2HEX([.A1170]; 4));4); 2))&amp;&quot; 16&quot;)" office:value-type="string" office:string-value="FE FE 05 A2 04 91 38 16" calcext:value-type="string">
            <text:p>FE FE 05 A2 04 91 38 1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(&quot;FE FE 05 A2 &quot;&amp;LEFT(DEC2HEX([.A1171]; 4);2)&amp;&quot; &quot;&amp;RIGHT(DEC2HEX([.A1171]; 4);2)&amp;&quot; &quot;&amp;(RIGHT(DEC2HEX(HEX2DEC(&quot;05&quot;)+HEX2DEC(&quot;A2&quot;)+HEX2DEC(DEC2HEX([.A1171]; 4));4); 2))&amp;&quot; 16&quot;)" office:value-type="string" office:string-value="FE FE 05 A2 04 92 39 16" calcext:value-type="string">
            <text:p>FE FE 05 A2 04 92 39 1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(&quot;FE FE 05 A2 &quot;&amp;LEFT(DEC2HEX([.A1172]; 4);2)&amp;&quot; &quot;&amp;RIGHT(DEC2HEX([.A1172]; 4);2)&amp;&quot; &quot;&amp;(RIGHT(DEC2HEX(HEX2DEC(&quot;05&quot;)+HEX2DEC(&quot;A2&quot;)+HEX2DEC(DEC2HEX([.A1172]; 4));4); 2))&amp;&quot; 16&quot;)" office:value-type="string" office:string-value="FE FE 05 A2 04 93 3A 16" calcext:value-type="string">
            <text:p>FE FE 05 A2 04 93 3A 1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(&quot;FE FE 05 A2 &quot;&amp;LEFT(DEC2HEX([.A1173]; 4);2)&amp;&quot; &quot;&amp;RIGHT(DEC2HEX([.A1173]; 4);2)&amp;&quot; &quot;&amp;(RIGHT(DEC2HEX(HEX2DEC(&quot;05&quot;)+HEX2DEC(&quot;A2&quot;)+HEX2DEC(DEC2HEX([.A1173]; 4));4); 2))&amp;&quot; 16&quot;)" office:value-type="string" office:string-value="FE FE 05 A2 04 94 3B 16" calcext:value-type="string">
            <text:p>FE FE 05 A2 04 94 3B 1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(&quot;FE FE 05 A2 &quot;&amp;LEFT(DEC2HEX([.A1174]; 4);2)&amp;&quot; &quot;&amp;RIGHT(DEC2HEX([.A1174]; 4);2)&amp;&quot; &quot;&amp;(RIGHT(DEC2HEX(HEX2DEC(&quot;05&quot;)+HEX2DEC(&quot;A2&quot;)+HEX2DEC(DEC2HEX([.A1174]; 4));4); 2))&amp;&quot; 16&quot;)" office:value-type="string" office:string-value="FE FE 05 A2 04 95 3C 16" calcext:value-type="string">
            <text:p>FE FE 05 A2 04 95 3C 1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(&quot;FE FE 05 A2 &quot;&amp;LEFT(DEC2HEX([.A1175]; 4);2)&amp;&quot; &quot;&amp;RIGHT(DEC2HEX([.A1175]; 4);2)&amp;&quot; &quot;&amp;(RIGHT(DEC2HEX(HEX2DEC(&quot;05&quot;)+HEX2DEC(&quot;A2&quot;)+HEX2DEC(DEC2HEX([.A1175]; 4));4); 2))&amp;&quot; 16&quot;)" office:value-type="string" office:string-value="FE FE 05 A2 04 96 3D 16" calcext:value-type="string">
            <text:p>FE FE 05 A2 04 96 3D 1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(&quot;FE FE 05 A2 &quot;&amp;LEFT(DEC2HEX([.A1176]; 4);2)&amp;&quot; &quot;&amp;RIGHT(DEC2HEX([.A1176]; 4);2)&amp;&quot; &quot;&amp;(RIGHT(DEC2HEX(HEX2DEC(&quot;05&quot;)+HEX2DEC(&quot;A2&quot;)+HEX2DEC(DEC2HEX([.A1176]; 4));4); 2))&amp;&quot; 16&quot;)" office:value-type="string" office:string-value="FE FE 05 A2 04 97 3E 16" calcext:value-type="string">
            <text:p>FE FE 05 A2 04 97 3E 1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(&quot;FE FE 05 A2 &quot;&amp;LEFT(DEC2HEX([.A1177]; 4);2)&amp;&quot; &quot;&amp;RIGHT(DEC2HEX([.A1177]; 4);2)&amp;&quot; &quot;&amp;(RIGHT(DEC2HEX(HEX2DEC(&quot;05&quot;)+HEX2DEC(&quot;A2&quot;)+HEX2DEC(DEC2HEX([.A1177]; 4));4); 2))&amp;&quot; 16&quot;)" office:value-type="string" office:string-value="FE FE 05 A2 04 98 3F 16" calcext:value-type="string">
            <text:p>FE FE 05 A2 04 98 3F 1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(&quot;FE FE 05 A2 &quot;&amp;LEFT(DEC2HEX([.A1178]; 4);2)&amp;&quot; &quot;&amp;RIGHT(DEC2HEX([.A1178]; 4);2)&amp;&quot; &quot;&amp;(RIGHT(DEC2HEX(HEX2DEC(&quot;05&quot;)+HEX2DEC(&quot;A2&quot;)+HEX2DEC(DEC2HEX([.A1178]; 4));4); 2))&amp;&quot; 16&quot;)" office:value-type="string" office:string-value="FE FE 05 A2 04 99 40 16" calcext:value-type="string">
            <text:p>FE FE 05 A2 04 99 40 1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(&quot;FE FE 05 A2 &quot;&amp;LEFT(DEC2HEX([.A1179]; 4);2)&amp;&quot; &quot;&amp;RIGHT(DEC2HEX([.A1179]; 4);2)&amp;&quot; &quot;&amp;(RIGHT(DEC2HEX(HEX2DEC(&quot;05&quot;)+HEX2DEC(&quot;A2&quot;)+HEX2DEC(DEC2HEX([.A1179]; 4));4); 2))&amp;&quot; 16&quot;)" office:value-type="string" office:string-value="FE FE 05 A2 04 9A 41 16" calcext:value-type="string">
            <text:p>FE FE 05 A2 04 9A 41 1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(&quot;FE FE 05 A2 &quot;&amp;LEFT(DEC2HEX([.A1180]; 4);2)&amp;&quot; &quot;&amp;RIGHT(DEC2HEX([.A1180]; 4);2)&amp;&quot; &quot;&amp;(RIGHT(DEC2HEX(HEX2DEC(&quot;05&quot;)+HEX2DEC(&quot;A2&quot;)+HEX2DEC(DEC2HEX([.A1180]; 4));4); 2))&amp;&quot; 16&quot;)" office:value-type="string" office:string-value="FE FE 05 A2 04 9B 42 16" calcext:value-type="string">
            <text:p>FE FE 05 A2 04 9B 42 1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(&quot;FE FE 05 A2 &quot;&amp;LEFT(DEC2HEX([.A1181]; 4);2)&amp;&quot; &quot;&amp;RIGHT(DEC2HEX([.A1181]; 4);2)&amp;&quot; &quot;&amp;(RIGHT(DEC2HEX(HEX2DEC(&quot;05&quot;)+HEX2DEC(&quot;A2&quot;)+HEX2DEC(DEC2HEX([.A1181]; 4));4); 2))&amp;&quot; 16&quot;)" office:value-type="string" office:string-value="FE FE 05 A2 04 9C 43 16" calcext:value-type="string">
            <text:p>FE FE 05 A2 04 9C 43 1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(&quot;FE FE 05 A2 &quot;&amp;LEFT(DEC2HEX([.A1182]; 4);2)&amp;&quot; &quot;&amp;RIGHT(DEC2HEX([.A1182]; 4);2)&amp;&quot; &quot;&amp;(RIGHT(DEC2HEX(HEX2DEC(&quot;05&quot;)+HEX2DEC(&quot;A2&quot;)+HEX2DEC(DEC2HEX([.A1182]; 4));4); 2))&amp;&quot; 16&quot;)" office:value-type="string" office:string-value="FE FE 05 A2 04 9D 44 16" calcext:value-type="string">
            <text:p>FE FE 05 A2 04 9D 44 1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(&quot;FE FE 05 A2 &quot;&amp;LEFT(DEC2HEX([.A1183]; 4);2)&amp;&quot; &quot;&amp;RIGHT(DEC2HEX([.A1183]; 4);2)&amp;&quot; &quot;&amp;(RIGHT(DEC2HEX(HEX2DEC(&quot;05&quot;)+HEX2DEC(&quot;A2&quot;)+HEX2DEC(DEC2HEX([.A1183]; 4));4); 2))&amp;&quot; 16&quot;)" office:value-type="string" office:string-value="FE FE 05 A2 04 9E 45 16" calcext:value-type="string">
            <text:p>FE FE 05 A2 04 9E 45 1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(&quot;FE FE 05 A2 &quot;&amp;LEFT(DEC2HEX([.A1184]; 4);2)&amp;&quot; &quot;&amp;RIGHT(DEC2HEX([.A1184]; 4);2)&amp;&quot; &quot;&amp;(RIGHT(DEC2HEX(HEX2DEC(&quot;05&quot;)+HEX2DEC(&quot;A2&quot;)+HEX2DEC(DEC2HEX([.A1184]; 4));4); 2))&amp;&quot; 16&quot;)" office:value-type="string" office:string-value="FE FE 05 A2 04 9F 46 16" calcext:value-type="string">
            <text:p>FE FE 05 A2 04 9F 46 1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(&quot;FE FE 05 A2 &quot;&amp;LEFT(DEC2HEX([.A1185]; 4);2)&amp;&quot; &quot;&amp;RIGHT(DEC2HEX([.A1185]; 4);2)&amp;&quot; &quot;&amp;(RIGHT(DEC2HEX(HEX2DEC(&quot;05&quot;)+HEX2DEC(&quot;A2&quot;)+HEX2DEC(DEC2HEX([.A1185]; 4));4); 2))&amp;&quot; 16&quot;)" office:value-type="string" office:string-value="FE FE 05 A2 04 A0 47 16" calcext:value-type="string">
            <text:p>FE FE 05 A2 04 A0 47 1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(&quot;FE FE 05 A2 &quot;&amp;LEFT(DEC2HEX([.A1186]; 4);2)&amp;&quot; &quot;&amp;RIGHT(DEC2HEX([.A1186]; 4);2)&amp;&quot; &quot;&amp;(RIGHT(DEC2HEX(HEX2DEC(&quot;05&quot;)+HEX2DEC(&quot;A2&quot;)+HEX2DEC(DEC2HEX([.A1186]; 4));4); 2))&amp;&quot; 16&quot;)" office:value-type="string" office:string-value="FE FE 05 A2 04 A1 48 16" calcext:value-type="string">
            <text:p>FE FE 05 A2 04 A1 48 1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(&quot;FE FE 05 A2 &quot;&amp;LEFT(DEC2HEX([.A1187]; 4);2)&amp;&quot; &quot;&amp;RIGHT(DEC2HEX([.A1187]; 4);2)&amp;&quot; &quot;&amp;(RIGHT(DEC2HEX(HEX2DEC(&quot;05&quot;)+HEX2DEC(&quot;A2&quot;)+HEX2DEC(DEC2HEX([.A1187]; 4));4); 2))&amp;&quot; 16&quot;)" office:value-type="string" office:string-value="FE FE 05 A2 04 A2 49 16" calcext:value-type="string">
            <text:p>FE FE 05 A2 04 A2 49 1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(&quot;FE FE 05 A2 &quot;&amp;LEFT(DEC2HEX([.A1188]; 4);2)&amp;&quot; &quot;&amp;RIGHT(DEC2HEX([.A1188]; 4);2)&amp;&quot; &quot;&amp;(RIGHT(DEC2HEX(HEX2DEC(&quot;05&quot;)+HEX2DEC(&quot;A2&quot;)+HEX2DEC(DEC2HEX([.A1188]; 4));4); 2))&amp;&quot; 16&quot;)" office:value-type="string" office:string-value="FE FE 05 A2 04 A3 4A 16" calcext:value-type="string">
            <text:p>FE FE 05 A2 04 A3 4A 1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(&quot;FE FE 05 A2 &quot;&amp;LEFT(DEC2HEX([.A1189]; 4);2)&amp;&quot; &quot;&amp;RIGHT(DEC2HEX([.A1189]; 4);2)&amp;&quot; &quot;&amp;(RIGHT(DEC2HEX(HEX2DEC(&quot;05&quot;)+HEX2DEC(&quot;A2&quot;)+HEX2DEC(DEC2HEX([.A1189]; 4));4); 2))&amp;&quot; 16&quot;)" office:value-type="string" office:string-value="FE FE 05 A2 04 A4 4B 16" calcext:value-type="string">
            <text:p>FE FE 05 A2 04 A4 4B 1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(&quot;FE FE 05 A2 &quot;&amp;LEFT(DEC2HEX([.A1190]; 4);2)&amp;&quot; &quot;&amp;RIGHT(DEC2HEX([.A1190]; 4);2)&amp;&quot; &quot;&amp;(RIGHT(DEC2HEX(HEX2DEC(&quot;05&quot;)+HEX2DEC(&quot;A2&quot;)+HEX2DEC(DEC2HEX([.A1190]; 4));4); 2))&amp;&quot; 16&quot;)" office:value-type="string" office:string-value="FE FE 05 A2 04 A5 4C 16" calcext:value-type="string">
            <text:p>FE FE 05 A2 04 A5 4C 1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(&quot;FE FE 05 A2 &quot;&amp;LEFT(DEC2HEX([.A1191]; 4);2)&amp;&quot; &quot;&amp;RIGHT(DEC2HEX([.A1191]; 4);2)&amp;&quot; &quot;&amp;(RIGHT(DEC2HEX(HEX2DEC(&quot;05&quot;)+HEX2DEC(&quot;A2&quot;)+HEX2DEC(DEC2HEX([.A1191]; 4));4); 2))&amp;&quot; 16&quot;)" office:value-type="string" office:string-value="FE FE 05 A2 04 A6 4D 16" calcext:value-type="string">
            <text:p>FE FE 05 A2 04 A6 4D 1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(&quot;FE FE 05 A2 &quot;&amp;LEFT(DEC2HEX([.A1192]; 4);2)&amp;&quot; &quot;&amp;RIGHT(DEC2HEX([.A1192]; 4);2)&amp;&quot; &quot;&amp;(RIGHT(DEC2HEX(HEX2DEC(&quot;05&quot;)+HEX2DEC(&quot;A2&quot;)+HEX2DEC(DEC2HEX([.A1192]; 4));4); 2))&amp;&quot; 16&quot;)" office:value-type="string" office:string-value="FE FE 05 A2 04 A7 4E 16" calcext:value-type="string">
            <text:p>FE FE 05 A2 04 A7 4E 1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(&quot;FE FE 05 A2 &quot;&amp;LEFT(DEC2HEX([.A1193]; 4);2)&amp;&quot; &quot;&amp;RIGHT(DEC2HEX([.A1193]; 4);2)&amp;&quot; &quot;&amp;(RIGHT(DEC2HEX(HEX2DEC(&quot;05&quot;)+HEX2DEC(&quot;A2&quot;)+HEX2DEC(DEC2HEX([.A1193]; 4));4); 2))&amp;&quot; 16&quot;)" office:value-type="string" office:string-value="FE FE 05 A2 04 A8 4F 16" calcext:value-type="string">
            <text:p>FE FE 05 A2 04 A8 4F 1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(&quot;FE FE 05 A2 &quot;&amp;LEFT(DEC2HEX([.A1194]; 4);2)&amp;&quot; &quot;&amp;RIGHT(DEC2HEX([.A1194]; 4);2)&amp;&quot; &quot;&amp;(RIGHT(DEC2HEX(HEX2DEC(&quot;05&quot;)+HEX2DEC(&quot;A2&quot;)+HEX2DEC(DEC2HEX([.A1194]; 4));4); 2))&amp;&quot; 16&quot;)" office:value-type="string" office:string-value="FE FE 05 A2 04 A9 50 16" calcext:value-type="string">
            <text:p>FE FE 05 A2 04 A9 50 1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(&quot;FE FE 05 A2 &quot;&amp;LEFT(DEC2HEX([.A1195]; 4);2)&amp;&quot; &quot;&amp;RIGHT(DEC2HEX([.A1195]; 4);2)&amp;&quot; &quot;&amp;(RIGHT(DEC2HEX(HEX2DEC(&quot;05&quot;)+HEX2DEC(&quot;A2&quot;)+HEX2DEC(DEC2HEX([.A1195]; 4));4); 2))&amp;&quot; 16&quot;)" office:value-type="string" office:string-value="FE FE 05 A2 04 AA 51 16" calcext:value-type="string">
            <text:p>FE FE 05 A2 04 AA 51 1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(&quot;FE FE 05 A2 &quot;&amp;LEFT(DEC2HEX([.A1196]; 4);2)&amp;&quot; &quot;&amp;RIGHT(DEC2HEX([.A1196]; 4);2)&amp;&quot; &quot;&amp;(RIGHT(DEC2HEX(HEX2DEC(&quot;05&quot;)+HEX2DEC(&quot;A2&quot;)+HEX2DEC(DEC2HEX([.A1196]; 4));4); 2))&amp;&quot; 16&quot;)" office:value-type="string" office:string-value="FE FE 05 A2 04 AB 52 16" calcext:value-type="string">
            <text:p>FE FE 05 A2 04 AB 52 1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(&quot;FE FE 05 A2 &quot;&amp;LEFT(DEC2HEX([.A1197]; 4);2)&amp;&quot; &quot;&amp;RIGHT(DEC2HEX([.A1197]; 4);2)&amp;&quot; &quot;&amp;(RIGHT(DEC2HEX(HEX2DEC(&quot;05&quot;)+HEX2DEC(&quot;A2&quot;)+HEX2DEC(DEC2HEX([.A1197]; 4));4); 2))&amp;&quot; 16&quot;)" office:value-type="string" office:string-value="FE FE 05 A2 04 AC 53 16" calcext:value-type="string">
            <text:p>FE FE 05 A2 04 AC 53 1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(&quot;FE FE 05 A2 &quot;&amp;LEFT(DEC2HEX([.A1198]; 4);2)&amp;&quot; &quot;&amp;RIGHT(DEC2HEX([.A1198]; 4);2)&amp;&quot; &quot;&amp;(RIGHT(DEC2HEX(HEX2DEC(&quot;05&quot;)+HEX2DEC(&quot;A2&quot;)+HEX2DEC(DEC2HEX([.A1198]; 4));4); 2))&amp;&quot; 16&quot;)" office:value-type="string" office:string-value="FE FE 05 A2 04 AD 54 16" calcext:value-type="string">
            <text:p>FE FE 05 A2 04 AD 54 1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(&quot;FE FE 05 A2 &quot;&amp;LEFT(DEC2HEX([.A1199]; 4);2)&amp;&quot; &quot;&amp;RIGHT(DEC2HEX([.A1199]; 4);2)&amp;&quot; &quot;&amp;(RIGHT(DEC2HEX(HEX2DEC(&quot;05&quot;)+HEX2DEC(&quot;A2&quot;)+HEX2DEC(DEC2HEX([.A1199]; 4));4); 2))&amp;&quot; 16&quot;)" office:value-type="string" office:string-value="FE FE 05 A2 04 AE 55 16" calcext:value-type="string">
            <text:p>FE FE 05 A2 04 AE 55 1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(&quot;FE FE 05 A2 &quot;&amp;LEFT(DEC2HEX([.A1200]; 4);2)&amp;&quot; &quot;&amp;RIGHT(DEC2HEX([.A1200]; 4);2)&amp;&quot; &quot;&amp;(RIGHT(DEC2HEX(HEX2DEC(&quot;05&quot;)+HEX2DEC(&quot;A2&quot;)+HEX2DEC(DEC2HEX([.A1200]; 4));4); 2))&amp;&quot; 16&quot;)" office:value-type="string" office:string-value="FE FE 05 A2 04 AF 56 16" calcext:value-type="string">
            <text:p>FE FE 05 A2 04 AF 56 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&quot;FE FE 05 A2 &quot;&amp;LEFT(DEC2HEX([.A1201]; 4);2)&amp;&quot; &quot;&amp;RIGHT(DEC2HEX([.A1201]; 4);2)&amp;&quot; &quot;&amp;(RIGHT(DEC2HEX(HEX2DEC(&quot;05&quot;)+HEX2DEC(&quot;A2&quot;)+HEX2DEC(DEC2HEX([.A1201]; 4));4); 2))&amp;&quot; 16&quot;)" office:value-type="string" office:string-value="FE FE 05 A2 04 B0 57 16" calcext:value-type="string">
            <text:p>FE FE 05 A2 04 B0 57 1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(&quot;FE FE 05 A2 &quot;&amp;LEFT(DEC2HEX([.A1202]; 4);2)&amp;&quot; &quot;&amp;RIGHT(DEC2HEX([.A1202]; 4);2)&amp;&quot; &quot;&amp;(RIGHT(DEC2HEX(HEX2DEC(&quot;05&quot;)+HEX2DEC(&quot;A2&quot;)+HEX2DEC(DEC2HEX([.A1202]; 4));4); 2))&amp;&quot; 16&quot;)" office:value-type="string" office:string-value="FE FE 05 A2 04 B1 58 16" calcext:value-type="string">
            <text:p>FE FE 05 A2 04 B1 58 1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(&quot;FE FE 05 A2 &quot;&amp;LEFT(DEC2HEX([.A1203]; 4);2)&amp;&quot; &quot;&amp;RIGHT(DEC2HEX([.A1203]; 4);2)&amp;&quot; &quot;&amp;(RIGHT(DEC2HEX(HEX2DEC(&quot;05&quot;)+HEX2DEC(&quot;A2&quot;)+HEX2DEC(DEC2HEX([.A1203]; 4));4); 2))&amp;&quot; 16&quot;)" office:value-type="string" office:string-value="FE FE 05 A2 04 B2 59 16" calcext:value-type="string">
            <text:p>FE FE 05 A2 04 B2 59 1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(&quot;FE FE 05 A2 &quot;&amp;LEFT(DEC2HEX([.A1204]; 4);2)&amp;&quot; &quot;&amp;RIGHT(DEC2HEX([.A1204]; 4);2)&amp;&quot; &quot;&amp;(RIGHT(DEC2HEX(HEX2DEC(&quot;05&quot;)+HEX2DEC(&quot;A2&quot;)+HEX2DEC(DEC2HEX([.A1204]; 4));4); 2))&amp;&quot; 16&quot;)" office:value-type="string" office:string-value="FE FE 05 A2 04 B3 5A 16" calcext:value-type="string">
            <text:p>FE FE 05 A2 04 B3 5A 1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(&quot;FE FE 05 A2 &quot;&amp;LEFT(DEC2HEX([.A1205]; 4);2)&amp;&quot; &quot;&amp;RIGHT(DEC2HEX([.A1205]; 4);2)&amp;&quot; &quot;&amp;(RIGHT(DEC2HEX(HEX2DEC(&quot;05&quot;)+HEX2DEC(&quot;A2&quot;)+HEX2DEC(DEC2HEX([.A1205]; 4));4); 2))&amp;&quot; 16&quot;)" office:value-type="string" office:string-value="FE FE 05 A2 04 B4 5B 16" calcext:value-type="string">
            <text:p>FE FE 05 A2 04 B4 5B 1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(&quot;FE FE 05 A2 &quot;&amp;LEFT(DEC2HEX([.A1206]; 4);2)&amp;&quot; &quot;&amp;RIGHT(DEC2HEX([.A1206]; 4);2)&amp;&quot; &quot;&amp;(RIGHT(DEC2HEX(HEX2DEC(&quot;05&quot;)+HEX2DEC(&quot;A2&quot;)+HEX2DEC(DEC2HEX([.A1206]; 4));4); 2))&amp;&quot; 16&quot;)" office:value-type="string" office:string-value="FE FE 05 A2 04 B5 5C 16" calcext:value-type="string">
            <text:p>FE FE 05 A2 04 B5 5C 1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(&quot;FE FE 05 A2 &quot;&amp;LEFT(DEC2HEX([.A1207]; 4);2)&amp;&quot; &quot;&amp;RIGHT(DEC2HEX([.A1207]; 4);2)&amp;&quot; &quot;&amp;(RIGHT(DEC2HEX(HEX2DEC(&quot;05&quot;)+HEX2DEC(&quot;A2&quot;)+HEX2DEC(DEC2HEX([.A1207]; 4));4); 2))&amp;&quot; 16&quot;)" office:value-type="string" office:string-value="FE FE 05 A2 04 B6 5D 16" calcext:value-type="string">
            <text:p>FE FE 05 A2 04 B6 5D 1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(&quot;FE FE 05 A2 &quot;&amp;LEFT(DEC2HEX([.A1208]; 4);2)&amp;&quot; &quot;&amp;RIGHT(DEC2HEX([.A1208]; 4);2)&amp;&quot; &quot;&amp;(RIGHT(DEC2HEX(HEX2DEC(&quot;05&quot;)+HEX2DEC(&quot;A2&quot;)+HEX2DEC(DEC2HEX([.A1208]; 4));4); 2))&amp;&quot; 16&quot;)" office:value-type="string" office:string-value="FE FE 05 A2 04 B7 5E 16" calcext:value-type="string">
            <text:p>FE FE 05 A2 04 B7 5E 1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(&quot;FE FE 05 A2 &quot;&amp;LEFT(DEC2HEX([.A1209]; 4);2)&amp;&quot; &quot;&amp;RIGHT(DEC2HEX([.A1209]; 4);2)&amp;&quot; &quot;&amp;(RIGHT(DEC2HEX(HEX2DEC(&quot;05&quot;)+HEX2DEC(&quot;A2&quot;)+HEX2DEC(DEC2HEX([.A1209]; 4));4); 2))&amp;&quot; 16&quot;)" office:value-type="string" office:string-value="FE FE 05 A2 04 B8 5F 16" calcext:value-type="string">
            <text:p>FE FE 05 A2 04 B8 5F 1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(&quot;FE FE 05 A2 &quot;&amp;LEFT(DEC2HEX([.A1210]; 4);2)&amp;&quot; &quot;&amp;RIGHT(DEC2HEX([.A1210]; 4);2)&amp;&quot; &quot;&amp;(RIGHT(DEC2HEX(HEX2DEC(&quot;05&quot;)+HEX2DEC(&quot;A2&quot;)+HEX2DEC(DEC2HEX([.A1210]; 4));4); 2))&amp;&quot; 16&quot;)" office:value-type="string" office:string-value="FE FE 05 A2 04 B9 60 16" calcext:value-type="string">
            <text:p>FE FE 05 A2 04 B9 60 1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(&quot;FE FE 05 A2 &quot;&amp;LEFT(DEC2HEX([.A1211]; 4);2)&amp;&quot; &quot;&amp;RIGHT(DEC2HEX([.A1211]; 4);2)&amp;&quot; &quot;&amp;(RIGHT(DEC2HEX(HEX2DEC(&quot;05&quot;)+HEX2DEC(&quot;A2&quot;)+HEX2DEC(DEC2HEX([.A1211]; 4));4); 2))&amp;&quot; 16&quot;)" office:value-type="string" office:string-value="FE FE 05 A2 04 BA 61 16" calcext:value-type="string">
            <text:p>FE FE 05 A2 04 BA 61 1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(&quot;FE FE 05 A2 &quot;&amp;LEFT(DEC2HEX([.A1212]; 4);2)&amp;&quot; &quot;&amp;RIGHT(DEC2HEX([.A1212]; 4);2)&amp;&quot; &quot;&amp;(RIGHT(DEC2HEX(HEX2DEC(&quot;05&quot;)+HEX2DEC(&quot;A2&quot;)+HEX2DEC(DEC2HEX([.A1212]; 4));4); 2))&amp;&quot; 16&quot;)" office:value-type="string" office:string-value="FE FE 05 A2 04 BB 62 16" calcext:value-type="string">
            <text:p>FE FE 05 A2 04 BB 62 1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(&quot;FE FE 05 A2 &quot;&amp;LEFT(DEC2HEX([.A1213]; 4);2)&amp;&quot; &quot;&amp;RIGHT(DEC2HEX([.A1213]; 4);2)&amp;&quot; &quot;&amp;(RIGHT(DEC2HEX(HEX2DEC(&quot;05&quot;)+HEX2DEC(&quot;A2&quot;)+HEX2DEC(DEC2HEX([.A1213]; 4));4); 2))&amp;&quot; 16&quot;)" office:value-type="string" office:string-value="FE FE 05 A2 04 BC 63 16" calcext:value-type="string">
            <text:p>FE FE 05 A2 04 BC 63 1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(&quot;FE FE 05 A2 &quot;&amp;LEFT(DEC2HEX([.A1214]; 4);2)&amp;&quot; &quot;&amp;RIGHT(DEC2HEX([.A1214]; 4);2)&amp;&quot; &quot;&amp;(RIGHT(DEC2HEX(HEX2DEC(&quot;05&quot;)+HEX2DEC(&quot;A2&quot;)+HEX2DEC(DEC2HEX([.A1214]; 4));4); 2))&amp;&quot; 16&quot;)" office:value-type="string" office:string-value="FE FE 05 A2 04 BD 64 16" calcext:value-type="string">
            <text:p>FE FE 05 A2 04 BD 64 1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(&quot;FE FE 05 A2 &quot;&amp;LEFT(DEC2HEX([.A1215]; 4);2)&amp;&quot; &quot;&amp;RIGHT(DEC2HEX([.A1215]; 4);2)&amp;&quot; &quot;&amp;(RIGHT(DEC2HEX(HEX2DEC(&quot;05&quot;)+HEX2DEC(&quot;A2&quot;)+HEX2DEC(DEC2HEX([.A1215]; 4));4); 2))&amp;&quot; 16&quot;)" office:value-type="string" office:string-value="FE FE 05 A2 04 BE 65 16" calcext:value-type="string">
            <text:p>FE FE 05 A2 04 BE 65 1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(&quot;FE FE 05 A2 &quot;&amp;LEFT(DEC2HEX([.A1216]; 4);2)&amp;&quot; &quot;&amp;RIGHT(DEC2HEX([.A1216]; 4);2)&amp;&quot; &quot;&amp;(RIGHT(DEC2HEX(HEX2DEC(&quot;05&quot;)+HEX2DEC(&quot;A2&quot;)+HEX2DEC(DEC2HEX([.A1216]; 4));4); 2))&amp;&quot; 16&quot;)" office:value-type="string" office:string-value="FE FE 05 A2 04 BF 66 16" calcext:value-type="string">
            <text:p>FE FE 05 A2 04 BF 66 1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(&quot;FE FE 05 A2 &quot;&amp;LEFT(DEC2HEX([.A1217]; 4);2)&amp;&quot; &quot;&amp;RIGHT(DEC2HEX([.A1217]; 4);2)&amp;&quot; &quot;&amp;(RIGHT(DEC2HEX(HEX2DEC(&quot;05&quot;)+HEX2DEC(&quot;A2&quot;)+HEX2DEC(DEC2HEX([.A1217]; 4));4); 2))&amp;&quot; 16&quot;)" office:value-type="string" office:string-value="FE FE 05 A2 04 C0 67 16" calcext:value-type="string">
            <text:p>FE FE 05 A2 04 C0 67 1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(&quot;FE FE 05 A2 &quot;&amp;LEFT(DEC2HEX([.A1218]; 4);2)&amp;&quot; &quot;&amp;RIGHT(DEC2HEX([.A1218]; 4);2)&amp;&quot; &quot;&amp;(RIGHT(DEC2HEX(HEX2DEC(&quot;05&quot;)+HEX2DEC(&quot;A2&quot;)+HEX2DEC(DEC2HEX([.A1218]; 4));4); 2))&amp;&quot; 16&quot;)" office:value-type="string" office:string-value="FE FE 05 A2 04 C1 68 16" calcext:value-type="string">
            <text:p>FE FE 05 A2 04 C1 68 1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(&quot;FE FE 05 A2 &quot;&amp;LEFT(DEC2HEX([.A1219]; 4);2)&amp;&quot; &quot;&amp;RIGHT(DEC2HEX([.A1219]; 4);2)&amp;&quot; &quot;&amp;(RIGHT(DEC2HEX(HEX2DEC(&quot;05&quot;)+HEX2DEC(&quot;A2&quot;)+HEX2DEC(DEC2HEX([.A1219]; 4));4); 2))&amp;&quot; 16&quot;)" office:value-type="string" office:string-value="FE FE 05 A2 04 C2 69 16" calcext:value-type="string">
            <text:p>FE FE 05 A2 04 C2 69 1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(&quot;FE FE 05 A2 &quot;&amp;LEFT(DEC2HEX([.A1220]; 4);2)&amp;&quot; &quot;&amp;RIGHT(DEC2HEX([.A1220]; 4);2)&amp;&quot; &quot;&amp;(RIGHT(DEC2HEX(HEX2DEC(&quot;05&quot;)+HEX2DEC(&quot;A2&quot;)+HEX2DEC(DEC2HEX([.A1220]; 4));4); 2))&amp;&quot; 16&quot;)" office:value-type="string" office:string-value="FE FE 05 A2 04 C3 6A 16" calcext:value-type="string">
            <text:p>FE FE 05 A2 04 C3 6A 1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(&quot;FE FE 05 A2 &quot;&amp;LEFT(DEC2HEX([.A1221]; 4);2)&amp;&quot; &quot;&amp;RIGHT(DEC2HEX([.A1221]; 4);2)&amp;&quot; &quot;&amp;(RIGHT(DEC2HEX(HEX2DEC(&quot;05&quot;)+HEX2DEC(&quot;A2&quot;)+HEX2DEC(DEC2HEX([.A1221]; 4));4); 2))&amp;&quot; 16&quot;)" office:value-type="string" office:string-value="FE FE 05 A2 04 C4 6B 16" calcext:value-type="string">
            <text:p>FE FE 05 A2 04 C4 6B 1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(&quot;FE FE 05 A2 &quot;&amp;LEFT(DEC2HEX([.A1222]; 4);2)&amp;&quot; &quot;&amp;RIGHT(DEC2HEX([.A1222]; 4);2)&amp;&quot; &quot;&amp;(RIGHT(DEC2HEX(HEX2DEC(&quot;05&quot;)+HEX2DEC(&quot;A2&quot;)+HEX2DEC(DEC2HEX([.A1222]; 4));4); 2))&amp;&quot; 16&quot;)" office:value-type="string" office:string-value="FE FE 05 A2 04 C5 6C 16" calcext:value-type="string">
            <text:p>FE FE 05 A2 04 C5 6C 1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(&quot;FE FE 05 A2 &quot;&amp;LEFT(DEC2HEX([.A1223]; 4);2)&amp;&quot; &quot;&amp;RIGHT(DEC2HEX([.A1223]; 4);2)&amp;&quot; &quot;&amp;(RIGHT(DEC2HEX(HEX2DEC(&quot;05&quot;)+HEX2DEC(&quot;A2&quot;)+HEX2DEC(DEC2HEX([.A1223]; 4));4); 2))&amp;&quot; 16&quot;)" office:value-type="string" office:string-value="FE FE 05 A2 04 C6 6D 16" calcext:value-type="string">
            <text:p>FE FE 05 A2 04 C6 6D 1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(&quot;FE FE 05 A2 &quot;&amp;LEFT(DEC2HEX([.A1224]; 4);2)&amp;&quot; &quot;&amp;RIGHT(DEC2HEX([.A1224]; 4);2)&amp;&quot; &quot;&amp;(RIGHT(DEC2HEX(HEX2DEC(&quot;05&quot;)+HEX2DEC(&quot;A2&quot;)+HEX2DEC(DEC2HEX([.A1224]; 4));4); 2))&amp;&quot; 16&quot;)" office:value-type="string" office:string-value="FE FE 05 A2 04 C7 6E 16" calcext:value-type="string">
            <text:p>FE FE 05 A2 04 C7 6E 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(&quot;FE FE 05 A2 &quot;&amp;LEFT(DEC2HEX([.A1225]; 4);2)&amp;&quot; &quot;&amp;RIGHT(DEC2HEX([.A1225]; 4);2)&amp;&quot; &quot;&amp;(RIGHT(DEC2HEX(HEX2DEC(&quot;05&quot;)+HEX2DEC(&quot;A2&quot;)+HEX2DEC(DEC2HEX([.A1225]; 4));4); 2))&amp;&quot; 16&quot;)" office:value-type="string" office:string-value="FE FE 05 A2 04 C8 6F 16" calcext:value-type="string">
            <text:p>FE FE 05 A2 04 C8 6F 1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(&quot;FE FE 05 A2 &quot;&amp;LEFT(DEC2HEX([.A1226]; 4);2)&amp;&quot; &quot;&amp;RIGHT(DEC2HEX([.A1226]; 4);2)&amp;&quot; &quot;&amp;(RIGHT(DEC2HEX(HEX2DEC(&quot;05&quot;)+HEX2DEC(&quot;A2&quot;)+HEX2DEC(DEC2HEX([.A1226]; 4));4); 2))&amp;&quot; 16&quot;)" office:value-type="string" office:string-value="FE FE 05 A2 04 C9 70 16" calcext:value-type="string">
            <text:p>FE FE 05 A2 04 C9 70 1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(&quot;FE FE 05 A2 &quot;&amp;LEFT(DEC2HEX([.A1227]; 4);2)&amp;&quot; &quot;&amp;RIGHT(DEC2HEX([.A1227]; 4);2)&amp;&quot; &quot;&amp;(RIGHT(DEC2HEX(HEX2DEC(&quot;05&quot;)+HEX2DEC(&quot;A2&quot;)+HEX2DEC(DEC2HEX([.A1227]; 4));4); 2))&amp;&quot; 16&quot;)" office:value-type="string" office:string-value="FE FE 05 A2 04 CA 71 16" calcext:value-type="string">
            <text:p>FE FE 05 A2 04 CA 71 1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(&quot;FE FE 05 A2 &quot;&amp;LEFT(DEC2HEX([.A1228]; 4);2)&amp;&quot; &quot;&amp;RIGHT(DEC2HEX([.A1228]; 4);2)&amp;&quot; &quot;&amp;(RIGHT(DEC2HEX(HEX2DEC(&quot;05&quot;)+HEX2DEC(&quot;A2&quot;)+HEX2DEC(DEC2HEX([.A1228]; 4));4); 2))&amp;&quot; 16&quot;)" office:value-type="string" office:string-value="FE FE 05 A2 04 CB 72 16" calcext:value-type="string">
            <text:p>FE FE 05 A2 04 CB 72 1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(&quot;FE FE 05 A2 &quot;&amp;LEFT(DEC2HEX([.A1229]; 4);2)&amp;&quot; &quot;&amp;RIGHT(DEC2HEX([.A1229]; 4);2)&amp;&quot; &quot;&amp;(RIGHT(DEC2HEX(HEX2DEC(&quot;05&quot;)+HEX2DEC(&quot;A2&quot;)+HEX2DEC(DEC2HEX([.A1229]; 4));4); 2))&amp;&quot; 16&quot;)" office:value-type="string" office:string-value="FE FE 05 A2 04 CC 73 16" calcext:value-type="string">
            <text:p>FE FE 05 A2 04 CC 73 1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(&quot;FE FE 05 A2 &quot;&amp;LEFT(DEC2HEX([.A1230]; 4);2)&amp;&quot; &quot;&amp;RIGHT(DEC2HEX([.A1230]; 4);2)&amp;&quot; &quot;&amp;(RIGHT(DEC2HEX(HEX2DEC(&quot;05&quot;)+HEX2DEC(&quot;A2&quot;)+HEX2DEC(DEC2HEX([.A1230]; 4));4); 2))&amp;&quot; 16&quot;)" office:value-type="string" office:string-value="FE FE 05 A2 04 CD 74 16" calcext:value-type="string">
            <text:p>FE FE 05 A2 04 CD 74 1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(&quot;FE FE 05 A2 &quot;&amp;LEFT(DEC2HEX([.A1231]; 4);2)&amp;&quot; &quot;&amp;RIGHT(DEC2HEX([.A1231]; 4);2)&amp;&quot; &quot;&amp;(RIGHT(DEC2HEX(HEX2DEC(&quot;05&quot;)+HEX2DEC(&quot;A2&quot;)+HEX2DEC(DEC2HEX([.A1231]; 4));4); 2))&amp;&quot; 16&quot;)" office:value-type="string" office:string-value="FE FE 05 A2 04 CE 75 16" calcext:value-type="string">
            <text:p>FE FE 05 A2 04 CE 75 1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(&quot;FE FE 05 A2 &quot;&amp;LEFT(DEC2HEX([.A1232]; 4);2)&amp;&quot; &quot;&amp;RIGHT(DEC2HEX([.A1232]; 4);2)&amp;&quot; &quot;&amp;(RIGHT(DEC2HEX(HEX2DEC(&quot;05&quot;)+HEX2DEC(&quot;A2&quot;)+HEX2DEC(DEC2HEX([.A1232]; 4));4); 2))&amp;&quot; 16&quot;)" office:value-type="string" office:string-value="FE FE 05 A2 04 CF 76 16" calcext:value-type="string">
            <text:p>FE FE 05 A2 04 CF 76 1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(&quot;FE FE 05 A2 &quot;&amp;LEFT(DEC2HEX([.A1233]; 4);2)&amp;&quot; &quot;&amp;RIGHT(DEC2HEX([.A1233]; 4);2)&amp;&quot; &quot;&amp;(RIGHT(DEC2HEX(HEX2DEC(&quot;05&quot;)+HEX2DEC(&quot;A2&quot;)+HEX2DEC(DEC2HEX([.A1233]; 4));4); 2))&amp;&quot; 16&quot;)" office:value-type="string" office:string-value="FE FE 05 A2 04 D0 77 16" calcext:value-type="string">
            <text:p>FE FE 05 A2 04 D0 77 1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(&quot;FE FE 05 A2 &quot;&amp;LEFT(DEC2HEX([.A1234]; 4);2)&amp;&quot; &quot;&amp;RIGHT(DEC2HEX([.A1234]; 4);2)&amp;&quot; &quot;&amp;(RIGHT(DEC2HEX(HEX2DEC(&quot;05&quot;)+HEX2DEC(&quot;A2&quot;)+HEX2DEC(DEC2HEX([.A1234]; 4));4); 2))&amp;&quot; 16&quot;)" office:value-type="string" office:string-value="FE FE 05 A2 04 D1 78 16" calcext:value-type="string">
            <text:p>FE FE 05 A2 04 D1 78 1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(&quot;FE FE 05 A2 &quot;&amp;LEFT(DEC2HEX([.A1235]; 4);2)&amp;&quot; &quot;&amp;RIGHT(DEC2HEX([.A1235]; 4);2)&amp;&quot; &quot;&amp;(RIGHT(DEC2HEX(HEX2DEC(&quot;05&quot;)+HEX2DEC(&quot;A2&quot;)+HEX2DEC(DEC2HEX([.A1235]; 4));4); 2))&amp;&quot; 16&quot;)" office:value-type="string" office:string-value="FE FE 05 A2 04 D2 79 16" calcext:value-type="string">
            <text:p>FE FE 05 A2 04 D2 79 1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(&quot;FE FE 05 A2 &quot;&amp;LEFT(DEC2HEX([.A1236]; 4);2)&amp;&quot; &quot;&amp;RIGHT(DEC2HEX([.A1236]; 4);2)&amp;&quot; &quot;&amp;(RIGHT(DEC2HEX(HEX2DEC(&quot;05&quot;)+HEX2DEC(&quot;A2&quot;)+HEX2DEC(DEC2HEX([.A1236]; 4));4); 2))&amp;&quot; 16&quot;)" office:value-type="string" office:string-value="FE FE 05 A2 04 D3 7A 16" calcext:value-type="string">
            <text:p>FE FE 05 A2 04 D3 7A 1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(&quot;FE FE 05 A2 &quot;&amp;LEFT(DEC2HEX([.A1237]; 4);2)&amp;&quot; &quot;&amp;RIGHT(DEC2HEX([.A1237]; 4);2)&amp;&quot; &quot;&amp;(RIGHT(DEC2HEX(HEX2DEC(&quot;05&quot;)+HEX2DEC(&quot;A2&quot;)+HEX2DEC(DEC2HEX([.A1237]; 4));4); 2))&amp;&quot; 16&quot;)" office:value-type="string" office:string-value="FE FE 05 A2 04 D4 7B 16" calcext:value-type="string">
            <text:p>FE FE 05 A2 04 D4 7B 1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(&quot;FE FE 05 A2 &quot;&amp;LEFT(DEC2HEX([.A1238]; 4);2)&amp;&quot; &quot;&amp;RIGHT(DEC2HEX([.A1238]; 4);2)&amp;&quot; &quot;&amp;(RIGHT(DEC2HEX(HEX2DEC(&quot;05&quot;)+HEX2DEC(&quot;A2&quot;)+HEX2DEC(DEC2HEX([.A1238]; 4));4); 2))&amp;&quot; 16&quot;)" office:value-type="string" office:string-value="FE FE 05 A2 04 D5 7C 16" calcext:value-type="string">
            <text:p>FE FE 05 A2 04 D5 7C 1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(&quot;FE FE 05 A2 &quot;&amp;LEFT(DEC2HEX([.A1239]; 4);2)&amp;&quot; &quot;&amp;RIGHT(DEC2HEX([.A1239]; 4);2)&amp;&quot; &quot;&amp;(RIGHT(DEC2HEX(HEX2DEC(&quot;05&quot;)+HEX2DEC(&quot;A2&quot;)+HEX2DEC(DEC2HEX([.A1239]; 4));4); 2))&amp;&quot; 16&quot;)" office:value-type="string" office:string-value="FE FE 05 A2 04 D6 7D 16" calcext:value-type="string">
            <text:p>FE FE 05 A2 04 D6 7D 1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(&quot;FE FE 05 A2 &quot;&amp;LEFT(DEC2HEX([.A1240]; 4);2)&amp;&quot; &quot;&amp;RIGHT(DEC2HEX([.A1240]; 4);2)&amp;&quot; &quot;&amp;(RIGHT(DEC2HEX(HEX2DEC(&quot;05&quot;)+HEX2DEC(&quot;A2&quot;)+HEX2DEC(DEC2HEX([.A1240]; 4));4); 2))&amp;&quot; 16&quot;)" office:value-type="string" office:string-value="FE FE 05 A2 04 D7 7E 16" calcext:value-type="string">
            <text:p>FE FE 05 A2 04 D7 7E 1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(&quot;FE FE 05 A2 &quot;&amp;LEFT(DEC2HEX([.A1241]; 4);2)&amp;&quot; &quot;&amp;RIGHT(DEC2HEX([.A1241]; 4);2)&amp;&quot; &quot;&amp;(RIGHT(DEC2HEX(HEX2DEC(&quot;05&quot;)+HEX2DEC(&quot;A2&quot;)+HEX2DEC(DEC2HEX([.A1241]; 4));4); 2))&amp;&quot; 16&quot;)" office:value-type="string" office:string-value="FE FE 05 A2 04 D8 7F 16" calcext:value-type="string">
            <text:p>FE FE 05 A2 04 D8 7F 1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(&quot;FE FE 05 A2 &quot;&amp;LEFT(DEC2HEX([.A1242]; 4);2)&amp;&quot; &quot;&amp;RIGHT(DEC2HEX([.A1242]; 4);2)&amp;&quot; &quot;&amp;(RIGHT(DEC2HEX(HEX2DEC(&quot;05&quot;)+HEX2DEC(&quot;A2&quot;)+HEX2DEC(DEC2HEX([.A1242]; 4));4); 2))&amp;&quot; 16&quot;)" office:value-type="string" office:string-value="FE FE 05 A2 04 D9 80 16" calcext:value-type="string">
            <text:p>FE FE 05 A2 04 D9 80 1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(&quot;FE FE 05 A2 &quot;&amp;LEFT(DEC2HEX([.A1243]; 4);2)&amp;&quot; &quot;&amp;RIGHT(DEC2HEX([.A1243]; 4);2)&amp;&quot; &quot;&amp;(RIGHT(DEC2HEX(HEX2DEC(&quot;05&quot;)+HEX2DEC(&quot;A2&quot;)+HEX2DEC(DEC2HEX([.A1243]; 4));4); 2))&amp;&quot; 16&quot;)" office:value-type="string" office:string-value="FE FE 05 A2 04 DA 81 16" calcext:value-type="string">
            <text:p>FE FE 05 A2 04 DA 81 1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(&quot;FE FE 05 A2 &quot;&amp;LEFT(DEC2HEX([.A1244]; 4);2)&amp;&quot; &quot;&amp;RIGHT(DEC2HEX([.A1244]; 4);2)&amp;&quot; &quot;&amp;(RIGHT(DEC2HEX(HEX2DEC(&quot;05&quot;)+HEX2DEC(&quot;A2&quot;)+HEX2DEC(DEC2HEX([.A1244]; 4));4); 2))&amp;&quot; 16&quot;)" office:value-type="string" office:string-value="FE FE 05 A2 04 DB 82 16" calcext:value-type="string">
            <text:p>FE FE 05 A2 04 DB 82 1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(&quot;FE FE 05 A2 &quot;&amp;LEFT(DEC2HEX([.A1245]; 4);2)&amp;&quot; &quot;&amp;RIGHT(DEC2HEX([.A1245]; 4);2)&amp;&quot; &quot;&amp;(RIGHT(DEC2HEX(HEX2DEC(&quot;05&quot;)+HEX2DEC(&quot;A2&quot;)+HEX2DEC(DEC2HEX([.A1245]; 4));4); 2))&amp;&quot; 16&quot;)" office:value-type="string" office:string-value="FE FE 05 A2 04 DC 83 16" calcext:value-type="string">
            <text:p>FE FE 05 A2 04 DC 83 1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(&quot;FE FE 05 A2 &quot;&amp;LEFT(DEC2HEX([.A1246]; 4);2)&amp;&quot; &quot;&amp;RIGHT(DEC2HEX([.A1246]; 4);2)&amp;&quot; &quot;&amp;(RIGHT(DEC2HEX(HEX2DEC(&quot;05&quot;)+HEX2DEC(&quot;A2&quot;)+HEX2DEC(DEC2HEX([.A1246]; 4));4); 2))&amp;&quot; 16&quot;)" office:value-type="string" office:string-value="FE FE 05 A2 04 DD 84 16" calcext:value-type="string">
            <text:p>FE FE 05 A2 04 DD 84 1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(&quot;FE FE 05 A2 &quot;&amp;LEFT(DEC2HEX([.A1247]; 4);2)&amp;&quot; &quot;&amp;RIGHT(DEC2HEX([.A1247]; 4);2)&amp;&quot; &quot;&amp;(RIGHT(DEC2HEX(HEX2DEC(&quot;05&quot;)+HEX2DEC(&quot;A2&quot;)+HEX2DEC(DEC2HEX([.A1247]; 4));4); 2))&amp;&quot; 16&quot;)" office:value-type="string" office:string-value="FE FE 05 A2 04 DE 85 16" calcext:value-type="string">
            <text:p>FE FE 05 A2 04 DE 85 1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(&quot;FE FE 05 A2 &quot;&amp;LEFT(DEC2HEX([.A1248]; 4);2)&amp;&quot; &quot;&amp;RIGHT(DEC2HEX([.A1248]; 4);2)&amp;&quot; &quot;&amp;(RIGHT(DEC2HEX(HEX2DEC(&quot;05&quot;)+HEX2DEC(&quot;A2&quot;)+HEX2DEC(DEC2HEX([.A1248]; 4));4); 2))&amp;&quot; 16&quot;)" office:value-type="string" office:string-value="FE FE 05 A2 04 DF 86 16" calcext:value-type="string">
            <text:p>FE FE 05 A2 04 DF 86 1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(&quot;FE FE 05 A2 &quot;&amp;LEFT(DEC2HEX([.A1249]; 4);2)&amp;&quot; &quot;&amp;RIGHT(DEC2HEX([.A1249]; 4);2)&amp;&quot; &quot;&amp;(RIGHT(DEC2HEX(HEX2DEC(&quot;05&quot;)+HEX2DEC(&quot;A2&quot;)+HEX2DEC(DEC2HEX([.A1249]; 4));4); 2))&amp;&quot; 16&quot;)" office:value-type="string" office:string-value="FE FE 05 A2 04 E0 87 16" calcext:value-type="string">
            <text:p>FE FE 05 A2 04 E0 87 1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(&quot;FE FE 05 A2 &quot;&amp;LEFT(DEC2HEX([.A1250]; 4);2)&amp;&quot; &quot;&amp;RIGHT(DEC2HEX([.A1250]; 4);2)&amp;&quot; &quot;&amp;(RIGHT(DEC2HEX(HEX2DEC(&quot;05&quot;)+HEX2DEC(&quot;A2&quot;)+HEX2DEC(DEC2HEX([.A1250]; 4));4); 2))&amp;&quot; 16&quot;)" office:value-type="string" office:string-value="FE FE 05 A2 04 E1 88 16" calcext:value-type="string">
            <text:p>FE FE 05 A2 04 E1 88 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(&quot;FE FE 05 A2 &quot;&amp;LEFT(DEC2HEX([.A1251]; 4);2)&amp;&quot; &quot;&amp;RIGHT(DEC2HEX([.A1251]; 4);2)&amp;&quot; &quot;&amp;(RIGHT(DEC2HEX(HEX2DEC(&quot;05&quot;)+HEX2DEC(&quot;A2&quot;)+HEX2DEC(DEC2HEX([.A1251]; 4));4); 2))&amp;&quot; 16&quot;)" office:value-type="string" office:string-value="FE FE 05 A2 04 E2 89 16" calcext:value-type="string">
            <text:p>FE FE 05 A2 04 E2 89 1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(&quot;FE FE 05 A2 &quot;&amp;LEFT(DEC2HEX([.A1252]; 4);2)&amp;&quot; &quot;&amp;RIGHT(DEC2HEX([.A1252]; 4);2)&amp;&quot; &quot;&amp;(RIGHT(DEC2HEX(HEX2DEC(&quot;05&quot;)+HEX2DEC(&quot;A2&quot;)+HEX2DEC(DEC2HEX([.A1252]; 4));4); 2))&amp;&quot; 16&quot;)" office:value-type="string" office:string-value="FE FE 05 A2 04 E3 8A 16" calcext:value-type="string">
            <text:p>FE FE 05 A2 04 E3 8A 1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(&quot;FE FE 05 A2 &quot;&amp;LEFT(DEC2HEX([.A1253]; 4);2)&amp;&quot; &quot;&amp;RIGHT(DEC2HEX([.A1253]; 4);2)&amp;&quot; &quot;&amp;(RIGHT(DEC2HEX(HEX2DEC(&quot;05&quot;)+HEX2DEC(&quot;A2&quot;)+HEX2DEC(DEC2HEX([.A1253]; 4));4); 2))&amp;&quot; 16&quot;)" office:value-type="string" office:string-value="FE FE 05 A2 04 E4 8B 16" calcext:value-type="string">
            <text:p>FE FE 05 A2 04 E4 8B 1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(&quot;FE FE 05 A2 &quot;&amp;LEFT(DEC2HEX([.A1254]; 4);2)&amp;&quot; &quot;&amp;RIGHT(DEC2HEX([.A1254]; 4);2)&amp;&quot; &quot;&amp;(RIGHT(DEC2HEX(HEX2DEC(&quot;05&quot;)+HEX2DEC(&quot;A2&quot;)+HEX2DEC(DEC2HEX([.A1254]; 4));4); 2))&amp;&quot; 16&quot;)" office:value-type="string" office:string-value="FE FE 05 A2 04 E5 8C 16" calcext:value-type="string">
            <text:p>FE FE 05 A2 04 E5 8C 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(&quot;FE FE 05 A2 &quot;&amp;LEFT(DEC2HEX([.A1255]; 4);2)&amp;&quot; &quot;&amp;RIGHT(DEC2HEX([.A1255]; 4);2)&amp;&quot; &quot;&amp;(RIGHT(DEC2HEX(HEX2DEC(&quot;05&quot;)+HEX2DEC(&quot;A2&quot;)+HEX2DEC(DEC2HEX([.A1255]; 4));4); 2))&amp;&quot; 16&quot;)" office:value-type="string" office:string-value="FE FE 05 A2 04 E6 8D 16" calcext:value-type="string">
            <text:p>FE FE 05 A2 04 E6 8D 1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(&quot;FE FE 05 A2 &quot;&amp;LEFT(DEC2HEX([.A1256]; 4);2)&amp;&quot; &quot;&amp;RIGHT(DEC2HEX([.A1256]; 4);2)&amp;&quot; &quot;&amp;(RIGHT(DEC2HEX(HEX2DEC(&quot;05&quot;)+HEX2DEC(&quot;A2&quot;)+HEX2DEC(DEC2HEX([.A1256]; 4));4); 2))&amp;&quot; 16&quot;)" office:value-type="string" office:string-value="FE FE 05 A2 04 E7 8E 16" calcext:value-type="string">
            <text:p>FE FE 05 A2 04 E7 8E 1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(&quot;FE FE 05 A2 &quot;&amp;LEFT(DEC2HEX([.A1257]; 4);2)&amp;&quot; &quot;&amp;RIGHT(DEC2HEX([.A1257]; 4);2)&amp;&quot; &quot;&amp;(RIGHT(DEC2HEX(HEX2DEC(&quot;05&quot;)+HEX2DEC(&quot;A2&quot;)+HEX2DEC(DEC2HEX([.A1257]; 4));4); 2))&amp;&quot; 16&quot;)" office:value-type="string" office:string-value="FE FE 05 A2 04 E8 8F 16" calcext:value-type="string">
            <text:p>FE FE 05 A2 04 E8 8F 1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(&quot;FE FE 05 A2 &quot;&amp;LEFT(DEC2HEX([.A1258]; 4);2)&amp;&quot; &quot;&amp;RIGHT(DEC2HEX([.A1258]; 4);2)&amp;&quot; &quot;&amp;(RIGHT(DEC2HEX(HEX2DEC(&quot;05&quot;)+HEX2DEC(&quot;A2&quot;)+HEX2DEC(DEC2HEX([.A1258]; 4));4); 2))&amp;&quot; 16&quot;)" office:value-type="string" office:string-value="FE FE 05 A2 04 E9 90 16" calcext:value-type="string">
            <text:p>FE FE 05 A2 04 E9 90 1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(&quot;FE FE 05 A2 &quot;&amp;LEFT(DEC2HEX([.A1259]; 4);2)&amp;&quot; &quot;&amp;RIGHT(DEC2HEX([.A1259]; 4);2)&amp;&quot; &quot;&amp;(RIGHT(DEC2HEX(HEX2DEC(&quot;05&quot;)+HEX2DEC(&quot;A2&quot;)+HEX2DEC(DEC2HEX([.A1259]; 4));4); 2))&amp;&quot; 16&quot;)" office:value-type="string" office:string-value="FE FE 05 A2 04 EA 91 16" calcext:value-type="string">
            <text:p>FE FE 05 A2 04 EA 91 1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(&quot;FE FE 05 A2 &quot;&amp;LEFT(DEC2HEX([.A1260]; 4);2)&amp;&quot; &quot;&amp;RIGHT(DEC2HEX([.A1260]; 4);2)&amp;&quot; &quot;&amp;(RIGHT(DEC2HEX(HEX2DEC(&quot;05&quot;)+HEX2DEC(&quot;A2&quot;)+HEX2DEC(DEC2HEX([.A1260]; 4));4); 2))&amp;&quot; 16&quot;)" office:value-type="string" office:string-value="FE FE 05 A2 04 EB 92 16" calcext:value-type="string">
            <text:p>FE FE 05 A2 04 EB 92 1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&quot;FE FE 05 A2 &quot;&amp;LEFT(DEC2HEX([.A1261]; 4);2)&amp;&quot; &quot;&amp;RIGHT(DEC2HEX([.A1261]; 4);2)&amp;&quot; &quot;&amp;(RIGHT(DEC2HEX(HEX2DEC(&quot;05&quot;)+HEX2DEC(&quot;A2&quot;)+HEX2DEC(DEC2HEX([.A1261]; 4));4); 2))&amp;&quot; 16&quot;)" office:value-type="string" office:string-value="FE FE 05 A2 04 EC 93 16" calcext:value-type="string">
            <text:p>FE FE 05 A2 04 EC 93 1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(&quot;FE FE 05 A2 &quot;&amp;LEFT(DEC2HEX([.A1262]; 4);2)&amp;&quot; &quot;&amp;RIGHT(DEC2HEX([.A1262]; 4);2)&amp;&quot; &quot;&amp;(RIGHT(DEC2HEX(HEX2DEC(&quot;05&quot;)+HEX2DEC(&quot;A2&quot;)+HEX2DEC(DEC2HEX([.A1262]; 4));4); 2))&amp;&quot; 16&quot;)" office:value-type="string" office:string-value="FE FE 05 A2 04 ED 94 16" calcext:value-type="string">
            <text:p>FE FE 05 A2 04 ED 94 1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(&quot;FE FE 05 A2 &quot;&amp;LEFT(DEC2HEX([.A1263]; 4);2)&amp;&quot; &quot;&amp;RIGHT(DEC2HEX([.A1263]; 4);2)&amp;&quot; &quot;&amp;(RIGHT(DEC2HEX(HEX2DEC(&quot;05&quot;)+HEX2DEC(&quot;A2&quot;)+HEX2DEC(DEC2HEX([.A1263]; 4));4); 2))&amp;&quot; 16&quot;)" office:value-type="string" office:string-value="FE FE 05 A2 04 EE 95 16" calcext:value-type="string">
            <text:p>FE FE 05 A2 04 EE 95 1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(&quot;FE FE 05 A2 &quot;&amp;LEFT(DEC2HEX([.A1264]; 4);2)&amp;&quot; &quot;&amp;RIGHT(DEC2HEX([.A1264]; 4);2)&amp;&quot; &quot;&amp;(RIGHT(DEC2HEX(HEX2DEC(&quot;05&quot;)+HEX2DEC(&quot;A2&quot;)+HEX2DEC(DEC2HEX([.A1264]; 4));4); 2))&amp;&quot; 16&quot;)" office:value-type="string" office:string-value="FE FE 05 A2 04 EF 96 16" calcext:value-type="string">
            <text:p>FE FE 05 A2 04 EF 96 1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(&quot;FE FE 05 A2 &quot;&amp;LEFT(DEC2HEX([.A1265]; 4);2)&amp;&quot; &quot;&amp;RIGHT(DEC2HEX([.A1265]; 4);2)&amp;&quot; &quot;&amp;(RIGHT(DEC2HEX(HEX2DEC(&quot;05&quot;)+HEX2DEC(&quot;A2&quot;)+HEX2DEC(DEC2HEX([.A1265]; 4));4); 2))&amp;&quot; 16&quot;)" office:value-type="string" office:string-value="FE FE 05 A2 04 F0 97 16" calcext:value-type="string">
            <text:p>FE FE 05 A2 04 F0 97 1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(&quot;FE FE 05 A2 &quot;&amp;LEFT(DEC2HEX([.A1266]; 4);2)&amp;&quot; &quot;&amp;RIGHT(DEC2HEX([.A1266]; 4);2)&amp;&quot; &quot;&amp;(RIGHT(DEC2HEX(HEX2DEC(&quot;05&quot;)+HEX2DEC(&quot;A2&quot;)+HEX2DEC(DEC2HEX([.A1266]; 4));4); 2))&amp;&quot; 16&quot;)" office:value-type="string" office:string-value="FE FE 05 A2 04 F1 98 16" calcext:value-type="string">
            <text:p>FE FE 05 A2 04 F1 98 1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(&quot;FE FE 05 A2 &quot;&amp;LEFT(DEC2HEX([.A1267]; 4);2)&amp;&quot; &quot;&amp;RIGHT(DEC2HEX([.A1267]; 4);2)&amp;&quot; &quot;&amp;(RIGHT(DEC2HEX(HEX2DEC(&quot;05&quot;)+HEX2DEC(&quot;A2&quot;)+HEX2DEC(DEC2HEX([.A1267]; 4));4); 2))&amp;&quot; 16&quot;)" office:value-type="string" office:string-value="FE FE 05 A2 04 F2 99 16" calcext:value-type="string">
            <text:p>FE FE 05 A2 04 F2 99 1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(&quot;FE FE 05 A2 &quot;&amp;LEFT(DEC2HEX([.A1268]; 4);2)&amp;&quot; &quot;&amp;RIGHT(DEC2HEX([.A1268]; 4);2)&amp;&quot; &quot;&amp;(RIGHT(DEC2HEX(HEX2DEC(&quot;05&quot;)+HEX2DEC(&quot;A2&quot;)+HEX2DEC(DEC2HEX([.A1268]; 4));4); 2))&amp;&quot; 16&quot;)" office:value-type="string" office:string-value="FE FE 05 A2 04 F3 9A 16" calcext:value-type="string">
            <text:p>FE FE 05 A2 04 F3 9A 1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(&quot;FE FE 05 A2 &quot;&amp;LEFT(DEC2HEX([.A1269]; 4);2)&amp;&quot; &quot;&amp;RIGHT(DEC2HEX([.A1269]; 4);2)&amp;&quot; &quot;&amp;(RIGHT(DEC2HEX(HEX2DEC(&quot;05&quot;)+HEX2DEC(&quot;A2&quot;)+HEX2DEC(DEC2HEX([.A1269]; 4));4); 2))&amp;&quot; 16&quot;)" office:value-type="string" office:string-value="FE FE 05 A2 04 F4 9B 16" calcext:value-type="string">
            <text:p>FE FE 05 A2 04 F4 9B 1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(&quot;FE FE 05 A2 &quot;&amp;LEFT(DEC2HEX([.A1270]; 4);2)&amp;&quot; &quot;&amp;RIGHT(DEC2HEX([.A1270]; 4);2)&amp;&quot; &quot;&amp;(RIGHT(DEC2HEX(HEX2DEC(&quot;05&quot;)+HEX2DEC(&quot;A2&quot;)+HEX2DEC(DEC2HEX([.A1270]; 4));4); 2))&amp;&quot; 16&quot;)" office:value-type="string" office:string-value="FE FE 05 A2 04 F5 9C 16" calcext:value-type="string">
            <text:p>FE FE 05 A2 04 F5 9C 1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(&quot;FE FE 05 A2 &quot;&amp;LEFT(DEC2HEX([.A1271]; 4);2)&amp;&quot; &quot;&amp;RIGHT(DEC2HEX([.A1271]; 4);2)&amp;&quot; &quot;&amp;(RIGHT(DEC2HEX(HEX2DEC(&quot;05&quot;)+HEX2DEC(&quot;A2&quot;)+HEX2DEC(DEC2HEX([.A1271]; 4));4); 2))&amp;&quot; 16&quot;)" office:value-type="string" office:string-value="FE FE 05 A2 04 F6 9D 16" calcext:value-type="string">
            <text:p>FE FE 05 A2 04 F6 9D 1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(&quot;FE FE 05 A2 &quot;&amp;LEFT(DEC2HEX([.A1272]; 4);2)&amp;&quot; &quot;&amp;RIGHT(DEC2HEX([.A1272]; 4);2)&amp;&quot; &quot;&amp;(RIGHT(DEC2HEX(HEX2DEC(&quot;05&quot;)+HEX2DEC(&quot;A2&quot;)+HEX2DEC(DEC2HEX([.A1272]; 4));4); 2))&amp;&quot; 16&quot;)" office:value-type="string" office:string-value="FE FE 05 A2 04 F7 9E 16" calcext:value-type="string">
            <text:p>FE FE 05 A2 04 F7 9E 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(&quot;FE FE 05 A2 &quot;&amp;LEFT(DEC2HEX([.A1273]; 4);2)&amp;&quot; &quot;&amp;RIGHT(DEC2HEX([.A1273]; 4);2)&amp;&quot; &quot;&amp;(RIGHT(DEC2HEX(HEX2DEC(&quot;05&quot;)+HEX2DEC(&quot;A2&quot;)+HEX2DEC(DEC2HEX([.A1273]; 4));4); 2))&amp;&quot; 16&quot;)" office:value-type="string" office:string-value="FE FE 05 A2 04 F8 9F 16" calcext:value-type="string">
            <text:p>FE FE 05 A2 04 F8 9F 1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(&quot;FE FE 05 A2 &quot;&amp;LEFT(DEC2HEX([.A1274]; 4);2)&amp;&quot; &quot;&amp;RIGHT(DEC2HEX([.A1274]; 4);2)&amp;&quot; &quot;&amp;(RIGHT(DEC2HEX(HEX2DEC(&quot;05&quot;)+HEX2DEC(&quot;A2&quot;)+HEX2DEC(DEC2HEX([.A1274]; 4));4); 2))&amp;&quot; 16&quot;)" office:value-type="string" office:string-value="FE FE 05 A2 04 F9 A0 16" calcext:value-type="string">
            <text:p>FE FE 05 A2 04 F9 A0 1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(&quot;FE FE 05 A2 &quot;&amp;LEFT(DEC2HEX([.A1275]; 4);2)&amp;&quot; &quot;&amp;RIGHT(DEC2HEX([.A1275]; 4);2)&amp;&quot; &quot;&amp;(RIGHT(DEC2HEX(HEX2DEC(&quot;05&quot;)+HEX2DEC(&quot;A2&quot;)+HEX2DEC(DEC2HEX([.A1275]; 4));4); 2))&amp;&quot; 16&quot;)" office:value-type="string" office:string-value="FE FE 05 A2 04 FA A1 16" calcext:value-type="string">
            <text:p>FE FE 05 A2 04 FA A1 1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(&quot;FE FE 05 A2 &quot;&amp;LEFT(DEC2HEX([.A1276]; 4);2)&amp;&quot; &quot;&amp;RIGHT(DEC2HEX([.A1276]; 4);2)&amp;&quot; &quot;&amp;(RIGHT(DEC2HEX(HEX2DEC(&quot;05&quot;)+HEX2DEC(&quot;A2&quot;)+HEX2DEC(DEC2HEX([.A1276]; 4));4); 2))&amp;&quot; 16&quot;)" office:value-type="string" office:string-value="FE FE 05 A2 04 FB A2 16" calcext:value-type="string">
            <text:p>FE FE 05 A2 04 FB A2 1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(&quot;FE FE 05 A2 &quot;&amp;LEFT(DEC2HEX([.A1277]; 4);2)&amp;&quot; &quot;&amp;RIGHT(DEC2HEX([.A1277]; 4);2)&amp;&quot; &quot;&amp;(RIGHT(DEC2HEX(HEX2DEC(&quot;05&quot;)+HEX2DEC(&quot;A2&quot;)+HEX2DEC(DEC2HEX([.A1277]; 4));4); 2))&amp;&quot; 16&quot;)" office:value-type="string" office:string-value="FE FE 05 A2 04 FC A3 16" calcext:value-type="string">
            <text:p>FE FE 05 A2 04 FC A3 1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(&quot;FE FE 05 A2 &quot;&amp;LEFT(DEC2HEX([.A1278]; 4);2)&amp;&quot; &quot;&amp;RIGHT(DEC2HEX([.A1278]; 4);2)&amp;&quot; &quot;&amp;(RIGHT(DEC2HEX(HEX2DEC(&quot;05&quot;)+HEX2DEC(&quot;A2&quot;)+HEX2DEC(DEC2HEX([.A1278]; 4));4); 2))&amp;&quot; 16&quot;)" office:value-type="string" office:string-value="FE FE 05 A2 04 FD A4 16" calcext:value-type="string">
            <text:p>FE FE 05 A2 04 FD A4 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(&quot;FE FE 05 A2 &quot;&amp;LEFT(DEC2HEX([.A1279]; 4);2)&amp;&quot; &quot;&amp;RIGHT(DEC2HEX([.A1279]; 4);2)&amp;&quot; &quot;&amp;(RIGHT(DEC2HEX(HEX2DEC(&quot;05&quot;)+HEX2DEC(&quot;A2&quot;)+HEX2DEC(DEC2HEX([.A1279]; 4));4); 2))&amp;&quot; 16&quot;)" office:value-type="string" office:string-value="FE FE 05 A2 04 FE A5 16" calcext:value-type="string">
            <text:p>FE FE 05 A2 04 FE A5 1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(&quot;FE FE 05 A2 &quot;&amp;LEFT(DEC2HEX([.A1280]; 4);2)&amp;&quot; &quot;&amp;RIGHT(DEC2HEX([.A1280]; 4);2)&amp;&quot; &quot;&amp;(RIGHT(DEC2HEX(HEX2DEC(&quot;05&quot;)+HEX2DEC(&quot;A2&quot;)+HEX2DEC(DEC2HEX([.A1280]; 4));4); 2))&amp;&quot; 16&quot;)" office:value-type="string" office:string-value="FE FE 05 A2 04 FF A6 16" calcext:value-type="string">
            <text:p>FE FE 05 A2 04 FF A6 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&quot;FE FE 05 A2 &quot;&amp;LEFT(DEC2HEX([.A1281]; 4);2)&amp;&quot; &quot;&amp;RIGHT(DEC2HEX([.A1281]; 4);2)&amp;&quot; &quot;&amp;(RIGHT(DEC2HEX(HEX2DEC(&quot;05&quot;)+HEX2DEC(&quot;A2&quot;)+HEX2DEC(DEC2HEX([.A1281]; 4));4); 2))&amp;&quot; 16&quot;)" office:value-type="string" office:string-value="FE FE 05 A2 05 00 A7 16" calcext:value-type="string">
            <text:p>FE FE 05 A2 05 00 A7 1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(&quot;FE FE 05 A2 &quot;&amp;LEFT(DEC2HEX([.A1282]; 4);2)&amp;&quot; &quot;&amp;RIGHT(DEC2HEX([.A1282]; 4);2)&amp;&quot; &quot;&amp;(RIGHT(DEC2HEX(HEX2DEC(&quot;05&quot;)+HEX2DEC(&quot;A2&quot;)+HEX2DEC(DEC2HEX([.A1282]; 4));4); 2))&amp;&quot; 16&quot;)" office:value-type="string" office:string-value="FE FE 05 A2 05 01 A8 16" calcext:value-type="string">
            <text:p>FE FE 05 A2 05 01 A8 1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(&quot;FE FE 05 A2 &quot;&amp;LEFT(DEC2HEX([.A1283]; 4);2)&amp;&quot; &quot;&amp;RIGHT(DEC2HEX([.A1283]; 4);2)&amp;&quot; &quot;&amp;(RIGHT(DEC2HEX(HEX2DEC(&quot;05&quot;)+HEX2DEC(&quot;A2&quot;)+HEX2DEC(DEC2HEX([.A1283]; 4));4); 2))&amp;&quot; 16&quot;)" office:value-type="string" office:string-value="FE FE 05 A2 05 02 A9 16" calcext:value-type="string">
            <text:p>FE FE 05 A2 05 02 A9 1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(&quot;FE FE 05 A2 &quot;&amp;LEFT(DEC2HEX([.A1284]; 4);2)&amp;&quot; &quot;&amp;RIGHT(DEC2HEX([.A1284]; 4);2)&amp;&quot; &quot;&amp;(RIGHT(DEC2HEX(HEX2DEC(&quot;05&quot;)+HEX2DEC(&quot;A2&quot;)+HEX2DEC(DEC2HEX([.A1284]; 4));4); 2))&amp;&quot; 16&quot;)" office:value-type="string" office:string-value="FE FE 05 A2 05 03 AA 16" calcext:value-type="string">
            <text:p>FE FE 05 A2 05 03 AA 1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(&quot;FE FE 05 A2 &quot;&amp;LEFT(DEC2HEX([.A1285]; 4);2)&amp;&quot; &quot;&amp;RIGHT(DEC2HEX([.A1285]; 4);2)&amp;&quot; &quot;&amp;(RIGHT(DEC2HEX(HEX2DEC(&quot;05&quot;)+HEX2DEC(&quot;A2&quot;)+HEX2DEC(DEC2HEX([.A1285]; 4));4); 2))&amp;&quot; 16&quot;)" office:value-type="string" office:string-value="FE FE 05 A2 05 04 AB 16" calcext:value-type="string">
            <text:p>FE FE 05 A2 05 04 AB 1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(&quot;FE FE 05 A2 &quot;&amp;LEFT(DEC2HEX([.A1286]; 4);2)&amp;&quot; &quot;&amp;RIGHT(DEC2HEX([.A1286]; 4);2)&amp;&quot; &quot;&amp;(RIGHT(DEC2HEX(HEX2DEC(&quot;05&quot;)+HEX2DEC(&quot;A2&quot;)+HEX2DEC(DEC2HEX([.A1286]; 4));4); 2))&amp;&quot; 16&quot;)" office:value-type="string" office:string-value="FE FE 05 A2 05 05 AC 16" calcext:value-type="string">
            <text:p>FE FE 05 A2 05 05 AC 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(&quot;FE FE 05 A2 &quot;&amp;LEFT(DEC2HEX([.A1287]; 4);2)&amp;&quot; &quot;&amp;RIGHT(DEC2HEX([.A1287]; 4);2)&amp;&quot; &quot;&amp;(RIGHT(DEC2HEX(HEX2DEC(&quot;05&quot;)+HEX2DEC(&quot;A2&quot;)+HEX2DEC(DEC2HEX([.A1287]; 4));4); 2))&amp;&quot; 16&quot;)" office:value-type="string" office:string-value="FE FE 05 A2 05 06 AD 16" calcext:value-type="string">
            <text:p>FE FE 05 A2 05 06 AD 1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(&quot;FE FE 05 A2 &quot;&amp;LEFT(DEC2HEX([.A1288]; 4);2)&amp;&quot; &quot;&amp;RIGHT(DEC2HEX([.A1288]; 4);2)&amp;&quot; &quot;&amp;(RIGHT(DEC2HEX(HEX2DEC(&quot;05&quot;)+HEX2DEC(&quot;A2&quot;)+HEX2DEC(DEC2HEX([.A1288]; 4));4); 2))&amp;&quot; 16&quot;)" office:value-type="string" office:string-value="FE FE 05 A2 05 07 AE 16" calcext:value-type="string">
            <text:p>FE FE 05 A2 05 07 AE 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(&quot;FE FE 05 A2 &quot;&amp;LEFT(DEC2HEX([.A1289]; 4);2)&amp;&quot; &quot;&amp;RIGHT(DEC2HEX([.A1289]; 4);2)&amp;&quot; &quot;&amp;(RIGHT(DEC2HEX(HEX2DEC(&quot;05&quot;)+HEX2DEC(&quot;A2&quot;)+HEX2DEC(DEC2HEX([.A1289]; 4));4); 2))&amp;&quot; 16&quot;)" office:value-type="string" office:string-value="FE FE 05 A2 05 08 AF 16" calcext:value-type="string">
            <text:p>FE FE 05 A2 05 08 AF 1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(&quot;FE FE 05 A2 &quot;&amp;LEFT(DEC2HEX([.A1290]; 4);2)&amp;&quot; &quot;&amp;RIGHT(DEC2HEX([.A1290]; 4);2)&amp;&quot; &quot;&amp;(RIGHT(DEC2HEX(HEX2DEC(&quot;05&quot;)+HEX2DEC(&quot;A2&quot;)+HEX2DEC(DEC2HEX([.A1290]; 4));4); 2))&amp;&quot; 16&quot;)" office:value-type="string" office:string-value="FE FE 05 A2 05 09 B0 16" calcext:value-type="string">
            <text:p>FE FE 05 A2 05 09 B0 1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(&quot;FE FE 05 A2 &quot;&amp;LEFT(DEC2HEX([.A1291]; 4);2)&amp;&quot; &quot;&amp;RIGHT(DEC2HEX([.A1291]; 4);2)&amp;&quot; &quot;&amp;(RIGHT(DEC2HEX(HEX2DEC(&quot;05&quot;)+HEX2DEC(&quot;A2&quot;)+HEX2DEC(DEC2HEX([.A1291]; 4));4); 2))&amp;&quot; 16&quot;)" office:value-type="string" office:string-value="FE FE 05 A2 05 0A B1 16" calcext:value-type="string">
            <text:p>FE FE 05 A2 05 0A B1 1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(&quot;FE FE 05 A2 &quot;&amp;LEFT(DEC2HEX([.A1292]; 4);2)&amp;&quot; &quot;&amp;RIGHT(DEC2HEX([.A1292]; 4);2)&amp;&quot; &quot;&amp;(RIGHT(DEC2HEX(HEX2DEC(&quot;05&quot;)+HEX2DEC(&quot;A2&quot;)+HEX2DEC(DEC2HEX([.A1292]; 4));4); 2))&amp;&quot; 16&quot;)" office:value-type="string" office:string-value="FE FE 05 A2 05 0B B2 16" calcext:value-type="string">
            <text:p>FE FE 05 A2 05 0B B2 1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(&quot;FE FE 05 A2 &quot;&amp;LEFT(DEC2HEX([.A1293]; 4);2)&amp;&quot; &quot;&amp;RIGHT(DEC2HEX([.A1293]; 4);2)&amp;&quot; &quot;&amp;(RIGHT(DEC2HEX(HEX2DEC(&quot;05&quot;)+HEX2DEC(&quot;A2&quot;)+HEX2DEC(DEC2HEX([.A1293]; 4));4); 2))&amp;&quot; 16&quot;)" office:value-type="string" office:string-value="FE FE 05 A2 05 0C B3 16" calcext:value-type="string">
            <text:p>FE FE 05 A2 05 0C B3 1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(&quot;FE FE 05 A2 &quot;&amp;LEFT(DEC2HEX([.A1294]; 4);2)&amp;&quot; &quot;&amp;RIGHT(DEC2HEX([.A1294]; 4);2)&amp;&quot; &quot;&amp;(RIGHT(DEC2HEX(HEX2DEC(&quot;05&quot;)+HEX2DEC(&quot;A2&quot;)+HEX2DEC(DEC2HEX([.A1294]; 4));4); 2))&amp;&quot; 16&quot;)" office:value-type="string" office:string-value="FE FE 05 A2 05 0D B4 16" calcext:value-type="string">
            <text:p>FE FE 05 A2 05 0D B4 1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(&quot;FE FE 05 A2 &quot;&amp;LEFT(DEC2HEX([.A1295]; 4);2)&amp;&quot; &quot;&amp;RIGHT(DEC2HEX([.A1295]; 4);2)&amp;&quot; &quot;&amp;(RIGHT(DEC2HEX(HEX2DEC(&quot;05&quot;)+HEX2DEC(&quot;A2&quot;)+HEX2DEC(DEC2HEX([.A1295]; 4));4); 2))&amp;&quot; 16&quot;)" office:value-type="string" office:string-value="FE FE 05 A2 05 0E B5 16" calcext:value-type="string">
            <text:p>FE FE 05 A2 05 0E B5 1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(&quot;FE FE 05 A2 &quot;&amp;LEFT(DEC2HEX([.A1296]; 4);2)&amp;&quot; &quot;&amp;RIGHT(DEC2HEX([.A1296]; 4);2)&amp;&quot; &quot;&amp;(RIGHT(DEC2HEX(HEX2DEC(&quot;05&quot;)+HEX2DEC(&quot;A2&quot;)+HEX2DEC(DEC2HEX([.A1296]; 4));4); 2))&amp;&quot; 16&quot;)" office:value-type="string" office:string-value="FE FE 05 A2 05 0F B6 16" calcext:value-type="string">
            <text:p>FE FE 05 A2 05 0F B6 1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(&quot;FE FE 05 A2 &quot;&amp;LEFT(DEC2HEX([.A1297]; 4);2)&amp;&quot; &quot;&amp;RIGHT(DEC2HEX([.A1297]; 4);2)&amp;&quot; &quot;&amp;(RIGHT(DEC2HEX(HEX2DEC(&quot;05&quot;)+HEX2DEC(&quot;A2&quot;)+HEX2DEC(DEC2HEX([.A1297]; 4));4); 2))&amp;&quot; 16&quot;)" office:value-type="string" office:string-value="FE FE 05 A2 05 10 B7 16" calcext:value-type="string">
            <text:p>FE FE 05 A2 05 10 B7 1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(&quot;FE FE 05 A2 &quot;&amp;LEFT(DEC2HEX([.A1298]; 4);2)&amp;&quot; &quot;&amp;RIGHT(DEC2HEX([.A1298]; 4);2)&amp;&quot; &quot;&amp;(RIGHT(DEC2HEX(HEX2DEC(&quot;05&quot;)+HEX2DEC(&quot;A2&quot;)+HEX2DEC(DEC2HEX([.A1298]; 4));4); 2))&amp;&quot; 16&quot;)" office:value-type="string" office:string-value="FE FE 05 A2 05 11 B8 16" calcext:value-type="string">
            <text:p>FE FE 05 A2 05 11 B8 1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(&quot;FE FE 05 A2 &quot;&amp;LEFT(DEC2HEX([.A1299]; 4);2)&amp;&quot; &quot;&amp;RIGHT(DEC2HEX([.A1299]; 4);2)&amp;&quot; &quot;&amp;(RIGHT(DEC2HEX(HEX2DEC(&quot;05&quot;)+HEX2DEC(&quot;A2&quot;)+HEX2DEC(DEC2HEX([.A1299]; 4));4); 2))&amp;&quot; 16&quot;)" office:value-type="string" office:string-value="FE FE 05 A2 05 12 B9 16" calcext:value-type="string">
            <text:p>FE FE 05 A2 05 12 B9 1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(&quot;FE FE 05 A2 &quot;&amp;LEFT(DEC2HEX([.A1300]; 4);2)&amp;&quot; &quot;&amp;RIGHT(DEC2HEX([.A1300]; 4);2)&amp;&quot; &quot;&amp;(RIGHT(DEC2HEX(HEX2DEC(&quot;05&quot;)+HEX2DEC(&quot;A2&quot;)+HEX2DEC(DEC2HEX([.A1300]; 4));4); 2))&amp;&quot; 16&quot;)" office:value-type="string" office:string-value="FE FE 05 A2 05 13 BA 16" calcext:value-type="string">
            <text:p>FE FE 05 A2 05 13 BA 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(&quot;FE FE 05 A2 &quot;&amp;LEFT(DEC2HEX([.A1301]; 4);2)&amp;&quot; &quot;&amp;RIGHT(DEC2HEX([.A1301]; 4);2)&amp;&quot; &quot;&amp;(RIGHT(DEC2HEX(HEX2DEC(&quot;05&quot;)+HEX2DEC(&quot;A2&quot;)+HEX2DEC(DEC2HEX([.A1301]; 4));4); 2))&amp;&quot; 16&quot;)" office:value-type="string" office:string-value="FE FE 05 A2 05 14 BB 16" calcext:value-type="string">
            <text:p>FE FE 05 A2 05 14 BB 1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(&quot;FE FE 05 A2 &quot;&amp;LEFT(DEC2HEX([.A1302]; 4);2)&amp;&quot; &quot;&amp;RIGHT(DEC2HEX([.A1302]; 4);2)&amp;&quot; &quot;&amp;(RIGHT(DEC2HEX(HEX2DEC(&quot;05&quot;)+HEX2DEC(&quot;A2&quot;)+HEX2DEC(DEC2HEX([.A1302]; 4));4); 2))&amp;&quot; 16&quot;)" office:value-type="string" office:string-value="FE FE 05 A2 05 15 BC 16" calcext:value-type="string">
            <text:p>FE FE 05 A2 05 15 BC 1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(&quot;FE FE 05 A2 &quot;&amp;LEFT(DEC2HEX([.A1303]; 4);2)&amp;&quot; &quot;&amp;RIGHT(DEC2HEX([.A1303]; 4);2)&amp;&quot; &quot;&amp;(RIGHT(DEC2HEX(HEX2DEC(&quot;05&quot;)+HEX2DEC(&quot;A2&quot;)+HEX2DEC(DEC2HEX([.A1303]; 4));4); 2))&amp;&quot; 16&quot;)" office:value-type="string" office:string-value="FE FE 05 A2 05 16 BD 16" calcext:value-type="string">
            <text:p>FE FE 05 A2 05 16 BD 1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(&quot;FE FE 05 A2 &quot;&amp;LEFT(DEC2HEX([.A1304]; 4);2)&amp;&quot; &quot;&amp;RIGHT(DEC2HEX([.A1304]; 4);2)&amp;&quot; &quot;&amp;(RIGHT(DEC2HEX(HEX2DEC(&quot;05&quot;)+HEX2DEC(&quot;A2&quot;)+HEX2DEC(DEC2HEX([.A1304]; 4));4); 2))&amp;&quot; 16&quot;)" office:value-type="string" office:string-value="FE FE 05 A2 05 17 BE 16" calcext:value-type="string">
            <text:p>FE FE 05 A2 05 17 BE 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(&quot;FE FE 05 A2 &quot;&amp;LEFT(DEC2HEX([.A1305]; 4);2)&amp;&quot; &quot;&amp;RIGHT(DEC2HEX([.A1305]; 4);2)&amp;&quot; &quot;&amp;(RIGHT(DEC2HEX(HEX2DEC(&quot;05&quot;)+HEX2DEC(&quot;A2&quot;)+HEX2DEC(DEC2HEX([.A1305]; 4));4); 2))&amp;&quot; 16&quot;)" office:value-type="string" office:string-value="FE FE 05 A2 05 18 BF 16" calcext:value-type="string">
            <text:p>FE FE 05 A2 05 18 BF 1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(&quot;FE FE 05 A2 &quot;&amp;LEFT(DEC2HEX([.A1306]; 4);2)&amp;&quot; &quot;&amp;RIGHT(DEC2HEX([.A1306]; 4);2)&amp;&quot; &quot;&amp;(RIGHT(DEC2HEX(HEX2DEC(&quot;05&quot;)+HEX2DEC(&quot;A2&quot;)+HEX2DEC(DEC2HEX([.A1306]; 4));4); 2))&amp;&quot; 16&quot;)" office:value-type="string" office:string-value="FE FE 05 A2 05 19 C0 16" calcext:value-type="string">
            <text:p>FE FE 05 A2 05 19 C0 1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(&quot;FE FE 05 A2 &quot;&amp;LEFT(DEC2HEX([.A1307]; 4);2)&amp;&quot; &quot;&amp;RIGHT(DEC2HEX([.A1307]; 4);2)&amp;&quot; &quot;&amp;(RIGHT(DEC2HEX(HEX2DEC(&quot;05&quot;)+HEX2DEC(&quot;A2&quot;)+HEX2DEC(DEC2HEX([.A1307]; 4));4); 2))&amp;&quot; 16&quot;)" office:value-type="string" office:string-value="FE FE 05 A2 05 1A C1 16" calcext:value-type="string">
            <text:p>FE FE 05 A2 05 1A C1 1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(&quot;FE FE 05 A2 &quot;&amp;LEFT(DEC2HEX([.A1308]; 4);2)&amp;&quot; &quot;&amp;RIGHT(DEC2HEX([.A1308]; 4);2)&amp;&quot; &quot;&amp;(RIGHT(DEC2HEX(HEX2DEC(&quot;05&quot;)+HEX2DEC(&quot;A2&quot;)+HEX2DEC(DEC2HEX([.A1308]; 4));4); 2))&amp;&quot; 16&quot;)" office:value-type="string" office:string-value="FE FE 05 A2 05 1B C2 16" calcext:value-type="string">
            <text:p>FE FE 05 A2 05 1B C2 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(&quot;FE FE 05 A2 &quot;&amp;LEFT(DEC2HEX([.A1309]; 4);2)&amp;&quot; &quot;&amp;RIGHT(DEC2HEX([.A1309]; 4);2)&amp;&quot; &quot;&amp;(RIGHT(DEC2HEX(HEX2DEC(&quot;05&quot;)+HEX2DEC(&quot;A2&quot;)+HEX2DEC(DEC2HEX([.A1309]; 4));4); 2))&amp;&quot; 16&quot;)" office:value-type="string" office:string-value="FE FE 05 A2 05 1C C3 16" calcext:value-type="string">
            <text:p>FE FE 05 A2 05 1C C3 1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(&quot;FE FE 05 A2 &quot;&amp;LEFT(DEC2HEX([.A1310]; 4);2)&amp;&quot; &quot;&amp;RIGHT(DEC2HEX([.A1310]; 4);2)&amp;&quot; &quot;&amp;(RIGHT(DEC2HEX(HEX2DEC(&quot;05&quot;)+HEX2DEC(&quot;A2&quot;)+HEX2DEC(DEC2HEX([.A1310]; 4));4); 2))&amp;&quot; 16&quot;)" office:value-type="string" office:string-value="FE FE 05 A2 05 1D C4 16" calcext:value-type="string">
            <text:p>FE FE 05 A2 05 1D C4 1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(&quot;FE FE 05 A2 &quot;&amp;LEFT(DEC2HEX([.A1311]; 4);2)&amp;&quot; &quot;&amp;RIGHT(DEC2HEX([.A1311]; 4);2)&amp;&quot; &quot;&amp;(RIGHT(DEC2HEX(HEX2DEC(&quot;05&quot;)+HEX2DEC(&quot;A2&quot;)+HEX2DEC(DEC2HEX([.A1311]; 4));4); 2))&amp;&quot; 16&quot;)" office:value-type="string" office:string-value="FE FE 05 A2 05 1E C5 16" calcext:value-type="string">
            <text:p>FE FE 05 A2 05 1E C5 1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(&quot;FE FE 05 A2 &quot;&amp;LEFT(DEC2HEX([.A1312]; 4);2)&amp;&quot; &quot;&amp;RIGHT(DEC2HEX([.A1312]; 4);2)&amp;&quot; &quot;&amp;(RIGHT(DEC2HEX(HEX2DEC(&quot;05&quot;)+HEX2DEC(&quot;A2&quot;)+HEX2DEC(DEC2HEX([.A1312]; 4));4); 2))&amp;&quot; 16&quot;)" office:value-type="string" office:string-value="FE FE 05 A2 05 1F C6 16" calcext:value-type="string">
            <text:p>FE FE 05 A2 05 1F C6 1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(&quot;FE FE 05 A2 &quot;&amp;LEFT(DEC2HEX([.A1313]; 4);2)&amp;&quot; &quot;&amp;RIGHT(DEC2HEX([.A1313]; 4);2)&amp;&quot; &quot;&amp;(RIGHT(DEC2HEX(HEX2DEC(&quot;05&quot;)+HEX2DEC(&quot;A2&quot;)+HEX2DEC(DEC2HEX([.A1313]; 4));4); 2))&amp;&quot; 16&quot;)" office:value-type="string" office:string-value="FE FE 05 A2 05 20 C7 16" calcext:value-type="string">
            <text:p>FE FE 05 A2 05 20 C7 1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(&quot;FE FE 05 A2 &quot;&amp;LEFT(DEC2HEX([.A1314]; 4);2)&amp;&quot; &quot;&amp;RIGHT(DEC2HEX([.A1314]; 4);2)&amp;&quot; &quot;&amp;(RIGHT(DEC2HEX(HEX2DEC(&quot;05&quot;)+HEX2DEC(&quot;A2&quot;)+HEX2DEC(DEC2HEX([.A1314]; 4));4); 2))&amp;&quot; 16&quot;)" office:value-type="string" office:string-value="FE FE 05 A2 05 21 C8 16" calcext:value-type="string">
            <text:p>FE FE 05 A2 05 21 C8 1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(&quot;FE FE 05 A2 &quot;&amp;LEFT(DEC2HEX([.A1315]; 4);2)&amp;&quot; &quot;&amp;RIGHT(DEC2HEX([.A1315]; 4);2)&amp;&quot; &quot;&amp;(RIGHT(DEC2HEX(HEX2DEC(&quot;05&quot;)+HEX2DEC(&quot;A2&quot;)+HEX2DEC(DEC2HEX([.A1315]; 4));4); 2))&amp;&quot; 16&quot;)" office:value-type="string" office:string-value="FE FE 05 A2 05 22 C9 16" calcext:value-type="string">
            <text:p>FE FE 05 A2 05 22 C9 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(&quot;FE FE 05 A2 &quot;&amp;LEFT(DEC2HEX([.A1316]; 4);2)&amp;&quot; &quot;&amp;RIGHT(DEC2HEX([.A1316]; 4);2)&amp;&quot; &quot;&amp;(RIGHT(DEC2HEX(HEX2DEC(&quot;05&quot;)+HEX2DEC(&quot;A2&quot;)+HEX2DEC(DEC2HEX([.A1316]; 4));4); 2))&amp;&quot; 16&quot;)" office:value-type="string" office:string-value="FE FE 05 A2 05 23 CA 16" calcext:value-type="string">
            <text:p>FE FE 05 A2 05 23 CA 1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(&quot;FE FE 05 A2 &quot;&amp;LEFT(DEC2HEX([.A1317]; 4);2)&amp;&quot; &quot;&amp;RIGHT(DEC2HEX([.A1317]; 4);2)&amp;&quot; &quot;&amp;(RIGHT(DEC2HEX(HEX2DEC(&quot;05&quot;)+HEX2DEC(&quot;A2&quot;)+HEX2DEC(DEC2HEX([.A1317]; 4));4); 2))&amp;&quot; 16&quot;)" office:value-type="string" office:string-value="FE FE 05 A2 05 24 CB 16" calcext:value-type="string">
            <text:p>FE FE 05 A2 05 24 CB 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(&quot;FE FE 05 A2 &quot;&amp;LEFT(DEC2HEX([.A1318]; 4);2)&amp;&quot; &quot;&amp;RIGHT(DEC2HEX([.A1318]; 4);2)&amp;&quot; &quot;&amp;(RIGHT(DEC2HEX(HEX2DEC(&quot;05&quot;)+HEX2DEC(&quot;A2&quot;)+HEX2DEC(DEC2HEX([.A1318]; 4));4); 2))&amp;&quot; 16&quot;)" office:value-type="string" office:string-value="FE FE 05 A2 05 25 CC 16" calcext:value-type="string">
            <text:p>FE FE 05 A2 05 25 CC 1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(&quot;FE FE 05 A2 &quot;&amp;LEFT(DEC2HEX([.A1319]; 4);2)&amp;&quot; &quot;&amp;RIGHT(DEC2HEX([.A1319]; 4);2)&amp;&quot; &quot;&amp;(RIGHT(DEC2HEX(HEX2DEC(&quot;05&quot;)+HEX2DEC(&quot;A2&quot;)+HEX2DEC(DEC2HEX([.A1319]; 4));4); 2))&amp;&quot; 16&quot;)" office:value-type="string" office:string-value="FE FE 05 A2 05 26 CD 16" calcext:value-type="string">
            <text:p>FE FE 05 A2 05 26 CD 1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(&quot;FE FE 05 A2 &quot;&amp;LEFT(DEC2HEX([.A1320]; 4);2)&amp;&quot; &quot;&amp;RIGHT(DEC2HEX([.A1320]; 4);2)&amp;&quot; &quot;&amp;(RIGHT(DEC2HEX(HEX2DEC(&quot;05&quot;)+HEX2DEC(&quot;A2&quot;)+HEX2DEC(DEC2HEX([.A1320]; 4));4); 2))&amp;&quot; 16&quot;)" office:value-type="string" office:string-value="FE FE 05 A2 05 27 CE 16" calcext:value-type="string">
            <text:p>FE FE 05 A2 05 27 CE 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(&quot;FE FE 05 A2 &quot;&amp;LEFT(DEC2HEX([.A1321]; 4);2)&amp;&quot; &quot;&amp;RIGHT(DEC2HEX([.A1321]; 4);2)&amp;&quot; &quot;&amp;(RIGHT(DEC2HEX(HEX2DEC(&quot;05&quot;)+HEX2DEC(&quot;A2&quot;)+HEX2DEC(DEC2HEX([.A1321]; 4));4); 2))&amp;&quot; 16&quot;)" office:value-type="string" office:string-value="FE FE 05 A2 05 28 CF 16" calcext:value-type="string">
            <text:p>FE FE 05 A2 05 28 CF 1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(&quot;FE FE 05 A2 &quot;&amp;LEFT(DEC2HEX([.A1322]; 4);2)&amp;&quot; &quot;&amp;RIGHT(DEC2HEX([.A1322]; 4);2)&amp;&quot; &quot;&amp;(RIGHT(DEC2HEX(HEX2DEC(&quot;05&quot;)+HEX2DEC(&quot;A2&quot;)+HEX2DEC(DEC2HEX([.A1322]; 4));4); 2))&amp;&quot; 16&quot;)" office:value-type="string" office:string-value="FE FE 05 A2 05 29 D0 16" calcext:value-type="string">
            <text:p>FE FE 05 A2 05 29 D0 1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(&quot;FE FE 05 A2 &quot;&amp;LEFT(DEC2HEX([.A1323]; 4);2)&amp;&quot; &quot;&amp;RIGHT(DEC2HEX([.A1323]; 4);2)&amp;&quot; &quot;&amp;(RIGHT(DEC2HEX(HEX2DEC(&quot;05&quot;)+HEX2DEC(&quot;A2&quot;)+HEX2DEC(DEC2HEX([.A1323]; 4));4); 2))&amp;&quot; 16&quot;)" office:value-type="string" office:string-value="FE FE 05 A2 05 2A D1 16" calcext:value-type="string">
            <text:p>FE FE 05 A2 05 2A D1 1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(&quot;FE FE 05 A2 &quot;&amp;LEFT(DEC2HEX([.A1324]; 4);2)&amp;&quot; &quot;&amp;RIGHT(DEC2HEX([.A1324]; 4);2)&amp;&quot; &quot;&amp;(RIGHT(DEC2HEX(HEX2DEC(&quot;05&quot;)+HEX2DEC(&quot;A2&quot;)+HEX2DEC(DEC2HEX([.A1324]; 4));4); 2))&amp;&quot; 16&quot;)" office:value-type="string" office:string-value="FE FE 05 A2 05 2B D2 16" calcext:value-type="string">
            <text:p>FE FE 05 A2 05 2B D2 1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(&quot;FE FE 05 A2 &quot;&amp;LEFT(DEC2HEX([.A1325]; 4);2)&amp;&quot; &quot;&amp;RIGHT(DEC2HEX([.A1325]; 4);2)&amp;&quot; &quot;&amp;(RIGHT(DEC2HEX(HEX2DEC(&quot;05&quot;)+HEX2DEC(&quot;A2&quot;)+HEX2DEC(DEC2HEX([.A1325]; 4));4); 2))&amp;&quot; 16&quot;)" office:value-type="string" office:string-value="FE FE 05 A2 05 2C D3 16" calcext:value-type="string">
            <text:p>FE FE 05 A2 05 2C D3 1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(&quot;FE FE 05 A2 &quot;&amp;LEFT(DEC2HEX([.A1326]; 4);2)&amp;&quot; &quot;&amp;RIGHT(DEC2HEX([.A1326]; 4);2)&amp;&quot; &quot;&amp;(RIGHT(DEC2HEX(HEX2DEC(&quot;05&quot;)+HEX2DEC(&quot;A2&quot;)+HEX2DEC(DEC2HEX([.A1326]; 4));4); 2))&amp;&quot; 16&quot;)" office:value-type="string" office:string-value="FE FE 05 A2 05 2D D4 16" calcext:value-type="string">
            <text:p>FE FE 05 A2 05 2D D4 1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(&quot;FE FE 05 A2 &quot;&amp;LEFT(DEC2HEX([.A1327]; 4);2)&amp;&quot; &quot;&amp;RIGHT(DEC2HEX([.A1327]; 4);2)&amp;&quot; &quot;&amp;(RIGHT(DEC2HEX(HEX2DEC(&quot;05&quot;)+HEX2DEC(&quot;A2&quot;)+HEX2DEC(DEC2HEX([.A1327]; 4));4); 2))&amp;&quot; 16&quot;)" office:value-type="string" office:string-value="FE FE 05 A2 05 2E D5 16" calcext:value-type="string">
            <text:p>FE FE 05 A2 05 2E D5 1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(&quot;FE FE 05 A2 &quot;&amp;LEFT(DEC2HEX([.A1328]; 4);2)&amp;&quot; &quot;&amp;RIGHT(DEC2HEX([.A1328]; 4);2)&amp;&quot; &quot;&amp;(RIGHT(DEC2HEX(HEX2DEC(&quot;05&quot;)+HEX2DEC(&quot;A2&quot;)+HEX2DEC(DEC2HEX([.A1328]; 4));4); 2))&amp;&quot; 16&quot;)" office:value-type="string" office:string-value="FE FE 05 A2 05 2F D6 16" calcext:value-type="string">
            <text:p>FE FE 05 A2 05 2F D6 1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(&quot;FE FE 05 A2 &quot;&amp;LEFT(DEC2HEX([.A1329]; 4);2)&amp;&quot; &quot;&amp;RIGHT(DEC2HEX([.A1329]; 4);2)&amp;&quot; &quot;&amp;(RIGHT(DEC2HEX(HEX2DEC(&quot;05&quot;)+HEX2DEC(&quot;A2&quot;)+HEX2DEC(DEC2HEX([.A1329]; 4));4); 2))&amp;&quot; 16&quot;)" office:value-type="string" office:string-value="FE FE 05 A2 05 30 D7 16" calcext:value-type="string">
            <text:p>FE FE 05 A2 05 30 D7 1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(&quot;FE FE 05 A2 &quot;&amp;LEFT(DEC2HEX([.A1330]; 4);2)&amp;&quot; &quot;&amp;RIGHT(DEC2HEX([.A1330]; 4);2)&amp;&quot; &quot;&amp;(RIGHT(DEC2HEX(HEX2DEC(&quot;05&quot;)+HEX2DEC(&quot;A2&quot;)+HEX2DEC(DEC2HEX([.A1330]; 4));4); 2))&amp;&quot; 16&quot;)" office:value-type="string" office:string-value="FE FE 05 A2 05 31 D8 16" calcext:value-type="string">
            <text:p>FE FE 05 A2 05 31 D8 1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(&quot;FE FE 05 A2 &quot;&amp;LEFT(DEC2HEX([.A1331]; 4);2)&amp;&quot; &quot;&amp;RIGHT(DEC2HEX([.A1331]; 4);2)&amp;&quot; &quot;&amp;(RIGHT(DEC2HEX(HEX2DEC(&quot;05&quot;)+HEX2DEC(&quot;A2&quot;)+HEX2DEC(DEC2HEX([.A1331]; 4));4); 2))&amp;&quot; 16&quot;)" office:value-type="string" office:string-value="FE FE 05 A2 05 32 D9 16" calcext:value-type="string">
            <text:p>FE FE 05 A2 05 32 D9 1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(&quot;FE FE 05 A2 &quot;&amp;LEFT(DEC2HEX([.A1332]; 4);2)&amp;&quot; &quot;&amp;RIGHT(DEC2HEX([.A1332]; 4);2)&amp;&quot; &quot;&amp;(RIGHT(DEC2HEX(HEX2DEC(&quot;05&quot;)+HEX2DEC(&quot;A2&quot;)+HEX2DEC(DEC2HEX([.A1332]; 4));4); 2))&amp;&quot; 16&quot;)" office:value-type="string" office:string-value="FE FE 05 A2 05 33 DA 16" calcext:value-type="string">
            <text:p>FE FE 05 A2 05 33 DA 1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(&quot;FE FE 05 A2 &quot;&amp;LEFT(DEC2HEX([.A1333]; 4);2)&amp;&quot; &quot;&amp;RIGHT(DEC2HEX([.A1333]; 4);2)&amp;&quot; &quot;&amp;(RIGHT(DEC2HEX(HEX2DEC(&quot;05&quot;)+HEX2DEC(&quot;A2&quot;)+HEX2DEC(DEC2HEX([.A1333]; 4));4); 2))&amp;&quot; 16&quot;)" office:value-type="string" office:string-value="FE FE 05 A2 05 34 DB 16" calcext:value-type="string">
            <text:p>FE FE 05 A2 05 34 DB 1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(&quot;FE FE 05 A2 &quot;&amp;LEFT(DEC2HEX([.A1334]; 4);2)&amp;&quot; &quot;&amp;RIGHT(DEC2HEX([.A1334]; 4);2)&amp;&quot; &quot;&amp;(RIGHT(DEC2HEX(HEX2DEC(&quot;05&quot;)+HEX2DEC(&quot;A2&quot;)+HEX2DEC(DEC2HEX([.A1334]; 4));4); 2))&amp;&quot; 16&quot;)" office:value-type="string" office:string-value="FE FE 05 A2 05 35 DC 16" calcext:value-type="string">
            <text:p>FE FE 05 A2 05 35 DC 1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(&quot;FE FE 05 A2 &quot;&amp;LEFT(DEC2HEX([.A1335]; 4);2)&amp;&quot; &quot;&amp;RIGHT(DEC2HEX([.A1335]; 4);2)&amp;&quot; &quot;&amp;(RIGHT(DEC2HEX(HEX2DEC(&quot;05&quot;)+HEX2DEC(&quot;A2&quot;)+HEX2DEC(DEC2HEX([.A1335]; 4));4); 2))&amp;&quot; 16&quot;)" office:value-type="string" office:string-value="FE FE 05 A2 05 36 DD 16" calcext:value-type="string">
            <text:p>FE FE 05 A2 05 36 DD 1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(&quot;FE FE 05 A2 &quot;&amp;LEFT(DEC2HEX([.A1336]; 4);2)&amp;&quot; &quot;&amp;RIGHT(DEC2HEX([.A1336]; 4);2)&amp;&quot; &quot;&amp;(RIGHT(DEC2HEX(HEX2DEC(&quot;05&quot;)+HEX2DEC(&quot;A2&quot;)+HEX2DEC(DEC2HEX([.A1336]; 4));4); 2))&amp;&quot; 16&quot;)" office:value-type="string" office:string-value="FE FE 05 A2 05 37 DE 16" calcext:value-type="string">
            <text:p>FE FE 05 A2 05 37 DE 1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&quot;FE FE 05 A2 &quot;&amp;LEFT(DEC2HEX([.A1337]; 4);2)&amp;&quot; &quot;&amp;RIGHT(DEC2HEX([.A1337]; 4);2)&amp;&quot; &quot;&amp;(RIGHT(DEC2HEX(HEX2DEC(&quot;05&quot;)+HEX2DEC(&quot;A2&quot;)+HEX2DEC(DEC2HEX([.A1337]; 4));4); 2))&amp;&quot; 16&quot;)" office:value-type="string" office:string-value="FE FE 05 A2 05 38 DF 16" calcext:value-type="string">
            <text:p>FE FE 05 A2 05 38 DF 1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(&quot;FE FE 05 A2 &quot;&amp;LEFT(DEC2HEX([.A1338]; 4);2)&amp;&quot; &quot;&amp;RIGHT(DEC2HEX([.A1338]; 4);2)&amp;&quot; &quot;&amp;(RIGHT(DEC2HEX(HEX2DEC(&quot;05&quot;)+HEX2DEC(&quot;A2&quot;)+HEX2DEC(DEC2HEX([.A1338]; 4));4); 2))&amp;&quot; 16&quot;)" office:value-type="string" office:string-value="FE FE 05 A2 05 39 E0 16" calcext:value-type="string">
            <text:p>FE FE 05 A2 05 39 E0 1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(&quot;FE FE 05 A2 &quot;&amp;LEFT(DEC2HEX([.A1339]; 4);2)&amp;&quot; &quot;&amp;RIGHT(DEC2HEX([.A1339]; 4);2)&amp;&quot; &quot;&amp;(RIGHT(DEC2HEX(HEX2DEC(&quot;05&quot;)+HEX2DEC(&quot;A2&quot;)+HEX2DEC(DEC2HEX([.A1339]; 4));4); 2))&amp;&quot; 16&quot;)" office:value-type="string" office:string-value="FE FE 05 A2 05 3A E1 16" calcext:value-type="string">
            <text:p>FE FE 05 A2 05 3A E1 1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(&quot;FE FE 05 A2 &quot;&amp;LEFT(DEC2HEX([.A1340]; 4);2)&amp;&quot; &quot;&amp;RIGHT(DEC2HEX([.A1340]; 4);2)&amp;&quot; &quot;&amp;(RIGHT(DEC2HEX(HEX2DEC(&quot;05&quot;)+HEX2DEC(&quot;A2&quot;)+HEX2DEC(DEC2HEX([.A1340]; 4));4); 2))&amp;&quot; 16&quot;)" office:value-type="string" office:string-value="FE FE 05 A2 05 3B E2 16" calcext:value-type="string">
            <text:p>FE FE 05 A2 05 3B E2 1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(&quot;FE FE 05 A2 &quot;&amp;LEFT(DEC2HEX([.A1341]; 4);2)&amp;&quot; &quot;&amp;RIGHT(DEC2HEX([.A1341]; 4);2)&amp;&quot; &quot;&amp;(RIGHT(DEC2HEX(HEX2DEC(&quot;05&quot;)+HEX2DEC(&quot;A2&quot;)+HEX2DEC(DEC2HEX([.A1341]; 4));4); 2))&amp;&quot; 16&quot;)" office:value-type="string" office:string-value="FE FE 05 A2 05 3C E3 16" calcext:value-type="string">
            <text:p>FE FE 05 A2 05 3C E3 1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(&quot;FE FE 05 A2 &quot;&amp;LEFT(DEC2HEX([.A1342]; 4);2)&amp;&quot; &quot;&amp;RIGHT(DEC2HEX([.A1342]; 4);2)&amp;&quot; &quot;&amp;(RIGHT(DEC2HEX(HEX2DEC(&quot;05&quot;)+HEX2DEC(&quot;A2&quot;)+HEX2DEC(DEC2HEX([.A1342]; 4));4); 2))&amp;&quot; 16&quot;)" office:value-type="string" office:string-value="FE FE 05 A2 05 3D E4 16" calcext:value-type="string">
            <text:p>FE FE 05 A2 05 3D E4 1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(&quot;FE FE 05 A2 &quot;&amp;LEFT(DEC2HEX([.A1343]; 4);2)&amp;&quot; &quot;&amp;RIGHT(DEC2HEX([.A1343]; 4);2)&amp;&quot; &quot;&amp;(RIGHT(DEC2HEX(HEX2DEC(&quot;05&quot;)+HEX2DEC(&quot;A2&quot;)+HEX2DEC(DEC2HEX([.A1343]; 4));4); 2))&amp;&quot; 16&quot;)" office:value-type="string" office:string-value="FE FE 05 A2 05 3E E5 16" calcext:value-type="string">
            <text:p>FE FE 05 A2 05 3E E5 1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(&quot;FE FE 05 A2 &quot;&amp;LEFT(DEC2HEX([.A1344]; 4);2)&amp;&quot; &quot;&amp;RIGHT(DEC2HEX([.A1344]; 4);2)&amp;&quot; &quot;&amp;(RIGHT(DEC2HEX(HEX2DEC(&quot;05&quot;)+HEX2DEC(&quot;A2&quot;)+HEX2DEC(DEC2HEX([.A1344]; 4));4); 2))&amp;&quot; 16&quot;)" office:value-type="string" office:string-value="FE FE 05 A2 05 3F E6 16" calcext:value-type="string">
            <text:p>FE FE 05 A2 05 3F E6 1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(&quot;FE FE 05 A2 &quot;&amp;LEFT(DEC2HEX([.A1345]; 4);2)&amp;&quot; &quot;&amp;RIGHT(DEC2HEX([.A1345]; 4);2)&amp;&quot; &quot;&amp;(RIGHT(DEC2HEX(HEX2DEC(&quot;05&quot;)+HEX2DEC(&quot;A2&quot;)+HEX2DEC(DEC2HEX([.A1345]; 4));4); 2))&amp;&quot; 16&quot;)" office:value-type="string" office:string-value="FE FE 05 A2 05 40 E7 16" calcext:value-type="string">
            <text:p>FE FE 05 A2 05 40 E7 1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(&quot;FE FE 05 A2 &quot;&amp;LEFT(DEC2HEX([.A1346]; 4);2)&amp;&quot; &quot;&amp;RIGHT(DEC2HEX([.A1346]; 4);2)&amp;&quot; &quot;&amp;(RIGHT(DEC2HEX(HEX2DEC(&quot;05&quot;)+HEX2DEC(&quot;A2&quot;)+HEX2DEC(DEC2HEX([.A1346]; 4));4); 2))&amp;&quot; 16&quot;)" office:value-type="string" office:string-value="FE FE 05 A2 05 41 E8 16" calcext:value-type="string">
            <text:p>FE FE 05 A2 05 41 E8 1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(&quot;FE FE 05 A2 &quot;&amp;LEFT(DEC2HEX([.A1347]; 4);2)&amp;&quot; &quot;&amp;RIGHT(DEC2HEX([.A1347]; 4);2)&amp;&quot; &quot;&amp;(RIGHT(DEC2HEX(HEX2DEC(&quot;05&quot;)+HEX2DEC(&quot;A2&quot;)+HEX2DEC(DEC2HEX([.A1347]; 4));4); 2))&amp;&quot; 16&quot;)" office:value-type="string" office:string-value="FE FE 05 A2 05 42 E9 16" calcext:value-type="string">
            <text:p>FE FE 05 A2 05 42 E9 1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(&quot;FE FE 05 A2 &quot;&amp;LEFT(DEC2HEX([.A1348]; 4);2)&amp;&quot; &quot;&amp;RIGHT(DEC2HEX([.A1348]; 4);2)&amp;&quot; &quot;&amp;(RIGHT(DEC2HEX(HEX2DEC(&quot;05&quot;)+HEX2DEC(&quot;A2&quot;)+HEX2DEC(DEC2HEX([.A1348]; 4));4); 2))&amp;&quot; 16&quot;)" office:value-type="string" office:string-value="FE FE 05 A2 05 43 EA 16" calcext:value-type="string">
            <text:p>FE FE 05 A2 05 43 EA 1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(&quot;FE FE 05 A2 &quot;&amp;LEFT(DEC2HEX([.A1349]; 4);2)&amp;&quot; &quot;&amp;RIGHT(DEC2HEX([.A1349]; 4);2)&amp;&quot; &quot;&amp;(RIGHT(DEC2HEX(HEX2DEC(&quot;05&quot;)+HEX2DEC(&quot;A2&quot;)+HEX2DEC(DEC2HEX([.A1349]; 4));4); 2))&amp;&quot; 16&quot;)" office:value-type="string" office:string-value="FE FE 05 A2 05 44 EB 16" calcext:value-type="string">
            <text:p>FE FE 05 A2 05 44 EB 1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(&quot;FE FE 05 A2 &quot;&amp;LEFT(DEC2HEX([.A1350]; 4);2)&amp;&quot; &quot;&amp;RIGHT(DEC2HEX([.A1350]; 4);2)&amp;&quot; &quot;&amp;(RIGHT(DEC2HEX(HEX2DEC(&quot;05&quot;)+HEX2DEC(&quot;A2&quot;)+HEX2DEC(DEC2HEX([.A1350]; 4));4); 2))&amp;&quot; 16&quot;)" office:value-type="string" office:string-value="FE FE 05 A2 05 45 EC 16" calcext:value-type="string">
            <text:p>FE FE 05 A2 05 45 EC 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(&quot;FE FE 05 A2 &quot;&amp;LEFT(DEC2HEX([.A1351]; 4);2)&amp;&quot; &quot;&amp;RIGHT(DEC2HEX([.A1351]; 4);2)&amp;&quot; &quot;&amp;(RIGHT(DEC2HEX(HEX2DEC(&quot;05&quot;)+HEX2DEC(&quot;A2&quot;)+HEX2DEC(DEC2HEX([.A1351]; 4));4); 2))&amp;&quot; 16&quot;)" office:value-type="string" office:string-value="FE FE 05 A2 05 46 ED 16" calcext:value-type="string">
            <text:p>FE FE 05 A2 05 46 ED 1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(&quot;FE FE 05 A2 &quot;&amp;LEFT(DEC2HEX([.A1352]; 4);2)&amp;&quot; &quot;&amp;RIGHT(DEC2HEX([.A1352]; 4);2)&amp;&quot; &quot;&amp;(RIGHT(DEC2HEX(HEX2DEC(&quot;05&quot;)+HEX2DEC(&quot;A2&quot;)+HEX2DEC(DEC2HEX([.A1352]; 4));4); 2))&amp;&quot; 16&quot;)" office:value-type="string" office:string-value="FE FE 05 A2 05 47 EE 16" calcext:value-type="string">
            <text:p>FE FE 05 A2 05 47 EE 1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(&quot;FE FE 05 A2 &quot;&amp;LEFT(DEC2HEX([.A1353]; 4);2)&amp;&quot; &quot;&amp;RIGHT(DEC2HEX([.A1353]; 4);2)&amp;&quot; &quot;&amp;(RIGHT(DEC2HEX(HEX2DEC(&quot;05&quot;)+HEX2DEC(&quot;A2&quot;)+HEX2DEC(DEC2HEX([.A1353]; 4));4); 2))&amp;&quot; 16&quot;)" office:value-type="string" office:string-value="FE FE 05 A2 05 48 EF 16" calcext:value-type="string">
            <text:p>FE FE 05 A2 05 48 EF 1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(&quot;FE FE 05 A2 &quot;&amp;LEFT(DEC2HEX([.A1354]; 4);2)&amp;&quot; &quot;&amp;RIGHT(DEC2HEX([.A1354]; 4);2)&amp;&quot; &quot;&amp;(RIGHT(DEC2HEX(HEX2DEC(&quot;05&quot;)+HEX2DEC(&quot;A2&quot;)+HEX2DEC(DEC2HEX([.A1354]; 4));4); 2))&amp;&quot; 16&quot;)" office:value-type="string" office:string-value="FE FE 05 A2 05 49 F0 16" calcext:value-type="string">
            <text:p>FE FE 05 A2 05 49 F0 1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(&quot;FE FE 05 A2 &quot;&amp;LEFT(DEC2HEX([.A1355]; 4);2)&amp;&quot; &quot;&amp;RIGHT(DEC2HEX([.A1355]; 4);2)&amp;&quot; &quot;&amp;(RIGHT(DEC2HEX(HEX2DEC(&quot;05&quot;)+HEX2DEC(&quot;A2&quot;)+HEX2DEC(DEC2HEX([.A1355]; 4));4); 2))&amp;&quot; 16&quot;)" office:value-type="string" office:string-value="FE FE 05 A2 05 4A F1 16" calcext:value-type="string">
            <text:p>FE FE 05 A2 05 4A F1 1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(&quot;FE FE 05 A2 &quot;&amp;LEFT(DEC2HEX([.A1356]; 4);2)&amp;&quot; &quot;&amp;RIGHT(DEC2HEX([.A1356]; 4);2)&amp;&quot; &quot;&amp;(RIGHT(DEC2HEX(HEX2DEC(&quot;05&quot;)+HEX2DEC(&quot;A2&quot;)+HEX2DEC(DEC2HEX([.A1356]; 4));4); 2))&amp;&quot; 16&quot;)" office:value-type="string" office:string-value="FE FE 05 A2 05 4B F2 16" calcext:value-type="string">
            <text:p>FE FE 05 A2 05 4B F2 1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(&quot;FE FE 05 A2 &quot;&amp;LEFT(DEC2HEX([.A1357]; 4);2)&amp;&quot; &quot;&amp;RIGHT(DEC2HEX([.A1357]; 4);2)&amp;&quot; &quot;&amp;(RIGHT(DEC2HEX(HEX2DEC(&quot;05&quot;)+HEX2DEC(&quot;A2&quot;)+HEX2DEC(DEC2HEX([.A1357]; 4));4); 2))&amp;&quot; 16&quot;)" office:value-type="string" office:string-value="FE FE 05 A2 05 4C F3 16" calcext:value-type="string">
            <text:p>FE FE 05 A2 05 4C F3 1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(&quot;FE FE 05 A2 &quot;&amp;LEFT(DEC2HEX([.A1358]; 4);2)&amp;&quot; &quot;&amp;RIGHT(DEC2HEX([.A1358]; 4);2)&amp;&quot; &quot;&amp;(RIGHT(DEC2HEX(HEX2DEC(&quot;05&quot;)+HEX2DEC(&quot;A2&quot;)+HEX2DEC(DEC2HEX([.A1358]; 4));4); 2))&amp;&quot; 16&quot;)" office:value-type="string" office:string-value="FE FE 05 A2 05 4D F4 16" calcext:value-type="string">
            <text:p>FE FE 05 A2 05 4D F4 1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(&quot;FE FE 05 A2 &quot;&amp;LEFT(DEC2HEX([.A1359]; 4);2)&amp;&quot; &quot;&amp;RIGHT(DEC2HEX([.A1359]; 4);2)&amp;&quot; &quot;&amp;(RIGHT(DEC2HEX(HEX2DEC(&quot;05&quot;)+HEX2DEC(&quot;A2&quot;)+HEX2DEC(DEC2HEX([.A1359]; 4));4); 2))&amp;&quot; 16&quot;)" office:value-type="string" office:string-value="FE FE 05 A2 05 4E F5 16" calcext:value-type="string">
            <text:p>FE FE 05 A2 05 4E F5 1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(&quot;FE FE 05 A2 &quot;&amp;LEFT(DEC2HEX([.A1360]; 4);2)&amp;&quot; &quot;&amp;RIGHT(DEC2HEX([.A1360]; 4);2)&amp;&quot; &quot;&amp;(RIGHT(DEC2HEX(HEX2DEC(&quot;05&quot;)+HEX2DEC(&quot;A2&quot;)+HEX2DEC(DEC2HEX([.A1360]; 4));4); 2))&amp;&quot; 16&quot;)" office:value-type="string" office:string-value="FE FE 05 A2 05 4F F6 16" calcext:value-type="string">
            <text:p>FE FE 05 A2 05 4F F6 1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&quot;FE FE 05 A2 &quot;&amp;LEFT(DEC2HEX([.A1361]; 4);2)&amp;&quot; &quot;&amp;RIGHT(DEC2HEX([.A1361]; 4);2)&amp;&quot; &quot;&amp;(RIGHT(DEC2HEX(HEX2DEC(&quot;05&quot;)+HEX2DEC(&quot;A2&quot;)+HEX2DEC(DEC2HEX([.A1361]; 4));4); 2))&amp;&quot; 16&quot;)" office:value-type="string" office:string-value="FE FE 05 A2 05 50 F7 16" calcext:value-type="string">
            <text:p>FE FE 05 A2 05 50 F7 1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(&quot;FE FE 05 A2 &quot;&amp;LEFT(DEC2HEX([.A1362]; 4);2)&amp;&quot; &quot;&amp;RIGHT(DEC2HEX([.A1362]; 4);2)&amp;&quot; &quot;&amp;(RIGHT(DEC2HEX(HEX2DEC(&quot;05&quot;)+HEX2DEC(&quot;A2&quot;)+HEX2DEC(DEC2HEX([.A1362]; 4));4); 2))&amp;&quot; 16&quot;)" office:value-type="string" office:string-value="FE FE 05 A2 05 51 F8 16" calcext:value-type="string">
            <text:p>FE FE 05 A2 05 51 F8 1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&quot;FE FE 05 A2 &quot;&amp;LEFT(DEC2HEX([.A1363]; 4);2)&amp;&quot; &quot;&amp;RIGHT(DEC2HEX([.A1363]; 4);2)&amp;&quot; &quot;&amp;(RIGHT(DEC2HEX(HEX2DEC(&quot;05&quot;)+HEX2DEC(&quot;A2&quot;)+HEX2DEC(DEC2HEX([.A1363]; 4));4); 2))&amp;&quot; 16&quot;)" office:value-type="string" office:string-value="FE FE 05 A2 05 52 F9 16" calcext:value-type="string">
            <text:p>FE FE 05 A2 05 52 F9 1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(&quot;FE FE 05 A2 &quot;&amp;LEFT(DEC2HEX([.A1364]; 4);2)&amp;&quot; &quot;&amp;RIGHT(DEC2HEX([.A1364]; 4);2)&amp;&quot; &quot;&amp;(RIGHT(DEC2HEX(HEX2DEC(&quot;05&quot;)+HEX2DEC(&quot;A2&quot;)+HEX2DEC(DEC2HEX([.A1364]; 4));4); 2))&amp;&quot; 16&quot;)" office:value-type="string" office:string-value="FE FE 05 A2 05 53 FA 16" calcext:value-type="string">
            <text:p>FE FE 05 A2 05 53 FA 1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(&quot;FE FE 05 A2 &quot;&amp;LEFT(DEC2HEX([.A1365]; 4);2)&amp;&quot; &quot;&amp;RIGHT(DEC2HEX([.A1365]; 4);2)&amp;&quot; &quot;&amp;(RIGHT(DEC2HEX(HEX2DEC(&quot;05&quot;)+HEX2DEC(&quot;A2&quot;)+HEX2DEC(DEC2HEX([.A1365]; 4));4); 2))&amp;&quot; 16&quot;)" office:value-type="string" office:string-value="FE FE 05 A2 05 54 FB 16" calcext:value-type="string">
            <text:p>FE FE 05 A2 05 54 FB 1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(&quot;FE FE 05 A2 &quot;&amp;LEFT(DEC2HEX([.A1366]; 4);2)&amp;&quot; &quot;&amp;RIGHT(DEC2HEX([.A1366]; 4);2)&amp;&quot; &quot;&amp;(RIGHT(DEC2HEX(HEX2DEC(&quot;05&quot;)+HEX2DEC(&quot;A2&quot;)+HEX2DEC(DEC2HEX([.A1366]; 4));4); 2))&amp;&quot; 16&quot;)" office:value-type="string" office:string-value="FE FE 05 A2 05 55 FC 16" calcext:value-type="string">
            <text:p>FE FE 05 A2 05 55 FC 1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&quot;FE FE 05 A2 &quot;&amp;LEFT(DEC2HEX([.A1367]; 4);2)&amp;&quot; &quot;&amp;RIGHT(DEC2HEX([.A1367]; 4);2)&amp;&quot; &quot;&amp;(RIGHT(DEC2HEX(HEX2DEC(&quot;05&quot;)+HEX2DEC(&quot;A2&quot;)+HEX2DEC(DEC2HEX([.A1367]; 4));4); 2))&amp;&quot; 16&quot;)" office:value-type="string" office:string-value="FE FE 05 A2 05 56 FD 16" calcext:value-type="string">
            <text:p>FE FE 05 A2 05 56 FD 1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(&quot;FE FE 05 A2 &quot;&amp;LEFT(DEC2HEX([.A1368]; 4);2)&amp;&quot; &quot;&amp;RIGHT(DEC2HEX([.A1368]; 4);2)&amp;&quot; &quot;&amp;(RIGHT(DEC2HEX(HEX2DEC(&quot;05&quot;)+HEX2DEC(&quot;A2&quot;)+HEX2DEC(DEC2HEX([.A1368]; 4));4); 2))&amp;&quot; 16&quot;)" office:value-type="string" office:string-value="FE FE 05 A2 05 57 FE 16" calcext:value-type="string">
            <text:p>FE FE 05 A2 05 57 FE 1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&quot;FE FE 05 A2 &quot;&amp;LEFT(DEC2HEX([.A1369]; 4);2)&amp;&quot; &quot;&amp;RIGHT(DEC2HEX([.A1369]; 4);2)&amp;&quot; &quot;&amp;(RIGHT(DEC2HEX(HEX2DEC(&quot;05&quot;)+HEX2DEC(&quot;A2&quot;)+HEX2DEC(DEC2HEX([.A1369]; 4));4); 2))&amp;&quot; 16&quot;)" office:value-type="string" office:string-value="FE FE 05 A2 05 58 FF 16" calcext:value-type="string">
            <text:p>FE FE 05 A2 05 58 FF 1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(&quot;FE FE 05 A2 &quot;&amp;LEFT(DEC2HEX([.A1370]; 4);2)&amp;&quot; &quot;&amp;RIGHT(DEC2HEX([.A1370]; 4);2)&amp;&quot; &quot;&amp;(RIGHT(DEC2HEX(HEX2DEC(&quot;05&quot;)+HEX2DEC(&quot;A2&quot;)+HEX2DEC(DEC2HEX([.A1370]; 4));4); 2))&amp;&quot; 16&quot;)" office:value-type="string" office:string-value="FE FE 05 A2 05 59 00 16" calcext:value-type="string">
            <text:p>FE FE 05 A2 05 59 00 1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(&quot;FE FE 05 A2 &quot;&amp;LEFT(DEC2HEX([.A1371]; 4);2)&amp;&quot; &quot;&amp;RIGHT(DEC2HEX([.A1371]; 4);2)&amp;&quot; &quot;&amp;(RIGHT(DEC2HEX(HEX2DEC(&quot;05&quot;)+HEX2DEC(&quot;A2&quot;)+HEX2DEC(DEC2HEX([.A1371]; 4));4); 2))&amp;&quot; 16&quot;)" office:value-type="string" office:string-value="FE FE 05 A2 05 5A 01 16" calcext:value-type="string">
            <text:p>FE FE 05 A2 05 5A 01 1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(&quot;FE FE 05 A2 &quot;&amp;LEFT(DEC2HEX([.A1372]; 4);2)&amp;&quot; &quot;&amp;RIGHT(DEC2HEX([.A1372]; 4);2)&amp;&quot; &quot;&amp;(RIGHT(DEC2HEX(HEX2DEC(&quot;05&quot;)+HEX2DEC(&quot;A2&quot;)+HEX2DEC(DEC2HEX([.A1372]; 4));4); 2))&amp;&quot; 16&quot;)" office:value-type="string" office:string-value="FE FE 05 A2 05 5B 02 16" calcext:value-type="string">
            <text:p>FE FE 05 A2 05 5B 02 1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(&quot;FE FE 05 A2 &quot;&amp;LEFT(DEC2HEX([.A1373]; 4);2)&amp;&quot; &quot;&amp;RIGHT(DEC2HEX([.A1373]; 4);2)&amp;&quot; &quot;&amp;(RIGHT(DEC2HEX(HEX2DEC(&quot;05&quot;)+HEX2DEC(&quot;A2&quot;)+HEX2DEC(DEC2HEX([.A1373]; 4));4); 2))&amp;&quot; 16&quot;)" office:value-type="string" office:string-value="FE FE 05 A2 05 5C 03 16" calcext:value-type="string">
            <text:p>FE FE 05 A2 05 5C 03 1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(&quot;FE FE 05 A2 &quot;&amp;LEFT(DEC2HEX([.A1374]; 4);2)&amp;&quot; &quot;&amp;RIGHT(DEC2HEX([.A1374]; 4);2)&amp;&quot; &quot;&amp;(RIGHT(DEC2HEX(HEX2DEC(&quot;05&quot;)+HEX2DEC(&quot;A2&quot;)+HEX2DEC(DEC2HEX([.A1374]; 4));4); 2))&amp;&quot; 16&quot;)" office:value-type="string" office:string-value="FE FE 05 A2 05 5D 04 16" calcext:value-type="string">
            <text:p>FE FE 05 A2 05 5D 04 1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(&quot;FE FE 05 A2 &quot;&amp;LEFT(DEC2HEX([.A1375]; 4);2)&amp;&quot; &quot;&amp;RIGHT(DEC2HEX([.A1375]; 4);2)&amp;&quot; &quot;&amp;(RIGHT(DEC2HEX(HEX2DEC(&quot;05&quot;)+HEX2DEC(&quot;A2&quot;)+HEX2DEC(DEC2HEX([.A1375]; 4));4); 2))&amp;&quot; 16&quot;)" office:value-type="string" office:string-value="FE FE 05 A2 05 5E 05 16" calcext:value-type="string">
            <text:p>FE FE 05 A2 05 5E 05 1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(&quot;FE FE 05 A2 &quot;&amp;LEFT(DEC2HEX([.A1376]; 4);2)&amp;&quot; &quot;&amp;RIGHT(DEC2HEX([.A1376]; 4);2)&amp;&quot; &quot;&amp;(RIGHT(DEC2HEX(HEX2DEC(&quot;05&quot;)+HEX2DEC(&quot;A2&quot;)+HEX2DEC(DEC2HEX([.A1376]; 4));4); 2))&amp;&quot; 16&quot;)" office:value-type="string" office:string-value="FE FE 05 A2 05 5F 06 16" calcext:value-type="string">
            <text:p>FE FE 05 A2 05 5F 06 1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(&quot;FE FE 05 A2 &quot;&amp;LEFT(DEC2HEX([.A1377]; 4);2)&amp;&quot; &quot;&amp;RIGHT(DEC2HEX([.A1377]; 4);2)&amp;&quot; &quot;&amp;(RIGHT(DEC2HEX(HEX2DEC(&quot;05&quot;)+HEX2DEC(&quot;A2&quot;)+HEX2DEC(DEC2HEX([.A1377]; 4));4); 2))&amp;&quot; 16&quot;)" office:value-type="string" office:string-value="FE FE 05 A2 05 60 07 16" calcext:value-type="string">
            <text:p>FE FE 05 A2 05 60 07 1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(&quot;FE FE 05 A2 &quot;&amp;LEFT(DEC2HEX([.A1378]; 4);2)&amp;&quot; &quot;&amp;RIGHT(DEC2HEX([.A1378]; 4);2)&amp;&quot; &quot;&amp;(RIGHT(DEC2HEX(HEX2DEC(&quot;05&quot;)+HEX2DEC(&quot;A2&quot;)+HEX2DEC(DEC2HEX([.A1378]; 4));4); 2))&amp;&quot; 16&quot;)" office:value-type="string" office:string-value="FE FE 05 A2 05 61 08 16" calcext:value-type="string">
            <text:p>FE FE 05 A2 05 61 08 1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(&quot;FE FE 05 A2 &quot;&amp;LEFT(DEC2HEX([.A1379]; 4);2)&amp;&quot; &quot;&amp;RIGHT(DEC2HEX([.A1379]; 4);2)&amp;&quot; &quot;&amp;(RIGHT(DEC2HEX(HEX2DEC(&quot;05&quot;)+HEX2DEC(&quot;A2&quot;)+HEX2DEC(DEC2HEX([.A1379]; 4));4); 2))&amp;&quot; 16&quot;)" office:value-type="string" office:string-value="FE FE 05 A2 05 62 09 16" calcext:value-type="string">
            <text:p>FE FE 05 A2 05 62 09 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(&quot;FE FE 05 A2 &quot;&amp;LEFT(DEC2HEX([.A1380]; 4);2)&amp;&quot; &quot;&amp;RIGHT(DEC2HEX([.A1380]; 4);2)&amp;&quot; &quot;&amp;(RIGHT(DEC2HEX(HEX2DEC(&quot;05&quot;)+HEX2DEC(&quot;A2&quot;)+HEX2DEC(DEC2HEX([.A1380]; 4));4); 2))&amp;&quot; 16&quot;)" office:value-type="string" office:string-value="FE FE 05 A2 05 63 0A 16" calcext:value-type="string">
            <text:p>FE FE 05 A2 05 63 0A 1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&quot;FE FE 05 A2 &quot;&amp;LEFT(DEC2HEX([.A1381]; 4);2)&amp;&quot; &quot;&amp;RIGHT(DEC2HEX([.A1381]; 4);2)&amp;&quot; &quot;&amp;(RIGHT(DEC2HEX(HEX2DEC(&quot;05&quot;)+HEX2DEC(&quot;A2&quot;)+HEX2DEC(DEC2HEX([.A1381]; 4));4); 2))&amp;&quot; 16&quot;)" office:value-type="string" office:string-value="FE FE 05 A2 05 64 0B 16" calcext:value-type="string">
            <text:p>FE FE 05 A2 05 64 0B 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(&quot;FE FE 05 A2 &quot;&amp;LEFT(DEC2HEX([.A1382]; 4);2)&amp;&quot; &quot;&amp;RIGHT(DEC2HEX([.A1382]; 4);2)&amp;&quot; &quot;&amp;(RIGHT(DEC2HEX(HEX2DEC(&quot;05&quot;)+HEX2DEC(&quot;A2&quot;)+HEX2DEC(DEC2HEX([.A1382]; 4));4); 2))&amp;&quot; 16&quot;)" office:value-type="string" office:string-value="FE FE 05 A2 05 65 0C 16" calcext:value-type="string">
            <text:p>FE FE 05 A2 05 65 0C 1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(&quot;FE FE 05 A2 &quot;&amp;LEFT(DEC2HEX([.A1383]; 4);2)&amp;&quot; &quot;&amp;RIGHT(DEC2HEX([.A1383]; 4);2)&amp;&quot; &quot;&amp;(RIGHT(DEC2HEX(HEX2DEC(&quot;05&quot;)+HEX2DEC(&quot;A2&quot;)+HEX2DEC(DEC2HEX([.A1383]; 4));4); 2))&amp;&quot; 16&quot;)" office:value-type="string" office:string-value="FE FE 05 A2 05 66 0D 16" calcext:value-type="string">
            <text:p>FE FE 05 A2 05 66 0D 1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(&quot;FE FE 05 A2 &quot;&amp;LEFT(DEC2HEX([.A1384]; 4);2)&amp;&quot; &quot;&amp;RIGHT(DEC2HEX([.A1384]; 4);2)&amp;&quot; &quot;&amp;(RIGHT(DEC2HEX(HEX2DEC(&quot;05&quot;)+HEX2DEC(&quot;A2&quot;)+HEX2DEC(DEC2HEX([.A1384]; 4));4); 2))&amp;&quot; 16&quot;)" office:value-type="string" office:string-value="FE FE 05 A2 05 67 0E 16" calcext:value-type="string">
            <text:p>FE FE 05 A2 05 67 0E 1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(&quot;FE FE 05 A2 &quot;&amp;LEFT(DEC2HEX([.A1385]; 4);2)&amp;&quot; &quot;&amp;RIGHT(DEC2HEX([.A1385]; 4);2)&amp;&quot; &quot;&amp;(RIGHT(DEC2HEX(HEX2DEC(&quot;05&quot;)+HEX2DEC(&quot;A2&quot;)+HEX2DEC(DEC2HEX([.A1385]; 4));4); 2))&amp;&quot; 16&quot;)" office:value-type="string" office:string-value="FE FE 05 A2 05 68 0F 16" calcext:value-type="string">
            <text:p>FE FE 05 A2 05 68 0F 1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(&quot;FE FE 05 A2 &quot;&amp;LEFT(DEC2HEX([.A1386]; 4);2)&amp;&quot; &quot;&amp;RIGHT(DEC2HEX([.A1386]; 4);2)&amp;&quot; &quot;&amp;(RIGHT(DEC2HEX(HEX2DEC(&quot;05&quot;)+HEX2DEC(&quot;A2&quot;)+HEX2DEC(DEC2HEX([.A1386]; 4));4); 2))&amp;&quot; 16&quot;)" office:value-type="string" office:string-value="FE FE 05 A2 05 69 10 16" calcext:value-type="string">
            <text:p>FE FE 05 A2 05 69 10 1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(&quot;FE FE 05 A2 &quot;&amp;LEFT(DEC2HEX([.A1387]; 4);2)&amp;&quot; &quot;&amp;RIGHT(DEC2HEX([.A1387]; 4);2)&amp;&quot; &quot;&amp;(RIGHT(DEC2HEX(HEX2DEC(&quot;05&quot;)+HEX2DEC(&quot;A2&quot;)+HEX2DEC(DEC2HEX([.A1387]; 4));4); 2))&amp;&quot; 16&quot;)" office:value-type="string" office:string-value="FE FE 05 A2 05 6A 11 16" calcext:value-type="string">
            <text:p>FE FE 05 A2 05 6A 11 1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(&quot;FE FE 05 A2 &quot;&amp;LEFT(DEC2HEX([.A1388]; 4);2)&amp;&quot; &quot;&amp;RIGHT(DEC2HEX([.A1388]; 4);2)&amp;&quot; &quot;&amp;(RIGHT(DEC2HEX(HEX2DEC(&quot;05&quot;)+HEX2DEC(&quot;A2&quot;)+HEX2DEC(DEC2HEX([.A1388]; 4));4); 2))&amp;&quot; 16&quot;)" office:value-type="string" office:string-value="FE FE 05 A2 05 6B 12 16" calcext:value-type="string">
            <text:p>FE FE 05 A2 05 6B 12 1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(&quot;FE FE 05 A2 &quot;&amp;LEFT(DEC2HEX([.A1389]; 4);2)&amp;&quot; &quot;&amp;RIGHT(DEC2HEX([.A1389]; 4);2)&amp;&quot; &quot;&amp;(RIGHT(DEC2HEX(HEX2DEC(&quot;05&quot;)+HEX2DEC(&quot;A2&quot;)+HEX2DEC(DEC2HEX([.A1389]; 4));4); 2))&amp;&quot; 16&quot;)" office:value-type="string" office:string-value="FE FE 05 A2 05 6C 13 16" calcext:value-type="string">
            <text:p>FE FE 05 A2 05 6C 13 1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(&quot;FE FE 05 A2 &quot;&amp;LEFT(DEC2HEX([.A1390]; 4);2)&amp;&quot; &quot;&amp;RIGHT(DEC2HEX([.A1390]; 4);2)&amp;&quot; &quot;&amp;(RIGHT(DEC2HEX(HEX2DEC(&quot;05&quot;)+HEX2DEC(&quot;A2&quot;)+HEX2DEC(DEC2HEX([.A1390]; 4));4); 2))&amp;&quot; 16&quot;)" office:value-type="string" office:string-value="FE FE 05 A2 05 6D 14 16" calcext:value-type="string">
            <text:p>FE FE 05 A2 05 6D 14 1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(&quot;FE FE 05 A2 &quot;&amp;LEFT(DEC2HEX([.A1391]; 4);2)&amp;&quot; &quot;&amp;RIGHT(DEC2HEX([.A1391]; 4);2)&amp;&quot; &quot;&amp;(RIGHT(DEC2HEX(HEX2DEC(&quot;05&quot;)+HEX2DEC(&quot;A2&quot;)+HEX2DEC(DEC2HEX([.A1391]; 4));4); 2))&amp;&quot; 16&quot;)" office:value-type="string" office:string-value="FE FE 05 A2 05 6E 15 16" calcext:value-type="string">
            <text:p>FE FE 05 A2 05 6E 15 1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(&quot;FE FE 05 A2 &quot;&amp;LEFT(DEC2HEX([.A1392]; 4);2)&amp;&quot; &quot;&amp;RIGHT(DEC2HEX([.A1392]; 4);2)&amp;&quot; &quot;&amp;(RIGHT(DEC2HEX(HEX2DEC(&quot;05&quot;)+HEX2DEC(&quot;A2&quot;)+HEX2DEC(DEC2HEX([.A1392]; 4));4); 2))&amp;&quot; 16&quot;)" office:value-type="string" office:string-value="FE FE 05 A2 05 6F 16 16" calcext:value-type="string">
            <text:p>FE FE 05 A2 05 6F 16 1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(&quot;FE FE 05 A2 &quot;&amp;LEFT(DEC2HEX([.A1393]; 4);2)&amp;&quot; &quot;&amp;RIGHT(DEC2HEX([.A1393]; 4);2)&amp;&quot; &quot;&amp;(RIGHT(DEC2HEX(HEX2DEC(&quot;05&quot;)+HEX2DEC(&quot;A2&quot;)+HEX2DEC(DEC2HEX([.A1393]; 4));4); 2))&amp;&quot; 16&quot;)" office:value-type="string" office:string-value="FE FE 05 A2 05 70 17 16" calcext:value-type="string">
            <text:p>FE FE 05 A2 05 70 17 1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(&quot;FE FE 05 A2 &quot;&amp;LEFT(DEC2HEX([.A1394]; 4);2)&amp;&quot; &quot;&amp;RIGHT(DEC2HEX([.A1394]; 4);2)&amp;&quot; &quot;&amp;(RIGHT(DEC2HEX(HEX2DEC(&quot;05&quot;)+HEX2DEC(&quot;A2&quot;)+HEX2DEC(DEC2HEX([.A1394]; 4));4); 2))&amp;&quot; 16&quot;)" office:value-type="string" office:string-value="FE FE 05 A2 05 71 18 16" calcext:value-type="string">
            <text:p>FE FE 05 A2 05 71 18 1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(&quot;FE FE 05 A2 &quot;&amp;LEFT(DEC2HEX([.A1395]; 4);2)&amp;&quot; &quot;&amp;RIGHT(DEC2HEX([.A1395]; 4);2)&amp;&quot; &quot;&amp;(RIGHT(DEC2HEX(HEX2DEC(&quot;05&quot;)+HEX2DEC(&quot;A2&quot;)+HEX2DEC(DEC2HEX([.A1395]; 4));4); 2))&amp;&quot; 16&quot;)" office:value-type="string" office:string-value="FE FE 05 A2 05 72 19 16" calcext:value-type="string">
            <text:p>FE FE 05 A2 05 72 19 1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(&quot;FE FE 05 A2 &quot;&amp;LEFT(DEC2HEX([.A1396]; 4);2)&amp;&quot; &quot;&amp;RIGHT(DEC2HEX([.A1396]; 4);2)&amp;&quot; &quot;&amp;(RIGHT(DEC2HEX(HEX2DEC(&quot;05&quot;)+HEX2DEC(&quot;A2&quot;)+HEX2DEC(DEC2HEX([.A1396]; 4));4); 2))&amp;&quot; 16&quot;)" office:value-type="string" office:string-value="FE FE 05 A2 05 73 1A 16" calcext:value-type="string">
            <text:p>FE FE 05 A2 05 73 1A 1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(&quot;FE FE 05 A2 &quot;&amp;LEFT(DEC2HEX([.A1397]; 4);2)&amp;&quot; &quot;&amp;RIGHT(DEC2HEX([.A1397]; 4);2)&amp;&quot; &quot;&amp;(RIGHT(DEC2HEX(HEX2DEC(&quot;05&quot;)+HEX2DEC(&quot;A2&quot;)+HEX2DEC(DEC2HEX([.A1397]; 4));4); 2))&amp;&quot; 16&quot;)" office:value-type="string" office:string-value="FE FE 05 A2 05 74 1B 16" calcext:value-type="string">
            <text:p>FE FE 05 A2 05 74 1B 1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(&quot;FE FE 05 A2 &quot;&amp;LEFT(DEC2HEX([.A1398]; 4);2)&amp;&quot; &quot;&amp;RIGHT(DEC2HEX([.A1398]; 4);2)&amp;&quot; &quot;&amp;(RIGHT(DEC2HEX(HEX2DEC(&quot;05&quot;)+HEX2DEC(&quot;A2&quot;)+HEX2DEC(DEC2HEX([.A1398]; 4));4); 2))&amp;&quot; 16&quot;)" office:value-type="string" office:string-value="FE FE 05 A2 05 75 1C 16" calcext:value-type="string">
            <text:p>FE FE 05 A2 05 75 1C 1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(&quot;FE FE 05 A2 &quot;&amp;LEFT(DEC2HEX([.A1399]; 4);2)&amp;&quot; &quot;&amp;RIGHT(DEC2HEX([.A1399]; 4);2)&amp;&quot; &quot;&amp;(RIGHT(DEC2HEX(HEX2DEC(&quot;05&quot;)+HEX2DEC(&quot;A2&quot;)+HEX2DEC(DEC2HEX([.A1399]; 4));4); 2))&amp;&quot; 16&quot;)" office:value-type="string" office:string-value="FE FE 05 A2 05 76 1D 16" calcext:value-type="string">
            <text:p>FE FE 05 A2 05 76 1D 1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(&quot;FE FE 05 A2 &quot;&amp;LEFT(DEC2HEX([.A1400]; 4);2)&amp;&quot; &quot;&amp;RIGHT(DEC2HEX([.A1400]; 4);2)&amp;&quot; &quot;&amp;(RIGHT(DEC2HEX(HEX2DEC(&quot;05&quot;)+HEX2DEC(&quot;A2&quot;)+HEX2DEC(DEC2HEX([.A1400]; 4));4); 2))&amp;&quot; 16&quot;)" office:value-type="string" office:string-value="FE FE 05 A2 05 77 1E 16" calcext:value-type="string">
            <text:p>FE FE 05 A2 05 77 1E 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&quot;FE FE 05 A2 &quot;&amp;LEFT(DEC2HEX([.A1401]; 4);2)&amp;&quot; &quot;&amp;RIGHT(DEC2HEX([.A1401]; 4);2)&amp;&quot; &quot;&amp;(RIGHT(DEC2HEX(HEX2DEC(&quot;05&quot;)+HEX2DEC(&quot;A2&quot;)+HEX2DEC(DEC2HEX([.A1401]; 4));4); 2))&amp;&quot; 16&quot;)" office:value-type="string" office:string-value="FE FE 05 A2 05 78 1F 16" calcext:value-type="string">
            <text:p>FE FE 05 A2 05 78 1F 1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(&quot;FE FE 05 A2 &quot;&amp;LEFT(DEC2HEX([.A1402]; 4);2)&amp;&quot; &quot;&amp;RIGHT(DEC2HEX([.A1402]; 4);2)&amp;&quot; &quot;&amp;(RIGHT(DEC2HEX(HEX2DEC(&quot;05&quot;)+HEX2DEC(&quot;A2&quot;)+HEX2DEC(DEC2HEX([.A1402]; 4));4); 2))&amp;&quot; 16&quot;)" office:value-type="string" office:string-value="FE FE 05 A2 05 79 20 16" calcext:value-type="string">
            <text:p>FE FE 05 A2 05 79 20 1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(&quot;FE FE 05 A2 &quot;&amp;LEFT(DEC2HEX([.A1403]; 4);2)&amp;&quot; &quot;&amp;RIGHT(DEC2HEX([.A1403]; 4);2)&amp;&quot; &quot;&amp;(RIGHT(DEC2HEX(HEX2DEC(&quot;05&quot;)+HEX2DEC(&quot;A2&quot;)+HEX2DEC(DEC2HEX([.A1403]; 4));4); 2))&amp;&quot; 16&quot;)" office:value-type="string" office:string-value="FE FE 05 A2 05 7A 21 16" calcext:value-type="string">
            <text:p>FE FE 05 A2 05 7A 21 1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(&quot;FE FE 05 A2 &quot;&amp;LEFT(DEC2HEX([.A1404]; 4);2)&amp;&quot; &quot;&amp;RIGHT(DEC2HEX([.A1404]; 4);2)&amp;&quot; &quot;&amp;(RIGHT(DEC2HEX(HEX2DEC(&quot;05&quot;)+HEX2DEC(&quot;A2&quot;)+HEX2DEC(DEC2HEX([.A1404]; 4));4); 2))&amp;&quot; 16&quot;)" office:value-type="string" office:string-value="FE FE 05 A2 05 7B 22 16" calcext:value-type="string">
            <text:p>FE FE 05 A2 05 7B 22 1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(&quot;FE FE 05 A2 &quot;&amp;LEFT(DEC2HEX([.A1405]; 4);2)&amp;&quot; &quot;&amp;RIGHT(DEC2HEX([.A1405]; 4);2)&amp;&quot; &quot;&amp;(RIGHT(DEC2HEX(HEX2DEC(&quot;05&quot;)+HEX2DEC(&quot;A2&quot;)+HEX2DEC(DEC2HEX([.A1405]; 4));4); 2))&amp;&quot; 16&quot;)" office:value-type="string" office:string-value="FE FE 05 A2 05 7C 23 16" calcext:value-type="string">
            <text:p>FE FE 05 A2 05 7C 23 1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(&quot;FE FE 05 A2 &quot;&amp;LEFT(DEC2HEX([.A1406]; 4);2)&amp;&quot; &quot;&amp;RIGHT(DEC2HEX([.A1406]; 4);2)&amp;&quot; &quot;&amp;(RIGHT(DEC2HEX(HEX2DEC(&quot;05&quot;)+HEX2DEC(&quot;A2&quot;)+HEX2DEC(DEC2HEX([.A1406]; 4));4); 2))&amp;&quot; 16&quot;)" office:value-type="string" office:string-value="FE FE 05 A2 05 7D 24 16" calcext:value-type="string">
            <text:p>FE FE 05 A2 05 7D 24 1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(&quot;FE FE 05 A2 &quot;&amp;LEFT(DEC2HEX([.A1407]; 4);2)&amp;&quot; &quot;&amp;RIGHT(DEC2HEX([.A1407]; 4);2)&amp;&quot; &quot;&amp;(RIGHT(DEC2HEX(HEX2DEC(&quot;05&quot;)+HEX2DEC(&quot;A2&quot;)+HEX2DEC(DEC2HEX([.A1407]; 4));4); 2))&amp;&quot; 16&quot;)" office:value-type="string" office:string-value="FE FE 05 A2 05 7E 25 16" calcext:value-type="string">
            <text:p>FE FE 05 A2 05 7E 25 1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(&quot;FE FE 05 A2 &quot;&amp;LEFT(DEC2HEX([.A1408]; 4);2)&amp;&quot; &quot;&amp;RIGHT(DEC2HEX([.A1408]; 4);2)&amp;&quot; &quot;&amp;(RIGHT(DEC2HEX(HEX2DEC(&quot;05&quot;)+HEX2DEC(&quot;A2&quot;)+HEX2DEC(DEC2HEX([.A1408]; 4));4); 2))&amp;&quot; 16&quot;)" office:value-type="string" office:string-value="FE FE 05 A2 05 7F 26 16" calcext:value-type="string">
            <text:p>FE FE 05 A2 05 7F 26 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(&quot;FE FE 05 A2 &quot;&amp;LEFT(DEC2HEX([.A1409]; 4);2)&amp;&quot; &quot;&amp;RIGHT(DEC2HEX([.A1409]; 4);2)&amp;&quot; &quot;&amp;(RIGHT(DEC2HEX(HEX2DEC(&quot;05&quot;)+HEX2DEC(&quot;A2&quot;)+HEX2DEC(DEC2HEX([.A1409]; 4));4); 2))&amp;&quot; 16&quot;)" office:value-type="string" office:string-value="FE FE 05 A2 05 80 27 16" calcext:value-type="string">
            <text:p>FE FE 05 A2 05 80 27 1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(&quot;FE FE 05 A2 &quot;&amp;LEFT(DEC2HEX([.A1410]; 4);2)&amp;&quot; &quot;&amp;RIGHT(DEC2HEX([.A1410]; 4);2)&amp;&quot; &quot;&amp;(RIGHT(DEC2HEX(HEX2DEC(&quot;05&quot;)+HEX2DEC(&quot;A2&quot;)+HEX2DEC(DEC2HEX([.A1410]; 4));4); 2))&amp;&quot; 16&quot;)" office:value-type="string" office:string-value="FE FE 05 A2 05 81 28 16" calcext:value-type="string">
            <text:p>FE FE 05 A2 05 81 28 1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(&quot;FE FE 05 A2 &quot;&amp;LEFT(DEC2HEX([.A1411]; 4);2)&amp;&quot; &quot;&amp;RIGHT(DEC2HEX([.A1411]; 4);2)&amp;&quot; &quot;&amp;(RIGHT(DEC2HEX(HEX2DEC(&quot;05&quot;)+HEX2DEC(&quot;A2&quot;)+HEX2DEC(DEC2HEX([.A1411]; 4));4); 2))&amp;&quot; 16&quot;)" office:value-type="string" office:string-value="FE FE 05 A2 05 82 29 16" calcext:value-type="string">
            <text:p>FE FE 05 A2 05 82 29 1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(&quot;FE FE 05 A2 &quot;&amp;LEFT(DEC2HEX([.A1412]; 4);2)&amp;&quot; &quot;&amp;RIGHT(DEC2HEX([.A1412]; 4);2)&amp;&quot; &quot;&amp;(RIGHT(DEC2HEX(HEX2DEC(&quot;05&quot;)+HEX2DEC(&quot;A2&quot;)+HEX2DEC(DEC2HEX([.A1412]; 4));4); 2))&amp;&quot; 16&quot;)" office:value-type="string" office:string-value="FE FE 05 A2 05 83 2A 16" calcext:value-type="string">
            <text:p>FE FE 05 A2 05 83 2A 1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(&quot;FE FE 05 A2 &quot;&amp;LEFT(DEC2HEX([.A1413]; 4);2)&amp;&quot; &quot;&amp;RIGHT(DEC2HEX([.A1413]; 4);2)&amp;&quot; &quot;&amp;(RIGHT(DEC2HEX(HEX2DEC(&quot;05&quot;)+HEX2DEC(&quot;A2&quot;)+HEX2DEC(DEC2HEX([.A1413]; 4));4); 2))&amp;&quot; 16&quot;)" office:value-type="string" office:string-value="FE FE 05 A2 05 84 2B 16" calcext:value-type="string">
            <text:p>FE FE 05 A2 05 84 2B 1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(&quot;FE FE 05 A2 &quot;&amp;LEFT(DEC2HEX([.A1414]; 4);2)&amp;&quot; &quot;&amp;RIGHT(DEC2HEX([.A1414]; 4);2)&amp;&quot; &quot;&amp;(RIGHT(DEC2HEX(HEX2DEC(&quot;05&quot;)+HEX2DEC(&quot;A2&quot;)+HEX2DEC(DEC2HEX([.A1414]; 4));4); 2))&amp;&quot; 16&quot;)" office:value-type="string" office:string-value="FE FE 05 A2 05 85 2C 16" calcext:value-type="string">
            <text:p>FE FE 05 A2 05 85 2C 1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(&quot;FE FE 05 A2 &quot;&amp;LEFT(DEC2HEX([.A1415]; 4);2)&amp;&quot; &quot;&amp;RIGHT(DEC2HEX([.A1415]; 4);2)&amp;&quot; &quot;&amp;(RIGHT(DEC2HEX(HEX2DEC(&quot;05&quot;)+HEX2DEC(&quot;A2&quot;)+HEX2DEC(DEC2HEX([.A1415]; 4));4); 2))&amp;&quot; 16&quot;)" office:value-type="string" office:string-value="FE FE 05 A2 05 86 2D 16" calcext:value-type="string">
            <text:p>FE FE 05 A2 05 86 2D 1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(&quot;FE FE 05 A2 &quot;&amp;LEFT(DEC2HEX([.A1416]; 4);2)&amp;&quot; &quot;&amp;RIGHT(DEC2HEX([.A1416]; 4);2)&amp;&quot; &quot;&amp;(RIGHT(DEC2HEX(HEX2DEC(&quot;05&quot;)+HEX2DEC(&quot;A2&quot;)+HEX2DEC(DEC2HEX([.A1416]; 4));4); 2))&amp;&quot; 16&quot;)" office:value-type="string" office:string-value="FE FE 05 A2 05 87 2E 16" calcext:value-type="string">
            <text:p>FE FE 05 A2 05 87 2E 1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(&quot;FE FE 05 A2 &quot;&amp;LEFT(DEC2HEX([.A1417]; 4);2)&amp;&quot; &quot;&amp;RIGHT(DEC2HEX([.A1417]; 4);2)&amp;&quot; &quot;&amp;(RIGHT(DEC2HEX(HEX2DEC(&quot;05&quot;)+HEX2DEC(&quot;A2&quot;)+HEX2DEC(DEC2HEX([.A1417]; 4));4); 2))&amp;&quot; 16&quot;)" office:value-type="string" office:string-value="FE FE 05 A2 05 88 2F 16" calcext:value-type="string">
            <text:p>FE FE 05 A2 05 88 2F 1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(&quot;FE FE 05 A2 &quot;&amp;LEFT(DEC2HEX([.A1418]; 4);2)&amp;&quot; &quot;&amp;RIGHT(DEC2HEX([.A1418]; 4);2)&amp;&quot; &quot;&amp;(RIGHT(DEC2HEX(HEX2DEC(&quot;05&quot;)+HEX2DEC(&quot;A2&quot;)+HEX2DEC(DEC2HEX([.A1418]; 4));4); 2))&amp;&quot; 16&quot;)" office:value-type="string" office:string-value="FE FE 05 A2 05 89 30 16" calcext:value-type="string">
            <text:p>FE FE 05 A2 05 89 30 1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(&quot;FE FE 05 A2 &quot;&amp;LEFT(DEC2HEX([.A1419]; 4);2)&amp;&quot; &quot;&amp;RIGHT(DEC2HEX([.A1419]; 4);2)&amp;&quot; &quot;&amp;(RIGHT(DEC2HEX(HEX2DEC(&quot;05&quot;)+HEX2DEC(&quot;A2&quot;)+HEX2DEC(DEC2HEX([.A1419]; 4));4); 2))&amp;&quot; 16&quot;)" office:value-type="string" office:string-value="FE FE 05 A2 05 8A 31 16" calcext:value-type="string">
            <text:p>FE FE 05 A2 05 8A 31 1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(&quot;FE FE 05 A2 &quot;&amp;LEFT(DEC2HEX([.A1420]; 4);2)&amp;&quot; &quot;&amp;RIGHT(DEC2HEX([.A1420]; 4);2)&amp;&quot; &quot;&amp;(RIGHT(DEC2HEX(HEX2DEC(&quot;05&quot;)+HEX2DEC(&quot;A2&quot;)+HEX2DEC(DEC2HEX([.A1420]; 4));4); 2))&amp;&quot; 16&quot;)" office:value-type="string" office:string-value="FE FE 05 A2 05 8B 32 16" calcext:value-type="string">
            <text:p>FE FE 05 A2 05 8B 32 1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(&quot;FE FE 05 A2 &quot;&amp;LEFT(DEC2HEX([.A1421]; 4);2)&amp;&quot; &quot;&amp;RIGHT(DEC2HEX([.A1421]; 4);2)&amp;&quot; &quot;&amp;(RIGHT(DEC2HEX(HEX2DEC(&quot;05&quot;)+HEX2DEC(&quot;A2&quot;)+HEX2DEC(DEC2HEX([.A1421]; 4));4); 2))&amp;&quot; 16&quot;)" office:value-type="string" office:string-value="FE FE 05 A2 05 8C 33 16" calcext:value-type="string">
            <text:p>FE FE 05 A2 05 8C 33 1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(&quot;FE FE 05 A2 &quot;&amp;LEFT(DEC2HEX([.A1422]; 4);2)&amp;&quot; &quot;&amp;RIGHT(DEC2HEX([.A1422]; 4);2)&amp;&quot; &quot;&amp;(RIGHT(DEC2HEX(HEX2DEC(&quot;05&quot;)+HEX2DEC(&quot;A2&quot;)+HEX2DEC(DEC2HEX([.A1422]; 4));4); 2))&amp;&quot; 16&quot;)" office:value-type="string" office:string-value="FE FE 05 A2 05 8D 34 16" calcext:value-type="string">
            <text:p>FE FE 05 A2 05 8D 34 1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(&quot;FE FE 05 A2 &quot;&amp;LEFT(DEC2HEX([.A1423]; 4);2)&amp;&quot; &quot;&amp;RIGHT(DEC2HEX([.A1423]; 4);2)&amp;&quot; &quot;&amp;(RIGHT(DEC2HEX(HEX2DEC(&quot;05&quot;)+HEX2DEC(&quot;A2&quot;)+HEX2DEC(DEC2HEX([.A1423]; 4));4); 2))&amp;&quot; 16&quot;)" office:value-type="string" office:string-value="FE FE 05 A2 05 8E 35 16" calcext:value-type="string">
            <text:p>FE FE 05 A2 05 8E 35 1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(&quot;FE FE 05 A2 &quot;&amp;LEFT(DEC2HEX([.A1424]; 4);2)&amp;&quot; &quot;&amp;RIGHT(DEC2HEX([.A1424]; 4);2)&amp;&quot; &quot;&amp;(RIGHT(DEC2HEX(HEX2DEC(&quot;05&quot;)+HEX2DEC(&quot;A2&quot;)+HEX2DEC(DEC2HEX([.A1424]; 4));4); 2))&amp;&quot; 16&quot;)" office:value-type="string" office:string-value="FE FE 05 A2 05 8F 36 16" calcext:value-type="string">
            <text:p>FE FE 05 A2 05 8F 36 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(&quot;FE FE 05 A2 &quot;&amp;LEFT(DEC2HEX([.A1425]; 4);2)&amp;&quot; &quot;&amp;RIGHT(DEC2HEX([.A1425]; 4);2)&amp;&quot; &quot;&amp;(RIGHT(DEC2HEX(HEX2DEC(&quot;05&quot;)+HEX2DEC(&quot;A2&quot;)+HEX2DEC(DEC2HEX([.A1425]; 4));4); 2))&amp;&quot; 16&quot;)" office:value-type="string" office:string-value="FE FE 05 A2 05 90 37 16" calcext:value-type="string">
            <text:p>FE FE 05 A2 05 90 37 1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(&quot;FE FE 05 A2 &quot;&amp;LEFT(DEC2HEX([.A1426]; 4);2)&amp;&quot; &quot;&amp;RIGHT(DEC2HEX([.A1426]; 4);2)&amp;&quot; &quot;&amp;(RIGHT(DEC2HEX(HEX2DEC(&quot;05&quot;)+HEX2DEC(&quot;A2&quot;)+HEX2DEC(DEC2HEX([.A1426]; 4));4); 2))&amp;&quot; 16&quot;)" office:value-type="string" office:string-value="FE FE 05 A2 05 91 38 16" calcext:value-type="string">
            <text:p>FE FE 05 A2 05 91 38 1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(&quot;FE FE 05 A2 &quot;&amp;LEFT(DEC2HEX([.A1427]; 4);2)&amp;&quot; &quot;&amp;RIGHT(DEC2HEX([.A1427]; 4);2)&amp;&quot; &quot;&amp;(RIGHT(DEC2HEX(HEX2DEC(&quot;05&quot;)+HEX2DEC(&quot;A2&quot;)+HEX2DEC(DEC2HEX([.A1427]; 4));4); 2))&amp;&quot; 16&quot;)" office:value-type="string" office:string-value="FE FE 05 A2 05 92 39 16" calcext:value-type="string">
            <text:p>FE FE 05 A2 05 92 39 1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(&quot;FE FE 05 A2 &quot;&amp;LEFT(DEC2HEX([.A1428]; 4);2)&amp;&quot; &quot;&amp;RIGHT(DEC2HEX([.A1428]; 4);2)&amp;&quot; &quot;&amp;(RIGHT(DEC2HEX(HEX2DEC(&quot;05&quot;)+HEX2DEC(&quot;A2&quot;)+HEX2DEC(DEC2HEX([.A1428]; 4));4); 2))&amp;&quot; 16&quot;)" office:value-type="string" office:string-value="FE FE 05 A2 05 93 3A 16" calcext:value-type="string">
            <text:p>FE FE 05 A2 05 93 3A 1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(&quot;FE FE 05 A2 &quot;&amp;LEFT(DEC2HEX([.A1429]; 4);2)&amp;&quot; &quot;&amp;RIGHT(DEC2HEX([.A1429]; 4);2)&amp;&quot; &quot;&amp;(RIGHT(DEC2HEX(HEX2DEC(&quot;05&quot;)+HEX2DEC(&quot;A2&quot;)+HEX2DEC(DEC2HEX([.A1429]; 4));4); 2))&amp;&quot; 16&quot;)" office:value-type="string" office:string-value="FE FE 05 A2 05 94 3B 16" calcext:value-type="string">
            <text:p>FE FE 05 A2 05 94 3B 1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(&quot;FE FE 05 A2 &quot;&amp;LEFT(DEC2HEX([.A1430]; 4);2)&amp;&quot; &quot;&amp;RIGHT(DEC2HEX([.A1430]; 4);2)&amp;&quot; &quot;&amp;(RIGHT(DEC2HEX(HEX2DEC(&quot;05&quot;)+HEX2DEC(&quot;A2&quot;)+HEX2DEC(DEC2HEX([.A1430]; 4));4); 2))&amp;&quot; 16&quot;)" office:value-type="string" office:string-value="FE FE 05 A2 05 95 3C 16" calcext:value-type="string">
            <text:p>FE FE 05 A2 05 95 3C 1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(&quot;FE FE 05 A2 &quot;&amp;LEFT(DEC2HEX([.A1431]; 4);2)&amp;&quot; &quot;&amp;RIGHT(DEC2HEX([.A1431]; 4);2)&amp;&quot; &quot;&amp;(RIGHT(DEC2HEX(HEX2DEC(&quot;05&quot;)+HEX2DEC(&quot;A2&quot;)+HEX2DEC(DEC2HEX([.A1431]; 4));4); 2))&amp;&quot; 16&quot;)" office:value-type="string" office:string-value="FE FE 05 A2 05 96 3D 16" calcext:value-type="string">
            <text:p>FE FE 05 A2 05 96 3D 1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(&quot;FE FE 05 A2 &quot;&amp;LEFT(DEC2HEX([.A1432]; 4);2)&amp;&quot; &quot;&amp;RIGHT(DEC2HEX([.A1432]; 4);2)&amp;&quot; &quot;&amp;(RIGHT(DEC2HEX(HEX2DEC(&quot;05&quot;)+HEX2DEC(&quot;A2&quot;)+HEX2DEC(DEC2HEX([.A1432]; 4));4); 2))&amp;&quot; 16&quot;)" office:value-type="string" office:string-value="FE FE 05 A2 05 97 3E 16" calcext:value-type="string">
            <text:p>FE FE 05 A2 05 97 3E 1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(&quot;FE FE 05 A2 &quot;&amp;LEFT(DEC2HEX([.A1433]; 4);2)&amp;&quot; &quot;&amp;RIGHT(DEC2HEX([.A1433]; 4);2)&amp;&quot; &quot;&amp;(RIGHT(DEC2HEX(HEX2DEC(&quot;05&quot;)+HEX2DEC(&quot;A2&quot;)+HEX2DEC(DEC2HEX([.A1433]; 4));4); 2))&amp;&quot; 16&quot;)" office:value-type="string" office:string-value="FE FE 05 A2 05 98 3F 16" calcext:value-type="string">
            <text:p>FE FE 05 A2 05 98 3F 1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(&quot;FE FE 05 A2 &quot;&amp;LEFT(DEC2HEX([.A1434]; 4);2)&amp;&quot; &quot;&amp;RIGHT(DEC2HEX([.A1434]; 4);2)&amp;&quot; &quot;&amp;(RIGHT(DEC2HEX(HEX2DEC(&quot;05&quot;)+HEX2DEC(&quot;A2&quot;)+HEX2DEC(DEC2HEX([.A1434]; 4));4); 2))&amp;&quot; 16&quot;)" office:value-type="string" office:string-value="FE FE 05 A2 05 99 40 16" calcext:value-type="string">
            <text:p>FE FE 05 A2 05 99 40 1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(&quot;FE FE 05 A2 &quot;&amp;LEFT(DEC2HEX([.A1435]; 4);2)&amp;&quot; &quot;&amp;RIGHT(DEC2HEX([.A1435]; 4);2)&amp;&quot; &quot;&amp;(RIGHT(DEC2HEX(HEX2DEC(&quot;05&quot;)+HEX2DEC(&quot;A2&quot;)+HEX2DEC(DEC2HEX([.A1435]; 4));4); 2))&amp;&quot; 16&quot;)" office:value-type="string" office:string-value="FE FE 05 A2 05 9A 41 16" calcext:value-type="string">
            <text:p>FE FE 05 A2 05 9A 41 1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(&quot;FE FE 05 A2 &quot;&amp;LEFT(DEC2HEX([.A1436]; 4);2)&amp;&quot; &quot;&amp;RIGHT(DEC2HEX([.A1436]; 4);2)&amp;&quot; &quot;&amp;(RIGHT(DEC2HEX(HEX2DEC(&quot;05&quot;)+HEX2DEC(&quot;A2&quot;)+HEX2DEC(DEC2HEX([.A1436]; 4));4); 2))&amp;&quot; 16&quot;)" office:value-type="string" office:string-value="FE FE 05 A2 05 9B 42 16" calcext:value-type="string">
            <text:p>FE FE 05 A2 05 9B 42 1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(&quot;FE FE 05 A2 &quot;&amp;LEFT(DEC2HEX([.A1437]; 4);2)&amp;&quot; &quot;&amp;RIGHT(DEC2HEX([.A1437]; 4);2)&amp;&quot; &quot;&amp;(RIGHT(DEC2HEX(HEX2DEC(&quot;05&quot;)+HEX2DEC(&quot;A2&quot;)+HEX2DEC(DEC2HEX([.A1437]; 4));4); 2))&amp;&quot; 16&quot;)" office:value-type="string" office:string-value="FE FE 05 A2 05 9C 43 16" calcext:value-type="string">
            <text:p>FE FE 05 A2 05 9C 43 1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(&quot;FE FE 05 A2 &quot;&amp;LEFT(DEC2HEX([.A1438]; 4);2)&amp;&quot; &quot;&amp;RIGHT(DEC2HEX([.A1438]; 4);2)&amp;&quot; &quot;&amp;(RIGHT(DEC2HEX(HEX2DEC(&quot;05&quot;)+HEX2DEC(&quot;A2&quot;)+HEX2DEC(DEC2HEX([.A1438]; 4));4); 2))&amp;&quot; 16&quot;)" office:value-type="string" office:string-value="FE FE 05 A2 05 9D 44 16" calcext:value-type="string">
            <text:p>FE FE 05 A2 05 9D 44 1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(&quot;FE FE 05 A2 &quot;&amp;LEFT(DEC2HEX([.A1439]; 4);2)&amp;&quot; &quot;&amp;RIGHT(DEC2HEX([.A1439]; 4);2)&amp;&quot; &quot;&amp;(RIGHT(DEC2HEX(HEX2DEC(&quot;05&quot;)+HEX2DEC(&quot;A2&quot;)+HEX2DEC(DEC2HEX([.A1439]; 4));4); 2))&amp;&quot; 16&quot;)" office:value-type="string" office:string-value="FE FE 05 A2 05 9E 45 16" calcext:value-type="string">
            <text:p>FE FE 05 A2 05 9E 45 1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(&quot;FE FE 05 A2 &quot;&amp;LEFT(DEC2HEX([.A1440]; 4);2)&amp;&quot; &quot;&amp;RIGHT(DEC2HEX([.A1440]; 4);2)&amp;&quot; &quot;&amp;(RIGHT(DEC2HEX(HEX2DEC(&quot;05&quot;)+HEX2DEC(&quot;A2&quot;)+HEX2DEC(DEC2HEX([.A1440]; 4));4); 2))&amp;&quot; 16&quot;)" office:value-type="string" office:string-value="FE FE 05 A2 05 9F 46 16" calcext:value-type="string">
            <text:p>FE FE 05 A2 05 9F 46 1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&quot;FE FE 05 A2 &quot;&amp;LEFT(DEC2HEX([.A1441]; 4);2)&amp;&quot; &quot;&amp;RIGHT(DEC2HEX([.A1441]; 4);2)&amp;&quot; &quot;&amp;(RIGHT(DEC2HEX(HEX2DEC(&quot;05&quot;)+HEX2DEC(&quot;A2&quot;)+HEX2DEC(DEC2HEX([.A1441]; 4));4); 2))&amp;&quot; 16&quot;)" office:value-type="string" office:string-value="FE FE 05 A2 05 A0 47 16" calcext:value-type="string">
            <text:p>FE FE 05 A2 05 A0 47 1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(&quot;FE FE 05 A2 &quot;&amp;LEFT(DEC2HEX([.A1442]; 4);2)&amp;&quot; &quot;&amp;RIGHT(DEC2HEX([.A1442]; 4);2)&amp;&quot; &quot;&amp;(RIGHT(DEC2HEX(HEX2DEC(&quot;05&quot;)+HEX2DEC(&quot;A2&quot;)+HEX2DEC(DEC2HEX([.A1442]; 4));4); 2))&amp;&quot; 16&quot;)" office:value-type="string" office:string-value="FE FE 05 A2 05 A1 48 16" calcext:value-type="string">
            <text:p>FE FE 05 A2 05 A1 48 1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(&quot;FE FE 05 A2 &quot;&amp;LEFT(DEC2HEX([.A1443]; 4);2)&amp;&quot; &quot;&amp;RIGHT(DEC2HEX([.A1443]; 4);2)&amp;&quot; &quot;&amp;(RIGHT(DEC2HEX(HEX2DEC(&quot;05&quot;)+HEX2DEC(&quot;A2&quot;)+HEX2DEC(DEC2HEX([.A1443]; 4));4); 2))&amp;&quot; 16&quot;)" office:value-type="string" office:string-value="FE FE 05 A2 05 A2 49 16" calcext:value-type="string">
            <text:p>FE FE 05 A2 05 A2 49 1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(&quot;FE FE 05 A2 &quot;&amp;LEFT(DEC2HEX([.A1444]; 4);2)&amp;&quot; &quot;&amp;RIGHT(DEC2HEX([.A1444]; 4);2)&amp;&quot; &quot;&amp;(RIGHT(DEC2HEX(HEX2DEC(&quot;05&quot;)+HEX2DEC(&quot;A2&quot;)+HEX2DEC(DEC2HEX([.A1444]; 4));4); 2))&amp;&quot; 16&quot;)" office:value-type="string" office:string-value="FE FE 05 A2 05 A3 4A 16" calcext:value-type="string">
            <text:p>FE FE 05 A2 05 A3 4A 1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(&quot;FE FE 05 A2 &quot;&amp;LEFT(DEC2HEX([.A1445]; 4);2)&amp;&quot; &quot;&amp;RIGHT(DEC2HEX([.A1445]; 4);2)&amp;&quot; &quot;&amp;(RIGHT(DEC2HEX(HEX2DEC(&quot;05&quot;)+HEX2DEC(&quot;A2&quot;)+HEX2DEC(DEC2HEX([.A1445]; 4));4); 2))&amp;&quot; 16&quot;)" office:value-type="string" office:string-value="FE FE 05 A2 05 A4 4B 16" calcext:value-type="string">
            <text:p>FE FE 05 A2 05 A4 4B 1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(&quot;FE FE 05 A2 &quot;&amp;LEFT(DEC2HEX([.A1446]; 4);2)&amp;&quot; &quot;&amp;RIGHT(DEC2HEX([.A1446]; 4);2)&amp;&quot; &quot;&amp;(RIGHT(DEC2HEX(HEX2DEC(&quot;05&quot;)+HEX2DEC(&quot;A2&quot;)+HEX2DEC(DEC2HEX([.A1446]; 4));4); 2))&amp;&quot; 16&quot;)" office:value-type="string" office:string-value="FE FE 05 A2 05 A5 4C 16" calcext:value-type="string">
            <text:p>FE FE 05 A2 05 A5 4C 1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(&quot;FE FE 05 A2 &quot;&amp;LEFT(DEC2HEX([.A1447]; 4);2)&amp;&quot; &quot;&amp;RIGHT(DEC2HEX([.A1447]; 4);2)&amp;&quot; &quot;&amp;(RIGHT(DEC2HEX(HEX2DEC(&quot;05&quot;)+HEX2DEC(&quot;A2&quot;)+HEX2DEC(DEC2HEX([.A1447]; 4));4); 2))&amp;&quot; 16&quot;)" office:value-type="string" office:string-value="FE FE 05 A2 05 A6 4D 16" calcext:value-type="string">
            <text:p>FE FE 05 A2 05 A6 4D 1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(&quot;FE FE 05 A2 &quot;&amp;LEFT(DEC2HEX([.A1448]; 4);2)&amp;&quot; &quot;&amp;RIGHT(DEC2HEX([.A1448]; 4);2)&amp;&quot; &quot;&amp;(RIGHT(DEC2HEX(HEX2DEC(&quot;05&quot;)+HEX2DEC(&quot;A2&quot;)+HEX2DEC(DEC2HEX([.A1448]; 4));4); 2))&amp;&quot; 16&quot;)" office:value-type="string" office:string-value="FE FE 05 A2 05 A7 4E 16" calcext:value-type="string">
            <text:p>FE FE 05 A2 05 A7 4E 1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&quot;FE FE 05 A2 &quot;&amp;LEFT(DEC2HEX([.A1449]; 4);2)&amp;&quot; &quot;&amp;RIGHT(DEC2HEX([.A1449]; 4);2)&amp;&quot; &quot;&amp;(RIGHT(DEC2HEX(HEX2DEC(&quot;05&quot;)+HEX2DEC(&quot;A2&quot;)+HEX2DEC(DEC2HEX([.A1449]; 4));4); 2))&amp;&quot; 16&quot;)" office:value-type="string" office:string-value="FE FE 05 A2 05 A8 4F 16" calcext:value-type="string">
            <text:p>FE FE 05 A2 05 A8 4F 1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(&quot;FE FE 05 A2 &quot;&amp;LEFT(DEC2HEX([.A1450]; 4);2)&amp;&quot; &quot;&amp;RIGHT(DEC2HEX([.A1450]; 4);2)&amp;&quot; &quot;&amp;(RIGHT(DEC2HEX(HEX2DEC(&quot;05&quot;)+HEX2DEC(&quot;A2&quot;)+HEX2DEC(DEC2HEX([.A1450]; 4));4); 2))&amp;&quot; 16&quot;)" office:value-type="string" office:string-value="FE FE 05 A2 05 A9 50 16" calcext:value-type="string">
            <text:p>FE FE 05 A2 05 A9 50 1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(&quot;FE FE 05 A2 &quot;&amp;LEFT(DEC2HEX([.A1451]; 4);2)&amp;&quot; &quot;&amp;RIGHT(DEC2HEX([.A1451]; 4);2)&amp;&quot; &quot;&amp;(RIGHT(DEC2HEX(HEX2DEC(&quot;05&quot;)+HEX2DEC(&quot;A2&quot;)+HEX2DEC(DEC2HEX([.A1451]; 4));4); 2))&amp;&quot; 16&quot;)" office:value-type="string" office:string-value="FE FE 05 A2 05 AA 51 16" calcext:value-type="string">
            <text:p>FE FE 05 A2 05 AA 51 1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(&quot;FE FE 05 A2 &quot;&amp;LEFT(DEC2HEX([.A1452]; 4);2)&amp;&quot; &quot;&amp;RIGHT(DEC2HEX([.A1452]; 4);2)&amp;&quot; &quot;&amp;(RIGHT(DEC2HEX(HEX2DEC(&quot;05&quot;)+HEX2DEC(&quot;A2&quot;)+HEX2DEC(DEC2HEX([.A1452]; 4));4); 2))&amp;&quot; 16&quot;)" office:value-type="string" office:string-value="FE FE 05 A2 05 AB 52 16" calcext:value-type="string">
            <text:p>FE FE 05 A2 05 AB 52 1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(&quot;FE FE 05 A2 &quot;&amp;LEFT(DEC2HEX([.A1453]; 4);2)&amp;&quot; &quot;&amp;RIGHT(DEC2HEX([.A1453]; 4);2)&amp;&quot; &quot;&amp;(RIGHT(DEC2HEX(HEX2DEC(&quot;05&quot;)+HEX2DEC(&quot;A2&quot;)+HEX2DEC(DEC2HEX([.A1453]; 4));4); 2))&amp;&quot; 16&quot;)" office:value-type="string" office:string-value="FE FE 05 A2 05 AC 53 16" calcext:value-type="string">
            <text:p>FE FE 05 A2 05 AC 53 1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(&quot;FE FE 05 A2 &quot;&amp;LEFT(DEC2HEX([.A1454]; 4);2)&amp;&quot; &quot;&amp;RIGHT(DEC2HEX([.A1454]; 4);2)&amp;&quot; &quot;&amp;(RIGHT(DEC2HEX(HEX2DEC(&quot;05&quot;)+HEX2DEC(&quot;A2&quot;)+HEX2DEC(DEC2HEX([.A1454]; 4));4); 2))&amp;&quot; 16&quot;)" office:value-type="string" office:string-value="FE FE 05 A2 05 AD 54 16" calcext:value-type="string">
            <text:p>FE FE 05 A2 05 AD 54 1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(&quot;FE FE 05 A2 &quot;&amp;LEFT(DEC2HEX([.A1455]; 4);2)&amp;&quot; &quot;&amp;RIGHT(DEC2HEX([.A1455]; 4);2)&amp;&quot; &quot;&amp;(RIGHT(DEC2HEX(HEX2DEC(&quot;05&quot;)+HEX2DEC(&quot;A2&quot;)+HEX2DEC(DEC2HEX([.A1455]; 4));4); 2))&amp;&quot; 16&quot;)" office:value-type="string" office:string-value="FE FE 05 A2 05 AE 55 16" calcext:value-type="string">
            <text:p>FE FE 05 A2 05 AE 55 1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(&quot;FE FE 05 A2 &quot;&amp;LEFT(DEC2HEX([.A1456]; 4);2)&amp;&quot; &quot;&amp;RIGHT(DEC2HEX([.A1456]; 4);2)&amp;&quot; &quot;&amp;(RIGHT(DEC2HEX(HEX2DEC(&quot;05&quot;)+HEX2DEC(&quot;A2&quot;)+HEX2DEC(DEC2HEX([.A1456]; 4));4); 2))&amp;&quot; 16&quot;)" office:value-type="string" office:string-value="FE FE 05 A2 05 AF 56 16" calcext:value-type="string">
            <text:p>FE FE 05 A2 05 AF 56 1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&quot;FE FE 05 A2 &quot;&amp;LEFT(DEC2HEX([.A1457]; 4);2)&amp;&quot; &quot;&amp;RIGHT(DEC2HEX([.A1457]; 4);2)&amp;&quot; &quot;&amp;(RIGHT(DEC2HEX(HEX2DEC(&quot;05&quot;)+HEX2DEC(&quot;A2&quot;)+HEX2DEC(DEC2HEX([.A1457]; 4));4); 2))&amp;&quot; 16&quot;)" office:value-type="string" office:string-value="FE FE 05 A2 05 B0 57 16" calcext:value-type="string">
            <text:p>FE FE 05 A2 05 B0 57 1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(&quot;FE FE 05 A2 &quot;&amp;LEFT(DEC2HEX([.A1458]; 4);2)&amp;&quot; &quot;&amp;RIGHT(DEC2HEX([.A1458]; 4);2)&amp;&quot; &quot;&amp;(RIGHT(DEC2HEX(HEX2DEC(&quot;05&quot;)+HEX2DEC(&quot;A2&quot;)+HEX2DEC(DEC2HEX([.A1458]; 4));4); 2))&amp;&quot; 16&quot;)" office:value-type="string" office:string-value="FE FE 05 A2 05 B1 58 16" calcext:value-type="string">
            <text:p>FE FE 05 A2 05 B1 58 1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(&quot;FE FE 05 A2 &quot;&amp;LEFT(DEC2HEX([.A1459]; 4);2)&amp;&quot; &quot;&amp;RIGHT(DEC2HEX([.A1459]; 4);2)&amp;&quot; &quot;&amp;(RIGHT(DEC2HEX(HEX2DEC(&quot;05&quot;)+HEX2DEC(&quot;A2&quot;)+HEX2DEC(DEC2HEX([.A1459]; 4));4); 2))&amp;&quot; 16&quot;)" office:value-type="string" office:string-value="FE FE 05 A2 05 B2 59 16" calcext:value-type="string">
            <text:p>FE FE 05 A2 05 B2 59 1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(&quot;FE FE 05 A2 &quot;&amp;LEFT(DEC2HEX([.A1460]; 4);2)&amp;&quot; &quot;&amp;RIGHT(DEC2HEX([.A1460]; 4);2)&amp;&quot; &quot;&amp;(RIGHT(DEC2HEX(HEX2DEC(&quot;05&quot;)+HEX2DEC(&quot;A2&quot;)+HEX2DEC(DEC2HEX([.A1460]; 4));4); 2))&amp;&quot; 16&quot;)" office:value-type="string" office:string-value="FE FE 05 A2 05 B3 5A 16" calcext:value-type="string">
            <text:p>FE FE 05 A2 05 B3 5A 1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&quot;FE FE 05 A2 &quot;&amp;LEFT(DEC2HEX([.A1461]; 4);2)&amp;&quot; &quot;&amp;RIGHT(DEC2HEX([.A1461]; 4);2)&amp;&quot; &quot;&amp;(RIGHT(DEC2HEX(HEX2DEC(&quot;05&quot;)+HEX2DEC(&quot;A2&quot;)+HEX2DEC(DEC2HEX([.A1461]; 4));4); 2))&amp;&quot; 16&quot;)" office:value-type="string" office:string-value="FE FE 05 A2 05 B4 5B 16" calcext:value-type="string">
            <text:p>FE FE 05 A2 05 B4 5B 1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(&quot;FE FE 05 A2 &quot;&amp;LEFT(DEC2HEX([.A1462]; 4);2)&amp;&quot; &quot;&amp;RIGHT(DEC2HEX([.A1462]; 4);2)&amp;&quot; &quot;&amp;(RIGHT(DEC2HEX(HEX2DEC(&quot;05&quot;)+HEX2DEC(&quot;A2&quot;)+HEX2DEC(DEC2HEX([.A1462]; 4));4); 2))&amp;&quot; 16&quot;)" office:value-type="string" office:string-value="FE FE 05 A2 05 B5 5C 16" calcext:value-type="string">
            <text:p>FE FE 05 A2 05 B5 5C 1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(&quot;FE FE 05 A2 &quot;&amp;LEFT(DEC2HEX([.A1463]; 4);2)&amp;&quot; &quot;&amp;RIGHT(DEC2HEX([.A1463]; 4);2)&amp;&quot; &quot;&amp;(RIGHT(DEC2HEX(HEX2DEC(&quot;05&quot;)+HEX2DEC(&quot;A2&quot;)+HEX2DEC(DEC2HEX([.A1463]; 4));4); 2))&amp;&quot; 16&quot;)" office:value-type="string" office:string-value="FE FE 05 A2 05 B6 5D 16" calcext:value-type="string">
            <text:p>FE FE 05 A2 05 B6 5D 1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(&quot;FE FE 05 A2 &quot;&amp;LEFT(DEC2HEX([.A1464]; 4);2)&amp;&quot; &quot;&amp;RIGHT(DEC2HEX([.A1464]; 4);2)&amp;&quot; &quot;&amp;(RIGHT(DEC2HEX(HEX2DEC(&quot;05&quot;)+HEX2DEC(&quot;A2&quot;)+HEX2DEC(DEC2HEX([.A1464]; 4));4); 2))&amp;&quot; 16&quot;)" office:value-type="string" office:string-value="FE FE 05 A2 05 B7 5E 16" calcext:value-type="string">
            <text:p>FE FE 05 A2 05 B7 5E 1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(&quot;FE FE 05 A2 &quot;&amp;LEFT(DEC2HEX([.A1465]; 4);2)&amp;&quot; &quot;&amp;RIGHT(DEC2HEX([.A1465]; 4);2)&amp;&quot; &quot;&amp;(RIGHT(DEC2HEX(HEX2DEC(&quot;05&quot;)+HEX2DEC(&quot;A2&quot;)+HEX2DEC(DEC2HEX([.A1465]; 4));4); 2))&amp;&quot; 16&quot;)" office:value-type="string" office:string-value="FE FE 05 A2 05 B8 5F 16" calcext:value-type="string">
            <text:p>FE FE 05 A2 05 B8 5F 1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(&quot;FE FE 05 A2 &quot;&amp;LEFT(DEC2HEX([.A1466]; 4);2)&amp;&quot; &quot;&amp;RIGHT(DEC2HEX([.A1466]; 4);2)&amp;&quot; &quot;&amp;(RIGHT(DEC2HEX(HEX2DEC(&quot;05&quot;)+HEX2DEC(&quot;A2&quot;)+HEX2DEC(DEC2HEX([.A1466]; 4));4); 2))&amp;&quot; 16&quot;)" office:value-type="string" office:string-value="FE FE 05 A2 05 B9 60 16" calcext:value-type="string">
            <text:p>FE FE 05 A2 05 B9 60 1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(&quot;FE FE 05 A2 &quot;&amp;LEFT(DEC2HEX([.A1467]; 4);2)&amp;&quot; &quot;&amp;RIGHT(DEC2HEX([.A1467]; 4);2)&amp;&quot; &quot;&amp;(RIGHT(DEC2HEX(HEX2DEC(&quot;05&quot;)+HEX2DEC(&quot;A2&quot;)+HEX2DEC(DEC2HEX([.A1467]; 4));4); 2))&amp;&quot; 16&quot;)" office:value-type="string" office:string-value="FE FE 05 A2 05 BA 61 16" calcext:value-type="string">
            <text:p>FE FE 05 A2 05 BA 61 1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(&quot;FE FE 05 A2 &quot;&amp;LEFT(DEC2HEX([.A1468]; 4);2)&amp;&quot; &quot;&amp;RIGHT(DEC2HEX([.A1468]; 4);2)&amp;&quot; &quot;&amp;(RIGHT(DEC2HEX(HEX2DEC(&quot;05&quot;)+HEX2DEC(&quot;A2&quot;)+HEX2DEC(DEC2HEX([.A1468]; 4));4); 2))&amp;&quot; 16&quot;)" office:value-type="string" office:string-value="FE FE 05 A2 05 BB 62 16" calcext:value-type="string">
            <text:p>FE FE 05 A2 05 BB 62 1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(&quot;FE FE 05 A2 &quot;&amp;LEFT(DEC2HEX([.A1469]; 4);2)&amp;&quot; &quot;&amp;RIGHT(DEC2HEX([.A1469]; 4);2)&amp;&quot; &quot;&amp;(RIGHT(DEC2HEX(HEX2DEC(&quot;05&quot;)+HEX2DEC(&quot;A2&quot;)+HEX2DEC(DEC2HEX([.A1469]; 4));4); 2))&amp;&quot; 16&quot;)" office:value-type="string" office:string-value="FE FE 05 A2 05 BC 63 16" calcext:value-type="string">
            <text:p>FE FE 05 A2 05 BC 63 1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(&quot;FE FE 05 A2 &quot;&amp;LEFT(DEC2HEX([.A1470]; 4);2)&amp;&quot; &quot;&amp;RIGHT(DEC2HEX([.A1470]; 4);2)&amp;&quot; &quot;&amp;(RIGHT(DEC2HEX(HEX2DEC(&quot;05&quot;)+HEX2DEC(&quot;A2&quot;)+HEX2DEC(DEC2HEX([.A1470]; 4));4); 2))&amp;&quot; 16&quot;)" office:value-type="string" office:string-value="FE FE 05 A2 05 BD 64 16" calcext:value-type="string">
            <text:p>FE FE 05 A2 05 BD 64 1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(&quot;FE FE 05 A2 &quot;&amp;LEFT(DEC2HEX([.A1471]; 4);2)&amp;&quot; &quot;&amp;RIGHT(DEC2HEX([.A1471]; 4);2)&amp;&quot; &quot;&amp;(RIGHT(DEC2HEX(HEX2DEC(&quot;05&quot;)+HEX2DEC(&quot;A2&quot;)+HEX2DEC(DEC2HEX([.A1471]; 4));4); 2))&amp;&quot; 16&quot;)" office:value-type="string" office:string-value="FE FE 05 A2 05 BE 65 16" calcext:value-type="string">
            <text:p>FE FE 05 A2 05 BE 65 1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(&quot;FE FE 05 A2 &quot;&amp;LEFT(DEC2HEX([.A1472]; 4);2)&amp;&quot; &quot;&amp;RIGHT(DEC2HEX([.A1472]; 4);2)&amp;&quot; &quot;&amp;(RIGHT(DEC2HEX(HEX2DEC(&quot;05&quot;)+HEX2DEC(&quot;A2&quot;)+HEX2DEC(DEC2HEX([.A1472]; 4));4); 2))&amp;&quot; 16&quot;)" office:value-type="string" office:string-value="FE FE 05 A2 05 BF 66 16" calcext:value-type="string">
            <text:p>FE FE 05 A2 05 BF 66 1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(&quot;FE FE 05 A2 &quot;&amp;LEFT(DEC2HEX([.A1473]; 4);2)&amp;&quot; &quot;&amp;RIGHT(DEC2HEX([.A1473]; 4);2)&amp;&quot; &quot;&amp;(RIGHT(DEC2HEX(HEX2DEC(&quot;05&quot;)+HEX2DEC(&quot;A2&quot;)+HEX2DEC(DEC2HEX([.A1473]; 4));4); 2))&amp;&quot; 16&quot;)" office:value-type="string" office:string-value="FE FE 05 A2 05 C0 67 16" calcext:value-type="string">
            <text:p>FE FE 05 A2 05 C0 67 1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(&quot;FE FE 05 A2 &quot;&amp;LEFT(DEC2HEX([.A1474]; 4);2)&amp;&quot; &quot;&amp;RIGHT(DEC2HEX([.A1474]; 4);2)&amp;&quot; &quot;&amp;(RIGHT(DEC2HEX(HEX2DEC(&quot;05&quot;)+HEX2DEC(&quot;A2&quot;)+HEX2DEC(DEC2HEX([.A1474]; 4));4); 2))&amp;&quot; 16&quot;)" office:value-type="string" office:string-value="FE FE 05 A2 05 C1 68 16" calcext:value-type="string">
            <text:p>FE FE 05 A2 05 C1 68 1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(&quot;FE FE 05 A2 &quot;&amp;LEFT(DEC2HEX([.A1475]; 4);2)&amp;&quot; &quot;&amp;RIGHT(DEC2HEX([.A1475]; 4);2)&amp;&quot; &quot;&amp;(RIGHT(DEC2HEX(HEX2DEC(&quot;05&quot;)+HEX2DEC(&quot;A2&quot;)+HEX2DEC(DEC2HEX([.A1475]; 4));4); 2))&amp;&quot; 16&quot;)" office:value-type="string" office:string-value="FE FE 05 A2 05 C2 69 16" calcext:value-type="string">
            <text:p>FE FE 05 A2 05 C2 69 1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(&quot;FE FE 05 A2 &quot;&amp;LEFT(DEC2HEX([.A1476]; 4);2)&amp;&quot; &quot;&amp;RIGHT(DEC2HEX([.A1476]; 4);2)&amp;&quot; &quot;&amp;(RIGHT(DEC2HEX(HEX2DEC(&quot;05&quot;)+HEX2DEC(&quot;A2&quot;)+HEX2DEC(DEC2HEX([.A1476]; 4));4); 2))&amp;&quot; 16&quot;)" office:value-type="string" office:string-value="FE FE 05 A2 05 C3 6A 16" calcext:value-type="string">
            <text:p>FE FE 05 A2 05 C3 6A 1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(&quot;FE FE 05 A2 &quot;&amp;LEFT(DEC2HEX([.A1477]; 4);2)&amp;&quot; &quot;&amp;RIGHT(DEC2HEX([.A1477]; 4);2)&amp;&quot; &quot;&amp;(RIGHT(DEC2HEX(HEX2DEC(&quot;05&quot;)+HEX2DEC(&quot;A2&quot;)+HEX2DEC(DEC2HEX([.A1477]; 4));4); 2))&amp;&quot; 16&quot;)" office:value-type="string" office:string-value="FE FE 05 A2 05 C4 6B 16" calcext:value-type="string">
            <text:p>FE FE 05 A2 05 C4 6B 1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(&quot;FE FE 05 A2 &quot;&amp;LEFT(DEC2HEX([.A1478]; 4);2)&amp;&quot; &quot;&amp;RIGHT(DEC2HEX([.A1478]; 4);2)&amp;&quot; &quot;&amp;(RIGHT(DEC2HEX(HEX2DEC(&quot;05&quot;)+HEX2DEC(&quot;A2&quot;)+HEX2DEC(DEC2HEX([.A1478]; 4));4); 2))&amp;&quot; 16&quot;)" office:value-type="string" office:string-value="FE FE 05 A2 05 C5 6C 16" calcext:value-type="string">
            <text:p>FE FE 05 A2 05 C5 6C 1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(&quot;FE FE 05 A2 &quot;&amp;LEFT(DEC2HEX([.A1479]; 4);2)&amp;&quot; &quot;&amp;RIGHT(DEC2HEX([.A1479]; 4);2)&amp;&quot; &quot;&amp;(RIGHT(DEC2HEX(HEX2DEC(&quot;05&quot;)+HEX2DEC(&quot;A2&quot;)+HEX2DEC(DEC2HEX([.A1479]; 4));4); 2))&amp;&quot; 16&quot;)" office:value-type="string" office:string-value="FE FE 05 A2 05 C6 6D 16" calcext:value-type="string">
            <text:p>FE FE 05 A2 05 C6 6D 1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(&quot;FE FE 05 A2 &quot;&amp;LEFT(DEC2HEX([.A1480]; 4);2)&amp;&quot; &quot;&amp;RIGHT(DEC2HEX([.A1480]; 4);2)&amp;&quot; &quot;&amp;(RIGHT(DEC2HEX(HEX2DEC(&quot;05&quot;)+HEX2DEC(&quot;A2&quot;)+HEX2DEC(DEC2HEX([.A1480]; 4));4); 2))&amp;&quot; 16&quot;)" office:value-type="string" office:string-value="FE FE 05 A2 05 C7 6E 16" calcext:value-type="string">
            <text:p>FE FE 05 A2 05 C7 6E 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(&quot;FE FE 05 A2 &quot;&amp;LEFT(DEC2HEX([.A1481]; 4);2)&amp;&quot; &quot;&amp;RIGHT(DEC2HEX([.A1481]; 4);2)&amp;&quot; &quot;&amp;(RIGHT(DEC2HEX(HEX2DEC(&quot;05&quot;)+HEX2DEC(&quot;A2&quot;)+HEX2DEC(DEC2HEX([.A1481]; 4));4); 2))&amp;&quot; 16&quot;)" office:value-type="string" office:string-value="FE FE 05 A2 05 C8 6F 16" calcext:value-type="string">
            <text:p>FE FE 05 A2 05 C8 6F 1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(&quot;FE FE 05 A2 &quot;&amp;LEFT(DEC2HEX([.A1482]; 4);2)&amp;&quot; &quot;&amp;RIGHT(DEC2HEX([.A1482]; 4);2)&amp;&quot; &quot;&amp;(RIGHT(DEC2HEX(HEX2DEC(&quot;05&quot;)+HEX2DEC(&quot;A2&quot;)+HEX2DEC(DEC2HEX([.A1482]; 4));4); 2))&amp;&quot; 16&quot;)" office:value-type="string" office:string-value="FE FE 05 A2 05 C9 70 16" calcext:value-type="string">
            <text:p>FE FE 05 A2 05 C9 70 1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(&quot;FE FE 05 A2 &quot;&amp;LEFT(DEC2HEX([.A1483]; 4);2)&amp;&quot; &quot;&amp;RIGHT(DEC2HEX([.A1483]; 4);2)&amp;&quot; &quot;&amp;(RIGHT(DEC2HEX(HEX2DEC(&quot;05&quot;)+HEX2DEC(&quot;A2&quot;)+HEX2DEC(DEC2HEX([.A1483]; 4));4); 2))&amp;&quot; 16&quot;)" office:value-type="string" office:string-value="FE FE 05 A2 05 CA 71 16" calcext:value-type="string">
            <text:p>FE FE 05 A2 05 CA 71 1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(&quot;FE FE 05 A2 &quot;&amp;LEFT(DEC2HEX([.A1484]; 4);2)&amp;&quot; &quot;&amp;RIGHT(DEC2HEX([.A1484]; 4);2)&amp;&quot; &quot;&amp;(RIGHT(DEC2HEX(HEX2DEC(&quot;05&quot;)+HEX2DEC(&quot;A2&quot;)+HEX2DEC(DEC2HEX([.A1484]; 4));4); 2))&amp;&quot; 16&quot;)" office:value-type="string" office:string-value="FE FE 05 A2 05 CB 72 16" calcext:value-type="string">
            <text:p>FE FE 05 A2 05 CB 72 1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(&quot;FE FE 05 A2 &quot;&amp;LEFT(DEC2HEX([.A1485]; 4);2)&amp;&quot; &quot;&amp;RIGHT(DEC2HEX([.A1485]; 4);2)&amp;&quot; &quot;&amp;(RIGHT(DEC2HEX(HEX2DEC(&quot;05&quot;)+HEX2DEC(&quot;A2&quot;)+HEX2DEC(DEC2HEX([.A1485]; 4));4); 2))&amp;&quot; 16&quot;)" office:value-type="string" office:string-value="FE FE 05 A2 05 CC 73 16" calcext:value-type="string">
            <text:p>FE FE 05 A2 05 CC 73 1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(&quot;FE FE 05 A2 &quot;&amp;LEFT(DEC2HEX([.A1486]; 4);2)&amp;&quot; &quot;&amp;RIGHT(DEC2HEX([.A1486]; 4);2)&amp;&quot; &quot;&amp;(RIGHT(DEC2HEX(HEX2DEC(&quot;05&quot;)+HEX2DEC(&quot;A2&quot;)+HEX2DEC(DEC2HEX([.A1486]; 4));4); 2))&amp;&quot; 16&quot;)" office:value-type="string" office:string-value="FE FE 05 A2 05 CD 74 16" calcext:value-type="string">
            <text:p>FE FE 05 A2 05 CD 74 1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(&quot;FE FE 05 A2 &quot;&amp;LEFT(DEC2HEX([.A1487]; 4);2)&amp;&quot; &quot;&amp;RIGHT(DEC2HEX([.A1487]; 4);2)&amp;&quot; &quot;&amp;(RIGHT(DEC2HEX(HEX2DEC(&quot;05&quot;)+HEX2DEC(&quot;A2&quot;)+HEX2DEC(DEC2HEX([.A1487]; 4));4); 2))&amp;&quot; 16&quot;)" office:value-type="string" office:string-value="FE FE 05 A2 05 CE 75 16" calcext:value-type="string">
            <text:p>FE FE 05 A2 05 CE 75 1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(&quot;FE FE 05 A2 &quot;&amp;LEFT(DEC2HEX([.A1488]; 4);2)&amp;&quot; &quot;&amp;RIGHT(DEC2HEX([.A1488]; 4);2)&amp;&quot; &quot;&amp;(RIGHT(DEC2HEX(HEX2DEC(&quot;05&quot;)+HEX2DEC(&quot;A2&quot;)+HEX2DEC(DEC2HEX([.A1488]; 4));4); 2))&amp;&quot; 16&quot;)" office:value-type="string" office:string-value="FE FE 05 A2 05 CF 76 16" calcext:value-type="string">
            <text:p>FE FE 05 A2 05 CF 76 1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(&quot;FE FE 05 A2 &quot;&amp;LEFT(DEC2HEX([.A1489]; 4);2)&amp;&quot; &quot;&amp;RIGHT(DEC2HEX([.A1489]; 4);2)&amp;&quot; &quot;&amp;(RIGHT(DEC2HEX(HEX2DEC(&quot;05&quot;)+HEX2DEC(&quot;A2&quot;)+HEX2DEC(DEC2HEX([.A1489]; 4));4); 2))&amp;&quot; 16&quot;)" office:value-type="string" office:string-value="FE FE 05 A2 05 D0 77 16" calcext:value-type="string">
            <text:p>FE FE 05 A2 05 D0 77 1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(&quot;FE FE 05 A2 &quot;&amp;LEFT(DEC2HEX([.A1490]; 4);2)&amp;&quot; &quot;&amp;RIGHT(DEC2HEX([.A1490]; 4);2)&amp;&quot; &quot;&amp;(RIGHT(DEC2HEX(HEX2DEC(&quot;05&quot;)+HEX2DEC(&quot;A2&quot;)+HEX2DEC(DEC2HEX([.A1490]; 4));4); 2))&amp;&quot; 16&quot;)" office:value-type="string" office:string-value="FE FE 05 A2 05 D1 78 16" calcext:value-type="string">
            <text:p>FE FE 05 A2 05 D1 78 1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(&quot;FE FE 05 A2 &quot;&amp;LEFT(DEC2HEX([.A1491]; 4);2)&amp;&quot; &quot;&amp;RIGHT(DEC2HEX([.A1491]; 4);2)&amp;&quot; &quot;&amp;(RIGHT(DEC2HEX(HEX2DEC(&quot;05&quot;)+HEX2DEC(&quot;A2&quot;)+HEX2DEC(DEC2HEX([.A1491]; 4));4); 2))&amp;&quot; 16&quot;)" office:value-type="string" office:string-value="FE FE 05 A2 05 D2 79 16" calcext:value-type="string">
            <text:p>FE FE 05 A2 05 D2 79 1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(&quot;FE FE 05 A2 &quot;&amp;LEFT(DEC2HEX([.A1492]; 4);2)&amp;&quot; &quot;&amp;RIGHT(DEC2HEX([.A1492]; 4);2)&amp;&quot; &quot;&amp;(RIGHT(DEC2HEX(HEX2DEC(&quot;05&quot;)+HEX2DEC(&quot;A2&quot;)+HEX2DEC(DEC2HEX([.A1492]; 4));4); 2))&amp;&quot; 16&quot;)" office:value-type="string" office:string-value="FE FE 05 A2 05 D3 7A 16" calcext:value-type="string">
            <text:p>FE FE 05 A2 05 D3 7A 1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(&quot;FE FE 05 A2 &quot;&amp;LEFT(DEC2HEX([.A1493]; 4);2)&amp;&quot; &quot;&amp;RIGHT(DEC2HEX([.A1493]; 4);2)&amp;&quot; &quot;&amp;(RIGHT(DEC2HEX(HEX2DEC(&quot;05&quot;)+HEX2DEC(&quot;A2&quot;)+HEX2DEC(DEC2HEX([.A1493]; 4));4); 2))&amp;&quot; 16&quot;)" office:value-type="string" office:string-value="FE FE 05 A2 05 D4 7B 16" calcext:value-type="string">
            <text:p>FE FE 05 A2 05 D4 7B 1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(&quot;FE FE 05 A2 &quot;&amp;LEFT(DEC2HEX([.A1494]; 4);2)&amp;&quot; &quot;&amp;RIGHT(DEC2HEX([.A1494]; 4);2)&amp;&quot; &quot;&amp;(RIGHT(DEC2HEX(HEX2DEC(&quot;05&quot;)+HEX2DEC(&quot;A2&quot;)+HEX2DEC(DEC2HEX([.A1494]; 4));4); 2))&amp;&quot; 16&quot;)" office:value-type="string" office:string-value="FE FE 05 A2 05 D5 7C 16" calcext:value-type="string">
            <text:p>FE FE 05 A2 05 D5 7C 1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(&quot;FE FE 05 A2 &quot;&amp;LEFT(DEC2HEX([.A1495]; 4);2)&amp;&quot; &quot;&amp;RIGHT(DEC2HEX([.A1495]; 4);2)&amp;&quot; &quot;&amp;(RIGHT(DEC2HEX(HEX2DEC(&quot;05&quot;)+HEX2DEC(&quot;A2&quot;)+HEX2DEC(DEC2HEX([.A1495]; 4));4); 2))&amp;&quot; 16&quot;)" office:value-type="string" office:string-value="FE FE 05 A2 05 D6 7D 16" calcext:value-type="string">
            <text:p>FE FE 05 A2 05 D6 7D 1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(&quot;FE FE 05 A2 &quot;&amp;LEFT(DEC2HEX([.A1496]; 4);2)&amp;&quot; &quot;&amp;RIGHT(DEC2HEX([.A1496]; 4);2)&amp;&quot; &quot;&amp;(RIGHT(DEC2HEX(HEX2DEC(&quot;05&quot;)+HEX2DEC(&quot;A2&quot;)+HEX2DEC(DEC2HEX([.A1496]; 4));4); 2))&amp;&quot; 16&quot;)" office:value-type="string" office:string-value="FE FE 05 A2 05 D7 7E 16" calcext:value-type="string">
            <text:p>FE FE 05 A2 05 D7 7E 1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(&quot;FE FE 05 A2 &quot;&amp;LEFT(DEC2HEX([.A1497]; 4);2)&amp;&quot; &quot;&amp;RIGHT(DEC2HEX([.A1497]; 4);2)&amp;&quot; &quot;&amp;(RIGHT(DEC2HEX(HEX2DEC(&quot;05&quot;)+HEX2DEC(&quot;A2&quot;)+HEX2DEC(DEC2HEX([.A1497]; 4));4); 2))&amp;&quot; 16&quot;)" office:value-type="string" office:string-value="FE FE 05 A2 05 D8 7F 16" calcext:value-type="string">
            <text:p>FE FE 05 A2 05 D8 7F 1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(&quot;FE FE 05 A2 &quot;&amp;LEFT(DEC2HEX([.A1498]; 4);2)&amp;&quot; &quot;&amp;RIGHT(DEC2HEX([.A1498]; 4);2)&amp;&quot; &quot;&amp;(RIGHT(DEC2HEX(HEX2DEC(&quot;05&quot;)+HEX2DEC(&quot;A2&quot;)+HEX2DEC(DEC2HEX([.A1498]; 4));4); 2))&amp;&quot; 16&quot;)" office:value-type="string" office:string-value="FE FE 05 A2 05 D9 80 16" calcext:value-type="string">
            <text:p>FE FE 05 A2 05 D9 80 1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(&quot;FE FE 05 A2 &quot;&amp;LEFT(DEC2HEX([.A1499]; 4);2)&amp;&quot; &quot;&amp;RIGHT(DEC2HEX([.A1499]; 4);2)&amp;&quot; &quot;&amp;(RIGHT(DEC2HEX(HEX2DEC(&quot;05&quot;)+HEX2DEC(&quot;A2&quot;)+HEX2DEC(DEC2HEX([.A1499]; 4));4); 2))&amp;&quot; 16&quot;)" office:value-type="string" office:string-value="FE FE 05 A2 05 DA 81 16" calcext:value-type="string">
            <text:p>FE FE 05 A2 05 DA 81 1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(&quot;FE FE 05 A2 &quot;&amp;LEFT(DEC2HEX([.A1500]; 4);2)&amp;&quot; &quot;&amp;RIGHT(DEC2HEX([.A1500]; 4);2)&amp;&quot; &quot;&amp;(RIGHT(DEC2HEX(HEX2DEC(&quot;05&quot;)+HEX2DEC(&quot;A2&quot;)+HEX2DEC(DEC2HEX([.A1500]; 4));4); 2))&amp;&quot; 16&quot;)" office:value-type="string" office:string-value="FE FE 05 A2 05 DB 82 16" calcext:value-type="string">
            <text:p>FE FE 05 A2 05 DB 82 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&quot;FE FE 05 A2 &quot;&amp;LEFT(DEC2HEX([.A1501]; 4);2)&amp;&quot; &quot;&amp;RIGHT(DEC2HEX([.A1501]; 4);2)&amp;&quot; &quot;&amp;(RIGHT(DEC2HEX(HEX2DEC(&quot;05&quot;)+HEX2DEC(&quot;A2&quot;)+HEX2DEC(DEC2HEX([.A1501]; 4));4); 2))&amp;&quot; 16&quot;)" office:value-type="string" office:string-value="FE FE 05 A2 05 DC 83 16" calcext:value-type="string">
            <text:p>FE FE 05 A2 05 DC 83 1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(&quot;FE FE 05 A2 &quot;&amp;LEFT(DEC2HEX([.A1502]; 4);2)&amp;&quot; &quot;&amp;RIGHT(DEC2HEX([.A1502]; 4);2)&amp;&quot; &quot;&amp;(RIGHT(DEC2HEX(HEX2DEC(&quot;05&quot;)+HEX2DEC(&quot;A2&quot;)+HEX2DEC(DEC2HEX([.A1502]; 4));4); 2))&amp;&quot; 16&quot;)" office:value-type="string" office:string-value="FE FE 05 A2 05 DD 84 16" calcext:value-type="string">
            <text:p>FE FE 05 A2 05 DD 84 1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(&quot;FE FE 05 A2 &quot;&amp;LEFT(DEC2HEX([.A1503]; 4);2)&amp;&quot; &quot;&amp;RIGHT(DEC2HEX([.A1503]; 4);2)&amp;&quot; &quot;&amp;(RIGHT(DEC2HEX(HEX2DEC(&quot;05&quot;)+HEX2DEC(&quot;A2&quot;)+HEX2DEC(DEC2HEX([.A1503]; 4));4); 2))&amp;&quot; 16&quot;)" office:value-type="string" office:string-value="FE FE 05 A2 05 DE 85 16" calcext:value-type="string">
            <text:p>FE FE 05 A2 05 DE 85 1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(&quot;FE FE 05 A2 &quot;&amp;LEFT(DEC2HEX([.A1504]; 4);2)&amp;&quot; &quot;&amp;RIGHT(DEC2HEX([.A1504]; 4);2)&amp;&quot; &quot;&amp;(RIGHT(DEC2HEX(HEX2DEC(&quot;05&quot;)+HEX2DEC(&quot;A2&quot;)+HEX2DEC(DEC2HEX([.A1504]; 4));4); 2))&amp;&quot; 16&quot;)" office:value-type="string" office:string-value="FE FE 05 A2 05 DF 86 16" calcext:value-type="string">
            <text:p>FE FE 05 A2 05 DF 86 1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(&quot;FE FE 05 A2 &quot;&amp;LEFT(DEC2HEX([.A1505]; 4);2)&amp;&quot; &quot;&amp;RIGHT(DEC2HEX([.A1505]; 4);2)&amp;&quot; &quot;&amp;(RIGHT(DEC2HEX(HEX2DEC(&quot;05&quot;)+HEX2DEC(&quot;A2&quot;)+HEX2DEC(DEC2HEX([.A1505]; 4));4); 2))&amp;&quot; 16&quot;)" office:value-type="string" office:string-value="FE FE 05 A2 05 E0 87 16" calcext:value-type="string">
            <text:p>FE FE 05 A2 05 E0 87 1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(&quot;FE FE 05 A2 &quot;&amp;LEFT(DEC2HEX([.A1506]; 4);2)&amp;&quot; &quot;&amp;RIGHT(DEC2HEX([.A1506]; 4);2)&amp;&quot; &quot;&amp;(RIGHT(DEC2HEX(HEX2DEC(&quot;05&quot;)+HEX2DEC(&quot;A2&quot;)+HEX2DEC(DEC2HEX([.A1506]; 4));4); 2))&amp;&quot; 16&quot;)" office:value-type="string" office:string-value="FE FE 05 A2 05 E1 88 16" calcext:value-type="string">
            <text:p>FE FE 05 A2 05 E1 88 1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(&quot;FE FE 05 A2 &quot;&amp;LEFT(DEC2HEX([.A1507]; 4);2)&amp;&quot; &quot;&amp;RIGHT(DEC2HEX([.A1507]; 4);2)&amp;&quot; &quot;&amp;(RIGHT(DEC2HEX(HEX2DEC(&quot;05&quot;)+HEX2DEC(&quot;A2&quot;)+HEX2DEC(DEC2HEX([.A1507]; 4));4); 2))&amp;&quot; 16&quot;)" office:value-type="string" office:string-value="FE FE 05 A2 05 E2 89 16" calcext:value-type="string">
            <text:p>FE FE 05 A2 05 E2 89 1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(&quot;FE FE 05 A2 &quot;&amp;LEFT(DEC2HEX([.A1508]; 4);2)&amp;&quot; &quot;&amp;RIGHT(DEC2HEX([.A1508]; 4);2)&amp;&quot; &quot;&amp;(RIGHT(DEC2HEX(HEX2DEC(&quot;05&quot;)+HEX2DEC(&quot;A2&quot;)+HEX2DEC(DEC2HEX([.A1508]; 4));4); 2))&amp;&quot; 16&quot;)" office:value-type="string" office:string-value="FE FE 05 A2 05 E3 8A 16" calcext:value-type="string">
            <text:p>FE FE 05 A2 05 E3 8A 1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(&quot;FE FE 05 A2 &quot;&amp;LEFT(DEC2HEX([.A1509]; 4);2)&amp;&quot; &quot;&amp;RIGHT(DEC2HEX([.A1509]; 4);2)&amp;&quot; &quot;&amp;(RIGHT(DEC2HEX(HEX2DEC(&quot;05&quot;)+HEX2DEC(&quot;A2&quot;)+HEX2DEC(DEC2HEX([.A1509]; 4));4); 2))&amp;&quot; 16&quot;)" office:value-type="string" office:string-value="FE FE 05 A2 05 E4 8B 16" calcext:value-type="string">
            <text:p>FE FE 05 A2 05 E4 8B 1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(&quot;FE FE 05 A2 &quot;&amp;LEFT(DEC2HEX([.A1510]; 4);2)&amp;&quot; &quot;&amp;RIGHT(DEC2HEX([.A1510]; 4);2)&amp;&quot; &quot;&amp;(RIGHT(DEC2HEX(HEX2DEC(&quot;05&quot;)+HEX2DEC(&quot;A2&quot;)+HEX2DEC(DEC2HEX([.A1510]; 4));4); 2))&amp;&quot; 16&quot;)" office:value-type="string" office:string-value="FE FE 05 A2 05 E5 8C 16" calcext:value-type="string">
            <text:p>FE FE 05 A2 05 E5 8C 1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(&quot;FE FE 05 A2 &quot;&amp;LEFT(DEC2HEX([.A1511]; 4);2)&amp;&quot; &quot;&amp;RIGHT(DEC2HEX([.A1511]; 4);2)&amp;&quot; &quot;&amp;(RIGHT(DEC2HEX(HEX2DEC(&quot;05&quot;)+HEX2DEC(&quot;A2&quot;)+HEX2DEC(DEC2HEX([.A1511]; 4));4); 2))&amp;&quot; 16&quot;)" office:value-type="string" office:string-value="FE FE 05 A2 05 E6 8D 16" calcext:value-type="string">
            <text:p>FE FE 05 A2 05 E6 8D 1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(&quot;FE FE 05 A2 &quot;&amp;LEFT(DEC2HEX([.A1512]; 4);2)&amp;&quot; &quot;&amp;RIGHT(DEC2HEX([.A1512]; 4);2)&amp;&quot; &quot;&amp;(RIGHT(DEC2HEX(HEX2DEC(&quot;05&quot;)+HEX2DEC(&quot;A2&quot;)+HEX2DEC(DEC2HEX([.A1512]; 4));4); 2))&amp;&quot; 16&quot;)" office:value-type="string" office:string-value="FE FE 05 A2 05 E7 8E 16" calcext:value-type="string">
            <text:p>FE FE 05 A2 05 E7 8E 1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(&quot;FE FE 05 A2 &quot;&amp;LEFT(DEC2HEX([.A1513]; 4);2)&amp;&quot; &quot;&amp;RIGHT(DEC2HEX([.A1513]; 4);2)&amp;&quot; &quot;&amp;(RIGHT(DEC2HEX(HEX2DEC(&quot;05&quot;)+HEX2DEC(&quot;A2&quot;)+HEX2DEC(DEC2HEX([.A1513]; 4));4); 2))&amp;&quot; 16&quot;)" office:value-type="string" office:string-value="FE FE 05 A2 05 E8 8F 16" calcext:value-type="string">
            <text:p>FE FE 05 A2 05 E8 8F 1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(&quot;FE FE 05 A2 &quot;&amp;LEFT(DEC2HEX([.A1514]; 4);2)&amp;&quot; &quot;&amp;RIGHT(DEC2HEX([.A1514]; 4);2)&amp;&quot; &quot;&amp;(RIGHT(DEC2HEX(HEX2DEC(&quot;05&quot;)+HEX2DEC(&quot;A2&quot;)+HEX2DEC(DEC2HEX([.A1514]; 4));4); 2))&amp;&quot; 16&quot;)" office:value-type="string" office:string-value="FE FE 05 A2 05 E9 90 16" calcext:value-type="string">
            <text:p>FE FE 05 A2 05 E9 90 1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(&quot;FE FE 05 A2 &quot;&amp;LEFT(DEC2HEX([.A1515]; 4);2)&amp;&quot; &quot;&amp;RIGHT(DEC2HEX([.A1515]; 4);2)&amp;&quot; &quot;&amp;(RIGHT(DEC2HEX(HEX2DEC(&quot;05&quot;)+HEX2DEC(&quot;A2&quot;)+HEX2DEC(DEC2HEX([.A1515]; 4));4); 2))&amp;&quot; 16&quot;)" office:value-type="string" office:string-value="FE FE 05 A2 05 EA 91 16" calcext:value-type="string">
            <text:p>FE FE 05 A2 05 EA 91 1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(&quot;FE FE 05 A2 &quot;&amp;LEFT(DEC2HEX([.A1516]; 4);2)&amp;&quot; &quot;&amp;RIGHT(DEC2HEX([.A1516]; 4);2)&amp;&quot; &quot;&amp;(RIGHT(DEC2HEX(HEX2DEC(&quot;05&quot;)+HEX2DEC(&quot;A2&quot;)+HEX2DEC(DEC2HEX([.A1516]; 4));4); 2))&amp;&quot; 16&quot;)" office:value-type="string" office:string-value="FE FE 05 A2 05 EB 92 16" calcext:value-type="string">
            <text:p>FE FE 05 A2 05 EB 92 1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(&quot;FE FE 05 A2 &quot;&amp;LEFT(DEC2HEX([.A1517]; 4);2)&amp;&quot; &quot;&amp;RIGHT(DEC2HEX([.A1517]; 4);2)&amp;&quot; &quot;&amp;(RIGHT(DEC2HEX(HEX2DEC(&quot;05&quot;)+HEX2DEC(&quot;A2&quot;)+HEX2DEC(DEC2HEX([.A1517]; 4));4); 2))&amp;&quot; 16&quot;)" office:value-type="string" office:string-value="FE FE 05 A2 05 EC 93 16" calcext:value-type="string">
            <text:p>FE FE 05 A2 05 EC 93 1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(&quot;FE FE 05 A2 &quot;&amp;LEFT(DEC2HEX([.A1518]; 4);2)&amp;&quot; &quot;&amp;RIGHT(DEC2HEX([.A1518]; 4);2)&amp;&quot; &quot;&amp;(RIGHT(DEC2HEX(HEX2DEC(&quot;05&quot;)+HEX2DEC(&quot;A2&quot;)+HEX2DEC(DEC2HEX([.A1518]; 4));4); 2))&amp;&quot; 16&quot;)" office:value-type="string" office:string-value="FE FE 05 A2 05 ED 94 16" calcext:value-type="string">
            <text:p>FE FE 05 A2 05 ED 94 1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(&quot;FE FE 05 A2 &quot;&amp;LEFT(DEC2HEX([.A1519]; 4);2)&amp;&quot; &quot;&amp;RIGHT(DEC2HEX([.A1519]; 4);2)&amp;&quot; &quot;&amp;(RIGHT(DEC2HEX(HEX2DEC(&quot;05&quot;)+HEX2DEC(&quot;A2&quot;)+HEX2DEC(DEC2HEX([.A1519]; 4));4); 2))&amp;&quot; 16&quot;)" office:value-type="string" office:string-value="FE FE 05 A2 05 EE 95 16" calcext:value-type="string">
            <text:p>FE FE 05 A2 05 EE 95 1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(&quot;FE FE 05 A2 &quot;&amp;LEFT(DEC2HEX([.A1520]; 4);2)&amp;&quot; &quot;&amp;RIGHT(DEC2HEX([.A1520]; 4);2)&amp;&quot; &quot;&amp;(RIGHT(DEC2HEX(HEX2DEC(&quot;05&quot;)+HEX2DEC(&quot;A2&quot;)+HEX2DEC(DEC2HEX([.A1520]; 4));4); 2))&amp;&quot; 16&quot;)" office:value-type="string" office:string-value="FE FE 05 A2 05 EF 96 16" calcext:value-type="string">
            <text:p>FE FE 05 A2 05 EF 96 1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&quot;FE FE 05 A2 &quot;&amp;LEFT(DEC2HEX([.A1521]; 4);2)&amp;&quot; &quot;&amp;RIGHT(DEC2HEX([.A1521]; 4);2)&amp;&quot; &quot;&amp;(RIGHT(DEC2HEX(HEX2DEC(&quot;05&quot;)+HEX2DEC(&quot;A2&quot;)+HEX2DEC(DEC2HEX([.A1521]; 4));4); 2))&amp;&quot; 16&quot;)" office:value-type="string" office:string-value="FE FE 05 A2 05 F0 97 16" calcext:value-type="string">
            <text:p>FE FE 05 A2 05 F0 97 1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(&quot;FE FE 05 A2 &quot;&amp;LEFT(DEC2HEX([.A1522]; 4);2)&amp;&quot; &quot;&amp;RIGHT(DEC2HEX([.A1522]; 4);2)&amp;&quot; &quot;&amp;(RIGHT(DEC2HEX(HEX2DEC(&quot;05&quot;)+HEX2DEC(&quot;A2&quot;)+HEX2DEC(DEC2HEX([.A1522]; 4));4); 2))&amp;&quot; 16&quot;)" office:value-type="string" office:string-value="FE FE 05 A2 05 F1 98 16" calcext:value-type="string">
            <text:p>FE FE 05 A2 05 F1 98 1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(&quot;FE FE 05 A2 &quot;&amp;LEFT(DEC2HEX([.A1523]; 4);2)&amp;&quot; &quot;&amp;RIGHT(DEC2HEX([.A1523]; 4);2)&amp;&quot; &quot;&amp;(RIGHT(DEC2HEX(HEX2DEC(&quot;05&quot;)+HEX2DEC(&quot;A2&quot;)+HEX2DEC(DEC2HEX([.A1523]; 4));4); 2))&amp;&quot; 16&quot;)" office:value-type="string" office:string-value="FE FE 05 A2 05 F2 99 16" calcext:value-type="string">
            <text:p>FE FE 05 A2 05 F2 99 1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(&quot;FE FE 05 A2 &quot;&amp;LEFT(DEC2HEX([.A1524]; 4);2)&amp;&quot; &quot;&amp;RIGHT(DEC2HEX([.A1524]; 4);2)&amp;&quot; &quot;&amp;(RIGHT(DEC2HEX(HEX2DEC(&quot;05&quot;)+HEX2DEC(&quot;A2&quot;)+HEX2DEC(DEC2HEX([.A1524]; 4));4); 2))&amp;&quot; 16&quot;)" office:value-type="string" office:string-value="FE FE 05 A2 05 F3 9A 16" calcext:value-type="string">
            <text:p>FE FE 05 A2 05 F3 9A 1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(&quot;FE FE 05 A2 &quot;&amp;LEFT(DEC2HEX([.A1525]; 4);2)&amp;&quot; &quot;&amp;RIGHT(DEC2HEX([.A1525]; 4);2)&amp;&quot; &quot;&amp;(RIGHT(DEC2HEX(HEX2DEC(&quot;05&quot;)+HEX2DEC(&quot;A2&quot;)+HEX2DEC(DEC2HEX([.A1525]; 4));4); 2))&amp;&quot; 16&quot;)" office:value-type="string" office:string-value="FE FE 05 A2 05 F4 9B 16" calcext:value-type="string">
            <text:p>FE FE 05 A2 05 F4 9B 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(&quot;FE FE 05 A2 &quot;&amp;LEFT(DEC2HEX([.A1526]; 4);2)&amp;&quot; &quot;&amp;RIGHT(DEC2HEX([.A1526]; 4);2)&amp;&quot; &quot;&amp;(RIGHT(DEC2HEX(HEX2DEC(&quot;05&quot;)+HEX2DEC(&quot;A2&quot;)+HEX2DEC(DEC2HEX([.A1526]; 4));4); 2))&amp;&quot; 16&quot;)" office:value-type="string" office:string-value="FE FE 05 A2 05 F5 9C 16" calcext:value-type="string">
            <text:p>FE FE 05 A2 05 F5 9C 1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(&quot;FE FE 05 A2 &quot;&amp;LEFT(DEC2HEX([.A1527]; 4);2)&amp;&quot; &quot;&amp;RIGHT(DEC2HEX([.A1527]; 4);2)&amp;&quot; &quot;&amp;(RIGHT(DEC2HEX(HEX2DEC(&quot;05&quot;)+HEX2DEC(&quot;A2&quot;)+HEX2DEC(DEC2HEX([.A1527]; 4));4); 2))&amp;&quot; 16&quot;)" office:value-type="string" office:string-value="FE FE 05 A2 05 F6 9D 16" calcext:value-type="string">
            <text:p>FE FE 05 A2 05 F6 9D 1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(&quot;FE FE 05 A2 &quot;&amp;LEFT(DEC2HEX([.A1528]; 4);2)&amp;&quot; &quot;&amp;RIGHT(DEC2HEX([.A1528]; 4);2)&amp;&quot; &quot;&amp;(RIGHT(DEC2HEX(HEX2DEC(&quot;05&quot;)+HEX2DEC(&quot;A2&quot;)+HEX2DEC(DEC2HEX([.A1528]; 4));4); 2))&amp;&quot; 16&quot;)" office:value-type="string" office:string-value="FE FE 05 A2 05 F7 9E 16" calcext:value-type="string">
            <text:p>FE FE 05 A2 05 F7 9E 1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(&quot;FE FE 05 A2 &quot;&amp;LEFT(DEC2HEX([.A1529]; 4);2)&amp;&quot; &quot;&amp;RIGHT(DEC2HEX([.A1529]; 4);2)&amp;&quot; &quot;&amp;(RIGHT(DEC2HEX(HEX2DEC(&quot;05&quot;)+HEX2DEC(&quot;A2&quot;)+HEX2DEC(DEC2HEX([.A1529]; 4));4); 2))&amp;&quot; 16&quot;)" office:value-type="string" office:string-value="FE FE 05 A2 05 F8 9F 16" calcext:value-type="string">
            <text:p>FE FE 05 A2 05 F8 9F 1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(&quot;FE FE 05 A2 &quot;&amp;LEFT(DEC2HEX([.A1530]; 4);2)&amp;&quot; &quot;&amp;RIGHT(DEC2HEX([.A1530]; 4);2)&amp;&quot; &quot;&amp;(RIGHT(DEC2HEX(HEX2DEC(&quot;05&quot;)+HEX2DEC(&quot;A2&quot;)+HEX2DEC(DEC2HEX([.A1530]; 4));4); 2))&amp;&quot; 16&quot;)" office:value-type="string" office:string-value="FE FE 05 A2 05 F9 A0 16" calcext:value-type="string">
            <text:p>FE FE 05 A2 05 F9 A0 1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(&quot;FE FE 05 A2 &quot;&amp;LEFT(DEC2HEX([.A1531]; 4);2)&amp;&quot; &quot;&amp;RIGHT(DEC2HEX([.A1531]; 4);2)&amp;&quot; &quot;&amp;(RIGHT(DEC2HEX(HEX2DEC(&quot;05&quot;)+HEX2DEC(&quot;A2&quot;)+HEX2DEC(DEC2HEX([.A1531]; 4));4); 2))&amp;&quot; 16&quot;)" office:value-type="string" office:string-value="FE FE 05 A2 05 FA A1 16" calcext:value-type="string">
            <text:p>FE FE 05 A2 05 FA A1 1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(&quot;FE FE 05 A2 &quot;&amp;LEFT(DEC2HEX([.A1532]; 4);2)&amp;&quot; &quot;&amp;RIGHT(DEC2HEX([.A1532]; 4);2)&amp;&quot; &quot;&amp;(RIGHT(DEC2HEX(HEX2DEC(&quot;05&quot;)+HEX2DEC(&quot;A2&quot;)+HEX2DEC(DEC2HEX([.A1532]; 4));4); 2))&amp;&quot; 16&quot;)" office:value-type="string" office:string-value="FE FE 05 A2 05 FB A2 16" calcext:value-type="string">
            <text:p>FE FE 05 A2 05 FB A2 1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(&quot;FE FE 05 A2 &quot;&amp;LEFT(DEC2HEX([.A1533]; 4);2)&amp;&quot; &quot;&amp;RIGHT(DEC2HEX([.A1533]; 4);2)&amp;&quot; &quot;&amp;(RIGHT(DEC2HEX(HEX2DEC(&quot;05&quot;)+HEX2DEC(&quot;A2&quot;)+HEX2DEC(DEC2HEX([.A1533]; 4));4); 2))&amp;&quot; 16&quot;)" office:value-type="string" office:string-value="FE FE 05 A2 05 FC A3 16" calcext:value-type="string">
            <text:p>FE FE 05 A2 05 FC A3 1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(&quot;FE FE 05 A2 &quot;&amp;LEFT(DEC2HEX([.A1534]; 4);2)&amp;&quot; &quot;&amp;RIGHT(DEC2HEX([.A1534]; 4);2)&amp;&quot; &quot;&amp;(RIGHT(DEC2HEX(HEX2DEC(&quot;05&quot;)+HEX2DEC(&quot;A2&quot;)+HEX2DEC(DEC2HEX([.A1534]; 4));4); 2))&amp;&quot; 16&quot;)" office:value-type="string" office:string-value="FE FE 05 A2 05 FD A4 16" calcext:value-type="string">
            <text:p>FE FE 05 A2 05 FD A4 1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(&quot;FE FE 05 A2 &quot;&amp;LEFT(DEC2HEX([.A1535]; 4);2)&amp;&quot; &quot;&amp;RIGHT(DEC2HEX([.A1535]; 4);2)&amp;&quot; &quot;&amp;(RIGHT(DEC2HEX(HEX2DEC(&quot;05&quot;)+HEX2DEC(&quot;A2&quot;)+HEX2DEC(DEC2HEX([.A1535]; 4));4); 2))&amp;&quot; 16&quot;)" office:value-type="string" office:string-value="FE FE 05 A2 05 FE A5 16" calcext:value-type="string">
            <text:p>FE FE 05 A2 05 FE A5 1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(&quot;FE FE 05 A2 &quot;&amp;LEFT(DEC2HEX([.A1536]; 4);2)&amp;&quot; &quot;&amp;RIGHT(DEC2HEX([.A1536]; 4);2)&amp;&quot; &quot;&amp;(RIGHT(DEC2HEX(HEX2DEC(&quot;05&quot;)+HEX2DEC(&quot;A2&quot;)+HEX2DEC(DEC2HEX([.A1536]; 4));4); 2))&amp;&quot; 16&quot;)" office:value-type="string" office:string-value="FE FE 05 A2 05 FF A6 16" calcext:value-type="string">
            <text:p>FE FE 05 A2 05 FF A6 1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(&quot;FE FE 05 A2 &quot;&amp;LEFT(DEC2HEX([.A1537]; 4);2)&amp;&quot; &quot;&amp;RIGHT(DEC2HEX([.A1537]; 4);2)&amp;&quot; &quot;&amp;(RIGHT(DEC2HEX(HEX2DEC(&quot;05&quot;)+HEX2DEC(&quot;A2&quot;)+HEX2DEC(DEC2HEX([.A1537]; 4));4); 2))&amp;&quot; 16&quot;)" office:value-type="string" office:string-value="FE FE 05 A2 06 00 A7 16" calcext:value-type="string">
            <text:p>FE FE 05 A2 06 00 A7 1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(&quot;FE FE 05 A2 &quot;&amp;LEFT(DEC2HEX([.A1538]; 4);2)&amp;&quot; &quot;&amp;RIGHT(DEC2HEX([.A1538]; 4);2)&amp;&quot; &quot;&amp;(RIGHT(DEC2HEX(HEX2DEC(&quot;05&quot;)+HEX2DEC(&quot;A2&quot;)+HEX2DEC(DEC2HEX([.A1538]; 4));4); 2))&amp;&quot; 16&quot;)" office:value-type="string" office:string-value="FE FE 05 A2 06 01 A8 16" calcext:value-type="string">
            <text:p>FE FE 05 A2 06 01 A8 1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(&quot;FE FE 05 A2 &quot;&amp;LEFT(DEC2HEX([.A1539]; 4);2)&amp;&quot; &quot;&amp;RIGHT(DEC2HEX([.A1539]; 4);2)&amp;&quot; &quot;&amp;(RIGHT(DEC2HEX(HEX2DEC(&quot;05&quot;)+HEX2DEC(&quot;A2&quot;)+HEX2DEC(DEC2HEX([.A1539]; 4));4); 2))&amp;&quot; 16&quot;)" office:value-type="string" office:string-value="FE FE 05 A2 06 02 A9 16" calcext:value-type="string">
            <text:p>FE FE 05 A2 06 02 A9 1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(&quot;FE FE 05 A2 &quot;&amp;LEFT(DEC2HEX([.A1540]; 4);2)&amp;&quot; &quot;&amp;RIGHT(DEC2HEX([.A1540]; 4);2)&amp;&quot; &quot;&amp;(RIGHT(DEC2HEX(HEX2DEC(&quot;05&quot;)+HEX2DEC(&quot;A2&quot;)+HEX2DEC(DEC2HEX([.A1540]; 4));4); 2))&amp;&quot; 16&quot;)" office:value-type="string" office:string-value="FE FE 05 A2 06 03 AA 16" calcext:value-type="string">
            <text:p>FE FE 05 A2 06 03 AA 1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&quot;FE FE 05 A2 &quot;&amp;LEFT(DEC2HEX([.A1541]; 4);2)&amp;&quot; &quot;&amp;RIGHT(DEC2HEX([.A1541]; 4);2)&amp;&quot; &quot;&amp;(RIGHT(DEC2HEX(HEX2DEC(&quot;05&quot;)+HEX2DEC(&quot;A2&quot;)+HEX2DEC(DEC2HEX([.A1541]; 4));4); 2))&amp;&quot; 16&quot;)" office:value-type="string" office:string-value="FE FE 05 A2 06 04 AB 16" calcext:value-type="string">
            <text:p>FE FE 05 A2 06 04 AB 1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(&quot;FE FE 05 A2 &quot;&amp;LEFT(DEC2HEX([.A1542]; 4);2)&amp;&quot; &quot;&amp;RIGHT(DEC2HEX([.A1542]; 4);2)&amp;&quot; &quot;&amp;(RIGHT(DEC2HEX(HEX2DEC(&quot;05&quot;)+HEX2DEC(&quot;A2&quot;)+HEX2DEC(DEC2HEX([.A1542]; 4));4); 2))&amp;&quot; 16&quot;)" office:value-type="string" office:string-value="FE FE 05 A2 06 05 AC 16" calcext:value-type="string">
            <text:p>FE FE 05 A2 06 05 AC 1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(&quot;FE FE 05 A2 &quot;&amp;LEFT(DEC2HEX([.A1543]; 4);2)&amp;&quot; &quot;&amp;RIGHT(DEC2HEX([.A1543]; 4);2)&amp;&quot; &quot;&amp;(RIGHT(DEC2HEX(HEX2DEC(&quot;05&quot;)+HEX2DEC(&quot;A2&quot;)+HEX2DEC(DEC2HEX([.A1543]; 4));4); 2))&amp;&quot; 16&quot;)" office:value-type="string" office:string-value="FE FE 05 A2 06 06 AD 16" calcext:value-type="string">
            <text:p>FE FE 05 A2 06 06 AD 1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(&quot;FE FE 05 A2 &quot;&amp;LEFT(DEC2HEX([.A1544]; 4);2)&amp;&quot; &quot;&amp;RIGHT(DEC2HEX([.A1544]; 4);2)&amp;&quot; &quot;&amp;(RIGHT(DEC2HEX(HEX2DEC(&quot;05&quot;)+HEX2DEC(&quot;A2&quot;)+HEX2DEC(DEC2HEX([.A1544]; 4));4); 2))&amp;&quot; 16&quot;)" office:value-type="string" office:string-value="FE FE 05 A2 06 07 AE 16" calcext:value-type="string">
            <text:p>FE FE 05 A2 06 07 AE 1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(&quot;FE FE 05 A2 &quot;&amp;LEFT(DEC2HEX([.A1545]; 4);2)&amp;&quot; &quot;&amp;RIGHT(DEC2HEX([.A1545]; 4);2)&amp;&quot; &quot;&amp;(RIGHT(DEC2HEX(HEX2DEC(&quot;05&quot;)+HEX2DEC(&quot;A2&quot;)+HEX2DEC(DEC2HEX([.A1545]; 4));4); 2))&amp;&quot; 16&quot;)" office:value-type="string" office:string-value="FE FE 05 A2 06 08 AF 16" calcext:value-type="string">
            <text:p>FE FE 05 A2 06 08 AF 1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(&quot;FE FE 05 A2 &quot;&amp;LEFT(DEC2HEX([.A1546]; 4);2)&amp;&quot; &quot;&amp;RIGHT(DEC2HEX([.A1546]; 4);2)&amp;&quot; &quot;&amp;(RIGHT(DEC2HEX(HEX2DEC(&quot;05&quot;)+HEX2DEC(&quot;A2&quot;)+HEX2DEC(DEC2HEX([.A1546]; 4));4); 2))&amp;&quot; 16&quot;)" office:value-type="string" office:string-value="FE FE 05 A2 06 09 B0 16" calcext:value-type="string">
            <text:p>FE FE 05 A2 06 09 B0 1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(&quot;FE FE 05 A2 &quot;&amp;LEFT(DEC2HEX([.A1547]; 4);2)&amp;&quot; &quot;&amp;RIGHT(DEC2HEX([.A1547]; 4);2)&amp;&quot; &quot;&amp;(RIGHT(DEC2HEX(HEX2DEC(&quot;05&quot;)+HEX2DEC(&quot;A2&quot;)+HEX2DEC(DEC2HEX([.A1547]; 4));4); 2))&amp;&quot; 16&quot;)" office:value-type="string" office:string-value="FE FE 05 A2 06 0A B1 16" calcext:value-type="string">
            <text:p>FE FE 05 A2 06 0A B1 1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(&quot;FE FE 05 A2 &quot;&amp;LEFT(DEC2HEX([.A1548]; 4);2)&amp;&quot; &quot;&amp;RIGHT(DEC2HEX([.A1548]; 4);2)&amp;&quot; &quot;&amp;(RIGHT(DEC2HEX(HEX2DEC(&quot;05&quot;)+HEX2DEC(&quot;A2&quot;)+HEX2DEC(DEC2HEX([.A1548]; 4));4); 2))&amp;&quot; 16&quot;)" office:value-type="string" office:string-value="FE FE 05 A2 06 0B B2 16" calcext:value-type="string">
            <text:p>FE FE 05 A2 06 0B B2 1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(&quot;FE FE 05 A2 &quot;&amp;LEFT(DEC2HEX([.A1549]; 4);2)&amp;&quot; &quot;&amp;RIGHT(DEC2HEX([.A1549]; 4);2)&amp;&quot; &quot;&amp;(RIGHT(DEC2HEX(HEX2DEC(&quot;05&quot;)+HEX2DEC(&quot;A2&quot;)+HEX2DEC(DEC2HEX([.A1549]; 4));4); 2))&amp;&quot; 16&quot;)" office:value-type="string" office:string-value="FE FE 05 A2 06 0C B3 16" calcext:value-type="string">
            <text:p>FE FE 05 A2 06 0C B3 1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(&quot;FE FE 05 A2 &quot;&amp;LEFT(DEC2HEX([.A1550]; 4);2)&amp;&quot; &quot;&amp;RIGHT(DEC2HEX([.A1550]; 4);2)&amp;&quot; &quot;&amp;(RIGHT(DEC2HEX(HEX2DEC(&quot;05&quot;)+HEX2DEC(&quot;A2&quot;)+HEX2DEC(DEC2HEX([.A1550]; 4));4); 2))&amp;&quot; 16&quot;)" office:value-type="string" office:string-value="FE FE 05 A2 06 0D B4 16" calcext:value-type="string">
            <text:p>FE FE 05 A2 06 0D B4 1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(&quot;FE FE 05 A2 &quot;&amp;LEFT(DEC2HEX([.A1551]; 4);2)&amp;&quot; &quot;&amp;RIGHT(DEC2HEX([.A1551]; 4);2)&amp;&quot; &quot;&amp;(RIGHT(DEC2HEX(HEX2DEC(&quot;05&quot;)+HEX2DEC(&quot;A2&quot;)+HEX2DEC(DEC2HEX([.A1551]; 4));4); 2))&amp;&quot; 16&quot;)" office:value-type="string" office:string-value="FE FE 05 A2 06 0E B5 16" calcext:value-type="string">
            <text:p>FE FE 05 A2 06 0E B5 1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(&quot;FE FE 05 A2 &quot;&amp;LEFT(DEC2HEX([.A1552]; 4);2)&amp;&quot; &quot;&amp;RIGHT(DEC2HEX([.A1552]; 4);2)&amp;&quot; &quot;&amp;(RIGHT(DEC2HEX(HEX2DEC(&quot;05&quot;)+HEX2DEC(&quot;A2&quot;)+HEX2DEC(DEC2HEX([.A1552]; 4));4); 2))&amp;&quot; 16&quot;)" office:value-type="string" office:string-value="FE FE 05 A2 06 0F B6 16" calcext:value-type="string">
            <text:p>FE FE 05 A2 06 0F B6 1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(&quot;FE FE 05 A2 &quot;&amp;LEFT(DEC2HEX([.A1553]; 4);2)&amp;&quot; &quot;&amp;RIGHT(DEC2HEX([.A1553]; 4);2)&amp;&quot; &quot;&amp;(RIGHT(DEC2HEX(HEX2DEC(&quot;05&quot;)+HEX2DEC(&quot;A2&quot;)+HEX2DEC(DEC2HEX([.A1553]; 4));4); 2))&amp;&quot; 16&quot;)" office:value-type="string" office:string-value="FE FE 05 A2 06 10 B7 16" calcext:value-type="string">
            <text:p>FE FE 05 A2 06 10 B7 1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(&quot;FE FE 05 A2 &quot;&amp;LEFT(DEC2HEX([.A1554]; 4);2)&amp;&quot; &quot;&amp;RIGHT(DEC2HEX([.A1554]; 4);2)&amp;&quot; &quot;&amp;(RIGHT(DEC2HEX(HEX2DEC(&quot;05&quot;)+HEX2DEC(&quot;A2&quot;)+HEX2DEC(DEC2HEX([.A1554]; 4));4); 2))&amp;&quot; 16&quot;)" office:value-type="string" office:string-value="FE FE 05 A2 06 11 B8 16" calcext:value-type="string">
            <text:p>FE FE 05 A2 06 11 B8 1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(&quot;FE FE 05 A2 &quot;&amp;LEFT(DEC2HEX([.A1555]; 4);2)&amp;&quot; &quot;&amp;RIGHT(DEC2HEX([.A1555]; 4);2)&amp;&quot; &quot;&amp;(RIGHT(DEC2HEX(HEX2DEC(&quot;05&quot;)+HEX2DEC(&quot;A2&quot;)+HEX2DEC(DEC2HEX([.A1555]; 4));4); 2))&amp;&quot; 16&quot;)" office:value-type="string" office:string-value="FE FE 05 A2 06 12 B9 16" calcext:value-type="string">
            <text:p>FE FE 05 A2 06 12 B9 1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(&quot;FE FE 05 A2 &quot;&amp;LEFT(DEC2HEX([.A1556]; 4);2)&amp;&quot; &quot;&amp;RIGHT(DEC2HEX([.A1556]; 4);2)&amp;&quot; &quot;&amp;(RIGHT(DEC2HEX(HEX2DEC(&quot;05&quot;)+HEX2DEC(&quot;A2&quot;)+HEX2DEC(DEC2HEX([.A1556]; 4));4); 2))&amp;&quot; 16&quot;)" office:value-type="string" office:string-value="FE FE 05 A2 06 13 BA 16" calcext:value-type="string">
            <text:p>FE FE 05 A2 06 13 BA 1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(&quot;FE FE 05 A2 &quot;&amp;LEFT(DEC2HEX([.A1557]; 4);2)&amp;&quot; &quot;&amp;RIGHT(DEC2HEX([.A1557]; 4);2)&amp;&quot; &quot;&amp;(RIGHT(DEC2HEX(HEX2DEC(&quot;05&quot;)+HEX2DEC(&quot;A2&quot;)+HEX2DEC(DEC2HEX([.A1557]; 4));4); 2))&amp;&quot; 16&quot;)" office:value-type="string" office:string-value="FE FE 05 A2 06 14 BB 16" calcext:value-type="string">
            <text:p>FE FE 05 A2 06 14 BB 1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(&quot;FE FE 05 A2 &quot;&amp;LEFT(DEC2HEX([.A1558]; 4);2)&amp;&quot; &quot;&amp;RIGHT(DEC2HEX([.A1558]; 4);2)&amp;&quot; &quot;&amp;(RIGHT(DEC2HEX(HEX2DEC(&quot;05&quot;)+HEX2DEC(&quot;A2&quot;)+HEX2DEC(DEC2HEX([.A1558]; 4));4); 2))&amp;&quot; 16&quot;)" office:value-type="string" office:string-value="FE FE 05 A2 06 15 BC 16" calcext:value-type="string">
            <text:p>FE FE 05 A2 06 15 BC 1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(&quot;FE FE 05 A2 &quot;&amp;LEFT(DEC2HEX([.A1559]; 4);2)&amp;&quot; &quot;&amp;RIGHT(DEC2HEX([.A1559]; 4);2)&amp;&quot; &quot;&amp;(RIGHT(DEC2HEX(HEX2DEC(&quot;05&quot;)+HEX2DEC(&quot;A2&quot;)+HEX2DEC(DEC2HEX([.A1559]; 4));4); 2))&amp;&quot; 16&quot;)" office:value-type="string" office:string-value="FE FE 05 A2 06 16 BD 16" calcext:value-type="string">
            <text:p>FE FE 05 A2 06 16 BD 1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(&quot;FE FE 05 A2 &quot;&amp;LEFT(DEC2HEX([.A1560]; 4);2)&amp;&quot; &quot;&amp;RIGHT(DEC2HEX([.A1560]; 4);2)&amp;&quot; &quot;&amp;(RIGHT(DEC2HEX(HEX2DEC(&quot;05&quot;)+HEX2DEC(&quot;A2&quot;)+HEX2DEC(DEC2HEX([.A1560]; 4));4); 2))&amp;&quot; 16&quot;)" office:value-type="string" office:string-value="FE FE 05 A2 06 17 BE 16" calcext:value-type="string">
            <text:p>FE FE 05 A2 06 17 BE 1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(&quot;FE FE 05 A2 &quot;&amp;LEFT(DEC2HEX([.A1561]; 4);2)&amp;&quot; &quot;&amp;RIGHT(DEC2HEX([.A1561]; 4);2)&amp;&quot; &quot;&amp;(RIGHT(DEC2HEX(HEX2DEC(&quot;05&quot;)+HEX2DEC(&quot;A2&quot;)+HEX2DEC(DEC2HEX([.A1561]; 4));4); 2))&amp;&quot; 16&quot;)" office:value-type="string" office:string-value="FE FE 05 A2 06 18 BF 16" calcext:value-type="string">
            <text:p>FE FE 05 A2 06 18 BF 1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(&quot;FE FE 05 A2 &quot;&amp;LEFT(DEC2HEX([.A1562]; 4);2)&amp;&quot; &quot;&amp;RIGHT(DEC2HEX([.A1562]; 4);2)&amp;&quot; &quot;&amp;(RIGHT(DEC2HEX(HEX2DEC(&quot;05&quot;)+HEX2DEC(&quot;A2&quot;)+HEX2DEC(DEC2HEX([.A1562]; 4));4); 2))&amp;&quot; 16&quot;)" office:value-type="string" office:string-value="FE FE 05 A2 06 19 C0 16" calcext:value-type="string">
            <text:p>FE FE 05 A2 06 19 C0 1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(&quot;FE FE 05 A2 &quot;&amp;LEFT(DEC2HEX([.A1563]; 4);2)&amp;&quot; &quot;&amp;RIGHT(DEC2HEX([.A1563]; 4);2)&amp;&quot; &quot;&amp;(RIGHT(DEC2HEX(HEX2DEC(&quot;05&quot;)+HEX2DEC(&quot;A2&quot;)+HEX2DEC(DEC2HEX([.A1563]; 4));4); 2))&amp;&quot; 16&quot;)" office:value-type="string" office:string-value="FE FE 05 A2 06 1A C1 16" calcext:value-type="string">
            <text:p>FE FE 05 A2 06 1A C1 1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(&quot;FE FE 05 A2 &quot;&amp;LEFT(DEC2HEX([.A1564]; 4);2)&amp;&quot; &quot;&amp;RIGHT(DEC2HEX([.A1564]; 4);2)&amp;&quot; &quot;&amp;(RIGHT(DEC2HEX(HEX2DEC(&quot;05&quot;)+HEX2DEC(&quot;A2&quot;)+HEX2DEC(DEC2HEX([.A1564]; 4));4); 2))&amp;&quot; 16&quot;)" office:value-type="string" office:string-value="FE FE 05 A2 06 1B C2 16" calcext:value-type="string">
            <text:p>FE FE 05 A2 06 1B C2 1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(&quot;FE FE 05 A2 &quot;&amp;LEFT(DEC2HEX([.A1565]; 4);2)&amp;&quot; &quot;&amp;RIGHT(DEC2HEX([.A1565]; 4);2)&amp;&quot; &quot;&amp;(RIGHT(DEC2HEX(HEX2DEC(&quot;05&quot;)+HEX2DEC(&quot;A2&quot;)+HEX2DEC(DEC2HEX([.A1565]; 4));4); 2))&amp;&quot; 16&quot;)" office:value-type="string" office:string-value="FE FE 05 A2 06 1C C3 16" calcext:value-type="string">
            <text:p>FE FE 05 A2 06 1C C3 1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(&quot;FE FE 05 A2 &quot;&amp;LEFT(DEC2HEX([.A1566]; 4);2)&amp;&quot; &quot;&amp;RIGHT(DEC2HEX([.A1566]; 4);2)&amp;&quot; &quot;&amp;(RIGHT(DEC2HEX(HEX2DEC(&quot;05&quot;)+HEX2DEC(&quot;A2&quot;)+HEX2DEC(DEC2HEX([.A1566]; 4));4); 2))&amp;&quot; 16&quot;)" office:value-type="string" office:string-value="FE FE 05 A2 06 1D C4 16" calcext:value-type="string">
            <text:p>FE FE 05 A2 06 1D C4 1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(&quot;FE FE 05 A2 &quot;&amp;LEFT(DEC2HEX([.A1567]; 4);2)&amp;&quot; &quot;&amp;RIGHT(DEC2HEX([.A1567]; 4);2)&amp;&quot; &quot;&amp;(RIGHT(DEC2HEX(HEX2DEC(&quot;05&quot;)+HEX2DEC(&quot;A2&quot;)+HEX2DEC(DEC2HEX([.A1567]; 4));4); 2))&amp;&quot; 16&quot;)" office:value-type="string" office:string-value="FE FE 05 A2 06 1E C5 16" calcext:value-type="string">
            <text:p>FE FE 05 A2 06 1E C5 1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(&quot;FE FE 05 A2 &quot;&amp;LEFT(DEC2HEX([.A1568]; 4);2)&amp;&quot; &quot;&amp;RIGHT(DEC2HEX([.A1568]; 4);2)&amp;&quot; &quot;&amp;(RIGHT(DEC2HEX(HEX2DEC(&quot;05&quot;)+HEX2DEC(&quot;A2&quot;)+HEX2DEC(DEC2HEX([.A1568]; 4));4); 2))&amp;&quot; 16&quot;)" office:value-type="string" office:string-value="FE FE 05 A2 06 1F C6 16" calcext:value-type="string">
            <text:p>FE FE 05 A2 06 1F C6 1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(&quot;FE FE 05 A2 &quot;&amp;LEFT(DEC2HEX([.A1569]; 4);2)&amp;&quot; &quot;&amp;RIGHT(DEC2HEX([.A1569]; 4);2)&amp;&quot; &quot;&amp;(RIGHT(DEC2HEX(HEX2DEC(&quot;05&quot;)+HEX2DEC(&quot;A2&quot;)+HEX2DEC(DEC2HEX([.A1569]; 4));4); 2))&amp;&quot; 16&quot;)" office:value-type="string" office:string-value="FE FE 05 A2 06 20 C7 16" calcext:value-type="string">
            <text:p>FE FE 05 A2 06 20 C7 16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(&quot;FE FE 05 A2 &quot;&amp;LEFT(DEC2HEX([.A1570]; 4);2)&amp;&quot; &quot;&amp;RIGHT(DEC2HEX([.A1570]; 4);2)&amp;&quot; &quot;&amp;(RIGHT(DEC2HEX(HEX2DEC(&quot;05&quot;)+HEX2DEC(&quot;A2&quot;)+HEX2DEC(DEC2HEX([.A1570]; 4));4); 2))&amp;&quot; 16&quot;)" office:value-type="string" office:string-value="FE FE 05 A2 06 21 C8 16" calcext:value-type="string">
            <text:p>FE FE 05 A2 06 21 C8 1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(&quot;FE FE 05 A2 &quot;&amp;LEFT(DEC2HEX([.A1571]; 4);2)&amp;&quot; &quot;&amp;RIGHT(DEC2HEX([.A1571]; 4);2)&amp;&quot; &quot;&amp;(RIGHT(DEC2HEX(HEX2DEC(&quot;05&quot;)+HEX2DEC(&quot;A2&quot;)+HEX2DEC(DEC2HEX([.A1571]; 4));4); 2))&amp;&quot; 16&quot;)" office:value-type="string" office:string-value="FE FE 05 A2 06 22 C9 16" calcext:value-type="string">
            <text:p>FE FE 05 A2 06 22 C9 1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(&quot;FE FE 05 A2 &quot;&amp;LEFT(DEC2HEX([.A1572]; 4);2)&amp;&quot; &quot;&amp;RIGHT(DEC2HEX([.A1572]; 4);2)&amp;&quot; &quot;&amp;(RIGHT(DEC2HEX(HEX2DEC(&quot;05&quot;)+HEX2DEC(&quot;A2&quot;)+HEX2DEC(DEC2HEX([.A1572]; 4));4); 2))&amp;&quot; 16&quot;)" office:value-type="string" office:string-value="FE FE 05 A2 06 23 CA 16" calcext:value-type="string">
            <text:p>FE FE 05 A2 06 23 CA 1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(&quot;FE FE 05 A2 &quot;&amp;LEFT(DEC2HEX([.A1573]; 4);2)&amp;&quot; &quot;&amp;RIGHT(DEC2HEX([.A1573]; 4);2)&amp;&quot; &quot;&amp;(RIGHT(DEC2HEX(HEX2DEC(&quot;05&quot;)+HEX2DEC(&quot;A2&quot;)+HEX2DEC(DEC2HEX([.A1573]; 4));4); 2))&amp;&quot; 16&quot;)" office:value-type="string" office:string-value="FE FE 05 A2 06 24 CB 16" calcext:value-type="string">
            <text:p>FE FE 05 A2 06 24 CB 1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(&quot;FE FE 05 A2 &quot;&amp;LEFT(DEC2HEX([.A1574]; 4);2)&amp;&quot; &quot;&amp;RIGHT(DEC2HEX([.A1574]; 4);2)&amp;&quot; &quot;&amp;(RIGHT(DEC2HEX(HEX2DEC(&quot;05&quot;)+HEX2DEC(&quot;A2&quot;)+HEX2DEC(DEC2HEX([.A1574]; 4));4); 2))&amp;&quot; 16&quot;)" office:value-type="string" office:string-value="FE FE 05 A2 06 25 CC 16" calcext:value-type="string">
            <text:p>FE FE 05 A2 06 25 CC 1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(&quot;FE FE 05 A2 &quot;&amp;LEFT(DEC2HEX([.A1575]; 4);2)&amp;&quot; &quot;&amp;RIGHT(DEC2HEX([.A1575]; 4);2)&amp;&quot; &quot;&amp;(RIGHT(DEC2HEX(HEX2DEC(&quot;05&quot;)+HEX2DEC(&quot;A2&quot;)+HEX2DEC(DEC2HEX([.A1575]; 4));4); 2))&amp;&quot; 16&quot;)" office:value-type="string" office:string-value="FE FE 05 A2 06 26 CD 16" calcext:value-type="string">
            <text:p>FE FE 05 A2 06 26 CD 1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(&quot;FE FE 05 A2 &quot;&amp;LEFT(DEC2HEX([.A1576]; 4);2)&amp;&quot; &quot;&amp;RIGHT(DEC2HEX([.A1576]; 4);2)&amp;&quot; &quot;&amp;(RIGHT(DEC2HEX(HEX2DEC(&quot;05&quot;)+HEX2DEC(&quot;A2&quot;)+HEX2DEC(DEC2HEX([.A1576]; 4));4); 2))&amp;&quot; 16&quot;)" office:value-type="string" office:string-value="FE FE 05 A2 06 27 CE 16" calcext:value-type="string">
            <text:p>FE FE 05 A2 06 27 CE 1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(&quot;FE FE 05 A2 &quot;&amp;LEFT(DEC2HEX([.A1577]; 4);2)&amp;&quot; &quot;&amp;RIGHT(DEC2HEX([.A1577]; 4);2)&amp;&quot; &quot;&amp;(RIGHT(DEC2HEX(HEX2DEC(&quot;05&quot;)+HEX2DEC(&quot;A2&quot;)+HEX2DEC(DEC2HEX([.A1577]; 4));4); 2))&amp;&quot; 16&quot;)" office:value-type="string" office:string-value="FE FE 05 A2 06 28 CF 16" calcext:value-type="string">
            <text:p>FE FE 05 A2 06 28 CF 1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(&quot;FE FE 05 A2 &quot;&amp;LEFT(DEC2HEX([.A1578]; 4);2)&amp;&quot; &quot;&amp;RIGHT(DEC2HEX([.A1578]; 4);2)&amp;&quot; &quot;&amp;(RIGHT(DEC2HEX(HEX2DEC(&quot;05&quot;)+HEX2DEC(&quot;A2&quot;)+HEX2DEC(DEC2HEX([.A1578]; 4));4); 2))&amp;&quot; 16&quot;)" office:value-type="string" office:string-value="FE FE 05 A2 06 29 D0 16" calcext:value-type="string">
            <text:p>FE FE 05 A2 06 29 D0 1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(&quot;FE FE 05 A2 &quot;&amp;LEFT(DEC2HEX([.A1579]; 4);2)&amp;&quot; &quot;&amp;RIGHT(DEC2HEX([.A1579]; 4);2)&amp;&quot; &quot;&amp;(RIGHT(DEC2HEX(HEX2DEC(&quot;05&quot;)+HEX2DEC(&quot;A2&quot;)+HEX2DEC(DEC2HEX([.A1579]; 4));4); 2))&amp;&quot; 16&quot;)" office:value-type="string" office:string-value="FE FE 05 A2 06 2A D1 16" calcext:value-type="string">
            <text:p>FE FE 05 A2 06 2A D1 1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(&quot;FE FE 05 A2 &quot;&amp;LEFT(DEC2HEX([.A1580]; 4);2)&amp;&quot; &quot;&amp;RIGHT(DEC2HEX([.A1580]; 4);2)&amp;&quot; &quot;&amp;(RIGHT(DEC2HEX(HEX2DEC(&quot;05&quot;)+HEX2DEC(&quot;A2&quot;)+HEX2DEC(DEC2HEX([.A1580]; 4));4); 2))&amp;&quot; 16&quot;)" office:value-type="string" office:string-value="FE FE 05 A2 06 2B D2 16" calcext:value-type="string">
            <text:p>FE FE 05 A2 06 2B D2 1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(&quot;FE FE 05 A2 &quot;&amp;LEFT(DEC2HEX([.A1581]; 4);2)&amp;&quot; &quot;&amp;RIGHT(DEC2HEX([.A1581]; 4);2)&amp;&quot; &quot;&amp;(RIGHT(DEC2HEX(HEX2DEC(&quot;05&quot;)+HEX2DEC(&quot;A2&quot;)+HEX2DEC(DEC2HEX([.A1581]; 4));4); 2))&amp;&quot; 16&quot;)" office:value-type="string" office:string-value="FE FE 05 A2 06 2C D3 16" calcext:value-type="string">
            <text:p>FE FE 05 A2 06 2C D3 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(&quot;FE FE 05 A2 &quot;&amp;LEFT(DEC2HEX([.A1582]; 4);2)&amp;&quot; &quot;&amp;RIGHT(DEC2HEX([.A1582]; 4);2)&amp;&quot; &quot;&amp;(RIGHT(DEC2HEX(HEX2DEC(&quot;05&quot;)+HEX2DEC(&quot;A2&quot;)+HEX2DEC(DEC2HEX([.A1582]; 4));4); 2))&amp;&quot; 16&quot;)" office:value-type="string" office:string-value="FE FE 05 A2 06 2D D4 16" calcext:value-type="string">
            <text:p>FE FE 05 A2 06 2D D4 1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(&quot;FE FE 05 A2 &quot;&amp;LEFT(DEC2HEX([.A1583]; 4);2)&amp;&quot; &quot;&amp;RIGHT(DEC2HEX([.A1583]; 4);2)&amp;&quot; &quot;&amp;(RIGHT(DEC2HEX(HEX2DEC(&quot;05&quot;)+HEX2DEC(&quot;A2&quot;)+HEX2DEC(DEC2HEX([.A1583]; 4));4); 2))&amp;&quot; 16&quot;)" office:value-type="string" office:string-value="FE FE 05 A2 06 2E D5 16" calcext:value-type="string">
            <text:p>FE FE 05 A2 06 2E D5 1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(&quot;FE FE 05 A2 &quot;&amp;LEFT(DEC2HEX([.A1584]; 4);2)&amp;&quot; &quot;&amp;RIGHT(DEC2HEX([.A1584]; 4);2)&amp;&quot; &quot;&amp;(RIGHT(DEC2HEX(HEX2DEC(&quot;05&quot;)+HEX2DEC(&quot;A2&quot;)+HEX2DEC(DEC2HEX([.A1584]; 4));4); 2))&amp;&quot; 16&quot;)" office:value-type="string" office:string-value="FE FE 05 A2 06 2F D6 16" calcext:value-type="string">
            <text:p>FE FE 05 A2 06 2F D6 1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(&quot;FE FE 05 A2 &quot;&amp;LEFT(DEC2HEX([.A1585]; 4);2)&amp;&quot; &quot;&amp;RIGHT(DEC2HEX([.A1585]; 4);2)&amp;&quot; &quot;&amp;(RIGHT(DEC2HEX(HEX2DEC(&quot;05&quot;)+HEX2DEC(&quot;A2&quot;)+HEX2DEC(DEC2HEX([.A1585]; 4));4); 2))&amp;&quot; 16&quot;)" office:value-type="string" office:string-value="FE FE 05 A2 06 30 D7 16" calcext:value-type="string">
            <text:p>FE FE 05 A2 06 30 D7 1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(&quot;FE FE 05 A2 &quot;&amp;LEFT(DEC2HEX([.A1586]; 4);2)&amp;&quot; &quot;&amp;RIGHT(DEC2HEX([.A1586]; 4);2)&amp;&quot; &quot;&amp;(RIGHT(DEC2HEX(HEX2DEC(&quot;05&quot;)+HEX2DEC(&quot;A2&quot;)+HEX2DEC(DEC2HEX([.A1586]; 4));4); 2))&amp;&quot; 16&quot;)" office:value-type="string" office:string-value="FE FE 05 A2 06 31 D8 16" calcext:value-type="string">
            <text:p>FE FE 05 A2 06 31 D8 1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(&quot;FE FE 05 A2 &quot;&amp;LEFT(DEC2HEX([.A1587]; 4);2)&amp;&quot; &quot;&amp;RIGHT(DEC2HEX([.A1587]; 4);2)&amp;&quot; &quot;&amp;(RIGHT(DEC2HEX(HEX2DEC(&quot;05&quot;)+HEX2DEC(&quot;A2&quot;)+HEX2DEC(DEC2HEX([.A1587]; 4));4); 2))&amp;&quot; 16&quot;)" office:value-type="string" office:string-value="FE FE 05 A2 06 32 D9 16" calcext:value-type="string">
            <text:p>FE FE 05 A2 06 32 D9 1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(&quot;FE FE 05 A2 &quot;&amp;LEFT(DEC2HEX([.A1588]; 4);2)&amp;&quot; &quot;&amp;RIGHT(DEC2HEX([.A1588]; 4);2)&amp;&quot; &quot;&amp;(RIGHT(DEC2HEX(HEX2DEC(&quot;05&quot;)+HEX2DEC(&quot;A2&quot;)+HEX2DEC(DEC2HEX([.A1588]; 4));4); 2))&amp;&quot; 16&quot;)" office:value-type="string" office:string-value="FE FE 05 A2 06 33 DA 16" calcext:value-type="string">
            <text:p>FE FE 05 A2 06 33 DA 1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(&quot;FE FE 05 A2 &quot;&amp;LEFT(DEC2HEX([.A1589]; 4);2)&amp;&quot; &quot;&amp;RIGHT(DEC2HEX([.A1589]; 4);2)&amp;&quot; &quot;&amp;(RIGHT(DEC2HEX(HEX2DEC(&quot;05&quot;)+HEX2DEC(&quot;A2&quot;)+HEX2DEC(DEC2HEX([.A1589]; 4));4); 2))&amp;&quot; 16&quot;)" office:value-type="string" office:string-value="FE FE 05 A2 06 34 DB 16" calcext:value-type="string">
            <text:p>FE FE 05 A2 06 34 DB 1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(&quot;FE FE 05 A2 &quot;&amp;LEFT(DEC2HEX([.A1590]; 4);2)&amp;&quot; &quot;&amp;RIGHT(DEC2HEX([.A1590]; 4);2)&amp;&quot; &quot;&amp;(RIGHT(DEC2HEX(HEX2DEC(&quot;05&quot;)+HEX2DEC(&quot;A2&quot;)+HEX2DEC(DEC2HEX([.A1590]; 4));4); 2))&amp;&quot; 16&quot;)" office:value-type="string" office:string-value="FE FE 05 A2 06 35 DC 16" calcext:value-type="string">
            <text:p>FE FE 05 A2 06 35 DC 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(&quot;FE FE 05 A2 &quot;&amp;LEFT(DEC2HEX([.A1591]; 4);2)&amp;&quot; &quot;&amp;RIGHT(DEC2HEX([.A1591]; 4);2)&amp;&quot; &quot;&amp;(RIGHT(DEC2HEX(HEX2DEC(&quot;05&quot;)+HEX2DEC(&quot;A2&quot;)+HEX2DEC(DEC2HEX([.A1591]; 4));4); 2))&amp;&quot; 16&quot;)" office:value-type="string" office:string-value="FE FE 05 A2 06 36 DD 16" calcext:value-type="string">
            <text:p>FE FE 05 A2 06 36 DD 1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(&quot;FE FE 05 A2 &quot;&amp;LEFT(DEC2HEX([.A1592]; 4);2)&amp;&quot; &quot;&amp;RIGHT(DEC2HEX([.A1592]; 4);2)&amp;&quot; &quot;&amp;(RIGHT(DEC2HEX(HEX2DEC(&quot;05&quot;)+HEX2DEC(&quot;A2&quot;)+HEX2DEC(DEC2HEX([.A1592]; 4));4); 2))&amp;&quot; 16&quot;)" office:value-type="string" office:string-value="FE FE 05 A2 06 37 DE 16" calcext:value-type="string">
            <text:p>FE FE 05 A2 06 37 DE 1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(&quot;FE FE 05 A2 &quot;&amp;LEFT(DEC2HEX([.A1593]; 4);2)&amp;&quot; &quot;&amp;RIGHT(DEC2HEX([.A1593]; 4);2)&amp;&quot; &quot;&amp;(RIGHT(DEC2HEX(HEX2DEC(&quot;05&quot;)+HEX2DEC(&quot;A2&quot;)+HEX2DEC(DEC2HEX([.A1593]; 4));4); 2))&amp;&quot; 16&quot;)" office:value-type="string" office:string-value="FE FE 05 A2 06 38 DF 16" calcext:value-type="string">
            <text:p>FE FE 05 A2 06 38 DF 1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(&quot;FE FE 05 A2 &quot;&amp;LEFT(DEC2HEX([.A1594]; 4);2)&amp;&quot; &quot;&amp;RIGHT(DEC2HEX([.A1594]; 4);2)&amp;&quot; &quot;&amp;(RIGHT(DEC2HEX(HEX2DEC(&quot;05&quot;)+HEX2DEC(&quot;A2&quot;)+HEX2DEC(DEC2HEX([.A1594]; 4));4); 2))&amp;&quot; 16&quot;)" office:value-type="string" office:string-value="FE FE 05 A2 06 39 E0 16" calcext:value-type="string">
            <text:p>FE FE 05 A2 06 39 E0 1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(&quot;FE FE 05 A2 &quot;&amp;LEFT(DEC2HEX([.A1595]; 4);2)&amp;&quot; &quot;&amp;RIGHT(DEC2HEX([.A1595]; 4);2)&amp;&quot; &quot;&amp;(RIGHT(DEC2HEX(HEX2DEC(&quot;05&quot;)+HEX2DEC(&quot;A2&quot;)+HEX2DEC(DEC2HEX([.A1595]; 4));4); 2))&amp;&quot; 16&quot;)" office:value-type="string" office:string-value="FE FE 05 A2 06 3A E1 16" calcext:value-type="string">
            <text:p>FE FE 05 A2 06 3A E1 1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(&quot;FE FE 05 A2 &quot;&amp;LEFT(DEC2HEX([.A1596]; 4);2)&amp;&quot; &quot;&amp;RIGHT(DEC2HEX([.A1596]; 4);2)&amp;&quot; &quot;&amp;(RIGHT(DEC2HEX(HEX2DEC(&quot;05&quot;)+HEX2DEC(&quot;A2&quot;)+HEX2DEC(DEC2HEX([.A1596]; 4));4); 2))&amp;&quot; 16&quot;)" office:value-type="string" office:string-value="FE FE 05 A2 06 3B E2 16" calcext:value-type="string">
            <text:p>FE FE 05 A2 06 3B E2 1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(&quot;FE FE 05 A2 &quot;&amp;LEFT(DEC2HEX([.A1597]; 4);2)&amp;&quot; &quot;&amp;RIGHT(DEC2HEX([.A1597]; 4);2)&amp;&quot; &quot;&amp;(RIGHT(DEC2HEX(HEX2DEC(&quot;05&quot;)+HEX2DEC(&quot;A2&quot;)+HEX2DEC(DEC2HEX([.A1597]; 4));4); 2))&amp;&quot; 16&quot;)" office:value-type="string" office:string-value="FE FE 05 A2 06 3C E3 16" calcext:value-type="string">
            <text:p>FE FE 05 A2 06 3C E3 1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(&quot;FE FE 05 A2 &quot;&amp;LEFT(DEC2HEX([.A1598]; 4);2)&amp;&quot; &quot;&amp;RIGHT(DEC2HEX([.A1598]; 4);2)&amp;&quot; &quot;&amp;(RIGHT(DEC2HEX(HEX2DEC(&quot;05&quot;)+HEX2DEC(&quot;A2&quot;)+HEX2DEC(DEC2HEX([.A1598]; 4));4); 2))&amp;&quot; 16&quot;)" office:value-type="string" office:string-value="FE FE 05 A2 06 3D E4 16" calcext:value-type="string">
            <text:p>FE FE 05 A2 06 3D E4 1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(&quot;FE FE 05 A2 &quot;&amp;LEFT(DEC2HEX([.A1599]; 4);2)&amp;&quot; &quot;&amp;RIGHT(DEC2HEX([.A1599]; 4);2)&amp;&quot; &quot;&amp;(RIGHT(DEC2HEX(HEX2DEC(&quot;05&quot;)+HEX2DEC(&quot;A2&quot;)+HEX2DEC(DEC2HEX([.A1599]; 4));4); 2))&amp;&quot; 16&quot;)" office:value-type="string" office:string-value="FE FE 05 A2 06 3E E5 16" calcext:value-type="string">
            <text:p>FE FE 05 A2 06 3E E5 1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(&quot;FE FE 05 A2 &quot;&amp;LEFT(DEC2HEX([.A1600]; 4);2)&amp;&quot; &quot;&amp;RIGHT(DEC2HEX([.A1600]; 4);2)&amp;&quot; &quot;&amp;(RIGHT(DEC2HEX(HEX2DEC(&quot;05&quot;)+HEX2DEC(&quot;A2&quot;)+HEX2DEC(DEC2HEX([.A1600]; 4));4); 2))&amp;&quot; 16&quot;)" office:value-type="string" office:string-value="FE FE 05 A2 06 3F E6 16" calcext:value-type="string">
            <text:p>FE FE 05 A2 06 3F E6 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&quot;FE FE 05 A2 &quot;&amp;LEFT(DEC2HEX([.A1601]; 4);2)&amp;&quot; &quot;&amp;RIGHT(DEC2HEX([.A1601]; 4);2)&amp;&quot; &quot;&amp;(RIGHT(DEC2HEX(HEX2DEC(&quot;05&quot;)+HEX2DEC(&quot;A2&quot;)+HEX2DEC(DEC2HEX([.A1601]; 4));4); 2))&amp;&quot; 16&quot;)" office:value-type="string" office:string-value="FE FE 05 A2 06 40 E7 16" calcext:value-type="string">
            <text:p>FE FE 05 A2 06 40 E7 1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(&quot;FE FE 05 A2 &quot;&amp;LEFT(DEC2HEX([.A1602]; 4);2)&amp;&quot; &quot;&amp;RIGHT(DEC2HEX([.A1602]; 4);2)&amp;&quot; &quot;&amp;(RIGHT(DEC2HEX(HEX2DEC(&quot;05&quot;)+HEX2DEC(&quot;A2&quot;)+HEX2DEC(DEC2HEX([.A1602]; 4));4); 2))&amp;&quot; 16&quot;)" office:value-type="string" office:string-value="FE FE 05 A2 06 41 E8 16" calcext:value-type="string">
            <text:p>FE FE 05 A2 06 41 E8 1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(&quot;FE FE 05 A2 &quot;&amp;LEFT(DEC2HEX([.A1603]; 4);2)&amp;&quot; &quot;&amp;RIGHT(DEC2HEX([.A1603]; 4);2)&amp;&quot; &quot;&amp;(RIGHT(DEC2HEX(HEX2DEC(&quot;05&quot;)+HEX2DEC(&quot;A2&quot;)+HEX2DEC(DEC2HEX([.A1603]; 4));4); 2))&amp;&quot; 16&quot;)" office:value-type="string" office:string-value="FE FE 05 A2 06 42 E9 16" calcext:value-type="string">
            <text:p>FE FE 05 A2 06 42 E9 1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(&quot;FE FE 05 A2 &quot;&amp;LEFT(DEC2HEX([.A1604]; 4);2)&amp;&quot; &quot;&amp;RIGHT(DEC2HEX([.A1604]; 4);2)&amp;&quot; &quot;&amp;(RIGHT(DEC2HEX(HEX2DEC(&quot;05&quot;)+HEX2DEC(&quot;A2&quot;)+HEX2DEC(DEC2HEX([.A1604]; 4));4); 2))&amp;&quot; 16&quot;)" office:value-type="string" office:string-value="FE FE 05 A2 06 43 EA 16" calcext:value-type="string">
            <text:p>FE FE 05 A2 06 43 EA 1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(&quot;FE FE 05 A2 &quot;&amp;LEFT(DEC2HEX([.A1605]; 4);2)&amp;&quot; &quot;&amp;RIGHT(DEC2HEX([.A1605]; 4);2)&amp;&quot; &quot;&amp;(RIGHT(DEC2HEX(HEX2DEC(&quot;05&quot;)+HEX2DEC(&quot;A2&quot;)+HEX2DEC(DEC2HEX([.A1605]; 4));4); 2))&amp;&quot; 16&quot;)" office:value-type="string" office:string-value="FE FE 05 A2 06 44 EB 16" calcext:value-type="string">
            <text:p>FE FE 05 A2 06 44 EB 1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(&quot;FE FE 05 A2 &quot;&amp;LEFT(DEC2HEX([.A1606]; 4);2)&amp;&quot; &quot;&amp;RIGHT(DEC2HEX([.A1606]; 4);2)&amp;&quot; &quot;&amp;(RIGHT(DEC2HEX(HEX2DEC(&quot;05&quot;)+HEX2DEC(&quot;A2&quot;)+HEX2DEC(DEC2HEX([.A1606]; 4));4); 2))&amp;&quot; 16&quot;)" office:value-type="string" office:string-value="FE FE 05 A2 06 45 EC 16" calcext:value-type="string">
            <text:p>FE FE 05 A2 06 45 EC 1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(&quot;FE FE 05 A2 &quot;&amp;LEFT(DEC2HEX([.A1607]; 4);2)&amp;&quot; &quot;&amp;RIGHT(DEC2HEX([.A1607]; 4);2)&amp;&quot; &quot;&amp;(RIGHT(DEC2HEX(HEX2DEC(&quot;05&quot;)+HEX2DEC(&quot;A2&quot;)+HEX2DEC(DEC2HEX([.A1607]; 4));4); 2))&amp;&quot; 16&quot;)" office:value-type="string" office:string-value="FE FE 05 A2 06 46 ED 16" calcext:value-type="string">
            <text:p>FE FE 05 A2 06 46 ED 1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(&quot;FE FE 05 A2 &quot;&amp;LEFT(DEC2HEX([.A1608]; 4);2)&amp;&quot; &quot;&amp;RIGHT(DEC2HEX([.A1608]; 4);2)&amp;&quot; &quot;&amp;(RIGHT(DEC2HEX(HEX2DEC(&quot;05&quot;)+HEX2DEC(&quot;A2&quot;)+HEX2DEC(DEC2HEX([.A1608]; 4));4); 2))&amp;&quot; 16&quot;)" office:value-type="string" office:string-value="FE FE 05 A2 06 47 EE 16" calcext:value-type="string">
            <text:p>FE FE 05 A2 06 47 EE 1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(&quot;FE FE 05 A2 &quot;&amp;LEFT(DEC2HEX([.A1609]; 4);2)&amp;&quot; &quot;&amp;RIGHT(DEC2HEX([.A1609]; 4);2)&amp;&quot; &quot;&amp;(RIGHT(DEC2HEX(HEX2DEC(&quot;05&quot;)+HEX2DEC(&quot;A2&quot;)+HEX2DEC(DEC2HEX([.A1609]; 4));4); 2))&amp;&quot; 16&quot;)" office:value-type="string" office:string-value="FE FE 05 A2 06 48 EF 16" calcext:value-type="string">
            <text:p>FE FE 05 A2 06 48 EF 1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(&quot;FE FE 05 A2 &quot;&amp;LEFT(DEC2HEX([.A1610]; 4);2)&amp;&quot; &quot;&amp;RIGHT(DEC2HEX([.A1610]; 4);2)&amp;&quot; &quot;&amp;(RIGHT(DEC2HEX(HEX2DEC(&quot;05&quot;)+HEX2DEC(&quot;A2&quot;)+HEX2DEC(DEC2HEX([.A1610]; 4));4); 2))&amp;&quot; 16&quot;)" office:value-type="string" office:string-value="FE FE 05 A2 06 49 F0 16" calcext:value-type="string">
            <text:p>FE FE 05 A2 06 49 F0 1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(&quot;FE FE 05 A2 &quot;&amp;LEFT(DEC2HEX([.A1611]; 4);2)&amp;&quot; &quot;&amp;RIGHT(DEC2HEX([.A1611]; 4);2)&amp;&quot; &quot;&amp;(RIGHT(DEC2HEX(HEX2DEC(&quot;05&quot;)+HEX2DEC(&quot;A2&quot;)+HEX2DEC(DEC2HEX([.A1611]; 4));4); 2))&amp;&quot; 16&quot;)" office:value-type="string" office:string-value="FE FE 05 A2 06 4A F1 16" calcext:value-type="string">
            <text:p>FE FE 05 A2 06 4A F1 1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(&quot;FE FE 05 A2 &quot;&amp;LEFT(DEC2HEX([.A1612]; 4);2)&amp;&quot; &quot;&amp;RIGHT(DEC2HEX([.A1612]; 4);2)&amp;&quot; &quot;&amp;(RIGHT(DEC2HEX(HEX2DEC(&quot;05&quot;)+HEX2DEC(&quot;A2&quot;)+HEX2DEC(DEC2HEX([.A1612]; 4));4); 2))&amp;&quot; 16&quot;)" office:value-type="string" office:string-value="FE FE 05 A2 06 4B F2 16" calcext:value-type="string">
            <text:p>FE FE 05 A2 06 4B F2 1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(&quot;FE FE 05 A2 &quot;&amp;LEFT(DEC2HEX([.A1613]; 4);2)&amp;&quot; &quot;&amp;RIGHT(DEC2HEX([.A1613]; 4);2)&amp;&quot; &quot;&amp;(RIGHT(DEC2HEX(HEX2DEC(&quot;05&quot;)+HEX2DEC(&quot;A2&quot;)+HEX2DEC(DEC2HEX([.A1613]; 4));4); 2))&amp;&quot; 16&quot;)" office:value-type="string" office:string-value="FE FE 05 A2 06 4C F3 16" calcext:value-type="string">
            <text:p>FE FE 05 A2 06 4C F3 1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(&quot;FE FE 05 A2 &quot;&amp;LEFT(DEC2HEX([.A1614]; 4);2)&amp;&quot; &quot;&amp;RIGHT(DEC2HEX([.A1614]; 4);2)&amp;&quot; &quot;&amp;(RIGHT(DEC2HEX(HEX2DEC(&quot;05&quot;)+HEX2DEC(&quot;A2&quot;)+HEX2DEC(DEC2HEX([.A1614]; 4));4); 2))&amp;&quot; 16&quot;)" office:value-type="string" office:string-value="FE FE 05 A2 06 4D F4 16" calcext:value-type="string">
            <text:p>FE FE 05 A2 06 4D F4 1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(&quot;FE FE 05 A2 &quot;&amp;LEFT(DEC2HEX([.A1615]; 4);2)&amp;&quot; &quot;&amp;RIGHT(DEC2HEX([.A1615]; 4);2)&amp;&quot; &quot;&amp;(RIGHT(DEC2HEX(HEX2DEC(&quot;05&quot;)+HEX2DEC(&quot;A2&quot;)+HEX2DEC(DEC2HEX([.A1615]; 4));4); 2))&amp;&quot; 16&quot;)" office:value-type="string" office:string-value="FE FE 05 A2 06 4E F5 16" calcext:value-type="string">
            <text:p>FE FE 05 A2 06 4E F5 1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(&quot;FE FE 05 A2 &quot;&amp;LEFT(DEC2HEX([.A1616]; 4);2)&amp;&quot; &quot;&amp;RIGHT(DEC2HEX([.A1616]; 4);2)&amp;&quot; &quot;&amp;(RIGHT(DEC2HEX(HEX2DEC(&quot;05&quot;)+HEX2DEC(&quot;A2&quot;)+HEX2DEC(DEC2HEX([.A1616]; 4));4); 2))&amp;&quot; 16&quot;)" office:value-type="string" office:string-value="FE FE 05 A2 06 4F F6 16" calcext:value-type="string">
            <text:p>FE FE 05 A2 06 4F F6 1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(&quot;FE FE 05 A2 &quot;&amp;LEFT(DEC2HEX([.A1617]; 4);2)&amp;&quot; &quot;&amp;RIGHT(DEC2HEX([.A1617]; 4);2)&amp;&quot; &quot;&amp;(RIGHT(DEC2HEX(HEX2DEC(&quot;05&quot;)+HEX2DEC(&quot;A2&quot;)+HEX2DEC(DEC2HEX([.A1617]; 4));4); 2))&amp;&quot; 16&quot;)" office:value-type="string" office:string-value="FE FE 05 A2 06 50 F7 16" calcext:value-type="string">
            <text:p>FE FE 05 A2 06 50 F7 1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(&quot;FE FE 05 A2 &quot;&amp;LEFT(DEC2HEX([.A1618]; 4);2)&amp;&quot; &quot;&amp;RIGHT(DEC2HEX([.A1618]; 4);2)&amp;&quot; &quot;&amp;(RIGHT(DEC2HEX(HEX2DEC(&quot;05&quot;)+HEX2DEC(&quot;A2&quot;)+HEX2DEC(DEC2HEX([.A1618]; 4));4); 2))&amp;&quot; 16&quot;)" office:value-type="string" office:string-value="FE FE 05 A2 06 51 F8 16" calcext:value-type="string">
            <text:p>FE FE 05 A2 06 51 F8 16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(&quot;FE FE 05 A2 &quot;&amp;LEFT(DEC2HEX([.A1619]; 4);2)&amp;&quot; &quot;&amp;RIGHT(DEC2HEX([.A1619]; 4);2)&amp;&quot; &quot;&amp;(RIGHT(DEC2HEX(HEX2DEC(&quot;05&quot;)+HEX2DEC(&quot;A2&quot;)+HEX2DEC(DEC2HEX([.A1619]; 4));4); 2))&amp;&quot; 16&quot;)" office:value-type="string" office:string-value="FE FE 05 A2 06 52 F9 16" calcext:value-type="string">
            <text:p>FE FE 05 A2 06 52 F9 1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(&quot;FE FE 05 A2 &quot;&amp;LEFT(DEC2HEX([.A1620]; 4);2)&amp;&quot; &quot;&amp;RIGHT(DEC2HEX([.A1620]; 4);2)&amp;&quot; &quot;&amp;(RIGHT(DEC2HEX(HEX2DEC(&quot;05&quot;)+HEX2DEC(&quot;A2&quot;)+HEX2DEC(DEC2HEX([.A1620]; 4));4); 2))&amp;&quot; 16&quot;)" office:value-type="string" office:string-value="FE FE 05 A2 06 53 FA 16" calcext:value-type="string">
            <text:p>FE FE 05 A2 06 53 FA 1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&quot;FE FE 05 A2 &quot;&amp;LEFT(DEC2HEX([.A1621]; 4);2)&amp;&quot; &quot;&amp;RIGHT(DEC2HEX([.A1621]; 4);2)&amp;&quot; &quot;&amp;(RIGHT(DEC2HEX(HEX2DEC(&quot;05&quot;)+HEX2DEC(&quot;A2&quot;)+HEX2DEC(DEC2HEX([.A1621]; 4));4); 2))&amp;&quot; 16&quot;)" office:value-type="string" office:string-value="FE FE 05 A2 06 54 FB 16" calcext:value-type="string">
            <text:p>FE FE 05 A2 06 54 FB 1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(&quot;FE FE 05 A2 &quot;&amp;LEFT(DEC2HEX([.A1622]; 4);2)&amp;&quot; &quot;&amp;RIGHT(DEC2HEX([.A1622]; 4);2)&amp;&quot; &quot;&amp;(RIGHT(DEC2HEX(HEX2DEC(&quot;05&quot;)+HEX2DEC(&quot;A2&quot;)+HEX2DEC(DEC2HEX([.A1622]; 4));4); 2))&amp;&quot; 16&quot;)" office:value-type="string" office:string-value="FE FE 05 A2 06 55 FC 16" calcext:value-type="string">
            <text:p>FE FE 05 A2 06 55 FC 16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(&quot;FE FE 05 A2 &quot;&amp;LEFT(DEC2HEX([.A1623]; 4);2)&amp;&quot; &quot;&amp;RIGHT(DEC2HEX([.A1623]; 4);2)&amp;&quot; &quot;&amp;(RIGHT(DEC2HEX(HEX2DEC(&quot;05&quot;)+HEX2DEC(&quot;A2&quot;)+HEX2DEC(DEC2HEX([.A1623]; 4));4); 2))&amp;&quot; 16&quot;)" office:value-type="string" office:string-value="FE FE 05 A2 06 56 FD 16" calcext:value-type="string">
            <text:p>FE FE 05 A2 06 56 FD 1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(&quot;FE FE 05 A2 &quot;&amp;LEFT(DEC2HEX([.A1624]; 4);2)&amp;&quot; &quot;&amp;RIGHT(DEC2HEX([.A1624]; 4);2)&amp;&quot; &quot;&amp;(RIGHT(DEC2HEX(HEX2DEC(&quot;05&quot;)+HEX2DEC(&quot;A2&quot;)+HEX2DEC(DEC2HEX([.A1624]; 4));4); 2))&amp;&quot; 16&quot;)" office:value-type="string" office:string-value="FE FE 05 A2 06 57 FE 16" calcext:value-type="string">
            <text:p>FE FE 05 A2 06 57 FE 1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(&quot;FE FE 05 A2 &quot;&amp;LEFT(DEC2HEX([.A1625]; 4);2)&amp;&quot; &quot;&amp;RIGHT(DEC2HEX([.A1625]; 4);2)&amp;&quot; &quot;&amp;(RIGHT(DEC2HEX(HEX2DEC(&quot;05&quot;)+HEX2DEC(&quot;A2&quot;)+HEX2DEC(DEC2HEX([.A1625]; 4));4); 2))&amp;&quot; 16&quot;)" office:value-type="string" office:string-value="FE FE 05 A2 06 58 FF 16" calcext:value-type="string">
            <text:p>FE FE 05 A2 06 58 FF 1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(&quot;FE FE 05 A2 &quot;&amp;LEFT(DEC2HEX([.A1626]; 4);2)&amp;&quot; &quot;&amp;RIGHT(DEC2HEX([.A1626]; 4);2)&amp;&quot; &quot;&amp;(RIGHT(DEC2HEX(HEX2DEC(&quot;05&quot;)+HEX2DEC(&quot;A2&quot;)+HEX2DEC(DEC2HEX([.A1626]; 4));4); 2))&amp;&quot; 16&quot;)" office:value-type="string" office:string-value="FE FE 05 A2 06 59 00 16" calcext:value-type="string">
            <text:p>FE FE 05 A2 06 59 00 1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(&quot;FE FE 05 A2 &quot;&amp;LEFT(DEC2HEX([.A1627]; 4);2)&amp;&quot; &quot;&amp;RIGHT(DEC2HEX([.A1627]; 4);2)&amp;&quot; &quot;&amp;(RIGHT(DEC2HEX(HEX2DEC(&quot;05&quot;)+HEX2DEC(&quot;A2&quot;)+HEX2DEC(DEC2HEX([.A1627]; 4));4); 2))&amp;&quot; 16&quot;)" office:value-type="string" office:string-value="FE FE 05 A2 06 5A 01 16" calcext:value-type="string">
            <text:p>FE FE 05 A2 06 5A 01 1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(&quot;FE FE 05 A2 &quot;&amp;LEFT(DEC2HEX([.A1628]; 4);2)&amp;&quot; &quot;&amp;RIGHT(DEC2HEX([.A1628]; 4);2)&amp;&quot; &quot;&amp;(RIGHT(DEC2HEX(HEX2DEC(&quot;05&quot;)+HEX2DEC(&quot;A2&quot;)+HEX2DEC(DEC2HEX([.A1628]; 4));4); 2))&amp;&quot; 16&quot;)" office:value-type="string" office:string-value="FE FE 05 A2 06 5B 02 16" calcext:value-type="string">
            <text:p>FE FE 05 A2 06 5B 02 1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(&quot;FE FE 05 A2 &quot;&amp;LEFT(DEC2HEX([.A1629]; 4);2)&amp;&quot; &quot;&amp;RIGHT(DEC2HEX([.A1629]; 4);2)&amp;&quot; &quot;&amp;(RIGHT(DEC2HEX(HEX2DEC(&quot;05&quot;)+HEX2DEC(&quot;A2&quot;)+HEX2DEC(DEC2HEX([.A1629]; 4));4); 2))&amp;&quot; 16&quot;)" office:value-type="string" office:string-value="FE FE 05 A2 06 5C 03 16" calcext:value-type="string">
            <text:p>FE FE 05 A2 06 5C 03 1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(&quot;FE FE 05 A2 &quot;&amp;LEFT(DEC2HEX([.A1630]; 4);2)&amp;&quot; &quot;&amp;RIGHT(DEC2HEX([.A1630]; 4);2)&amp;&quot; &quot;&amp;(RIGHT(DEC2HEX(HEX2DEC(&quot;05&quot;)+HEX2DEC(&quot;A2&quot;)+HEX2DEC(DEC2HEX([.A1630]; 4));4); 2))&amp;&quot; 16&quot;)" office:value-type="string" office:string-value="FE FE 05 A2 06 5D 04 16" calcext:value-type="string">
            <text:p>FE FE 05 A2 06 5D 04 1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(&quot;FE FE 05 A2 &quot;&amp;LEFT(DEC2HEX([.A1631]; 4);2)&amp;&quot; &quot;&amp;RIGHT(DEC2HEX([.A1631]; 4);2)&amp;&quot; &quot;&amp;(RIGHT(DEC2HEX(HEX2DEC(&quot;05&quot;)+HEX2DEC(&quot;A2&quot;)+HEX2DEC(DEC2HEX([.A1631]; 4));4); 2))&amp;&quot; 16&quot;)" office:value-type="string" office:string-value="FE FE 05 A2 06 5E 05 16" calcext:value-type="string">
            <text:p>FE FE 05 A2 06 5E 05 1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(&quot;FE FE 05 A2 &quot;&amp;LEFT(DEC2HEX([.A1632]; 4);2)&amp;&quot; &quot;&amp;RIGHT(DEC2HEX([.A1632]; 4);2)&amp;&quot; &quot;&amp;(RIGHT(DEC2HEX(HEX2DEC(&quot;05&quot;)+HEX2DEC(&quot;A2&quot;)+HEX2DEC(DEC2HEX([.A1632]; 4));4); 2))&amp;&quot; 16&quot;)" office:value-type="string" office:string-value="FE FE 05 A2 06 5F 06 16" calcext:value-type="string">
            <text:p>FE FE 05 A2 06 5F 06 1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(&quot;FE FE 05 A2 &quot;&amp;LEFT(DEC2HEX([.A1633]; 4);2)&amp;&quot; &quot;&amp;RIGHT(DEC2HEX([.A1633]; 4);2)&amp;&quot; &quot;&amp;(RIGHT(DEC2HEX(HEX2DEC(&quot;05&quot;)+HEX2DEC(&quot;A2&quot;)+HEX2DEC(DEC2HEX([.A1633]; 4));4); 2))&amp;&quot; 16&quot;)" office:value-type="string" office:string-value="FE FE 05 A2 06 60 07 16" calcext:value-type="string">
            <text:p>FE FE 05 A2 06 60 07 16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(&quot;FE FE 05 A2 &quot;&amp;LEFT(DEC2HEX([.A1634]; 4);2)&amp;&quot; &quot;&amp;RIGHT(DEC2HEX([.A1634]; 4);2)&amp;&quot; &quot;&amp;(RIGHT(DEC2HEX(HEX2DEC(&quot;05&quot;)+HEX2DEC(&quot;A2&quot;)+HEX2DEC(DEC2HEX([.A1634]; 4));4); 2))&amp;&quot; 16&quot;)" office:value-type="string" office:string-value="FE FE 05 A2 06 61 08 16" calcext:value-type="string">
            <text:p>FE FE 05 A2 06 61 08 1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(&quot;FE FE 05 A2 &quot;&amp;LEFT(DEC2HEX([.A1635]; 4);2)&amp;&quot; &quot;&amp;RIGHT(DEC2HEX([.A1635]; 4);2)&amp;&quot; &quot;&amp;(RIGHT(DEC2HEX(HEX2DEC(&quot;05&quot;)+HEX2DEC(&quot;A2&quot;)+HEX2DEC(DEC2HEX([.A1635]; 4));4); 2))&amp;&quot; 16&quot;)" office:value-type="string" office:string-value="FE FE 05 A2 06 62 09 16" calcext:value-type="string">
            <text:p>FE FE 05 A2 06 62 09 1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(&quot;FE FE 05 A2 &quot;&amp;LEFT(DEC2HEX([.A1636]; 4);2)&amp;&quot; &quot;&amp;RIGHT(DEC2HEX([.A1636]; 4);2)&amp;&quot; &quot;&amp;(RIGHT(DEC2HEX(HEX2DEC(&quot;05&quot;)+HEX2DEC(&quot;A2&quot;)+HEX2DEC(DEC2HEX([.A1636]; 4));4); 2))&amp;&quot; 16&quot;)" office:value-type="string" office:string-value="FE FE 05 A2 06 63 0A 16" calcext:value-type="string">
            <text:p>FE FE 05 A2 06 63 0A 1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(&quot;FE FE 05 A2 &quot;&amp;LEFT(DEC2HEX([.A1637]; 4);2)&amp;&quot; &quot;&amp;RIGHT(DEC2HEX([.A1637]; 4);2)&amp;&quot; &quot;&amp;(RIGHT(DEC2HEX(HEX2DEC(&quot;05&quot;)+HEX2DEC(&quot;A2&quot;)+HEX2DEC(DEC2HEX([.A1637]; 4));4); 2))&amp;&quot; 16&quot;)" office:value-type="string" office:string-value="FE FE 05 A2 06 64 0B 16" calcext:value-type="string">
            <text:p>FE FE 05 A2 06 64 0B 1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(&quot;FE FE 05 A2 &quot;&amp;LEFT(DEC2HEX([.A1638]; 4);2)&amp;&quot; &quot;&amp;RIGHT(DEC2HEX([.A1638]; 4);2)&amp;&quot; &quot;&amp;(RIGHT(DEC2HEX(HEX2DEC(&quot;05&quot;)+HEX2DEC(&quot;A2&quot;)+HEX2DEC(DEC2HEX([.A1638]; 4));4); 2))&amp;&quot; 16&quot;)" office:value-type="string" office:string-value="FE FE 05 A2 06 65 0C 16" calcext:value-type="string">
            <text:p>FE FE 05 A2 06 65 0C 1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(&quot;FE FE 05 A2 &quot;&amp;LEFT(DEC2HEX([.A1639]; 4);2)&amp;&quot; &quot;&amp;RIGHT(DEC2HEX([.A1639]; 4);2)&amp;&quot; &quot;&amp;(RIGHT(DEC2HEX(HEX2DEC(&quot;05&quot;)+HEX2DEC(&quot;A2&quot;)+HEX2DEC(DEC2HEX([.A1639]; 4));4); 2))&amp;&quot; 16&quot;)" office:value-type="string" office:string-value="FE FE 05 A2 06 66 0D 16" calcext:value-type="string">
            <text:p>FE FE 05 A2 06 66 0D 1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(&quot;FE FE 05 A2 &quot;&amp;LEFT(DEC2HEX([.A1640]; 4);2)&amp;&quot; &quot;&amp;RIGHT(DEC2HEX([.A1640]; 4);2)&amp;&quot; &quot;&amp;(RIGHT(DEC2HEX(HEX2DEC(&quot;05&quot;)+HEX2DEC(&quot;A2&quot;)+HEX2DEC(DEC2HEX([.A1640]; 4));4); 2))&amp;&quot; 16&quot;)" office:value-type="string" office:string-value="FE FE 05 A2 06 67 0E 16" calcext:value-type="string">
            <text:p>FE FE 05 A2 06 67 0E 1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(&quot;FE FE 05 A2 &quot;&amp;LEFT(DEC2HEX([.A1641]; 4);2)&amp;&quot; &quot;&amp;RIGHT(DEC2HEX([.A1641]; 4);2)&amp;&quot; &quot;&amp;(RIGHT(DEC2HEX(HEX2DEC(&quot;05&quot;)+HEX2DEC(&quot;A2&quot;)+HEX2DEC(DEC2HEX([.A1641]; 4));4); 2))&amp;&quot; 16&quot;)" office:value-type="string" office:string-value="FE FE 05 A2 06 68 0F 16" calcext:value-type="string">
            <text:p>FE FE 05 A2 06 68 0F 1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(&quot;FE FE 05 A2 &quot;&amp;LEFT(DEC2HEX([.A1642]; 4);2)&amp;&quot; &quot;&amp;RIGHT(DEC2HEX([.A1642]; 4);2)&amp;&quot; &quot;&amp;(RIGHT(DEC2HEX(HEX2DEC(&quot;05&quot;)+HEX2DEC(&quot;A2&quot;)+HEX2DEC(DEC2HEX([.A1642]; 4));4); 2))&amp;&quot; 16&quot;)" office:value-type="string" office:string-value="FE FE 05 A2 06 69 10 16" calcext:value-type="string">
            <text:p>FE FE 05 A2 06 69 10 1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(&quot;FE FE 05 A2 &quot;&amp;LEFT(DEC2HEX([.A1643]; 4);2)&amp;&quot; &quot;&amp;RIGHT(DEC2HEX([.A1643]; 4);2)&amp;&quot; &quot;&amp;(RIGHT(DEC2HEX(HEX2DEC(&quot;05&quot;)+HEX2DEC(&quot;A2&quot;)+HEX2DEC(DEC2HEX([.A1643]; 4));4); 2))&amp;&quot; 16&quot;)" office:value-type="string" office:string-value="FE FE 05 A2 06 6A 11 16" calcext:value-type="string">
            <text:p>FE FE 05 A2 06 6A 11 16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(&quot;FE FE 05 A2 &quot;&amp;LEFT(DEC2HEX([.A1644]; 4);2)&amp;&quot; &quot;&amp;RIGHT(DEC2HEX([.A1644]; 4);2)&amp;&quot; &quot;&amp;(RIGHT(DEC2HEX(HEX2DEC(&quot;05&quot;)+HEX2DEC(&quot;A2&quot;)+HEX2DEC(DEC2HEX([.A1644]; 4));4); 2))&amp;&quot; 16&quot;)" office:value-type="string" office:string-value="FE FE 05 A2 06 6B 12 16" calcext:value-type="string">
            <text:p>FE FE 05 A2 06 6B 12 1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(&quot;FE FE 05 A2 &quot;&amp;LEFT(DEC2HEX([.A1645]; 4);2)&amp;&quot; &quot;&amp;RIGHT(DEC2HEX([.A1645]; 4);2)&amp;&quot; &quot;&amp;(RIGHT(DEC2HEX(HEX2DEC(&quot;05&quot;)+HEX2DEC(&quot;A2&quot;)+HEX2DEC(DEC2HEX([.A1645]; 4));4); 2))&amp;&quot; 16&quot;)" office:value-type="string" office:string-value="FE FE 05 A2 06 6C 13 16" calcext:value-type="string">
            <text:p>FE FE 05 A2 06 6C 13 1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(&quot;FE FE 05 A2 &quot;&amp;LEFT(DEC2HEX([.A1646]; 4);2)&amp;&quot; &quot;&amp;RIGHT(DEC2HEX([.A1646]; 4);2)&amp;&quot; &quot;&amp;(RIGHT(DEC2HEX(HEX2DEC(&quot;05&quot;)+HEX2DEC(&quot;A2&quot;)+HEX2DEC(DEC2HEX([.A1646]; 4));4); 2))&amp;&quot; 16&quot;)" office:value-type="string" office:string-value="FE FE 05 A2 06 6D 14 16" calcext:value-type="string">
            <text:p>FE FE 05 A2 06 6D 14 1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(&quot;FE FE 05 A2 &quot;&amp;LEFT(DEC2HEX([.A1647]; 4);2)&amp;&quot; &quot;&amp;RIGHT(DEC2HEX([.A1647]; 4);2)&amp;&quot; &quot;&amp;(RIGHT(DEC2HEX(HEX2DEC(&quot;05&quot;)+HEX2DEC(&quot;A2&quot;)+HEX2DEC(DEC2HEX([.A1647]; 4));4); 2))&amp;&quot; 16&quot;)" office:value-type="string" office:string-value="FE FE 05 A2 06 6E 15 16" calcext:value-type="string">
            <text:p>FE FE 05 A2 06 6E 15 1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(&quot;FE FE 05 A2 &quot;&amp;LEFT(DEC2HEX([.A1648]; 4);2)&amp;&quot; &quot;&amp;RIGHT(DEC2HEX([.A1648]; 4);2)&amp;&quot; &quot;&amp;(RIGHT(DEC2HEX(HEX2DEC(&quot;05&quot;)+HEX2DEC(&quot;A2&quot;)+HEX2DEC(DEC2HEX([.A1648]; 4));4); 2))&amp;&quot; 16&quot;)" office:value-type="string" office:string-value="FE FE 05 A2 06 6F 16 16" calcext:value-type="string">
            <text:p>FE FE 05 A2 06 6F 16 1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(&quot;FE FE 05 A2 &quot;&amp;LEFT(DEC2HEX([.A1649]; 4);2)&amp;&quot; &quot;&amp;RIGHT(DEC2HEX([.A1649]; 4);2)&amp;&quot; &quot;&amp;(RIGHT(DEC2HEX(HEX2DEC(&quot;05&quot;)+HEX2DEC(&quot;A2&quot;)+HEX2DEC(DEC2HEX([.A1649]; 4));4); 2))&amp;&quot; 16&quot;)" office:value-type="string" office:string-value="FE FE 05 A2 06 70 17 16" calcext:value-type="string">
            <text:p>FE FE 05 A2 06 70 17 1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(&quot;FE FE 05 A2 &quot;&amp;LEFT(DEC2HEX([.A1650]; 4);2)&amp;&quot; &quot;&amp;RIGHT(DEC2HEX([.A1650]; 4);2)&amp;&quot; &quot;&amp;(RIGHT(DEC2HEX(HEX2DEC(&quot;05&quot;)+HEX2DEC(&quot;A2&quot;)+HEX2DEC(DEC2HEX([.A1650]; 4));4); 2))&amp;&quot; 16&quot;)" office:value-type="string" office:string-value="FE FE 05 A2 06 71 18 16" calcext:value-type="string">
            <text:p>FE FE 05 A2 06 71 18 1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(&quot;FE FE 05 A2 &quot;&amp;LEFT(DEC2HEX([.A1651]; 4);2)&amp;&quot; &quot;&amp;RIGHT(DEC2HEX([.A1651]; 4);2)&amp;&quot; &quot;&amp;(RIGHT(DEC2HEX(HEX2DEC(&quot;05&quot;)+HEX2DEC(&quot;A2&quot;)+HEX2DEC(DEC2HEX([.A1651]; 4));4); 2))&amp;&quot; 16&quot;)" office:value-type="string" office:string-value="FE FE 05 A2 06 72 19 16" calcext:value-type="string">
            <text:p>FE FE 05 A2 06 72 19 1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(&quot;FE FE 05 A2 &quot;&amp;LEFT(DEC2HEX([.A1652]; 4);2)&amp;&quot; &quot;&amp;RIGHT(DEC2HEX([.A1652]; 4);2)&amp;&quot; &quot;&amp;(RIGHT(DEC2HEX(HEX2DEC(&quot;05&quot;)+HEX2DEC(&quot;A2&quot;)+HEX2DEC(DEC2HEX([.A1652]; 4));4); 2))&amp;&quot; 16&quot;)" office:value-type="string" office:string-value="FE FE 05 A2 06 73 1A 16" calcext:value-type="string">
            <text:p>FE FE 05 A2 06 73 1A 1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(&quot;FE FE 05 A2 &quot;&amp;LEFT(DEC2HEX([.A1653]; 4);2)&amp;&quot; &quot;&amp;RIGHT(DEC2HEX([.A1653]; 4);2)&amp;&quot; &quot;&amp;(RIGHT(DEC2HEX(HEX2DEC(&quot;05&quot;)+HEX2DEC(&quot;A2&quot;)+HEX2DEC(DEC2HEX([.A1653]; 4));4); 2))&amp;&quot; 16&quot;)" office:value-type="string" office:string-value="FE FE 05 A2 06 74 1B 16" calcext:value-type="string">
            <text:p>FE FE 05 A2 06 74 1B 1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(&quot;FE FE 05 A2 &quot;&amp;LEFT(DEC2HEX([.A1654]; 4);2)&amp;&quot; &quot;&amp;RIGHT(DEC2HEX([.A1654]; 4);2)&amp;&quot; &quot;&amp;(RIGHT(DEC2HEX(HEX2DEC(&quot;05&quot;)+HEX2DEC(&quot;A2&quot;)+HEX2DEC(DEC2HEX([.A1654]; 4));4); 2))&amp;&quot; 16&quot;)" office:value-type="string" office:string-value="FE FE 05 A2 06 75 1C 16" calcext:value-type="string">
            <text:p>FE FE 05 A2 06 75 1C 1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(&quot;FE FE 05 A2 &quot;&amp;LEFT(DEC2HEX([.A1655]; 4);2)&amp;&quot; &quot;&amp;RIGHT(DEC2HEX([.A1655]; 4);2)&amp;&quot; &quot;&amp;(RIGHT(DEC2HEX(HEX2DEC(&quot;05&quot;)+HEX2DEC(&quot;A2&quot;)+HEX2DEC(DEC2HEX([.A1655]; 4));4); 2))&amp;&quot; 16&quot;)" office:value-type="string" office:string-value="FE FE 05 A2 06 76 1D 16" calcext:value-type="string">
            <text:p>FE FE 05 A2 06 76 1D 1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(&quot;FE FE 05 A2 &quot;&amp;LEFT(DEC2HEX([.A1656]; 4);2)&amp;&quot; &quot;&amp;RIGHT(DEC2HEX([.A1656]; 4);2)&amp;&quot; &quot;&amp;(RIGHT(DEC2HEX(HEX2DEC(&quot;05&quot;)+HEX2DEC(&quot;A2&quot;)+HEX2DEC(DEC2HEX([.A1656]; 4));4); 2))&amp;&quot; 16&quot;)" office:value-type="string" office:string-value="FE FE 05 A2 06 77 1E 16" calcext:value-type="string">
            <text:p>FE FE 05 A2 06 77 1E 1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(&quot;FE FE 05 A2 &quot;&amp;LEFT(DEC2HEX([.A1657]; 4);2)&amp;&quot; &quot;&amp;RIGHT(DEC2HEX([.A1657]; 4);2)&amp;&quot; &quot;&amp;(RIGHT(DEC2HEX(HEX2DEC(&quot;05&quot;)+HEX2DEC(&quot;A2&quot;)+HEX2DEC(DEC2HEX([.A1657]; 4));4); 2))&amp;&quot; 16&quot;)" office:value-type="string" office:string-value="FE FE 05 A2 06 78 1F 16" calcext:value-type="string">
            <text:p>FE FE 05 A2 06 78 1F 1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(&quot;FE FE 05 A2 &quot;&amp;LEFT(DEC2HEX([.A1658]; 4);2)&amp;&quot; &quot;&amp;RIGHT(DEC2HEX([.A1658]; 4);2)&amp;&quot; &quot;&amp;(RIGHT(DEC2HEX(HEX2DEC(&quot;05&quot;)+HEX2DEC(&quot;A2&quot;)+HEX2DEC(DEC2HEX([.A1658]; 4));4); 2))&amp;&quot; 16&quot;)" office:value-type="string" office:string-value="FE FE 05 A2 06 79 20 16" calcext:value-type="string">
            <text:p>FE FE 05 A2 06 79 20 1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(&quot;FE FE 05 A2 &quot;&amp;LEFT(DEC2HEX([.A1659]; 4);2)&amp;&quot; &quot;&amp;RIGHT(DEC2HEX([.A1659]; 4);2)&amp;&quot; &quot;&amp;(RIGHT(DEC2HEX(HEX2DEC(&quot;05&quot;)+HEX2DEC(&quot;A2&quot;)+HEX2DEC(DEC2HEX([.A1659]; 4));4); 2))&amp;&quot; 16&quot;)" office:value-type="string" office:string-value="FE FE 05 A2 06 7A 21 16" calcext:value-type="string">
            <text:p>FE FE 05 A2 06 7A 21 1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(&quot;FE FE 05 A2 &quot;&amp;LEFT(DEC2HEX([.A1660]; 4);2)&amp;&quot; &quot;&amp;RIGHT(DEC2HEX([.A1660]; 4);2)&amp;&quot; &quot;&amp;(RIGHT(DEC2HEX(HEX2DEC(&quot;05&quot;)+HEX2DEC(&quot;A2&quot;)+HEX2DEC(DEC2HEX([.A1660]; 4));4); 2))&amp;&quot; 16&quot;)" office:value-type="string" office:string-value="FE FE 05 A2 06 7B 22 16" calcext:value-type="string">
            <text:p>FE FE 05 A2 06 7B 22 1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(&quot;FE FE 05 A2 &quot;&amp;LEFT(DEC2HEX([.A1661]; 4);2)&amp;&quot; &quot;&amp;RIGHT(DEC2HEX([.A1661]; 4);2)&amp;&quot; &quot;&amp;(RIGHT(DEC2HEX(HEX2DEC(&quot;05&quot;)+HEX2DEC(&quot;A2&quot;)+HEX2DEC(DEC2HEX([.A1661]; 4));4); 2))&amp;&quot; 16&quot;)" office:value-type="string" office:string-value="FE FE 05 A2 06 7C 23 16" calcext:value-type="string">
            <text:p>FE FE 05 A2 06 7C 23 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(&quot;FE FE 05 A2 &quot;&amp;LEFT(DEC2HEX([.A1662]; 4);2)&amp;&quot; &quot;&amp;RIGHT(DEC2HEX([.A1662]; 4);2)&amp;&quot; &quot;&amp;(RIGHT(DEC2HEX(HEX2DEC(&quot;05&quot;)+HEX2DEC(&quot;A2&quot;)+HEX2DEC(DEC2HEX([.A1662]; 4));4); 2))&amp;&quot; 16&quot;)" office:value-type="string" office:string-value="FE FE 05 A2 06 7D 24 16" calcext:value-type="string">
            <text:p>FE FE 05 A2 06 7D 24 16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(&quot;FE FE 05 A2 &quot;&amp;LEFT(DEC2HEX([.A1663]; 4);2)&amp;&quot; &quot;&amp;RIGHT(DEC2HEX([.A1663]; 4);2)&amp;&quot; &quot;&amp;(RIGHT(DEC2HEX(HEX2DEC(&quot;05&quot;)+HEX2DEC(&quot;A2&quot;)+HEX2DEC(DEC2HEX([.A1663]; 4));4); 2))&amp;&quot; 16&quot;)" office:value-type="string" office:string-value="FE FE 05 A2 06 7E 25 16" calcext:value-type="string">
            <text:p>FE FE 05 A2 06 7E 25 1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(&quot;FE FE 05 A2 &quot;&amp;LEFT(DEC2HEX([.A1664]; 4);2)&amp;&quot; &quot;&amp;RIGHT(DEC2HEX([.A1664]; 4);2)&amp;&quot; &quot;&amp;(RIGHT(DEC2HEX(HEX2DEC(&quot;05&quot;)+HEX2DEC(&quot;A2&quot;)+HEX2DEC(DEC2HEX([.A1664]; 4));4); 2))&amp;&quot; 16&quot;)" office:value-type="string" office:string-value="FE FE 05 A2 06 7F 26 16" calcext:value-type="string">
            <text:p>FE FE 05 A2 06 7F 26 1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(&quot;FE FE 05 A2 &quot;&amp;LEFT(DEC2HEX([.A1665]; 4);2)&amp;&quot; &quot;&amp;RIGHT(DEC2HEX([.A1665]; 4);2)&amp;&quot; &quot;&amp;(RIGHT(DEC2HEX(HEX2DEC(&quot;05&quot;)+HEX2DEC(&quot;A2&quot;)+HEX2DEC(DEC2HEX([.A1665]; 4));4); 2))&amp;&quot; 16&quot;)" office:value-type="string" office:string-value="FE FE 05 A2 06 80 27 16" calcext:value-type="string">
            <text:p>FE FE 05 A2 06 80 27 1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(&quot;FE FE 05 A2 &quot;&amp;LEFT(DEC2HEX([.A1666]; 4);2)&amp;&quot; &quot;&amp;RIGHT(DEC2HEX([.A1666]; 4);2)&amp;&quot; &quot;&amp;(RIGHT(DEC2HEX(HEX2DEC(&quot;05&quot;)+HEX2DEC(&quot;A2&quot;)+HEX2DEC(DEC2HEX([.A1666]; 4));4); 2))&amp;&quot; 16&quot;)" office:value-type="string" office:string-value="FE FE 05 A2 06 81 28 16" calcext:value-type="string">
            <text:p>FE FE 05 A2 06 81 28 1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(&quot;FE FE 05 A2 &quot;&amp;LEFT(DEC2HEX([.A1667]; 4);2)&amp;&quot; &quot;&amp;RIGHT(DEC2HEX([.A1667]; 4);2)&amp;&quot; &quot;&amp;(RIGHT(DEC2HEX(HEX2DEC(&quot;05&quot;)+HEX2DEC(&quot;A2&quot;)+HEX2DEC(DEC2HEX([.A1667]; 4));4); 2))&amp;&quot; 16&quot;)" office:value-type="string" office:string-value="FE FE 05 A2 06 82 29 16" calcext:value-type="string">
            <text:p>FE FE 05 A2 06 82 29 1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(&quot;FE FE 05 A2 &quot;&amp;LEFT(DEC2HEX([.A1668]; 4);2)&amp;&quot; &quot;&amp;RIGHT(DEC2HEX([.A1668]; 4);2)&amp;&quot; &quot;&amp;(RIGHT(DEC2HEX(HEX2DEC(&quot;05&quot;)+HEX2DEC(&quot;A2&quot;)+HEX2DEC(DEC2HEX([.A1668]; 4));4); 2))&amp;&quot; 16&quot;)" office:value-type="string" office:string-value="FE FE 05 A2 06 83 2A 16" calcext:value-type="string">
            <text:p>FE FE 05 A2 06 83 2A 1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(&quot;FE FE 05 A2 &quot;&amp;LEFT(DEC2HEX([.A1669]; 4);2)&amp;&quot; &quot;&amp;RIGHT(DEC2HEX([.A1669]; 4);2)&amp;&quot; &quot;&amp;(RIGHT(DEC2HEX(HEX2DEC(&quot;05&quot;)+HEX2DEC(&quot;A2&quot;)+HEX2DEC(DEC2HEX([.A1669]; 4));4); 2))&amp;&quot; 16&quot;)" office:value-type="string" office:string-value="FE FE 05 A2 06 84 2B 16" calcext:value-type="string">
            <text:p>FE FE 05 A2 06 84 2B 1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(&quot;FE FE 05 A2 &quot;&amp;LEFT(DEC2HEX([.A1670]; 4);2)&amp;&quot; &quot;&amp;RIGHT(DEC2HEX([.A1670]; 4);2)&amp;&quot; &quot;&amp;(RIGHT(DEC2HEX(HEX2DEC(&quot;05&quot;)+HEX2DEC(&quot;A2&quot;)+HEX2DEC(DEC2HEX([.A1670]; 4));4); 2))&amp;&quot; 16&quot;)" office:value-type="string" office:string-value="FE FE 05 A2 06 85 2C 16" calcext:value-type="string">
            <text:p>FE FE 05 A2 06 85 2C 1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(&quot;FE FE 05 A2 &quot;&amp;LEFT(DEC2HEX([.A1671]; 4);2)&amp;&quot; &quot;&amp;RIGHT(DEC2HEX([.A1671]; 4);2)&amp;&quot; &quot;&amp;(RIGHT(DEC2HEX(HEX2DEC(&quot;05&quot;)+HEX2DEC(&quot;A2&quot;)+HEX2DEC(DEC2HEX([.A1671]; 4));4); 2))&amp;&quot; 16&quot;)" office:value-type="string" office:string-value="FE FE 05 A2 06 86 2D 16" calcext:value-type="string">
            <text:p>FE FE 05 A2 06 86 2D 1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(&quot;FE FE 05 A2 &quot;&amp;LEFT(DEC2HEX([.A1672]; 4);2)&amp;&quot; &quot;&amp;RIGHT(DEC2HEX([.A1672]; 4);2)&amp;&quot; &quot;&amp;(RIGHT(DEC2HEX(HEX2DEC(&quot;05&quot;)+HEX2DEC(&quot;A2&quot;)+HEX2DEC(DEC2HEX([.A1672]; 4));4); 2))&amp;&quot; 16&quot;)" office:value-type="string" office:string-value="FE FE 05 A2 06 87 2E 16" calcext:value-type="string">
            <text:p>FE FE 05 A2 06 87 2E 1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(&quot;FE FE 05 A2 &quot;&amp;LEFT(DEC2HEX([.A1673]; 4);2)&amp;&quot; &quot;&amp;RIGHT(DEC2HEX([.A1673]; 4);2)&amp;&quot; &quot;&amp;(RIGHT(DEC2HEX(HEX2DEC(&quot;05&quot;)+HEX2DEC(&quot;A2&quot;)+HEX2DEC(DEC2HEX([.A1673]; 4));4); 2))&amp;&quot; 16&quot;)" office:value-type="string" office:string-value="FE FE 05 A2 06 88 2F 16" calcext:value-type="string">
            <text:p>FE FE 05 A2 06 88 2F 1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(&quot;FE FE 05 A2 &quot;&amp;LEFT(DEC2HEX([.A1674]; 4);2)&amp;&quot; &quot;&amp;RIGHT(DEC2HEX([.A1674]; 4);2)&amp;&quot; &quot;&amp;(RIGHT(DEC2HEX(HEX2DEC(&quot;05&quot;)+HEX2DEC(&quot;A2&quot;)+HEX2DEC(DEC2HEX([.A1674]; 4));4); 2))&amp;&quot; 16&quot;)" office:value-type="string" office:string-value="FE FE 05 A2 06 89 30 16" calcext:value-type="string">
            <text:p>FE FE 05 A2 06 89 30 1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(&quot;FE FE 05 A2 &quot;&amp;LEFT(DEC2HEX([.A1675]; 4);2)&amp;&quot; &quot;&amp;RIGHT(DEC2HEX([.A1675]; 4);2)&amp;&quot; &quot;&amp;(RIGHT(DEC2HEX(HEX2DEC(&quot;05&quot;)+HEX2DEC(&quot;A2&quot;)+HEX2DEC(DEC2HEX([.A1675]; 4));4); 2))&amp;&quot; 16&quot;)" office:value-type="string" office:string-value="FE FE 05 A2 06 8A 31 16" calcext:value-type="string">
            <text:p>FE FE 05 A2 06 8A 31 1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(&quot;FE FE 05 A2 &quot;&amp;LEFT(DEC2HEX([.A1676]; 4);2)&amp;&quot; &quot;&amp;RIGHT(DEC2HEX([.A1676]; 4);2)&amp;&quot; &quot;&amp;(RIGHT(DEC2HEX(HEX2DEC(&quot;05&quot;)+HEX2DEC(&quot;A2&quot;)+HEX2DEC(DEC2HEX([.A1676]; 4));4); 2))&amp;&quot; 16&quot;)" office:value-type="string" office:string-value="FE FE 05 A2 06 8B 32 16" calcext:value-type="string">
            <text:p>FE FE 05 A2 06 8B 32 1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(&quot;FE FE 05 A2 &quot;&amp;LEFT(DEC2HEX([.A1677]; 4);2)&amp;&quot; &quot;&amp;RIGHT(DEC2HEX([.A1677]; 4);2)&amp;&quot; &quot;&amp;(RIGHT(DEC2HEX(HEX2DEC(&quot;05&quot;)+HEX2DEC(&quot;A2&quot;)+HEX2DEC(DEC2HEX([.A1677]; 4));4); 2))&amp;&quot; 16&quot;)" office:value-type="string" office:string-value="FE FE 05 A2 06 8C 33 16" calcext:value-type="string">
            <text:p>FE FE 05 A2 06 8C 33 1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(&quot;FE FE 05 A2 &quot;&amp;LEFT(DEC2HEX([.A1678]; 4);2)&amp;&quot; &quot;&amp;RIGHT(DEC2HEX([.A1678]; 4);2)&amp;&quot; &quot;&amp;(RIGHT(DEC2HEX(HEX2DEC(&quot;05&quot;)+HEX2DEC(&quot;A2&quot;)+HEX2DEC(DEC2HEX([.A1678]; 4));4); 2))&amp;&quot; 16&quot;)" office:value-type="string" office:string-value="FE FE 05 A2 06 8D 34 16" calcext:value-type="string">
            <text:p>FE FE 05 A2 06 8D 34 1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(&quot;FE FE 05 A2 &quot;&amp;LEFT(DEC2HEX([.A1679]; 4);2)&amp;&quot; &quot;&amp;RIGHT(DEC2HEX([.A1679]; 4);2)&amp;&quot; &quot;&amp;(RIGHT(DEC2HEX(HEX2DEC(&quot;05&quot;)+HEX2DEC(&quot;A2&quot;)+HEX2DEC(DEC2HEX([.A1679]; 4));4); 2))&amp;&quot; 16&quot;)" office:value-type="string" office:string-value="FE FE 05 A2 06 8E 35 16" calcext:value-type="string">
            <text:p>FE FE 05 A2 06 8E 35 1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(&quot;FE FE 05 A2 &quot;&amp;LEFT(DEC2HEX([.A1680]; 4);2)&amp;&quot; &quot;&amp;RIGHT(DEC2HEX([.A1680]; 4);2)&amp;&quot; &quot;&amp;(RIGHT(DEC2HEX(HEX2DEC(&quot;05&quot;)+HEX2DEC(&quot;A2&quot;)+HEX2DEC(DEC2HEX([.A1680]; 4));4); 2))&amp;&quot; 16&quot;)" office:value-type="string" office:string-value="FE FE 05 A2 06 8F 36 16" calcext:value-type="string">
            <text:p>FE FE 05 A2 06 8F 36 1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&quot;FE FE 05 A2 &quot;&amp;LEFT(DEC2HEX([.A1681]; 4);2)&amp;&quot; &quot;&amp;RIGHT(DEC2HEX([.A1681]; 4);2)&amp;&quot; &quot;&amp;(RIGHT(DEC2HEX(HEX2DEC(&quot;05&quot;)+HEX2DEC(&quot;A2&quot;)+HEX2DEC(DEC2HEX([.A1681]; 4));4); 2))&amp;&quot; 16&quot;)" office:value-type="string" office:string-value="FE FE 05 A2 06 90 37 16" calcext:value-type="string">
            <text:p>FE FE 05 A2 06 90 37 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(&quot;FE FE 05 A2 &quot;&amp;LEFT(DEC2HEX([.A1682]; 4);2)&amp;&quot; &quot;&amp;RIGHT(DEC2HEX([.A1682]; 4);2)&amp;&quot; &quot;&amp;(RIGHT(DEC2HEX(HEX2DEC(&quot;05&quot;)+HEX2DEC(&quot;A2&quot;)+HEX2DEC(DEC2HEX([.A1682]; 4));4); 2))&amp;&quot; 16&quot;)" office:value-type="string" office:string-value="FE FE 05 A2 06 91 38 16" calcext:value-type="string">
            <text:p>FE FE 05 A2 06 91 38 1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(&quot;FE FE 05 A2 &quot;&amp;LEFT(DEC2HEX([.A1683]; 4);2)&amp;&quot; &quot;&amp;RIGHT(DEC2HEX([.A1683]; 4);2)&amp;&quot; &quot;&amp;(RIGHT(DEC2HEX(HEX2DEC(&quot;05&quot;)+HEX2DEC(&quot;A2&quot;)+HEX2DEC(DEC2HEX([.A1683]; 4));4); 2))&amp;&quot; 16&quot;)" office:value-type="string" office:string-value="FE FE 05 A2 06 92 39 16" calcext:value-type="string">
            <text:p>FE FE 05 A2 06 92 39 1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(&quot;FE FE 05 A2 &quot;&amp;LEFT(DEC2HEX([.A1684]; 4);2)&amp;&quot; &quot;&amp;RIGHT(DEC2HEX([.A1684]; 4);2)&amp;&quot; &quot;&amp;(RIGHT(DEC2HEX(HEX2DEC(&quot;05&quot;)+HEX2DEC(&quot;A2&quot;)+HEX2DEC(DEC2HEX([.A1684]; 4));4); 2))&amp;&quot; 16&quot;)" office:value-type="string" office:string-value="FE FE 05 A2 06 93 3A 16" calcext:value-type="string">
            <text:p>FE FE 05 A2 06 93 3A 1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(&quot;FE FE 05 A2 &quot;&amp;LEFT(DEC2HEX([.A1685]; 4);2)&amp;&quot; &quot;&amp;RIGHT(DEC2HEX([.A1685]; 4);2)&amp;&quot; &quot;&amp;(RIGHT(DEC2HEX(HEX2DEC(&quot;05&quot;)+HEX2DEC(&quot;A2&quot;)+HEX2DEC(DEC2HEX([.A1685]; 4));4); 2))&amp;&quot; 16&quot;)" office:value-type="string" office:string-value="FE FE 05 A2 06 94 3B 16" calcext:value-type="string">
            <text:p>FE FE 05 A2 06 94 3B 1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(&quot;FE FE 05 A2 &quot;&amp;LEFT(DEC2HEX([.A1686]; 4);2)&amp;&quot; &quot;&amp;RIGHT(DEC2HEX([.A1686]; 4);2)&amp;&quot; &quot;&amp;(RIGHT(DEC2HEX(HEX2DEC(&quot;05&quot;)+HEX2DEC(&quot;A2&quot;)+HEX2DEC(DEC2HEX([.A1686]; 4));4); 2))&amp;&quot; 16&quot;)" office:value-type="string" office:string-value="FE FE 05 A2 06 95 3C 16" calcext:value-type="string">
            <text:p>FE FE 05 A2 06 95 3C 1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(&quot;FE FE 05 A2 &quot;&amp;LEFT(DEC2HEX([.A1687]; 4);2)&amp;&quot; &quot;&amp;RIGHT(DEC2HEX([.A1687]; 4);2)&amp;&quot; &quot;&amp;(RIGHT(DEC2HEX(HEX2DEC(&quot;05&quot;)+HEX2DEC(&quot;A2&quot;)+HEX2DEC(DEC2HEX([.A1687]; 4));4); 2))&amp;&quot; 16&quot;)" office:value-type="string" office:string-value="FE FE 05 A2 06 96 3D 16" calcext:value-type="string">
            <text:p>FE FE 05 A2 06 96 3D 1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(&quot;FE FE 05 A2 &quot;&amp;LEFT(DEC2HEX([.A1688]; 4);2)&amp;&quot; &quot;&amp;RIGHT(DEC2HEX([.A1688]; 4);2)&amp;&quot; &quot;&amp;(RIGHT(DEC2HEX(HEX2DEC(&quot;05&quot;)+HEX2DEC(&quot;A2&quot;)+HEX2DEC(DEC2HEX([.A1688]; 4));4); 2))&amp;&quot; 16&quot;)" office:value-type="string" office:string-value="FE FE 05 A2 06 97 3E 16" calcext:value-type="string">
            <text:p>FE FE 05 A2 06 97 3E 1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(&quot;FE FE 05 A2 &quot;&amp;LEFT(DEC2HEX([.A1689]; 4);2)&amp;&quot; &quot;&amp;RIGHT(DEC2HEX([.A1689]; 4);2)&amp;&quot; &quot;&amp;(RIGHT(DEC2HEX(HEX2DEC(&quot;05&quot;)+HEX2DEC(&quot;A2&quot;)+HEX2DEC(DEC2HEX([.A1689]; 4));4); 2))&amp;&quot; 16&quot;)" office:value-type="string" office:string-value="FE FE 05 A2 06 98 3F 16" calcext:value-type="string">
            <text:p>FE FE 05 A2 06 98 3F 1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(&quot;FE FE 05 A2 &quot;&amp;LEFT(DEC2HEX([.A1690]; 4);2)&amp;&quot; &quot;&amp;RIGHT(DEC2HEX([.A1690]; 4);2)&amp;&quot; &quot;&amp;(RIGHT(DEC2HEX(HEX2DEC(&quot;05&quot;)+HEX2DEC(&quot;A2&quot;)+HEX2DEC(DEC2HEX([.A1690]; 4));4); 2))&amp;&quot; 16&quot;)" office:value-type="string" office:string-value="FE FE 05 A2 06 99 40 16" calcext:value-type="string">
            <text:p>FE FE 05 A2 06 99 40 1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(&quot;FE FE 05 A2 &quot;&amp;LEFT(DEC2HEX([.A1691]; 4);2)&amp;&quot; &quot;&amp;RIGHT(DEC2HEX([.A1691]; 4);2)&amp;&quot; &quot;&amp;(RIGHT(DEC2HEX(HEX2DEC(&quot;05&quot;)+HEX2DEC(&quot;A2&quot;)+HEX2DEC(DEC2HEX([.A1691]; 4));4); 2))&amp;&quot; 16&quot;)" office:value-type="string" office:string-value="FE FE 05 A2 06 9A 41 16" calcext:value-type="string">
            <text:p>FE FE 05 A2 06 9A 41 1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(&quot;FE FE 05 A2 &quot;&amp;LEFT(DEC2HEX([.A1692]; 4);2)&amp;&quot; &quot;&amp;RIGHT(DEC2HEX([.A1692]; 4);2)&amp;&quot; &quot;&amp;(RIGHT(DEC2HEX(HEX2DEC(&quot;05&quot;)+HEX2DEC(&quot;A2&quot;)+HEX2DEC(DEC2HEX([.A1692]; 4));4); 2))&amp;&quot; 16&quot;)" office:value-type="string" office:string-value="FE FE 05 A2 06 9B 42 16" calcext:value-type="string">
            <text:p>FE FE 05 A2 06 9B 42 1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(&quot;FE FE 05 A2 &quot;&amp;LEFT(DEC2HEX([.A1693]; 4);2)&amp;&quot; &quot;&amp;RIGHT(DEC2HEX([.A1693]; 4);2)&amp;&quot; &quot;&amp;(RIGHT(DEC2HEX(HEX2DEC(&quot;05&quot;)+HEX2DEC(&quot;A2&quot;)+HEX2DEC(DEC2HEX([.A1693]; 4));4); 2))&amp;&quot; 16&quot;)" office:value-type="string" office:string-value="FE FE 05 A2 06 9C 43 16" calcext:value-type="string">
            <text:p>FE FE 05 A2 06 9C 43 1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(&quot;FE FE 05 A2 &quot;&amp;LEFT(DEC2HEX([.A1694]; 4);2)&amp;&quot; &quot;&amp;RIGHT(DEC2HEX([.A1694]; 4);2)&amp;&quot; &quot;&amp;(RIGHT(DEC2HEX(HEX2DEC(&quot;05&quot;)+HEX2DEC(&quot;A2&quot;)+HEX2DEC(DEC2HEX([.A1694]; 4));4); 2))&amp;&quot; 16&quot;)" office:value-type="string" office:string-value="FE FE 05 A2 06 9D 44 16" calcext:value-type="string">
            <text:p>FE FE 05 A2 06 9D 44 1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(&quot;FE FE 05 A2 &quot;&amp;LEFT(DEC2HEX([.A1695]; 4);2)&amp;&quot; &quot;&amp;RIGHT(DEC2HEX([.A1695]; 4);2)&amp;&quot; &quot;&amp;(RIGHT(DEC2HEX(HEX2DEC(&quot;05&quot;)+HEX2DEC(&quot;A2&quot;)+HEX2DEC(DEC2HEX([.A1695]; 4));4); 2))&amp;&quot; 16&quot;)" office:value-type="string" office:string-value="FE FE 05 A2 06 9E 45 16" calcext:value-type="string">
            <text:p>FE FE 05 A2 06 9E 45 1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(&quot;FE FE 05 A2 &quot;&amp;LEFT(DEC2HEX([.A1696]; 4);2)&amp;&quot; &quot;&amp;RIGHT(DEC2HEX([.A1696]; 4);2)&amp;&quot; &quot;&amp;(RIGHT(DEC2HEX(HEX2DEC(&quot;05&quot;)+HEX2DEC(&quot;A2&quot;)+HEX2DEC(DEC2HEX([.A1696]; 4));4); 2))&amp;&quot; 16&quot;)" office:value-type="string" office:string-value="FE FE 05 A2 06 9F 46 16" calcext:value-type="string">
            <text:p>FE FE 05 A2 06 9F 46 1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(&quot;FE FE 05 A2 &quot;&amp;LEFT(DEC2HEX([.A1697]; 4);2)&amp;&quot; &quot;&amp;RIGHT(DEC2HEX([.A1697]; 4);2)&amp;&quot; &quot;&amp;(RIGHT(DEC2HEX(HEX2DEC(&quot;05&quot;)+HEX2DEC(&quot;A2&quot;)+HEX2DEC(DEC2HEX([.A1697]; 4));4); 2))&amp;&quot; 16&quot;)" office:value-type="string" office:string-value="FE FE 05 A2 06 A0 47 16" calcext:value-type="string">
            <text:p>FE FE 05 A2 06 A0 47 1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(&quot;FE FE 05 A2 &quot;&amp;LEFT(DEC2HEX([.A1698]; 4);2)&amp;&quot; &quot;&amp;RIGHT(DEC2HEX([.A1698]; 4);2)&amp;&quot; &quot;&amp;(RIGHT(DEC2HEX(HEX2DEC(&quot;05&quot;)+HEX2DEC(&quot;A2&quot;)+HEX2DEC(DEC2HEX([.A1698]; 4));4); 2))&amp;&quot; 16&quot;)" office:value-type="string" office:string-value="FE FE 05 A2 06 A1 48 16" calcext:value-type="string">
            <text:p>FE FE 05 A2 06 A1 48 1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(&quot;FE FE 05 A2 &quot;&amp;LEFT(DEC2HEX([.A1699]; 4);2)&amp;&quot; &quot;&amp;RIGHT(DEC2HEX([.A1699]; 4);2)&amp;&quot; &quot;&amp;(RIGHT(DEC2HEX(HEX2DEC(&quot;05&quot;)+HEX2DEC(&quot;A2&quot;)+HEX2DEC(DEC2HEX([.A1699]; 4));4); 2))&amp;&quot; 16&quot;)" office:value-type="string" office:string-value="FE FE 05 A2 06 A2 49 16" calcext:value-type="string">
            <text:p>FE FE 05 A2 06 A2 49 1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(&quot;FE FE 05 A2 &quot;&amp;LEFT(DEC2HEX([.A1700]; 4);2)&amp;&quot; &quot;&amp;RIGHT(DEC2HEX([.A1700]; 4);2)&amp;&quot; &quot;&amp;(RIGHT(DEC2HEX(HEX2DEC(&quot;05&quot;)+HEX2DEC(&quot;A2&quot;)+HEX2DEC(DEC2HEX([.A1700]; 4));4); 2))&amp;&quot; 16&quot;)" office:value-type="string" office:string-value="FE FE 05 A2 06 A3 4A 16" calcext:value-type="string">
            <text:p>FE FE 05 A2 06 A3 4A 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&quot;FE FE 05 A2 &quot;&amp;LEFT(DEC2HEX([.A1701]; 4);2)&amp;&quot; &quot;&amp;RIGHT(DEC2HEX([.A1701]; 4);2)&amp;&quot; &quot;&amp;(RIGHT(DEC2HEX(HEX2DEC(&quot;05&quot;)+HEX2DEC(&quot;A2&quot;)+HEX2DEC(DEC2HEX([.A1701]; 4));4); 2))&amp;&quot; 16&quot;)" office:value-type="string" office:string-value="FE FE 05 A2 06 A4 4B 16" calcext:value-type="string">
            <text:p>FE FE 05 A2 06 A4 4B 1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(&quot;FE FE 05 A2 &quot;&amp;LEFT(DEC2HEX([.A1702]; 4);2)&amp;&quot; &quot;&amp;RIGHT(DEC2HEX([.A1702]; 4);2)&amp;&quot; &quot;&amp;(RIGHT(DEC2HEX(HEX2DEC(&quot;05&quot;)+HEX2DEC(&quot;A2&quot;)+HEX2DEC(DEC2HEX([.A1702]; 4));4); 2))&amp;&quot; 16&quot;)" office:value-type="string" office:string-value="FE FE 05 A2 06 A5 4C 16" calcext:value-type="string">
            <text:p>FE FE 05 A2 06 A5 4C 1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(&quot;FE FE 05 A2 &quot;&amp;LEFT(DEC2HEX([.A1703]; 4);2)&amp;&quot; &quot;&amp;RIGHT(DEC2HEX([.A1703]; 4);2)&amp;&quot; &quot;&amp;(RIGHT(DEC2HEX(HEX2DEC(&quot;05&quot;)+HEX2DEC(&quot;A2&quot;)+HEX2DEC(DEC2HEX([.A1703]; 4));4); 2))&amp;&quot; 16&quot;)" office:value-type="string" office:string-value="FE FE 05 A2 06 A6 4D 16" calcext:value-type="string">
            <text:p>FE FE 05 A2 06 A6 4D 1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(&quot;FE FE 05 A2 &quot;&amp;LEFT(DEC2HEX([.A1704]; 4);2)&amp;&quot; &quot;&amp;RIGHT(DEC2HEX([.A1704]; 4);2)&amp;&quot; &quot;&amp;(RIGHT(DEC2HEX(HEX2DEC(&quot;05&quot;)+HEX2DEC(&quot;A2&quot;)+HEX2DEC(DEC2HEX([.A1704]; 4));4); 2))&amp;&quot; 16&quot;)" office:value-type="string" office:string-value="FE FE 05 A2 06 A7 4E 16" calcext:value-type="string">
            <text:p>FE FE 05 A2 06 A7 4E 1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&quot;FE FE 05 A2 &quot;&amp;LEFT(DEC2HEX([.A1705]; 4);2)&amp;&quot; &quot;&amp;RIGHT(DEC2HEX([.A1705]; 4);2)&amp;&quot; &quot;&amp;(RIGHT(DEC2HEX(HEX2DEC(&quot;05&quot;)+HEX2DEC(&quot;A2&quot;)+HEX2DEC(DEC2HEX([.A1705]; 4));4); 2))&amp;&quot; 16&quot;)" office:value-type="string" office:string-value="FE FE 05 A2 06 A8 4F 16" calcext:value-type="string">
            <text:p>FE FE 05 A2 06 A8 4F 1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(&quot;FE FE 05 A2 &quot;&amp;LEFT(DEC2HEX([.A1706]; 4);2)&amp;&quot; &quot;&amp;RIGHT(DEC2HEX([.A1706]; 4);2)&amp;&quot; &quot;&amp;(RIGHT(DEC2HEX(HEX2DEC(&quot;05&quot;)+HEX2DEC(&quot;A2&quot;)+HEX2DEC(DEC2HEX([.A1706]; 4));4); 2))&amp;&quot; 16&quot;)" office:value-type="string" office:string-value="FE FE 05 A2 06 A9 50 16" calcext:value-type="string">
            <text:p>FE FE 05 A2 06 A9 50 1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(&quot;FE FE 05 A2 &quot;&amp;LEFT(DEC2HEX([.A1707]; 4);2)&amp;&quot; &quot;&amp;RIGHT(DEC2HEX([.A1707]; 4);2)&amp;&quot; &quot;&amp;(RIGHT(DEC2HEX(HEX2DEC(&quot;05&quot;)+HEX2DEC(&quot;A2&quot;)+HEX2DEC(DEC2HEX([.A1707]; 4));4); 2))&amp;&quot; 16&quot;)" office:value-type="string" office:string-value="FE FE 05 A2 06 AA 51 16" calcext:value-type="string">
            <text:p>FE FE 05 A2 06 AA 51 1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(&quot;FE FE 05 A2 &quot;&amp;LEFT(DEC2HEX([.A1708]; 4);2)&amp;&quot; &quot;&amp;RIGHT(DEC2HEX([.A1708]; 4);2)&amp;&quot; &quot;&amp;(RIGHT(DEC2HEX(HEX2DEC(&quot;05&quot;)+HEX2DEC(&quot;A2&quot;)+HEX2DEC(DEC2HEX([.A1708]; 4));4); 2))&amp;&quot; 16&quot;)" office:value-type="string" office:string-value="FE FE 05 A2 06 AB 52 16" calcext:value-type="string">
            <text:p>FE FE 05 A2 06 AB 52 1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(&quot;FE FE 05 A2 &quot;&amp;LEFT(DEC2HEX([.A1709]; 4);2)&amp;&quot; &quot;&amp;RIGHT(DEC2HEX([.A1709]; 4);2)&amp;&quot; &quot;&amp;(RIGHT(DEC2HEX(HEX2DEC(&quot;05&quot;)+HEX2DEC(&quot;A2&quot;)+HEX2DEC(DEC2HEX([.A1709]; 4));4); 2))&amp;&quot; 16&quot;)" office:value-type="string" office:string-value="FE FE 05 A2 06 AC 53 16" calcext:value-type="string">
            <text:p>FE FE 05 A2 06 AC 53 1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(&quot;FE FE 05 A2 &quot;&amp;LEFT(DEC2HEX([.A1710]; 4);2)&amp;&quot; &quot;&amp;RIGHT(DEC2HEX([.A1710]; 4);2)&amp;&quot; &quot;&amp;(RIGHT(DEC2HEX(HEX2DEC(&quot;05&quot;)+HEX2DEC(&quot;A2&quot;)+HEX2DEC(DEC2HEX([.A1710]; 4));4); 2))&amp;&quot; 16&quot;)" office:value-type="string" office:string-value="FE FE 05 A2 06 AD 54 16" calcext:value-type="string">
            <text:p>FE FE 05 A2 06 AD 54 1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(&quot;FE FE 05 A2 &quot;&amp;LEFT(DEC2HEX([.A1711]; 4);2)&amp;&quot; &quot;&amp;RIGHT(DEC2HEX([.A1711]; 4);2)&amp;&quot; &quot;&amp;(RIGHT(DEC2HEX(HEX2DEC(&quot;05&quot;)+HEX2DEC(&quot;A2&quot;)+HEX2DEC(DEC2HEX([.A1711]; 4));4); 2))&amp;&quot; 16&quot;)" office:value-type="string" office:string-value="FE FE 05 A2 06 AE 55 16" calcext:value-type="string">
            <text:p>FE FE 05 A2 06 AE 55 1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(&quot;FE FE 05 A2 &quot;&amp;LEFT(DEC2HEX([.A1712]; 4);2)&amp;&quot; &quot;&amp;RIGHT(DEC2HEX([.A1712]; 4);2)&amp;&quot; &quot;&amp;(RIGHT(DEC2HEX(HEX2DEC(&quot;05&quot;)+HEX2DEC(&quot;A2&quot;)+HEX2DEC(DEC2HEX([.A1712]; 4));4); 2))&amp;&quot; 16&quot;)" office:value-type="string" office:string-value="FE FE 05 A2 06 AF 56 16" calcext:value-type="string">
            <text:p>FE FE 05 A2 06 AF 56 16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(&quot;FE FE 05 A2 &quot;&amp;LEFT(DEC2HEX([.A1713]; 4);2)&amp;&quot; &quot;&amp;RIGHT(DEC2HEX([.A1713]; 4);2)&amp;&quot; &quot;&amp;(RIGHT(DEC2HEX(HEX2DEC(&quot;05&quot;)+HEX2DEC(&quot;A2&quot;)+HEX2DEC(DEC2HEX([.A1713]; 4));4); 2))&amp;&quot; 16&quot;)" office:value-type="string" office:string-value="FE FE 05 A2 06 B0 57 16" calcext:value-type="string">
            <text:p>FE FE 05 A2 06 B0 57 1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(&quot;FE FE 05 A2 &quot;&amp;LEFT(DEC2HEX([.A1714]; 4);2)&amp;&quot; &quot;&amp;RIGHT(DEC2HEX([.A1714]; 4);2)&amp;&quot; &quot;&amp;(RIGHT(DEC2HEX(HEX2DEC(&quot;05&quot;)+HEX2DEC(&quot;A2&quot;)+HEX2DEC(DEC2HEX([.A1714]; 4));4); 2))&amp;&quot; 16&quot;)" office:value-type="string" office:string-value="FE FE 05 A2 06 B1 58 16" calcext:value-type="string">
            <text:p>FE FE 05 A2 06 B1 58 1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(&quot;FE FE 05 A2 &quot;&amp;LEFT(DEC2HEX([.A1715]; 4);2)&amp;&quot; &quot;&amp;RIGHT(DEC2HEX([.A1715]; 4);2)&amp;&quot; &quot;&amp;(RIGHT(DEC2HEX(HEX2DEC(&quot;05&quot;)+HEX2DEC(&quot;A2&quot;)+HEX2DEC(DEC2HEX([.A1715]; 4));4); 2))&amp;&quot; 16&quot;)" office:value-type="string" office:string-value="FE FE 05 A2 06 B2 59 16" calcext:value-type="string">
            <text:p>FE FE 05 A2 06 B2 59 1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(&quot;FE FE 05 A2 &quot;&amp;LEFT(DEC2HEX([.A1716]; 4);2)&amp;&quot; &quot;&amp;RIGHT(DEC2HEX([.A1716]; 4);2)&amp;&quot; &quot;&amp;(RIGHT(DEC2HEX(HEX2DEC(&quot;05&quot;)+HEX2DEC(&quot;A2&quot;)+HEX2DEC(DEC2HEX([.A1716]; 4));4); 2))&amp;&quot; 16&quot;)" office:value-type="string" office:string-value="FE FE 05 A2 06 B3 5A 16" calcext:value-type="string">
            <text:p>FE FE 05 A2 06 B3 5A 1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(&quot;FE FE 05 A2 &quot;&amp;LEFT(DEC2HEX([.A1717]; 4);2)&amp;&quot; &quot;&amp;RIGHT(DEC2HEX([.A1717]; 4);2)&amp;&quot; &quot;&amp;(RIGHT(DEC2HEX(HEX2DEC(&quot;05&quot;)+HEX2DEC(&quot;A2&quot;)+HEX2DEC(DEC2HEX([.A1717]; 4));4); 2))&amp;&quot; 16&quot;)" office:value-type="string" office:string-value="FE FE 05 A2 06 B4 5B 16" calcext:value-type="string">
            <text:p>FE FE 05 A2 06 B4 5B 1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(&quot;FE FE 05 A2 &quot;&amp;LEFT(DEC2HEX([.A1718]; 4);2)&amp;&quot; &quot;&amp;RIGHT(DEC2HEX([.A1718]; 4);2)&amp;&quot; &quot;&amp;(RIGHT(DEC2HEX(HEX2DEC(&quot;05&quot;)+HEX2DEC(&quot;A2&quot;)+HEX2DEC(DEC2HEX([.A1718]; 4));4); 2))&amp;&quot; 16&quot;)" office:value-type="string" office:string-value="FE FE 05 A2 06 B5 5C 16" calcext:value-type="string">
            <text:p>FE FE 05 A2 06 B5 5C 1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(&quot;FE FE 05 A2 &quot;&amp;LEFT(DEC2HEX([.A1719]; 4);2)&amp;&quot; &quot;&amp;RIGHT(DEC2HEX([.A1719]; 4);2)&amp;&quot; &quot;&amp;(RIGHT(DEC2HEX(HEX2DEC(&quot;05&quot;)+HEX2DEC(&quot;A2&quot;)+HEX2DEC(DEC2HEX([.A1719]; 4));4); 2))&amp;&quot; 16&quot;)" office:value-type="string" office:string-value="FE FE 05 A2 06 B6 5D 16" calcext:value-type="string">
            <text:p>FE FE 05 A2 06 B6 5D 1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(&quot;FE FE 05 A2 &quot;&amp;LEFT(DEC2HEX([.A1720]; 4);2)&amp;&quot; &quot;&amp;RIGHT(DEC2HEX([.A1720]; 4);2)&amp;&quot; &quot;&amp;(RIGHT(DEC2HEX(HEX2DEC(&quot;05&quot;)+HEX2DEC(&quot;A2&quot;)+HEX2DEC(DEC2HEX([.A1720]; 4));4); 2))&amp;&quot; 16&quot;)" office:value-type="string" office:string-value="FE FE 05 A2 06 B7 5E 16" calcext:value-type="string">
            <text:p>FE FE 05 A2 06 B7 5E 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(&quot;FE FE 05 A2 &quot;&amp;LEFT(DEC2HEX([.A1721]; 4);2)&amp;&quot; &quot;&amp;RIGHT(DEC2HEX([.A1721]; 4);2)&amp;&quot; &quot;&amp;(RIGHT(DEC2HEX(HEX2DEC(&quot;05&quot;)+HEX2DEC(&quot;A2&quot;)+HEX2DEC(DEC2HEX([.A1721]; 4));4); 2))&amp;&quot; 16&quot;)" office:value-type="string" office:string-value="FE FE 05 A2 06 B8 5F 16" calcext:value-type="string">
            <text:p>FE FE 05 A2 06 B8 5F 1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(&quot;FE FE 05 A2 &quot;&amp;LEFT(DEC2HEX([.A1722]; 4);2)&amp;&quot; &quot;&amp;RIGHT(DEC2HEX([.A1722]; 4);2)&amp;&quot; &quot;&amp;(RIGHT(DEC2HEX(HEX2DEC(&quot;05&quot;)+HEX2DEC(&quot;A2&quot;)+HEX2DEC(DEC2HEX([.A1722]; 4));4); 2))&amp;&quot; 16&quot;)" office:value-type="string" office:string-value="FE FE 05 A2 06 B9 60 16" calcext:value-type="string">
            <text:p>FE FE 05 A2 06 B9 60 1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(&quot;FE FE 05 A2 &quot;&amp;LEFT(DEC2HEX([.A1723]; 4);2)&amp;&quot; &quot;&amp;RIGHT(DEC2HEX([.A1723]; 4);2)&amp;&quot; &quot;&amp;(RIGHT(DEC2HEX(HEX2DEC(&quot;05&quot;)+HEX2DEC(&quot;A2&quot;)+HEX2DEC(DEC2HEX([.A1723]; 4));4); 2))&amp;&quot; 16&quot;)" office:value-type="string" office:string-value="FE FE 05 A2 06 BA 61 16" calcext:value-type="string">
            <text:p>FE FE 05 A2 06 BA 61 1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(&quot;FE FE 05 A2 &quot;&amp;LEFT(DEC2HEX([.A1724]; 4);2)&amp;&quot; &quot;&amp;RIGHT(DEC2HEX([.A1724]; 4);2)&amp;&quot; &quot;&amp;(RIGHT(DEC2HEX(HEX2DEC(&quot;05&quot;)+HEX2DEC(&quot;A2&quot;)+HEX2DEC(DEC2HEX([.A1724]; 4));4); 2))&amp;&quot; 16&quot;)" office:value-type="string" office:string-value="FE FE 05 A2 06 BB 62 16" calcext:value-type="string">
            <text:p>FE FE 05 A2 06 BB 62 16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(&quot;FE FE 05 A2 &quot;&amp;LEFT(DEC2HEX([.A1725]; 4);2)&amp;&quot; &quot;&amp;RIGHT(DEC2HEX([.A1725]; 4);2)&amp;&quot; &quot;&amp;(RIGHT(DEC2HEX(HEX2DEC(&quot;05&quot;)+HEX2DEC(&quot;A2&quot;)+HEX2DEC(DEC2HEX([.A1725]; 4));4); 2))&amp;&quot; 16&quot;)" office:value-type="string" office:string-value="FE FE 05 A2 06 BC 63 16" calcext:value-type="string">
            <text:p>FE FE 05 A2 06 BC 63 1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(&quot;FE FE 05 A2 &quot;&amp;LEFT(DEC2HEX([.A1726]; 4);2)&amp;&quot; &quot;&amp;RIGHT(DEC2HEX([.A1726]; 4);2)&amp;&quot; &quot;&amp;(RIGHT(DEC2HEX(HEX2DEC(&quot;05&quot;)+HEX2DEC(&quot;A2&quot;)+HEX2DEC(DEC2HEX([.A1726]; 4));4); 2))&amp;&quot; 16&quot;)" office:value-type="string" office:string-value="FE FE 05 A2 06 BD 64 16" calcext:value-type="string">
            <text:p>FE FE 05 A2 06 BD 64 1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(&quot;FE FE 05 A2 &quot;&amp;LEFT(DEC2HEX([.A1727]; 4);2)&amp;&quot; &quot;&amp;RIGHT(DEC2HEX([.A1727]; 4);2)&amp;&quot; &quot;&amp;(RIGHT(DEC2HEX(HEX2DEC(&quot;05&quot;)+HEX2DEC(&quot;A2&quot;)+HEX2DEC(DEC2HEX([.A1727]; 4));4); 2))&amp;&quot; 16&quot;)" office:value-type="string" office:string-value="FE FE 05 A2 06 BE 65 16" calcext:value-type="string">
            <text:p>FE FE 05 A2 06 BE 65 1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(&quot;FE FE 05 A2 &quot;&amp;LEFT(DEC2HEX([.A1728]; 4);2)&amp;&quot; &quot;&amp;RIGHT(DEC2HEX([.A1728]; 4);2)&amp;&quot; &quot;&amp;(RIGHT(DEC2HEX(HEX2DEC(&quot;05&quot;)+HEX2DEC(&quot;A2&quot;)+HEX2DEC(DEC2HEX([.A1728]; 4));4); 2))&amp;&quot; 16&quot;)" office:value-type="string" office:string-value="FE FE 05 A2 06 BF 66 16" calcext:value-type="string">
            <text:p>FE FE 05 A2 06 BF 66 1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(&quot;FE FE 05 A2 &quot;&amp;LEFT(DEC2HEX([.A1729]; 4);2)&amp;&quot; &quot;&amp;RIGHT(DEC2HEX([.A1729]; 4);2)&amp;&quot; &quot;&amp;(RIGHT(DEC2HEX(HEX2DEC(&quot;05&quot;)+HEX2DEC(&quot;A2&quot;)+HEX2DEC(DEC2HEX([.A1729]; 4));4); 2))&amp;&quot; 16&quot;)" office:value-type="string" office:string-value="FE FE 05 A2 06 C0 67 16" calcext:value-type="string">
            <text:p>FE FE 05 A2 06 C0 67 1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(&quot;FE FE 05 A2 &quot;&amp;LEFT(DEC2HEX([.A1730]; 4);2)&amp;&quot; &quot;&amp;RIGHT(DEC2HEX([.A1730]; 4);2)&amp;&quot; &quot;&amp;(RIGHT(DEC2HEX(HEX2DEC(&quot;05&quot;)+HEX2DEC(&quot;A2&quot;)+HEX2DEC(DEC2HEX([.A1730]; 4));4); 2))&amp;&quot; 16&quot;)" office:value-type="string" office:string-value="FE FE 05 A2 06 C1 68 16" calcext:value-type="string">
            <text:p>FE FE 05 A2 06 C1 68 1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(&quot;FE FE 05 A2 &quot;&amp;LEFT(DEC2HEX([.A1731]; 4);2)&amp;&quot; &quot;&amp;RIGHT(DEC2HEX([.A1731]; 4);2)&amp;&quot; &quot;&amp;(RIGHT(DEC2HEX(HEX2DEC(&quot;05&quot;)+HEX2DEC(&quot;A2&quot;)+HEX2DEC(DEC2HEX([.A1731]; 4));4); 2))&amp;&quot; 16&quot;)" office:value-type="string" office:string-value="FE FE 05 A2 06 C2 69 16" calcext:value-type="string">
            <text:p>FE FE 05 A2 06 C2 69 1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(&quot;FE FE 05 A2 &quot;&amp;LEFT(DEC2HEX([.A1732]; 4);2)&amp;&quot; &quot;&amp;RIGHT(DEC2HEX([.A1732]; 4);2)&amp;&quot; &quot;&amp;(RIGHT(DEC2HEX(HEX2DEC(&quot;05&quot;)+HEX2DEC(&quot;A2&quot;)+HEX2DEC(DEC2HEX([.A1732]; 4));4); 2))&amp;&quot; 16&quot;)" office:value-type="string" office:string-value="FE FE 05 A2 06 C3 6A 16" calcext:value-type="string">
            <text:p>FE FE 05 A2 06 C3 6A 1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(&quot;FE FE 05 A2 &quot;&amp;LEFT(DEC2HEX([.A1733]; 4);2)&amp;&quot; &quot;&amp;RIGHT(DEC2HEX([.A1733]; 4);2)&amp;&quot; &quot;&amp;(RIGHT(DEC2HEX(HEX2DEC(&quot;05&quot;)+HEX2DEC(&quot;A2&quot;)+HEX2DEC(DEC2HEX([.A1733]; 4));4); 2))&amp;&quot; 16&quot;)" office:value-type="string" office:string-value="FE FE 05 A2 06 C4 6B 16" calcext:value-type="string">
            <text:p>FE FE 05 A2 06 C4 6B 16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(&quot;FE FE 05 A2 &quot;&amp;LEFT(DEC2HEX([.A1734]; 4);2)&amp;&quot; &quot;&amp;RIGHT(DEC2HEX([.A1734]; 4);2)&amp;&quot; &quot;&amp;(RIGHT(DEC2HEX(HEX2DEC(&quot;05&quot;)+HEX2DEC(&quot;A2&quot;)+HEX2DEC(DEC2HEX([.A1734]; 4));4); 2))&amp;&quot; 16&quot;)" office:value-type="string" office:string-value="FE FE 05 A2 06 C5 6C 16" calcext:value-type="string">
            <text:p>FE FE 05 A2 06 C5 6C 1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(&quot;FE FE 05 A2 &quot;&amp;LEFT(DEC2HEX([.A1735]; 4);2)&amp;&quot; &quot;&amp;RIGHT(DEC2HEX([.A1735]; 4);2)&amp;&quot; &quot;&amp;(RIGHT(DEC2HEX(HEX2DEC(&quot;05&quot;)+HEX2DEC(&quot;A2&quot;)+HEX2DEC(DEC2HEX([.A1735]; 4));4); 2))&amp;&quot; 16&quot;)" office:value-type="string" office:string-value="FE FE 05 A2 06 C6 6D 16" calcext:value-type="string">
            <text:p>FE FE 05 A2 06 C6 6D 16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(&quot;FE FE 05 A2 &quot;&amp;LEFT(DEC2HEX([.A1736]; 4);2)&amp;&quot; &quot;&amp;RIGHT(DEC2HEX([.A1736]; 4);2)&amp;&quot; &quot;&amp;(RIGHT(DEC2HEX(HEX2DEC(&quot;05&quot;)+HEX2DEC(&quot;A2&quot;)+HEX2DEC(DEC2HEX([.A1736]; 4));4); 2))&amp;&quot; 16&quot;)" office:value-type="string" office:string-value="FE FE 05 A2 06 C7 6E 16" calcext:value-type="string">
            <text:p>FE FE 05 A2 06 C7 6E 1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(&quot;FE FE 05 A2 &quot;&amp;LEFT(DEC2HEX([.A1737]; 4);2)&amp;&quot; &quot;&amp;RIGHT(DEC2HEX([.A1737]; 4);2)&amp;&quot; &quot;&amp;(RIGHT(DEC2HEX(HEX2DEC(&quot;05&quot;)+HEX2DEC(&quot;A2&quot;)+HEX2DEC(DEC2HEX([.A1737]; 4));4); 2))&amp;&quot; 16&quot;)" office:value-type="string" office:string-value="FE FE 05 A2 06 C8 6F 16" calcext:value-type="string">
            <text:p>FE FE 05 A2 06 C8 6F 1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(&quot;FE FE 05 A2 &quot;&amp;LEFT(DEC2HEX([.A1738]; 4);2)&amp;&quot; &quot;&amp;RIGHT(DEC2HEX([.A1738]; 4);2)&amp;&quot; &quot;&amp;(RIGHT(DEC2HEX(HEX2DEC(&quot;05&quot;)+HEX2DEC(&quot;A2&quot;)+HEX2DEC(DEC2HEX([.A1738]; 4));4); 2))&amp;&quot; 16&quot;)" office:value-type="string" office:string-value="FE FE 05 A2 06 C9 70 16" calcext:value-type="string">
            <text:p>FE FE 05 A2 06 C9 70 1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(&quot;FE FE 05 A2 &quot;&amp;LEFT(DEC2HEX([.A1739]; 4);2)&amp;&quot; &quot;&amp;RIGHT(DEC2HEX([.A1739]; 4);2)&amp;&quot; &quot;&amp;(RIGHT(DEC2HEX(HEX2DEC(&quot;05&quot;)+HEX2DEC(&quot;A2&quot;)+HEX2DEC(DEC2HEX([.A1739]; 4));4); 2))&amp;&quot; 16&quot;)" office:value-type="string" office:string-value="FE FE 05 A2 06 CA 71 16" calcext:value-type="string">
            <text:p>FE FE 05 A2 06 CA 71 1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(&quot;FE FE 05 A2 &quot;&amp;LEFT(DEC2HEX([.A1740]; 4);2)&amp;&quot; &quot;&amp;RIGHT(DEC2HEX([.A1740]; 4);2)&amp;&quot; &quot;&amp;(RIGHT(DEC2HEX(HEX2DEC(&quot;05&quot;)+HEX2DEC(&quot;A2&quot;)+HEX2DEC(DEC2HEX([.A1740]; 4));4); 2))&amp;&quot; 16&quot;)" office:value-type="string" office:string-value="FE FE 05 A2 06 CB 72 16" calcext:value-type="string">
            <text:p>FE FE 05 A2 06 CB 72 1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&quot;FE FE 05 A2 &quot;&amp;LEFT(DEC2HEX([.A1741]; 4);2)&amp;&quot; &quot;&amp;RIGHT(DEC2HEX([.A1741]; 4);2)&amp;&quot; &quot;&amp;(RIGHT(DEC2HEX(HEX2DEC(&quot;05&quot;)+HEX2DEC(&quot;A2&quot;)+HEX2DEC(DEC2HEX([.A1741]; 4));4); 2))&amp;&quot; 16&quot;)" office:value-type="string" office:string-value="FE FE 05 A2 06 CC 73 16" calcext:value-type="string">
            <text:p>FE FE 05 A2 06 CC 73 1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(&quot;FE FE 05 A2 &quot;&amp;LEFT(DEC2HEX([.A1742]; 4);2)&amp;&quot; &quot;&amp;RIGHT(DEC2HEX([.A1742]; 4);2)&amp;&quot; &quot;&amp;(RIGHT(DEC2HEX(HEX2DEC(&quot;05&quot;)+HEX2DEC(&quot;A2&quot;)+HEX2DEC(DEC2HEX([.A1742]; 4));4); 2))&amp;&quot; 16&quot;)" office:value-type="string" office:string-value="FE FE 05 A2 06 CD 74 16" calcext:value-type="string">
            <text:p>FE FE 05 A2 06 CD 74 16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(&quot;FE FE 05 A2 &quot;&amp;LEFT(DEC2HEX([.A1743]; 4);2)&amp;&quot; &quot;&amp;RIGHT(DEC2HEX([.A1743]; 4);2)&amp;&quot; &quot;&amp;(RIGHT(DEC2HEX(HEX2DEC(&quot;05&quot;)+HEX2DEC(&quot;A2&quot;)+HEX2DEC(DEC2HEX([.A1743]; 4));4); 2))&amp;&quot; 16&quot;)" office:value-type="string" office:string-value="FE FE 05 A2 06 CE 75 16" calcext:value-type="string">
            <text:p>FE FE 05 A2 06 CE 75 16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(&quot;FE FE 05 A2 &quot;&amp;LEFT(DEC2HEX([.A1744]; 4);2)&amp;&quot; &quot;&amp;RIGHT(DEC2HEX([.A1744]; 4);2)&amp;&quot; &quot;&amp;(RIGHT(DEC2HEX(HEX2DEC(&quot;05&quot;)+HEX2DEC(&quot;A2&quot;)+HEX2DEC(DEC2HEX([.A1744]; 4));4); 2))&amp;&quot; 16&quot;)" office:value-type="string" office:string-value="FE FE 05 A2 06 CF 76 16" calcext:value-type="string">
            <text:p>FE FE 05 A2 06 CF 76 1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(&quot;FE FE 05 A2 &quot;&amp;LEFT(DEC2HEX([.A1745]; 4);2)&amp;&quot; &quot;&amp;RIGHT(DEC2HEX([.A1745]; 4);2)&amp;&quot; &quot;&amp;(RIGHT(DEC2HEX(HEX2DEC(&quot;05&quot;)+HEX2DEC(&quot;A2&quot;)+HEX2DEC(DEC2HEX([.A1745]; 4));4); 2))&amp;&quot; 16&quot;)" office:value-type="string" office:string-value="FE FE 05 A2 06 D0 77 16" calcext:value-type="string">
            <text:p>FE FE 05 A2 06 D0 77 1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(&quot;FE FE 05 A2 &quot;&amp;LEFT(DEC2HEX([.A1746]; 4);2)&amp;&quot; &quot;&amp;RIGHT(DEC2HEX([.A1746]; 4);2)&amp;&quot; &quot;&amp;(RIGHT(DEC2HEX(HEX2DEC(&quot;05&quot;)+HEX2DEC(&quot;A2&quot;)+HEX2DEC(DEC2HEX([.A1746]; 4));4); 2))&amp;&quot; 16&quot;)" office:value-type="string" office:string-value="FE FE 05 A2 06 D1 78 16" calcext:value-type="string">
            <text:p>FE FE 05 A2 06 D1 78 16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(&quot;FE FE 05 A2 &quot;&amp;LEFT(DEC2HEX([.A1747]; 4);2)&amp;&quot; &quot;&amp;RIGHT(DEC2HEX([.A1747]; 4);2)&amp;&quot; &quot;&amp;(RIGHT(DEC2HEX(HEX2DEC(&quot;05&quot;)+HEX2DEC(&quot;A2&quot;)+HEX2DEC(DEC2HEX([.A1747]; 4));4); 2))&amp;&quot; 16&quot;)" office:value-type="string" office:string-value="FE FE 05 A2 06 D2 79 16" calcext:value-type="string">
            <text:p>FE FE 05 A2 06 D2 79 1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(&quot;FE FE 05 A2 &quot;&amp;LEFT(DEC2HEX([.A1748]; 4);2)&amp;&quot; &quot;&amp;RIGHT(DEC2HEX([.A1748]; 4);2)&amp;&quot; &quot;&amp;(RIGHT(DEC2HEX(HEX2DEC(&quot;05&quot;)+HEX2DEC(&quot;A2&quot;)+HEX2DEC(DEC2HEX([.A1748]; 4));4); 2))&amp;&quot; 16&quot;)" office:value-type="string" office:string-value="FE FE 05 A2 06 D3 7A 16" calcext:value-type="string">
            <text:p>FE FE 05 A2 06 D3 7A 1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(&quot;FE FE 05 A2 &quot;&amp;LEFT(DEC2HEX([.A1749]; 4);2)&amp;&quot; &quot;&amp;RIGHT(DEC2HEX([.A1749]; 4);2)&amp;&quot; &quot;&amp;(RIGHT(DEC2HEX(HEX2DEC(&quot;05&quot;)+HEX2DEC(&quot;A2&quot;)+HEX2DEC(DEC2HEX([.A1749]; 4));4); 2))&amp;&quot; 16&quot;)" office:value-type="string" office:string-value="FE FE 05 A2 06 D4 7B 16" calcext:value-type="string">
            <text:p>FE FE 05 A2 06 D4 7B 16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(&quot;FE FE 05 A2 &quot;&amp;LEFT(DEC2HEX([.A1750]; 4);2)&amp;&quot; &quot;&amp;RIGHT(DEC2HEX([.A1750]; 4);2)&amp;&quot; &quot;&amp;(RIGHT(DEC2HEX(HEX2DEC(&quot;05&quot;)+HEX2DEC(&quot;A2&quot;)+HEX2DEC(DEC2HEX([.A1750]; 4));4); 2))&amp;&quot; 16&quot;)" office:value-type="string" office:string-value="FE FE 05 A2 06 D5 7C 16" calcext:value-type="string">
            <text:p>FE FE 05 A2 06 D5 7C 1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(&quot;FE FE 05 A2 &quot;&amp;LEFT(DEC2HEX([.A1751]; 4);2)&amp;&quot; &quot;&amp;RIGHT(DEC2HEX([.A1751]; 4);2)&amp;&quot; &quot;&amp;(RIGHT(DEC2HEX(HEX2DEC(&quot;05&quot;)+HEX2DEC(&quot;A2&quot;)+HEX2DEC(DEC2HEX([.A1751]; 4));4); 2))&amp;&quot; 16&quot;)" office:value-type="string" office:string-value="FE FE 05 A2 06 D6 7D 16" calcext:value-type="string">
            <text:p>FE FE 05 A2 06 D6 7D 1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(&quot;FE FE 05 A2 &quot;&amp;LEFT(DEC2HEX([.A1752]; 4);2)&amp;&quot; &quot;&amp;RIGHT(DEC2HEX([.A1752]; 4);2)&amp;&quot; &quot;&amp;(RIGHT(DEC2HEX(HEX2DEC(&quot;05&quot;)+HEX2DEC(&quot;A2&quot;)+HEX2DEC(DEC2HEX([.A1752]; 4));4); 2))&amp;&quot; 16&quot;)" office:value-type="string" office:string-value="FE FE 05 A2 06 D7 7E 16" calcext:value-type="string">
            <text:p>FE FE 05 A2 06 D7 7E 1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(&quot;FE FE 05 A2 &quot;&amp;LEFT(DEC2HEX([.A1753]; 4);2)&amp;&quot; &quot;&amp;RIGHT(DEC2HEX([.A1753]; 4);2)&amp;&quot; &quot;&amp;(RIGHT(DEC2HEX(HEX2DEC(&quot;05&quot;)+HEX2DEC(&quot;A2&quot;)+HEX2DEC(DEC2HEX([.A1753]; 4));4); 2))&amp;&quot; 16&quot;)" office:value-type="string" office:string-value="FE FE 05 A2 06 D8 7F 16" calcext:value-type="string">
            <text:p>FE FE 05 A2 06 D8 7F 1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(&quot;FE FE 05 A2 &quot;&amp;LEFT(DEC2HEX([.A1754]; 4);2)&amp;&quot; &quot;&amp;RIGHT(DEC2HEX([.A1754]; 4);2)&amp;&quot; &quot;&amp;(RIGHT(DEC2HEX(HEX2DEC(&quot;05&quot;)+HEX2DEC(&quot;A2&quot;)+HEX2DEC(DEC2HEX([.A1754]; 4));4); 2))&amp;&quot; 16&quot;)" office:value-type="string" office:string-value="FE FE 05 A2 06 D9 80 16" calcext:value-type="string">
            <text:p>FE FE 05 A2 06 D9 80 16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(&quot;FE FE 05 A2 &quot;&amp;LEFT(DEC2HEX([.A1755]; 4);2)&amp;&quot; &quot;&amp;RIGHT(DEC2HEX([.A1755]; 4);2)&amp;&quot; &quot;&amp;(RIGHT(DEC2HEX(HEX2DEC(&quot;05&quot;)+HEX2DEC(&quot;A2&quot;)+HEX2DEC(DEC2HEX([.A1755]; 4));4); 2))&amp;&quot; 16&quot;)" office:value-type="string" office:string-value="FE FE 05 A2 06 DA 81 16" calcext:value-type="string">
            <text:p>FE FE 05 A2 06 DA 81 1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(&quot;FE FE 05 A2 &quot;&amp;LEFT(DEC2HEX([.A1756]; 4);2)&amp;&quot; &quot;&amp;RIGHT(DEC2HEX([.A1756]; 4);2)&amp;&quot; &quot;&amp;(RIGHT(DEC2HEX(HEX2DEC(&quot;05&quot;)+HEX2DEC(&quot;A2&quot;)+HEX2DEC(DEC2HEX([.A1756]; 4));4); 2))&amp;&quot; 16&quot;)" office:value-type="string" office:string-value="FE FE 05 A2 06 DB 82 16" calcext:value-type="string">
            <text:p>FE FE 05 A2 06 DB 82 1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(&quot;FE FE 05 A2 &quot;&amp;LEFT(DEC2HEX([.A1757]; 4);2)&amp;&quot; &quot;&amp;RIGHT(DEC2HEX([.A1757]; 4);2)&amp;&quot; &quot;&amp;(RIGHT(DEC2HEX(HEX2DEC(&quot;05&quot;)+HEX2DEC(&quot;A2&quot;)+HEX2DEC(DEC2HEX([.A1757]; 4));4); 2))&amp;&quot; 16&quot;)" office:value-type="string" office:string-value="FE FE 05 A2 06 DC 83 16" calcext:value-type="string">
            <text:p>FE FE 05 A2 06 DC 83 1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(&quot;FE FE 05 A2 &quot;&amp;LEFT(DEC2HEX([.A1758]; 4);2)&amp;&quot; &quot;&amp;RIGHT(DEC2HEX([.A1758]; 4);2)&amp;&quot; &quot;&amp;(RIGHT(DEC2HEX(HEX2DEC(&quot;05&quot;)+HEX2DEC(&quot;A2&quot;)+HEX2DEC(DEC2HEX([.A1758]; 4));4); 2))&amp;&quot; 16&quot;)" office:value-type="string" office:string-value="FE FE 05 A2 06 DD 84 16" calcext:value-type="string">
            <text:p>FE FE 05 A2 06 DD 84 16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(&quot;FE FE 05 A2 &quot;&amp;LEFT(DEC2HEX([.A1759]; 4);2)&amp;&quot; &quot;&amp;RIGHT(DEC2HEX([.A1759]; 4);2)&amp;&quot; &quot;&amp;(RIGHT(DEC2HEX(HEX2DEC(&quot;05&quot;)+HEX2DEC(&quot;A2&quot;)+HEX2DEC(DEC2HEX([.A1759]; 4));4); 2))&amp;&quot; 16&quot;)" office:value-type="string" office:string-value="FE FE 05 A2 06 DE 85 16" calcext:value-type="string">
            <text:p>FE FE 05 A2 06 DE 85 16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(&quot;FE FE 05 A2 &quot;&amp;LEFT(DEC2HEX([.A1760]; 4);2)&amp;&quot; &quot;&amp;RIGHT(DEC2HEX([.A1760]; 4);2)&amp;&quot; &quot;&amp;(RIGHT(DEC2HEX(HEX2DEC(&quot;05&quot;)+HEX2DEC(&quot;A2&quot;)+HEX2DEC(DEC2HEX([.A1760]; 4));4); 2))&amp;&quot; 16&quot;)" office:value-type="string" office:string-value="FE FE 05 A2 06 DF 86 16" calcext:value-type="string">
            <text:p>FE FE 05 A2 06 DF 86 1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&quot;FE FE 05 A2 &quot;&amp;LEFT(DEC2HEX([.A1761]; 4);2)&amp;&quot; &quot;&amp;RIGHT(DEC2HEX([.A1761]; 4);2)&amp;&quot; &quot;&amp;(RIGHT(DEC2HEX(HEX2DEC(&quot;05&quot;)+HEX2DEC(&quot;A2&quot;)+HEX2DEC(DEC2HEX([.A1761]; 4));4); 2))&amp;&quot; 16&quot;)" office:value-type="string" office:string-value="FE FE 05 A2 06 E0 87 16" calcext:value-type="string">
            <text:p>FE FE 05 A2 06 E0 87 1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(&quot;FE FE 05 A2 &quot;&amp;LEFT(DEC2HEX([.A1762]; 4);2)&amp;&quot; &quot;&amp;RIGHT(DEC2HEX([.A1762]; 4);2)&amp;&quot; &quot;&amp;(RIGHT(DEC2HEX(HEX2DEC(&quot;05&quot;)+HEX2DEC(&quot;A2&quot;)+HEX2DEC(DEC2HEX([.A1762]; 4));4); 2))&amp;&quot; 16&quot;)" office:value-type="string" office:string-value="FE FE 05 A2 06 E1 88 16" calcext:value-type="string">
            <text:p>FE FE 05 A2 06 E1 88 1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(&quot;FE FE 05 A2 &quot;&amp;LEFT(DEC2HEX([.A1763]; 4);2)&amp;&quot; &quot;&amp;RIGHT(DEC2HEX([.A1763]; 4);2)&amp;&quot; &quot;&amp;(RIGHT(DEC2HEX(HEX2DEC(&quot;05&quot;)+HEX2DEC(&quot;A2&quot;)+HEX2DEC(DEC2HEX([.A1763]; 4));4); 2))&amp;&quot; 16&quot;)" office:value-type="string" office:string-value="FE FE 05 A2 06 E2 89 16" calcext:value-type="string">
            <text:p>FE FE 05 A2 06 E2 89 1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(&quot;FE FE 05 A2 &quot;&amp;LEFT(DEC2HEX([.A1764]; 4);2)&amp;&quot; &quot;&amp;RIGHT(DEC2HEX([.A1764]; 4);2)&amp;&quot; &quot;&amp;(RIGHT(DEC2HEX(HEX2DEC(&quot;05&quot;)+HEX2DEC(&quot;A2&quot;)+HEX2DEC(DEC2HEX([.A1764]; 4));4); 2))&amp;&quot; 16&quot;)" office:value-type="string" office:string-value="FE FE 05 A2 06 E3 8A 16" calcext:value-type="string">
            <text:p>FE FE 05 A2 06 E3 8A 1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(&quot;FE FE 05 A2 &quot;&amp;LEFT(DEC2HEX([.A1765]; 4);2)&amp;&quot; &quot;&amp;RIGHT(DEC2HEX([.A1765]; 4);2)&amp;&quot; &quot;&amp;(RIGHT(DEC2HEX(HEX2DEC(&quot;05&quot;)+HEX2DEC(&quot;A2&quot;)+HEX2DEC(DEC2HEX([.A1765]; 4));4); 2))&amp;&quot; 16&quot;)" office:value-type="string" office:string-value="FE FE 05 A2 06 E4 8B 16" calcext:value-type="string">
            <text:p>FE FE 05 A2 06 E4 8B 1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(&quot;FE FE 05 A2 &quot;&amp;LEFT(DEC2HEX([.A1766]; 4);2)&amp;&quot; &quot;&amp;RIGHT(DEC2HEX([.A1766]; 4);2)&amp;&quot; &quot;&amp;(RIGHT(DEC2HEX(HEX2DEC(&quot;05&quot;)+HEX2DEC(&quot;A2&quot;)+HEX2DEC(DEC2HEX([.A1766]; 4));4); 2))&amp;&quot; 16&quot;)" office:value-type="string" office:string-value="FE FE 05 A2 06 E5 8C 16" calcext:value-type="string">
            <text:p>FE FE 05 A2 06 E5 8C 1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(&quot;FE FE 05 A2 &quot;&amp;LEFT(DEC2HEX([.A1767]; 4);2)&amp;&quot; &quot;&amp;RIGHT(DEC2HEX([.A1767]; 4);2)&amp;&quot; &quot;&amp;(RIGHT(DEC2HEX(HEX2DEC(&quot;05&quot;)+HEX2DEC(&quot;A2&quot;)+HEX2DEC(DEC2HEX([.A1767]; 4));4); 2))&amp;&quot; 16&quot;)" office:value-type="string" office:string-value="FE FE 05 A2 06 E6 8D 16" calcext:value-type="string">
            <text:p>FE FE 05 A2 06 E6 8D 1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(&quot;FE FE 05 A2 &quot;&amp;LEFT(DEC2HEX([.A1768]; 4);2)&amp;&quot; &quot;&amp;RIGHT(DEC2HEX([.A1768]; 4);2)&amp;&quot; &quot;&amp;(RIGHT(DEC2HEX(HEX2DEC(&quot;05&quot;)+HEX2DEC(&quot;A2&quot;)+HEX2DEC(DEC2HEX([.A1768]; 4));4); 2))&amp;&quot; 16&quot;)" office:value-type="string" office:string-value="FE FE 05 A2 06 E7 8E 16" calcext:value-type="string">
            <text:p>FE FE 05 A2 06 E7 8E 16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(&quot;FE FE 05 A2 &quot;&amp;LEFT(DEC2HEX([.A1769]; 4);2)&amp;&quot; &quot;&amp;RIGHT(DEC2HEX([.A1769]; 4);2)&amp;&quot; &quot;&amp;(RIGHT(DEC2HEX(HEX2DEC(&quot;05&quot;)+HEX2DEC(&quot;A2&quot;)+HEX2DEC(DEC2HEX([.A1769]; 4));4); 2))&amp;&quot; 16&quot;)" office:value-type="string" office:string-value="FE FE 05 A2 06 E8 8F 16" calcext:value-type="string">
            <text:p>FE FE 05 A2 06 E8 8F 1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(&quot;FE FE 05 A2 &quot;&amp;LEFT(DEC2HEX([.A1770]; 4);2)&amp;&quot; &quot;&amp;RIGHT(DEC2HEX([.A1770]; 4);2)&amp;&quot; &quot;&amp;(RIGHT(DEC2HEX(HEX2DEC(&quot;05&quot;)+HEX2DEC(&quot;A2&quot;)+HEX2DEC(DEC2HEX([.A1770]; 4));4); 2))&amp;&quot; 16&quot;)" office:value-type="string" office:string-value="FE FE 05 A2 06 E9 90 16" calcext:value-type="string">
            <text:p>FE FE 05 A2 06 E9 90 1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(&quot;FE FE 05 A2 &quot;&amp;LEFT(DEC2HEX([.A1771]; 4);2)&amp;&quot; &quot;&amp;RIGHT(DEC2HEX([.A1771]; 4);2)&amp;&quot; &quot;&amp;(RIGHT(DEC2HEX(HEX2DEC(&quot;05&quot;)+HEX2DEC(&quot;A2&quot;)+HEX2DEC(DEC2HEX([.A1771]; 4));4); 2))&amp;&quot; 16&quot;)" office:value-type="string" office:string-value="FE FE 05 A2 06 EA 91 16" calcext:value-type="string">
            <text:p>FE FE 05 A2 06 EA 91 1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(&quot;FE FE 05 A2 &quot;&amp;LEFT(DEC2HEX([.A1772]; 4);2)&amp;&quot; &quot;&amp;RIGHT(DEC2HEX([.A1772]; 4);2)&amp;&quot; &quot;&amp;(RIGHT(DEC2HEX(HEX2DEC(&quot;05&quot;)+HEX2DEC(&quot;A2&quot;)+HEX2DEC(DEC2HEX([.A1772]; 4));4); 2))&amp;&quot; 16&quot;)" office:value-type="string" office:string-value="FE FE 05 A2 06 EB 92 16" calcext:value-type="string">
            <text:p>FE FE 05 A2 06 EB 92 1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(&quot;FE FE 05 A2 &quot;&amp;LEFT(DEC2HEX([.A1773]; 4);2)&amp;&quot; &quot;&amp;RIGHT(DEC2HEX([.A1773]; 4);2)&amp;&quot; &quot;&amp;(RIGHT(DEC2HEX(HEX2DEC(&quot;05&quot;)+HEX2DEC(&quot;A2&quot;)+HEX2DEC(DEC2HEX([.A1773]; 4));4); 2))&amp;&quot; 16&quot;)" office:value-type="string" office:string-value="FE FE 05 A2 06 EC 93 16" calcext:value-type="string">
            <text:p>FE FE 05 A2 06 EC 93 1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(&quot;FE FE 05 A2 &quot;&amp;LEFT(DEC2HEX([.A1774]; 4);2)&amp;&quot; &quot;&amp;RIGHT(DEC2HEX([.A1774]; 4);2)&amp;&quot; &quot;&amp;(RIGHT(DEC2HEX(HEX2DEC(&quot;05&quot;)+HEX2DEC(&quot;A2&quot;)+HEX2DEC(DEC2HEX([.A1774]; 4));4); 2))&amp;&quot; 16&quot;)" office:value-type="string" office:string-value="FE FE 05 A2 06 ED 94 16" calcext:value-type="string">
            <text:p>FE FE 05 A2 06 ED 94 1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(&quot;FE FE 05 A2 &quot;&amp;LEFT(DEC2HEX([.A1775]; 4);2)&amp;&quot; &quot;&amp;RIGHT(DEC2HEX([.A1775]; 4);2)&amp;&quot; &quot;&amp;(RIGHT(DEC2HEX(HEX2DEC(&quot;05&quot;)+HEX2DEC(&quot;A2&quot;)+HEX2DEC(DEC2HEX([.A1775]; 4));4); 2))&amp;&quot; 16&quot;)" office:value-type="string" office:string-value="FE FE 05 A2 06 EE 95 16" calcext:value-type="string">
            <text:p>FE FE 05 A2 06 EE 95 1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(&quot;FE FE 05 A2 &quot;&amp;LEFT(DEC2HEX([.A1776]; 4);2)&amp;&quot; &quot;&amp;RIGHT(DEC2HEX([.A1776]; 4);2)&amp;&quot; &quot;&amp;(RIGHT(DEC2HEX(HEX2DEC(&quot;05&quot;)+HEX2DEC(&quot;A2&quot;)+HEX2DEC(DEC2HEX([.A1776]; 4));4); 2))&amp;&quot; 16&quot;)" office:value-type="string" office:string-value="FE FE 05 A2 06 EF 96 16" calcext:value-type="string">
            <text:p>FE FE 05 A2 06 EF 96 1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(&quot;FE FE 05 A2 &quot;&amp;LEFT(DEC2HEX([.A1777]; 4);2)&amp;&quot; &quot;&amp;RIGHT(DEC2HEX([.A1777]; 4);2)&amp;&quot; &quot;&amp;(RIGHT(DEC2HEX(HEX2DEC(&quot;05&quot;)+HEX2DEC(&quot;A2&quot;)+HEX2DEC(DEC2HEX([.A1777]; 4));4); 2))&amp;&quot; 16&quot;)" office:value-type="string" office:string-value="FE FE 05 A2 06 F0 97 16" calcext:value-type="string">
            <text:p>FE FE 05 A2 06 F0 97 16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(&quot;FE FE 05 A2 &quot;&amp;LEFT(DEC2HEX([.A1778]; 4);2)&amp;&quot; &quot;&amp;RIGHT(DEC2HEX([.A1778]; 4);2)&amp;&quot; &quot;&amp;(RIGHT(DEC2HEX(HEX2DEC(&quot;05&quot;)+HEX2DEC(&quot;A2&quot;)+HEX2DEC(DEC2HEX([.A1778]; 4));4); 2))&amp;&quot; 16&quot;)" office:value-type="string" office:string-value="FE FE 05 A2 06 F1 98 16" calcext:value-type="string">
            <text:p>FE FE 05 A2 06 F1 98 1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(&quot;FE FE 05 A2 &quot;&amp;LEFT(DEC2HEX([.A1779]; 4);2)&amp;&quot; &quot;&amp;RIGHT(DEC2HEX([.A1779]; 4);2)&amp;&quot; &quot;&amp;(RIGHT(DEC2HEX(HEX2DEC(&quot;05&quot;)+HEX2DEC(&quot;A2&quot;)+HEX2DEC(DEC2HEX([.A1779]; 4));4); 2))&amp;&quot; 16&quot;)" office:value-type="string" office:string-value="FE FE 05 A2 06 F2 99 16" calcext:value-type="string">
            <text:p>FE FE 05 A2 06 F2 99 1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(&quot;FE FE 05 A2 &quot;&amp;LEFT(DEC2HEX([.A1780]; 4);2)&amp;&quot; &quot;&amp;RIGHT(DEC2HEX([.A1780]; 4);2)&amp;&quot; &quot;&amp;(RIGHT(DEC2HEX(HEX2DEC(&quot;05&quot;)+HEX2DEC(&quot;A2&quot;)+HEX2DEC(DEC2HEX([.A1780]; 4));4); 2))&amp;&quot; 16&quot;)" office:value-type="string" office:string-value="FE FE 05 A2 06 F3 9A 16" calcext:value-type="string">
            <text:p>FE FE 05 A2 06 F3 9A 1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(&quot;FE FE 05 A2 &quot;&amp;LEFT(DEC2HEX([.A1781]; 4);2)&amp;&quot; &quot;&amp;RIGHT(DEC2HEX([.A1781]; 4);2)&amp;&quot; &quot;&amp;(RIGHT(DEC2HEX(HEX2DEC(&quot;05&quot;)+HEX2DEC(&quot;A2&quot;)+HEX2DEC(DEC2HEX([.A1781]; 4));4); 2))&amp;&quot; 16&quot;)" office:value-type="string" office:string-value="FE FE 05 A2 06 F4 9B 16" calcext:value-type="string">
            <text:p>FE FE 05 A2 06 F4 9B 1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(&quot;FE FE 05 A2 &quot;&amp;LEFT(DEC2HEX([.A1782]; 4);2)&amp;&quot; &quot;&amp;RIGHT(DEC2HEX([.A1782]; 4);2)&amp;&quot; &quot;&amp;(RIGHT(DEC2HEX(HEX2DEC(&quot;05&quot;)+HEX2DEC(&quot;A2&quot;)+HEX2DEC(DEC2HEX([.A1782]; 4));4); 2))&amp;&quot; 16&quot;)" office:value-type="string" office:string-value="FE FE 05 A2 06 F5 9C 16" calcext:value-type="string">
            <text:p>FE FE 05 A2 06 F5 9C 1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(&quot;FE FE 05 A2 &quot;&amp;LEFT(DEC2HEX([.A1783]; 4);2)&amp;&quot; &quot;&amp;RIGHT(DEC2HEX([.A1783]; 4);2)&amp;&quot; &quot;&amp;(RIGHT(DEC2HEX(HEX2DEC(&quot;05&quot;)+HEX2DEC(&quot;A2&quot;)+HEX2DEC(DEC2HEX([.A1783]; 4));4); 2))&amp;&quot; 16&quot;)" office:value-type="string" office:string-value="FE FE 05 A2 06 F6 9D 16" calcext:value-type="string">
            <text:p>FE FE 05 A2 06 F6 9D 1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(&quot;FE FE 05 A2 &quot;&amp;LEFT(DEC2HEX([.A1784]; 4);2)&amp;&quot; &quot;&amp;RIGHT(DEC2HEX([.A1784]; 4);2)&amp;&quot; &quot;&amp;(RIGHT(DEC2HEX(HEX2DEC(&quot;05&quot;)+HEX2DEC(&quot;A2&quot;)+HEX2DEC(DEC2HEX([.A1784]; 4));4); 2))&amp;&quot; 16&quot;)" office:value-type="string" office:string-value="FE FE 05 A2 06 F7 9E 16" calcext:value-type="string">
            <text:p>FE FE 05 A2 06 F7 9E 1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(&quot;FE FE 05 A2 &quot;&amp;LEFT(DEC2HEX([.A1785]; 4);2)&amp;&quot; &quot;&amp;RIGHT(DEC2HEX([.A1785]; 4);2)&amp;&quot; &quot;&amp;(RIGHT(DEC2HEX(HEX2DEC(&quot;05&quot;)+HEX2DEC(&quot;A2&quot;)+HEX2DEC(DEC2HEX([.A1785]; 4));4); 2))&amp;&quot; 16&quot;)" office:value-type="string" office:string-value="FE FE 05 A2 06 F8 9F 16" calcext:value-type="string">
            <text:p>FE FE 05 A2 06 F8 9F 1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(&quot;FE FE 05 A2 &quot;&amp;LEFT(DEC2HEX([.A1786]; 4);2)&amp;&quot; &quot;&amp;RIGHT(DEC2HEX([.A1786]; 4);2)&amp;&quot; &quot;&amp;(RIGHT(DEC2HEX(HEX2DEC(&quot;05&quot;)+HEX2DEC(&quot;A2&quot;)+HEX2DEC(DEC2HEX([.A1786]; 4));4); 2))&amp;&quot; 16&quot;)" office:value-type="string" office:string-value="FE FE 05 A2 06 F9 A0 16" calcext:value-type="string">
            <text:p>FE FE 05 A2 06 F9 A0 1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(&quot;FE FE 05 A2 &quot;&amp;LEFT(DEC2HEX([.A1787]; 4);2)&amp;&quot; &quot;&amp;RIGHT(DEC2HEX([.A1787]; 4);2)&amp;&quot; &quot;&amp;(RIGHT(DEC2HEX(HEX2DEC(&quot;05&quot;)+HEX2DEC(&quot;A2&quot;)+HEX2DEC(DEC2HEX([.A1787]; 4));4); 2))&amp;&quot; 16&quot;)" office:value-type="string" office:string-value="FE FE 05 A2 06 FA A1 16" calcext:value-type="string">
            <text:p>FE FE 05 A2 06 FA A1 1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(&quot;FE FE 05 A2 &quot;&amp;LEFT(DEC2HEX([.A1788]; 4);2)&amp;&quot; &quot;&amp;RIGHT(DEC2HEX([.A1788]; 4);2)&amp;&quot; &quot;&amp;(RIGHT(DEC2HEX(HEX2DEC(&quot;05&quot;)+HEX2DEC(&quot;A2&quot;)+HEX2DEC(DEC2HEX([.A1788]; 4));4); 2))&amp;&quot; 16&quot;)" office:value-type="string" office:string-value="FE FE 05 A2 06 FB A2 16" calcext:value-type="string">
            <text:p>FE FE 05 A2 06 FB A2 16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(&quot;FE FE 05 A2 &quot;&amp;LEFT(DEC2HEX([.A1789]; 4);2)&amp;&quot; &quot;&amp;RIGHT(DEC2HEX([.A1789]; 4);2)&amp;&quot; &quot;&amp;(RIGHT(DEC2HEX(HEX2DEC(&quot;05&quot;)+HEX2DEC(&quot;A2&quot;)+HEX2DEC(DEC2HEX([.A1789]; 4));4); 2))&amp;&quot; 16&quot;)" office:value-type="string" office:string-value="FE FE 05 A2 06 FC A3 16" calcext:value-type="string">
            <text:p>FE FE 05 A2 06 FC A3 1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(&quot;FE FE 05 A2 &quot;&amp;LEFT(DEC2HEX([.A1790]; 4);2)&amp;&quot; &quot;&amp;RIGHT(DEC2HEX([.A1790]; 4);2)&amp;&quot; &quot;&amp;(RIGHT(DEC2HEX(HEX2DEC(&quot;05&quot;)+HEX2DEC(&quot;A2&quot;)+HEX2DEC(DEC2HEX([.A1790]; 4));4); 2))&amp;&quot; 16&quot;)" office:value-type="string" office:string-value="FE FE 05 A2 06 FD A4 16" calcext:value-type="string">
            <text:p>FE FE 05 A2 06 FD A4 1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(&quot;FE FE 05 A2 &quot;&amp;LEFT(DEC2HEX([.A1791]; 4);2)&amp;&quot; &quot;&amp;RIGHT(DEC2HEX([.A1791]; 4);2)&amp;&quot; &quot;&amp;(RIGHT(DEC2HEX(HEX2DEC(&quot;05&quot;)+HEX2DEC(&quot;A2&quot;)+HEX2DEC(DEC2HEX([.A1791]; 4));4); 2))&amp;&quot; 16&quot;)" office:value-type="string" office:string-value="FE FE 05 A2 06 FE A5 16" calcext:value-type="string">
            <text:p>FE FE 05 A2 06 FE A5 1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(&quot;FE FE 05 A2 &quot;&amp;LEFT(DEC2HEX([.A1792]; 4);2)&amp;&quot; &quot;&amp;RIGHT(DEC2HEX([.A1792]; 4);2)&amp;&quot; &quot;&amp;(RIGHT(DEC2HEX(HEX2DEC(&quot;05&quot;)+HEX2DEC(&quot;A2&quot;)+HEX2DEC(DEC2HEX([.A1792]; 4));4); 2))&amp;&quot; 16&quot;)" office:value-type="string" office:string-value="FE FE 05 A2 06 FF A6 16" calcext:value-type="string">
            <text:p>FE FE 05 A2 06 FF A6 1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&quot;FE FE 05 A2 &quot;&amp;LEFT(DEC2HEX([.A1793]; 4);2)&amp;&quot; &quot;&amp;RIGHT(DEC2HEX([.A1793]; 4);2)&amp;&quot; &quot;&amp;(RIGHT(DEC2HEX(HEX2DEC(&quot;05&quot;)+HEX2DEC(&quot;A2&quot;)+HEX2DEC(DEC2HEX([.A1793]; 4));4); 2))&amp;&quot; 16&quot;)" office:value-type="string" office:string-value="FE FE 05 A2 07 00 A7 16" calcext:value-type="string">
            <text:p>FE FE 05 A2 07 00 A7 1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(&quot;FE FE 05 A2 &quot;&amp;LEFT(DEC2HEX([.A1794]; 4);2)&amp;&quot; &quot;&amp;RIGHT(DEC2HEX([.A1794]; 4);2)&amp;&quot; &quot;&amp;(RIGHT(DEC2HEX(HEX2DEC(&quot;05&quot;)+HEX2DEC(&quot;A2&quot;)+HEX2DEC(DEC2HEX([.A1794]; 4));4); 2))&amp;&quot; 16&quot;)" office:value-type="string" office:string-value="FE FE 05 A2 07 01 A8 16" calcext:value-type="string">
            <text:p>FE FE 05 A2 07 01 A8 1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(&quot;FE FE 05 A2 &quot;&amp;LEFT(DEC2HEX([.A1795]; 4);2)&amp;&quot; &quot;&amp;RIGHT(DEC2HEX([.A1795]; 4);2)&amp;&quot; &quot;&amp;(RIGHT(DEC2HEX(HEX2DEC(&quot;05&quot;)+HEX2DEC(&quot;A2&quot;)+HEX2DEC(DEC2HEX([.A1795]; 4));4); 2))&amp;&quot; 16&quot;)" office:value-type="string" office:string-value="FE FE 05 A2 07 02 A9 16" calcext:value-type="string">
            <text:p>FE FE 05 A2 07 02 A9 1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(&quot;FE FE 05 A2 &quot;&amp;LEFT(DEC2HEX([.A1796]; 4);2)&amp;&quot; &quot;&amp;RIGHT(DEC2HEX([.A1796]; 4);2)&amp;&quot; &quot;&amp;(RIGHT(DEC2HEX(HEX2DEC(&quot;05&quot;)+HEX2DEC(&quot;A2&quot;)+HEX2DEC(DEC2HEX([.A1796]; 4));4); 2))&amp;&quot; 16&quot;)" office:value-type="string" office:string-value="FE FE 05 A2 07 03 AA 16" calcext:value-type="string">
            <text:p>FE FE 05 A2 07 03 AA 1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(&quot;FE FE 05 A2 &quot;&amp;LEFT(DEC2HEX([.A1797]; 4);2)&amp;&quot; &quot;&amp;RIGHT(DEC2HEX([.A1797]; 4);2)&amp;&quot; &quot;&amp;(RIGHT(DEC2HEX(HEX2DEC(&quot;05&quot;)+HEX2DEC(&quot;A2&quot;)+HEX2DEC(DEC2HEX([.A1797]; 4));4); 2))&amp;&quot; 16&quot;)" office:value-type="string" office:string-value="FE FE 05 A2 07 04 AB 16" calcext:value-type="string">
            <text:p>FE FE 05 A2 07 04 AB 1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(&quot;FE FE 05 A2 &quot;&amp;LEFT(DEC2HEX([.A1798]; 4);2)&amp;&quot; &quot;&amp;RIGHT(DEC2HEX([.A1798]; 4);2)&amp;&quot; &quot;&amp;(RIGHT(DEC2HEX(HEX2DEC(&quot;05&quot;)+HEX2DEC(&quot;A2&quot;)+HEX2DEC(DEC2HEX([.A1798]; 4));4); 2))&amp;&quot; 16&quot;)" office:value-type="string" office:string-value="FE FE 05 A2 07 05 AC 16" calcext:value-type="string">
            <text:p>FE FE 05 A2 07 05 AC 1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(&quot;FE FE 05 A2 &quot;&amp;LEFT(DEC2HEX([.A1799]; 4);2)&amp;&quot; &quot;&amp;RIGHT(DEC2HEX([.A1799]; 4);2)&amp;&quot; &quot;&amp;(RIGHT(DEC2HEX(HEX2DEC(&quot;05&quot;)+HEX2DEC(&quot;A2&quot;)+HEX2DEC(DEC2HEX([.A1799]; 4));4); 2))&amp;&quot; 16&quot;)" office:value-type="string" office:string-value="FE FE 05 A2 07 06 AD 16" calcext:value-type="string">
            <text:p>FE FE 05 A2 07 06 AD 1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(&quot;FE FE 05 A2 &quot;&amp;LEFT(DEC2HEX([.A1800]; 4);2)&amp;&quot; &quot;&amp;RIGHT(DEC2HEX([.A1800]; 4);2)&amp;&quot; &quot;&amp;(RIGHT(DEC2HEX(HEX2DEC(&quot;05&quot;)+HEX2DEC(&quot;A2&quot;)+HEX2DEC(DEC2HEX([.A1800]; 4));4); 2))&amp;&quot; 16&quot;)" office:value-type="string" office:string-value="FE FE 05 A2 07 07 AE 16" calcext:value-type="string">
            <text:p>FE FE 05 A2 07 07 AE 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6:23:43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5:10:56.026000000</meta:creation-date>
    <dc:date>2020-12-17T16:30:59.901000000</dc:date>
    <meta:editing-duration>PT8M3S</meta:editing-duration>
    <meta:editing-cycles>3</meta:editing-cycles>
    <meta:generator>LibreOffice/6.4.4.2$Windows_X86_64 LibreOffice_project/3d775be2011f3886db32dfd395a6a6d1ca2630ff</meta:generator>
    <meta:document-statistic meta:table-count="3" meta:cell-count="10800" meta:object-count="0"/>
  </office:meta>
</office:document-meta>
</file>